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3"/>
  </office:automatic-styles>
  <office:body>
    <office:spreadsheet>
      <table:table table:name="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Fitnesz [-]</text:p>
          </table:table-cell>
          <table:table-cell office:value-type="string">
            <text:p>Vonóerő [N]</text:p>
          </table:table-cell>
          <table:table-cell office:value-type="string">
            <text:p>Vonóerő relatív hibája [-]</text:p>
          </table:table-cell>
          <table:table-cell office:value-type="string">
            <text:p>Felszínprofilok átlagos távolsága [mm]</text:p>
          </table:table-cell>
          <table:table-cell office:value-type="string">
            <text:p>Koordinációs szám [-]</text:p>
          </table:table-cell>
          <table:table-cell office:value-type="string">
            <text:p>Elemek közötti súrlódási szög [°]</text:p>
          </table:table-cell>
          <table:table-cell office:value-type="string">
            <text:p>Normálirányú kohézió [Pa]</text:p>
          </table:table-cell>
          <table:table-cell office:value-type="string">
            <text:p>Elemek közötti gördülési és csavarási súrlódási tényező [-]</text:p>
          </table:table-cell>
          <table:table-cell office:value-type="string">
            <text:p>Clump paraméter [%]</text:p>
          </table:table-cell>
          <table:table-cell/>
          <table:table-cell office:value-type="string">
            <text:p>Fizikai mérés alapadatok</text:p>
          </table:table-cell>
          <table:table-cell office:value-type="string">
            <text:p>Talaj nedvességtartalma [V/V%]</text:p>
          </table:table-cell>
          <table:table-cell office:value-type="string">
            <text:p>Átlagos Sebesség [km/h]</text:p>
          </table:table-cell>
          <table:table-cell office:value-type="string">
            <text:p>Átlagos vonóerő [N]</text:p>
          </table:table-cell>
        </table:table-row>
        <table:table-row table:style-name="ro1">
          <table:table-cell office:value-type="string">
            <text:p>20230910T114150p6345</text:p>
          </table:table-cell>
          <table:table-cell table:style-name="ce1" table:formula="of:=1/([.D2]*0.7+[.E2]/100*0.3)" office:value-type="float" office:value="1.45681535972665">
            <text:p>1.46</text:p>
          </table:table-cell>
          <table:table-cell office:value-type="float" office:value="551.114554112502">
            <text:p>551</text:p>
          </table:table-cell>
          <table:table-cell table:style-name="ce3" table:formula="of:=(ABS([.C2]-[.$O$2]))/[.C2]" office:value-type="float" office:value="0.760069649334626">
            <text:p>0.760</text:p>
          </table:table-cell>
          <table:table-cell table:style-name="ce1" office:value-type="float" office:value="51.4600107624">
            <text:p>51.46</text:p>
          </table:table-cell>
          <table:table-cell table:style-name="ce1" office:value-type="float" office:value="10.1864161849711">
            <text:p>10.19</text:p>
          </table:table-cell>
          <table:table-cell table:style-name="ce1" office:value-type="float" office:value="23.1083811511499">
            <text:p>23.11</text:p>
          </table:table-cell>
          <table:table-cell table:style-name="ce2" office:value-type="float" office:value="182357.570571663">
            <text:p>182358</text:p>
          </table:table-cell>
          <table:table-cell table:style-name="ce3" office:value-type="float" office:value="0.325412202584363">
            <text:p>0.325</text:p>
          </table:table-cell>
          <table:table-cell table:style-name="ce1" office:value-type="float" office:value="61.8074390212376">
            <text:p>61.81</text:p>
          </table:table-cell>
          <table:table-cell table:number-columns-repeated="2"/>
          <table:table-cell office:value-type="float" office:value="6.6">
            <text:p>6.6</text:p>
          </table:table-cell>
          <table:table-cell office:value-type="float" office:value="5.6">
            <text:p>5.6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string">
            <text:p>20230910T114007p4326</text:p>
          </table:table-cell>
          <table:table-cell table:style-name="ce1" table:formula="of:=1/([.D3]*0.7+[.E3]/100*0.3)" office:value-type="float" office:value="1.4164244663707">
            <text:p>1.42</text:p>
          </table:table-cell>
          <table:table-cell office:value-type="float" office:value="590.289960772671">
            <text:p>590</text:p>
          </table:table-cell>
          <table:table-cell table:style-name="ce3" table:formula="of:=(ABS([.C3]-[.$O$2]))/[.C3]" office:value-type="float" office:value="0.643260201698671">
            <text:p>0.643</text:p>
          </table:table-cell>
          <table:table-cell table:style-name="ce1" office:value-type="float" office:value="85.2403045014">
            <text:p>85.24</text:p>
          </table:table-cell>
          <table:table-cell table:style-name="ce1" office:value-type="float" office:value="4.66074838709677">
            <text:p>4.66</text:p>
          </table:table-cell>
          <table:table-cell table:style-name="ce1" office:value-type="float" office:value="10.2110294109564">
            <text:p>10.21</text:p>
          </table:table-cell>
          <table:table-cell table:style-name="ce2" office:value-type="float" office:value="182240.458219392">
            <text:p>182240</text:p>
          </table:table-cell>
          <table:table-cell table:style-name="ce3" office:value-type="float" office:value="0.097689259098994">
            <text:p>0.098</text:p>
          </table:table-cell>
          <table:table-cell table:style-name="ce1" office:value-type="float" office:value="72.2228503606506">
            <text:p>72.22</text:p>
          </table:table-cell>
          <table:table-cell table:number-columns-repeated="5"/>
        </table:table-row>
        <table:table-row table:style-name="ro1">
          <table:table-cell office:value-type="string">
            <text:p>20230910T114111p5502</text:p>
          </table:table-cell>
          <table:table-cell table:style-name="ce1" table:formula="of:=1/([.D4]*0.7+[.E4]/100*0.3)" office:value-type="float" office:value="1.28765048895369">
            <text:p>1.29</text:p>
          </table:table-cell>
          <table:table-cell office:value-type="float" office:value="635.413008814407">
            <text:p>635</text:p>
          </table:table-cell>
          <table:table-cell table:style-name="ce3" table:formula="of:=(ABS([.C4]-[.$O$2]))/[.C4]" office:value-type="float" office:value="0.52656616491042">
            <text:p>0.527</text:p>
          </table:table-cell>
          <table:table-cell table:style-name="ce1" office:value-type="float" office:value="136.0039800416">
            <text:p>136.00</text:p>
          </table:table-cell>
          <table:table-cell table:style-name="ce1" office:value-type="float" office:value="14.1044075144509">
            <text:p>14.10</text:p>
          </table:table-cell>
          <table:table-cell table:style-name="ce1" office:value-type="float" office:value="35.3488725297374">
            <text:p>35.35</text:p>
          </table:table-cell>
          <table:table-cell table:style-name="ce2" office:value-type="float" office:value="159299.8354981">
            <text:p>159300</text:p>
          </table:table-cell>
          <table:table-cell table:style-name="ce3" office:value-type="float" office:value="0.354323980671352">
            <text:p>0.354</text:p>
          </table:table-cell>
          <table:table-cell table:style-name="ce1" office:value-type="float" office:value="34.7455876105979">
            <text:p>34.75</text:p>
          </table:table-cell>
          <table:table-cell table:number-columns-repeated="5"/>
        </table:table-row>
        <table:table-row table:style-name="ro1">
          <table:table-cell office:value-type="string">
            <text:p>20230910T114123p5758</text:p>
          </table:table-cell>
          <table:table-cell table:style-name="ce1" table:formula="of:=1/([.D5]*0.7+[.E5]/100*0.3)" office:value-type="float" office:value="2.65844079427888">
            <text:p>2.66</text:p>
          </table:table-cell>
          <table:table-cell office:value-type="float" office:value="804.224104704454">
            <text:p>804</text:p>
          </table:table-cell>
          <table:table-cell table:style-name="ce3" table:formula="of:=(ABS([.C5]-[.$O$2]))/[.C5]" office:value-type="float" office:value="0.206131467989843">
            <text:p>0.206</text:p>
          </table:table-cell>
          <table:table-cell table:style-name="ce1" office:value-type="float" office:value="77.289438341">
            <text:p>77.29</text:p>
          </table:table-cell>
          <table:table-cell table:style-name="ce1" office:value-type="float" office:value="10.4560452793834">
            <text:p>10.46</text:p>
          </table:table-cell>
          <table:table-cell table:style-name="ce1" office:value-type="float" office:value="20.059676229536">
            <text:p>20.06</text:p>
          </table:table-cell>
          <table:table-cell table:style-name="ce2" office:value-type="float" office:value="167499.04652708">
            <text:p>167499</text:p>
          </table:table-cell>
          <table:table-cell table:style-name="ce3" office:value-type="float" office:value="0.133177805625722">
            <text:p>0.133</text:p>
          </table:table-cell>
          <table:table-cell table:style-name="ce1" office:value-type="float" office:value="82.5927026242483">
            <text:p>82.59</text:p>
          </table:table-cell>
          <table:table-cell table:number-columns-repeated="5"/>
        </table:table-row>
        <table:table-row table:style-name="ro1">
          <table:table-cell office:value-type="string">
            <text:p>20230910T114044p4957</text:p>
          </table:table-cell>
          <table:table-cell table:style-name="ce1" table:formula="of:=1/([.D6]*0.7+[.E6]/100*0.3)" office:value-type="float" office:value="0.68876372599468">
            <text:p>0.69</text:p>
          </table:table-cell>
          <table:table-cell office:value-type="float" office:value="328.467996315664">
            <text:p>328</text:p>
          </table:table-cell>
          <table:table-cell table:style-name="ce3" table:formula="of:=(ABS([.C6]-[.$O$2]))/[.C6]" office:value-type="float" office:value="1.95310353179069">
            <text:p>1.953</text:p>
          </table:table-cell>
          <table:table-cell table:style-name="ce1" office:value-type="float" office:value="28.2347398832">
            <text:p>28.23</text:p>
          </table:table-cell>
          <table:table-cell table:style-name="ce1" office:value-type="float" office:value="5.36360416877466">
            <text:p>5.36</text:p>
          </table:table-cell>
          <table:table-cell table:style-name="ce1" office:value-type="float" office:value="15.2545508698194">
            <text:p>15.25</text:p>
          </table:table-cell>
          <table:table-cell table:style-name="ce2" office:value-type="float" office:value="180310.826680719">
            <text:p>180311</text:p>
          </table:table-cell>
          <table:table-cell table:style-name="ce3" office:value-type="float" office:value="0.37034343872315">
            <text:p>0.370</text:p>
          </table:table-cell>
          <table:table-cell table:style-name="ce1" office:value-type="float" office:value="51.2793503381944">
            <text:p>51.28</text:p>
          </table:table-cell>
          <table:table-cell table:number-columns-repeated="5"/>
        </table:table-row>
        <table:table-row table:style-name="ro1">
          <table:table-cell office:value-type="string">
            <text:p>20230910T114120p5704</text:p>
          </table:table-cell>
          <table:table-cell table:style-name="ce1" table:formula="of:=1/([.D7]*0.7+[.E7]/100*0.3)" office:value-type="float" office:value="0.930149421339742">
            <text:p>0.93</text:p>
          </table:table-cell>
          <table:table-cell office:value-type="float" office:value="404.52171926752">
            <text:p>405</text:p>
          </table:table-cell>
          <table:table-cell table:style-name="ce3" table:formula="of:=(ABS([.C7]-[.$O$2]))/[.C7]" office:value-type="float" office:value="1.39789349693364">
            <text:p>1.398</text:p>
          </table:table-cell>
          <table:table-cell table:style-name="ce1" office:value-type="float" office:value="32.1902118993">
            <text:p>32.19</text:p>
          </table:table-cell>
          <table:table-cell table:style-name="ce1" office:value-type="float" office:value="12.6023603082852">
            <text:p>12.60</text:p>
          </table:table-cell>
          <table:table-cell table:style-name="ce1" office:value-type="float" office:value="19.019474700449">
            <text:p>19.02</text:p>
          </table:table-cell>
          <table:table-cell table:style-name="ce2" office:value-type="float" office:value="165690.719122131">
            <text:p>165691</text:p>
          </table:table-cell>
          <table:table-cell table:style-name="ce3" office:value-type="float" office:value="0.135203865013322">
            <text:p>0.135</text:p>
          </table:table-cell>
          <table:table-cell table:style-name="ce1" office:value-type="float" office:value="61.1953111361918">
            <text:p>61.20</text:p>
          </table:table-cell>
          <table:table-cell table:number-columns-repeated="5"/>
        </table:table-row>
        <table:table-row table:style-name="ro1">
          <table:table-cell office:value-type="string">
            <text:p>20230910T114126p5844</text:p>
          </table:table-cell>
          <table:table-cell table:style-name="ce1" table:formula="of:=1/([.D8]*0.7+[.E8]/100*0.3)" office:value-type="float" office:value="1.24348731655992">
            <text:p>1.24</text:p>
          </table:table-cell>
          <table:table-cell office:value-type="float" office:value="518.421759728554">
            <text:p>518</text:p>
          </table:table-cell>
          <table:table-cell table:style-name="ce3" table:formula="of:=(ABS([.C8]-[.$O$2]))/[.C8]" office:value-type="float" office:value="0.871063437823082">
            <text:p>0.871</text:p>
          </table:table-cell>
          <table:table-cell table:style-name="ce1" office:value-type="float" office:value="64.8151803892">
            <text:p>64.82</text:p>
          </table:table-cell>
          <table:table-cell table:style-name="ce1" office:value-type="float" office:value="4.54421734291207">
            <text:p>4.54</text:p>
          </table:table-cell>
          <table:table-cell table:style-name="ce1" office:value-type="float" office:value="29.1967495164667">
            <text:p>29.20</text:p>
          </table:table-cell>
          <table:table-cell table:style-name="ce2" office:value-type="float" office:value="187954.800782544">
            <text:p>187955</text:p>
          </table:table-cell>
          <table:table-cell table:style-name="ce3" office:value-type="float" office:value="0.0641165587526801">
            <text:p>0.064</text:p>
          </table:table-cell>
          <table:table-cell table:style-name="ce1" office:value-type="float" office:value="62.8449900187472">
            <text:p>62.84</text:p>
          </table:table-cell>
          <table:table-cell table:number-columns-repeated="5"/>
        </table:table-row>
        <table:table-row table:style-name="ro1">
          <table:table-cell office:value-type="string">
            <text:p>20230910T114005p4288</text:p>
          </table:table-cell>
          <table:table-cell table:style-name="ce1" table:formula="of:=1/([.D9]*0.7+[.E9]/100*0.3)" office:value-type="float" office:value="0.711811000964979">
            <text:p>0.71</text:p>
          </table:table-cell>
          <table:table-cell office:value-type="float" office:value="334.55313557703">
            <text:p>335</text:p>
          </table:table-cell>
          <table:table-cell table:style-name="ce3" table:formula="of:=(ABS([.C9]-[.$O$2]))/[.C9]" office:value-type="float" office:value="1.89938995289034">
            <text:p>1.899</text:p>
          </table:table-cell>
          <table:table-cell table:style-name="ce1" office:value-type="float" office:value="25.0981114437">
            <text:p>25.10</text:p>
          </table:table-cell>
          <table:table-cell table:style-name="ce1" office:value-type="float" office:value="5.62186323713927">
            <text:p>5.62</text:p>
          </table:table-cell>
          <table:table-cell table:style-name="ce1" office:value-type="float" office:value="18.1758521241832">
            <text:p>18.18</text:p>
          </table:table-cell>
          <table:table-cell table:style-name="ce2" office:value-type="float" office:value="153631.425401151">
            <text:p>153631</text:p>
          </table:table-cell>
          <table:table-cell table:style-name="ce3" office:value-type="float" office:value="0.328335890376946">
            <text:p>0.328</text:p>
          </table:table-cell>
          <table:table-cell table:style-name="ce1" office:value-type="float" office:value="51.6977050220237">
            <text:p>51.70</text:p>
          </table:table-cell>
          <table:table-cell table:number-columns-repeated="5"/>
        </table:table-row>
        <table:table-row table:style-name="ro1">
          <table:table-cell office:value-type="string">
            <text:p>20230910T114047p4989</text:p>
          </table:table-cell>
          <table:table-cell table:style-name="ce1" table:formula="of:=1/([.D10]*0.7+[.E10]/100*0.3)" office:value-type="float" office:value="0.997626506718161">
            <text:p>1.00</text:p>
          </table:table-cell>
          <table:table-cell office:value-type="float" office:value="426.10595196229">
            <text:p>426</text:p>
          </table:table-cell>
          <table:table-cell table:style-name="ce3" table:formula="of:=(ABS([.C10]-[.$O$2]))/[.C10]" office:value-type="float" office:value="1.27642912644845">
            <text:p>1.276</text:p>
          </table:table-cell>
          <table:table-cell table:style-name="ce1" office:value-type="float" office:value="36.2929172137">
            <text:p>36.29</text:p>
          </table:table-cell>
          <table:table-cell table:style-name="ce1" office:value-type="float" office:value="16.4151011560694">
            <text:p>16.42</text:p>
          </table:table-cell>
          <table:table-cell table:style-name="ce1" office:value-type="float" office:value="28.4920602069958">
            <text:p>28.49</text:p>
          </table:table-cell>
          <table:table-cell table:style-name="ce2" office:value-type="float" office:value="167896.570976298">
            <text:p>167897</text:p>
          </table:table-cell>
          <table:table-cell table:style-name="ce3" office:value-type="float" office:value="0.03554566583631">
            <text:p>0.036</text:p>
          </table:table-cell>
          <table:table-cell table:style-name="ce1" office:value-type="float" office:value="41.9300758562873">
            <text:p>41.93</text:p>
          </table:table-cell>
          <table:table-cell table:number-columns-repeated="5"/>
        </table:table-row>
        <table:table-row table:style-name="ro1">
          <table:table-cell office:value-type="string">
            <text:p>20230910T114144p6240</text:p>
          </table:table-cell>
          <table:table-cell table:style-name="ce1" table:formula="of:=1/([.D11]*0.7+[.E11]/100*0.3)" office:value-type="float" office:value="0.716663923308707">
            <text:p>0.72</text:p>
          </table:table-cell>
          <table:table-cell office:value-type="float" office:value="334.654427189312">
            <text:p>335</text:p>
          </table:table-cell>
          <table:table-cell table:style-name="ce3" table:formula="of:=(ABS([.C11]-[.$O$2]))/[.C11]" office:value-type="float" office:value="1.89851237931264">
            <text:p>1.899</text:p>
          </table:table-cell>
          <table:table-cell table:style-name="ce1" office:value-type="float" office:value="22.1318376748">
            <text:p>22.13</text:p>
          </table:table-cell>
          <table:table-cell table:style-name="ce1" office:value-type="float" office:value="12.9613439306358">
            <text:p>12.96</text:p>
          </table:table-cell>
          <table:table-cell table:style-name="ce1" office:value-type="float" office:value="34.3551854740567">
            <text:p>34.36</text:p>
          </table:table-cell>
          <table:table-cell table:style-name="ce2" office:value-type="float" office:value="176236.686574453">
            <text:p>176237</text:p>
          </table:table-cell>
          <table:table-cell table:style-name="ce3" office:value-type="float" office:value="0.34348846078279">
            <text:p>0.343</text:p>
          </table:table-cell>
          <table:table-cell table:style-name="ce1" office:value-type="float" office:value="59.9718420135568">
            <text:p>59.97</text:p>
          </table:table-cell>
          <table:table-cell table:number-columns-repeated="5"/>
        </table:table-row>
        <table:table-row table:style-name="ro1">
          <table:table-cell office:value-type="string">
            <text:p>20230910T114041p4905</text:p>
          </table:table-cell>
          <table:table-cell table:style-name="ce1" table:formula="of:=1/([.D12]*0.7+[.E12]/100*0.3)" office:value-type="float" office:value="2.91375623417135">
            <text:p>2.91</text:p>
          </table:table-cell>
          <table:table-cell office:value-type="float" office:value="1166.84115695867">
            <text:p>1167</text:p>
          </table:table-cell>
          <table:table-cell table:style-name="ce3" table:formula="of:=(ABS([.C12]-[.$O$2]))/[.C12]" office:value-type="float" office:value="0.168695761016632">
            <text:p>0.169</text:p>
          </table:table-cell>
          <table:table-cell table:style-name="ce1" office:value-type="float" office:value="75.0375253964">
            <text:p>75.04</text:p>
          </table:table-cell>
          <table:table-cell table:style-name="ce1" office:value-type="float" office:value="10.3192103996148">
            <text:p>10.32</text:p>
          </table:table-cell>
          <table:table-cell table:style-name="ce1" office:value-type="float" office:value="19.7351881536298">
            <text:p>19.74</text:p>
          </table:table-cell>
          <table:table-cell table:style-name="ce2" office:value-type="float" office:value="171497.196830913">
            <text:p>171497</text:p>
          </table:table-cell>
          <table:table-cell table:style-name="ce3" office:value-type="float" office:value="0.380277438136585">
            <text:p>0.380</text:p>
          </table:table-cell>
          <table:table-cell table:style-name="ce1" office:value-type="float" office:value="96.2300639650844">
            <text:p>96.23</text:p>
          </table:table-cell>
          <table:table-cell table:number-columns-repeated="5"/>
        </table:table-row>
        <table:table-row table:style-name="ro1">
          <table:table-cell office:value-type="string">
            <text:p>20230910T114034p4795</text:p>
          </table:table-cell>
          <table:table-cell table:style-name="ce1" table:formula="of:=1/([.D13]*0.7+[.E13]/100*0.3)" office:value-type="float" office:value="0.551168680955191">
            <text:p>0.55</text:p>
          </table:table-cell>
          <table:table-cell office:value-type="float" office:value="277.260131798549">
            <text:p>277</text:p>
          </table:table-cell>
          <table:table-cell table:style-name="ce3" table:formula="of:=(ABS([.C13]-[.$O$2]))/[.C13]" office:value-type="float" office:value="2.49851958053883">
            <text:p>2.499</text:p>
          </table:table-cell>
          <table:table-cell table:style-name="ce1" office:value-type="float" office:value="21.7876318463">
            <text:p>21.79</text:p>
          </table:table-cell>
          <table:table-cell table:style-name="ce1" office:value-type="float" office:value="17.0021676300578">
            <text:p>17.00</text:p>
          </table:table-cell>
          <table:table-cell table:style-name="ce1" office:value-type="float" office:value="17.7871747181175">
            <text:p>17.79</text:p>
          </table:table-cell>
          <table:table-cell table:style-name="ce2" office:value-type="float" office:value="189258.562543479">
            <text:p>189259</text:p>
          </table:table-cell>
          <table:table-cell table:style-name="ce3" office:value-type="float" office:value="0.217834823785527">
            <text:p>0.218</text:p>
          </table:table-cell>
          <table:table-cell table:style-name="ce1" office:value-type="float" office:value="37.5848668403736">
            <text:p>37.58</text:p>
          </table:table-cell>
          <table:table-cell table:number-columns-repeated="5"/>
        </table:table-row>
        <table:table-row table:style-name="ro1">
          <table:table-cell office:value-type="string">
            <text:p>20230910T114050p5077</text:p>
          </table:table-cell>
          <table:table-cell table:style-name="ce1" table:formula="of:=1/([.D14]*0.7+[.E14]/100*0.3)" office:value-type="float" office:value="0.669303789173215">
            <text:p>0.67</text:p>
          </table:table-cell>
          <table:table-cell office:value-type="float" office:value="328.400723461505">
            <text:p>328</text:p>
          </table:table-cell>
          <table:table-cell table:style-name="ce3" table:formula="of:=(ABS([.C14]-[.$O$2]))/[.C14]" office:value-type="float" office:value="1.95370847474306">
            <text:p>1.954</text:p>
          </table:table-cell>
          <table:table-cell table:style-name="ce1" office:value-type="float" office:value="42.1646402375">
            <text:p>42.16</text:p>
          </table:table-cell>
          <table:table-cell table:style-name="ce1" office:value-type="float" office:value="13.7916666666667">
            <text:p>13.79</text:p>
          </table:table-cell>
          <table:table-cell table:style-name="ce1" office:value-type="float" office:value="20.783735411261">
            <text:p>20.78</text:p>
          </table:table-cell>
          <table:table-cell table:style-name="ce2" office:value-type="float" office:value="157788.968376215">
            <text:p>157789</text:p>
          </table:table-cell>
          <table:table-cell table:style-name="ce3" office:value-type="float" office:value="0.238254766614566">
            <text:p>0.238</text:p>
          </table:table-cell>
          <table:table-cell table:style-name="ce1" office:value-type="float" office:value="73.0293436529114">
            <text:p>73.03</text:p>
          </table:table-cell>
          <table:table-cell table:number-columns-repeated="5"/>
        </table:table-row>
        <table:table-row table:style-name="ro1">
          <table:table-cell office:value-type="string">
            <text:p>20230910T114108p5450</text:p>
          </table:table-cell>
          <table:table-cell table:style-name="ce1" table:formula="of:=1/([.D15]*0.7+[.E15]/100*0.3)" office:value-type="float" office:value="0.386779923168959">
            <text:p>0.39</text:p>
          </table:table-cell>
          <table:table-cell office:value-type="float" office:value="217.245273527843">
            <text:p>217</text:p>
          </table:table-cell>
          <table:table-cell table:style-name="ce3" table:formula="of:=(ABS([.C15]-[.$O$2]))/[.C15]" office:value-type="float" office:value="3.46499932655925">
            <text:p>3.465</text:p>
          </table:table-cell>
          <table:table-cell table:style-name="ce1" office:value-type="float" office:value="53.3166924989">
            <text:p>53.32</text:p>
          </table:table-cell>
          <table:table-cell table:style-name="ce1" office:value-type="float" office:value="16.713993256262">
            <text:p>16.71</text:p>
          </table:table-cell>
          <table:table-cell table:style-name="ce1" office:value-type="float" office:value="30.1120559957078">
            <text:p>30.11</text:p>
          </table:table-cell>
          <table:table-cell table:style-name="ce2" office:value-type="float" office:value="194649.6250221">
            <text:p>194650</text:p>
          </table:table-cell>
          <table:table-cell table:style-name="ce3" office:value-type="float" office:value="0.370469605349014">
            <text:p>0.370</text:p>
          </table:table-cell>
          <table:table-cell table:style-name="ce1" office:value-type="float" office:value="40.0467300337601">
            <text:p>40.05</text:p>
          </table:table-cell>
          <table:table-cell table:number-columns-repeated="5"/>
        </table:table-row>
        <table:table-row table:style-name="ro1">
          <table:table-cell office:value-type="string">
            <text:p>20230910T114053p5140</text:p>
          </table:table-cell>
          <table:table-cell table:style-name="ce1" table:formula="of:=1/([.D16]*0.7+[.E16]/100*0.3)" office:value-type="float" office:value="1.32670997560931">
            <text:p>1.33</text:p>
          </table:table-cell>
          <table:table-cell office:value-type="float" office:value="484.634731184282">
            <text:p>485</text:p>
          </table:table-cell>
          <table:table-cell table:style-name="ce3" table:formula="of:=(ABS([.C16]-[.$O$2]))/[.C16]" office:value-type="float" office:value="1.00150739842696">
            <text:p>1.002</text:p>
          </table:table-cell>
          <table:table-cell table:style-name="ce1" office:value-type="float" office:value="17.5630197977">
            <text:p>17.56</text:p>
          </table:table-cell>
          <table:table-cell table:style-name="ce1" office:value-type="float" office:value="17.0663535645472">
            <text:p>17.07</text:p>
          </table:table-cell>
          <table:table-cell table:style-name="ce1" office:value-type="float" office:value="28.9973880261032">
            <text:p>29.00</text:p>
          </table:table-cell>
          <table:table-cell table:style-name="ce2" office:value-type="float" office:value="197344.275186623">
            <text:p>197344</text:p>
          </table:table-cell>
          <table:table-cell table:style-name="ce3" office:value-type="float" office:value="0.00267204488270927">
            <text:p>0.003</text:p>
          </table:table-cell>
          <table:table-cell table:style-name="ce1" office:value-type="float" office:value="21.2920221796746">
            <text:p>21.29</text:p>
          </table:table-cell>
          <table:table-cell table:number-columns-repeated="5"/>
        </table:table-row>
        <table:table-row table:style-name="ro1">
          <table:table-cell office:value-type="string">
            <text:p>20230910T114141p6187</text:p>
          </table:table-cell>
          <table:table-cell table:style-name="ce1" table:formula="of:=1/([.D17]*0.7+[.E17]/100*0.3)" office:value-type="float" office:value="0.819629953728976">
            <text:p>0.82</text:p>
          </table:table-cell>
          <table:table-cell office:value-type="float" office:value="366.068232925018">
            <text:p>366</text:p>
          </table:table-cell>
          <table:table-cell table:style-name="ce3" table:formula="of:=(ABS([.C17]-[.$O$2]))/[.C17]" office:value-type="float" office:value="1.64977922899605">
            <text:p>1.650</text:p>
          </table:table-cell>
          <table:table-cell table:style-name="ce1" office:value-type="float" office:value="21.739106601">
            <text:p>21.74</text:p>
          </table:table-cell>
          <table:table-cell table:style-name="ce1" office:value-type="float" office:value="13.9307562620424">
            <text:p>13.93</text:p>
          </table:table-cell>
          <table:table-cell table:style-name="ce1" office:value-type="float" office:value="27.3277903646195">
            <text:p>27.33</text:p>
          </table:table-cell>
          <table:table-cell table:style-name="ce2" office:value-type="float" office:value="165794.239174425">
            <text:p>165794</text:p>
          </table:table-cell>
          <table:table-cell table:style-name="ce3" office:value-type="float" office:value="0.241852700471538">
            <text:p>0.242</text:p>
          </table:table-cell>
          <table:table-cell table:style-name="ce1" office:value-type="float" office:value="79.9418187117984">
            <text:p>79.94</text:p>
          </table:table-cell>
          <table:table-cell table:number-columns-repeated="5"/>
        </table:table-row>
        <table:table-row table:style-name="ro1">
          <table:table-cell office:value-type="string">
            <text:p>20230910T114117p5634</text:p>
          </table:table-cell>
          <table:table-cell table:style-name="ce1" table:formula="of:=1/([.D18]*0.7+[.E18]/100*0.3)" office:value-type="float" office:value="0.725175572553432">
            <text:p>0.73</text:p>
          </table:table-cell>
          <table:table-cell office:value-type="float" office:value="338.036796535836">
            <text:p>338</text:p>
          </table:table-cell>
          <table:table-cell table:style-name="ce3" table:formula="of:=(ABS([.C18]-[.$O$2]))/[.C18]" office:value-type="float" office:value="1.86951009458276">
            <text:p>1.870</text:p>
          </table:table-cell>
          <table:table-cell table:style-name="ce1" office:value-type="float" office:value="23.4397777433">
            <text:p>23.44</text:p>
          </table:table-cell>
          <table:table-cell table:style-name="ce1" office:value-type="float" office:value="13.5640655105973">
            <text:p>13.56</text:p>
          </table:table-cell>
          <table:table-cell table:style-name="ce1" office:value-type="float" office:value="14.7568378750024">
            <text:p>14.76</text:p>
          </table:table-cell>
          <table:table-cell table:style-name="ce2" office:value-type="float" office:value="175887.719847775">
            <text:p>175888</text:p>
          </table:table-cell>
          <table:table-cell table:style-name="ce3" office:value-type="float" office:value="0.240101079597635">
            <text:p>0.240</text:p>
          </table:table-cell>
          <table:table-cell table:style-name="ce1" office:value-type="float" office:value="63.2518276583107">
            <text:p>63.25</text:p>
          </table:table-cell>
          <table:table-cell table:number-columns-repeated="5"/>
        </table:table-row>
        <table:table-row table:style-name="ro1">
          <table:table-cell office:value-type="string">
            <text:p>20230910T114102p5337</text:p>
          </table:table-cell>
          <table:table-cell table:style-name="ce1" table:formula="of:=1/([.D19]*0.7+[.E19]/100*0.3)" office:value-type="float" office:value="1.56357658009642">
            <text:p>1.56</text:p>
          </table:table-cell>
          <table:table-cell office:value-type="float" office:value="629.548704875717">
            <text:p>630</text:p>
          </table:table-cell>
          <table:table-cell table:style-name="ce3" table:formula="of:=(ABS([.C19]-[.$O$2]))/[.C19]" office:value-type="float" office:value="0.540786268778829">
            <text:p>0.541</text:p>
          </table:table-cell>
          <table:table-cell table:style-name="ce1" office:value-type="float" office:value="87.0029827565">
            <text:p>87.00</text:p>
          </table:table-cell>
          <table:table-cell table:style-name="ce1" office:value-type="float" office:value="7.12001872854022">
            <text:p>7.12</text:p>
          </table:table-cell>
          <table:table-cell table:style-name="ce1" office:value-type="float" office:value="16.1237205604671">
            <text:p>16.12</text:p>
          </table:table-cell>
          <table:table-cell table:style-name="ce2" office:value-type="float" office:value="198165.120026299">
            <text:p>198165</text:p>
          </table:table-cell>
          <table:table-cell table:style-name="ce3" office:value-type="float" office:value="0.344412801015101">
            <text:p>0.344</text:p>
          </table:table-cell>
          <table:table-cell table:style-name="ce1" office:value-type="float" office:value="28.0139131204239">
            <text:p>28.01</text:p>
          </table:table-cell>
          <table:table-cell table:number-columns-repeated="5"/>
        </table:table-row>
        <table:table-row table:style-name="ro1">
          <table:table-cell office:value-type="string">
            <text:p>20230910T114147p6271</text:p>
          </table:table-cell>
          <table:table-cell table:style-name="ce1" table:formula="of:=1/([.D20]*0.7+[.E20]/100*0.3)" office:value-type="float" office:value="0.952818733477263">
            <text:p>0.95</text:p>
          </table:table-cell>
          <table:table-cell office:value-type="float" office:value="406.030688086641">
            <text:p>406</text:p>
          </table:table-cell>
          <table:table-cell table:style-name="ce3" table:formula="of:=(ABS([.C20]-[.$O$2]))/[.C20]" office:value-type="float" office:value="1.3889819869798">
            <text:p>1.389</text:p>
          </table:table-cell>
          <table:table-cell table:style-name="ce1" office:value-type="float" office:value="25.743392405">
            <text:p>25.74</text:p>
          </table:table-cell>
          <table:table-cell table:style-name="ce1" office:value-type="float" office:value="5.71086854337494">
            <text:p>5.71</text:p>
          </table:table-cell>
          <table:table-cell table:style-name="ce1" office:value-type="float" office:value="11.7673636803396">
            <text:p>11.77</text:p>
          </table:table-cell>
          <table:table-cell table:style-name="ce2" office:value-type="float" office:value="157882.473431179">
            <text:p>157882</text:p>
          </table:table-cell>
          <table:table-cell table:style-name="ce3" office:value-type="float" office:value="0.388831805845979">
            <text:p>0.389</text:p>
          </table:table-cell>
          <table:table-cell table:style-name="ce1" office:value-type="float" office:value="68.5456216824882">
            <text:p>68.55</text:p>
          </table:table-cell>
          <table:table-cell table:number-columns-repeated="5"/>
        </table:table-row>
        <table:table-row table:style-name="ro1">
          <table:table-cell office:value-type="string">
            <text:p>20230910T114019p4531</text:p>
          </table:table-cell>
          <table:table-cell table:style-name="ce1" table:formula="of:=1/([.D21]*0.7+[.E21]/100*0.3)" office:value-type="float" office:value="1.06577278456214">
            <text:p>1.07</text:p>
          </table:table-cell>
          <table:table-cell office:value-type="float" office:value="434.041345991442">
            <text:p>434</text:p>
          </table:table-cell>
          <table:table-cell table:style-name="ce3" table:formula="of:=(ABS([.C21]-[.$O$2]))/[.C21]" office:value-type="float" office:value="1.23481013723316">
            <text:p>1.235</text:p>
          </table:table-cell>
          <table:table-cell table:style-name="ce1" office:value-type="float" office:value="24.6397338113">
            <text:p>24.64</text:p>
          </table:table-cell>
          <table:table-cell table:style-name="ce1" office:value-type="float" office:value="18.6331888246628">
            <text:p>18.63</text:p>
          </table:table-cell>
          <table:table-cell table:style-name="ce1" office:value-type="float" office:value="37.7772627581827">
            <text:p>37.78</text:p>
          </table:table-cell>
          <table:table-cell table:style-name="ce2" office:value-type="float" office:value="194907.237650583">
            <text:p>194907</text:p>
          </table:table-cell>
          <table:table-cell table:style-name="ce3" office:value-type="float" office:value="0.0916050044672002">
            <text:p>0.092</text:p>
          </table:table-cell>
          <table:table-cell table:style-name="ce1" office:value-type="float" office:value="22.4650445392664">
            <text:p>22.47</text:p>
          </table:table-cell>
          <table:table-cell table:number-columns-repeated="5"/>
        </table:table-row>
        <table:table-row table:style-name="ro1">
          <table:table-cell office:value-type="string">
            <text:p>20230910T114105p5411</text:p>
          </table:table-cell>
          <table:table-cell table:style-name="ce1" table:formula="of:=1/([.D22]*0.7+[.E22]/100*0.3)" office:value-type="float" office:value="0.697071928801572">
            <text:p>0.70</text:p>
          </table:table-cell>
          <table:table-cell office:value-type="float" office:value="335.724615550181">
            <text:p>336</text:p>
          </table:table-cell>
          <table:table-cell table:style-name="ce3" table:formula="of:=(ABS([.C22]-[.$O$2]))/[.C22]" office:value-type="float" office:value="1.88927280000121">
            <text:p>1.889</text:p>
          </table:table-cell>
          <table:table-cell table:style-name="ce1" office:value-type="float" office:value="37.3604083316">
            <text:p>37.36</text:p>
          </table:table-cell>
          <table:table-cell table:style-name="ce1" office:value-type="float" office:value="19.0938102119461">
            <text:p>19.09</text:p>
          </table:table-cell>
          <table:table-cell table:style-name="ce1" office:value-type="float" office:value="15.5678287830727">
            <text:p>15.57</text:p>
          </table:table-cell>
          <table:table-cell table:style-name="ce2" office:value-type="float" office:value="172505.859843314">
            <text:p>172506</text:p>
          </table:table-cell>
          <table:table-cell table:style-name="ce3" office:value-type="float" office:value="0.124084460588133">
            <text:p>0.124</text:p>
          </table:table-cell>
          <table:table-cell table:style-name="ce1" office:value-type="float" office:value="28.7193478518855">
            <text:p>28.72</text:p>
          </table:table-cell>
          <table:table-cell table:number-columns-repeated="5"/>
        </table:table-row>
        <table:table-row table:style-name="ro1">
          <table:table-cell office:value-type="string">
            <text:p>20230910T114056p5204</text:p>
          </table:table-cell>
          <table:table-cell table:style-name="ce1" table:formula="of:=1/([.D23]*0.7+[.E23]/100*0.3)" office:value-type="float" office:value="0.786539347456349">
            <text:p>0.79</text:p>
          </table:table-cell>
          <table:table-cell office:value-type="float" office:value="352.88808144347">
            <text:p>353</text:p>
          </table:table-cell>
          <table:table-cell table:style-name="ce3" table:formula="of:=(ABS([.C23]-[.$O$2]))/[.C23]" office:value-type="float" office:value="1.74874684356657">
            <text:p>1.749</text:p>
          </table:table-cell>
          <table:table-cell table:style-name="ce1" office:value-type="float" office:value="15.7564735007">
            <text:p>15.76</text:p>
          </table:table-cell>
          <table:table-cell table:style-name="ce1" office:value-type="float" office:value="7.76578753808973">
            <text:p>7.77</text:p>
          </table:table-cell>
          <table:table-cell table:style-name="ce1" office:value-type="float" office:value="15.3408920271971">
            <text:p>15.34</text:p>
          </table:table-cell>
          <table:table-cell table:style-name="ce2" office:value-type="float" office:value="178900.142684626">
            <text:p>178900</text:p>
          </table:table-cell>
          <table:table-cell table:style-name="ce3" office:value-type="float" office:value="0.0496122283889538">
            <text:p>0.050</text:p>
          </table:table-cell>
          <table:table-cell table:style-name="ce1" office:value-type="float" office:value="37.7034144732165">
            <text:p>37.70</text:p>
          </table:table-cell>
          <table:table-cell table:number-columns-repeated="5"/>
        </table:table-row>
        <table:table-row table:style-name="ro1">
          <table:table-cell office:value-type="string">
            <text:p>20230910T114129p5923</text:p>
          </table:table-cell>
          <table:table-cell table:style-name="ce1" table:formula="of:=1/([.D24]*0.7+[.E24]/100*0.3)" office:value-type="float" office:value="1.45457185954861">
            <text:p>1.45</text:p>
          </table:table-cell>
          <table:table-cell office:value-type="float" office:value="544.976201137863">
            <text:p>545</text:p>
          </table:table-cell>
          <table:table-cell table:style-name="ce3" table:formula="of:=(ABS([.C24]-[.$O$2]))/[.C24]" office:value-type="float" office:value="0.77989423753684">
            <text:p>0.780</text:p>
          </table:table-cell>
          <table:table-cell table:style-name="ce1" office:value-type="float" office:value="47.187184487">
            <text:p>47.19</text:p>
          </table:table-cell>
          <table:table-cell table:style-name="ce1" office:value-type="float" office:value="7.17184232538687">
            <text:p>7.17</text:p>
          </table:table-cell>
          <table:table-cell table:style-name="ce1" office:value-type="float" office:value="35.5260200614051">
            <text:p>35.53</text:p>
          </table:table-cell>
          <table:table-cell table:style-name="ce2" office:value-type="float" office:value="186114.598130087">
            <text:p>186115</text:p>
          </table:table-cell>
          <table:table-cell table:style-name="ce3" office:value-type="float" office:value="0.0842057445034312">
            <text:p>0.084</text:p>
          </table:table-cell>
          <table:table-cell table:style-name="ce1" office:value-type="float" office:value="18.1504950819472">
            <text:p>18.15</text:p>
          </table:table-cell>
          <table:table-cell table:number-columns-repeated="5"/>
        </table:table-row>
        <table:table-row table:style-name="ro1">
          <table:table-cell office:value-type="string">
            <text:p>20230910T114022p4586</text:p>
          </table:table-cell>
          <table:table-cell table:style-name="ce1" table:formula="of:=1/([.D25]*0.7+[.E25]/100*0.3)" office:value-type="float" office:value="2.60683980588648">
            <text:p>2.61</text:p>
          </table:table-cell>
          <table:table-cell office:value-type="float" office:value="721.349408306879">
            <text:p>721</text:p>
          </table:table-cell>
          <table:table-cell table:style-name="ce3" table:formula="of:=(ABS([.C25]-[.$O$2]))/[.C25]" office:value-type="float" office:value="0.344702011022291">
            <text:p>0.345</text:p>
          </table:table-cell>
          <table:table-cell table:style-name="ce1" office:value-type="float" office:value="47.4382753543">
            <text:p>47.44</text:p>
          </table:table-cell>
          <table:table-cell table:style-name="ce1" office:value-type="float" office:value="15.8951107899807">
            <text:p>15.90</text:p>
          </table:table-cell>
          <table:table-cell table:style-name="ce1" office:value-type="float" office:value="36.1152675925477">
            <text:p>36.12</text:p>
          </table:table-cell>
          <table:table-cell table:style-name="ce2" office:value-type="float" office:value="169014.582320852">
            <text:p>169015</text:p>
          </table:table-cell>
          <table:table-cell table:style-name="ce3" office:value-type="float" office:value="0.242836082560317">
            <text:p>0.243</text:p>
          </table:table-cell>
          <table:table-cell table:style-name="ce1" office:value-type="float" office:value="14.1208447433145">
            <text:p>14.12</text:p>
          </table:table-cell>
          <table:table-cell table:number-columns-repeated="5"/>
        </table:table-row>
        <table:table-row table:style-name="ro1">
          <table:table-cell office:value-type="string">
            <text:p>20230910T114138p6131</text:p>
          </table:table-cell>
          <table:table-cell table:style-name="ce1" table:formula="of:=1/([.D26]*0.7+[.E26]/100*0.3)" office:value-type="float" office:value="0.498648689731433">
            <text:p>0.50</text:p>
          </table:table-cell>
          <table:table-cell office:value-type="float" office:value="261.475719334507">
            <text:p>261</text:p>
          </table:table-cell>
          <table:table-cell table:style-name="ce3" table:formula="of:=(ABS([.C26]-[.$O$2]))/[.C26]" office:value-type="float" office:value="2.70971347729261">
            <text:p>2.710</text:p>
          </table:table-cell>
          <table:table-cell table:style-name="ce1" office:value-type="float" office:value="36.2068182909">
            <text:p>36.21</text:p>
          </table:table-cell>
          <table:table-cell table:style-name="ce1" office:value-type="float" office:value="7.28917929952953">
            <text:p>7.29</text:p>
          </table:table-cell>
          <table:table-cell table:style-name="ce1" office:value-type="float" office:value="20.8397733107942">
            <text:p>20.84</text:p>
          </table:table-cell>
          <table:table-cell table:style-name="ce2" office:value-type="float" office:value="163831.330666922">
            <text:p>163831</text:p>
          </table:table-cell>
          <table:table-cell table:style-name="ce3" office:value-type="float" office:value="0.352551806093156">
            <text:p>0.353</text:p>
          </table:table-cell>
          <table:table-cell table:style-name="ce1" office:value-type="float" office:value="45.3890025486363">
            <text:p>45.39</text:p>
          </table:table-cell>
          <table:table-cell table:number-columns-repeated="5"/>
        </table:table-row>
        <table:table-row table:style-name="ro1">
          <table:table-cell office:value-type="string">
            <text:p>20230910T114025p4632</text:p>
          </table:table-cell>
          <table:table-cell table:style-name="ce1" table:formula="of:=1/([.D27]*0.7+[.E27]/100*0.3)" office:value-type="float" office:value="0.508394203901881">
            <text:p>0.51</text:p>
          </table:table-cell>
          <table:table-cell office:value-type="float" office:value="261.094810228782">
            <text:p>261</text:p>
          </table:table-cell>
          <table:table-cell table:style-name="ce3" table:formula="of:=(ABS([.C27]-[.$O$2]))/[.C27]" office:value-type="float" office:value="2.71512554826366">
            <text:p>2.715</text:p>
          </table:table-cell>
          <table:table-cell table:style-name="ce1" office:value-type="float" office:value="22.1298981635">
            <text:p>22.13</text:p>
          </table:table-cell>
          <table:table-cell table:style-name="ce1" office:value-type="float" office:value="7.25301021956896">
            <text:p>7.25</text:p>
          </table:table-cell>
          <table:table-cell table:style-name="ce1" office:value-type="float" office:value="33.3972135505656">
            <text:p>33.40</text:p>
          </table:table-cell>
          <table:table-cell table:style-name="ce2" office:value-type="float" office:value="179020.708265978">
            <text:p>179021</text:p>
          </table:table-cell>
          <table:table-cell table:style-name="ce3" office:value-type="float" office:value="0.234371783645386">
            <text:p>0.234</text:p>
          </table:table-cell>
          <table:table-cell table:style-name="ce1" office:value-type="float" office:value="48.5402114809095">
            <text:p>48.54</text:p>
          </table:table-cell>
          <table:table-cell table:number-columns-repeated="5"/>
        </table:table-row>
        <table:table-row table:style-name="ro1">
          <table:table-cell office:value-type="string">
            <text:p>20230910T114132p5959</text:p>
          </table:table-cell>
          <table:table-cell table:style-name="ce1" table:formula="of:=1/([.D28]*0.7+[.E28]/100*0.3)" office:value-type="float" office:value="1.38047373851129">
            <text:p>1.38</text:p>
          </table:table-cell>
          <table:table-cell office:value-type="float" office:value="519.113795558458">
            <text:p>519</text:p>
          </table:table-cell>
          <table:table-cell table:style-name="ce3" table:formula="of:=(ABS([.C28]-[.$O$2]))/[.C28]" office:value-type="float" office:value="0.868569104306855">
            <text:p>0.869</text:p>
          </table:table-cell>
          <table:table-cell table:style-name="ce1" office:value-type="float" office:value="38.796877843">
            <text:p>38.80</text:p>
          </table:table-cell>
          <table:table-cell table:style-name="ce1" office:value-type="float" office:value="7.11254402320282">
            <text:p>7.11</text:p>
          </table:table-cell>
          <table:table-cell table:style-name="ce1" office:value-type="float" office:value="35.5260200614051">
            <text:p>35.53</text:p>
          </table:table-cell>
          <table:table-cell table:style-name="ce2" office:value-type="float" office:value="186114.598130087">
            <text:p>186115</text:p>
          </table:table-cell>
          <table:table-cell table:style-name="ce3" office:value-type="float" office:value="0.0842057445034312">
            <text:p>0.084</text:p>
          </table:table-cell>
          <table:table-cell table:style-name="ce1" office:value-type="float" office:value="18.1504950819472">
            <text:p>18.15</text:p>
          </table:table-cell>
          <table:table-cell table:number-columns-repeated="5"/>
        </table:table-row>
        <table:table-row table:style-name="ro1">
          <table:table-cell office:value-type="string">
            <text:p>20230910T114114p5554</text:p>
          </table:table-cell>
          <table:table-cell table:style-name="ce1" table:formula="of:=1/([.D29]*0.7+[.E29]/100*0.3)" office:value-type="float" office:value="4.85026941811951">
            <text:p>4.85</text:p>
          </table:table-cell>
          <table:table-cell office:value-type="float" office:value="957.025418449344">
            <text:p>957</text:p>
          </table:table-cell>
          <table:table-cell table:style-name="ce3" table:formula="of:=(ABS([.C29]-[.$O$2]))/[.C29]" office:value-type="float" office:value="0.0135571963926293">
            <text:p>0.014</text:p>
          </table:table-cell>
          <table:table-cell table:style-name="ce1" office:value-type="float" office:value="65.5613588457">
            <text:p>65.56</text:p>
          </table:table-cell>
          <table:table-cell table:style-name="ce1" office:value-type="float" office:value="7.26851706654122">
            <text:p>7.27</text:p>
          </table:table-cell>
          <table:table-cell table:style-name="ce1" office:value-type="float" office:value="10.2809534336063">
            <text:p>10.28</text:p>
          </table:table-cell>
          <table:table-cell table:style-name="ce2" office:value-type="float" office:value="151008.275606443">
            <text:p>151008</text:p>
          </table:table-cell>
          <table:table-cell table:style-name="ce3" office:value-type="float" office:value="0.0892165605490741">
            <text:p>0.089</text:p>
          </table:table-cell>
          <table:table-cell table:style-name="ce1" office:value-type="float" office:value="6.49227978679916">
            <text:p>6.49</text:p>
          </table:table-cell>
          <table:table-cell table:number-columns-repeated="5"/>
        </table:table-row>
        <table:table-row table:style-name="ro1">
          <table:table-cell office:value-type="string">
            <text:p>20230910T114016p4463</text:p>
          </table:table-cell>
          <table:table-cell table:style-name="ce1" table:formula="of:=1/([.D30]*0.7+[.E30]/100*0.3)" office:value-type="float" office:value="1.0463639656393">
            <text:p>1.05</text:p>
          </table:table-cell>
          <table:table-cell office:value-type="float" office:value="447.760006958666">
            <text:p>448</text:p>
          </table:table-cell>
          <table:table-cell table:style-name="ce3" table:formula="of:=(ABS([.C30]-[.$O$2]))/[.C30]" office:value-type="float" office:value="1.16633907657042">
            <text:p>1.166</text:p>
          </table:table-cell>
          <table:table-cell table:style-name="ce1" office:value-type="float" office:value="46.4176831315">
            <text:p>46.42</text:p>
          </table:table-cell>
          <table:table-cell table:style-name="ce1" office:value-type="float" office:value="14.1110308285164">
            <text:p>14.11</text:p>
          </table:table-cell>
          <table:table-cell table:style-name="ce1" office:value-type="float" office:value="14.5524530298669">
            <text:p>14.55</text:p>
          </table:table-cell>
          <table:table-cell table:style-name="ce2" office:value-type="float" office:value="172101.049400653">
            <text:p>172101</text:p>
          </table:table-cell>
          <table:table-cell table:style-name="ce3" office:value-type="float" office:value="0.291608003677923">
            <text:p>0.292</text:p>
          </table:table-cell>
          <table:table-cell table:style-name="ce1" office:value-type="float" office:value="94.8563574119791">
            <text:p>94.86</text:p>
          </table:table-cell>
          <table:table-cell table:number-columns-repeated="5"/>
        </table:table-row>
        <table:table-row table:style-name="ro1">
          <table:table-cell office:value-type="string">
            <text:p>20230910T114156p6505</text:p>
          </table:table-cell>
          <table:table-cell table:style-name="ce1" table:formula="of:=1/([.D31]*0.7+[.E31]/100*0.3)" office:value-type="float" office:value="2.04336897558788">
            <text:p>2.04</text:p>
          </table:table-cell>
          <table:table-cell office:value-type="float" office:value="624.272332773865">
            <text:p>624</text:p>
          </table:table-cell>
          <table:table-cell table:style-name="ce3" table:formula="of:=(ABS([.C31]-[.$O$2]))/[.C31]" office:value-type="float" office:value="0.553809049473558">
            <text:p>0.554</text:p>
          </table:table-cell>
          <table:table-cell table:style-name="ce1" office:value-type="float" office:value="33.9071799917">
            <text:p>33.91</text:p>
          </table:table-cell>
          <table:table-cell table:style-name="ce1" office:value-type="float" office:value="18.3488680154143">
            <text:p>18.35</text:p>
          </table:table-cell>
          <table:table-cell table:style-name="ce1" office:value-type="float" office:value="18.6674348399279">
            <text:p>18.67</text:p>
          </table:table-cell>
          <table:table-cell table:style-name="ce2" office:value-type="float" office:value="181662.365404608">
            <text:p>181662</text:p>
          </table:table-cell>
          <table:table-cell table:style-name="ce3" office:value-type="float" office:value="0.131495065625735">
            <text:p>0.131</text:p>
          </table:table-cell>
          <table:table-cell table:style-name="ce1" office:value-type="float" office:value="9.80045193463105">
            <text:p>9.80</text:p>
          </table:table-cell>
          <table:table-cell table:number-columns-repeated="5"/>
        </table:table-row>
        <table:table-row table:style-name="ro1">
          <table:table-cell office:value-type="string">
            <text:p>20230910T114038p4865</text:p>
          </table:table-cell>
          <table:table-cell table:style-name="ce1" table:formula="of:=1/([.D32]*0.7+[.E32]/100*0.3)" office:value-type="float" office:value="1.79753031234881">
            <text:p>1.80</text:p>
          </table:table-cell>
          <table:table-cell office:value-type="float" office:value="587.697001734912">
            <text:p>588</text:p>
          </table:table-cell>
          <table:table-cell table:style-name="ce3" table:formula="of:=(ABS([.C32]-[.$O$2]))/[.C32]" office:value-type="float" office:value="0.650510377178222">
            <text:p>0.651</text:p>
          </table:table-cell>
          <table:table-cell table:style-name="ce1" office:value-type="float" office:value="33.6538626953">
            <text:p>33.65</text:p>
          </table:table-cell>
          <table:table-cell table:style-name="ce1" office:value-type="float" office:value="14.5116811175337">
            <text:p>14.51</text:p>
          </table:table-cell>
          <table:table-cell table:style-name="ce1" office:value-type="float" office:value="36.8524227625813">
            <text:p>36.85</text:p>
          </table:table-cell>
          <table:table-cell table:style-name="ce2" office:value-type="float" office:value="190612.163888747">
            <text:p>190612</text:p>
          </table:table-cell>
          <table:table-cell table:style-name="ce3" office:value-type="float" office:value="0.179242739110005">
            <text:p>0.179</text:p>
          </table:table-cell>
          <table:table-cell table:style-name="ce1" office:value-type="float" office:value="95.3241022768419">
            <text:p>95.32</text:p>
          </table:table-cell>
          <table:table-cell table:number-columns-repeated="5"/>
        </table:table-row>
        <table:table-row table:style-name="ro1">
          <table:table-cell office:value-type="string">
            <text:p>20230910T114013p4430</text:p>
          </table:table-cell>
          <table:table-cell table:style-name="ce1" table:formula="of:=1/([.D33]*0.7+[.E33]/100*0.3)" office:value-type="float" office:value="6.65392335185707">
            <text:p>6.65</text:p>
          </table:table-cell>
          <table:table-cell office:value-type="float" office:value="1022.73091041305">
            <text:p>1023</text:p>
          </table:table-cell>
          <table:table-cell table:style-name="ce3" table:formula="of:=(ABS([.C33]-[.$O$2]))/[.C33]" office:value-type="float" office:value="0.0515589290165813">
            <text:p>0.052</text:p>
          </table:table-cell>
          <table:table-cell table:style-name="ce1" office:value-type="float" office:value="38.0653411315">
            <text:p>38.07</text:p>
          </table:table-cell>
          <table:table-cell table:style-name="ce1" office:value-type="float" office:value="19.1016377649326">
            <text:p>19.10</text:p>
          </table:table-cell>
          <table:table-cell table:style-name="ce1" office:value-type="float" office:value="27.9836622335457">
            <text:p>27.98</text:p>
          </table:table-cell>
          <table:table-cell table:style-name="ce2" office:value-type="float" office:value="180780.018873658">
            <text:p>180780</text:p>
          </table:table-cell>
          <table:table-cell table:style-name="ce3" office:value-type="float" office:value="0.0553677943339587">
            <text:p>0.055</text:p>
          </table:table-cell>
          <table:table-cell table:style-name="ce1" office:value-type="float" office:value="1.27728995358897">
            <text:p>1.28</text:p>
          </table:table-cell>
          <table:table-cell table:number-columns-repeated="5"/>
        </table:table-row>
        <table:table-row table:style-name="ro1">
          <table:table-cell office:value-type="string">
            <text:p>20230910T114153p6445</text:p>
          </table:table-cell>
          <table:table-cell table:style-name="ce1" table:formula="of:=1/([.D34]*0.7+[.E34]/100*0.3)" office:value-type="float" office:value="1.97481748326119">
            <text:p>1.97</text:p>
          </table:table-cell>
          <table:table-cell office:value-type="float" office:value="636.177014235288">
            <text:p>636</text:p>
          </table:table-cell>
          <table:table-cell table:style-name="ce3" table:formula="of:=(ABS([.C34]-[.$O$2]))/[.C34]" office:value-type="float" office:value="0.524732862544526">
            <text:p>0.525</text:p>
          </table:table-cell>
          <table:table-cell table:style-name="ce1" office:value-type="float" office:value="46.3543020442">
            <text:p>46.35</text:p>
          </table:table-cell>
          <table:table-cell table:style-name="ce1" office:value-type="float" office:value="7.969834797156">
            <text:p>7.97</text:p>
          </table:table-cell>
          <table:table-cell table:style-name="ce1" office:value-type="float" office:value="18.6674348399279">
            <text:p>18.67</text:p>
          </table:table-cell>
          <table:table-cell table:style-name="ce2" office:value-type="float" office:value="181662.365404608">
            <text:p>181662</text:p>
          </table:table-cell>
          <table:table-cell table:style-name="ce3" office:value-type="float" office:value="0.131495065625735">
            <text:p>0.131</text:p>
          </table:table-cell>
          <table:table-cell table:style-name="ce1" office:value-type="float" office:value="9.80045193463105">
            <text:p>9.80</text:p>
          </table:table-cell>
          <table:table-cell table:number-columns-repeated="5"/>
        </table:table-row>
        <table:table-row table:style-name="ro1">
          <table:table-cell office:value-type="string">
            <text:p>20230910T114135p6062</text:p>
          </table:table-cell>
          <table:table-cell table:style-name="ce1" table:formula="of:=1/([.D35]*0.7+[.E35]/100*0.3)" office:value-type="float" office:value="1.6859278911911">
            <text:p>1.69</text:p>
          </table:table-cell>
          <table:table-cell office:value-type="float" office:value="562.630294393814">
            <text:p>563</text:p>
          </table:table-cell>
          <table:table-cell table:style-name="ce3" table:formula="of:=(ABS([.C35]-[.$O$2]))/[.C35]" office:value-type="float" office:value="0.724045096158734">
            <text:p>0.724</text:p>
          </table:table-cell>
          <table:table-cell table:style-name="ce1" office:value-type="float" office:value="28.7712037378">
            <text:p>28.77</text:p>
          </table:table-cell>
          <table:table-cell table:style-name="ce1" office:value-type="float" office:value="7.774673725038">
            <text:p>7.77</text:p>
          </table:table-cell>
          <table:table-cell table:style-name="ce1" office:value-type="float" office:value="37.3999775177106">
            <text:p>37.40</text:p>
          </table:table-cell>
          <table:table-cell table:style-name="ce2" office:value-type="float" office:value="182025.966476725">
            <text:p>182026</text:p>
          </table:table-cell>
          <table:table-cell table:style-name="ce3" office:value-type="float" office:value="0.256133701204656">
            <text:p>0.256</text:p>
          </table:table-cell>
          <table:table-cell table:style-name="ce1" office:value-type="float" office:value="6.90844456540992">
            <text:p>6.91</text:p>
          </table:table-cell>
          <table:table-cell table:number-columns-repeated="5"/>
        </table:table-row>
        <table:table-row table:style-name="ro1">
          <table:table-cell office:value-type="string">
            <text:p>20230910T114031p4737</text:p>
          </table:table-cell>
          <table:table-cell table:style-name="ce1" table:formula="of:=1/([.D36]*0.7+[.E36]/100*0.3)" office:value-type="float" office:value="6.26034685846869">
            <text:p>6.26</text:p>
          </table:table-cell>
          <table:table-cell office:value-type="float" office:value="844.600116062173">
            <text:p>845</text:p>
          </table:table-cell>
          <table:table-cell table:style-name="ce3" table:formula="of:=(ABS([.C36]-[.$O$2]))/[.C36]" office:value-type="float" office:value="0.148472491955703">
            <text:p>0.148</text:p>
          </table:table-cell>
          <table:table-cell table:style-name="ce1" office:value-type="float" office:value="18.6016046123">
            <text:p>18.60</text:p>
          </table:table-cell>
          <table:table-cell table:style-name="ce1" office:value-type="float" office:value="8.96110907280256">
            <text:p>8.96</text:p>
          </table:table-cell>
          <table:table-cell table:style-name="ce1" office:value-type="float" office:value="15.4382194290454">
            <text:p>15.44</text:p>
          </table:table-cell>
          <table:table-cell table:style-name="ce2" office:value-type="float" office:value="176746.264799998">
            <text:p>176746</text:p>
          </table:table-cell>
          <table:table-cell table:style-name="ce3" office:value-type="float" office:value="0.00131009109752778">
            <text:p>0.001</text:p>
          </table:table-cell>
          <table:table-cell table:style-name="ce1" office:value-type="float" office:value="6.31338394094971">
            <text:p>6.31</text:p>
          </table:table-cell>
          <table:table-cell table:number-columns-repeated="5"/>
        </table:table-row>
        <table:table-row table:style-name="ro1">
          <table:table-cell office:value-type="string">
            <text:p>20230910T114059p5273</text:p>
          </table:table-cell>
          <table:table-cell table:style-name="ce1" table:formula="of:=1/([.D37]*0.7+[.E37]/100*0.3)" office:value-type="float" office:value="2.02427717389544">
            <text:p>2.02</text:p>
          </table:table-cell>
          <table:table-cell office:value-type="float" office:value="632.327105305336">
            <text:p>632</text:p>
          </table:table-cell>
          <table:table-cell table:style-name="ce3" table:formula="of:=(ABS([.C37]-[.$O$2]))/[.C37]" office:value-type="float" office:value="0.534016163250838">
            <text:p>0.534</text:p>
          </table:table-cell>
          <table:table-cell table:style-name="ce1" office:value-type="float" office:value="40.0640604468">
            <text:p>40.06</text:p>
          </table:table-cell>
          <table:table-cell table:style-name="ce1" office:value-type="float" office:value="8.03275338014883">
            <text:p>8.03</text:p>
          </table:table-cell>
          <table:table-cell table:style-name="ce1" office:value-type="float" office:value="15.0271008008839">
            <text:p>15.03</text:p>
          </table:table-cell>
          <table:table-cell table:style-name="ce2" office:value-type="float" office:value="157240.556909059">
            <text:p>157241</text:p>
          </table:table-cell>
          <table:table-cell table:style-name="ce3" office:value-type="float" office:value="0.111215609950052">
            <text:p>0.111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0T114010p4377</text:p>
          </table:table-cell>
          <table:table-cell table:style-name="ce1" table:formula="of:=1/([.D38]*0.7+[.E38]/100*0.3)" office:value-type="float" office:value="1.37325987922017">
            <text:p>1.37</text:p>
          </table:table-cell>
          <table:table-cell office:value-type="float" office:value="498.153783715073">
            <text:p>498</text:p>
          </table:table-cell>
          <table:table-cell table:style-name="ce3" table:formula="of:=(ABS([.C38]-[.$O$2]))/[.C38]" office:value-type="float" office:value="0.947189867285655">
            <text:p>0.947</text:p>
          </table:table-cell>
          <table:table-cell table:style-name="ce1" office:value-type="float" office:value="21.720460303">
            <text:p>21.72</text:p>
          </table:table-cell>
          <table:table-cell table:style-name="ce1" office:value-type="float" office:value="8.57768443160935">
            <text:p>8.58</text:p>
          </table:table-cell>
          <table:table-cell table:style-name="ce1" office:value-type="float" office:value="39.3026942191887">
            <text:p>39.30</text:p>
          </table:table-cell>
          <table:table-cell table:style-name="ce2" office:value-type="float" office:value="154921.238998337">
            <text:p>154921</text:p>
          </table:table-cell>
          <table:table-cell table:style-name="ce3" office:value-type="float" office:value="0.0585391979804952">
            <text:p>0.059</text:p>
          </table:table-cell>
          <table:table-cell table:style-name="ce1" office:value-type="float" office:value="3.80738112986119">
            <text:p>3.81</text:p>
          </table:table-cell>
          <table:table-cell table:number-columns-repeated="5"/>
        </table:table-row>
        <table:table-row table:style-name="ro1">
          <table:table-cell office:value-type="string">
            <text:p>20230910T114028p4696</text:p>
          </table:table-cell>
          <table:table-cell table:style-name="ce1" table:formula="of:=1/([.D39]*0.7+[.E39]/100*0.3)" office:value-type="float" office:value="2.26653100108605">
            <text:p>2.27</text:p>
          </table:table-cell>
          <table:table-cell office:value-type="float" office:value="704.741628353655">
            <text:p>705</text:p>
          </table:table-cell>
          <table:table-cell table:style-name="ce3" table:formula="of:=(ABS([.C39]-[.$O$2]))/[.C39]" office:value-type="float" office:value="0.376390950916316">
            <text:p>0.376</text:p>
          </table:table-cell>
          <table:table-cell table:style-name="ce1" office:value-type="float" office:value="59.2430706751">
            <text:p>59.24</text:p>
          </table:table-cell>
          <table:table-cell table:style-name="ce1" office:value-type="float" office:value="14.5779142581888">
            <text:p>14.58</text:p>
          </table:table-cell>
          <table:table-cell table:style-name="ce1" office:value-type="float" office:value="11.9236455173233">
            <text:p>11.92</text:p>
          </table:table-cell>
          <table:table-cell table:style-name="ce2" office:value-type="float" office:value="197414.076832012">
            <text:p>197414</text:p>
          </table:table-cell>
          <table:table-cell table:style-name="ce3" office:value-type="float" office:value="0.169720312879375">
            <text:p>0.170</text:p>
          </table:table-cell>
          <table:table-cell table:style-name="ce1" office:value-type="float" office:value="98.4445944960844">
            <text:p>98.44</text:p>
          </table:table-cell>
          <table:table-cell table:number-columns-repeated="5"/>
        </table:table-row>
        <table:table-row table:style-name="ro1">
          <table:table-cell office:value-type="string">
            <text:p>20230910T194617p44360</text:p>
          </table:table-cell>
          <table:table-cell table:style-name="ce1" table:formula="of:=1/([.D40]*0.7+[.E40]/100*0.3)" office:value-type="float" office:value="1.73168328864582">
            <text:p>1.73</text:p>
          </table:table-cell>
          <table:table-cell office:value-type="float" office:value="710.539494168889">
            <text:p>711</text:p>
          </table:table-cell>
          <table:table-cell table:style-name="ce3" table:formula="of:=(ABS([.C40]-[.$O$2]))/[.C40]" office:value-type="float" office:value="0.36515986508899">
            <text:p>0.365</text:p>
          </table:table-cell>
          <table:table-cell table:style-name="ce1" office:value-type="float" office:value="107.2869653116">
            <text:p>107.29</text:p>
          </table:table-cell>
          <table:table-cell table:style-name="ce1" office:value-type="float" office:value="10.1690751445087">
            <text:p>10.17</text:p>
          </table:table-cell>
          <table:table-cell table:style-name="ce1" office:value-type="float" office:value="23.4319002145563">
            <text:p>23.43</text:p>
          </table:table-cell>
          <table:table-cell table:style-name="ce2" office:value-type="float" office:value="183516.104690053">
            <text:p>183516</text:p>
          </table:table-cell>
          <table:table-cell table:style-name="ce3" office:value-type="float" office:value="0.242836082560317">
            <text:p>0.243</text:p>
          </table:table-cell>
          <table:table-cell table:style-name="ce1" office:value-type="float" office:value="74.0615764547537">
            <text:p>74.06</text:p>
          </table:table-cell>
          <table:table-cell table:number-columns-repeated="5"/>
        </table:table-row>
        <table:table-row table:style-name="ro1">
          <table:table-cell office:value-type="string">
            <text:p>20230910T194608p44197</text:p>
          </table:table-cell>
          <table:table-cell table:style-name="ce1" table:formula="of:=1/([.D41]*0.7+[.E41]/100*0.3)" office:value-type="float" office:value="1.95874212606954">
            <text:p>1.96</text:p>
          </table:table-cell>
          <table:table-cell office:value-type="float" office:value="660.53275656515">
            <text:p>661</text:p>
          </table:table-cell>
          <table:table-cell table:style-name="ce3" table:formula="of:=(ABS([.C41]-[.$O$2]))/[.C41]" office:value-type="float" office:value="0.468511576994481">
            <text:p>0.469</text:p>
          </table:table-cell>
          <table:table-cell table:style-name="ce1" office:value-type="float" office:value="60.857874305">
            <text:p>60.86</text:p>
          </table:table-cell>
          <table:table-cell table:style-name="ce1" office:value-type="float" office:value="4.3719954413593">
            <text:p>4.37</text:p>
          </table:table-cell>
          <table:table-cell table:style-name="ce1" office:value-type="float" office:value="36.0867781965873">
            <text:p>36.09</text:p>
          </table:table-cell>
          <table:table-cell table:style-name="ce2" office:value-type="float" office:value="176746.264799998">
            <text:p>176746</text:p>
          </table:table-cell>
          <table:table-cell table:style-name="ce3" office:value-type="float" office:value="0.282313441449398">
            <text:p>0.282</text:p>
          </table:table-cell>
          <table:table-cell table:style-name="ce1" office:value-type="float" office:value="53.3276426994119">
            <text:p>53.33</text:p>
          </table:table-cell>
          <table:table-cell table:number-columns-repeated="5"/>
        </table:table-row>
        <table:table-row table:style-name="ro1">
          <table:table-cell office:value-type="string">
            <text:p>20230910T194541p43767</text:p>
          </table:table-cell>
          <table:table-cell table:style-name="ce1" table:formula="of:=1/([.D42]*0.7+[.E42]/100*0.3)" office:value-type="float" office:value="1.18789117127457">
            <text:p>1.19</text:p>
          </table:table-cell>
          <table:table-cell office:value-type="float" office:value="521.613548564229">
            <text:p>522</text:p>
          </table:table-cell>
          <table:table-cell table:style-name="ce3" table:formula="of:=(ABS([.C42]-[.$O$2]))/[.C42]" office:value-type="float" office:value="0.859614273191293">
            <text:p>0.860</text:p>
          </table:table-cell>
          <table:table-cell table:style-name="ce1" office:value-type="float" office:value="80.032655858">
            <text:p>80.03</text:p>
          </table:table-cell>
          <table:table-cell table:style-name="ce1" office:value-type="float" office:value="10.6620905587669">
            <text:p>10.66</text:p>
          </table:table-cell>
          <table:table-cell table:style-name="ce1" office:value-type="float" office:value="38.7551632595183">
            <text:p>38.76</text:p>
          </table:table-cell>
          <table:table-cell table:style-name="ce2" office:value-type="float" office:value="190408.526778087">
            <text:p>190409</text:p>
          </table:table-cell>
          <table:table-cell table:style-name="ce3" office:value-type="float" office:value="0.0892165605490741">
            <text:p>0.089</text:p>
          </table:table-cell>
          <table:table-cell table:style-name="ce1" office:value-type="float" office:value="58.9480023237128">
            <text:p>58.95</text:p>
          </table:table-cell>
          <table:table-cell table:number-columns-repeated="5"/>
        </table:table-row>
        <table:table-row table:style-name="ro1">
          <table:table-cell office:value-type="string">
            <text:p>20230910T194712p45542</text:p>
          </table:table-cell>
          <table:table-cell table:style-name="ce1" table:formula="of:=1/([.D43]*0.7+[.E43]/100*0.3)" office:value-type="float" office:value="2.07087929868736">
            <text:p>2.07</text:p>
          </table:table-cell>
          <table:table-cell office:value-type="float" office:value="740.896730357875">
            <text:p>741</text:p>
          </table:table-cell>
          <table:table-cell table:style-name="ce3" table:formula="of:=(ABS([.C43]-[.$O$2]))/[.C43]" office:value-type="float" office:value="0.309224295714548">
            <text:p>0.309</text:p>
          </table:table-cell>
          <table:table-cell table:style-name="ce1" office:value-type="float" office:value="88.809886296">
            <text:p>88.81</text:p>
          </table:table-cell>
          <table:table-cell table:style-name="ce1" office:value-type="float" office:value="10.3477842003854">
            <text:p>10.35</text:p>
          </table:table-cell>
          <table:table-cell table:style-name="ce1" office:value-type="float" office:value="32.3088720686824">
            <text:p>32.31</text:p>
          </table:table-cell>
          <table:table-cell table:style-name="ce2" office:value-type="float" office:value="169014.582320852">
            <text:p>169015</text:p>
          </table:table-cell>
          <table:table-cell table:style-name="ce3" office:value-type="float" office:value="0.345688754225614">
            <text:p>0.346</text:p>
          </table:table-cell>
          <table:table-cell table:style-name="ce1" office:value-type="float" office:value="85.872642995431">
            <text:p>85.87</text:p>
          </table:table-cell>
          <table:table-cell table:number-columns-repeated="5"/>
        </table:table-row>
        <table:table-row table:style-name="ro1">
          <table:table-cell office:value-type="string">
            <text:p>20230910T194644p44911</text:p>
          </table:table-cell>
          <table:table-cell table:style-name="ce1" table:formula="of:=1/([.D44]*0.7+[.E44]/100*0.3)" office:value-type="float" office:value="2.04525260053427">
            <text:p>2.05</text:p>
          </table:table-cell>
          <table:table-cell office:value-type="float" office:value="659.745559419565">
            <text:p>660</text:p>
          </table:table-cell>
          <table:table-cell table:style-name="ce3" table:formula="of:=(ABS([.C44]-[.$O$2]))/[.C44]" office:value-type="float" office:value="0.470263779953885">
            <text:p>0.470</text:p>
          </table:table-cell>
          <table:table-cell table:style-name="ce1" office:value-type="float" office:value="53.2508383387">
            <text:p>53.25</text:p>
          </table:table-cell>
          <table:table-cell table:style-name="ce1" office:value-type="float" office:value="12.5659922928709">
            <text:p>12.57</text:p>
          </table:table-cell>
          <table:table-cell table:style-name="ce1" office:value-type="float" office:value="37.8812418383992">
            <text:p>37.88</text:p>
          </table:table-cell>
          <table:table-cell table:style-name="ce2" office:value-type="float" office:value="169014.582320852">
            <text:p>169015</text:p>
          </table:table-cell>
          <table:table-cell table:style-name="ce3" office:value-type="float" office:value="0.166030651124656">
            <text:p>0.166</text:p>
          </table:table-cell>
          <table:table-cell table:style-name="ce1" office:value-type="float" office:value="79.8175534271772">
            <text:p>79.82</text:p>
          </table:table-cell>
          <table:table-cell table:number-columns-repeated="5"/>
        </table:table-row>
        <table:table-row table:style-name="ro1">
          <table:table-cell office:value-type="string">
            <text:p>20230910T194547p43852</text:p>
          </table:table-cell>
          <table:table-cell table:style-name="ce1" table:formula="of:=1/([.D45]*0.7+[.E45]/100*0.3)" office:value-type="float" office:value="2.03958870876207">
            <text:p>2.04</text:p>
          </table:table-cell>
          <table:table-cell office:value-type="float" office:value="719.948591309151">
            <text:p>720</text:p>
          </table:table-cell>
          <table:table-cell table:style-name="ce3" table:formula="of:=(ABS([.C45]-[.$O$2]))/[.C45]" office:value-type="float" office:value="0.347318422050325">
            <text:p>0.347</text:p>
          </table:table-cell>
          <table:table-cell table:style-name="ce1" office:value-type="float" office:value="82.3906776667">
            <text:p>82.39</text:p>
          </table:table-cell>
          <table:table-cell table:style-name="ce1" office:value-type="float" office:value="5.83729636749975">
            <text:p>5.84</text:p>
          </table:table-cell>
          <table:table-cell table:style-name="ce1" office:value-type="float" office:value="36.1152675925477">
            <text:p>36.12</text:p>
          </table:table-cell>
          <table:table-cell table:style-name="ce2" office:value-type="float" office:value="169001.400769226">
            <text:p>169001</text:p>
          </table:table-cell>
          <table:table-cell table:style-name="ce3" office:value-type="float" office:value="0.358988032931149">
            <text:p>0.359</text:p>
          </table:table-cell>
          <table:table-cell table:style-name="ce1" office:value-type="float" office:value="37.6734474240369">
            <text:p>37.67</text:p>
          </table:table-cell>
          <table:table-cell table:number-columns-repeated="5"/>
        </table:table-row>
        <table:table-row table:style-name="ro1">
          <table:table-cell office:value-type="string">
            <text:p>20230910T194626p44555</text:p>
          </table:table-cell>
          <table:table-cell table:style-name="ce1" table:formula="of:=1/([.D46]*0.7+[.E46]/100*0.3)" office:value-type="float" office:value="1.29723489899592">
            <text:p>1.30</text:p>
          </table:table-cell>
          <table:table-cell office:value-type="float" office:value="495.514284822">
            <text:p>496</text:p>
          </table:table-cell>
          <table:table-cell table:style-name="ce3" table:formula="of:=(ABS([.C46]-[.$O$2]))/[.C46]" office:value-type="float" office:value="0.957562132337812">
            <text:p>0.958</text:p>
          </table:table-cell>
          <table:table-cell table:style-name="ce1" office:value-type="float" office:value="33.5256395181">
            <text:p>33.53</text:p>
          </table:table-cell>
          <table:table-cell table:style-name="ce1" office:value-type="float" office:value="14.6638969171484">
            <text:p>14.66</text:p>
          </table:table-cell>
          <table:table-cell table:style-name="ce1" office:value-type="float" office:value="22.6430338117378">
            <text:p>22.64</text:p>
          </table:table-cell>
          <table:table-cell table:style-name="ce2" office:value-type="float" office:value="198185.484035734">
            <text:p>198185</text:p>
          </table:table-cell>
          <table:table-cell table:style-name="ce3" office:value-type="float" office:value="0.169720312879375">
            <text:p>0.170</text:p>
          </table:table-cell>
          <table:table-cell table:style-name="ce1" office:value-type="float" office:value="34.699306673866">
            <text:p>34.70</text:p>
          </table:table-cell>
          <table:table-cell table:number-columns-repeated="5"/>
        </table:table-row>
        <table:table-row table:style-name="ro1">
          <table:table-cell office:value-type="string">
            <text:p>20230910T194559p44046</text:p>
          </table:table-cell>
          <table:table-cell table:style-name="ce1" table:formula="of:=1/([.D47]*0.7+[.E47]/100*0.3)" office:value-type="float" office:value="0.783001481018185">
            <text:p>0.78</text:p>
          </table:table-cell>
          <table:table-cell office:value-type="float" office:value="355.731979928543">
            <text:p>356</text:p>
          </table:table-cell>
          <table:table-cell table:style-name="ce3" table:formula="of:=(ABS([.C47]-[.$O$2]))/[.C47]" office:value-type="float" office:value="1.72677199332724">
            <text:p>1.727</text:p>
          </table:table-cell>
          <table:table-cell table:style-name="ce1" office:value-type="float" office:value="22.7987990611">
            <text:p>22.80</text:p>
          </table:table-cell>
          <table:table-cell table:style-name="ce1" office:value-type="float" office:value="13.4124518304432">
            <text:p>13.41</text:p>
          </table:table-cell>
          <table:table-cell table:style-name="ce1" office:value-type="float" office:value="21.5372412808363">
            <text:p>21.54</text:p>
          </table:table-cell>
          <table:table-cell table:style-name="ce2" office:value-type="float" office:value="160586.735337855">
            <text:p>160587</text:p>
          </table:table-cell>
          <table:table-cell table:style-name="ce3" office:value-type="float" office:value="0.179242739110005">
            <text:p>0.179</text:p>
          </table:table-cell>
          <table:table-cell table:style-name="ce1" office:value-type="float" office:value="52.5120953461614">
            <text:p>52.51</text:p>
          </table:table-cell>
          <table:table-cell table:number-columns-repeated="5"/>
        </table:table-row>
        <table:table-row table:style-name="ro1">
          <table:table-cell office:value-type="string">
            <text:p>20230910T194709p45471</text:p>
          </table:table-cell>
          <table:table-cell table:style-name="ce1" table:formula="of:=1/([.D48]*0.7+[.E48]/100*0.3)" office:value-type="float" office:value="1.13679620923959">
            <text:p>1.14</text:p>
          </table:table-cell>
          <table:table-cell office:value-type="float" office:value="478.363097209853">
            <text:p>478</text:p>
          </table:table-cell>
          <table:table-cell table:style-name="ce3" table:formula="of:=(ABS([.C48]-[.$O$2]))/[.C48]" office:value-type="float" office:value="1.02774838957628">
            <text:p>1.028</text:p>
          </table:table-cell>
          <table:table-cell table:style-name="ce1" office:value-type="float" office:value="53.4137567765">
            <text:p>53.41</text:p>
          </table:table-cell>
          <table:table-cell table:style-name="ce1" office:value-type="float" office:value="14.8303227360308">
            <text:p>14.83</text:p>
          </table:table-cell>
          <table:table-cell table:style-name="ce1" office:value-type="float" office:value="38.7393026604797">
            <text:p>38.74</text:p>
          </table:table-cell>
          <table:table-cell table:style-name="ce2" office:value-type="float" office:value="188980.445886233">
            <text:p>188980</text:p>
          </table:table-cell>
          <table:table-cell table:style-name="ce3" office:value-type="float" office:value="0.00131009109752778">
            <text:p>0.001</text:p>
          </table:table-cell>
          <table:table-cell table:style-name="ce1" office:value-type="float" office:value="45.4761829303125">
            <text:p>45.48</text:p>
          </table:table-cell>
          <table:table-cell table:number-columns-repeated="5"/>
        </table:table-row>
        <table:table-row table:style-name="ro1">
          <table:table-cell office:value-type="string">
            <text:p>20230910T194614p44320</text:p>
          </table:table-cell>
          <table:table-cell table:style-name="ce1" table:formula="of:=1/([.D49]*0.7+[.E49]/100*0.3)" office:value-type="float" office:value="0.889221927320224">
            <text:p>0.89</text:p>
          </table:table-cell>
          <table:table-cell office:value-type="float" office:value="384.288857241074">
            <text:p>384</text:p>
          </table:table-cell>
          <table:table-cell table:style-name="ce3" table:formula="of:=(ABS([.C49]-[.$O$2]))/[.C49]" office:value-type="float" office:value="1.52414292458002">
            <text:p>1.524</text:p>
          </table:table-cell>
          <table:table-cell table:style-name="ce1" office:value-type="float" office:value="19.2262029645">
            <text:p>19.23</text:p>
          </table:table-cell>
          <table:table-cell table:style-name="ce1" office:value-type="float" office:value="13.7941955684008">
            <text:p>13.79</text:p>
          </table:table-cell>
          <table:table-cell table:style-name="ce1" office:value-type="float" office:value="17.4582520180301">
            <text:p>17.46</text:p>
          </table:table-cell>
          <table:table-cell table:style-name="ce2" office:value-type="float" office:value="151008.275606443">
            <text:p>151008</text:p>
          </table:table-cell>
          <table:table-cell table:style-name="ce3" office:value-type="float" office:value="0.314981916611152">
            <text:p>0.315</text:p>
          </table:table-cell>
          <table:table-cell table:style-name="ce1" office:value-type="float" office:value="82.8198380970195">
            <text:p>82.82</text:p>
          </table:table-cell>
          <table:table-cell table:number-columns-repeated="5"/>
        </table:table-row>
        <table:table-row table:style-name="ro1">
          <table:table-cell office:value-type="string">
            <text:p>20230910T194654p45111</text:p>
          </table:table-cell>
          <table:table-cell table:style-name="ce1" table:formula="of:=1/([.D50]*0.7+[.E50]/100*0.3)" office:value-type="float" office:value="1.08274944922319">
            <text:p>1.08</text:p>
          </table:table-cell>
          <table:table-cell office:value-type="float" office:value="434.178897250826">
            <text:p>434</text:p>
          </table:table-cell>
          <table:table-cell table:style-name="ce3" table:formula="of:=(ABS([.C50]-[.$O$2]))/[.C50]" office:value-type="float" office:value="1.23410213195974">
            <text:p>1.234</text:p>
          </table:table-cell>
          <table:table-cell table:style-name="ce1" office:value-type="float" office:value="19.9010699047">
            <text:p>19.90</text:p>
          </table:table-cell>
          <table:table-cell table:style-name="ce1" office:value-type="float" office:value="14.0941714836224">
            <text:p>14.09</text:p>
          </table:table-cell>
          <table:table-cell table:style-name="ce1" office:value-type="float" office:value="15.0271008008839">
            <text:p>15.03</text:p>
          </table:table-cell>
          <table:table-cell table:style-name="ce2" office:value-type="float" office:value="197460.924588453">
            <text:p>197461</text:p>
          </table:table-cell>
          <table:table-cell table:style-name="ce3" office:value-type="float" office:value="0.111700397931773">
            <text:p>0.112</text:p>
          </table:table-cell>
          <table:table-cell table:style-name="ce1" office:value-type="float" office:value="66.5758175335311">
            <text:p>66.58</text:p>
          </table:table-cell>
          <table:table-cell table:number-columns-repeated="5"/>
        </table:table-row>
        <table:table-row table:style-name="ro1">
          <table:table-cell office:value-type="string">
            <text:p>20230910T194718p45654</text:p>
          </table:table-cell>
          <table:table-cell table:style-name="ce1" table:formula="of:=1/([.D51]*0.7+[.E51]/100*0.3)" office:value-type="float" office:value="0.724506601876209">
            <text:p>0.72</text:p>
          </table:table-cell>
          <table:table-cell office:value-type="float" office:value="353.890892242489">
            <text:p>354</text:p>
          </table:table-cell>
          <table:table-cell table:style-name="ce3" table:formula="of:=(ABS([.C51]-[.$O$2]))/[.C51]" office:value-type="float" office:value="1.7409577959281">
            <text:p>1.741</text:p>
          </table:table-cell>
          <table:table-cell table:style-name="ce1" office:value-type="float" office:value="53.8597384668">
            <text:p>53.86</text:p>
          </table:table-cell>
          <table:table-cell table:style-name="ce1" office:value-type="float" office:value="7.62718810077912">
            <text:p>7.63</text:p>
          </table:table-cell>
          <table:table-cell table:style-name="ce1" office:value-type="float" office:value="11.8932616015039">
            <text:p>11.89</text:p>
          </table:table-cell>
          <table:table-cell table:style-name="ce2" office:value-type="float" office:value="167499.04652708">
            <text:p>167499</text:p>
          </table:table-cell>
          <table:table-cell table:style-name="ce3" office:value-type="float" office:value="0.380524641195038">
            <text:p>0.381</text:p>
          </table:table-cell>
          <table:table-cell table:style-name="ce1" office:value-type="float" office:value="32.631925533717">
            <text:p>32.63</text:p>
          </table:table-cell>
          <table:table-cell table:number-columns-repeated="5"/>
        </table:table-row>
        <table:table-row table:style-name="ro1">
          <table:table-cell office:value-type="string">
            <text:p>20230910T194647p44985</text:p>
          </table:table-cell>
          <table:table-cell table:style-name="ce1" table:formula="of:=1/([.D52]*0.7+[.E52]/100*0.3)" office:value-type="float" office:value="0.925573876037391">
            <text:p>0.93</text:p>
          </table:table-cell>
          <table:table-cell office:value-type="float" office:value="394.688887666267">
            <text:p>395</text:p>
          </table:table-cell>
          <table:table-cell table:style-name="ce3" table:formula="of:=(ABS([.C52]-[.$O$2]))/[.C52]" office:value-type="float" office:value="1.45763189770925">
            <text:p>1.458</text:p>
          </table:table-cell>
          <table:table-cell table:style-name="ce1" office:value-type="float" office:value="20.0228195935">
            <text:p>20.02</text:p>
          </table:table-cell>
          <table:table-cell table:style-name="ce1" office:value-type="float" office:value="13.98795761079">
            <text:p>13.99</text:p>
          </table:table-cell>
          <table:table-cell table:style-name="ce1" office:value-type="float" office:value="18.2051723034974">
            <text:p>18.21</text:p>
          </table:table-cell>
          <table:table-cell table:style-name="ce2" office:value-type="float" office:value="171497.196830913">
            <text:p>171497</text:p>
          </table:table-cell>
          <table:table-cell table:style-name="ce3" office:value-type="float" office:value="0.188564748371704">
            <text:p>0.189</text:p>
          </table:table-cell>
          <table:table-cell table:style-name="ce1" office:value-type="float" office:value="77.3802430074603">
            <text:p>77.38</text:p>
          </table:table-cell>
          <table:table-cell table:number-columns-repeated="5"/>
        </table:table-row>
        <table:table-row table:style-name="ro1">
          <table:table-cell office:value-type="string">
            <text:p>20230910T194650p45059</text:p>
          </table:table-cell>
          <table:table-cell table:style-name="ce1" table:formula="of:=1/([.D53]*0.7+[.E53]/100*0.3)" office:value-type="float" office:value="0.842803819831193">
            <text:p>0.84</text:p>
          </table:table-cell>
          <table:table-cell office:value-type="float" office:value="376.338955730185">
            <text:p>376</text:p>
          </table:table-cell>
          <table:table-cell table:style-name="ce3" table:formula="of:=(ABS([.C53]-[.$O$2]))/[.C53]" office:value-type="float" office:value="1.57746370719974">
            <text:p>1.577</text:p>
          </table:table-cell>
          <table:table-cell table:style-name="ce1" office:value-type="float" office:value="27.4303824595">
            <text:p>27.43</text:p>
          </table:table-cell>
          <table:table-cell table:style-name="ce1" office:value-type="float" office:value="13.9762764932563">
            <text:p>13.98</text:p>
          </table:table-cell>
          <table:table-cell table:style-name="ce1" office:value-type="float" office:value="18.2051723034974">
            <text:p>18.21</text:p>
          </table:table-cell>
          <table:table-cell table:style-name="ce2" office:value-type="float" office:value="171497.196830913">
            <text:p>171497</text:p>
          </table:table-cell>
          <table:table-cell table:style-name="ce3" office:value-type="float" office:value="0.188564748371704">
            <text:p>0.189</text:p>
          </table:table-cell>
          <table:table-cell table:style-name="ce1" office:value-type="float" office:value="77.3802430074603">
            <text:p>77.38</text:p>
          </table:table-cell>
          <table:table-cell table:number-columns-repeated="5"/>
        </table:table-row>
        <table:table-row table:style-name="ro1">
          <table:table-cell office:value-type="string">
            <text:p>20230910T194620p44436</text:p>
          </table:table-cell>
          <table:table-cell table:style-name="ce1" table:formula="of:=1/([.D54]*0.7+[.E54]/100*0.3)" office:value-type="float" office:value="0.674676242069974">
            <text:p>0.67</text:p>
          </table:table-cell>
          <table:table-cell office:value-type="float" office:value="336.135087041246">
            <text:p>336</text:p>
          </table:table-cell>
          <table:table-cell table:style-name="ce3" table:formula="of:=(ABS([.C54]-[.$O$2]))/[.C54]" office:value-type="float" office:value="1.88574456340815">
            <text:p>1.886</text:p>
          </table:table-cell>
          <table:table-cell table:style-name="ce1" office:value-type="float" office:value="54.0570693006">
            <text:p>54.06</text:p>
          </table:table-cell>
          <table:table-cell table:style-name="ce1" office:value-type="float" office:value="17.9126926782274">
            <text:p>17.91</text:p>
          </table:table-cell>
          <table:table-cell table:style-name="ce1" office:value-type="float" office:value="36.7976923342711">
            <text:p>36.80</text:p>
          </table:table-cell>
          <table:table-cell table:style-name="ce2" office:value-type="float" office:value="198434.588037187">
            <text:p>198435</text:p>
          </table:table-cell>
          <table:table-cell table:style-name="ce3" office:value-type="float" office:value="0.380277438136585">
            <text:p>0.380</text:p>
          </table:table-cell>
          <table:table-cell table:style-name="ce1" office:value-type="float" office:value="22.0873106369956">
            <text:p>22.09</text:p>
          </table:table-cell>
          <table:table-cell table:number-columns-repeated="5"/>
        </table:table-row>
        <table:table-row table:style-name="ro1">
          <table:table-cell office:value-type="string">
            <text:p>20230910T194550p43904</text:p>
          </table:table-cell>
          <table:table-cell table:style-name="ce1" table:formula="of:=1/([.D55]*0.7+[.E55]/100*0.3)" office:value-type="float" office:value="0.844198966777513">
            <text:p>0.84</text:p>
          </table:table-cell>
          <table:table-cell office:value-type="float" office:value="368.193491747871">
            <text:p>368</text:p>
          </table:table-cell>
          <table:table-cell table:style-name="ce3" table:formula="of:=(ABS([.C55]-[.$O$2]))/[.C55]" office:value-type="float" office:value="1.63448437232082">
            <text:p>1.634</text:p>
          </table:table-cell>
          <table:table-cell table:style-name="ce1" office:value-type="float" office:value="13.4719375067">
            <text:p>13.47</text:p>
          </table:table-cell>
          <table:table-cell table:style-name="ce1" office:value-type="float" office:value="17.0572013487476">
            <text:p>17.06</text:p>
          </table:table-cell>
          <table:table-cell table:style-name="ce1" office:value-type="float" office:value="12.0683864206955">
            <text:p>12.07</text:p>
          </table:table-cell>
          <table:table-cell table:style-name="ce2" office:value-type="float" office:value="171497.196830913">
            <text:p>171497</text:p>
          </table:table-cell>
          <table:table-cell table:style-name="ce3" office:value-type="float" office:value="0.242898070074786">
            <text:p>0.243</text:p>
          </table:table-cell>
          <table:table-cell table:style-name="ce1" office:value-type="float" office:value="47.4706518076393">
            <text:p>47.47</text:p>
          </table:table-cell>
          <table:table-cell table:number-columns-repeated="5"/>
        </table:table-row>
        <table:table-row table:style-name="ro1">
          <table:table-cell office:value-type="string">
            <text:p>20230910T194724p45781</text:p>
          </table:table-cell>
          <table:table-cell table:style-name="ce1" table:formula="of:=1/([.D56]*0.7+[.E56]/100*0.3)" office:value-type="float" office:value="0.750730668377631">
            <text:p>0.75</text:p>
          </table:table-cell>
          <table:table-cell office:value-type="float" office:value="347.539470416759">
            <text:p>348</text:p>
          </table:table-cell>
          <table:table-cell table:style-name="ce3" table:formula="of:=(ABS([.C56]-[.$O$2]))/[.C56]" office:value-type="float" office:value="1.791049888051">
            <text:p>1.791</text:p>
          </table:table-cell>
          <table:table-cell table:style-name="ce1" office:value-type="float" office:value="26.1002366486">
            <text:p>26.10</text:p>
          </table:table-cell>
          <table:table-cell table:style-name="ce1" office:value-type="float" office:value="17.7025529865125">
            <text:p>17.70</text:p>
          </table:table-cell>
          <table:table-cell table:style-name="ce1" office:value-type="float" office:value="31.3183850608229">
            <text:p>31.32</text:p>
          </table:table-cell>
          <table:table-cell table:style-name="ce2" office:value-type="float" office:value="157240.556909059">
            <text:p>157241</text:p>
          </table:table-cell>
          <table:table-cell table:style-name="ce3" office:value-type="float" office:value="0.102320757497862">
            <text:p>0.102</text:p>
          </table:table-cell>
          <table:table-cell table:style-name="ce1" office:value-type="float" office:value="47.8506850086659">
            <text:p>47.85</text:p>
          </table:table-cell>
          <table:table-cell table:number-columns-repeated="5"/>
        </table:table-row>
        <table:table-row table:style-name="ro1">
          <table:table-cell office:value-type="string">
            <text:p>20230910T194706p45389</text:p>
          </table:table-cell>
          <table:table-cell table:style-name="ce1" table:formula="of:=1/([.D57]*0.7+[.E57]/100*0.3)" office:value-type="float" office:value="0.468192548148172">
            <text:p>0.47</text:p>
          </table:table-cell>
          <table:table-cell office:value-type="float" office:value="242.839846298606">
            <text:p>243</text:p>
          </table:table-cell>
          <table:table-cell table:style-name="ce3" table:formula="of:=(ABS([.C57]-[.$O$2]))/[.C57]" office:value-type="float" office:value="2.99440213286599">
            <text:p>2.994</text:p>
          </table:table-cell>
          <table:table-cell table:style-name="ce1" office:value-type="float" office:value="13.2639621148">
            <text:p>13.26</text:p>
          </table:table-cell>
          <table:table-cell table:style-name="ce1" office:value-type="float" office:value="14.6982177263969">
            <text:p>14.70</text:p>
          </table:table-cell>
          <table:table-cell table:style-name="ce1" office:value-type="float" office:value="23.6882321063281">
            <text:p>23.69</text:p>
          </table:table-cell>
          <table:table-cell table:style-name="ce2" office:value-type="float" office:value="170281.665115585">
            <text:p>170282</text:p>
          </table:table-cell>
          <table:table-cell table:style-name="ce3" office:value-type="float" office:value="0.00131009109752778">
            <text:p>0.001</text:p>
          </table:table-cell>
          <table:table-cell table:style-name="ce1" office:value-type="float" office:value="57.6651580900371">
            <text:p>57.67</text:p>
          </table:table-cell>
          <table:table-cell table:number-columns-repeated="5"/>
        </table:table-row>
        <table:table-row table:style-name="ro1">
          <table:table-cell office:value-type="string">
            <text:p>20230910T194727p45846</text:p>
          </table:table-cell>
          <table:table-cell table:style-name="ce1" table:formula="of:=1/([.D58]*0.7+[.E58]/100*0.3)" office:value-type="float" office:value="0.766042052157244">
            <text:p>0.77</text:p>
          </table:table-cell>
          <table:table-cell office:value-type="float" office:value="347.557312795246">
            <text:p>348</text:p>
          </table:table-cell>
          <table:table-cell table:style-name="ce3" table:formula="of:=(ABS([.C58]-[.$O$2]))/[.C58]" office:value-type="float" office:value="1.79090660529836">
            <text:p>1.791</text:p>
          </table:table-cell>
          <table:table-cell table:style-name="ce1" office:value-type="float" office:value="17.2589133486">
            <text:p>17.26</text:p>
          </table:table-cell>
          <table:table-cell table:style-name="ce1" office:value-type="float" office:value="7.71504981646565">
            <text:p>7.72</text:p>
          </table:table-cell>
          <table:table-cell table:style-name="ce1" office:value-type="float" office:value="31.3183850608229">
            <text:p>31.32</text:p>
          </table:table-cell>
          <table:table-cell table:style-name="ce2" office:value-type="float" office:value="157240.556909059">
            <text:p>157241</text:p>
          </table:table-cell>
          <table:table-cell table:style-name="ce3" office:value-type="float" office:value="0.102320757497862">
            <text:p>0.102</text:p>
          </table:table-cell>
          <table:table-cell table:style-name="ce1" office:value-type="float" office:value="47.8506850086659">
            <text:p>47.85</text:p>
          </table:table-cell>
          <table:table-cell table:number-columns-repeated="5"/>
        </table:table-row>
        <table:table-row table:style-name="ro1">
          <table:table-cell office:value-type="string">
            <text:p>20230910T194544p43813</text:p>
          </table:table-cell>
          <table:table-cell table:style-name="ce1" table:formula="of:=1/([.D59]*0.7+[.E59]/100*0.3)" office:value-type="float" office:value="0.727495434151324">
            <text:p>0.73</text:p>
          </table:table-cell>
          <table:table-cell office:value-type="float" office:value="335.351464706325">
            <text:p>335</text:p>
          </table:table-cell>
          <table:table-cell table:style-name="ce3" table:formula="of:=(ABS([.C59]-[.$O$2]))/[.C59]" office:value-type="float" office:value="1.89248773924232">
            <text:p>1.892</text:p>
          </table:table-cell>
          <table:table-cell table:style-name="ce1" office:value-type="float" office:value="16.6125520783">
            <text:p>16.61</text:p>
          </table:table-cell>
          <table:table-cell table:style-name="ce1" office:value-type="float" office:value="18.948338150289">
            <text:p>18.95</text:p>
          </table:table-cell>
          <table:table-cell table:style-name="ce1" office:value-type="float" office:value="30.1974120105679">
            <text:p>30.20</text:p>
          </table:table-cell>
          <table:table-cell table:style-name="ce2" office:value-type="float" office:value="151008.275606443">
            <text:p>151008</text:p>
          </table:table-cell>
          <table:table-cell table:style-name="ce3" office:value-type="float" office:value="0.185248001816024">
            <text:p>0.185</text:p>
          </table:table-cell>
          <table:table-cell table:style-name="ce1" office:value-type="float" office:value="21.6316340616999">
            <text:p>21.63</text:p>
          </table:table-cell>
          <table:table-cell table:number-columns-repeated="5"/>
        </table:table-row>
        <table:table-row table:style-name="ro1">
          <table:table-cell office:value-type="string">
            <text:p>20230910T194605p44160</text:p>
          </table:table-cell>
          <table:table-cell table:style-name="ce1" table:formula="of:=1/([.D60]*0.7+[.E60]/100*0.3)" office:value-type="float" office:value="0.640618733724479">
            <text:p>0.64</text:p>
          </table:table-cell>
          <table:table-cell office:value-type="float" office:value="306.400152043914">
            <text:p>306</text:p>
          </table:table-cell>
          <table:table-cell table:style-name="ce3" table:formula="of:=(ABS([.C60]-[.$O$2]))/[.C60]" office:value-type="float" office:value="2.16579477369508">
            <text:p>2.166</text:p>
          </table:table-cell>
          <table:table-cell table:style-name="ce1" office:value-type="float" office:value="14.9781790023">
            <text:p>14.98</text:p>
          </table:table-cell>
          <table:table-cell table:style-name="ce1" office:value-type="float" office:value="14.5080684007707">
            <text:p>14.51</text:p>
          </table:table-cell>
          <table:table-cell table:style-name="ce1" office:value-type="float" office:value="27.9836622335457">
            <text:p>27.98</text:p>
          </table:table-cell>
          <table:table-cell table:style-name="ce2" office:value-type="float" office:value="158647.977686492">
            <text:p>158648</text:p>
          </table:table-cell>
          <table:table-cell table:style-name="ce3" office:value-type="float" office:value="0.0213868764195812">
            <text:p>0.021</text:p>
          </table:table-cell>
          <table:table-cell table:style-name="ce1" office:value-type="float" office:value="66.6786402566039">
            <text:p>66.68</text:p>
          </table:table-cell>
          <table:table-cell table:number-columns-repeated="5"/>
        </table:table-row>
        <table:table-row table:style-name="ro1">
          <table:table-cell office:value-type="string">
            <text:p>20230910T194539p43718</text:p>
          </table:table-cell>
          <table:table-cell table:style-name="ce1" table:formula="of:=1/([.D61]*0.7+[.E61]/100*0.3)" office:value-type="float" office:value="0.678967477312289">
            <text:p>0.68</text:p>
          </table:table-cell>
          <table:table-cell office:value-type="float" office:value="318.039687385469">
            <text:p>318</text:p>
          </table:table-cell>
          <table:table-cell table:style-name="ce3" table:formula="of:=(ABS([.C61]-[.$O$2]))/[.C61]" office:value-type="float" office:value="2.04993382421592">
            <text:p>2.050</text:p>
          </table:table-cell>
          <table:table-cell table:style-name="ce1" office:value-type="float" office:value="12.6236394524">
            <text:p>12.62</text:p>
          </table:table-cell>
          <table:table-cell table:style-name="ce1" office:value-type="float" office:value="8.59806600798823">
            <text:p>8.60</text:p>
          </table:table-cell>
          <table:table-cell table:style-name="ce1" office:value-type="float" office:value="27.1567012671054">
            <text:p>27.16</text:p>
          </table:table-cell>
          <table:table-cell table:style-name="ce2" office:value-type="float" office:value="180780.018873658">
            <text:p>180780</text:p>
          </table:table-cell>
          <table:table-cell table:style-name="ce3" office:value-type="float" office:value="0.071922563610393">
            <text:p>0.072</text:p>
          </table:table-cell>
          <table:table-cell table:style-name="ce1" office:value-type="float" office:value="28.7194960679332">
            <text:p>28.72</text:p>
          </table:table-cell>
          <table:table-cell table:number-columns-repeated="5"/>
        </table:table-row>
        <table:table-row table:style-name="ro1">
          <table:table-cell office:value-type="string">
            <text:p>20230910T194657p45195</text:p>
          </table:table-cell>
          <table:table-cell table:style-name="ce1" table:formula="of:=1/([.D62]*0.7+[.E62]/100*0.3)" office:value-type="float" office:value="0.65357404061575">
            <text:p>0.65</text:p>
          </table:table-cell>
          <table:table-cell office:value-type="float" office:value="311.241470256617">
            <text:p>311</text:p>
          </table:table-cell>
          <table:table-cell table:style-name="ce3" table:formula="of:=(ABS([.C62]-[.$O$2]))/[.C62]" office:value-type="float" office:value="2.11655127191193">
            <text:p>2.117</text:p>
          </table:table-cell>
          <table:table-cell table:style-name="ce1" office:value-type="float" office:value="16.1542131745">
            <text:p>16.15</text:p>
          </table:table-cell>
          <table:table-cell table:style-name="ce1" office:value-type="float" office:value="14.7046001926782">
            <text:p>14.70</text:p>
          </table:table-cell>
          <table:table-cell table:style-name="ce1" office:value-type="float" office:value="36.3125498591778">
            <text:p>36.31</text:p>
          </table:table-cell>
          <table:table-cell table:style-name="ce2" office:value-type="float" office:value="197414.076832012">
            <text:p>197414</text:p>
          </table:table-cell>
          <table:table-cell table:style-name="ce3" office:value-type="float" office:value="0.00678184253378918">
            <text:p>0.007</text:p>
          </table:table-cell>
          <table:table-cell table:style-name="ce1" office:value-type="float" office:value="64.5053526514815">
            <text:p>64.51</text:p>
          </table:table-cell>
          <table:table-cell table:number-columns-repeated="5"/>
        </table:table-row>
        <table:table-row table:style-name="ro1">
          <table:table-cell office:value-type="string">
            <text:p>20230910T194611p44262</text:p>
          </table:table-cell>
          <table:table-cell table:style-name="ce1" table:formula="of:=1/([.D63]*0.7+[.E63]/100*0.3)" office:value-type="float" office:value="0.575458541944044">
            <text:p>0.58</text:p>
          </table:table-cell>
          <table:table-cell office:value-type="float" office:value="287.262764840398">
            <text:p>287</text:p>
          </table:table-cell>
          <table:table-cell table:style-name="ce3" table:formula="of:=(ABS([.C63]-[.$O$2]))/[.C63]" office:value-type="float" office:value="2.37669938023095">
            <text:p>2.377</text:p>
          </table:table-cell>
          <table:table-cell table:style-name="ce1" office:value-type="float" office:value="24.6850264632">
            <text:p>24.69</text:p>
          </table:table-cell>
          <table:table-cell table:style-name="ce1" office:value-type="float" office:value="8.6749318515412">
            <text:p>8.67</text:p>
          </table:table-cell>
          <table:table-cell table:style-name="ce1" office:value-type="float" office:value="34.2575136793953">
            <text:p>34.26</text:p>
          </table:table-cell>
          <table:table-cell table:style-name="ce2" office:value-type="float" office:value="165064.699154545">
            <text:p>165065</text:p>
          </table:table-cell>
          <table:table-cell table:style-name="ce3" office:value-type="float" office:value="0.00131009109752778">
            <text:p>0.001</text:p>
          </table:table-cell>
          <table:table-cell table:style-name="ce1" office:value-type="float" office:value="30.6090972036977">
            <text:p>30.61</text:p>
          </table:table-cell>
          <table:table-cell table:number-columns-repeated="5"/>
        </table:table-row>
        <table:table-row table:style-name="ro1">
          <table:table-cell office:value-type="string">
            <text:p>20230910T194703p45335</text:p>
          </table:table-cell>
          <table:table-cell table:style-name="ce1" table:formula="of:=1/([.D64]*0.7+[.E64]/100*0.3)" office:value-type="float" office:value="1.34334902592549">
            <text:p>1.34</text:p>
          </table:table-cell>
          <table:table-cell office:value-type="float" office:value="488.13617596204">
            <text:p>488</text:p>
          </table:table-cell>
          <table:table-cell table:style-name="ce3" table:formula="of:=(ABS([.C64]-[.$O$2]))/[.C64]" office:value-type="float" office:value="0.987150405495519">
            <text:p>0.987</text:p>
          </table:table-cell>
          <table:table-cell table:style-name="ce1" office:value-type="float" office:value="17.8009645174">
            <text:p>17.80</text:p>
          </table:table-cell>
          <table:table-cell table:style-name="ce1" office:value-type="float" office:value="8.11863341018654">
            <text:p>8.12</text:p>
          </table:table-cell>
          <table:table-cell table:style-name="ce1" office:value-type="float" office:value="15.8068962060153">
            <text:p>15.81</text:p>
          </table:table-cell>
          <table:table-cell table:style-name="ce2" office:value-type="float" office:value="162731.607570278">
            <text:p>162732</text:p>
          </table:table-cell>
          <table:table-cell table:style-name="ce3" office:value-type="float" office:value="0.0553677943339587">
            <text:p>0.055</text:p>
          </table:table-cell>
          <table:table-cell table:style-name="ce1" office:value-type="float" office:value="20.2477152852989">
            <text:p>20.25</text:p>
          </table:table-cell>
          <table:table-cell table:number-columns-repeated="5"/>
        </table:table-row>
        <table:table-row table:style-name="ro1">
          <table:table-cell office:value-type="string">
            <text:p>20230910T194715p45599</text:p>
          </table:table-cell>
          <table:table-cell table:style-name="ce1" table:formula="of:=1/([.D65]*0.7+[.E65]/100*0.3)" office:value-type="float" office:value="6.03071925045791">
            <text:p>6.03</text:p>
          </table:table-cell>
          <table:table-cell office:value-type="float" office:value="858.565656571732">
            <text:p>859</text:p>
          </table:table-cell>
          <table:table-cell table:style-name="ce3" table:formula="of:=(ABS([.C65]-[.$O$2]))/[.C65]" office:value-type="float" office:value="0.12979128919881">
            <text:p>0.130</text:p>
          </table:table-cell>
          <table:table-cell table:style-name="ce1" office:value-type="float" office:value="24.9879327714">
            <text:p>24.99</text:p>
          </table:table-cell>
          <table:table-cell table:style-name="ce1" office:value-type="float" office:value="7.1302143230528">
            <text:p>7.13</text:p>
          </table:table-cell>
          <table:table-cell table:style-name="ce1" office:value-type="float" office:value="36.1152675925477">
            <text:p>36.12</text:p>
          </table:table-cell>
          <table:table-cell table:style-name="ce2" office:value-type="float" office:value="153645.458765717">
            <text:p>153645</text:p>
          </table:table-cell>
          <table:table-cell table:style-name="ce3" office:value-type="float" office:value="0.0695370261199458">
            <text:p>0.070</text:p>
          </table:table-cell>
          <table:table-cell table:style-name="ce1" office:value-type="float" office:value="11.9682824904449">
            <text:p>11.97</text:p>
          </table:table-cell>
          <table:table-cell table:number-columns-repeated="5"/>
        </table:table-row>
        <table:table-row table:style-name="ro1">
          <table:table-cell office:value-type="string">
            <text:p>20230910T194623p44468</text:p>
          </table:table-cell>
          <table:table-cell table:style-name="ce1" table:formula="of:=1/([.D66]*0.7+[.E66]/100*0.3)" office:value-type="float" office:value="3.81625893906414">
            <text:p>3.82</text:p>
          </table:table-cell>
          <table:table-cell office:value-type="float" office:value="1125.19579142394">
            <text:p>1125</text:p>
          </table:table-cell>
          <table:table-cell table:style-name="ce3" table:formula="of:=(ABS([.C66]-[.$O$2]))/[.C66]" office:value-type="float" office:value="0.137927810081425">
            <text:p>0.138</text:p>
          </table:table-cell>
          <table:table-cell table:style-name="ce1" office:value-type="float" office:value="55.1624198258">
            <text:p>55.16</text:p>
          </table:table-cell>
          <table:table-cell table:style-name="ce1" office:value-type="float" office:value="7.1041061800083">
            <text:p>7.10</text:p>
          </table:table-cell>
          <table:table-cell table:style-name="ce1" office:value-type="float" office:value="23.2228626554053">
            <text:p>23.22</text:p>
          </table:table-cell>
          <table:table-cell table:style-name="ce2" office:value-type="float" office:value="166520.463540394">
            <text:p>166520</text:p>
          </table:table-cell>
          <table:table-cell table:style-name="ce3" office:value-type="float" office:value="0.380277438136585">
            <text:p>0.380</text:p>
          </table:table-cell>
          <table:table-cell table:style-name="ce1" office:value-type="float" office:value="1.79963416566332">
            <text:p>1.80</text:p>
          </table:table-cell>
          <table:table-cell table:number-columns-repeated="5"/>
        </table:table-row>
        <table:table-row table:style-name="ro1">
          <table:table-cell office:value-type="string">
            <text:p>20230910T194632p44663</text:p>
          </table:table-cell>
          <table:table-cell table:style-name="ce1" table:formula="of:=1/([.D67]*0.7+[.E67]/100*0.3)" office:value-type="float" office:value="3.20827548277695">
            <text:p>3.21</text:p>
          </table:table-cell>
          <table:table-cell office:value-type="float" office:value="856.632941444206">
            <text:p>857</text:p>
          </table:table-cell>
          <table:table-cell table:style-name="ce3" table:formula="of:=(ABS([.C67]-[.$O$2]))/[.C67]" office:value-type="float" office:value="0.132340297776393">
            <text:p>0.132</text:p>
          </table:table-cell>
          <table:table-cell table:style-name="ce1" office:value-type="float" office:value="73.0185745016">
            <text:p>73.02</text:p>
          </table:table-cell>
          <table:table-cell table:style-name="ce1" office:value-type="float" office:value="7.00373134328358">
            <text:p>7.00</text:p>
          </table:table-cell>
          <table:table-cell table:style-name="ce1" office:value-type="float" office:value="28.6461812726759">
            <text:p>28.65</text:p>
          </table:table-cell>
          <table:table-cell table:style-name="ce2" office:value-type="float" office:value="176444.995634967">
            <text:p>176445</text:p>
          </table:table-cell>
          <table:table-cell table:style-name="ce3" office:value-type="float" office:value="0.309863494925075">
            <text:p>0.310</text:p>
          </table:table-cell>
          <table:table-cell table:style-name="ce1" office:value-type="float" office:value="6.90844456540992">
            <text:p>6.91</text:p>
          </table:table-cell>
          <table:table-cell table:number-columns-repeated="5"/>
        </table:table-row>
        <table:table-row table:style-name="ro1">
          <table:table-cell office:value-type="string">
            <text:p>20230910T194553p43936</text:p>
          </table:table-cell>
          <table:table-cell table:style-name="ce1" table:formula="of:=1/([.D68]*0.7+[.E68]/100*0.3)" office:value-type="float" office:value="4.09624151285152">
            <text:p>4.10</text:p>
          </table:table-cell>
          <table:table-cell office:value-type="float" office:value="971.468342298347">
            <text:p>971</text:p>
          </table:table-cell>
          <table:table-cell table:style-name="ce3" table:formula="of:=(ABS([.C68]-[.$O$2]))/[.C68]" office:value-type="float" office:value="0.00151146695616775">
            <text:p>0.002</text:p>
          </table:table-cell>
          <table:table-cell table:style-name="ce1" office:value-type="float" office:value="81.0227345639">
            <text:p>81.02</text:p>
          </table:table-cell>
          <table:table-cell table:style-name="ce1" office:value-type="float" office:value="6.81287066902508">
            <text:p>6.81</text:p>
          </table:table-cell>
          <table:table-cell table:style-name="ce1" office:value-type="float" office:value="29.7072966694973">
            <text:p>29.71</text:p>
          </table:table-cell>
          <table:table-cell table:style-name="ce2" office:value-type="float" office:value="182949.9347002">
            <text:p>182950</text:p>
          </table:table-cell>
          <table:table-cell table:style-name="ce3" office:value-type="float" office:value="0.388290842326255">
            <text:p>0.388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0T194635p44745</text:p>
          </table:table-cell>
          <table:table-cell table:style-name="ce1" table:formula="of:=1/([.D69]*0.7+[.E69]/100*0.3)" office:value-type="float" office:value="1.774590000837">
            <text:p>1.77</text:p>
          </table:table-cell>
          <table:table-cell office:value-type="float" office:value="2698.35697398649">
            <text:p>2698</text:p>
          </table:table-cell>
          <table:table-cell table:style-name="ce3" table:formula="of:=(ABS([.C69]-[.$O$2]))/[.C69]" office:value-type="float" office:value="0.640521988250152">
            <text:p>0.641</text:p>
          </table:table-cell>
          <table:table-cell table:style-name="ce1" office:value-type="float" office:value="38.3816842084">
            <text:p>38.38</text:p>
          </table:table-cell>
          <table:table-cell table:style-name="ce1" office:value-type="float" office:value="30.8249036608863">
            <text:p>30.82</text:p>
          </table:table-cell>
          <table:table-cell table:style-name="ce1" office:value-type="float" office:value="38.0848950481257">
            <text:p>38.08</text:p>
          </table:table-cell>
          <table:table-cell table:style-name="ce2" office:value-type="float" office:value="170572.40446111">
            <text:p>170572</text:p>
          </table:table-cell>
          <table:table-cell table:style-name="ce3" office:value-type="float" office:value="0.0553677943339587">
            <text:p>0.055</text:p>
          </table:table-cell>
          <table:table-cell table:style-name="ce1" office:value-type="float" office:value="0.0922455978591752">
            <text:p>0.09</text:p>
          </table:table-cell>
          <table:table-cell table:number-columns-repeated="5"/>
        </table:table-row>
        <table:table-row table:style-name="ro1">
          <table:table-cell office:value-type="string">
            <text:p>20230910T194721p45713</text:p>
          </table:table-cell>
          <table:table-cell table:style-name="ce1" table:formula="of:=1/([.D70]*0.7+[.E70]/100*0.3)" office:value-type="float" office:value="1.29692974393444">
            <text:p>1.30</text:p>
          </table:table-cell>
          <table:table-cell office:value-type="float" office:value="579.09817216521">
            <text:p>579</text:p>
          </table:table-cell>
          <table:table-cell table:style-name="ce3" table:formula="of:=(ABS([.C70]-[.$O$2]))/[.C70]" office:value-type="float" office:value="0.675018238053202">
            <text:p>0.675</text:p>
          </table:table-cell>
          <table:table-cell table:style-name="ce1" office:value-type="float" office:value="99.5130076424">
            <text:p>99.51</text:p>
          </table:table-cell>
          <table:table-cell table:style-name="ce1" office:value-type="float" office:value="4.41510674896287">
            <text:p>4.42</text:p>
          </table:table-cell>
          <table:table-cell table:style-name="ce1" office:value-type="float" office:value="26.6704010400185">
            <text:p>26.67</text:p>
          </table:table-cell>
          <table:table-cell table:style-name="ce2" office:value-type="float" office:value="157240.556909059">
            <text:p>157241</text:p>
          </table:table-cell>
          <table:table-cell table:style-name="ce3" office:value-type="float" office:value="0.0695004826501584">
            <text:p>0.070</text:p>
          </table:table-cell>
          <table:table-cell table:style-name="ce1" office:value-type="float" office:value="97.0689954542805">
            <text:p>97.07</text:p>
          </table:table-cell>
          <table:table-cell table:number-columns-repeated="5"/>
        </table:table-row>
        <table:table-row table:style-name="ro1">
          <table:table-cell office:value-type="string">
            <text:p>20230910T194641p44856</text:p>
          </table:table-cell>
          <table:table-cell table:style-name="ce1" table:formula="of:=1/([.D71]*0.7+[.E71]/100*0.3)" office:value-type="float" office:value="3.76870522518471">
            <text:p>3.77</text:p>
          </table:table-cell>
          <table:table-cell office:value-type="float" office:value="737.172819877963">
            <text:p>737</text:p>
          </table:table-cell>
          <table:table-cell table:style-name="ce3" table:formula="of:=(ABS([.C71]-[.$O$2]))/[.C71]" office:value-type="float" office:value="0.315837987841957">
            <text:p>0.316</text:p>
          </table:table-cell>
          <table:table-cell table:style-name="ce1" office:value-type="float" office:value="14.7521759216">
            <text:p>14.75</text:p>
          </table:table-cell>
          <table:table-cell table:style-name="ce1" office:value-type="float" office:value="6.18681777824202">
            <text:p>6.19</text:p>
          </table:table-cell>
          <table:table-cell table:style-name="ce1" office:value-type="float" office:value="24.9367432495368">
            <text:p>24.94</text:p>
          </table:table-cell>
          <table:table-cell table:style-name="ce2" office:value-type="float" office:value="170179.772753857">
            <text:p>170180</text:p>
          </table:table-cell>
          <table:table-cell table:style-name="ce3" office:value-type="float" office:value="0.242836082560317">
            <text:p>0.243</text:p>
          </table:table-cell>
          <table:table-cell table:style-name="ce1" office:value-type="float" office:value="97.1130389245389">
            <text:p>97.11</text:p>
          </table:table-cell>
          <table:table-cell table:number-columns-repeated="5"/>
        </table:table-row>
        <table:table-row table:style-name="ro1">
          <table:table-cell office:value-type="string">
            <text:p>20230910T194556p44002</text:p>
          </table:table-cell>
          <table:table-cell table:style-name="ce1" table:formula="of:=1/([.D72]*0.7+[.E72]/100*0.3)" office:value-type="float" office:value="2.41116687942437">
            <text:p>2.41</text:p>
          </table:table-cell>
          <table:table-cell office:value-type="float" office:value="666.215686634">
            <text:p>666</text:p>
          </table:table-cell>
          <table:table-cell table:style-name="ce3" table:formula="of:=(ABS([.C72]-[.$O$2]))/[.C72]" office:value-type="float" office:value="0.455984930197074">
            <text:p>0.456</text:p>
          </table:table-cell>
          <table:table-cell table:style-name="ce1" office:value-type="float" office:value="31.8491666311">
            <text:p>31.85</text:p>
          </table:table-cell>
          <table:table-cell table:style-name="ce1" office:value-type="float" office:value="14.2237475915222">
            <text:p>14.22</text:p>
          </table:table-cell>
          <table:table-cell table:style-name="ce1" office:value-type="float" office:value="18.4644874799498">
            <text:p>18.46</text:p>
          </table:table-cell>
          <table:table-cell table:style-name="ce2" office:value-type="float" office:value="177876.833853461">
            <text:p>177877</text:p>
          </table:table-cell>
          <table:table-cell table:style-name="ce3" office:value-type="float" office:value="0.286857922919841">
            <text:p>0.287</text:p>
          </table:table-cell>
          <table:table-cell table:style-name="ce1" office:value-type="float" office:value="98.4445944960844">
            <text:p>98.44</text:p>
          </table:table-cell>
          <table:table-cell table:number-columns-repeated="5"/>
        </table:table-row>
        <table:table-row table:style-name="ro1">
          <table:table-cell office:value-type="string">
            <text:p>20230910T194638p44809</text:p>
          </table:table-cell>
          <table:table-cell table:style-name="ce1" table:formula="of:=1/([.D73]*0.7+[.E73]/100*0.3)" office:value-type="float" office:value="1.47478563619357">
            <text:p>1.47</text:p>
          </table:table-cell>
          <table:table-cell office:value-type="float" office:value="525.872440609233">
            <text:p>526</text:p>
          </table:table-cell>
          <table:table-cell table:style-name="ce3" table:formula="of:=(ABS([.C73]-[.$O$2]))/[.C73]" office:value-type="float" office:value="0.844553783568192">
            <text:p>0.845</text:p>
          </table:table-cell>
          <table:table-cell table:style-name="ce1" office:value-type="float" office:value="28.9589990925">
            <text:p>28.96</text:p>
          </table:table-cell>
          <table:table-cell table:style-name="ce1" office:value-type="float" office:value="18.4450867052023">
            <text:p>18.45</text:p>
          </table:table-cell>
          <table:table-cell table:style-name="ce1" office:value-type="float" office:value="15.4382194290454">
            <text:p>15.44</text:p>
          </table:table-cell>
          <table:table-cell table:style-name="ce2" office:value-type="float" office:value="168937.761532554">
            <text:p>168938</text:p>
          </table:table-cell>
          <table:table-cell table:style-name="ce3" office:value-type="float" office:value="0.121981274989995">
            <text:p>0.122</text:p>
          </table:table-cell>
          <table:table-cell table:style-name="ce1" office:value-type="float" office:value="9.51971520566011">
            <text:p>9.52</text:p>
          </table:table-cell>
          <table:table-cell table:number-columns-repeated="5"/>
        </table:table-row>
        <table:table-row table:style-name="ro1">
          <table:table-cell office:value-type="string">
            <text:p>20230910T194629p44618</text:p>
          </table:table-cell>
          <table:table-cell table:style-name="ce1" table:formula="of:=1/([.D74]*0.7+[.E74]/100*0.3)" office:value-type="float" office:value="2.41394466827604">
            <text:p>2.41</text:p>
          </table:table-cell>
          <table:table-cell office:value-type="float" office:value="816.894090443484">
            <text:p>817</text:p>
          </table:table-cell>
          <table:table-cell table:style-name="ce3" table:formula="of:=(ABS([.C74]-[.$O$2]))/[.C74]" office:value-type="float" office:value="0.18742443034861">
            <text:p>0.187</text:p>
          </table:table-cell>
          <table:table-cell table:style-name="ce1" office:value-type="float" office:value="94.3542004005">
            <text:p>94.35</text:p>
          </table:table-cell>
          <table:table-cell table:style-name="ce1" office:value-type="float" office:value="7.09891258887495">
            <text:p>7.10</text:p>
          </table:table-cell>
          <table:table-cell table:style-name="ce1" office:value-type="float" office:value="20.3813440223657">
            <text:p>20.38</text:p>
          </table:table-cell>
          <table:table-cell table:style-name="ce2" office:value-type="float" office:value="197414.076832012">
            <text:p>197414</text:p>
          </table:table-cell>
          <table:table-cell table:style-name="ce3" office:value-type="float" office:value="0.117455297848168">
            <text:p>0.117</text:p>
          </table:table-cell>
          <table:table-cell table:style-name="ce1" office:value-type="float" office:value="5.05571238069203">
            <text:p>5.06</text:p>
          </table:table-cell>
          <table:table-cell table:number-columns-repeated="5"/>
        </table:table-row>
        <table:table-row table:style-name="ro1">
          <table:table-cell office:value-type="string">
            <text:p>20230910T194700p45276</text:p>
          </table:table-cell>
          <table:table-cell table:style-name="ce1" table:formula="of:=1/([.D75]*0.7+[.E75]/100*0.3)" office:value-type="float" office:value="2.07879757389655">
            <text:p>2.08</text:p>
          </table:table-cell>
          <table:table-cell office:value-type="float" office:value="623.08873436423">
            <text:p>623</text:p>
          </table:table-cell>
          <table:table-cell table:style-name="ce3" table:formula="of:=(ABS([.C75]-[.$O$2]))/[.C75]" office:value-type="float" office:value="0.55676061290009">
            <text:p>0.557</text:p>
          </table:table-cell>
          <table:table-cell table:style-name="ce1" office:value-type="float" office:value="30.4382967101">
            <text:p>30.44</text:p>
          </table:table-cell>
          <table:table-cell table:style-name="ce1" office:value-type="float" office:value="18.020472061657">
            <text:p>18.02</text:p>
          </table:table-cell>
          <table:table-cell table:style-name="ce1" office:value-type="float" office:value="37.4148942402825">
            <text:p>37.41</text:p>
          </table:table-cell>
          <table:table-cell table:style-name="ce2" office:value-type="float" office:value="175563.238608602">
            <text:p>175563</text:p>
          </table:table-cell>
          <table:table-cell table:style-name="ce3" office:value-type="float" office:value="0.177105582001929">
            <text:p>0.177</text:p>
          </table:table-cell>
          <table:table-cell table:style-name="ce1" office:value-type="float" office:value="6.90844456540992">
            <text:p>6.91</text:p>
          </table:table-cell>
          <table:table-cell table:number-columns-repeated="5"/>
        </table:table-row>
        <table:table-row table:style-name="ro1">
          <table:table-cell office:value-type="string">
            <text:p>20230910T194602p44086</text:p>
          </table:table-cell>
          <table:table-cell table:style-name="ce1" table:formula="of:=1/([.D76]*0.7+[.E76]/100*0.3)" office:value-type="float" office:value="4.49308717149428">
            <text:p>4.49</text:p>
          </table:table-cell>
          <table:table-cell office:value-type="float" office:value="1118.57267567133">
            <text:p>1119</text:p>
          </table:table-cell>
          <table:table-cell table:style-name="ce3" table:formula="of:=(ABS([.C76]-[.$O$2]))/[.C76]" office:value-type="float" office:value="0.132823444468784">
            <text:p>0.133</text:p>
          </table:table-cell>
          <table:table-cell table:style-name="ce1" office:value-type="float" office:value="43.1959035206">
            <text:p>43.20</text:p>
          </table:table-cell>
          <table:table-cell table:style-name="ce1" office:value-type="float" office:value="7.348325407265">
            <text:p>7.35</text:p>
          </table:table-cell>
          <table:table-cell table:style-name="ce1" office:value-type="float" office:value="34.7381482651417">
            <text:p>34.74</text:p>
          </table:table-cell>
          <table:table-cell table:style-name="ce2" office:value-type="float" office:value="190612.163888747">
            <text:p>190612</text:p>
          </table:table-cell>
          <table:table-cell table:style-name="ce3" office:value-type="float" office:value="0.228585184882499">
            <text:p>0.229</text:p>
          </table:table-cell>
          <table:table-cell table:style-name="ce1" office:value-type="float" office:value="3.03975080119746">
            <text:p>3.04</text:p>
          </table:table-cell>
          <table:table-cell table:number-columns-repeated="5"/>
        </table:table-row>
        <table:table-row table:style-name="ro1">
          <table:table-cell office:value-type="string">
            <text:p>20230911T031952p86190</text:p>
          </table:table-cell>
          <table:table-cell table:style-name="ce1" table:formula="of:=1/([.D77]*0.7+[.E77]/100*0.3)" office:value-type="float" office:value="2.42803832777076">
            <text:p>2.43</text:p>
          </table:table-cell>
          <table:table-cell office:value-type="float" office:value="669.503492353866">
            <text:p>670</text:p>
          </table:table-cell>
          <table:table-cell table:style-name="ce3" table:formula="of:=(ABS([.C77]-[.$O$2]))/[.C77]" office:value-type="float" office:value="0.448834862070154">
            <text:p>0.449</text:p>
          </table:table-cell>
          <table:table-cell table:style-name="ce1" office:value-type="float" office:value="32.5569032039">
            <text:p>32.56</text:p>
          </table:table-cell>
          <table:table-cell table:style-name="ce1" office:value-type="float" office:value="10.029985549133">
            <text:p>10.03</text:p>
          </table:table-cell>
          <table:table-cell table:style-name="ce1" office:value-type="float" office:value="32.8764009078289">
            <text:p>32.88</text:p>
          </table:table-cell>
          <table:table-cell table:style-name="ce2" office:value-type="float" office:value="197780.127106912">
            <text:p>197780</text:p>
          </table:table-cell>
          <table:table-cell table:style-name="ce3" office:value-type="float" office:value="0.388290842326255">
            <text:p>0.388</text:p>
          </table:table-cell>
          <table:table-cell table:style-name="ce1" office:value-type="float" office:value="50.6434932611288">
            <text:p>50.64</text:p>
          </table:table-cell>
          <table:table-cell table:number-columns-repeated="5"/>
        </table:table-row>
        <table:table-row table:style-name="ro1">
          <table:table-cell office:value-type="string">
            <text:p>20230911T031955p86269</text:p>
          </table:table-cell>
          <table:table-cell table:style-name="ce1" table:formula="of:=1/([.D78]*0.7+[.E78]/100*0.3)" office:value-type="float" office:value="1.01145915859841">
            <text:p>1.01</text:p>
          </table:table-cell>
          <table:table-cell office:value-type="float" office:value="489.688516172684">
            <text:p>490</text:p>
          </table:table-cell>
          <table:table-cell table:style-name="ce3" table:formula="of:=(ABS([.C78]-[.$O$2]))/[.C78]" office:value-type="float" office:value="0.980851026651274">
            <text:p>0.981</text:p>
          </table:table-cell>
          <table:table-cell table:style-name="ce1" office:value-type="float" office:value="100.6916491268">
            <text:p>100.69</text:p>
          </table:table-cell>
          <table:table-cell table:style-name="ce1" office:value-type="float" office:value="10.0946531791908">
            <text:p>10.09</text:p>
          </table:table-cell>
          <table:table-cell table:style-name="ce1" office:value-type="float" office:value="10.701718015914">
            <text:p>10.70</text:p>
          </table:table-cell>
          <table:table-cell table:style-name="ce2" office:value-type="float" office:value="166520.463540394">
            <text:p>166520</text:p>
          </table:table-cell>
          <table:table-cell table:style-name="ce3" office:value-type="float" office:value="0.34697951856006">
            <text:p>0.347</text:p>
          </table:table-cell>
          <table:table-cell table:style-name="ce1" office:value-type="float" office:value="55.162808100477">
            <text:p>55.16</text:p>
          </table:table-cell>
          <table:table-cell table:number-columns-repeated="5"/>
        </table:table-row>
        <table:table-row table:style-name="ro1">
          <table:table-cell office:value-type="string">
            <text:p>20230911T031851p84866</text:p>
          </table:table-cell>
          <table:table-cell table:style-name="ce1" table:formula="of:=1/([.D79]*0.7+[.E79]/100*0.3)" office:value-type="float" office:value="1.15754803243797">
            <text:p>1.16</text:p>
          </table:table-cell>
          <table:table-cell office:value-type="float" office:value="496.991071579795">
            <text:p>497</text:p>
          </table:table-cell>
          <table:table-cell table:style-name="ce3" table:formula="of:=(ABS([.C79]-[.$O$2]))/[.C79]" office:value-type="float" office:value="0.951745323948461">
            <text:p>0.952</text:p>
          </table:table-cell>
          <table:table-cell table:style-name="ce1" office:value-type="float" office:value="65.8911033221">
            <text:p>65.89</text:p>
          </table:table-cell>
          <table:table-cell table:style-name="ce1" office:value-type="float" office:value="10.9642341040462">
            <text:p>10.96</text:p>
          </table:table-cell>
          <table:table-cell table:style-name="ce1" office:value-type="float" office:value="13.2501379837435">
            <text:p>13.25</text:p>
          </table:table-cell>
          <table:table-cell table:style-name="ce2" office:value-type="float" office:value="190612.163888747">
            <text:p>190612</text:p>
          </table:table-cell>
          <table:table-cell table:style-name="ce3" office:value-type="float" office:value="0.100312456862453">
            <text:p>0.100</text:p>
          </table:table-cell>
          <table:table-cell table:style-name="ce1" office:value-type="float" office:value="56.7901170451632">
            <text:p>56.79</text:p>
          </table:table-cell>
          <table:table-cell table:number-columns-repeated="5"/>
        </table:table-row>
        <table:table-row table:style-name="ro1">
          <table:table-cell office:value-type="string">
            <text:p>20230911T031857p84964</text:p>
          </table:table-cell>
          <table:table-cell table:style-name="ce1" table:formula="of:=1/([.D80]*0.7+[.E80]/100*0.3)" office:value-type="float" office:value="1.01779808286402">
            <text:p>1.02</text:p>
          </table:table-cell>
          <table:table-cell office:value-type="float" office:value="442.602166945168">
            <text:p>443</text:p>
          </table:table-cell>
          <table:table-cell table:style-name="ce3" table:formula="of:=(ABS([.C80]-[.$O$2]))/[.C80]" office:value-type="float" office:value="1.19158438987076">
            <text:p>1.192</text:p>
          </table:table-cell>
          <table:table-cell table:style-name="ce1" office:value-type="float" office:value="49.4680255466">
            <text:p>49.47</text:p>
          </table:table-cell>
          <table:table-cell table:style-name="ce1" office:value-type="float" office:value="4.64312788826003">
            <text:p>4.64</text:p>
          </table:table-cell>
          <table:table-cell table:style-name="ce1" office:value-type="float" office:value="23.2228626554053">
            <text:p>23.22</text:p>
          </table:table-cell>
          <table:table-cell table:style-name="ce2" office:value-type="float" office:value="152456.824121128">
            <text:p>152457</text:p>
          </table:table-cell>
          <table:table-cell table:style-name="ce3" office:value-type="float" office:value="0.0214844953808806">
            <text:p>0.021</text:p>
          </table:table-cell>
          <table:table-cell table:style-name="ce1" office:value-type="float" office:value="58.8340705547308">
            <text:p>58.83</text:p>
          </table:table-cell>
          <table:table-cell table:number-columns-repeated="5"/>
        </table:table-row>
        <table:table-row table:style-name="ro1">
          <table:table-cell office:value-type="string">
            <text:p>20230911T031848p84828</text:p>
          </table:table-cell>
          <table:table-cell table:style-name="ce1" table:formula="of:=1/([.D81]*0.7+[.E81]/100*0.3)" office:value-type="float" office:value="1.38836699598815">
            <text:p>1.39</text:p>
          </table:table-cell>
          <table:table-cell office:value-type="float" office:value="536.880960264881">
            <text:p>537</text:p>
          </table:table-cell>
          <table:table-cell table:style-name="ce3" table:formula="of:=(ABS([.C81]-[.$O$2]))/[.C81]" office:value-type="float" office:value="0.806731979322625">
            <text:p>0.807</text:p>
          </table:table-cell>
          <table:table-cell table:style-name="ce1" office:value-type="float" office:value="51.8527551515">
            <text:p>51.85</text:p>
          </table:table-cell>
          <table:table-cell table:style-name="ce1" office:value-type="float" office:value="14.7746868978805">
            <text:p>14.77</text:p>
          </table:table-cell>
          <table:table-cell table:style-name="ce1" office:value-type="float" office:value="31.8553093341267">
            <text:p>31.86</text:p>
          </table:table-cell>
          <table:table-cell table:style-name="ce2" office:value-type="float" office:value="170179.772753857">
            <text:p>170180</text:p>
          </table:table-cell>
          <table:table-cell table:style-name="ce3" office:value-type="float" office:value="0.27168360678643">
            <text:p>0.272</text:p>
          </table:table-cell>
          <table:table-cell table:style-name="ce1" office:value-type="float" office:value="42.9545202596288">
            <text:p>42.95</text:p>
          </table:table-cell>
          <table:table-cell table:number-columns-repeated="5"/>
        </table:table-row>
        <table:table-row table:style-name="ro1">
          <table:table-cell office:value-type="string">
            <text:p>20230911T031818p84319</text:p>
          </table:table-cell>
          <table:table-cell table:style-name="ce1" table:formula="of:=1/([.D82]*0.7+[.E82]/100*0.3)" office:value-type="float" office:value="1.59429697016981">
            <text:p>1.59</text:p>
          </table:table-cell>
          <table:table-cell office:value-type="float" office:value="605.329736436783">
            <text:p>605</text:p>
          </table:table-cell>
          <table:table-cell table:style-name="ce3" table:formula="of:=(ABS([.C82]-[.$O$2]))/[.C82]" office:value-type="float" office:value="0.602432429158056">
            <text:p>0.602</text:p>
          </table:table-cell>
          <table:table-cell table:style-name="ce1" office:value-type="float" office:value="68.5110048617">
            <text:p>68.51</text:p>
          </table:table-cell>
          <table:table-cell table:style-name="ce1" office:value-type="float" office:value="4.77568883364409">
            <text:p>4.78</text:p>
          </table:table-cell>
          <table:table-cell table:style-name="ce1" office:value-type="float" office:value="35.0081230390137">
            <text:p>35.01</text:p>
          </table:table-cell>
          <table:table-cell table:style-name="ce2" office:value-type="float" office:value="170179.772753857">
            <text:p>170180</text:p>
          </table:table-cell>
          <table:table-cell table:style-name="ce3" office:value-type="float" office:value="0.236997249052228">
            <text:p>0.237</text:p>
          </table:table-cell>
          <table:table-cell table:style-name="ce1" office:value-type="float" office:value="64.5077841466999">
            <text:p>64.51</text:p>
          </table:table-cell>
          <table:table-cell table:number-columns-repeated="5"/>
        </table:table-row>
        <table:table-row table:style-name="ro1">
          <table:table-cell office:value-type="string">
            <text:p>20230911T031910p85270</text:p>
          </table:table-cell>
          <table:table-cell table:style-name="ce1" table:formula="of:=1/([.D83]*0.7+[.E83]/100*0.3)" office:value-type="float" office:value="0.869600144555729">
            <text:p>0.87</text:p>
          </table:table-cell>
          <table:table-cell office:value-type="float" office:value="396.147297159973">
            <text:p>396</text:p>
          </table:table-cell>
          <table:table-cell table:style-name="ce3" table:formula="of:=(ABS([.C83]-[.$O$2]))/[.C83]" office:value-type="float" office:value="1.44858416794471">
            <text:p>1.449</text:p>
          </table:table-cell>
          <table:table-cell table:style-name="ce1" office:value-type="float" office:value="45.314964373">
            <text:p>45.31</text:p>
          </table:table-cell>
          <table:table-cell table:style-name="ce1" office:value-type="float" office:value="12.5729768786127">
            <text:p>12.57</text:p>
          </table:table-cell>
          <table:table-cell table:style-name="ce1" office:value-type="float" office:value="37.8812418383992">
            <text:p>37.88</text:p>
          </table:table-cell>
          <table:table-cell table:style-name="ce2" office:value-type="float" office:value="184299.856493656">
            <text:p>184300</text:p>
          </table:table-cell>
          <table:table-cell table:style-name="ce3" office:value-type="float" office:value="0.0959061020117965">
            <text:p>0.096</text:p>
          </table:table-cell>
          <table:table-cell table:style-name="ce1" office:value-type="float" office:value="53.3211749581782">
            <text:p>53.32</text:p>
          </table:table-cell>
          <table:table-cell table:number-columns-repeated="5"/>
        </table:table-row>
        <table:table-row table:style-name="ro1">
          <table:table-cell office:value-type="string">
            <text:p>20230911T031901p85043</text:p>
          </table:table-cell>
          <table:table-cell table:style-name="ce1" table:formula="of:=1/([.D84]*0.7+[.E84]/100*0.3)" office:value-type="float" office:value="2.07936592204233">
            <text:p>2.08</text:p>
          </table:table-cell>
          <table:table-cell office:value-type="float" office:value="686.965160756794">
            <text:p>687</text:p>
          </table:table-cell>
          <table:table-cell table:style-name="ce3" table:formula="of:=(ABS([.C84]-[.$O$2]))/[.C84]" office:value-type="float" office:value="0.41200755935192">
            <text:p>0.412</text:p>
          </table:table-cell>
          <table:table-cell table:style-name="ce1" office:value-type="float" office:value="64.1701813645">
            <text:p>64.17</text:p>
          </table:table-cell>
          <table:table-cell table:style-name="ce1" office:value-type="float" office:value="4.89922088434686">
            <text:p>4.90</text:p>
          </table:table-cell>
          <table:table-cell table:style-name="ce1" office:value-type="float" office:value="28.6461812726759">
            <text:p>28.65</text:p>
          </table:table-cell>
          <table:table-cell table:style-name="ce2" office:value-type="float" office:value="195548.506944251">
            <text:p>195549</text:p>
          </table:table-cell>
          <table:table-cell table:style-name="ce3" office:value-type="float" office:value="0.10958417899665">
            <text:p>0.110</text:p>
          </table:table-cell>
          <table:table-cell table:style-name="ce1" office:value-type="float" office:value="73.5234934433408">
            <text:p>73.52</text:p>
          </table:table-cell>
          <table:table-cell table:number-columns-repeated="5"/>
        </table:table-row>
        <table:table-row table:style-name="ro1">
          <table:table-cell office:value-type="string">
            <text:p>20230911T031937p85853</text:p>
          </table:table-cell>
          <table:table-cell table:style-name="ce1" table:formula="of:=1/([.D85]*0.7+[.E85]/100*0.3)" office:value-type="float" office:value="2.16778263985455">
            <text:p>2.17</text:p>
          </table:table-cell>
          <table:table-cell office:value-type="float" office:value="778.792763459212">
            <text:p>779</text:p>
          </table:table-cell>
          <table:table-cell table:style-name="ce3" table:formula="of:=(ABS([.C85]-[.$O$2]))/[.C85]" office:value-type="float" office:value="0.245517479761228">
            <text:p>0.246</text:p>
          </table:table-cell>
          <table:table-cell table:style-name="ce1" office:value-type="float" office:value="96.4795419952">
            <text:p>96.48</text:p>
          </table:table-cell>
          <table:table-cell table:style-name="ce1" office:value-type="float" office:value="10.6470871449206">
            <text:p>10.65</text:p>
          </table:table-cell>
          <table:table-cell table:style-name="ce1" office:value-type="float" office:value="29.2388618355111">
            <text:p>29.24</text:p>
          </table:table-cell>
          <table:table-cell table:style-name="ce2" office:value-type="float" office:value="180780.018873658">
            <text:p>180780</text:p>
          </table:table-cell>
          <table:table-cell table:style-name="ce3" office:value-type="float" office:value="0.12480251700716">
            <text:p>0.125</text:p>
          </table:table-cell>
          <table:table-cell table:style-name="ce1" office:value-type="float" office:value="82.0821081672976">
            <text:p>82.08</text:p>
          </table:table-cell>
          <table:table-cell table:number-columns-repeated="5"/>
        </table:table-row>
        <table:table-row table:style-name="ro1">
          <table:table-cell office:value-type="string">
            <text:p>20230911T031815p84271</text:p>
          </table:table-cell>
          <table:table-cell table:style-name="ce1" table:formula="of:=1/([.D86]*0.7+[.E86]/100*0.3)" office:value-type="float" office:value="1.34417552712863">
            <text:p>1.34</text:p>
          </table:table-cell>
          <table:table-cell office:value-type="float" office:value="585.036988220015">
            <text:p>585</text:p>
          </table:table-cell>
          <table:table-cell table:style-name="ce3" table:formula="of:=(ABS([.C86]-[.$O$2]))/[.C86]" office:value-type="float" office:value="0.658014825611696">
            <text:p>0.658</text:p>
          </table:table-cell>
          <table:table-cell table:style-name="ce1" office:value-type="float" office:value="94.4466935954">
            <text:p>94.45</text:p>
          </table:table-cell>
          <table:table-cell table:style-name="ce1" office:value-type="float" office:value="14.3982418111753">
            <text:p>14.40</text:p>
          </table:table-cell>
          <table:table-cell table:style-name="ce1" office:value-type="float" office:value="26.3069892380665">
            <text:p>26.31</text:p>
          </table:table-cell>
          <table:table-cell table:style-name="ce2" office:value-type="float" office:value="170179.772753857">
            <text:p>170180</text:p>
          </table:table-cell>
          <table:table-cell table:style-name="ce3" office:value-type="float" office:value="0.128324532310091">
            <text:p>0.128</text:p>
          </table:table-cell>
          <table:table-cell table:style-name="ce1" office:value-type="float" office:value="36.3787019994444">
            <text:p>36.38</text:p>
          </table:table-cell>
          <table:table-cell table:number-columns-repeated="5"/>
        </table:table-row>
        <table:table-row table:style-name="ro1">
          <table:table-cell office:value-type="string">
            <text:p>20230911T031907p85184</text:p>
          </table:table-cell>
          <table:table-cell table:style-name="ce1" table:formula="of:=1/([.D87]*0.7+[.E87]/100*0.3)" office:value-type="float" office:value="1.01645396051464">
            <text:p>1.02</text:p>
          </table:table-cell>
          <table:table-cell office:value-type="float" office:value="493.793321347939">
            <text:p>494</text:p>
          </table:table-cell>
          <table:table-cell table:style-name="ce3" table:formula="of:=(ABS([.C87]-[.$O$2]))/[.C87]" office:value-type="float" office:value="0.964384608022096">
            <text:p>0.964</text:p>
          </table:table-cell>
          <table:table-cell table:style-name="ce1" office:value-type="float" office:value="102.9143880564">
            <text:p>102.91</text:p>
          </table:table-cell>
          <table:table-cell table:style-name="ce1" office:value-type="float" office:value="10.7095375722543">
            <text:p>10.71</text:p>
          </table:table-cell>
          <table:table-cell table:style-name="ce1" office:value-type="float" office:value="26.2466105203694">
            <text:p>26.25</text:p>
          </table:table-cell>
          <table:table-cell table:style-name="ce2" office:value-type="float" office:value="169014.582320852">
            <text:p>169015</text:p>
          </table:table-cell>
          <table:table-cell table:style-name="ce3" office:value-type="float" office:value="0.0535780532492324">
            <text:p>0.054</text:p>
          </table:table-cell>
          <table:table-cell table:style-name="ce1" office:value-type="float" office:value="69.4811580358873">
            <text:p>69.48</text:p>
          </table:table-cell>
          <table:table-cell table:number-columns-repeated="5"/>
        </table:table-row>
        <table:table-row table:style-name="ro1">
          <table:table-cell office:value-type="string">
            <text:p>20230911T031934p85766</text:p>
          </table:table-cell>
          <table:table-cell table:style-name="ce1" table:formula="of:=1/([.D88]*0.7+[.E88]/100*0.3)" office:value-type="float" office:value="1.360769310232">
            <text:p>1.36</text:p>
          </table:table-cell>
          <table:table-cell office:value-type="float" office:value="542.789807148726">
            <text:p>543</text:p>
          </table:table-cell>
          <table:table-cell table:style-name="ce3" table:formula="of:=(ABS([.C88]-[.$O$2]))/[.C88]" office:value-type="float" office:value="0.787063771693519">
            <text:p>0.787</text:p>
          </table:table-cell>
          <table:table-cell table:style-name="ce1" office:value-type="float" office:value="61.3112597697">
            <text:p>61.31</text:p>
          </table:table-cell>
          <table:table-cell table:style-name="ce1" office:value-type="float" office:value="16.1565510597303">
            <text:p>16.16</text:p>
          </table:table-cell>
          <table:table-cell table:style-name="ce1" office:value-type="float" office:value="38.4079650465615">
            <text:p>38.41</text:p>
          </table:table-cell>
          <table:table-cell table:style-name="ce2" office:value-type="float" office:value="169014.582320852">
            <text:p>169015</text:p>
          </table:table-cell>
          <table:table-cell table:style-name="ce3" office:value-type="float" office:value="0.294220891495072">
            <text:p>0.294</text:p>
          </table:table-cell>
          <table:table-cell table:style-name="ce1" office:value-type="float" office:value="26.3704841502629">
            <text:p>26.37</text:p>
          </table:table-cell>
          <table:table-cell table:number-columns-repeated="5"/>
        </table:table-row>
        <table:table-row table:style-name="ro1">
          <table:table-cell office:value-type="string">
            <text:p>20230911T031830p84495</text:p>
          </table:table-cell>
          <table:table-cell table:style-name="ce1" table:formula="of:=1/([.D89]*0.7+[.E89]/100*0.3)" office:value-type="float" office:value="1.02791751899345">
            <text:p>1.03</text:p>
          </table:table-cell>
          <table:table-cell office:value-type="float" office:value="506.582440028554">
            <text:p>507</text:p>
          </table:table-cell>
          <table:table-cell table:style-name="ce3" table:formula="of:=(ABS([.C89]-[.$O$2]))/[.C89]" office:value-type="float" office:value="0.914791993076833">
            <text:p>0.915</text:p>
          </table:table-cell>
          <table:table-cell table:style-name="ce1" office:value-type="float" office:value="110.8287686972">
            <text:p>110.83</text:p>
          </table:table-cell>
          <table:table-cell table:style-name="ce1" office:value-type="float" office:value="16.2461464354528">
            <text:p>16.25</text:p>
          </table:table-cell>
          <table:table-cell table:style-name="ce1" office:value-type="float" office:value="25.6383100197236">
            <text:p>25.64</text:p>
          </table:table-cell>
          <table:table-cell table:style-name="ce2" office:value-type="float" office:value="176444.995634967">
            <text:p>176445</text:p>
          </table:table-cell>
          <table:table-cell table:style-name="ce3" office:value-type="float" office:value="0.330840109876812">
            <text:p>0.331</text:p>
          </table:table-cell>
          <table:table-cell table:style-name="ce1" office:value-type="float" office:value="20.2467411881751">
            <text:p>20.25</text:p>
          </table:table-cell>
          <table:table-cell table:number-columns-repeated="5"/>
        </table:table-row>
        <table:table-row table:style-name="ro1">
          <table:table-cell office:value-type="string">
            <text:p>20230911T031922p85517</text:p>
          </table:table-cell>
          <table:table-cell table:style-name="ce1" table:formula="of:=1/([.D90]*0.7+[.E90]/100*0.3)" office:value-type="float" office:value="2.35394716447416">
            <text:p>2.35</text:p>
          </table:table-cell>
          <table:table-cell office:value-type="float" office:value="1147.78053492528">
            <text:p>1148</text:p>
          </table:table-cell>
          <table:table-cell table:style-name="ce3" table:formula="of:=(ABS([.C90]-[.$O$2]))/[.C90]" office:value-type="float" office:value="0.154890703854682">
            <text:p>0.155</text:p>
          </table:table-cell>
          <table:table-cell table:style-name="ce1" office:value-type="float" office:value="105.4649594577">
            <text:p>105.46</text:p>
          </table:table-cell>
          <table:table-cell table:style-name="ce1" office:value-type="float" office:value="10.4759268175253">
            <text:p>10.48</text:p>
          </table:table-cell>
          <table:table-cell table:style-name="ce1" office:value-type="float" office:value="19.6627513819077">
            <text:p>19.66</text:p>
          </table:table-cell>
          <table:table-cell table:style-name="ce2" office:value-type="float" office:value="166520.463540394">
            <text:p>166520</text:p>
          </table:table-cell>
          <table:table-cell table:style-name="ce3" office:value-type="float" office:value="0.306751991825041">
            <text:p>0.307</text:p>
          </table:table-cell>
          <table:table-cell table:style-name="ce1" office:value-type="float" office:value="93.8053149856006">
            <text:p>93.81</text:p>
          </table:table-cell>
          <table:table-cell table:number-columns-repeated="5"/>
        </table:table-row>
        <table:table-row table:style-name="ro1">
          <table:table-cell office:value-type="string">
            <text:p>20230911T031913p85322</text:p>
          </table:table-cell>
          <table:table-cell table:style-name="ce1" table:formula="of:=1/([.D91]*0.7+[.E91]/100*0.3)" office:value-type="float" office:value="2.03948229821197">
            <text:p>2.04</text:p>
          </table:table-cell>
          <table:table-cell office:value-type="float" office:value="625.955363814309">
            <text:p>626</text:p>
          </table:table-cell>
          <table:table-cell table:style-name="ce3" table:formula="of:=(ABS([.C91]-[.$O$2]))/[.C91]" office:value-type="float" office:value="0.549631261387757">
            <text:p>0.550</text:p>
          </table:table-cell>
          <table:table-cell table:style-name="ce1" office:value-type="float" office:value="35.1928755789">
            <text:p>35.19</text:p>
          </table:table-cell>
          <table:table-cell table:style-name="ce1" office:value-type="float" office:value="11.6362542128069">
            <text:p>11.64</text:p>
          </table:table-cell>
          <table:table-cell table:style-name="ce1" office:value-type="float" office:value="31.8497770557701">
            <text:p>31.85</text:p>
          </table:table-cell>
          <table:table-cell table:style-name="ce2" office:value-type="float" office:value="171222.909493111">
            <text:p>171223</text:p>
          </table:table-cell>
          <table:table-cell table:style-name="ce3" office:value-type="float" office:value="0.0695370261199458">
            <text:p>0.070</text:p>
          </table:table-cell>
          <table:table-cell table:style-name="ce1" office:value-type="float" office:value="77.619593790068">
            <text:p>77.62</text:p>
          </table:table-cell>
          <table:table-cell table:number-columns-repeated="5"/>
        </table:table-row>
        <table:table-row table:style-name="ro1">
          <table:table-cell office:value-type="string">
            <text:p>20230911T031931p85696</text:p>
          </table:table-cell>
          <table:table-cell table:style-name="ce1" table:formula="of:=1/([.D92]*0.7+[.E92]/100*0.3)" office:value-type="float" office:value="0.616328737405639">
            <text:p>0.62</text:p>
          </table:table-cell>
          <table:table-cell office:value-type="float" office:value="296.097391440031">
            <text:p>296</text:p>
          </table:table-cell>
          <table:table-cell table:style-name="ce3" table:formula="of:=(ABS([.C92]-[.$O$2]))/[.C92]" office:value-type="float" office:value="2.27594915741247">
            <text:p>2.276</text:p>
          </table:table-cell>
          <table:table-cell table:style-name="ce1" office:value-type="float" office:value="9.7821122025">
            <text:p>9.78</text:p>
          </table:table-cell>
          <table:table-cell table:style-name="ce1" office:value-type="float" office:value="19.0655105973025">
            <text:p>19.07</text:p>
          </table:table-cell>
          <table:table-cell table:style-name="ce1" office:value-type="float" office:value="17.7490714520995">
            <text:p>17.75</text:p>
          </table:table-cell>
          <table:table-cell table:style-name="ce2" office:value-type="float" office:value="176202.106866178">
            <text:p>176202</text:p>
          </table:table-cell>
          <table:table-cell table:style-name="ce3" office:value-type="float" office:value="0.177105582001929">
            <text:p>0.177</text:p>
          </table:table-cell>
          <table:table-cell table:style-name="ce1" office:value-type="float" office:value="28.3931363604206">
            <text:p>28.39</text:p>
          </table:table-cell>
          <table:table-cell table:number-columns-repeated="5"/>
        </table:table-row>
        <table:table-row table:style-name="ro1">
          <table:table-cell office:value-type="string">
            <text:p>20230911T031919p85439</text:p>
          </table:table-cell>
          <table:table-cell table:style-name="ce1" table:formula="of:=1/([.D93]*0.7+[.E93]/100*0.3)" office:value-type="float" office:value="0.444075066594473">
            <text:p>0.44</text:p>
          </table:table-cell>
          <table:table-cell office:value-type="float" office:value="235.736685436326">
            <text:p>236</text:p>
          </table:table-cell>
          <table:table-cell table:style-name="ce3" table:formula="of:=(ABS([.C93]-[.$O$2]))/[.C93]" office:value-type="float" office:value="3.11476049306718">
            <text:p>3.115</text:p>
          </table:table-cell>
          <table:table-cell table:style-name="ce1" office:value-type="float" office:value="23.846395216">
            <text:p>23.85</text:p>
          </table:table-cell>
          <table:table-cell table:style-name="ce1" office:value-type="float" office:value="19.2686657032755">
            <text:p>19.27</text:p>
          </table:table-cell>
          <table:table-cell table:style-name="ce1" office:value-type="float" office:value="23.8174750722947">
            <text:p>23.82</text:p>
          </table:table-cell>
          <table:table-cell table:style-name="ce2" office:value-type="float" office:value="182949.9347002">
            <text:p>182950</text:p>
          </table:table-cell>
          <table:table-cell table:style-name="ce3" office:value-type="float" office:value="0.184643070835864">
            <text:p>0.185</text:p>
          </table:table-cell>
          <table:table-cell table:style-name="ce1" office:value-type="float" office:value="31.790446026176">
            <text:p>31.79</text:p>
          </table:table-cell>
          <table:table-cell table:number-columns-repeated="5"/>
        </table:table-row>
        <table:table-row table:style-name="ro1">
          <table:table-cell office:value-type="string">
            <text:p>20230911T032001p86381</text:p>
          </table:table-cell>
          <table:table-cell table:style-name="ce1" table:formula="of:=1/([.D94]*0.7+[.E94]/100*0.3)" office:value-type="float" office:value="0.582863090311495">
            <text:p>0.58</text:p>
          </table:table-cell>
          <table:table-cell office:value-type="float" office:value="289.351621234893">
            <text:p>289</text:p>
          </table:table-cell>
          <table:table-cell table:style-name="ce3" table:formula="of:=(ABS([.C94]-[.$O$2]))/[.C94]" office:value-type="float" office:value="2.3523226718421">
            <text:p>2.352</text:p>
          </table:table-cell>
          <table:table-cell table:style-name="ce1" office:value-type="float" office:value="23.0142991983">
            <text:p>23.01</text:p>
          </table:table-cell>
          <table:table-cell table:style-name="ce1" office:value-type="float" office:value="17.9826589595376">
            <text:p>17.98</text:p>
          </table:table-cell>
          <table:table-cell table:style-name="ce1" office:value-type="float" office:value="30.7181096774256">
            <text:p>30.72</text:p>
          </table:table-cell>
          <table:table-cell table:style-name="ce2" office:value-type="float" office:value="176444.995634967">
            <text:p>176445</text:p>
          </table:table-cell>
          <table:table-cell table:style-name="ce3" office:value-type="float" office:value="0.0137582070821821">
            <text:p>0.014</text:p>
          </table:table-cell>
          <table:table-cell table:style-name="ce1" office:value-type="float" office:value="34.0114966595073">
            <text:p>34.01</text:p>
          </table:table-cell>
          <table:table-cell table:number-columns-repeated="5"/>
        </table:table-row>
        <table:table-row table:style-name="ro1">
          <table:table-cell office:value-type="string">
            <text:p>20230911T031958p86315</text:p>
          </table:table-cell>
          <table:table-cell table:style-name="ce1" table:formula="of:=1/([.D95]*0.7+[.E95]/100*0.3)" office:value-type="float" office:value="0.673802287199757">
            <text:p>0.67</text:p>
          </table:table-cell>
          <table:table-cell office:value-type="float" office:value="316.678458728681">
            <text:p>317</text:p>
          </table:table-cell>
          <table:table-cell table:style-name="ce3" table:formula="of:=(ABS([.C95]-[.$O$2]))/[.C95]" office:value-type="float" office:value="2.06304383283317">
            <text:p>2.063</text:p>
          </table:table-cell>
          <table:table-cell table:style-name="ce1" office:value-type="float" office:value="13.3280653699">
            <text:p>13.33</text:p>
          </table:table-cell>
          <table:table-cell table:style-name="ce1" office:value-type="float" office:value="7.87544671011142">
            <text:p>7.88</text:p>
          </table:table-cell>
          <table:table-cell table:style-name="ce1" office:value-type="float" office:value="30.7181096774256">
            <text:p>30.72</text:p>
          </table:table-cell>
          <table:table-cell table:style-name="ce2" office:value-type="float" office:value="176444.995634967">
            <text:p>176445</text:p>
          </table:table-cell>
          <table:table-cell table:style-name="ce3" office:value-type="float" office:value="0.0137582070821821">
            <text:p>0.014</text:p>
          </table:table-cell>
          <table:table-cell table:style-name="ce1" office:value-type="float" office:value="34.0114966595073">
            <text:p>34.01</text:p>
          </table:table-cell>
          <table:table-cell table:number-columns-repeated="5"/>
        </table:table-row>
        <table:table-row table:style-name="ro1">
          <table:table-cell office:value-type="string">
            <text:p>20230911T031842p84691</text:p>
          </table:table-cell>
          <table:table-cell table:style-name="ce1" table:formula="of:=1/([.D96]*0.7+[.E96]/100*0.3)" office:value-type="float" office:value="3.22698623186418">
            <text:p>3.23</text:p>
          </table:table-cell>
          <table:table-cell office:value-type="float" office:value="779.438524559981">
            <text:p>779</text:p>
          </table:table-cell>
          <table:table-cell table:style-name="ce3" table:formula="of:=(ABS([.C96]-[.$O$2]))/[.C96]" office:value-type="float" office:value="0.244485574468618">
            <text:p>0.244</text:p>
          </table:table-cell>
          <table:table-cell table:style-name="ce1" office:value-type="float" office:value="46.2489208134">
            <text:p>46.25</text:p>
          </table:table-cell>
          <table:table-cell table:style-name="ce1" office:value-type="float" office:value="16.485549132948">
            <text:p>16.49</text:p>
          </table:table-cell>
          <table:table-cell table:style-name="ce1" office:value-type="float" office:value="16.7616026145209">
            <text:p>16.76</text:p>
          </table:table-cell>
          <table:table-cell table:style-name="ce2" office:value-type="float" office:value="168433.792323677">
            <text:p>168434</text:p>
          </table:table-cell>
          <table:table-cell table:style-name="ce3" office:value-type="float" office:value="0.10030736295042">
            <text:p>0.100</text:p>
          </table:table-cell>
          <table:table-cell table:style-name="ce1" office:value-type="float" office:value="11.9682824904449">
            <text:p>11.97</text:p>
          </table:table-cell>
          <table:table-cell table:number-columns-repeated="5"/>
        </table:table-row>
        <table:table-row table:style-name="ro1">
          <table:table-cell office:value-type="string">
            <text:p>20230911T031943p85996</text:p>
          </table:table-cell>
          <table:table-cell table:style-name="ce1" table:formula="of:=1/([.D97]*0.7+[.E97]/100*0.3)" office:value-type="float" office:value="1.54186756614422">
            <text:p>1.54</text:p>
          </table:table-cell>
          <table:table-cell office:value-type="float" office:value="1601.65137419257">
            <text:p>1602</text:p>
          </table:table-cell>
          <table:table-cell table:style-name="ce3" table:formula="of:=(ABS([.C97]-[.$O$2]))/[.C97]" office:value-type="float" office:value="0.394375070861473">
            <text:p>0.394</text:p>
          </table:table-cell>
          <table:table-cell table:style-name="ce1" office:value-type="float" office:value="124.1671941982">
            <text:p>124.17</text:p>
          </table:table-cell>
          <table:table-cell table:style-name="ce1" office:value-type="float" office:value="10.1044776119403">
            <text:p>10.10</text:p>
          </table:table-cell>
          <table:table-cell table:style-name="ce1" office:value-type="float" office:value="36.1152675925477">
            <text:p>36.12</text:p>
          </table:table-cell>
          <table:table-cell table:style-name="ce2" office:value-type="float" office:value="170179.731813586">
            <text:p>170180</text:p>
          </table:table-cell>
          <table:table-cell table:style-name="ce3" office:value-type="float" office:value="0.368116709162095">
            <text:p>0.368</text:p>
          </table:table-cell>
          <table:table-cell table:style-name="ce1" office:value-type="float" office:value="98.3127444855214">
            <text:p>98.31</text:p>
          </table:table-cell>
          <table:table-cell table:number-columns-repeated="5"/>
        </table:table-row>
        <table:table-row table:style-name="ro1">
          <table:table-cell office:value-type="string">
            <text:p>20230911T031845p84754</text:p>
          </table:table-cell>
          <table:table-cell table:style-name="ce1" table:formula="of:=1/([.D98]*0.7+[.E98]/100*0.3)" office:value-type="float" office:value="2.77061526224291">
            <text:p>2.77</text:p>
          </table:table-cell>
          <table:table-cell office:value-type="float" office:value="793.258181575068">
            <text:p>793</text:p>
          </table:table-cell>
          <table:table-cell table:style-name="ce3" table:formula="of:=(ABS([.C98]-[.$O$2]))/[.C98]" office:value-type="float" office:value="0.222804910847562">
            <text:p>0.223</text:p>
          </table:table-cell>
          <table:table-cell table:style-name="ce1" office:value-type="float" office:value="68.3224080455">
            <text:p>68.32</text:p>
          </table:table-cell>
          <table:table-cell table:style-name="ce1" office:value-type="float" office:value="6.98803427735396">
            <text:p>6.99</text:p>
          </table:table-cell>
          <table:table-cell table:style-name="ce1" office:value-type="float" office:value="36.1152675925477">
            <text:p>36.12</text:p>
          </table:table-cell>
          <table:table-cell table:style-name="ce2" office:value-type="float" office:value="159566.636618336">
            <text:p>159567</text:p>
          </table:table-cell>
          <table:table-cell table:style-name="ce3" office:value-type="float" office:value="0.152114416171542">
            <text:p>0.152</text:p>
          </table:table-cell>
          <table:table-cell table:style-name="ce1" office:value-type="float" office:value="11.7313872714779">
            <text:p>11.73</text:p>
          </table:table-cell>
          <table:table-cell table:number-columns-repeated="5"/>
        </table:table-row>
        <table:table-row table:style-name="ro1">
          <table:table-cell office:value-type="string">
            <text:p>20230911T031813p84221</text:p>
          </table:table-cell>
          <table:table-cell table:style-name="ce1" table:formula="of:=1/([.D99]*0.7+[.E99]/100*0.3)" office:value-type="float" office:value="1.47201008850732">
            <text:p>1.47</text:p>
          </table:table-cell>
          <table:table-cell office:value-type="float" office:value="519.707706113337">
            <text:p>520</text:p>
          </table:table-cell>
          <table:table-cell table:style-name="ce3" table:formula="of:=(ABS([.C99]-[.$O$2]))/[.C99]" office:value-type="float" office:value="0.866433744564226">
            <text:p>0.866</text:p>
          </table:table-cell>
          <table:table-cell table:style-name="ce1" office:value-type="float" office:value="24.2798496473">
            <text:p>24.28</text:p>
          </table:table-cell>
          <table:table-cell table:style-name="ce1" office:value-type="float" office:value="19.1109104046243">
            <text:p>19.11</text:p>
          </table:table-cell>
          <table:table-cell table:style-name="ce1" office:value-type="float" office:value="24.6658735568275">
            <text:p>24.67</text:p>
          </table:table-cell>
          <table:table-cell table:style-name="ce2" office:value-type="float" office:value="157168.983270412">
            <text:p>157169</text:p>
          </table:table-cell>
          <table:table-cell table:style-name="ce3" office:value-type="float" office:value="0.0695370261199458">
            <text:p>0.070</text:p>
          </table:table-cell>
          <table:table-cell table:style-name="ce1" office:value-type="float" office:value="12.619540586579">
            <text:p>12.62</text:p>
          </table:table-cell>
          <table:table-cell table:number-columns-repeated="5"/>
        </table:table-row>
        <table:table-row table:style-name="ro1">
          <table:table-cell office:value-type="string">
            <text:p>20230911T031827p84442</text:p>
          </table:table-cell>
          <table:table-cell table:style-name="ce1" table:formula="of:=1/([.D100]*0.7+[.E100]/100*0.3)" office:value-type="float" office:value="3.200030817311">
            <text:p>3.20</text:p>
          </table:table-cell>
          <table:table-cell office:value-type="float" office:value="852.011784131403">
            <text:p>852</text:p>
          </table:table-cell>
          <table:table-cell table:style-name="ce3" table:formula="of:=(ABS([.C100]-[.$O$2]))/[.C100]" office:value-type="float" office:value="0.138481906079365">
            <text:p>0.138</text:p>
          </table:table-cell>
          <table:table-cell table:style-name="ce1" office:value-type="float" office:value="71.8532187568">
            <text:p>71.85</text:p>
          </table:table-cell>
          <table:table-cell table:style-name="ce1" office:value-type="float" office:value="7.09390677257525">
            <text:p>7.09</text:p>
          </table:table-cell>
          <table:table-cell table:style-name="ce1" office:value-type="float" office:value="35.1800376307028">
            <text:p>35.18</text:p>
          </table:table-cell>
          <table:table-cell table:style-name="ce2" office:value-type="float" office:value="173748.074447771">
            <text:p>173748</text:p>
          </table:table-cell>
          <table:table-cell table:style-name="ce3" office:value-type="float" office:value="0.230729245217659">
            <text:p>0.231</text:p>
          </table:table-cell>
          <table:table-cell table:style-name="ce1" office:value-type="float" office:value="6.90844456540992">
            <text:p>6.91</text:p>
          </table:table-cell>
          <table:table-cell table:number-columns-repeated="5"/>
        </table:table-row>
        <table:table-row table:style-name="ro1">
          <table:table-cell office:value-type="string">
            <text:p>20230911T031833p84539</text:p>
          </table:table-cell>
          <table:table-cell table:style-name="ce1" table:formula="of:=1/([.D101]*0.7+[.E101]/100*0.3)" office:value-type="float" office:value="5.7406962121562">
            <text:p>5.74</text:p>
          </table:table-cell>
          <table:table-cell office:value-type="float" office:value="884.080040401109">
            <text:p>884</text:p>
          </table:table-cell>
          <table:table-cell table:style-name="ce3" table:formula="of:=(ABS([.C101]-[.$O$2]))/[.C101]" office:value-type="float" office:value="0.0971857249032665">
            <text:p>0.097</text:p>
          </table:table-cell>
          <table:table-cell table:style-name="ce1" office:value-type="float" office:value="35.3882973712">
            <text:p>35.39</text:p>
          </table:table-cell>
          <table:table-cell table:style-name="ce1" office:value-type="float" office:value="6.98031974096934">
            <text:p>6.98</text:p>
          </table:table-cell>
          <table:table-cell table:style-name="ce1" office:value-type="float" office:value="10.7541769824033">
            <text:p>10.75</text:p>
          </table:table-cell>
          <table:table-cell table:style-name="ce2" office:value-type="float" office:value="161092.746514396">
            <text:p>161093</text:p>
          </table:table-cell>
          <table:table-cell table:style-name="ce3" office:value-type="float" office:value="0.0622261950949923">
            <text:p>0.062</text:p>
          </table:table-cell>
          <table:table-cell table:style-name="ce1" office:value-type="float" office:value="6.90844456540992">
            <text:p>6.91</text:p>
          </table:table-cell>
          <table:table-cell table:number-columns-repeated="5"/>
        </table:table-row>
        <table:table-row table:style-name="ro1">
          <table:table-cell office:value-type="string">
            <text:p>20230911T031854p84932</text:p>
          </table:table-cell>
          <table:table-cell table:style-name="ce1" table:formula="of:=1/([.D102]*0.7+[.E102]/100*0.3)" office:value-type="float" office:value="4.68997004434">
            <text:p>4.69</text:p>
          </table:table-cell>
          <table:table-cell office:value-type="float" office:value="863.734001979727">
            <text:p>864</text:p>
          </table:table-cell>
          <table:table-cell table:style-name="ce3" table:formula="of:=(ABS([.C102]-[.$O$2]))/[.C102]" office:value-type="float" office:value="0.123030930560456">
            <text:p>0.123</text:p>
          </table:table-cell>
          <table:table-cell table:style-name="ce1" office:value-type="float" office:value="42.3664422278">
            <text:p>42.37</text:p>
          </table:table-cell>
          <table:table-cell table:style-name="ce1" office:value-type="float" office:value="7.20700836820084">
            <text:p>7.21</text:p>
          </table:table-cell>
          <table:table-cell table:style-name="ce1" office:value-type="float" office:value="29.7072966694973">
            <text:p>29.71</text:p>
          </table:table-cell>
          <table:table-cell table:style-name="ce2" office:value-type="float" office:value="199113.16487564">
            <text:p>199113</text:p>
          </table:table-cell>
          <table:table-cell table:style-name="ce3" office:value-type="float" office:value="0.0547474273051384">
            <text:p>0.055</text:p>
          </table:table-cell>
          <table:table-cell table:style-name="ce1" office:value-type="float" office:value="7.29297242712195">
            <text:p>7.29</text:p>
          </table:table-cell>
          <table:table-cell table:number-columns-repeated="5"/>
        </table:table-row>
        <table:table-row table:style-name="ro1">
          <table:table-cell office:value-type="string">
            <text:p>20230911T031916p85381</text:p>
          </table:table-cell>
          <table:table-cell table:style-name="ce1" table:formula="of:=1/([.D103]*0.7+[.E103]/100*0.3)" office:value-type="float" office:value="1.66017650783406">
            <text:p>1.66</text:p>
          </table:table-cell>
          <table:table-cell office:value-type="float" office:value="556.975734739047">
            <text:p>557</text:p>
          </table:table-cell>
          <table:table-cell table:style-name="ce3" table:formula="of:=(ABS([.C103]-[.$O$2]))/[.C103]" office:value-type="float" office:value="0.741548041503931">
            <text:p>0.742</text:p>
          </table:table-cell>
          <table:table-cell table:style-name="ce1" office:value-type="float" office:value="27.7539873608">
            <text:p>27.75</text:p>
          </table:table-cell>
          <table:table-cell table:style-name="ce1" office:value-type="float" office:value="7.89774097174904">
            <text:p>7.90</text:p>
          </table:table-cell>
          <table:table-cell table:style-name="ce1" office:value-type="float" office:value="24.9367432495368">
            <text:p>24.94</text:p>
          </table:table-cell>
          <table:table-cell table:style-name="ce2" office:value-type="float" office:value="166526.535172284">
            <text:p>166527</text:p>
          </table:table-cell>
          <table:table-cell table:style-name="ce3" office:value-type="float" office:value="0.154689537802014">
            <text:p>0.155</text:p>
          </table:table-cell>
          <table:table-cell table:style-name="ce1" office:value-type="float" office:value="9.45002820185515">
            <text:p>9.45</text:p>
          </table:table-cell>
          <table:table-cell table:number-columns-repeated="5"/>
        </table:table-row>
        <table:table-row table:style-name="ro1">
          <table:table-cell office:value-type="string">
            <text:p>20230911T031839p84658</text:p>
          </table:table-cell>
          <table:table-cell table:style-name="ce1" table:formula="of:=1/([.D104]*0.7+[.E104]/100*0.3)" office:value-type="float" office:value="7.50720303886272">
            <text:p>7.51</text:p>
          </table:table-cell>
          <table:table-cell office:value-type="float" office:value="940.283991932646">
            <text:p>940</text:p>
          </table:table-cell>
          <table:table-cell table:style-name="ce3" table:formula="of:=(ABS([.C104]-[.$O$2]))/[.C104]" office:value-type="float" office:value="0.0316032266020781">
            <text:p>0.032</text:p>
          </table:table-cell>
          <table:table-cell table:style-name="ce1" office:value-type="float" office:value="37.0277145178">
            <text:p>37.03</text:p>
          </table:table-cell>
          <table:table-cell table:style-name="ce1" office:value-type="float" office:value="7.38205128205128">
            <text:p>7.38</text:p>
          </table:table-cell>
          <table:table-cell table:style-name="ce1" office:value-type="float" office:value="37.8812418383992">
            <text:p>37.88</text:p>
          </table:table-cell>
          <table:table-cell table:style-name="ce2" office:value-type="float" office:value="195382.227229926">
            <text:p>195382</text:p>
          </table:table-cell>
          <table:table-cell table:style-name="ce3" office:value-type="float" office:value="0.393462249853527">
            <text:p>0.393</text:p>
          </table:table-cell>
          <table:table-cell table:style-name="ce1" office:value-type="float" office:value="7.92430129382107">
            <text:p>7.92</text:p>
          </table:table-cell>
          <table:table-cell table:number-columns-repeated="5"/>
        </table:table-row>
        <table:table-row table:style-name="ro1">
          <table:table-cell office:value-type="string">
            <text:p>20230911T031925p85571</text:p>
          </table:table-cell>
          <table:table-cell table:style-name="ce1" table:formula="of:=1/([.D105]*0.7+[.E105]/100*0.3)" office:value-type="float" office:value="1.72436467641125">
            <text:p>1.72</text:p>
          </table:table-cell>
          <table:table-cell office:value-type="float" office:value="567.019748643107">
            <text:p>567</text:p>
          </table:table-cell>
          <table:table-cell table:style-name="ce3" table:formula="of:=(ABS([.C105]-[.$O$2]))/[.C105]" office:value-type="float" office:value="0.710698793686172">
            <text:p>0.711</text:p>
          </table:table-cell>
          <table:table-cell table:style-name="ce1" office:value-type="float" office:value="27.478192435">
            <text:p>27.48</text:p>
          </table:table-cell>
          <table:table-cell table:style-name="ce1" office:value-type="float" office:value="7.73677865716233">
            <text:p>7.74</text:p>
          </table:table-cell>
          <table:table-cell table:style-name="ce1" office:value-type="float" office:value="36.9545958610924">
            <text:p>36.95</text:p>
          </table:table-cell>
          <table:table-cell table:style-name="ce2" office:value-type="float" office:value="193076.360526239">
            <text:p>193076</text:p>
          </table:table-cell>
          <table:table-cell table:style-name="ce3" office:value-type="float" office:value="0.340522982088223">
            <text:p>0.341</text:p>
          </table:table-cell>
          <table:table-cell table:style-name="ce1" office:value-type="float" office:value="6.90844456540992">
            <text:p>6.91</text:p>
          </table:table-cell>
          <table:table-cell table:number-columns-repeated="5"/>
        </table:table-row>
        <table:table-row table:style-name="ro1">
          <table:table-cell office:value-type="string">
            <text:p>20230911T031824p84410</text:p>
          </table:table-cell>
          <table:table-cell table:style-name="ce1" table:formula="of:=1/([.D106]*0.7+[.E106]/100*0.3)" office:value-type="float" office:value="4.41259220520568">
            <text:p>4.41</text:p>
          </table:table-cell>
          <table:table-cell office:value-type="float" office:value="902.98604072354">
            <text:p>903</text:p>
          </table:table-cell>
          <table:table-cell table:style-name="ce3" table:formula="of:=(ABS([.C106]-[.$O$2]))/[.C106]" office:value-type="float" office:value="0.0742137267401868">
            <text:p>0.074</text:p>
          </table:table-cell>
          <table:table-cell table:style-name="ce1" office:value-type="float" office:value="58.2248502817">
            <text:p>58.22</text:p>
          </table:table-cell>
          <table:table-cell table:style-name="ce1" office:value-type="float" office:value="17.889450867052">
            <text:p>17.89</text:p>
          </table:table-cell>
          <table:table-cell table:style-name="ce1" office:value-type="float" office:value="31.5554836151058">
            <text:p>31.56</text:p>
          </table:table-cell>
          <table:table-cell table:style-name="ce2" office:value-type="float" office:value="175180.714434707">
            <text:p>175181</text:p>
          </table:table-cell>
          <table:table-cell table:style-name="ce3" office:value-type="float" office:value="0.354181333993392">
            <text:p>0.354</text:p>
          </table:table-cell>
          <table:table-cell table:style-name="ce1" office:value-type="float" office:value="1.79963416566332">
            <text:p>1.80</text:p>
          </table:table-cell>
          <table:table-cell table:number-columns-repeated="5"/>
        </table:table-row>
        <table:table-row table:style-name="ro1">
          <table:table-cell office:value-type="string">
            <text:p>20230911T031821p84358</text:p>
          </table:table-cell>
          <table:table-cell table:style-name="ce1" table:formula="of:=1/([.D107]*0.7+[.E107]/100*0.3)" office:value-type="float" office:value="4.12840173390359">
            <text:p>4.13</text:p>
          </table:table-cell>
          <table:table-cell office:value-type="float" office:value="763.677139286751">
            <text:p>764</text:p>
          </table:table-cell>
          <table:table-cell table:style-name="ce3" table:formula="of:=(ABS([.C107]-[.$O$2]))/[.C107]" office:value-type="float" office:value="0.270170272356126">
            <text:p>0.270</text:p>
          </table:table-cell>
          <table:table-cell table:style-name="ce1" office:value-type="float" office:value="17.7017660861">
            <text:p>17.70</text:p>
          </table:table-cell>
          <table:table-cell table:style-name="ce1" office:value-type="float" office:value="18.0154142581888">
            <text:p>18.02</text:p>
          </table:table-cell>
          <table:table-cell table:style-name="ce1" office:value-type="float" office:value="15.3492742414986">
            <text:p>15.35</text:p>
          </table:table-cell>
          <table:table-cell table:style-name="ce2" office:value-type="float" office:value="185595.913568668">
            <text:p>185596</text:p>
          </table:table-cell>
          <table:table-cell table:style-name="ce3" office:value-type="float" office:value="0.175489529856216">
            <text:p>0.175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1T031940p85926</text:p>
          </table:table-cell>
          <table:table-cell table:style-name="ce1" table:formula="of:=1/([.D108]*0.7+[.E108]/100*0.3)" office:value-type="float" office:value="1.75534578724525">
            <text:p>1.76</text:p>
          </table:table-cell>
          <table:table-cell office:value-type="float" office:value="575.134675326613">
            <text:p>575</text:p>
          </table:table-cell>
          <table:table-cell table:style-name="ce3" table:formula="of:=(ABS([.C108]-[.$O$2]))/[.C108]" office:value-type="float" office:value="0.686561498746615">
            <text:p>0.687</text:p>
          </table:table-cell>
          <table:table-cell table:style-name="ce1" office:value-type="float" office:value="29.6984250396">
            <text:p>29.70</text:p>
          </table:table-cell>
          <table:table-cell table:style-name="ce1" office:value-type="float" office:value="18.635838150289">
            <text:p>18.64</text:p>
          </table:table-cell>
          <table:table-cell table:style-name="ce1" office:value-type="float" office:value="37.5897665126678">
            <text:p>37.59</text:p>
          </table:table-cell>
          <table:table-cell table:style-name="ce2" office:value-type="float" office:value="180780.018873658">
            <text:p>180780</text:p>
          </table:table-cell>
          <table:table-cell table:style-name="ce3" office:value-type="float" office:value="0.0995640237718772">
            <text:p>0.100</text:p>
          </table:table-cell>
          <table:table-cell table:style-name="ce1" office:value-type="float" office:value="8.49171958848596">
            <text:p>8.49</text:p>
          </table:table-cell>
          <table:table-cell table:number-columns-repeated="5"/>
        </table:table-row>
        <table:table-row table:style-name="ro1">
          <table:table-cell office:value-type="string">
            <text:p>20230911T031904p85111</text:p>
          </table:table-cell>
          <table:table-cell table:style-name="ce1" table:formula="of:=1/([.D109]*0.7+[.E109]/100*0.3)" office:value-type="float" office:value="2.86642442759105">
            <text:p>2.87</text:p>
          </table:table-cell>
          <table:table-cell office:value-type="float" office:value="679.073390890682">
            <text:p>679</text:p>
          </table:table-cell>
          <table:table-cell table:style-name="ce3" table:formula="of:=(ABS([.C109]-[.$O$2]))/[.C109]" office:value-type="float" office:value="0.428417035642841">
            <text:p>0.428</text:p>
          </table:table-cell>
          <table:table-cell table:style-name="ce1" office:value-type="float" office:value="16.3249214288">
            <text:p>16.32</text:p>
          </table:table-cell>
          <table:table-cell table:style-name="ce1" office:value-type="float" office:value="8.09911940454974">
            <text:p>8.10</text:p>
          </table:table-cell>
          <table:table-cell table:style-name="ce1" office:value-type="float" office:value="25.1343630928644">
            <text:p>25.13</text:p>
          </table:table-cell>
          <table:table-cell table:style-name="ce2" office:value-type="float" office:value="177876.833853461">
            <text:p>177877</text:p>
          </table:table-cell>
          <table:table-cell table:style-name="ce3" office:value-type="float" office:value="0.0829773967112009">
            <text:p>0.083</text:p>
          </table:table-cell>
          <table:table-cell table:style-name="ce1" office:value-type="float" office:value="5.05836220932662">
            <text:p>5.06</text:p>
          </table:table-cell>
          <table:table-cell table:number-columns-repeated="5"/>
        </table:table-row>
        <table:table-row table:style-name="ro1">
          <table:table-cell office:value-type="string">
            <text:p>20230911T031946p86065</text:p>
          </table:table-cell>
          <table:table-cell table:style-name="ce1" table:formula="of:=1/([.D110]*0.7+[.E110]/100*0.3)" office:value-type="float" office:value="12.4618450242458">
            <text:p>12.46</text:p>
          </table:table-cell>
          <table:table-cell office:value-type="float" office:value="931.118199768221">
            <text:p>931</text:p>
          </table:table-cell>
          <table:table-cell table:style-name="ce3" table:formula="of:=(ABS([.C110]-[.$O$2]))/[.C110]" office:value-type="float" office:value="0.0417581787591068">
            <text:p>0.042</text:p>
          </table:table-cell>
          <table:table-cell table:style-name="ce1" office:value-type="float" office:value="17.0047381221">
            <text:p>17.00</text:p>
          </table:table-cell>
          <table:table-cell table:style-name="ce1" office:value-type="float" office:value="7.93843733613005">
            <text:p>7.94</text:p>
          </table:table-cell>
          <table:table-cell table:style-name="ce1" office:value-type="float" office:value="17.8560657323531">
            <text:p>17.86</text:p>
          </table:table-cell>
          <table:table-cell table:style-name="ce2" office:value-type="float" office:value="178826.141675061">
            <text:p>178826</text:p>
          </table:table-cell>
          <table:table-cell table:style-name="ce3" office:value-type="float" office:value="0.201458769510435">
            <text:p>0.201</text:p>
          </table:table-cell>
          <table:table-cell table:style-name="ce1" office:value-type="float" office:value="3.03975080119746">
            <text:p>3.04</text:p>
          </table:table-cell>
          <table:table-cell table:number-columns-repeated="5"/>
        </table:table-row>
        <table:table-row table:style-name="ro1">
          <table:table-cell office:value-type="string">
            <text:p>20230911T031836p84579</text:p>
          </table:table-cell>
          <table:table-cell table:style-name="ce1" table:formula="of:=1/([.D111]*0.7+[.E111]/100*0.3)" office:value-type="float" office:value="1.85281588417858">
            <text:p>1.85</text:p>
          </table:table-cell>
          <table:table-cell office:value-type="float" office:value="570.627681656405">
            <text:p>571</text:p>
          </table:table-cell>
          <table:table-cell table:style-name="ce3" table:formula="of:=(ABS([.C111]-[.$O$2]))/[.C111]" office:value-type="float" office:value="0.699882482364519">
            <text:p>0.700</text:p>
          </table:table-cell>
          <table:table-cell table:style-name="ce1" office:value-type="float" office:value="16.6004322609">
            <text:p>16.60</text:p>
          </table:table-cell>
          <table:table-cell table:style-name="ce1" office:value-type="float" office:value="18.1292148362235">
            <text:p>18.13</text:p>
          </table:table-cell>
          <table:table-cell table:style-name="ce1" office:value-type="float" office:value="36.5310010641725">
            <text:p>36.53</text:p>
          </table:table-cell>
          <table:table-cell table:style-name="ce2" office:value-type="float" office:value="169014.582320852">
            <text:p>169015</text:p>
          </table:table-cell>
          <table:table-cell table:style-name="ce3" office:value-type="float" office:value="0.220690516149069">
            <text:p>0.221</text:p>
          </table:table-cell>
          <table:table-cell table:style-name="ce1" office:value-type="float" office:value="5.02245700563689">
            <text:p>5.02</text:p>
          </table:table-cell>
          <table:table-cell table:number-columns-repeated="5"/>
        </table:table-row>
        <table:table-row table:style-name="ro1">
          <table:table-cell office:value-type="string">
            <text:p>20230911T031949p86122</text:p>
          </table:table-cell>
          <table:table-cell table:style-name="ce1" table:formula="of:=1/([.D112]*0.7+[.E112]/100*0.3)" office:value-type="float" office:value="2.75959763730988">
            <text:p>2.76</text:p>
          </table:table-cell>
          <table:table-cell office:value-type="float" office:value="680.913415534296">
            <text:p>681</text:p>
          </table:table-cell>
          <table:table-cell table:style-name="ce3" table:formula="of:=(ABS([.C112]-[.$O$2]))/[.C112]" office:value-type="float" office:value="0.424557040396781">
            <text:p>0.425</text:p>
          </table:table-cell>
          <table:table-cell table:style-name="ce1" office:value-type="float" office:value="21.7272467141">
            <text:p>21.73</text:p>
          </table:table-cell>
          <table:table-cell table:style-name="ce1" office:value-type="float" office:value="9.46841496741644">
            <text:p>9.47</text:p>
          </table:table-cell>
          <table:table-cell table:style-name="ce1" office:value-type="float" office:value="14.2299504949337">
            <text:p>14.23</text:p>
          </table:table-cell>
          <table:table-cell table:style-name="ce2" office:value-type="float" office:value="181387.996037579">
            <text:p>181388</text:p>
          </table:table-cell>
          <table:table-cell table:style-name="ce3" office:value-type="float" office:value="0.00733382917315049">
            <text:p>0.007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1T031928p85628</text:p>
          </table:table-cell>
          <table:table-cell table:style-name="ce1" table:formula="of:=1/([.D113]*0.7+[.E113]/100*0.3)" office:value-type="float" office:value="2.18352350515868">
            <text:p>2.18</text:p>
          </table:table-cell>
          <table:table-cell office:value-type="float" office:value="635.610060600791">
            <text:p>636</text:p>
          </table:table-cell>
          <table:table-cell table:style-name="ce3" table:formula="of:=(ABS([.C113]-[.$O$2]))/[.C113]" office:value-type="float" office:value="0.5260928989751">
            <text:p>0.526</text:p>
          </table:table-cell>
          <table:table-cell table:style-name="ce1" office:value-type="float" office:value="29.9034491684">
            <text:p>29.90</text:p>
          </table:table-cell>
          <table:table-cell table:style-name="ce1" office:value-type="float" office:value="6.23251612903226">
            <text:p>6.23</text:p>
          </table:table-cell>
          <table:table-cell table:style-name="ce1" office:value-type="float" office:value="27.6430146015179">
            <text:p>27.64</text:p>
          </table:table-cell>
          <table:table-cell table:style-name="ce2" office:value-type="float" office:value="170645.792202831">
            <text:p>170646</text:p>
          </table:table-cell>
          <table:table-cell table:style-name="ce3" office:value-type="float" office:value="0.18819763770035">
            <text:p>0.188</text:p>
          </table:table-cell>
          <table:table-cell table:style-name="ce1" office:value-type="float" office:value="98.4445944960844">
            <text:p>98.44</text:p>
          </table:table-cell>
          <table:table-cell table:number-columns-repeated="5"/>
        </table:table-row>
        <table:table-row table:style-name="ro1">
          <table:table-cell office:value-type="string">
            <text:p>20230911T111418p120784</text:p>
          </table:table-cell>
          <table:table-cell table:style-name="ce1" table:formula="of:=1/([.D114]*0.7+[.E114]/100*0.3)" office:value-type="float" office:value="1.21785307478877">
            <text:p>1.22</text:p>
          </table:table-cell>
          <table:table-cell office:value-type="float" office:value="591.788326405665">
            <text:p>592</text:p>
          </table:table-cell>
          <table:table-cell table:style-name="ce3" table:formula="of:=(ABS([.C114]-[.$O$2]))/[.C114]" office:value-type="float" office:value="0.63909958462931">
            <text:p>0.639</text:p>
          </table:table-cell>
          <table:table-cell table:style-name="ce1" office:value-type="float" office:value="124.582467693">
            <text:p>124.58</text:p>
          </table:table-cell>
          <table:table-cell table:style-name="ce1" office:value-type="float" office:value="10.2519267822736">
            <text:p>10.25</text:p>
          </table:table-cell>
          <table:table-cell table:style-name="ce1" office:value-type="float" office:value="32.3367796228408">
            <text:p>32.34</text:p>
          </table:table-cell>
          <table:table-cell table:style-name="ce2" office:value-type="float" office:value="155527.593429358">
            <text:p>155528</text:p>
          </table:table-cell>
          <table:table-cell table:style-name="ce3" office:value-type="float" office:value="0.393462249853527">
            <text:p>0.393</text:p>
          </table:table-cell>
          <table:table-cell table:style-name="ce1" office:value-type="float" office:value="62.8969757135354">
            <text:p>62.90</text:p>
          </table:table-cell>
          <table:table-cell table:number-columns-repeated="5"/>
        </table:table-row>
        <table:table-row table:style-name="ro1">
          <table:table-cell office:value-type="string">
            <text:p>20230911T111546p122436</text:p>
          </table:table-cell>
          <table:table-cell table:style-name="ce1" table:formula="of:=1/([.D115]*0.7+[.E115]/100*0.3)" office:value-type="float" office:value="2.55613523612701">
            <text:p>2.56</text:p>
          </table:table-cell>
          <table:table-cell office:value-type="float" office:value="841.146660054682">
            <text:p>841</text:p>
          </table:table-cell>
          <table:table-cell table:style-name="ce3" table:formula="of:=(ABS([.C115]-[.$O$2]))/[.C115]" office:value-type="float" office:value="0.153187721077013">
            <text:p>0.153</text:p>
          </table:table-cell>
          <table:table-cell table:style-name="ce1" office:value-type="float" office:value="94.6614010127">
            <text:p>94.66</text:p>
          </table:table-cell>
          <table:table-cell table:style-name="ce1" office:value-type="float" office:value="10.945929672447">
            <text:p>10.95</text:p>
          </table:table-cell>
          <table:table-cell table:style-name="ce1" office:value-type="float" office:value="28.7641412009643">
            <text:p>28.76</text:p>
          </table:table-cell>
          <table:table-cell table:style-name="ce2" office:value-type="float" office:value="178826.141675061">
            <text:p>178826</text:p>
          </table:table-cell>
          <table:table-cell table:style-name="ce3" office:value-type="float" office:value="0.381053076520234">
            <text:p>0.381</text:p>
          </table:table-cell>
          <table:table-cell table:style-name="ce1" office:value-type="float" office:value="92.7560699816634">
            <text:p>92.76</text:p>
          </table:table-cell>
          <table:table-cell table:number-columns-repeated="5"/>
        </table:table-row>
        <table:table-row table:style-name="ro1">
          <table:table-cell office:value-type="string">
            <text:p>20230911T111421p120833</text:p>
          </table:table-cell>
          <table:table-cell table:style-name="ce1" table:formula="of:=1/([.D116]*0.7+[.E116]/100*0.3)" office:value-type="float" office:value="1.2076836639116">
            <text:p>1.21</text:p>
          </table:table-cell>
          <table:table-cell office:value-type="float" office:value="479.109439139559">
            <text:p>479</text:p>
          </table:table-cell>
          <table:table-cell table:style-name="ce3" table:formula="of:=(ABS([.C116]-[.$O$2]))/[.C116]" office:value-type="float" office:value="1.02458962558124">
            <text:p>1.025</text:p>
          </table:table-cell>
          <table:table-cell table:style-name="ce1" office:value-type="float" office:value="36.939555415">
            <text:p>36.94</text:p>
          </table:table-cell>
          <table:table-cell table:style-name="ce1" office:value-type="float" office:value="12.0995905587669">
            <text:p>12.10</text:p>
          </table:table-cell>
          <table:table-cell table:style-name="ce1" office:value-type="float" office:value="16.021347712066">
            <text:p>16.02</text:p>
          </table:table-cell>
          <table:table-cell table:style-name="ce2" office:value-type="float" office:value="169868.678256314">
            <text:p>169869</text:p>
          </table:table-cell>
          <table:table-cell table:style-name="ce3" office:value-type="float" office:value="0.0553677943339587">
            <text:p>0.055</text:p>
          </table:table-cell>
          <table:table-cell table:style-name="ce1" office:value-type="float" office:value="65.7200709969899">
            <text:p>65.72</text:p>
          </table:table-cell>
          <table:table-cell table:number-columns-repeated="5"/>
        </table:table-row>
        <table:table-row table:style-name="ro1">
          <table:table-cell office:value-type="string">
            <text:p>20230911T111539p122294</text:p>
          </table:table-cell>
          <table:table-cell table:style-name="ce1" table:formula="of:=1/([.D117]*0.7+[.E117]/100*0.3)" office:value-type="float" office:value="1.23714548985299">
            <text:p>1.24</text:p>
          </table:table-cell>
          <table:table-cell office:value-type="float" office:value="498.381891939813">
            <text:p>498</text:p>
          </table:table-cell>
          <table:table-cell table:style-name="ce3" table:formula="of:=(ABS([.C117]-[.$O$2]))/[.C117]" office:value-type="float" office:value="0.94629864304368">
            <text:p>0.946</text:p>
          </table:table-cell>
          <table:table-cell table:style-name="ce1" office:value-type="float" office:value="48.6344391649">
            <text:p>48.63</text:p>
          </table:table-cell>
          <table:table-cell table:style-name="ce1" office:value-type="float" office:value="10.5163776493256">
            <text:p>10.52</text:p>
          </table:table-cell>
          <table:table-cell table:style-name="ce1" office:value-type="float" office:value="13.8951612777478">
            <text:p>13.90</text:p>
          </table:table-cell>
          <table:table-cell table:style-name="ce2" office:value-type="float" office:value="177806.387026809">
            <text:p>177806</text:p>
          </table:table-cell>
          <table:table-cell table:style-name="ce3" office:value-type="float" office:value="0.10030736295042">
            <text:p>0.100</text:p>
          </table:table-cell>
          <table:table-cell table:style-name="ce1" office:value-type="float" office:value="73.2104035361678">
            <text:p>73.21</text:p>
          </table:table-cell>
          <table:table-cell table:number-columns-repeated="5"/>
        </table:table-row>
        <table:table-row table:style-name="ro1">
          <table:table-cell office:value-type="string">
            <text:p>20230911T111506p121598</text:p>
          </table:table-cell>
          <table:table-cell table:style-name="ce1" table:formula="of:=1/([.D118]*0.7+[.E118]/100*0.3)" office:value-type="float" office:value="2.29927742150774">
            <text:p>2.30</text:p>
          </table:table-cell>
          <table:table-cell office:value-type="float" office:value="736.454317083583">
            <text:p>736</text:p>
          </table:table-cell>
          <table:table-cell table:style-name="ce3" table:formula="of:=(ABS([.C118]-[.$O$2]))/[.C118]" office:value-type="float" office:value="0.3171217514771">
            <text:p>0.317</text:p>
          </table:table-cell>
          <table:table-cell table:style-name="ce1" office:value-type="float" office:value="70.9780062919">
            <text:p>70.98</text:p>
          </table:table-cell>
          <table:table-cell table:style-name="ce1" office:value-type="float" office:value="11.9671242774566">
            <text:p>11.97</text:p>
          </table:table-cell>
          <table:table-cell table:style-name="ce1" office:value-type="float" office:value="19.145544101323">
            <text:p>19.15</text:p>
          </table:table-cell>
          <table:table-cell table:style-name="ce2" office:value-type="float" office:value="177876.833853461">
            <text:p>177877</text:p>
          </table:table-cell>
          <table:table-cell table:style-name="ce3" office:value-type="float" office:value="0.182311191965789">
            <text:p>0.182</text:p>
          </table:table-cell>
          <table:table-cell table:style-name="ce1" office:value-type="float" office:value="85.1815230095811">
            <text:p>85.18</text:p>
          </table:table-cell>
          <table:table-cell table:number-columns-repeated="5"/>
        </table:table-row>
        <table:table-row table:style-name="ro1">
          <table:table-cell office:value-type="string">
            <text:p>20230911T111430p120970</text:p>
          </table:table-cell>
          <table:table-cell table:style-name="ce1" table:formula="of:=1/([.D119]*0.7+[.E119]/100*0.3)" office:value-type="float" office:value="0.796272911825136">
            <text:p>0.80</text:p>
          </table:table-cell>
          <table:table-cell office:value-type="float" office:value="356.357848635218">
            <text:p>356</text:p>
          </table:table-cell>
          <table:table-cell table:style-name="ce3" table:formula="of:=(ABS([.C119]-[.$O$2]))/[.C119]" office:value-type="float" office:value="1.72198298343902">
            <text:p>1.722</text:p>
          </table:table-cell>
          <table:table-cell table:style-name="ce1" office:value-type="float" office:value="16.8209150271">
            <text:p>16.82</text:p>
          </table:table-cell>
          <table:table-cell table:style-name="ce1" office:value-type="float" office:value="12.7678227360308">
            <text:p>12.77</text:p>
          </table:table-cell>
          <table:table-cell table:style-name="ce1" office:value-type="float" office:value="15.3492742414986">
            <text:p>15.35</text:p>
          </table:table-cell>
          <table:table-cell table:style-name="ce2" office:value-type="float" office:value="196554.176828259">
            <text:p>196554</text:p>
          </table:table-cell>
          <table:table-cell table:style-name="ce3" office:value-type="float" office:value="0.387352840566387">
            <text:p>0.387</text:p>
          </table:table-cell>
          <table:table-cell table:style-name="ce1" office:value-type="float" office:value="55.0676135316676">
            <text:p>55.07</text:p>
          </table:table-cell>
          <table:table-cell table:number-columns-repeated="5"/>
        </table:table-row>
        <table:table-row table:style-name="ro1">
          <table:table-cell office:value-type="string">
            <text:p>20230911T111424p120879</text:p>
          </table:table-cell>
          <table:table-cell table:style-name="ce1" table:formula="of:=1/([.D120]*0.7+[.E120]/100*0.3)" office:value-type="float" office:value="0.859314887099659">
            <text:p>0.86</text:p>
          </table:table-cell>
          <table:table-cell office:value-type="float" office:value="391.985564415357">
            <text:p>392</text:p>
          </table:table-cell>
          <table:table-cell table:style-name="ce3" table:formula="of:=(ABS([.C120]-[.$O$2]))/[.C120]" office:value-type="float" office:value="1.47458092352647">
            <text:p>1.475</text:p>
          </table:table-cell>
          <table:table-cell table:style-name="ce1" office:value-type="float" office:value="43.8370395699">
            <text:p>43.84</text:p>
          </table:table-cell>
          <table:table-cell table:style-name="ce1" office:value-type="float" office:value="12.8399951842042">
            <text:p>12.84</text:p>
          </table:table-cell>
          <table:table-cell table:style-name="ce1" office:value-type="float" office:value="27.9836622335457">
            <text:p>27.98</text:p>
          </table:table-cell>
          <table:table-cell table:style-name="ce2" office:value-type="float" office:value="199377.709908905">
            <text:p>199378</text:p>
          </table:table-cell>
          <table:table-cell table:style-name="ce3" office:value-type="float" office:value="0.383789752174446">
            <text:p>0.384</text:p>
          </table:table-cell>
          <table:table-cell table:style-name="ce1" office:value-type="float" office:value="58.6370655197882">
            <text:p>58.64</text:p>
          </table:table-cell>
          <table:table-cell table:number-columns-repeated="5"/>
        </table:table-row>
        <table:table-row table:style-name="ro1">
          <table:table-cell office:value-type="string">
            <text:p>20230911T111436p121055</text:p>
          </table:table-cell>
          <table:table-cell table:style-name="ce1" table:formula="of:=1/([.D121]*0.7+[.E121]/100*0.3)" office:value-type="float" office:value="1.01387025790838">
            <text:p>1.01</text:p>
          </table:table-cell>
          <table:table-cell office:value-type="float" office:value="429.968153550792">
            <text:p>430</text:p>
          </table:table-cell>
          <table:table-cell table:style-name="ce3" table:formula="of:=(ABS([.C121]-[.$O$2]))/[.C121]" office:value-type="float" office:value="1.25598103484986">
            <text:p>1.256</text:p>
          </table:table-cell>
          <table:table-cell table:style-name="ce1" office:value-type="float" office:value="35.71092328">
            <text:p>35.71</text:p>
          </table:table-cell>
          <table:table-cell table:style-name="ce1" office:value-type="float" office:value="6.04907416776283">
            <text:p>6.05</text:p>
          </table:table-cell>
          <table:table-cell table:style-name="ce1" office:value-type="float" office:value="13.3367784023885">
            <text:p>13.34</text:p>
          </table:table-cell>
          <table:table-cell table:style-name="ce2" office:value-type="float" office:value="175180.714434707">
            <text:p>175181</text:p>
          </table:table-cell>
          <table:table-cell table:style-name="ce3" office:value-type="float" office:value="0.219743023710087">
            <text:p>0.220</text:p>
          </table:table-cell>
          <table:table-cell table:style-name="ce1" office:value-type="float" office:value="43.8339565032567">
            <text:p>43.83</text:p>
          </table:table-cell>
          <table:table-cell table:number-columns-repeated="5"/>
        </table:table-row>
        <table:table-row table:style-name="ro1">
          <table:table-cell office:value-type="string">
            <text:p>20230911T111445p121217</text:p>
          </table:table-cell>
          <table:table-cell table:style-name="ce1" table:formula="of:=1/([.D122]*0.7+[.E122]/100*0.3)" office:value-type="float" office:value="1.455092072648">
            <text:p>1.46</text:p>
          </table:table-cell>
          <table:table-cell office:value-type="float" office:value="597.261964425899">
            <text:p>597</text:p>
          </table:table-cell>
          <table:table-cell table:style-name="ce3" table:formula="of:=(ABS([.C122]-[.$O$2]))/[.C122]" office:value-type="float" office:value="0.62407797210456">
            <text:p>0.624</text:p>
          </table:table-cell>
          <table:table-cell table:style-name="ce1" office:value-type="float" office:value="83.4623847068">
            <text:p>83.46</text:p>
          </table:table-cell>
          <table:table-cell table:style-name="ce1" office:value-type="float" office:value="16.4725433526012">
            <text:p>16.47</text:p>
          </table:table-cell>
          <table:table-cell table:style-name="ce1" office:value-type="float" office:value="13.1135468639947">
            <text:p>13.11</text:p>
          </table:table-cell>
          <table:table-cell table:style-name="ce2" office:value-type="float" office:value="192753.390701096">
            <text:p>192753</text:p>
          </table:table-cell>
          <table:table-cell table:style-name="ce3" office:value-type="float" office:value="0.201458769510435">
            <text:p>0.201</text:p>
          </table:table-cell>
          <table:table-cell table:style-name="ce1" office:value-type="float" office:value="20.680651329055">
            <text:p>20.68</text:p>
          </table:table-cell>
          <table:table-cell table:number-columns-repeated="5"/>
        </table:table-row>
        <table:table-row table:style-name="ro1">
          <table:table-cell office:value-type="string">
            <text:p>20230911T111442p121151</text:p>
          </table:table-cell>
          <table:table-cell table:style-name="ce1" table:formula="of:=1/([.D123]*0.7+[.E123]/100*0.3)" office:value-type="float" office:value="0.912480836394206">
            <text:p>0.91</text:p>
          </table:table-cell>
          <table:table-cell office:value-type="float" office:value="402.87701757307">
            <text:p>403</text:p>
          </table:table-cell>
          <table:table-cell table:style-name="ce3" table:formula="of:=(ABS([.C123]-[.$O$2]))/[.C123]" office:value-type="float" office:value="1.40768263685846">
            <text:p>1.408</text:p>
          </table:table-cell>
          <table:table-cell table:style-name="ce1" office:value-type="float" office:value="36.845193556">
            <text:p>36.85</text:p>
          </table:table-cell>
          <table:table-cell table:style-name="ce1" office:value-type="float" office:value="13.2834778420039">
            <text:p>13.28</text:p>
          </table:table-cell>
          <table:table-cell table:style-name="ce1" office:value-type="float" office:value="39.6849511939269">
            <text:p>39.68</text:p>
          </table:table-cell>
          <table:table-cell table:style-name="ce2" office:value-type="float" office:value="181387.996037579">
            <text:p>181388</text:p>
          </table:table-cell>
          <table:table-cell table:style-name="ce3" office:value-type="float" office:value="0.380057952627374">
            <text:p>0.380</text:p>
          </table:table-cell>
          <table:table-cell table:style-name="ce1" office:value-type="float" office:value="71.1290975015045">
            <text:p>71.13</text:p>
          </table:table-cell>
          <table:table-cell table:number-columns-repeated="5"/>
        </table:table-row>
        <table:table-row table:style-name="ro1">
          <table:table-cell office:value-type="string">
            <text:p>20230911T111518p121847</text:p>
          </table:table-cell>
          <table:table-cell table:style-name="ce1" table:formula="of:=1/([.D124]*0.7+[.E124]/100*0.3)" office:value-type="float" office:value="0.860215477967246">
            <text:p>0.86</text:p>
          </table:table-cell>
          <table:table-cell office:value-type="float" office:value="384.747523739926">
            <text:p>385</text:p>
          </table:table-cell>
          <table:table-cell table:style-name="ce3" table:formula="of:=(ABS([.C124]-[.$O$2]))/[.C124]" office:value-type="float" office:value="1.52113383491373">
            <text:p>1.521</text:p>
          </table:table-cell>
          <table:table-cell table:style-name="ce1" office:value-type="float" office:value="32.568580763">
            <text:p>32.57</text:p>
          </table:table-cell>
          <table:table-cell table:style-name="ce1" office:value-type="float" office:value="5.54147055747307">
            <text:p>5.54</text:p>
          </table:table-cell>
          <table:table-cell table:style-name="ce1" office:value-type="float" office:value="37.6735129599491">
            <text:p>37.67</text:p>
          </table:table-cell>
          <table:table-cell table:style-name="ce2" office:value-type="float" office:value="170680.961072367">
            <text:p>170681</text:p>
          </table:table-cell>
          <table:table-cell table:style-name="ce3" office:value-type="float" office:value="0.393462249853527">
            <text:p>0.393</text:p>
          </table:table-cell>
          <table:table-cell table:style-name="ce1" office:value-type="float" office:value="58.3965565374862">
            <text:p>58.40</text:p>
          </table:table-cell>
          <table:table-cell table:number-columns-repeated="5"/>
        </table:table-row>
        <table:table-row table:style-name="ro1">
          <table:table-cell office:value-type="string">
            <text:p>20230911T111521p121922</text:p>
          </table:table-cell>
          <table:table-cell table:style-name="ce1" table:formula="of:=1/([.D125]*0.7+[.E125]/100*0.3)" office:value-type="float" office:value="1.14632949070343">
            <text:p>1.15</text:p>
          </table:table-cell>
          <table:table-cell office:value-type="float" office:value="447.171902349068">
            <text:p>447</text:p>
          </table:table-cell>
          <table:table-cell table:style-name="ce3" table:formula="of:=(ABS([.C125]-[.$O$2]))/[.C125]" office:value-type="float" office:value="1.16918816881032">
            <text:p>1.169</text:p>
          </table:table-cell>
          <table:table-cell table:style-name="ce1" office:value-type="float" office:value="17.9726061425">
            <text:p>17.97</text:p>
          </table:table-cell>
          <table:table-cell table:style-name="ce1" office:value-type="float" office:value="18.1654624277457">
            <text:p>18.17</text:p>
          </table:table-cell>
          <table:table-cell table:style-name="ce1" office:value-type="float" office:value="37.8812418383992">
            <text:p>37.88</text:p>
          </table:table-cell>
          <table:table-cell table:style-name="ce2" office:value-type="float" office:value="163346.933211619">
            <text:p>163347</text:p>
          </table:table-cell>
          <table:table-cell table:style-name="ce3" office:value-type="float" office:value="0.0742948512784277">
            <text:p>0.074</text:p>
          </table:table-cell>
          <table:table-cell table:style-name="ce1" office:value-type="float" office:value="27.049515424968">
            <text:p>27.05</text:p>
          </table:table-cell>
          <table:table-cell table:number-columns-repeated="5"/>
        </table:table-row>
        <table:table-row table:style-name="ro1">
          <table:table-cell office:value-type="string">
            <text:p>20230911T111552p122562</text:p>
          </table:table-cell>
          <table:table-cell table:style-name="ce1" table:formula="of:=1/([.D126]*0.7+[.E126]/100*0.3)" office:value-type="float" office:value="0.784823465119344">
            <text:p>0.78</text:p>
          </table:table-cell>
          <table:table-cell office:value-type="float" office:value="359.933598147578">
            <text:p>360</text:p>
          </table:table-cell>
          <table:table-cell table:style-name="ce3" table:formula="of:=(ABS([.C126]-[.$O$2]))/[.C126]" office:value-type="float" office:value="1.69494152530403">
            <text:p>1.695</text:p>
          </table:table-cell>
          <table:table-cell table:style-name="ce1" office:value-type="float" office:value="29.2376083348">
            <text:p>29.24</text:p>
          </table:table-cell>
          <table:table-cell table:style-name="ce1" office:value-type="float" office:value="16.5534682080925">
            <text:p>16.55</text:p>
          </table:table-cell>
          <table:table-cell table:style-name="ce1" office:value-type="float" office:value="27.9836622335457">
            <text:p>27.98</text:p>
          </table:table-cell>
          <table:table-cell table:style-name="ce2" office:value-type="float" office:value="186070.518206456">
            <text:p>186071</text:p>
          </table:table-cell>
          <table:table-cell table:style-name="ce3" office:value-type="float" office:value="0.365739008380999">
            <text:p>0.366</text:p>
          </table:table-cell>
          <table:table-cell table:style-name="ce1" office:value-type="float" office:value="45.3099905062017">
            <text:p>45.31</text:p>
          </table:table-cell>
          <table:table-cell table:number-columns-repeated="5"/>
        </table:table-row>
        <table:table-row table:style-name="ro1">
          <table:table-cell office:value-type="string">
            <text:p>20230911T111433p121002</text:p>
          </table:table-cell>
          <table:table-cell table:style-name="ce1" table:formula="of:=1/([.D127]*0.7+[.E127]/100*0.3)" office:value-type="float" office:value="4.84598709690611">
            <text:p>4.85</text:p>
          </table:table-cell>
          <table:table-cell office:value-type="float" office:value="893.875915919289">
            <text:p>894</text:p>
          </table:table-cell>
          <table:table-cell table:style-name="ce3" table:formula="of:=(ABS([.C127]-[.$O$2]))/[.C127]" office:value-type="float" office:value="0.0851618023542145">
            <text:p>0.085</text:p>
          </table:table-cell>
          <table:table-cell table:style-name="ce1" office:value-type="float" office:value="48.9143483759">
            <text:p>48.91</text:p>
          </table:table-cell>
          <table:table-cell table:style-name="ce1" office:value-type="float" office:value="10.7224362060664">
            <text:p>10.72</text:p>
          </table:table-cell>
          <table:table-cell table:style-name="ce1" office:value-type="float" office:value="38.3265431144633">
            <text:p>38.33</text:p>
          </table:table-cell>
          <table:table-cell table:style-name="ce2" office:value-type="float" office:value="185235.686305919">
            <text:p>185236</text:p>
          </table:table-cell>
          <table:table-cell table:style-name="ce3" office:value-type="float" office:value="0.354181333993392">
            <text:p>0.354</text:p>
          </table:table-cell>
          <table:table-cell table:style-name="ce1" office:value-type="float" office:value="97.2481507343987">
            <text:p>97.25</text:p>
          </table:table-cell>
          <table:table-cell table:number-columns-repeated="5"/>
        </table:table-row>
        <table:table-row table:style-name="ro1">
          <table:table-cell office:value-type="string">
            <text:p>20230911T111448p121263</text:p>
          </table:table-cell>
          <table:table-cell table:style-name="ce1" table:formula="of:=1/([.D128]*0.7+[.E128]/100*0.3)" office:value-type="float" office:value="0.757854726926245">
            <text:p>0.76</text:p>
          </table:table-cell>
          <table:table-cell office:value-type="float" office:value="349.045771748175">
            <text:p>349</text:p>
          </table:table-cell>
          <table:table-cell table:style-name="ce3" table:formula="of:=(ABS([.C128]-[.$O$2]))/[.C128]" office:value-type="float" office:value="1.77900515781014">
            <text:p>1.779</text:p>
          </table:table-cell>
          <table:table-cell table:style-name="ce1" office:value-type="float" office:value="24.7368307544">
            <text:p>24.74</text:p>
          </table:table-cell>
          <table:table-cell table:style-name="ce1" office:value-type="float" office:value="16.9094412331407">
            <text:p>16.91</text:p>
          </table:table-cell>
          <table:table-cell table:style-name="ce1" office:value-type="float" office:value="17.8560657323531">
            <text:p>17.86</text:p>
          </table:table-cell>
          <table:table-cell table:style-name="ce2" office:value-type="float" office:value="181886.082242798">
            <text:p>181886</text:p>
          </table:table-cell>
          <table:table-cell table:style-name="ce3" office:value-type="float" office:value="0.300140098369347">
            <text:p>0.300</text:p>
          </table:table-cell>
          <table:table-cell table:style-name="ce1" office:value-type="float" office:value="46.909606646711">
            <text:p>46.91</text:p>
          </table:table-cell>
          <table:table-cell table:number-columns-repeated="5"/>
        </table:table-row>
        <table:table-row table:style-name="ro1">
          <table:table-cell office:value-type="string">
            <text:p>20230911T111557p122713</text:p>
          </table:table-cell>
          <table:table-cell table:style-name="ce1" table:formula="of:=1/([.D129]*0.7+[.E129]/100*0.3)" office:value-type="float" office:value="2.65154428509977">
            <text:p>2.65</text:p>
          </table:table-cell>
          <table:table-cell office:value-type="float" office:value="715.260027851658">
            <text:p>715</text:p>
          </table:table-cell>
          <table:table-cell table:style-name="ce3" table:formula="of:=(ABS([.C129]-[.$O$2]))/[.C129]" office:value-type="float" office:value="0.35615015830463">
            <text:p>0.356</text:p>
          </table:table-cell>
          <table:table-cell table:style-name="ce1" office:value-type="float" office:value="42.6112008364">
            <text:p>42.61</text:p>
          </table:table-cell>
          <table:table-cell table:style-name="ce1" office:value-type="float" office:value="6.70990589901852">
            <text:p>6.71</text:p>
          </table:table-cell>
          <table:table-cell table:style-name="ce1" office:value-type="float" office:value="29.7072966694973">
            <text:p>29.71</text:p>
          </table:table-cell>
          <table:table-cell table:style-name="ce2" office:value-type="float" office:value="197673.61939029">
            <text:p>197674</text:p>
          </table:table-cell>
          <table:table-cell table:style-name="ce3" office:value-type="float" office:value="0.195937083557371">
            <text:p>0.196</text:p>
          </table:table-cell>
          <table:table-cell table:style-name="ce1" office:value-type="float" office:value="18.7294733398215">
            <text:p>18.73</text:p>
          </table:table-cell>
          <table:table-cell table:number-columns-repeated="5"/>
        </table:table-row>
        <table:table-row table:style-name="ro1">
          <table:table-cell office:value-type="string">
            <text:p>20230911T111607p122894</text:p>
          </table:table-cell>
          <table:table-cell table:style-name="ce1" table:formula="of:=1/([.D130]*0.7+[.E130]/100*0.3)" office:value-type="float" office:value="0.661275226735991">
            <text:p>0.66</text:p>
          </table:table-cell>
          <table:table-cell office:value-type="float" office:value="316.308733466323">
            <text:p>316</text:p>
          </table:table-cell>
          <table:table-cell table:style-name="ce3" table:formula="of:=(ABS([.C130]-[.$O$2]))/[.C130]" office:value-type="float" office:value="2.06662414714286">
            <text:p>2.067</text:p>
          </table:table-cell>
          <table:table-cell table:style-name="ce1" office:value-type="float" office:value="21.8642466406">
            <text:p>21.86</text:p>
          </table:table-cell>
          <table:table-cell table:style-name="ce1" office:value-type="float" office:value="17.6797928709056">
            <text:p>17.68</text:p>
          </table:table-cell>
          <table:table-cell table:style-name="ce1" office:value-type="float" office:value="18.3094058283229">
            <text:p>18.31</text:p>
          </table:table-cell>
          <table:table-cell table:style-name="ce2" office:value-type="float" office:value="195849.705802095">
            <text:p>195850</text:p>
          </table:table-cell>
          <table:table-cell table:style-name="ce3" office:value-type="float" office:value="0.0829773967112009">
            <text:p>0.083</text:p>
          </table:table-cell>
          <table:table-cell table:style-name="ce1" office:value-type="float" office:value="44.1039465488548">
            <text:p>44.10</text:p>
          </table:table-cell>
          <table:table-cell table:number-columns-repeated="5"/>
        </table:table-row>
        <table:table-row table:style-name="ro1">
          <table:table-cell office:value-type="string">
            <text:p>20230911T111439p121099</text:p>
          </table:table-cell>
          <table:table-cell table:style-name="ce1" table:formula="of:=1/([.D131]*0.7+[.E131]/100*0.3)" office:value-type="float" office:value="1.88343095967884">
            <text:p>1.88</text:p>
          </table:table-cell>
          <table:table-cell office:value-type="float" office:value="569.784883241053">
            <text:p>570</text:p>
          </table:table-cell>
          <table:table-cell table:style-name="ce3" table:formula="of:=(ABS([.C131]-[.$O$2]))/[.C131]" office:value-type="float" office:value="0.702396866835851">
            <text:p>0.702</text:p>
          </table:table-cell>
          <table:table-cell table:style-name="ce1" office:value-type="float" office:value="13.0893739665">
            <text:p>13.09</text:p>
          </table:table-cell>
          <table:table-cell table:style-name="ce1" office:value-type="float" office:value="14.0101107366394">
            <text:p>14.01</text:p>
          </table:table-cell>
          <table:table-cell table:style-name="ce1" office:value-type="float" office:value="25.1343630928644">
            <text:p>25.13</text:p>
          </table:table-cell>
          <table:table-cell table:style-name="ce2" office:value-type="float" office:value="174349.453934099">
            <text:p>174349</text:p>
          </table:table-cell>
          <table:table-cell table:style-name="ce3" office:value-type="float" office:value="0.269878688741745">
            <text:p>0.270</text:p>
          </table:table-cell>
          <table:table-cell table:style-name="ce1" office:value-type="float" office:value="90.7702484299147">
            <text:p>90.77</text:p>
          </table:table-cell>
          <table:table-cell table:number-columns-repeated="5"/>
        </table:table-row>
        <table:table-row table:style-name="ro1">
          <table:table-cell office:value-type="string">
            <text:p>20230911T111515p121799</text:p>
          </table:table-cell>
          <table:table-cell table:style-name="ce1" table:formula="of:=1/([.D132]*0.7+[.E132]/100*0.3)" office:value-type="float" office:value="2.1958123505224">
            <text:p>2.20</text:p>
          </table:table-cell>
          <table:table-cell office:value-type="float" office:value="659.79101641134">
            <text:p>660</text:p>
          </table:table-cell>
          <table:table-cell table:style-name="ce3" table:formula="of:=(ABS([.C132]-[.$O$2]))/[.C132]" office:value-type="float" office:value="0.470162484593854">
            <text:p>0.470</text:p>
          </table:table-cell>
          <table:table-cell table:style-name="ce1" office:value-type="float" office:value="42.0995274084">
            <text:p>42.10</text:p>
          </table:table-cell>
          <table:table-cell table:style-name="ce1" office:value-type="float" office:value="16.3907755298651">
            <text:p>16.39</text:p>
          </table:table-cell>
          <table:table-cell table:style-name="ce1" office:value-type="float" office:value="19.4062253073394">
            <text:p>19.41</text:p>
          </table:table-cell>
          <table:table-cell table:style-name="ce2" office:value-type="float" office:value="165679.870157715">
            <text:p>165680</text:p>
          </table:table-cell>
          <table:table-cell table:style-name="ce3" office:value-type="float" office:value="0.201458769510435">
            <text:p>0.201</text:p>
          </table:table-cell>
          <table:table-cell table:style-name="ce1" office:value-type="float" office:value="17.238551340437">
            <text:p>17.24</text:p>
          </table:table-cell>
          <table:table-cell table:number-columns-repeated="5"/>
        </table:table-row>
        <table:table-row table:style-name="ro1">
          <table:table-cell office:value-type="string">
            <text:p>20230911T111500p121482</text:p>
          </table:table-cell>
          <table:table-cell table:style-name="ce1" table:formula="of:=1/([.D133]*0.7+[.E133]/100*0.3)" office:value-type="float" office:value="0.72229777719302">
            <text:p>0.72</text:p>
          </table:table-cell>
          <table:table-cell office:value-type="float" office:value="337.367993570738">
            <text:p>337</text:p>
          </table:table-cell>
          <table:table-cell table:style-name="ce3" table:formula="of:=(ABS([.C133]-[.$O$2]))/[.C133]" office:value-type="float" office:value="1.8751986509847">
            <text:p>1.875</text:p>
          </table:table-cell>
          <table:table-cell table:style-name="ce1" office:value-type="float" office:value="23.9438310427">
            <text:p>23.94</text:p>
          </table:table-cell>
          <table:table-cell table:style-name="ce1" office:value-type="float" office:value="14.4244942196532">
            <text:p>14.42</text:p>
          </table:table-cell>
          <table:table-cell table:style-name="ce1" office:value-type="float" office:value="33.6713072238507">
            <text:p>33.67</text:p>
          </table:table-cell>
          <table:table-cell table:style-name="ce2" office:value-type="float" office:value="162824.603688737">
            <text:p>162825</text:p>
          </table:table-cell>
          <table:table-cell table:style-name="ce3" office:value-type="float" office:value="0.0547474273051384">
            <text:p>0.055</text:p>
          </table:table-cell>
          <table:table-cell table:style-name="ce1" office:value-type="float" office:value="66.2176892905414">
            <text:p>66.22</text:p>
          </table:table-cell>
          <table:table-cell table:number-columns-repeated="5"/>
        </table:table-row>
        <table:table-row table:style-name="ro1">
          <table:table-cell office:value-type="string">
            <text:p>20230911T111604p122815</text:p>
          </table:table-cell>
          <table:table-cell table:style-name="ce1" table:formula="of:=1/([.D134]*0.7+[.E134]/100*0.3)" office:value-type="float" office:value="0.726438022574377">
            <text:p>0.73</text:p>
          </table:table-cell>
          <table:table-cell office:value-type="float" office:value="337.51983228401">
            <text:p>338</text:p>
          </table:table-cell>
          <table:table-cell table:style-name="ce3" table:formula="of:=(ABS([.C134]-[.$O$2]))/[.C134]" office:value-type="float" office:value="1.87390519672865">
            <text:p>1.874</text:p>
          </table:table-cell>
          <table:table-cell table:style-name="ce1" office:value-type="float" office:value="21.6154297241">
            <text:p>21.62</text:p>
          </table:table-cell>
          <table:table-cell table:style-name="ce1" office:value-type="float" office:value="7.70402600125813">
            <text:p>7.70</text:p>
          </table:table-cell>
          <table:table-cell table:style-name="ce1" office:value-type="float" office:value="18.3094058283229">
            <text:p>18.31</text:p>
          </table:table-cell>
          <table:table-cell table:style-name="ce2" office:value-type="float" office:value="195849.705802095">
            <text:p>195850</text:p>
          </table:table-cell>
          <table:table-cell table:style-name="ce3" office:value-type="float" office:value="0.0829773967112009">
            <text:p>0.083</text:p>
          </table:table-cell>
          <table:table-cell table:style-name="ce1" office:value-type="float" office:value="44.1039465488548">
            <text:p>44.10</text:p>
          </table:table-cell>
          <table:table-cell table:number-columns-repeated="5"/>
        </table:table-row>
        <table:table-row table:style-name="ro1">
          <table:table-cell office:value-type="string">
            <text:p>20230911T111542p122359</text:p>
          </table:table-cell>
          <table:table-cell table:style-name="ce1" table:formula="of:=1/([.D135]*0.7+[.E135]/100*0.3)" office:value-type="float" office:value="0.76757790149963">
            <text:p>0.77</text:p>
          </table:table-cell>
          <table:table-cell office:value-type="float" office:value="347.975491782859">
            <text:p>348</text:p>
          </table:table-cell>
          <table:table-cell table:style-name="ce3" table:formula="of:=(ABS([.C135]-[.$O$2]))/[.C135]" office:value-type="float" office:value="1.78755263777396">
            <text:p>1.788</text:p>
          </table:table-cell>
          <table:table-cell table:style-name="ce1" office:value-type="float" office:value="17.1708383635">
            <text:p>17.17</text:p>
          </table:table-cell>
          <table:table-cell table:style-name="ce1" office:value-type="float" office:value="17.9703757225434">
            <text:p>17.97</text:p>
          </table:table-cell>
          <table:table-cell table:style-name="ce1" office:value-type="float" office:value="12.1935057305439">
            <text:p>12.19</text:p>
          </table:table-cell>
          <table:table-cell table:style-name="ce2" office:value-type="float" office:value="178826.141675061">
            <text:p>178826</text:p>
          </table:table-cell>
          <table:table-cell table:style-name="ce3" office:value-type="float" office:value="0.0388801870562228">
            <text:p>0.039</text:p>
          </table:table-cell>
          <table:table-cell table:style-name="ce1" office:value-type="float" office:value="44.8377270845774">
            <text:p>44.84</text:p>
          </table:table-cell>
          <table:table-cell table:number-columns-repeated="5"/>
        </table:table-row>
        <table:table-row table:style-name="ro1">
          <table:table-cell office:value-type="string">
            <text:p>20230911T111427p120918</text:p>
          </table:table-cell>
          <table:table-cell table:style-name="ce1" table:formula="of:=1/([.D136]*0.7+[.E136]/100*0.3)" office:value-type="float" office:value="2.38212228275623">
            <text:p>2.38</text:p>
          </table:table-cell>
          <table:table-cell office:value-type="float" office:value="728.20438200413">
            <text:p>728</text:p>
          </table:table-cell>
          <table:table-cell table:style-name="ce3" table:formula="of:=(ABS([.C136]-[.$O$2]))/[.C136]" office:value-type="float" office:value="0.332043618483057">
            <text:p>0.332</text:p>
          </table:table-cell>
          <table:table-cell table:style-name="ce1" office:value-type="float" office:value="62.4543992453">
            <text:p>62.45</text:p>
          </table:table-cell>
          <table:table-cell table:style-name="ce1" office:value-type="float" office:value="7.31805142915685">
            <text:p>7.32</text:p>
          </table:table-cell>
          <table:table-cell table:style-name="ce1" office:value-type="float" office:value="31.6231226078831">
            <text:p>31.62</text:p>
          </table:table-cell>
          <table:table-cell table:style-name="ce2" office:value-type="float" office:value="194072.46396604">
            <text:p>194072</text:p>
          </table:table-cell>
          <table:table-cell table:style-name="ce3" office:value-type="float" office:value="0.175489529856216">
            <text:p>0.175</text:p>
          </table:table-cell>
          <table:table-cell table:style-name="ce1" office:value-type="float" office:value="14.1779893562437">
            <text:p>14.18</text:p>
          </table:table-cell>
          <table:table-cell table:number-columns-repeated="5"/>
        </table:table-row>
        <table:table-row table:style-name="ro1">
          <table:table-cell office:value-type="string">
            <text:p>20230911T111454p121381</text:p>
          </table:table-cell>
          <table:table-cell table:style-name="ce1" table:formula="of:=1/([.D137]*0.7+[.E137]/100*0.3)" office:value-type="float" office:value="0.828694206862736">
            <text:p>0.83</text:p>
          </table:table-cell>
          <table:table-cell office:value-type="float" office:value="380.128381607889">
            <text:p>380</text:p>
          </table:table-cell>
          <table:table-cell table:style-name="ce3" table:formula="of:=(ABS([.C137]-[.$O$2]))/[.C137]" office:value-type="float" office:value="1.5517694729792">
            <text:p>1.552</text:p>
          </table:table-cell>
          <table:table-cell table:style-name="ce1" office:value-type="float" office:value="40.1597027879">
            <text:p>40.16</text:p>
          </table:table-cell>
          <table:table-cell table:style-name="ce1" office:value-type="float" office:value="8.30259985323409">
            <text:p>8.30</text:p>
          </table:table-cell>
          <table:table-cell table:style-name="ce1" office:value-type="float" office:value="27.9836622335457">
            <text:p>27.98</text:p>
          </table:table-cell>
          <table:table-cell table:style-name="ce2" office:value-type="float" office:value="186943.208948633">
            <text:p>186943</text:p>
          </table:table-cell>
          <table:table-cell table:style-name="ce3" office:value-type="float" office:value="0.103794025519948">
            <text:p>0.104</text:p>
          </table:table-cell>
          <table:table-cell table:style-name="ce1" office:value-type="float" office:value="22.817496858909">
            <text:p>22.82</text:p>
          </table:table-cell>
          <table:table-cell table:number-columns-repeated="5"/>
        </table:table-row>
        <table:table-row table:style-name="ro1">
          <table:table-cell office:value-type="string">
            <text:p>20230911T111536p122250</text:p>
          </table:table-cell>
          <table:table-cell table:style-name="ce1" table:formula="of:=1/([.D138]*0.7+[.E138]/100*0.3)" office:value-type="float" office:value="1.43943610319183">
            <text:p>1.44</text:p>
          </table:table-cell>
          <table:table-cell office:value-type="float" office:value="502.647862351015">
            <text:p>503</text:p>
          </table:table-cell>
          <table:table-cell table:style-name="ce3" table:formula="of:=(ABS([.C138]-[.$O$2]))/[.C138]" office:value-type="float" office:value="0.929780414191075">
            <text:p>0.930</text:p>
          </table:table-cell>
          <table:table-cell table:style-name="ce1" office:value-type="float" office:value="14.6234006731">
            <text:p>14.62</text:p>
          </table:table-cell>
          <table:table-cell table:style-name="ce1" office:value-type="float" office:value="14.5639450867052">
            <text:p>14.56</text:p>
          </table:table-cell>
          <table:table-cell table:style-name="ce1" office:value-type="float" office:value="25.1343630928644">
            <text:p>25.13</text:p>
          </table:table-cell>
          <table:table-cell table:style-name="ce2" office:value-type="float" office:value="172914.775637126">
            <text:p>172915</text:p>
          </table:table-cell>
          <table:table-cell table:style-name="ce3" office:value-type="float" office:value="0.0541083707487213">
            <text:p>0.054</text:p>
          </table:table-cell>
          <table:table-cell table:style-name="ce1" office:value-type="float" office:value="78.6241539463893">
            <text:p>78.62</text:p>
          </table:table-cell>
          <table:table-cell table:number-columns-repeated="5"/>
        </table:table-row>
        <table:table-row table:style-name="ro1">
          <table:table-cell office:value-type="string">
            <text:p>20230911T111451p121316</text:p>
          </table:table-cell>
          <table:table-cell table:style-name="ce1" table:formula="of:=1/([.D139]*0.7+[.E139]/100*0.3)" office:value-type="float" office:value="0.852777824240402">
            <text:p>0.85</text:p>
          </table:table-cell>
          <table:table-cell office:value-type="float" office:value="381.377095671884">
            <text:p>381</text:p>
          </table:table-cell>
          <table:table-cell table:style-name="ce3" table:formula="of:=(ABS([.C139]-[.$O$2]))/[.C139]" office:value-type="float" office:value="1.54341440796574">
            <text:p>1.543</text:p>
          </table:table-cell>
          <table:table-cell table:style-name="ce1" office:value-type="float" office:value="30.7494290054">
            <text:p>30.75</text:p>
          </table:table-cell>
          <table:table-cell table:style-name="ce1" office:value-type="float" office:value="19.7625240847784">
            <text:p>19.76</text:p>
          </table:table-cell>
          <table:table-cell table:style-name="ce1" office:value-type="float" office:value="34.3666766522288">
            <text:p>34.37</text:p>
          </table:table-cell>
          <table:table-cell table:style-name="ce2" office:value-type="float" office:value="180780.018873658">
            <text:p>180780</text:p>
          </table:table-cell>
          <table:table-cell table:style-name="ce3" office:value-type="float" office:value="0.01571339883148">
            <text:p>0.016</text:p>
          </table:table-cell>
          <table:table-cell table:style-name="ce1" office:value-type="float" office:value="22.6373035896301">
            <text:p>22.64</text:p>
          </table:table-cell>
          <table:table-cell table:number-columns-repeated="5"/>
        </table:table-row>
        <table:table-row table:style-name="ro1">
          <table:table-cell office:value-type="string">
            <text:p>20230911T111527p122044</text:p>
          </table:table-cell>
          <table:table-cell table:style-name="ce1" table:formula="of:=1/([.D140]*0.7+[.E140]/100*0.3)" office:value-type="float" office:value="1.56190093676766">
            <text:p>1.56</text:p>
          </table:table-cell>
          <table:table-cell office:value-type="float" office:value="529.93909475485">
            <text:p>530</text:p>
          </table:table-cell>
          <table:table-cell table:style-name="ce3" table:formula="of:=(ABS([.C140]-[.$O$2]))/[.C140]" office:value-type="float" office:value="0.830399020568057">
            <text:p>0.830</text:p>
          </table:table-cell>
          <table:table-cell table:style-name="ce1" office:value-type="float" office:value="19.6553853386">
            <text:p>19.66</text:p>
          </table:table-cell>
          <table:table-cell table:style-name="ce1" office:value-type="float" office:value="18.3104527938343">
            <text:p>18.31</text:p>
          </table:table-cell>
          <table:table-cell table:style-name="ce1" office:value-type="float" office:value="31.2555052985123">
            <text:p>31.26</text:p>
          </table:table-cell>
          <table:table-cell table:style-name="ce2" office:value-type="float" office:value="158341.732391052">
            <text:p>158342</text:p>
          </table:table-cell>
          <table:table-cell table:style-name="ce3" office:value-type="float" office:value="0.118677442729083">
            <text:p>0.119</text:p>
          </table:table-cell>
          <table:table-cell table:style-name="ce1" office:value-type="float" office:value="7.29297242712195">
            <text:p>7.29</text:p>
          </table:table-cell>
          <table:table-cell table:number-columns-repeated="5"/>
        </table:table-row>
        <table:table-row table:style-name="ro1">
          <table:table-cell office:value-type="string">
            <text:p>20230911T111509p121667</text:p>
          </table:table-cell>
          <table:table-cell table:style-name="ce1" table:formula="of:=1/([.D141]*0.7+[.E141]/100*0.3)" office:value-type="float" office:value="0.979991606173699">
            <text:p>0.98</text:p>
          </table:table-cell>
          <table:table-cell office:value-type="float" office:value="400.70434869352">
            <text:p>401</text:p>
          </table:table-cell>
          <table:table-cell table:style-name="ce3" table:formula="of:=(ABS([.C141]-[.$O$2]))/[.C141]" office:value-type="float" office:value="1.42073739195156">
            <text:p>1.421</text:p>
          </table:table-cell>
          <table:table-cell table:style-name="ce1" office:value-type="float" office:value="8.6335763005">
            <text:p>8.63</text:p>
          </table:table-cell>
          <table:table-cell table:style-name="ce1" office:value-type="float" office:value="8.49176112510495">
            <text:p>8.49</text:p>
          </table:table-cell>
          <table:table-cell table:style-name="ce1" office:value-type="float" office:value="25.1343630928644">
            <text:p>25.13</text:p>
          </table:table-cell>
          <table:table-cell table:style-name="ce2" office:value-type="float" office:value="166391.079850321">
            <text:p>166391</text:p>
          </table:table-cell>
          <table:table-cell table:style-name="ce3" office:value-type="float" office:value="0.0426946378100291">
            <text:p>0.043</text:p>
          </table:table-cell>
          <table:table-cell table:style-name="ce1" office:value-type="float" office:value="17.5617476191431">
            <text:p>17.56</text:p>
          </table:table-cell>
          <table:table-cell table:number-columns-repeated="5"/>
        </table:table-row>
        <table:table-row table:style-name="ro1">
          <table:table-cell office:value-type="string">
            <text:p>20230911T111549p122487</text:p>
          </table:table-cell>
          <table:table-cell table:style-name="ce1" table:formula="of:=1/([.D142]*0.7+[.E142]/100*0.3)" office:value-type="float" office:value="0.951128609072946">
            <text:p>0.95</text:p>
          </table:table-cell>
          <table:table-cell office:value-type="float" office:value="408.264290780242">
            <text:p>408</text:p>
          </table:table-cell>
          <table:table-cell table:style-name="ce3" table:formula="of:=(ABS([.C142]-[.$O$2]))/[.C142]" office:value-type="float" office:value="1.3759119323079">
            <text:p>1.376</text:p>
          </table:table-cell>
          <table:table-cell table:style-name="ce1" office:value-type="float" office:value="29.4147246164">
            <text:p>29.41</text:p>
          </table:table-cell>
          <table:table-cell table:style-name="ce1" office:value-type="float" office:value="19.060091522158">
            <text:p>19.06</text:p>
          </table:table-cell>
          <table:table-cell table:style-name="ce1" office:value-type="float" office:value="25.1609228531159">
            <text:p>25.16</text:p>
          </table:table-cell>
          <table:table-cell table:style-name="ce2" office:value-type="float" office:value="154510.526596178">
            <text:p>154511</text:p>
          </table:table-cell>
          <table:table-cell table:style-name="ce3" office:value-type="float" office:value="0.0553677943339587">
            <text:p>0.055</text:p>
          </table:table-cell>
          <table:table-cell table:style-name="ce1" office:value-type="float" office:value="13.3981374459092">
            <text:p>13.40</text:p>
          </table:table-cell>
          <table:table-cell table:number-columns-repeated="5"/>
        </table:table-row>
        <table:table-row table:style-name="ro1">
          <table:table-cell office:value-type="string">
            <text:p>20230911T111512p121724</text:p>
          </table:table-cell>
          <table:table-cell table:style-name="ce1" table:formula="of:=1/([.D143]*0.7+[.E143]/100*0.3)" office:value-type="float" office:value="4.90732728531071">
            <text:p>4.91</text:p>
          </table:table-cell>
          <table:table-cell office:value-type="float" office:value="867.521703868442">
            <text:p>868</text:p>
          </table:table-cell>
          <table:table-cell table:style-name="ce3" table:formula="of:=(ABS([.C143]-[.$O$2]))/[.C143]" office:value-type="float" office:value="0.118127645307994">
            <text:p>0.118</text:p>
          </table:table-cell>
          <table:table-cell table:style-name="ce1" office:value-type="float" office:value="40.3625200694">
            <text:p>40.36</text:p>
          </table:table-cell>
          <table:table-cell table:style-name="ce1" office:value-type="float" office:value="16.3358622350674">
            <text:p>16.34</text:p>
          </table:table-cell>
          <table:table-cell table:style-name="ce1" office:value-type="float" office:value="29.7887529117362">
            <text:p>29.79</text:p>
          </table:table-cell>
          <table:table-cell table:style-name="ce2" office:value-type="float" office:value="162446.819641374">
            <text:p>162447</text:p>
          </table:table-cell>
          <table:table-cell table:style-name="ce3" office:value-type="float" office:value="0.10030736295042">
            <text:p>0.100</text:p>
          </table:table-cell>
          <table:table-cell table:style-name="ce1" office:value-type="float" office:value="7.57375651375966">
            <text:p>7.57</text:p>
          </table:table-cell>
          <table:table-cell table:number-columns-repeated="5"/>
        </table:table-row>
        <table:table-row table:style-name="ro1">
          <table:table-cell office:value-type="string">
            <text:p>20230911T111457p121421</text:p>
          </table:table-cell>
          <table:table-cell table:style-name="ce1" table:formula="of:=1/([.D144]*0.7+[.E144]/100*0.3)" office:value-type="float" office:value="5.38143269847381">
            <text:p>5.38</text:p>
          </table:table-cell>
          <table:table-cell office:value-type="float" office:value="1121.43308855831">
            <text:p>1121</text:p>
          </table:table-cell>
          <table:table-cell table:style-name="ce3" table:formula="of:=(ABS([.C144]-[.$O$2]))/[.C144]" office:value-type="float" office:value="0.135035331223363">
            <text:p>0.135</text:p>
          </table:table-cell>
          <table:table-cell table:style-name="ce1" office:value-type="float" office:value="30.4331296579">
            <text:p>30.43</text:p>
          </table:table-cell>
          <table:table-cell table:style-name="ce1" office:value-type="float" office:value="17.209176300578">
            <text:p>17.21</text:p>
          </table:table-cell>
          <table:table-cell table:style-name="ce1" office:value-type="float" office:value="25.3374152128702">
            <text:p>25.34</text:p>
          </table:table-cell>
          <table:table-cell table:style-name="ce2" office:value-type="float" office:value="193330.053309295">
            <text:p>193330</text:p>
          </table:table-cell>
          <table:table-cell table:style-name="ce3" office:value-type="float" office:value="0.227490496830218">
            <text:p>0.227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1T111524p121979</text:p>
          </table:table-cell>
          <table:table-cell table:style-name="ce1" table:formula="of:=1/([.D145]*0.7+[.E145]/100*0.3)" office:value-type="float" office:value="7.94802516358746">
            <text:p>7.95</text:p>
          </table:table-cell>
          <table:table-cell office:value-type="float" office:value="929.377797053623">
            <text:p>929</text:p>
          </table:table-cell>
          <table:table-cell table:style-name="ce3" table:formula="of:=(ABS([.C145]-[.$O$2]))/[.C145]" office:value-type="float" office:value="0.0437090310045713">
            <text:p>0.044</text:p>
          </table:table-cell>
          <table:table-cell table:style-name="ce1" office:value-type="float" office:value="31.7403652527">
            <text:p>31.74</text:p>
          </table:table-cell>
          <table:table-cell table:style-name="ce1" office:value-type="float" office:value="16.9306358381503">
            <text:p>16.93</text:p>
          </table:table-cell>
          <table:table-cell table:style-name="ce1" office:value-type="float" office:value="38.2718664036263">
            <text:p>38.27</text:p>
          </table:table-cell>
          <table:table-cell table:style-name="ce2" office:value-type="float" office:value="159667.66433463">
            <text:p>159668</text:p>
          </table:table-cell>
          <table:table-cell table:style-name="ce3" office:value-type="float" office:value="0.106985635315904">
            <text:p>0.107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1T111530p122112</text:p>
          </table:table-cell>
          <table:table-cell table:style-name="ce1" table:formula="of:=1/([.D146]*0.7+[.E146]/100*0.3)" office:value-type="float" office:value="2.306417708748">
            <text:p>2.31</text:p>
          </table:table-cell>
          <table:table-cell office:value-type="float" office:value="1371.44804741024">
            <text:p>1371</text:p>
          </table:table-cell>
          <table:table-cell table:style-name="ce3" table:formula="of:=(ABS([.C146]-[.$O$2]))/[.C146]" office:value-type="float" office:value="0.292718377607019">
            <text:p>0.293</text:p>
          </table:table-cell>
          <table:table-cell table:style-name="ce1" office:value-type="float" office:value="76.2233142111">
            <text:p>76.22</text:p>
          </table:table-cell>
          <table:table-cell table:style-name="ce1" office:value-type="float" office:value="16.8805394990366">
            <text:p>16.88</text:p>
          </table:table-cell>
          <table:table-cell table:style-name="ce1" office:value-type="float" office:value="38.4619491272872">
            <text:p>38.46</text:p>
          </table:table-cell>
          <table:table-cell table:style-name="ce2" office:value-type="float" office:value="198343.419097279">
            <text:p>198343</text:p>
          </table:table-cell>
          <table:table-cell table:style-name="ce3" office:value-type="float" office:value="0.26875320215968">
            <text:p>0.269</text:p>
          </table:table-cell>
          <table:table-cell table:style-name="ce1" office:value-type="float" office:value="1.79963416566332">
            <text:p>1.80</text:p>
          </table:table-cell>
          <table:table-cell table:number-columns-repeated="5"/>
        </table:table-row>
        <table:table-row table:style-name="ro1">
          <table:table-cell office:value-type="string">
            <text:p>20230911T111555p122650</text:p>
          </table:table-cell>
          <table:table-cell table:style-name="ce1" table:formula="of:=1/([.D147]*0.7+[.E147]/100*0.3)" office:value-type="float" office:value="3.82677341481588">
            <text:p>3.83</text:p>
          </table:table-cell>
          <table:table-cell office:value-type="float" office:value="744.038825864027">
            <text:p>744</text:p>
          </table:table-cell>
          <table:table-cell table:style-name="ce3" table:formula="of:=(ABS([.C147]-[.$O$2]))/[.C147]" office:value-type="float" office:value="0.303695407122837">
            <text:p>0.304</text:p>
          </table:table-cell>
          <table:table-cell table:style-name="ce1" office:value-type="float" office:value="16.2433223903">
            <text:p>16.24</text:p>
          </table:table-cell>
          <table:table-cell table:style-name="ce1" office:value-type="float" office:value="7.79229559748428">
            <text:p>7.79</text:p>
          </table:table-cell>
          <table:table-cell table:style-name="ce1" office:value-type="float" office:value="27.5527406501338">
            <text:p>27.55</text:p>
          </table:table-cell>
          <table:table-cell table:style-name="ce2" office:value-type="float" office:value="156182.319507781">
            <text:p>156182</text:p>
          </table:table-cell>
          <table:table-cell table:style-name="ce3" office:value-type="float" office:value="0.328625649985464">
            <text:p>0.329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1T111533p122182</text:p>
          </table:table-cell>
          <table:table-cell table:style-name="ce1" table:formula="of:=1/([.D148]*0.7+[.E148]/100*0.3)" office:value-type="float" office:value="1.48424483881869">
            <text:p>1.48</text:p>
          </table:table-cell>
          <table:table-cell office:value-type="float" office:value="516.648893060966">
            <text:p>517</text:p>
          </table:table-cell>
          <table:table-cell table:style-name="ce3" table:formula="of:=(ABS([.C148]-[.$O$2]))/[.C148]" office:value-type="float" office:value="0.877483941276029">
            <text:p>0.877</text:p>
          </table:table-cell>
          <table:table-cell table:style-name="ce1" office:value-type="float" office:value="19.8348435066">
            <text:p>19.83</text:p>
          </table:table-cell>
          <table:table-cell table:style-name="ce1" office:value-type="float" office:value="19.3463391136802">
            <text:p>19.35</text:p>
          </table:table-cell>
          <table:table-cell table:style-name="ce1" office:value-type="float" office:value="36.1668003888524">
            <text:p>36.17</text:p>
          </table:table-cell>
          <table:table-cell table:style-name="ce2" office:value-type="float" office:value="176847.085104157">
            <text:p>176847</text:p>
          </table:table-cell>
          <table:table-cell table:style-name="ce3" office:value-type="float" office:value="0.0829773967112009">
            <text:p>0.083</text:p>
          </table:table-cell>
          <table:table-cell table:style-name="ce1" office:value-type="float" office:value="5.11630103172115">
            <text:p>5.12</text:p>
          </table:table-cell>
          <table:table-cell table:number-columns-repeated="5"/>
        </table:table-row>
        <table:table-row table:style-name="ro1">
          <table:table-cell office:value-type="string">
            <text:p>20230911T111503p121531</text:p>
          </table:table-cell>
          <table:table-cell table:style-name="ce1" table:formula="of:=1/([.D149]*0.7+[.E149]/100*0.3)" office:value-type="float" office:value="7.59124758174395">
            <text:p>7.59</text:p>
          </table:table-cell>
          <table:table-cell office:value-type="float" office:value="847.97255036838">
            <text:p>848</text:p>
          </table:table-cell>
          <table:table-cell table:style-name="ce3" table:formula="of:=(ABS([.C149]-[.$O$2]))/[.C149]" office:value-type="float" office:value="0.143904952558439">
            <text:p>0.144</text:p>
          </table:table-cell>
          <table:table-cell table:style-name="ce1" office:value-type="float" office:value="10.3323953579">
            <text:p>10.33</text:p>
          </table:table-cell>
          <table:table-cell table:style-name="ce1" office:value-type="float" office:value="19.0463631984586">
            <text:p>19.05</text:p>
          </table:table-cell>
          <table:table-cell table:style-name="ce1" office:value-type="float" office:value="30.8885489396698">
            <text:p>30.89</text:p>
          </table:table-cell>
          <table:table-cell table:style-name="ce2" office:value-type="float" office:value="186889.386926009">
            <text:p>186889</text:p>
          </table:table-cell>
          <table:table-cell table:style-name="ce3" office:value-type="float" office:value="0.0461041186546187">
            <text:p>0.046</text:p>
          </table:table-cell>
          <table:table-cell table:style-name="ce1" office:value-type="float" office:value="1.79963416566332">
            <text:p>1.80</text:p>
          </table:table-cell>
          <table:table-cell table:number-columns-repeated="5"/>
        </table:table-row>
        <table:table-row table:style-name="ro1">
          <table:table-cell office:value-type="string">
            <text:p>20230911T111601p122771</text:p>
          </table:table-cell>
          <table:table-cell table:style-name="ce1" table:formula="of:=1/([.D150]*0.7+[.E150]/100*0.3)" office:value-type="float" office:value="3.96536876834232">
            <text:p>3.97</text:p>
          </table:table-cell>
          <table:table-cell office:value-type="float" office:value="767.077191229017">
            <text:p>767</text:p>
          </table:table-cell>
          <table:table-cell table:style-name="ce3" table:formula="of:=(ABS([.C150]-[.$O$2]))/[.C150]" office:value-type="float" office:value="0.264540271945589">
            <text:p>0.265</text:p>
          </table:table-cell>
          <table:table-cell table:style-name="ce1" office:value-type="float" office:value="22.3350548951">
            <text:p>22.34</text:p>
          </table:table-cell>
          <table:table-cell table:style-name="ce1" office:value-type="float" office:value="8.18860799328648">
            <text:p>8.19</text:p>
          </table:table-cell>
          <table:table-cell table:style-name="ce1" office:value-type="float" office:value="26.8420341689339">
            <text:p>26.84</text:p>
          </table:table-cell>
          <table:table-cell table:style-name="ce2" office:value-type="float" office:value="158878.660572111">
            <text:p>158879</text:p>
          </table:table-cell>
          <table:table-cell table:style-name="ce3" office:value-type="float" office:value="0.189028033727545">
            <text:p>0.189</text:p>
          </table:table-cell>
          <table:table-cell table:style-name="ce1" office:value-type="float" office:value="1.79963416566332">
            <text:p>1.80</text:p>
          </table:table-cell>
          <table:table-cell table:number-columns-repeated="5"/>
        </table:table-row>
        <table:table-row table:style-name="ro1">
          <table:table-cell office:value-type="string">
            <text:p>20230911T185538p157026</text:p>
          </table:table-cell>
          <table:table-cell table:style-name="ce1" table:formula="of:=1/([.D151]*0.7+[.E151]/100*0.3)" office:value-type="float" office:value="1.42774909965537">
            <text:p>1.43</text:p>
          </table:table-cell>
          <table:table-cell office:value-type="float" office:value="575.371552471581">
            <text:p>575</text:p>
          </table:table-cell>
          <table:table-cell table:style-name="ce3" table:formula="of:=(ABS([.C151]-[.$O$2]))/[.C151]" office:value-type="float" office:value="0.685867151118686">
            <text:p>0.686</text:p>
          </table:table-cell>
          <table:table-cell table:style-name="ce1" office:value-type="float" office:value="73.4320558215">
            <text:p>73.43</text:p>
          </table:table-cell>
          <table:table-cell table:style-name="ce1" office:value-type="float" office:value="10.0521435452794">
            <text:p>10.05</text:p>
          </table:table-cell>
          <table:table-cell table:style-name="ce1" office:value-type="float" office:value="13.8613804486476">
            <text:p>13.86</text:p>
          </table:table-cell>
          <table:table-cell table:style-name="ce2" office:value-type="float" office:value="169042.410196434">
            <text:p>169042</text:p>
          </table:table-cell>
          <table:table-cell table:style-name="ce3" office:value-type="float" office:value="0.328625649985464">
            <text:p>0.329</text:p>
          </table:table-cell>
          <table:table-cell table:style-name="ce1" office:value-type="float" office:value="59.5855226325132">
            <text:p>59.59</text:p>
          </table:table-cell>
          <table:table-cell table:number-columns-repeated="5"/>
        </table:table-row>
        <table:table-row table:style-name="ro1">
          <table:table-cell office:value-type="string">
            <text:p>20230911T185514p156577</text:p>
          </table:table-cell>
          <table:table-cell table:style-name="ce1" table:formula="of:=1/([.D152]*0.7+[.E152]/100*0.3)" office:value-type="float" office:value="0.931798495201144">
            <text:p>0.93</text:p>
          </table:table-cell>
          <table:table-cell office:value-type="float" office:value="410.353865838533">
            <text:p>410</text:p>
          </table:table-cell>
          <table:table-cell table:style-name="ce3" table:formula="of:=(ABS([.C152]-[.$O$2]))/[.C152]" office:value-type="float" office:value="1.36381348087915">
            <text:p>1.364</text:p>
          </table:table-cell>
          <table:table-cell table:style-name="ce1" office:value-type="float" office:value="39.5079895192">
            <text:p>39.51</text:p>
          </table:table-cell>
          <table:table-cell table:style-name="ce1" office:value-type="float" office:value="12.0574421965318">
            <text:p>12.06</text:p>
          </table:table-cell>
          <table:table-cell table:style-name="ce1" office:value-type="float" office:value="28.4960031154168">
            <text:p>28.50</text:p>
          </table:table-cell>
          <table:table-cell table:style-name="ce2" office:value-type="float" office:value="163084.097889969">
            <text:p>163084</text:p>
          </table:table-cell>
          <table:table-cell table:style-name="ce3" office:value-type="float" office:value="0.195937083557371">
            <text:p>0.196</text:p>
          </table:table-cell>
          <table:table-cell table:style-name="ce1" office:value-type="float" office:value="56.0078623266437">
            <text:p>56.01</text:p>
          </table:table-cell>
          <table:table-cell table:number-columns-repeated="5"/>
        </table:table-row>
        <table:table-row table:style-name="ro1">
          <table:table-cell office:value-type="string">
            <text:p>20230911T185547p157203</text:p>
          </table:table-cell>
          <table:table-cell table:style-name="ce1" table:formula="of:=1/([.D153]*0.7+[.E153]/100*0.3)" office:value-type="float" office:value="1.38459191723357">
            <text:p>1.38</text:p>
          </table:table-cell>
          <table:table-cell office:value-type="float" office:value="511.75041962412">
            <text:p>512</text:p>
          </table:table-cell>
          <table:table-cell table:style-name="ce3" table:formula="of:=(ABS([.C153]-[.$O$2]))/[.C153]" office:value-type="float" office:value="0.895455211766047">
            <text:p>0.895</text:p>
          </table:table-cell>
          <table:table-cell table:style-name="ce1" office:value-type="float" office:value="31.8052716319">
            <text:p>31.81</text:p>
          </table:table-cell>
          <table:table-cell table:style-name="ce1" office:value-type="float" office:value="5.1439912257795">
            <text:p>5.14</text:p>
          </table:table-cell>
          <table:table-cell table:style-name="ce1" office:value-type="float" office:value="19.0660993654494">
            <text:p>19.07</text:p>
          </table:table-cell>
          <table:table-cell table:style-name="ce2" office:value-type="float" office:value="161465.568771287">
            <text:p>161466</text:p>
          </table:table-cell>
          <table:table-cell table:style-name="ce3" office:value-type="float" office:value="0.269878688741745">
            <text:p>0.270</text:p>
          </table:table-cell>
          <table:table-cell table:style-name="ce1" office:value-type="float" office:value="54.0083893625664">
            <text:p>54.01</text:p>
          </table:table-cell>
          <table:table-cell table:number-columns-repeated="5"/>
        </table:table-row>
        <table:table-row table:style-name="ro1">
          <table:table-cell office:value-type="string">
            <text:p>20230911T185517p156630</text:p>
          </table:table-cell>
          <table:table-cell table:style-name="ce1" table:formula="of:=1/([.D154]*0.7+[.E154]/100*0.3)" office:value-type="float" office:value="1.23374344827818">
            <text:p>1.23</text:p>
          </table:table-cell>
          <table:table-cell office:value-type="float" office:value="570.112295473826">
            <text:p>570</text:p>
          </table:table-cell>
          <table:table-cell table:style-name="ce3" table:formula="of:=(ABS([.C154]-[.$O$2]))/[.C154]" office:value-type="float" office:value="0.701419190045399">
            <text:p>0.701</text:p>
          </table:table-cell>
          <table:table-cell table:style-name="ce1" office:value-type="float" office:value="106.5159506756">
            <text:p>106.52</text:p>
          </table:table-cell>
          <table:table-cell table:style-name="ce1" office:value-type="float" office:value="14.1588391136802">
            <text:p>14.16</text:p>
          </table:table-cell>
          <table:table-cell table:style-name="ce1" office:value-type="float" office:value="29.7072966694973">
            <text:p>29.71</text:p>
          </table:table-cell>
          <table:table-cell table:style-name="ce2" office:value-type="float" office:value="154217.645207524">
            <text:p>154218</text:p>
          </table:table-cell>
          <table:table-cell table:style-name="ce3" office:value-type="float" office:value="0.193410926194951">
            <text:p>0.193</text:p>
          </table:table-cell>
          <table:table-cell table:style-name="ce1" office:value-type="float" office:value="39.9114786459547">
            <text:p>39.91</text:p>
          </table:table-cell>
          <table:table-cell table:number-columns-repeated="5"/>
        </table:table-row>
        <table:table-row table:style-name="ro1">
          <table:table-cell office:value-type="string">
            <text:p>20230911T185626p158068</text:p>
          </table:table-cell>
          <table:table-cell table:style-name="ce1" table:formula="of:=1/([.D155]*0.7+[.E155]/100*0.3)" office:value-type="float" office:value="1.0545546308746">
            <text:p>1.05</text:p>
          </table:table-cell>
          <table:table-cell office:value-type="float" office:value="431.630822387617">
            <text:p>432</text:p>
          </table:table-cell>
          <table:table-cell table:style-name="ce3" table:formula="of:=(ABS([.C155]-[.$O$2]))/[.C155]" office:value-type="float" office:value="1.2472908552599">
            <text:p>1.247</text:p>
          </table:table-cell>
          <table:table-cell table:style-name="ce1" office:value-type="float" office:value="25.0546706183">
            <text:p>25.05</text:p>
          </table:table-cell>
          <table:table-cell table:style-name="ce1" office:value-type="float" office:value="14.6690751445087">
            <text:p>14.67</text:p>
          </table:table-cell>
          <table:table-cell table:style-name="ce1" office:value-type="float" office:value="20.150098171214">
            <text:p>20.15</text:p>
          </table:table-cell>
          <table:table-cell table:style-name="ce2" office:value-type="float" office:value="193330.053309295">
            <text:p>193330</text:p>
          </table:table-cell>
          <table:table-cell table:style-name="ce3" office:value-type="float" office:value="0.0288427527894656">
            <text:p>0.029</text:p>
          </table:table-cell>
          <table:table-cell table:style-name="ce1" office:value-type="float" office:value="33.3915022855741">
            <text:p>33.39</text:p>
          </table:table-cell>
          <table:table-cell table:number-columns-repeated="5"/>
        </table:table-row>
        <table:table-row table:style-name="ro1">
          <table:table-cell office:value-type="string">
            <text:p>20230911T185556p157399</text:p>
          </table:table-cell>
          <table:table-cell table:style-name="ce1" table:formula="of:=1/([.D156]*0.7+[.E156]/100*0.3)" office:value-type="float" office:value="1.02607474067061">
            <text:p>1.03</text:p>
          </table:table-cell>
          <table:table-cell office:value-type="float" office:value="504.291278343935">
            <text:p>504</text:p>
          </table:table-cell>
          <table:table-cell table:style-name="ce3" table:formula="of:=(ABS([.C156]-[.$O$2]))/[.C156]" office:value-type="float" office:value="0.923491524948492">
            <text:p>0.923</text:p>
          </table:table-cell>
          <table:table-cell table:style-name="ce1" office:value-type="float" office:value="109.3812688209">
            <text:p>109.38</text:p>
          </table:table-cell>
          <table:table-cell table:style-name="ce1" office:value-type="float" office:value="16.340197495183">
            <text:p>16.34</text:p>
          </table:table-cell>
          <table:table-cell table:style-name="ce1" office:value-type="float" office:value="38.2718664036263">
            <text:p>38.27</text:p>
          </table:table-cell>
          <table:table-cell table:style-name="ce2" office:value-type="float" office:value="180647.47157511">
            <text:p>180647</text:p>
          </table:table-cell>
          <table:table-cell table:style-name="ce3" office:value-type="float" office:value="0.298306900945932">
            <text:p>0.298</text:p>
          </table:table-cell>
          <table:table-cell table:style-name="ce1" office:value-type="float" office:value="32.4628198750042">
            <text:p>32.46</text:p>
          </table:table-cell>
          <table:table-cell table:number-columns-repeated="5"/>
        </table:table-row>
        <table:table-row table:style-name="ro1">
          <table:table-cell office:value-type="string">
            <text:p>20230911T185532p156901</text:p>
          </table:table-cell>
          <table:table-cell table:style-name="ce1" table:formula="of:=1/([.D157]*0.7+[.E157]/100*0.3)" office:value-type="float" office:value="0.903054611185885">
            <text:p>0.90</text:p>
          </table:table-cell>
          <table:table-cell office:value-type="float" office:value="411.046325016063">
            <text:p>411</text:p>
          </table:table-cell>
          <table:table-cell table:style-name="ce3" table:formula="of:=(ABS([.C157]-[.$O$2]))/[.C157]" office:value-type="float" office:value="1.3598313400858">
            <text:p>1.360</text:p>
          </table:table-cell>
          <table:table-cell table:style-name="ce1" office:value-type="float" office:value="51.8236013604">
            <text:p>51.82</text:p>
          </table:table-cell>
          <table:table-cell table:style-name="ce1" office:value-type="float" office:value="15.3610308285164">
            <text:p>15.36</text:p>
          </table:table-cell>
          <table:table-cell table:style-name="ce1" office:value-type="float" office:value="25.3374152128702">
            <text:p>25.34</text:p>
          </table:table-cell>
          <table:table-cell table:style-name="ce2" office:value-type="float" office:value="153661.405193588">
            <text:p>153661</text:p>
          </table:table-cell>
          <table:table-cell table:style-name="ce3" office:value-type="float" office:value="0.368383263129549">
            <text:p>0.368</text:p>
          </table:table-cell>
          <table:table-cell table:style-name="ce1" office:value-type="float" office:value="38.9476283315148">
            <text:p>38.95</text:p>
          </table:table-cell>
          <table:table-cell table:number-columns-repeated="5"/>
        </table:table-row>
        <table:table-row table:style-name="ro1">
          <table:table-cell office:value-type="string">
            <text:p>20230911T185529p156851</text:p>
          </table:table-cell>
          <table:table-cell table:style-name="ce1" table:formula="of:=1/([.D158]*0.7+[.E158]/100*0.3)" office:value-type="float" office:value="1.6128450912836">
            <text:p>1.61</text:p>
          </table:table-cell>
          <table:table-cell office:value-type="float" office:value="607.122384828747">
            <text:p>607</text:p>
          </table:table-cell>
          <table:table-cell table:style-name="ce3" table:formula="of:=(ABS([.C158]-[.$O$2]))/[.C158]" office:value-type="float" office:value="0.597700931869957">
            <text:p>0.598</text:p>
          </table:table-cell>
          <table:table-cell table:style-name="ce1" office:value-type="float" office:value="67.2105651357">
            <text:p>67.21</text:p>
          </table:table-cell>
          <table:table-cell table:style-name="ce1" office:value-type="float" office:value="6.62114314618108">
            <text:p>6.62</text:p>
          </table:table-cell>
          <table:table-cell table:style-name="ce1" office:value-type="float" office:value="26.3738065638169">
            <text:p>26.37</text:p>
          </table:table-cell>
          <table:table-cell table:style-name="ce2" office:value-type="float" office:value="159667.66433463">
            <text:p>159668</text:p>
          </table:table-cell>
          <table:table-cell table:style-name="ce3" office:value-type="float" office:value="0.351222033447554">
            <text:p>0.351</text:p>
          </table:table-cell>
          <table:table-cell table:style-name="ce1" office:value-type="float" office:value="23.9757598940852">
            <text:p>23.98</text:p>
          </table:table-cell>
          <table:table-cell table:number-columns-repeated="5"/>
        </table:table-row>
        <table:table-row table:style-name="ro1">
          <table:table-cell office:value-type="string">
            <text:p>20230911T185523p156736</text:p>
          </table:table-cell>
          <table:table-cell table:style-name="ce1" table:formula="of:=1/([.D159]*0.7+[.E159]/100*0.3)" office:value-type="float" office:value="0.841750824195039">
            <text:p>0.84</text:p>
          </table:table-cell>
          <table:table-cell office:value-type="float" office:value="389.916009400106">
            <text:p>390</text:p>
          </table:table-cell>
          <table:table-cell table:style-name="ce3" table:formula="of:=(ABS([.C159]-[.$O$2]))/[.C159]" office:value-type="float" office:value="1.48771524280925">
            <text:p>1.488</text:p>
          </table:table-cell>
          <table:table-cell table:style-name="ce1" office:value-type="float" office:value="48.8664516036">
            <text:p>48.87</text:p>
          </table:table-cell>
          <table:table-cell table:style-name="ce1" office:value-type="float" office:value="13.1929190751445">
            <text:p>13.19</text:p>
          </table:table-cell>
          <table:table-cell table:style-name="ce1" office:value-type="float" office:value="30.8885489396698">
            <text:p>30.89</text:p>
          </table:table-cell>
          <table:table-cell table:style-name="ce2" office:value-type="float" office:value="154003.901332516">
            <text:p>154004</text:p>
          </table:table-cell>
          <table:table-cell table:style-name="ce3" office:value-type="float" office:value="0.313539864276262">
            <text:p>0.314</text:p>
          </table:table-cell>
          <table:table-cell table:style-name="ce1" office:value-type="float" office:value="60.6619771146574">
            <text:p>60.66</text:p>
          </table:table-cell>
          <table:table-cell table:number-columns-repeated="5"/>
        </table:table-row>
        <table:table-row table:style-name="ro1">
          <table:table-cell office:value-type="string">
            <text:p>20230911T185505p156448</text:p>
          </table:table-cell>
          <table:table-cell table:style-name="ce1" table:formula="of:=1/([.D160]*0.7+[.E160]/100*0.3)" office:value-type="float" office:value="0.725918130935971">
            <text:p>0.73</text:p>
          </table:table-cell>
          <table:table-cell office:value-type="float" office:value="341.582833455">
            <text:p>342</text:p>
          </table:table-cell>
          <table:table-cell table:style-name="ce3" table:formula="of:=(ABS([.C160]-[.$O$2]))/[.C160]" office:value-type="float" office:value="1.83972115983922">
            <text:p>1.840</text:p>
          </table:table-cell>
          <table:table-cell table:style-name="ce1" office:value-type="float" office:value="29.9203336058">
            <text:p>29.92</text:p>
          </table:table-cell>
          <table:table-cell table:style-name="ce1" office:value-type="float" office:value="16.8913776493256">
            <text:p>16.89</text:p>
          </table:table-cell>
          <table:table-cell table:style-name="ce1" office:value-type="float" office:value="37.7873030305435">
            <text:p>37.79</text:p>
          </table:table-cell>
          <table:table-cell table:style-name="ce2" office:value-type="float" office:value="163358.521209531">
            <text:p>163359</text:p>
          </table:table-cell>
          <table:table-cell table:style-name="ce3" office:value-type="float" office:value="0.10030736295042">
            <text:p>0.100</text:p>
          </table:table-cell>
          <table:table-cell table:style-name="ce1" office:value-type="float" office:value="40.0382672736584">
            <text:p>40.04</text:p>
          </table:table-cell>
          <table:table-cell table:number-columns-repeated="5"/>
        </table:table-row>
        <table:table-row table:style-name="ro1">
          <table:table-cell office:value-type="string">
            <text:p>20230911T185617p157858</text:p>
          </table:table-cell>
          <table:table-cell table:style-name="ce1" table:formula="of:=1/([.D161]*0.7+[.E161]/100*0.3)" office:value-type="float" office:value="1.57351239063564">
            <text:p>1.57</text:p>
          </table:table-cell>
          <table:table-cell office:value-type="float" office:value="592.060099182337">
            <text:p>592</text:p>
          </table:table-cell>
          <table:table-cell table:style-name="ce3" table:formula="of:=(ABS([.C161]-[.$O$2]))/[.C161]" office:value-type="float" office:value="0.63834719032682">
            <text:p>0.638</text:p>
          </table:table-cell>
          <table:table-cell table:style-name="ce1" office:value-type="float" office:value="62.8926199993">
            <text:p>62.89</text:p>
          </table:table-cell>
          <table:table-cell table:style-name="ce1" office:value-type="float" office:value="7.04437591469789">
            <text:p>7.04</text:p>
          </table:table-cell>
          <table:table-cell table:style-name="ce1" office:value-type="float" office:value="29.1793297398081">
            <text:p>29.18</text:p>
          </table:table-cell>
          <table:table-cell table:style-name="ce2" office:value-type="float" office:value="155395.471845241">
            <text:p>155395</text:p>
          </table:table-cell>
          <table:table-cell table:style-name="ce3" office:value-type="float" office:value="0.201458769510435">
            <text:p>0.201</text:p>
          </table:table-cell>
          <table:table-cell table:style-name="ce1" office:value-type="float" office:value="26.4565858697359">
            <text:p>26.46</text:p>
          </table:table-cell>
          <table:table-cell table:number-columns-repeated="5"/>
        </table:table-row>
        <table:table-row table:style-name="ro1">
          <table:table-cell office:value-type="string">
            <text:p>20230911T185544p157148</text:p>
          </table:table-cell>
          <table:table-cell table:style-name="ce1" table:formula="of:=1/([.D162]*0.7+[.E162]/100*0.3)" office:value-type="float" office:value="1.39990485859819">
            <text:p>1.40</text:p>
          </table:table-cell>
          <table:table-cell office:value-type="float" office:value="611.39502370895">
            <text:p>611</text:p>
          </table:table-cell>
          <table:table-cell table:style-name="ce3" table:formula="of:=(ABS([.C162]-[.$O$2]))/[.C162]" office:value-type="float" office:value="0.586535647797096">
            <text:p>0.587</text:p>
          </table:table-cell>
          <table:table-cell table:style-name="ce1" office:value-type="float" office:value="101.2531018861">
            <text:p>101.25</text:p>
          </table:table-cell>
          <table:table-cell table:style-name="ce1" office:value-type="float" office:value="15.959176300578">
            <text:p>15.96</text:p>
          </table:table-cell>
          <table:table-cell table:style-name="ce1" office:value-type="float" office:value="38.5532245370824">
            <text:p>38.55</text:p>
          </table:table-cell>
          <table:table-cell table:style-name="ce2" office:value-type="float" office:value="196027.689132971">
            <text:p>196028</text:p>
          </table:table-cell>
          <table:table-cell table:style-name="ce3" office:value-type="float" office:value="0.307839637114451">
            <text:p>0.308</text:p>
          </table:table-cell>
          <table:table-cell table:style-name="ce1" office:value-type="float" office:value="18.7294733398215">
            <text:p>18.73</text:p>
          </table:table-cell>
          <table:table-cell table:number-columns-repeated="5"/>
        </table:table-row>
        <table:table-row table:style-name="ro1">
          <table:table-cell office:value-type="string">
            <text:p>20230911T185508p156480</text:p>
          </table:table-cell>
          <table:table-cell table:style-name="ce1" table:formula="of:=1/([.D163]*0.7+[.E163]/100*0.3)" office:value-type="float" office:value="0.561482466478314">
            <text:p>0.56</text:p>
          </table:table-cell>
          <table:table-cell office:value-type="float" office:value="286.635848814548">
            <text:p>287</text:p>
          </table:table-cell>
          <table:table-cell table:style-name="ce3" table:formula="of:=(ABS([.C163]-[.$O$2]))/[.C163]" office:value-type="float" office:value="2.38408473333559">
            <text:p>2.384</text:p>
          </table:table-cell>
          <table:table-cell table:style-name="ce1" office:value-type="float" office:value="37.3800669374">
            <text:p>37.38</text:p>
          </table:table-cell>
          <table:table-cell table:style-name="ce1" office:value-type="float" office:value="13.4309971098266">
            <text:p>13.43</text:p>
          </table:table-cell>
          <table:table-cell table:style-name="ce1" office:value-type="float" office:value="14.6087051307025">
            <text:p>14.61</text:p>
          </table:table-cell>
          <table:table-cell table:style-name="ce2" office:value-type="float" office:value="159567.928693376">
            <text:p>159568</text:p>
          </table:table-cell>
          <table:table-cell table:style-name="ce3" office:value-type="float" office:value="0.328625649985464">
            <text:p>0.329</text:p>
          </table:table-cell>
          <table:table-cell table:style-name="ce1" office:value-type="float" office:value="69.3173938927717">
            <text:p>69.32</text:p>
          </table:table-cell>
          <table:table-cell table:number-columns-repeated="5"/>
        </table:table-row>
        <table:table-row table:style-name="ro1">
          <table:table-cell office:value-type="string">
            <text:p>20230911T185608p157659</text:p>
          </table:table-cell>
          <table:table-cell table:style-name="ce1" table:formula="of:=1/([.D164]*0.7+[.E164]/100*0.3)" office:value-type="float" office:value="0.523486282184865">
            <text:p>0.52</text:p>
          </table:table-cell>
          <table:table-cell office:value-type="float" office:value="270.563639212653">
            <text:p>271</text:p>
          </table:table-cell>
          <table:table-cell table:style-name="ce3" table:formula="of:=(ABS([.C164]-[.$O$2]))/[.C164]" office:value-type="float" office:value="2.58510848990176">
            <text:p>2.585</text:p>
          </table:table-cell>
          <table:table-cell table:style-name="ce1" office:value-type="float" office:value="33.5645963722">
            <text:p>33.56</text:p>
          </table:table-cell>
          <table:table-cell table:style-name="ce1" office:value-type="float" office:value="13.7304913294798">
            <text:p>13.73</text:p>
          </table:table-cell>
          <table:table-cell table:style-name="ce1" office:value-type="float" office:value="30.5381273503092">
            <text:p>30.54</text:p>
          </table:table-cell>
          <table:table-cell table:style-name="ce2" office:value-type="float" office:value="158878.660572111">
            <text:p>158879</text:p>
          </table:table-cell>
          <table:table-cell table:style-name="ce3" office:value-type="float" office:value="0.143778911496799">
            <text:p>0.144</text:p>
          </table:table-cell>
          <table:table-cell table:style-name="ce1" office:value-type="float" office:value="55.2805740722099">
            <text:p>55.28</text:p>
          </table:table-cell>
          <table:table-cell table:number-columns-repeated="5"/>
        </table:table-row>
        <table:table-row table:style-name="ro1">
          <table:table-cell office:value-type="string">
            <text:p>20230911T185520p156694</text:p>
          </table:table-cell>
          <table:table-cell table:style-name="ce1" table:formula="of:=1/([.D165]*0.7+[.E165]/100*0.3)" office:value-type="float" office:value="4.2854806211594">
            <text:p>4.29</text:p>
          </table:table-cell>
          <table:table-cell office:value-type="float" office:value="971.291051642605">
            <text:p>971</text:p>
          </table:table-cell>
          <table:table-cell table:style-name="ce3" table:formula="of:=(ABS([.C165]-[.$O$2]))/[.C165]" office:value-type="float" office:value="0.00132921191894194">
            <text:p>0.001</text:p>
          </table:table-cell>
          <table:table-cell table:style-name="ce1" office:value-type="float" office:value="77.4718691402">
            <text:p>77.47</text:p>
          </table:table-cell>
          <table:table-cell table:style-name="ce1" office:value-type="float" office:value="10.8948699421965">
            <text:p>10.89</text:p>
          </table:table-cell>
          <table:table-cell table:style-name="ce1" office:value-type="float" office:value="38.3533848875753">
            <text:p>38.35</text:p>
          </table:table-cell>
          <table:table-cell table:style-name="ce2" office:value-type="float" office:value="178826.141675061">
            <text:p>178826</text:p>
          </table:table-cell>
          <table:table-cell table:style-name="ce3" office:value-type="float" office:value="0.200077773863196">
            <text:p>0.200</text:p>
          </table:table-cell>
          <table:table-cell table:style-name="ce1" office:value-type="float" office:value="95.2984211937261">
            <text:p>95.30</text:p>
          </table:table-cell>
          <table:table-cell table:number-columns-repeated="5"/>
        </table:table-row>
        <table:table-row table:style-name="ro1">
          <table:table-cell office:value-type="string">
            <text:p>20230911T185456p156310</text:p>
          </table:table-cell>
          <table:table-cell table:style-name="ce1" table:formula="of:=1/([.D166]*0.7+[.E166]/100*0.3)" office:value-type="float" office:value="0.861724909292672">
            <text:p>0.86</text:p>
          </table:table-cell>
          <table:table-cell office:value-type="float" office:value="373.118563861401">
            <text:p>373</text:p>
          </table:table-cell>
          <table:table-cell table:style-name="ce3" table:formula="of:=(ABS([.C166]-[.$O$2]))/[.C166]" office:value-type="float" office:value="1.59970983475461">
            <text:p>1.600</text:p>
          </table:table-cell>
          <table:table-cell table:style-name="ce1" office:value-type="float" office:value="13.5554208573">
            <text:p>13.56</text:p>
          </table:table-cell>
          <table:table-cell table:style-name="ce1" office:value-type="float" office:value="13.8106936416185">
            <text:p>13.81</text:p>
          </table:table-cell>
          <table:table-cell table:style-name="ce1" office:value-type="float" office:value="30.8885489396698">
            <text:p>30.89</text:p>
          </table:table-cell>
          <table:table-cell table:style-name="ce2" office:value-type="float" office:value="183331.824527897">
            <text:p>183332</text:p>
          </table:table-cell>
          <table:table-cell table:style-name="ce3" office:value-type="float" office:value="0.138998923823706">
            <text:p>0.139</text:p>
          </table:table-cell>
          <table:table-cell table:style-name="ce1" office:value-type="float" office:value="63.6765959220139">
            <text:p>63.68</text:p>
          </table:table-cell>
          <table:table-cell table:number-columns-repeated="5"/>
        </table:table-row>
        <table:table-row table:style-name="ro1">
          <table:table-cell office:value-type="string">
            <text:p>20230911T185502p156396</text:p>
          </table:table-cell>
          <table:table-cell table:style-name="ce1" table:formula="of:=1/([.D167]*0.7+[.E167]/100*0.3)" office:value-type="float" office:value="0.6481162134347">
            <text:p>0.65</text:p>
          </table:table-cell>
          <table:table-cell office:value-type="float" office:value="309.558835685358">
            <text:p>310</text:p>
          </table:table-cell>
          <table:table-cell table:style-name="ce3" table:formula="of:=(ABS([.C167]-[.$O$2]))/[.C167]" office:value-type="float" office:value="2.13349156341293">
            <text:p>2.133</text:p>
          </table:table-cell>
          <table:table-cell table:style-name="ce1" office:value-type="float" office:value="16.4963566221">
            <text:p>16.50</text:p>
          </table:table-cell>
          <table:table-cell table:style-name="ce1" office:value-type="float" office:value="5.9433876353334">
            <text:p>5.94</text:p>
          </table:table-cell>
          <table:table-cell table:style-name="ce1" office:value-type="float" office:value="33.3136908814945">
            <text:p>33.31</text:p>
          </table:table-cell>
          <table:table-cell table:style-name="ce2" office:value-type="float" office:value="189663.580671252">
            <text:p>189664</text:p>
          </table:table-cell>
          <table:table-cell table:style-name="ce3" office:value-type="float" office:value="0.10030736295042">
            <text:p>0.100</text:p>
          </table:table-cell>
          <table:table-cell table:style-name="ce1" office:value-type="float" office:value="60.169413898913">
            <text:p>60.17</text:p>
          </table:table-cell>
          <table:table-cell table:number-columns-repeated="5"/>
        </table:table-row>
        <table:table-row table:style-name="ro1">
          <table:table-cell office:value-type="string">
            <text:p>20230911T185611p157725</text:p>
          </table:table-cell>
          <table:table-cell table:style-name="ce1" table:formula="of:=1/([.D168]*0.7+[.E168]/100*0.3)" office:value-type="float" office:value="0.68579705922025">
            <text:p>0.69</text:p>
          </table:table-cell>
          <table:table-cell office:value-type="float" office:value="326.85399827528">
            <text:p>327</text:p>
          </table:table-cell>
          <table:table-cell table:style-name="ce3" table:formula="of:=(ABS([.C168]-[.$O$2]))/[.C168]" office:value-type="float" office:value="1.96768589375815">
            <text:p>1.968</text:p>
          </table:table-cell>
          <table:table-cell table:style-name="ce1" office:value-type="float" office:value="26.9257305152">
            <text:p>26.93</text:p>
          </table:table-cell>
          <table:table-cell table:style-name="ce1" office:value-type="float" office:value="18.9442437379576">
            <text:p>18.94</text:p>
          </table:table-cell>
          <table:table-cell table:style-name="ce1" office:value-type="float" office:value="26.8420341689339">
            <text:p>26.84</text:p>
          </table:table-cell>
          <table:table-cell table:style-name="ce2" office:value-type="float" office:value="175535.109732913">
            <text:p>175535</text:p>
          </table:table-cell>
          <table:table-cell table:style-name="ce3" office:value-type="float" office:value="0.311636990562576">
            <text:p>0.312</text:p>
          </table:table-cell>
          <table:table-cell table:style-name="ce1" office:value-type="float" office:value="29.3771591652622">
            <text:p>29.38</text:p>
          </table:table-cell>
          <table:table-cell table:number-columns-repeated="5"/>
        </table:table-row>
        <table:table-row table:style-name="ro1">
          <table:table-cell office:value-type="string">
            <text:p>20230911T185635p158281</text:p>
          </table:table-cell>
          <table:table-cell table:style-name="ce1" table:formula="of:=1/([.D169]*0.7+[.E169]/100*0.3)" office:value-type="float" office:value="0.841573098391799">
            <text:p>0.84</text:p>
          </table:table-cell>
          <table:table-cell office:value-type="float" office:value="411.424301223486">
            <text:p>411</text:p>
          </table:table-cell>
          <table:table-cell table:style-name="ce3" table:formula="of:=(ABS([.C169]-[.$O$2]))/[.C169]" office:value-type="float" office:value="1.3576633590078">
            <text:p>1.358</text:p>
          </table:table-cell>
          <table:table-cell table:style-name="ce1" office:value-type="float" office:value="79.2955195666">
            <text:p>79.30</text:p>
          </table:table-cell>
          <table:table-cell table:style-name="ce1" office:value-type="float" office:value="9.82985226693836">
            <text:p>9.83</text:p>
          </table:table-cell>
          <table:table-cell table:style-name="ce1" office:value-type="float" office:value="16.2358238734286">
            <text:p>16.24</text:p>
          </table:table-cell>
          <table:table-cell table:style-name="ce2" office:value-type="float" office:value="150306.121228575">
            <text:p>150306</text:p>
          </table:table-cell>
          <table:table-cell table:style-name="ce3" office:value-type="float" office:value="0.0521295343559218">
            <text:p>0.052</text:p>
          </table:table-cell>
          <table:table-cell table:style-name="ce1" office:value-type="float" office:value="97.2481507343987">
            <text:p>97.25</text:p>
          </table:table-cell>
          <table:table-cell table:number-columns-repeated="5"/>
        </table:table-row>
        <table:table-row table:style-name="ro1">
          <table:table-cell office:value-type="string">
            <text:p>20230911T185614p157782</text:p>
          </table:table-cell>
          <table:table-cell table:style-name="ce1" table:formula="of:=1/([.D170]*0.7+[.E170]/100*0.3)" office:value-type="float" office:value="6.58815786974915">
            <text:p>6.59</text:p>
          </table:table-cell>
          <table:table-cell office:value-type="float" office:value="994.130185689093">
            <text:p>994</text:p>
          </table:table-cell>
          <table:table-cell table:style-name="ce3" table:formula="of:=(ABS([.C170]-[.$O$2]))/[.C170]" office:value-type="float" office:value="0.0242726617061395">
            <text:p>0.024</text:p>
          </table:table-cell>
          <table:table-cell table:style-name="ce1" office:value-type="float" office:value="44.9322116283">
            <text:p>44.93</text:p>
          </table:table-cell>
          <table:table-cell table:style-name="ce1" office:value-type="float" office:value="6.88033429093758">
            <text:p>6.88</text:p>
          </table:table-cell>
          <table:table-cell table:style-name="ce1" office:value-type="float" office:value="26.579564489632">
            <text:p>26.58</text:p>
          </table:table-cell>
          <table:table-cell table:style-name="ce2" office:value-type="float" office:value="195842.12369861">
            <text:p>195842</text:p>
          </table:table-cell>
          <table:table-cell table:style-name="ce3" office:value-type="float" office:value="0.269878688741745">
            <text:p>0.270</text:p>
          </table:table-cell>
          <table:table-cell table:style-name="ce1" office:value-type="float" office:value="10.3305661693788">
            <text:p>10.33</text:p>
          </table:table-cell>
          <table:table-cell table:number-columns-repeated="5"/>
        </table:table-row>
        <table:table-row table:style-name="ro1">
          <table:table-cell office:value-type="string">
            <text:p>20230911T185632p158164</text:p>
          </table:table-cell>
          <table:table-cell table:style-name="ce1" table:formula="of:=1/([.D171]*0.7+[.E171]/100*0.3)" office:value-type="float" office:value="1.03967935993719">
            <text:p>1.04</text:p>
          </table:table-cell>
          <table:table-cell office:value-type="float" office:value="462.974712045785">
            <text:p>463</text:p>
          </table:table-cell>
          <table:table-cell table:style-name="ce3" table:formula="of:=(ABS([.C171]-[.$O$2]))/[.C171]" office:value-type="float" office:value="1.09514682932418">
            <text:p>1.095</text:p>
          </table:table-cell>
          <table:table-cell table:style-name="ce1" office:value-type="float" office:value="65.0774073999">
            <text:p>65.08</text:p>
          </table:table-cell>
          <table:table-cell table:style-name="ce1" office:value-type="float" office:value="9.9564632885212">
            <text:p>9.96</text:p>
          </table:table-cell>
          <table:table-cell table:style-name="ce1" office:value-type="float" office:value="16.2358238734286">
            <text:p>16.24</text:p>
          </table:table-cell>
          <table:table-cell table:style-name="ce2" office:value-type="float" office:value="150306.121228575">
            <text:p>150306</text:p>
          </table:table-cell>
          <table:table-cell table:style-name="ce3" office:value-type="float" office:value="0.0521295343559218">
            <text:p>0.052</text:p>
          </table:table-cell>
          <table:table-cell table:style-name="ce1" office:value-type="float" office:value="97.2481507343987">
            <text:p>97.25</text:p>
          </table:table-cell>
          <table:table-cell table:number-columns-repeated="5"/>
        </table:table-row>
        <table:table-row table:style-name="ro1">
          <table:table-cell office:value-type="string">
            <text:p>20230911T185623p157992</text:p>
          </table:table-cell>
          <table:table-cell table:style-name="ce1" table:formula="of:=1/([.D172]*0.7+[.E172]/100*0.3)" office:value-type="float" office:value="0.52304541375915">
            <text:p>0.52</text:p>
          </table:table-cell>
          <table:table-cell office:value-type="float" office:value="270.887440738818">
            <text:p>271</text:p>
          </table:table-cell>
          <table:table-cell table:style-name="ce3" table:formula="of:=(ABS([.C172]-[.$O$2]))/[.C172]" office:value-type="float" office:value="2.58082308044413">
            <text:p>2.581</text:p>
          </table:table-cell>
          <table:table-cell table:style-name="ce1" office:value-type="float" office:value="35.1012393864">
            <text:p>35.10</text:p>
          </table:table-cell>
          <table:table-cell table:style-name="ce1" office:value-type="float" office:value="19.3205684007707">
            <text:p>19.32</text:p>
          </table:table-cell>
          <table:table-cell table:style-name="ce1" office:value-type="float" office:value="14.7482603144142">
            <text:p>14.75</text:p>
          </table:table-cell>
          <table:table-cell table:style-name="ce2" office:value-type="float" office:value="151367.796894183">
            <text:p>151368</text:p>
          </table:table-cell>
          <table:table-cell table:style-name="ce3" office:value-type="float" office:value="0.106985635315904">
            <text:p>0.107</text:p>
          </table:table-cell>
          <table:table-cell table:style-name="ce1" office:value-type="float" office:value="21.9292526701748">
            <text:p>21.93</text:p>
          </table:table-cell>
          <table:table-cell table:number-columns-repeated="5"/>
        </table:table-row>
        <table:table-row table:style-name="ro1">
          <table:table-cell office:value-type="string">
            <text:p>20230911T185541p157079</text:p>
          </table:table-cell>
          <table:table-cell table:style-name="ce1" table:formula="of:=1/([.D173]*0.7+[.E173]/100*0.3)" office:value-type="float" office:value="0.920895070660389">
            <text:p>0.92</text:p>
          </table:table-cell>
          <table:table-cell office:value-type="float" office:value="403.313004743775">
            <text:p>403</text:p>
          </table:table-cell>
          <table:table-cell table:style-name="ce3" table:formula="of:=(ABS([.C173]-[.$O$2]))/[.C173]" office:value-type="float" office:value="1.40507989722831">
            <text:p>1.405</text:p>
          </table:table-cell>
          <table:table-cell table:style-name="ce1" office:value-type="float" office:value="34.114706128">
            <text:p>34.11</text:p>
          </table:table-cell>
          <table:table-cell table:style-name="ce1" office:value-type="float" office:value="14.6010356454721">
            <text:p>14.60</text:p>
          </table:table-cell>
          <table:table-cell table:style-name="ce1" office:value-type="float" office:value="27.5527406501338">
            <text:p>27.55</text:p>
          </table:table-cell>
          <table:table-cell table:style-name="ce2" office:value-type="float" office:value="192499.55511048">
            <text:p>192500</text:p>
          </table:table-cell>
          <table:table-cell table:style-name="ce3" office:value-type="float" office:value="0.0845922979925153">
            <text:p>0.085</text:p>
          </table:table-cell>
          <table:table-cell table:style-name="ce1" office:value-type="float" office:value="81.1561781324809">
            <text:p>81.16</text:p>
          </table:table-cell>
          <table:table-cell table:number-columns-repeated="5"/>
        </table:table-row>
        <table:table-row table:style-name="ro1">
          <table:table-cell office:value-type="string">
            <text:p>20230911T185638p158328</text:p>
          </table:table-cell>
          <table:table-cell table:style-name="ce1" table:formula="of:=1/([.D174]*0.7+[.E174]/100*0.3)" office:value-type="float" office:value="0.867087398211512">
            <text:p>0.87</text:p>
          </table:table-cell>
          <table:table-cell office:value-type="float" office:value="373.512340569859">
            <text:p>374</text:p>
          </table:table-cell>
          <table:table-cell table:style-name="ce3" table:formula="of:=(ABS([.C174]-[.$O$2]))/[.C174]" office:value-type="float" office:value="1.59696908145014">
            <text:p>1.597</text:p>
          </table:table-cell>
          <table:table-cell table:style-name="ce1" office:value-type="float" office:value="11.8026410264">
            <text:p>11.80</text:p>
          </table:table-cell>
          <table:table-cell table:style-name="ce1" office:value-type="float" office:value="21.1773843930636">
            <text:p>21.18</text:p>
          </table:table-cell>
          <table:table-cell table:style-name="ce1" office:value-type="float" office:value="26.8420341689339">
            <text:p>26.84</text:p>
          </table:table-cell>
          <table:table-cell table:style-name="ce2" office:value-type="float" office:value="151821.88638538">
            <text:p>151822</text:p>
          </table:table-cell>
          <table:table-cell table:style-name="ce3" office:value-type="float" office:value="0.0163052053489237">
            <text:p>0.016</text:p>
          </table:table-cell>
          <table:table-cell table:style-name="ce1" office:value-type="float" office:value="19.3447260150286">
            <text:p>19.34</text:p>
          </table:table-cell>
          <table:table-cell table:number-columns-repeated="5"/>
        </table:table-row>
        <table:table-row table:style-name="ro1">
          <table:table-cell office:value-type="string">
            <text:p>20230911T185641p158397</text:p>
          </table:table-cell>
          <table:table-cell table:style-name="ce1" table:formula="of:=1/([.D175]*0.7+[.E175]/100*0.3)" office:value-type="float" office:value="0.82933796492134">
            <text:p>0.83</text:p>
          </table:table-cell>
          <table:table-cell office:value-type="float" office:value="364.36574784828">
            <text:p>364</text:p>
          </table:table-cell>
          <table:table-cell table:style-name="ce3" table:formula="of:=(ABS([.C175]-[.$O$2]))/[.C175]" office:value-type="float" office:value="1.66216022150332">
            <text:p>1.662</text:p>
          </table:table-cell>
          <table:table-cell table:style-name="ce1" office:value-type="float" office:value="14.089630786">
            <text:p>14.09</text:p>
          </table:table-cell>
          <table:table-cell table:style-name="ce1" office:value-type="float" office:value="21.1815992292871">
            <text:p>21.18</text:p>
          </table:table-cell>
          <table:table-cell table:style-name="ce1" office:value-type="float" office:value="26.8420341689339">
            <text:p>26.84</text:p>
          </table:table-cell>
          <table:table-cell table:style-name="ce2" office:value-type="float" office:value="151821.88638538">
            <text:p>151822</text:p>
          </table:table-cell>
          <table:table-cell table:style-name="ce3" office:value-type="float" office:value="0.0163052053489237">
            <text:p>0.016</text:p>
          </table:table-cell>
          <table:table-cell table:style-name="ce1" office:value-type="float" office:value="19.3447260150286">
            <text:p>19.34</text:p>
          </table:table-cell>
          <table:table-cell table:number-columns-repeated="5"/>
        </table:table-row>
        <table:table-row table:style-name="ro1">
          <table:table-cell office:value-type="string">
            <text:p>20230911T185511p156533</text:p>
          </table:table-cell>
          <table:table-cell table:style-name="ce1" table:formula="of:=1/([.D176]*0.7+[.E176]/100*0.3)" office:value-type="float" office:value="3.88612715836189">
            <text:p>3.89</text:p>
          </table:table-cell>
          <table:table-cell office:value-type="float" office:value="1117.36575805756">
            <text:p>1117</text:p>
          </table:table-cell>
          <table:table-cell table:style-name="ce3" table:formula="of:=(ABS([.C176]-[.$O$2]))/[.C176]" office:value-type="float" office:value="0.13188676760038">
            <text:p>0.132</text:p>
          </table:table-cell>
          <table:table-cell table:style-name="ce1" office:value-type="float" office:value="55.0016206615">
            <text:p>55.00</text:p>
          </table:table-cell>
          <table:table-cell table:style-name="ce1" office:value-type="float" office:value="7.26471203093969">
            <text:p>7.26</text:p>
          </table:table-cell>
          <table:table-cell table:style-name="ce1" office:value-type="float" office:value="28.7869581454358">
            <text:p>28.79</text:p>
          </table:table-cell>
          <table:table-cell table:style-name="ce2" office:value-type="float" office:value="159308.463214019">
            <text:p>159308</text:p>
          </table:table-cell>
          <table:table-cell table:style-name="ce3" office:value-type="float" office:value="0.36737561618233">
            <text:p>0.367</text:p>
          </table:table-cell>
          <table:table-cell table:style-name="ce1" office:value-type="float" office:value="1.79963416566332">
            <text:p>1.80</text:p>
          </table:table-cell>
          <table:table-cell table:number-columns-repeated="5"/>
        </table:table-row>
        <table:table-row table:style-name="ro1">
          <table:table-cell office:value-type="string">
            <text:p>20230911T185629p158117</text:p>
          </table:table-cell>
          <table:table-cell table:style-name="ce1" table:formula="of:=1/([.D177]*0.7+[.E177]/100*0.3)" office:value-type="float" office:value="6.12983659901587">
            <text:p>6.13</text:p>
          </table:table-cell>
          <table:table-cell office:value-type="float" office:value="922.171257423348">
            <text:p>922</text:p>
          </table:table-cell>
          <table:table-cell table:style-name="ce3" table:formula="of:=(ABS([.C177]-[.$O$2]))/[.C177]" office:value-type="float" office:value="0.0518653581876873">
            <text:p>0.052</text:p>
          </table:table-cell>
          <table:table-cell table:style-name="ce1" office:value-type="float" office:value="42.2769116193">
            <text:p>42.28</text:p>
          </table:table-cell>
          <table:table-cell table:style-name="ce1" office:value-type="float" office:value="7.1955044432828">
            <text:p>7.20</text:p>
          </table:table-cell>
          <table:table-cell table:style-name="ce1" office:value-type="float" office:value="32.9676421026543">
            <text:p>32.97</text:p>
          </table:table-cell>
          <table:table-cell table:style-name="ce2" office:value-type="float" office:value="194492.106708498">
            <text:p>194492</text:p>
          </table:table-cell>
          <table:table-cell table:style-name="ce3" office:value-type="float" office:value="0.0515148341282395">
            <text:p>0.052</text:p>
          </table:table-cell>
          <table:table-cell table:style-name="ce1" office:value-type="float" office:value="7.57375651375966">
            <text:p>7.57</text:p>
          </table:table-cell>
          <table:table-cell table:number-columns-repeated="5"/>
        </table:table-row>
        <table:table-row table:style-name="ro1">
          <table:table-cell office:value-type="string">
            <text:p>20230911T185605p157603</text:p>
          </table:table-cell>
          <table:table-cell table:style-name="ce1" table:formula="of:=1/([.D178]*0.7+[.E178]/100*0.3)" office:value-type="float" office:value="4.58449035691315">
            <text:p>4.58</text:p>
          </table:table-cell>
          <table:table-cell office:value-type="float" office:value="817.148268670287">
            <text:p>817</text:p>
          </table:table-cell>
          <table:table-cell table:style-name="ce3" table:formula="of:=(ABS([.C178]-[.$O$2]))/[.C178]" office:value-type="float" office:value="0.187055075792356">
            <text:p>0.187</text:p>
          </table:table-cell>
          <table:table-cell table:style-name="ce1" office:value-type="float" office:value="29.0627336268">
            <text:p>29.06</text:p>
          </table:table-cell>
          <table:table-cell table:style-name="ce1" office:value-type="float" office:value="17.8592244701349">
            <text:p>17.86</text:p>
          </table:table-cell>
          <table:table-cell table:style-name="ce1" office:value-type="float" office:value="28.392083583212">
            <text:p>28.39</text:p>
          </table:table-cell>
          <table:table-cell table:style-name="ce2" office:value-type="float" office:value="151957.12492329">
            <text:p>151957</text:p>
          </table:table-cell>
          <table:table-cell table:style-name="ce3" office:value-type="float" office:value="0.110542346738718">
            <text:p>0.111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1T185535p156954</text:p>
          </table:table-cell>
          <table:table-cell table:style-name="ce1" table:formula="of:=1/([.D179]*0.7+[.E179]/100*0.3)" office:value-type="float" office:value="1.89113804122433">
            <text:p>1.89</text:p>
          </table:table-cell>
          <table:table-cell office:value-type="float" office:value="610.658655078755">
            <text:p>611</text:p>
          </table:table-cell>
          <table:table-cell table:style-name="ce3" table:formula="of:=(ABS([.C179]-[.$O$2]))/[.C179]" office:value-type="float" office:value="0.588448787113157">
            <text:p>0.588</text:p>
          </table:table-cell>
          <table:table-cell table:style-name="ce1" office:value-type="float" office:value="38.9559927315">
            <text:p>38.96</text:p>
          </table:table-cell>
          <table:table-cell table:style-name="ce1" office:value-type="float" office:value="14.402697495183">
            <text:p>14.40</text:p>
          </table:table-cell>
          <table:table-cell table:style-name="ce1" office:value-type="float" office:value="11.8260739519802">
            <text:p>11.83</text:p>
          </table:table-cell>
          <table:table-cell table:style-name="ce2" office:value-type="float" office:value="178828.184620154">
            <text:p>178828</text:p>
          </table:table-cell>
          <table:table-cell table:style-name="ce3" office:value-type="float" office:value="0.219994229263908">
            <text:p>0.220</text:p>
          </table:table-cell>
          <table:table-cell table:style-name="ce1" office:value-type="float" office:value="97.2481507343987">
            <text:p>97.25</text:p>
          </table:table-cell>
          <table:table-cell table:number-columns-repeated="5"/>
        </table:table-row>
        <table:table-row table:style-name="ro1">
          <table:table-cell office:value-type="string">
            <text:p>20230911T185620p157941</text:p>
          </table:table-cell>
          <table:table-cell table:style-name="ce1" table:formula="of:=1/([.D180]*0.7+[.E180]/100*0.3)" office:value-type="float" office:value="6.00856099338905">
            <text:p>6.01</text:p>
          </table:table-cell>
          <table:table-cell office:value-type="float" office:value="1111.9370203754">
            <text:p>1112</text:p>
          </table:table-cell>
          <table:table-cell table:style-name="ce3" table:formula="of:=(ABS([.C180]-[.$O$2]))/[.C180]" office:value-type="float" office:value="0.127648434915388">
            <text:p>0.128</text:p>
          </table:table-cell>
          <table:table-cell table:style-name="ce1" office:value-type="float" office:value="25.6917652263">
            <text:p>25.69</text:p>
          </table:table-cell>
          <table:table-cell table:style-name="ce1" office:value-type="float" office:value="7.47112970711297">
            <text:p>7.47</text:p>
          </table:table-cell>
          <table:table-cell table:style-name="ce1" office:value-type="float" office:value="10.6261480418852">
            <text:p>10.63</text:p>
          </table:table-cell>
          <table:table-cell table:style-name="ce2" office:value-type="float" office:value="182247.033139686">
            <text:p>182247</text:p>
          </table:table-cell>
          <table:table-cell table:style-name="ce3" office:value-type="float" office:value="0.0461041186546187">
            <text:p>0.046</text:p>
          </table:table-cell>
          <table:table-cell table:style-name="ce1" office:value-type="float" office:value="2.6426106751449">
            <text:p>2.64</text:p>
          </table:table-cell>
          <table:table-cell table:number-columns-repeated="5"/>
        </table:table-row>
        <table:table-row table:style-name="ro1">
          <table:table-cell office:value-type="string">
            <text:p>20230911T185526p156794</text:p>
          </table:table-cell>
          <table:table-cell table:style-name="ce1" table:formula="of:=1/([.D181]*0.7+[.E181]/100*0.3)" office:value-type="float" office:value="3.31705496179666">
            <text:p>3.32</text:p>
          </table:table-cell>
          <table:table-cell office:value-type="float" office:value="779.383240622783">
            <text:p>779</text:p>
          </table:table-cell>
          <table:table-cell table:style-name="ce3" table:formula="of:=(ABS([.C181]-[.$O$2]))/[.C181]" office:value-type="float" office:value="0.244573849477313">
            <text:p>0.245</text:p>
          </table:table-cell>
          <table:table-cell table:style-name="ce1" office:value-type="float" office:value="43.4235161735">
            <text:p>43.42</text:p>
          </table:table-cell>
          <table:table-cell table:style-name="ce1" office:value-type="float" office:value="17.6318641618497">
            <text:p>17.63</text:p>
          </table:table-cell>
          <table:table-cell table:style-name="ce1" office:value-type="float" office:value="31.5243719976281">
            <text:p>31.52</text:p>
          </table:table-cell>
          <table:table-cell table:style-name="ce2" office:value-type="float" office:value="152934.213523264">
            <text:p>152934</text:p>
          </table:table-cell>
          <table:table-cell table:style-name="ce3" office:value-type="float" office:value="0.159300196900782">
            <text:p>0.159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1T185459p156356</text:p>
          </table:table-cell>
          <table:table-cell table:style-name="ce1" table:formula="of:=1/([.D182]*0.7+[.E182]/100*0.3)" office:value-type="float" office:value="3.37758692114911">
            <text:p>3.38</text:p>
          </table:table-cell>
          <table:table-cell office:value-type="float" office:value="735.554990889244">
            <text:p>736</text:p>
          </table:table-cell>
          <table:table-cell table:style-name="ce3" table:formula="of:=(ABS([.C182]-[.$O$2]))/[.C182]" office:value-type="float" office:value="0.318732130180132">
            <text:p>0.319</text:p>
          </table:table-cell>
          <table:table-cell table:style-name="ce1" office:value-type="float" office:value="24.3189564799">
            <text:p>24.32</text:p>
          </table:table-cell>
          <table:table-cell table:style-name="ce1" office:value-type="float" office:value="7.80191844008806">
            <text:p>7.80</text:p>
          </table:table-cell>
          <table:table-cell table:style-name="ce1" office:value-type="float" office:value="30.6186033896512">
            <text:p>30.62</text:p>
          </table:table-cell>
          <table:table-cell table:style-name="ce2" office:value-type="float" office:value="173683.983370813">
            <text:p>173684</text:p>
          </table:table-cell>
          <table:table-cell table:style-name="ce3" office:value-type="float" office:value="0.285763550845778">
            <text:p>0.286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1T185553p157323</text:p>
          </table:table-cell>
          <table:table-cell table:style-name="ce1" table:formula="of:=1/([.D183]*0.7+[.E183]/100*0.3)" office:value-type="float" office:value="2.00147560244314">
            <text:p>2.00</text:p>
          </table:table-cell>
          <table:table-cell office:value-type="float" office:value="598.612914618078">
            <text:p>599</text:p>
          </table:table-cell>
          <table:table-cell table:style-name="ce3" table:formula="of:=(ABS([.C183]-[.$O$2]))/[.C183]" office:value-type="float" office:value="0.620412751400246">
            <text:p>0.620</text:p>
          </table:table-cell>
          <table:table-cell table:style-name="ce1" office:value-type="float" office:value="21.7808151279">
            <text:p>21.78</text:p>
          </table:table-cell>
          <table:table-cell table:style-name="ce1" office:value-type="float" office:value="18.0051782273603">
            <text:p>18.01</text:p>
          </table:table-cell>
          <table:table-cell table:style-name="ce1" office:value-type="float" office:value="33.9103723655094">
            <text:p>33.91</text:p>
          </table:table-cell>
          <table:table-cell table:style-name="ce2" office:value-type="float" office:value="178826.141675061">
            <text:p>178826</text:p>
          </table:table-cell>
          <table:table-cell table:style-name="ce3" office:value-type="float" office:value="0.213283867386902">
            <text:p>0.213</text:p>
          </table:table-cell>
          <table:table-cell table:style-name="ce1" office:value-type="float" office:value="5.42068895221157">
            <text:p>5.42</text:p>
          </table:table-cell>
          <table:table-cell table:number-columns-repeated="5"/>
        </table:table-row>
        <table:table-row table:style-name="ro1">
          <table:table-cell office:value-type="string">
            <text:p>20230911T185559p157457</text:p>
          </table:table-cell>
          <table:table-cell table:style-name="ce1" table:formula="of:=1/([.D184]*0.7+[.E184]/100*0.3)" office:value-type="float" office:value="1.52573385013265">
            <text:p>1.53</text:p>
          </table:table-cell>
          <table:table-cell office:value-type="float" office:value="516.651376011087">
            <text:p>517</text:p>
          </table:table-cell>
          <table:table-cell table:style-name="ce3" table:formula="of:=(ABS([.C184]-[.$O$2]))/[.C184]" office:value-type="float" office:value="0.877474918365812">
            <text:p>0.877</text:p>
          </table:table-cell>
          <table:table-cell table:style-name="ce1" office:value-type="float" office:value="13.7299547317">
            <text:p>13.73</text:p>
          </table:table-cell>
          <table:table-cell table:style-name="ce1" office:value-type="float" office:value="17.8935452793834">
            <text:p>17.89</text:p>
          </table:table-cell>
          <table:table-cell table:style-name="ce1" office:value-type="float" office:value="36.6369974255628">
            <text:p>36.64</text:p>
          </table:table-cell>
          <table:table-cell table:style-name="ce2" office:value-type="float" office:value="177696.649233633">
            <text:p>177697</text:p>
          </table:table-cell>
          <table:table-cell table:style-name="ce3" office:value-type="float" office:value="0.333523719217206">
            <text:p>0.334</text:p>
          </table:table-cell>
          <table:table-cell table:style-name="ce1" office:value-type="float" office:value="7.57375651375966">
            <text:p>7.57</text:p>
          </table:table-cell>
          <table:table-cell table:number-columns-repeated="5"/>
        </table:table-row>
        <table:table-row table:style-name="ro1">
          <table:table-cell office:value-type="string">
            <text:p>20230911T185550p157270</text:p>
          </table:table-cell>
          <table:table-cell table:style-name="ce1" table:formula="of:=1/([.D185]*0.7+[.E185]/100*0.3)" office:value-type="float" office:value="3.18516300489158">
            <text:p>3.19</text:p>
          </table:table-cell>
          <table:table-cell office:value-type="float" office:value="701.536882609585">
            <text:p>702</text:p>
          </table:table-cell>
          <table:table-cell table:style-name="ce3" table:formula="of:=(ABS([.C185]-[.$O$2]))/[.C185]" office:value-type="float" office:value="0.382678550544318">
            <text:p>0.383</text:p>
          </table:table-cell>
          <table:table-cell table:style-name="ce1" office:value-type="float" office:value="15.3602297489">
            <text:p>15.36</text:p>
          </table:table-cell>
          <table:table-cell table:style-name="ce1" office:value-type="float" office:value="7.83557587407138">
            <text:p>7.84</text:p>
          </table:table-cell>
          <table:table-cell table:style-name="ce1" office:value-type="float" office:value="33.925671239978">
            <text:p>33.93</text:p>
          </table:table-cell>
          <table:table-cell table:style-name="ce2" office:value-type="float" office:value="156172.60943643">
            <text:p>156173</text:p>
          </table:table-cell>
          <table:table-cell table:style-name="ce3" office:value-type="float" office:value="0.223551475569921">
            <text:p>0.224</text:p>
          </table:table-cell>
          <table:table-cell table:style-name="ce1" office:value-type="float" office:value="3.03975080119746">
            <text:p>3.04</text:p>
          </table:table-cell>
          <table:table-cell table:number-columns-repeated="5"/>
        </table:table-row>
        <table:table-row table:style-name="ro1">
          <table:table-cell office:value-type="string">
            <text:p>20230911T185453p156258</text:p>
          </table:table-cell>
          <table:table-cell table:style-name="ce1" table:formula="of:=1/([.D186]*0.7+[.E186]/100*0.3)" office:value-type="float" office:value="6.05061412182781">
            <text:p>6.05</text:p>
          </table:table-cell>
          <table:table-cell office:value-type="float" office:value="834.425316988705">
            <text:p>834</text:p>
          </table:table-cell>
          <table:table-cell table:style-name="ce3" table:formula="of:=(ABS([.C186]-[.$O$2]))/[.C186]" office:value-type="float" office:value="0.162476713315172">
            <text:p>0.162</text:p>
          </table:table-cell>
          <table:table-cell table:style-name="ce1" office:value-type="float" office:value="17.1795934806">
            <text:p>17.18</text:p>
          </table:table-cell>
          <table:table-cell table:style-name="ce1" office:value-type="float" office:value="8.13256680842127">
            <text:p>8.13</text:p>
          </table:table-cell>
          <table:table-cell table:style-name="ce1" office:value-type="float" office:value="17.4176986270506">
            <text:p>17.42</text:p>
          </table:table-cell>
          <table:table-cell table:style-name="ce2" office:value-type="float" office:value="150784.87223031">
            <text:p>150785</text:p>
          </table:table-cell>
          <table:table-cell table:style-name="ce3" office:value-type="float" office:value="0.288218057924046">
            <text:p>0.288</text:p>
          </table:table-cell>
          <table:table-cell table:style-name="ce1" office:value-type="float" office:value="1.79963416566332">
            <text:p>1.80</text:p>
          </table:table-cell>
          <table:table-cell table:number-columns-repeated="5"/>
        </table:table-row>
        <table:table-row table:style-name="ro1">
          <table:table-cell office:value-type="string">
            <text:p>20230911T185602p157530</text:p>
          </table:table-cell>
          <table:table-cell table:style-name="ce1" table:formula="of:=1/([.D187]*0.7+[.E187]/100*0.3)" office:value-type="float" office:value="1.78695222893984">
            <text:p>1.79</text:p>
          </table:table-cell>
          <table:table-cell office:value-type="float" office:value="552.13850912347">
            <text:p>552</text:p>
          </table:table-cell>
          <table:table-cell table:style-name="ce3" table:formula="of:=(ABS([.C187]-[.$O$2]))/[.C187]" office:value-type="float" office:value="0.756805555076918">
            <text:p>0.757</text:p>
          </table:table-cell>
          <table:table-cell table:style-name="ce1" office:value-type="float" office:value="9.9493871321">
            <text:p>9.95</text:p>
          </table:table-cell>
          <table:table-cell table:style-name="ce1" office:value-type="float" office:value="6.28811330298432">
            <text:p>6.29</text:p>
          </table:table-cell>
          <table:table-cell table:style-name="ce1" office:value-type="float" office:value="28.0397369107232">
            <text:p>28.04</text:p>
          </table:table-cell>
          <table:table-cell table:style-name="ce2" office:value-type="float" office:value="167480.566798374">
            <text:p>167481</text:p>
          </table:table-cell>
          <table:table-cell table:style-name="ce3" office:value-type="float" office:value="0.081369488602908">
            <text:p>0.081</text:p>
          </table:table-cell>
          <table:table-cell table:style-name="ce1" office:value-type="float" office:value="97.2481507343987">
            <text:p>97.25</text:p>
          </table:table-cell>
          <table:table-cell table:number-columns-repeated="5"/>
        </table:table-row>
        <table:table-row table:style-name="ro1">
          <table:table-cell office:value-type="string">
            <text:p>20230912T031141p194575</text:p>
          </table:table-cell>
          <table:table-cell table:style-name="ce1" table:formula="of:=1/([.D188]*0.7+[.E188]/100*0.3)" office:value-type="float" office:value="1.10005871121915">
            <text:p>1.10</text:p>
          </table:table-cell>
          <table:table-cell office:value-type="float" office:value="501.700312393281">
            <text:p>502</text:p>
          </table:table-cell>
          <table:table-cell table:style-name="ce3" table:formula="of:=(ABS([.C188]-[.$O$2]))/[.C188]" office:value-type="float" office:value="0.933425146523769">
            <text:p>0.933</text:p>
          </table:table-cell>
          <table:table-cell table:style-name="ce1" office:value-type="float" office:value="85.2149291484">
            <text:p>85.21</text:p>
          </table:table-cell>
          <table:table-cell table:style-name="ce1" office:value-type="float" office:value="10.554070327553">
            <text:p>10.55</text:p>
          </table:table-cell>
          <table:table-cell table:style-name="ce1" office:value-type="float" office:value="10.6261480418852">
            <text:p>10.63</text:p>
          </table:table-cell>
          <table:table-cell table:style-name="ce2" office:value-type="float" office:value="192595.081996093">
            <text:p>192595</text:p>
          </table:table-cell>
          <table:table-cell table:style-name="ce3" office:value-type="float" office:value="0.106657771229924">
            <text:p>0.107</text:p>
          </table:table-cell>
          <table:table-cell table:style-name="ce1" office:value-type="float" office:value="52.7210405896456">
            <text:p>52.72</text:p>
          </table:table-cell>
          <table:table-cell table:number-columns-repeated="5"/>
        </table:table-row>
        <table:table-row table:style-name="ro1">
          <table:table-cell office:value-type="string">
            <text:p>20230912T031312p196412</text:p>
          </table:table-cell>
          <table:table-cell table:style-name="ce1" table:formula="of:=1/([.D189]*0.7+[.E189]/100*0.3)" office:value-type="float" office:value="1.06641315378351">
            <text:p>1.07</text:p>
          </table:table-cell>
          <table:table-cell office:value-type="float" office:value="443.621961426683">
            <text:p>444</text:p>
          </table:table-cell>
          <table:table-cell table:style-name="ce3" table:formula="of:=(ABS([.C189]-[.$O$2]))/[.C189]" office:value-type="float" office:value="1.18654639387214">
            <text:p>1.187</text:p>
          </table:table-cell>
          <table:table-cell table:style-name="ce1" office:value-type="float" office:value="35.7134637718">
            <text:p>35.71</text:p>
          </table:table-cell>
          <table:table-cell table:style-name="ce1" office:value-type="float" office:value="11.8739161849711">
            <text:p>11.87</text:p>
          </table:table-cell>
          <table:table-cell table:style-name="ce1" office:value-type="float" office:value="28.496520474648">
            <text:p>28.50</text:p>
          </table:table-cell>
          <table:table-cell table:style-name="ce2" office:value-type="float" office:value="151957.12492329">
            <text:p>151957</text:p>
          </table:table-cell>
          <table:table-cell table:style-name="ce3" office:value-type="float" office:value="0.262396644241108">
            <text:p>0.262</text:p>
          </table:table-cell>
          <table:table-cell table:style-name="ce1" office:value-type="float" office:value="54.8915296324763">
            <text:p>54.89</text:p>
          </table:table-cell>
          <table:table-cell table:number-columns-repeated="5"/>
        </table:table-row>
        <table:table-row table:style-name="ro1">
          <table:table-cell office:value-type="string">
            <text:p>20230912T031233p195538</text:p>
          </table:table-cell>
          <table:table-cell table:style-name="ce1" table:formula="of:=1/([.D190]*0.7+[.E190]/100*0.3)" office:value-type="float" office:value="2.77060464271626">
            <text:p>2.77</text:p>
          </table:table-cell>
          <table:table-cell office:value-type="float" office:value="960.672150913777">
            <text:p>961</text:p>
          </table:table-cell>
          <table:table-cell table:style-name="ce3" table:formula="of:=(ABS([.C190]-[.$O$2]))/[.C190]" office:value-type="float" office:value="0.00970971114063257">
            <text:p>0.010</text:p>
          </table:table-cell>
          <table:table-cell table:style-name="ce1" office:value-type="float" office:value="118.0450824508">
            <text:p>118.05</text:p>
          </table:table-cell>
          <table:table-cell table:style-name="ce1" office:value-type="float" office:value="10.5164980732177">
            <text:p>10.52</text:p>
          </table:table-cell>
          <table:table-cell table:style-name="ce1" office:value-type="float" office:value="28.9726647325428">
            <text:p>28.97</text:p>
          </table:table-cell>
          <table:table-cell table:style-name="ce2" office:value-type="float" office:value="150784.87223031">
            <text:p>150785</text:p>
          </table:table-cell>
          <table:table-cell table:style-name="ce3" office:value-type="float" office:value="0.345418768713082">
            <text:p>0.345</text:p>
          </table:table-cell>
          <table:table-cell table:style-name="ce1" office:value-type="float" office:value="83.9934083000302">
            <text:p>83.99</text:p>
          </table:table-cell>
          <table:table-cell table:number-columns-repeated="5"/>
        </table:table-row>
        <table:table-row table:style-name="ro1">
          <table:table-cell office:value-type="string">
            <text:p>20230912T031242p195734</text:p>
          </table:table-cell>
          <table:table-cell table:style-name="ce1" table:formula="of:=1/([.D191]*0.7+[.E191]/100*0.3)" office:value-type="float" office:value="1.41948513389882">
            <text:p>1.42</text:p>
          </table:table-cell>
          <table:table-cell office:value-type="float" office:value="615.041054326588">
            <text:p>615</text:p>
          </table:table-cell>
          <table:table-cell table:style-name="ce3" table:formula="of:=(ABS([.C191]-[.$O$2]))/[.C191]" office:value-type="float" office:value="0.577130491007724">
            <text:p>0.577</text:p>
          </table:table-cell>
          <table:table-cell table:style-name="ce1" office:value-type="float" office:value="100.1631467636">
            <text:p>100.16</text:p>
          </table:table-cell>
          <table:table-cell table:style-name="ce1" office:value-type="float" office:value="4.64825493171472">
            <text:p>4.65</text:p>
          </table:table-cell>
          <table:table-cell table:style-name="ce1" office:value-type="float" office:value="25.7399389124184">
            <text:p>25.74</text:p>
          </table:table-cell>
          <table:table-cell table:style-name="ce2" office:value-type="float" office:value="187672.756221222">
            <text:p>187673</text:p>
          </table:table-cell>
          <table:table-cell table:style-name="ce3" office:value-type="float" office:value="0.110542346738718">
            <text:p>0.111</text:p>
          </table:table-cell>
          <table:table-cell table:style-name="ce1" office:value-type="float" office:value="62.5209293190209">
            <text:p>62.52</text:p>
          </table:table-cell>
          <table:table-cell table:number-columns-repeated="5"/>
        </table:table-row>
        <table:table-row table:style-name="ro1">
          <table:table-cell office:value-type="string">
            <text:p>20230912T031212p195101</text:p>
          </table:table-cell>
          <table:table-cell table:style-name="ce1" table:formula="of:=1/([.D192]*0.7+[.E192]/100*0.3)" office:value-type="float" office:value="2.10709339818929">
            <text:p>2.11</text:p>
          </table:table-cell>
          <table:table-cell office:value-type="float" office:value="758.662357233234">
            <text:p>759</text:p>
          </table:table-cell>
          <table:table-cell table:style-name="ce3" table:formula="of:=(ABS([.C192]-[.$O$2]))/[.C192]" office:value-type="float" office:value="0.278566137823805">
            <text:p>0.279</text:p>
          </table:table-cell>
          <table:table-cell table:style-name="ce1" office:value-type="float" office:value="93.1970380824">
            <text:p>93.20</text:p>
          </table:table-cell>
          <table:table-cell table:style-name="ce1" office:value-type="float" office:value="10.5851396917148">
            <text:p>10.59</text:p>
          </table:table-cell>
          <table:table-cell table:style-name="ce1" office:value-type="float" office:value="23.294478904515">
            <text:p>23.29</text:p>
          </table:table-cell>
          <table:table-cell table:style-name="ce2" office:value-type="float" office:value="182247.033139686">
            <text:p>182247</text:p>
          </table:table-cell>
          <table:table-cell table:style-name="ce3" office:value-type="float" office:value="0.0645014329515689">
            <text:p>0.065</text:p>
          </table:table-cell>
          <table:table-cell table:style-name="ce1" office:value-type="float" office:value="78.0953597374584">
            <text:p>78.10</text:p>
          </table:table-cell>
          <table:table-cell table:number-columns-repeated="5"/>
        </table:table-row>
        <table:table-row table:style-name="ro1">
          <table:table-cell office:value-type="string">
            <text:p>20230912T031309p196326</text:p>
          </table:table-cell>
          <table:table-cell table:style-name="ce1" table:formula="of:=1/([.D193]*0.7+[.E193]/100*0.3)" office:value-type="float" office:value="1.00497927158223">
            <text:p>1.00</text:p>
          </table:table-cell>
          <table:table-cell office:value-type="float" office:value="429.005947501258">
            <text:p>429</text:p>
          </table:table-cell>
          <table:table-cell table:style-name="ce3" table:formula="of:=(ABS([.C193]-[.$O$2]))/[.C193]" office:value-type="float" office:value="1.26104091481658">
            <text:p>1.261</text:p>
          </table:table-cell>
          <table:table-cell table:style-name="ce1" office:value-type="float" office:value="37.4389194505">
            <text:p>37.44</text:p>
          </table:table-cell>
          <table:table-cell table:style-name="ce1" office:value-type="float" office:value="14.5656310211946">
            <text:p>14.57</text:p>
          </table:table-cell>
          <table:table-cell table:style-name="ce1" office:value-type="float" office:value="10.6261480418852">
            <text:p>10.63</text:p>
          </table:table-cell>
          <table:table-cell table:style-name="ce2" office:value-type="float" office:value="174263.971622056">
            <text:p>174264</text:p>
          </table:table-cell>
          <table:table-cell table:style-name="ce3" office:value-type="float" office:value="0.0530745885641527">
            <text:p>0.053</text:p>
          </table:table-cell>
          <table:table-cell table:style-name="ce1" office:value-type="float" office:value="44.2962463817128">
            <text:p>44.30</text:p>
          </table:table-cell>
          <table:table-cell table:number-columns-repeated="5"/>
        </table:table-row>
        <table:table-row table:style-name="ro1">
          <table:table-cell office:value-type="string">
            <text:p>20230912T031251p195944</text:p>
          </table:table-cell>
          <table:table-cell table:style-name="ce1" table:formula="of:=1/([.D194]*0.7+[.E194]/100*0.3)" office:value-type="float" office:value="2.01123755305986">
            <text:p>2.01</text:p>
          </table:table-cell>
          <table:table-cell office:value-type="float" office:value="787.365675953177">
            <text:p>787</text:p>
          </table:table-cell>
          <table:table-cell table:style-name="ce3" table:formula="of:=(ABS([.C194]-[.$O$2]))/[.C194]" office:value-type="float" office:value="0.231956166778197">
            <text:p>0.232</text:p>
          </table:table-cell>
          <table:table-cell table:style-name="ce1" office:value-type="float" office:value="111.6123307055">
            <text:p>111.61</text:p>
          </table:table-cell>
          <table:table-cell table:style-name="ce1" office:value-type="float" office:value="4.74413084980135">
            <text:p>4.74</text:p>
          </table:table-cell>
          <table:table-cell table:style-name="ce1" office:value-type="float" office:value="31.8765514882675">
            <text:p>31.88</text:p>
          </table:table-cell>
          <table:table-cell table:style-name="ce2" office:value-type="float" office:value="165437.728600348">
            <text:p>165438</text:p>
          </table:table-cell>
          <table:table-cell table:style-name="ce3" office:value-type="float" office:value="0.285763550845778">
            <text:p>0.286</text:p>
          </table:table-cell>
          <table:table-cell table:style-name="ce1" office:value-type="float" office:value="85.8772946056582">
            <text:p>85.88</text:p>
          </table:table-cell>
          <table:table-cell table:number-columns-repeated="5"/>
        </table:table-row>
        <table:table-row table:style-name="ro1">
          <table:table-cell office:value-type="string">
            <text:p>20230912T031215p195154</text:p>
          </table:table-cell>
          <table:table-cell table:style-name="ce1" table:formula="of:=1/([.D195]*0.7+[.E195]/100*0.3)" office:value-type="float" office:value="1.64398288836869">
            <text:p>1.64</text:p>
          </table:table-cell>
          <table:table-cell office:value-type="float" office:value="585.353339662915">
            <text:p>585</text:p>
          </table:table-cell>
          <table:table-cell table:style-name="ce3" table:formula="of:=(ABS([.C195]-[.$O$2]))/[.C195]" office:value-type="float" office:value="0.657118759343869">
            <text:p>0.657</text:p>
          </table:table-cell>
          <table:table-cell table:style-name="ce1" office:value-type="float" office:value="49.4319019445">
            <text:p>49.43</text:p>
          </table:table-cell>
          <table:table-cell table:style-name="ce1" office:value-type="float" office:value="12.8600674373796">
            <text:p>12.86</text:p>
          </table:table-cell>
          <table:table-cell table:style-name="ce1" office:value-type="float" office:value="28.392083583212">
            <text:p>28.39</text:p>
          </table:table-cell>
          <table:table-cell table:style-name="ce2" office:value-type="float" office:value="185562.354713612">
            <text:p>185562</text:p>
          </table:table-cell>
          <table:table-cell table:style-name="ce3" office:value-type="float" office:value="0.198073041148861">
            <text:p>0.198</text:p>
          </table:table-cell>
          <table:table-cell table:style-name="ce1" office:value-type="float" office:value="75.271215091419">
            <text:p>75.27</text:p>
          </table:table-cell>
          <table:table-cell table:number-columns-repeated="5"/>
        </table:table-row>
        <table:table-row table:style-name="ro1">
          <table:table-cell office:value-type="string">
            <text:p>20230912T031135p194484</text:p>
          </table:table-cell>
          <table:table-cell table:style-name="ce1" table:formula="of:=1/([.D196]*0.7+[.E196]/100*0.3)" office:value-type="float" office:value="1.13098920722246">
            <text:p>1.13</text:p>
          </table:table-cell>
          <table:table-cell office:value-type="float" office:value="505.480312182178">
            <text:p>505</text:p>
          </table:table-cell>
          <table:table-cell table:style-name="ce3" table:formula="of:=(ABS([.C196]-[.$O$2]))/[.C196]" office:value-type="float" office:value="0.91896692437431">
            <text:p>0.919</text:p>
          </table:table-cell>
          <table:table-cell table:style-name="ce1" office:value-type="float" office:value="80.3016294576">
            <text:p>80.30</text:p>
          </table:table-cell>
          <table:table-cell table:style-name="ce1" office:value-type="float" office:value="14.7819123314066">
            <text:p>14.78</text:p>
          </table:table-cell>
          <table:table-cell table:style-name="ce1" office:value-type="float" office:value="32.527579959663">
            <text:p>32.53</text:p>
          </table:table-cell>
          <table:table-cell table:style-name="ce2" office:value-type="float" office:value="194492.106708498">
            <text:p>194492</text:p>
          </table:table-cell>
          <table:table-cell table:style-name="ce3" office:value-type="float" office:value="0.01888681358549">
            <text:p>0.019</text:p>
          </table:table-cell>
          <table:table-cell table:style-name="ce1" office:value-type="float" office:value="44.2368816247646">
            <text:p>44.24</text:p>
          </table:table-cell>
          <table:table-cell table:number-columns-repeated="5"/>
        </table:table-row>
        <table:table-row table:style-name="ro1">
          <table:table-cell office:value-type="string">
            <text:p>20230912T031306p196281</text:p>
          </table:table-cell>
          <table:table-cell table:style-name="ce1" table:formula="of:=1/([.D197]*0.7+[.E197]/100*0.3)" office:value-type="float" office:value="2.20578525669746">
            <text:p>2.21</text:p>
          </table:table-cell>
          <table:table-cell office:value-type="float" office:value="809.173051804211">
            <text:p>809</text:p>
          </table:table-cell>
          <table:table-cell table:style-name="ce3" table:formula="of:=(ABS([.C197]-[.$O$2]))/[.C197]" office:value-type="float" office:value="0.198754701280763">
            <text:p>0.199</text:p>
          </table:table-cell>
          <table:table-cell table:style-name="ce1" office:value-type="float" office:value="104.7416658907">
            <text:p>104.74</text:p>
          </table:table-cell>
          <table:table-cell table:style-name="ce1" office:value-type="float" office:value="11.1731695568401">
            <text:p>11.17</text:p>
          </table:table-cell>
          <table:table-cell table:style-name="ce1" office:value-type="float" office:value="38.3819751210254">
            <text:p>38.38</text:p>
          </table:table-cell>
          <table:table-cell table:style-name="ce2" office:value-type="float" office:value="195843.154811998">
            <text:p>195843</text:p>
          </table:table-cell>
          <table:table-cell table:style-name="ce3" office:value-type="float" office:value="0.0461041186546187">
            <text:p>0.046</text:p>
          </table:table-cell>
          <table:table-cell table:style-name="ce1" office:value-type="float" office:value="86.144463930355">
            <text:p>86.14</text:p>
          </table:table-cell>
          <table:table-cell table:number-columns-repeated="5"/>
        </table:table-row>
        <table:table-row table:style-name="ro1">
          <table:table-cell office:value-type="string">
            <text:p>20230912T031257p196064</text:p>
          </table:table-cell>
          <table:table-cell table:style-name="ce1" table:formula="of:=1/([.D198]*0.7+[.E198]/100*0.3)" office:value-type="float" office:value="0.719902195161881">
            <text:p>0.72</text:p>
          </table:table-cell>
          <table:table-cell office:value-type="float" office:value="332.839335839144">
            <text:p>333</text:p>
          </table:table-cell>
          <table:table-cell table:style-name="ce3" table:formula="of:=(ABS([.C198]-[.$O$2]))/[.C198]" office:value-type="float" office:value="1.9143189988481">
            <text:p>1.914</text:p>
          </table:table-cell>
          <table:table-cell table:style-name="ce1" office:value-type="float" office:value="16.3514273558">
            <text:p>16.35</text:p>
          </table:table-cell>
          <table:table-cell table:style-name="ce1" office:value-type="float" office:value="5.71361182451911">
            <text:p>5.71</text:p>
          </table:table-cell>
          <table:table-cell table:style-name="ce1" office:value-type="float" office:value="11.4618441424123">
            <text:p>11.46</text:p>
          </table:table-cell>
          <table:table-cell table:style-name="ce2" office:value-type="float" office:value="195842.12369861">
            <text:p>195842</text:p>
          </table:table-cell>
          <table:table-cell table:style-name="ce3" office:value-type="float" office:value="0.305951610997301">
            <text:p>0.306</text:p>
          </table:table-cell>
          <table:table-cell table:style-name="ce1" office:value-type="float" office:value="51.7170898305861">
            <text:p>51.72</text:p>
          </table:table-cell>
          <table:table-cell table:number-columns-repeated="5"/>
        </table:table-row>
        <table:table-row table:style-name="ro1">
          <table:table-cell office:value-type="string">
            <text:p>20230912T031218p195229</text:p>
          </table:table-cell>
          <table:table-cell table:style-name="ce1" table:formula="of:=1/([.D199]*0.7+[.E199]/100*0.3)" office:value-type="float" office:value="1.58222936245813">
            <text:p>1.58</text:p>
          </table:table-cell>
          <table:table-cell office:value-type="float" office:value="634.274985782973">
            <text:p>634</text:p>
          </table:table-cell>
          <table:table-cell table:style-name="ce3" table:formula="of:=(ABS([.C199]-[.$O$2]))/[.C199]" office:value-type="float" office:value="0.529305146414682">
            <text:p>0.529</text:p>
          </table:table-cell>
          <table:table-cell table:style-name="ce1" office:value-type="float" office:value="87.1686724161">
            <text:p>87.17</text:p>
          </table:table-cell>
          <table:table-cell table:style-name="ce1" office:value-type="float" office:value="6.7343923909744">
            <text:p>6.73</text:p>
          </table:table-cell>
          <table:table-cell table:style-name="ce1" office:value-type="float" office:value="38.3533848875753">
            <text:p>38.35</text:p>
          </table:table-cell>
          <table:table-cell table:style-name="ce2" office:value-type="float" office:value="170786.796510941">
            <text:p>170787</text:p>
          </table:table-cell>
          <table:table-cell table:style-name="ce3" office:value-type="float" office:value="0.381406280444799">
            <text:p>0.381</text:p>
          </table:table-cell>
          <table:table-cell table:style-name="ce1" office:value-type="float" office:value="26.6883951653855">
            <text:p>26.69</text:p>
          </table:table-cell>
          <table:table-cell table:number-columns-repeated="5"/>
        </table:table-row>
        <table:table-row table:style-name="ro1">
          <table:table-cell office:value-type="string">
            <text:p>20230912T031156p194822</text:p>
          </table:table-cell>
          <table:table-cell table:style-name="ce1" table:formula="of:=1/([.D200]*0.7+[.E200]/100*0.3)" office:value-type="float" office:value="0.836499718077653">
            <text:p>0.84</text:p>
          </table:table-cell>
          <table:table-cell office:value-type="float" office:value="373.327438299676">
            <text:p>373</text:p>
          </table:table-cell>
          <table:table-cell table:style-name="ce3" table:formula="of:=(ABS([.C200]-[.$O$2]))/[.C200]" office:value-type="float" office:value="1.59825531286389">
            <text:p>1.598</text:p>
          </table:table-cell>
          <table:table-cell table:style-name="ce1" office:value-type="float" office:value="25.5596487662">
            <text:p>25.56</text:p>
          </table:table-cell>
          <table:table-cell table:style-name="ce1" office:value-type="float" office:value="13.5573217726397">
            <text:p>13.56</text:p>
          </table:table-cell>
          <table:table-cell table:style-name="ce1" office:value-type="float" office:value="31.0929002740939">
            <text:p>31.09</text:p>
          </table:table-cell>
          <table:table-cell table:style-name="ce2" office:value-type="float" office:value="156490.110402552">
            <text:p>156490</text:p>
          </table:table-cell>
          <table:table-cell table:style-name="ce3" office:value-type="float" office:value="0.201458769510435">
            <text:p>0.201</text:p>
          </table:table-cell>
          <table:table-cell table:style-name="ce1" office:value-type="float" office:value="64.9765381279579">
            <text:p>64.98</text:p>
          </table:table-cell>
          <table:table-cell table:number-columns-repeated="5"/>
        </table:table-row>
        <table:table-row table:style-name="ro1">
          <table:table-cell office:value-type="string">
            <text:p>20230912T031300p196134</text:p>
          </table:table-cell>
          <table:table-cell table:style-name="ce1" table:formula="of:=1/([.D201]*0.7+[.E201]/100*0.3)" office:value-type="float" office:value="0.58257235264829">
            <text:p>0.58</text:p>
          </table:table-cell>
          <table:table-cell office:value-type="float" office:value="286.31744927985">
            <text:p>286</text:p>
          </table:table-cell>
          <table:table-cell table:style-name="ce3" table:formula="of:=(ABS([.C201]-[.$O$2]))/[.C201]" office:value-type="float" office:value="2.38784800730713">
            <text:p>2.388</text:p>
          </table:table-cell>
          <table:table-cell table:style-name="ce1" office:value-type="float" office:value="15.0104605962">
            <text:p>15.01</text:p>
          </table:table-cell>
          <table:table-cell table:style-name="ce1" office:value-type="float" office:value="7.48091323244489">
            <text:p>7.48</text:p>
          </table:table-cell>
          <table:table-cell table:style-name="ce1" office:value-type="float" office:value="23.7655049608795">
            <text:p>23.77</text:p>
          </table:table-cell>
          <table:table-cell table:style-name="ce2" office:value-type="float" office:value="174404.41401425">
            <text:p>174404</text:p>
          </table:table-cell>
          <table:table-cell table:style-name="ce3" office:value-type="float" office:value="0.269878688741745">
            <text:p>0.270</text:p>
          </table:table-cell>
          <table:table-cell table:style-name="ce1" office:value-type="float" office:value="40.8630045659008">
            <text:p>40.86</text:p>
          </table:table-cell>
          <table:table-cell table:number-columns-repeated="5"/>
        </table:table-row>
        <table:table-row table:style-name="ro1">
          <table:table-cell office:value-type="string">
            <text:p>20230912T031239p195671</text:p>
          </table:table-cell>
          <table:table-cell table:style-name="ce1" table:formula="of:=1/([.D202]*0.7+[.E202]/100*0.3)" office:value-type="float" office:value="1.07119661627273">
            <text:p>1.07</text:p>
          </table:table-cell>
          <table:table-cell office:value-type="float" office:value="426.049397275753">
            <text:p>426</text:p>
          </table:table-cell>
          <table:table-cell table:style-name="ce3" table:formula="of:=(ABS([.C202]-[.$O$2]))/[.C202]" office:value-type="float" office:value="1.27673130440362">
            <text:p>1.277</text:p>
          </table:table-cell>
          <table:table-cell table:style-name="ce1" office:value-type="float" office:value="13.2745075726">
            <text:p>13.27</text:p>
          </table:table-cell>
          <table:table-cell table:style-name="ce1" office:value-type="float" office:value="14.4673651252408">
            <text:p>14.47</text:p>
          </table:table-cell>
          <table:table-cell table:style-name="ce1" office:value-type="float" office:value="28.031093797626">
            <text:p>28.03</text:p>
          </table:table-cell>
          <table:table-cell table:style-name="ce2" office:value-type="float" office:value="170071.94764115">
            <text:p>170072</text:p>
          </table:table-cell>
          <table:table-cell table:style-name="ce3" office:value-type="float" office:value="0.0461041186546187">
            <text:p>0.046</text:p>
          </table:table-cell>
          <table:table-cell table:style-name="ce1" office:value-type="float" office:value="69.5536699364633">
            <text:p>69.55</text:p>
          </table:table-cell>
          <table:table-cell table:number-columns-repeated="5"/>
        </table:table-row>
        <table:table-row table:style-name="ro1">
          <table:table-cell office:value-type="string">
            <text:p>20230912T031227p195419</text:p>
          </table:table-cell>
          <table:table-cell table:style-name="ce1" table:formula="of:=1/([.D203]*0.7+[.E203]/100*0.3)" office:value-type="float" office:value="0.589358430387887">
            <text:p>0.59</text:p>
          </table:table-cell>
          <table:table-cell office:value-type="float" office:value="293.423364632161">
            <text:p>293</text:p>
          </table:table-cell>
          <table:table-cell table:style-name="ce3" table:formula="of:=(ABS([.C203]-[.$O$2]))/[.C203]" office:value-type="float" office:value="2.30580354845294">
            <text:p>2.306</text:p>
          </table:table-cell>
          <table:table-cell table:style-name="ce1" office:value-type="float" office:value="27.5659459607">
            <text:p>27.57</text:p>
          </table:table-cell>
          <table:table-cell table:style-name="ce1" office:value-type="float" office:value="14.4076348747592">
            <text:p>14.41</text:p>
          </table:table-cell>
          <table:table-cell table:style-name="ce1" office:value-type="float" office:value="29.9798124670598">
            <text:p>29.98</text:p>
          </table:table-cell>
          <table:table-cell table:style-name="ce2" office:value-type="float" office:value="178826.141675061">
            <text:p>178826</text:p>
          </table:table-cell>
          <table:table-cell table:style-name="ce3" office:value-type="float" office:value="0.110937285558119">
            <text:p>0.111</text:p>
          </table:table-cell>
          <table:table-cell table:style-name="ce1" office:value-type="float" office:value="77.9996158819733">
            <text:p>78.00</text:p>
          </table:table-cell>
          <table:table-cell table:number-columns-repeated="5"/>
        </table:table-row>
        <table:table-row table:style-name="ro1">
          <table:table-cell office:value-type="string">
            <text:p>20230912T031245p195813</text:p>
          </table:table-cell>
          <table:table-cell table:style-name="ce1" table:formula="of:=1/([.D204]*0.7+[.E204]/100*0.3)" office:value-type="float" office:value="1.73135540599308">
            <text:p>1.73</text:p>
          </table:table-cell>
          <table:table-cell office:value-type="float" office:value="593.561590591523">
            <text:p>594</text:p>
          </table:table-cell>
          <table:table-cell table:style-name="ce3" table:formula="of:=(ABS([.C204]-[.$O$2]))/[.C204]" office:value-type="float" office:value="0.634202777564046">
            <text:p>0.634</text:p>
          </table:table-cell>
          <table:table-cell table:style-name="ce1" office:value-type="float" office:value="44.5467395077">
            <text:p>44.55</text:p>
          </table:table-cell>
          <table:table-cell table:style-name="ce1" office:value-type="float" office:value="5.92866538500455">
            <text:p>5.93</text:p>
          </table:table-cell>
          <table:table-cell table:style-name="ce1" office:value-type="float" office:value="15.6535403141964">
            <text:p>15.65</text:p>
          </table:table-cell>
          <table:table-cell table:style-name="ce2" office:value-type="float" office:value="153856.883224212">
            <text:p>153857</text:p>
          </table:table-cell>
          <table:table-cell table:style-name="ce3" office:value-type="float" office:value="0.200077773863196">
            <text:p>0.200</text:p>
          </table:table-cell>
          <table:table-cell table:style-name="ce1" office:value-type="float" office:value="86.3869025085753">
            <text:p>86.39</text:p>
          </table:table-cell>
          <table:table-cell table:number-columns-repeated="5"/>
        </table:table-row>
        <table:table-row table:style-name="ro1">
          <table:table-cell office:value-type="string">
            <text:p>20230912T031236p195599</text:p>
          </table:table-cell>
          <table:table-cell table:style-name="ce1" table:formula="of:=1/([.D205]*0.7+[.E205]/100*0.3)" office:value-type="float" office:value="0.504017526356301">
            <text:p>0.50</text:p>
          </table:table-cell>
          <table:table-cell office:value-type="float" office:value="259.939327630169">
            <text:p>260</text:p>
          </table:table-cell>
          <table:table-cell table:style-name="ce3" table:formula="of:=(ABS([.C205]-[.$O$2]))/[.C205]" office:value-type="float" office:value="2.73164002863036">
            <text:p>2.732</text:p>
          </table:table-cell>
          <table:table-cell table:style-name="ce1" office:value-type="float" office:value="23.9699898095">
            <text:p>23.97</text:p>
          </table:table-cell>
          <table:table-cell table:style-name="ce1" office:value-type="float" office:value="8.60504245728064">
            <text:p>8.61</text:p>
          </table:table-cell>
          <table:table-cell table:style-name="ce1" office:value-type="float" office:value="24.1592743226913">
            <text:p>24.16</text:p>
          </table:table-cell>
          <table:table-cell table:style-name="ce2" office:value-type="float" office:value="169173.74089772">
            <text:p>169174</text:p>
          </table:table-cell>
          <table:table-cell table:style-name="ce3" office:value-type="float" office:value="0.0515148341282395">
            <text:p>0.052</text:p>
          </table:table-cell>
          <table:table-cell table:style-name="ce1" office:value-type="float" office:value="30.8994723089618">
            <text:p>30.90</text:p>
          </table:table-cell>
          <table:table-cell table:number-columns-repeated="5"/>
        </table:table-row>
        <table:table-row table:style-name="ro1">
          <table:table-cell office:value-type="string">
            <text:p>20230912T031130p194388</text:p>
          </table:table-cell>
          <table:table-cell table:style-name="ce1" table:formula="of:=1/([.D206]*0.7+[.E206]/100*0.3)" office:value-type="float" office:value="2.77270059383271">
            <text:p>2.77</text:p>
          </table:table-cell>
          <table:table-cell office:value-type="float" office:value="787.182119251153">
            <text:p>787</text:p>
          </table:table-cell>
          <table:table-cell table:style-name="ce3" table:formula="of:=(ABS([.C206]-[.$O$2]))/[.C206]" office:value-type="float" office:value="0.232243436782789">
            <text:p>0.232</text:p>
          </table:table-cell>
          <table:table-cell table:style-name="ce1" office:value-type="float" office:value="66.0296007275">
            <text:p>66.03</text:p>
          </table:table-cell>
          <table:table-cell table:style-name="ce1" office:value-type="float" office:value="6.81878602211953">
            <text:p>6.82</text:p>
          </table:table-cell>
          <table:table-cell table:style-name="ce1" office:value-type="float" office:value="32.6980079104164">
            <text:p>32.70</text:p>
          </table:table-cell>
          <table:table-cell table:style-name="ce2" office:value-type="float" office:value="178826.141675061">
            <text:p>178826</text:p>
          </table:table-cell>
          <table:table-cell table:style-name="ce3" office:value-type="float" office:value="0.339369501087966">
            <text:p>0.339</text:p>
          </table:table-cell>
          <table:table-cell table:style-name="ce1" office:value-type="float" office:value="7.7612182186016">
            <text:p>7.76</text:p>
          </table:table-cell>
          <table:table-cell table:number-columns-repeated="5"/>
        </table:table-row>
        <table:table-row table:style-name="ro1">
          <table:table-cell office:value-type="string">
            <text:p>20230912T031132p194438</text:p>
          </table:table-cell>
          <table:table-cell table:style-name="ce1" table:formula="of:=1/([.D207]*0.7+[.E207]/100*0.3)" office:value-type="float" office:value="4.98748601968789">
            <text:p>4.99</text:p>
          </table:table-cell>
          <table:table-cell office:value-type="float" office:value="1050.05518323634">
            <text:p>1050</text:p>
          </table:table-cell>
          <table:table-cell table:style-name="ce3" table:formula="of:=(ABS([.C207]-[.$O$2]))/[.C207]" office:value-type="float" office:value="0.0762390248763924">
            <text:p>0.076</text:p>
          </table:table-cell>
          <table:table-cell table:style-name="ce1" office:value-type="float" office:value="49.04483258">
            <text:p>49.04</text:p>
          </table:table-cell>
          <table:table-cell table:style-name="ce1" office:value-type="float" office:value="16.9124518304432">
            <text:p>16.91</text:p>
          </table:table-cell>
          <table:table-cell table:style-name="ce1" office:value-type="float" office:value="32.5142646054572">
            <text:p>32.51</text:p>
          </table:table-cell>
          <table:table-cell table:style-name="ce2" office:value-type="float" office:value="162637.189031446">
            <text:p>162637</text:p>
          </table:table-cell>
          <table:table-cell table:style-name="ce3" office:value-type="float" office:value="0.185326889193787">
            <text:p>0.185</text:p>
          </table:table-cell>
          <table:table-cell table:style-name="ce1" office:value-type="float" office:value="1.79963416566332">
            <text:p>1.80</text:p>
          </table:table-cell>
          <table:table-cell table:number-columns-repeated="5"/>
        </table:table-row>
        <table:table-row table:style-name="ro1">
          <table:table-cell office:value-type="string">
            <text:p>20230912T031248p195885</text:p>
          </table:table-cell>
          <table:table-cell table:style-name="ce1" table:formula="of:=1/([.D208]*0.7+[.E208]/100*0.3)" office:value-type="float" office:value="0.845504610124784">
            <text:p>0.85</text:p>
          </table:table-cell>
          <table:table-cell office:value-type="float" office:value="379.008303881633">
            <text:p>379</text:p>
          </table:table-cell>
          <table:table-cell table:style-name="ce3" table:formula="of:=(ABS([.C208]-[.$O$2]))/[.C208]" office:value-type="float" office:value="1.55931068017691">
            <text:p>1.559</text:p>
          </table:table-cell>
          <table:table-cell table:style-name="ce1" office:value-type="float" office:value="30.4027287303">
            <text:p>30.40</text:p>
          </table:table-cell>
          <table:table-cell table:style-name="ce1" office:value-type="float" office:value="19.5794415021666">
            <text:p>19.58</text:p>
          </table:table-cell>
          <table:table-cell table:style-name="ce1" office:value-type="float" office:value="33.925671239978">
            <text:p>33.93</text:p>
          </table:table-cell>
          <table:table-cell table:style-name="ce2" office:value-type="float" office:value="173020.001390062">
            <text:p>173020</text:p>
          </table:table-cell>
          <table:table-cell table:style-name="ce3" office:value-type="float" office:value="0.0302103152554334">
            <text:p>0.030</text:p>
          </table:table-cell>
          <table:table-cell table:style-name="ce1" office:value-type="float" office:value="14.5580848414087">
            <text:p>14.56</text:p>
          </table:table-cell>
          <table:table-cell table:number-columns-repeated="5"/>
        </table:table-row>
        <table:table-row table:style-name="ro1">
          <table:table-cell office:value-type="string">
            <text:p>20230912T031150p194704</text:p>
          </table:table-cell>
          <table:table-cell table:style-name="ce1" table:formula="of:=1/([.D209]*0.7+[.E209]/100*0.3)" office:value-type="float" office:value="2.48737397506353">
            <text:p>2.49</text:p>
          </table:table-cell>
          <table:table-cell office:value-type="float" office:value="848.290299176218">
            <text:p>848</text:p>
          </table:table-cell>
          <table:table-cell table:style-name="ce3" table:formula="of:=(ABS([.C209]-[.$O$2]))/[.C209]" office:value-type="float" office:value="0.143476473728363">
            <text:p>0.143</text:p>
          </table:table-cell>
          <table:table-cell table:style-name="ce1" office:value-type="float" office:value="100.5322956085">
            <text:p>100.53</text:p>
          </table:table-cell>
          <table:table-cell table:style-name="ce1" office:value-type="float" office:value="16.0393786127168">
            <text:p>16.04</text:p>
          </table:table-cell>
          <table:table-cell table:style-name="ce1" office:value-type="float" office:value="13.9854298961837">
            <text:p>13.99</text:p>
          </table:table-cell>
          <table:table-cell table:style-name="ce2" office:value-type="float" office:value="170900.575639889">
            <text:p>170901</text:p>
          </table:table-cell>
          <table:table-cell table:style-name="ce3" office:value-type="float" office:value="0.219286229753049">
            <text:p>0.219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2T031205p194990</text:p>
          </table:table-cell>
          <table:table-cell table:style-name="ce1" table:formula="of:=1/([.D210]*0.7+[.E210]/100*0.3)" office:value-type="float" office:value="7.1379132421003">
            <text:p>7.14</text:p>
          </table:table-cell>
          <table:table-cell office:value-type="float" office:value="960.873406107372">
            <text:p>961</text:p>
          </table:table-cell>
          <table:table-cell table:style-name="ce3" table:formula="of:=(ABS([.C210]-[.$O$2]))/[.C210]" office:value-type="float" office:value="0.00949822716980068">
            <text:p>0.009</text:p>
          </table:table-cell>
          <table:table-cell table:style-name="ce1" office:value-type="float" office:value="44.4827361839">
            <text:p>44.48</text:p>
          </table:table-cell>
          <table:table-cell table:style-name="ce1" office:value-type="float" office:value="6.88992063080355">
            <text:p>6.89</text:p>
          </table:table-cell>
          <table:table-cell table:style-name="ce1" office:value-type="float" office:value="19.5332735898903">
            <text:p>19.53</text:p>
          </table:table-cell>
          <table:table-cell table:style-name="ce2" office:value-type="float" office:value="193473.859307044">
            <text:p>193474</text:p>
          </table:table-cell>
          <table:table-cell table:style-name="ce3" office:value-type="float" office:value="0.391978869519608">
            <text:p>0.392</text:p>
          </table:table-cell>
          <table:table-cell table:style-name="ce1" office:value-type="float" office:value="7.57375651375966">
            <text:p>7.57</text:p>
          </table:table-cell>
          <table:table-cell table:number-columns-repeated="5"/>
        </table:table-row>
        <table:table-row table:style-name="ro1">
          <table:table-cell office:value-type="string">
            <text:p>20230912T031159p194870</text:p>
          </table:table-cell>
          <table:table-cell table:style-name="ce1" table:formula="of:=1/([.D211]*0.7+[.E211]/100*0.3)" office:value-type="float" office:value="1.00630706187032">
            <text:p>1.01</text:p>
          </table:table-cell>
          <table:table-cell office:value-type="float" office:value="415.588512107959">
            <text:p>416</text:p>
          </table:table-cell>
          <table:table-cell table:style-name="ce3" table:formula="of:=(ABS([.C211]-[.$O$2]))/[.C211]" office:value-type="float" office:value="1.33403949276639">
            <text:p>1.334</text:p>
          </table:table-cell>
          <table:table-cell table:style-name="ce1" office:value-type="float" office:value="19.9682743021">
            <text:p>19.97</text:p>
          </table:table-cell>
          <table:table-cell table:style-name="ce1" office:value-type="float" office:value="6.4924317812811">
            <text:p>6.49</text:p>
          </table:table-cell>
          <table:table-cell table:style-name="ce1" office:value-type="float" office:value="17.8560657323531">
            <text:p>17.86</text:p>
          </table:table-cell>
          <table:table-cell table:style-name="ce2" office:value-type="float" office:value="194423.682169954">
            <text:p>194424</text:p>
          </table:table-cell>
          <table:table-cell table:style-name="ce3" office:value-type="float" office:value="0.00950913940743567">
            <text:p>0.010</text:p>
          </table:table-cell>
          <table:table-cell table:style-name="ce1" office:value-type="float" office:value="80.2979831480933">
            <text:p>80.30</text:p>
          </table:table-cell>
          <table:table-cell table:number-columns-repeated="5"/>
        </table:table-row>
        <table:table-row table:style-name="ro1">
          <table:table-cell office:value-type="string">
            <text:p>20230912T031224p195344</text:p>
          </table:table-cell>
          <table:table-cell table:style-name="ce1" table:formula="of:=1/([.D212]*0.7+[.E212]/100*0.3)" office:value-type="float" office:value="5.56669732718385">
            <text:p>5.57</text:p>
          </table:table-cell>
          <table:table-cell office:value-type="float" office:value="932.115551479342">
            <text:p>932</text:p>
          </table:table-cell>
          <table:table-cell table:style-name="ce3" table:formula="of:=(ABS([.C212]-[.$O$2]))/[.C212]" office:value-type="float" office:value="0.040643510839973">
            <text:p>0.041</text:p>
          </table:table-cell>
          <table:table-cell table:style-name="ce1" office:value-type="float" office:value="50.3964238471">
            <text:p>50.40</text:p>
          </table:table-cell>
          <table:table-cell table:style-name="ce1" office:value-type="float" office:value="17.6272880539499">
            <text:p>17.63</text:p>
          </table:table-cell>
          <table:table-cell table:style-name="ce1" office:value-type="float" office:value="18.9268800225999">
            <text:p>18.93</text:p>
          </table:table-cell>
          <table:table-cell table:style-name="ce2" office:value-type="float" office:value="190831.080537947">
            <text:p>190831</text:p>
          </table:table-cell>
          <table:table-cell table:style-name="ce3" office:value-type="float" office:value="0.285763550845778">
            <text:p>0.286</text:p>
          </table:table-cell>
          <table:table-cell table:style-name="ce1" office:value-type="float" office:value="5.68849970756387">
            <text:p>5.69</text:p>
          </table:table-cell>
          <table:table-cell table:number-columns-repeated="5"/>
        </table:table-row>
        <table:table-row table:style-name="ro1">
          <table:table-cell office:value-type="string">
            <text:p>20230912T031202p194947</text:p>
          </table:table-cell>
          <table:table-cell table:style-name="ce1" table:formula="of:=1/([.D213]*0.7+[.E213]/100*0.3)" office:value-type="float" office:value="3.61957752519564">
            <text:p>3.62</text:p>
          </table:table-cell>
          <table:table-cell office:value-type="float" office:value="1060.88677898558">
            <text:p>1061</text:p>
          </table:table-cell>
          <table:table-cell table:style-name="ce3" table:formula="of:=(ABS([.C213]-[.$O$2]))/[.C213]" office:value-type="float" office:value="0.0856705736991895">
            <text:p>0.086</text:p>
          </table:table-cell>
          <table:table-cell table:style-name="ce1" office:value-type="float" office:value="72.1019784176">
            <text:p>72.10</text:p>
          </table:table-cell>
          <table:table-cell table:style-name="ce1" office:value-type="float" office:value="7.09770144762102">
            <text:p>7.10</text:p>
          </table:table-cell>
          <table:table-cell table:style-name="ce1" office:value-type="float" office:value="29.5276672067608">
            <text:p>29.53</text:p>
          </table:table-cell>
          <table:table-cell table:style-name="ce2" office:value-type="float" office:value="186864.54178462">
            <text:p>186865</text:p>
          </table:table-cell>
          <table:table-cell table:style-name="ce3" office:value-type="float" office:value="0.288218057924046">
            <text:p>0.288</text:p>
          </table:table-cell>
          <table:table-cell table:style-name="ce1" office:value-type="float" office:value="2.36978642298969">
            <text:p>2.37</text:p>
          </table:table-cell>
          <table:table-cell table:number-columns-repeated="5"/>
        </table:table-row>
        <table:table-row table:style-name="ro1">
          <table:table-cell office:value-type="string">
            <text:p>20230912T031144p194607</text:p>
          </table:table-cell>
          <table:table-cell table:style-name="ce1" table:formula="of:=1/([.D214]*0.7+[.E214]/100*0.3)" office:value-type="float" office:value="1.03000513242603">
            <text:p>1.03</text:p>
          </table:table-cell>
          <table:table-cell office:value-type="float" office:value="444.378390955262">
            <text:p>444</text:p>
          </table:table-cell>
          <table:table-cell table:style-name="ce3" table:formula="of:=(ABS([.C214]-[.$O$2]))/[.C214]" office:value-type="float" office:value="1.18282441212956">
            <text:p>1.183</text:p>
          </table:table-cell>
          <table:table-cell table:style-name="ce1" office:value-type="float" office:value="47.6306200458">
            <text:p>47.63</text:p>
          </table:table-cell>
          <table:table-cell table:style-name="ce1" office:value-type="float" office:value="14.4054672447014">
            <text:p>14.41</text:p>
          </table:table-cell>
          <table:table-cell table:style-name="ce1" office:value-type="float" office:value="23.8068718939808">
            <text:p>23.81</text:p>
          </table:table-cell>
          <table:table-cell table:style-name="ce2" office:value-type="float" office:value="181825.732045997">
            <text:p>181826</text:p>
          </table:table-cell>
          <table:table-cell table:style-name="ce3" office:value-type="float" office:value="0.193986459310925">
            <text:p>0.194</text:p>
          </table:table-cell>
          <table:table-cell table:style-name="ce1" office:value-type="float" office:value="95.2984211937261">
            <text:p>95.30</text:p>
          </table:table-cell>
          <table:table-cell table:number-columns-repeated="5"/>
        </table:table-row>
        <table:table-row table:style-name="ro1">
          <table:table-cell office:value-type="string">
            <text:p>20230912T031208p195043</text:p>
          </table:table-cell>
          <table:table-cell table:style-name="ce1" table:formula="of:=1/([.D215]*0.7+[.E215]/100*0.3)" office:value-type="float" office:value="3.53395254918511">
            <text:p>3.53</text:p>
          </table:table-cell>
          <table:table-cell office:value-type="float" office:value="1003.55116831138">
            <text:p>1004</text:p>
          </table:table-cell>
          <table:table-cell table:style-name="ce3" table:formula="of:=(ABS([.C215]-[.$O$2]))/[.C215]" office:value-type="float" office:value="0.0334324440754074">
            <text:p>0.033</text:p>
          </table:table-cell>
          <table:table-cell table:style-name="ce1" office:value-type="float" office:value="86.5221889237">
            <text:p>86.52</text:p>
          </table:table-cell>
          <table:table-cell table:style-name="ce1" office:value-type="float" office:value="6.88300734761461">
            <text:p>6.88</text:p>
          </table:table-cell>
          <table:table-cell table:style-name="ce1" office:value-type="float" office:value="29.7784704578339">
            <text:p>29.78</text:p>
          </table:table-cell>
          <table:table-cell table:style-name="ce2" office:value-type="float" office:value="189025.867798482">
            <text:p>189026</text:p>
          </table:table-cell>
          <table:table-cell table:style-name="ce3" office:value-type="float" office:value="0.320041828563947">
            <text:p>0.320</text:p>
          </table:table-cell>
          <table:table-cell table:style-name="ce1" office:value-type="float" office:value="2.6426106751449">
            <text:p>2.64</text:p>
          </table:table-cell>
          <table:table-cell table:number-columns-repeated="5"/>
        </table:table-row>
        <table:table-row table:style-name="ro1">
          <table:table-cell office:value-type="string">
            <text:p>20230912T031221p195302</text:p>
          </table:table-cell>
          <table:table-cell table:style-name="ce1" table:formula="of:=1/([.D216]*0.7+[.E216]/100*0.3)" office:value-type="float" office:value="3.38503793667472">
            <text:p>3.39</text:p>
          </table:table-cell>
          <table:table-cell office:value-type="float" office:value="762.86362896407">
            <text:p>763</text:p>
          </table:table-cell>
          <table:table-cell table:style-name="ce3" table:formula="of:=(ABS([.C216]-[.$O$2]))/[.C216]" office:value-type="float" office:value="0.271524769528219">
            <text:p>0.272</text:p>
          </table:table-cell>
          <table:table-cell table:style-name="ce1" office:value-type="float" office:value="35.1167751294">
            <text:p>35.12</text:p>
          </table:table-cell>
          <table:table-cell table:style-name="ce1" office:value-type="float" office:value="17.8300818882466">
            <text:p>17.83</text:p>
          </table:table-cell>
          <table:table-cell table:style-name="ce1" office:value-type="float" office:value="18.8711253206406">
            <text:p>18.87</text:p>
          </table:table-cell>
          <table:table-cell table:style-name="ce2" office:value-type="float" office:value="182673.327136008">
            <text:p>182673</text:p>
          </table:table-cell>
          <table:table-cell table:style-name="ce3" office:value-type="float" office:value="0.259393425849351">
            <text:p>0.259</text:p>
          </table:table-cell>
          <table:table-cell table:style-name="ce1" office:value-type="float" office:value="5.71150936019336">
            <text:p>5.71</text:p>
          </table:table-cell>
          <table:table-cell table:number-columns-repeated="5"/>
        </table:table-row>
        <table:table-row table:style-name="ro1">
          <table:table-cell office:value-type="string">
            <text:p>20230912T031153p194744</text:p>
          </table:table-cell>
          <table:table-cell table:style-name="ce1" table:formula="of:=1/([.D217]*0.7+[.E217]/100*0.3)" office:value-type="float" office:value="4.23870194853038">
            <text:p>4.24</text:p>
          </table:table-cell>
          <table:table-cell office:value-type="float" office:value="1191.86632165868">
            <text:p>1192</text:p>
          </table:table-cell>
          <table:table-cell table:style-name="ce3" table:formula="of:=(ABS([.C217]-[.$O$2]))/[.C217]" office:value-type="float" office:value="0.186150340543154">
            <text:p>0.186</text:p>
          </table:table-cell>
          <table:table-cell table:style-name="ce1" office:value-type="float" office:value="35.2053480531">
            <text:p>35.21</text:p>
          </table:table-cell>
          <table:table-cell table:style-name="ce1" office:value-type="float" office:value="8.82545785692603">
            <text:p>8.83</text:p>
          </table:table-cell>
          <table:table-cell table:style-name="ce1" office:value-type="float" office:value="30.6186033896512">
            <text:p>30.62</text:p>
          </table:table-cell>
          <table:table-cell table:style-name="ce2" office:value-type="float" office:value="181886.971794036">
            <text:p>181887</text:p>
          </table:table-cell>
          <table:table-cell table:style-name="ce3" office:value-type="float" office:value="0.261915062181546">
            <text:p>0.262</text:p>
          </table:table-cell>
          <table:table-cell table:style-name="ce1" office:value-type="float" office:value="0.406241745747471">
            <text:p>0.41</text:p>
          </table:table-cell>
          <table:table-cell table:number-columns-repeated="5"/>
        </table:table-row>
        <table:table-row table:style-name="ro1">
          <table:table-cell office:value-type="string">
            <text:p>20230912T031303p196214</text:p>
          </table:table-cell>
          <table:table-cell table:style-name="ce1" table:formula="of:=1/([.D218]*0.7+[.E218]/100*0.3)" office:value-type="float" office:value="0.937977054018179">
            <text:p>0.94</text:p>
          </table:table-cell>
          <table:table-cell office:value-type="float" office:value="400.536761575742">
            <text:p>401</text:p>
          </table:table-cell>
          <table:table-cell table:style-name="ce3" table:formula="of:=(ABS([.C218]-[.$O$2]))/[.C218]" office:value-type="float" office:value="1.4217502438077">
            <text:p>1.422</text:p>
          </table:table-cell>
          <table:table-cell table:style-name="ce1" office:value-type="float" office:value="23.6329968662">
            <text:p>23.63</text:p>
          </table:table-cell>
          <table:table-cell table:style-name="ce1" office:value-type="float" office:value="20.2586705202312">
            <text:p>20.26</text:p>
          </table:table-cell>
          <table:table-cell table:style-name="ce1" office:value-type="float" office:value="17.9243425782961">
            <text:p>17.92</text:p>
          </table:table-cell>
          <table:table-cell table:style-name="ce2" office:value-type="float" office:value="154902.666443026">
            <text:p>154903</text:p>
          </table:table-cell>
          <table:table-cell table:style-name="ce3" office:value-type="float" office:value="0.0191912478495867">
            <text:p>0.019</text:p>
          </table:table-cell>
          <table:table-cell table:style-name="ce1" office:value-type="float" office:value="7.57375651375966">
            <text:p>7.57</text:p>
          </table:table-cell>
          <table:table-cell table:number-columns-repeated="5"/>
        </table:table-row>
        <table:table-row table:style-name="ro1">
          <table:table-cell office:value-type="string">
            <text:p>20230912T031315p196474</text:p>
          </table:table-cell>
          <table:table-cell table:style-name="ce1" table:formula="of:=1/([.D219]*0.7+[.E219]/100*0.3)" office:value-type="float" office:value="1.54891291682393">
            <text:p>1.55</text:p>
          </table:table-cell>
          <table:table-cell office:value-type="float" office:value="538.209305996066">
            <text:p>538</text:p>
          </table:table-cell>
          <table:table-cell table:style-name="ce3" table:formula="of:=(ABS([.C219]-[.$O$2]))/[.C219]" office:value-type="float" office:value="0.80227281318523">
            <text:p>0.802</text:p>
          </table:table-cell>
          <table:table-cell table:style-name="ce1" office:value-type="float" office:value="28.0077062166">
            <text:p>28.01</text:p>
          </table:table-cell>
          <table:table-cell table:style-name="ce1" office:value-type="float" office:value="8.57368863660254">
            <text:p>8.57</text:p>
          </table:table-cell>
          <table:table-cell table:style-name="ce1" office:value-type="float" office:value="33.273965278669">
            <text:p>33.27</text:p>
          </table:table-cell>
          <table:table-cell table:style-name="ce2" office:value-type="float" office:value="156172.60943643">
            <text:p>156173</text:p>
          </table:table-cell>
          <table:table-cell table:style-name="ce3" office:value-type="float" office:value="0.0637513931603539">
            <text:p>0.064</text:p>
          </table:table-cell>
          <table:table-cell table:style-name="ce1" office:value-type="float" office:value="9.40151903730085">
            <text:p>9.40</text:p>
          </table:table-cell>
          <table:table-cell table:number-columns-repeated="5"/>
        </table:table-row>
        <table:table-row table:style-name="ro1">
          <table:table-cell office:value-type="string">
            <text:p>20230912T031254p196004</text:p>
          </table:table-cell>
          <table:table-cell table:style-name="ce1" table:formula="of:=1/([.D220]*0.7+[.E220]/100*0.3)" office:value-type="float" office:value="1.50971597530367">
            <text:p>1.51</text:p>
          </table:table-cell>
          <table:table-cell office:value-type="float" office:value="532.149614816359">
            <text:p>532</text:p>
          </table:table-cell>
          <table:table-cell table:style-name="ce3" table:formula="of:=(ABS([.C220]-[.$O$2]))/[.C220]" office:value-type="float" office:value="0.822795644294021">
            <text:p>0.823</text:p>
          </table:table-cell>
          <table:table-cell table:style-name="ce1" office:value-type="float" office:value="28.80643161">
            <text:p>28.81</text:p>
          </table:table-cell>
          <table:table-cell table:style-name="ce1" office:value-type="float" office:value="7.88770164427616">
            <text:p>7.89</text:p>
          </table:table-cell>
          <table:table-cell table:style-name="ce1" office:value-type="float" office:value="17.8560657323531">
            <text:p>17.86</text:p>
          </table:table-cell>
          <table:table-cell table:style-name="ce2" office:value-type="float" office:value="168724.585957275">
            <text:p>168725</text:p>
          </table:table-cell>
          <table:table-cell table:style-name="ce3" office:value-type="float" office:value="0.134474731006872">
            <text:p>0.134</text:p>
          </table:table-cell>
          <table:table-cell table:style-name="ce1" office:value-type="float" office:value="5.68575776083644">
            <text:p>5.69</text:p>
          </table:table-cell>
          <table:table-cell table:number-columns-repeated="5"/>
        </table:table-row>
        <table:table-row table:style-name="ro1">
          <table:table-cell office:value-type="string">
            <text:p>20230912T031318p196531</text:p>
          </table:table-cell>
          <table:table-cell table:style-name="ce1" table:formula="of:=1/([.D221]*0.7+[.E221]/100*0.3)" office:value-type="float" office:value="1.01662687657484">
            <text:p>1.02</text:p>
          </table:table-cell>
          <table:table-cell office:value-type="float" office:value="425.14781371028">
            <text:p>425</text:p>
          </table:table-cell>
          <table:table-cell table:style-name="ce3" table:formula="of:=(ABS([.C221]-[.$O$2]))/[.C221]" office:value-type="float" office:value="1.28155942173329">
            <text:p>1.282</text:p>
          </table:table-cell>
          <table:table-cell table:style-name="ce1" office:value-type="float" office:value="28.8511532875">
            <text:p>28.85</text:p>
          </table:table-cell>
          <table:table-cell table:style-name="ce1" office:value-type="float" office:value="8.54615061883784">
            <text:p>8.55</text:p>
          </table:table-cell>
          <table:table-cell table:style-name="ce1" office:value-type="float" office:value="33.273965278669">
            <text:p>33.27</text:p>
          </table:table-cell>
          <table:table-cell table:style-name="ce2" office:value-type="float" office:value="156172.60943643">
            <text:p>156173</text:p>
          </table:table-cell>
          <table:table-cell table:style-name="ce3" office:value-type="float" office:value="0.0637513931603539">
            <text:p>0.064</text:p>
          </table:table-cell>
          <table:table-cell table:style-name="ce1" office:value-type="float" office:value="9.40151903730085">
            <text:p>9.40</text:p>
          </table:table-cell>
          <table:table-cell table:number-columns-repeated="5"/>
        </table:table-row>
        <table:table-row table:style-name="ro1">
          <table:table-cell office:value-type="string">
            <text:p>20230912T031147p194660</text:p>
          </table:table-cell>
          <table:table-cell table:style-name="ce1" table:formula="of:=1/([.D222]*0.7+[.E222]/100*0.3)" office:value-type="float" office:value="6.21481155092561">
            <text:p>6.21</text:p>
          </table:table-cell>
          <table:table-cell office:value-type="float" office:value="1021.49241669071">
            <text:p>1021</text:p>
          </table:table-cell>
          <table:table-cell table:style-name="ce3" table:formula="of:=(ABS([.C222]-[.$O$2]))/[.C222]" office:value-type="float" office:value="0.0504090053429158">
            <text:p>0.050</text:p>
          </table:table-cell>
          <table:table-cell table:style-name="ce1" office:value-type="float" office:value="41.8732070168">
            <text:p>41.87</text:p>
          </table:table-cell>
          <table:table-cell table:style-name="ce1" office:value-type="float" office:value="7.82512315270936">
            <text:p>7.83</text:p>
          </table:table-cell>
          <table:table-cell table:style-name="ce1" office:value-type="float" office:value="25.2203279269125">
            <text:p>25.22</text:p>
          </table:table-cell>
          <table:table-cell table:style-name="ce2" office:value-type="float" office:value="193864.945246422">
            <text:p>193865</text:p>
          </table:table-cell>
          <table:table-cell table:style-name="ce3" office:value-type="float" office:value="0.196535167587885">
            <text:p>0.197</text:p>
          </table:table-cell>
          <table:table-cell table:style-name="ce1" office:value-type="float" office:value="3.03975080119746">
            <text:p>3.04</text:p>
          </table:table-cell>
          <table:table-cell table:number-columns-repeated="5"/>
        </table:table-row>
        <table:table-row table:style-name="ro1">
          <table:table-cell office:value-type="string">
            <text:p>20230912T031138p194523</text:p>
          </table:table-cell>
          <table:table-cell table:style-name="ce1" table:formula="of:=1/([.D223]*0.7+[.E223]/100*0.3)" office:value-type="float" office:value="12.2420872456505">
            <text:p>12.24</text:p>
          </table:table-cell>
          <table:table-cell office:value-type="float" office:value="955.103452984174">
            <text:p>955</text:p>
          </table:table-cell>
          <table:table-cell table:style-name="ce3" table:formula="of:=(ABS([.C223]-[.$O$2]))/[.C223]" office:value-type="float" office:value="0.0155967889858239">
            <text:p>0.016</text:p>
          </table:table-cell>
          <table:table-cell table:style-name="ce1" office:value-type="float" office:value="23.5892215261">
            <text:p>23.59</text:p>
          </table:table-cell>
          <table:table-cell table:style-name="ce1" office:value-type="float" office:value="7.75645047050491">
            <text:p>7.76</text:p>
          </table:table-cell>
          <table:table-cell table:style-name="ce1" office:value-type="float" office:value="31.1279449768428">
            <text:p>31.13</text:p>
          </table:table-cell>
          <table:table-cell table:style-name="ce2" office:value-type="float" office:value="173862.974032749">
            <text:p>173863</text:p>
          </table:table-cell>
          <table:table-cell table:style-name="ce3" office:value-type="float" office:value="0.0975000718372367">
            <text:p>0.098</text:p>
          </table:table-cell>
          <table:table-cell table:style-name="ce1" office:value-type="float" office:value="2.6426106751449">
            <text:p>2.64</text:p>
          </table:table-cell>
          <table:table-cell table:number-columns-repeated="5"/>
        </table:table-row>
        <table:table-row table:style-name="ro1">
          <table:table-cell office:value-type="string">
            <text:p>20230912T031230p195464</text:p>
          </table:table-cell>
          <table:table-cell table:style-name="ce1" table:formula="of:=1/([.D224]*0.7+[.E224]/100*0.3)" office:value-type="float" office:value="5.96980257877306">
            <text:p>5.97</text:p>
          </table:table-cell>
          <table:table-cell office:value-type="float" office:value="835.720010468335">
            <text:p>836</text:p>
          </table:table-cell>
          <table:table-cell table:style-name="ce3" table:formula="of:=(ABS([.C224]-[.$O$2]))/[.C224]" office:value-type="float" office:value="0.160675809900035">
            <text:p>0.161</text:p>
          </table:table-cell>
          <table:table-cell table:style-name="ce1" office:value-type="float" office:value="18.3455533447">
            <text:p>18.35</text:p>
          </table:table-cell>
          <table:table-cell table:style-name="ce1" office:value-type="float" office:value="22.3362235067437">
            <text:p>22.34</text:p>
          </table:table-cell>
          <table:table-cell table:style-name="ce1" office:value-type="float" office:value="33.8921874849903">
            <text:p>33.89</text:p>
          </table:table-cell>
          <table:table-cell table:style-name="ce2" office:value-type="float" office:value="191135.943408382">
            <text:p>191136</text:p>
          </table:table-cell>
          <table:table-cell table:style-name="ce3" office:value-type="float" office:value="0.00895943661915645">
            <text:p>0.009</text:p>
          </table:table-cell>
          <table:table-cell table:style-name="ce1" office:value-type="float" office:value="1.79963416566332">
            <text:p>1.80</text:p>
          </table:table-cell>
          <table:table-cell table:number-columns-repeated="5"/>
        </table:table-row>
        <table:table-row table:style-name="ro1" table:number-rows-repeated="10483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office:value-type="string">
            <text:p>Tag</text:p>
          </table:table-cell>
          <table:table-cell table:style-name="Default" office:value-type="string">
            <text:p>Fitnesz [-]</text:p>
          </table:table-cell>
          <table:table-cell table:style-name="Default" office:value-type="string">
            <text:p>Vonóerő [N]</text:p>
          </table:table-cell>
          <table:table-cell table:style-name="Default" office:value-type="string">
            <text:p>Vonóerő relatív hibája [-]</text:p>
          </table:table-cell>
          <table:table-cell table:style-name="Default" office:value-type="string">
            <text:p>Felszínprofilok átlagos távolsága [mm]</text:p>
          </table:table-cell>
          <table:table-cell table:style-name="Default" office:value-type="string">
            <text:p>Koordinációs szám [-]</text:p>
          </table:table-cell>
          <table:table-cell table:style-name="Default" office:value-type="string">
            <text:p>Elemek közötti súrlódási szög [°]</text:p>
          </table:table-cell>
          <table:table-cell table:style-name="Default" office:value-type="string">
            <text:p>Normálirányú kohézió [Pa]</text:p>
          </table:table-cell>
          <table:table-cell table:style-name="Default" office:value-type="string">
            <text:p>Elemek közötti gördülési és csavarási súrlódási tényező [-]</text:p>
          </table:table-cell>
          <table:table-cell table:style-name="Default" office:value-type="string">
            <text:p>Clump paraméter [%]</text:p>
          </table:table-cell>
          <table:table-cell/>
          <table:table-cell office:value-type="string">
            <text:p>Fizikai mérés alapadatok</text:p>
          </table:table-cell>
          <table:table-cell office:value-type="string">
            <text:p>Talaj nedvességtartalma [V/V%]</text:p>
          </table:table-cell>
          <table:table-cell office:value-type="string">
            <text:p>Átlagos Sebesség [km/h]</text:p>
          </table:table-cell>
          <table:table-cell office:value-type="string">
            <text:p>Átlagos vonóerő [N]</text:p>
          </table:table-cell>
        </table:table-row>
        <table:table-row table:style-name="ro1">
          <table:table-cell office:value-type="string">
            <text:p>20230926T063821p925317</text:p>
          </table:table-cell>
          <table:table-cell table:formula="of:=1/([.D2]*0.7+[.E2]/100*0.3)" office:value-type="float" office:value="0.477042687387199">
            <text:p>0.48</text:p>
          </table:table-cell>
          <table:table-cell office:value-type="float" office:value="637.754927132281">
            <text:p>638</text:p>
          </table:table-cell>
          <table:table-cell table:formula="of:=(ABS([.C2]-[.$O$2]))/[.C2]" office:value-type="float" office:value="2.44960094607577">
            <text:p>2.450</text:p>
          </table:table-cell>
          <table:table-cell office:value-type="float" office:value="127.175933428032">
            <text:p>127.18</text:p>
          </table:table-cell>
          <table:table-cell office:value-type="float" office:value="10.1746146435453">
            <text:p>10.17</text:p>
          </table:table-cell>
          <table:table-cell office:value-type="float" office:value="39.0100501142116">
            <text:p>39.01</text:p>
          </table:table-cell>
          <table:table-cell office:value-type="float" office:value="315300.021123803">
            <text:p>315300</text:p>
          </table:table-cell>
          <table:table-cell office:value-type="float" office:value="0.312391948812855">
            <text:p>0.312</text:p>
          </table:table-cell>
          <table:table-cell office:value-type="float" office:value="66.5202911630761">
            <text:p>66.52</text:p>
          </table:table-cell>
          <table:table-cell table:number-columns-repeated="2"/>
          <table:table-cell office:value-type="float" office:value="6.6">
            <text:p>6.6</text:p>
          </table:table-cell>
          <table:table-cell office:value-type="float" office:value="7.3">
            <text:p>7.3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20230926T063803p925045</text:p>
          </table:table-cell>
          <table:table-cell table:formula="of:=1/([.D3]*0.7+[.E3]/100*0.3)" office:value-type="float" office:value="0.566178993290444">
            <text:p>0.57</text:p>
          </table:table-cell>
          <table:table-cell office:value-type="float" office:value="678.369267486422">
            <text:p>678</text:p>
          </table:table-cell>
          <table:table-cell table:formula="of:=(ABS([.C3]-[.$O$2]))/[.C3]" office:value-type="float" office:value="2.24307144418808">
            <text:p>2.243</text:p>
          </table:table-cell>
          <table:table-cell office:value-type="float" office:value="65.3586285204957">
            <text:p>65.36</text:p>
          </table:table-cell>
          <table:table-cell office:value-type="float" office:value="10.4234472797304">
            <text:p>10.42</text:p>
          </table:table-cell>
          <table:table-cell office:value-type="float" office:value="38.8529362991483">
            <text:p>38.85</text:p>
          </table:table-cell>
          <table:table-cell office:value-type="float" office:value="362946.061346577">
            <text:p>362946</text:p>
          </table:table-cell>
          <table:table-cell office:value-type="float" office:value="0.141562058494486">
            <text:p>0.142</text:p>
          </table:table-cell>
          <table:table-cell office:value-type="float" office:value="76.6841331572988">
            <text:p>76.68</text:p>
          </table:table-cell>
          <table:table-cell table:number-columns-repeated="5"/>
        </table:table-row>
        <table:table-row table:style-name="ro1">
          <table:table-cell office:value-type="string">
            <text:p>20230926T063818p925264</text:p>
          </table:table-cell>
          <table:table-cell table:formula="of:=1/([.D4]*0.7+[.E4]/100*0.3)" office:value-type="float" office:value="0.339150954291559">
            <text:p>0.34</text:p>
          </table:table-cell>
          <table:table-cell office:value-type="float" office:value="465.456584301717">
            <text:p>465</text:p>
          </table:table-cell>
          <table:table-cell table:formula="of:=(ABS([.C4]-[.$O$2]))/[.C4]" office:value-type="float" office:value="3.72654179616014">
            <text:p>3.727</text:p>
          </table:table-cell>
          <table:table-cell office:value-type="float" office:value="113.320095450592">
            <text:p>113.32</text:p>
          </table:table-cell>
          <table:table-cell office:value-type="float" office:value="10.4814547206166">
            <text:p>10.48</text:p>
          </table:table-cell>
          <table:table-cell office:value-type="float" office:value="29.4788964758593">
            <text:p>29.48</text:p>
          </table:table-cell>
          <table:table-cell office:value-type="float" office:value="229128.95471556">
            <text:p>229129</text:p>
          </table:table-cell>
          <table:table-cell office:value-type="float" office:value="0.134693129871226">
            <text:p>0.135</text:p>
          </table:table-cell>
          <table:table-cell office:value-type="float" office:value="51.2388524010048">
            <text:p>51.24</text:p>
          </table:table-cell>
          <table:table-cell table:number-columns-repeated="5"/>
        </table:table-row>
        <table:table-row table:style-name="ro1">
          <table:table-cell office:value-type="string">
            <text:p>20230926T063912p926318</text:p>
          </table:table-cell>
          <table:table-cell table:formula="of:=1/([.D5]*0.7+[.E5]/100*0.3)" office:value-type="float" office:value="0.569716122367616">
            <text:p>0.57</text:p>
          </table:table-cell>
          <table:table-cell office:value-type="float" office:value="731.349122223169">
            <text:p>731</text:p>
          </table:table-cell>
          <table:table-cell table:formula="of:=(ABS([.C5]-[.$O$2]))/[.C5]" office:value-type="float" office:value="2.00813924998282">
            <text:p>2.008</text:p>
          </table:table-cell>
          <table:table-cell office:value-type="float" office:value="116.520887923545">
            <text:p>116.52</text:p>
          </table:table-cell>
          <table:table-cell office:value-type="float" office:value="4.3798947687949">
            <text:p>4.38</text:p>
          </table:table-cell>
          <table:table-cell office:value-type="float" office:value="32.1546288454204">
            <text:p>32.15</text:p>
          </table:table-cell>
          <table:table-cell office:value-type="float" office:value="344711.434209647">
            <text:p>344711</text:p>
          </table:table-cell>
          <table:table-cell office:value-type="float" office:value="0.302720611339959">
            <text:p>0.303</text:p>
          </table:table-cell>
          <table:table-cell office:value-type="float" office:value="71.6205075771285">
            <text:p>71.62</text:p>
          </table:table-cell>
          <table:table-cell table:number-columns-repeated="5"/>
        </table:table-row>
        <table:table-row table:style-name="ro1">
          <table:table-cell office:value-type="string">
            <text:p>20230926T063909p926268</text:p>
          </table:table-cell>
          <table:table-cell table:formula="of:=1/([.D6]*0.7+[.E6]/100*0.3)" office:value-type="float" office:value="0.954979351614957">
            <text:p>0.95</text:p>
          </table:table-cell>
          <table:table-cell office:value-type="float" office:value="953.507938475839">
            <text:p>954</text:p>
          </table:table-cell>
          <table:table-cell table:formula="of:=(ABS([.C6]-[.$O$2]))/[.C6]" office:value-type="float" office:value="1.30726972605666">
            <text:p>1.307</text:p>
          </table:table-cell>
          <table:table-cell office:value-type="float" office:value="44.0180837501606">
            <text:p>44.02</text:p>
          </table:table-cell>
          <table:table-cell office:value-type="float" office:value="4.66943235859557">
            <text:p>4.67</text:p>
          </table:table-cell>
          <table:table-cell office:value-type="float" office:value="38.2961474325835">
            <text:p>38.30</text:p>
          </table:table-cell>
          <table:table-cell office:value-type="float" office:value="398493.697511459">
            <text:p>398494</text:p>
          </table:table-cell>
          <table:table-cell office:value-type="float" office:value="0.103327717006274">
            <text:p>0.103</text:p>
          </table:table-cell>
          <table:table-cell office:value-type="float" office:value="86.7080158639712">
            <text:p>86.71</text:p>
          </table:table-cell>
          <table:table-cell table:number-columns-repeated="5"/>
        </table:table-row>
        <table:table-row table:style-name="ro1">
          <table:table-cell office:value-type="string">
            <text:p>20230926T063939p926952</text:p>
          </table:table-cell>
          <table:table-cell table:formula="of:=1/([.D7]*0.7+[.E7]/100*0.3)" office:value-type="float" office:value="0.350272613716676">
            <text:p>0.35</text:p>
          </table:table-cell>
          <table:table-cell office:value-type="float" office:value="489.479414745705">
            <text:p>489</text:p>
          </table:table-cell>
          <table:table-cell table:formula="of:=(ABS([.C7]-[.$O$2]))/[.C7]" office:value-type="float" office:value="3.49457103552137">
            <text:p>3.495</text:p>
          </table:table-cell>
          <table:table-cell office:value-type="float" office:value="136.23981540117">
            <text:p>136.24</text:p>
          </table:table-cell>
          <table:table-cell office:value-type="float" office:value="14.5019267822736">
            <text:p>14.50</text:p>
          </table:table-cell>
          <table:table-cell office:value-type="float" office:value="10.331280632339">
            <text:p>10.33</text:p>
          </table:table-cell>
          <table:table-cell office:value-type="float" office:value="266843.159076099">
            <text:p>266843</text:p>
          </table:table-cell>
          <table:table-cell office:value-type="float" office:value="0.133508344564143">
            <text:p>0.134</text:p>
          </table:table-cell>
          <table:table-cell office:value-type="float" office:value="43.148669105488">
            <text:p>43.15</text:p>
          </table:table-cell>
          <table:table-cell table:number-columns-repeated="5"/>
        </table:table-row>
        <table:table-row table:style-name="ro1">
          <table:table-cell office:value-type="string">
            <text:p>20230926T063806p925095</text:p>
          </table:table-cell>
          <table:table-cell table:formula="of:=1/([.D8]*0.7+[.E8]/100*0.3)" office:value-type="float" office:value="0.384284391662029">
            <text:p>0.38</text:p>
          </table:table-cell>
          <table:table-cell office:value-type="float" office:value="482.956920639142">
            <text:p>483</text:p>
          </table:table-cell>
          <table:table-cell table:formula="of:=(ABS([.C8]-[.$O$2]))/[.C8]" office:value-type="float" office:value="3.55527171468738">
            <text:p>3.555</text:p>
          </table:table-cell>
          <table:table-cell office:value-type="float" office:value="37.8497464347316">
            <text:p>37.85</text:p>
          </table:table-cell>
          <table:table-cell office:value-type="float" office:value="12.3731936416185">
            <text:p>12.37</text:p>
          </table:table-cell>
          <table:table-cell office:value-type="float" office:value="37.956250941895">
            <text:p>37.96</text:p>
          </table:table-cell>
          <table:table-cell office:value-type="float" office:value="204339.440133541">
            <text:p>204339</text:p>
          </table:table-cell>
          <table:table-cell office:value-type="float" office:value="0.0528351588427183">
            <text:p>0.053</text:p>
          </table:table-cell>
          <table:table-cell office:value-type="float" office:value="64.8414584765932">
            <text:p>64.84</text:p>
          </table:table-cell>
          <table:table-cell table:number-columns-repeated="5"/>
        </table:table-row>
        <table:table-row table:style-name="ro1">
          <table:table-cell office:value-type="string">
            <text:p>20230926T063936p926879</text:p>
          </table:table-cell>
          <table:table-cell table:formula="of:=1/([.D9]*0.7+[.E9]/100*0.3)" office:value-type="float" office:value="0.410073592510469">
            <text:p>0.41</text:p>
          </table:table-cell>
          <table:table-cell office:value-type="float" office:value="498.468678679116">
            <text:p>498</text:p>
          </table:table-cell>
          <table:table-cell table:formula="of:=(ABS([.C9]-[.$O$2]))/[.C9]" office:value-type="float" office:value="3.41351702544229">
            <text:p>3.414</text:p>
          </table:table-cell>
          <table:table-cell office:value-type="float" office:value="16.3749203108776">
            <text:p>16.37</text:p>
          </table:table-cell>
          <table:table-cell office:value-type="float" office:value="13.1127167630058">
            <text:p>13.11</text:p>
          </table:table-cell>
          <table:table-cell office:value-type="float" office:value="24.0776219367432">
            <text:p>24.08</text:p>
          </table:table-cell>
          <table:table-cell office:value-type="float" office:value="382009.604468585">
            <text:p>382010</text:p>
          </table:table-cell>
          <table:table-cell office:value-type="float" office:value="0.290031674057893">
            <text:p>0.290</text:p>
          </table:table-cell>
          <table:table-cell office:value-type="float" office:value="59.3748036330429">
            <text:p>59.37</text:p>
          </table:table-cell>
          <table:table-cell table:number-columns-repeated="5"/>
        </table:table-row>
        <table:table-row table:style-name="ro1">
          <table:table-cell office:value-type="string">
            <text:p>20230926T063915p926409</text:p>
          </table:table-cell>
          <table:table-cell table:formula="of:=1/([.D10]*0.7+[.E10]/100*0.3)" office:value-type="float" office:value="0.171219638705898">
            <text:p>0.17</text:p>
          </table:table-cell>
          <table:table-cell office:value-type="float" office:value="239.982085997311">
            <text:p>240</text:p>
          </table:table-cell>
          <table:table-cell table:formula="of:=(ABS([.C10]-[.$O$2]))/[.C10]" office:value-type="float" office:value="8.16735093312195">
            <text:p>8.167</text:p>
          </table:table-cell>
          <table:table-cell office:value-type="float" office:value="41.1019572913803">
            <text:p>41.10</text:p>
          </table:table-cell>
          <table:table-cell office:value-type="float" office:value="13.4244942196532">
            <text:p>13.42</text:p>
          </table:table-cell>
          <table:table-cell office:value-type="float" office:value="23.6722549590138">
            <text:p>23.67</text:p>
          </table:table-cell>
          <table:table-cell office:value-type="float" office:value="248210.032283853">
            <text:p>248210</text:p>
          </table:table-cell>
          <table:table-cell office:value-type="float" office:value="0.29944235191376">
            <text:p>0.299</text:p>
          </table:table-cell>
          <table:table-cell office:value-type="float" office:value="51.8349458378619">
            <text:p>51.83</text:p>
          </table:table-cell>
          <table:table-cell table:number-columns-repeated="5"/>
        </table:table-row>
        <table:table-row table:style-name="ro1">
          <table:table-cell office:value-type="string">
            <text:p>20230926T063830p925469</text:p>
          </table:table-cell>
          <table:table-cell table:formula="of:=1/([.D11]*0.7+[.E11]/100*0.3)" office:value-type="float" office:value="0.774984355971496">
            <text:p>0.77</text:p>
          </table:table-cell>
          <table:table-cell office:value-type="float" office:value="901.676930737852">
            <text:p>902</text:p>
          </table:table-cell>
          <table:table-cell table:formula="of:=(ABS([.C11]-[.$O$2]))/[.C11]" office:value-type="float" office:value="1.43989828840327">
            <text:p>1.440</text:p>
          </table:table-cell>
          <table:table-cell office:value-type="float" office:value="94.1399418459924">
            <text:p>94.14</text:p>
          </table:table-cell>
          <table:table-cell office:value-type="float" office:value="10.9944605009634">
            <text:p>10.99</text:p>
          </table:table-cell>
          <table:table-cell office:value-type="float" office:value="13.3039542828877">
            <text:p>13.30</text:p>
          </table:table-cell>
          <table:table-cell office:value-type="float" office:value="211594.107846333">
            <text:p>211594</text:p>
          </table:table-cell>
          <table:table-cell office:value-type="float" office:value="0.0800241688229909">
            <text:p>0.080</text:p>
          </table:table-cell>
          <table:table-cell office:value-type="float" office:value="89.2248524717811">
            <text:p>89.22</text:p>
          </table:table-cell>
          <table:table-cell table:number-columns-repeated="5"/>
        </table:table-row>
        <table:table-row table:style-name="ro1">
          <table:table-cell office:value-type="string">
            <text:p>20230926T063900p926077</text:p>
          </table:table-cell>
          <table:table-cell table:formula="of:=1/([.D12]*0.7+[.E12]/100*0.3)" office:value-type="float" office:value="0.44617760274918">
            <text:p>0.45</text:p>
          </table:table-cell>
          <table:table-cell office:value-type="float" office:value="570.11521201357">
            <text:p>570</text:p>
          </table:table-cell>
          <table:table-cell table:formula="of:=(ABS([.C12]-[.$O$2]))/[.C12]" office:value-type="float" office:value="2.85886914371202">
            <text:p>2.859</text:p>
          </table:table-cell>
          <table:table-cell office:value-type="float" office:value="80.017189387914">
            <text:p>80.02</text:p>
          </table:table-cell>
          <table:table-cell office:value-type="float" office:value="16.1548651252408">
            <text:p>16.15</text:p>
          </table:table-cell>
          <table:table-cell office:value-type="float" office:value="23.3732781805793">
            <text:p>23.37</text:p>
          </table:table-cell>
          <table:table-cell office:value-type="float" office:value="320833.902002609">
            <text:p>320834</text:p>
          </table:table-cell>
          <table:table-cell office:value-type="float" office:value="0.160671999508838">
            <text:p>0.161</text:p>
          </table:table-cell>
          <table:table-cell office:value-type="float" office:value="21.463330086963">
            <text:p>21.46</text:p>
          </table:table-cell>
          <table:table-cell table:number-columns-repeated="5"/>
        </table:table-row>
        <table:table-row table:style-name="ro1">
          <table:table-cell office:value-type="string">
            <text:p>20230926T063815p925224</text:p>
          </table:table-cell>
          <table:table-cell table:formula="of:=1/([.D13]*0.7+[.E13]/100*0.3)" office:value-type="float" office:value="0.287110862756504">
            <text:p>0.29</text:p>
          </table:table-cell>
          <table:table-cell office:value-type="float" office:value="370.969681308454">
            <text:p>371</text:p>
          </table:table-cell>
          <table:table-cell table:formula="of:=(ABS([.C13]-[.$O$2]))/[.C13]" office:value-type="float" office:value="4.93040377919926">
            <text:p>4.930</text:p>
          </table:table-cell>
          <table:table-cell office:value-type="float" office:value="10.5641678664461">
            <text:p>10.56</text:p>
          </table:table-cell>
          <table:table-cell office:value-type="float" office:value="14.0717726396917">
            <text:p>14.07</text:p>
          </table:table-cell>
          <table:table-cell office:value-type="float" office:value="30.4327490109192">
            <text:p>30.43</text:p>
          </table:table-cell>
          <table:table-cell office:value-type="float" office:value="256093.789433458">
            <text:p>256094</text:p>
          </table:table-cell>
          <table:table-cell office:value-type="float" office:value="0.101942044210899">
            <text:p>0.102</text:p>
          </table:table-cell>
          <table:table-cell office:value-type="float" office:value="66.3970924218213">
            <text:p>66.40</text:p>
          </table:table-cell>
          <table:table-cell table:number-columns-repeated="5"/>
        </table:table-row>
        <table:table-row table:style-name="ro1">
          <table:table-cell office:value-type="string">
            <text:p>20230926T063921p926548</text:p>
          </table:table-cell>
          <table:table-cell table:formula="of:=1/([.D14]*0.7+[.E14]/100*0.3)" office:value-type="float" office:value="0.20234394331944">
            <text:p>0.20</text:p>
          </table:table-cell>
          <table:table-cell office:value-type="float" office:value="274.594889328001">
            <text:p>275</text:p>
          </table:table-cell>
          <table:table-cell table:formula="of:=(ABS([.C14]-[.$O$2]))/[.C14]" office:value-type="float" office:value="7.01180242423274">
            <text:p>7.012</text:p>
          </table:table-cell>
          <table:table-cell office:value-type="float" office:value="11.2728411510595">
            <text:p>11.27</text:p>
          </table:table-cell>
          <table:table-cell office:value-type="float" office:value="6.24270877045741">
            <text:p>6.24</text:p>
          </table:table-cell>
          <table:table-cell office:value-type="float" office:value="10.9991853774045">
            <text:p>11.00</text:p>
          </table:table-cell>
          <table:table-cell office:value-type="float" office:value="249571.899417587">
            <text:p>249572</text:p>
          </table:table-cell>
          <table:table-cell office:value-type="float" office:value="0.229541313050148">
            <text:p>0.230</text:p>
          </table:table-cell>
          <table:table-cell office:value-type="float" office:value="63.1862040859152">
            <text:p>63.19</text:p>
          </table:table-cell>
          <table:table-cell table:number-columns-repeated="5"/>
        </table:table-row>
        <table:table-row table:style-name="ro1">
          <table:table-cell office:value-type="string">
            <text:p>20230926T063827p925427</text:p>
          </table:table-cell>
          <table:table-cell table:formula="of:=1/([.D15]*0.7+[.E15]/100*0.3)" office:value-type="float" office:value="0.593023390989604">
            <text:p>0.59</text:p>
          </table:table-cell>
          <table:table-cell office:value-type="float" office:value="686.090734352191">
            <text:p>686</text:p>
          </table:table-cell>
          <table:table-cell table:formula="of:=(ABS([.C15]-[.$O$2]))/[.C15]" office:value-type="float" office:value="2.2065729645471">
            <text:p>2.207</text:p>
          </table:table-cell>
          <table:table-cell office:value-type="float" office:value="47.2243500820477">
            <text:p>47.22</text:p>
          </table:table-cell>
          <table:table-cell office:value-type="float" office:value="16.8526011560694">
            <text:p>16.85</text:p>
          </table:table-cell>
          <table:table-cell office:value-type="float" office:value="25.803549189991">
            <text:p>25.80</text:p>
          </table:table-cell>
          <table:table-cell office:value-type="float" office:value="276761.814161392">
            <text:p>276762</text:p>
          </table:table-cell>
          <table:table-cell office:value-type="float" office:value="0.0546865463244463">
            <text:p>0.055</text:p>
          </table:table-cell>
          <table:table-cell office:value-type="float" office:value="20.3224682548442">
            <text:p>20.32</text:p>
          </table:table-cell>
          <table:table-cell table:number-columns-repeated="5"/>
        </table:table-row>
        <table:table-row table:style-name="ro1">
          <table:table-cell office:value-type="string">
            <text:p>20230926T063952p927184</text:p>
          </table:table-cell>
          <table:table-cell table:formula="of:=1/([.D16]*0.7+[.E16]/100*0.3)" office:value-type="float" office:value="0.338463215167337">
            <text:p>0.34</text:p>
          </table:table-cell>
          <table:table-cell office:value-type="float" office:value="434.046711317385">
            <text:p>434</text:p>
          </table:table-cell>
          <table:table-cell table:formula="of:=(ABS([.C16]-[.$O$2]))/[.C16]" office:value-type="float" office:value="4.06857889401519">
            <text:p>4.069</text:p>
          </table:table-cell>
          <table:table-cell office:value-type="float" office:value="35.5085307580934">
            <text:p>35.51</text:p>
          </table:table-cell>
          <table:table-cell office:value-type="float" office:value="13.9132947976879">
            <text:p>13.91</text:p>
          </table:table-cell>
          <table:table-cell office:value-type="float" office:value="11.6249609571602">
            <text:p>11.62</text:p>
          </table:table-cell>
          <table:table-cell office:value-type="float" office:value="301155.533393361">
            <text:p>301156</text:p>
          </table:table-cell>
          <table:table-cell office:value-type="float" office:value="0.191547749278317">
            <text:p>0.192</text:p>
          </table:table-cell>
          <table:table-cell office:value-type="float" office:value="75.5640987699242">
            <text:p>75.56</text:p>
          </table:table-cell>
          <table:table-cell table:number-columns-repeated="5"/>
        </table:table-row>
        <table:table-row table:style-name="ro1">
          <table:table-cell office:value-type="string">
            <text:p>20230926T063949p927121</text:p>
          </table:table-cell>
          <table:table-cell table:formula="of:=1/([.D17]*0.7+[.E17]/100*0.3)" office:value-type="float" office:value="0.461466177210845">
            <text:p>0.46</text:p>
          </table:table-cell>
          <table:table-cell office:value-type="float" office:value="550.745846013269">
            <text:p>551</text:p>
          </table:table-cell>
          <table:table-cell table:formula="of:=(ABS([.C17]-[.$O$2]))/[.C17]" office:value-type="float" office:value="2.99458301124798">
            <text:p>2.995</text:p>
          </table:table-cell>
          <table:table-cell office:value-type="float" office:value="23.5993155689583">
            <text:p>23.60</text:p>
          </table:table-cell>
          <table:table-cell office:value-type="float" office:value="6.03664209921071">
            <text:p>6.04</text:p>
          </table:table-cell>
          <table:table-cell office:value-type="float" office:value="11.6249609571602">
            <text:p>11.62</text:p>
          </table:table-cell>
          <table:table-cell office:value-type="float" office:value="301155.533393361">
            <text:p>301156</text:p>
          </table:table-cell>
          <table:table-cell office:value-type="float" office:value="0.191547749278317">
            <text:p>0.192</text:p>
          </table:table-cell>
          <table:table-cell office:value-type="float" office:value="75.5640987699242">
            <text:p>75.56</text:p>
          </table:table-cell>
          <table:table-cell table:number-columns-repeated="5"/>
        </table:table-row>
        <table:table-row table:style-name="ro1">
          <table:table-cell office:value-type="string">
            <text:p>20230926T063824p925349</text:p>
          </table:table-cell>
          <table:table-cell table:formula="of:=1/([.D18]*0.7+[.E18]/100*0.3)" office:value-type="float" office:value="0.485482435522048">
            <text:p>0.49</text:p>
          </table:table-cell>
          <table:table-cell office:value-type="float" office:value="620.232528613463">
            <text:p>620</text:p>
          </table:table-cell>
          <table:table-cell table:formula="of:=(ABS([.C18]-[.$O$2]))/[.C18]" office:value-type="float" office:value="2.54705678677983">
            <text:p>2.547</text:p>
          </table:table-cell>
          <table:table-cell office:value-type="float" office:value="92.2890013341592">
            <text:p>92.29</text:p>
          </table:table-cell>
          <table:table-cell office:value-type="float" office:value="6.88397017707363">
            <text:p>6.88</text:p>
          </table:table-cell>
          <table:table-cell office:value-type="float" office:value="23.2979810304287">
            <text:p>23.30</text:p>
          </table:table-cell>
          <table:table-cell office:value-type="float" office:value="385164.349985667">
            <text:p>385164</text:p>
          </table:table-cell>
          <table:table-cell office:value-type="float" office:value="0.241661678332409">
            <text:p>0.242</text:p>
          </table:table-cell>
          <table:table-cell office:value-type="float" office:value="15.1434362391602">
            <text:p>15.14</text:p>
          </table:table-cell>
          <table:table-cell table:number-columns-repeated="5"/>
        </table:table-row>
        <table:table-row table:style-name="ro1">
          <table:table-cell office:value-type="string">
            <text:p>20230926T063918p926471</text:p>
          </table:table-cell>
          <table:table-cell table:formula="of:=1/([.D19]*0.7+[.E19]/100*0.3)" office:value-type="float" office:value="0.280279076953002">
            <text:p>0.28</text:p>
          </table:table-cell>
          <table:table-cell office:value-type="float" office:value="367.478844502374">
            <text:p>367</text:p>
          </table:table-cell>
          <table:table-cell table:formula="of:=(ABS([.C19]-[.$O$2]))/[.C19]" office:value-type="float" office:value="4.98673919033123">
            <text:p>4.987</text:p>
          </table:table-cell>
          <table:table-cell office:value-type="float" office:value="25.7183425238307">
            <text:p>25.72</text:p>
          </table:table-cell>
          <table:table-cell office:value-type="float" office:value="14.0893545279383">
            <text:p>14.09</text:p>
          </table:table-cell>
          <table:table-cell office:value-type="float" office:value="14.9141202751411">
            <text:p>14.91</text:p>
          </table:table-cell>
          <table:table-cell office:value-type="float" office:value="259521.713778517">
            <text:p>259522</text:p>
          </table:table-cell>
          <table:table-cell office:value-type="float" office:value="0.0639011937755563">
            <text:p>0.064</text:p>
          </table:table-cell>
          <table:table-cell office:value-type="float" office:value="57.2443220633186">
            <text:p>57.24</text:p>
          </table:table-cell>
          <table:table-cell table:number-columns-repeated="5"/>
        </table:table-row>
        <table:table-row table:style-name="ro1">
          <table:table-cell office:value-type="string">
            <text:p>20230926T063812p925180</text:p>
          </table:table-cell>
          <table:table-cell table:formula="of:=1/([.D20]*0.7+[.E20]/100*0.3)" office:value-type="float" office:value="0.35068071226753">
            <text:p>0.35</text:p>
          </table:table-cell>
          <table:table-cell office:value-type="float" office:value="457.016071852978">
            <text:p>457</text:p>
          </table:table-cell>
          <table:table-cell table:formula="of:=(ABS([.C20]-[.$O$2]))/[.C20]" office:value-type="float" office:value="3.81383508260458">
            <text:p>3.814</text:p>
          </table:table-cell>
          <table:table-cell office:value-type="float" office:value="60.6374169829502">
            <text:p>60.64</text:p>
          </table:table-cell>
          <table:table-cell office:value-type="float" office:value="7.86360779384035">
            <text:p>7.86</text:p>
          </table:table-cell>
          <table:table-cell office:value-type="float" office:value="21.5781858380663">
            <text:p>21.58</text:p>
          </table:table-cell>
          <table:table-cell office:value-type="float" office:value="338447.009467717">
            <text:p>338447</text:p>
          </table:table-cell>
          <table:table-cell office:value-type="float" office:value="0.340147141072597">
            <text:p>0.340</text:p>
          </table:table-cell>
          <table:table-cell office:value-type="float" office:value="30.2535499719414">
            <text:p>30.25</text:p>
          </table:table-cell>
          <table:table-cell table:number-columns-repeated="5"/>
        </table:table-row>
        <table:table-row table:style-name="ro1">
          <table:table-cell office:value-type="string">
            <text:p>20230926T063930p926734</text:p>
          </table:table-cell>
          <table:table-cell table:formula="of:=1/([.D21]*0.7+[.E21]/100*0.3)" office:value-type="float" office:value="0.772672635733424">
            <text:p>0.77</text:p>
          </table:table-cell>
          <table:table-cell office:value-type="float" office:value="893.599243913546">
            <text:p>894</text:p>
          </table:table-cell>
          <table:table-cell table:formula="of:=(ABS([.C21]-[.$O$2]))/[.C21]" office:value-type="float" office:value="1.46195373931275">
            <text:p>1.462</text:p>
          </table:table-cell>
          <table:table-cell office:value-type="float" office:value="90.2805129319206">
            <text:p>90.28</text:p>
          </table:table-cell>
          <table:table-cell office:value-type="float" office:value="12.0010838150289">
            <text:p>12.00</text:p>
          </table:table-cell>
          <table:table-cell office:value-type="float" office:value="16.1365275518898">
            <text:p>16.14</text:p>
          </table:table-cell>
          <table:table-cell office:value-type="float" office:value="207143.682015681">
            <text:p>207144</text:p>
          </table:table-cell>
          <table:table-cell office:value-type="float" office:value="0.0252406049944795">
            <text:p>0.025</text:p>
          </table:table-cell>
          <table:table-cell office:value-type="float" office:value="95.3306945443211">
            <text:p>95.33</text:p>
          </table:table-cell>
          <table:table-cell table:number-columns-repeated="5"/>
        </table:table-row>
        <table:table-row table:style-name="ro1">
          <table:table-cell office:value-type="string">
            <text:p>20230926T063942p927009</text:p>
          </table:table-cell>
          <table:table-cell table:formula="of:=1/([.D22]*0.7+[.E22]/100*0.3)" office:value-type="float" office:value="0.260015550098631">
            <text:p>0.26</text:p>
          </table:table-cell>
          <table:table-cell office:value-type="float" office:value="341.932492099375">
            <text:p>342</text:p>
          </table:table-cell>
          <table:table-cell table:formula="of:=(ABS([.C22]-[.$O$2]))/[.C22]" office:value-type="float" office:value="5.43401855872948">
            <text:p>5.434</text:p>
          </table:table-cell>
          <table:table-cell office:value-type="float" office:value="14.0369459184196">
            <text:p>14.04</text:p>
          </table:table-cell>
          <table:table-cell office:value-type="float" office:value="18.8625963391137">
            <text:p>18.86</text:p>
          </table:table-cell>
          <table:table-cell office:value-type="float" office:value="27.6427492224595">
            <text:p>27.64</text:p>
          </table:table-cell>
          <table:table-cell office:value-type="float" office:value="306626.952659759">
            <text:p>306627</text:p>
          </table:table-cell>
          <table:table-cell office:value-type="float" office:value="0.153874393985187">
            <text:p>0.154</text:p>
          </table:table-cell>
          <table:table-cell office:value-type="float" office:value="27.5746471799181">
            <text:p>27.57</text:p>
          </table:table-cell>
          <table:table-cell table:number-columns-repeated="5"/>
        </table:table-row>
        <table:table-row table:style-name="ro1">
          <table:table-cell office:value-type="string">
            <text:p>20230926T063946p927074</text:p>
          </table:table-cell>
          <table:table-cell table:formula="of:=1/([.D23]*0.7+[.E23]/100*0.3)" office:value-type="float" office:value="0.382720622359015">
            <text:p>0.38</text:p>
          </table:table-cell>
          <table:table-cell office:value-type="float" office:value="473.95713957217">
            <text:p>474</text:p>
          </table:table-cell>
          <table:table-cell table:formula="of:=(ABS([.C23]-[.$O$2]))/[.C23]" office:value-type="float" office:value="3.64176993300679">
            <text:p>3.642</text:p>
          </table:table-cell>
          <table:table-cell office:value-type="float" office:value="21.211017387213">
            <text:p>21.21</text:p>
          </table:table-cell>
          <table:table-cell office:value-type="float" office:value="17.4942196531792">
            <text:p>17.49</text:p>
          </table:table-cell>
          <table:table-cell office:value-type="float" office:value="18.8914405622769">
            <text:p>18.89</text:p>
          </table:table-cell>
          <table:table-cell office:value-type="float" office:value="265505.235494751">
            <text:p>265505</text:p>
          </table:table-cell>
          <table:table-cell office:value-type="float" office:value="0.0690195309484722">
            <text:p>0.069</text:p>
          </table:table-cell>
          <table:table-cell office:value-type="float" office:value="46.640449950091">
            <text:p>46.64</text:p>
          </table:table-cell>
          <table:table-cell table:number-columns-repeated="5"/>
        </table:table-row>
        <table:table-row table:style-name="ro1">
          <table:table-cell office:value-type="string">
            <text:p>20230926T063809p925127</text:p>
          </table:table-cell>
          <table:table-cell table:formula="of:=1/([.D24]*0.7+[.E24]/100*0.3)" office:value-type="float" office:value="0.553693777358927">
            <text:p>0.55</text:p>
          </table:table-cell>
          <table:table-cell office:value-type="float" office:value="678.070939776039">
            <text:p>678</text:p>
          </table:table-cell>
          <table:table-cell table:formula="of:=(ABS([.C24]-[.$O$2]))/[.C24]" office:value-type="float" office:value="2.24449828321302">
            <text:p>2.244</text:p>
          </table:table-cell>
          <table:table-cell office:value-type="float" office:value="78.3012153546348">
            <text:p>78.30</text:p>
          </table:table-cell>
          <table:table-cell office:value-type="float" office:value="6.85291657955258">
            <text:p>6.85</text:p>
          </table:table-cell>
          <table:table-cell office:value-type="float" office:value="14.0625839804397">
            <text:p>14.06</text:p>
          </table:table-cell>
          <table:table-cell office:value-type="float" office:value="219020.493956841">
            <text:p>219020</text:p>
          </table:table-cell>
          <table:table-cell office:value-type="float" office:value="0.289804060718189">
            <text:p>0.290</text:p>
          </table:table-cell>
          <table:table-cell office:value-type="float" office:value="11.0419767364133">
            <text:p>11.04</text:p>
          </table:table-cell>
          <table:table-cell table:number-columns-repeated="5"/>
        </table:table-row>
        <table:table-row table:style-name="ro1">
          <table:table-cell office:value-type="string">
            <text:p>20230926T063924p926622</text:p>
          </table:table-cell>
          <table:table-cell table:formula="of:=1/([.D25]*0.7+[.E25]/100*0.3)" office:value-type="float" office:value="0.49187371609236">
            <text:p>0.49</text:p>
          </table:table-cell>
          <table:table-cell office:value-type="float" office:value="573.472921017454">
            <text:p>573</text:p>
          </table:table-cell>
          <table:table-cell table:formula="of:=(ABS([.C25]-[.$O$2]))/[.C25]" office:value-type="float" office:value="2.83627529630652">
            <text:p>2.836</text:p>
          </table:table-cell>
          <table:table-cell office:value-type="float" office:value="15.8831493630264">
            <text:p>15.88</text:p>
          </table:table-cell>
          <table:table-cell office:value-type="float" office:value="14.5478082851638">
            <text:p>14.55</text:p>
          </table:table-cell>
          <table:table-cell office:value-type="float" office:value="37.0333796148431">
            <text:p>37.03</text:p>
          </table:table-cell>
          <table:table-cell office:value-type="float" office:value="360685.675006155">
            <text:p>360686</text:p>
          </table:table-cell>
          <table:table-cell office:value-type="float" office:value="0.0433618794123128">
            <text:p>0.043</text:p>
          </table:table-cell>
          <table:table-cell office:value-type="float" office:value="74.8455068897208">
            <text:p>74.85</text:p>
          </table:table-cell>
          <table:table-cell table:number-columns-repeated="5"/>
        </table:table-row>
        <table:table-row table:style-name="ro1">
          <table:table-cell office:value-type="string">
            <text:p>20230926T063845p925758</text:p>
          </table:table-cell>
          <table:table-cell table:formula="of:=1/([.D26]*0.7+[.E26]/100*0.3)" office:value-type="float" office:value="0.860150813463343">
            <text:p>0.86</text:p>
          </table:table-cell>
          <table:table-cell office:value-type="float" office:value="901.817881723224">
            <text:p>902</text:p>
          </table:table-cell>
          <table:table-cell table:formula="of:=(ABS([.C26]-[.$O$2]))/[.C26]" office:value-type="float" office:value="1.43951694082198">
            <text:p>1.440</text:p>
          </table:table-cell>
          <table:table-cell office:value-type="float" office:value="51.6416542171397">
            <text:p>51.64</text:p>
          </table:table-cell>
          <table:table-cell office:value-type="float" office:value="16.7036368015414">
            <text:p>16.70</text:p>
          </table:table-cell>
          <table:table-cell office:value-type="float" office:value="35.0440484638845">
            <text:p>35.04</text:p>
          </table:table-cell>
          <table:table-cell office:value-type="float" office:value="385228.360138328">
            <text:p>385228</text:p>
          </table:table-cell>
          <table:table-cell office:value-type="float" office:value="0.134051392539187">
            <text:p>0.134</text:p>
          </table:table-cell>
          <table:table-cell office:value-type="float" office:value="11.1229686812495">
            <text:p>11.12</text:p>
          </table:table-cell>
          <table:table-cell table:number-columns-repeated="5"/>
        </table:table-row>
        <table:table-row table:style-name="ro1">
          <table:table-cell office:value-type="string">
            <text:p>20230926T063857p926006</text:p>
          </table:table-cell>
          <table:table-cell table:formula="of:=1/([.D27]*0.7+[.E27]/100*0.3)" office:value-type="float" office:value="0.936144469347253">
            <text:p>0.94</text:p>
          </table:table-cell>
          <table:table-cell office:value-type="float" office:value="1012.69466172125">
            <text:p>1013</text:p>
          </table:table-cell>
          <table:table-cell table:formula="of:=(ABS([.C27]-[.$O$2]))/[.C27]" office:value-type="float" office:value="1.17242183963004">
            <text:p>1.172</text:p>
          </table:table-cell>
          <table:table-cell office:value-type="float" office:value="82.5053016028066">
            <text:p>82.51</text:p>
          </table:table-cell>
          <table:table-cell office:value-type="float" office:value="6.93810314413199">
            <text:p>6.94</text:p>
          </table:table-cell>
          <table:table-cell office:value-type="float" office:value="22.9898746515676">
            <text:p>22.99</text:p>
          </table:table-cell>
          <table:table-cell office:value-type="float" office:value="329625.114346503">
            <text:p>329625</text:p>
          </table:table-cell>
          <table:table-cell office:value-type="float" office:value="0.355003055265835">
            <text:p>0.355</text:p>
          </table:table-cell>
          <table:table-cell office:value-type="float" office:value="4.87486161384315">
            <text:p>4.87</text:p>
          </table:table-cell>
          <table:table-cell table:number-columns-repeated="5"/>
        </table:table-row>
        <table:table-row table:style-name="ro1">
          <table:table-cell office:value-type="string">
            <text:p>20230926T063842p925696</text:p>
          </table:table-cell>
          <table:table-cell table:formula="of:=1/([.D28]*0.7+[.E28]/100*0.3)" office:value-type="float" office:value="0.422954172506424">
            <text:p>0.42</text:p>
          </table:table-cell>
          <table:table-cell office:value-type="float" office:value="514.262651164592">
            <text:p>514</text:p>
          </table:table-cell>
          <table:table-cell table:formula="of:=(ABS([.C28]-[.$O$2]))/[.C28]" office:value-type="float" office:value="3.27796962314473">
            <text:p>3.278</text:p>
          </table:table-cell>
          <table:table-cell office:value-type="float" office:value="23.2478688367355">
            <text:p>23.25</text:p>
          </table:table-cell>
          <table:table-cell office:value-type="float" office:value="6.36709390530997">
            <text:p>6.37</text:p>
          </table:table-cell>
          <table:table-cell office:value-type="float" office:value="39.6626753234852">
            <text:p>39.66</text:p>
          </table:table-cell>
          <table:table-cell office:value-type="float" office:value="294747.698606795">
            <text:p>294748</text:p>
          </table:table-cell>
          <table:table-cell office:value-type="float" office:value="0.0905294637030872">
            <text:p>0.091</text:p>
          </table:table-cell>
          <table:table-cell office:value-type="float" office:value="87.0521837668051">
            <text:p>87.05</text:p>
          </table:table-cell>
          <table:table-cell table:number-columns-repeated="5"/>
        </table:table-row>
        <table:table-row table:style-name="ro1">
          <table:table-cell office:value-type="string">
            <text:p>20230926T063851p925886</text:p>
          </table:table-cell>
          <table:table-cell table:formula="of:=1/([.D29]*0.7+[.E29]/100*0.3)" office:value-type="float" office:value="0.815556588744282">
            <text:p>0.82</text:p>
          </table:table-cell>
          <table:table-cell office:value-type="float" office:value="915.799085825346">
            <text:p>916</text:p>
          </table:table-cell>
          <table:table-cell table:formula="of:=(ABS([.C29]-[.$O$2]))/[.C29]" office:value-type="float" office:value="1.40227363627175">
            <text:p>1.402</text:p>
          </table:table-cell>
          <table:table-cell office:value-type="float" office:value="81.5216464657687">
            <text:p>81.52</text:p>
          </table:table-cell>
          <table:table-cell office:value-type="float" office:value="6.87422847313569">
            <text:p>6.87</text:p>
          </table:table-cell>
          <table:table-cell office:value-type="float" office:value="35.6370499701104">
            <text:p>35.64</text:p>
          </table:table-cell>
          <table:table-cell office:value-type="float" office:value="232723.231983078">
            <text:p>232723</text:p>
          </table:table-cell>
          <table:table-cell office:value-type="float" office:value="0.322747023499816">
            <text:p>0.323</text:p>
          </table:table-cell>
          <table:table-cell office:value-type="float" office:value="2.8869980697979">
            <text:p>2.89</text:p>
          </table:table-cell>
          <table:table-cell table:number-columns-repeated="5"/>
        </table:table-row>
        <table:table-row table:style-name="ro1">
          <table:table-cell office:value-type="string">
            <text:p>20230926T063933p926787</text:p>
          </table:table-cell>
          <table:table-cell table:formula="of:=1/([.D30]*0.7+[.E30]/100*0.3)" office:value-type="float" office:value="1.24717687951198">
            <text:p>1.25</text:p>
          </table:table-cell>
          <table:table-cell office:value-type="float" office:value="1213.65730792802">
            <text:p>1214</text:p>
          </table:table-cell>
          <table:table-cell table:formula="of:=(ABS([.C30]-[.$O$2]))/[.C30]" office:value-type="float" office:value="0.812702799735029">
            <text:p>0.813</text:p>
          </table:table-cell>
          <table:table-cell office:value-type="float" office:value="77.6396423931846">
            <text:p>77.64</text:p>
          </table:table-cell>
          <table:table-cell office:value-type="float" office:value="16.8471820809249">
            <text:p>16.85</text:p>
          </table:table-cell>
          <table:table-cell office:value-type="float" office:value="22.4003790803134">
            <text:p>22.40</text:p>
          </table:table-cell>
          <table:table-cell office:value-type="float" office:value="228297.964718444">
            <text:p>228298</text:p>
          </table:table-cell>
          <table:table-cell office:value-type="float" office:value="0.182999055027968">
            <text:p>0.183</text:p>
          </table:table-cell>
          <table:table-cell office:value-type="float" office:value="4.92549221475376">
            <text:p>4.93</text:p>
          </table:table-cell>
          <table:table-cell table:number-columns-repeated="5"/>
        </table:table-row>
        <table:table-row table:style-name="ro1">
          <table:table-cell office:value-type="string">
            <text:p>20230926T063836p925591</text:p>
          </table:table-cell>
          <table:table-cell table:formula="of:=1/([.D31]*0.7+[.E31]/100*0.3)" office:value-type="float" office:value="0.589974854778324">
            <text:p>0.59</text:p>
          </table:table-cell>
          <table:table-cell office:value-type="float" office:value="662.980744017046">
            <text:p>663</text:p>
          </table:table-cell>
          <table:table-cell table:formula="of:=(ABS([.C31]-[.$O$2]))/[.C31]" office:value-type="float" office:value="2.31834675419085">
            <text:p>2.318</text:p>
          </table:table-cell>
          <table:table-cell office:value-type="float" office:value="24.0482550030663">
            <text:p>24.05</text:p>
          </table:table-cell>
          <table:table-cell office:value-type="float" office:value="7.88690507356406">
            <text:p>7.89</text:p>
          </table:table-cell>
          <table:table-cell office:value-type="float" office:value="34.5114124644202">
            <text:p>34.51</text:p>
          </table:table-cell>
          <table:table-cell office:value-type="float" office:value="361321.528388527">
            <text:p>361322</text:p>
          </table:table-cell>
          <table:table-cell office:value-type="float" office:value="0.191798442284739">
            <text:p>0.192</text:p>
          </table:table-cell>
          <table:table-cell office:value-type="float" office:value="15.5299296077258">
            <text:p>15.53</text:p>
          </table:table-cell>
          <table:table-cell table:number-columns-repeated="5"/>
        </table:table-row>
        <table:table-row table:style-name="ro1">
          <table:table-cell office:value-type="string">
            <text:p>20230926T063833p925522</text:p>
          </table:table-cell>
          <table:table-cell table:formula="of:=1/([.D32]*0.7+[.E32]/100*0.3)" office:value-type="float" office:value="0.708047908031507">
            <text:p>0.71</text:p>
          </table:table-cell>
          <table:table-cell office:value-type="float" office:value="794.391653936185">
            <text:p>794</text:p>
          </table:table-cell>
          <table:table-cell table:formula="of:=(ABS([.C32]-[.$O$2]))/[.C32]" office:value-type="float" office:value="1.76941479571074">
            <text:p>1.769</text:p>
          </table:table-cell>
          <table:table-cell office:value-type="float" office:value="57.9144845165068">
            <text:p>57.91</text:p>
          </table:table-cell>
          <table:table-cell office:value-type="float" office:value="18.2125481695568">
            <text:p>18.21</text:p>
          </table:table-cell>
          <table:table-cell office:value-type="float" office:value="37.6321838642848">
            <text:p>37.63</text:p>
          </table:table-cell>
          <table:table-cell office:value-type="float" office:value="384654.4284283">
            <text:p>384654</text:p>
          </table:table-cell>
          <table:table-cell office:value-type="float" office:value="0.148124784450723">
            <text:p>0.148</text:p>
          </table:table-cell>
          <table:table-cell office:value-type="float" office:value="11.1152691458039">
            <text:p>11.12</text:p>
          </table:table-cell>
          <table:table-cell table:number-columns-repeated="5"/>
        </table:table-row>
        <table:table-row table:style-name="ro1">
          <table:table-cell office:value-type="string">
            <text:p>20230926T063848p925818</text:p>
          </table:table-cell>
          <table:table-cell table:formula="of:=1/([.D33]*0.7+[.E33]/100*0.3)" office:value-type="float" office:value="0.711048777302194">
            <text:p>0.71</text:p>
          </table:table-cell>
          <table:table-cell office:value-type="float" office:value="766.148030469115">
            <text:p>766</text:p>
          </table:table-cell>
          <table:table-cell table:formula="of:=(ABS([.C33]-[.$O$2]))/[.C33]" office:value-type="float" office:value="1.87150774068157">
            <text:p>1.872</text:p>
          </table:table-cell>
          <table:table-cell office:value-type="float" office:value="32.1059532903838">
            <text:p>32.11</text:p>
          </table:table-cell>
          <table:table-cell office:value-type="float" office:value="17.9636319845857">
            <text:p>17.96</text:p>
          </table:table-cell>
          <table:table-cell office:value-type="float" office:value="24.5878254356834">
            <text:p>24.59</text:p>
          </table:table-cell>
          <table:table-cell office:value-type="float" office:value="308342.903890991">
            <text:p>308343</text:p>
          </table:table-cell>
          <table:table-cell office:value-type="float" office:value="0.182139885586878">
            <text:p>0.182</text:p>
          </table:table-cell>
          <table:table-cell office:value-type="float" office:value="5.4373332830138">
            <text:p>5.44</text:p>
          </table:table-cell>
          <table:table-cell table:number-columns-repeated="5"/>
        </table:table-row>
        <table:table-row table:style-name="ro1">
          <table:table-cell office:value-type="string">
            <text:p>20230926T063800p925018</text:p>
          </table:table-cell>
          <table:table-cell table:formula="of:=1/([.D34]*0.7+[.E34]/100*0.3)" office:value-type="float" office:value="0.426334676387345">
            <text:p>0.43</text:p>
          </table:table-cell>
          <table:table-cell office:value-type="float" office:value="516.247184397144">
            <text:p>516</text:p>
          </table:table-cell>
          <table:table-cell table:formula="of:=(ABS([.C34]-[.$O$2]))/[.C34]" office:value-type="float" office:value="3.26152445280469">
            <text:p>3.262</text:p>
          </table:table-cell>
          <table:table-cell office:value-type="float" office:value="20.8359934067845">
            <text:p>20.84</text:p>
          </table:table-cell>
          <table:table-cell office:value-type="float" office:value="7.71109596939043">
            <text:p>7.71</text:p>
          </table:table-cell>
          <table:table-cell office:value-type="float" office:value="24.2443091383133">
            <text:p>24.24</text:p>
          </table:table-cell>
          <table:table-cell office:value-type="float" office:value="240379.559626882">
            <text:p>240380</text:p>
          </table:table-cell>
          <table:table-cell office:value-type="float" office:value="0.371157568300316">
            <text:p>0.371</text:p>
          </table:table-cell>
          <table:table-cell office:value-type="float" office:value="10.0596584597498">
            <text:p>10.06</text:p>
          </table:table-cell>
          <table:table-cell table:number-columns-repeated="5"/>
        </table:table-row>
        <table:table-row table:style-name="ro1">
          <table:table-cell office:value-type="string">
            <text:p>20230926T063927p926664</text:p>
          </table:table-cell>
          <table:table-cell table:formula="of:=1/([.D35]*0.7+[.E35]/100*0.3)" office:value-type="float" office:value="0.698507560859525">
            <text:p>0.70</text:p>
          </table:table-cell>
          <table:table-cell office:value-type="float" office:value="758.392025005107">
            <text:p>758</text:p>
          </table:table-cell>
          <table:table-cell table:formula="of:=(ABS([.C35]-[.$O$2]))/[.C35]" office:value-type="float" office:value="1.90087438615297">
            <text:p>1.901</text:p>
          </table:table-cell>
          <table:table-cell office:value-type="float" office:value="33.6705533689266">
            <text:p>33.67</text:p>
          </table:table-cell>
          <table:table-cell office:value-type="float" office:value="18.7891377649326">
            <text:p>18.79</text:p>
          </table:table-cell>
          <table:table-cell office:value-type="float" office:value="27.4040293347626">
            <text:p>27.40</text:p>
          </table:table-cell>
          <table:table-cell office:value-type="float" office:value="393312.266068372">
            <text:p>393312</text:p>
          </table:table-cell>
          <table:table-cell office:value-type="float" office:value="0.0857306942212749">
            <text:p>0.086</text:p>
          </table:table-cell>
          <table:table-cell office:value-type="float" office:value="7.43011021596272">
            <text:p>7.43</text:p>
          </table:table-cell>
          <table:table-cell table:number-columns-repeated="5"/>
        </table:table-row>
        <table:table-row table:style-name="ro1">
          <table:table-cell office:value-type="string">
            <text:p>20230926T063839p925620</text:p>
          </table:table-cell>
          <table:table-cell table:formula="of:=1/([.D36]*0.7+[.E36]/100*0.3)" office:value-type="float" office:value="1.59335021478547">
            <text:p>1.59</text:p>
          </table:table-cell>
          <table:table-cell office:value-type="float" office:value="1245.53031150283">
            <text:p>1246</text:p>
          </table:table-cell>
          <table:table-cell table:formula="of:=(ABS([.C36]-[.$O$2]))/[.C36]" office:value-type="float" office:value="0.766315905508175">
            <text:p>0.766</text:p>
          </table:table-cell>
          <table:table-cell office:value-type="float" office:value="30.3957597869938">
            <text:p>30.40</text:p>
          </table:table-cell>
          <table:table-cell office:value-type="float" office:value="10.7642922189619">
            <text:p>10.76</text:p>
          </table:table-cell>
          <table:table-cell office:value-type="float" office:value="11.2673448368899">
            <text:p>11.27</text:p>
          </table:table-cell>
          <table:table-cell office:value-type="float" office:value="305105.000685394">
            <text:p>305105</text:p>
          </table:table-cell>
          <table:table-cell office:value-type="float" office:value="0.281558858330434">
            <text:p>0.282</text:p>
          </table:table-cell>
          <table:table-cell office:value-type="float" office:value="0.155286395392518">
            <text:p>0.16</text:p>
          </table:table-cell>
          <table:table-cell table:number-columns-repeated="5"/>
        </table:table-row>
        <table:table-row table:style-name="ro1">
          <table:table-cell office:value-type="string">
            <text:p>20230926T063906p926198</text:p>
          </table:table-cell>
          <table:table-cell table:formula="of:=1/([.D37]*0.7+[.E37]/100*0.3)" office:value-type="float" office:value="0.706507851436309">
            <text:p>0.71</text:p>
          </table:table-cell>
          <table:table-cell office:value-type="float" office:value="750.830865213244">
            <text:p>751</text:p>
          </table:table-cell>
          <table:table-cell table:formula="of:=(ABS([.C37]-[.$O$2]))/[.C37]" office:value-type="float" office:value="1.93008732316189">
            <text:p>1.930</text:p>
          </table:table-cell>
          <table:table-cell office:value-type="float" office:value="21.4504370416065">
            <text:p>21.45</text:p>
          </table:table-cell>
          <table:table-cell office:value-type="float" office:value="7.74562379844177">
            <text:p>7.75</text:p>
          </table:table-cell>
          <table:table-cell office:value-type="float" office:value="27.0627347574069">
            <text:p>27.06</text:p>
          </table:table-cell>
          <table:table-cell office:value-type="float" office:value="395564.017562509">
            <text:p>395564</text:p>
          </table:table-cell>
          <table:table-cell office:value-type="float" office:value="0.12379514240948">
            <text:p>0.124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6T063854p925948</text:p>
          </table:table-cell>
          <table:table-cell table:formula="of:=1/([.D38]*0.7+[.E38]/100*0.3)" office:value-type="float" office:value="0.613359313127183">
            <text:p>0.61</text:p>
          </table:table-cell>
          <table:table-cell office:value-type="float" office:value="689.419543092102">
            <text:p>689</text:p>
          </table:table-cell>
          <table:table-cell table:formula="of:=(ABS([.C38]-[.$O$2]))/[.C38]" office:value-type="float" office:value="2.1910902759339">
            <text:p>2.191</text:p>
          </table:table-cell>
          <table:table-cell office:value-type="float" office:value="32.2008432791639">
            <text:p>32.20</text:p>
          </table:table-cell>
          <table:table-cell office:value-type="float" office:value="8.20797272488854">
            <text:p>8.21</text:p>
          </table:table-cell>
          <table:table-cell office:value-type="float" office:value="36.2706422021651">
            <text:p>36.27</text:p>
          </table:table-cell>
          <table:table-cell office:value-type="float" office:value="268338.330644769">
            <text:p>268338</text:p>
          </table:table-cell>
          <table:table-cell office:value-type="float" office:value="0.104735716807498">
            <text:p>0.105</text:p>
          </table:table-cell>
          <table:table-cell office:value-type="float" office:value="5.33961466655856">
            <text:p>5.34</text:p>
          </table:table-cell>
          <table:table-cell table:number-columns-repeated="5"/>
        </table:table-row>
        <table:table-row table:style-name="ro1">
          <table:table-cell office:value-type="string">
            <text:p>20230926T063903p926124</text:p>
          </table:table-cell>
          <table:table-cell table:formula="of:=1/([.D39]*0.7+[.E39]/100*0.3)" office:value-type="float" office:value="0.720116476924013">
            <text:p>0.72</text:p>
          </table:table-cell>
          <table:table-cell office:value-type="float" office:value="764.719905751183">
            <text:p>765</text:p>
          </table:table-cell>
          <table:table-cell table:formula="of:=(ABS([.C39]-[.$O$2]))/[.C39]" office:value-type="float" office:value="1.87687032004083">
            <text:p>1.877</text:p>
          </table:table-cell>
          <table:table-cell office:value-type="float" office:value="24.9516719260565">
            <text:p>24.95</text:p>
          </table:table-cell>
          <table:table-cell office:value-type="float" office:value="6.08356095093576">
            <text:p>6.08</text:p>
          </table:table-cell>
          <table:table-cell office:value-type="float" office:value="18.1779300785613">
            <text:p>18.18</text:p>
          </table:table-cell>
          <table:table-cell office:value-type="float" office:value="295646.76154912">
            <text:p>295647</text:p>
          </table:table-cell>
          <table:table-cell office:value-type="float" office:value="0.195518626403729">
            <text:p>0.196</text:p>
          </table:table-cell>
          <table:table-cell office:value-type="float" office:value="98.3089923095922">
            <text:p>98.31</text:p>
          </table:table-cell>
          <table:table-cell table:number-columns-repeated="5"/>
        </table:table-row>
        <table:table-row table:style-name="ro1">
          <table:table-cell office:value-type="string">
            <text:p>20230926T143905p965418</text:p>
          </table:table-cell>
          <table:table-cell table:formula="of:=1/([.D40]*0.7+[.E40]/100*0.3)" office:value-type="float" office:value="0.508249563538612">
            <text:p>0.51</text:p>
          </table:table-cell>
          <table:table-cell office:value-type="float" office:value="643.326042856548">
            <text:p>643</text:p>
          </table:table-cell>
          <table:table-cell table:formula="of:=(ABS([.C40]-[.$O$2]))/[.C40]" office:value-type="float" office:value="2.41972787271503">
            <text:p>2.420</text:p>
          </table:table-cell>
          <table:table-cell office:value-type="float" office:value="91.242613437544">
            <text:p>91.24</text:p>
          </table:table-cell>
          <table:table-cell office:value-type="float" office:value="10.8994460500963">
            <text:p>10.90</text:p>
          </table:table-cell>
          <table:table-cell office:value-type="float" office:value="22.5478944996381">
            <text:p>22.55</text:p>
          </table:table-cell>
          <table:table-cell office:value-type="float" office:value="379809.861427073">
            <text:p>379810</text:p>
          </table:table-cell>
          <table:table-cell office:value-type="float" office:value="0.182999055027968">
            <text:p>0.183</text:p>
          </table:table-cell>
          <table:table-cell office:value-type="float" office:value="55.660772459486">
            <text:p>55.66</text:p>
          </table:table-cell>
          <table:table-cell table:number-columns-repeated="5"/>
        </table:table-row>
        <table:table-row table:style-name="ro1">
          <table:table-cell office:value-type="string">
            <text:p>20230926T143819p964451</text:p>
          </table:table-cell>
          <table:table-cell table:formula="of:=1/([.D41]*0.7+[.E41]/100*0.3)" office:value-type="float" office:value="0.576061499609145">
            <text:p>0.58</text:p>
          </table:table-cell>
          <table:table-cell office:value-type="float" office:value="738.841409703153">
            <text:p>739</text:p>
          </table:table-cell>
          <table:table-cell table:formula="of:=(ABS([.C41]-[.$O$2]))/[.C41]" office:value-type="float" office:value="1.97763494453282">
            <text:p>1.978</text:p>
          </table:table-cell>
          <table:table-cell office:value-type="float" office:value="117.193768291811">
            <text:p>117.19</text:p>
          </table:table-cell>
          <table:table-cell office:value-type="float" office:value="10.0932080924855">
            <text:p>10.09</text:p>
          </table:table-cell>
          <table:table-cell office:value-type="float" office:value="35.8711387578557">
            <text:p>35.87</text:p>
          </table:table-cell>
          <table:table-cell office:value-type="float" office:value="393881.498477442">
            <text:p>393881</text:p>
          </table:table-cell>
          <table:table-cell office:value-type="float" office:value="0.367296490302755">
            <text:p>0.367</text:p>
          </table:table-cell>
          <table:table-cell office:value-type="float" office:value="74.8455068897208">
            <text:p>74.85</text:p>
          </table:table-cell>
          <table:table-cell table:number-columns-repeated="5"/>
        </table:table-row>
        <table:table-row table:style-name="ro1">
          <table:table-cell office:value-type="string">
            <text:p>20230926T143807p964216</text:p>
          </table:table-cell>
          <table:table-cell table:formula="of:=1/([.D42]*0.7+[.E42]/100*0.3)" office:value-type="float" office:value="0.627673282910268">
            <text:p>0.63</text:p>
          </table:table-cell>
          <table:table-cell office:value-type="float" office:value="809.503024115422">
            <text:p>810</text:p>
          </table:table-cell>
          <table:table-cell table:formula="of:=(ABS([.C42]-[.$O$2]))/[.C42]" office:value-type="float" office:value="1.71771683917306">
            <text:p>1.718</text:p>
          </table:table-cell>
          <table:table-cell office:value-type="float" office:value="130.261251827761">
            <text:p>130.26</text:p>
          </table:table-cell>
          <table:table-cell office:value-type="float" office:value="10.1770231213873">
            <text:p>10.18</text:p>
          </table:table-cell>
          <table:table-cell office:value-type="float" office:value="35.7351057309007">
            <text:p>35.74</text:p>
          </table:table-cell>
          <table:table-cell office:value-type="float" office:value="228297.964718444">
            <text:p>228298</text:p>
          </table:table-cell>
          <table:table-cell office:value-type="float" office:value="0.320266985061239">
            <text:p>0.320</text:p>
          </table:table-cell>
          <table:table-cell office:value-type="float" office:value="78.336670049115">
            <text:p>78.34</text:p>
          </table:table-cell>
          <table:table-cell table:number-columns-repeated="5"/>
        </table:table-row>
        <table:table-row table:style-name="ro1">
          <table:table-cell office:value-type="string">
            <text:p>20230926T143911p965537</text:p>
          </table:table-cell>
          <table:table-cell table:formula="of:=1/([.D43]*0.7+[.E43]/100*0.3)" office:value-type="float" office:value="0.721184639987503">
            <text:p>0.72</text:p>
          </table:table-cell>
          <table:table-cell office:value-type="float" office:value="800.469875918646">
            <text:p>800</text:p>
          </table:table-cell>
          <table:table-cell table:formula="of:=(ABS([.C43]-[.$O$2]))/[.C43]" office:value-type="float" office:value="1.74838574965136">
            <text:p>1.748</text:p>
          </table:table-cell>
          <table:table-cell office:value-type="float" office:value="54.2458108956745">
            <text:p>54.25</text:p>
          </table:table-cell>
          <table:table-cell office:value-type="float" office:value="12.3733140655106">
            <text:p>12.37</text:p>
          </table:table-cell>
          <table:table-cell office:value-type="float" office:value="37.8834197404336">
            <text:p>37.88</text:p>
          </table:table-cell>
          <table:table-cell office:value-type="float" office:value="314721.956072017">
            <text:p>314722</text:p>
          </table:table-cell>
          <table:table-cell office:value-type="float" office:value="0.182139885586878">
            <text:p>0.182</text:p>
          </table:table-cell>
          <table:table-cell office:value-type="float" office:value="73.5740487016922">
            <text:p>73.57</text:p>
          </table:table-cell>
          <table:table-cell table:number-columns-repeated="5"/>
        </table:table-row>
        <table:table-row table:style-name="ro1">
          <table:table-cell office:value-type="string">
            <text:p>20230926T143902p965352</text:p>
          </table:table-cell>
          <table:table-cell table:formula="of:=1/([.D44]*0.7+[.E44]/100*0.3)" office:value-type="float" office:value="0.865104818652244">
            <text:p>0.87</text:p>
          </table:table-cell>
          <table:table-cell office:value-type="float" office:value="1022.36282751906">
            <text:p>1022</text:p>
          </table:table-cell>
          <table:table-cell table:formula="of:=(ABS([.C44]-[.$O$2]))/[.C44]" office:value-type="float" office:value="1.1518779251185">
            <text:p>1.152</text:p>
          </table:table-cell>
          <table:table-cell office:value-type="float" office:value="116.538247934618">
            <text:p>116.54</text:p>
          </table:table-cell>
          <table:table-cell office:value-type="float" office:value="10.7844412331407">
            <text:p>10.78</text:p>
          </table:table-cell>
          <table:table-cell office:value-type="float" office:value="38.2961474325835">
            <text:p>38.30</text:p>
          </table:table-cell>
          <table:table-cell office:value-type="float" office:value="225779.462899799">
            <text:p>225779</text:p>
          </table:table-cell>
          <table:table-cell office:value-type="float" office:value="0.302247754904889">
            <text:p>0.302</text:p>
          </table:table-cell>
          <table:table-cell office:value-type="float" office:value="91.7904180698545">
            <text:p>91.79</text:p>
          </table:table-cell>
          <table:table-cell table:number-columns-repeated="5"/>
        </table:table-row>
        <table:table-row table:style-name="ro1">
          <table:table-cell office:value-type="string">
            <text:p>20230926T143859p965299</text:p>
          </table:table-cell>
          <table:table-cell table:formula="of:=1/([.D45]*0.7+[.E45]/100*0.3)" office:value-type="float" office:value="0.934310849246826">
            <text:p>0.93</text:p>
          </table:table-cell>
          <table:table-cell office:value-type="float" office:value="923.791237385032">
            <text:p>924</text:p>
          </table:table-cell>
          <table:table-cell table:formula="of:=(ABS([.C45]-[.$O$2]))/[.C45]" office:value-type="float" office:value="1.38149043957975">
            <text:p>1.381</text:p>
          </table:table-cell>
          <table:table-cell office:value-type="float" office:value="34.4214297974052">
            <text:p>34.42</text:p>
          </table:table-cell>
          <table:table-cell office:value-type="float" office:value="12.3642822736031">
            <text:p>12.36</text:p>
          </table:table-cell>
          <table:table-cell office:value-type="float" office:value="25.3146126945674">
            <text:p>25.31</text:p>
          </table:table-cell>
          <table:table-cell office:value-type="float" office:value="306270.687798791">
            <text:p>306271</text:p>
          </table:table-cell>
          <table:table-cell office:value-type="float" office:value="0.28358247120157">
            <text:p>0.284</text:p>
          </table:table-cell>
          <table:table-cell office:value-type="float" office:value="86.7080158639712">
            <text:p>86.71</text:p>
          </table:table-cell>
          <table:table-cell table:number-columns-repeated="5"/>
        </table:table-row>
        <table:table-row table:style-name="ro1">
          <table:table-cell office:value-type="string">
            <text:p>20230926T143737p963710</text:p>
          </table:table-cell>
          <table:table-cell table:formula="of:=1/([.D46]*0.7+[.E46]/100*0.3)" office:value-type="float" office:value="0.449014610393631">
            <text:p>0.45</text:p>
          </table:table-cell>
          <table:table-cell office:value-type="float" office:value="539.44799427155">
            <text:p>539</text:p>
          </table:table-cell>
          <table:table-cell table:formula="of:=(ABS([.C46]-[.$O$2]))/[.C46]" office:value-type="float" office:value="3.07824298794696">
            <text:p>3.078</text:p>
          </table:table-cell>
          <table:table-cell office:value-type="float" office:value="24.10964372301">
            <text:p>24.11</text:p>
          </table:table-cell>
          <table:table-cell office:value-type="float" office:value="14.0349229287091">
            <text:p>14.03</text:p>
          </table:table-cell>
          <table:table-cell office:value-type="float" office:value="33.9700761507133">
            <text:p>33.97</text:p>
          </table:table-cell>
          <table:table-cell office:value-type="float" office:value="228297.964718444">
            <text:p>228298</text:p>
          </table:table-cell>
          <table:table-cell office:value-type="float" office:value="0.159896933159091">
            <text:p>0.160</text:p>
          </table:table-cell>
          <table:table-cell office:value-type="float" office:value="77.2694786889666">
            <text:p>77.27</text:p>
          </table:table-cell>
          <table:table-cell table:number-columns-repeated="5"/>
        </table:table-row>
        <table:table-row table:style-name="ro1">
          <table:table-cell office:value-type="string">
            <text:p>20230926T143917p965666</text:p>
          </table:table-cell>
          <table:table-cell table:formula="of:=1/([.D47]*0.7+[.E47]/100*0.3)" office:value-type="float" office:value="0.312374254858631">
            <text:p>0.31</text:p>
          </table:table-cell>
          <table:table-cell office:value-type="float" office:value="399.936212997155">
            <text:p>400</text:p>
          </table:table-cell>
          <table:table-cell table:formula="of:=(ABS([.C47]-[.$O$2]))/[.C47]" office:value-type="float" office:value="4.5008772111758">
            <text:p>4.501</text:p>
          </table:table-cell>
          <table:table-cell office:value-type="float" office:value="16.8913669185052">
            <text:p>16.89</text:p>
          </table:table-cell>
          <table:table-cell office:value-type="float" office:value="18.7603564547206">
            <text:p>18.76</text:p>
          </table:table-cell>
          <table:table-cell office:value-type="float" office:value="18.663358491608">
            <text:p>18.66</text:p>
          </table:table-cell>
          <table:table-cell office:value-type="float" office:value="266493.258560641">
            <text:p>266493</text:p>
          </table:table-cell>
          <table:table-cell office:value-type="float" office:value="0.191798442284739">
            <text:p>0.192</text:p>
          </table:table-cell>
          <table:table-cell office:value-type="float" office:value="30.475321976484">
            <text:p>30.48</text:p>
          </table:table-cell>
          <table:table-cell table:number-columns-repeated="5"/>
        </table:table-row>
        <table:table-row table:style-name="ro1">
          <table:table-cell office:value-type="string">
            <text:p>20230926T143914p965618</text:p>
          </table:table-cell>
          <table:table-cell table:formula="of:=1/([.D48]*0.7+[.E48]/100*0.3)" office:value-type="float" office:value="0.34794418385716">
            <text:p>0.35</text:p>
          </table:table-cell>
          <table:table-cell office:value-type="float" office:value="441.654479127844">
            <text:p>442</text:p>
          </table:table-cell>
          <table:table-cell table:formula="of:=(ABS([.C48]-[.$O$2]))/[.C48]" office:value-type="float" office:value="3.98126953075274">
            <text:p>3.981</text:p>
          </table:table-cell>
          <table:table-cell office:value-type="float" office:value="29.0451716984273">
            <text:p>29.05</text:p>
          </table:table-cell>
          <table:table-cell office:value-type="float" office:value="8.16624737945493">
            <text:p>8.17</text:p>
          </table:table-cell>
          <table:table-cell office:value-type="float" office:value="18.663358491608">
            <text:p>18.66</text:p>
          </table:table-cell>
          <table:table-cell office:value-type="float" office:value="266493.258560641">
            <text:p>266493</text:p>
          </table:table-cell>
          <table:table-cell office:value-type="float" office:value="0.191798442284739">
            <text:p>0.192</text:p>
          </table:table-cell>
          <table:table-cell office:value-type="float" office:value="30.475321976484">
            <text:p>30.48</text:p>
          </table:table-cell>
          <table:table-cell table:number-columns-repeated="5"/>
        </table:table-row>
        <table:table-row table:style-name="ro1">
          <table:table-cell office:value-type="string">
            <text:p>20230926T143829p964620</text:p>
          </table:table-cell>
          <table:table-cell table:formula="of:=1/([.D49]*0.7+[.E49]/100*0.3)" office:value-type="float" office:value="0.839674368737552">
            <text:p>0.84</text:p>
          </table:table-cell>
          <table:table-cell office:value-type="float" office:value="896.843621808464">
            <text:p>897</text:p>
          </table:table-cell>
          <table:table-cell table:formula="of:=(ABS([.C49]-[.$O$2]))/[.C49]" office:value-type="float" office:value="1.45304749512936">
            <text:p>1.453</text:p>
          </table:table-cell>
          <table:table-cell office:value-type="float" office:value="57.9348728033374">
            <text:p>57.93</text:p>
          </table:table-cell>
          <table:table-cell office:value-type="float" office:value="5.05605585348578">
            <text:p>5.06</text:p>
          </table:table-cell>
          <table:table-cell office:value-type="float" office:value="34.8585407963541">
            <text:p>34.86</text:p>
          </table:table-cell>
          <table:table-cell office:value-type="float" office:value="278217.614189711">
            <text:p>278218</text:p>
          </table:table-cell>
          <table:table-cell office:value-type="float" office:value="0.12379514240948">
            <text:p>0.124</text:p>
          </table:table-cell>
          <table:table-cell office:value-type="float" office:value="84.8916202378914">
            <text:p>84.89</text:p>
          </table:table-cell>
          <table:table-cell table:number-columns-repeated="5"/>
        </table:table-row>
        <table:table-row table:style-name="ro1">
          <table:table-cell office:value-type="string">
            <text:p>20230926T143755p963999</text:p>
          </table:table-cell>
          <table:table-cell table:formula="of:=1/([.D50]*0.7+[.E50]/100*0.3)" office:value-type="float" office:value="0.491415472703325">
            <text:p>0.49</text:p>
          </table:table-cell>
          <table:table-cell office:value-type="float" office:value="571.040913455541">
            <text:p>571</text:p>
          </table:table-cell>
          <table:table-cell table:formula="of:=(ABS([.C50]-[.$O$2]))/[.C50]" office:value-type="float" office:value="2.852613618676">
            <text:p>2.853</text:p>
          </table:table-cell>
          <table:table-cell office:value-type="float" office:value="12.7028092907856">
            <text:p>12.70</text:p>
          </table:table-cell>
          <table:table-cell office:value-type="float" office:value="13.4291907514451">
            <text:p>13.43</text:p>
          </table:table-cell>
          <table:table-cell office:value-type="float" office:value="34.4297548403172">
            <text:p>34.43</text:p>
          </table:table-cell>
          <table:table-cell office:value-type="float" office:value="262435.562607251">
            <text:p>262436</text:p>
          </table:table-cell>
          <table:table-cell office:value-type="float" office:value="0.281558858330434">
            <text:p>0.282</text:p>
          </table:table-cell>
          <table:table-cell office:value-type="float" office:value="71.6377697145374">
            <text:p>71.64</text:p>
          </table:table-cell>
          <table:table-cell table:number-columns-repeated="5"/>
        </table:table-row>
        <table:table-row table:style-name="ro1">
          <table:table-cell office:value-type="string">
            <text:p>20230926T143825p964575</text:p>
          </table:table-cell>
          <table:table-cell table:formula="of:=1/([.D51]*0.7+[.E51]/100*0.3)" office:value-type="float" office:value="0.570596691538222">
            <text:p>0.57</text:p>
          </table:table-cell>
          <table:table-cell office:value-type="float" office:value="676.377804263517">
            <text:p>676</text:p>
          </table:table-cell>
          <table:table-cell table:formula="of:=(ABS([.C51]-[.$O$2]))/[.C51]" office:value-type="float" office:value="2.25262003887827">
            <text:p>2.253</text:p>
          </table:table-cell>
          <table:table-cell office:value-type="float" office:value="58.5724397244912">
            <text:p>58.57</text:p>
          </table:table-cell>
          <table:table-cell office:value-type="float" office:value="5.68132146109481">
            <text:p>5.68</text:p>
          </table:table-cell>
          <table:table-cell office:value-type="float" office:value="22.00202709114">
            <text:p>22.00</text:p>
          </table:table-cell>
          <table:table-cell office:value-type="float" office:value="305105.000685394">
            <text:p>305105</text:p>
          </table:table-cell>
          <table:table-cell office:value-type="float" office:value="0.318615254039762">
            <text:p>0.319</text:p>
          </table:table-cell>
          <table:table-cell office:value-type="float" office:value="83.2097450912972">
            <text:p>83.21</text:p>
          </table:table-cell>
          <table:table-cell table:number-columns-repeated="5"/>
        </table:table-row>
        <table:table-row table:style-name="ro1">
          <table:table-cell office:value-type="string">
            <text:p>20230926T143810p964283</text:p>
          </table:table-cell>
          <table:table-cell table:formula="of:=1/([.D52]*0.7+[.E52]/100*0.3)" office:value-type="float" office:value="0.414619131284491">
            <text:p>0.41</text:p>
          </table:table-cell>
          <table:table-cell office:value-type="float" office:value="504.756068381204">
            <text:p>505</text:p>
          </table:table-cell>
          <table:table-cell table:formula="of:=(ABS([.C52]-[.$O$2]))/[.C52]" office:value-type="float" office:value="3.35854096228221">
            <text:p>3.359</text:p>
          </table:table-cell>
          <table:table-cell office:value-type="float" office:value="20.2911240543643">
            <text:p>20.29</text:p>
          </table:table-cell>
          <table:table-cell office:value-type="float" office:value="6.04391290694023">
            <text:p>6.04</text:p>
          </table:table-cell>
          <table:table-cell office:value-type="float" office:value="14.5312607890848">
            <text:p>14.53</text:p>
          </table:table-cell>
          <table:table-cell office:value-type="float" office:value="324096.291484614">
            <text:p>324096</text:p>
          </table:table-cell>
          <table:table-cell office:value-type="float" office:value="0.182139885586878">
            <text:p>0.182</text:p>
          </table:table-cell>
          <table:table-cell office:value-type="float" office:value="75.0275357752728">
            <text:p>75.03</text:p>
          </table:table-cell>
          <table:table-cell table:number-columns-repeated="5"/>
        </table:table-row>
        <table:table-row table:style-name="ro1">
          <table:table-cell office:value-type="string">
            <text:p>20230926T143729p963573</text:p>
          </table:table-cell>
          <table:table-cell table:formula="of:=1/([.D53]*0.7+[.E53]/100*0.3)" office:value-type="float" office:value="0.354104285207131">
            <text:p>0.35</text:p>
          </table:table-cell>
          <table:table-cell office:value-type="float" office:value="448.619165645709">
            <text:p>449</text:p>
          </table:table-cell>
          <table:table-cell table:formula="of:=(ABS([.C53]-[.$O$2]))/[.C53]" office:value-type="float" office:value="3.90393672065589">
            <text:p>3.904</text:p>
          </table:table-cell>
          <table:table-cell office:value-type="float" office:value="30.4237065905478">
            <text:p>30.42</text:p>
          </table:table-cell>
          <table:table-cell office:value-type="float" office:value="19.0250481695568">
            <text:p>19.03</text:p>
          </table:table-cell>
          <table:table-cell office:value-type="float" office:value="24.7961016553652">
            <text:p>24.80</text:p>
          </table:table-cell>
          <table:table-cell office:value-type="float" office:value="396207.066190785">
            <text:p>396207</text:p>
          </table:table-cell>
          <table:table-cell office:value-type="float" office:value="0.12379514240948">
            <text:p>0.124</text:p>
          </table:table-cell>
          <table:table-cell office:value-type="float" office:value="30.4103262963648">
            <text:p>30.41</text:p>
          </table:table-cell>
          <table:table-cell table:number-columns-repeated="5"/>
        </table:table-row>
        <table:table-row table:style-name="ro1">
          <table:table-cell office:value-type="string">
            <text:p>20230926T143734p963670</text:p>
          </table:table-cell>
          <table:table-cell table:formula="of:=1/([.D54]*0.7+[.E54]/100*0.3)" office:value-type="float" office:value="0.325956889476614">
            <text:p>0.33</text:p>
          </table:table-cell>
          <table:table-cell office:value-type="float" office:value="433.104607453299">
            <text:p>433</text:p>
          </table:table-cell>
          <table:table-cell table:formula="of:=(ABS([.C54]-[.$O$2]))/[.C54]" office:value-type="float" office:value="4.07960423911496">
            <text:p>4.080</text:p>
          </table:table-cell>
          <table:table-cell office:value-type="float" office:value="70.7224652282303">
            <text:p>70.72</text:p>
          </table:table-cell>
          <table:table-cell office:value-type="float" office:value="9.33530551871876">
            <text:p>9.34</text:p>
          </table:table-cell>
          <table:table-cell office:value-type="float" office:value="32.242149482763">
            <text:p>32.24</text:p>
          </table:table-cell>
          <table:table-cell office:value-type="float" office:value="295646.76154912">
            <text:p>295647</text:p>
          </table:table-cell>
          <table:table-cell office:value-type="float" office:value="0.0345163254895924">
            <text:p>0.035</text:p>
          </table:table-cell>
          <table:table-cell office:value-type="float" office:value="91.7851704005901">
            <text:p>91.79</text:p>
          </table:table-cell>
          <table:table-cell table:number-columns-repeated="5"/>
        </table:table-row>
        <table:table-row table:style-name="ro1">
          <table:table-cell office:value-type="string">
            <text:p>20230926T143853p965159</text:p>
          </table:table-cell>
          <table:table-cell table:formula="of:=1/([.D55]*0.7+[.E55]/100*0.3)" office:value-type="float" office:value="0.862512458956255">
            <text:p>0.86</text:p>
          </table:table-cell>
          <table:table-cell office:value-type="float" office:value="884.745732920094">
            <text:p>885</text:p>
          </table:table-cell>
          <table:table-cell table:formula="of:=(ABS([.C55]-[.$O$2]))/[.C55]" office:value-type="float" office:value="1.48659012204436">
            <text:p>1.487</text:p>
          </table:table-cell>
          <table:table-cell office:value-type="float" office:value="39.5968188822055">
            <text:p>39.60</text:p>
          </table:table-cell>
          <table:table-cell office:value-type="float" office:value="6.90378096479791">
            <text:p>6.90</text:p>
          </table:table-cell>
          <table:table-cell office:value-type="float" office:value="10.5499992262004">
            <text:p>10.55</text:p>
          </table:table-cell>
          <table:table-cell office:value-type="float" office:value="355648.614712117">
            <text:p>355649</text:p>
          </table:table-cell>
          <table:table-cell office:value-type="float" office:value="0.281558858330434">
            <text:p>0.282</text:p>
          </table:table-cell>
          <table:table-cell office:value-type="float" office:value="13.4318543763267">
            <text:p>13.43</text:p>
          </table:table-cell>
          <table:table-cell table:number-columns-repeated="5"/>
        </table:table-row>
        <table:table-row table:style-name="ro1">
          <table:table-cell office:value-type="string">
            <text:p>20230926T143844p964961</text:p>
          </table:table-cell>
          <table:table-cell table:formula="of:=1/([.D56]*0.7+[.E56]/100*0.3)" office:value-type="float" office:value="0.349130936817868">
            <text:p>0.35</text:p>
          </table:table-cell>
          <table:table-cell office:value-type="float" office:value="438.256277454475">
            <text:p>438</text:p>
          </table:table-cell>
          <table:table-cell table:formula="of:=(ABS([.C56]-[.$O$2]))/[.C56]" office:value-type="float" office:value="4.01989386844215">
            <text:p>4.020</text:p>
          </table:table-cell>
          <table:table-cell office:value-type="float" office:value="16.7764006839634">
            <text:p>16.78</text:p>
          </table:table-cell>
          <table:table-cell office:value-type="float" office:value="18.3067196531792">
            <text:p>18.31</text:p>
          </table:table-cell>
          <table:table-cell office:value-type="float" office:value="27.4040293347626">
            <text:p>27.40</text:p>
          </table:table-cell>
          <table:table-cell office:value-type="float" office:value="253044.051512683">
            <text:p>253044</text:p>
          </table:table-cell>
          <table:table-cell office:value-type="float" office:value="0.226306208556178">
            <text:p>0.226</text:p>
          </table:table-cell>
          <table:table-cell office:value-type="float" office:value="21.8804832280403">
            <text:p>21.88</text:p>
          </table:table-cell>
          <table:table-cell table:number-columns-repeated="5"/>
        </table:table-row>
        <table:table-row table:style-name="ro1">
          <table:table-cell office:value-type="string">
            <text:p>20230926T143752p963933</text:p>
          </table:table-cell>
          <table:table-cell table:formula="of:=1/([.D57]*0.7+[.E57]/100*0.3)" office:value-type="float" office:value="0.468879483881985">
            <text:p>0.47</text:p>
          </table:table-cell>
          <table:table-cell office:value-type="float" office:value="567.551447466288">
            <text:p>568</text:p>
          </table:table-cell>
          <table:table-cell table:formula="of:=(ABS([.C57]-[.$O$2]))/[.C57]" office:value-type="float" office:value="2.87630057120183">
            <text:p>2.876</text:p>
          </table:table-cell>
          <table:table-cell office:value-type="float" office:value="39.7779335651772">
            <text:p>39.78</text:p>
          </table:table-cell>
          <table:table-cell office:value-type="float" office:value="14.0897157996146">
            <text:p>14.09</text:p>
          </table:table-cell>
          <table:table-cell office:value-type="float" office:value="37.0333796148431">
            <text:p>37.03</text:p>
          </table:table-cell>
          <table:table-cell office:value-type="float" office:value="262062.172217922">
            <text:p>262062</text:p>
          </table:table-cell>
          <table:table-cell office:value-type="float" office:value="0.186758849127703">
            <text:p>0.187</text:p>
          </table:table-cell>
          <table:table-cell office:value-type="float" office:value="81.1561516163168">
            <text:p>81.16</text:p>
          </table:table-cell>
          <table:table-cell table:number-columns-repeated="5"/>
        </table:table-row>
        <table:table-row table:style-name="ro1">
          <table:table-cell office:value-type="string">
            <text:p>20230926T143823p964502</text:p>
          </table:table-cell>
          <table:table-cell table:formula="of:=1/([.D58]*0.7+[.E58]/100*0.3)" office:value-type="float" office:value="0.776931569873617">
            <text:p>0.78</text:p>
          </table:table-cell>
          <table:table-cell office:value-type="float" office:value="867.071664274623">
            <text:p>867</text:p>
          </table:table-cell>
          <table:table-cell table:formula="of:=(ABS([.C58]-[.$O$2]))/[.C58]" office:value-type="float" office:value="1.53727585693909">
            <text:p>1.537</text:p>
          </table:table-cell>
          <table:table-cell office:value-type="float" office:value="70.3405142979409">
            <text:p>70.34</text:p>
          </table:table-cell>
          <table:table-cell office:value-type="float" office:value="6.95061792772592">
            <text:p>6.95</text:p>
          </table:table-cell>
          <table:table-cell office:value-type="float" office:value="13.298573520089">
            <text:p>13.30</text:p>
          </table:table-cell>
          <table:table-cell office:value-type="float" office:value="314558.358682525">
            <text:p>314558</text:p>
          </table:table-cell>
          <table:table-cell office:value-type="float" office:value="0.300038486512846">
            <text:p>0.300</text:p>
          </table:table-cell>
          <table:table-cell office:value-type="float" office:value="11.1229686812495">
            <text:p>11.12</text:p>
          </table:table-cell>
          <table:table-cell table:number-columns-repeated="5"/>
        </table:table-row>
        <table:table-row table:style-name="ro1">
          <table:table-cell office:value-type="string">
            <text:p>20230926T143749p963893</text:p>
          </table:table-cell>
          <table:table-cell table:formula="of:=1/([.D59]*0.7+[.E59]/100*0.3)" office:value-type="float" office:value="0.253420122690496">
            <text:p>0.25</text:p>
          </table:table-cell>
          <table:table-cell office:value-type="float" office:value="335.556412871722">
            <text:p>336</text:p>
          </table:table-cell>
          <table:table-cell table:formula="of:=(ABS([.C59]-[.$O$2]))/[.C59]" office:value-type="float" office:value="5.55627463999928">
            <text:p>5.556</text:p>
          </table:table-cell>
          <table:table-cell office:value-type="float" office:value="18.8747696488537">
            <text:p>18.87</text:p>
          </table:table-cell>
          <table:table-cell office:value-type="float" office:value="14.4606213872832">
            <text:p>14.46</text:p>
          </table:table-cell>
          <table:table-cell office:value-type="float" office:value="37.0333796148431">
            <text:p>37.03</text:p>
          </table:table-cell>
          <table:table-cell office:value-type="float" office:value="213828.638312868">
            <text:p>213829</text:p>
          </table:table-cell>
          <table:table-cell office:value-type="float" office:value="0.0497542934735128">
            <text:p>0.050</text:p>
          </table:table-cell>
          <table:table-cell office:value-type="float" office:value="70.5238625830709">
            <text:p>70.52</text:p>
          </table:table-cell>
          <table:table-cell table:number-columns-repeated="5"/>
        </table:table-row>
        <table:table-row table:style-name="ro1">
          <table:table-cell office:value-type="string">
            <text:p>20230926T143908p965475</text:p>
          </table:table-cell>
          <table:table-cell table:formula="of:=1/([.D60]*0.7+[.E60]/100*0.3)" office:value-type="float" office:value="0.166741263902829">
            <text:p>0.17</text:p>
          </table:table-cell>
          <table:table-cell office:value-type="float" office:value="232.267109806631">
            <text:p>232</text:p>
          </table:table-cell>
          <table:table-cell table:formula="of:=(ABS([.C60]-[.$O$2]))/[.C60]" office:value-type="float" office:value="8.47185334088655">
            <text:p>8.472</text:p>
          </table:table-cell>
          <table:table-cell office:value-type="float" office:value="22.3394541084391">
            <text:p>22.34</text:p>
          </table:table-cell>
          <table:table-cell office:value-type="float" office:value="17.3805394990366">
            <text:p>17.38</text:p>
          </table:table-cell>
          <table:table-cell office:value-type="float" office:value="14.3300778192301">
            <text:p>14.33</text:p>
          </table:table-cell>
          <table:table-cell office:value-type="float" office:value="228297.964718444">
            <text:p>228298</text:p>
          </table:table-cell>
          <table:table-cell office:value-type="float" office:value="0.200116687108906">
            <text:p>0.200</text:p>
          </table:table-cell>
          <table:table-cell office:value-type="float" office:value="44.7375586299425">
            <text:p>44.74</text:p>
          </table:table-cell>
          <table:table-cell table:number-columns-repeated="5"/>
        </table:table-row>
        <table:table-row table:style-name="ro1">
          <table:table-cell office:value-type="string">
            <text:p>20230926T143850p965086</text:p>
          </table:table-cell>
          <table:table-cell table:formula="of:=1/([.D61]*0.7+[.E61]/100*0.3)" office:value-type="float" office:value="0.735192319168791">
            <text:p>0.74</text:p>
          </table:table-cell>
          <table:table-cell office:value-type="float" office:value="841.864676996117">
            <text:p>842</text:p>
          </table:table-cell>
          <table:table-cell table:formula="of:=(ABS([.C61]-[.$O$2]))/[.C61]" office:value-type="float" office:value="1.61324659427438">
            <text:p>1.613</text:p>
          </table:table-cell>
          <table:table-cell office:value-type="float" office:value="76.9718988481487">
            <text:p>76.97</text:p>
          </table:table-cell>
          <table:table-cell office:value-type="float" office:value="15.7978082851638">
            <text:p>15.80</text:p>
          </table:table-cell>
          <table:table-cell office:value-type="float" office:value="16.8954639901846">
            <text:p>16.90</text:p>
          </table:table-cell>
          <table:table-cell office:value-type="float" office:value="252454.928338203">
            <text:p>252455</text:p>
          </table:table-cell>
          <table:table-cell office:value-type="float" office:value="0.358722498289331">
            <text:p>0.359</text:p>
          </table:table-cell>
          <table:table-cell office:value-type="float" office:value="11.1229686812495">
            <text:p>11.12</text:p>
          </table:table-cell>
          <table:table-cell table:number-columns-repeated="5"/>
        </table:table-row>
        <table:table-row table:style-name="ro1">
          <table:table-cell office:value-type="string">
            <text:p>20230926T143838p964816</text:p>
          </table:table-cell>
          <table:table-cell table:formula="of:=1/([.D62]*0.7+[.E62]/100*0.3)" office:value-type="float" office:value="0.661411762965112">
            <text:p>0.66</text:p>
          </table:table-cell>
          <table:table-cell office:value-type="float" office:value="781.107061446611">
            <text:p>781</text:p>
          </table:table-cell>
          <table:table-cell table:formula="of:=(ABS([.C62]-[.$O$2]))/[.C62]" office:value-type="float" office:value="1.81651531343936">
            <text:p>1.817</text:p>
          </table:table-cell>
          <table:table-cell office:value-type="float" office:value="80.1189172217419">
            <text:p>80.12</text:p>
          </table:table-cell>
          <table:table-cell office:value-type="float" office:value="6.7470909642821">
            <text:p>6.75</text:p>
          </table:table-cell>
          <table:table-cell office:value-type="float" office:value="10.8383121010958">
            <text:p>10.84</text:p>
          </table:table-cell>
          <table:table-cell office:value-type="float" office:value="299209.407832394">
            <text:p>299209</text:p>
          </table:table-cell>
          <table:table-cell office:value-type="float" office:value="0.182999055027968">
            <text:p>0.183</text:p>
          </table:table-cell>
          <table:table-cell office:value-type="float" office:value="14.0339466420287">
            <text:p>14.03</text:p>
          </table:table-cell>
          <table:table-cell table:number-columns-repeated="5"/>
        </table:table-row>
        <table:table-row table:style-name="ro1">
          <table:table-cell office:value-type="string">
            <text:p>20230926T143847p965035</text:p>
          </table:table-cell>
          <table:table-cell table:formula="of:=1/([.D63]*0.7+[.E63]/100*0.3)" office:value-type="float" office:value="0.675126810945321">
            <text:p>0.68</text:p>
          </table:table-cell>
          <table:table-cell office:value-type="float" office:value="835.220865227788">
            <text:p>835</text:p>
          </table:table-cell>
          <table:table-cell table:formula="of:=(ABS([.C63]-[.$O$2]))/[.C63]" office:value-type="float" office:value="1.63403381260117">
            <text:p>1.634</text:p>
          </table:table-cell>
          <table:table-cell office:value-type="float" office:value="112.459847292141">
            <text:p>112.46</text:p>
          </table:table-cell>
          <table:table-cell office:value-type="float" office:value="10.2419315992293">
            <text:p>10.24</text:p>
          </table:table-cell>
          <table:table-cell office:value-type="float" office:value="32.8799096982993">
            <text:p>32.88</text:p>
          </table:table-cell>
          <table:table-cell office:value-type="float" office:value="361321.528388527">
            <text:p>361322</text:p>
          </table:table-cell>
          <table:table-cell office:value-type="float" office:value="0.22391703846996">
            <text:p>0.224</text:p>
          </table:table-cell>
          <table:table-cell office:value-type="float" office:value="95.0972741389204">
            <text:p>95.10</text:p>
          </table:table-cell>
          <table:table-cell table:number-columns-repeated="5"/>
        </table:table-row>
        <table:table-row table:style-name="ro1">
          <table:table-cell office:value-type="string">
            <text:p>20230926T143817p964400</text:p>
          </table:table-cell>
          <table:table-cell table:formula="of:=1/([.D64]*0.7+[.E64]/100*0.3)" office:value-type="float" office:value="0.875406675652711">
            <text:p>0.88</text:p>
          </table:table-cell>
          <table:table-cell office:value-type="float" office:value="885.679680424519">
            <text:p>886</text:p>
          </table:table-cell>
          <table:table-cell table:formula="of:=(ABS([.C64]-[.$O$2]))/[.C64]" office:value-type="float" office:value="1.48396801758567">
            <text:p>1.484</text:p>
          </table:table-cell>
          <table:table-cell office:value-type="float" office:value="34.5162030350765">
            <text:p>34.52</text:p>
          </table:table-cell>
          <table:table-cell office:value-type="float" office:value="10.6076589595376">
            <text:p>10.61</text:p>
          </table:table-cell>
          <table:table-cell office:value-type="float" office:value="35.8010087344043">
            <text:p>35.80</text:p>
          </table:table-cell>
          <table:table-cell office:value-type="float" office:value="249945.145210001">
            <text:p>249945</text:p>
          </table:table-cell>
          <table:table-cell office:value-type="float" office:value="0.0857306942212749">
            <text:p>0.086</text:p>
          </table:table-cell>
          <table:table-cell office:value-type="float" office:value="91.0268408744728">
            <text:p>91.03</text:p>
          </table:table-cell>
          <table:table-cell table:number-columns-repeated="5"/>
        </table:table-row>
        <table:table-row table:style-name="ro1">
          <table:table-cell office:value-type="string">
            <text:p>20230926T143801p964097</text:p>
          </table:table-cell>
          <table:table-cell table:formula="of:=1/([.D65]*0.7+[.E65]/100*0.3)" office:value-type="float" office:value="0.4693802056455">
            <text:p>0.47</text:p>
          </table:table-cell>
          <table:table-cell office:value-type="float" office:value="549.677341502955">
            <text:p>550</text:p>
          </table:table-cell>
          <table:table-cell table:formula="of:=(ABS([.C65]-[.$O$2]))/[.C65]" office:value-type="float" office:value="3.00234798470072">
            <text:p>3.002</text:p>
          </table:table-cell>
          <table:table-cell office:value-type="float" office:value="9.60848632767421">
            <text:p>9.61</text:p>
          </table:table-cell>
          <table:table-cell office:value-type="float" office:value="14.620183044316">
            <text:p>14.62</text:p>
          </table:table-cell>
          <table:table-cell office:value-type="float" office:value="11.6561661632182">
            <text:p>11.66</text:p>
          </table:table-cell>
          <table:table-cell office:value-type="float" office:value="313663.634898805">
            <text:p>313664</text:p>
          </table:table-cell>
          <table:table-cell office:value-type="float" office:value="0.0935261094678917">
            <text:p>0.094</text:p>
          </table:table-cell>
          <table:table-cell office:value-type="float" office:value="86.7080158639712">
            <text:p>86.71</text:p>
          </table:table-cell>
          <table:table-cell table:number-columns-repeated="5"/>
        </table:table-row>
        <table:table-row table:style-name="ro1">
          <table:table-cell office:value-type="string">
            <text:p>20230926T143841p964903</text:p>
          </table:table-cell>
          <table:table-cell table:formula="of:=1/([.D66]*0.7+[.E66]/100*0.3)" office:value-type="float" office:value="0.615682914211603">
            <text:p>0.62</text:p>
          </table:table-cell>
          <table:table-cell office:value-type="float" office:value="748.231497513341">
            <text:p>748</text:p>
          </table:table-cell>
          <table:table-cell table:formula="of:=(ABS([.C66]-[.$O$2]))/[.C66]" office:value-type="float" office:value="1.9402664914688">
            <text:p>1.940</text:p>
          </table:table-cell>
          <table:table-cell office:value-type="float" office:value="88.6753807569322">
            <text:p>88.68</text:p>
          </table:table-cell>
          <table:table-cell office:value-type="float" office:value="6.92157473771684">
            <text:p>6.92</text:p>
          </table:table-cell>
          <table:table-cell office:value-type="float" office:value="19.8608147234156">
            <text:p>19.86</text:p>
          </table:table-cell>
          <table:table-cell office:value-type="float" office:value="341333.789518478">
            <text:p>341334</text:p>
          </table:table-cell>
          <table:table-cell office:value-type="float" office:value="0.287768370111319">
            <text:p>0.288</text:p>
          </table:table-cell>
          <table:table-cell office:value-type="float" office:value="7.43011021596272">
            <text:p>7.43</text:p>
          </table:table-cell>
          <table:table-cell table:number-columns-repeated="5"/>
        </table:table-row>
        <table:table-row table:style-name="ro1">
          <table:table-cell office:value-type="string">
            <text:p>20230926T143832p964687</text:p>
          </table:table-cell>
          <table:table-cell table:formula="of:=1/([.D67]*0.7+[.E67]/100*0.3)" office:value-type="float" office:value="0.6527568885718">
            <text:p>0.65</text:p>
          </table:table-cell>
          <table:table-cell office:value-type="float" office:value="742.474200837459">
            <text:p>742</text:p>
          </table:table-cell>
          <table:table-cell table:formula="of:=(ABS([.C67]-[.$O$2]))/[.C67]" office:value-type="float" office:value="1.96306591867913">
            <text:p>1.963</text:p>
          </table:table-cell>
          <table:table-cell office:value-type="float" office:value="52.6059247103784">
            <text:p>52.61</text:p>
          </table:table-cell>
          <table:table-cell office:value-type="float" office:value="7.40125555846194">
            <text:p>7.40</text:p>
          </table:table-cell>
          <table:table-cell office:value-type="float" office:value="19.2787176015134">
            <text:p>19.28</text:p>
          </table:table-cell>
          <table:table-cell office:value-type="float" office:value="295646.76154912">
            <text:p>295647</text:p>
          </table:table-cell>
          <table:table-cell office:value-type="float" office:value="0.0652542595652999">
            <text:p>0.065</text:p>
          </table:table-cell>
          <table:table-cell office:value-type="float" office:value="13.241319812387">
            <text:p>13.24</text:p>
          </table:table-cell>
          <table:table-cell table:number-columns-repeated="5"/>
        </table:table-row>
        <table:table-row table:style-name="ro1">
          <table:table-cell office:value-type="string">
            <text:p>20230926T143813p964326</text:p>
          </table:table-cell>
          <table:table-cell table:formula="of:=1/([.D68]*0.7+[.E68]/100*0.3)" office:value-type="float" office:value="0.850324590118716">
            <text:p>0.85</text:p>
          </table:table-cell>
          <table:table-cell office:value-type="float" office:value="858.934310234306">
            <text:p>859</text:p>
          </table:table-cell>
          <table:table-cell table:formula="of:=(ABS([.C68]-[.$O$2]))/[.C68]" office:value-type="float" office:value="1.56131344828904">
            <text:p>1.561</text:p>
          </table:table-cell>
          <table:table-cell office:value-type="float" office:value="27.7006954155711">
            <text:p>27.70</text:p>
          </table:table-cell>
          <table:table-cell office:value-type="float" office:value="6.10907619143985">
            <text:p>6.11</text:p>
          </table:table-cell>
          <table:table-cell office:value-type="float" office:value="15.5818119517547">
            <text:p>15.58</text:p>
          </table:table-cell>
          <table:table-cell office:value-type="float" office:value="362883.979584949">
            <text:p>362884</text:p>
          </table:table-cell>
          <table:table-cell office:value-type="float" office:value="0.0857306942212749">
            <text:p>0.086</text:p>
          </table:table-cell>
          <table:table-cell office:value-type="float" office:value="82.9751372657392">
            <text:p>82.98</text:p>
          </table:table-cell>
          <table:table-cell table:number-columns-repeated="5"/>
        </table:table-row>
        <table:table-row table:style-name="ro1">
          <table:table-cell office:value-type="string">
            <text:p>20230926T143740p963764</text:p>
          </table:table-cell>
          <table:table-cell table:formula="of:=1/([.D69]*0.7+[.E69]/100*0.3)" office:value-type="float" office:value="1.03431130373474">
            <text:p>1.03</text:p>
          </table:table-cell>
          <table:table-cell office:value-type="float" office:value="1003.14886835232">
            <text:p>1003</text:p>
          </table:table-cell>
          <table:table-cell table:formula="of:=(ABS([.C69]-[.$O$2]))/[.C69]" office:value-type="float" office:value="1.19309423496985">
            <text:p>1.193</text:p>
          </table:table-cell>
          <table:table-cell office:value-type="float" office:value="43.8869812706088">
            <text:p>43.89</text:p>
          </table:table-cell>
          <table:table-cell office:value-type="float" office:value="7.06426226090582">
            <text:p>7.06</text:p>
          </table:table-cell>
          <table:table-cell office:value-type="float" office:value="29.4893601628908">
            <text:p>29.49</text:p>
          </table:table-cell>
          <table:table-cell office:value-type="float" office:value="350241.783015723">
            <text:p>350242</text:p>
          </table:table-cell>
          <table:table-cell office:value-type="float" office:value="0.223132730110908">
            <text:p>0.223</text:p>
          </table:table-cell>
          <table:table-cell office:value-type="float" office:value="5.4373332830138">
            <text:p>5.44</text:p>
          </table:table-cell>
          <table:table-cell table:number-columns-repeated="5"/>
        </table:table-row>
        <table:table-row table:style-name="ro1">
          <table:table-cell office:value-type="string">
            <text:p>20230926T143743p963796</text:p>
          </table:table-cell>
          <table:table-cell table:formula="of:=1/([.D70]*0.7+[.E70]/100*0.3)" office:value-type="float" office:value="0.794713777906669">
            <text:p>0.79</text:p>
          </table:table-cell>
          <table:table-cell office:value-type="float" office:value="898.134256214897">
            <text:p>898</text:p>
          </table:table-cell>
          <table:table-cell table:formula="of:=(ABS([.C70]-[.$O$2]))/[.C70]" office:value-type="float" office:value="1.44952242359811">
            <text:p>1.450</text:p>
          </table:table-cell>
          <table:table-cell office:value-type="float" office:value="81.2163223164357">
            <text:p>81.22</text:p>
          </table:table-cell>
          <table:table-cell office:value-type="float" office:value="7.2117016292749">
            <text:p>7.21</text:p>
          </table:table-cell>
          <table:table-cell office:value-type="float" office:value="38.0977893967367">
            <text:p>38.10</text:p>
          </table:table-cell>
          <table:table-cell office:value-type="float" office:value="284679.698187466">
            <text:p>284680</text:p>
          </table:table-cell>
          <table:table-cell office:value-type="float" office:value="0.208896235679359">
            <text:p>0.209</text:p>
          </table:table-cell>
          <table:table-cell office:value-type="float" office:value="7.43011021596272">
            <text:p>7.43</text:p>
          </table:table-cell>
          <table:table-cell table:number-columns-repeated="5"/>
        </table:table-row>
        <table:table-row table:style-name="ro1">
          <table:table-cell office:value-type="string">
            <text:p>20230926T143746p963849</text:p>
          </table:table-cell>
          <table:table-cell table:formula="of:=1/([.D71]*0.7+[.E71]/100*0.3)" office:value-type="float" office:value="0.845990583176683">
            <text:p>0.85</text:p>
          </table:table-cell>
          <table:table-cell office:value-type="float" office:value="893.192646028989">
            <text:p>893</text:p>
          </table:table-cell>
          <table:table-cell table:formula="of:=(ABS([.C71]-[.$O$2]))/[.C71]" office:value-type="float" office:value="1.46307446638852">
            <text:p>1.463</text:p>
          </table:table-cell>
          <table:table-cell office:value-type="float" office:value="52.6313759359532">
            <text:p>52.63</text:p>
          </table:table-cell>
          <table:table-cell office:value-type="float" office:value="7.04387291981846">
            <text:p>7.04</text:p>
          </table:table-cell>
          <table:table-cell office:value-type="float" office:value="10.8235989580699">
            <text:p>10.82</text:p>
          </table:table-cell>
          <table:table-cell office:value-type="float" office:value="225302.912295406">
            <text:p>225303</text:p>
          </table:table-cell>
          <table:table-cell office:value-type="float" office:value="0.191798442284739">
            <text:p>0.192</text:p>
          </table:table-cell>
          <table:table-cell office:value-type="float" office:value="4.89391375343168">
            <text:p>4.89</text:p>
          </table:table-cell>
          <table:table-cell table:number-columns-repeated="5"/>
        </table:table-row>
        <table:table-row table:style-name="ro1">
          <table:table-cell office:value-type="string">
            <text:p>20230926T143835p964743</text:p>
          </table:table-cell>
          <table:table-cell table:formula="of:=1/([.D72]*0.7+[.E72]/100*0.3)" office:value-type="float" office:value="1.00613171411642">
            <text:p>1.01</text:p>
          </table:table-cell>
          <table:table-cell office:value-type="float" office:value="999.737084978741">
            <text:p>1000</text:p>
          </table:table-cell>
          <table:table-cell table:formula="of:=(ABS([.C72]-[.$O$2]))/[.C72]" office:value-type="float" office:value="1.20057856516024">
            <text:p>1.201</text:p>
          </table:table-cell>
          <table:table-cell office:value-type="float" office:value="51.1668863515748">
            <text:p>51.17</text:p>
          </table:table-cell>
          <table:table-cell office:value-type="float" office:value="7.4656037637219">
            <text:p>7.47</text:p>
          </table:table-cell>
          <table:table-cell office:value-type="float" office:value="34.7660059938799">
            <text:p>34.77</text:p>
          </table:table-cell>
          <table:table-cell office:value-type="float" office:value="228297.964718444">
            <text:p>228298</text:p>
          </table:table-cell>
          <table:table-cell office:value-type="float" office:value="0.26576123995324">
            <text:p>0.266</text:p>
          </table:table-cell>
          <table:table-cell office:value-type="float" office:value="4.46562367920546">
            <text:p>4.47</text:p>
          </table:table-cell>
          <table:table-cell table:number-columns-repeated="5"/>
        </table:table-row>
        <table:table-row table:style-name="ro1">
          <table:table-cell office:value-type="string">
            <text:p>20230926T143758p964044</text:p>
          </table:table-cell>
          <table:table-cell table:formula="of:=1/([.D73]*0.7+[.E73]/100*0.3)" office:value-type="float" office:value="1.0825059155938">
            <text:p>1.08</text:p>
          </table:table-cell>
          <table:table-cell office:value-type="float" office:value="1051.87507194175">
            <text:p>1052</text:p>
          </table:table-cell>
          <table:table-cell table:formula="of:=(ABS([.C73]-[.$O$2]))/[.C73]" office:value-type="float" office:value="1.09150312492797">
            <text:p>1.092</text:p>
          </table:table-cell>
          <table:table-cell office:value-type="float" office:value="53.2434310589435">
            <text:p>53.24</text:p>
          </table:table-cell>
          <table:table-cell office:value-type="float" office:value="18.3098506743738">
            <text:p>18.31</text:p>
          </table:table-cell>
          <table:table-cell office:value-type="float" office:value="21.7006812765827">
            <text:p>21.70</text:p>
          </table:table-cell>
          <table:table-cell office:value-type="float" office:value="288617.668918526">
            <text:p>288618</text:p>
          </table:table-cell>
          <table:table-cell office:value-type="float" office:value="0.284664123043111">
            <text:p>0.285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6T143856p965234</text:p>
          </table:table-cell>
          <table:table-cell table:formula="of:=1/([.D74]*0.7+[.E74]/100*0.3)" office:value-type="float" office:value="0.706770007390629">
            <text:p>0.71</text:p>
          </table:table-cell>
          <table:table-cell office:value-type="float" office:value="749.985451121313">
            <text:p>750</text:p>
          </table:table-cell>
          <table:table-cell table:formula="of:=(ABS([.C74]-[.$O$2]))/[.C74]" office:value-type="float" office:value="1.93339023671826">
            <text:p>1.933</text:p>
          </table:table-cell>
          <table:table-cell office:value-type="float" office:value="20.5047550685211">
            <text:p>20.50</text:p>
          </table:table-cell>
          <table:table-cell office:value-type="float" office:value="8.01871167251952">
            <text:p>8.02</text:p>
          </table:table-cell>
          <table:table-cell office:value-type="float" office:value="24.0121157938244">
            <text:p>24.01</text:p>
          </table:table-cell>
          <table:table-cell office:value-type="float" office:value="287225.168394298">
            <text:p>287225</text:p>
          </table:table-cell>
          <table:table-cell office:value-type="float" office:value="0.172782898277174">
            <text:p>0.173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6T143804p964151</text:p>
          </table:table-cell>
          <table:table-cell table:formula="of:=1/([.D75]*0.7+[.E75]/100*0.3)" office:value-type="float" office:value="0.985796852013124">
            <text:p>0.99</text:p>
          </table:table-cell>
          <table:table-cell office:value-type="float" office:value="938.290640398073">
            <text:p>938</text:p>
          </table:table-cell>
          <table:table-cell table:formula="of:=(ABS([.C75]-[.$O$2]))/[.C75]" office:value-type="float" office:value="1.34468927353538">
            <text:p>1.345</text:p>
          </table:table-cell>
          <table:table-cell office:value-type="float" office:value="24.3750974662099">
            <text:p>24.38</text:p>
          </table:table-cell>
          <table:table-cell office:value-type="float" office:value="14.7991329479769">
            <text:p>14.80</text:p>
          </table:table-cell>
          <table:table-cell office:value-type="float" office:value="27.9288566886648">
            <text:p>27.93</text:p>
          </table:table-cell>
          <table:table-cell office:value-type="float" office:value="363302.072969936">
            <text:p>363302</text:p>
          </table:table-cell>
          <table:table-cell office:value-type="float" office:value="0.116856128797863">
            <text:p>0.117</text:p>
          </table:table-cell>
          <table:table-cell office:value-type="float" office:value="98.3089923095922">
            <text:p>98.31</text:p>
          </table:table-cell>
          <table:table-cell table:number-columns-repeated="5"/>
        </table:table-row>
        <table:table-row table:style-name="ro1">
          <table:table-cell office:value-type="string">
            <text:p>20230926T224844p1008512</text:p>
          </table:table-cell>
          <table:table-cell table:formula="of:=1/([.D76]*0.7+[.E76]/100*0.3)" office:value-type="float" office:value="0.408225484443304">
            <text:p>0.41</text:p>
          </table:table-cell>
          <table:table-cell office:value-type="float" office:value="545.644004476383">
            <text:p>546</text:p>
          </table:table-cell>
          <table:table-cell table:formula="of:=(ABS([.C76]-[.$O$2]))/[.C76]" office:value-type="float" office:value="3.03193287555902">
            <text:p>3.032</text:p>
          </table:table-cell>
          <table:table-cell office:value-type="float" office:value="109.091191219913">
            <text:p>109.09</text:p>
          </table:table-cell>
          <table:table-cell office:value-type="float" office:value="10.3898121387283">
            <text:p>10.39</text:p>
          </table:table-cell>
          <table:table-cell office:value-type="float" office:value="38.4837382031064">
            <text:p>38.48</text:p>
          </table:table-cell>
          <table:table-cell office:value-type="float" office:value="305105.000685394">
            <text:p>305105</text:p>
          </table:table-cell>
          <table:table-cell office:value-type="float" office:value="0.330400185920333">
            <text:p>0.330</text:p>
          </table:table-cell>
          <table:table-cell office:value-type="float" office:value="57.8910118232267">
            <text:p>57.89</text:p>
          </table:table-cell>
          <table:table-cell table:number-columns-repeated="5"/>
        </table:table-row>
        <table:table-row table:style-name="ro1">
          <table:table-cell office:value-type="string">
            <text:p>20230926T224735p1007162</text:p>
          </table:table-cell>
          <table:table-cell table:formula="of:=1/([.D77]*0.7+[.E77]/100*0.3)" office:value-type="float" office:value="0.393346972139068">
            <text:p>0.39</text:p>
          </table:table-cell>
          <table:table-cell office:value-type="float" office:value="520.588938255311">
            <text:p>521</text:p>
          </table:table-cell>
          <table:table-cell table:formula="of:=(ABS([.C77]-[.$O$2]))/[.C77]" office:value-type="float" office:value="3.22598299413166">
            <text:p>3.226</text:p>
          </table:table-cell>
          <table:table-cell office:value-type="float" office:value="94.6988773064052">
            <text:p>94.70</text:p>
          </table:table-cell>
          <table:table-cell office:value-type="float" office:value="10.2773362235067">
            <text:p>10.28</text:p>
          </table:table-cell>
          <table:table-cell office:value-type="float" office:value="35.8010087344043">
            <text:p>35.80</text:p>
          </table:table-cell>
          <table:table-cell office:value-type="float" office:value="330290.232955263">
            <text:p>330290</text:p>
          </table:table-cell>
          <table:table-cell office:value-type="float" office:value="0.258091193389931">
            <text:p>0.258</text:p>
          </table:table-cell>
          <table:table-cell office:value-type="float" office:value="55.0404919224825">
            <text:p>55.04</text:p>
          </table:table-cell>
          <table:table-cell table:number-columns-repeated="5"/>
        </table:table-row>
        <table:table-row table:style-name="ro1">
          <table:table-cell office:value-type="string">
            <text:p>20230926T224820p1008006</text:p>
          </table:table-cell>
          <table:table-cell table:formula="of:=1/([.D78]*0.7+[.E78]/100*0.3)" office:value-type="float" office:value="0.551564210241119">
            <text:p>0.55</text:p>
          </table:table-cell>
          <table:table-cell office:value-type="float" office:value="709.806245419054">
            <text:p>710</text:p>
          </table:table-cell>
          <table:table-cell table:formula="of:=(ABS([.C78]-[.$O$2]))/[.C78]" office:value-type="float" office:value="2.09943736646212">
            <text:p>2.099</text:p>
          </table:table-cell>
          <table:table-cell office:value-type="float" office:value="114.473127754749">
            <text:p>114.47</text:p>
          </table:table-cell>
          <table:table-cell office:value-type="float" office:value="10.1457129094412">
            <text:p>10.15</text:p>
          </table:table-cell>
          <table:table-cell office:value-type="float" office:value="39.0912876735454">
            <text:p>39.09</text:p>
          </table:table-cell>
          <table:table-cell office:value-type="float" office:value="204329.282382995">
            <text:p>204329</text:p>
          </table:table-cell>
          <table:table-cell office:value-type="float" office:value="0.28358247120157">
            <text:p>0.284</text:p>
          </table:table-cell>
          <table:table-cell office:value-type="float" office:value="65.7053150824824">
            <text:p>65.71</text:p>
          </table:table-cell>
          <table:table-cell table:number-columns-repeated="5"/>
        </table:table-row>
        <table:table-row table:style-name="ro1">
          <table:table-cell office:value-type="string">
            <text:p>20230926T224805p1007713</text:p>
          </table:table-cell>
          <table:table-cell table:formula="of:=1/([.D79]*0.7+[.E79]/100*0.3)" office:value-type="float" office:value="0.538900267777435">
            <text:p>0.54</text:p>
          </table:table-cell>
          <table:table-cell office:value-type="float" office:value="636.022162050136">
            <text:p>636</text:p>
          </table:table-cell>
          <table:table-cell table:formula="of:=(ABS([.C79]-[.$O$2]))/[.C79]" office:value-type="float" office:value="2.45899896460932">
            <text:p>2.459</text:p>
          </table:table-cell>
          <table:table-cell office:value-type="float" office:value="44.7772151198977">
            <text:p>44.78</text:p>
          </table:table-cell>
          <table:table-cell office:value-type="float" office:value="16.0266136801541">
            <text:p>16.03</text:p>
          </table:table-cell>
          <table:table-cell office:value-type="float" office:value="10.4555752227036">
            <text:p>10.46</text:p>
          </table:table-cell>
          <table:table-cell office:value-type="float" office:value="249945.145210001">
            <text:p>249945</text:p>
          </table:table-cell>
          <table:table-cell office:value-type="float" office:value="0.262393513682732">
            <text:p>0.262</text:p>
          </table:table-cell>
          <table:table-cell office:value-type="float" office:value="28.4422455545919">
            <text:p>28.44</text:p>
          </table:table-cell>
          <table:table-cell table:number-columns-repeated="5"/>
        </table:table-row>
        <table:table-row table:style-name="ro1">
          <table:table-cell office:value-type="string">
            <text:p>20230926T224814p1007874</text:p>
          </table:table-cell>
          <table:table-cell table:formula="of:=1/([.D80]*0.7+[.E80]/100*0.3)" office:value-type="float" office:value="0.50930947233929">
            <text:p>0.51</text:p>
          </table:table-cell>
          <table:table-cell office:value-type="float" office:value="612.148958362812">
            <text:p>612</text:p>
          </table:table-cell>
          <table:table-cell table:formula="of:=(ABS([.C80]-[.$O$2]))/[.C80]" office:value-type="float" office:value="2.59389650173364">
            <text:p>2.594</text:p>
          </table:table-cell>
          <table:table-cell office:value-type="float" office:value="49.238405504856">
            <text:p>49.24</text:p>
          </table:table-cell>
          <table:table-cell office:value-type="float" office:value="12.1041666666667">
            <text:p>12.10</text:p>
          </table:table-cell>
          <table:table-cell office:value-type="float" office:value="34.7660059938799">
            <text:p>34.77</text:p>
          </table:table-cell>
          <table:table-cell office:value-type="float" office:value="356516.310019076">
            <text:p>356516</text:p>
          </table:table-cell>
          <table:table-cell office:value-type="float" office:value="0.200090926546903">
            <text:p>0.200</text:p>
          </table:table-cell>
          <table:table-cell office:value-type="float" office:value="58.4428608369813">
            <text:p>58.44</text:p>
          </table:table-cell>
          <table:table-cell table:number-columns-repeated="5"/>
        </table:table-row>
        <table:table-row table:style-name="ro1">
          <table:table-cell office:value-type="string">
            <text:p>20230926T224811p1007823</text:p>
          </table:table-cell>
          <table:table-cell table:formula="of:=1/([.D81]*0.7+[.E81]/100*0.3)" office:value-type="float" office:value="0.470330025126651">
            <text:p>0.47</text:p>
          </table:table-cell>
          <table:table-cell office:value-type="float" office:value="613.384036786438">
            <text:p>613</text:p>
          </table:table-cell>
          <table:table-cell table:formula="of:=(ABS([.C81]-[.$O$2]))/[.C81]" office:value-type="float" office:value="2.58666001731306">
            <text:p>2.587</text:p>
          </table:table-cell>
          <table:table-cell office:value-type="float" office:value="105.168202762994">
            <text:p>105.17</text:p>
          </table:table-cell>
          <table:table-cell office:value-type="float" office:value="14.1495664739884">
            <text:p>14.15</text:p>
          </table:table-cell>
          <table:table-cell office:value-type="float" office:value="22.9405183324947">
            <text:p>22.94</text:p>
          </table:table-cell>
          <table:table-cell office:value-type="float" office:value="386715.10960154">
            <text:p>386715</text:p>
          </table:table-cell>
          <table:table-cell office:value-type="float" office:value="0.284664123043111">
            <text:p>0.285</text:p>
          </table:table-cell>
          <table:table-cell office:value-type="float" office:value="49.7691077047303">
            <text:p>49.77</text:p>
          </table:table-cell>
          <table:table-cell table:number-columns-repeated="5"/>
        </table:table-row>
        <table:table-row table:style-name="ro1">
          <table:table-cell office:value-type="string">
            <text:p>20230926T224829p1008235</text:p>
          </table:table-cell>
          <table:table-cell table:formula="of:=1/([.D82]*0.7+[.E82]/100*0.3)" office:value-type="float" office:value="0.815114490877576">
            <text:p>0.82</text:p>
          </table:table-cell>
          <table:table-cell office:value-type="float" office:value="1034.82811948525">
            <text:p>1035</text:p>
          </table:table-cell>
          <table:table-cell table:formula="of:=(ABS([.C82]-[.$O$2]))/[.C82]" office:value-type="float" office:value="1.12595691842461">
            <text:p>1.126</text:p>
          </table:table-cell>
          <table:table-cell office:value-type="float" office:value="146.217226243811">
            <text:p>146.22</text:p>
          </table:table-cell>
          <table:table-cell office:value-type="float" office:value="10.7074903660886">
            <text:p>10.71</text:p>
          </table:table-cell>
          <table:table-cell office:value-type="float" office:value="16.4000337901326">
            <text:p>16.40</text:p>
          </table:table-cell>
          <table:table-cell office:value-type="float" office:value="259028.361844299">
            <text:p>259028</text:p>
          </table:table-cell>
          <table:table-cell office:value-type="float" office:value="0.256479575608325">
            <text:p>0.256</text:p>
          </table:table-cell>
          <table:table-cell office:value-type="float" office:value="91.0268408744728">
            <text:p>91.03</text:p>
          </table:table-cell>
          <table:table-cell table:number-columns-repeated="5"/>
        </table:table-row>
        <table:table-row table:style-name="ro1">
          <table:table-cell office:value-type="string">
            <text:p>20230926T224859p1008868</text:p>
          </table:table-cell>
          <table:table-cell table:formula="of:=1/([.D83]*0.7+[.E83]/100*0.3)" office:value-type="float" office:value="0.966738708287127">
            <text:p>0.97</text:p>
          </table:table-cell>
          <table:table-cell office:value-type="float" office:value="967.103880382019">
            <text:p>967</text:p>
          </table:table-cell>
          <table:table-cell table:formula="of:=(ABS([.C83]-[.$O$2]))/[.C83]" office:value-type="float" office:value="1.27483318454991">
            <text:p>1.275</text:p>
          </table:table-cell>
          <table:table-cell office:value-type="float" office:value="47.3408131703371">
            <text:p>47.34</text:p>
          </table:table-cell>
          <table:table-cell office:value-type="float" office:value="10.3459778420039">
            <text:p>10.35</text:p>
          </table:table-cell>
          <table:table-cell office:value-type="float" office:value="36.1227040217688">
            <text:p>36.12</text:p>
          </table:table-cell>
          <table:table-cell office:value-type="float" office:value="249945.145210001">
            <text:p>249945</text:p>
          </table:table-cell>
          <table:table-cell office:value-type="float" office:value="0.175248401699628">
            <text:p>0.175</text:p>
          </table:table-cell>
          <table:table-cell office:value-type="float" office:value="85.21023205219">
            <text:p>85.21</text:p>
          </table:table-cell>
          <table:table-cell table:number-columns-repeated="5"/>
        </table:table-row>
        <table:table-row table:style-name="ro1">
          <table:table-cell office:value-type="string">
            <text:p>20230926T224729p1007077</text:p>
          </table:table-cell>
          <table:table-cell table:formula="of:=1/([.D84]*0.7+[.E84]/100*0.3)" office:value-type="float" office:value="0.400651729299094">
            <text:p>0.40</text:p>
          </table:table-cell>
          <table:table-cell office:value-type="float" office:value="504.95866628251">
            <text:p>505</text:p>
          </table:table-cell>
          <table:table-cell table:formula="of:=(ABS([.C84]-[.$O$2]))/[.C84]" office:value-type="float" office:value="3.35679224241527">
            <text:p>3.357</text:p>
          </table:table-cell>
          <table:table-cell office:value-type="float" office:value="48.7262493765967">
            <text:p>48.73</text:p>
          </table:table-cell>
          <table:table-cell office:value-type="float" office:value="17.447133911368">
            <text:p>17.45</text:p>
          </table:table-cell>
          <table:table-cell office:value-type="float" office:value="38.1005001861119">
            <text:p>38.10</text:p>
          </table:table-cell>
          <table:table-cell office:value-type="float" office:value="362883.979584949">
            <text:p>362884</text:p>
          </table:table-cell>
          <table:table-cell office:value-type="float" office:value="0.0361323955710696">
            <text:p>0.036</text:p>
          </table:table-cell>
          <table:table-cell office:value-type="float" office:value="32.2367460286649">
            <text:p>32.24</text:p>
          </table:table-cell>
          <table:table-cell table:number-columns-repeated="5"/>
        </table:table-row>
        <table:table-row table:style-name="ro1">
          <table:table-cell office:value-type="string">
            <text:p>20230926T224808p1007774</text:p>
          </table:table-cell>
          <table:table-cell table:formula="of:=1/([.D85]*0.7+[.E85]/100*0.3)" office:value-type="float" office:value="0.386441808687726">
            <text:p>0.39</text:p>
          </table:table-cell>
          <table:table-cell office:value-type="float" office:value="477.905704445747">
            <text:p>478</text:p>
          </table:table-cell>
          <table:table-cell table:formula="of:=(ABS([.C85]-[.$O$2]))/[.C85]" office:value-type="float" office:value="3.60341858139454">
            <text:p>3.603</text:p>
          </table:table-cell>
          <table:table-cell office:value-type="float" office:value="21.7729065501208">
            <text:p>21.77</text:p>
          </table:table-cell>
          <table:table-cell office:value-type="float" office:value="16.5016859344894">
            <text:p>16.50</text:p>
          </table:table-cell>
          <table:table-cell office:value-type="float" office:value="21.7006812765827">
            <text:p>21.70</text:p>
          </table:table-cell>
          <table:table-cell office:value-type="float" office:value="251422.601559273">
            <text:p>251423</text:p>
          </table:table-cell>
          <table:table-cell office:value-type="float" office:value="0.366107229619121">
            <text:p>0.366</text:p>
          </table:table-cell>
          <table:table-cell office:value-type="float" office:value="45.3972800374844">
            <text:p>45.40</text:p>
          </table:table-cell>
          <table:table-cell table:number-columns-repeated="5"/>
        </table:table-row>
        <table:table-row table:style-name="ro1">
          <table:table-cell office:value-type="string">
            <text:p>20230926T224856p1008814</text:p>
          </table:table-cell>
          <table:table-cell table:formula="of:=1/([.D86]*0.7+[.E86]/100*0.3)" office:value-type="float" office:value="0.577771871081516">
            <text:p>0.58</text:p>
          </table:table-cell>
          <table:table-cell office:value-type="float" office:value="655.602167308906">
            <text:p>656</text:p>
          </table:table-cell>
          <table:table-cell table:formula="of:=(ABS([.C86]-[.$O$2]))/[.C86]" office:value-type="float" office:value="2.3556936045994">
            <text:p>2.356</text:p>
          </table:table-cell>
          <table:table-cell office:value-type="float" office:value="27.2671338687254">
            <text:p>27.27</text:p>
          </table:table-cell>
          <table:table-cell office:value-type="float" office:value="6.98401295153294">
            <text:p>6.98</text:p>
          </table:table-cell>
          <table:table-cell office:value-type="float" office:value="22.4368770649292">
            <text:p>22.44</text:p>
          </table:table-cell>
          <table:table-cell office:value-type="float" office:value="350241.783015723">
            <text:p>350242</text:p>
          </table:table-cell>
          <table:table-cell office:value-type="float" office:value="0.242448052351702">
            <text:p>0.242</text:p>
          </table:table-cell>
          <table:table-cell office:value-type="float" office:value="31.0844530765754">
            <text:p>31.08</text:p>
          </table:table-cell>
          <table:table-cell table:number-columns-repeated="5"/>
        </table:table-row>
        <table:table-row table:style-name="ro1">
          <table:table-cell office:value-type="string">
            <text:p>20230926T224826p1008162</text:p>
          </table:table-cell>
          <table:table-cell table:formula="of:=1/([.D87]*0.7+[.E87]/100*0.3)" office:value-type="float" office:value="0.3437616995475">
            <text:p>0.34</text:p>
          </table:table-cell>
          <table:table-cell office:value-type="float" office:value="435.878879357027">
            <text:p>436</text:p>
          </table:table-cell>
          <table:table-cell table:formula="of:=(ABS([.C87]-[.$O$2]))/[.C87]" office:value-type="float" office:value="4.04727369044644">
            <text:p>4.047</text:p>
          </table:table-cell>
          <table:table-cell office:value-type="float" office:value="25.3001060338401">
            <text:p>25.30</text:p>
          </table:table-cell>
          <table:table-cell office:value-type="float" office:value="13.4135356454721">
            <text:p>13.41</text:p>
          </table:table-cell>
          <table:table-cell office:value-type="float" office:value="18.0017686189121">
            <text:p>18.00</text:p>
          </table:table-cell>
          <table:table-cell office:value-type="float" office:value="337526.393411782">
            <text:p>337526</text:p>
          </table:table-cell>
          <table:table-cell office:value-type="float" office:value="0.223132730110908">
            <text:p>0.223</text:p>
          </table:table-cell>
          <table:table-cell office:value-type="float" office:value="62.3973271395145">
            <text:p>62.40</text:p>
          </table:table-cell>
          <table:table-cell table:number-columns-repeated="5"/>
        </table:table-row>
        <table:table-row table:style-name="ro1">
          <table:table-cell office:value-type="string">
            <text:p>20230926T224744p1007300</text:p>
          </table:table-cell>
          <table:table-cell table:formula="of:=1/([.D88]*0.7+[.E88]/100*0.3)" office:value-type="float" office:value="0.727294346053932">
            <text:p>0.73</text:p>
          </table:table-cell>
          <table:table-cell office:value-type="float" office:value="782.025935463856">
            <text:p>782</text:p>
          </table:table-cell>
          <table:table-cell table:formula="of:=(ABS([.C88]-[.$O$2]))/[.C88]" office:value-type="float" office:value="1.81320593120109">
            <text:p>1.813</text:p>
          </table:table-cell>
          <table:table-cell office:value-type="float" office:value="35.2383254553233">
            <text:p>35.24</text:p>
          </table:table-cell>
          <table:table-cell office:value-type="float" office:value="15.8541666666667">
            <text:p>15.85</text:p>
          </table:table-cell>
          <table:table-cell office:value-type="float" office:value="26.2597548006223">
            <text:p>26.26</text:p>
          </table:table-cell>
          <table:table-cell office:value-type="float" office:value="355648.614712117">
            <text:p>355649</text:p>
          </table:table-cell>
          <table:table-cell office:value-type="float" office:value="0.309497037630899">
            <text:p>0.309</text:p>
          </table:table-cell>
          <table:table-cell office:value-type="float" office:value="15.5833970315809">
            <text:p>15.58</text:p>
          </table:table-cell>
          <table:table-cell table:number-columns-repeated="5"/>
        </table:table-row>
        <table:table-row table:style-name="ro1">
          <table:table-cell office:value-type="string">
            <text:p>20230926T224853p1008732</text:p>
          </table:table-cell>
          <table:table-cell table:formula="of:=1/([.D89]*0.7+[.E89]/100*0.3)" office:value-type="float" office:value="0.787867486299115">
            <text:p>0.79</text:p>
          </table:table-cell>
          <table:table-cell office:value-type="float" office:value="833.049359861642">
            <text:p>833</text:p>
          </table:table-cell>
          <table:table-cell table:formula="of:=(ABS([.C89]-[.$O$2]))/[.C89]" office:value-type="float" office:value="1.64089993462739">
            <text:p>1.641</text:p>
          </table:table-cell>
          <table:table-cell office:value-type="float" office:value="40.2063404985829">
            <text:p>40.21</text:p>
          </table:table-cell>
          <table:table-cell office:value-type="float" office:value="13.7351878612717">
            <text:p>13.74</text:p>
          </table:table-cell>
          <table:table-cell office:value-type="float" office:value="15.5969791547394">
            <text:p>15.60</text:p>
          </table:table-cell>
          <table:table-cell office:value-type="float" office:value="339082.436411238">
            <text:p>339082</text:p>
          </table:table-cell>
          <table:table-cell office:value-type="float" office:value="0.27820310036051">
            <text:p>0.278</text:p>
          </table:table-cell>
          <table:table-cell office:value-type="float" office:value="82.9751372657392">
            <text:p>82.98</text:p>
          </table:table-cell>
          <table:table-cell table:number-columns-repeated="5"/>
        </table:table-row>
        <table:table-row table:style-name="ro1">
          <table:table-cell office:value-type="string">
            <text:p>20230926T224753p1007474</text:p>
          </table:table-cell>
          <table:table-cell table:formula="of:=1/([.D90]*0.7+[.E90]/100*0.3)" office:value-type="float" office:value="0.369229993837084">
            <text:p>0.37</text:p>
          </table:table-cell>
          <table:table-cell office:value-type="float" office:value="459.458291714229">
            <text:p>459</text:p>
          </table:table-cell>
          <table:table-cell table:formula="of:=(ABS([.C90]-[.$O$2]))/[.C90]" office:value-type="float" office:value="3.78824746375095">
            <text:p>3.788</text:p>
          </table:table-cell>
          <table:table-cell office:value-type="float" office:value="18.8552654287128">
            <text:p>18.86</text:p>
          </table:table-cell>
          <table:table-cell office:value-type="float" office:value="17.0050553683197">
            <text:p>17.01</text:p>
          </table:table-cell>
          <table:table-cell office:value-type="float" office:value="27.9288566886648">
            <text:p>27.93</text:p>
          </table:table-cell>
          <table:table-cell office:value-type="float" office:value="224787.478312982">
            <text:p>224787</text:p>
          </table:table-cell>
          <table:table-cell office:value-type="float" office:value="0.242678044424777">
            <text:p>0.243</text:p>
          </table:table-cell>
          <table:table-cell office:value-type="float" office:value="46.3701155457426">
            <text:p>46.37</text:p>
          </table:table-cell>
          <table:table-cell table:number-columns-repeated="5"/>
        </table:table-row>
        <table:table-row table:style-name="ro1">
          <table:table-cell office:value-type="string">
            <text:p>20230926T224726p1007038</text:p>
          </table:table-cell>
          <table:table-cell table:formula="of:=1/([.D91]*0.7+[.E91]/100*0.3)" office:value-type="float" office:value="0.50198507524502">
            <text:p>0.50</text:p>
          </table:table-cell>
          <table:table-cell office:value-type="float" office:value="630.907179917223">
            <text:p>631</text:p>
          </table:table-cell>
          <table:table-cell table:formula="of:=(ABS([.C91]-[.$O$2]))/[.C91]" office:value-type="float" office:value="2.48704226236361">
            <text:p>2.487</text:p>
          </table:table-cell>
          <table:table-cell office:value-type="float" office:value="83.7205049647881">
            <text:p>83.72</text:p>
          </table:table-cell>
          <table:table-cell office:value-type="float" office:value="7.34474647151072">
            <text:p>7.34</text:p>
          </table:table-cell>
          <table:table-cell office:value-type="float" office:value="25.3146126945674">
            <text:p>25.31</text:p>
          </table:table-cell>
          <table:table-cell office:value-type="float" office:value="227603.09356894">
            <text:p>227603</text:p>
          </table:table-cell>
          <table:table-cell office:value-type="float" office:value="0.382449109025926">
            <text:p>0.382</text:p>
          </table:table-cell>
          <table:table-cell office:value-type="float" office:value="18.3401732306279">
            <text:p>18.34</text:p>
          </table:table-cell>
          <table:table-cell table:number-columns-repeated="5"/>
        </table:table-row>
        <table:table-row table:style-name="ro1">
          <table:table-cell office:value-type="string">
            <text:p>20230926T224850p1008649</text:p>
          </table:table-cell>
          <table:table-cell table:formula="of:=1/([.D92]*0.7+[.E92]/100*0.3)" office:value-type="float" office:value="0.393154903861075">
            <text:p>0.39</text:p>
          </table:table-cell>
          <table:table-cell office:value-type="float" office:value="484.666228163536">
            <text:p>485</text:p>
          </table:table-cell>
          <table:table-cell table:formula="of:=(ABS([.C92]-[.$O$2]))/[.C92]" office:value-type="float" office:value="3.53920630768124">
            <text:p>3.539</text:p>
          </table:table-cell>
          <table:table-cell office:value-type="float" office:value="22.0274322717756">
            <text:p>22.03</text:p>
          </table:table-cell>
          <table:table-cell office:value-type="float" office:value="14.3198458574181">
            <text:p>14.32</text:p>
          </table:table-cell>
          <table:table-cell office:value-type="float" office:value="27.6891309857972">
            <text:p>27.69</text:p>
          </table:table-cell>
          <table:table-cell office:value-type="float" office:value="306270.687798791">
            <text:p>306271</text:p>
          </table:table-cell>
          <table:table-cell office:value-type="float" office:value="0.0320142387170991">
            <text:p>0.032</text:p>
          </table:table-cell>
          <table:table-cell office:value-type="float" office:value="61.8308596697323">
            <text:p>61.83</text:p>
          </table:table-cell>
          <table:table-cell table:number-columns-repeated="5"/>
        </table:table-row>
        <table:table-row table:style-name="ro1">
          <table:table-cell office:value-type="string">
            <text:p>20230926T224723p1006991</text:p>
          </table:table-cell>
          <table:table-cell table:formula="of:=1/([.D93]*0.7+[.E93]/100*0.3)" office:value-type="float" office:value="0.478212616279986">
            <text:p>0.48</text:p>
          </table:table-cell>
          <table:table-cell office:value-type="float" office:value="576.871203159472">
            <text:p>577</text:p>
          </table:table-cell>
          <table:table-cell table:formula="of:=(ABS([.C93]-[.$O$2]))/[.C93]" office:value-type="float" office:value="2.81367623821539">
            <text:p>2.814</text:p>
          </table:table-cell>
          <table:table-cell office:value-type="float" office:value="40.5155680074467">
            <text:p>40.52</text:p>
          </table:table-cell>
          <table:table-cell office:value-type="float" office:value="17.7266377649326">
            <text:p>17.73</text:p>
          </table:table-cell>
          <table:table-cell office:value-type="float" office:value="25.3146126945674">
            <text:p>25.31</text:p>
          </table:table-cell>
          <table:table-cell office:value-type="float" office:value="238597.897263294">
            <text:p>238598</text:p>
          </table:table-cell>
          <table:table-cell office:value-type="float" office:value="0.116779846255773">
            <text:p>0.117</text:p>
          </table:table-cell>
          <table:table-cell office:value-type="float" office:value="19.8846528083309">
            <text:p>19.88</text:p>
          </table:table-cell>
          <table:table-cell table:number-columns-repeated="5"/>
        </table:table-row>
        <table:table-row table:style-name="ro1">
          <table:table-cell office:value-type="string">
            <text:p>20230926T224909p1009086</text:p>
          </table:table-cell>
          <table:table-cell table:formula="of:=1/([.D94]*0.7+[.E94]/100*0.3)" office:value-type="float" office:value="0.296526806283574">
            <text:p>0.30</text:p>
          </table:table-cell>
          <table:table-cell office:value-type="float" office:value="384.168904016948">
            <text:p>384</text:p>
          </table:table-cell>
          <table:table-cell table:formula="of:=(ABS([.C94]-[.$O$2]))/[.C94]" office:value-type="float" office:value="4.72664777652838">
            <text:p>4.727</text:p>
          </table:table-cell>
          <table:table-cell office:value-type="float" office:value="21.2409815668931">
            <text:p>21.24</text:p>
          </table:table-cell>
          <table:table-cell office:value-type="float" office:value="18.564908477842">
            <text:p>18.56</text:p>
          </table:table-cell>
          <table:table-cell office:value-type="float" office:value="24.0121157938244">
            <text:p>24.01</text:p>
          </table:table-cell>
          <table:table-cell office:value-type="float" office:value="319979.415660664">
            <text:p>319979</text:p>
          </table:table-cell>
          <table:table-cell office:value-type="float" office:value="0.204116757985379">
            <text:p>0.204</text:p>
          </table:table-cell>
          <table:table-cell office:value-type="float" office:value="23.491917739268">
            <text:p>23.49</text:p>
          </table:table-cell>
          <table:table-cell table:number-columns-repeated="5"/>
        </table:table-row>
        <table:table-row table:style-name="ro1">
          <table:table-cell office:value-type="string">
            <text:p>20230926T224732p1007130</text:p>
          </table:table-cell>
          <table:table-cell table:formula="of:=1/([.D95]*0.7+[.E95]/100*0.3)" office:value-type="float" office:value="0.168125103098443">
            <text:p>0.17</text:p>
          </table:table-cell>
          <table:table-cell office:value-type="float" office:value="234.413002030835">
            <text:p>234</text:p>
          </table:table-cell>
          <table:table-cell table:formula="of:=(ABS([.C95]-[.$O$2]))/[.C95]" office:value-type="float" office:value="8.38514494051234">
            <text:p>8.385</text:p>
          </table:table-cell>
          <table:table-cell office:value-type="float" office:value="26.1167615145297">
            <text:p>26.12</text:p>
          </table:table-cell>
          <table:table-cell office:value-type="float" office:value="8.35530709298796">
            <text:p>8.36</text:p>
          </table:table-cell>
          <table:table-cell office:value-type="float" office:value="20.5805867691067">
            <text:p>20.58</text:p>
          </table:table-cell>
          <table:table-cell office:value-type="float" office:value="300620.195628744">
            <text:p>300620</text:p>
          </table:table-cell>
          <table:table-cell office:value-type="float" office:value="0.0857306942212749">
            <text:p>0.086</text:p>
          </table:table-cell>
          <table:table-cell office:value-type="float" office:value="31.3332580466369">
            <text:p>31.33</text:p>
          </table:table-cell>
          <table:table-cell table:number-columns-repeated="5"/>
        </table:table-row>
        <table:table-row table:style-name="ro1">
          <table:table-cell office:value-type="string">
            <text:p>20230926T224720p1006942</text:p>
          </table:table-cell>
          <table:table-cell table:formula="of:=1/([.D96]*0.7+[.E96]/100*0.3)" office:value-type="float" office:value="0.433905673830434">
            <text:p>0.43</text:p>
          </table:table-cell>
          <table:table-cell office:value-type="float" office:value="522.130038258059">
            <text:p>522</text:p>
          </table:table-cell>
          <table:table-cell table:formula="of:=(ABS([.C96]-[.$O$2]))/[.C96]" office:value-type="float" office:value="3.21350973665427">
            <text:p>3.214</text:p>
          </table:table-cell>
          <table:table-cell office:value-type="float" office:value="18.3971817638372">
            <text:p>18.40</text:p>
          </table:table-cell>
          <table:table-cell office:value-type="float" office:value="11.3124870143362">
            <text:p>11.31</text:p>
          </table:table-cell>
          <table:table-cell office:value-type="float" office:value="25.3649766665788">
            <text:p>25.36</text:p>
          </table:table-cell>
          <table:table-cell office:value-type="float" office:value="314120.810630811">
            <text:p>314121</text:p>
          </table:table-cell>
          <table:table-cell office:value-type="float" office:value="0.0193809046612733">
            <text:p>0.019</text:p>
          </table:table-cell>
          <table:table-cell office:value-type="float" office:value="98.3089923095922">
            <text:p>98.31</text:p>
          </table:table-cell>
          <table:table-cell table:number-columns-repeated="5"/>
        </table:table-row>
        <table:table-row table:style-name="ro1">
          <table:table-cell office:value-type="string">
            <text:p>20230926T224905p1008992</text:p>
          </table:table-cell>
          <table:table-cell table:formula="of:=1/([.D97]*0.7+[.E97]/100*0.3)" office:value-type="float" office:value="0.289324259875917">
            <text:p>0.29</text:p>
          </table:table-cell>
          <table:table-cell office:value-type="float" office:value="375.868275651005">
            <text:p>376</text:p>
          </table:table-cell>
          <table:table-cell table:formula="of:=(ABS([.C97]-[.$O$2]))/[.C97]" office:value-type="float" office:value="4.8531143555268">
            <text:p>4.853</text:p>
          </table:table-cell>
          <table:table-cell office:value-type="float" office:value="19.7165131182505">
            <text:p>19.72</text:p>
          </table:table-cell>
          <table:table-cell office:value-type="float" office:value="8.05194464828598">
            <text:p>8.05</text:p>
          </table:table-cell>
          <table:table-cell office:value-type="float" office:value="24.0121157938244">
            <text:p>24.01</text:p>
          </table:table-cell>
          <table:table-cell office:value-type="float" office:value="319979.415660664">
            <text:p>319979</text:p>
          </table:table-cell>
          <table:table-cell office:value-type="float" office:value="0.204116757985379">
            <text:p>0.204</text:p>
          </table:table-cell>
          <table:table-cell office:value-type="float" office:value="23.491917739268">
            <text:p>23.49</text:p>
          </table:table-cell>
          <table:table-cell table:number-columns-repeated="5"/>
        </table:table-row>
        <table:table-row table:style-name="ro1">
          <table:table-cell office:value-type="string">
            <text:p>20230926T224750p1007411</text:p>
          </table:table-cell>
          <table:table-cell table:formula="of:=1/([.D98]*0.7+[.E98]/100*0.3)" office:value-type="float" office:value="0.895919395683527">
            <text:p>0.90</text:p>
          </table:table-cell>
          <table:table-cell office:value-type="float" office:value="938.520754805228">
            <text:p>939</text:p>
          </table:table-cell>
          <table:table-cell table:formula="of:=(ABS([.C98]-[.$O$2]))/[.C98]" office:value-type="float" office:value="1.34411438291161">
            <text:p>1.344</text:p>
          </table:table-cell>
          <table:table-cell office:value-type="float" office:value="58.4305905156366">
            <text:p>58.43</text:p>
          </table:table-cell>
          <table:table-cell office:value-type="float" office:value="16.1628131021195">
            <text:p>16.16</text:p>
          </table:table-cell>
          <table:table-cell office:value-type="float" office:value="32.3661394174756">
            <text:p>32.37</text:p>
          </table:table-cell>
          <table:table-cell office:value-type="float" office:value="305105.000685394">
            <text:p>305105</text:p>
          </table:table-cell>
          <table:table-cell office:value-type="float" office:value="0.241045949637411">
            <text:p>0.241</text:p>
          </table:table-cell>
          <table:table-cell office:value-type="float" office:value="8.76989963354006">
            <text:p>8.77</text:p>
          </table:table-cell>
          <table:table-cell table:number-columns-repeated="5"/>
        </table:table-row>
        <table:table-row table:style-name="ro1">
          <table:table-cell office:value-type="string">
            <text:p>20230926T224841p1008471</text:p>
          </table:table-cell>
          <table:table-cell table:formula="of:=1/([.D99]*0.7+[.E99]/100*0.3)" office:value-type="float" office:value="1.05905946086502">
            <text:p>1.06</text:p>
          </table:table-cell>
          <table:table-cell office:value-type="float" office:value="1012.87066900501">
            <text:p>1013</text:p>
          </table:table-cell>
          <table:table-cell table:formula="of:=(ABS([.C99]-[.$O$2]))/[.C99]" office:value-type="float" office:value="1.17204433628349">
            <text:p>1.172</text:p>
          </table:table-cell>
          <table:table-cell office:value-type="float" office:value="41.2676702989839">
            <text:p>41.27</text:p>
          </table:table-cell>
          <table:table-cell office:value-type="float" office:value="17.4894026974952">
            <text:p>17.49</text:p>
          </table:table-cell>
          <table:table-cell office:value-type="float" office:value="34.7660059938799">
            <text:p>34.77</text:p>
          </table:table-cell>
          <table:table-cell office:value-type="float" office:value="313180.110642979">
            <text:p>313180</text:p>
          </table:table-cell>
          <table:table-cell office:value-type="float" office:value="0.102979748132872">
            <text:p>0.103</text:p>
          </table:table-cell>
          <table:table-cell office:value-type="float" office:value="12.0385680657562">
            <text:p>12.04</text:p>
          </table:table-cell>
          <table:table-cell table:number-columns-repeated="5"/>
        </table:table-row>
        <table:table-row table:style-name="ro1">
          <table:table-cell office:value-type="string">
            <text:p>20230926T224738p1007215</text:p>
          </table:table-cell>
          <table:table-cell table:formula="of:=1/([.D100]*0.7+[.E100]/100*0.3)" office:value-type="float" office:value="1.48346420875794">
            <text:p>1.48</text:p>
          </table:table-cell>
          <table:table-cell office:value-type="float" office:value="1355.37550220436">
            <text:p>1355</text:p>
          </table:table-cell>
          <table:table-cell table:formula="of:=(ABS([.C100]-[.$O$2]))/[.C100]" office:value-type="float" office:value="0.623166418768789">
            <text:p>0.623</text:p>
          </table:table-cell>
          <table:table-cell office:value-type="float" office:value="79.2937780537158">
            <text:p>79.29</text:p>
          </table:table-cell>
          <table:table-cell office:value-type="float" office:value="17.0875481695568">
            <text:p>17.09</text:p>
          </table:table-cell>
          <table:table-cell office:value-type="float" office:value="31.733056670666">
            <text:p>31.73</text:p>
          </table:table-cell>
          <table:table-cell office:value-type="float" office:value="248221.661169137">
            <text:p>248222</text:p>
          </table:table-cell>
          <table:table-cell office:value-type="float" office:value="0.382963183194753">
            <text:p>0.383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6T224747p1007353</text:p>
          </table:table-cell>
          <table:table-cell table:formula="of:=1/([.D101]*0.7+[.E101]/100*0.3)" office:value-type="float" office:value="0.823664154902739">
            <text:p>0.82</text:p>
          </table:table-cell>
          <table:table-cell office:value-type="float" office:value="827.208996807704">
            <text:p>827</text:p>
          </table:table-cell>
          <table:table-cell table:formula="of:=(ABS([.C101]-[.$O$2]))/[.C101]" office:value-type="float" office:value="1.65954554228745">
            <text:p>1.660</text:p>
          </table:table-cell>
          <table:table-cell office:value-type="float" office:value="17.4683966013381">
            <text:p>17.47</text:p>
          </table:table-cell>
          <table:table-cell office:value-type="float" office:value="14.5018063583815">
            <text:p>14.50</text:p>
          </table:table-cell>
          <table:table-cell office:value-type="float" office:value="24.3427933112734">
            <text:p>24.34</text:p>
          </table:table-cell>
          <table:table-cell office:value-type="float" office:value="355648.614712117">
            <text:p>355649</text:p>
          </table:table-cell>
          <table:table-cell office:value-type="float" office:value="0.167615695277511">
            <text:p>0.168</text:p>
          </table:table-cell>
          <table:table-cell office:value-type="float" office:value="95.2454703021069">
            <text:p>95.25</text:p>
          </table:table-cell>
          <table:table-cell table:number-columns-repeated="5"/>
        </table:table-row>
        <table:table-row table:style-name="ro1">
          <table:table-cell office:value-type="string">
            <text:p>20230926T224903p1008947</text:p>
          </table:table-cell>
          <table:table-cell table:formula="of:=1/([.D102]*0.7+[.E102]/100*0.3)" office:value-type="float" office:value="1.32063758777515">
            <text:p>1.32</text:p>
          </table:table-cell>
          <table:table-cell office:value-type="float" office:value="1212.87164562293">
            <text:p>1213</text:p>
          </table:table-cell>
          <table:table-cell table:formula="of:=(ABS([.C102]-[.$O$2]))/[.C102]" office:value-type="float" office:value="0.813877014884029">
            <text:p>0.814</text:p>
          </table:table-cell>
          <table:table-cell office:value-type="float" office:value="62.4986995964813">
            <text:p>62.50</text:p>
          </table:table-cell>
          <table:table-cell office:value-type="float" office:value="16.63704238921">
            <text:p>16.64</text:p>
          </table:table-cell>
          <table:table-cell office:value-type="float" office:value="20.0924542309284">
            <text:p>20.09</text:p>
          </table:table-cell>
          <table:table-cell office:value-type="float" office:value="268744.949461309">
            <text:p>268745</text:p>
          </table:table-cell>
          <table:table-cell office:value-type="float" office:value="0.255126751393697">
            <text:p>0.255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6T224817p1007943</text:p>
          </table:table-cell>
          <table:table-cell table:formula="of:=1/([.D103]*0.7+[.E103]/100*0.3)" office:value-type="float" office:value="1.44749071596957">
            <text:p>1.45</text:p>
          </table:table-cell>
          <table:table-cell office:value-type="float" office:value="1152.78747069009">
            <text:p>1153</text:p>
          </table:table-cell>
          <table:table-cell table:formula="of:=(ABS([.C103]-[.$O$2]))/[.C103]" office:value-type="float" office:value="0.908417688373226">
            <text:p>0.908</text:p>
          </table:table-cell>
          <table:table-cell office:value-type="float" office:value="18.3194452815003">
            <text:p>18.32</text:p>
          </table:table-cell>
          <table:table-cell office:value-type="float" office:value="25.768063583815">
            <text:p>25.77</text:p>
          </table:table-cell>
          <table:table-cell office:value-type="float" office:value="17.5146977322743">
            <text:p>17.51</text:p>
          </table:table-cell>
          <table:table-cell office:value-type="float" office:value="379614.589691926">
            <text:p>379615</text:p>
          </table:table-cell>
          <table:table-cell office:value-type="float" office:value="0.156299110407167">
            <text:p>0.156</text:p>
          </table:table-cell>
          <table:table-cell office:value-type="float" office:value="0.155286395392518">
            <text:p>0.16</text:p>
          </table:table-cell>
          <table:table-cell table:number-columns-repeated="5"/>
        </table:table-row>
        <table:table-row table:style-name="ro1">
          <table:table-cell office:value-type="string">
            <text:p>20230926T224802p1007657</text:p>
          </table:table-cell>
          <table:table-cell table:formula="of:=1/([.D104]*0.7+[.E104]/100*0.3)" office:value-type="float" office:value="0.377010717236386">
            <text:p>0.38</text:p>
          </table:table-cell>
          <table:table-cell office:value-type="float" office:value="467.253857260526">
            <text:p>467</text:p>
          </table:table-cell>
          <table:table-cell table:formula="of:=(ABS([.C104]-[.$O$2]))/[.C104]" office:value-type="float" office:value="3.70836134536895">
            <text:p>3.708</text:p>
          </table:table-cell>
          <table:table-cell office:value-type="float" office:value="18.863849763504">
            <text:p>18.86</text:p>
          </table:table-cell>
          <table:table-cell office:value-type="float" office:value="18.6233140655106">
            <text:p>18.62</text:p>
          </table:table-cell>
          <table:table-cell office:value-type="float" office:value="14.2369397065597">
            <text:p>14.24</text:p>
          </table:table-cell>
          <table:table-cell office:value-type="float" office:value="249945.145210001">
            <text:p>249945</text:p>
          </table:table-cell>
          <table:table-cell office:value-type="float" office:value="0.1931844936061">
            <text:p>0.193</text:p>
          </table:table-cell>
          <table:table-cell office:value-type="float" office:value="10.6177435426176">
            <text:p>10.62</text:p>
          </table:table-cell>
          <table:table-cell table:number-columns-repeated="5"/>
        </table:table-row>
        <table:table-row table:style-name="ro1">
          <table:table-cell office:value-type="string">
            <text:p>20230926T224823p1008073</text:p>
          </table:table-cell>
          <table:table-cell table:formula="of:=1/([.D105]*0.7+[.E105]/100*0.3)" office:value-type="float" office:value="7.56532559019662">
            <text:p>7.57</text:p>
          </table:table-cell>
          <table:table-cell office:value-type="float" office:value="2041.43154899294">
            <text:p>2041</text:p>
          </table:table-cell>
          <table:table-cell table:formula="of:=(ABS([.C105]-[.$O$2]))/[.C105]" office:value-type="float" office:value="0.0776751251274056">
            <text:p>0.078</text:p>
          </table:table-cell>
          <table:table-cell office:value-type="float" office:value="25.9364766564766">
            <text:p>25.94</text:p>
          </table:table-cell>
          <table:table-cell office:value-type="float" office:value="8.03576849134878">
            <text:p>8.04</text:p>
          </table:table-cell>
          <table:table-cell office:value-type="float" office:value="28.4985539395649">
            <text:p>28.50</text:p>
          </table:table-cell>
          <table:table-cell office:value-type="float" office:value="362883.979584949">
            <text:p>362884</text:p>
          </table:table-cell>
          <table:table-cell office:value-type="float" office:value="0.104359638658641">
            <text:p>0.104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6T224832p1008290</text:p>
          </table:table-cell>
          <table:table-cell table:formula="of:=1/([.D106]*0.7+[.E106]/100*0.3)" office:value-type="float" office:value="0.40711314252144">
            <text:p>0.41</text:p>
          </table:table-cell>
          <table:table-cell office:value-type="float" office:value="503.194627335164">
            <text:p>503</text:p>
          </table:table-cell>
          <table:table-cell table:formula="of:=(ABS([.C106]-[.$O$2]))/[.C106]" office:value-type="float" office:value="3.37206575843394">
            <text:p>3.372</text:p>
          </table:table-cell>
          <table:table-cell office:value-type="float" office:value="31.9578634125877">
            <text:p>31.96</text:p>
          </table:table-cell>
          <table:table-cell office:value-type="float" office:value="18.8123795761079">
            <text:p>18.81</text:p>
          </table:table-cell>
          <table:table-cell office:value-type="float" office:value="24.0121157938244">
            <text:p>24.01</text:p>
          </table:table-cell>
          <table:table-cell office:value-type="float" office:value="302385.130918077">
            <text:p>302385</text:p>
          </table:table-cell>
          <table:table-cell office:value-type="float" office:value="0.105177914381625">
            <text:p>0.105</text:p>
          </table:table-cell>
          <table:table-cell office:value-type="float" office:value="12.2452974436679">
            <text:p>12.25</text:p>
          </table:table-cell>
          <table:table-cell table:number-columns-repeated="5"/>
        </table:table-row>
        <table:table-row table:style-name="ro1">
          <table:table-cell office:value-type="string">
            <text:p>20230926T224847p1008590</text:p>
          </table:table-cell>
          <table:table-cell table:formula="of:=1/([.D107]*0.7+[.E107]/100*0.3)" office:value-type="float" office:value="1.53218091914659">
            <text:p>1.53</text:p>
          </table:table-cell>
          <table:table-cell office:value-type="float" office:value="1180.8955977105">
            <text:p>1181</text:p>
          </table:table-cell>
          <table:table-cell table:formula="of:=(ABS([.C107]-[.$O$2]))/[.C107]" office:value-type="float" office:value="0.86299280331413">
            <text:p>0.863</text:p>
          </table:table-cell>
          <table:table-cell office:value-type="float" office:value="16.1898255510484">
            <text:p>16.19</text:p>
          </table:table-cell>
          <table:table-cell office:value-type="float" office:value="14.1761801541426">
            <text:p>14.18</text:p>
          </table:table-cell>
          <table:table-cell office:value-type="float" office:value="31.3085929830412">
            <text:p>31.31</text:p>
          </table:table-cell>
          <table:table-cell office:value-type="float" office:value="392735.399109623">
            <text:p>392735</text:p>
          </table:table-cell>
          <table:table-cell office:value-type="float" office:value="0.293681356972244">
            <text:p>0.294</text:p>
          </table:table-cell>
          <table:table-cell office:value-type="float" office:value="98.3089923095922">
            <text:p>98.31</text:p>
          </table:table-cell>
          <table:table-cell table:number-columns-repeated="5"/>
        </table:table-row>
        <table:table-row table:style-name="ro1">
          <table:table-cell office:value-type="string">
            <text:p>20230926T224741p1007259</text:p>
          </table:table-cell>
          <table:table-cell table:formula="of:=1/([.D108]*0.7+[.E108]/100*0.3)" office:value-type="float" office:value="0.704416017700722">
            <text:p>0.70</text:p>
          </table:table-cell>
          <table:table-cell office:value-type="float" office:value="763.274922772121">
            <text:p>763</text:p>
          </table:table-cell>
          <table:table-cell table:formula="of:=(ABS([.C108]-[.$O$2]))/[.C108]" office:value-type="float" office:value="1.8823166258494">
            <text:p>1.882</text:p>
          </table:table-cell>
          <table:table-cell office:value-type="float" office:value="33.9980026252226">
            <text:p>34.00</text:p>
          </table:table-cell>
          <table:table-cell office:value-type="float" office:value="18.0311822778714">
            <text:p>18.03</text:p>
          </table:table-cell>
          <table:table-cell office:value-type="float" office:value="18.305088593049">
            <text:p>18.31</text:p>
          </table:table-cell>
          <table:table-cell office:value-type="float" office:value="293215.566862684">
            <text:p>293216</text:p>
          </table:table-cell>
          <table:table-cell office:value-type="float" office:value="0.206128345629692">
            <text:p>0.206</text:p>
          </table:table-cell>
          <table:table-cell office:value-type="float" office:value="4.46562367920546">
            <text:p>4.47</text:p>
          </table:table-cell>
          <table:table-cell table:number-columns-repeated="5"/>
        </table:table-row>
        <table:table-row table:style-name="ro1">
          <table:table-cell office:value-type="string">
            <text:p>20230926T224835p1008349</text:p>
          </table:table-cell>
          <table:table-cell table:formula="of:=1/([.D109]*0.7+[.E109]/100*0.3)" office:value-type="float" office:value="0.746010325195715">
            <text:p>0.75</text:p>
          </table:table-cell>
          <table:table-cell office:value-type="float" office:value="789.864495050447">
            <text:p>790</text:p>
          </table:table-cell>
          <table:table-cell table:formula="of:=(ABS([.C109]-[.$O$2]))/[.C109]" office:value-type="float" office:value="1.78528787378839">
            <text:p>1.785</text:p>
          </table:table-cell>
          <table:table-cell office:value-type="float" office:value="30.2541696846914">
            <text:p>30.25</text:p>
          </table:table-cell>
          <table:table-cell office:value-type="float" office:value="18.4537572254335">
            <text:p>18.45</text:p>
          </table:table-cell>
          <table:table-cell office:value-type="float" office:value="11.1184048598876">
            <text:p>11.12</text:p>
          </table:table-cell>
          <table:table-cell office:value-type="float" office:value="319591.721929276">
            <text:p>319592</text:p>
          </table:table-cell>
          <table:table-cell office:value-type="float" office:value="0.31364602847444">
            <text:p>0.314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6T224838p1008414</text:p>
          </table:table-cell>
          <table:table-cell table:formula="of:=1/([.D110]*0.7+[.E110]/100*0.3)" office:value-type="float" office:value="0.341387358467012">
            <text:p>0.34</text:p>
          </table:table-cell>
          <table:table-cell office:value-type="float" office:value="430.08266460097">
            <text:p>430</text:p>
          </table:table-cell>
          <table:table-cell table:formula="of:=(ABS([.C110]-[.$O$2]))/[.C110]" office:value-type="float" office:value="4.11529568865826">
            <text:p>4.115</text:p>
          </table:table-cell>
          <table:table-cell office:value-type="float" office:value="16.1722966262988">
            <text:p>16.17</text:p>
          </table:table-cell>
          <table:table-cell office:value-type="float" office:value="7.98497188797226">
            <text:p>7.98</text:p>
          </table:table-cell>
          <table:table-cell office:value-type="float" office:value="17.3222979329502">
            <text:p>17.32</text:p>
          </table:table-cell>
          <table:table-cell office:value-type="float" office:value="288617.668918526">
            <text:p>288618</text:p>
          </table:table-cell>
          <table:table-cell office:value-type="float" office:value="0.3892816966545">
            <text:p>0.389</text:p>
          </table:table-cell>
          <table:table-cell office:value-type="float" office:value="8.19637016986451">
            <text:p>8.20</text:p>
          </table:table-cell>
          <table:table-cell table:number-columns-repeated="5"/>
        </table:table-row>
        <table:table-row table:style-name="ro1">
          <table:table-cell office:value-type="string">
            <text:p>20230926T224759p1007571</text:p>
          </table:table-cell>
          <table:table-cell table:formula="of:=1/([.D111]*0.7+[.E111]/100*0.3)" office:value-type="float" office:value="0.449637582915741">
            <text:p>0.45</text:p>
          </table:table-cell>
          <table:table-cell office:value-type="float" office:value="545.602542118596">
            <text:p>546</text:p>
          </table:table-cell>
          <table:table-cell table:formula="of:=(ABS([.C111]-[.$O$2]))/[.C111]" office:value-type="float" office:value="3.03223927707029">
            <text:p>3.032</text:p>
          </table:table-cell>
          <table:table-cell office:value-type="float" office:value="33.8152949384762">
            <text:p>33.82</text:p>
          </table:table-cell>
          <table:table-cell office:value-type="float" office:value="7.9020388909272">
            <text:p>7.90</text:p>
          </table:table-cell>
          <table:table-cell office:value-type="float" office:value="23.9413975551822">
            <text:p>23.94</text:p>
          </table:table-cell>
          <table:table-cell office:value-type="float" office:value="389015.587979912">
            <text:p>389016</text:p>
          </table:table-cell>
          <table:table-cell office:value-type="float" office:value="0.223132730110908">
            <text:p>0.223</text:p>
          </table:table-cell>
          <table:table-cell office:value-type="float" office:value="3.71255900988566">
            <text:p>3.71</text:p>
          </table:table-cell>
          <table:table-cell table:number-columns-repeated="5"/>
        </table:table-row>
        <table:table-row table:style-name="ro1">
          <table:table-cell office:value-type="string">
            <text:p>20230926T224756p1007518</text:p>
          </table:table-cell>
          <table:table-cell table:formula="of:=1/([.D112]*0.7+[.E112]/100*0.3)" office:value-type="float" office:value="0.368713158463231">
            <text:p>0.37</text:p>
          </table:table-cell>
          <table:table-cell office:value-type="float" office:value="462.071653020609">
            <text:p>462</text:p>
          </table:table-cell>
          <table:table-cell table:formula="of:=(ABS([.C112]-[.$O$2]))/[.C112]" office:value-type="float" office:value="3.76116633777116">
            <text:p>3.761</text:p>
          </table:table-cell>
          <table:table-cell office:value-type="float" office:value="26.4396459190325">
            <text:p>26.44</text:p>
          </table:table-cell>
          <table:table-cell office:value-type="float" office:value="8.25951956362111">
            <text:p>8.26</text:p>
          </table:table-cell>
          <table:table-cell office:value-type="float" office:value="30.0669013613161">
            <text:p>30.07</text:p>
          </table:table-cell>
          <table:table-cell office:value-type="float" office:value="241245.806371148">
            <text:p>241246</text:p>
          </table:table-cell>
          <table:table-cell office:value-type="float" office:value="0.0857306942212749">
            <text:p>0.086</text:p>
          </table:table-cell>
          <table:table-cell office:value-type="float" office:value="4.9210113183653">
            <text:p>4.92</text:p>
          </table:table-cell>
          <table:table-cell table:number-columns-repeated="5"/>
        </table:table-row>
        <table:table-row table:style-name="ro1">
          <table:table-cell office:value-type="string">
            <text:p>20230927T064408p1043735</text:p>
          </table:table-cell>
          <table:table-cell table:formula="of:=1/([.D113]*0.7+[.E113]/100*0.3)" office:value-type="float" office:value="0.421484294218077">
            <text:p>0.42</text:p>
          </table:table-cell>
          <table:table-cell office:value-type="float" office:value="517.386677717828">
            <text:p>517</text:p>
          </table:table-cell>
          <table:table-cell table:formula="of:=(ABS([.C113]-[.$O$2]))/[.C113]" office:value-type="float" office:value="3.25213886392304">
            <text:p>3.252</text:p>
          </table:table-cell>
          <table:table-cell office:value-type="float" office:value="32.0234806085893">
            <text:p>32.02</text:p>
          </table:table-cell>
          <table:table-cell office:value-type="float" office:value="10.4674855491329">
            <text:p>10.47</text:p>
          </table:table-cell>
          <table:table-cell office:value-type="float" office:value="26.0251023039556">
            <text:p>26.03</text:p>
          </table:table-cell>
          <table:table-cell office:value-type="float" office:value="248221.661169137">
            <text:p>248222</text:p>
          </table:table-cell>
          <table:table-cell office:value-type="float" office:value="0.223316271504429">
            <text:p>0.223</text:p>
          </table:table-cell>
          <table:table-cell office:value-type="float" office:value="54.1508680030538">
            <text:p>54.15</text:p>
          </table:table-cell>
          <table:table-cell table:number-columns-repeated="5"/>
        </table:table-row>
        <table:table-row table:style-name="ro1">
          <table:table-cell office:value-type="string">
            <text:p>20230927T064509p1045052</text:p>
          </table:table-cell>
          <table:table-cell table:formula="of:=1/([.D114]*0.7+[.E114]/100*0.3)" office:value-type="float" office:value="0.790872521361733">
            <text:p>0.79</text:p>
          </table:table-cell>
          <table:table-cell office:value-type="float" office:value="981.585845150474">
            <text:p>982</text:p>
          </table:table-cell>
          <table:table-cell table:formula="of:=(ABS([.C114]-[.$O$2]))/[.C114]" office:value-type="float" office:value="1.24127111334083">
            <text:p>1.241</text:p>
          </table:table-cell>
          <table:table-cell office:value-type="float" office:value="131.84550016162">
            <text:p>131.85</text:p>
          </table:table-cell>
          <table:table-cell office:value-type="float" office:value="4.48934303555762">
            <text:p>4.49</text:p>
          </table:table-cell>
          <table:table-cell office:value-type="float" office:value="10.0940540346059">
            <text:p>10.09</text:p>
          </table:table-cell>
          <table:table-cell office:value-type="float" office:value="328632.839655154">
            <text:p>328633</text:p>
          </table:table-cell>
          <table:table-cell office:value-type="float" office:value="0.382963183194753">
            <text:p>0.383</text:p>
          </table:table-cell>
          <table:table-cell office:value-type="float" office:value="82.3549843733179">
            <text:p>82.35</text:p>
          </table:table-cell>
          <table:table-cell table:number-columns-repeated="5"/>
        </table:table-row>
        <table:table-row table:style-name="ro1">
          <table:table-cell office:value-type="string">
            <text:p>20230927T064341p1043238</text:p>
          </table:table-cell>
          <table:table-cell table:formula="of:=1/([.D115]*0.7+[.E115]/100*0.3)" office:value-type="float" office:value="0.384087374396346">
            <text:p>0.38</text:p>
          </table:table-cell>
          <table:table-cell office:value-type="float" office:value="495.210679111898">
            <text:p>495</text:p>
          </table:table-cell>
          <table:table-cell table:formula="of:=(ABS([.C115]-[.$O$2]))/[.C115]" office:value-type="float" office:value="3.44255362979135">
            <text:p>3.443</text:p>
          </table:table-cell>
          <table:table-cell office:value-type="float" office:value="64.5955716867491">
            <text:p>64.60</text:p>
          </table:table-cell>
          <table:table-cell office:value-type="float" office:value="10.4389450867052">
            <text:p>10.44</text:p>
          </table:table-cell>
          <table:table-cell office:value-type="float" office:value="29.4310715415132">
            <text:p>29.43</text:p>
          </table:table-cell>
          <table:table-cell office:value-type="float" office:value="291408.454722555">
            <text:p>291408</text:p>
          </table:table-cell>
          <table:table-cell office:value-type="float" office:value="0.175248401699628">
            <text:p>0.175</text:p>
          </table:table-cell>
          <table:table-cell office:value-type="float" office:value="57.0152353576389">
            <text:p>57.02</text:p>
          </table:table-cell>
          <table:table-cell table:number-columns-repeated="5"/>
        </table:table-row>
        <table:table-row table:style-name="ro1">
          <table:table-cell office:value-type="string">
            <text:p>20230927T064402p1043615</text:p>
          </table:table-cell>
          <table:table-cell table:formula="of:=1/([.D116]*0.7+[.E116]/100*0.3)" office:value-type="float" office:value="0.360630089787948">
            <text:p>0.36</text:p>
          </table:table-cell>
          <table:table-cell office:value-type="float" office:value="466.962013322036">
            <text:p>467</text:p>
          </table:table-cell>
          <table:table-cell table:formula="of:=(ABS([.C116]-[.$O$2]))/[.C116]" office:value-type="float" office:value="3.71130399740415">
            <text:p>3.711</text:p>
          </table:table-cell>
          <table:table-cell office:value-type="float" office:value="58.3372233924879">
            <text:p>58.34</text:p>
          </table:table-cell>
          <table:table-cell office:value-type="float" office:value="10.4685693641619">
            <text:p>10.47</text:p>
          </table:table-cell>
          <table:table-cell office:value-type="float" office:value="39.1565610064353">
            <text:p>39.16</text:p>
          </table:table-cell>
          <table:table-cell office:value-type="float" office:value="253798.500014106">
            <text:p>253799</text:p>
          </table:table-cell>
          <table:table-cell office:value-type="float" office:value="0.102979748132872">
            <text:p>0.103</text:p>
          </table:table-cell>
          <table:table-cell office:value-type="float" office:value="57.3484631600203">
            <text:p>57.35</text:p>
          </table:table-cell>
          <table:table-cell table:number-columns-repeated="5"/>
        </table:table-row>
        <table:table-row table:style-name="ro1">
          <table:table-cell office:value-type="string">
            <text:p>20230927T064506p1044943</text:p>
          </table:table-cell>
          <table:table-cell table:formula="of:=1/([.D117]*0.7+[.E117]/100*0.3)" office:value-type="float" office:value="0.784674579020386">
            <text:p>0.78</text:p>
          </table:table-cell>
          <table:table-cell office:value-type="float" office:value="886.13403307286">
            <text:p>886</text:p>
          </table:table-cell>
          <table:table-cell table:formula="of:=(ABS([.C117]-[.$O$2]))/[.C117]" office:value-type="float" office:value="1.48269439824022">
            <text:p>1.483</text:p>
          </table:table-cell>
          <table:table-cell office:value-type="float" office:value="78.8425261604145">
            <text:p>78.84</text:p>
          </table:table-cell>
          <table:table-cell office:value-type="float" office:value="4.4128807042396">
            <text:p>4.41</text:p>
          </table:table-cell>
          <table:table-cell office:value-type="float" office:value="10.0940540346059">
            <text:p>10.09</text:p>
          </table:table-cell>
          <table:table-cell office:value-type="float" office:value="328632.839655154">
            <text:p>328633</text:p>
          </table:table-cell>
          <table:table-cell office:value-type="float" office:value="0.382963183194753">
            <text:p>0.383</text:p>
          </table:table-cell>
          <table:table-cell office:value-type="float" office:value="82.3549843733179">
            <text:p>82.35</text:p>
          </table:table-cell>
          <table:table-cell table:number-columns-repeated="5"/>
        </table:table-row>
        <table:table-row table:style-name="ro1">
          <table:table-cell office:value-type="string">
            <text:p>20230927T064356p1043509</text:p>
          </table:table-cell>
          <table:table-cell table:formula="of:=1/([.D118]*0.7+[.E118]/100*0.3)" office:value-type="float" office:value="0.516200747408007">
            <text:p>0.52</text:p>
          </table:table-cell>
          <table:table-cell office:value-type="float" office:value="618.444603470364">
            <text:p>618</text:p>
          </table:table-cell>
          <table:table-cell table:formula="of:=(ABS([.C118]-[.$O$2]))/[.C118]" office:value-type="float" office:value="2.55731133824248">
            <text:p>2.557</text:p>
          </table:table-cell>
          <table:table-cell office:value-type="float" office:value="49.0376295606562">
            <text:p>49.04</text:p>
          </table:table-cell>
          <table:table-cell office:value-type="float" office:value="11.6251805488686">
            <text:p>11.63</text:p>
          </table:table-cell>
          <table:table-cell office:value-type="float" office:value="12.8557287477119">
            <text:p>12.86</text:p>
          </table:table-cell>
          <table:table-cell office:value-type="float" office:value="305105.000685394">
            <text:p>305105</text:p>
          </table:table-cell>
          <table:table-cell office:value-type="float" office:value="0.226326992224629">
            <text:p>0.226</text:p>
          </table:table-cell>
          <table:table-cell office:value-type="float" office:value="64.3174595536611">
            <text:p>64.32</text:p>
          </table:table-cell>
          <table:table-cell table:number-columns-repeated="5"/>
        </table:table-row>
        <table:table-row table:style-name="ro1">
          <table:table-cell office:value-type="string">
            <text:p>20230927T064353p1043460</text:p>
          </table:table-cell>
          <table:table-cell table:formula="of:=1/([.D119]*0.7+[.E119]/100*0.3)" office:value-type="float" office:value="0.994721050189419">
            <text:p>0.99</text:p>
          </table:table-cell>
          <table:table-cell office:value-type="float" office:value="948.259844175069">
            <text:p>948</text:p>
          </table:table-cell>
          <table:table-cell table:formula="of:=(ABS([.C119]-[.$O$2]))/[.C119]" office:value-type="float" office:value="1.32003918916747">
            <text:p>1.320</text:p>
          </table:table-cell>
          <table:table-cell office:value-type="float" office:value="27.0931775317662">
            <text:p>27.09</text:p>
          </table:table-cell>
          <table:table-cell office:value-type="float" office:value="12.2904624277457">
            <text:p>12.29</text:p>
          </table:table-cell>
          <table:table-cell office:value-type="float" office:value="31.6045702468917">
            <text:p>31.60</text:p>
          </table:table-cell>
          <table:table-cell office:value-type="float" office:value="379614.589691926">
            <text:p>379615</text:p>
          </table:table-cell>
          <table:table-cell office:value-type="float" office:value="0.272662786206914">
            <text:p>0.273</text:p>
          </table:table-cell>
          <table:table-cell office:value-type="float" office:value="82.7233346560828">
            <text:p>82.72</text:p>
          </table:table-cell>
          <table:table-cell table:number-columns-repeated="5"/>
        </table:table-row>
        <table:table-row table:style-name="ro1">
          <table:table-cell office:value-type="string">
            <text:p>20230927T064424p1044052</text:p>
          </table:table-cell>
          <table:table-cell table:formula="of:=1/([.D120]*0.7+[.E120]/100*0.3)" office:value-type="float" office:value="0.635009078270306">
            <text:p>0.64</text:p>
          </table:table-cell>
          <table:table-cell office:value-type="float" office:value="779.817935193943">
            <text:p>780</text:p>
          </table:table-cell>
          <table:table-cell table:formula="of:=(ABS([.C120]-[.$O$2]))/[.C120]" office:value-type="float" office:value="1.82117132821888">
            <text:p>1.821</text:p>
          </table:table-cell>
          <table:table-cell office:value-type="float" office:value="99.986902006522">
            <text:p>99.99</text:p>
          </table:table-cell>
          <table:table-cell office:value-type="float" office:value="4.38849539613478">
            <text:p>4.39</text:p>
          </table:table-cell>
          <table:table-cell office:value-type="float" office:value="26.3441132112808">
            <text:p>26.34</text:p>
          </table:table-cell>
          <table:table-cell office:value-type="float" office:value="392735.399109623">
            <text:p>392735</text:p>
          </table:table-cell>
          <table:table-cell office:value-type="float" office:value="0.148295217609602">
            <text:p>0.148</text:p>
          </table:table-cell>
          <table:table-cell office:value-type="float" office:value="81.3847596522549">
            <text:p>81.38</text:p>
          </table:table-cell>
          <table:table-cell table:number-columns-repeated="5"/>
        </table:table-row>
        <table:table-row table:style-name="ro1">
          <table:table-cell office:value-type="string">
            <text:p>20230927T064420p1043972</text:p>
          </table:table-cell>
          <table:table-cell table:formula="of:=1/([.D121]*0.7+[.E121]/100*0.3)" office:value-type="float" office:value="0.764117715948532">
            <text:p>0.76</text:p>
          </table:table-cell>
          <table:table-cell office:value-type="float" office:value="949.611905353969">
            <text:p>950</text:p>
          </table:table-cell>
          <table:table-cell table:formula="of:=(ABS([.C121]-[.$O$2]))/[.C121]" office:value-type="float" office:value="1.31673590821289">
            <text:p>1.317</text:p>
          </table:table-cell>
          <table:table-cell office:value-type="float" office:value="128.994581831413">
            <text:p>128.99</text:p>
          </table:table-cell>
          <table:table-cell office:value-type="float" office:value="4.38191844581605">
            <text:p>4.38</text:p>
          </table:table-cell>
          <table:table-cell office:value-type="float" office:value="26.3441132112808">
            <text:p>26.34</text:p>
          </table:table-cell>
          <table:table-cell office:value-type="float" office:value="392735.399109623">
            <text:p>392735</text:p>
          </table:table-cell>
          <table:table-cell office:value-type="float" office:value="0.148295217609602">
            <text:p>0.148</text:p>
          </table:table-cell>
          <table:table-cell office:value-type="float" office:value="81.3847596522549">
            <text:p>81.38</text:p>
          </table:table-cell>
          <table:table-cell table:number-columns-repeated="5"/>
        </table:table-row>
        <table:table-row table:style-name="ro1">
          <table:table-cell office:value-type="string">
            <text:p>20230927T064329p1043045</text:p>
          </table:table-cell>
          <table:table-cell table:formula="of:=1/([.D122]*0.7+[.E122]/100*0.3)" office:value-type="float" office:value="0.816293790343447">
            <text:p>0.82</text:p>
          </table:table-cell>
          <table:table-cell office:value-type="float" office:value="914.376239916618">
            <text:p>914</text:p>
          </table:table-cell>
          <table:table-cell table:formula="of:=(ABS([.C122]-[.$O$2]))/[.C122]" office:value-type="float" office:value="1.40601177497856">
            <text:p>1.406</text:p>
          </table:table-cell>
          <table:table-cell office:value-type="float" office:value="80.2802967838128">
            <text:p>80.28</text:p>
          </table:table-cell>
          <table:table-cell office:value-type="float" office:value="12.326950867052">
            <text:p>12.33</text:p>
          </table:table-cell>
          <table:table-cell office:value-type="float" office:value="22.290313461978">
            <text:p>22.29</text:p>
          </table:table-cell>
          <table:table-cell office:value-type="float" office:value="355648.614712117">
            <text:p>355649</text:p>
          </table:table-cell>
          <table:table-cell office:value-type="float" office:value="0.0382742185821206">
            <text:p>0.038</text:p>
          </table:table-cell>
          <table:table-cell office:value-type="float" office:value="83.1402954343957">
            <text:p>83.14</text:p>
          </table:table-cell>
          <table:table-cell table:number-columns-repeated="5"/>
        </table:table-row>
        <table:table-row table:style-name="ro1">
          <table:table-cell office:value-type="string">
            <text:p>20230927T064439p1044380</text:p>
          </table:table-cell>
          <table:table-cell table:formula="of:=1/([.D123]*0.7+[.E123]/100*0.3)" office:value-type="float" office:value="0.404606207474114">
            <text:p>0.40</text:p>
          </table:table-cell>
          <table:table-cell office:value-type="float" office:value="511.624074995429">
            <text:p>512</text:p>
          </table:table-cell>
          <table:table-cell table:formula="of:=(ABS([.C123]-[.$O$2]))/[.C123]" office:value-type="float" office:value="3.30003220630236">
            <text:p>3.300</text:p>
          </table:table-cell>
          <table:table-cell office:value-type="float" office:value="53.838800887303">
            <text:p>53.84</text:p>
          </table:table-cell>
          <table:table-cell office:value-type="float" office:value="4.8987655570171">
            <text:p>4.90</text:p>
          </table:table-cell>
          <table:table-cell office:value-type="float" office:value="16.1454885026652">
            <text:p>16.15</text:p>
          </table:table-cell>
          <table:table-cell office:value-type="float" office:value="249945.145210001">
            <text:p>249945</text:p>
          </table:table-cell>
          <table:table-cell office:value-type="float" office:value="0.0450927302508268">
            <text:p>0.045</text:p>
          </table:table-cell>
          <table:table-cell office:value-type="float" office:value="57.2288705886154">
            <text:p>57.23</text:p>
          </table:table-cell>
          <table:table-cell table:number-columns-repeated="5"/>
        </table:table-row>
        <table:table-row table:style-name="ro1">
          <table:table-cell office:value-type="string">
            <text:p>20230927T064347p1043344</text:p>
          </table:table-cell>
          <table:table-cell table:formula="of:=1/([.D124]*0.7+[.E124]/100*0.3)" office:value-type="float" office:value="0.577198133972888">
            <text:p>0.58</text:p>
          </table:table-cell>
          <table:table-cell office:value-type="float" office:value="659.849955176393">
            <text:p>660</text:p>
          </table:table-cell>
          <table:table-cell table:formula="of:=(ABS([.C124]-[.$O$2]))/[.C124]" office:value-type="float" office:value="2.33409130779116">
            <text:p>2.334</text:p>
          </table:table-cell>
          <table:table-cell office:value-type="float" office:value="32.8811393541895">
            <text:p>32.88</text:p>
          </table:table-cell>
          <table:table-cell office:value-type="float" office:value="6.32743133080638">
            <text:p>6.33</text:p>
          </table:table-cell>
          <table:table-cell office:value-type="float" office:value="16.7157898344728">
            <text:p>16.72</text:p>
          </table:table-cell>
          <table:table-cell office:value-type="float" office:value="319591.721929276">
            <text:p>319592</text:p>
          </table:table-cell>
          <table:table-cell office:value-type="float" office:value="0.0468669978467425">
            <text:p>0.047</text:p>
          </table:table-cell>
          <table:table-cell office:value-type="float" office:value="38.9423121989885">
            <text:p>38.94</text:p>
          </table:table-cell>
          <table:table-cell table:number-columns-repeated="5"/>
        </table:table-row>
        <table:table-row table:style-name="ro1">
          <table:table-cell office:value-type="string">
            <text:p>20230927T064335p1043141</text:p>
          </table:table-cell>
          <table:table-cell table:formula="of:=1/([.D125]*0.7+[.E125]/100*0.3)" office:value-type="float" office:value="0.453573859039531">
            <text:p>0.45</text:p>
          </table:table-cell>
          <table:table-cell office:value-type="float" office:value="567.300014188544">
            <text:p>567</text:p>
          </table:table-cell>
          <table:table-cell table:formula="of:=(ABS([.C125]-[.$O$2]))/[.C125]" office:value-type="float" office:value="2.87801858800734">
            <text:p>2.878</text:p>
          </table:table-cell>
          <table:table-cell office:value-type="float" office:value="63.366527954669">
            <text:p>63.37</text:p>
          </table:table-cell>
          <table:table-cell office:value-type="float" office:value="6.07776742259501">
            <text:p>6.08</text:p>
          </table:table-cell>
          <table:table-cell office:value-type="float" office:value="23.1894222881728">
            <text:p>23.19</text:p>
          </table:table-cell>
          <table:table-cell office:value-type="float" office:value="305342.459720887">
            <text:p>305342</text:p>
          </table:table-cell>
          <table:table-cell office:value-type="float" office:value="0.255126751393697">
            <text:p>0.255</text:p>
          </table:table-cell>
          <table:table-cell office:value-type="float" office:value="46.5882840542867">
            <text:p>46.59</text:p>
          </table:table-cell>
          <table:table-cell table:number-columns-repeated="5"/>
        </table:table-row>
        <table:table-row table:style-name="ro1">
          <table:table-cell office:value-type="string">
            <text:p>20230927T064442p1044451</text:p>
          </table:table-cell>
          <table:table-cell table:formula="of:=1/([.D126]*0.7+[.E126]/100*0.3)" office:value-type="float" office:value="0.586607824885682">
            <text:p>0.59</text:p>
          </table:table-cell>
          <table:table-cell office:value-type="float" office:value="707.739461231713">
            <text:p>708</text:p>
          </table:table-cell>
          <table:table-cell table:formula="of:=(ABS([.C126]-[.$O$2]))/[.C126]" office:value-type="float" office:value="2.10848853357878">
            <text:p>2.108</text:p>
          </table:table-cell>
          <table:table-cell office:value-type="float" office:value="76.2581538417205">
            <text:p>76.26</text:p>
          </table:table-cell>
          <table:table-cell office:value-type="float" office:value="16.1371628131021">
            <text:p>16.14</text:p>
          </table:table-cell>
          <table:table-cell office:value-type="float" office:value="35.9503754288588">
            <text:p>35.95</text:p>
          </table:table-cell>
          <table:table-cell office:value-type="float" office:value="319591.721929276">
            <text:p>319592</text:p>
          </table:table-cell>
          <table:table-cell office:value-type="float" office:value="0.153415523806738">
            <text:p>0.153</text:p>
          </table:table-cell>
          <table:table-cell office:value-type="float" office:value="22.6574267990395">
            <text:p>22.66</text:p>
          </table:table-cell>
          <table:table-cell table:number-columns-repeated="5"/>
        </table:table-row>
        <table:table-row table:style-name="ro1">
          <table:table-cell office:value-type="string">
            <text:p>20230927T064350p1043397</text:p>
          </table:table-cell>
          <table:table-cell table:formula="of:=1/([.D127]*0.7+[.E127]/100*0.3)" office:value-type="float" office:value="0.335547571483383">
            <text:p>0.34</text:p>
          </table:table-cell>
          <table:table-cell office:value-type="float" office:value="439.077557313706">
            <text:p>439</text:p>
          </table:table-cell>
          <table:table-cell table:formula="of:=(ABS([.C127]-[.$O$2]))/[.C127]" office:value-type="float" office:value="4.0105043251577">
            <text:p>4.011</text:p>
          </table:table-cell>
          <table:table-cell office:value-type="float" office:value="57.6167774884193">
            <text:p>57.62</text:p>
          </table:table-cell>
          <table:table-cell office:value-type="float" office:value="17.966401734104">
            <text:p>17.97</text:p>
          </table:table-cell>
          <table:table-cell office:value-type="float" office:value="31.3085929830412">
            <text:p>31.31</text:p>
          </table:table-cell>
          <table:table-cell office:value-type="float" office:value="274077.228008154">
            <text:p>274077</text:p>
          </table:table-cell>
          <table:table-cell office:value-type="float" office:value="0.361576929552856">
            <text:p>0.362</text:p>
          </table:table-cell>
          <table:table-cell office:value-type="float" office:value="27.5557923005302">
            <text:p>27.56</text:p>
          </table:table-cell>
          <table:table-cell table:number-columns-repeated="5"/>
        </table:table-row>
        <table:table-row table:style-name="ro1">
          <table:table-cell office:value-type="string">
            <text:p>20230927T064411p1043811</text:p>
          </table:table-cell>
          <table:table-cell table:formula="of:=1/([.D128]*0.7+[.E128]/100*0.3)" office:value-type="float" office:value="0.697861606468176">
            <text:p>0.70</text:p>
          </table:table-cell>
          <table:table-cell office:value-type="float" office:value="827.16760538215">
            <text:p>827</text:p>
          </table:table-cell>
          <table:table-cell table:formula="of:=(ABS([.C128]-[.$O$2]))/[.C128]" office:value-type="float" office:value="1.65967862581321">
            <text:p>1.660</text:p>
          </table:table-cell>
          <table:table-cell office:value-type="float" office:value="90.391277116823">
            <text:p>90.39</text:p>
          </table:table-cell>
          <table:table-cell office:value-type="float" office:value="15.9837427745665">
            <text:p>15.98</text:p>
          </table:table-cell>
          <table:table-cell office:value-type="float" office:value="36.1227040217688">
            <text:p>36.12</text:p>
          </table:table-cell>
          <table:table-cell office:value-type="float" office:value="265936.716164682">
            <text:p>265937</text:p>
          </table:table-cell>
          <table:table-cell office:value-type="float" office:value="0.211927795481821">
            <text:p>0.212</text:p>
          </table:table-cell>
          <table:table-cell office:value-type="float" office:value="22.7104611785181">
            <text:p>22.71</text:p>
          </table:table-cell>
          <table:table-cell table:number-columns-repeated="5"/>
        </table:table-row>
        <table:table-row table:style-name="ro1">
          <table:table-cell office:value-type="string">
            <text:p>20230927T064427p1044120</text:p>
          </table:table-cell>
          <table:table-cell table:formula="of:=1/([.D129]*0.7+[.E129]/100*0.3)" office:value-type="float" office:value="0.471535253013554">
            <text:p>0.47</text:p>
          </table:table-cell>
          <table:table-cell office:value-type="float" office:value="574.428376274311">
            <text:p>574</text:p>
          </table:table-cell>
          <table:table-cell table:formula="of:=(ABS([.C129]-[.$O$2]))/[.C129]" office:value-type="float" office:value="2.8298943625818">
            <text:p>2.830</text:p>
          </table:table-cell>
          <table:table-cell office:value-type="float" office:value="46.6020526182221">
            <text:p>46.60</text:p>
          </table:table-cell>
          <table:table-cell office:value-type="float" office:value="6.98672242550967">
            <text:p>6.99</text:p>
          </table:table-cell>
          <table:table-cell office:value-type="float" office:value="36.1271888101442">
            <text:p>36.13</text:p>
          </table:table-cell>
          <table:table-cell office:value-type="float" office:value="239419.718453434">
            <text:p>239420</text:p>
          </table:table-cell>
          <table:table-cell office:value-type="float" office:value="0.167615695277511">
            <text:p>0.168</text:p>
          </table:table-cell>
          <table:table-cell office:value-type="float" office:value="25.1243168898044">
            <text:p>25.12</text:p>
          </table:table-cell>
          <table:table-cell table:number-columns-repeated="5"/>
        </table:table-row>
        <table:table-row table:style-name="ro1">
          <table:table-cell office:value-type="string">
            <text:p>20230927T064454p1044709</text:p>
          </table:table-cell>
          <table:table-cell table:formula="of:=1/([.D130]*0.7+[.E130]/100*0.3)" office:value-type="float" office:value="0.343825197535002">
            <text:p>0.34</text:p>
          </table:table-cell>
          <table:table-cell office:value-type="float" office:value="438.793382881849">
            <text:p>439</text:p>
          </table:table-cell>
          <table:table-cell table:formula="of:=(ABS([.C130]-[.$O$2]))/[.C130]" office:value-type="float" office:value="4.01374926292446">
            <text:p>4.014</text:p>
          </table:table-cell>
          <table:table-cell office:value-type="float" office:value="32.9433939270476">
            <text:p>32.94</text:p>
          </table:table-cell>
          <table:table-cell office:value-type="float" office:value="18.0714113680154">
            <text:p>18.07</text:p>
          </table:table-cell>
          <table:table-cell office:value-type="float" office:value="31.1414573778864">
            <text:p>31.14</text:p>
          </table:table-cell>
          <table:table-cell office:value-type="float" office:value="305105.000685394">
            <text:p>305105</text:p>
          </table:table-cell>
          <table:table-cell office:value-type="float" office:value="0.34427000307608">
            <text:p>0.344</text:p>
          </table:table-cell>
          <table:table-cell office:value-type="float" office:value="29.2009211061161">
            <text:p>29.20</text:p>
          </table:table-cell>
          <table:table-cell table:number-columns-repeated="5"/>
        </table:table-row>
        <table:table-row table:style-name="ro1">
          <table:table-cell office:value-type="string">
            <text:p>20230927T064332p1043109</text:p>
          </table:table-cell>
          <table:table-cell table:formula="of:=1/([.D131]*0.7+[.E131]/100*0.3)" office:value-type="float" office:value="0.44914373074994">
            <text:p>0.45</text:p>
          </table:table-cell>
          <table:table-cell office:value-type="float" office:value="537.948681374468">
            <text:p>538</text:p>
          </table:table-cell>
          <table:table-cell table:formula="of:=(ABS([.C131]-[.$O$2]))/[.C131]" office:value-type="float" office:value="3.08960942961876">
            <text:p>3.090</text:p>
          </table:table-cell>
          <table:table-cell office:value-type="float" office:value="21.2440576700554">
            <text:p>21.24</text:p>
          </table:table-cell>
          <table:table-cell office:value-type="float" office:value="14.1487722676938">
            <text:p>14.15</text:p>
          </table:table-cell>
          <table:table-cell office:value-type="float" office:value="24.3427933112734">
            <text:p>24.34</text:p>
          </table:table-cell>
          <table:table-cell office:value-type="float" office:value="322820.833957039">
            <text:p>322821</text:p>
          </table:table-cell>
          <table:table-cell office:value-type="float" office:value="0.111740243349447">
            <text:p>0.112</text:p>
          </table:table-cell>
          <table:table-cell office:value-type="float" office:value="73.4617653501678">
            <text:p>73.46</text:p>
          </table:table-cell>
          <table:table-cell table:number-columns-repeated="5"/>
        </table:table-row>
        <table:table-row table:style-name="ro1">
          <table:table-cell office:value-type="string">
            <text:p>20230927T064359p1043557</text:p>
          </table:table-cell>
          <table:table-cell table:formula="of:=1/([.D132]*0.7+[.E132]/100*0.3)" office:value-type="float" office:value="0.973348977909872">
            <text:p>0.97</text:p>
          </table:table-cell>
          <table:table-cell office:value-type="float" office:value="1122.19262176045">
            <text:p>1122</text:p>
          </table:table-cell>
          <table:table-cell table:formula="of:=(ABS([.C132]-[.$O$2]))/[.C132]" office:value-type="float" office:value="0.960447749646339">
            <text:p>0.960</text:p>
          </table:table-cell>
          <table:table-cell office:value-type="float" office:value="118.355774076791">
            <text:p>118.36</text:p>
          </table:table-cell>
          <table:table-cell office:value-type="float" office:value="11.2006262042389">
            <text:p>11.20</text:p>
          </table:table-cell>
          <table:table-cell office:value-type="float" office:value="22.4151017064036">
            <text:p>22.42</text:p>
          </table:table-cell>
          <table:table-cell office:value-type="float" office:value="284850.613899675">
            <text:p>284851</text:p>
          </table:table-cell>
          <table:table-cell office:value-type="float" office:value="0.363396751353527">
            <text:p>0.363</text:p>
          </table:table-cell>
          <table:table-cell office:value-type="float" office:value="95.2454703021069">
            <text:p>95.25</text:p>
          </table:table-cell>
          <table:table-cell table:number-columns-repeated="5"/>
        </table:table-row>
        <table:table-row table:style-name="ro1">
          <table:table-cell office:value-type="string">
            <text:p>20230927T064338p1043194</text:p>
          </table:table-cell>
          <table:table-cell table:formula="of:=1/([.D133]*0.7+[.E133]/100*0.3)" office:value-type="float" office:value="0.312920771597785">
            <text:p>0.31</text:p>
          </table:table-cell>
          <table:table-cell office:value-type="float" office:value="400.918998743795">
            <text:p>401</text:p>
          </table:table-cell>
          <table:table-cell table:formula="of:=(ABS([.C133]-[.$O$2]))/[.C133]" office:value-type="float" office:value="4.48739273243047">
            <text:p>4.487</text:p>
          </table:table-cell>
          <table:table-cell office:value-type="float" office:value="18.1740599564329">
            <text:p>18.17</text:p>
          </table:table-cell>
          <table:table-cell office:value-type="float" office:value="17.882225433526">
            <text:p>17.88</text:p>
          </table:table-cell>
          <table:table-cell office:value-type="float" office:value="36.7902897109898">
            <text:p>36.79</text:p>
          </table:table-cell>
          <table:table-cell office:value-type="float" office:value="263299.619679563">
            <text:p>263300</text:p>
          </table:table-cell>
          <table:table-cell office:value-type="float" office:value="0.382963183194753">
            <text:p>0.383</text:p>
          </table:table-cell>
          <table:table-cell office:value-type="float" office:value="22.7921805094991">
            <text:p>22.79</text:p>
          </table:table-cell>
          <table:table-cell table:number-columns-repeated="5"/>
        </table:table-row>
        <table:table-row table:style-name="ro1">
          <table:table-cell office:value-type="string">
            <text:p>20230927T064451p1044640</text:p>
          </table:table-cell>
          <table:table-cell table:formula="of:=1/([.D134]*0.7+[.E134]/100*0.3)" office:value-type="float" office:value="0.424145732366803">
            <text:p>0.42</text:p>
          </table:table-cell>
          <table:table-cell office:value-type="float" office:value="548.360221112633">
            <text:p>548</text:p>
          </table:table-cell>
          <table:table-cell table:formula="of:=(ABS([.C134]-[.$O$2]))/[.C134]" office:value-type="float" office:value="3.01196132632699">
            <text:p>3.012</text:p>
          </table:table-cell>
          <table:table-cell office:value-type="float" office:value="83.1024276955659">
            <text:p>83.10</text:p>
          </table:table-cell>
          <table:table-cell office:value-type="float" office:value="4.42785591419609">
            <text:p>4.43</text:p>
          </table:table-cell>
          <table:table-cell office:value-type="float" office:value="23.0066168436851">
            <text:p>23.01</text:p>
          </table:table-cell>
          <table:table-cell office:value-type="float" office:value="318355.918817034">
            <text:p>318356</text:p>
          </table:table-cell>
          <table:table-cell office:value-type="float" office:value="0.156299110407167">
            <text:p>0.156</text:p>
          </table:table-cell>
          <table:table-cell office:value-type="float" office:value="94.2698010444708">
            <text:p>94.27</text:p>
          </table:table-cell>
          <table:table-cell table:number-columns-repeated="5"/>
        </table:table-row>
        <table:table-row table:style-name="ro1">
          <table:table-cell office:value-type="string">
            <text:p>20230927T064323p1042957</text:p>
          </table:table-cell>
          <table:table-cell table:formula="of:=1/([.D135]*0.7+[.E135]/100*0.3)" office:value-type="float" office:value="0.303480425873317">
            <text:p>0.30</text:p>
          </table:table-cell>
          <table:table-cell office:value-type="float" office:value="389.628584756148">
            <text:p>390</text:p>
          </table:table-cell>
          <table:table-cell table:formula="of:=(ABS([.C135]-[.$O$2]))/[.C135]" office:value-type="float" office:value="4.64640297471215">
            <text:p>4.646</text:p>
          </table:table-cell>
          <table:table-cell office:value-type="float" office:value="14.2077834525804">
            <text:p>14.21</text:p>
          </table:table-cell>
          <table:table-cell office:value-type="float" office:value="19.986753371869">
            <text:p>19.99</text:p>
          </table:table-cell>
          <table:table-cell office:value-type="float" office:value="36.5770907914736">
            <text:p>36.58</text:p>
          </table:table-cell>
          <table:table-cell office:value-type="float" office:value="392735.399109623">
            <text:p>392735</text:p>
          </table:table-cell>
          <table:table-cell office:value-type="float" office:value="0.00136745287277699">
            <text:p>0.001</text:p>
          </table:table-cell>
          <table:table-cell office:value-type="float" office:value="27.2972417694431">
            <text:p>27.30</text:p>
          </table:table-cell>
          <table:table-cell table:number-columns-repeated="5"/>
        </table:table-row>
        <table:table-row table:style-name="ro1">
          <table:table-cell office:value-type="string">
            <text:p>20230927T064448p1044579</text:p>
          </table:table-cell>
          <table:table-cell table:formula="of:=1/([.D136]*0.7+[.E136]/100*0.3)" office:value-type="float" office:value="0.939399644836303">
            <text:p>0.94</text:p>
          </table:table-cell>
          <table:table-cell office:value-type="float" office:value="1082.79643864448">
            <text:p>1083</text:p>
          </table:table-cell>
          <table:table-cell table:formula="of:=(ABS([.C136]-[.$O$2]))/[.C136]" office:value-type="float" office:value="1.03177616907765">
            <text:p>1.032</text:p>
          </table:table-cell>
          <table:table-cell office:value-type="float" office:value="114.088781780253">
            <text:p>114.09</text:p>
          </table:table-cell>
          <table:table-cell office:value-type="float" office:value="12.2062861271676">
            <text:p>12.21</text:p>
          </table:table-cell>
          <table:table-cell office:value-type="float" office:value="28.4985539395649">
            <text:p>28.50</text:p>
          </table:table-cell>
          <table:table-cell office:value-type="float" office:value="259546.060541809">
            <text:p>259546</text:p>
          </table:table-cell>
          <table:table-cell office:value-type="float" office:value="0.36889173432322">
            <text:p>0.369</text:p>
          </table:table-cell>
          <table:table-cell office:value-type="float" office:value="99.3790198295844">
            <text:p>99.38</text:p>
          </table:table-cell>
          <table:table-cell table:number-columns-repeated="5"/>
        </table:table-row>
        <table:table-row table:style-name="ro1">
          <table:table-cell office:value-type="string">
            <text:p>20230927T064418p1043938</text:p>
          </table:table-cell>
          <table:table-cell table:formula="of:=1/([.D137]*0.7+[.E137]/100*0.3)" office:value-type="float" office:value="0.260779565109561">
            <text:p>0.26</text:p>
          </table:table-cell>
          <table:table-cell office:value-type="float" office:value="346.210102273948">
            <text:p>346</text:p>
          </table:table-cell>
          <table:table-cell table:formula="of:=(ABS([.C137]-[.$O$2]))/[.C137]" office:value-type="float" office:value="5.35452283324532">
            <text:p>5.355</text:p>
          </table:table-cell>
          <table:table-cell office:value-type="float" office:value="28.8301026890593">
            <text:p>28.83</text:p>
          </table:table-cell>
          <table:table-cell office:value-type="float" office:value="18.4276252408478">
            <text:p>18.43</text:p>
          </table:table-cell>
          <table:table-cell office:value-type="float" office:value="11.1184048598876">
            <text:p>11.12</text:p>
          </table:table-cell>
          <table:table-cell office:value-type="float" office:value="321292.616408524">
            <text:p>321293</text:p>
          </table:table-cell>
          <table:table-cell office:value-type="float" office:value="0.374300442584575">
            <text:p>0.374</text:p>
          </table:table-cell>
          <table:table-cell office:value-type="float" office:value="24.1386068421968">
            <text:p>24.14</text:p>
          </table:table-cell>
          <table:table-cell table:number-columns-repeated="5"/>
        </table:table-row>
        <table:table-row table:style-name="ro1">
          <table:table-cell office:value-type="string">
            <text:p>20230927T064457p1044765</text:p>
          </table:table-cell>
          <table:table-cell table:formula="of:=1/([.D138]*0.7+[.E138]/100*0.3)" office:value-type="float" office:value="0.260162537697256">
            <text:p>0.26</text:p>
          </table:table-cell>
          <table:table-cell office:value-type="float" office:value="342.8876729671">
            <text:p>343</text:p>
          </table:table-cell>
          <table:table-cell table:formula="of:=(ABS([.C138]-[.$O$2]))/[.C138]" office:value-type="float" office:value="5.41609533805285">
            <text:p>5.416</text:p>
          </table:table-cell>
          <table:table-cell office:value-type="float" office:value="17.494735957737">
            <text:p>17.49</text:p>
          </table:table-cell>
          <table:table-cell office:value-type="float" office:value="6.18471112010523">
            <text:p>6.18</text:p>
          </table:table-cell>
          <table:table-cell office:value-type="float" office:value="24.3427933112734">
            <text:p>24.34</text:p>
          </table:table-cell>
          <table:table-cell office:value-type="float" office:value="218348.533222054">
            <text:p>218349</text:p>
          </table:table-cell>
          <table:table-cell office:value-type="float" office:value="0.024596926617478">
            <text:p>0.025</text:p>
          </table:table-cell>
          <table:table-cell office:value-type="float" office:value="74.9361988873423">
            <text:p>74.94</text:p>
          </table:table-cell>
          <table:table-cell table:number-columns-repeated="5"/>
        </table:table-row>
        <table:table-row table:style-name="ro1">
          <table:table-cell office:value-type="string">
            <text:p>20230927T064430p1044176</text:p>
          </table:table-cell>
          <table:table-cell table:formula="of:=1/([.D139]*0.7+[.E139]/100*0.3)" office:value-type="float" office:value="0.763891182922016">
            <text:p>0.76</text:p>
          </table:table-cell>
          <table:table-cell office:value-type="float" office:value="815.245358686327">
            <text:p>815</text:p>
          </table:table-cell>
          <table:table-cell table:formula="of:=(ABS([.C139]-[.$O$2]))/[.C139]" office:value-type="float" office:value="1.69857408761584">
            <text:p>1.699</text:p>
          </table:table-cell>
          <table:table-cell office:value-type="float" office:value="40.028372147818">
            <text:p>40.03</text:p>
          </table:table-cell>
          <table:table-cell office:value-type="float" office:value="17.39908477842">
            <text:p>17.40</text:p>
          </table:table-cell>
          <table:table-cell office:value-type="float" office:value="22.0748384856028">
            <text:p>22.07</text:p>
          </table:table-cell>
          <table:table-cell office:value-type="float" office:value="288024.835517833">
            <text:p>288025</text:p>
          </table:table-cell>
          <table:table-cell office:value-type="float" office:value="0.27904274292908">
            <text:p>0.279</text:p>
          </table:table-cell>
          <table:table-cell office:value-type="float" office:value="12.0385680657562">
            <text:p>12.04</text:p>
          </table:table-cell>
          <table:table-cell table:number-columns-repeated="5"/>
        </table:table-row>
        <table:table-row table:style-name="ro1">
          <table:table-cell office:value-type="string">
            <text:p>20230927T064433p1044253</text:p>
          </table:table-cell>
          <table:table-cell table:formula="of:=1/([.D140]*0.7+[.E140]/100*0.3)" office:value-type="float" office:value="1.49019558807566">
            <text:p>1.49</text:p>
          </table:table-cell>
          <table:table-cell office:value-type="float" office:value="1214.49268104103">
            <text:p>1214</text:p>
          </table:table-cell>
          <table:table-cell table:formula="of:=(ABS([.C140]-[.$O$2]))/[.C140]" office:value-type="float" office:value="0.811455955514051">
            <text:p>0.811</text:p>
          </table:table-cell>
          <table:table-cell office:value-type="float" office:value="34.3445611773557">
            <text:p>34.34</text:p>
          </table:table-cell>
          <table:table-cell office:value-type="float" office:value="7.17309686786974">
            <text:p>7.17</text:p>
          </table:table-cell>
          <table:table-cell office:value-type="float" office:value="29.3996793094217">
            <text:p>29.40</text:p>
          </table:table-cell>
          <table:table-cell office:value-type="float" office:value="313709.798474383">
            <text:p>313710</text:p>
          </table:table-cell>
          <table:table-cell office:value-type="float" office:value="0.279018310661487">
            <text:p>0.279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7T064436p1044314</text:p>
          </table:table-cell>
          <table:table-cell table:formula="of:=1/([.D141]*0.7+[.E141]/100*0.3)" office:value-type="float" office:value="1.34264587358681">
            <text:p>1.34</text:p>
          </table:table-cell>
          <table:table-cell office:value-type="float" office:value="1151.1108835762">
            <text:p>1151</text:p>
          </table:table-cell>
          <table:table-cell table:formula="of:=(ABS([.C141]-[.$O$2]))/[.C141]" office:value-type="float" office:value="0.911197288974609">
            <text:p>0.911</text:p>
          </table:table-cell>
          <table:table-cell office:value-type="float" office:value="35.653308833321">
            <text:p>35.65</text:p>
          </table:table-cell>
          <table:table-cell office:value-type="float" office:value="16.6473988439306">
            <text:p>16.65</text:p>
          </table:table-cell>
          <table:table-cell office:value-type="float" office:value="29.3996793094217">
            <text:p>29.40</text:p>
          </table:table-cell>
          <table:table-cell office:value-type="float" office:value="313709.798474383">
            <text:p>313710</text:p>
          </table:table-cell>
          <table:table-cell office:value-type="float" office:value="0.279018310661487">
            <text:p>0.279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7T064503p1044885</text:p>
          </table:table-cell>
          <table:table-cell table:formula="of:=1/([.D142]*0.7+[.E142]/100*0.3)" office:value-type="float" office:value="1.26848654232346">
            <text:p>1.27</text:p>
          </table:table-cell>
          <table:table-cell office:value-type="float" office:value="1237.87882419943">
            <text:p>1238</text:p>
          </table:table-cell>
          <table:table-cell table:formula="of:=(ABS([.C142]-[.$O$2]))/[.C142]" office:value-type="float" office:value="0.77723372998387">
            <text:p>0.777</text:p>
          </table:table-cell>
          <table:table-cell office:value-type="float" office:value="81.4258096700946">
            <text:p>81.43</text:p>
          </table:table-cell>
          <table:table-cell office:value-type="float" office:value="7.12154494820676">
            <text:p>7.12</text:p>
          </table:table-cell>
          <table:table-cell office:value-type="float" office:value="22.8355382877522">
            <text:p>22.84</text:p>
          </table:table-cell>
          <table:table-cell office:value-type="float" office:value="332784.353912404">
            <text:p>332784</text:p>
          </table:table-cell>
          <table:table-cell office:value-type="float" office:value="0.371131453679032">
            <text:p>0.371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7T064445p1044505</text:p>
          </table:table-cell>
          <table:table-cell table:formula="of:=1/([.D143]*0.7+[.E143]/100*0.3)" office:value-type="float" office:value="2.22893742775868">
            <text:p>2.23</text:p>
          </table:table-cell>
          <table:table-cell office:value-type="float" office:value="1436.38220307971">
            <text:p>1436</text:p>
          </table:table-cell>
          <table:table-cell table:formula="of:=(ABS([.C143]-[.$O$2]))/[.C143]" office:value-type="float" office:value="0.531625771527269">
            <text:p>0.532</text:p>
          </table:table-cell>
          <table:table-cell office:value-type="float" office:value="25.5020758730947">
            <text:p>25.50</text:p>
          </table:table-cell>
          <table:table-cell office:value-type="float" office:value="19.1529383429672">
            <text:p>19.15</text:p>
          </table:table-cell>
          <table:table-cell office:value-type="float" office:value="18.8596745558547">
            <text:p>18.86</text:p>
          </table:table-cell>
          <table:table-cell office:value-type="float" office:value="289049.393090088">
            <text:p>289049</text:p>
          </table:table-cell>
          <table:table-cell office:value-type="float" office:value="0.326671920671526">
            <text:p>0.327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7T064500p1044828</text:p>
          </table:table-cell>
          <table:table-cell table:formula="of:=1/([.D144]*0.7+[.E144]/100*0.3)" office:value-type="float" office:value="0.726603732124822">
            <text:p>0.73</text:p>
          </table:table-cell>
          <table:table-cell office:value-type="float" office:value="775.402231895009">
            <text:p>775</text:p>
          </table:table-cell>
          <table:table-cell table:formula="of:=(ABS([.C144]-[.$O$2]))/[.C144]" office:value-type="float" office:value="1.83723712610861">
            <text:p>1.837</text:p>
          </table:table-cell>
          <table:table-cell office:value-type="float" office:value="30.0666650711981">
            <text:p>30.07</text:p>
          </table:table-cell>
          <table:table-cell office:value-type="float" office:value="7.64818115106405">
            <text:p>7.65</text:p>
          </table:table-cell>
          <table:table-cell office:value-type="float" office:value="30.8817798088523">
            <text:p>30.88</text:p>
          </table:table-cell>
          <table:table-cell office:value-type="float" office:value="371407.917948732">
            <text:p>371408</text:p>
          </table:table-cell>
          <table:table-cell office:value-type="float" office:value="0.367955172183967">
            <text:p>0.368</text:p>
          </table:table-cell>
          <table:table-cell office:value-type="float" office:value="12.0385680657562">
            <text:p>12.04</text:p>
          </table:table-cell>
          <table:table-cell table:number-columns-repeated="5"/>
        </table:table-row>
        <table:table-row table:style-name="ro1">
          <table:table-cell office:value-type="string">
            <text:p>20230927T064405p1043660</text:p>
          </table:table-cell>
          <table:table-cell table:formula="of:=1/([.D145]*0.7+[.E145]/100*0.3)" office:value-type="float" office:value="0.433547082064597">
            <text:p>0.43</text:p>
          </table:table-cell>
          <table:table-cell office:value-type="float" office:value="579.852234942459">
            <text:p>580</text:p>
          </table:table-cell>
          <table:table-cell table:formula="of:=(ABS([.C145]-[.$O$2]))/[.C145]" office:value-type="float" office:value="2.79407005341337">
            <text:p>2.794</text:p>
          </table:table-cell>
          <table:table-cell office:value-type="float" office:value="116.901841553882">
            <text:p>116.90</text:p>
          </table:table-cell>
          <table:table-cell office:value-type="float" office:value="8.80082093381221">
            <text:p>8.80</text:p>
          </table:table-cell>
          <table:table-cell office:value-type="float" office:value="16.9473001194161">
            <text:p>16.95</text:p>
          </table:table-cell>
          <table:table-cell office:value-type="float" office:value="235362.890645111">
            <text:p>235363</text:p>
          </table:table-cell>
          <table:table-cell office:value-type="float" office:value="0.255126751393697">
            <text:p>0.255</text:p>
          </table:table-cell>
          <table:table-cell office:value-type="float" office:value="98.4377776606376">
            <text:p>98.44</text:p>
          </table:table-cell>
          <table:table-cell table:number-columns-repeated="5"/>
        </table:table-row>
        <table:table-row table:style-name="ro1">
          <table:table-cell office:value-type="string">
            <text:p>20230927T064321p1042907</text:p>
          </table:table-cell>
          <table:table-cell table:formula="of:=1/([.D146]*0.7+[.E146]/100*0.3)" office:value-type="float" office:value="0.400194381475189">
            <text:p>0.40</text:p>
          </table:table-cell>
          <table:table-cell office:value-type="float" office:value="490.458415455881">
            <text:p>490</text:p>
          </table:table-cell>
          <table:table-cell table:formula="of:=(ABS([.C146]-[.$O$2]))/[.C146]" office:value-type="float" office:value="3.48559945282028">
            <text:p>3.486</text:p>
          </table:table-cell>
          <table:table-cell office:value-type="float" office:value="19.6220296321947">
            <text:p>19.62</text:p>
          </table:table-cell>
          <table:table-cell office:value-type="float" office:value="12.1183711149862">
            <text:p>12.12</text:p>
          </table:table-cell>
          <table:table-cell office:value-type="float" office:value="24.8393297824916">
            <text:p>24.84</text:p>
          </table:table-cell>
          <table:table-cell office:value-type="float" office:value="304835.757741814">
            <text:p>304836</text:p>
          </table:table-cell>
          <table:table-cell office:value-type="float" office:value="0.274904362994841">
            <text:p>0.275</text:p>
          </table:table-cell>
          <table:table-cell office:value-type="float" office:value="98.3089923095922">
            <text:p>98.31</text:p>
          </table:table-cell>
          <table:table-cell table:number-columns-repeated="5"/>
        </table:table-row>
        <table:table-row table:style-name="ro1">
          <table:table-cell office:value-type="string">
            <text:p>20230927T064326p1043004</text:p>
          </table:table-cell>
          <table:table-cell table:formula="of:=1/([.D147]*0.7+[.E147]/100*0.3)" office:value-type="float" office:value="0.698307335260007">
            <text:p>0.70</text:p>
          </table:table-cell>
          <table:table-cell office:value-type="float" office:value="737.999691799902">
            <text:p>738</text:p>
          </table:table-cell>
          <table:table-cell table:formula="of:=(ABS([.C147]-[.$O$2]))/[.C147]" office:value-type="float" office:value="1.98103105522231">
            <text:p>1.981</text:p>
          </table:table-cell>
          <table:table-cell office:value-type="float" office:value="15.1041603672931">
            <text:p>15.10</text:p>
          </table:table-cell>
          <table:table-cell office:value-type="float" office:value="17.7770823302841">
            <text:p>17.78</text:p>
          </table:table-cell>
          <table:table-cell office:value-type="float" office:value="30.979794007925">
            <text:p>30.98</text:p>
          </table:table-cell>
          <table:table-cell office:value-type="float" office:value="379614.589691926">
            <text:p>379615</text:p>
          </table:table-cell>
          <table:table-cell office:value-type="float" office:value="0.242252800137749">
            <text:p>0.242</text:p>
          </table:table-cell>
          <table:table-cell office:value-type="float" office:value="8.13410134669329">
            <text:p>8.13</text:p>
          </table:table-cell>
          <table:table-cell table:number-columns-repeated="5"/>
        </table:table-row>
        <table:table-row table:style-name="ro1">
          <table:table-cell office:value-type="string">
            <text:p>20230927T064344p1043278</text:p>
          </table:table-cell>
          <table:table-cell table:formula="of:=1/([.D148]*0.7+[.E148]/100*0.3)" office:value-type="float" office:value="1.00172768068253">
            <text:p>1.00</text:p>
          </table:table-cell>
          <table:table-cell office:value-type="float" office:value="957.346833951589">
            <text:p>957</text:p>
          </table:table-cell>
          <table:table-cell table:formula="of:=(ABS([.C148]-[.$O$2]))/[.C148]" office:value-type="float" office:value="1.29801773190096">
            <text:p>1.298</text:p>
          </table:table-cell>
          <table:table-cell office:value-type="float" office:value="29.8876289064379">
            <text:p>29.89</text:p>
          </table:table-cell>
          <table:table-cell office:value-type="float" office:value="18.2866088631985">
            <text:p>18.29</text:p>
          </table:table-cell>
          <table:table-cell office:value-type="float" office:value="17.732514904901">
            <text:p>17.73</text:p>
          </table:table-cell>
          <table:table-cell office:value-type="float" office:value="242201.366486919">
            <text:p>242201</text:p>
          </table:table-cell>
          <table:table-cell office:value-type="float" office:value="0.31364602847444">
            <text:p>0.314</text:p>
          </table:table-cell>
          <table:table-cell office:value-type="float" office:value="2.25651579438783">
            <text:p>2.26</text:p>
          </table:table-cell>
          <table:table-cell table:number-columns-repeated="5"/>
        </table:table-row>
        <table:table-row table:style-name="ro1">
          <table:table-cell office:value-type="string">
            <text:p>20230927T064414p1043852</text:p>
          </table:table-cell>
          <table:table-cell table:formula="of:=1/([.D149]*0.7+[.E149]/100*0.3)" office:value-type="float" office:value="1.38057105556013">
            <text:p>1.38</text:p>
          </table:table-cell>
          <table:table-cell office:value-type="float" office:value="1134.15492913481">
            <text:p>1134</text:p>
          </table:table-cell>
          <table:table-cell table:formula="of:=(ABS([.C149]-[.$O$2]))/[.C149]" office:value-type="float" office:value="0.939770258441031">
            <text:p>0.940</text:p>
          </table:table-cell>
          <table:table-cell office:value-type="float" office:value="22.1662543805805">
            <text:p>22.17</text:p>
          </table:table-cell>
          <table:table-cell office:value-type="float" office:value="7.8541150990099">
            <text:p>7.85</text:p>
          </table:table-cell>
          <table:table-cell office:value-type="float" office:value="34.2573730967934">
            <text:p>34.26</text:p>
          </table:table-cell>
          <table:table-cell office:value-type="float" office:value="264324.045202861">
            <text:p>264324</text:p>
          </table:table-cell>
          <table:table-cell office:value-type="float" office:value="0.211257492333724">
            <text:p>0.211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7T142526p1084921</text:p>
          </table:table-cell>
          <table:table-cell table:formula="of:=1/([.D150]*0.7+[.E150]/100*0.3)" office:value-type="float" office:value="0.429849435792589">
            <text:p>0.43</text:p>
          </table:table-cell>
          <table:table-cell office:value-type="float" office:value="566.986571091034">
            <text:p>567</text:p>
          </table:table-cell>
          <table:table-cell table:formula="of:=(ABS([.C150]-[.$O$2]))/[.C150]" office:value-type="float" office:value="2.88016244505864">
            <text:p>2.880</text:p>
          </table:table-cell>
          <table:table-cell office:value-type="float" office:value="103.427423259225">
            <text:p>103.43</text:p>
          </table:table-cell>
          <table:table-cell office:value-type="float" office:value="10.2162813102119">
            <text:p>10.22</text:p>
          </table:table-cell>
          <table:table-cell office:value-type="float" office:value="29.3996793094217">
            <text:p>29.40</text:p>
          </table:table-cell>
          <table:table-cell office:value-type="float" office:value="272578.709095147">
            <text:p>272579</text:p>
          </table:table-cell>
          <table:table-cell office:value-type="float" office:value="0.299271930173959">
            <text:p>0.299</text:p>
          </table:table-cell>
          <table:table-cell office:value-type="float" office:value="55.6854538162388">
            <text:p>55.69</text:p>
          </table:table-cell>
          <table:table-cell table:number-columns-repeated="5"/>
        </table:table-row>
        <table:table-row table:style-name="ro1">
          <table:table-cell office:value-type="string">
            <text:p>20230927T142602p1085726</text:p>
          </table:table-cell>
          <table:table-cell table:formula="of:=1/([.D151]*0.7+[.E151]/100*0.3)" office:value-type="float" office:value="0.713472574319329">
            <text:p>0.71</text:p>
          </table:table-cell>
          <table:table-cell office:value-type="float" office:value="785.366442063296">
            <text:p>785</text:p>
          </table:table-cell>
          <table:table-cell table:formula="of:=(ABS([.C151]-[.$O$2]))/[.C151]" office:value-type="float" office:value="1.80124013730484">
            <text:p>1.801</text:p>
          </table:table-cell>
          <table:table-cell office:value-type="float" office:value="46.9091582039949">
            <text:p>46.91</text:p>
          </table:table-cell>
          <table:table-cell office:value-type="float" office:value="12.0974229287091">
            <text:p>12.10</text:p>
          </table:table-cell>
          <table:table-cell office:value-type="float" office:value="34.7671608306449">
            <text:p>34.77</text:p>
          </table:table-cell>
          <table:table-cell office:value-type="float" office:value="349978.61505847">
            <text:p>349979</text:p>
          </table:table-cell>
          <table:table-cell office:value-type="float" office:value="0.242252800137749">
            <text:p>0.242</text:p>
          </table:table-cell>
          <table:table-cell office:value-type="float" office:value="75.5533199948088">
            <text:p>75.55</text:p>
          </table:table-cell>
          <table:table-cell table:number-columns-repeated="5"/>
        </table:table-row>
        <table:table-row table:style-name="ro1">
          <table:table-cell office:value-type="string">
            <text:p>20230927T142453p1084246</text:p>
          </table:table-cell>
          <table:table-cell table:formula="of:=1/([.D152]*0.7+[.E152]/100*0.3)" office:value-type="float" office:value="0.809805788082553">
            <text:p>0.81</text:p>
          </table:table-cell>
          <table:table-cell office:value-type="float" office:value="955.909695120319">
            <text:p>956</text:p>
          </table:table-cell>
          <table:table-cell table:formula="of:=(ABS([.C152]-[.$O$2]))/[.C152]" office:value-type="float" office:value="1.30147262992566">
            <text:p>1.301</text:p>
          </table:table-cell>
          <table:table-cell office:value-type="float" office:value="107.944380301996">
            <text:p>107.94</text:p>
          </table:table-cell>
          <table:table-cell office:value-type="float" office:value="10.4619460500963">
            <text:p>10.46</text:p>
          </table:table-cell>
          <table:table-cell office:value-type="float" office:value="38.4502388410318">
            <text:p>38.45</text:p>
          </table:table-cell>
          <table:table-cell office:value-type="float" office:value="295394.143897274">
            <text:p>295394</text:p>
          </table:table-cell>
          <table:table-cell office:value-type="float" office:value="0.326671920671526">
            <text:p>0.327</text:p>
          </table:table-cell>
          <table:table-cell office:value-type="float" office:value="89.6793145303733">
            <text:p>89.68</text:p>
          </table:table-cell>
          <table:table-cell table:number-columns-repeated="5"/>
        </table:table-row>
        <table:table-row table:style-name="ro1">
          <table:table-cell office:value-type="string">
            <text:p>20230927T142432p1083891</text:p>
          </table:table-cell>
          <table:table-cell table:formula="of:=1/([.D153]*0.7+[.E153]/100*0.3)" office:value-type="float" office:value="0.546141007683948">
            <text:p>0.55</text:p>
          </table:table-cell>
          <table:table-cell office:value-type="float" office:value="697.021175321592">
            <text:p>697</text:p>
          </table:table-cell>
          <table:table-cell table:formula="of:=(ABS([.C153]-[.$O$2]))/[.C153]" office:value-type="float" office:value="2.15628861488313">
            <text:p>2.156</text:p>
          </table:table-cell>
          <table:table-cell office:value-type="float" office:value="107.208975725955">
            <text:p>107.21</text:p>
          </table:table-cell>
          <table:table-cell office:value-type="float" office:value="4.42690945877592">
            <text:p>4.43</text:p>
          </table:table-cell>
          <table:table-cell office:value-type="float" office:value="16.7022871086805">
            <text:p>16.70</text:p>
          </table:table-cell>
          <table:table-cell office:value-type="float" office:value="242201.366486919">
            <text:p>242201</text:p>
          </table:table-cell>
          <table:table-cell office:value-type="float" office:value="0.159900689712823">
            <text:p>0.160</text:p>
          </table:table-cell>
          <table:table-cell office:value-type="float" office:value="64.4091567109628">
            <text:p>64.41</text:p>
          </table:table-cell>
          <table:table-cell table:number-columns-repeated="5"/>
        </table:table-row>
        <table:table-row table:style-name="ro1">
          <table:table-cell office:value-type="string">
            <text:p>20230927T142550p1085411</text:p>
          </table:table-cell>
          <table:table-cell table:formula="of:=1/([.D154]*0.7+[.E154]/100*0.3)" office:value-type="float" office:value="0.5580268081702">
            <text:p>0.56</text:p>
          </table:table-cell>
          <table:table-cell office:value-type="float" office:value="681.654454346638">
            <text:p>682</text:p>
          </table:table-cell>
          <table:table-cell table:formula="of:=(ABS([.C154]-[.$O$2]))/[.C154]" office:value-type="float" office:value="2.22744168393748">
            <text:p>2.227</text:p>
          </table:table-cell>
          <table:table-cell office:value-type="float" office:value="77.6064738627827">
            <text:p>77.61</text:p>
          </table:table-cell>
          <table:table-cell office:value-type="float" office:value="12.9243737957611">
            <text:p>12.92</text:p>
          </table:table-cell>
          <table:table-cell office:value-type="float" office:value="18.9270130140975">
            <text:p>18.93</text:p>
          </table:table-cell>
          <table:table-cell office:value-type="float" office:value="281382.21393187">
            <text:p>281382</text:p>
          </table:table-cell>
          <table:table-cell office:value-type="float" office:value="0.326671920671526">
            <text:p>0.327</text:p>
          </table:table-cell>
          <table:table-cell office:value-type="float" office:value="81.9912167062303">
            <text:p>81.99</text:p>
          </table:table-cell>
          <table:table-cell table:number-columns-repeated="5"/>
        </table:table-row>
        <table:table-row table:style-name="ro1">
          <table:table-cell office:value-type="string">
            <text:p>20230927T142441p1084020</text:p>
          </table:table-cell>
          <table:table-cell table:formula="of:=1/([.D155]*0.7+[.E155]/100*0.3)" office:value-type="float" office:value="0.528601071347935">
            <text:p>0.53</text:p>
          </table:table-cell>
          <table:table-cell office:value-type="float" office:value="611.293421816837">
            <text:p>611</text:p>
          </table:table-cell>
          <table:table-cell table:formula="of:=(ABS([.C155]-[.$O$2]))/[.C155]" office:value-type="float" office:value="2.59892634450627">
            <text:p>2.599</text:p>
          </table:table-cell>
          <table:table-cell office:value-type="float" office:value="24.1791192111113">
            <text:p>24.18</text:p>
          </table:table-cell>
          <table:table-cell office:value-type="float" office:value="12.7313342967245">
            <text:p>12.73</text:p>
          </table:table-cell>
          <table:table-cell office:value-type="float" office:value="34.3946249283782">
            <text:p>34.39</text:p>
          </table:table-cell>
          <table:table-cell office:value-type="float" office:value="377694.464556972">
            <text:p>377694</text:p>
          </table:table-cell>
          <table:table-cell office:value-type="float" office:value="0.371131453679032">
            <text:p>0.371</text:p>
          </table:table-cell>
          <table:table-cell office:value-type="float" office:value="53.5840197895442">
            <text:p>53.58</text:p>
          </table:table-cell>
          <table:table-cell table:number-columns-repeated="5"/>
        </table:table-row>
        <table:table-row table:style-name="ro1">
          <table:table-cell office:value-type="string">
            <text:p>20230927T142514p1084634</text:p>
          </table:table-cell>
          <table:table-cell table:formula="of:=1/([.D156]*0.7+[.E156]/100*0.3)" office:value-type="float" office:value="1.17994864698674">
            <text:p>1.18</text:p>
          </table:table-cell>
          <table:table-cell office:value-type="float" office:value="1158.2473591336">
            <text:p>1158</text:p>
          </table:table-cell>
          <table:table-cell table:formula="of:=(ABS([.C156]-[.$O$2]))/[.C156]" office:value-type="float" office:value="0.899421555034374">
            <text:p>0.899</text:p>
          </table:table-cell>
          <table:table-cell office:value-type="float" office:value="72.6331403780793">
            <text:p>72.63</text:p>
          </table:table-cell>
          <table:table-cell office:value-type="float" office:value="11.1734104046243">
            <text:p>11.17</text:p>
          </table:table-cell>
          <table:table-cell office:value-type="float" office:value="31.8358625216875">
            <text:p>31.84</text:p>
          </table:table-cell>
          <table:table-cell office:value-type="float" office:value="316496.27937812">
            <text:p>316496</text:p>
          </table:table-cell>
          <table:table-cell office:value-type="float" office:value="0.371131453679032">
            <text:p>0.371</text:p>
          </table:table-cell>
          <table:table-cell office:value-type="float" office:value="93.3961693582764">
            <text:p>93.40</text:p>
          </table:table-cell>
          <table:table-cell table:number-columns-repeated="5"/>
        </table:table-row>
        <table:table-row table:style-name="ro1">
          <table:table-cell office:value-type="string">
            <text:p>20230927T142429p1083838</text:p>
          </table:table-cell>
          <table:table-cell table:formula="of:=1/([.D157]*0.7+[.E157]/100*0.3)" office:value-type="float" office:value="0.479851337982439">
            <text:p>0.48</text:p>
          </table:table-cell>
          <table:table-cell office:value-type="float" office:value="573.569215119693">
            <text:p>574</text:p>
          </table:table-cell>
          <table:table-cell table:formula="of:=(ABS([.C157]-[.$O$2]))/[.C157]" office:value-type="float" office:value="2.83563124032189">
            <text:p>2.836</text:p>
          </table:table-cell>
          <table:table-cell office:value-type="float" office:value="33.0122998194472">
            <text:p>33.01</text:p>
          </table:table-cell>
          <table:table-cell office:value-type="float" office:value="5.41358899119701">
            <text:p>5.41</text:p>
          </table:table-cell>
          <table:table-cell office:value-type="float" office:value="12.6609846445984">
            <text:p>12.66</text:p>
          </table:table-cell>
          <table:table-cell office:value-type="float" office:value="379614.589691926">
            <text:p>379615</text:p>
          </table:table-cell>
          <table:table-cell office:value-type="float" office:value="0.146047236453259">
            <text:p>0.146</text:p>
          </table:table-cell>
          <table:table-cell office:value-type="float" office:value="51.4759049055125">
            <text:p>51.48</text:p>
          </table:table-cell>
          <table:table-cell table:number-columns-repeated="5"/>
        </table:table-row>
        <table:table-row table:style-name="ro1">
          <table:table-cell office:value-type="string">
            <text:p>20230927T142556p1085580</text:p>
          </table:table-cell>
          <table:table-cell table:formula="of:=1/([.D158]*0.7+[.E158]/100*0.3)" office:value-type="float" office:value="0.775789130352363">
            <text:p>0.78</text:p>
          </table:table-cell>
          <table:table-cell office:value-type="float" office:value="824.498844617683">
            <text:p>824</text:p>
          </table:table-cell>
          <table:table-cell table:formula="of:=(ABS([.C158]-[.$O$2]))/[.C158]" office:value-type="float" office:value="1.66828754747392">
            <text:p>1.668</text:p>
          </table:table-cell>
          <table:table-cell office:value-type="float" office:value="40.4029283982366">
            <text:p>40.40</text:p>
          </table:table-cell>
          <table:table-cell office:value-type="float" office:value="10.5199903660886">
            <text:p>10.52</text:p>
          </table:table-cell>
          <table:table-cell office:value-type="float" office:value="29.3996793094217">
            <text:p>29.40</text:p>
          </table:table-cell>
          <table:table-cell office:value-type="float" office:value="370505.006536875">
            <text:p>370505</text:p>
          </table:table-cell>
          <table:table-cell office:value-type="float" office:value="0.135048165066129">
            <text:p>0.135</text:p>
          </table:table-cell>
          <table:table-cell office:value-type="float" office:value="91.5050263075615">
            <text:p>91.51</text:p>
          </table:table-cell>
          <table:table-cell table:number-columns-repeated="5"/>
        </table:table-row>
        <table:table-row table:style-name="ro1">
          <table:table-cell office:value-type="string">
            <text:p>20230927T142450p1084170</text:p>
          </table:table-cell>
          <table:table-cell table:formula="of:=1/([.D159]*0.7+[.E159]/100*0.3)" office:value-type="float" office:value="0.666941943267787">
            <text:p>0.67</text:p>
          </table:table-cell>
          <table:table-cell office:value-type="float" office:value="751.724656802611">
            <text:p>752</text:p>
          </table:table-cell>
          <table:table-cell table:formula="of:=(ABS([.C159]-[.$O$2]))/[.C159]" office:value-type="float" office:value="1.9266034845225">
            <text:p>1.927</text:p>
          </table:table-cell>
          <table:table-cell office:value-type="float" office:value="50.252814708082">
            <text:p>50.25</text:p>
          </table:table-cell>
          <table:table-cell office:value-type="float" office:value="13.0139691714836">
            <text:p>13.01</text:p>
          </table:table-cell>
          <table:table-cell office:value-type="float" office:value="28.4985539395649">
            <text:p>28.50</text:p>
          </table:table-cell>
          <table:table-cell office:value-type="float" office:value="218986.244235168">
            <text:p>218986</text:p>
          </table:table-cell>
          <table:table-cell office:value-type="float" office:value="0.0174465038475782">
            <text:p>0.017</text:p>
          </table:table-cell>
          <table:table-cell office:value-type="float" office:value="90.0069559348816">
            <text:p>90.01</text:p>
          </table:table-cell>
          <table:table-cell table:number-columns-repeated="5"/>
        </table:table-row>
        <table:table-row table:style-name="ro1">
          <table:table-cell office:value-type="string">
            <text:p>20230927T142438p1083976</text:p>
          </table:table-cell>
          <table:table-cell table:formula="of:=1/([.D160]*0.7+[.E160]/100*0.3)" office:value-type="float" office:value="0.573336838968712">
            <text:p>0.57</text:p>
          </table:table-cell>
          <table:table-cell office:value-type="float" office:value="643.902248491124">
            <text:p>644</text:p>
          </table:table-cell>
          <table:table-cell table:formula="of:=(ABS([.C160]-[.$O$2]))/[.C160]" office:value-type="float" office:value="2.41666767767208">
            <text:p>2.417</text:p>
          </table:table-cell>
          <table:table-cell office:value-type="float" office:value="17.5026691383793">
            <text:p>17.50</text:p>
          </table:table-cell>
          <table:table-cell office:value-type="float" office:value="13.7628853564547">
            <text:p>13.76</text:p>
          </table:table-cell>
          <table:table-cell office:value-type="float" office:value="36.5651169342292">
            <text:p>36.57</text:p>
          </table:table-cell>
          <table:table-cell office:value-type="float" office:value="371407.917948732">
            <text:p>371408</text:p>
          </table:table-cell>
          <table:table-cell office:value-type="float" office:value="0.310498734463483">
            <text:p>0.310</text:p>
          </table:table-cell>
          <table:table-cell office:value-type="float" office:value="87.2771495275414">
            <text:p>87.28</text:p>
          </table:table-cell>
          <table:table-cell table:number-columns-repeated="5"/>
        </table:table-row>
        <table:table-row table:style-name="ro1">
          <table:table-cell office:value-type="string">
            <text:p>20230927T142541p1085217</text:p>
          </table:table-cell>
          <table:table-cell table:formula="of:=1/([.D161]*0.7+[.E161]/100*0.3)" office:value-type="float" office:value="0.27434017945165">
            <text:p>0.27</text:p>
          </table:table-cell>
          <table:table-cell office:value-type="float" office:value="363.127642753242">
            <text:p>363</text:p>
          </table:table-cell>
          <table:table-cell table:formula="of:=(ABS([.C161]-[.$O$2]))/[.C161]" office:value-type="float" office:value="5.05847570104977">
            <text:p>5.058</text:p>
          </table:table-cell>
          <table:table-cell office:value-type="float" office:value="34.7255099522307">
            <text:p>34.73</text:p>
          </table:table-cell>
          <table:table-cell office:value-type="float" office:value="18.2089354527938">
            <text:p>18.21</text:p>
          </table:table-cell>
          <table:table-cell office:value-type="float" office:value="27.2002576914163">
            <text:p>27.20</text:p>
          </table:table-cell>
          <table:table-cell office:value-type="float" office:value="288024.835517833">
            <text:p>288025</text:p>
          </table:table-cell>
          <table:table-cell office:value-type="float" office:value="0.314062519093318">
            <text:p>0.314</text:p>
          </table:table-cell>
          <table:table-cell office:value-type="float" office:value="25.2404493420231">
            <text:p>25.24</text:p>
          </table:table-cell>
          <table:table-cell table:number-columns-repeated="5"/>
        </table:table-row>
        <table:table-row table:style-name="ro1">
          <table:table-cell office:value-type="string">
            <text:p>20230927T142426p1083799</text:p>
          </table:table-cell>
          <table:table-cell table:formula="of:=1/([.D162]*0.7+[.E162]/100*0.3)" office:value-type="float" office:value="0.307914176830328">
            <text:p>0.31</text:p>
          </table:table-cell>
          <table:table-cell office:value-type="float" office:value="395.375179592228">
            <text:p>395</text:p>
          </table:table-cell>
          <table:table-cell table:formula="of:=(ABS([.C162]-[.$O$2]))/[.C162]" office:value-type="float" office:value="4.56433512662322">
            <text:p>4.564</text:p>
          </table:table-cell>
          <table:table-cell office:value-type="float" office:value="17.5412024030417">
            <text:p>17.54</text:p>
          </table:table-cell>
          <table:table-cell office:value-type="float" office:value="7.25398406374502">
            <text:p>7.25</text:p>
          </table:table-cell>
          <table:table-cell office:value-type="float" office:value="21.1397532099849">
            <text:p>21.14</text:p>
          </table:table-cell>
          <table:table-cell office:value-type="float" office:value="234554.352373716">
            <text:p>234554</text:p>
          </table:table-cell>
          <table:table-cell office:value-type="float" office:value="0.279018310661487">
            <text:p>0.279</text:p>
          </table:table-cell>
          <table:table-cell office:value-type="float" office:value="36.0079499549902">
            <text:p>36.01</text:p>
          </table:table-cell>
          <table:table-cell table:number-columns-repeated="5"/>
        </table:table-row>
        <table:table-row table:style-name="ro1">
          <table:table-cell office:value-type="string">
            <text:p>20230927T142508p1084521</text:p>
          </table:table-cell>
          <table:table-cell table:formula="of:=1/([.D163]*0.7+[.E163]/100*0.3)" office:value-type="float" office:value="0.566562089668873">
            <text:p>0.57</text:p>
          </table:table-cell>
          <table:table-cell office:value-type="float" office:value="665.799408748005">
            <text:p>666</text:p>
          </table:table-cell>
          <table:table-cell table:formula="of:=(ABS([.C163]-[.$O$2]))/[.C163]" office:value-type="float" office:value="2.3042985185838">
            <text:p>2.304</text:p>
          </table:table-cell>
          <table:table-cell office:value-type="float" office:value="50.674217256301">
            <text:p>50.67</text:p>
          </table:table-cell>
          <table:table-cell office:value-type="float" office:value="7.33899634082593">
            <text:p>7.34</text:p>
          </table:table-cell>
          <table:table-cell office:value-type="float" office:value="10.3160017410544">
            <text:p>10.32</text:p>
          </table:table-cell>
          <table:table-cell office:value-type="float" office:value="371407.917948732">
            <text:p>371408</text:p>
          </table:table-cell>
          <table:table-cell office:value-type="float" office:value="0.0155171423087346">
            <text:p>0.016</text:p>
          </table:table-cell>
          <table:table-cell office:value-type="float" office:value="18.0254769237531">
            <text:p>18.03</text:p>
          </table:table-cell>
          <table:table-cell table:number-columns-repeated="5"/>
        </table:table-row>
        <table:table-row table:style-name="ro1">
          <table:table-cell office:value-type="string">
            <text:p>20230927T142535p1085094</text:p>
          </table:table-cell>
          <table:table-cell table:formula="of:=1/([.D164]*0.7+[.E164]/100*0.3)" office:value-type="float" office:value="0.449921727899574">
            <text:p>0.45</text:p>
          </table:table-cell>
          <table:table-cell office:value-type="float" office:value="537.183759809681">
            <text:p>537</text:p>
          </table:table-cell>
          <table:table-cell table:formula="of:=(ABS([.C164]-[.$O$2]))/[.C164]" office:value-type="float" office:value="3.09543281944979">
            <text:p>3.095</text:p>
          </table:table-cell>
          <table:table-cell office:value-type="float" office:value="18.601948247373">
            <text:p>18.60</text:p>
          </table:table-cell>
          <table:table-cell office:value-type="float" office:value="14.3434489402698">
            <text:p>14.34</text:p>
          </table:table-cell>
          <table:table-cell office:value-type="float" office:value="30.979794007925">
            <text:p>30.98</text:p>
          </table:table-cell>
          <table:table-cell office:value-type="float" office:value="263409.759380985">
            <text:p>263410</text:p>
          </table:table-cell>
          <table:table-cell office:value-type="float" office:value="0.0602845673014668">
            <text:p>0.060</text:p>
          </table:table-cell>
          <table:table-cell office:value-type="float" office:value="69.1095455719745">
            <text:p>69.11</text:p>
          </table:table-cell>
          <table:table-cell table:number-columns-repeated="5"/>
        </table:table-row>
        <table:table-row table:style-name="ro1">
          <table:table-cell office:value-type="string">
            <text:p>20230927T142423p1083753</text:p>
          </table:table-cell>
          <table:table-cell table:formula="of:=1/([.D165]*0.7+[.E165]/100*0.3)" office:value-type="float" office:value="0.418319519974212">
            <text:p>0.42</text:p>
          </table:table-cell>
          <table:table-cell office:value-type="float" office:value="510.861873590219">
            <text:p>511</text:p>
          </table:table-cell>
          <table:table-cell table:formula="of:=(ABS([.C165]-[.$O$2]))/[.C165]" office:value-type="float" office:value="3.30644781639097">
            <text:p>3.306</text:p>
          </table:table-cell>
          <table:table-cell office:value-type="float" office:value="25.3345701241654">
            <text:p>25.33</text:p>
          </table:table-cell>
          <table:table-cell office:value-type="float" office:value="18.6571531791908">
            <text:p>18.66</text:p>
          </table:table-cell>
          <table:table-cell office:value-type="float" office:value="34.6857217991277">
            <text:p>34.69</text:p>
          </table:table-cell>
          <table:table-cell office:value-type="float" office:value="289049.393090088">
            <text:p>289049</text:p>
          </table:table-cell>
          <table:table-cell office:value-type="float" office:value="0.0446602011942223">
            <text:p>0.045</text:p>
          </table:table-cell>
          <table:table-cell office:value-type="float" office:value="22.8730526212457">
            <text:p>22.87</text:p>
          </table:table-cell>
          <table:table-cell table:number-columns-repeated="5"/>
        </table:table-row>
        <table:table-row table:style-name="ro1">
          <table:table-cell office:value-type="string">
            <text:p>20230927T142505p1084442</text:p>
          </table:table-cell>
          <table:table-cell table:formula="of:=1/([.D166]*0.7+[.E166]/100*0.3)" office:value-type="float" office:value="0.40029956061644">
            <text:p>0.40</text:p>
          </table:table-cell>
          <table:table-cell office:value-type="float" office:value="491.948982649171">
            <text:p>492</text:p>
          </table:table-cell>
          <table:table-cell table:formula="of:=(ABS([.C166]-[.$O$2]))/[.C166]" office:value-type="float" office:value="3.47200843500658">
            <text:p>3.472</text:p>
          </table:table-cell>
          <table:table-cell office:value-type="float" office:value="22.5744142423876">
            <text:p>22.57</text:p>
          </table:table-cell>
          <table:table-cell office:value-type="float" office:value="14.5032514450867">
            <text:p>14.50</text:p>
          </table:table-cell>
          <table:table-cell office:value-type="float" office:value="30.979794007925">
            <text:p>30.98</text:p>
          </table:table-cell>
          <table:table-cell office:value-type="float" office:value="235505.715955714">
            <text:p>235506</text:p>
          </table:table-cell>
          <table:table-cell office:value-type="float" office:value="0.0895626091369356">
            <text:p>0.090</text:p>
          </table:table-cell>
          <table:table-cell office:value-type="float" office:value="79.9346800097859">
            <text:p>79.93</text:p>
          </table:table-cell>
          <table:table-cell table:number-columns-repeated="5"/>
        </table:table-row>
        <table:table-row table:style-name="ro1">
          <table:table-cell office:value-type="string">
            <text:p>20230927T142435p1083923</text:p>
          </table:table-cell>
          <table:table-cell table:formula="of:=1/([.D167]*0.7+[.E167]/100*0.3)" office:value-type="float" office:value="0.69359655662394">
            <text:p>0.69</text:p>
          </table:table-cell>
          <table:table-cell office:value-type="float" office:value="780.840223541216">
            <text:p>781</text:p>
          </table:table-cell>
          <table:table-cell table:formula="of:=(ABS([.C167]-[.$O$2]))/[.C167]" office:value-type="float" office:value="1.81747780617999">
            <text:p>1.817</text:p>
          </table:table-cell>
          <table:table-cell office:value-type="float" office:value="56.508621715923">
            <text:p>56.51</text:p>
          </table:table-cell>
          <table:table-cell office:value-type="float" office:value="7.0323564376906">
            <text:p>7.03</text:p>
          </table:table-cell>
          <table:table-cell office:value-type="float" office:value="28.9701490708579">
            <text:p>28.97</text:p>
          </table:table-cell>
          <table:table-cell office:value-type="float" office:value="206572.468584006">
            <text:p>206572</text:p>
          </table:table-cell>
          <table:table-cell office:value-type="float" office:value="0.18671001424136">
            <text:p>0.187</text:p>
          </table:table-cell>
          <table:table-cell office:value-type="float" office:value="8.13410134669329">
            <text:p>8.13</text:p>
          </table:table-cell>
          <table:table-cell table:number-columns-repeated="5"/>
        </table:table-row>
        <table:table-row table:style-name="ro1">
          <table:table-cell office:value-type="string">
            <text:p>20230927T142532p1085044</text:p>
          </table:table-cell>
          <table:table-cell table:formula="of:=1/([.D168]*0.7+[.E168]/100*0.3)" office:value-type="float" office:value="1.25407760985131">
            <text:p>1.25</text:p>
          </table:table-cell>
          <table:table-cell office:value-type="float" office:value="1124.71860235123">
            <text:p>1125</text:p>
          </table:table-cell>
          <table:table-cell table:formula="of:=(ABS([.C168]-[.$O$2]))/[.C168]" office:value-type="float" office:value="0.956044823479303">
            <text:p>0.956</text:p>
          </table:table-cell>
          <table:table-cell office:value-type="float" office:value="42.7224795179163">
            <text:p>42.72</text:p>
          </table:table-cell>
          <table:table-cell office:value-type="float" office:value="16.7006262042389">
            <text:p>16.70</text:p>
          </table:table-cell>
          <table:table-cell office:value-type="float" office:value="22.2393799532749">
            <text:p>22.24</text:p>
          </table:table-cell>
          <table:table-cell office:value-type="float" office:value="378914.800135314">
            <text:p>378915</text:p>
          </table:table-cell>
          <table:table-cell office:value-type="float" office:value="0.370833630080191">
            <text:p>0.371</text:p>
          </table:table-cell>
          <table:table-cell office:value-type="float" office:value="8.13410134669329">
            <text:p>8.13</text:p>
          </table:table-cell>
          <table:table-cell table:number-columns-repeated="5"/>
        </table:table-row>
        <table:table-row table:style-name="ro1">
          <table:table-cell office:value-type="string">
            <text:p>20230927T142553p1085533</text:p>
          </table:table-cell>
          <table:table-cell table:formula="of:=1/([.D169]*0.7+[.E169]/100*0.3)" office:value-type="float" office:value="0.842590483167532">
            <text:p>0.84</text:p>
          </table:table-cell>
          <table:table-cell office:value-type="float" office:value="1044.01737185394">
            <text:p>1044</text:p>
          </table:table-cell>
          <table:table-cell table:formula="of:=(ABS([.C169]-[.$O$2]))/[.C169]" office:value-type="float" office:value="1.10724462955372">
            <text:p>1.107</text:p>
          </table:table-cell>
          <table:table-cell office:value-type="float" office:value="137.248305770699">
            <text:p>137.25</text:p>
          </table:table-cell>
          <table:table-cell office:value-type="float" office:value="10.4697736030829">
            <text:p>10.47</text:p>
          </table:table-cell>
          <table:table-cell office:value-type="float" office:value="29.3996793094217">
            <text:p>29.40</text:p>
          </table:table-cell>
          <table:table-cell office:value-type="float" office:value="324752.024794148">
            <text:p>324752</text:p>
          </table:table-cell>
          <table:table-cell office:value-type="float" office:value="0.178689147324614">
            <text:p>0.179</text:p>
          </table:table-cell>
          <table:table-cell office:value-type="float" office:value="96.4125696337603">
            <text:p>96.41</text:p>
          </table:table-cell>
          <table:table-cell table:number-columns-repeated="5"/>
        </table:table-row>
        <table:table-row table:style-name="ro1">
          <table:table-cell office:value-type="string">
            <text:p>20230927T142511p1084567</text:p>
          </table:table-cell>
          <table:table-cell table:formula="of:=1/([.D170]*0.7+[.E170]/100*0.3)" office:value-type="float" office:value="0.857055285254648">
            <text:p>0.86</text:p>
          </table:table-cell>
          <table:table-cell office:value-type="float" office:value="888.938490546562">
            <text:p>889</text:p>
          </table:table-cell>
          <table:table-cell table:formula="of:=(ABS([.C170]-[.$O$2]))/[.C170]" office:value-type="float" office:value="1.47486189809076">
            <text:p>1.475</text:p>
          </table:table-cell>
          <table:table-cell office:value-type="float" office:value="44.7941817507559">
            <text:p>44.79</text:p>
          </table:table-cell>
          <table:table-cell office:value-type="float" office:value="13.8046724470135">
            <text:p>13.80</text:p>
          </table:table-cell>
          <table:table-cell office:value-type="float" office:value="30.8817798088523">
            <text:p>30.88</text:p>
          </table:table-cell>
          <table:table-cell office:value-type="float" office:value="288969.290145197">
            <text:p>288969</text:p>
          </table:table-cell>
          <table:table-cell office:value-type="float" office:value="0.398869686842202">
            <text:p>0.399</text:p>
          </table:table-cell>
          <table:table-cell office:value-type="float" office:value="97.5824260376109">
            <text:p>97.58</text:p>
          </table:table-cell>
          <table:table-cell table:number-columns-repeated="5"/>
        </table:table-row>
        <table:table-row table:style-name="ro1">
          <table:table-cell office:value-type="string">
            <text:p>20230927T142420p1083701</text:p>
          </table:table-cell>
          <table:table-cell table:formula="of:=1/([.D171]*0.7+[.E171]/100*0.3)" office:value-type="float" office:value="0.659304916459542">
            <text:p>0.66</text:p>
          </table:table-cell>
          <table:table-cell office:value-type="float" office:value="763.241780777562">
            <text:p>763</text:p>
          </table:table-cell>
          <table:table-cell table:formula="of:=(ABS([.C171]-[.$O$2]))/[.C171]" office:value-type="float" office:value="1.88244178372772">
            <text:p>1.882</text:p>
          </table:table-cell>
          <table:table-cell office:value-type="float" office:value="66.3465470232402">
            <text:p>66.35</text:p>
          </table:table-cell>
          <table:table-cell office:value-type="float" office:value="16.0727360308285">
            <text:p>16.07</text:p>
          </table:table-cell>
          <table:table-cell office:value-type="float" office:value="32.9756061011037">
            <text:p>32.98</text:p>
          </table:table-cell>
          <table:table-cell office:value-type="float" office:value="362883.979584949">
            <text:p>362884</text:p>
          </table:table-cell>
          <table:table-cell office:value-type="float" office:value="0.164980252558066">
            <text:p>0.165</text:p>
          </table:table-cell>
          <table:table-cell office:value-type="float" office:value="10.3301162677247">
            <text:p>10.33</text:p>
          </table:table-cell>
          <table:table-cell table:number-columns-repeated="5"/>
        </table:table-row>
        <table:table-row table:style-name="ro1">
          <table:table-cell office:value-type="string">
            <text:p>20230927T142456p1084294</text:p>
          </table:table-cell>
          <table:table-cell table:formula="of:=1/([.D172]*0.7+[.E172]/100*0.3)" office:value-type="float" office:value="2.9322962609405">
            <text:p>2.93</text:p>
          </table:table-cell>
          <table:table-cell office:value-type="float" office:value="1630.80158843063">
            <text:p>1631</text:p>
          </table:table-cell>
          <table:table-cell table:formula="of:=(ABS([.C172]-[.$O$2]))/[.C172]" office:value-type="float" office:value="0.349029836374593">
            <text:p>0.349</text:p>
          </table:table-cell>
          <table:table-cell office:value-type="float" office:value="32.2362585330444">
            <text:p>32.24</text:p>
          </table:table-cell>
          <table:table-cell office:value-type="float" office:value="7.27291346646185">
            <text:p>7.27</text:p>
          </table:table-cell>
          <table:table-cell office:value-type="float" office:value="19.73601298989">
            <text:p>19.74</text:p>
          </table:table-cell>
          <table:table-cell office:value-type="float" office:value="293458.560828453">
            <text:p>293459</text:p>
          </table:table-cell>
          <table:table-cell office:value-type="float" office:value="0.14630018202848">
            <text:p>0.146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7T142547p1085349</text:p>
          </table:table-cell>
          <table:table-cell table:formula="of:=1/([.D173]*0.7+[.E173]/100*0.3)" office:value-type="float" office:value="1.80374643894959">
            <text:p>1.80</text:p>
          </table:table-cell>
          <table:table-cell office:value-type="float" office:value="1382.61681006243">
            <text:p>1383</text:p>
          </table:table-cell>
          <table:table-cell table:formula="of:=(ABS([.C173]-[.$O$2]))/[.C173]" office:value-type="float" office:value="0.591185630023305">
            <text:p>0.591</text:p>
          </table:table-cell>
          <table:table-cell office:value-type="float" office:value="46.8572359702557">
            <text:p>46.86</text:p>
          </table:table-cell>
          <table:table-cell office:value-type="float" office:value="7.78416100365917">
            <text:p>7.78</text:p>
          </table:table-cell>
          <table:table-cell office:value-type="float" office:value="38.8100388818285">
            <text:p>38.81</text:p>
          </table:table-cell>
          <table:table-cell office:value-type="float" office:value="242687.808588558">
            <text:p>242688</text:p>
          </table:table-cell>
          <table:table-cell office:value-type="float" office:value="0.15509144324352">
            <text:p>0.155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7T142538p1085147</text:p>
          </table:table-cell>
          <table:table-cell table:formula="of:=1/([.D174]*0.7+[.E174]/100*0.3)" office:value-type="float" office:value="0.253204031120686">
            <text:p>0.25</text:p>
          </table:table-cell>
          <table:table-cell office:value-type="float" office:value="334.849651650525">
            <text:p>335</text:p>
          </table:table-cell>
          <table:table-cell table:formula="of:=(ABS([.C174]-[.$O$2]))/[.C174]" office:value-type="float" office:value="5.57011285260673">
            <text:p>5.570</text:p>
          </table:table-cell>
          <table:table-cell office:value-type="float" office:value="16.7684012106847">
            <text:p>16.77</text:p>
          </table:table-cell>
          <table:table-cell office:value-type="float" office:value="21.1571531791907">
            <text:p>21.16</text:p>
          </table:table-cell>
          <table:table-cell office:value-type="float" office:value="23.6388093757912">
            <text:p>23.64</text:p>
          </table:table-cell>
          <table:table-cell office:value-type="float" office:value="332784.353912404">
            <text:p>332784</text:p>
          </table:table-cell>
          <table:table-cell office:value-type="float" office:value="0.0171534694563081">
            <text:p>0.017</text:p>
          </table:table-cell>
          <table:table-cell office:value-type="float" office:value="20.849374021402">
            <text:p>20.85</text:p>
          </table:table-cell>
          <table:table-cell table:number-columns-repeated="5"/>
        </table:table-row>
        <table:table-row table:style-name="ro1">
          <table:table-cell office:value-type="string">
            <text:p>20230927T142544p1085282</text:p>
          </table:table-cell>
          <table:table-cell table:formula="of:=1/([.D175]*0.7+[.E175]/100*0.3)" office:value-type="float" office:value="1.58770692890693">
            <text:p>1.59</text:p>
          </table:table-cell>
          <table:table-cell office:value-type="float" office:value="1348.74780490228">
            <text:p>1349</text:p>
          </table:table-cell>
          <table:table-cell table:formula="of:=(ABS([.C175]-[.$O$2]))/[.C175]" office:value-type="float" office:value="0.631142599086117">
            <text:p>0.631</text:p>
          </table:table-cell>
          <table:table-cell office:value-type="float" office:value="62.6797805430819">
            <text:p>62.68</text:p>
          </table:table-cell>
          <table:table-cell office:value-type="float" office:value="7.7463960447567">
            <text:p>7.75</text:p>
          </table:table-cell>
          <table:table-cell office:value-type="float" office:value="38.8100388818285">
            <text:p>38.81</text:p>
          </table:table-cell>
          <table:table-cell office:value-type="float" office:value="242687.808588558">
            <text:p>242688</text:p>
          </table:table-cell>
          <table:table-cell office:value-type="float" office:value="0.15509144324352">
            <text:p>0.155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7T142523p1084858</text:p>
          </table:table-cell>
          <table:table-cell table:formula="of:=1/([.D176]*0.7+[.E176]/100*0.3)" office:value-type="float" office:value="1.89651935284667">
            <text:p>1.90</text:p>
          </table:table-cell>
          <table:table-cell office:value-type="float" office:value="1529.87467567519">
            <text:p>1530</text:p>
          </table:table-cell>
          <table:table-cell table:formula="of:=(ABS([.C176]-[.$O$2]))/[.C176]" office:value-type="float" office:value="0.438026287368316">
            <text:p>0.438</text:p>
          </table:table-cell>
          <table:table-cell office:value-type="float" office:value="73.5544420075181">
            <text:p>73.55</text:p>
          </table:table-cell>
          <table:table-cell office:value-type="float" office:value="17.235549132948">
            <text:p>17.24</text:p>
          </table:table-cell>
          <table:table-cell office:value-type="float" office:value="12.8749575245595">
            <text:p>12.87</text:p>
          </table:table-cell>
          <table:table-cell office:value-type="float" office:value="353966.966620299">
            <text:p>353967</text:p>
          </table:table-cell>
          <table:table-cell office:value-type="float" office:value="0.374216844254678">
            <text:p>0.374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7T142502p1084409</text:p>
          </table:table-cell>
          <table:table-cell table:formula="of:=1/([.D177]*0.7+[.E177]/100*0.3)" office:value-type="float" office:value="1.15100321197668">
            <text:p>1.15</text:p>
          </table:table-cell>
          <table:table-cell office:value-type="float" office:value="1071.43928769054">
            <text:p>1071</text:p>
          </table:table-cell>
          <table:table-cell table:formula="of:=(ABS([.C177]-[.$O$2]))/[.C177]" office:value-type="float" office:value="1.05331279641803">
            <text:p>1.053</text:p>
          </table:table-cell>
          <table:table-cell office:value-type="float" office:value="43.829449561886">
            <text:p>43.83</text:p>
          </table:table-cell>
          <table:table-cell office:value-type="float" office:value="7.40736093684651">
            <text:p>7.41</text:p>
          </table:table-cell>
          <table:table-cell office:value-type="float" office:value="31.6045702468917">
            <text:p>31.60</text:p>
          </table:table-cell>
          <table:table-cell office:value-type="float" office:value="396580.671870523">
            <text:p>396581</text:p>
          </table:table-cell>
          <table:table-cell office:value-type="float" office:value="0.311048436490531">
            <text:p>0.311</text:p>
          </table:table-cell>
          <table:table-cell office:value-type="float" office:value="7.18974657975128">
            <text:p>7.19</text:p>
          </table:table-cell>
          <table:table-cell table:number-columns-repeated="5"/>
        </table:table-row>
        <table:table-row table:style-name="ro1">
          <table:table-cell office:value-type="string">
            <text:p>20230927T142444p1084060</text:p>
          </table:table-cell>
          <table:table-cell table:formula="of:=1/([.D178]*0.7+[.E178]/100*0.3)" office:value-type="float" office:value="0.467246929435157">
            <text:p>0.47</text:p>
          </table:table-cell>
          <table:table-cell office:value-type="float" office:value="556.304064117217">
            <text:p>556</text:p>
          </table:table-cell>
          <table:table-cell table:formula="of:=(ABS([.C178]-[.$O$2]))/[.C178]" office:value-type="float" office:value="2.95467180972535">
            <text:p>2.955</text:p>
          </table:table-cell>
          <table:table-cell office:value-type="float" office:value="23.9752376990306">
            <text:p>23.98</text:p>
          </table:table-cell>
          <table:table-cell office:value-type="float" office:value="7.57759297034364">
            <text:p>7.58</text:p>
          </table:table-cell>
          <table:table-cell office:value-type="float" office:value="34.5895476153215">
            <text:p>34.59</text:p>
          </table:table-cell>
          <table:table-cell office:value-type="float" office:value="288698.604527801">
            <text:p>288699</text:p>
          </table:table-cell>
          <table:table-cell office:value-type="float" office:value="0.399750457981031">
            <text:p>0.400</text:p>
          </table:table-cell>
          <table:table-cell office:value-type="float" office:value="12.0385680657562">
            <text:p>12.04</text:p>
          </table:table-cell>
          <table:table-cell table:number-columns-repeated="5"/>
        </table:table-row>
        <table:table-row table:style-name="ro1">
          <table:table-cell office:value-type="string">
            <text:p>20230927T142605p1085758</text:p>
          </table:table-cell>
          <table:table-cell table:formula="of:=1/([.D179]*0.7+[.E179]/100*0.3)" office:value-type="float" office:value="0.371119411777917">
            <text:p>0.37</text:p>
          </table:table-cell>
          <table:table-cell office:value-type="float" office:value="464.886771349836">
            <text:p>465</text:p>
          </table:table-cell>
          <table:table-cell table:formula="of:=(ABS([.C179]-[.$O$2]))/[.C179]" office:value-type="float" office:value="3.73233513100862">
            <text:p>3.732</text:p>
          </table:table-cell>
          <table:table-cell office:value-type="float" office:value="27.3053058491148">
            <text:p>27.31</text:p>
          </table:table-cell>
          <table:table-cell office:value-type="float" office:value="12.0264687564874">
            <text:p>12.03</text:p>
          </table:table-cell>
          <table:table-cell office:value-type="float" office:value="37.0942740644189">
            <text:p>37.09</text:p>
          </table:table-cell>
          <table:table-cell office:value-type="float" office:value="364356.070698246">
            <text:p>364356</text:p>
          </table:table-cell>
          <table:table-cell office:value-type="float" office:value="0.367955172183967">
            <text:p>0.368</text:p>
          </table:table-cell>
          <table:table-cell office:value-type="float" office:value="98.1624700684072">
            <text:p>98.16</text:p>
          </table:table-cell>
          <table:table-cell table:number-columns-repeated="5"/>
        </table:table-row>
        <table:table-row table:style-name="ro1">
          <table:table-cell office:value-type="string">
            <text:p>20230927T142447p1084126</text:p>
          </table:table-cell>
          <table:table-cell table:formula="of:=1/([.D180]*0.7+[.E180]/100*0.3)" office:value-type="float" office:value="0.42609620521165">
            <text:p>0.43</text:p>
          </table:table-cell>
          <table:table-cell office:value-type="float" office:value="514.077511133715">
            <text:p>514</text:p>
          </table:table-cell>
          <table:table-cell table:formula="of:=(ABS([.C180]-[.$O$2]))/[.C180]" office:value-type="float" office:value="3.27951029242313">
            <text:p>3.280</text:p>
          </table:table-cell>
          <table:table-cell office:value-type="float" office:value="17.0768763369809">
            <text:p>17.08</text:p>
          </table:table-cell>
          <table:table-cell office:value-type="float" office:value="8.0251100859719">
            <text:p>8.03</text:p>
          </table:table-cell>
          <table:table-cell office:value-type="float" office:value="17.4429999627205">
            <text:p>17.44</text:p>
          </table:table-cell>
          <table:table-cell office:value-type="float" office:value="362883.979584949">
            <text:p>362884</text:p>
          </table:table-cell>
          <table:table-cell office:value-type="float" office:value="0.179576877019363">
            <text:p>0.180</text:p>
          </table:table-cell>
          <table:table-cell office:value-type="float" office:value="10.6967574240028">
            <text:p>10.70</text:p>
          </table:table-cell>
          <table:table-cell table:number-columns-repeated="5"/>
        </table:table-row>
        <table:table-row table:style-name="ro1">
          <table:table-cell office:value-type="string">
            <text:p>20230927T142609p1085833</text:p>
          </table:table-cell>
          <table:table-cell table:formula="of:=1/([.D181]*0.7+[.E181]/100*0.3)" office:value-type="float" office:value="1.03716939266698">
            <text:p>1.04</text:p>
          </table:table-cell>
          <table:table-cell office:value-type="float" office:value="951.717845813318">
            <text:p>952</text:p>
          </table:table-cell>
          <table:table-cell table:formula="of:=(ABS([.C181]-[.$O$2]))/[.C181]" office:value-type="float" office:value="1.3116094856033">
            <text:p>1.312</text:p>
          </table:table-cell>
          <table:table-cell office:value-type="float" office:value="15.345339863796">
            <text:p>15.35</text:p>
          </table:table-cell>
          <table:table-cell office:value-type="float" office:value="5.85687544267935">
            <text:p>5.86</text:p>
          </table:table-cell>
          <table:table-cell office:value-type="float" office:value="37.0942740644189">
            <text:p>37.09</text:p>
          </table:table-cell>
          <table:table-cell office:value-type="float" office:value="364356.070698246">
            <text:p>364356</text:p>
          </table:table-cell>
          <table:table-cell office:value-type="float" office:value="0.367955172183967">
            <text:p>0.368</text:p>
          </table:table-cell>
          <table:table-cell office:value-type="float" office:value="98.1624700684072">
            <text:p>98.16</text:p>
          </table:table-cell>
          <table:table-cell table:number-columns-repeated="5"/>
        </table:table-row>
        <table:table-row table:style-name="ro1">
          <table:table-cell office:value-type="string">
            <text:p>20230927T142520p1084769</text:p>
          </table:table-cell>
          <table:table-cell table:formula="of:=1/([.D182]*0.7+[.E182]/100*0.3)" office:value-type="float" office:value="2.43062446799745">
            <text:p>2.43</text:p>
          </table:table-cell>
          <table:table-cell office:value-type="float" office:value="1621.55079715622">
            <text:p>1622</text:p>
          </table:table-cell>
          <table:table-cell table:formula="of:=(ABS([.C182]-[.$O$2]))/[.C182]" office:value-type="float" office:value="0.356725921789333">
            <text:p>0.357</text:p>
          </table:table-cell>
          <table:table-cell office:value-type="float" office:value="53.9029204862134">
            <text:p>53.90</text:p>
          </table:table-cell>
          <table:table-cell office:value-type="float" office:value="7.47908824759515">
            <text:p>7.48</text:p>
          </table:table-cell>
          <table:table-cell office:value-type="float" office:value="12.8749575245595">
            <text:p>12.87</text:p>
          </table:table-cell>
          <table:table-cell office:value-type="float" office:value="353966.966620299">
            <text:p>353967</text:p>
          </table:table-cell>
          <table:table-cell office:value-type="float" office:value="0.374216844254678">
            <text:p>0.374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7T142459p1084344</text:p>
          </table:table-cell>
          <table:table-cell table:formula="of:=1/([.D183]*0.7+[.E183]/100*0.3)" office:value-type="float" office:value="0.652606210598413">
            <text:p>0.65</text:p>
          </table:table-cell>
          <table:table-cell office:value-type="float" office:value="741.061772961182">
            <text:p>741</text:p>
          </table:table-cell>
          <table:table-cell table:formula="of:=(ABS([.C183]-[.$O$2]))/[.C183]" office:value-type="float" office:value="1.96871337892535">
            <text:p>1.969</text:p>
          </table:table-cell>
          <table:table-cell office:value-type="float" office:value="51.4060872560524">
            <text:p>51.41</text:p>
          </table:table-cell>
          <table:table-cell office:value-type="float" office:value="7.33726918075423">
            <text:p>7.34</text:p>
          </table:table-cell>
          <table:table-cell office:value-type="float" office:value="10.4851850269433">
            <text:p>10.49</text:p>
          </table:table-cell>
          <table:table-cell office:value-type="float" office:value="379614.589691926">
            <text:p>379615</text:p>
          </table:table-cell>
          <table:table-cell office:value-type="float" office:value="0.113772363901859">
            <text:p>0.114</text:p>
          </table:table-cell>
          <table:table-cell office:value-type="float" office:value="3.23420383758783">
            <text:p>3.23</text:p>
          </table:table-cell>
          <table:table-cell table:number-columns-repeated="5"/>
        </table:table-row>
        <table:table-row table:style-name="ro1">
          <table:table-cell office:value-type="string">
            <text:p>20230927T142559p1085660</text:p>
          </table:table-cell>
          <table:table-cell table:formula="of:=1/([.D184]*0.7+[.E184]/100*0.3)" office:value-type="float" office:value="1.21652810143989">
            <text:p>1.22</text:p>
          </table:table-cell>
          <table:table-cell office:value-type="float" office:value="1107.14087738715">
            <text:p>1107</text:p>
          </table:table-cell>
          <table:table-cell table:formula="of:=(ABS([.C184]-[.$O$2]))/[.C184]" office:value-type="float" office:value="0.987100327459677">
            <text:p>0.987</text:p>
          </table:table-cell>
          <table:table-cell office:value-type="float" office:value="43.6803990812496">
            <text:p>43.68</text:p>
          </table:table-cell>
          <table:table-cell office:value-type="float" office:value="7.91812988102102">
            <text:p>7.92</text:p>
          </table:table-cell>
          <table:table-cell office:value-type="float" office:value="25.9808991875574">
            <text:p>25.98</text:p>
          </table:table-cell>
          <table:table-cell office:value-type="float" office:value="375766.189642232">
            <text:p>375766</text:p>
          </table:table-cell>
          <table:table-cell office:value-type="float" office:value="0.00436439368019095">
            <text:p>0.004</text:p>
          </table:table-cell>
          <table:table-cell office:value-type="float" office:value="2.25651579438783">
            <text:p>2.26</text:p>
          </table:table-cell>
          <table:table-cell table:number-columns-repeated="5"/>
        </table:table-row>
        <table:table-row table:style-name="ro1">
          <table:table-cell office:value-type="string">
            <text:p>20230927T142517p1084716</text:p>
          </table:table-cell>
          <table:table-cell table:formula="of:=1/([.D185]*0.7+[.E185]/100*0.3)" office:value-type="float" office:value="0.650914730215111">
            <text:p>0.65</text:p>
          </table:table-cell>
          <table:table-cell office:value-type="float" office:value="703.375441356993">
            <text:p>703</text:p>
          </table:table-cell>
          <table:table-cell table:formula="of:=(ABS([.C185]-[.$O$2]))/[.C185]" office:value-type="float" office:value="2.12777482784391">
            <text:p>2.128</text:p>
          </table:table-cell>
          <table:table-cell office:value-type="float" office:value="15.6190531913735">
            <text:p>15.62</text:p>
          </table:table-cell>
          <table:table-cell office:value-type="float" office:value="18.4241329479769">
            <text:p>18.42</text:p>
          </table:table-cell>
          <table:table-cell office:value-type="float" office:value="30.2620721794745">
            <text:p>30.26</text:p>
          </table:table-cell>
          <table:table-cell office:value-type="float" office:value="289049.393090088">
            <text:p>289049</text:p>
          </table:table-cell>
          <table:table-cell office:value-type="float" office:value="0.113648124386998">
            <text:p>0.114</text:p>
          </table:table-cell>
          <table:table-cell office:value-type="float" office:value="3.49371595158834">
            <text:p>3.49</text:p>
          </table:table-cell>
          <table:table-cell table:number-columns-repeated="5"/>
        </table:table-row>
        <table:table-row table:style-name="ro1">
          <table:table-cell office:value-type="string">
            <text:p>20230927T142529p1084980</text:p>
          </table:table-cell>
          <table:table-cell table:formula="of:=1/([.D186]*0.7+[.E186]/100*0.3)" office:value-type="float" office:value="0.768013935524953">
            <text:p>0.77</text:p>
          </table:table-cell>
          <table:table-cell office:value-type="float" office:value="801.277636952019">
            <text:p>801</text:p>
          </table:table-cell>
          <table:table-cell table:formula="of:=(ABS([.C186]-[.$O$2]))/[.C186]" office:value-type="float" office:value="1.74561512582403">
            <text:p>1.746</text:p>
          </table:table-cell>
          <table:table-cell office:value-type="float" office:value="26.7097063678215">
            <text:p>26.71</text:p>
          </table:table-cell>
          <table:table-cell office:value-type="float" office:value="15.1725674373796">
            <text:p>15.17</text:p>
          </table:table-cell>
          <table:table-cell office:value-type="float" office:value="11.8154807386333">
            <text:p>11.82</text:p>
          </table:table-cell>
          <table:table-cell office:value-type="float" office:value="379614.589691926">
            <text:p>379615</text:p>
          </table:table-cell>
          <table:table-cell office:value-type="float" office:value="0.0235465534491188">
            <text:p>0.024</text:p>
          </table:table-cell>
          <table:table-cell office:value-type="float" office:value="94.2754311835059">
            <text:p>94.28</text:p>
          </table:table-cell>
          <table:table-cell table:number-columns-repeated="5"/>
        </table:table-row>
        <table:table-row table:style-name="ro1">
          <table:table-cell office:value-type="string">
            <text:p>20230927T230124p1127924</text:p>
          </table:table-cell>
          <table:table-cell table:formula="of:=1/([.D187]*0.7+[.E187]/100*0.3)" office:value-type="float" office:value="0.476214884961118">
            <text:p>0.48</text:p>
          </table:table-cell>
          <table:table-cell office:value-type="float" office:value="597.740553126378">
            <text:p>598</text:p>
          </table:table-cell>
          <table:table-cell table:formula="of:=(ABS([.C187]-[.$O$2]))/[.C187]" office:value-type="float" office:value="2.68052659049697">
            <text:p>2.681</text:p>
          </table:table-cell>
          <table:table-cell office:value-type="float" office:value="74.5079164969675">
            <text:p>74.51</text:p>
          </table:table-cell>
          <table:table-cell office:value-type="float" office:value="14.1830443159923">
            <text:p>14.18</text:p>
          </table:table-cell>
          <table:table-cell office:value-type="float" office:value="29.0804608857899">
            <text:p>29.08</text:p>
          </table:table-cell>
          <table:table-cell office:value-type="float" office:value="379614.589691926">
            <text:p>379615</text:p>
          </table:table-cell>
          <table:table-cell office:value-type="float" office:value="0.329076595720802">
            <text:p>0.329</text:p>
          </table:table-cell>
          <table:table-cell office:value-type="float" office:value="42.8160327200598">
            <text:p>42.82</text:p>
          </table:table-cell>
          <table:table-cell table:number-columns-repeated="5"/>
        </table:table-row>
        <table:table-row table:style-name="ro1">
          <table:table-cell office:value-type="string">
            <text:p>20230927T230047p1127136</text:p>
          </table:table-cell>
          <table:table-cell table:formula="of:=1/([.D188]*0.7+[.E188]/100*0.3)" office:value-type="float" office:value="0.594580337187691">
            <text:p>0.59</text:p>
          </table:table-cell>
          <table:table-cell office:value-type="float" office:value="680.046383625325">
            <text:p>680</text:p>
          </table:table-cell>
          <table:table-cell table:formula="of:=(ABS([.C188]-[.$O$2]))/[.C188]" office:value-type="float" office:value="2.23507344936063">
            <text:p>2.235</text:p>
          </table:table-cell>
          <table:table-cell office:value-type="float" office:value="39.1023651616399">
            <text:p>39.10</text:p>
          </table:table-cell>
          <table:table-cell office:value-type="float" office:value="11.4898843930636">
            <text:p>11.49</text:p>
          </table:table-cell>
          <table:table-cell office:value-type="float" office:value="22.2393799532749">
            <text:p>22.24</text:p>
          </table:table-cell>
          <table:table-cell office:value-type="float" office:value="396072.141527784">
            <text:p>396072</text:p>
          </table:table-cell>
          <table:table-cell office:value-type="float" office:value="0.346124949875985">
            <text:p>0.346</text:p>
          </table:table-cell>
          <table:table-cell office:value-type="float" office:value="53.3011439024558">
            <text:p>53.30</text:p>
          </table:table-cell>
          <table:table-cell table:number-columns-repeated="5"/>
        </table:table-row>
        <table:table-row table:style-name="ro1">
          <table:table-cell office:value-type="string">
            <text:p>20230927T230050p1127202</text:p>
          </table:table-cell>
          <table:table-cell table:formula="of:=1/([.D189]*0.7+[.E189]/100*0.3)" office:value-type="float" office:value="0.588694073538121">
            <text:p>0.59</text:p>
          </table:table-cell>
          <table:table-cell office:value-type="float" office:value="714.466473017709">
            <text:p>714</text:p>
          </table:table-cell>
          <table:table-cell table:formula="of:=(ABS([.C189]-[.$O$2]))/[.C189]" office:value-type="float" office:value="2.07922076554244">
            <text:p>2.079</text:p>
          </table:table-cell>
          <table:table-cell office:value-type="float" office:value="81.0735416234633">
            <text:p>81.07</text:p>
          </table:table-cell>
          <table:table-cell office:value-type="float" office:value="11.1172928709056">
            <text:p>11.12</text:p>
          </table:table-cell>
          <table:table-cell office:value-type="float" office:value="10.0130955563391">
            <text:p>10.01</text:p>
          </table:table-cell>
          <table:table-cell office:value-type="float" office:value="375766.189642232">
            <text:p>375766</text:p>
          </table:table-cell>
          <table:table-cell office:value-type="float" office:value="0.08821505785525">
            <text:p>0.088</text:p>
          </table:table-cell>
          <table:table-cell office:value-type="float" office:value="65.9059156343849">
            <text:p>65.91</text:p>
          </table:table-cell>
          <table:table-cell table:number-columns-repeated="5"/>
        </table:table-row>
        <table:table-row table:style-name="ro1">
          <table:table-cell office:value-type="string">
            <text:p>20230927T230035p1126928</text:p>
          </table:table-cell>
          <table:table-cell table:formula="of:=1/([.D190]*0.7+[.E190]/100*0.3)" office:value-type="float" office:value="0.524948252243963">
            <text:p>0.52</text:p>
          </table:table-cell>
          <table:table-cell office:value-type="float" office:value="609.624901075027">
            <text:p>610</text:p>
          </table:table-cell>
          <table:table-cell table:formula="of:=(ABS([.C190]-[.$O$2]))/[.C190]" office:value-type="float" office:value="2.60877647241848">
            <text:p>2.609</text:p>
          </table:table-cell>
          <table:table-cell office:value-type="float" office:value="26.2687131790521">
            <text:p>26.27</text:p>
          </table:table-cell>
          <table:table-cell office:value-type="float" office:value="15.0543111753372">
            <text:p>15.05</text:p>
          </table:table-cell>
          <table:table-cell office:value-type="float" office:value="19.2738620071135">
            <text:p>19.27</text:p>
          </table:table-cell>
          <table:table-cell office:value-type="float" office:value="372848.937910298">
            <text:p>372849</text:p>
          </table:table-cell>
          <table:table-cell office:value-type="float" office:value="0.14630018202848">
            <text:p>0.146</text:p>
          </table:table-cell>
          <table:table-cell office:value-type="float" office:value="34.0294576119636">
            <text:p>34.03</text:p>
          </table:table-cell>
          <table:table-cell table:number-columns-repeated="5"/>
        </table:table-row>
        <table:table-row table:style-name="ro1">
          <table:table-cell office:value-type="string">
            <text:p>20230927T230148p1128444</text:p>
          </table:table-cell>
          <table:table-cell table:formula="of:=1/([.D191]*0.7+[.E191]/100*0.3)" office:value-type="float" office:value="0.885586747491199">
            <text:p>0.89</text:p>
          </table:table-cell>
          <table:table-cell office:value-type="float" office:value="954.15863452576">
            <text:p>954</text:p>
          </table:table-cell>
          <table:table-cell table:formula="of:=(ABS([.C191]-[.$O$2]))/[.C191]" office:value-type="float" office:value="1.30569626516397">
            <text:p>1.306</text:p>
          </table:table-cell>
          <table:table-cell office:value-type="float" office:value="71.7358235336947">
            <text:p>71.74</text:p>
          </table:table-cell>
          <table:table-cell office:value-type="float" office:value="11.2781791907514">
            <text:p>11.28</text:p>
          </table:table-cell>
          <table:table-cell office:value-type="float" office:value="38.154126079653">
            <text:p>38.15</text:p>
          </table:table-cell>
          <table:table-cell office:value-type="float" office:value="375766.189642232">
            <text:p>375766</text:p>
          </table:table-cell>
          <table:table-cell office:value-type="float" office:value="0.198754457384089">
            <text:p>0.199</text:p>
          </table:table-cell>
          <table:table-cell office:value-type="float" office:value="90.2084974835603">
            <text:p>90.21</text:p>
          </table:table-cell>
          <table:table-cell table:number-columns-repeated="5"/>
        </table:table-row>
        <table:table-row table:style-name="ro1">
          <table:table-cell office:value-type="string">
            <text:p>20230927T230032p1126865</text:p>
          </table:table-cell>
          <table:table-cell table:formula="of:=1/([.D192]*0.7+[.E192]/100*0.3)" office:value-type="float" office:value="0.439106170040889">
            <text:p>0.44</text:p>
          </table:table-cell>
          <table:table-cell office:value-type="float" office:value="533.505548781612">
            <text:p>534</text:p>
          </table:table-cell>
          <table:table-cell table:formula="of:=(ABS([.C192]-[.$O$2]))/[.C192]" office:value-type="float" office:value="3.12366845110464">
            <text:p>3.124</text:p>
          </table:table-cell>
          <table:table-cell office:value-type="float" office:value="30.2618817424863">
            <text:p>30.26</text:p>
          </table:table-cell>
          <table:table-cell office:value-type="float" office:value="15.8777697495183">
            <text:p>15.88</text:p>
          </table:table-cell>
          <table:table-cell office:value-type="float" office:value="28.4985539395649">
            <text:p>28.50</text:p>
          </table:table-cell>
          <table:table-cell office:value-type="float" office:value="244726.524306755">
            <text:p>244727</text:p>
          </table:table-cell>
          <table:table-cell office:value-type="float" office:value="0.136716880778324">
            <text:p>0.137</text:p>
          </table:table-cell>
          <table:table-cell office:value-type="float" office:value="38.052812215187">
            <text:p>38.05</text:p>
          </table:table-cell>
          <table:table-cell table:number-columns-repeated="5"/>
        </table:table-row>
        <table:table-row table:style-name="ro1">
          <table:table-cell office:value-type="string">
            <text:p>20230927T230106p1127523</text:p>
          </table:table-cell>
          <table:table-cell table:formula="of:=1/([.D193]*0.7+[.E193]/100*0.3)" office:value-type="float" office:value="0.869026606945603">
            <text:p>0.87</text:p>
          </table:table-cell>
          <table:table-cell office:value-type="float" office:value="965.610526592729">
            <text:p>966</text:p>
          </table:table-cell>
          <table:table-cell table:formula="of:=(ABS([.C193]-[.$O$2]))/[.C193]" office:value-type="float" office:value="1.27835130149519">
            <text:p>1.278</text:p>
          </table:table-cell>
          <table:table-cell office:value-type="float" office:value="85.2889475829808">
            <text:p>85.29</text:p>
          </table:table-cell>
          <table:table-cell office:value-type="float" office:value="12.2332610789981">
            <text:p>12.23</text:p>
          </table:table-cell>
          <table:table-cell office:value-type="float" office:value="12.8749575245595">
            <text:p>12.87</text:p>
          </table:table-cell>
          <table:table-cell office:value-type="float" office:value="265190.31476222">
            <text:p>265190</text:p>
          </table:table-cell>
          <table:table-cell office:value-type="float" office:value="0.0695552140750432">
            <text:p>0.070</text:p>
          </table:table-cell>
          <table:table-cell office:value-type="float" office:value="89.4580803519439">
            <text:p>89.46</text:p>
          </table:table-cell>
          <table:table-cell table:number-columns-repeated="5"/>
        </table:table-row>
        <table:table-row table:style-name="ro1">
          <table:table-cell office:value-type="string">
            <text:p>20230927T230100p1127417</text:p>
          </table:table-cell>
          <table:table-cell table:formula="of:=1/([.D194]*0.7+[.E194]/100*0.3)" office:value-type="float" office:value="0.485953818881296">
            <text:p>0.49</text:p>
          </table:table-cell>
          <table:table-cell office:value-type="float" office:value="595.678024674788">
            <text:p>596</text:p>
          </table:table-cell>
          <table:table-cell table:formula="of:=(ABS([.C194]-[.$O$2]))/[.C194]" office:value-type="float" office:value="2.69327037236449">
            <text:p>2.693</text:p>
          </table:table-cell>
          <table:table-cell office:value-type="float" office:value="57.5064823249635">
            <text:p>57.51</text:p>
          </table:table-cell>
          <table:table-cell office:value-type="float" office:value="12.3412813102119">
            <text:p>12.34</text:p>
          </table:table-cell>
          <table:table-cell office:value-type="float" office:value="28.4985539395649">
            <text:p>28.50</text:p>
          </table:table-cell>
          <table:table-cell office:value-type="float" office:value="330346.896549433">
            <text:p>330347</text:p>
          </table:table-cell>
          <table:table-cell office:value-type="float" office:value="0.0850308688024014">
            <text:p>0.085</text:p>
          </table:table-cell>
          <table:table-cell office:value-type="float" office:value="58.9689233853699">
            <text:p>58.97</text:p>
          </table:table-cell>
          <table:table-cell table:number-columns-repeated="5"/>
        </table:table-row>
        <table:table-row table:style-name="ro1">
          <table:table-cell office:value-type="string">
            <text:p>20230927T230145p1128382</text:p>
          </table:table-cell>
          <table:table-cell table:formula="of:=1/([.D195]*0.7+[.E195]/100*0.3)" office:value-type="float" office:value="0.884709906375532">
            <text:p>0.88</text:p>
          </table:table-cell>
          <table:table-cell office:value-type="float" office:value="892.816215651411">
            <text:p>893</text:p>
          </table:table-cell>
          <table:table-cell table:formula="of:=(ABS([.C195]-[.$O$2]))/[.C195]" office:value-type="float" office:value="1.46411295116862">
            <text:p>1.464</text:p>
          </table:table-cell>
          <table:table-cell office:value-type="float" office:value="35.144980654743">
            <text:p>35.14</text:p>
          </table:table-cell>
          <table:table-cell office:value-type="float" office:value="12.6147639691715">
            <text:p>12.61</text:p>
          </table:table-cell>
          <table:table-cell office:value-type="float" office:value="22.2393799532749">
            <text:p>22.24</text:p>
          </table:table-cell>
          <table:table-cell office:value-type="float" office:value="207764.673003253">
            <text:p>207765</text:p>
          </table:table-cell>
          <table:table-cell office:value-type="float" office:value="0.0528097752061521">
            <text:p>0.053</text:p>
          </table:table-cell>
          <table:table-cell office:value-type="float" office:value="88.6691263565326">
            <text:p>88.67</text:p>
          </table:table-cell>
          <table:table-cell table:number-columns-repeated="5"/>
        </table:table-row>
        <table:table-row table:style-name="ro1">
          <table:table-cell office:value-type="string">
            <text:p>20230927T230151p1128509</text:p>
          </table:table-cell>
          <table:table-cell table:formula="of:=1/([.D196]*0.7+[.E196]/100*0.3)" office:value-type="float" office:value="0.820381657757677">
            <text:p>0.82</text:p>
          </table:table-cell>
          <table:table-cell office:value-type="float" office:value="977.113847045962">
            <text:p>977</text:p>
          </table:table-cell>
          <table:table-cell table:formula="of:=(ABS([.C196]-[.$O$2]))/[.C196]" office:value-type="float" office:value="1.25152883325838">
            <text:p>1.252</text:p>
          </table:table-cell>
          <table:table-cell office:value-type="float" office:value="114.291556890244">
            <text:p>114.29</text:p>
          </table:table-cell>
          <table:table-cell office:value-type="float" office:value="4.84194481760876">
            <text:p>4.84</text:p>
          </table:table-cell>
          <table:table-cell office:value-type="float" office:value="38.154126079653">
            <text:p>38.15</text:p>
          </table:table-cell>
          <table:table-cell office:value-type="float" office:value="375766.189642232">
            <text:p>375766</text:p>
          </table:table-cell>
          <table:table-cell office:value-type="float" office:value="0.198754457384089">
            <text:p>0.199</text:p>
          </table:table-cell>
          <table:table-cell office:value-type="float" office:value="90.2084974835603">
            <text:p>90.21</text:p>
          </table:table-cell>
          <table:table-cell table:number-columns-repeated="5"/>
        </table:table-row>
        <table:table-row table:style-name="ro1">
          <table:table-cell office:value-type="string">
            <text:p>20230927T230127p1127985</text:p>
          </table:table-cell>
          <table:table-cell table:formula="of:=1/([.D197]*0.7+[.E197]/100*0.3)" office:value-type="float" office:value="0.747818145412906">
            <text:p>0.75</text:p>
          </table:table-cell>
          <table:table-cell office:value-type="float" office:value="864.912164441983">
            <text:p>865</text:p>
          </table:table-cell>
          <table:table-cell table:formula="of:=(ABS([.C197]-[.$O$2]))/[.C197]" office:value-type="float" office:value="1.54361088957441">
            <text:p>1.544</text:p>
          </table:table-cell>
          <table:table-cell office:value-type="float" office:value="85.5652934255017">
            <text:p>85.57</text:p>
          </table:table-cell>
          <table:table-cell office:value-type="float" office:value="10.7365125240848">
            <text:p>10.74</text:p>
          </table:table-cell>
          <table:table-cell office:value-type="float" office:value="35.67844286247">
            <text:p>35.68</text:p>
          </table:table-cell>
          <table:table-cell office:value-type="float" office:value="398794.399126946">
            <text:p>398794</text:p>
          </table:table-cell>
          <table:table-cell office:value-type="float" office:value="0.0235465534491188">
            <text:p>0.024</text:p>
          </table:table-cell>
          <table:table-cell office:value-type="float" office:value="83.9957325637969">
            <text:p>84.00</text:p>
          </table:table-cell>
          <table:table-cell table:number-columns-repeated="5"/>
        </table:table-row>
        <table:table-row table:style-name="ro1">
          <table:table-cell office:value-type="string">
            <text:p>20230927T230142p1128316</text:p>
          </table:table-cell>
          <table:table-cell table:formula="of:=1/([.D198]*0.7+[.E198]/100*0.3)" office:value-type="float" office:value="0.516500250739283">
            <text:p>0.52</text:p>
          </table:table-cell>
          <table:table-cell office:value-type="float" office:value="606.899759858753">
            <text:p>607</text:p>
          </table:table-cell>
          <table:table-cell table:formula="of:=(ABS([.C198]-[.$O$2]))/[.C198]" office:value-type="float" office:value="2.62498083787678">
            <text:p>2.625</text:p>
          </table:table-cell>
          <table:table-cell office:value-type="float" office:value="32.8736318860587">
            <text:p>32.87</text:p>
          </table:table-cell>
          <table:table-cell office:value-type="float" office:value="6.93281392289791">
            <text:p>6.93</text:p>
          </table:table-cell>
          <table:table-cell office:value-type="float" office:value="33.9937956560149">
            <text:p>33.99</text:p>
          </table:table-cell>
          <table:table-cell office:value-type="float" office:value="382703.893967158">
            <text:p>382704</text:p>
          </table:table-cell>
          <table:table-cell office:value-type="float" office:value="0.370833630080191">
            <text:p>0.371</text:p>
          </table:table-cell>
          <table:table-cell office:value-type="float" office:value="47.0356338378361">
            <text:p>47.04</text:p>
          </table:table-cell>
          <table:table-cell table:number-columns-repeated="5"/>
        </table:table-row>
        <table:table-row table:style-name="ro1">
          <table:table-cell office:value-type="string">
            <text:p>20230927T230008p1126494</text:p>
          </table:table-cell>
          <table:table-cell table:formula="of:=1/([.D199]*0.7+[.E199]/100*0.3)" office:value-type="float" office:value="0.79510949920883">
            <text:p>0.80</text:p>
          </table:table-cell>
          <table:table-cell office:value-type="float" office:value="839.915286516994">
            <text:p>840</text:p>
          </table:table-cell>
          <table:table-cell table:formula="of:=(ABS([.C199]-[.$O$2]))/[.C199]" office:value-type="float" office:value="1.61931177502803">
            <text:p>1.619</text:p>
          </table:table-cell>
          <table:table-cell office:value-type="float" office:value="41.390055057152">
            <text:p>41.39</text:p>
          </table:table-cell>
          <table:table-cell office:value-type="float" office:value="11.1428227360308">
            <text:p>11.14</text:p>
          </table:table-cell>
          <table:table-cell office:value-type="float" office:value="16.2239897704682">
            <text:p>16.22</text:p>
          </table:table-cell>
          <table:table-cell office:value-type="float" office:value="201858.029743647">
            <text:p>201858</text:p>
          </table:table-cell>
          <table:table-cell office:value-type="float" office:value="0.26470827633294">
            <text:p>0.265</text:p>
          </table:table-cell>
          <table:table-cell office:value-type="float" office:value="98.1624700684072">
            <text:p>98.16</text:p>
          </table:table-cell>
          <table:table-cell table:number-columns-repeated="5"/>
        </table:table-row>
        <table:table-row table:style-name="ro1">
          <table:table-cell office:value-type="string">
            <text:p>20230927T230014p1126585</text:p>
          </table:table-cell>
          <table:table-cell table:formula="of:=1/([.D200]*0.7+[.E200]/100*0.3)" office:value-type="float" office:value="0.300951369981319">
            <text:p>0.30</text:p>
          </table:table-cell>
          <table:table-cell office:value-type="float" office:value="392.124133874763">
            <text:p>392</text:p>
          </table:table-cell>
          <table:table-cell table:formula="of:=(ABS([.C200]-[.$O$2]))/[.C200]" office:value-type="float" office:value="4.6104682419334">
            <text:p>4.610</text:p>
          </table:table-cell>
          <table:table-cell office:value-type="float" office:value="31.8227342799903">
            <text:p>31.82</text:p>
          </table:table-cell>
          <table:table-cell office:value-type="float" office:value="17.8323699421965">
            <text:p>17.83</text:p>
          </table:table-cell>
          <table:table-cell office:value-type="float" office:value="37.6009423541886">
            <text:p>37.60</text:p>
          </table:table-cell>
          <table:table-cell office:value-type="float" office:value="226019.15111724">
            <text:p>226019</text:p>
          </table:table-cell>
          <table:table-cell office:value-type="float" office:value="0.370833630080191">
            <text:p>0.371</text:p>
          </table:table-cell>
          <table:table-cell office:value-type="float" office:value="25.5371597372042">
            <text:p>25.54</text:p>
          </table:table-cell>
          <table:table-cell table:number-columns-repeated="5"/>
        </table:table-row>
        <table:table-row table:style-name="ro1">
          <table:table-cell office:value-type="string">
            <text:p>20230927T230023p1126714</text:p>
          </table:table-cell>
          <table:table-cell table:formula="of:=1/([.D201]*0.7+[.E201]/100*0.3)" office:value-type="float" office:value="0.401534376962866">
            <text:p>0.40</text:p>
          </table:table-cell>
          <table:table-cell office:value-type="float" office:value="495.14014120378">
            <text:p>495</text:p>
          </table:table-cell>
          <table:table-cell table:formula="of:=(ABS([.C201]-[.$O$2]))/[.C201]" office:value-type="float" office:value="3.44318651816712">
            <text:p>3.443</text:p>
          </table:table-cell>
          <table:table-cell office:value-type="float" office:value="26.7387422767338">
            <text:p>26.74</text:p>
          </table:table-cell>
          <table:table-cell office:value-type="float" office:value="5.87625215015683">
            <text:p>5.88</text:p>
          </table:table-cell>
          <table:table-cell office:value-type="float" office:value="30.2620721794745">
            <text:p>30.26</text:p>
          </table:table-cell>
          <table:table-cell office:value-type="float" office:value="340784.791396828">
            <text:p>340785</text:p>
          </table:table-cell>
          <table:table-cell office:value-type="float" office:value="0.205905243327025">
            <text:p>0.206</text:p>
          </table:table-cell>
          <table:table-cell office:value-type="float" office:value="82.8014011757863">
            <text:p>82.80</text:p>
          </table:table-cell>
          <table:table-cell table:number-columns-repeated="5"/>
        </table:table-row>
        <table:table-row table:style-name="ro1">
          <table:table-cell office:value-type="string">
            <text:p>20230927T230054p1127270</text:p>
          </table:table-cell>
          <table:table-cell table:formula="of:=1/([.D202]*0.7+[.E202]/100*0.3)" office:value-type="float" office:value="0.675740864142399">
            <text:p>0.68</text:p>
          </table:table-cell>
          <table:table-cell office:value-type="float" office:value="808.182260849535">
            <text:p>808</text:p>
          </table:table-cell>
          <table:table-cell table:formula="of:=(ABS([.C202]-[.$O$2]))/[.C202]" office:value-type="float" office:value="1.7221582390183">
            <text:p>1.722</text:p>
          </table:table-cell>
          <table:table-cell office:value-type="float" office:value="91.4488192148206">
            <text:p>91.45</text:p>
          </table:table-cell>
          <table:table-cell office:value-type="float" office:value="6.95511157239232">
            <text:p>6.96</text:p>
          </table:table-cell>
          <table:table-cell office:value-type="float" office:value="32.1025193105534">
            <text:p>32.10</text:p>
          </table:table-cell>
          <table:table-cell office:value-type="float" office:value="396580.671870523">
            <text:p>396581</text:p>
          </table:table-cell>
          <table:table-cell office:value-type="float" office:value="0.262617948988308">
            <text:p>0.263</text:p>
          </table:table-cell>
          <table:table-cell office:value-type="float" office:value="16.9189203474086">
            <text:p>16.92</text:p>
          </table:table-cell>
          <table:table-cell table:number-columns-repeated="5"/>
        </table:table-row>
        <table:table-row table:style-name="ro1">
          <table:table-cell office:value-type="string">
            <text:p>20230927T230056p1127336</text:p>
          </table:table-cell>
          <table:table-cell table:formula="of:=1/([.D203]*0.7+[.E203]/100*0.3)" office:value-type="float" office:value="0.23092415260706">
            <text:p>0.23</text:p>
          </table:table-cell>
          <table:table-cell office:value-type="float" office:value="310.877921645284">
            <text:p>311</text:p>
          </table:table-cell>
          <table:table-cell table:formula="of:=(ABS([.C203]-[.$O$2]))/[.C203]" office:value-type="float" office:value="6.07673284856243">
            <text:p>6.077</text:p>
          </table:table-cell>
          <table:table-cell office:value-type="float" office:value="25.5710677125941">
            <text:p>25.57</text:p>
          </table:table-cell>
          <table:table-cell office:value-type="float" office:value="8.37802704686026">
            <text:p>8.38</text:p>
          </table:table-cell>
          <table:table-cell office:value-type="float" office:value="30.4806793118055">
            <text:p>30.48</text:p>
          </table:table-cell>
          <table:table-cell office:value-type="float" office:value="231519.219498462">
            <text:p>231519</text:p>
          </table:table-cell>
          <table:table-cell office:value-type="float" office:value="0.113648124386998">
            <text:p>0.114</text:p>
          </table:table-cell>
          <table:table-cell office:value-type="float" office:value="30.8248624430616">
            <text:p>30.82</text:p>
          </table:table-cell>
          <table:table-cell table:number-columns-repeated="5"/>
        </table:table-row>
        <table:table-row table:style-name="ro1">
          <table:table-cell office:value-type="string">
            <text:p>20230927T230118p1127760</text:p>
          </table:table-cell>
          <table:table-cell table:formula="of:=1/([.D204]*0.7+[.E204]/100*0.3)" office:value-type="float" office:value="0.498601730833129">
            <text:p>0.50</text:p>
          </table:table-cell>
          <table:table-cell office:value-type="float" office:value="595.777474468395">
            <text:p>596</text:p>
          </table:table-cell>
          <table:table-cell table:formula="of:=(ABS([.C204]-[.$O$2]))/[.C204]" office:value-type="float" office:value="2.69265387544743">
            <text:p>2.693</text:p>
          </table:table-cell>
          <table:table-cell office:value-type="float" office:value="40.2503496572061">
            <text:p>40.25</text:p>
          </table:table-cell>
          <table:table-cell office:value-type="float" office:value="18.0344412331407">
            <text:p>18.03</text:p>
          </table:table-cell>
          <table:table-cell office:value-type="float" office:value="34.6846835109738">
            <text:p>34.68</text:p>
          </table:table-cell>
          <table:table-cell office:value-type="float" office:value="375766.189642232">
            <text:p>375766</text:p>
          </table:table-cell>
          <table:table-cell office:value-type="float" office:value="0.139304733585128">
            <text:p>0.139</text:p>
          </table:table-cell>
          <table:table-cell office:value-type="float" office:value="23.8999027895994">
            <text:p>23.90</text:p>
          </table:table-cell>
          <table:table-cell table:number-columns-repeated="5"/>
        </table:table-row>
        <table:table-row table:style-name="ro1">
          <table:table-cell office:value-type="string">
            <text:p>20230927T230005p1126444</text:p>
          </table:table-cell>
          <table:table-cell table:formula="of:=1/([.D205]*0.7+[.E205]/100*0.3)" office:value-type="float" office:value="0.458090250053869">
            <text:p>0.46</text:p>
          </table:table-cell>
          <table:table-cell office:value-type="float" office:value="552.631311004583">
            <text:p>553</text:p>
          </table:table-cell>
          <table:table-cell table:formula="of:=(ABS([.C205]-[.$O$2]))/[.C205]" office:value-type="float" office:value="2.9809543111135">
            <text:p>2.981</text:p>
          </table:table-cell>
          <table:table-cell office:value-type="float" office:value="32.1026449488308">
            <text:p>32.10</text:p>
          </table:table-cell>
          <table:table-cell office:value-type="float" office:value="17.6747350674374">
            <text:p>17.67</text:p>
          </table:table-cell>
          <table:table-cell office:value-type="float" office:value="31.5841985568558">
            <text:p>31.58</text:p>
          </table:table-cell>
          <table:table-cell office:value-type="float" office:value="255786.217786342">
            <text:p>255786</text:p>
          </table:table-cell>
          <table:table-cell office:value-type="float" office:value="0.14630018202848">
            <text:p>0.146</text:p>
          </table:table-cell>
          <table:table-cell office:value-type="float" office:value="21.2706195611538">
            <text:p>21.27</text:p>
          </table:table-cell>
          <table:table-cell table:number-columns-repeated="5"/>
        </table:table-row>
        <table:table-row table:style-name="ro1">
          <table:table-cell office:value-type="string">
            <text:p>20230927T230139p1128275</text:p>
          </table:table-cell>
          <table:table-cell table:formula="of:=1/([.D206]*0.7+[.E206]/100*0.3)" office:value-type="float" office:value="1.70680232924031">
            <text:p>1.71</text:p>
          </table:table-cell>
          <table:table-cell office:value-type="float" office:value="1394.82866481382">
            <text:p>1395</text:p>
          </table:table-cell>
          <table:table-cell table:formula="of:=(ABS([.C206]-[.$O$2]))/[.C206]" office:value-type="float" office:value="0.577254651770189">
            <text:p>0.577</text:p>
          </table:table-cell>
          <table:table-cell office:value-type="float" office:value="60.6042238048362">
            <text:p>60.60</text:p>
          </table:table-cell>
          <table:table-cell office:value-type="float" office:value="7.58286100566793">
            <text:p>7.58</text:p>
          </table:table-cell>
          <table:table-cell office:value-type="float" office:value="19.5936623995419">
            <text:p>19.59</text:p>
          </table:table-cell>
          <table:table-cell office:value-type="float" office:value="291615.640976505">
            <text:p>291616</text:p>
          </table:table-cell>
          <table:table-cell office:value-type="float" office:value="0.337068642631757">
            <text:p>0.337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7T230109p1127595</text:p>
          </table:table-cell>
          <table:table-cell table:formula="of:=1/([.D207]*0.7+[.E207]/100*0.3)" office:value-type="float" office:value="0.618725261236781">
            <text:p>0.62</text:p>
          </table:table-cell>
          <table:table-cell office:value-type="float" office:value="683.89384738089">
            <text:p>684</text:p>
          </table:table-cell>
          <table:table-cell table:formula="of:=(ABS([.C207]-[.$O$2]))/[.C207]" office:value-type="float" office:value="2.21687350811145">
            <text:p>2.217</text:p>
          </table:table-cell>
          <table:table-cell office:value-type="float" office:value="21.4715933938773">
            <text:p>21.47</text:p>
          </table:table-cell>
          <table:table-cell office:value-type="float" office:value="13.9841040462428">
            <text:p>13.98</text:p>
          </table:table-cell>
          <table:table-cell office:value-type="float" office:value="37.0942740644189">
            <text:p>37.09</text:p>
          </table:table-cell>
          <table:table-cell office:value-type="float" office:value="205287.466309302">
            <text:p>205287</text:p>
          </table:table-cell>
          <table:table-cell office:value-type="float" office:value="0.256310439887616">
            <text:p>0.256</text:p>
          </table:table-cell>
          <table:table-cell office:value-type="float" office:value="88.4312712061609">
            <text:p>88.43</text:p>
          </table:table-cell>
          <table:table-cell table:number-columns-repeated="5"/>
        </table:table-row>
        <table:table-row table:style-name="ro1">
          <table:table-cell office:value-type="string">
            <text:p>20230927T230003p1126398</text:p>
          </table:table-cell>
          <table:table-cell table:formula="of:=1/([.D208]*0.7+[.E208]/100*0.3)" office:value-type="float" office:value="0.705998866981253">
            <text:p>0.71</text:p>
          </table:table-cell>
          <table:table-cell office:value-type="float" office:value="822.927685516095">
            <text:p>823</text:p>
          </table:table-cell>
          <table:table-cell table:formula="of:=(ABS([.C208]-[.$O$2]))/[.C208]" office:value-type="float" office:value="1.67338192495041">
            <text:p>1.673</text:p>
          </table:table-cell>
          <table:table-cell office:value-type="float" office:value="81.6885068623716">
            <text:p>81.69</text:p>
          </table:table-cell>
          <table:table-cell office:value-type="float" office:value="7.35011501463823">
            <text:p>7.35</text:p>
          </table:table-cell>
          <table:table-cell office:value-type="float" office:value="28.5414056200615">
            <text:p>28.54</text:p>
          </table:table-cell>
          <table:table-cell office:value-type="float" office:value="293458.560828453">
            <text:p>293459</text:p>
          </table:table-cell>
          <table:table-cell office:value-type="float" office:value="0.20902219434312">
            <text:p>0.209</text:p>
          </table:table-cell>
          <table:table-cell office:value-type="float" office:value="13.7290055136912">
            <text:p>13.73</text:p>
          </table:table-cell>
          <table:table-cell table:number-columns-repeated="5"/>
        </table:table-row>
        <table:table-row table:style-name="ro1">
          <table:table-cell office:value-type="string">
            <text:p>20230927T230020p1126670</text:p>
          </table:table-cell>
          <table:table-cell table:formula="of:=1/([.D209]*0.7+[.E209]/100*0.3)" office:value-type="float" office:value="0.4861044350845">
            <text:p>0.49</text:p>
          </table:table-cell>
          <table:table-cell office:value-type="float" office:value="577.09602726672">
            <text:p>577</text:p>
          </table:table-cell>
          <table:table-cell table:formula="of:=(ABS([.C209]-[.$O$2]))/[.C209]" office:value-type="float" office:value="2.81219051259075">
            <text:p>2.812</text:p>
          </table:table-cell>
          <table:table-cell office:value-type="float" office:value="29.5459168573308">
            <text:p>29.55</text:p>
          </table:table-cell>
          <table:table-cell office:value-type="float" office:value="17.656189788054">
            <text:p>17.66</text:p>
          </table:table-cell>
          <table:table-cell office:value-type="float" office:value="12.0037199043294">
            <text:p>12.00</text:p>
          </table:table-cell>
          <table:table-cell office:value-type="float" office:value="301302.56301614">
            <text:p>301303</text:p>
          </table:table-cell>
          <table:table-cell office:value-type="float" office:value="0.311048436490531">
            <text:p>0.311</text:p>
          </table:table-cell>
          <table:table-cell office:value-type="float" office:value="13.7139285775492">
            <text:p>13.71</text:p>
          </table:table-cell>
          <table:table-cell table:number-columns-repeated="5"/>
        </table:table-row>
        <table:table-row table:style-name="ro1">
          <table:table-cell office:value-type="string">
            <text:p>20230927T230044p1127104</text:p>
          </table:table-cell>
          <table:table-cell table:formula="of:=1/([.D210]*0.7+[.E210]/100*0.3)" office:value-type="float" office:value="0.673294432296992">
            <text:p>0.67</text:p>
          </table:table-cell>
          <table:table-cell office:value-type="float" office:value="772.588266432148">
            <text:p>773</text:p>
          </table:table-cell>
          <table:table-cell table:formula="of:=(ABS([.C210]-[.$O$2]))/[.C210]" office:value-type="float" office:value="1.84757107451258">
            <text:p>1.848</text:p>
          </table:table-cell>
          <table:table-cell office:value-type="float" office:value="63.9781901158883">
            <text:p>63.98</text:p>
          </table:table-cell>
          <table:table-cell office:value-type="float" office:value="6.86010093127309">
            <text:p>6.86</text:p>
          </table:table-cell>
          <table:table-cell office:value-type="float" office:value="19.9748189948328">
            <text:p>19.97</text:p>
          </table:table-cell>
          <table:table-cell office:value-type="float" office:value="366205.566827047">
            <text:p>366206</text:p>
          </table:table-cell>
          <table:table-cell office:value-type="float" office:value="0.378858459038563">
            <text:p>0.379</text:p>
          </table:table-cell>
          <table:table-cell office:value-type="float" office:value="8.13410134669329">
            <text:p>8.13</text:p>
          </table:table-cell>
          <table:table-cell table:number-columns-repeated="5"/>
        </table:table-row>
        <table:table-row table:style-name="ro1">
          <table:table-cell office:value-type="string">
            <text:p>20230927T230130p1128069</text:p>
          </table:table-cell>
          <table:table-cell table:formula="of:=1/([.D211]*0.7+[.E211]/100*0.3)" office:value-type="float" office:value="0.247562428616841">
            <text:p>0.25</text:p>
          </table:table-cell>
          <table:table-cell office:value-type="float" office:value="327.741419257131">
            <text:p>328</text:p>
          </table:table-cell>
          <table:table-cell table:formula="of:=(ABS([.C211]-[.$O$2]))/[.C211]" office:value-type="float" office:value="5.71260899823583">
            <text:p>5.713</text:p>
          </table:table-cell>
          <table:table-cell office:value-type="float" office:value="13.5196199694258">
            <text:p>13.52</text:p>
          </table:table-cell>
          <table:table-cell office:value-type="float" office:value="18.281189788054">
            <text:p>18.28</text:p>
          </table:table-cell>
          <table:table-cell office:value-type="float" office:value="27.2932403527696">
            <text:p>27.29</text:p>
          </table:table-cell>
          <table:table-cell office:value-type="float" office:value="293458.560828453">
            <text:p>293459</text:p>
          </table:table-cell>
          <table:table-cell office:value-type="float" office:value="0.00491465751208518">
            <text:p>0.005</text:p>
          </table:table-cell>
          <table:table-cell office:value-type="float" office:value="48.5671599888693">
            <text:p>48.57</text:p>
          </table:table-cell>
          <table:table-cell table:number-columns-repeated="5"/>
        </table:table-row>
        <table:table-row table:style-name="ro1">
          <table:table-cell office:value-type="string">
            <text:p>20230927T230115p1127727</text:p>
          </table:table-cell>
          <table:table-cell table:formula="of:=1/([.D212]*0.7+[.E212]/100*0.3)" office:value-type="float" office:value="0.342657643465391">
            <text:p>0.34</text:p>
          </table:table-cell>
          <table:table-cell office:value-type="float" office:value="431.656479177725">
            <text:p>432</text:p>
          </table:table-cell>
          <table:table-cell table:formula="of:=(ABS([.C212]-[.$O$2]))/[.C212]" office:value-type="float" office:value="4.0966453791933">
            <text:p>4.097</text:p>
          </table:table-cell>
          <table:table-cell office:value-type="float" office:value="16.9043398544275">
            <text:p>16.90</text:p>
          </table:table-cell>
          <table:table-cell office:value-type="float" office:value="19.9104046242775">
            <text:p>19.91</text:p>
          </table:table-cell>
          <table:table-cell office:value-type="float" office:value="11.5622655617801">
            <text:p>11.56</text:p>
          </table:table-cell>
          <table:table-cell office:value-type="float" office:value="281054.440566892">
            <text:p>281054</text:p>
          </table:table-cell>
          <table:table-cell office:value-type="float" office:value="0.00436439368019095">
            <text:p>0.004</text:p>
          </table:table-cell>
          <table:table-cell office:value-type="float" office:value="21.1382946513959">
            <text:p>21.14</text:p>
          </table:table-cell>
          <table:table-cell table:number-columns-repeated="5"/>
        </table:table-row>
        <table:table-row table:style-name="ro1">
          <table:table-cell office:value-type="string">
            <text:p>20230927T230136p1128209</text:p>
          </table:table-cell>
          <table:table-cell table:formula="of:=1/([.D213]*0.7+[.E213]/100*0.3)" office:value-type="float" office:value="0.77310978445938">
            <text:p>0.77</text:p>
          </table:table-cell>
          <table:table-cell office:value-type="float" office:value="804.152278937035">
            <text:p>804</text:p>
          </table:table-cell>
          <table:table-cell table:formula="of:=(ABS([.C213]-[.$O$2]))/[.C213]" office:value-type="float" office:value="1.73580024284463">
            <text:p>1.736</text:p>
          </table:table-cell>
          <table:table-cell office:value-type="float" office:value="26.1390620459291">
            <text:p>26.14</text:p>
          </table:table-cell>
          <table:table-cell office:value-type="float" office:value="14.5715317919075">
            <text:p>14.57</text:p>
          </table:table-cell>
          <table:table-cell office:value-type="float" office:value="21.6699584377662">
            <text:p>21.67</text:p>
          </table:table-cell>
          <table:table-cell office:value-type="float" office:value="353966.966620299">
            <text:p>353967</text:p>
          </table:table-cell>
          <table:table-cell office:value-type="float" office:value="0.0938591543085331">
            <text:p>0.094</text:p>
          </table:table-cell>
          <table:table-cell office:value-type="float" office:value="86.0918808702572">
            <text:p>86.09</text:p>
          </table:table-cell>
          <table:table-cell table:number-columns-repeated="5"/>
        </table:table-row>
        <table:table-row table:style-name="ro1">
          <table:table-cell office:value-type="string">
            <text:p>20230927T230041p1127033</text:p>
          </table:table-cell>
          <table:table-cell table:formula="of:=1/([.D214]*0.7+[.E214]/100*0.3)" office:value-type="float" office:value="0.359934925782416">
            <text:p>0.36</text:p>
          </table:table-cell>
          <table:table-cell office:value-type="float" office:value="450.368687933319">
            <text:p>450</text:p>
          </table:table-cell>
          <table:table-cell table:formula="of:=(ABS([.C214]-[.$O$2]))/[.C214]" office:value-type="float" office:value="3.88488666939858">
            <text:p>3.885</text:p>
          </table:table-cell>
          <table:table-cell office:value-type="float" office:value="19.6197719516415">
            <text:p>19.62</text:p>
          </table:table-cell>
          <table:table-cell office:value-type="float" office:value="17.6716040462428">
            <text:p>17.67</text:p>
          </table:table-cell>
          <table:table-cell office:value-type="float" office:value="36.5372870929685">
            <text:p>36.54</text:p>
          </table:table-cell>
          <table:table-cell office:value-type="float" office:value="364356.070698246">
            <text:p>364356</text:p>
          </table:table-cell>
          <table:table-cell office:value-type="float" office:value="0.387867403240119">
            <text:p>0.388</text:p>
          </table:table-cell>
          <table:table-cell office:value-type="float" office:value="10.8290936161562">
            <text:p>10.83</text:p>
          </table:table-cell>
          <table:table-cell table:number-columns-repeated="5"/>
        </table:table-row>
        <table:table-row table:style-name="ro1">
          <table:table-cell office:value-type="string">
            <text:p>20230927T230011p1126533</text:p>
          </table:table-cell>
          <table:table-cell table:formula="of:=1/([.D215]*0.7+[.E215]/100*0.3)" office:value-type="float" office:value="0.533113993906686">
            <text:p>0.53</text:p>
          </table:table-cell>
          <table:table-cell office:value-type="float" office:value="604.475938500976">
            <text:p>604</text:p>
          </table:table-cell>
          <table:table-cell table:formula="of:=(ABS([.C215]-[.$O$2]))/[.C215]" office:value-type="float" office:value="2.63951624849737">
            <text:p>2.640</text:p>
          </table:table-cell>
          <table:table-cell office:value-type="float" office:value="9.37001949468276">
            <text:p>9.37</text:p>
          </table:table-cell>
          <table:table-cell office:value-type="float" office:value="7.63346149954467">
            <text:p>7.63</text:p>
          </table:table-cell>
          <table:table-cell office:value-type="float" office:value="37.0942740644189">
            <text:p>37.09</text:p>
          </table:table-cell>
          <table:table-cell office:value-type="float" office:value="301678.920569458">
            <text:p>301679</text:p>
          </table:table-cell>
          <table:table-cell office:value-type="float" office:value="0.178002104834745">
            <text:p>0.178</text:p>
          </table:table-cell>
          <table:table-cell office:value-type="float" office:value="13.7502770946931">
            <text:p>13.75</text:p>
          </table:table-cell>
          <table:table-cell table:number-columns-repeated="5"/>
        </table:table-row>
        <table:table-row table:style-name="ro1">
          <table:table-cell office:value-type="string">
            <text:p>20230927T230133p1128128</text:p>
          </table:table-cell>
          <table:table-cell table:formula="of:=1/([.D216]*0.7+[.E216]/100*0.3)" office:value-type="float" office:value="1.27447200242926">
            <text:p>1.27</text:p>
          </table:table-cell>
          <table:table-cell office:value-type="float" office:value="1151.28326802097">
            <text:p>1151</text:p>
          </table:table-cell>
          <table:table-cell table:formula="of:=(ABS([.C216]-[.$O$2]))/[.C216]" office:value-type="float" office:value="0.910911120754626">
            <text:p>0.911</text:p>
          </table:table-cell>
          <table:table-cell office:value-type="float" office:value="49.0002907270965">
            <text:p>49.00</text:p>
          </table:table-cell>
          <table:table-cell office:value-type="float" office:value="7.35163685806924">
            <text:p>7.35</text:p>
          </table:table-cell>
          <table:table-cell office:value-type="float" office:value="22.4222130288011">
            <text:p>22.42</text:p>
          </table:table-cell>
          <table:table-cell office:value-type="float" office:value="293458.560828453">
            <text:p>293459</text:p>
          </table:table-cell>
          <table:table-cell office:value-type="float" office:value="0.237551885263854">
            <text:p>0.238</text:p>
          </table:table-cell>
          <table:table-cell office:value-type="float" office:value="2.69724275265399">
            <text:p>2.70</text:p>
          </table:table-cell>
          <table:table-cell table:number-columns-repeated="5"/>
        </table:table-row>
        <table:table-row table:style-name="ro1">
          <table:table-cell office:value-type="string">
            <text:p>20230927T230017p1126617</text:p>
          </table:table-cell>
          <table:table-cell table:formula="of:=1/([.D217]*0.7+[.E217]/100*0.3)" office:value-type="float" office:value="1.131812718783">
            <text:p>1.13</text:p>
          </table:table-cell>
          <table:table-cell office:value-type="float" office:value="1022.20360274964">
            <text:p>1022</text:p>
          </table:table-cell>
          <table:table-cell table:formula="of:=(ABS([.C217]-[.$O$2]))/[.C217]" office:value-type="float" office:value="1.1522131149628">
            <text:p>1.152</text:p>
          </table:table-cell>
          <table:table-cell office:value-type="float" office:value="25.6630735720008">
            <text:p>25.66</text:p>
          </table:table-cell>
          <table:table-cell office:value-type="float" office:value="7.61313448456306">
            <text:p>7.61</text:p>
          </table:table-cell>
          <table:table-cell office:value-type="float" office:value="29.5446569114078">
            <text:p>29.54</text:p>
          </table:table-cell>
          <table:table-cell office:value-type="float" office:value="201105.024000883">
            <text:p>201105</text:p>
          </table:table-cell>
          <table:table-cell office:value-type="float" office:value="0.00436439368019095">
            <text:p>0.004</text:p>
          </table:table-cell>
          <table:table-cell office:value-type="float" office:value="2.38556033796974">
            <text:p>2.39</text:p>
          </table:table-cell>
          <table:table-cell table:number-columns-repeated="5"/>
        </table:table-row>
        <table:table-row table:style-name="ro1">
          <table:table-cell office:value-type="string">
            <text:p>20230927T230103p1127445</text:p>
          </table:table-cell>
          <table:table-cell table:formula="of:=1/([.D218]*0.7+[.E218]/100*0.3)" office:value-type="float" office:value="1.21888416929116">
            <text:p>1.22</text:p>
          </table:table-cell>
          <table:table-cell office:value-type="float" office:value="1198.7825369004">
            <text:p>1199</text:p>
          </table:table-cell>
          <table:table-cell table:formula="of:=(ABS([.C218]-[.$O$2]))/[.C218]" office:value-type="float" office:value="0.835195235399718">
            <text:p>0.835</text:p>
          </table:table-cell>
          <table:table-cell office:value-type="float" office:value="78.5952791231587">
            <text:p>78.60</text:p>
          </table:table-cell>
          <table:table-cell office:value-type="float" office:value="7.46259996863729">
            <text:p>7.46</text:p>
          </table:table-cell>
          <table:table-cell office:value-type="float" office:value="29.5627736492437">
            <text:p>29.56</text:p>
          </table:table-cell>
          <table:table-cell office:value-type="float" office:value="279844.600178638">
            <text:p>279845</text:p>
          </table:table-cell>
          <table:table-cell office:value-type="float" office:value="0.0883263784254336">
            <text:p>0.088</text:p>
          </table:table-cell>
          <table:table-cell office:value-type="float" office:value="2.14979158111015">
            <text:p>2.15</text:p>
          </table:table-cell>
          <table:table-cell table:number-columns-repeated="5"/>
        </table:table-row>
        <table:table-row table:style-name="ro1">
          <table:table-cell office:value-type="string">
            <text:p>20230927T230026p1126754</text:p>
          </table:table-cell>
          <table:table-cell table:formula="of:=1/([.D219]*0.7+[.E219]/100*0.3)" office:value-type="float" office:value="1.34126849265371">
            <text:p>1.34</text:p>
          </table:table-cell>
          <table:table-cell office:value-type="float" office:value="1139.25673656902">
            <text:p>1139</text:p>
          </table:table-cell>
          <table:table-cell table:formula="of:=(ABS([.C219]-[.$O$2]))/[.C219]" office:value-type="float" office:value="0.931083599843798">
            <text:p>0.931</text:p>
          </table:table-cell>
          <table:table-cell office:value-type="float" office:value="31.2681199777565">
            <text:p>31.27</text:p>
          </table:table-cell>
          <table:table-cell office:value-type="float" office:value="20.2892581888247">
            <text:p>20.29</text:p>
          </table:table-cell>
          <table:table-cell office:value-type="float" office:value="24.6301619589164">
            <text:p>24.63</text:p>
          </table:table-cell>
          <table:table-cell office:value-type="float" office:value="387422.925284374">
            <text:p>387423</text:p>
          </table:table-cell>
          <table:table-cell office:value-type="float" office:value="0.0235465534491188">
            <text:p>0.024</text:p>
          </table:table-cell>
          <table:table-cell office:value-type="float" office:value="4.79394391065626">
            <text:p>4.79</text:p>
          </table:table-cell>
          <table:table-cell table:number-columns-repeated="5"/>
        </table:table-row>
        <table:table-row table:style-name="ro1">
          <table:table-cell office:value-type="string">
            <text:p>20230927T230029p1126820</text:p>
          </table:table-cell>
          <table:table-cell table:formula="of:=1/([.D220]*0.7+[.E220]/100*0.3)" office:value-type="float" office:value="0.83266829629524">
            <text:p>0.83</text:p>
          </table:table-cell>
          <table:table-cell office:value-type="float" office:value="844.225018980942">
            <text:p>844</text:p>
          </table:table-cell>
          <table:table-cell table:formula="of:=(ABS([.C220]-[.$O$2]))/[.C220]" office:value-type="float" office:value="1.60594030091125">
            <text:p>1.606</text:p>
          </table:table-cell>
          <table:table-cell office:value-type="float" office:value="25.6000691857658">
            <text:p>25.60</text:p>
          </table:table-cell>
          <table:table-cell office:value-type="float" office:value="8.32782325776658">
            <text:p>8.33</text:p>
          </table:table-cell>
          <table:table-cell office:value-type="float" office:value="17.7239752470194">
            <text:p>17.72</text:p>
          </table:table-cell>
          <table:table-cell office:value-type="float" office:value="357930.038618892">
            <text:p>357930</text:p>
          </table:table-cell>
          <table:table-cell office:value-type="float" office:value="0.278268663387317">
            <text:p>0.278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7T230121p1127846</text:p>
          </table:table-cell>
          <table:table-cell table:formula="of:=1/([.D221]*0.7+[.E221]/100*0.3)" office:value-type="float" office:value="0.570841138163514">
            <text:p>0.57</text:p>
          </table:table-cell>
          <table:table-cell office:value-type="float" office:value="651.146874984512">
            <text:p>651</text:p>
          </table:table-cell>
          <table:table-cell table:formula="of:=(ABS([.C221]-[.$O$2]))/[.C221]" office:value-type="float" office:value="2.37865400959243">
            <text:p>2.379</text:p>
          </table:table-cell>
          <table:table-cell office:value-type="float" office:value="28.9143529880834">
            <text:p>28.91</text:p>
          </table:table-cell>
          <table:table-cell office:value-type="float" office:value="8.06118054826174">
            <text:p>8.06</text:p>
          </table:table-cell>
          <table:table-cell office:value-type="float" office:value="20.4314761741098">
            <text:p>20.43</text:p>
          </table:table-cell>
          <table:table-cell office:value-type="float" office:value="296871.907678775">
            <text:p>296872</text:p>
          </table:table-cell>
          <table:table-cell office:value-type="float" office:value="0.23789505215036">
            <text:p>0.238</text:p>
          </table:table-cell>
          <table:table-cell office:value-type="float" office:value="3.49371595158834">
            <text:p>3.49</text:p>
          </table:table-cell>
          <table:table-cell table:number-columns-repeated="5"/>
        </table:table-row>
        <table:table-row table:style-name="ro1">
          <table:table-cell office:value-type="string">
            <text:p>20230927T230112p1127650</text:p>
          </table:table-cell>
          <table:table-cell table:formula="of:=1/([.D222]*0.7+[.E222]/100*0.3)" office:value-type="float" office:value="0.576969550706663">
            <text:p>0.58</text:p>
          </table:table-cell>
          <table:table-cell office:value-type="float" office:value="654.176401873407">
            <text:p>654</text:p>
          </table:table-cell>
          <table:table-cell table:formula="of:=(ABS([.C222]-[.$O$2]))/[.C222]" office:value-type="float" office:value="2.36300727708875">
            <text:p>2.363</text:p>
          </table:table-cell>
          <table:table-cell office:value-type="float" office:value="26.3628742390208">
            <text:p>26.36</text:p>
          </table:table-cell>
          <table:table-cell office:value-type="float" office:value="15.1062138728324">
            <text:p>15.11</text:p>
          </table:table-cell>
          <table:table-cell office:value-type="float" office:value="15.4755919233593">
            <text:p>15.48</text:p>
          </table:table-cell>
          <table:table-cell office:value-type="float" office:value="242687.808588558">
            <text:p>242688</text:p>
          </table:table-cell>
          <table:table-cell office:value-type="float" office:value="0.0163879923540262">
            <text:p>0.016</text:p>
          </table:table-cell>
          <table:table-cell office:value-type="float" office:value="89.648436514208">
            <text:p>89.65</text:p>
          </table:table-cell>
          <table:table-cell table:number-columns-repeated="5"/>
        </table:table-row>
        <table:table-row table:style-name="ro1">
          <table:table-cell office:value-type="string">
            <text:p>20230927T230038p1126985</text:p>
          </table:table-cell>
          <table:table-cell table:formula="of:=1/([.D223]*0.7+[.E223]/100*0.3)" office:value-type="float" office:value="0.466643910695461">
            <text:p>0.47</text:p>
          </table:table-cell>
          <table:table-cell office:value-type="float" office:value="558.218293675533">
            <text:p>558</text:p>
          </table:table-cell>
          <table:table-cell table:formula="of:=(ABS([.C223]-[.$O$2]))/[.C223]" office:value-type="float" office:value="2.94111053852126">
            <text:p>2.941</text:p>
          </table:table-cell>
          <table:table-cell office:value-type="float" office:value="28.0614208974429">
            <text:p>28.06</text:p>
          </table:table-cell>
          <table:table-cell office:value-type="float" office:value="14.9998795761079">
            <text:p>15.00</text:p>
          </table:table-cell>
          <table:table-cell office:value-type="float" office:value="14.3089534421029">
            <text:p>14.31</text:p>
          </table:table-cell>
          <table:table-cell office:value-type="float" office:value="340279.453836361">
            <text:p>340279</text:p>
          </table:table-cell>
          <table:table-cell office:value-type="float" office:value="0.068056021703561">
            <text:p>0.068</text:p>
          </table:table-cell>
          <table:table-cell office:value-type="float" office:value="98.1624700684072">
            <text:p>98.16</text:p>
          </table:table-cell>
          <table:table-cell table:number-columns-repeated="5"/>
        </table:table-row>
        <table:table-row table:style-name="ro1">
          <table:table-cell office:value-type="string">
            <text:p>20230928T072426p1166546</text:p>
          </table:table-cell>
          <table:table-cell table:formula="of:=1/([.D224]*0.7+[.E224]/100*0.3)" office:value-type="float" office:value="0.665211496553093">
            <text:p>0.67</text:p>
          </table:table-cell>
          <table:table-cell office:value-type="float" office:value="785.282616245074">
            <text:p>785</text:p>
          </table:table-cell>
          <table:table-cell table:formula="of:=(ABS([.C224]-[.$O$2]))/[.C224]" office:value-type="float" office:value="1.80153915862747">
            <text:p>1.802</text:p>
          </table:table-cell>
          <table:table-cell office:value-type="float" office:value="80.7346279933276">
            <text:p>80.73</text:p>
          </table:table-cell>
          <table:table-cell office:value-type="float" office:value="10.277697495183">
            <text:p>10.28</text:p>
          </table:table-cell>
          <table:table-cell office:value-type="float" office:value="23.0438919659741">
            <text:p>23.04</text:p>
          </table:table-cell>
          <table:table-cell office:value-type="float" office:value="309236.700141133">
            <text:p>309237</text:p>
          </table:table-cell>
          <table:table-cell office:value-type="float" office:value="0.278268663387317">
            <text:p>0.278</text:p>
          </table:table-cell>
          <table:table-cell office:value-type="float" office:value="71.6909070056107">
            <text:p>71.69</text:p>
          </table:table-cell>
          <table:table-cell table:number-columns-repeated="5"/>
        </table:table-row>
        <table:table-row table:style-name="ro1">
          <table:table-cell office:value-type="string">
            <text:p>20230928T072423p1166493</text:p>
          </table:table-cell>
          <table:table-cell table:formula="of:=1/([.D225]*0.7+[.E225]/100*0.3)" office:value-type="float" office:value="0.361487811778073">
            <text:p>0.36</text:p>
          </table:table-cell>
          <table:table-cell office:value-type="float" office:value="485.948514615126">
            <text:p>486</text:p>
          </table:table-cell>
          <table:table-cell table:formula="of:=(ABS([.C225]-[.$O$2]))/[.C225]" office:value-type="float" office:value="3.52722857223344">
            <text:p>3.527</text:p>
          </table:table-cell>
          <table:table-cell office:value-type="float" office:value="99.0949991914157">
            <text:p>99.09</text:p>
          </table:table-cell>
          <table:table-cell office:value-type="float" office:value="10.3391136801541">
            <text:p>10.34</text:p>
          </table:table-cell>
          <table:table-cell office:value-type="float" office:value="29.5446569114078">
            <text:p>29.54</text:p>
          </table:table-cell>
          <table:table-cell office:value-type="float" office:value="350553.706293413">
            <text:p>350554</text:p>
          </table:table-cell>
          <table:table-cell office:value-type="float" office:value="0.19713810547782">
            <text:p>0.197</text:p>
          </table:table-cell>
          <table:table-cell office:value-type="float" office:value="54.8257234003024">
            <text:p>54.83</text:p>
          </table:table-cell>
          <table:table-cell table:number-columns-repeated="5"/>
        </table:table-row>
        <table:table-row table:style-name="ro1">
          <table:table-cell office:value-type="string">
            <text:p>20230928T072524p1167640</text:p>
          </table:table-cell>
          <table:table-cell table:formula="of:=1/([.D226]*0.7+[.E226]/100*0.3)" office:value-type="float" office:value="0.741519059971688">
            <text:p>0.74</text:p>
          </table:table-cell>
          <table:table-cell office:value-type="float" office:value="777.721714205723">
            <text:p>778</text:p>
          </table:table-cell>
          <table:table-cell table:formula="of:=(ABS([.C226]-[.$O$2]))/[.C226]" office:value-type="float" office:value="1.82877533160667">
            <text:p>1.829</text:p>
          </table:table-cell>
          <table:table-cell office:value-type="float" office:value="22.8134233201707">
            <text:p>22.81</text:p>
          </table:table-cell>
          <table:table-cell office:value-type="float" office:value="4.78284916778662">
            <text:p>4.78</text:p>
          </table:table-cell>
          <table:table-cell office:value-type="float" office:value="22.4222130288011">
            <text:p>22.42</text:p>
          </table:table-cell>
          <table:table-cell office:value-type="float" office:value="249396.979219679">
            <text:p>249397</text:p>
          </table:table-cell>
          <table:table-cell office:value-type="float" office:value="0.248849245046139">
            <text:p>0.249</text:p>
          </table:table-cell>
          <table:table-cell office:value-type="float" office:value="78.4186000735227">
            <text:p>78.42</text:p>
          </table:table-cell>
          <table:table-cell table:number-columns-repeated="5"/>
        </table:table-row>
        <table:table-row table:style-name="ro1">
          <table:table-cell office:value-type="string">
            <text:p>20230928T072420p1166451</text:p>
          </table:table-cell>
          <table:table-cell table:formula="of:=1/([.D227]*0.7+[.E227]/100*0.3)" office:value-type="float" office:value="0.629901694863231">
            <text:p>0.63</text:p>
          </table:table-cell>
          <table:table-cell office:value-type="float" office:value="736.774395406128">
            <text:p>737</text:p>
          </table:table-cell>
          <table:table-cell table:formula="of:=(ABS([.C227]-[.$O$2]))/[.C227]" office:value-type="float" office:value="1.98598867403272">
            <text:p>1.986</text:p>
          </table:table-cell>
          <table:table-cell office:value-type="float" office:value="65.7857455044738">
            <text:p>65.79</text:p>
          </table:table-cell>
          <table:table-cell office:value-type="float" office:value="16.1548651252408">
            <text:p>16.15</text:p>
          </table:table-cell>
          <table:table-cell office:value-type="float" office:value="19.5936623995419">
            <text:p>19.59</text:p>
          </table:table-cell>
          <table:table-cell office:value-type="float" office:value="294333.045631385">
            <text:p>294333</text:p>
          </table:table-cell>
          <table:table-cell office:value-type="float" office:value="0.276181478084486">
            <text:p>0.276</text:p>
          </table:table-cell>
          <table:table-cell office:value-type="float" office:value="29.8089798241102">
            <text:p>29.81</text:p>
          </table:table-cell>
          <table:table-cell table:number-columns-repeated="5"/>
        </table:table-row>
        <table:table-row table:style-name="ro1">
          <table:table-cell office:value-type="string">
            <text:p>20230928T072456p1167052</text:p>
          </table:table-cell>
          <table:table-cell table:formula="of:=1/([.D228]*0.7+[.E228]/100*0.3)" office:value-type="float" office:value="0.818405440292791">
            <text:p>0.82</text:p>
          </table:table-cell>
          <table:table-cell office:value-type="float" office:value="996.744148233962">
            <text:p>997</text:p>
          </table:table-cell>
          <table:table-cell table:formula="of:=(ABS([.C228]-[.$O$2]))/[.C228]" office:value-type="float" office:value="1.20718627131945">
            <text:p>1.207</text:p>
          </table:table-cell>
          <table:table-cell office:value-type="float" office:value="125.619290264181">
            <text:p>125.62</text:p>
          </table:table-cell>
          <table:table-cell office:value-type="float" office:value="10.2566233140655">
            <text:p>10.26</text:p>
          </table:table-cell>
          <table:table-cell office:value-type="float" office:value="13.7225599099211">
            <text:p>13.72</text:p>
          </table:table-cell>
          <table:table-cell office:value-type="float" office:value="399480.684688902">
            <text:p>399481</text:p>
          </table:table-cell>
          <table:table-cell office:value-type="float" office:value="0.278268663387317">
            <text:p>0.278</text:p>
          </table:table-cell>
          <table:table-cell office:value-type="float" office:value="85.6769197579784">
            <text:p>85.68</text:p>
          </table:table-cell>
          <table:table-cell table:number-columns-repeated="5"/>
        </table:table-row>
        <table:table-row table:style-name="ro1">
          <table:table-cell office:value-type="string">
            <text:p>20230928T072438p1166720</text:p>
          </table:table-cell>
          <table:table-cell table:formula="of:=1/([.D229]*0.7+[.E229]/100*0.3)" office:value-type="float" office:value="0.663172397606554">
            <text:p>0.66</text:p>
          </table:table-cell>
          <table:table-cell office:value-type="float" office:value="791.472478331041">
            <text:p>791</text:p>
          </table:table-cell>
          <table:table-cell table:formula="of:=(ABS([.C229]-[.$O$2]))/[.C229]" office:value-type="float" office:value="1.77962918513489">
            <text:p>1.780</text:p>
          </table:table-cell>
          <table:table-cell office:value-type="float" office:value="87.3877004621642">
            <text:p>87.39</text:p>
          </table:table-cell>
          <table:table-cell office:value-type="float" office:value="10.4476156069364">
            <text:p>10.45</text:p>
          </table:table-cell>
          <table:table-cell office:value-type="float" office:value="23.4811629124893">
            <text:p>23.48</text:p>
          </table:table-cell>
          <table:table-cell office:value-type="float" office:value="205287.466309302">
            <text:p>205287</text:p>
          </table:table-cell>
          <table:table-cell office:value-type="float" office:value="0.106193124851754">
            <text:p>0.106</text:p>
          </table:table-cell>
          <table:table-cell office:value-type="float" office:value="73.7351432311108">
            <text:p>73.74</text:p>
          </table:table-cell>
          <table:table-cell table:number-columns-repeated="5"/>
        </table:table-row>
        <table:table-row table:style-name="ro1">
          <table:table-cell office:value-type="string">
            <text:p>20230928T072551p1168283</text:p>
          </table:table-cell>
          <table:table-cell table:formula="of:=1/([.D230]*0.7+[.E230]/100*0.3)" office:value-type="float" office:value="0.35940262616179">
            <text:p>0.36</text:p>
          </table:table-cell>
          <table:table-cell office:value-type="float" office:value="462.948224611414">
            <text:p>463</text:p>
          </table:table-cell>
          <table:table-cell table:formula="of:=(ABS([.C230]-[.$O$2]))/[.C230]" office:value-type="float" office:value="3.75215128397267">
            <text:p>3.752</text:p>
          </table:table-cell>
          <table:table-cell office:value-type="float" office:value="51.9629687991396">
            <text:p>51.96</text:p>
          </table:table-cell>
          <table:table-cell office:value-type="float" office:value="6.47736539466806">
            <text:p>6.48</text:p>
          </table:table-cell>
          <table:table-cell office:value-type="float" office:value="12.8963236946733">
            <text:p>12.90</text:p>
          </table:table-cell>
          <table:table-cell office:value-type="float" office:value="201105.024000883">
            <text:p>201105</text:p>
          </table:table-cell>
          <table:table-cell office:value-type="float" office:value="0.386683274283706">
            <text:p>0.387</text:p>
          </table:table-cell>
          <table:table-cell office:value-type="float" office:value="41.5158949967515">
            <text:p>41.52</text:p>
          </table:table-cell>
          <table:table-cell table:number-columns-repeated="5"/>
        </table:table-row>
        <table:table-row table:style-name="ro1">
          <table:table-cell office:value-type="string">
            <text:p>20230928T072527p1167705</text:p>
          </table:table-cell>
          <table:table-cell table:formula="of:=1/([.D231]*0.7+[.E231]/100*0.3)" office:value-type="float" office:value="0.8387520490437">
            <text:p>0.84</text:p>
          </table:table-cell>
          <table:table-cell office:value-type="float" office:value="907.542421527578">
            <text:p>908</text:p>
          </table:table-cell>
          <table:table-cell table:formula="of:=(ABS([.C231]-[.$O$2]))/[.C231]" office:value-type="float" office:value="1.42412910715177">
            <text:p>1.424</text:p>
          </table:table-cell>
          <table:table-cell office:value-type="float" office:value="65.1190283145048">
            <text:p>65.12</text:p>
          </table:table-cell>
          <table:table-cell office:value-type="float" office:value="4.17218007081437">
            <text:p>4.17</text:p>
          </table:table-cell>
          <table:table-cell office:value-type="float" office:value="32.9023289406708">
            <text:p>32.90</text:p>
          </table:table-cell>
          <table:table-cell office:value-type="float" office:value="232992.872252814">
            <text:p>232993</text:p>
          </table:table-cell>
          <table:table-cell office:value-type="float" office:value="0.398069675505641">
            <text:p>0.398</text:p>
          </table:table-cell>
          <table:table-cell office:value-type="float" office:value="88.6691263565326">
            <text:p>88.67</text:p>
          </table:table-cell>
          <table:table-cell table:number-columns-repeated="5"/>
        </table:table-row>
        <table:table-row table:style-name="ro1">
          <table:table-cell office:value-type="string">
            <text:p>20230928T072508p1167317</text:p>
          </table:table-cell>
          <table:table-cell table:formula="of:=1/([.D232]*0.7+[.E232]/100*0.3)" office:value-type="float" office:value="0.423027387859558">
            <text:p>0.42</text:p>
          </table:table-cell>
          <table:table-cell office:value-type="float" office:value="539.81432982455">
            <text:p>540</text:p>
          </table:table-cell>
          <table:table-cell table:formula="of:=(ABS([.C232]-[.$O$2]))/[.C232]" office:value-type="float" office:value="3.07547535967606">
            <text:p>3.075</text:p>
          </table:table-cell>
          <table:table-cell office:value-type="float" office:value="70.3601288249642">
            <text:p>70.36</text:p>
          </table:table-cell>
          <table:table-cell office:value-type="float" office:value="6.04884491867813">
            <text:p>6.05</text:p>
          </table:table-cell>
          <table:table-cell office:value-type="float" office:value="35.7205927146868">
            <text:p>35.72</text:p>
          </table:table-cell>
          <table:table-cell office:value-type="float" office:value="356620.675414379">
            <text:p>356621</text:p>
          </table:table-cell>
          <table:table-cell office:value-type="float" office:value="0.256310439887616">
            <text:p>0.256</text:p>
          </table:table-cell>
          <table:table-cell office:value-type="float" office:value="38.0131478283725">
            <text:p>38.01</text:p>
          </table:table-cell>
          <table:table-cell table:number-columns-repeated="5"/>
        </table:table-row>
        <table:table-row table:style-name="ro1">
          <table:table-cell office:value-type="string">
            <text:p>20230928T072512p1167371</text:p>
          </table:table-cell>
          <table:table-cell table:formula="of:=1/([.D233]*0.7+[.E233]/100*0.3)" office:value-type="float" office:value="0.398678477306178">
            <text:p>0.40</text:p>
          </table:table-cell>
          <table:table-cell office:value-type="float" office:value="508.291684931494">
            <text:p>508</text:p>
          </table:table-cell>
          <table:table-cell table:formula="of:=(ABS([.C233]-[.$O$2]))/[.C233]" office:value-type="float" office:value="3.32822346935797">
            <text:p>3.328</text:p>
          </table:table-cell>
          <table:table-cell office:value-type="float" office:value="59.5101555285892">
            <text:p>59.51</text:p>
          </table:table-cell>
          <table:table-cell office:value-type="float" office:value="12.9526734104046">
            <text:p>12.95</text:p>
          </table:table-cell>
          <table:table-cell office:value-type="float" office:value="37.0942740644189">
            <text:p>37.09</text:p>
          </table:table-cell>
          <table:table-cell office:value-type="float" office:value="308465.176635367">
            <text:p>308465</text:p>
          </table:table-cell>
          <table:table-cell office:value-type="float" office:value="0.358451068020884">
            <text:p>0.358</text:p>
          </table:table-cell>
          <table:table-cell office:value-type="float" office:value="60.4451615655538">
            <text:p>60.45</text:p>
          </table:table-cell>
          <table:table-cell table:number-columns-repeated="5"/>
        </table:table-row>
        <table:table-row table:style-name="ro1">
          <table:table-cell office:value-type="string">
            <text:p>20230928T072515p1167458</text:p>
          </table:table-cell>
          <table:table-cell table:formula="of:=1/([.D234]*0.7+[.E234]/100*0.3)" office:value-type="float" office:value="0.353848100577604">
            <text:p>0.35</text:p>
          </table:table-cell>
          <table:table-cell office:value-type="float" office:value="444.630454883533">
            <text:p>445</text:p>
          </table:table-cell>
          <table:table-cell table:formula="of:=(ABS([.C234]-[.$O$2]))/[.C234]" office:value-type="float" office:value="3.94792917542338">
            <text:p>3.948</text:p>
          </table:table-cell>
          <table:table-cell office:value-type="float" office:value="20.840328573154">
            <text:p>20.84</text:p>
          </table:table-cell>
          <table:table-cell office:value-type="float" office:value="13.5899566473988">
            <text:p>13.59</text:p>
          </table:table-cell>
          <table:table-cell office:value-type="float" office:value="27.0544495742626">
            <text:p>27.05</text:p>
          </table:table-cell>
          <table:table-cell office:value-type="float" office:value="362883.979584949">
            <text:p>362884</text:p>
          </table:table-cell>
          <table:table-cell office:value-type="float" office:value="0.238938648267356">
            <text:p>0.239</text:p>
          </table:table-cell>
          <table:table-cell office:value-type="float" office:value="69.8273733008166">
            <text:p>69.83</text:p>
          </table:table-cell>
          <table:table-cell table:number-columns-repeated="5"/>
        </table:table-row>
        <table:table-row table:style-name="ro1">
          <table:table-cell office:value-type="string">
            <text:p>20230928T072530p1167739</text:p>
          </table:table-cell>
          <table:table-cell table:formula="of:=1/([.D235]*0.7+[.E235]/100*0.3)" office:value-type="float" office:value="0.402599625319994">
            <text:p>0.40</text:p>
          </table:table-cell>
          <table:table-cell office:value-type="float" office:value="504.250950181138">
            <text:p>504</text:p>
          </table:table-cell>
          <table:table-cell table:formula="of:=(ABS([.C235]-[.$O$2]))/[.C235]" office:value-type="float" office:value="3.36290699940121">
            <text:p>3.363</text:p>
          </table:table-cell>
          <table:table-cell office:value-type="float" office:value="43.2741182980635">
            <text:p>43.27</text:p>
          </table:table-cell>
          <table:table-cell office:value-type="float" office:value="13.3575385356455">
            <text:p>13.36</text:p>
          </table:table-cell>
          <table:table-cell office:value-type="float" office:value="28.1332713406068">
            <text:p>28.13</text:p>
          </table:table-cell>
          <table:table-cell office:value-type="float" office:value="207764.673003253">
            <text:p>207765</text:p>
          </table:table-cell>
          <table:table-cell office:value-type="float" office:value="0.235594446445265">
            <text:p>0.236</text:p>
          </table:table-cell>
          <table:table-cell office:value-type="float" office:value="61.775249676629">
            <text:p>61.78</text:p>
          </table:table-cell>
          <table:table-cell table:number-columns-repeated="5"/>
        </table:table-row>
        <table:table-row table:style-name="ro1">
          <table:table-cell office:value-type="string">
            <text:p>20230928T072450p1166946</text:p>
          </table:table-cell>
          <table:table-cell table:formula="of:=1/([.D236]*0.7+[.E236]/100*0.3)" office:value-type="float" office:value="0.652476176450957">
            <text:p>0.65</text:p>
          </table:table-cell>
          <table:table-cell office:value-type="float" office:value="788.051759268769">
            <text:p>788</text:p>
          </table:table-cell>
          <table:table-cell table:formula="of:=(ABS([.C236]-[.$O$2]))/[.C236]" office:value-type="float" office:value="1.79169480192694">
            <text:p>1.792</text:p>
          </table:table-cell>
          <table:table-cell office:value-type="float" office:value="92.8122154478977">
            <text:p>92.81</text:p>
          </table:table-cell>
          <table:table-cell office:value-type="float" office:value="15.7503612716763">
            <text:p>15.75</text:p>
          </table:table-cell>
          <table:table-cell office:value-type="float" office:value="35.9114956262988">
            <text:p>35.91</text:p>
          </table:table-cell>
          <table:table-cell office:value-type="float" office:value="245687.246589437">
            <text:p>245687</text:p>
          </table:table-cell>
          <table:table-cell office:value-type="float" office:value="0.337068642631757">
            <text:p>0.337</text:p>
          </table:table-cell>
          <table:table-cell office:value-type="float" office:value="14.371997579538">
            <text:p>14.37</text:p>
          </table:table-cell>
          <table:table-cell table:number-columns-repeated="5"/>
        </table:table-row>
        <table:table-row table:style-name="ro1">
          <table:table-cell office:value-type="string">
            <text:p>20230928T072536p1167876</text:p>
          </table:table-cell>
          <table:table-cell table:formula="of:=1/([.D237]*0.7+[.E237]/100*0.3)" office:value-type="float" office:value="0.302472124568024">
            <text:p>0.30</text:p>
          </table:table-cell>
          <table:table-cell office:value-type="float" office:value="393.084843673816">
            <text:p>393</text:p>
          </table:table-cell>
          <table:table-cell table:formula="of:=(ABS([.C237]-[.$O$2]))/[.C237]" office:value-type="float" office:value="4.59675610852494">
            <text:p>4.597</text:p>
          </table:table-cell>
          <table:table-cell office:value-type="float" office:value="29.4535015984963">
            <text:p>29.45</text:p>
          </table:table-cell>
          <table:table-cell office:value-type="float" office:value="7.28048013418597">
            <text:p>7.28</text:p>
          </table:table-cell>
          <table:table-cell office:value-type="float" office:value="12.185755552082">
            <text:p>12.19</text:p>
          </table:table-cell>
          <table:table-cell office:value-type="float" office:value="232941.985406425">
            <text:p>232942</text:p>
          </table:table-cell>
          <table:table-cell office:value-type="float" office:value="0.256310439887616">
            <text:p>0.256</text:p>
          </table:table-cell>
          <table:table-cell office:value-type="float" office:value="40.1325557522549">
            <text:p>40.13</text:p>
          </table:table-cell>
          <table:table-cell table:number-columns-repeated="5"/>
        </table:table-row>
        <table:table-row table:style-name="ro1">
          <table:table-cell office:value-type="string">
            <text:p>20230928T072533p1167803</text:p>
          </table:table-cell>
          <table:table-cell table:formula="of:=1/([.D238]*0.7+[.E238]/100*0.3)" office:value-type="float" office:value="0.304016103957875">
            <text:p>0.30</text:p>
          </table:table-cell>
          <table:table-cell office:value-type="float" office:value="403.219900230707">
            <text:p>403</text:p>
          </table:table-cell>
          <table:table-cell table:formula="of:=(ABS([.C238]-[.$O$2]))/[.C238]" office:value-type="float" office:value="4.45607991753692">
            <text:p>4.456</text:p>
          </table:table-cell>
          <table:table-cell office:value-type="float" office:value="56.6811653602509">
            <text:p>56.68</text:p>
          </table:table-cell>
          <table:table-cell office:value-type="float" office:value="16.4594171483622">
            <text:p>16.46</text:p>
          </table:table-cell>
          <table:table-cell office:value-type="float" office:value="21.6699584377662">
            <text:p>21.67</text:p>
          </table:table-cell>
          <table:table-cell office:value-type="float" office:value="240263.758113304">
            <text:p>240264</text:p>
          </table:table-cell>
          <table:table-cell office:value-type="float" office:value="0.312491374987115">
            <text:p>0.312</text:p>
          </table:table-cell>
          <table:table-cell office:value-type="float" office:value="35.6241132415787">
            <text:p>35.62</text:p>
          </table:table-cell>
          <table:table-cell table:number-columns-repeated="5"/>
        </table:table-row>
        <table:table-row table:style-name="ro1">
          <table:table-cell office:value-type="string">
            <text:p>20230928T072502p1167186</text:p>
          </table:table-cell>
          <table:table-cell table:formula="of:=1/([.D239]*0.7+[.E239]/100*0.3)" office:value-type="float" office:value="0.666928021843091">
            <text:p>0.67</text:p>
          </table:table-cell>
          <table:table-cell office:value-type="float" office:value="737.664977271376">
            <text:p>738</text:p>
          </table:table-cell>
          <table:table-cell table:formula="of:=(ABS([.C239]-[.$O$2]))/[.C239]" office:value-type="float" office:value="1.98238369420466">
            <text:p>1.982</text:p>
          </table:table-cell>
          <table:table-cell office:value-type="float" office:value="37.2478651179921">
            <text:p>37.25</text:p>
          </table:table-cell>
          <table:table-cell office:value-type="float" office:value="5.8029950419913">
            <text:p>5.80</text:p>
          </table:table-cell>
          <table:table-cell office:value-type="float" office:value="18.3346522041722">
            <text:p>18.33</text:p>
          </table:table-cell>
          <table:table-cell office:value-type="float" office:value="322820.618614937">
            <text:p>322821</text:p>
          </table:table-cell>
          <table:table-cell office:value-type="float" office:value="0.279008667985608">
            <text:p>0.279</text:p>
          </table:table-cell>
          <table:table-cell office:value-type="float" office:value="86.0918808702572">
            <text:p>86.09</text:p>
          </table:table-cell>
          <table:table-cell table:number-columns-repeated="5"/>
        </table:table-row>
        <table:table-row table:style-name="ro1">
          <table:table-cell office:value-type="string">
            <text:p>20230928T072600p1168445</text:p>
          </table:table-cell>
          <table:table-cell table:formula="of:=1/([.D240]*0.7+[.E240]/100*0.3)" office:value-type="float" office:value="0.395458536640594">
            <text:p>0.40</text:p>
          </table:table-cell>
          <table:table-cell office:value-type="float" office:value="484.491196037582">
            <text:p>484</text:p>
          </table:table-cell>
          <table:table-cell table:formula="of:=(ABS([.C240]-[.$O$2]))/[.C240]" office:value-type="float" office:value="3.54084618666496">
            <text:p>3.541</text:p>
          </table:table-cell>
          <table:table-cell office:value-type="float" office:value="16.7059267070905">
            <text:p>16.71</text:p>
          </table:table-cell>
          <table:table-cell office:value-type="float" office:value="14.2215799614644">
            <text:p>14.22</text:p>
          </table:table-cell>
          <table:table-cell office:value-type="float" office:value="27.3454918737069">
            <text:p>27.35</text:p>
          </table:table-cell>
          <table:table-cell office:value-type="float" office:value="225599.879508698">
            <text:p>225600</text:p>
          </table:table-cell>
          <table:table-cell office:value-type="float" office:value="0.203397391119605">
            <text:p>0.203</text:p>
          </table:table-cell>
          <table:table-cell office:value-type="float" office:value="86.0918808702572">
            <text:p>86.09</text:p>
          </table:table-cell>
          <table:table-cell table:number-columns-repeated="5"/>
        </table:table-row>
        <table:table-row table:style-name="ro1">
          <table:table-cell office:value-type="string">
            <text:p>20230928T072521p1167578</text:p>
          </table:table-cell>
          <table:table-cell table:formula="of:=1/([.D241]*0.7+[.E241]/100*0.3)" office:value-type="float" office:value="0.548812463511222">
            <text:p>0.55</text:p>
          </table:table-cell>
          <table:table-cell office:value-type="float" office:value="626.983318196125">
            <text:p>627</text:p>
          </table:table-cell>
          <table:table-cell table:formula="of:=(ABS([.C241]-[.$O$2]))/[.C241]" office:value-type="float" office:value="2.50886528580944">
            <text:p>2.509</text:p>
          </table:table-cell>
          <table:table-cell office:value-type="float" office:value="21.9701177354018">
            <text:p>21.97</text:p>
          </table:table-cell>
          <table:table-cell office:value-type="float" office:value="13.9317196531792">
            <text:p>13.93</text:p>
          </table:table-cell>
          <table:table-cell office:value-type="float" office:value="11.7285087224366">
            <text:p>11.73</text:p>
          </table:table-cell>
          <table:table-cell office:value-type="float" office:value="319281.072009975">
            <text:p>319281</text:p>
          </table:table-cell>
          <table:table-cell office:value-type="float" office:value="0.237551885263854">
            <text:p>0.238</text:p>
          </table:table-cell>
          <table:table-cell office:value-type="float" office:value="82.9199678427642">
            <text:p>82.92</text:p>
          </table:table-cell>
          <table:table-cell table:number-columns-repeated="5"/>
        </table:table-row>
        <table:table-row table:style-name="ro1">
          <table:table-cell office:value-type="string">
            <text:p>20230928T072505p1167258</text:p>
          </table:table-cell>
          <table:table-cell table:formula="of:=1/([.D242]*0.7+[.E242]/100*0.3)" office:value-type="float" office:value="0.345355752366345">
            <text:p>0.35</text:p>
          </table:table-cell>
          <table:table-cell office:value-type="float" office:value="441.711117896886">
            <text:p>442</text:p>
          </table:table-cell>
          <table:table-cell table:formula="of:=(ABS([.C242]-[.$O$2]))/[.C242]" office:value-type="float" office:value="3.98063080339665">
            <text:p>3.981</text:p>
          </table:table-cell>
          <table:table-cell office:value-type="float" office:value="36.3744511198365">
            <text:p>36.37</text:p>
          </table:table-cell>
          <table:table-cell office:value-type="float" office:value="14.4344894026975">
            <text:p>14.43</text:p>
          </table:table-cell>
          <table:table-cell office:value-type="float" office:value="30.3365120709077">
            <text:p>30.34</text:p>
          </table:table-cell>
          <table:table-cell office:value-type="float" office:value="297650.121333948">
            <text:p>297650</text:p>
          </table:table-cell>
          <table:table-cell office:value-type="float" office:value="0.0938591543085331">
            <text:p>0.094</text:p>
          </table:table-cell>
          <table:table-cell office:value-type="float" office:value="76.6530400703913">
            <text:p>76.65</text:p>
          </table:table-cell>
          <table:table-cell table:number-columns-repeated="5"/>
        </table:table-row>
        <table:table-row table:style-name="ro1">
          <table:table-cell office:value-type="string">
            <text:p>20230928T072539p1167957</text:p>
          </table:table-cell>
          <table:table-cell table:formula="of:=1/([.D243]*0.7+[.E243]/100*0.3)" office:value-type="float" office:value="0.256433414184873">
            <text:p>0.26</text:p>
          </table:table-cell>
          <table:table-cell office:value-type="float" office:value="340.150144630837">
            <text:p>340</text:p>
          </table:table-cell>
          <table:table-cell table:formula="of:=(ABS([.C243]-[.$O$2]))/[.C243]" office:value-type="float" office:value="5.46773207281052">
            <text:p>5.468</text:p>
          </table:table-cell>
          <table:table-cell office:value-type="float" office:value="24.0784503631965">
            <text:p>24.08</text:p>
          </table:table-cell>
          <table:table-cell office:value-type="float" office:value="8.32271773347324">
            <text:p>8.32</text:p>
          </table:table-cell>
          <table:table-cell office:value-type="float" office:value="37.0942740644189">
            <text:p>37.09</text:p>
          </table:table-cell>
          <table:table-cell office:value-type="float" office:value="223553.225446303">
            <text:p>223553</text:p>
          </table:table-cell>
          <table:table-cell office:value-type="float" office:value="0.102632635947553">
            <text:p>0.103</text:p>
          </table:table-cell>
          <table:table-cell office:value-type="float" office:value="26.7367760360367">
            <text:p>26.74</text:p>
          </table:table-cell>
          <table:table-cell table:number-columns-repeated="5"/>
        </table:table-row>
        <table:table-row table:style-name="ro1">
          <table:table-cell office:value-type="string">
            <text:p>20230928T072603p1168515</text:p>
          </table:table-cell>
          <table:table-cell table:formula="of:=1/([.D244]*0.7+[.E244]/100*0.3)" office:value-type="float" office:value="0.449296238680125">
            <text:p>0.45</text:p>
          </table:table-cell>
          <table:table-cell office:value-type="float" office:value="539.261396070758">
            <text:p>539</text:p>
          </table:table-cell>
          <table:table-cell table:formula="of:=(ABS([.C244]-[.$O$2]))/[.C244]" office:value-type="float" office:value="3.07965416406579">
            <text:p>3.080</text:p>
          </table:table-cell>
          <table:table-cell office:value-type="float" office:value="23.3150385345448">
            <text:p>23.32</text:p>
          </table:table-cell>
          <table:table-cell office:value-type="float" office:value="5.93535660091047">
            <text:p>5.94</text:p>
          </table:table-cell>
          <table:table-cell office:value-type="float" office:value="27.3454918737069">
            <text:p>27.35</text:p>
          </table:table-cell>
          <table:table-cell office:value-type="float" office:value="225599.879508698">
            <text:p>225600</text:p>
          </table:table-cell>
          <table:table-cell office:value-type="float" office:value="0.203397391119605">
            <text:p>0.203</text:p>
          </table:table-cell>
          <table:table-cell office:value-type="float" office:value="86.0918808702572">
            <text:p>86.09</text:p>
          </table:table-cell>
          <table:table-cell table:number-columns-repeated="5"/>
        </table:table-row>
        <table:table-row table:style-name="ro1">
          <table:table-cell office:value-type="string">
            <text:p>20230928T072554p1168328</text:p>
          </table:table-cell>
          <table:table-cell table:formula="of:=1/([.D245]*0.7+[.E245]/100*0.3)" office:value-type="float" office:value="0.738632195464247">
            <text:p>0.74</text:p>
          </table:table-cell>
          <table:table-cell office:value-type="float" office:value="781.339065823714">
            <text:p>781</text:p>
          </table:table-cell>
          <table:table-cell table:formula="of:=(ABS([.C245]-[.$O$2]))/[.C245]" office:value-type="float" office:value="1.81567900061504">
            <text:p>1.816</text:p>
          </table:table-cell>
          <table:table-cell office:value-type="float" office:value="27.6261644329826">
            <text:p>27.63</text:p>
          </table:table-cell>
          <table:table-cell office:value-type="float" office:value="7.06643356643357">
            <text:p>7.07</text:p>
          </table:table-cell>
          <table:table-cell office:value-type="float" office:value="22.4222130288011">
            <text:p>22.42</text:p>
          </table:table-cell>
          <table:table-cell office:value-type="float" office:value="271354.091866008">
            <text:p>271354</text:p>
          </table:table-cell>
          <table:table-cell office:value-type="float" office:value="0.300611248629444">
            <text:p>0.301</text:p>
          </table:table-cell>
          <table:table-cell office:value-type="float" office:value="12.9847181741998">
            <text:p>12.98</text:p>
          </table:table-cell>
          <table:table-cell table:number-columns-repeated="5"/>
        </table:table-row>
        <table:table-row table:style-name="ro1">
          <table:table-cell office:value-type="string">
            <text:p>20230928T072435p1166672</text:p>
          </table:table-cell>
          <table:table-cell table:formula="of:=1/([.D246]*0.7+[.E246]/100*0.3)" office:value-type="float" office:value="0.86337053468771">
            <text:p>0.86</text:p>
          </table:table-cell>
          <table:table-cell office:value-type="float" office:value="882.105615922387">
            <text:p>882</text:p>
          </table:table-cell>
          <table:table-cell table:formula="of:=(ABS([.C246]-[.$O$2]))/[.C246]" office:value-type="float" office:value="1.4940324154943">
            <text:p>1.494</text:p>
          </table:table-cell>
          <table:table-cell office:value-type="float" office:value="37.4761859927072">
            <text:p>37.48</text:p>
          </table:table-cell>
          <table:table-cell office:value-type="float" office:value="7.25984951405581">
            <text:p>7.26</text:p>
          </table:table-cell>
          <table:table-cell office:value-type="float" office:value="31.637273174516">
            <text:p>31.64</text:p>
          </table:table-cell>
          <table:table-cell office:value-type="float" office:value="295302.852292505">
            <text:p>295303</text:p>
          </table:table-cell>
          <table:table-cell office:value-type="float" office:value="0.375859612091036">
            <text:p>0.376</text:p>
          </table:table-cell>
          <table:table-cell office:value-type="float" office:value="13.7502770946931">
            <text:p>13.75</text:p>
          </table:table-cell>
          <table:table-cell table:number-columns-repeated="5"/>
        </table:table-row>
        <table:table-row table:style-name="ro1">
          <table:table-cell office:value-type="string">
            <text:p>20230928T072542p1168040</text:p>
          </table:table-cell>
          <table:table-cell table:formula="of:=1/([.D247]*0.7+[.E247]/100*0.3)" office:value-type="float" office:value="0.249156457091938">
            <text:p>0.25</text:p>
          </table:table-cell>
          <table:table-cell office:value-type="float" office:value="331.273675039894">
            <text:p>331</text:p>
          </table:table-cell>
          <table:table-cell table:formula="of:=(ABS([.C247]-[.$O$2]))/[.C247]" office:value-type="float" office:value="5.64103478712899">
            <text:p>5.641</text:p>
          </table:table-cell>
          <table:table-cell office:value-type="float" office:value="21.6060099519949">
            <text:p>21.61</text:p>
          </table:table-cell>
          <table:table-cell office:value-type="float" office:value="19.9906069364162">
            <text:p>19.99</text:p>
          </table:table-cell>
          <table:table-cell office:value-type="float" office:value="11.4495469332577">
            <text:p>11.45</text:p>
          </table:table-cell>
          <table:table-cell office:value-type="float" office:value="246656.946745093">
            <text:p>246657</text:p>
          </table:table-cell>
          <table:table-cell office:value-type="float" office:value="0.0235465534491188">
            <text:p>0.024</text:p>
          </table:table-cell>
          <table:table-cell office:value-type="float" office:value="23.0214213433238">
            <text:p>23.02</text:p>
          </table:table-cell>
          <table:table-cell table:number-columns-repeated="5"/>
        </table:table-row>
        <table:table-row table:style-name="ro1">
          <table:table-cell office:value-type="string">
            <text:p>20230928T072429p1166578</text:p>
          </table:table-cell>
          <table:table-cell table:formula="of:=1/([.D248]*0.7+[.E248]/100*0.3)" office:value-type="float" office:value="0.682145873581777">
            <text:p>0.68</text:p>
          </table:table-cell>
          <table:table-cell office:value-type="float" office:value="772.381101241996">
            <text:p>772</text:p>
          </table:table-cell>
          <table:table-cell table:formula="of:=(ABS([.C248]-[.$O$2]))/[.C248]" office:value-type="float" office:value="1.84833483944957">
            <text:p>1.848</text:p>
          </table:table-cell>
          <table:table-cell office:value-type="float" office:value="57.375905427142">
            <text:p>57.38</text:p>
          </table:table-cell>
          <table:table-cell office:value-type="float" office:value="6.934736416068">
            <text:p>6.93</text:p>
          </table:table-cell>
          <table:table-cell office:value-type="float" office:value="20.323487242527">
            <text:p>20.32</text:p>
          </table:table-cell>
          <table:table-cell office:value-type="float" office:value="249149.869368164">
            <text:p>249150</text:p>
          </table:table-cell>
          <table:table-cell office:value-type="float" office:value="0.0528097752061521">
            <text:p>0.053</text:p>
          </table:table-cell>
          <table:table-cell office:value-type="float" office:value="13.2578840173456">
            <text:p>13.26</text:p>
          </table:table-cell>
          <table:table-cell table:number-columns-repeated="5"/>
        </table:table-row>
        <table:table-row table:style-name="ro1">
          <table:table-cell office:value-type="string">
            <text:p>20230928T072415p1166359</text:p>
          </table:table-cell>
          <table:table-cell table:formula="of:=1/([.D249]*0.7+[.E249]/100*0.3)" office:value-type="float" office:value="0.245579142020214">
            <text:p>0.25</text:p>
          </table:table-cell>
          <table:table-cell office:value-type="float" office:value="330.445276827842">
            <text:p>330</text:p>
          </table:table-cell>
          <table:table-cell table:formula="of:=(ABS([.C249]-[.$O$2]))/[.C249]" office:value-type="float" office:value="5.65768329666934">
            <text:p>5.658</text:p>
          </table:table-cell>
          <table:table-cell office:value-type="float" office:value="37.2095839814643">
            <text:p>37.21</text:p>
          </table:table-cell>
          <table:table-cell office:value-type="float" office:value="6.21764646362441">
            <text:p>6.22</text:p>
          </table:table-cell>
          <table:table-cell office:value-type="float" office:value="33.1532173804133">
            <text:p>33.15</text:p>
          </table:table-cell>
          <table:table-cell office:value-type="float" office:value="230599.584255234">
            <text:p>230600</text:p>
          </table:table-cell>
          <table:table-cell office:value-type="float" office:value="0.0235465534491188">
            <text:p>0.024</text:p>
          </table:table-cell>
          <table:table-cell office:value-type="float" office:value="80.3772359517935">
            <text:p>80.38</text:p>
          </table:table-cell>
          <table:table-cell table:number-columns-repeated="5"/>
        </table:table-row>
        <table:table-row table:style-name="ro1">
          <table:table-cell office:value-type="string">
            <text:p>20230928T072444p1166823</text:p>
          </table:table-cell>
          <table:table-cell table:formula="of:=1/([.D250]*0.7+[.E250]/100*0.3)" office:value-type="float" office:value="1.43915358204446">
            <text:p>1.44</text:p>
          </table:table-cell>
          <table:table-cell office:value-type="float" office:value="1247.93110138776">
            <text:p>1248</text:p>
          </table:table-cell>
          <table:table-cell table:formula="of:=(ABS([.C250]-[.$O$2]))/[.C250]" office:value-type="float" office:value="0.762917838615844">
            <text:p>0.763</text:p>
          </table:table-cell>
          <table:table-cell office:value-type="float" office:value="53.6034617182186">
            <text:p>53.60</text:p>
          </table:table-cell>
          <table:table-cell office:value-type="float" office:value="10.1241570327553">
            <text:p>10.12</text:p>
          </table:table-cell>
          <table:table-cell office:value-type="float" office:value="23.312412317133">
            <text:p>23.31</text:p>
          </table:table-cell>
          <table:table-cell office:value-type="float" office:value="362883.979584949">
            <text:p>362884</text:p>
          </table:table-cell>
          <table:table-cell office:value-type="float" office:value="0.386426868974993">
            <text:p>0.386</text:p>
          </table:table-cell>
          <table:table-cell office:value-type="float" office:value="97.8835026856585">
            <text:p>97.88</text:p>
          </table:table-cell>
          <table:table-cell table:number-columns-repeated="5"/>
        </table:table-row>
        <table:table-row table:style-name="ro1">
          <table:table-cell office:value-type="string">
            <text:p>20230928T072545p1168095</text:p>
          </table:table-cell>
          <table:table-cell table:formula="of:=1/([.D251]*0.7+[.E251]/100*0.3)" office:value-type="float" office:value="1.47873751688291">
            <text:p>1.48</text:p>
          </table:table-cell>
          <table:table-cell office:value-type="float" office:value="1192.04735885934">
            <text:p>1192</text:p>
          </table:table-cell>
          <table:table-cell table:formula="of:=(ABS([.C251]-[.$O$2]))/[.C251]" office:value-type="float" office:value="0.845564258541843">
            <text:p>0.846</text:p>
          </table:table-cell>
          <table:table-cell office:value-type="float" office:value="28.1191859377856">
            <text:p>28.12</text:p>
          </table:table-cell>
          <table:table-cell office:value-type="float" office:value="17.486753371869">
            <text:p>17.49</text:p>
          </table:table-cell>
          <table:table-cell office:value-type="float" office:value="10.9297555947006">
            <text:p>10.93</text:p>
          </table:table-cell>
          <table:table-cell office:value-type="float" office:value="217781.142515218">
            <text:p>217781</text:p>
          </table:table-cell>
          <table:table-cell office:value-type="float" office:value="0.0874027468587979">
            <text:p>0.087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8T072518p1167516</text:p>
          </table:table-cell>
          <table:table-cell table:formula="of:=1/([.D252]*0.7+[.E252]/100*0.3)" office:value-type="float" office:value="1.15568511880467">
            <text:p>1.16</text:p>
          </table:table-cell>
          <table:table-cell office:value-type="float" office:value="1320.16828685768">
            <text:p>1320</text:p>
          </table:table-cell>
          <table:table-cell table:formula="of:=(ABS([.C252]-[.$O$2]))/[.C252]" office:value-type="float" office:value="0.666454210346571">
            <text:p>0.666</text:p>
          </table:table-cell>
          <table:table-cell office:value-type="float" office:value="132.923216776408">
            <text:p>132.92</text:p>
          </table:table-cell>
          <table:table-cell office:value-type="float" office:value="11.0870664739884">
            <text:p>11.09</text:p>
          </table:table-cell>
          <table:table-cell office:value-type="float" office:value="19.5936623995419">
            <text:p>19.59</text:p>
          </table:table-cell>
          <table:table-cell office:value-type="float" office:value="355010.069424482">
            <text:p>355010</text:p>
          </table:table-cell>
          <table:table-cell office:value-type="float" office:value="0.0540806533430308">
            <text:p>0.054</text:p>
          </table:table-cell>
          <table:table-cell office:value-type="float" office:value="97.525689881343">
            <text:p>97.53</text:p>
          </table:table-cell>
          <table:table-cell table:number-columns-repeated="5"/>
        </table:table-row>
        <table:table-row table:style-name="ro1">
          <table:table-cell office:value-type="string">
            <text:p>20230928T072441p1166789</text:p>
          </table:table-cell>
          <table:table-cell table:formula="of:=1/([.D253]*0.7+[.E253]/100*0.3)" office:value-type="float" office:value="2.45304038367385">
            <text:p>2.45</text:p>
          </table:table-cell>
          <table:table-cell office:value-type="float" office:value="1599.22648675431">
            <text:p>1599</text:p>
          </table:table-cell>
          <table:table-cell table:formula="of:=(ABS([.C253]-[.$O$2]))/[.C253]" office:value-type="float" office:value="0.375665059465706">
            <text:p>0.376</text:p>
          </table:table-cell>
          <table:table-cell office:value-type="float" office:value="48.2306106385405">
            <text:p>48.23</text:p>
          </table:table-cell>
          <table:table-cell office:value-type="float" office:value="7.90151594354417">
            <text:p>7.90</text:p>
          </table:table-cell>
          <table:table-cell office:value-type="float" office:value="22.6405781284371">
            <text:p>22.64</text:p>
          </table:table-cell>
          <table:table-cell office:value-type="float" office:value="317161.538267569">
            <text:p>317162</text:p>
          </table:table-cell>
          <table:table-cell office:value-type="float" office:value="0.149916246146107">
            <text:p>0.150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8T072557p1168391</text:p>
          </table:table-cell>
          <table:table-cell table:formula="of:=1/([.D254]*0.7+[.E254]/100*0.3)" office:value-type="float" office:value="1.61489685163164">
            <text:p>1.61</text:p>
          </table:table-cell>
          <table:table-cell office:value-type="float" office:value="1314.26363910772">
            <text:p>1314</text:p>
          </table:table-cell>
          <table:table-cell table:formula="of:=(ABS([.C254]-[.$O$2]))/[.C254]" office:value-type="float" office:value="0.673941159548189">
            <text:p>0.674</text:p>
          </table:table-cell>
          <table:table-cell office:value-type="float" office:value="49.1585948749251">
            <text:p>49.16</text:p>
          </table:table-cell>
          <table:table-cell office:value-type="float" office:value="10.7378430428503">
            <text:p>10.74</text:p>
          </table:table-cell>
          <table:table-cell office:value-type="float" office:value="22.6740663561306">
            <text:p>22.67</text:p>
          </table:table-cell>
          <table:table-cell office:value-type="float" office:value="358913.546716804">
            <text:p>358914</text:p>
          </table:table-cell>
          <table:table-cell office:value-type="float" office:value="0.278268663387317">
            <text:p>0.278</text:p>
          </table:table-cell>
          <table:table-cell office:value-type="float" office:value="99.7449245661083">
            <text:p>99.74</text:p>
          </table:table-cell>
          <table:table-cell table:number-columns-repeated="5"/>
        </table:table-row>
        <table:table-row table:style-name="ro1">
          <table:table-cell office:value-type="string">
            <text:p>20230928T072447p1166889</text:p>
          </table:table-cell>
          <table:table-cell table:formula="of:=1/([.D255]*0.7+[.E255]/100*0.3)" office:value-type="float" office:value="1.43045538046086">
            <text:p>1.43</text:p>
          </table:table-cell>
          <table:table-cell office:value-type="float" office:value="1300.53225968717">
            <text:p>1301</text:p>
          </table:table-cell>
          <table:table-cell table:formula="of:=(ABS([.C255]-[.$O$2]))/[.C255]" office:value-type="float" office:value="0.691615093445808">
            <text:p>0.692</text:p>
          </table:table-cell>
          <table:table-cell office:value-type="float" office:value="71.6491713199971">
            <text:p>71.65</text:p>
          </table:table-cell>
          <table:table-cell office:value-type="float" office:value="7.53709476309227">
            <text:p>7.54</text:p>
          </table:table-cell>
          <table:table-cell office:value-type="float" office:value="39.235268180913">
            <text:p>39.24</text:p>
          </table:table-cell>
          <table:table-cell office:value-type="float" office:value="337330.430454309">
            <text:p>337330</text:p>
          </table:table-cell>
          <table:table-cell office:value-type="float" office:value="0.0843742800984994">
            <text:p>0.084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8T072417p1166404</text:p>
          </table:table-cell>
          <table:table-cell table:formula="of:=1/([.D256]*0.7+[.E256]/100*0.3)" office:value-type="float" office:value="1.73029646840393">
            <text:p>1.73</text:p>
          </table:table-cell>
          <table:table-cell office:value-type="float" office:value="1262.74129959888">
            <text:p>1263</text:p>
          </table:table-cell>
          <table:table-cell table:formula="of:=(ABS([.C256]-[.$O$2]))/[.C256]" office:value-type="float" office:value="0.742241265648671">
            <text:p>0.742</text:p>
          </table:table-cell>
          <table:table-cell office:value-type="float" office:value="19.4555852875056">
            <text:p>19.46</text:p>
          </table:table-cell>
          <table:table-cell office:value-type="float" office:value="19.4376204238921">
            <text:p>19.44</text:p>
          </table:table-cell>
          <table:table-cell office:value-type="float" office:value="15.5744975603853">
            <text:p>15.57</text:p>
          </table:table-cell>
          <table:table-cell office:value-type="float" office:value="260855.191678644">
            <text:p>260855</text:p>
          </table:table-cell>
          <table:table-cell office:value-type="float" office:value="0.115220735118226">
            <text:p>0.115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8T072432p1166631</text:p>
          </table:table-cell>
          <table:table-cell table:formula="of:=1/([.D257]*0.7+[.E257]/100*0.3)" office:value-type="float" office:value="0.692112586033105">
            <text:p>0.69</text:p>
          </table:table-cell>
          <table:table-cell office:value-type="float" office:value="740.670402963327">
            <text:p>741</text:p>
          </table:table-cell>
          <table:table-cell table:formula="of:=(ABS([.C257]-[.$O$2]))/[.C257]" office:value-type="float" office:value="1.97028204610051">
            <text:p>1.970</text:p>
          </table:table-cell>
          <table:table-cell office:value-type="float" office:value="21.8847335044084">
            <text:p>21.88</text:p>
          </table:table-cell>
          <table:table-cell office:value-type="float" office:value="14.9472543352601">
            <text:p>14.95</text:p>
          </table:table-cell>
          <table:table-cell office:value-type="float" office:value="12.1343078716108">
            <text:p>12.13</text:p>
          </table:table-cell>
          <table:table-cell office:value-type="float" office:value="329452.002113785">
            <text:p>329452</text:p>
          </table:table-cell>
          <table:table-cell office:value-type="float" office:value="0.0355785489637646">
            <text:p>0.036</text:p>
          </table:table-cell>
          <table:table-cell office:value-type="float" office:value="86.0918808702572">
            <text:p>86.09</text:p>
          </table:table-cell>
          <table:table-cell table:number-columns-repeated="5"/>
        </table:table-row>
        <table:table-row table:style-name="ro1">
          <table:table-cell office:value-type="string">
            <text:p>20230928T072453p1166998</text:p>
          </table:table-cell>
          <table:table-cell table:formula="of:=1/([.D258]*0.7+[.E258]/100*0.3)" office:value-type="float" office:value="1.3805122442087">
            <text:p>1.38</text:p>
          </table:table-cell>
          <table:table-cell office:value-type="float" office:value="1253.69019526869">
            <text:p>1254</text:p>
          </table:table-cell>
          <table:table-cell table:formula="of:=(ABS([.C258]-[.$O$2]))/[.C258]" office:value-type="float" office:value="0.754819498710762">
            <text:p>0.755</text:p>
          </table:table-cell>
          <table:table-cell office:value-type="float" office:value="65.3317175173423">
            <text:p>65.33</text:p>
          </table:table-cell>
          <table:table-cell office:value-type="float" office:value="7.64343962362781">
            <text:p>7.64</text:p>
          </table:table-cell>
          <table:table-cell office:value-type="float" office:value="37.871968020799">
            <text:p>37.87</text:p>
          </table:table-cell>
          <table:table-cell office:value-type="float" office:value="272683.653549518">
            <text:p>272684</text:p>
          </table:table-cell>
          <table:table-cell office:value-type="float" office:value="0.228238845576888">
            <text:p>0.228</text:p>
          </table:table-cell>
          <table:table-cell office:value-type="float" office:value="2.69724275265399">
            <text:p>2.70</text:p>
          </table:table-cell>
          <table:table-cell table:number-columns-repeated="5"/>
        </table:table-row>
        <table:table-row table:style-name="ro1">
          <table:table-cell office:value-type="string">
            <text:p>20230928T072459p1167097</text:p>
          </table:table-cell>
          <table:table-cell table:formula="of:=1/([.D259]*0.7+[.E259]/100*0.3)" office:value-type="float" office:value="0.660403782831728">
            <text:p>0.66</text:p>
          </table:table-cell>
          <table:table-cell office:value-type="float" office:value="715.110799538688">
            <text:p>715</text:p>
          </table:table-cell>
          <table:table-cell table:formula="of:=(ABS([.C259]-[.$O$2]))/[.C259]" office:value-type="float" office:value="2.07644633729375">
            <text:p>2.076</text:p>
          </table:table-cell>
          <table:table-cell office:value-type="float" office:value="20.2375626574821">
            <text:p>20.24</text:p>
          </table:table-cell>
          <table:table-cell office:value-type="float" office:value="15.0681271064035">
            <text:p>15.07</text:p>
          </table:table-cell>
          <table:table-cell office:value-type="float" office:value="24.580297352477">
            <text:p>24.58</text:p>
          </table:table-cell>
          <table:table-cell office:value-type="float" office:value="341363.663795547">
            <text:p>341364</text:p>
          </table:table-cell>
          <table:table-cell office:value-type="float" office:value="0.0116137713504104">
            <text:p>0.012</text:p>
          </table:table-cell>
          <table:table-cell office:value-type="float" office:value="88.6691263565326">
            <text:p>88.67</text:p>
          </table:table-cell>
          <table:table-cell table:number-columns-repeated="5"/>
        </table:table-row>
        <table:table-row table:style-name="ro1">
          <table:table-cell office:value-type="string">
            <text:p>20230928T072548p1168187</text:p>
          </table:table-cell>
          <table:table-cell table:formula="of:=1/([.D260]*0.7+[.E260]/100*0.3)" office:value-type="float" office:value="1.15681738252502">
            <text:p>1.16</text:p>
          </table:table-cell>
          <table:table-cell office:value-type="float" office:value="1028.73105041083">
            <text:p>1029</text:p>
          </table:table-cell>
          <table:table-cell table:formula="of:=(ABS([.C260]-[.$O$2]))/[.C260]" office:value-type="float" office:value="1.13855701071861">
            <text:p>1.139</text:p>
          </table:table-cell>
          <table:table-cell office:value-type="float" office:value="22.483589453326">
            <text:p>22.48</text:p>
          </table:table-cell>
          <table:table-cell office:value-type="float" office:value="7.87118310733879">
            <text:p>7.87</text:p>
          </table:table-cell>
          <table:table-cell office:value-type="float" office:value="18.2702625599214">
            <text:p>18.27</text:p>
          </table:table-cell>
          <table:table-cell office:value-type="float" office:value="373040.419290019">
            <text:p>373040</text:p>
          </table:table-cell>
          <table:table-cell office:value-type="float" office:value="0.191316641731007">
            <text:p>0.191</text:p>
          </table:table-cell>
          <table:table-cell office:value-type="float" office:value="2.38556033796974">
            <text:p>2.39</text:p>
          </table:table-cell>
          <table:table-cell table:number-columns-repeated="5"/>
        </table:table-row>
        <table:table-row table:style-name="ro1">
          <table:table-cell office:value-type="string">
            <text:p>20230928T151057p1212540</text:p>
          </table:table-cell>
          <table:table-cell table:formula="of:=1/([.D261]*0.7+[.E261]/100*0.3)" office:value-type="float" office:value="0.687482630587943">
            <text:p>0.69</text:p>
          </table:table-cell>
          <table:table-cell office:value-type="float" office:value="805.606378991986">
            <text:p>806</text:p>
          </table:table-cell>
          <table:table-cell table:formula="of:=(ABS([.C261]-[.$O$2]))/[.C261]" office:value-type="float" office:value="1.73086218948855">
            <text:p>1.731</text:p>
          </table:table-cell>
          <table:table-cell office:value-type="float" office:value="80.9928904466938">
            <text:p>80.99</text:p>
          </table:table-cell>
          <table:table-cell office:value-type="float" office:value="10.0226287915262">
            <text:p>10.02</text:p>
          </table:table-cell>
          <table:table-cell office:value-type="float" office:value="23.312412317133">
            <text:p>23.31</text:p>
          </table:table-cell>
          <table:table-cell office:value-type="float" office:value="347945.650012373">
            <text:p>347946</text:p>
          </table:table-cell>
          <table:table-cell office:value-type="float" office:value="0.385203504892464">
            <text:p>0.385</text:p>
          </table:table-cell>
          <table:table-cell office:value-type="float" office:value="80.2803101624493">
            <text:p>80.28</text:p>
          </table:table-cell>
          <table:table-cell table:number-columns-repeated="5"/>
        </table:table-row>
        <table:table-row table:style-name="ro1">
          <table:table-cell office:value-type="string">
            <text:p>20230928T151045p1212321</text:p>
          </table:table-cell>
          <table:table-cell table:formula="of:=1/([.D262]*0.7+[.E262]/100*0.3)" office:value-type="float" office:value="0.655852008595995">
            <text:p>0.66</text:p>
          </table:table-cell>
          <table:table-cell office:value-type="float" office:value="830.093675214517">
            <text:p>830</text:p>
          </table:table-cell>
          <table:table-cell table:formula="of:=(ABS([.C262]-[.$O$2]))/[.C262]" office:value-type="float" office:value="1.65030329189229">
            <text:p>1.650</text:p>
          </table:table-cell>
          <table:table-cell office:value-type="float" office:value="123.173971504493">
            <text:p>123.17</text:p>
          </table:table-cell>
          <table:table-cell office:value-type="float" office:value="4.22225032884752">
            <text:p>4.22</text:p>
          </table:table-cell>
          <table:table-cell office:value-type="float" office:value="10.9297555947006">
            <text:p>10.93</text:p>
          </table:table-cell>
          <table:table-cell office:value-type="float" office:value="382552.757199088">
            <text:p>382553</text:p>
          </table:table-cell>
          <table:table-cell office:value-type="float" office:value="0.302748167888078">
            <text:p>0.303</text:p>
          </table:table-cell>
          <table:table-cell office:value-type="float" office:value="78.6805250415154">
            <text:p>78.68</text:p>
          </table:table-cell>
          <table:table-cell table:number-columns-repeated="5"/>
        </table:table-row>
        <table:table-row table:style-name="ro1">
          <table:table-cell office:value-type="string">
            <text:p>20230928T151036p1212158</text:p>
          </table:table-cell>
          <table:table-cell table:formula="of:=1/([.D263]*0.7+[.E263]/100*0.3)" office:value-type="float" office:value="0.648579665743387">
            <text:p>0.65</text:p>
          </table:table-cell>
          <table:table-cell office:value-type="float" office:value="772.567545302173">
            <text:p>773</text:p>
          </table:table-cell>
          <table:table-cell table:formula="of:=(ABS([.C263]-[.$O$2]))/[.C263]" office:value-type="float" office:value="1.84764744956963">
            <text:p>1.848</text:p>
          </table:table-cell>
          <table:table-cell office:value-type="float" office:value="82.8258078560234">
            <text:p>82.83</text:p>
          </table:table-cell>
          <table:table-cell office:value-type="float" office:value="11.0741454020221">
            <text:p>11.07</text:p>
          </table:table-cell>
          <table:table-cell office:value-type="float" office:value="28.8883140222986">
            <text:p>28.89</text:p>
          </table:table-cell>
          <table:table-cell office:value-type="float" office:value="331188.01223422">
            <text:p>331188</text:p>
          </table:table-cell>
          <table:table-cell office:value-type="float" office:value="0.104359638658641">
            <text:p>0.104</text:p>
          </table:table-cell>
          <table:table-cell office:value-type="float" office:value="77.6921069516668">
            <text:p>77.69</text:p>
          </table:table-cell>
          <table:table-cell table:number-columns-repeated="5"/>
        </table:table-row>
        <table:table-row table:style-name="ro1">
          <table:table-cell office:value-type="string">
            <text:p>20230928T151128p1213165</text:p>
          </table:table-cell>
          <table:table-cell table:formula="of:=1/([.D264]*0.7+[.E264]/100*0.3)" office:value-type="float" office:value="0.355257477869619">
            <text:p>0.36</text:p>
          </table:table-cell>
          <table:table-cell office:value-type="float" office:value="456.538642390809">
            <text:p>457</text:p>
          </table:table-cell>
          <table:table-cell table:formula="of:=(ABS([.C264]-[.$O$2]))/[.C264]" office:value-type="float" office:value="3.81886919468417">
            <text:p>3.819</text:p>
          </table:table-cell>
          <table:table-cell office:value-type="float" office:value="47.2171277102401">
            <text:p>47.22</text:p>
          </table:table-cell>
          <table:table-cell office:value-type="float" office:value="12.404985549133">
            <text:p>12.40</text:p>
          </table:table-cell>
          <table:table-cell office:value-type="float" office:value="37.871968020799">
            <text:p>37.87</text:p>
          </table:table-cell>
          <table:table-cell office:value-type="float" office:value="238629.502696792">
            <text:p>238630</text:p>
          </table:table-cell>
          <table:table-cell office:value-type="float" office:value="0.139499618017358">
            <text:p>0.139</text:p>
          </table:table-cell>
          <table:table-cell office:value-type="float" office:value="50.5727899508645">
            <text:p>50.57</text:p>
          </table:table-cell>
          <table:table-cell table:number-columns-repeated="5"/>
        </table:table-row>
        <table:table-row table:style-name="ro1">
          <table:table-cell office:value-type="string">
            <text:p>20230928T151024p1211942</text:p>
          </table:table-cell>
          <table:table-cell table:formula="of:=1/([.D265]*0.7+[.E265]/100*0.3)" office:value-type="float" office:value="0.91188559198147">
            <text:p>0.91</text:p>
          </table:table-cell>
          <table:table-cell office:value-type="float" office:value="1061.7941607211">
            <text:p>1062</text:p>
          </table:table-cell>
          <table:table-cell table:formula="of:=(ABS([.C265]-[.$O$2]))/[.C265]" office:value-type="float" office:value="1.0719646814651">
            <text:p>1.072</text:p>
          </table:table-cell>
          <table:table-cell office:value-type="float" office:value="115.41784008788">
            <text:p>115.42</text:p>
          </table:table-cell>
          <table:table-cell office:value-type="float" office:value="4.28174001011634">
            <text:p>4.28</text:p>
          </table:table-cell>
          <table:table-cell office:value-type="float" office:value="29.6937402898172">
            <text:p>29.69</text:p>
          </table:table-cell>
          <table:table-cell office:value-type="float" office:value="362883.979584949">
            <text:p>362884</text:p>
          </table:table-cell>
          <table:table-cell office:value-type="float" office:value="0.272540698987362">
            <text:p>0.273</text:p>
          </table:table-cell>
          <table:table-cell office:value-type="float" office:value="77.9661161414094">
            <text:p>77.97</text:p>
          </table:table-cell>
          <table:table-cell table:number-columns-repeated="5"/>
        </table:table-row>
        <table:table-row table:style-name="ro1">
          <table:table-cell office:value-type="string">
            <text:p>20230928T151155p1213780</text:p>
          </table:table-cell>
          <table:table-cell table:formula="of:=1/([.D266]*0.7+[.E266]/100*0.3)" office:value-type="float" office:value="0.441372178685931">
            <text:p>0.44</text:p>
          </table:table-cell>
          <table:table-cell office:value-type="float" office:value="556.273585722174">
            <text:p>556</text:p>
          </table:table-cell>
          <table:table-cell table:formula="of:=(ABS([.C266]-[.$O$2]))/[.C266]" office:value-type="float" office:value="2.95488848736882">
            <text:p>2.955</text:p>
          </table:table-cell>
          <table:table-cell office:value-type="float" office:value="65.7465555474587">
            <text:p>65.75</text:p>
          </table:table-cell>
          <table:table-cell office:value-type="float" office:value="6.19462713750885">
            <text:p>6.19</text:p>
          </table:table-cell>
          <table:table-cell office:value-type="float" office:value="13.4108998868239">
            <text:p>13.41</text:p>
          </table:table-cell>
          <table:table-cell office:value-type="float" office:value="272683.653549518">
            <text:p>272684</text:p>
          </table:table-cell>
          <table:table-cell office:value-type="float" office:value="0.0531184806200954">
            <text:p>0.053</text:p>
          </table:table-cell>
          <table:table-cell office:value-type="float" office:value="47.4442100566594">
            <text:p>47.44</text:p>
          </table:table-cell>
          <table:table-cell table:number-columns-repeated="5"/>
        </table:table-row>
        <table:table-row table:style-name="ro1">
          <table:table-cell office:value-type="string">
            <text:p>20230928T151030p1212039</text:p>
          </table:table-cell>
          <table:table-cell table:formula="of:=1/([.D267]*0.7+[.E267]/100*0.3)" office:value-type="float" office:value="0.587696591429279">
            <text:p>0.59</text:p>
          </table:table-cell>
          <table:table-cell office:value-type="float" office:value="680.230269965037">
            <text:p>680</text:p>
          </table:table-cell>
          <table:table-cell table:formula="of:=(ABS([.C267]-[.$O$2]))/[.C267]" office:value-type="float" office:value="2.23419891342542">
            <text:p>2.234</text:p>
          </table:table-cell>
          <table:table-cell office:value-type="float" office:value="45.873012811323">
            <text:p>45.87</text:p>
          </table:table-cell>
          <table:table-cell office:value-type="float" office:value="5.48302260181231">
            <text:p>5.48</text:p>
          </table:table-cell>
          <table:table-cell office:value-type="float" office:value="37.871968020799">
            <text:p>37.87</text:p>
          </table:table-cell>
          <table:table-cell office:value-type="float" office:value="201760.314734631">
            <text:p>201760</text:p>
          </table:table-cell>
          <table:table-cell office:value-type="float" office:value="0.165483624771702">
            <text:p>0.165</text:p>
          </table:table-cell>
          <table:table-cell office:value-type="float" office:value="84.9713300629165">
            <text:p>84.97</text:p>
          </table:table-cell>
          <table:table-cell table:number-columns-repeated="5"/>
        </table:table-row>
        <table:table-row table:style-name="ro1">
          <table:table-cell office:value-type="string">
            <text:p>20230928T151149p1213667</text:p>
          </table:table-cell>
          <table:table-cell table:formula="of:=1/([.D268]*0.7+[.E268]/100*0.3)" office:value-type="float" office:value="0.638713183982977">
            <text:p>0.64</text:p>
          </table:table-cell>
          <table:table-cell office:value-type="float" office:value="724.097616757254">
            <text:p>724</text:p>
          </table:table-cell>
          <table:table-cell table:formula="of:=(ABS([.C268]-[.$O$2]))/[.C268]" office:value-type="float" office:value="2.03826438464515">
            <text:p>2.038</text:p>
          </table:table-cell>
          <table:table-cell office:value-type="float" office:value="46.2876336270618">
            <text:p>46.29</text:p>
          </table:table-cell>
          <table:table-cell office:value-type="float" office:value="16.2121868978805">
            <text:p>16.21</text:p>
          </table:table-cell>
          <table:table-cell office:value-type="float" office:value="22.6740663561306">
            <text:p>22.67</text:p>
          </table:table-cell>
          <table:table-cell office:value-type="float" office:value="359032.828047117">
            <text:p>359033</text:p>
          </table:table-cell>
          <table:table-cell office:value-type="float" office:value="0.254570704003242">
            <text:p>0.255</text:p>
          </table:table-cell>
          <table:table-cell office:value-type="float" office:value="26.2450316934747">
            <text:p>26.25</text:p>
          </table:table-cell>
          <table:table-cell table:number-columns-repeated="5"/>
        </table:table-row>
        <table:table-row table:style-name="ro1">
          <table:table-cell office:value-type="string">
            <text:p>20230928T151027p1211995</text:p>
          </table:table-cell>
          <table:table-cell table:formula="of:=1/([.D269]*0.7+[.E269]/100*0.3)" office:value-type="float" office:value="0.463630771853301">
            <text:p>0.46</text:p>
          </table:table-cell>
          <table:table-cell office:value-type="float" office:value="551.560032142134">
            <text:p>552</text:p>
          </table:table-cell>
          <table:table-cell table:formula="of:=(ABS([.C269]-[.$O$2]))/[.C269]" office:value-type="float" office:value="2.98868640183318">
            <text:p>2.989</text:p>
          </table:table-cell>
          <table:table-cell office:value-type="float" office:value="21.6027591405151">
            <text:p>21.60</text:p>
          </table:table-cell>
          <table:table-cell office:value-type="float" office:value="13.4042630057803">
            <text:p>13.40</text:p>
          </table:table-cell>
          <table:table-cell office:value-type="float" office:value="34.3284807738769">
            <text:p>34.33</text:p>
          </table:table-cell>
          <table:table-cell office:value-type="float" office:value="213439.466861571">
            <text:p>213439</text:p>
          </table:table-cell>
          <table:table-cell office:value-type="float" office:value="0.386426868974993">
            <text:p>0.386</text:p>
          </table:table-cell>
          <table:table-cell office:value-type="float" office:value="82.1518577871287">
            <text:p>82.15</text:p>
          </table:table-cell>
          <table:table-cell table:number-columns-repeated="5"/>
        </table:table-row>
        <table:table-row table:style-name="ro1">
          <table:table-cell office:value-type="string">
            <text:p>20230928T151158p1213865</text:p>
          </table:table-cell>
          <table:table-cell table:formula="of:=1/([.D270]*0.7+[.E270]/100*0.3)" office:value-type="float" office:value="0.412154156945678">
            <text:p>0.41</text:p>
          </table:table-cell>
          <table:table-cell office:value-type="float" office:value="524.486976476056">
            <text:p>524</text:p>
          </table:table-cell>
          <table:table-cell table:formula="of:=(ABS([.C270]-[.$O$2]))/[.C270]" office:value-type="float" office:value="3.19457507750039">
            <text:p>3.195</text:p>
          </table:table-cell>
          <table:table-cell office:value-type="float" office:value="63.3580260953431">
            <text:p>63.36</text:p>
          </table:table-cell>
          <table:table-cell office:value-type="float" office:value="14.7979287090559">
            <text:p>14.80</text:p>
          </table:table-cell>
          <table:table-cell office:value-type="float" office:value="13.4108998868239">
            <text:p>13.41</text:p>
          </table:table-cell>
          <table:table-cell office:value-type="float" office:value="272683.653549518">
            <text:p>272684</text:p>
          </table:table-cell>
          <table:table-cell office:value-type="float" office:value="0.0531184806200954">
            <text:p>0.053</text:p>
          </table:table-cell>
          <table:table-cell office:value-type="float" office:value="47.4442100566594">
            <text:p>47.44</text:p>
          </table:table-cell>
          <table:table-cell table:number-columns-repeated="5"/>
        </table:table-row>
        <table:table-row table:style-name="ro1">
          <table:table-cell office:value-type="string">
            <text:p>20230928T151039p1212198</text:p>
          </table:table-cell>
          <table:table-cell table:formula="of:=1/([.D271]*0.7+[.E271]/100*0.3)" office:value-type="float" office:value="0.178489456901774">
            <text:p>0.18</text:p>
          </table:table-cell>
          <table:table-cell office:value-type="float" office:value="248.241193648307">
            <text:p>248</text:p>
          </table:table-cell>
          <table:table-cell table:formula="of:=(ABS([.C271]-[.$O$2]))/[.C271]" office:value-type="float" office:value="7.86234862017634">
            <text:p>7.862</text:p>
          </table:table-cell>
          <table:table-cell office:value-type="float" office:value="32.9759260016844">
            <text:p>32.98</text:p>
          </table:table-cell>
          <table:table-cell office:value-type="float" office:value="5.82852807283763">
            <text:p>5.83</text:p>
          </table:table-cell>
          <table:table-cell office:value-type="float" office:value="26.9584227967129">
            <text:p>26.96</text:p>
          </table:table-cell>
          <table:table-cell office:value-type="float" office:value="306115.353693816">
            <text:p>306115</text:p>
          </table:table-cell>
          <table:table-cell office:value-type="float" office:value="0.104359638658641">
            <text:p>0.104</text:p>
          </table:table-cell>
          <table:table-cell office:value-type="float" office:value="50.8354030178194">
            <text:p>50.84</text:p>
          </table:table-cell>
          <table:table-cell table:number-columns-repeated="5"/>
        </table:table-row>
        <table:table-row table:style-name="ro1">
          <table:table-cell office:value-type="string">
            <text:p>20230928T151015p1211816</text:p>
          </table:table-cell>
          <table:table-cell table:formula="of:=1/([.D272]*0.7+[.E272]/100*0.3)" office:value-type="float" office:value="0.355503880342468">
            <text:p>0.36</text:p>
          </table:table-cell>
          <table:table-cell office:value-type="float" office:value="442.522572371157">
            <text:p>443</text:p>
          </table:table-cell>
          <table:table-cell table:formula="of:=(ABS([.C272]-[.$O$2]))/[.C272]" office:value-type="float" office:value="3.97149781131344">
            <text:p>3.971</text:p>
          </table:table-cell>
          <table:table-cell office:value-type="float" office:value="10.9534501688739">
            <text:p>10.95</text:p>
          </table:table-cell>
          <table:table-cell office:value-type="float" office:value="14.3392341040462">
            <text:p>14.34</text:p>
          </table:table-cell>
          <table:table-cell office:value-type="float" office:value="39.666451270431">
            <text:p>39.67</text:p>
          </table:table-cell>
          <table:table-cell office:value-type="float" office:value="376832.91006726">
            <text:p>376833</text:p>
          </table:table-cell>
          <table:table-cell office:value-type="float" office:value="0.0874027468587979">
            <text:p>0.087</text:p>
          </table:table-cell>
          <table:table-cell office:value-type="float" office:value="74.7176735413906">
            <text:p>74.72</text:p>
          </table:table-cell>
          <table:table-cell table:number-columns-repeated="5"/>
        </table:table-row>
        <table:table-row table:style-name="ro1">
          <table:table-cell office:value-type="string">
            <text:p>20230928T151100p1212602</text:p>
          </table:table-cell>
          <table:table-cell table:formula="of:=1/([.D273]*0.7+[.E273]/100*0.3)" office:value-type="float" office:value="0.750795238441838">
            <text:p>0.75</text:p>
          </table:table-cell>
          <table:table-cell office:value-type="float" office:value="833.336075086676">
            <text:p>833</text:p>
          </table:table-cell>
          <table:table-cell table:formula="of:=(ABS([.C273]-[.$O$2]))/[.C273]" office:value-type="float" office:value="1.63999131415399">
            <text:p>1.640</text:p>
          </table:table-cell>
          <table:table-cell office:value-type="float" office:value="61.309051213323">
            <text:p>61.31</text:p>
          </table:table-cell>
          <table:table-cell office:value-type="float" office:value="15.906189788054">
            <text:p>15.91</text:p>
          </table:table-cell>
          <table:table-cell office:value-type="float" office:value="39.235268180913">
            <text:p>39.24</text:p>
          </table:table-cell>
          <table:table-cell office:value-type="float" office:value="325300.936521675">
            <text:p>325301</text:p>
          </table:table-cell>
          <table:table-cell office:value-type="float" office:value="0.240979249819413">
            <text:p>0.241</text:p>
          </table:table-cell>
          <table:table-cell office:value-type="float" office:value="16.3763774337827">
            <text:p>16.38</text:p>
          </table:table-cell>
          <table:table-cell table:number-columns-repeated="5"/>
        </table:table-row>
        <table:table-row table:style-name="ro1">
          <table:table-cell office:value-type="string">
            <text:p>20230928T151137p1213375</text:p>
          </table:table-cell>
          <table:table-cell table:formula="of:=1/([.D274]*0.7+[.E274]/100*0.3)" office:value-type="float" office:value="0.477022390049082">
            <text:p>0.48</text:p>
          </table:table-cell>
          <table:table-cell office:value-type="float" office:value="587.875761693338">
            <text:p>588</text:p>
          </table:table-cell>
          <table:table-cell table:formula="of:=(ABS([.C274]-[.$O$2]))/[.C274]" office:value-type="float" office:value="2.74228730516639">
            <text:p>2.742</text:p>
          </table:table-cell>
          <table:table-cell office:value-type="float" office:value="58.9121814827993">
            <text:p>58.91</text:p>
          </table:table-cell>
          <table:table-cell office:value-type="float" office:value="16.8516377649326">
            <text:p>16.85</text:p>
          </table:table-cell>
          <table:table-cell office:value-type="float" office:value="34.9177485680577">
            <text:p>34.92</text:p>
          </table:table-cell>
          <table:table-cell office:value-type="float" office:value="317161.538267569">
            <text:p>317162</text:p>
          </table:table-cell>
          <table:table-cell office:value-type="float" office:value="0.167860349911665">
            <text:p>0.168</text:p>
          </table:table-cell>
          <table:table-cell office:value-type="float" office:value="20.0270910276164">
            <text:p>20.03</text:p>
          </table:table-cell>
          <table:table-cell table:number-columns-repeated="5"/>
        </table:table-row>
        <table:table-row table:style-name="ro1">
          <table:table-cell office:value-type="string">
            <text:p>20230928T151131p1213243</text:p>
          </table:table-cell>
          <table:table-cell table:formula="of:=1/([.D275]*0.7+[.E275]/100*0.3)" office:value-type="float" office:value="1.00267284383043">
            <text:p>1.00</text:p>
          </table:table-cell>
          <table:table-cell office:value-type="float" office:value="1076.06610629447">
            <text:p>1076</text:p>
          </table:table-cell>
          <table:table-cell table:formula="of:=(ABS([.C275]-[.$O$2]))/[.C275]" office:value-type="float" office:value="1.04448405830372">
            <text:p>1.044</text:p>
          </table:table-cell>
          <table:table-cell office:value-type="float" office:value="88.7318134689878">
            <text:p>88.73</text:p>
          </table:table-cell>
          <table:table-cell office:value-type="float" office:value="10.3686175337187">
            <text:p>10.37</text:p>
          </table:table-cell>
          <table:table-cell office:value-type="float" office:value="23.0502190011471">
            <text:p>23.05</text:p>
          </table:table-cell>
          <table:table-cell office:value-type="float" office:value="323919.624624207">
            <text:p>323920</text:p>
          </table:table-cell>
          <table:table-cell office:value-type="float" office:value="0.248849245046139">
            <text:p>0.249</text:p>
          </table:table-cell>
          <table:table-cell office:value-type="float" office:value="95.5312868174773">
            <text:p>95.53</text:p>
          </table:table-cell>
          <table:table-cell table:number-columns-repeated="5"/>
        </table:table-row>
        <table:table-row table:style-name="ro1">
          <table:table-cell office:value-type="string">
            <text:p>20230928T151118p1212987</text:p>
          </table:table-cell>
          <table:table-cell table:formula="of:=1/([.D276]*0.7+[.E276]/100*0.3)" office:value-type="float" office:value="0.929739873518241">
            <text:p>0.93</text:p>
          </table:table-cell>
          <table:table-cell office:value-type="float" office:value="1054.84199481682">
            <text:p>1055</text:p>
          </table:table-cell>
          <table:table-cell table:formula="of:=(ABS([.C276]-[.$O$2]))/[.C276]" office:value-type="float" office:value="1.08562041595817">
            <text:p>1.086</text:p>
          </table:table-cell>
          <table:table-cell office:value-type="float" office:value="105.211789735797">
            <text:p>105.21</text:p>
          </table:table-cell>
          <table:table-cell office:value-type="float" office:value="10.352119460501">
            <text:p>10.35</text:p>
          </table:table-cell>
          <table:table-cell office:value-type="float" office:value="20.1379377656011">
            <text:p>20.14</text:p>
          </table:table-cell>
          <table:table-cell office:value-type="float" office:value="253351.791258535">
            <text:p>253352</text:p>
          </table:table-cell>
          <table:table-cell office:value-type="float" office:value="0.191316641731007">
            <text:p>0.191</text:p>
          </table:table-cell>
          <table:table-cell office:value-type="float" office:value="91.607267504237">
            <text:p>91.61</text:p>
          </table:table-cell>
          <table:table-cell table:number-columns-repeated="5"/>
        </table:table-row>
        <table:table-row table:style-name="ro1">
          <table:table-cell office:value-type="string">
            <text:p>20230928T151103p1212654</text:p>
          </table:table-cell>
          <table:table-cell table:formula="of:=1/([.D277]*0.7+[.E277]/100*0.3)" office:value-type="float" office:value="0.229389056131864">
            <text:p>0.23</text:p>
          </table:table-cell>
          <table:table-cell office:value-type="float" office:value="307.511291770665">
            <text:p>308</text:p>
          </table:table-cell>
          <table:table-cell table:formula="of:=(ABS([.C277]-[.$O$2]))/[.C277]" office:value-type="float" office:value="6.15420883354329">
            <text:p>6.154</text:p>
          </table:table-cell>
          <table:table-cell office:value-type="float" office:value="17.1532320149896">
            <text:p>17.15</text:p>
          </table:table-cell>
          <table:table-cell office:value-type="float" office:value="8.1314534304733">
            <text:p>8.13</text:p>
          </table:table-cell>
          <table:table-cell office:value-type="float" office:value="20.6485606107079">
            <text:p>20.65</text:p>
          </table:table-cell>
          <table:table-cell office:value-type="float" office:value="337330.430454309">
            <text:p>337330</text:p>
          </table:table-cell>
          <table:table-cell office:value-type="float" office:value="0.26493770610118">
            <text:p>0.265</text:p>
          </table:table-cell>
          <table:table-cell office:value-type="float" office:value="27.4054454190175">
            <text:p>27.41</text:p>
          </table:table-cell>
          <table:table-cell table:number-columns-repeated="5"/>
        </table:table-row>
        <table:table-row table:style-name="ro1">
          <table:table-cell office:value-type="string">
            <text:p>20230928T151042p1212253</text:p>
          </table:table-cell>
          <table:table-cell table:formula="of:=1/([.D278]*0.7+[.E278]/100*0.3)" office:value-type="float" office:value="1.81632264639419">
            <text:p>1.82</text:p>
          </table:table-cell>
          <table:table-cell office:value-type="float" office:value="1528.47406710992">
            <text:p>1528</text:p>
          </table:table-cell>
          <table:table-cell table:formula="of:=(ABS([.C278]-[.$O$2]))/[.C278]" office:value-type="float" office:value="0.439344014622256">
            <text:p>0.439</text:p>
          </table:table-cell>
          <table:table-cell office:value-type="float" office:value="81.0073882990982">
            <text:p>81.01</text:p>
          </table:table-cell>
          <table:table-cell office:value-type="float" office:value="7.51071885392684">
            <text:p>7.51</text:p>
          </table:table-cell>
          <table:table-cell office:value-type="float" office:value="23.0007064922843">
            <text:p>23.00</text:p>
          </table:table-cell>
          <table:table-cell office:value-type="float" office:value="377722.147421459">
            <text:p>377722</text:p>
          </table:table-cell>
          <table:table-cell office:value-type="float" office:value="0.30280143764737">
            <text:p>0.303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8T151109p1212808</text:p>
          </table:table-cell>
          <table:table-cell table:formula="of:=1/([.D279]*0.7+[.E279]/100*0.3)" office:value-type="float" office:value="0.306678514503843">
            <text:p>0.31</text:p>
          </table:table-cell>
          <table:table-cell office:value-type="float" office:value="393.676802609803">
            <text:p>394</text:p>
          </table:table-cell>
          <table:table-cell table:formula="of:=(ABS([.C279]-[.$O$2]))/[.C279]" office:value-type="float" office:value="4.58834044936235">
            <text:p>4.588</text:p>
          </table:table-cell>
          <table:table-cell office:value-type="float" office:value="16.3017580917777">
            <text:p>16.30</text:p>
          </table:table-cell>
          <table:table-cell office:value-type="float" office:value="18.0951348747592">
            <text:p>18.10</text:p>
          </table:table-cell>
          <table:table-cell office:value-type="float" office:value="11.6364294630383">
            <text:p>11.64</text:p>
          </table:table-cell>
          <table:table-cell office:value-type="float" office:value="317161.538267569">
            <text:p>317162</text:p>
          </table:table-cell>
          <table:table-cell office:value-type="float" office:value="0.283391942699343">
            <text:p>0.283</text:p>
          </table:table-cell>
          <table:table-cell office:value-type="float" office:value="23.6959605626612">
            <text:p>23.70</text:p>
          </table:table-cell>
          <table:table-cell table:number-columns-repeated="5"/>
        </table:table-row>
        <table:table-row table:style-name="ro1">
          <table:table-cell office:value-type="string">
            <text:p>20230928T151009p1211720</text:p>
          </table:table-cell>
          <table:table-cell table:formula="of:=1/([.D280]*0.7+[.E280]/100*0.3)" office:value-type="float" office:value="0.873154446540621">
            <text:p>0.87</text:p>
          </table:table-cell>
          <table:table-cell office:value-type="float" office:value="935.793089916564">
            <text:p>936</text:p>
          </table:table-cell>
          <table:table-cell table:formula="of:=(ABS([.C280]-[.$O$2]))/[.C280]" office:value-type="float" office:value="1.35094704556555">
            <text:p>1.351</text:p>
          </table:table-cell>
          <table:table-cell office:value-type="float" office:value="66.5366082625264">
            <text:p>66.54</text:p>
          </table:table-cell>
          <table:table-cell office:value-type="float" office:value="4.5247344461305">
            <text:p>4.52</text:p>
          </table:table-cell>
          <table:table-cell office:value-type="float" office:value="20.172940712584">
            <text:p>20.17</text:p>
          </table:table-cell>
          <table:table-cell office:value-type="float" office:value="362883.979584949">
            <text:p>362884</text:p>
          </table:table-cell>
          <table:table-cell office:value-type="float" office:value="0.00496722532810355">
            <text:p>0.005</text:p>
          </table:table-cell>
          <table:table-cell office:value-type="float" office:value="87.5497016679153">
            <text:p>87.55</text:p>
          </table:table-cell>
          <table:table-cell table:number-columns-repeated="5"/>
        </table:table-row>
        <table:table-row table:style-name="ro1">
          <table:table-cell office:value-type="string">
            <text:p>20230928T151033p1212090</text:p>
          </table:table-cell>
          <table:table-cell table:formula="of:=1/([.D281]*0.7+[.E281]/100*0.3)" office:value-type="float" office:value="0.389985847044689">
            <text:p>0.39</text:p>
          </table:table-cell>
          <table:table-cell office:value-type="float" office:value="486.31672184975">
            <text:p>486</text:p>
          </table:table-cell>
          <table:table-cell table:formula="of:=(ABS([.C281]-[.$O$2]))/[.C281]" office:value-type="float" office:value="3.52380085067217">
            <text:p>3.524</text:p>
          </table:table-cell>
          <table:table-cell office:value-type="float" office:value="32.5116741132348">
            <text:p>32.51</text:p>
          </table:table-cell>
          <table:table-cell office:value-type="float" office:value="18.2000240847784">
            <text:p>18.20</text:p>
          </table:table-cell>
          <table:table-cell office:value-type="float" office:value="37.5212431244956">
            <text:p>37.52</text:p>
          </table:table-cell>
          <table:table-cell office:value-type="float" office:value="235820.473569613">
            <text:p>235820</text:p>
          </table:table-cell>
          <table:table-cell office:value-type="float" office:value="0.248849245046139">
            <text:p>0.249</text:p>
          </table:table-cell>
          <table:table-cell office:value-type="float" office:value="21.0865517958281">
            <text:p>21.09</text:p>
          </table:table-cell>
          <table:table-cell table:number-columns-repeated="5"/>
        </table:table-row>
        <table:table-row table:style-name="ro1">
          <table:table-cell office:value-type="string">
            <text:p>20230928T151125p1213112</text:p>
          </table:table-cell>
          <table:table-cell table:formula="of:=1/([.D282]*0.7+[.E282]/100*0.3)" office:value-type="float" office:value="0.411537983211098">
            <text:p>0.41</text:p>
          </table:table-cell>
          <table:table-cell office:value-type="float" office:value="513.216902730099">
            <text:p>513</text:p>
          </table:table-cell>
          <table:table-cell table:formula="of:=(ABS([.C282]-[.$O$2]))/[.C282]" office:value-type="float" office:value="3.28668656136795">
            <text:p>3.287</text:p>
          </table:table-cell>
          <table:table-cell office:value-type="float" office:value="43.0762577865946">
            <text:p>43.08</text:p>
          </table:table-cell>
          <table:table-cell office:value-type="float" office:value="13.7378371868979">
            <text:p>13.74</text:p>
          </table:table-cell>
          <table:table-cell office:value-type="float" office:value="17.7405425694931">
            <text:p>17.74</text:p>
          </table:table-cell>
          <table:table-cell office:value-type="float" office:value="271792.940257079">
            <text:p>271793</text:p>
          </table:table-cell>
          <table:table-cell office:value-type="float" office:value="0.386426868974993">
            <text:p>0.386</text:p>
          </table:table-cell>
          <table:table-cell office:value-type="float" office:value="90.7153463159368">
            <text:p>90.72</text:p>
          </table:table-cell>
          <table:table-cell table:number-columns-repeated="5"/>
        </table:table-row>
        <table:table-row table:style-name="ro1">
          <table:table-cell office:value-type="string">
            <text:p>20230928T151112p1212876</text:p>
          </table:table-cell>
          <table:table-cell table:formula="of:=1/([.D283]*0.7+[.E283]/100*0.3)" office:value-type="float" office:value="2.79456625808162">
            <text:p>2.79</text:p>
          </table:table-cell>
          <table:table-cell office:value-type="float" office:value="1714.60506755621">
            <text:p>1715</text:p>
          </table:table-cell>
          <table:table-cell table:formula="of:=(ABS([.C283]-[.$O$2]))/[.C283]" office:value-type="float" office:value="0.283094306454846">
            <text:p>0.283</text:p>
          </table:table-cell>
          <table:table-cell office:value-type="float" office:value="53.2237565236926">
            <text:p>53.22</text:p>
          </table:table-cell>
          <table:table-cell office:value-type="float" office:value="7.84498464421425">
            <text:p>7.84</text:p>
          </table:table-cell>
          <table:table-cell office:value-type="float" office:value="38.2981902436938">
            <text:p>38.30</text:p>
          </table:table-cell>
          <table:table-cell office:value-type="float" office:value="294255.270176861">
            <text:p>294255</text:p>
          </table:table-cell>
          <table:table-cell office:value-type="float" office:value="0.215328029390189">
            <text:p>0.215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8T151051p1212429</text:p>
          </table:table-cell>
          <table:table-cell table:formula="of:=1/([.D284]*0.7+[.E284]/100*0.3)" office:value-type="float" office:value="1.32452489416808">
            <text:p>1.32</text:p>
          </table:table-cell>
          <table:table-cell office:value-type="float" office:value="1273.78453932504">
            <text:p>1274</text:p>
          </table:table-cell>
          <table:table-cell table:formula="of:=(ABS([.C284]-[.$O$2]))/[.C284]" office:value-type="float" office:value="0.727136679776117">
            <text:p>0.727</text:p>
          </table:table-cell>
          <table:table-cell office:value-type="float" office:value="81.9973405196771">
            <text:p>82.00</text:p>
          </table:table-cell>
          <table:table-cell office:value-type="float" office:value="7.22567017836654">
            <text:p>7.23</text:p>
          </table:table-cell>
          <table:table-cell office:value-type="float" office:value="16.3216815754339">
            <text:p>16.32</text:p>
          </table:table-cell>
          <table:table-cell office:value-type="float" office:value="297604.017092503">
            <text:p>297604</text:p>
          </table:table-cell>
          <table:table-cell office:value-type="float" office:value="0.307297546603827">
            <text:p>0.307</text:p>
          </table:table-cell>
          <table:table-cell office:value-type="float" office:value="2.38556033796974">
            <text:p>2.39</text:p>
          </table:table-cell>
          <table:table-cell table:number-columns-repeated="5"/>
        </table:table-row>
        <table:table-row table:style-name="ro1">
          <table:table-cell office:value-type="string">
            <text:p>20230928T151106p1212729</text:p>
          </table:table-cell>
          <table:table-cell table:formula="of:=1/([.D285]*0.7+[.E285]/100*0.3)" office:value-type="float" office:value="0.948180563683302">
            <text:p>0.95</text:p>
          </table:table-cell>
          <table:table-cell office:value-type="float" office:value="916.095853411278">
            <text:p>916</text:p>
          </table:table-cell>
          <table:table-cell table:formula="of:=(ABS([.C285]-[.$O$2]))/[.C285]" office:value-type="float" office:value="1.40149542409545">
            <text:p>1.401</text:p>
          </table:table-cell>
          <table:table-cell office:value-type="float" office:value="24.534882145238">
            <text:p>24.53</text:p>
          </table:table-cell>
          <table:table-cell office:value-type="float" office:value="14.627587867116">
            <text:p>14.63</text:p>
          </table:table-cell>
          <table:table-cell office:value-type="float" office:value="21.7553309789107">
            <text:p>21.76</text:p>
          </table:table-cell>
          <table:table-cell office:value-type="float" office:value="361759.420756751">
            <text:p>361759</text:p>
          </table:table-cell>
          <table:table-cell office:value-type="float" office:value="0.104359638658641">
            <text:p>0.104</text:p>
          </table:table-cell>
          <table:table-cell office:value-type="float" office:value="90.3762413547577">
            <text:p>90.38</text:p>
          </table:table-cell>
          <table:table-cell table:number-columns-repeated="5"/>
        </table:table-row>
        <table:table-row table:style-name="ro1">
          <table:table-cell office:value-type="string">
            <text:p>20230928T151054p1212461</text:p>
          </table:table-cell>
          <table:table-cell table:formula="of:=1/([.D286]*0.7+[.E286]/100*0.3)" office:value-type="float" office:value="3.64274599528464">
            <text:p>3.64</text:p>
          </table:table-cell>
          <table:table-cell office:value-type="float" office:value="2028.05285727921">
            <text:p>2028</text:p>
          </table:table-cell>
          <table:table-cell table:formula="of:=(ABS([.C286]-[.$O$2]))/[.C286]" office:value-type="float" office:value="0.0847843497291636">
            <text:p>0.085</text:p>
          </table:table-cell>
          <table:table-cell office:value-type="float" office:value="71.7230449874438">
            <text:p>71.72</text:p>
          </table:table-cell>
          <table:table-cell office:value-type="float" office:value="8.49161047514505">
            <text:p>8.49</text:p>
          </table:table-cell>
          <table:table-cell office:value-type="float" office:value="13.1470577108377">
            <text:p>13.15</text:p>
          </table:table-cell>
          <table:table-cell office:value-type="float" office:value="362883.979584949">
            <text:p>362884</text:p>
          </table:table-cell>
          <table:table-cell office:value-type="float" office:value="0.152885244392167">
            <text:p>0.153</text:p>
          </table:table-cell>
          <table:table-cell office:value-type="float" office:value="0.564689819822339">
            <text:p>0.56</text:p>
          </table:table-cell>
          <table:table-cell table:number-columns-repeated="5"/>
        </table:table-row>
        <table:table-row table:style-name="ro1">
          <table:table-cell office:value-type="string">
            <text:p>20230928T151140p1213447</text:p>
          </table:table-cell>
          <table:table-cell table:formula="of:=1/([.D287]*0.7+[.E287]/100*0.3)" office:value-type="float" office:value="0.878902125320451">
            <text:p>0.88</text:p>
          </table:table-cell>
          <table:table-cell office:value-type="float" office:value="866.94515640561">
            <text:p>867</text:p>
          </table:table-cell>
          <table:table-cell table:formula="of:=(ABS([.C287]-[.$O$2]))/[.C287]" office:value-type="float" office:value="1.53764610569057">
            <text:p>1.538</text:p>
          </table:table-cell>
          <table:table-cell office:value-type="float" office:value="20.4769477916565">
            <text:p>20.48</text:p>
          </table:table-cell>
          <table:table-cell office:value-type="float" office:value="19.2826348747592">
            <text:p>19.28</text:p>
          </table:table-cell>
          <table:table-cell office:value-type="float" office:value="33.135482270483">
            <text:p>33.14</text:p>
          </table:table-cell>
          <table:table-cell office:value-type="float" office:value="311696.192145527">
            <text:p>311696</text:p>
          </table:table-cell>
          <table:table-cell office:value-type="float" office:value="0.117619023626852">
            <text:p>0.118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8T151122p1213061</text:p>
          </table:table-cell>
          <table:table-cell table:formula="of:=1/([.D288]*0.7+[.E288]/100*0.3)" office:value-type="float" office:value="0.625101489751167">
            <text:p>0.63</text:p>
          </table:table-cell>
          <table:table-cell office:value-type="float" office:value="700.145320613673">
            <text:p>700</text:p>
          </table:table-cell>
          <table:table-cell table:formula="of:=(ABS([.C288]-[.$O$2]))/[.C288]" office:value-type="float" office:value="2.14220481838215">
            <text:p>2.142</text:p>
          </table:table-cell>
          <table:table-cell office:value-type="float" office:value="33.3989518507165">
            <text:p>33.40</text:p>
          </table:table-cell>
          <table:table-cell office:value-type="float" office:value="13.853323699422">
            <text:p>13.85</text:p>
          </table:table-cell>
          <table:table-cell office:value-type="float" office:value="11.5164926170501">
            <text:p>11.52</text:p>
          </table:table-cell>
          <table:table-cell office:value-type="float" office:value="319589.394158203">
            <text:p>319589</text:p>
          </table:table-cell>
          <table:table-cell office:value-type="float" office:value="0.393292690049226">
            <text:p>0.393</text:p>
          </table:table-cell>
          <table:table-cell office:value-type="float" office:value="97.8835026856585">
            <text:p>97.88</text:p>
          </table:table-cell>
          <table:table-cell table:number-columns-repeated="5"/>
        </table:table-row>
        <table:table-row table:style-name="ro1">
          <table:table-cell office:value-type="string">
            <text:p>20230928T151134p1213300</text:p>
          </table:table-cell>
          <table:table-cell table:formula="of:=1/([.D289]*0.7+[.E289]/100*0.3)" office:value-type="float" office:value="0.542385900636997">
            <text:p>0.54</text:p>
          </table:table-cell>
          <table:table-cell office:value-type="float" office:value="625.201905724231">
            <text:p>625</text:p>
          </table:table-cell>
          <table:table-cell table:formula="of:=(ABS([.C289]-[.$O$2]))/[.C289]" office:value-type="float" office:value="2.51886323419237">
            <text:p>2.519</text:p>
          </table:table-cell>
          <table:table-cell office:value-type="float" office:value="26.8338264001869">
            <text:p>26.83</text:p>
          </table:table-cell>
          <table:table-cell office:value-type="float" office:value="7.87626328742735">
            <text:p>7.88</text:p>
          </table:table-cell>
          <table:table-cell office:value-type="float" office:value="28.4985539395649">
            <text:p>28.50</text:p>
          </table:table-cell>
          <table:table-cell office:value-type="float" office:value="239924.761057523">
            <text:p>239925</text:p>
          </table:table-cell>
          <table:table-cell office:value-type="float" office:value="0.0205973512426871">
            <text:p>0.021</text:p>
          </table:table-cell>
          <table:table-cell office:value-type="float" office:value="8.88836818772387">
            <text:p>8.89</text:p>
          </table:table-cell>
          <table:table-cell table:number-columns-repeated="5"/>
        </table:table-row>
        <table:table-row table:style-name="ro1">
          <table:table-cell office:value-type="string">
            <text:p>20230928T151012p1211770</text:p>
          </table:table-cell>
          <table:table-cell table:formula="of:=1/([.D290]*0.7+[.E290]/100*0.3)" office:value-type="float" office:value="0.944532205997029">
            <text:p>0.94</text:p>
          </table:table-cell>
          <table:table-cell office:value-type="float" office:value="899.418930383059">
            <text:p>899</text:p>
          </table:table-cell>
          <table:table-cell table:formula="of:=(ABS([.C290]-[.$O$2]))/[.C290]" office:value-type="float" office:value="1.44602367782389">
            <text:p>1.446</text:p>
          </table:table-cell>
          <table:table-cell office:value-type="float" office:value="15.5028579875594">
            <text:p>15.50</text:p>
          </table:table-cell>
          <table:table-cell office:value-type="float" office:value="8.27633923891393">
            <text:p>8.28</text:p>
          </table:table-cell>
          <table:table-cell office:value-type="float" office:value="17.6238424927643">
            <text:p>17.62</text:p>
          </table:table-cell>
          <table:table-cell office:value-type="float" office:value="287941.020437221">
            <text:p>287941</text:p>
          </table:table-cell>
          <table:table-cell office:value-type="float" office:value="0.357798185322282">
            <text:p>0.358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8T151143p1213544</text:p>
          </table:table-cell>
          <table:table-cell table:formula="of:=1/([.D291]*0.7+[.E291]/100*0.3)" office:value-type="float" office:value="1.60649491271935">
            <text:p>1.61</text:p>
          </table:table-cell>
          <table:table-cell office:value-type="float" office:value="1259.28494347587">
            <text:p>1259</text:p>
          </table:table-cell>
          <table:table-cell table:formula="of:=(ABS([.C291]-[.$O$2]))/[.C291]" office:value-type="float" office:value="0.747023190738368">
            <text:p>0.747</text:p>
          </table:table-cell>
          <table:table-cell office:value-type="float" office:value="33.1856494555327">
            <text:p>33.19</text:p>
          </table:table-cell>
          <table:table-cell office:value-type="float" office:value="8.38797441811701">
            <text:p>8.39</text:p>
          </table:table-cell>
          <table:table-cell office:value-type="float" office:value="24.9657339435888">
            <text:p>24.97</text:p>
          </table:table-cell>
          <table:table-cell office:value-type="float" office:value="338984.332604472">
            <text:p>338984</text:p>
          </table:table-cell>
          <table:table-cell office:value-type="float" office:value="0.290357399229056">
            <text:p>0.290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8T151021p1211910</text:p>
          </table:table-cell>
          <table:table-cell table:formula="of:=1/([.D292]*0.7+[.E292]/100*0.3)" office:value-type="float" office:value="1.4193596467474">
            <text:p>1.42</text:p>
          </table:table-cell>
          <table:table-cell office:value-type="float" office:value="1176.08557568982">
            <text:p>1176</text:p>
          </table:table-cell>
          <table:table-cell table:formula="of:=(ABS([.C292]-[.$O$2]))/[.C292]" office:value-type="float" office:value="0.870612177782739">
            <text:p>0.871</text:p>
          </table:table-cell>
          <table:table-cell office:value-type="float" office:value="31.7048478237309">
            <text:p>31.70</text:p>
          </table:table-cell>
          <table:table-cell office:value-type="float" office:value="18.6726878612717">
            <text:p>18.67</text:p>
          </table:table-cell>
          <table:table-cell office:value-type="float" office:value="24.9586747895912">
            <text:p>24.96</text:p>
          </table:table-cell>
          <table:table-cell office:value-type="float" office:value="391375.053962608">
            <text:p>391375</text:p>
          </table:table-cell>
          <table:table-cell office:value-type="float" office:value="0.0695417648362893">
            <text:p>0.070</text:p>
          </table:table-cell>
          <table:table-cell office:value-type="float" office:value="2.38556033796974">
            <text:p>2.39</text:p>
          </table:table-cell>
          <table:table-cell table:number-columns-repeated="5"/>
        </table:table-row>
        <table:table-row table:style-name="ro1">
          <table:table-cell office:value-type="string">
            <text:p>20230928T151018p1211856</text:p>
          </table:table-cell>
          <table:table-cell table:formula="of:=1/([.D293]*0.7+[.E293]/100*0.3)" office:value-type="float" office:value="1.1370900212832">
            <text:p>1.14</text:p>
          </table:table-cell>
          <table:table-cell office:value-type="float" office:value="1221.82542420968">
            <text:p>1222</text:p>
          </table:table-cell>
          <table:table-cell table:formula="of:=(ABS([.C293]-[.$O$2]))/[.C293]" office:value-type="float" office:value="0.80058456503558">
            <text:p>0.801</text:p>
          </table:table-cell>
          <table:table-cell office:value-type="float" office:value="106.3428837774">
            <text:p>106.34</text:p>
          </table:table-cell>
          <table:table-cell office:value-type="float" office:value="4.29559939301973">
            <text:p>4.30</text:p>
          </table:table-cell>
          <table:table-cell office:value-type="float" office:value="29.3833244114557">
            <text:p>29.38</text:p>
          </table:table-cell>
          <table:table-cell office:value-type="float" office:value="391381.510728567">
            <text:p>391382</text:p>
          </table:table-cell>
          <table:table-cell office:value-type="float" office:value="0.32530556119365">
            <text:p>0.325</text:p>
          </table:table-cell>
          <table:table-cell office:value-type="float" office:value="99.7449245661083">
            <text:p>99.74</text:p>
          </table:table-cell>
          <table:table-cell table:number-columns-repeated="5"/>
        </table:table-row>
        <table:table-row table:style-name="ro1">
          <table:table-cell office:value-type="string">
            <text:p>20230928T151146p1213612</text:p>
          </table:table-cell>
          <table:table-cell table:formula="of:=1/([.D294]*0.7+[.E294]/100*0.3)" office:value-type="float" office:value="1.55834949789217">
            <text:p>1.56</text:p>
          </table:table-cell>
          <table:table-cell office:value-type="float" office:value="1397.30737045437">
            <text:p>1397</text:p>
          </table:table-cell>
          <table:table-cell table:formula="of:=(ABS([.C294]-[.$O$2]))/[.C294]" office:value-type="float" office:value="0.574456734801745">
            <text:p>0.574</text:p>
          </table:table-cell>
          <table:table-cell office:value-type="float" office:value="79.861619732426">
            <text:p>79.86</text:p>
          </table:table-cell>
          <table:table-cell office:value-type="float" office:value="10.4594171483622">
            <text:p>10.46</text:p>
          </table:table-cell>
          <table:table-cell office:value-type="float" office:value="29.3248758559349">
            <text:p>29.32</text:p>
          </table:table-cell>
          <table:table-cell office:value-type="float" office:value="301584.557963257">
            <text:p>301585</text:p>
          </table:table-cell>
          <table:table-cell office:value-type="float" office:value="0.20649242175497">
            <text:p>0.206</text:p>
          </table:table-cell>
          <table:table-cell office:value-type="float" office:value="99.7449245661083">
            <text:p>99.74</text:p>
          </table:table-cell>
          <table:table-cell table:number-columns-repeated="5"/>
        </table:table-row>
        <table:table-row table:style-name="ro1">
          <table:table-cell office:value-type="string">
            <text:p>20230928T151152p1213719</text:p>
          </table:table-cell>
          <table:table-cell table:formula="of:=1/([.D295]*0.7+[.E295]/100*0.3)" office:value-type="float" office:value="0.654069596229373">
            <text:p>0.65</text:p>
          </table:table-cell>
          <table:table-cell office:value-type="float" office:value="713.732312852325">
            <text:p>714</text:p>
          </table:table-cell>
          <table:table-cell table:formula="of:=(ABS([.C295]-[.$O$2]))/[.C295]" office:value-type="float" office:value="2.08238811720325">
            <text:p>2.082</text:p>
          </table:table-cell>
          <table:table-cell office:value-type="float" office:value="23.7392023520392">
            <text:p>23.74</text:p>
          </table:table-cell>
          <table:table-cell office:value-type="float" office:value="14.9301877708233">
            <text:p>14.93</text:p>
          </table:table-cell>
          <table:table-cell office:value-type="float" office:value="39.8917893436933">
            <text:p>39.89</text:p>
          </table:table-cell>
          <table:table-cell office:value-type="float" office:value="314388.522744665">
            <text:p>314389</text:p>
          </table:table-cell>
          <table:table-cell office:value-type="float" office:value="0.0758183818033227">
            <text:p>0.076</text:p>
          </table:table-cell>
          <table:table-cell office:value-type="float" office:value="97.8835026856585">
            <text:p>97.88</text:p>
          </table:table-cell>
          <table:table-cell table:number-columns-repeated="5"/>
        </table:table-row>
        <table:table-row table:style-name="ro1">
          <table:table-cell office:value-type="string">
            <text:p>20230928T151115p1212933</text:p>
          </table:table-cell>
          <table:table-cell table:formula="of:=1/([.D296]*0.7+[.E296]/100*0.3)" office:value-type="float" office:value="0.863943781883103">
            <text:p>0.86</text:p>
          </table:table-cell>
          <table:table-cell office:value-type="float" office:value="861.639221335566">
            <text:p>862</text:p>
          </table:table-cell>
          <table:table-cell table:formula="of:=(ABS([.C296]-[.$O$2]))/[.C296]" office:value-type="float" office:value="1.55327281479821">
            <text:p>1.553</text:p>
          </table:table-cell>
          <table:table-cell office:value-type="float" office:value="23.3972504278525">
            <text:p>23.40</text:p>
          </table:table-cell>
          <table:table-cell office:value-type="float" office:value="14.1872591522158">
            <text:p>14.19</text:p>
          </table:table-cell>
          <table:table-cell office:value-type="float" office:value="11.7650843433197">
            <text:p>11.77</text:p>
          </table:table-cell>
          <table:table-cell office:value-type="float" office:value="339471.549311684">
            <text:p>339472</text:p>
          </table:table-cell>
          <table:table-cell office:value-type="float" office:value="0.285480983920854">
            <text:p>0.285</text:p>
          </table:table-cell>
          <table:table-cell office:value-type="float" office:value="99.7449245661083">
            <text:p>99.74</text:p>
          </table:table-cell>
          <table:table-cell table:number-columns-repeated="5"/>
        </table:table-row>
        <table:table-row table:style-name="ro1">
          <table:table-cell office:value-type="string">
            <text:p>20230928T151048p1212363</text:p>
          </table:table-cell>
          <table:table-cell table:formula="of:=1/([.D297]*0.7+[.E297]/100*0.3)" office:value-type="float" office:value="0.38602942738774">
            <text:p>0.39</text:p>
          </table:table-cell>
          <table:table-cell office:value-type="float" office:value="472.946138331987">
            <text:p>473</text:p>
          </table:table-cell>
          <table:table-cell table:formula="of:=(ABS([.C297]-[.$O$2]))/[.C297]" office:value-type="float" office:value="3.65169249030996">
            <text:p>3.652</text:p>
          </table:table-cell>
          <table:table-cell office:value-type="float" office:value="11.4304474732682">
            <text:p>11.43</text:p>
          </table:table-cell>
          <table:table-cell office:value-type="float" office:value="6.67897935659646">
            <text:p>6.68</text:p>
          </table:table-cell>
          <table:table-cell office:value-type="float" office:value="26.8931564017828">
            <text:p>26.89</text:p>
          </table:table-cell>
          <table:table-cell office:value-type="float" office:value="338892.237903593">
            <text:p>338892</text:p>
          </table:table-cell>
          <table:table-cell office:value-type="float" office:value="0.0207485916144444">
            <text:p>0.021</text:p>
          </table:table-cell>
          <table:table-cell office:value-type="float" office:value="99.7449245661083">
            <text:p>99.74</text:p>
          </table:table-cell>
          <table:table-cell table:number-columns-repeated="5"/>
        </table:table-row>
        <table:table-row table:style-name="ro1">
          <table:table-cell office:value-type="string">
            <text:p>20230929T035717p1269974</text:p>
          </table:table-cell>
          <table:table-cell table:formula="of:=1/([.D298]*0.7+[.E298]/100*0.3)" office:value-type="float" office:value="0.758945007103046">
            <text:p>0.76</text:p>
          </table:table-cell>
          <table:table-cell office:value-type="float" office:value="867.33939982711">
            <text:p>867</text:p>
          </table:table-cell>
          <table:table-cell table:formula="of:=(ABS([.C298]-[.$O$2]))/[.C298]" office:value-type="float" office:value="1.53649263533806">
            <text:p>1.536</text:p>
          </table:table-cell>
          <table:table-cell office:value-type="float" office:value="80.6912263963978">
            <text:p>80.69</text:p>
          </table:table-cell>
          <table:table-cell office:value-type="float" office:value="10.6797928709056">
            <text:p>10.68</text:p>
          </table:table-cell>
          <table:table-cell office:value-type="float" office:value="38.2981902436938">
            <text:p>38.30</text:p>
          </table:table-cell>
          <table:table-cell office:value-type="float" office:value="329731.458493249">
            <text:p>329731</text:p>
          </table:table-cell>
          <table:table-cell office:value-type="float" office:value="0.307336279757934">
            <text:p>0.307</text:p>
          </table:table-cell>
          <table:table-cell office:value-type="float" office:value="82.1732112341795">
            <text:p>82.17</text:p>
          </table:table-cell>
          <table:table-cell table:number-columns-repeated="5"/>
        </table:table-row>
        <table:table-row table:style-name="ro1">
          <table:table-cell office:value-type="string">
            <text:p>20230929T035748p1270584</text:p>
          </table:table-cell>
          <table:table-cell table:formula="of:=1/([.D299]*0.7+[.E299]/100*0.3)" office:value-type="float" office:value="0.445133074519213">
            <text:p>0.45</text:p>
          </table:table-cell>
          <table:table-cell office:value-type="float" office:value="578.145320791918">
            <text:p>578</text:p>
          </table:table-cell>
          <table:table-cell table:formula="of:=(ABS([.C299]-[.$O$2]))/[.C299]" office:value-type="float" office:value="2.80527165209352">
            <text:p>2.805</text:p>
          </table:table-cell>
          <table:table-cell office:value-type="float" office:value="94.2763489962285">
            <text:p>94.28</text:p>
          </table:table-cell>
          <table:table-cell office:value-type="float" office:value="10.2636078998073">
            <text:p>10.26</text:p>
          </table:table-cell>
          <table:table-cell office:value-type="float" office:value="10.7012201850643">
            <text:p>10.70</text:p>
          </table:table-cell>
          <table:table-cell office:value-type="float" office:value="338984.332604472">
            <text:p>338984</text:p>
          </table:table-cell>
          <table:table-cell office:value-type="float" office:value="0.242757075725681">
            <text:p>0.243</text:p>
          </table:table-cell>
          <table:table-cell office:value-type="float" office:value="63.6572429284572">
            <text:p>63.66</text:p>
          </table:table-cell>
          <table:table-cell table:number-columns-repeated="5"/>
        </table:table-row>
        <table:table-row table:style-name="ro1">
          <table:table-cell office:value-type="string">
            <text:p>20230929T035739p1270387</text:p>
          </table:table-cell>
          <table:table-cell table:formula="of:=1/([.D300]*0.7+[.E300]/100*0.3)" office:value-type="float" office:value="0.402347644348353">
            <text:p>0.40</text:p>
          </table:table-cell>
          <table:table-cell office:value-type="float" office:value="527.245539797692">
            <text:p>527</text:p>
          </table:table-cell>
          <table:table-cell table:formula="of:=(ABS([.C300]-[.$O$2]))/[.C300]" office:value-type="float" office:value="3.17262894408582">
            <text:p>3.173</text:p>
          </table:table-cell>
          <table:table-cell office:value-type="float" office:value="88.1908585475273">
            <text:p>88.19</text:p>
          </table:table-cell>
          <table:table-cell office:value-type="float" office:value="4.62253067165731">
            <text:p>4.62</text:p>
          </table:table-cell>
          <table:table-cell office:value-type="float" office:value="10.4296081197743">
            <text:p>10.43</text:p>
          </table:table-cell>
          <table:table-cell office:value-type="float" office:value="370678.7862399">
            <text:p>370679</text:p>
          </table:table-cell>
          <table:table-cell office:value-type="float" office:value="0.104359638658641">
            <text:p>0.104</text:p>
          </table:table-cell>
          <table:table-cell office:value-type="float" office:value="53.3162690643915">
            <text:p>53.32</text:p>
          </table:table-cell>
          <table:table-cell table:number-columns-repeated="5"/>
        </table:table-row>
        <table:table-row table:style-name="ro1">
          <table:table-cell office:value-type="string">
            <text:p>20230929T035818p1271267</text:p>
          </table:table-cell>
          <table:table-cell table:formula="of:=1/([.D301]*0.7+[.E301]/100*0.3)" office:value-type="float" office:value="0.508541624842205">
            <text:p>0.51</text:p>
          </table:table-cell>
          <table:table-cell office:value-type="float" office:value="647.104690692069">
            <text:p>647</text:p>
          </table:table-cell>
          <table:table-cell table:formula="of:=(ABS([.C301]-[.$O$2]))/[.C301]" office:value-type="float" office:value="2.39975900599196">
            <text:p>2.400</text:p>
          </table:table-cell>
          <table:table-cell office:value-type="float" office:value="95.5253558968188">
            <text:p>95.53</text:p>
          </table:table-cell>
          <table:table-cell office:value-type="float" office:value="11.1022398843931">
            <text:p>11.10</text:p>
          </table:table-cell>
          <table:table-cell office:value-type="float" office:value="28.9078133858105">
            <text:p>28.91</text:p>
          </table:table-cell>
          <table:table-cell office:value-type="float" office:value="359078.303970739">
            <text:p>359078</text:p>
          </table:table-cell>
          <table:table-cell office:value-type="float" office:value="0.0695417648362893">
            <text:p>0.070</text:p>
          </table:table-cell>
          <table:table-cell office:value-type="float" office:value="60.1981044146757">
            <text:p>60.20</text:p>
          </table:table-cell>
          <table:table-cell table:number-columns-repeated="5"/>
        </table:table-row>
        <table:table-row table:style-name="ro1">
          <table:table-cell office:value-type="string">
            <text:p>20230929T035809p1271044</text:p>
          </table:table-cell>
          <table:table-cell table:formula="of:=1/([.D302]*0.7+[.E302]/100*0.3)" office:value-type="float" office:value="0.600327843737548">
            <text:p>0.60</text:p>
          </table:table-cell>
          <table:table-cell office:value-type="float" office:value="707.325651700263">
            <text:p>707</text:p>
          </table:table-cell>
          <table:table-cell table:formula="of:=(ABS([.C302]-[.$O$2]))/[.C302]" office:value-type="float" office:value="2.11030710495464">
            <text:p>2.110</text:p>
          </table:table-cell>
          <table:table-cell office:value-type="float" office:value="62.847171159181">
            <text:p>62.85</text:p>
          </table:table-cell>
          <table:table-cell office:value-type="float" office:value="14.5764691714836">
            <text:p>14.58</text:p>
          </table:table-cell>
          <table:table-cell office:value-type="float" office:value="13.0357920119575">
            <text:p>13.04</text:p>
          </table:table-cell>
          <table:table-cell office:value-type="float" office:value="362883.979584949">
            <text:p>362884</text:p>
          </table:table-cell>
          <table:table-cell office:value-type="float" office:value="0.321326784695892">
            <text:p>0.321</text:p>
          </table:table-cell>
          <table:table-cell office:value-type="float" office:value="41.8462874688407">
            <text:p>41.85</text:p>
          </table:table-cell>
          <table:table-cell table:number-columns-repeated="5"/>
        </table:table-row>
        <table:table-row table:style-name="ro1">
          <table:table-cell office:value-type="string">
            <text:p>20230929T035812p1271129</text:p>
          </table:table-cell>
          <table:table-cell table:formula="of:=1/([.D303]*0.7+[.E303]/100*0.3)" office:value-type="float" office:value="0.398208859976911">
            <text:p>0.40</text:p>
          </table:table-cell>
          <table:table-cell office:value-type="float" office:value="497.773059495711">
            <text:p>498</text:p>
          </table:table-cell>
          <table:table-cell table:formula="of:=(ABS([.C303]-[.$O$2]))/[.C303]" office:value-type="float" office:value="3.4196847499718">
            <text:p>3.420</text:p>
          </table:table-cell>
          <table:table-cell office:value-type="float" office:value="39.1552178305143">
            <text:p>39.16</text:p>
          </table:table-cell>
          <table:table-cell office:value-type="float" office:value="16.9200385356455">
            <text:p>16.92</text:p>
          </table:table-cell>
          <table:table-cell office:value-type="float" office:value="13.1470577108377">
            <text:p>13.15</text:p>
          </table:table-cell>
          <table:table-cell office:value-type="float" office:value="243152.166365616">
            <text:p>243152</text:p>
          </table:table-cell>
          <table:table-cell office:value-type="float" office:value="0.0701448354944959">
            <text:p>0.070</text:p>
          </table:table-cell>
          <table:table-cell office:value-type="float" office:value="31.5356664436839">
            <text:p>31.54</text:p>
          </table:table-cell>
          <table:table-cell table:number-columns-repeated="5"/>
        </table:table-row>
        <table:table-row table:style-name="ro1">
          <table:table-cell office:value-type="string">
            <text:p>20230929T035647p1269479</text:p>
          </table:table-cell>
          <table:table-cell table:formula="of:=1/([.D304]*0.7+[.E304]/100*0.3)" office:value-type="float" office:value="0.371988041306475">
            <text:p>0.37</text:p>
          </table:table-cell>
          <table:table-cell office:value-type="float" office:value="474.80392536587">
            <text:p>475</text:p>
          </table:table-cell>
          <table:table-cell table:formula="of:=(ABS([.C304]-[.$O$2]))/[.C304]" office:value-type="float" office:value="3.63349160035849">
            <text:p>3.633</text:p>
          </table:table-cell>
          <table:table-cell office:value-type="float" office:value="48.2714474244777">
            <text:p>48.27</text:p>
          </table:table-cell>
          <table:table-cell office:value-type="float" office:value="15.1512524084778">
            <text:p>15.15</text:p>
          </table:table-cell>
          <table:table-cell office:value-type="float" office:value="38.2981902436938">
            <text:p>38.30</text:p>
          </table:table-cell>
          <table:table-cell office:value-type="float" office:value="203921.579861067">
            <text:p>203922</text:p>
          </table:table-cell>
          <table:table-cell office:value-type="float" office:value="0.0334314637425495">
            <text:p>0.033</text:p>
          </table:table-cell>
          <table:table-cell office:value-type="float" office:value="44.2923053488953">
            <text:p>44.29</text:p>
          </table:table-cell>
          <table:table-cell table:number-columns-repeated="5"/>
        </table:table-row>
        <table:table-row table:style-name="ro1">
          <table:table-cell office:value-type="string">
            <text:p>20230929T035705p1269754</text:p>
          </table:table-cell>
          <table:table-cell table:formula="of:=1/([.D305]*0.7+[.E305]/100*0.3)" office:value-type="float" office:value="0.485239775260039">
            <text:p>0.49</text:p>
          </table:table-cell>
          <table:table-cell office:value-type="float" office:value="599.669179378303">
            <text:p>600</text:p>
          </table:table-cell>
          <table:table-cell table:formula="of:=(ABS([.C305]-[.$O$2]))/[.C305]" office:value-type="float" office:value="2.66868946354857">
            <text:p>2.669</text:p>
          </table:table-cell>
          <table:table-cell office:value-type="float" office:value="64.251401675989">
            <text:p>64.25</text:p>
          </table:table-cell>
          <table:table-cell office:value-type="float" office:value="4.70146686899343">
            <text:p>4.70</text:p>
          </table:table-cell>
          <table:table-cell office:value-type="float" office:value="38.2102260968121">
            <text:p>38.21</text:p>
          </table:table-cell>
          <table:table-cell office:value-type="float" office:value="302166.374734283">
            <text:p>302166</text:p>
          </table:table-cell>
          <table:table-cell office:value-type="float" office:value="0.20649242175497">
            <text:p>0.206</text:p>
          </table:table-cell>
          <table:table-cell office:value-type="float" office:value="93.2282132135007">
            <text:p>93.23</text:p>
          </table:table-cell>
          <table:table-cell table:number-columns-repeated="5"/>
        </table:table-row>
        <table:table-row table:style-name="ro1">
          <table:table-cell office:value-type="string">
            <text:p>20230929T035800p1270850</text:p>
          </table:table-cell>
          <table:table-cell table:formula="of:=1/([.D306]*0.7+[.E306]/100*0.3)" office:value-type="float" office:value="0.223080741643559">
            <text:p>0.22</text:p>
          </table:table-cell>
          <table:table-cell office:value-type="float" office:value="301.236431924004">
            <text:p>301</text:p>
          </table:table-cell>
          <table:table-cell table:formula="of:=(ABS([.C306]-[.$O$2]))/[.C306]" office:value-type="float" office:value="6.30323349652148">
            <text:p>6.303</text:p>
          </table:table-cell>
          <table:table-cell office:value-type="float" office:value="23.4728132882713">
            <text:p>23.47</text:p>
          </table:table-cell>
          <table:table-cell office:value-type="float" office:value="13.6935483870968">
            <text:p>13.69</text:p>
          </table:table-cell>
          <table:table-cell office:value-type="float" office:value="11.1893350003532">
            <text:p>11.19</text:p>
          </table:table-cell>
          <table:table-cell office:value-type="float" office:value="361759.420756751">
            <text:p>361759</text:p>
          </table:table-cell>
          <table:table-cell office:value-type="float" office:value="0.210280818155767">
            <text:p>0.210</text:p>
          </table:table-cell>
          <table:table-cell office:value-type="float" office:value="62.5764873651438">
            <text:p>62.58</text:p>
          </table:table-cell>
          <table:table-cell table:number-columns-repeated="5"/>
        </table:table-row>
        <table:table-row table:style-name="ro1">
          <table:table-cell office:value-type="string">
            <text:p>20230929T035824p1271384</text:p>
          </table:table-cell>
          <table:table-cell table:formula="of:=1/([.D307]*0.7+[.E307]/100*0.3)" office:value-type="float" office:value="1.02370863557882">
            <text:p>1.02</text:p>
          </table:table-cell>
          <table:table-cell office:value-type="float" office:value="981.156106372217">
            <text:p>981</text:p>
          </table:table-cell>
          <table:table-cell table:formula="of:=(ABS([.C307]-[.$O$2]))/[.C307]" office:value-type="float" office:value="1.24225277273604">
            <text:p>1.242</text:p>
          </table:table-cell>
          <table:table-cell office:value-type="float" office:value="35.7545016451485">
            <text:p>35.75</text:p>
          </table:table-cell>
          <table:table-cell office:value-type="float" office:value="5.47283763277694">
            <text:p>5.47</text:p>
          </table:table-cell>
          <table:table-cell office:value-type="float" office:value="34.6856212219347">
            <text:p>34.69</text:p>
          </table:table-cell>
          <table:table-cell office:value-type="float" office:value="287941.020437221">
            <text:p>287941</text:p>
          </table:table-cell>
          <table:table-cell office:value-type="float" office:value="0.20928239339929">
            <text:p>0.209</text:p>
          </table:table-cell>
          <table:table-cell office:value-type="float" office:value="91.2351704642059">
            <text:p>91.24</text:p>
          </table:table-cell>
          <table:table-cell table:number-columns-repeated="5"/>
        </table:table-row>
        <table:table-row table:style-name="ro1">
          <table:table-cell office:value-type="string">
            <text:p>20230929T035803p1270899</text:p>
          </table:table-cell>
          <table:table-cell table:formula="of:=1/([.D308]*0.7+[.E308]/100*0.3)" office:value-type="float" office:value="0.206962909993313">
            <text:p>0.21</text:p>
          </table:table-cell>
          <table:table-cell office:value-type="float" office:value="285.10824971046">
            <text:p>285</text:p>
          </table:table-cell>
          <table:table-cell table:formula="of:=(ABS([.C308]-[.$O$2]))/[.C308]" office:value-type="float" office:value="6.7163673875947">
            <text:p>6.716</text:p>
          </table:table-cell>
          <table:table-cell office:value-type="float" office:value="43.4421520524662">
            <text:p>43.44</text:p>
          </table:table-cell>
          <table:table-cell office:value-type="float" office:value="5.63310735606597">
            <text:p>5.63</text:p>
          </table:table-cell>
          <table:table-cell office:value-type="float" office:value="33.135482270483">
            <text:p>33.14</text:p>
          </table:table-cell>
          <table:table-cell office:value-type="float" office:value="224519.46157252">
            <text:p>224519</text:p>
          </table:table-cell>
          <table:table-cell office:value-type="float" office:value="0.377045447515781">
            <text:p>0.377</text:p>
          </table:table-cell>
          <table:table-cell office:value-type="float" office:value="72.2861816117553">
            <text:p>72.29</text:p>
          </table:table-cell>
          <table:table-cell table:number-columns-repeated="5"/>
        </table:table-row>
        <table:table-row table:style-name="ro1">
          <table:table-cell office:value-type="string">
            <text:p>20230929T035827p1271439</text:p>
          </table:table-cell>
          <table:table-cell table:formula="of:=1/([.D309]*0.7+[.E309]/100*0.3)" office:value-type="float" office:value="0.323719457436929">
            <text:p>0.32</text:p>
          </table:table-cell>
          <table:table-cell office:value-type="float" office:value="413.328770289627">
            <text:p>413</text:p>
          </table:table-cell>
          <table:table-cell table:formula="of:=(ABS([.C309]-[.$O$2]))/[.C309]" office:value-type="float" office:value="4.32263940508767">
            <text:p>4.323</text:p>
          </table:table-cell>
          <table:table-cell office:value-type="float" office:value="21.0823101014443">
            <text:p>21.08</text:p>
          </table:table-cell>
          <table:table-cell office:value-type="float" office:value="14.1419797687861">
            <text:p>14.14</text:p>
          </table:table-cell>
          <table:table-cell office:value-type="float" office:value="30.9831796473682">
            <text:p>30.98</text:p>
          </table:table-cell>
          <table:table-cell office:value-type="float" office:value="287941.020437221">
            <text:p>287941</text:p>
          </table:table-cell>
          <table:table-cell office:value-type="float" office:value="0.0460458712913256">
            <text:p>0.046</text:p>
          </table:table-cell>
          <table:table-cell office:value-type="float" office:value="56.5404536303787">
            <text:p>56.54</text:p>
          </table:table-cell>
          <table:table-cell table:number-columns-repeated="5"/>
        </table:table-row>
        <table:table-row table:style-name="ro1">
          <table:table-cell office:value-type="string">
            <text:p>20230929T035745p1270535</text:p>
          </table:table-cell>
          <table:table-cell table:formula="of:=1/([.D310]*0.7+[.E310]/100*0.3)" office:value-type="float" office:value="0.491351660544799">
            <text:p>0.49</text:p>
          </table:table-cell>
          <table:table-cell office:value-type="float" office:value="579.016337066487">
            <text:p>579</text:p>
          </table:table-cell>
          <table:table-cell table:formula="of:=(ABS([.C310]-[.$O$2]))/[.C310]" office:value-type="float" office:value="2.79954736881177">
            <text:p>2.800</text:p>
          </table:table-cell>
          <table:table-cell office:value-type="float" office:value="25.1730271629466">
            <text:p>25.17</text:p>
          </table:table-cell>
          <table:table-cell office:value-type="float" office:value="5.84980133835215">
            <text:p>5.85</text:p>
          </table:table-cell>
          <table:table-cell office:value-type="float" office:value="33.688315547597">
            <text:p>33.69</text:p>
          </table:table-cell>
          <table:table-cell office:value-type="float" office:value="382896.597971269">
            <text:p>382897</text:p>
          </table:table-cell>
          <table:table-cell office:value-type="float" office:value="0.290357399229056">
            <text:p>0.290</text:p>
          </table:table-cell>
          <table:table-cell office:value-type="float" office:value="73.2271186429449">
            <text:p>73.23</text:p>
          </table:table-cell>
          <table:table-cell table:number-columns-repeated="5"/>
        </table:table-row>
        <table:table-row table:style-name="ro1">
          <table:table-cell office:value-type="string">
            <text:p>20230929T035830p1271507</text:p>
          </table:table-cell>
          <table:table-cell table:formula="of:=1/([.D311]*0.7+[.E311]/100*0.3)" office:value-type="float" office:value="0.388679993154758">
            <text:p>0.39</text:p>
          </table:table-cell>
          <table:table-cell office:value-type="float" office:value="476.852402921728">
            <text:p>477</text:p>
          </table:table-cell>
          <table:table-cell table:formula="of:=(ABS([.C311]-[.$O$2]))/[.C311]" office:value-type="float" office:value="3.61358690135638">
            <text:p>3.614</text:p>
          </table:table-cell>
          <table:table-cell office:value-type="float" office:value="14.4332508645255">
            <text:p>14.43</text:p>
          </table:table-cell>
          <table:table-cell office:value-type="float" office:value="14.1068159922929">
            <text:p>14.11</text:p>
          </table:table-cell>
          <table:table-cell office:value-type="float" office:value="30.9831796473682">
            <text:p>30.98</text:p>
          </table:table-cell>
          <table:table-cell office:value-type="float" office:value="287941.020437221">
            <text:p>287941</text:p>
          </table:table-cell>
          <table:table-cell office:value-type="float" office:value="0.0460458712913256">
            <text:p>0.046</text:p>
          </table:table-cell>
          <table:table-cell office:value-type="float" office:value="56.5404536303787">
            <text:p>56.54</text:p>
          </table:table-cell>
          <table:table-cell table:number-columns-repeated="5"/>
        </table:table-row>
        <table:table-row table:style-name="ro1">
          <table:table-cell office:value-type="string">
            <text:p>20230929T035754p1270731</text:p>
          </table:table-cell>
          <table:table-cell table:formula="of:=1/([.D312]*0.7+[.E312]/100*0.3)" office:value-type="float" office:value="0.252290343260594">
            <text:p>0.25</text:p>
          </table:table-cell>
          <table:table-cell office:value-type="float" office:value="338.563348242991">
            <text:p>339</text:p>
          </table:table-cell>
          <table:table-cell table:formula="of:=(ABS([.C312]-[.$O$2]))/[.C312]" office:value-type="float" office:value="5.49804537737804">
            <text:p>5.498</text:p>
          </table:table-cell>
          <table:table-cell office:value-type="float" office:value="38.3518063092606">
            <text:p>38.35</text:p>
          </table:table-cell>
          <table:table-cell office:value-type="float" office:value="18.0582851637765">
            <text:p>18.06</text:p>
          </table:table-cell>
          <table:table-cell office:value-type="float" office:value="11.5793691862463">
            <text:p>11.58</text:p>
          </table:table-cell>
          <table:table-cell office:value-type="float" office:value="287941.020437221">
            <text:p>287941</text:p>
          </table:table-cell>
          <table:table-cell office:value-type="float" office:value="0.385393505948703">
            <text:p>0.385</text:p>
          </table:table-cell>
          <table:table-cell office:value-type="float" office:value="30.8145619585203">
            <text:p>30.81</text:p>
          </table:table-cell>
          <table:table-cell table:number-columns-repeated="5"/>
        </table:table-row>
        <table:table-row table:style-name="ro1">
          <table:table-cell office:value-type="string">
            <text:p>20230929T035742p1270463</text:p>
          </table:table-cell>
          <table:table-cell table:formula="of:=1/([.D313]*0.7+[.E313]/100*0.3)" office:value-type="float" office:value="0.265621322636097">
            <text:p>0.27</text:p>
          </table:table-cell>
          <table:table-cell office:value-type="float" office:value="349.243050390106">
            <text:p>349</text:p>
          </table:table-cell>
          <table:table-cell table:formula="of:=(ABS([.C313]-[.$O$2]))/[.C313]" office:value-type="float" office:value="5.29933794686133">
            <text:p>5.299</text:p>
          </table:table-cell>
          <table:table-cell office:value-type="float" office:value="18.4071465294458">
            <text:p>18.41</text:p>
          </table:table-cell>
          <table:table-cell office:value-type="float" office:value="19.213993256262">
            <text:p>19.21</text:p>
          </table:table-cell>
          <table:table-cell office:value-type="float" office:value="11.5033232754347">
            <text:p>11.50</text:p>
          </table:table-cell>
          <table:table-cell office:value-type="float" office:value="336138.709722612">
            <text:p>336139</text:p>
          </table:table-cell>
          <table:table-cell office:value-type="float" office:value="0.104359638658641">
            <text:p>0.104</text:p>
          </table:table-cell>
          <table:table-cell office:value-type="float" office:value="30.1720234108571">
            <text:p>30.17</text:p>
          </table:table-cell>
          <table:table-cell table:number-columns-repeated="5"/>
        </table:table-row>
        <table:table-row table:style-name="ro1">
          <table:table-cell office:value-type="string">
            <text:p>20230929T035659p1269657</text:p>
          </table:table-cell>
          <table:table-cell table:formula="of:=1/([.D314]*0.7+[.E314]/100*0.3)" office:value-type="float" office:value="0.788959487631167">
            <text:p>0.79</text:p>
          </table:table-cell>
          <table:table-cell office:value-type="float" office:value="950.318621141881">
            <text:p>950</text:p>
          </table:table-cell>
          <table:table-cell table:formula="of:=(ABS([.C314]-[.$O$2]))/[.C314]" office:value-type="float" office:value="1.31501303989659">
            <text:p>1.315</text:p>
          </table:table-cell>
          <table:table-cell office:value-type="float" office:value="115.661025423229">
            <text:p>115.66</text:p>
          </table:table-cell>
          <table:table-cell office:value-type="float" office:value="10.6085019267823">
            <text:p>10.61</text:p>
          </table:table-cell>
          <table:table-cell office:value-type="float" office:value="20.0077962247444">
            <text:p>20.01</text:p>
          </table:table-cell>
          <table:table-cell office:value-type="float" office:value="235093.110950597">
            <text:p>235093</text:p>
          </table:table-cell>
          <table:table-cell office:value-type="float" office:value="0.0680498501261578">
            <text:p>0.068</text:p>
          </table:table-cell>
          <table:table-cell office:value-type="float" office:value="90.3762413547577">
            <text:p>90.38</text:p>
          </table:table-cell>
          <table:table-cell table:number-columns-repeated="5"/>
        </table:table-row>
        <table:table-row table:style-name="ro1">
          <table:table-cell office:value-type="string">
            <text:p>20230929T035727p1270143</text:p>
          </table:table-cell>
          <table:table-cell table:formula="of:=1/([.D315]*0.7+[.E315]/100*0.3)" office:value-type="float" office:value="0.589674130601009">
            <text:p>0.59</text:p>
          </table:table-cell>
          <table:table-cell office:value-type="float" office:value="681.245709731646">
            <text:p>681</text:p>
          </table:table-cell>
          <table:table-cell table:formula="of:=(ABS([.C315]-[.$O$2]))/[.C315]" office:value-type="float" office:value="2.22937813563129">
            <text:p>2.229</text:p>
          </table:table-cell>
          <table:table-cell office:value-type="float" office:value="45.0957379811315">
            <text:p>45.10</text:p>
          </table:table-cell>
          <table:table-cell office:value-type="float" office:value="16.3056358381503">
            <text:p>16.31</text:p>
          </table:table-cell>
          <table:table-cell office:value-type="float" office:value="23.0007064922843">
            <text:p>23.00</text:p>
          </table:table-cell>
          <table:table-cell office:value-type="float" office:value="209299.594923995">
            <text:p>209300</text:p>
          </table:table-cell>
          <table:table-cell office:value-type="float" office:value="0.136925531204926">
            <text:p>0.137</text:p>
          </table:table-cell>
          <table:table-cell office:value-type="float" office:value="15.3433719247721">
            <text:p>15.34</text:p>
          </table:table-cell>
          <table:table-cell table:number-columns-repeated="5"/>
        </table:table-row>
        <table:table-row table:style-name="ro1">
          <table:table-cell office:value-type="string">
            <text:p>20230929T035644p1269433</text:p>
          </table:table-cell>
          <table:table-cell table:formula="of:=1/([.D316]*0.7+[.E316]/100*0.3)" office:value-type="float" office:value="0.65734944113153">
            <text:p>0.66</text:p>
          </table:table-cell>
          <table:table-cell office:value-type="float" office:value="756.908202547996">
            <text:p>757</text:p>
          </table:table-cell>
          <table:table-cell table:formula="of:=(ABS([.C316]-[.$O$2]))/[.C316]" office:value-type="float" office:value="1.90656118218047">
            <text:p>1.907</text:p>
          </table:table-cell>
          <table:table-cell office:value-type="float" office:value="62.2226895922091">
            <text:p>62.22</text:p>
          </table:table-cell>
          <table:table-cell office:value-type="float" office:value="16.8721098265896">
            <text:p>16.87</text:p>
          </table:table-cell>
          <table:table-cell office:value-type="float" office:value="13.1470577108377">
            <text:p>13.15</text:p>
          </table:table-cell>
          <table:table-cell office:value-type="float" office:value="390250.091329141">
            <text:p>390250</text:p>
          </table:table-cell>
          <table:table-cell office:value-type="float" office:value="0.0640660626786365">
            <text:p>0.064</text:p>
          </table:table-cell>
          <table:table-cell office:value-type="float" office:value="17.0473893958644">
            <text:p>17.05</text:p>
          </table:table-cell>
          <table:table-cell table:number-columns-repeated="5"/>
        </table:table-row>
        <table:table-row table:style-name="ro1">
          <table:table-cell office:value-type="string">
            <text:p>20230929T035806p1270966</text:p>
          </table:table-cell>
          <table:table-cell table:formula="of:=1/([.D317]*0.7+[.E317]/100*0.3)" office:value-type="float" office:value="0.393717480478657">
            <text:p>0.39</text:p>
          </table:table-cell>
          <table:table-cell office:value-type="float" office:value="482.692974380081">
            <text:p>483</text:p>
          </table:table-cell>
          <table:table-cell table:formula="of:=(ABS([.C317]-[.$O$2]))/[.C317]" office:value-type="float" office:value="3.55776262918565">
            <text:p>3.558</text:p>
          </table:table-cell>
          <table:table-cell office:value-type="float" office:value="16.4861556933826">
            <text:p>16.49</text:p>
          </table:table-cell>
          <table:table-cell office:value-type="float" office:value="8.00288592716969">
            <text:p>8.00</text:p>
          </table:table-cell>
          <table:table-cell office:value-type="float" office:value="21.2599979525642">
            <text:p>21.26</text:p>
          </table:table-cell>
          <table:table-cell office:value-type="float" office:value="397804.447657389">
            <text:p>397804</text:p>
          </table:table-cell>
          <table:table-cell office:value-type="float" office:value="0.20649242175497">
            <text:p>0.206</text:p>
          </table:table-cell>
          <table:table-cell office:value-type="float" office:value="21.5463100475994">
            <text:p>21.55</text:p>
          </table:table-cell>
          <table:table-cell table:number-columns-repeated="5"/>
        </table:table-row>
        <table:table-row table:style-name="ro1">
          <table:table-cell office:value-type="string">
            <text:p>20230929T035821p1271333</text:p>
          </table:table-cell>
          <table:table-cell table:formula="of:=1/([.D318]*0.7+[.E318]/100*0.3)" office:value-type="float" office:value="0.7357983162797">
            <text:p>0.74</text:p>
          </table:table-cell>
          <table:table-cell office:value-type="float" office:value="881.287102234323">
            <text:p>881</text:p>
          </table:table-cell>
          <table:table-cell table:formula="of:=(ABS([.C318]-[.$O$2]))/[.C318]" office:value-type="float" office:value="1.49634879986596">
            <text:p>1.496</text:p>
          </table:table-cell>
          <table:table-cell office:value-type="float" office:value="103.874637778175">
            <text:p>103.87</text:p>
          </table:table-cell>
          <table:table-cell office:value-type="float" office:value="6.85128417564209">
            <text:p>6.85</text:p>
          </table:table-cell>
          <table:table-cell office:value-type="float" office:value="38.8545830610697">
            <text:p>38.85</text:p>
          </table:table-cell>
          <table:table-cell office:value-type="float" office:value="378647.448880631">
            <text:p>378647</text:p>
          </table:table-cell>
          <table:table-cell office:value-type="float" office:value="0.30280143764737">
            <text:p>0.303</text:p>
          </table:table-cell>
          <table:table-cell office:value-type="float" office:value="12.6782374055782">
            <text:p>12.68</text:p>
          </table:table-cell>
          <table:table-cell table:number-columns-repeated="5"/>
        </table:table-row>
        <table:table-row table:style-name="ro1">
          <table:table-cell office:value-type="string">
            <text:p>20230929T035720p1270034</text:p>
          </table:table-cell>
          <table:table-cell table:formula="of:=1/([.D319]*0.7+[.E319]/100*0.3)" office:value-type="float" office:value="0.341416354162684">
            <text:p>0.34</text:p>
          </table:table-cell>
          <table:table-cell office:value-type="float" office:value="439.522825774273">
            <text:p>440</text:p>
          </table:table-cell>
          <table:table-cell table:formula="of:=(ABS([.C319]-[.$O$2]))/[.C319]" office:value-type="float" office:value="4.0054283213265">
            <text:p>4.005</text:p>
          </table:table-cell>
          <table:table-cell office:value-type="float" office:value="41.7250916169812">
            <text:p>41.73</text:p>
          </table:table-cell>
          <table:table-cell office:value-type="float" office:value="7.45168471112011">
            <text:p>7.45</text:p>
          </table:table-cell>
          <table:table-cell office:value-type="float" office:value="24.9657339435888">
            <text:p>24.97</text:p>
          </table:table-cell>
          <table:table-cell office:value-type="float" office:value="332533.490188338">
            <text:p>332533</text:p>
          </table:table-cell>
          <table:table-cell office:value-type="float" office:value="0.387440027445449">
            <text:p>0.387</text:p>
          </table:table-cell>
          <table:table-cell office:value-type="float" office:value="21.7138556609975">
            <text:p>21.71</text:p>
          </table:table-cell>
          <table:table-cell table:number-columns-repeated="5"/>
        </table:table-row>
        <table:table-row table:style-name="ro1">
          <table:table-cell office:value-type="string">
            <text:p>20230929T035733p1270262</text:p>
          </table:table-cell>
          <table:table-cell table:formula="of:=1/([.D320]*0.7+[.E320]/100*0.3)" office:value-type="float" office:value="0.244551459667072">
            <text:p>0.24</text:p>
          </table:table-cell>
          <table:table-cell office:value-type="float" office:value="324.778188429531">
            <text:p>325</text:p>
          </table:table-cell>
          <table:table-cell table:formula="of:=(ABS([.C320]-[.$O$2]))/[.C320]" office:value-type="float" office:value="5.77385390514716">
            <text:p>5.774</text:p>
          </table:table-cell>
          <table:table-cell office:value-type="float" office:value="15.8070612623782">
            <text:p>15.81</text:p>
          </table:table-cell>
          <table:table-cell office:value-type="float" office:value="8.44027303754266">
            <text:p>8.44</text:p>
          </table:table-cell>
          <table:table-cell office:value-type="float" office:value="21.7553309789107">
            <text:p>21.76</text:p>
          </table:table-cell>
          <table:table-cell office:value-type="float" office:value="251142.929172419">
            <text:p>251143</text:p>
          </table:table-cell>
          <table:table-cell office:value-type="float" office:value="0.0586903638406044">
            <text:p>0.059</text:p>
          </table:table-cell>
          <table:table-cell office:value-type="float" office:value="21.696522702903">
            <text:p>21.70</text:p>
          </table:table-cell>
          <table:table-cell table:number-columns-repeated="5"/>
        </table:table-row>
        <table:table-row table:style-name="ro1">
          <table:table-cell office:value-type="string">
            <text:p>20230929T035757p1270789</text:p>
          </table:table-cell>
          <table:table-cell table:formula="of:=1/([.D321]*0.7+[.E321]/100*0.3)" office:value-type="float" office:value="0.367652996238096">
            <text:p>0.37</text:p>
          </table:table-cell>
          <table:table-cell office:value-type="float" office:value="461.29567578379">
            <text:p>461</text:p>
          </table:table-cell>
          <table:table-cell table:formula="of:=(ABS([.C321]-[.$O$2]))/[.C321]" office:value-type="float" office:value="3.76917542368453">
            <text:p>3.769</text:p>
          </table:table-cell>
          <table:table-cell office:value-type="float" office:value="27.1777589207678">
            <text:p>27.18</text:p>
          </table:table-cell>
          <table:table-cell office:value-type="float" office:value="7.12058674759737">
            <text:p>7.12</text:p>
          </table:table-cell>
          <table:table-cell office:value-type="float" office:value="21.7553309789107">
            <text:p>21.76</text:p>
          </table:table-cell>
          <table:table-cell office:value-type="float" office:value="255124.988222845">
            <text:p>255125</text:p>
          </table:table-cell>
          <table:table-cell office:value-type="float" office:value="0.250238382030271">
            <text:p>0.250</text:p>
          </table:table-cell>
          <table:table-cell office:value-type="float" office:value="47.1175271647816">
            <text:p>47.12</text:p>
          </table:table-cell>
          <table:table-cell table:number-columns-repeated="5"/>
        </table:table-row>
        <table:table-row table:style-name="ro1">
          <table:table-cell office:value-type="string">
            <text:p>20230929T035642p1269369</text:p>
          </table:table-cell>
          <table:table-cell table:formula="of:=1/([.D322]*0.7+[.E322]/100*0.3)" office:value-type="float" office:value="3.29661985401108">
            <text:p>3.30</text:p>
          </table:table-cell>
          <table:table-cell office:value-type="float" office:value="2270.2816291359">
            <text:p>2270</text:p>
          </table:table-cell>
          <table:table-cell table:formula="of:=(ABS([.C322]-[.$O$2]))/[.C322]" office:value-type="float" office:value="0.0309572293736307">
            <text:p>0.031</text:p>
          </table:table-cell>
          <table:table-cell office:value-type="float" office:value="93.8903168736502">
            <text:p>93.89</text:p>
          </table:table-cell>
          <table:table-cell office:value-type="float" office:value="8.16429313929314">
            <text:p>8.16</text:p>
          </table:table-cell>
          <table:table-cell office:value-type="float" office:value="22.5233383164073">
            <text:p>22.52</text:p>
          </table:table-cell>
          <table:table-cell office:value-type="float" office:value="302056.21540723">
            <text:p>302056</text:p>
          </table:table-cell>
          <table:table-cell office:value-type="float" office:value="0.311870444858838">
            <text:p>0.312</text:p>
          </table:table-cell>
          <table:table-cell office:value-type="float" office:value="0.564689819822339">
            <text:p>0.56</text:p>
          </table:table-cell>
          <table:table-cell table:number-columns-repeated="5"/>
        </table:table-row>
        <table:table-row table:style-name="ro1">
          <table:table-cell office:value-type="string">
            <text:p>20230929T035815p1271196</text:p>
          </table:table-cell>
          <table:table-cell table:formula="of:=1/([.D323]*0.7+[.E323]/100*0.3)" office:value-type="float" office:value="2.71777112087453">
            <text:p>2.72</text:p>
          </table:table-cell>
          <table:table-cell office:value-type="float" office:value="1688.09653900139">
            <text:p>1688</text:p>
          </table:table-cell>
          <table:table-cell table:formula="of:=(ABS([.C323]-[.$O$2]))/[.C323]" office:value-type="float" office:value="0.303243001316401">
            <text:p>0.303</text:p>
          </table:table-cell>
          <table:table-cell office:value-type="float" office:value="51.8928233311925">
            <text:p>51.89</text:p>
          </table:table-cell>
          <table:table-cell office:value-type="float" office:value="7.82060103207528">
            <text:p>7.82</text:p>
          </table:table-cell>
          <table:table-cell office:value-type="float" office:value="15.9587638593168">
            <text:p>15.96</text:p>
          </table:table-cell>
          <table:table-cell office:value-type="float" office:value="281361.354717049">
            <text:p>281361</text:p>
          </table:table-cell>
          <table:table-cell office:value-type="float" office:value="0.238836693360385">
            <text:p>0.239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035730p1270205</text:p>
          </table:table-cell>
          <table:table-cell table:formula="of:=1/([.D324]*0.7+[.E324]/100*0.3)" office:value-type="float" office:value="0.456831687343228">
            <text:p>0.46</text:p>
          </table:table-cell>
          <table:table-cell office:value-type="float" office:value="545.433208472221">
            <text:p>545</text:p>
          </table:table-cell>
          <table:table-cell table:formula="of:=(ABS([.C324]-[.$O$2]))/[.C324]" office:value-type="float" office:value="3.0334911146358">
            <text:p>3.033</text:p>
          </table:table-cell>
          <table:table-cell office:value-type="float" office:value="21.8487433641822">
            <text:p>21.85</text:p>
          </table:table-cell>
          <table:table-cell office:value-type="float" office:value="14.3741570327553">
            <text:p>14.37</text:p>
          </table:table-cell>
          <table:table-cell office:value-type="float" office:value="17.6238424927643">
            <text:p>17.62</text:p>
          </table:table-cell>
          <table:table-cell office:value-type="float" office:value="389115.819601071">
            <text:p>389116</text:p>
          </table:table-cell>
          <table:table-cell office:value-type="float" office:value="0.127201832299662">
            <text:p>0.127</text:p>
          </table:table-cell>
          <table:table-cell office:value-type="float" office:value="83.1391329392318">
            <text:p>83.14</text:p>
          </table:table-cell>
          <table:table-cell table:number-columns-repeated="5"/>
        </table:table-row>
        <table:table-row table:style-name="ro1">
          <table:table-cell office:value-type="string">
            <text:p>20230929T035708p1269809</text:p>
          </table:table-cell>
          <table:table-cell table:formula="of:=1/([.D325]*0.7+[.E325]/100*0.3)" office:value-type="float" office:value="2.85914512214262">
            <text:p>2.86</text:p>
          </table:table-cell>
          <table:table-cell office:value-type="float" office:value="1854.99793824862">
            <text:p>1855</text:p>
          </table:table-cell>
          <table:table-cell table:formula="of:=(ABS([.C325]-[.$O$2]))/[.C325]" office:value-type="float" office:value="0.185985145663887">
            <text:p>0.186</text:p>
          </table:table-cell>
          <table:table-cell office:value-type="float" office:value="73.1884307803673">
            <text:p>73.19</text:p>
          </table:table-cell>
          <table:table-cell office:value-type="float" office:value="7.68218780753095">
            <text:p>7.68</text:p>
          </table:table-cell>
          <table:table-cell office:value-type="float" office:value="25.9936882771316">
            <text:p>25.99</text:p>
          </table:table-cell>
          <table:table-cell office:value-type="float" office:value="323353.874036666">
            <text:p>323354</text:p>
          </table:table-cell>
          <table:table-cell office:value-type="float" office:value="0.223869671664643">
            <text:p>0.224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035653p1269572</text:p>
          </table:table-cell>
          <table:table-cell table:formula="of:=1/([.D326]*0.7+[.E326]/100*0.3)" office:value-type="float" office:value="0.859723806157693">
            <text:p>0.86</text:p>
          </table:table-cell>
          <table:table-cell office:value-type="float" office:value="872.812299818605">
            <text:p>873</text:p>
          </table:table-cell>
          <table:table-cell table:formula="of:=(ABS([.C326]-[.$O$2]))/[.C326]" office:value-type="float" office:value="1.52058776034346">
            <text:p>1.521</text:p>
          </table:table-cell>
          <table:table-cell office:value-type="float" office:value="32.9176073945355">
            <text:p>32.92</text:p>
          </table:table-cell>
          <table:table-cell office:value-type="float" office:value="17.5474470134875">
            <text:p>17.55</text:p>
          </table:table-cell>
          <table:table-cell office:value-type="float" office:value="24.9586747895912">
            <text:p>24.96</text:p>
          </table:table-cell>
          <table:table-cell office:value-type="float" office:value="345911.548984526">
            <text:p>345912</text:p>
          </table:table-cell>
          <table:table-cell office:value-type="float" office:value="0.349847184741488">
            <text:p>0.350</text:p>
          </table:table-cell>
          <table:table-cell office:value-type="float" office:value="11.942990849575">
            <text:p>11.94</text:p>
          </table:table-cell>
          <table:table-cell table:number-columns-repeated="5"/>
        </table:table-row>
        <table:table-row table:style-name="ro1">
          <table:table-cell office:value-type="string">
            <text:p>20230929T035711p1269850</text:p>
          </table:table-cell>
          <table:table-cell table:formula="of:=1/([.D327]*0.7+[.E327]/100*0.3)" office:value-type="float" office:value="0.950254537069148">
            <text:p>0.95</text:p>
          </table:table-cell>
          <table:table-cell office:value-type="float" office:value="933.560965407437">
            <text:p>934</text:p>
          </table:table-cell>
          <table:table-cell table:formula="of:=(ABS([.C327]-[.$O$2]))/[.C327]" office:value-type="float" office:value="1.35656811019283">
            <text:p>1.357</text:p>
          </table:table-cell>
          <table:table-cell office:value-type="float" office:value="34.2506472751007">
            <text:p>34.25</text:p>
          </table:table-cell>
          <table:table-cell office:value-type="float" office:value="14.2204961464355">
            <text:p>14.22</text:p>
          </table:table-cell>
          <table:table-cell office:value-type="float" office:value="18.8705997775938">
            <text:p>18.87</text:p>
          </table:table-cell>
          <table:table-cell office:value-type="float" office:value="238768.875868689">
            <text:p>238769</text:p>
          </table:table-cell>
          <table:table-cell office:value-type="float" office:value="0.152885244392167">
            <text:p>0.153</text:p>
          </table:table-cell>
          <table:table-cell office:value-type="float" office:value="93.9441863201592">
            <text:p>93.94</text:p>
          </table:table-cell>
          <table:table-cell table:number-columns-repeated="5"/>
        </table:table-row>
        <table:table-row table:style-name="ro1">
          <table:table-cell office:value-type="string">
            <text:p>20230929T035702p1269701</text:p>
          </table:table-cell>
          <table:table-cell table:formula="of:=1/([.D328]*0.7+[.E328]/100*0.3)" office:value-type="float" office:value="1.43899164150731">
            <text:p>1.44</text:p>
          </table:table-cell>
          <table:table-cell office:value-type="float" office:value="1309.38924657103">
            <text:p>1309</text:p>
          </table:table-cell>
          <table:table-cell table:formula="of:=(ABS([.C328]-[.$O$2]))/[.C328]" office:value-type="float" office:value="0.680172649776422">
            <text:p>0.680</text:p>
          </table:table-cell>
          <table:table-cell office:value-type="float" office:value="72.9367381182463">
            <text:p>72.94</text:p>
          </table:table-cell>
          <table:table-cell office:value-type="float" office:value="16.8912572254335">
            <text:p>16.89</text:p>
          </table:table-cell>
          <table:table-cell office:value-type="float" office:value="19.4362668043405">
            <text:p>19.44</text:p>
          </table:table-cell>
          <table:table-cell office:value-type="float" office:value="361759.420756751">
            <text:p>361759</text:p>
          </table:table-cell>
          <table:table-cell office:value-type="float" office:value="0.135678553101973">
            <text:p>0.136</text:p>
          </table:table-cell>
          <table:table-cell office:value-type="float" office:value="5.62821591618957">
            <text:p>5.63</text:p>
          </table:table-cell>
          <table:table-cell table:number-columns-repeated="5"/>
        </table:table-row>
        <table:table-row table:style-name="ro1">
          <table:table-cell office:value-type="string">
            <text:p>20230929T035650p1269519</text:p>
          </table:table-cell>
          <table:table-cell table:formula="of:=1/([.D329]*0.7+[.E329]/100*0.3)" office:value-type="float" office:value="1.01570640910702">
            <text:p>1.02</text:p>
          </table:table-cell>
          <table:table-cell office:value-type="float" office:value="1112.05924714902">
            <text:p>1112</text:p>
          </table:table-cell>
          <table:table-cell table:formula="of:=(ABS([.C329]-[.$O$2]))/[.C329]" office:value-type="float" office:value="0.978311862106383">
            <text:p>0.978</text:p>
          </table:table-cell>
          <table:table-cell office:value-type="float" office:value="99.9060546622685">
            <text:p>99.91</text:p>
          </table:table-cell>
          <table:table-cell office:value-type="float" office:value="16.4265414258189">
            <text:p>16.43</text:p>
          </table:table-cell>
          <table:table-cell office:value-type="float" office:value="35.2687744119797">
            <text:p>35.27</text:p>
          </table:table-cell>
          <table:table-cell office:value-type="float" office:value="202877.84341297">
            <text:p>202878</text:p>
          </table:table-cell>
          <table:table-cell office:value-type="float" office:value="0.388012084382041">
            <text:p>0.388</text:p>
          </table:table-cell>
          <table:table-cell office:value-type="float" office:value="2.38556033796974">
            <text:p>2.39</text:p>
          </table:table-cell>
          <table:table-cell table:number-columns-repeated="5"/>
        </table:table-row>
        <table:table-row table:style-name="ro1">
          <table:table-cell office:value-type="string">
            <text:p>20230929T035736p1270329</text:p>
          </table:table-cell>
          <table:table-cell table:formula="of:=1/([.D330]*0.7+[.E330]/100*0.3)" office:value-type="float" office:value="0.735766384074184">
            <text:p>0.74</text:p>
          </table:table-cell>
          <table:table-cell office:value-type="float" office:value="816.281280982736">
            <text:p>816</text:p>
          </table:table-cell>
          <table:table-cell table:formula="of:=(ABS([.C330]-[.$O$2]))/[.C330]" office:value-type="float" office:value="1.69514939427666">
            <text:p>1.695</text:p>
          </table:table-cell>
          <table:table-cell office:value-type="float" office:value="57.5074935662653">
            <text:p>57.51</text:p>
          </table:table-cell>
          <table:table-cell office:value-type="float" office:value="7.22872674053941">
            <text:p>7.23</text:p>
          </table:table-cell>
          <table:table-cell office:value-type="float" office:value="16.9184517806671">
            <text:p>16.92</text:p>
          </table:table-cell>
          <table:table-cell office:value-type="float" office:value="301584.557963257">
            <text:p>301585</text:p>
          </table:table-cell>
          <table:table-cell office:value-type="float" office:value="0.0977194434256091">
            <text:p>0.098</text:p>
          </table:table-cell>
          <table:table-cell office:value-type="float" office:value="6.59197991024424">
            <text:p>6.59</text:p>
          </table:table-cell>
          <table:table-cell table:number-columns-repeated="5"/>
        </table:table-row>
        <table:table-row table:style-name="ro1">
          <table:table-cell office:value-type="string">
            <text:p>20230929T035714p1269923</text:p>
          </table:table-cell>
          <table:table-cell table:formula="of:=1/([.D331]*0.7+[.E331]/100*0.3)" office:value-type="float" office:value="1.71338823139291">
            <text:p>1.71</text:p>
          </table:table-cell>
          <table:table-cell office:value-type="float" office:value="1286.76219341443">
            <text:p>1287</text:p>
          </table:table-cell>
          <table:table-cell table:formula="of:=(ABS([.C331]-[.$O$2]))/[.C331]" office:value-type="float" office:value="0.709717624017449">
            <text:p>0.710</text:p>
          </table:table-cell>
          <table:table-cell office:value-type="float" office:value="28.9455166574637">
            <text:p>28.95</text:p>
          </table:table-cell>
          <table:table-cell office:value-type="float" office:value="8.38366790712301">
            <text:p>8.38</text:p>
          </table:table-cell>
          <table:table-cell office:value-type="float" office:value="34.416954957618">
            <text:p>34.42</text:p>
          </table:table-cell>
          <table:table-cell office:value-type="float" office:value="278378.157222832">
            <text:p>278378</text:p>
          </table:table-cell>
          <table:table-cell office:value-type="float" office:value="0.257630940261828">
            <text:p>0.258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035656p1269604</text:p>
          </table:table-cell>
          <table:table-cell table:formula="of:=1/([.D332]*0.7+[.E332]/100*0.3)" office:value-type="float" office:value="1.57400790344649">
            <text:p>1.57</text:p>
          </table:table-cell>
          <table:table-cell office:value-type="float" office:value="1212.75829437313">
            <text:p>1213</text:p>
          </table:table-cell>
          <table:table-cell table:formula="of:=(ABS([.C332]-[.$O$2]))/[.C332]" office:value-type="float" office:value="0.814046550089498">
            <text:p>0.814</text:p>
          </table:table-cell>
          <table:table-cell office:value-type="float" office:value="21.8294133602809">
            <text:p>21.83</text:p>
          </table:table-cell>
          <table:table-cell office:value-type="float" office:value="19.0740606936416">
            <text:p>19.07</text:p>
          </table:table-cell>
          <table:table-cell office:value-type="float" office:value="27.2196990123717">
            <text:p>27.22</text:p>
          </table:table-cell>
          <table:table-cell office:value-type="float" office:value="271319.350629107">
            <text:p>271319</text:p>
          </table:table-cell>
          <table:table-cell office:value-type="float" office:value="0.25085687361892">
            <text:p>0.251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035724p1270093</text:p>
          </table:table-cell>
          <table:table-cell table:formula="of:=1/([.D333]*0.7+[.E333]/100*0.3)" office:value-type="float" office:value="1.67356760437282">
            <text:p>1.67</text:p>
          </table:table-cell>
          <table:table-cell office:value-type="float" office:value="1251.11233906737">
            <text:p>1251</text:p>
          </table:table-cell>
          <table:table-cell table:formula="of:=(ABS([.C333]-[.$O$2]))/[.C333]" office:value-type="float" office:value="0.758435219046732">
            <text:p>0.758</text:p>
          </table:table-cell>
          <table:table-cell office:value-type="float" office:value="22.2070844106265">
            <text:p>22.21</text:p>
          </table:table-cell>
          <table:table-cell office:value-type="float" office:value="8.36660893297644">
            <text:p>8.37</text:p>
          </table:table-cell>
          <table:table-cell office:value-type="float" office:value="27.5394786927397">
            <text:p>27.54</text:p>
          </table:table-cell>
          <table:table-cell office:value-type="float" office:value="384531.938811443">
            <text:p>384532</text:p>
          </table:table-cell>
          <table:table-cell office:value-type="float" office:value="0.298426855295891">
            <text:p>0.298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035751p1270667</text:p>
          </table:table-cell>
          <table:table-cell table:formula="of:=1/([.D334]*0.7+[.E334]/100*0.3)" office:value-type="float" office:value="0.999421053198911">
            <text:p>1.00</text:p>
          </table:table-cell>
          <table:table-cell office:value-type="float" office:value="936.457310605232">
            <text:p>936</text:p>
          </table:table-cell>
          <table:table-cell table:formula="of:=(ABS([.C334]-[.$O$2]))/[.C334]" office:value-type="float" office:value="1.34927954011928">
            <text:p>1.349</text:p>
          </table:table-cell>
          <table:table-cell office:value-type="float" office:value="18.6945346970508">
            <text:p>18.69</text:p>
          </table:table-cell>
          <table:table-cell office:value-type="float" office:value="14.8972784200385">
            <text:p>14.90</text:p>
          </table:table-cell>
          <table:table-cell office:value-type="float" office:value="37.4144560743308">
            <text:p>37.41</text:p>
          </table:table-cell>
          <table:table-cell office:value-type="float" office:value="377722.147421459">
            <text:p>377722</text:p>
          </table:table-cell>
          <table:table-cell office:value-type="float" office:value="0.0678992406138806">
            <text:p>0.068</text:p>
          </table:table-cell>
          <table:table-cell office:value-type="float" office:value="92.1279385217163">
            <text:p>92.13</text:p>
          </table:table-cell>
          <table:table-cell table:number-columns-repeated="5"/>
        </table:table-row>
        <table:table-row table:style-name="ro1">
          <table:table-cell office:value-type="string">
            <text:p>20230929T114042p1306951</text:p>
          </table:table-cell>
          <table:table-cell table:formula="of:=1/([.D335]*0.7+[.E335]/100*0.3)" office:value-type="float" office:value="0.531294744860039">
            <text:p>0.53</text:p>
          </table:table-cell>
          <table:table-cell office:value-type="float" office:value="667.58361406335">
            <text:p>668</text:p>
          </table:table-cell>
          <table:table-cell table:formula="of:=(ABS([.C335]-[.$O$2]))/[.C335]" office:value-type="float" office:value="2.29546734469614">
            <text:p>2.295</text:p>
          </table:table-cell>
          <table:table-cell office:value-type="float" office:value="91.7890902999744">
            <text:p>91.79</text:p>
          </table:table-cell>
          <table:table-cell office:value-type="float" office:value="10.5287743799663">
            <text:p>10.53</text:p>
          </table:table-cell>
          <table:table-cell office:value-type="float" office:value="13.3531717626666">
            <text:p>13.35</text:p>
          </table:table-cell>
          <table:table-cell office:value-type="float" office:value="204068.444254728">
            <text:p>204068</text:p>
          </table:table-cell>
          <table:table-cell office:value-type="float" office:value="0.238836693360385">
            <text:p>0.239</text:p>
          </table:table-cell>
          <table:table-cell office:value-type="float" office:value="72.583540293312">
            <text:p>72.58</text:p>
          </table:table-cell>
          <table:table-cell table:number-columns-repeated="5"/>
        </table:table-row>
        <table:table-row table:style-name="ro1">
          <table:table-cell office:value-type="string">
            <text:p>20230929T114015p1306497</text:p>
          </table:table-cell>
          <table:table-cell table:formula="of:=1/([.D336]*0.7+[.E336]/100*0.3)" office:value-type="float" office:value="0.721230486027705">
            <text:p>0.72</text:p>
          </table:table-cell>
          <table:table-cell office:value-type="float" office:value="862.372180314669">
            <text:p>862</text:p>
          </table:table-cell>
          <table:table-cell table:formula="of:=(ABS([.C336]-[.$O$2]))/[.C336]" office:value-type="float" office:value="1.55110270277648">
            <text:p>1.551</text:p>
          </table:table-cell>
          <table:table-cell office:value-type="float" office:value="100.249141275673">
            <text:p>100.25</text:p>
          </table:table-cell>
          <table:table-cell office:value-type="float" office:value="10.299253371869">
            <text:p>10.30</text:p>
          </table:table-cell>
          <table:table-cell office:value-type="float" office:value="16.5728319724947">
            <text:p>16.57</text:p>
          </table:table-cell>
          <table:table-cell office:value-type="float" office:value="323353.874036666">
            <text:p>323354</text:p>
          </table:table-cell>
          <table:table-cell office:value-type="float" office:value="0.341260759911402">
            <text:p>0.341</text:p>
          </table:table-cell>
          <table:table-cell office:value-type="float" office:value="81.7445243313563">
            <text:p>81.74</text:p>
          </table:table-cell>
          <table:table-cell table:number-columns-repeated="5"/>
        </table:table-row>
        <table:table-row table:style-name="ro1">
          <table:table-cell office:value-type="string">
            <text:p>20230929T114009p1306411</text:p>
          </table:table-cell>
          <table:table-cell table:formula="of:=1/([.D337]*0.7+[.E337]/100*0.3)" office:value-type="float" office:value="0.616425386089432">
            <text:p>0.62</text:p>
          </table:table-cell>
          <table:table-cell office:value-type="float" office:value="786.612691332531">
            <text:p>787</text:p>
          </table:table-cell>
          <table:table-cell table:formula="of:=(ABS([.C337]-[.$O$2]))/[.C337]" office:value-type="float" office:value="1.79680206566865">
            <text:p>1.797</text:p>
          </table:table-cell>
          <table:table-cell office:value-type="float" office:value="121.498303028542">
            <text:p>121.50</text:p>
          </table:table-cell>
          <table:table-cell office:value-type="float" office:value="10.8278767453057">
            <text:p>10.83</text:p>
          </table:table-cell>
          <table:table-cell office:value-type="float" office:value="22.5233383164073">
            <text:p>22.52</text:p>
          </table:table-cell>
          <table:table-cell office:value-type="float" office:value="214695.650497783">
            <text:p>214696</text:p>
          </table:table-cell>
          <table:table-cell office:value-type="float" office:value="0.305654063984111">
            <text:p>0.306</text:p>
          </table:table-cell>
          <table:table-cell office:value-type="float" office:value="75.4460093976988">
            <text:p>75.45</text:p>
          </table:table-cell>
          <table:table-cell table:number-columns-repeated="5"/>
        </table:table-row>
        <table:table-row table:style-name="ro1">
          <table:table-cell office:value-type="string">
            <text:p>20230929T114007p1306361</text:p>
          </table:table-cell>
          <table:table-cell table:formula="of:=1/([.D338]*0.7+[.E338]/100*0.3)" office:value-type="float" office:value="0.627043291289656">
            <text:p>0.63</text:p>
          </table:table-cell>
          <table:table-cell office:value-type="float" office:value="716.028573198031">
            <text:p>716</text:p>
          </table:table-cell>
          <table:table-cell table:formula="of:=(ABS([.C338]-[.$O$2]))/[.C338]" office:value-type="float" office:value="2.0725030848616">
            <text:p>2.073</text:p>
          </table:table-cell>
          <table:table-cell office:value-type="float" office:value="48.0113533769667">
            <text:p>48.01</text:p>
          </table:table-cell>
          <table:table-cell office:value-type="float" office:value="11.9915743861338">
            <text:p>11.99</text:p>
          </table:table-cell>
          <table:table-cell office:value-type="float" office:value="31.7034878344477">
            <text:p>31.70</text:p>
          </table:table-cell>
          <table:table-cell office:value-type="float" office:value="362883.979584949">
            <text:p>362884</text:p>
          </table:table-cell>
          <table:table-cell office:value-type="float" office:value="0.112276714540782">
            <text:p>0.112</text:p>
          </table:table-cell>
          <table:table-cell office:value-type="float" office:value="70.8370591732585">
            <text:p>70.84</text:p>
          </table:table-cell>
          <table:table-cell table:number-columns-repeated="5"/>
        </table:table-row>
        <table:table-row table:style-name="ro1">
          <table:table-cell office:value-type="string">
            <text:p>20230929T114149p1308349</text:p>
          </table:table-cell>
          <table:table-cell table:formula="of:=1/([.D339]*0.7+[.E339]/100*0.3)" office:value-type="float" office:value="0.435250897576139">
            <text:p>0.44</text:p>
          </table:table-cell>
          <table:table-cell office:value-type="float" office:value="539.242973642581">
            <text:p>539</text:p>
          </table:table-cell>
          <table:table-cell table:formula="of:=(ABS([.C339]-[.$O$2]))/[.C339]" office:value-type="float" office:value="3.07979353933723">
            <text:p>3.080</text:p>
          </table:table-cell>
          <table:table-cell office:value-type="float" office:value="47.2233131904539">
            <text:p>47.22</text:p>
          </table:table-cell>
          <table:table-cell office:value-type="float" office:value="10.5976637764933">
            <text:p>10.60</text:p>
          </table:table-cell>
          <table:table-cell office:value-type="float" office:value="26.1906387646992">
            <text:p>26.19</text:p>
          </table:table-cell>
          <table:table-cell office:value-type="float" office:value="278378.157222832">
            <text:p>278378</text:p>
          </table:table-cell>
          <table:table-cell office:value-type="float" office:value="0.118059342666158">
            <text:p>0.118</text:p>
          </table:table-cell>
          <table:table-cell office:value-type="float" office:value="61.8573681385699">
            <text:p>61.86</text:p>
          </table:table-cell>
          <table:table-cell table:number-columns-repeated="5"/>
        </table:table-row>
        <table:table-row table:style-name="ro1">
          <table:table-cell office:value-type="string">
            <text:p>20230929T114104p1307376</text:p>
          </table:table-cell>
          <table:table-cell table:formula="of:=1/([.D340]*0.7+[.E340]/100*0.3)" office:value-type="float" office:value="0.837983142103479">
            <text:p>0.84</text:p>
          </table:table-cell>
          <table:table-cell office:value-type="float" office:value="860.738473641746">
            <text:p>861</text:p>
          </table:table-cell>
          <table:table-cell table:formula="of:=(ABS([.C340]-[.$O$2]))/[.C340]" office:value-type="float" office:value="1.55594476995074">
            <text:p>1.556</text:p>
          </table:table-cell>
          <table:table-cell office:value-type="float" office:value="34.7266965685031">
            <text:p>34.73</text:p>
          </table:table-cell>
          <table:table-cell office:value-type="float" office:value="11.8310452793834">
            <text:p>11.83</text:p>
          </table:table-cell>
          <table:table-cell office:value-type="float" office:value="22.350682126567">
            <text:p>22.35</text:p>
          </table:table-cell>
          <table:table-cell office:value-type="float" office:value="361759.420756751">
            <text:p>361759</text:p>
          </table:table-cell>
          <table:table-cell office:value-type="float" office:value="0.0810126434487046">
            <text:p>0.081</text:p>
          </table:table-cell>
          <table:table-cell office:value-type="float" office:value="75.1144870033393">
            <text:p>75.11</text:p>
          </table:table-cell>
          <table:table-cell table:number-columns-repeated="5"/>
        </table:table-row>
        <table:table-row table:style-name="ro1">
          <table:table-cell office:value-type="string">
            <text:p>20230929T114027p1306679</text:p>
          </table:table-cell>
          <table:table-cell table:formula="of:=1/([.D341]*0.7+[.E341]/100*0.3)" office:value-type="float" office:value="0.440836098667645">
            <text:p>0.44</text:p>
          </table:table-cell>
          <table:table-cell office:value-type="float" office:value="532.300260922107">
            <text:p>532</text:p>
          </table:table-cell>
          <table:table-cell table:formula="of:=(ABS([.C341]-[.$O$2]))/[.C341]" office:value-type="float" office:value="3.13300567651221">
            <text:p>3.133</text:p>
          </table:table-cell>
          <table:table-cell office:value-type="float" office:value="25.1042662070871">
            <text:p>25.10</text:p>
          </table:table-cell>
          <table:table-cell office:value-type="float" office:value="5.03021427470325">
            <text:p>5.03</text:p>
          </table:table-cell>
          <table:table-cell office:value-type="float" office:value="25.4957912022299">
            <text:p>25.50</text:p>
          </table:table-cell>
          <table:table-cell office:value-type="float" office:value="327905.10052779">
            <text:p>327905</text:p>
          </table:table-cell>
          <table:table-cell office:value-type="float" office:value="0.0678992406138806">
            <text:p>0.068</text:p>
          </table:table-cell>
          <table:table-cell office:value-type="float" office:value="54.8238187470365">
            <text:p>54.82</text:p>
          </table:table-cell>
          <table:table-cell table:number-columns-repeated="5"/>
        </table:table-row>
        <table:table-row table:style-name="ro1">
          <table:table-cell office:value-type="string">
            <text:p>20230929T114057p1307261</text:p>
          </table:table-cell>
          <table:table-cell table:formula="of:=1/([.D342]*0.7+[.E342]/100*0.3)" office:value-type="float" office:value="0.624548007330121">
            <text:p>0.62</text:p>
          </table:table-cell>
          <table:table-cell office:value-type="float" office:value="695.169823956842">
            <text:p>695</text:p>
          </table:table-cell>
          <table:table-cell table:formula="of:=(ABS([.C342]-[.$O$2]))/[.C342]" office:value-type="float" office:value="2.16469432962122">
            <text:p>2.165</text:p>
          </table:table-cell>
          <table:table-cell office:value-type="float" office:value="28.6239693025603">
            <text:p>28.62</text:p>
          </table:table-cell>
          <table:table-cell office:value-type="float" office:value="12.4514691714836">
            <text:p>12.45</text:p>
          </table:table-cell>
          <table:table-cell office:value-type="float" office:value="31.5711365173185">
            <text:p>31.57</text:p>
          </table:table-cell>
          <table:table-cell office:value-type="float" office:value="395025.64511949">
            <text:p>395026</text:p>
          </table:table-cell>
          <table:table-cell office:value-type="float" office:value="0.20928239339929">
            <text:p>0.209</text:p>
          </table:table-cell>
          <table:table-cell office:value-type="float" office:value="69.3340935219774">
            <text:p>69.33</text:p>
          </table:table-cell>
          <table:table-cell table:number-columns-repeated="5"/>
        </table:table-row>
        <table:table-row table:style-name="ro1">
          <table:table-cell office:value-type="string">
            <text:p>20230929T114048p1307055</text:p>
          </table:table-cell>
          <table:table-cell table:formula="of:=1/([.D343]*0.7+[.E343]/100*0.3)" office:value-type="float" office:value="0.395019726850533">
            <text:p>0.40</text:p>
          </table:table-cell>
          <table:table-cell office:value-type="float" office:value="510.486251551279">
            <text:p>510</text:p>
          </table:table-cell>
          <table:table-cell table:formula="of:=(ABS([.C343]-[.$O$2]))/[.C343]" office:value-type="float" office:value="3.30961655346169">
            <text:p>3.310</text:p>
          </table:table-cell>
          <table:table-cell office:value-type="float" office:value="71.5958515342668">
            <text:p>71.60</text:p>
          </table:table-cell>
          <table:table-cell office:value-type="float" office:value="16.126204238921">
            <text:p>16.13</text:p>
          </table:table-cell>
          <table:table-cell office:value-type="float" office:value="29.1224132613209">
            <text:p>29.12</text:p>
          </table:table-cell>
          <table:table-cell office:value-type="float" office:value="242442.075610859">
            <text:p>242442</text:p>
          </table:table-cell>
          <table:table-cell office:value-type="float" office:value="0.257630940261828">
            <text:p>0.258</text:p>
          </table:table-cell>
          <table:table-cell office:value-type="float" office:value="29.2158767831964">
            <text:p>29.22</text:p>
          </table:table-cell>
          <table:table-cell table:number-columns-repeated="5"/>
        </table:table-row>
        <table:table-row table:style-name="ro1">
          <table:table-cell office:value-type="string">
            <text:p>20230929T114024p1306635</text:p>
          </table:table-cell>
          <table:table-cell table:formula="of:=1/([.D344]*0.7+[.E344]/100*0.3)" office:value-type="float" office:value="0.282501786948487">
            <text:p>0.28</text:p>
          </table:table-cell>
          <table:table-cell office:value-type="float" office:value="373.741877435719">
            <text:p>374</text:p>
          </table:table-cell>
          <table:table-cell table:formula="of:=(ABS([.C344]-[.$O$2]))/[.C344]" office:value-type="float" office:value="4.88641555261194">
            <text:p>4.886</text:p>
          </table:table-cell>
          <table:table-cell office:value-type="float" office:value="39.7699103594486">
            <text:p>39.77</text:p>
          </table:table-cell>
          <table:table-cell office:value-type="float" office:value="13.6632947976879">
            <text:p>13.66</text:p>
          </table:table-cell>
          <table:table-cell office:value-type="float" office:value="27.2196990123717">
            <text:p>27.22</text:p>
          </table:table-cell>
          <table:table-cell office:value-type="float" office:value="281657.269118927">
            <text:p>281657</text:p>
          </table:table-cell>
          <table:table-cell office:value-type="float" office:value="0.150205041165382">
            <text:p>0.150</text:p>
          </table:table-cell>
          <table:table-cell office:value-type="float" office:value="56.2746395629939">
            <text:p>56.27</text:p>
          </table:table-cell>
          <table:table-cell table:number-columns-repeated="5"/>
        </table:table-row>
        <table:table-row table:style-name="ro1">
          <table:table-cell office:value-type="string">
            <text:p>20230929T114128p1307887</text:p>
          </table:table-cell>
          <table:table-cell table:formula="of:=1/([.D345]*0.7+[.E345]/100*0.3)" office:value-type="float" office:value="0.654724322097705">
            <text:p>0.65</text:p>
          </table:table-cell>
          <table:table-cell office:value-type="float" office:value="743.84373225419">
            <text:p>744</text:p>
          </table:table-cell>
          <table:table-cell table:formula="of:=(ABS([.C345]-[.$O$2]))/[.C345]" office:value-type="float" office:value="1.95761045580499">
            <text:p>1.958</text:p>
          </table:table-cell>
          <table:table-cell office:value-type="float" office:value="52.34435904503">
            <text:p>52.34</text:p>
          </table:table-cell>
          <table:table-cell office:value-type="float" office:value="7.21569858712716">
            <text:p>7.22</text:p>
          </table:table-cell>
          <table:table-cell office:value-type="float" office:value="19.4362668043405">
            <text:p>19.44</text:p>
          </table:table-cell>
          <table:table-cell office:value-type="float" office:value="390311.451035359">
            <text:p>390311</text:p>
          </table:table-cell>
          <table:table-cell office:value-type="float" office:value="0.142541326055002">
            <text:p>0.143</text:p>
          </table:table-cell>
          <table:table-cell office:value-type="float" office:value="25.057964785415">
            <text:p>25.06</text:p>
          </table:table-cell>
          <table:table-cell table:number-columns-repeated="5"/>
        </table:table-row>
        <table:table-row table:style-name="ro1">
          <table:table-cell office:value-type="string">
            <text:p>20230929T114030p1306730</text:p>
          </table:table-cell>
          <table:table-cell table:formula="of:=1/([.D346]*0.7+[.E346]/100*0.3)" office:value-type="float" office:value="0.207321541744288">
            <text:p>0.21</text:p>
          </table:table-cell>
          <table:table-cell office:value-type="float" office:value="281.798792928205">
            <text:p>282</text:p>
          </table:table-cell>
          <table:table-cell table:formula="of:=(ABS([.C346]-[.$O$2]))/[.C346]" office:value-type="float" office:value="6.80698872816145">
            <text:p>6.807</text:p>
          </table:table-cell>
          <table:table-cell office:value-type="float" office:value="19.5111121706667">
            <text:p>19.51</text:p>
          </table:table-cell>
          <table:table-cell office:value-type="float" office:value="17.4930154142582">
            <text:p>17.49</text:p>
          </table:table-cell>
          <table:table-cell office:value-type="float" office:value="20.6354344753615">
            <text:p>20.64</text:p>
          </table:table-cell>
          <table:table-cell office:value-type="float" office:value="384377.303651347">
            <text:p>384377</text:p>
          </table:table-cell>
          <table:table-cell office:value-type="float" office:value="0.135678553101973">
            <text:p>0.136</text:p>
          </table:table-cell>
          <table:table-cell office:value-type="float" office:value="39.4687424417901">
            <text:p>39.47</text:p>
          </table:table-cell>
          <table:table-cell table:number-columns-repeated="5"/>
        </table:table-row>
        <table:table-row table:style-name="ro1">
          <table:table-cell office:value-type="string">
            <text:p>20230929T114155p1308432</text:p>
          </table:table-cell>
          <table:table-cell table:formula="of:=1/([.D347]*0.7+[.E347]/100*0.3)" office:value-type="float" office:value="0.21207544825787">
            <text:p>0.21</text:p>
          </table:table-cell>
          <table:table-cell office:value-type="float" office:value="286.689538554127">
            <text:p>287</text:p>
          </table:table-cell>
          <table:table-cell table:formula="of:=(ABS([.C347]-[.$O$2]))/[.C347]" office:value-type="float" office:value="6.67380634499378">
            <text:p>6.674</text:p>
          </table:table-cell>
          <table:table-cell office:value-type="float" office:value="14.546190259933">
            <text:p>14.55</text:p>
          </table:table-cell>
          <table:table-cell office:value-type="float" office:value="17.1380057803468">
            <text:p>17.14</text:p>
          </table:table-cell>
          <table:table-cell office:value-type="float" office:value="27.2196990123717">
            <text:p>27.22</text:p>
          </table:table-cell>
          <table:table-cell office:value-type="float" office:value="230298.88320644">
            <text:p>230299</text:p>
          </table:table-cell>
          <table:table-cell office:value-type="float" office:value="0.174444062787608">
            <text:p>0.174</text:p>
          </table:table-cell>
          <table:table-cell office:value-type="float" office:value="38.4046766182392">
            <text:p>38.40</text:p>
          </table:table-cell>
          <table:table-cell table:number-columns-repeated="5"/>
        </table:table-row>
        <table:table-row table:style-name="ro1">
          <table:table-cell office:value-type="string">
            <text:p>20230929T114018p1306550</text:p>
          </table:table-cell>
          <table:table-cell table:formula="of:=1/([.D348]*0.7+[.E348]/100*0.3)" office:value-type="float" office:value="0.372377446953767">
            <text:p>0.37</text:p>
          </table:table-cell>
          <table:table-cell office:value-type="float" office:value="464.986944910852">
            <text:p>465</text:p>
          </table:table-cell>
          <table:table-cell table:formula="of:=(ABS([.C348]-[.$O$2]))/[.C348]" office:value-type="float" office:value="3.73131562956415">
            <text:p>3.731</text:p>
          </table:table-cell>
          <table:table-cell office:value-type="float" office:value="24.5087779285308">
            <text:p>24.51</text:p>
          </table:table-cell>
          <table:table-cell office:value-type="float" office:value="18.1029624277457">
            <text:p>18.10</text:p>
          </table:table-cell>
          <table:table-cell office:value-type="float" office:value="37.4073231630006">
            <text:p>37.41</text:p>
          </table:table-cell>
          <table:table-cell office:value-type="float" office:value="345437.793116794">
            <text:p>345438</text:p>
          </table:table-cell>
          <table:table-cell office:value-type="float" office:value="0.257630940261828">
            <text:p>0.258</text:p>
          </table:table-cell>
          <table:table-cell office:value-type="float" office:value="22.3407030508509">
            <text:p>22.34</text:p>
          </table:table-cell>
          <table:table-cell table:number-columns-repeated="5"/>
        </table:table-row>
        <table:table-row table:style-name="ro1">
          <table:table-cell office:value-type="string">
            <text:p>20230929T114033p1306794</text:p>
          </table:table-cell>
          <table:table-cell table:formula="of:=1/([.D349]*0.7+[.E349]/100*0.3)" office:value-type="float" office:value="0.424355820576183">
            <text:p>0.42</text:p>
          </table:table-cell>
          <table:table-cell office:value-type="float" office:value="523.541302838317">
            <text:p>524</text:p>
          </table:table-cell>
          <table:table-cell table:formula="of:=(ABS([.C349]-[.$O$2]))/[.C349]" office:value-type="float" office:value="3.20215174633398">
            <text:p>3.202</text:p>
          </table:table-cell>
          <table:table-cell office:value-type="float" office:value="38.3355863845785">
            <text:p>38.34</text:p>
          </table:table-cell>
          <table:table-cell office:value-type="float" office:value="5.68739249215825">
            <text:p>5.69</text:p>
          </table:table-cell>
          <table:table-cell office:value-type="float" office:value="27.2094751070022">
            <text:p>27.21</text:p>
          </table:table-cell>
          <table:table-cell office:value-type="float" office:value="361759.420756751">
            <text:p>361759</text:p>
          </table:table-cell>
          <table:table-cell office:value-type="float" office:value="0.327374199043147">
            <text:p>0.327</text:p>
          </table:table-cell>
          <table:table-cell office:value-type="float" office:value="80.0261111116701">
            <text:p>80.03</text:p>
          </table:table-cell>
          <table:table-cell table:number-columns-repeated="5"/>
        </table:table-row>
        <table:table-row table:style-name="ro1">
          <table:table-cell office:value-type="string">
            <text:p>20230929T114131p1307940</text:p>
          </table:table-cell>
          <table:table-cell table:formula="of:=1/([.D350]*0.7+[.E350]/100*0.3)" office:value-type="float" office:value="0.457310491452354">
            <text:p>0.46</text:p>
          </table:table-cell>
          <table:table-cell office:value-type="float" office:value="551.27063614056">
            <text:p>551</text:p>
          </table:table-cell>
          <table:table-cell table:formula="of:=(ABS([.C350]-[.$O$2]))/[.C350]" office:value-type="float" office:value="2.99078030965367">
            <text:p>2.991</text:p>
          </table:table-cell>
          <table:table-cell office:value-type="float" office:value="31.0506403071935">
            <text:p>31.05</text:p>
          </table:table-cell>
          <table:table-cell office:value-type="float" office:value="6.17419156459796">
            <text:p>6.17</text:p>
          </table:table-cell>
          <table:table-cell office:value-type="float" office:value="33.7547487759417">
            <text:p>33.75</text:p>
          </table:table-cell>
          <table:table-cell office:value-type="float" office:value="309956.932910822">
            <text:p>309957</text:p>
          </table:table-cell>
          <table:table-cell office:value-type="float" office:value="0.104359638658641">
            <text:p>0.104</text:p>
          </table:table-cell>
          <table:table-cell office:value-type="float" office:value="83.9590450341095">
            <text:p>83.96</text:p>
          </table:table-cell>
          <table:table-cell table:number-columns-repeated="5"/>
        </table:table-row>
        <table:table-row table:style-name="ro1">
          <table:table-cell office:value-type="string">
            <text:p>20230929T114152p1308380</text:p>
          </table:table-cell>
          <table:table-cell table:formula="of:=1/([.D351]*0.7+[.E351]/100*0.3)" office:value-type="float" office:value="0.232483034852511">
            <text:p>0.23</text:p>
          </table:table-cell>
          <table:table-cell office:value-type="float" office:value="311.980035000329">
            <text:p>312</text:p>
          </table:table-cell>
          <table:table-cell table:formula="of:=(ABS([.C351]-[.$O$2]))/[.C351]" office:value-type="float" office:value="6.05173329440033">
            <text:p>6.052</text:p>
          </table:table-cell>
          <table:table-cell office:value-type="float" office:value="21.7252760393028">
            <text:p>21.73</text:p>
          </table:table-cell>
          <table:table-cell office:value-type="float" office:value="17.2412090558767">
            <text:p>17.24</text:p>
          </table:table-cell>
          <table:table-cell office:value-type="float" office:value="27.2196990123717">
            <text:p>27.22</text:p>
          </table:table-cell>
          <table:table-cell office:value-type="float" office:value="230298.88320644">
            <text:p>230299</text:p>
          </table:table-cell>
          <table:table-cell office:value-type="float" office:value="0.174444062787608">
            <text:p>0.174</text:p>
          </table:table-cell>
          <table:table-cell office:value-type="float" office:value="38.4046766182392">
            <text:p>38.40</text:p>
          </table:table-cell>
          <table:table-cell table:number-columns-repeated="5"/>
        </table:table-row>
        <table:table-row table:style-name="ro1">
          <table:table-cell office:value-type="string">
            <text:p>20230929T114122p1307746</text:p>
          </table:table-cell>
          <table:table-cell table:formula="of:=1/([.D352]*0.7+[.E352]/100*0.3)" office:value-type="float" office:value="0.223709961752106">
            <text:p>0.22</text:p>
          </table:table-cell>
          <table:table-cell office:value-type="float" office:value="303.992944995133">
            <text:p>304</text:p>
          </table:table-cell>
          <table:table-cell table:formula="of:=(ABS([.C352]-[.$O$2]))/[.C352]" office:value-type="float" office:value="6.23701005638543">
            <text:p>6.237</text:p>
          </table:table-cell>
          <table:table-cell office:value-type="float" office:value="34.7221956567445">
            <text:p>34.72</text:p>
          </table:table-cell>
          <table:table-cell office:value-type="float" office:value="18.6225324987963">
            <text:p>18.62</text:p>
          </table:table-cell>
          <table:table-cell office:value-type="float" office:value="27.2196990123717">
            <text:p>27.22</text:p>
          </table:table-cell>
          <table:table-cell office:value-type="float" office:value="209297.280604826">
            <text:p>209297</text:p>
          </table:table-cell>
          <table:table-cell office:value-type="float" office:value="0.220900320776171">
            <text:p>0.221</text:p>
          </table:table-cell>
          <table:table-cell office:value-type="float" office:value="25.0753314903835">
            <text:p>25.08</text:p>
          </table:table-cell>
          <table:table-cell table:number-columns-repeated="5"/>
        </table:table-row>
        <table:table-row table:style-name="ro1">
          <table:table-cell office:value-type="string">
            <text:p>20230929T114146p1308293</text:p>
          </table:table-cell>
          <table:table-cell table:formula="of:=1/([.D353]*0.7+[.E353]/100*0.3)" office:value-type="float" office:value="0.374065432362441">
            <text:p>0.37</text:p>
          </table:table-cell>
          <table:table-cell office:value-type="float" office:value="468.707707067974">
            <text:p>469</text:p>
          </table:table-cell>
          <table:table-cell table:formula="of:=(ABS([.C353]-[.$O$2]))/[.C353]" office:value-type="float" office:value="3.69375682717533">
            <text:p>3.694</text:p>
          </table:table-cell>
          <table:table-cell office:value-type="float" office:value="29.2331019678137">
            <text:p>29.23</text:p>
          </table:table-cell>
          <table:table-cell office:value-type="float" office:value="14.2461464354528">
            <text:p>14.25</text:p>
          </table:table-cell>
          <table:table-cell office:value-type="float" office:value="27.5394786927397">
            <text:p>27.54</text:p>
          </table:table-cell>
          <table:table-cell office:value-type="float" office:value="206236.172996498">
            <text:p>206236</text:p>
          </table:table-cell>
          <table:table-cell office:value-type="float" office:value="0.17699349539433">
            <text:p>0.177</text:p>
          </table:table-cell>
          <table:table-cell office:value-type="float" office:value="87.7821134387364">
            <text:p>87.78</text:p>
          </table:table-cell>
          <table:table-cell table:number-columns-repeated="5"/>
        </table:table-row>
        <table:table-row table:style-name="ro1">
          <table:table-cell office:value-type="string">
            <text:p>20230929T114045p1306991</text:p>
          </table:table-cell>
          <table:table-cell table:formula="of:=1/([.D354]*0.7+[.E354]/100*0.3)" office:value-type="float" office:value="0.748602537926572">
            <text:p>0.75</text:p>
          </table:table-cell>
          <table:table-cell office:value-type="float" office:value="794.234349047093">
            <text:p>794</text:p>
          </table:table-cell>
          <table:table-cell table:formula="of:=(ABS([.C354]-[.$O$2]))/[.C354]" office:value-type="float" office:value="1.76996330193918">
            <text:p>1.770</text:p>
          </table:table-cell>
          <table:table-cell office:value-type="float" office:value="32.2826789112117">
            <text:p>32.28</text:p>
          </table:table-cell>
          <table:table-cell office:value-type="float" office:value="13.7965816080886">
            <text:p>13.80</text:p>
          </table:table-cell>
          <table:table-cell office:value-type="float" office:value="27.5394786927397">
            <text:p>27.54</text:p>
          </table:table-cell>
          <table:table-cell office:value-type="float" office:value="387994.738913932">
            <text:p>387995</text:p>
          </table:table-cell>
          <table:table-cell office:value-type="float" office:value="0.326755993119112">
            <text:p>0.327</text:p>
          </table:table-cell>
          <table:table-cell office:value-type="float" office:value="89.8354973228294">
            <text:p>89.84</text:p>
          </table:table-cell>
          <table:table-cell table:number-columns-repeated="5"/>
        </table:table-row>
        <table:table-row table:style-name="ro1">
          <table:table-cell office:value-type="string">
            <text:p>20230929T114119p1307658</text:p>
          </table:table-cell>
          <table:table-cell table:formula="of:=1/([.D355]*0.7+[.E355]/100*0.3)" office:value-type="float" office:value="2.01294687664817">
            <text:p>2.01</text:p>
          </table:table-cell>
          <table:table-cell office:value-type="float" office:value="1481.39569233865">
            <text:p>1481</text:p>
          </table:table-cell>
          <table:table-cell table:formula="of:=(ABS([.C355]-[.$O$2]))/[.C355]" office:value-type="float" office:value="0.485085997871982">
            <text:p>0.485</text:p>
          </table:table-cell>
          <table:table-cell office:value-type="float" office:value="52.407966755266">
            <text:p>52.41</text:p>
          </table:table-cell>
          <table:table-cell office:value-type="float" office:value="7.81935753024614">
            <text:p>7.82</text:p>
          </table:table-cell>
          <table:table-cell office:value-type="float" office:value="19.9511126353848">
            <text:p>19.95</text:p>
          </table:table-cell>
          <table:table-cell office:value-type="float" office:value="334946.772167085">
            <text:p>334947</text:p>
          </table:table-cell>
          <table:table-cell office:value-type="float" office:value="0.154914044311896">
            <text:p>0.155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114134p1308016</text:p>
          </table:table-cell>
          <table:table-cell table:formula="of:=1/([.D356]*0.7+[.E356]/100*0.3)" office:value-type="float" office:value="1.64766106997107">
            <text:p>1.65</text:p>
          </table:table-cell>
          <table:table-cell office:value-type="float" office:value="1416.33763215534">
            <text:p>1416</text:p>
          </table:table-cell>
          <table:table-cell table:formula="of:=(ABS([.C356]-[.$O$2]))/[.C356]" office:value-type="float" office:value="0.553301945844725">
            <text:p>0.553</text:p>
          </table:table-cell>
          <table:table-cell office:value-type="float" office:value="73.203191546151">
            <text:p>73.20</text:p>
          </table:table-cell>
          <table:table-cell office:value-type="float" office:value="8.16797872895052">
            <text:p>8.17</text:p>
          </table:table-cell>
          <table:table-cell office:value-type="float" office:value="38.8216597465037">
            <text:p>38.82</text:p>
          </table:table-cell>
          <table:table-cell office:value-type="float" office:value="207859.24259587">
            <text:p>207859</text:p>
          </table:table-cell>
          <table:table-cell office:value-type="float" office:value="0.165017302723552">
            <text:p>0.165</text:p>
          </table:table-cell>
          <table:table-cell office:value-type="float" office:value="0.564689819822339">
            <text:p>0.56</text:p>
          </table:table-cell>
          <table:table-cell table:number-columns-repeated="5"/>
        </table:table-row>
        <table:table-row table:style-name="ro1">
          <table:table-cell office:value-type="string">
            <text:p>20230929T114021p1306582</text:p>
          </table:table-cell>
          <table:table-cell table:formula="of:=1/([.D357]*0.7+[.E357]/100*0.3)" office:value-type="float" office:value="0.344262359975892">
            <text:p>0.34</text:p>
          </table:table-cell>
          <table:table-cell office:value-type="float" office:value="441.301635748282">
            <text:p>441</text:p>
          </table:table-cell>
          <table:table-cell table:formula="of:=(ABS([.C357]-[.$O$2]))/[.C357]" office:value-type="float" office:value="3.98525231221866">
            <text:p>3.985</text:p>
          </table:table-cell>
          <table:table-cell office:value-type="float" office:value="38.3615795524189">
            <text:p>38.36</text:p>
          </table:table-cell>
          <table:table-cell office:value-type="float" office:value="12.5570384493168">
            <text:p>12.56</text:p>
          </table:table-cell>
          <table:table-cell office:value-type="float" office:value="34.416954957618">
            <text:p>34.42</text:p>
          </table:table-cell>
          <table:table-cell office:value-type="float" office:value="292180.759507729">
            <text:p>292181</text:p>
          </table:table-cell>
          <table:table-cell office:value-type="float" office:value="0.239830058477619">
            <text:p>0.240</text:p>
          </table:table-cell>
          <table:table-cell office:value-type="float" office:value="96.061079959359">
            <text:p>96.06</text:p>
          </table:table-cell>
          <table:table-cell table:number-columns-repeated="5"/>
        </table:table-row>
        <table:table-row table:style-name="ro1">
          <table:table-cell office:value-type="string">
            <text:p>20230929T114054p1307192</text:p>
          </table:table-cell>
          <table:table-cell table:formula="of:=1/([.D358]*0.7+[.E358]/100*0.3)" office:value-type="float" office:value="1.4734879405078">
            <text:p>1.47</text:p>
          </table:table-cell>
          <table:table-cell office:value-type="float" office:value="1242.25051226505">
            <text:p>1242</text:p>
          </table:table-cell>
          <table:table-cell table:formula="of:=(ABS([.C358]-[.$O$2]))/[.C358]" office:value-type="float" office:value="0.770979346177643">
            <text:p>0.771</text:p>
          </table:table-cell>
          <table:table-cell office:value-type="float" office:value="46.3254242058443">
            <text:p>46.33</text:p>
          </table:table-cell>
          <table:table-cell office:value-type="float" office:value="4.80861074572498">
            <text:p>4.81</text:p>
          </table:table-cell>
          <table:table-cell office:value-type="float" office:value="28.7374455868924">
            <text:p>28.74</text:p>
          </table:table-cell>
          <table:table-cell office:value-type="float" office:value="271319.350629107">
            <text:p>271319</text:p>
          </table:table-cell>
          <table:table-cell office:value-type="float" office:value="0.173165543723965">
            <text:p>0.173</text:p>
          </table:table-cell>
          <table:table-cell office:value-type="float" office:value="98.9468431559397">
            <text:p>98.95</text:p>
          </table:table-cell>
          <table:table-cell table:number-columns-repeated="5"/>
        </table:table-row>
        <table:table-row table:style-name="ro1">
          <table:table-cell office:value-type="string">
            <text:p>20230929T114116p1307586</text:p>
          </table:table-cell>
          <table:table-cell table:formula="of:=1/([.D359]*0.7+[.E359]/100*0.3)" office:value-type="float" office:value="0.435789198628512">
            <text:p>0.44</text:p>
          </table:table-cell>
          <table:table-cell office:value-type="float" office:value="523.263349550851">
            <text:p>523</text:p>
          </table:table-cell>
          <table:table-cell table:formula="of:=(ABS([.C359]-[.$O$2]))/[.C359]" office:value-type="float" office:value="3.20438389558221">
            <text:p>3.204</text:p>
          </table:table-cell>
          <table:table-cell office:value-type="float" office:value="17.2062372534537">
            <text:p>17.21</text:p>
          </table:table-cell>
          <table:table-cell office:value-type="float" office:value="14.6011560693642">
            <text:p>14.60</text:p>
          </table:table-cell>
          <table:table-cell office:value-type="float" office:value="27.5394786927397">
            <text:p>27.54</text:p>
          </table:table-cell>
          <table:table-cell office:value-type="float" office:value="318313.923710229">
            <text:p>318314</text:p>
          </table:table-cell>
          <table:table-cell office:value-type="float" office:value="0.0469279523791847">
            <text:p>0.047</text:p>
          </table:table-cell>
          <table:table-cell office:value-type="float" office:value="77.4878972021297">
            <text:p>77.49</text:p>
          </table:table-cell>
          <table:table-cell table:number-columns-repeated="5"/>
        </table:table-row>
        <table:table-row table:style-name="ro1">
          <table:table-cell office:value-type="string">
            <text:p>20230929T114036p1306844</text:p>
          </table:table-cell>
          <table:table-cell table:formula="of:=1/([.D360]*0.7+[.E360]/100*0.3)" office:value-type="float" office:value="2.20197179007904">
            <text:p>2.20</text:p>
          </table:table-cell>
          <table:table-cell office:value-type="float" office:value="1508.65290395134">
            <text:p>1509</text:p>
          </table:table-cell>
          <table:table-cell table:formula="of:=(ABS([.C360]-[.$O$2]))/[.C360]" office:value-type="float" office:value="0.458254575481173">
            <text:p>0.458</text:p>
          </table:table-cell>
          <table:table-cell office:value-type="float" office:value="44.4534072907032">
            <text:p>44.45</text:p>
          </table:table-cell>
          <table:table-cell office:value-type="float" office:value="8.76317719794614">
            <text:p>8.76</text:p>
          </table:table-cell>
          <table:table-cell office:value-type="float" office:value="20.0101224504755">
            <text:p>20.01</text:p>
          </table:table-cell>
          <table:table-cell office:value-type="float" office:value="336807.563732394">
            <text:p>336808</text:p>
          </table:table-cell>
          <table:table-cell office:value-type="float" office:value="0.0276349210061122">
            <text:p>0.028</text:p>
          </table:table-cell>
          <table:table-cell office:value-type="float" office:value="0.564689819822339">
            <text:p>0.56</text:p>
          </table:table-cell>
          <table:table-cell table:number-columns-repeated="5"/>
        </table:table-row>
        <table:table-row table:style-name="ro1">
          <table:table-cell office:value-type="string">
            <text:p>20230929T114107p1307422</text:p>
          </table:table-cell>
          <table:table-cell table:formula="of:=1/([.D361]*0.7+[.E361]/100*0.3)" office:value-type="float" office:value="1.3449298359949">
            <text:p>1.34</text:p>
          </table:table-cell>
          <table:table-cell office:value-type="float" office:value="1149.02139332729">
            <text:p>1149</text:p>
          </table:table-cell>
          <table:table-cell table:formula="of:=(ABS([.C361]-[.$O$2]))/[.C361]" office:value-type="float" office:value="0.914672792670403">
            <text:p>0.915</text:p>
          </table:table-cell>
          <table:table-cell office:value-type="float" office:value="34.4207521608048">
            <text:p>34.42</text:p>
          </table:table-cell>
          <table:table-cell office:value-type="float" office:value="8.29551879384358">
            <text:p>8.30</text:p>
          </table:table-cell>
          <table:table-cell office:value-type="float" office:value="19.4829720961901">
            <text:p>19.48</text:p>
          </table:table-cell>
          <table:table-cell office:value-type="float" office:value="273581.526518949">
            <text:p>273582</text:p>
          </table:table-cell>
          <table:table-cell office:value-type="float" office:value="0.0288514707168067">
            <text:p>0.029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114113p1307546</text:p>
          </table:table-cell>
          <table:table-cell table:formula="of:=1/([.D362]*0.7+[.E362]/100*0.3)" office:value-type="float" office:value="0.44655482209554">
            <text:p>0.45</text:p>
          </table:table-cell>
          <table:table-cell office:value-type="float" office:value="535.86255312475">
            <text:p>536</text:p>
          </table:table-cell>
          <table:table-cell table:formula="of:=(ABS([.C362]-[.$O$2]))/[.C362]" office:value-type="float" office:value="3.10553039612722">
            <text:p>3.106</text:p>
          </table:table-cell>
          <table:table-cell office:value-type="float" office:value="21.8318088204953">
            <text:p>21.83</text:p>
          </table:table-cell>
          <table:table-cell office:value-type="float" office:value="6.13604168774664">
            <text:p>6.14</text:p>
          </table:table-cell>
          <table:table-cell office:value-type="float" office:value="27.522980647868">
            <text:p>27.52</text:p>
          </table:table-cell>
          <table:table-cell office:value-type="float" office:value="384531.938811443">
            <text:p>384532</text:p>
          </table:table-cell>
          <table:table-cell office:value-type="float" office:value="0.0531259801610014">
            <text:p>0.053</text:p>
          </table:table-cell>
          <table:table-cell office:value-type="float" office:value="79.893580706368">
            <text:p>79.89</text:p>
          </table:table-cell>
          <table:table-cell table:number-columns-repeated="5"/>
        </table:table-row>
        <table:table-row table:style-name="ro1">
          <table:table-cell office:value-type="string">
            <text:p>20230929T114143p1308204</text:p>
          </table:table-cell>
          <table:table-cell table:formula="of:=1/([.D363]*0.7+[.E363]/100*0.3)" office:value-type="float" office:value="1.53723504414345">
            <text:p>1.54</text:p>
          </table:table-cell>
          <table:table-cell office:value-type="float" office:value="1360.70206506454">
            <text:p>1361</text:p>
          </table:table-cell>
          <table:table-cell table:formula="of:=(ABS([.C363]-[.$O$2]))/[.C363]" office:value-type="float" office:value="0.616812420943633">
            <text:p>0.617</text:p>
          </table:table-cell>
          <table:table-cell office:value-type="float" office:value="72.9166375445453">
            <text:p>72.92</text:p>
          </table:table-cell>
          <table:table-cell office:value-type="float" office:value="17.3321290944123">
            <text:p>17.33</text:p>
          </table:table-cell>
          <table:table-cell office:value-type="float" office:value="36.1249781399473">
            <text:p>36.12</text:p>
          </table:table-cell>
          <table:table-cell office:value-type="float" office:value="250919.560007153">
            <text:p>250920</text:p>
          </table:table-cell>
          <table:table-cell office:value-type="float" office:value="0.0995551284768612">
            <text:p>0.100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114137p1308090</text:p>
          </table:table-cell>
          <table:table-cell table:formula="of:=1/([.D364]*0.7+[.E364]/100*0.3)" office:value-type="float" office:value="0.961223211867011">
            <text:p>0.96</text:p>
          </table:table-cell>
          <table:table-cell office:value-type="float" office:value="1007.38375170422">
            <text:p>1007</text:p>
          </table:table-cell>
          <table:table-cell table:formula="of:=(ABS([.C364]-[.$O$2]))/[.C364]" office:value-type="float" office:value="1.1838748106451">
            <text:p>1.184</text:p>
          </table:table-cell>
          <table:table-cell office:value-type="float" office:value="70.5429061404572">
            <text:p>70.54</text:p>
          </table:table-cell>
          <table:table-cell office:value-type="float" office:value="17.1632947976879">
            <text:p>17.16</text:p>
          </table:table-cell>
          <table:table-cell office:value-type="float" office:value="22.5233383164073">
            <text:p>22.52</text:p>
          </table:table-cell>
          <table:table-cell office:value-type="float" office:value="313437.476540238">
            <text:p>313437</text:p>
          </table:table-cell>
          <table:table-cell office:value-type="float" office:value="0.0667868755555661">
            <text:p>0.067</text:p>
          </table:table-cell>
          <table:table-cell office:value-type="float" office:value="6.92609390040907">
            <text:p>6.93</text:p>
          </table:table-cell>
          <table:table-cell table:number-columns-repeated="5"/>
        </table:table-row>
        <table:table-row table:style-name="ro1">
          <table:table-cell office:value-type="string">
            <text:p>20230929T114012p1306457</text:p>
          </table:table-cell>
          <table:table-cell table:formula="of:=1/([.D365]*0.7+[.E365]/100*0.3)" office:value-type="float" office:value="0.681654254932168">
            <text:p>0.68</text:p>
          </table:table-cell>
          <table:table-cell office:value-type="float" office:value="742.87788930641">
            <text:p>743</text:p>
          </table:table-cell>
          <table:table-cell table:formula="of:=(ABS([.C365]-[.$O$2]))/[.C365]" office:value-type="float" office:value="1.96145575426136">
            <text:p>1.961</text:p>
          </table:table-cell>
          <table:table-cell office:value-type="float" office:value="31.3334494767528">
            <text:p>31.33</text:p>
          </table:table-cell>
          <table:table-cell office:value-type="float" office:value="8.32762054507337">
            <text:p>8.33</text:p>
          </table:table-cell>
          <table:table-cell office:value-type="float" office:value="30.2445652793167">
            <text:p>30.24</text:p>
          </table:table-cell>
          <table:table-cell office:value-type="float" office:value="246941.512973506">
            <text:p>246942</text:p>
          </table:table-cell>
          <table:table-cell office:value-type="float" office:value="0.318712478996306">
            <text:p>0.319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114039p1306894</text:p>
          </table:table-cell>
          <table:table-cell table:formula="of:=1/([.D366]*0.7+[.E366]/100*0.3)" office:value-type="float" office:value="0.578892653226914">
            <text:p>0.58</text:p>
          </table:table-cell>
          <table:table-cell office:value-type="float" office:value="663.468326585227">
            <text:p>663</text:p>
          </table:table-cell>
          <table:table-cell table:formula="of:=(ABS([.C366]-[.$O$2]))/[.C366]" office:value-type="float" office:value="2.31590810268679">
            <text:p>2.316</text:p>
          </table:table-cell>
          <table:table-cell office:value-type="float" office:value="35.4334373400275">
            <text:p>35.43</text:p>
          </table:table-cell>
          <table:table-cell office:value-type="float" office:value="7.77476674703847">
            <text:p>7.77</text:p>
          </table:table-cell>
          <table:table-cell office:value-type="float" office:value="28.2052759505556">
            <text:p>28.21</text:p>
          </table:table-cell>
          <table:table-cell office:value-type="float" office:value="223614.236888104">
            <text:p>223614</text:p>
          </table:table-cell>
          <table:table-cell office:value-type="float" office:value="0.238836693360385">
            <text:p>0.239</text:p>
          </table:table-cell>
          <table:table-cell office:value-type="float" office:value="6.16477759225531">
            <text:p>6.16</text:p>
          </table:table-cell>
          <table:table-cell table:number-columns-repeated="5"/>
        </table:table-row>
        <table:table-row table:style-name="ro1">
          <table:table-cell office:value-type="string">
            <text:p>20230929T114140p1308161</text:p>
          </table:table-cell>
          <table:table-cell table:formula="of:=1/([.D367]*0.7+[.E367]/100*0.3)" office:value-type="float" office:value="2.64799431086488">
            <text:p>2.65</text:p>
          </table:table-cell>
          <table:table-cell office:value-type="float" office:value="1579.54890072959">
            <text:p>1580</text:p>
          </table:table-cell>
          <table:table-cell table:formula="of:=(ABS([.C367]-[.$O$2]))/[.C367]" office:value-type="float" office:value="0.392802716638798">
            <text:p>0.393</text:p>
          </table:table-cell>
          <table:table-cell office:value-type="float" office:value="34.2274714133766">
            <text:p>34.23</text:p>
          </table:table-cell>
          <table:table-cell office:value-type="float" office:value="8.32314296183846">
            <text:p>8.32</text:p>
          </table:table-cell>
          <table:table-cell office:value-type="float" office:value="18.8845113334785">
            <text:p>18.88</text:p>
          </table:table-cell>
          <table:table-cell office:value-type="float" office:value="334108.9234627">
            <text:p>334109</text:p>
          </table:table-cell>
          <table:table-cell office:value-type="float" office:value="0.288877526577828">
            <text:p>0.289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114101p1307310</text:p>
          </table:table-cell>
          <table:table-cell table:formula="of:=1/([.D368]*0.7+[.E368]/100*0.3)" office:value-type="float" office:value="0.831369653888958">
            <text:p>0.83</text:p>
          </table:table-cell>
          <table:table-cell office:value-type="float" office:value="832.058446667951">
            <text:p>832</text:p>
          </table:table-cell>
          <table:table-cell table:formula="of:=(ABS([.C368]-[.$O$2]))/[.C368]" office:value-type="float" office:value="1.64404502930063">
            <text:p>1.644</text:p>
          </table:table-cell>
          <table:table-cell office:value-type="float" office:value="17.334285619918">
            <text:p>17.33</text:p>
          </table:table-cell>
          <table:table-cell office:value-type="float" office:value="20.2981695568401">
            <text:p>20.30</text:p>
          </table:table-cell>
          <table:table-cell office:value-type="float" office:value="21.7711981565123">
            <text:p>21.77</text:p>
          </table:table-cell>
          <table:table-cell office:value-type="float" office:value="206741.948591216">
            <text:p>206742</text:p>
          </table:table-cell>
          <table:table-cell office:value-type="float" office:value="0.0183178482947417">
            <text:p>0.018</text:p>
          </table:table-cell>
          <table:table-cell office:value-type="float" office:value="5.62821591618957">
            <text:p>5.63</text:p>
          </table:table-cell>
          <table:table-cell table:number-columns-repeated="5"/>
        </table:table-row>
        <table:table-row table:style-name="ro1">
          <table:table-cell office:value-type="string">
            <text:p>20230929T114110p1307493</text:p>
          </table:table-cell>
          <table:table-cell table:formula="of:=1/([.D369]*0.7+[.E369]/100*0.3)" office:value-type="float" office:value="1.10229230236052">
            <text:p>1.10</text:p>
          </table:table-cell>
          <table:table-cell office:value-type="float" office:value="1038.02499462482">
            <text:p>1038</text:p>
          </table:table-cell>
          <table:table-cell table:formula="of:=(ABS([.C369]-[.$O$2]))/[.C369]" office:value-type="float" office:value="1.11940946643116">
            <text:p>1.119</text:p>
          </table:table-cell>
          <table:table-cell office:value-type="float" office:value="41.2045858382595">
            <text:p>41.20</text:p>
          </table:table-cell>
          <table:table-cell office:value-type="float" office:value="8.02701608823232">
            <text:p>8.03</text:p>
          </table:table-cell>
          <table:table-cell office:value-type="float" office:value="20.9346359470617">
            <text:p>20.93</text:p>
          </table:table-cell>
          <table:table-cell office:value-type="float" office:value="224957.205479924">
            <text:p>224957</text:p>
          </table:table-cell>
          <table:table-cell office:value-type="float" office:value="0.281343480792947">
            <text:p>0.281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114051p1307088</text:p>
          </table:table-cell>
          <table:table-cell table:formula="of:=1/([.D370]*0.7+[.E370]/100*0.3)" office:value-type="float" office:value="1.28653616989581">
            <text:p>1.29</text:p>
          </table:table-cell>
          <table:table-cell office:value-type="float" office:value="1109.64435437538">
            <text:p>1110</text:p>
          </table:table-cell>
          <table:table-cell table:formula="of:=(ABS([.C370]-[.$O$2]))/[.C370]" office:value-type="float" office:value="0.98261721543961">
            <text:p>0.983</text:p>
          </table:table-cell>
          <table:table-cell office:value-type="float" office:value="29.8162851318729">
            <text:p>29.82</text:p>
          </table:table-cell>
          <table:table-cell office:value-type="float" office:value="7.9632383745287">
            <text:p>7.96</text:p>
          </table:table-cell>
          <table:table-cell office:value-type="float" office:value="15.1701223793307">
            <text:p>15.17</text:p>
          </table:table-cell>
          <table:table-cell office:value-type="float" office:value="282528.414914378">
            <text:p>282528</text:p>
          </table:table-cell>
          <table:table-cell office:value-type="float" office:value="0.25085687361892">
            <text:p>0.251</text:p>
          </table:table-cell>
          <table:table-cell office:value-type="float" office:value="2.03230652707711">
            <text:p>2.03</text:p>
          </table:table-cell>
          <table:table-cell table:number-columns-repeated="5"/>
        </table:table-row>
        <table:table-row table:style-name="ro1">
          <table:table-cell office:value-type="string">
            <text:p>20230929T114125p1307842</text:p>
          </table:table-cell>
          <table:table-cell table:formula="of:=1/([.D371]*0.7+[.E371]/100*0.3)" office:value-type="float" office:value="0.539278017149951">
            <text:p>0.54</text:p>
          </table:table-cell>
          <table:table-cell office:value-type="float" office:value="633.592318310576">
            <text:p>634</text:p>
          </table:table-cell>
          <table:table-cell table:formula="of:=(ABS([.C371]-[.$O$2]))/[.C371]" office:value-type="float" office:value="2.47226431953299">
            <text:p>2.472</text:p>
          </table:table-cell>
          <table:table-cell office:value-type="float" office:value="41.248692883161">
            <text:p>41.25</text:p>
          </table:table-cell>
          <table:table-cell office:value-type="float" office:value="15.1088107847857">
            <text:p>15.11</text:p>
          </table:table-cell>
          <table:table-cell office:value-type="float" office:value="37.4144560743308">
            <text:p>37.41</text:p>
          </table:table-cell>
          <table:table-cell office:value-type="float" office:value="206689.083841791">
            <text:p>206689</text:p>
          </table:table-cell>
          <table:table-cell office:value-type="float" office:value="0.0446016372591961">
            <text:p>0.045</text:p>
          </table:table-cell>
          <table:table-cell office:value-type="float" office:value="97.7941959183945">
            <text:p>97.79</text:p>
          </table:table-cell>
          <table:table-cell table:number-columns-repeated="5"/>
        </table:table-row>
        <table:table-row table:style-name="ro1">
          <table:table-cell office:value-type="string">
            <text:p>20230929T203404p1347007</text:p>
          </table:table-cell>
          <table:table-cell table:formula="of:=1/([.D372]*0.7+[.E372]/100*0.3)" office:value-type="float" office:value="0.428104359058072">
            <text:p>0.43</text:p>
          </table:table-cell>
          <table:table-cell office:value-type="float" office:value="531.932124572656">
            <text:p>532</text:p>
          </table:table-cell>
          <table:table-cell table:formula="of:=(ABS([.C372]-[.$O$2]))/[.C372]" office:value-type="float" office:value="3.135866021943">
            <text:p>3.136</text:p>
          </table:table-cell>
          <table:table-cell office:value-type="float" office:value="46.9242754589647">
            <text:p>46.92</text:p>
          </table:table-cell>
          <table:table-cell office:value-type="float" office:value="4.92866538500455">
            <text:p>4.93</text:p>
          </table:table-cell>
          <table:table-cell office:value-type="float" office:value="28.4980436115521">
            <text:p>28.50</text:p>
          </table:table-cell>
          <table:table-cell office:value-type="float" office:value="206741.948591216">
            <text:p>206742</text:p>
          </table:table-cell>
          <table:table-cell office:value-type="float" office:value="0.388979072083367">
            <text:p>0.389</text:p>
          </table:table-cell>
          <table:table-cell office:value-type="float" office:value="71.1312107850721">
            <text:p>71.13</text:p>
          </table:table-cell>
          <table:table-cell table:number-columns-repeated="5"/>
        </table:table-row>
        <table:table-row table:style-name="ro1">
          <table:table-cell office:value-type="string">
            <text:p>20230929T203422p1347353</text:p>
          </table:table-cell>
          <table:table-cell table:formula="of:=1/([.D373]*0.7+[.E373]/100*0.3)" office:value-type="float" office:value="0.52892785580553">
            <text:p>0.53</text:p>
          </table:table-cell>
          <table:table-cell office:value-type="float" office:value="671.716763284581">
            <text:p>672</text:p>
          </table:table-cell>
          <table:table-cell table:formula="of:=(ABS([.C373]-[.$O$2]))/[.C373]" office:value-type="float" office:value="2.27518996137952">
            <text:p>2.275</text:p>
          </table:table-cell>
          <table:table-cell office:value-type="float" office:value="99.3280115578027">
            <text:p>99.33</text:p>
          </table:table-cell>
          <table:table-cell office:value-type="float" office:value="11.4130539499037">
            <text:p>11.41</text:p>
          </table:table-cell>
          <table:table-cell office:value-type="float" office:value="16.05197091835">
            <text:p>16.05</text:p>
          </table:table-cell>
          <table:table-cell office:value-type="float" office:value="273581.526518949">
            <text:p>273582</text:p>
          </table:table-cell>
          <table:table-cell office:value-type="float" office:value="0.254706572487739">
            <text:p>0.255</text:p>
          </table:table-cell>
          <table:table-cell office:value-type="float" office:value="73.777933983065">
            <text:p>73.78</text:p>
          </table:table-cell>
          <table:table-cell table:number-columns-repeated="5"/>
        </table:table-row>
        <table:table-row table:style-name="ro1">
          <table:table-cell office:value-type="string">
            <text:p>20230929T203425p1347411</text:p>
          </table:table-cell>
          <table:table-cell table:formula="of:=1/([.D374]*0.7+[.E374]/100*0.3)" office:value-type="float" office:value="0.613210022189346">
            <text:p>0.61</text:p>
          </table:table-cell>
          <table:table-cell office:value-type="float" office:value="778.557629762326">
            <text:p>779</text:p>
          </table:table-cell>
          <table:table-cell table:formula="of:=(ABS([.C374]-[.$O$2]))/[.C374]" office:value-type="float" office:value="1.82573815463295">
            <text:p>1.826</text:p>
          </table:table-cell>
          <table:table-cell office:value-type="float" office:value="117.581980155092">
            <text:p>117.58</text:p>
          </table:table-cell>
          <table:table-cell office:value-type="float" office:value="10.6823217726397">
            <text:p>10.68</text:p>
          </table:table-cell>
          <table:table-cell office:value-type="float" office:value="19.4829720961901">
            <text:p>19.48</text:p>
          </table:table-cell>
          <table:table-cell office:value-type="float" office:value="373300.81889376">
            <text:p>373301</text:p>
          </table:table-cell>
          <table:table-cell office:value-type="float" office:value="0.272768458110353">
            <text:p>0.273</text:p>
          </table:table-cell>
          <table:table-cell office:value-type="float" office:value="81.4314229744168">
            <text:p>81.43</text:p>
          </table:table-cell>
          <table:table-cell table:number-columns-repeated="5"/>
        </table:table-row>
        <table:table-row table:style-name="ro1">
          <table:table-cell office:value-type="string">
            <text:p>20230929T203449p1347922</text:p>
          </table:table-cell>
          <table:table-cell table:formula="of:=1/([.D375]*0.7+[.E375]/100*0.3)" office:value-type="float" office:value="0.341897457955284">
            <text:p>0.34</text:p>
          </table:table-cell>
          <table:table-cell office:value-type="float" office:value="443.375620196749">
            <text:p>443</text:p>
          </table:table-cell>
          <table:table-cell table:formula="of:=(ABS([.C375]-[.$O$2]))/[.C375]" office:value-type="float" office:value="3.96193272653049">
            <text:p>3.962</text:p>
          </table:table-cell>
          <table:table-cell office:value-type="float" office:value="50.5002200136669">
            <text:p>50.50</text:p>
          </table:table-cell>
          <table:table-cell office:value-type="float" office:value="14.3314877226769">
            <text:p>14.33</text:p>
          </table:table-cell>
          <table:table-cell office:value-type="float" office:value="19.9511126353848">
            <text:p>19.95</text:p>
          </table:table-cell>
          <table:table-cell office:value-type="float" office:value="361665.743501839">
            <text:p>361666</text:p>
          </table:table-cell>
          <table:table-cell office:value-type="float" office:value="0.154447713859483">
            <text:p>0.154</text:p>
          </table:table-cell>
          <table:table-cell office:value-type="float" office:value="40.8492164693453">
            <text:p>40.85</text:p>
          </table:table-cell>
          <table:table-cell table:number-columns-repeated="5"/>
        </table:table-row>
        <table:table-row table:style-name="ro1">
          <table:table-cell office:value-type="string">
            <text:p>20230929T203410p1347140</text:p>
          </table:table-cell>
          <table:table-cell table:formula="of:=1/([.D376]*0.7+[.E376]/100*0.3)" office:value-type="float" office:value="0.432261559979517">
            <text:p>0.43</text:p>
          </table:table-cell>
          <table:table-cell office:value-type="float" office:value="535.064449865502">
            <text:p>535</text:p>
          </table:table-cell>
          <table:table-cell table:formula="of:=(ABS([.C376]-[.$O$2]))/[.C376]" office:value-type="float" office:value="3.11165421390453">
            <text:p>3.112</text:p>
          </table:table-cell>
          <table:table-cell office:value-type="float" office:value="45.0853928728731">
            <text:p>45.09</text:p>
          </table:table-cell>
          <table:table-cell office:value-type="float" office:value="11.7778179190751">
            <text:p>11.78</text:p>
          </table:table-cell>
          <table:table-cell office:value-type="float" office:value="28.4985539395649">
            <text:p>28.50</text:p>
          </table:table-cell>
          <table:table-cell office:value-type="float" office:value="270306.596549351">
            <text:p>270307</text:p>
          </table:table-cell>
          <table:table-cell office:value-type="float" office:value="0.290848517244239">
            <text:p>0.291</text:p>
          </table:table-cell>
          <table:table-cell office:value-type="float" office:value="60.6619910806156">
            <text:p>60.66</text:p>
          </table:table-cell>
          <table:table-cell table:number-columns-repeated="5"/>
        </table:table-row>
        <table:table-row table:style-name="ro1">
          <table:table-cell office:value-type="string">
            <text:p>20230929T203453p1347992</text:p>
          </table:table-cell>
          <table:table-cell table:formula="of:=1/([.D377]*0.7+[.E377]/100*0.3)" office:value-type="float" office:value="0.515607382022639">
            <text:p>0.52</text:p>
          </table:table-cell>
          <table:table-cell office:value-type="float" office:value="615.79976277967">
            <text:p>616</text:p>
          </table:table-cell>
          <table:table-cell table:formula="of:=(ABS([.C377]-[.$O$2]))/[.C377]" office:value-type="float" office:value="2.57258987900447">
            <text:p>2.573</text:p>
          </table:table-cell>
          <table:table-cell office:value-type="float" office:value="46.2157639840645">
            <text:p>46.22</text:p>
          </table:table-cell>
          <table:table-cell office:value-type="float" office:value="4.34878073459476">
            <text:p>4.35</text:p>
          </table:table-cell>
          <table:table-cell office:value-type="float" office:value="36.0282933617678">
            <text:p>36.03</text:p>
          </table:table-cell>
          <table:table-cell office:value-type="float" office:value="267703.734586096">
            <text:p>267704</text:p>
          </table:table-cell>
          <table:table-cell office:value-type="float" office:value="0.173165543723965">
            <text:p>0.173</text:p>
          </table:table-cell>
          <table:table-cell office:value-type="float" office:value="64.0993003651776">
            <text:p>64.10</text:p>
          </table:table-cell>
          <table:table-cell table:number-columns-repeated="5"/>
        </table:table-row>
        <table:table-row table:style-name="ro1">
          <table:table-cell office:value-type="string">
            <text:p>20230929T203505p1348266</text:p>
          </table:table-cell>
          <table:table-cell table:formula="of:=1/([.D378]*0.7+[.E378]/100*0.3)" office:value-type="float" office:value="0.53224470088226">
            <text:p>0.53</text:p>
          </table:table-cell>
          <table:table-cell office:value-type="float" office:value="682.693631769295">
            <text:p>683</text:p>
          </table:table-cell>
          <table:table-cell table:formula="of:=(ABS([.C378]-[.$O$2]))/[.C378]" office:value-type="float" office:value="2.22252896119508">
            <text:p>2.223</text:p>
          </table:table-cell>
          <table:table-cell office:value-type="float" office:value="107.68825955904">
            <text:p>107.69</text:p>
          </table:table-cell>
          <table:table-cell office:value-type="float" office:value="10.5065028901734">
            <text:p>10.51</text:p>
          </table:table-cell>
          <table:table-cell office:value-type="float" office:value="23.2989567390405">
            <text:p>23.30</text:p>
          </table:table-cell>
          <table:table-cell office:value-type="float" office:value="340167.223728845">
            <text:p>340167</text:p>
          </table:table-cell>
          <table:table-cell office:value-type="float" office:value="0.104359638658641">
            <text:p>0.104</text:p>
          </table:table-cell>
          <table:table-cell office:value-type="float" office:value="78.8934784274696">
            <text:p>78.89</text:p>
          </table:table-cell>
          <table:table-cell table:number-columns-repeated="5"/>
        </table:table-row>
        <table:table-row table:style-name="ro1">
          <table:table-cell office:value-type="string">
            <text:p>20230929T203508p1348334</text:p>
          </table:table-cell>
          <table:table-cell table:formula="of:=1/([.D379]*0.7+[.E379]/100*0.3)" office:value-type="float" office:value="0.434800508519927">
            <text:p>0.43</text:p>
          </table:table-cell>
          <table:table-cell office:value-type="float" office:value="563.837041226521">
            <text:p>564</text:p>
          </table:table-cell>
          <table:table-cell table:formula="of:=(ABS([.C379]-[.$O$2]))/[.C379]" office:value-type="float" office:value="2.9018365930949">
            <text:p>2.902</text:p>
          </table:table-cell>
          <table:table-cell office:value-type="float" office:value="89.5398995537817">
            <text:p>89.54</text:p>
          </table:table-cell>
          <table:table-cell office:value-type="float" office:value="6.35096706743335">
            <text:p>6.35</text:p>
          </table:table-cell>
          <table:table-cell office:value-type="float" office:value="25.6182328862706">
            <text:p>25.62</text:p>
          </table:table-cell>
          <table:table-cell office:value-type="float" office:value="265647.9267563">
            <text:p>265648</text:p>
          </table:table-cell>
          <table:table-cell office:value-type="float" office:value="0.288877526577828">
            <text:p>0.289</text:p>
          </table:table-cell>
          <table:table-cell office:value-type="float" office:value="36.8214973703071">
            <text:p>36.82</text:p>
          </table:table-cell>
          <table:table-cell table:number-columns-repeated="5"/>
        </table:table-row>
        <table:table-row table:style-name="ro1">
          <table:table-cell office:value-type="string">
            <text:p>20230929T203413p1347190</text:p>
          </table:table-cell>
          <table:table-cell table:formula="of:=1/([.D380]*0.7+[.E380]/100*0.3)" office:value-type="float" office:value="0.561474554584646">
            <text:p>0.56</text:p>
          </table:table-cell>
          <table:table-cell office:value-type="float" office:value="653.727253762018">
            <text:p>654</text:p>
          </table:table-cell>
          <table:table-cell table:formula="of:=(ABS([.C380]-[.$O$2]))/[.C380]" office:value-type="float" office:value="2.36531785594009">
            <text:p>2.365</text:p>
          </table:table-cell>
          <table:table-cell office:value-type="float" office:value="41.7673705157147">
            <text:p>41.77</text:p>
          </table:table-cell>
          <table:table-cell office:value-type="float" office:value="4.55959728827279">
            <text:p>4.56</text:p>
          </table:table-cell>
          <table:table-cell office:value-type="float" office:value="22.9776662529507">
            <text:p>22.98</text:p>
          </table:table-cell>
          <table:table-cell office:value-type="float" office:value="328342.835463286">
            <text:p>328343</text:p>
          </table:table-cell>
          <table:table-cell office:value-type="float" office:value="0.0276349210061122">
            <text:p>0.028</text:p>
          </table:table-cell>
          <table:table-cell office:value-type="float" office:value="72.5148270440969">
            <text:p>72.51</text:p>
          </table:table-cell>
          <table:table-cell table:number-columns-repeated="5"/>
        </table:table-row>
        <table:table-row table:style-name="ro1">
          <table:table-cell office:value-type="string">
            <text:p>20230929T203446p1347856</text:p>
          </table:table-cell>
          <table:table-cell table:formula="of:=1/([.D381]*0.7+[.E381]/100*0.3)" office:value-type="float" office:value="0.618331403085435">
            <text:p>0.62</text:p>
          </table:table-cell>
          <table:table-cell office:value-type="float" office:value="691.65531767682">
            <text:p>692</text:p>
          </table:table-cell>
          <table:table-cell table:formula="of:=(ABS([.C381]-[.$O$2]))/[.C381]" office:value-type="float" office:value="2.18077508229028">
            <text:p>2.181</text:p>
          </table:table-cell>
          <table:table-cell office:value-type="float" office:value="30.2377216099627">
            <text:p>30.24</text:p>
          </table:table-cell>
          <table:table-cell office:value-type="float" office:value="13.1889450867052">
            <text:p>13.19</text:p>
          </table:table-cell>
          <table:table-cell office:value-type="float" office:value="15.5907815674332">
            <text:p>15.59</text:p>
          </table:table-cell>
          <table:table-cell office:value-type="float" office:value="334946.772167085">
            <text:p>334947</text:p>
          </table:table-cell>
          <table:table-cell office:value-type="float" office:value="0.319056659881515">
            <text:p>0.319</text:p>
          </table:table-cell>
          <table:table-cell office:value-type="float" office:value="68.1823413556422">
            <text:p>68.18</text:p>
          </table:table-cell>
          <table:table-cell table:number-columns-repeated="5"/>
        </table:table-row>
        <table:table-row table:style-name="ro1">
          <table:table-cell office:value-type="string">
            <text:p>20230929T203443p1347798</text:p>
          </table:table-cell>
          <table:table-cell table:formula="of:=1/([.D382]*0.7+[.E382]/100*0.3)" office:value-type="float" office:value="0.539785924456335">
            <text:p>0.54</text:p>
          </table:table-cell>
          <table:table-cell office:value-type="float" office:value="615.459331995591">
            <text:p>615</text:p>
          </table:table-cell>
          <table:table-cell table:formula="of:=(ABS([.C382]-[.$O$2]))/[.C382]" office:value-type="float" office:value="2.5745659958825">
            <text:p>2.575</text:p>
          </table:table-cell>
          <table:table-cell office:value-type="float" office:value="16.7966956619563">
            <text:p>16.80</text:p>
          </table:table-cell>
          <table:table-cell office:value-type="float" office:value="13.205563583815">
            <text:p>13.21</text:p>
          </table:table-cell>
          <table:table-cell office:value-type="float" office:value="15.5907815674332">
            <text:p>15.59</text:p>
          </table:table-cell>
          <table:table-cell office:value-type="float" office:value="334946.772167085">
            <text:p>334947</text:p>
          </table:table-cell>
          <table:table-cell office:value-type="float" office:value="0.319056659881515">
            <text:p>0.319</text:p>
          </table:table-cell>
          <table:table-cell office:value-type="float" office:value="68.1823413556422">
            <text:p>68.18</text:p>
          </table:table-cell>
          <table:table-cell table:number-columns-repeated="5"/>
        </table:table-row>
        <table:table-row table:style-name="ro1">
          <table:table-cell office:value-type="string">
            <text:p>20230929T203343p1346692</text:p>
          </table:table-cell>
          <table:table-cell table:formula="of:=1/([.D383]*0.7+[.E383]/100*0.3)" office:value-type="float" office:value="0.351366907668764">
            <text:p>0.35</text:p>
          </table:table-cell>
          <table:table-cell office:value-type="float" office:value="438.474010535355">
            <text:p>438</text:p>
          </table:table-cell>
          <table:table-cell table:formula="of:=(ABS([.C383]-[.$O$2]))/[.C383]" office:value-type="float" office:value="4.01740113926914">
            <text:p>4.017</text:p>
          </table:table-cell>
          <table:table-cell office:value-type="float" office:value="11.2823462895499">
            <text:p>11.28</text:p>
          </table:table-cell>
          <table:table-cell office:value-type="float" office:value="13.9226878612717">
            <text:p>13.92</text:p>
          </table:table-cell>
          <table:table-cell office:value-type="float" office:value="36.8163862429418">
            <text:p>36.82</text:p>
          </table:table-cell>
          <table:table-cell office:value-type="float" office:value="336807.563732394">
            <text:p>336808</text:p>
          </table:table-cell>
          <table:table-cell office:value-type="float" office:value="0.069201088126484">
            <text:p>0.069</text:p>
          </table:table-cell>
          <table:table-cell office:value-type="float" office:value="51.6994834056061">
            <text:p>51.70</text:p>
          </table:table-cell>
          <table:table-cell table:number-columns-repeated="5"/>
        </table:table-row>
        <table:table-row table:style-name="ro1">
          <table:table-cell office:value-type="string">
            <text:p>20230929T203520p1348598</text:p>
          </table:table-cell>
          <table:table-cell table:formula="of:=1/([.D384]*0.7+[.E384]/100*0.3)" office:value-type="float" office:value="0.372566823394216">
            <text:p>0.37</text:p>
          </table:table-cell>
          <table:table-cell office:value-type="float" office:value="461.822164349555">
            <text:p>462</text:p>
          </table:table-cell>
          <table:table-cell table:formula="of:=(ABS([.C384]-[.$O$2]))/[.C384]" office:value-type="float" office:value="3.76373844702441">
            <text:p>3.764</text:p>
          </table:table-cell>
          <table:table-cell office:value-type="float" office:value="16.4884478314613">
            <text:p>16.49</text:p>
          </table:table-cell>
          <table:table-cell office:value-type="float" office:value="14.0284200385356">
            <text:p>14.03</text:p>
          </table:table-cell>
          <table:table-cell office:value-type="float" office:value="15.1701223793307">
            <text:p>15.17</text:p>
          </table:table-cell>
          <table:table-cell office:value-type="float" office:value="326409.419811023">
            <text:p>326409</text:p>
          </table:table-cell>
          <table:table-cell office:value-type="float" office:value="0.122750945119102">
            <text:p>0.123</text:p>
          </table:table-cell>
          <table:table-cell office:value-type="float" office:value="69.8275484352974">
            <text:p>69.83</text:p>
          </table:table-cell>
          <table:table-cell table:number-columns-repeated="5"/>
        </table:table-row>
        <table:table-row table:style-name="ro1">
          <table:table-cell office:value-type="string">
            <text:p>20230929T203349p1346777</text:p>
          </table:table-cell>
          <table:table-cell table:formula="of:=1/([.D385]*0.7+[.E385]/100*0.3)" office:value-type="float" office:value="0.45160301737125">
            <text:p>0.45</text:p>
          </table:table-cell>
          <table:table-cell office:value-type="float" office:value="594.130822990135">
            <text:p>594</text:p>
          </table:table-cell>
          <table:table-cell table:formula="of:=(ABS([.C385]-[.$O$2]))/[.C385]" office:value-type="float" office:value="2.70288817693023">
            <text:p>2.703</text:p>
          </table:table-cell>
          <table:table-cell office:value-type="float" office:value="107.437487481919">
            <text:p>107.44</text:p>
          </table:table-cell>
          <table:table-cell office:value-type="float" office:value="8.85189031990029">
            <text:p>8.85</text:p>
          </table:table-cell>
          <table:table-cell office:value-type="float" office:value="32.8133808423531">
            <text:p>32.81</text:p>
          </table:table-cell>
          <table:table-cell office:value-type="float" office:value="246840.810285826">
            <text:p>246841</text:p>
          </table:table-cell>
          <table:table-cell office:value-type="float" office:value="0.25085687361892">
            <text:p>0.251</text:p>
          </table:table-cell>
          <table:table-cell office:value-type="float" office:value="93.6521324641743">
            <text:p>93.65</text:p>
          </table:table-cell>
          <table:table-cell table:number-columns-repeated="5"/>
        </table:table-row>
        <table:table-row table:style-name="ro1">
          <table:table-cell office:value-type="string">
            <text:p>20230929T203455p1348037</text:p>
          </table:table-cell>
          <table:table-cell table:formula="of:=1/([.D386]*0.7+[.E386]/100*0.3)" office:value-type="float" office:value="0.346353107146984">
            <text:p>0.35</text:p>
          </table:table-cell>
          <table:table-cell office:value-type="float" office:value="437.995890112127">
            <text:p>438</text:p>
          </table:table-cell>
          <table:table-cell table:formula="of:=(ABS([.C386]-[.$O$2]))/[.C386]" office:value-type="float" office:value="4.02287818142951">
            <text:p>4.023</text:p>
          </table:table-cell>
          <table:table-cell office:value-type="float" office:value="23.7373834416409">
            <text:p>23.74</text:p>
          </table:table-cell>
          <table:table-cell office:value-type="float" office:value="14.3229768786127">
            <text:p>14.32</text:p>
          </table:table-cell>
          <table:table-cell office:value-type="float" office:value="33.5120333244852">
            <text:p>33.51</text:p>
          </table:table-cell>
          <table:table-cell office:value-type="float" office:value="271319.350629107">
            <text:p>271319</text:p>
          </table:table-cell>
          <table:table-cell office:value-type="float" office:value="0.123567939909878">
            <text:p>0.124</text:p>
          </table:table-cell>
          <table:table-cell office:value-type="float" office:value="80.2084478659686">
            <text:p>80.21</text:p>
          </table:table-cell>
          <table:table-cell table:number-columns-repeated="5"/>
        </table:table-row>
        <table:table-row table:style-name="ro1">
          <table:table-cell office:value-type="string">
            <text:p>20230929T203431p1347563</text:p>
          </table:table-cell>
          <table:table-cell table:formula="of:=1/([.D387]*0.7+[.E387]/100*0.3)" office:value-type="float" office:value="0.21055440128265">
            <text:p>0.21</text:p>
          </table:table-cell>
          <table:table-cell office:value-type="float" office:value="288.271746799715">
            <text:p>288</text:p>
          </table:table-cell>
          <table:table-cell table:formula="of:=(ABS([.C387]-[.$O$2]))/[.C387]" office:value-type="float" office:value="6.63168789318959">
            <text:p>6.632</text:p>
          </table:table-cell>
          <table:table-cell office:value-type="float" office:value="35.7282934509512">
            <text:p>35.73</text:p>
          </table:table-cell>
          <table:table-cell office:value-type="float" office:value="17.7208574181118">
            <text:p>17.72</text:p>
          </table:table-cell>
          <table:table-cell office:value-type="float" office:value="39.2865470031195">
            <text:p>39.29</text:p>
          </table:table-cell>
          <table:table-cell office:value-type="float" office:value="207859.24259587">
            <text:p>207859</text:p>
          </table:table-cell>
          <table:table-cell office:value-type="float" office:value="0.305633705185719">
            <text:p>0.306</text:p>
          </table:table-cell>
          <table:table-cell office:value-type="float" office:value="48.8391179539715">
            <text:p>48.84</text:p>
          </table:table-cell>
          <table:table-cell table:number-columns-repeated="5"/>
        </table:table-row>
        <table:table-row table:style-name="ro1">
          <table:table-cell office:value-type="string">
            <text:p>20230929T203355p1346859</text:p>
          </table:table-cell>
          <table:table-cell table:formula="of:=1/([.D388]*0.7+[.E388]/100*0.3)" office:value-type="float" office:value="0.450435697704201">
            <text:p>0.45</text:p>
          </table:table-cell>
          <table:table-cell office:value-type="float" office:value="539.156539188145">
            <text:p>539</text:p>
          </table:table-cell>
          <table:table-cell table:formula="of:=(ABS([.C388]-[.$O$2]))/[.C388]" office:value-type="float" office:value="3.08044758821386">
            <text:p>3.080</text:p>
          </table:table-cell>
          <table:table-cell office:value-type="float" office:value="21.2531326887448">
            <text:p>21.25</text:p>
          </table:table-cell>
          <table:table-cell office:value-type="float" office:value="6.30886658301966">
            <text:p>6.31</text:p>
          </table:table-cell>
          <table:table-cell office:value-type="float" office:value="17.9961868899527">
            <text:p>18.00</text:p>
          </table:table-cell>
          <table:table-cell office:value-type="float" office:value="271319.350629107">
            <text:p>271319</text:p>
          </table:table-cell>
          <table:table-cell office:value-type="float" office:value="0.0747024557319376">
            <text:p>0.075</text:p>
          </table:table-cell>
          <table:table-cell office:value-type="float" office:value="80.8442644252132">
            <text:p>80.84</text:p>
          </table:table-cell>
          <table:table-cell table:number-columns-repeated="5"/>
        </table:table-row>
        <table:table-row table:style-name="ro1">
          <table:table-cell office:value-type="string">
            <text:p>20230929T203416p1347256</text:p>
          </table:table-cell>
          <table:table-cell table:formula="of:=1/([.D389]*0.7+[.E389]/100*0.3)" office:value-type="float" office:value="3.83713751823592">
            <text:p>3.84</text:p>
          </table:table-cell>
          <table:table-cell office:value-type="float" office:value="1856.14109973891">
            <text:p>1856</text:p>
          </table:table-cell>
          <table:table-cell table:formula="of:=(ABS([.C389]-[.$O$2]))/[.C389]" office:value-type="float" office:value="0.185254720295487">
            <text:p>0.185</text:p>
          </table:table-cell>
          <table:table-cell office:value-type="float" office:value="43.6442105813724">
            <text:p>43.64</text:p>
          </table:table-cell>
          <table:table-cell office:value-type="float" office:value="8.08833829909571">
            <text:p>8.09</text:p>
          </table:table-cell>
          <table:table-cell office:value-type="float" office:value="31.6430533255674">
            <text:p>31.64</text:p>
          </table:table-cell>
          <table:table-cell office:value-type="float" office:value="348908.425629083">
            <text:p>348908</text:p>
          </table:table-cell>
          <table:table-cell office:value-type="float" office:value="0.398166234544021">
            <text:p>0.398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203526p1348721</text:p>
          </table:table-cell>
          <table:table-cell table:formula="of:=1/([.D390]*0.7+[.E390]/100*0.3)" office:value-type="float" office:value="0.347780259360403">
            <text:p>0.35</text:p>
          </table:table-cell>
          <table:table-cell office:value-type="float" office:value="452.735188130199">
            <text:p>453</text:p>
          </table:table-cell>
          <table:table-cell table:formula="of:=(ABS([.C390]-[.$O$2]))/[.C390]" office:value-type="float" office:value="3.85935279094612">
            <text:p>3.859</text:p>
          </table:table-cell>
          <table:table-cell office:value-type="float" office:value="57.9439633253922">
            <text:p>57.94</text:p>
          </table:table-cell>
          <table:table-cell office:value-type="float" office:value="18.4860308285164">
            <text:p>18.49</text:p>
          </table:table-cell>
          <table:table-cell office:value-type="float" office:value="14.590727366151">
            <text:p>14.59</text:p>
          </table:table-cell>
          <table:table-cell office:value-type="float" office:value="355583.313682374">
            <text:p>355583</text:p>
          </table:table-cell>
          <table:table-cell office:value-type="float" office:value="0.165017302723552">
            <text:p>0.165</text:p>
          </table:table-cell>
          <table:table-cell office:value-type="float" office:value="16.4564241040513">
            <text:p>16.46</text:p>
          </table:table-cell>
          <table:table-cell table:number-columns-repeated="5"/>
        </table:table-row>
        <table:table-row table:style-name="ro1">
          <table:table-cell office:value-type="string">
            <text:p>20230929T203529p1348789</text:p>
          </table:table-cell>
          <table:table-cell table:formula="of:=1/([.D391]*0.7+[.E391]/100*0.3)" office:value-type="float" office:value="0.435941482404748">
            <text:p>0.44</text:p>
          </table:table-cell>
          <table:table-cell office:value-type="float" office:value="530.221873602741">
            <text:p>530</text:p>
          </table:table-cell>
          <table:table-cell table:formula="of:=(ABS([.C391]-[.$O$2]))/[.C391]" office:value-type="float" office:value="3.14920641627152">
            <text:p>3.149</text:p>
          </table:table-cell>
          <table:table-cell office:value-type="float" office:value="29.813787796588">
            <text:p>29.81</text:p>
          </table:table-cell>
          <table:table-cell office:value-type="float" office:value="18.4755539499037">
            <text:p>18.48</text:p>
          </table:table-cell>
          <table:table-cell office:value-type="float" office:value="14.590727366151">
            <text:p>14.59</text:p>
          </table:table-cell>
          <table:table-cell office:value-type="float" office:value="355583.313682374">
            <text:p>355583</text:p>
          </table:table-cell>
          <table:table-cell office:value-type="float" office:value="0.165017302723552">
            <text:p>0.165</text:p>
          </table:table-cell>
          <table:table-cell office:value-type="float" office:value="16.4564241040513">
            <text:p>16.46</text:p>
          </table:table-cell>
          <table:table-cell table:number-columns-repeated="5"/>
        </table:table-row>
        <table:table-row table:style-name="ro1">
          <table:table-cell office:value-type="string">
            <text:p>20230929T203459p1348151</text:p>
          </table:table-cell>
          <table:table-cell table:formula="of:=1/([.D392]*0.7+[.E392]/100*0.3)" office:value-type="float" office:value="3.71895692536723">
            <text:p>3.72</text:p>
          </table:table-cell>
          <table:table-cell office:value-type="float" office:value="2672.9162741508">
            <text:p>2673</text:p>
          </table:table-cell>
          <table:table-cell table:formula="of:=(ABS([.C392]-[.$O$2]))/[.C392]" office:value-type="float" office:value="0.176928951618976">
            <text:p>0.177</text:p>
          </table:table-cell>
          <table:table-cell office:value-type="float" office:value="48.347444895613">
            <text:p>48.35</text:p>
          </table:table-cell>
          <table:table-cell office:value-type="float" office:value="19.533598265896">
            <text:p>19.53</text:p>
          </table:table-cell>
          <table:table-cell office:value-type="float" office:value="22.1407458711567">
            <text:p>22.14</text:p>
          </table:table-cell>
          <table:table-cell office:value-type="float" office:value="397001.401967759">
            <text:p>397001</text:p>
          </table:table-cell>
          <table:table-cell office:value-type="float" office:value="0.0745858495819028">
            <text:p>0.075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203419p1347300</text:p>
          </table:table-cell>
          <table:table-cell table:formula="of:=1/([.D393]*0.7+[.E393]/100*0.3)" office:value-type="float" office:value="1.15489128912285">
            <text:p>1.15</text:p>
          </table:table-cell>
          <table:table-cell office:value-type="float" office:value="1051.69207277653">
            <text:p>1052</text:p>
          </table:table-cell>
          <table:table-cell table:formula="of:=(ABS([.C393]-[.$O$2]))/[.C393]" office:value-type="float" office:value="1.09186705590722">
            <text:p>1.092</text:p>
          </table:table-cell>
          <table:table-cell office:value-type="float" office:value="33.8584750736954">
            <text:p>33.86</text:p>
          </table:table-cell>
          <table:table-cell office:value-type="float" office:value="7.14288700742134">
            <text:p>7.14</text:p>
          </table:table-cell>
          <table:table-cell office:value-type="float" office:value="35.2604201704904">
            <text:p>35.26</text:p>
          </table:table-cell>
          <table:table-cell office:value-type="float" office:value="320183.956999315">
            <text:p>320184</text:p>
          </table:table-cell>
          <table:table-cell office:value-type="float" office:value="0.25085687361892">
            <text:p>0.251</text:p>
          </table:table-cell>
          <table:table-cell office:value-type="float" office:value="4.63374428484924">
            <text:p>4.63</text:p>
          </table:table-cell>
          <table:table-cell table:number-columns-repeated="5"/>
        </table:table-row>
        <table:table-row table:style-name="ro1">
          <table:table-cell office:value-type="string">
            <text:p>20230929T203511p1348405</text:p>
          </table:table-cell>
          <table:table-cell table:formula="of:=1/([.D394]*0.7+[.E394]/100*0.3)" office:value-type="float" office:value="0.459215222908053">
            <text:p>0.46</text:p>
          </table:table-cell>
          <table:table-cell office:value-type="float" office:value="548.208245355903">
            <text:p>548</text:p>
          </table:table-cell>
          <table:table-cell table:formula="of:=(ABS([.C394]-[.$O$2]))/[.C394]" office:value-type="float" office:value="3.01307353298149">
            <text:p>3.013</text:p>
          </table:table-cell>
          <table:table-cell office:value-type="float" office:value="22.8255616472169">
            <text:p>22.83</text:p>
          </table:table-cell>
          <table:table-cell office:value-type="float" office:value="8.55310337596981">
            <text:p>8.55</text:p>
          </table:table-cell>
          <table:table-cell office:value-type="float" office:value="31.1983368887825">
            <text:p>31.20</text:p>
          </table:table-cell>
          <table:table-cell office:value-type="float" office:value="264607.528370534">
            <text:p>264608</text:p>
          </table:table-cell>
          <table:table-cell office:value-type="float" office:value="0.0276349210061122">
            <text:p>0.028</text:p>
          </table:table-cell>
          <table:table-cell office:value-type="float" office:value="13.155203690471">
            <text:p>13.16</text:p>
          </table:table-cell>
          <table:table-cell table:number-columns-repeated="5"/>
        </table:table-row>
        <table:table-row table:style-name="ro1">
          <table:table-cell office:value-type="string">
            <text:p>20230929T203358p1346912</text:p>
          </table:table-cell>
          <table:table-cell table:formula="of:=1/([.D395]*0.7+[.E395]/100*0.3)" office:value-type="float" office:value="1.04265315946899">
            <text:p>1.04</text:p>
          </table:table-cell>
          <table:table-cell office:value-type="float" office:value="1011.78644335469">
            <text:p>1012</text:p>
          </table:table-cell>
          <table:table-cell table:formula="of:=(ABS([.C395]-[.$O$2]))/[.C395]" office:value-type="float" office:value="1.17437188889946">
            <text:p>1.174</text:p>
          </table:table-cell>
          <table:table-cell office:value-type="float" office:value="45.6771287286497">
            <text:p>45.68</text:p>
          </table:table-cell>
          <table:table-cell office:value-type="float" office:value="7.08913066220316">
            <text:p>7.09</text:p>
          </table:table-cell>
          <table:table-cell office:value-type="float" office:value="14.0015643973596">
            <text:p>14.00</text:p>
          </table:table-cell>
          <table:table-cell office:value-type="float" office:value="207859.24259587">
            <text:p>207859</text:p>
          </table:table-cell>
          <table:table-cell office:value-type="float" office:value="0.148518627936044">
            <text:p>0.149</text:p>
          </table:table-cell>
          <table:table-cell office:value-type="float" office:value="4.73431479845591">
            <text:p>4.73</text:p>
          </table:table-cell>
          <table:table-cell table:number-columns-repeated="5"/>
        </table:table-row>
        <table:table-row table:style-name="ro1">
          <table:table-cell office:value-type="string">
            <text:p>20230929T203428p1347479</text:p>
          </table:table-cell>
          <table:table-cell table:formula="of:=1/([.D396]*0.7+[.E396]/100*0.3)" office:value-type="float" office:value="3.41437498908256">
            <text:p>3.41</text:p>
          </table:table-cell>
          <table:table-cell office:value-type="float" office:value="1689.40410177196">
            <text:p>1689</text:p>
          </table:table-cell>
          <table:table-cell table:formula="of:=(ABS([.C396]-[.$O$2]))/[.C396]" office:value-type="float" office:value="0.302234319007804">
            <text:p>0.302</text:p>
          </table:table-cell>
          <table:table-cell office:value-type="float" office:value="27.1051159801236">
            <text:p>27.11</text:p>
          </table:table-cell>
          <table:table-cell office:value-type="float" office:value="19.9642341040462">
            <text:p>19.96</text:p>
          </table:table-cell>
          <table:table-cell office:value-type="float" office:value="12.2513334044092">
            <text:p>12.25</text:p>
          </table:table-cell>
          <table:table-cell office:value-type="float" office:value="329872.45055717">
            <text:p>329872</text:p>
          </table:table-cell>
          <table:table-cell office:value-type="float" office:value="0.165017302723552">
            <text:p>0.165</text:p>
          </table:table-cell>
          <table:table-cell office:value-type="float" office:value="0.683458277776761">
            <text:p>0.68</text:p>
          </table:table-cell>
          <table:table-cell table:number-columns-repeated="5"/>
        </table:table-row>
        <table:table-row table:style-name="ro1">
          <table:table-cell office:value-type="string">
            <text:p>20230929T203502p1348213</text:p>
          </table:table-cell>
          <table:table-cell table:formula="of:=1/([.D397]*0.7+[.E397]/100*0.3)" office:value-type="float" office:value="0.945330452403311">
            <text:p>0.95</text:p>
          </table:table-cell>
          <table:table-cell office:value-type="float" office:value="971.095297201153">
            <text:p>971</text:p>
          </table:table-cell>
          <table:table-cell table:formula="of:=(ABS([.C397]-[.$O$2]))/[.C397]" office:value-type="float" office:value="1.26548311616866">
            <text:p>1.265</text:p>
          </table:table-cell>
          <table:table-cell office:value-type="float" office:value="57.3309897031656">
            <text:p>57.33</text:p>
          </table:table-cell>
          <table:table-cell office:value-type="float" office:value="7.49419152276295">
            <text:p>7.49</text:p>
          </table:table-cell>
          <table:table-cell office:value-type="float" office:value="16.4089876228725">
            <text:p>16.41</text:p>
          </table:table-cell>
          <table:table-cell office:value-type="float" office:value="395016.648558382">
            <text:p>395017</text:p>
          </table:table-cell>
          <table:table-cell office:value-type="float" office:value="0.0615301940075564">
            <text:p>0.062</text:p>
          </table:table-cell>
          <table:table-cell office:value-type="float" office:value="5.62821591618957">
            <text:p>5.63</text:p>
          </table:table-cell>
          <table:table-cell table:number-columns-repeated="5"/>
        </table:table-row>
        <table:table-row table:style-name="ro1">
          <table:table-cell office:value-type="string">
            <text:p>20230929T203440p1347734</text:p>
          </table:table-cell>
          <table:table-cell table:formula="of:=1/([.D398]*0.7+[.E398]/100*0.3)" office:value-type="float" office:value="7.38794219594523">
            <text:p>7.39</text:p>
          </table:table-cell>
          <table:table-cell office:value-type="float" office:value="2073.58914812637">
            <text:p>2074</text:p>
          </table:table-cell>
          <table:table-cell table:formula="of:=(ABS([.C398]-[.$O$2]))/[.C398]" office:value-type="float" office:value="0.060962342510256">
            <text:p>0.061</text:p>
          </table:table-cell>
          <table:table-cell office:value-type="float" office:value="30.8940161334403">
            <text:p>30.89</text:p>
          </table:table-cell>
          <table:table-cell office:value-type="float" office:value="9.88000412179917">
            <text:p>9.88</text:p>
          </table:table-cell>
          <table:table-cell office:value-type="float" office:value="18.8845113334785">
            <text:p>18.88</text:p>
          </table:table-cell>
          <table:table-cell office:value-type="float" office:value="213720.256284994">
            <text:p>213720</text:p>
          </table:table-cell>
          <table:table-cell office:value-type="float" office:value="0.384282672050947">
            <text:p>0.384</text:p>
          </table:table-cell>
          <table:table-cell office:value-type="float" office:value="0.286835073748082">
            <text:p>0.29</text:p>
          </table:table-cell>
          <table:table-cell table:number-columns-repeated="5"/>
        </table:table-row>
        <table:table-row table:style-name="ro1">
          <table:table-cell office:value-type="string">
            <text:p>20230929T203437p1347675</text:p>
          </table:table-cell>
          <table:table-cell table:formula="of:=1/([.D399]*0.7+[.E399]/100*0.3)" office:value-type="float" office:value="0.672972600525295">
            <text:p>0.67</text:p>
          </table:table-cell>
          <table:table-cell office:value-type="float" office:value="736.296823996505">
            <text:p>736</text:p>
          </table:table-cell>
          <table:table-cell table:formula="of:=(ABS([.C399]-[.$O$2]))/[.C399]" office:value-type="float" office:value="1.98792542395978">
            <text:p>1.988</text:p>
          </table:table-cell>
          <table:table-cell office:value-type="float" office:value="31.4656002347487">
            <text:p>31.47</text:p>
          </table:table-cell>
          <table:table-cell office:value-type="float" office:value="17.8273121387283">
            <text:p>17.83</text:p>
          </table:table-cell>
          <table:table-cell office:value-type="float" office:value="21.5450988415825">
            <text:p>21.55</text:p>
          </table:table-cell>
          <table:table-cell office:value-type="float" office:value="304485.262371846">
            <text:p>304485</text:p>
          </table:table-cell>
          <table:table-cell office:value-type="float" office:value="0.288877526577828">
            <text:p>0.289</text:p>
          </table:table-cell>
          <table:table-cell office:value-type="float" office:value="6.5055931434555">
            <text:p>6.51</text:p>
          </table:table-cell>
          <table:table-cell table:number-columns-repeated="5"/>
        </table:table-row>
        <table:table-row table:style-name="ro1">
          <table:table-cell office:value-type="string">
            <text:p>20230929T203346p1346738</text:p>
          </table:table-cell>
          <table:table-cell table:formula="of:=1/([.D400]*0.7+[.E400]/100*0.3)" office:value-type="float" office:value="1.78243797129104">
            <text:p>1.78</text:p>
          </table:table-cell>
          <table:table-cell office:value-type="float" office:value="1319.29842421624">
            <text:p>1319</text:p>
          </table:table-cell>
          <table:table-cell table:formula="of:=(ABS([.C400]-[.$O$2]))/[.C400]" office:value-type="float" office:value="0.667552965741592">
            <text:p>0.668</text:p>
          </table:table-cell>
          <table:table-cell office:value-type="float" office:value="31.2474215842217">
            <text:p>31.25</text:p>
          </table:table-cell>
          <table:table-cell office:value-type="float" office:value="8.52822474972483">
            <text:p>8.53</text:p>
          </table:table-cell>
          <table:table-cell office:value-type="float" office:value="18.9747726946403">
            <text:p>18.97</text:p>
          </table:table-cell>
          <table:table-cell office:value-type="float" office:value="261745.372087795">
            <text:p>261745</text:p>
          </table:table-cell>
          <table:table-cell office:value-type="float" office:value="0.0390030168949308">
            <text:p>0.039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203341p1346642</text:p>
          </table:table-cell>
          <table:table-cell table:formula="of:=1/([.D401]*0.7+[.E401]/100*0.3)" office:value-type="float" office:value="1.54890515800546">
            <text:p>1.55</text:p>
          </table:table-cell>
          <table:table-cell office:value-type="float" office:value="1233.5859661155">
            <text:p>1234</text:p>
          </table:table-cell>
          <table:table-cell table:formula="of:=(ABS([.C401]-[.$O$2]))/[.C401]" office:value-type="float" office:value="0.78341847299681">
            <text:p>0.783</text:p>
          </table:table-cell>
          <table:table-cell office:value-type="float" office:value="32.4081302698683">
            <text:p>32.41</text:p>
          </table:table-cell>
          <table:table-cell office:value-type="float" office:value="8.1358400909044">
            <text:p>8.14</text:p>
          </table:table-cell>
          <table:table-cell office:value-type="float" office:value="29.3318278512095">
            <text:p>29.33</text:p>
          </table:table-cell>
          <table:table-cell office:value-type="float" office:value="257286.362416623">
            <text:p>257286</text:p>
          </table:table-cell>
          <table:table-cell office:value-type="float" office:value="0.0169826771556929">
            <text:p>0.017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203434p1347627</text:p>
          </table:table-cell>
          <table:table-cell table:formula="of:=1/([.D402]*0.7+[.E402]/100*0.3)" office:value-type="float" office:value="2.81779921261084">
            <text:p>2.82</text:p>
          </table:table-cell>
          <table:table-cell office:value-type="float" office:value="1648.10747646501">
            <text:p>1648</text:p>
          </table:table-cell>
          <table:table-cell table:formula="of:=(ABS([.C402]-[.$O$2]))/[.C402]" office:value-type="float" office:value="0.334864401391305">
            <text:p>0.335</text:p>
          </table:table-cell>
          <table:table-cell office:value-type="float" office:value="40.1606031023961">
            <text:p>40.16</text:p>
          </table:table-cell>
          <table:table-cell office:value-type="float" office:value="26.5392581888247">
            <text:p>26.54</text:p>
          </table:table-cell>
          <table:table-cell office:value-type="float" office:value="22.7959035792801">
            <text:p>22.80</text:p>
          </table:table-cell>
          <table:table-cell office:value-type="float" office:value="245014.281626054">
            <text:p>245014</text:p>
          </table:table-cell>
          <table:table-cell office:value-type="float" office:value="0.0183178482947417">
            <text:p>0.018</text:p>
          </table:table-cell>
          <table:table-cell office:value-type="float" office:value="0.157802145418406">
            <text:p>0.16</text:p>
          </table:table-cell>
          <table:table-cell table:number-columns-repeated="5"/>
        </table:table-row>
        <table:table-row table:style-name="ro1">
          <table:table-cell office:value-type="string">
            <text:p>20230929T203352p1346830</text:p>
          </table:table-cell>
          <table:table-cell table:formula="of:=1/([.D403]*0.7+[.E403]/100*0.3)" office:value-type="float" office:value="2.71631630950723">
            <text:p>2.72</text:p>
          </table:table-cell>
          <table:table-cell office:value-type="float" office:value="1610.8010407103">
            <text:p>1611</text:p>
          </table:table-cell>
          <table:table-cell table:formula="of:=(ABS([.C403]-[.$O$2]))/[.C403]" office:value-type="float" office:value="0.365780095988693">
            <text:p>0.366</text:p>
          </table:table-cell>
          <table:table-cell office:value-type="float" office:value="37.3665235077371">
            <text:p>37.37</text:p>
          </table:table-cell>
          <table:table-cell office:value-type="float" office:value="8.34643193964162">
            <text:p>8.35</text:p>
          </table:table-cell>
          <table:table-cell office:value-type="float" office:value="12.5981457779182">
            <text:p>12.60</text:p>
          </table:table-cell>
          <table:table-cell office:value-type="float" office:value="341667.944784514">
            <text:p>341668</text:p>
          </table:table-cell>
          <table:table-cell office:value-type="float" office:value="0.285653731623739">
            <text:p>0.286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203407p1347094</text:p>
          </table:table-cell>
          <table:table-cell table:formula="of:=1/([.D404]*0.7+[.E404]/100*0.3)" office:value-type="float" office:value="0.955003794556671">
            <text:p>0.96</text:p>
          </table:table-cell>
          <table:table-cell office:value-type="float" office:value="910.726250652426">
            <text:p>911</text:p>
          </table:table-cell>
          <table:table-cell table:formula="of:=(ABS([.C404]-[.$O$2]))/[.C404]" office:value-type="float" office:value="1.41565453770984">
            <text:p>1.416</text:p>
          </table:table-cell>
          <table:table-cell office:value-type="float" office:value="18.7193606279198">
            <text:p>18.72</text:p>
          </table:table-cell>
          <table:table-cell office:value-type="float" office:value="8.6388655902705">
            <text:p>8.64</text:p>
          </table:table-cell>
          <table:table-cell office:value-type="float" office:value="23.8721925288143">
            <text:p>23.87</text:p>
          </table:table-cell>
          <table:table-cell office:value-type="float" office:value="243704.226360634">
            <text:p>243704</text:p>
          </table:table-cell>
          <table:table-cell office:value-type="float" office:value="0.0276557396126382">
            <text:p>0.028</text:p>
          </table:table-cell>
          <table:table-cell office:value-type="float" office:value="0.916520554373868">
            <text:p>0.92</text:p>
          </table:table-cell>
          <table:table-cell table:number-columns-repeated="5"/>
        </table:table-row>
        <table:table-row table:style-name="ro1">
          <table:table-cell office:value-type="string">
            <text:p>20230929T203401p1346956</text:p>
          </table:table-cell>
          <table:table-cell table:formula="of:=1/([.D405]*0.7+[.E405]/100*0.3)" office:value-type="float" office:value="0.98293838769736">
            <text:p>0.98</text:p>
          </table:table-cell>
          <table:table-cell office:value-type="float" office:value="1069.58670658943">
            <text:p>1070</text:p>
          </table:table-cell>
          <table:table-cell table:formula="of:=(ABS([.C405]-[.$O$2]))/[.C405]" office:value-type="float" office:value="1.05686924346236">
            <text:p>1.057</text:p>
          </table:table-cell>
          <table:table-cell office:value-type="float" office:value="92.5164311047749">
            <text:p>92.52</text:p>
          </table:table-cell>
          <table:table-cell office:value-type="float" office:value="10.7679431599229">
            <text:p>10.77</text:p>
          </table:table-cell>
          <table:table-cell office:value-type="float" office:value="38.8216597465037">
            <text:p>38.82</text:p>
          </table:table-cell>
          <table:table-cell office:value-type="float" office:value="266273.454850058">
            <text:p>266273</text:p>
          </table:table-cell>
          <table:table-cell office:value-type="float" office:value="0.0403420204628908">
            <text:p>0.040</text:p>
          </table:table-cell>
          <table:table-cell office:value-type="float" office:value="95.9237815343895">
            <text:p>95.92</text:p>
          </table:table-cell>
          <table:table-cell table:number-columns-repeated="5"/>
        </table:table-row>
        <table:table-row table:style-name="ro1">
          <table:table-cell office:value-type="string">
            <text:p>20230929T203514p1348475</text:p>
          </table:table-cell>
          <table:table-cell table:formula="of:=1/([.D406]*0.7+[.E406]/100*0.3)" office:value-type="float" office:value="1.0857143667749">
            <text:p>1.09</text:p>
          </table:table-cell>
          <table:table-cell office:value-type="float" office:value="1178.4013675402">
            <text:p>1178</text:p>
          </table:table-cell>
          <table:table-cell table:formula="of:=(ABS([.C406]-[.$O$2]))/[.C406]" office:value-type="float" office:value="0.866936054726658">
            <text:p>0.867</text:p>
          </table:table-cell>
          <table:table-cell office:value-type="float" office:value="104.732441501166">
            <text:p>104.73</text:p>
          </table:table-cell>
          <table:table-cell office:value-type="float" office:value="10.5783959537572">
            <text:p>10.58</text:p>
          </table:table-cell>
          <table:table-cell office:value-type="float" office:value="20.0101224504755">
            <text:p>20.01</text:p>
          </table:table-cell>
          <table:table-cell office:value-type="float" office:value="395016.14995123">
            <text:p>395016</text:p>
          </table:table-cell>
          <table:table-cell office:value-type="float" office:value="0.107406095773873">
            <text:p>0.107</text:p>
          </table:table-cell>
          <table:table-cell office:value-type="float" office:value="99.1390807651285">
            <text:p>99.14</text:p>
          </table:table-cell>
          <table:table-cell table:number-columns-repeated="5"/>
        </table:table-row>
        <table:table-row table:style-name="ro1">
          <table:table-cell office:value-type="string">
            <text:p>20230929T203523p1348679</text:p>
          </table:table-cell>
          <table:table-cell table:formula="of:=1/([.D407]*0.7+[.E407]/100*0.3)" office:value-type="float" office:value="0.836837795013807">
            <text:p>0.84</text:p>
          </table:table-cell>
          <table:table-cell office:value-type="float" office:value="872.920695977606">
            <text:p>873</text:p>
          </table:table-cell>
          <table:table-cell table:formula="of:=(ABS([.C407]-[.$O$2]))/[.C407]" office:value-type="float" office:value="1.52027476280209">
            <text:p>1.520</text:p>
          </table:table-cell>
          <table:table-cell office:value-type="float" office:value="43.5941247830807">
            <text:p>43.59</text:p>
          </table:table-cell>
          <table:table-cell office:value-type="float" office:value="14.9921724470135">
            <text:p>14.99</text:p>
          </table:table-cell>
          <table:table-cell office:value-type="float" office:value="24.3486069846963">
            <text:p>24.35</text:p>
          </table:table-cell>
          <table:table-cell office:value-type="float" office:value="373320.30198693">
            <text:p>373320</text:p>
          </table:table-cell>
          <table:table-cell office:value-type="float" office:value="0.0888058095913824">
            <text:p>0.089</text:p>
          </table:table-cell>
          <table:table-cell office:value-type="float" office:value="98.9468431559397">
            <text:p>98.95</text:p>
          </table:table-cell>
          <table:table-cell table:number-columns-repeated="5"/>
        </table:table-row>
      </table:table>
      <table:table table:name="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office:value-type="string">
            <text:p>Tag</text:p>
          </table:table-cell>
          <table:table-cell table:style-name="Default" office:value-type="string">
            <text:p>Fitnesz [-]</text:p>
          </table:table-cell>
          <table:table-cell table:style-name="Default" office:value-type="string">
            <text:p>Vonóerő [N]</text:p>
          </table:table-cell>
          <table:table-cell table:style-name="Default" office:value-type="string">
            <text:p>Vonóerő relatív hibája [-]</text:p>
          </table:table-cell>
          <table:table-cell table:style-name="Default" office:value-type="string">
            <text:p>Felszínprofilok átlagos távolsága [mm]</text:p>
          </table:table-cell>
          <table:table-cell table:style-name="Default" office:value-type="string">
            <text:p>Koordinációs szám [-]</text:p>
          </table:table-cell>
          <table:table-cell table:style-name="Default" office:value-type="string">
            <text:p>Elemek közötti súrlódási szög [°]</text:p>
          </table:table-cell>
          <table:table-cell table:style-name="Default" office:value-type="string">
            <text:p>Normálirányú kohézió [Pa]</text:p>
          </table:table-cell>
          <table:table-cell table:style-name="Default" office:value-type="string">
            <text:p>Elemek közötti gördülési és csavarási súrlódási tényező [-]</text:p>
          </table:table-cell>
          <table:table-cell table:style-name="Default" office:value-type="string">
            <text:p>Clump paraméter [%]</text:p>
          </table:table-cell>
          <table:table-cell/>
          <table:table-cell office:value-type="string">
            <text:p>Fizikai mérés alapadatok</text:p>
          </table:table-cell>
          <table:table-cell office:value-type="string">
            <text:p>Talaj nedvességtartalma [V/V%]</text:p>
          </table:table-cell>
          <table:table-cell office:value-type="string">
            <text:p>Átlagos Sebesség [km/h]</text:p>
          </table:table-cell>
          <table:table-cell office:value-type="string">
            <text:p>Átlagos vonóerő [N]</text:p>
          </table:table-cell>
        </table:table-row>
        <table:table-row table:style-name="ro1">
          <table:table-cell office:value-type="string">
            <text:p>20230919T042106p493686</text:p>
          </table:table-cell>
          <table:table-cell table:formula="of:=1/([.D2]*0.7+[.E2]/100*0.3)" office:value-type="float" office:value="0.76033207095144">
            <text:p>0.76</text:p>
          </table:table-cell>
          <table:table-cell office:value-type="float" office:value="687.657483792509">
            <text:p>688</text:p>
          </table:table-cell>
          <table:table-cell table:formula="of:=(ABS([.C2]-[.$O$2]))/[.C2]" office:value-type="float" office:value="1.76300344980074">
            <text:p>1.763</text:p>
          </table:table-cell>
          <table:table-cell office:value-type="float" office:value="27.0374649442114">
            <text:p>27.04</text:p>
          </table:table-cell>
          <table:table-cell office:value-type="float" office:value="10.9123314065511">
            <text:p>10.91</text:p>
          </table:table-cell>
          <table:table-cell office:value-type="float" office:value="38.243663227042">
            <text:p>38.24</text:p>
          </table:table-cell>
          <table:table-cell office:value-type="float" office:value="255406.700177839">
            <text:p>255407</text:p>
          </table:table-cell>
          <table:table-cell office:value-type="float" office:value="0.192775387096805">
            <text:p>0.193</text:p>
          </table:table-cell>
          <table:table-cell office:value-type="float" office:value="55.3776509791694">
            <text:p>55.38</text:p>
          </table:table-cell>
          <table:table-cell table:number-columns-repeated="2"/>
          <table:table-cell office:value-type="float" office:value="6.6">
            <text:p>6.6</text:p>
          </table:table-cell>
          <table:table-cell office:value-type="float" office:value="9.2">
            <text:p>9.2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string">
            <text:p>20230919T042051p493368</text:p>
          </table:table-cell>
          <table:table-cell table:formula="of:=1/([.D3]*0.7+[.E3]/100*0.3)" office:value-type="float" office:value="0.929852117978026">
            <text:p>0.93</text:p>
          </table:table-cell>
          <table:table-cell office:value-type="float" office:value="873.38318028998">
            <text:p>873</text:p>
          </table:table-cell>
          <table:table-cell table:formula="of:=(ABS([.C3]-[.$O$2]))/[.C3]" office:value-type="float" office:value="1.17544835174083">
            <text:p>1.175</text:p>
          </table:table-cell>
          <table:table-cell office:value-type="float" office:value="84.2086599400382">
            <text:p>84.21</text:p>
          </table:table-cell>
          <table:table-cell office:value-type="float" office:value="10.5287813102119">
            <text:p>10.53</text:p>
          </table:table-cell>
          <table:table-cell office:value-type="float" office:value="32.0193453038802">
            <text:p>32.02</text:p>
          </table:table-cell>
          <table:table-cell office:value-type="float" office:value="282443.135116488">
            <text:p>282443</text:p>
          </table:table-cell>
          <table:table-cell office:value-type="float" office:value="0.375264406122818">
            <text:p>0.375</text:p>
          </table:table-cell>
          <table:table-cell office:value-type="float" office:value="69.7369437209686">
            <text:p>69.74</text:p>
          </table:table-cell>
          <table:table-cell table:number-columns-repeated="5"/>
        </table:table-row>
        <table:table-row table:style-name="ro1">
          <table:table-cell office:value-type="string">
            <text:p>20230919T042100p493548</text:p>
          </table:table-cell>
          <table:table-cell table:formula="of:=1/([.D4]*0.7+[.E4]/100*0.3)" office:value-type="float" office:value="0.679127540720392">
            <text:p>0.68</text:p>
          </table:table-cell>
          <table:table-cell office:value-type="float" office:value="655.581390841376">
            <text:p>656</text:p>
          </table:table-cell>
          <table:table-cell table:formula="of:=(ABS([.C4]-[.$O$2]))/[.C4]" office:value-type="float" office:value="1.89819086774494">
            <text:p>1.898</text:p>
          </table:table-cell>
          <table:table-cell office:value-type="float" office:value="47.9146194030951">
            <text:p>47.91</text:p>
          </table:table-cell>
          <table:table-cell office:value-type="float" office:value="14.126204238921">
            <text:p>14.13</text:p>
          </table:table-cell>
          <table:table-cell office:value-type="float" office:value="32.4283854456014">
            <text:p>32.43</text:p>
          </table:table-cell>
          <table:table-cell office:value-type="float" office:value="210996.044710804">
            <text:p>210996</text:p>
          </table:table-cell>
          <table:table-cell office:value-type="float" office:value="0.28811809416698">
            <text:p>0.288</text:p>
          </table:table-cell>
          <table:table-cell office:value-type="float" office:value="39.5825498673053">
            <text:p>39.58</text:p>
          </table:table-cell>
          <table:table-cell table:number-columns-repeated="5"/>
        </table:table-row>
        <table:table-row table:style-name="ro1">
          <table:table-cell office:value-type="string">
            <text:p>20230919T042012p492600</text:p>
          </table:table-cell>
          <table:table-cell table:formula="of:=1/([.D5]*0.7+[.E5]/100*0.3)" office:value-type="float" office:value="0.520101882105689">
            <text:p>0.52</text:p>
          </table:table-cell>
          <table:table-cell office:value-type="float" office:value="583.219250914318">
            <text:p>583</text:p>
          </table:table-cell>
          <table:table-cell table:formula="of:=(ABS([.C5]-[.$O$2]))/[.C5]" office:value-type="float" office:value="2.25777998072141">
            <text:p>2.258</text:p>
          </table:table-cell>
          <table:table-cell office:value-type="float" office:value="114.084742481412">
            <text:p>114.08</text:p>
          </table:table-cell>
          <table:table-cell office:value-type="float" office:value="4.47574569098978">
            <text:p>4.48</text:p>
          </table:table-cell>
          <table:table-cell office:value-type="float" office:value="10.7365842263689">
            <text:p>10.74</text:p>
          </table:table-cell>
          <table:table-cell office:value-type="float" office:value="389081.638555482">
            <text:p>389082</text:p>
          </table:table-cell>
          <table:table-cell office:value-type="float" office:value="0.130911851009703">
            <text:p>0.131</text:p>
          </table:table-cell>
          <table:table-cell office:value-type="float" office:value="65.2681112816656">
            <text:p>65.27</text:p>
          </table:table-cell>
          <table:table-cell table:number-columns-repeated="5"/>
        </table:table-row>
        <table:table-row table:style-name="ro1">
          <table:table-cell office:value-type="string">
            <text:p>20230919T042018p492723</text:p>
          </table:table-cell>
          <table:table-cell table:formula="of:=1/([.D6]*0.7+[.E6]/100*0.3)" office:value-type="float" office:value="0.57155940209898">
            <text:p>0.57</text:p>
          </table:table-cell>
          <table:table-cell office:value-type="float" office:value="612.917814581076">
            <text:p>613</text:p>
          </table:table-cell>
          <table:table-cell table:formula="of:=(ABS([.C6]-[.$O$2]))/[.C6]" office:value-type="float" office:value="2.09992621326994">
            <text:p>2.100</text:p>
          </table:table-cell>
          <table:table-cell office:value-type="float" office:value="93.2170244988473">
            <text:p>93.22</text:p>
          </table:table-cell>
          <table:table-cell office:value-type="float" office:value="10.9425578034682">
            <text:p>10.94</text:p>
          </table:table-cell>
          <table:table-cell office:value-type="float" office:value="13.6295548670865">
            <text:p>13.63</text:p>
          </table:table-cell>
          <table:table-cell office:value-type="float" office:value="241502.534211886">
            <text:p>241503</text:p>
          </table:table-cell>
          <table:table-cell office:value-type="float" office:value="0.00465610598754198">
            <text:p>0.005</text:p>
          </table:table-cell>
          <table:table-cell office:value-type="float" office:value="51.1477660835992">
            <text:p>51.15</text:p>
          </table:table-cell>
          <table:table-cell table:number-columns-repeated="5"/>
        </table:table-row>
        <table:table-row table:style-name="ro1">
          <table:table-cell office:value-type="string">
            <text:p>20230919T042118p494012</text:p>
          </table:table-cell>
          <table:table-cell table:formula="of:=1/([.D7]*0.7+[.E7]/100*0.3)" office:value-type="float" office:value="0.876046929953315">
            <text:p>0.88</text:p>
          </table:table-cell>
          <table:table-cell office:value-type="float" office:value="806.516782519558">
            <text:p>807</text:p>
          </table:table-cell>
          <table:table-cell table:formula="of:=(ABS([.C7]-[.$O$2]))/[.C7]" office:value-type="float" office:value="1.35580962626023">
            <text:p>1.356</text:p>
          </table:table-cell>
          <table:table-cell office:value-type="float" office:value="64.1415399699676">
            <text:p>64.14</text:p>
          </table:table-cell>
          <table:table-cell office:value-type="float" office:value="14.2239884393064">
            <text:p>14.22</text:p>
          </table:table-cell>
          <table:table-cell office:value-type="float" office:value="32.3792290717067">
            <text:p>32.38</text:p>
          </table:table-cell>
          <table:table-cell office:value-type="float" office:value="280170.782490286">
            <text:p>280171</text:p>
          </table:table-cell>
          <table:table-cell office:value-type="float" office:value="0.259353237900553">
            <text:p>0.259</text:p>
          </table:table-cell>
          <table:table-cell office:value-type="float" office:value="46.779980251949">
            <text:p>46.78</text:p>
          </table:table-cell>
          <table:table-cell table:number-columns-repeated="5"/>
        </table:table-row>
        <table:table-row table:style-name="ro1">
          <table:table-cell office:value-type="string">
            <text:p>20230919T042000p492430</text:p>
          </table:table-cell>
          <table:table-cell table:formula="of:=1/([.D8]*0.7+[.E8]/100*0.3)" office:value-type="float" office:value="1.19977461040376">
            <text:p>1.20</text:p>
          </table:table-cell>
          <table:table-cell office:value-type="float" office:value="1088.56985522506">
            <text:p>1089</text:p>
          </table:table-cell>
          <table:table-cell table:formula="of:=(ABS([.C8]-[.$O$2]))/[.C8]" office:value-type="float" office:value="0.745409346841759">
            <text:p>0.745</text:p>
          </table:table-cell>
          <table:table-cell office:value-type="float" office:value="103.90111350033">
            <text:p>103.90</text:p>
          </table:table-cell>
          <table:table-cell office:value-type="float" office:value="10.4267822736031">
            <text:p>10.43</text:p>
          </table:table-cell>
          <table:table-cell office:value-type="float" office:value="22.8069673239564">
            <text:p>22.81</text:p>
          </table:table-cell>
          <table:table-cell office:value-type="float" office:value="223839.294967995">
            <text:p>223839</text:p>
          </table:table-cell>
          <table:table-cell office:value-type="float" office:value="0.309494255739514">
            <text:p>0.309</text:p>
          </table:table-cell>
          <table:table-cell office:value-type="float" office:value="87.6185670863082">
            <text:p>87.62</text:p>
          </table:table-cell>
          <table:table-cell table:number-columns-repeated="5"/>
        </table:table-row>
        <table:table-row table:style-name="ro1">
          <table:table-cell office:value-type="string">
            <text:p>20230919T042134p494300</text:p>
          </table:table-cell>
          <table:table-cell table:formula="of:=1/([.D9]*0.7+[.E9]/100*0.3)" office:value-type="float" office:value="0.603115053649084">
            <text:p>0.60</text:p>
          </table:table-cell>
          <table:table-cell office:value-type="float" office:value="621.951096802932">
            <text:p>622</text:p>
          </table:table-cell>
          <table:table-cell table:formula="of:=(ABS([.C9]-[.$O$2]))/[.C9]" office:value-type="float" office:value="2.05490256350818">
            <text:p>2.055</text:p>
          </table:table-cell>
          <table:table-cell office:value-type="float" office:value="73.2088790880236">
            <text:p>73.21</text:p>
          </table:table-cell>
          <table:table-cell office:value-type="float" office:value="5.87316604269959">
            <text:p>5.87</text:p>
          </table:table-cell>
          <table:table-cell office:value-type="float" office:value="29.6206758593669">
            <text:p>29.62</text:p>
          </table:table-cell>
          <table:table-cell office:value-type="float" office:value="290610.895707473">
            <text:p>290611</text:p>
          </table:table-cell>
          <table:table-cell office:value-type="float" office:value="0.315096758943092">
            <text:p>0.315</text:p>
          </table:table-cell>
          <table:table-cell office:value-type="float" office:value="40.0781804301079">
            <text:p>40.08</text:p>
          </table:table-cell>
          <table:table-cell table:number-columns-repeated="5"/>
        </table:table-row>
        <table:table-row table:style-name="ro1">
          <table:table-cell office:value-type="string">
            <text:p>20230919T042039p493108</text:p>
          </table:table-cell>
          <table:table-cell table:formula="of:=1/([.D10]*0.7+[.E10]/100*0.3)" office:value-type="float" office:value="0.531777380808809">
            <text:p>0.53</text:p>
          </table:table-cell>
          <table:table-cell office:value-type="float" office:value="570.855379703491">
            <text:p>571</text:p>
          </table:table-cell>
          <table:table-cell table:formula="of:=(ABS([.C10]-[.$O$2]))/[.C10]" office:value-type="float" office:value="2.32833860825991">
            <text:p>2.328</text:p>
          </table:table-cell>
          <table:table-cell office:value-type="float" office:value="83.549708389712">
            <text:p>83.55</text:p>
          </table:table-cell>
          <table:table-cell office:value-type="float" office:value="6.12993591068844">
            <text:p>6.13</text:p>
          </table:table-cell>
          <table:table-cell office:value-type="float" office:value="26.3678546992797">
            <text:p>26.37</text:p>
          </table:table-cell>
          <table:table-cell office:value-type="float" office:value="299458.306129378">
            <text:p>299458</text:p>
          </table:table-cell>
          <table:table-cell office:value-type="float" office:value="0.159361145301462">
            <text:p>0.159</text:p>
          </table:table-cell>
          <table:table-cell office:value-type="float" office:value="44.0857675097522">
            <text:p>44.09</text:p>
          </table:table-cell>
          <table:table-cell table:number-columns-repeated="5"/>
        </table:table-row>
        <table:table-row table:style-name="ro1">
          <table:table-cell office:value-type="string">
            <text:p>20230919T042112p493837</text:p>
          </table:table-cell>
          <table:table-cell table:formula="of:=1/([.D11]*0.7+[.E11]/100*0.3)" office:value-type="float" office:value="0.8969547038562">
            <text:p>0.90</text:p>
          </table:table-cell>
          <table:table-cell office:value-type="float" office:value="875.973503014766">
            <text:p>876</text:p>
          </table:table-cell>
          <table:table-cell table:formula="of:=(ABS([.C11]-[.$O$2]))/[.C11]" office:value-type="float" office:value="1.16901537941607">
            <text:p>1.169</text:p>
          </table:table-cell>
          <table:table-cell office:value-type="float" office:value="98.8575782935732">
            <text:p>98.86</text:p>
          </table:table-cell>
          <table:table-cell office:value-type="float" office:value="11.7363986519018">
            <text:p>11.74</text:p>
          </table:table-cell>
          <table:table-cell office:value-type="float" office:value="22.4041167591791">
            <text:p>22.40</text:p>
          </table:table-cell>
          <table:table-cell office:value-type="float" office:value="308630.97463886">
            <text:p>308631</text:p>
          </table:table-cell>
          <table:table-cell office:value-type="float" office:value="0.0555878790388593">
            <text:p>0.056</text:p>
          </table:table-cell>
          <table:table-cell office:value-type="float" office:value="81.714179059915">
            <text:p>81.71</text:p>
          </table:table-cell>
          <table:table-cell table:number-columns-repeated="5"/>
        </table:table-row>
        <table:table-row table:style-name="ro1">
          <table:table-cell office:value-type="string">
            <text:p>20230919T042021p492773</text:p>
          </table:table-cell>
          <table:table-cell table:formula="of:=1/([.D12]*0.7+[.E12]/100*0.3)" office:value-type="float" office:value="1.22049112197378">
            <text:p>1.22</text:p>
          </table:table-cell>
          <table:table-cell office:value-type="float" office:value="1068.0941653207">
            <text:p>1068</text:p>
          </table:table-cell>
          <table:table-cell table:formula="of:=(ABS([.C12]-[.$O$2]))/[.C12]" office:value-type="float" office:value="0.778869374714276">
            <text:p>0.779</text:p>
          </table:table-cell>
          <table:table-cell office:value-type="float" office:value="91.3779117452582">
            <text:p>91.38</text:p>
          </table:table-cell>
          <table:table-cell office:value-type="float" office:value="4.97612544258978">
            <text:p>4.98</text:p>
          </table:table-cell>
          <table:table-cell office:value-type="float" office:value="31.6848727961503">
            <text:p>31.68</text:p>
          </table:table-cell>
          <table:table-cell office:value-type="float" office:value="215084.074331049">
            <text:p>215084</text:p>
          </table:table-cell>
          <table:table-cell office:value-type="float" office:value="0.348932781833936">
            <text:p>0.349</text:p>
          </table:table-cell>
          <table:table-cell office:value-type="float" office:value="92.4125121109047">
            <text:p>92.41</text:p>
          </table:table-cell>
          <table:table-cell table:number-columns-repeated="5"/>
        </table:table-row>
        <table:table-row table:style-name="ro1">
          <table:table-cell office:value-type="string">
            <text:p>20230919T042045p493273</text:p>
          </table:table-cell>
          <table:table-cell table:formula="of:=1/([.D13]*0.7+[.E13]/100*0.3)" office:value-type="float" office:value="0.418165568252505">
            <text:p>0.42</text:p>
          </table:table-cell>
          <table:table-cell office:value-type="float" office:value="438.861279710129">
            <text:p>439</text:p>
          </table:table-cell>
          <table:table-cell table:formula="of:=(ABS([.C13]-[.$O$2]))/[.C13]" office:value-type="float" office:value="3.32938627270778">
            <text:p>3.329</text:p>
          </table:table-cell>
          <table:table-cell office:value-type="float" office:value="20.2756277017575">
            <text:p>20.28</text:p>
          </table:table-cell>
          <table:table-cell office:value-type="float" office:value="7.25115303983229">
            <text:p>7.25</text:p>
          </table:table-cell>
          <table:table-cell office:value-type="float" office:value="21.8669527223432">
            <text:p>21.87</text:p>
          </table:table-cell>
          <table:table-cell office:value-type="float" office:value="238034.934976234">
            <text:p>238035</text:p>
          </table:table-cell>
          <table:table-cell office:value-type="float" office:value="0.229555832605567">
            <text:p>0.230</text:p>
          </table:table-cell>
          <table:table-cell office:value-type="float" office:value="36.1588657720201">
            <text:p>36.16</text:p>
          </table:table-cell>
          <table:table-cell table:number-columns-repeated="5"/>
        </table:table-row>
        <table:table-row table:style-name="ro1">
          <table:table-cell office:value-type="string">
            <text:p>20230919T042003p492475</text:p>
          </table:table-cell>
          <table:table-cell table:formula="of:=1/([.D14]*0.7+[.E14]/100*0.3)" office:value-type="float" office:value="0.441656151978649">
            <text:p>0.44</text:p>
          </table:table-cell>
          <table:table-cell office:value-type="float" office:value="454.835453949312">
            <text:p>455</text:p>
          </table:table-cell>
          <table:table-cell table:formula="of:=(ABS([.C14]-[.$O$2]))/[.C14]" office:value-type="float" office:value="3.17733486583423">
            <text:p>3.177</text:p>
          </table:table-cell>
          <table:table-cell office:value-type="float" office:value="13.356813625529">
            <text:p>13.36</text:p>
          </table:table-cell>
          <table:table-cell office:value-type="float" office:value="16.9624277456647">
            <text:p>16.96</text:p>
          </table:table-cell>
          <table:table-cell office:value-type="float" office:value="12.3096253726921">
            <text:p>12.31</text:p>
          </table:table-cell>
          <table:table-cell office:value-type="float" office:value="221488.683704625">
            <text:p>221489</text:p>
          </table:table-cell>
          <table:table-cell office:value-type="float" office:value="0.205766322239778">
            <text:p>0.206</text:p>
          </table:table-cell>
          <table:table-cell office:value-type="float" office:value="39.6363928145455">
            <text:p>39.64</text:p>
          </table:table-cell>
          <table:table-cell table:number-columns-repeated="5"/>
        </table:table-row>
        <table:table-row table:style-name="ro1">
          <table:table-cell office:value-type="string">
            <text:p>20230919T042006p492515</text:p>
          </table:table-cell>
          <table:table-cell table:formula="of:=1/([.D15]*0.7+[.E15]/100*0.3)" office:value-type="float" office:value="0.786625112176299">
            <text:p>0.79</text:p>
          </table:table-cell>
          <table:table-cell office:value-type="float" office:value="694.043683383508">
            <text:p>694</text:p>
          </table:table-cell>
          <table:table-cell table:formula="of:=(ABS([.C15]-[.$O$2]))/[.C15]" office:value-type="float" office:value="1.73757984618112">
            <text:p>1.738</text:p>
          </table:table-cell>
          <table:table-cell office:value-type="float" office:value="18.3159001404404">
            <text:p>18.32</text:p>
          </table:table-cell>
          <table:table-cell office:value-type="float" office:value="13.5627408477842">
            <text:p>13.56</text:p>
          </table:table-cell>
          <table:table-cell office:value-type="float" office:value="30.9089668488698">
            <text:p>30.91</text:p>
          </table:table-cell>
          <table:table-cell office:value-type="float" office:value="295450.673731071">
            <text:p>295451</text:p>
          </table:table-cell>
          <table:table-cell office:value-type="float" office:value="0.227045195515021">
            <text:p>0.227</text:p>
          </table:table-cell>
          <table:table-cell office:value-type="float" office:value="69.6849436649929">
            <text:p>69.68</text:p>
          </table:table-cell>
          <table:table-cell table:number-columns-repeated="5"/>
        </table:table-row>
        <table:table-row table:style-name="ro1">
          <table:table-cell office:value-type="string">
            <text:p>20230919T042009p492568</text:p>
          </table:table-cell>
          <table:table-cell table:formula="of:=1/([.D16]*0.7+[.E16]/100*0.3)" office:value-type="float" office:value="0.695264621087581">
            <text:p>0.70</text:p>
          </table:table-cell>
          <table:table-cell office:value-type="float" office:value="645.930527602598">
            <text:p>646</text:p>
          </table:table-cell>
          <table:table-cell table:formula="of:=(ABS([.C16]-[.$O$2]))/[.C16]" office:value-type="float" office:value="1.94149280581604">
            <text:p>1.941</text:p>
          </table:table-cell>
          <table:table-cell office:value-type="float" office:value="26.418774637603">
            <text:p>26.42</text:p>
          </table:table-cell>
          <table:table-cell office:value-type="float" office:value="18.0397398843931">
            <text:p>18.04</text:p>
          </table:table-cell>
          <table:table-cell office:value-type="float" office:value="37.3844580091649">
            <text:p>37.38</text:p>
          </table:table-cell>
          <table:table-cell office:value-type="float" office:value="395697.330453315">
            <text:p>395697</text:p>
          </table:table-cell>
          <table:table-cell office:value-type="float" office:value="0.376282950717999">
            <text:p>0.376</text:p>
          </table:table-cell>
          <table:table-cell office:value-type="float" office:value="32.9793500422521">
            <text:p>32.98</text:p>
          </table:table-cell>
          <table:table-cell table:number-columns-repeated="5"/>
        </table:table-row>
        <table:table-row table:style-name="ro1">
          <table:table-cell office:value-type="string">
            <text:p>20230919T042109p493756</text:p>
          </table:table-cell>
          <table:table-cell table:formula="of:=1/([.D17]*0.7+[.E17]/100*0.3)" office:value-type="float" office:value="0.525105282485267">
            <text:p>0.53</text:p>
          </table:table-cell>
          <table:table-cell office:value-type="float" office:value="536.858509188881">
            <text:p>537</text:p>
          </table:table-cell>
          <table:table-cell table:formula="of:=(ABS([.C17]-[.$O$2]))/[.C17]" office:value-type="float" office:value="2.5391075441286">
            <text:p>2.539</text:p>
          </table:table-cell>
          <table:table-cell office:value-type="float" office:value="42.3349077289007">
            <text:p>42.33</text:p>
          </table:table-cell>
          <table:table-cell office:value-type="float" office:value="16.4660404624277">
            <text:p>16.47</text:p>
          </table:table-cell>
          <table:table-cell office:value-type="float" office:value="28.3335733736071">
            <text:p>28.33</text:p>
          </table:table-cell>
          <table:table-cell office:value-type="float" office:value="273998.72441983">
            <text:p>273999</text:p>
          </table:table-cell>
          <table:table-cell office:value-type="float" office:value="0.259241049560894">
            <text:p>0.259</text:p>
          </table:table-cell>
          <table:table-cell office:value-type="float" office:value="45.7356659163288">
            <text:p>45.74</text:p>
          </table:table-cell>
          <table:table-cell table:number-columns-repeated="5"/>
        </table:table-row>
        <table:table-row table:style-name="ro1">
          <table:table-cell office:value-type="string">
            <text:p>20230919T042024p492826</text:p>
          </table:table-cell>
          <table:table-cell table:formula="of:=1/([.D18]*0.7+[.E18]/100*0.3)" office:value-type="float" office:value="0.403462784851501">
            <text:p>0.40</text:p>
          </table:table-cell>
          <table:table-cell office:value-type="float" office:value="443.749785000913">
            <text:p>444</text:p>
          </table:table-cell>
          <table:table-cell table:formula="of:=(ABS([.C18]-[.$O$2]))/[.C18]" office:value-type="float" office:value="3.28169221534629">
            <text:p>3.282</text:p>
          </table:table-cell>
          <table:table-cell office:value-type="float" office:value="60.4529311309809">
            <text:p>60.45</text:p>
          </table:table-cell>
          <table:table-cell office:value-type="float" office:value="16.5044556840077">
            <text:p>16.50</text:p>
          </table:table-cell>
          <table:table-cell office:value-type="float" office:value="39.9726187744734">
            <text:p>39.97</text:p>
          </table:table-cell>
          <table:table-cell office:value-type="float" office:value="344343.776253963">
            <text:p>344344</text:p>
          </table:table-cell>
          <table:table-cell office:value-type="float" office:value="0.35169788501727">
            <text:p>0.352</text:p>
          </table:table-cell>
          <table:table-cell office:value-type="float" office:value="41.4877038087411">
            <text:p>41.49</text:p>
          </table:table-cell>
          <table:table-cell table:number-columns-repeated="5"/>
        </table:table-row>
        <table:table-row table:style-name="ro1">
          <table:table-cell office:value-type="string">
            <text:p>20230919T042048p493334</text:p>
          </table:table-cell>
          <table:table-cell table:formula="of:=1/([.D19]*0.7+[.E19]/100*0.3)" office:value-type="float" office:value="0.602887774022484">
            <text:p>0.60</text:p>
          </table:table-cell>
          <table:table-cell office:value-type="float" office:value="602.631231831787">
            <text:p>603</text:p>
          </table:table-cell>
          <table:table-cell table:formula="of:=(ABS([.C19]-[.$O$2]))/[.C19]" office:value-type="float" office:value="2.15284024398249">
            <text:p>2.153</text:p>
          </table:table-cell>
          <table:table-cell office:value-type="float" office:value="50.5651080108276">
            <text:p>50.57</text:p>
          </table:table-cell>
          <table:table-cell office:value-type="float" office:value="16.7493978805395">
            <text:p>16.75</text:p>
          </table:table-cell>
          <table:table-cell office:value-type="float" office:value="21.8669527223432">
            <text:p>21.87</text:p>
          </table:table-cell>
          <table:table-cell office:value-type="float" office:value="238034.934976234">
            <text:p>238035</text:p>
          </table:table-cell>
          <table:table-cell office:value-type="float" office:value="0.229555832605567">
            <text:p>0.230</text:p>
          </table:table-cell>
          <table:table-cell office:value-type="float" office:value="36.1588657720201">
            <text:p>36.16</text:p>
          </table:table-cell>
          <table:table-cell table:number-columns-repeated="5"/>
        </table:table-row>
        <table:table-row table:style-name="ro1">
          <table:table-cell office:value-type="string">
            <text:p>20230919T042121p494059</text:p>
          </table:table-cell>
          <table:table-cell table:formula="of:=1/([.D20]*0.7+[.E20]/100*0.3)" office:value-type="float" office:value="0.615327195581178">
            <text:p>0.62</text:p>
          </table:table-cell>
          <table:table-cell office:value-type="float" office:value="590.210054836723">
            <text:p>590</text:p>
          </table:table-cell>
          <table:table-cell table:formula="of:=(ABS([.C20]-[.$O$2]))/[.C20]" office:value-type="float" office:value="2.21919286943632">
            <text:p>2.219</text:p>
          </table:table-cell>
          <table:table-cell office:value-type="float" office:value="23.9055432373233">
            <text:p>23.91</text:p>
          </table:table-cell>
          <table:table-cell office:value-type="float" office:value="18.3828275529865">
            <text:p>18.38</text:p>
          </table:table-cell>
          <table:table-cell office:value-type="float" office:value="21.9146850421746">
            <text:p>21.91</text:p>
          </table:table-cell>
          <table:table-cell office:value-type="float" office:value="375596.293452947">
            <text:p>375596</text:p>
          </table:table-cell>
          <table:table-cell office:value-type="float" office:value="0.250346068433576">
            <text:p>0.250</text:p>
          </table:table-cell>
          <table:table-cell office:value-type="float" office:value="30.9900019967561">
            <text:p>30.99</text:p>
          </table:table-cell>
          <table:table-cell table:number-columns-repeated="5"/>
        </table:table-row>
        <table:table-row table:style-name="ro1">
          <table:table-cell office:value-type="string">
            <text:p>20230919T042115p493921</text:p>
          </table:table-cell>
          <table:table-cell table:formula="of:=1/([.D21]*0.7+[.E21]/100*0.3)" office:value-type="float" office:value="1.30922922356968">
            <text:p>1.31</text:p>
          </table:table-cell>
          <table:table-cell office:value-type="float" office:value="950.006480098874">
            <text:p>950</text:p>
          </table:table-cell>
          <table:table-cell table:formula="of:=(ABS([.C21]-[.$O$2]))/[.C21]" office:value-type="float" office:value="0.999986357779637">
            <text:p>1.000</text:p>
          </table:table-cell>
          <table:table-cell office:value-type="float" office:value="21.2725789476132">
            <text:p>21.27</text:p>
          </table:table-cell>
          <table:table-cell office:value-type="float" office:value="13.3818641618497">
            <text:p>13.38</text:p>
          </table:table-cell>
          <table:table-cell office:value-type="float" office:value="18.4415500222374">
            <text:p>18.44</text:p>
          </table:table-cell>
          <table:table-cell office:value-type="float" office:value="384241.707231826">
            <text:p>384242</text:p>
          </table:table-cell>
          <table:table-cell office:value-type="float" office:value="0.399097535286652">
            <text:p>0.399</text:p>
          </table:table-cell>
          <table:table-cell office:value-type="float" office:value="84.7578740763426">
            <text:p>84.76</text:p>
          </table:table-cell>
          <table:table-cell table:number-columns-repeated="5"/>
        </table:table-row>
        <table:table-row table:style-name="ro1">
          <table:table-cell office:value-type="string">
            <text:p>20230919T042033p492998</text:p>
          </table:table-cell>
          <table:table-cell table:formula="of:=1/([.D22]*0.7+[.E22]/100*0.3)" office:value-type="float" office:value="0.362990652425365">
            <text:p>0.36</text:p>
          </table:table-cell>
          <table:table-cell office:value-type="float" office:value="398.259852694154">
            <text:p>398</text:p>
          </table:table-cell>
          <table:table-cell table:formula="of:=(ABS([.C22]-[.$O$2]))/[.C22]" office:value-type="float" office:value="3.77075453914537">
            <text:p>3.771</text:p>
          </table:table-cell>
          <table:table-cell office:value-type="float" office:value="38.4545667223122">
            <text:p>38.45</text:p>
          </table:table-cell>
          <table:table-cell office:value-type="float" office:value="14.1985789980732">
            <text:p>14.20</text:p>
          </table:table-cell>
          <table:table-cell office:value-type="float" office:value="14.2242530654839">
            <text:p>14.22</text:p>
          </table:table-cell>
          <table:table-cell office:value-type="float" office:value="387037.353454851">
            <text:p>387037</text:p>
          </table:table-cell>
          <table:table-cell office:value-type="float" office:value="0.122294298366248">
            <text:p>0.122</text:p>
          </table:table-cell>
          <table:table-cell office:value-type="float" office:value="67.5051401636529">
            <text:p>67.51</text:p>
          </table:table-cell>
          <table:table-cell table:number-columns-repeated="5"/>
        </table:table-row>
        <table:table-row table:style-name="ro1">
          <table:table-cell office:value-type="string">
            <text:p>20230919T042054p493431</text:p>
          </table:table-cell>
          <table:table-cell table:formula="of:=1/([.D23]*0.7+[.E23]/100*0.3)" office:value-type="float" office:value="1.98719955732199">
            <text:p>1.99</text:p>
          </table:table-cell>
          <table:table-cell office:value-type="float" office:value="1196.7439748818">
            <text:p>1197</text:p>
          </table:table-cell>
          <table:table-cell table:formula="of:=(ABS([.C23]-[.$O$2]))/[.C23]" office:value-type="float" office:value="0.587641166263368">
            <text:p>0.588</text:p>
          </table:table-cell>
          <table:table-cell office:value-type="float" office:value="30.6239692105735">
            <text:p>30.62</text:p>
          </table:table-cell>
          <table:table-cell office:value-type="float" office:value="12.0437138728324">
            <text:p>12.04</text:p>
          </table:table-cell>
          <table:table-cell office:value-type="float" office:value="34.9514468222026">
            <text:p>34.95</text:p>
          </table:table-cell>
          <table:table-cell office:value-type="float" office:value="346868.023580461">
            <text:p>346868</text:p>
          </table:table-cell>
          <table:table-cell office:value-type="float" office:value="0.0428727262468596">
            <text:p>0.043</text:p>
          </table:table-cell>
          <table:table-cell office:value-type="float" office:value="95.0087288313979">
            <text:p>95.01</text:p>
          </table:table-cell>
          <table:table-cell table:number-columns-repeated="5"/>
        </table:table-row>
        <table:table-row table:style-name="ro1">
          <table:table-cell office:value-type="string">
            <text:p>20230919T042103p493636</text:p>
          </table:table-cell>
          <table:table-cell table:formula="of:=1/([.D24]*0.7+[.E24]/100*0.3)" office:value-type="float" office:value="0.422605889996736">
            <text:p>0.42</text:p>
          </table:table-cell>
          <table:table-cell office:value-type="float" office:value="451.04826677456">
            <text:p>451</text:p>
          </table:table-cell>
          <table:table-cell table:formula="of:=(ABS([.C24]-[.$O$2]))/[.C24]" office:value-type="float" office:value="3.21240949130982">
            <text:p>3.212</text:p>
          </table:table-cell>
          <table:table-cell office:value-type="float" office:value="39.1947365145346">
            <text:p>39.19</text:p>
          </table:table-cell>
          <table:table-cell office:value-type="float" office:value="5.74865931397349">
            <text:p>5.75</text:p>
          </table:table-cell>
          <table:table-cell office:value-type="float" office:value="36.1586924484809">
            <text:p>36.16</text:p>
          </table:table-cell>
          <table:table-cell office:value-type="float" office:value="295231.574017023">
            <text:p>295232</text:p>
          </table:table-cell>
          <table:table-cell office:value-type="float" office:value="0.386981529745812">
            <text:p>0.387</text:p>
          </table:table-cell>
          <table:table-cell office:value-type="float" office:value="66.3490954209075">
            <text:p>66.35</text:p>
          </table:table-cell>
          <table:table-cell table:number-columns-repeated="5"/>
        </table:table-row>
        <table:table-row table:style-name="ro1">
          <table:table-cell office:value-type="string">
            <text:p>20230919T041948p492268</text:p>
          </table:table-cell>
          <table:table-cell table:formula="of:=1/([.D25]*0.7+[.E25]/100*0.3)" office:value-type="float" office:value="1.11373895250396">
            <text:p>1.11</text:p>
          </table:table-cell>
          <table:table-cell office:value-type="float" office:value="914.377323899817">
            <text:p>914</text:p>
          </table:table-cell>
          <table:table-cell table:formula="of:=(ABS([.C25]-[.$O$2]))/[.C25]" office:value-type="float" office:value="1.07791679686074">
            <text:p>1.078</text:p>
          </table:table-cell>
          <table:table-cell office:value-type="float" office:value="47.778237645852">
            <text:p>47.78</text:p>
          </table:table-cell>
          <table:table-cell office:value-type="float" office:value="16.3078034682081">
            <text:p>16.31</text:p>
          </table:table-cell>
          <table:table-cell office:value-type="float" office:value="13.1016743119106">
            <text:p>13.10</text:p>
          </table:table-cell>
          <table:table-cell office:value-type="float" office:value="225718.161488098">
            <text:p>225718</text:p>
          </table:table-cell>
          <table:table-cell office:value-type="float" office:value="0.256029891177572">
            <text:p>0.256</text:p>
          </table:table-cell>
          <table:table-cell office:value-type="float" office:value="17.6872049314639">
            <text:p>17.69</text:p>
          </table:table-cell>
          <table:table-cell table:number-columns-repeated="5"/>
        </table:table-row>
        <table:table-row table:style-name="ro1">
          <table:table-cell office:value-type="string">
            <text:p>20230919T041954p492344</text:p>
          </table:table-cell>
          <table:table-cell table:formula="of:=1/([.D26]*0.7+[.E26]/100*0.3)" office:value-type="float" office:value="0.399874207251052">
            <text:p>0.40</text:p>
          </table:table-cell>
          <table:table-cell office:value-type="float" office:value="426.639598182398">
            <text:p>427</text:p>
          </table:table-cell>
          <table:table-cell table:formula="of:=(ABS([.C26]-[.$O$2]))/[.C26]" office:value-type="float" office:value="3.45340753201185">
            <text:p>3.453</text:p>
          </table:table-cell>
          <table:table-cell office:value-type="float" office:value="27.8003931991756">
            <text:p>27.80</text:p>
          </table:table-cell>
          <table:table-cell office:value-type="float" office:value="5.85419407062633">
            <text:p>5.85</text:p>
          </table:table-cell>
          <table:table-cell office:value-type="float" office:value="33.0286898232436">
            <text:p>33.03</text:p>
          </table:table-cell>
          <table:table-cell office:value-type="float" office:value="357469.62470033">
            <text:p>357470</text:p>
          </table:table-cell>
          <table:table-cell office:value-type="float" office:value="0.269208425960361">
            <text:p>0.269</text:p>
          </table:table-cell>
          <table:table-cell office:value-type="float" office:value="78.9911147941376">
            <text:p>78.99</text:p>
          </table:table-cell>
          <table:table-cell table:number-columns-repeated="5"/>
        </table:table-row>
        <table:table-row table:style-name="ro1">
          <table:table-cell office:value-type="string">
            <text:p>20230919T042036p493054</text:p>
          </table:table-cell>
          <table:table-cell table:formula="of:=1/([.D27]*0.7+[.E27]/100*0.3)" office:value-type="float" office:value="1.00246835752814">
            <text:p>1.00</text:p>
          </table:table-cell>
          <table:table-cell office:value-type="float" office:value="903.388979486072">
            <text:p>903</text:p>
          </table:table-cell>
          <table:table-cell table:formula="of:=(ABS([.C27]-[.$O$2]))/[.C27]" office:value-type="float" office:value="1.1031914747077">
            <text:p>1.103</text:p>
          </table:table-cell>
          <table:table-cell office:value-type="float" office:value="75.1012293210686">
            <text:p>75.10</text:p>
          </table:table-cell>
          <table:table-cell office:value-type="float" office:value="6.71805766312595">
            <text:p>6.72</text:p>
          </table:table-cell>
          <table:table-cell office:value-type="float" office:value="10.5576320131988">
            <text:p>10.56</text:p>
          </table:table-cell>
          <table:table-cell office:value-type="float" office:value="270659.071762093">
            <text:p>270659</text:p>
          </table:table-cell>
          <table:table-cell office:value-type="float" office:value="0.249422189616385">
            <text:p>0.249</text:p>
          </table:table-cell>
          <table:table-cell office:value-type="float" office:value="17.7547073487713">
            <text:p>17.75</text:p>
          </table:table-cell>
          <table:table-cell table:number-columns-repeated="5"/>
        </table:table-row>
        <table:table-row table:style-name="ro1">
          <table:table-cell office:value-type="string">
            <text:p>20230919T042057p493479</text:p>
          </table:table-cell>
          <table:table-cell table:formula="of:=1/([.D28]*0.7+[.E28]/100*0.3)" office:value-type="float" office:value="0.397418163688986">
            <text:p>0.40</text:p>
          </table:table-cell>
          <table:table-cell office:value-type="float" office:value="427.471694926572">
            <text:p>427</text:p>
          </table:table-cell>
          <table:table-cell table:formula="of:=(ABS([.C28]-[.$O$2]))/[.C28]" office:value-type="float" office:value="3.44473873369877">
            <text:p>3.445</text:p>
          </table:table-cell>
          <table:table-cell office:value-type="float" office:value="34.9747314503811">
            <text:p>34.97</text:p>
          </table:table-cell>
          <table:table-cell office:value-type="float" office:value="19.1605250481696">
            <text:p>19.16</text:p>
          </table:table-cell>
          <table:table-cell office:value-type="float" office:value="11.0137817753572">
            <text:p>11.01</text:p>
          </table:table-cell>
          <table:table-cell office:value-type="float" office:value="247921.298640714">
            <text:p>247921</text:p>
          </table:table-cell>
          <table:table-cell office:value-type="float" office:value="0.221077955629716">
            <text:p>0.221</text:p>
          </table:table-cell>
          <table:table-cell office:value-type="float" office:value="22.316834164385">
            <text:p>22.32</text:p>
          </table:table-cell>
          <table:table-cell table:number-columns-repeated="5"/>
        </table:table-row>
        <table:table-row table:style-name="ro1">
          <table:table-cell office:value-type="string">
            <text:p>20230919T042137p494336</text:p>
          </table:table-cell>
          <table:table-cell table:formula="of:=1/([.D29]*0.7+[.E29]/100*0.3)" office:value-type="float" office:value="0.605882223953281">
            <text:p>0.61</text:p>
          </table:table-cell>
          <table:table-cell office:value-type="float" office:value="586.775599606004">
            <text:p>587</text:p>
          </table:table-cell>
          <table:table-cell table:formula="of:=(ABS([.C29]-[.$O$2]))/[.C29]" office:value-type="float" office:value="2.23803512156227">
            <text:p>2.238</text:p>
          </table:table-cell>
          <table:table-cell office:value-type="float" office:value="27.9537343919656">
            <text:p>27.95</text:p>
          </table:table-cell>
          <table:table-cell office:value-type="float" office:value="14.0084256138662">
            <text:p>14.01</text:p>
          </table:table-cell>
          <table:table-cell office:value-type="float" office:value="36.4372838925826">
            <text:p>36.44</text:p>
          </table:table-cell>
          <table:table-cell office:value-type="float" office:value="270261.834565719">
            <text:p>270262</text:p>
          </table:table-cell>
          <table:table-cell office:value-type="float" office:value="0.215171185875822">
            <text:p>0.215</text:p>
          </table:table-cell>
          <table:table-cell office:value-type="float" office:value="85.2171655311534">
            <text:p>85.22</text:p>
          </table:table-cell>
          <table:table-cell table:number-columns-repeated="5"/>
        </table:table-row>
        <table:table-row table:style-name="ro1">
          <table:table-cell office:value-type="string">
            <text:p>20230919T041951p492297</text:p>
          </table:table-cell>
          <table:table-cell table:formula="of:=1/([.D30]*0.7+[.E30]/100*0.3)" office:value-type="float" office:value="1.12464991043763">
            <text:p>1.12</text:p>
          </table:table-cell>
          <table:table-cell office:value-type="float" office:value="924.626357852564">
            <text:p>925</text:p>
          </table:table-cell>
          <table:table-cell table:formula="of:=(ABS([.C30]-[.$O$2]))/[.C30]" office:value-type="float" office:value="1.05488409871068">
            <text:p>1.055</text:p>
          </table:table-cell>
          <table:table-cell office:value-type="float" office:value="50.2489066243731">
            <text:p>50.25</text:p>
          </table:table-cell>
          <table:table-cell office:value-type="float" office:value="7.50115122972266">
            <text:p>7.50</text:p>
          </table:table-cell>
          <table:table-cell office:value-type="float" office:value="25.2213031802983">
            <text:p>25.22</text:p>
          </table:table-cell>
          <table:table-cell office:value-type="float" office:value="283335.333074753">
            <text:p>283335</text:p>
          </table:table-cell>
          <table:table-cell office:value-type="float" office:value="0.319594906315556">
            <text:p>0.320</text:p>
          </table:table-cell>
          <table:table-cell office:value-type="float" office:value="13.1380428904709">
            <text:p>13.14</text:p>
          </table:table-cell>
          <table:table-cell table:number-columns-repeated="5"/>
        </table:table-row>
        <table:table-row table:style-name="ro1">
          <table:table-cell office:value-type="string">
            <text:p>20230919T042027p492863</text:p>
          </table:table-cell>
          <table:table-cell table:formula="of:=1/([.D31]*0.7+[.E31]/100*0.3)" office:value-type="float" office:value="0.637386373536327">
            <text:p>0.64</text:p>
          </table:table-cell>
          <table:table-cell office:value-type="float" office:value="606.405118386379">
            <text:p>606</text:p>
          </table:table-cell>
          <table:table-cell table:formula="of:=(ABS([.C31]-[.$O$2]))/[.C31]" office:value-type="float" office:value="2.13321893630421">
            <text:p>2.133</text:p>
          </table:table-cell>
          <table:table-cell office:value-type="float" office:value="25.2179445953583">
            <text:p>25.22</text:p>
          </table:table-cell>
          <table:table-cell office:value-type="float" office:value="14.2521676300578">
            <text:p>14.25</text:p>
          </table:table-cell>
          <table:table-cell office:value-type="float" office:value="21.2974304353834">
            <text:p>21.30</text:p>
          </table:table-cell>
          <table:table-cell office:value-type="float" office:value="355198.295638343">
            <text:p>355198</text:p>
          </table:table-cell>
          <table:table-cell office:value-type="float" office:value="0.0426339852502005">
            <text:p>0.043</text:p>
          </table:table-cell>
          <table:table-cell office:value-type="float" office:value="66.6317179142605">
            <text:p>66.63</text:p>
          </table:table-cell>
          <table:table-cell table:number-columns-repeated="5"/>
        </table:table-row>
        <table:table-row table:style-name="ro1">
          <table:table-cell office:value-type="string">
            <text:p>20230919T042140p494400</text:p>
          </table:table-cell>
          <table:table-cell table:formula="of:=1/([.D32]*0.7+[.E32]/100*0.3)" office:value-type="float" office:value="0.519189035231041">
            <text:p>0.52</text:p>
          </table:table-cell>
          <table:table-cell office:value-type="float" office:value="525.659846021314">
            <text:p>526</text:p>
          </table:table-cell>
          <table:table-cell table:formula="of:=(ABS([.C32]-[.$O$2]))/[.C32]" office:value-type="float" office:value="2.61450473035173">
            <text:p>2.615</text:p>
          </table:table-cell>
          <table:table-cell office:value-type="float" office:value="31.9758088284884">
            <text:p>31.98</text:p>
          </table:table-cell>
          <table:table-cell office:value-type="float" office:value="5.90336942224021">
            <text:p>5.90</text:p>
          </table:table-cell>
          <table:table-cell office:value-type="float" office:value="36.4372838925826">
            <text:p>36.44</text:p>
          </table:table-cell>
          <table:table-cell office:value-type="float" office:value="270261.834565719">
            <text:p>270262</text:p>
          </table:table-cell>
          <table:table-cell office:value-type="float" office:value="0.215171185875822">
            <text:p>0.215</text:p>
          </table:table-cell>
          <table:table-cell office:value-type="float" office:value="85.2171655311534">
            <text:p>85.22</text:p>
          </table:table-cell>
          <table:table-cell table:number-columns-repeated="5"/>
        </table:table-row>
        <table:table-row table:style-name="ro1">
          <table:table-cell office:value-type="string">
            <text:p>20230919T042030p492928</text:p>
          </table:table-cell>
          <table:table-cell table:formula="of:=1/([.D33]*0.7+[.E33]/100*0.3)" office:value-type="float" office:value="0.532766192368798">
            <text:p>0.53</text:p>
          </table:table-cell>
          <table:table-cell office:value-type="float" office:value="530.617768682571">
            <text:p>531</text:p>
          </table:table-cell>
          <table:table-cell table:formula="of:=(ABS([.C33]-[.$O$2]))/[.C33]" office:value-type="float" office:value="2.58073195459956">
            <text:p>2.581</text:p>
          </table:table-cell>
          <table:table-cell office:value-type="float" office:value="23.4945364116122">
            <text:p>23.49</text:p>
          </table:table-cell>
          <table:table-cell office:value-type="float" office:value="7.87577314183877">
            <text:p>7.88</text:p>
          </table:table-cell>
          <table:table-cell office:value-type="float" office:value="11.4697369078763">
            <text:p>11.47</text:p>
          </table:table-cell>
          <table:table-cell office:value-type="float" office:value="295555.725038558">
            <text:p>295556</text:p>
          </table:table-cell>
          <table:table-cell office:value-type="float" office:value="0.205885573601876">
            <text:p>0.206</text:p>
          </table:table-cell>
          <table:table-cell office:value-type="float" office:value="13.3019454452004">
            <text:p>13.30</text:p>
          </table:table-cell>
          <table:table-cell table:number-columns-repeated="5"/>
        </table:table-row>
        <table:table-row table:style-name="ro1">
          <table:table-cell office:value-type="string">
            <text:p>20230919T042124p494112</text:p>
          </table:table-cell>
          <table:table-cell table:formula="of:=1/([.D34]*0.7+[.E34]/100*0.3)" office:value-type="float" office:value="4.39586587005076">
            <text:p>4.40</text:p>
          </table:table-cell>
          <table:table-cell office:value-type="float" office:value="1655.89875777204">
            <text:p>1656</text:p>
          </table:table-cell>
          <table:table-cell table:formula="of:=(ABS([.C34]-[.$O$2]))/[.C34]" office:value-type="float" office:value="0.14741314412023">
            <text:p>0.147</text:p>
          </table:table-cell>
          <table:table-cell office:value-type="float" office:value="41.4324223279963">
            <text:p>41.43</text:p>
          </table:table-cell>
          <table:table-cell office:value-type="float" office:value="16.5502167630058">
            <text:p>16.55</text:p>
          </table:table-cell>
          <table:table-cell office:value-type="float" office:value="19.4471292279448">
            <text:p>19.45</text:p>
          </table:table-cell>
          <table:table-cell office:value-type="float" office:value="385094.476202905">
            <text:p>385094</text:p>
          </table:table-cell>
          <table:table-cell office:value-type="float" office:value="0.197730344880424">
            <text:p>0.198</text:p>
          </table:table-cell>
          <table:table-cell office:value-type="float" office:value="5.37206483928803">
            <text:p>5.37</text:p>
          </table:table-cell>
          <table:table-cell table:number-columns-repeated="5"/>
        </table:table-row>
        <table:table-row table:style-name="ro1">
          <table:table-cell office:value-type="string">
            <text:p>20230919T042127p494184</text:p>
          </table:table-cell>
          <table:table-cell table:formula="of:=1/([.D35]*0.7+[.E35]/100*0.3)" office:value-type="float" office:value="0.973544092982383">
            <text:p>0.97</text:p>
          </table:table-cell>
          <table:table-cell office:value-type="float" office:value="813.793125734761">
            <text:p>814</text:p>
          </table:table-cell>
          <table:table-cell table:formula="of:=(ABS([.C35]-[.$O$2]))/[.C35]" office:value-type="float" office:value="1.33474569877267">
            <text:p>1.335</text:p>
          </table:table-cell>
          <table:table-cell office:value-type="float" office:value="30.9509509909763">
            <text:p>30.95</text:p>
          </table:table-cell>
          <table:table-cell office:value-type="float" office:value="7.6769319251281">
            <text:p>7.68</text:p>
          </table:table-cell>
          <table:table-cell office:value-type="float" office:value="24.37500068856">
            <text:p>24.38</text:p>
          </table:table-cell>
          <table:table-cell office:value-type="float" office:value="306728.3982082">
            <text:p>306728</text:p>
          </table:table-cell>
          <table:table-cell office:value-type="float" office:value="0.312753872262497">
            <text:p>0.313</text:p>
          </table:table-cell>
          <table:table-cell office:value-type="float" office:value="9.66239617379745">
            <text:p>9.66</text:p>
          </table:table-cell>
          <table:table-cell table:number-columns-repeated="5"/>
        </table:table-row>
        <table:table-row table:style-name="ro1">
          <table:table-cell office:value-type="string">
            <text:p>20230919T042130p494226</text:p>
          </table:table-cell>
          <table:table-cell table:formula="of:=1/([.D36]*0.7+[.E36]/100*0.3)" office:value-type="float" office:value="1.66717707925965">
            <text:p>1.67</text:p>
          </table:table-cell>
          <table:table-cell office:value-type="float" office:value="1125.73186998502">
            <text:p>1126</text:p>
          </table:table-cell>
          <table:table-cell table:formula="of:=(ABS([.C36]-[.$O$2]))/[.C36]" office:value-type="float" office:value="0.687790894669512">
            <text:p>0.688</text:p>
          </table:table-cell>
          <table:table-cell office:value-type="float" office:value="39.4542271510595">
            <text:p>39.45</text:p>
          </table:table-cell>
          <table:table-cell office:value-type="float" office:value="7.76588050314465">
            <text:p>7.77</text:p>
          </table:table-cell>
          <table:table-cell office:value-type="float" office:value="11.9268399210315">
            <text:p>11.93</text:p>
          </table:table-cell>
          <table:table-cell office:value-type="float" office:value="320428.792639578">
            <text:p>320429</text:p>
          </table:table-cell>
          <table:table-cell office:value-type="float" office:value="0.390251797232633">
            <text:p>0.390</text:p>
          </table:table-cell>
          <table:table-cell office:value-type="float" office:value="4.11633810227751">
            <text:p>4.12</text:p>
          </table:table-cell>
          <table:table-cell table:number-columns-repeated="5"/>
        </table:table-row>
        <table:table-row table:style-name="ro1">
          <table:table-cell office:value-type="string">
            <text:p>20230919T041957p492377</text:p>
          </table:table-cell>
          <table:table-cell table:formula="of:=1/([.D37]*0.7+[.E37]/100*0.3)" office:value-type="float" office:value="1.01199878999782">
            <text:p>1.01</text:p>
          </table:table-cell>
          <table:table-cell office:value-type="float" office:value="816.820857068018">
            <text:p>817</text:p>
          </table:table-cell>
          <table:table-cell table:formula="of:=(ABS([.C37]-[.$O$2]))/[.C37]" office:value-type="float" office:value="1.32609143554446">
            <text:p>1.326</text:p>
          </table:table-cell>
          <table:table-cell office:value-type="float" office:value="19.9598230290061">
            <text:p>19.96</text:p>
          </table:table-cell>
          <table:table-cell office:value-type="float" office:value="15.164619460501">
            <text:p>15.16</text:p>
          </table:table-cell>
          <table:table-cell office:value-type="float" office:value="14.9319889445562">
            <text:p>14.93</text:p>
          </table:table-cell>
          <table:table-cell office:value-type="float" office:value="316923.263129794">
            <text:p>316923</text:p>
          </table:table-cell>
          <table:table-cell office:value-type="float" office:value="0.0156771255228018">
            <text:p>0.016</text:p>
          </table:table-cell>
          <table:table-cell office:value-type="float" office:value="98.0099630700761">
            <text:p>98.01</text:p>
          </table:table-cell>
          <table:table-cell table:number-columns-repeated="5"/>
        </table:table-row>
        <table:table-row table:style-name="ro1">
          <table:table-cell office:value-type="string">
            <text:p>20230919T143526p538635</text:p>
          </table:table-cell>
          <table:table-cell table:formula="of:=1/([.D38]*0.7+[.E38]/100*0.3)" office:value-type="float" office:value="0.674082190036271">
            <text:p>0.67</text:p>
          </table:table-cell>
          <table:table-cell office:value-type="float" office:value="728.073648661373">
            <text:p>728</text:p>
          </table:table-cell>
          <table:table-cell table:formula="of:=(ABS([.C38]-[.$O$2]))/[.C38]" office:value-type="float" office:value="1.60962610512455">
            <text:p>1.610</text:p>
          </table:table-cell>
          <table:table-cell office:value-type="float" office:value="118.920116121014">
            <text:p>118.92</text:p>
          </table:table-cell>
          <table:table-cell office:value-type="float" office:value="4.5596202466333">
            <text:p>4.56</text:p>
          </table:table-cell>
          <table:table-cell office:value-type="float" office:value="38.243663227042">
            <text:p>38.24</text:p>
          </table:table-cell>
          <table:table-cell office:value-type="float" office:value="285518.903358852">
            <text:p>285519</text:p>
          </table:table-cell>
          <table:table-cell office:value-type="float" office:value="0.370003169331556">
            <text:p>0.370</text:p>
          </table:table-cell>
          <table:table-cell office:value-type="float" office:value="71.6439998830327">
            <text:p>71.64</text:p>
          </table:table-cell>
          <table:table-cell table:number-columns-repeated="5"/>
        </table:table-row>
        <table:table-row table:style-name="ro1">
          <table:table-cell office:value-type="string">
            <text:p>20230919T143453p537902</text:p>
          </table:table-cell>
          <table:table-cell table:formula="of:=1/([.D39]*0.7+[.E39]/100*0.3)" office:value-type="float" office:value="0.849336635971638">
            <text:p>0.85</text:p>
          </table:table-cell>
          <table:table-cell office:value-type="float" office:value="790.589647815608">
            <text:p>791</text:p>
          </table:table-cell>
          <table:table-cell table:formula="of:=(ABS([.C39]-[.$O$2]))/[.C39]" office:value-type="float" office:value="1.40326951567059">
            <text:p>1.403</text:p>
          </table:table-cell>
          <table:table-cell office:value-type="float" office:value="65.0335984269203">
            <text:p>65.03</text:p>
          </table:table-cell>
          <table:table-cell office:value-type="float" office:value="4.39210925644917">
            <text:p>4.39</text:p>
          </table:table-cell>
          <table:table-cell office:value-type="float" office:value="10.2216493135017">
            <text:p>10.22</text:p>
          </table:table-cell>
          <table:table-cell office:value-type="float" office:value="259111.822761433">
            <text:p>259112</text:p>
          </table:table-cell>
          <table:table-cell office:value-type="float" office:value="0.256029891177572">
            <text:p>0.256</text:p>
          </table:table-cell>
          <table:table-cell office:value-type="float" office:value="57.5404200869294">
            <text:p>57.54</text:p>
          </table:table-cell>
          <table:table-cell table:number-columns-repeated="5"/>
        </table:table-row>
        <table:table-row table:style-name="ro1">
          <table:table-cell office:value-type="string">
            <text:p>20230919T143420p537306</text:p>
          </table:table-cell>
          <table:table-cell table:formula="of:=1/([.D40]*0.7+[.E40]/100*0.3)" office:value-type="float" office:value="0.815932160450245">
            <text:p>0.82</text:p>
          </table:table-cell>
          <table:table-cell office:value-type="float" office:value="778.984634871093">
            <text:p>779</text:p>
          </table:table-cell>
          <table:table-cell table:formula="of:=(ABS([.C40]-[.$O$2]))/[.C40]" office:value-type="float" office:value="1.43907249892601">
            <text:p>1.439</text:p>
          </table:table-cell>
          <table:table-cell office:value-type="float" office:value="72.7471128385956">
            <text:p>72.75</text:p>
          </table:table-cell>
          <table:table-cell office:value-type="float" office:value="10.5708092485549">
            <text:p>10.57</text:p>
          </table:table-cell>
          <table:table-cell office:value-type="float" office:value="38.3264808450474">
            <text:p>38.33</text:p>
          </table:table-cell>
          <table:table-cell office:value-type="float" office:value="201864.17389571">
            <text:p>201864</text:p>
          </table:table-cell>
          <table:table-cell office:value-type="float" office:value="0.345773332062627">
            <text:p>0.346</text:p>
          </table:table-cell>
          <table:table-cell office:value-type="float" office:value="69.6849436649929">
            <text:p>69.68</text:p>
          </table:table-cell>
          <table:table-cell table:number-columns-repeated="5"/>
        </table:table-row>
        <table:table-row table:style-name="ro1">
          <table:table-cell office:value-type="string">
            <text:p>20230919T143423p537359</text:p>
          </table:table-cell>
          <table:table-cell table:formula="of:=1/([.D41]*0.7+[.E41]/100*0.3)" office:value-type="float" office:value="0.606638225047051">
            <text:p>0.61</text:p>
          </table:table-cell>
          <table:table-cell office:value-type="float" office:value="656.044350453645">
            <text:p>656</text:p>
          </table:table-cell>
          <table:table-cell table:formula="of:=(ABS([.C41]-[.$O$2]))/[.C41]" office:value-type="float" office:value="1.8961456625397">
            <text:p>1.896</text:p>
          </table:table-cell>
          <table:table-cell office:value-type="float" office:value="107.042321957905">
            <text:p>107.04</text:p>
          </table:table-cell>
          <table:table-cell office:value-type="float" office:value="10.5840558766859">
            <text:p>10.58</text:p>
          </table:table-cell>
          <table:table-cell office:value-type="float" office:value="25.8218093181583">
            <text:p>25.82</text:p>
          </table:table-cell>
          <table:table-cell office:value-type="float" office:value="361451.691226355">
            <text:p>361452</text:p>
          </table:table-cell>
          <table:table-cell office:value-type="float" office:value="0.256029891177572">
            <text:p>0.256</text:p>
          </table:table-cell>
          <table:table-cell office:value-type="float" office:value="53.1915098317392">
            <text:p>53.19</text:p>
          </table:table-cell>
          <table:table-cell table:number-columns-repeated="5"/>
        </table:table-row>
        <table:table-row table:style-name="ro1">
          <table:table-cell office:value-type="string">
            <text:p>20230919T143429p537443</text:p>
          </table:table-cell>
          <table:table-cell table:formula="of:=1/([.D42]*0.7+[.E42]/100*0.3)" office:value-type="float" office:value="0.824024896023766">
            <text:p>0.82</text:p>
          </table:table-cell>
          <table:table-cell office:value-type="float" office:value="791.215541886037">
            <text:p>791</text:p>
          </table:table-cell>
          <table:table-cell table:formula="of:=(ABS([.C42]-[.$O$2]))/[.C42]" office:value-type="float" office:value="1.40136840015924">
            <text:p>1.401</text:p>
          </table:table-cell>
          <table:table-cell office:value-type="float" office:value="77.5325623300604">
            <text:p>77.53</text:p>
          </table:table-cell>
          <table:table-cell office:value-type="float" office:value="11.4670117986997">
            <text:p>11.47</text:p>
          </table:table-cell>
          <table:table-cell office:value-type="float" office:value="16.0036839547246">
            <text:p>16.00</text:p>
          </table:table-cell>
          <table:table-cell office:value-type="float" office:value="200048.570449117">
            <text:p>200049</text:p>
          </table:table-cell>
          <table:table-cell office:value-type="float" office:value="0.319594906315556">
            <text:p>0.320</text:p>
          </table:table-cell>
          <table:table-cell office:value-type="float" office:value="71.9249597668655">
            <text:p>71.92</text:p>
          </table:table-cell>
          <table:table-cell table:number-columns-repeated="5"/>
        </table:table-row>
        <table:table-row table:style-name="ro1">
          <table:table-cell office:value-type="string">
            <text:p>20230919T143438p537620</text:p>
          </table:table-cell>
          <table:table-cell table:formula="of:=1/([.D43]*0.7+[.E43]/100*0.3)" office:value-type="float" office:value="0.505061180473226">
            <text:p>0.51</text:p>
          </table:table-cell>
          <table:table-cell office:value-type="float" office:value="563.004192591676">
            <text:p>563</text:p>
          </table:table-cell>
          <table:table-cell table:formula="of:=(ABS([.C43]-[.$O$2]))/[.C43]" office:value-type="float" office:value="2.37475284376433">
            <text:p>2.375</text:p>
          </table:table-cell>
          <table:table-cell office:value-type="float" office:value="105.877052774117">
            <text:p>105.88</text:p>
          </table:table-cell>
          <table:table-cell office:value-type="float" office:value="10.6523362235067">
            <text:p>10.65</text:p>
          </table:table-cell>
          <table:table-cell office:value-type="float" office:value="20.2303563062254">
            <text:p>20.23</text:p>
          </table:table-cell>
          <table:table-cell office:value-type="float" office:value="271298.674980975">
            <text:p>271299</text:p>
          </table:table-cell>
          <table:table-cell office:value-type="float" office:value="0.0428727262468596">
            <text:p>0.043</text:p>
          </table:table-cell>
          <table:table-cell office:value-type="float" office:value="58.5008916850397">
            <text:p>58.50</text:p>
          </table:table-cell>
          <table:table-cell table:number-columns-repeated="5"/>
        </table:table-row>
        <table:table-row table:style-name="ro1">
          <table:table-cell office:value-type="string">
            <text:p>20230919T143538p538908</text:p>
          </table:table-cell>
          <table:table-cell table:formula="of:=1/([.D44]*0.7+[.E44]/100*0.3)" office:value-type="float" office:value="0.629246509004297">
            <text:p>0.63</text:p>
          </table:table-cell>
          <table:table-cell office:value-type="float" office:value="693.202438463132">
            <text:p>693</text:p>
          </table:table-cell>
          <table:table-cell table:formula="of:=(ABS([.C44]-[.$O$2]))/[.C44]" office:value-type="float" office:value="1.74090207214563">
            <text:p>1.741</text:p>
          </table:table-cell>
          <table:table-cell office:value-type="float" office:value="123.52361682959">
            <text:p>123.52</text:p>
          </table:table-cell>
          <table:table-cell office:value-type="float" office:value="6.02458767580694">
            <text:p>6.02</text:p>
          </table:table-cell>
          <table:table-cell office:value-type="float" office:value="22.9951120606281">
            <text:p>23.00</text:p>
          </table:table-cell>
          <table:table-cell office:value-type="float" office:value="384241.707231826">
            <text:p>384242</text:p>
          </table:table-cell>
          <table:table-cell office:value-type="float" office:value="0.166265282534307">
            <text:p>0.166</text:p>
          </table:table-cell>
          <table:table-cell office:value-type="float" office:value="48.7704682729657">
            <text:p>48.77</text:p>
          </table:table-cell>
          <table:table-cell table:number-columns-repeated="5"/>
        </table:table-row>
        <table:table-row table:style-name="ro1">
          <table:table-cell office:value-type="string">
            <text:p>20230919T143535p538821</text:p>
          </table:table-cell>
          <table:table-cell table:formula="of:=1/([.D45]*0.7+[.E45]/100*0.3)" office:value-type="float" office:value="0.665683116202117">
            <text:p>0.67</text:p>
          </table:table-cell>
          <table:table-cell office:value-type="float" office:value="690.264250622751">
            <text:p>690</text:p>
          </table:table-cell>
          <table:table-cell table:formula="of:=(ABS([.C45]-[.$O$2]))/[.C45]" office:value-type="float" office:value="1.75256903176694">
            <text:p>1.753</text:p>
          </table:table-cell>
          <table:table-cell office:value-type="float" office:value="91.8059786703735">
            <text:p>91.81</text:p>
          </table:table-cell>
          <table:table-cell office:value-type="float" office:value="5.95839177185601">
            <text:p>5.96</text:p>
          </table:table-cell>
          <table:table-cell office:value-type="float" office:value="26.6108065139249">
            <text:p>26.61</text:p>
          </table:table-cell>
          <table:table-cell office:value-type="float" office:value="235406.574588569">
            <text:p>235407</text:p>
          </table:table-cell>
          <table:table-cell office:value-type="float" office:value="0.390251797232633">
            <text:p>0.390</text:p>
          </table:table-cell>
          <table:table-cell office:value-type="float" office:value="40.5193107491531">
            <text:p>40.52</text:p>
          </table:table-cell>
          <table:table-cell table:number-columns-repeated="5"/>
        </table:table-row>
        <table:table-row table:style-name="ro1">
          <table:table-cell office:value-type="string">
            <text:p>20230919T143426p537403</text:p>
          </table:table-cell>
          <table:table-cell table:formula="of:=1/([.D46]*0.7+[.E46]/100*0.3)" office:value-type="float" office:value="0.51019295671655">
            <text:p>0.51</text:p>
          </table:table-cell>
          <table:table-cell office:value-type="float" office:value="528.018786679973">
            <text:p>528</text:p>
          </table:table-cell>
          <table:table-cell table:formula="of:=(ABS([.C46]-[.$O$2]))/[.C46]" office:value-type="float" office:value="2.59835681595089">
            <text:p>2.598</text:p>
          </table:table-cell>
          <table:table-cell office:value-type="float" office:value="47.0643224146606">
            <text:p>47.06</text:p>
          </table:table-cell>
          <table:table-cell office:value-type="float" office:value="15.2654142581888">
            <text:p>15.27</text:p>
          </table:table-cell>
          <table:table-cell office:value-type="float" office:value="16.1924070230839">
            <text:p>16.19</text:p>
          </table:table-cell>
          <table:table-cell office:value-type="float" office:value="225718.161488098">
            <text:p>225718</text:p>
          </table:table-cell>
          <table:table-cell office:value-type="float" office:value="0.0567243738800094">
            <text:p>0.057</text:p>
          </table:table-cell>
          <table:table-cell office:value-type="float" office:value="35.1360146377763">
            <text:p>35.14</text:p>
          </table:table-cell>
          <table:table-cell table:number-columns-repeated="5"/>
        </table:table-row>
        <table:table-row table:style-name="ro1">
          <table:table-cell office:value-type="string">
            <text:p>20230919T143505p538146</text:p>
          </table:table-cell>
          <table:table-cell table:formula="of:=1/([.D47]*0.7+[.E47]/100*0.3)" office:value-type="float" office:value="0.634552923435644">
            <text:p>0.63</text:p>
          </table:table-cell>
          <table:table-cell office:value-type="float" office:value="642.992962744638">
            <text:p>643</text:p>
          </table:table-cell>
          <table:table-cell table:formula="of:=(ABS([.C47]-[.$O$2]))/[.C47]" office:value-type="float" office:value="1.95493125133094">
            <text:p>1.955</text:p>
          </table:table-cell>
          <table:table-cell office:value-type="float" office:value="69.1536023156871">
            <text:p>69.15</text:p>
          </table:table-cell>
          <table:table-cell office:value-type="float" office:value="4.7797227562481">
            <text:p>4.78</text:p>
          </table:table-cell>
          <table:table-cell office:value-type="float" office:value="19.4471292279448">
            <text:p>19.45</text:p>
          </table:table-cell>
          <table:table-cell office:value-type="float" office:value="285658.346477802">
            <text:p>285658</text:p>
          </table:table-cell>
          <table:table-cell office:value-type="float" office:value="0.0117172034715373">
            <text:p>0.012</text:p>
          </table:table-cell>
          <table:table-cell office:value-type="float" office:value="52.2660703508984">
            <text:p>52.27</text:p>
          </table:table-cell>
          <table:table-cell table:number-columns-repeated="5"/>
        </table:table-row>
        <table:table-row table:style-name="ro1">
          <table:table-cell office:value-type="string">
            <text:p>20230919T143459p538033</text:p>
          </table:table-cell>
          <table:table-cell table:formula="of:=1/([.D48]*0.7+[.E48]/100*0.3)" office:value-type="float" office:value="0.813673746804501">
            <text:p>0.81</text:p>
          </table:table-cell>
          <table:table-cell office:value-type="float" office:value="762.780136440732">
            <text:p>763</text:p>
          </table:table-cell>
          <table:table-cell table:formula="of:=(ABS([.C48]-[.$O$2]))/[.C48]" office:value-type="float" office:value="1.49088814617766">
            <text:p>1.491</text:p>
          </table:table-cell>
          <table:table-cell office:value-type="float" office:value="61.7907033032177">
            <text:p>61.79</text:p>
          </table:table-cell>
          <table:table-cell office:value-type="float" office:value="12.8934248554913">
            <text:p>12.89</text:p>
          </table:table-cell>
          <table:table-cell office:value-type="float" office:value="12.4373623289967">
            <text:p>12.44</text:p>
          </table:table-cell>
          <table:table-cell office:value-type="float" office:value="355247.141378652">
            <text:p>355247</text:p>
          </table:table-cell>
          <table:table-cell office:value-type="float" office:value="0.306954192750849">
            <text:p>0.307</text:p>
          </table:table-cell>
          <table:table-cell office:value-type="float" office:value="55.3776509791694">
            <text:p>55.38</text:p>
          </table:table-cell>
          <table:table-cell table:number-columns-repeated="5"/>
        </table:table-row>
        <table:table-row table:style-name="ro1">
          <table:table-cell office:value-type="string">
            <text:p>20230919T143541p538972</text:p>
          </table:table-cell>
          <table:table-cell table:formula="of:=1/([.D49]*0.7+[.E49]/100*0.3)" office:value-type="float" office:value="0.847731183021418">
            <text:p>0.85</text:p>
          </table:table-cell>
          <table:table-cell office:value-type="float" office:value="795.528162417505">
            <text:p>796</text:p>
          </table:table-cell>
          <table:table-cell table:formula="of:=(ABS([.C49]-[.$O$2]))/[.C49]" office:value-type="float" office:value="1.38835039381403">
            <text:p>1.388</text:p>
          </table:table-cell>
          <table:table-cell office:value-type="float" office:value="69.2579826680728">
            <text:p>69.26</text:p>
          </table:table-cell>
          <table:table-cell office:value-type="float" office:value="4.69948240165632">
            <text:p>4.70</text:p>
          </table:table-cell>
          <table:table-cell office:value-type="float" office:value="22.6963529927677">
            <text:p>22.70</text:p>
          </table:table-cell>
          <table:table-cell office:value-type="float" office:value="384241.707231826">
            <text:p>384242</text:p>
          </table:table-cell>
          <table:table-cell office:value-type="float" office:value="0.0759230934793949">
            <text:p>0.076</text:p>
          </table:table-cell>
          <table:table-cell office:value-type="float" office:value="61.9669319206323">
            <text:p>61.97</text:p>
          </table:table-cell>
          <table:table-cell table:number-columns-repeated="5"/>
        </table:table-row>
        <table:table-row table:style-name="ro1">
          <table:table-cell office:value-type="string">
            <text:p>20230919T143511p538275</text:p>
          </table:table-cell>
          <table:table-cell table:formula="of:=1/([.D50]*0.7+[.E50]/100*0.3)" office:value-type="float" office:value="1.52591722268854">
            <text:p>1.53</text:p>
          </table:table-cell>
          <table:table-cell office:value-type="float" office:value="1252.67350952369">
            <text:p>1253</text:p>
          </table:table-cell>
          <table:table-cell table:formula="of:=(ABS([.C50]-[.$O$2]))/[.C50]" office:value-type="float" office:value="0.516755950816303">
            <text:p>0.517</text:p>
          </table:table-cell>
          <table:table-cell office:value-type="float" office:value="97.8714593522613">
            <text:p>97.87</text:p>
          </table:table-cell>
          <table:table-cell office:value-type="float" office:value="4.82751643904906">
            <text:p>4.83</text:p>
          </table:table-cell>
          <table:table-cell office:value-type="float" office:value="16.140122692235">
            <text:p>16.14</text:p>
          </table:table-cell>
          <table:table-cell office:value-type="float" office:value="316923.263129794">
            <text:p>316923</text:p>
          </table:table-cell>
          <table:table-cell office:value-type="float" office:value="0.151313808298147">
            <text:p>0.151</text:p>
          </table:table-cell>
          <table:table-cell office:value-type="float" office:value="88.3863727485116">
            <text:p>88.39</text:p>
          </table:table-cell>
          <table:table-cell table:number-columns-repeated="5"/>
        </table:table-row>
        <table:table-row table:style-name="ro1">
          <table:table-cell office:value-type="string">
            <text:p>20230919T143450p537838</text:p>
          </table:table-cell>
          <table:table-cell table:formula="of:=1/([.D51]*0.7+[.E51]/100*0.3)" office:value-type="float" office:value="2.04630537158023">
            <text:p>2.05</text:p>
          </table:table-cell>
          <table:table-cell office:value-type="float" office:value="1250.72997522962">
            <text:p>1251</text:p>
          </table:table-cell>
          <table:table-cell table:formula="of:=(ABS([.C51]-[.$O$2]))/[.C51]" office:value-type="float" office:value="0.51911286818818">
            <text:p>0.519</text:p>
          </table:table-cell>
          <table:table-cell office:value-type="float" office:value="41.7688692541949">
            <text:p>41.77</text:p>
          </table:table-cell>
          <table:table-cell office:value-type="float" office:value="10.3703034682081">
            <text:p>10.37</text:p>
          </table:table-cell>
          <table:table-cell office:value-type="float" office:value="22.811715054485">
            <text:p>22.81</text:p>
          </table:table-cell>
          <table:table-cell office:value-type="float" office:value="295450.673731071">
            <text:p>295451</text:p>
          </table:table-cell>
          <table:table-cell office:value-type="float" office:value="0.345054619955384">
            <text:p>0.345</text:p>
          </table:table-cell>
          <table:table-cell office:value-type="float" office:value="92.3479321439809">
            <text:p>92.35</text:p>
          </table:table-cell>
          <table:table-cell table:number-columns-repeated="5"/>
        </table:table-row>
        <table:table-row table:style-name="ro1">
          <table:table-cell office:value-type="string">
            <text:p>20230919T143544p539020</text:p>
          </table:table-cell>
          <table:table-cell table:formula="of:=1/([.D52]*0.7+[.E52]/100*0.3)" office:value-type="float" office:value="0.505484635540439">
            <text:p>0.51</text:p>
          </table:table-cell>
          <table:table-cell office:value-type="float" office:value="530.342354576775">
            <text:p>530</text:p>
          </table:table-cell>
          <table:table-cell table:formula="of:=(ABS([.C52]-[.$O$2]))/[.C52]" office:value-type="float" office:value="2.58259147813348">
            <text:p>2.583</text:p>
          </table:table-cell>
          <table:table-cell office:value-type="float" office:value="56.828487283272">
            <text:p>56.83</text:p>
          </table:table-cell>
          <table:table-cell office:value-type="float" office:value="16.1903901734104">
            <text:p>16.19</text:p>
          </table:table-cell>
          <table:table-cell office:value-type="float" office:value="33.9563896457449">
            <text:p>33.96</text:p>
          </table:table-cell>
          <table:table-cell office:value-type="float" office:value="316923.263129794">
            <text:p>316923</text:p>
          </table:table-cell>
          <table:table-cell office:value-type="float" office:value="0.384514352747099">
            <text:p>0.385</text:p>
          </table:table-cell>
          <table:table-cell office:value-type="float" office:value="37.5242312833525">
            <text:p>37.52</text:p>
          </table:table-cell>
          <table:table-cell table:number-columns-repeated="5"/>
        </table:table-row>
        <table:table-row table:style-name="ro1">
          <table:table-cell office:value-type="string">
            <text:p>20230919T143411p537181</text:p>
          </table:table-cell>
          <table:table-cell table:formula="of:=1/([.D53]*0.7+[.E53]/100*0.3)" office:value-type="float" office:value="0.958896921399225">
            <text:p>0.96</text:p>
          </table:table-cell>
          <table:table-cell office:value-type="float" office:value="918.042075356021">
            <text:p>918</text:p>
          </table:table-cell>
          <table:table-cell table:formula="of:=(ABS([.C53]-[.$O$2]))/[.C53]" office:value-type="float" office:value="1.06962191712528">
            <text:p>1.070</text:p>
          </table:table-cell>
          <table:table-cell office:value-type="float" office:value="98.0432061504059">
            <text:p>98.04</text:p>
          </table:table-cell>
          <table:table-cell office:value-type="float" office:value="11.0662331406551">
            <text:p>11.07</text:p>
          </table:table-cell>
          <table:table-cell office:value-type="float" office:value="35.3343524214407">
            <text:p>35.33</text:p>
          </table:table-cell>
          <table:table-cell office:value-type="float" office:value="395882.239320531">
            <text:p>395882</text:p>
          </table:table-cell>
          <table:table-cell office:value-type="float" office:value="0.0158498657984464">
            <text:p>0.016</text:p>
          </table:table-cell>
          <table:table-cell office:value-type="float" office:value="84.7578740763426">
            <text:p>84.76</text:p>
          </table:table-cell>
          <table:table-cell table:number-columns-repeated="5"/>
        </table:table-row>
        <table:table-row table:style-name="ro1">
          <table:table-cell office:value-type="string">
            <text:p>20230919T143529p538713</text:p>
          </table:table-cell>
          <table:table-cell table:formula="of:=1/([.D54]*0.7+[.E54]/100*0.3)" office:value-type="float" office:value="1.12387780327119">
            <text:p>1.12</text:p>
          </table:table-cell>
          <table:table-cell office:value-type="float" office:value="907.642962687913">
            <text:p>908</text:p>
          </table:table-cell>
          <table:table-cell table:formula="of:=(ABS([.C54]-[.$O$2]))/[.C54]" office:value-type="float" office:value="1.09333413920084">
            <text:p>1.093</text:p>
          </table:table-cell>
          <table:table-cell office:value-type="float" office:value="41.4808502515206">
            <text:p>41.48</text:p>
          </table:table-cell>
          <table:table-cell office:value-type="float" office:value="13.039619460501">
            <text:p>13.04</text:p>
          </table:table-cell>
          <table:table-cell office:value-type="float" office:value="31.4790020349184">
            <text:p>31.48</text:p>
          </table:table-cell>
          <table:table-cell office:value-type="float" office:value="363755.914739154">
            <text:p>363756</text:p>
          </table:table-cell>
          <table:table-cell office:value-type="float" office:value="0.197730344880424">
            <text:p>0.198</text:p>
          </table:table-cell>
          <table:table-cell office:value-type="float" office:value="66.8942015403974">
            <text:p>66.89</text:p>
          </table:table-cell>
          <table:table-cell table:number-columns-repeated="5"/>
        </table:table-row>
        <table:table-row table:style-name="ro1">
          <table:table-cell office:value-type="string">
            <text:p>20230919T143417p537274</text:p>
          </table:table-cell>
          <table:table-cell table:formula="of:=1/([.D55]*0.7+[.E55]/100*0.3)" office:value-type="float" office:value="0.713657879450161">
            <text:p>0.71</text:p>
          </table:table-cell>
          <table:table-cell office:value-type="float" office:value="678.728785162068">
            <text:p>679</text:p>
          </table:table-cell>
          <table:table-cell table:formula="of:=(ABS([.C55]-[.$O$2]))/[.C55]" office:value-type="float" office:value="1.79935084754997">
            <text:p>1.799</text:p>
          </table:table-cell>
          <table:table-cell office:value-type="float" office:value="47.2286818549288">
            <text:p>47.23</text:p>
          </table:table-cell>
          <table:table-cell office:value-type="float" office:value="15.7324181117534">
            <text:p>15.73</text:p>
          </table:table-cell>
          <table:table-cell office:value-type="float" office:value="19.1706402048214">
            <text:p>19.17</text:p>
          </table:table-cell>
          <table:table-cell office:value-type="float" office:value="306728.3982082">
            <text:p>306728</text:p>
          </table:table-cell>
          <table:table-cell office:value-type="float" office:value="0.0740401107382597">
            <text:p>0.074</text:p>
          </table:table-cell>
          <table:table-cell office:value-type="float" office:value="45.4292582949524">
            <text:p>45.43</text:p>
          </table:table-cell>
          <table:table-cell table:number-columns-repeated="5"/>
        </table:table-row>
        <table:table-row table:style-name="ro1">
          <table:table-cell office:value-type="string">
            <text:p>20230919T143405p537082</text:p>
          </table:table-cell>
          <table:table-cell table:formula="of:=1/([.D56]*0.7+[.E56]/100*0.3)" office:value-type="float" office:value="0.738208057364952">
            <text:p>0.74</text:p>
          </table:table-cell>
          <table:table-cell office:value-type="float" office:value="693.766511816097">
            <text:p>694</text:p>
          </table:table-cell>
          <table:table-cell table:formula="of:=(ABS([.C56]-[.$O$2]))/[.C56]" office:value-type="float" office:value="1.73867355607336">
            <text:p>1.739</text:p>
          </table:table-cell>
          <table:table-cell office:value-type="float" office:value="45.8533874618712">
            <text:p>45.85</text:p>
          </table:table-cell>
          <table:table-cell office:value-type="float" office:value="6.48019207683073">
            <text:p>6.48</text:p>
          </table:table-cell>
          <table:table-cell office:value-type="float" office:value="19.4471292279448">
            <text:p>19.45</text:p>
          </table:table-cell>
          <table:table-cell office:value-type="float" office:value="289071.417095145">
            <text:p>289071</text:p>
          </table:table-cell>
          <table:table-cell office:value-type="float" office:value="0.083584025037241">
            <text:p>0.084</text:p>
          </table:table-cell>
          <table:table-cell office:value-type="float" office:value="45.4545834227972">
            <text:p>45.45</text:p>
          </table:table-cell>
          <table:table-cell table:number-columns-repeated="5"/>
        </table:table-row>
        <table:table-row table:style-name="ro1">
          <table:table-cell office:value-type="string">
            <text:p>20230919T143517p538430</text:p>
          </table:table-cell>
          <table:table-cell table:formula="of:=1/([.D57]*0.7+[.E57]/100*0.3)" office:value-type="float" office:value="0.530061512075115">
            <text:p>0.53</text:p>
          </table:table-cell>
          <table:table-cell office:value-type="float" office:value="544.108373276298">
            <text:p>544</text:p>
          </table:table-cell>
          <table:table-cell table:formula="of:=(ABS([.C57]-[.$O$2]))/[.C57]" office:value-type="float" office:value="2.49195140769352">
            <text:p>2.492</text:p>
          </table:table-cell>
          <table:table-cell office:value-type="float" office:value="47.4025035818245">
            <text:p>47.40</text:p>
          </table:table-cell>
          <table:table-cell office:value-type="float" office:value="13.3081647398844">
            <text:p>13.31</text:p>
          </table:table-cell>
          <table:table-cell office:value-type="float" office:value="37.6953581524047">
            <text:p>37.70</text:p>
          </table:table-cell>
          <table:table-cell office:value-type="float" office:value="301750.662204869">
            <text:p>301751</text:p>
          </table:table-cell>
          <table:table-cell office:value-type="float" office:value="0.227045195515021">
            <text:p>0.227</text:p>
          </table:table-cell>
          <table:table-cell office:value-type="float" office:value="59.66161196125">
            <text:p>59.66</text:p>
          </table:table-cell>
          <table:table-cell table:number-columns-repeated="5"/>
        </table:table-row>
        <table:table-row table:style-name="ro1">
          <table:table-cell office:value-type="string">
            <text:p>20230919T143444p537714</text:p>
          </table:table-cell>
          <table:table-cell table:formula="of:=1/([.D58]*0.7+[.E58]/100*0.3)" office:value-type="float" office:value="0.658212014113245">
            <text:p>0.66</text:p>
          </table:table-cell>
          <table:table-cell office:value-type="float" office:value="627.230290102461">
            <text:p>627</text:p>
          </table:table-cell>
          <table:table-cell table:formula="of:=(ABS([.C58]-[.$O$2]))/[.C58]" office:value-type="float" office:value="2.02919044246034">
            <text:p>2.029</text:p>
          </table:table-cell>
          <table:table-cell office:value-type="float" office:value="32.9446687386006">
            <text:p>32.94</text:p>
          </table:table-cell>
          <table:table-cell office:value-type="float" office:value="13.6429431599229">
            <text:p>13.64</text:p>
          </table:table-cell>
          <table:table-cell office:value-type="float" office:value="28.3472431141788">
            <text:p>28.35</text:p>
          </table:table-cell>
          <table:table-cell office:value-type="float" office:value="207473.862373814">
            <text:p>207474</text:p>
          </table:table-cell>
          <table:table-cell office:value-type="float" office:value="0.0156771255228018">
            <text:p>0.016</text:p>
          </table:table-cell>
          <table:table-cell office:value-type="float" office:value="52.0051350887931">
            <text:p>52.01</text:p>
          </table:table-cell>
          <table:table-cell table:number-columns-repeated="5"/>
        </table:table-row>
        <table:table-row table:style-name="ro1">
          <table:table-cell office:value-type="string">
            <text:p>20230919T143432p537522</text:p>
          </table:table-cell>
          <table:table-cell table:formula="of:=1/([.D59]*0.7+[.E59]/100*0.3)" office:value-type="float" office:value="0.634781534667224">
            <text:p>0.63</text:p>
          </table:table-cell>
          <table:table-cell office:value-type="float" office:value="623.405319651295">
            <text:p>623</text:p>
          </table:table-cell>
          <table:table-cell table:formula="of:=(ABS([.C59]-[.$O$2]))/[.C59]" office:value-type="float" office:value="2.04777636652632">
            <text:p>2.048</text:p>
          </table:table-cell>
          <table:table-cell office:value-type="float" office:value="47.300558203345">
            <text:p>47.30</text:p>
          </table:table-cell>
          <table:table-cell office:value-type="float" office:value="6.94065567135485">
            <text:p>6.94</text:p>
          </table:table-cell>
          <table:table-cell office:value-type="float" office:value="27.5101577650136">
            <text:p>27.51</text:p>
          </table:table-cell>
          <table:table-cell office:value-type="float" office:value="385094.476202905">
            <text:p>385094</text:p>
          </table:table-cell>
          <table:table-cell office:value-type="float" office:value="0.353572029774017">
            <text:p>0.354</text:p>
          </table:table-cell>
          <table:table-cell office:value-type="float" office:value="48.3567625570058">
            <text:p>48.36</text:p>
          </table:table-cell>
          <table:table-cell table:number-columns-repeated="5"/>
        </table:table-row>
        <table:table-row table:style-name="ro1">
          <table:table-cell office:value-type="string">
            <text:p>20230919T143514p538337</text:p>
          </table:table-cell>
          <table:table-cell table:formula="of:=1/([.D60]*0.7+[.E60]/100*0.3)" office:value-type="float" office:value="0.502227378493962">
            <text:p>0.50</text:p>
          </table:table-cell>
          <table:table-cell office:value-type="float" office:value="512.822528795981">
            <text:p>513</text:p>
          </table:table-cell>
          <table:table-cell table:formula="of:=(ABS([.C60]-[.$O$2]))/[.C60]" office:value-type="float" office:value="2.70498543513849">
            <text:p>2.705</text:p>
          </table:table-cell>
          <table:table-cell office:value-type="float" office:value="32.5467317076453">
            <text:p>32.55</text:p>
          </table:table-cell>
          <table:table-cell office:value-type="float" office:value="7.31228051784685">
            <text:p>7.31</text:p>
          </table:table-cell>
          <table:table-cell office:value-type="float" office:value="18.3361628750978">
            <text:p>18.34</text:p>
          </table:table-cell>
          <table:table-cell office:value-type="float" office:value="272291.125045122">
            <text:p>272291</text:p>
          </table:table-cell>
          <table:table-cell office:value-type="float" office:value="0.312753872262497">
            <text:p>0.313</text:p>
          </table:table-cell>
          <table:table-cell office:value-type="float" office:value="49.5990165317704">
            <text:p>49.60</text:p>
          </table:table-cell>
          <table:table-cell table:number-columns-repeated="5"/>
        </table:table-row>
        <table:table-row table:style-name="ro1">
          <table:table-cell office:value-type="string">
            <text:p>20230919T143520p538477</text:p>
          </table:table-cell>
          <table:table-cell table:formula="of:=1/([.D61]*0.7+[.E61]/100*0.3)" office:value-type="float" office:value="0.724974995251171">
            <text:p>0.72</text:p>
          </table:table-cell>
          <table:table-cell office:value-type="float" office:value="672.794134895825">
            <text:p>673</text:p>
          </table:table-cell>
          <table:table-cell table:formula="of:=(ABS([.C61]-[.$O$2]))/[.C61]" office:value-type="float" office:value="1.82404364344555">
            <text:p>1.824</text:p>
          </table:table-cell>
          <table:table-cell office:value-type="float" office:value="34.1757891722609">
            <text:p>34.18</text:p>
          </table:table-cell>
          <table:table-cell office:value-type="float" office:value="5.60927855914196">
            <text:p>5.61</text:p>
          </table:table-cell>
          <table:table-cell office:value-type="float" office:value="28.1152453710804">
            <text:p>28.12</text:p>
          </table:table-cell>
          <table:table-cell office:value-type="float" office:value="311406.960668051">
            <text:p>311407</text:p>
          </table:table-cell>
          <table:table-cell office:value-type="float" office:value="0.256029891177572">
            <text:p>0.256</text:p>
          </table:table-cell>
          <table:table-cell office:value-type="float" office:value="65.033897609795">
            <text:p>65.03</text:p>
          </table:table-cell>
          <table:table-cell table:number-columns-repeated="5"/>
        </table:table-row>
        <table:table-row table:style-name="ro1">
          <table:table-cell office:value-type="string">
            <text:p>20230919T143502p538092</text:p>
          </table:table-cell>
          <table:table-cell table:formula="of:=1/([.D62]*0.7+[.E62]/100*0.3)" office:value-type="float" office:value="0.422490114434345">
            <text:p>0.42</text:p>
          </table:table-cell>
          <table:table-cell office:value-type="float" office:value="448.366156568882">
            <text:p>448</text:p>
          </table:table-cell>
          <table:table-cell table:formula="of:=(ABS([.C62]-[.$O$2]))/[.C62]" office:value-type="float" office:value="3.23760797322379">
            <text:p>3.238</text:p>
          </table:table-cell>
          <table:table-cell office:value-type="float" office:value="33.531234915239">
            <text:p>33.53</text:p>
          </table:table-cell>
          <table:table-cell office:value-type="float" office:value="7.28192518964164">
            <text:p>7.28</text:p>
          </table:table-cell>
          <table:table-cell office:value-type="float" office:value="20.8210453035633">
            <text:p>20.82</text:p>
          </table:table-cell>
          <table:table-cell office:value-type="float" office:value="385094.476202905">
            <text:p>385094</text:p>
          </table:table-cell>
          <table:table-cell office:value-type="float" office:value="0.332158009297342">
            <text:p>0.332</text:p>
          </table:table-cell>
          <table:table-cell office:value-type="float" office:value="49.9864269079059">
            <text:p>49.99</text:p>
          </table:table-cell>
          <table:table-cell table:number-columns-repeated="5"/>
        </table:table-row>
        <table:table-row table:style-name="ro1">
          <table:table-cell office:value-type="string">
            <text:p>20230919T143441p537676</text:p>
          </table:table-cell>
          <table:table-cell table:formula="of:=1/([.D63]*0.7+[.E63]/100*0.3)" office:value-type="float" office:value="0.551850013489914">
            <text:p>0.55</text:p>
          </table:table-cell>
          <table:table-cell office:value-type="float" office:value="566.149324540832">
            <text:p>566</text:p>
          </table:table-cell>
          <table:table-cell table:formula="of:=(ABS([.C63]-[.$O$2]))/[.C63]" office:value-type="float" office:value="2.35600506375411">
            <text:p>2.356</text:p>
          </table:table-cell>
          <table:table-cell office:value-type="float" office:value="54.2943429387305">
            <text:p>54.29</text:p>
          </table:table-cell>
          <table:table-cell office:value-type="float" office:value="13.8579682233991">
            <text:p>13.86</text:p>
          </table:table-cell>
          <table:table-cell office:value-type="float" office:value="36.6281272275668">
            <text:p>36.63</text:p>
          </table:table-cell>
          <table:table-cell office:value-type="float" office:value="265112.22323243">
            <text:p>265112</text:p>
          </table:table-cell>
          <table:table-cell office:value-type="float" office:value="0.25232367139512">
            <text:p>0.252</text:p>
          </table:table-cell>
          <table:table-cell office:value-type="float" office:value="84.7578740763426">
            <text:p>84.76</text:p>
          </table:table-cell>
          <table:table-cell table:number-columns-repeated="5"/>
        </table:table-row>
        <table:table-row table:style-name="ro1">
          <table:table-cell office:value-type="string">
            <text:p>20230919T143550p539134</text:p>
          </table:table-cell>
          <table:table-cell table:formula="of:=1/([.D64]*0.7+[.E64]/100*0.3)" office:value-type="float" office:value="0.557599646548776">
            <text:p>0.56</text:p>
          </table:table-cell>
          <table:table-cell office:value-type="float" office:value="567.25474849779">
            <text:p>567</text:p>
          </table:table-cell>
          <table:table-cell table:formula="of:=(ABS([.C64]-[.$O$2]))/[.C64]" office:value-type="float" office:value="2.34946513014056">
            <text:p>2.349</text:p>
          </table:table-cell>
          <table:table-cell office:value-type="float" office:value="49.5919442153663">
            <text:p>49.59</text:p>
          </table:table-cell>
          <table:table-cell office:value-type="float" office:value="16.5351637764933">
            <text:p>16.54</text:p>
          </table:table-cell>
          <table:table-cell office:value-type="float" office:value="23.0593905078991">
            <text:p>23.06</text:p>
          </table:table-cell>
          <table:table-cell office:value-type="float" office:value="304127.72262034">
            <text:p>304128</text:p>
          </table:table-cell>
          <table:table-cell office:value-type="float" office:value="0.0733705346170098">
            <text:p>0.073</text:p>
          </table:table-cell>
          <table:table-cell office:value-type="float" office:value="17.6872049314639">
            <text:p>17.69</text:p>
          </table:table-cell>
          <table:table-cell table:number-columns-repeated="5"/>
        </table:table-row>
        <table:table-row table:style-name="ro1">
          <table:table-cell office:value-type="string">
            <text:p>20230919T143553p539240</text:p>
          </table:table-cell>
          <table:table-cell table:formula="of:=1/([.D65]*0.7+[.E65]/100*0.3)" office:value-type="float" office:value="0.91548226556457">
            <text:p>0.92</text:p>
          </table:table-cell>
          <table:table-cell office:value-type="float" office:value="857.677396829632">
            <text:p>858</text:p>
          </table:table-cell>
          <table:table-cell table:formula="of:=(ABS([.C65]-[.$O$2]))/[.C65]" office:value-type="float" office:value="1.2152851491986">
            <text:p>1.215</text:p>
          </table:table-cell>
          <table:table-cell office:value-type="float" office:value="80.5402817486107">
            <text:p>80.54</text:p>
          </table:table-cell>
          <table:table-cell office:value-type="float" office:value="6.93525543753161">
            <text:p>6.94</text:p>
          </table:table-cell>
          <table:table-cell office:value-type="float" office:value="23.0593905078991">
            <text:p>23.06</text:p>
          </table:table-cell>
          <table:table-cell office:value-type="float" office:value="304127.72262034">
            <text:p>304128</text:p>
          </table:table-cell>
          <table:table-cell office:value-type="float" office:value="0.0733705346170098">
            <text:p>0.073</text:p>
          </table:table-cell>
          <table:table-cell office:value-type="float" office:value="17.6872049314639">
            <text:p>17.69</text:p>
          </table:table-cell>
          <table:table-cell table:number-columns-repeated="5"/>
        </table:table-row>
        <table:table-row table:style-name="ro1">
          <table:table-cell office:value-type="string">
            <text:p>20230919T143508p538226</text:p>
          </table:table-cell>
          <table:table-cell table:formula="of:=1/([.D66]*0.7+[.E66]/100*0.3)" office:value-type="float" office:value="1.04297485789516">
            <text:p>1.04</text:p>
          </table:table-cell>
          <table:table-cell office:value-type="float" office:value="834.400531448912">
            <text:p>834</text:p>
          </table:table-cell>
          <table:table-cell table:formula="of:=(ABS([.C66]-[.$O$2]))/[.C66]" office:value-type="float" office:value="1.27708388044853">
            <text:p>1.277</text:p>
          </table:table-cell>
          <table:table-cell office:value-type="float" office:value="21.6123889521089">
            <text:p>21.61</text:p>
          </table:table-cell>
          <table:table-cell office:value-type="float" office:value="14.316112716763">
            <text:p>14.32</text:p>
          </table:table-cell>
          <table:table-cell office:value-type="float" office:value="18.4415500222374">
            <text:p>18.44</text:p>
          </table:table-cell>
          <table:table-cell office:value-type="float" office:value="378623.543127236">
            <text:p>378624</text:p>
          </table:table-cell>
          <table:table-cell office:value-type="float" office:value="0.120247213506478">
            <text:p>0.120</text:p>
          </table:table-cell>
          <table:table-cell office:value-type="float" office:value="82.991645576326">
            <text:p>82.99</text:p>
          </table:table-cell>
          <table:table-cell table:number-columns-repeated="5"/>
        </table:table-row>
        <table:table-row table:style-name="ro1">
          <table:table-cell office:value-type="string">
            <text:p>20230919T143456p537977</text:p>
          </table:table-cell>
          <table:table-cell table:formula="of:=1/([.D67]*0.7+[.E67]/100*0.3)" office:value-type="float" office:value="0.534932706618864">
            <text:p>0.53</text:p>
          </table:table-cell>
          <table:table-cell office:value-type="float" office:value="538.838086523567">
            <text:p>539</text:p>
          </table:table-cell>
          <table:table-cell table:formula="of:=(ABS([.C67]-[.$O$2]))/[.C67]" office:value-type="float" office:value="2.52610561042236">
            <text:p>2.526</text:p>
          </table:table-cell>
          <table:table-cell office:value-type="float" office:value="33.7066957886279">
            <text:p>33.71</text:p>
          </table:table-cell>
          <table:table-cell office:value-type="float" office:value="7.87764001260902">
            <text:p>7.88</text:p>
          </table:table-cell>
          <table:table-cell office:value-type="float" office:value="17.3990726995586">
            <text:p>17.40</text:p>
          </table:table-cell>
          <table:table-cell office:value-type="float" office:value="234437.500988119">
            <text:p>234438</text:p>
          </table:table-cell>
          <table:table-cell office:value-type="float" office:value="0.399150947236015">
            <text:p>0.399</text:p>
          </table:table-cell>
          <table:table-cell office:value-type="float" office:value="13.1380428904709">
            <text:p>13.14</text:p>
          </table:table-cell>
          <table:table-cell table:number-columns-repeated="5"/>
        </table:table-row>
        <table:table-row table:style-name="ro1">
          <table:table-cell office:value-type="string">
            <text:p>20230919T143523p538558</text:p>
          </table:table-cell>
          <table:table-cell table:formula="of:=1/([.D68]*0.7+[.E68]/100*0.3)" office:value-type="float" office:value="0.611502552094547">
            <text:p>0.61</text:p>
          </table:table-cell>
          <table:table-cell office:value-type="float" office:value="603.961605408133">
            <text:p>604</text:p>
          </table:table-cell>
          <table:table-cell table:formula="of:=(ABS([.C68]-[.$O$2]))/[.C68]" office:value-type="float" office:value="2.14589534001264">
            <text:p>2.146</text:p>
          </table:table-cell>
          <table:table-cell office:value-type="float" office:value="44.3964710962968">
            <text:p>44.40</text:p>
          </table:table-cell>
          <table:table-cell office:value-type="float" office:value="19.5487716763006">
            <text:p>19.55</text:p>
          </table:table-cell>
          <table:table-cell office:value-type="float" office:value="14.4817739327469">
            <text:p>14.48</text:p>
          </table:table-cell>
          <table:table-cell office:value-type="float" office:value="228111.418788184">
            <text:p>228111</text:p>
          </table:table-cell>
          <table:table-cell office:value-type="float" office:value="0.056128547055017">
            <text:p>0.056</text:p>
          </table:table-cell>
          <table:table-cell office:value-type="float" office:value="13.1380428904709">
            <text:p>13.14</text:p>
          </table:table-cell>
          <table:table-cell table:number-columns-repeated="5"/>
        </table:table-row>
        <table:table-row table:style-name="ro1">
          <table:table-cell office:value-type="string">
            <text:p>20230919T143532p538776</text:p>
          </table:table-cell>
          <table:table-cell table:formula="of:=1/([.D69]*0.7+[.E69]/100*0.3)" office:value-type="float" office:value="0.820008956255244">
            <text:p>0.82</text:p>
          </table:table-cell>
          <table:table-cell office:value-type="float" office:value="726.767024043747">
            <text:p>727</text:p>
          </table:table-cell>
          <table:table-cell table:formula="of:=(ABS([.C69]-[.$O$2]))/[.C69]" office:value-type="float" office:value="1.61431784484161">
            <text:p>1.614</text:p>
          </table:table-cell>
          <table:table-cell office:value-type="float" office:value="29.8254613486656">
            <text:p>29.83</text:p>
          </table:table-cell>
          <table:table-cell office:value-type="float" office:value="14.7310934489403">
            <text:p>14.73</text:p>
          </table:table-cell>
          <table:table-cell office:value-type="float" office:value="12.0625757039471">
            <text:p>12.06</text:p>
          </table:table-cell>
          <table:table-cell office:value-type="float" office:value="324080.437999102">
            <text:p>324080</text:p>
          </table:table-cell>
          <table:table-cell office:value-type="float" office:value="0.0428727262468596">
            <text:p>0.043</text:p>
          </table:table-cell>
          <table:table-cell office:value-type="float" office:value="87.0785031320563">
            <text:p>87.08</text:p>
          </table:table-cell>
          <table:table-cell table:number-columns-repeated="5"/>
        </table:table-row>
        <table:table-row table:style-name="ro1">
          <table:table-cell office:value-type="string">
            <text:p>20230919T143408p537135</text:p>
          </table:table-cell>
          <table:table-cell table:formula="of:=1/([.D70]*0.7+[.E70]/100*0.3)" office:value-type="float" office:value="1.40187760450658">
            <text:p>1.40</text:p>
          </table:table-cell>
          <table:table-cell office:value-type="float" office:value="984.484652186031">
            <text:p>984</text:p>
          </table:table-cell>
          <table:table-cell table:formula="of:=(ABS([.C70]-[.$O$2]))/[.C70]" office:value-type="float" office:value="0.929943748519678">
            <text:p>0.930</text:p>
          </table:table-cell>
          <table:table-cell office:value-type="float" office:value="20.7894706281746">
            <text:p>20.79</text:p>
          </table:table-cell>
          <table:table-cell office:value-type="float" office:value="7.93667227244061">
            <text:p>7.94</text:p>
          </table:table-cell>
          <table:table-cell office:value-type="float" office:value="11.0384864022694">
            <text:p>11.04</text:p>
          </table:table-cell>
          <table:table-cell office:value-type="float" office:value="379154.508319687">
            <text:p>379155</text:p>
          </table:table-cell>
          <table:table-cell office:value-type="float" office:value="0.337670767346483">
            <text:p>0.338</text:p>
          </table:table-cell>
          <table:table-cell office:value-type="float" office:value="4.11633810227751">
            <text:p>4.12</text:p>
          </table:table-cell>
          <table:table-cell table:number-columns-repeated="5"/>
        </table:table-row>
        <table:table-row table:style-name="ro1">
          <table:table-cell office:value-type="string">
            <text:p>20230919T143414p537221</text:p>
          </table:table-cell>
          <table:table-cell table:formula="of:=1/([.D71]*0.7+[.E71]/100*0.3)" office:value-type="float" office:value="1.00952189011793">
            <text:p>1.01</text:p>
          </table:table-cell>
          <table:table-cell office:value-type="float" office:value="848.661930735353">
            <text:p>849</text:p>
          </table:table-cell>
          <table:table-cell table:formula="of:=(ABS([.C71]-[.$O$2]))/[.C71]" office:value-type="float" office:value="1.23881846373582">
            <text:p>1.239</text:p>
          </table:table-cell>
          <table:table-cell office:value-type="float" office:value="41.1316654952843">
            <text:p>41.13</text:p>
          </table:table-cell>
          <table:table-cell office:value-type="float" office:value="6.04390490642387">
            <text:p>6.04</text:p>
          </table:table-cell>
          <table:table-cell office:value-type="float" office:value="24.1714557456743">
            <text:p>24.17</text:p>
          </table:table-cell>
          <table:table-cell office:value-type="float" office:value="329799.273819243">
            <text:p>329799</text:p>
          </table:table-cell>
          <table:table-cell office:value-type="float" office:value="0.164160582335133">
            <text:p>0.164</text:p>
          </table:table-cell>
          <table:table-cell office:value-type="float" office:value="98.0099630700761">
            <text:p>98.01</text:p>
          </table:table-cell>
          <table:table-cell table:number-columns-repeated="5"/>
        </table:table-row>
        <table:table-row table:style-name="ro1">
          <table:table-cell office:value-type="string">
            <text:p>20230919T143547p539102</text:p>
          </table:table-cell>
          <table:table-cell table:formula="of:=1/([.D72]*0.7+[.E72]/100*0.3)" office:value-type="float" office:value="0.87866945045914">
            <text:p>0.88</text:p>
          </table:table-cell>
          <table:table-cell office:value-type="float" office:value="759.40944810631">
            <text:p>759</text:p>
          </table:table-cell>
          <table:table-cell table:formula="of:=(ABS([.C72]-[.$O$2]))/[.C72]" office:value-type="float" office:value="1.50194411557284">
            <text:p>1.502</text:p>
          </table:table-cell>
          <table:table-cell office:value-type="float" office:value="28.907841852881">
            <text:p>28.91</text:p>
          </table:table-cell>
          <table:table-cell office:value-type="float" office:value="6.26993801652893">
            <text:p>6.27</text:p>
          </table:table-cell>
          <table:table-cell office:value-type="float" office:value="24.37500068856">
            <text:p>24.38</text:p>
          </table:table-cell>
          <table:table-cell office:value-type="float" office:value="213038.916216831">
            <text:p>213039</text:p>
          </table:table-cell>
          <table:table-cell office:value-type="float" office:value="0.119277430341141">
            <text:p>0.119</text:p>
          </table:table-cell>
          <table:table-cell office:value-type="float" office:value="99.2266070391692">
            <text:p>99.23</text:p>
          </table:table-cell>
          <table:table-cell table:number-columns-repeated="5"/>
        </table:table-row>
        <table:table-row table:style-name="ro1">
          <table:table-cell office:value-type="string">
            <text:p>20230919T214614p580221</text:p>
          </table:table-cell>
          <table:table-cell table:formula="of:=1/([.D73]*0.7+[.E73]/100*0.3)" office:value-type="float" office:value="0.886914953236835">
            <text:p>0.89</text:p>
          </table:table-cell>
          <table:table-cell office:value-type="float" office:value="795.121117156275">
            <text:p>795</text:p>
          </table:table-cell>
          <table:table-cell table:formula="of:=(ABS([.C73]-[.$O$2]))/[.C73]" office:value-type="float" office:value="1.3895730587502">
            <text:p>1.390</text:p>
          </table:table-cell>
          <table:table-cell office:value-type="float" office:value="51.6008937890105">
            <text:p>51.60</text:p>
          </table:table-cell>
          <table:table-cell office:value-type="float" office:value="4.7240263024785">
            <text:p>4.72</text:p>
          </table:table-cell>
          <table:table-cell office:value-type="float" office:value="19.4471292279448">
            <text:p>19.45</text:p>
          </table:table-cell>
          <table:table-cell office:value-type="float" office:value="399141.935632824">
            <text:p>399142</text:p>
          </table:table-cell>
          <table:table-cell office:value-type="float" office:value="0.0365537570059532">
            <text:p>0.037</text:p>
          </table:table-cell>
          <table:table-cell office:value-type="float" office:value="61.1768510761329">
            <text:p>61.18</text:p>
          </table:table-cell>
          <table:table-cell table:number-columns-repeated="5"/>
        </table:table-row>
        <table:table-row table:style-name="ro1">
          <table:table-cell office:value-type="string">
            <text:p>20230919T214756p582213</text:p>
          </table:table-cell>
          <table:table-cell table:formula="of:=1/([.D74]*0.7+[.E74]/100*0.3)" office:value-type="float" office:value="0.62458636084614">
            <text:p>0.62</text:p>
          </table:table-cell>
          <table:table-cell office:value-type="float" office:value="662.187673450037">
            <text:p>662</text:p>
          </table:table-cell>
          <table:table-cell table:formula="of:=(ABS([.C74]-[.$O$2]))/[.C74]" office:value-type="float" office:value="1.86927720973857">
            <text:p>1.869</text:p>
          </table:table-cell>
          <table:table-cell office:value-type="float" office:value="97.5218568985819">
            <text:p>97.52</text:p>
          </table:table-cell>
          <table:table-cell office:value-type="float" office:value="4.64364125932063">
            <text:p>4.64</text:p>
          </table:table-cell>
          <table:table-cell office:value-type="float" office:value="16.1910981740843">
            <text:p>16.19</text:p>
          </table:table-cell>
          <table:table-cell office:value-type="float" office:value="213038.916216831">
            <text:p>213039</text:p>
          </table:table-cell>
          <table:table-cell office:value-type="float" office:value="0.374051367429508">
            <text:p>0.374</text:p>
          </table:table-cell>
          <table:table-cell office:value-type="float" office:value="60.1962620940176">
            <text:p>60.20</text:p>
          </table:table-cell>
          <table:table-cell table:number-columns-repeated="5"/>
        </table:table-row>
        <table:table-row table:style-name="ro1">
          <table:table-cell office:value-type="string">
            <text:p>20230919T214628p580442</text:p>
          </table:table-cell>
          <table:table-cell table:formula="of:=1/([.D75]*0.7+[.E75]/100*0.3)" office:value-type="float" office:value="0.831069013008406">
            <text:p>0.83</text:p>
          </table:table-cell>
          <table:table-cell office:value-type="float" office:value="840.296798015487">
            <text:p>840</text:p>
          </table:table-cell>
          <table:table-cell table:formula="of:=(ABS([.C75]-[.$O$2]))/[.C75]" office:value-type="float" office:value="1.26110584318207">
            <text:p>1.261</text:p>
          </table:table-cell>
          <table:table-cell office:value-type="float" office:value="106.831804962904">
            <text:p>106.83</text:p>
          </table:table-cell>
          <table:table-cell office:value-type="float" office:value="10.5818882466281">
            <text:p>10.58</text:p>
          </table:table-cell>
          <table:table-cell office:value-type="float" office:value="32.980093918594">
            <text:p>32.98</text:p>
          </table:table-cell>
          <table:table-cell office:value-type="float" office:value="213038.916216831">
            <text:p>213039</text:p>
          </table:table-cell>
          <table:table-cell office:value-type="float" office:value="0.0811249245861682">
            <text:p>0.081</text:p>
          </table:table-cell>
          <table:table-cell office:value-type="float" office:value="73.0072174381463">
            <text:p>73.01</text:p>
          </table:table-cell>
          <table:table-cell table:number-columns-repeated="5"/>
        </table:table-row>
        <table:table-row table:style-name="ro1">
          <table:table-cell office:value-type="string">
            <text:p>20230919T214735p581758</text:p>
          </table:table-cell>
          <table:table-cell table:formula="of:=1/([.D76]*0.7+[.E76]/100*0.3)" office:value-type="float" office:value="0.98019835833523">
            <text:p>0.98</text:p>
          </table:table-cell>
          <table:table-cell office:value-type="float" office:value="807.852507327581">
            <text:p>808</text:p>
          </table:table-cell>
          <table:table-cell table:formula="of:=(ABS([.C76]-[.$O$2]))/[.C76]" office:value-type="float" office:value="1.35191446800766">
            <text:p>1.352</text:p>
          </table:table-cell>
          <table:table-cell office:value-type="float" office:value="24.6205134157524">
            <text:p>24.62</text:p>
          </table:table-cell>
          <table:table-cell office:value-type="float" office:value="5.26849134878074">
            <text:p>5.27</text:p>
          </table:table-cell>
          <table:table-cell office:value-type="float" office:value="34.7777791113735">
            <text:p>34.78</text:p>
          </table:table-cell>
          <table:table-cell office:value-type="float" office:value="311406.960668051">
            <text:p>311407</text:p>
          </table:table-cell>
          <table:table-cell office:value-type="float" office:value="0.0678942535703949">
            <text:p>0.068</text:p>
          </table:table-cell>
          <table:table-cell office:value-type="float" office:value="75.7730604928828">
            <text:p>75.77</text:p>
          </table:table-cell>
          <table:table-cell table:number-columns-repeated="5"/>
        </table:table-row>
        <table:table-row table:style-name="ro1">
          <table:table-cell office:value-type="string">
            <text:p>20230919T214744p581904</text:p>
          </table:table-cell>
          <table:table-cell table:formula="of:=1/([.D77]*0.7+[.E77]/100*0.3)" office:value-type="float" office:value="0.593663940417077">
            <text:p>0.59</text:p>
          </table:table-cell>
          <table:table-cell office:value-type="float" office:value="588.538183149312">
            <text:p>589</text:p>
          </table:table-cell>
          <table:table-cell table:formula="of:=(ABS([.C77]-[.$O$2]))/[.C77]" office:value-type="float" office:value="2.22833769226825">
            <text:p>2.228</text:p>
          </table:table-cell>
          <table:table-cell office:value-type="float" office:value="41.5394302415816">
            <text:p>41.54</text:p>
          </table:table-cell>
          <table:table-cell office:value-type="float" office:value="13.0818882466281">
            <text:p>13.08</text:p>
          </table:table-cell>
          <table:table-cell office:value-type="float" office:value="18.9075495448571">
            <text:p>18.91</text:p>
          </table:table-cell>
          <table:table-cell office:value-type="float" office:value="295450.673731071">
            <text:p>295451</text:p>
          </table:table-cell>
          <table:table-cell office:value-type="float" office:value="0.170276655077405">
            <text:p>0.170</text:p>
          </table:table-cell>
          <table:table-cell office:value-type="float" office:value="56.4833333284038">
            <text:p>56.48</text:p>
          </table:table-cell>
          <table:table-cell table:number-columns-repeated="5"/>
        </table:table-row>
        <table:table-row table:style-name="ro1">
          <table:table-cell office:value-type="string">
            <text:p>20230919T214753p582159</text:p>
          </table:table-cell>
          <table:table-cell table:formula="of:=1/([.D78]*0.7+[.E78]/100*0.3)" office:value-type="float" office:value="0.750931503643614">
            <text:p>0.75</text:p>
          </table:table-cell>
          <table:table-cell office:value-type="float" office:value="721.33359535851">
            <text:p>721</text:p>
          </table:table-cell>
          <table:table-cell table:formula="of:=(ABS([.C78]-[.$O$2]))/[.C78]" office:value-type="float" office:value="1.63401013376575">
            <text:p>1.634</text:p>
          </table:table-cell>
          <table:table-cell office:value-type="float" office:value="62.6240958121711">
            <text:p>62.62</text:p>
          </table:table-cell>
          <table:table-cell office:value-type="float" office:value="4.49610520991401">
            <text:p>4.50</text:p>
          </table:table-cell>
          <table:table-cell office:value-type="float" office:value="10.769085781627">
            <text:p>10.77</text:p>
          </table:table-cell>
          <table:table-cell office:value-type="float" office:value="396382.219234856">
            <text:p>396382</text:p>
          </table:table-cell>
          <table:table-cell office:value-type="float" office:value="0.0230414650212198">
            <text:p>0.023</text:p>
          </table:table-cell>
          <table:table-cell office:value-type="float" office:value="66.8942015403974">
            <text:p>66.89</text:p>
          </table:table-cell>
          <table:table-cell table:number-columns-repeated="5"/>
        </table:table-row>
        <table:table-row table:style-name="ro1">
          <table:table-cell office:value-type="string">
            <text:p>20230919T214622p580356</text:p>
          </table:table-cell>
          <table:table-cell table:formula="of:=1/([.D79]*0.7+[.E79]/100*0.3)" office:value-type="float" office:value="1.2747884705394">
            <text:p>1.27</text:p>
          </table:table-cell>
          <table:table-cell office:value-type="float" office:value="973.659114618642">
            <text:p>974</text:p>
          </table:table-cell>
          <table:table-cell table:formula="of:=(ABS([.C79]-[.$O$2]))/[.C79]" office:value-type="float" office:value="0.951401647119775">
            <text:p>0.951</text:p>
          </table:table-cell>
          <table:table-cell office:value-type="float" office:value="39.4875720089115">
            <text:p>39.49</text:p>
          </table:table-cell>
          <table:table-cell office:value-type="float" office:value="16.0025289017341">
            <text:p>16.00</text:p>
          </table:table-cell>
          <table:table-cell office:value-type="float" office:value="29.6614305741263">
            <text:p>29.66</text:p>
          </table:table-cell>
          <table:table-cell office:value-type="float" office:value="295524.02020164">
            <text:p>295524</text:p>
          </table:table-cell>
          <table:table-cell office:value-type="float" office:value="0.197730344880424">
            <text:p>0.198</text:p>
          </table:table-cell>
          <table:table-cell office:value-type="float" office:value="22.499738013065">
            <text:p>22.50</text:p>
          </table:table-cell>
          <table:table-cell table:number-columns-repeated="5"/>
        </table:table-row>
        <table:table-row table:style-name="ro1">
          <table:table-cell office:value-type="string">
            <text:p>20230919T214747p582006</text:p>
          </table:table-cell>
          <table:table-cell table:formula="of:=1/([.D80]*0.7+[.E80]/100*0.3)" office:value-type="float" office:value="0.655928861505802">
            <text:p>0.66</text:p>
          </table:table-cell>
          <table:table-cell office:value-type="float" office:value="611.530904197381">
            <text:p>612</text:p>
          </table:table-cell>
          <table:table-cell table:formula="of:=(ABS([.C80]-[.$O$2]))/[.C80]" office:value-type="float" office:value="2.10695663450354">
            <text:p>2.107</text:p>
          </table:table-cell>
          <table:table-cell office:value-type="float" office:value="16.5619756217576">
            <text:p>16.56</text:p>
          </table:table-cell>
          <table:table-cell office:value-type="float" office:value="13.0675578034682">
            <text:p>13.07</text:p>
          </table:table-cell>
          <table:table-cell office:value-type="float" office:value="18.9075495448571">
            <text:p>18.91</text:p>
          </table:table-cell>
          <table:table-cell office:value-type="float" office:value="295450.673731071">
            <text:p>295451</text:p>
          </table:table-cell>
          <table:table-cell office:value-type="float" office:value="0.170276655077405">
            <text:p>0.170</text:p>
          </table:table-cell>
          <table:table-cell office:value-type="float" office:value="56.4833333284038">
            <text:p>56.48</text:p>
          </table:table-cell>
          <table:table-cell table:number-columns-repeated="5"/>
        </table:table-row>
        <table:table-row table:style-name="ro1">
          <table:table-cell office:value-type="string">
            <text:p>20230919T214717p581352</text:p>
          </table:table-cell>
          <table:table-cell table:formula="of:=1/([.D81]*0.7+[.E81]/100*0.3)" office:value-type="float" office:value="1.49410428629749">
            <text:p>1.49</text:p>
          </table:table-cell>
          <table:table-cell office:value-type="float" office:value="1059.52245653505">
            <text:p>1060</text:p>
          </table:table-cell>
          <table:table-cell table:formula="of:=(ABS([.C81]-[.$O$2]))/[.C81]" office:value-type="float" office:value="0.793260716921054">
            <text:p>0.793</text:p>
          </table:table-cell>
          <table:table-cell office:value-type="float" office:value="38.0049405854889">
            <text:p>38.00</text:p>
          </table:table-cell>
          <table:table-cell office:value-type="float" office:value="5.43590003035516">
            <text:p>5.44</text:p>
          </table:table-cell>
          <table:table-cell office:value-type="float" office:value="34.6561663494832">
            <text:p>34.66</text:p>
          </table:table-cell>
          <table:table-cell office:value-type="float" office:value="287621.934602425">
            <text:p>287622</text:p>
          </table:table-cell>
          <table:table-cell office:value-type="float" office:value="0.337670767346483">
            <text:p>0.338</text:p>
          </table:table-cell>
          <table:table-cell office:value-type="float" office:value="94.0402421339456">
            <text:p>94.04</text:p>
          </table:table-cell>
          <table:table-cell table:number-columns-repeated="5"/>
        </table:table-row>
        <table:table-row table:style-name="ro1">
          <table:table-cell office:value-type="string">
            <text:p>20230919T214616p580271</text:p>
          </table:table-cell>
          <table:table-cell table:formula="of:=1/([.D82]*0.7+[.E82]/100*0.3)" office:value-type="float" office:value="0.441054507126815">
            <text:p>0.44</text:p>
          </table:table-cell>
          <table:table-cell office:value-type="float" office:value="475.789244061496">
            <text:p>476</text:p>
          </table:table-cell>
          <table:table-cell table:formula="of:=(ABS([.C82]-[.$O$2]))/[.C82]" office:value-type="float" office:value="2.9933647591126">
            <text:p>2.993</text:p>
          </table:table-cell>
          <table:table-cell office:value-type="float" office:value="57.3127099090939">
            <text:p>57.31</text:p>
          </table:table-cell>
          <table:table-cell office:value-type="float" office:value="16.7365125240848">
            <text:p>16.74</text:p>
          </table:table-cell>
          <table:table-cell office:value-type="float" office:value="34.0709662798741">
            <text:p>34.07</text:p>
          </table:table-cell>
          <table:table-cell office:value-type="float" office:value="230128.272908429">
            <text:p>230128</text:p>
          </table:table-cell>
          <table:table-cell office:value-type="float" office:value="0.337670767346483">
            <text:p>0.338</text:p>
          </table:table-cell>
          <table:table-cell office:value-type="float" office:value="49.3532782242278">
            <text:p>49.35</text:p>
          </table:table-cell>
          <table:table-cell table:number-columns-repeated="5"/>
        </table:table-row>
        <table:table-row table:style-name="ro1">
          <table:table-cell office:value-type="string">
            <text:p>20230919T214714p581292</text:p>
          </table:table-cell>
          <table:table-cell table:formula="of:=1/([.D83]*0.7+[.E83]/100*0.3)" office:value-type="float" office:value="1.4309955700395">
            <text:p>1.43</text:p>
          </table:table-cell>
          <table:table-cell office:value-type="float" office:value="1047.99729211109">
            <text:p>1048</text:p>
          </table:table-cell>
          <table:table-cell table:formula="of:=(ABS([.C83]-[.$O$2]))/[.C83]" office:value-type="float" office:value="0.812981783734033">
            <text:p>0.813</text:p>
          </table:table-cell>
          <table:table-cell office:value-type="float" office:value="43.2423114262401">
            <text:p>43.24</text:p>
          </table:table-cell>
          <table:table-cell office:value-type="float" office:value="12.9685693641619">
            <text:p>12.97</text:p>
          </table:table-cell>
          <table:table-cell office:value-type="float" office:value="34.6561663494832">
            <text:p>34.66</text:p>
          </table:table-cell>
          <table:table-cell office:value-type="float" office:value="287621.934602425">
            <text:p>287622</text:p>
          </table:table-cell>
          <table:table-cell office:value-type="float" office:value="0.337670767346483">
            <text:p>0.338</text:p>
          </table:table-cell>
          <table:table-cell office:value-type="float" office:value="94.0402421339456">
            <text:p>94.04</text:p>
          </table:table-cell>
          <table:table-cell table:number-columns-repeated="5"/>
        </table:table-row>
        <table:table-row table:style-name="ro1">
          <table:table-cell office:value-type="string">
            <text:p>20230919T214637p580592</text:p>
          </table:table-cell>
          <table:table-cell table:formula="of:=1/([.D84]*0.7+[.E84]/100*0.3)" office:value-type="float" office:value="0.329974926240215">
            <text:p>0.33</text:p>
          </table:table-cell>
          <table:table-cell office:value-type="float" office:value="362.439583084125">
            <text:p>362</text:p>
          </table:table-cell>
          <table:table-cell table:formula="of:=(ABS([.C84]-[.$O$2]))/[.C84]" office:value-type="float" office:value="4.24225302278586">
            <text:p>4.242</text:p>
          </table:table-cell>
          <table:table-cell office:value-type="float" office:value="20.3187258588777">
            <text:p>20.32</text:p>
          </table:table-cell>
          <table:table-cell office:value-type="float" office:value="13.9304285026481">
            <text:p>13.93</text:p>
          </table:table-cell>
          <table:table-cell office:value-type="float" office:value="39.4985696812513">
            <text:p>39.50</text:p>
          </table:table-cell>
          <table:table-cell office:value-type="float" office:value="316668.587231609">
            <text:p>316669</text:p>
          </table:table-cell>
          <table:table-cell office:value-type="float" office:value="0.135328359097364">
            <text:p>0.135</text:p>
          </table:table-cell>
          <table:table-cell office:value-type="float" office:value="65.033897609795">
            <text:p>65.03</text:p>
          </table:table-cell>
          <table:table-cell table:number-columns-repeated="5"/>
        </table:table-row>
        <table:table-row table:style-name="ro1">
          <table:table-cell office:value-type="string">
            <text:p>20230919T214649p580805</text:p>
          </table:table-cell>
          <table:table-cell table:formula="of:=1/([.D85]*0.7+[.E85]/100*0.3)" office:value-type="float" office:value="0.496878519773107">
            <text:p>0.50</text:p>
          </table:table-cell>
          <table:table-cell office:value-type="float" office:value="521.589840120013">
            <text:p>522</text:p>
          </table:table-cell>
          <table:table-cell table:formula="of:=(ABS([.C85]-[.$O$2]))/[.C85]" office:value-type="float" office:value="2.64270899057932">
            <text:p>2.643</text:p>
          </table:table-cell>
          <table:table-cell office:value-type="float" office:value="54.2226887676119">
            <text:p>54.22</text:p>
          </table:table-cell>
          <table:table-cell office:value-type="float" office:value="5.83962359607407">
            <text:p>5.84</text:p>
          </table:table-cell>
          <table:table-cell office:value-type="float" office:value="36.3541910445707">
            <text:p>36.35</text:p>
          </table:table-cell>
          <table:table-cell office:value-type="float" office:value="379154.508319687">
            <text:p>379155</text:p>
          </table:table-cell>
          <table:table-cell office:value-type="float" office:value="0.249721372454634">
            <text:p>0.250</text:p>
          </table:table-cell>
          <table:table-cell office:value-type="float" office:value="84.8196519022201">
            <text:p>84.82</text:p>
          </table:table-cell>
          <table:table-cell table:number-columns-repeated="5"/>
        </table:table-row>
        <table:table-row table:style-name="ro1">
          <table:table-cell office:value-type="string">
            <text:p>20230919T214655p580929</text:p>
          </table:table-cell>
          <table:table-cell table:formula="of:=1/([.D86]*0.7+[.E86]/100*0.3)" office:value-type="float" office:value="0.807552795287299">
            <text:p>0.81</text:p>
          </table:table-cell>
          <table:table-cell office:value-type="float" office:value="716.502360328756">
            <text:p>717</text:p>
          </table:table-cell>
          <table:table-cell table:formula="of:=(ABS([.C86]-[.$O$2]))/[.C86]" office:value-type="float" office:value="1.65177074801012">
            <text:p>1.652</text:p>
          </table:table-cell>
          <table:table-cell office:value-type="float" office:value="27.3565357279485">
            <text:p>27.36</text:p>
          </table:table-cell>
          <table:table-cell office:value-type="float" office:value="5.79965597490641">
            <text:p>5.80</text:p>
          </table:table-cell>
          <table:table-cell office:value-type="float" office:value="31.4790020349184">
            <text:p>31.48</text:p>
          </table:table-cell>
          <table:table-cell office:value-type="float" office:value="344601.353661383">
            <text:p>344601</text:p>
          </table:table-cell>
          <table:table-cell office:value-type="float" office:value="0.0353664843528939">
            <text:p>0.035</text:p>
          </table:table-cell>
          <table:table-cell office:value-type="float" office:value="70.1443796777485">
            <text:p>70.14</text:p>
          </table:table-cell>
          <table:table-cell table:number-columns-repeated="5"/>
        </table:table-row>
        <table:table-row table:style-name="ro1">
          <table:table-cell office:value-type="string">
            <text:p>20230919T214619p580317</text:p>
          </table:table-cell>
          <table:table-cell table:formula="of:=1/([.D87]*0.7+[.E87]/100*0.3)" office:value-type="float" office:value="0.328857806228111">
            <text:p>0.33</text:p>
          </table:table-cell>
          <table:table-cell office:value-type="float" office:value="364.975657848804">
            <text:p>365</text:p>
          </table:table-cell>
          <table:table-cell table:formula="of:=(ABS([.C87]-[.$O$2]))/[.C87]" office:value-type="float" office:value="4.20582663292876">
            <text:p>4.206</text:p>
          </table:table-cell>
          <table:table-cell office:value-type="float" office:value="32.2497601100263">
            <text:p>32.25</text:p>
          </table:table-cell>
          <table:table-cell office:value-type="float" office:value="18.8928743379875">
            <text:p>18.89</text:p>
          </table:table-cell>
          <table:table-cell office:value-type="float" office:value="21.6605758645456">
            <text:p>21.66</text:p>
          </table:table-cell>
          <table:table-cell office:value-type="float" office:value="216523.953857291">
            <text:p>216524</text:p>
          </table:table-cell>
          <table:table-cell office:value-type="float" office:value="0.120247213506478">
            <text:p>0.120</text:p>
          </table:table-cell>
          <table:table-cell office:value-type="float" office:value="23.8849905064922">
            <text:p>23.88</text:p>
          </table:table-cell>
          <table:table-cell table:number-columns-repeated="5"/>
        </table:table-row>
        <table:table-row table:style-name="ro1">
          <table:table-cell office:value-type="string">
            <text:p>20230919T214625p580409</text:p>
          </table:table-cell>
          <table:table-cell table:formula="of:=1/([.D88]*0.7+[.E88]/100*0.3)" office:value-type="float" office:value="0.460915055138135">
            <text:p>0.46</text:p>
          </table:table-cell>
          <table:table-cell office:value-type="float" office:value="475.122361942594">
            <text:p>475</text:p>
          </table:table-cell>
          <table:table-cell table:formula="of:=(ABS([.C88]-[.$O$2]))/[.C88]" office:value-type="float" office:value="2.99896984901242">
            <text:p>2.999</text:p>
          </table:table-cell>
          <table:table-cell office:value-type="float" office:value="23.4394257814459">
            <text:p>23.44</text:p>
          </table:table-cell>
          <table:table-cell office:value-type="float" office:value="19.3303227360308">
            <text:p>19.33</text:p>
          </table:table-cell>
          <table:table-cell office:value-type="float" office:value="24.37500068856">
            <text:p>24.38</text:p>
          </table:table-cell>
          <table:table-cell office:value-type="float" office:value="372220.895706982">
            <text:p>372221</text:p>
          </table:table-cell>
          <table:table-cell office:value-type="float" office:value="0.0585336648856039">
            <text:p>0.059</text:p>
          </table:table-cell>
          <table:table-cell office:value-type="float" office:value="22.4614369262264">
            <text:p>22.46</text:p>
          </table:table-cell>
          <table:table-cell table:number-columns-repeated="5"/>
        </table:table-row>
        <table:table-row table:style-name="ro1">
          <table:table-cell office:value-type="string">
            <text:p>20230919T214732p581683</text:p>
          </table:table-cell>
          <table:table-cell table:formula="of:=1/([.D89]*0.7+[.E89]/100*0.3)" office:value-type="float" office:value="0.809973521688374">
            <text:p>0.81</text:p>
          </table:table-cell>
          <table:table-cell office:value-type="float" office:value="718.588936651119">
            <text:p>719</text:p>
          </table:table-cell>
          <table:table-cell table:formula="of:=(ABS([.C89]-[.$O$2]))/[.C89]" office:value-type="float" office:value="1.64407076576308">
            <text:p>1.644</text:p>
          </table:table-cell>
          <table:table-cell office:value-type="float" office:value="27.9195745492058">
            <text:p>27.92</text:p>
          </table:table-cell>
          <table:table-cell office:value-type="float" office:value="5.84281088738237">
            <text:p>5.84</text:p>
          </table:table-cell>
          <table:table-cell office:value-type="float" office:value="27.1830698425499">
            <text:p>27.18</text:p>
          </table:table-cell>
          <table:table-cell office:value-type="float" office:value="350841.740798473">
            <text:p>350842</text:p>
          </table:table-cell>
          <table:table-cell office:value-type="float" office:value="0.265795077512225">
            <text:p>0.266</text:p>
          </table:table-cell>
          <table:table-cell office:value-type="float" office:value="88.3863727485116">
            <text:p>88.39</text:p>
          </table:table-cell>
          <table:table-cell table:number-columns-repeated="5"/>
        </table:table-row>
        <table:table-row table:style-name="ro1">
          <table:table-cell office:value-type="string">
            <text:p>20230919T214802p582369</text:p>
          </table:table-cell>
          <table:table-cell table:formula="of:=1/([.D90]*0.7+[.E90]/100*0.3)" office:value-type="float" office:value="0.802347470882201">
            <text:p>0.80</text:p>
          </table:table-cell>
          <table:table-cell office:value-type="float" office:value="726.45294979882">
            <text:p>726</text:p>
          </table:table-cell>
          <table:table-cell table:formula="of:=(ABS([.C90]-[.$O$2]))/[.C90]" office:value-type="float" office:value="1.61544811749498">
            <text:p>1.615</text:p>
          </table:table-cell>
          <table:table-cell office:value-type="float" office:value="38.5097086463973">
            <text:p>38.51</text:p>
          </table:table-cell>
          <table:table-cell office:value-type="float" office:value="14.0803227360308">
            <text:p>14.08</text:p>
          </table:table-cell>
          <table:table-cell office:value-type="float" office:value="24.4343622608214">
            <text:p>24.43</text:p>
          </table:table-cell>
          <table:table-cell office:value-type="float" office:value="275550.224390785">
            <text:p>275550</text:p>
          </table:table-cell>
          <table:table-cell office:value-type="float" office:value="0.22120522191843">
            <text:p>0.221</text:p>
          </table:table-cell>
          <table:table-cell office:value-type="float" office:value="87.0785031320563">
            <text:p>87.08</text:p>
          </table:table-cell>
          <table:table-cell table:number-columns-repeated="5"/>
        </table:table-row>
        <table:table-row table:style-name="ro1">
          <table:table-cell office:value-type="string">
            <text:p>20230919T214720p581410</text:p>
          </table:table-cell>
          <table:table-cell table:formula="of:=1/([.D91]*0.7+[.E91]/100*0.3)" office:value-type="float" office:value="0.518081484535888">
            <text:p>0.52</text:p>
          </table:table-cell>
          <table:table-cell office:value-type="float" office:value="512.72638225499">
            <text:p>513</text:p>
          </table:table-cell>
          <table:table-cell table:formula="of:=(ABS([.C91]-[.$O$2]))/[.C91]" office:value-type="float" office:value="2.70568019465612">
            <text:p>2.706</text:p>
          </table:table-cell>
          <table:table-cell office:value-type="float" office:value="12.0740541217217">
            <text:p>12.07</text:p>
          </table:table-cell>
          <table:table-cell office:value-type="float" office:value="18.4694123314066">
            <text:p>18.47</text:p>
          </table:table-cell>
          <table:table-cell office:value-type="float" office:value="30.1538215677556">
            <text:p>30.15</text:p>
          </table:table-cell>
          <table:table-cell office:value-type="float" office:value="378623.543127236">
            <text:p>378624</text:p>
          </table:table-cell>
          <table:table-cell office:value-type="float" office:value="0.227797343513326">
            <text:p>0.228</text:p>
          </table:table-cell>
          <table:table-cell office:value-type="float" office:value="23.5788473703584">
            <text:p>23.58</text:p>
          </table:table-cell>
          <table:table-cell table:number-columns-repeated="5"/>
        </table:table-row>
        <table:table-row table:style-name="ro1">
          <table:table-cell office:value-type="string">
            <text:p>20230919T214652p580861</text:p>
          </table:table-cell>
          <table:table-cell table:formula="of:=1/([.D92]*0.7+[.E92]/100*0.3)" office:value-type="float" office:value="0.572272363046068">
            <text:p>0.57</text:p>
          </table:table-cell>
          <table:table-cell office:value-type="float" office:value="581.557123893314">
            <text:p>582</text:p>
          </table:table-cell>
          <table:table-cell table:formula="of:=(ABS([.C92]-[.$O$2]))/[.C92]" office:value-type="float" office:value="2.26709092183445">
            <text:p>2.267</text:p>
          </table:table-cell>
          <table:table-cell office:value-type="float" office:value="53.4853510173005">
            <text:p>53.49</text:p>
          </table:table-cell>
          <table:table-cell office:value-type="float" office:value="7.45756196256955">
            <text:p>7.46</text:p>
          </table:table-cell>
          <table:table-cell office:value-type="float" office:value="18.4415500222374">
            <text:p>18.44</text:p>
          </table:table-cell>
          <table:table-cell office:value-type="float" office:value="253486.873871934">
            <text:p>253487</text:p>
          </table:table-cell>
          <table:table-cell office:value-type="float" office:value="0.362990715392919">
            <text:p>0.363</text:p>
          </table:table-cell>
          <table:table-cell office:value-type="float" office:value="20.5766622915356">
            <text:p>20.58</text:p>
          </table:table-cell>
          <table:table-cell table:number-columns-repeated="5"/>
        </table:table-row>
        <table:table-row table:style-name="ro1">
          <table:table-cell office:value-type="string">
            <text:p>20230919T214759p582303</text:p>
          </table:table-cell>
          <table:table-cell table:formula="of:=1/([.D93]*0.7+[.E93]/100*0.3)" office:value-type="float" office:value="0.713939906540042">
            <text:p>0.71</text:p>
          </table:table-cell>
          <table:table-cell office:value-type="float" office:value="670.044478460177">
            <text:p>670</text:p>
          </table:table-cell>
          <table:table-cell table:formula="of:=(ABS([.C93]-[.$O$2]))/[.C93]" office:value-type="float" office:value="1.83563264988971">
            <text:p>1.836</text:p>
          </table:table-cell>
          <table:table-cell office:value-type="float" office:value="38.578418851134">
            <text:p>38.58</text:p>
          </table:table-cell>
          <table:table-cell office:value-type="float" office:value="14.0440751445087">
            <text:p>14.04</text:p>
          </table:table-cell>
          <table:table-cell office:value-type="float" office:value="24.4343622608214">
            <text:p>24.43</text:p>
          </table:table-cell>
          <table:table-cell office:value-type="float" office:value="275550.224390785">
            <text:p>275550</text:p>
          </table:table-cell>
          <table:table-cell office:value-type="float" office:value="0.22120522191843">
            <text:p>0.221</text:p>
          </table:table-cell>
          <table:table-cell office:value-type="float" office:value="87.0785031320563">
            <text:p>87.08</text:p>
          </table:table-cell>
          <table:table-cell table:number-columns-repeated="5"/>
        </table:table-row>
        <table:table-row table:style-name="ro1">
          <table:table-cell office:value-type="string">
            <text:p>20230919T214701p581041</text:p>
          </table:table-cell>
          <table:table-cell table:formula="of:=1/([.D94]*0.7+[.E94]/100*0.3)" office:value-type="float" office:value="0.745473894355742">
            <text:p>0.75</text:p>
          </table:table-cell>
          <table:table-cell office:value-type="float" office:value="683.386462819081">
            <text:p>683</text:p>
          </table:table-cell>
          <table:table-cell table:formula="of:=(ABS([.C94]-[.$O$2]))/[.C94]" office:value-type="float" office:value="1.78027163745999">
            <text:p>1.780</text:p>
          </table:table-cell>
          <table:table-cell office:value-type="float" office:value="31.7461501673352">
            <text:p>31.75</text:p>
          </table:table-cell>
          <table:table-cell office:value-type="float" office:value="5.89775371850653">
            <text:p>5.90</text:p>
          </table:table-cell>
          <table:table-cell office:value-type="float" office:value="17.8183570416517">
            <text:p>17.82</text:p>
          </table:table-cell>
          <table:table-cell office:value-type="float" office:value="255719.184906087">
            <text:p>255719</text:p>
          </table:table-cell>
          <table:table-cell office:value-type="float" office:value="0.227936539503438">
            <text:p>0.228</text:p>
          </table:table-cell>
          <table:table-cell office:value-type="float" office:value="87.0785031320563">
            <text:p>87.08</text:p>
          </table:table-cell>
          <table:table-cell table:number-columns-repeated="5"/>
        </table:table-row>
        <table:table-row table:style-name="ro1">
          <table:table-cell office:value-type="string">
            <text:p>20230919T214726p581577</text:p>
          </table:table-cell>
          <table:table-cell table:formula="of:=1/([.D95]*0.7+[.E95]/100*0.3)" office:value-type="float" office:value="0.508851457352333">
            <text:p>0.51</text:p>
          </table:table-cell>
          <table:table-cell office:value-type="float" office:value="508.879217985964">
            <text:p>509</text:p>
          </table:table-cell>
          <table:table-cell table:formula="of:=(ABS([.C95]-[.$O$2]))/[.C95]" office:value-type="float" office:value="2.73369540913814">
            <text:p>2.734</text:p>
          </table:table-cell>
          <table:table-cell office:value-type="float" office:value="17.20775587998">
            <text:p>17.21</text:p>
          </table:table-cell>
          <table:table-cell office:value-type="float" office:value="17.9520712909441">
            <text:p>17.95</text:p>
          </table:table-cell>
          <table:table-cell office:value-type="float" office:value="24.37500068856">
            <text:p>24.38</text:p>
          </table:table-cell>
          <table:table-cell office:value-type="float" office:value="399798.193841768">
            <text:p>399798</text:p>
          </table:table-cell>
          <table:table-cell office:value-type="float" office:value="0.0294757388277007">
            <text:p>0.029</text:p>
          </table:table-cell>
          <table:table-cell office:value-type="float" office:value="45.401131544882">
            <text:p>45.40</text:p>
          </table:table-cell>
          <table:table-cell table:number-columns-repeated="5"/>
        </table:table-row>
        <table:table-row table:style-name="ro1">
          <table:table-cell office:value-type="string">
            <text:p>20230919T214643p580688</text:p>
          </table:table-cell>
          <table:table-cell table:formula="of:=1/([.D96]*0.7+[.E96]/100*0.3)" office:value-type="float" office:value="1.39734844630594">
            <text:p>1.40</text:p>
          </table:table-cell>
          <table:table-cell office:value-type="float" office:value="1066.07396986933">
            <text:p>1066</text:p>
          </table:table-cell>
          <table:table-cell table:formula="of:=(ABS([.C96]-[.$O$2]))/[.C96]" office:value-type="float" office:value="0.782240307614757">
            <text:p>0.782</text:p>
          </table:table-cell>
          <table:table-cell office:value-type="float" office:value="56.0242998522239">
            <text:p>56.02</text:p>
          </table:table-cell>
          <table:table-cell office:value-type="float" office:value="6.98014694387994">
            <text:p>6.98</text:p>
          </table:table-cell>
          <table:table-cell office:value-type="float" office:value="19.4471292279448">
            <text:p>19.45</text:p>
          </table:table-cell>
          <table:table-cell office:value-type="float" office:value="297275.06980542">
            <text:p>297275</text:p>
          </table:table-cell>
          <table:table-cell office:value-type="float" office:value="0.315273827259839">
            <text:p>0.315</text:p>
          </table:table-cell>
          <table:table-cell office:value-type="float" office:value="8.65462447854112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0919T214658p580986</text:p>
          </table:table-cell>
          <table:table-cell table:formula="of:=1/([.D97]*0.7+[.E97]/100*0.3)" office:value-type="float" office:value="0.735285436841918">
            <text:p>0.74</text:p>
          </table:table-cell>
          <table:table-cell office:value-type="float" office:value="684.743658798574">
            <text:p>685</text:p>
          </table:table-cell>
          <table:table-cell table:formula="of:=(ABS([.C97]-[.$O$2]))/[.C97]" office:value-type="float" office:value="1.77476100083011">
            <text:p>1.775</text:p>
          </table:table-cell>
          <table:table-cell office:value-type="float" office:value="39.2277852085575">
            <text:p>39.23</text:p>
          </table:table-cell>
          <table:table-cell office:value-type="float" office:value="17.6461946050096">
            <text:p>17.65</text:p>
          </table:table-cell>
          <table:table-cell office:value-type="float" office:value="24.37500068856">
            <text:p>24.38</text:p>
          </table:table-cell>
          <table:table-cell office:value-type="float" office:value="243157.460715264">
            <text:p>243157</text:p>
          </table:table-cell>
          <table:table-cell office:value-type="float" office:value="0.346650485060455">
            <text:p>0.347</text:p>
          </table:table-cell>
          <table:table-cell office:value-type="float" office:value="13.3968025356881">
            <text:p>13.40</text:p>
          </table:table-cell>
          <table:table-cell table:number-columns-repeated="5"/>
        </table:table-row>
        <table:table-row table:style-name="ro1">
          <table:table-cell office:value-type="string">
            <text:p>20230919T214741p581858</text:p>
          </table:table-cell>
          <table:table-cell table:formula="of:=1/([.D98]*0.7+[.E98]/100*0.3)" office:value-type="float" office:value="0.915222833909461">
            <text:p>0.92</text:p>
          </table:table-cell>
          <table:table-cell office:value-type="float" office:value="764.755745361561">
            <text:p>765</text:p>
          </table:table-cell>
          <table:table-cell table:formula="of:=(ABS([.C98]-[.$O$2]))/[.C98]" office:value-type="float" office:value="1.48445338465776">
            <text:p>1.484</text:p>
          </table:table-cell>
          <table:table-cell office:value-type="float" office:value="17.8375708903285">
            <text:p>17.84</text:p>
          </table:table-cell>
          <table:table-cell office:value-type="float" office:value="14.5687620423892">
            <text:p>14.57</text:p>
          </table:table-cell>
          <table:table-cell office:value-type="float" office:value="36.6478671554446">
            <text:p>36.65</text:p>
          </table:table-cell>
          <table:table-cell office:value-type="float" office:value="385094.476202905">
            <text:p>385094</text:p>
          </table:table-cell>
          <table:table-cell office:value-type="float" office:value="0.0872504965510415">
            <text:p>0.087</text:p>
          </table:table-cell>
          <table:table-cell office:value-type="float" office:value="86.2546879439087">
            <text:p>86.25</text:p>
          </table:table-cell>
          <table:table-cell table:number-columns-repeated="5"/>
        </table:table-row>
        <table:table-row table:style-name="ro1">
          <table:table-cell office:value-type="string">
            <text:p>20230919T214711p581228</text:p>
          </table:table-cell>
          <table:table-cell table:formula="of:=1/([.D99]*0.7+[.E99]/100*0.3)" office:value-type="float" office:value="5.01098187512051">
            <text:p>5.01</text:p>
          </table:table-cell>
          <table:table-cell office:value-type="float" office:value="1807.97407143387">
            <text:p>1808</text:p>
          </table:table-cell>
          <table:table-cell table:formula="of:=(ABS([.C99]-[.$O$2]))/[.C99]" office:value-type="float" office:value="0.0509000267316588">
            <text:p>0.051</text:p>
          </table:table-cell>
          <table:table-cell office:value-type="float" office:value="54.6438896604072">
            <text:p>54.64</text:p>
          </table:table-cell>
          <table:table-cell office:value-type="float" office:value="7.45824221597418">
            <text:p>7.46</text:p>
          </table:table-cell>
          <table:table-cell office:value-type="float" office:value="34.9397977882159">
            <text:p>34.94</text:p>
          </table:table-cell>
          <table:table-cell office:value-type="float" office:value="348644.855852073">
            <text:p>348645</text:p>
          </table:table-cell>
          <table:table-cell office:value-type="float" office:value="0.0887576384304989">
            <text:p>0.089</text:p>
          </table:table-cell>
          <table:table-cell office:value-type="float" office:value="5.37206483928803">
            <text:p>5.37</text:p>
          </table:table-cell>
          <table:table-cell table:number-columns-repeated="5"/>
        </table:table-row>
        <table:table-row table:style-name="ro1">
          <table:table-cell office:value-type="string">
            <text:p>20230919T214640p580645</text:p>
          </table:table-cell>
          <table:table-cell table:formula="of:=1/([.D100]*0.7+[.E100]/100*0.3)" office:value-type="float" office:value="1.32612115476809">
            <text:p>1.33</text:p>
          </table:table-cell>
          <table:table-cell office:value-type="float" office:value="983.494209765738">
            <text:p>983</text:p>
          </table:table-cell>
          <table:table-cell table:formula="of:=(ABS([.C100]-[.$O$2]))/[.C100]" office:value-type="float" office:value="0.931887326975283">
            <text:p>0.932</text:p>
          </table:table-cell>
          <table:table-cell office:value-type="float" office:value="33.9192616504815">
            <text:p>33.92</text:p>
          </table:table-cell>
          <table:table-cell office:value-type="float" office:value="18.7148362235067">
            <text:p>18.71</text:p>
          </table:table-cell>
          <table:table-cell office:value-type="float" office:value="28.1152453710804">
            <text:p>28.12</text:p>
          </table:table-cell>
          <table:table-cell office:value-type="float" office:value="385445.530709664">
            <text:p>385446</text:p>
          </table:table-cell>
          <table:table-cell office:value-type="float" office:value="0.0963836288421381">
            <text:p>0.096</text:p>
          </table:table-cell>
          <table:table-cell office:value-type="float" office:value="11.2223510799448">
            <text:p>11.22</text:p>
          </table:table-cell>
          <table:table-cell table:number-columns-repeated="5"/>
        </table:table-row>
        <table:table-row table:style-name="ro1">
          <table:table-cell office:value-type="string">
            <text:p>20230919T214729p581616</text:p>
          </table:table-cell>
          <table:table-cell table:formula="of:=1/([.D101]*0.7+[.E101]/100*0.3)" office:value-type="float" office:value="1.04425333821213">
            <text:p>1.04</text:p>
          </table:table-cell>
          <table:table-cell office:value-type="float" office:value="838.490372757695">
            <text:p>838</text:p>
          </table:table-cell>
          <table:table-cell table:formula="of:=(ABS([.C101]-[.$O$2]))/[.C101]" office:value-type="float" office:value="1.26597711998902">
            <text:p>1.266</text:p>
          </table:table-cell>
          <table:table-cell office:value-type="float" office:value="23.8126815004554">
            <text:p>23.81</text:p>
          </table:table-cell>
          <table:table-cell office:value-type="float" office:value="8.43913842920935">
            <text:p>8.44</text:p>
          </table:table-cell>
          <table:table-cell office:value-type="float" office:value="24.9869685237978">
            <text:p>24.99</text:p>
          </table:table-cell>
          <table:table-cell office:value-type="float" office:value="280188.339299602">
            <text:p>280188</text:p>
          </table:table-cell>
          <table:table-cell office:value-type="float" office:value="0.0428727262468596">
            <text:p>0.043</text:p>
          </table:table-cell>
          <table:table-cell office:value-type="float" office:value="9.76850327282433">
            <text:p>9.77</text:p>
          </table:table-cell>
          <table:table-cell table:number-columns-repeated="5"/>
        </table:table-row>
        <table:table-row table:style-name="ro1">
          <table:table-cell office:value-type="string">
            <text:p>20230919T214634p580539</text:p>
          </table:table-cell>
          <table:table-cell table:formula="of:=1/([.D102]*0.7+[.E102]/100*0.3)" office:value-type="float" office:value="0.607580572998416">
            <text:p>0.61</text:p>
          </table:table-cell>
          <table:table-cell office:value-type="float" office:value="588.867364770556">
            <text:p>589</text:p>
          </table:table-cell>
          <table:table-cell table:formula="of:=(ABS([.C102]-[.$O$2]))/[.C102]" office:value-type="float" office:value="2.22653302537883">
            <text:p>2.227</text:p>
          </table:table-cell>
          <table:table-cell office:value-type="float" office:value="29.0997081460027">
            <text:p>29.10</text:p>
          </table:table-cell>
          <table:table-cell office:value-type="float" office:value="14.7947976878613">
            <text:p>14.79</text:p>
          </table:table-cell>
          <table:table-cell office:value-type="float" office:value="39.7182301335373">
            <text:p>39.72</text:p>
          </table:table-cell>
          <table:table-cell office:value-type="float" office:value="339118.738385208">
            <text:p>339119</text:p>
          </table:table-cell>
          <table:table-cell office:value-type="float" office:value="0.0428727262468596">
            <text:p>0.043</text:p>
          </table:table-cell>
          <table:table-cell office:value-type="float" office:value="89.7754610546024">
            <text:p>89.78</text:p>
          </table:table-cell>
          <table:table-cell table:number-columns-repeated="5"/>
        </table:table-row>
        <table:table-row table:style-name="ro1">
          <table:table-cell office:value-type="string">
            <text:p>20230919T214738p581805</text:p>
          </table:table-cell>
          <table:table-cell table:formula="of:=1/([.D103]*0.7+[.E103]/100*0.3)" office:value-type="float" office:value="1.45326036313415">
            <text:p>1.45</text:p>
          </table:table-cell>
          <table:table-cell office:value-type="float" office:value="1035.87153422977">
            <text:p>1036</text:p>
          </table:table-cell>
          <table:table-cell table:formula="of:=(ABS([.C103]-[.$O$2]))/[.C103]" office:value-type="float" office:value="0.834204278441495">
            <text:p>0.834</text:p>
          </table:table-cell>
          <table:table-cell office:value-type="float" office:value="34.7216495655715">
            <text:p>34.72</text:p>
          </table:table-cell>
          <table:table-cell office:value-type="float" office:value="8.61565314175857">
            <text:p>8.62</text:p>
          </table:table-cell>
          <table:table-cell office:value-type="float" office:value="31.3647173959987">
            <text:p>31.36</text:p>
          </table:table-cell>
          <table:table-cell office:value-type="float" office:value="354467.112479263">
            <text:p>354467</text:p>
          </table:table-cell>
          <table:table-cell office:value-type="float" office:value="0.00971595513914802">
            <text:p>0.010</text:p>
          </table:table-cell>
          <table:table-cell office:value-type="float" office:value="5.37206483928803">
            <text:p>5.37</text:p>
          </table:table-cell>
          <table:table-cell table:number-columns-repeated="5"/>
        </table:table-row>
        <table:table-row table:style-name="ro1">
          <table:table-cell office:value-type="string">
            <text:p>20230919T214723p581490</text:p>
          </table:table-cell>
          <table:table-cell table:formula="of:=1/([.D104]*0.7+[.E104]/100*0.3)" office:value-type="float" office:value="1.54634249651828">
            <text:p>1.55</text:p>
          </table:table-cell>
          <table:table-cell office:value-type="float" office:value="1038.8853267424">
            <text:p>1039</text:p>
          </table:table-cell>
          <table:table-cell table:formula="of:=(ABS([.C104]-[.$O$2]))/[.C104]" office:value-type="float" office:value="0.828883276230082">
            <text:p>0.829</text:p>
          </table:table-cell>
          <table:table-cell office:value-type="float" office:value="22.1563239170096">
            <text:p>22.16</text:p>
          </table:table-cell>
          <table:table-cell office:value-type="float" office:value="8.09602347465345">
            <text:p>8.10</text:p>
          </table:table-cell>
          <table:table-cell office:value-type="float" office:value="24.37500068856">
            <text:p>24.38</text:p>
          </table:table-cell>
          <table:table-cell office:value-type="float" office:value="295004.187142578">
            <text:p>295004</text:p>
          </table:table-cell>
          <table:table-cell office:value-type="float" office:value="0.0549986801446052">
            <text:p>0.055</text:p>
          </table:table-cell>
          <table:table-cell office:value-type="float" office:value="6.32170105316248">
            <text:p>6.32</text:p>
          </table:table-cell>
          <table:table-cell table:number-columns-repeated="5"/>
        </table:table-row>
        <table:table-row table:style-name="ro1">
          <table:table-cell office:value-type="string">
            <text:p>20230919T214631p580495</text:p>
          </table:table-cell>
          <table:table-cell table:formula="of:=1/([.D105]*0.7+[.E105]/100*0.3)" office:value-type="float" office:value="2.57481414073202">
            <text:p>2.57</text:p>
          </table:table-cell>
          <table:table-cell office:value-type="float" office:value="1313.63552734074">
            <text:p>1314</text:p>
          </table:table-cell>
          <table:table-cell table:formula="of:=(ABS([.C105]-[.$O$2]))/[.C105]" office:value-type="float" office:value="0.446367702802822">
            <text:p>0.446</text:p>
          </table:table-cell>
          <table:table-cell office:value-type="float" office:value="25.3067183513919">
            <text:p>25.31</text:p>
          </table:table-cell>
          <table:table-cell office:value-type="float" office:value="7.83738856843209">
            <text:p>7.84</text:p>
          </table:table-cell>
          <table:table-cell office:value-type="float" office:value="12.0625757039471">
            <text:p>12.06</text:p>
          </table:table-cell>
          <table:table-cell office:value-type="float" office:value="319892.900366573">
            <text:p>319893</text:p>
          </table:table-cell>
          <table:table-cell office:value-type="float" office:value="0.275040270348633">
            <text:p>0.275</text:p>
          </table:table-cell>
          <table:table-cell office:value-type="float" office:value="3.06789252091396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0919T214707p581148</text:p>
          </table:table-cell>
          <table:table-cell table:formula="of:=1/([.D106]*0.7+[.E106]/100*0.3)" office:value-type="float" office:value="1.07626535479825">
            <text:p>1.08</text:p>
          </table:table-cell>
          <table:table-cell office:value-type="float" office:value="894.412462733801">
            <text:p>894</text:p>
          </table:table-cell>
          <table:table-cell table:formula="of:=(ABS([.C106]-[.$O$2]))/[.C106]" office:value-type="float" office:value="1.12429955883283">
            <text:p>1.124</text:p>
          </table:table-cell>
          <table:table-cell office:value-type="float" office:value="47.3764005030019">
            <text:p>47.38</text:p>
          </table:table-cell>
          <table:table-cell office:value-type="float" office:value="14.3601878612717">
            <text:p>14.36</text:p>
          </table:table-cell>
          <table:table-cell office:value-type="float" office:value="28.1152453710804">
            <text:p>28.12</text:p>
          </table:table-cell>
          <table:table-cell office:value-type="float" office:value="295114.759866251">
            <text:p>295115</text:p>
          </table:table-cell>
          <table:table-cell office:value-type="float" office:value="0.211322207454303">
            <text:p>0.211</text:p>
          </table:table-cell>
          <table:table-cell office:value-type="float" office:value="97.3915719041494">
            <text:p>97.39</text:p>
          </table:table-cell>
          <table:table-cell table:number-columns-repeated="5"/>
        </table:table-row>
        <table:table-row table:style-name="ro1">
          <table:table-cell office:value-type="string">
            <text:p>20230919T214646p580754</text:p>
          </table:table-cell>
          <table:table-cell table:formula="of:=1/([.D107]*0.7+[.E107]/100*0.3)" office:value-type="float" office:value="1.10479174123241">
            <text:p>1.10</text:p>
          </table:table-cell>
          <table:table-cell office:value-type="float" office:value="876.004641394875">
            <text:p>876</text:p>
          </table:table-cell>
          <table:table-cell table:formula="of:=(ABS([.C107]-[.$O$2]))/[.C107]" office:value-type="float" office:value="1.16893827979564">
            <text:p>1.169</text:p>
          </table:table-cell>
          <table:table-cell office:value-type="float" office:value="28.9637241563909">
            <text:p>28.96</text:p>
          </table:table-cell>
          <table:table-cell office:value-type="float" office:value="7.83914251271031">
            <text:p>7.84</text:p>
          </table:table-cell>
          <table:table-cell office:value-type="float" office:value="15.0228207355802">
            <text:p>15.02</text:p>
          </table:table-cell>
          <table:table-cell office:value-type="float" office:value="227609.735727471">
            <text:p>227610</text:p>
          </table:table-cell>
          <table:table-cell office:value-type="float" office:value="0.237859276947768">
            <text:p>0.238</text:p>
          </table:table-cell>
          <table:table-cell office:value-type="float" office:value="4.11633810227751">
            <text:p>4.12</text:p>
          </table:table-cell>
          <table:table-cell table:number-columns-repeated="5"/>
        </table:table-row>
        <table:table-row table:style-name="ro1">
          <table:table-cell office:value-type="string">
            <text:p>20230919T214704p581085</text:p>
          </table:table-cell>
          <table:table-cell table:formula="of:=1/([.D108]*0.7+[.E108]/100*0.3)" office:value-type="float" office:value="1.76900866772579">
            <text:p>1.77</text:p>
          </table:table-cell>
          <table:table-cell office:value-type="float" office:value="1140.59642584709">
            <text:p>1141</text:p>
          </table:table-cell>
          <table:table-cell table:formula="of:=(ABS([.C108]-[.$O$2]))/[.C108]" office:value-type="float" office:value="0.665795155011924">
            <text:p>0.666</text:p>
          </table:table-cell>
          <table:table-cell office:value-type="float" office:value="33.0772488758775">
            <text:p>33.08</text:p>
          </table:table-cell>
          <table:table-cell office:value-type="float" office:value="7.88321627004927">
            <text:p>7.88</text:p>
          </table:table-cell>
          <table:table-cell office:value-type="float" office:value="12.0625757039471">
            <text:p>12.06</text:p>
          </table:table-cell>
          <table:table-cell office:value-type="float" office:value="277495.234147192">
            <text:p>277495</text:p>
          </table:table-cell>
          <table:table-cell office:value-type="float" office:value="0.207084465869439">
            <text:p>0.207</text:p>
          </table:table-cell>
          <table:table-cell office:value-type="float" office:value="2.68644462769593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3T085015p633309</text:p>
          </table:table-cell>
          <table:table-cell table:formula="of:=1/([.D109]*0.7+[.E109]/100*0.3)" office:value-type="float" office:value="0.968649009758861">
            <text:p>0.97</text:p>
          </table:table-cell>
          <table:table-cell office:value-type="float" office:value="924.34870098645">
            <text:p>924</text:p>
          </table:table-cell>
          <table:table-cell table:formula="of:=(ABS([.C109]-[.$O$2]))/[.C109]" office:value-type="float" office:value="1.05550134702667">
            <text:p>1.056</text:p>
          </table:table-cell>
          <table:table-cell office:value-type="float" office:value="97.8382478820367">
            <text:p>97.84</text:p>
          </table:table-cell>
          <table:table-cell office:value-type="float" office:value="13.8746387283237">
            <text:p>13.87</text:p>
          </table:table-cell>
          <table:table-cell office:value-type="float" office:value="29.6614305741263">
            <text:p>29.66</text:p>
          </table:table-cell>
          <table:table-cell office:value-type="float" office:value="324742.65401173">
            <text:p>324743</text:p>
          </table:table-cell>
          <table:table-cell office:value-type="float" office:value="0.377331960754899">
            <text:p>0.377</text:p>
          </table:table-cell>
          <table:table-cell office:value-type="float" office:value="38.1670668091168">
            <text:p>38.17</text:p>
          </table:table-cell>
          <table:table-cell table:number-columns-repeated="5"/>
        </table:table-row>
        <table:table-row table:style-name="ro1">
          <table:table-cell office:value-type="string">
            <text:p>20230923T085039p633754</text:p>
          </table:table-cell>
          <table:table-cell table:formula="of:=1/([.D110]*0.7+[.E110]/100*0.3)" office:value-type="float" office:value="0.9489198423728">
            <text:p>0.95</text:p>
          </table:table-cell>
          <table:table-cell office:value-type="float" office:value="866.783484662704">
            <text:p>867</text:p>
          </table:table-cell>
          <table:table-cell table:formula="of:=(ABS([.C110]-[.$O$2]))/[.C110]" office:value-type="float" office:value="1.1920122309891">
            <text:p>1.192</text:p>
          </table:table-cell>
          <table:table-cell office:value-type="float" office:value="73.1404100630597">
            <text:p>73.14</text:p>
          </table:table-cell>
          <table:table-cell office:value-type="float" office:value="4.30694602126122">
            <text:p>4.31</text:p>
          </table:table-cell>
          <table:table-cell office:value-type="float" office:value="35.9429745062905">
            <text:p>35.94</text:p>
          </table:table-cell>
          <table:table-cell office:value-type="float" office:value="398969.336626757">
            <text:p>398969</text:p>
          </table:table-cell>
          <table:table-cell office:value-type="float" office:value="0.337670767346483">
            <text:p>0.338</text:p>
          </table:table-cell>
          <table:table-cell office:value-type="float" office:value="77.0782692495542">
            <text:p>77.08</text:p>
          </table:table-cell>
          <table:table-cell table:number-columns-repeated="5"/>
        </table:table-row>
        <table:table-row table:style-name="ro1">
          <table:table-cell office:value-type="string">
            <text:p>20230923T085018p633342</text:p>
          </table:table-cell>
          <table:table-cell table:formula="of:=1/([.D111]*0.7+[.E111]/100*0.3)" office:value-type="float" office:value="1.97048346888401">
            <text:p>1.97</text:p>
          </table:table-cell>
          <table:table-cell office:value-type="float" office:value="1537.25955526809">
            <text:p>1537</text:p>
          </table:table-cell>
          <table:table-cell table:formula="of:=(ABS([.C111]-[.$O$2]))/[.C111]" office:value-type="float" office:value="0.235965646457569">
            <text:p>0.236</text:p>
          </table:table-cell>
          <table:table-cell office:value-type="float" office:value="114.104571585774">
            <text:p>114.10</text:p>
          </table:table-cell>
          <table:table-cell office:value-type="float" office:value="11.3988682879846">
            <text:p>11.40</text:p>
          </table:table-cell>
          <table:table-cell office:value-type="float" office:value="34.9397977882159">
            <text:p>34.94</text:p>
          </table:table-cell>
          <table:table-cell office:value-type="float" office:value="337840.653757921">
            <text:p>337841</text:p>
          </table:table-cell>
          <table:table-cell office:value-type="float" office:value="0.252625095822885">
            <text:p>0.253</text:p>
          </table:table-cell>
          <table:table-cell office:value-type="float" office:value="88.7241030895459">
            <text:p>88.72</text:p>
          </table:table-cell>
          <table:table-cell table:number-columns-repeated="5"/>
        </table:table-row>
        <table:table-row table:style-name="ro1">
          <table:table-cell office:value-type="string">
            <text:p>20230923T085000p633062</text:p>
          </table:table-cell>
          <table:table-cell table:formula="of:=1/([.D112]*0.7+[.E112]/100*0.3)" office:value-type="float" office:value="1.69693172299677">
            <text:p>1.70</text:p>
          </table:table-cell>
          <table:table-cell office:value-type="float" office:value="1253.17473988608">
            <text:p>1253</text:p>
          </table:table-cell>
          <table:table-cell table:formula="of:=(ABS([.C112]-[.$O$2]))/[.C112]" office:value-type="float" office:value="0.516149296284666">
            <text:p>0.516</text:p>
          </table:table-cell>
          <table:table-cell office:value-type="float" office:value="75.9981313114196">
            <text:p>76.00</text:p>
          </table:table-cell>
          <table:table-cell office:value-type="float" office:value="4.20151745068285">
            <text:p>4.20</text:p>
          </table:table-cell>
          <table:table-cell office:value-type="float" office:value="32.8025750354018">
            <text:p>32.80</text:p>
          </table:table-cell>
          <table:table-cell office:value-type="float" office:value="277495.234147192">
            <text:p>277495</text:p>
          </table:table-cell>
          <table:table-cell office:value-type="float" office:value="0.344866953734674">
            <text:p>0.345</text:p>
          </table:table-cell>
          <table:table-cell office:value-type="float" office:value="86.4491142564915">
            <text:p>86.45</text:p>
          </table:table-cell>
          <table:table-cell table:number-columns-repeated="5"/>
        </table:table-row>
        <table:table-row table:style-name="ro1">
          <table:table-cell office:value-type="string">
            <text:p>20230923T084957p633008</text:p>
          </table:table-cell>
          <table:table-cell table:formula="of:=1/([.D113]*0.7+[.E113]/100*0.3)" office:value-type="float" office:value="1.7839971190349">
            <text:p>1.78</text:p>
          </table:table-cell>
          <table:table-cell office:value-type="float" office:value="1207.05986263755">
            <text:p>1207</text:p>
          </table:table-cell>
          <table:table-cell table:formula="of:=(ABS([.C113]-[.$O$2]))/[.C113]" office:value-type="float" office:value="0.574072719018512">
            <text:p>0.574</text:p>
          </table:table-cell>
          <table:table-cell office:value-type="float" office:value="52.8960394960834">
            <text:p>52.90</text:p>
          </table:table-cell>
          <table:table-cell office:value-type="float" office:value="5.24055686354796">
            <text:p>5.24</text:p>
          </table:table-cell>
          <table:table-cell office:value-type="float" office:value="25.2935664065418">
            <text:p>25.29</text:p>
          </table:table-cell>
          <table:table-cell office:value-type="float" office:value="362845.143193357">
            <text:p>362845</text:p>
          </table:table-cell>
          <table:table-cell office:value-type="float" office:value="0.370735660659059">
            <text:p>0.371</text:p>
          </table:table-cell>
          <table:table-cell office:value-type="float" office:value="88.2681011839617">
            <text:p>88.27</text:p>
          </table:table-cell>
          <table:table-cell table:number-columns-repeated="5"/>
        </table:table-row>
        <table:table-row table:style-name="ro1">
          <table:table-cell office:value-type="string">
            <text:p>20230923T085012p633231</text:p>
          </table:table-cell>
          <table:table-cell table:formula="of:=1/([.D114]*0.7+[.E114]/100*0.3)" office:value-type="float" office:value="0.741281455259048">
            <text:p>0.74</text:p>
          </table:table-cell>
          <table:table-cell office:value-type="float" office:value="718.79356213432">
            <text:p>719</text:p>
          </table:table-cell>
          <table:table-cell table:formula="of:=(ABS([.C114]-[.$O$2]))/[.C114]" office:value-type="float" office:value="1.64331805415496">
            <text:p>1.643</text:p>
          </table:table-cell>
          <table:table-cell office:value-type="float" office:value="66.2308762341435">
            <text:p>66.23</text:p>
          </table:table-cell>
          <table:table-cell office:value-type="float" office:value="16.5543111753372">
            <text:p>16.55</text:p>
          </table:table-cell>
          <table:table-cell office:value-type="float" office:value="22.8960096936837">
            <text:p>22.90</text:p>
          </table:table-cell>
          <table:table-cell office:value-type="float" office:value="287621.934602425">
            <text:p>287622</text:p>
          </table:table-cell>
          <table:table-cell office:value-type="float" office:value="0.0794989222929722">
            <text:p>0.079</text:p>
          </table:table-cell>
          <table:table-cell office:value-type="float" office:value="25.6076889466194">
            <text:p>25.61</text:p>
          </table:table-cell>
          <table:table-cell table:number-columns-repeated="5"/>
        </table:table-row>
        <table:table-row table:style-name="ro1">
          <table:table-cell office:value-type="string">
            <text:p>20230923T085106p634338</text:p>
          </table:table-cell>
          <table:table-cell table:formula="of:=1/([.D115]*0.7+[.E115]/100*0.3)" office:value-type="float" office:value="0.706342432002288">
            <text:p>0.71</text:p>
          </table:table-cell>
          <table:table-cell office:value-type="float" office:value="658.202940254949">
            <text:p>658</text:p>
          </table:table-cell>
          <table:table-cell table:formula="of:=(ABS([.C115]-[.$O$2]))/[.C115]" office:value-type="float" office:value="1.88664769449989">
            <text:p>1.887</text:p>
          </table:table-cell>
          <table:table-cell office:value-type="float" office:value="31.6968429436346">
            <text:p>31.70</text:p>
          </table:table-cell>
          <table:table-cell office:value-type="float" office:value="13.3070809248555">
            <text:p>13.31</text:p>
          </table:table-cell>
          <table:table-cell office:value-type="float" office:value="28.1152453710804">
            <text:p>28.12</text:p>
          </table:table-cell>
          <table:table-cell office:value-type="float" office:value="250963.34373216">
            <text:p>250963</text:p>
          </table:table-cell>
          <table:table-cell office:value-type="float" office:value="0.327823431374098">
            <text:p>0.328</text:p>
          </table:table-cell>
          <table:table-cell office:value-type="float" office:value="73.0782646412788">
            <text:p>73.08</text:p>
          </table:table-cell>
          <table:table-cell table:number-columns-repeated="5"/>
        </table:table-row>
        <table:table-row table:style-name="ro1">
          <table:table-cell office:value-type="string">
            <text:p>20230923T084954p632968</text:p>
          </table:table-cell>
          <table:table-cell table:formula="of:=1/([.D116]*0.7+[.E116]/100*0.3)" office:value-type="float" office:value="0.76740999725082">
            <text:p>0.77</text:p>
          </table:table-cell>
          <table:table-cell office:value-type="float" office:value="737.736553432728">
            <text:p>738</text:p>
          </table:table-cell>
          <table:table-cell table:formula="of:=(ABS([.C116]-[.$O$2]))/[.C116]" office:value-type="float" office:value="1.57544511134659">
            <text:p>1.575</text:p>
          </table:table-cell>
          <table:table-cell office:value-type="float" office:value="66.7576091674048">
            <text:p>66.76</text:p>
          </table:table-cell>
          <table:table-cell office:value-type="float" office:value="6.6756551654356">
            <text:p>6.68</text:p>
          </table:table-cell>
          <table:table-cell office:value-type="float" office:value="10.9685521348497">
            <text:p>10.97</text:p>
          </table:table-cell>
          <table:table-cell office:value-type="float" office:value="319892.900366573">
            <text:p>319893</text:p>
          </table:table-cell>
          <table:table-cell office:value-type="float" office:value="0.244730616911965">
            <text:p>0.245</text:p>
          </table:table-cell>
          <table:table-cell office:value-type="float" office:value="25.2274090161989">
            <text:p>25.23</text:p>
          </table:table-cell>
          <table:table-cell table:number-columns-repeated="5"/>
        </table:table-row>
        <table:table-row table:style-name="ro1">
          <table:table-cell office:value-type="string">
            <text:p>20230923T085109p634422</text:p>
          </table:table-cell>
          <table:table-cell table:formula="of:=1/([.D117]*0.7+[.E117]/100*0.3)" office:value-type="float" office:value="0.501516062599352">
            <text:p>0.50</text:p>
          </table:table-cell>
          <table:table-cell office:value-type="float" office:value="512.212269190285">
            <text:p>512</text:p>
          </table:table-cell>
          <table:table-cell table:formula="of:=(ABS([.C117]-[.$O$2]))/[.C117]" office:value-type="float" office:value="2.70939962645478">
            <text:p>2.709</text:p>
          </table:table-cell>
          <table:table-cell office:value-type="float" office:value="32.4581143552742">
            <text:p>32.46</text:p>
          </table:table-cell>
          <table:table-cell office:value-type="float" office:value="7.71142662545188">
            <text:p>7.71</text:p>
          </table:table-cell>
          <table:table-cell office:value-type="float" office:value="34.6561663494832">
            <text:p>34.66</text:p>
          </table:table-cell>
          <table:table-cell office:value-type="float" office:value="294134.816534366">
            <text:p>294135</text:p>
          </table:table-cell>
          <table:table-cell office:value-type="float" office:value="0.315306149819505">
            <text:p>0.315</text:p>
          </table:table-cell>
          <table:table-cell office:value-type="float" office:value="32.8272642732674">
            <text:p>32.83</text:p>
          </table:table-cell>
          <table:table-cell table:number-columns-repeated="5"/>
        </table:table-row>
        <table:table-row table:style-name="ro1">
          <table:table-cell office:value-type="string">
            <text:p>20230923T085057p634133</text:p>
          </table:table-cell>
          <table:table-cell table:formula="of:=1/([.D118]*0.7+[.E118]/100*0.3)" office:value-type="float" office:value="0.60542144315008">
            <text:p>0.61</text:p>
          </table:table-cell>
          <table:table-cell office:value-type="float" office:value="601.479426115121">
            <text:p>601</text:p>
          </table:table-cell>
          <table:table-cell table:formula="of:=(ABS([.C118]-[.$O$2]))/[.C118]" office:value-type="float" office:value="2.15887778950621">
            <text:p>2.159</text:p>
          </table:table-cell>
          <table:table-cell office:value-type="float" office:value="46.8425018237827">
            <text:p>46.84</text:p>
          </table:table-cell>
          <table:table-cell office:value-type="float" office:value="17.4507584878401">
            <text:p>17.45</text:p>
          </table:table-cell>
          <table:table-cell office:value-type="float" office:value="28.6192938913984">
            <text:p>28.62</text:p>
          </table:table-cell>
          <table:table-cell office:value-type="float" office:value="227782.426699958">
            <text:p>227782</text:p>
          </table:table-cell>
          <table:table-cell office:value-type="float" office:value="0.0549986801446052">
            <text:p>0.055</text:p>
          </table:table-cell>
          <table:table-cell office:value-type="float" office:value="25.1126059469441">
            <text:p>25.11</text:p>
          </table:table-cell>
          <table:table-cell table:number-columns-repeated="5"/>
        </table:table-row>
        <table:table-row table:style-name="ro1">
          <table:table-cell office:value-type="string">
            <text:p>20230923T085027p633513</text:p>
          </table:table-cell>
          <table:table-cell table:formula="of:=1/([.D119]*0.7+[.E119]/100*0.3)" office:value-type="float" office:value="0.594527609687777">
            <text:p>0.59</text:p>
          </table:table-cell>
          <table:table-cell office:value-type="float" office:value="582.070074391614">
            <text:p>582</text:p>
          </table:table-cell>
          <table:table-cell table:formula="of:=(ABS([.C119]-[.$O$2]))/[.C119]" office:value-type="float" office:value="2.26421179097019">
            <text:p>2.264</text:p>
          </table:table-cell>
          <table:table-cell office:value-type="float" office:value="32.3531390418434">
            <text:p>32.35</text:p>
          </table:table-cell>
          <table:table-cell office:value-type="float" office:value="13.8276734104046">
            <text:p>13.83</text:p>
          </table:table-cell>
          <table:table-cell office:value-type="float" office:value="21.0146540461848">
            <text:p>21.01</text:p>
          </table:table-cell>
          <table:table-cell office:value-type="float" office:value="241069.060767885">
            <text:p>241069</text:p>
          </table:table-cell>
          <table:table-cell office:value-type="float" office:value="0.207084465869439">
            <text:p>0.207</text:p>
          </table:table-cell>
          <table:table-cell office:value-type="float" office:value="74.4269894087216">
            <text:p>74.43</text:p>
          </table:table-cell>
          <table:table-cell table:number-columns-repeated="5"/>
        </table:table-row>
        <table:table-row table:style-name="ro1">
          <table:table-cell office:value-type="string">
            <text:p>20230923T085115p634559</text:p>
          </table:table-cell>
          <table:table-cell table:formula="of:=1/([.D120]*0.7+[.E120]/100*0.3)" office:value-type="float" office:value="0.358177674380829">
            <text:p>0.36</text:p>
          </table:table-cell>
          <table:table-cell office:value-type="float" office:value="389.851950050339">
            <text:p>390</text:p>
          </table:table-cell>
          <table:table-cell table:formula="of:=(ABS([.C120]-[.$O$2]))/[.C120]" office:value-type="float" office:value="3.87364498178005">
            <text:p>3.874</text:p>
          </table:table-cell>
          <table:table-cell office:value-type="float" office:value="26.7863283067485">
            <text:p>26.79</text:p>
          </table:table-cell>
          <table:table-cell office:value-type="float" office:value="13.9174289841117">
            <text:p>13.92</text:p>
          </table:table-cell>
          <table:table-cell office:value-type="float" office:value="11.364878267283">
            <text:p>11.36</text:p>
          </table:table-cell>
          <table:table-cell office:value-type="float" office:value="315913.987301338">
            <text:p>315914</text:p>
          </table:table-cell>
          <table:table-cell office:value-type="float" office:value="0.0887576384304989">
            <text:p>0.089</text:p>
          </table:table-cell>
          <table:table-cell office:value-type="float" office:value="56.5067406991628">
            <text:p>56.51</text:p>
          </table:table-cell>
          <table:table-cell table:number-columns-repeated="5"/>
        </table:table-row>
        <table:table-row table:style-name="ro1">
          <table:table-cell office:value-type="string">
            <text:p>20230923T085030p633576</text:p>
          </table:table-cell>
          <table:table-cell table:formula="of:=1/([.D121]*0.7+[.E121]/100*0.3)" office:value-type="float" office:value="0.520526763469423">
            <text:p>0.52</text:p>
          </table:table-cell>
          <table:table-cell office:value-type="float" office:value="520.252939358551">
            <text:p>520</text:p>
          </table:table-cell>
          <table:table-cell table:formula="of:=(ABS([.C121]-[.$O$2]))/[.C121]" office:value-type="float" office:value="2.65206970736699">
            <text:p>2.652</text:p>
          </table:table-cell>
          <table:table-cell office:value-type="float" office:value="21.5606698656975">
            <text:p>21.56</text:p>
          </table:table-cell>
          <table:table-cell office:value-type="float" office:value="16.5602119460501">
            <text:p>16.56</text:p>
          </table:table-cell>
          <table:table-cell office:value-type="float" office:value="24.37500068856">
            <text:p>24.38</text:p>
          </table:table-cell>
          <table:table-cell office:value-type="float" office:value="324915.671320289">
            <text:p>324916</text:p>
          </table:table-cell>
          <table:table-cell office:value-type="float" office:value="0.385899819503041">
            <text:p>0.386</text:p>
          </table:table-cell>
          <table:table-cell office:value-type="float" office:value="49.6849032401248">
            <text:p>49.68</text:p>
          </table:table-cell>
          <table:table-cell table:number-columns-repeated="5"/>
        </table:table-row>
        <table:table-row table:style-name="ro1">
          <table:table-cell office:value-type="string">
            <text:p>20230923T085021p633404</text:p>
          </table:table-cell>
          <table:table-cell table:formula="of:=1/([.D122]*0.7+[.E122]/100*0.3)" office:value-type="float" office:value="0.237128906549411">
            <text:p>0.24</text:p>
          </table:table-cell>
          <table:table-cell office:value-type="float" office:value="272.902115901864">
            <text:p>273</text:p>
          </table:table-cell>
          <table:table-cell table:formula="of:=(ABS([.C122]-[.$O$2]))/[.C122]" office:value-type="float" office:value="5.96220325636186">
            <text:p>5.962</text:p>
          </table:table-cell>
          <table:table-cell office:value-type="float" office:value="14.524424690707">
            <text:p>14.52</text:p>
          </table:table-cell>
          <table:table-cell office:value-type="float" office:value="17.5379335260116">
            <text:p>17.54</text:p>
          </table:table-cell>
          <table:table-cell office:value-type="float" office:value="17.3050337290192">
            <text:p>17.31</text:p>
          </table:table-cell>
          <table:table-cell office:value-type="float" office:value="385094.476202905">
            <text:p>385094</text:p>
          </table:table-cell>
          <table:table-cell office:value-type="float" office:value="0.294231870182513">
            <text:p>0.294</text:p>
          </table:table-cell>
          <table:table-cell office:value-type="float" office:value="43.0305310669625">
            <text:p>43.03</text:p>
          </table:table-cell>
          <table:table-cell table:number-columns-repeated="5"/>
        </table:table-row>
        <table:table-row table:style-name="ro1">
          <table:table-cell office:value-type="string">
            <text:p>20230923T085003p633094</text:p>
          </table:table-cell>
          <table:table-cell table:formula="of:=1/([.D123]*0.7+[.E123]/100*0.3)" office:value-type="float" office:value="0.293248543718681">
            <text:p>0.29</text:p>
          </table:table-cell>
          <table:table-cell office:value-type="float" office:value="328.173397588692">
            <text:p>328</text:p>
          </table:table-cell>
          <table:table-cell table:formula="of:=(ABS([.C123]-[.$O$2]))/[.C123]" office:value-type="float" office:value="4.7896222361732">
            <text:p>4.790</text:p>
          </table:table-cell>
          <table:table-cell office:value-type="float" office:value="19.1136817282303">
            <text:p>19.11</text:p>
          </table:table-cell>
          <table:table-cell office:value-type="float" office:value="15.0114402697495">
            <text:p>15.01</text:p>
          </table:table-cell>
          <table:table-cell office:value-type="float" office:value="11.0139798429871">
            <text:p>11.01</text:p>
          </table:table-cell>
          <table:table-cell office:value-type="float" office:value="369586.963265174">
            <text:p>369587</text:p>
          </table:table-cell>
          <table:table-cell office:value-type="float" office:value="0.00971595513914802">
            <text:p>0.010</text:p>
          </table:table-cell>
          <table:table-cell office:value-type="float" office:value="55.4389207576797">
            <text:p>55.44</text:p>
          </table:table-cell>
          <table:table-cell table:number-columns-repeated="5"/>
        </table:table-row>
        <table:table-row table:style-name="ro1">
          <table:table-cell office:value-type="string">
            <text:p>20230923T085006p633144</text:p>
          </table:table-cell>
          <table:table-cell table:formula="of:=1/([.D124]*0.7+[.E124]/100*0.3)" office:value-type="float" office:value="0.695237317085937">
            <text:p>0.70</text:p>
          </table:table-cell>
          <table:table-cell office:value-type="float" office:value="644.226174649836">
            <text:p>644</text:p>
          </table:table-cell>
          <table:table-cell table:formula="of:=(ABS([.C124]-[.$O$2]))/[.C124]" office:value-type="float" office:value="1.94927476523712">
            <text:p>1.949</text:p>
          </table:table-cell>
          <table:table-cell office:value-type="float" office:value="24.6218128712789">
            <text:p>24.62</text:p>
          </table:table-cell>
          <table:table-cell office:value-type="float" office:value="6.10408805031447">
            <text:p>6.10</text:p>
          </table:table-cell>
          <table:table-cell office:value-type="float" office:value="31.3647173959987">
            <text:p>31.36</text:p>
          </table:table-cell>
          <table:table-cell office:value-type="float" office:value="377645.17969464">
            <text:p>377645</text:p>
          </table:table-cell>
          <table:table-cell office:value-type="float" office:value="0.0633830743002521">
            <text:p>0.063</text:p>
          </table:table-cell>
          <table:table-cell office:value-type="float" office:value="58.6355936292749">
            <text:p>58.64</text:p>
          </table:table-cell>
          <table:table-cell table:number-columns-repeated="5"/>
        </table:table-row>
        <table:table-row table:style-name="ro1">
          <table:table-cell office:value-type="string">
            <text:p>20230923T084948p632863</text:p>
          </table:table-cell>
          <table:table-cell table:formula="of:=1/([.D125]*0.7+[.E125]/100*0.3)" office:value-type="float" office:value="1.15017018833938">
            <text:p>1.15</text:p>
          </table:table-cell>
          <table:table-cell office:value-type="float" office:value="988.38794127825">
            <text:p>988</text:p>
          </table:table-cell>
          <table:table-cell table:formula="of:=(ABS([.C125]-[.$O$2]))/[.C125]" office:value-type="float" office:value="0.922322117308303">
            <text:p>0.922</text:p>
          </table:table-cell>
          <table:table-cell office:value-type="float" office:value="74.6036891606493">
            <text:p>74.60</text:p>
          </table:table-cell>
          <table:table-cell office:value-type="float" office:value="7.00857292211187">
            <text:p>7.01</text:p>
          </table:table-cell>
          <table:table-cell office:value-type="float" office:value="29.1206021072961">
            <text:p>29.12</text:p>
          </table:table-cell>
          <table:table-cell office:value-type="float" office:value="367352.595733882">
            <text:p>367353</text:p>
          </table:table-cell>
          <table:table-cell office:value-type="float" office:value="0.197730344880424">
            <text:p>0.198</text:p>
          </table:table-cell>
          <table:table-cell office:value-type="float" office:value="15.1381921582046">
            <text:p>15.14</text:p>
          </table:table-cell>
          <table:table-cell table:number-columns-repeated="5"/>
        </table:table-row>
        <table:table-row table:style-name="ro1">
          <table:table-cell office:value-type="string">
            <text:p>20230923T085036p633686</text:p>
          </table:table-cell>
          <table:table-cell table:formula="of:=1/([.D126]*0.7+[.E126]/100*0.3)" office:value-type="float" office:value="0.266550241686948">
            <text:p>0.27</text:p>
          </table:table-cell>
          <table:table-cell office:value-type="float" office:value="306.870139402821">
            <text:p>307</text:p>
          </table:table-cell>
          <table:table-cell table:formula="of:=(ABS([.C126]-[.$O$2]))/[.C126]" office:value-type="float" office:value="5.19154409646198">
            <text:p>5.192</text:p>
          </table:table-cell>
          <table:table-cell office:value-type="float" office:value="39.1856912895872">
            <text:p>39.19</text:p>
          </table:table-cell>
          <table:table-cell office:value-type="float" office:value="17.417188252287">
            <text:p>17.42</text:p>
          </table:table-cell>
          <table:table-cell office:value-type="float" office:value="39.3375293998231">
            <text:p>39.34</text:p>
          </table:table-cell>
          <table:table-cell office:value-type="float" office:value="385445.530709664">
            <text:p>385446</text:p>
          </table:table-cell>
          <table:table-cell office:value-type="float" office:value="0.224076345035792">
            <text:p>0.224</text:p>
          </table:table-cell>
          <table:table-cell office:value-type="float" office:value="37.7757925658018">
            <text:p>37.78</text:p>
          </table:table-cell>
          <table:table-cell table:number-columns-repeated="5"/>
        </table:table-row>
        <table:table-row table:style-name="ro1">
          <table:table-cell office:value-type="string">
            <text:p>20230923T085033p633613</text:p>
          </table:table-cell>
          <table:table-cell table:formula="of:=1/([.D127]*0.7+[.E127]/100*0.3)" office:value-type="float" office:value="0.433440808276834">
            <text:p>0.43</text:p>
          </table:table-cell>
          <table:table-cell office:value-type="float" office:value="450.550898562125">
            <text:p>451</text:p>
          </table:table-cell>
          <table:table-cell table:formula="of:=(ABS([.C127]-[.$O$2]))/[.C127]" office:value-type="float" office:value="3.2170596176006">
            <text:p>3.217</text:p>
          </table:table-cell>
          <table:table-cell office:value-type="float" office:value="18.3927885069138">
            <text:p>18.39</text:p>
          </table:table-cell>
          <table:table-cell office:value-type="float" office:value="19.6064034665383">
            <text:p>19.61</text:p>
          </table:table-cell>
          <table:table-cell office:value-type="float" office:value="14.7375476767094">
            <text:p>14.74</text:p>
          </table:table-cell>
          <table:table-cell office:value-type="float" office:value="294404.685319828">
            <text:p>294405</text:p>
          </table:table-cell>
          <table:table-cell office:value-type="float" office:value="0.0549986801446052">
            <text:p>0.055</text:p>
          </table:table-cell>
          <table:table-cell office:value-type="float" office:value="29.7765458211409">
            <text:p>29.78</text:p>
          </table:table-cell>
          <table:table-cell table:number-columns-repeated="5"/>
        </table:table-row>
        <table:table-row table:style-name="ro1">
          <table:table-cell office:value-type="string">
            <text:p>20230923T085051p634010</text:p>
          </table:table-cell>
          <table:table-cell table:formula="of:=1/([.D128]*0.7+[.E128]/100*0.3)" office:value-type="float" office:value="0.753350811545547">
            <text:p>0.75</text:p>
          </table:table-cell>
          <table:table-cell office:value-type="float" office:value="762.89478961995">
            <text:p>763</text:p>
          </table:table-cell>
          <table:table-cell table:formula="of:=(ABS([.C128]-[.$O$2]))/[.C128]" office:value-type="float" office:value="1.49051379803829">
            <text:p>1.491</text:p>
          </table:table-cell>
          <table:table-cell office:value-type="float" office:value="94.6810574658279">
            <text:p>94.68</text:p>
          </table:table-cell>
          <table:table-cell office:value-type="float" office:value="7.24198280222559">
            <text:p>7.24</text:p>
          </table:table-cell>
          <table:table-cell office:value-type="float" office:value="12.9835876369312">
            <text:p>12.98</text:p>
          </table:table-cell>
          <table:table-cell office:value-type="float" office:value="374149.08112624">
            <text:p>374149</text:p>
          </table:table-cell>
          <table:table-cell office:value-type="float" office:value="0.0451199412177889">
            <text:p>0.045</text:p>
          </table:table-cell>
          <table:table-cell office:value-type="float" office:value="21.9984469224387">
            <text:p>22.00</text:p>
          </table:table-cell>
          <table:table-cell table:number-columns-repeated="5"/>
        </table:table-row>
        <table:table-row table:style-name="ro1">
          <table:table-cell office:value-type="string">
            <text:p>20230923T085009p633188</text:p>
          </table:table-cell>
          <table:table-cell table:formula="of:=1/([.D129]*0.7+[.E129]/100*0.3)" office:value-type="float" office:value="1.33985787941099">
            <text:p>1.34</text:p>
          </table:table-cell>
          <table:table-cell office:value-type="float" office:value="1008.42923461727">
            <text:p>1008</text:p>
          </table:table-cell>
          <table:table-cell table:formula="of:=(ABS([.C129]-[.$O$2]))/[.C129]" office:value-type="float" office:value="0.884118324595289">
            <text:p>0.884</text:p>
          </table:table-cell>
          <table:table-cell office:value-type="float" office:value="42.4883290847311">
            <text:p>42.49</text:p>
          </table:table-cell>
          <table:table-cell office:value-type="float" office:value="4.69902863502985">
            <text:p>4.70</text:p>
          </table:table-cell>
          <table:table-cell office:value-type="float" office:value="13.2811968551969">
            <text:p>13.28</text:p>
          </table:table-cell>
          <table:table-cell office:value-type="float" office:value="236075.7589463">
            <text:p>236076</text:p>
          </table:table-cell>
          <table:table-cell office:value-type="float" office:value="0.0258313007758241">
            <text:p>0.026</text:p>
          </table:table-cell>
          <table:table-cell office:value-type="float" office:value="94.0402421339456">
            <text:p>94.04</text:p>
          </table:table-cell>
          <table:table-cell table:number-columns-repeated="5"/>
        </table:table-row>
        <table:table-row table:style-name="ro1">
          <table:table-cell office:value-type="string">
            <text:p>20230923T085042p633807</text:p>
          </table:table-cell>
          <table:table-cell table:formula="of:=1/([.D130]*0.7+[.E130]/100*0.3)" office:value-type="float" office:value="1.11268655238593">
            <text:p>1.11</text:p>
          </table:table-cell>
          <table:table-cell office:value-type="float" office:value="882.332993055874">
            <text:p>882</text:p>
          </table:table-cell>
          <table:table-cell table:formula="of:=(ABS([.C130]-[.$O$2]))/[.C130]" office:value-type="float" office:value="1.15338201671405">
            <text:p>1.153</text:p>
          </table:table-cell>
          <table:table-cell office:value-type="float" office:value="30.4527625649185">
            <text:p>30.45</text:p>
          </table:table-cell>
          <table:table-cell office:value-type="float" office:value="14.1080885893115">
            <text:p>14.11</text:p>
          </table:table-cell>
          <table:table-cell office:value-type="float" office:value="31.4043780124209">
            <text:p>31.40</text:p>
          </table:table-cell>
          <table:table-cell office:value-type="float" office:value="287621.934602425">
            <text:p>287622</text:p>
          </table:table-cell>
          <table:table-cell office:value-type="float" office:value="0.199197354993404">
            <text:p>0.199</text:p>
          </table:table-cell>
          <table:table-cell office:value-type="float" office:value="88.2287972834305">
            <text:p>88.23</text:p>
          </table:table-cell>
          <table:table-cell table:number-columns-repeated="5"/>
        </table:table-row>
        <table:table-row table:style-name="ro1">
          <table:table-cell office:value-type="string">
            <text:p>20230923T085103p634261</text:p>
          </table:table-cell>
          <table:table-cell table:formula="of:=1/([.D131]*0.7+[.E131]/100*0.3)" office:value-type="float" office:value="1.20041793578727">
            <text:p>1.20</text:p>
          </table:table-cell>
          <table:table-cell office:value-type="float" office:value="1120.18605705668">
            <text:p>1120</text:p>
          </table:table-cell>
          <table:table-cell table:formula="of:=(ABS([.C131]-[.$O$2]))/[.C131]" office:value-type="float" office:value="0.696146803498253">
            <text:p>0.696</text:p>
          </table:table-cell>
          <table:table-cell office:value-type="float" office:value="115.246812915374">
            <text:p>115.25</text:p>
          </table:table-cell>
          <table:table-cell office:value-type="float" office:value="4.64542235710673">
            <text:p>4.65</text:p>
          </table:table-cell>
          <table:table-cell office:value-type="float" office:value="10.2483674646189">
            <text:p>10.25</text:p>
          </table:table-cell>
          <table:table-cell office:value-type="float" office:value="385445.530709664">
            <text:p>385446</text:p>
          </table:table-cell>
          <table:table-cell office:value-type="float" office:value="0.0231694622357528">
            <text:p>0.023</text:p>
          </table:table-cell>
          <table:table-cell office:value-type="float" office:value="91.6048860472811">
            <text:p>91.60</text:p>
          </table:table-cell>
          <table:table-cell table:number-columns-repeated="5"/>
        </table:table-row>
        <table:table-row table:style-name="ro1">
          <table:table-cell office:value-type="string">
            <text:p>20230923T085121p634712</text:p>
          </table:table-cell>
          <table:table-cell table:formula="of:=1/([.D132]*0.7+[.E132]/100*0.3)" office:value-type="float" office:value="0.486863695242796">
            <text:p>0.49</text:p>
          </table:table-cell>
          <table:table-cell office:value-type="float" office:value="495.035087829831">
            <text:p>495</text:p>
          </table:table-cell>
          <table:table-cell table:formula="of:=(ABS([.C132]-[.$O$2]))/[.C132]" office:value-type="float" office:value="2.8381117757316">
            <text:p>2.838</text:p>
          </table:table-cell>
          <table:table-cell office:value-type="float" office:value="22.4282413255439">
            <text:p>22.43</text:p>
          </table:table-cell>
          <table:table-cell office:value-type="float" office:value="19.6695568400771">
            <text:p>19.67</text:p>
          </table:table-cell>
          <table:table-cell office:value-type="float" office:value="12.0625757039471">
            <text:p>12.06</text:p>
          </table:table-cell>
          <table:table-cell office:value-type="float" office:value="257917.536542974">
            <text:p>257918</text:p>
          </table:table-cell>
          <table:table-cell office:value-type="float" office:value="0.0110364233943314">
            <text:p>0.011</text:p>
          </table:table-cell>
          <table:table-cell office:value-type="float" office:value="19.709727275186">
            <text:p>19.71</text:p>
          </table:table-cell>
          <table:table-cell table:number-columns-repeated="5"/>
        </table:table-row>
        <table:table-row table:style-name="ro1">
          <table:table-cell office:value-type="string">
            <text:p>20230923T085054p634081</text:p>
          </table:table-cell>
          <table:table-cell table:formula="of:=1/([.D133]*0.7+[.E133]/100*0.3)" office:value-type="float" office:value="0.965825302723248">
            <text:p>0.97</text:p>
          </table:table-cell>
          <table:table-cell office:value-type="float" office:value="814.149075803864">
            <text:p>814</text:p>
          </table:table-cell>
          <table:table-cell table:formula="of:=(ABS([.C133]-[.$O$2]))/[.C133]" office:value-type="float" office:value="1.33372493621516">
            <text:p>1.334</text:p>
          </table:table-cell>
          <table:table-cell office:value-type="float" office:value="33.9254923687733">
            <text:p>33.93</text:p>
          </table:table-cell>
          <table:table-cell office:value-type="float" office:value="18.7480732177264">
            <text:p>18.75</text:p>
          </table:table-cell>
          <table:table-cell office:value-type="float" office:value="25.2935664065418">
            <text:p>25.29</text:p>
          </table:table-cell>
          <table:table-cell office:value-type="float" office:value="311200.252570887">
            <text:p>311200</text:p>
          </table:table-cell>
          <table:table-cell office:value-type="float" office:value="0.000537054437710815">
            <text:p>0.001</text:p>
          </table:table-cell>
          <table:table-cell office:value-type="float" office:value="17.7470635724526">
            <text:p>17.75</text:p>
          </table:table-cell>
          <table:table-cell table:number-columns-repeated="5"/>
        </table:table-row>
        <table:table-row table:style-name="ro1">
          <table:table-cell office:value-type="string">
            <text:p>20230923T085130p634889</text:p>
          </table:table-cell>
          <table:table-cell table:formula="of:=1/([.D134]*0.7+[.E134]/100*0.3)" office:value-type="float" office:value="1.98944130962202">
            <text:p>1.99</text:p>
          </table:table-cell>
          <table:table-cell office:value-type="float" office:value="1332.19585581565">
            <text:p>1332</text:p>
          </table:table-cell>
          <table:table-cell table:formula="of:=(ABS([.C134]-[.$O$2]))/[.C134]" office:value-type="float" office:value="0.426216717088274">
            <text:p>0.426</text:p>
          </table:table-cell>
          <table:table-cell office:value-type="float" office:value="68.1006601125279">
            <text:p>68.10</text:p>
          </table:table-cell>
          <table:table-cell office:value-type="float" office:value="7.09470998646256">
            <text:p>7.09</text:p>
          </table:table-cell>
          <table:table-cell office:value-type="float" office:value="19.3692301328619">
            <text:p>19.37</text:p>
          </table:table-cell>
          <table:table-cell office:value-type="float" office:value="271026.58844416">
            <text:p>271027</text:p>
          </table:table-cell>
          <table:table-cell office:value-type="float" office:value="0.25690562494682">
            <text:p>0.257</text:p>
          </table:table-cell>
          <table:table-cell office:value-type="float" office:value="5.37206483928803">
            <text:p>5.37</text:p>
          </table:table-cell>
          <table:table-cell table:number-columns-repeated="5"/>
        </table:table-row>
        <table:table-row table:style-name="ro1">
          <table:table-cell office:value-type="string">
            <text:p>20230923T085118p634653</text:p>
          </table:table-cell>
          <table:table-cell table:formula="of:=1/([.D135]*0.7+[.E135]/100*0.3)" office:value-type="float" office:value="0.587391549381649">
            <text:p>0.59</text:p>
          </table:table-cell>
          <table:table-cell office:value-type="float" office:value="572.304943080364">
            <text:p>572</text:p>
          </table:table-cell>
          <table:table-cell table:formula="of:=(ABS([.C135]-[.$O$2]))/[.C135]" office:value-type="float" office:value="2.31990842115302">
            <text:p>2.320</text:p>
          </table:table-cell>
          <table:table-cell office:value-type="float" office:value="26.1686766980325">
            <text:p>26.17</text:p>
          </table:table-cell>
          <table:table-cell office:value-type="float" office:value="7.45522614590711">
            <text:p>7.46</text:p>
          </table:table-cell>
          <table:table-cell office:value-type="float" office:value="30.3111951163254">
            <text:p>30.31</text:p>
          </table:table-cell>
          <table:table-cell office:value-type="float" office:value="358526.713459027">
            <text:p>358527</text:p>
          </table:table-cell>
          <table:table-cell office:value-type="float" office:value="0.275040270348633">
            <text:p>0.275</text:p>
          </table:table-cell>
          <table:table-cell office:value-type="float" office:value="10.9886860619848">
            <text:p>10.99</text:p>
          </table:table-cell>
          <table:table-cell table:number-columns-repeated="5"/>
        </table:table-row>
        <table:table-row table:style-name="ro1">
          <table:table-cell office:value-type="string">
            <text:p>20230923T085127p634798</text:p>
          </table:table-cell>
          <table:table-cell table:formula="of:=1/([.D136]*0.7+[.E136]/100*0.3)" office:value-type="float" office:value="0.822030504571883">
            <text:p>0.82</text:p>
          </table:table-cell>
          <table:table-cell office:value-type="float" office:value="715.403480523298">
            <text:p>715</text:p>
          </table:table-cell>
          <table:table-cell table:formula="of:=(ABS([.C136]-[.$O$2]))/[.C136]" office:value-type="float" office:value="1.65584394223271">
            <text:p>1.656</text:p>
          </table:table-cell>
          <table:table-cell office:value-type="float" office:value="19.1363693558956">
            <text:p>19.14</text:p>
          </table:table-cell>
          <table:table-cell office:value-type="float" office:value="8.01416059159805">
            <text:p>8.01</text:p>
          </table:table-cell>
          <table:table-cell office:value-type="float" office:value="12.0625757039471">
            <text:p>12.06</text:p>
          </table:table-cell>
          <table:table-cell office:value-type="float" office:value="362964.759701805">
            <text:p>362965</text:p>
          </table:table-cell>
          <table:table-cell office:value-type="float" office:value="0.125957949879562">
            <text:p>0.126</text:p>
          </table:table-cell>
          <table:table-cell office:value-type="float" office:value="11.3359178950309">
            <text:p>11.34</text:p>
          </table:table-cell>
          <table:table-cell table:number-columns-repeated="5"/>
        </table:table-row>
        <table:table-row table:style-name="ro1">
          <table:table-cell office:value-type="string">
            <text:p>20230923T085133p634921</text:p>
          </table:table-cell>
          <table:table-cell table:formula="of:=1/([.D137]*0.7+[.E137]/100*0.3)" office:value-type="float" office:value="0.858366435700933">
            <text:p>0.86</text:p>
          </table:table-cell>
          <table:table-cell office:value-type="float" office:value="738.356616149678">
            <text:p>738</text:p>
          </table:table-cell>
          <table:table-cell table:formula="of:=(ABS([.C137]-[.$O$2]))/[.C137]" office:value-type="float" office:value="1.57328228452528">
            <text:p>1.573</text:p>
          </table:table-cell>
          <table:table-cell office:value-type="float" office:value="21.2353383831054">
            <text:p>21.24</text:p>
          </table:table-cell>
          <table:table-cell office:value-type="float" office:value="17.9305154142582">
            <text:p>17.93</text:p>
          </table:table-cell>
          <table:table-cell office:value-type="float" office:value="14.4323995823719">
            <text:p>14.43</text:p>
          </table:table-cell>
          <table:table-cell office:value-type="float" office:value="385445.530709664">
            <text:p>385446</text:p>
          </table:table-cell>
          <table:table-cell office:value-type="float" office:value="0.256462565988818">
            <text:p>0.256</text:p>
          </table:table-cell>
          <table:table-cell office:value-type="float" office:value="5.91110216538473">
            <text:p>5.91</text:p>
          </table:table-cell>
          <table:table-cell table:number-columns-repeated="5"/>
        </table:table-row>
        <table:table-row table:style-name="ro1">
          <table:table-cell office:value-type="string">
            <text:p>20230923T085048p633955</text:p>
          </table:table-cell>
          <table:table-cell table:formula="of:=1/([.D138]*0.7+[.E138]/100*0.3)" office:value-type="float" office:value="3.39958408469603">
            <text:p>3.40</text:p>
          </table:table-cell>
          <table:table-cell office:value-type="float" office:value="1514.73669991387">
            <text:p>1515</text:p>
          </table:table-cell>
          <table:table-cell table:formula="of:=(ABS([.C138]-[.$O$2]))/[.C138]" office:value-type="float" office:value="0.254343411701873">
            <text:p>0.254</text:p>
          </table:table-cell>
          <table:table-cell office:value-type="float" office:value="38.7044140339313">
            <text:p>38.70</text:p>
          </table:table-cell>
          <table:table-cell office:value-type="float" office:value="7.72722507600377">
            <text:p>7.73</text:p>
          </table:table-cell>
          <table:table-cell office:value-type="float" office:value="15.8647732833243">
            <text:p>15.86</text:p>
          </table:table-cell>
          <table:table-cell office:value-type="float" office:value="260076.67447753">
            <text:p>260077</text:p>
          </table:table-cell>
          <table:table-cell office:value-type="float" office:value="0.12836166663123">
            <text:p>0.128</text:p>
          </table:table-cell>
          <table:table-cell office:value-type="float" office:value="3.06789252091396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0923T085045p633894</text:p>
          </table:table-cell>
          <table:table-cell table:formula="of:=1/([.D139]*0.7+[.E139]/100*0.3)" office:value-type="float" office:value="0.989377143014541">
            <text:p>0.99</text:p>
          </table:table-cell>
          <table:table-cell office:value-type="float" office:value="832.907772249569">
            <text:p>833</text:p>
          </table:table-cell>
          <table:table-cell table:formula="of:=(ABS([.C139]-[.$O$2]))/[.C139]" office:value-type="float" office:value="1.28116493002384">
            <text:p>1.281</text:p>
          </table:table-cell>
          <table:table-cell office:value-type="float" office:value="37.9738208891004">
            <text:p>37.97</text:p>
          </table:table-cell>
          <table:table-cell office:value-type="float" office:value="7.46544571486391">
            <text:p>7.47</text:p>
          </table:table-cell>
          <table:table-cell office:value-type="float" office:value="11.7060563645804">
            <text:p>11.71</text:p>
          </table:table-cell>
          <table:table-cell office:value-type="float" office:value="395082.29665227">
            <text:p>395082</text:p>
          </table:table-cell>
          <table:table-cell office:value-type="float" office:value="0.339933610363413">
            <text:p>0.340</text:p>
          </table:table-cell>
          <table:table-cell office:value-type="float" office:value="5.37206483928803">
            <text:p>5.37</text:p>
          </table:table-cell>
          <table:table-cell table:number-columns-repeated="5"/>
        </table:table-row>
        <table:table-row table:style-name="ro1">
          <table:table-cell office:value-type="string">
            <text:p>20230923T085124p634756</text:p>
          </table:table-cell>
          <table:table-cell table:formula="of:=1/([.D140]*0.7+[.E140]/100*0.3)" office:value-type="float" office:value="3.41929788062781">
            <text:p>3.42</text:p>
          </table:table-cell>
          <table:table-cell office:value-type="float" office:value="2165.5074799517">
            <text:p>2166</text:p>
          </table:table-cell>
          <table:table-cell table:formula="of:=(ABS([.C140]-[.$O$2]))/[.C140]" office:value-type="float" office:value="0.122607509976194">
            <text:p>0.123</text:p>
          </table:table-cell>
          <table:table-cell office:value-type="float" office:value="68.8774816115971">
            <text:p>68.88</text:p>
          </table:table-cell>
          <table:table-cell office:value-type="float" office:value="17.4297928709056">
            <text:p>17.43</text:p>
          </table:table-cell>
          <table:table-cell office:value-type="float" office:value="16.1251127012795">
            <text:p>16.13</text:p>
          </table:table-cell>
          <table:table-cell office:value-type="float" office:value="363348.580614569">
            <text:p>363349</text:p>
          </table:table-cell>
          <table:table-cell office:value-type="float" office:value="0.101576035339399">
            <text:p>0.102</text:p>
          </table:table-cell>
          <table:table-cell office:value-type="float" office:value="2.68644462769593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3T084951p632922</text:p>
          </table:table-cell>
          <table:table-cell table:formula="of:=1/([.D141]*0.7+[.E141]/100*0.3)" office:value-type="float" office:value="6.48191795312054">
            <text:p>6.48</text:p>
          </table:table-cell>
          <table:table-cell office:value-type="float" office:value="1786.68980762908">
            <text:p>1787</text:p>
          </table:table-cell>
          <table:table-cell table:formula="of:=(ABS([.C141]-[.$O$2]))/[.C141]" office:value-type="float" office:value="0.0634190623840193">
            <text:p>0.063</text:p>
          </table:table-cell>
          <table:table-cell office:value-type="float" office:value="36.6273271699969">
            <text:p>36.63</text:p>
          </table:table-cell>
          <table:table-cell office:value-type="float" office:value="18.1243978805395">
            <text:p>18.12</text:p>
          </table:table-cell>
          <table:table-cell office:value-type="float" office:value="34.0969020124001">
            <text:p>34.10</text:p>
          </table:table-cell>
          <table:table-cell office:value-type="float" office:value="390191.854586107">
            <text:p>390192</text:p>
          </table:table-cell>
          <table:table-cell office:value-type="float" office:value="0.24687505658469">
            <text:p>0.247</text:p>
          </table:table-cell>
          <table:table-cell office:value-type="float" office:value="3.06789252091396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0923T085100p634200</text:p>
          </table:table-cell>
          <table:table-cell table:formula="of:=1/([.D142]*0.7+[.E142]/100*0.3)" office:value-type="float" office:value="1.49202242975278">
            <text:p>1.49</text:p>
          </table:table-cell>
          <table:table-cell office:value-type="float" office:value="1007.63416573359">
            <text:p>1008</text:p>
          </table:table-cell>
          <table:table-cell table:formula="of:=(ABS([.C142]-[.$O$2]))/[.C142]" office:value-type="float" office:value="0.885604979081609">
            <text:p>0.886</text:p>
          </table:table-cell>
          <table:table-cell office:value-type="float" office:value="16.7692418960673">
            <text:p>16.77</text:p>
          </table:table-cell>
          <table:table-cell office:value-type="float" office:value="14.8526721232547">
            <text:p>14.85</text:p>
          </table:table-cell>
          <table:table-cell office:value-type="float" office:value="21.9109256623929">
            <text:p>21.91</text:p>
          </table:table-cell>
          <table:table-cell office:value-type="float" office:value="370655.195331622">
            <text:p>370655</text:p>
          </table:table-cell>
          <table:table-cell office:value-type="float" office:value="0.0549986801446052">
            <text:p>0.055</text:p>
          </table:table-cell>
          <table:table-cell office:value-type="float" office:value="89.5587647163857">
            <text:p>89.56</text:p>
          </table:table-cell>
          <table:table-cell table:number-columns-repeated="5"/>
        </table:table-row>
        <table:table-row table:style-name="ro1">
          <table:table-cell office:value-type="string">
            <text:p>20230923T085136p634998</text:p>
          </table:table-cell>
          <table:table-cell table:formula="of:=1/([.D143]*0.7+[.E143]/100*0.3)" office:value-type="float" office:value="0.881639870472038">
            <text:p>0.88</text:p>
          </table:table-cell>
          <table:table-cell office:value-type="float" office:value="762.183937536979">
            <text:p>762</text:p>
          </table:table-cell>
          <table:table-cell table:formula="of:=(ABS([.C143]-[.$O$2]))/[.C143]" office:value-type="float" office:value="1.49283657976303">
            <text:p>1.493</text:p>
          </table:table-cell>
          <table:table-cell office:value-type="float" office:value="29.7547893280306">
            <text:p>29.75</text:p>
          </table:table-cell>
          <table:table-cell office:value-type="float" office:value="7.72766045979403">
            <text:p>7.73</text:p>
          </table:table-cell>
          <table:table-cell office:value-type="float" office:value="14.4323995823719">
            <text:p>14.43</text:p>
          </table:table-cell>
          <table:table-cell office:value-type="float" office:value="385445.530709664">
            <text:p>385446</text:p>
          </table:table-cell>
          <table:table-cell office:value-type="float" office:value="0.256462565988818">
            <text:p>0.256</text:p>
          </table:table-cell>
          <table:table-cell office:value-type="float" office:value="5.91110216538473">
            <text:p>5.91</text:p>
          </table:table-cell>
          <table:table-cell table:number-columns-repeated="5"/>
        </table:table-row>
        <table:table-row table:style-name="ro1">
          <table:table-cell office:value-type="string">
            <text:p>20230923T085112p634491</text:p>
          </table:table-cell>
          <table:table-cell table:formula="of:=1/([.D144]*0.7+[.E144]/100*0.3)" office:value-type="float" office:value="0.523898747555794">
            <text:p>0.52</text:p>
          </table:table-cell>
          <table:table-cell office:value-type="float" office:value="534.238657699404">
            <text:p>534</text:p>
          </table:table-cell>
          <table:table-cell table:formula="of:=(ABS([.C144]-[.$O$2]))/[.C144]" office:value-type="float" office:value="2.55646296391576">
            <text:p>2.556</text:p>
          </table:table-cell>
          <table:table-cell office:value-type="float" office:value="39.747234119623">
            <text:p>39.75</text:p>
          </table:table-cell>
          <table:table-cell office:value-type="float" office:value="14.63704238921">
            <text:p>14.64</text:p>
          </table:table-cell>
          <table:table-cell office:value-type="float" office:value="23.8616093484328">
            <text:p>23.86</text:p>
          </table:table-cell>
          <table:table-cell office:value-type="float" office:value="223143.179378763">
            <text:p>223143</text:p>
          </table:table-cell>
          <table:table-cell office:value-type="float" office:value="0.0887576384304989">
            <text:p>0.089</text:p>
          </table:table-cell>
          <table:table-cell office:value-type="float" office:value="99.092887359867">
            <text:p>99.09</text:p>
          </table:table-cell>
          <table:table-cell table:number-columns-repeated="5"/>
        </table:table-row>
        <table:table-row table:style-name="ro1">
          <table:table-cell office:value-type="string">
            <text:p>20230923T164058p674015</text:p>
          </table:table-cell>
          <table:table-cell table:formula="of:=1/([.D145]*0.7+[.E145]/100*0.3)" office:value-type="float" office:value="0.689358362475893">
            <text:p>0.69</text:p>
          </table:table-cell>
          <table:table-cell office:value-type="float" office:value="715.648980391703">
            <text:p>716</text:p>
          </table:table-cell>
          <table:table-cell table:formula="of:=(ABS([.C145]-[.$O$2]))/[.C145]" office:value-type="float" office:value="1.65493286801031">
            <text:p>1.655</text:p>
          </table:table-cell>
          <table:table-cell office:value-type="float" office:value="97.3904346583151">
            <text:p>97.39</text:p>
          </table:table-cell>
          <table:table-cell office:value-type="float" office:value="10.1631743737958">
            <text:p>10.16</text:p>
          </table:table-cell>
          <table:table-cell office:value-type="float" office:value="26.1716502882113">
            <text:p>26.17</text:p>
          </table:table-cell>
          <table:table-cell office:value-type="float" office:value="269307.274005421">
            <text:p>269307</text:p>
          </table:table-cell>
          <table:table-cell office:value-type="float" office:value="0.370735660659059">
            <text:p>0.371</text:p>
          </table:table-cell>
          <table:table-cell office:value-type="float" office:value="60.1029819572449">
            <text:p>60.10</text:p>
          </table:table-cell>
          <table:table-cell table:number-columns-repeated="5"/>
        </table:table-row>
        <table:table-row table:style-name="ro1">
          <table:table-cell office:value-type="string">
            <text:p>20230923T164153p675043</text:p>
          </table:table-cell>
          <table:table-cell table:formula="of:=1/([.D146]*0.7+[.E146]/100*0.3)" office:value-type="float" office:value="0.610069859335632">
            <text:p>0.61</text:p>
          </table:table-cell>
          <table:table-cell office:value-type="float" office:value="661.901128965029">
            <text:p>662</text:p>
          </table:table-cell>
          <table:table-cell table:formula="of:=(ABS([.C146]-[.$O$2]))/[.C146]" office:value-type="float" office:value="1.87051935229496">
            <text:p>1.871</text:p>
          </table:table-cell>
          <table:table-cell office:value-type="float" office:value="109.930997914287">
            <text:p>109.93</text:p>
          </table:table-cell>
          <table:table-cell office:value-type="float" office:value="10.6695568400771">
            <text:p>10.67</text:p>
          </table:table-cell>
          <table:table-cell office:value-type="float" office:value="13.9658463282002">
            <text:p>13.97</text:p>
          </table:table-cell>
          <table:table-cell office:value-type="float" office:value="271026.58844416">
            <text:p>271027</text:p>
          </table:table-cell>
          <table:table-cell office:value-type="float" office:value="0.0247005715344938">
            <text:p>0.025</text:p>
          </table:table-cell>
          <table:table-cell office:value-type="float" office:value="58.0706078135176">
            <text:p>58.07</text:p>
          </table:table-cell>
          <table:table-cell table:number-columns-repeated="5"/>
        </table:table-row>
        <table:table-row table:style-name="ro1">
          <table:table-cell office:value-type="string">
            <text:p>20230923T164147p674912</text:p>
          </table:table-cell>
          <table:table-cell table:formula="of:=1/([.D147]*0.7+[.E147]/100*0.3)" office:value-type="float" office:value="0.889903325181462">
            <text:p>0.89</text:p>
          </table:table-cell>
          <table:table-cell office:value-type="float" office:value="901.181196511217">
            <text:p>901</text:p>
          </table:table-cell>
          <table:table-cell table:formula="of:=(ABS([.C147]-[.$O$2]))/[.C147]" office:value-type="float" office:value="1.10834403486841">
            <text:p>1.108</text:p>
          </table:table-cell>
          <table:table-cell office:value-type="float" office:value="115.958914407835">
            <text:p>115.96</text:p>
          </table:table-cell>
          <table:table-cell office:value-type="float" office:value="4.62255943348508">
            <text:p>4.62</text:p>
          </table:table-cell>
          <table:table-cell office:value-type="float" office:value="16.1251127012795">
            <text:p>16.13</text:p>
          </table:table-cell>
          <table:table-cell office:value-type="float" office:value="313216.627626011">
            <text:p>313217</text:p>
          </table:table-cell>
          <table:table-cell office:value-type="float" office:value="0.311915681505875">
            <text:p>0.312</text:p>
          </table:table-cell>
          <table:table-cell office:value-type="float" office:value="65.1657229433409">
            <text:p>65.17</text:p>
          </table:table-cell>
          <table:table-cell table:number-columns-repeated="5"/>
        </table:table-row>
        <table:table-row table:style-name="ro1">
          <table:table-cell office:value-type="string">
            <text:p>20230923T164150p674983</text:p>
          </table:table-cell>
          <table:table-cell table:formula="of:=1/([.D148]*0.7+[.E148]/100*0.3)" office:value-type="float" office:value="0.912453820741773">
            <text:p>0.91</text:p>
          </table:table-cell>
          <table:table-cell office:value-type="float" office:value="862.506440136147">
            <text:p>863</text:p>
          </table:table-cell>
          <table:table-cell table:formula="of:=(ABS([.C148]-[.$O$2]))/[.C148]" office:value-type="float" office:value="1.20288210219055">
            <text:p>1.203</text:p>
          </table:table-cell>
          <table:table-cell office:value-type="float" office:value="84.642800801207">
            <text:p>84.64</text:p>
          </table:table-cell>
          <table:table-cell office:value-type="float" office:value="10.892392874338">
            <text:p>10.89</text:p>
          </table:table-cell>
          <table:table-cell office:value-type="float" office:value="10.2407350226197">
            <text:p>10.24</text:p>
          </table:table-cell>
          <table:table-cell office:value-type="float" office:value="247595.197301443">
            <text:p>247595</text:p>
          </table:table-cell>
          <table:table-cell office:value-type="float" office:value="0.0549986801446052">
            <text:p>0.055</text:p>
          </table:table-cell>
          <table:table-cell office:value-type="float" office:value="73.8730652323144">
            <text:p>73.87</text:p>
          </table:table-cell>
          <table:table-cell table:number-columns-repeated="5"/>
        </table:table-row>
        <table:table-row table:style-name="ro1">
          <table:table-cell office:value-type="string">
            <text:p>20230923T164122p674431</text:p>
          </table:table-cell>
          <table:table-cell table:formula="of:=1/([.D149]*0.7+[.E149]/100*0.3)" office:value-type="float" office:value="0.576667796203734">
            <text:p>0.58</text:p>
          </table:table-cell>
          <table:table-cell office:value-type="float" office:value="604.130068583648">
            <text:p>604</text:p>
          </table:table-cell>
          <table:table-cell table:formula="of:=(ABS([.C149]-[.$O$2]))/[.C149]" office:value-type="float" office:value="2.14501809925543">
            <text:p>2.145</text:p>
          </table:table-cell>
          <table:table-cell office:value-type="float" office:value="77.5293267068946">
            <text:p>77.53</text:p>
          </table:table-cell>
          <table:table-cell office:value-type="float" office:value="14.5219118709367">
            <text:p>14.52</text:p>
          </table:table-cell>
          <table:table-cell office:value-type="float" office:value="16.9528557631022">
            <text:p>16.95</text:p>
          </table:table-cell>
          <table:table-cell office:value-type="float" office:value="329196.804604332">
            <text:p>329197</text:p>
          </table:table-cell>
          <table:table-cell office:value-type="float" office:value="0.0549986801446052">
            <text:p>0.055</text:p>
          </table:table-cell>
          <table:table-cell office:value-type="float" office:value="46.6464398198555">
            <text:p>46.65</text:p>
          </table:table-cell>
          <table:table-cell table:number-columns-repeated="5"/>
        </table:table-row>
        <table:table-row table:style-name="ro1">
          <table:table-cell office:value-type="string">
            <text:p>20230923T164119p674384</text:p>
          </table:table-cell>
          <table:table-cell table:formula="of:=1/([.D150]*0.7+[.E150]/100*0.3)" office:value-type="float" office:value="0.717519947292355">
            <text:p>0.72</text:p>
          </table:table-cell>
          <table:table-cell office:value-type="float" office:value="670.795288970028">
            <text:p>671</text:p>
          </table:table-cell>
          <table:table-cell table:formula="of:=(ABS([.C150]-[.$O$2]))/[.C150]" office:value-type="float" office:value="1.8324587713151">
            <text:p>1.832</text:p>
          </table:table-cell>
          <table:table-cell office:value-type="float" office:value="36.9894456564673">
            <text:p>36.99</text:p>
          </table:table-cell>
          <table:table-cell office:value-type="float" office:value="16.4501445086705">
            <text:p>16.45</text:p>
          </table:table-cell>
          <table:table-cell office:value-type="float" office:value="25.8591829726568">
            <text:p>25.86</text:p>
          </table:table-cell>
          <table:table-cell office:value-type="float" office:value="260076.67447753">
            <text:p>260077</text:p>
          </table:table-cell>
          <table:table-cell office:value-type="float" office:value="0.152164118737366">
            <text:p>0.152</text:p>
          </table:table-cell>
          <table:table-cell office:value-type="float" office:value="30.7890926544317">
            <text:p>30.79</text:p>
          </table:table-cell>
          <table:table-cell table:number-columns-repeated="5"/>
        </table:table-row>
        <table:table-row table:style-name="ro1">
          <table:table-cell office:value-type="string">
            <text:p>20230923T164202p675235</text:p>
          </table:table-cell>
          <table:table-cell table:formula="of:=1/([.D151]*0.7+[.E151]/100*0.3)" office:value-type="float" office:value="1.12031900154212">
            <text:p>1.12</text:p>
          </table:table-cell>
          <table:table-cell office:value-type="float" office:value="923.441807072953">
            <text:p>923</text:p>
          </table:table-cell>
          <table:table-cell table:formula="of:=(ABS([.C151]-[.$O$2]))/[.C151]" office:value-type="float" office:value="1.05752001419825">
            <text:p>1.058</text:p>
          </table:table-cell>
          <table:table-cell office:value-type="float" office:value="50.7796330845358">
            <text:p>50.78</text:p>
          </table:table-cell>
          <table:table-cell office:value-type="float" office:value="11.0269749518304">
            <text:p>11.03</text:p>
          </table:table-cell>
          <table:table-cell office:value-type="float" office:value="38.4062105831768">
            <text:p>38.41</text:p>
          </table:table-cell>
          <table:table-cell office:value-type="float" office:value="226067.183459239">
            <text:p>226067</text:p>
          </table:table-cell>
          <table:table-cell office:value-type="float" office:value="0.0524532614098338">
            <text:p>0.052</text:p>
          </table:table-cell>
          <table:table-cell office:value-type="float" office:value="88.2287972834305">
            <text:p>88.23</text:p>
          </table:table-cell>
          <table:table-cell table:number-columns-repeated="5"/>
        </table:table-row>
        <table:table-row table:style-name="ro1">
          <table:table-cell office:value-type="string">
            <text:p>20230923T164156p675112</text:p>
          </table:table-cell>
          <table:table-cell table:formula="of:=1/([.D152]*0.7+[.E152]/100*0.3)" office:value-type="float" office:value="1.31073801499648">
            <text:p>1.31</text:p>
          </table:table-cell>
          <table:table-cell office:value-type="float" office:value="1014.41989577922">
            <text:p>1014</text:p>
          </table:table-cell>
          <table:table-cell table:formula="of:=(ABS([.C152]-[.$O$2]))/[.C152]" office:value-type="float" office:value="0.872991655531881">
            <text:p>0.873</text:p>
          </table:table-cell>
          <table:table-cell office:value-type="float" office:value="50.6116027629135">
            <text:p>50.61</text:p>
          </table:table-cell>
          <table:table-cell office:value-type="float" office:value="5.33976693372178">
            <text:p>5.34</text:p>
          </table:table-cell>
          <table:table-cell office:value-type="float" office:value="34.7969362004612">
            <text:p>34.80</text:p>
          </table:table-cell>
          <table:table-cell office:value-type="float" office:value="212717.877090353">
            <text:p>212718</text:p>
          </table:table-cell>
          <table:table-cell office:value-type="float" office:value="0.151835488836402">
            <text:p>0.152</text:p>
          </table:table-cell>
          <table:table-cell office:value-type="float" office:value="88.2681011839617">
            <text:p>88.27</text:p>
          </table:table-cell>
          <table:table-cell table:number-columns-repeated="5"/>
        </table:table-row>
        <table:table-row table:style-name="ro1">
          <table:table-cell office:value-type="string">
            <text:p>20230923T164208p675355</text:p>
          </table:table-cell>
          <table:table-cell table:formula="of:=1/([.D153]*0.7+[.E153]/100*0.3)" office:value-type="float" office:value="0.315569123036777">
            <text:p>0.32</text:p>
          </table:table-cell>
          <table:table-cell office:value-type="float" office:value="349.777118630188">
            <text:p>350</text:p>
          </table:table-cell>
          <table:table-cell table:formula="of:=(ABS([.C153]-[.$O$2]))/[.C153]" office:value-type="float" office:value="4.43203056689603">
            <text:p>4.432</text:p>
          </table:table-cell>
          <table:table-cell office:value-type="float" office:value="22.1521466896459">
            <text:p>22.15</text:p>
          </table:table-cell>
          <table:table-cell office:value-type="float" office:value="13.3752408477842">
            <text:p>13.38</text:p>
          </table:table-cell>
          <table:table-cell office:value-type="float" office:value="26.8168930640208">
            <text:p>26.82</text:p>
          </table:table-cell>
          <table:table-cell office:value-type="float" office:value="307479.949870179">
            <text:p>307480</text:p>
          </table:table-cell>
          <table:table-cell office:value-type="float" office:value="0.344866953734674">
            <text:p>0.345</text:p>
          </table:table-cell>
          <table:table-cell office:value-type="float" office:value="64.3548876395004">
            <text:p>64.35</text:p>
          </table:table-cell>
          <table:table-cell table:number-columns-repeated="5"/>
        </table:table-row>
        <table:table-row table:style-name="ro1">
          <table:table-cell office:value-type="string">
            <text:p>20230923T164052p673931</text:p>
          </table:table-cell>
          <table:table-cell table:formula="of:=1/([.D154]*0.7+[.E154]/100*0.3)" office:value-type="float" office:value="1.24241065999988">
            <text:p>1.24</text:p>
          </table:table-cell>
          <table:table-cell office:value-type="float" office:value="1049.71694362262">
            <text:p>1050</text:p>
          </table:table-cell>
          <table:table-cell table:formula="of:=(ABS([.C154]-[.$O$2]))/[.C154]" office:value-type="float" office:value="0.810011747969901">
            <text:p>0.810</text:p>
          </table:table-cell>
          <table:table-cell office:value-type="float" office:value="79.2928747939021">
            <text:p>79.29</text:p>
          </table:table-cell>
          <table:table-cell office:value-type="float" office:value="16.5010838150289">
            <text:p>16.50</text:p>
          </table:table-cell>
          <table:table-cell office:value-type="float" office:value="16.1251127012795">
            <text:p>16.13</text:p>
          </table:table-cell>
          <table:table-cell office:value-type="float" office:value="369298.420221706">
            <text:p>369298</text:p>
          </table:table-cell>
          <table:table-cell office:value-type="float" office:value="0.28739554534871">
            <text:p>0.287</text:p>
          </table:table-cell>
          <table:table-cell office:value-type="float" office:value="25.718012006608">
            <text:p>25.72</text:p>
          </table:table-cell>
          <table:table-cell table:number-columns-repeated="5"/>
        </table:table-row>
        <table:table-row table:style-name="ro1">
          <table:table-cell office:value-type="string">
            <text:p>20230923T164205p675291</text:p>
          </table:table-cell>
          <table:table-cell table:formula="of:=1/([.D155]*0.7+[.E155]/100*0.3)" office:value-type="float" office:value="0.540514886650804">
            <text:p>0.54</text:p>
          </table:table-cell>
          <table:table-cell office:value-type="float" office:value="537.851658053931">
            <text:p>538</text:p>
          </table:table-cell>
          <table:table-cell table:formula="of:=(ABS([.C155]-[.$O$2]))/[.C155]" office:value-type="float" office:value="2.53257254402567">
            <text:p>2.533</text:p>
          </table:table-cell>
          <table:table-cell office:value-type="float" office:value="25.7623412622785">
            <text:p>25.76</text:p>
          </table:table-cell>
          <table:table-cell office:value-type="float" office:value="13.4460760712566">
            <text:p>13.45</text:p>
          </table:table-cell>
          <table:table-cell office:value-type="float" office:value="33.3966265030488">
            <text:p>33.40</text:p>
          </table:table-cell>
          <table:table-cell office:value-type="float" office:value="272972.842044544">
            <text:p>272973</text:p>
          </table:table-cell>
          <table:table-cell office:value-type="float" office:value="0.344866953734674">
            <text:p>0.345</text:p>
          </table:table-cell>
          <table:table-cell office:value-type="float" office:value="78.5232073601659">
            <text:p>78.52</text:p>
          </table:table-cell>
          <table:table-cell table:number-columns-repeated="5"/>
        </table:table-row>
        <table:table-row table:style-name="ro1">
          <table:table-cell office:value-type="string">
            <text:p>20230923T164214p675471</text:p>
          </table:table-cell>
          <table:table-cell table:formula="of:=1/([.D156]*0.7+[.E156]/100*0.3)" office:value-type="float" office:value="0.948885343973276">
            <text:p>0.95</text:p>
          </table:table-cell>
          <table:table-cell office:value-type="float" office:value="797.174350508748">
            <text:p>797</text:p>
          </table:table-cell>
          <table:table-cell table:formula="of:=(ABS([.C156]-[.$O$2]))/[.C156]" office:value-type="float" office:value="1.38341838117024">
            <text:p>1.383</text:p>
          </table:table-cell>
          <table:table-cell office:value-type="float" office:value="28.4917463007731">
            <text:p>28.49</text:p>
          </table:table-cell>
          <table:table-cell office:value-type="float" office:value="5.44070626328038">
            <text:p>5.44</text:p>
          </table:table-cell>
          <table:table-cell office:value-type="float" office:value="15.8647732833243">
            <text:p>15.86</text:p>
          </table:table-cell>
          <table:table-cell office:value-type="float" office:value="203372.009273338">
            <text:p>203372</text:p>
          </table:table-cell>
          <table:table-cell office:value-type="float" office:value="0.12705775218173">
            <text:p>0.127</text:p>
          </table:table-cell>
          <table:table-cell office:value-type="float" office:value="86.0061983399922">
            <text:p>86.01</text:p>
          </table:table-cell>
          <table:table-cell table:number-columns-repeated="5"/>
        </table:table-row>
        <table:table-row table:style-name="ro1">
          <table:table-cell office:value-type="string">
            <text:p>20230923T164140p674776</text:p>
          </table:table-cell>
          <table:table-cell table:formula="of:=1/([.D157]*0.7+[.E157]/100*0.3)" office:value-type="float" office:value="0.489175760230153">
            <text:p>0.49</text:p>
          </table:table-cell>
          <table:table-cell office:value-type="float" office:value="496.527696530397">
            <text:p>497</text:p>
          </table:table-cell>
          <table:table-cell table:formula="of:=(ABS([.C157]-[.$O$2]))/[.C157]" office:value-type="float" office:value="2.8265740527199">
            <text:p>2.827</text:p>
          </table:table-cell>
          <table:table-cell office:value-type="float" office:value="21.8843919716653">
            <text:p>21.88</text:p>
          </table:table-cell>
          <table:table-cell office:value-type="float" office:value="18.3134633911368">
            <text:p>18.31</text:p>
          </table:table-cell>
          <table:table-cell office:value-type="float" office:value="36.6868729137096">
            <text:p>36.69</text:p>
          </table:table-cell>
          <table:table-cell office:value-type="float" office:value="364172.040539845">
            <text:p>364172</text:p>
          </table:table-cell>
          <table:table-cell office:value-type="float" office:value="0.24687505658469">
            <text:p>0.247</text:p>
          </table:table-cell>
          <table:table-cell office:value-type="float" office:value="26.3625222703833">
            <text:p>26.36</text:p>
          </table:table-cell>
          <table:table-cell table:number-columns-repeated="5"/>
        </table:table-row>
        <table:table-row table:style-name="ro1">
          <table:table-cell office:value-type="string">
            <text:p>20230923T164110p674226</text:p>
          </table:table-cell>
          <table:table-cell table:formula="of:=1/([.D158]*0.7+[.E158]/100*0.3)" office:value-type="float" office:value="0.778389693405661">
            <text:p>0.78</text:p>
          </table:table-cell>
          <table:table-cell office:value-type="float" office:value="798.145451799425">
            <text:p>798</text:p>
          </table:table-cell>
          <table:table-cell table:formula="of:=(ABS([.C158]-[.$O$2]))/[.C158]" office:value-type="float" office:value="1.38051848283597">
            <text:p>1.381</text:p>
          </table:table-cell>
          <table:table-cell office:value-type="float" office:value="106.113536309797">
            <text:p>106.11</text:p>
          </table:table-cell>
          <table:table-cell office:value-type="float" office:value="6.74205258517866">
            <text:p>6.74</text:p>
          </table:table-cell>
          <table:table-cell office:value-type="float" office:value="32.8025750354018">
            <text:p>32.80</text:p>
          </table:table-cell>
          <table:table-cell office:value-type="float" office:value="229000.887507317">
            <text:p>229001</text:p>
          </table:table-cell>
          <table:table-cell office:value-type="float" office:value="0.382293686407414">
            <text:p>0.382</text:p>
          </table:table-cell>
          <table:table-cell office:value-type="float" office:value="16.7489064541525">
            <text:p>16.75</text:p>
          </table:table-cell>
          <table:table-cell table:number-columns-repeated="5"/>
        </table:table-row>
        <table:table-row table:style-name="ro1">
          <table:table-cell office:value-type="string">
            <text:p>20230923T164211p675424</text:p>
          </table:table-cell>
          <table:table-cell table:formula="of:=1/([.D159]*0.7+[.E159]/100*0.3)" office:value-type="float" office:value="0.391362616118252">
            <text:p>0.39</text:p>
          </table:table-cell>
          <table:table-cell office:value-type="float" office:value="413.723736602937">
            <text:p>414</text:p>
          </table:table-cell>
          <table:table-cell table:formula="of:=(ABS([.C159]-[.$O$2]))/[.C159]" office:value-type="float" office:value="3.59243652684953">
            <text:p>3.592</text:p>
          </table:table-cell>
          <table:table-cell office:value-type="float" office:value="13.489833705013">
            <text:p>13.49</text:p>
          </table:table-cell>
          <table:table-cell office:value-type="float" office:value="18.6076589595376">
            <text:p>18.61</text:p>
          </table:table-cell>
          <table:table-cell office:value-type="float" office:value="14.9897009529522">
            <text:p>14.99</text:p>
          </table:table-cell>
          <table:table-cell office:value-type="float" office:value="390191.854586107">
            <text:p>390192</text:p>
          </table:table-cell>
          <table:table-cell office:value-type="float" office:value="0.173464557361906">
            <text:p>0.173</text:p>
          </table:table-cell>
          <table:table-cell office:value-type="float" office:value="25.8612501003782">
            <text:p>25.86</text:p>
          </table:table-cell>
          <table:table-cell table:number-columns-repeated="5"/>
        </table:table-row>
        <table:table-row table:style-name="ro1">
          <table:table-cell office:value-type="string">
            <text:p>20230923T164131p674596</text:p>
          </table:table-cell>
          <table:table-cell table:formula="of:=1/([.D160]*0.7+[.E160]/100*0.3)" office:value-type="float" office:value="0.558641880097697">
            <text:p>0.56</text:p>
          </table:table-cell>
          <table:table-cell office:value-type="float" office:value="549.573112263941">
            <text:p>550</text:p>
          </table:table-cell>
          <table:table-cell table:formula="of:=(ABS([.C160]-[.$O$2]))/[.C160]" office:value-type="float" office:value="2.45722881560388">
            <text:p>2.457</text:p>
          </table:table-cell>
          <table:table-cell office:value-type="float" office:value="23.3317942601143">
            <text:p>23.33</text:p>
          </table:table-cell>
          <table:table-cell office:value-type="float" office:value="14.1795520231214">
            <text:p>14.18</text:p>
          </table:table-cell>
          <table:table-cell office:value-type="float" office:value="21.7166598990053">
            <text:p>21.72</text:p>
          </table:table-cell>
          <table:table-cell office:value-type="float" office:value="233588.912275991">
            <text:p>233589</text:p>
          </table:table-cell>
          <table:table-cell office:value-type="float" office:value="0.0258313007758241">
            <text:p>0.026</text:p>
          </table:table-cell>
          <table:table-cell office:value-type="float" office:value="58.6234066690346">
            <text:p>58.62</text:p>
          </table:table-cell>
          <table:table-cell table:number-columns-repeated="5"/>
        </table:table-row>
        <table:table-row table:style-name="ro1">
          <table:table-cell office:value-type="string">
            <text:p>20230923T164055p673983</text:p>
          </table:table-cell>
          <table:table-cell table:formula="of:=1/([.D161]*0.7+[.E161]/100*0.3)" office:value-type="float" office:value="1.04768881554255">
            <text:p>1.05</text:p>
          </table:table-cell>
          <table:table-cell office:value-type="float" office:value="889.361520518468">
            <text:p>889</text:p>
          </table:table-cell>
          <table:table-cell table:formula="of:=(ABS([.C161]-[.$O$2]))/[.C161]" office:value-type="float" office:value="1.13636407261286">
            <text:p>1.136</text:p>
          </table:table-cell>
          <table:table-cell office:value-type="float" office:value="53.0090128053615">
            <text:p>53.01</text:p>
          </table:table-cell>
          <table:table-cell office:value-type="float" office:value="6.88978090847879">
            <text:p>6.89</text:p>
          </table:table-cell>
          <table:table-cell office:value-type="float" office:value="35.4884260613078">
            <text:p>35.49</text:p>
          </table:table-cell>
          <table:table-cell office:value-type="float" office:value="289567.851710197">
            <text:p>289568</text:p>
          </table:table-cell>
          <table:table-cell office:value-type="float" office:value="0.25690562494682">
            <text:p>0.257</text:p>
          </table:table-cell>
          <table:table-cell office:value-type="float" office:value="16.2686015508274">
            <text:p>16.27</text:p>
          </table:table-cell>
          <table:table-cell table:number-columns-repeated="5"/>
        </table:table-row>
        <table:table-row table:style-name="ro1">
          <table:table-cell office:value-type="string">
            <text:p>20230923T164226p675749</text:p>
          </table:table-cell>
          <table:table-cell table:formula="of:=1/([.D162]*0.7+[.E162]/100*0.3)" office:value-type="float" office:value="0.3736820565722">
            <text:p>0.37</text:p>
          </table:table-cell>
          <table:table-cell office:value-type="float" office:value="402.996975291337">
            <text:p>403</text:p>
          </table:table-cell>
          <table:table-cell table:formula="of:=(ABS([.C162]-[.$O$2]))/[.C162]" office:value-type="float" office:value="3.71467558441708">
            <text:p>3.715</text:p>
          </table:table-cell>
          <table:table-cell office:value-type="float" office:value="25.2662846961072">
            <text:p>25.27</text:p>
          </table:table-cell>
          <table:table-cell office:value-type="float" office:value="17.5510597302505">
            <text:p>17.55</text:p>
          </table:table-cell>
          <table:table-cell office:value-type="float" office:value="33.6173626622778">
            <text:p>33.62</text:p>
          </table:table-cell>
          <table:table-cell office:value-type="float" office:value="271026.58844416">
            <text:p>271027</text:p>
          </table:table-cell>
          <table:table-cell office:value-type="float" office:value="0.093463751076133">
            <text:p>0.093</text:p>
          </table:table-cell>
          <table:table-cell office:value-type="float" office:value="39.4367958123864">
            <text:p>39.44</text:p>
          </table:table-cell>
          <table:table-cell table:number-columns-repeated="5"/>
        </table:table-row>
        <table:table-row table:style-name="ro1">
          <table:table-cell office:value-type="string">
            <text:p>20230923T164113p674263</text:p>
          </table:table-cell>
          <table:table-cell table:formula="of:=1/([.D163]*0.7+[.E163]/100*0.3)" office:value-type="float" office:value="1.93033004516439">
            <text:p>1.93</text:p>
          </table:table-cell>
          <table:table-cell office:value-type="float" office:value="1371.07633303388">
            <text:p>1371</text:p>
          </table:table-cell>
          <table:table-cell table:formula="of:=(ABS([.C163]-[.$O$2]))/[.C163]" office:value-type="float" office:value="0.385772589185995">
            <text:p>0.386</text:p>
          </table:table-cell>
          <table:table-cell office:value-type="float" office:value="82.6684375459774">
            <text:p>82.67</text:p>
          </table:table-cell>
          <table:table-cell office:value-type="float" office:value="4.38878282854342">
            <text:p>4.39</text:p>
          </table:table-cell>
          <table:table-cell office:value-type="float" office:value="23.2424031589529">
            <text:p>23.24</text:p>
          </table:table-cell>
          <table:table-cell office:value-type="float" office:value="359867.993862119">
            <text:p>359868</text:p>
          </table:table-cell>
          <table:table-cell office:value-type="float" office:value="0.24687505658469">
            <text:p>0.247</text:p>
          </table:table-cell>
          <table:table-cell office:value-type="float" office:value="93.6161709787116">
            <text:p>93.62</text:p>
          </table:table-cell>
          <table:table-cell table:number-columns-repeated="5"/>
        </table:table-row>
        <table:table-row table:style-name="ro1">
          <table:table-cell office:value-type="string">
            <text:p>20230923T164104p674112</text:p>
          </table:table-cell>
          <table:table-cell table:formula="of:=1/([.D164]*0.7+[.E164]/100*0.3)" office:value-type="float" office:value="0.973645602927994">
            <text:p>0.97</text:p>
          </table:table-cell>
          <table:table-cell office:value-type="float" office:value="801.625660462862">
            <text:p>802</text:p>
          </table:table-cell>
          <table:table-cell table:formula="of:=(ABS([.C164]-[.$O$2]))/[.C164]" office:value-type="float" office:value="1.3701836077739">
            <text:p>1.370</text:p>
          </table:table-cell>
          <table:table-cell office:value-type="float" office:value="22.6464086323006">
            <text:p>22.65</text:p>
          </table:table-cell>
          <table:table-cell office:value-type="float" office:value="14.172363986519">
            <text:p>14.17</text:p>
          </table:table-cell>
          <table:table-cell office:value-type="float" office:value="18.214254281313">
            <text:p>18.21</text:p>
          </table:table-cell>
          <table:table-cell office:value-type="float" office:value="346842.034238025">
            <text:p>346842</text:p>
          </table:table-cell>
          <table:table-cell office:value-type="float" office:value="0.18130700621094">
            <text:p>0.181</text:p>
          </table:table-cell>
          <table:table-cell office:value-type="float" office:value="88.2287972834305">
            <text:p>88.23</text:p>
          </table:table-cell>
          <table:table-cell table:number-columns-repeated="5"/>
        </table:table-row>
        <table:table-row table:style-name="ro1">
          <table:table-cell office:value-type="string">
            <text:p>20230923T164223p675686</text:p>
          </table:table-cell>
          <table:table-cell table:formula="of:=1/([.D165]*0.7+[.E165]/100*0.3)" office:value-type="float" office:value="0.356964824470293">
            <text:p>0.36</text:p>
          </table:table-cell>
          <table:table-cell office:value-type="float" office:value="391.89668958033">
            <text:p>392</text:p>
          </table:table-cell>
          <table:table-cell table:formula="of:=(ABS([.C165]-[.$O$2]))/[.C165]" office:value-type="float" office:value="3.84821650837278">
            <text:p>3.848</text:p>
          </table:table-cell>
          <table:table-cell office:value-type="float" office:value="35.881638807165">
            <text:p>35.88</text:p>
          </table:table-cell>
          <table:table-cell office:value-type="float" office:value="19.1103082851638">
            <text:p>19.11</text:p>
          </table:table-cell>
          <table:table-cell office:value-type="float" office:value="30.1860238755549">
            <text:p>30.19</text:p>
          </table:table-cell>
          <table:table-cell office:value-type="float" office:value="271026.58844416">
            <text:p>271027</text:p>
          </table:table-cell>
          <table:table-cell office:value-type="float" office:value="0.119246448040137">
            <text:p>0.119</text:p>
          </table:table-cell>
          <table:table-cell office:value-type="float" office:value="20.0002997528631">
            <text:p>20.00</text:p>
          </table:table-cell>
          <table:table-cell table:number-columns-repeated="5"/>
        </table:table-row>
        <table:table-row table:style-name="ro1">
          <table:table-cell office:value-type="string">
            <text:p>20230923T164049p673892</text:p>
          </table:table-cell>
          <table:table-cell table:formula="of:=1/([.D166]*0.7+[.E166]/100*0.3)" office:value-type="float" office:value="1.16703574311317">
            <text:p>1.17</text:p>
          </table:table-cell>
          <table:table-cell office:value-type="float" office:value="898.753231306221">
            <text:p>899</text:p>
          </table:table-cell>
          <table:table-cell table:formula="of:=(ABS([.C166]-[.$O$2]))/[.C166]" office:value-type="float" office:value="1.11403968722159">
            <text:p>1.114</text:p>
          </table:table-cell>
          <table:table-cell office:value-type="float" office:value="25.6813345454182">
            <text:p>25.68</text:p>
          </table:table-cell>
          <table:table-cell office:value-type="float" office:value="17.9514691714836">
            <text:p>17.95</text:p>
          </table:table-cell>
          <table:table-cell office:value-type="float" office:value="12.5513621559693">
            <text:p>12.55</text:p>
          </table:table-cell>
          <table:table-cell office:value-type="float" office:value="363348.580614569">
            <text:p>363349</text:p>
          </table:table-cell>
          <table:table-cell office:value-type="float" office:value="0.199749129609152">
            <text:p>0.200</text:p>
          </table:table-cell>
          <table:table-cell office:value-type="float" office:value="11.8105783303382">
            <text:p>11.81</text:p>
          </table:table-cell>
          <table:table-cell table:number-columns-repeated="5"/>
        </table:table-row>
        <table:table-row table:style-name="ro1">
          <table:table-cell office:value-type="string">
            <text:p>20230923T164159p675171</text:p>
          </table:table-cell>
          <table:table-cell table:formula="of:=1/([.D167]*0.7+[.E167]/100*0.3)" office:value-type="float" office:value="0.724431353118448">
            <text:p>0.72</text:p>
          </table:table-cell>
          <table:table-cell office:value-type="float" office:value="667.210445444138">
            <text:p>667</text:p>
          </table:table-cell>
          <table:table-cell table:formula="of:=(ABS([.C167]-[.$O$2]))/[.C167]" office:value-type="float" office:value="1.84767724032743">
            <text:p>1.848</text:p>
          </table:table-cell>
          <table:table-cell office:value-type="float" office:value="29.0063249347422">
            <text:p>29.01</text:p>
          </table:table-cell>
          <table:table-cell office:value-type="float" office:value="7.7876532858191">
            <text:p>7.79</text:p>
          </table:table-cell>
          <table:table-cell office:value-type="float" office:value="37.1692808722167">
            <text:p>37.17</text:p>
          </table:table-cell>
          <table:table-cell office:value-type="float" office:value="236075.7589463">
            <text:p>236076</text:p>
          </table:table-cell>
          <table:table-cell office:value-type="float" office:value="0.237968475928701">
            <text:p>0.238</text:p>
          </table:table-cell>
          <table:table-cell office:value-type="float" office:value="13.7056353923025">
            <text:p>13.71</text:p>
          </table:table-cell>
          <table:table-cell table:number-columns-repeated="5"/>
        </table:table-row>
        <table:table-row table:style-name="ro1">
          <table:table-cell office:value-type="string">
            <text:p>20230923T164137p674710</text:p>
          </table:table-cell>
          <table:table-cell table:formula="of:=1/([.D168]*0.7+[.E168]/100*0.3)" office:value-type="float" office:value="0.863720342861144">
            <text:p>0.86</text:p>
          </table:table-cell>
          <table:table-cell office:value-type="float" office:value="755.395596546089">
            <text:p>755</text:p>
          </table:table-cell>
          <table:table-cell table:formula="of:=(ABS([.C168]-[.$O$2]))/[.C168]" office:value-type="float" office:value="1.51523838461253">
            <text:p>1.515</text:p>
          </table:table-cell>
          <table:table-cell office:value-type="float" office:value="32.371761971941">
            <text:p>32.37</text:p>
          </table:table-cell>
          <table:table-cell office:value-type="float" office:value="14.6040462427746">
            <text:p>14.60</text:p>
          </table:table-cell>
          <table:table-cell office:value-type="float" office:value="28.228377268959">
            <text:p>28.23</text:p>
          </table:table-cell>
          <table:table-cell office:value-type="float" office:value="281895.891948579">
            <text:p>281896</text:p>
          </table:table-cell>
          <table:table-cell office:value-type="float" office:value="0.0822026916602792">
            <text:p>0.082</text:p>
          </table:table-cell>
          <table:table-cell office:value-type="float" office:value="86.4491142564915">
            <text:p>86.45</text:p>
          </table:table-cell>
          <table:table-cell table:number-columns-repeated="5"/>
        </table:table-row>
        <table:table-row table:style-name="ro1">
          <table:table-cell office:value-type="string">
            <text:p>20230923T164116p674326</text:p>
          </table:table-cell>
          <table:table-cell table:formula="of:=1/([.D169]*0.7+[.E169]/100*0.3)" office:value-type="float" office:value="1.33296376872141">
            <text:p>1.33</text:p>
          </table:table-cell>
          <table:table-cell office:value-type="float" office:value="1085.81363157113">
            <text:p>1086</text:p>
          </table:table-cell>
          <table:table-cell table:formula="of:=(ABS([.C169]-[.$O$2]))/[.C169]" office:value-type="float" office:value="0.749839884815937">
            <text:p>0.750</text:p>
          </table:table-cell>
          <table:table-cell office:value-type="float" office:value="75.1066727859576">
            <text:p>75.11</text:p>
          </table:table-cell>
          <table:table-cell office:value-type="float" office:value="12.3697013487476">
            <text:p>12.37</text:p>
          </table:table-cell>
          <table:table-cell office:value-type="float" office:value="34.9397977882159">
            <text:p>34.94</text:p>
          </table:table-cell>
          <table:table-cell office:value-type="float" office:value="320280.175833331">
            <text:p>320280</text:p>
          </table:table-cell>
          <table:table-cell office:value-type="float" office:value="0.00463788658914906">
            <text:p>0.005</text:p>
          </table:table-cell>
          <table:table-cell office:value-type="float" office:value="99.2402068148322">
            <text:p>99.24</text:p>
          </table:table-cell>
          <table:table-cell table:number-columns-repeated="5"/>
        </table:table-row>
        <table:table-row table:style-name="ro1">
          <table:table-cell office:value-type="string">
            <text:p>20230923T164044p673796</text:p>
          </table:table-cell>
          <table:table-cell table:formula="of:=1/([.D170]*0.7+[.E170]/100*0.3)" office:value-type="float" office:value="1.07998252787472">
            <text:p>1.08</text:p>
          </table:table-cell>
          <table:table-cell office:value-type="float" office:value="891.863005674726">
            <text:p>892</text:p>
          </table:table-cell>
          <table:table-cell table:formula="of:=(ABS([.C170]-[.$O$2]))/[.C170]" office:value-type="float" office:value="1.13037202789074">
            <text:p>1.130</text:p>
          </table:table-cell>
          <table:table-cell office:value-type="float" office:value="44.893495392008">
            <text:p>44.89</text:p>
          </table:table-cell>
          <table:table-cell office:value-type="float" office:value="5.94439947384397">
            <text:p>5.94</text:p>
          </table:table-cell>
          <table:table-cell office:value-type="float" office:value="34.0969020124001">
            <text:p>34.10</text:p>
          </table:table-cell>
          <table:table-cell office:value-type="float" office:value="239299.237031305">
            <text:p>239299</text:p>
          </table:table-cell>
          <table:table-cell office:value-type="float" office:value="0.213082136890723">
            <text:p>0.213</text:p>
          </table:table-cell>
          <table:table-cell office:value-type="float" office:value="88.5969624276448">
            <text:p>88.60</text:p>
          </table:table-cell>
          <table:table-cell table:number-columns-repeated="5"/>
        </table:table-row>
        <table:table-row table:style-name="ro1">
          <table:table-cell office:value-type="string">
            <text:p>20230923T164232p675910</text:p>
          </table:table-cell>
          <table:table-cell table:formula="of:=1/([.D171]*0.7+[.E171]/100*0.3)" office:value-type="float" office:value="1.19580250888773">
            <text:p>1.20</text:p>
          </table:table-cell>
          <table:table-cell office:value-type="float" office:value="1052.32541437699">
            <text:p>1052</text:p>
          </table:table-cell>
          <table:table-cell table:formula="of:=(ABS([.C171]-[.$O$2]))/[.C171]" office:value-type="float" office:value="0.80552514843981">
            <text:p>0.806</text:p>
          </table:table-cell>
          <table:table-cell office:value-type="float" office:value="90.7969619134488">
            <text:p>90.80</text:p>
          </table:table-cell>
          <table:table-cell office:value-type="float" office:value="15.9426782273603">
            <text:p>15.94</text:p>
          </table:table-cell>
          <table:table-cell office:value-type="float" office:value="35.5920122398642">
            <text:p>35.59</text:p>
          </table:table-cell>
          <table:table-cell office:value-type="float" office:value="236075.7589463">
            <text:p>236076</text:p>
          </table:table-cell>
          <table:table-cell office:value-type="float" office:value="0.387564847306993">
            <text:p>0.388</text:p>
          </table:table-cell>
          <table:table-cell office:value-type="float" office:value="4.81467540606296">
            <text:p>4.81</text:p>
          </table:table-cell>
          <table:table-cell table:number-columns-repeated="5"/>
        </table:table-row>
        <table:table-row table:style-name="ro1">
          <table:table-cell office:value-type="string">
            <text:p>20230923T164101p674068</text:p>
          </table:table-cell>
          <table:table-cell table:formula="of:=1/([.D172]*0.7+[.E172]/100*0.3)" office:value-type="float" office:value="0.891541090277664">
            <text:p>0.89</text:p>
          </table:table-cell>
          <table:table-cell office:value-type="float" office:value="785.177897399343">
            <text:p>785</text:p>
          </table:table-cell>
          <table:table-cell table:formula="of:=(ABS([.C172]-[.$O$2]))/[.C172]" office:value-type="float" office:value="1.41983378071792">
            <text:p>1.420</text:p>
          </table:table-cell>
          <table:table-cell office:value-type="float" office:value="42.589882257513">
            <text:p>42.59</text:p>
          </table:table-cell>
          <table:table-cell office:value-type="float" office:value="13.7937138728324">
            <text:p>13.79</text:p>
          </table:table-cell>
          <table:table-cell office:value-type="float" office:value="18.3225873530961">
            <text:p>18.32</text:p>
          </table:table-cell>
          <table:table-cell office:value-type="float" office:value="254482.64647572">
            <text:p>254483</text:p>
          </table:table-cell>
          <table:table-cell office:value-type="float" office:value="0.339587704061199">
            <text:p>0.340</text:p>
          </table:table-cell>
          <table:table-cell office:value-type="float" office:value="94.0402421339456">
            <text:p>94.04</text:p>
          </table:table-cell>
          <table:table-cell table:number-columns-repeated="5"/>
        </table:table-row>
        <table:table-row table:style-name="ro1">
          <table:table-cell office:value-type="string">
            <text:p>20230923T164229p675835</text:p>
          </table:table-cell>
          <table:table-cell table:formula="of:=1/([.D173]*0.7+[.E173]/100*0.3)" office:value-type="float" office:value="0.95552309700501">
            <text:p>0.96</text:p>
          </table:table-cell>
          <table:table-cell office:value-type="float" office:value="835.798942533507">
            <text:p>836</text:p>
          </table:table-cell>
          <table:table-cell table:formula="of:=(ABS([.C173]-[.$O$2]))/[.C173]" office:value-type="float" office:value="1.27327399367202">
            <text:p>1.273</text:p>
          </table:table-cell>
          <table:table-cell office:value-type="float" office:value="51.7517939044375">
            <text:p>51.75</text:p>
          </table:table-cell>
          <table:table-cell office:value-type="float" office:value="6.88450132667395">
            <text:p>6.88</text:p>
          </table:table-cell>
          <table:table-cell office:value-type="float" office:value="35.5920122398642">
            <text:p>35.59</text:p>
          </table:table-cell>
          <table:table-cell office:value-type="float" office:value="236075.7589463">
            <text:p>236076</text:p>
          </table:table-cell>
          <table:table-cell office:value-type="float" office:value="0.387564847306993">
            <text:p>0.388</text:p>
          </table:table-cell>
          <table:table-cell office:value-type="float" office:value="4.81467540606296">
            <text:p>4.81</text:p>
          </table:table-cell>
          <table:table-cell table:number-columns-repeated="5"/>
        </table:table-row>
        <table:table-row table:style-name="ro1">
          <table:table-cell office:value-type="string">
            <text:p>20230923T164107p674152</text:p>
          </table:table-cell>
          <table:table-cell table:formula="of:=1/([.D174]*0.7+[.E174]/100*0.3)" office:value-type="float" office:value="1.00160951425201">
            <text:p>1.00</text:p>
          </table:table-cell>
          <table:table-cell office:value-type="float" office:value="818.158467511277">
            <text:p>818</text:p>
          </table:table-cell>
          <table:table-cell table:formula="of:=(ABS([.C174]-[.$O$2]))/[.C174]" office:value-type="float" office:value="1.32228849965891">
            <text:p>1.322</text:p>
          </table:table-cell>
          <table:table-cell office:value-type="float" office:value="24.2637074533591">
            <text:p>24.26</text:p>
          </table:table-cell>
          <table:table-cell office:value-type="float" office:value="14.5558766859345">
            <text:p>14.56</text:p>
          </table:table-cell>
          <table:table-cell office:value-type="float" office:value="24.7482125997632">
            <text:p>24.75</text:p>
          </table:table-cell>
          <table:table-cell office:value-type="float" office:value="309100.803664721">
            <text:p>309101</text:p>
          </table:table-cell>
          <table:table-cell office:value-type="float" office:value="0.0720655463362251">
            <text:p>0.072</text:p>
          </table:table-cell>
          <table:table-cell office:value-type="float" office:value="86.4491142564915">
            <text:p>86.45</text:p>
          </table:table-cell>
          <table:table-cell table:number-columns-repeated="5"/>
        </table:table-row>
        <table:table-row table:style-name="ro1">
          <table:table-cell office:value-type="string">
            <text:p>20230923T164220p675624</text:p>
          </table:table-cell>
          <table:table-cell table:formula="of:=1/([.D175]*0.7+[.E175]/100*0.3)" office:value-type="float" office:value="1.3578092735617">
            <text:p>1.36</text:p>
          </table:table-cell>
          <table:table-cell office:value-type="float" office:value="991.546642447535">
            <text:p>992</text:p>
          </table:table-cell>
          <table:table-cell table:formula="of:=(ABS([.C175]-[.$O$2]))/[.C175]" office:value-type="float" office:value="0.91619830945122">
            <text:p>0.916</text:p>
          </table:table-cell>
          <table:table-cell office:value-type="float" office:value="31.7138815245241">
            <text:p>31.71</text:p>
          </table:table-cell>
          <table:table-cell office:value-type="float" office:value="14.5361097737121">
            <text:p>14.54</text:p>
          </table:table-cell>
          <table:table-cell office:value-type="float" office:value="12.1975801491704">
            <text:p>12.20</text:p>
          </table:table-cell>
          <table:table-cell office:value-type="float" office:value="384378.605593348">
            <text:p>384379</text:p>
          </table:table-cell>
          <table:table-cell office:value-type="float" office:value="0.111482133662067">
            <text:p>0.111</text:p>
          </table:table-cell>
          <table:table-cell office:value-type="float" office:value="89.5587647163857">
            <text:p>89.56</text:p>
          </table:table-cell>
          <table:table-cell table:number-columns-repeated="5"/>
        </table:table-row>
        <table:table-row table:style-name="ro1">
          <table:table-cell office:value-type="string">
            <text:p>20230923T164143p674835</text:p>
          </table:table-cell>
          <table:table-cell table:formula="of:=1/([.D176]*0.7+[.E176]/100*0.3)" office:value-type="float" office:value="0.45520411609333">
            <text:p>0.46</text:p>
          </table:table-cell>
          <table:table-cell office:value-type="float" office:value="478.784197390088">
            <text:p>479</text:p>
          </table:table-cell>
          <table:table-cell table:formula="of:=(ABS([.C176]-[.$O$2]))/[.C176]" office:value-type="float" office:value="2.96838494327326">
            <text:p>2.968</text:p>
          </table:table-cell>
          <table:table-cell office:value-type="float" office:value="39.649076869419">
            <text:p>39.65</text:p>
          </table:table-cell>
          <table:table-cell office:value-type="float" office:value="6.13758219524532">
            <text:p>6.14</text:p>
          </table:table-cell>
          <table:table-cell office:value-type="float" office:value="20.4744632409881">
            <text:p>20.47</text:p>
          </table:table-cell>
          <table:table-cell office:value-type="float" office:value="297650.71962443">
            <text:p>297651</text:p>
          </table:table-cell>
          <table:table-cell office:value-type="float" office:value="0.0887576384304989">
            <text:p>0.089</text:p>
          </table:table-cell>
          <table:table-cell office:value-type="float" office:value="91.1850125459671">
            <text:p>91.19</text:p>
          </table:table-cell>
          <table:table-cell table:number-columns-repeated="5"/>
        </table:table-row>
        <table:table-row table:style-name="ro1">
          <table:table-cell office:value-type="string">
            <text:p>20230923T164134p674653</text:p>
          </table:table-cell>
          <table:table-cell table:formula="of:=1/([.D177]*0.7+[.E177]/100*0.3)" office:value-type="float" office:value="0.771656735181722">
            <text:p>0.77</text:p>
          </table:table-cell>
          <table:table-cell office:value-type="float" office:value="708.704287001049">
            <text:p>709</text:p>
          </table:table-cell>
          <table:table-cell table:formula="of:=(ABS([.C177]-[.$O$2]))/[.C177]" office:value-type="float" office:value="1.68094893011024">
            <text:p>1.681</text:p>
          </table:table-cell>
          <table:table-cell office:value-type="float" office:value="39.7495852811973">
            <text:p>39.75</text:p>
          </table:table-cell>
          <table:table-cell office:value-type="float" office:value="14.7817240549001">
            <text:p>14.78</text:p>
          </table:table-cell>
          <table:table-cell office:value-type="float" office:value="11.5488546285212">
            <text:p>11.55</text:p>
          </table:table-cell>
          <table:table-cell office:value-type="float" office:value="257109.508410833">
            <text:p>257110</text:p>
          </table:table-cell>
          <table:table-cell office:value-type="float" office:value="0.040009754878986">
            <text:p>0.040</text:p>
          </table:table-cell>
          <table:table-cell office:value-type="float" office:value="88.2287972834305">
            <text:p>88.23</text:p>
          </table:table-cell>
          <table:table-cell table:number-columns-repeated="5"/>
        </table:table-row>
        <table:table-row table:style-name="ro1">
          <table:table-cell office:value-type="string">
            <text:p>20230923T164046p673846</text:p>
          </table:table-cell>
          <table:table-cell table:formula="of:=1/([.D178]*0.7+[.E178]/100*0.3)" office:value-type="float" office:value="2.25660555127775">
            <text:p>2.26</text:p>
          </table:table-cell>
          <table:table-cell office:value-type="float" office:value="1232.23190878126">
            <text:p>1232</text:p>
          </table:table-cell>
          <table:table-cell table:formula="of:=(ABS([.C178]-[.$O$2]))/[.C178]" office:value-type="float" office:value="0.541917545277006">
            <text:p>0.542</text:p>
          </table:table-cell>
          <table:table-cell office:value-type="float" office:value="21.2670606394705">
            <text:p>21.27</text:p>
          </table:table-cell>
          <table:table-cell office:value-type="float" office:value="7.81024001676973">
            <text:p>7.81</text:p>
          </table:table-cell>
          <table:table-cell office:value-type="float" office:value="28.3223475529518">
            <text:p>28.32</text:p>
          </table:table-cell>
          <table:table-cell office:value-type="float" office:value="283090.253088883">
            <text:p>283090</text:p>
          </table:table-cell>
          <table:table-cell office:value-type="float" office:value="0.323961226012348">
            <text:p>0.324</text:p>
          </table:table-cell>
          <table:table-cell office:value-type="float" office:value="3.06789252091396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0923T164128p674534</text:p>
          </table:table-cell>
          <table:table-cell table:formula="of:=1/([.D179]*0.7+[.E179]/100*0.3)" office:value-type="float" office:value="0.896825647408891">
            <text:p>0.90</text:p>
          </table:table-cell>
          <table:table-cell office:value-type="float" office:value="761.336434396688">
            <text:p>761</text:p>
          </table:table-cell>
          <table:table-cell table:formula="of:=(ABS([.C179]-[.$O$2]))/[.C179]" office:value-type="float" office:value="1.49561155116086">
            <text:p>1.496</text:p>
          </table:table-cell>
          <table:table-cell office:value-type="float" office:value="22.7052834729005">
            <text:p>22.71</text:p>
          </table:table-cell>
          <table:table-cell office:value-type="float" office:value="6.20595972882728">
            <text:p>6.21</text:p>
          </table:table-cell>
          <table:table-cell office:value-type="float" office:value="27.3862168000742">
            <text:p>27.39</text:p>
          </table:table-cell>
          <table:table-cell office:value-type="float" office:value="315198.081382108">
            <text:p>315198</text:p>
          </table:table-cell>
          <table:table-cell office:value-type="float" office:value="0.0445918684329463">
            <text:p>0.045</text:p>
          </table:table-cell>
          <table:table-cell office:value-type="float" office:value="88.2681011839617">
            <text:p>88.27</text:p>
          </table:table-cell>
          <table:table-cell table:number-columns-repeated="5"/>
        </table:table-row>
        <table:table-row table:style-name="ro1">
          <table:table-cell office:value-type="string">
            <text:p>20230923T164217p675536</text:p>
          </table:table-cell>
          <table:table-cell table:formula="of:=1/([.D180]*0.7+[.E180]/100*0.3)" office:value-type="float" office:value="4.60278504580824">
            <text:p>4.60</text:p>
          </table:table-cell>
          <table:table-cell office:value-type="float" office:value="1653.02225559993">
            <text:p>1653</text:p>
          </table:table-cell>
          <table:table-cell table:formula="of:=(ABS([.C180]-[.$O$2]))/[.C180]" office:value-type="float" office:value="0.149409811975238">
            <text:p>0.149</text:p>
          </table:table-cell>
          <table:table-cell office:value-type="float" office:value="37.557632394228">
            <text:p>37.56</text:p>
          </table:table-cell>
          <table:table-cell office:value-type="float" office:value="7.83801385921951">
            <text:p>7.84</text:p>
          </table:table-cell>
          <table:table-cell office:value-type="float" office:value="18.774568070927">
            <text:p>18.77</text:p>
          </table:table-cell>
          <table:table-cell office:value-type="float" office:value="337683.647928071">
            <text:p>337684</text:p>
          </table:table-cell>
          <table:table-cell office:value-type="float" office:value="0.225221590556663">
            <text:p>0.225</text:p>
          </table:table-cell>
          <table:table-cell office:value-type="float" office:value="2.68644462769593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3T234748p718702</text:p>
          </table:table-cell>
          <table:table-cell table:formula="of:=1/([.D181]*0.7+[.E181]/100*0.3)" office:value-type="float" office:value="0.827458491716317">
            <text:p>0.83</text:p>
          </table:table-cell>
          <table:table-cell office:value-type="float" office:value="780.375722331472">
            <text:p>780</text:p>
          </table:table-cell>
          <table:table-cell table:formula="of:=(ABS([.C181]-[.$O$2]))/[.C181]" office:value-type="float" office:value="1.43472464048921">
            <text:p>1.435</text:p>
          </table:table-cell>
          <table:table-cell office:value-type="float" office:value="68.0708622681893">
            <text:p>68.07</text:p>
          </table:table-cell>
          <table:table-cell office:value-type="float" office:value="11.9224470134875">
            <text:p>11.92</text:p>
          </table:table-cell>
          <table:table-cell office:value-type="float" office:value="34.7969362004612">
            <text:p>34.80</text:p>
          </table:table-cell>
          <table:table-cell office:value-type="float" office:value="322674.313412842">
            <text:p>322674</text:p>
          </table:table-cell>
          <table:table-cell office:value-type="float" office:value="0.179711199186304">
            <text:p>0.180</text:p>
          </table:table-cell>
          <table:table-cell office:value-type="float" office:value="56.5153634626545">
            <text:p>56.52</text:p>
          </table:table-cell>
          <table:table-cell table:number-columns-repeated="5"/>
        </table:table-row>
        <table:table-row table:style-name="ro1">
          <table:table-cell office:value-type="string">
            <text:p>20230923T234727p718373</text:p>
          </table:table-cell>
          <table:table-cell table:formula="of:=1/([.D182]*0.7+[.E182]/100*0.3)" office:value-type="float" office:value="0.638956327988808">
            <text:p>0.64</text:p>
          </table:table-cell>
          <table:table-cell office:value-type="float" office:value="672.025571709316">
            <text:p>672</text:p>
          </table:table-cell>
          <table:table-cell table:formula="of:=(ABS([.C182]-[.$O$2]))/[.C182]" office:value-type="float" office:value="1.82727336575496">
            <text:p>1.827</text:p>
          </table:table-cell>
          <table:table-cell office:value-type="float" office:value="95.3202777644932">
            <text:p>95.32</text:p>
          </table:table-cell>
          <table:table-cell office:value-type="float" office:value="6.13466840052016">
            <text:p>6.13</text:p>
          </table:table-cell>
          <table:table-cell office:value-type="float" office:value="35.3263509477476">
            <text:p>35.33</text:p>
          </table:table-cell>
          <table:table-cell office:value-type="float" office:value="312733.39741359">
            <text:p>312733</text:p>
          </table:table-cell>
          <table:table-cell office:value-type="float" office:value="0.323961226012348">
            <text:p>0.324</text:p>
          </table:table-cell>
          <table:table-cell office:value-type="float" office:value="43.2158410526658">
            <text:p>43.22</text:p>
          </table:table-cell>
          <table:table-cell table:number-columns-repeated="5"/>
        </table:table-row>
        <table:table-row table:style-name="ro1">
          <table:table-cell office:value-type="string">
            <text:p>20230923T234745p718648</text:p>
          </table:table-cell>
          <table:table-cell table:formula="of:=1/([.D183]*0.7+[.E183]/100*0.3)" office:value-type="float" office:value="0.610629565528921">
            <text:p>0.61</text:p>
          </table:table-cell>
          <table:table-cell office:value-type="float" office:value="635.770601691118">
            <text:p>636</text:p>
          </table:table-cell>
          <table:table-cell table:formula="of:=(ABS([.C183]-[.$O$2]))/[.C183]" office:value-type="float" office:value="1.98849930296572">
            <text:p>1.988</text:p>
          </table:table-cell>
          <table:table-cell office:value-type="float" office:value="81.9015229923017">
            <text:p>81.90</text:p>
          </table:table-cell>
          <table:table-cell office:value-type="float" office:value="6.09306445729769">
            <text:p>6.09</text:p>
          </table:table-cell>
          <table:table-cell office:value-type="float" office:value="22.942161775253">
            <text:p>22.94</text:p>
          </table:table-cell>
          <table:table-cell office:value-type="float" office:value="212717.877090353">
            <text:p>212718</text:p>
          </table:table-cell>
          <table:table-cell office:value-type="float" office:value="0.342875168585674">
            <text:p>0.343</text:p>
          </table:table-cell>
          <table:table-cell office:value-type="float" office:value="37.0905960916757">
            <text:p>37.09</text:p>
          </table:table-cell>
          <table:table-cell table:number-columns-repeated="5"/>
        </table:table-row>
        <table:table-row table:style-name="ro1">
          <table:table-cell office:value-type="string">
            <text:p>20230923T234806p719018</text:p>
          </table:table-cell>
          <table:table-cell table:formula="of:=1/([.D184]*0.7+[.E184]/100*0.3)" office:value-type="float" office:value="0.790775036044092">
            <text:p>0.79</text:p>
          </table:table-cell>
          <table:table-cell office:value-type="float" office:value="890.196987826097">
            <text:p>890</text:p>
          </table:table-cell>
          <table:table-cell table:formula="of:=(ABS([.C184]-[.$O$2]))/[.C184]" office:value-type="float" office:value="1.13435905308991">
            <text:p>1.134</text:p>
          </table:table-cell>
          <table:table-cell office:value-type="float" office:value="156.843606282555">
            <text:p>156.84</text:p>
          </table:table-cell>
          <table:table-cell office:value-type="float" office:value="10.5565992292871">
            <text:p>10.56</text:p>
          </table:table-cell>
          <table:table-cell office:value-type="float" office:value="23.2424031589529">
            <text:p>23.24</text:p>
          </table:table-cell>
          <table:table-cell office:value-type="float" office:value="334095.357925468">
            <text:p>334095</text:p>
          </table:table-cell>
          <table:table-cell office:value-type="float" office:value="0.0806041090869065">
            <text:p>0.081</text:p>
          </table:table-cell>
          <table:table-cell office:value-type="float" office:value="76.1877302470171">
            <text:p>76.19</text:p>
          </table:table-cell>
          <table:table-cell table:number-columns-repeated="5"/>
        </table:table-row>
        <table:table-row table:style-name="ro1">
          <table:table-cell office:value-type="string">
            <text:p>20230923T234855p720112</text:p>
          </table:table-cell>
          <table:table-cell table:formula="of:=1/([.D185]*0.7+[.E185]/100*0.3)" office:value-type="float" office:value="0.585222990433281">
            <text:p>0.59</text:p>
          </table:table-cell>
          <table:table-cell office:value-type="float" office:value="615.05117521932">
            <text:p>615</text:p>
          </table:table-cell>
          <table:table-cell table:formula="of:=(ABS([.C185]-[.$O$2]))/[.C185]" office:value-type="float" office:value="2.08917383878257">
            <text:p>2.089</text:p>
          </table:table-cell>
          <table:table-cell office:value-type="float" office:value="82.1095601331671">
            <text:p>82.11</text:p>
          </table:table-cell>
          <table:table-cell office:value-type="float" office:value="4.57498193828052">
            <text:p>4.57</text:p>
          </table:table-cell>
          <table:table-cell office:value-type="float" office:value="10.7054428071283">
            <text:p>10.71</text:p>
          </table:table-cell>
          <table:table-cell office:value-type="float" office:value="337683.647928071">
            <text:p>337684</text:p>
          </table:table-cell>
          <table:table-cell office:value-type="float" office:value="0.0550935537468453">
            <text:p>0.055</text:p>
          </table:table-cell>
          <table:table-cell office:value-type="float" office:value="60.8611932750321">
            <text:p>60.86</text:p>
          </table:table-cell>
          <table:table-cell table:number-columns-repeated="5"/>
        </table:table-row>
        <table:table-row table:style-name="ro1">
          <table:table-cell office:value-type="string">
            <text:p>20230923T234722p718275</text:p>
          </table:table-cell>
          <table:table-cell table:formula="of:=1/([.D186]*0.7+[.E186]/100*0.3)" office:value-type="float" office:value="0.571617624991222">
            <text:p>0.57</text:p>
          </table:table-cell>
          <table:table-cell office:value-type="float" office:value="568.552880753879">
            <text:p>569</text:p>
          </table:table-cell>
          <table:table-cell table:formula="of:=(ABS([.C186]-[.$O$2]))/[.C186]" office:value-type="float" office:value="2.34181755878305">
            <text:p>2.342</text:p>
          </table:table-cell>
          <table:table-cell office:value-type="float" office:value="36.716307934551">
            <text:p>36.72</text:p>
          </table:table-cell>
          <table:table-cell office:value-type="float" office:value="5.5968011708133">
            <text:p>5.60</text:p>
          </table:table-cell>
          <table:table-cell office:value-type="float" office:value="36.6769777541052">
            <text:p>36.68</text:p>
          </table:table-cell>
          <table:table-cell office:value-type="float" office:value="390191.854586107">
            <text:p>390192</text:p>
          </table:table-cell>
          <table:table-cell office:value-type="float" office:value="0.371005419854843">
            <text:p>0.371</text:p>
          </table:table-cell>
          <table:table-cell office:value-type="float" office:value="61.4828909792717">
            <text:p>61.48</text:p>
          </table:table-cell>
          <table:table-cell table:number-columns-repeated="5"/>
        </table:table-row>
        <table:table-row table:style-name="ro1">
          <table:table-cell office:value-type="string">
            <text:p>20230923T234816p719208</text:p>
          </table:table-cell>
          <table:table-cell table:formula="of:=1/([.D187]*0.7+[.E187]/100*0.3)" office:value-type="float" office:value="0.627698941810713">
            <text:p>0.63</text:p>
          </table:table-cell>
          <table:table-cell office:value-type="float" office:value="597.588380001463">
            <text:p>598</text:p>
          </table:table-cell>
          <table:table-cell table:formula="of:=(ABS([.C187]-[.$O$2]))/[.C187]" office:value-type="float" office:value="2.17944602603442">
            <text:p>2.179</text:p>
          </table:table-cell>
          <table:table-cell office:value-type="float" office:value="22.5027329635671">
            <text:p>22.50</text:p>
          </table:table-cell>
          <table:table-cell office:value-type="float" office:value="13.046701974001">
            <text:p>13.05</text:p>
          </table:table-cell>
          <table:table-cell office:value-type="float" office:value="18.214254281313">
            <text:p>18.21</text:p>
          </table:table-cell>
          <table:table-cell office:value-type="float" office:value="314571.023476267">
            <text:p>314571</text:p>
          </table:table-cell>
          <table:table-cell office:value-type="float" office:value="0.35836699859645">
            <text:p>0.358</text:p>
          </table:table-cell>
          <table:table-cell office:value-type="float" office:value="64.792377996939">
            <text:p>64.79</text:p>
          </table:table-cell>
          <table:table-cell table:number-columns-repeated="5"/>
        </table:table-row>
        <table:table-row table:style-name="ro1">
          <table:table-cell office:value-type="string">
            <text:p>20230923T234901p720212</text:p>
          </table:table-cell>
          <table:table-cell table:formula="of:=1/([.D188]*0.7+[.E188]/100*0.3)" office:value-type="float" office:value="0.708912241698552">
            <text:p>0.71</text:p>
          </table:table-cell>
          <table:table-cell office:value-type="float" office:value="668.882747003987">
            <text:p>669</text:p>
          </table:table-cell>
          <table:table-cell table:formula="of:=(ABS([.C188]-[.$O$2]))/[.C188]" office:value-type="float" office:value="1.84055764408687">
            <text:p>1.841</text:p>
          </table:table-cell>
          <table:table-cell office:value-type="float" office:value="40.7404955987595">
            <text:p>40.74</text:p>
          </table:table-cell>
          <table:table-cell office:value-type="float" office:value="5.12766818411735">
            <text:p>5.13</text:p>
          </table:table-cell>
          <table:table-cell office:value-type="float" office:value="34.7209217475298">
            <text:p>34.72</text:p>
          </table:table-cell>
          <table:table-cell office:value-type="float" office:value="285137.886486415">
            <text:p>285138</text:p>
          </table:table-cell>
          <table:table-cell office:value-type="float" office:value="0.24687505658469">
            <text:p>0.247</text:p>
          </table:table-cell>
          <table:table-cell office:value-type="float" office:value="61.0979030228943">
            <text:p>61.10</text:p>
          </table:table-cell>
          <table:table-cell table:number-columns-repeated="5"/>
        </table:table-row>
        <table:table-row table:style-name="ro1">
          <table:table-cell office:value-type="string">
            <text:p>20230923T234751p718747</text:p>
          </table:table-cell>
          <table:table-cell table:formula="of:=1/([.D189]*0.7+[.E189]/100*0.3)" office:value-type="float" office:value="0.591872698084074">
            <text:p>0.59</text:p>
          </table:table-cell>
          <table:table-cell office:value-type="float" office:value="575.849597708102">
            <text:p>576</text:p>
          </table:table-cell>
          <table:table-cell table:formula="of:=(ABS([.C189]-[.$O$2]))/[.C189]" office:value-type="float" office:value="2.29947265321024">
            <text:p>2.299</text:p>
          </table:table-cell>
          <table:table-cell office:value-type="float" office:value="26.6405494260634">
            <text:p>26.64</text:p>
          </table:table-cell>
          <table:table-cell office:value-type="float" office:value="13.2966040462428">
            <text:p>13.30</text:p>
          </table:table-cell>
          <table:table-cell office:value-type="float" office:value="12.1212227097477">
            <text:p>12.12</text:p>
          </table:table-cell>
          <table:table-cell office:value-type="float" office:value="316050.673707776">
            <text:p>316051</text:p>
          </table:table-cell>
          <table:table-cell office:value-type="float" office:value="0.24687505658469">
            <text:p>0.247</text:p>
          </table:table-cell>
          <table:table-cell office:value-type="float" office:value="65.0126888277514">
            <text:p>65.01</text:p>
          </table:table-cell>
          <table:table-cell table:number-columns-repeated="5"/>
        </table:table-row>
        <table:table-row table:style-name="ro1">
          <table:table-cell office:value-type="string">
            <text:p>20230923T234809p719098</text:p>
          </table:table-cell>
          <table:table-cell table:formula="of:=1/([.D190]*0.7+[.E190]/100*0.3)" office:value-type="float" office:value="0.545675435953276">
            <text:p>0.55</text:p>
          </table:table-cell>
          <table:table-cell office:value-type="float" office:value="597.664565245933">
            <text:p>598</text:p>
          </table:table-cell>
          <table:table-cell table:formula="of:=(ABS([.C190]-[.$O$2]))/[.C190]" office:value-type="float" office:value="2.17904073703645">
            <text:p>2.179</text:p>
          </table:table-cell>
          <table:table-cell office:value-type="float" office:value="102.420893479457">
            <text:p>102.42</text:p>
          </table:table-cell>
          <table:table-cell office:value-type="float" office:value="6.05857359635812">
            <text:p>6.06</text:p>
          </table:table-cell>
          <table:table-cell office:value-type="float" office:value="23.4149188500868">
            <text:p>23.41</text:p>
          </table:table-cell>
          <table:table-cell office:value-type="float" office:value="398338.716533102">
            <text:p>398339</text:p>
          </table:table-cell>
          <table:table-cell office:value-type="float" office:value="0.0720655463362251">
            <text:p>0.072</text:p>
          </table:table-cell>
          <table:table-cell office:value-type="float" office:value="47.6289947029169">
            <text:p>47.63</text:p>
          </table:table-cell>
          <table:table-cell table:number-columns-repeated="5"/>
        </table:table-row>
        <table:table-row table:style-name="ro1">
          <table:table-cell office:value-type="string">
            <text:p>20230923T234812p719155</text:p>
          </table:table-cell>
          <table:table-cell table:formula="of:=1/([.D191]*0.7+[.E191]/100*0.3)" office:value-type="float" office:value="0.239599646500195">
            <text:p>0.24</text:p>
          </table:table-cell>
          <table:table-cell office:value-type="float" office:value="277.314474243783">
            <text:p>277</text:p>
          </table:table-cell>
          <table:table-cell table:formula="of:=(ABS([.C191]-[.$O$2]))/[.C191]" office:value-type="float" office:value="5.85142744597506">
            <text:p>5.851</text:p>
          </table:table-cell>
          <table:table-cell office:value-type="float" office:value="25.8765499972878">
            <text:p>25.88</text:p>
          </table:table-cell>
          <table:table-cell office:value-type="float" office:value="14.3913776493256">
            <text:p>14.39</text:p>
          </table:table-cell>
          <table:table-cell office:value-type="float" office:value="11.0495501906102">
            <text:p>11.05</text:p>
          </table:table-cell>
          <table:table-cell office:value-type="float" office:value="346842.034238025">
            <text:p>346842</text:p>
          </table:table-cell>
          <table:table-cell office:value-type="float" office:value="0.0947069933162097">
            <text:p>0.095</text:p>
          </table:table-cell>
          <table:table-cell office:value-type="float" office:value="55.1322129028011">
            <text:p>55.13</text:p>
          </table:table-cell>
          <table:table-cell table:number-columns-repeated="5"/>
        </table:table-row>
        <table:table-row table:style-name="ro1">
          <table:table-cell office:value-type="string">
            <text:p>20230923T234724p718326</text:p>
          </table:table-cell>
          <table:table-cell table:formula="of:=1/([.D192]*0.7+[.E192]/100*0.3)" office:value-type="float" office:value="0.547320576454826">
            <text:p>0.55</text:p>
          </table:table-cell>
          <table:table-cell office:value-type="float" office:value="537.106017539341">
            <text:p>537</text:p>
          </table:table-cell>
          <table:table-cell table:formula="of:=(ABS([.C192]-[.$O$2]))/[.C192]" office:value-type="float" office:value="2.53747665815498">
            <text:p>2.537</text:p>
          </table:table-cell>
          <table:table-cell office:value-type="float" office:value="16.9497061988994">
            <text:p>16.95</text:p>
          </table:table-cell>
          <table:table-cell office:value-type="float" office:value="16.5010838150289">
            <text:p>16.50</text:p>
          </table:table-cell>
          <table:table-cell office:value-type="float" office:value="34.0969020124001">
            <text:p>34.10</text:p>
          </table:table-cell>
          <table:table-cell office:value-type="float" office:value="342314.469526883">
            <text:p>342314</text:p>
          </table:table-cell>
          <table:table-cell office:value-type="float" office:value="0.303222331640318">
            <text:p>0.303</text:p>
          </table:table-cell>
          <table:table-cell office:value-type="float" office:value="40.4855162697556">
            <text:p>40.49</text:p>
          </table:table-cell>
          <table:table-cell table:number-columns-repeated="5"/>
        </table:table-row>
        <table:table-row table:style-name="ro1">
          <table:table-cell office:value-type="string">
            <text:p>20230923T234834p719582</text:p>
          </table:table-cell>
          <table:table-cell table:formula="of:=1/([.D193]*0.7+[.E193]/100*0.3)" office:value-type="float" office:value="0.952456248494958">
            <text:p>0.95</text:p>
          </table:table-cell>
          <table:table-cell office:value-type="float" office:value="857.16246204434">
            <text:p>857</text:p>
          </table:table-cell>
          <table:table-cell table:formula="of:=(ABS([.C193]-[.$O$2]))/[.C193]" office:value-type="float" office:value="1.21661596737272">
            <text:p>1.217</text:p>
          </table:table-cell>
          <table:table-cell office:value-type="float" office:value="66.0952718120147">
            <text:p>66.10</text:p>
          </table:table-cell>
          <table:table-cell office:value-type="float" office:value="16.1783477842004">
            <text:p>16.18</text:p>
          </table:table-cell>
          <table:table-cell office:value-type="float" office:value="23.2424031589529">
            <text:p>23.24</text:p>
          </table:table-cell>
          <table:table-cell office:value-type="float" office:value="244598.932956825">
            <text:p>244599</text:p>
          </table:table-cell>
          <table:table-cell office:value-type="float" office:value="0.152004599668614">
            <text:p>0.152</text:p>
          </table:table-cell>
          <table:table-cell office:value-type="float" office:value="20.2179189731438">
            <text:p>20.22</text:p>
          </table:table-cell>
          <table:table-cell table:number-columns-repeated="5"/>
        </table:table-row>
        <table:table-row table:style-name="ro1">
          <table:table-cell office:value-type="string">
            <text:p>20230923T234828p719489</text:p>
          </table:table-cell>
          <table:table-cell table:formula="of:=1/([.D194]*0.7+[.E194]/100*0.3)" office:value-type="float" office:value="0.722093997543557">
            <text:p>0.72</text:p>
          </table:table-cell>
          <table:table-cell office:value-type="float" office:value="674.825928557363">
            <text:p>675</text:p>
          </table:table-cell>
          <table:table-cell table:formula="of:=(ABS([.C194]-[.$O$2]))/[.C194]" office:value-type="float" office:value="1.81554089668991">
            <text:p>1.816</text:p>
          </table:table-cell>
          <table:table-cell office:value-type="float" office:value="37.9942092598054">
            <text:p>37.99</text:p>
          </table:table-cell>
          <table:table-cell office:value-type="float" office:value="13.6970134874759">
            <text:p>13.70</text:p>
          </table:table-cell>
          <table:table-cell office:value-type="float" office:value="12.1975801491704">
            <text:p>12.20</text:p>
          </table:table-cell>
          <table:table-cell office:value-type="float" office:value="277706.712133086">
            <text:p>277707</text:p>
          </table:table-cell>
          <table:table-cell office:value-type="float" office:value="0.213184445207485">
            <text:p>0.213</text:p>
          </table:table-cell>
          <table:table-cell office:value-type="float" office:value="72.9301518938844">
            <text:p>72.93</text:p>
          </table:table-cell>
          <table:table-cell table:number-columns-repeated="5"/>
        </table:table-row>
        <table:table-row table:style-name="ro1">
          <table:table-cell office:value-type="string">
            <text:p>20230923T234733p718467</text:p>
          </table:table-cell>
          <table:table-cell table:formula="of:=1/([.D195]*0.7+[.E195]/100*0.3)" office:value-type="float" office:value="1.30177794200745">
            <text:p>1.30</text:p>
          </table:table-cell>
          <table:table-cell office:value-type="float" office:value="976.185210004852">
            <text:p>976</text:p>
          </table:table-cell>
          <table:table-cell table:formula="of:=(ABS([.C195]-[.$O$2]))/[.C195]" office:value-type="float" office:value="0.946351963261722">
            <text:p>0.946</text:p>
          </table:table-cell>
          <table:table-cell office:value-type="float" office:value="35.2445983690735">
            <text:p>35.24</text:p>
          </table:table-cell>
          <table:table-cell office:value-type="float" office:value="13.6312620423892">
            <text:p>13.63</text:p>
          </table:table-cell>
          <table:table-cell office:value-type="float" office:value="22.0100268890737">
            <text:p>22.01</text:p>
          </table:table-cell>
          <table:table-cell office:value-type="float" office:value="242824.934026989">
            <text:p>242825</text:p>
          </table:table-cell>
          <table:table-cell office:value-type="float" office:value="0.343693827176306">
            <text:p>0.344</text:p>
          </table:table-cell>
          <table:table-cell office:value-type="float" office:value="93.6161709787116">
            <text:p>93.62</text:p>
          </table:table-cell>
          <table:table-cell table:number-columns-repeated="5"/>
        </table:table-row>
        <table:table-row table:style-name="ro1">
          <table:table-cell office:value-type="string">
            <text:p>20230923T234742p718596</text:p>
          </table:table-cell>
          <table:table-cell table:formula="of:=1/([.D196]*0.7+[.E196]/100*0.3)" office:value-type="float" office:value="0.247069780337235">
            <text:p>0.25</text:p>
          </table:table-cell>
          <table:table-cell office:value-type="float" office:value="285.391744606221">
            <text:p>285</text:p>
          </table:table-cell>
          <table:table-cell table:formula="of:=(ABS([.C196]-[.$O$2]))/[.C196]" office:value-type="float" office:value="5.65751562863737">
            <text:p>5.658</text:p>
          </table:table-cell>
          <table:table-cell office:value-type="float" office:value="29.0595359136531">
            <text:p>29.06</text:p>
          </table:table-cell>
          <table:table-cell office:value-type="float" office:value="7.70978249448356">
            <text:p>7.71</text:p>
          </table:table-cell>
          <table:table-cell office:value-type="float" office:value="26.7136267571416">
            <text:p>26.71</text:p>
          </table:table-cell>
          <table:table-cell office:value-type="float" office:value="309100.803664721">
            <text:p>309101</text:p>
          </table:table-cell>
          <table:table-cell office:value-type="float" office:value="0.22403234832402">
            <text:p>0.224</text:p>
          </table:table-cell>
          <table:table-cell office:value-type="float" office:value="33.8615222056726">
            <text:p>33.86</text:p>
          </table:table-cell>
          <table:table-cell table:number-columns-repeated="5"/>
        </table:table-row>
        <table:table-row table:style-name="ro1">
          <table:table-cell office:value-type="string">
            <text:p>20230923T234825p719443</text:p>
          </table:table-cell>
          <table:table-cell table:formula="of:=1/([.D197]*0.7+[.E197]/100*0.3)" office:value-type="float" office:value="1.07087549548638">
            <text:p>1.07</text:p>
          </table:table-cell>
          <table:table-cell office:value-type="float" office:value="865.180744402551">
            <text:p>865</text:p>
          </table:table-cell>
          <table:table-cell table:formula="of:=(ABS([.C197]-[.$O$2]))/[.C197]" office:value-type="float" office:value="1.19607291573744">
            <text:p>1.196</text:p>
          </table:table-cell>
          <table:table-cell office:value-type="float" office:value="32.1881105821476">
            <text:p>32.19</text:p>
          </table:table-cell>
          <table:table-cell office:value-type="float" office:value="13.9607512641464">
            <text:p>13.96</text:p>
          </table:table-cell>
          <table:table-cell office:value-type="float" office:value="12.2996250413932">
            <text:p>12.30</text:p>
          </table:table-cell>
          <table:table-cell office:value-type="float" office:value="256113.27289521">
            <text:p>256113</text:p>
          </table:table-cell>
          <table:table-cell office:value-type="float" office:value="0.225221590556663">
            <text:p>0.225</text:p>
          </table:table-cell>
          <table:table-cell office:value-type="float" office:value="87.2332948966876">
            <text:p>87.23</text:p>
          </table:table-cell>
          <table:table-cell table:number-columns-repeated="5"/>
        </table:table-row>
        <table:table-row table:style-name="ro1">
          <table:table-cell office:value-type="string">
            <text:p>20230923T234910p720391</text:p>
          </table:table-cell>
          <table:table-cell table:formula="of:=1/([.D198]*0.7+[.E198]/100*0.3)" office:value-type="float" office:value="0.651215532378147">
            <text:p>0.65</text:p>
          </table:table-cell>
          <table:table-cell office:value-type="float" office:value="613.602556299236">
            <text:p>614</text:p>
          </table:table-cell>
          <table:table-cell table:formula="of:=(ABS([.C198]-[.$O$2]))/[.C198]" office:value-type="float" office:value="2.09646689130387">
            <text:p>2.096</text:p>
          </table:table-cell>
          <table:table-cell office:value-type="float" office:value="22.6876949758923">
            <text:p>22.69</text:p>
          </table:table-cell>
          <table:table-cell office:value-type="float" office:value="13.9229658160809">
            <text:p>13.92</text:p>
          </table:table-cell>
          <table:table-cell office:value-type="float" office:value="15.2941655157148">
            <text:p>15.29</text:p>
          </table:table-cell>
          <table:table-cell office:value-type="float" office:value="206616.824680894">
            <text:p>206617</text:p>
          </table:table-cell>
          <table:table-cell office:value-type="float" office:value="0.24777315151144">
            <text:p>0.248</text:p>
          </table:table-cell>
          <table:table-cell office:value-type="float" office:value="86.4491142564915">
            <text:p>86.45</text:p>
          </table:table-cell>
          <table:table-cell table:number-columns-repeated="5"/>
        </table:table-row>
        <table:table-row table:style-name="ro1">
          <table:table-cell office:value-type="string">
            <text:p>20230923T234730p718414</text:p>
          </table:table-cell>
          <table:table-cell table:formula="of:=1/([.D199]*0.7+[.E199]/100*0.3)" office:value-type="float" office:value="0.907675510602783">
            <text:p>0.91</text:p>
          </table:table-cell>
          <table:table-cell office:value-type="float" office:value="807.61363368719">
            <text:p>808</text:p>
          </table:table-cell>
          <table:table-cell table:formula="of:=(ABS([.C199]-[.$O$2]))/[.C199]" office:value-type="float" office:value="1.35261011051223">
            <text:p>1.353</text:p>
          </table:table-cell>
          <table:table-cell office:value-type="float" office:value="51.6294084775833">
            <text:p>51.63</text:p>
          </table:table-cell>
          <table:table-cell office:value-type="float" office:value="13.6571531791908">
            <text:p>13.66</text:p>
          </table:table-cell>
          <table:table-cell office:value-type="float" office:value="33.6026211158869">
            <text:p>33.60</text:p>
          </table:table-cell>
          <table:table-cell office:value-type="float" office:value="347668.525179705">
            <text:p>347669</text:p>
          </table:table-cell>
          <table:table-cell office:value-type="float" office:value="0.371791397753878">
            <text:p>0.372</text:p>
          </table:table-cell>
          <table:table-cell office:value-type="float" office:value="89.5587647163857">
            <text:p>89.56</text:p>
          </table:table-cell>
          <table:table-cell table:number-columns-repeated="5"/>
        </table:table-row>
        <table:table-row table:style-name="ro1">
          <table:table-cell office:value-type="string">
            <text:p>20230923T234843p719792</text:p>
          </table:table-cell>
          <table:table-cell table:formula="of:=1/([.D200]*0.7+[.E200]/100*0.3)" office:value-type="float" office:value="1.291659083787">
            <text:p>1.29</text:p>
          </table:table-cell>
          <table:table-cell office:value-type="float" office:value="1030.24438848298">
            <text:p>1030</text:p>
          </table:table-cell>
          <table:table-cell table:formula="of:=(ABS([.C200]-[.$O$2]))/[.C200]" office:value-type="float" office:value="0.844222614789218">
            <text:p>0.844</text:p>
          </table:table-cell>
          <table:table-cell office:value-type="float" office:value="61.0807543515852">
            <text:p>61.08</text:p>
          </table:table-cell>
          <table:table-cell office:value-type="float" office:value="4.45638976019427">
            <text:p>4.46</text:p>
          </table:table-cell>
          <table:table-cell office:value-type="float" office:value="32.7274655347734">
            <text:p>32.73</text:p>
          </table:table-cell>
          <table:table-cell office:value-type="float" office:value="366399.768436116">
            <text:p>366400</text:p>
          </table:table-cell>
          <table:table-cell office:value-type="float" office:value="0.0445970306142132">
            <text:p>0.045</text:p>
          </table:table-cell>
          <table:table-cell office:value-type="float" office:value="88.2681011839617">
            <text:p>88.27</text:p>
          </table:table-cell>
          <table:table-cell table:number-columns-repeated="5"/>
        </table:table-row>
        <table:table-row table:style-name="ro1">
          <table:table-cell office:value-type="string">
            <text:p>20230923T234907p720334</text:p>
          </table:table-cell>
          <table:table-cell table:formula="of:=1/([.D201]*0.7+[.E201]/100*0.3)" office:value-type="float" office:value="0.849290115146279">
            <text:p>0.85</text:p>
          </table:table-cell>
          <table:table-cell office:value-type="float" office:value="767.801179252001">
            <text:p>768</text:p>
          </table:table-cell>
          <table:table-cell table:formula="of:=(ABS([.C201]-[.$O$2]))/[.C201]" office:value-type="float" office:value="1.47459896043791">
            <text:p>1.475</text:p>
          </table:table-cell>
          <table:table-cell office:value-type="float" office:value="48.411558927003">
            <text:p>48.41</text:p>
          </table:table-cell>
          <table:table-cell office:value-type="float" office:value="5.84240615197814">
            <text:p>5.84</text:p>
          </table:table-cell>
          <table:table-cell office:value-type="float" office:value="15.2941655157148">
            <text:p>15.29</text:p>
          </table:table-cell>
          <table:table-cell office:value-type="float" office:value="206616.824680894">
            <text:p>206617</text:p>
          </table:table-cell>
          <table:table-cell office:value-type="float" office:value="0.24777315151144">
            <text:p>0.248</text:p>
          </table:table-cell>
          <table:table-cell office:value-type="float" office:value="86.4491142564915">
            <text:p>86.45</text:p>
          </table:table-cell>
          <table:table-cell table:number-columns-repeated="5"/>
        </table:table-row>
        <table:table-row table:style-name="ro1">
          <table:table-cell office:value-type="string">
            <text:p>20230923T234822p719364</text:p>
          </table:table-cell>
          <table:table-cell table:formula="of:=1/([.D202]*0.7+[.E202]/100*0.3)" office:value-type="float" office:value="1.12104655451191">
            <text:p>1.12</text:p>
          </table:table-cell>
          <table:table-cell office:value-type="float" office:value="865.958712069858">
            <text:p>866</text:p>
          </table:table-cell>
          <table:table-cell table:formula="of:=(ABS([.C202]-[.$O$2]))/[.C202]" office:value-type="float" office:value="1.19409998827603">
            <text:p>1.194</text:p>
          </table:table-cell>
          <table:table-cell office:value-type="float" office:value="18.7178743609278">
            <text:p>18.72</text:p>
          </table:table-cell>
          <table:table-cell office:value-type="float" office:value="5.885358696752">
            <text:p>5.89</text:p>
          </table:table-cell>
          <table:table-cell office:value-type="float" office:value="12.2996250413932">
            <text:p>12.30</text:p>
          </table:table-cell>
          <table:table-cell office:value-type="float" office:value="256113.27289521">
            <text:p>256113</text:p>
          </table:table-cell>
          <table:table-cell office:value-type="float" office:value="0.225221590556663">
            <text:p>0.225</text:p>
          </table:table-cell>
          <table:table-cell office:value-type="float" office:value="87.2332948966876">
            <text:p>87.23</text:p>
          </table:table-cell>
          <table:table-cell table:number-columns-repeated="5"/>
        </table:table-row>
        <table:table-row table:style-name="ro1">
          <table:table-cell office:value-type="string">
            <text:p>20230923T234858p720161</text:p>
          </table:table-cell>
          <table:table-cell table:formula="of:=1/([.D203]*0.7+[.E203]/100*0.3)" office:value-type="float" office:value="1.31020206397997">
            <text:p>1.31</text:p>
          </table:table-cell>
          <table:table-cell office:value-type="float" office:value="986.512880640947">
            <text:p>987</text:p>
          </table:table-cell>
          <table:table-cell table:formula="of:=(ABS([.C203]-[.$O$2]))/[.C203]" office:value-type="float" office:value="0.925975866392694">
            <text:p>0.926</text:p>
          </table:table-cell>
          <table:table-cell office:value-type="float" office:value="38.3526480899512">
            <text:p>38.35</text:p>
          </table:table-cell>
          <table:table-cell office:value-type="float" office:value="5.84220378427603">
            <text:p>5.84</text:p>
          </table:table-cell>
          <table:table-cell office:value-type="float" office:value="12.1975801491704">
            <text:p>12.20</text:p>
          </table:table-cell>
          <table:table-cell office:value-type="float" office:value="338239.268691645">
            <text:p>338239</text:p>
          </table:table-cell>
          <table:table-cell office:value-type="float" office:value="0.302301759186439">
            <text:p>0.302</text:p>
          </table:table-cell>
          <table:table-cell office:value-type="float" office:value="91.5698851843077">
            <text:p>91.57</text:p>
          </table:table-cell>
          <table:table-cell table:number-columns-repeated="5"/>
        </table:table-row>
        <table:table-row table:style-name="ro1">
          <table:table-cell office:value-type="string">
            <text:p>20230923T234904p720289</text:p>
          </table:table-cell>
          <table:table-cell table:formula="of:=1/([.D204]*0.7+[.E204]/100*0.3)" office:value-type="float" office:value="0.798603253675925">
            <text:p>0.80</text:p>
          </table:table-cell>
          <table:table-cell office:value-type="float" office:value="700.843238144811">
            <text:p>701</text:p>
          </table:table-cell>
          <table:table-cell table:formula="of:=(ABS([.C204]-[.$O$2]))/[.C204]" office:value-type="float" office:value="1.71101994938191">
            <text:p>1.711</text:p>
          </table:table-cell>
          <table:table-cell office:value-type="float" office:value="18.1574228601401">
            <text:p>18.16</text:p>
          </table:table-cell>
          <table:table-cell office:value-type="float" office:value="18.2217003853565">
            <text:p>18.22</text:p>
          </table:table-cell>
          <table:table-cell office:value-type="float" office:value="24.7069040848124">
            <text:p>24.71</text:p>
          </table:table-cell>
          <table:table-cell office:value-type="float" office:value="365120.385678304">
            <text:p>365120</text:p>
          </table:table-cell>
          <table:table-cell office:value-type="float" office:value="0.199749129609152">
            <text:p>0.200</text:p>
          </table:table-cell>
          <table:table-cell office:value-type="float" office:value="19.3341051476124">
            <text:p>19.33</text:p>
          </table:table-cell>
          <table:table-cell table:number-columns-repeated="5"/>
        </table:table-row>
        <table:table-row table:style-name="ro1">
          <table:table-cell office:value-type="string">
            <text:p>20230923T234800p718907</text:p>
          </table:table-cell>
          <table:table-cell table:formula="of:=1/([.D205]*0.7+[.E205]/100*0.3)" office:value-type="float" office:value="0.752790916489004">
            <text:p>0.75</text:p>
          </table:table-cell>
          <table:table-cell office:value-type="float" office:value="699.136099600608">
            <text:p>699</text:p>
          </table:table-cell>
          <table:table-cell table:formula="of:=(ABS([.C205]-[.$O$2]))/[.C205]" office:value-type="float" office:value="1.71763967142507">
            <text:p>1.718</text:p>
          </table:table-cell>
          <table:table-cell office:value-type="float" office:value="42.0141096315602">
            <text:p>42.01</text:p>
          </table:table-cell>
          <table:table-cell office:value-type="float" office:value="13.917027938343">
            <text:p>13.92</text:p>
          </table:table-cell>
          <table:table-cell office:value-type="float" office:value="21.0235612784877">
            <text:p>21.02</text:p>
          </table:table-cell>
          <table:table-cell office:value-type="float" office:value="290492.528797029">
            <text:p>290493</text:p>
          </table:table-cell>
          <table:table-cell office:value-type="float" office:value="0.286227644226222">
            <text:p>0.286</text:p>
          </table:table-cell>
          <table:table-cell office:value-type="float" office:value="89.5587647163857">
            <text:p>89.56</text:p>
          </table:table-cell>
          <table:table-cell table:number-columns-repeated="5"/>
        </table:table-row>
        <table:table-row table:style-name="ro1">
          <table:table-cell office:value-type="string">
            <text:p>20230923T234837p719641</text:p>
          </table:table-cell>
          <table:table-cell table:formula="of:=1/([.D206]*0.7+[.E206]/100*0.3)" office:value-type="float" office:value="0.433081910906697">
            <text:p>0.43</text:p>
          </table:table-cell>
          <table:table-cell office:value-type="float" office:value="456.999772966469">
            <text:p>457</text:p>
          </table:table-cell>
          <table:table-cell table:formula="of:=(ABS([.C206]-[.$O$2]))/[.C206]" office:value-type="float" office:value="3.15755129957014">
            <text:p>3.158</text:p>
          </table:table-cell>
          <table:table-cell office:value-type="float" office:value="32.9153704340711">
            <text:p>32.92</text:p>
          </table:table-cell>
          <table:table-cell office:value-type="float" office:value="6.20590965346535">
            <text:p>6.21</text:p>
          </table:table-cell>
          <table:table-cell office:value-type="float" office:value="36.2769221849321">
            <text:p>36.28</text:p>
          </table:table-cell>
          <table:table-cell office:value-type="float" office:value="263426.43754196">
            <text:p>263426</text:p>
          </table:table-cell>
          <table:table-cell office:value-type="float" office:value="0.113872009542892">
            <text:p>0.114</text:p>
          </table:table-cell>
          <table:table-cell office:value-type="float" office:value="86.4491142564915">
            <text:p>86.45</text:p>
          </table:table-cell>
          <table:table-cell table:number-columns-repeated="5"/>
        </table:table-row>
        <table:table-row table:style-name="ro1">
          <table:table-cell office:value-type="string">
            <text:p>20230923T234831p719529</text:p>
          </table:table-cell>
          <table:table-cell table:formula="of:=1/([.D207]*0.7+[.E207]/100*0.3)" office:value-type="float" office:value="1.40213729492847">
            <text:p>1.40</text:p>
          </table:table-cell>
          <table:table-cell office:value-type="float" office:value="1393.31178103597">
            <text:p>1393</text:p>
          </table:table-cell>
          <table:table-cell table:formula="of:=(ABS([.C207]-[.$O$2]))/[.C207]" office:value-type="float" office:value="0.363657456902641">
            <text:p>0.364</text:p>
          </table:table-cell>
          <table:table-cell office:value-type="float" office:value="152.878900017985">
            <text:p>152.88</text:p>
          </table:table-cell>
          <table:table-cell office:value-type="float" office:value="4.40880121396055">
            <text:p>4.41</text:p>
          </table:table-cell>
          <table:table-cell office:value-type="float" office:value="35.8703621184806">
            <text:p>35.87</text:p>
          </table:table-cell>
          <table:table-cell office:value-type="float" office:value="327831.755818543">
            <text:p>327832</text:p>
          </table:table-cell>
          <table:table-cell office:value-type="float" office:value="0.0961572194395014">
            <text:p>0.096</text:p>
          </table:table-cell>
          <table:table-cell office:value-type="float" office:value="93.6161709787116">
            <text:p>93.62</text:p>
          </table:table-cell>
          <table:table-cell table:number-columns-repeated="5"/>
        </table:table-row>
        <table:table-row table:style-name="ro1">
          <table:table-cell office:value-type="string">
            <text:p>20230923T234840p719732</text:p>
          </table:table-cell>
          <table:table-cell table:formula="of:=1/([.D208]*0.7+[.E208]/100*0.3)" office:value-type="float" office:value="0.702254478212822">
            <text:p>0.70</text:p>
          </table:table-cell>
          <table:table-cell office:value-type="float" office:value="645.180701086694">
            <text:p>645</text:p>
          </table:table-cell>
          <table:table-cell table:formula="of:=(ABS([.C208]-[.$O$2]))/[.C208]" office:value-type="float" office:value="1.94491139738027">
            <text:p>1.945</text:p>
          </table:table-cell>
          <table:table-cell office:value-type="float" office:value="20.8490817248877">
            <text:p>20.85</text:p>
          </table:table-cell>
          <table:table-cell office:value-type="float" office:value="5.93524233532328">
            <text:p>5.94</text:p>
          </table:table-cell>
          <table:table-cell office:value-type="float" office:value="33.5554239792083">
            <text:p>33.56</text:p>
          </table:table-cell>
          <table:table-cell office:value-type="float" office:value="309544.115207825">
            <text:p>309544</text:p>
          </table:table-cell>
          <table:table-cell office:value-type="float" office:value="0.188565439548646">
            <text:p>0.189</text:p>
          </table:table-cell>
          <table:table-cell office:value-type="float" office:value="88.2287972834305">
            <text:p>88.23</text:p>
          </table:table-cell>
          <table:table-cell table:number-columns-repeated="5"/>
        </table:table-row>
        <table:table-row table:style-name="ro1">
          <table:table-cell office:value-type="string">
            <text:p>20230923T234754p718821</text:p>
          </table:table-cell>
          <table:table-cell table:formula="of:=1/([.D209]*0.7+[.E209]/100*0.3)" office:value-type="float" office:value="1.61143777414756">
            <text:p>1.61</text:p>
          </table:table-cell>
          <table:table-cell office:value-type="float" office:value="1167.76923214923">
            <text:p>1168</text:p>
          </table:table-cell>
          <table:table-cell table:formula="of:=(ABS([.C209]-[.$O$2]))/[.C209]" office:value-type="float" office:value="0.62703379031757">
            <text:p>0.627</text:p>
          </table:table-cell>
          <table:table-cell office:value-type="float" office:value="60.5467262272622">
            <text:p>60.55</text:p>
          </table:table-cell>
          <table:table-cell office:value-type="float" office:value="15.6581165703276">
            <text:p>15.66</text:p>
          </table:table-cell>
          <table:table-cell office:value-type="float" office:value="17.2401994199744">
            <text:p>17.24</text:p>
          </table:table-cell>
          <table:table-cell office:value-type="float" office:value="337683.647928071">
            <text:p>337684</text:p>
          </table:table-cell>
          <table:table-cell office:value-type="float" office:value="0.396018881649865">
            <text:p>0.396</text:p>
          </table:table-cell>
          <table:table-cell office:value-type="float" office:value="8.43971513834001">
            <text:p>8.44</text:p>
          </table:table-cell>
          <table:table-cell table:number-columns-repeated="5"/>
        </table:table-row>
        <table:table-row table:style-name="ro1">
          <table:table-cell office:value-type="string">
            <text:p>20230923T234803p718972</text:p>
          </table:table-cell>
          <table:table-cell table:formula="of:=1/([.D210]*0.7+[.E210]/100*0.3)" office:value-type="float" office:value="1.01044970913968">
            <text:p>1.01</text:p>
          </table:table-cell>
          <table:table-cell office:value-type="float" office:value="816.281957237693">
            <text:p>816</text:p>
          </table:table-cell>
          <table:table-cell table:formula="of:=(ABS([.C210]-[.$O$2]))/[.C210]" office:value-type="float" office:value="1.32762709398799">
            <text:p>1.328</text:p>
          </table:table-cell>
          <table:table-cell office:value-type="float" office:value="20.106464073178">
            <text:p>20.11</text:p>
          </table:table-cell>
          <table:table-cell office:value-type="float" office:value="14.2705825710159">
            <text:p>14.27</text:p>
          </table:table-cell>
          <table:table-cell office:value-type="float" office:value="30.554348574971">
            <text:p>30.55</text:p>
          </table:table-cell>
          <table:table-cell office:value-type="float" office:value="340377.298909514">
            <text:p>340377</text:p>
          </table:table-cell>
          <table:table-cell office:value-type="float" office:value="0.196907264625244">
            <text:p>0.197</text:p>
          </table:table-cell>
          <table:table-cell office:value-type="float" office:value="93.6161709787116">
            <text:p>93.62</text:p>
          </table:table-cell>
          <table:table-cell table:number-columns-repeated="5"/>
        </table:table-row>
        <table:table-row table:style-name="ro1">
          <table:table-cell office:value-type="string">
            <text:p>20230923T234736p718499</text:p>
          </table:table-cell>
          <table:table-cell table:formula="of:=1/([.D211]*0.7+[.E211]/100*0.3)" office:value-type="float" office:value="0.737362985281177">
            <text:p>0.74</text:p>
          </table:table-cell>
          <table:table-cell office:value-type="float" office:value="666.719823300835">
            <text:p>667</text:p>
          </table:table-cell>
          <table:table-cell table:formula="of:=(ABS([.C211]-[.$O$2]))/[.C211]" office:value-type="float" office:value="1.84977277350682">
            <text:p>1.850</text:p>
          </table:table-cell>
          <table:table-cell office:value-type="float" office:value="20.4477391495168">
            <text:p>20.45</text:p>
          </table:table-cell>
          <table:table-cell office:value-type="float" office:value="8.07008072124961">
            <text:p>8.07</text:p>
          </table:table-cell>
          <table:table-cell office:value-type="float" office:value="14.9231446573231">
            <text:p>14.92</text:p>
          </table:table-cell>
          <table:table-cell office:value-type="float" office:value="279388.024983298">
            <text:p>279388</text:p>
          </table:table-cell>
          <table:table-cell office:value-type="float" office:value="0.118996530295263">
            <text:p>0.119</text:p>
          </table:table-cell>
          <table:table-cell office:value-type="float" office:value="11.8105783303382">
            <text:p>11.81</text:p>
          </table:table-cell>
          <table:table-cell table:number-columns-repeated="5"/>
        </table:table-row>
        <table:table-row table:style-name="ro1">
          <table:table-cell office:value-type="string">
            <text:p>20230923T234852p720049</text:p>
          </table:table-cell>
          <table:table-cell table:formula="of:=1/([.D212]*0.7+[.E212]/100*0.3)" office:value-type="float" office:value="2.20698022471684">
            <text:p>2.21</text:p>
          </table:table-cell>
          <table:table-cell office:value-type="float" office:value="1482.71169379684">
            <text:p>1483</text:p>
          </table:table-cell>
          <table:table-cell table:formula="of:=(ABS([.C212]-[.$O$2]))/[.C212]" office:value-type="float" office:value="0.281435904194289">
            <text:p>0.281</text:p>
          </table:table-cell>
          <table:table-cell office:value-type="float" office:value="85.3675625956348">
            <text:p>85.37</text:p>
          </table:table-cell>
          <table:table-cell office:value-type="float" office:value="16.5768304431599">
            <text:p>16.58</text:p>
          </table:table-cell>
          <table:table-cell office:value-type="float" office:value="16.5081781446734">
            <text:p>16.51</text:p>
          </table:table-cell>
          <table:table-cell office:value-type="float" office:value="206942.71534314">
            <text:p>206943</text:p>
          </table:table-cell>
          <table:table-cell office:value-type="float" office:value="0.263866215988629">
            <text:p>0.264</text:p>
          </table:table-cell>
          <table:table-cell office:value-type="float" office:value="2.68644462769593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3T234819p719284</text:p>
          </table:table-cell>
          <table:table-cell table:formula="of:=1/([.D213]*0.7+[.E213]/100*0.3)" office:value-type="float" office:value="0.65782194826706">
            <text:p>0.66</text:p>
          </table:table-cell>
          <table:table-cell office:value-type="float" office:value="628.49914747896">
            <text:p>628</text:p>
          </table:table-cell>
          <table:table-cell table:formula="of:=(ABS([.C213]-[.$O$2]))/[.C213]" office:value-type="float" office:value="2.02307490411291">
            <text:p>2.023</text:p>
          </table:table-cell>
          <table:table-cell office:value-type="float" office:value="34.6719188176628">
            <text:p>34.67</text:p>
          </table:table-cell>
          <table:table-cell office:value-type="float" office:value="14.8068865880087">
            <text:p>14.81</text:p>
          </table:table-cell>
          <table:table-cell office:value-type="float" office:value="27.271620169386">
            <text:p>27.27</text:p>
          </table:table-cell>
          <table:table-cell office:value-type="float" office:value="201893.091655831">
            <text:p>201893</text:p>
          </table:table-cell>
          <table:table-cell office:value-type="float" office:value="0.0286002401686317">
            <text:p>0.029</text:p>
          </table:table-cell>
          <table:table-cell office:value-type="float" office:value="89.8882751489888">
            <text:p>89.89</text:p>
          </table:table-cell>
          <table:table-cell table:number-columns-repeated="5"/>
        </table:table-row>
        <table:table-row table:style-name="ro1">
          <table:table-cell office:value-type="string">
            <text:p>20230923T234846p719867</text:p>
          </table:table-cell>
          <table:table-cell table:formula="of:=1/([.D214]*0.7+[.E214]/100*0.3)" office:value-type="float" office:value="2.71112134077658">
            <text:p>2.71</text:p>
          </table:table-cell>
          <table:table-cell office:value-type="float" office:value="1398.24452424461">
            <text:p>1398</text:p>
          </table:table-cell>
          <table:table-cell table:formula="of:=(ABS([.C214]-[.$O$2]))/[.C214]" office:value-type="float" office:value="0.358846730350301">
            <text:p>0.359</text:p>
          </table:table-cell>
          <table:table-cell office:value-type="float" office:value="39.2194520028638">
            <text:p>39.22</text:p>
          </table:table-cell>
          <table:table-cell office:value-type="float" office:value="17.4040221579961">
            <text:p>17.40</text:p>
          </table:table-cell>
          <table:table-cell office:value-type="float" office:value="28.4285679668391">
            <text:p>28.43</text:p>
          </table:table-cell>
          <table:table-cell office:value-type="float" office:value="297325.627845017">
            <text:p>297326</text:p>
          </table:table-cell>
          <table:table-cell office:value-type="float" office:value="0.304044820163726">
            <text:p>0.304</text:p>
          </table:table-cell>
          <table:table-cell office:value-type="float" office:value="4.14161741523813">
            <text:p>4.14</text:p>
          </table:table-cell>
          <table:table-cell table:number-columns-repeated="5"/>
        </table:table-row>
        <table:table-row table:style-name="ro1">
          <table:table-cell office:value-type="string">
            <text:p>20230923T234757p718867</text:p>
          </table:table-cell>
          <table:table-cell table:formula="of:=1/([.D215]*0.7+[.E215]/100*0.3)" office:value-type="float" office:value="2.95715303022687">
            <text:p>2.96</text:p>
          </table:table-cell>
          <table:table-cell office:value-type="float" office:value="1667.67292746168">
            <text:p>1668</text:p>
          </table:table-cell>
          <table:table-cell table:formula="of:=(ABS([.C215]-[.$O$2]))/[.C215]" office:value-type="float" office:value="0.139312132920415">
            <text:p>0.139</text:p>
          </table:table-cell>
          <table:table-cell office:value-type="float" office:value="80.2148649412666">
            <text:p>80.21</text:p>
          </table:table-cell>
          <table:table-cell office:value-type="float" office:value="7.24520101412532">
            <text:p>7.25</text:p>
          </table:table-cell>
          <table:table-cell office:value-type="float" office:value="19.4771191545146">
            <text:p>19.48</text:p>
          </table:table-cell>
          <table:table-cell office:value-type="float" office:value="399672.921682821">
            <text:p>399673</text:p>
          </table:table-cell>
          <table:table-cell office:value-type="float" office:value="0.185663135041244">
            <text:p>0.186</text:p>
          </table:table-cell>
          <table:table-cell office:value-type="float" office:value="3.06789252091396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0923T234849p719963</text:p>
          </table:table-cell>
          <table:table-cell table:formula="of:=1/([.D216]*0.7+[.E216]/100*0.3)" office:value-type="float" office:value="3.32869679665727">
            <text:p>3.33</text:p>
          </table:table-cell>
          <table:table-cell office:value-type="float" office:value="1402.41285255401">
            <text:p>1402</text:p>
          </table:table-cell>
          <table:table-cell table:formula="of:=(ABS([.C216]-[.$O$2]))/[.C216]" office:value-type="float" office:value="0.354807891656018">
            <text:p>0.355</text:p>
          </table:table-cell>
          <table:table-cell office:value-type="float" office:value="17.3507817939563">
            <text:p>17.35</text:p>
          </table:table-cell>
          <table:table-cell office:value-type="float" office:value="18.8778901734104">
            <text:p>18.88</text:p>
          </table:table-cell>
          <table:table-cell office:value-type="float" office:value="31.4511593737391">
            <text:p>31.45</text:p>
          </table:table-cell>
          <table:table-cell office:value-type="float" office:value="355841.012701034">
            <text:p>355841</text:p>
          </table:table-cell>
          <table:table-cell office:value-type="float" office:value="0.0444198627026423">
            <text:p>0.044</text:p>
          </table:table-cell>
          <table:table-cell office:value-type="float" office:value="3.06789252091396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0923T234739p718552</text:p>
          </table:table-cell>
          <table:table-cell table:formula="of:=1/([.D217]*0.7+[.E217]/100*0.3)" office:value-type="float" office:value="1.85941048757248">
            <text:p>1.86</text:p>
          </table:table-cell>
          <table:table-cell office:value-type="float" office:value="1160.82054155207">
            <text:p>1161</text:p>
          </table:table-cell>
          <table:table-cell table:formula="of:=(ABS([.C217]-[.$O$2]))/[.C217]" office:value-type="float" office:value="0.636773240986599">
            <text:p>0.637</text:p>
          </table:table-cell>
          <table:table-cell office:value-type="float" office:value="30.6878643163024">
            <text:p>30.69</text:p>
          </table:table-cell>
          <table:table-cell office:value-type="float" office:value="6.10153799453607">
            <text:p>6.10</text:p>
          </table:table-cell>
          <table:table-cell office:value-type="float" office:value="24.7482125997632">
            <text:p>24.75</text:p>
          </table:table-cell>
          <table:table-cell office:value-type="float" office:value="361367.417876835">
            <text:p>361367</text:p>
          </table:table-cell>
          <table:table-cell office:value-type="float" office:value="0.192886952030202">
            <text:p>0.193</text:p>
          </table:table-cell>
          <table:table-cell office:value-type="float" office:value="99.7394575992987">
            <text:p>99.74</text:p>
          </table:table-cell>
          <table:table-cell table:number-columns-repeated="5"/>
        </table:table-row>
      </table:table>
      <table:table table:name="4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office:value-type="string">
            <text:p>Tag</text:p>
          </table:table-cell>
          <table:table-cell table:style-name="Default" office:value-type="string">
            <text:p>Fitnesz [-]</text:p>
          </table:table-cell>
          <table:table-cell table:style-name="Default" office:value-type="string">
            <text:p>Vonóerő [N]</text:p>
          </table:table-cell>
          <table:table-cell table:style-name="Default" office:value-type="string">
            <text:p>Vonóerő relatív hibája [-]</text:p>
          </table:table-cell>
          <table:table-cell table:style-name="Default" office:value-type="string">
            <text:p>Felszínprofilok átlagos távolsága [mm]</text:p>
          </table:table-cell>
          <table:table-cell table:style-name="Default" office:value-type="string">
            <text:p>Koordinációs szám [-]</text:p>
          </table:table-cell>
          <table:table-cell table:style-name="Default" office:value-type="string">
            <text:p>Elemek közötti súrlódási szög [°]</text:p>
          </table:table-cell>
          <table:table-cell table:style-name="Default" office:value-type="string">
            <text:p>Normálirányú kohézió [Pa]</text:p>
          </table:table-cell>
          <table:table-cell table:style-name="Default" office:value-type="string">
            <text:p>Elemek közötti gördülési és csavarási súrlódási tényező [-]</text:p>
          </table:table-cell>
          <table:table-cell table:style-name="Default" office:value-type="string">
            <text:p>Clump paraméter [%]</text:p>
          </table:table-cell>
          <table:table-cell/>
          <table:table-cell office:value-type="string">
            <text:p>Fizikai mérés alapadatok</text:p>
          </table:table-cell>
          <table:table-cell office:value-type="string">
            <text:p>Talaj nedvességtartalma [V/V%]</text:p>
          </table:table-cell>
          <table:table-cell office:value-type="string">
            <text:p>Átlagos Sebesség [km/h]</text:p>
          </table:table-cell>
          <table:table-cell office:value-type="string">
            <text:p>Átlagos vonóerő [N]</text:p>
          </table:table-cell>
        </table:table-row>
        <table:table-row table:style-name="ro1">
          <table:table-cell office:value-type="string">
            <text:p>20231001T192219p1400013</text:p>
          </table:table-cell>
          <table:table-cell table:formula="of:=1/([.D2]*0.7+[.E2]/100*0.3)" office:value-type="float" office:value="0.440138747775604">
            <text:p>0.44</text:p>
          </table:table-cell>
          <table:table-cell office:value-type="float" office:value="497.966627329748">
            <text:p>498</text:p>
          </table:table-cell>
          <table:table-cell table:formula="of:=(ABS([.C2]-[.$O$2]))/[.C2]" office:value-type="float" office:value="2.97617007110974">
            <text:p>2.976</text:p>
          </table:table-cell>
          <table:table-cell office:value-type="float" office:value="62.89725882569">
            <text:p>62.90</text:p>
          </table:table-cell>
          <table:table-cell office:value-type="float" office:value="10.2630057803468">
            <text:p>10.26</text:p>
          </table:table-cell>
          <table:table-cell office:value-type="float" office:value="13.8629638551808">
            <text:p>13.86</text:p>
          </table:table-cell>
          <table:table-cell office:value-type="float" office:value="249343.46388142">
            <text:p>249343</text:p>
          </table:table-cell>
          <table:table-cell office:value-type="float" office:value="0.244832458361626">
            <text:p>0.245</text:p>
          </table:table-cell>
          <table:table-cell office:value-type="float" office:value="50.0981154342872">
            <text:p>50.1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.8">
            <text:p>5.8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20231001T192158p1399663</text:p>
          </table:table-cell>
          <table:table-cell table:formula="of:=1/([.D3]*0.7+[.E3]/100*0.3)" office:value-type="float" office:value="0.496944137994979">
            <text:p>0.50</text:p>
          </table:table-cell>
          <table:table-cell office:value-type="float" office:value="588.428636342308">
            <text:p>588</text:p>
          </table:table-cell>
          <table:table-cell table:formula="of:=(ABS([.C3]-[.$O$2]))/[.C3]" office:value-type="float" office:value="2.36489402063731">
            <text:p>2.365</text:p>
          </table:table-cell>
          <table:table-cell office:value-type="float" office:value="118.957599768977">
            <text:p>118.96</text:p>
          </table:table-cell>
          <table:table-cell office:value-type="float" office:value="10.8518786127168">
            <text:p>10.85</text:p>
          </table:table-cell>
          <table:table-cell office:value-type="float" office:value="38.193411905761">
            <text:p>38.19</text:p>
          </table:table-cell>
          <table:table-cell office:value-type="float" office:value="298941.890756305">
            <text:p>298942</text:p>
          </table:table-cell>
          <table:table-cell office:value-type="float" office:value="0.310524119028919">
            <text:p>0.311</text:p>
          </table:table-cell>
          <table:table-cell office:value-type="float" office:value="67.481474328359">
            <text:p>67.48</text:p>
          </table:table-cell>
          <table:table-cell table:number-columns-repeated="5"/>
        </table:table-row>
        <table:table-row table:style-name="ro1">
          <table:table-cell office:value-type="string">
            <text:p>20231001T192302p1400914</text:p>
          </table:table-cell>
          <table:table-cell table:formula="of:=1/([.D4]*0.7+[.E4]/100*0.3)" office:value-type="float" office:value="0.469977003099005">
            <text:p>0.47</text:p>
          </table:table-cell>
          <table:table-cell office:value-type="float" office:value="537.679293011678">
            <text:p>538</text:p>
          </table:table-cell>
          <table:table-cell table:formula="of:=(ABS([.C4]-[.$O$2]))/[.C4]" office:value-type="float" office:value="2.6824925671017">
            <text:p>2.682</text:p>
          </table:table-cell>
          <table:table-cell office:value-type="float" office:value="83.3396293576936">
            <text:p>83.34</text:p>
          </table:table-cell>
          <table:table-cell office:value-type="float" office:value="10.1304190751445">
            <text:p>10.13</text:p>
          </table:table-cell>
          <table:table-cell office:value-type="float" office:value="35.8566826409208">
            <text:p>35.86</text:p>
          </table:table-cell>
          <table:table-cell office:value-type="float" office:value="352475.380779968">
            <text:p>352475</text:p>
          </table:table-cell>
          <table:table-cell office:value-type="float" office:value="0.353257793505089">
            <text:p>0.353</text:p>
          </table:table-cell>
          <table:table-cell office:value-type="float" office:value="66.5376592322559">
            <text:p>66.54</text:p>
          </table:table-cell>
          <table:table-cell table:number-columns-repeated="5"/>
        </table:table-row>
        <table:table-row table:style-name="ro1">
          <table:table-cell office:value-type="string">
            <text:p>20231001T192155p1399609</text:p>
          </table:table-cell>
          <table:table-cell table:formula="of:=1/([.D5]*0.7+[.E5]/100*0.3)" office:value-type="float" office:value="0.565649577581001">
            <text:p>0.57</text:p>
          </table:table-cell>
          <table:table-cell office:value-type="float" office:value="644.955373620667">
            <text:p>645</text:p>
          </table:table-cell>
          <table:table-cell table:formula="of:=(ABS([.C5]-[.$O$2]))/[.C5]" office:value-type="float" office:value="2.06997984819419">
            <text:p>2.070</text:p>
          </table:table-cell>
          <table:table-cell office:value-type="float" office:value="106.297696451835">
            <text:p>106.30</text:p>
          </table:table-cell>
          <table:table-cell office:value-type="float" office:value="10.6494460500963">
            <text:p>10.65</text:p>
          </table:table-cell>
          <table:table-cell office:value-type="float" office:value="32.1296794201006">
            <text:p>32.13</text:p>
          </table:table-cell>
          <table:table-cell office:value-type="float" office:value="255577.669765552">
            <text:p>255578</text:p>
          </table:table-cell>
          <table:table-cell office:value-type="float" office:value="0.252939861119364">
            <text:p>0.253</text:p>
          </table:table-cell>
          <table:table-cell office:value-type="float" office:value="80.5422507950076">
            <text:p>80.54</text:p>
          </table:table-cell>
          <table:table-cell table:number-columns-repeated="5"/>
        </table:table-row>
        <table:table-row table:style-name="ro1">
          <table:table-cell office:value-type="string">
            <text:p>20231001T192305p1400961</text:p>
          </table:table-cell>
          <table:table-cell table:formula="of:=1/([.D6]*0.7+[.E6]/100*0.3)" office:value-type="float" office:value="0.391025891216735">
            <text:p>0.39</text:p>
          </table:table-cell>
          <table:table-cell office:value-type="float" office:value="458.424818204831">
            <text:p>458</text:p>
          </table:table-cell>
          <table:table-cell table:formula="of:=(ABS([.C6]-[.$O$2]))/[.C6]" office:value-type="float" office:value="3.31913788558303">
            <text:p>3.319</text:p>
          </table:table-cell>
          <table:table-cell office:value-type="float" office:value="77.9929643263727">
            <text:p>77.99</text:p>
          </table:table-cell>
          <table:table-cell office:value-type="float" office:value="4.59686242130251">
            <text:p>4.60</text:p>
          </table:table-cell>
          <table:table-cell office:value-type="float" office:value="38.8615802513611">
            <text:p>38.86</text:p>
          </table:table-cell>
          <table:table-cell office:value-type="float" office:value="319705.741230795">
            <text:p>319706</text:p>
          </table:table-cell>
          <table:table-cell office:value-type="float" office:value="0.0465625485489283">
            <text:p>0.047</text:p>
          </table:table-cell>
          <table:table-cell office:value-type="float" office:value="68.3109007148164">
            <text:p>68.31</text:p>
          </table:table-cell>
          <table:table-cell table:number-columns-repeated="5"/>
        </table:table-row>
        <table:table-row table:style-name="ro1">
          <table:table-cell office:value-type="string">
            <text:p>20231001T192247p1400566</text:p>
          </table:table-cell>
          <table:table-cell table:formula="of:=1/([.D7]*0.7+[.E7]/100*0.3)" office:value-type="float" office:value="0.83751695124419">
            <text:p>0.84</text:p>
          </table:table-cell>
          <table:table-cell office:value-type="float" office:value="891.121639830905">
            <text:p>891</text:p>
          </table:table-cell>
          <table:table-cell table:formula="of:=(ABS([.C7]-[.$O$2]))/[.C7]" office:value-type="float" office:value="1.22191888458204">
            <text:p>1.222</text:p>
          </table:table-cell>
          <table:table-cell office:value-type="float" office:value="112.887488171889">
            <text:p>112.89</text:p>
          </table:table-cell>
          <table:table-cell office:value-type="float" office:value="11.2380780346821">
            <text:p>11.24</text:p>
          </table:table-cell>
          <table:table-cell office:value-type="float" office:value="31.8035419207124">
            <text:p>31.80</text:p>
          </table:table-cell>
          <table:table-cell office:value-type="float" office:value="367227.032892557">
            <text:p>367227</text:p>
          </table:table-cell>
          <table:table-cell office:value-type="float" office:value="0.346455317371955">
            <text:p>0.346</text:p>
          </table:table-cell>
          <table:table-cell office:value-type="float" office:value="84.0520511225014">
            <text:p>84.05</text:p>
          </table:table-cell>
          <table:table-cell table:number-columns-repeated="5"/>
        </table:table-row>
        <table:table-row table:style-name="ro1">
          <table:table-cell office:value-type="string">
            <text:p>20231001T192234p1400295</text:p>
          </table:table-cell>
          <table:table-cell table:formula="of:=1/([.D8]*0.7+[.E8]/100*0.3)" office:value-type="float" office:value="0.356883264187522">
            <text:p>0.36</text:p>
          </table:table-cell>
          <table:table-cell office:value-type="float" office:value="400.816268539">
            <text:p>401</text:p>
          </table:table-cell>
          <table:table-cell table:formula="of:=(ABS([.C8]-[.$O$2]))/[.C8]" office:value-type="float" office:value="3.93991924833097">
            <text:p>3.940</text:p>
          </table:table-cell>
          <table:table-cell office:value-type="float" office:value="14.6977384421965">
            <text:p>14.70</text:p>
          </table:table-cell>
          <table:table-cell office:value-type="float" office:value="15.0401011560694">
            <text:p>15.04</text:p>
          </table:table-cell>
          <table:table-cell office:value-type="float" office:value="38.153744313428">
            <text:p>38.15</text:p>
          </table:table-cell>
          <table:table-cell office:value-type="float" office:value="305441.551903243">
            <text:p>305442</text:p>
          </table:table-cell>
          <table:table-cell office:value-type="float" office:value="0.148093712319102">
            <text:p>0.148</text:p>
          </table:table-cell>
          <table:table-cell office:value-type="float" office:value="41.612609405477">
            <text:p>41.61</text:p>
          </table:table-cell>
          <table:table-cell table:number-columns-repeated="5"/>
        </table:table-row>
        <table:table-row table:style-name="ro1">
          <table:table-cell office:value-type="string">
            <text:p>20231001T192152p1399573</text:p>
          </table:table-cell>
          <table:table-cell table:formula="of:=1/([.D9]*0.7+[.E9]/100*0.3)" office:value-type="float" office:value="0.401224179873061">
            <text:p>0.40</text:p>
          </table:table-cell>
          <table:table-cell office:value-type="float" office:value="459.552369265179">
            <text:p>460</text:p>
          </table:table-cell>
          <table:table-cell table:formula="of:=(ABS([.C9]-[.$O$2]))/[.C9]" office:value-type="float" office:value="3.3085405112066">
            <text:p>3.309</text:p>
          </table:table-cell>
          <table:table-cell office:value-type="float" office:value="58.7979541283089">
            <text:p>58.80</text:p>
          </table:table-cell>
          <table:table-cell office:value-type="float" office:value="6.94224318658281">
            <text:p>6.94</text:p>
          </table:table-cell>
          <table:table-cell office:value-type="float" office:value="37.8959641060414">
            <text:p>37.90</text:p>
          </table:table-cell>
          <table:table-cell office:value-type="float" office:value="370252.543942653">
            <text:p>370253</text:p>
          </table:table-cell>
          <table:table-cell office:value-type="float" office:value="0.131504885206171">
            <text:p>0.132</text:p>
          </table:table-cell>
          <table:table-cell office:value-type="float" office:value="34.6389742158124">
            <text:p>34.64</text:p>
          </table:table-cell>
          <table:table-cell table:number-columns-repeated="5"/>
        </table:table-row>
        <table:table-row table:style-name="ro1">
          <table:table-cell office:value-type="string">
            <text:p>20231001T192149p1399525</text:p>
          </table:table-cell>
          <table:table-cell table:formula="of:=1/([.D10]*0.7+[.E10]/100*0.3)" office:value-type="float" office:value="0.605431682706671">
            <text:p>0.61</text:p>
          </table:table-cell>
          <table:table-cell office:value-type="float" office:value="644.829226811371">
            <text:p>645</text:p>
          </table:table-cell>
          <table:table-cell table:formula="of:=(ABS([.C10]-[.$O$2]))/[.C10]" office:value-type="float" office:value="2.07058042296088">
            <text:p>2.071</text:p>
          </table:table-cell>
          <table:table-cell office:value-type="float" office:value="67.4359088133227">
            <text:p>67.44</text:p>
          </table:table-cell>
          <table:table-cell office:value-type="float" office:value="13.5724951830443">
            <text:p>13.57</text:p>
          </table:table-cell>
          <table:table-cell office:value-type="float" office:value="28.3212718856022">
            <text:p>28.32</text:p>
          </table:table-cell>
          <table:table-cell office:value-type="float" office:value="359449.029223843">
            <text:p>359449</text:p>
          </table:table-cell>
          <table:table-cell office:value-type="float" office:value="0.116701324451401">
            <text:p>0.117</text:p>
          </table:table-cell>
          <table:table-cell office:value-type="float" office:value="70.8039943635598">
            <text:p>70.80</text:p>
          </table:table-cell>
          <table:table-cell table:number-columns-repeated="5"/>
        </table:table-row>
        <table:table-row table:style-name="ro1">
          <table:table-cell office:value-type="string">
            <text:p>20231001T192222p1400083</text:p>
          </table:table-cell>
          <table:table-cell table:formula="of:=1/([.D11]*0.7+[.E11]/100*0.3)" office:value-type="float" office:value="0.334384493769368">
            <text:p>0.33</text:p>
          </table:table-cell>
          <table:table-cell office:value-type="float" office:value="387.474847086413">
            <text:p>387</text:p>
          </table:table-cell>
          <table:table-cell table:formula="of:=(ABS([.C11]-[.$O$2]))/[.C11]" office:value-type="float" office:value="4.11000911385205">
            <text:p>4.110</text:p>
          </table:table-cell>
          <table:table-cell office:value-type="float" office:value="37.854305309739">
            <text:p>37.85</text:p>
          </table:table-cell>
          <table:table-cell office:value-type="float" office:value="5.85678378802953">
            <text:p>5.86</text:p>
          </table:table-cell>
          <table:table-cell office:value-type="float" office:value="31.2999618368888">
            <text:p>31.30</text:p>
          </table:table-cell>
          <table:table-cell office:value-type="float" office:value="251448.869879847">
            <text:p>251449</text:p>
          </table:table-cell>
          <table:table-cell office:value-type="float" office:value="0.162724290514876">
            <text:p>0.163</text:p>
          </table:table-cell>
          <table:table-cell office:value-type="float" office:value="51.5867544266632">
            <text:p>51.59</text:p>
          </table:table-cell>
          <table:table-cell table:number-columns-repeated="5"/>
        </table:table-row>
        <table:table-row table:style-name="ro1">
          <table:table-cell office:value-type="string">
            <text:p>20231001T192308p1401031</text:p>
          </table:table-cell>
          <table:table-cell table:formula="of:=1/([.D12]*0.7+[.E12]/100*0.3)" office:value-type="float" office:value="0.173712931617801">
            <text:p>0.17</text:p>
          </table:table-cell>
          <table:table-cell office:value-type="float" office:value="218.423564475233">
            <text:p>218</text:p>
          </table:table-cell>
          <table:table-cell table:formula="of:=(ABS([.C12]-[.$O$2]))/[.C12]" office:value-type="float" office:value="8.06495599390565">
            <text:p>8.065</text:p>
          </table:table-cell>
          <table:table-cell office:value-type="float" office:value="37.0515414353218">
            <text:p>37.05</text:p>
          </table:table-cell>
          <table:table-cell office:value-type="float" office:value="13.8928227360308">
            <text:p>13.89</text:p>
          </table:table-cell>
          <table:table-cell office:value-type="float" office:value="20.4611909148987">
            <text:p>20.46</text:p>
          </table:table-cell>
          <table:table-cell office:value-type="float" office:value="236845.942160527">
            <text:p>236846</text:p>
          </table:table-cell>
          <table:table-cell office:value-type="float" office:value="0.287413657261055">
            <text:p>0.287</text:p>
          </table:table-cell>
          <table:table-cell office:value-type="float" office:value="51.3358429100883">
            <text:p>51.34</text:p>
          </table:table-cell>
          <table:table-cell table:number-columns-repeated="5"/>
        </table:table-row>
        <table:table-row table:style-name="ro1">
          <table:table-cell office:value-type="string">
            <text:p>20231001T192237p1400371</text:p>
          </table:table-cell>
          <table:table-cell table:formula="of:=1/([.D13]*0.7+[.E13]/100*0.3)" office:value-type="float" office:value="0.357735937913132">
            <text:p>0.36</text:p>
          </table:table-cell>
          <table:table-cell office:value-type="float" office:value="414.388912261548">
            <text:p>414</text:p>
          </table:table-cell>
          <table:table-cell table:formula="of:=(ABS([.C13]-[.$O$2]))/[.C13]" office:value-type="float" office:value="3.77812012197443">
            <text:p>3.778</text:p>
          </table:table-cell>
          <table:table-cell office:value-type="float" office:value="50.22462335984">
            <text:p>50.22</text:p>
          </table:table-cell>
          <table:table-cell office:value-type="float" office:value="16.4384633911368">
            <text:p>16.44</text:p>
          </table:table-cell>
          <table:table-cell office:value-type="float" office:value="34.7584233183628">
            <text:p>34.76</text:p>
          </table:table-cell>
          <table:table-cell office:value-type="float" office:value="305369.076837194">
            <text:p>305369</text:p>
          </table:table-cell>
          <table:table-cell office:value-type="float" office:value="0.0475233489395397">
            <text:p>0.048</text:p>
          </table:table-cell>
          <table:table-cell office:value-type="float" office:value="37.0255847251213">
            <text:p>37.03</text:p>
          </table:table-cell>
          <table:table-cell table:number-columns-repeated="5"/>
        </table:table-row>
        <table:table-row table:style-name="ro1">
          <table:table-cell office:value-type="string">
            <text:p>20231001T192256p1400778</text:p>
          </table:table-cell>
          <table:table-cell table:formula="of:=1/([.D14]*0.7+[.E14]/100*0.3)" office:value-type="float" office:value="1.03827188143413">
            <text:p>1.04</text:p>
          </table:table-cell>
          <table:table-cell office:value-type="float" office:value="1022.86946531159">
            <text:p>1023</text:p>
          </table:table-cell>
          <table:table-cell table:formula="of:=(ABS([.C14]-[.$O$2]))/[.C14]" office:value-type="float" office:value="0.935730870015604">
            <text:p>0.936</text:p>
          </table:table-cell>
          <table:table-cell office:value-type="float" office:value="102.709084865498">
            <text:p>102.71</text:p>
          </table:table-cell>
          <table:table-cell office:value-type="float" office:value="11.2957610789981">
            <text:p>11.30</text:p>
          </table:table-cell>
          <table:table-cell office:value-type="float" office:value="13.198849909229">
            <text:p>13.20</text:p>
          </table:table-cell>
          <table:table-cell office:value-type="float" office:value="281866.824323879">
            <text:p>281867</text:p>
          </table:table-cell>
          <table:table-cell office:value-type="float" office:value="0.045837757022482">
            <text:p>0.046</text:p>
          </table:table-cell>
          <table:table-cell office:value-type="float" office:value="92.1097691540435">
            <text:p>92.11</text:p>
          </table:table-cell>
          <table:table-cell table:number-columns-repeated="5"/>
        </table:table-row>
        <table:table-row table:style-name="ro1">
          <table:table-cell office:value-type="string">
            <text:p>20231001T192253p1400709</text:p>
          </table:table-cell>
          <table:table-cell table:formula="of:=1/([.D15]*0.7+[.E15]/100*0.3)" office:value-type="float" office:value="0.587938321637602">
            <text:p>0.59</text:p>
          </table:table-cell>
          <table:table-cell office:value-type="float" office:value="698.720572556784">
            <text:p>699</text:p>
          </table:table-cell>
          <table:table-cell table:formula="of:=(ABS([.C15]-[.$O$2]))/[.C15]" office:value-type="float" office:value="1.83375082653529">
            <text:p>1.834</text:p>
          </table:table-cell>
          <table:table-cell office:value-type="float" office:value="139.077701800664">
            <text:p>139.08</text:p>
          </table:table-cell>
          <table:table-cell office:value-type="float" office:value="10.5262397688974">
            <text:p>10.53</text:p>
          </table:table-cell>
          <table:table-cell office:value-type="float" office:value="35.5370077398512">
            <text:p>35.54</text:p>
          </table:table-cell>
          <table:table-cell office:value-type="float" office:value="208763.345128575">
            <text:p>208763</text:p>
          </table:table-cell>
          <table:table-cell office:value-type="float" office:value="0.185068994128468">
            <text:p>0.185</text:p>
          </table:table-cell>
          <table:table-cell office:value-type="float" office:value="92.2083977034003">
            <text:p>92.21</text:p>
          </table:table-cell>
          <table:table-cell table:number-columns-repeated="5"/>
        </table:table-row>
        <table:table-row table:style-name="ro1">
          <table:table-cell office:value-type="string">
            <text:p>20231001T192320p1401324</text:p>
          </table:table-cell>
          <table:table-cell table:formula="of:=1/([.D16]*0.7+[.E16]/100*0.3)" office:value-type="float" office:value="0.210545621731496">
            <text:p>0.21</text:p>
          </table:table-cell>
          <table:table-cell office:value-type="float" office:value="260.791595592913">
            <text:p>261</text:p>
          </table:table-cell>
          <table:table-cell table:formula="of:=(ABS([.C16]-[.$O$2]))/[.C16]" office:value-type="float" office:value="6.5922692044521">
            <text:p>6.592</text:p>
          </table:table-cell>
          <table:table-cell office:value-type="float" office:value="44.9920021693386">
            <text:p>44.99</text:p>
          </table:table-cell>
          <table:table-cell office:value-type="float" office:value="13.9417148362235">
            <text:p>13.94</text:p>
          </table:table-cell>
          <table:table-cell office:value-type="float" office:value="39.5183132845689">
            <text:p>39.52</text:p>
          </table:table-cell>
          <table:table-cell office:value-type="float" office:value="240207.033070643">
            <text:p>240207</text:p>
          </table:table-cell>
          <table:table-cell office:value-type="float" office:value="0.192978478094494">
            <text:p>0.193</text:p>
          </table:table-cell>
          <table:table-cell office:value-type="float" office:value="70.1077101237134">
            <text:p>70.11</text:p>
          </table:table-cell>
          <table:table-cell table:number-columns-repeated="5"/>
        </table:table-row>
        <table:table-row table:style-name="ro1">
          <table:table-cell office:value-type="string">
            <text:p>20231001T192329p1401539</text:p>
          </table:table-cell>
          <table:table-cell table:formula="of:=1/([.D17]*0.7+[.E17]/100*0.3)" office:value-type="float" office:value="0.514463258538209">
            <text:p>0.51</text:p>
          </table:table-cell>
          <table:table-cell office:value-type="float" office:value="583.856360342343">
            <text:p>584</text:p>
          </table:table-cell>
          <table:table-cell table:formula="of:=(ABS([.C17]-[.$O$2]))/[.C17]" office:value-type="float" office:value="2.39124506383562">
            <text:p>2.391</text:p>
          </table:table-cell>
          <table:table-cell office:value-type="float" office:value="89.9672869037301">
            <text:p>89.97</text:p>
          </table:table-cell>
          <table:table-cell office:value-type="float" office:value="8.64434434434434">
            <text:p>8.64</text:p>
          </table:table-cell>
          <table:table-cell office:value-type="float" office:value="32.4929582344276">
            <text:p>32.49</text:p>
          </table:table-cell>
          <table:table-cell office:value-type="float" office:value="265172.744003609">
            <text:p>265173</text:p>
          </table:table-cell>
          <table:table-cell office:value-type="float" office:value="0.242245824694126">
            <text:p>0.242</text:p>
          </table:table-cell>
          <table:table-cell office:value-type="float" office:value="95.8575395224235">
            <text:p>95.86</text:p>
          </table:table-cell>
          <table:table-cell table:number-columns-repeated="5"/>
        </table:table-row>
        <table:table-row table:style-name="ro1">
          <table:table-cell office:value-type="string">
            <text:p>20231001T192207p1399803</text:p>
          </table:table-cell>
          <table:table-cell table:formula="of:=1/([.D18]*0.7+[.E18]/100*0.3)" office:value-type="float" office:value="0.708355039314246">
            <text:p>0.71</text:p>
          </table:table-cell>
          <table:table-cell office:value-type="float" office:value="698.702433070125">
            <text:p>699</text:p>
          </table:table-cell>
          <table:table-cell table:formula="of:=(ABS([.C18]-[.$O$2]))/[.C18]" office:value-type="float" office:value="1.83382439545803">
            <text:p>1.834</text:p>
          </table:table-cell>
          <table:table-cell office:value-type="float" office:value="42.6814562133234">
            <text:p>42.68</text:p>
          </table:table-cell>
          <table:table-cell office:value-type="float" office:value="5.81750126454224">
            <text:p>5.82</text:p>
          </table:table-cell>
          <table:table-cell office:value-type="float" office:value="27.9482183633634">
            <text:p>27.95</text:p>
          </table:table-cell>
          <table:table-cell office:value-type="float" office:value="288769.272845991">
            <text:p>288769</text:p>
          </table:table-cell>
          <table:table-cell office:value-type="float" office:value="0.322340191400395">
            <text:p>0.322</text:p>
          </table:table-cell>
          <table:table-cell office:value-type="float" office:value="90.1248251111118">
            <text:p>90.12</text:p>
          </table:table-cell>
          <table:table-cell table:number-columns-repeated="5"/>
        </table:table-row>
        <table:table-row table:style-name="ro1">
          <table:table-cell office:value-type="string">
            <text:p>20231001T192311p1401132</text:p>
          </table:table-cell>
          <table:table-cell table:formula="of:=1/([.D19]*0.7+[.E19]/100*0.3)" office:value-type="float" office:value="0.511096029620301">
            <text:p>0.51</text:p>
          </table:table-cell>
          <table:table-cell office:value-type="float" office:value="546.537703696467">
            <text:p>547</text:p>
          </table:table-cell>
          <table:table-cell table:formula="of:=(ABS([.C19]-[.$O$2]))/[.C19]" office:value-type="float" office:value="2.62280586793632">
            <text:p>2.623</text:p>
          </table:table-cell>
          <table:table-cell office:value-type="float" office:value="40.2051216277582">
            <text:p>40.21</text:p>
          </table:table-cell>
          <table:table-cell office:value-type="float" office:value="7.19258329410534">
            <text:p>7.19</text:p>
          </table:table-cell>
          <table:table-cell office:value-type="float" office:value="33.8715984463842">
            <text:p>33.87</text:p>
          </table:table-cell>
          <table:table-cell office:value-type="float" office:value="399564.303156883">
            <text:p>399564</text:p>
          </table:table-cell>
          <table:table-cell office:value-type="float" office:value="0.33979348715886">
            <text:p>0.340</text:p>
          </table:table-cell>
          <table:table-cell office:value-type="float" office:value="45.8240260503266">
            <text:p>45.82</text:p>
          </table:table-cell>
          <table:table-cell table:number-columns-repeated="5"/>
        </table:table-row>
        <table:table-row table:style-name="ro1">
          <table:table-cell office:value-type="string">
            <text:p>20231001T192210p1399836</text:p>
          </table:table-cell>
          <table:table-cell table:formula="of:=1/([.D20]*0.7+[.E20]/100*0.3)" office:value-type="float" office:value="0.621510306035595">
            <text:p>0.62</text:p>
          </table:table-cell>
          <table:table-cell office:value-type="float" office:value="607.334366229506">
            <text:p>607</text:p>
          </table:table-cell>
          <table:table-cell table:formula="of:=(ABS([.C20]-[.$O$2]))/[.C20]" office:value-type="float" office:value="2.26014813272031">
            <text:p>2.260</text:p>
          </table:table-cell>
          <table:table-cell office:value-type="float" office:value="8.9600282198677">
            <text:p>8.96</text:p>
          </table:table-cell>
          <table:table-cell office:value-type="float" office:value="13.9188342967245">
            <text:p>13.92</text:p>
          </table:table-cell>
          <table:table-cell office:value-type="float" office:value="15.5295631024054">
            <text:p>15.53</text:p>
          </table:table-cell>
          <table:table-cell office:value-type="float" office:value="280007.888688918">
            <text:p>280008</text:p>
          </table:table-cell>
          <table:table-cell office:value-type="float" office:value="0.185825564849329">
            <text:p>0.186</text:p>
          </table:table-cell>
          <table:table-cell office:value-type="float" office:value="76.7801182216491">
            <text:p>76.78</text:p>
          </table:table-cell>
          <table:table-cell table:number-columns-repeated="5"/>
        </table:table-row>
        <table:table-row table:style-name="ro1">
          <table:table-cell office:value-type="string">
            <text:p>20231001T192317p1401281</text:p>
          </table:table-cell>
          <table:table-cell table:formula="of:=1/([.D21]*0.7+[.E21]/100*0.3)" office:value-type="float" office:value="0.20602032841754">
            <text:p>0.21</text:p>
          </table:table-cell>
          <table:table-cell office:value-type="float" office:value="254.405786209804">
            <text:p>254</text:p>
          </table:table-cell>
          <table:table-cell table:formula="of:=(ABS([.C21]-[.$O$2]))/[.C21]" office:value-type="float" office:value="6.78284185080259">
            <text:p>6.783</text:p>
          </table:table-cell>
          <table:table-cell office:value-type="float" office:value="35.300215554733">
            <text:p>35.30</text:p>
          </table:table-cell>
          <table:table-cell office:value-type="float" office:value="7.36655139893115">
            <text:p>7.37</text:p>
          </table:table-cell>
          <table:table-cell office:value-type="float" office:value="39.7755021942243">
            <text:p>39.78</text:p>
          </table:table-cell>
          <table:table-cell office:value-type="float" office:value="207407.12188856">
            <text:p>207407</text:p>
          </table:table-cell>
          <table:table-cell office:value-type="float" office:value="0.282391224286775">
            <text:p>0.282</text:p>
          </table:table-cell>
          <table:table-cell office:value-type="float" office:value="47.397521659871">
            <text:p>47.40</text:p>
          </table:table-cell>
          <table:table-cell table:number-columns-repeated="5"/>
        </table:table-row>
        <table:table-row table:style-name="ro1">
          <table:table-cell office:value-type="string">
            <text:p>20231001T192240p1400459</text:p>
          </table:table-cell>
          <table:table-cell table:formula="of:=1/([.D22]*0.7+[.E22]/100*0.3)" office:value-type="float" office:value="0.51079967421078">
            <text:p>0.51</text:p>
          </table:table-cell>
          <table:table-cell office:value-type="float" office:value="593.08404357181">
            <text:p>593</text:p>
          </table:table-cell>
          <table:table-cell table:formula="of:=(ABS([.C22]-[.$O$2]))/[.C22]" office:value-type="float" office:value="2.33848131889636">
            <text:p>2.338</text:p>
          </table:table-cell>
          <table:table-cell office:value-type="float" office:value="106.925905388766">
            <text:p>106.93</text:p>
          </table:table-cell>
          <table:table-cell office:value-type="float" office:value="16.5435934489403">
            <text:p>16.54</text:p>
          </table:table-cell>
          <table:table-cell office:value-type="float" office:value="38.9753109759108">
            <text:p>38.98</text:p>
          </table:table-cell>
          <table:table-cell office:value-type="float" office:value="283164.467124093">
            <text:p>283164</text:p>
          </table:table-cell>
          <table:table-cell office:value-type="float" office:value="0.0777029211900419">
            <text:p>0.078</text:p>
          </table:table-cell>
          <table:table-cell office:value-type="float" office:value="11.1260508587527">
            <text:p>11.13</text:p>
          </table:table-cell>
          <table:table-cell table:number-columns-repeated="5"/>
        </table:table-row>
        <table:table-row table:style-name="ro1">
          <table:table-cell office:value-type="string">
            <text:p>20231001T192213p1399916</text:p>
          </table:table-cell>
          <table:table-cell table:formula="of:=1/([.D23]*0.7+[.E23]/100*0.3)" office:value-type="float" office:value="0.433665418925082">
            <text:p>0.43</text:p>
          </table:table-cell>
          <table:table-cell office:value-type="float" office:value="480.071208848587">
            <text:p>480</text:p>
          </table:table-cell>
          <table:table-cell table:formula="of:=(ABS([.C23]-[.$O$2]))/[.C23]" office:value-type="float" office:value="3.12438813972801">
            <text:p>3.124</text:p>
          </table:table-cell>
          <table:table-cell office:value-type="float" office:value="39.6178203294494">
            <text:p>39.62</text:p>
          </table:table-cell>
          <table:table-cell office:value-type="float" office:value="14.3303227360308">
            <text:p>14.33</text:p>
          </table:table-cell>
          <table:table-cell office:value-type="float" office:value="24.8929580959144">
            <text:p>24.89</text:p>
          </table:table-cell>
          <table:table-cell office:value-type="float" office:value="332641.263018858">
            <text:p>332641</text:p>
          </table:table-cell>
          <table:table-cell office:value-type="float" office:value="0.00550776965202252">
            <text:p>0.006</text:p>
          </table:table-cell>
          <table:table-cell office:value-type="float" office:value="53.0765355440605">
            <text:p>53.08</text:p>
          </table:table-cell>
          <table:table-cell table:number-columns-repeated="5"/>
        </table:table-row>
        <table:table-row table:style-name="ro1">
          <table:table-cell office:value-type="string">
            <text:p>20231001T192201p1399708</text:p>
          </table:table-cell>
          <table:table-cell table:formula="of:=1/([.D24]*0.7+[.E24]/100*0.3)" office:value-type="float" office:value="0.254656367971255">
            <text:p>0.25</text:p>
          </table:table-cell>
          <table:table-cell office:value-type="float" office:value="307.126494567134">
            <text:p>307</text:p>
          </table:table-cell>
          <table:table-cell table:formula="of:=(ABS([.C24]-[.$O$2]))/[.C24]" office:value-type="float" office:value="5.44685507445597">
            <text:p>5.447</text:p>
          </table:table-cell>
          <table:table-cell office:value-type="float" office:value="38.0206068052604">
            <text:p>38.02</text:p>
          </table:table-cell>
          <table:table-cell office:value-type="float" office:value="7.66500681413146">
            <text:p>7.67</text:p>
          </table:table-cell>
          <table:table-cell office:value-type="float" office:value="17.9228135309788">
            <text:p>17.92</text:p>
          </table:table-cell>
          <table:table-cell office:value-type="float" office:value="276263.964048872">
            <text:p>276264</text:p>
          </table:table-cell>
          <table:table-cell office:value-type="float" office:value="0.0933924736259369">
            <text:p>0.093</text:p>
          </table:table-cell>
          <table:table-cell office:value-type="float" office:value="41.7729953440694">
            <text:p>41.77</text:p>
          </table:table-cell>
          <table:table-cell table:number-columns-repeated="5"/>
        </table:table-row>
        <table:table-row table:style-name="ro1">
          <table:table-cell office:value-type="string">
            <text:p>20231001T192216p1399961</text:p>
          </table:table-cell>
          <table:table-cell table:formula="of:=1/([.D25]*0.7+[.E25]/100*0.3)" office:value-type="float" office:value="0.224661603329363">
            <text:p>0.22</text:p>
          </table:table-cell>
          <table:table-cell office:value-type="float" office:value="275.739179304961">
            <text:p>276</text:p>
          </table:table-cell>
          <table:table-cell table:formula="of:=(ABS([.C25]-[.$O$2]))/[.C25]" office:value-type="float" office:value="6.18069882194785">
            <text:p>6.181</text:p>
          </table:table-cell>
          <table:table-cell office:value-type="float" office:value="41.5499053698269">
            <text:p>41.55</text:p>
          </table:table-cell>
          <table:table-cell office:value-type="float" office:value="14.3019026974952">
            <text:p>14.30</text:p>
          </table:table-cell>
          <table:table-cell office:value-type="float" office:value="39.3808189105909">
            <text:p>39.38</text:p>
          </table:table-cell>
          <table:table-cell office:value-type="float" office:value="266104.801331549">
            <text:p>266105</text:p>
          </table:table-cell>
          <table:table-cell office:value-type="float" office:value="0.167284420105208">
            <text:p>0.167</text:p>
          </table:table-cell>
          <table:table-cell office:value-type="float" office:value="79.7184882615288">
            <text:p>79.72</text:p>
          </table:table-cell>
          <table:table-cell table:number-columns-repeated="5"/>
        </table:table-row>
        <table:table-row table:style-name="ro1">
          <table:table-cell office:value-type="string">
            <text:p>20231001T192326p1401468</text:p>
          </table:table-cell>
          <table:table-cell table:formula="of:=1/([.D26]*0.7+[.E26]/100*0.3)" office:value-type="float" office:value="0.370371919859992">
            <text:p>0.37</text:p>
          </table:table-cell>
          <table:table-cell office:value-type="float" office:value="412.609028625843">
            <text:p>413</text:p>
          </table:table-cell>
          <table:table-cell table:formula="of:=(ABS([.C26]-[.$O$2]))/[.C26]" office:value-type="float" office:value="3.79873163850585">
            <text:p>3.799</text:p>
          </table:table-cell>
          <table:table-cell office:value-type="float" office:value="13.6255191046067">
            <text:p>13.63</text:p>
          </table:table-cell>
          <table:table-cell office:value-type="float" office:value="8.2709721420702">
            <text:p>8.27</text:p>
          </table:table-cell>
          <table:table-cell office:value-type="float" office:value="12.4945502302643">
            <text:p>12.49</text:p>
          </table:table-cell>
          <table:table-cell office:value-type="float" office:value="296451.022388312">
            <text:p>296451</text:p>
          </table:table-cell>
          <table:table-cell office:value-type="float" office:value="0.110799086098258">
            <text:p>0.111</text:p>
          </table:table-cell>
          <table:table-cell office:value-type="float" office:value="21.3952982961063">
            <text:p>21.40</text:p>
          </table:table-cell>
          <table:table-cell table:number-columns-repeated="5"/>
        </table:table-row>
        <table:table-row table:style-name="ro1">
          <table:table-cell office:value-type="string">
            <text:p>20231001T192250p1400637</text:p>
          </table:table-cell>
          <table:table-cell table:formula="of:=1/([.D27]*0.7+[.E27]/100*0.3)" office:value-type="float" office:value="0.306134742871448">
            <text:p>0.31</text:p>
          </table:table-cell>
          <table:table-cell office:value-type="float" office:value="368.469056091106">
            <text:p>368</text:p>
          </table:table-cell>
          <table:table-cell table:formula="of:=(ABS([.C27]-[.$O$2]))/[.C27]" office:value-type="float" office:value="4.3735855623937">
            <text:p>4.374</text:p>
          </table:table-cell>
          <table:table-cell office:value-type="float" office:value="68.341862924487">
            <text:p>68.34</text:p>
          </table:table-cell>
          <table:table-cell office:value-type="float" office:value="17.7589113680154">
            <text:p>17.76</text:p>
          </table:table-cell>
          <table:table-cell office:value-type="float" office:value="14.7606405821854">
            <text:p>14.76</text:p>
          </table:table-cell>
          <table:table-cell office:value-type="float" office:value="287185.948586419">
            <text:p>287186</text:p>
          </table:table-cell>
          <table:table-cell office:value-type="float" office:value="0.35207336988076">
            <text:p>0.352</text:p>
          </table:table-cell>
          <table:table-cell office:value-type="float" office:value="17.953048254797">
            <text:p>17.95</text:p>
          </table:table-cell>
          <table:table-cell table:number-columns-repeated="5"/>
        </table:table-row>
        <table:table-row table:style-name="ro1">
          <table:table-cell office:value-type="string">
            <text:p>20231001T192204p1399749</text:p>
          </table:table-cell>
          <table:table-cell table:formula="of:=1/([.D28]*0.7+[.E28]/100*0.3)" office:value-type="float" office:value="0.340218181705529">
            <text:p>0.34</text:p>
          </table:table-cell>
          <table:table-cell office:value-type="float" office:value="396.064804909236">
            <text:p>396</text:p>
          </table:table-cell>
          <table:table-cell table:formula="of:=(ABS([.C28]-[.$O$2]))/[.C28]" office:value-type="float" office:value="3.99918189007919">
            <text:p>3.999</text:p>
          </table:table-cell>
          <table:table-cell office:value-type="float" office:value="46.6209909718939">
            <text:p>46.62</text:p>
          </table:table-cell>
          <table:table-cell office:value-type="float" office:value="19.6690751445087">
            <text:p>19.67</text:p>
          </table:table-cell>
          <table:table-cell office:value-type="float" office:value="27.4670323132422">
            <text:p>27.47</text:p>
          </table:table-cell>
          <table:table-cell office:value-type="float" office:value="355594.807163609">
            <text:p>355595</text:p>
          </table:table-cell>
          <table:table-cell office:value-type="float" office:value="0.03192705044997">
            <text:p>0.032</text:p>
          </table:table-cell>
          <table:table-cell office:value-type="float" office:value="22.8542207132829">
            <text:p>22.85</text:p>
          </table:table-cell>
          <table:table-cell table:number-columns-repeated="5"/>
        </table:table-row>
        <table:table-row table:style-name="ro1">
          <table:table-cell office:value-type="string">
            <text:p>20231001T192332p1401595</text:p>
          </table:table-cell>
          <table:table-cell table:formula="of:=1/([.D29]*0.7+[.E29]/100*0.3)" office:value-type="float" office:value="0.569999492001201">
            <text:p>0.57</text:p>
          </table:table-cell>
          <table:table-cell office:value-type="float" office:value="640.664559280678">
            <text:p>641</text:p>
          </table:table-cell>
          <table:table-cell table:formula="of:=(ABS([.C29]-[.$O$2]))/[.C29]" office:value-type="float" office:value="2.09054086310486">
            <text:p>2.091</text:p>
          </table:table-cell>
          <table:table-cell office:value-type="float" office:value="97.0029747648645">
            <text:p>97.00</text:p>
          </table:table-cell>
          <table:table-cell office:value-type="float" office:value="16.6752167630058">
            <text:p>16.68</text:p>
          </table:table-cell>
          <table:table-cell office:value-type="float" office:value="13.1454120496313">
            <text:p>13.15</text:p>
          </table:table-cell>
          <table:table-cell office:value-type="float" office:value="277106.708656848">
            <text:p>277107</text:p>
          </table:table-cell>
          <table:table-cell office:value-type="float" office:value="0.131188408157589">
            <text:p>0.131</text:p>
          </table:table-cell>
          <table:table-cell office:value-type="float" office:value="11.8938561199297">
            <text:p>11.89</text:p>
          </table:table-cell>
          <table:table-cell table:number-columns-repeated="5"/>
        </table:table-row>
        <table:table-row table:style-name="ro1">
          <table:table-cell office:value-type="string">
            <text:p>20231001T192146p1399498</text:p>
          </table:table-cell>
          <table:table-cell table:formula="of:=1/([.D30]*0.7+[.E30]/100*0.3)" office:value-type="float" office:value="0.530343409083046">
            <text:p>0.53</text:p>
          </table:table-cell>
          <table:table-cell office:value-type="float" office:value="558.073830965944">
            <text:p>558</text:p>
          </table:table-cell>
          <table:table-cell table:formula="of:=(ABS([.C30]-[.$O$2]))/[.C30]" office:value-type="float" office:value="2.54791765916153">
            <text:p>2.548</text:p>
          </table:table-cell>
          <table:table-cell office:value-type="float" office:value="34.0094505292464">
            <text:p>34.01</text:p>
          </table:table-cell>
          <table:table-cell office:value-type="float" office:value="17.6811175337187">
            <text:p>17.68</text:p>
          </table:table-cell>
          <table:table-cell office:value-type="float" office:value="34.1370203758447">
            <text:p>34.14</text:p>
          </table:table-cell>
          <table:table-cell office:value-type="float" office:value="334626.751454551">
            <text:p>334627</text:p>
          </table:table-cell>
          <table:table-cell office:value-type="float" office:value="0.310061799197595">
            <text:p>0.310</text:p>
          </table:table-cell>
          <table:table-cell office:value-type="float" office:value="12.0255264907383">
            <text:p>12.03</text:p>
          </table:table-cell>
          <table:table-cell table:number-columns-repeated="5"/>
        </table:table-row>
        <table:table-row table:style-name="ro1">
          <table:table-cell office:value-type="string">
            <text:p>20231001T192323p1401390</text:p>
          </table:table-cell>
          <table:table-cell table:formula="of:=1/([.D31]*0.7+[.E31]/100*0.3)" office:value-type="float" office:value="0.948396852920568">
            <text:p>0.95</text:p>
          </table:table-cell>
          <table:table-cell office:value-type="float" office:value="993.526855258322">
            <text:p>994</text:p>
          </table:table-cell>
          <table:table-cell table:formula="of:=(ABS([.C31]-[.$O$2]))/[.C31]" office:value-type="float" office:value="0.99290033230676">
            <text:p>0.993</text:p>
          </table:table-cell>
          <table:table-cell office:value-type="float" office:value="119.793563089805">
            <text:p>119.79</text:p>
          </table:table-cell>
          <table:table-cell office:value-type="float" office:value="17.7878131021195">
            <text:p>17.79</text:p>
          </table:table-cell>
          <table:table-cell office:value-type="float" office:value="35.7183944406453">
            <text:p>35.72</text:p>
          </table:table-cell>
          <table:table-cell office:value-type="float" office:value="338563.347185589">
            <text:p>338563</text:p>
          </table:table-cell>
          <table:table-cell office:value-type="float" office:value="0.146282162793546">
            <text:p>0.146</text:p>
          </table:table-cell>
          <table:table-cell office:value-type="float" office:value="1.10811637758176">
            <text:p>1.11</text:p>
          </table:table-cell>
          <table:table-cell table:number-columns-repeated="5"/>
        </table:table-row>
        <table:table-row table:style-name="ro1">
          <table:table-cell office:value-type="string">
            <text:p>20231001T192314p1401204</text:p>
          </table:table-cell>
          <table:table-cell table:formula="of:=1/([.D32]*0.7+[.E32]/100*0.3)" office:value-type="float" office:value="0.340611500170176">
            <text:p>0.34</text:p>
          </table:table-cell>
          <table:table-cell office:value-type="float" office:value="386.636953965422">
            <text:p>387</text:p>
          </table:table-cell>
          <table:table-cell table:formula="of:=(ABS([.C32]-[.$O$2]))/[.C32]" office:value-type="float" office:value="4.1210831755546">
            <text:p>4.121</text:p>
          </table:table-cell>
          <table:table-cell office:value-type="float" office:value="17.045983537539">
            <text:p>17.05</text:p>
          </table:table-cell>
          <table:table-cell office:value-type="float" office:value="7.98325195568856">
            <text:p>7.98</text:p>
          </table:table-cell>
          <table:table-cell office:value-type="float" office:value="20.7552751598443">
            <text:p>20.76</text:p>
          </table:table-cell>
          <table:table-cell office:value-type="float" office:value="365273.133893818">
            <text:p>365273</text:p>
          </table:table-cell>
          <table:table-cell office:value-type="float" office:value="0.199938415765181">
            <text:p>0.200</text:p>
          </table:table-cell>
          <table:table-cell office:value-type="float" office:value="15.4176450186753">
            <text:p>15.42</text:p>
          </table:table-cell>
          <table:table-cell table:number-columns-repeated="5"/>
        </table:table-row>
        <table:table-row table:style-name="ro1">
          <table:table-cell office:value-type="string">
            <text:p>20231001T192259p1400836</text:p>
          </table:table-cell>
          <table:table-cell table:formula="of:=1/([.D33]*0.7+[.E33]/100*0.3)" office:value-type="float" office:value="0.784342942326985">
            <text:p>0.78</text:p>
          </table:table-cell>
          <table:table-cell office:value-type="float" office:value="732.317673923715">
            <text:p>732</text:p>
          </table:table-cell>
          <table:table-cell table:formula="of:=(ABS([.C33]-[.$O$2]))/[.C33]" office:value-type="float" office:value="1.70374465959735">
            <text:p>1.704</text:p>
          </table:table-cell>
          <table:table-cell office:value-type="float" office:value="27.4437481435877">
            <text:p>27.44</text:p>
          </table:table-cell>
          <table:table-cell office:value-type="float" office:value="18.7622832369942">
            <text:p>18.76</text:p>
          </table:table-cell>
          <table:table-cell office:value-type="float" office:value="12.4610316878801">
            <text:p>12.46</text:p>
          </table:table-cell>
          <table:table-cell office:value-type="float" office:value="306969.164589808">
            <text:p>306969</text:p>
          </table:table-cell>
          <table:table-cell office:value-type="float" office:value="0.0894943920837445">
            <text:p>0.089</text:p>
          </table:table-cell>
          <table:table-cell office:value-type="float" office:value="9.01432629479099">
            <text:p>9.01</text:p>
          </table:table-cell>
          <table:table-cell table:number-columns-repeated="5"/>
        </table:table-row>
        <table:table-row table:style-name="ro1">
          <table:table-cell office:value-type="string">
            <text:p>20231001T192225p1400130</text:p>
          </table:table-cell>
          <table:table-cell table:formula="of:=1/([.D34]*0.7+[.E34]/100*0.3)" office:value-type="float" office:value="0.671201622640485">
            <text:p>0.67</text:p>
          </table:table-cell>
          <table:table-cell office:value-type="float" office:value="726.773834129963">
            <text:p>727</text:p>
          </table:table-cell>
          <table:table-cell table:formula="of:=(ABS([.C34]-[.$O$2]))/[.C34]" office:value-type="float" office:value="1.72436885729424">
            <text:p>1.724</text:p>
          </table:table-cell>
          <table:table-cell office:value-type="float" office:value="94.2690298833623">
            <text:p>94.27</text:p>
          </table:table-cell>
          <table:table-cell office:value-type="float" office:value="7.17756814509824">
            <text:p>7.18</text:p>
          </table:table-cell>
          <table:table-cell office:value-type="float" office:value="35.3105333197866">
            <text:p>35.31</text:p>
          </table:table-cell>
          <table:table-cell office:value-type="float" office:value="282846.518051555">
            <text:p>282847</text:p>
          </table:table-cell>
          <table:table-cell office:value-type="float" office:value="0.185016398763479">
            <text:p>0.185</text:p>
          </table:table-cell>
          <table:table-cell office:value-type="float" office:value="4.79519435023011">
            <text:p>4.80</text:p>
          </table:table-cell>
          <table:table-cell table:number-columns-repeated="5"/>
        </table:table-row>
        <table:table-row table:style-name="ro1">
          <table:table-cell office:value-type="string">
            <text:p>20231001T192228p1400183</text:p>
          </table:table-cell>
          <table:table-cell table:formula="of:=1/([.D35]*0.7+[.E35]/100*0.3)" office:value-type="float" office:value="0.332282460663982">
            <text:p>0.33</text:p>
          </table:table-cell>
          <table:table-cell office:value-type="float" office:value="436.915869809712">
            <text:p>437</text:p>
          </table:table-cell>
          <table:table-cell table:formula="of:=(ABS([.C35]-[.$O$2]))/[.C35]" office:value-type="float" office:value="3.53176489300409">
            <text:p>3.532</text:p>
          </table:table-cell>
          <table:table-cell office:value-type="float" office:value="179.084113407037">
            <text:p>179.08</text:p>
          </table:table-cell>
          <table:table-cell office:value-type="float" office:value="8.76416856964916">
            <text:p>8.76</text:p>
          </table:table-cell>
          <table:table-cell office:value-type="float" office:value="20.041141262061">
            <text:p>20.04</text:p>
          </table:table-cell>
          <table:table-cell office:value-type="float" office:value="225437.979478632">
            <text:p>225438</text:p>
          </table:table-cell>
          <table:table-cell office:value-type="float" office:value="0.376128192996781">
            <text:p>0.376</text:p>
          </table:table-cell>
          <table:table-cell office:value-type="float" office:value="98.8746792333628">
            <text:p>98.87</text:p>
          </table:table-cell>
          <table:table-cell table:number-columns-repeated="5"/>
        </table:table-row>
        <table:table-row table:style-name="ro1">
          <table:table-cell office:value-type="string">
            <text:p>20231001T192244p1400521</text:p>
          </table:table-cell>
          <table:table-cell table:formula="of:=1/([.D36]*0.7+[.E36]/100*0.3)" office:value-type="float" office:value="0.893576053353747">
            <text:p>0.89</text:p>
          </table:table-cell>
          <table:table-cell office:value-type="float" office:value="807.681458021396">
            <text:p>808</text:p>
          </table:table-cell>
          <table:table-cell table:formula="of:=(ABS([.C36]-[.$O$2]))/[.C36]" office:value-type="float" office:value="1.45146150172925">
            <text:p>1.451</text:p>
          </table:table-cell>
          <table:table-cell office:value-type="float" office:value="34.3586243301928">
            <text:p>34.36</text:p>
          </table:table-cell>
          <table:table-cell office:value-type="float" office:value="24.6060934489403">
            <text:p>24.61</text:p>
          </table:table-cell>
          <table:table-cell office:value-type="float" office:value="20.7061590368484">
            <text:p>20.71</text:p>
          </table:table-cell>
          <table:table-cell office:value-type="float" office:value="335599.353086259">
            <text:p>335599</text:p>
          </table:table-cell>
          <table:table-cell office:value-type="float" office:value="0.00249692800900943">
            <text:p>0.002</text:p>
          </table:table-cell>
          <table:table-cell office:value-type="float" office:value="0.663715443563107">
            <text:p>0.66</text:p>
          </table:table-cell>
          <table:table-cell table:number-columns-repeated="5"/>
        </table:table-row>
        <table:table-row table:style-name="ro1">
          <table:table-cell office:value-type="string">
            <text:p>20231001T192335p1401639</text:p>
          </table:table-cell>
          <table:table-cell table:formula="of:=1/([.D37]*0.7+[.E37]/100*0.3)" office:value-type="float" office:value="0.456989128396184">
            <text:p>0.46</text:p>
          </table:table-cell>
          <table:table-cell office:value-type="float" office:value="512.822789985653">
            <text:p>513</text:p>
          </table:table-cell>
          <table:table-cell table:formula="of:=(ABS([.C37]-[.$O$2]))/[.C37]" office:value-type="float" office:value="2.86098285541365">
            <text:p>2.861</text:p>
          </table:table-cell>
          <table:table-cell office:value-type="float" office:value="61.8492882469283">
            <text:p>61.85</text:p>
          </table:table-cell>
          <table:table-cell office:value-type="float" office:value="8.00031481189989">
            <text:p>8.00</text:p>
          </table:table-cell>
          <table:table-cell office:value-type="float" office:value="12.3590001023794">
            <text:p>12.36</text:p>
          </table:table-cell>
          <table:table-cell office:value-type="float" office:value="222997.695100183">
            <text:p>222998</text:p>
          </table:table-cell>
          <table:table-cell office:value-type="float" office:value="0.111828867986097">
            <text:p>0.112</text:p>
          </table:table-cell>
          <table:table-cell office:value-type="float" office:value="6.01158691542177">
            <text:p>6.01</text:p>
          </table:table-cell>
          <table:table-cell table:number-columns-repeated="5"/>
        </table:table-row>
        <table:table-row table:style-name="ro1">
          <table:table-cell office:value-type="string">
            <text:p>20231001T192231p1400242</text:p>
          </table:table-cell>
          <table:table-cell table:formula="of:=1/([.D38]*0.7+[.E38]/100*0.3)" office:value-type="float" office:value="0.368003574453464">
            <text:p>0.37</text:p>
          </table:table-cell>
          <table:table-cell office:value-type="float" office:value="446.421147937429">
            <text:p>446</text:p>
          </table:table-cell>
          <table:table-cell table:formula="of:=(ABS([.C38]-[.$O$2]))/[.C38]" office:value-type="float" office:value="3.43527375248253">
            <text:p>3.435</text:p>
          </table:table-cell>
          <table:table-cell office:value-type="float" office:value="104.224427777249">
            <text:p>104.22</text:p>
          </table:table-cell>
          <table:table-cell office:value-type="float" office:value="8.91748122234798">
            <text:p>8.92</text:p>
          </table:table-cell>
          <table:table-cell office:value-type="float" office:value="23.3081361021129">
            <text:p>23.31</text:p>
          </table:table-cell>
          <table:table-cell office:value-type="float" office:value="371796.902510848">
            <text:p>371797</text:p>
          </table:table-cell>
          <table:table-cell office:value-type="float" office:value="0.157302035055808">
            <text:p>0.157</text:p>
          </table:table-cell>
          <table:table-cell office:value-type="float" office:value="98.5787555127405">
            <text:p>98.58</text:p>
          </table:table-cell>
          <table:table-cell table:number-columns-repeated="5"/>
        </table:table-row>
        <table:table-row table:style-name="ro1">
          <table:table-cell office:value-type="string">
            <text:p>20231001T192338p1401692</text:p>
          </table:table-cell>
          <table:table-cell table:formula="of:=1/([.D39]*0.7+[.E39]/100*0.3)" office:value-type="float" office:value="0.772636892190762">
            <text:p>0.77</text:p>
          </table:table-cell>
          <table:table-cell office:value-type="float" office:value="740.042668117395">
            <text:p>740</text:p>
          </table:table-cell>
          <table:table-cell table:formula="of:=(ABS([.C39]-[.$O$2]))/[.C39]" office:value-type="float" office:value="1.67552140613318">
            <text:p>1.676</text:p>
          </table:table-cell>
          <table:table-cell office:value-type="float" office:value="40.4680148050528">
            <text:p>40.47</text:p>
          </table:table-cell>
          <table:table-cell office:value-type="float" office:value="8.0299470288981">
            <text:p>8.03</text:p>
          </table:table-cell>
          <table:table-cell office:value-type="float" office:value="12.3590001023794">
            <text:p>12.36</text:p>
          </table:table-cell>
          <table:table-cell office:value-type="float" office:value="222997.695100183">
            <text:p>222998</text:p>
          </table:table-cell>
          <table:table-cell office:value-type="float" office:value="0.111828867986097">
            <text:p>0.112</text:p>
          </table:table-cell>
          <table:table-cell office:value-type="float" office:value="6.01158691542177">
            <text:p>6.01</text:p>
          </table:table-cell>
          <table:table-cell table:number-columns-repeated="5"/>
        </table:table-row>
        <table:table-row table:style-name="ro1">
          <table:table-cell office:value-type="string">
            <text:p>20231002T041604p1445605</text:p>
          </table:table-cell>
          <table:table-cell table:formula="of:=1/([.D40]*0.7+[.E40]/100*0.3)" office:value-type="float" office:value="0.415489772048184">
            <text:p>0.42</text:p>
          </table:table-cell>
          <table:table-cell office:value-type="float" office:value="500.749477277712">
            <text:p>501</text:p>
          </table:table-cell>
          <table:table-cell table:formula="of:=(ABS([.C40]-[.$O$2]))/[.C40]" office:value-type="float" office:value="2.95407302422785">
            <text:p>2.954</text:p>
          </table:table-cell>
          <table:table-cell office:value-type="float" office:value="112.982332545909">
            <text:p>112.98</text:p>
          </table:table-cell>
          <table:table-cell office:value-type="float" office:value="4.45249522629922">
            <text:p>4.45</text:p>
          </table:table-cell>
          <table:table-cell office:value-type="float" office:value="19.6491406762063">
            <text:p>19.65</text:p>
          </table:table-cell>
          <table:table-cell office:value-type="float" office:value="315953.380308957">
            <text:p>315953</text:p>
          </table:table-cell>
          <table:table-cell office:value-type="float" office:value="0.33979348715886">
            <text:p>0.340</text:p>
          </table:table-cell>
          <table:table-cell office:value-type="float" office:value="67.8183916763163">
            <text:p>67.82</text:p>
          </table:table-cell>
          <table:table-cell table:number-columns-repeated="5"/>
        </table:table-row>
        <table:table-row table:style-name="ro1">
          <table:table-cell office:value-type="string">
            <text:p>20231002T041552p1445317</text:p>
          </table:table-cell>
          <table:table-cell table:formula="of:=1/([.D41]*0.7+[.E41]/100*0.3)" office:value-type="float" office:value="0.404103073815255">
            <text:p>0.40</text:p>
          </table:table-cell>
          <table:table-cell office:value-type="float" office:value="477.552275719323">
            <text:p>478</text:p>
          </table:table-cell>
          <table:table-cell table:formula="of:=(ABS([.C41]-[.$O$2]))/[.C41]" office:value-type="float" office:value="3.1461429474241">
            <text:p>3.146</text:p>
          </table:table-cell>
          <table:table-cell office:value-type="float" office:value="90.772034932952">
            <text:p>90.77</text:p>
          </table:table-cell>
          <table:table-cell office:value-type="float" office:value="10.7001445086705">
            <text:p>10.70</text:p>
          </table:table-cell>
          <table:table-cell office:value-type="float" office:value="39.1331820870523">
            <text:p>39.13</text:p>
          </table:table-cell>
          <table:table-cell office:value-type="float" office:value="296451.022388312">
            <text:p>296451</text:p>
          </table:table-cell>
          <table:table-cell office:value-type="float" office:value="0.0415135414773579">
            <text:p>0.042</text:p>
          </table:table-cell>
          <table:table-cell office:value-type="float" office:value="61.0622581426773">
            <text:p>61.06</text:p>
          </table:table-cell>
          <table:table-cell table:number-columns-repeated="5"/>
        </table:table-row>
        <table:table-row table:style-name="ro1">
          <table:table-cell office:value-type="string">
            <text:p>20231002T041628p1446125</text:p>
          </table:table-cell>
          <table:table-cell table:formula="of:=1/([.D42]*0.7+[.E42]/100*0.3)" office:value-type="float" office:value="0.528144540284381">
            <text:p>0.53</text:p>
          </table:table-cell>
          <table:table-cell office:value-type="float" office:value="554.137564736983">
            <text:p>554</text:p>
          </table:table-cell>
          <table:table-cell table:formula="of:=(ABS([.C42]-[.$O$2]))/[.C42]" office:value-type="float" office:value="2.57311997236605">
            <text:p>2.573</text:p>
          </table:table-cell>
          <table:table-cell office:value-type="float" office:value="30.7456960819167">
            <text:p>30.75</text:p>
          </table:table-cell>
          <table:table-cell office:value-type="float" office:value="11.2556599229287">
            <text:p>11.26</text:p>
          </table:table-cell>
          <table:table-cell office:value-type="float" office:value="38.153744313428">
            <text:p>38.15</text:p>
          </table:table-cell>
          <table:table-cell office:value-type="float" office:value="287060.503395749">
            <text:p>287061</text:p>
          </table:table-cell>
          <table:table-cell office:value-type="float" office:value="0.144081780082036">
            <text:p>0.144</text:p>
          </table:table-cell>
          <table:table-cell office:value-type="float" office:value="62.17295369577">
            <text:p>62.17</text:p>
          </table:table-cell>
          <table:table-cell table:number-columns-repeated="5"/>
        </table:table-row>
        <table:table-row table:style-name="ro1">
          <table:table-cell office:value-type="string">
            <text:p>20231002T041451p1444194</text:p>
          </table:table-cell>
          <table:table-cell table:formula="of:=1/([.D43]*0.7+[.E43]/100*0.3)" office:value-type="float" office:value="0.717663382705736">
            <text:p>0.72</text:p>
          </table:table-cell>
          <table:table-cell office:value-type="float" office:value="799.20722296302">
            <text:p>799</text:p>
          </table:table-cell>
          <table:table-cell table:formula="of:=(ABS([.C43]-[.$O$2]))/[.C43]" office:value-type="float" office:value="1.47745508687878">
            <text:p>1.477</text:p>
          </table:table-cell>
          <table:table-cell office:value-type="float" office:value="119.730789020921">
            <text:p>119.73</text:p>
          </table:table-cell>
          <table:table-cell office:value-type="float" office:value="10.7448242657679">
            <text:p>10.74</text:p>
          </table:table-cell>
          <table:table-cell office:value-type="float" office:value="35.1531684086527">
            <text:p>35.15</text:p>
          </table:table-cell>
          <table:table-cell office:value-type="float" office:value="262340.576060244">
            <text:p>262341</text:p>
          </table:table-cell>
          <table:table-cell office:value-type="float" office:value="0.322340191400395">
            <text:p>0.322</text:p>
          </table:table-cell>
          <table:table-cell office:value-type="float" office:value="89.6547709236686">
            <text:p>89.65</text:p>
          </table:table-cell>
          <table:table-cell table:number-columns-repeated="5"/>
        </table:table-row>
        <table:table-row table:style-name="ro1">
          <table:table-cell office:value-type="string">
            <text:p>20231002T041631p1446192</text:p>
          </table:table-cell>
          <table:table-cell table:formula="of:=1/([.D44]*0.7+[.E44]/100*0.3)" office:value-type="float" office:value="0.459472390787135">
            <text:p>0.46</text:p>
          </table:table-cell>
          <table:table-cell office:value-type="float" office:value="517.437398897465">
            <text:p>517</text:p>
          </table:table-cell>
          <table:table-cell table:formula="of:=(ABS([.C44]-[.$O$2]))/[.C44]" office:value-type="float" office:value="2.82654984780556">
            <text:p>2.827</text:p>
          </table:table-cell>
          <table:table-cell office:value-type="float" office:value="65.9414801609885">
            <text:p>65.94</text:p>
          </table:table-cell>
          <table:table-cell office:value-type="float" office:value="11.2795038535645">
            <text:p>11.28</text:p>
          </table:table-cell>
          <table:table-cell office:value-type="float" office:value="38.153744313428">
            <text:p>38.15</text:p>
          </table:table-cell>
          <table:table-cell office:value-type="float" office:value="287060.503395749">
            <text:p>287061</text:p>
          </table:table-cell>
          <table:table-cell office:value-type="float" office:value="0.144081780082036">
            <text:p>0.144</text:p>
          </table:table-cell>
          <table:table-cell office:value-type="float" office:value="62.17295369577">
            <text:p>62.17</text:p>
          </table:table-cell>
          <table:table-cell table:number-columns-repeated="5"/>
        </table:table-row>
        <table:table-row table:style-name="ro1">
          <table:table-cell office:value-type="string">
            <text:p>20231002T041607p1445674</text:p>
          </table:table-cell>
          <table:table-cell table:formula="of:=1/([.D45]*0.7+[.E45]/100*0.3)" office:value-type="float" office:value="0.395902633417585">
            <text:p>0.40</text:p>
          </table:table-cell>
          <table:table-cell office:value-type="float" office:value="484.356693155925">
            <text:p>484</text:p>
          </table:table-cell>
          <table:table-cell table:formula="of:=(ABS([.C45]-[.$O$2]))/[.C45]" office:value-type="float" office:value="3.08789643660936">
            <text:p>3.088</text:p>
          </table:table-cell>
          <table:table-cell office:value-type="float" office:value="121.448689772298">
            <text:p>121.45</text:p>
          </table:table-cell>
          <table:table-cell office:value-type="float" office:value="13.9120905587669">
            <text:p>13.91</text:p>
          </table:table-cell>
          <table:table-cell office:value-type="float" office:value="17.1309502291456">
            <text:p>17.13</text:p>
          </table:table-cell>
          <table:table-cell office:value-type="float" office:value="225699.427874955">
            <text:p>225699</text:p>
          </table:table-cell>
          <table:table-cell office:value-type="float" office:value="0.33979348715886">
            <text:p>0.340</text:p>
          </table:table-cell>
          <table:table-cell office:value-type="float" office:value="46.4235149499821">
            <text:p>46.42</text:p>
          </table:table-cell>
          <table:table-cell table:number-columns-repeated="5"/>
        </table:table-row>
        <table:table-row table:style-name="ro1">
          <table:table-cell office:value-type="string">
            <text:p>20231002T041625p1446093</text:p>
          </table:table-cell>
          <table:table-cell table:formula="of:=1/([.D46]*0.7+[.E46]/100*0.3)" office:value-type="float" office:value="0.385053898713995">
            <text:p>0.39</text:p>
          </table:table-cell>
          <table:table-cell office:value-type="float" office:value="449.098079572096">
            <text:p>449</text:p>
          </table:table-cell>
          <table:table-cell table:formula="of:=(ABS([.C46]-[.$O$2]))/[.C46]" office:value-type="float" office:value="3.40883648820444">
            <text:p>3.409</text:p>
          </table:table-cell>
          <table:table-cell office:value-type="float" office:value="70.2844929571389">
            <text:p>70.28</text:p>
          </table:table-cell>
          <table:table-cell office:value-type="float" office:value="5.84104016998887">
            <text:p>5.84</text:p>
          </table:table-cell>
          <table:table-cell office:value-type="float" office:value="32.8930241285936">
            <text:p>32.89</text:p>
          </table:table-cell>
          <table:table-cell office:value-type="float" office:value="305441.551903243">
            <text:p>305442</text:p>
          </table:table-cell>
          <table:table-cell office:value-type="float" office:value="0.347074827274465">
            <text:p>0.347</text:p>
          </table:table-cell>
          <table:table-cell office:value-type="float" office:value="44.6408428394119">
            <text:p>44.64</text:p>
          </table:table-cell>
          <table:table-cell table:number-columns-repeated="5"/>
        </table:table-row>
        <table:table-row table:style-name="ro1">
          <table:table-cell office:value-type="string">
            <text:p>20231002T041555p1445382</text:p>
          </table:table-cell>
          <table:table-cell table:formula="of:=1/([.D47]*0.7+[.E47]/100*0.3)" office:value-type="float" office:value="0.410444201481051">
            <text:p>0.41</text:p>
          </table:table-cell>
          <table:table-cell office:value-type="float" office:value="479.698722858132">
            <text:p>480</text:p>
          </table:table-cell>
          <table:table-cell table:formula="of:=(ABS([.C47]-[.$O$2]))/[.C47]" office:value-type="float" office:value="3.12759072653519">
            <text:p>3.128</text:p>
          </table:table-cell>
          <table:table-cell office:value-type="float" office:value="82.3570859859327">
            <text:p>82.36</text:p>
          </table:table-cell>
          <table:table-cell office:value-type="float" office:value="14.8558526011561">
            <text:p>14.86</text:p>
          </table:table-cell>
          <table:table-cell office:value-type="float" office:value="10.0833891048989">
            <text:p>10.08</text:p>
          </table:table-cell>
          <table:table-cell office:value-type="float" office:value="347412.472869052">
            <text:p>347412</text:p>
          </table:table-cell>
          <table:table-cell office:value-type="float" office:value="0.0829052312025556">
            <text:p>0.083</text:p>
          </table:table-cell>
          <table:table-cell office:value-type="float" office:value="41.612609405477">
            <text:p>41.61</text:p>
          </table:table-cell>
          <table:table-cell table:number-columns-repeated="5"/>
        </table:table-row>
        <table:table-row table:style-name="ro1">
          <table:table-cell office:value-type="string">
            <text:p>20231002T041454p1444247</text:p>
          </table:table-cell>
          <table:table-cell table:formula="of:=1/([.D48]*0.7+[.E48]/100*0.3)" office:value-type="float" office:value="0.447820873356963">
            <text:p>0.45</text:p>
          </table:table-cell>
          <table:table-cell office:value-type="float" office:value="489.177522809227">
            <text:p>489</text:p>
          </table:table-cell>
          <table:table-cell table:formula="of:=(ABS([.C48]-[.$O$2]))/[.C48]" office:value-type="float" office:value="3.04761034118932">
            <text:p>3.048</text:p>
          </table:table-cell>
          <table:table-cell office:value-type="float" office:value="33.2361556493963">
            <text:p>33.24</text:p>
          </table:table-cell>
          <table:table-cell office:value-type="float" office:value="6.95784298341964">
            <text:p>6.96</text:p>
          </table:table-cell>
          <table:table-cell office:value-type="float" office:value="34.7873383316016">
            <text:p>34.79</text:p>
          </table:table-cell>
          <table:table-cell office:value-type="float" office:value="272885.824751189">
            <text:p>272886</text:p>
          </table:table-cell>
          <table:table-cell office:value-type="float" office:value="0.110799086098258">
            <text:p>0.111</text:p>
          </table:table-cell>
          <table:table-cell office:value-type="float" office:value="45.4772127940371">
            <text:p>45.48</text:p>
          </table:table-cell>
          <table:table-cell table:number-columns-repeated="5"/>
        </table:table-row>
        <table:table-row table:style-name="ro1">
          <table:table-cell office:value-type="string">
            <text:p>20231002T041500p1444334</text:p>
          </table:table-cell>
          <table:table-cell table:formula="of:=1/([.D49]*0.7+[.E49]/100*0.3)" office:value-type="float" office:value="0.373667457841348">
            <text:p>0.37</text:p>
          </table:table-cell>
          <table:table-cell office:value-type="float" office:value="438.875224989394">
            <text:p>439</text:p>
          </table:table-cell>
          <table:table-cell table:formula="of:=(ABS([.C49]-[.$O$2]))/[.C49]" office:value-type="float" office:value="3.51153286232516">
            <text:p>3.512</text:p>
          </table:table-cell>
          <table:table-cell office:value-type="float" office:value="72.701103468516">
            <text:p>72.70</text:p>
          </table:table-cell>
          <table:table-cell office:value-type="float" office:value="16.3937861271676">
            <text:p>16.39</text:p>
          </table:table-cell>
          <table:table-cell office:value-type="float" office:value="29.4114699267532">
            <text:p>29.41</text:p>
          </table:table-cell>
          <table:table-cell office:value-type="float" office:value="305441.551903243">
            <text:p>305442</text:p>
          </table:table-cell>
          <table:table-cell office:value-type="float" office:value="0.115385972266913">
            <text:p>0.115</text:p>
          </table:table-cell>
          <table:table-cell office:value-type="float" office:value="29.4098108691904">
            <text:p>29.41</text:p>
          </table:table-cell>
          <table:table-cell table:number-columns-repeated="5"/>
        </table:table-row>
        <table:table-row table:style-name="ro1">
          <table:table-cell office:value-type="string">
            <text:p>20231002T041509p1444500</text:p>
          </table:table-cell>
          <table:table-cell table:formula="of:=1/([.D50]*0.7+[.E50]/100*0.3)" office:value-type="float" office:value="0.567486241458483">
            <text:p>0.57</text:p>
          </table:table-cell>
          <table:table-cell office:value-type="float" office:value="574.859026298623">
            <text:p>575</text:p>
          </table:table-cell>
          <table:table-cell table:formula="of:=(ABS([.C50]-[.$O$2]))/[.C50]" office:value-type="float" office:value="2.44432271116753">
            <text:p>2.444</text:p>
          </table:table-cell>
          <table:table-cell office:value-type="float" office:value="17.0437871967762">
            <text:p>17.04</text:p>
          </table:table-cell>
          <table:table-cell office:value-type="float" office:value="5.61820645094055">
            <text:p>5.62</text:p>
          </table:table-cell>
          <table:table-cell office:value-type="float" office:value="12.7165679101144">
            <text:p>12.72</text:p>
          </table:table-cell>
          <table:table-cell office:value-type="float" office:value="281625.501826392">
            <text:p>281626</text:p>
          </table:table-cell>
          <table:table-cell office:value-type="float" office:value="0.0869807292185513">
            <text:p>0.087</text:p>
          </table:table-cell>
          <table:table-cell office:value-type="float" office:value="76.7801182216491">
            <text:p>76.78</text:p>
          </table:table-cell>
          <table:table-cell table:number-columns-repeated="5"/>
        </table:table-row>
        <table:table-row table:style-name="ro1">
          <table:table-cell office:value-type="string">
            <text:p>20231002T041619p1445905</text:p>
          </table:table-cell>
          <table:table-cell table:formula="of:=1/([.D51]*0.7+[.E51]/100*0.3)" office:value-type="float" office:value="0.485585063823242">
            <text:p>0.49</text:p>
          </table:table-cell>
          <table:table-cell office:value-type="float" office:value="516.909078004925">
            <text:p>517</text:p>
          </table:table-cell>
          <table:table-cell table:formula="of:=(ABS([.C51]-[.$O$2]))/[.C51]" office:value-type="float" office:value="2.83046087648926">
            <text:p>2.830</text:p>
          </table:table-cell>
          <table:table-cell office:value-type="float" office:value="26.0162671603766">
            <text:p>26.02</text:p>
          </table:table-cell>
          <table:table-cell office:value-type="float" office:value="16.4849470134875">
            <text:p>16.48</text:p>
          </table:table-cell>
          <table:table-cell office:value-type="float" office:value="12.3590001023794">
            <text:p>12.36</text:p>
          </table:table-cell>
          <table:table-cell office:value-type="float" office:value="333213.885841086">
            <text:p>333214</text:p>
          </table:table-cell>
          <table:table-cell office:value-type="float" office:value="0.398449618107039">
            <text:p>0.398</text:p>
          </table:table-cell>
          <table:table-cell office:value-type="float" office:value="48.4200357147808">
            <text:p>48.42</text:p>
          </table:table-cell>
          <table:table-cell table:number-columns-repeated="5"/>
        </table:table-row>
        <table:table-row table:style-name="ro1">
          <table:table-cell office:value-type="string">
            <text:p>20231002T041558p1445468</text:p>
          </table:table-cell>
          <table:table-cell table:formula="of:=1/([.D52]*0.7+[.E52]/100*0.3)" office:value-type="float" office:value="0.297113078339937">
            <text:p>0.30</text:p>
          </table:table-cell>
          <table:table-cell office:value-type="float" office:value="350.488784132016">
            <text:p>350</text:p>
          </table:table-cell>
          <table:table-cell table:formula="of:=(ABS([.C52]-[.$O$2]))/[.C52]" office:value-type="float" office:value="4.64925352719478">
            <text:p>4.649</text:p>
          </table:table-cell>
          <table:table-cell office:value-type="float" office:value="37.0814831077308">
            <text:p>37.08</text:p>
          </table:table-cell>
          <table:table-cell office:value-type="float" office:value="7.33719467449418">
            <text:p>7.34</text:p>
          </table:table-cell>
          <table:table-cell office:value-type="float" office:value="27.9717880696215">
            <text:p>27.97</text:p>
          </table:table-cell>
          <table:table-cell office:value-type="float" office:value="334626.751454551">
            <text:p>334627</text:p>
          </table:table-cell>
          <table:table-cell office:value-type="float" office:value="0.231060757867996">
            <text:p>0.231</text:p>
          </table:table-cell>
          <table:table-cell office:value-type="float" office:value="41.9108836434535">
            <text:p>41.91</text:p>
          </table:table-cell>
          <table:table-cell table:number-columns-repeated="5"/>
        </table:table-row>
        <table:table-row table:style-name="ro1">
          <table:table-cell office:value-type="string">
            <text:p>20231002T041539p1445065</text:p>
          </table:table-cell>
          <table:table-cell table:formula="of:=1/([.D53]*0.7+[.E53]/100*0.3)" office:value-type="float" office:value="0.843515858532368">
            <text:p>0.84</text:p>
          </table:table-cell>
          <table:table-cell office:value-type="float" office:value="780.118281643095">
            <text:p>780</text:p>
          </table:table-cell>
          <table:table-cell table:formula="of:=(ABS([.C53]-[.$O$2]))/[.C53]" office:value-type="float" office:value="1.53807665656764">
            <text:p>1.538</text:p>
          </table:table-cell>
          <table:table-cell office:value-type="float" office:value="36.2868356509993">
            <text:p>36.29</text:p>
          </table:table-cell>
          <table:table-cell office:value-type="float" office:value="13.4611030828516">
            <text:p>13.46</text:p>
          </table:table-cell>
          <table:table-cell office:value-type="float" office:value="12.1705220782193">
            <text:p>12.17</text:p>
          </table:table-cell>
          <table:table-cell office:value-type="float" office:value="376366.738750193">
            <text:p>376367</text:p>
          </table:table-cell>
          <table:table-cell office:value-type="float" office:value="0.305958102026829">
            <text:p>0.306</text:p>
          </table:table-cell>
          <table:table-cell office:value-type="float" office:value="76.7801182216491">
            <text:p>76.78</text:p>
          </table:table-cell>
          <table:table-cell table:number-columns-repeated="5"/>
        </table:table-row>
        <table:table-row table:style-name="ro1">
          <table:table-cell office:value-type="string">
            <text:p>20231002T041521p1444709</text:p>
          </table:table-cell>
          <table:table-cell table:formula="of:=1/([.D54]*0.7+[.E54]/100*0.3)" office:value-type="float" office:value="0.322473387638443">
            <text:p>0.32</text:p>
          </table:table-cell>
          <table:table-cell office:value-type="float" office:value="374.999292350499">
            <text:p>375</text:p>
          </table:table-cell>
          <table:table-cell table:formula="of:=(ABS([.C54]-[.$O$2]))/[.C54]" office:value-type="float" office:value="4.28000996372378">
            <text:p>4.280</text:p>
          </table:table-cell>
          <table:table-cell office:value-type="float" office:value="35.008037674276">
            <text:p>35.01</text:p>
          </table:table-cell>
          <table:table-cell office:value-type="float" office:value="18.227119460501">
            <text:p>18.23</text:p>
          </table:table-cell>
          <table:table-cell office:value-type="float" office:value="30.9457889485823">
            <text:p>30.95</text:p>
          </table:table-cell>
          <table:table-cell office:value-type="float" office:value="278494.431999414">
            <text:p>278494</text:p>
          </table:table-cell>
          <table:table-cell office:value-type="float" office:value="0.322340191400395">
            <text:p>0.322</text:p>
          </table:table-cell>
          <table:table-cell office:value-type="float" office:value="30.3864424827063">
            <text:p>30.39</text:p>
          </table:table-cell>
          <table:table-cell table:number-columns-repeated="5"/>
        </table:table-row>
        <table:table-row table:style-name="ro1">
          <table:table-cell office:value-type="string">
            <text:p>20231002T041622p1446015</text:p>
          </table:table-cell>
          <table:table-cell table:formula="of:=1/([.D55]*0.7+[.E55]/100*0.3)" office:value-type="float" office:value="0.279952383054026">
            <text:p>0.28</text:p>
          </table:table-cell>
          <table:table-cell office:value-type="float" office:value="330.85565173129">
            <text:p>331</text:p>
          </table:table-cell>
          <table:table-cell table:formula="of:=(ABS([.C55]-[.$O$2]))/[.C55]" office:value-type="float" office:value="4.98448292975842">
            <text:p>4.984</text:p>
          </table:table-cell>
          <table:table-cell office:value-type="float" office:value="27.6326609692698">
            <text:p>27.63</text:p>
          </table:table-cell>
          <table:table-cell office:value-type="float" office:value="19.0634633911368">
            <text:p>19.06</text:p>
          </table:table-cell>
          <table:table-cell office:value-type="float" office:value="27.3699328734876">
            <text:p>27.37</text:p>
          </table:table-cell>
          <table:table-cell office:value-type="float" office:value="393451.386715519">
            <text:p>393451</text:p>
          </table:table-cell>
          <table:table-cell office:value-type="float" office:value="0.110799086098258">
            <text:p>0.111</text:p>
          </table:table-cell>
          <table:table-cell office:value-type="float" office:value="25.4424247449146">
            <text:p>25.44</text:p>
          </table:table-cell>
          <table:table-cell table:number-columns-repeated="5"/>
        </table:table-row>
        <table:table-row table:style-name="ro1">
          <table:table-cell office:value-type="string">
            <text:p>20231002T041443p1444055</text:p>
          </table:table-cell>
          <table:table-cell table:formula="of:=1/([.D56]*0.7+[.E56]/100*0.3)" office:value-type="float" office:value="0.967547489781938">
            <text:p>0.97</text:p>
          </table:table-cell>
          <table:table-cell office:value-type="float" office:value="817.980123937561">
            <text:p>818</text:p>
          </table:table-cell>
          <table:table-cell table:formula="of:=(ABS([.C56]-[.$O$2]))/[.C56]" office:value-type="float" office:value="1.4205967138526">
            <text:p>1.421</text:p>
          </table:table-cell>
          <table:table-cell office:value-type="float" office:value="13.0411000539609">
            <text:p>13.04</text:p>
          </table:table-cell>
          <table:table-cell office:value-type="float" office:value="13.8279142581888">
            <text:p>13.83</text:p>
          </table:table-cell>
          <table:table-cell office:value-type="float" office:value="15.5295631024054">
            <text:p>15.53</text:p>
          </table:table-cell>
          <table:table-cell office:value-type="float" office:value="332675.762323523">
            <text:p>332676</text:p>
          </table:table-cell>
          <table:table-cell office:value-type="float" office:value="0.362806258125382">
            <text:p>0.363</text:p>
          </table:table-cell>
          <table:table-cell office:value-type="float" office:value="93.2174246486255">
            <text:p>93.22</text:p>
          </table:table-cell>
          <table:table-cell table:number-columns-repeated="5"/>
        </table:table-row>
        <table:table-row table:style-name="ro1">
          <table:table-cell office:value-type="string">
            <text:p>20231002T041503p1444379</text:p>
          </table:table-cell>
          <table:table-cell table:formula="of:=1/([.D57]*0.7+[.E57]/100*0.3)" office:value-type="float" office:value="0.607137206489876">
            <text:p>0.61</text:p>
          </table:table-cell>
          <table:table-cell office:value-type="float" office:value="657.389355452619">
            <text:p>657</text:p>
          </table:table-cell>
          <table:table-cell table:formula="of:=(ABS([.C57]-[.$O$2]))/[.C57]" office:value-type="float" office:value="2.01191369099177">
            <text:p>2.012</text:p>
          </table:table-cell>
          <table:table-cell office:value-type="float" office:value="79.5781896949625">
            <text:p>79.58</text:p>
          </table:table-cell>
          <table:table-cell office:value-type="float" office:value="6.91317708333333">
            <text:p>6.91</text:p>
          </table:table-cell>
          <table:table-cell office:value-type="float" office:value="19.9414668924337">
            <text:p>19.94</text:p>
          </table:table-cell>
          <table:table-cell office:value-type="float" office:value="205611.095545501">
            <text:p>205611</text:p>
          </table:table-cell>
          <table:table-cell office:value-type="float" office:value="0.272186518018525">
            <text:p>0.272</text:p>
          </table:table-cell>
          <table:table-cell office:value-type="float" office:value="15.4176450186753">
            <text:p>15.42</text:p>
          </table:table-cell>
          <table:table-cell table:number-columns-repeated="5"/>
        </table:table-row>
        <table:table-row table:style-name="ro1">
          <table:table-cell office:value-type="string">
            <text:p>20231002T041610p1445746</text:p>
          </table:table-cell>
          <table:table-cell table:formula="of:=1/([.D58]*0.7+[.E58]/100*0.3)" office:value-type="float" office:value="0.233629260442835">
            <text:p>0.23</text:p>
          </table:table-cell>
          <table:table-cell office:value-type="float" office:value="282.475639196851">
            <text:p>282</text:p>
          </table:table-cell>
          <table:table-cell table:formula="of:=(ABS([.C58]-[.$O$2]))/[.C58]" office:value-type="float" office:value="6.00945400328905">
            <text:p>6.009</text:p>
          </table:table-cell>
          <table:table-cell office:value-type="float" office:value="24.5559907604884">
            <text:p>24.56</text:p>
          </table:table-cell>
          <table:table-cell office:value-type="float" office:value="14.4323217726397">
            <text:p>14.43</text:p>
          </table:table-cell>
          <table:table-cell office:value-type="float" office:value="20.7061590368484">
            <text:p>20.71</text:p>
          </table:table-cell>
          <table:table-cell office:value-type="float" office:value="298244.50010833">
            <text:p>298245</text:p>
          </table:table-cell>
          <table:table-cell office:value-type="float" office:value="0.055737613366229">
            <text:p>0.056</text:p>
          </table:table-cell>
          <table:table-cell office:value-type="float" office:value="65.9442927733759">
            <text:p>65.94</text:p>
          </table:table-cell>
          <table:table-cell table:number-columns-repeated="5"/>
        </table:table-row>
        <table:table-row table:style-name="ro1">
          <table:table-cell office:value-type="string">
            <text:p>20231002T041613p1445780</text:p>
          </table:table-cell>
          <table:table-cell table:formula="of:=1/([.D59]*0.7+[.E59]/100*0.3)" office:value-type="float" office:value="0.335692374543113">
            <text:p>0.34</text:p>
          </table:table-cell>
          <table:table-cell office:value-type="float" office:value="385.861088080598">
            <text:p>386</text:p>
          </table:table-cell>
          <table:table-cell table:formula="of:=(ABS([.C59]-[.$O$2]))/[.C59]" office:value-type="float" office:value="4.13138033650706">
            <text:p>4.131</text:p>
          </table:table-cell>
          <table:table-cell office:value-type="float" office:value="28.9838648929502">
            <text:p>28.98</text:p>
          </table:table-cell>
          <table:table-cell office:value-type="float" office:value="17.997591522158">
            <text:p>18.00</text:p>
          </table:table-cell>
          <table:table-cell office:value-type="float" office:value="25.1450888700352">
            <text:p>25.15</text:p>
          </table:table-cell>
          <table:table-cell office:value-type="float" office:value="325656.892303758">
            <text:p>325657</text:p>
          </table:table-cell>
          <table:table-cell office:value-type="float" office:value="0.00249692800900943">
            <text:p>0.002</text:p>
          </table:table-cell>
          <table:table-cell office:value-type="float" office:value="38.2567222100083">
            <text:p>38.26</text:p>
          </table:table-cell>
          <table:table-cell table:number-columns-repeated="5"/>
        </table:table-row>
        <table:table-row table:style-name="ro1">
          <table:table-cell office:value-type="string">
            <text:p>20231002T041543p1445123</text:p>
          </table:table-cell>
          <table:table-cell table:formula="of:=1/([.D60]*0.7+[.E60]/100*0.3)" office:value-type="float" office:value="0.631882566073942">
            <text:p>0.63</text:p>
          </table:table-cell>
          <table:table-cell office:value-type="float" office:value="631.715323771357">
            <text:p>632</text:p>
          </table:table-cell>
          <table:table-cell table:formula="of:=(ABS([.C60]-[.$O$2]))/[.C60]" office:value-type="float" office:value="2.1343232077692">
            <text:p>2.134</text:p>
          </table:table-cell>
          <table:table-cell office:value-type="float" office:value="29.5154328006331">
            <text:p>29.52</text:p>
          </table:table-cell>
          <table:table-cell office:value-type="float" office:value="17.4054672447014">
            <text:p>17.41</text:p>
          </table:table-cell>
          <table:table-cell office:value-type="float" office:value="15.5295631024054">
            <text:p>15.53</text:p>
          </table:table-cell>
          <table:table-cell office:value-type="float" office:value="385355.388979145">
            <text:p>385355</text:p>
          </table:table-cell>
          <table:table-cell office:value-type="float" office:value="0.131611044254847">
            <text:p>0.132</text:p>
          </table:table-cell>
          <table:table-cell office:value-type="float" office:value="44.2637794705411">
            <text:p>44.26</text:p>
          </table:table-cell>
          <table:table-cell table:number-columns-repeated="5"/>
        </table:table-row>
        <table:table-row table:style-name="ro1">
          <table:table-cell office:value-type="string">
            <text:p>20231002T041524p1444764</text:p>
          </table:table-cell>
          <table:table-cell table:formula="of:=1/([.D61]*0.7+[.E61]/100*0.3)" office:value-type="float" office:value="0.16510631162395">
            <text:p>0.17</text:p>
          </table:table-cell>
          <table:table-cell office:value-type="float" office:value="208.712507110296">
            <text:p>209</text:p>
          </table:table-cell>
          <table:table-cell table:formula="of:=(ABS([.C61]-[.$O$2]))/[.C61]" office:value-type="float" office:value="8.48673382066965">
            <text:p>8.487</text:p>
          </table:table-cell>
          <table:table-cell office:value-type="float" office:value="38.6633246707119">
            <text:p>38.66</text:p>
          </table:table-cell>
          <table:table-cell office:value-type="float" office:value="8.54691759278675">
            <text:p>8.55</text:p>
          </table:table-cell>
          <table:table-cell office:value-type="float" office:value="36.381817958628">
            <text:p>36.38</text:p>
          </table:table-cell>
          <table:table-cell office:value-type="float" office:value="244303.138386748">
            <text:p>244303</text:p>
          </table:table-cell>
          <table:table-cell office:value-type="float" office:value="0.110799086098258">
            <text:p>0.111</text:p>
          </table:table-cell>
          <table:table-cell office:value-type="float" office:value="31.5003936866157">
            <text:p>31.50</text:p>
          </table:table-cell>
          <table:table-cell table:number-columns-repeated="5"/>
        </table:table-row>
        <table:table-row table:style-name="ro1">
          <table:table-cell office:value-type="string">
            <text:p>20231002T041506p1444420</text:p>
          </table:table-cell>
          <table:table-cell table:formula="of:=1/([.D62]*0.7+[.E62]/100*0.3)" office:value-type="float" office:value="0.213083785408954">
            <text:p>0.21</text:p>
          </table:table-cell>
          <table:table-cell office:value-type="float" office:value="258.920872449481">
            <text:p>259</text:p>
          </table:table-cell>
          <table:table-cell table:formula="of:=(ABS([.C62]-[.$O$2]))/[.C62]" office:value-type="float" office:value="6.64712393121696">
            <text:p>6.647</text:p>
          </table:table-cell>
          <table:table-cell office:value-type="float" office:value="13.3343001538587">
            <text:p>13.33</text:p>
          </table:table-cell>
          <table:table-cell office:value-type="float" office:value="7.75625622999843">
            <text:p>7.76</text:p>
          </table:table-cell>
          <table:table-cell office:value-type="float" office:value="14.6301673227419">
            <text:p>14.63</text:p>
          </table:table-cell>
          <table:table-cell office:value-type="float" office:value="218963.481591719">
            <text:p>218963</text:p>
          </table:table-cell>
          <table:table-cell office:value-type="float" office:value="0.094993014664774">
            <text:p>0.095</text:p>
          </table:table-cell>
          <table:table-cell office:value-type="float" office:value="45.8240260503266">
            <text:p>45.82</text:p>
          </table:table-cell>
          <table:table-cell table:number-columns-repeated="5"/>
        </table:table-row>
        <table:table-row table:style-name="ro1">
          <table:table-cell office:value-type="string">
            <text:p>20231002T041518p1444656</text:p>
          </table:table-cell>
          <table:table-cell table:formula="of:=1/([.D63]*0.7+[.E63]/100*0.3)" office:value-type="float" office:value="0.464103829893012">
            <text:p>0.46</text:p>
          </table:table-cell>
          <table:table-cell office:value-type="float" office:value="505.662891837837">
            <text:p>506</text:p>
          </table:table-cell>
          <table:table-cell table:formula="of:=(ABS([.C63]-[.$O$2]))/[.C63]" office:value-type="float" office:value="2.91565217056698">
            <text:p>2.916</text:p>
          </table:table-cell>
          <table:table-cell office:value-type="float" office:value="37.9112455036647">
            <text:p>37.91</text:p>
          </table:table-cell>
          <table:table-cell office:value-type="float" office:value="14.6604046242775">
            <text:p>14.66</text:p>
          </table:table-cell>
          <table:table-cell office:value-type="float" office:value="12.4610316878801">
            <text:p>12.46</text:p>
          </table:table-cell>
          <table:table-cell office:value-type="float" office:value="280420.040269378">
            <text:p>280420</text:p>
          </table:table-cell>
          <table:table-cell office:value-type="float" office:value="0.0108214396496767">
            <text:p>0.011</text:p>
          </table:table-cell>
          <table:table-cell office:value-type="float" office:value="68.898247339668">
            <text:p>68.90</text:p>
          </table:table-cell>
          <table:table-cell table:number-columns-repeated="5"/>
        </table:table-row>
        <table:table-row table:style-name="ro1">
          <table:table-cell office:value-type="string">
            <text:p>20231002T041549p1445284</text:p>
          </table:table-cell>
          <table:table-cell table:formula="of:=1/([.D64]*0.7+[.E64]/100*0.3)" office:value-type="float" office:value="0.322506837605345">
            <text:p>0.32</text:p>
          </table:table-cell>
          <table:table-cell office:value-type="float" office:value="376.238743469089">
            <text:p>376</text:p>
          </table:table-cell>
          <table:table-cell table:formula="of:=(ABS([.C64]-[.$O$2]))/[.C64]" office:value-type="float" office:value="4.26261591707307">
            <text:p>4.263</text:p>
          </table:table-cell>
          <table:table-cell office:value-type="float" office:value="38.9594369955816">
            <text:p>38.96</text:p>
          </table:table-cell>
          <table:table-cell office:value-type="float" office:value="19.3763246628131">
            <text:p>19.38</text:p>
          </table:table-cell>
          <table:table-cell office:value-type="float" office:value="27.9482183633634">
            <text:p>27.95</text:p>
          </table:table-cell>
          <table:table-cell office:value-type="float" office:value="286930.117472294">
            <text:p>286930</text:p>
          </table:table-cell>
          <table:table-cell office:value-type="float" office:value="0.0928007757245228">
            <text:p>0.093</text:p>
          </table:table-cell>
          <table:table-cell office:value-type="float" office:value="33.0994394164763">
            <text:p>33.10</text:p>
          </table:table-cell>
          <table:table-cell table:number-columns-repeated="5"/>
        </table:table-row>
        <table:table-row table:style-name="ro1">
          <table:table-cell office:value-type="string">
            <text:p>20231002T041457p1444277</text:p>
          </table:table-cell>
          <table:table-cell table:formula="of:=1/([.D65]*0.7+[.E65]/100*0.3)" office:value-type="float" office:value="0.328678707436463">
            <text:p>0.33</text:p>
          </table:table-cell>
          <table:table-cell office:value-type="float" office:value="375.179320468354">
            <text:p>375</text:p>
          </table:table-cell>
          <table:table-cell table:formula="of:=(ABS([.C65]-[.$O$2]))/[.C65]" office:value-type="float" office:value="4.27747637457276">
            <text:p>4.277</text:p>
          </table:table-cell>
          <table:table-cell office:value-type="float" office:value="16.083808211457">
            <text:p>16.08</text:p>
          </table:table-cell>
          <table:table-cell office:value-type="float" office:value="8.18001677500524">
            <text:p>8.18</text:p>
          </table:table-cell>
          <table:table-cell office:value-type="float" office:value="14.539782170229">
            <text:p>14.54</text:p>
          </table:table-cell>
          <table:table-cell office:value-type="float" office:value="399519.213955125">
            <text:p>399519</text:p>
          </table:table-cell>
          <table:table-cell office:value-type="float" office:value="0.148093712319102">
            <text:p>0.148</text:p>
          </table:table-cell>
          <table:table-cell office:value-type="float" office:value="23.1564083924357">
            <text:p>23.16</text:p>
          </table:table-cell>
          <table:table-cell table:number-columns-repeated="5"/>
        </table:table-row>
        <table:table-row table:style-name="ro1">
          <table:table-cell office:value-type="string">
            <text:p>20231002T041512p1444541</text:p>
          </table:table-cell>
          <table:table-cell table:formula="of:=1/([.D66]*0.7+[.E66]/100*0.3)" office:value-type="float" office:value="0.492223042217735">
            <text:p>0.49</text:p>
          </table:table-cell>
          <table:table-cell office:value-type="float" office:value="526.626876688191">
            <text:p>527</text:p>
          </table:table-cell>
          <table:table-cell table:formula="of:=(ABS([.C66]-[.$O$2]))/[.C66]" office:value-type="float" office:value="2.7597777243191">
            <text:p>2.760</text:p>
          </table:table-cell>
          <table:table-cell office:value-type="float" office:value="33.2516391095196">
            <text:p>33.25</text:p>
          </table:table-cell>
          <table:table-cell office:value-type="float" office:value="17.931478805395">
            <text:p>17.93</text:p>
          </table:table-cell>
          <table:table-cell office:value-type="float" office:value="15.5295631024054">
            <text:p>15.53</text:p>
          </table:table-cell>
          <table:table-cell office:value-type="float" office:value="335700.81036883">
            <text:p>335701</text:p>
          </table:table-cell>
          <table:table-cell office:value-type="float" office:value="0.243497109599407">
            <text:p>0.243</text:p>
          </table:table-cell>
          <table:table-cell office:value-type="float" office:value="15.0038954636186">
            <text:p>15.00</text:p>
          </table:table-cell>
          <table:table-cell table:number-columns-repeated="5"/>
        </table:table-row>
        <table:table-row table:style-name="ro1">
          <table:table-cell office:value-type="string">
            <text:p>20231002T041537p1445005</text:p>
          </table:table-cell>
          <table:table-cell table:formula="of:=1/([.D67]*0.7+[.E67]/100*0.3)" office:value-type="float" office:value="1.60802594725728">
            <text:p>1.61</text:p>
          </table:table-cell>
          <table:table-cell office:value-type="float" office:value="1294.34747745954">
            <text:p>1294</text:p>
          </table:table-cell>
          <table:table-cell table:formula="of:=(ABS([.C67]-[.$O$2]))/[.C67]" office:value-type="float" office:value="0.529728326033604">
            <text:p>0.530</text:p>
          </table:table-cell>
          <table:table-cell office:value-type="float" office:value="83.690228052016">
            <text:p>83.69</text:p>
          </table:table-cell>
          <table:table-cell office:value-type="float" office:value="17.8908959537572">
            <text:p>17.89</text:p>
          </table:table-cell>
          <table:table-cell office:value-type="float" office:value="29.2356138590504">
            <text:p>29.24</text:p>
          </table:table-cell>
          <table:table-cell office:value-type="float" office:value="399564.303156883">
            <text:p>399564</text:p>
          </table:table-cell>
          <table:table-cell office:value-type="float" office:value="0.125662494987364">
            <text:p>0.126</text:p>
          </table:table-cell>
          <table:table-cell office:value-type="float" office:value="1.28704099707002">
            <text:p>1.29</text:p>
          </table:table-cell>
          <table:table-cell table:number-columns-repeated="5"/>
        </table:table-row>
        <table:table-row table:style-name="ro1">
          <table:table-cell office:value-type="string">
            <text:p>20231002T041448p1444153</text:p>
          </table:table-cell>
          <table:table-cell table:formula="of:=1/([.D68]*0.7+[.E68]/100*0.3)" office:value-type="float" office:value="1.25870080799143">
            <text:p>1.26</text:p>
          </table:table-cell>
          <table:table-cell office:value-type="float" office:value="986.727519467027">
            <text:p>987</text:p>
          </table:table-cell>
          <table:table-cell table:formula="of:=(ABS([.C68]-[.$O$2]))/[.C68]" office:value-type="float" office:value="1.00663299739474">
            <text:p>1.007</text:p>
          </table:table-cell>
          <table:table-cell office:value-type="float" office:value="29.9422924182447">
            <text:p>29.94</text:p>
          </table:table-cell>
          <table:table-cell office:value-type="float" office:value="7.28475851975747">
            <text:p>7.28</text:p>
          </table:table-cell>
          <table:table-cell office:value-type="float" office:value="19.1667146389892">
            <text:p>19.17</text:p>
          </table:table-cell>
          <table:table-cell office:value-type="float" office:value="264563.19343677">
            <text:p>264563</text:p>
          </table:table-cell>
          <table:table-cell office:value-type="float" office:value="0.28116858879913">
            <text:p>0.281</text:p>
          </table:table-cell>
          <table:table-cell office:value-type="float" office:value="6.01158691542177">
            <text:p>6.01</text:p>
          </table:table-cell>
          <table:table-cell table:number-columns-repeated="5"/>
        </table:table-row>
        <table:table-row table:style-name="ro1">
          <table:table-cell office:value-type="string">
            <text:p>20231002T041530p1444890</text:p>
          </table:table-cell>
          <table:table-cell table:formula="of:=1/([.D69]*0.7+[.E69]/100*0.3)" office:value-type="float" office:value="0.698152419491741">
            <text:p>0.70</text:p>
          </table:table-cell>
          <table:table-cell office:value-type="float" office:value="691.825942555138">
            <text:p>692</text:p>
          </table:table-cell>
          <table:table-cell table:formula="of:=(ABS([.C69]-[.$O$2]))/[.C69]" office:value-type="float" office:value="1.86199154759536">
            <text:p>1.862</text:p>
          </table:table-cell>
          <table:table-cell office:value-type="float" office:value="42.9859653697262">
            <text:p>42.99</text:p>
          </table:table-cell>
          <table:table-cell office:value-type="float" office:value="18.3816233140655">
            <text:p>18.38</text:p>
          </table:table-cell>
          <table:table-cell office:value-type="float" office:value="31.4995244605857">
            <text:p>31.50</text:p>
          </table:table-cell>
          <table:table-cell office:value-type="float" office:value="334626.751454551">
            <text:p>334627</text:p>
          </table:table-cell>
          <table:table-cell office:value-type="float" office:value="0.0730920424674293">
            <text:p>0.073</text:p>
          </table:table-cell>
          <table:table-cell office:value-type="float" office:value="10.5747043266291">
            <text:p>10.57</text:p>
          </table:table-cell>
          <table:table-cell table:number-columns-repeated="5"/>
        </table:table-row>
        <table:table-row table:style-name="ro1">
          <table:table-cell office:value-type="string">
            <text:p>20231002T041527p1444815</text:p>
          </table:table-cell>
          <table:table-cell table:formula="of:=1/([.D70]*0.7+[.E70]/100*0.3)" office:value-type="float" office:value="0.43461454375633">
            <text:p>0.43</text:p>
          </table:table-cell>
          <table:table-cell office:value-type="float" office:value="475.663418292537">
            <text:p>476</text:p>
          </table:table-cell>
          <table:table-cell table:formula="of:=(ABS([.C70]-[.$O$2]))/[.C70]" office:value-type="float" office:value="3.162607263572">
            <text:p>3.163</text:p>
          </table:table-cell>
          <table:table-cell office:value-type="float" office:value="29.0214409428171">
            <text:p>29.02</text:p>
          </table:table-cell>
          <table:table-cell office:value-type="float" office:value="18.2354287090559">
            <text:p>18.24</text:p>
          </table:table-cell>
          <table:table-cell office:value-type="float" office:value="20.8568964788537">
            <text:p>20.86</text:p>
          </table:table-cell>
          <table:table-cell office:value-type="float" office:value="296081.638519363">
            <text:p>296082</text:p>
          </table:table-cell>
          <table:table-cell office:value-type="float" office:value="0.148093712319102">
            <text:p>0.148</text:p>
          </table:table-cell>
          <table:table-cell office:value-type="float" office:value="6.38137309042517">
            <text:p>6.38</text:p>
          </table:table-cell>
          <table:table-cell table:number-columns-repeated="5"/>
        </table:table-row>
        <table:table-row table:style-name="ro1">
          <table:table-cell office:value-type="string">
            <text:p>20231002T041515p1444597</text:p>
          </table:table-cell>
          <table:table-cell table:formula="of:=1/([.D71]*0.7+[.E71]/100*0.3)" office:value-type="float" office:value="0.41469583398358">
            <text:p>0.41</text:p>
          </table:table-cell>
          <table:table-cell office:value-type="float" office:value="462.948020490177">
            <text:p>463</text:p>
          </table:table-cell>
          <table:table-cell table:formula="of:=(ABS([.C71]-[.$O$2]))/[.C71]" office:value-type="float" office:value="3.27693804134543">
            <text:p>3.277</text:p>
          </table:table-cell>
          <table:table-cell office:value-type="float" office:value="39.1831058070916">
            <text:p>39.18</text:p>
          </table:table-cell>
          <table:table-cell office:value-type="float" office:value="19.9389450867052">
            <text:p>19.94</text:p>
          </table:table-cell>
          <table:table-cell office:value-type="float" office:value="21.5153028631148">
            <text:p>21.52</text:p>
          </table:table-cell>
          <table:table-cell office:value-type="float" office:value="245491.788411541">
            <text:p>245492</text:p>
          </table:table-cell>
          <table:table-cell office:value-type="float" office:value="0.0197204788066672">
            <text:p>0.020</text:p>
          </table:table-cell>
          <table:table-cell office:value-type="float" office:value="9.01432629479099">
            <text:p>9.01</text:p>
          </table:table-cell>
          <table:table-cell table:number-columns-repeated="5"/>
        </table:table-row>
        <table:table-row table:style-name="ro1">
          <table:table-cell office:value-type="string">
            <text:p>20231002T041533p1444960</text:p>
          </table:table-cell>
          <table:table-cell table:formula="of:=1/([.D72]*0.7+[.E72]/100*0.3)" office:value-type="float" office:value="0.871137896433132">
            <text:p>0.87</text:p>
          </table:table-cell>
          <table:table-cell office:value-type="float" office:value="781.141415172868">
            <text:p>781</text:p>
          </table:table-cell>
          <table:table-cell table:formula="of:=(ABS([.C72]-[.$O$2]))/[.C72]" office:value-type="float" office:value="1.53475230161983">
            <text:p>1.535</text:p>
          </table:table-cell>
          <table:table-cell office:value-type="float" office:value="24.532425217334">
            <text:p>24.53</text:p>
          </table:table-cell>
          <table:table-cell office:value-type="float" office:value="6.44063545150502">
            <text:p>6.44</text:p>
          </table:table-cell>
          <table:table-cell office:value-type="float" office:value="21.8197322067763">
            <text:p>21.82</text:p>
          </table:table-cell>
          <table:table-cell office:value-type="float" office:value="365273.133893818">
            <text:p>365273</text:p>
          </table:table-cell>
          <table:table-cell office:value-type="float" office:value="0.0780168692743444">
            <text:p>0.078</text:p>
          </table:table-cell>
          <table:table-cell office:value-type="float" office:value="93.35932160735">
            <text:p>93.36</text:p>
          </table:table-cell>
          <table:table-cell table:number-columns-repeated="5"/>
        </table:table-row>
        <table:table-row table:style-name="ro1">
          <table:table-cell office:value-type="string">
            <text:p>20231002T041445p1444096</text:p>
          </table:table-cell>
          <table:table-cell table:formula="of:=1/([.D73]*0.7+[.E73]/100*0.3)" office:value-type="float" office:value="0.54336986607932">
            <text:p>0.54</text:p>
          </table:table-cell>
          <table:table-cell office:value-type="float" office:value="551.316086013568">
            <text:p>551</text:p>
          </table:table-cell>
          <table:table-cell table:formula="of:=(ABS([.C73]-[.$O$2]))/[.C73]" office:value-type="float" office:value="2.59140618282499">
            <text:p>2.591</text:p>
          </table:table-cell>
          <table:table-cell office:value-type="float" office:value="8.7942422106969">
            <text:p>8.79</text:p>
          </table:table-cell>
          <table:table-cell office:value-type="float" office:value="8.01837297663041">
            <text:p>8.02</text:p>
          </table:table-cell>
          <table:table-cell office:value-type="float" office:value="20.7061590368484">
            <text:p>20.71</text:p>
          </table:table-cell>
          <table:table-cell office:value-type="float" office:value="341992.396964851">
            <text:p>341992</text:p>
          </table:table-cell>
          <table:table-cell office:value-type="float" office:value="0.382438699418335">
            <text:p>0.382</text:p>
          </table:table-cell>
          <table:table-cell office:value-type="float" office:value="1.42001721761638">
            <text:p>1.42</text:p>
          </table:table-cell>
          <table:table-cell table:number-columns-repeated="5"/>
        </table:table-row>
        <table:table-row table:style-name="ro1">
          <table:table-cell office:value-type="string">
            <text:p>20231002T041616p1445859</text:p>
          </table:table-cell>
          <table:table-cell table:formula="of:=1/([.D74]*0.7+[.E74]/100*0.3)" office:value-type="float" office:value="1.0747931996104">
            <text:p>1.07</text:p>
          </table:table-cell>
          <table:table-cell office:value-type="float" office:value="904.694459202734">
            <text:p>905</text:p>
          </table:table-cell>
          <table:table-cell table:formula="of:=(ABS([.C74]-[.$O$2]))/[.C74]" office:value-type="float" office:value="1.18858420084156">
            <text:p>1.189</text:p>
          </table:table-cell>
          <table:table-cell office:value-type="float" office:value="32.800867701227">
            <text:p>32.80</text:p>
          </table:table-cell>
          <table:table-cell office:value-type="float" office:value="18.1198217726397">
            <text:p>18.12</text:p>
          </table:table-cell>
          <table:table-cell office:value-type="float" office:value="12.0820116056638">
            <text:p>12.08</text:p>
          </table:table-cell>
          <table:table-cell office:value-type="float" office:value="395176.429765769">
            <text:p>395176</text:p>
          </table:table-cell>
          <table:table-cell office:value-type="float" office:value="0.158307710718571">
            <text:p>0.158</text:p>
          </table:table-cell>
          <table:table-cell office:value-type="float" office:value="6.01158691542177">
            <text:p>6.01</text:p>
          </table:table-cell>
          <table:table-cell table:number-columns-repeated="5"/>
        </table:table-row>
        <table:table-row table:style-name="ro1">
          <table:table-cell office:value-type="string">
            <text:p>20231002T041601p1445552</text:p>
          </table:table-cell>
          <table:table-cell table:formula="of:=1/([.D75]*0.7+[.E75]/100*0.3)" office:value-type="float" office:value="0.318439352817055">
            <text:p>0.32</text:p>
          </table:table-cell>
          <table:table-cell office:value-type="float" office:value="369.947847317292">
            <text:p>370</text:p>
          </table:table-cell>
          <table:table-cell table:formula="of:=(ABS([.C75]-[.$O$2]))/[.C75]" office:value-type="float" office:value="4.35210574776455">
            <text:p>4.352</text:p>
          </table:table-cell>
          <table:table-cell office:value-type="float" office:value="31.2804550683148">
            <text:p>31.28</text:p>
          </table:table-cell>
          <table:table-cell office:value-type="float" office:value="6.6099706744868">
            <text:p>6.61</text:p>
          </table:table-cell>
          <table:table-cell office:value-type="float" office:value="34.1370203758447">
            <text:p>34.14</text:p>
          </table:table-cell>
          <table:table-cell office:value-type="float" office:value="336193.055908223">
            <text:p>336193</text:p>
          </table:table-cell>
          <table:table-cell office:value-type="float" office:value="0.0362366248729918">
            <text:p>0.036</text:p>
          </table:table-cell>
          <table:table-cell office:value-type="float" office:value="95.2363678629661">
            <text:p>95.24</text:p>
          </table:table-cell>
          <table:table-cell table:number-columns-repeated="5"/>
        </table:table-row>
        <table:table-row table:style-name="ro1">
          <table:table-cell office:value-type="string">
            <text:p>20231003T191220p1485989</text:p>
          </table:table-cell>
          <table:table-cell table:formula="of:=1/([.D76]*0.7+[.E76]/100*0.3)" office:value-type="float" office:value="0.426730310680463">
            <text:p>0.43</text:p>
          </table:table-cell>
          <table:table-cell office:value-type="float" office:value="499.137285597901">
            <text:p>499</text:p>
          </table:table-cell>
          <table:table-cell table:formula="of:=(ABS([.C76]-[.$O$2]))/[.C76]" office:value-type="float" office:value="2.96684450777549">
            <text:p>2.967</text:p>
          </table:table-cell>
          <table:table-cell office:value-type="float" office:value="88.8697632297867">
            <text:p>88.87</text:p>
          </table:table-cell>
          <table:table-cell office:value-type="float" office:value="10.2624036608863">
            <text:p>10.26</text:p>
          </table:table-cell>
          <table:table-cell office:value-type="float" office:value="32.6590189144908">
            <text:p>32.66</text:p>
          </table:table-cell>
          <table:table-cell office:value-type="float" office:value="221115.227850516">
            <text:p>221115</text:p>
          </table:table-cell>
          <table:table-cell office:value-type="float" office:value="0.28116858879913">
            <text:p>0.281</text:p>
          </table:table-cell>
          <table:table-cell office:value-type="float" office:value="55.9482067634045">
            <text:p>55.95</text:p>
          </table:table-cell>
          <table:table-cell table:number-columns-repeated="5"/>
        </table:table-row>
        <table:table-row table:style-name="ro1">
          <table:table-cell office:value-type="string">
            <text:p>20231003T191308p1486825</text:p>
          </table:table-cell>
          <table:table-cell table:formula="of:=1/([.D77]*0.7+[.E77]/100*0.3)" office:value-type="float" office:value="0.371187286187831">
            <text:p>0.37</text:p>
          </table:table-cell>
          <table:table-cell office:value-type="float" office:value="456.400868564479">
            <text:p>456</text:p>
          </table:table-cell>
          <table:table-cell table:formula="of:=(ABS([.C77]-[.$O$2]))/[.C77]" office:value-type="float" office:value="3.33829148096871">
            <text:p>3.338</text:p>
          </table:table-cell>
          <table:table-cell office:value-type="float" office:value="119.084584527486">
            <text:p>119.08</text:p>
          </table:table-cell>
          <table:table-cell office:value-type="float" office:value="10.2740187816037">
            <text:p>10.27</text:p>
          </table:table-cell>
          <table:table-cell office:value-type="float" office:value="32.8120479787777">
            <text:p>32.81</text:p>
          </table:table-cell>
          <table:table-cell office:value-type="float" office:value="376366.738750193">
            <text:p>376367</text:p>
          </table:table-cell>
          <table:table-cell office:value-type="float" office:value="0.224891709691705">
            <text:p>0.225</text:p>
          </table:table-cell>
          <table:table-cell office:value-type="float" office:value="64.1290876550236">
            <text:p>64.13</text:p>
          </table:table-cell>
          <table:table-cell table:number-columns-repeated="5"/>
        </table:table-row>
        <table:table-row table:style-name="ro1">
          <table:table-cell office:value-type="string">
            <text:p>20231003T191232p1486182</text:p>
          </table:table-cell>
          <table:table-cell table:formula="of:=1/([.D78]*0.7+[.E78]/100*0.3)" office:value-type="float" office:value="0.650440255372222">
            <text:p>0.65</text:p>
          </table:table-cell>
          <table:table-cell office:value-type="float" office:value="713.415866293358">
            <text:p>713</text:p>
          </table:table-cell>
          <table:table-cell table:formula="of:=(ABS([.C78]-[.$O$2]))/[.C78]" office:value-type="float" office:value="1.77537982199266">
            <text:p>1.775</text:p>
          </table:table-cell>
          <table:table-cell office:value-type="float" office:value="98.2181146063934">
            <text:p>98.22</text:p>
          </table:table-cell>
          <table:table-cell office:value-type="float" office:value="10.8068400770713">
            <text:p>10.81</text:p>
          </table:table-cell>
          <table:table-cell office:value-type="float" office:value="38.3700237843154">
            <text:p>38.37</text:p>
          </table:table-cell>
          <table:table-cell office:value-type="float" office:value="264355.993234876">
            <text:p>264356</text:p>
          </table:table-cell>
          <table:table-cell office:value-type="float" office:value="0.185825564849329">
            <text:p>0.186</text:p>
          </table:table-cell>
          <table:table-cell office:value-type="float" office:value="79.7699475849922">
            <text:p>79.77</text:p>
          </table:table-cell>
          <table:table-cell table:number-columns-repeated="5"/>
        </table:table-row>
        <table:table-row table:style-name="ro1">
          <table:table-cell office:value-type="string">
            <text:p>20231003T191244p1486368</text:p>
          </table:table-cell>
          <table:table-cell table:formula="of:=1/([.D79]*0.7+[.E79]/100*0.3)" office:value-type="float" office:value="0.351173584944024">
            <text:p>0.35</text:p>
          </table:table-cell>
          <table:table-cell office:value-type="float" office:value="416.768380719354">
            <text:p>417</text:p>
          </table:table-cell>
          <table:table-cell table:formula="of:=(ABS([.C79]-[.$O$2]))/[.C79]" office:value-type="float" office:value="3.75084025468166">
            <text:p>3.751</text:p>
          </table:table-cell>
          <table:table-cell office:value-type="float" office:value="74.0021366358249">
            <text:p>74.00</text:p>
          </table:table-cell>
          <table:table-cell office:value-type="float" office:value="14.5988680154143">
            <text:p>14.60</text:p>
          </table:table-cell>
          <table:table-cell office:value-type="float" office:value="28.7438720973911">
            <text:p>28.74</text:p>
          </table:table-cell>
          <table:table-cell office:value-type="float" office:value="206028.44186485">
            <text:p>206028</text:p>
          </table:table-cell>
          <table:table-cell office:value-type="float" office:value="0.349729382182095">
            <text:p>0.350</text:p>
          </table:table-cell>
          <table:table-cell office:value-type="float" office:value="44.2637794705411">
            <text:p>44.26</text:p>
          </table:table-cell>
          <table:table-cell table:number-columns-repeated="5"/>
        </table:table-row>
        <table:table-row table:style-name="ro1">
          <table:table-cell office:value-type="string">
            <text:p>20231003T191256p1486590</text:p>
          </table:table-cell>
          <table:table-cell table:formula="of:=1/([.D80]*0.7+[.E80]/100*0.3)" office:value-type="float" office:value="0.58690836677361">
            <text:p>0.59</text:p>
          </table:table-cell>
          <table:table-cell office:value-type="float" office:value="647.584476235737">
            <text:p>648</text:p>
          </table:table-cell>
          <table:table-cell table:formula="of:=(ABS([.C80]-[.$O$2]))/[.C80]" office:value-type="float" office:value="2.05751615836948">
            <text:p>2.058</text:p>
          </table:table-cell>
          <table:table-cell office:value-type="float" office:value="87.8607264067242">
            <text:p>87.86</text:p>
          </table:table-cell>
          <table:table-cell office:value-type="float" office:value="12.3959537572254">
            <text:p>12.40</text:p>
          </table:table-cell>
          <table:table-cell office:value-type="float" office:value="18.9466211790297">
            <text:p>18.95</text:p>
          </table:table-cell>
          <table:table-cell office:value-type="float" office:value="399564.303156883">
            <text:p>399564</text:p>
          </table:table-cell>
          <table:table-cell office:value-type="float" office:value="0.367797859044459">
            <text:p>0.368</text:p>
          </table:table-cell>
          <table:table-cell office:value-type="float" office:value="67.438139093254">
            <text:p>67.44</text:p>
          </table:table-cell>
          <table:table-cell table:number-columns-repeated="5"/>
        </table:table-row>
        <table:table-row table:style-name="ro1">
          <table:table-cell office:value-type="string">
            <text:p>20231003T191357p1487848</text:p>
          </table:table-cell>
          <table:table-cell table:formula="of:=1/([.D81]*0.7+[.E81]/100*0.3)" office:value-type="float" office:value="0.448518908827639">
            <text:p>0.45</text:p>
          </table:table-cell>
          <table:table-cell office:value-type="float" office:value="511.064270756687">
            <text:p>511</text:p>
          </table:table-cell>
          <table:table-cell table:formula="of:=(ABS([.C81]-[.$O$2]))/[.C81]" office:value-type="float" office:value="2.874268097569">
            <text:p>2.874</text:p>
          </table:table-cell>
          <table:table-cell office:value-type="float" office:value="72.5242455554092">
            <text:p>72.52</text:p>
          </table:table-cell>
          <table:table-cell office:value-type="float" office:value="6.91584596946485">
            <text:p>6.92</text:p>
          </table:table-cell>
          <table:table-cell office:value-type="float" office:value="29.2356138590504">
            <text:p>29.24</text:p>
          </table:table-cell>
          <table:table-cell office:value-type="float" office:value="248529.982342232">
            <text:p>248530</text:p>
          </table:table-cell>
          <table:table-cell office:value-type="float" office:value="0.328036758899021">
            <text:p>0.328</text:p>
          </table:table-cell>
          <table:table-cell office:value-type="float" office:value="29.9536252207939">
            <text:p>29.95</text:p>
          </table:table-cell>
          <table:table-cell table:number-columns-repeated="5"/>
        </table:table-row>
        <table:table-row table:style-name="ro1">
          <table:table-cell office:value-type="string">
            <text:p>20231003T191400p1487910</text:p>
          </table:table-cell>
          <table:table-cell table:formula="of:=1/([.D82]*0.7+[.E82]/100*0.3)" office:value-type="float" office:value="0.485775853602239">
            <text:p>0.49</text:p>
          </table:table-cell>
          <table:table-cell office:value-type="float" office:value="524.907721820337">
            <text:p>525</text:p>
          </table:table-cell>
          <table:table-cell table:formula="of:=(ABS([.C82]-[.$O$2]))/[.C82]" office:value-type="float" office:value="2.77209158427604">
            <text:p>2.772</text:p>
          </table:table-cell>
          <table:table-cell office:value-type="float" office:value="39.3661607810052">
            <text:p>39.37</text:p>
          </table:table-cell>
          <table:table-cell office:value-type="float" office:value="12.7153179190751">
            <text:p>12.72</text:p>
          </table:table-cell>
          <table:table-cell office:value-type="float" office:value="21.8197322067763">
            <text:p>21.82</text:p>
          </table:table-cell>
          <table:table-cell office:value-type="float" office:value="386607.729340966">
            <text:p>386608</text:p>
          </table:table-cell>
          <table:table-cell office:value-type="float" office:value="0.370071040133613">
            <text:p>0.370</text:p>
          </table:table-cell>
          <table:table-cell office:value-type="float" office:value="52.5537785656203">
            <text:p>52.55</text:p>
          </table:table-cell>
          <table:table-cell table:number-columns-repeated="5"/>
        </table:table-row>
        <table:table-row table:style-name="ro1">
          <table:table-cell office:value-type="string">
            <text:p>20231003T191348p1487662</text:p>
          </table:table-cell>
          <table:table-cell table:formula="of:=1/([.D83]*0.7+[.E83]/100*0.3)" office:value-type="float" office:value="0.354980859550619">
            <text:p>0.35</text:p>
          </table:table-cell>
          <table:table-cell office:value-type="float" office:value="424.754822543019">
            <text:p>425</text:p>
          </table:table-cell>
          <table:table-cell table:formula="of:=(ABS([.C83]-[.$O$2]))/[.C83]" office:value-type="float" office:value="3.66151270077567">
            <text:p>3.662</text:p>
          </table:table-cell>
          <table:table-cell office:value-type="float" office:value="84.6648014302707">
            <text:p>84.66</text:p>
          </table:table-cell>
          <table:table-cell office:value-type="float" office:value="12.963993256262">
            <text:p>12.96</text:p>
          </table:table-cell>
          <table:table-cell office:value-type="float" office:value="18.3171706646026">
            <text:p>18.32</text:p>
          </table:table-cell>
          <table:table-cell office:value-type="float" office:value="266442.778882252">
            <text:p>266443</text:p>
          </table:table-cell>
          <table:table-cell office:value-type="float" office:value="0.362806258125382">
            <text:p>0.363</text:p>
          </table:table-cell>
          <table:table-cell office:value-type="float" office:value="60.9903274922179">
            <text:p>60.99</text:p>
          </table:table-cell>
          <table:table-cell table:number-columns-repeated="5"/>
        </table:table-row>
        <table:table-row table:style-name="ro1">
          <table:table-cell office:value-type="string">
            <text:p>20231003T191311p1486881</text:p>
          </table:table-cell>
          <table:table-cell table:formula="of:=1/([.D84]*0.7+[.E84]/100*0.3)" office:value-type="float" office:value="0.418320046947047">
            <text:p>0.42</text:p>
          </table:table-cell>
          <table:table-cell office:value-type="float" office:value="495.999642123768">
            <text:p>496</text:p>
          </table:table-cell>
          <table:table-cell table:formula="of:=(ABS([.C84]-[.$O$2]))/[.C84]" office:value-type="float" office:value="2.99193836415294">
            <text:p>2.992</text:p>
          </table:table-cell>
          <table:table-cell office:value-type="float" office:value="98.7191051728317">
            <text:p>98.72</text:p>
          </table:table-cell>
          <table:table-cell office:value-type="float" office:value="16.4773603082852">
            <text:p>16.48</text:p>
          </table:table-cell>
          <table:table-cell office:value-type="float" office:value="29.4326044380909">
            <text:p>29.43</text:p>
          </table:table-cell>
          <table:table-cell office:value-type="float" office:value="357347.655522987">
            <text:p>357348</text:p>
          </table:table-cell>
          <table:table-cell office:value-type="float" office:value="0.0869807292185513">
            <text:p>0.087</text:p>
          </table:table-cell>
          <table:table-cell office:value-type="float" office:value="25.3429340561792">
            <text:p>25.34</text:p>
          </table:table-cell>
          <table:table-cell table:number-columns-repeated="5"/>
        </table:table-row>
        <table:table-row table:style-name="ro1">
          <table:table-cell office:value-type="string">
            <text:p>20231003T191326p1487221</text:p>
          </table:table-cell>
          <table:table-cell table:formula="of:=1/([.D85]*0.7+[.E85]/100*0.3)" office:value-type="float" office:value="0.29741336854658">
            <text:p>0.30</text:p>
          </table:table-cell>
          <table:table-cell office:value-type="float" office:value="356.946988494614">
            <text:p>357</text:p>
          </table:table-cell>
          <table:table-cell table:formula="of:=(ABS([.C85]-[.$O$2]))/[.C85]" office:value-type="float" office:value="4.54704217662807">
            <text:p>4.547</text:p>
          </table:table-cell>
          <table:table-cell office:value-type="float" office:value="59.7980388807058">
            <text:p>59.80</text:p>
          </table:table-cell>
          <table:table-cell office:value-type="float" office:value="13.7826348747592">
            <text:p>13.78</text:p>
          </table:table-cell>
          <table:table-cell office:value-type="float" office:value="27.9042925464717">
            <text:p>27.90</text:p>
          </table:table-cell>
          <table:table-cell office:value-type="float" office:value="238230.379333786">
            <text:p>238230</text:p>
          </table:table-cell>
          <table:table-cell office:value-type="float" office:value="0.125662494987364">
            <text:p>0.126</text:p>
          </table:table-cell>
          <table:table-cell office:value-type="float" office:value="59.4176754147345">
            <text:p>59.42</text:p>
          </table:table-cell>
          <table:table-cell table:number-columns-repeated="5"/>
        </table:table-row>
        <table:table-row table:style-name="ro1">
          <table:table-cell office:value-type="string">
            <text:p>20231003T191339p1487480</text:p>
          </table:table-cell>
          <table:table-cell table:formula="of:=1/([.D86]*0.7+[.E86]/100*0.3)" office:value-type="float" office:value="0.520231232974389">
            <text:p>0.52</text:p>
          </table:table-cell>
          <table:table-cell office:value-type="float" office:value="544.603405419529">
            <text:p>545</text:p>
          </table:table-cell>
          <table:table-cell table:formula="of:=(ABS([.C86]-[.$O$2]))/[.C86]" office:value-type="float" office:value="2.63567318951068">
            <text:p>2.636</text:p>
          </table:table-cell>
          <table:table-cell office:value-type="float" office:value="25.7503063285581">
            <text:p>25.75</text:p>
          </table:table-cell>
          <table:table-cell office:value-type="float" office:value="14.0022880539499">
            <text:p>14.00</text:p>
          </table:table-cell>
          <table:table-cell office:value-type="float" office:value="12.3206838994109">
            <text:p>12.32</text:p>
          </table:table-cell>
          <table:table-cell office:value-type="float" office:value="361749.322768402">
            <text:p>361749</text:p>
          </table:table-cell>
          <table:table-cell office:value-type="float" office:value="0.0869807292185513">
            <text:p>0.087</text:p>
          </table:table-cell>
          <table:table-cell office:value-type="float" office:value="60.9829165568534">
            <text:p>60.98</text:p>
          </table:table-cell>
          <table:table-cell table:number-columns-repeated="5"/>
        </table:table-row>
        <table:table-row table:style-name="ro1">
          <table:table-cell office:value-type="string">
            <text:p>20231003T191317p1486983</text:p>
          </table:table-cell>
          <table:table-cell table:formula="of:=1/([.D87]*0.7+[.E87]/100*0.3)" office:value-type="float" office:value="0.303361120348089">
            <text:p>0.30</text:p>
          </table:table-cell>
          <table:table-cell office:value-type="float" office:value="363.802769066111">
            <text:p>364</text:p>
          </table:table-cell>
          <table:table-cell table:formula="of:=(ABS([.C87]-[.$O$2]))/[.C87]" office:value-type="float" office:value="4.44250942641998">
            <text:p>4.443</text:p>
          </table:table-cell>
          <table:table-cell office:value-type="float" office:value="62.2149098584033">
            <text:p>62.21</text:p>
          </table:table-cell>
          <table:table-cell office:value-type="float" office:value="16.3914980732177">
            <text:p>16.39</text:p>
          </table:table-cell>
          <table:table-cell office:value-type="float" office:value="31.4238877100904">
            <text:p>31.42</text:p>
          </table:table-cell>
          <table:table-cell office:value-type="float" office:value="234971.730774333">
            <text:p>234972</text:p>
          </table:table-cell>
          <table:table-cell office:value-type="float" office:value="0.362806258125382">
            <text:p>0.363</text:p>
          </table:table-cell>
          <table:table-cell office:value-type="float" office:value="42.220071067355">
            <text:p>42.22</text:p>
          </table:table-cell>
          <table:table-cell table:number-columns-repeated="5"/>
        </table:table-row>
        <table:table-row table:style-name="ro1">
          <table:table-cell office:value-type="string">
            <text:p>20231003T191335p1487405</text:p>
          </table:table-cell>
          <table:table-cell table:formula="of:=1/([.D88]*0.7+[.E88]/100*0.3)" office:value-type="float" office:value="0.415685036831899">
            <text:p>0.42</text:p>
          </table:table-cell>
          <table:table-cell office:value-type="float" office:value="483.072368071018">
            <text:p>483</text:p>
          </table:table-cell>
          <table:table-cell table:formula="of:=(ABS([.C88]-[.$O$2]))/[.C88]" office:value-type="float" office:value="3.09876476252708">
            <text:p>3.099</text:p>
          </table:table-cell>
          <table:table-cell office:value-type="float" office:value="78.8440687675755">
            <text:p>78.84</text:p>
          </table:table-cell>
          <table:table-cell office:value-type="float" office:value="6.92208537730926">
            <text:p>6.92</text:p>
          </table:table-cell>
          <table:table-cell office:value-type="float" office:value="23.4787714898902">
            <text:p>23.48</text:p>
          </table:table-cell>
          <table:table-cell office:value-type="float" office:value="341992.396964851">
            <text:p>341992</text:p>
          </table:table-cell>
          <table:table-cell office:value-type="float" office:value="0.214526582889649">
            <text:p>0.215</text:p>
          </table:table-cell>
          <table:table-cell office:value-type="float" office:value="18.376165161121">
            <text:p>18.38</text:p>
          </table:table-cell>
          <table:table-cell table:number-columns-repeated="5"/>
        </table:table-row>
        <table:table-row table:style-name="ro1">
          <table:table-cell office:value-type="string">
            <text:p>20231003T191323p1487148</text:p>
          </table:table-cell>
          <table:table-cell table:formula="of:=1/([.D89]*0.7+[.E89]/100*0.3)" office:value-type="float" office:value="0.395848609615752">
            <text:p>0.40</text:p>
          </table:table-cell>
          <table:table-cell office:value-type="float" office:value="439.837557616155">
            <text:p>440</text:p>
          </table:table-cell>
          <table:table-cell table:formula="of:=(ABS([.C89]-[.$O$2]))/[.C89]" office:value-type="float" office:value="3.50166195613504">
            <text:p>3.502</text:p>
          </table:table-cell>
          <table:table-cell office:value-type="float" office:value="25.0183088534249">
            <text:p>25.02</text:p>
          </table:table-cell>
          <table:table-cell office:value-type="float" office:value="13.8126204238921">
            <text:p>13.81</text:p>
          </table:table-cell>
          <table:table-cell office:value-type="float" office:value="27.9042925464717">
            <text:p>27.90</text:p>
          </table:table-cell>
          <table:table-cell office:value-type="float" office:value="238230.379333786">
            <text:p>238230</text:p>
          </table:table-cell>
          <table:table-cell office:value-type="float" office:value="0.125662494987364">
            <text:p>0.126</text:p>
          </table:table-cell>
          <table:table-cell office:value-type="float" office:value="59.4176754147345">
            <text:p>59.42</text:p>
          </table:table-cell>
          <table:table-cell table:number-columns-repeated="5"/>
        </table:table-row>
        <table:table-row table:style-name="ro1">
          <table:table-cell office:value-type="string">
            <text:p>20231003T191229p1486129</text:p>
          </table:table-cell>
          <table:table-cell table:formula="of:=1/([.D90]*0.7+[.E90]/100*0.3)" office:value-type="float" office:value="1.08675985120092">
            <text:p>1.09</text:p>
          </table:table-cell>
          <table:table-cell office:value-type="float" office:value="980.007520994262">
            <text:p>980</text:p>
          </table:table-cell>
          <table:table-cell table:formula="of:=(ABS([.C90]-[.$O$2]))/[.C90]" office:value-type="float" office:value="1.0203926577943">
            <text:p>1.020</text:p>
          </table:table-cell>
          <table:table-cell office:value-type="float" office:value="68.6305438706954">
            <text:p>68.63</text:p>
          </table:table-cell>
          <table:table-cell office:value-type="float" office:value="10.6520953757225">
            <text:p>10.65</text:p>
          </table:table-cell>
          <table:table-cell office:value-type="float" office:value="13.4954189989268">
            <text:p>13.50</text:p>
          </table:table-cell>
          <table:table-cell office:value-type="float" office:value="346117.724500015">
            <text:p>346118</text:p>
          </table:table-cell>
          <table:table-cell office:value-type="float" office:value="0.157500804494534">
            <text:p>0.158</text:p>
          </table:table-cell>
          <table:table-cell office:value-type="float" office:value="93.35932160735">
            <text:p>93.36</text:p>
          </table:table-cell>
          <table:table-cell table:number-columns-repeated="5"/>
        </table:table-row>
        <table:table-row table:style-name="ro1">
          <table:table-cell office:value-type="string">
            <text:p>20231003T191305p1486766</text:p>
          </table:table-cell>
          <table:table-cell table:formula="of:=1/([.D91]*0.7+[.E91]/100*0.3)" office:value-type="float" office:value="0.217477272891783">
            <text:p>0.22</text:p>
          </table:table-cell>
          <table:table-cell office:value-type="float" office:value="268.802193547063">
            <text:p>269</text:p>
          </table:table-cell>
          <table:table-cell table:formula="of:=(ABS([.C91]-[.$O$2]))/[.C91]" office:value-type="float" office:value="6.36601131810829">
            <text:p>6.366</text:p>
          </table:table-cell>
          <table:table-cell office:value-type="float" office:value="47.3245673400773">
            <text:p>47.32</text:p>
          </table:table-cell>
          <table:table-cell office:value-type="float" office:value="5.93674054758801">
            <text:p>5.94</text:p>
          </table:table-cell>
          <table:table-cell office:value-type="float" office:value="26.8129688314422">
            <text:p>26.81</text:p>
          </table:table-cell>
          <table:table-cell office:value-type="float" office:value="280007.888688918">
            <text:p>280008</text:p>
          </table:table-cell>
          <table:table-cell office:value-type="float" office:value="0.286534530283851">
            <text:p>0.287</text:p>
          </table:table-cell>
          <table:table-cell office:value-type="float" office:value="73.4011287037062">
            <text:p>73.40</text:p>
          </table:table-cell>
          <table:table-cell table:number-columns-repeated="5"/>
        </table:table-row>
        <table:table-row table:style-name="ro1">
          <table:table-cell office:value-type="string">
            <text:p>20231003T191253p1486540</text:p>
          </table:table-cell>
          <table:table-cell table:formula="of:=1/([.D92]*0.7+[.E92]/100*0.3)" office:value-type="float" office:value="0.31885176076782">
            <text:p>0.32</text:p>
          </table:table-cell>
          <table:table-cell office:value-type="float" office:value="364.811610743717">
            <text:p>365</text:p>
          </table:table-cell>
          <table:table-cell table:formula="of:=(ABS([.C92]-[.$O$2]))/[.C92]" office:value-type="float" office:value="4.42745883543429">
            <text:p>4.427</text:p>
          </table:table-cell>
          <table:table-cell office:value-type="float" office:value="12.3441566156844">
            <text:p>12.34</text:p>
          </table:table-cell>
          <table:table-cell office:value-type="float" office:value="18.467485549133">
            <text:p>18.47</text:p>
          </table:table-cell>
          <table:table-cell office:value-type="float" office:value="24.4697409610431">
            <text:p>24.47</text:p>
          </table:table-cell>
          <table:table-cell office:value-type="float" office:value="332675.762323523">
            <text:p>332676</text:p>
          </table:table-cell>
          <table:table-cell office:value-type="float" office:value="0.260246235580028">
            <text:p>0.260</text:p>
          </table:table-cell>
          <table:table-cell office:value-type="float" office:value="33.3136442226588">
            <text:p>33.31</text:p>
          </table:table-cell>
          <table:table-cell table:number-columns-repeated="5"/>
        </table:table-row>
        <table:table-row table:style-name="ro1">
          <table:table-cell office:value-type="string">
            <text:p>20231003T191241p1486314</text:p>
          </table:table-cell>
          <table:table-cell table:formula="of:=1/([.D93]*0.7+[.E93]/100*0.3)" office:value-type="float" office:value="0.233278279674352">
            <text:p>0.23</text:p>
          </table:table-cell>
          <table:table-cell office:value-type="float" office:value="288.383732523934">
            <text:p>288</text:p>
          </table:table-cell>
          <table:table-cell table:formula="of:=(ABS([.C93]-[.$O$2]))/[.C93]" office:value-type="float" office:value="5.86585190735637">
            <text:p>5.866</text:p>
          </table:table-cell>
          <table:table-cell office:value-type="float" office:value="60.2097929534298">
            <text:p>60.21</text:p>
          </table:table-cell>
          <table:table-cell office:value-type="float" office:value="19.1072976878613">
            <text:p>19.11</text:p>
          </table:table-cell>
          <table:table-cell office:value-type="float" office:value="39.6946519540517">
            <text:p>39.69</text:p>
          </table:table-cell>
          <table:table-cell office:value-type="float" office:value="376366.738750193">
            <text:p>376367</text:p>
          </table:table-cell>
          <table:table-cell office:value-type="float" office:value="0.110246810447887">
            <text:p>0.110</text:p>
          </table:table-cell>
          <table:table-cell office:value-type="float" office:value="25.0454151323896">
            <text:p>25.05</text:p>
          </table:table-cell>
          <table:table-cell table:number-columns-repeated="5"/>
        </table:table-row>
        <table:table-row table:style-name="ro1">
          <table:table-cell office:value-type="string">
            <text:p>20231003T191223p1486040</text:p>
          </table:table-cell>
          <table:table-cell table:formula="of:=1/([.D94]*0.7+[.E94]/100*0.3)" office:value-type="float" office:value="0.380606373649203">
            <text:p>0.38</text:p>
          </table:table-cell>
          <table:table-cell office:value-type="float" office:value="423.757920213535">
            <text:p>424</text:p>
          </table:table-cell>
          <table:table-cell table:formula="of:=(ABS([.C94]-[.$O$2]))/[.C94]" office:value-type="float" office:value="3.67247903945314">
            <text:p>3.672</text:p>
          </table:table-cell>
          <table:table-cell office:value-type="float" office:value="18.8836821420771">
            <text:p>18.88</text:p>
          </table:table-cell>
          <table:table-cell office:value-type="float" office:value="17.668232177264">
            <text:p>17.67</text:p>
          </table:table-cell>
          <table:table-cell office:value-type="float" office:value="15.5295631024054">
            <text:p>15.53</text:p>
          </table:table-cell>
          <table:table-cell office:value-type="float" office:value="321423.635500104">
            <text:p>321424</text:p>
          </table:table-cell>
          <table:table-cell office:value-type="float" office:value="0.08271103711983">
            <text:p>0.083</text:p>
          </table:table-cell>
          <table:table-cell office:value-type="float" office:value="43.2174140038481">
            <text:p>43.22</text:p>
          </table:table-cell>
          <table:table-cell table:number-columns-repeated="5"/>
        </table:table-row>
        <table:table-row table:style-name="ro1">
          <table:table-cell office:value-type="string">
            <text:p>20231003T191329p1487292</text:p>
          </table:table-cell>
          <table:table-cell table:formula="of:=1/([.D95]*0.7+[.E95]/100*0.3)" office:value-type="float" office:value="1.45220176897013">
            <text:p>1.45</text:p>
          </table:table-cell>
          <table:table-cell office:value-type="float" office:value="1077.36359960228">
            <text:p>1077</text:p>
          </table:table-cell>
          <table:table-cell table:formula="of:=(ABS([.C95]-[.$O$2]))/[.C95]" office:value-type="float" office:value="0.837819655992589">
            <text:p>0.838</text:p>
          </table:table-cell>
          <table:table-cell office:value-type="float" office:value="34.0452620776692">
            <text:p>34.05</text:p>
          </table:table-cell>
          <table:table-cell office:value-type="float" office:value="12.9561657032755">
            <text:p>12.96</text:p>
          </table:table-cell>
          <table:table-cell office:value-type="float" office:value="25.2989503478793">
            <text:p>25.30</text:p>
          </table:table-cell>
          <table:table-cell office:value-type="float" office:value="365273.133893818">
            <text:p>365273</text:p>
          </table:table-cell>
          <table:table-cell office:value-type="float" office:value="0.143293361784823">
            <text:p>0.143</text:p>
          </table:table-cell>
          <table:table-cell office:value-type="float" office:value="92.6994891237151">
            <text:p>92.70</text:p>
          </table:table-cell>
          <table:table-cell table:number-columns-repeated="5"/>
        </table:table-row>
        <table:table-row table:style-name="ro1">
          <table:table-cell office:value-type="string">
            <text:p>20231003T191250p1486463</text:p>
          </table:table-cell>
          <table:table-cell table:formula="of:=1/([.D96]*0.7+[.E96]/100*0.3)" office:value-type="float" office:value="0.298331165582085">
            <text:p>0.30</text:p>
          </table:table-cell>
          <table:table-cell office:value-type="float" office:value="356.433577133618">
            <text:p>356</text:p>
          </table:table-cell>
          <table:table-cell table:formula="of:=(ABS([.C96]-[.$O$2]))/[.C96]" office:value-type="float" office:value="4.55503220522276">
            <text:p>4.555</text:p>
          </table:table-cell>
          <table:table-cell office:value-type="float" office:value="54.4857065930136">
            <text:p>54.49</text:p>
          </table:table-cell>
          <table:table-cell office:value-type="float" office:value="18.6909922928709">
            <text:p>18.69</text:p>
          </table:table-cell>
          <table:table-cell office:value-type="float" office:value="27.5594545541191">
            <text:p>27.56</text:p>
          </table:table-cell>
          <table:table-cell office:value-type="float" office:value="332675.762323523">
            <text:p>332676</text:p>
          </table:table-cell>
          <table:table-cell office:value-type="float" office:value="0.171155383211031">
            <text:p>0.171</text:p>
          </table:table-cell>
          <table:table-cell office:value-type="float" office:value="24.7177435396999">
            <text:p>24.72</text:p>
          </table:table-cell>
          <table:table-cell table:number-columns-repeated="5"/>
        </table:table-row>
        <table:table-row table:style-name="ro1">
          <table:table-cell office:value-type="string">
            <text:p>20231003T191403p1487981</text:p>
          </table:table-cell>
          <table:table-cell table:formula="of:=1/([.D97]*0.7+[.E97]/100*0.3)" office:value-type="float" office:value="0.29653528555965">
            <text:p>0.30</text:p>
          </table:table-cell>
          <table:table-cell office:value-type="float" office:value="345.754837351478">
            <text:p>346</text:p>
          </table:table-cell>
          <table:table-cell table:formula="of:=(ABS([.C97]-[.$O$2]))/[.C97]" office:value-type="float" office:value="4.726601007717">
            <text:p>4.727</text:p>
          </table:table-cell>
          <table:table-cell office:value-type="float" office:value="21.2197504921446">
            <text:p>21.22</text:p>
          </table:table-cell>
          <table:table-cell office:value-type="float" office:value="6.27334171644137">
            <text:p>6.27</text:p>
          </table:table-cell>
          <table:table-cell office:value-type="float" office:value="20.7061590368484">
            <text:p>20.71</text:p>
          </table:table-cell>
          <table:table-cell office:value-type="float" office:value="322411.043366564">
            <text:p>322411</text:p>
          </table:table-cell>
          <table:table-cell office:value-type="float" office:value="0.132539448252314">
            <text:p>0.133</text:p>
          </table:table-cell>
          <table:table-cell office:value-type="float" office:value="81.227219910403">
            <text:p>81.23</text:p>
          </table:table-cell>
          <table:table-cell table:number-columns-repeated="5"/>
        </table:table-row>
        <table:table-row table:style-name="ro1">
          <table:table-cell office:value-type="string">
            <text:p>20231003T191409p1488154</text:p>
          </table:table-cell>
          <table:table-cell table:formula="of:=1/([.D98]*0.7+[.E98]/100*0.3)" office:value-type="float" office:value="0.351568529343683">
            <text:p>0.35</text:p>
          </table:table-cell>
          <table:table-cell office:value-type="float" office:value="404.098317990626">
            <text:p>404</text:p>
          </table:table-cell>
          <table:table-cell table:formula="of:=(ABS([.C98]-[.$O$2]))/[.C98]" office:value-type="float" office:value="3.89979767756898">
            <text:p>3.900</text:p>
          </table:table-cell>
          <table:table-cell office:value-type="float" office:value="38.179096127277">
            <text:p>38.18</text:p>
          </table:table-cell>
          <table:table-cell office:value-type="float" office:value="6.28758580935912">
            <text:p>6.29</text:p>
          </table:table-cell>
          <table:table-cell office:value-type="float" office:value="11.8156130161065">
            <text:p>11.82</text:p>
          </table:table-cell>
          <table:table-cell office:value-type="float" office:value="220463.34839743">
            <text:p>220463</text:p>
          </table:table-cell>
          <table:table-cell office:value-type="float" office:value="0.0880686594954257">
            <text:p>0.088</text:p>
          </table:table-cell>
          <table:table-cell office:value-type="float" office:value="76.7801182216491">
            <text:p>76.78</text:p>
          </table:table-cell>
          <table:table-cell table:number-columns-repeated="5"/>
        </table:table-row>
        <table:table-row table:style-name="ro1">
          <table:table-cell office:value-type="string">
            <text:p>20231003T191406p1488055</text:p>
          </table:table-cell>
          <table:table-cell table:formula="of:=1/([.D99]*0.7+[.E99]/100*0.3)" office:value-type="float" office:value="0.313657373751476">
            <text:p>0.31</text:p>
          </table:table-cell>
          <table:table-cell office:value-type="float" office:value="360.656055161259">
            <text:p>361</text:p>
          </table:table-cell>
          <table:table-cell table:formula="of:=(ABS([.C99]-[.$O$2]))/[.C99]" office:value-type="float" office:value="4.48999516759725">
            <text:p>4.490</text:p>
          </table:table-cell>
          <table:table-cell office:value-type="float" office:value="15.0652022329231">
            <text:p>15.07</text:p>
          </table:table-cell>
          <table:table-cell office:value-type="float" office:value="6.26824045542383">
            <text:p>6.27</text:p>
          </table:table-cell>
          <table:table-cell office:value-type="float" office:value="11.8156130161065">
            <text:p>11.82</text:p>
          </table:table-cell>
          <table:table-cell office:value-type="float" office:value="220463.34839743">
            <text:p>220463</text:p>
          </table:table-cell>
          <table:table-cell office:value-type="float" office:value="0.0880686594954257">
            <text:p>0.088</text:p>
          </table:table-cell>
          <table:table-cell office:value-type="float" office:value="76.7801182216491">
            <text:p>76.78</text:p>
          </table:table-cell>
          <table:table-cell table:number-columns-repeated="5"/>
        </table:table-row>
        <table:table-row table:style-name="ro1">
          <table:table-cell office:value-type="string">
            <text:p>20231003T191302p1486710</text:p>
          </table:table-cell>
          <table:table-cell table:formula="of:=1/([.D100]*0.7+[.E100]/100*0.3)" office:value-type="float" office:value="0.284576443387431">
            <text:p>0.28</text:p>
          </table:table-cell>
          <table:table-cell office:value-type="float" office:value="339.754060282329">
            <text:p>340</text:p>
          </table:table-cell>
          <table:table-cell table:formula="of:=(ABS([.C100]-[.$O$2]))/[.C100]" office:value-type="float" office:value="4.8277449233562">
            <text:p>4.828</text:p>
          </table:table-cell>
          <table:table-cell office:value-type="float" office:value="44.8576179096671">
            <text:p>44.86</text:p>
          </table:table-cell>
          <table:table-cell office:value-type="float" office:value="14.5020472061657">
            <text:p>14.50</text:p>
          </table:table-cell>
          <table:table-cell office:value-type="float" office:value="20.4392697678141">
            <text:p>20.44</text:p>
          </table:table-cell>
          <table:table-cell office:value-type="float" office:value="382411.633559516">
            <text:p>382412</text:p>
          </table:table-cell>
          <table:table-cell office:value-type="float" office:value="0.185825564849329">
            <text:p>0.186</text:p>
          </table:table-cell>
          <table:table-cell office:value-type="float" office:value="90.9324691062701">
            <text:p>90.93</text:p>
          </table:table-cell>
          <table:table-cell table:number-columns-repeated="5"/>
        </table:table-row>
        <table:table-row table:style-name="ro1">
          <table:table-cell office:value-type="string">
            <text:p>20231003T191345p1487583</text:p>
          </table:table-cell>
          <table:table-cell table:formula="of:=1/([.D101]*0.7+[.E101]/100*0.3)" office:value-type="float" office:value="0.336240092405677">
            <text:p>0.34</text:p>
          </table:table-cell>
          <table:table-cell office:value-type="float" office:value="391.092764190958">
            <text:p>391</text:p>
          </table:table-cell>
          <table:table-cell table:formula="of:=(ABS([.C101]-[.$O$2]))/[.C101]" office:value-type="float" office:value="4.0627374916945">
            <text:p>4.063</text:p>
          </table:table-cell>
          <table:table-cell office:value-type="float" office:value="43.3830272368224">
            <text:p>43.38</text:p>
          </table:table-cell>
          <table:table-cell office:value-type="float" office:value="18.9394267822736">
            <text:p>18.94</text:p>
          </table:table-cell>
          <table:table-cell office:value-type="float" office:value="15.5295631024054">
            <text:p>15.53</text:p>
          </table:table-cell>
          <table:table-cell office:value-type="float" office:value="323030.4624775">
            <text:p>323030</text:p>
          </table:table-cell>
          <table:table-cell office:value-type="float" office:value="0.107119109086472">
            <text:p>0.107</text:p>
          </table:table-cell>
          <table:table-cell office:value-type="float" office:value="19.7144971555405">
            <text:p>19.71</text:p>
          </table:table-cell>
          <table:table-cell table:number-columns-repeated="5"/>
        </table:table-row>
        <table:table-row table:style-name="ro1">
          <table:table-cell office:value-type="string">
            <text:p>20231003T191314p1486932</text:p>
          </table:table-cell>
          <table:table-cell table:formula="of:=1/([.D102]*0.7+[.E102]/100*0.3)" office:value-type="float" office:value="0.355474212322629">
            <text:p>0.36</text:p>
          </table:table-cell>
          <table:table-cell office:value-type="float" office:value="406.752361004546">
            <text:p>407</text:p>
          </table:table-cell>
          <table:table-cell table:formula="of:=(ABS([.C102]-[.$O$2]))/[.C102]" office:value-type="float" office:value="3.8678266921673">
            <text:p>3.868</text:p>
          </table:table-cell>
          <table:table-cell office:value-type="float" office:value="35.2216334677284">
            <text:p>35.22</text:p>
          </table:table-cell>
          <table:table-cell office:value-type="float" office:value="7.90067542803288">
            <text:p>7.90</text:p>
          </table:table-cell>
          <table:table-cell office:value-type="float" office:value="24.542127481728">
            <text:p>24.54</text:p>
          </table:table-cell>
          <table:table-cell office:value-type="float" office:value="392681.159305129">
            <text:p>392681</text:p>
          </table:table-cell>
          <table:table-cell office:value-type="float" office:value="0.00639689133162174">
            <text:p>0.006</text:p>
          </table:table-cell>
          <table:table-cell office:value-type="float" office:value="44.2637794705411">
            <text:p>44.26</text:p>
          </table:table-cell>
          <table:table-cell table:number-columns-repeated="5"/>
        </table:table-row>
        <table:table-row table:style-name="ro1">
          <table:table-cell office:value-type="string">
            <text:p>20231003T191259p1486656</text:p>
          </table:table-cell>
          <table:table-cell table:formula="of:=1/([.D103]*0.7+[.E103]/100*0.3)" office:value-type="float" office:value="0.378414069985308">
            <text:p>0.38</text:p>
          </table:table-cell>
          <table:table-cell office:value-type="float" office:value="426.276538761346">
            <text:p>426</text:p>
          </table:table-cell>
          <table:table-cell table:formula="of:=(ABS([.C103]-[.$O$2]))/[.C103]" office:value-type="float" office:value="3.64487209583101">
            <text:p>3.645</text:p>
          </table:table-cell>
          <table:table-cell office:value-type="float" office:value="30.3991347800886">
            <text:p>30.40</text:p>
          </table:table-cell>
          <table:table-cell office:value-type="float" office:value="19.090197495183">
            <text:p>19.09</text:p>
          </table:table-cell>
          <table:table-cell office:value-type="float" office:value="21.8197322067763">
            <text:p>21.82</text:p>
          </table:table-cell>
          <table:table-cell office:value-type="float" office:value="351910.425895907">
            <text:p>351910</text:p>
          </table:table-cell>
          <table:table-cell office:value-type="float" office:value="0.0905605743607712">
            <text:p>0.091</text:p>
          </table:table-cell>
          <table:table-cell office:value-type="float" office:value="20.0852221130578">
            <text:p>20.09</text:p>
          </table:table-cell>
          <table:table-cell table:number-columns-repeated="5"/>
        </table:table-row>
        <table:table-row table:style-name="ro1">
          <table:table-cell office:value-type="string">
            <text:p>20231003T191247p1486422</text:p>
          </table:table-cell>
          <table:table-cell table:formula="of:=1/([.D104]*0.7+[.E104]/100*0.3)" office:value-type="float" office:value="0.524071940309834">
            <text:p>0.52</text:p>
          </table:table-cell>
          <table:table-cell office:value-type="float" office:value="538.94827756648">
            <text:p>539</text:p>
          </table:table-cell>
          <table:table-cell table:formula="of:=(ABS([.C104]-[.$O$2]))/[.C104]" office:value-type="float" office:value="2.67382192766311">
            <text:p>2.674</text:p>
          </table:table-cell>
          <table:table-cell office:value-type="float" office:value="12.1532093585799">
            <text:p>12.15</text:p>
          </table:table-cell>
          <table:table-cell office:value-type="float" office:value="6.12496205605585">
            <text:p>6.12</text:p>
          </table:table-cell>
          <table:table-cell office:value-type="float" office:value="15.5295631024054">
            <text:p>15.53</text:p>
          </table:table-cell>
          <table:table-cell office:value-type="float" office:value="289612.312333837">
            <text:p>289612</text:p>
          </table:table-cell>
          <table:table-cell office:value-type="float" office:value="0.0773681981314502">
            <text:p>0.077</text:p>
          </table:table-cell>
          <table:table-cell office:value-type="float" office:value="79.9606083551051">
            <text:p>79.96</text:p>
          </table:table-cell>
          <table:table-cell table:number-columns-repeated="5"/>
        </table:table-row>
        <table:table-row table:style-name="ro1">
          <table:table-cell office:value-type="string">
            <text:p>20231003T191320p1487058</text:p>
          </table:table-cell>
          <table:table-cell table:formula="of:=1/([.D105]*0.7+[.E105]/100*0.3)" office:value-type="float" office:value="0.99008825091374">
            <text:p>0.99</text:p>
          </table:table-cell>
          <table:table-cell office:value-type="float" office:value="896.803431136688">
            <text:p>897</text:p>
          </table:table-cell>
          <table:table-cell table:formula="of:=(ABS([.C105]-[.$O$2]))/[.C105]" office:value-type="float" office:value="1.20784168665632">
            <text:p>1.208</text:p>
          </table:table-cell>
          <table:table-cell office:value-type="float" office:value="54.8405982342449">
            <text:p>54.84</text:p>
          </table:table-cell>
          <table:table-cell office:value-type="float" office:value="14.0032514450867">
            <text:p>14.00</text:p>
          </table:table-cell>
          <table:table-cell office:value-type="float" office:value="15.5295631024054">
            <text:p>15.53</text:p>
          </table:table-cell>
          <table:table-cell office:value-type="float" office:value="387858.530209513">
            <text:p>387859</text:p>
          </table:table-cell>
          <table:table-cell office:value-type="float" office:value="0.30846595721228">
            <text:p>0.308</text:p>
          </table:table-cell>
          <table:table-cell office:value-type="float" office:value="93.5449966624074">
            <text:p>93.54</text:p>
          </table:table-cell>
          <table:table-cell table:number-columns-repeated="5"/>
        </table:table-row>
        <table:table-row table:style-name="ro1">
          <table:table-cell office:value-type="string">
            <text:p>20231003T191341p1487541</text:p>
          </table:table-cell>
          <table:table-cell table:formula="of:=1/([.D106]*0.7+[.E106]/100*0.3)" office:value-type="float" office:value="0.255607574622444">
            <text:p>0.26</text:p>
          </table:table-cell>
          <table:table-cell office:value-type="float" office:value="304.530049095542">
            <text:p>305</text:p>
          </table:table-cell>
          <table:table-cell table:formula="of:=(ABS([.C106]-[.$O$2]))/[.C106]" office:value-type="float" office:value="5.50182143233689">
            <text:p>5.502</text:p>
          </table:table-cell>
          <table:table-cell office:value-type="float" office:value="20.3240421640234">
            <text:p>20.32</text:p>
          </table:table-cell>
          <table:table-cell office:value-type="float" office:value="19.8275529865125">
            <text:p>19.83</text:p>
          </table:table-cell>
          <table:table-cell office:value-type="float" office:value="39.9542502709459">
            <text:p>39.95</text:p>
          </table:table-cell>
          <table:table-cell office:value-type="float" office:value="385355.388979145">
            <text:p>385355</text:p>
          </table:table-cell>
          <table:table-cell office:value-type="float" office:value="0.0124806360777714">
            <text:p>0.012</text:p>
          </table:table-cell>
          <table:table-cell office:value-type="float" office:value="20.2051589412789">
            <text:p>20.21</text:p>
          </table:table-cell>
          <table:table-cell table:number-columns-repeated="5"/>
        </table:table-row>
        <table:table-row table:style-name="ro1">
          <table:table-cell office:value-type="string">
            <text:p>20231003T191238p1486269</text:p>
          </table:table-cell>
          <table:table-cell table:formula="of:=1/([.D107]*0.7+[.E107]/100*0.3)" office:value-type="float" office:value="0.379125158427522">
            <text:p>0.38</text:p>
          </table:table-cell>
          <table:table-cell office:value-type="float" office:value="419.210039421516">
            <text:p>419</text:p>
          </table:table-cell>
          <table:table-cell table:formula="of:=(ABS([.C107]-[.$O$2]))/[.C107]" office:value-type="float" office:value="3.7231693275578">
            <text:p>3.723</text:p>
          </table:table-cell>
          <table:table-cell office:value-type="float" office:value="10.4776192602984">
            <text:p>10.48</text:p>
          </table:table-cell>
          <table:table-cell office:value-type="float" office:value="18.2101396917148">
            <text:p>18.21</text:p>
          </table:table-cell>
          <table:table-cell office:value-type="float" office:value="20.7061590368484">
            <text:p>20.71</text:p>
          </table:table-cell>
          <table:table-cell office:value-type="float" office:value="264277.254697115">
            <text:p>264277</text:p>
          </table:table-cell>
          <table:table-cell office:value-type="float" office:value="0.183635253780982">
            <text:p>0.184</text:p>
          </table:table-cell>
          <table:table-cell office:value-type="float" office:value="7.36920389282618">
            <text:p>7.37</text:p>
          </table:table-cell>
          <table:table-cell table:number-columns-repeated="5"/>
        </table:table-row>
        <table:table-row table:style-name="ro1">
          <table:table-cell office:value-type="string">
            <text:p>20231003T191226p1486087</text:p>
          </table:table-cell>
          <table:table-cell table:formula="of:=1/([.D108]*0.7+[.E108]/100*0.3)" office:value-type="float" office:value="0.586679381561831">
            <text:p>0.59</text:p>
          </table:table-cell>
          <table:table-cell office:value-type="float" office:value="612.447773989541">
            <text:p>612</text:p>
          </table:table-cell>
          <table:table-cell table:formula="of:=(ABS([.C108]-[.$O$2]))/[.C108]" office:value-type="float" office:value="2.2329287232152">
            <text:p>2.233</text:p>
          </table:table-cell>
          <table:table-cell office:value-type="float" office:value="47.1528020942688">
            <text:p>47.15</text:p>
          </table:table-cell>
          <table:table-cell office:value-type="float" office:value="7.58256602246282">
            <text:p>7.58</text:p>
          </table:table-cell>
          <table:table-cell office:value-type="float" office:value="14.7169890342424">
            <text:p>14.72</text:p>
          </table:table-cell>
          <table:table-cell office:value-type="float" office:value="399564.303156883">
            <text:p>399564</text:p>
          </table:table-cell>
          <table:table-cell office:value-type="float" office:value="0.180756619045201">
            <text:p>0.181</text:p>
          </table:table-cell>
          <table:table-cell office:value-type="float" office:value="10.6256041012253">
            <text:p>10.63</text:p>
          </table:table-cell>
          <table:table-cell table:number-columns-repeated="5"/>
        </table:table-row>
        <table:table-row table:style-name="ro1">
          <table:table-cell office:value-type="string">
            <text:p>20231003T191235p1486215</text:p>
          </table:table-cell>
          <table:table-cell table:formula="of:=1/([.D109]*0.7+[.E109]/100*0.3)" office:value-type="float" office:value="0.632562959070932">
            <text:p>0.63</text:p>
          </table:table-cell>
          <table:table-cell office:value-type="float" office:value="616.499922670041">
            <text:p>616</text:p>
          </table:table-cell>
          <table:table-cell table:formula="of:=(ABS([.C109]-[.$O$2]))/[.C109]" office:value-type="float" office:value="2.21167923497003">
            <text:p>2.212</text:p>
          </table:table-cell>
          <table:table-cell office:value-type="float" office:value="10.8982812074612">
            <text:p>10.90</text:p>
          </table:table-cell>
          <table:table-cell office:value-type="float" office:value="8.09408743054828">
            <text:p>8.09</text:p>
          </table:table-cell>
          <table:table-cell office:value-type="float" office:value="30.4444191620375">
            <text:p>30.44</text:p>
          </table:table-cell>
          <table:table-cell office:value-type="float" office:value="242750.931825095">
            <text:p>242751</text:p>
          </table:table-cell>
          <table:table-cell office:value-type="float" office:value="0.352174206701285">
            <text:p>0.352</text:p>
          </table:table-cell>
          <table:table-cell office:value-type="float" office:value="1.42001721761638">
            <text:p>1.42</text:p>
          </table:table-cell>
          <table:table-cell table:number-columns-repeated="5"/>
        </table:table-row>
        <table:table-row table:style-name="ro1">
          <table:table-cell office:value-type="string">
            <text:p>20231003T191351p1487709</text:p>
          </table:table-cell>
          <table:table-cell table:formula="of:=1/([.D110]*0.7+[.E110]/100*0.3)" office:value-type="float" office:value="0.420910805695372">
            <text:p>0.42</text:p>
          </table:table-cell>
          <table:table-cell office:value-type="float" office:value="476.756414763025">
            <text:p>477</text:p>
          </table:table-cell>
          <table:table-cell table:formula="of:=(ABS([.C110]-[.$O$2]))/[.C110]" office:value-type="float" office:value="3.15306420362309">
            <text:p>3.153</text:p>
          </table:table-cell>
          <table:table-cell office:value-type="float" office:value="56.2184378812841">
            <text:p>56.22</text:p>
          </table:table-cell>
          <table:table-cell office:value-type="float" office:value="7.7625786163522">
            <text:p>7.76</text:p>
          </table:table-cell>
          <table:table-cell office:value-type="float" office:value="37.1576858296417">
            <text:p>37.16</text:p>
          </table:table-cell>
          <table:table-cell office:value-type="float" office:value="219717.251687313">
            <text:p>219717</text:p>
          </table:table-cell>
          <table:table-cell office:value-type="float" office:value="0.333415471459651">
            <text:p>0.333</text:p>
          </table:table-cell>
          <table:table-cell office:value-type="float" office:value="6.01158691542177">
            <text:p>6.01</text:p>
          </table:table-cell>
          <table:table-cell table:number-columns-repeated="5"/>
        </table:table-row>
        <table:table-row table:style-name="ro1">
          <table:table-cell office:value-type="string">
            <text:p>20231003T191354p1487786</text:p>
          </table:table-cell>
          <table:table-cell table:formula="of:=1/([.D111]*0.7+[.E111]/100*0.3)" office:value-type="float" office:value="0.681459411738103">
            <text:p>0.68</text:p>
          </table:table-cell>
          <table:table-cell office:value-type="float" office:value="664.169387711651">
            <text:p>664</text:p>
          </table:table-cell>
          <table:table-cell table:formula="of:=(ABS([.C111]-[.$O$2]))/[.C111]" office:value-type="float" office:value="1.98116720919937">
            <text:p>1.981</text:p>
          </table:table-cell>
          <table:table-cell office:value-type="float" office:value="26.8739269468711">
            <text:p>26.87</text:p>
          </table:table-cell>
          <table:table-cell office:value-type="float" office:value="7.85976505139501">
            <text:p>7.86</text:p>
          </table:table-cell>
          <table:table-cell office:value-type="float" office:value="12.0820116056638">
            <text:p>12.08</text:p>
          </table:table-cell>
          <table:table-cell office:value-type="float" office:value="215439.387628826">
            <text:p>215439</text:p>
          </table:table-cell>
          <table:table-cell office:value-type="float" office:value="0.210604493034991">
            <text:p>0.211</text:p>
          </table:table-cell>
          <table:table-cell office:value-type="float" office:value="4.26033858765522">
            <text:p>4.26</text:p>
          </table:table-cell>
          <table:table-cell table:number-columns-repeated="5"/>
        </table:table-row>
        <table:table-row table:style-name="ro1">
          <table:table-cell office:value-type="string">
            <text:p>20231003T191332p1487358</text:p>
          </table:table-cell>
          <table:table-cell table:formula="of:=1/([.D112]*0.7+[.E112]/100*0.3)" office:value-type="float" office:value="0.772787571007993">
            <text:p>0.77</text:p>
          </table:table-cell>
          <table:table-cell office:value-type="float" office:value="703.793993561698">
            <text:p>704</text:p>
          </table:table-cell>
          <table:table-cell table:formula="of:=(ABS([.C112]-[.$O$2]))/[.C112]" office:value-type="float" office:value="1.81332324247297">
            <text:p>1.813</text:p>
          </table:table-cell>
          <table:table-cell office:value-type="float" office:value="8.23013374511721">
            <text:p>8.23</text:p>
          </table:table-cell>
          <table:table-cell office:value-type="float" office:value="14.9036608863198">
            <text:p>14.90</text:p>
          </table:table-cell>
          <table:table-cell office:value-type="float" office:value="18.0928386100126">
            <text:p>18.09</text:p>
          </table:table-cell>
          <table:table-cell office:value-type="float" office:value="341992.396964851">
            <text:p>341992</text:p>
          </table:table-cell>
          <table:table-cell office:value-type="float" office:value="0.0987387496052165">
            <text:p>0.099</text:p>
          </table:table-cell>
          <table:table-cell office:value-type="float" office:value="97.3944595770159">
            <text:p>97.39</text:p>
          </table:table-cell>
          <table:table-cell table:number-columns-repeated="5"/>
        </table:table-row>
        <table:table-row table:style-name="ro1">
          <table:table-cell office:value-type="string">
            <text:p>20231004T040046p1526684</text:p>
          </table:table-cell>
          <table:table-cell table:formula="of:=1/([.D113]*0.7+[.E113]/100*0.3)" office:value-type="float" office:value="0.514269394589819">
            <text:p>0.51</text:p>
          </table:table-cell>
          <table:table-cell office:value-type="float" office:value="548.183948611175">
            <text:p>548</text:p>
          </table:table-cell>
          <table:table-cell table:formula="of:=(ABS([.C113]-[.$O$2]))/[.C113]" office:value-type="float" office:value="2.61192626127842">
            <text:p>2.612</text:p>
          </table:table-cell>
          <table:table-cell office:value-type="float" office:value="38.7192553538441">
            <text:p>38.72</text:p>
          </table:table-cell>
          <table:table-cell office:value-type="float" office:value="11.4934971098266">
            <text:p>11.49</text:p>
          </table:table-cell>
          <table:table-cell office:value-type="float" office:value="19.1667146389892">
            <text:p>19.17</text:p>
          </table:table-cell>
          <table:table-cell office:value-type="float" office:value="385586.134474372">
            <text:p>385586</text:p>
          </table:table-cell>
          <table:table-cell office:value-type="float" office:value="0.233589162315776">
            <text:p>0.234</text:p>
          </table:table-cell>
          <table:table-cell office:value-type="float" office:value="55.4545347050934">
            <text:p>55.45</text:p>
          </table:table-cell>
          <table:table-cell table:number-columns-repeated="5"/>
        </table:table-row>
        <table:table-row table:style-name="ro1">
          <table:table-cell office:value-type="string">
            <text:p>20231004T040202p1528300</text:p>
          </table:table-cell>
          <table:table-cell table:formula="of:=1/([.D114]*0.7+[.E114]/100*0.3)" office:value-type="float" office:value="0.311135188631028">
            <text:p>0.31</text:p>
          </table:table-cell>
          <table:table-cell office:value-type="float" office:value="382.866179162077">
            <text:p>383</text:p>
          </table:table-cell>
          <table:table-cell table:formula="of:=(ABS([.C114]-[.$O$2]))/[.C114]" office:value-type="float" office:value="4.17151973134147">
            <text:p>4.172</text:p>
          </table:table-cell>
          <table:table-cell office:value-type="float" office:value="97.9910538354201">
            <text:p>97.99</text:p>
          </table:table-cell>
          <table:table-cell office:value-type="float" office:value="15.9574903660886">
            <text:p>15.96</text:p>
          </table:table-cell>
          <table:table-cell office:value-type="float" office:value="23.1800380692198">
            <text:p>23.18</text:p>
          </table:table-cell>
          <table:table-cell office:value-type="float" office:value="346117.724500015">
            <text:p>346118</text:p>
          </table:table-cell>
          <table:table-cell office:value-type="float" office:value="0.285569738384074">
            <text:p>0.286</text:p>
          </table:table-cell>
          <table:table-cell office:value-type="float" office:value="28.2393185736158">
            <text:p>28.24</text:p>
          </table:table-cell>
          <table:table-cell table:number-columns-repeated="5"/>
        </table:table-row>
        <table:table-row table:style-name="ro1">
          <table:table-cell office:value-type="string">
            <text:p>20231004T040025p1526326</text:p>
          </table:table-cell>
          <table:table-cell table:formula="of:=1/([.D115]*0.7+[.E115]/100*0.3)" office:value-type="float" office:value="0.421957753741332">
            <text:p>0.42</text:p>
          </table:table-cell>
          <table:table-cell office:value-type="float" office:value="512.250955944517">
            <text:p>512</text:p>
          </table:table-cell>
          <table:table-cell table:formula="of:=(ABS([.C115]-[.$O$2]))/[.C115]" office:value-type="float" office:value="2.86529293312721">
            <text:p>2.865</text:p>
          </table:table-cell>
          <table:table-cell office:value-type="float" office:value="121.400147863236">
            <text:p>121.40</text:p>
          </table:table-cell>
          <table:table-cell office:value-type="float" office:value="10.445929672447">
            <text:p>10.45</text:p>
          </table:table-cell>
          <table:table-cell office:value-type="float" office:value="16.9601354324009">
            <text:p>16.96</text:p>
          </table:table-cell>
          <table:table-cell office:value-type="float" office:value="336997.603506121">
            <text:p>336998</text:p>
          </table:table-cell>
          <table:table-cell office:value-type="float" office:value="0.161878950739628">
            <text:p>0.162</text:p>
          </table:table-cell>
          <table:table-cell office:value-type="float" office:value="79.9606083551051">
            <text:p>79.96</text:p>
          </table:table-cell>
          <table:table-cell table:number-columns-repeated="5"/>
        </table:table-row>
        <table:table-row table:style-name="ro1">
          <table:table-cell office:value-type="string">
            <text:p>20231004T040037p1526499</text:p>
          </table:table-cell>
          <table:table-cell table:formula="of:=1/([.D116]*0.7+[.E116]/100*0.3)" office:value-type="float" office:value="0.364406267332494">
            <text:p>0.36</text:p>
          </table:table-cell>
          <table:table-cell office:value-type="float" office:value="422.528334734397">
            <text:p>423</text:p>
          </table:table-cell>
          <table:table-cell table:formula="of:=(ABS([.C116]-[.$O$2]))/[.C116]" office:value-type="float" office:value="3.68607626336974">
            <text:p>3.686</text:p>
          </table:table-cell>
          <table:table-cell office:value-type="float" office:value="54.6455067591367">
            <text:p>54.65</text:p>
          </table:table-cell>
          <table:table-cell office:value-type="float" office:value="12.0708092485549">
            <text:p>12.07</text:p>
          </table:table-cell>
          <table:table-cell office:value-type="float" office:value="31.7785148078582">
            <text:p>31.78</text:p>
          </table:table-cell>
          <table:table-cell office:value-type="float" office:value="216140.928552875">
            <text:p>216141</text:p>
          </table:table-cell>
          <table:table-cell office:value-type="float" office:value="0.0135689835178647">
            <text:p>0.014</text:p>
          </table:table-cell>
          <table:table-cell office:value-type="float" office:value="60.9829165568534">
            <text:p>60.98</text:p>
          </table:table-cell>
          <table:table-cell table:number-columns-repeated="5"/>
        </table:table-row>
        <table:table-row table:style-name="ro1">
          <table:table-cell office:value-type="string">
            <text:p>20231004T040159p1528223</text:p>
          </table:table-cell>
          <table:table-cell table:formula="of:=1/([.D117]*0.7+[.E117]/100*0.3)" office:value-type="float" office:value="0.412641708150532">
            <text:p>0.41</text:p>
          </table:table-cell>
          <table:table-cell office:value-type="float" office:value="492.919644198122">
            <text:p>493</text:p>
          </table:table-cell>
          <table:table-cell table:formula="of:=(ABS([.C117]-[.$O$2]))/[.C117]" office:value-type="float" office:value="3.01688190622033">
            <text:p>3.017</text:p>
          </table:table-cell>
          <table:table-cell office:value-type="float" office:value="103.864187995316">
            <text:p>103.86</text:p>
          </table:table-cell>
          <table:table-cell office:value-type="float" office:value="15.9440028901734">
            <text:p>15.94</text:p>
          </table:table-cell>
          <table:table-cell office:value-type="float" office:value="23.1800380692198">
            <text:p>23.18</text:p>
          </table:table-cell>
          <table:table-cell office:value-type="float" office:value="346117.724500015">
            <text:p>346118</text:p>
          </table:table-cell>
          <table:table-cell office:value-type="float" office:value="0.285569738384074">
            <text:p>0.286</text:p>
          </table:table-cell>
          <table:table-cell office:value-type="float" office:value="28.2393185736158">
            <text:p>28.24</text:p>
          </table:table-cell>
          <table:table-cell table:number-columns-repeated="5"/>
        </table:table-row>
        <table:table-row table:style-name="ro1">
          <table:table-cell office:value-type="string">
            <text:p>20231004T040129p1527546</text:p>
          </table:table-cell>
          <table:table-cell table:formula="of:=1/([.D118]*0.7+[.E118]/100*0.3)" office:value-type="float" office:value="0.391040489929321">
            <text:p>0.39</text:p>
          </table:table-cell>
          <table:table-cell office:value-type="float" office:value="500.368928404723">
            <text:p>500</text:p>
          </table:table-cell>
          <table:table-cell table:formula="of:=(ABS([.C118]-[.$O$2]))/[.C118]" office:value-type="float" office:value="2.95708024139836">
            <text:p>2.957</text:p>
          </table:table-cell>
          <table:table-cell office:value-type="float" office:value="162.441256475115">
            <text:p>162.44</text:p>
          </table:table-cell>
          <table:table-cell office:value-type="float" office:value="4.55951206851804">
            <text:p>4.56</text:p>
          </table:table-cell>
          <table:table-cell office:value-type="float" office:value="17.2572147903903">
            <text:p>17.26</text:p>
          </table:table-cell>
          <table:table-cell office:value-type="float" office:value="346117.724500015">
            <text:p>346118</text:p>
          </table:table-cell>
          <table:table-cell office:value-type="float" office:value="0.102827134604247">
            <text:p>0.103</text:p>
          </table:table-cell>
          <table:table-cell office:value-type="float" office:value="51.7311716621075">
            <text:p>51.73</text:p>
          </table:table-cell>
          <table:table-cell table:number-columns-repeated="5"/>
        </table:table-row>
        <table:table-row table:style-name="ro1">
          <table:table-cell office:value-type="string">
            <text:p>20231004T040132p1527624</text:p>
          </table:table-cell>
          <table:table-cell table:formula="of:=1/([.D119]*0.7+[.E119]/100*0.3)" office:value-type="float" office:value="0.453214033858767">
            <text:p>0.45</text:p>
          </table:table-cell>
          <table:table-cell office:value-type="float" office:value="521.132147347571">
            <text:p>521</text:p>
          </table:table-cell>
          <table:table-cell table:formula="of:=(ABS([.C119]-[.$O$2]))/[.C119]" office:value-type="float" office:value="2.79942018560492">
            <text:p>2.799</text:p>
          </table:table-cell>
          <table:table-cell office:value-type="float" office:value="82.2896257196818">
            <text:p>82.29</text:p>
          </table:table-cell>
          <table:table-cell office:value-type="float" office:value="16.1364402697495">
            <text:p>16.14</text:p>
          </table:table-cell>
          <table:table-cell office:value-type="float" office:value="35.9993184342068">
            <text:p>36.00</text:p>
          </table:table-cell>
          <table:table-cell office:value-type="float" office:value="264277.254697115">
            <text:p>264277</text:p>
          </table:table-cell>
          <table:table-cell office:value-type="float" office:value="0.171710398920692">
            <text:p>0.172</text:p>
          </table:table-cell>
          <table:table-cell office:value-type="float" office:value="31.086633064537">
            <text:p>31.09</text:p>
          </table:table-cell>
          <table:table-cell table:number-columns-repeated="5"/>
        </table:table-row>
        <table:table-row table:style-name="ro1">
          <table:table-cell office:value-type="string">
            <text:p>20231004T040113p1527240</text:p>
          </table:table-cell>
          <table:table-cell table:formula="of:=1/([.D120]*0.7+[.E120]/100*0.3)" office:value-type="float" office:value="0.988173748272756">
            <text:p>0.99</text:p>
          </table:table-cell>
          <table:table-cell office:value-type="float" office:value="867.071717552839">
            <text:p>867</text:p>
          </table:table-cell>
          <table:table-cell table:formula="of:=(ABS([.C120]-[.$O$2]))/[.C120]" office:value-type="float" office:value="1.28354813092994">
            <text:p>1.284</text:p>
          </table:table-cell>
          <table:table-cell office:value-type="float" office:value="37.8280313744902">
            <text:p>37.83</text:p>
          </table:table-cell>
          <table:table-cell office:value-type="float" office:value="12.1477601156069">
            <text:p>12.15</text:p>
          </table:table-cell>
          <table:table-cell office:value-type="float" office:value="12.879987731532">
            <text:p>12.88</text:p>
          </table:table-cell>
          <table:table-cell office:value-type="float" office:value="287838.235605021">
            <text:p>287838</text:p>
          </table:table-cell>
          <table:table-cell office:value-type="float" office:value="0.0987387496052165">
            <text:p>0.099</text:p>
          </table:table-cell>
          <table:table-cell office:value-type="float" office:value="88.8382302866587">
            <text:p>88.84</text:p>
          </table:table-cell>
          <table:table-cell table:number-columns-repeated="5"/>
        </table:table-row>
        <table:table-row table:style-name="ro1">
          <table:table-cell office:value-type="string">
            <text:p>20231004T040040p1526561</text:p>
          </table:table-cell>
          <table:table-cell table:formula="of:=1/([.D121]*0.7+[.E121]/100*0.3)" office:value-type="float" office:value="0.632924399788569">
            <text:p>0.63</text:p>
          </table:table-cell>
          <table:table-cell office:value-type="float" office:value="653.381710304551">
            <text:p>653</text:p>
          </table:table-cell>
          <table:table-cell table:formula="of:=(ABS([.C121]-[.$O$2]))/[.C121]" office:value-type="float" office:value="2.03038785563357">
            <text:p>2.030</text:p>
          </table:table-cell>
          <table:table-cell office:value-type="float" office:value="52.8986766972178">
            <text:p>52.90</text:p>
          </table:table-cell>
          <table:table-cell office:value-type="float" office:value="12.5791184971098">
            <text:p>12.58</text:p>
          </table:table-cell>
          <table:table-cell office:value-type="float" office:value="15.9051399167839">
            <text:p>15.91</text:p>
          </table:table-cell>
          <table:table-cell office:value-type="float" office:value="241330.163985031">
            <text:p>241330</text:p>
          </table:table-cell>
          <table:table-cell office:value-type="float" office:value="0.143293361784823">
            <text:p>0.143</text:p>
          </table:table-cell>
          <table:table-cell office:value-type="float" office:value="82.6419105016924">
            <text:p>82.64</text:p>
          </table:table-cell>
          <table:table-cell table:number-columns-repeated="5"/>
        </table:table-row>
        <table:table-row table:style-name="ro1">
          <table:table-cell office:value-type="string">
            <text:p>20231004T040043p1526625</text:p>
          </table:table-cell>
          <table:table-cell table:formula="of:=1/([.D122]*0.7+[.E122]/100*0.3)" office:value-type="float" office:value="0.486031147242315">
            <text:p>0.49</text:p>
          </table:table-cell>
          <table:table-cell office:value-type="float" office:value="539.854945248966">
            <text:p>540</text:p>
          </table:table-cell>
          <table:table-cell table:formula="of:=(ABS([.C122]-[.$O$2]))/[.C122]" office:value-type="float" office:value="2.66765187097967">
            <text:p>2.668</text:p>
          </table:table-cell>
          <table:table-cell office:value-type="float" office:value="63.3749990561667">
            <text:p>63.37</text:p>
          </table:table-cell>
          <table:table-cell office:value-type="float" office:value="7.25912179822269">
            <text:p>7.26</text:p>
          </table:table-cell>
          <table:table-cell office:value-type="float" office:value="31.9809803325486">
            <text:p>31.98</text:p>
          </table:table-cell>
          <table:table-cell office:value-type="float" office:value="373436.483065816">
            <text:p>373436</text:p>
          </table:table-cell>
          <table:table-cell office:value-type="float" office:value="0.143293361784823">
            <text:p>0.143</text:p>
          </table:table-cell>
          <table:table-cell office:value-type="float" office:value="31.1890573433901">
            <text:p>31.19</text:p>
          </table:table-cell>
          <table:table-cell table:number-columns-repeated="5"/>
        </table:table-row>
        <table:table-row table:style-name="ro1">
          <table:table-cell office:value-type="string">
            <text:p>20231004T040055p1526842</text:p>
          </table:table-cell>
          <table:table-cell table:formula="of:=1/([.D123]*0.7+[.E123]/100*0.3)" office:value-type="float" office:value="0.367381313865719">
            <text:p>0.37</text:p>
          </table:table-cell>
          <table:table-cell office:value-type="float" office:value="426.409569883897">
            <text:p>426</text:p>
          </table:table-cell>
          <table:table-cell table:formula="of:=(ABS([.C123]-[.$O$2]))/[.C123]" office:value-type="float" office:value="3.64342299010577">
            <text:p>3.643</text:p>
          </table:table-cell>
          <table:table-cell office:value-type="float" office:value="57.1904721965082">
            <text:p>57.19</text:p>
          </table:table-cell>
          <table:table-cell office:value-type="float" office:value="5.61581180908472">
            <text:p>5.62</text:p>
          </table:table-cell>
          <table:table-cell office:value-type="float" office:value="15.5295631024054">
            <text:p>15.53</text:p>
          </table:table-cell>
          <table:table-cell office:value-type="float" office:value="268331.740345621">
            <text:p>268332</text:p>
          </table:table-cell>
          <table:table-cell office:value-type="float" office:value="0.320773122122665">
            <text:p>0.321</text:p>
          </table:table-cell>
          <table:table-cell office:value-type="float" office:value="52.0286761352052">
            <text:p>52.03</text:p>
          </table:table-cell>
          <table:table-cell table:number-columns-repeated="5"/>
        </table:table-row>
        <table:table-row table:style-name="ro1">
          <table:table-cell office:value-type="string">
            <text:p>20231004T040119p1527366</text:p>
          </table:table-cell>
          <table:table-cell table:formula="of:=1/([.D124]*0.7+[.E124]/100*0.3)" office:value-type="float" office:value="0.314741042972786">
            <text:p>0.31</text:p>
          </table:table-cell>
          <table:table-cell office:value-type="float" office:value="368.214248403923">
            <text:p>368</text:p>
          </table:table-cell>
          <table:table-cell table:formula="of:=(ABS([.C124]-[.$O$2]))/[.C124]" office:value-type="float" office:value="4.37730413361947">
            <text:p>4.377</text:p>
          </table:table-cell>
          <table:table-cell office:value-type="float" office:value="37.7007415012616">
            <text:p>37.70</text:p>
          </table:table-cell>
          <table:table-cell office:value-type="float" office:value="13.1325867052023">
            <text:p>13.13</text:p>
          </table:table-cell>
          <table:table-cell office:value-type="float" office:value="30.4444191620375">
            <text:p>30.44</text:p>
          </table:table-cell>
          <table:table-cell office:value-type="float" office:value="286644.362113313">
            <text:p>286644</text:p>
          </table:table-cell>
          <table:table-cell office:value-type="float" office:value="0.280774976193517">
            <text:p>0.281</text:p>
          </table:table-cell>
          <table:table-cell office:value-type="float" office:value="57.5110349932826">
            <text:p>57.51</text:p>
          </table:table-cell>
          <table:table-cell table:number-columns-repeated="5"/>
        </table:table-row>
        <table:table-row table:style-name="ro1">
          <table:table-cell office:value-type="string">
            <text:p>20231004T040123p1527419</text:p>
          </table:table-cell>
          <table:table-cell table:formula="of:=1/([.D125]*0.7+[.E125]/100*0.3)" office:value-type="float" office:value="0.368031753008506">
            <text:p>0.37</text:p>
          </table:table-cell>
          <table:table-cell office:value-type="float" office:value="419.147559522821">
            <text:p>419</text:p>
          </table:table-cell>
          <table:table-cell table:formula="of:=(ABS([.C125]-[.$O$2]))/[.C125]" office:value-type="float" office:value="3.72387338304948">
            <text:p>3.724</text:p>
          </table:table-cell>
          <table:table-cell office:value-type="float" office:value="36.8151617950833">
            <text:p>36.82</text:p>
          </table:table-cell>
          <table:table-cell office:value-type="float" office:value="13.4099229287091">
            <text:p>13.41</text:p>
          </table:table-cell>
          <table:table-cell office:value-type="float" office:value="12.0820116056638">
            <text:p>12.08</text:p>
          </table:table-cell>
          <table:table-cell office:value-type="float" office:value="364151.749750272">
            <text:p>364152</text:p>
          </table:table-cell>
          <table:table-cell office:value-type="float" office:value="0.182671643169015">
            <text:p>0.183</text:p>
          </table:table-cell>
          <table:table-cell office:value-type="float" office:value="54.9669817379794">
            <text:p>54.97</text:p>
          </table:table-cell>
          <table:table-cell table:number-columns-repeated="5"/>
        </table:table-row>
        <table:table-row table:style-name="ro1">
          <table:table-cell office:value-type="string">
            <text:p>20231004T040116p1527319</text:p>
          </table:table-cell>
          <table:table-cell table:formula="of:=1/([.D126]*0.7+[.E126]/100*0.3)" office:value-type="float" office:value="0.592882791740934">
            <text:p>0.59</text:p>
          </table:table-cell>
          <table:table-cell office:value-type="float" office:value="587.751973645878">
            <text:p>588</text:p>
          </table:table-cell>
          <table:table-cell table:formula="of:=(ABS([.C126]-[.$O$2]))/[.C126]" office:value-type="float" office:value="2.3687679306594">
            <text:p>2.369</text:p>
          </table:table-cell>
          <table:table-cell office:value-type="float" office:value="9.51215520429324">
            <text:p>9.51</text:p>
          </table:table-cell>
          <table:table-cell office:value-type="float" office:value="13.573338150289">
            <text:p>13.57</text:p>
          </table:table-cell>
          <table:table-cell office:value-type="float" office:value="15.6462610764619">
            <text:p>15.65</text:p>
          </table:table-cell>
          <table:table-cell office:value-type="float" office:value="230508.400328529">
            <text:p>230508</text:p>
          </table:table-cell>
          <table:table-cell office:value-type="float" office:value="0.352174206701285">
            <text:p>0.352</text:p>
          </table:table-cell>
          <table:table-cell office:value-type="float" office:value="82.9866942208163">
            <text:p>82.99</text:p>
          </table:table-cell>
          <table:table-cell table:number-columns-repeated="5"/>
        </table:table-row>
        <table:table-row table:style-name="ro1">
          <table:table-cell office:value-type="string">
            <text:p>20231004T040107p1527094</text:p>
          </table:table-cell>
          <table:table-cell table:formula="of:=1/([.D127]*0.7+[.E127]/100*0.3)" office:value-type="float" office:value="0.462723312644882">
            <text:p>0.46</text:p>
          </table:table-cell>
          <table:table-cell office:value-type="float" office:value="516.673136137882">
            <text:p>517</text:p>
          </table:table-cell>
          <table:table-cell table:formula="of:=(ABS([.C127]-[.$O$2]))/[.C127]" office:value-type="float" office:value="2.83221007927845">
            <text:p>2.832</text:p>
          </table:table-cell>
          <table:table-cell office:value-type="float" office:value="59.5238787046292">
            <text:p>59.52</text:p>
          </table:table-cell>
          <table:table-cell office:value-type="float" office:value="13.4570086705202">
            <text:p>13.46</text:p>
          </table:table-cell>
          <table:table-cell office:value-type="float" office:value="37.0688284880793">
            <text:p>37.07</text:p>
          </table:table-cell>
          <table:table-cell office:value-type="float" office:value="264277.254697115">
            <text:p>264277</text:p>
          </table:table-cell>
          <table:table-cell office:value-type="float" office:value="0.342859393444982">
            <text:p>0.343</text:p>
          </table:table-cell>
          <table:table-cell office:value-type="float" office:value="78.1272936169349">
            <text:p>78.13</text:p>
          </table:table-cell>
          <table:table-cell table:number-columns-repeated="5"/>
        </table:table-row>
        <table:table-row table:style-name="ro1">
          <table:table-cell office:value-type="string">
            <text:p>20231004T040156p1528159</text:p>
          </table:table-cell>
          <table:table-cell table:formula="of:=1/([.D128]*0.7+[.E128]/100*0.3)" office:value-type="float" office:value="0.331430735096821">
            <text:p>0.33</text:p>
          </table:table-cell>
          <table:table-cell office:value-type="float" office:value="395.903710633403">
            <text:p>396</text:p>
          </table:table-cell>
          <table:table-cell table:formula="of:=(ABS([.C128]-[.$O$2]))/[.C128]" office:value-type="float" office:value="4.00121607052436">
            <text:p>4.001</text:p>
          </table:table-cell>
          <table:table-cell office:value-type="float" office:value="72.1234775289024">
            <text:p>72.12</text:p>
          </table:table-cell>
          <table:table-cell office:value-type="float" office:value="9.11167674196627">
            <text:p>9.11</text:p>
          </table:table-cell>
          <table:table-cell office:value-type="float" office:value="32.8532001428772">
            <text:p>32.85</text:p>
          </table:table-cell>
          <table:table-cell office:value-type="float" office:value="225530.132844301">
            <text:p>225530</text:p>
          </table:table-cell>
          <table:table-cell office:value-type="float" office:value="0.171028434579231">
            <text:p>0.171</text:p>
          </table:table-cell>
          <table:table-cell office:value-type="float" office:value="93.5449966624074">
            <text:p>93.54</text:p>
          </table:table-cell>
          <table:table-cell table:number-columns-repeated="5"/>
        </table:table-row>
        <table:table-row table:style-name="ro1">
          <table:table-cell office:value-type="string">
            <text:p>20231004T040153p1528094</text:p>
          </table:table-cell>
          <table:table-cell table:formula="of:=1/([.D129]*0.7+[.E129]/100*0.3)" office:value-type="float" office:value="0.476837979087269">
            <text:p>0.48</text:p>
          </table:table-cell>
          <table:table-cell office:value-type="float" office:value="533.491521140151">
            <text:p>533</text:p>
          </table:table-cell>
          <table:table-cell table:formula="of:=(ABS([.C129]-[.$O$2]))/[.C129]" office:value-type="float" office:value="2.71139919106576">
            <text:p>2.711</text:p>
          </table:table-cell>
          <table:table-cell office:value-type="float" office:value="66.3896519911779">
            <text:p>66.39</text:p>
          </table:table-cell>
          <table:table-cell office:value-type="float" office:value="16.5956165703276">
            <text:p>16.60</text:p>
          </table:table-cell>
          <table:table-cell office:value-type="float" office:value="25.5772335942092">
            <text:p>25.58</text:p>
          </table:table-cell>
          <table:table-cell office:value-type="float" office:value="215439.387628826">
            <text:p>215439</text:p>
          </table:table-cell>
          <table:table-cell office:value-type="float" office:value="0.192565049908165">
            <text:p>0.193</text:p>
          </table:table-cell>
          <table:table-cell office:value-type="float" office:value="19.418781300885">
            <text:p>19.42</text:p>
          </table:table-cell>
          <table:table-cell table:number-columns-repeated="5"/>
        </table:table-row>
        <table:table-row table:style-name="ro1">
          <table:table-cell office:value-type="string">
            <text:p>20231004T040052p1526788</text:p>
          </table:table-cell>
          <table:table-cell table:formula="of:=1/([.D130]*0.7+[.E130]/100*0.3)" office:value-type="float" office:value="0.702902089032394">
            <text:p>0.70</text:p>
          </table:table-cell>
          <table:table-cell office:value-type="float" office:value="702.979614430003">
            <text:p>703</text:p>
          </table:table-cell>
          <table:table-cell table:formula="of:=(ABS([.C130]-[.$O$2]))/[.C130]" office:value-type="float" office:value="1.81658238639743">
            <text:p>1.817</text:p>
          </table:table-cell>
          <table:table-cell office:value-type="float" office:value="50.3551934416311">
            <text:p>50.36</text:p>
          </table:table-cell>
          <table:table-cell office:value-type="float" office:value="13.5243256262042">
            <text:p>13.52</text:p>
          </table:table-cell>
          <table:table-cell office:value-type="float" office:value="12.0820116056638">
            <text:p>12.08</text:p>
          </table:table-cell>
          <table:table-cell office:value-type="float" office:value="382362.818849761">
            <text:p>382363</text:p>
          </table:table-cell>
          <table:table-cell office:value-type="float" office:value="0.318824922501014">
            <text:p>0.319</text:p>
          </table:table-cell>
          <table:table-cell office:value-type="float" office:value="79.5602040561142">
            <text:p>79.56</text:p>
          </table:table-cell>
          <table:table-cell table:number-columns-repeated="5"/>
        </table:table-row>
        <table:table-row table:style-name="ro1">
          <table:table-cell office:value-type="string">
            <text:p>20231004T040031p1526413</text:p>
          </table:table-cell>
          <table:table-cell table:formula="of:=1/([.D131]*0.7+[.E131]/100*0.3)" office:value-type="float" office:value="0.465522683391513">
            <text:p>0.47</text:p>
          </table:table-cell>
          <table:table-cell office:value-type="float" office:value="544.051350530019">
            <text:p>544</text:p>
          </table:table-cell>
          <table:table-cell table:formula="of:=(ABS([.C131]-[.$O$2]))/[.C131]" office:value-type="float" office:value="2.63936234708556">
            <text:p>2.639</text:p>
          </table:table-cell>
          <table:table-cell office:value-type="float" office:value="100.189797698765">
            <text:p>100.19</text:p>
          </table:table-cell>
          <table:table-cell office:value-type="float" office:value="9.10926980838944">
            <text:p>9.11</text:p>
          </table:table-cell>
          <table:table-cell office:value-type="float" office:value="13.4954189989268">
            <text:p>13.50</text:p>
          </table:table-cell>
          <table:table-cell office:value-type="float" office:value="369137.763561791">
            <text:p>369138</text:p>
          </table:table-cell>
          <table:table-cell office:value-type="float" office:value="0.181476755941552">
            <text:p>0.181</text:p>
          </table:table-cell>
          <table:table-cell office:value-type="float" office:value="96.1531243373842">
            <text:p>96.15</text:p>
          </table:table-cell>
          <table:table-cell table:number-columns-repeated="5"/>
        </table:table-row>
        <table:table-row table:style-name="ro1">
          <table:table-cell office:value-type="string">
            <text:p>20231004T040028p1526359</text:p>
          </table:table-cell>
          <table:table-cell table:formula="of:=1/([.D132]*0.7+[.E132]/100*0.3)" office:value-type="float" office:value="0.385540622668885">
            <text:p>0.39</text:p>
          </table:table-cell>
          <table:table-cell office:value-type="float" office:value="445.12073568848">
            <text:p>445</text:p>
          </table:table-cell>
          <table:table-cell table:formula="of:=(ABS([.C132]-[.$O$2]))/[.C132]" office:value-type="float" office:value="3.44823132523243">
            <text:p>3.448</text:p>
          </table:table-cell>
          <table:table-cell office:value-type="float" office:value="59.9994910645036">
            <text:p>60.00</text:p>
          </table:table-cell>
          <table:table-cell office:value-type="float" office:value="7.19882796149016">
            <text:p>7.20</text:p>
          </table:table-cell>
          <table:table-cell office:value-type="float" office:value="18.4024693574429">
            <text:p>18.40</text:p>
          </table:table-cell>
          <table:table-cell office:value-type="float" office:value="340287.821600784">
            <text:p>340288</text:p>
          </table:table-cell>
          <table:table-cell office:value-type="float" office:value="0.30846595721228">
            <text:p>0.308</text:p>
          </table:table-cell>
          <table:table-cell office:value-type="float" office:value="40.6752259824564">
            <text:p>40.68</text:p>
          </table:table-cell>
          <table:table-cell table:number-columns-repeated="5"/>
        </table:table-row>
        <table:table-row table:style-name="ro1">
          <table:table-cell office:value-type="string">
            <text:p>20231004T040049p1526737</text:p>
          </table:table-cell>
          <table:table-cell table:formula="of:=1/([.D133]*0.7+[.E133]/100*0.3)" office:value-type="float" office:value="0.234160447667393">
            <text:p>0.23</text:p>
          </table:table-cell>
          <table:table-cell office:value-type="float" office:value="285.451236269713">
            <text:p>285</text:p>
          </table:table-cell>
          <table:table-cell table:formula="of:=(ABS([.C133]-[.$O$2]))/[.C133]" office:value-type="float" office:value="5.93638614382867">
            <text:p>5.936</text:p>
          </table:table-cell>
          <table:table-cell office:value-type="float" office:value="38.3685835826018">
            <text:p>38.37</text:p>
          </table:table-cell>
          <table:table-cell office:value-type="float" office:value="16.8806599229287">
            <text:p>16.88</text:p>
          </table:table-cell>
          <table:table-cell office:value-type="float" office:value="27.2840627360151">
            <text:p>27.28</text:p>
          </table:table-cell>
          <table:table-cell office:value-type="float" office:value="242750.931825095">
            <text:p>242751</text:p>
          </table:table-cell>
          <table:table-cell office:value-type="float" office:value="0.23860319478491">
            <text:p>0.239</text:p>
          </table:table-cell>
          <table:table-cell office:value-type="float" office:value="40.3673625092832">
            <text:p>40.37</text:p>
          </table:table-cell>
          <table:table-cell table:number-columns-repeated="5"/>
        </table:table-row>
        <table:table-row table:style-name="ro1">
          <table:table-cell office:value-type="string">
            <text:p>20231004T040144p1527887</text:p>
          </table:table-cell>
          <table:table-cell table:formula="of:=1/([.D134]*0.7+[.E134]/100*0.3)" office:value-type="float" office:value="0.210949046167937">
            <text:p>0.21</text:p>
          </table:table-cell>
          <table:table-cell office:value-type="float" office:value="260.820194664503">
            <text:p>261</text:p>
          </table:table-cell>
          <table:table-cell table:formula="of:=(ABS([.C134]-[.$O$2]))/[.C134]" office:value-type="float" office:value="6.59143670813874">
            <text:p>6.591</text:p>
          </table:table-cell>
          <table:table-cell office:value-type="float" office:value="42.1585211593789">
            <text:p>42.16</text:p>
          </table:table-cell>
          <table:table-cell office:value-type="float" office:value="11.9390033492337">
            <text:p>11.94</text:p>
          </table:table-cell>
          <table:table-cell office:value-type="float" office:value="30.236463591534">
            <text:p>30.24</text:p>
          </table:table-cell>
          <table:table-cell office:value-type="float" office:value="222093.318839722">
            <text:p>222093</text:p>
          </table:table-cell>
          <table:table-cell office:value-type="float" office:value="0.0987387496052165">
            <text:p>0.099</text:p>
          </table:table-cell>
          <table:table-cell office:value-type="float" office:value="63.9263650204604">
            <text:p>63.93</text:p>
          </table:table-cell>
          <table:table-cell table:number-columns-repeated="5"/>
        </table:table-row>
        <table:table-row table:style-name="ro1">
          <table:table-cell office:value-type="string">
            <text:p>20231004T040101p1526962</text:p>
          </table:table-cell>
          <table:table-cell table:formula="of:=1/([.D135]*0.7+[.E135]/100*0.3)" office:value-type="float" office:value="0.407634167306693">
            <text:p>0.41</text:p>
          </table:table-cell>
          <table:table-cell office:value-type="float" office:value="463.390524177737">
            <text:p>463</text:p>
          </table:table-cell>
          <table:table-cell table:formula="of:=(ABS([.C135]-[.$O$2]))/[.C135]" office:value-type="float" office:value="3.27285388175213">
            <text:p>3.273</text:p>
          </table:table-cell>
          <table:table-cell office:value-type="float" office:value="54.0607719201184">
            <text:p>54.06</text:p>
          </table:table-cell>
          <table:table-cell office:value-type="float" office:value="18.1770231213873">
            <text:p>18.18</text:p>
          </table:table-cell>
          <table:table-cell office:value-type="float" office:value="15.5295631024054">
            <text:p>15.53</text:p>
          </table:table-cell>
          <table:table-cell office:value-type="float" office:value="337206.790595459">
            <text:p>337207</text:p>
          </table:table-cell>
          <table:table-cell office:value-type="float" office:value="0.309269695440659">
            <text:p>0.309</text:p>
          </table:table-cell>
          <table:table-cell office:value-type="float" office:value="29.2824773477481">
            <text:p>29.28</text:p>
          </table:table-cell>
          <table:table-cell table:number-columns-repeated="5"/>
        </table:table-row>
        <table:table-row table:style-name="ro1">
          <table:table-cell office:value-type="string">
            <text:p>20231004T040058p1526888</text:p>
          </table:table-cell>
          <table:table-cell table:formula="of:=1/([.D136]*0.7+[.E136]/100*0.3)" office:value-type="float" office:value="1.08465029717377">
            <text:p>1.08</text:p>
          </table:table-cell>
          <table:table-cell office:value-type="float" office:value="893.070696097011">
            <text:p>893</text:p>
          </table:table-cell>
          <table:table-cell table:formula="of:=(ABS([.C136]-[.$O$2]))/[.C136]" office:value-type="float" office:value="1.21706972208718">
            <text:p>1.217</text:p>
          </table:table-cell>
          <table:table-cell office:value-type="float" office:value="23.3357778009875">
            <text:p>23.34</text:p>
          </table:table-cell>
          <table:table-cell office:value-type="float" office:value="13.306478805395">
            <text:p>13.31</text:p>
          </table:table-cell>
          <table:table-cell office:value-type="float" office:value="25.2734600376373">
            <text:p>25.27</text:p>
          </table:table-cell>
          <table:table-cell office:value-type="float" office:value="305478.927311257">
            <text:p>305479</text:p>
          </table:table-cell>
          <table:table-cell office:value-type="float" office:value="0.103678483396776">
            <text:p>0.104</text:p>
          </table:table-cell>
          <table:table-cell office:value-type="float" office:value="93.5449966624074">
            <text:p>93.54</text:p>
          </table:table-cell>
          <table:table-cell table:number-columns-repeated="5"/>
        </table:table-row>
        <table:table-row table:style-name="ro1">
          <table:table-cell office:value-type="string">
            <text:p>20231004T040110p1527165</text:p>
          </table:table-cell>
          <table:table-cell table:formula="of:=1/([.D137]*0.7+[.E137]/100*0.3)" office:value-type="float" office:value="0.619776286480555">
            <text:p>0.62</text:p>
          </table:table-cell>
          <table:table-cell office:value-type="float" office:value="660.066596214087">
            <text:p>660</text:p>
          </table:table-cell>
          <table:table-cell table:formula="of:=(ABS([.C137]-[.$O$2]))/[.C137]" office:value-type="float" office:value="1.99969732047735">
            <text:p>2.000</text:p>
          </table:table-cell>
          <table:table-cell office:value-type="float" office:value="71.232430867757">
            <text:p>71.23</text:p>
          </table:table-cell>
          <table:table-cell office:value-type="float" office:value="7.38959749085207">
            <text:p>7.39</text:p>
          </table:table-cell>
          <table:table-cell office:value-type="float" office:value="25.2989503478793">
            <text:p>25.30</text:p>
          </table:table-cell>
          <table:table-cell office:value-type="float" office:value="364966.867169489">
            <text:p>364967</text:p>
          </table:table-cell>
          <table:table-cell office:value-type="float" office:value="0.375168917527126">
            <text:p>0.375</text:p>
          </table:table-cell>
          <table:table-cell office:value-type="float" office:value="18.2214463012435">
            <text:p>18.22</text:p>
          </table:table-cell>
          <table:table-cell table:number-columns-repeated="5"/>
        </table:table-row>
        <table:table-row table:style-name="ro1">
          <table:table-cell office:value-type="string">
            <text:p>20231004T040016p1526180</text:p>
          </table:table-cell>
          <table:table-cell table:formula="of:=1/([.D138]*0.7+[.E138]/100*0.3)" office:value-type="float" office:value="0.502655819955286">
            <text:p>0.50</text:p>
          </table:table-cell>
          <table:table-cell office:value-type="float" office:value="523.136838920989">
            <text:p>523</text:p>
          </table:table-cell>
          <table:table-cell table:formula="of:=(ABS([.C138]-[.$O$2]))/[.C138]" office:value-type="float" office:value="2.78486058080694">
            <text:p>2.785</text:p>
          </table:table-cell>
          <table:table-cell office:value-type="float" office:value="13.3434808381898">
            <text:p>13.34</text:p>
          </table:table-cell>
          <table:table-cell office:value-type="float" office:value="14.6624518304432">
            <text:p>14.66</text:p>
          </table:table-cell>
          <table:table-cell office:value-type="float" office:value="18.0928386100126">
            <text:p>18.09</text:p>
          </table:table-cell>
          <table:table-cell office:value-type="float" office:value="327417.255145724">
            <text:p>327417</text:p>
          </table:table-cell>
          <table:table-cell office:value-type="float" office:value="0.0807997315071726">
            <text:p>0.081</text:p>
          </table:table-cell>
          <table:table-cell office:value-type="float" office:value="84.173929394811">
            <text:p>84.17</text:p>
          </table:table-cell>
          <table:table-cell table:number-columns-repeated="5"/>
        </table:table-row>
        <table:table-row table:style-name="ro1">
          <table:table-cell office:value-type="string">
            <text:p>20231004T040147p1527980</text:p>
          </table:table-cell>
          <table:table-cell table:formula="of:=1/([.D139]*0.7+[.E139]/100*0.3)" office:value-type="float" office:value="1.90401614533764">
            <text:p>1.90</text:p>
          </table:table-cell>
          <table:table-cell office:value-type="float" office:value="1527.03913453471">
            <text:p>1527</text:p>
          </table:table-cell>
          <table:table-cell table:formula="of:=(ABS([.C139]-[.$O$2]))/[.C139]" office:value-type="float" office:value="0.296626887432919">
            <text:p>0.297</text:p>
          </table:table-cell>
          <table:table-cell office:value-type="float" office:value="105.855603082488">
            <text:p>105.86</text:p>
          </table:table-cell>
          <table:table-cell office:value-type="float" office:value="7.49336329431438">
            <text:p>7.49</text:p>
          </table:table-cell>
          <table:table-cell office:value-type="float" office:value="19.472309612622">
            <text:p>19.47</text:p>
          </table:table-cell>
          <table:table-cell office:value-type="float" office:value="385723.394806734">
            <text:p>385723</text:p>
          </table:table-cell>
          <table:table-cell office:value-type="float" office:value="0.286615505389512">
            <text:p>0.287</text:p>
          </table:table-cell>
          <table:table-cell office:value-type="float" office:value="1.42001721761638">
            <text:p>1.42</text:p>
          </table:table-cell>
          <table:table-cell table:number-columns-repeated="5"/>
        </table:table-row>
        <table:table-row table:style-name="ro1">
          <table:table-cell office:value-type="string">
            <text:p>20231004T040150p1528042</text:p>
          </table:table-cell>
          <table:table-cell table:formula="of:=1/([.D140]*0.7+[.E140]/100*0.3)" office:value-type="float" office:value="1.48362712400939">
            <text:p>1.48</text:p>
          </table:table-cell>
          <table:table-cell office:value-type="float" office:value="1225.02978108481">
            <text:p>1225</text:p>
          </table:table-cell>
          <table:table-cell table:formula="of:=(ABS([.C140]-[.$O$2]))/[.C140]" office:value-type="float" office:value="0.616287236908343">
            <text:p>0.616</text:p>
          </table:table-cell>
          <table:table-cell office:value-type="float" office:value="80.8742465394811">
            <text:p>80.87</text:p>
          </table:table-cell>
          <table:table-cell office:value-type="float" office:value="7.24572292927186">
            <text:p>7.25</text:p>
          </table:table-cell>
          <table:table-cell office:value-type="float" office:value="22.4680498973912">
            <text:p>22.47</text:p>
          </table:table-cell>
          <table:table-cell office:value-type="float" office:value="329986.747288251">
            <text:p>329987</text:p>
          </table:table-cell>
          <table:table-cell office:value-type="float" office:value="0.233674769855693">
            <text:p>0.234</text:p>
          </table:table-cell>
          <table:table-cell office:value-type="float" office:value="4.26033858765522">
            <text:p>4.26</text:p>
          </table:table-cell>
          <table:table-cell table:number-columns-repeated="5"/>
        </table:table-row>
        <table:table-row table:style-name="ro1">
          <table:table-cell office:value-type="string">
            <text:p>20231004T040014p1526139</text:p>
          </table:table-cell>
          <table:table-cell table:formula="of:=1/([.D141]*0.7+[.E141]/100*0.3)" office:value-type="float" office:value="1.24894182899147">
            <text:p>1.25</text:p>
          </table:table-cell>
          <table:table-cell office:value-type="float" office:value="1068.72465777296">
            <text:p>1069</text:p>
          </table:table-cell>
          <table:table-cell table:formula="of:=(ABS([.C141]-[.$O$2]))/[.C141]" office:value-type="float" office:value="0.852675509635927">
            <text:p>0.853</text:p>
          </table:table-cell>
          <table:table-cell office:value-type="float" office:value="67.9349821618982">
            <text:p>67.93</text:p>
          </table:table-cell>
          <table:table-cell office:value-type="float" office:value="13.6604046242775">
            <text:p>13.66</text:p>
          </table:table-cell>
          <table:table-cell office:value-type="float" office:value="25.2989503478793">
            <text:p>25.30</text:p>
          </table:table-cell>
          <table:table-cell office:value-type="float" office:value="326124.202764501">
            <text:p>326124</text:p>
          </table:table-cell>
          <table:table-cell office:value-type="float" office:value="0.0169907571606483">
            <text:p>0.017</text:p>
          </table:table-cell>
          <table:table-cell office:value-type="float" office:value="99.775413587035">
            <text:p>99.78</text:p>
          </table:table-cell>
          <table:table-cell table:number-columns-repeated="5"/>
        </table:table-row>
        <table:table-row table:style-name="ro1">
          <table:table-cell office:value-type="string">
            <text:p>20231004T040135p1527685</text:p>
          </table:table-cell>
          <table:table-cell table:formula="of:=1/([.D142]*0.7+[.E142]/100*0.3)" office:value-type="float" office:value="0.276877381575303">
            <text:p>0.28</text:p>
          </table:table-cell>
          <table:table-cell office:value-type="float" office:value="333.576758987787">
            <text:p>334</text:p>
          </table:table-cell>
          <table:table-cell table:formula="of:=(ABS([.C142]-[.$O$2]))/[.C142]" office:value-type="float" office:value="4.93566532035432">
            <text:p>4.936</text:p>
          </table:table-cell>
          <table:table-cell office:value-type="float" office:value="52.2471193937546">
            <text:p>52.25</text:p>
          </table:table-cell>
          <table:table-cell office:value-type="float" office:value="12.2101397531368">
            <text:p>12.21</text:p>
          </table:table-cell>
          <table:table-cell office:value-type="float" office:value="24.4413259048099">
            <text:p>24.44</text:p>
          </table:table-cell>
          <table:table-cell office:value-type="float" office:value="264277.254697115">
            <text:p>264277</text:p>
          </table:table-cell>
          <table:table-cell office:value-type="float" office:value="0.219800066496406">
            <text:p>0.220</text:p>
          </table:table-cell>
          <table:table-cell office:value-type="float" office:value="96.3531390978663">
            <text:p>96.35</text:p>
          </table:table-cell>
          <table:table-cell table:number-columns-repeated="5"/>
        </table:table-row>
        <table:table-row table:style-name="ro1">
          <table:table-cell office:value-type="string">
            <text:p>20231004T040034p1526458</text:p>
          </table:table-cell>
          <table:table-cell table:formula="of:=1/([.D143]*0.7+[.E143]/100*0.3)" office:value-type="float" office:value="0.405209103539715">
            <text:p>0.41</text:p>
          </table:table-cell>
          <table:table-cell office:value-type="float" office:value="451.943632400556">
            <text:p>452</text:p>
          </table:table-cell>
          <table:table-cell table:formula="of:=(ABS([.C143]-[.$O$2]))/[.C143]" office:value-type="float" office:value="3.38107732480482">
            <text:p>3.381</text:p>
          </table:table-cell>
          <table:table-cell office:value-type="float" office:value="33.7025019052093">
            <text:p>33.70</text:p>
          </table:table-cell>
          <table:table-cell office:value-type="float" office:value="18.0039739884393">
            <text:p>18.00</text:p>
          </table:table-cell>
          <table:table-cell office:value-type="float" office:value="21.154687751232">
            <text:p>21.15</text:p>
          </table:table-cell>
          <table:table-cell office:value-type="float" office:value="267111.079208561">
            <text:p>267111</text:p>
          </table:table-cell>
          <table:table-cell office:value-type="float" office:value="0.179869642497182">
            <text:p>0.180</text:p>
          </table:table-cell>
          <table:table-cell office:value-type="float" office:value="7.36920389282618">
            <text:p>7.37</text:p>
          </table:table-cell>
          <table:table-cell table:number-columns-repeated="5"/>
        </table:table-row>
        <table:table-row table:style-name="ro1">
          <table:table-cell office:value-type="string">
            <text:p>20231004T040104p1527040</text:p>
          </table:table-cell>
          <table:table-cell table:formula="of:=1/([.D144]*0.7+[.E144]/100*0.3)" office:value-type="float" office:value="0.447921406137212">
            <text:p>0.45</text:p>
          </table:table-cell>
          <table:table-cell office:value-type="float" office:value="500.007325485877">
            <text:p>500</text:p>
          </table:table-cell>
          <table:table-cell table:formula="of:=(ABS([.C144]-[.$O$2]))/[.C144]" office:value-type="float" office:value="2.95994198300186">
            <text:p>2.960</text:p>
          </table:table-cell>
          <table:table-cell office:value-type="float" office:value="53.525042888465">
            <text:p>53.53</text:p>
          </table:table-cell>
          <table:table-cell office:value-type="float" office:value="19.1180154142582">
            <text:p>19.12</text:p>
          </table:table-cell>
          <table:table-cell office:value-type="float" office:value="36.8890703907785">
            <text:p>36.89</text:p>
          </table:table-cell>
          <table:table-cell office:value-type="float" office:value="202559.112560976">
            <text:p>202559</text:p>
          </table:table-cell>
          <table:table-cell office:value-type="float" office:value="0.0675695929124064">
            <text:p>0.068</text:p>
          </table:table-cell>
          <table:table-cell office:value-type="float" office:value="7.36920389282618">
            <text:p>7.37</text:p>
          </table:table-cell>
          <table:table-cell table:number-columns-repeated="5"/>
        </table:table-row>
        <table:table-row table:style-name="ro1">
          <table:table-cell office:value-type="string">
            <text:p>20231004T040022p1526273</text:p>
          </table:table-cell>
          <table:table-cell table:formula="of:=1/([.D145]*0.7+[.E145]/100*0.3)" office:value-type="float" office:value="0.600339345464117">
            <text:p>0.60</text:p>
          </table:table-cell>
          <table:table-cell office:value-type="float" office:value="598.253050652442">
            <text:p>598</text:p>
          </table:table-cell>
          <table:table-cell table:formula="of:=(ABS([.C145]-[.$O$2]))/[.C145]" office:value-type="float" office:value="2.30963627822817">
            <text:p>2.310</text:p>
          </table:table-cell>
          <table:table-cell office:value-type="float" office:value="16.3263928143229">
            <text:p>16.33</text:p>
          </table:table-cell>
          <table:table-cell office:value-type="float" office:value="18.8768063583815">
            <text:p>18.88</text:p>
          </table:table-cell>
          <table:table-cell office:value-type="float" office:value="17.8502200166058">
            <text:p>17.85</text:p>
          </table:table-cell>
          <table:table-cell office:value-type="float" office:value="264234.923369248">
            <text:p>264235</text:p>
          </table:table-cell>
          <table:table-cell office:value-type="float" office:value="0.0745826841763509">
            <text:p>0.075</text:p>
          </table:table-cell>
          <table:table-cell office:value-type="float" office:value="4.26033858765522">
            <text:p>4.26</text:p>
          </table:table-cell>
          <table:table-cell table:number-columns-repeated="5"/>
        </table:table-row>
        <table:table-row table:style-name="ro1">
          <table:table-cell office:value-type="string">
            <text:p>20231004T040019p1526233</text:p>
          </table:table-cell>
          <table:table-cell table:formula="of:=1/([.D146]*0.7+[.E146]/100*0.3)" office:value-type="float" office:value="0.702441764103348">
            <text:p>0.70</text:p>
          </table:table-cell>
          <table:table-cell office:value-type="float" office:value="680.613112576872">
            <text:p>681</text:p>
          </table:table-cell>
          <table:table-cell table:formula="of:=(ABS([.C146]-[.$O$2]))/[.C146]" office:value-type="float" office:value="1.90914171856536">
            <text:p>1.909</text:p>
          </table:table-cell>
          <table:table-cell office:value-type="float" office:value="29.0687852155021">
            <text:p>29.07</text:p>
          </table:table-cell>
          <table:table-cell office:value-type="float" office:value="8.11002201488626">
            <text:p>8.11</text:p>
          </table:table-cell>
          <table:table-cell office:value-type="float" office:value="30.7233794074693">
            <text:p>30.72</text:p>
          </table:table-cell>
          <table:table-cell office:value-type="float" office:value="278044.534285076">
            <text:p>278045</text:p>
          </table:table-cell>
          <table:table-cell office:value-type="float" office:value="0.294226771049794">
            <text:p>0.294</text:p>
          </table:table-cell>
          <table:table-cell office:value-type="float" office:value="1.42001721761638">
            <text:p>1.42</text:p>
          </table:table-cell>
          <table:table-cell table:number-columns-repeated="5"/>
        </table:table-row>
        <table:table-row table:style-name="ro1">
          <table:table-cell office:value-type="string">
            <text:p>20231004T040141p1527805</text:p>
          </table:table-cell>
          <table:table-cell table:formula="of:=1/([.D147]*0.7+[.E147]/100*0.3)" office:value-type="float" office:value="0.378184624921274">
            <text:p>0.38</text:p>
          </table:table-cell>
          <table:table-cell office:value-type="float" office:value="435.043662594202">
            <text:p>435</text:p>
          </table:table-cell>
          <table:table-cell table:formula="of:=(ABS([.C147]-[.$O$2]))/[.C147]" office:value-type="float" office:value="3.55126731002836">
            <text:p>3.551</text:p>
          </table:table-cell>
          <table:table-cell office:value-type="float" office:value="52.7746759189241">
            <text:p>52.77</text:p>
          </table:table-cell>
          <table:table-cell office:value-type="float" office:value="7.97903344166055">
            <text:p>7.98</text:p>
          </table:table-cell>
          <table:table-cell office:value-type="float" office:value="30.0674627881127">
            <text:p>30.07</text:p>
          </table:table-cell>
          <table:table-cell office:value-type="float" office:value="365273.133893818">
            <text:p>365273</text:p>
          </table:table-cell>
          <table:table-cell office:value-type="float" office:value="0.18840310351743">
            <text:p>0.188</text:p>
          </table:table-cell>
          <table:table-cell office:value-type="float" office:value="4.63080242833048">
            <text:p>4.63</text:p>
          </table:table-cell>
          <table:table-cell table:number-columns-repeated="5"/>
        </table:table-row>
        <table:table-row table:style-name="ro1">
          <table:table-cell office:value-type="string">
            <text:p>20231004T040138p1527738</text:p>
          </table:table-cell>
          <table:table-cell table:formula="of:=1/([.D148]*0.7+[.E148]/100*0.3)" office:value-type="float" office:value="0.274143116182907">
            <text:p>0.27</text:p>
          </table:table-cell>
          <table:table-cell office:value-type="float" office:value="323.470504048375">
            <text:p>323</text:p>
          </table:table-cell>
          <table:table-cell table:formula="of:=(ABS([.C148]-[.$O$2]))/[.C148]" office:value-type="float" office:value="5.12111452271361">
            <text:p>5.121</text:p>
          </table:table-cell>
          <table:table-cell office:value-type="float" office:value="20.9831938999724">
            <text:p>20.98</text:p>
          </table:table-cell>
          <table:table-cell office:value-type="float" office:value="15.2601156069364">
            <text:p>15.26</text:p>
          </table:table-cell>
          <table:table-cell office:value-type="float" office:value="17.4955057487614">
            <text:p>17.50</text:p>
          </table:table-cell>
          <table:table-cell office:value-type="float" office:value="216451.635642104">
            <text:p>216452</text:p>
          </table:table-cell>
          <table:table-cell office:value-type="float" office:value="0.00183926080991811">
            <text:p>0.002</text:p>
          </table:table-cell>
          <table:table-cell office:value-type="float" office:value="92.6994891237151">
            <text:p>92.70</text:p>
          </table:table-cell>
          <table:table-cell table:number-columns-repeated="5"/>
        </table:table-row>
        <table:table-row table:style-name="ro1">
          <table:table-cell office:value-type="string">
            <text:p>20231004T040126p1527487</text:p>
          </table:table-cell>
          <table:table-cell table:formula="of:=1/([.D149]*0.7+[.E149]/100*0.3)" office:value-type="float" office:value="0.746976625395597">
            <text:p>0.75</text:p>
          </table:table-cell>
          <table:table-cell office:value-type="float" office:value="725.758600724312">
            <text:p>726</text:p>
          </table:table-cell>
          <table:table-cell table:formula="of:=(ABS([.C149]-[.$O$2]))/[.C149]" office:value-type="float" office:value="1.7281798631445">
            <text:p>1.728</text:p>
          </table:table-cell>
          <table:table-cell office:value-type="float" office:value="43.0013573607037">
            <text:p>43.00</text:p>
          </table:table-cell>
          <table:table-cell office:value-type="float" office:value="6.60243700950021">
            <text:p>6.60</text:p>
          </table:table-cell>
          <table:table-cell office:value-type="float" office:value="15.5295631024054">
            <text:p>15.53</text:p>
          </table:table-cell>
          <table:table-cell office:value-type="float" office:value="289562.646939348">
            <text:p>289563</text:p>
          </table:table-cell>
          <table:table-cell office:value-type="float" office:value="0.0245907126240237">
            <text:p>0.025</text:p>
          </table:table-cell>
          <table:table-cell office:value-type="float" office:value="98.2452278071487">
            <text:p>98.25</text:p>
          </table:table-cell>
          <table:table-cell table:number-columns-repeated="5"/>
        </table:table-row>
        <table:table-row table:style-name="ro1">
          <table:table-cell office:value-type="string">
            <text:p>20231004T153340p1574508</text:p>
          </table:table-cell>
          <table:table-cell table:formula="of:=1/([.D150]*0.7+[.E150]/100*0.3)" office:value-type="float" office:value="0.326726804454495">
            <text:p>0.33</text:p>
          </table:table-cell>
          <table:table-cell office:value-type="float" office:value="401.199215057197">
            <text:p>401</text:p>
          </table:table-cell>
          <table:table-cell table:formula="of:=(ABS([.C150]-[.$O$2]))/[.C150]" office:value-type="float" office:value="3.93520407241505">
            <text:p>3.935</text:p>
          </table:table-cell>
          <table:table-cell office:value-type="float" office:value="102.006061962985">
            <text:p>102.01</text:p>
          </table:table-cell>
          <table:table-cell office:value-type="float" office:value="10.593810211946">
            <text:p>10.59</text:p>
          </table:table-cell>
          <table:table-cell office:value-type="float" office:value="19.6284987803448">
            <text:p>19.63</text:p>
          </table:table-cell>
          <table:table-cell office:value-type="float" office:value="278044.534285076">
            <text:p>278045</text:p>
          </table:table-cell>
          <table:table-cell office:value-type="float" office:value="0.212673326662337">
            <text:p>0.213</text:p>
          </table:table-cell>
          <table:table-cell office:value-type="float" office:value="54.186774132807">
            <text:p>54.19</text:p>
          </table:table-cell>
          <table:table-cell table:number-columns-repeated="5"/>
        </table:table-row>
        <table:table-row table:style-name="ro1">
          <table:table-cell office:value-type="string">
            <text:p>20231004T153438p1575685</text:p>
          </table:table-cell>
          <table:table-cell table:formula="of:=1/([.D151]*0.7+[.E151]/100*0.3)" office:value-type="float" office:value="0.512933473020451">
            <text:p>0.51</text:p>
          </table:table-cell>
          <table:table-cell office:value-type="float" office:value="610.251689115171">
            <text:p>610</text:p>
          </table:table-cell>
          <table:table-cell table:formula="of:=(ABS([.C151]-[.$O$2]))/[.C151]" office:value-type="float" office:value="2.24456291611562">
            <text:p>2.245</text:p>
          </table:table-cell>
          <table:table-cell office:value-type="float" office:value="126.12550738394">
            <text:p>126.13</text:p>
          </table:table-cell>
          <table:table-cell office:value-type="float" office:value="10.1110308285164">
            <text:p>10.11</text:p>
          </table:table-cell>
          <table:table-cell office:value-type="float" office:value="39.2238592015983">
            <text:p>39.22</text:p>
          </table:table-cell>
          <table:table-cell office:value-type="float" office:value="265038.748621826">
            <text:p>265039</text:p>
          </table:table-cell>
          <table:table-cell office:value-type="float" office:value="0.332441591206333">
            <text:p>0.332</text:p>
          </table:table-cell>
          <table:table-cell office:value-type="float" office:value="84.173929394811">
            <text:p>84.17</text:p>
          </table:table-cell>
          <table:table-cell table:number-columns-repeated="5"/>
        </table:table-row>
        <table:table-row table:style-name="ro1">
          <table:table-cell office:value-type="string">
            <text:p>20231004T153450p1575948</text:p>
          </table:table-cell>
          <table:table-cell table:formula="of:=1/([.D152]*0.7+[.E152]/100*0.3)" office:value-type="float" office:value="0.400947519211515">
            <text:p>0.40</text:p>
          </table:table-cell>
          <table:table-cell office:value-type="float" office:value="446.804494220971">
            <text:p>447</text:p>
          </table:table-cell>
          <table:table-cell table:formula="of:=(ABS([.C152]-[.$O$2]))/[.C152]" office:value-type="float" office:value="3.43146840644977">
            <text:p>3.431</text:p>
          </table:table-cell>
          <table:table-cell office:value-type="float" office:value="30.68803842415">
            <text:p>30.69</text:p>
          </table:table-cell>
          <table:table-cell office:value-type="float" office:value="14.3750601829562">
            <text:p>14.38</text:p>
          </table:table-cell>
          <table:table-cell office:value-type="float" office:value="19.472309612622">
            <text:p>19.47</text:p>
          </table:table-cell>
          <table:table-cell office:value-type="float" office:value="269022.096113039">
            <text:p>269022</text:p>
          </table:table-cell>
          <table:table-cell office:value-type="float" office:value="0.319352503383778">
            <text:p>0.319</text:p>
          </table:table-cell>
          <table:table-cell office:value-type="float" office:value="37.2198066642613">
            <text:p>37.22</text:p>
          </table:table-cell>
          <table:table-cell table:number-columns-repeated="5"/>
        </table:table-row>
        <table:table-row table:style-name="ro1">
          <table:table-cell office:value-type="string">
            <text:p>20231004T153453p1576005</text:p>
          </table:table-cell>
          <table:table-cell table:formula="of:=1/([.D153]*0.7+[.E153]/100*0.3)" office:value-type="float" office:value="0.825230195066914">
            <text:p>0.83</text:p>
          </table:table-cell>
          <table:table-cell office:value-type="float" office:value="784.250187375946">
            <text:p>784</text:p>
          </table:table-cell>
          <table:table-cell table:formula="of:=(ABS([.C153]-[.$O$2]))/[.C153]" office:value-type="float" office:value="1.52470452908014">
            <text:p>1.525</text:p>
          </table:table-cell>
          <table:table-cell office:value-type="float" office:value="48.1633082689062">
            <text:p>48.16</text:p>
          </table:table-cell>
          <table:table-cell office:value-type="float" office:value="5.0199332186583">
            <text:p>5.02</text:p>
          </table:table-cell>
          <table:table-cell office:value-type="float" office:value="12.879987731532">
            <text:p>12.88</text:p>
          </table:table-cell>
          <table:table-cell office:value-type="float" office:value="367540.042661471">
            <text:p>367540</text:p>
          </table:table-cell>
          <table:table-cell office:value-type="float" office:value="0.109388268666636">
            <text:p>0.109</text:p>
          </table:table-cell>
          <table:table-cell office:value-type="float" office:value="77.6931844909734">
            <text:p>77.69</text:p>
          </table:table-cell>
          <table:table-cell table:number-columns-repeated="5"/>
        </table:table-row>
        <table:table-row table:style-name="ro1">
          <table:table-cell office:value-type="string">
            <text:p>20231004T153447p1575867</text:p>
          </table:table-cell>
          <table:table-cell table:formula="of:=1/([.D154]*0.7+[.E154]/100*0.3)" office:value-type="float" office:value="0.486985263309227">
            <text:p>0.49</text:p>
          </table:table-cell>
          <table:table-cell office:value-type="float" office:value="570.806121108442">
            <text:p>571</text:p>
          </table:table-cell>
          <table:table-cell table:formula="of:=(ABS([.C154]-[.$O$2]))/[.C154]" office:value-type="float" office:value="2.46877849900253">
            <text:p>2.469</text:p>
          </table:table-cell>
          <table:table-cell office:value-type="float" office:value="108.43509291654">
            <text:p>108.44</text:p>
          </table:table-cell>
          <table:table-cell office:value-type="float" office:value="6.30505040008313">
            <text:p>6.31</text:p>
          </table:table-cell>
          <table:table-cell office:value-type="float" office:value="16.2064301450811">
            <text:p>16.21</text:p>
          </table:table-cell>
          <table:table-cell office:value-type="float" office:value="387692.333593886">
            <text:p>387692</text:p>
          </table:table-cell>
          <table:table-cell office:value-type="float" office:value="0.286615505389512">
            <text:p>0.287</text:p>
          </table:table-cell>
          <table:table-cell office:value-type="float" office:value="39.7861985688158">
            <text:p>39.79</text:p>
          </table:table-cell>
          <table:table-cell table:number-columns-repeated="5"/>
        </table:table-row>
        <table:table-row table:style-name="ro1">
          <table:table-cell office:value-type="string">
            <text:p>20231004T153404p1574969</text:p>
          </table:table-cell>
          <table:table-cell table:formula="of:=1/([.D155]*0.7+[.E155]/100*0.3)" office:value-type="float" office:value="0.968844673648384">
            <text:p>0.97</text:p>
          </table:table-cell>
          <table:table-cell office:value-type="float" office:value="898.615049878142">
            <text:p>899</text:p>
          </table:table-cell>
          <table:table-cell table:formula="of:=(ABS([.C155]-[.$O$2]))/[.C155]" office:value-type="float" office:value="1.20339065127888">
            <text:p>1.203</text:p>
          </table:table-cell>
          <table:table-cell office:value-type="float" office:value="63.2612461124223">
            <text:p>63.26</text:p>
          </table:table-cell>
          <table:table-cell office:value-type="float" office:value="11.3640414258189">
            <text:p>11.36</text:p>
          </table:table-cell>
          <table:table-cell office:value-type="float" office:value="16.15206190133">
            <text:p>16.15</text:p>
          </table:table-cell>
          <table:table-cell office:value-type="float" office:value="326124.202764501">
            <text:p>326124</text:p>
          </table:table-cell>
          <table:table-cell office:value-type="float" office:value="0.203266965974823">
            <text:p>0.203</text:p>
          </table:table-cell>
          <table:table-cell office:value-type="float" office:value="91.7371152047634">
            <text:p>91.74</text:p>
          </table:table-cell>
          <table:table-cell table:number-columns-repeated="5"/>
        </table:table-row>
        <table:table-row table:style-name="ro1">
          <table:table-cell office:value-type="string">
            <text:p>20231004T153426p1575402</text:p>
          </table:table-cell>
          <table:table-cell table:formula="of:=1/([.D156]*0.7+[.E156]/100*0.3)" office:value-type="float" office:value="0.507620345222362">
            <text:p>0.51</text:p>
          </table:table-cell>
          <table:table-cell office:value-type="float" office:value="543.3296190312">
            <text:p>543</text:p>
          </table:table-cell>
          <table:table-cell table:formula="of:=(ABS([.C156]-[.$O$2]))/[.C156]" office:value-type="float" office:value="2.64419669137585">
            <text:p>2.644</text:p>
          </table:table-cell>
          <table:table-cell office:value-type="float" office:value="39.6795061836391">
            <text:p>39.68</text:p>
          </table:table-cell>
          <table:table-cell office:value-type="float" office:value="15.0198699421965">
            <text:p>15.02</text:p>
          </table:table-cell>
          <table:table-cell office:value-type="float" office:value="37.9741135730623">
            <text:p>37.97</text:p>
          </table:table-cell>
          <table:table-cell office:value-type="float" office:value="374329.277306891">
            <text:p>374329</text:p>
          </table:table-cell>
          <table:table-cell office:value-type="float" office:value="0.352174206701285">
            <text:p>0.352</text:p>
          </table:table-cell>
          <table:table-cell office:value-type="float" office:value="36.4893567502213">
            <text:p>36.49</text:p>
          </table:table-cell>
          <table:table-cell table:number-columns-repeated="5"/>
        </table:table-row>
        <table:table-row table:style-name="ro1">
          <table:table-cell office:value-type="string">
            <text:p>20231004T153444p1575818</text:p>
          </table:table-cell>
          <table:table-cell table:formula="of:=1/([.D157]*0.7+[.E157]/100*0.3)" office:value-type="float" office:value="0.434419668680142">
            <text:p>0.43</text:p>
          </table:table-cell>
          <table:table-cell office:value-type="float" office:value="525.108200467761">
            <text:p>525</text:p>
          </table:table-cell>
          <table:table-cell table:formula="of:=(ABS([.C157]-[.$O$2]))/[.C157]" office:value-type="float" office:value="2.77065145475968">
            <text:p>2.771</text:p>
          </table:table-cell>
          <table:table-cell office:value-type="float" office:value="120.821846130959">
            <text:p>120.82</text:p>
          </table:table-cell>
          <table:table-cell office:value-type="float" office:value="4.63689764516297">
            <text:p>4.64</text:p>
          </table:table-cell>
          <table:table-cell office:value-type="float" office:value="19.7342011929837">
            <text:p>19.73</text:p>
          </table:table-cell>
          <table:table-cell office:value-type="float" office:value="391360.090007382">
            <text:p>391360</text:p>
          </table:table-cell>
          <table:table-cell office:value-type="float" office:value="0.103678483396776">
            <text:p>0.104</text:p>
          </table:table-cell>
          <table:table-cell office:value-type="float" office:value="62.053386172371">
            <text:p>62.05</text:p>
          </table:table-cell>
          <table:table-cell table:number-columns-repeated="5"/>
        </table:table-row>
        <table:table-row table:style-name="ro1">
          <table:table-cell office:value-type="string">
            <text:p>20231004T153317p1574132</text:p>
          </table:table-cell>
          <table:table-cell table:formula="of:=1/([.D158]*0.7+[.E158]/100*0.3)" office:value-type="float" office:value="0.597465610813691">
            <text:p>0.60</text:p>
          </table:table-cell>
          <table:table-cell office:value-type="float" office:value="591.89822217819">
            <text:p>592</text:p>
          </table:table-cell>
          <table:table-cell table:formula="of:=(ABS([.C158]-[.$O$2]))/[.C158]" office:value-type="float" office:value="2.34516970284787">
            <text:p>2.345</text:p>
          </table:table-cell>
          <table:table-cell office:value-type="float" office:value="10.7059024938296">
            <text:p>10.71</text:p>
          </table:table-cell>
          <table:table-cell office:value-type="float" office:value="4.85156046475277">
            <text:p>4.85</text:p>
          </table:table-cell>
          <table:table-cell office:value-type="float" office:value="25.6738569508665">
            <text:p>25.67</text:p>
          </table:table-cell>
          <table:table-cell office:value-type="float" office:value="365273.133893818">
            <text:p>365273</text:p>
          </table:table-cell>
          <table:table-cell office:value-type="float" office:value="0.0856300984816629">
            <text:p>0.086</text:p>
          </table:table-cell>
          <table:table-cell office:value-type="float" office:value="56.4137809760439">
            <text:p>56.41</text:p>
          </table:table-cell>
          <table:table-cell table:number-columns-repeated="5"/>
        </table:table-row>
        <table:table-row table:style-name="ro1">
          <table:table-cell office:value-type="string">
            <text:p>20231004T153337p1574456</text:p>
          </table:table-cell>
          <table:table-cell table:formula="of:=1/([.D159]*0.7+[.E159]/100*0.3)" office:value-type="float" office:value="0.402695619094637">
            <text:p>0.40</text:p>
          </table:table-cell>
          <table:table-cell office:value-type="float" office:value="471.212221714844">
            <text:p>471</text:p>
          </table:table-cell>
          <table:table-cell table:formula="of:=(ABS([.C159]-[.$O$2]))/[.C159]" office:value-type="float" office:value="3.20192836423968">
            <text:p>3.202</text:p>
          </table:table-cell>
          <table:table-cell office:value-type="float" office:value="80.6384341976014">
            <text:p>80.64</text:p>
          </table:table-cell>
          <table:table-cell office:value-type="float" office:value="15.8150289017341">
            <text:p>15.82</text:p>
          </table:table-cell>
          <table:table-cell office:value-type="float" office:value="32.690524454068">
            <text:p>32.69</text:p>
          </table:table-cell>
          <table:table-cell office:value-type="float" office:value="278044.534285076">
            <text:p>278045</text:p>
          </table:table-cell>
          <table:table-cell office:value-type="float" office:value="0.354844236556469">
            <text:p>0.355</text:p>
          </table:table-cell>
          <table:table-cell office:value-type="float" office:value="27.1096773836771">
            <text:p>27.11</text:p>
          </table:table-cell>
          <table:table-cell table:number-columns-repeated="5"/>
        </table:table-row>
        <table:table-row table:style-name="ro1">
          <table:table-cell office:value-type="string">
            <text:p>20231004T153459p1576114</text:p>
          </table:table-cell>
          <table:table-cell table:formula="of:=1/([.D160]*0.7+[.E160]/100*0.3)" office:value-type="float" office:value="0.340653112846664">
            <text:p>0.34</text:p>
          </table:table-cell>
          <table:table-cell office:value-type="float" office:value="410.012036469441">
            <text:p>410</text:p>
          </table:table-cell>
          <table:table-cell table:formula="of:=(ABS([.C160]-[.$O$2]))/[.C160]" office:value-type="float" office:value="3.82912652284434">
            <text:p>3.829</text:p>
          </table:table-cell>
          <table:table-cell office:value-type="float" office:value="85.0496571426418">
            <text:p>85.05</text:p>
          </table:table-cell>
          <table:table-cell office:value-type="float" office:value="6.13900901370291">
            <text:p>6.14</text:p>
          </table:table-cell>
          <table:table-cell office:value-type="float" office:value="16.8946736456015">
            <text:p>16.89</text:p>
          </table:table-cell>
          <table:table-cell office:value-type="float" office:value="326124.202764501">
            <text:p>326124</text:p>
          </table:table-cell>
          <table:table-cell office:value-type="float" office:value="0.222363559296349">
            <text:p>0.222</text:p>
          </table:table-cell>
          <table:table-cell office:value-type="float" office:value="39.593768424401">
            <text:p>39.59</text:p>
          </table:table-cell>
          <table:table-cell table:number-columns-repeated="5"/>
        </table:table-row>
        <table:table-row table:style-name="ro1">
          <table:table-cell office:value-type="string">
            <text:p>20231004T153322p1574231</text:p>
          </table:table-cell>
          <table:table-cell table:formula="of:=1/([.D161]*0.7+[.E161]/100*0.3)" office:value-type="float" office:value="0.382301205734707">
            <text:p>0.38</text:p>
          </table:table-cell>
          <table:table-cell office:value-type="float" office:value="453.248395915605">
            <text:p>453</text:p>
          </table:table-cell>
          <table:table-cell table:formula="of:=(ABS([.C161]-[.$O$2]))/[.C161]" office:value-type="float" office:value="3.36846554304999">
            <text:p>3.368</text:p>
          </table:table-cell>
          <table:table-cell office:value-type="float" office:value="85.9375552686739">
            <text:p>85.94</text:p>
          </table:table-cell>
          <table:table-cell office:value-type="float" office:value="6.90789336121275">
            <text:p>6.91</text:p>
          </table:table-cell>
          <table:table-cell office:value-type="float" office:value="12.879987731532">
            <text:p>12.88</text:p>
          </table:table-cell>
          <table:table-cell office:value-type="float" office:value="210035.349778962">
            <text:p>210035</text:p>
          </table:table-cell>
          <table:table-cell office:value-type="float" office:value="0.0501078813862083">
            <text:p>0.050</text:p>
          </table:table-cell>
          <table:table-cell office:value-type="float" office:value="47.2177313913834">
            <text:p>47.22</text:p>
          </table:table-cell>
          <table:table-cell table:number-columns-repeated="5"/>
        </table:table-row>
        <table:table-row table:style-name="ro1">
          <table:table-cell office:value-type="string">
            <text:p>20231004T153456p1576061</text:p>
          </table:table-cell>
          <table:table-cell table:formula="of:=1/([.D162]*0.7+[.E162]/100*0.3)" office:value-type="float" office:value="0.237139814841417">
            <text:p>0.24</text:p>
          </table:table-cell>
          <table:table-cell office:value-type="float" office:value="289.101018744622">
            <text:p>289</text:p>
          </table:table-cell>
          <table:table-cell table:formula="of:=(ABS([.C162]-[.$O$2]))/[.C162]" office:value-type="float" office:value="5.84881709721347">
            <text:p>5.849</text:p>
          </table:table-cell>
          <table:table-cell office:value-type="float" office:value="40.9165335469626">
            <text:p>40.92</text:p>
          </table:table-cell>
          <table:table-cell office:value-type="float" office:value="16.3812620423892">
            <text:p>16.38</text:p>
          </table:table-cell>
          <table:table-cell office:value-type="float" office:value="14.7588997100484">
            <text:p>14.76</text:p>
          </table:table-cell>
          <table:table-cell office:value-type="float" office:value="249813.009932817">
            <text:p>249813</text:p>
          </table:table-cell>
          <table:table-cell office:value-type="float" office:value="0.352174206701285">
            <text:p>0.352</text:p>
          </table:table-cell>
          <table:table-cell office:value-type="float" office:value="35.2409895902909">
            <text:p>35.24</text:p>
          </table:table-cell>
          <table:table-cell table:number-columns-repeated="5"/>
        </table:table-row>
        <table:table-row table:style-name="ro1">
          <table:table-cell office:value-type="string">
            <text:p>20231004T153334p1574411</text:p>
          </table:table-cell>
          <table:table-cell table:formula="of:=1/([.D163]*0.7+[.E163]/100*0.3)" office:value-type="float" office:value="0.474666367620298">
            <text:p>0.47</text:p>
          </table:table-cell>
          <table:table-cell office:value-type="float" office:value="523.06982968164">
            <text:p>523</text:p>
          </table:table-cell>
          <table:table-cell table:formula="of:=(ABS([.C163]-[.$O$2]))/[.C163]" office:value-type="float" office:value="2.78534545034857">
            <text:p>2.785</text:p>
          </table:table-cell>
          <table:table-cell office:value-type="float" office:value="52.3336950219997">
            <text:p>52.33</text:p>
          </table:table-cell>
          <table:table-cell office:value-type="float" office:value="6.55727005969847">
            <text:p>6.56</text:p>
          </table:table-cell>
          <table:table-cell office:value-type="float" office:value="25.2989503478793">
            <text:p>25.30</text:p>
          </table:table-cell>
          <table:table-cell office:value-type="float" office:value="325535.309943117">
            <text:p>325535</text:p>
          </table:table-cell>
          <table:table-cell office:value-type="float" office:value="0.326593090927902">
            <text:p>0.327</text:p>
          </table:table-cell>
          <table:table-cell office:value-type="float" office:value="42.5624280560182">
            <text:p>42.56</text:p>
          </table:table-cell>
          <table:table-cell table:number-columns-repeated="5"/>
        </table:table-row>
        <table:table-row table:style-name="ro1">
          <table:table-cell office:value-type="string">
            <text:p>20231004T153343p1574572</text:p>
          </table:table-cell>
          <table:table-cell table:formula="of:=1/([.D164]*0.7+[.E164]/100*0.3)" office:value-type="float" office:value="0.452773398306058">
            <text:p>0.45</text:p>
          </table:table-cell>
          <table:table-cell office:value-type="float" office:value="492.50612200229">
            <text:p>493</text:p>
          </table:table-cell>
          <table:table-cell table:formula="of:=(ABS([.C164]-[.$O$2]))/[.C164]" office:value-type="float" office:value="3.02025459490795">
            <text:p>3.020</text:p>
          </table:table-cell>
          <table:table-cell office:value-type="float" office:value="31.4773677662982">
            <text:p>31.48</text:p>
          </table:table-cell>
          <table:table-cell office:value-type="float" office:value="17.033598265896">
            <text:p>17.03</text:p>
          </table:table-cell>
          <table:table-cell office:value-type="float" office:value="25.5051393137173">
            <text:p>25.51</text:p>
          </table:table-cell>
          <table:table-cell office:value-type="float" office:value="365273.133893818">
            <text:p>365273</text:p>
          </table:table-cell>
          <table:table-cell office:value-type="float" office:value="0.163738199364793">
            <text:p>0.164</text:p>
          </table:table-cell>
          <table:table-cell office:value-type="float" office:value="32.9270275976394">
            <text:p>32.93</text:p>
          </table:table-cell>
          <table:table-cell table:number-columns-repeated="5"/>
        </table:table-row>
        <table:table-row table:style-name="ro1">
          <table:table-cell office:value-type="string">
            <text:p>20231004T153432p1575511</text:p>
          </table:table-cell>
          <table:table-cell table:formula="of:=1/([.D165]*0.7+[.E165]/100*0.3)" office:value-type="float" office:value="0.369949407570821">
            <text:p>0.37</text:p>
          </table:table-cell>
          <table:table-cell office:value-type="float" office:value="438.701297975486">
            <text:p>439</text:p>
          </table:table-cell>
          <table:table-cell table:formula="of:=(ABS([.C165]-[.$O$2]))/[.C165]" office:value-type="float" office:value="3.5133214994742">
            <text:p>3.513</text:p>
          </table:table-cell>
          <table:table-cell office:value-type="float" office:value="81.2490870546232">
            <text:p>81.25</text:p>
          </table:table-cell>
          <table:table-cell office:value-type="float" office:value="16.4631502890173">
            <text:p>16.46</text:p>
          </table:table-cell>
          <table:table-cell office:value-type="float" office:value="10.7280128299805">
            <text:p>10.73</text:p>
          </table:table-cell>
          <table:table-cell office:value-type="float" office:value="367738.015395409">
            <text:p>367738</text:p>
          </table:table-cell>
          <table:table-cell office:value-type="float" office:value="0.0745826841763509">
            <text:p>0.075</text:p>
          </table:table-cell>
          <table:table-cell office:value-type="float" office:value="25.2053176998063">
            <text:p>25.21</text:p>
          </table:table-cell>
          <table:table-cell table:number-columns-repeated="5"/>
        </table:table-row>
        <table:table-row table:style-name="ro1">
          <table:table-cell office:value-type="string">
            <text:p>20231004T153419p1575268</text:p>
          </table:table-cell>
          <table:table-cell table:formula="of:=1/([.D166]*0.7+[.E166]/100*0.3)" office:value-type="float" office:value="0.889235239623489">
            <text:p>0.89</text:p>
          </table:table-cell>
          <table:table-cell office:value-type="float" office:value="861.316734592442">
            <text:p>861</text:p>
          </table:table-cell>
          <table:table-cell table:formula="of:=(ABS([.C166]-[.$O$2]))/[.C166]" office:value-type="float" office:value="1.29880591015905">
            <text:p>1.299</text:p>
          </table:table-cell>
          <table:table-cell office:value-type="float" office:value="71.799227824806">
            <text:p>71.80</text:p>
          </table:table-cell>
          <table:table-cell office:value-type="float" office:value="5.4155114843671">
            <text:p>5.42</text:p>
          </table:table-cell>
          <table:table-cell office:value-type="float" office:value="12.7653367508861">
            <text:p>12.77</text:p>
          </table:table-cell>
          <table:table-cell office:value-type="float" office:value="345967.114753139">
            <text:p>345967</text:p>
          </table:table-cell>
          <table:table-cell office:value-type="float" office:value="0.0710956062147838">
            <text:p>0.071</text:p>
          </table:table-cell>
          <table:table-cell office:value-type="float" office:value="88.8382302866587">
            <text:p>88.84</text:p>
          </table:table-cell>
          <table:table-cell table:number-columns-repeated="5"/>
        </table:table-row>
        <table:table-row table:style-name="ro1">
          <table:table-cell office:value-type="string">
            <text:p>20231004T153328p1574324</text:p>
          </table:table-cell>
          <table:table-cell table:formula="of:=1/([.D167]*0.7+[.E167]/100*0.3)" office:value-type="float" office:value="0.282622002949155">
            <text:p>0.28</text:p>
          </table:table-cell>
          <table:table-cell office:value-type="float" office:value="340.190673360106">
            <text:p>340</text:p>
          </table:table-cell>
          <table:table-cell table:formula="of:=(ABS([.C167]-[.$O$2]))/[.C167]" office:value-type="float" office:value="4.82026538365468">
            <text:p>4.820</text:p>
          </table:table-cell>
          <table:table-cell office:value-type="float" office:value="54.7030536470905">
            <text:p>54.70</text:p>
          </table:table-cell>
          <table:table-cell office:value-type="float" office:value="14.1642581888247">
            <text:p>14.16</text:p>
          </table:table-cell>
          <table:table-cell office:value-type="float" office:value="27.0915755122618">
            <text:p>27.09</text:p>
          </table:table-cell>
          <table:table-cell office:value-type="float" office:value="228190.197208596">
            <text:p>228190</text:p>
          </table:table-cell>
          <table:table-cell office:value-type="float" office:value="0.204239971262892">
            <text:p>0.204</text:p>
          </table:table-cell>
          <table:table-cell office:value-type="float" office:value="82.9866942208163">
            <text:p>82.99</text:p>
          </table:table-cell>
          <table:table-cell table:number-columns-repeated="5"/>
        </table:table-row>
        <table:table-row table:style-name="ro1">
          <table:table-cell office:value-type="string">
            <text:p>20231004T153435p1575616</text:p>
          </table:table-cell>
          <table:table-cell table:formula="of:=1/([.D168]*0.7+[.E168]/100*0.3)" office:value-type="float" office:value="0.297016672166027">
            <text:p>0.30</text:p>
          </table:table-cell>
          <table:table-cell office:value-type="float" office:value="348.670823446069">
            <text:p>349</text:p>
          </table:table-cell>
          <table:table-cell table:formula="of:=(ABS([.C168]-[.$O$2]))/[.C168]" office:value-type="float" office:value="4.67870858946779">
            <text:p>4.679</text:p>
          </table:table-cell>
          <table:table-cell office:value-type="float" office:value="30.5727858153608">
            <text:p>30.57</text:p>
          </table:table-cell>
          <table:table-cell office:value-type="float" office:value="17.5753853564547">
            <text:p>17.58</text:p>
          </table:table-cell>
          <table:table-cell office:value-type="float" office:value="33.9020698211631">
            <text:p>33.90</text:p>
          </table:table-cell>
          <table:table-cell office:value-type="float" office:value="264234.923369248">
            <text:p>264235</text:p>
          </table:table-cell>
          <table:table-cell office:value-type="float" office:value="0.0762589444586774">
            <text:p>0.076</text:p>
          </table:table-cell>
          <table:table-cell office:value-type="float" office:value="33.530198726212">
            <text:p>33.53</text:p>
          </table:table-cell>
          <table:table-cell table:number-columns-repeated="5"/>
        </table:table-row>
        <table:table-row table:style-name="ro1">
          <table:table-cell office:value-type="string">
            <text:p>20231004T153413p1575165</text:p>
          </table:table-cell>
          <table:table-cell table:formula="of:=1/([.D169]*0.7+[.E169]/100*0.3)" office:value-type="float" office:value="0.41458124364281">
            <text:p>0.41</text:p>
          </table:table-cell>
          <table:table-cell office:value-type="float" office:value="479.295459489958">
            <text:p>479</text:p>
          </table:table-cell>
          <table:table-cell table:formula="of:=(ABS([.C169]-[.$O$2]))/[.C169]" office:value-type="float" office:value="3.13106354503549">
            <text:p>3.131</text:p>
          </table:table-cell>
          <table:table-cell office:value-type="float" office:value="73.4426593121227">
            <text:p>73.44</text:p>
          </table:table-cell>
          <table:table-cell office:value-type="float" office:value="18.7430154142582">
            <text:p>18.74</text:p>
          </table:table-cell>
          <table:table-cell office:value-type="float" office:value="25.2989503478793">
            <text:p>25.30</text:p>
          </table:table-cell>
          <table:table-cell office:value-type="float" office:value="331897.041129367">
            <text:p>331897</text:p>
          </table:table-cell>
          <table:table-cell office:value-type="float" office:value="0.0037316976379928">
            <text:p>0.004</text:p>
          </table:table-cell>
          <table:table-cell office:value-type="float" office:value="24.2788583999206">
            <text:p>24.28</text:p>
          </table:table-cell>
          <table:table-cell table:number-columns-repeated="5"/>
        </table:table-row>
        <table:table-row table:style-name="ro1">
          <table:table-cell office:value-type="string">
            <text:p>20231004T153358p1574840</text:p>
          </table:table-cell>
          <table:table-cell table:formula="of:=1/([.D170]*0.7+[.E170]/100*0.3)" office:value-type="float" office:value="0.401467256743975">
            <text:p>0.40</text:p>
          </table:table-cell>
          <table:table-cell office:value-type="float" office:value="457.810528697191">
            <text:p>458</text:p>
          </table:table-cell>
          <table:table-cell table:formula="of:=(ABS([.C170]-[.$O$2]))/[.C170]" office:value-type="float" office:value="3.32493329857346">
            <text:p>3.325</text:p>
          </table:table-cell>
          <table:table-cell office:value-type="float" office:value="54.4699505239686">
            <text:p>54.47</text:p>
          </table:table-cell>
          <table:table-cell office:value-type="float" office:value="14.5101156069364">
            <text:p>14.51</text:p>
          </table:table-cell>
          <table:table-cell office:value-type="float" office:value="14.7885200827225">
            <text:p>14.79</text:p>
          </table:table-cell>
          <table:table-cell office:value-type="float" office:value="269204.804852649">
            <text:p>269205</text:p>
          </table:table-cell>
          <table:table-cell office:value-type="float" office:value="0.108220082862165">
            <text:p>0.108</text:p>
          </table:table-cell>
          <table:table-cell office:value-type="float" office:value="82.9866942208163">
            <text:p>82.99</text:p>
          </table:table-cell>
          <table:table-cell table:number-columns-repeated="5"/>
        </table:table-row>
        <table:table-row table:style-name="ro1">
          <table:table-cell office:value-type="string">
            <text:p>20231004T153352p1574732</text:p>
          </table:table-cell>
          <table:table-cell table:formula="of:=1/([.D171]*0.7+[.E171]/100*0.3)" office:value-type="float" office:value="0.792794932223542">
            <text:p>0.79</text:p>
          </table:table-cell>
          <table:table-cell office:value-type="float" office:value="770.957805519676">
            <text:p>771</text:p>
          </table:table-cell>
          <table:table-cell table:formula="of:=(ABS([.C171]-[.$O$2]))/[.C171]" office:value-type="float" office:value="1.5682339368305">
            <text:p>1.568</text:p>
          </table:table-cell>
          <table:table-cell office:value-type="float" office:value="54.5321588917915">
            <text:p>54.53</text:p>
          </table:table-cell>
          <table:table-cell office:value-type="float" office:value="13.7197736030829">
            <text:p>13.72</text:p>
          </table:table-cell>
          <table:table-cell office:value-type="float" office:value="34.3545038485431">
            <text:p>34.35</text:p>
          </table:table-cell>
          <table:table-cell office:value-type="float" office:value="305927.800807465">
            <text:p>305928</text:p>
          </table:table-cell>
          <table:table-cell office:value-type="float" office:value="0.357180181642233">
            <text:p>0.357</text:p>
          </table:table-cell>
          <table:table-cell office:value-type="float" office:value="88.8382302866587">
            <text:p>88.84</text:p>
          </table:table-cell>
          <table:table-cell table:number-columns-repeated="5"/>
        </table:table-row>
        <table:table-row table:style-name="ro1">
          <table:table-cell office:value-type="string">
            <text:p>20231004T153349p1574677</text:p>
          </table:table-cell>
          <table:table-cell table:formula="of:=1/([.D172]*0.7+[.E172]/100*0.3)" office:value-type="float" office:value="0.811165738983437">
            <text:p>0.81</text:p>
          </table:table-cell>
          <table:table-cell office:value-type="float" office:value="809.226001529765">
            <text:p>809</text:p>
          </table:table-cell>
          <table:table-cell table:formula="of:=(ABS([.C172]-[.$O$2]))/[.C172]" office:value-type="float" office:value="1.44678247641203">
            <text:p>1.447</text:p>
          </table:table-cell>
          <table:table-cell office:value-type="float" office:value="73.3486502954613">
            <text:p>73.35</text:p>
          </table:table-cell>
          <table:table-cell office:value-type="float" office:value="5.63599109582111">
            <text:p>5.64</text:p>
          </table:table-cell>
          <table:table-cell office:value-type="float" office:value="22.0556267433656">
            <text:p>22.06</text:p>
          </table:table-cell>
          <table:table-cell office:value-type="float" office:value="260410.442681434">
            <text:p>260410</text:p>
          </table:table-cell>
          <table:table-cell office:value-type="float" office:value="0.286615505389512">
            <text:p>0.287</text:p>
          </table:table-cell>
          <table:table-cell office:value-type="float" office:value="93.1606303021075">
            <text:p>93.16</text:p>
          </table:table-cell>
          <table:table-cell table:number-columns-repeated="5"/>
        </table:table-row>
        <table:table-row table:style-name="ro1">
          <table:table-cell office:value-type="string">
            <text:p>20231004T153441p1575737</text:p>
          </table:table-cell>
          <table:table-cell table:formula="of:=1/([.D173]*0.7+[.E173]/100*0.3)" office:value-type="float" office:value="0.153768827280194">
            <text:p>0.15</text:p>
          </table:table-cell>
          <table:table-cell office:value-type="float" office:value="193.951677343412">
            <text:p>194</text:p>
          </table:table-cell>
          <table:table-cell table:formula="of:=(ABS([.C173]-[.$O$2]))/[.C173]" office:value-type="float" office:value="9.20872841689428">
            <text:p>9.209</text:p>
          </table:table-cell>
          <table:table-cell office:value-type="float" office:value="19.0529328345686">
            <text:p>19.05</text:p>
          </table:table-cell>
          <table:table-cell office:value-type="float" office:value="18.1743737957611">
            <text:p>18.17</text:p>
          </table:table-cell>
          <table:table-cell office:value-type="float" office:value="14.2789381920161">
            <text:p>14.28</text:p>
          </table:table-cell>
          <table:table-cell office:value-type="float" office:value="273585.313490267">
            <text:p>273585</text:p>
          </table:table-cell>
          <table:table-cell office:value-type="float" office:value="0.0807997315071726">
            <text:p>0.081</text:p>
          </table:table-cell>
          <table:table-cell office:value-type="float" office:value="49.6038405056159">
            <text:p>49.60</text:p>
          </table:table-cell>
          <table:table-cell table:number-columns-repeated="5"/>
        </table:table-row>
        <table:table-row table:style-name="ro1">
          <table:table-cell office:value-type="string">
            <text:p>20231004T153416p1575202</text:p>
          </table:table-cell>
          <table:table-cell table:formula="of:=1/([.D174]*0.7+[.E174]/100*0.3)" office:value-type="float" office:value="0.606693542849285">
            <text:p>0.61</text:p>
          </table:table-cell>
          <table:table-cell office:value-type="float" office:value="645.887008956622">
            <text:p>646</text:p>
          </table:table-cell>
          <table:table-cell table:formula="of:=(ABS([.C174]-[.$O$2]))/[.C174]" office:value-type="float" office:value="2.06555167164382">
            <text:p>2.066</text:p>
          </table:table-cell>
          <table:table-cell office:value-type="float" office:value="67.4641523834421">
            <text:p>67.46</text:p>
          </table:table-cell>
          <table:table-cell office:value-type="float" office:value="15.9491811175337">
            <text:p>15.95</text:p>
          </table:table-cell>
          <table:table-cell office:value-type="float" office:value="10.647789773264">
            <text:p>10.65</text:p>
          </table:table-cell>
          <table:table-cell office:value-type="float" office:value="297155.771917596">
            <text:p>297156</text:p>
          </table:table-cell>
          <table:table-cell office:value-type="float" office:value="0.286615505389512">
            <text:p>0.287</text:p>
          </table:table-cell>
          <table:table-cell office:value-type="float" office:value="10.7315535558934">
            <text:p>10.73</text:p>
          </table:table-cell>
          <table:table-cell table:number-columns-repeated="5"/>
        </table:table-row>
        <table:table-row table:style-name="ro1">
          <table:table-cell office:value-type="string">
            <text:p>20231004T153429p1575473</text:p>
          </table:table-cell>
          <table:table-cell table:formula="of:=1/([.D175]*0.7+[.E175]/100*0.3)" office:value-type="float" office:value="0.457805735759732">
            <text:p>0.46</text:p>
          </table:table-cell>
          <table:table-cell office:value-type="float" office:value="485.790769335281">
            <text:p>486</text:p>
          </table:table-cell>
          <table:table-cell table:formula="of:=(ABS([.C175]-[.$O$2]))/[.C175]" office:value-type="float" office:value="3.07582878264501">
            <text:p>3.076</text:p>
          </table:table-cell>
          <table:table-cell office:value-type="float" office:value="10.4174890829515">
            <text:p>10.42</text:p>
          </table:table-cell>
          <table:table-cell office:value-type="float" office:value="8.14177069128291">
            <text:p>8.14</text:p>
          </table:table-cell>
          <table:table-cell office:value-type="float" office:value="25.2989503478793">
            <text:p>25.30</text:p>
          </table:table-cell>
          <table:table-cell office:value-type="float" office:value="307565.976320508">
            <text:p>307566</text:p>
          </table:table-cell>
          <table:table-cell office:value-type="float" office:value="0.0131065101121515">
            <text:p>0.013</text:p>
          </table:table-cell>
          <table:table-cell office:value-type="float" office:value="25.0051746655236">
            <text:p>25.01</text:p>
          </table:table-cell>
          <table:table-cell table:number-columns-repeated="5"/>
        </table:table-row>
        <table:table-row table:style-name="ro1">
          <table:table-cell office:value-type="string">
            <text:p>20231004T153319p1574184</text:p>
          </table:table-cell>
          <table:table-cell table:formula="of:=1/([.D176]*0.7+[.E176]/100*0.3)" office:value-type="float" office:value="0.390615422530092">
            <text:p>0.39</text:p>
          </table:table-cell>
          <table:table-cell office:value-type="float" office:value="436.703317471481">
            <text:p>437</text:p>
          </table:table-cell>
          <table:table-cell table:formula="of:=(ABS([.C176]-[.$O$2]))/[.C176]" office:value-type="float" office:value="3.53397059464588">
            <text:p>3.534</text:p>
          </table:table-cell>
          <table:table-cell office:value-type="float" office:value="28.7611173978826">
            <text:p>28.76</text:p>
          </table:table-cell>
          <table:table-cell office:value-type="float" office:value="14.5064997592682">
            <text:p>14.51</text:p>
          </table:table-cell>
          <table:table-cell office:value-type="float" office:value="27.8930469264344">
            <text:p>27.89</text:p>
          </table:table-cell>
          <table:table-cell office:value-type="float" office:value="204851.456406044">
            <text:p>204851</text:p>
          </table:table-cell>
          <table:table-cell office:value-type="float" office:value="0.103678483396776">
            <text:p>0.104</text:p>
          </table:table-cell>
          <table:table-cell office:value-type="float" office:value="83.889856819199">
            <text:p>83.89</text:p>
          </table:table-cell>
          <table:table-cell table:number-columns-repeated="5"/>
        </table:table-row>
        <table:table-row table:style-name="ro1">
          <table:table-cell office:value-type="string">
            <text:p>20231004T153325p1574271</text:p>
          </table:table-cell>
          <table:table-cell table:formula="of:=1/([.D177]*0.7+[.E177]/100*0.3)" office:value-type="float" office:value="0.65150448323501">
            <text:p>0.65</text:p>
          </table:table-cell>
          <table:table-cell office:value-type="float" office:value="671.415769928624">
            <text:p>671</text:p>
          </table:table-cell>
          <table:table-cell table:formula="of:=(ABS([.C177]-[.$O$2]))/[.C177]" office:value-type="float" office:value="1.94899239588979">
            <text:p>1.949</text:p>
          </table:table-cell>
          <table:table-cell office:value-type="float" office:value="56.871392426374">
            <text:p>56.87</text:p>
          </table:table-cell>
          <table:table-cell office:value-type="float" office:value="17.6353564547206">
            <text:p>17.64</text:p>
          </table:table-cell>
          <table:table-cell office:value-type="float" office:value="12.879987731532">
            <text:p>12.88</text:p>
          </table:table-cell>
          <table:table-cell office:value-type="float" office:value="256786.677548127">
            <text:p>256787</text:p>
          </table:table-cell>
          <table:table-cell office:value-type="float" office:value="0.0303604564207181">
            <text:p>0.030</text:p>
          </table:table-cell>
          <table:table-cell office:value-type="float" office:value="14.6487874287862">
            <text:p>14.65</text:p>
          </table:table-cell>
          <table:table-cell table:number-columns-repeated="5"/>
        </table:table-row>
        <table:table-row table:style-name="ro1">
          <table:table-cell office:value-type="string">
            <text:p>20231004T153502p1576156</text:p>
          </table:table-cell>
          <table:table-cell table:formula="of:=1/([.D178]*0.7+[.E178]/100*0.3)" office:value-type="float" office:value="0.592752981206193">
            <text:p>0.59</text:p>
          </table:table-cell>
          <table:table-cell office:value-type="float" office:value="621.496742360569">
            <text:p>621</text:p>
          </table:table-cell>
          <table:table-cell table:formula="of:=(ABS([.C178]-[.$O$2]))/[.C178]" office:value-type="float" office:value="2.18585740687805">
            <text:p>2.186</text:p>
          </table:table-cell>
          <table:table-cell office:value-type="float" office:value="52.3144023770084">
            <text:p>52.31</text:p>
          </table:table-cell>
          <table:table-cell office:value-type="float" office:value="6.19786502074269">
            <text:p>6.20</text:p>
          </table:table-cell>
          <table:table-cell office:value-type="float" office:value="37.4803036260398">
            <text:p>37.48</text:p>
          </table:table-cell>
          <table:table-cell office:value-type="float" office:value="277383.260375083">
            <text:p>277383</text:p>
          </table:table-cell>
          <table:table-cell office:value-type="float" office:value="0.0745826841763509">
            <text:p>0.075</text:p>
          </table:table-cell>
          <table:table-cell office:value-type="float" office:value="86.569731730523">
            <text:p>86.57</text:p>
          </table:table-cell>
          <table:table-cell table:number-columns-repeated="5"/>
        </table:table-row>
        <table:table-row table:style-name="ro1">
          <table:table-cell office:value-type="string">
            <text:p>20231004T153423p1575321</text:p>
          </table:table-cell>
          <table:table-cell table:formula="of:=1/([.D179]*0.7+[.E179]/100*0.3)" office:value-type="float" office:value="0.422629176925735">
            <text:p>0.42</text:p>
          </table:table-cell>
          <table:table-cell office:value-type="float" office:value="471.512768856043">
            <text:p>472</text:p>
          </table:table-cell>
          <table:table-cell table:formula="of:=(ABS([.C179]-[.$O$2]))/[.C179]" office:value-type="float" office:value="3.19925001141276">
            <text:p>3.199</text:p>
          </table:table-cell>
          <table:table-cell office:value-type="float" office:value="42.2218212013396">
            <text:p>42.22</text:p>
          </table:table-cell>
          <table:table-cell office:value-type="float" office:value="17.6187379576108">
            <text:p>17.62</text:p>
          </table:table-cell>
          <table:table-cell office:value-type="float" office:value="15.0393543008418">
            <text:p>15.04</text:p>
          </table:table-cell>
          <table:table-cell office:value-type="float" office:value="287838.235605021">
            <text:p>287838</text:p>
          </table:table-cell>
          <table:table-cell office:value-type="float" office:value="0.372775063622688">
            <text:p>0.373</text:p>
          </table:table-cell>
          <table:table-cell office:value-type="float" office:value="12.7494889873536">
            <text:p>12.75</text:p>
          </table:table-cell>
          <table:table-cell table:number-columns-repeated="5"/>
        </table:table-row>
        <table:table-row table:style-name="ro1">
          <table:table-cell office:value-type="string">
            <text:p>20231004T153505p1576237</text:p>
          </table:table-cell>
          <table:table-cell table:formula="of:=1/([.D180]*0.7+[.E180]/100*0.3)" office:value-type="float" office:value="0.547161659280193">
            <text:p>0.55</text:p>
          </table:table-cell>
          <table:table-cell office:value-type="float" office:value="574.434682062165">
            <text:p>574</text:p>
          </table:table-cell>
          <table:table-cell table:formula="of:=(ABS([.C180]-[.$O$2]))/[.C180]" office:value-type="float" office:value="2.44686708833804">
            <text:p>2.447</text:p>
          </table:table-cell>
          <table:table-cell office:value-type="float" office:value="38.2688246208901">
            <text:p>38.27</text:p>
          </table:table-cell>
          <table:table-cell office:value-type="float" office:value="14.759633911368">
            <text:p>14.76</text:p>
          </table:table-cell>
          <table:table-cell office:value-type="float" office:value="37.4803036260398">
            <text:p>37.48</text:p>
          </table:table-cell>
          <table:table-cell office:value-type="float" office:value="277383.260375083">
            <text:p>277383</text:p>
          </table:table-cell>
          <table:table-cell office:value-type="float" office:value="0.0745826841763509">
            <text:p>0.075</text:p>
          </table:table-cell>
          <table:table-cell office:value-type="float" office:value="86.569731730523">
            <text:p>86.57</text:p>
          </table:table-cell>
          <table:table-cell table:number-columns-repeated="5"/>
        </table:table-row>
        <table:table-row table:style-name="ro1">
          <table:table-cell office:value-type="string">
            <text:p>20231004T153331p1574357</text:p>
          </table:table-cell>
          <table:table-cell table:formula="of:=1/([.D181]*0.7+[.E181]/100*0.3)" office:value-type="float" office:value="0.293267428673871">
            <text:p>0.29</text:p>
          </table:table-cell>
          <table:table-cell office:value-type="float" office:value="343.076527598634">
            <text:p>343</text:p>
          </table:table-cell>
          <table:table-cell table:formula="of:=(ABS([.C181]-[.$O$2]))/[.C181]" office:value-type="float" office:value="4.77130710124362">
            <text:p>4.771</text:p>
          </table:table-cell>
          <table:table-cell office:value-type="float" office:value="23.3140159207621">
            <text:p>23.31</text:p>
          </table:table-cell>
          <table:table-cell office:value-type="float" office:value="20.0752649325626">
            <text:p>20.08</text:p>
          </table:table-cell>
          <table:table-cell office:value-type="float" office:value="17.5899230646155">
            <text:p>17.59</text:p>
          </table:table-cell>
          <table:table-cell office:value-type="float" office:value="310785.29586254">
            <text:p>310785</text:p>
          </table:table-cell>
          <table:table-cell office:value-type="float" office:value="0.0169907571606483">
            <text:p>0.017</text:p>
          </table:table-cell>
          <table:table-cell office:value-type="float" office:value="14.8775866452768">
            <text:p>14.88</text:p>
          </table:table-cell>
          <table:table-cell table:number-columns-repeated="5"/>
        </table:table-row>
        <table:table-row table:style-name="ro1">
          <table:table-cell office:value-type="string">
            <text:p>20231004T153346p1574610</text:p>
          </table:table-cell>
          <table:table-cell table:formula="of:=1/([.D182]*0.7+[.E182]/100*0.3)" office:value-type="float" office:value="0.244691708158736">
            <text:p>0.24</text:p>
          </table:table-cell>
          <table:table-cell office:value-type="float" office:value="299.395872348358">
            <text:p>299</text:p>
          </table:table-cell>
          <table:table-cell table:formula="of:=(ABS([.C182]-[.$O$2]))/[.C182]" office:value-type="float" office:value="5.61331762682485">
            <text:p>5.613</text:p>
          </table:table-cell>
          <table:table-cell office:value-type="float" office:value="52.4842808776148">
            <text:p>52.48</text:p>
          </table:table-cell>
          <table:table-cell office:value-type="float" office:value="6.24451077608014">
            <text:p>6.24</text:p>
          </table:table-cell>
          <table:table-cell office:value-type="float" office:value="36.1818106735898">
            <text:p>36.18</text:p>
          </table:table-cell>
          <table:table-cell office:value-type="float" office:value="269935.739072539">
            <text:p>269936</text:p>
          </table:table-cell>
          <table:table-cell office:value-type="float" office:value="0.0973592241660525">
            <text:p>0.097</text:p>
          </table:table-cell>
          <table:table-cell office:value-type="float" office:value="93.5449966624074">
            <text:p>93.54</text:p>
          </table:table-cell>
          <table:table-cell table:number-columns-repeated="5"/>
        </table:table-row>
        <table:table-row table:style-name="ro1">
          <table:table-cell office:value-type="string">
            <text:p>20231004T153410p1575091</text:p>
          </table:table-cell>
          <table:table-cell table:formula="of:=1/([.D183]*0.7+[.E183]/100*0.3)" office:value-type="float" office:value="0.365404561045845">
            <text:p>0.37</text:p>
          </table:table-cell>
          <table:table-cell office:value-type="float" office:value="422.163127640155">
            <text:p>422</text:p>
          </table:table-cell>
          <table:table-cell table:formula="of:=(ABS([.C183]-[.$O$2]))/[.C183]" office:value-type="float" office:value="3.69013011881919">
            <text:p>3.690</text:p>
          </table:table-cell>
          <table:table-cell office:value-type="float" office:value="51.2005437214876">
            <text:p>51.20</text:p>
          </table:table-cell>
          <table:table-cell office:value-type="float" office:value="14.9205202312139">
            <text:p>14.92</text:p>
          </table:table-cell>
          <table:table-cell office:value-type="float" office:value="33.4990330997876">
            <text:p>33.50</text:p>
          </table:table-cell>
          <table:table-cell office:value-type="float" office:value="201757.935766268">
            <text:p>201758</text:p>
          </table:table-cell>
          <table:table-cell office:value-type="float" office:value="0.0807997315071726">
            <text:p>0.081</text:p>
          </table:table-cell>
          <table:table-cell office:value-type="float" office:value="93.684817774908">
            <text:p>93.68</text:p>
          </table:table-cell>
          <table:table-cell table:number-columns-repeated="5"/>
        </table:table-row>
        <table:table-row table:style-name="ro1">
          <table:table-cell office:value-type="string">
            <text:p>20231004T153355p1574785</text:p>
          </table:table-cell>
          <table:table-cell table:formula="of:=1/([.D184]*0.7+[.E184]/100*0.3)" office:value-type="float" office:value="0.492355845880866">
            <text:p>0.49</text:p>
          </table:table-cell>
          <table:table-cell office:value-type="float" office:value="527.420301225717">
            <text:p>527</text:p>
          </table:table-cell>
          <table:table-cell table:formula="of:=(ABS([.C184]-[.$O$2]))/[.C184]" office:value-type="float" office:value="2.75412170407265">
            <text:p>2.754</text:p>
          </table:table-cell>
          <table:table-cell office:value-type="float" office:value="34.3887153554182">
            <text:p>34.39</text:p>
          </table:table-cell>
          <table:table-cell office:value-type="float" office:value="7.88582966226138">
            <text:p>7.89</text:p>
          </table:table-cell>
          <table:table-cell office:value-type="float" office:value="14.5537319787028">
            <text:p>14.55</text:p>
          </table:table-cell>
          <table:table-cell office:value-type="float" office:value="269157.682369887">
            <text:p>269158</text:p>
          </table:table-cell>
          <table:table-cell office:value-type="float" office:value="0.232164772648422">
            <text:p>0.232</text:p>
          </table:table-cell>
          <table:table-cell office:value-type="float" office:value="4.26033858765522">
            <text:p>4.26</text:p>
          </table:table-cell>
          <table:table-cell table:number-columns-repeated="5"/>
        </table:table-row>
        <table:table-row table:style-name="ro1">
          <table:table-cell office:value-type="string">
            <text:p>20231004T153407p1575024</text:p>
          </table:table-cell>
          <table:table-cell table:formula="of:=1/([.D185]*0.7+[.E185]/100*0.3)" office:value-type="float" office:value="0.664420103178203">
            <text:p>0.66</text:p>
          </table:table-cell>
          <table:table-cell office:value-type="float" office:value="660.933431461899">
            <text:p>661</text:p>
          </table:table-cell>
          <table:table-cell table:formula="of:=(ABS([.C185]-[.$O$2]))/[.C185]" office:value-type="float" office:value="1.99576312189338">
            <text:p>1.996</text:p>
          </table:table-cell>
          <table:table-cell office:value-type="float" office:value="36.012557968109">
            <text:p>36.01</text:p>
          </table:table-cell>
          <table:table-cell office:value-type="float" office:value="19.582972061657">
            <text:p>19.58</text:p>
          </table:table-cell>
          <table:table-cell office:value-type="float" office:value="29.9285155196517">
            <text:p>29.93</text:p>
          </table:table-cell>
          <table:table-cell office:value-type="float" office:value="291210.795067521">
            <text:p>291211</text:p>
          </table:table-cell>
          <table:table-cell office:value-type="float" office:value="0.043526522375314">
            <text:p>0.044</text:p>
          </table:table-cell>
          <table:table-cell office:value-type="float" office:value="1.42001721761638">
            <text:p>1.42</text:p>
          </table:table-cell>
          <table:table-cell table:number-columns-repeated="5"/>
        </table:table-row>
        <table:table-row table:style-name="ro1">
          <table:table-cell office:value-type="string">
            <text:p>20231004T153401p1574888</text:p>
          </table:table-cell>
          <table:table-cell table:formula="of:=1/([.D186]*0.7+[.E186]/100*0.3)" office:value-type="float" office:value="0.425683456103563">
            <text:p>0.43</text:p>
          </table:table-cell>
          <table:table-cell office:value-type="float" office:value="481.369561074217">
            <text:p>481</text:p>
          </table:table-cell>
          <table:table-cell table:formula="of:=(ABS([.C186]-[.$O$2]))/[.C186]" office:value-type="float" office:value="3.11326382079802">
            <text:p>3.113</text:p>
          </table:table-cell>
          <table:table-cell office:value-type="float" office:value="56.6262456789541">
            <text:p>56.63</text:p>
          </table:table-cell>
          <table:table-cell office:value-type="float" office:value="14.8839113680154">
            <text:p>14.88</text:p>
          </table:table-cell>
          <table:table-cell office:value-type="float" office:value="23.8569774115166">
            <text:p>23.86</text:p>
          </table:table-cell>
          <table:table-cell office:value-type="float" office:value="258100.135377619">
            <text:p>258100</text:p>
          </table:table-cell>
          <table:table-cell office:value-type="float" office:value="0.124625630652328">
            <text:p>0.125</text:p>
          </table:table-cell>
          <table:table-cell office:value-type="float" office:value="99.775413587035">
            <text:p>99.78</text:p>
          </table:table-cell>
          <table:table-cell table:number-columns-repeated="5"/>
        </table:table-row>
        <table:table-row table:style-name="ro1">
          <table:table-cell office:value-type="string">
            <text:p>20231005T011534p1618248</text:p>
          </table:table-cell>
          <table:table-cell table:formula="of:=1/([.D187]*0.7+[.E187]/100*0.3)" office:value-type="float" office:value="0.472414435668006">
            <text:p>0.47</text:p>
          </table:table-cell>
          <table:table-cell office:value-type="float" office:value="540.689091163482">
            <text:p>541</text:p>
          </table:table-cell>
          <table:table-cell table:formula="of:=(ABS([.C187]-[.$O$2]))/[.C187]" office:value-type="float" office:value="2.66199361584924">
            <text:p>2.662</text:p>
          </table:table-cell>
          <table:table-cell office:value-type="float" office:value="84.463303626229">
            <text:p>84.46</text:p>
          </table:table-cell>
          <table:table-cell office:value-type="float" office:value="10.2902215799615">
            <text:p>10.29</text:p>
          </table:table-cell>
          <table:table-cell office:value-type="float" office:value="10.9448986831724">
            <text:p>10.94</text:p>
          </table:table-cell>
          <table:table-cell office:value-type="float" office:value="356998.256552152">
            <text:p>356998</text:p>
          </table:table-cell>
          <table:table-cell office:value-type="float" office:value="0.203266965974823">
            <text:p>0.203</text:p>
          </table:table-cell>
          <table:table-cell office:value-type="float" office:value="56.3723042413343">
            <text:p>56.37</text:p>
          </table:table-cell>
          <table:table-cell table:number-columns-repeated="5"/>
        </table:table-row>
        <table:table-row table:style-name="ro1">
          <table:table-cell office:value-type="string">
            <text:p>20231005T011525p1618066</text:p>
          </table:table-cell>
          <table:table-cell table:formula="of:=1/([.D188]*0.7+[.E188]/100*0.3)" office:value-type="float" office:value="0.488615492616485">
            <text:p>0.49</text:p>
          </table:table-cell>
          <table:table-cell office:value-type="float" office:value="535.911407140931">
            <text:p>536</text:p>
          </table:table-cell>
          <table:table-cell table:formula="of:=(ABS([.C188]-[.$O$2]))/[.C188]" office:value-type="float" office:value="2.69464052008751">
            <text:p>2.695</text:p>
          </table:table-cell>
          <table:table-cell office:value-type="float" office:value="53.4502265967955">
            <text:p>53.45</text:p>
          </table:table-cell>
          <table:table-cell office:value-type="float" office:value="14.7375963391137">
            <text:p>14.74</text:p>
          </table:table-cell>
          <table:table-cell office:value-type="float" office:value="19.2406145826398">
            <text:p>19.24</text:p>
          </table:table-cell>
          <table:table-cell office:value-type="float" office:value="269157.682369887">
            <text:p>269158</text:p>
          </table:table-cell>
          <table:table-cell office:value-type="float" office:value="0.368880147678275">
            <text:p>0.369</text:p>
          </table:table-cell>
          <table:table-cell office:value-type="float" office:value="47.7002165104195">
            <text:p>47.70</text:p>
          </table:table-cell>
          <table:table-cell table:number-columns-repeated="5"/>
        </table:table-row>
        <table:table-row table:style-name="ro1">
          <table:table-cell office:value-type="string">
            <text:p>20231005T011537p1618310</text:p>
          </table:table-cell>
          <table:table-cell table:formula="of:=1/([.D189]*0.7+[.E189]/100*0.3)" office:value-type="float" office:value="0.327984810344335">
            <text:p>0.33</text:p>
          </table:table-cell>
          <table:table-cell office:value-type="float" office:value="387.198137075052">
            <text:p>387</text:p>
          </table:table-cell>
          <table:table-cell table:formula="of:=(ABS([.C189]-[.$O$2]))/[.C189]" office:value-type="float" office:value="4.11366096685587">
            <text:p>4.114</text:p>
          </table:table-cell>
          <table:table-cell office:value-type="float" office:value="56.4530021142373">
            <text:p>56.45</text:p>
          </table:table-cell>
          <table:table-cell office:value-type="float" office:value="4.8158880449485">
            <text:p>4.82</text:p>
          </table:table-cell>
          <table:table-cell office:value-type="float" office:value="25.9755562370774">
            <text:p>25.98</text:p>
          </table:table-cell>
          <table:table-cell office:value-type="float" office:value="326124.202764501">
            <text:p>326124</text:p>
          </table:table-cell>
          <table:table-cell office:value-type="float" office:value="0.00366093867125593">
            <text:p>0.004</text:p>
          </table:table-cell>
          <table:table-cell office:value-type="float" office:value="52.1915616708965">
            <text:p>52.19</text:p>
          </table:table-cell>
          <table:table-cell table:number-columns-repeated="5"/>
        </table:table-row>
        <table:table-row table:style-name="ro1">
          <table:table-cell office:value-type="string">
            <text:p>20231005T011428p1617038</text:p>
          </table:table-cell>
          <table:table-cell table:formula="of:=1/([.D190]*0.7+[.E190]/100*0.3)" office:value-type="float" office:value="0.610388352671144">
            <text:p>0.61</text:p>
          </table:table-cell>
          <table:table-cell office:value-type="float" office:value="619.880999220558">
            <text:p>620</text:p>
          </table:table-cell>
          <table:table-cell table:formula="of:=(ABS([.C190]-[.$O$2]))/[.C190]" office:value-type="float" office:value="2.19416146403852">
            <text:p>2.194</text:p>
          </table:table-cell>
          <table:table-cell office:value-type="float" office:value="34.1294077539439">
            <text:p>34.13</text:p>
          </table:table-cell>
          <table:table-cell office:value-type="float" office:value="11.4235308285164">
            <text:p>11.42</text:p>
          </table:table-cell>
          <table:table-cell office:value-type="float" office:value="16.1663592980423">
            <text:p>16.17</text:p>
          </table:table-cell>
          <table:table-cell office:value-type="float" office:value="358416.801814217">
            <text:p>358417</text:p>
          </table:table-cell>
          <table:table-cell office:value-type="float" office:value="0.0856300984816629">
            <text:p>0.086</text:p>
          </table:table-cell>
          <table:table-cell office:value-type="float" office:value="70.5545771776293">
            <text:p>70.55</text:p>
          </table:table-cell>
          <table:table-cell table:number-columns-repeated="5"/>
        </table:table-row>
        <table:table-row table:style-name="ro1">
          <table:table-cell office:value-type="string">
            <text:p>20231005T011446p1617315</text:p>
          </table:table-cell>
          <table:table-cell table:formula="of:=1/([.D191]*0.7+[.E191]/100*0.3)" office:value-type="float" office:value="1.07159917207429">
            <text:p>1.07</text:p>
          </table:table-cell>
          <table:table-cell office:value-type="float" office:value="984.979791383711">
            <text:p>985</text:p>
          </table:table-cell>
          <table:table-cell table:formula="of:=(ABS([.C191]-[.$O$2]))/[.C191]" office:value-type="float" office:value="1.01019352612146">
            <text:p>1.010</text:p>
          </table:table-cell>
          <table:table-cell office:value-type="float" office:value="75.3497588632007">
            <text:p>75.35</text:p>
          </table:table-cell>
          <table:table-cell office:value-type="float" office:value="12.1035645472062">
            <text:p>12.10</text:p>
          </table:table-cell>
          <table:table-cell office:value-type="float" office:value="12.7653367508861">
            <text:p>12.77</text:p>
          </table:table-cell>
          <table:table-cell office:value-type="float" office:value="375600.129857179">
            <text:p>375600</text:p>
          </table:table-cell>
          <table:table-cell office:value-type="float" office:value="0.288301039756689">
            <text:p>0.288</text:p>
          </table:table-cell>
          <table:table-cell office:value-type="float" office:value="80.6401062352892">
            <text:p>80.64</text:p>
          </table:table-cell>
          <table:table-cell table:number-columns-repeated="5"/>
        </table:table-row>
        <table:table-row table:style-name="ro1">
          <table:table-cell office:value-type="string">
            <text:p>20231005T011522p1617993</text:p>
          </table:table-cell>
          <table:table-cell table:formula="of:=1/([.D192]*0.7+[.E192]/100*0.3)" office:value-type="float" office:value="0.400708673464394">
            <text:p>0.40</text:p>
          </table:table-cell>
          <table:table-cell office:value-type="float" office:value="442.003396023968">
            <text:p>442</text:p>
          </table:table-cell>
          <table:table-cell table:formula="of:=(ABS([.C192]-[.$O$2]))/[.C192]" office:value-type="float" office:value="3.4796035908571">
            <text:p>3.480</text:p>
          </table:table-cell>
          <table:table-cell office:value-type="float" office:value="19.9520368423203">
            <text:p>19.95</text:p>
          </table:table-cell>
          <table:table-cell office:value-type="float" office:value="14.7323062108811">
            <text:p>14.73</text:p>
          </table:table-cell>
          <table:table-cell office:value-type="float" office:value="19.2406145826398">
            <text:p>19.24</text:p>
          </table:table-cell>
          <table:table-cell office:value-type="float" office:value="269157.682369887">
            <text:p>269158</text:p>
          </table:table-cell>
          <table:table-cell office:value-type="float" office:value="0.368880147678275">
            <text:p>0.369</text:p>
          </table:table-cell>
          <table:table-cell office:value-type="float" office:value="47.7002165104195">
            <text:p>47.70</text:p>
          </table:table-cell>
          <table:table-cell table:number-columns-repeated="5"/>
        </table:table-row>
        <table:table-row table:style-name="ro1">
          <table:table-cell office:value-type="string">
            <text:p>20231005T011501p1617589</text:p>
          </table:table-cell>
          <table:table-cell table:formula="of:=1/([.D193]*0.7+[.E193]/100*0.3)" office:value-type="float" office:value="1.12605280300924">
            <text:p>1.13</text:p>
          </table:table-cell>
          <table:table-cell office:value-type="float" office:value="956.633510032036">
            <text:p>957</text:p>
          </table:table-cell>
          <table:table-cell table:formula="of:=(ABS([.C193]-[.$O$2]))/[.C193]" office:value-type="float" office:value="1.06975814586894">
            <text:p>1.070</text:p>
          </table:table-cell>
          <table:table-cell office:value-type="float" office:value="46.4090400534955">
            <text:p>46.41</text:p>
          </table:table-cell>
          <table:table-cell office:value-type="float" office:value="5.21967014064555">
            <text:p>5.22</text:p>
          </table:table-cell>
          <table:table-cell office:value-type="float" office:value="25.2989503478793">
            <text:p>25.30</text:p>
          </table:table-cell>
          <table:table-cell office:value-type="float" office:value="316959.987419374">
            <text:p>316960</text:p>
          </table:table-cell>
          <table:table-cell office:value-type="float" office:value="0.333059545873253">
            <text:p>0.333</text:p>
          </table:table-cell>
          <table:table-cell office:value-type="float" office:value="90.325919631622">
            <text:p>90.33</text:p>
          </table:table-cell>
          <table:table-cell table:number-columns-repeated="5"/>
        </table:table-row>
        <table:table-row table:style-name="ro1">
          <table:table-cell office:value-type="string">
            <text:p>20231005T011504p1617646</text:p>
          </table:table-cell>
          <table:table-cell table:formula="of:=1/([.D194]*0.7+[.E194]/100*0.3)" office:value-type="float" office:value="0.836835073860272">
            <text:p>0.84</text:p>
          </table:table-cell>
          <table:table-cell office:value-type="float" office:value="770.141678034185">
            <text:p>770</text:p>
          </table:table-cell>
          <table:table-cell table:formula="of:=(ABS([.C194]-[.$O$2]))/[.C194]" office:value-type="float" office:value="1.57095552217616">
            <text:p>1.571</text:p>
          </table:table-cell>
          <table:table-cell office:value-type="float" office:value="31.7699095036086">
            <text:p>31.77</text:p>
          </table:table-cell>
          <table:table-cell office:value-type="float" office:value="13.08658477842">
            <text:p>13.09</text:p>
          </table:table-cell>
          <table:table-cell office:value-type="float" office:value="25.2989503478793">
            <text:p>25.30</text:p>
          </table:table-cell>
          <table:table-cell office:value-type="float" office:value="251240.715532162">
            <text:p>251241</text:p>
          </table:table-cell>
          <table:table-cell office:value-type="float" office:value="0.1129396257913">
            <text:p>0.113</text:p>
          </table:table-cell>
          <table:table-cell office:value-type="float" office:value="90.9655508861162">
            <text:p>90.97</text:p>
          </table:table-cell>
          <table:table-cell table:number-columns-repeated="5"/>
        </table:table-row>
        <table:table-row table:style-name="ro1">
          <table:table-cell office:value-type="string">
            <text:p>20231005T011437p1617176</text:p>
          </table:table-cell>
          <table:table-cell table:formula="of:=1/([.D195]*0.7+[.E195]/100*0.3)" office:value-type="float" office:value="0.792459272704885">
            <text:p>0.79</text:p>
          </table:table-cell>
          <table:table-cell office:value-type="float" office:value="793.276904868047">
            <text:p>793</text:p>
          </table:table-cell>
          <table:table-cell table:formula="of:=(ABS([.C195]-[.$O$2]))/[.C195]" office:value-type="float" office:value="1.49597585389096">
            <text:p>1.496</text:p>
          </table:table-cell>
          <table:table-cell office:value-type="float" office:value="71.5704683927714">
            <text:p>71.57</text:p>
          </table:table-cell>
          <table:table-cell office:value-type="float" office:value="10.385838150289">
            <text:p>10.39</text:p>
          </table:table-cell>
          <table:table-cell office:value-type="float" office:value="26.3712602624134">
            <text:p>26.37</text:p>
          </table:table-cell>
          <table:table-cell office:value-type="float" office:value="227506.484104262">
            <text:p>227506</text:p>
          </table:table-cell>
          <table:table-cell office:value-type="float" office:value="0.175013243346047">
            <text:p>0.175</text:p>
          </table:table-cell>
          <table:table-cell office:value-type="float" office:value="91.7371152047634">
            <text:p>91.74</text:p>
          </table:table-cell>
          <table:table-cell table:number-columns-repeated="5"/>
        </table:table-row>
        <table:table-row table:style-name="ro1">
          <table:table-cell office:value-type="string">
            <text:p>20231005T011610p1619058</text:p>
          </table:table-cell>
          <table:table-cell table:formula="of:=1/([.D196]*0.7+[.E196]/100*0.3)" office:value-type="float" office:value="0.588965405582255">
            <text:p>0.59</text:p>
          </table:table-cell>
          <table:table-cell office:value-type="float" office:value="620.557443010372">
            <text:p>621</text:p>
          </table:table-cell>
          <table:table-cell table:formula="of:=(ABS([.C196]-[.$O$2]))/[.C196]" office:value-type="float" office:value="2.19067964183117">
            <text:p>2.191</text:p>
          </table:table-cell>
          <table:table-cell office:value-type="float" office:value="54.80561475873">
            <text:p>54.81</text:p>
          </table:table-cell>
          <table:table-cell office:value-type="float" office:value="4.59531518769604">
            <text:p>4.60</text:p>
          </table:table-cell>
          <table:table-cell office:value-type="float" office:value="19.7088211897681">
            <text:p>19.71</text:p>
          </table:table-cell>
          <table:table-cell office:value-type="float" office:value="209556.1917701">
            <text:p>209556</text:p>
          </table:table-cell>
          <table:table-cell office:value-type="float" office:value="0.0513674328143863">
            <text:p>0.051</text:p>
          </table:table-cell>
          <table:table-cell office:value-type="float" office:value="88.8382302866587">
            <text:p>88.84</text:p>
          </table:table-cell>
          <table:table-cell table:number-columns-repeated="5"/>
        </table:table-row>
        <table:table-row table:style-name="ro1">
          <table:table-cell office:value-type="string">
            <text:p>20231005T011601p1618842</text:p>
          </table:table-cell>
          <table:table-cell table:formula="of:=1/([.D197]*0.7+[.E197]/100*0.3)" office:value-type="float" office:value="0.220599972989958">
            <text:p>0.22</text:p>
          </table:table-cell>
          <table:table-cell office:value-type="float" office:value="267.716867212904">
            <text:p>268</text:p>
          </table:table-cell>
          <table:table-cell table:formula="of:=(ABS([.C197]-[.$O$2]))/[.C197]" office:value-type="float" office:value="6.3958731872706">
            <text:p>6.396</text:p>
          </table:table-cell>
          <table:table-cell office:value-type="float" office:value="18.6602974625019">
            <text:p>18.66</text:p>
          </table:table-cell>
          <table:table-cell office:value-type="float" office:value="13.6278901734104">
            <text:p>13.63</text:p>
          </table:table-cell>
          <table:table-cell office:value-type="float" office:value="17.5733853784109">
            <text:p>17.57</text:p>
          </table:table-cell>
          <table:table-cell office:value-type="float" office:value="202446.604817355">
            <text:p>202447</text:p>
          </table:table-cell>
          <table:table-cell office:value-type="float" office:value="0.336304999480628">
            <text:p>0.336</text:p>
          </table:table-cell>
          <table:table-cell office:value-type="float" office:value="77.6931844909734">
            <text:p>77.69</text:p>
          </table:table-cell>
          <table:table-cell table:number-columns-repeated="5"/>
        </table:table-row>
        <table:table-row table:style-name="ro1">
          <table:table-cell office:value-type="string">
            <text:p>20231005T011552p1618658</text:p>
          </table:table-cell>
          <table:table-cell table:formula="of:=1/([.D198]*0.7+[.E198]/100*0.3)" office:value-type="float" office:value="0.508409091283925">
            <text:p>0.51</text:p>
          </table:table-cell>
          <table:table-cell office:value-type="float" office:value="549.92087305116">
            <text:p>550</text:p>
          </table:table-cell>
          <table:table-cell table:formula="of:=(ABS([.C198]-[.$O$2]))/[.C198]" office:value-type="float" office:value="2.60051799636963">
            <text:p>2.601</text:p>
          </table:table-cell>
          <table:table-cell office:value-type="float" office:value="48.8524610700065">
            <text:p>48.85</text:p>
          </table:table-cell>
          <table:table-cell office:value-type="float" office:value="7.31967299025259">
            <text:p>7.32</text:p>
          </table:table-cell>
          <table:table-cell office:value-type="float" office:value="25.2989503478793">
            <text:p>25.30</text:p>
          </table:table-cell>
          <table:table-cell office:value-type="float" office:value="362035.728804449">
            <text:p>362036</text:p>
          </table:table-cell>
          <table:table-cell office:value-type="float" office:value="0.0167547628181913">
            <text:p>0.017</text:p>
          </table:table-cell>
          <table:table-cell office:value-type="float" office:value="42.9541043847664">
            <text:p>42.95</text:p>
          </table:table-cell>
          <table:table-cell table:number-columns-repeated="5"/>
        </table:table-row>
        <table:table-row table:style-name="ro1">
          <table:table-cell office:value-type="string">
            <text:p>20231005T011458p1617533</text:p>
          </table:table-cell>
          <table:table-cell table:formula="of:=1/([.D199]*0.7+[.E199]/100*0.3)" office:value-type="float" office:value="0.655432975911633">
            <text:p>0.66</text:p>
          </table:table-cell>
          <table:table-cell office:value-type="float" office:value="674.302137082137">
            <text:p>674</text:p>
          </table:table-cell>
          <table:table-cell table:formula="of:=(ABS([.C199]-[.$O$2]))/[.C199]" office:value-type="float" office:value="1.93636916022233">
            <text:p>1.936</text:p>
          </table:table-cell>
          <table:table-cell office:value-type="float" office:value="56.7502009091372">
            <text:p>56.75</text:p>
          </table:table-cell>
          <table:table-cell office:value-type="float" office:value="17.4789258188825">
            <text:p>17.48</text:p>
          </table:table-cell>
          <table:table-cell office:value-type="float" office:value="25.2989503478793">
            <text:p>25.30</text:p>
          </table:table-cell>
          <table:table-cell office:value-type="float" office:value="362601.10729372">
            <text:p>362601</text:p>
          </table:table-cell>
          <table:table-cell office:value-type="float" office:value="0.206500555549141">
            <text:p>0.207</text:p>
          </table:table-cell>
          <table:table-cell office:value-type="float" office:value="22.2186447204897">
            <text:p>22.22</text:p>
          </table:table-cell>
          <table:table-cell table:number-columns-repeated="5"/>
        </table:table-row>
        <table:table-row table:style-name="ro1">
          <table:table-cell office:value-type="string">
            <text:p>20231005T011558p1618781</text:p>
          </table:table-cell>
          <table:table-cell table:formula="of:=1/([.D200]*0.7+[.E200]/100*0.3)" office:value-type="float" office:value="0.364737491983167">
            <text:p>0.36</text:p>
          </table:table-cell>
          <table:table-cell office:value-type="float" office:value="426.721720981305">
            <text:p>427</text:p>
          </table:table-cell>
          <table:table-cell table:formula="of:=(ABS([.C200]-[.$O$2]))/[.C200]" office:value-type="float" office:value="3.64002628093719">
            <text:p>3.640</text:p>
          </table:table-cell>
          <table:table-cell office:value-type="float" office:value="64.5598199887183">
            <text:p>64.56</text:p>
          </table:table-cell>
          <table:table-cell office:value-type="float" office:value="16.8304431599229">
            <text:p>16.83</text:p>
          </table:table-cell>
          <table:table-cell office:value-type="float" office:value="32.5844738000519">
            <text:p>32.58</text:p>
          </table:table-cell>
          <table:table-cell office:value-type="float" office:value="253867.374695148">
            <text:p>253867</text:p>
          </table:table-cell>
          <table:table-cell office:value-type="float" office:value="0.00572817600247808">
            <text:p>0.006</text:p>
          </table:table-cell>
          <table:table-cell office:value-type="float" office:value="25.0051746655236">
            <text:p>25.01</text:p>
          </table:table-cell>
          <table:table-cell table:number-columns-repeated="5"/>
        </table:table-row>
        <table:table-row table:style-name="ro1">
          <table:table-cell office:value-type="string">
            <text:p>20231005T011604p1618921</text:p>
          </table:table-cell>
          <table:table-cell table:formula="of:=1/([.D201]*0.7+[.E201]/100*0.3)" office:value-type="float" office:value="0.159825311282579">
            <text:p>0.16</text:p>
          </table:table-cell>
          <table:table-cell office:value-type="float" office:value="201.445571269196">
            <text:p>201</text:p>
          </table:table-cell>
          <table:table-cell table:formula="of:=(ABS([.C201]-[.$O$2]))/[.C201]" office:value-type="float" office:value="8.82895770567268">
            <text:p>8.829</text:p>
          </table:table-cell>
          <table:table-cell office:value-type="float" office:value="25.5202808092987">
            <text:p>25.52</text:p>
          </table:table-cell>
          <table:table-cell office:value-type="float" office:value="14.2569845857418">
            <text:p>14.26</text:p>
          </table:table-cell>
          <table:table-cell office:value-type="float" office:value="30.0051019154027">
            <text:p>30.01</text:p>
          </table:table-cell>
          <table:table-cell office:value-type="float" office:value="326124.202764501">
            <text:p>326124</text:p>
          </table:table-cell>
          <table:table-cell office:value-type="float" office:value="0.0739216198743681">
            <text:p>0.074</text:p>
          </table:table-cell>
          <table:table-cell office:value-type="float" office:value="56.4273308633873">
            <text:p>56.43</text:p>
          </table:table-cell>
          <table:table-cell table:number-columns-repeated="5"/>
        </table:table-row>
        <table:table-row table:style-name="ro1">
          <table:table-cell office:value-type="string">
            <text:p>20231005T011528p1618124</text:p>
          </table:table-cell>
          <table:table-cell table:formula="of:=1/([.D202]*0.7+[.E202]/100*0.3)" office:value-type="float" office:value="0.515331521263216">
            <text:p>0.52</text:p>
          </table:table-cell>
          <table:table-cell office:value-type="float" office:value="532.878956446713">
            <text:p>533</text:p>
          </table:table-cell>
          <table:table-cell table:formula="of:=(ABS([.C202]-[.$O$2]))/[.C202]" office:value-type="float" office:value="2.71566558605134">
            <text:p>2.716</text:p>
          </table:table-cell>
          <table:table-cell office:value-type="float" office:value="13.1775014516628">
            <text:p>13.18</text:p>
          </table:table-cell>
          <table:table-cell office:value-type="float" office:value="14.0443159922929">
            <text:p>14.04</text:p>
          </table:table-cell>
          <table:table-cell office:value-type="float" office:value="21.1927863288964">
            <text:p>21.19</text:p>
          </table:table-cell>
          <table:table-cell office:value-type="float" office:value="399526.652532436">
            <text:p>399527</text:p>
          </table:table-cell>
          <table:table-cell office:value-type="float" office:value="0.0856300984816629">
            <text:p>0.086</text:p>
          </table:table-cell>
          <table:table-cell office:value-type="float" office:value="62.8797885039755">
            <text:p>62.88</text:p>
          </table:table-cell>
          <table:table-cell table:number-columns-repeated="5"/>
        </table:table-row>
        <table:table-row table:style-name="ro1">
          <table:table-cell office:value-type="string">
            <text:p>20231005T011449p1617360</text:p>
          </table:table-cell>
          <table:table-cell table:formula="of:=1/([.D203]*0.7+[.E203]/100*0.3)" office:value-type="float" office:value="0.36683390246939">
            <text:p>0.37</text:p>
          </table:table-cell>
          <table:table-cell office:value-type="float" office:value="421.651701052068">
            <text:p>422</text:p>
          </table:table-cell>
          <table:table-cell table:formula="of:=(ABS([.C203]-[.$O$2]))/[.C203]" office:value-type="float" office:value="3.69581883592472">
            <text:p>3.696</text:p>
          </table:table-cell>
          <table:table-cell office:value-type="float" office:value="46.3187355143233">
            <text:p>46.32</text:p>
          </table:table-cell>
          <table:table-cell office:value-type="float" office:value="8.3000209621633">
            <text:p>8.30</text:p>
          </table:table-cell>
          <table:table-cell office:value-type="float" office:value="18.5939879264163">
            <text:p>18.59</text:p>
          </table:table-cell>
          <table:table-cell office:value-type="float" office:value="345967.114753139">
            <text:p>345967</text:p>
          </table:table-cell>
          <table:table-cell office:value-type="float" office:value="0.122027834999221">
            <text:p>0.122</text:p>
          </table:table-cell>
          <table:table-cell office:value-type="float" office:value="26.2671466414096">
            <text:p>26.27</text:p>
          </table:table-cell>
          <table:table-cell table:number-columns-repeated="5"/>
        </table:table-row>
        <table:table-row table:style-name="ro1">
          <table:table-cell office:value-type="string">
            <text:p>20231005T011549p1618596</text:p>
          </table:table-cell>
          <table:table-cell table:formula="of:=1/([.D204]*0.7+[.E204]/100*0.3)" office:value-type="float" office:value="0.905364258265446">
            <text:p>0.91</text:p>
          </table:table-cell>
          <table:table-cell office:value-type="float" office:value="975.391251643626">
            <text:p>975</text:p>
          </table:table-cell>
          <table:table-cell table:formula="of:=(ABS([.C204]-[.$O$2]))/[.C204]" office:value-type="float" office:value="1.02995464298405">
            <text:p>1.030</text:p>
          </table:table-cell>
          <table:table-cell office:value-type="float" office:value="127.853186109015">
            <text:p>127.85</text:p>
          </table:table-cell>
          <table:table-cell office:value-type="float" office:value="11.0364884393064">
            <text:p>11.04</text:p>
          </table:table-cell>
          <table:table-cell office:value-type="float" office:value="38.4457489782807">
            <text:p>38.45</text:p>
          </table:table-cell>
          <table:table-cell office:value-type="float" office:value="293958.948083014">
            <text:p>293959</text:p>
          </table:table-cell>
          <table:table-cell office:value-type="float" office:value="0.0745826841763509">
            <text:p>0.075</text:p>
          </table:table-cell>
          <table:table-cell office:value-type="float" office:value="94.779216521092">
            <text:p>94.78</text:p>
          </table:table-cell>
          <table:table-cell table:number-columns-repeated="5"/>
        </table:table-row>
        <table:table-row table:style-name="ro1">
          <table:table-cell office:value-type="string">
            <text:p>20231005T011430p1617089</text:p>
          </table:table-cell>
          <table:table-cell table:formula="of:=1/([.D205]*0.7+[.E205]/100*0.3)" office:value-type="float" office:value="0.209865432622125">
            <text:p>0.21</text:p>
          </table:table-cell>
          <table:table-cell office:value-type="float" office:value="262.251491936693">
            <text:p>262</text:p>
          </table:table-cell>
          <table:table-cell table:formula="of:=(ABS([.C205]-[.$O$2]))/[.C205]" office:value-type="float" office:value="6.55000471256792">
            <text:p>6.550</text:p>
          </table:table-cell>
          <table:table-cell office:value-type="float" office:value="59.9849447208785">
            <text:p>59.98</text:p>
          </table:table-cell>
          <table:table-cell office:value-type="float" office:value="18.6435452793834">
            <text:p>18.64</text:p>
          </table:table-cell>
          <table:table-cell office:value-type="float" office:value="14.2291105020245">
            <text:p>14.23</text:p>
          </table:table-cell>
          <table:table-cell office:value-type="float" office:value="369903.710709822">
            <text:p>369904</text:p>
          </table:table-cell>
          <table:table-cell office:value-type="float" office:value="0.331935888702041">
            <text:p>0.332</text:p>
          </table:table-cell>
          <table:table-cell office:value-type="float" office:value="25.0051746655236">
            <text:p>25.01</text:p>
          </table:table-cell>
          <table:table-cell table:number-columns-repeated="5"/>
        </table:table-row>
        <table:table-row table:style-name="ro1">
          <table:table-cell office:value-type="string">
            <text:p>20231005T011531p1618190</text:p>
          </table:table-cell>
          <table:table-cell table:formula="of:=1/([.D206]*0.7+[.E206]/100*0.3)" office:value-type="float" office:value="0.272709073532712">
            <text:p>0.27</text:p>
          </table:table-cell>
          <table:table-cell office:value-type="float" office:value="329.59415156117">
            <text:p>330</text:p>
          </table:table-cell>
          <table:table-cell table:formula="of:=(ABS([.C206]-[.$O$2]))/[.C206]" office:value-type="float" office:value="5.00738814879283">
            <text:p>5.007</text:p>
          </table:table-cell>
          <table:table-cell office:value-type="float" office:value="53.9132189668127">
            <text:p>53.91</text:p>
          </table:table-cell>
          <table:table-cell office:value-type="float" office:value="17.3743978805395">
            <text:p>17.37</text:p>
          </table:table-cell>
          <table:table-cell office:value-type="float" office:value="30.4509034340782">
            <text:p>30.45</text:p>
          </table:table-cell>
          <table:table-cell office:value-type="float" office:value="307565.976320508">
            <text:p>307566</text:p>
          </table:table-cell>
          <table:table-cell office:value-type="float" office:value="0.141844286669533">
            <text:p>0.142</text:p>
          </table:table-cell>
          <table:table-cell office:value-type="float" office:value="44.3170260751159">
            <text:p>44.32</text:p>
          </table:table-cell>
          <table:table-cell table:number-columns-repeated="5"/>
        </table:table-row>
        <table:table-row table:style-name="ro1">
          <table:table-cell office:value-type="string">
            <text:p>20231005T011507p1617695</text:p>
          </table:table-cell>
          <table:table-cell table:formula="of:=1/([.D207]*0.7+[.E207]/100*0.3)" office:value-type="float" office:value="0.574546798244134">
            <text:p>0.57</text:p>
          </table:table-cell>
          <table:table-cell office:value-type="float" office:value="597.385248448757">
            <text:p>597</text:p>
          </table:table-cell>
          <table:table-cell table:formula="of:=(ABS([.C207]-[.$O$2]))/[.C207]" office:value-type="float" office:value="2.31444407966469">
            <text:p>2.314</text:p>
          </table:table-cell>
          <table:table-cell office:value-type="float" office:value="40.1304676026891">
            <text:p>40.13</text:p>
          </table:table-cell>
          <table:table-cell office:value-type="float" office:value="13.9319605009634">
            <text:p>13.93</text:p>
          </table:table-cell>
          <table:table-cell office:value-type="float" office:value="15.3179709393673">
            <text:p>15.32</text:p>
          </table:table-cell>
          <table:table-cell office:value-type="float" office:value="251695.194045688">
            <text:p>251695</text:p>
          </table:table-cell>
          <table:table-cell office:value-type="float" office:value="0.317896894821504">
            <text:p>0.318</text:p>
          </table:table-cell>
          <table:table-cell office:value-type="float" office:value="91.7371152047634">
            <text:p>91.74</text:p>
          </table:table-cell>
          <table:table-cell table:number-columns-repeated="5"/>
        </table:table-row>
        <table:table-row table:style-name="ro1">
          <table:table-cell office:value-type="string">
            <text:p>20231005T011543p1618467</text:p>
          </table:table-cell>
          <table:table-cell table:formula="of:=1/([.D208]*0.7+[.E208]/100*0.3)" office:value-type="float" office:value="0.178181687060319">
            <text:p>0.18</text:p>
          </table:table-cell>
          <table:table-cell office:value-type="float" office:value="222.125438176768">
            <text:p>222</text:p>
          </table:table-cell>
          <table:table-cell table:formula="of:=(ABS([.C208]-[.$O$2]))/[.C208]" office:value-type="float" office:value="7.91388224713061">
            <text:p>7.914</text:p>
          </table:table-cell>
          <table:table-cell office:value-type="float" office:value="24.1771516476818">
            <text:p>24.18</text:p>
          </table:table-cell>
          <table:table-cell office:value-type="float" office:value="18.3619942196532">
            <text:p>18.36</text:p>
          </table:table-cell>
          <table:table-cell office:value-type="float" office:value="39.4335644399744">
            <text:p>39.43</text:p>
          </table:table-cell>
          <table:table-cell office:value-type="float" office:value="345967.114753139">
            <text:p>345967</text:p>
          </table:table-cell>
          <table:table-cell office:value-type="float" office:value="0.0215298972465311">
            <text:p>0.022</text:p>
          </table:table-cell>
          <table:table-cell office:value-type="float" office:value="45.3668120498157">
            <text:p>45.37</text:p>
          </table:table-cell>
          <table:table-cell table:number-columns-repeated="5"/>
        </table:table-row>
        <table:table-row table:style-name="ro1">
          <table:table-cell office:value-type="string">
            <text:p>20231005T011546p1618534</text:p>
          </table:table-cell>
          <table:table-cell table:formula="of:=1/([.D209]*0.7+[.E209]/100*0.3)" office:value-type="float" office:value="0.299612425795339">
            <text:p>0.30</text:p>
          </table:table-cell>
          <table:table-cell office:value-type="float" office:value="355.036805298954">
            <text:p>355</text:p>
          </table:table-cell>
          <table:table-cell table:formula="of:=(ABS([.C209]-[.$O$2]))/[.C209]" office:value-type="float" office:value="4.57688659442721">
            <text:p>4.577</text:p>
          </table:table-cell>
          <table:table-cell office:value-type="float" office:value="44.6082226518829">
            <text:p>44.61</text:p>
          </table:table-cell>
          <table:table-cell office:value-type="float" office:value="18.4114884393064">
            <text:p>18.41</text:p>
          </table:table-cell>
          <table:table-cell office:value-type="float" office:value="37.4803036260398">
            <text:p>37.48</text:p>
          </table:table-cell>
          <table:table-cell office:value-type="float" office:value="261658.953459979">
            <text:p>261659</text:p>
          </table:table-cell>
          <table:table-cell office:value-type="float" office:value="0.208720539201326">
            <text:p>0.209</text:p>
          </table:table-cell>
          <table:table-cell office:value-type="float" office:value="23.0548879162344">
            <text:p>23.05</text:p>
          </table:table-cell>
          <table:table-cell table:number-columns-repeated="5"/>
        </table:table-row>
        <table:table-row table:style-name="ro1">
          <table:table-cell office:value-type="string">
            <text:p>20231005T011440p1617229</text:p>
          </table:table-cell>
          <table:table-cell table:formula="of:=1/([.D210]*0.7+[.E210]/100*0.3)" office:value-type="float" office:value="0.163185462905392">
            <text:p>0.16</text:p>
          </table:table-cell>
          <table:table-cell office:value-type="float" office:value="206.641367537929">
            <text:p>207</text:p>
          </table:table-cell>
          <table:table-cell table:formula="of:=(ABS([.C210]-[.$O$2]))/[.C210]" office:value-type="float" office:value="8.58181812088797">
            <text:p>8.582</text:p>
          </table:table-cell>
          <table:table-cell office:value-type="float" office:value="40.2413830463384">
            <text:p>40.24</text:p>
          </table:table-cell>
          <table:table-cell office:value-type="float" office:value="18.3851156069364">
            <text:p>18.39</text:p>
          </table:table-cell>
          <table:table-cell office:value-type="float" office:value="29.9285155196517">
            <text:p>29.93</text:p>
          </table:table-cell>
          <table:table-cell office:value-type="float" office:value="288157.426721472">
            <text:p>288157</text:p>
          </table:table-cell>
          <table:table-cell office:value-type="float" office:value="0.0752885203126786">
            <text:p>0.075</text:p>
          </table:table-cell>
          <table:table-cell office:value-type="float" office:value="42.1529589057336">
            <text:p>42.15</text:p>
          </table:table-cell>
          <table:table-cell table:number-columns-repeated="5"/>
        </table:table-row>
        <table:table-row table:style-name="ro1">
          <table:table-cell office:value-type="string">
            <text:p>20231005T011455p1617479</text:p>
          </table:table-cell>
          <table:table-cell table:formula="of:=1/([.D211]*0.7+[.E211]/100*0.3)" office:value-type="float" office:value="0.861161396161093">
            <text:p>0.86</text:p>
          </table:table-cell>
          <table:table-cell office:value-type="float" office:value="786.358200132921">
            <text:p>786</text:p>
          </table:table-cell>
          <table:table-cell table:formula="of:=(ABS([.C211]-[.$O$2]))/[.C211]" office:value-type="float" office:value="1.51793648195608">
            <text:p>1.518</text:p>
          </table:table-cell>
          <table:table-cell office:value-type="float" office:value="32.8889916644992">
            <text:p>32.89</text:p>
          </table:table-cell>
          <table:table-cell office:value-type="float" office:value="13.8887283236994">
            <text:p>13.89</text:p>
          </table:table-cell>
          <table:table-cell office:value-type="float" office:value="31.1779064124332">
            <text:p>31.18</text:p>
          </table:table-cell>
          <table:table-cell office:value-type="float" office:value="343441.856535505">
            <text:p>343442</text:p>
          </table:table-cell>
          <table:table-cell office:value-type="float" office:value="0.33480084081529">
            <text:p>0.335</text:p>
          </table:table-cell>
          <table:table-cell office:value-type="float" office:value="92.6994891237151">
            <text:p>92.70</text:p>
          </table:table-cell>
          <table:table-cell table:number-columns-repeated="5"/>
        </table:table-row>
        <table:table-row table:style-name="ro1">
          <table:table-cell office:value-type="string">
            <text:p>20231005T011555p1618730</text:p>
          </table:table-cell>
          <table:table-cell table:formula="of:=1/([.D212]*0.7+[.E212]/100*0.3)" office:value-type="float" office:value="0.864083660499704">
            <text:p>0.86</text:p>
          </table:table-cell>
          <table:table-cell office:value-type="float" office:value="809.778820945464">
            <text:p>810</text:p>
          </table:table-cell>
          <table:table-cell table:formula="of:=(ABS([.C212]-[.$O$2]))/[.C212]" office:value-type="float" office:value="1.44511210812878">
            <text:p>1.445</text:p>
          </table:table-cell>
          <table:table-cell office:value-type="float" office:value="48.5722905465477">
            <text:p>48.57</text:p>
          </table:table-cell>
          <table:table-cell office:value-type="float" office:value="7.19840025094103">
            <text:p>7.20</text:p>
          </table:table-cell>
          <table:table-cell office:value-type="float" office:value="13.3584140449996">
            <text:p>13.36</text:p>
          </table:table-cell>
          <table:table-cell office:value-type="float" office:value="301341.657353893">
            <text:p>301342</text:p>
          </table:table-cell>
          <table:table-cell office:value-type="float" office:value="0.143293361784823">
            <text:p>0.143</text:p>
          </table:table-cell>
          <table:table-cell office:value-type="float" office:value="8.72217254893589">
            <text:p>8.72</text:p>
          </table:table-cell>
          <table:table-cell table:number-columns-repeated="5"/>
        </table:table-row>
        <table:table-row table:style-name="ro1">
          <table:table-cell office:value-type="string">
            <text:p>20231005T011519p1617947</text:p>
          </table:table-cell>
          <table:table-cell table:formula="of:=1/([.D213]*0.7+[.E213]/100*0.3)" office:value-type="float" office:value="0.746274862767134">
            <text:p>0.75</text:p>
          </table:table-cell>
          <table:table-cell office:value-type="float" office:value="736.596490988227">
            <text:p>737</text:p>
          </table:table-cell>
          <table:table-cell table:formula="of:=(ABS([.C213]-[.$O$2]))/[.C213]" office:value-type="float" office:value="1.68803887097481">
            <text:p>1.688</text:p>
          </table:table-cell>
          <table:table-cell office:value-type="float" office:value="52.787215608546">
            <text:p>52.79</text:p>
          </table:table-cell>
          <table:table-cell office:value-type="float" office:value="6.05681473236871">
            <text:p>6.06</text:p>
          </table:table-cell>
          <table:table-cell office:value-type="float" office:value="18.6231873370016">
            <text:p>18.62</text:p>
          </table:table-cell>
          <table:table-cell office:value-type="float" office:value="376946.981872697">
            <text:p>376947</text:p>
          </table:table-cell>
          <table:table-cell office:value-type="float" office:value="0.147874144680084">
            <text:p>0.148</text:p>
          </table:table-cell>
          <table:table-cell office:value-type="float" office:value="86.569731730523">
            <text:p>86.57</text:p>
          </table:table-cell>
          <table:table-cell table:number-columns-repeated="5"/>
        </table:table-row>
        <table:table-row table:style-name="ro1">
          <table:table-cell office:value-type="string">
            <text:p>20231005T011607p1618978</text:p>
          </table:table-cell>
          <table:table-cell table:formula="of:=1/([.D214]*0.7+[.E214]/100*0.3)" office:value-type="float" office:value="1.00147635812464">
            <text:p>1.00</text:p>
          </table:table-cell>
          <table:table-cell office:value-type="float" office:value="917.585235016234">
            <text:p>918</text:p>
          </table:table-cell>
          <table:table-cell table:formula="of:=(ABS([.C214]-[.$O$2]))/[.C214]" office:value-type="float" office:value="1.15783768574368">
            <text:p>1.158</text:p>
          </table:table-cell>
          <table:table-cell office:value-type="float" office:value="62.6798127583065">
            <text:p>62.68</text:p>
          </table:table-cell>
          <table:table-cell office:value-type="float" office:value="17.8571772639692">
            <text:p>17.86</text:p>
          </table:table-cell>
          <table:table-cell office:value-type="float" office:value="20.1287844571392">
            <text:p>20.13</text:p>
          </table:table-cell>
          <table:table-cell office:value-type="float" office:value="236771.68895194">
            <text:p>236772</text:p>
          </table:table-cell>
          <table:table-cell office:value-type="float" office:value="0.0394353296685117">
            <text:p>0.039</text:p>
          </table:table-cell>
          <table:table-cell office:value-type="float" office:value="1.42001721761638">
            <text:p>1.42</text:p>
          </table:table-cell>
          <table:table-cell table:number-columns-repeated="5"/>
        </table:table-row>
        <table:table-row table:style-name="ro1">
          <table:table-cell office:value-type="string">
            <text:p>20231005T011433p1617136</text:p>
          </table:table-cell>
          <table:table-cell table:formula="of:=1/([.D215]*0.7+[.E215]/100*0.3)" office:value-type="float" office:value="0.732420522925337">
            <text:p>0.73</text:p>
          </table:table-cell>
          <table:table-cell office:value-type="float" office:value="759.702778218981">
            <text:p>760</text:p>
          </table:table-cell>
          <table:table-cell table:formula="of:=(ABS([.C215]-[.$O$2]))/[.C215]" office:value-type="float" office:value="1.6062824261902">
            <text:p>1.606</text:p>
          </table:table-cell>
          <table:table-cell office:value-type="float" office:value="80.3127184848996">
            <text:p>80.31</text:p>
          </table:table-cell>
          <table:table-cell office:value-type="float" office:value="7.45476414600983">
            <text:p>7.45</text:p>
          </table:table-cell>
          <table:table-cell office:value-type="float" office:value="22.9996784027839">
            <text:p>23.00</text:p>
          </table:table-cell>
          <table:table-cell office:value-type="float" office:value="266155.252915847">
            <text:p>266155</text:p>
          </table:table-cell>
          <table:table-cell office:value-type="float" office:value="0.0131065101121515">
            <text:p>0.013</text:p>
          </table:table-cell>
          <table:table-cell office:value-type="float" office:value="8.56141579773212">
            <text:p>8.56</text:p>
          </table:table-cell>
          <table:table-cell table:number-columns-repeated="5"/>
        </table:table-row>
        <table:table-row table:style-name="ro1">
          <table:table-cell office:value-type="string">
            <text:p>20231005T011510p1617754</text:p>
          </table:table-cell>
          <table:table-cell table:formula="of:=1/([.D216]*0.7+[.E216]/100*0.3)" office:value-type="float" office:value="1.13605240783535">
            <text:p>1.14</text:p>
          </table:table-cell>
          <table:table-cell office:value-type="float" office:value="1012.81534656126">
            <text:p>1013</text:p>
          </table:table-cell>
          <table:table-cell table:formula="of:=(ABS([.C216]-[.$O$2]))/[.C216]" office:value-type="float" office:value="0.954946680777057">
            <text:p>0.955</text:p>
          </table:table-cell>
          <table:table-cell office:value-type="float" office:value="70.592801618668">
            <text:p>70.59</text:p>
          </table:table-cell>
          <table:table-cell office:value-type="float" office:value="17.8863198458574">
            <text:p>17.89</text:p>
          </table:table-cell>
          <table:table-cell office:value-type="float" office:value="35.1803088100482">
            <text:p>35.18</text:p>
          </table:table-cell>
          <table:table-cell office:value-type="float" office:value="241952.2698605">
            <text:p>241952</text:p>
          </table:table-cell>
          <table:table-cell office:value-type="float" office:value="0.0886345214741099">
            <text:p>0.089</text:p>
          </table:table-cell>
          <table:table-cell office:value-type="float" office:value="1.42001721761638">
            <text:p>1.42</text:p>
          </table:table-cell>
          <table:table-cell table:number-columns-repeated="5"/>
        </table:table-row>
        <table:table-row table:style-name="ro1">
          <table:table-cell office:value-type="string">
            <text:p>20231005T011540p1618406</text:p>
          </table:table-cell>
          <table:table-cell table:formula="of:=1/([.D217]*0.7+[.E217]/100*0.3)" office:value-type="float" office:value="0.678504122746121">
            <text:p>0.68</text:p>
          </table:table-cell>
          <table:table-cell office:value-type="float" office:value="676.789668365013">
            <text:p>677</text:p>
          </table:table-cell>
          <table:table-cell table:formula="of:=(ABS([.C217]-[.$O$2]))/[.C217]" office:value-type="float" office:value="1.92557657504329">
            <text:p>1.926</text:p>
          </table:table-cell>
          <table:table-cell office:value-type="float" office:value="41.975597865212">
            <text:p>41.98</text:p>
          </table:table-cell>
          <table:table-cell office:value-type="float" office:value="6.12895881817262">
            <text:p>6.13</text:p>
          </table:table-cell>
          <table:table-cell office:value-type="float" office:value="27.6052909789458">
            <text:p>27.61</text:p>
          </table:table-cell>
          <table:table-cell office:value-type="float" office:value="380080.464274218">
            <text:p>380080</text:p>
          </table:table-cell>
          <table:table-cell office:value-type="float" office:value="0.108812914183975">
            <text:p>0.109</text:p>
          </table:table-cell>
          <table:table-cell office:value-type="float" office:value="88.8382302866587">
            <text:p>88.84</text:p>
          </table:table-cell>
          <table:table-cell table:number-columns-repeated="5"/>
        </table:table-row>
        <table:table-row table:style-name="ro1">
          <table:table-cell office:value-type="string">
            <text:p>20231005T011452p1617423</text:p>
          </table:table-cell>
          <table:table-cell table:formula="of:=1/([.D218]*0.7+[.E218]/100*0.3)" office:value-type="float" office:value="1.32641265409363">
            <text:p>1.33</text:p>
          </table:table-cell>
          <table:table-cell office:value-type="float" office:value="1080.48865431462">
            <text:p>1080</text:p>
          </table:table-cell>
          <table:table-cell table:formula="of:=(ABS([.C218]-[.$O$2]))/[.C218]" office:value-type="float" office:value="0.832504202698881">
            <text:p>0.833</text:p>
          </table:table-cell>
          <table:table-cell office:value-type="float" office:value="57.0534172170297">
            <text:p>57.05</text:p>
          </table:table-cell>
          <table:table-cell office:value-type="float" office:value="7.44843798976074">
            <text:p>7.45</text:p>
          </table:table-cell>
          <table:table-cell office:value-type="float" office:value="31.6987984576957">
            <text:p>31.70</text:p>
          </table:table-cell>
          <table:table-cell office:value-type="float" office:value="326018.885844339">
            <text:p>326019</text:p>
          </table:table-cell>
          <table:table-cell office:value-type="float" office:value="0.206892776415174">
            <text:p>0.207</text:p>
          </table:table-cell>
          <table:table-cell office:value-type="float" office:value="4.26033858765522">
            <text:p>4.26</text:p>
          </table:table-cell>
          <table:table-cell table:number-columns-repeated="5"/>
        </table:table-row>
        <table:table-row table:style-name="ro1">
          <table:table-cell office:value-type="string">
            <text:p>20231005T011613p1619104</text:p>
          </table:table-cell>
          <table:table-cell table:formula="of:=1/([.D219]*0.7+[.E219]/100*0.3)" office:value-type="float" office:value="1.16139134124523">
            <text:p>1.16</text:p>
          </table:table-cell>
          <table:table-cell office:value-type="float" office:value="947.984095177891">
            <text:p>948</text:p>
          </table:table-cell>
          <table:table-cell table:formula="of:=(ABS([.C219]-[.$O$2]))/[.C219]" office:value-type="float" office:value="1.08864263659239">
            <text:p>1.089</text:p>
          </table:table-cell>
          <table:table-cell office:value-type="float" office:value="32.9954551416438">
            <text:p>33.00</text:p>
          </table:table-cell>
          <table:table-cell office:value-type="float" office:value="7.29670674333508">
            <text:p>7.30</text:p>
          </table:table-cell>
          <table:table-cell office:value-type="float" office:value="19.1160048086458">
            <text:p>19.12</text:p>
          </table:table-cell>
          <table:table-cell office:value-type="float" office:value="202521.243317815">
            <text:p>202521</text:p>
          </table:table-cell>
          <table:table-cell office:value-type="float" office:value="0.357180181642233">
            <text:p>0.357</text:p>
          </table:table-cell>
          <table:table-cell office:value-type="float" office:value="5.76103783957698">
            <text:p>5.76</text:p>
          </table:table-cell>
          <table:table-cell table:number-columns-repeated="5"/>
        </table:table-row>
        <table:table-row table:style-name="ro1">
          <table:table-cell office:value-type="string">
            <text:p>20231005T011616p1619220</text:p>
          </table:table-cell>
          <table:table-cell table:formula="of:=1/([.D220]*0.7+[.E220]/100*0.3)" office:value-type="float" office:value="1.18714936418849">
            <text:p>1.19</text:p>
          </table:table-cell>
          <table:table-cell office:value-type="float" office:value="996.937542334752">
            <text:p>997</text:p>
          </table:table-cell>
          <table:table-cell table:formula="of:=(ABS([.C220]-[.$O$2]))/[.C220]" office:value-type="float" office:value="0.986082292941833">
            <text:p>0.986</text:p>
          </table:table-cell>
          <table:table-cell office:value-type="float" office:value="50.698793955337">
            <text:p>50.70</text:p>
          </table:table-cell>
          <table:table-cell office:value-type="float" office:value="7.29564581046469">
            <text:p>7.30</text:p>
          </table:table-cell>
          <table:table-cell office:value-type="float" office:value="19.1160048086458">
            <text:p>19.12</text:p>
          </table:table-cell>
          <table:table-cell office:value-type="float" office:value="202521.243317815">
            <text:p>202521</text:p>
          </table:table-cell>
          <table:table-cell office:value-type="float" office:value="0.357180181642233">
            <text:p>0.357</text:p>
          </table:table-cell>
          <table:table-cell office:value-type="float" office:value="5.76103783957698">
            <text:p>5.76</text:p>
          </table:table-cell>
          <table:table-cell table:number-columns-repeated="5"/>
        </table:table-row>
        <table:table-row table:style-name="ro1">
          <table:table-cell office:value-type="string">
            <text:p>20231005T011443p1617262</text:p>
          </table:table-cell>
          <table:table-cell table:formula="of:=1/([.D221]*0.7+[.E221]/100*0.3)" office:value-type="float" office:value="0.30842552632221">
            <text:p>0.31</text:p>
          </table:table-cell>
          <table:table-cell office:value-type="float" office:value="365.666211347901">
            <text:p>366</text:p>
          </table:table-cell>
          <table:table-cell table:formula="of:=(ABS([.C221]-[.$O$2]))/[.C221]" office:value-type="float" office:value="4.41477429019602">
            <text:p>4.415</text:p>
          </table:table-cell>
          <table:table-cell office:value-type="float" office:value="50.6439287797648">
            <text:p>50.64</text:p>
          </table:table-cell>
          <table:table-cell office:value-type="float" office:value="18.4919315992293">
            <text:p>18.49</text:p>
          </table:table-cell>
          <table:table-cell office:value-type="float" office:value="29.9285155196517">
            <text:p>29.93</text:p>
          </table:table-cell>
          <table:table-cell office:value-type="float" office:value="265775.825589525">
            <text:p>265776</text:p>
          </table:table-cell>
          <table:table-cell office:value-type="float" office:value="0.239321196073918">
            <text:p>0.239</text:p>
          </table:table-cell>
          <table:table-cell office:value-type="float" office:value="11.3791717546919">
            <text:p>11.38</text:p>
          </table:table-cell>
          <table:table-cell table:number-columns-repeated="5"/>
        </table:table-row>
        <table:table-row table:style-name="ro1">
          <table:table-cell office:value-type="string">
            <text:p>20231005T011516p1617876</text:p>
          </table:table-cell>
          <table:table-cell table:formula="of:=1/([.D222]*0.7+[.E222]/100*0.3)" office:value-type="float" office:value="1.16720129231742">
            <text:p>1.17</text:p>
          </table:table-cell>
          <table:table-cell office:value-type="float" office:value="1045.1111104431">
            <text:p>1045</text:p>
          </table:table-cell>
          <table:table-cell table:formula="of:=(ABS([.C222]-[.$O$2]))/[.C222]" office:value-type="float" office:value="0.894535404145241">
            <text:p>0.895</text:p>
          </table:table-cell>
          <table:table-cell office:value-type="float" office:value="76.8584893202827">
            <text:p>76.86</text:p>
          </table:table-cell>
          <table:table-cell office:value-type="float" office:value="7.96981132075472">
            <text:p>7.97</text:p>
          </table:table-cell>
          <table:table-cell office:value-type="float" office:value="12.6821532387664">
            <text:p>12.68</text:p>
          </table:table-cell>
          <table:table-cell office:value-type="float" office:value="253600.62528963">
            <text:p>253601</text:p>
          </table:table-cell>
          <table:table-cell office:value-type="float" office:value="0.0710956062147838">
            <text:p>0.071</text:p>
          </table:table-cell>
          <table:table-cell office:value-type="float" office:value="2.76663450046311">
            <text:p>2.77</text:p>
          </table:table-cell>
          <table:table-cell table:number-columns-repeated="5"/>
        </table:table-row>
        <table:table-row table:style-name="ro1">
          <table:table-cell office:value-type="string">
            <text:p>20231005T011513p1617804</text:p>
          </table:table-cell>
          <table:table-cell table:formula="of:=1/([.D223]*0.7+[.E223]/100*0.3)" office:value-type="float" office:value="0.7367958182309">
            <text:p>0.74</text:p>
          </table:table-cell>
          <table:table-cell office:value-type="float" office:value="740.714567850177">
            <text:p>741</text:p>
          </table:table-cell>
          <table:table-cell table:formula="of:=(ABS([.C223]-[.$O$2]))/[.C223]" office:value-type="float" office:value="1.67309444952147">
            <text:p>1.673</text:p>
          </table:table-cell>
          <table:table-cell office:value-type="float" office:value="62.0206669966541">
            <text:p>62.02</text:p>
          </table:table-cell>
          <table:table-cell office:value-type="float" office:value="19.1660645472062">
            <text:p>19.17</text:p>
          </table:table-cell>
          <table:table-cell office:value-type="float" office:value="29.9285155196517">
            <text:p>29.93</text:p>
          </table:table-cell>
          <table:table-cell office:value-type="float" office:value="224175.100950535">
            <text:p>224175</text:p>
          </table:table-cell>
          <table:table-cell office:value-type="float" office:value="0.137236667757281">
            <text:p>0.137</text:p>
          </table:table-cell>
          <table:table-cell office:value-type="float" office:value="1.2622802910454">
            <text:p>1.26</text:p>
          </table:table-cell>
          <table:table-cell table:number-columns-repeated="5"/>
        </table:table-row>
        <table:table-row table:style-name="ro1">
          <table:table-cell office:value-type="string">
            <text:p>20231005T095747p1658874</text:p>
          </table:table-cell>
          <table:table-cell table:formula="of:=1/([.D224]*0.7+[.E224]/100*0.3)" office:value-type="float" office:value="0.434302153261414">
            <text:p>0.43</text:p>
          </table:table-cell>
          <table:table-cell office:value-type="float" office:value="509.009325075441">
            <text:p>509</text:p>
          </table:table-cell>
          <table:table-cell table:formula="of:=(ABS([.C224]-[.$O$2]))/[.C224]" office:value-type="float" office:value="2.88990908900646">
            <text:p>2.890</text:p>
          </table:table-cell>
          <table:table-cell office:value-type="float" office:value="93.2026862162041">
            <text:p>93.20</text:p>
          </table:table-cell>
          <table:table-cell office:value-type="float" office:value="10.6799132947977">
            <text:p>10.68</text:p>
          </table:table-cell>
          <table:table-cell office:value-type="float" office:value="25.7380065803983">
            <text:p>25.74</text:p>
          </table:table-cell>
          <table:table-cell office:value-type="float" office:value="316959.987419374">
            <text:p>316960</text:p>
          </table:table-cell>
          <table:table-cell office:value-type="float" office:value="0.277640714883522">
            <text:p>0.278</text:p>
          </table:table-cell>
          <table:table-cell office:value-type="float" office:value="51.9894513875777">
            <text:p>51.99</text:p>
          </table:table-cell>
          <table:table-cell table:number-columns-repeated="5"/>
        </table:table-row>
        <table:table-row table:style-name="ro1">
          <table:table-cell office:value-type="string">
            <text:p>20231005T095631p1657284</text:p>
          </table:table-cell>
          <table:table-cell table:formula="of:=1/([.D225]*0.7+[.E225]/100*0.3)" office:value-type="float" office:value="0.579409413340309">
            <text:p>0.58</text:p>
          </table:table-cell>
          <table:table-cell office:value-type="float" office:value="603.653014450988">
            <text:p>604</text:p>
          </table:table-cell>
          <table:table-cell table:formula="of:=(ABS([.C225]-[.$O$2]))/[.C225]" office:value-type="float" office:value="2.28003000498685">
            <text:p>2.280</text:p>
          </table:table-cell>
          <table:table-cell office:value-type="float" office:value="43.2914418003479">
            <text:p>43.29</text:p>
          </table:table-cell>
          <table:table-cell office:value-type="float" office:value="10.5823699421965">
            <text:p>10.58</text:p>
          </table:table-cell>
          <table:table-cell office:value-type="float" office:value="22.8097278746884">
            <text:p>22.81</text:p>
          </table:table-cell>
          <table:table-cell office:value-type="float" office:value="301341.657353893">
            <text:p>301342</text:p>
          </table:table-cell>
          <table:table-cell office:value-type="float" office:value="0.192677739410755">
            <text:p>0.193</text:p>
          </table:table-cell>
          <table:table-cell office:value-type="float" office:value="56.3109988218139">
            <text:p>56.31</text:p>
          </table:table-cell>
          <table:table-cell table:number-columns-repeated="5"/>
        </table:table-row>
        <table:table-row table:style-name="ro1">
          <table:table-cell office:value-type="string">
            <text:p>20231005T095741p1658758</text:p>
          </table:table-cell>
          <table:table-cell table:formula="of:=1/([.D226]*0.7+[.E226]/100*0.3)" office:value-type="float" office:value="0.440262908561399">
            <text:p>0.44</text:p>
          </table:table-cell>
          <table:table-cell office:value-type="float" office:value="545.071031511448">
            <text:p>545</text:p>
          </table:table-cell>
          <table:table-cell table:formula="of:=(ABS([.C226]-[.$O$2]))/[.C226]" office:value-type="float" office:value="2.63255408108845">
            <text:p>2.633</text:p>
          </table:table-cell>
          <table:table-cell office:value-type="float" office:value="142.860742714644">
            <text:p>142.86</text:p>
          </table:table-cell>
          <table:table-cell office:value-type="float" office:value="10.0879094412331">
            <text:p>10.09</text:p>
          </table:table-cell>
          <table:table-cell office:value-type="float" office:value="20.30295066715">
            <text:p>20.30</text:p>
          </table:table-cell>
          <table:table-cell office:value-type="float" office:value="367292.632449659">
            <text:p>367293</text:p>
          </table:table-cell>
          <table:table-cell office:value-type="float" office:value="0.357180181642233">
            <text:p>0.357</text:p>
          </table:table-cell>
          <table:table-cell office:value-type="float" office:value="55.4836914064477">
            <text:p>55.48</text:p>
          </table:table-cell>
          <table:table-cell table:number-columns-repeated="5"/>
        </table:table-row>
        <table:table-row table:style-name="ro1">
          <table:table-cell office:value-type="string">
            <text:p>20231005T095713p1658124</text:p>
          </table:table-cell>
          <table:table-cell table:formula="of:=1/([.D227]*0.7+[.E227]/100*0.3)" office:value-type="float" office:value="0.264749679653701">
            <text:p>0.26</text:p>
          </table:table-cell>
          <table:table-cell office:value-type="float" office:value="344.566874682917">
            <text:p>345</text:p>
          </table:table-cell>
          <table:table-cell table:formula="of:=(ABS([.C227]-[.$O$2]))/[.C227]" office:value-type="float" office:value="4.74634460094885">
            <text:p>4.746</text:p>
          </table:table-cell>
          <table:table-cell office:value-type="float" office:value="151.570534247505">
            <text:p>151.57</text:p>
          </table:table-cell>
          <table:table-cell office:value-type="float" office:value="10.5222784200385">
            <text:p>10.52</text:p>
          </table:table-cell>
          <table:table-cell office:value-type="float" office:value="19.7407975732598">
            <text:p>19.74</text:p>
          </table:table-cell>
          <table:table-cell office:value-type="float" office:value="202521.243317815">
            <text:p>202521</text:p>
          </table:table-cell>
          <table:table-cell office:value-type="float" office:value="0.196246166786368">
            <text:p>0.196</text:p>
          </table:table-cell>
          <table:table-cell office:value-type="float" office:value="54.4840606422023">
            <text:p>54.48</text:p>
          </table:table-cell>
          <table:table-cell table:number-columns-repeated="5"/>
        </table:table-row>
        <table:table-row table:style-name="ro1">
          <table:table-cell office:value-type="string">
            <text:p>20231005T095759p1659116</text:p>
          </table:table-cell>
          <table:table-cell table:formula="of:=1/([.D228]*0.7+[.E228]/100*0.3)" office:value-type="float" office:value="0.466029997432893">
            <text:p>0.47</text:p>
          </table:table-cell>
          <table:table-cell office:value-type="float" office:value="532.265037283211">
            <text:p>532</text:p>
          </table:table-cell>
          <table:table-cell table:formula="of:=(ABS([.C228]-[.$O$2]))/[.C228]" office:value-type="float" office:value="2.71995126733539">
            <text:p>2.720</text:p>
          </table:table-cell>
          <table:table-cell office:value-type="float" office:value="80.6062436088096">
            <text:p>80.61</text:p>
          </table:table-cell>
          <table:table-cell office:value-type="float" office:value="11.3139142994704">
            <text:p>11.31</text:p>
          </table:table-cell>
          <table:table-cell office:value-type="float" office:value="35.0571563494853">
            <text:p>35.06</text:p>
          </table:table-cell>
          <table:table-cell office:value-type="float" office:value="299658.045015694">
            <text:p>299658</text:p>
          </table:table-cell>
          <table:table-cell office:value-type="float" office:value="0.0886345214741099">
            <text:p>0.089</text:p>
          </table:table-cell>
          <table:table-cell office:value-type="float" office:value="60.5979065375515">
            <text:p>60.60</text:p>
          </table:table-cell>
          <table:table-cell table:number-columns-repeated="5"/>
        </table:table-row>
        <table:table-row table:style-name="ro1">
          <table:table-cell office:value-type="string">
            <text:p>20231005T095756p1659041</text:p>
          </table:table-cell>
          <table:table-cell table:formula="of:=1/([.D229]*0.7+[.E229]/100*0.3)" office:value-type="float" office:value="0.368835726994796">
            <text:p>0.37</text:p>
          </table:table-cell>
          <table:table-cell office:value-type="float" office:value="436.603768150866">
            <text:p>437</text:p>
          </table:table-cell>
          <table:table-cell table:formula="of:=(ABS([.C229]-[.$O$2]))/[.C229]" office:value-type="float" office:value="3.53500437796456">
            <text:p>3.535</text:p>
          </table:table-cell>
          <table:table-cell office:value-type="float" office:value="78.9103448464564">
            <text:p>78.91</text:p>
          </table:table-cell>
          <table:table-cell office:value-type="float" office:value="11.311295761079">
            <text:p>11.31</text:p>
          </table:table-cell>
          <table:table-cell office:value-type="float" office:value="35.0571563494853">
            <text:p>35.06</text:p>
          </table:table-cell>
          <table:table-cell office:value-type="float" office:value="299658.045015694">
            <text:p>299658</text:p>
          </table:table-cell>
          <table:table-cell office:value-type="float" office:value="0.0886345214741099">
            <text:p>0.089</text:p>
          </table:table-cell>
          <table:table-cell office:value-type="float" office:value="60.5979065375515">
            <text:p>60.60</text:p>
          </table:table-cell>
          <table:table-cell table:number-columns-repeated="5"/>
        </table:table-row>
        <table:table-row table:style-name="ro1">
          <table:table-cell office:value-type="string">
            <text:p>20231005T095619p1657098</text:p>
          </table:table-cell>
          <table:table-cell table:formula="of:=1/([.D230]*0.7+[.E230]/100*0.3)" office:value-type="float" office:value="0.368386543848522">
            <text:p>0.37</text:p>
          </table:table-cell>
          <table:table-cell office:value-type="float" office:value="432.420985797827">
            <text:p>432</text:p>
          </table:table-cell>
          <table:table-cell table:formula="of:=(ABS([.C230]-[.$O$2]))/[.C230]" office:value-type="float" office:value="3.57887120428916">
            <text:p>3.579</text:p>
          </table:table-cell>
          <table:table-cell office:value-type="float" office:value="69.7767110921334">
            <text:p>69.78</text:p>
          </table:table-cell>
          <table:table-cell office:value-type="float" office:value="10.5821290944123">
            <text:p>10.58</text:p>
          </table:table-cell>
          <table:table-cell office:value-type="float" office:value="29.7653790121424">
            <text:p>29.77</text:p>
          </table:table-cell>
          <table:table-cell office:value-type="float" office:value="343441.856535505">
            <text:p>343442</text:p>
          </table:table-cell>
          <table:table-cell office:value-type="float" office:value="0.0746971056623917">
            <text:p>0.075</text:p>
          </table:table-cell>
          <table:table-cell office:value-type="float" office:value="63.6708659855946">
            <text:p>63.67</text:p>
          </table:table-cell>
          <table:table-cell table:number-columns-repeated="5"/>
        </table:table-row>
        <table:table-row table:style-name="ro1">
          <table:table-cell office:value-type="string">
            <text:p>20231005T095640p1657435</text:p>
          </table:table-cell>
          <table:table-cell table:formula="of:=1/([.D231]*0.7+[.E231]/100*0.3)" office:value-type="float" office:value="0.887352514284895">
            <text:p>0.89</text:p>
          </table:table-cell>
          <table:table-cell office:value-type="float" office:value="891.501003463199">
            <text:p>892</text:p>
          </table:table-cell>
          <table:table-cell table:formula="of:=(ABS([.C231]-[.$O$2]))/[.C231]" office:value-type="float" office:value="1.22097338343796">
            <text:p>1.221</text:p>
          </table:table-cell>
          <table:table-cell office:value-type="float" office:value="90.7554907971273">
            <text:p>90.76</text:p>
          </table:table-cell>
          <table:table-cell office:value-type="float" office:value="10.3635597302505">
            <text:p>10.36</text:p>
          </table:table-cell>
          <table:table-cell office:value-type="float" office:value="39.066722319452">
            <text:p>39.07</text:p>
          </table:table-cell>
          <table:table-cell office:value-type="float" office:value="365273.133893818">
            <text:p>365273</text:p>
          </table:table-cell>
          <table:table-cell office:value-type="float" office:value="0.198049760414361">
            <text:p>0.198</text:p>
          </table:table-cell>
          <table:table-cell office:value-type="float" office:value="88.9287774461494">
            <text:p>88.93</text:p>
          </table:table-cell>
          <table:table-cell table:number-columns-repeated="5"/>
        </table:table-row>
        <table:table-row table:style-name="ro1">
          <table:table-cell office:value-type="string">
            <text:p>20231005T095646p1657560</text:p>
          </table:table-cell>
          <table:table-cell table:formula="of:=1/([.D232]*0.7+[.E232]/100*0.3)" office:value-type="float" office:value="0.462765828232001">
            <text:p>0.46</text:p>
          </table:table-cell>
          <table:table-cell office:value-type="float" office:value="552.423839157976">
            <text:p>552</text:p>
          </table:table-cell>
          <table:table-cell table:formula="of:=(ABS([.C232]-[.$O$2]))/[.C232]" office:value-type="float" office:value="2.58420448150461">
            <text:p>2.584</text:p>
          </table:table-cell>
          <table:table-cell office:value-type="float" office:value="117.325668851612">
            <text:p>117.33</text:p>
          </table:table-cell>
          <table:table-cell office:value-type="float" office:value="5.97647475462916">
            <text:p>5.98</text:p>
          </table:table-cell>
          <table:table-cell office:value-type="float" office:value="10.1739960921752">
            <text:p>10.17</text:p>
          </table:table-cell>
          <table:table-cell office:value-type="float" office:value="276505.264601393">
            <text:p>276505</text:p>
          </table:table-cell>
          <table:table-cell office:value-type="float" office:value="0.333059545873253">
            <text:p>0.333</text:p>
          </table:table-cell>
          <table:table-cell office:value-type="float" office:value="44.8963524419906">
            <text:p>44.90</text:p>
          </table:table-cell>
          <table:table-cell table:number-columns-repeated="5"/>
        </table:table-row>
        <table:table-row table:style-name="ro1">
          <table:table-cell office:value-type="string">
            <text:p>20231005T095753p1658982</text:p>
          </table:table-cell>
          <table:table-cell table:formula="of:=1/([.D233]*0.7+[.E233]/100*0.3)" office:value-type="float" office:value="0.341960371403761">
            <text:p>0.34</text:p>
          </table:table-cell>
          <table:table-cell office:value-type="float" office:value="396.244499676335">
            <text:p>396</text:p>
          </table:table-cell>
          <table:table-cell table:formula="of:=(ABS([.C233]-[.$O$2]))/[.C233]" office:value-type="float" office:value="3.99691478775687">
            <text:p>3.997</text:p>
          </table:table-cell>
          <table:table-cell office:value-type="float" office:value="42.1583687403044">
            <text:p>42.16</text:p>
          </table:table-cell>
          <table:table-cell office:value-type="float" office:value="5.62840100460444">
            <text:p>5.63</text:p>
          </table:table-cell>
          <table:table-cell office:value-type="float" office:value="12.331293826376">
            <text:p>12.33</text:p>
          </table:table-cell>
          <table:table-cell office:value-type="float" office:value="251240.715532162">
            <text:p>251241</text:p>
          </table:table-cell>
          <table:table-cell office:value-type="float" office:value="0.321942523251888">
            <text:p>0.322</text:p>
          </table:table-cell>
          <table:table-cell office:value-type="float" office:value="54.7093130450713">
            <text:p>54.71</text:p>
          </table:table-cell>
          <table:table-cell table:number-columns-repeated="5"/>
        </table:table-row>
        <table:table-row table:style-name="ro1">
          <table:table-cell office:value-type="string">
            <text:p>20231005T095725p1658381</text:p>
          </table:table-cell>
          <table:table-cell table:formula="of:=1/([.D234]*0.7+[.E234]/100*0.3)" office:value-type="float" office:value="0.61571179011032">
            <text:p>0.62</text:p>
          </table:table-cell>
          <table:table-cell office:value-type="float" office:value="714.392253377894">
            <text:p>714</text:p>
          </table:table-cell>
          <table:table-cell table:formula="of:=(ABS([.C234]-[.$O$2]))/[.C234]" office:value-type="float" office:value="1.77158660475093">
            <text:p>1.772</text:p>
          </table:table-cell>
          <table:table-cell office:value-type="float" office:value="128.008629998231">
            <text:p>128.01</text:p>
          </table:table-cell>
          <table:table-cell office:value-type="float" office:value="12.0735789980732">
            <text:p>12.07</text:p>
          </table:table-cell>
          <table:table-cell office:value-type="float" office:value="25.33733275533">
            <text:p>25.34</text:p>
          </table:table-cell>
          <table:table-cell office:value-type="float" office:value="399526.652532436">
            <text:p>399527</text:p>
          </table:table-cell>
          <table:table-cell office:value-type="float" office:value="0.240922596440898">
            <text:p>0.241</text:p>
          </table:table-cell>
          <table:table-cell office:value-type="float" office:value="71.4789675150293">
            <text:p>71.48</text:p>
          </table:table-cell>
          <table:table-cell table:number-columns-repeated="5"/>
        </table:table-row>
        <table:table-row table:style-name="ro1">
          <table:table-cell office:value-type="string">
            <text:p>20231005T095643p1657517</text:p>
          </table:table-cell>
          <table:table-cell table:formula="of:=1/([.D235]*0.7+[.E235]/100*0.3)" office:value-type="float" office:value="0.388261033238913">
            <text:p>0.39</text:p>
          </table:table-cell>
          <table:table-cell office:value-type="float" office:value="434.710096120212">
            <text:p>435</text:p>
          </table:table-cell>
          <table:table-cell table:formula="of:=(ABS([.C235]-[.$O$2]))/[.C235]" office:value-type="float" office:value="3.55475963790927">
            <text:p>3.555</text:p>
          </table:table-cell>
          <table:table-cell office:value-type="float" office:value="29.0850245481685">
            <text:p>29.09</text:p>
          </table:table-cell>
          <table:table-cell office:value-type="float" office:value="14.7662572254335">
            <text:p>14.77</text:p>
          </table:table-cell>
          <table:table-cell office:value-type="float" office:value="19.5325922269338">
            <text:p>19.53</text:p>
          </table:table-cell>
          <table:table-cell office:value-type="float" office:value="202521.243317815">
            <text:p>202521</text:p>
          </table:table-cell>
          <table:table-cell office:value-type="float" office:value="0.116408633828155">
            <text:p>0.116</text:p>
          </table:table-cell>
          <table:table-cell office:value-type="float" office:value="47.0195818889738">
            <text:p>47.02</text:p>
          </table:table-cell>
          <table:table-cell table:number-columns-repeated="5"/>
        </table:table-row>
        <table:table-row table:style-name="ro1">
          <table:table-cell office:value-type="string">
            <text:p>20231005T095738p1658683</text:p>
          </table:table-cell>
          <table:table-cell table:formula="of:=1/([.D236]*0.7+[.E236]/100*0.3)" office:value-type="float" office:value="0.516941825823627">
            <text:p>0.52</text:p>
          </table:table-cell>
          <table:table-cell office:value-type="float" office:value="567.748121241943">
            <text:p>568</text:p>
          </table:table-cell>
          <table:table-cell table:formula="of:=(ABS([.C236]-[.$O$2]))/[.C236]" office:value-type="float" office:value="2.48746200281345">
            <text:p>2.487</text:p>
          </table:table-cell>
          <table:table-cell office:value-type="float" office:value="64.4100815147844">
            <text:p>64.41</text:p>
          </table:table-cell>
          <table:table-cell office:value-type="float" office:value="7.1102979613173">
            <text:p>7.11</text:p>
          </table:table-cell>
          <table:table-cell office:value-type="float" office:value="38.2459755181498">
            <text:p>38.25</text:p>
          </table:table-cell>
          <table:table-cell office:value-type="float" office:value="365273.133893818">
            <text:p>365273</text:p>
          </table:table-cell>
          <table:table-cell office:value-type="float" office:value="0.286006462093202">
            <text:p>0.286</text:p>
          </table:table-cell>
          <table:table-cell office:value-type="float" office:value="30.3377163575566">
            <text:p>30.34</text:p>
          </table:table-cell>
          <table:table-cell table:number-columns-repeated="5"/>
        </table:table-row>
        <table:table-row table:style-name="ro1">
          <table:table-cell office:value-type="string">
            <text:p>20231005T095716p1658182</text:p>
          </table:table-cell>
          <table:table-cell table:formula="of:=1/([.D237]*0.7+[.E237]/100*0.3)" office:value-type="float" office:value="0.29419179600826">
            <text:p>0.29</text:p>
          </table:table-cell>
          <table:table-cell office:value-type="float" office:value="350.980539224556">
            <text:p>351</text:p>
          </table:table-cell>
          <table:table-cell table:formula="of:=(ABS([.C237]-[.$O$2]))/[.C237]" office:value-type="float" office:value="4.64133841829106">
            <text:p>4.641</text:p>
          </table:table-cell>
          <table:table-cell office:value-type="float" office:value="50.0687204607722">
            <text:p>50.07</text:p>
          </table:table-cell>
          <table:table-cell office:value-type="float" office:value="16.3011801541426">
            <text:p>16.30</text:p>
          </table:table-cell>
          <table:table-cell office:value-type="float" office:value="31.1779064124332">
            <text:p>31.18</text:p>
          </table:table-cell>
          <table:table-cell office:value-type="float" office:value="329757.589853464">
            <text:p>329758</text:p>
          </table:table-cell>
          <table:table-cell office:value-type="float" office:value="0.38999920788024">
            <text:p>0.390</text:p>
          </table:table-cell>
          <table:table-cell office:value-type="float" office:value="39.9583165375673">
            <text:p>39.96</text:p>
          </table:table-cell>
          <table:table-cell table:number-columns-repeated="5"/>
        </table:table-row>
        <table:table-row table:style-name="ro1">
          <table:table-cell office:value-type="string">
            <text:p>20231005T095658p1657792</text:p>
          </table:table-cell>
          <table:table-cell table:formula="of:=1/([.D238]*0.7+[.E238]/100*0.3)" office:value-type="float" office:value="0.496611376151094">
            <text:p>0.50</text:p>
          </table:table-cell>
          <table:table-cell office:value-type="float" office:value="555.939186152624">
            <text:p>556</text:p>
          </table:table-cell>
          <table:table-cell table:formula="of:=(ABS([.C238]-[.$O$2]))/[.C238]" office:value-type="float" office:value="2.56154063127405">
            <text:p>2.562</text:p>
          </table:table-cell>
          <table:table-cell office:value-type="float" office:value="73.5228474991065">
            <text:p>73.52</text:p>
          </table:table-cell>
          <table:table-cell office:value-type="float" office:value="6.3679044824446">
            <text:p>6.37</text:p>
          </table:table-cell>
          <table:table-cell office:value-type="float" office:value="16.2028784218226">
            <text:p>16.20</text:p>
          </table:table-cell>
          <table:table-cell office:value-type="float" office:value="392390.324391255">
            <text:p>392390</text:p>
          </table:table-cell>
          <table:table-cell office:value-type="float" office:value="0.0886345214741099">
            <text:p>0.089</text:p>
          </table:table-cell>
          <table:table-cell office:value-type="float" office:value="46.351640141348">
            <text:p>46.35</text:p>
          </table:table-cell>
          <table:table-cell table:number-columns-repeated="5"/>
        </table:table-row>
        <table:table-row table:style-name="ro1">
          <table:table-cell office:value-type="string">
            <text:p>20231005T095710p1658069</text:p>
          </table:table-cell>
          <table:table-cell table:formula="of:=1/([.D239]*0.7+[.E239]/100*0.3)" office:value-type="float" office:value="0.177787076115719">
            <text:p>0.18</text:p>
          </table:table-cell>
          <table:table-cell office:value-type="float" office:value="220.644433445546">
            <text:p>221</text:p>
          </table:table-cell>
          <table:table-cell table:formula="of:=(ABS([.C239]-[.$O$2]))/[.C239]" office:value-type="float" office:value="7.97371381222112">
            <text:p>7.974</text:p>
          </table:table-cell>
          <table:table-cell office:value-type="float" office:value="14.3687138694469">
            <text:p>14.37</text:p>
          </table:table-cell>
          <table:table-cell office:value-type="float" office:value="13.852119460501">
            <text:p>13.85</text:p>
          </table:table-cell>
          <table:table-cell office:value-type="float" office:value="20.5597050663324">
            <text:p>20.56</text:p>
          </table:table-cell>
          <table:table-cell office:value-type="float" office:value="201305.043023482">
            <text:p>201305</text:p>
          </table:table-cell>
          <table:table-cell office:value-type="float" office:value="0.206892776415174">
            <text:p>0.207</text:p>
          </table:table-cell>
          <table:table-cell office:value-type="float" office:value="58.1327841994645">
            <text:p>58.13</text:p>
          </table:table-cell>
          <table:table-cell table:number-columns-repeated="5"/>
        </table:table-row>
        <table:table-row table:style-name="ro1">
          <table:table-cell office:value-type="string">
            <text:p>20231005T095628p1657239</text:p>
          </table:table-cell>
          <table:table-cell table:formula="of:=1/([.D240]*0.7+[.E240]/100*0.3)" office:value-type="float" office:value="0.465768438872798">
            <text:p>0.47</text:p>
          </table:table-cell>
          <table:table-cell office:value-type="float" office:value="515.936536403588">
            <text:p>516</text:p>
          </table:table-cell>
          <table:table-cell table:formula="of:=(ABS([.C240]-[.$O$2]))/[.C240]" office:value-type="float" office:value="2.83768130437492">
            <text:p>2.838</text:p>
          </table:table-cell>
          <table:table-cell office:value-type="float" office:value="53.5375664146043">
            <text:p>53.54</text:p>
          </table:table-cell>
          <table:table-cell office:value-type="float" office:value="5.58140240817566">
            <text:p>5.58</text:p>
          </table:table-cell>
          <table:table-cell office:value-type="float" office:value="21.1927863288964">
            <text:p>21.19</text:p>
          </table:table-cell>
          <table:table-cell office:value-type="float" office:value="380769.742696392">
            <text:p>380770</text:p>
          </table:table-cell>
          <table:table-cell office:value-type="float" office:value="0.247015865072658">
            <text:p>0.247</text:p>
          </table:table-cell>
          <table:table-cell office:value-type="float" office:value="60.5436489427381">
            <text:p>60.54</text:p>
          </table:table-cell>
          <table:table-cell table:number-columns-repeated="5"/>
        </table:table-row>
        <table:table-row table:style-name="ro1">
          <table:table-cell office:value-type="string">
            <text:p>20231005T095613p1657000</text:p>
          </table:table-cell>
          <table:table-cell table:formula="of:=1/([.D241]*0.7+[.E241]/100*0.3)" office:value-type="float" office:value="0.651071195460203">
            <text:p>0.65</text:p>
          </table:table-cell>
          <table:table-cell office:value-type="float" office:value="659.39696215708">
            <text:p>659</text:p>
          </table:table-cell>
          <table:table-cell table:formula="of:=(ABS([.C241]-[.$O$2]))/[.C241]" office:value-type="float" office:value="2.00274358790317">
            <text:p>2.003</text:p>
          </table:table-cell>
          <table:table-cell office:value-type="float" office:value="44.6699414876679">
            <text:p>44.67</text:p>
          </table:table-cell>
          <table:table-cell office:value-type="float" office:value="6.88436575107742">
            <text:p>6.88</text:p>
          </table:table-cell>
          <table:table-cell office:value-type="float" office:value="32.1993808078937">
            <text:p>32.20</text:p>
          </table:table-cell>
          <table:table-cell office:value-type="float" office:value="358240.74043926">
            <text:p>358241</text:p>
          </table:table-cell>
          <table:table-cell office:value-type="float" office:value="0.357180181642233">
            <text:p>0.357</text:p>
          </table:table-cell>
          <table:table-cell office:value-type="float" office:value="16.2767866093142">
            <text:p>16.28</text:p>
          </table:table-cell>
          <table:table-cell table:number-columns-repeated="5"/>
        </table:table-row>
        <table:table-row table:style-name="ro1">
          <table:table-cell office:value-type="string">
            <text:p>20231005T095652p1657668</text:p>
          </table:table-cell>
          <table:table-cell table:formula="of:=1/([.D242]*0.7+[.E242]/100*0.3)" office:value-type="float" office:value="0.519479588436603">
            <text:p>0.52</text:p>
          </table:table-cell>
          <table:table-cell office:value-type="float" office:value="553.354600649542">
            <text:p>553</text:p>
          </table:table-cell>
          <table:table-cell table:formula="of:=(ABS([.C242]-[.$O$2]))/[.C242]" office:value-type="float" office:value="2.5781757261543">
            <text:p>2.578</text:p>
          </table:table-cell>
          <table:table-cell office:value-type="float" office:value="40.0934805992607">
            <text:p>40.09</text:p>
          </table:table-cell>
          <table:table-cell office:value-type="float" office:value="14.0714973519499">
            <text:p>14.07</text:p>
          </table:table-cell>
          <table:table-cell office:value-type="float" office:value="37.1929027995306">
            <text:p>37.19</text:p>
          </table:table-cell>
          <table:table-cell office:value-type="float" office:value="320095.410899375">
            <text:p>320095</text:p>
          </table:table-cell>
          <table:table-cell office:value-type="float" office:value="0.1129396257913">
            <text:p>0.113</text:p>
          </table:table-cell>
          <table:table-cell office:value-type="float" office:value="70.8863258051113">
            <text:p>70.89</text:p>
          </table:table-cell>
          <table:table-cell table:number-columns-repeated="5"/>
        </table:table-row>
        <table:table-row table:style-name="ro1">
          <table:table-cell office:value-type="string">
            <text:p>20231005T095611p1656961</text:p>
          </table:table-cell>
          <table:table-cell table:formula="of:=1/([.D243]*0.7+[.E243]/100*0.3)" office:value-type="float" office:value="0.166086943828009">
            <text:p>0.17</text:p>
          </table:table-cell>
          <table:table-cell office:value-type="float" office:value="210.297441636375">
            <text:p>210</text:p>
          </table:table-cell>
          <table:table-cell table:formula="of:=(ABS([.C243]-[.$O$2]))/[.C243]" office:value-type="float" office:value="8.41523579456385">
            <text:p>8.415</text:p>
          </table:table-cell>
          <table:table-cell office:value-type="float" office:value="43.4259374507298">
            <text:p>43.43</text:p>
          </table:table-cell>
          <table:table-cell office:value-type="float" office:value="17.1841281310212">
            <text:p>17.18</text:p>
          </table:table-cell>
          <table:table-cell office:value-type="float" office:value="33.2867843251067">
            <text:p>33.29</text:p>
          </table:table-cell>
          <table:table-cell office:value-type="float" office:value="261957.117750929">
            <text:p>261957</text:p>
          </table:table-cell>
          <table:table-cell office:value-type="float" office:value="0.206892776415174">
            <text:p>0.207</text:p>
          </table:table-cell>
          <table:table-cell office:value-type="float" office:value="38.14913005971">
            <text:p>38.15</text:p>
          </table:table-cell>
          <table:table-cell table:number-columns-repeated="5"/>
        </table:table-row>
        <table:table-row table:style-name="ro1">
          <table:table-cell office:value-type="string">
            <text:p>20231005T095719p1658241</text:p>
          </table:table-cell>
          <table:table-cell table:formula="of:=1/([.D244]*0.7+[.E244]/100*0.3)" office:value-type="float" office:value="0.560930456485996">
            <text:p>0.56</text:p>
          </table:table-cell>
          <table:table-cell office:value-type="float" office:value="586.939723998747">
            <text:p>587</text:p>
          </table:table-cell>
          <table:table-cell table:formula="of:=(ABS([.C244]-[.$O$2]))/[.C244]" office:value-type="float" office:value="2.37342987540613">
            <text:p>2.373</text:p>
          </table:table-cell>
          <table:table-cell office:value-type="float" office:value="40.4504258941994">
            <text:p>40.45</text:p>
          </table:table-cell>
          <table:table-cell office:value-type="float" office:value="14.3975192678227">
            <text:p>14.40</text:p>
          </table:table-cell>
          <table:table-cell office:value-type="float" office:value="31.1779064124332">
            <text:p>31.18</text:p>
          </table:table-cell>
          <table:table-cell office:value-type="float" office:value="310177.25714334">
            <text:p>310177</text:p>
          </table:table-cell>
          <table:table-cell office:value-type="float" office:value="0.0832429090039123">
            <text:p>0.083</text:p>
          </table:table-cell>
          <table:table-cell office:value-type="float" office:value="75.2821884949373">
            <text:p>75.28</text:p>
          </table:table-cell>
          <table:table-cell table:number-columns-repeated="5"/>
        </table:table-row>
        <table:table-row table:style-name="ro1">
          <table:table-cell office:value-type="string">
            <text:p>20231005T095625p1657185</text:p>
          </table:table-cell>
          <table:table-cell table:formula="of:=1/([.D245]*0.7+[.E245]/100*0.3)" office:value-type="float" office:value="0.160613817086808">
            <text:p>0.16</text:p>
          </table:table-cell>
          <table:table-cell office:value-type="float" office:value="203.884603938921">
            <text:p>204</text:p>
          </table:table-cell>
          <table:table-cell table:formula="of:=(ABS([.C245]-[.$O$2]))/[.C245]" office:value-type="float" office:value="8.71137575740227">
            <text:p>8.711</text:p>
          </table:table-cell>
          <table:table-cell office:value-type="float" office:value="42.7171245115021">
            <text:p>42.72</text:p>
          </table:table-cell>
          <table:table-cell office:value-type="float" office:value="14.1583574181118">
            <text:p>14.16</text:p>
          </table:table-cell>
          <table:table-cell office:value-type="float" office:value="14.2594179050262">
            <text:p>14.26</text:p>
          </table:table-cell>
          <table:table-cell office:value-type="float" office:value="339772.628028047">
            <text:p>339773</text:p>
          </table:table-cell>
          <table:table-cell office:value-type="float" office:value="0.123998751588588">
            <text:p>0.124</text:p>
          </table:table-cell>
          <table:table-cell office:value-type="float" office:value="62.8797885039755">
            <text:p>62.88</text:p>
          </table:table-cell>
          <table:table-cell table:number-columns-repeated="5"/>
        </table:table-row>
        <table:table-row table:style-name="ro1">
          <table:table-cell office:value-type="string">
            <text:p>20231005T095707p1658011</text:p>
          </table:table-cell>
          <table:table-cell table:formula="of:=1/([.D246]*0.7+[.E246]/100*0.3)" office:value-type="float" office:value="0.577069091283005">
            <text:p>0.58</text:p>
          </table:table-cell>
          <table:table-cell office:value-type="float" office:value="646.467808234673">
            <text:p>646</text:p>
          </table:table-cell>
          <table:table-cell table:formula="of:=(ABS([.C246]-[.$O$2]))/[.C246]" office:value-type="float" office:value="2.0627975202769">
            <text:p>2.063</text:p>
          </table:table-cell>
          <table:table-cell office:value-type="float" office:value="96.3121627027212">
            <text:p>96.31</text:p>
          </table:table-cell>
          <table:table-cell office:value-type="float" office:value="7.34141869237217">
            <text:p>7.34</text:p>
          </table:table-cell>
          <table:table-cell office:value-type="float" office:value="34.8902299157015">
            <text:p>34.89</text:p>
          </table:table-cell>
          <table:table-cell office:value-type="float" office:value="351726.075734316">
            <text:p>351726</text:p>
          </table:table-cell>
          <table:table-cell office:value-type="float" office:value="0.206892776415174">
            <text:p>0.207</text:p>
          </table:table-cell>
          <table:table-cell office:value-type="float" office:value="23.2816159292779">
            <text:p>23.28</text:p>
          </table:table-cell>
          <table:table-cell table:number-columns-repeated="5"/>
        </table:table-row>
        <table:table-row table:style-name="ro1">
          <table:table-cell office:value-type="string">
            <text:p>20231005T095728p1658456</text:p>
          </table:table-cell>
          <table:table-cell table:formula="of:=1/([.D247]*0.7+[.E247]/100*0.3)" office:value-type="float" office:value="0.542542526513278">
            <text:p>0.54</text:p>
          </table:table-cell>
          <table:table-cell office:value-type="float" office:value="601.053696494118">
            <text:p>601</text:p>
          </table:table-cell>
          <table:table-cell table:formula="of:=(ABS([.C247]-[.$O$2]))/[.C247]" office:value-type="float" office:value="2.29421482897307">
            <text:p>2.294</text:p>
          </table:table-cell>
          <table:table-cell office:value-type="float" office:value="79.0743686364017">
            <text:p>79.07</text:p>
          </table:table-cell>
          <table:table-cell office:value-type="float" office:value="6.88953275907074">
            <text:p>6.89</text:p>
          </table:table-cell>
          <table:table-cell office:value-type="float" office:value="32.8551399766003">
            <text:p>32.86</text:p>
          </table:table-cell>
          <table:table-cell office:value-type="float" office:value="389675.088432797">
            <text:p>389675</text:p>
          </table:table-cell>
          <table:table-cell office:value-type="float" office:value="0.31122378139603">
            <text:p>0.311</text:p>
          </table:table-cell>
          <table:table-cell office:value-type="float" office:value="8.72217254893589">
            <text:p>8.72</text:p>
          </table:table-cell>
          <table:table-cell table:number-columns-repeated="5"/>
        </table:table-row>
        <table:table-row table:style-name="ro1">
          <table:table-cell office:value-type="string">
            <text:p>20231005T095655p1657725</text:p>
          </table:table-cell>
          <table:table-cell table:formula="of:=1/([.D248]*0.7+[.E248]/100*0.3)" office:value-type="float" office:value="0.381244460526687">
            <text:p>0.38</text:p>
          </table:table-cell>
          <table:table-cell office:value-type="float" office:value="426.728520560411">
            <text:p>427</text:p>
          </table:table-cell>
          <table:table-cell table:formula="of:=(ABS([.C248]-[.$O$2]))/[.C248]" office:value-type="float" office:value="3.63995234581396">
            <text:p>3.640</text:p>
          </table:table-cell>
          <table:table-cell office:value-type="float" office:value="25.0074296726422">
            <text:p>25.01</text:p>
          </table:table-cell>
          <table:table-cell office:value-type="float" office:value="6.22223965688582">
            <text:p>6.22</text:p>
          </table:table-cell>
          <table:table-cell office:value-type="float" office:value="27.529332091922">
            <text:p>27.53</text:p>
          </table:table-cell>
          <table:table-cell office:value-type="float" office:value="299939.707662758">
            <text:p>299940</text:p>
          </table:table-cell>
          <table:table-cell office:value-type="float" office:value="0.0856300984816629">
            <text:p>0.086</text:p>
          </table:table-cell>
          <table:table-cell office:value-type="float" office:value="73.2693143390935">
            <text:p>73.27</text:p>
          </table:table-cell>
          <table:table-cell table:number-columns-repeated="5"/>
        </table:table-row>
        <table:table-row table:style-name="ro1">
          <table:table-cell office:value-type="string">
            <text:p>20231005T095734p1658569</text:p>
          </table:table-cell>
          <table:table-cell table:formula="of:=1/([.D249]*0.7+[.E249]/100*0.3)" office:value-type="float" office:value="0.540259353635434">
            <text:p>0.54</text:p>
          </table:table-cell>
          <table:table-cell office:value-type="float" office:value="647.959091233632">
            <text:p>648</text:p>
          </table:table-cell>
          <table:table-cell table:formula="of:=(ABS([.C249]-[.$O$2]))/[.C249]" office:value-type="float" office:value="2.05574846743848">
            <text:p>2.056</text:p>
          </table:table-cell>
          <table:table-cell office:value-type="float" office:value="137.312978617696">
            <text:p>137.31</text:p>
          </table:table-cell>
          <table:table-cell office:value-type="float" office:value="4.44242638874836">
            <text:p>4.44</text:p>
          </table:table-cell>
          <table:table-cell office:value-type="float" office:value="13.9707808011297">
            <text:p>13.97</text:p>
          </table:table-cell>
          <table:table-cell office:value-type="float" office:value="219257.805384877">
            <text:p>219258</text:p>
          </table:table-cell>
          <table:table-cell office:value-type="float" office:value="0.0667187916404459">
            <text:p>0.067</text:p>
          </table:table-cell>
          <table:table-cell office:value-type="float" office:value="92.6994891237151">
            <text:p>92.70</text:p>
          </table:table-cell>
          <table:table-cell table:number-columns-repeated="5"/>
        </table:table-row>
        <table:table-row table:style-name="ro1">
          <table:table-cell office:value-type="string">
            <text:p>20231005T095704p1657924</text:p>
          </table:table-cell>
          <table:table-cell table:formula="of:=1/([.D250]*0.7+[.E250]/100*0.3)" office:value-type="float" office:value="0.479944441686173">
            <text:p>0.48</text:p>
          </table:table-cell>
          <table:table-cell office:value-type="float" office:value="522.355224238309">
            <text:p>522</text:p>
          </table:table-cell>
          <table:table-cell table:formula="of:=(ABS([.C250]-[.$O$2]))/[.C250]" office:value-type="float" office:value="2.79052397319699">
            <text:p>2.791</text:p>
          </table:table-cell>
          <table:table-cell office:value-type="float" office:value="43.4025728414935">
            <text:p>43.40</text:p>
          </table:table-cell>
          <table:table-cell office:value-type="float" office:value="13.9385838150289">
            <text:p>13.94</text:p>
          </table:table-cell>
          <table:table-cell office:value-type="float" office:value="21.4422489647914">
            <text:p>21.44</text:p>
          </table:table-cell>
          <table:table-cell office:value-type="float" office:value="253600.62528963">
            <text:p>253601</text:p>
          </table:table-cell>
          <table:table-cell office:value-type="float" office:value="0.267780234661817">
            <text:p>0.268</text:p>
          </table:table-cell>
          <table:table-cell office:value-type="float" office:value="86.8878806326913">
            <text:p>86.89</text:p>
          </table:table-cell>
          <table:table-cell table:number-columns-repeated="5"/>
        </table:table-row>
        <table:table-row table:style-name="ro1">
          <table:table-cell office:value-type="string">
            <text:p>20231005T095731p1658516</text:p>
          </table:table-cell>
          <table:table-cell table:formula="of:=1/([.D251]*0.7+[.E251]/100*0.3)" office:value-type="float" office:value="1.54964652807363">
            <text:p>1.55</text:p>
          </table:table-cell>
          <table:table-cell office:value-type="float" office:value="1249.7708441437">
            <text:p>1250</text:p>
          </table:table-cell>
          <table:table-cell table:formula="of:=(ABS([.C251]-[.$O$2]))/[.C251]" office:value-type="float" office:value="0.584290439545842">
            <text:p>0.584</text:p>
          </table:table-cell>
          <table:table-cell office:value-type="float" office:value="78.7683809707301">
            <text:p>78.77</text:p>
          </table:table-cell>
          <table:table-cell office:value-type="float" office:value="16.4910886319846">
            <text:p>16.49</text:p>
          </table:table-cell>
          <table:table-cell office:value-type="float" office:value="32.1149889534685">
            <text:p>32.11</text:p>
          </table:table-cell>
          <table:table-cell office:value-type="float" office:value="326414.256195765">
            <text:p>326414</text:p>
          </table:table-cell>
          <table:table-cell office:value-type="float" office:value="0.382330262360964">
            <text:p>0.382</text:p>
          </table:table-cell>
          <table:table-cell office:value-type="float" office:value="2.76663450046311">
            <text:p>2.77</text:p>
          </table:table-cell>
          <table:table-cell table:number-columns-repeated="5"/>
        </table:table-row>
        <table:table-row table:style-name="ro1">
          <table:table-cell office:value-type="string">
            <text:p>20231005T095622p1657152</text:p>
          </table:table-cell>
          <table:table-cell table:formula="of:=1/([.D252]*0.7+[.E252]/100*0.3)" office:value-type="float" office:value="0.405822500956791">
            <text:p>0.41</text:p>
          </table:table-cell>
          <table:table-cell office:value-type="float" office:value="459.075491355076">
            <text:p>459</text:p>
          </table:table-cell>
          <table:table-cell table:formula="of:=(ABS([.C252]-[.$O$2]))/[.C252]" office:value-type="float" office:value="3.31301613195585">
            <text:p>3.313</text:p>
          </table:table-cell>
          <table:table-cell office:value-type="float" office:value="48.3400626258066">
            <text:p>48.34</text:p>
          </table:table-cell>
          <table:table-cell office:value-type="float" office:value="17.8184007707129">
            <text:p>17.82</text:p>
          </table:table-cell>
          <table:table-cell office:value-type="float" office:value="31.1779064124332">
            <text:p>31.18</text:p>
          </table:table-cell>
          <table:table-cell office:value-type="float" office:value="320441.200913964">
            <text:p>320441</text:p>
          </table:table-cell>
          <table:table-cell office:value-type="float" office:value="0.0537267970912294">
            <text:p>0.054</text:p>
          </table:table-cell>
          <table:table-cell office:value-type="float" office:value="42.6334365269136">
            <text:p>42.63</text:p>
          </table:table-cell>
          <table:table-cell table:number-columns-repeated="5"/>
        </table:table-row>
        <table:table-row table:style-name="ro1">
          <table:table-cell office:value-type="string">
            <text:p>20231005T095649p1657601</text:p>
          </table:table-cell>
          <table:table-cell table:formula="of:=1/([.D253]*0.7+[.E253]/100*0.3)" office:value-type="float" office:value="0.70424185150335">
            <text:p>0.70</text:p>
          </table:table-cell>
          <table:table-cell office:value-type="float" office:value="712.756136867016">
            <text:p>713</text:p>
          </table:table-cell>
          <table:table-cell table:formula="of:=(ABS([.C253]-[.$O$2]))/[.C253]" office:value-type="float" office:value="1.77794872269114">
            <text:p>1.778</text:p>
          </table:table-cell>
          <table:table-cell office:value-type="float" office:value="58.4675418414333">
            <text:p>58.47</text:p>
          </table:table-cell>
          <table:table-cell office:value-type="float" office:value="17.1106695568401">
            <text:p>17.11</text:p>
          </table:table-cell>
          <table:table-cell office:value-type="float" office:value="25.2989503478793">
            <text:p>25.30</text:p>
          </table:table-cell>
          <table:table-cell office:value-type="float" office:value="318442.095607302">
            <text:p>318442</text:p>
          </table:table-cell>
          <table:table-cell office:value-type="float" office:value="0.289423088249098">
            <text:p>0.289</text:p>
          </table:table-cell>
          <table:table-cell office:value-type="float" office:value="15.2619948982173">
            <text:p>15.26</text:p>
          </table:table-cell>
          <table:table-cell table:number-columns-repeated="5"/>
        </table:table-row>
        <table:table-row table:style-name="ro1">
          <table:table-cell office:value-type="string">
            <text:p>20231005T095637p1657392</text:p>
          </table:table-cell>
          <table:table-cell table:formula="of:=1/([.D254]*0.7+[.E254]/100*0.3)" office:value-type="float" office:value="1.033376415781">
            <text:p>1.03</text:p>
          </table:table-cell>
          <table:table-cell office:value-type="float" office:value="863.124615992541">
            <text:p>863</text:p>
          </table:table-cell>
          <table:table-cell table:formula="of:=(ABS([.C254]-[.$O$2]))/[.C254]" office:value-type="float" office:value="1.29399088302344">
            <text:p>1.294</text:p>
          </table:table-cell>
          <table:table-cell office:value-type="float" office:value="20.6359904279446">
            <text:p>20.64</text:p>
          </table:table-cell>
          <table:table-cell office:value-type="float" office:value="7.87961317302666">
            <text:p>7.88</text:p>
          </table:table-cell>
          <table:table-cell office:value-type="float" office:value="12.6821532387664">
            <text:p>12.68</text:p>
          </table:table-cell>
          <table:table-cell office:value-type="float" office:value="358581.897782485">
            <text:p>358582</text:p>
          </table:table-cell>
          <table:table-cell office:value-type="float" office:value="0.079380292489835">
            <text:p>0.079</text:p>
          </table:table-cell>
          <table:table-cell office:value-type="float" office:value="12.4856285185329">
            <text:p>12.49</text:p>
          </table:table-cell>
          <table:table-cell table:number-columns-repeated="5"/>
        </table:table-row>
        <table:table-row table:style-name="ro1">
          <table:table-cell office:value-type="string">
            <text:p>20231005T095750p1658914</text:p>
          </table:table-cell>
          <table:table-cell table:formula="of:=1/([.D255]*0.7+[.E255]/100*0.3)" office:value-type="float" office:value="0.541896647032811">
            <text:p>0.54</text:p>
          </table:table-cell>
          <table:table-cell office:value-type="float" office:value="591.7591237539">
            <text:p>592</text:p>
          </table:table-cell>
          <table:table-cell table:formula="of:=(ABS([.C255]-[.$O$2]))/[.C255]" office:value-type="float" office:value="2.34595601575117">
            <text:p>2.346</text:p>
          </table:table-cell>
          <table:table-cell office:value-type="float" office:value="67.7337097935123">
            <text:p>67.73</text:p>
          </table:table-cell>
          <table:table-cell office:value-type="float" office:value="14.0410645472062">
            <text:p>14.04</text:p>
          </table:table-cell>
          <table:table-cell office:value-type="float" office:value="11.7583811590041">
            <text:p>11.76</text:p>
          </table:table-cell>
          <table:table-cell office:value-type="float" office:value="286316.595968673">
            <text:p>286317</text:p>
          </table:table-cell>
          <table:table-cell office:value-type="float" office:value="0.268176503737898">
            <text:p>0.268</text:p>
          </table:table-cell>
          <table:table-cell office:value-type="float" office:value="90.9655508861162">
            <text:p>90.97</text:p>
          </table:table-cell>
          <table:table-cell table:number-columns-repeated="5"/>
        </table:table-row>
        <table:table-row table:style-name="ro1">
          <table:table-cell office:value-type="string">
            <text:p>20231005T095743p1658817</text:p>
          </table:table-cell>
          <table:table-cell table:formula="of:=1/([.D256]*0.7+[.E256]/100*0.3)" office:value-type="float" office:value="0.337215242814565">
            <text:p>0.34</text:p>
          </table:table-cell>
          <table:table-cell office:value-type="float" office:value="392.216218605314">
            <text:p>392</text:p>
          </table:table-cell>
          <table:table-cell table:formula="of:=(ABS([.C256]-[.$O$2]))/[.C256]" office:value-type="float" office:value="4.04823591191793">
            <text:p>4.048</text:p>
          </table:table-cell>
          <table:table-cell office:value-type="float" office:value="43.8999538531014">
            <text:p>43.90</text:p>
          </table:table-cell>
          <table:table-cell office:value-type="float" office:value="7.72882599580713">
            <text:p>7.73</text:p>
          </table:table-cell>
          <table:table-cell office:value-type="float" office:value="11.5533445006503">
            <text:p>11.55</text:p>
          </table:table-cell>
          <table:table-cell office:value-type="float" office:value="202521.243317815">
            <text:p>202521</text:p>
          </table:table-cell>
          <table:table-cell office:value-type="float" office:value="0.329878329786145">
            <text:p>0.330</text:p>
          </table:table-cell>
          <table:table-cell office:value-type="float" office:value="9.14964856846272">
            <text:p>9.15</text:p>
          </table:table-cell>
          <table:table-cell table:number-columns-repeated="5"/>
        </table:table-row>
        <table:table-row table:style-name="ro1">
          <table:table-cell office:value-type="string">
            <text:p>20231005T095616p1657057</text:p>
          </table:table-cell>
          <table:table-cell table:formula="of:=1/([.D257]*0.7+[.E257]/100*0.3)" office:value-type="float" office:value="0.261708537637027">
            <text:p>0.26</text:p>
          </table:table-cell>
          <table:table-cell office:value-type="float" office:value="315.642623983368">
            <text:p>316</text:p>
          </table:table-cell>
          <table:table-cell table:formula="of:=(ABS([.C257]-[.$O$2]))/[.C257]" office:value-type="float" office:value="5.27291705731204">
            <text:p>5.273</text:p>
          </table:table-cell>
          <table:table-cell office:value-type="float" office:value="43.334226950667">
            <text:p>43.33</text:p>
          </table:table-cell>
          <table:table-cell office:value-type="float" office:value="7.7401971063116">
            <text:p>7.74</text:p>
          </table:table-cell>
          <table:table-cell office:value-type="float" office:value="23.9553262113978">
            <text:p>23.96</text:p>
          </table:table-cell>
          <table:table-cell office:value-type="float" office:value="316959.987419374">
            <text:p>316960</text:p>
          </table:table-cell>
          <table:table-cell office:value-type="float" office:value="0.352020979618345">
            <text:p>0.352</text:p>
          </table:table-cell>
          <table:table-cell office:value-type="float" office:value="14.4466767739701">
            <text:p>14.45</text:p>
          </table:table-cell>
          <table:table-cell table:number-columns-repeated="5"/>
        </table:table-row>
        <table:table-row table:style-name="ro1">
          <table:table-cell office:value-type="string">
            <text:p>20231005T095701p1657871</text:p>
          </table:table-cell>
          <table:table-cell table:formula="of:=1/([.D258]*0.7+[.E258]/100*0.3)" office:value-type="float" office:value="0.542946433202799">
            <text:p>0.54</text:p>
          </table:table-cell>
          <table:table-cell office:value-type="float" office:value="586.090947405492">
            <text:p>586</text:p>
          </table:table-cell>
          <table:table-cell table:formula="of:=(ABS([.C258]-[.$O$2]))/[.C258]" office:value-type="float" office:value="2.37831527472838">
            <text:p>2.378</text:p>
          </table:table-cell>
          <table:table-cell office:value-type="float" office:value="58.9938757072273">
            <text:p>58.99</text:p>
          </table:table-cell>
          <table:table-cell office:value-type="float" office:value="17.7732418111753">
            <text:p>17.77</text:p>
          </table:table-cell>
          <table:table-cell office:value-type="float" office:value="27.801706153625">
            <text:p>27.80</text:p>
          </table:table-cell>
          <table:table-cell office:value-type="float" office:value="282763.790582426">
            <text:p>282764</text:p>
          </table:table-cell>
          <table:table-cell office:value-type="float" office:value="0.279513956208932">
            <text:p>0.280</text:p>
          </table:table-cell>
          <table:table-cell office:value-type="float" office:value="8.72217254893589">
            <text:p>8.72</text:p>
          </table:table-cell>
          <table:table-cell table:number-columns-repeated="5"/>
        </table:table-row>
        <table:table-row table:style-name="ro1">
          <table:table-cell office:value-type="string">
            <text:p>20231005T095634p1657325</text:p>
          </table:table-cell>
          <table:table-cell table:formula="of:=1/([.D259]*0.7+[.E259]/100*0.3)" office:value-type="float" office:value="0.368998697507999">
            <text:p>0.37</text:p>
          </table:table-cell>
          <table:table-cell office:value-type="float" office:value="414.914397688026">
            <text:p>415</text:p>
          </table:table-cell>
          <table:table-cell table:formula="of:=(ABS([.C259]-[.$O$2]))/[.C259]" office:value-type="float" office:value="3.77206867496741">
            <text:p>3.772</text:p>
          </table:table-cell>
          <table:table-cell office:value-type="float" office:value="23.1961978834662">
            <text:p>23.20</text:p>
          </table:table-cell>
          <table:table-cell office:value-type="float" office:value="14.5490125240848">
            <text:p>14.55</text:p>
          </table:table-cell>
          <table:table-cell office:value-type="float" office:value="36.3891966541838">
            <text:p>36.39</text:p>
          </table:table-cell>
          <table:table-cell office:value-type="float" office:value="253600.62528963">
            <text:p>253601</text:p>
          </table:table-cell>
          <table:table-cell office:value-type="float" office:value="0.180008799590711">
            <text:p>0.180</text:p>
          </table:table-cell>
          <table:table-cell office:value-type="float" office:value="96.6404521332199">
            <text:p>96.64</text:p>
          </table:table-cell>
          <table:table-cell table:number-columns-repeated="5"/>
        </table:table-row>
        <table:table-row table:style-name="ro1">
          <table:table-cell office:value-type="string">
            <text:p>20231005T095722p1658317</text:p>
          </table:table-cell>
          <table:table-cell table:formula="of:=1/([.D260]*0.7+[.E260]/100*0.3)" office:value-type="float" office:value="0.391739257547666">
            <text:p>0.39</text:p>
          </table:table-cell>
          <table:table-cell office:value-type="float" office:value="454.336287038367">
            <text:p>454</text:p>
          </table:table-cell>
          <table:table-cell table:formula="of:=(ABS([.C260]-[.$O$2]))/[.C260]" office:value-type="float" office:value="3.35800541688363">
            <text:p>3.358</text:p>
          </table:table-cell>
          <table:table-cell office:value-type="float" office:value="67.3715269181252">
            <text:p>67.37</text:p>
          </table:table-cell>
          <table:table-cell office:value-type="float" office:value="14.0983863198459">
            <text:p>14.10</text:p>
          </table:table-cell>
          <table:table-cell office:value-type="float" office:value="39.7782945171857">
            <text:p>39.78</text:p>
          </table:table-cell>
          <table:table-cell office:value-type="float" office:value="251240.715532162">
            <text:p>251241</text:p>
          </table:table-cell>
          <table:table-cell office:value-type="float" office:value="0.320993803873149">
            <text:p>0.321</text:p>
          </table:table-cell>
          <table:table-cell office:value-type="float" office:value="98.8365082268533">
            <text:p>98.84</text:p>
          </table:table-cell>
          <table:table-cell table:number-columns-repeated="5"/>
        </table:table-row>
        <table:table-row table:style-name="ro1">
          <table:table-cell office:value-type="string">
            <text:p>20231005T181512p1698897</text:p>
          </table:table-cell>
          <table:table-cell table:formula="of:=1/([.D261]*0.7+[.E261]/100*0.3)" office:value-type="float" office:value="0.550871112522795">
            <text:p>0.55</text:p>
          </table:table-cell>
          <table:table-cell office:value-type="float" office:value="643.321735081509">
            <text:p>643</text:p>
          </table:table-cell>
          <table:table-cell table:formula="of:=(ABS([.C261]-[.$O$2]))/[.C261]" office:value-type="float" office:value="2.07777569453507">
            <text:p>2.078</text:p>
          </table:table-cell>
          <table:table-cell office:value-type="float" office:value="120.28789165985">
            <text:p>120.29</text:p>
          </table:table-cell>
          <table:table-cell office:value-type="float" office:value="10.6030828516378">
            <text:p>10.60</text:p>
          </table:table-cell>
          <table:table-cell office:value-type="float" office:value="32.081851799216">
            <text:p>32.08</text:p>
          </table:table-cell>
          <table:table-cell office:value-type="float" office:value="281579.095543908">
            <text:p>281579</text:p>
          </table:table-cell>
          <table:table-cell office:value-type="float" office:value="0.289423088249098">
            <text:p>0.289</text:p>
          </table:table-cell>
          <table:table-cell office:value-type="float" office:value="71.5485811509735">
            <text:p>71.55</text:p>
          </table:table-cell>
          <table:table-cell table:number-columns-repeated="5"/>
        </table:table-row>
        <table:table-row table:style-name="ro1">
          <table:table-cell office:value-type="string">
            <text:p>20231005T181357p1697514</text:p>
          </table:table-cell>
          <table:table-cell table:formula="of:=1/([.D262]*0.7+[.E262]/100*0.3)" office:value-type="float" office:value="0.301399002675899">
            <text:p>0.30</text:p>
          </table:table-cell>
          <table:table-cell office:value-type="float" office:value="369.662236040062">
            <text:p>370</text:p>
          </table:table-cell>
          <table:table-cell table:formula="of:=(ABS([.C262]-[.$O$2]))/[.C262]" office:value-type="float" office:value="4.35624093283204">
            <text:p>4.356</text:p>
          </table:table-cell>
          <table:table-cell office:value-type="float" office:value="89.4974529682015">
            <text:p>89.50</text:p>
          </table:table-cell>
          <table:table-cell office:value-type="float" office:value="10.6540221579961">
            <text:p>10.65</text:p>
          </table:table-cell>
          <table:table-cell office:value-type="float" office:value="16.9820165400484">
            <text:p>16.98</text:p>
          </table:table-cell>
          <table:table-cell office:value-type="float" office:value="328032.696515254">
            <text:p>328033</text:p>
          </table:table-cell>
          <table:table-cell office:value-type="float" office:value="0.079380292489835">
            <text:p>0.079</text:p>
          </table:table-cell>
          <table:table-cell office:value-type="float" office:value="52.2761790884252">
            <text:p>52.28</text:p>
          </table:table-cell>
          <table:table-cell table:number-columns-repeated="5"/>
        </table:table-row>
        <table:table-row table:style-name="ro1">
          <table:table-cell office:value-type="string">
            <text:p>20231005T181420p1697892</text:p>
          </table:table-cell>
          <table:table-cell table:formula="of:=1/([.D263]*0.7+[.E263]/100*0.3)" office:value-type="float" office:value="0.659924825932791">
            <text:p>0.66</text:p>
          </table:table-cell>
          <table:table-cell office:value-type="float" office:value="639.589289962263">
            <text:p>640</text:p>
          </table:table-cell>
          <table:table-cell table:formula="of:=(ABS([.C263]-[.$O$2]))/[.C263]" office:value-type="float" office:value="2.09573664080089">
            <text:p>2.096</text:p>
          </table:table-cell>
          <table:table-cell office:value-type="float" office:value="16.1028207204714">
            <text:p>16.10</text:p>
          </table:table-cell>
          <table:table-cell office:value-type="float" office:value="10.3841522157996">
            <text:p>10.38</text:p>
          </table:table-cell>
          <table:table-cell office:value-type="float" office:value="29.0285264269387">
            <text:p>29.03</text:p>
          </table:table-cell>
          <table:table-cell office:value-type="float" office:value="326808.265266063">
            <text:p>326808</text:p>
          </table:table-cell>
          <table:table-cell office:value-type="float" office:value="0.37342629296877">
            <text:p>0.373</text:p>
          </table:table-cell>
          <table:table-cell office:value-type="float" office:value="70.8863258051113">
            <text:p>70.89</text:p>
          </table:table-cell>
          <table:table-cell table:number-columns-repeated="5"/>
        </table:table-row>
        <table:table-row table:style-name="ro1">
          <table:table-cell office:value-type="string">
            <text:p>20231005T181450p1698475</text:p>
          </table:table-cell>
          <table:table-cell table:formula="of:=1/([.D264]*0.7+[.E264]/100*0.3)" office:value-type="float" office:value="0.432226648515804">
            <text:p>0.43</text:p>
          </table:table-cell>
          <table:table-cell office:value-type="float" office:value="536.025206306515">
            <text:p>536</text:p>
          </table:table-cell>
          <table:table-cell table:formula="of:=(ABS([.C264]-[.$O$2]))/[.C264]" office:value-type="float" office:value="2.69385614091397">
            <text:p>2.694</text:p>
          </table:table-cell>
          <table:table-cell office:value-type="float" office:value="142.633895646659">
            <text:p>142.63</text:p>
          </table:table-cell>
          <table:table-cell office:value-type="float" office:value="10.4375">
            <text:p>10.44</text:p>
          </table:table-cell>
          <table:table-cell office:value-type="float" office:value="19.6277449622304">
            <text:p>19.63</text:p>
          </table:table-cell>
          <table:table-cell office:value-type="float" office:value="320095.410899375">
            <text:p>320095</text:p>
          </table:table-cell>
          <table:table-cell office:value-type="float" office:value="0.3235333850958">
            <text:p>0.324</text:p>
          </table:table-cell>
          <table:table-cell office:value-type="float" office:value="62.9863331986747">
            <text:p>62.99</text:p>
          </table:table-cell>
          <table:table-cell table:number-columns-repeated="5"/>
        </table:table-row>
        <table:table-row table:style-name="ro1">
          <table:table-cell office:value-type="string">
            <text:p>20231005T181500p1698655</text:p>
          </table:table-cell>
          <table:table-cell table:formula="of:=1/([.D265]*0.7+[.E265]/100*0.3)" office:value-type="float" office:value="0.326965234765374">
            <text:p>0.33</text:p>
          </table:table-cell>
          <table:table-cell office:value-type="float" office:value="388.308647764781">
            <text:p>388</text:p>
          </table:table-cell>
          <table:table-cell table:formula="of:=(ABS([.C265]-[.$O$2]))/[.C265]" office:value-type="float" office:value="4.09903658184659">
            <text:p>4.099</text:p>
          </table:table-cell>
          <table:table-cell office:value-type="float" office:value="63.0345090945642">
            <text:p>63.03</text:p>
          </table:table-cell>
          <table:table-cell office:value-type="float" office:value="4.8143715704207">
            <text:p>4.81</text:p>
          </table:table-cell>
          <table:table-cell office:value-type="float" office:value="25.501303662672">
            <text:p>25.50</text:p>
          </table:table-cell>
          <table:table-cell office:value-type="float" office:value="214462.259543427">
            <text:p>214462</text:p>
          </table:table-cell>
          <table:table-cell office:value-type="float" office:value="0.357180181642233">
            <text:p>0.357</text:p>
          </table:table-cell>
          <table:table-cell office:value-type="float" office:value="54.9960070933317">
            <text:p>55.00</text:p>
          </table:table-cell>
          <table:table-cell table:number-columns-repeated="5"/>
        </table:table-row>
        <table:table-row table:style-name="ro1">
          <table:table-cell office:value-type="string">
            <text:p>20231005T181503p1698716</text:p>
          </table:table-cell>
          <table:table-cell table:formula="of:=1/([.D266]*0.7+[.E266]/100*0.3)" office:value-type="float" office:value="0.793972900240884">
            <text:p>0.79</text:p>
          </table:table-cell>
          <table:table-cell office:value-type="float" office:value="767.929326796887">
            <text:p>768</text:p>
          </table:table-cell>
          <table:table-cell table:formula="of:=(ABS([.C266]-[.$O$2]))/[.C266]" office:value-type="float" office:value="1.57836226708359">
            <text:p>1.578</text:p>
          </table:table-cell>
          <table:table-cell office:value-type="float" office:value="51.5450813597264">
            <text:p>51.55</text:p>
          </table:table-cell>
          <table:table-cell office:value-type="float" office:value="4.5714357988465">
            <text:p>4.57</text:p>
          </table:table-cell>
          <table:table-cell office:value-type="float" office:value="32.1993808078937">
            <text:p>32.20</text:p>
          </table:table-cell>
          <table:table-cell office:value-type="float" office:value="359656.18961945">
            <text:p>359656</text:p>
          </table:table-cell>
          <table:table-cell office:value-type="float" office:value="0.078235437264774">
            <text:p>0.078</text:p>
          </table:table-cell>
          <table:table-cell office:value-type="float" office:value="79.3129263793213">
            <text:p>79.31</text:p>
          </table:table-cell>
          <table:table-cell table:number-columns-repeated="5"/>
        </table:table-row>
        <table:table-row table:style-name="ro1">
          <table:table-cell office:value-type="string">
            <text:p>20231005T181435p1698155</text:p>
          </table:table-cell>
          <table:table-cell table:formula="of:=1/([.D267]*0.7+[.E267]/100*0.3)" office:value-type="float" office:value="0.532283112824516">
            <text:p>0.53</text:p>
          </table:table-cell>
          <table:table-cell office:value-type="float" office:value="558.045162939908">
            <text:p>558</text:p>
          </table:table-cell>
          <table:table-cell table:formula="of:=(ABS([.C267]-[.$O$2]))/[.C267]" office:value-type="float" office:value="2.54809992361355">
            <text:p>2.548</text:p>
          </table:table-cell>
          <table:table-cell office:value-type="float" office:value="31.6765066002408">
            <text:p>31.68</text:p>
          </table:table-cell>
          <table:table-cell office:value-type="float" office:value="10.4745905587669">
            <text:p>10.47</text:p>
          </table:table-cell>
          <table:table-cell office:value-type="float" office:value="32.9263449951819">
            <text:p>32.93</text:p>
          </table:table-cell>
          <table:table-cell office:value-type="float" office:value="348874.24426846">
            <text:p>348874</text:p>
          </table:table-cell>
          <table:table-cell office:value-type="float" office:value="0.113718816144581">
            <text:p>0.114</text:p>
          </table:table-cell>
          <table:table-cell office:value-type="float" office:value="75.2821884949373">
            <text:p>75.28</text:p>
          </table:table-cell>
          <table:table-cell table:number-columns-repeated="5"/>
        </table:table-row>
        <table:table-row table:style-name="ro1">
          <table:table-cell office:value-type="string">
            <text:p>20231005T181515p1699004</text:p>
          </table:table-cell>
          <table:table-cell table:formula="of:=1/([.D268]*0.7+[.E268]/100*0.3)" office:value-type="float" office:value="0.453080933381875">
            <text:p>0.45</text:p>
          </table:table-cell>
          <table:table-cell office:value-type="float" office:value="503.06573278621">
            <text:p>503</text:p>
          </table:table-cell>
          <table:table-cell table:formula="of:=(ABS([.C268]-[.$O$2]))/[.C268]" office:value-type="float" office:value="2.93586736475539">
            <text:p>2.936</text:p>
          </table:table-cell>
          <table:table-cell office:value-type="float" office:value="50.668012997008">
            <text:p>50.67</text:p>
          </table:table-cell>
          <table:table-cell office:value-type="float" office:value="12.5858622350674">
            <text:p>12.59</text:p>
          </table:table-cell>
          <table:table-cell office:value-type="float" office:value="34.6497239655354">
            <text:p>34.65</text:p>
          </table:table-cell>
          <table:table-cell office:value-type="float" office:value="290983.463314458">
            <text:p>290983</text:p>
          </table:table-cell>
          <table:table-cell office:value-type="float" office:value="0.347530710143825">
            <text:p>0.348</text:p>
          </table:table-cell>
          <table:table-cell office:value-type="float" office:value="73.2693143390935">
            <text:p>73.27</text:p>
          </table:table-cell>
          <table:table-cell table:number-columns-repeated="5"/>
        </table:table-row>
        <table:table-row table:style-name="ro1">
          <table:table-cell office:value-type="string">
            <text:p>20231005T181444p1698336</text:p>
          </table:table-cell>
          <table:table-cell table:formula="of:=1/([.D269]*0.7+[.E269]/100*0.3)" office:value-type="float" office:value="0.257700306705343">
            <text:p>0.26</text:p>
          </table:table-cell>
          <table:table-cell office:value-type="float" office:value="336.640311774012">
            <text:p>337</text:p>
          </table:table-cell>
          <table:table-cell table:formula="of:=(ABS([.C269]-[.$O$2]))/[.C269]" office:value-type="float" office:value="4.88164854519616">
            <text:p>4.882</text:p>
          </table:table-cell>
          <table:table-cell office:value-type="float" office:value="154.44085987475">
            <text:p>154.44</text:p>
          </table:table-cell>
          <table:table-cell office:value-type="float" office:value="6.09295570079884">
            <text:p>6.09</text:p>
          </table:table-cell>
          <table:table-cell office:value-type="float" office:value="23.2050794913467">
            <text:p>23.21</text:p>
          </table:table-cell>
          <table:table-cell office:value-type="float" office:value="253600.62528963">
            <text:p>253601</text:p>
          </table:table-cell>
          <table:table-cell office:value-type="float" office:value="0.218579717782733">
            <text:p>0.219</text:p>
          </table:table-cell>
          <table:table-cell office:value-type="float" office:value="45.1436916781464">
            <text:p>45.14</text:p>
          </table:table-cell>
          <table:table-cell table:number-columns-repeated="5"/>
        </table:table-row>
        <table:table-row table:style-name="ro1">
          <table:table-cell office:value-type="string">
            <text:p>20231005T181536p1699435</text:p>
          </table:table-cell>
          <table:table-cell table:formula="of:=1/([.D270]*0.7+[.E270]/100*0.3)" office:value-type="float" office:value="0.332757554701116">
            <text:p>0.33</text:p>
          </table:table-cell>
          <table:table-cell office:value-type="float" office:value="407.037624464067">
            <text:p>407</text:p>
          </table:table-cell>
          <table:table-cell table:formula="of:=(ABS([.C270]-[.$O$2]))/[.C270]" office:value-type="float" office:value="3.86441518178326">
            <text:p>3.864</text:p>
          </table:table-cell>
          <table:table-cell office:value-type="float" office:value="100.033448999277">
            <text:p>100.03</text:p>
          </table:table-cell>
          <table:table-cell office:value-type="float" office:value="12.8893304431599">
            <text:p>12.89</text:p>
          </table:table-cell>
          <table:table-cell office:value-type="float" office:value="36.621326165495">
            <text:p>36.62</text:p>
          </table:table-cell>
          <table:table-cell office:value-type="float" office:value="354534.460097542">
            <text:p>354534</text:p>
          </table:table-cell>
          <table:table-cell office:value-type="float" office:value="0.36552184662714">
            <text:p>0.366</text:p>
          </table:table-cell>
          <table:table-cell office:value-type="float" office:value="56.3109988218139">
            <text:p>56.31</text:p>
          </table:table-cell>
          <table:table-cell table:number-columns-repeated="5"/>
        </table:table-row>
        <table:table-row table:style-name="ro1">
          <table:table-cell office:value-type="string">
            <text:p>20231005T181453p1698531</text:p>
          </table:table-cell>
          <table:table-cell table:formula="of:=1/([.D271]*0.7+[.E271]/100*0.3)" office:value-type="float" office:value="0.918284203885822">
            <text:p>0.92</text:p>
          </table:table-cell>
          <table:table-cell office:value-type="float" office:value="914.309116052658">
            <text:p>914</text:p>
          </table:table-cell>
          <table:table-cell table:formula="of:=(ABS([.C271]-[.$O$2]))/[.C271]" office:value-type="float" office:value="1.16556957076863">
            <text:p>1.166</text:p>
          </table:table-cell>
          <table:table-cell office:value-type="float" office:value="91.0295930831503">
            <text:p>91.03</text:p>
          </table:table-cell>
          <table:table-cell office:value-type="float" office:value="4.73181588265048">
            <text:p>4.73</text:p>
          </table:table-cell>
          <table:table-cell office:value-type="float" office:value="28.6918822020845">
            <text:p>28.69</text:p>
          </table:table-cell>
          <table:table-cell office:value-type="float" office:value="365273.133893818">
            <text:p>365273</text:p>
          </table:table-cell>
          <table:table-cell office:value-type="float" office:value="0.244639852839421">
            <text:p>0.245</text:p>
          </table:table-cell>
          <table:table-cell office:value-type="float" office:value="83.0979452578633">
            <text:p>83.10</text:p>
          </table:table-cell>
          <table:table-cell table:number-columns-repeated="5"/>
        </table:table-row>
        <table:table-row table:style-name="ro1">
          <table:table-cell office:value-type="string">
            <text:p>20231005T181423p1697956</text:p>
          </table:table-cell>
          <table:table-cell table:formula="of:=1/([.D272]*0.7+[.E272]/100*0.3)" office:value-type="float" office:value="0.189611879776004">
            <text:p>0.19</text:p>
          </table:table-cell>
          <table:table-cell office:value-type="float" office:value="235.117639282522">
            <text:p>235</text:p>
          </table:table-cell>
          <table:table-cell table:formula="of:=(ABS([.C272]-[.$O$2]))/[.C272]" office:value-type="float" office:value="7.42131626551759">
            <text:p>7.421</text:p>
          </table:table-cell>
          <table:table-cell office:value-type="float" office:value="26.3365895213276">
            <text:p>26.34</text:p>
          </table:table-cell>
          <table:table-cell office:value-type="float" office:value="14.0075867052023">
            <text:p>14.01</text:p>
          </table:table-cell>
          <table:table-cell office:value-type="float" office:value="36.2685239983955">
            <text:p>36.27</text:p>
          </table:table-cell>
          <table:table-cell office:value-type="float" office:value="398763.193304096">
            <text:p>398763</text:p>
          </table:table-cell>
          <table:table-cell office:value-type="float" office:value="0.1129396257913">
            <text:p>0.113</text:p>
          </table:table-cell>
          <table:table-cell office:value-type="float" office:value="52.3364507439803">
            <text:p>52.34</text:p>
          </table:table-cell>
          <table:table-cell table:number-columns-repeated="5"/>
        </table:table-row>
        <table:table-row table:style-name="ro1">
          <table:table-cell office:value-type="string">
            <text:p>20231005T181414p1697793</text:p>
          </table:table-cell>
          <table:table-cell table:formula="of:=1/([.D273]*0.7+[.E273]/100*0.3)" office:value-type="float" office:value="0.32435250398129">
            <text:p>0.32</text:p>
          </table:table-cell>
          <table:table-cell office:value-type="float" office:value="377.347408706197">
            <text:p>377</text:p>
          </table:table-cell>
          <table:table-cell table:formula="of:=(ABS([.C273]-[.$O$2]))/[.C273]" office:value-type="float" office:value="4.24715409279948">
            <text:p>4.247</text:p>
          </table:table-cell>
          <table:table-cell office:value-type="float" office:value="36.6858630719168">
            <text:p>36.69</text:p>
          </table:table-cell>
          <table:table-cell office:value-type="float" office:value="13.4288294797688">
            <text:p>13.43</text:p>
          </table:table-cell>
          <table:table-cell office:value-type="float" office:value="30.3284444125879">
            <text:p>30.33</text:p>
          </table:table-cell>
          <table:table-cell office:value-type="float" office:value="318442.095607302">
            <text:p>318442</text:p>
          </table:table-cell>
          <table:table-cell office:value-type="float" office:value="0.233955681486946">
            <text:p>0.234</text:p>
          </table:table-cell>
          <table:table-cell office:value-type="float" office:value="61.8495747812712">
            <text:p>61.85</text:p>
          </table:table-cell>
          <table:table-cell table:number-columns-repeated="5"/>
        </table:table-row>
        <table:table-row table:style-name="ro1">
          <table:table-cell office:value-type="string">
            <text:p>20231005T181533p1699356</text:p>
          </table:table-cell>
          <table:table-cell table:formula="of:=1/([.D274]*0.7+[.E274]/100*0.3)" office:value-type="float" office:value="0.246973411065648">
            <text:p>0.25</text:p>
          </table:table-cell>
          <table:table-cell office:value-type="float" office:value="300.13987940939">
            <text:p>300</text:p>
          </table:table-cell>
          <table:table-cell table:formula="of:=(ABS([.C274]-[.$O$2]))/[.C274]" office:value-type="float" office:value="5.59692408718298">
            <text:p>5.597</text:p>
          </table:table-cell>
          <table:table-cell office:value-type="float" office:value="43.7240005705726">
            <text:p>43.72</text:p>
          </table:table-cell>
          <table:table-cell office:value-type="float" office:value="14.2373554913295">
            <text:p>14.24</text:p>
          </table:table-cell>
          <table:table-cell office:value-type="float" office:value="14.3990812610357">
            <text:p>14.40</text:p>
          </table:table-cell>
          <table:table-cell office:value-type="float" office:value="269707.57990127">
            <text:p>269708</text:p>
          </table:table-cell>
          <table:table-cell office:value-type="float" office:value="0.131536205233815">
            <text:p>0.132</text:p>
          </table:table-cell>
          <table:table-cell office:value-type="float" office:value="75.2821884949373">
            <text:p>75.28</text:p>
          </table:table-cell>
          <table:table-cell table:number-columns-repeated="5"/>
        </table:table-row>
        <table:table-row table:style-name="ro1">
          <table:table-cell office:value-type="string">
            <text:p>20231005T181456p1698578</text:p>
          </table:table-cell>
          <table:table-cell table:formula="of:=1/([.D275]*0.7+[.E275]/100*0.3)" office:value-type="float" office:value="0.83999143698409">
            <text:p>0.84</text:p>
          </table:table-cell>
          <table:table-cell office:value-type="float" office:value="834.547747250866">
            <text:p>835</text:p>
          </table:table-cell>
          <table:table-cell table:formula="of:=(ABS([.C275]-[.$O$2]))/[.C275]" office:value-type="float" office:value="1.37254250163929">
            <text:p>1.373</text:p>
          </table:table-cell>
          <table:table-cell office:value-type="float" office:value="76.569525081976">
            <text:p>76.57</text:p>
          </table:table-cell>
          <table:table-cell office:value-type="float" office:value="12.8479046242775">
            <text:p>12.85</text:p>
          </table:table-cell>
          <table:table-cell office:value-type="float" office:value="25.2989503478793">
            <text:p>25.30</text:p>
          </table:table-cell>
          <table:table-cell office:value-type="float" office:value="361846.690855809">
            <text:p>361847</text:p>
          </table:table-cell>
          <table:table-cell office:value-type="float" office:value="0.173092007574477">
            <text:p>0.173</text:p>
          </table:table-cell>
          <table:table-cell office:value-type="float" office:value="91.3408388867151">
            <text:p>91.34</text:p>
          </table:table-cell>
          <table:table-cell table:number-columns-repeated="5"/>
        </table:table-row>
        <table:table-row table:style-name="ro1">
          <table:table-cell office:value-type="string">
            <text:p>20231005T181402p1697613</text:p>
          </table:table-cell>
          <table:table-cell table:formula="of:=1/([.D276]*0.7+[.E276]/100*0.3)" office:value-type="float" office:value="0.691335204992039">
            <text:p>0.69</text:p>
          </table:table-cell>
          <table:table-cell office:value-type="float" office:value="814.509338692306">
            <text:p>815</text:p>
          </table:table-cell>
          <table:table-cell table:formula="of:=(ABS([.C276]-[.$O$2]))/[.C276]" office:value-type="float" office:value="1.43091135477819">
            <text:p>1.431</text:p>
          </table:table-cell>
          <table:table-cell office:value-type="float" office:value="148.279455673909">
            <text:p>148.28</text:p>
          </table:table-cell>
          <table:table-cell office:value-type="float" office:value="15.9395472061657">
            <text:p>15.94</text:p>
          </table:table-cell>
          <table:table-cell office:value-type="float" office:value="32.1149889534685">
            <text:p>32.11</text:p>
          </table:table-cell>
          <table:table-cell office:value-type="float" office:value="336312.441834688">
            <text:p>336312</text:p>
          </table:table-cell>
          <table:table-cell office:value-type="float" office:value="0.369467998964457">
            <text:p>0.369</text:p>
          </table:table-cell>
          <table:table-cell office:value-type="float" office:value="12.9522627792539">
            <text:p>12.95</text:p>
          </table:table-cell>
          <table:table-cell table:number-columns-repeated="5"/>
        </table:table-row>
        <table:table-row table:style-name="ro1">
          <table:table-cell office:value-type="string">
            <text:p>20231005T181521p1699118</text:p>
          </table:table-cell>
          <table:table-cell table:formula="of:=1/([.D277]*0.7+[.E277]/100*0.3)" office:value-type="float" office:value="0.666935530599474">
            <text:p>0.67</text:p>
          </table:table-cell>
          <table:table-cell office:value-type="float" office:value="695.690715219447">
            <text:p>696</text:p>
          </table:table-cell>
          <table:table-cell table:formula="of:=(ABS([.C277]-[.$O$2]))/[.C277]" office:value-type="float" office:value="1.84609231758316">
            <text:p>1.846</text:p>
          </table:table-cell>
          <table:table-cell office:value-type="float" office:value="69.0435592386648">
            <text:p>69.04</text:p>
          </table:table-cell>
          <table:table-cell office:value-type="float" office:value="12.8519990366089">
            <text:p>12.85</text:p>
          </table:table-cell>
          <table:table-cell office:value-type="float" office:value="15.9260571344887">
            <text:p>15.93</text:p>
          </table:table-cell>
          <table:table-cell office:value-type="float" office:value="203885.836226178">
            <text:p>203886</text:p>
          </table:table-cell>
          <table:table-cell office:value-type="float" office:value="0.0649361971787429">
            <text:p>0.065</text:p>
          </table:table-cell>
          <table:table-cell office:value-type="float" office:value="92.6994891237151">
            <text:p>92.70</text:p>
          </table:table-cell>
          <table:table-cell table:number-columns-repeated="5"/>
        </table:table-row>
        <table:table-row table:style-name="ro1">
          <table:table-cell office:value-type="string">
            <text:p>20231005T181429p1698056</text:p>
          </table:table-cell>
          <table:table-cell table:formula="of:=1/([.D278]*0.7+[.E278]/100*0.3)" office:value-type="float" office:value="0.241483710759298">
            <text:p>0.24</text:p>
          </table:table-cell>
          <table:table-cell office:value-type="float" office:value="295.588489241724">
            <text:p>296</text:p>
          </table:table-cell>
          <table:table-cell table:formula="of:=(ABS([.C278]-[.$O$2]))/[.C278]" office:value-type="float" office:value="5.69850170782805">
            <text:p>5.699</text:p>
          </table:table-cell>
          <table:table-cell office:value-type="float" office:value="50.7049566784992">
            <text:p>50.70</text:p>
          </table:table-cell>
          <table:table-cell office:value-type="float" office:value="19.0154142581888">
            <text:p>19.02</text:p>
          </table:table-cell>
          <table:table-cell office:value-type="float" office:value="11.2989557765399">
            <text:p>11.30</text:p>
          </table:table-cell>
          <table:table-cell office:value-type="float" office:value="358581.897782485">
            <text:p>358582</text:p>
          </table:table-cell>
          <table:table-cell office:value-type="float" office:value="0.125437928424295">
            <text:p>0.125</text:p>
          </table:table-cell>
          <table:table-cell office:value-type="float" office:value="21.1015860583968">
            <text:p>21.10</text:p>
          </table:table-cell>
          <table:table-cell table:number-columns-repeated="5"/>
        </table:table-row>
        <table:table-row table:style-name="ro1">
          <table:table-cell office:value-type="string">
            <text:p>20231005T181506p1698795</text:p>
          </table:table-cell>
          <table:table-cell table:formula="of:=1/([.D279]*0.7+[.E279]/100*0.3)" office:value-type="float" office:value="0.455533321539884">
            <text:p>0.46</text:p>
          </table:table-cell>
          <table:table-cell office:value-type="float" office:value="495.400112164316">
            <text:p>495</text:p>
          </table:table-cell>
          <table:table-cell table:formula="of:=(ABS([.C279]-[.$O$2]))/[.C279]" office:value-type="float" office:value="2.99676938172203">
            <text:p>2.997</text:p>
          </table:table-cell>
          <table:table-cell office:value-type="float" office:value="32.4968417300931">
            <text:p>32.50</text:p>
          </table:table-cell>
          <table:table-cell office:value-type="float" office:value="14.0541907514451">
            <text:p>14.05</text:p>
          </table:table-cell>
          <table:table-cell office:value-type="float" office:value="27.1952792220943">
            <text:p>27.20</text:p>
          </table:table-cell>
          <table:table-cell office:value-type="float" office:value="310177.25714334">
            <text:p>310177</text:p>
          </table:table-cell>
          <table:table-cell office:value-type="float" office:value="0.229520032008861">
            <text:p>0.230</text:p>
          </table:table-cell>
          <table:table-cell office:value-type="float" office:value="87.1995109741044">
            <text:p>87.20</text:p>
          </table:table-cell>
          <table:table-cell table:number-columns-repeated="5"/>
        </table:table-row>
        <table:table-row table:style-name="ro1">
          <table:table-cell office:value-type="string">
            <text:p>20231005T181438p1698222</text:p>
          </table:table-cell>
          <table:table-cell table:formula="of:=1/([.D280]*0.7+[.E280]/100*0.3)" office:value-type="float" office:value="0.711935373935398">
            <text:p>0.71</text:p>
          </table:table-cell>
          <table:table-cell office:value-type="float" office:value="680.807022473557">
            <text:p>681</text:p>
          </table:table-cell>
          <table:table-cell table:formula="of:=(ABS([.C280]-[.$O$2]))/[.C280]" office:value-type="float" office:value="1.90831312639244">
            <text:p>1.908</text:p>
          </table:table-cell>
          <table:table-cell office:value-type="float" office:value="22.93422892793">
            <text:p>22.93</text:p>
          </table:table-cell>
          <table:table-cell office:value-type="float" office:value="14.4738680154143">
            <text:p>14.47</text:p>
          </table:table-cell>
          <table:table-cell office:value-type="float" office:value="34.4011947546833">
            <text:p>34.40</text:p>
          </table:table-cell>
          <table:table-cell office:value-type="float" office:value="310177.25714334">
            <text:p>310177</text:p>
          </table:table-cell>
          <table:table-cell office:value-type="float" office:value="0.115166413067496">
            <text:p>0.115</text:p>
          </table:table-cell>
          <table:table-cell office:value-type="float" office:value="83.6091021416708">
            <text:p>83.61</text:p>
          </table:table-cell>
          <table:table-cell table:number-columns-repeated="5"/>
        </table:table-row>
        <table:table-row table:style-name="ro1">
          <table:table-cell office:value-type="string">
            <text:p>20231005T181441p1698269</text:p>
          </table:table-cell>
          <table:table-cell table:formula="of:=1/([.D281]*0.7+[.E281]/100*0.3)" office:value-type="float" office:value="0.768654279250764">
            <text:p>0.77</text:p>
          </table:table-cell>
          <table:table-cell office:value-type="float" office:value="816.731962753119">
            <text:p>817</text:p>
          </table:table-cell>
          <table:table-cell table:formula="of:=(ABS([.C281]-[.$O$2]))/[.C281]" office:value-type="float" office:value="1.42429596280967">
            <text:p>1.424</text:p>
          </table:table-cell>
          <table:table-cell office:value-type="float" office:value="101.322608266523">
            <text:p>101.32</text:p>
          </table:table-cell>
          <table:table-cell office:value-type="float" office:value="16.4896435452794">
            <text:p>16.49</text:p>
          </table:table-cell>
          <table:table-cell office:value-type="float" office:value="35.1289979042345">
            <text:p>35.13</text:p>
          </table:table-cell>
          <table:table-cell office:value-type="float" office:value="291815.995676882">
            <text:p>291816</text:p>
          </table:table-cell>
          <table:table-cell office:value-type="float" office:value="0.192677739410755">
            <text:p>0.193</text:p>
          </table:table-cell>
          <table:table-cell office:value-type="float" office:value="9.87405420925911">
            <text:p>9.87</text:p>
          </table:table-cell>
          <table:table-cell table:number-columns-repeated="5"/>
        </table:table-row>
        <table:table-row table:style-name="ro1">
          <table:table-cell office:value-type="string">
            <text:p>20231005T181524p1699185</text:p>
          </table:table-cell>
          <table:table-cell table:formula="of:=1/([.D282]*0.7+[.E282]/100*0.3)" office:value-type="float" office:value="0.566830603192143">
            <text:p>0.57</text:p>
          </table:table-cell>
          <table:table-cell office:value-type="float" office:value="614.156012985142">
            <text:p>614</text:p>
          </table:table-cell>
          <table:table-cell table:formula="of:=(ABS([.C282]-[.$O$2]))/[.C282]" office:value-type="float" office:value="2.22393652123683">
            <text:p>2.224</text:p>
          </table:table-cell>
          <table:table-cell office:value-type="float" office:value="69.1466453894252">
            <text:p>69.15</text:p>
          </table:table-cell>
          <table:table-cell office:value-type="float" office:value="16.7025529865125">
            <text:p>16.70</text:p>
          </table:table-cell>
          <table:table-cell office:value-type="float" office:value="32.7166422942497">
            <text:p>32.72</text:p>
          </table:table-cell>
          <table:table-cell office:value-type="float" office:value="389490.569594641">
            <text:p>389491</text:p>
          </table:table-cell>
          <table:table-cell office:value-type="float" office:value="0.04791952015462">
            <text:p>0.048</text:p>
          </table:table-cell>
          <table:table-cell office:value-type="float" office:value="12.4856285185329">
            <text:p>12.49</text:p>
          </table:table-cell>
          <table:table-cell table:number-columns-repeated="5"/>
        </table:table-row>
        <table:table-row table:style-name="ro1">
          <table:table-cell office:value-type="string">
            <text:p>20231005T181509p1698865</text:p>
          </table:table-cell>
          <table:table-cell table:formula="of:=1/([.D283]*0.7+[.E283]/100*0.3)" office:value-type="float" office:value="0.403645857641995">
            <text:p>0.40</text:p>
          </table:table-cell>
          <table:table-cell office:value-type="float" office:value="446.434842152948">
            <text:p>446</text:p>
          </table:table-cell>
          <table:table-cell table:formula="of:=(ABS([.C283]-[.$O$2]))/[.C283]" office:value-type="float" office:value="3.43513770218153">
            <text:p>3.435</text:p>
          </table:table-cell>
          <table:table-cell office:value-type="float" office:value="24.2742713715483">
            <text:p>24.27</text:p>
          </table:table-cell>
          <table:table-cell office:value-type="float" office:value="18.2804672447013">
            <text:p>18.28</text:p>
          </table:table-cell>
          <table:table-cell office:value-type="float" office:value="12.4860065010897">
            <text:p>12.49</text:p>
          </table:table-cell>
          <table:table-cell office:value-type="float" office:value="303109.20951556">
            <text:p>303109</text:p>
          </table:table-cell>
          <table:table-cell office:value-type="float" office:value="0.192677739410755">
            <text:p>0.193</text:p>
          </table:table-cell>
          <table:table-cell office:value-type="float" office:value="18.2083442714514">
            <text:p>18.21</text:p>
          </table:table-cell>
          <table:table-cell table:number-columns-repeated="5"/>
        </table:table-row>
        <table:table-row table:style-name="ro1">
          <table:table-cell office:value-type="string">
            <text:p>20231005T181426p1697992</text:p>
          </table:table-cell>
          <table:table-cell table:formula="of:=1/([.D284]*0.7+[.E284]/100*0.3)" office:value-type="float" office:value="0.661215716185864">
            <text:p>0.66</text:p>
          </table:table-cell>
          <table:table-cell office:value-type="float" office:value="671.287396049782">
            <text:p>671</text:p>
          </table:table-cell>
          <table:table-cell table:formula="of:=(ABS([.C284]-[.$O$2]))/[.C284]" office:value-type="float" office:value="1.94955634747709">
            <text:p>1.950</text:p>
          </table:table-cell>
          <table:table-cell office:value-type="float" office:value="49.2254343176768">
            <text:p>49.23</text:p>
          </table:table-cell>
          <table:table-cell office:value-type="float" office:value="16.8563342967245">
            <text:p>16.86</text:p>
          </table:table-cell>
          <table:table-cell office:value-type="float" office:value="10.9591202268728">
            <text:p>10.96</text:p>
          </table:table-cell>
          <table:table-cell office:value-type="float" office:value="297808.01433819">
            <text:p>297808</text:p>
          </table:table-cell>
          <table:table-cell office:value-type="float" office:value="0.000213999178069977">
            <text:p>0.000</text:p>
          </table:table-cell>
          <table:table-cell office:value-type="float" office:value="12.4856285185329">
            <text:p>12.49</text:p>
          </table:table-cell>
          <table:table-cell table:number-columns-repeated="5"/>
        </table:table-row>
        <table:table-row table:style-name="ro1">
          <table:table-cell office:value-type="string">
            <text:p>20231005T181542p1699562</text:p>
          </table:table-cell>
          <table:table-cell table:formula="of:=1/([.D285]*0.7+[.E285]/100*0.3)" office:value-type="float" office:value="0.239091589670483">
            <text:p>0.24</text:p>
          </table:table-cell>
          <table:table-cell office:value-type="float" office:value="290.529308080099">
            <text:p>291</text:p>
          </table:table-cell>
          <table:table-cell table:formula="of:=(ABS([.C285]-[.$O$2]))/[.C285]" office:value-type="float" office:value="5.81514719834776">
            <text:p>5.815</text:p>
          </table:table-cell>
          <table:table-cell office:value-type="float" office:value="37.2981870842825">
            <text:p>37.30</text:p>
          </table:table-cell>
          <table:table-cell office:value-type="float" office:value="18.4248554913295">
            <text:p>18.42</text:p>
          </table:table-cell>
          <table:table-cell office:value-type="float" office:value="36.2480218007973">
            <text:p>36.25</text:p>
          </table:table-cell>
          <table:table-cell office:value-type="float" office:value="387519.189674738">
            <text:p>387519</text:p>
          </table:table-cell>
          <table:table-cell office:value-type="float" office:value="0.251276718153917">
            <text:p>0.251</text:p>
          </table:table-cell>
          <table:table-cell office:value-type="float" office:value="15.2619948982173">
            <text:p>15.26</text:p>
          </table:table-cell>
          <table:table-cell table:number-columns-repeated="5"/>
        </table:table-row>
        <table:table-row table:style-name="ro1">
          <table:table-cell office:value-type="string">
            <text:p>20231005T181432p1698117</text:p>
          </table:table-cell>
          <table:table-cell table:formula="of:=1/([.D286]*0.7+[.E286]/100*0.3)" office:value-type="float" office:value="0.50770847758117">
            <text:p>0.51</text:p>
          </table:table-cell>
          <table:table-cell office:value-type="float" office:value="548.365385422977">
            <text:p>548</text:p>
          </table:table-cell>
          <table:table-cell table:formula="of:=(ABS([.C286]-[.$O$2]))/[.C286]" office:value-type="float" office:value="2.61073118879074">
            <text:p>2.611</text:p>
          </table:table-cell>
          <table:table-cell office:value-type="float" office:value="47.3741350413869">
            <text:p>47.37</text:p>
          </table:table-cell>
          <table:table-cell office:value-type="float" office:value="18.0567196531792">
            <text:p>18.06</text:p>
          </table:table-cell>
          <table:table-cell office:value-type="float" office:value="18.5057365062052">
            <text:p>18.51</text:p>
          </table:table-cell>
          <table:table-cell office:value-type="float" office:value="324715.013046398">
            <text:p>324715</text:p>
          </table:table-cell>
          <table:table-cell office:value-type="float" office:value="0.230663855280912">
            <text:p>0.231</text:p>
          </table:table-cell>
          <table:table-cell office:value-type="float" office:value="16.2767866093142">
            <text:p>16.28</text:p>
          </table:table-cell>
          <table:table-cell table:number-columns-repeated="5"/>
        </table:table-row>
        <table:table-row table:style-name="ro1">
          <table:table-cell office:value-type="string">
            <text:p>20231005T181411p1697740</text:p>
          </table:table-cell>
          <table:table-cell table:formula="of:=1/([.D287]*0.7+[.E287]/100*0.3)" office:value-type="float" office:value="0.297660798452489">
            <text:p>0.30</text:p>
          </table:table-cell>
          <table:table-cell office:value-type="float" office:value="349.700955771571">
            <text:p>350</text:p>
          </table:table-cell>
          <table:table-cell table:formula="of:=(ABS([.C287]-[.$O$2]))/[.C287]" office:value-type="float" office:value="4.66198052170427">
            <text:p>4.662</text:p>
          </table:table-cell>
          <table:table-cell office:value-type="float" office:value="32.0474502369475">
            <text:p>32.05</text:p>
          </table:table-cell>
          <table:table-cell office:value-type="float" office:value="14.5296242774566">
            <text:p>14.53</text:p>
          </table:table-cell>
          <table:table-cell office:value-type="float" office:value="20.5030690827209">
            <text:p>20.50</text:p>
          </table:table-cell>
          <table:table-cell office:value-type="float" office:value="337522.590325628">
            <text:p>337523</text:p>
          </table:table-cell>
          <table:table-cell office:value-type="float" office:value="0.196635818346387">
            <text:p>0.197</text:p>
          </table:table-cell>
          <table:table-cell office:value-type="float" office:value="96.6404521332199">
            <text:p>96.64</text:p>
          </table:table-cell>
          <table:table-cell table:number-columns-repeated="5"/>
        </table:table-row>
        <table:table-row table:style-name="ro1">
          <table:table-cell office:value-type="string">
            <text:p>20231005T181518p1699067</text:p>
          </table:table-cell>
          <table:table-cell table:formula="of:=1/([.D288]*0.7+[.E288]/100*0.3)" office:value-type="float" office:value="0.470483727518893">
            <text:p>0.47</text:p>
          </table:table-cell>
          <table:table-cell office:value-type="float" office:value="510.629959410802">
            <text:p>511</text:p>
          </table:table-cell>
          <table:table-cell table:formula="of:=(ABS([.C288]-[.$O$2]))/[.C288]" office:value-type="float" office:value="2.8775633186205">
            <text:p>2.878</text:p>
          </table:table-cell>
          <table:table-cell office:value-type="float" office:value="37.0592332381662">
            <text:p>37.06</text:p>
          </table:table-cell>
          <table:table-cell office:value-type="float" office:value="14.6699975921021">
            <text:p>14.67</text:p>
          </table:table-cell>
          <table:table-cell office:value-type="float" office:value="27.529332091922">
            <text:p>27.53</text:p>
          </table:table-cell>
          <table:table-cell office:value-type="float" office:value="272467.681529911">
            <text:p>272468</text:p>
          </table:table-cell>
          <table:table-cell office:value-type="float" office:value="0.103767364384674">
            <text:p>0.104</text:p>
          </table:table-cell>
          <table:table-cell office:value-type="float" office:value="89.2390736892505">
            <text:p>89.24</text:p>
          </table:table-cell>
          <table:table-cell table:number-columns-repeated="5"/>
        </table:table-row>
        <table:table-row table:style-name="ro1">
          <table:table-cell office:value-type="string">
            <text:p>20231005T181545p1699642</text:p>
          </table:table-cell>
          <table:table-cell table:formula="of:=1/([.D289]*0.7+[.E289]/100*0.3)" office:value-type="float" office:value="0.221691994429279">
            <text:p>0.22</text:p>
          </table:table-cell>
          <table:table-cell office:value-type="float" office:value="275.986057651987">
            <text:p>276</text:p>
          </table:table-cell>
          <table:table-cell table:formula="of:=(ABS([.C289]-[.$O$2]))/[.C289]" office:value-type="float" office:value="6.17427545741003">
            <text:p>6.174</text:p>
          </table:table-cell>
          <table:table-cell office:value-type="float" office:value="62.9233243047406">
            <text:p>62.92</text:p>
          </table:table-cell>
          <table:table-cell office:value-type="float" office:value="18.4450867052023">
            <text:p>18.45</text:p>
          </table:table-cell>
          <table:table-cell office:value-type="float" office:value="36.2480218007973">
            <text:p>36.25</text:p>
          </table:table-cell>
          <table:table-cell office:value-type="float" office:value="387519.189674738">
            <text:p>387519</text:p>
          </table:table-cell>
          <table:table-cell office:value-type="float" office:value="0.251276718153917">
            <text:p>0.251</text:p>
          </table:table-cell>
          <table:table-cell office:value-type="float" office:value="15.2619948982173">
            <text:p>15.26</text:p>
          </table:table-cell>
          <table:table-cell table:number-columns-repeated="5"/>
        </table:table-row>
        <table:table-row table:style-name="ro1">
          <table:table-cell office:value-type="string">
            <text:p>20231005T181405p1697654</text:p>
          </table:table-cell>
          <table:table-cell table:formula="of:=1/([.D290]*0.7+[.E290]/100*0.3)" office:value-type="float" office:value="1.06353306081686">
            <text:p>1.06</text:p>
          </table:table-cell>
          <table:table-cell office:value-type="float" office:value="933.340943099426">
            <text:p>933</text:p>
          </table:table-cell>
          <table:table-cell table:formula="of:=(ABS([.C290]-[.$O$2]))/[.C290]" office:value-type="float" office:value="1.12141127488187">
            <text:p>1.121</text:p>
          </table:table-cell>
          <table:table-cell office:value-type="float" office:value="51.7581227317961">
            <text:p>51.76</text:p>
          </table:table-cell>
          <table:table-cell office:value-type="float" office:value="17.8943882466281">
            <text:p>17.89</text:p>
          </table:table-cell>
          <table:table-cell office:value-type="float" office:value="31.1779064124332">
            <text:p>31.18</text:p>
          </table:table-cell>
          <table:table-cell office:value-type="float" office:value="392389.252791738">
            <text:p>392389</text:p>
          </table:table-cell>
          <table:table-cell office:value-type="float" office:value="0.206361119364584">
            <text:p>0.206</text:p>
          </table:table-cell>
          <table:table-cell office:value-type="float" office:value="7.88086698329298">
            <text:p>7.88</text:p>
          </table:table-cell>
          <table:table-cell table:number-columns-repeated="5"/>
        </table:table-row>
        <table:table-row table:style-name="ro1">
          <table:table-cell office:value-type="string">
            <text:p>20231005T181408p1697707</text:p>
          </table:table-cell>
          <table:table-cell table:formula="of:=1/([.D291]*0.7+[.E291]/100*0.3)" office:value-type="float" office:value="0.426872830711046">
            <text:p>0.43</text:p>
          </table:table-cell>
          <table:table-cell office:value-type="float" office:value="466.731816832889">
            <text:p>467</text:p>
          </table:table-cell>
          <table:table-cell table:formula="of:=(ABS([.C291]-[.$O$2]))/[.C291]" office:value-type="float" office:value="3.24226489086543">
            <text:p>3.242</text:p>
          </table:table-cell>
          <table:table-cell office:value-type="float" office:value="24.3442101425026">
            <text:p>24.34</text:p>
          </table:table-cell>
          <table:table-cell office:value-type="float" office:value="8.43907309127214">
            <text:p>8.44</text:p>
          </table:table-cell>
          <table:table-cell office:value-type="float" office:value="30.4252982472432">
            <text:p>30.43</text:p>
          </table:table-cell>
          <table:table-cell office:value-type="float" office:value="310177.25714334">
            <text:p>310177</text:p>
          </table:table-cell>
          <table:table-cell office:value-type="float" office:value="0.0572105785380442">
            <text:p>0.057</text:p>
          </table:table-cell>
          <table:table-cell office:value-type="float" office:value="13.4727320631683">
            <text:p>13.47</text:p>
          </table:table-cell>
          <table:table-cell table:number-columns-repeated="5"/>
        </table:table-row>
        <table:table-row table:style-name="ro1">
          <table:table-cell office:value-type="string">
            <text:p>20231005T181527p1699230</text:p>
          </table:table-cell>
          <table:table-cell table:formula="of:=1/([.D292]*0.7+[.E292]/100*0.3)" office:value-type="float" office:value="1.15179220320128">
            <text:p>1.15</text:p>
          </table:table-cell>
          <table:table-cell office:value-type="float" office:value="964.860929481633">
            <text:p>965</text:p>
          </table:table-cell>
          <table:table-cell table:formula="of:=(ABS([.C292]-[.$O$2]))/[.C292]" office:value-type="float" office:value="1.05210921025038">
            <text:p>1.052</text:p>
          </table:table-cell>
          <table:table-cell office:value-type="float" office:value="43.9119052552558">
            <text:p>43.91</text:p>
          </table:table-cell>
          <table:table-cell office:value-type="float" office:value="7.89081664744732">
            <text:p>7.89</text:p>
          </table:table-cell>
          <table:table-cell office:value-type="float" office:value="28.3190782320368">
            <text:p>28.32</text:p>
          </table:table-cell>
          <table:table-cell office:value-type="float" office:value="262384.64584203">
            <text:p>262385</text:p>
          </table:table-cell>
          <table:table-cell office:value-type="float" office:value="0.187540122043583">
            <text:p>0.188</text:p>
          </table:table-cell>
          <table:table-cell office:value-type="float" office:value="2.76663450046311">
            <text:p>2.77</text:p>
          </table:table-cell>
          <table:table-cell table:number-columns-repeated="5"/>
        </table:table-row>
        <table:table-row table:style-name="ro1">
          <table:table-cell office:value-type="string">
            <text:p>20231005T181447p1698421</text:p>
          </table:table-cell>
          <table:table-cell table:formula="of:=1/([.D293]*0.7+[.E293]/100*0.3)" office:value-type="float" office:value="0.244328245851286">
            <text:p>0.24</text:p>
          </table:table-cell>
          <table:table-cell office:value-type="float" office:value="300.18066391383">
            <text:p>300</text:p>
          </table:table-cell>
          <table:table-cell table:formula="of:=(ABS([.C293]-[.$O$2]))/[.C293]" office:value-type="float" office:value="5.59602778601482">
            <text:p>5.596</text:p>
          </table:table-cell>
          <table:table-cell office:value-type="float" office:value="58.5450704727771">
            <text:p>58.55</text:p>
          </table:table-cell>
          <table:table-cell office:value-type="float" office:value="14.9617052023121">
            <text:p>14.96</text:p>
          </table:table-cell>
          <table:table-cell office:value-type="float" office:value="11.00177115154">
            <text:p>11.00</text:p>
          </table:table-cell>
          <table:table-cell office:value-type="float" office:value="347856.68165592">
            <text:p>347857</text:p>
          </table:table-cell>
          <table:table-cell office:value-type="float" office:value="0.0856300984816629">
            <text:p>0.086</text:p>
          </table:table-cell>
          <table:table-cell office:value-type="float" office:value="95.4199475704247">
            <text:p>95.42</text:p>
          </table:table-cell>
          <table:table-cell table:number-columns-repeated="5"/>
        </table:table-row>
        <table:table-row table:style-name="ro1">
          <table:table-cell office:value-type="string">
            <text:p>20231005T181530p1699296</text:p>
          </table:table-cell>
          <table:table-cell table:formula="of:=1/([.D294]*0.7+[.E294]/100*0.3)" office:value-type="float" office:value="1.03198074396968">
            <text:p>1.03</text:p>
          </table:table-cell>
          <table:table-cell office:value-type="float" office:value="868.948776867851">
            <text:p>869</text:p>
          </table:table-cell>
          <table:table-cell table:formula="of:=(ABS([.C294]-[.$O$2]))/[.C294]" office:value-type="float" office:value="1.27861532544756">
            <text:p>1.279</text:p>
          </table:table-cell>
          <table:table-cell office:value-type="float" office:value="24.6598669860946">
            <text:p>24.66</text:p>
          </table:table-cell>
          <table:table-cell office:value-type="float" office:value="7.75382840360814">
            <text:p>7.75</text:p>
          </table:table-cell>
          <table:table-cell office:value-type="float" office:value="12.55264326625">
            <text:p>12.55</text:p>
          </table:table-cell>
          <table:table-cell office:value-type="float" office:value="358240.74043926">
            <text:p>358241</text:p>
          </table:table-cell>
          <table:table-cell office:value-type="float" office:value="0.372586217054658">
            <text:p>0.373</text:p>
          </table:table-cell>
          <table:table-cell office:value-type="float" office:value="5.38350045653555">
            <text:p>5.38</text:p>
          </table:table-cell>
          <table:table-cell table:number-columns-repeated="5"/>
        </table:table-row>
        <table:table-row table:style-name="ro1">
          <table:table-cell office:value-type="string">
            <text:p>20231005T181359p1697566</text:p>
          </table:table-cell>
          <table:table-cell table:formula="of:=1/([.D295]*0.7+[.E295]/100*0.3)" office:value-type="float" office:value="0.43441381847793">
            <text:p>0.43</text:p>
          </table:table-cell>
          <table:table-cell office:value-type="float" office:value="475.527811011484">
            <text:p>476</text:p>
          </table:table-cell>
          <table:table-cell table:formula="of:=(ABS([.C295]-[.$O$2]))/[.C295]" office:value-type="float" office:value="3.16379432317195">
            <text:p>3.164</text:p>
          </table:table-cell>
          <table:table-cell office:value-type="float" office:value="29.0988434079777">
            <text:p>29.10</text:p>
          </table:table-cell>
          <table:table-cell office:value-type="float" office:value="7.98599601384664">
            <text:p>7.99</text:p>
          </table:table-cell>
          <table:table-cell office:value-type="float" office:value="30.1182424512415">
            <text:p>30.12</text:p>
          </table:table-cell>
          <table:table-cell office:value-type="float" office:value="213839.708974067">
            <text:p>213840</text:p>
          </table:table-cell>
          <table:table-cell office:value-type="float" office:value="0.343559006319598">
            <text:p>0.344</text:p>
          </table:table-cell>
          <table:table-cell office:value-type="float" office:value="2.76663450046311">
            <text:p>2.77</text:p>
          </table:table-cell>
          <table:table-cell table:number-columns-repeated="5"/>
        </table:table-row>
        <table:table-row table:style-name="ro1">
          <table:table-cell office:value-type="string">
            <text:p>20231005T181539p1699521</text:p>
          </table:table-cell>
          <table:table-cell table:formula="of:=1/([.D296]*0.7+[.E296]/100*0.3)" office:value-type="float" office:value="0.425967545038409">
            <text:p>0.43</text:p>
          </table:table-cell>
          <table:table-cell office:value-type="float" office:value="481.696971706663">
            <text:p>482</text:p>
          </table:table-cell>
          <table:table-cell table:formula="of:=(ABS([.C296]-[.$O$2]))/[.C296]" office:value-type="float" office:value="3.11046802512546">
            <text:p>3.110</text:p>
          </table:table-cell>
          <table:table-cell office:value-type="float" office:value="56.756358425733">
            <text:p>56.76</text:p>
          </table:table-cell>
          <table:table-cell office:value-type="float" office:value="8.86900830581407">
            <text:p>8.87</text:p>
          </table:table-cell>
          <table:table-cell office:value-type="float" office:value="26.3938937328162">
            <text:p>26.39</text:p>
          </table:table-cell>
          <table:table-cell office:value-type="float" office:value="301341.657353893">
            <text:p>301342</text:p>
          </table:table-cell>
          <table:table-cell office:value-type="float" office:value="0.055005172729088">
            <text:p>0.055</text:p>
          </table:table-cell>
          <table:table-cell office:value-type="float" office:value="99.6825991902988">
            <text:p>99.68</text:p>
          </table:table-cell>
          <table:table-cell table:number-columns-repeated="5"/>
        </table:table-row>
        <table:table-row table:style-name="ro1">
          <table:table-cell office:value-type="string">
            <text:p>20231005T181417p1697838</text:p>
          </table:table-cell>
          <table:table-cell table:formula="of:=1/([.D297]*0.7+[.E297]/100*0.3)" office:value-type="float" office:value="0.379969686263834">
            <text:p>0.38</text:p>
          </table:table-cell>
          <table:table-cell office:value-type="float" office:value="446.348998643136">
            <text:p>446</text:p>
          </table:table-cell>
          <table:table-cell table:formula="of:=(ABS([.C297]-[.$O$2]))/[.C297]" office:value-type="float" office:value="3.43599068446224">
            <text:p>3.436</text:p>
          </table:table-cell>
          <table:table-cell office:value-type="float" office:value="75.5318046378874">
            <text:p>75.53</text:p>
          </table:table-cell>
          <table:table-cell office:value-type="float" office:value="8.97919626547595">
            <text:p>8.98</text:p>
          </table:table-cell>
          <table:table-cell office:value-type="float" office:value="29.3938881079813">
            <text:p>29.39</text:p>
          </table:table-cell>
          <table:table-cell office:value-type="float" office:value="228665.094298505">
            <text:p>228665</text:p>
          </table:table-cell>
          <table:table-cell office:value-type="float" office:value="0.0856300984816629">
            <text:p>0.086</text:p>
          </table:table-cell>
          <table:table-cell office:value-type="float" office:value="99.6931391220504">
            <text:p>99.69</text:p>
          </table:table-cell>
          <table:table-cell table:number-columns-repeated="5"/>
        </table:table-row>
        <table:table-row table:style-name="ro1">
          <table:table-cell office:value-type="string">
            <text:p>20231006T034811p1746933</text:p>
          </table:table-cell>
          <table:table-cell table:formula="of:=1/([.D298]*0.7+[.E298]/100*0.3)" office:value-type="float" office:value="0.350474097855487">
            <text:p>0.35</text:p>
          </table:table-cell>
          <table:table-cell office:value-type="float" office:value="417.695979389911">
            <text:p>418</text:p>
          </table:table-cell>
          <table:table-cell table:formula="of:=(ABS([.C298]-[.$O$2]))/[.C298]" office:value-type="float" office:value="3.74028982249721">
            <text:p>3.740</text:p>
          </table:table-cell>
          <table:table-cell office:value-type="float" office:value="78.3583433827512">
            <text:p>78.36</text:p>
          </table:table-cell>
          <table:table-cell office:value-type="float" office:value="4.37637021716649">
            <text:p>4.38</text:p>
          </table:table-cell>
          <table:table-cell office:value-type="float" office:value="26.5621795567765">
            <text:p>26.56</text:p>
          </table:table-cell>
          <table:table-cell office:value-type="float" office:value="310177.25714334">
            <text:p>310177</text:p>
          </table:table-cell>
          <table:table-cell office:value-type="float" office:value="0.274065423193632">
            <text:p>0.274</text:p>
          </table:table-cell>
          <table:table-cell office:value-type="float" office:value="51.4992762277858">
            <text:p>51.50</text:p>
          </table:table-cell>
          <table:table-cell table:number-columns-repeated="5"/>
        </table:table-row>
        <table:table-row table:style-name="ro1">
          <table:table-cell office:value-type="string">
            <text:p>20231006T034738p1746311</text:p>
          </table:table-cell>
          <table:table-cell table:formula="of:=1/([.D299]*0.7+[.E299]/100*0.3)" office:value-type="float" office:value="0.490501800223962">
            <text:p>0.49</text:p>
          </table:table-cell>
          <table:table-cell office:value-type="float" office:value="555.549761244654">
            <text:p>556</text:p>
          </table:table-cell>
          <table:table-cell table:formula="of:=(ABS([.C299]-[.$O$2]))/[.C299]" office:value-type="float" office:value="2.56403717205099">
            <text:p>2.564</text:p>
          </table:table-cell>
          <table:table-cell office:value-type="float" office:value="81.3008269170183">
            <text:p>81.30</text:p>
          </table:table-cell>
          <table:table-cell office:value-type="float" office:value="10.2090558766859">
            <text:p>10.21</text:p>
          </table:table-cell>
          <table:table-cell office:value-type="float" office:value="32.9263449951819">
            <text:p>32.93</text:p>
          </table:table-cell>
          <table:table-cell office:value-type="float" office:value="254515.515186322">
            <text:p>254516</text:p>
          </table:table-cell>
          <table:table-cell office:value-type="float" office:value="0.277882558928316">
            <text:p>0.278</text:p>
          </table:table-cell>
          <table:table-cell office:value-type="float" office:value="68.65006913107">
            <text:p>68.65</text:p>
          </table:table-cell>
          <table:table-cell table:number-columns-repeated="5"/>
        </table:table-row>
        <table:table-row table:style-name="ro1">
          <table:table-cell office:value-type="string">
            <text:p>20231006T034735p1746266</text:p>
          </table:table-cell>
          <table:table-cell table:formula="of:=1/([.D300]*0.7+[.E300]/100*0.3)" office:value-type="float" office:value="0.607031334355037">
            <text:p>0.61</text:p>
          </table:table-cell>
          <table:table-cell office:value-type="float" office:value="694.000724059707">
            <text:p>694</text:p>
          </table:table-cell>
          <table:table-cell table:formula="of:=(ABS([.C300]-[.$O$2]))/[.C300]" office:value-type="float" office:value="1.85302296000149">
            <text:p>1.853</text:p>
          </table:table-cell>
          <table:table-cell office:value-type="float" office:value="116.748448812635">
            <text:p>116.75</text:p>
          </table:table-cell>
          <table:table-cell office:value-type="float" office:value="10.9354838709677">
            <text:p>10.94</text:p>
          </table:table-cell>
          <table:table-cell office:value-type="float" office:value="25.7357682073377">
            <text:p>25.74</text:p>
          </table:table-cell>
          <table:table-cell office:value-type="float" office:value="359656.18961945">
            <text:p>359656</text:p>
          </table:table-cell>
          <table:table-cell office:value-type="float" office:value="0.158218609215566">
            <text:p>0.158</text:p>
          </table:table-cell>
          <table:table-cell office:value-type="float" office:value="72.478053698908">
            <text:p>72.48</text:p>
          </table:table-cell>
          <table:table-cell table:number-columns-repeated="5"/>
        </table:table-row>
        <table:table-row table:style-name="ro1">
          <table:table-cell office:value-type="string">
            <text:p>20231006T034829p1747339</text:p>
          </table:table-cell>
          <table:table-cell table:formula="of:=1/([.D301]*0.7+[.E301]/100*0.3)" office:value-type="float" office:value="0.333132841494626">
            <text:p>0.33</text:p>
          </table:table-cell>
          <table:table-cell office:value-type="float" office:value="415.570014830671">
            <text:p>416</text:p>
          </table:table-cell>
          <table:table-cell table:formula="of:=(ABS([.C301]-[.$O$2]))/[.C301]" office:value-type="float" office:value="3.7645400999559">
            <text:p>3.765</text:p>
          </table:table-cell>
          <table:table-cell office:value-type="float" office:value="122.209147516937">
            <text:p>122.21</text:p>
          </table:table-cell>
          <table:table-cell office:value-type="float" office:value="10.3764748374669">
            <text:p>10.38</text:p>
          </table:table-cell>
          <table:table-cell office:value-type="float" office:value="32.9265457840082">
            <text:p>32.93</text:p>
          </table:table-cell>
          <table:table-cell office:value-type="float" office:value="310177.25714334">
            <text:p>310177</text:p>
          </table:table-cell>
          <table:table-cell office:value-type="float" office:value="0.144510708391845">
            <text:p>0.145</text:p>
          </table:table-cell>
          <table:table-cell office:value-type="float" office:value="72.8484354634988">
            <text:p>72.85</text:p>
          </table:table-cell>
          <table:table-cell table:number-columns-repeated="5"/>
        </table:table-row>
        <table:table-row table:style-name="ro1">
          <table:table-cell office:value-type="string">
            <text:p>20231006T034717p1745989</text:p>
          </table:table-cell>
          <table:table-cell table:formula="of:=1/([.D302]*0.7+[.E302]/100*0.3)" office:value-type="float" office:value="0.831791375602582">
            <text:p>0.83</text:p>
          </table:table-cell>
          <table:table-cell office:value-type="float" office:value="782.387591976327">
            <text:p>782</text:p>
          </table:table-cell>
          <table:table-cell table:formula="of:=(ABS([.C302]-[.$O$2]))/[.C302]" office:value-type="float" office:value="1.53071498104728">
            <text:p>1.531</text:p>
          </table:table-cell>
          <table:table-cell office:value-type="float" office:value="43.5746828554887">
            <text:p>43.57</text:p>
          </table:table-cell>
          <table:table-cell office:value-type="float" office:value="12.3148772267694">
            <text:p>12.31</text:p>
          </table:table-cell>
          <table:table-cell office:value-type="float" office:value="25.2989503478793">
            <text:p>25.30</text:p>
          </table:table-cell>
          <table:table-cell office:value-type="float" office:value="379074.974786143">
            <text:p>379075</text:p>
          </table:table-cell>
          <table:table-cell office:value-type="float" office:value="0.302777192131273">
            <text:p>0.303</text:p>
          </table:table-cell>
          <table:table-cell office:value-type="float" office:value="81.8963733018321">
            <text:p>81.90</text:p>
          </table:table-cell>
          <table:table-cell table:number-columns-repeated="5"/>
        </table:table-row>
        <table:table-row table:style-name="ro1">
          <table:table-cell office:value-type="string">
            <text:p>20231006T034847p1747733</text:p>
          </table:table-cell>
          <table:table-cell table:formula="of:=1/([.D303]*0.7+[.E303]/100*0.3)" office:value-type="float" office:value="0.352509125440254">
            <text:p>0.35</text:p>
          </table:table-cell>
          <table:table-cell office:value-type="float" office:value="439.561654250602">
            <text:p>440</text:p>
          </table:table-cell>
          <table:table-cell table:formula="of:=(ABS([.C303]-[.$O$2]))/[.C303]" office:value-type="float" office:value="3.50448755220847">
            <text:p>3.504</text:p>
          </table:table-cell>
          <table:table-cell office:value-type="float" office:value="127.888235828794">
            <text:p>127.89</text:p>
          </table:table-cell>
          <table:table-cell office:value-type="float" office:value="6.1388454725435">
            <text:p>6.14</text:p>
          </table:table-cell>
          <table:table-cell office:value-type="float" office:value="23.5477197506584">
            <text:p>23.55</text:p>
          </table:table-cell>
          <table:table-cell office:value-type="float" office:value="274502.356843494">
            <text:p>274502</text:p>
          </table:table-cell>
          <table:table-cell office:value-type="float" office:value="0.187540122043583">
            <text:p>0.188</text:p>
          </table:table-cell>
          <table:table-cell office:value-type="float" office:value="43.3244042302066">
            <text:p>43.32</text:p>
          </table:table-cell>
          <table:table-cell table:number-columns-repeated="5"/>
        </table:table-row>
        <table:table-row table:style-name="ro1">
          <table:table-cell office:value-type="string">
            <text:p>20231006T034835p1747474</text:p>
          </table:table-cell>
          <table:table-cell table:formula="of:=1/([.D304]*0.7+[.E304]/100*0.3)" office:value-type="float" office:value="0.38773793426187">
            <text:p>0.39</text:p>
          </table:table-cell>
          <table:table-cell office:value-type="float" office:value="464.904362500542">
            <text:p>465</text:p>
          </table:table-cell>
          <table:table-cell table:formula="of:=(ABS([.C304]-[.$O$2]))/[.C304]" office:value-type="float" office:value="3.25894046110977">
            <text:p>3.259</text:p>
          </table:table-cell>
          <table:table-cell office:value-type="float" office:value="99.2677443581655">
            <text:p>99.27</text:p>
          </table:table-cell>
          <table:table-cell office:value-type="float" office:value="14.5234202386213">
            <text:p>14.52</text:p>
          </table:table-cell>
          <table:table-cell office:value-type="float" office:value="32.9263449951819">
            <text:p>32.93</text:p>
          </table:table-cell>
          <table:table-cell office:value-type="float" office:value="229880.393834339">
            <text:p>229880</text:p>
          </table:table-cell>
          <table:table-cell office:value-type="float" office:value="0.31169302446215">
            <text:p>0.312</text:p>
          </table:table-cell>
          <table:table-cell office:value-type="float" office:value="27.6109779993745">
            <text:p>27.61</text:p>
          </table:table-cell>
          <table:table-cell table:number-columns-repeated="5"/>
        </table:table-row>
        <table:table-row table:style-name="ro1">
          <table:table-cell office:value-type="string">
            <text:p>20231006T034726p1746127</text:p>
          </table:table-cell>
          <table:table-cell table:formula="of:=1/([.D305]*0.7+[.E305]/100*0.3)" office:value-type="float" office:value="0.361263727302562">
            <text:p>0.36</text:p>
          </table:table-cell>
          <table:table-cell office:value-type="float" office:value="410.003161858764">
            <text:p>410</text:p>
          </table:table-cell>
          <table:table-cell table:formula="of:=(ABS([.C305]-[.$O$2]))/[.C305]" office:value-type="float" office:value="3.82923105037434">
            <text:p>3.829</text:p>
          </table:table-cell>
          <table:table-cell office:value-type="float" office:value="29.1997233006074">
            <text:p>29.20</text:p>
          </table:table-cell>
          <table:table-cell office:value-type="float" office:value="13.3782514450867">
            <text:p>13.38</text:p>
          </table:table-cell>
          <table:table-cell office:value-type="float" office:value="21.7120042270234">
            <text:p>21.71</text:p>
          </table:table-cell>
          <table:table-cell office:value-type="float" office:value="262936.6028834">
            <text:p>262937</text:p>
          </table:table-cell>
          <table:table-cell office:value-type="float" office:value="0.206361119364584">
            <text:p>0.206</text:p>
          </table:table-cell>
          <table:table-cell office:value-type="float" office:value="56.4667989088494">
            <text:p>56.47</text:p>
          </table:table-cell>
          <table:table-cell table:number-columns-repeated="5"/>
        </table:table-row>
        <table:table-row table:style-name="ro1">
          <table:table-cell office:value-type="string">
            <text:p>20231006T034832p1747400</text:p>
          </table:table-cell>
          <table:table-cell table:formula="of:=1/([.D306]*0.7+[.E306]/100*0.3)" office:value-type="float" office:value="0.414330800034163">
            <text:p>0.41</text:p>
          </table:table-cell>
          <table:table-cell office:value-type="float" office:value="460.505852291801">
            <text:p>461</text:p>
          </table:table-cell>
          <table:table-cell table:formula="of:=(ABS([.C306]-[.$O$2]))/[.C306]" office:value-type="float" office:value="3.29961962512773">
            <text:p>3.300</text:p>
          </table:table-cell>
          <table:table-cell office:value-type="float" office:value="34.5989023224403">
            <text:p>34.60</text:p>
          </table:table-cell>
          <table:table-cell office:value-type="float" office:value="14.243978805395">
            <text:p>14.24</text:p>
          </table:table-cell>
          <table:table-cell office:value-type="float" office:value="37.2590777645034">
            <text:p>37.26</text:p>
          </table:table-cell>
          <table:table-cell office:value-type="float" office:value="261305.905310066">
            <text:p>261306</text:p>
          </table:table-cell>
          <table:table-cell office:value-type="float" office:value="0.103696071910745">
            <text:p>0.104</text:p>
          </table:table-cell>
          <table:table-cell office:value-type="float" office:value="75.2821884949373">
            <text:p>75.28</text:p>
          </table:table-cell>
          <table:table-cell table:number-columns-repeated="5"/>
        </table:table-row>
        <table:table-row table:style-name="ro1">
          <table:table-cell office:value-type="string">
            <text:p>20231006T034756p1746641</text:p>
          </table:table-cell>
          <table:table-cell table:formula="of:=1/([.D307]*0.7+[.E307]/100*0.3)" office:value-type="float" office:value="0.74075760205011">
            <text:p>0.74</text:p>
          </table:table-cell>
          <table:table-cell office:value-type="float" office:value="879.666284458613">
            <text:p>880</text:p>
          </table:table-cell>
          <table:table-cell table:formula="of:=(ABS([.C307]-[.$O$2]))/[.C307]" office:value-type="float" office:value="1.25085357365786">
            <text:p>1.251</text:p>
          </table:table-cell>
          <table:table-cell office:value-type="float" office:value="158.123923134217">
            <text:p>158.12</text:p>
          </table:table-cell>
          <table:table-cell office:value-type="float" office:value="4.33090541224077">
            <text:p>4.33</text:p>
          </table:table-cell>
          <table:table-cell office:value-type="float" office:value="22.9312718498455">
            <text:p>22.93</text:p>
          </table:table-cell>
          <table:table-cell office:value-type="float" office:value="326808.265266063">
            <text:p>326808</text:p>
          </table:table-cell>
          <table:table-cell office:value-type="float" office:value="0.377088630633424">
            <text:p>0.377</text:p>
          </table:table-cell>
          <table:table-cell office:value-type="float" office:value="93.2397974766126">
            <text:p>93.24</text:p>
          </table:table-cell>
          <table:table-cell table:number-columns-repeated="5"/>
        </table:table-row>
        <table:table-row table:style-name="ro1">
          <table:table-cell office:value-type="string">
            <text:p>20231006T034732p1746212</text:p>
          </table:table-cell>
          <table:table-cell table:formula="of:=1/([.D308]*0.7+[.E308]/100*0.3)" office:value-type="float" office:value="0.290339904559422">
            <text:p>0.29</text:p>
          </table:table-cell>
          <table:table-cell office:value-type="float" office:value="342.625296730019">
            <text:p>343</text:p>
          </table:table-cell>
          <table:table-cell table:formula="of:=(ABS([.C308]-[.$O$2]))/[.C308]" office:value-type="float" office:value="4.77890780072843">
            <text:p>4.779</text:p>
          </table:table-cell>
          <table:table-cell office:value-type="float" office:value="33.0011539525018">
            <text:p>33.00</text:p>
          </table:table-cell>
          <table:table-cell office:value-type="float" office:value="13.5988680154143">
            <text:p>13.60</text:p>
          </table:table-cell>
          <table:table-cell office:value-type="float" office:value="33.3471255613676">
            <text:p>33.35</text:p>
          </table:table-cell>
          <table:table-cell office:value-type="float" office:value="310177.25714334">
            <text:p>310177</text:p>
          </table:table-cell>
          <table:table-cell office:value-type="float" office:value="0.272201406673406">
            <text:p>0.272</text:p>
          </table:table-cell>
          <table:table-cell office:value-type="float" office:value="73.4464231059782">
            <text:p>73.45</text:p>
          </table:table-cell>
          <table:table-cell table:number-columns-repeated="5"/>
        </table:table-row>
        <table:table-row table:style-name="ro1">
          <table:table-cell office:value-type="string">
            <text:p>20231006T034741p1746352</text:p>
          </table:table-cell>
          <table:table-cell table:formula="of:=1/([.D309]*0.7+[.E309]/100*0.3)" office:value-type="float" office:value="0.173774270956807">
            <text:p>0.17</text:p>
          </table:table-cell>
          <table:table-cell office:value-type="float" office:value="218.424532637584">
            <text:p>218</text:p>
          </table:table-cell>
          <table:table-cell table:formula="of:=(ABS([.C309]-[.$O$2]))/[.C309]" office:value-type="float" office:value="8.06491581367039">
            <text:p>8.065</text:p>
          </table:table-cell>
          <table:table-cell office:value-type="float" office:value="36.3835869785694">
            <text:p>36.38</text:p>
          </table:table-cell>
          <table:table-cell office:value-type="float" office:value="5.80497642744893">
            <text:p>5.80</text:p>
          </table:table-cell>
          <table:table-cell office:value-type="float" office:value="33.1927811622926">
            <text:p>33.19</text:p>
          </table:table-cell>
          <table:table-cell office:value-type="float" office:value="310177.25714334">
            <text:p>310177</text:p>
          </table:table-cell>
          <table:table-cell office:value-type="float" office:value="0.279058517647526">
            <text:p>0.279</text:p>
          </table:table-cell>
          <table:table-cell office:value-type="float" office:value="57.8777948387016">
            <text:p>57.88</text:p>
          </table:table-cell>
          <table:table-cell table:number-columns-repeated="5"/>
        </table:table-row>
        <table:table-row table:style-name="ro1">
          <table:table-cell office:value-type="string">
            <text:p>20231006T034753p1746587</text:p>
          </table:table-cell>
          <table:table-cell table:formula="of:=1/([.D310]*0.7+[.E310]/100*0.3)" office:value-type="float" office:value="0.671186067124486">
            <text:p>0.67</text:p>
          </table:table-cell>
          <table:table-cell office:value-type="float" office:value="707.934324758348">
            <text:p>708</text:p>
          </table:table-cell>
          <table:table-cell table:formula="of:=(ABS([.C310]-[.$O$2]))/[.C310]" office:value-type="float" office:value="1.79686961170568">
            <text:p>1.797</text:p>
          </table:table-cell>
          <table:table-cell office:value-type="float" office:value="77.36369697304">
            <text:p>77.36</text:p>
          </table:table-cell>
          <table:table-cell office:value-type="float" office:value="11.0977371208474">
            <text:p>11.10</text:p>
          </table:table-cell>
          <table:table-cell office:value-type="float" office:value="29.0285264269387">
            <text:p>29.03</text:p>
          </table:table-cell>
          <table:table-cell office:value-type="float" office:value="218155.608368809">
            <text:p>218156</text:p>
          </table:table-cell>
          <table:table-cell office:value-type="float" office:value="0.0403915580906739">
            <text:p>0.040</text:p>
          </table:table-cell>
          <table:table-cell office:value-type="float" office:value="93.2586412931249">
            <text:p>93.26</text:p>
          </table:table-cell>
          <table:table-cell table:number-columns-repeated="5"/>
        </table:table-row>
        <table:table-row table:style-name="ro1">
          <table:table-cell office:value-type="string">
            <text:p>20231006T034853p1747855</text:p>
          </table:table-cell>
          <table:table-cell table:formula="of:=1/([.D311]*0.7+[.E311]/100*0.3)" office:value-type="float" office:value="0.648618263131596">
            <text:p>0.65</text:p>
          </table:table-cell>
          <table:table-cell office:value-type="float" office:value="749.784140611456">
            <text:p>750</text:p>
          </table:table-cell>
          <table:table-cell table:formula="of:=(ABS([.C311]-[.$O$2]))/[.C311]" office:value-type="float" office:value="1.64076004379779">
            <text:p>1.641</text:p>
          </table:table-cell>
          <table:table-cell office:value-type="float" office:value="131.068952582341">
            <text:p>131.07</text:p>
          </table:table-cell>
          <table:table-cell office:value-type="float" office:value="16.1753371868979">
            <text:p>16.18</text:p>
          </table:table-cell>
          <table:table-cell office:value-type="float" office:value="29.0285264269387">
            <text:p>29.03</text:p>
          </table:table-cell>
          <table:table-cell office:value-type="float" office:value="234452.968994914">
            <text:p>234453</text:p>
          </table:table-cell>
          <table:table-cell office:value-type="float" office:value="0.237366443451321">
            <text:p>0.237</text:p>
          </table:table-cell>
          <table:table-cell office:value-type="float" office:value="14.3553651231682">
            <text:p>14.36</text:p>
          </table:table-cell>
          <table:table-cell table:number-columns-repeated="5"/>
        </table:table-row>
        <table:table-row table:style-name="ro1">
          <table:table-cell office:value-type="string">
            <text:p>20231006T034805p1746821</text:p>
          </table:table-cell>
          <table:table-cell table:formula="of:=1/([.D312]*0.7+[.E312]/100*0.3)" office:value-type="float" office:value="0.570685262515197">
            <text:p>0.57</text:p>
          </table:table-cell>
          <table:table-cell office:value-type="float" office:value="593.798219829325">
            <text:p>594</text:p>
          </table:table-cell>
          <table:table-cell table:formula="of:=(ABS([.C312]-[.$O$2]))/[.C312]" office:value-type="float" office:value="2.33446604230156">
            <text:p>2.334</text:p>
          </table:table-cell>
          <table:table-cell office:value-type="float" office:value="39.3843729637398">
            <text:p>39.38</text:p>
          </table:table-cell>
          <table:table-cell office:value-type="float" office:value="14.2241088631985">
            <text:p>14.22</text:p>
          </table:table-cell>
          <table:table-cell office:value-type="float" office:value="37.3587739333062">
            <text:p>37.36</text:p>
          </table:table-cell>
          <table:table-cell office:value-type="float" office:value="325815.174632658">
            <text:p>325815</text:p>
          </table:table-cell>
          <table:table-cell office:value-type="float" office:value="0.118494377689118">
            <text:p>0.118</text:p>
          </table:table-cell>
          <table:table-cell office:value-type="float" office:value="75.2821884949373">
            <text:p>75.28</text:p>
          </table:table-cell>
          <table:table-cell table:number-columns-repeated="5"/>
        </table:table-row>
        <table:table-row table:style-name="ro1">
          <table:table-cell office:value-type="string">
            <text:p>20231006T034859p1747985</text:p>
          </table:table-cell>
          <table:table-cell table:formula="of:=1/([.D313]*0.7+[.E313]/100*0.3)" office:value-type="float" office:value="0.464209131394269">
            <text:p>0.46</text:p>
          </table:table-cell>
          <table:table-cell office:value-type="float" office:value="517.02247474836">
            <text:p>517</text:p>
          </table:table-cell>
          <table:table-cell table:formula="of:=(ABS([.C313]-[.$O$2]))/[.C313]" office:value-type="float" office:value="2.82962075481087">
            <text:p>2.830</text:p>
          </table:table-cell>
          <table:table-cell office:value-type="float" office:value="57.8223187337816">
            <text:p>57.82</text:p>
          </table:table-cell>
          <table:table-cell office:value-type="float" office:value="14.395472061657">
            <text:p>14.40</text:p>
          </table:table-cell>
          <table:table-cell office:value-type="float" office:value="34.4011947546833">
            <text:p>34.40</text:p>
          </table:table-cell>
          <table:table-cell office:value-type="float" office:value="314600.084098152">
            <text:p>314600</text:p>
          </table:table-cell>
          <table:table-cell office:value-type="float" office:value="0.0423074030328194">
            <text:p>0.042</text:p>
          </table:table-cell>
          <table:table-cell office:value-type="float" office:value="66.5518490329894">
            <text:p>66.55</text:p>
          </table:table-cell>
          <table:table-cell table:number-columns-repeated="5"/>
        </table:table-row>
        <table:table-row table:style-name="ro1">
          <table:table-cell office:value-type="string">
            <text:p>20231006T034750p1746543</text:p>
          </table:table-cell>
          <table:table-cell table:formula="of:=1/([.D314]*0.7+[.E314]/100*0.3)" office:value-type="float" office:value="0.392165009191215">
            <text:p>0.39</text:p>
          </table:table-cell>
          <table:table-cell office:value-type="float" office:value="446.825646418423">
            <text:p>447</text:p>
          </table:table-cell>
          <table:table-cell table:formula="of:=(ABS([.C314]-[.$O$2]))/[.C314]" office:value-type="float" office:value="3.43125862597837">
            <text:p>3.431</text:p>
          </table:table-cell>
          <table:table-cell office:value-type="float" office:value="49.3553302165519">
            <text:p>49.36</text:p>
          </table:table-cell>
          <table:table-cell office:value-type="float" office:value="13.7778179190751">
            <text:p>13.78</text:p>
          </table:table-cell>
          <table:table-cell office:value-type="float" office:value="12.55264326625">
            <text:p>12.55</text:p>
          </table:table-cell>
          <table:table-cell office:value-type="float" office:value="205810.807264335">
            <text:p>205811</text:p>
          </table:table-cell>
          <table:table-cell office:value-type="float" office:value="0.232788866860256">
            <text:p>0.233</text:p>
          </table:table-cell>
          <table:table-cell office:value-type="float" office:value="76.3692552803208">
            <text:p>76.37</text:p>
          </table:table-cell>
          <table:table-cell table:number-columns-repeated="5"/>
        </table:table-row>
        <table:table-row table:style-name="ro1">
          <table:table-cell office:value-type="string">
            <text:p>20231006T034723p1746086</text:p>
          </table:table-cell>
          <table:table-cell table:formula="of:=1/([.D315]*0.7+[.E315]/100*0.3)" office:value-type="float" office:value="0.727613130655133">
            <text:p>0.73</text:p>
          </table:table-cell>
          <table:table-cell office:value-type="float" office:value="679.508386728088">
            <text:p>680</text:p>
          </table:table-cell>
          <table:table-cell table:formula="of:=(ABS([.C315]-[.$O$2]))/[.C315]" office:value-type="float" office:value="1.91387132031428">
            <text:p>1.914</text:p>
          </table:table-cell>
          <table:table-cell office:value-type="float" office:value="11.5489339075191">
            <text:p>11.55</text:p>
          </table:table-cell>
          <table:table-cell office:value-type="float" office:value="5.66036017806556">
            <text:p>5.66</text:p>
          </table:table-cell>
          <table:table-cell office:value-type="float" office:value="15.1858904615066">
            <text:p>15.19</text:p>
          </table:table-cell>
          <table:table-cell office:value-type="float" office:value="300783.210301639">
            <text:p>300783</text:p>
          </table:table-cell>
          <table:table-cell office:value-type="float" office:value="0.37342629296877">
            <text:p>0.373</text:p>
          </table:table-cell>
          <table:table-cell office:value-type="float" office:value="82.887473119014">
            <text:p>82.89</text:p>
          </table:table-cell>
          <table:table-cell table:number-columns-repeated="5"/>
        </table:table-row>
        <table:table-row table:style-name="ro1">
          <table:table-cell office:value-type="string">
            <text:p>20231006T034802p1746754</text:p>
          </table:table-cell>
          <table:table-cell table:formula="of:=1/([.D316]*0.7+[.E316]/100*0.3)" office:value-type="float" office:value="0.298710582027064">
            <text:p>0.30</text:p>
          </table:table-cell>
          <table:table-cell office:value-type="float" office:value="345.542851746084">
            <text:p>346</text:p>
          </table:table-cell>
          <table:table-cell table:formula="of:=(ABS([.C316]-[.$O$2]))/[.C316]" office:value-type="float" office:value="4.73011419566268">
            <text:p>4.730</text:p>
          </table:table-cell>
          <table:table-cell office:value-type="float" office:value="12.2140354242012">
            <text:p>12.21</text:p>
          </table:table-cell>
          <table:table-cell office:value-type="float" office:value="17.768063583815">
            <text:p>17.77</text:p>
          </table:table-cell>
          <table:table-cell office:value-type="float" office:value="37.1367656240688">
            <text:p>37.14</text:p>
          </table:table-cell>
          <table:table-cell office:value-type="float" office:value="221893.138779071">
            <text:p>221893</text:p>
          </table:table-cell>
          <table:table-cell office:value-type="float" office:value="0.078235437264774">
            <text:p>0.078</text:p>
          </table:table-cell>
          <table:table-cell office:value-type="float" office:value="44.5959402439271">
            <text:p>44.60</text:p>
          </table:table-cell>
          <table:table-cell table:number-columns-repeated="5"/>
        </table:table-row>
        <table:table-row table:style-name="ro1">
          <table:table-cell office:value-type="string">
            <text:p>20231006T034720p1746035</text:p>
          </table:table-cell>
          <table:table-cell table:formula="of:=1/([.D317]*0.7+[.E317]/100*0.3)" office:value-type="float" office:value="0.367469082364898">
            <text:p>0.37</text:p>
          </table:table-cell>
          <table:table-cell office:value-type="float" office:value="410.618836810288">
            <text:p>411</text:p>
          </table:table-cell>
          <table:table-cell table:formula="of:=(ABS([.C317]-[.$O$2]))/[.C317]" office:value-type="float" office:value="3.82199018286828">
            <text:p>3.822</text:p>
          </table:table-cell>
          <table:table-cell office:value-type="float" office:value="15.3080835871649">
            <text:p>15.31</text:p>
          </table:table-cell>
          <table:table-cell office:value-type="float" office:value="18.0771917148362">
            <text:p>18.08</text:p>
          </table:table-cell>
          <table:table-cell office:value-type="float" office:value="12.55264326625">
            <text:p>12.55</text:p>
          </table:table-cell>
          <table:table-cell office:value-type="float" office:value="357273.167609805">
            <text:p>357273</text:p>
          </table:table-cell>
          <table:table-cell office:value-type="float" office:value="0.280562646445069">
            <text:p>0.281</text:p>
          </table:table-cell>
          <table:table-cell office:value-type="float" office:value="22.3884275263167">
            <text:p>22.39</text:p>
          </table:table-cell>
          <table:table-cell table:number-columns-repeated="5"/>
        </table:table-row>
        <table:table-row table:style-name="ro1">
          <table:table-cell office:value-type="string">
            <text:p>20231006T034759p1746708</text:p>
          </table:table-cell>
          <table:table-cell table:formula="of:=1/([.D318]*0.7+[.E318]/100*0.3)" office:value-type="float" office:value="0.43107609660263">
            <text:p>0.43</text:p>
          </table:table-cell>
          <table:table-cell office:value-type="float" office:value="495.120529725508">
            <text:p>495</text:p>
          </table:table-cell>
          <table:table-cell table:formula="of:=(ABS([.C318]-[.$O$2]))/[.C318]" office:value-type="float" office:value="2.99902625952049">
            <text:p>2.999</text:p>
          </table:table-cell>
          <table:table-cell office:value-type="float" office:value="73.4858858679182">
            <text:p>73.49</text:p>
          </table:table-cell>
          <table:table-cell office:value-type="float" office:value="13.8851156069364">
            <text:p>13.89</text:p>
          </table:table-cell>
          <table:table-cell office:value-type="float" office:value="34.4011947546833">
            <text:p>34.40</text:p>
          </table:table-cell>
          <table:table-cell office:value-type="float" office:value="319405.072871321">
            <text:p>319405</text:p>
          </table:table-cell>
          <table:table-cell office:value-type="float" office:value="0.1544405998513">
            <text:p>0.154</text:p>
          </table:table-cell>
          <table:table-cell office:value-type="float" office:value="68.8670453890055">
            <text:p>68.87</text:p>
          </table:table-cell>
          <table:table-cell table:number-columns-repeated="5"/>
        </table:table-row>
        <table:table-row table:style-name="ro1">
          <table:table-cell office:value-type="string">
            <text:p>20231006T034850p1747808</text:p>
          </table:table-cell>
          <table:table-cell table:formula="of:=1/([.D319]*0.7+[.E319]/100*0.3)" office:value-type="float" office:value="0.483767321644473">
            <text:p>0.48</text:p>
          </table:table-cell>
          <table:table-cell office:value-type="float" office:value="541.758899883529">
            <text:p>542</text:p>
          </table:table-cell>
          <table:table-cell table:formula="of:=(ABS([.C319]-[.$O$2]))/[.C319]" office:value-type="float" office:value="2.65476229449239">
            <text:p>2.655</text:p>
          </table:table-cell>
          <table:table-cell office:value-type="float" office:value="69.5919464548579">
            <text:p>69.59</text:p>
          </table:table-cell>
          <table:table-cell office:value-type="float" office:value="14.097302504817">
            <text:p>14.10</text:p>
          </table:table-cell>
          <table:table-cell office:value-type="float" office:value="33.9908803804075">
            <text:p>33.99</text:p>
          </table:table-cell>
          <table:table-cell office:value-type="float" office:value="280075.034112245">
            <text:p>280075</text:p>
          </table:table-cell>
          <table:table-cell office:value-type="float" office:value="0.112603293552556">
            <text:p>0.113</text:p>
          </table:table-cell>
          <table:table-cell office:value-type="float" office:value="70.8863258051113">
            <text:p>70.89</text:p>
          </table:table-cell>
          <table:table-cell table:number-columns-repeated="5"/>
        </table:table-row>
        <table:table-row table:style-name="ro1">
          <table:table-cell office:value-type="string">
            <text:p>20231006T034814p1747013</text:p>
          </table:table-cell>
          <table:table-cell table:formula="of:=1/([.D320]*0.7+[.E320]/100*0.3)" office:value-type="float" office:value="0.456923662712566">
            <text:p>0.46</text:p>
          </table:table-cell>
          <table:table-cell office:value-type="float" office:value="595.069223405955">
            <text:p>595</text:p>
          </table:table-cell>
          <table:table-cell table:formula="of:=(ABS([.C320]-[.$O$2]))/[.C320]" office:value-type="float" office:value="2.32734398305329">
            <text:p>2.327</text:p>
          </table:table-cell>
          <table:table-cell office:value-type="float" office:value="186.469531542339">
            <text:p>186.47</text:p>
          </table:table-cell>
          <table:table-cell office:value-type="float" office:value="8.64816509098302">
            <text:p>8.65</text:p>
          </table:table-cell>
          <table:table-cell office:value-type="float" office:value="23.352789736921">
            <text:p>23.35</text:p>
          </table:table-cell>
          <table:table-cell office:value-type="float" office:value="289465.188446414">
            <text:p>289465</text:p>
          </table:table-cell>
          <table:table-cell office:value-type="float" office:value="0.245301972500503">
            <text:p>0.245</text:p>
          </table:table-cell>
          <table:table-cell office:value-type="float" office:value="92.6994891237151">
            <text:p>92.70</text:p>
          </table:table-cell>
          <table:table-cell table:number-columns-repeated="5"/>
        </table:table-row>
        <table:table-row table:style-name="ro1">
          <table:table-cell office:value-type="string">
            <text:p>20231006T034856p1747918</text:p>
          </table:table-cell>
          <table:table-cell table:formula="of:=1/([.D321]*0.7+[.E321]/100*0.3)" office:value-type="float" office:value="0.278048692352768">
            <text:p>0.28</text:p>
          </table:table-cell>
          <table:table-cell office:value-type="float" office:value="332.345170370291">
            <text:p>332</text:p>
          </table:table-cell>
          <table:table-cell table:formula="of:=(ABS([.C321]-[.$O$2]))/[.C321]" office:value-type="float" office:value="4.957661421088">
            <text:p>4.958</text:p>
          </table:table-cell>
          <table:table-cell office:value-type="float" office:value="42.0431244378441">
            <text:p>42.04</text:p>
          </table:table-cell>
          <table:table-cell office:value-type="float" office:value="7.83866233357794">
            <text:p>7.84</text:p>
          </table:table-cell>
          <table:table-cell office:value-type="float" office:value="31.1779064124332">
            <text:p>31.18</text:p>
          </table:table-cell>
          <table:table-cell office:value-type="float" office:value="234454.284627119">
            <text:p>234454</text:p>
          </table:table-cell>
          <table:table-cell office:value-type="float" office:value="0.351903117945531">
            <text:p>0.352</text:p>
          </table:table-cell>
          <table:table-cell office:value-type="float" office:value="25.5695724412676">
            <text:p>25.57</text:p>
          </table:table-cell>
          <table:table-cell table:number-columns-repeated="5"/>
        </table:table-row>
        <table:table-row table:style-name="ro1">
          <table:table-cell office:value-type="string">
            <text:p>20231006T034729p1746180</text:p>
          </table:table-cell>
          <table:table-cell table:formula="of:=1/([.D322]*0.7+[.E322]/100*0.3)" office:value-type="float" office:value="0.367826964737385">
            <text:p>0.37</text:p>
          </table:table-cell>
          <table:table-cell office:value-type="float" office:value="428.908968311432">
            <text:p>429</text:p>
          </table:table-cell>
          <table:table-cell table:formula="of:=(ABS([.C322]-[.$O$2]))/[.C322]" office:value-type="float" office:value="3.6163641851441">
            <text:p>3.616</text:p>
          </table:table-cell>
          <table:table-cell office:value-type="float" office:value="62.4049018307534">
            <text:p>62.40</text:p>
          </table:table-cell>
          <table:table-cell office:value-type="float" office:value="8.26687984902495">
            <text:p>8.27</text:p>
          </table:table-cell>
          <table:table-cell office:value-type="float" office:value="31.1779064124332">
            <text:p>31.18</text:p>
          </table:table-cell>
          <table:table-cell office:value-type="float" office:value="381340.016777987">
            <text:p>381340</text:p>
          </table:table-cell>
          <table:table-cell office:value-type="float" office:value="0.127445315845027">
            <text:p>0.127</text:p>
          </table:table-cell>
          <table:table-cell office:value-type="float" office:value="25.8491195984487">
            <text:p>25.85</text:p>
          </table:table-cell>
          <table:table-cell table:number-columns-repeated="5"/>
        </table:table-row>
        <table:table-row table:style-name="ro1">
          <table:table-cell office:value-type="string">
            <text:p>20231006T034838p1747538</text:p>
          </table:table-cell>
          <table:table-cell table:formula="of:=1/([.D323]*0.7+[.E323]/100*0.3)" office:value-type="float" office:value="0.302364396869949">
            <text:p>0.30</text:p>
          </table:table-cell>
          <table:table-cell office:value-type="float" office:value="353.943754199917">
            <text:p>354</text:p>
          </table:table-cell>
          <table:table-cell table:formula="of:=(ABS([.C323]-[.$O$2]))/[.C323]" office:value-type="float" office:value="4.59410916707868">
            <text:p>4.594</text:p>
          </table:table-cell>
          <table:table-cell office:value-type="float" office:value="30.4637572689839">
            <text:p>30.46</text:p>
          </table:table-cell>
          <table:table-cell office:value-type="float" office:value="19.8948699421965">
            <text:p>19.89</text:p>
          </table:table-cell>
          <table:table-cell office:value-type="float" office:value="30.898740514933">
            <text:p>30.90</text:p>
          </table:table-cell>
          <table:table-cell office:value-type="float" office:value="322938.856206429">
            <text:p>322939</text:p>
          </table:table-cell>
          <table:table-cell office:value-type="float" office:value="0.000213999178069977">
            <text:p>0.000</text:p>
          </table:table-cell>
          <table:table-cell office:value-type="float" office:value="27.9353791714272">
            <text:p>27.94</text:p>
          </table:table-cell>
          <table:table-cell table:number-columns-repeated="5"/>
        </table:table-row>
        <table:table-row table:style-name="ro1">
          <table:table-cell office:value-type="string">
            <text:p>20231006T034902p1748030</text:p>
          </table:table-cell>
          <table:table-cell table:formula="of:=1/([.D324]*0.7+[.E324]/100*0.3)" office:value-type="float" office:value="0.564280836517383">
            <text:p>0.56</text:p>
          </table:table-cell>
          <table:table-cell office:value-type="float" office:value="570.685252176922">
            <text:p>571</text:p>
          </table:table-cell>
          <table:table-cell table:formula="of:=(ABS([.C324]-[.$O$2]))/[.C324]" office:value-type="float" office:value="2.4695131728867">
            <text:p>2.470</text:p>
          </table:table-cell>
          <table:table-cell office:value-type="float" office:value="14.5026655287923">
            <text:p>14.50</text:p>
          </table:table-cell>
          <table:table-cell office:value-type="float" office:value="14.2279624277457">
            <text:p>14.23</text:p>
          </table:table-cell>
          <table:table-cell office:value-type="float" office:value="23.8969929439231">
            <text:p>23.90</text:p>
          </table:table-cell>
          <table:table-cell office:value-type="float" office:value="348874.24426846">
            <text:p>348874</text:p>
          </table:table-cell>
          <table:table-cell office:value-type="float" office:value="0.25494992685965">
            <text:p>0.255</text:p>
          </table:table-cell>
          <table:table-cell office:value-type="float" office:value="94.0548887231405">
            <text:p>94.05</text:p>
          </table:table-cell>
          <table:table-cell table:number-columns-repeated="5"/>
        </table:table-row>
        <table:table-row table:style-name="ro1">
          <table:table-cell office:value-type="string">
            <text:p>20231006T034906p1748096</text:p>
          </table:table-cell>
          <table:table-cell table:formula="of:=1/([.D325]*0.7+[.E325]/100*0.3)" office:value-type="float" office:value="0.23721251369197">
            <text:p>0.24</text:p>
          </table:table-cell>
          <table:table-cell office:value-type="float" office:value="292.358213667965">
            <text:p>292</text:p>
          </table:table-cell>
          <table:table-cell table:formula="of:=(ABS([.C325]-[.$O$2]))/[.C325]" office:value-type="float" office:value="5.77251367477813">
            <text:p>5.773</text:p>
          </table:table-cell>
          <table:table-cell office:value-type="float" office:value="58.2898768332439">
            <text:p>58.29</text:p>
          </table:table-cell>
          <table:table-cell office:value-type="float" office:value="5.93660831731256">
            <text:p>5.94</text:p>
          </table:table-cell>
          <table:table-cell office:value-type="float" office:value="23.8969929439231">
            <text:p>23.90</text:p>
          </table:table-cell>
          <table:table-cell office:value-type="float" office:value="348874.24426846">
            <text:p>348874</text:p>
          </table:table-cell>
          <table:table-cell office:value-type="float" office:value="0.25494992685965">
            <text:p>0.255</text:p>
          </table:table-cell>
          <table:table-cell office:value-type="float" office:value="94.0548887231405">
            <text:p>94.05</text:p>
          </table:table-cell>
          <table:table-cell table:number-columns-repeated="5"/>
        </table:table-row>
        <table:table-row table:style-name="ro1">
          <table:table-cell office:value-type="string">
            <text:p>20231006T034747p1746468</text:p>
          </table:table-cell>
          <table:table-cell table:formula="of:=1/([.D326]*0.7+[.E326]/100*0.3)" office:value-type="float" office:value="0.646314758939583">
            <text:p>0.65</text:p>
          </table:table-cell>
          <table:table-cell office:value-type="float" office:value="649.415781697099">
            <text:p>649</text:p>
          </table:table-cell>
          <table:table-cell table:formula="of:=(ABS([.C326]-[.$O$2]))/[.C326]" office:value-type="float" office:value="2.04889418428626">
            <text:p>2.049</text:p>
          </table:table-cell>
          <table:table-cell office:value-type="float" office:value="37.6692694609329">
            <text:p>37.67</text:p>
          </table:table-cell>
          <table:table-cell office:value-type="float" office:value="18.0274566473988">
            <text:p>18.03</text:p>
          </table:table-cell>
          <table:table-cell office:value-type="float" office:value="27.7803893573008">
            <text:p>27.78</text:p>
          </table:table-cell>
          <table:table-cell office:value-type="float" office:value="230505.622068123">
            <text:p>230506</text:p>
          </table:table-cell>
          <table:table-cell office:value-type="float" office:value="0.178464880527395">
            <text:p>0.178</text:p>
          </table:table-cell>
          <table:table-cell office:value-type="float" office:value="5.38350045653555">
            <text:p>5.38</text:p>
          </table:table-cell>
          <table:table-cell table:number-columns-repeated="5"/>
        </table:table-row>
        <table:table-row table:style-name="ro1">
          <table:table-cell office:value-type="string">
            <text:p>20231006T034808p1746891</text:p>
          </table:table-cell>
          <table:table-cell table:formula="of:=1/([.D327]*0.7+[.E327]/100*0.3)" office:value-type="float" office:value="0.987068287378934">
            <text:p>0.99</text:p>
          </table:table-cell>
          <table:table-cell office:value-type="float" office:value="837.72284963413">
            <text:p>838</text:p>
          </table:table-cell>
          <table:table-cell table:formula="of:=(ABS([.C327]-[.$O$2]))/[.C327]" office:value-type="float" office:value="1.36355018949853">
            <text:p>1.364</text:p>
          </table:table-cell>
          <table:table-cell office:value-type="float" office:value="19.5386666850776">
            <text:p>19.54</text:p>
          </table:table-cell>
          <table:table-cell office:value-type="float" office:value="14.9367774566474">
            <text:p>14.94</text:p>
          </table:table-cell>
          <table:table-cell office:value-type="float" office:value="28.0630926528043">
            <text:p>28.06</text:p>
          </table:table-cell>
          <table:table-cell office:value-type="float" office:value="384616.203104923">
            <text:p>384616</text:p>
          </table:table-cell>
          <table:table-cell office:value-type="float" office:value="0.0572105785380442">
            <text:p>0.057</text:p>
          </table:table-cell>
          <table:table-cell office:value-type="float" office:value="90.8510256309914">
            <text:p>90.85</text:p>
          </table:table-cell>
          <table:table-cell table:number-columns-repeated="5"/>
        </table:table-row>
        <table:table-row table:style-name="ro1">
          <table:table-cell office:value-type="string">
            <text:p>20231006T034820p1747141</text:p>
          </table:table-cell>
          <table:table-cell table:formula="of:=1/([.D328]*0.7+[.E328]/100*0.3)" office:value-type="float" office:value="0.772908080467523">
            <text:p>0.77</text:p>
          </table:table-cell>
          <table:table-cell office:value-type="float" office:value="782.630717897592">
            <text:p>783</text:p>
          </table:table-cell>
          <table:table-cell table:formula="of:=(ABS([.C328]-[.$O$2]))/[.C328]" office:value-type="float" office:value="1.52992880897768">
            <text:p>1.530</text:p>
          </table:table-cell>
          <table:table-cell office:value-type="float" office:value="74.2882485226339">
            <text:p>74.29</text:p>
          </table:table-cell>
          <table:table-cell office:value-type="float" office:value="17.4474951830443">
            <text:p>17.45</text:p>
          </table:table-cell>
          <table:table-cell office:value-type="float" office:value="23.3774956950577">
            <text:p>23.38</text:p>
          </table:table-cell>
          <table:table-cell office:value-type="float" office:value="366033.917940213">
            <text:p>366034</text:p>
          </table:table-cell>
          <table:table-cell office:value-type="float" office:value="0.0196770909481519">
            <text:p>0.020</text:p>
          </table:table-cell>
          <table:table-cell office:value-type="float" office:value="2.76663450046311">
            <text:p>2.77</text:p>
          </table:table-cell>
          <table:table-cell table:number-columns-repeated="5"/>
        </table:table-row>
        <table:table-row table:style-name="ro1">
          <table:table-cell office:value-type="string">
            <text:p>20231006T034823p1747199</text:p>
          </table:table-cell>
          <table:table-cell table:formula="of:=1/([.D329]*0.7+[.E329]/100*0.3)" office:value-type="float" office:value="0.543638634833636">
            <text:p>0.54</text:p>
          </table:table-cell>
          <table:table-cell office:value-type="float" office:value="577.370455680053">
            <text:p>577</text:p>
          </table:table-cell>
          <table:table-cell table:formula="of:=(ABS([.C329]-[.$O$2]))/[.C329]" office:value-type="float" office:value="2.42934069542555">
            <text:p>2.429</text:p>
          </table:table-cell>
          <table:table-cell office:value-type="float" office:value="46.3062370945806">
            <text:p>46.31</text:p>
          </table:table-cell>
          <table:table-cell office:value-type="float" office:value="18.466401734104">
            <text:p>18.47</text:p>
          </table:table-cell>
          <table:table-cell office:value-type="float" office:value="30.1185326451824">
            <text:p>30.12</text:p>
          </table:table-cell>
          <table:table-cell office:value-type="float" office:value="326808.265266063">
            <text:p>326808</text:p>
          </table:table-cell>
          <table:table-cell office:value-type="float" office:value="0.262385611014338">
            <text:p>0.262</text:p>
          </table:table-cell>
          <table:table-cell office:value-type="float" office:value="2.00801528814402">
            <text:p>2.01</text:p>
          </table:table-cell>
          <table:table-cell table:number-columns-repeated="5"/>
        </table:table-row>
        <table:table-row table:style-name="ro1">
          <table:table-cell office:value-type="string">
            <text:p>20231006T034817p1747083</text:p>
          </table:table-cell>
          <table:table-cell table:formula="of:=1/([.D330]*0.7+[.E330]/100*0.3)" office:value-type="float" office:value="0.746439096476125">
            <text:p>0.75</text:p>
          </table:table-cell>
          <table:table-cell office:value-type="float" office:value="747.196236097327">
            <text:p>747</text:p>
          </table:table-cell>
          <table:table-cell table:formula="of:=(ABS([.C330]-[.$O$2]))/[.C330]" office:value-type="float" office:value="1.64990628210565">
            <text:p>1.650</text:p>
          </table:table-cell>
          <table:table-cell office:value-type="float" office:value="61.586543591395">
            <text:p>61.59</text:p>
          </table:table-cell>
          <table:table-cell office:value-type="float" office:value="7.57323575535808">
            <text:p>7.57</text:p>
          </table:table-cell>
          <table:table-cell office:value-type="float" office:value="23.3774956950577">
            <text:p>23.38</text:p>
          </table:table-cell>
          <table:table-cell office:value-type="float" office:value="366033.917940213">
            <text:p>366034</text:p>
          </table:table-cell>
          <table:table-cell office:value-type="float" office:value="0.0196770909481519">
            <text:p>0.020</text:p>
          </table:table-cell>
          <table:table-cell office:value-type="float" office:value="2.76663450046311">
            <text:p>2.77</text:p>
          </table:table-cell>
          <table:table-cell table:number-columns-repeated="5"/>
        </table:table-row>
        <table:table-row table:style-name="ro1">
          <table:table-cell office:value-type="string">
            <text:p>20231006T034844p1747659</text:p>
          </table:table-cell>
          <table:table-cell table:formula="of:=1/([.D331]*0.7+[.E331]/100*0.3)" office:value-type="float" office:value="0.767497390352395">
            <text:p>0.77</text:p>
          </table:table-cell>
          <table:table-cell office:value-type="float" office:value="734.324345210052">
            <text:p>734</text:p>
          </table:table-cell>
          <table:table-cell table:formula="of:=(ABS([.C331]-[.$O$2]))/[.C331]" office:value-type="float" office:value="1.6963561986136">
            <text:p>1.696</text:p>
          </table:table-cell>
          <table:table-cell office:value-type="float" office:value="38.4955624315836">
            <text:p>38.50</text:p>
          </table:table-cell>
          <table:table-cell office:value-type="float" office:value="7.7446620143735">
            <text:p>7.74</text:p>
          </table:table-cell>
          <table:table-cell office:value-type="float" office:value="37.5679189801391">
            <text:p>37.57</text:p>
          </table:table-cell>
          <table:table-cell office:value-type="float" office:value="279305.209859749">
            <text:p>279305</text:p>
          </table:table-cell>
          <table:table-cell office:value-type="float" office:value="0.242728871232992">
            <text:p>0.243</text:p>
          </table:table-cell>
          <table:table-cell office:value-type="float" office:value="5.38350045653555">
            <text:p>5.38</text:p>
          </table:table-cell>
          <table:table-cell table:number-columns-repeated="5"/>
        </table:table-row>
        <table:table-row table:style-name="ro1">
          <table:table-cell office:value-type="string">
            <text:p>20231006T034841p1747586</text:p>
          </table:table-cell>
          <table:table-cell table:formula="of:=1/([.D332]*0.7+[.E332]/100*0.3)" office:value-type="float" office:value="0.365365138117454">
            <text:p>0.37</text:p>
          </table:table-cell>
          <table:table-cell office:value-type="float" office:value="415.117490909696">
            <text:p>415</text:p>
          </table:table-cell>
          <table:table-cell table:formula="of:=(ABS([.C332]-[.$O$2]))/[.C332]" office:value-type="float" office:value="3.76973397497897">
            <text:p>3.770</text:p>
          </table:table-cell>
          <table:table-cell office:value-type="float" office:value="32.724740407038">
            <text:p>32.72</text:p>
          </table:table-cell>
          <table:table-cell office:value-type="float" office:value="15.1917148362235">
            <text:p>15.19</text:p>
          </table:table-cell>
          <table:table-cell office:value-type="float" office:value="14.89649318695">
            <text:p>14.90</text:p>
          </table:table-cell>
          <table:table-cell office:value-type="float" office:value="322245.97729727">
            <text:p>322246</text:p>
          </table:table-cell>
          <table:table-cell office:value-type="float" office:value="0.000213999178069977">
            <text:p>0.000</text:p>
          </table:table-cell>
          <table:table-cell office:value-type="float" office:value="86.4462802582544">
            <text:p>86.45</text:p>
          </table:table-cell>
          <table:table-cell table:number-columns-repeated="5"/>
        </table:table-row>
        <table:table-row table:style-name="ro1">
          <table:table-cell office:value-type="string">
            <text:p>20231006T034826p1747276</text:p>
          </table:table-cell>
          <table:table-cell table:formula="of:=1/([.D333]*0.7+[.E333]/100*0.3)" office:value-type="float" office:value="0.428017340648126">
            <text:p>0.43</text:p>
          </table:table-cell>
          <table:table-cell office:value-type="float" office:value="536.265492890305">
            <text:p>536</text:p>
          </table:table-cell>
          <table:table-cell table:formula="of:=(ABS([.C333]-[.$O$2]))/[.C333]" office:value-type="float" office:value="2.69220102029764">
            <text:p>2.692</text:p>
          </table:table-cell>
          <table:table-cell office:value-type="float" office:value="150.60440843245">
            <text:p>150.60</text:p>
          </table:table-cell>
          <table:table-cell office:value-type="float" office:value="8.77204042829981">
            <text:p>8.77</text:p>
          </table:table-cell>
          <table:table-cell office:value-type="float" office:value="35.8405274730516">
            <text:p>35.84</text:p>
          </table:table-cell>
          <table:table-cell office:value-type="float" office:value="253225.609969473">
            <text:p>253226</text:p>
          </table:table-cell>
          <table:table-cell office:value-type="float" office:value="0.115166413067496">
            <text:p>0.115</text:p>
          </table:table-cell>
          <table:table-cell office:value-type="float" office:value="98.9264045695529">
            <text:p>98.93</text:p>
          </table:table-cell>
          <table:table-cell table:number-columns-repeated="5"/>
        </table:table-row>
        <table:table-row table:style-name="ro1">
          <table:table-cell office:value-type="string">
            <text:p>20231006T034744p1746418</text:p>
          </table:table-cell>
          <table:table-cell table:formula="of:=1/([.D334]*0.7+[.E334]/100*0.3)" office:value-type="float" office:value="0.529788538421394">
            <text:p>0.53</text:p>
          </table:table-cell>
          <table:table-cell office:value-type="float" office:value="556.539389856481">
            <text:p>557</text:p>
          </table:table-cell>
          <table:table-cell table:formula="of:=(ABS([.C334]-[.$O$2]))/[.C334]" office:value-type="float" office:value="2.55769966346964">
            <text:p>2.558</text:p>
          </table:table-cell>
          <table:table-cell office:value-type="float" office:value="32.3852630284288">
            <text:p>32.39</text:p>
          </table:table-cell>
          <table:table-cell office:value-type="float" office:value="6.38341590612777">
            <text:p>6.38</text:p>
          </table:table-cell>
          <table:table-cell office:value-type="float" office:value="14.671672817862">
            <text:p>14.67</text:p>
          </table:table-cell>
          <table:table-cell office:value-type="float" office:value="303020.413999307">
            <text:p>303020</text:p>
          </table:table-cell>
          <table:table-cell office:value-type="float" office:value="0.143293361784823">
            <text:p>0.143</text:p>
          </table:table-cell>
          <table:table-cell office:value-type="float" office:value="98.5332404800428">
            <text:p>98.53</text:p>
          </table:table-cell>
          <table:table-cell table:number-columns-repeated="5"/>
        </table:table-row>
        <table:table-row table:style-name="ro1">
          <table:table-cell office:value-type="string">
            <text:p>20231006T131024p1795676</text:p>
          </table:table-cell>
          <table:table-cell table:formula="of:=1/([.D335]*0.7+[.E335]/100*0.3)" office:value-type="float" office:value="0.42178439359457">
            <text:p>0.42</text:p>
          </table:table-cell>
          <table:table-cell office:value-type="float" office:value="487.624206355654">
            <text:p>488</text:p>
          </table:table-cell>
          <table:table-cell table:formula="of:=(ABS([.C335]-[.$O$2]))/[.C335]" office:value-type="float" office:value="3.0605039171412">
            <text:p>3.061</text:p>
          </table:table-cell>
          <table:table-cell office:value-type="float" office:value="76.1756079758345">
            <text:p>76.18</text:p>
          </table:table-cell>
          <table:table-cell office:value-type="float" office:value="10.5337186897881">
            <text:p>10.53</text:p>
          </table:table-cell>
          <table:table-cell office:value-type="float" office:value="38.7952645241925">
            <text:p>38.80</text:p>
          </table:table-cell>
          <table:table-cell office:value-type="float" office:value="361198.13838552">
            <text:p>361198</text:p>
          </table:table-cell>
          <table:table-cell office:value-type="float" office:value="0.143293361784823">
            <text:p>0.143</text:p>
          </table:table-cell>
          <table:table-cell office:value-type="float" office:value="68.4299291595036">
            <text:p>68.43</text:p>
          </table:table-cell>
          <table:table-cell table:number-columns-repeated="5"/>
        </table:table-row>
        <table:table-row table:style-name="ro1">
          <table:table-cell office:value-type="string">
            <text:p>20231006T131118p1796779</text:p>
          </table:table-cell>
          <table:table-cell table:formula="of:=1/([.D336]*0.7+[.E336]/100*0.3)" office:value-type="float" office:value="0.396247682366888">
            <text:p>0.40</text:p>
          </table:table-cell>
          <table:table-cell office:value-type="float" office:value="486.35115956815">
            <text:p>486</text:p>
          </table:table-cell>
          <table:table-cell table:formula="of:=(ABS([.C336]-[.$O$2]))/[.C336]" office:value-type="float" office:value="3.07113247505798">
            <text:p>3.071</text:p>
          </table:table-cell>
          <table:table-cell office:value-type="float" office:value="124.627111403889">
            <text:p>124.63</text:p>
          </table:table-cell>
          <table:table-cell office:value-type="float" office:value="4.57692903225806">
            <text:p>4.58</text:p>
          </table:table-cell>
          <table:table-cell office:value-type="float" office:value="13.4944637106331">
            <text:p>13.49</text:p>
          </table:table-cell>
          <table:table-cell office:value-type="float" office:value="309090.123339892">
            <text:p>309090</text:p>
          </table:table-cell>
          <table:table-cell office:value-type="float" office:value="0.118494377689118">
            <text:p>0.118</text:p>
          </table:table-cell>
          <table:table-cell office:value-type="float" office:value="59.1247367909381">
            <text:p>59.12</text:p>
          </table:table-cell>
          <table:table-cell table:number-columns-repeated="5"/>
        </table:table-row>
        <table:table-row table:style-name="ro1">
          <table:table-cell office:value-type="string">
            <text:p>20231006T131106p1796530</text:p>
          </table:table-cell>
          <table:table-cell table:formula="of:=1/([.D337]*0.7+[.E337]/100*0.3)" office:value-type="float" office:value="0.627287126140578">
            <text:p>0.63</text:p>
          </table:table-cell>
          <table:table-cell office:value-type="float" office:value="621.326257254552">
            <text:p>621</text:p>
          </table:table-cell>
          <table:table-cell table:formula="of:=(ABS([.C337]-[.$O$2]))/[.C337]" office:value-type="float" office:value="2.18673157118614">
            <text:p>2.187</text:p>
          </table:table-cell>
          <table:table-cell office:value-type="float" office:value="21.1514016947559">
            <text:p>21.15</text:p>
          </table:table-cell>
          <table:table-cell office:value-type="float" office:value="4.54393759363538">
            <text:p>4.54</text:p>
          </table:table-cell>
          <table:table-cell office:value-type="float" office:value="22.9488131483759">
            <text:p>22.95</text:p>
          </table:table-cell>
          <table:table-cell office:value-type="float" office:value="279305.209859749">
            <text:p>279305</text:p>
          </table:table-cell>
          <table:table-cell office:value-type="float" office:value="0.133107170018041">
            <text:p>0.133</text:p>
          </table:table-cell>
          <table:table-cell office:value-type="float" office:value="67.6464025954597">
            <text:p>67.65</text:p>
          </table:table-cell>
          <table:table-cell table:number-columns-repeated="5"/>
        </table:table-row>
        <table:table-row table:style-name="ro1">
          <table:table-cell office:value-type="string">
            <text:p>20231006T131124p1796912</text:p>
          </table:table-cell>
          <table:table-cell table:formula="of:=1/([.D338]*0.7+[.E338]/100*0.3)" office:value-type="float" office:value="0.740894977245808">
            <text:p>0.74</text:p>
          </table:table-cell>
          <table:table-cell office:value-type="float" office:value="726.469108552391">
            <text:p>726</text:p>
          </table:table-cell>
          <table:table-cell table:formula="of:=(ABS([.C338]-[.$O$2]))/[.C338]" office:value-type="float" office:value="1.72551162422512">
            <text:p>1.726</text:p>
          </table:table-cell>
          <table:table-cell office:value-type="float" office:value="47.2869418431206">
            <text:p>47.29</text:p>
          </table:table-cell>
          <table:table-cell office:value-type="float" office:value="12.0755057803468">
            <text:p>12.08</text:p>
          </table:table-cell>
          <table:table-cell office:value-type="float" office:value="25.2989503478793">
            <text:p>25.30</text:p>
          </table:table-cell>
          <table:table-cell office:value-type="float" office:value="321077.887516486">
            <text:p>321078</text:p>
          </table:table-cell>
          <table:table-cell office:value-type="float" office:value="0.366990701821422">
            <text:p>0.367</text:p>
          </table:table-cell>
          <table:table-cell office:value-type="float" office:value="74.888664773381">
            <text:p>74.89</text:p>
          </table:table-cell>
          <table:table-cell table:number-columns-repeated="5"/>
        </table:table-row>
        <table:table-row table:style-name="ro1">
          <table:table-cell office:value-type="string">
            <text:p>20231006T131042p1796001</text:p>
          </table:table-cell>
          <table:table-cell table:formula="of:=1/([.D339]*0.7+[.E339]/100*0.3)" office:value-type="float" office:value="0.343970648090191">
            <text:p>0.34</text:p>
          </table:table-cell>
          <table:table-cell office:value-type="float" office:value="425.061193948867">
            <text:p>425</text:p>
          </table:table-cell>
          <table:table-cell table:formula="of:=(ABS([.C339]-[.$O$2]))/[.C339]" office:value-type="float" office:value="3.65815282172803">
            <text:p>3.658</text:p>
          </table:table-cell>
          <table:table-cell office:value-type="float" office:value="115.505942953618">
            <text:p>115.51</text:p>
          </table:table-cell>
          <table:table-cell office:value-type="float" office:value="6.01868387096774">
            <text:p>6.02</text:p>
          </table:table-cell>
          <table:table-cell office:value-type="float" office:value="32.797602604083">
            <text:p>32.80</text:p>
          </table:table-cell>
          <table:table-cell office:value-type="float" office:value="303020.413999307">
            <text:p>303020</text:p>
          </table:table-cell>
          <table:table-cell office:value-type="float" office:value="0.261936784927974">
            <text:p>0.262</text:p>
          </table:table-cell>
          <table:table-cell office:value-type="float" office:value="34.2825639286544">
            <text:p>34.28</text:p>
          </table:table-cell>
          <table:table-cell table:number-columns-repeated="5"/>
        </table:table-row>
        <table:table-row table:style-name="ro1">
          <table:table-cell office:value-type="string">
            <text:p>20231006T130959p1795291</text:p>
          </table:table-cell>
          <table:table-cell table:formula="of:=1/([.D340]*0.7+[.E340]/100*0.3)" office:value-type="float" office:value="0.715901275417238">
            <text:p>0.72</text:p>
          </table:table-cell>
          <table:table-cell office:value-type="float" office:value="697.410907771565">
            <text:p>697</text:p>
          </table:table-cell>
          <table:table-cell table:formula="of:=(ABS([.C340]-[.$O$2]))/[.C340]" office:value-type="float" office:value="1.83907231437875">
            <text:p>1.839</text:p>
          </table:table-cell>
          <table:table-cell office:value-type="float" office:value="36.4966752995017">
            <text:p>36.50</text:p>
          </table:table-cell>
          <table:table-cell office:value-type="float" office:value="13.2530105973025">
            <text:p>13.25</text:p>
          </table:table-cell>
          <table:table-cell office:value-type="float" office:value="15.8265688432847">
            <text:p>15.83</text:p>
          </table:table-cell>
          <table:table-cell office:value-type="float" office:value="260232.125755636">
            <text:p>260232</text:p>
          </table:table-cell>
          <table:table-cell office:value-type="float" office:value="0.126764190449708">
            <text:p>0.127</text:p>
          </table:table-cell>
          <table:table-cell office:value-type="float" office:value="82.887473119014">
            <text:p>82.89</text:p>
          </table:table-cell>
          <table:table-cell table:number-columns-repeated="5"/>
        </table:table-row>
        <table:table-row table:style-name="ro1">
          <table:table-cell office:value-type="string">
            <text:p>20231006T131115p1796708</text:p>
          </table:table-cell>
          <table:table-cell table:formula="of:=1/([.D341]*0.7+[.E341]/100*0.3)" office:value-type="float" office:value="0.387780829041382">
            <text:p>0.39</text:p>
          </table:table-cell>
          <table:table-cell office:value-type="float" office:value="459.973330073885">
            <text:p>460</text:p>
          </table:table-cell>
          <table:table-cell table:formula="of:=(ABS([.C341]-[.$O$2]))/[.C341]" office:value-type="float" office:value="3.30459739846646">
            <text:p>3.305</text:p>
          </table:table-cell>
          <table:table-cell office:value-type="float" office:value="88.5193637832714">
            <text:p>88.52</text:p>
          </table:table-cell>
          <table:table-cell office:value-type="float" office:value="16.2678227360308">
            <text:p>16.27</text:p>
          </table:table-cell>
          <table:table-cell office:value-type="float" office:value="39.2524729797871">
            <text:p>39.25</text:p>
          </table:table-cell>
          <table:table-cell office:value-type="float" office:value="334706.144613043">
            <text:p>334706</text:p>
          </table:table-cell>
          <table:table-cell office:value-type="float" office:value="0.118494377689118">
            <text:p>0.118</text:p>
          </table:table-cell>
          <table:table-cell office:value-type="float" office:value="30.2228138152325">
            <text:p>30.22</text:p>
          </table:table-cell>
          <table:table-cell table:number-columns-repeated="5"/>
        </table:table-row>
        <table:table-row table:style-name="ro1">
          <table:table-cell office:value-type="string">
            <text:p>20231006T131027p1795709</text:p>
          </table:table-cell>
          <table:table-cell table:formula="of:=1/([.D342]*0.7+[.E342]/100*0.3)" office:value-type="float" office:value="0.640250276809892">
            <text:p>0.64</text:p>
          </table:table-cell>
          <table:table-cell office:value-type="float" office:value="655.497948199367">
            <text:p>655</text:p>
          </table:table-cell>
          <table:table-cell table:formula="of:=(ABS([.C342]-[.$O$2]))/[.C342]" office:value-type="float" office:value="2.0206044205615">
            <text:p>2.021</text:p>
          </table:table-cell>
          <table:table-cell office:value-type="float" office:value="49.1553723641632">
            <text:p>49.16</text:p>
          </table:table-cell>
          <table:table-cell office:value-type="float" office:value="13.5972556571979">
            <text:p>13.60</text:p>
          </table:table-cell>
          <table:table-cell office:value-type="float" office:value="37.7291170013614">
            <text:p>37.73</text:p>
          </table:table-cell>
          <table:table-cell office:value-type="float" office:value="263985.147489743">
            <text:p>263985</text:p>
          </table:table-cell>
          <table:table-cell office:value-type="float" office:value="0.329128115278372">
            <text:p>0.329</text:p>
          </table:table-cell>
          <table:table-cell office:value-type="float" office:value="90.8510256309914">
            <text:p>90.85</text:p>
          </table:table-cell>
          <table:table-cell table:number-columns-repeated="5"/>
        </table:table-row>
        <table:table-row table:style-name="ro1">
          <table:table-cell office:value-type="string">
            <text:p>20231006T131015p1795523</text:p>
          </table:table-cell>
          <table:table-cell table:formula="of:=1/([.D343]*0.7+[.E343]/100*0.3)" office:value-type="float" office:value="0.257393712581583">
            <text:p>0.26</text:p>
          </table:table-cell>
          <table:table-cell office:value-type="float" office:value="313.467108413233">
            <text:p>313</text:p>
          </table:table-cell>
          <table:table-cell table:formula="of:=(ABS([.C343]-[.$O$2]))/[.C343]" office:value-type="float" office:value="5.31645217905871">
            <text:p>5.316</text:p>
          </table:table-cell>
          <table:table-cell office:value-type="float" office:value="54.527419863836">
            <text:p>54.53</text:p>
          </table:table-cell>
          <table:table-cell office:value-type="float" office:value="16.8686175337187">
            <text:p>16.87</text:p>
          </table:table-cell>
          <table:table-cell office:value-type="float" office:value="14.671672817862">
            <text:p>14.67</text:p>
          </table:table-cell>
          <table:table-cell office:value-type="float" office:value="283130.968119148">
            <text:p>283131</text:p>
          </table:table-cell>
          <table:table-cell office:value-type="float" office:value="0.233915875909304">
            <text:p>0.234</text:p>
          </table:table-cell>
          <table:table-cell office:value-type="float" office:value="38.6246682941114">
            <text:p>38.62</text:p>
          </table:table-cell>
          <table:table-cell table:number-columns-repeated="5"/>
        </table:table-row>
        <table:table-row table:style-name="ro1">
          <table:table-cell office:value-type="string">
            <text:p>20231006T131054p1796265</text:p>
          </table:table-cell>
          <table:table-cell table:formula="of:=1/([.D344]*0.7+[.E344]/100*0.3)" office:value-type="float" office:value="0.473844214765884">
            <text:p>0.47</text:p>
          </table:table-cell>
          <table:table-cell office:value-type="float" office:value="530.765849379683">
            <text:p>531</text:p>
          </table:table-cell>
          <table:table-cell table:formula="of:=(ABS([.C344]-[.$O$2]))/[.C344]" office:value-type="float" office:value="2.73045854836755">
            <text:p>2.730</text:p>
          </table:table-cell>
          <table:table-cell office:value-type="float" office:value="66.3590875784612">
            <text:p>66.36</text:p>
          </table:table-cell>
          <table:table-cell office:value-type="float" office:value="16.360549132948">
            <text:p>16.36</text:p>
          </table:table-cell>
          <table:table-cell office:value-type="float" office:value="22.9549962861085">
            <text:p>22.95</text:p>
          </table:table-cell>
          <table:table-cell office:value-type="float" office:value="225081.969558501">
            <text:p>225082</text:p>
          </table:table-cell>
          <table:table-cell office:value-type="float" office:value="0.143293361784823">
            <text:p>0.143</text:p>
          </table:table-cell>
          <table:table-cell office:value-type="float" office:value="18.0731639339729">
            <text:p>18.07</text:p>
          </table:table-cell>
          <table:table-cell table:number-columns-repeated="5"/>
        </table:table-row>
        <table:table-row table:style-name="ro1">
          <table:table-cell office:value-type="string">
            <text:p>20231006T131039p1795953</text:p>
          </table:table-cell>
          <table:table-cell table:formula="of:=1/([.D345]*0.7+[.E345]/100*0.3)" office:value-type="float" office:value="0.328740878357645">
            <text:p>0.33</text:p>
          </table:table-cell>
          <table:table-cell office:value-type="float" office:value="382.402647378755">
            <text:p>382</text:p>
          </table:table-cell>
          <table:table-cell table:formula="of:=(ABS([.C345]-[.$O$2]))/[.C345]" office:value-type="float" office:value="4.17778842163424">
            <text:p>4.178</text:p>
          </table:table-cell>
          <table:table-cell office:value-type="float" office:value="39.1525340247714">
            <text:p>39.15</text:p>
          </table:table-cell>
          <table:table-cell office:value-type="float" office:value="16.6005539499037">
            <text:p>16.60</text:p>
          </table:table-cell>
          <table:table-cell office:value-type="float" office:value="27.7803893573008">
            <text:p>27.78</text:p>
          </table:table-cell>
          <table:table-cell office:value-type="float" office:value="382509.611602705">
            <text:p>382510</text:p>
          </table:table-cell>
          <table:table-cell office:value-type="float" office:value="0.237871377570068">
            <text:p>0.238</text:p>
          </table:table-cell>
          <table:table-cell office:value-type="float" office:value="33.6452181341105">
            <text:p>33.65</text:p>
          </table:table-cell>
          <table:table-cell table:number-columns-repeated="5"/>
        </table:table-row>
        <table:table-row table:style-name="ro1">
          <table:table-cell office:value-type="string">
            <text:p>20231006T131112p1796632</text:p>
          </table:table-cell>
          <table:table-cell table:formula="of:=1/([.D346]*0.7+[.E346]/100*0.3)" office:value-type="float" office:value="0.245109225059732">
            <text:p>0.25</text:p>
          </table:table-cell>
          <table:table-cell office:value-type="float" office:value="298.398260303422">
            <text:p>298</text:p>
          </table:table-cell>
          <table:table-cell table:formula="of:=(ABS([.C346]-[.$O$2]))/[.C346]" office:value-type="float" office:value="5.6354274250348">
            <text:p>5.635</text:p>
          </table:table-cell>
          <table:table-cell office:value-type="float" office:value="45.0048689796494">
            <text:p>45.00</text:p>
          </table:table-cell>
          <table:table-cell office:value-type="float" office:value="16.8394749518304">
            <text:p>16.84</text:p>
          </table:table-cell>
          <table:table-cell office:value-type="float" office:value="23.902374710719">
            <text:p>23.90</text:p>
          </table:table-cell>
          <table:table-cell office:value-type="float" office:value="303020.413999307">
            <text:p>303020</text:p>
          </table:table-cell>
          <table:table-cell office:value-type="float" office:value="0.321496236113814">
            <text:p>0.321</text:p>
          </table:table-cell>
          <table:table-cell office:value-type="float" office:value="48.195832988292">
            <text:p>48.20</text:p>
          </table:table-cell>
          <table:table-cell table:number-columns-repeated="5"/>
        </table:table-row>
        <table:table-row table:style-name="ro1">
          <table:table-cell office:value-type="string">
            <text:p>20231006T131021p1795620</text:p>
          </table:table-cell>
          <table:table-cell table:formula="of:=1/([.D347]*0.7+[.E347]/100*0.3)" office:value-type="float" office:value="0.499422742887542">
            <text:p>0.50</text:p>
          </table:table-cell>
          <table:table-cell office:value-type="float" office:value="541.59346181096">
            <text:p>542</text:p>
          </table:table-cell>
          <table:table-cell table:formula="of:=(ABS([.C347]-[.$O$2]))/[.C347]" office:value-type="float" office:value="2.65587869798012">
            <text:p>2.656</text:p>
          </table:table-cell>
          <table:table-cell office:value-type="float" office:value="47.7322029170677">
            <text:p>47.73</text:p>
          </table:table-cell>
          <table:table-cell office:value-type="float" office:value="5.85705345501956">
            <text:p>5.86</text:p>
          </table:table-cell>
          <table:table-cell office:value-type="float" office:value="37.3587739333062">
            <text:p>37.36</text:p>
          </table:table-cell>
          <table:table-cell office:value-type="float" office:value="397965.607614683">
            <text:p>397966</text:p>
          </table:table-cell>
          <table:table-cell office:value-type="float" office:value="0.213969644611012">
            <text:p>0.214</text:p>
          </table:table-cell>
          <table:table-cell office:value-type="float" office:value="66.7580836535925">
            <text:p>66.76</text:p>
          </table:table-cell>
          <table:table-cell table:number-columns-repeated="5"/>
        </table:table-row>
        <table:table-row table:style-name="ro1">
          <table:table-cell office:value-type="string">
            <text:p>20231006T131051p1796189</text:p>
          </table:table-cell>
          <table:table-cell table:formula="of:=1/([.D348]*0.7+[.E348]/100*0.3)" office:value-type="float" office:value="0.381354424475282">
            <text:p>0.38</text:p>
          </table:table-cell>
          <table:table-cell office:value-type="float" office:value="424.076576459009">
            <text:p>424</text:p>
          </table:table-cell>
          <table:table-cell table:formula="of:=(ABS([.C348]-[.$O$2]))/[.C348]" office:value-type="float" office:value="3.6689680824458">
            <text:p>3.669</text:p>
          </table:table-cell>
          <table:table-cell office:value-type="float" office:value="17.984977254692">
            <text:p>17.98</text:p>
          </table:table-cell>
          <table:table-cell office:value-type="float" office:value="16.3367052023121">
            <text:p>16.34</text:p>
          </table:table-cell>
          <table:table-cell office:value-type="float" office:value="37.3587739333062">
            <text:p>37.36</text:p>
          </table:table-cell>
          <table:table-cell office:value-type="float" office:value="388762.257951602">
            <text:p>388762</text:p>
          </table:table-cell>
          <table:table-cell office:value-type="float" office:value="0.360249638329715">
            <text:p>0.360</text:p>
          </table:table-cell>
          <table:table-cell office:value-type="float" office:value="38.6220667660769">
            <text:p>38.62</text:p>
          </table:table-cell>
          <table:table-cell table:number-columns-repeated="5"/>
        </table:table-row>
        <table:table-row table:style-name="ro1">
          <table:table-cell office:value-type="string">
            <text:p>20231006T131048p1796140</text:p>
          </table:table-cell>
          <table:table-cell table:formula="of:=1/([.D349]*0.7+[.E349]/100*0.3)" office:value-type="float" office:value="0.597218563137586">
            <text:p>0.60</text:p>
          </table:table-cell>
          <table:table-cell office:value-type="float" office:value="642.091835716314">
            <text:p>642</text:p>
          </table:table-cell>
          <table:table-cell table:formula="of:=(ABS([.C349]-[.$O$2]))/[.C349]" office:value-type="float" office:value="2.08367104183956">
            <text:p>2.084</text:p>
          </table:table-cell>
          <table:table-cell office:value-type="float" office:value="71.953044773397">
            <text:p>71.95</text:p>
          </table:table-cell>
          <table:table-cell office:value-type="float" office:value="13.7901011560694">
            <text:p>13.79</text:p>
          </table:table-cell>
          <table:table-cell office:value-type="float" office:value="12.55264326625">
            <text:p>12.55</text:p>
          </table:table-cell>
          <table:table-cell office:value-type="float" office:value="214907.949801408">
            <text:p>214908</text:p>
          </table:table-cell>
          <table:table-cell office:value-type="float" office:value="0.340098908476773">
            <text:p>0.340</text:p>
          </table:table-cell>
          <table:table-cell office:value-type="float" office:value="90.7055628754423">
            <text:p>90.71</text:p>
          </table:table-cell>
          <table:table-cell table:number-columns-repeated="5"/>
        </table:table-row>
        <table:table-row table:style-name="ro1">
          <table:table-cell office:value-type="string">
            <text:p>20231006T131012p1795469</text:p>
          </table:table-cell>
          <table:table-cell table:formula="of:=1/([.D350]*0.7+[.E350]/100*0.3)" office:value-type="float" office:value="0.58389138398342">
            <text:p>0.58</text:p>
          </table:table-cell>
          <table:table-cell office:value-type="float" office:value="607.830844821073">
            <text:p>608</text:p>
          </table:table-cell>
          <table:table-cell table:formula="of:=(ABS([.C350]-[.$O$2]))/[.C350]" office:value-type="float" office:value="2.25748523108078">
            <text:p>2.257</text:p>
          </table:table-cell>
          <table:table-cell office:value-type="float" office:value="44.1358781171724">
            <text:p>44.14</text:p>
          </table:table-cell>
          <table:table-cell office:value-type="float" office:value="13.6986994219653">
            <text:p>13.70</text:p>
          </table:table-cell>
          <table:table-cell office:value-type="float" office:value="27.7803893573008">
            <text:p>27.78</text:p>
          </table:table-cell>
          <table:table-cell office:value-type="float" office:value="350486.747061178">
            <text:p>350487</text:p>
          </table:table-cell>
          <table:table-cell office:value-type="float" office:value="0.205951696238292">
            <text:p>0.206</text:p>
          </table:table-cell>
          <table:table-cell office:value-type="float" office:value="72.1784520434266">
            <text:p>72.18</text:p>
          </table:table-cell>
          <table:table-cell table:number-columns-repeated="5"/>
        </table:table-row>
        <table:table-row table:style-name="ro1">
          <table:table-cell office:value-type="string">
            <text:p>20231006T131002p1795342</text:p>
          </table:table-cell>
          <table:table-cell table:formula="of:=1/([.D351]*0.7+[.E351]/100*0.3)" office:value-type="float" office:value="0.341290775722008">
            <text:p>0.34</text:p>
          </table:table-cell>
          <table:table-cell office:value-type="float" office:value="398.81175104829">
            <text:p>399</text:p>
          </table:table-cell>
          <table:table-cell table:formula="of:=(ABS([.C351]-[.$O$2]))/[.C351]" office:value-type="float" office:value="3.96474839268277">
            <text:p>3.965</text:p>
          </table:table-cell>
          <table:table-cell office:value-type="float" office:value="51.5763151927972">
            <text:p>51.58</text:p>
          </table:table-cell>
          <table:table-cell office:value-type="float" office:value="17.782859894078">
            <text:p>17.78</text:p>
          </table:table-cell>
          <table:table-cell office:value-type="float" office:value="11.9646462377845">
            <text:p>11.96</text:p>
          </table:table-cell>
          <table:table-cell office:value-type="float" office:value="300783.210301639">
            <text:p>300783</text:p>
          </table:table-cell>
          <table:table-cell office:value-type="float" office:value="0.341180538476396">
            <text:p>0.341</text:p>
          </table:table-cell>
          <table:table-cell office:value-type="float" office:value="20.2213269328288">
            <text:p>20.22</text:p>
          </table:table-cell>
          <table:table-cell table:number-columns-repeated="5"/>
        </table:table-row>
        <table:table-row table:style-name="ro1">
          <table:table-cell office:value-type="string">
            <text:p>20231006T131005p1795383</text:p>
          </table:table-cell>
          <table:table-cell table:formula="of:=1/([.D352]*0.7+[.E352]/100*0.3)" office:value-type="float" office:value="0.468175853611428">
            <text:p>0.47</text:p>
          </table:table-cell>
          <table:table-cell office:value-type="float" office:value="507.046823556179">
            <text:p>507</text:p>
          </table:table-cell>
          <table:table-cell table:formula="of:=(ABS([.C352]-[.$O$2]))/[.C352]" office:value-type="float" office:value="2.90496480406533">
            <text:p>2.905</text:p>
          </table:table-cell>
          <table:table-cell office:value-type="float" office:value="34.1580596491791">
            <text:p>34.16</text:p>
          </table:table-cell>
          <table:table-cell office:value-type="float" office:value="17.8599470134875">
            <text:p>17.86</text:p>
          </table:table-cell>
          <table:table-cell office:value-type="float" office:value="25.2989503478793">
            <text:p>25.30</text:p>
          </table:table-cell>
          <table:table-cell office:value-type="float" office:value="324577.63896113">
            <text:p>324578</text:p>
          </table:table-cell>
          <table:table-cell office:value-type="float" office:value="0.119698562912223">
            <text:p>0.120</text:p>
          </table:table-cell>
          <table:table-cell office:value-type="float" office:value="22.5673992806592">
            <text:p>22.57</text:p>
          </table:table-cell>
          <table:table-cell table:number-columns-repeated="5"/>
        </table:table-row>
        <table:table-row table:style-name="ro1">
          <table:table-cell office:value-type="string">
            <text:p>20231006T131030p1795784</text:p>
          </table:table-cell>
          <table:table-cell table:formula="of:=1/([.D353]*0.7+[.E353]/100*0.3)" office:value-type="float" office:value="0.859275343729075">
            <text:p>0.86</text:p>
          </table:table-cell>
          <table:table-cell office:value-type="float" office:value="812.440176374126">
            <text:p>812</text:p>
          </table:table-cell>
          <table:table-cell table:formula="of:=(ABS([.C353]-[.$O$2]))/[.C353]" office:value-type="float" office:value="1.4371025185345">
            <text:p>1.437</text:p>
          </table:table-cell>
          <table:table-cell office:value-type="float" office:value="52.5998519481908">
            <text:p>52.60</text:p>
          </table:table-cell>
          <table:table-cell office:value-type="float" office:value="14.4248554913295">
            <text:p>14.42</text:p>
          </table:table-cell>
          <table:table-cell office:value-type="float" office:value="31.208437568218">
            <text:p>31.21</text:p>
          </table:table-cell>
          <table:table-cell office:value-type="float" office:value="391389.117422517">
            <text:p>391389</text:p>
          </table:table-cell>
          <table:table-cell office:value-type="float" office:value="0.111088948586926">
            <text:p>0.111</text:p>
          </table:table-cell>
          <table:table-cell office:value-type="float" office:value="82.887473119014">
            <text:p>82.89</text:p>
          </table:table-cell>
          <table:table-cell table:number-columns-repeated="5"/>
        </table:table-row>
        <table:table-row table:style-name="ro1">
          <table:table-cell office:value-type="string">
            <text:p>20231006T131045p1796071</text:p>
          </table:table-cell>
          <table:table-cell table:formula="of:=1/([.D354]*0.7+[.E354]/100*0.3)" office:value-type="float" office:value="0.255820329967517">
            <text:p>0.26</text:p>
          </table:table-cell>
          <table:table-cell office:value-type="float" office:value="308.026391353547">
            <text:p>308</text:p>
          </table:table-cell>
          <table:table-cell table:formula="of:=(ABS([.C354]-[.$O$2]))/[.C354]" office:value-type="float" office:value="5.42802063582725">
            <text:p>5.428</text:p>
          </table:table-cell>
          <table:table-cell office:value-type="float" office:value="36.4596758384828">
            <text:p>36.46</text:p>
          </table:table-cell>
          <table:table-cell office:value-type="float" office:value="18.3170761078998">
            <text:p>18.32</text:p>
          </table:table-cell>
          <table:table-cell office:value-type="float" office:value="36.3514231819957">
            <text:p>36.35</text:p>
          </table:table-cell>
          <table:table-cell office:value-type="float" office:value="226315.356072341">
            <text:p>226315</text:p>
          </table:table-cell>
          <table:table-cell office:value-type="float" office:value="0.367482596710749">
            <text:p>0.367</text:p>
          </table:table-cell>
          <table:table-cell office:value-type="float" office:value="22.3884275263167">
            <text:p>22.39</text:p>
          </table:table-cell>
          <table:table-cell table:number-columns-repeated="5"/>
        </table:table-row>
        <table:table-row table:style-name="ro1">
          <table:table-cell office:value-type="string">
            <text:p>20231006T131018p1795568</text:p>
          </table:table-cell>
          <table:table-cell table:formula="of:=1/([.D355]*0.7+[.E355]/100*0.3)" office:value-type="float" office:value="0.757576526751338">
            <text:p>0.76</text:p>
          </table:table-cell>
          <table:table-cell office:value-type="float" office:value="751.286020925579">
            <text:p>751</text:p>
          </table:table-cell>
          <table:table-cell table:formula="of:=(ABS([.C355]-[.$O$2]))/[.C355]" office:value-type="float" office:value="1.63548095512366">
            <text:p>1.635</text:p>
          </table:table-cell>
          <table:table-cell office:value-type="float" office:value="58.387330401089">
            <text:p>58.39</text:p>
          </table:table-cell>
          <table:table-cell office:value-type="float" office:value="13.6571978815599">
            <text:p>13.66</text:p>
          </table:table-cell>
          <table:table-cell office:value-type="float" office:value="31.0784413981159">
            <text:p>31.08</text:p>
          </table:table-cell>
          <table:table-cell office:value-type="float" office:value="325815.174632658">
            <text:p>325815</text:p>
          </table:table-cell>
          <table:table-cell office:value-type="float" office:value="0.392446642026682">
            <text:p>0.392</text:p>
          </table:table-cell>
          <table:table-cell office:value-type="float" office:value="89.8733251608907">
            <text:p>89.87</text:p>
          </table:table-cell>
          <table:table-cell table:number-columns-repeated="5"/>
        </table:table-row>
        <table:table-row table:style-name="ro1">
          <table:table-cell office:value-type="string">
            <text:p>20231006T131121p1796859</text:p>
          </table:table-cell>
          <table:table-cell table:formula="of:=1/([.D356]*0.7+[.E356]/100*0.3)" office:value-type="float" office:value="0.609764128892582">
            <text:p>0.61</text:p>
          </table:table-cell>
          <table:table-cell office:value-type="float" office:value="646.974846132996">
            <text:p>647</text:p>
          </table:table-cell>
          <table:table-cell table:formula="of:=(ABS([.C356]-[.$O$2]))/[.C356]" office:value-type="float" office:value="2.06039718829035">
            <text:p>2.060</text:p>
          </table:table-cell>
          <table:table-cell office:value-type="float" office:value="65.9001224705935">
            <text:p>65.90</text:p>
          </table:table-cell>
          <table:table-cell office:value-type="float" office:value="16.7790221579961">
            <text:p>16.78</text:p>
          </table:table-cell>
          <table:table-cell office:value-type="float" office:value="35.1877610804904">
            <text:p>35.19</text:p>
          </table:table-cell>
          <table:table-cell office:value-type="float" office:value="332103.939191682">
            <text:p>332104</text:p>
          </table:table-cell>
          <table:table-cell office:value-type="float" office:value="0.078235437264774">
            <text:p>0.078</text:p>
          </table:table-cell>
          <table:table-cell office:value-type="float" office:value="14.3516381580151">
            <text:p>14.35</text:p>
          </table:table-cell>
          <table:table-cell table:number-columns-repeated="5"/>
        </table:table-row>
        <table:table-row table:style-name="ro1">
          <table:table-cell office:value-type="string">
            <text:p>20231006T131057p1796308</text:p>
          </table:table-cell>
          <table:table-cell table:formula="of:=1/([.D357]*0.7+[.E357]/100*0.3)" office:value-type="float" office:value="0.684694090008055">
            <text:p>0.68</text:p>
          </table:table-cell>
          <table:table-cell office:value-type="float" office:value="722.267655289009">
            <text:p>722</text:p>
          </table:table-cell>
          <table:table-cell table:formula="of:=(ABS([.C357]-[.$O$2]))/[.C357]" office:value-type="float" office:value="1.74136600954077">
            <text:p>1.741</text:p>
          </table:table-cell>
          <table:table-cell office:value-type="float" office:value="80.5166821807094">
            <text:p>80.52</text:p>
          </table:table-cell>
          <table:table-cell office:value-type="float" office:value="7.06301598913157">
            <text:p>7.06</text:p>
          </table:table-cell>
          <table:table-cell office:value-type="float" office:value="34.956314385539">
            <text:p>34.96</text:p>
          </table:table-cell>
          <table:table-cell office:value-type="float" office:value="284982.825010491">
            <text:p>284983</text:p>
          </table:table-cell>
          <table:table-cell office:value-type="float" office:value="0.37342629296877">
            <text:p>0.373</text:p>
          </table:table-cell>
          <table:table-cell office:value-type="float" office:value="12.9228742006532">
            <text:p>12.92</text:p>
          </table:table-cell>
          <table:table-cell table:number-columns-repeated="5"/>
        </table:table-row>
        <table:table-row table:style-name="ro1">
          <table:table-cell office:value-type="string">
            <text:p>20231006T131009p1795436</text:p>
          </table:table-cell>
          <table:table-cell table:formula="of:=1/([.D358]*0.7+[.E358]/100*0.3)" office:value-type="float" office:value="0.746943583787139">
            <text:p>0.75</text:p>
          </table:table-cell>
          <table:table-cell office:value-type="float" office:value="748.463923663254">
            <text:p>748</text:p>
          </table:table-cell>
          <table:table-cell table:formula="of:=(ABS([.C358]-[.$O$2]))/[.C358]" office:value-type="float" office:value="1.64541808549591">
            <text:p>1.645</text:p>
          </table:table-cell>
          <table:table-cell office:value-type="float" office:value="62.3321787195218">
            <text:p>62.33</text:p>
          </table:table-cell>
          <table:table-cell office:value-type="float" office:value="7.23220073183482">
            <text:p>7.23</text:p>
          </table:table-cell>
          <table:table-cell office:value-type="float" office:value="34.9231765323691">
            <text:p>34.92</text:p>
          </table:table-cell>
          <table:table-cell office:value-type="float" office:value="247377.624273563">
            <text:p>247378</text:p>
          </table:table-cell>
          <table:table-cell office:value-type="float" office:value="0.268618096524177">
            <text:p>0.269</text:p>
          </table:table-cell>
          <table:table-cell office:value-type="float" office:value="5.38350045653555">
            <text:p>5.38</text:p>
          </table:table-cell>
          <table:table-cell table:number-columns-repeated="5"/>
        </table:table-row>
        <table:table-row table:style-name="ro1">
          <table:table-cell office:value-type="string">
            <text:p>20231006T131145p1797403</text:p>
          </table:table-cell>
          <table:table-cell table:formula="of:=1/([.D359]*0.7+[.E359]/100*0.3)" office:value-type="float" office:value="0.368186796348061">
            <text:p>0.37</text:p>
          </table:table-cell>
          <table:table-cell office:value-type="float" office:value="424.289692481158">
            <text:p>424</text:p>
          </table:table-cell>
          <table:table-cell table:formula="of:=(ABS([.C359]-[.$O$2]))/[.C359]" office:value-type="float" office:value="3.66662291139191">
            <text:p>3.667</text:p>
          </table:table-cell>
          <table:table-cell office:value-type="float" office:value="49.7922072276563">
            <text:p>49.79</text:p>
          </table:table-cell>
          <table:table-cell office:value-type="float" office:value="19.8928227360308">
            <text:p>19.89</text:p>
          </table:table-cell>
          <table:table-cell office:value-type="float" office:value="14.671672817862">
            <text:p>14.67</text:p>
          </table:table-cell>
          <table:table-cell office:value-type="float" office:value="281981.994315038">
            <text:p>281982</text:p>
          </table:table-cell>
          <table:table-cell office:value-type="float" office:value="0.0184965674432466">
            <text:p>0.018</text:p>
          </table:table-cell>
          <table:table-cell office:value-type="float" office:value="12.3480767538355">
            <text:p>12.35</text:p>
          </table:table-cell>
          <table:table-cell table:number-columns-repeated="5"/>
        </table:table-row>
        <table:table-row table:style-name="ro1">
          <table:table-cell office:value-type="string">
            <text:p>20231006T131127p1796974</text:p>
          </table:table-cell>
          <table:table-cell table:formula="of:=1/([.D360]*0.7+[.E360]/100*0.3)" office:value-type="float" office:value="0.771986903738475">
            <text:p>0.77</text:p>
          </table:table-cell>
          <table:table-cell office:value-type="float" office:value="721.298376988541">
            <text:p>721</text:p>
          </table:table-cell>
          <table:table-cell table:formula="of:=(ABS([.C360]-[.$O$2]))/[.C360]" office:value-type="float" office:value="1.74504984784051">
            <text:p>1.745</text:p>
          </table:table-cell>
          <table:table-cell office:value-type="float" office:value="24.6079562107543">
            <text:p>24.61</text:p>
          </table:table-cell>
          <table:table-cell office:value-type="float" office:value="8.08622497117098">
            <text:p>8.09</text:p>
          </table:table-cell>
          <table:table-cell office:value-type="float" office:value="28.0630926528043">
            <text:p>28.06</text:p>
          </table:table-cell>
          <table:table-cell office:value-type="float" office:value="377926.611085414">
            <text:p>377927</text:p>
          </table:table-cell>
          <table:table-cell office:value-type="float" office:value="0.108950702795398">
            <text:p>0.109</text:p>
          </table:table-cell>
          <table:table-cell office:value-type="float" office:value="11.5278838871392">
            <text:p>11.53</text:p>
          </table:table-cell>
          <table:table-cell table:number-columns-repeated="5"/>
        </table:table-row>
        <table:table-row table:style-name="ro1">
          <table:table-cell office:value-type="string">
            <text:p>20231006T131133p1797118</text:p>
          </table:table-cell>
          <table:table-cell table:formula="of:=1/([.D361]*0.7+[.E361]/100*0.3)" office:value-type="float" office:value="0.73333218734711">
            <text:p>0.73</text:p>
          </table:table-cell>
          <table:table-cell office:value-type="float" office:value="768.914860748185">
            <text:p>769</text:p>
          </table:table-cell>
          <table:table-cell table:formula="of:=(ABS([.C361]-[.$O$2]))/[.C361]" office:value-type="float" office:value="1.57505752727081">
            <text:p>1.575</text:p>
          </table:table-cell>
          <table:table-cell office:value-type="float" office:value="87.032741838748">
            <text:p>87.03</text:p>
          </table:table-cell>
          <table:table-cell office:value-type="float" office:value="6.96520431445758">
            <text:p>6.97</text:p>
          </table:table-cell>
          <table:table-cell office:value-type="float" office:value="38.3155019364767">
            <text:p>38.32</text:p>
          </table:table-cell>
          <table:table-cell office:value-type="float" office:value="222570.066472761">
            <text:p>222570</text:p>
          </table:table-cell>
          <table:table-cell office:value-type="float" office:value="0.396002968793158">
            <text:p>0.396</text:p>
          </table:table-cell>
          <table:table-cell office:value-type="float" office:value="5.38350045653555">
            <text:p>5.38</text:p>
          </table:table-cell>
          <table:table-cell table:number-columns-repeated="5"/>
        </table:table-row>
        <table:table-row table:style-name="ro1">
          <table:table-cell office:value-type="string">
            <text:p>20231006T131103p1796463</text:p>
          </table:table-cell>
          <table:table-cell table:formula="of:=1/([.D362]*0.7+[.E362]/100*0.3)" office:value-type="float" office:value="0.697888198666345">
            <text:p>0.70</text:p>
          </table:table-cell>
          <table:table-cell office:value-type="float" office:value="819.514553370139">
            <text:p>820</text:p>
          </table:table-cell>
          <table:table-cell table:formula="of:=(ABS([.C362]-[.$O$2]))/[.C362]" office:value-type="float" office:value="1.41606447604564">
            <text:p>1.416</text:p>
          </table:table-cell>
          <table:table-cell office:value-type="float" office:value="147.21637845956">
            <text:p>147.22</text:p>
          </table:table-cell>
          <table:table-cell office:value-type="float" office:value="6.97899838449111">
            <text:p>6.98</text:p>
          </table:table-cell>
          <table:table-cell office:value-type="float" office:value="39.1384795953658">
            <text:p>39.14</text:p>
          </table:table-cell>
          <table:table-cell office:value-type="float" office:value="202036.605490045">
            <text:p>202037</text:p>
          </table:table-cell>
          <table:table-cell office:value-type="float" office:value="0.211870746991079">
            <text:p>0.212</text:p>
          </table:table-cell>
          <table:table-cell office:value-type="float" office:value="5.38350045653555">
            <text:p>5.38</text:p>
          </table:table-cell>
          <table:table-cell table:number-columns-repeated="5"/>
        </table:table-row>
        <table:table-row table:style-name="ro1">
          <table:table-cell office:value-type="string">
            <text:p>20231006T131033p1795843</text:p>
          </table:table-cell>
          <table:table-cell table:formula="of:=1/([.D363]*0.7+[.E363]/100*0.3)" office:value-type="float" office:value="0.808377721604998">
            <text:p>0.81</text:p>
          </table:table-cell>
          <table:table-cell office:value-type="float" office:value="758.073794787937">
            <text:p>758</text:p>
          </table:table-cell>
          <table:table-cell table:formula="of:=(ABS([.C363]-[.$O$2]))/[.C363]" office:value-type="float" office:value="1.61188292434496">
            <text:p>1.612</text:p>
          </table:table-cell>
          <table:table-cell office:value-type="float" office:value="36.2424749131324">
            <text:p>36.24</text:p>
          </table:table-cell>
          <table:table-cell office:value-type="float" office:value="18.0711705202312">
            <text:p>18.07</text:p>
          </table:table-cell>
          <table:table-cell office:value-type="float" office:value="34.204411168794">
            <text:p>34.20</text:p>
          </table:table-cell>
          <table:table-cell office:value-type="float" office:value="379074.974786143">
            <text:p>379075</text:p>
          </table:table-cell>
          <table:table-cell office:value-type="float" office:value="0.166787243541032">
            <text:p>0.167</text:p>
          </table:table-cell>
          <table:table-cell office:value-type="float" office:value="6.73246285338605">
            <text:p>6.73</text:p>
          </table:table-cell>
          <table:table-cell table:number-columns-repeated="5"/>
        </table:table-row>
        <table:table-row table:style-name="ro1">
          <table:table-cell office:value-type="string">
            <text:p>20231006T131130p1797068</text:p>
          </table:table-cell>
          <table:table-cell table:formula="of:=1/([.D364]*0.7+[.E364]/100*0.3)" office:value-type="float" office:value="0.903278888923729">
            <text:p>0.90</text:p>
          </table:table-cell>
          <table:table-cell office:value-type="float" office:value="820.763673218755">
            <text:p>821</text:p>
          </table:table-cell>
          <table:table-cell table:formula="of:=(ABS([.C364]-[.$O$2]))/[.C364]" office:value-type="float" office:value="1.41238746865479">
            <text:p>1.412</text:p>
          </table:table-cell>
          <table:table-cell office:value-type="float" office:value="39.4688554185186">
            <text:p>39.47</text:p>
          </table:table-cell>
          <table:table-cell office:value-type="float" office:value="19.0988680154143">
            <text:p>19.10</text:p>
          </table:table-cell>
          <table:table-cell office:value-type="float" office:value="15.1858904615066">
            <text:p>15.19</text:p>
          </table:table-cell>
          <table:table-cell office:value-type="float" office:value="238431.411070411">
            <text:p>238431</text:p>
          </table:table-cell>
          <table:table-cell office:value-type="float" office:value="0.103090964022144">
            <text:p>0.103</text:p>
          </table:table-cell>
          <table:table-cell office:value-type="float" office:value="1.14868631850252">
            <text:p>1.15</text:p>
          </table:table-cell>
          <table:table-cell table:number-columns-repeated="5"/>
        </table:table-row>
        <table:table-row table:style-name="ro1">
          <table:table-cell office:value-type="string">
            <text:p>20231006T131036p1795902</text:p>
          </table:table-cell>
          <table:table-cell table:formula="of:=1/([.D365]*0.7+[.E365]/100*0.3)" office:value-type="float" office:value="0.911590859711045">
            <text:p>0.91</text:p>
          </table:table-cell>
          <table:table-cell office:value-type="float" office:value="825.365599589302">
            <text:p>825</text:p>
          </table:table-cell>
          <table:table-cell table:formula="of:=(ABS([.C365]-[.$O$2]))/[.C365]" office:value-type="float" office:value="1.3989369086684">
            <text:p>1.399</text:p>
          </table:table-cell>
          <table:table-cell office:value-type="float" office:value="39.2425064302205">
            <text:p>39.24</text:p>
          </table:table-cell>
          <table:table-cell office:value-type="float" office:value="8.01221302023273">
            <text:p>8.01</text:p>
          </table:table-cell>
          <table:table-cell office:value-type="float" office:value="37.5679189801391">
            <text:p>37.57</text:p>
          </table:table-cell>
          <table:table-cell office:value-type="float" office:value="272374.822655498">
            <text:p>272375</text:p>
          </table:table-cell>
          <table:table-cell office:value-type="float" office:value="0.107917387349882">
            <text:p>0.108</text:p>
          </table:table-cell>
          <table:table-cell office:value-type="float" office:value="5.35054374622983">
            <text:p>5.35</text:p>
          </table:table-cell>
          <table:table-cell table:number-columns-repeated="5"/>
        </table:table-row>
        <table:table-row table:style-name="ro1">
          <table:table-cell office:value-type="string">
            <text:p>20231006T131142p1797298</text:p>
          </table:table-cell>
          <table:table-cell table:formula="of:=1/([.D366]*0.7+[.E366]/100*0.3)" office:value-type="float" office:value="0.359843481227588">
            <text:p>0.36</text:p>
          </table:table-cell>
          <table:table-cell office:value-type="float" office:value="408.168657287941">
            <text:p>408</text:p>
          </table:table-cell>
          <table:table-cell table:formula="of:=(ABS([.C366]-[.$O$2]))/[.C366]" office:value-type="float" office:value="3.85093591741224">
            <text:p>3.851</text:p>
          </table:table-cell>
          <table:table-cell office:value-type="float" office:value="27.7769558249056">
            <text:p>27.78</text:p>
          </table:table-cell>
          <table:table-cell office:value-type="float" office:value="19.9382225433526">
            <text:p>19.94</text:p>
          </table:table-cell>
          <table:table-cell office:value-type="float" office:value="14.671672817862">
            <text:p>14.67</text:p>
          </table:table-cell>
          <table:table-cell office:value-type="float" office:value="281981.994315038">
            <text:p>281982</text:p>
          </table:table-cell>
          <table:table-cell office:value-type="float" office:value="0.0184965674432466">
            <text:p>0.018</text:p>
          </table:table-cell>
          <table:table-cell office:value-type="float" office:value="12.3480767538355">
            <text:p>12.35</text:p>
          </table:table-cell>
          <table:table-cell table:number-columns-repeated="5"/>
        </table:table-row>
        <table:table-row table:style-name="ro1">
          <table:table-cell office:value-type="string">
            <text:p>20231006T131100p1796380</text:p>
          </table:table-cell>
          <table:table-cell table:formula="of:=1/([.D367]*0.7+[.E367]/100*0.3)" office:value-type="float" office:value="0.219398769228155">
            <text:p>0.22</text:p>
          </table:table-cell>
          <table:table-cell office:value-type="float" office:value="267.105447668142">
            <text:p>267</text:p>
          </table:table-cell>
          <table:table-cell table:formula="of:=(ABS([.C367]-[.$O$2]))/[.C367]" office:value-type="float" office:value="6.41280276117767">
            <text:p>6.413</text:p>
          </table:table-cell>
          <table:table-cell office:value-type="float" office:value="22.982925685975">
            <text:p>22.98</text:p>
          </table:table-cell>
          <table:table-cell office:value-type="float" office:value="12.6973886328725">
            <text:p>12.70</text:p>
          </table:table-cell>
          <table:table-cell office:value-type="float" office:value="15.1858904615066">
            <text:p>15.19</text:p>
          </table:table-cell>
          <table:table-cell office:value-type="float" office:value="246255.471562378">
            <text:p>246255</text:p>
          </table:table-cell>
          <table:table-cell office:value-type="float" office:value="0.0738483344653501">
            <text:p>0.074</text:p>
          </table:table-cell>
          <table:table-cell office:value-type="float" office:value="93.2373410967976">
            <text:p>93.24</text:p>
          </table:table-cell>
          <table:table-cell table:number-columns-repeated="5"/>
        </table:table-row>
        <table:table-row table:style-name="ro1">
          <table:table-cell office:value-type="string">
            <text:p>20231006T130957p1795242</text:p>
          </table:table-cell>
          <table:table-cell table:formula="of:=1/([.D368]*0.7+[.E368]/100*0.3)" office:value-type="float" office:value="1.11057500008312">
            <text:p>1.11</text:p>
          </table:table-cell>
          <table:table-cell office:value-type="float" office:value="876.477648999699">
            <text:p>876</text:p>
          </table:table-cell>
          <table:table-cell table:formula="of:=(ABS([.C368]-[.$O$2]))/[.C368]" office:value-type="float" office:value="1.2590422040536">
            <text:p>1.259</text:p>
          </table:table-cell>
          <table:table-cell office:value-type="float" office:value="6.36830557395102">
            <text:p>6.37</text:p>
          </table:table-cell>
          <table:table-cell office:value-type="float" office:value="6.47264644351465">
            <text:p>6.47</text:p>
          </table:table-cell>
          <table:table-cell office:value-type="float" office:value="12.4760627576802">
            <text:p>12.48</text:p>
          </table:table-cell>
          <table:table-cell office:value-type="float" office:value="389870.704394123">
            <text:p>389871</text:p>
          </table:table-cell>
          <table:table-cell office:value-type="float" office:value="0.0667873412973019">
            <text:p>0.067</text:p>
          </table:table-cell>
          <table:table-cell office:value-type="float" office:value="90.8510256309914">
            <text:p>90.85</text:p>
          </table:table-cell>
          <table:table-cell table:number-columns-repeated="5"/>
        </table:table-row>
        <table:table-row table:style-name="ro1">
          <table:table-cell office:value-type="string">
            <text:p>20231006T131136p1797181</text:p>
          </table:table-cell>
          <table:table-cell table:formula="of:=1/([.D369]*0.7+[.E369]/100*0.3)" office:value-type="float" office:value="0.527076667327133">
            <text:p>0.53</text:p>
          </table:table-cell>
          <table:table-cell office:value-type="float" office:value="560.836860518542">
            <text:p>561</text:p>
          </table:table-cell>
          <table:table-cell table:formula="of:=(ABS([.C369]-[.$O$2]))/[.C369]" office:value-type="float" office:value="2.53043842048705">
            <text:p>2.530</text:p>
          </table:table-cell>
          <table:table-cell office:value-type="float" office:value="41.9834339305595">
            <text:p>41.98</text:p>
          </table:table-cell>
          <table:table-cell office:value-type="float" office:value="18.6671483622351">
            <text:p>18.67</text:p>
          </table:table-cell>
          <table:table-cell office:value-type="float" office:value="14.6990647357866">
            <text:p>14.70</text:p>
          </table:table-cell>
          <table:table-cell office:value-type="float" office:value="279844.628360159">
            <text:p>279845</text:p>
          </table:table-cell>
          <table:table-cell office:value-type="float" office:value="0.0947624819322844">
            <text:p>0.095</text:p>
          </table:table-cell>
          <table:table-cell office:value-type="float" office:value="5.38350045653555">
            <text:p>5.38</text:p>
          </table:table-cell>
          <table:table-cell table:number-columns-repeated="5"/>
        </table:table-row>
        <table:table-row table:style-name="ro1">
          <table:table-cell office:value-type="string">
            <text:p>20231006T131109p1796585</text:p>
          </table:table-cell>
          <table:table-cell table:formula="of:=1/([.D370]*0.7+[.E370]/100*0.3)" office:value-type="float" office:value="0.990101243163901">
            <text:p>0.99</text:p>
          </table:table-cell>
          <table:table-cell office:value-type="float" office:value="861.943737226856">
            <text:p>862</text:p>
          </table:table-cell>
          <table:table-cell table:formula="of:=(ABS([.C370]-[.$O$2]))/[.C370]" office:value-type="float" office:value="1.29713369270514">
            <text:p>1.297</text:p>
          </table:table-cell>
          <table:table-cell office:value-type="float" office:value="34.0013789866806">
            <text:p>34.00</text:p>
          </table:table-cell>
          <table:table-cell office:value-type="float" office:value="9.24036745406824">
            <text:p>9.24</text:p>
          </table:table-cell>
          <table:table-cell office:value-type="float" office:value="27.7803893573008">
            <text:p>27.78</text:p>
          </table:table-cell>
          <table:table-cell office:value-type="float" office:value="352689.96949746">
            <text:p>352690</text:p>
          </table:table-cell>
          <table:table-cell office:value-type="float" office:value="0.00128136561873079">
            <text:p>0.001</text:p>
          </table:table-cell>
          <table:table-cell office:value-type="float" office:value="4.87520290341932">
            <text:p>4.88</text:p>
          </table:table-cell>
          <table:table-cell table:number-columns-repeated="5"/>
        </table:table-row>
        <table:table-row table:style-name="ro1">
          <table:table-cell office:value-type="string">
            <text:p>20231006T131139p1797252</text:p>
          </table:table-cell>
          <table:table-cell table:formula="of:=1/([.D371]*0.7+[.E371]/100*0.3)" office:value-type="float" office:value="0.675189508964409">
            <text:p>0.68</text:p>
          </table:table-cell>
          <table:table-cell office:value-type="float" office:value="663.669221840603">
            <text:p>664</text:p>
          </table:table-cell>
          <table:table-cell table:formula="of:=(ABS([.C371]-[.$O$2]))/[.C371]" office:value-type="float" office:value="1.98341392796357">
            <text:p>1.983</text:p>
          </table:table-cell>
          <table:table-cell office:value-type="float" office:value="30.8919722550928">
            <text:p>30.89</text:p>
          </table:table-cell>
          <table:table-cell office:value-type="float" office:value="15.2182080924855">
            <text:p>15.22</text:p>
          </table:table-cell>
          <table:table-cell office:value-type="float" office:value="34.2600292879056">
            <text:p>34.26</text:p>
          </table:table-cell>
          <table:table-cell office:value-type="float" office:value="266145.644528671">
            <text:p>266146</text:p>
          </table:table-cell>
          <table:table-cell office:value-type="float" office:value="0.0518138658236232">
            <text:p>0.052</text:p>
          </table:table-cell>
          <table:table-cell office:value-type="float" office:value="98.5332404800428">
            <text:p>98.53</text:p>
          </table:table-cell>
          <table:table-cell table:number-columns-repeated="5"/>
        </table:table-row>
        <table:table-row table:style-name="ro1">
          <table:table-cell office:value-type="string">
            <text:p>20231006T225837p1836439</text:p>
          </table:table-cell>
          <table:table-cell table:formula="of:=1/([.D372]*0.7+[.E372]/100*0.3)" office:value-type="float" office:value="0.377282306880371">
            <text:p>0.38</text:p>
          </table:table-cell>
          <table:table-cell office:value-type="float" office:value="463.363155353031">
            <text:p>463</text:p>
          </table:table-cell>
          <table:table-cell table:formula="of:=(ABS([.C372]-[.$O$2]))/[.C372]" office:value-type="float" office:value="3.27310626044805">
            <text:p>3.273</text:p>
          </table:table-cell>
          <table:table-cell office:value-type="float" office:value="119.786908550057">
            <text:p>119.79</text:p>
          </table:table-cell>
          <table:table-cell office:value-type="float" office:value="10.1965317919075">
            <text:p>10.20</text:p>
          </table:table-cell>
          <table:table-cell office:value-type="float" office:value="22.9488131483759">
            <text:p>22.95</text:p>
          </table:table-cell>
          <table:table-cell office:value-type="float" office:value="306485.852897189">
            <text:p>306486</text:p>
          </table:table-cell>
          <table:table-cell office:value-type="float" office:value="0.384256124467536">
            <text:p>0.384</text:p>
          </table:table-cell>
          <table:table-cell office:value-type="float" office:value="64.8614058017863">
            <text:p>64.86</text:p>
          </table:table-cell>
          <table:table-cell table:number-columns-repeated="5"/>
        </table:table-row>
        <table:table-row table:style-name="ro1">
          <table:table-cell office:value-type="string">
            <text:p>20231006T225721p1835014</text:p>
          </table:table-cell>
          <table:table-cell table:formula="of:=1/([.D373]*0.7+[.E373]/100*0.3)" office:value-type="float" office:value="0.447845998779419">
            <text:p>0.45</text:p>
          </table:table-cell>
          <table:table-cell office:value-type="float" office:value="503.349015434435">
            <text:p>503</text:p>
          </table:table-cell>
          <table:table-cell table:formula="of:=(ABS([.C373]-[.$O$2]))/[.C373]" office:value-type="float" office:value="2.93365227563043">
            <text:p>2.934</text:p>
          </table:table-cell>
          <table:table-cell office:value-type="float" office:value="59.7846110813824">
            <text:p>59.78</text:p>
          </table:table-cell>
          <table:table-cell office:value-type="float" office:value="4.39838992672102">
            <text:p>4.40</text:p>
          </table:table-cell>
          <table:table-cell office:value-type="float" office:value="23.0219363397779">
            <text:p>23.02</text:p>
          </table:table-cell>
          <table:table-cell office:value-type="float" office:value="352689.96949746">
            <text:p>352690</text:p>
          </table:table-cell>
          <table:table-cell office:value-type="float" office:value="0.304714038791632">
            <text:p>0.305</text:p>
          </table:table-cell>
          <table:table-cell office:value-type="float" office:value="56.0905222178384">
            <text:p>56.09</text:p>
          </table:table-cell>
          <table:table-cell table:number-columns-repeated="5"/>
        </table:table-row>
        <table:table-row table:style-name="ro1">
          <table:table-cell office:value-type="string">
            <text:p>20231006T225901p1836963</text:p>
          </table:table-cell>
          <table:table-cell table:formula="of:=1/([.D374]*0.7+[.E374]/100*0.3)" office:value-type="float" office:value="0.598090039544682">
            <text:p>0.60</text:p>
          </table:table-cell>
          <table:table-cell office:value-type="float" office:value="669.051013193919">
            <text:p>669</text:p>
          </table:table-cell>
          <table:table-cell table:formula="of:=(ABS([.C374]-[.$O$2]))/[.C374]" office:value-type="float" office:value="1.95941559156733">
            <text:p>1.959</text:p>
          </table:table-cell>
          <table:table-cell office:value-type="float" office:value="100.132713621347">
            <text:p>100.13</text:p>
          </table:table-cell>
          <table:table-cell office:value-type="float" office:value="4.84345479082321">
            <text:p>4.84</text:p>
          </table:table-cell>
          <table:table-cell office:value-type="float" office:value="16.1569676506801">
            <text:p>16.16</text:p>
          </table:table-cell>
          <table:table-cell office:value-type="float" office:value="334329.849391329">
            <text:p>334330</text:p>
          </table:table-cell>
          <table:table-cell office:value-type="float" office:value="0.166787243541032">
            <text:p>0.167</text:p>
          </table:table-cell>
          <table:table-cell office:value-type="float" office:value="61.6949014206731">
            <text:p>61.69</text:p>
          </table:table-cell>
          <table:table-cell table:number-columns-repeated="5"/>
        </table:table-row>
        <table:table-row table:style-name="ro1">
          <table:table-cell office:value-type="string">
            <text:p>20231006T225742p1835331</text:p>
          </table:table-cell>
          <table:table-cell table:formula="of:=1/([.D375]*0.7+[.E375]/100*0.3)" office:value-type="float" office:value="0.497921542517494">
            <text:p>0.50</text:p>
          </table:table-cell>
          <table:table-cell office:value-type="float" office:value="564.77676685738">
            <text:p>565</text:p>
          </table:table-cell>
          <table:table-cell table:formula="of:=(ABS([.C375]-[.$O$2]))/[.C375]" office:value-type="float" office:value="2.50580993445858">
            <text:p>2.506</text:p>
          </table:table-cell>
          <table:table-cell office:value-type="float" office:value="84.7605266517521">
            <text:p>84.76</text:p>
          </table:table-cell>
          <table:table-cell office:value-type="float" office:value="4.47885257512901">
            <text:p>4.48</text:p>
          </table:table-cell>
          <table:table-cell office:value-type="float" office:value="10.3046614775549">
            <text:p>10.30</text:p>
          </table:table-cell>
          <table:table-cell office:value-type="float" office:value="260232.125755636">
            <text:p>260232</text:p>
          </table:table-cell>
          <table:table-cell office:value-type="float" office:value="0.123266454081384">
            <text:p>0.123</text:p>
          </table:table-cell>
          <table:table-cell office:value-type="float" office:value="72.4565540552063">
            <text:p>72.46</text:p>
          </table:table-cell>
          <table:table-cell table:number-columns-repeated="5"/>
        </table:table-row>
        <table:table-row table:style-name="ro1">
          <table:table-cell office:value-type="string">
            <text:p>20231006T225809p1835849</text:p>
          </table:table-cell>
          <table:table-cell table:formula="of:=1/([.D376]*0.7+[.E376]/100*0.3)" office:value-type="float" office:value="0.379527012810527">
            <text:p>0.38</text:p>
          </table:table-cell>
          <table:table-cell office:value-type="float" office:value="458.45762487619">
            <text:p>458</text:p>
          </table:table-cell>
          <table:table-cell table:formula="of:=(ABS([.C376]-[.$O$2]))/[.C376]" office:value-type="float" office:value="3.31882881331664">
            <text:p>3.319</text:p>
          </table:table-cell>
          <table:table-cell office:value-type="float" office:value="103.892798249696">
            <text:p>103.89</text:p>
          </table:table-cell>
          <table:table-cell office:value-type="float" office:value="4.6230618151747">
            <text:p>4.62</text:p>
          </table:table-cell>
          <table:table-cell office:value-type="float" office:value="29.4145333103357">
            <text:p>29.41</text:p>
          </table:table-cell>
          <table:table-cell office:value-type="float" office:value="308586.147338551">
            <text:p>308586</text:p>
          </table:table-cell>
          <table:table-cell office:value-type="float" office:value="0.0518138658236232">
            <text:p>0.052</text:p>
          </table:table-cell>
          <table:table-cell office:value-type="float" office:value="53.4502711242502">
            <text:p>53.45</text:p>
          </table:table-cell>
          <table:table-cell table:number-columns-repeated="5"/>
        </table:table-row>
        <table:table-row table:style-name="ro1">
          <table:table-cell office:value-type="string">
            <text:p>20231006T225803p1835721</text:p>
          </table:table-cell>
          <table:table-cell table:formula="of:=1/([.D377]*0.7+[.E377]/100*0.3)" office:value-type="float" office:value="0.326604322787609">
            <text:p>0.33</text:p>
          </table:table-cell>
          <table:table-cell office:value-type="float" office:value="387.012956965484">
            <text:p>387</text:p>
          </table:table-cell>
          <table:table-cell table:formula="of:=(ABS([.C377]-[.$O$2]))/[.C377]" office:value-type="float" office:value="4.11610777976249">
            <text:p>4.116</text:p>
          </table:table-cell>
          <table:table-cell office:value-type="float" office:value="60.1777953066122">
            <text:p>60.18</text:p>
          </table:table-cell>
          <table:table-cell office:value-type="float" office:value="16.891859344894">
            <text:p>16.89</text:p>
          </table:table-cell>
          <table:table-cell office:value-type="float" office:value="22.9522566666245">
            <text:p>22.95</text:p>
          </table:table-cell>
          <table:table-cell office:value-type="float" office:value="238431.411070411">
            <text:p>238431</text:p>
          </table:table-cell>
          <table:table-cell office:value-type="float" office:value="0.0104552534940539">
            <text:p>0.010</text:p>
          </table:table-cell>
          <table:table-cell office:value-type="float" office:value="26.9886800293525">
            <text:p>26.99</text:p>
          </table:table-cell>
          <table:table-cell table:number-columns-repeated="5"/>
        </table:table-row>
        <table:table-row table:style-name="ro1">
          <table:table-cell office:value-type="string">
            <text:p>20231006T225727p1835106</text:p>
          </table:table-cell>
          <table:table-cell table:formula="of:=1/([.D378]*0.7+[.E378]/100*0.3)" office:value-type="float" office:value="0.306268245283602">
            <text:p>0.31</text:p>
          </table:table-cell>
          <table:table-cell office:value-type="float" office:value="359.559431459635">
            <text:p>360</text:p>
          </table:table-cell>
          <table:table-cell table:formula="of:=(ABS([.C378]-[.$O$2]))/[.C378]" office:value-type="float" office:value="4.50673915564437">
            <text:p>4.507</text:p>
          </table:table-cell>
          <table:table-cell office:value-type="float" office:value="36.7980632616334">
            <text:p>36.80</text:p>
          </table:table-cell>
          <table:table-cell office:value-type="float" office:value="13.3338150289017">
            <text:p>13.33</text:p>
          </table:table-cell>
          <table:table-cell office:value-type="float" office:value="36.9447678760761">
            <text:p>36.94</text:p>
          </table:table-cell>
          <table:table-cell office:value-type="float" office:value="272374.822655498">
            <text:p>272375</text:p>
          </table:table-cell>
          <table:table-cell office:value-type="float" office:value="0.266522751042486">
            <text:p>0.267</text:p>
          </table:table-cell>
          <table:table-cell office:value-type="float" office:value="64.5439899305108">
            <text:p>64.54</text:p>
          </table:table-cell>
          <table:table-cell table:number-columns-repeated="5"/>
        </table:table-row>
        <table:table-row table:style-name="ro1">
          <table:table-cell office:value-type="string">
            <text:p>20231006T225736p1835245</text:p>
          </table:table-cell>
          <table:table-cell table:formula="of:=1/([.D379]*0.7+[.E379]/100*0.3)" office:value-type="float" office:value="0.388457181206053">
            <text:p>0.39</text:p>
          </table:table-cell>
          <table:table-cell office:value-type="float" office:value="436.015141400626">
            <text:p>436</text:p>
          </table:table-cell>
          <table:table-cell table:formula="of:=(ABS([.C379]-[.$O$2]))/[.C379]" office:value-type="float" office:value="3.54112669949851">
            <text:p>3.541</text:p>
          </table:table-cell>
          <table:table-cell office:value-type="float" office:value="31.8325370279306">
            <text:p>31.83</text:p>
          </table:table-cell>
          <table:table-cell office:value-type="float" office:value="13.2710741811175">
            <text:p>13.27</text:p>
          </table:table-cell>
          <table:table-cell office:value-type="float" office:value="34.204411168794">
            <text:p>34.20</text:p>
          </table:table-cell>
          <table:table-cell office:value-type="float" office:value="226646.292601452">
            <text:p>226646</text:p>
          </table:table-cell>
          <table:table-cell office:value-type="float" office:value="0.367184983795235">
            <text:p>0.367</text:p>
          </table:table-cell>
          <table:table-cell office:value-type="float" office:value="75.6699632576052">
            <text:p>75.67</text:p>
          </table:table-cell>
          <table:table-cell table:number-columns-repeated="5"/>
        </table:table-row>
        <table:table-row table:style-name="ro1">
          <table:table-cell office:value-type="string">
            <text:p>20231006T225843p1836577</text:p>
          </table:table-cell>
          <table:table-cell table:formula="of:=1/([.D380]*0.7+[.E380]/100*0.3)" office:value-type="float" office:value="0.732803099992397">
            <text:p>0.73</text:p>
          </table:table-cell>
          <table:table-cell office:value-type="float" office:value="756.828922356502">
            <text:p>757</text:p>
          </table:table-cell>
          <table:table-cell table:formula="of:=(ABS([.C380]-[.$O$2]))/[.C380]" office:value-type="float" office:value="1.61617908818147">
            <text:p>1.616</text:p>
          </table:table-cell>
          <table:table-cell office:value-type="float" office:value="77.7658954718694">
            <text:p>77.77</text:p>
          </table:table-cell>
          <table:table-cell office:value-type="float" office:value="13.2365125240848">
            <text:p>13.24</text:p>
          </table:table-cell>
          <table:table-cell office:value-type="float" office:value="15.8265688432847">
            <text:p>15.83</text:p>
          </table:table-cell>
          <table:table-cell office:value-type="float" office:value="358180.440289311">
            <text:p>358180</text:p>
          </table:table-cell>
          <table:table-cell office:value-type="float" office:value="0.096338247526371">
            <text:p>0.096</text:p>
          </table:table-cell>
          <table:table-cell office:value-type="float" office:value="80.7834110061262">
            <text:p>80.78</text:p>
          </table:table-cell>
          <table:table-cell table:number-columns-repeated="5"/>
        </table:table-row>
        <table:table-row table:style-name="ro1">
          <table:table-cell office:value-type="string">
            <text:p>20231006T225840p1836509</text:p>
          </table:table-cell>
          <table:table-cell table:formula="of:=1/([.D381]*0.7+[.E381]/100*0.3)" office:value-type="float" office:value="0.504838397778868">
            <text:p>0.50</text:p>
          </table:table-cell>
          <table:table-cell office:value-type="float" office:value="545.838840154958">
            <text:p>546</text:p>
          </table:table-cell>
          <table:table-cell table:formula="of:=(ABS([.C381]-[.$O$2]))/[.C381]" office:value-type="float" office:value="2.62744431934873">
            <text:p>2.627</text:p>
          </table:table-cell>
          <table:table-cell office:value-type="float" office:value="47.2069570588127">
            <text:p>47.21</text:p>
          </table:table-cell>
          <table:table-cell office:value-type="float" office:value="13.5356283100626">
            <text:p>13.54</text:p>
          </table:table-cell>
          <table:table-cell office:value-type="float" office:value="34.2600292879056">
            <text:p>34.26</text:p>
          </table:table-cell>
          <table:table-cell office:value-type="float" office:value="283041.750848214">
            <text:p>283042</text:p>
          </table:table-cell>
          <table:table-cell office:value-type="float" office:value="0.249865118697122">
            <text:p>0.250</text:p>
          </table:table-cell>
          <table:table-cell office:value-type="float" office:value="71.7380999264164">
            <text:p>71.74</text:p>
          </table:table-cell>
          <table:table-cell table:number-columns-repeated="5"/>
        </table:table-row>
        <table:table-row table:style-name="ro1">
          <table:table-cell office:value-type="string">
            <text:p>20231006T225818p1836037</text:p>
          </table:table-cell>
          <table:table-cell table:formula="of:=1/([.D382]*0.7+[.E382]/100*0.3)" office:value-type="float" office:value="0.634292562499475">
            <text:p>0.63</text:p>
          </table:table-cell>
          <table:table-cell office:value-type="float" office:value="631.531717362541">
            <text:p>632</text:p>
          </table:table-cell>
          <table:table-cell table:formula="of:=(ABS([.C382]-[.$O$2]))/[.C382]" office:value-type="float" office:value="2.13523445547446">
            <text:p>2.135</text:p>
          </table:table-cell>
          <table:table-cell office:value-type="float" office:value="27.2984786837462">
            <text:p>27.30</text:p>
          </table:table-cell>
          <table:table-cell office:value-type="float" office:value="7.24686061113437">
            <text:p>7.25</text:p>
          </table:table-cell>
          <table:table-cell office:value-type="float" office:value="38.2088897355823">
            <text:p>38.21</text:p>
          </table:table-cell>
          <table:table-cell office:value-type="float" office:value="332269.705412338">
            <text:p>332270</text:p>
          </table:table-cell>
          <table:table-cell office:value-type="float" office:value="0.143293361784823">
            <text:p>0.143</text:p>
          </table:table-cell>
          <table:table-cell office:value-type="float" office:value="20.5447001576827">
            <text:p>20.54</text:p>
          </table:table-cell>
          <table:table-cell table:number-columns-repeated="5"/>
        </table:table-row>
        <table:table-row table:style-name="ro1">
          <table:table-cell office:value-type="string">
            <text:p>20231006T225757p1835615</text:p>
          </table:table-cell>
          <table:table-cell table:formula="of:=1/([.D383]*0.7+[.E383]/100*0.3)" office:value-type="float" office:value="0.298197730380051">
            <text:p>0.30</text:p>
          </table:table-cell>
          <table:table-cell office:value-type="float" office:value="355.180782849147">
            <text:p>355</text:p>
          </table:table-cell>
          <table:table-cell table:formula="of:=(ABS([.C383]-[.$O$2]))/[.C383]" office:value-type="float" office:value="4.57462592462653">
            <text:p>4.575</text:p>
          </table:table-cell>
          <table:table-cell office:value-type="float" office:value="50.4138113320096">
            <text:p>50.41</text:p>
          </table:table-cell>
          <table:table-cell office:value-type="float" office:value="16.9503853564547">
            <text:p>16.95</text:p>
          </table:table-cell>
          <table:table-cell office:value-type="float" office:value="28.0630926528043">
            <text:p>28.06</text:p>
          </table:table-cell>
          <table:table-cell office:value-type="float" office:value="295982.162948153">
            <text:p>295982</text:p>
          </table:table-cell>
          <table:table-cell office:value-type="float" office:value="0.219390860579766">
            <text:p>0.219</text:p>
          </table:table-cell>
          <table:table-cell office:value-type="float" office:value="40.9823009133013">
            <text:p>40.98</text:p>
          </table:table-cell>
          <table:table-cell table:number-columns-repeated="5"/>
        </table:table-row>
        <table:table-row table:style-name="ro1">
          <table:table-cell office:value-type="string">
            <text:p>20231006T225815p1836001</text:p>
          </table:table-cell>
          <table:table-cell table:formula="of:=1/([.D384]*0.7+[.E384]/100*0.3)" office:value-type="float" office:value="0.630409575659701">
            <text:p>0.63</text:p>
          </table:table-cell>
          <table:table-cell office:value-type="float" office:value="674.145498975211">
            <text:p>674</text:p>
          </table:table-cell>
          <table:table-cell table:formula="of:=(ABS([.C384]-[.$O$2]))/[.C384]" office:value-type="float" office:value="1.93705142734003">
            <text:p>1.937</text:p>
          </table:table-cell>
          <table:table-cell office:value-type="float" office:value="76.7781073173664">
            <text:p>76.78</text:p>
          </table:table-cell>
          <table:table-cell office:value-type="float" office:value="7.24381311149479">
            <text:p>7.24</text:p>
          </table:table-cell>
          <table:table-cell office:value-type="float" office:value="38.2088897355823">
            <text:p>38.21</text:p>
          </table:table-cell>
          <table:table-cell office:value-type="float" office:value="332269.705412338">
            <text:p>332270</text:p>
          </table:table-cell>
          <table:table-cell office:value-type="float" office:value="0.143293361784823">
            <text:p>0.143</text:p>
          </table:table-cell>
          <table:table-cell office:value-type="float" office:value="20.5447001576827">
            <text:p>20.54</text:p>
          </table:table-cell>
          <table:table-cell table:number-columns-repeated="5"/>
        </table:table-row>
        <table:table-row table:style-name="ro1">
          <table:table-cell office:value-type="string">
            <text:p>20231006T225739p1835290</text:p>
          </table:table-cell>
          <table:table-cell table:formula="of:=1/([.D385]*0.7+[.E385]/100*0.3)" office:value-type="float" office:value="0.409799775530611">
            <text:p>0.41</text:p>
          </table:table-cell>
          <table:table-cell office:value-type="float" office:value="489.937075131289">
            <text:p>490</text:p>
          </table:table-cell>
          <table:table-cell table:formula="of:=(ABS([.C385]-[.$O$2]))/[.C385]" office:value-type="float" office:value="3.04133530712983">
            <text:p>3.041</text:p>
          </table:table-cell>
          <table:table-cell office:value-type="float" office:value="103.760453514355">
            <text:p>103.76</text:p>
          </table:table-cell>
          <table:table-cell office:value-type="float" office:value="6.97357288348044">
            <text:p>6.97</text:p>
          </table:table-cell>
          <table:table-cell office:value-type="float" office:value="22.9488131483759">
            <text:p>22.95</text:p>
          </table:table-cell>
          <table:table-cell office:value-type="float" office:value="324518.656014193">
            <text:p>324519</text:p>
          </table:table-cell>
          <table:table-cell office:value-type="float" office:value="0.237502164134141">
            <text:p>0.238</text:p>
          </table:table-cell>
          <table:table-cell office:value-type="float" office:value="18.635077935975">
            <text:p>18.64</text:p>
          </table:table-cell>
          <table:table-cell table:number-columns-repeated="5"/>
        </table:table-row>
        <table:table-row table:style-name="ro1">
          <table:table-cell office:value-type="string">
            <text:p>20231006T225907p1837086</text:p>
          </table:table-cell>
          <table:table-cell table:formula="of:=1/([.D386]*0.7+[.E386]/100*0.3)" office:value-type="float" office:value="0.247430263609077">
            <text:p>0.25</text:p>
          </table:table-cell>
          <table:table-cell office:value-type="float" office:value="298.699998835287">
            <text:p>299</text:p>
          </table:table-cell>
          <table:table-cell table:formula="of:=(ABS([.C386]-[.$O$2]))/[.C386]" office:value-type="float" office:value="5.62872449856231">
            <text:p>5.629</text:p>
          </table:table-cell>
          <table:table-cell office:value-type="float" office:value="33.8118831415539">
            <text:p>33.81</text:p>
          </table:table-cell>
          <table:table-cell office:value-type="float" office:value="13.7640828117477">
            <text:p>13.76</text:p>
          </table:table-cell>
          <table:table-cell office:value-type="float" office:value="14.6343954258647">
            <text:p>14.63</text:p>
          </table:table-cell>
          <table:table-cell office:value-type="float" office:value="232927.02629066">
            <text:p>232927</text:p>
          </table:table-cell>
          <table:table-cell office:value-type="float" office:value="0.202264221351986">
            <text:p>0.202</text:p>
          </table:table-cell>
          <table:table-cell office:value-type="float" office:value="67.6464025954597">
            <text:p>67.65</text:p>
          </table:table-cell>
          <table:table-cell table:number-columns-repeated="5"/>
        </table:table-row>
        <table:table-row table:style-name="ro1">
          <table:table-cell office:value-type="string">
            <text:p>20231006T225806p1835802</text:p>
          </table:table-cell>
          <table:table-cell table:formula="of:=1/([.D387]*0.7+[.E387]/100*0.3)" office:value-type="float" office:value="0.333685313033542">
            <text:p>0.33</text:p>
          </table:table-cell>
          <table:table-cell office:value-type="float" office:value="390.008710271943">
            <text:p>390</text:p>
          </table:table-cell>
          <table:table-cell table:formula="of:=(ABS([.C387]-[.$O$2]))/[.C387]" office:value-type="float" office:value="4.07680969129996">
            <text:p>4.077</text:p>
          </table:table-cell>
          <table:table-cell office:value-type="float" office:value="47.6895800939611">
            <text:p>47.69</text:p>
          </table:table-cell>
          <table:table-cell office:value-type="float" office:value="13.7878131021195">
            <text:p>13.79</text:p>
          </table:table-cell>
          <table:table-cell office:value-type="float" office:value="34.204411168794">
            <text:p>34.20</text:p>
          </table:table-cell>
          <table:table-cell office:value-type="float" office:value="245337.893916323">
            <text:p>245338</text:p>
          </table:table-cell>
          <table:table-cell office:value-type="float" office:value="0.194478737014819">
            <text:p>0.194</text:p>
          </table:table-cell>
          <table:table-cell office:value-type="float" office:value="71.057376621126">
            <text:p>71.06</text:p>
          </table:table-cell>
          <table:table-cell table:number-columns-repeated="5"/>
        </table:table-row>
        <table:table-row table:style-name="ro1">
          <table:table-cell office:value-type="string">
            <text:p>20231006T225827p1836218</text:p>
          </table:table-cell>
          <table:table-cell table:formula="of:=1/([.D388]*0.7+[.E388]/100*0.3)" office:value-type="float" office:value="0.543807473736921">
            <text:p>0.54</text:p>
          </table:table-cell>
          <table:table-cell office:value-type="float" office:value="573.740510612649">
            <text:p>574</text:p>
          </table:table-cell>
          <table:table-cell table:formula="of:=(ABS([.C388]-[.$O$2]))/[.C388]" office:value-type="float" office:value="2.45103746968421">
            <text:p>2.451</text:p>
          </table:table-cell>
          <table:table-cell office:value-type="float" office:value="41.0532876297254">
            <text:p>41.05</text:p>
          </table:table-cell>
          <table:table-cell office:value-type="float" office:value="13.2239884393064">
            <text:p>13.22</text:p>
          </table:table-cell>
          <table:table-cell office:value-type="float" office:value="37.5679189801391">
            <text:p>37.57</text:p>
          </table:table-cell>
          <table:table-cell office:value-type="float" office:value="331076.908316006">
            <text:p>331077</text:p>
          </table:table-cell>
          <table:table-cell office:value-type="float" office:value="0.269432841802606">
            <text:p>0.269</text:p>
          </table:table-cell>
          <table:table-cell office:value-type="float" office:value="62.0515034553949">
            <text:p>62.05</text:p>
          </table:table-cell>
          <table:table-cell table:number-columns-repeated="5"/>
        </table:table-row>
        <table:table-row table:style-name="ro1">
          <table:table-cell office:value-type="string">
            <text:p>20231006T225904p1837001</text:p>
          </table:table-cell>
          <table:table-cell table:formula="of:=1/([.D389]*0.7+[.E389]/100*0.3)" office:value-type="float" office:value="0.277129308558514">
            <text:p>0.28</text:p>
          </table:table-cell>
          <table:table-cell office:value-type="float" office:value="333.740447052395">
            <text:p>334</text:p>
          </table:table-cell>
          <table:table-cell table:formula="of:=(ABS([.C389]-[.$O$2]))/[.C389]" office:value-type="float" office:value="4.93275408326265">
            <text:p>4.933</text:p>
          </table:table-cell>
          <table:table-cell office:value-type="float" office:value="51.8319893764991">
            <text:p>51.83</text:p>
          </table:table-cell>
          <table:table-cell office:value-type="float" office:value="5.97888504663104">
            <text:p>5.98</text:p>
          </table:table-cell>
          <table:table-cell office:value-type="float" office:value="14.6343954258647">
            <text:p>14.63</text:p>
          </table:table-cell>
          <table:table-cell office:value-type="float" office:value="232927.02629066">
            <text:p>232927</text:p>
          </table:table-cell>
          <table:table-cell office:value-type="float" office:value="0.202264221351986">
            <text:p>0.202</text:p>
          </table:table-cell>
          <table:table-cell office:value-type="float" office:value="67.6464025954597">
            <text:p>67.65</text:p>
          </table:table-cell>
          <table:table-cell table:number-columns-repeated="5"/>
        </table:table-row>
        <table:table-row table:style-name="ro1">
          <table:table-cell office:value-type="string">
            <text:p>20231006T225855p1836842</text:p>
          </table:table-cell>
          <table:table-cell table:formula="of:=1/([.D390]*0.7+[.E390]/100*0.3)" office:value-type="float" office:value="0.390217931194506">
            <text:p>0.39</text:p>
          </table:table-cell>
          <table:table-cell office:value-type="float" office:value="434.96043767422">
            <text:p>435</text:p>
          </table:table-cell>
          <table:table-cell table:formula="of:=(ABS([.C390]-[.$O$2]))/[.C390]" office:value-type="float" office:value="3.55213814522367">
            <text:p>3.552</text:p>
          </table:table-cell>
          <table:table-cell office:value-type="float" office:value="25.391282478674">
            <text:p>25.39</text:p>
          </table:table-cell>
          <table:table-cell office:value-type="float" office:value="14.2130476649013">
            <text:p>14.21</text:p>
          </table:table-cell>
          <table:table-cell office:value-type="float" office:value="36.6296591719357">
            <text:p>36.63</text:p>
          </table:table-cell>
          <table:table-cell office:value-type="float" office:value="362567.193410717">
            <text:p>362567</text:p>
          </table:table-cell>
          <table:table-cell office:value-type="float" office:value="0.107917387349882">
            <text:p>0.108</text:p>
          </table:table-cell>
          <table:table-cell office:value-type="float" office:value="71.8941478712572">
            <text:p>71.89</text:p>
          </table:table-cell>
          <table:table-cell table:number-columns-repeated="5"/>
        </table:table-row>
        <table:table-row table:style-name="ro1">
          <table:table-cell office:value-type="string">
            <text:p>20231006T225849p1836721</text:p>
          </table:table-cell>
          <table:table-cell table:formula="of:=1/([.D391]*0.7+[.E391]/100*0.3)" office:value-type="float" office:value="0.188369605910545">
            <text:p>0.19</text:p>
          </table:table-cell>
          <table:table-cell office:value-type="float" office:value="233.804102772805">
            <text:p>234</text:p>
          </table:table-cell>
          <table:table-cell table:formula="of:=(ABS([.C391]-[.$O$2]))/[.C391]" office:value-type="float" office:value="7.46862812293773">
            <text:p>7.469</text:p>
          </table:table-cell>
          <table:table-cell office:value-type="float" office:value="26.890793730418">
            <text:p>26.89</text:p>
          </table:table-cell>
          <table:table-cell office:value-type="float" office:value="18.564908477842">
            <text:p>18.56</text:p>
          </table:table-cell>
          <table:table-cell office:value-type="float" office:value="29.9971562182716">
            <text:p>30.00</text:p>
          </table:table-cell>
          <table:table-cell office:value-type="float" office:value="272460.642113522">
            <text:p>272461</text:p>
          </table:table-cell>
          <table:table-cell office:value-type="float" office:value="0.00128136561873079">
            <text:p>0.001</text:p>
          </table:table-cell>
          <table:table-cell office:value-type="float" office:value="35.0147005429537">
            <text:p>35.01</text:p>
          </table:table-cell>
          <table:table-cell table:number-columns-repeated="5"/>
        </table:table-row>
        <table:table-row table:style-name="ro1">
          <table:table-cell office:value-type="string">
            <text:p>20231006T225821p1836131</text:p>
          </table:table-cell>
          <table:table-cell table:formula="of:=1/([.D392]*0.7+[.E392]/100*0.3)" office:value-type="float" office:value="0.271123890370268">
            <text:p>0.27</text:p>
          </table:table-cell>
          <table:table-cell office:value-type="float" office:value="322.168543850796">
            <text:p>322</text:p>
          </table:table-cell>
          <table:table-cell table:formula="of:=(ABS([.C392]-[.$O$2]))/[.C392]" office:value-type="float" office:value="5.14585141160456">
            <text:p>5.146</text:p>
          </table:table-cell>
          <table:table-cell office:value-type="float" office:value="28.751581894865">
            <text:p>28.75</text:p>
          </table:table-cell>
          <table:table-cell office:value-type="float" office:value="19.1520953757225">
            <text:p>19.15</text:p>
          </table:table-cell>
          <table:table-cell office:value-type="float" office:value="27.7803893573008">
            <text:p>27.78</text:p>
          </table:table-cell>
          <table:table-cell office:value-type="float" office:value="264750.290082565">
            <text:p>264750</text:p>
          </table:table-cell>
          <table:table-cell office:value-type="float" office:value="0.12009033014591">
            <text:p>0.120</text:p>
          </table:table-cell>
          <table:table-cell office:value-type="float" office:value="30.1340724548441">
            <text:p>30.13</text:p>
          </table:table-cell>
          <table:table-cell table:number-columns-repeated="5"/>
        </table:table-row>
        <table:table-row table:style-name="ro1">
          <table:table-cell office:value-type="string">
            <text:p>20231006T225754p1835566</text:p>
          </table:table-cell>
          <table:table-cell table:formula="of:=1/([.D393]*0.7+[.E393]/100*0.3)" office:value-type="float" office:value="0.342553279496683">
            <text:p>0.34</text:p>
          </table:table-cell>
          <table:table-cell office:value-type="float" office:value="398.356867219075">
            <text:p>398</text:p>
          </table:table-cell>
          <table:table-cell table:formula="of:=(ABS([.C393]-[.$O$2]))/[.C393]" office:value-type="float" office:value="3.97041764039957">
            <text:p>3.970</text:p>
          </table:table-cell>
          <table:table-cell office:value-type="float" office:value="46.653853367662">
            <text:p>46.65</text:p>
          </table:table-cell>
          <table:table-cell office:value-type="float" office:value="19.3486271676301">
            <text:p>19.35</text:p>
          </table:table-cell>
          <table:table-cell office:value-type="float" office:value="25.055972895291">
            <text:p>25.06</text:p>
          </table:table-cell>
          <table:table-cell office:value-type="float" office:value="352689.96949746">
            <text:p>352690</text:p>
          </table:table-cell>
          <table:table-cell office:value-type="float" office:value="0.0787357557602865">
            <text:p>0.079</text:p>
          </table:table-cell>
          <table:table-cell office:value-type="float" office:value="26.419693675408">
            <text:p>26.42</text:p>
          </table:table-cell>
          <table:table-cell table:number-columns-repeated="5"/>
        </table:table-row>
        <table:table-row table:style-name="ro1">
          <table:table-cell office:value-type="string">
            <text:p>20231006T225724p1835065</text:p>
          </table:table-cell>
          <table:table-cell table:formula="of:=1/([.D394]*0.7+[.E394]/100*0.3)" office:value-type="float" office:value="0.401466571797593">
            <text:p>0.40</text:p>
          </table:table-cell>
          <table:table-cell office:value-type="float" office:value="444.82098652568">
            <text:p>445</text:p>
          </table:table-cell>
          <table:table-cell table:formula="of:=(ABS([.C394]-[.$O$2]))/[.C394]" office:value-type="float" office:value="3.45122883132155">
            <text:p>3.451</text:p>
          </table:table-cell>
          <table:table-cell office:value-type="float" office:value="25.0024094454441">
            <text:p>25.00</text:p>
          </table:table-cell>
          <table:table-cell office:value-type="float" office:value="19.0338391136802">
            <text:p>19.03</text:p>
          </table:table-cell>
          <table:table-cell office:value-type="float" office:value="15.5114181209568">
            <text:p>15.51</text:p>
          </table:table-cell>
          <table:table-cell office:value-type="float" office:value="288559.182490814">
            <text:p>288559</text:p>
          </table:table-cell>
          <table:table-cell office:value-type="float" office:value="0.108950702795398">
            <text:p>0.109</text:p>
          </table:table-cell>
          <table:table-cell office:value-type="float" office:value="22.953000072337">
            <text:p>22.95</text:p>
          </table:table-cell>
          <table:table-cell table:number-columns-repeated="5"/>
        </table:table-row>
        <table:table-row table:style-name="ro1">
          <table:table-cell office:value-type="string">
            <text:p>20231006T225852p1836787</text:p>
          </table:table-cell>
          <table:table-cell table:formula="of:=1/([.D395]*0.7+[.E395]/100*0.3)" office:value-type="float" office:value="0.269387977315433">
            <text:p>0.27</text:p>
          </table:table-cell>
          <table:table-cell office:value-type="float" office:value="321.95817403819">
            <text:p>322</text:p>
          </table:table-cell>
          <table:table-cell table:formula="of:=(ABS([.C395]-[.$O$2]))/[.C395]" office:value-type="float" office:value="5.14986715561735">
            <text:p>5.150</text:p>
          </table:table-cell>
          <table:table-cell office:value-type="float" office:value="35.7370470419102">
            <text:p>35.74</text:p>
          </table:table-cell>
          <table:table-cell office:value-type="float" office:value="19.0574421965318">
            <text:p>19.06</text:p>
          </table:table-cell>
          <table:table-cell office:value-type="float" office:value="17.7499393807366">
            <text:p>17.75</text:p>
          </table:table-cell>
          <table:table-cell office:value-type="float" office:value="331942.607005108">
            <text:p>331943</text:p>
          </table:table-cell>
          <table:table-cell office:value-type="float" office:value="0.108950702795398">
            <text:p>0.109</text:p>
          </table:table-cell>
          <table:table-cell office:value-type="float" office:value="22.3143551377352">
            <text:p>22.31</text:p>
          </table:table-cell>
          <table:table-cell table:number-columns-repeated="5"/>
        </table:table-row>
        <table:table-row table:style-name="ro1">
          <table:table-cell office:value-type="string">
            <text:p>20231006T225733p1835192</text:p>
          </table:table-cell>
          <table:table-cell table:formula="of:=1/([.D396]*0.7+[.E396]/100*0.3)" office:value-type="float" office:value="0.403164993505407">
            <text:p>0.40</text:p>
          </table:table-cell>
          <table:table-cell office:value-type="float" office:value="451.049561430327">
            <text:p>451</text:p>
          </table:table-cell>
          <table:table-cell table:formula="of:=(ABS([.C396]-[.$O$2]))/[.C396]" office:value-type="float" office:value="3.38976150142172">
            <text:p>3.390</text:p>
          </table:table-cell>
          <table:table-cell office:value-type="float" office:value="35.8470097888286">
            <text:p>35.85</text:p>
          </table:table-cell>
          <table:table-cell office:value-type="float" office:value="17.8244219653179">
            <text:p>17.82</text:p>
          </table:table-cell>
          <table:table-cell office:value-type="float" office:value="34.204411168794">
            <text:p>34.20</text:p>
          </table:table-cell>
          <table:table-cell office:value-type="float" office:value="383764.299103314">
            <text:p>383764</text:p>
          </table:table-cell>
          <table:table-cell office:value-type="float" office:value="0.0443502039125055">
            <text:p>0.044</text:p>
          </table:table-cell>
          <table:table-cell office:value-type="float" office:value="39.9055005750194">
            <text:p>39.91</text:p>
          </table:table-cell>
          <table:table-cell table:number-columns-repeated="5"/>
        </table:table-row>
        <table:table-row table:style-name="ro1">
          <table:table-cell office:value-type="string">
            <text:p>20231006T225833p1836357</text:p>
          </table:table-cell>
          <table:table-cell table:formula="of:=1/([.D397]*0.7+[.E397]/100*0.3)" office:value-type="float" office:value="0.315419830013617">
            <text:p>0.32</text:p>
          </table:table-cell>
          <table:table-cell office:value-type="float" office:value="362.032368814554">
            <text:p>362</text:p>
          </table:table-cell>
          <table:table-cell table:formula="of:=(ABS([.C397]-[.$O$2]))/[.C397]" office:value-type="float" office:value="4.46912422909408">
            <text:p>4.469</text:p>
          </table:table-cell>
          <table:table-cell office:value-type="float" office:value="13.9969182702891">
            <text:p>14.00</text:p>
          </table:table-cell>
          <table:table-cell office:value-type="float" office:value="19.6528179190751">
            <text:p>19.65</text:p>
          </table:table-cell>
          <table:table-cell office:value-type="float" office:value="34.204411168794">
            <text:p>34.20</text:p>
          </table:table-cell>
          <table:table-cell office:value-type="float" office:value="303572.169028762">
            <text:p>303572</text:p>
          </table:table-cell>
          <table:table-cell office:value-type="float" office:value="0.0282460312845821">
            <text:p>0.028</text:p>
          </table:table-cell>
          <table:table-cell office:value-type="float" office:value="18.5693052547974">
            <text:p>18.57</text:p>
          </table:table-cell>
          <table:table-cell table:number-columns-repeated="5"/>
        </table:table-row>
        <table:table-row table:style-name="ro1">
          <table:table-cell office:value-type="string">
            <text:p>20231006T225745p1835398</text:p>
          </table:table-cell>
          <table:table-cell table:formula="of:=1/([.D398]*0.7+[.E398]/100*0.3)" office:value-type="float" office:value="0.655687307513715">
            <text:p>0.66</text:p>
          </table:table-cell>
          <table:table-cell office:value-type="float" office:value="645.075824074921">
            <text:p>645</text:p>
          </table:table-cell>
          <table:table-cell table:formula="of:=(ABS([.C398]-[.$O$2]))/[.C398]" office:value-type="float" office:value="2.06940661253186">
            <text:p>2.069</text:p>
          </table:table-cell>
          <table:table-cell office:value-type="float" office:value="25.5108618999186">
            <text:p>25.51</text:p>
          </table:table-cell>
          <table:table-cell office:value-type="float" office:value="14.6309007707129">
            <text:p>14.63</text:p>
          </table:table-cell>
          <table:table-cell office:value-type="float" office:value="37.0021543958712">
            <text:p>37.00</text:p>
          </table:table-cell>
          <table:table-cell office:value-type="float" office:value="316001.466207051">
            <text:p>316001</text:p>
          </table:table-cell>
          <table:table-cell office:value-type="float" office:value="0.132829573002104">
            <text:p>0.133</text:p>
          </table:table-cell>
          <table:table-cell office:value-type="float" office:value="90.8510256309914">
            <text:p>90.85</text:p>
          </table:table-cell>
          <table:table-cell table:number-columns-repeated="5"/>
        </table:table-row>
        <table:table-row table:style-name="ro1">
          <table:table-cell office:value-type="string">
            <text:p>20231006T225824p1836177</text:p>
          </table:table-cell>
          <table:table-cell table:formula="of:=1/([.D399]*0.7+[.E399]/100*0.3)" office:value-type="float" office:value="0.922844848958301">
            <text:p>0.92</text:p>
          </table:table-cell>
          <table:table-cell office:value-type="float" office:value="900.157543099176">
            <text:p>900</text:p>
          </table:table-cell>
          <table:table-cell table:formula="of:=(ABS([.C399]-[.$O$2]))/[.C399]" office:value-type="float" office:value="1.19961496204654">
            <text:p>1.200</text:p>
          </table:table-cell>
          <table:table-cell office:value-type="float" office:value="81.2917643861352">
            <text:p>81.29</text:p>
          </table:table-cell>
          <table:table-cell office:value-type="float" office:value="6.92628370699452">
            <text:p>6.93</text:p>
          </table:table-cell>
          <table:table-cell office:value-type="float" office:value="13.3450293240559">
            <text:p>13.35</text:p>
          </table:table-cell>
          <table:table-cell office:value-type="float" office:value="261155.315814773">
            <text:p>261155</text:p>
          </table:table-cell>
          <table:table-cell office:value-type="float" office:value="0.350446205599866">
            <text:p>0.350</text:p>
          </table:table-cell>
          <table:table-cell office:value-type="float" office:value="5.35054374622983">
            <text:p>5.35</text:p>
          </table:table-cell>
          <table:table-cell table:number-columns-repeated="5"/>
        </table:table-row>
        <table:table-row table:style-name="ro1">
          <table:table-cell office:value-type="string">
            <text:p>20231006T225831p1836293</text:p>
          </table:table-cell>
          <table:table-cell table:formula="of:=1/([.D400]*0.7+[.E400]/100*0.3)" office:value-type="float" office:value="0.347879443458596">
            <text:p>0.35</text:p>
          </table:table-cell>
          <table:table-cell office:value-type="float" office:value="394.509875748667">
            <text:p>395</text:p>
          </table:table-cell>
          <table:table-cell table:formula="of:=(ABS([.C400]-[.$O$2]))/[.C400]" office:value-type="float" office:value="4.01888576614851">
            <text:p>4.019</text:p>
          </table:table-cell>
          <table:table-cell office:value-type="float" office:value="20.4463355004659">
            <text:p>20.45</text:p>
          </table:table-cell>
          <table:table-cell office:value-type="float" office:value="14.8830684007707">
            <text:p>14.88</text:p>
          </table:table-cell>
          <table:table-cell office:value-type="float" office:value="11.4121040933092">
            <text:p>11.41</text:p>
          </table:table-cell>
          <table:table-cell office:value-type="float" office:value="238431.411070411">
            <text:p>238431</text:p>
          </table:table-cell>
          <table:table-cell office:value-type="float" office:value="0.0433082643902041">
            <text:p>0.043</text:p>
          </table:table-cell>
          <table:table-cell office:value-type="float" office:value="84.8509965918931">
            <text:p>84.85</text:p>
          </table:table-cell>
          <table:table-cell table:number-columns-repeated="5"/>
        </table:table-row>
        <table:table-row table:style-name="ro1">
          <table:table-cell office:value-type="string">
            <text:p>20231006T225858p1836903</text:p>
          </table:table-cell>
          <table:table-cell table:formula="of:=1/([.D401]*0.7+[.E401]/100*0.3)" office:value-type="float" office:value="1.23654741325884">
            <text:p>1.24</text:p>
          </table:table-cell>
          <table:table-cell office:value-type="float" office:value="1124.458103376">
            <text:p>1124</text:p>
          </table:table-cell>
          <table:table-cell table:formula="of:=(ABS([.C401]-[.$O$2]))/[.C401]" office:value-type="float" office:value="0.760848175717153">
            <text:p>0.761</text:p>
          </table:table-cell>
          <table:table-cell office:value-type="float" office:value="92.0365327532346">
            <text:p>92.04</text:p>
          </table:table-cell>
          <table:table-cell office:value-type="float" office:value="17.2730009633911">
            <text:p>17.27</text:p>
          </table:table-cell>
          <table:table-cell office:value-type="float" office:value="35.782193119055">
            <text:p>35.78</text:p>
          </table:table-cell>
          <table:table-cell office:value-type="float" office:value="257061.817163974">
            <text:p>257062</text:p>
          </table:table-cell>
          <table:table-cell office:value-type="float" office:value="0.272027455518989">
            <text:p>0.272</text:p>
          </table:table-cell>
          <table:table-cell office:value-type="float" office:value="1.14868631850252">
            <text:p>1.15</text:p>
          </table:table-cell>
          <table:table-cell table:number-columns-repeated="5"/>
        </table:table-row>
        <table:table-row table:style-name="ro1">
          <table:table-cell office:value-type="string">
            <text:p>20231006T225800p1835674</text:p>
          </table:table-cell>
          <table:table-cell table:formula="of:=1/([.D402]*0.7+[.E402]/100*0.3)" office:value-type="float" office:value="0.45900472882372">
            <text:p>0.46</text:p>
          </table:table-cell>
          <table:table-cell office:value-type="float" office:value="507.918108769171">
            <text:p>508</text:p>
          </table:table-cell>
          <table:table-cell table:formula="of:=(ABS([.C402]-[.$O$2]))/[.C402]" office:value-type="float" office:value="2.89826620830295">
            <text:p>2.898</text:p>
          </table:table-cell>
          <table:table-cell office:value-type="float" office:value="49.9468154903493">
            <text:p>49.95</text:p>
          </table:table-cell>
          <table:table-cell office:value-type="float" office:value="7.66687591546349">
            <text:p>7.67</text:p>
          </table:table-cell>
          <table:table-cell office:value-type="float" office:value="15.1858904615066">
            <text:p>15.19</text:p>
          </table:table-cell>
          <table:table-cell office:value-type="float" office:value="260134.466919407">
            <text:p>260134</text:p>
          </table:table-cell>
          <table:table-cell office:value-type="float" office:value="0.374072291577374">
            <text:p>0.374</text:p>
          </table:table-cell>
          <table:table-cell office:value-type="float" office:value="9.40074980112937">
            <text:p>9.40</text:p>
          </table:table-cell>
          <table:table-cell table:number-columns-repeated="5"/>
        </table:table-row>
        <table:table-row table:style-name="ro1">
          <table:table-cell office:value-type="string">
            <text:p>20231006T225812p1835912</text:p>
          </table:table-cell>
          <table:table-cell table:formula="of:=1/([.D403]*0.7+[.E403]/100*0.3)" office:value-type="float" office:value="1.92098899959373">
            <text:p>1.92</text:p>
          </table:table-cell>
          <table:table-cell office:value-type="float" office:value="1335.40817312382">
            <text:p>1335</text:p>
          </table:table-cell>
          <table:table-cell table:formula="of:=(ABS([.C403]-[.$O$2]))/[.C403]" office:value-type="float" office:value="0.482692737583248">
            <text:p>0.483</text:p>
          </table:table-cell>
          <table:table-cell office:value-type="float" office:value="60.8934239459247">
            <text:p>60.89</text:p>
          </table:table-cell>
          <table:table-cell office:value-type="float" office:value="7.45923060840477">
            <text:p>7.46</text:p>
          </table:table-cell>
          <table:table-cell office:value-type="float" office:value="28.7047500738673">
            <text:p>28.70</text:p>
          </table:table-cell>
          <table:table-cell office:value-type="float" office:value="320512.294552195">
            <text:p>320512</text:p>
          </table:table-cell>
          <table:table-cell office:value-type="float" office:value="0.126764190449708">
            <text:p>0.127</text:p>
          </table:table-cell>
          <table:table-cell office:value-type="float" office:value="4.1426561242174">
            <text:p>4.14</text:p>
          </table:table-cell>
          <table:table-cell table:number-columns-repeated="5"/>
        </table:table-row>
        <table:table-row table:style-name="ro1">
          <table:table-cell office:value-type="string">
            <text:p>20231006T225719p1834965</text:p>
          </table:table-cell>
          <table:table-cell table:formula="of:=1/([.D404]*0.7+[.E404]/100*0.3)" office:value-type="float" office:value="0.255651871918331">
            <text:p>0.26</text:p>
          </table:table-cell>
          <table:table-cell office:value-type="float" office:value="310.110690388704">
            <text:p>310</text:p>
          </table:table-cell>
          <table:table-cell table:formula="of:=(ABS([.C404]-[.$O$2]))/[.C404]" office:value-type="float" office:value="5.38481697460412">
            <text:p>5.385</text:p>
          </table:table-cell>
          <table:table-cell office:value-type="float" office:value="47.3991214180121">
            <text:p>47.40</text:p>
          </table:table-cell>
          <table:table-cell office:value-type="float" office:value="14.8361030828516">
            <text:p>14.84</text:p>
          </table:table-cell>
          <table:table-cell office:value-type="float" office:value="26.7279042268486">
            <text:p>26.73</text:p>
          </table:table-cell>
          <table:table-cell office:value-type="float" office:value="245741.426510635">
            <text:p>245741</text:p>
          </table:table-cell>
          <table:table-cell office:value-type="float" office:value="0.118452319818695">
            <text:p>0.118</text:p>
          </table:table-cell>
          <table:table-cell office:value-type="float" office:value="92.6994891237151">
            <text:p>92.70</text:p>
          </table:table-cell>
          <table:table-cell table:number-columns-repeated="5"/>
        </table:table-row>
        <table:table-row table:style-name="ro1">
          <table:table-cell office:value-type="string">
            <text:p>20231006T225846p1836685</text:p>
          </table:table-cell>
          <table:table-cell table:formula="of:=1/([.D405]*0.7+[.E405]/100*0.3)" office:value-type="float" office:value="1.11144264349609">
            <text:p>1.11</text:p>
          </table:table-cell>
          <table:table-cell office:value-type="float" office:value="1024.11030593701">
            <text:p>1024</text:p>
          </table:table-cell>
          <table:table-cell table:formula="of:=(ABS([.C405]-[.$O$2]))/[.C405]" office:value-type="float" office:value="0.93338548447513">
            <text:p>0.933</text:p>
          </table:table-cell>
          <table:table-cell office:value-type="float" office:value="82.1205665795941">
            <text:p>82.12</text:p>
          </table:table-cell>
          <table:table-cell office:value-type="float" office:value="17.5928468208093">
            <text:p>17.59</text:p>
          </table:table-cell>
          <table:table-cell office:value-type="float" office:value="18.9516272002742">
            <text:p>18.95</text:p>
          </table:table-cell>
          <table:table-cell office:value-type="float" office:value="365273.133893818">
            <text:p>365273</text:p>
          </table:table-cell>
          <table:table-cell office:value-type="float" office:value="0.357632369500092">
            <text:p>0.358</text:p>
          </table:table-cell>
          <table:table-cell office:value-type="float" office:value="5.35542691602672">
            <text:p>5.36</text:p>
          </table:table-cell>
          <table:table-cell table:number-columns-repeated="5"/>
        </table:table-row>
        <table:table-row table:style-name="ro1">
          <table:table-cell office:value-type="string">
            <text:p>20231006T225748p1835444</text:p>
          </table:table-cell>
          <table:table-cell table:formula="of:=1/([.D406]*0.7+[.E406]/100*0.3)" office:value-type="float" office:value="0.463958372024095">
            <text:p>0.46</text:p>
          </table:table-cell>
          <table:table-cell office:value-type="float" office:value="508.066816362564">
            <text:p>508</text:p>
          </table:table-cell>
          <table:table-cell table:formula="of:=(ABS([.C406]-[.$O$2]))/[.C406]" office:value-type="float" office:value="2.89712521312756">
            <text:p>2.897</text:p>
          </table:table-cell>
          <table:table-cell office:value-type="float" office:value="42.459378082662">
            <text:p>42.46</text:p>
          </table:table-cell>
          <table:table-cell office:value-type="float" office:value="18.5690028901734">
            <text:p>18.57</text:p>
          </table:table-cell>
          <table:table-cell office:value-type="float" office:value="36.3264882785333">
            <text:p>36.33</text:p>
          </table:table-cell>
          <table:table-cell office:value-type="float" office:value="389870.704394123">
            <text:p>389871</text:p>
          </table:table-cell>
          <table:table-cell office:value-type="float" office:value="0.125436688937487">
            <text:p>0.125</text:p>
          </table:table-cell>
          <table:table-cell office:value-type="float" office:value="2.04554146213182">
            <text:p>2.05</text:p>
          </table:table-cell>
          <table:table-cell table:number-columns-repeated="5"/>
        </table:table-row>
        <table:table-row table:style-name="ro1">
          <table:table-cell office:value-type="string">
            <text:p>20231006T225751p1835520</text:p>
          </table:table-cell>
          <table:table-cell table:formula="of:=1/([.D407]*0.7+[.E407]/100*0.3)" office:value-type="float" office:value="0.778820271318974">
            <text:p>0.78</text:p>
          </table:table-cell>
          <table:table-cell office:value-type="float" office:value="759.399407667858">
            <text:p>759</text:p>
          </table:table-cell>
          <table:table-cell table:formula="of:=(ABS([.C407]-[.$O$2]))/[.C407]" office:value-type="float" office:value="1.60732360337316">
            <text:p>1.607</text:p>
          </table:table-cell>
          <table:table-cell office:value-type="float" office:value="52.9555881474115">
            <text:p>52.96</text:p>
          </table:table-cell>
          <table:table-cell office:value-type="float" office:value="8.10878222594844">
            <text:p>8.11</text:p>
          </table:table-cell>
          <table:table-cell office:value-type="float" office:value="27.3731253900545">
            <text:p>27.37</text:p>
          </table:table-cell>
          <table:table-cell office:value-type="float" office:value="367780.68304578">
            <text:p>367781</text:p>
          </table:table-cell>
          <table:table-cell office:value-type="float" office:value="0.0841472544782753">
            <text:p>0.084</text:p>
          </table:table-cell>
          <table:table-cell office:value-type="float" office:value="4.87520290341932">
            <text:p>4.88</text:p>
          </table:table-cell>
          <table:table-cell table:number-columns-repeated="5"/>
        </table:table-row>
        <table:table-row table:style-name="ro1">
          <table:table-cell office:value-type="string">
            <text:p>20231006T225730p1835159</text:p>
          </table:table-cell>
          <table:table-cell table:formula="of:=1/([.D408]*0.7+[.E408]/100*0.3)" office:value-type="float" office:value="0.691311957172705">
            <text:p>0.69</text:p>
          </table:table-cell>
          <table:table-cell office:value-type="float" office:value="696.755926781728">
            <text:p>697</text:p>
          </table:table-cell>
          <table:table-cell table:formula="of:=(ABS([.C408]-[.$O$2]))/[.C408]" office:value-type="float" office:value="1.84174116630123">
            <text:p>1.842</text:p>
          </table:table-cell>
          <table:table-cell office:value-type="float" office:value="52.4353806193282">
            <text:p>52.44</text:p>
          </table:table-cell>
          <table:table-cell office:value-type="float" office:value="14.8902262879153">
            <text:p>14.89</text:p>
          </table:table-cell>
          <table:table-cell office:value-type="float" office:value="30.5414243301792">
            <text:p>30.54</text:p>
          </table:table-cell>
          <table:table-cell office:value-type="float" office:value="320695.340392329">
            <text:p>320695</text:p>
          </table:table-cell>
          <table:table-cell office:value-type="float" office:value="0.103090964022144">
            <text:p>0.103</text:p>
          </table:table-cell>
          <table:table-cell office:value-type="float" office:value="98.8344956411348">
            <text:p>98.83</text:p>
          </table:table-cell>
          <table:table-cell table:number-columns-repeated="5"/>
        </table:table-row>
      </table:table>
      <table:table table:name="5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office:value-type="string">
            <text:p>Tag</text:p>
          </table:table-cell>
          <table:table-cell table:style-name="Default" office:value-type="string">
            <text:p>Fitnesz [-]</text:p>
          </table:table-cell>
          <table:table-cell table:style-name="Default" office:value-type="string">
            <text:p>Vonóerő [N]</text:p>
          </table:table-cell>
          <table:table-cell table:style-name="Default" office:value-type="string">
            <text:p>Vonóerő relatív hibája [-]</text:p>
          </table:table-cell>
          <table:table-cell table:style-name="Default" office:value-type="string">
            <text:p>Felszínprofilok átlagos távolsága [mm]</text:p>
          </table:table-cell>
          <table:table-cell table:style-name="Default" office:value-type="string">
            <text:p>Koordinációs szám [-]</text:p>
          </table:table-cell>
          <table:table-cell table:style-name="Default" office:value-type="string">
            <text:p>Elemek közötti súrlódási szög [°]</text:p>
          </table:table-cell>
          <table:table-cell table:style-name="Default" office:value-type="string">
            <text:p>Normálirányú kohézió [Pa]</text:p>
          </table:table-cell>
          <table:table-cell table:style-name="Default" office:value-type="string">
            <text:p>Elemek közötti gördülési és csavarási súrlódási tényező [-]</text:p>
          </table:table-cell>
          <table:table-cell table:style-name="Default" office:value-type="string">
            <text:p>Clump paraméter [%]</text:p>
          </table:table-cell>
          <table:table-cell/>
          <table:table-cell office:value-type="string">
            <text:p>Fizikai mérés alapadatok</text:p>
          </table:table-cell>
          <table:table-cell office:value-type="string">
            <text:p>Talaj nedvességtartalma [V/V%]</text:p>
          </table:table-cell>
          <table:table-cell office:value-type="string">
            <text:p>Átlagos Sebesség [km/h]</text:p>
          </table:table-cell>
          <table:table-cell office:value-type="string">
            <text:p>Átlagos vonóerő [N]</text:p>
          </table:table-cell>
        </table:table-row>
        <table:table-row table:style-name="ro1">
          <table:table-cell office:value-type="string">
            <text:p>20231014T131738p11077</text:p>
          </table:table-cell>
          <table:table-cell table:formula="of:=1/([.D2]*0.7+[.E2]/100*0.3)" office:value-type="float" office:value="0.486879669735492">
            <text:p>0.49</text:p>
          </table:table-cell>
          <table:table-cell office:value-type="float" office:value="522.902747239277">
            <text:p>523</text:p>
          </table:table-cell>
          <table:table-cell table:formula="of:=(ABS([.C2]-[.$O$2]))/[.C2]" office:value-type="float" office:value="2.80567899194721">
            <text:p>2.806</text:p>
          </table:table-cell>
          <table:table-cell office:value-type="float" office:value="29.9734274080751">
            <text:p>29.97</text:p>
          </table:table-cell>
          <table:table-cell office:value-type="float" office:value="4.52119372787051">
            <text:p>4.52</text:p>
          </table:table-cell>
          <table:table-cell office:value-type="float" office:value="19.4519166836773">
            <text:p>19.45</text:p>
          </table:table-cell>
          <table:table-cell office:value-type="float" office:value="221807.380235002">
            <text:p>221807</text:p>
          </table:table-cell>
          <table:table-cell office:value-type="float" office:value="0.226394303571645">
            <text:p>0.226</text:p>
          </table:table-cell>
          <table:table-cell office:value-type="float" office:value="63.0282441851895">
            <text:p>63.0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.5">
            <text:p>6.5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string">
            <text:p>20231014T131817p11925</text:p>
          </table:table-cell>
          <table:table-cell table:formula="of:=1/([.D3]*0.7+[.E3]/100*0.3)" office:value-type="float" office:value="0.479835484866301">
            <text:p>0.48</text:p>
          </table:table-cell>
          <table:table-cell office:value-type="float" office:value="512.481975044687">
            <text:p>512</text:p>
          </table:table-cell>
          <table:table-cell table:formula="of:=(ABS([.C3]-[.$O$2]))/[.C3]" office:value-type="float" office:value="2.88306339911072">
            <text:p>2.883</text:p>
          </table:table-cell>
          <table:table-cell office:value-type="float" office:value="21.9677467163592">
            <text:p>21.97</text:p>
          </table:table-cell>
          <table:table-cell office:value-type="float" office:value="6.27560453334726">
            <text:p>6.28</text:p>
          </table:table-cell>
          <table:table-cell office:value-type="float" office:value="28.9238778021314">
            <text:p>28.92</text:p>
          </table:table-cell>
          <table:table-cell office:value-type="float" office:value="366822.43693893">
            <text:p>366822</text:p>
          </table:table-cell>
          <table:table-cell office:value-type="float" office:value="0.249518587517577">
            <text:p>0.250</text:p>
          </table:table-cell>
          <table:table-cell office:value-type="float" office:value="39.7588877964214">
            <text:p>39.76</text:p>
          </table:table-cell>
          <table:table-cell table:number-columns-repeated="5"/>
        </table:table-row>
        <table:table-row table:style-name="ro1">
          <table:table-cell office:value-type="string">
            <text:p>20231014T131656p10362</text:p>
          </table:table-cell>
          <table:table-cell table:formula="of:=1/([.D4]*0.7+[.E4]/100*0.3)" office:value-type="float" office:value="0.401952807290236">
            <text:p>0.40</text:p>
          </table:table-cell>
          <table:table-cell office:value-type="float" office:value="459.651271571185">
            <text:p>460</text:p>
          </table:table-cell>
          <table:table-cell table:formula="of:=(ABS([.C4]-[.$O$2]))/[.C4]" office:value-type="float" office:value="3.32936907407601">
            <text:p>3.329</text:p>
          </table:table-cell>
          <table:table-cell office:value-type="float" office:value="52.4319661182234">
            <text:p>52.43</text:p>
          </table:table-cell>
          <table:table-cell office:value-type="float" office:value="10.7448217726397">
            <text:p>10.74</text:p>
          </table:table-cell>
          <table:table-cell office:value-type="float" office:value="39.0377206461566">
            <text:p>39.04</text:p>
          </table:table-cell>
          <table:table-cell office:value-type="float" office:value="330342.420747882">
            <text:p>330342</text:p>
          </table:table-cell>
          <table:table-cell office:value-type="float" office:value="0.0359854585900767">
            <text:p>0.036</text:p>
          </table:table-cell>
          <table:table-cell office:value-type="float" office:value="51.5859902188946">
            <text:p>51.59</text:p>
          </table:table-cell>
          <table:table-cell table:number-columns-repeated="5"/>
        </table:table-row>
        <table:table-row table:style-name="ro1">
          <table:table-cell office:value-type="string">
            <text:p>20231014T131659p10391</text:p>
          </table:table-cell>
          <table:table-cell table:formula="of:=1/([.D5]*0.7+[.E5]/100*0.3)" office:value-type="float" office:value="0.642526460438799">
            <text:p>0.64</text:p>
          </table:table-cell>
          <table:table-cell office:value-type="float" office:value="649.096726931108">
            <text:p>649</text:p>
          </table:table-cell>
          <table:table-cell table:formula="of:=(ABS([.C5]-[.$O$2]))/[.C5]" office:value-type="float" office:value="2.06579885159582">
            <text:p>2.066</text:p>
          </table:table-cell>
          <table:table-cell office:value-type="float" office:value="36.7656470186562">
            <text:p>36.77</text:p>
          </table:table-cell>
          <table:table-cell office:value-type="float" office:value="5.64635146214813">
            <text:p>5.65</text:p>
          </table:table-cell>
          <table:table-cell office:value-type="float" office:value="25.3548683622329">
            <text:p>25.35</text:p>
          </table:table-cell>
          <table:table-cell office:value-type="float" office:value="231588.491757258">
            <text:p>231588</text:p>
          </table:table-cell>
          <table:table-cell office:value-type="float" office:value="0.0926508399858775">
            <text:p>0.093</text:p>
          </table:table-cell>
          <table:table-cell office:value-type="float" office:value="73.6627072013591">
            <text:p>73.66</text:p>
          </table:table-cell>
          <table:table-cell table:number-columns-repeated="5"/>
        </table:table-row>
        <table:table-row table:style-name="ro1">
          <table:table-cell office:value-type="string">
            <text:p>20231014T131723p10793</text:p>
          </table:table-cell>
          <table:table-cell table:formula="of:=1/([.D6]*0.7+[.E6]/100*0.3)" office:value-type="float" office:value="0.571896116007445">
            <text:p>0.57</text:p>
          </table:table-cell>
          <table:table-cell office:value-type="float" office:value="641.774036653703">
            <text:p>642</text:p>
          </table:table-cell>
          <table:table-cell table:formula="of:=(ABS([.C6]-[.$O$2]))/[.C6]" office:value-type="float" office:value="2.10077984827203">
            <text:p>2.101</text:p>
          </table:table-cell>
          <table:table-cell office:value-type="float" office:value="92.6744738424306">
            <text:p>92.67</text:p>
          </table:table-cell>
          <table:table-cell office:value-type="float" office:value="4.37988336687826">
            <text:p>4.38</text:p>
          </table:table-cell>
          <table:table-cell office:value-type="float" office:value="20.401197524827">
            <text:p>20.40</text:p>
          </table:table-cell>
          <table:table-cell office:value-type="float" office:value="232672.127686172">
            <text:p>232672</text:p>
          </table:table-cell>
          <table:table-cell office:value-type="float" office:value="0.249853205826708">
            <text:p>0.250</text:p>
          </table:table-cell>
          <table:table-cell office:value-type="float" office:value="65.8801486010592">
            <text:p>65.88</text:p>
          </table:table-cell>
          <table:table-cell table:number-columns-repeated="5"/>
        </table:table-row>
        <table:table-row table:style-name="ro1">
          <table:table-cell office:value-type="string">
            <text:p>20231014T131829p12211</text:p>
          </table:table-cell>
          <table:table-cell table:formula="of:=1/([.D7]*0.7+[.E7]/100*0.3)" office:value-type="float" office:value="0.418041876348436">
            <text:p>0.42</text:p>
          </table:table-cell>
          <table:table-cell office:value-type="float" office:value="497.349677872062">
            <text:p>497</text:p>
          </table:table-cell>
          <table:table-cell table:formula="of:=(ABS([.C7]-[.$O$2]))/[.C7]" office:value-type="float" office:value="3.00120898542515">
            <text:p>3.001</text:p>
          </table:table-cell>
          <table:table-cell office:value-type="float" office:value="97.0861868009542">
            <text:p>97.09</text:p>
          </table:table-cell>
          <table:table-cell office:value-type="float" office:value="6.90812885822483">
            <text:p>6.91</text:p>
          </table:table-cell>
          <table:table-cell office:value-type="float" office:value="29.1932649956523">
            <text:p>29.19</text:p>
          </table:table-cell>
          <table:table-cell office:value-type="float" office:value="225617.911877077">
            <text:p>225618</text:p>
          </table:table-cell>
          <table:table-cell office:value-type="float" office:value="0.334351934706012">
            <text:p>0.334</text:p>
          </table:table-cell>
          <table:table-cell office:value-type="float" office:value="31.6295960491595">
            <text:p>31.63</text:p>
          </table:table-cell>
          <table:table-cell table:number-columns-repeated="5"/>
        </table:table-row>
        <table:table-row table:style-name="ro1">
          <table:table-cell office:value-type="string">
            <text:p>20231014T131759p11520</text:p>
          </table:table-cell>
          <table:table-cell table:formula="of:=1/([.D8]*0.7+[.E8]/100*0.3)" office:value-type="float" office:value="0.610774746041575">
            <text:p>0.61</text:p>
          </table:table-cell>
          <table:table-cell office:value-type="float" office:value="609.231121419777">
            <text:p>609</text:p>
          </table:table-cell>
          <table:table-cell table:formula="of:=(ABS([.C8]-[.$O$2]))/[.C8]" office:value-type="float" office:value="2.26641225314036">
            <text:p>2.266</text:p>
          </table:table-cell>
          <table:table-cell office:value-type="float" office:value="16.9254117358721">
            <text:p>16.93</text:p>
          </table:table-cell>
          <table:table-cell office:value-type="float" office:value="5.26052031509121">
            <text:p>5.26</text:p>
          </table:table-cell>
          <table:table-cell office:value-type="float" office:value="25.3930365281268">
            <text:p>25.39</text:p>
          </table:table-cell>
          <table:table-cell office:value-type="float" office:value="342069.926470762">
            <text:p>342070</text:p>
          </table:table-cell>
          <table:table-cell office:value-type="float" office:value="0.0800142988214767">
            <text:p>0.080</text:p>
          </table:table-cell>
          <table:table-cell office:value-type="float" office:value="64.7451389356476">
            <text:p>64.75</text:p>
          </table:table-cell>
          <table:table-cell table:number-columns-repeated="5"/>
        </table:table-row>
        <table:table-row table:style-name="ro1">
          <table:table-cell office:value-type="string">
            <text:p>20231014T131841p12494</text:p>
          </table:table-cell>
          <table:table-cell table:formula="of:=1/([.D9]*0.7+[.E9]/100*0.3)" office:value-type="float" office:value="0.583666402287907">
            <text:p>0.58</text:p>
          </table:table-cell>
          <table:table-cell office:value-type="float" office:value="603.508697660204">
            <text:p>604</text:p>
          </table:table-cell>
          <table:table-cell table:formula="of:=(ABS([.C9]-[.$O$2]))/[.C9]" office:value-type="float" office:value="2.29738412671633">
            <text:p>2.297</text:p>
          </table:table-cell>
          <table:table-cell office:value-type="float" office:value="35.0461897525411">
            <text:p>35.05</text:p>
          </table:table-cell>
          <table:table-cell office:value-type="float" office:value="12.2607177263969">
            <text:p>12.26</text:p>
          </table:table-cell>
          <table:table-cell office:value-type="float" office:value="12.7116755417547">
            <text:p>12.71</text:p>
          </table:table-cell>
          <table:table-cell office:value-type="float" office:value="314369.399079907">
            <text:p>314369</text:p>
          </table:table-cell>
          <table:table-cell office:value-type="float" office:value="0.281783013992617">
            <text:p>0.282</text:p>
          </table:table-cell>
          <table:table-cell office:value-type="float" office:value="63.7750846333396">
            <text:p>63.78</text:p>
          </table:table-cell>
          <table:table-cell table:number-columns-repeated="5"/>
        </table:table-row>
        <table:table-row table:style-name="ro1">
          <table:table-cell office:value-type="string">
            <text:p>20231014T131711p10577</text:p>
          </table:table-cell>
          <table:table-cell table:formula="of:=1/([.D10]*0.7+[.E10]/100*0.3)" office:value-type="float" office:value="0.889535228151535">
            <text:p>0.89</text:p>
          </table:table-cell>
          <table:table-cell office:value-type="float" office:value="816.651125986222">
            <text:p>817</text:p>
          </table:table-cell>
          <table:table-cell table:formula="of:=(ABS([.C10]-[.$O$2]))/[.C10]" office:value-type="float" office:value="1.43678106437041">
            <text:p>1.437</text:p>
          </table:table-cell>
          <table:table-cell office:value-type="float" office:value="39.4786087299197">
            <text:p>39.48</text:p>
          </table:table-cell>
          <table:table-cell office:value-type="float" office:value="4.8407366184357">
            <text:p>4.84</text:p>
          </table:table-cell>
          <table:table-cell office:value-type="float" office:value="22.3257869950862">
            <text:p>22.33</text:p>
          </table:table-cell>
          <table:table-cell office:value-type="float" office:value="303066.696338009">
            <text:p>303067</text:p>
          </table:table-cell>
          <table:table-cell office:value-type="float" office:value="0.245372124982044">
            <text:p>0.245</text:p>
          </table:table-cell>
          <table:table-cell office:value-type="float" office:value="80.1260089080943">
            <text:p>80.13</text:p>
          </table:table-cell>
          <table:table-cell table:number-columns-repeated="5"/>
        </table:table-row>
        <table:table-row table:style-name="ro1">
          <table:table-cell office:value-type="string">
            <text:p>20231014T131820p12015</text:p>
          </table:table-cell>
          <table:table-cell table:formula="of:=1/([.D11]*0.7+[.E11]/100*0.3)" office:value-type="float" office:value="0.541460205694504">
            <text:p>0.54</text:p>
          </table:table-cell>
          <table:table-cell office:value-type="float" office:value="584.50233594397">
            <text:p>585</text:p>
          </table:table-cell>
          <table:table-cell table:formula="of:=(ABS([.C11]-[.$O$2]))/[.C11]" office:value-type="float" office:value="2.40460572631614">
            <text:p>2.405</text:p>
          </table:table-cell>
          <table:table-cell office:value-type="float" office:value="54.5445945602055">
            <text:p>54.54</text:p>
          </table:table-cell>
          <table:table-cell office:value-type="float" office:value="6.36059576691926">
            <text:p>6.36</text:p>
          </table:table-cell>
          <table:table-cell office:value-type="float" office:value="34.984153421057">
            <text:p>34.98</text:p>
          </table:table-cell>
          <table:table-cell office:value-type="float" office:value="317966.165631316">
            <text:p>317966</text:p>
          </table:table-cell>
          <table:table-cell office:value-type="float" office:value="0.331948341519714">
            <text:p>0.332</text:p>
          </table:table-cell>
          <table:table-cell office:value-type="float" office:value="39.0640892839482">
            <text:p>39.06</text:p>
          </table:table-cell>
          <table:table-cell table:number-columns-repeated="5"/>
        </table:table-row>
        <table:table-row table:style-name="ro1">
          <table:table-cell office:value-type="string">
            <text:p>20231014T131838p12418</text:p>
          </table:table-cell>
          <table:table-cell table:formula="of:=1/([.D12]*0.7+[.E12]/100*0.3)" office:value-type="float" office:value="0.448179489880701">
            <text:p>0.45</text:p>
          </table:table-cell>
          <table:table-cell office:value-type="float" office:value="485.492890574458">
            <text:p>485</text:p>
          </table:table-cell>
          <table:table-cell table:formula="of:=(ABS([.C12]-[.$O$2]))/[.C12]" office:value-type="float" office:value="3.09892716996399">
            <text:p>3.099</text:p>
          </table:table-cell>
          <table:table-cell office:value-type="float" office:value="20.6666316204873">
            <text:p>20.67</text:p>
          </table:table-cell>
          <table:table-cell office:value-type="float" office:value="16.4921724470135">
            <text:p>16.49</text:p>
          </table:table-cell>
          <table:table-cell office:value-type="float" office:value="12.2127861153906">
            <text:p>12.21</text:p>
          </table:table-cell>
          <table:table-cell office:value-type="float" office:value="335937.083732608">
            <text:p>335937</text:p>
          </table:table-cell>
          <table:table-cell office:value-type="float" office:value="0.359160099766509">
            <text:p>0.359</text:p>
          </table:table-cell>
          <table:table-cell office:value-type="float" office:value="45.2398235778449">
            <text:p>45.24</text:p>
          </table:table-cell>
          <table:table-cell table:number-columns-repeated="5"/>
        </table:table-row>
        <table:table-row table:style-name="ro1">
          <table:table-cell office:value-type="string">
            <text:p>20231014T131717p10672</text:p>
          </table:table-cell>
          <table:table-cell table:formula="of:=1/([.D13]*0.7+[.E13]/100*0.3)" office:value-type="float" office:value="0.528238197381635">
            <text:p>0.53</text:p>
          </table:table-cell>
          <table:table-cell office:value-type="float" office:value="587.081307732048">
            <text:p>587</text:p>
          </table:table-cell>
          <table:table-cell table:formula="of:=(ABS([.C13]-[.$O$2]))/[.C13]" office:value-type="float" office:value="2.38964973640119">
            <text:p>2.390</text:p>
          </table:table-cell>
          <table:table-cell office:value-type="float" office:value="73.4435160664652">
            <text:p>73.44</text:p>
          </table:table-cell>
          <table:table-cell office:value-type="float" office:value="15.8948699421965">
            <text:p>15.89</text:p>
          </table:table-cell>
          <table:table-cell office:value-type="float" office:value="13.4516968961421">
            <text:p>13.45</text:p>
          </table:table-cell>
          <table:table-cell office:value-type="float" office:value="354750.550324535">
            <text:p>354751</text:p>
          </table:table-cell>
          <table:table-cell office:value-type="float" office:value="0.392059798640592">
            <text:p>0.392</text:p>
          </table:table-cell>
          <table:table-cell office:value-type="float" office:value="25.5351227980707">
            <text:p>25.54</text:p>
          </table:table-cell>
          <table:table-cell table:number-columns-repeated="5"/>
        </table:table-row>
        <table:table-row table:style-name="ro1">
          <table:table-cell office:value-type="string">
            <text:p>20231014T131802p11595</text:p>
          </table:table-cell>
          <table:table-cell table:formula="of:=1/([.D14]*0.7+[.E14]/100*0.3)" office:value-type="float" office:value="0.283914644906618">
            <text:p>0.28</text:p>
          </table:table-cell>
          <table:table-cell office:value-type="float" office:value="333.692531140749">
            <text:p>334</text:p>
          </table:table-cell>
          <table:table-cell table:formula="of:=(ABS([.C14]-[.$O$2]))/[.C14]" office:value-type="float" office:value="4.96357369221618">
            <text:p>4.964</text:p>
          </table:table-cell>
          <table:table-cell office:value-type="float" office:value="15.8945850305106">
            <text:p>15.89</text:p>
          </table:table-cell>
          <table:table-cell office:value-type="float" office:value="13.7237475915222">
            <text:p>13.72</text:p>
          </table:table-cell>
          <table:table-cell office:value-type="float" office:value="39.676727403463">
            <text:p>39.68</text:p>
          </table:table-cell>
          <table:table-cell office:value-type="float" office:value="333151.064112458">
            <text:p>333151</text:p>
          </table:table-cell>
          <table:table-cell office:value-type="float" office:value="0.127589903037177">
            <text:p>0.128</text:p>
          </table:table-cell>
          <table:table-cell office:value-type="float" office:value="50.5468593179823">
            <text:p>50.55</text:p>
          </table:table-cell>
          <table:table-cell table:number-columns-repeated="5"/>
        </table:table-row>
        <table:table-row table:style-name="ro1">
          <table:table-cell office:value-type="string">
            <text:p>20231014T131811p11818</text:p>
          </table:table-cell>
          <table:table-cell table:formula="of:=1/([.D15]*0.7+[.E15]/100*0.3)" office:value-type="float" office:value="0.352556543236094">
            <text:p>0.35</text:p>
          </table:table-cell>
          <table:table-cell office:value-type="float" office:value="398.923802193138">
            <text:p>399</text:p>
          </table:table-cell>
          <table:table-cell table:formula="of:=(ABS([.C15]-[.$O$2]))/[.C15]" office:value-type="float" office:value="3.98842132021129">
            <text:p>3.988</text:p>
          </table:table-cell>
          <table:table-cell office:value-type="float" office:value="14.8431760003811">
            <text:p>14.84</text:p>
          </table:table-cell>
          <table:table-cell office:value-type="float" office:value="16.2159200385356">
            <text:p>16.22</text:p>
          </table:table-cell>
          <table:table-cell office:value-type="float" office:value="24.8119561032154">
            <text:p>24.81</text:p>
          </table:table-cell>
          <table:table-cell office:value-type="float" office:value="285097.248556463">
            <text:p>285097</text:p>
          </table:table-cell>
          <table:table-cell office:value-type="float" office:value="0.399842388070654">
            <text:p>0.400</text:p>
          </table:table-cell>
          <table:table-cell office:value-type="float" office:value="39.3739089972242">
            <text:p>39.37</text:p>
          </table:table-cell>
          <table:table-cell table:number-columns-repeated="5"/>
        </table:table-row>
        <table:table-row table:style-name="ro1">
          <table:table-cell office:value-type="string">
            <text:p>20231014T131814p11858</text:p>
          </table:table-cell>
          <table:table-cell table:formula="of:=1/([.D16]*0.7+[.E16]/100*0.3)" office:value-type="float" office:value="0.396239090611951">
            <text:p>0.40</text:p>
          </table:table-cell>
          <table:table-cell office:value-type="float" office:value="443.300488985231">
            <text:p>443</text:p>
          </table:table-cell>
          <table:table-cell table:formula="of:=(ABS([.C16]-[.$O$2]))/[.C16]" office:value-type="float" office:value="3.48905437608552">
            <text:p>3.489</text:p>
          </table:table-cell>
          <table:table-cell office:value-type="float" office:value="27.1302416571703">
            <text:p>27.13</text:p>
          </table:table-cell>
          <table:table-cell office:value-type="float" office:value="6.82085399170292">
            <text:p>6.82</text:p>
          </table:table-cell>
          <table:table-cell office:value-type="float" office:value="24.8119561032154">
            <text:p>24.81</text:p>
          </table:table-cell>
          <table:table-cell office:value-type="float" office:value="285097.248556463">
            <text:p>285097</text:p>
          </table:table-cell>
          <table:table-cell office:value-type="float" office:value="0.399842388070654">
            <text:p>0.400</text:p>
          </table:table-cell>
          <table:table-cell office:value-type="float" office:value="39.3739089972242">
            <text:p>39.37</text:p>
          </table:table-cell>
          <table:table-cell table:number-columns-repeated="5"/>
        </table:table-row>
        <table:table-row table:style-name="ro1">
          <table:table-cell office:value-type="string">
            <text:p>20231014T131753p11393</text:p>
          </table:table-cell>
          <table:table-cell table:formula="of:=1/([.D17]*0.7+[.E17]/100*0.3)" office:value-type="float" office:value="0.390060625159934">
            <text:p>0.39</text:p>
          </table:table-cell>
          <table:table-cell office:value-type="float" office:value="488.998760446216">
            <text:p>489</text:p>
          </table:table-cell>
          <table:table-cell table:formula="of:=(ABS([.C17]-[.$O$2]))/[.C17]" office:value-type="float" office:value="3.06953996812611">
            <text:p>3.070</text:p>
          </table:table-cell>
          <table:table-cell office:value-type="float" office:value="138.342020285651">
            <text:p>138.34</text:p>
          </table:table-cell>
          <table:table-cell office:value-type="float" office:value="8.88145958617878">
            <text:p>8.88</text:p>
          </table:table-cell>
          <table:table-cell office:value-type="float" office:value="16.4656861846978">
            <text:p>16.47</text:p>
          </table:table-cell>
          <table:table-cell office:value-type="float" office:value="210550.639634012">
            <text:p>210551</text:p>
          </table:table-cell>
          <table:table-cell office:value-type="float" office:value="0.355894961273508">
            <text:p>0.356</text:p>
          </table:table-cell>
          <table:table-cell office:value-type="float" office:value="94.7354488953458">
            <text:p>94.74</text:p>
          </table:table-cell>
          <table:table-cell table:number-columns-repeated="5"/>
        </table:table-row>
        <table:table-row table:style-name="ro1">
          <table:table-cell office:value-type="string">
            <text:p>20231014T131729p10913</text:p>
          </table:table-cell>
          <table:table-cell table:formula="of:=1/([.D18]*0.7+[.E18]/100*0.3)" office:value-type="float" office:value="0.414982361273035">
            <text:p>0.41</text:p>
          </table:table-cell>
          <table:table-cell office:value-type="float" office:value="459.755118257245">
            <text:p>460</text:p>
          </table:table-cell>
          <table:table-cell table:formula="of:=(ABS([.C18]-[.$O$2]))/[.C18]" office:value-type="float" office:value="3.32839118255676">
            <text:p>3.328</text:p>
          </table:table-cell>
          <table:table-cell office:value-type="float" office:value="26.6223825143628">
            <text:p>26.62</text:p>
          </table:table-cell>
          <table:table-cell office:value-type="float" office:value="17.8308044315992">
            <text:p>17.83</text:p>
          </table:table-cell>
          <table:table-cell office:value-type="float" office:value="12.7706445326498">
            <text:p>12.77</text:p>
          </table:table-cell>
          <table:table-cell office:value-type="float" office:value="323269.238407985">
            <text:p>323269</text:p>
          </table:table-cell>
          <table:table-cell office:value-type="float" office:value="0.100103604197085">
            <text:p>0.100</text:p>
          </table:table-cell>
          <table:table-cell office:value-type="float" office:value="24.7690514112036">
            <text:p>24.77</text:p>
          </table:table-cell>
          <table:table-cell table:number-columns-repeated="5"/>
        </table:table-row>
        <table:table-row table:style-name="ro1">
          <table:table-cell office:value-type="string">
            <text:p>20231014T131832p12277</text:p>
          </table:table-cell>
          <table:table-cell table:formula="of:=1/([.D19]*0.7+[.E19]/100*0.3)" office:value-type="float" office:value="0.5479608899237">
            <text:p>0.55</text:p>
          </table:table-cell>
          <table:table-cell office:value-type="float" office:value="565.299895054513">
            <text:p>565</text:p>
          </table:table-cell>
          <table:table-cell table:formula="of:=(ABS([.C19]-[.$O$2]))/[.C19]" office:value-type="float" office:value="2.52025538552081">
            <text:p>2.520</text:p>
          </table:table-cell>
          <table:table-cell office:value-type="float" office:value="20.2563308761862">
            <text:p>20.26</text:p>
          </table:table-cell>
          <table:table-cell office:value-type="float" office:value="16.9942196531792">
            <text:p>16.99</text:p>
          </table:table-cell>
          <table:table-cell office:value-type="float" office:value="35.1053211931601">
            <text:p>35.11</text:p>
          </table:table-cell>
          <table:table-cell office:value-type="float" office:value="307331.279033016">
            <text:p>307331</text:p>
          </table:table-cell>
          <table:table-cell office:value-type="float" office:value="0.0438453493616632">
            <text:p>0.044</text:p>
          </table:table-cell>
          <table:table-cell office:value-type="float" office:value="20.7234315904679">
            <text:p>20.72</text:p>
          </table:table-cell>
          <table:table-cell table:number-columns-repeated="5"/>
        </table:table-row>
        <table:table-row table:style-name="ro1">
          <table:table-cell office:value-type="string">
            <text:p>20231014T131720p10719</text:p>
          </table:table-cell>
          <table:table-cell table:formula="of:=1/([.D20]*0.7+[.E20]/100*0.3)" office:value-type="float" office:value="0.227035724828382">
            <text:p>0.23</text:p>
          </table:table-cell>
          <table:table-cell office:value-type="float" office:value="275.557367558761">
            <text:p>276</text:p>
          </table:table-cell>
          <table:table-cell table:formula="of:=(ABS([.C20]-[.$O$2]))/[.C20]" office:value-type="float" office:value="6.22172670478732">
            <text:p>6.222</text:p>
          </table:table-cell>
          <table:table-cell office:value-type="float" office:value="16.4614879216802">
            <text:p>16.46</text:p>
          </table:table-cell>
          <table:table-cell office:value-type="float" office:value="5.83340078923404">
            <text:p>5.83</text:p>
          </table:table-cell>
          <table:table-cell office:value-type="float" office:value="14.6835924025648">
            <text:p>14.68</text:p>
          </table:table-cell>
          <table:table-cell office:value-type="float" office:value="210260.990360471">
            <text:p>210261</text:p>
          </table:table-cell>
          <table:table-cell office:value-type="float" office:value="0.101553888213702">
            <text:p>0.102</text:p>
          </table:table-cell>
          <table:table-cell office:value-type="float" office:value="54.4740414110093">
            <text:p>54.47</text:p>
          </table:table-cell>
          <table:table-cell table:number-columns-repeated="5"/>
        </table:table-row>
        <table:table-row table:style-name="ro1">
          <table:table-cell office:value-type="string">
            <text:p>20231014T131826p12136</text:p>
          </table:table-cell>
          <table:table-cell table:formula="of:=1/([.D21]*0.7+[.E21]/100*0.3)" office:value-type="float" office:value="0.199117634549921">
            <text:p>0.20</text:p>
          </table:table-cell>
          <table:table-cell office:value-type="float" office:value="245.385717322024">
            <text:p>245</text:p>
          </table:table-cell>
          <table:table-cell table:formula="of:=(ABS([.C21]-[.$O$2]))/[.C21]" office:value-type="float" office:value="7.10968145056498">
            <text:p>7.110</text:p>
          </table:table-cell>
          <table:table-cell office:value-type="float" office:value="15.1266244071559">
            <text:p>15.13</text:p>
          </table:table-cell>
          <table:table-cell office:value-type="float" office:value="17.2138728323699">
            <text:p>17.21</text:p>
          </table:table-cell>
          <table:table-cell office:value-type="float" office:value="20.8061103906604">
            <text:p>20.81</text:p>
          </table:table-cell>
          <table:table-cell office:value-type="float" office:value="243146.063312863">
            <text:p>243146</text:p>
          </table:table-cell>
          <table:table-cell office:value-type="float" office:value="0.240346402065329">
            <text:p>0.240</text:p>
          </table:table-cell>
          <table:table-cell office:value-type="float" office:value="49.2147739434112">
            <text:p>49.21</text:p>
          </table:table-cell>
          <table:table-cell table:number-columns-repeated="5"/>
        </table:table-row>
        <table:table-row table:style-name="ro1">
          <table:table-cell office:value-type="string">
            <text:p>20231014T131808p11764</text:p>
          </table:table-cell>
          <table:table-cell table:formula="of:=1/([.D22]*0.7+[.E22]/100*0.3)" office:value-type="float" office:value="0.788473182532878">
            <text:p>0.79</text:p>
          </table:table-cell>
          <table:table-cell office:value-type="float" office:value="734.529596556798">
            <text:p>735</text:p>
          </table:table-cell>
          <table:table-cell table:formula="of:=(ABS([.C22]-[.$O$2]))/[.C22]" office:value-type="float" office:value="1.70921690470797">
            <text:p>1.709</text:p>
          </table:table-cell>
          <table:table-cell office:value-type="float" office:value="23.9407065489208">
            <text:p>23.94</text:p>
          </table:table-cell>
          <table:table-cell office:value-type="float" office:value="13.6366811175337">
            <text:p>13.64</text:p>
          </table:table-cell>
          <table:table-cell office:value-type="float" office:value="37.6363150767564">
            <text:p>37.64</text:p>
          </table:table-cell>
          <table:table-cell office:value-type="float" office:value="392358.451750265">
            <text:p>392358</text:p>
          </table:table-cell>
          <table:table-cell office:value-type="float" office:value="0.230295570470833">
            <text:p>0.230</text:p>
          </table:table-cell>
          <table:table-cell office:value-type="float" office:value="71.2973648451231">
            <text:p>71.30</text:p>
          </table:table-cell>
          <table:table-cell table:number-columns-repeated="5"/>
        </table:table-row>
        <table:table-row table:style-name="ro1">
          <table:table-cell office:value-type="string">
            <text:p>20231014T131823p12072</text:p>
          </table:table-cell>
          <table:table-cell table:formula="of:=1/([.D23]*0.7+[.E23]/100*0.3)" office:value-type="float" office:value="0.503078045296705">
            <text:p>0.50</text:p>
          </table:table-cell>
          <table:table-cell office:value-type="float" office:value="535.114783019748">
            <text:p>535</text:p>
          </table:table-cell>
          <table:table-cell table:formula="of:=(ABS([.C23]-[.$O$2]))/[.C23]" office:value-type="float" office:value="2.71882830216365">
            <text:p>2.719</text:p>
          </table:table-cell>
          <table:table-cell office:value-type="float" office:value="28.1944461519937">
            <text:p>28.19</text:p>
          </table:table-cell>
          <table:table-cell office:value-type="float" office:value="13.7156791907514">
            <text:p>13.72</text:p>
          </table:table-cell>
          <table:table-cell office:value-type="float" office:value="21.6591912980798">
            <text:p>21.66</text:p>
          </table:table-cell>
          <table:table-cell office:value-type="float" office:value="373410.139071314">
            <text:p>373410</text:p>
          </table:table-cell>
          <table:table-cell office:value-type="float" office:value="0.165254633001002">
            <text:p>0.165</text:p>
          </table:table-cell>
          <table:table-cell office:value-type="float" office:value="65.0745405893945">
            <text:p>65.07</text:p>
          </table:table-cell>
          <table:table-cell table:number-columns-repeated="5"/>
        </table:table-row>
        <table:table-row table:style-name="ro1">
          <table:table-cell office:value-type="string">
            <text:p>20231014T131714p10617</text:p>
          </table:table-cell>
          <table:table-cell table:formula="of:=1/([.D24]*0.7+[.E24]/100*0.3)" office:value-type="float" office:value="0.42669597600382">
            <text:p>0.43</text:p>
          </table:table-cell>
          <table:table-cell office:value-type="float" office:value="465.754094575185">
            <text:p>466</text:p>
          </table:table-cell>
          <table:table-cell table:formula="of:=(ABS([.C24]-[.$O$2]))/[.C24]" office:value-type="float" office:value="3.27264091325935">
            <text:p>3.273</text:p>
          </table:table-cell>
          <table:table-cell office:value-type="float" office:value="17.5801235933039">
            <text:p>17.58</text:p>
          </table:table-cell>
          <table:table-cell office:value-type="float" office:value="14.0546724470135">
            <text:p>14.05</text:p>
          </table:table-cell>
          <table:table-cell office:value-type="float" office:value="31.2885513803937">
            <text:p>31.29</text:p>
          </table:table-cell>
          <table:table-cell office:value-type="float" office:value="309945.414384353">
            <text:p>309945</text:p>
          </table:table-cell>
          <table:table-cell office:value-type="float" office:value="0.0509112735325045">
            <text:p>0.051</text:p>
          </table:table-cell>
          <table:table-cell office:value-type="float" office:value="54.5123777938501">
            <text:p>54.51</text:p>
          </table:table-cell>
          <table:table-cell table:number-columns-repeated="5"/>
        </table:table-row>
        <table:table-row table:style-name="ro1">
          <table:table-cell office:value-type="string">
            <text:p>20231014T131756p11456</text:p>
          </table:table-cell>
          <table:table-cell table:formula="of:=1/([.D25]*0.7+[.E25]/100*0.3)" office:value-type="float" office:value="0.562807039639247">
            <text:p>0.56</text:p>
          </table:table-cell>
          <table:table-cell office:value-type="float" office:value="578.308268749439">
            <text:p>578</text:p>
          </table:table-cell>
          <table:table-cell table:formula="of:=(ABS([.C25]-[.$O$2]))/[.C25]" office:value-type="float" office:value="2.44107132395542">
            <text:p>2.441</text:p>
          </table:table-cell>
          <table:table-cell office:value-type="float" office:value="22.6859945083053">
            <text:p>22.69</text:p>
          </table:table-cell>
          <table:table-cell office:value-type="float" office:value="7.32862818904224">
            <text:p>7.33</text:p>
          </table:table-cell>
          <table:table-cell office:value-type="float" office:value="24.7490841898943">
            <text:p>24.75</text:p>
          </table:table-cell>
          <table:table-cell office:value-type="float" office:value="340779.309842311">
            <text:p>340779</text:p>
          </table:table-cell>
          <table:table-cell office:value-type="float" office:value="0.271398701385199">
            <text:p>0.271</text:p>
          </table:table-cell>
          <table:table-cell office:value-type="float" office:value="46.8573392730511">
            <text:p>46.86</text:p>
          </table:table-cell>
          <table:table-cell table:number-columns-repeated="5"/>
        </table:table-row>
        <table:table-row table:style-name="ro1">
          <table:table-cell office:value-type="string">
            <text:p>20231014T131747p11265</text:p>
          </table:table-cell>
          <table:table-cell table:formula="of:=1/([.D26]*0.7+[.E26]/100*0.3)" office:value-type="float" office:value="0.202574939653091">
            <text:p>0.20</text:p>
          </table:table-cell>
          <table:table-cell office:value-type="float" office:value="250.442006627936">
            <text:p>250</text:p>
          </table:table-cell>
          <table:table-cell table:formula="of:=(ABS([.C26]-[.$O$2]))/[.C26]" office:value-type="float" office:value="6.94595134735684">
            <text:p>6.946</text:p>
          </table:table-cell>
          <table:table-cell office:value-type="float" office:value="24.7596066734319">
            <text:p>24.76</text:p>
          </table:table-cell>
          <table:table-cell office:value-type="float" office:value="17.5177023121387">
            <text:p>17.52</text:p>
          </table:table-cell>
          <table:table-cell office:value-type="float" office:value="14.1961156583748">
            <text:p>14.20</text:p>
          </table:table-cell>
          <table:table-cell office:value-type="float" office:value="281939.541510946">
            <text:p>281940</text:p>
          </table:table-cell>
          <table:table-cell office:value-type="float" office:value="0.269970292117684">
            <text:p>0.270</text:p>
          </table:table-cell>
          <table:table-cell office:value-type="float" office:value="37.5393985290049">
            <text:p>37.54</text:p>
          </table:table-cell>
          <table:table-cell table:number-columns-repeated="5"/>
        </table:table-row>
        <table:table-row table:style-name="ro1">
          <table:table-cell office:value-type="string">
            <text:p>20231014T131705p10476</text:p>
          </table:table-cell>
          <table:table-cell table:formula="of:=1/([.D27]*0.7+[.E27]/100*0.3)" office:value-type="float" office:value="0.331256199595778">
            <text:p>0.33</text:p>
          </table:table-cell>
          <table:table-cell office:value-type="float" office:value="380.522951438754">
            <text:p>381</text:p>
          </table:table-cell>
          <table:table-cell table:formula="of:=(ABS([.C27]-[.$O$2]))/[.C27]" office:value-type="float" office:value="4.22964513040758">
            <text:p>4.230</text:p>
          </table:table-cell>
          <table:table-cell office:value-type="float" office:value="19.353277963448">
            <text:p>19.35</text:p>
          </table:table-cell>
          <table:table-cell office:value-type="float" office:value="18.7719171483622">
            <text:p>18.77</text:p>
          </table:table-cell>
          <table:table-cell office:value-type="float" office:value="30.8391447197717">
            <text:p>30.84</text:p>
          </table:table-cell>
          <table:table-cell office:value-type="float" office:value="274939.126427734">
            <text:p>274939</text:p>
          </table:table-cell>
          <table:table-cell office:value-type="float" office:value="0.193094733627044">
            <text:p>0.193</text:p>
          </table:table-cell>
          <table:table-cell office:value-type="float" office:value="32.9931053284225">
            <text:p>32.99</text:p>
          </table:table-cell>
          <table:table-cell table:number-columns-repeated="5"/>
        </table:table-row>
        <table:table-row table:style-name="ro1">
          <table:table-cell office:value-type="string">
            <text:p>20231014T131741p11161</text:p>
          </table:table-cell>
          <table:table-cell table:formula="of:=1/([.D28]*0.7+[.E28]/100*0.3)" office:value-type="float" office:value="0.61129292506044">
            <text:p>0.61</text:p>
          </table:table-cell>
          <table:table-cell office:value-type="float" office:value="612.335259809219">
            <text:p>612</text:p>
          </table:table-cell>
          <table:table-cell table:formula="of:=(ABS([.C28]-[.$O$2]))/[.C28]" office:value-type="float" office:value="2.24985368410764">
            <text:p>2.250</text:p>
          </table:table-cell>
          <table:table-cell office:value-type="float" office:value="20.3264538764282">
            <text:p>20.33</text:p>
          </table:table-cell>
          <table:table-cell office:value-type="float" office:value="17.7006262042389">
            <text:p>17.70</text:p>
          </table:table-cell>
          <table:table-cell office:value-type="float" office:value="34.6471868672407">
            <text:p>34.65</text:p>
          </table:table-cell>
          <table:table-cell office:value-type="float" office:value="279585.853954174">
            <text:p>279586</text:p>
          </table:table-cell>
          <table:table-cell office:value-type="float" office:value="0.206000240701126">
            <text:p>0.206</text:p>
          </table:table-cell>
          <table:table-cell office:value-type="float" office:value="16.6618441281673">
            <text:p>16.66</text:p>
          </table:table-cell>
          <table:table-cell table:number-columns-repeated="5"/>
        </table:table-row>
        <table:table-row table:style-name="ro1">
          <table:table-cell office:value-type="string">
            <text:p>20231014T131835p12350</text:p>
          </table:table-cell>
          <table:table-cell table:formula="of:=1/([.D29]*0.7+[.E29]/100*0.3)" office:value-type="float" office:value="0.279522324920175">
            <text:p>0.28</text:p>
          </table:table-cell>
          <table:table-cell office:value-type="float" office:value="329.978335479455">
            <text:p>330</text:p>
          </table:table-cell>
          <table:table-cell table:formula="of:=(ABS([.C29]-[.$O$2]))/[.C29]" office:value-type="float" office:value="5.0306989460643">
            <text:p>5.031</text:p>
          </table:table-cell>
          <table:table-cell office:value-type="float" office:value="18.6808385106245">
            <text:p>18.68</text:p>
          </table:table-cell>
          <table:table-cell office:value-type="float" office:value="8.43777590918646">
            <text:p>8.44</text:p>
          </table:table-cell>
          <table:table-cell office:value-type="float" office:value="30.7314868225553">
            <text:p>30.73</text:p>
          </table:table-cell>
          <table:table-cell office:value-type="float" office:value="272383.821027396">
            <text:p>272384</text:p>
          </table:table-cell>
          <table:table-cell office:value-type="float" office:value="0.0694245862044027">
            <text:p>0.069</text:p>
          </table:table-cell>
          <table:table-cell office:value-type="float" office:value="21.2380887760769">
            <text:p>21.24</text:p>
          </table:table-cell>
          <table:table-cell table:number-columns-repeated="5"/>
        </table:table-row>
        <table:table-row table:style-name="ro1">
          <table:table-cell office:value-type="string">
            <text:p>20231014T131848p12644</text:p>
          </table:table-cell>
          <table:table-cell table:formula="of:=1/([.D30]*0.7+[.E30]/100*0.3)" office:value-type="float" office:value="1.65082510568188">
            <text:p>1.65</text:p>
          </table:table-cell>
          <table:table-cell office:value-type="float" office:value="1357.23228773998">
            <text:p>1357</text:p>
          </table:table-cell>
          <table:table-cell table:formula="of:=(ABS([.C30]-[.$O$2]))/[.C30]" office:value-type="float" office:value="0.466219171158745">
            <text:p>0.466</text:p>
          </table:table-cell>
          <table:table-cell office:value-type="float" office:value="93.1347562022416">
            <text:p>93.13</text:p>
          </table:table-cell>
          <table:table-cell office:value-type="float" office:value="10.7037572254335">
            <text:p>10.70</text:p>
          </table:table-cell>
          <table:table-cell office:value-type="float" office:value="35.2710423266339">
            <text:p>35.27</text:p>
          </table:table-cell>
          <table:table-cell office:value-type="float" office:value="235769.961524491">
            <text:p>235770</text:p>
          </table:table-cell>
          <table:table-cell office:value-type="float" office:value="0.257632500059938">
            <text:p>0.258</text:p>
          </table:table-cell>
          <table:table-cell office:value-type="float" office:value="98.6207920206854">
            <text:p>98.62</text:p>
          </table:table-cell>
          <table:table-cell table:number-columns-repeated="5"/>
        </table:table-row>
        <table:table-row table:style-name="ro1">
          <table:table-cell office:value-type="string">
            <text:p>20231014T131750p11316</text:p>
          </table:table-cell>
          <table:table-cell table:formula="of:=1/([.D31]*0.7+[.E31]/100*0.3)" office:value-type="float" office:value="1.45050324347335">
            <text:p>1.45</text:p>
          </table:table-cell>
          <table:table-cell office:value-type="float" office:value="1106.02217092139">
            <text:p>1106</text:p>
          </table:table-cell>
          <table:table-cell table:formula="of:=(ABS([.C31]-[.$O$2]))/[.C31]" office:value-type="float" office:value="0.799240605043385">
            <text:p>0.799</text:p>
          </table:table-cell>
          <table:table-cell office:value-type="float" office:value="43.3158257077094">
            <text:p>43.32</text:p>
          </table:table-cell>
          <table:table-cell office:value-type="float" office:value="7.19912768056493">
            <text:p>7.20</text:p>
          </table:table-cell>
          <table:table-cell office:value-type="float" office:value="20.0733597383388">
            <text:p>20.07</text:p>
          </table:table-cell>
          <table:table-cell office:value-type="float" office:value="389041.790421055">
            <text:p>389042</text:p>
          </table:table-cell>
          <table:table-cell office:value-type="float" office:value="0.378053396282549">
            <text:p>0.378</text:p>
          </table:table-cell>
          <table:table-cell office:value-type="float" office:value="1.76266973557291">
            <text:p>1.76</text:p>
          </table:table-cell>
          <table:table-cell table:number-columns-repeated="5"/>
        </table:table-row>
        <table:table-row table:style-name="ro1">
          <table:table-cell office:value-type="string">
            <text:p>20231014T131708p10533</text:p>
          </table:table-cell>
          <table:table-cell table:formula="of:=1/([.D32]*0.7+[.E32]/100*0.3)" office:value-type="float" office:value="0.587998982218005">
            <text:p>0.59</text:p>
          </table:table-cell>
          <table:table-cell office:value-type="float" office:value="630.521293679915">
            <text:p>631</text:p>
          </table:table-cell>
          <table:table-cell table:formula="of:=(ABS([.C32]-[.$O$2]))/[.C32]" office:value-type="float" office:value="2.15611862747054">
            <text:p>2.156</text:p>
          </table:table-cell>
          <table:table-cell office:value-type="float" office:value="63.8000588763513">
            <text:p>63.80</text:p>
          </table:table-cell>
          <table:table-cell office:value-type="float" office:value="15.8445327552987">
            <text:p>15.84</text:p>
          </table:table-cell>
          <table:table-cell office:value-type="float" office:value="35.9387485544592">
            <text:p>35.94</text:p>
          </table:table-cell>
          <table:table-cell office:value-type="float" office:value="335501.268130429">
            <text:p>335501</text:p>
          </table:table-cell>
          <table:table-cell office:value-type="float" office:value="0.32588289557997">
            <text:p>0.326</text:p>
          </table:table-cell>
          <table:table-cell office:value-type="float" office:value="11.2710126217917">
            <text:p>11.27</text:p>
          </table:table-cell>
          <table:table-cell table:number-columns-repeated="5"/>
        </table:table-row>
        <table:table-row table:style-name="ro1">
          <table:table-cell office:value-type="string">
            <text:p>20231014T131844p12562</text:p>
          </table:table-cell>
          <table:table-cell table:formula="of:=1/([.D33]*0.7+[.E33]/100*0.3)" office:value-type="float" office:value="1.34220015155758">
            <text:p>1.34</text:p>
          </table:table-cell>
          <table:table-cell office:value-type="float" office:value="1081.95153628963">
            <text:p>1082</text:p>
          </table:table-cell>
          <table:table-cell table:formula="of:=(ABS([.C33]-[.$O$2]))/[.C33]" office:value-type="float" office:value="0.839269073755714">
            <text:p>0.839</text:p>
          </table:table-cell>
          <table:table-cell office:value-type="float" office:value="52.5190040049373">
            <text:p>52.52</text:p>
          </table:table-cell>
          <table:table-cell office:value-type="float" office:value="4.499645928174">
            <text:p>4.50</text:p>
          </table:table-cell>
          <table:table-cell office:value-type="float" office:value="35.2710423266339">
            <text:p>35.27</text:p>
          </table:table-cell>
          <table:table-cell office:value-type="float" office:value="235769.961524491">
            <text:p>235770</text:p>
          </table:table-cell>
          <table:table-cell office:value-type="float" office:value="0.257632500059938">
            <text:p>0.258</text:p>
          </table:table-cell>
          <table:table-cell office:value-type="float" office:value="98.6207920206854">
            <text:p>98.62</text:p>
          </table:table-cell>
          <table:table-cell table:number-columns-repeated="5"/>
        </table:table-row>
        <table:table-row table:style-name="ro1">
          <table:table-cell office:value-type="string">
            <text:p>20231014T131744p11201</text:p>
          </table:table-cell>
          <table:table-cell table:formula="of:=1/([.D34]*0.7+[.E34]/100*0.3)" office:value-type="float" office:value="0.478715387150322">
            <text:p>0.48</text:p>
          </table:table-cell>
          <table:table-cell office:value-type="float" office:value="511.359748074579">
            <text:p>511</text:p>
          </table:table-cell>
          <table:table-cell table:formula="of:=(ABS([.C34]-[.$O$2]))/[.C34]" office:value-type="float" office:value="2.89158514625553">
            <text:p>2.892</text:p>
          </table:table-cell>
          <table:table-cell office:value-type="float" office:value="21.6047564623696">
            <text:p>21.60</text:p>
          </table:table-cell>
          <table:table-cell office:value-type="float" office:value="6.14332009199247">
            <text:p>6.14</text:p>
          </table:table-cell>
          <table:table-cell office:value-type="float" office:value="30.5121226838836">
            <text:p>30.51</text:p>
          </table:table-cell>
          <table:table-cell office:value-type="float" office:value="253748.058765333">
            <text:p>253748</text:p>
          </table:table-cell>
          <table:table-cell office:value-type="float" office:value="0.197899675732768">
            <text:p>0.198</text:p>
          </table:table-cell>
          <table:table-cell office:value-type="float" office:value="85.8638413887979">
            <text:p>85.86</text:p>
          </table:table-cell>
          <table:table-cell table:number-columns-repeated="5"/>
        </table:table-row>
        <table:table-row table:style-name="ro1">
          <table:table-cell office:value-type="string">
            <text:p>20231014T131702p10444</text:p>
          </table:table-cell>
          <table:table-cell table:formula="of:=1/([.D35]*0.7+[.E35]/100*0.3)" office:value-type="float" office:value="0.591129602700293">
            <text:p>0.59</text:p>
          </table:table-cell>
          <table:table-cell office:value-type="float" office:value="591.951884648019">
            <text:p>592</text:p>
          </table:table-cell>
          <table:table-cell table:formula="of:=(ABS([.C35]-[.$O$2]))/[.C35]" office:value-type="float" office:value="2.36175971664196">
            <text:p>2.362</text:p>
          </table:table-cell>
          <table:table-cell office:value-type="float" office:value="12.8148671152677">
            <text:p>12.81</text:p>
          </table:table-cell>
          <table:table-cell office:value-type="float" office:value="7.71146286493003">
            <text:p>7.71</text:p>
          </table:table-cell>
          <table:table-cell office:value-type="float" office:value="23.9902701267109">
            <text:p>23.99</text:p>
          </table:table-cell>
          <table:table-cell office:value-type="float" office:value="345421.843678805">
            <text:p>345422</text:p>
          </table:table-cell>
          <table:table-cell office:value-type="float" office:value="0.396761808361778">
            <text:p>0.397</text:p>
          </table:table-cell>
          <table:table-cell office:value-type="float" office:value="8.41816149503831">
            <text:p>8.42</text:p>
          </table:table-cell>
          <table:table-cell table:number-columns-repeated="5"/>
        </table:table-row>
        <table:table-row table:style-name="ro1">
          <table:table-cell office:value-type="string">
            <text:p>20231014T131726p10861</text:p>
          </table:table-cell>
          <table:table-cell table:formula="of:=1/([.D36]*0.7+[.E36]/100*0.3)" office:value-type="float" office:value="6.36031615471316">
            <text:p>6.36</text:p>
          </table:table-cell>
          <table:table-cell office:value-type="float" office:value="1732.26593764347">
            <text:p>1732</text:p>
          </table:table-cell>
          <table:table-cell table:formula="of:=(ABS([.C36]-[.$O$2]))/[.C36]" office:value-type="float" office:value="0.148784350460152">
            <text:p>0.149</text:p>
          </table:table-cell>
          <table:table-cell office:value-type="float" office:value="17.6919478177039">
            <text:p>17.69</text:p>
          </table:table-cell>
          <table:table-cell office:value-type="float" office:value="26.9477360308285">
            <text:p>26.95</text:p>
          </table:table-cell>
          <table:table-cell office:value-type="float" office:value="30.2227323304299">
            <text:p>30.22</text:p>
          </table:table-cell>
          <table:table-cell office:value-type="float" office:value="397484.404774651">
            <text:p>397484</text:p>
          </table:table-cell>
          <table:table-cell office:value-type="float" office:value="0.218653769751474">
            <text:p>0.219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4T131805p11704</text:p>
          </table:table-cell>
          <table:table-cell table:formula="of:=1/([.D37]*0.7+[.E37]/100*0.3)" office:value-type="float" office:value="1.72995516151477">
            <text:p>1.73</text:p>
          </table:table-cell>
          <table:table-cell office:value-type="float" office:value="1181.32487436647">
            <text:p>1181</text:p>
          </table:table-cell>
          <table:table-cell table:formula="of:=(ABS([.C37]-[.$O$2]))/[.C37]" office:value-type="float" office:value="0.684549308307092">
            <text:p>0.685</text:p>
          </table:table-cell>
          <table:table-cell office:value-type="float" office:value="32.955049424169">
            <text:p>32.96</text:p>
          </table:table-cell>
          <table:table-cell office:value-type="float" office:value="7.59994772608468">
            <text:p>7.60</text:p>
          </table:table-cell>
          <table:table-cell office:value-type="float" office:value="31.590085279011">
            <text:p>31.59</text:p>
          </table:table-cell>
          <table:table-cell office:value-type="float" office:value="363013.312348507">
            <text:p>363013</text:p>
          </table:table-cell>
          <table:table-cell office:value-type="float" office:value="0.142285471466798">
            <text:p>0.142</text:p>
          </table:table-cell>
          <table:table-cell office:value-type="float" office:value="6.46560024571028">
            <text:p>6.47</text:p>
          </table:table-cell>
          <table:table-cell table:number-columns-repeated="5"/>
        </table:table-row>
        <table:table-row table:style-name="ro1">
          <table:table-cell office:value-type="string">
            <text:p>20231014T131732p10969</text:p>
          </table:table-cell>
          <table:table-cell table:formula="of:=1/([.D38]*0.7+[.E38]/100*0.3)" office:value-type="float" office:value="1.01814941212132">
            <text:p>1.02</text:p>
          </table:table-cell>
          <table:table-cell office:value-type="float" office:value="882.448946740773">
            <text:p>882</text:p>
          </table:table-cell>
          <table:table-cell table:formula="of:=(ABS([.C38]-[.$O$2]))/[.C38]" office:value-type="float" office:value="1.25508796554163">
            <text:p>1.255</text:p>
          </table:table-cell>
          <table:table-cell office:value-type="float" office:value="34.5375137644684">
            <text:p>34.54</text:p>
          </table:table-cell>
          <table:table-cell office:value-type="float" office:value="18.4041425818882">
            <text:p>18.40</text:p>
          </table:table-cell>
          <table:table-cell office:value-type="float" office:value="30.6941485086098">
            <text:p>30.69</text:p>
          </table:table-cell>
          <table:table-cell office:value-type="float" office:value="357045.418137735">
            <text:p>357045</text:p>
          </table:table-cell>
          <table:table-cell office:value-type="float" office:value="0.111255493928211">
            <text:p>0.111</text:p>
          </table:table-cell>
          <table:table-cell office:value-type="float" office:value="3.08941383518124">
            <text:p>3.09</text:p>
          </table:table-cell>
          <table:table-cell table:number-columns-repeated="5"/>
        </table:table-row>
        <table:table-row table:style-name="ro1">
          <table:table-cell office:value-type="string">
            <text:p>20231014T131735p11022</text:p>
          </table:table-cell>
          <table:table-cell table:formula="of:=1/([.D39]*0.7+[.E39]/100*0.3)" office:value-type="float" office:value="0.542066280020877">
            <text:p>0.54</text:p>
          </table:table-cell>
          <table:table-cell office:value-type="float" office:value="565.894602030555">
            <text:p>566</text:p>
          </table:table-cell>
          <table:table-cell table:formula="of:=(ABS([.C39]-[.$O$2]))/[.C39]" office:value-type="float" office:value="2.51655589726327">
            <text:p>2.517</text:p>
          </table:table-cell>
          <table:table-cell office:value-type="float" office:value="27.7345754424422">
            <text:p>27.73</text:p>
          </table:table-cell>
          <table:table-cell office:value-type="float" office:value="7.9449574981635">
            <text:p>7.94</text:p>
          </table:table-cell>
          <table:table-cell office:value-type="float" office:value="30.5322584916676">
            <text:p>30.53</text:p>
          </table:table-cell>
          <table:table-cell office:value-type="float" office:value="233057.631406695">
            <text:p>233058</text:p>
          </table:table-cell>
          <table:table-cell office:value-type="float" office:value="0.168723300478939">
            <text:p>0.169</text:p>
          </table:table-cell>
          <table:table-cell office:value-type="float" office:value="4.57515091388417">
            <text:p>4.58</text:p>
          </table:table-cell>
          <table:table-cell table:number-columns-repeated="5"/>
        </table:table-row>
        <table:table-row table:style-name="ro1">
          <table:table-cell office:value-type="string">
            <text:p>20231014T212204p50697</text:p>
          </table:table-cell>
          <table:table-cell table:formula="of:=1/([.D40]*0.7+[.E40]/100*0.3)" office:value-type="float" office:value="0.613949909171385">
            <text:p>0.61</text:p>
          </table:table-cell>
          <table:table-cell office:value-type="float" office:value="617.229766370598">
            <text:p>617</text:p>
          </table:table-cell>
          <table:table-cell table:formula="of:=(ABS([.C40]-[.$O$2]))/[.C40]" office:value-type="float" office:value="2.22408300510439">
            <text:p>2.224</text:p>
          </table:table-cell>
          <table:table-cell office:value-type="float" office:value="23.9797569035047">
            <text:p>23.98</text:p>
          </table:table-cell>
          <table:table-cell office:value-type="float" office:value="4.39653951229384">
            <text:p>4.40</text:p>
          </table:table-cell>
          <table:table-cell office:value-type="float" office:value="10.4531384186327">
            <text:p>10.45</text:p>
          </table:table-cell>
          <table:table-cell office:value-type="float" office:value="367144.739395043">
            <text:p>367145</text:p>
          </table:table-cell>
          <table:table-cell office:value-type="float" office:value="0.162901533517563">
            <text:p>0.163</text:p>
          </table:table-cell>
          <table:table-cell office:value-type="float" office:value="71.2973648451231">
            <text:p>71.30</text:p>
          </table:table-cell>
          <table:table-cell table:number-columns-repeated="5"/>
        </table:table-row>
        <table:table-row table:style-name="ro1">
          <table:table-cell office:value-type="string">
            <text:p>20231014T212107p49482</text:p>
          </table:table-cell>
          <table:table-cell table:formula="of:=1/([.D41]*0.7+[.E41]/100*0.3)" office:value-type="float" office:value="0.604106249788394">
            <text:p>0.60</text:p>
          </table:table-cell>
          <table:table-cell office:value-type="float" office:value="609.867112338624">
            <text:p>610</text:p>
          </table:table-cell>
          <table:table-cell table:formula="of:=(ABS([.C41]-[.$O$2]))/[.C41]" office:value-type="float" office:value="2.26300592332165">
            <text:p>2.263</text:p>
          </table:table-cell>
          <table:table-cell office:value-type="float" office:value="23.744600614179">
            <text:p>23.74</text:p>
          </table:table-cell>
          <table:table-cell office:value-type="float" office:value="4.7587253414264">
            <text:p>4.76</text:p>
          </table:table-cell>
          <table:table-cell office:value-type="float" office:value="34.9482964713825">
            <text:p>34.95</text:p>
          </table:table-cell>
          <table:table-cell office:value-type="float" office:value="267077.527131452">
            <text:p>267078</text:p>
          </table:table-cell>
          <table:table-cell office:value-type="float" office:value="0.230295570470833">
            <text:p>0.230</text:p>
          </table:table-cell>
          <table:table-cell office:value-type="float" office:value="73.8603791923464">
            <text:p>73.86</text:p>
          </table:table-cell>
          <table:table-cell table:number-columns-repeated="5"/>
        </table:table-row>
        <table:table-row table:style-name="ro1">
          <table:table-cell office:value-type="string">
            <text:p>20231014T212028p48835</text:p>
          </table:table-cell>
          <table:table-cell table:formula="of:=1/([.D42]*0.7+[.E42]/100*0.3)" office:value-type="float" office:value="0.395297970632506">
            <text:p>0.40</text:p>
          </table:table-cell>
          <table:table-cell office:value-type="float" office:value="460.784856837786">
            <text:p>461</text:p>
          </table:table-cell>
          <table:table-cell table:formula="of:=(ABS([.C42]-[.$O$2]))/[.C42]" office:value-type="float" office:value="3.3187183139149">
            <text:p>3.319</text:p>
          </table:table-cell>
          <table:table-cell office:value-type="float" office:value="68.8781424429938">
            <text:p>68.88</text:p>
          </table:table-cell>
          <table:table-cell office:value-type="float" office:value="4.73768949294302">
            <text:p>4.74</text:p>
          </table:table-cell>
          <table:table-cell office:value-type="float" office:value="16.127984037396">
            <text:p>16.13</text:p>
          </table:table-cell>
          <table:table-cell office:value-type="float" office:value="226577.666907587">
            <text:p>226578</text:p>
          </table:table-cell>
          <table:table-cell office:value-type="float" office:value="0.378053396282549">
            <text:p>0.378</text:p>
          </table:table-cell>
          <table:table-cell office:value-type="float" office:value="51.547411380373">
            <text:p>51.55</text:p>
          </table:table-cell>
          <table:table-cell table:number-columns-repeated="5"/>
        </table:table-row>
        <table:table-row table:style-name="ro1">
          <table:table-cell office:value-type="string">
            <text:p>20231014T212119p49729</text:p>
          </table:table-cell>
          <table:table-cell table:formula="of:=1/([.D43]*0.7+[.E43]/100*0.3)" office:value-type="float" office:value="0.590571304762578">
            <text:p>0.59</text:p>
          </table:table-cell>
          <table:table-cell office:value-type="float" office:value="614.129558508396">
            <text:p>614</text:p>
          </table:table-cell>
          <table:table-cell table:formula="of:=(ABS([.C43]-[.$O$2]))/[.C43]" office:value-type="float" office:value="2.24035860581818">
            <text:p>2.240</text:p>
          </table:table-cell>
          <table:table-cell office:value-type="float" office:value="41.6748696968971">
            <text:p>41.67</text:p>
          </table:table-cell>
          <table:table-cell office:value-type="float" office:value="11.5105973025048">
            <text:p>11.51</text:p>
          </table:table-cell>
          <table:table-cell office:value-type="float" office:value="25.3930365281268">
            <text:p>25.39</text:p>
          </table:table-cell>
          <table:table-cell office:value-type="float" office:value="257434.113221472">
            <text:p>257434</text:p>
          </table:table-cell>
          <table:table-cell office:value-type="float" office:value="0.358162377081975">
            <text:p>0.358</text:p>
          </table:table-cell>
          <table:table-cell office:value-type="float" office:value="59.6485755128628">
            <text:p>59.65</text:p>
          </table:table-cell>
          <table:table-cell table:number-columns-repeated="5"/>
        </table:table-row>
        <table:table-row table:style-name="ro1">
          <table:table-cell office:value-type="string">
            <text:p>20231014T212140p50176</text:p>
          </table:table-cell>
          <table:table-cell table:formula="of:=1/([.D44]*0.7+[.E44]/100*0.3)" office:value-type="float" office:value="0.569491883061787">
            <text:p>0.57</text:p>
          </table:table-cell>
          <table:table-cell office:value-type="float" office:value="629.646642986646">
            <text:p>630</text:p>
          </table:table-cell>
          <table:table-cell table:formula="of:=(ABS([.C44]-[.$O$2]))/[.C44]" office:value-type="float" office:value="2.16050283467041">
            <text:p>2.161</text:p>
          </table:table-cell>
          <table:table-cell office:value-type="float" office:value="81.1997646512574">
            <text:p>81.20</text:p>
          </table:table-cell>
          <table:table-cell office:value-type="float" office:value="10.5545520231214">
            <text:p>10.55</text:p>
          </table:table-cell>
          <table:table-cell office:value-type="float" office:value="10.1894994055649">
            <text:p>10.19</text:p>
          </table:table-cell>
          <table:table-cell office:value-type="float" office:value="233985.736671451">
            <text:p>233986</text:p>
          </table:table-cell>
          <table:table-cell office:value-type="float" office:value="0.245372124982044">
            <text:p>0.245</text:p>
          </table:table-cell>
          <table:table-cell office:value-type="float" office:value="68.0795105716248">
            <text:p>68.08</text:p>
          </table:table-cell>
          <table:table-cell table:number-columns-repeated="5"/>
        </table:table-row>
        <table:table-row table:style-name="ro1">
          <table:table-cell office:value-type="string">
            <text:p>20231014T212155p50518</text:p>
          </table:table-cell>
          <table:table-cell table:formula="of:=1/([.D45]*0.7+[.E45]/100*0.3)" office:value-type="float" office:value="0.283726753907782">
            <text:p>0.28</text:p>
          </table:table-cell>
          <table:table-cell office:value-type="float" office:value="348.553637653819">
            <text:p>349</text:p>
          </table:table-cell>
          <table:table-cell table:formula="of:=(ABS([.C45]-[.$O$2]))/[.C45]" office:value-type="float" office:value="4.709307793759">
            <text:p>4.709</text:p>
          </table:table-cell>
          <table:table-cell office:value-type="float" office:value="76.0007879364156">
            <text:p>76.00</text:p>
          </table:table-cell>
          <table:table-cell office:value-type="float" office:value="5.12545739675902">
            <text:p>5.13</text:p>
          </table:table-cell>
          <table:table-cell office:value-type="float" office:value="31.590085279011">
            <text:p>31.59</text:p>
          </table:table-cell>
          <table:table-cell office:value-type="float" office:value="235608.225469905">
            <text:p>235608</text:p>
          </table:table-cell>
          <table:table-cell office:value-type="float" office:value="0.373704594389478">
            <text:p>0.374</text:p>
          </table:table-cell>
          <table:table-cell office:value-type="float" office:value="50.7698587004936">
            <text:p>50.77</text:p>
          </table:table-cell>
          <table:table-cell table:number-columns-repeated="5"/>
        </table:table-row>
        <table:table-row table:style-name="ro1">
          <table:table-cell office:value-type="string">
            <text:p>20231014T212131p49969</text:p>
          </table:table-cell>
          <table:table-cell table:formula="of:=1/([.D46]*0.7+[.E46]/100*0.3)" office:value-type="float" office:value="0.409858194471215">
            <text:p>0.41</text:p>
          </table:table-cell>
          <table:table-cell office:value-type="float" office:value="477.821888861676">
            <text:p>478</text:p>
          </table:table-cell>
          <table:table-cell table:formula="of:=(ABS([.C46]-[.$O$2]))/[.C46]" office:value-type="float" office:value="3.16473176802514">
            <text:p>3.165</text:p>
          </table:table-cell>
          <table:table-cell office:value-type="float" office:value="74.8520076305953">
            <text:p>74.85</text:p>
          </table:table-cell>
          <table:table-cell office:value-type="float" office:value="5.95785692603461">
            <text:p>5.96</text:p>
          </table:table-cell>
          <table:table-cell office:value-type="float" office:value="29.298375454252">
            <text:p>29.30</text:p>
          </table:table-cell>
          <table:table-cell office:value-type="float" office:value="235769.961524491">
            <text:p>235770</text:p>
          </table:table-cell>
          <table:table-cell office:value-type="float" office:value="0.265617969851902">
            <text:p>0.266</text:p>
          </table:table-cell>
          <table:table-cell office:value-type="float" office:value="47.7455658097414">
            <text:p>47.75</text:p>
          </table:table-cell>
          <table:table-cell table:number-columns-repeated="5"/>
        </table:table-row>
        <table:table-row table:style-name="ro1">
          <table:table-cell office:value-type="string">
            <text:p>20231014T212052p49224</text:p>
          </table:table-cell>
          <table:table-cell table:formula="of:=1/([.D47]*0.7+[.E47]/100*0.3)" office:value-type="float" office:value="0.422039622232113">
            <text:p>0.42</text:p>
          </table:table-cell>
          <table:table-cell office:value-type="float" office:value="480.11975620006">
            <text:p>480</text:p>
          </table:table-cell>
          <table:table-cell table:formula="of:=(ABS([.C47]-[.$O$2]))/[.C47]" office:value-type="float" office:value="3.14479923873574">
            <text:p>3.145</text:p>
          </table:table-cell>
          <table:table-cell office:value-type="float" office:value="56.0287694683767">
            <text:p>56.03</text:p>
          </table:table-cell>
          <table:table-cell office:value-type="float" office:value="12.1062138728324">
            <text:p>12.11</text:p>
          </table:table-cell>
          <table:table-cell office:value-type="float" office:value="15.9043915036342">
            <text:p>15.90</text:p>
          </table:table-cell>
          <table:table-cell office:value-type="float" office:value="237931.729388959">
            <text:p>237932</text:p>
          </table:table-cell>
          <table:table-cell office:value-type="float" office:value="0.218653769751474">
            <text:p>0.219</text:p>
          </table:table-cell>
          <table:table-cell office:value-type="float" office:value="59.5037065469593">
            <text:p>59.50</text:p>
          </table:table-cell>
          <table:table-cell table:number-columns-repeated="5"/>
        </table:table-row>
        <table:table-row table:style-name="ro1">
          <table:table-cell office:value-type="string">
            <text:p>20231014T212046p49105</text:p>
          </table:table-cell>
          <table:table-cell table:formula="of:=1/([.D48]*0.7+[.E48]/100*0.3)" office:value-type="float" office:value="0.502246964459984">
            <text:p>0.50</text:p>
          </table:table-cell>
          <table:table-cell office:value-type="float" office:value="570.645557379538">
            <text:p>571</text:p>
          </table:table-cell>
          <table:table-cell table:formula="of:=(ABS([.C48]-[.$O$2]))/[.C48]" office:value-type="float" office:value="2.48727852914212">
            <text:p>2.487</text:p>
          </table:table-cell>
          <table:table-cell office:value-type="float" office:value="83.3191272845185">
            <text:p>83.32</text:p>
          </table:table-cell>
          <table:table-cell office:value-type="float" office:value="14.9881984585742">
            <text:p>14.99</text:p>
          </table:table-cell>
          <table:table-cell office:value-type="float" office:value="31.8115449169234">
            <text:p>31.81</text:p>
          </table:table-cell>
          <table:table-cell office:value-type="float" office:value="303066.696338009">
            <text:p>303067</text:p>
          </table:table-cell>
          <table:table-cell office:value-type="float" office:value="0.211069811584669">
            <text:p>0.211</text:p>
          </table:table-cell>
          <table:table-cell office:value-type="float" office:value="36.3240571809497">
            <text:p>36.32</text:p>
          </table:table-cell>
          <table:table-cell table:number-columns-repeated="5"/>
        </table:table-row>
        <table:table-row table:style-name="ro1">
          <table:table-cell office:value-type="string">
            <text:p>20231014T212043p49061</text:p>
          </table:table-cell>
          <table:table-cell table:formula="of:=1/([.D49]*0.7+[.E49]/100*0.3)" office:value-type="float" office:value="0.593806544253065">
            <text:p>0.59</text:p>
          </table:table-cell>
          <table:table-cell office:value-type="float" office:value="599.440663115606">
            <text:p>599</text:p>
          </table:table-cell>
          <table:table-cell table:formula="of:=(ABS([.C49]-[.$O$2]))/[.C49]" office:value-type="float" office:value="2.31976144170289">
            <text:p>2.320</text:p>
          </table:table-cell>
          <table:table-cell office:value-type="float" office:value="20.0723803140346">
            <text:p>20.07</text:p>
          </table:table-cell>
          <table:table-cell office:value-type="float" office:value="15.0591281310212">
            <text:p>15.06</text:p>
          </table:table-cell>
          <table:table-cell office:value-type="float" office:value="38.0734762287047">
            <text:p>38.07</text:p>
          </table:table-cell>
          <table:table-cell office:value-type="float" office:value="290028.362408838">
            <text:p>290028</text:p>
          </table:table-cell>
          <table:table-cell office:value-type="float" office:value="0.245372124982044">
            <text:p>0.245</text:p>
          </table:table-cell>
          <table:table-cell office:value-type="float" office:value="48.5672536220208">
            <text:p>48.57</text:p>
          </table:table-cell>
          <table:table-cell table:number-columns-repeated="5"/>
        </table:table-row>
        <table:table-row table:style-name="ro1">
          <table:table-cell office:value-type="string">
            <text:p>20231014T212110p49523</text:p>
          </table:table-cell>
          <table:table-cell table:formula="of:=1/([.D50]*0.7+[.E50]/100*0.3)" office:value-type="float" office:value="0.549736100118932">
            <text:p>0.55</text:p>
          </table:table-cell>
          <table:table-cell office:value-type="float" office:value="609.755041480985">
            <text:p>610</text:p>
          </table:table-cell>
          <table:table-cell table:formula="of:=(ABS([.C50]-[.$O$2]))/[.C50]" office:value-type="float" office:value="2.26360565247095">
            <text:p>2.264</text:p>
          </table:table-cell>
          <table:table-cell office:value-type="float" office:value="78.1768921818556">
            <text:p>78.18</text:p>
          </table:table-cell>
          <table:table-cell office:value-type="float" office:value="15.9680876685935">
            <text:p>15.97</text:p>
          </table:table-cell>
          <table:table-cell office:value-type="float" office:value="10.093528892686">
            <text:p>10.09</text:p>
          </table:table-cell>
          <table:table-cell office:value-type="float" office:value="230865.724808198">
            <text:p>230866</text:p>
          </table:table-cell>
          <table:table-cell office:value-type="float" office:value="0.396761808361778">
            <text:p>0.397</text:p>
          </table:table-cell>
          <table:table-cell office:value-type="float" office:value="21.6306755456955">
            <text:p>21.63</text:p>
          </table:table-cell>
          <table:table-cell table:number-columns-repeated="5"/>
        </table:table-row>
        <table:table-row table:style-name="ro1">
          <table:table-cell office:value-type="string">
            <text:p>20231014T212149p50379</text:p>
          </table:table-cell>
          <table:table-cell table:formula="of:=1/([.D51]*0.7+[.E51]/100*0.3)" office:value-type="float" office:value="0.254154018126551">
            <text:p>0.25</text:p>
          </table:table-cell>
          <table:table-cell office:value-type="float" office:value="304.404934671231">
            <text:p>304</text:p>
          </table:table-cell>
          <table:table-cell table:formula="of:=(ABS([.C51]-[.$O$2]))/[.C51]" office:value-type="float" office:value="5.53734474491774">
            <text:p>5.537</text:p>
          </table:table-cell>
          <table:table-cell office:value-type="float" office:value="19.4935711799353">
            <text:p>19.49</text:p>
          </table:table-cell>
          <table:table-cell office:value-type="float" office:value="13.5694845857418">
            <text:p>13.57</text:p>
          </table:table-cell>
          <table:table-cell office:value-type="float" office:value="30.2227323304299">
            <text:p>30.22</text:p>
          </table:table-cell>
          <table:table-cell office:value-type="float" office:value="245124.335882674">
            <text:p>245124</text:p>
          </table:table-cell>
          <table:table-cell office:value-type="float" office:value="0.256366202558894">
            <text:p>0.256</text:p>
          </table:table-cell>
          <table:table-cell office:value-type="float" office:value="67.5690803769685">
            <text:p>67.57</text:p>
          </table:table-cell>
          <table:table-cell table:number-columns-repeated="5"/>
        </table:table-row>
        <table:table-row table:style-name="ro1">
          <table:table-cell office:value-type="string">
            <text:p>20231014T212049p49153</text:p>
          </table:table-cell>
          <table:table-cell table:formula="of:=1/([.D52]*0.7+[.E52]/100*0.3)" office:value-type="float" office:value="0.4260455768024">
            <text:p>0.43</text:p>
          </table:table-cell>
          <table:table-cell office:value-type="float" office:value="470.61115423088">
            <text:p>471</text:p>
          </table:table-cell>
          <table:table-cell table:formula="of:=(ABS([.C52]-[.$O$2]))/[.C52]" office:value-type="float" office:value="3.22854405831553">
            <text:p>3.229</text:p>
          </table:table-cell>
          <table:table-cell office:value-type="float" office:value="29.0619604510278">
            <text:p>29.06</text:p>
          </table:table-cell>
          <table:table-cell office:value-type="float" office:value="16.8745183044316">
            <text:p>16.87</text:p>
          </table:table-cell>
          <table:table-cell office:value-type="float" office:value="31.5024124872399">
            <text:p>31.50</text:p>
          </table:table-cell>
          <table:table-cell office:value-type="float" office:value="279585.853954174">
            <text:p>279586</text:p>
          </table:table-cell>
          <table:table-cell office:value-type="float" office:value="0.122502712057852">
            <text:p>0.123</text:p>
          </table:table-cell>
          <table:table-cell office:value-type="float" office:value="46.4544310085992">
            <text:p>46.45</text:p>
          </table:table-cell>
          <table:table-cell table:number-columns-repeated="5"/>
        </table:table-row>
        <table:table-row table:style-name="ro1">
          <table:table-cell office:value-type="string">
            <text:p>20231014T212128p49911</text:p>
          </table:table-cell>
          <table:table-cell table:formula="of:=1/([.D53]*0.7+[.E53]/100*0.3)" office:value-type="float" office:value="0.600757805888084">
            <text:p>0.60</text:p>
          </table:table-cell>
          <table:table-cell office:value-type="float" office:value="620.731395413473">
            <text:p>621</text:p>
          </table:table-cell>
          <table:table-cell table:formula="of:=(ABS([.C53]-[.$O$2]))/[.C53]" office:value-type="float" office:value="2.20589552051648">
            <text:p>2.206</text:p>
          </table:table-cell>
          <table:table-cell office:value-type="float" office:value="40.1458137506599">
            <text:p>40.15</text:p>
          </table:table-cell>
          <table:table-cell office:value-type="float" office:value="12.9820568400771">
            <text:p>12.98</text:p>
          </table:table-cell>
          <table:table-cell office:value-type="float" office:value="21.7761585372399">
            <text:p>21.78</text:p>
          </table:table-cell>
          <table:table-cell office:value-type="float" office:value="389041.790421055">
            <text:p>389042</text:p>
          </table:table-cell>
          <table:table-cell office:value-type="float" office:value="0.368495326875565">
            <text:p>0.368</text:p>
          </table:table-cell>
          <table:table-cell office:value-type="float" office:value="65.8029788268978">
            <text:p>65.80</text:p>
          </table:table-cell>
          <table:table-cell table:number-columns-repeated="5"/>
        </table:table-row>
        <table:table-row table:style-name="ro1">
          <table:table-cell office:value-type="string">
            <text:p>20231014T212034p48921</text:p>
          </table:table-cell>
          <table:table-cell table:formula="of:=1/([.D54]*0.7+[.E54]/100*0.3)" office:value-type="float" office:value="0.336284458886943">
            <text:p>0.34</text:p>
          </table:table-cell>
          <table:table-cell office:value-type="float" office:value="385.704497532952">
            <text:p>386</text:p>
          </table:table-cell>
          <table:table-cell table:formula="of:=(ABS([.C54]-[.$O$2]))/[.C54]" office:value-type="float" office:value="4.15939018789893">
            <text:p>4.159</text:p>
          </table:table-cell>
          <table:table-cell office:value-type="float" office:value="20.6999405830854">
            <text:p>20.70</text:p>
          </table:table-cell>
          <table:table-cell office:value-type="float" office:value="13.8151493256262">
            <text:p>13.82</text:p>
          </table:table-cell>
          <table:table-cell office:value-type="float" office:value="24.5770715874749">
            <text:p>24.58</text:p>
          </table:table-cell>
          <table:table-cell office:value-type="float" office:value="318047.274712956">
            <text:p>318047</text:p>
          </table:table-cell>
          <table:table-cell office:value-type="float" office:value="0.111255493928211">
            <text:p>0.111</text:p>
          </table:table-cell>
          <table:table-cell office:value-type="float" office:value="55.4761006722805">
            <text:p>55.48</text:p>
          </table:table-cell>
          <table:table-cell table:number-columns-repeated="5"/>
        </table:table-row>
        <table:table-row table:style-name="ro1">
          <table:table-cell office:value-type="string">
            <text:p>20231014T212116p49676</text:p>
          </table:table-cell>
          <table:table-cell table:formula="of:=1/([.D55]*0.7+[.E55]/100*0.3)" office:value-type="float" office:value="0.300271051296406">
            <text:p>0.30</text:p>
          </table:table-cell>
          <table:table-cell office:value-type="float" office:value="350.224585528701">
            <text:p>350</text:p>
          </table:table-cell>
          <table:table-cell table:formula="of:=(ABS([.C55]-[.$O$2]))/[.C55]" office:value-type="float" office:value="4.68206825627585">
            <text:p>4.682</text:p>
          </table:table-cell>
          <table:table-cell office:value-type="float" office:value="17.625530493216">
            <text:p>17.63</text:p>
          </table:table-cell>
          <table:table-cell office:value-type="float" office:value="16.493978805395">
            <text:p>16.49</text:p>
          </table:table-cell>
          <table:table-cell office:value-type="float" office:value="33.4237791053514">
            <text:p>33.42</text:p>
          </table:table-cell>
          <table:table-cell office:value-type="float" office:value="303066.696338009">
            <text:p>303067</text:p>
          </table:table-cell>
          <table:table-cell office:value-type="float" office:value="0.378864766698428">
            <text:p>0.379</text:p>
          </table:table-cell>
          <table:table-cell office:value-type="float" office:value="42.5339448207474">
            <text:p>42.53</text:p>
          </table:table-cell>
          <table:table-cell table:number-columns-repeated="5"/>
        </table:table-row>
        <table:table-row table:style-name="ro1">
          <table:table-cell office:value-type="string">
            <text:p>20231014T212143p50244</text:p>
          </table:table-cell>
          <table:table-cell table:formula="of:=1/([.D56]*0.7+[.E56]/100*0.3)" office:value-type="float" office:value="0.450679364593584">
            <text:p>0.45</text:p>
          </table:table-cell>
          <table:table-cell office:value-type="float" office:value="491.259675341618">
            <text:p>491</text:p>
          </table:table-cell>
          <table:table-cell table:formula="of:=(ABS([.C56]-[.$O$2]))/[.C56]" office:value-type="float" office:value="3.05081080309751">
            <text:p>3.051</text:p>
          </table:table-cell>
          <table:table-cell office:value-type="float" office:value="27.7682768022886">
            <text:p>27.77</text:p>
          </table:table-cell>
          <table:table-cell office:value-type="float" office:value="13.865366088632">
            <text:p>13.87</text:p>
          </table:table-cell>
          <table:table-cell office:value-type="float" office:value="21.9474176467371">
            <text:p>21.95</text:p>
          </table:table-cell>
          <table:table-cell office:value-type="float" office:value="342069.926470762">
            <text:p>342070</text:p>
          </table:table-cell>
          <table:table-cell office:value-type="float" office:value="0.077603894674774">
            <text:p>0.078</text:p>
          </table:table-cell>
          <table:table-cell office:value-type="float" office:value="55.4150113235033">
            <text:p>55.42</text:p>
          </table:table-cell>
          <table:table-cell table:number-columns-repeated="5"/>
        </table:table-row>
        <table:table-row table:style-name="ro1">
          <table:table-cell office:value-type="string">
            <text:p>20231014T212122p49796</text:p>
          </table:table-cell>
          <table:table-cell table:formula="of:=1/([.D57]*0.7+[.E57]/100*0.3)" office:value-type="float" office:value="0.406404268979021">
            <text:p>0.41</text:p>
          </table:table-cell>
          <table:table-cell office:value-type="float" office:value="449.491104097522">
            <text:p>449</text:p>
          </table:table-cell>
          <table:table-cell table:formula="of:=(ABS([.C57]-[.$O$2]))/[.C57]" office:value-type="float" office:value="3.42722888586522">
            <text:p>3.427</text:p>
          </table:table-cell>
          <table:table-cell office:value-type="float" office:value="20.5146180133616">
            <text:p>20.51</text:p>
          </table:table-cell>
          <table:table-cell office:value-type="float" office:value="17.8619942196532">
            <text:p>17.86</text:p>
          </table:table-cell>
          <table:table-cell office:value-type="float" office:value="15.3696444896065">
            <text:p>15.37</text:p>
          </table:table-cell>
          <table:table-cell office:value-type="float" office:value="397484.404774651">
            <text:p>397484</text:p>
          </table:table-cell>
          <table:table-cell office:value-type="float" office:value="0.339565229607064">
            <text:p>0.340</text:p>
          </table:table-cell>
          <table:table-cell office:value-type="float" office:value="23.6157470398631">
            <text:p>23.62</text:p>
          </table:table-cell>
          <table:table-cell table:number-columns-repeated="5"/>
        </table:table-row>
        <table:table-row table:style-name="ro1">
          <table:table-cell office:value-type="string">
            <text:p>20231014T212055p49256</text:p>
          </table:table-cell>
          <table:table-cell table:formula="of:=1/([.D58]*0.7+[.E58]/100*0.3)" office:value-type="float" office:value="0.40223287215532">
            <text:p>0.40</text:p>
          </table:table-cell>
          <table:table-cell office:value-type="float" office:value="448.053052516699">
            <text:p>448</text:p>
          </table:table-cell>
          <table:table-cell table:formula="of:=(ABS([.C58]-[.$O$2]))/[.C58]" office:value-type="float" office:value="3.44143832705131">
            <text:p>3.441</text:p>
          </table:table-cell>
          <table:table-cell office:value-type="float" office:value="25.7050631633028">
            <text:p>25.71</text:p>
          </table:table-cell>
          <table:table-cell office:value-type="float" office:value="17.4633911368015">
            <text:p>17.46</text:p>
          </table:table-cell>
          <table:table-cell office:value-type="float" office:value="15.0302561489268">
            <text:p>15.03</text:p>
          </table:table-cell>
          <table:table-cell office:value-type="float" office:value="363013.312348507">
            <text:p>363013</text:p>
          </table:table-cell>
          <table:table-cell office:value-type="float" office:value="0.147506038902265">
            <text:p>0.148</text:p>
          </table:table-cell>
          <table:table-cell office:value-type="float" office:value="47.7847661260513">
            <text:p>47.78</text:p>
          </table:table-cell>
          <table:table-cell table:number-columns-repeated="5"/>
        </table:table-row>
        <table:table-row table:style-name="ro1">
          <table:table-cell office:value-type="string">
            <text:p>20231014T212213p50894</text:p>
          </table:table-cell>
          <table:table-cell table:formula="of:=1/([.D59]*0.7+[.E59]/100*0.3)" office:value-type="float" office:value="0.516460780329496">
            <text:p>0.52</text:p>
          </table:table-cell>
          <table:table-cell office:value-type="float" office:value="548.941189817274">
            <text:p>549</text:p>
          </table:table-cell>
          <table:table-cell table:formula="of:=(ABS([.C59]-[.$O$2]))/[.C59]" office:value-type="float" office:value="2.62516064910781">
            <text:p>2.625</text:p>
          </table:table-cell>
          <table:table-cell office:value-type="float" office:value="32.8809981386166">
            <text:p>32.88</text:p>
          </table:table-cell>
          <table:table-cell office:value-type="float" office:value="14.1416184971098">
            <text:p>14.14</text:p>
          </table:table-cell>
          <table:table-cell office:value-type="float" office:value="39.8963861199321">
            <text:p>39.90</text:p>
          </table:table-cell>
          <table:table-cell office:value-type="float" office:value="303066.696338009">
            <text:p>303067</text:p>
          </table:table-cell>
          <table:table-cell office:value-type="float" office:value="0.219592884113343">
            <text:p>0.220</text:p>
          </table:table-cell>
          <table:table-cell office:value-type="float" office:value="88.4101385003711">
            <text:p>88.41</text:p>
          </table:table-cell>
          <table:table-cell table:number-columns-repeated="5"/>
        </table:table-row>
        <table:table-row table:style-name="ro1">
          <table:table-cell office:value-type="string">
            <text:p>20231014T212146p50300</text:p>
          </table:table-cell>
          <table:table-cell table:formula="of:=1/([.D60]*0.7+[.E60]/100*0.3)" office:value-type="float" office:value="0.307099519139206">
            <text:p>0.31</text:p>
          </table:table-cell>
          <table:table-cell office:value-type="float" office:value="357.254954687009">
            <text:p>357</text:p>
          </table:table-cell>
          <table:table-cell table:formula="of:=(ABS([.C60]-[.$O$2]))/[.C60]" office:value-type="float" office:value="4.57025164771595">
            <text:p>4.570</text:p>
          </table:table-cell>
          <table:table-cell office:value-type="float" office:value="19.0324206064473">
            <text:p>19.03</text:p>
          </table:table-cell>
          <table:table-cell office:value-type="float" office:value="7.60294657369056">
            <text:p>7.60</text:p>
          </table:table-cell>
          <table:table-cell office:value-type="float" office:value="33.739178375813">
            <text:p>33.74</text:p>
          </table:table-cell>
          <table:table-cell office:value-type="float" office:value="279585.853954174">
            <text:p>279586</text:p>
          </table:table-cell>
          <table:table-cell office:value-type="float" office:value="0.146244000473363">
            <text:p>0.146</text:p>
          </table:table-cell>
          <table:table-cell office:value-type="float" office:value="45.5336004561829">
            <text:p>45.53</text:p>
          </table:table-cell>
          <table:table-cell table:number-columns-repeated="5"/>
        </table:table-row>
        <table:table-row table:style-name="ro1">
          <table:table-cell office:value-type="string">
            <text:p>20231014T212158p50595</text:p>
          </table:table-cell>
          <table:table-cell table:formula="of:=1/([.D61]*0.7+[.E61]/100*0.3)" office:value-type="float" office:value="0.618589831981032">
            <text:p>0.62</text:p>
          </table:table-cell>
          <table:table-cell office:value-type="float" office:value="620.038444044258">
            <text:p>620</text:p>
          </table:table-cell>
          <table:table-cell table:formula="of:=(ABS([.C61]-[.$O$2]))/[.C61]" office:value-type="float" office:value="2.20947841075795">
            <text:p>2.209</text:p>
          </table:table-cell>
          <table:table-cell office:value-type="float" office:value="23.3150641181731">
            <text:p>23.32</text:p>
          </table:table-cell>
          <table:table-cell office:value-type="float" office:value="13.8020231213873">
            <text:p>13.80</text:p>
          </table:table-cell>
          <table:table-cell office:value-type="float" office:value="27.446066982066">
            <text:p>27.45</text:p>
          </table:table-cell>
          <table:table-cell office:value-type="float" office:value="389041.790421055">
            <text:p>389042</text:p>
          </table:table-cell>
          <table:table-cell office:value-type="float" office:value="0.240934510902174">
            <text:p>0.241</text:p>
          </table:table-cell>
          <table:table-cell office:value-type="float" office:value="79.9741834488551">
            <text:p>79.97</text:p>
          </table:table-cell>
          <table:table-cell table:number-columns-repeated="5"/>
        </table:table-row>
        <table:table-row table:style-name="ro1">
          <table:table-cell office:value-type="string">
            <text:p>20231014T212031p48881</text:p>
          </table:table-cell>
          <table:table-cell table:formula="of:=1/([.D62]*0.7+[.E62]/100*0.3)" office:value-type="float" office:value="0.576278077560053">
            <text:p>0.58</text:p>
          </table:table-cell>
          <table:table-cell office:value-type="float" office:value="604.721395657333">
            <text:p>605</text:p>
          </table:table-cell>
          <table:table-cell table:formula="of:=(ABS([.C62]-[.$O$2]))/[.C62]" office:value-type="float" office:value="2.29077160869572">
            <text:p>2.291</text:p>
          </table:table-cell>
          <table:table-cell office:value-type="float" office:value="43.9110803182613">
            <text:p>43.91</text:p>
          </table:table-cell>
          <table:table-cell office:value-type="float" office:value="10.5008692095306">
            <text:p>10.50</text:p>
          </table:table-cell>
          <table:table-cell office:value-type="float" office:value="15.9094635751045">
            <text:p>15.91</text:p>
          </table:table-cell>
          <table:table-cell office:value-type="float" office:value="233359.337517699">
            <text:p>233359</text:p>
          </table:table-cell>
          <table:table-cell office:value-type="float" office:value="0.336184518749229">
            <text:p>0.336</text:p>
          </table:table-cell>
          <table:table-cell office:value-type="float" office:value="98.6207920206854">
            <text:p>98.62</text:p>
          </table:table-cell>
          <table:table-cell table:number-columns-repeated="5"/>
        </table:table-row>
        <table:table-row table:style-name="ro1">
          <table:table-cell office:value-type="string">
            <text:p>20231014T212134p50024</text:p>
          </table:table-cell>
          <table:table-cell table:formula="of:=1/([.D63]*0.7+[.E63]/100*0.3)" office:value-type="float" office:value="0.79547023049653">
            <text:p>0.80</text:p>
          </table:table-cell>
          <table:table-cell office:value-type="float" office:value="743.204640320052">
            <text:p>743</text:p>
          </table:table-cell>
          <table:table-cell table:formula="of:=(ABS([.C63]-[.$O$2]))/[.C63]" office:value-type="float" office:value="1.67759361559292">
            <text:p>1.678</text:p>
          </table:table-cell>
          <table:table-cell office:value-type="float" office:value="27.6008459827355">
            <text:p>27.60</text:p>
          </table:table-cell>
          <table:table-cell office:value-type="float" office:value="6.00286085825748">
            <text:p>6.00</text:p>
          </table:table-cell>
          <table:table-cell office:value-type="float" office:value="37.6363150767564">
            <text:p>37.64</text:p>
          </table:table-cell>
          <table:table-cell office:value-type="float" office:value="227173.034276065">
            <text:p>227173</text:p>
          </table:table-cell>
          <table:table-cell office:value-type="float" office:value="0.303537361577294">
            <text:p>0.304</text:p>
          </table:table-cell>
          <table:table-cell office:value-type="float" office:value="89.1483437986928">
            <text:p>89.15</text:p>
          </table:table-cell>
          <table:table-cell table:number-columns-repeated="5"/>
        </table:table-row>
        <table:table-row table:style-name="ro1">
          <table:table-cell office:value-type="string">
            <text:p>20231014T212037p48976</text:p>
          </table:table-cell>
          <table:table-cell table:formula="of:=1/([.D64]*0.7+[.E64]/100*0.3)" office:value-type="float" office:value="0.621913426014427">
            <text:p>0.62</text:p>
          </table:table-cell>
          <table:table-cell office:value-type="float" office:value="673.746796408956">
            <text:p>674</text:p>
          </table:table-cell>
          <table:table-cell table:formula="of:=(ABS([.C64]-[.$O$2]))/[.C64]" office:value-type="float" office:value="1.95363185488469">
            <text:p>1.954</text:p>
          </table:table-cell>
          <table:table-cell office:value-type="float" office:value="80.1328489982639">
            <text:p>80.13</text:p>
          </table:table-cell>
          <table:table-cell office:value-type="float" office:value="6.90994145933515">
            <text:p>6.91</text:p>
          </table:table-cell>
          <table:table-cell office:value-type="float" office:value="10.989087240565">
            <text:p>10.99</text:p>
          </table:table-cell>
          <table:table-cell office:value-type="float" office:value="374507.744811379">
            <text:p>374508</text:p>
          </table:table-cell>
          <table:table-cell office:value-type="float" office:value="0.230295570470833">
            <text:p>0.230</text:p>
          </table:table-cell>
          <table:table-cell office:value-type="float" office:value="9.15222685385845">
            <text:p>9.15</text:p>
          </table:table-cell>
          <table:table-cell table:number-columns-repeated="5"/>
        </table:table-row>
        <table:table-row table:style-name="ro1">
          <table:table-cell office:value-type="string">
            <text:p>20231014T212025p48784</text:p>
          </table:table-cell>
          <table:table-cell table:formula="of:=1/([.D65]*0.7+[.E65]/100*0.3)" office:value-type="float" office:value="0.842912213177102">
            <text:p>0.84</text:p>
          </table:table-cell>
          <table:table-cell office:value-type="float" office:value="816.841792524973">
            <text:p>817</text:p>
          </table:table-cell>
          <table:table-cell table:formula="of:=(ABS([.C65]-[.$O$2]))/[.C65]" office:value-type="float" office:value="1.43621227294043">
            <text:p>1.436</text:p>
          </table:table-cell>
          <table:table-cell office:value-type="float" office:value="60.3381909018589">
            <text:p>60.34</text:p>
          </table:table-cell>
          <table:table-cell office:value-type="float" office:value="7.05774618657259">
            <text:p>7.06</text:p>
          </table:table-cell>
          <table:table-cell office:value-type="float" office:value="35.2313398992122">
            <text:p>35.23</text:p>
          </table:table-cell>
          <table:table-cell office:value-type="float" office:value="246643.369038779">
            <text:p>246643</text:p>
          </table:table-cell>
          <table:table-cell office:value-type="float" office:value="0.220825213978081">
            <text:p>0.221</text:p>
          </table:table-cell>
          <table:table-cell office:value-type="float" office:value="6.46560024571028">
            <text:p>6.47</text:p>
          </table:table-cell>
          <table:table-cell table:number-columns-repeated="5"/>
        </table:table-row>
        <table:table-row table:style-name="ro1">
          <table:table-cell office:value-type="string">
            <text:p>20231014T212137p50117</text:p>
          </table:table-cell>
          <table:table-cell table:formula="of:=1/([.D66]*0.7+[.E66]/100*0.3)" office:value-type="float" office:value="0.434122802883791">
            <text:p>0.43</text:p>
          </table:table-cell>
          <table:table-cell office:value-type="float" office:value="475.281016637117">
            <text:p>475</text:p>
          </table:table-cell>
          <table:table-cell table:formula="of:=(ABS([.C66]-[.$O$2]))/[.C66]" office:value-type="float" office:value="3.18699659851845">
            <text:p>3.187</text:p>
          </table:table-cell>
          <table:table-cell office:value-type="float" office:value="24.1993528863913">
            <text:p>24.20</text:p>
          </table:table-cell>
          <table:table-cell office:value-type="float" office:value="7.83609393018136">
            <text:p>7.84</text:p>
          </table:table-cell>
          <table:table-cell office:value-type="float" office:value="21.805199748283">
            <text:p>21.81</text:p>
          </table:table-cell>
          <table:table-cell office:value-type="float" office:value="267770.312523494">
            <text:p>267770</text:p>
          </table:table-cell>
          <table:table-cell office:value-type="float" office:value="0.230295570470833">
            <text:p>0.230</text:p>
          </table:table-cell>
          <table:table-cell office:value-type="float" office:value="15.2113210933605">
            <text:p>15.21</text:p>
          </table:table-cell>
          <table:table-cell table:number-columns-repeated="5"/>
        </table:table-row>
        <table:table-row table:style-name="ro1">
          <table:table-cell office:value-type="string">
            <text:p>20231014T212210p50820</text:p>
          </table:table-cell>
          <table:table-cell table:formula="of:=1/([.D67]*0.7+[.E67]/100*0.3)" office:value-type="float" office:value="0.547095791033678">
            <text:p>0.55</text:p>
          </table:table-cell>
          <table:table-cell office:value-type="float" office:value="570.570668496926">
            <text:p>571</text:p>
          </table:table-cell>
          <table:table-cell table:formula="of:=(ABS([.C67]-[.$O$2]))/[.C67]" office:value-type="float" office:value="2.4877362435092">
            <text:p>2.488</text:p>
          </table:table-cell>
          <table:table-cell office:value-type="float" office:value="28.8060343098856">
            <text:p>28.81</text:p>
          </table:table-cell>
          <table:table-cell office:value-type="float" office:value="5.95310128503491">
            <text:p>5.95</text:p>
          </table:table-cell>
          <table:table-cell office:value-type="float" office:value="39.8963861199321">
            <text:p>39.90</text:p>
          </table:table-cell>
          <table:table-cell office:value-type="float" office:value="303066.696338009">
            <text:p>303067</text:p>
          </table:table-cell>
          <table:table-cell office:value-type="float" office:value="0.219592884113343">
            <text:p>0.220</text:p>
          </table:table-cell>
          <table:table-cell office:value-type="float" office:value="88.4101385003711">
            <text:p>88.41</text:p>
          </table:table-cell>
          <table:table-cell table:number-columns-repeated="5"/>
        </table:table-row>
        <table:table-row table:style-name="ro1">
          <table:table-cell office:value-type="string">
            <text:p>20231014T212104p49427</text:p>
          </table:table-cell>
          <table:table-cell table:formula="of:=1/([.D68]*0.7+[.E68]/100*0.3)" office:value-type="float" office:value="0.80054558307449">
            <text:p>0.80</text:p>
          </table:table-cell>
          <table:table-cell office:value-type="float" office:value="758.420604355903">
            <text:p>758</text:p>
          </table:table-cell>
          <table:table-cell table:formula="of:=(ABS([.C68]-[.$O$2]))/[.C68]" office:value-type="float" office:value="1.62387386177361">
            <text:p>1.624</text:p>
          </table:table-cell>
          <table:table-cell office:value-type="float" office:value="37.4788013924327">
            <text:p>37.48</text:p>
          </table:table-cell>
          <table:table-cell office:value-type="float" office:value="7.1787767903816">
            <text:p>7.18</text:p>
          </table:table-cell>
          <table:table-cell office:value-type="float" office:value="20.0516966846283">
            <text:p>20.05</text:p>
          </table:table-cell>
          <table:table-cell office:value-type="float" office:value="272359.949951352">
            <text:p>272360</text:p>
          </table:table-cell>
          <table:table-cell office:value-type="float" office:value="0.111255493928211">
            <text:p>0.111</text:p>
          </table:table-cell>
          <table:table-cell office:value-type="float" office:value="7.86229854239966">
            <text:p>7.86</text:p>
          </table:table-cell>
          <table:table-cell table:number-columns-repeated="5"/>
        </table:table-row>
        <table:table-row table:style-name="ro1">
          <table:table-cell office:value-type="string">
            <text:p>20231014T212201p50655</text:p>
          </table:table-cell>
          <table:table-cell table:formula="of:=1/([.D69]*0.7+[.E69]/100*0.3)" office:value-type="float" office:value="1.43437442073516">
            <text:p>1.43</text:p>
          </table:table-cell>
          <table:table-cell office:value-type="float" office:value="1079.91996839152">
            <text:p>1080</text:p>
          </table:table-cell>
          <table:table-cell table:formula="of:=(ABS([.C69]-[.$O$2]))/[.C69]" office:value-type="float" office:value="0.842729144979135">
            <text:p>0.843</text:p>
          </table:table-cell>
          <table:table-cell office:value-type="float" office:value="35.7525453511853">
            <text:p>35.75</text:p>
          </table:table-cell>
          <table:table-cell office:value-type="float" office:value="7.22192066805846">
            <text:p>7.22</text:p>
          </table:table-cell>
          <table:table-cell office:value-type="float" office:value="16.5660812581071">
            <text:p>16.57</text:p>
          </table:table-cell>
          <table:table-cell office:value-type="float" office:value="212521.751375613">
            <text:p>212522</text:p>
          </table:table-cell>
          <table:table-cell office:value-type="float" office:value="0.201825775826849">
            <text:p>0.202</text:p>
          </table:table-cell>
          <table:table-cell office:value-type="float" office:value="3.08941383518124">
            <text:p>3.09</text:p>
          </table:table-cell>
          <table:table-cell table:number-columns-repeated="5"/>
        </table:table-row>
        <table:table-row table:style-name="ro1">
          <table:table-cell office:value-type="string">
            <text:p>20231014T212207p50750</text:p>
          </table:table-cell>
          <table:table-cell table:formula="of:=1/([.D70]*0.7+[.E70]/100*0.3)" office:value-type="float" office:value="0.827203478978946">
            <text:p>0.83</text:p>
          </table:table-cell>
          <table:table-cell office:value-type="float" office:value="843.972349882562">
            <text:p>844</text:p>
          </table:table-cell>
          <table:table-cell table:formula="of:=(ABS([.C70]-[.$O$2]))/[.C70]" office:value-type="float" office:value="1.35789715181653">
            <text:p>1.358</text:p>
          </table:table-cell>
          <table:table-cell office:value-type="float" office:value="86.1214649826491">
            <text:p>86.12</text:p>
          </table:table-cell>
          <table:table-cell office:value-type="float" office:value="7.36765628266778">
            <text:p>7.37</text:p>
          </table:table-cell>
          <table:table-cell office:value-type="float" office:value="10.2100813141489">
            <text:p>10.21</text:p>
          </table:table-cell>
          <table:table-cell office:value-type="float" office:value="345421.843678805">
            <text:p>345422</text:p>
          </table:table-cell>
          <table:table-cell office:value-type="float" office:value="0.0306251395839882">
            <text:p>0.031</text:p>
          </table:table-cell>
          <table:table-cell office:value-type="float" office:value="12.1789442395497">
            <text:p>12.18</text:p>
          </table:table-cell>
          <table:table-cell table:number-columns-repeated="5"/>
        </table:table-row>
        <table:table-row table:style-name="ro1">
          <table:table-cell office:value-type="string">
            <text:p>20231014T212058p49309</text:p>
          </table:table-cell>
          <table:table-cell table:formula="of:=1/([.D71]*0.7+[.E71]/100*0.3)" office:value-type="float" office:value="1.27841813825272">
            <text:p>1.28</text:p>
          </table:table-cell>
          <table:table-cell office:value-type="float" office:value="1001.9187110507">
            <text:p>1002</text:p>
          </table:table-cell>
          <table:table-cell table:formula="of:=(ABS([.C71]-[.$O$2]))/[.C71]" office:value-type="float" office:value="0.986189077069048">
            <text:p>0.986</text:p>
          </table:table-cell>
          <table:table-cell office:value-type="float" office:value="30.6281108334672">
            <text:p>30.63</text:p>
          </table:table-cell>
          <table:table-cell office:value-type="float" office:value="7.54228152799581">
            <text:p>7.54</text:p>
          </table:table-cell>
          <table:table-cell office:value-type="float" office:value="28.9536725586512">
            <text:p>28.95</text:p>
          </table:table-cell>
          <table:table-cell office:value-type="float" office:value="241847.969527403">
            <text:p>241848</text:p>
          </table:table-cell>
          <table:table-cell office:value-type="float" office:value="0.142285471466798">
            <text:p>0.142</text:p>
          </table:table-cell>
          <table:table-cell office:value-type="float" office:value="1.7293894395912">
            <text:p>1.73</text:p>
          </table:table-cell>
          <table:table-cell table:number-columns-repeated="5"/>
        </table:table-row>
        <table:table-row table:style-name="ro1">
          <table:table-cell office:value-type="string">
            <text:p>20231014T212101p49378</text:p>
          </table:table-cell>
          <table:table-cell table:formula="of:=1/([.D72]*0.7+[.E72]/100*0.3)" office:value-type="float" office:value="0.422044509572233">
            <text:p>0.42</text:p>
          </table:table-cell>
          <table:table-cell office:value-type="float" office:value="465.973050992709">
            <text:p>466</text:p>
          </table:table-cell>
          <table:table-cell table:formula="of:=(ABS([.C72]-[.$O$2]))/[.C72]" office:value-type="float" office:value="3.27063323889762">
            <text:p>3.271</text:p>
          </table:table-cell>
          <table:table-cell office:value-type="float" office:value="26.6583565821655">
            <text:p>26.66</text:p>
          </table:table-cell>
          <table:table-cell office:value-type="float" office:value="18.4925337186898">
            <text:p>18.49</text:p>
          </table:table-cell>
          <table:table-cell office:value-type="float" office:value="33.2365387789923">
            <text:p>33.24</text:p>
          </table:table-cell>
          <table:table-cell office:value-type="float" office:value="235769.961524491">
            <text:p>235770</text:p>
          </table:table-cell>
          <table:table-cell office:value-type="float" office:value="0.16553859454791">
            <text:p>0.166</text:p>
          </table:table-cell>
          <table:table-cell office:value-type="float" office:value="10.0442061603209">
            <text:p>10.04</text:p>
          </table:table-cell>
          <table:table-cell table:number-columns-repeated="5"/>
        </table:table-row>
        <table:table-row table:style-name="ro1">
          <table:table-cell office:value-type="string">
            <text:p>20231014T212125p49828</text:p>
          </table:table-cell>
          <table:table-cell table:formula="of:=1/([.D73]*0.7+[.E73]/100*0.3)" office:value-type="float" office:value="1.53244635566933">
            <text:p>1.53</text:p>
          </table:table-cell>
          <table:table-cell office:value-type="float" office:value="1073.02668461539">
            <text:p>1073</text:p>
          </table:table-cell>
          <table:table-cell table:formula="of:=(ABS([.C73]-[.$O$2]))/[.C73]" office:value-type="float" office:value="0.854567112385733">
            <text:p>0.855</text:p>
          </table:table-cell>
          <table:table-cell office:value-type="float" office:value="18.1181372203948">
            <text:p>18.12</text:p>
          </table:table-cell>
          <table:table-cell office:value-type="float" office:value="18.4123314065511">
            <text:p>18.41</text:p>
          </table:table-cell>
          <table:table-cell office:value-type="float" office:value="24.4678015025901">
            <text:p>24.47</text:p>
          </table:table-cell>
          <table:table-cell office:value-type="float" office:value="281420.270658037">
            <text:p>281420</text:p>
          </table:table-cell>
          <table:table-cell office:value-type="float" office:value="0.29912033303684">
            <text:p>0.299</text:p>
          </table:table-cell>
          <table:table-cell office:value-type="float" office:value="1.76266973557291">
            <text:p>1.76</text:p>
          </table:table-cell>
          <table:table-cell table:number-columns-repeated="5"/>
        </table:table-row>
        <table:table-row table:style-name="ro1">
          <table:table-cell office:value-type="string">
            <text:p>20231014T212152p50468</text:p>
          </table:table-cell>
          <table:table-cell table:formula="of:=1/([.D74]*0.7+[.E74]/100*0.3)" office:value-type="float" office:value="0.519744061410907">
            <text:p>0.52</text:p>
          </table:table-cell>
          <table:table-cell office:value-type="float" office:value="546.596275215223">
            <text:p>547</text:p>
          </table:table-cell>
          <table:table-cell table:formula="of:=(ABS([.C74]-[.$O$2]))/[.C74]" office:value-type="float" office:value="2.64071269826424">
            <text:p>2.641</text:p>
          </table:table-cell>
          <table:table-cell office:value-type="float" office:value="25.1750062795599">
            <text:p>25.18</text:p>
          </table:table-cell>
          <table:table-cell office:value-type="float" office:value="7.76483539526106">
            <text:p>7.76</text:p>
          </table:table-cell>
          <table:table-cell office:value-type="float" office:value="24.1065640849238">
            <text:p>24.11</text:p>
          </table:table-cell>
          <table:table-cell office:value-type="float" office:value="363013.312348507">
            <text:p>363013</text:p>
          </table:table-cell>
          <table:table-cell office:value-type="float" office:value="0.271748682009976">
            <text:p>0.272</text:p>
          </table:table-cell>
          <table:table-cell office:value-type="float" office:value="6.45716797001471">
            <text:p>6.46</text:p>
          </table:table-cell>
          <table:table-cell table:number-columns-repeated="5"/>
        </table:table-row>
        <table:table-row table:style-name="ro1">
          <table:table-cell office:value-type="string">
            <text:p>20231014T212040p49008</text:p>
          </table:table-cell>
          <table:table-cell table:formula="of:=1/([.D75]*0.7+[.E75]/100*0.3)" office:value-type="float" office:value="1.15982356763904">
            <text:p>1.16</text:p>
          </table:table-cell>
          <table:table-cell office:value-type="float" office:value="974.103950682712">
            <text:p>974</text:p>
          </table:table-cell>
          <table:table-cell table:formula="of:=(ABS([.C75]-[.$O$2]))/[.C75]" office:value-type="float" office:value="1.04290311994452">
            <text:p>1.043</text:p>
          </table:table-cell>
          <table:table-cell office:value-type="float" office:value="44.0559731623318">
            <text:p>44.06</text:p>
          </table:table-cell>
          <table:table-cell office:value-type="float" office:value="5.85037936267071">
            <text:p>5.85</text:p>
          </table:table-cell>
          <table:table-cell office:value-type="float" office:value="37.6363150767564">
            <text:p>37.64</text:p>
          </table:table-cell>
          <table:table-cell office:value-type="float" office:value="345135.563008777">
            <text:p>345136</text:p>
          </table:table-cell>
          <table:table-cell office:value-type="float" office:value="0.384831894183208">
            <text:p>0.385</text:p>
          </table:table-cell>
          <table:table-cell office:value-type="float" office:value="98.9560386306163">
            <text:p>98.96</text:p>
          </table:table-cell>
          <table:table-cell table:number-columns-repeated="5"/>
        </table:table-row>
        <table:table-row table:style-name="ro1">
          <table:table-cell office:value-type="string">
            <text:p>20231014T212113p49594</text:p>
          </table:table-cell>
          <table:table-cell table:formula="of:=1/([.D76]*0.7+[.E76]/100*0.3)" office:value-type="float" office:value="0.428488854039518">
            <text:p>0.43</text:p>
          </table:table-cell>
          <table:table-cell office:value-type="float" office:value="471.460611281846">
            <text:p>471</text:p>
          </table:table-cell>
          <table:table-cell table:formula="of:=(ABS([.C76]-[.$O$2]))/[.C76]" office:value-type="float" office:value="3.2209252530968">
            <text:p>3.221</text:p>
          </table:table-cell>
          <table:table-cell office:value-type="float" office:value="26.378438418219">
            <text:p>26.38</text:p>
          </table:table-cell>
          <table:table-cell office:value-type="float" office:value="14.2702312138728">
            <text:p>14.27</text:p>
          </table:table-cell>
          <table:table-cell office:value-type="float" office:value="14.2650004351964">
            <text:p>14.27</text:p>
          </table:table-cell>
          <table:table-cell office:value-type="float" office:value="303066.696338009">
            <text:p>303067</text:p>
          </table:table-cell>
          <table:table-cell office:value-type="float" office:value="0.250588451120348">
            <text:p>0.251</text:p>
          </table:table-cell>
          <table:table-cell office:value-type="float" office:value="98.6616072746545">
            <text:p>98.66</text:p>
          </table:table-cell>
          <table:table-cell table:number-columns-repeated="5"/>
        </table:table-row>
        <table:table-row table:style-name="ro1">
          <table:table-cell office:value-type="string">
            <text:p>20231015T052008p89249</text:p>
          </table:table-cell>
          <table:table-cell table:formula="of:=1/([.D77]*0.7+[.E77]/100*0.3)" office:value-type="float" office:value="0.613952781198418">
            <text:p>0.61</text:p>
          </table:table-cell>
          <table:table-cell office:value-type="float" office:value="644.227164451869">
            <text:p>644</text:p>
          </table:table-cell>
          <table:table-cell table:formula="of:=(ABS([.C77]-[.$O$2]))/[.C77]" office:value-type="float" office:value="2.08897250815737">
            <text:p>2.089</text:p>
          </table:table-cell>
          <table:table-cell office:value-type="float" office:value="55.502999725417">
            <text:p>55.50</text:p>
          </table:table-cell>
          <table:table-cell office:value-type="float" office:value="4.57369752149722">
            <text:p>4.57</text:p>
          </table:table-cell>
          <table:table-cell office:value-type="float" office:value="38.2960223173221">
            <text:p>38.30</text:p>
          </table:table-cell>
          <table:table-cell office:value-type="float" office:value="227173.034276065">
            <text:p>227173</text:p>
          </table:table-cell>
          <table:table-cell office:value-type="float" office:value="0.191857449436106">
            <text:p>0.192</text:p>
          </table:table-cell>
          <table:table-cell office:value-type="float" office:value="69.8702285677776">
            <text:p>69.87</text:p>
          </table:table-cell>
          <table:table-cell table:number-columns-repeated="5"/>
        </table:table-row>
        <table:table-row table:style-name="ro1">
          <table:table-cell office:value-type="string">
            <text:p>20231015T052038p89923</text:p>
          </table:table-cell>
          <table:table-cell table:formula="of:=1/([.D78]*0.7+[.E78]/100*0.3)" office:value-type="float" office:value="1.42650602854125">
            <text:p>1.43</text:p>
          </table:table-cell>
          <table:table-cell office:value-type="float" office:value="1247.61212502484">
            <text:p>1248</text:p>
          </table:table-cell>
          <table:table-cell table:formula="of:=(ABS([.C78]-[.$O$2]))/[.C78]" office:value-type="float" office:value="0.595047018287338">
            <text:p>0.595</text:p>
          </table:table-cell>
          <table:table-cell office:value-type="float" office:value="94.8268661760281">
            <text:p>94.83</text:p>
          </table:table-cell>
          <table:table-cell office:value-type="float" office:value="10.7292870905588">
            <text:p>10.73</text:p>
          </table:table-cell>
          <table:table-cell office:value-type="float" office:value="25.6876980353246">
            <text:p>25.69</text:p>
          </table:table-cell>
          <table:table-cell office:value-type="float" office:value="380456.752992937">
            <text:p>380457</text:p>
          </table:table-cell>
          <table:table-cell office:value-type="float" office:value="0.378773079086496">
            <text:p>0.379</text:p>
          </table:table-cell>
          <table:table-cell office:value-type="float" office:value="89.1483437986928">
            <text:p>89.15</text:p>
          </table:table-cell>
          <table:table-cell table:number-columns-repeated="5"/>
        </table:table-row>
        <table:table-row table:style-name="ro1">
          <table:table-cell office:value-type="string">
            <text:p>20231015T051959p89053</text:p>
          </table:table-cell>
          <table:table-cell table:formula="of:=1/([.D79]*0.7+[.E79]/100*0.3)" office:value-type="float" office:value="0.349905195349082">
            <text:p>0.35</text:p>
          </table:table-cell>
          <table:table-cell office:value-type="float" office:value="426.316582009217">
            <text:p>426</text:p>
          </table:table-cell>
          <table:table-cell table:formula="of:=(ABS([.C79]-[.$O$2]))/[.C79]" office:value-type="float" office:value="3.66789255679709">
            <text:p>3.668</text:p>
          </table:table-cell>
          <table:table-cell office:value-type="float" office:value="96.7973975300726">
            <text:p>96.80</text:p>
          </table:table-cell>
          <table:table-cell office:value-type="float" office:value="10.7876926782274">
            <text:p>10.79</text:p>
          </table:table-cell>
          <table:table-cell office:value-type="float" office:value="28.9536725586512">
            <text:p>28.95</text:p>
          </table:table-cell>
          <table:table-cell office:value-type="float" office:value="254066.805084145">
            <text:p>254067</text:p>
          </table:table-cell>
          <table:table-cell office:value-type="float" office:value="0.168190615808086">
            <text:p>0.168</text:p>
          </table:table-cell>
          <table:table-cell office:value-type="float" office:value="54.5344008104549">
            <text:p>54.53</text:p>
          </table:table-cell>
          <table:table-cell table:number-columns-repeated="5"/>
        </table:table-row>
        <table:table-row table:style-name="ro1">
          <table:table-cell office:value-type="string">
            <text:p>20231015T051904p88036</text:p>
          </table:table-cell>
          <table:table-cell table:formula="of:=1/([.D80]*0.7+[.E80]/100*0.3)" office:value-type="float" office:value="0.392699245568031">
            <text:p>0.39</text:p>
          </table:table-cell>
          <table:table-cell office:value-type="float" office:value="456.106288324514">
            <text:p>456</text:p>
          </table:table-cell>
          <table:table-cell table:formula="of:=(ABS([.C80]-[.$O$2]))/[.C80]" office:value-type="float" office:value="3.3630181186718">
            <text:p>3.363</text:p>
          </table:table-cell>
          <table:table-cell office:value-type="float" office:value="64.1217812602838">
            <text:p>64.12</text:p>
          </table:table-cell>
          <table:table-cell office:value-type="float" office:value="14.0983863198459">
            <text:p>14.10</text:p>
          </table:table-cell>
          <table:table-cell office:value-type="float" office:value="32.2179174882777">
            <text:p>32.22</text:p>
          </table:table-cell>
          <table:table-cell office:value-type="float" office:value="269116.840854783">
            <text:p>269117</text:p>
          </table:table-cell>
          <table:table-cell office:value-type="float" office:value="0.384831894183208">
            <text:p>0.385</text:p>
          </table:table-cell>
          <table:table-cell office:value-type="float" office:value="48.0959637335215">
            <text:p>48.10</text:p>
          </table:table-cell>
          <table:table-cell table:number-columns-repeated="5"/>
        </table:table-row>
        <table:table-row table:style-name="ro1">
          <table:table-cell office:value-type="string">
            <text:p>20231015T051950p88844</text:p>
          </table:table-cell>
          <table:table-cell table:formula="of:=1/([.D81]*0.7+[.E81]/100*0.3)" office:value-type="float" office:value="0.748080785867727">
            <text:p>0.75</text:p>
          </table:table-cell>
          <table:table-cell office:value-type="float" office:value="768.499955378162">
            <text:p>768</text:p>
          </table:table-cell>
          <table:table-cell table:formula="of:=(ABS([.C81]-[.$O$2]))/[.C81]" office:value-type="float" office:value="1.58946013734089">
            <text:p>1.589</text:p>
          </table:table-cell>
          <table:table-cell office:value-type="float" office:value="74.7106422703344">
            <text:p>74.71</text:p>
          </table:table-cell>
          <table:table-cell office:value-type="float" office:value="11.5386560693642">
            <text:p>11.54</text:p>
          </table:table-cell>
          <table:table-cell office:value-type="float" office:value="12.9263588771486">
            <text:p>12.93</text:p>
          </table:table-cell>
          <table:table-cell office:value-type="float" office:value="317510.761414652">
            <text:p>317511</text:p>
          </table:table-cell>
          <table:table-cell office:value-type="float" office:value="0.173872395061941">
            <text:p>0.174</text:p>
          </table:table-cell>
          <table:table-cell office:value-type="float" office:value="71.2973648451231">
            <text:p>71.30</text:p>
          </table:table-cell>
          <table:table-cell table:number-columns-repeated="5"/>
        </table:table-row>
        <table:table-row table:style-name="ro1">
          <table:table-cell office:value-type="string">
            <text:p>20231015T051953p88915</text:p>
          </table:table-cell>
          <table:table-cell table:formula="of:=1/([.D82]*0.7+[.E82]/100*0.3)" office:value-type="float" office:value="1.10344803074287">
            <text:p>1.10</text:p>
          </table:table-cell>
          <table:table-cell office:value-type="float" office:value="1000.18051334071">
            <text:p>1000</text:p>
          </table:table-cell>
          <table:table-cell table:formula="of:=(ABS([.C82]-[.$O$2]))/[.C82]" office:value-type="float" office:value="0.989640843284566">
            <text:p>0.990</text:p>
          </table:table-cell>
          <table:table-cell office:value-type="float" office:value="71.1672036715213">
            <text:p>71.17</text:p>
          </table:table-cell>
          <table:table-cell office:value-type="float" office:value="10.3078034682081">
            <text:p>10.31</text:p>
          </table:table-cell>
          <table:table-cell office:value-type="float" office:value="10.4531384186327">
            <text:p>10.45</text:p>
          </table:table-cell>
          <table:table-cell office:value-type="float" office:value="299386.449583578">
            <text:p>299386</text:p>
          </table:table-cell>
          <table:table-cell office:value-type="float" office:value="0.280493603109575">
            <text:p>0.280</text:p>
          </table:table-cell>
          <table:table-cell office:value-type="float" office:value="86.744189904826">
            <text:p>86.74</text:p>
          </table:table-cell>
          <table:table-cell table:number-columns-repeated="5"/>
        </table:table-row>
        <table:table-row table:style-name="ro1">
          <table:table-cell office:value-type="string">
            <text:p>20231015T051916p88217</text:p>
          </table:table-cell>
          <table:table-cell table:formula="of:=1/([.D83]*0.7+[.E83]/100*0.3)" office:value-type="float" office:value="0.56909576083592">
            <text:p>0.57</text:p>
          </table:table-cell>
          <table:table-cell office:value-type="float" office:value="659.440738732694">
            <text:p>659</text:p>
          </table:table-cell>
          <table:table-cell table:formula="of:=(ABS([.C83]-[.$O$2]))/[.C83]" office:value-type="float" office:value="2.01770861749361">
            <text:p>2.018</text:p>
          </table:table-cell>
          <table:table-cell office:value-type="float" office:value="114.925828498759">
            <text:p>114.93</text:p>
          </table:table-cell>
          <table:table-cell office:value-type="float" office:value="10.3098506743738">
            <text:p>10.31</text:p>
          </table:table-cell>
          <table:table-cell office:value-type="float" office:value="10.7782576106761">
            <text:p>10.78</text:p>
          </table:table-cell>
          <table:table-cell office:value-type="float" office:value="290028.362408838">
            <text:p>290028</text:p>
          </table:table-cell>
          <table:table-cell office:value-type="float" office:value="0.186007184670855">
            <text:p>0.186</text:p>
          </table:table-cell>
          <table:table-cell office:value-type="float" office:value="71.6028192476938">
            <text:p>71.60</text:p>
          </table:table-cell>
          <table:table-cell table:number-columns-repeated="5"/>
        </table:table-row>
        <table:table-row table:style-name="ro1">
          <table:table-cell office:value-type="string">
            <text:p>20231015T052035p89841</text:p>
          </table:table-cell>
          <table:table-cell table:formula="of:=1/([.D84]*0.7+[.E84]/100*0.3)" office:value-type="float" office:value="1.02367250847057">
            <text:p>1.02</text:p>
          </table:table-cell>
          <table:table-cell office:value-type="float" office:value="1007.18513706462">
            <text:p>1007</text:p>
          </table:table-cell>
          <table:table-cell table:formula="of:=(ABS([.C84]-[.$O$2]))/[.C84]" office:value-type="float" office:value="0.975803580461616">
            <text:p>0.976</text:p>
          </table:table-cell>
          <table:table-cell office:value-type="float" office:value="97.9374712847602">
            <text:p>97.94</text:p>
          </table:table-cell>
          <table:table-cell office:value-type="float" office:value="10.7527697495183">
            <text:p>10.75</text:p>
          </table:table-cell>
          <table:table-cell office:value-type="float" office:value="25.6876980353246">
            <text:p>25.69</text:p>
          </table:table-cell>
          <table:table-cell office:value-type="float" office:value="380456.752992937">
            <text:p>380457</text:p>
          </table:table-cell>
          <table:table-cell office:value-type="float" office:value="0.378773079086496">
            <text:p>0.379</text:p>
          </table:table-cell>
          <table:table-cell office:value-type="float" office:value="89.1483437986928">
            <text:p>89.15</text:p>
          </table:table-cell>
          <table:table-cell table:number-columns-repeated="5"/>
        </table:table-row>
        <table:table-row table:style-name="ro1">
          <table:table-cell office:value-type="string">
            <text:p>20231015T052005p89164</text:p>
          </table:table-cell>
          <table:table-cell table:formula="of:=1/([.D85]*0.7+[.E85]/100*0.3)" office:value-type="float" office:value="0.906945762116139">
            <text:p>0.91</text:p>
          </table:table-cell>
          <table:table-cell office:value-type="float" office:value="870.692347743809">
            <text:p>871</text:p>
          </table:table-cell>
          <table:table-cell table:formula="of:=(ABS([.C85]-[.$O$2]))/[.C85]" office:value-type="float" office:value="1.28553748652622">
            <text:p>1.286</text:p>
          </table:table-cell>
          <table:table-cell office:value-type="float" office:value="67.575175520431">
            <text:p>67.58</text:p>
          </table:table-cell>
          <table:table-cell office:value-type="float" office:value="10.6058526011561">
            <text:p>10.61</text:p>
          </table:table-cell>
          <table:table-cell office:value-type="float" office:value="13.2620032035904">
            <text:p>13.26</text:p>
          </table:table-cell>
          <table:table-cell office:value-type="float" office:value="278706.894112691">
            <text:p>278707</text:p>
          </table:table-cell>
          <table:table-cell office:value-type="float" office:value="0.303537361577294">
            <text:p>0.304</text:p>
          </table:table-cell>
          <table:table-cell office:value-type="float" office:value="91.8913434355143">
            <text:p>91.89</text:p>
          </table:table-cell>
          <table:table-cell table:number-columns-repeated="5"/>
        </table:table-row>
        <table:table-row table:style-name="ro1">
          <table:table-cell office:value-type="string">
            <text:p>20231015T051913p88173</text:p>
          </table:table-cell>
          <table:table-cell table:formula="of:=1/([.D86]*0.7+[.E86]/100*0.3)" office:value-type="float" office:value="0.684225083067316">
            <text:p>0.68</text:p>
          </table:table-cell>
          <table:table-cell office:value-type="float" office:value="726.50057975165">
            <text:p>727</text:p>
          </table:table-cell>
          <table:table-cell table:formula="of:=(ABS([.C86]-[.$O$2]))/[.C86]" office:value-type="float" office:value="1.73915817201449">
            <text:p>1.739</text:p>
          </table:table-cell>
          <table:table-cell office:value-type="float" office:value="81.3655490634777">
            <text:p>81.37</text:p>
          </table:table-cell>
          <table:table-cell office:value-type="float" office:value="4.42360619245168">
            <text:p>4.42</text:p>
          </table:table-cell>
          <table:table-cell office:value-type="float" office:value="32.2136215488619">
            <text:p>32.21</text:p>
          </table:table-cell>
          <table:table-cell office:value-type="float" office:value="392392.861402872">
            <text:p>392393</text:p>
          </table:table-cell>
          <table:table-cell office:value-type="float" office:value="0.245372124982044">
            <text:p>0.245</text:p>
          </table:table-cell>
          <table:table-cell office:value-type="float" office:value="77.1579085445681">
            <text:p>77.16</text:p>
          </table:table-cell>
          <table:table-cell table:number-columns-repeated="5"/>
        </table:table-row>
        <table:table-row table:style-name="ro1">
          <table:table-cell office:value-type="string">
            <text:p>20231015T052020p89497</text:p>
          </table:table-cell>
          <table:table-cell table:formula="of:=1/([.D87]*0.7+[.E87]/100*0.3)" office:value-type="float" office:value="0.24535978639204">
            <text:p>0.25</text:p>
          </table:table-cell>
          <table:table-cell office:value-type="float" office:value="294.154511472216">
            <text:p>294</text:p>
          </table:table-cell>
          <table:table-cell table:formula="of:=(ABS([.C87]-[.$O$2]))/[.C87]" office:value-type="float" office:value="5.76515206256819">
            <text:p>5.765</text:p>
          </table:table-cell>
          <table:table-cell office:value-type="float" office:value="13.3470187215186">
            <text:p>13.35</text:p>
          </table:table-cell>
          <table:table-cell office:value-type="float" office:value="5.64347097044645">
            <text:p>5.64</text:p>
          </table:table-cell>
          <table:table-cell office:value-type="float" office:value="30.2227323304299">
            <text:p>30.22</text:p>
          </table:table-cell>
          <table:table-cell office:value-type="float" office:value="264038.809103461">
            <text:p>264039</text:p>
          </table:table-cell>
          <table:table-cell office:value-type="float" office:value="0.393069805128445">
            <text:p>0.393</text:p>
          </table:table-cell>
          <table:table-cell office:value-type="float" office:value="60.2489821013605">
            <text:p>60.25</text:p>
          </table:table-cell>
          <table:table-cell table:number-columns-repeated="5"/>
        </table:table-row>
        <table:table-row table:style-name="ro1">
          <table:table-cell office:value-type="string">
            <text:p>20231015T051935p88546</text:p>
          </table:table-cell>
          <table:table-cell table:formula="of:=1/([.D88]*0.7+[.E88]/100*0.3)" office:value-type="float" office:value="0.725176441862739">
            <text:p>0.73</text:p>
          </table:table-cell>
          <table:table-cell office:value-type="float" office:value="769.695429821984">
            <text:p>770</text:p>
          </table:table-cell>
          <table:table-cell table:formula="of:=(ABS([.C88]-[.$O$2]))/[.C88]" office:value-type="float" office:value="1.58543824335848">
            <text:p>1.585</text:p>
          </table:table-cell>
          <table:table-cell office:value-type="float" office:value="89.7226586770805">
            <text:p>89.72</text:p>
          </table:table-cell>
          <table:table-cell office:value-type="float" office:value="11.1162734713529">
            <text:p>11.12</text:p>
          </table:table-cell>
          <table:table-cell office:value-type="float" office:value="28.9536725586512">
            <text:p>28.95</text:p>
          </table:table-cell>
          <table:table-cell office:value-type="float" office:value="266953.551664119">
            <text:p>266954</text:p>
          </table:table-cell>
          <table:table-cell office:value-type="float" office:value="0.0771474479063455">
            <text:p>0.077</text:p>
          </table:table-cell>
          <table:table-cell office:value-type="float" office:value="91.5924897348755">
            <text:p>91.59</text:p>
          </table:table-cell>
          <table:table-cell table:number-columns-repeated="5"/>
        </table:table-row>
        <table:table-row table:style-name="ro1">
          <table:table-cell office:value-type="string">
            <text:p>20231015T052014p89362</text:p>
          </table:table-cell>
          <table:table-cell table:formula="of:=1/([.D89]*0.7+[.E89]/100*0.3)" office:value-type="float" office:value="0.452596826306239">
            <text:p>0.45</text:p>
          </table:table-cell>
          <table:table-cell office:value-type="float" office:value="500.902789849214">
            <text:p>501</text:p>
          </table:table-cell>
          <table:table-cell table:formula="of:=(ABS([.C89]-[.$O$2]))/[.C89]" office:value-type="float" office:value="2.97282674468443">
            <text:p>2.973</text:p>
          </table:table-cell>
          <table:table-cell office:value-type="float" office:value="42.8310818504032">
            <text:p>42.83</text:p>
          </table:table-cell>
          <table:table-cell office:value-type="float" office:value="17.1364402697495">
            <text:p>17.14</text:p>
          </table:table-cell>
          <table:table-cell office:value-type="float" office:value="38.0734762287047">
            <text:p>38.07</text:p>
          </table:table-cell>
          <table:table-cell office:value-type="float" office:value="210948.665668766">
            <text:p>210949</text:p>
          </table:table-cell>
          <table:table-cell office:value-type="float" office:value="0.126653420589433">
            <text:p>0.127</text:p>
          </table:table-cell>
          <table:table-cell office:value-type="float" office:value="29.2814418945037">
            <text:p>29.28</text:p>
          </table:table-cell>
          <table:table-cell table:number-columns-repeated="5"/>
        </table:table-row>
        <table:table-row table:style-name="ro1">
          <table:table-cell office:value-type="string">
            <text:p>20231015T051920p88257</text:p>
          </table:table-cell>
          <table:table-cell table:formula="of:=1/([.D90]*0.7+[.E90]/100*0.3)" office:value-type="float" office:value="0.493947505266697">
            <text:p>0.49</text:p>
          </table:table-cell>
          <table:table-cell office:value-type="float" office:value="523.723143908741">
            <text:p>524</text:p>
          </table:table-cell>
          <table:table-cell table:formula="of:=(ABS([.C90]-[.$O$2]))/[.C90]" office:value-type="float" office:value="2.7997175094228">
            <text:p>2.800</text:p>
          </table:table-cell>
          <table:table-cell office:value-type="float" office:value="21.5681249509337">
            <text:p>21.57</text:p>
          </table:table-cell>
          <table:table-cell office:value-type="float" office:value="5.92055195484006">
            <text:p>5.92</text:p>
          </table:table-cell>
          <table:table-cell office:value-type="float" office:value="15.6829740915054">
            <text:p>15.68</text:p>
          </table:table-cell>
          <table:table-cell office:value-type="float" office:value="225659.150975681">
            <text:p>225659</text:p>
          </table:table-cell>
          <table:table-cell office:value-type="float" office:value="0.23391219836902">
            <text:p>0.234</text:p>
          </table:table-cell>
          <table:table-cell office:value-type="float" office:value="71.2973648451231">
            <text:p>71.30</text:p>
          </table:table-cell>
          <table:table-cell table:number-columns-repeated="5"/>
        </table:table-row>
        <table:table-row table:style-name="ro1">
          <table:table-cell office:value-type="string">
            <text:p>20231015T051856p87900</text:p>
          </table:table-cell>
          <table:table-cell table:formula="of:=1/([.D91]*0.7+[.E91]/100*0.3)" office:value-type="float" office:value="0.331653140579889">
            <text:p>0.33</text:p>
          </table:table-cell>
          <table:table-cell office:value-type="float" office:value="384.16866106462">
            <text:p>384</text:p>
          </table:table-cell>
          <table:table-cell table:formula="of:=(ABS([.C91]-[.$O$2]))/[.C91]" office:value-type="float" office:value="4.18001649193677">
            <text:p>4.180</text:p>
          </table:table-cell>
          <table:table-cell office:value-type="float" office:value="29.7289329545594">
            <text:p>29.73</text:p>
          </table:table-cell>
          <table:table-cell office:value-type="float" office:value="16.4655587668593">
            <text:p>16.47</text:p>
          </table:table-cell>
          <table:table-cell office:value-type="float" office:value="15.1070187685485">
            <text:p>15.11</text:p>
          </table:table-cell>
          <table:table-cell office:value-type="float" office:value="337711.676973725">
            <text:p>337712</text:p>
          </table:table-cell>
          <table:table-cell office:value-type="float" office:value="0.29912033303684">
            <text:p>0.299</text:p>
          </table:table-cell>
          <table:table-cell office:value-type="float" office:value="34.8038536892956">
            <text:p>34.80</text:p>
          </table:table-cell>
          <table:table-cell table:number-columns-repeated="5"/>
        </table:table-row>
        <table:table-row table:style-name="ro1">
          <table:table-cell office:value-type="string">
            <text:p>20231015T051910p88120</text:p>
          </table:table-cell>
          <table:table-cell table:formula="of:=1/([.D92]*0.7+[.E92]/100*0.3)" office:value-type="float" office:value="0.684406557936936">
            <text:p>0.68</text:p>
          </table:table-cell>
          <table:table-cell office:value-type="float" office:value="669.162835862926">
            <text:p>669</text:p>
          </table:table-cell>
          <table:table-cell table:formula="of:=(ABS([.C92]-[.$O$2]))/[.C92]" office:value-type="float" office:value="1.97386509433653">
            <text:p>1.974</text:p>
          </table:table-cell>
          <table:table-cell office:value-type="float" office:value="26.4714244464699">
            <text:p>26.47</text:p>
          </table:table-cell>
          <table:table-cell office:value-type="float" office:value="16.3980009633911">
            <text:p>16.40</text:p>
          </table:table-cell>
          <table:table-cell office:value-type="float" office:value="13.7845195170628">
            <text:p>13.78</text:p>
          </table:table-cell>
          <table:table-cell office:value-type="float" office:value="272359.949951352">
            <text:p>272360</text:p>
          </table:table-cell>
          <table:table-cell office:value-type="float" office:value="0.0992870331259592">
            <text:p>0.099</text:p>
          </table:table-cell>
          <table:table-cell office:value-type="float" office:value="17.7694860454311">
            <text:p>17.77</text:p>
          </table:table-cell>
          <table:table-cell table:number-columns-repeated="5"/>
        </table:table-row>
        <table:table-row table:style-name="ro1">
          <table:table-cell office:value-type="string">
            <text:p>20231015T052029p89731</text:p>
          </table:table-cell>
          <table:table-cell table:formula="of:=1/([.D93]*0.7+[.E93]/100*0.3)" office:value-type="float" office:value="0.306250720378373">
            <text:p>0.31</text:p>
          </table:table-cell>
          <table:table-cell office:value-type="float" office:value="358.686146533683">
            <text:p>359</text:p>
          </table:table-cell>
          <table:table-cell table:formula="of:=(ABS([.C93]-[.$O$2]))/[.C93]" office:value-type="float" office:value="4.54802581374055">
            <text:p>4.548</text:p>
          </table:table-cell>
          <table:table-cell office:value-type="float" office:value="27.2267906710101">
            <text:p>27.23</text:p>
          </table:table-cell>
          <table:table-cell office:value-type="float" office:value="7.30104821802935">
            <text:p>7.30</text:p>
          </table:table-cell>
          <table:table-cell office:value-type="float" office:value="25.0781643432299">
            <text:p>25.08</text:p>
          </table:table-cell>
          <table:table-cell office:value-type="float" office:value="241847.969527403">
            <text:p>241848</text:p>
          </table:table-cell>
          <table:table-cell office:value-type="float" office:value="0.255222943607191">
            <text:p>0.255</text:p>
          </table:table-cell>
          <table:table-cell office:value-type="float" office:value="41.6896401743515">
            <text:p>41.69</text:p>
          </table:table-cell>
          <table:table-cell table:number-columns-repeated="5"/>
        </table:table-row>
        <table:table-row table:style-name="ro1">
          <table:table-cell office:value-type="string">
            <text:p>20231015T051901p87997</text:p>
          </table:table-cell>
          <table:table-cell table:formula="of:=1/([.D94]*0.7+[.E94]/100*0.3)" office:value-type="float" office:value="1.4665542692902">
            <text:p>1.47</text:p>
          </table:table-cell>
          <table:table-cell office:value-type="float" office:value="1097.62956379361">
            <text:p>1098</text:p>
          </table:table-cell>
          <table:table-cell table:formula="of:=(ABS([.C94]-[.$O$2]))/[.C94]" office:value-type="float" office:value="0.812997814237249">
            <text:p>0.813</text:p>
          </table:table-cell>
          <table:table-cell office:value-type="float" office:value="37.590655567711">
            <text:p>37.59</text:p>
          </table:table-cell>
          <table:table-cell office:value-type="float" office:value="11.0261319845857">
            <text:p>11.03</text:p>
          </table:table-cell>
          <table:table-cell office:value-type="float" office:value="25.7719248770443">
            <text:p>25.77</text:p>
          </table:table-cell>
          <table:table-cell office:value-type="float" office:value="338807.733315462">
            <text:p>338808</text:p>
          </table:table-cell>
          <table:table-cell office:value-type="float" office:value="0.142285471466798">
            <text:p>0.142</text:p>
          </table:table-cell>
          <table:table-cell office:value-type="float" office:value="98.0589255551761">
            <text:p>98.06</text:p>
          </table:table-cell>
          <table:table-cell table:number-columns-repeated="5"/>
        </table:table-row>
        <table:table-row table:style-name="ro1">
          <table:table-cell office:value-type="string">
            <text:p>20231015T051926p88392</text:p>
          </table:table-cell>
          <table:table-cell table:formula="of:=1/([.D95]*0.7+[.E95]/100*0.3)" office:value-type="float" office:value="0.334791448965629">
            <text:p>0.33</text:p>
          </table:table-cell>
          <table:table-cell office:value-type="float" office:value="388.100298986874">
            <text:p>388</text:p>
          </table:table-cell>
          <table:table-cell table:formula="of:=(ABS([.C95]-[.$O$2]))/[.C95]" office:value-type="float" office:value="4.12754049712109">
            <text:p>4.128</text:p>
          </table:table-cell>
          <table:table-cell office:value-type="float" office:value="32.5519220141114">
            <text:p>32.55</text:p>
          </table:table-cell>
          <table:table-cell office:value-type="float" office:value="13.9880780346821">
            <text:p>13.99</text:p>
          </table:table-cell>
          <table:table-cell office:value-type="float" office:value="24.4678015025901">
            <text:p>24.47</text:p>
          </table:table-cell>
          <table:table-cell office:value-type="float" office:value="211707.622263772">
            <text:p>211708</text:p>
          </table:table-cell>
          <table:table-cell office:value-type="float" office:value="0.125952258263062">
            <text:p>0.126</text:p>
          </table:table-cell>
          <table:table-cell office:value-type="float" office:value="67.3460583767429">
            <text:p>67.35</text:p>
          </table:table-cell>
          <table:table-cell table:number-columns-repeated="5"/>
        </table:table-row>
        <table:table-row table:style-name="ro1">
          <table:table-cell office:value-type="string">
            <text:p>20231015T052011p89295</text:p>
          </table:table-cell>
          <table:table-cell table:formula="of:=1/([.D96]*0.7+[.E96]/100*0.3)" office:value-type="float" office:value="0.256662199198022">
            <text:p>0.26</text:p>
          </table:table-cell>
          <table:table-cell office:value-type="float" office:value="305.719002908842">
            <text:p>306</text:p>
          </table:table-cell>
          <table:table-cell table:formula="of:=(ABS([.C96]-[.$O$2]))/[.C96]" office:value-type="float" office:value="5.50924535624424">
            <text:p>5.509</text:p>
          </table:table-cell>
          <table:table-cell office:value-type="float" office:value="13.2333208048594">
            <text:p>13.23</text:p>
          </table:table-cell>
          <table:table-cell office:value-type="float" office:value="18.0494942196532">
            <text:p>18.05</text:p>
          </table:table-cell>
          <table:table-cell office:value-type="float" office:value="27.2609493119365">
            <text:p>27.26</text:p>
          </table:table-cell>
          <table:table-cell office:value-type="float" office:value="315449.104039472">
            <text:p>315449</text:p>
          </table:table-cell>
          <table:table-cell office:value-type="float" office:value="0.0556228437642167">
            <text:p>0.056</text:p>
          </table:table-cell>
          <table:table-cell office:value-type="float" office:value="48.5672536220208">
            <text:p>48.57</text:p>
          </table:table-cell>
          <table:table-cell table:number-columns-repeated="5"/>
        </table:table-row>
        <table:table-row table:style-name="ro1">
          <table:table-cell office:value-type="string">
            <text:p>20231015T051941p88670</text:p>
          </table:table-cell>
          <table:table-cell table:formula="of:=1/([.D97]*0.7+[.E97]/100*0.3)" office:value-type="float" office:value="0.766947295574842">
            <text:p>0.77</text:p>
          </table:table-cell>
          <table:table-cell office:value-type="float" office:value="800.58383402126">
            <text:p>801</text:p>
          </table:table-cell>
          <table:table-cell table:formula="of:=(ABS([.C97]-[.$O$2]))/[.C97]" office:value-type="float" office:value="1.48568596495936">
            <text:p>1.486</text:p>
          </table:table-cell>
          <table:table-cell office:value-type="float" office:value="87.9634616087265">
            <text:p>87.96</text:p>
          </table:table-cell>
          <table:table-cell office:value-type="float" office:value="10.6961705202312">
            <text:p>10.70</text:p>
          </table:table-cell>
          <table:table-cell office:value-type="float" office:value="20.0516966846283">
            <text:p>20.05</text:p>
          </table:table-cell>
          <table:table-cell office:value-type="float" office:value="329347.820377014">
            <text:p>329348</text:p>
          </table:table-cell>
          <table:table-cell office:value-type="float" office:value="0.0464652129810559">
            <text:p>0.046</text:p>
          </table:table-cell>
          <table:table-cell office:value-type="float" office:value="88.3213653899785">
            <text:p>88.32</text:p>
          </table:table-cell>
          <table:table-cell table:number-columns-repeated="5"/>
        </table:table-row>
        <table:table-row table:style-name="ro1">
          <table:table-cell office:value-type="string">
            <text:p>20231015T051944p88733</text:p>
          </table:table-cell>
          <table:table-cell table:formula="of:=1/([.D98]*0.7+[.E98]/100*0.3)" office:value-type="float" office:value="0.257940781559525">
            <text:p>0.26</text:p>
          </table:table-cell>
          <table:table-cell office:value-type="float" office:value="308.74364209374">
            <text:p>309</text:p>
          </table:table-cell>
          <table:table-cell table:formula="of:=(ABS([.C98]-[.$O$2]))/[.C98]" office:value-type="float" office:value="5.44547685744991">
            <text:p>5.445</text:p>
          </table:table-cell>
          <table:table-cell office:value-type="float" office:value="21.675014314184">
            <text:p>21.68</text:p>
          </table:table-cell>
          <table:table-cell office:value-type="float" office:value="18.1602842003854">
            <text:p>18.16</text:p>
          </table:table-cell>
          <table:table-cell office:value-type="float" office:value="27.3428082109059">
            <text:p>27.34</text:p>
          </table:table-cell>
          <table:table-cell office:value-type="float" office:value="222548.109074882">
            <text:p>222548</text:p>
          </table:table-cell>
          <table:table-cell office:value-type="float" office:value="0.245372124982044">
            <text:p>0.245</text:p>
          </table:table-cell>
          <table:table-cell office:value-type="float" office:value="17.3824732890717">
            <text:p>17.38</text:p>
          </table:table-cell>
          <table:table-cell table:number-columns-repeated="5"/>
        </table:table-row>
        <table:table-row table:style-name="ro1">
          <table:table-cell office:value-type="string">
            <text:p>20231015T051947p88796</text:p>
          </table:table-cell>
          <table:table-cell table:formula="of:=1/([.D99]*0.7+[.E99]/100*0.3)" office:value-type="float" office:value="0.997098353602647">
            <text:p>1.00</text:p>
          </table:table-cell>
          <table:table-cell office:value-type="float" office:value="887.125341815008">
            <text:p>887</text:p>
          </table:table-cell>
          <table:table-cell table:formula="of:=(ABS([.C99]-[.$O$2]))/[.C99]" office:value-type="float" office:value="1.24320048836456">
            <text:p>1.243</text:p>
          </table:table-cell>
          <table:table-cell office:value-type="float" office:value="44.2232495318788">
            <text:p>44.22</text:p>
          </table:table-cell>
          <table:table-cell office:value-type="float" office:value="7.05760571398996">
            <text:p>7.06</text:p>
          </table:table-cell>
          <table:table-cell office:value-type="float" office:value="38.0734762287047">
            <text:p>38.07</text:p>
          </table:table-cell>
          <table:table-cell office:value-type="float" office:value="287290.842927616">
            <text:p>287291</text:p>
          </table:table-cell>
          <table:table-cell office:value-type="float" office:value="0.355615862811847">
            <text:p>0.356</text:p>
          </table:table-cell>
          <table:table-cell office:value-type="float" office:value="7.59767474425935">
            <text:p>7.60</text:p>
          </table:table-cell>
          <table:table-cell table:number-columns-repeated="5"/>
        </table:table-row>
        <table:table-row table:style-name="ro1">
          <table:table-cell office:value-type="string">
            <text:p>20231015T051932p88506</text:p>
          </table:table-cell>
          <table:table-cell table:formula="of:=1/([.D100]*0.7+[.E100]/100*0.3)" office:value-type="float" office:value="2.0398543098859">
            <text:p>2.04</text:p>
          </table:table-cell>
          <table:table-cell office:value-type="float" office:value="1293.90368338626">
            <text:p>1294</text:p>
          </table:table-cell>
          <table:table-cell table:formula="of:=(ABS([.C100]-[.$O$2]))/[.C100]" office:value-type="float" office:value="0.537981555777007">
            <text:p>0.538</text:p>
          </table:table-cell>
          <table:table-cell office:value-type="float" office:value="37.8813333617227">
            <text:p>37.88</text:p>
          </table:table-cell>
          <table:table-cell office:value-type="float" office:value="16.8493497109827">
            <text:p>16.85</text:p>
          </table:table-cell>
          <table:table-cell office:value-type="float" office:value="26.5379091136517">
            <text:p>26.54</text:p>
          </table:table-cell>
          <table:table-cell office:value-type="float" office:value="382959.654640843">
            <text:p>382960</text:p>
          </table:table-cell>
          <table:table-cell office:value-type="float" office:value="0.199729816707432">
            <text:p>0.200</text:p>
          </table:table-cell>
          <table:table-cell office:value-type="float" office:value="1.7293894395912">
            <text:p>1.73</text:p>
          </table:table-cell>
          <table:table-cell table:number-columns-repeated="5"/>
        </table:table-row>
        <table:table-row table:style-name="ro1">
          <table:table-cell office:value-type="string">
            <text:p>20231015T052026p89623</text:p>
          </table:table-cell>
          <table:table-cell table:formula="of:=1/([.D101]*0.7+[.E101]/100*0.3)" office:value-type="float" office:value="0.523037116182699">
            <text:p>0.52</text:p>
          </table:table-cell>
          <table:table-cell office:value-type="float" office:value="543.158916177217">
            <text:p>543</text:p>
          </table:table-cell>
          <table:table-cell table:formula="of:=(ABS([.C101]-[.$O$2]))/[.C101]" office:value-type="float" office:value="2.6637528000198">
            <text:p>2.664</text:p>
          </table:table-cell>
          <table:table-cell office:value-type="float" office:value="15.7610816470867">
            <text:p>15.76</text:p>
          </table:table-cell>
          <table:table-cell office:value-type="float" office:value="14.2453034682081">
            <text:p>14.25</text:p>
          </table:table-cell>
          <table:table-cell office:value-type="float" office:value="18.3340072936017">
            <text:p>18.33</text:p>
          </table:table-cell>
          <table:table-cell office:value-type="float" office:value="240782.353079527">
            <text:p>240782</text:p>
          </table:table-cell>
          <table:table-cell office:value-type="float" office:value="0.201825775826849">
            <text:p>0.202</text:p>
          </table:table-cell>
          <table:table-cell office:value-type="float" office:value="89.6198188491766">
            <text:p>89.62</text:p>
          </table:table-cell>
          <table:table-cell table:number-columns-repeated="5"/>
        </table:table-row>
        <table:table-row table:style-name="ro1">
          <table:table-cell office:value-type="string">
            <text:p>20231015T051907p88088</text:p>
          </table:table-cell>
          <table:table-cell table:formula="of:=1/([.D102]*0.7+[.E102]/100*0.3)" office:value-type="float" office:value="0.35340341728691">
            <text:p>0.35</text:p>
          </table:table-cell>
          <table:table-cell office:value-type="float" office:value="400.437010267408">
            <text:p>400</text:p>
          </table:table-cell>
          <table:table-cell table:formula="of:=(ABS([.C102]-[.$O$2]))/[.C102]" office:value-type="float" office:value="3.96957061653991">
            <text:p>3.970</text:p>
          </table:table-cell>
          <table:table-cell office:value-type="float" office:value="16.9759962569453">
            <text:p>16.98</text:p>
          </table:table-cell>
          <table:table-cell office:value-type="float" office:value="18.6475686085701">
            <text:p>18.65</text:p>
          </table:table-cell>
          <table:table-cell office:value-type="float" office:value="18.007752111515">
            <text:p>18.01</text:p>
          </table:table-cell>
          <table:table-cell office:value-type="float" office:value="227173.034276065">
            <text:p>227173</text:p>
          </table:table-cell>
          <table:table-cell office:value-type="float" office:value="0.138054024264341">
            <text:p>0.138</text:p>
          </table:table-cell>
          <table:table-cell office:value-type="float" office:value="15.9062820780841">
            <text:p>15.91</text:p>
          </table:table-cell>
          <table:table-cell table:number-columns-repeated="5"/>
        </table:table-row>
        <table:table-row table:style-name="ro1">
          <table:table-cell office:value-type="string">
            <text:p>20231015T052023p89562</text:p>
          </table:table-cell>
          <table:table-cell table:formula="of:=1/([.D103]*0.7+[.E103]/100*0.3)" office:value-type="float" office:value="0.578723289973094">
            <text:p>0.58</text:p>
          </table:table-cell>
          <table:table-cell office:value-type="float" office:value="601.331385282683">
            <text:p>601</text:p>
          </table:table-cell>
          <table:table-cell table:formula="of:=(ABS([.C103]-[.$O$2]))/[.C103]" office:value-type="float" office:value="2.3093233593063">
            <text:p>2.309</text:p>
          </table:table-cell>
          <table:table-cell office:value-type="float" office:value="37.1383887259694">
            <text:p>37.14</text:p>
          </table:table-cell>
          <table:table-cell office:value-type="float" office:value="7.29779450193373">
            <text:p>7.30</text:p>
          </table:table-cell>
          <table:table-cell office:value-type="float" office:value="17.0549749556173">
            <text:p>17.05</text:p>
          </table:table-cell>
          <table:table-cell office:value-type="float" office:value="397484.404774651">
            <text:p>397484</text:p>
          </table:table-cell>
          <table:table-cell office:value-type="float" office:value="0.0305340409554605">
            <text:p>0.031</text:p>
          </table:table-cell>
          <table:table-cell office:value-type="float" office:value="10.540252412898">
            <text:p>10.54</text:p>
          </table:table-cell>
          <table:table-cell table:number-columns-repeated="5"/>
        </table:table-row>
        <table:table-row table:style-name="ro1">
          <table:table-cell office:value-type="string">
            <text:p>20231015T051858p87950</text:p>
          </table:table-cell>
          <table:table-cell table:formula="of:=1/([.D104]*0.7+[.E104]/100*0.3)" office:value-type="float" office:value="0.484321481223563">
            <text:p>0.48</text:p>
          </table:table-cell>
          <table:table-cell office:value-type="float" office:value="514.091856171657">
            <text:p>514</text:p>
          </table:table-cell>
          <table:table-cell table:formula="of:=(ABS([.C104]-[.$O$2]))/[.C104]" office:value-type="float" office:value="2.87090356734912">
            <text:p>2.871</text:p>
          </table:table-cell>
          <table:table-cell office:value-type="float" office:value="18.3705887534243">
            <text:p>18.37</text:p>
          </table:table-cell>
          <table:table-cell office:value-type="float" office:value="7.87198739826726">
            <text:p>7.87</text:p>
          </table:table-cell>
          <table:table-cell office:value-type="float" office:value="24.4085855222496">
            <text:p>24.41</text:p>
          </table:table-cell>
          <table:table-cell office:value-type="float" office:value="307375.044736109">
            <text:p>307375</text:p>
          </table:table-cell>
          <table:table-cell office:value-type="float" office:value="0.201825775826849">
            <text:p>0.202</text:p>
          </table:table-cell>
          <table:table-cell office:value-type="float" office:value="13.2202849878342">
            <text:p>13.22</text:p>
          </table:table-cell>
          <table:table-cell table:number-columns-repeated="5"/>
        </table:table-row>
        <table:table-row table:style-name="ro1">
          <table:table-cell office:value-type="string">
            <text:p>20231015T052017p89431</text:p>
          </table:table-cell>
          <table:table-cell table:formula="of:=1/([.D105]*0.7+[.E105]/100*0.3)" office:value-type="float" office:value="1.36481278659368">
            <text:p>1.36</text:p>
          </table:table-cell>
          <table:table-cell office:value-type="float" office:value="1066.4806133221">
            <text:p>1066</text:p>
          </table:table-cell>
          <table:table-cell table:formula="of:=(ABS([.C105]-[.$O$2]))/[.C105]" office:value-type="float" office:value="0.865950468430107">
            <text:p>0.866</text:p>
          </table:table-cell>
          <table:table-cell office:value-type="float" office:value="42.1786322117452">
            <text:p>42.18</text:p>
          </table:table-cell>
          <table:table-cell office:value-type="float" office:value="16.7955202312139">
            <text:p>16.80</text:p>
          </table:table-cell>
          <table:table-cell office:value-type="float" office:value="19.2705586362029">
            <text:p>19.27</text:p>
          </table:table-cell>
          <table:table-cell office:value-type="float" office:value="367144.739395043">
            <text:p>367145</text:p>
          </table:table-cell>
          <table:table-cell office:value-type="float" office:value="0.270330216887494">
            <text:p>0.270</text:p>
          </table:table-cell>
          <table:table-cell office:value-type="float" office:value="3.2961370434119">
            <text:p>3.30</text:p>
          </table:table-cell>
          <table:table-cell table:number-columns-repeated="5"/>
        </table:table-row>
        <table:table-row table:style-name="ro1">
          <table:table-cell office:value-type="string">
            <text:p>20231015T051929p88451</text:p>
          </table:table-cell>
          <table:table-cell table:formula="of:=1/([.D106]*0.7+[.E106]/100*0.3)" office:value-type="float" office:value="1.43161985938427">
            <text:p>1.43</text:p>
          </table:table-cell>
          <table:table-cell office:value-type="float" office:value="1084.86303962799">
            <text:p>1085</text:p>
          </table:table-cell>
          <table:table-cell table:formula="of:=(ABS([.C106]-[.$O$2]))/[.C106]" office:value-type="float" office:value="0.834332931724165">
            <text:p>0.834</text:p>
          </table:table-cell>
          <table:table-cell office:value-type="float" office:value="38.1587991275503">
            <text:p>38.16</text:p>
          </table:table-cell>
          <table:table-cell office:value-type="float" office:value="17.5248073217726">
            <text:p>17.52</text:p>
          </table:table-cell>
          <table:table-cell office:value-type="float" office:value="19.1311682951453">
            <text:p>19.13</text:p>
          </table:table-cell>
          <table:table-cell office:value-type="float" office:value="201795.700389023">
            <text:p>201796</text:p>
          </table:table-cell>
          <table:table-cell office:value-type="float" office:value="0.121848065120012">
            <text:p>0.122</text:p>
          </table:table-cell>
          <table:table-cell office:value-type="float" office:value="3.08941383518124">
            <text:p>3.09</text:p>
          </table:table-cell>
          <table:table-cell table:number-columns-repeated="5"/>
        </table:table-row>
        <table:table-row table:style-name="ro1">
          <table:table-cell office:value-type="string">
            <text:p>20231015T052002p89116</text:p>
          </table:table-cell>
          <table:table-cell table:formula="of:=1/([.D107]*0.7+[.E107]/100*0.3)" office:value-type="float" office:value="1.12980854450166">
            <text:p>1.13</text:p>
          </table:table-cell>
          <table:table-cell office:value-type="float" office:value="1007.69685583226">
            <text:p>1008</text:p>
          </table:table-cell>
          <table:table-cell table:formula="of:=(ABS([.C107]-[.$O$2]))/[.C107]" office:value-type="float" office:value="0.974800247199792">
            <text:p>0.975</text:p>
          </table:table-cell>
          <table:table-cell office:value-type="float" office:value="67.5818474397596">
            <text:p>67.58</text:p>
          </table:table-cell>
          <table:table-cell office:value-type="float" office:value="10.2088150289017">
            <text:p>10.21</text:p>
          </table:table-cell>
          <table:table-cell office:value-type="float" office:value="10.8290827813132">
            <text:p>10.83</text:p>
          </table:table-cell>
          <table:table-cell office:value-type="float" office:value="204131.674708059">
            <text:p>204132</text:p>
          </table:table-cell>
          <table:table-cell office:value-type="float" office:value="0.280585451730856">
            <text:p>0.281</text:p>
          </table:table-cell>
          <table:table-cell office:value-type="float" office:value="98.9560386306163">
            <text:p>98.96</text:p>
          </table:table-cell>
          <table:table-cell table:number-columns-repeated="5"/>
        </table:table-row>
        <table:table-row table:style-name="ro1">
          <table:table-cell office:value-type="string">
            <text:p>20231015T052041p89969</text:p>
          </table:table-cell>
          <table:table-cell table:formula="of:=1/([.D108]*0.7+[.E108]/100*0.3)" office:value-type="float" office:value="1.11372040137105">
            <text:p>1.11</text:p>
          </table:table-cell>
          <table:table-cell office:value-type="float" office:value="920.807194826624">
            <text:p>921</text:p>
          </table:table-cell>
          <table:table-cell table:formula="of:=(ABS([.C108]-[.$O$2]))/[.C108]" office:value-type="float" office:value="1.1611473185488">
            <text:p>1.161</text:p>
          </table:table-cell>
          <table:table-cell office:value-type="float" office:value="28.3627678657888">
            <text:p>28.36</text:p>
          </table:table-cell>
          <table:table-cell office:value-type="float" office:value="17.8170761078998">
            <text:p>17.82</text:p>
          </table:table-cell>
          <table:table-cell office:value-type="float" office:value="21.9112114091164">
            <text:p>21.91</text:p>
          </table:table-cell>
          <table:table-cell office:value-type="float" office:value="272359.949951352">
            <text:p>272360</text:p>
          </table:table-cell>
          <table:table-cell office:value-type="float" office:value="0.309869527758552">
            <text:p>0.310</text:p>
          </table:table-cell>
          <table:table-cell office:value-type="float" office:value="6.25735129259999">
            <text:p>6.26</text:p>
          </table:table-cell>
          <table:table-cell table:number-columns-repeated="5"/>
        </table:table-row>
        <table:table-row table:style-name="ro1">
          <table:table-cell office:value-type="string">
            <text:p>20231015T052044p90035</text:p>
          </table:table-cell>
          <table:table-cell table:formula="of:=1/([.D109]*0.7+[.E109]/100*0.3)" office:value-type="float" office:value="0.769334093724543">
            <text:p>0.77</text:p>
          </table:table-cell>
          <table:table-cell office:value-type="float" office:value="728.076910597112">
            <text:p>728</text:p>
          </table:table-cell>
          <table:table-cell table:formula="of:=(ABS([.C109]-[.$O$2]))/[.C109]" office:value-type="float" office:value="1.73322772777941">
            <text:p>1.733</text:p>
          </table:table-cell>
          <table:table-cell office:value-type="float" office:value="28.8553318706158">
            <text:p>28.86</text:p>
          </table:table-cell>
          <table:table-cell office:value-type="float" office:value="7.74275381309293">
            <text:p>7.74</text:p>
          </table:table-cell>
          <table:table-cell office:value-type="float" office:value="21.9112114091164">
            <text:p>21.91</text:p>
          </table:table-cell>
          <table:table-cell office:value-type="float" office:value="272359.949951352">
            <text:p>272360</text:p>
          </table:table-cell>
          <table:table-cell office:value-type="float" office:value="0.309869527758552">
            <text:p>0.310</text:p>
          </table:table-cell>
          <table:table-cell office:value-type="float" office:value="6.25735129259999">
            <text:p>6.26</text:p>
          </table:table-cell>
          <table:table-cell table:number-columns-repeated="5"/>
        </table:table-row>
        <table:table-row table:style-name="ro1">
          <table:table-cell office:value-type="string">
            <text:p>20231015T051956p88980</text:p>
          </table:table-cell>
          <table:table-cell table:formula="of:=1/([.D110]*0.7+[.E110]/100*0.3)" office:value-type="float" office:value="0.629821514515175">
            <text:p>0.63</text:p>
          </table:table-cell>
          <table:table-cell office:value-type="float" office:value="623.859556356868">
            <text:p>624</text:p>
          </table:table-cell>
          <table:table-cell table:formula="of:=(ABS([.C110]-[.$O$2]))/[.C110]" office:value-type="float" office:value="2.18982049681332">
            <text:p>2.190</text:p>
          </table:table-cell>
          <table:table-cell office:value-type="float" office:value="18.2923552836869">
            <text:p>18.29</text:p>
          </table:table-cell>
          <table:table-cell office:value-type="float" office:value="20.1493256262042">
            <text:p>20.15</text:p>
          </table:table-cell>
          <table:table-cell office:value-type="float" office:value="17.5387773013405">
            <text:p>17.54</text:p>
          </table:table-cell>
          <table:table-cell office:value-type="float" office:value="301585.397864569">
            <text:p>301585</text:p>
          </table:table-cell>
          <table:table-cell office:value-type="float" office:value="0.0349904327034586">
            <text:p>0.035</text:p>
          </table:table-cell>
          <table:table-cell office:value-type="float" office:value="3.08941383518124">
            <text:p>3.09</text:p>
          </table:table-cell>
          <table:table-cell table:number-columns-repeated="5"/>
        </table:table-row>
        <table:table-row table:style-name="ro1">
          <table:table-cell office:value-type="string">
            <text:p>20231015T051923p88339</text:p>
          </table:table-cell>
          <table:table-cell table:formula="of:=1/([.D111]*0.7+[.E111]/100*0.3)" office:value-type="float" office:value="0.574624109462756">
            <text:p>0.57</text:p>
          </table:table-cell>
          <table:table-cell office:value-type="float" office:value="588.305279976789">
            <text:p>588</text:p>
          </table:table-cell>
          <table:table-cell table:formula="of:=(ABS([.C111]-[.$O$2]))/[.C111]" office:value-type="float" office:value="2.3825975522071">
            <text:p>2.383</text:p>
          </table:table-cell>
          <table:table-cell office:value-type="float" office:value="24.1499336481144">
            <text:p>24.15</text:p>
          </table:table-cell>
          <table:table-cell office:value-type="float" office:value="6.02266059686394">
            <text:p>6.02</text:p>
          </table:table-cell>
          <table:table-cell office:value-type="float" office:value="39.8296703161526">
            <text:p>39.83</text:p>
          </table:table-cell>
          <table:table-cell office:value-type="float" office:value="297709.50584378">
            <text:p>297710</text:p>
          </table:table-cell>
          <table:table-cell office:value-type="float" office:value="0.218653769751474">
            <text:p>0.219</text:p>
          </table:table-cell>
          <table:table-cell office:value-type="float" office:value="95.3862713951152">
            <text:p>95.39</text:p>
          </table:table-cell>
          <table:table-cell table:number-columns-repeated="5"/>
        </table:table-row>
        <table:table-row table:style-name="ro1">
          <table:table-cell office:value-type="string">
            <text:p>20231015T052032p89789</text:p>
          </table:table-cell>
          <table:table-cell table:formula="of:=1/([.D112]*0.7+[.E112]/100*0.3)" office:value-type="float" office:value="1.05908337815482">
            <text:p>1.06</text:p>
          </table:table-cell>
          <table:table-cell office:value-type="float" office:value="924.187303669398">
            <text:p>924</text:p>
          </table:table-cell>
          <table:table-cell table:formula="of:=(ABS([.C112]-[.$O$2]))/[.C112]" office:value-type="float" office:value="1.15324317062017">
            <text:p>1.153</text:p>
          </table:table-cell>
          <table:table-cell office:value-type="float" office:value="45.6475010716703">
            <text:p>45.65</text:p>
          </table:table-cell>
          <table:table-cell office:value-type="float" office:value="10.7383188824663">
            <text:p>10.74</text:p>
          </table:table-cell>
          <table:table-cell office:value-type="float" office:value="13.705242882213">
            <text:p>13.71</text:p>
          </table:table-cell>
          <table:table-cell office:value-type="float" office:value="330106.836688643">
            <text:p>330107</text:p>
          </table:table-cell>
          <table:table-cell office:value-type="float" office:value="0.0644673450826">
            <text:p>0.064</text:p>
          </table:table-cell>
          <table:table-cell office:value-type="float" office:value="98.9560386306163">
            <text:p>98.96</text:p>
          </table:table-cell>
          <table:table-cell table:number-columns-repeated="5"/>
        </table:table-row>
        <table:table-row table:style-name="ro1">
          <table:table-cell office:value-type="string">
            <text:p>20231015T051938p88620</text:p>
          </table:table-cell>
          <table:table-cell table:formula="of:=1/([.D113]*0.7+[.E113]/100*0.3)" office:value-type="float" office:value="1.37118939494445">
            <text:p>1.37</text:p>
          </table:table-cell>
          <table:table-cell office:value-type="float" office:value="1017.35694773843">
            <text:p>1017</text:p>
          </table:table-cell>
          <table:table-cell table:formula="of:=(ABS([.C113]-[.$O$2]))/[.C113]" office:value-type="float" office:value="0.956048960420177">
            <text:p>0.956</text:p>
          </table:table-cell>
          <table:table-cell office:value-type="float" office:value="20.0198609568611">
            <text:p>20.02</text:p>
          </table:table-cell>
          <table:table-cell office:value-type="float" office:value="15.5194992778045">
            <text:p>15.52</text:p>
          </table:table-cell>
          <table:table-cell office:value-type="float" office:value="37.6363150767564">
            <text:p>37.64</text:p>
          </table:table-cell>
          <table:table-cell office:value-type="float" office:value="360660.94088904">
            <text:p>360661</text:p>
          </table:table-cell>
          <table:table-cell office:value-type="float" office:value="0.0074854426488344">
            <text:p>0.007</text:p>
          </table:table-cell>
          <table:table-cell office:value-type="float" office:value="99.2823354453316">
            <text:p>99.28</text:p>
          </table:table-cell>
          <table:table-cell table:number-columns-repeated="5"/>
        </table:table-row>
        <table:table-row table:style-name="ro1">
          <table:table-cell office:value-type="string">
            <text:p>20231015T201733p144457</text:p>
          </table:table-cell>
          <table:table-cell table:formula="of:=1/([.D114]*0.7+[.E114]/100*0.3)" office:value-type="float" office:value="0.535497328834309">
            <text:p>0.54</text:p>
          </table:table-cell>
          <table:table-cell office:value-type="float" office:value="571.567541735073">
            <text:p>572</text:p>
          </table:table-cell>
          <table:table-cell table:formula="of:=(ABS([.C114]-[.$O$2]))/[.C114]" office:value-type="float" office:value="2.48165326876169">
            <text:p>2.482</text:p>
          </table:table-cell>
          <table:table-cell office:value-type="float" office:value="43.4218863372476">
            <text:p>43.42</text:p>
          </table:table-cell>
          <table:table-cell office:value-type="float" office:value="10.3049132947977">
            <text:p>10.30</text:p>
          </table:table-cell>
          <table:table-cell office:value-type="float" office:value="29.22633182424">
            <text:p>29.23</text:p>
          </table:table-cell>
          <table:table-cell office:value-type="float" office:value="397484.404774651">
            <text:p>397484</text:p>
          </table:table-cell>
          <table:table-cell office:value-type="float" office:value="0.301389102676398">
            <text:p>0.301</text:p>
          </table:table-cell>
          <table:table-cell office:value-type="float" office:value="51.9539336268266">
            <text:p>51.95</text:p>
          </table:table-cell>
          <table:table-cell table:number-columns-repeated="5"/>
        </table:table-row>
        <table:table-row table:style-name="ro1">
          <table:table-cell office:value-type="string">
            <text:p>20231015T201743p144640</text:p>
          </table:table-cell>
          <table:table-cell table:formula="of:=1/([.D115]*0.7+[.E115]/100*0.3)" office:value-type="float" office:value="0.422820030014077">
            <text:p>0.42</text:p>
          </table:table-cell>
          <table:table-cell office:value-type="float" office:value="491.794976586813">
            <text:p>492</text:p>
          </table:table-cell>
          <table:table-cell table:formula="of:=(ABS([.C115]-[.$O$2]))/[.C115]" office:value-type="float" office:value="3.04640164039724">
            <text:p>3.046</text:p>
          </table:table-cell>
          <table:table-cell office:value-type="float" office:value="77.5304305217365">
            <text:p>77.53</text:p>
          </table:table-cell>
          <table:table-cell office:value-type="float" office:value="10.6181358381503">
            <text:p>10.62</text:p>
          </table:table-cell>
          <table:table-cell office:value-type="float" office:value="25.7719248770443">
            <text:p>25.77</text:p>
          </table:table-cell>
          <table:table-cell office:value-type="float" office:value="334865.810214782">
            <text:p>334866</text:p>
          </table:table-cell>
          <table:table-cell office:value-type="float" office:value="0.297168561883706">
            <text:p>0.297</text:p>
          </table:table-cell>
          <table:table-cell office:value-type="float" office:value="59.7761682227608">
            <text:p>59.78</text:p>
          </table:table-cell>
          <table:table-cell table:number-columns-repeated="5"/>
        </table:table-row>
        <table:table-row table:style-name="ro1">
          <table:table-cell office:value-type="string">
            <text:p>20231015T201727p144322</text:p>
          </table:table-cell>
          <table:table-cell table:formula="of:=1/([.D116]*0.7+[.E116]/100*0.3)" office:value-type="float" office:value="0.775486348198613">
            <text:p>0.78</text:p>
          </table:table-cell>
          <table:table-cell office:value-type="float" office:value="777.287905302761">
            <text:p>777</text:p>
          </table:table-cell>
          <table:table-cell table:formula="of:=(ABS([.C116]-[.$O$2]))/[.C116]" office:value-type="float" office:value="1.56018392467444">
            <text:p>1.560</text:p>
          </table:table-cell>
          <table:table-cell office:value-type="float" office:value="65.7948681154698">
            <text:p>65.79</text:p>
          </table:table-cell>
          <table:table-cell office:value-type="float" office:value="11.6254816955684">
            <text:p>11.63</text:p>
          </table:table-cell>
          <table:table-cell office:value-type="float" office:value="22.2827434469341">
            <text:p>22.28</text:p>
          </table:table-cell>
          <table:table-cell office:value-type="float" office:value="272359.949951352">
            <text:p>272360</text:p>
          </table:table-cell>
          <table:table-cell office:value-type="float" office:value="0.308016385950536">
            <text:p>0.308</text:p>
          </table:table-cell>
          <table:table-cell office:value-type="float" office:value="81.1033481271163">
            <text:p>81.10</text:p>
          </table:table-cell>
          <table:table-cell table:number-columns-repeated="5"/>
        </table:table-row>
        <table:table-row table:style-name="ro1">
          <table:table-cell office:value-type="string">
            <text:p>20231015T201819p145429</text:p>
          </table:table-cell>
          <table:table-cell table:formula="of:=1/([.D117]*0.7+[.E117]/100*0.3)" office:value-type="float" office:value="0.531390056446605">
            <text:p>0.53</text:p>
          </table:table-cell>
          <table:table-cell office:value-type="float" office:value="597.560184358078">
            <text:p>598</text:p>
          </table:table-cell>
          <table:table-cell table:formula="of:=(ABS([.C117]-[.$O$2]))/[.C117]" office:value-type="float" office:value="2.33020849127981">
            <text:p>2.330</text:p>
          </table:table-cell>
          <table:table-cell office:value-type="float" office:value="83.5702909029444">
            <text:p>83.57</text:p>
          </table:table-cell>
          <table:table-cell office:value-type="float" office:value="16.0768304431599">
            <text:p>16.08</text:p>
          </table:table-cell>
          <table:table-cell office:value-type="float" office:value="13.4549672563426">
            <text:p>13.45</text:p>
          </table:table-cell>
          <table:table-cell office:value-type="float" office:value="259680.212721465">
            <text:p>259680</text:p>
          </table:table-cell>
          <table:table-cell office:value-type="float" office:value="0.270330216887494">
            <text:p>0.270</text:p>
          </table:table-cell>
          <table:table-cell office:value-type="float" office:value="30.5198133604704">
            <text:p>30.52</text:p>
          </table:table-cell>
          <table:table-cell table:number-columns-repeated="5"/>
        </table:table-row>
        <table:table-row table:style-name="ro1">
          <table:table-cell office:value-type="string">
            <text:p>20231015T201810p145273</text:p>
          </table:table-cell>
          <table:table-cell table:formula="of:=1/([.D118]*0.7+[.E118]/100*0.3)" office:value-type="float" office:value="0.486421521320492">
            <text:p>0.49</text:p>
          </table:table-cell>
          <table:table-cell office:value-type="float" office:value="518.877404299788">
            <text:p>519</text:p>
          </table:table-cell>
          <table:table-cell table:formula="of:=(ABS([.C118]-[.$O$2]))/[.C118]" office:value-type="float" office:value="2.8352026577173">
            <text:p>2.835</text:p>
          </table:table-cell>
          <table:table-cell office:value-type="float" office:value="23.7294098973188">
            <text:p>23.73</text:p>
          </table:table-cell>
          <table:table-cell office:value-type="float" office:value="16.9175096339114">
            <text:p>16.92</text:p>
          </table:table-cell>
          <table:table-cell office:value-type="float" office:value="13.1915575740711">
            <text:p>13.19</text:p>
          </table:table-cell>
          <table:table-cell office:value-type="float" office:value="360660.94088904">
            <text:p>360661</text:p>
          </table:table-cell>
          <table:table-cell office:value-type="float" office:value="0.0549667118160681">
            <text:p>0.055</text:p>
          </table:table-cell>
          <table:table-cell office:value-type="float" office:value="29.9580387946633">
            <text:p>29.96</text:p>
          </table:table-cell>
          <table:table-cell table:number-columns-repeated="5"/>
        </table:table-row>
        <table:table-row table:style-name="ro1">
          <table:table-cell office:value-type="string">
            <text:p>20231015T201642p143536</text:p>
          </table:table-cell>
          <table:table-cell table:formula="of:=1/([.D119]*0.7+[.E119]/100*0.3)" office:value-type="float" office:value="0.51532611833702">
            <text:p>0.52</text:p>
          </table:table-cell>
          <table:table-cell office:value-type="float" office:value="541.838754667079">
            <text:p>542</text:p>
          </table:table-cell>
          <table:table-cell table:formula="of:=(ABS([.C119]-[.$O$2]))/[.C119]" office:value-type="float" office:value="2.6726793402268">
            <text:p>2.673</text:p>
          </table:table-cell>
          <table:table-cell office:value-type="float" office:value="23.2144071827612">
            <text:p>23.21</text:p>
          </table:table-cell>
          <table:table-cell office:value-type="float" office:value="12.9868737957611">
            <text:p>12.99</text:p>
          </table:table-cell>
          <table:table-cell office:value-type="float" office:value="37.6363150767564">
            <text:p>37.64</text:p>
          </table:table-cell>
          <table:table-cell office:value-type="float" office:value="291372.628542496">
            <text:p>291373</text:p>
          </table:table-cell>
          <table:table-cell office:value-type="float" office:value="0.394449396269374">
            <text:p>0.394</text:p>
          </table:table-cell>
          <table:table-cell office:value-type="float" office:value="66.7865639244107">
            <text:p>66.79</text:p>
          </table:table-cell>
          <table:table-cell table:number-columns-repeated="5"/>
        </table:table-row>
        <table:table-row table:style-name="ro1">
          <table:table-cell office:value-type="string">
            <text:p>20231015T201825p145570</text:p>
          </table:table-cell>
          <table:table-cell table:formula="of:=1/([.D120]*0.7+[.E120]/100*0.3)" office:value-type="float" office:value="0.450126016282964">
            <text:p>0.45</text:p>
          </table:table-cell>
          <table:table-cell office:value-type="float" office:value="512.511952222141">
            <text:p>513</text:p>
          </table:table-cell>
          <table:table-cell table:formula="of:=(ABS([.C120]-[.$O$2]))/[.C120]" office:value-type="float" office:value="2.8828362760552">
            <text:p>2.883</text:p>
          </table:table-cell>
          <table:table-cell office:value-type="float" office:value="67.8715668567086">
            <text:p>67.87</text:p>
          </table:table-cell>
          <table:table-cell office:value-type="float" office:value="15.3706647398844">
            <text:p>15.37</text:p>
          </table:table-cell>
          <table:table-cell office:value-type="float" office:value="19.1918583649164">
            <text:p>19.19</text:p>
          </table:table-cell>
          <table:table-cell office:value-type="float" office:value="287290.842927616">
            <text:p>287291</text:p>
          </table:table-cell>
          <table:table-cell office:value-type="float" office:value="0.16915201302231">
            <text:p>0.169</text:p>
          </table:table-cell>
          <table:table-cell office:value-type="float" office:value="45.3185769863996">
            <text:p>45.32</text:p>
          </table:table-cell>
          <table:table-cell table:number-columns-repeated="5"/>
        </table:table-row>
        <table:table-row table:style-name="ro1">
          <table:table-cell office:value-type="string">
            <text:p>20231015T201822p145494</text:p>
          </table:table-cell>
          <table:table-cell table:formula="of:=1/([.D121]*0.7+[.E121]/100*0.3)" office:value-type="float" office:value="0.528024376319565">
            <text:p>0.53</text:p>
          </table:table-cell>
          <table:table-cell office:value-type="float" office:value="566.542941487461">
            <text:p>567</text:p>
          </table:table-cell>
          <table:table-cell table:formula="of:=(ABS([.C121]-[.$O$2]))/[.C121]" office:value-type="float" office:value="2.51253162695002">
            <text:p>2.513</text:p>
          </table:table-cell>
          <table:table-cell office:value-type="float" office:value="45.0266070320004">
            <text:p>45.03</text:p>
          </table:table-cell>
          <table:table-cell office:value-type="float" office:value="6.64549683759344">
            <text:p>6.65</text:p>
          </table:table-cell>
          <table:table-cell office:value-type="float" office:value="19.1918583649164">
            <text:p>19.19</text:p>
          </table:table-cell>
          <table:table-cell office:value-type="float" office:value="287290.842927616">
            <text:p>287291</text:p>
          </table:table-cell>
          <table:table-cell office:value-type="float" office:value="0.16915201302231">
            <text:p>0.169</text:p>
          </table:table-cell>
          <table:table-cell office:value-type="float" office:value="45.3185769863996">
            <text:p>45.32</text:p>
          </table:table-cell>
          <table:table-cell table:number-columns-repeated="5"/>
        </table:table-row>
        <table:table-row table:style-name="ro1">
          <table:table-cell office:value-type="string">
            <text:p>20231015T201730p144374</text:p>
          </table:table-cell>
          <table:table-cell table:formula="of:=1/([.D122]*0.7+[.E122]/100*0.3)" office:value-type="float" office:value="0.492794406337179">
            <text:p>0.49</text:p>
          </table:table-cell>
          <table:table-cell office:value-type="float" office:value="523.994737085667">
            <text:p>524</text:p>
          </table:table-cell>
          <table:table-cell table:formula="of:=(ABS([.C122]-[.$O$2]))/[.C122]" office:value-type="float" office:value="2.79774806721896">
            <text:p>2.798</text:p>
          </table:table-cell>
          <table:table-cell office:value-type="float" office:value="23.606721887052">
            <text:p>23.61</text:p>
          </table:table-cell>
          <table:table-cell office:value-type="float" office:value="12.8712668593449">
            <text:p>12.87</text:p>
          </table:table-cell>
          <table:table-cell office:value-type="float" office:value="21.9112114091164">
            <text:p>21.91</text:p>
          </table:table-cell>
          <table:table-cell office:value-type="float" office:value="375391.601790193">
            <text:p>375392</text:p>
          </table:table-cell>
          <table:table-cell office:value-type="float" office:value="0.321443592879197">
            <text:p>0.321</text:p>
          </table:table-cell>
          <table:table-cell office:value-type="float" office:value="55.6384088151553">
            <text:p>55.64</text:p>
          </table:table-cell>
          <table:table-cell table:number-columns-repeated="5"/>
        </table:table-row>
        <table:table-row table:style-name="ro1">
          <table:table-cell office:value-type="string">
            <text:p>20231015T201740p144576</text:p>
          </table:table-cell>
          <table:table-cell table:formula="of:=1/([.D123]*0.7+[.E123]/100*0.3)" office:value-type="float" office:value="0.814849498222773">
            <text:p>0.81</text:p>
          </table:table-cell>
          <table:table-cell office:value-type="float" office:value="789.542791258535">
            <text:p>790</text:p>
          </table:table-cell>
          <table:table-cell table:formula="of:=(ABS([.C123]-[.$O$2]))/[.C123]" office:value-type="float" office:value="1.52044603792523">
            <text:p>1.520</text:p>
          </table:table-cell>
          <table:table-cell office:value-type="float" office:value="54.3027542856288">
            <text:p>54.30</text:p>
          </table:table-cell>
          <table:table-cell office:value-type="float" office:value="10.2059248554913">
            <text:p>10.21</text:p>
          </table:table-cell>
          <table:table-cell office:value-type="float" office:value="26.5379091136517">
            <text:p>26.54</text:p>
          </table:table-cell>
          <table:table-cell office:value-type="float" office:value="327566.408785892">
            <text:p>327566</text:p>
          </table:table-cell>
          <table:table-cell office:value-type="float" office:value="0.229610949875082">
            <text:p>0.230</text:p>
          </table:table-cell>
          <table:table-cell office:value-type="float" office:value="87.8276650212639">
            <text:p>87.83</text:p>
          </table:table-cell>
          <table:table-cell table:number-columns-repeated="5"/>
        </table:table-row>
        <table:table-row table:style-name="ro1">
          <table:table-cell office:value-type="string">
            <text:p>20231015T201651p143660</text:p>
          </table:table-cell>
          <table:table-cell table:formula="of:=1/([.D124]*0.7+[.E124]/100*0.3)" office:value-type="float" office:value="0.41261075988244">
            <text:p>0.41</text:p>
          </table:table-cell>
          <table:table-cell office:value-type="float" office:value="462.902154492832">
            <text:p>463</text:p>
          </table:table-cell>
          <table:table-cell table:formula="of:=(ABS([.C124]-[.$O$2]))/[.C124]" office:value-type="float" office:value="3.29896465308159">
            <text:p>3.299</text:p>
          </table:table-cell>
          <table:table-cell office:value-type="float" office:value="38.105470460122">
            <text:p>38.11</text:p>
          </table:table-cell>
          <table:table-cell office:value-type="float" office:value="16.4371387283237">
            <text:p>16.44</text:p>
          </table:table-cell>
          <table:table-cell office:value-type="float" office:value="36.0934172226515">
            <text:p>36.09</text:p>
          </table:table-cell>
          <table:table-cell office:value-type="float" office:value="230548.719591568">
            <text:p>230549</text:p>
          </table:table-cell>
          <table:table-cell office:value-type="float" office:value="0.0644673450826">
            <text:p>0.064</text:p>
          </table:table-cell>
          <table:table-cell office:value-type="float" office:value="29.9244533787583">
            <text:p>29.92</text:p>
          </table:table-cell>
          <table:table-cell table:number-columns-repeated="5"/>
        </table:table-row>
        <table:table-row table:style-name="ro1">
          <table:table-cell office:value-type="string">
            <text:p>20231015T201724p144265</text:p>
          </table:table-cell>
          <table:table-cell table:formula="of:=1/([.D125]*0.7+[.E125]/100*0.3)" office:value-type="float" office:value="0.344155388368481">
            <text:p>0.34</text:p>
          </table:table-cell>
          <table:table-cell office:value-type="float" office:value="402.764502629274">
            <text:p>403</text:p>
          </table:table-cell>
          <table:table-cell table:formula="of:=(ABS([.C125]-[.$O$2]))/[.C125]" office:value-type="float" office:value="3.94085250067755">
            <text:p>3.941</text:p>
          </table:table-cell>
          <table:table-cell office:value-type="float" office:value="49.0224916797368">
            <text:p>49.02</text:p>
          </table:table-cell>
          <table:table-cell office:value-type="float" office:value="16.2781791907514">
            <text:p>16.28</text:p>
          </table:table-cell>
          <table:table-cell office:value-type="float" office:value="12.1131398519405">
            <text:p>12.11</text:p>
          </table:table-cell>
          <table:table-cell office:value-type="float" office:value="287290.842927616">
            <text:p>287291</text:p>
          </table:table-cell>
          <table:table-cell office:value-type="float" office:value="0.389640933850039">
            <text:p>0.390</text:p>
          </table:table-cell>
          <table:table-cell office:value-type="float" office:value="39.6412001588319">
            <text:p>39.64</text:p>
          </table:table-cell>
          <table:table-cell table:number-columns-repeated="5"/>
        </table:table-row>
        <table:table-row table:style-name="ro1">
          <table:table-cell office:value-type="string">
            <text:p>20231015T201712p144046</text:p>
          </table:table-cell>
          <table:table-cell table:formula="of:=1/([.D126]*0.7+[.E126]/100*0.3)" office:value-type="float" office:value="1.22987293331242">
            <text:p>1.23</text:p>
          </table:table-cell>
          <table:table-cell office:value-type="float" office:value="1071.73069303928">
            <text:p>1072</text:p>
          </table:table-cell>
          <table:table-cell table:formula="of:=(ABS([.C126]-[.$O$2]))/[.C126]" office:value-type="float" office:value="0.856809749804436">
            <text:p>0.857</text:p>
          </table:table-cell>
          <table:table-cell office:value-type="float" office:value="71.1084342389505">
            <text:p>71.11</text:p>
          </table:table-cell>
          <table:table-cell office:value-type="float" office:value="10.7038776493256">
            <text:p>10.70</text:p>
          </table:table-cell>
          <table:table-cell office:value-type="float" office:value="13.1753526293386">
            <text:p>13.18</text:p>
          </table:table-cell>
          <table:table-cell office:value-type="float" office:value="263043.55907974">
            <text:p>263044</text:p>
          </table:table-cell>
          <table:table-cell office:value-type="float" office:value="0.374973775784986">
            <text:p>0.375</text:p>
          </table:table-cell>
          <table:table-cell office:value-type="float" office:value="98.0589255551761">
            <text:p>98.06</text:p>
          </table:table-cell>
          <table:table-cell table:number-columns-repeated="5"/>
        </table:table-row>
        <table:table-row table:style-name="ro1">
          <table:table-cell office:value-type="string">
            <text:p>20231015T201755p144903</text:p>
          </table:table-cell>
          <table:table-cell table:formula="of:=1/([.D127]*0.7+[.E127]/100*0.3)" office:value-type="float" office:value="0.605976862658782">
            <text:p>0.61</text:p>
          </table:table-cell>
          <table:table-cell office:value-type="float" office:value="644.484748673879">
            <text:p>644</text:p>
          </table:table-cell>
          <table:table-cell table:formula="of:=(ABS([.C127]-[.$O$2]))/[.C127]" office:value-type="float" office:value="2.08773792412422">
            <text:p>2.088</text:p>
          </table:table-cell>
          <table:table-cell office:value-type="float" office:value="62.9371586773161">
            <text:p>62.94</text:p>
          </table:table-cell>
          <table:table-cell office:value-type="float" office:value="16.9228082851638">
            <text:p>16.92</text:p>
          </table:table-cell>
          <table:table-cell office:value-type="float" office:value="38.0734762287047">
            <text:p>38.07</text:p>
          </table:table-cell>
          <table:table-cell office:value-type="float" office:value="309578.694645062">
            <text:p>309579</text:p>
          </table:table-cell>
          <table:table-cell office:value-type="float" office:value="0.160163195460071">
            <text:p>0.160</text:p>
          </table:table-cell>
          <table:table-cell office:value-type="float" office:value="22.7916214063223">
            <text:p>22.79</text:p>
          </table:table-cell>
          <table:table-cell table:number-columns-repeated="5"/>
        </table:table-row>
        <table:table-row table:style-name="ro1">
          <table:table-cell office:value-type="string">
            <text:p>20231015T201736p144525</text:p>
          </table:table-cell>
          <table:table-cell table:formula="of:=1/([.D128]*0.7+[.E128]/100*0.3)" office:value-type="float" office:value="0.418205896299928">
            <text:p>0.42</text:p>
          </table:table-cell>
          <table:table-cell office:value-type="float" office:value="470.638350046124">
            <text:p>471</text:p>
          </table:table-cell>
          <table:table-cell table:formula="of:=(ABS([.C128]-[.$O$2]))/[.C128]" office:value-type="float" office:value="3.2282997120931">
            <text:p>3.228</text:p>
          </table:table-cell>
          <table:table-cell office:value-type="float" office:value="43.785623502316">
            <text:p>43.79</text:p>
          </table:table-cell>
          <table:table-cell office:value-type="float" office:value="16.4659200385356">
            <text:p>16.47</text:p>
          </table:table-cell>
          <table:table-cell office:value-type="float" office:value="20.2477537424137">
            <text:p>20.25</text:p>
          </table:table-cell>
          <table:table-cell office:value-type="float" office:value="382959.654640843">
            <text:p>382960</text:p>
          </table:table-cell>
          <table:table-cell office:value-type="float" office:value="0.0601909647442258">
            <text:p>0.060</text:p>
          </table:table-cell>
          <table:table-cell office:value-type="float" office:value="21.9519053730458">
            <text:p>21.95</text:p>
          </table:table-cell>
          <table:table-cell table:number-columns-repeated="5"/>
        </table:table-row>
        <table:table-row table:style-name="ro1">
          <table:table-cell office:value-type="string">
            <text:p>20231015T201816p145370</text:p>
          </table:table-cell>
          <table:table-cell table:formula="of:=1/([.D129]*0.7+[.E129]/100*0.3)" office:value-type="float" office:value="0.304041988793176">
            <text:p>0.30</text:p>
          </table:table-cell>
          <table:table-cell office:value-type="float" office:value="354.793603033307">
            <text:p>355</text:p>
          </table:table-cell>
          <table:table-cell table:formula="of:=(ABS([.C129]-[.$O$2]))/[.C129]" office:value-type="float" office:value="4.60889481373537">
            <text:p>4.609</text:p>
          </table:table-cell>
          <table:table-cell office:value-type="float" office:value="20.931010615913">
            <text:p>20.93</text:p>
          </table:table-cell>
          <table:table-cell office:value-type="float" office:value="7.0274926686217">
            <text:p>7.03</text:p>
          </table:table-cell>
          <table:table-cell office:value-type="float" office:value="37.27648381913">
            <text:p>37.28</text:p>
          </table:table-cell>
          <table:table-cell office:value-type="float" office:value="367144.739395043">
            <text:p>367145</text:p>
          </table:table-cell>
          <table:table-cell office:value-type="float" office:value="0.376488804502951">
            <text:p>0.376</text:p>
          </table:table-cell>
          <table:table-cell office:value-type="float" office:value="33.6556317069872">
            <text:p>33.66</text:p>
          </table:table-cell>
          <table:table-cell table:number-columns-repeated="5"/>
        </table:table-row>
        <table:table-row table:style-name="ro1">
          <table:table-cell office:value-type="string">
            <text:p>20231015T201654p143713</text:p>
          </table:table-cell>
          <table:table-cell table:formula="of:=1/([.D130]*0.7+[.E130]/100*0.3)" office:value-type="float" office:value="0.875992464035384">
            <text:p>0.88</text:p>
          </table:table-cell>
          <table:table-cell office:value-type="float" office:value="792.088042886099">
            <text:p>792</text:p>
          </table:table-cell>
          <table:table-cell table:formula="of:=(ABS([.C130]-[.$O$2]))/[.C130]" office:value-type="float" office:value="1.5123469769208">
            <text:p>1.512</text:p>
          </table:table-cell>
          <table:table-cell office:value-type="float" office:value="27.6398160294932">
            <text:p>27.64</text:p>
          </table:table-cell>
          <table:table-cell office:value-type="float" office:value="16.6100674373796">
            <text:p>16.61</text:p>
          </table:table-cell>
          <table:table-cell office:value-type="float" office:value="38.0734762287047">
            <text:p>38.07</text:p>
          </table:table-cell>
          <table:table-cell office:value-type="float" office:value="333851.463020346">
            <text:p>333851</text:p>
          </table:table-cell>
          <table:table-cell office:value-type="float" office:value="0.251894076956836">
            <text:p>0.252</text:p>
          </table:table-cell>
          <table:table-cell office:value-type="float" office:value="18.8054747229984">
            <text:p>18.81</text:p>
          </table:table-cell>
          <table:table-cell table:number-columns-repeated="5"/>
        </table:table-row>
        <table:table-row table:style-name="ro1">
          <table:table-cell office:value-type="string">
            <text:p>20231015T201645p143575</text:p>
          </table:table-cell>
          <table:table-cell table:formula="of:=1/([.D131]*0.7+[.E131]/100*0.3)" office:value-type="float" office:value="0.420347219591138">
            <text:p>0.42</text:p>
          </table:table-cell>
          <table:table-cell office:value-type="float" office:value="461.273730852183">
            <text:p>461</text:p>
          </table:table-cell>
          <table:table-cell table:formula="of:=(ABS([.C131]-[.$O$2]))/[.C131]" office:value-type="float" office:value="3.31414118537286">
            <text:p>3.314</text:p>
          </table:table-cell>
          <table:table-cell office:value-type="float" office:value="19.695604030548">
            <text:p>19.70</text:p>
          </table:table-cell>
          <table:table-cell office:value-type="float" office:value="6.02043382584093">
            <text:p>6.02</text:p>
          </table:table-cell>
          <table:table-cell office:value-type="float" office:value="30.4983673452475">
            <text:p>30.50</text:p>
          </table:table-cell>
          <table:table-cell office:value-type="float" office:value="380249.886059811">
            <text:p>380250</text:p>
          </table:table-cell>
          <table:table-cell office:value-type="float" office:value="0.121848065120012">
            <text:p>0.122</text:p>
          </table:table-cell>
          <table:table-cell office:value-type="float" office:value="59.9207097248953">
            <text:p>59.92</text:p>
          </table:table-cell>
          <table:table-cell table:number-columns-repeated="5"/>
        </table:table-row>
        <table:table-row table:style-name="ro1">
          <table:table-cell office:value-type="string">
            <text:p>20231015T201639p143490</text:p>
          </table:table-cell>
          <table:table-cell table:formula="of:=1/([.D132]*0.7+[.E132]/100*0.3)" office:value-type="float" office:value="0.442319680610358">
            <text:p>0.44</text:p>
          </table:table-cell>
          <table:table-cell office:value-type="float" office:value="484.698756986072">
            <text:p>485</text:p>
          </table:table-cell>
          <table:table-cell table:formula="of:=(ABS([.C132]-[.$O$2]))/[.C132]" office:value-type="float" office:value="3.10564287883491">
            <text:p>3.106</text:p>
          </table:table-cell>
          <table:table-cell office:value-type="float" office:value="28.9527577036003">
            <text:p>28.95</text:p>
          </table:table-cell>
          <table:table-cell office:value-type="float" office:value="13.8034682080925">
            <text:p>13.80</text:p>
          </table:table-cell>
          <table:table-cell office:value-type="float" office:value="33.3019514219701">
            <text:p>33.30</text:p>
          </table:table-cell>
          <table:table-cell office:value-type="float" office:value="382959.654640843">
            <text:p>382960</text:p>
          </table:table-cell>
          <table:table-cell office:value-type="float" office:value="0.214127619548533">
            <text:p>0.214</text:p>
          </table:table-cell>
          <table:table-cell office:value-type="float" office:value="75.6930657876552">
            <text:p>75.69</text:p>
          </table:table-cell>
          <table:table-cell table:number-columns-repeated="5"/>
        </table:table-row>
        <table:table-row table:style-name="ro1">
          <table:table-cell office:value-type="string">
            <text:p>20231015T201746p144699</text:p>
          </table:table-cell>
          <table:table-cell table:formula="of:=1/([.D133]*0.7+[.E133]/100*0.3)" office:value-type="float" office:value="0.211283123378694">
            <text:p>0.21</text:p>
          </table:table-cell>
          <table:table-cell office:value-type="float" office:value="258.729952851932">
            <text:p>259</text:p>
          </table:table-cell>
          <table:table-cell table:formula="of:=(ABS([.C133]-[.$O$2]))/[.C133]" office:value-type="float" office:value="6.6914171632028">
            <text:p>6.691</text:p>
          </table:table-cell>
          <table:table-cell office:value-type="float" office:value="16.3312260575016">
            <text:p>16.33</text:p>
          </table:table-cell>
          <table:table-cell office:value-type="float" office:value="7.31928564201154">
            <text:p>7.32</text:p>
          </table:table-cell>
          <table:table-cell office:value-type="float" office:value="39.8822458904779">
            <text:p>39.88</text:p>
          </table:table-cell>
          <table:table-cell office:value-type="float" office:value="229174.804904366">
            <text:p>229175</text:p>
          </table:table-cell>
          <table:table-cell office:value-type="float" office:value="0.121848065120012">
            <text:p>0.122</text:p>
          </table:table-cell>
          <table:table-cell office:value-type="float" office:value="39.1580190916304">
            <text:p>39.16</text:p>
          </table:table-cell>
          <table:table-cell table:number-columns-repeated="5"/>
        </table:table-row>
        <table:table-row table:style-name="ro1">
          <table:table-cell office:value-type="string">
            <text:p>20231015T201749p144760</text:p>
          </table:table-cell>
          <table:table-cell table:formula="of:=1/([.D134]*0.7+[.E134]/100*0.3)" office:value-type="float" office:value="1.37691924143783">
            <text:p>1.38</text:p>
          </table:table-cell>
          <table:table-cell office:value-type="float" office:value="1128.03538379119">
            <text:p>1128</text:p>
          </table:table-cell>
          <table:table-cell table:formula="of:=(ABS([.C134]-[.$O$2]))/[.C134]" office:value-type="float" office:value="0.764129058888075">
            <text:p>0.764</text:p>
          </table:table-cell>
          <table:table-cell office:value-type="float" office:value="63.789555015952">
            <text:p>63.79</text:p>
          </table:table-cell>
          <table:table-cell office:value-type="float" office:value="12.2786608863198">
            <text:p>12.28</text:p>
          </table:table-cell>
          <table:table-cell office:value-type="float" office:value="34.8308239440182">
            <text:p>34.83</text:p>
          </table:table-cell>
          <table:table-cell office:value-type="float" office:value="274648.717181899">
            <text:p>274649</text:p>
          </table:table-cell>
          <table:table-cell office:value-type="float" office:value="0.172812128101135">
            <text:p>0.173</text:p>
          </table:table-cell>
          <table:table-cell office:value-type="float" office:value="98.9560386306163">
            <text:p>98.96</text:p>
          </table:table-cell>
          <table:table-cell table:number-columns-repeated="5"/>
        </table:table-row>
        <table:table-row table:style-name="ro1">
          <table:table-cell office:value-type="string">
            <text:p>20231015T201715p144090</text:p>
          </table:table-cell>
          <table:table-cell table:formula="of:=1/([.D135]*0.7+[.E135]/100*0.3)" office:value-type="float" office:value="0.658879065954712">
            <text:p>0.66</text:p>
          </table:table-cell>
          <table:table-cell office:value-type="float" office:value="646.059414201171">
            <text:p>646</text:p>
          </table:table-cell>
          <table:table-cell table:formula="of:=(ABS([.C135]-[.$O$2]))/[.C135]" office:value-type="float" office:value="2.08021206139464">
            <text:p>2.080</text:p>
          </table:table-cell>
          <table:table-cell office:value-type="float" office:value="20.5269201876025">
            <text:p>20.53</text:p>
          </table:table-cell>
          <table:table-cell office:value-type="float" office:value="14.5834537572254">
            <text:p>14.58</text:p>
          </table:table-cell>
          <table:table-cell office:value-type="float" office:value="33.9566984325905">
            <text:p>33.96</text:p>
          </table:table-cell>
          <table:table-cell office:value-type="float" office:value="338807.733315462">
            <text:p>338808</text:p>
          </table:table-cell>
          <table:table-cell office:value-type="float" office:value="0.0449300018006041">
            <text:p>0.045</text:p>
          </table:table-cell>
          <table:table-cell office:value-type="float" office:value="73.8436000370274">
            <text:p>73.84</text:p>
          </table:table-cell>
          <table:table-cell table:number-columns-repeated="5"/>
        </table:table-row>
        <table:table-row table:style-name="ro1">
          <table:table-cell office:value-type="string">
            <text:p>20231015T201807p145200</text:p>
          </table:table-cell>
          <table:table-cell table:formula="of:=1/([.D136]*0.7+[.E136]/100*0.3)" office:value-type="float" office:value="0.494018152993936">
            <text:p>0.49</text:p>
          </table:table-cell>
          <table:table-cell office:value-type="float" office:value="526.088858606974">
            <text:p>526</text:p>
          </table:table-cell>
          <table:table-cell table:formula="of:=(ABS([.C136]-[.$O$2]))/[.C136]" office:value-type="float" office:value="2.78263095186867">
            <text:p>2.783</text:p>
          </table:table-cell>
          <table:table-cell office:value-type="float" office:value="25.4584826199834">
            <text:p>25.46</text:p>
          </table:table-cell>
          <table:table-cell office:value-type="float" office:value="17.9822976878613">
            <text:p>17.98</text:p>
          </table:table-cell>
          <table:table-cell office:value-type="float" office:value="18.5704629146494">
            <text:p>18.57</text:p>
          </table:table-cell>
          <table:table-cell office:value-type="float" office:value="345808.370409834">
            <text:p>345808</text:p>
          </table:table-cell>
          <table:table-cell office:value-type="float" office:value="0.0074854426488344">
            <text:p>0.007</text:p>
          </table:table-cell>
          <table:table-cell office:value-type="float" office:value="37.2241474515207">
            <text:p>37.22</text:p>
          </table:table-cell>
          <table:table-cell table:number-columns-repeated="5"/>
        </table:table-row>
        <table:table-row table:style-name="ro1">
          <table:table-cell office:value-type="string">
            <text:p>20231015T201703p143866</text:p>
          </table:table-cell>
          <table:table-cell table:formula="of:=1/([.D137]*0.7+[.E137]/100*0.3)" office:value-type="float" office:value="0.522461350467715">
            <text:p>0.52</text:p>
          </table:table-cell>
          <table:table-cell office:value-type="float" office:value="543.676959106228">
            <text:p>544</text:p>
          </table:table-cell>
          <table:table-cell table:formula="of:=(ABS([.C137]-[.$O$2]))/[.C137]" office:value-type="float" office:value="2.66026179088303">
            <text:p>2.660</text:p>
          </table:table-cell>
          <table:table-cell office:value-type="float" office:value="17.2779750260128">
            <text:p>17.28</text:p>
          </table:table-cell>
          <table:table-cell office:value-type="float" office:value="14.4657996146435">
            <text:p>14.47</text:p>
          </table:table-cell>
          <table:table-cell office:value-type="float" office:value="18.7387494588405">
            <text:p>18.74</text:p>
          </table:table-cell>
          <table:table-cell office:value-type="float" office:value="397484.404774651">
            <text:p>397484</text:p>
          </table:table-cell>
          <table:table-cell office:value-type="float" office:value="0.00873418339315236">
            <text:p>0.009</text:p>
          </table:table-cell>
          <table:table-cell office:value-type="float" office:value="58.1864280123077">
            <text:p>58.19</text:p>
          </table:table-cell>
          <table:table-cell table:number-columns-repeated="5"/>
        </table:table-row>
        <table:table-row table:style-name="ro1">
          <table:table-cell office:value-type="string">
            <text:p>20231015T201709p143979</text:p>
          </table:table-cell>
          <table:table-cell table:formula="of:=1/([.D138]*0.7+[.E138]/100*0.3)" office:value-type="float" office:value="0.224912043390637">
            <text:p>0.22</text:p>
          </table:table-cell>
          <table:table-cell office:value-type="float" office:value="272.729417359096">
            <text:p>273</text:p>
          </table:table-cell>
          <table:table-cell table:formula="of:=(ABS([.C138]-[.$O$2]))/[.C138]" office:value-type="float" office:value="6.2966092886849">
            <text:p>6.297</text:p>
          </table:table-cell>
          <table:table-cell office:value-type="float" office:value="12.8520121078748">
            <text:p>12.85</text:p>
          </table:table-cell>
          <table:table-cell office:value-type="float" office:value="19.9396676300578">
            <text:p>19.94</text:p>
          </table:table-cell>
          <table:table-cell office:value-type="float" office:value="17.9530324595035">
            <text:p>17.95</text:p>
          </table:table-cell>
          <table:table-cell office:value-type="float" office:value="296015.253803399">
            <text:p>296015</text:p>
          </table:table-cell>
          <table:table-cell office:value-type="float" office:value="0.0074854426488344">
            <text:p>0.007</text:p>
          </table:table-cell>
          <table:table-cell office:value-type="float" office:value="24.4521852730192">
            <text:p>24.45</text:p>
          </table:table-cell>
          <table:table-cell table:number-columns-repeated="5"/>
        </table:table-row>
        <table:table-row table:style-name="ro1">
          <table:table-cell office:value-type="string">
            <text:p>20231015T201758p144974</text:p>
          </table:table-cell>
          <table:table-cell table:formula="of:=1/([.D139]*0.7+[.E139]/100*0.3)" office:value-type="float" office:value="0.244759668057204">
            <text:p>0.24</text:p>
          </table:table-cell>
          <table:table-cell office:value-type="float" office:value="295.402776515105">
            <text:p>295</text:p>
          </table:table-cell>
          <table:table-cell table:formula="of:=(ABS([.C139]-[.$O$2]))/[.C139]" office:value-type="float" office:value="5.73656498248331">
            <text:p>5.737</text:p>
          </table:table-cell>
          <table:table-cell office:value-type="float" office:value="23.3483202866533">
            <text:p>23.35</text:p>
          </table:table-cell>
          <table:table-cell office:value-type="float" office:value="19.7510832932114">
            <text:p>19.75</text:p>
          </table:table-cell>
          <table:table-cell office:value-type="float" office:value="30.6120964786342">
            <text:p>30.61</text:p>
          </table:table-cell>
          <table:table-cell office:value-type="float" office:value="265893.768216821">
            <text:p>265894</text:p>
          </table:table-cell>
          <table:table-cell office:value-type="float" office:value="0.0349904327034586">
            <text:p>0.035</text:p>
          </table:table-cell>
          <table:table-cell office:value-type="float" office:value="29.4502019109614">
            <text:p>29.45</text:p>
          </table:table-cell>
          <table:table-cell table:number-columns-repeated="5"/>
        </table:table-row>
        <table:table-row table:style-name="ro1">
          <table:table-cell office:value-type="string">
            <text:p>20231015T201801p145016</text:p>
          </table:table-cell>
          <table:table-cell table:formula="of:=1/([.D140]*0.7+[.E140]/100*0.3)" office:value-type="float" office:value="4.05939535129761">
            <text:p>4.06</text:p>
          </table:table-cell>
          <table:table-cell office:value-type="float" office:value="2455.4598991258">
            <text:p>2455</text:p>
          </table:table-cell>
          <table:table-cell table:formula="of:=(ABS([.C140]-[.$O$2]))/[.C140]" office:value-type="float" office:value="0.1895611894503">
            <text:p>0.190</text:p>
          </table:table-cell>
          <table:table-cell office:value-type="float" office:value="37.8830911344004">
            <text:p>37.88</text:p>
          </table:table-cell>
          <table:table-cell office:value-type="float" office:value="10.5596808677061">
            <text:p>10.56</text:p>
          </table:table-cell>
          <table:table-cell office:value-type="float" office:value="13.2233921051339">
            <text:p>13.22</text:p>
          </table:table-cell>
          <table:table-cell office:value-type="float" office:value="317400.146465769">
            <text:p>317400</text:p>
          </table:table-cell>
          <table:table-cell office:value-type="float" office:value="0.399162150918644">
            <text:p>0.399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5T201700p143810</text:p>
          </table:table-cell>
          <table:table-cell table:formula="of:=1/([.D141]*0.7+[.E141]/100*0.3)" office:value-type="float" office:value="0.511495372108675">
            <text:p>0.51</text:p>
          </table:table-cell>
          <table:table-cell office:value-type="float" office:value="547.920751148338">
            <text:p>548</text:p>
          </table:table-cell>
          <table:table-cell table:formula="of:=(ABS([.C141]-[.$O$2]))/[.C141]" office:value-type="float" office:value="2.63191208916497">
            <text:p>2.632</text:p>
          </table:table-cell>
          <table:table-cell office:value-type="float" office:value="37.5711464595761">
            <text:p>37.57</text:p>
          </table:table-cell>
          <table:table-cell office:value-type="float" office:value="7.2958180867747">
            <text:p>7.30</text:p>
          </table:table-cell>
          <table:table-cell office:value-type="float" office:value="26.2591790650079">
            <text:p>26.26</text:p>
          </table:table-cell>
          <table:table-cell office:value-type="float" office:value="214478.076203136">
            <text:p>214478</text:p>
          </table:table-cell>
          <table:table-cell office:value-type="float" office:value="0.0349904327034586">
            <text:p>0.035</text:p>
          </table:table-cell>
          <table:table-cell office:value-type="float" office:value="12.2301332074519">
            <text:p>12.23</text:p>
          </table:table-cell>
          <table:table-cell table:number-columns-repeated="5"/>
        </table:table-row>
        <table:table-row table:style-name="ro1">
          <table:table-cell office:value-type="string">
            <text:p>20231015T201721p144199</text:p>
          </table:table-cell>
          <table:table-cell table:formula="of:=1/([.D142]*0.7+[.E142]/100*0.3)" office:value-type="float" office:value="1.12757563753592">
            <text:p>1.13</text:p>
          </table:table-cell>
          <table:table-cell office:value-type="float" office:value="913.767575468786">
            <text:p>914</text:p>
          </table:table-cell>
          <table:table-cell table:formula="of:=(ABS([.C142]-[.$O$2]))/[.C142]" office:value-type="float" office:value="1.17779668859346">
            <text:p>1.178</text:p>
          </table:table-cell>
          <table:table-cell office:value-type="float" office:value="20.8002612678622">
            <text:p>20.80</text:p>
          </table:table-cell>
          <table:table-cell office:value-type="float" office:value="13.8842079922966">
            <text:p>13.88</text:p>
          </table:table-cell>
          <table:table-cell office:value-type="float" office:value="18.9152675408477">
            <text:p>18.92</text:p>
          </table:table-cell>
          <table:table-cell office:value-type="float" office:value="329167.978644452">
            <text:p>329168</text:p>
          </table:table-cell>
          <table:table-cell office:value-type="float" office:value="0.173978769027527">
            <text:p>0.174</text:p>
          </table:table-cell>
          <table:table-cell office:value-type="float" office:value="98.9560386306163">
            <text:p>98.96</text:p>
          </table:table-cell>
          <table:table-cell table:number-columns-repeated="5"/>
        </table:table-row>
        <table:table-row table:style-name="ro1">
          <table:table-cell office:value-type="string">
            <text:p>20231015T201706p143908</text:p>
          </table:table-cell>
          <table:table-cell table:formula="of:=1/([.D143]*0.7+[.E143]/100*0.3)" office:value-type="float" office:value="1.94138642741225">
            <text:p>1.94</text:p>
          </table:table-cell>
          <table:table-cell office:value-type="float" office:value="1323.78353696397">
            <text:p>1324</text:p>
          </table:table-cell>
          <table:table-cell table:formula="of:=(ABS([.C143]-[.$O$2]))/[.C143]" office:value-type="float" office:value="0.50326691972916">
            <text:p>0.503</text:p>
          </table:table-cell>
          <table:table-cell office:value-type="float" office:value="54.2696529324968">
            <text:p>54.27</text:p>
          </table:table-cell>
          <table:table-cell office:value-type="float" office:value="7.59324246696955">
            <text:p>7.59</text:p>
          </table:table-cell>
          <table:table-cell office:value-type="float" office:value="31.690138346765">
            <text:p>31.69</text:p>
          </table:table-cell>
          <table:table-cell office:value-type="float" office:value="273864.504521492">
            <text:p>273865</text:p>
          </table:table-cell>
          <table:table-cell office:value-type="float" office:value="0.377806575705312">
            <text:p>0.378</text:p>
          </table:table-cell>
          <table:table-cell office:value-type="float" office:value="1.7293894395912">
            <text:p>1.73</text:p>
          </table:table-cell>
          <table:table-cell table:number-columns-repeated="5"/>
        </table:table-row>
        <table:table-row table:style-name="ro1">
          <table:table-cell office:value-type="string">
            <text:p>20231015T201718p144149</text:p>
          </table:table-cell>
          <table:table-cell table:formula="of:=1/([.D144]*0.7+[.E144]/100*0.3)" office:value-type="float" office:value="0.969673117442932">
            <text:p>0.97</text:p>
          </table:table-cell>
          <table:table-cell office:value-type="float" office:value="1007.71117844823">
            <text:p>1008</text:p>
          </table:table-cell>
          <table:table-cell table:formula="of:=(ABS([.C144]-[.$O$2]))/[.C144]" office:value-type="float" office:value="0.974772179330582">
            <text:p>0.975</text:p>
          </table:table-cell>
          <table:table-cell office:value-type="float" office:value="116.311613801897">
            <text:p>116.31</text:p>
          </table:table-cell>
          <table:table-cell office:value-type="float" office:value="16.4444845857418">
            <text:p>16.44</text:p>
          </table:table-cell>
          <table:table-cell office:value-type="float" office:value="29.0682153658484">
            <text:p>29.07</text:p>
          </table:table-cell>
          <table:table-cell office:value-type="float" office:value="342739.021501628">
            <text:p>342739</text:p>
          </table:table-cell>
          <table:table-cell office:value-type="float" office:value="0.315530233086259">
            <text:p>0.316</text:p>
          </table:table-cell>
          <table:table-cell office:value-type="float" office:value="3.2961370434119">
            <text:p>3.30</text:p>
          </table:table-cell>
          <table:table-cell table:number-columns-repeated="5"/>
        </table:table-row>
        <table:table-row table:style-name="ro1">
          <table:table-cell office:value-type="string">
            <text:p>20231015T201804p145120</text:p>
          </table:table-cell>
          <table:table-cell table:formula="of:=1/([.D145]*0.7+[.E145]/100*0.3)" office:value-type="float" office:value="0.827533950361268">
            <text:p>0.83</text:p>
          </table:table-cell>
          <table:table-cell office:value-type="float" office:value="789.424108669851">
            <text:p>789</text:p>
          </table:table-cell>
          <table:table-cell table:formula="of:=(ABS([.C145]-[.$O$2]))/[.C145]" office:value-type="float" office:value="1.52082496359666">
            <text:p>1.521</text:p>
          </table:table-cell>
          <table:table-cell office:value-type="float" office:value="47.9440539347124">
            <text:p>47.94</text:p>
          </table:table-cell>
          <table:table-cell office:value-type="float" office:value="7.26068554707911">
            <text:p>7.26</text:p>
          </table:table-cell>
          <table:table-cell office:value-type="float" office:value="13.5936886266693">
            <text:p>13.59</text:p>
          </table:table-cell>
          <table:table-cell office:value-type="float" office:value="382959.654640843">
            <text:p>382960</text:p>
          </table:table-cell>
          <table:table-cell office:value-type="float" office:value="0.0730920195059891">
            <text:p>0.073</text:p>
          </table:table-cell>
          <table:table-cell office:value-type="float" office:value="10.2692616352869">
            <text:p>10.27</text:p>
          </table:table-cell>
          <table:table-cell table:number-columns-repeated="5"/>
        </table:table-row>
        <table:table-row table:style-name="ro1">
          <table:table-cell office:value-type="string">
            <text:p>20231015T201648p143628</text:p>
          </table:table-cell>
          <table:table-cell table:formula="of:=1/([.D146]*0.7+[.E146]/100*0.3)" office:value-type="float" office:value="0.89283889959054">
            <text:p>0.89</text:p>
          </table:table-cell>
          <table:table-cell office:value-type="float" office:value="810.962510454888">
            <text:p>811</text:p>
          </table:table-cell>
          <table:table-cell table:formula="of:=(ABS([.C146]-[.$O$2]))/[.C146]" office:value-type="float" office:value="1.45387422272302">
            <text:p>1.454</text:p>
          </table:table-cell>
          <table:table-cell office:value-type="float" office:value="34.103642971701">
            <text:p>34.10</text:p>
          </table:table-cell>
          <table:table-cell office:value-type="float" office:value="16.771676300578">
            <text:p>16.77</text:p>
          </table:table-cell>
          <table:table-cell office:value-type="float" office:value="20.0522782120504">
            <text:p>20.05</text:p>
          </table:table-cell>
          <table:table-cell office:value-type="float" office:value="350663.636070818">
            <text:p>350664</text:p>
          </table:table-cell>
          <table:table-cell office:value-type="float" office:value="0.15216954513882">
            <text:p>0.152</text:p>
          </table:table-cell>
          <table:table-cell office:value-type="float" office:value="3.2961370434119">
            <text:p>3.30</text:p>
          </table:table-cell>
          <table:table-cell table:number-columns-repeated="5"/>
        </table:table-row>
        <table:table-row table:style-name="ro1">
          <table:table-cell office:value-type="string">
            <text:p>20231015T201657p143757</text:p>
          </table:table-cell>
          <table:table-cell table:formula="of:=1/([.D147]*0.7+[.E147]/100*0.3)" office:value-type="float" office:value="0.61985635288575">
            <text:p>0.62</text:p>
          </table:table-cell>
          <table:table-cell office:value-type="float" office:value="618.484028831577">
            <text:p>618</text:p>
          </table:table-cell>
          <table:table-cell table:formula="of:=(ABS([.C147]-[.$O$2]))/[.C147]" office:value-type="float" office:value="2.21754468544556">
            <text:p>2.218</text:p>
          </table:table-cell>
          <table:table-cell office:value-type="float" office:value="20.3319081197643">
            <text:p>20.33</text:p>
          </table:table-cell>
          <table:table-cell office:value-type="float" office:value="7.79555695274023">
            <text:p>7.80</text:p>
          </table:table-cell>
          <table:table-cell office:value-type="float" office:value="11.9405395140323">
            <text:p>11.94</text:p>
          </table:table-cell>
          <table:table-cell office:value-type="float" office:value="305180.797256539">
            <text:p>305181</text:p>
          </table:table-cell>
          <table:table-cell office:value-type="float" office:value="0.230907724940618">
            <text:p>0.231</text:p>
          </table:table-cell>
          <table:table-cell office:value-type="float" office:value="6.25735129259999">
            <text:p>6.26</text:p>
          </table:table-cell>
          <table:table-cell table:number-columns-repeated="5"/>
        </table:table-row>
        <table:table-row table:style-name="ro1">
          <table:table-cell office:value-type="string">
            <text:p>20231015T201752p144843</text:p>
          </table:table-cell>
          <table:table-cell table:formula="of:=1/([.D148]*0.7+[.E148]/100*0.3)" office:value-type="float" office:value="0.532831462353434">
            <text:p>0.53</text:p>
          </table:table-cell>
          <table:table-cell office:value-type="float" office:value="551.432217305766">
            <text:p>551</text:p>
          </table:table-cell>
          <table:table-cell table:formula="of:=(ABS([.C148]-[.$O$2]))/[.C148]" office:value-type="float" office:value="2.60878442997565">
            <text:p>2.609</text:p>
          </table:table-cell>
          <table:table-cell office:value-type="float" office:value="16.8723170166651">
            <text:p>16.87</text:p>
          </table:table-cell>
          <table:table-cell office:value-type="float" office:value="18.0310693641619">
            <text:p>18.03</text:p>
          </table:table-cell>
          <table:table-cell office:value-type="float" office:value="33.1363701796041">
            <text:p>33.14</text:p>
          </table:table-cell>
          <table:table-cell office:value-type="float" office:value="376308.457633009">
            <text:p>376308</text:p>
          </table:table-cell>
          <table:table-cell office:value-type="float" office:value="0.355615862811847">
            <text:p>0.356</text:p>
          </table:table-cell>
          <table:table-cell office:value-type="float" office:value="6.78225309089515">
            <text:p>6.78</text:p>
          </table:table-cell>
          <table:table-cell table:number-columns-repeated="5"/>
        </table:table-row>
        <table:table-row table:style-name="ro1">
          <table:table-cell office:value-type="string">
            <text:p>20231015T201813p145318</text:p>
          </table:table-cell>
          <table:table-cell table:formula="of:=1/([.D149]*0.7+[.E149]/100*0.3)" office:value-type="float" office:value="0.686267818370468">
            <text:p>0.69</text:p>
          </table:table-cell>
          <table:table-cell office:value-type="float" office:value="667.095646026841">
            <text:p>667</text:p>
          </table:table-cell>
          <table:table-cell table:formula="of:=(ABS([.C149]-[.$O$2]))/[.C149]" office:value-type="float" office:value="1.98308048006647">
            <text:p>1.983</text:p>
          </table:table-cell>
          <table:table-cell office:value-type="float" office:value="23.0002429744533">
            <text:p>23.00</text:p>
          </table:table-cell>
          <table:table-cell office:value-type="float" office:value="18.4956647398844">
            <text:p>18.50</text:p>
          </table:table-cell>
          <table:table-cell office:value-type="float" office:value="24.1122106541629">
            <text:p>24.11</text:p>
          </table:table-cell>
          <table:table-cell office:value-type="float" office:value="297614.166023933">
            <text:p>297614</text:p>
          </table:table-cell>
          <table:table-cell office:value-type="float" office:value="0.101143483393208">
            <text:p>0.101</text:p>
          </table:table-cell>
          <table:table-cell office:value-type="float" office:value="3.08941383518124">
            <text:p>3.09</text:p>
          </table:table-cell>
          <table:table-cell table:number-columns-repeated="5"/>
        </table:table-row>
        <table:table-row table:style-name="ro1">
          <table:table-cell office:value-type="string">
            <text:p>20231015T201637p143438</text:p>
          </table:table-cell>
          <table:table-cell table:formula="of:=1/([.D150]*0.7+[.E150]/100*0.3)" office:value-type="float" office:value="0.796971443921414">
            <text:p>0.80</text:p>
          </table:table-cell>
          <table:table-cell office:value-type="float" office:value="742.869251889391">
            <text:p>743</text:p>
          </table:table-cell>
          <table:table-cell table:formula="of:=(ABS([.C150]-[.$O$2]))/[.C150]" office:value-type="float" office:value="1.67880248770385">
            <text:p>1.679</text:p>
          </table:table-cell>
          <table:table-cell office:value-type="float" office:value="26.5294533051106">
            <text:p>26.53</text:p>
          </table:table-cell>
          <table:table-cell office:value-type="float" office:value="8.2021634110481">
            <text:p>8.20</text:p>
          </table:table-cell>
          <table:table-cell office:value-type="float" office:value="30.2227323304299">
            <text:p>30.22</text:p>
          </table:table-cell>
          <table:table-cell office:value-type="float" office:value="263389.988546716">
            <text:p>263390</text:p>
          </table:table-cell>
          <table:table-cell office:value-type="float" office:value="0.14131369716318">
            <text:p>0.141</text:p>
          </table:table-cell>
          <table:table-cell office:value-type="float" office:value="1.39296147366506">
            <text:p>1.39</text:p>
          </table:table-cell>
          <table:table-cell table:number-columns-repeated="5"/>
        </table:table-row>
        <table:table-row table:style-name="ro1">
          <table:table-cell office:value-type="string">
            <text:p>20231016T041734p180509</text:p>
          </table:table-cell>
          <table:table-cell table:formula="of:=1/([.D151]*0.7+[.E151]/100*0.3)" office:value-type="float" office:value="1.05098661362154">
            <text:p>1.05</text:p>
          </table:table-cell>
          <table:table-cell office:value-type="float" office:value="952.584504285673">
            <text:p>953</text:p>
          </table:table-cell>
          <table:table-cell table:formula="of:=(ABS([.C151]-[.$O$2]))/[.C151]" office:value-type="float" office:value="1.08905350763843">
            <text:p>1.089</text:p>
          </table:table-cell>
          <table:table-cell office:value-type="float" office:value="63.0498164903938">
            <text:p>63.05</text:p>
          </table:table-cell>
          <table:table-cell office:value-type="float" office:value="10.9680876685935">
            <text:p>10.97</text:p>
          </table:table-cell>
          <table:table-cell office:value-type="float" office:value="22.5856837934916">
            <text:p>22.59</text:p>
          </table:table-cell>
          <table:table-cell office:value-type="float" office:value="384069.082061319">
            <text:p>384069</text:p>
          </table:table-cell>
          <table:table-cell office:value-type="float" office:value="0.172812128101135">
            <text:p>0.173</text:p>
          </table:table-cell>
          <table:table-cell office:value-type="float" office:value="87.1734000920601">
            <text:p>87.17</text:p>
          </table:table-cell>
          <table:table-cell table:number-columns-repeated="5"/>
        </table:table-row>
        <table:table-row table:style-name="ro1">
          <table:table-cell office:value-type="string">
            <text:p>20231016T041829p181641</text:p>
          </table:table-cell>
          <table:table-cell table:formula="of:=1/([.D152]*0.7+[.E152]/100*0.3)" office:value-type="float" office:value="0.836609719791612">
            <text:p>0.84</text:p>
          </table:table-cell>
          <table:table-cell office:value-type="float" office:value="790.745854791246">
            <text:p>791</text:p>
          </table:table-cell>
          <table:table-cell table:formula="of:=(ABS([.C152]-[.$O$2]))/[.C152]" office:value-type="float" office:value="1.51661135868408">
            <text:p>1.517</text:p>
          </table:table-cell>
          <table:table-cell office:value-type="float" office:value="44.5575097839857">
            <text:p>44.56</text:p>
          </table:table-cell>
          <table:table-cell office:value-type="float" office:value="11.6654624277457">
            <text:p>11.67</text:p>
          </table:table-cell>
          <table:table-cell office:value-type="float" office:value="34.8308239440182">
            <text:p>34.83</text:p>
          </table:table-cell>
          <table:table-cell office:value-type="float" office:value="276030.736644704">
            <text:p>276031</text:p>
          </table:table-cell>
          <table:table-cell office:value-type="float" office:value="0.283483948593182">
            <text:p>0.283</text:p>
          </table:table-cell>
          <table:table-cell office:value-type="float" office:value="74.9687341887373">
            <text:p>74.97</text:p>
          </table:table-cell>
          <table:table-cell table:number-columns-repeated="5"/>
        </table:table-row>
        <table:table-row table:style-name="ro1">
          <table:table-cell office:value-type="string">
            <text:p>20231016T041832p181695</text:p>
          </table:table-cell>
          <table:table-cell table:formula="of:=1/([.D153]*0.7+[.E153]/100*0.3)" office:value-type="float" office:value="0.665366582900393">
            <text:p>0.67</text:p>
          </table:table-cell>
          <table:table-cell office:value-type="float" office:value="664.0428314546">
            <text:p>664</text:p>
          </table:table-cell>
          <table:table-cell table:formula="of:=(ABS([.C153]-[.$O$2]))/[.C153]" office:value-type="float" office:value="1.9967946429613">
            <text:p>1.997</text:p>
          </table:table-cell>
          <table:table-cell office:value-type="float" office:value="35.0582180108257">
            <text:p>35.06</text:p>
          </table:table-cell>
          <table:table-cell office:value-type="float" office:value="11.6725674373796">
            <text:p>11.67</text:p>
          </table:table-cell>
          <table:table-cell office:value-type="float" office:value="34.8308239440182">
            <text:p>34.83</text:p>
          </table:table-cell>
          <table:table-cell office:value-type="float" office:value="276030.736644704">
            <text:p>276031</text:p>
          </table:table-cell>
          <table:table-cell office:value-type="float" office:value="0.283483948593182">
            <text:p>0.283</text:p>
          </table:table-cell>
          <table:table-cell office:value-type="float" office:value="74.9687341887373">
            <text:p>74.97</text:p>
          </table:table-cell>
          <table:table-cell table:number-columns-repeated="5"/>
        </table:table-row>
        <table:table-row table:style-name="ro1">
          <table:table-cell office:value-type="string">
            <text:p>20231016T041746p180738</text:p>
          </table:table-cell>
          <table:table-cell table:formula="of:=1/([.D154]*0.7+[.E154]/100*0.3)" office:value-type="float" office:value="0.656563004620856">
            <text:p>0.66</text:p>
          </table:table-cell>
          <table:table-cell office:value-type="float" office:value="715.931995682176">
            <text:p>716</text:p>
          </table:table-cell>
          <table:table-cell table:formula="of:=(ABS([.C154]-[.$O$2]))/[.C154]" office:value-type="float" office:value="1.77959360945145">
            <text:p>1.780</text:p>
          </table:table-cell>
          <table:table-cell office:value-type="float" office:value="92.455849456671">
            <text:p>92.46</text:p>
          </table:table-cell>
          <table:table-cell office:value-type="float" office:value="11.6529383429672">
            <text:p>11.65</text:p>
          </table:table-cell>
          <table:table-cell office:value-type="float" office:value="31.904191800529">
            <text:p>31.90</text:p>
          </table:table-cell>
          <table:table-cell office:value-type="float" office:value="297614.166023933">
            <text:p>297614</text:p>
          </table:table-cell>
          <table:table-cell office:value-type="float" office:value="0.0179179636015745">
            <text:p>0.018</text:p>
          </table:table-cell>
          <table:table-cell office:value-type="float" office:value="76.1787592793359">
            <text:p>76.18</text:p>
          </table:table-cell>
          <table:table-cell table:number-columns-repeated="5"/>
        </table:table-row>
        <table:table-row table:style-name="ro1">
          <table:table-cell office:value-type="string">
            <text:p>20231016T041805p181123</text:p>
          </table:table-cell>
          <table:table-cell table:formula="of:=1/([.D155]*0.7+[.E155]/100*0.3)" office:value-type="float" office:value="0.449022461272295">
            <text:p>0.45</text:p>
          </table:table-cell>
          <table:table-cell office:value-type="float" office:value="509.667405672888">
            <text:p>510</text:p>
          </table:table-cell>
          <table:table-cell table:formula="of:=(ABS([.C155]-[.$O$2]))/[.C155]" office:value-type="float" office:value="2.90450709197835">
            <text:p>2.905</text:p>
          </table:table-cell>
          <table:table-cell office:value-type="float" office:value="64.635039634934">
            <text:p>64.64</text:p>
          </table:table-cell>
          <table:table-cell office:value-type="float" office:value="5.93944146514216">
            <text:p>5.94</text:p>
          </table:table-cell>
          <table:table-cell office:value-type="float" office:value="20.0522782120504">
            <text:p>20.05</text:p>
          </table:table-cell>
          <table:table-cell office:value-type="float" office:value="257156.184207416">
            <text:p>257156</text:p>
          </table:table-cell>
          <table:table-cell office:value-type="float" office:value="0.231930019970955">
            <text:p>0.232</text:p>
          </table:table-cell>
          <table:table-cell office:value-type="float" office:value="37.2257349180357">
            <text:p>37.23</text:p>
          </table:table-cell>
          <table:table-cell table:number-columns-repeated="5"/>
        </table:table-row>
        <table:table-row table:style-name="ro1">
          <table:table-cell office:value-type="string">
            <text:p>20231016T041823p181513</text:p>
          </table:table-cell>
          <table:table-cell table:formula="of:=1/([.D156]*0.7+[.E156]/100*0.3)" office:value-type="float" office:value="0.881831567374919">
            <text:p>0.88</text:p>
          </table:table-cell>
          <table:table-cell office:value-type="float" office:value="839.255843471074">
            <text:p>839</text:p>
          </table:table-cell>
          <table:table-cell table:formula="of:=(ABS([.C156]-[.$O$2]))/[.C156]" office:value-type="float" office:value="1.37114822074943">
            <text:p>1.371</text:p>
          </table:table-cell>
          <table:table-cell office:value-type="float" office:value="58.06655014348">
            <text:p>58.07</text:p>
          </table:table-cell>
          <table:table-cell office:value-type="float" office:value="4.26186380653648">
            <text:p>4.26</text:p>
          </table:table-cell>
          <table:table-cell office:value-type="float" office:value="29.3912238491927">
            <text:p>29.39</text:p>
          </table:table-cell>
          <table:table-cell office:value-type="float" office:value="369340.43221937">
            <text:p>369340</text:p>
          </table:table-cell>
          <table:table-cell office:value-type="float" office:value="0.377806575705312">
            <text:p>0.378</text:p>
          </table:table-cell>
          <table:table-cell office:value-type="float" office:value="84.43714653367">
            <text:p>84.44</text:p>
          </table:table-cell>
          <table:table-cell table:number-columns-repeated="5"/>
        </table:table-row>
        <table:table-row table:style-name="ro1">
          <table:table-cell office:value-type="string">
            <text:p>20231016T041737p180547</text:p>
          </table:table-cell>
          <table:table-cell table:formula="of:=1/([.D157]*0.7+[.E157]/100*0.3)" office:value-type="float" office:value="0.793440870149349">
            <text:p>0.79</text:p>
          </table:table-cell>
          <table:table-cell office:value-type="float" office:value="791.645001614781">
            <text:p>792</text:p>
          </table:table-cell>
          <table:table-cell table:formula="of:=(ABS([.C157]-[.$O$2]))/[.C157]" office:value-type="float" office:value="1.51375300284956">
            <text:p>1.514</text:p>
          </table:table-cell>
          <table:table-cell office:value-type="float" office:value="66.902086910616">
            <text:p>66.90</text:p>
          </table:table-cell>
          <table:table-cell office:value-type="float" office:value="12.2052023121387">
            <text:p>12.21</text:p>
          </table:table-cell>
          <table:table-cell office:value-type="float" office:value="28.4565239116904">
            <text:p>28.46</text:p>
          </table:table-cell>
          <table:table-cell office:value-type="float" office:value="375644.588674082">
            <text:p>375645</text:p>
          </table:table-cell>
          <table:table-cell office:value-type="float" office:value="0.251894076956836">
            <text:p>0.252</text:p>
          </table:table-cell>
          <table:table-cell office:value-type="float" office:value="74.3926622542278">
            <text:p>74.39</text:p>
          </table:table-cell>
          <table:table-cell table:number-columns-repeated="5"/>
        </table:table-row>
        <table:table-row table:style-name="ro1">
          <table:table-cell office:value-type="string">
            <text:p>20231016T041817p181378</text:p>
          </table:table-cell>
          <table:table-cell table:formula="of:=1/([.D158]*0.7+[.E158]/100*0.3)" office:value-type="float" office:value="0.486340771492314">
            <text:p>0.49</text:p>
          </table:table-cell>
          <table:table-cell office:value-type="float" office:value="532.526028062971">
            <text:p>533</text:p>
          </table:table-cell>
          <table:table-cell table:formula="of:=(ABS([.C158]-[.$O$2]))/[.C158]" office:value-type="float" office:value="2.73690654565467">
            <text:p>2.737</text:p>
          </table:table-cell>
          <table:table-cell office:value-type="float" office:value="46.7789496305459">
            <text:p>46.78</text:p>
          </table:table-cell>
          <table:table-cell office:value-type="float" office:value="6.20077119483091">
            <text:p>6.20</text:p>
          </table:table-cell>
          <table:table-cell office:value-type="float" office:value="38.5770350424194">
            <text:p>38.58</text:p>
          </table:table-cell>
          <table:table-cell office:value-type="float" office:value="253073.85166166">
            <text:p>253074</text:p>
          </table:table-cell>
          <table:table-cell office:value-type="float" office:value="0.218653769751474">
            <text:p>0.219</text:p>
          </table:table-cell>
          <table:table-cell office:value-type="float" office:value="34.6375490778876">
            <text:p>34.64</text:p>
          </table:table-cell>
          <table:table-cell table:number-columns-repeated="5"/>
        </table:table-row>
        <table:table-row table:style-name="ro1">
          <table:table-cell office:value-type="string">
            <text:p>20231016T041811p181249</text:p>
          </table:table-cell>
          <table:table-cell table:formula="of:=1/([.D159]*0.7+[.E159]/100*0.3)" office:value-type="float" office:value="0.407467912410808">
            <text:p>0.41</text:p>
          </table:table-cell>
          <table:table-cell office:value-type="float" office:value="472.871654490663">
            <text:p>473</text:p>
          </table:table-cell>
          <table:table-cell table:formula="of:=(ABS([.C159]-[.$O$2]))/[.C159]" office:value-type="float" office:value="3.2083300639863">
            <text:p>3.208</text:p>
          </table:table-cell>
          <table:table-cell office:value-type="float" office:value="69.4499779132508">
            <text:p>69.45</text:p>
          </table:table-cell>
          <table:table-cell office:value-type="float" office:value="16.5623795761079">
            <text:p>16.56</text:p>
          </table:table-cell>
          <table:table-cell office:value-type="float" office:value="38.3413855300874">
            <text:p>38.34</text:p>
          </table:table-cell>
          <table:table-cell office:value-type="float" office:value="333943.159533016">
            <text:p>333943</text:p>
          </table:table-cell>
          <table:table-cell office:value-type="float" office:value="0.14131369716318">
            <text:p>0.141</text:p>
          </table:table-cell>
          <table:table-cell office:value-type="float" office:value="31.4225776315556">
            <text:p>31.42</text:p>
          </table:table-cell>
          <table:table-cell table:number-columns-repeated="5"/>
        </table:table-row>
        <table:table-row table:style-name="ro1">
          <table:table-cell office:value-type="string">
            <text:p>20231016T041814p181322</text:p>
          </table:table-cell>
          <table:table-cell table:formula="of:=1/([.D160]*0.7+[.E160]/100*0.3)" office:value-type="float" office:value="0.263761022743218">
            <text:p>0.26</text:p>
          </table:table-cell>
          <table:table-cell office:value-type="float" office:value="315.251345215143">
            <text:p>315</text:p>
          </table:table-cell>
          <table:table-cell table:formula="of:=(ABS([.C160]-[.$O$2]))/[.C160]" office:value-type="float" office:value="5.31242350018182">
            <text:p>5.312</text:p>
          </table:table-cell>
          <table:table-cell office:value-type="float" office:value="24.2047654143618">
            <text:p>24.20</text:p>
          </table:table-cell>
          <table:table-cell office:value-type="float" office:value="13.4749518304432">
            <text:p>13.47</text:p>
          </table:table-cell>
          <table:table-cell office:value-type="float" office:value="33.9566984325905">
            <text:p>33.96</text:p>
          </table:table-cell>
          <table:table-cell office:value-type="float" office:value="200963.060127682">
            <text:p>200963</text:p>
          </table:table-cell>
          <table:table-cell office:value-type="float" office:value="0.223749049473379">
            <text:p>0.224</text:p>
          </table:table-cell>
          <table:table-cell office:value-type="float" office:value="61.6191276929721">
            <text:p>61.62</text:p>
          </table:table-cell>
          <table:table-cell table:number-columns-repeated="5"/>
        </table:table-row>
        <table:table-row table:style-name="ro1">
          <table:table-cell office:value-type="string">
            <text:p>20231016T041749p180791</text:p>
          </table:table-cell>
          <table:table-cell table:formula="of:=1/([.D161]*0.7+[.E161]/100*0.3)" office:value-type="float" office:value="0.557640077597248">
            <text:p>0.56</text:p>
          </table:table-cell>
          <table:table-cell office:value-type="float" office:value="570.71721997999">
            <text:p>571</text:p>
          </table:table-cell>
          <table:table-cell table:formula="of:=(ABS([.C161]-[.$O$2]))/[.C161]" office:value-type="float" office:value="2.48684064600289">
            <text:p>2.487</text:p>
          </table:table-cell>
          <table:table-cell office:value-type="float" office:value="17.4943143492458">
            <text:p>17.49</text:p>
          </table:table-cell>
          <table:table-cell office:value-type="float" office:value="13.674253371869">
            <text:p>13.67</text:p>
          </table:table-cell>
          <table:table-cell office:value-type="float" office:value="24.1122106541629">
            <text:p>24.11</text:p>
          </table:table-cell>
          <table:table-cell office:value-type="float" office:value="357732.88333975">
            <text:p>357733</text:p>
          </table:table-cell>
          <table:table-cell office:value-type="float" office:value="0.223806496893676">
            <text:p>0.224</text:p>
          </table:table-cell>
          <table:table-cell office:value-type="float" office:value="72.9648348015153">
            <text:p>72.96</text:p>
          </table:table-cell>
          <table:table-cell table:number-columns-repeated="5"/>
        </table:table-row>
        <table:table-row table:style-name="ro1">
          <table:table-cell office:value-type="string">
            <text:p>20231016T041701p179921</text:p>
          </table:table-cell>
          <table:table-cell table:formula="of:=1/([.D162]*0.7+[.E162]/100*0.3)" office:value-type="float" office:value="0.868743484583959">
            <text:p>0.87</text:p>
          </table:table-cell>
          <table:table-cell office:value-type="float" office:value="787.774811965519">
            <text:p>788</text:p>
          </table:table-cell>
          <table:table-cell table:formula="of:=(ABS([.C162]-[.$O$2]))/[.C162]" office:value-type="float" office:value="1.52610259908526">
            <text:p>1.526</text:p>
          </table:table-cell>
          <table:table-cell office:value-type="float" office:value="27.6053167374558">
            <text:p>27.61</text:p>
          </table:table-cell>
          <table:table-cell office:value-type="float" office:value="12.6324662813102">
            <text:p>12.63</text:p>
          </table:table-cell>
          <table:table-cell office:value-type="float" office:value="34.8308239440182">
            <text:p>34.83</text:p>
          </table:table-cell>
          <table:table-cell office:value-type="float" office:value="263043.115446415">
            <text:p>263043</text:p>
          </table:table-cell>
          <table:table-cell office:value-type="float" office:value="0.0459351512665934">
            <text:p>0.046</text:p>
          </table:table-cell>
          <table:table-cell office:value-type="float" office:value="94.8843605793504">
            <text:p>94.88</text:p>
          </table:table-cell>
          <table:table-cell table:number-columns-repeated="5"/>
        </table:table-row>
        <table:table-row table:style-name="ro1">
          <table:table-cell office:value-type="string">
            <text:p>20231016T041743p180679</text:p>
          </table:table-cell>
          <table:table-cell table:formula="of:=1/([.D163]*0.7+[.E163]/100*0.3)" office:value-type="float" office:value="0.287000549269524">
            <text:p>0.29</text:p>
          </table:table-cell>
          <table:table-cell office:value-type="float" office:value="343.689188879031">
            <text:p>344</text:p>
          </table:table-cell>
          <table:table-cell table:formula="of:=(ABS([.C163]-[.$O$2]))/[.C163]" office:value-type="float" office:value="4.79011520988059">
            <text:p>4.790</text:p>
          </table:table-cell>
          <table:table-cell office:value-type="float" office:value="43.7444140622064">
            <text:p>43.74</text:p>
          </table:table-cell>
          <table:table-cell office:value-type="float" office:value="5.6701912374785">
            <text:p>5.67</text:p>
          </table:table-cell>
          <table:table-cell office:value-type="float" office:value="30.2227323304299">
            <text:p>30.22</text:p>
          </table:table-cell>
          <table:table-cell office:value-type="float" office:value="262476.6479245">
            <text:p>262477</text:p>
          </table:table-cell>
          <table:table-cell office:value-type="float" office:value="0.236636470746534">
            <text:p>0.237</text:p>
          </table:table-cell>
          <table:table-cell office:value-type="float" office:value="64.8181547861676">
            <text:p>64.82</text:p>
          </table:table-cell>
          <table:table-cell table:number-columns-repeated="5"/>
        </table:table-row>
        <table:table-row table:style-name="ro1">
          <table:table-cell office:value-type="string">
            <text:p>20231016T041713p180109</text:p>
          </table:table-cell>
          <table:table-cell table:formula="of:=1/([.D164]*0.7+[.E164]/100*0.3)" office:value-type="float" office:value="0.540663724386049">
            <text:p>0.54</text:p>
          </table:table-cell>
          <table:table-cell office:value-type="float" office:value="558.818388754123">
            <text:p>559</text:p>
          </table:table-cell>
          <table:table-cell table:formula="of:=(ABS([.C164]-[.$O$2]))/[.C164]" office:value-type="float" office:value="2.56108539025832">
            <text:p>2.561</text:p>
          </table:table-cell>
          <table:table-cell office:value-type="float" office:value="18.9395753879193">
            <text:p>18.94</text:p>
          </table:table-cell>
          <table:table-cell office:value-type="float" office:value="14.2739643545279">
            <text:p>14.27</text:p>
          </table:table-cell>
          <table:table-cell office:value-type="float" office:value="12.1841129145617">
            <text:p>12.18</text:p>
          </table:table-cell>
          <table:table-cell office:value-type="float" office:value="314260.881314888">
            <text:p>314261</text:p>
          </table:table-cell>
          <table:table-cell office:value-type="float" office:value="0.095535183824071">
            <text:p>0.096</text:p>
          </table:table-cell>
          <table:table-cell office:value-type="float" office:value="73.8436000370274">
            <text:p>73.84</text:p>
          </table:table-cell>
          <table:table-cell table:number-columns-repeated="5"/>
        </table:table-row>
        <table:table-row table:style-name="ro1">
          <table:table-cell office:value-type="string">
            <text:p>20231016T041740p180616</text:p>
          </table:table-cell>
          <table:table-cell table:formula="of:=1/([.D165]*0.7+[.E165]/100*0.3)" office:value-type="float" office:value="0.962880773341466">
            <text:p>0.96</text:p>
          </table:table-cell>
          <table:table-cell office:value-type="float" office:value="843.713019399283">
            <text:p>844</text:p>
          </table:table-cell>
          <table:table-cell table:formula="of:=(ABS([.C165]-[.$O$2]))/[.C165]" office:value-type="float" office:value="1.35862189422757">
            <text:p>1.359</text:p>
          </table:table-cell>
          <table:table-cell office:value-type="float" office:value="29.171617850058">
            <text:p>29.17</text:p>
          </table:table-cell>
          <table:table-cell office:value-type="float" office:value="6.03068478829064">
            <text:p>6.03</text:p>
          </table:table-cell>
          <table:table-cell office:value-type="float" office:value="31.4739560127103">
            <text:p>31.47</text:p>
          </table:table-cell>
          <table:table-cell office:value-type="float" office:value="251240.282157609">
            <text:p>251240</text:p>
          </table:table-cell>
          <table:table-cell office:value-type="float" office:value="0.14131369716318">
            <text:p>0.141</text:p>
          </table:table-cell>
          <table:table-cell office:value-type="float" office:value="92.97353544273">
            <text:p>92.97</text:p>
          </table:table-cell>
          <table:table-cell table:number-columns-repeated="5"/>
        </table:table-row>
        <table:table-row table:style-name="ro1">
          <table:table-cell office:value-type="string">
            <text:p>20231016T041841p181902</text:p>
          </table:table-cell>
          <table:table-cell table:formula="of:=1/([.D166]*0.7+[.E166]/100*0.3)" office:value-type="float" office:value="0.400787007886261">
            <text:p>0.40</text:p>
          </table:table-cell>
          <table:table-cell office:value-type="float" office:value="441.930825415833">
            <text:p>442</text:p>
          </table:table-cell>
          <table:table-cell table:formula="of:=(ABS([.C166]-[.$O$2]))/[.C166]" office:value-type="float" office:value="3.50296717394067">
            <text:p>3.503</text:p>
          </table:table-cell>
          <table:table-cell office:value-type="float" office:value="14.337945927681">
            <text:p>14.34</text:p>
          </table:table-cell>
          <table:table-cell office:value-type="float" office:value="19.3792148362235">
            <text:p>19.38</text:p>
          </table:table-cell>
          <table:table-cell office:value-type="float" office:value="24.8303936954475">
            <text:p>24.83</text:p>
          </table:table-cell>
          <table:table-cell office:value-type="float" office:value="350663.636070818">
            <text:p>350664</text:p>
          </table:table-cell>
          <table:table-cell office:value-type="float" office:value="0.0740438762147084">
            <text:p>0.074</text:p>
          </table:table-cell>
          <table:table-cell office:value-type="float" office:value="29.7834998386209">
            <text:p>29.78</text:p>
          </table:table-cell>
          <table:table-cell table:number-columns-repeated="5"/>
        </table:table-row>
        <table:table-row table:style-name="ro1">
          <table:table-cell office:value-type="string">
            <text:p>20231016T041652p179785</text:p>
          </table:table-cell>
          <table:table-cell table:formula="of:=1/([.D167]*0.7+[.E167]/100*0.3)" office:value-type="float" office:value="1.08381132169214">
            <text:p>1.08</text:p>
          </table:table-cell>
          <table:table-cell office:value-type="float" office:value="899.535073341533">
            <text:p>900</text:p>
          </table:table-cell>
          <table:table-cell table:formula="of:=(ABS([.C167]-[.$O$2]))/[.C167]" office:value-type="float" office:value="1.21225392869639">
            <text:p>1.212</text:p>
          </table:table-cell>
          <table:table-cell office:value-type="float" office:value="24.6973575295317">
            <text:p>24.70</text:p>
          </table:table-cell>
          <table:table-cell office:value-type="float" office:value="13.6730861819933">
            <text:p>13.67</text:p>
          </table:table-cell>
          <table:table-cell office:value-type="float" office:value="34.3151435258135">
            <text:p>34.32</text:p>
          </table:table-cell>
          <table:table-cell office:value-type="float" office:value="385198.32373185">
            <text:p>385198</text:p>
          </table:table-cell>
          <table:table-cell office:value-type="float" office:value="0.399162150918644">
            <text:p>0.399</text:p>
          </table:table-cell>
          <table:table-cell office:value-type="float" office:value="90.4808133317083">
            <text:p>90.48</text:p>
          </table:table-cell>
          <table:table-cell table:number-columns-repeated="5"/>
        </table:table-row>
        <table:table-row table:style-name="ro1">
          <table:table-cell office:value-type="string">
            <text:p>20231016T041838p181848</text:p>
          </table:table-cell>
          <table:table-cell table:formula="of:=1/([.D168]*0.7+[.E168]/100*0.3)" office:value-type="float" office:value="0.427651384943173">
            <text:p>0.43</text:p>
          </table:table-cell>
          <table:table-cell office:value-type="float" office:value="469.649469777932">
            <text:p>470</text:p>
          </table:table-cell>
          <table:table-cell table:formula="of:=(ABS([.C168]-[.$O$2]))/[.C168]" office:value-type="float" office:value="3.23720269702625">
            <text:p>3.237</text:p>
          </table:table-cell>
          <table:table-cell office:value-type="float" office:value="24.1037828016353">
            <text:p>24.10</text:p>
          </table:table-cell>
          <table:table-cell office:value-type="float" office:value="8.43867281685711">
            <text:p>8.44</text:p>
          </table:table-cell>
          <table:table-cell office:value-type="float" office:value="24.8303936954475">
            <text:p>24.83</text:p>
          </table:table-cell>
          <table:table-cell office:value-type="float" office:value="350663.636070818">
            <text:p>350664</text:p>
          </table:table-cell>
          <table:table-cell office:value-type="float" office:value="0.0740438762147084">
            <text:p>0.074</text:p>
          </table:table-cell>
          <table:table-cell office:value-type="float" office:value="29.7834998386209">
            <text:p>29.78</text:p>
          </table:table-cell>
          <table:table-cell table:number-columns-repeated="5"/>
        </table:table-row>
        <table:table-row table:style-name="ro1">
          <table:table-cell office:value-type="string">
            <text:p>20231016T041835p181804</text:p>
          </table:table-cell>
          <table:table-cell table:formula="of:=1/([.D169]*0.7+[.E169]/100*0.3)" office:value-type="float" office:value="0.603487839099958">
            <text:p>0.60</text:p>
          </table:table-cell>
          <table:table-cell office:value-type="float" office:value="605.259626944301">
            <text:p>605</text:p>
          </table:table-cell>
          <table:table-cell table:formula="of:=(ABS([.C169]-[.$O$2]))/[.C169]" office:value-type="float" office:value="2.28784526740478">
            <text:p>2.288</text:p>
          </table:table-cell>
          <table:table-cell office:value-type="float" office:value="18.5141771954448">
            <text:p>18.51</text:p>
          </table:table-cell>
          <table:table-cell office:value-type="float" office:value="14.3055154142582">
            <text:p>14.31</text:p>
          </table:table-cell>
          <table:table-cell office:value-type="float" office:value="24.9174885758636">
            <text:p>24.92</text:p>
          </table:table-cell>
          <table:table-cell office:value-type="float" office:value="234127.642291639">
            <text:p>234128</text:p>
          </table:table-cell>
          <table:table-cell office:value-type="float" office:value="0.15216954513882">
            <text:p>0.152</text:p>
          </table:table-cell>
          <table:table-cell office:value-type="float" office:value="83.3552459494549">
            <text:p>83.36</text:p>
          </table:table-cell>
          <table:table-cell table:number-columns-repeated="5"/>
        </table:table-row>
        <table:table-row table:style-name="ro1">
          <table:table-cell office:value-type="string">
            <text:p>20231016T041752p180828</text:p>
          </table:table-cell>
          <table:table-cell table:formula="of:=1/([.D170]*0.7+[.E170]/100*0.3)" office:value-type="float" office:value="0.67682464589901">
            <text:p>0.68</text:p>
          </table:table-cell>
          <table:table-cell office:value-type="float" office:value="747.821819858035">
            <text:p>748</text:p>
          </table:table-cell>
          <table:table-cell table:formula="of:=(ABS([.C170]-[.$O$2]))/[.C170]" office:value-type="float" office:value="1.66106169565603">
            <text:p>1.661</text:p>
          </table:table-cell>
          <table:table-cell office:value-type="float" office:value="104.914793664604">
            <text:p>104.91</text:p>
          </table:table-cell>
          <table:table-cell office:value-type="float" office:value="6.82223836455145">
            <text:p>6.82</text:p>
          </table:table-cell>
          <table:table-cell office:value-type="float" office:value="26.3000382480687">
            <text:p>26.30</text:p>
          </table:table-cell>
          <table:table-cell office:value-type="float" office:value="382154.797187751">
            <text:p>382155</text:p>
          </table:table-cell>
          <table:table-cell office:value-type="float" office:value="0.399162150918644">
            <text:p>0.399</text:p>
          </table:table-cell>
          <table:table-cell office:value-type="float" office:value="8.33914753212693">
            <text:p>8.34</text:p>
          </table:table-cell>
          <table:table-cell table:number-columns-repeated="5"/>
        </table:table-row>
        <table:table-row table:style-name="ro1">
          <table:table-cell office:value-type="string">
            <text:p>20231016T041756p180912</text:p>
          </table:table-cell>
          <table:table-cell table:formula="of:=1/([.D171]*0.7+[.E171]/100*0.3)" office:value-type="float" office:value="1.01872831171166">
            <text:p>1.02</text:p>
          </table:table-cell>
          <table:table-cell office:value-type="float" office:value="935.873750077756">
            <text:p>936</text:p>
          </table:table-cell>
          <table:table-cell table:formula="of:=(ABS([.C171]-[.$O$2]))/[.C171]" office:value-type="float" office:value="1.1263551839494">
            <text:p>1.126</text:p>
          </table:table-cell>
          <table:table-cell office:value-type="float" office:value="64.389120332665">
            <text:p>64.39</text:p>
          </table:table-cell>
          <table:table-cell office:value-type="float" office:value="12.9041887337506">
            <text:p>12.90</text:p>
          </table:table-cell>
          <table:table-cell office:value-type="float" office:value="31.5758406303538">
            <text:p>31.58</text:p>
          </table:table-cell>
          <table:table-cell office:value-type="float" office:value="221456.637276989">
            <text:p>221457</text:p>
          </table:table-cell>
          <table:table-cell office:value-type="float" office:value="0.253004207886096">
            <text:p>0.253</text:p>
          </table:table-cell>
          <table:table-cell office:value-type="float" office:value="98.9560386306163">
            <text:p>98.96</text:p>
          </table:table-cell>
          <table:table-cell table:number-columns-repeated="5"/>
        </table:table-row>
        <table:table-row table:style-name="ro1">
          <table:table-cell office:value-type="string">
            <text:p>20231016T041722p180262</text:p>
          </table:table-cell>
          <table:table-cell table:formula="of:=1/([.D172]*0.7+[.E172]/100*0.3)" office:value-type="float" office:value="0.317991544988376">
            <text:p>0.32</text:p>
          </table:table-cell>
          <table:table-cell office:value-type="float" office:value="367.636199602591">
            <text:p>368</text:p>
          </table:table-cell>
          <table:table-cell table:formula="of:=(ABS([.C172]-[.$O$2]))/[.C172]" office:value-type="float" office:value="4.41295988303426">
            <text:p>4.413</text:p>
          </table:table-cell>
          <table:table-cell office:value-type="float" office:value="18.5552608284972">
            <text:p>18.56</text:p>
          </table:table-cell>
          <table:table-cell office:value-type="float" office:value="18.8996868978805">
            <text:p>18.90</text:p>
          </table:table-cell>
          <table:table-cell office:value-type="float" office:value="30.2227323304299">
            <text:p>30.22</text:p>
          </table:table-cell>
          <table:table-cell office:value-type="float" office:value="240377.380419568">
            <text:p>240377</text:p>
          </table:table-cell>
          <table:table-cell office:value-type="float" office:value="0.146730227388221">
            <text:p>0.147</text:p>
          </table:table-cell>
          <table:table-cell office:value-type="float" office:value="19.3288858338695">
            <text:p>19.33</text:p>
          </table:table-cell>
          <table:table-cell table:number-columns-repeated="5"/>
        </table:table-row>
        <table:table-row table:style-name="ro1">
          <table:table-cell office:value-type="string">
            <text:p>20231016T041658p179882</text:p>
          </table:table-cell>
          <table:table-cell table:formula="of:=1/([.D173]*0.7+[.E173]/100*0.3)" office:value-type="float" office:value="0.564056560394274">
            <text:p>0.56</text:p>
          </table:table-cell>
          <table:table-cell office:value-type="float" office:value="592.994670718075">
            <text:p>593</text:p>
          </table:table-cell>
          <table:table-cell table:formula="of:=(ABS([.C173]-[.$O$2]))/[.C173]" office:value-type="float" office:value="2.35584803416572">
            <text:p>2.356</text:p>
          </table:table-cell>
          <table:table-cell office:value-type="float" office:value="41.2594100356459">
            <text:p>41.26</text:p>
          </table:table-cell>
          <table:table-cell office:value-type="float" office:value="14.3538053949904">
            <text:p>14.35</text:p>
          </table:table-cell>
          <table:table-cell office:value-type="float" office:value="27.4098948101934">
            <text:p>27.41</text:p>
          </table:table-cell>
          <table:table-cell office:value-type="float" office:value="273864.504521492">
            <text:p>273865</text:p>
          </table:table-cell>
          <table:table-cell office:value-type="float" office:value="0.164368505175598">
            <text:p>0.164</text:p>
          </table:table-cell>
          <table:table-cell office:value-type="float" office:value="89.5731846405812">
            <text:p>89.57</text:p>
          </table:table-cell>
          <table:table-cell table:number-columns-repeated="5"/>
        </table:table-row>
        <table:table-row table:style-name="ro1">
          <table:table-cell office:value-type="string">
            <text:p>20231016T041704p179976</text:p>
          </table:table-cell>
          <table:table-cell table:formula="of:=1/([.D174]*0.7+[.E174]/100*0.3)" office:value-type="float" office:value="0.381314931258858">
            <text:p>0.38</text:p>
          </table:table-cell>
          <table:table-cell office:value-type="float" office:value="425.830751273395">
            <text:p>426</text:p>
          </table:table-cell>
          <table:table-cell table:formula="of:=(ABS([.C174]-[.$O$2]))/[.C174]" office:value-type="float" office:value="3.67321816014731">
            <text:p>3.673</text:p>
          </table:table-cell>
          <table:table-cell office:value-type="float" office:value="17.0838216508081">
            <text:p>17.08</text:p>
          </table:table-cell>
          <table:table-cell office:value-type="float" office:value="14.6560693641619">
            <text:p>14.66</text:p>
          </table:table-cell>
          <table:table-cell office:value-type="float" office:value="17.8659890377089">
            <text:p>17.87</text:p>
          </table:table-cell>
          <table:table-cell office:value-type="float" office:value="274648.717181899">
            <text:p>274649</text:p>
          </table:table-cell>
          <table:table-cell office:value-type="float" office:value="0.0463730577575836">
            <text:p>0.046</text:p>
          </table:table-cell>
          <table:table-cell office:value-type="float" office:value="78.9825164245361">
            <text:p>78.98</text:p>
          </table:table-cell>
          <table:table-cell table:number-columns-repeated="5"/>
        </table:table-row>
        <table:table-row table:style-name="ro1">
          <table:table-cell office:value-type="string">
            <text:p>20231016T041802p181061</text:p>
          </table:table-cell>
          <table:table-cell table:formula="of:=1/([.D175]*0.7+[.E175]/100*0.3)" office:value-type="float" office:value="0.367174476549837">
            <text:p>0.37</text:p>
          </table:table-cell>
          <table:table-cell office:value-type="float" office:value="411.565581377107">
            <text:p>412</text:p>
          </table:table-cell>
          <table:table-cell table:formula="of:=(ABS([.C175]-[.$O$2]))/[.C175]" office:value-type="float" office:value="3.83519538573031">
            <text:p>3.835</text:p>
          </table:table-cell>
          <table:table-cell office:value-type="float" office:value="12.9546942539641">
            <text:p>12.95</text:p>
          </table:table-cell>
          <table:table-cell office:value-type="float" office:value="8.20267786820688">
            <text:p>8.20</text:p>
          </table:table-cell>
          <table:table-cell office:value-type="float" office:value="21.0659590127327">
            <text:p>21.07</text:p>
          </table:table-cell>
          <table:table-cell office:value-type="float" office:value="281271.096584102">
            <text:p>281271</text:p>
          </table:table-cell>
          <table:table-cell office:value-type="float" office:value="0.126213738654297">
            <text:p>0.126</text:p>
          </table:table-cell>
          <table:table-cell office:value-type="float" office:value="18.8054747229984">
            <text:p>18.81</text:p>
          </table:table-cell>
          <table:table-cell table:number-columns-repeated="5"/>
        </table:table-row>
        <table:table-row table:style-name="ro1">
          <table:table-cell office:value-type="string">
            <text:p>20231016T041759p180978</text:p>
          </table:table-cell>
          <table:table-cell table:formula="of:=1/([.D176]*0.7+[.E176]/100*0.3)" office:value-type="float" office:value="0.799440036613398">
            <text:p>0.80</text:p>
          </table:table-cell>
          <table:table-cell office:value-type="float" office:value="779.760567161978">
            <text:p>780</text:p>
          </table:table-cell>
          <table:table-cell table:formula="of:=(ABS([.C176]-[.$O$2]))/[.C176]" office:value-type="float" office:value="1.55206544650343">
            <text:p>1.552</text:p>
          </table:table-cell>
          <table:table-cell office:value-type="float" office:value="54.8099143626807">
            <text:p>54.81</text:p>
          </table:table-cell>
          <table:table-cell office:value-type="float" office:value="16.8051541425819">
            <text:p>16.81</text:p>
          </table:table-cell>
          <table:table-cell office:value-type="float" office:value="13.1754806751275">
            <text:p>13.18</text:p>
          </table:table-cell>
          <table:table-cell office:value-type="float" office:value="274648.717181899">
            <text:p>274649</text:p>
          </table:table-cell>
          <table:table-cell office:value-type="float" office:value="0.11737137780671">
            <text:p>0.117</text:p>
          </table:table-cell>
          <table:table-cell office:value-type="float" office:value="7.4068125177398">
            <text:p>7.41</text:p>
          </table:table-cell>
          <table:table-cell table:number-columns-repeated="5"/>
        </table:table-row>
        <table:table-row table:style-name="ro1">
          <table:table-cell office:value-type="string">
            <text:p>20231016T041808p181170</text:p>
          </table:table-cell>
          <table:table-cell table:formula="of:=1/([.D177]*0.7+[.E177]/100*0.3)" office:value-type="float" office:value="1.39371934747358">
            <text:p>1.39</text:p>
          </table:table-cell>
          <table:table-cell office:value-type="float" office:value="1030.25883019465">
            <text:p>1030</text:p>
          </table:table-cell>
          <table:table-cell table:formula="of:=(ABS([.C177]-[.$O$2]))/[.C177]" office:value-type="float" office:value="0.931553452081574">
            <text:p>0.932</text:p>
          </table:table-cell>
          <table:table-cell office:value-type="float" office:value="21.8057175822248">
            <text:p>21.81</text:p>
          </table:table-cell>
          <table:table-cell office:value-type="float" office:value="7.58562467328803">
            <text:p>7.59</text:p>
          </table:table-cell>
          <table:table-cell office:value-type="float" office:value="13.9222118206482">
            <text:p>13.92</text:p>
          </table:table-cell>
          <table:table-cell office:value-type="float" office:value="329250.590172304">
            <text:p>329251</text:p>
          </table:table-cell>
          <table:table-cell office:value-type="float" office:value="0.108236277757309">
            <text:p>0.108</text:p>
          </table:table-cell>
          <table:table-cell office:value-type="float" office:value="1.39296147366506">
            <text:p>1.39</text:p>
          </table:table-cell>
          <table:table-cell table:number-columns-repeated="5"/>
        </table:table-row>
        <table:table-row table:style-name="ro1">
          <table:table-cell office:value-type="string">
            <text:p>20231016T041719p180226</text:p>
          </table:table-cell>
          <table:table-cell table:formula="of:=1/([.D178]*0.7+[.E178]/100*0.3)" office:value-type="float" office:value="3.57346223787552">
            <text:p>3.57</text:p>
          </table:table-cell>
          <table:table-cell office:value-type="float" office:value="1664.62942120506">
            <text:p>1665</text:p>
          </table:table-cell>
          <table:table-cell table:formula="of:=(ABS([.C178]-[.$O$2]))/[.C178]" office:value-type="float" office:value="0.195461268826666">
            <text:p>0.195</text:p>
          </table:table-cell>
          <table:table-cell office:value-type="float" office:value="47.6725877030963">
            <text:p>47.67</text:p>
          </table:table-cell>
          <table:table-cell office:value-type="float" office:value="11.1822729404408">
            <text:p>11.18</text:p>
          </table:table-cell>
          <table:table-cell office:value-type="float" office:value="26.1623765367587">
            <text:p>26.16</text:p>
          </table:table-cell>
          <table:table-cell office:value-type="float" office:value="315252.967722052">
            <text:p>315253</text:p>
          </table:table-cell>
          <table:table-cell office:value-type="float" office:value="0.122500504532833">
            <text:p>0.123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6T041725p180328</text:p>
          </table:table-cell>
          <table:table-cell table:formula="of:=1/([.D179]*0.7+[.E179]/100*0.3)" office:value-type="float" office:value="0.73677356404494">
            <text:p>0.74</text:p>
          </table:table-cell>
          <table:table-cell office:value-type="float" office:value="714.016304546154">
            <text:p>714</text:p>
          </table:table-cell>
          <table:table-cell table:formula="of:=(ABS([.C179]-[.$O$2]))/[.C179]" office:value-type="float" office:value="1.78705120223395">
            <text:p>1.787</text:p>
          </table:table-cell>
          <table:table-cell office:value-type="float" office:value="35.4444230189249">
            <text:p>35.44</text:p>
          </table:table-cell>
          <table:table-cell office:value-type="float" office:value="7.64825779407912">
            <text:p>7.65</text:p>
          </table:table-cell>
          <table:table-cell office:value-type="float" office:value="34.3424761398069">
            <text:p>34.34</text:p>
          </table:table-cell>
          <table:table-cell office:value-type="float" office:value="340319.362415585">
            <text:p>340319</text:p>
          </table:table-cell>
          <table:table-cell office:value-type="float" office:value="0.377806575705312">
            <text:p>0.378</text:p>
          </table:table-cell>
          <table:table-cell office:value-type="float" office:value="10.8977230721825">
            <text:p>10.90</text:p>
          </table:table-cell>
          <table:table-cell table:number-columns-repeated="5"/>
        </table:table-row>
        <table:table-row table:style-name="ro1">
          <table:table-cell office:value-type="string">
            <text:p>20231016T041731p180439</text:p>
          </table:table-cell>
          <table:table-cell table:formula="of:=1/([.D180]*0.7+[.E180]/100*0.3)" office:value-type="float" office:value="1.42768019737767">
            <text:p>1.43</text:p>
          </table:table-cell>
          <table:table-cell office:value-type="float" office:value="1050.67784794893">
            <text:p>1051</text:p>
          </table:table-cell>
          <table:table-cell table:formula="of:=(ABS([.C180]-[.$O$2]))/[.C180]" office:value-type="float" office:value="0.894015376725376">
            <text:p>0.894</text:p>
          </table:table-cell>
          <table:table-cell office:value-type="float" office:value="24.875404063254">
            <text:p>24.88</text:p>
          </table:table-cell>
          <table:table-cell office:value-type="float" office:value="8.65893799813684">
            <text:p>8.66</text:p>
          </table:table-cell>
          <table:table-cell office:value-type="float" office:value="27.221810094152">
            <text:p>27.22</text:p>
          </table:table-cell>
          <table:table-cell office:value-type="float" office:value="274648.717181899">
            <text:p>274649</text:p>
          </table:table-cell>
          <table:table-cell office:value-type="float" office:value="0.0904463929175482">
            <text:p>0.090</text:p>
          </table:table-cell>
          <table:table-cell office:value-type="float" office:value="0.636209318184244">
            <text:p>0.64</text:p>
          </table:table-cell>
          <table:table-cell table:number-columns-repeated="5"/>
        </table:table-row>
        <table:table-row table:style-name="ro1">
          <table:table-cell office:value-type="string">
            <text:p>20231016T041707p180012</text:p>
          </table:table-cell>
          <table:table-cell table:formula="of:=1/([.D181]*0.7+[.E181]/100*0.3)" office:value-type="float" office:value="1.03258727592699">
            <text:p>1.03</text:p>
          </table:table-cell>
          <table:table-cell office:value-type="float" office:value="880.107308512896">
            <text:p>880</text:p>
          </table:table-cell>
          <table:table-cell table:formula="of:=(ABS([.C181]-[.$O$2]))/[.C181]" office:value-type="float" office:value="1.26108791592979">
            <text:p>1.261</text:p>
          </table:table-cell>
          <table:table-cell office:value-type="float" office:value="28.5598667194188">
            <text:p>28.56</text:p>
          </table:table-cell>
          <table:table-cell office:value-type="float" office:value="7.49236800836383">
            <text:p>7.49</text:p>
          </table:table-cell>
          <table:table-cell office:value-type="float" office:value="38.5913218335605">
            <text:p>38.59</text:p>
          </table:table-cell>
          <table:table-cell office:value-type="float" office:value="367347.9558842">
            <text:p>367348</text:p>
          </table:table-cell>
          <table:table-cell office:value-type="float" office:value="0.0791345177383057">
            <text:p>0.079</text:p>
          </table:table-cell>
          <table:table-cell office:value-type="float" office:value="3.2961370434119">
            <text:p>3.30</text:p>
          </table:table-cell>
          <table:table-cell table:number-columns-repeated="5"/>
        </table:table-row>
        <table:table-row table:style-name="ro1">
          <table:table-cell office:value-type="string">
            <text:p>20231016T041710p180065</text:p>
          </table:table-cell>
          <table:table-cell table:formula="of:=1/([.D182]*0.7+[.E182]/100*0.3)" office:value-type="float" office:value="0.560540512124885">
            <text:p>0.56</text:p>
          </table:table-cell>
          <table:table-cell office:value-type="float" office:value="569.678732657138">
            <text:p>570</text:p>
          </table:table-cell>
          <table:table-cell table:formula="of:=(ABS([.C182]-[.$O$2]))/[.C182]" office:value-type="float" office:value="2.49319692999262">
            <text:p>2.493</text:p>
          </table:table-cell>
          <table:table-cell office:value-type="float" office:value="12.9181749601368">
            <text:p>12.92</text:p>
          </table:table-cell>
          <table:table-cell office:value-type="float" office:value="8.18063363631587">
            <text:p>8.18</text:p>
          </table:table-cell>
          <table:table-cell office:value-type="float" office:value="14.4276465119644">
            <text:p>14.43</text:p>
          </table:table-cell>
          <table:table-cell office:value-type="float" office:value="267238.609801137">
            <text:p>267239</text:p>
          </table:table-cell>
          <table:table-cell office:value-type="float" office:value="0.153682575259176">
            <text:p>0.154</text:p>
          </table:table-cell>
          <table:table-cell office:value-type="float" office:value="1.39296147366506">
            <text:p>1.39</text:p>
          </table:table-cell>
          <table:table-cell table:number-columns-repeated="5"/>
        </table:table-row>
        <table:table-row table:style-name="ro1">
          <table:table-cell office:value-type="string">
            <text:p>20231016T041716p180149</text:p>
          </table:table-cell>
          <table:table-cell table:formula="of:=1/([.D183]*0.7+[.E183]/100*0.3)" office:value-type="float" office:value="0.769144973484706">
            <text:p>0.77</text:p>
          </table:table-cell>
          <table:table-cell office:value-type="float" office:value="727.213910016736">
            <text:p>727</text:p>
          </table:table-cell>
          <table:table-cell table:formula="of:=(ABS([.C183]-[.$O$2]))/[.C183]" office:value-type="float" office:value="1.73647130863352">
            <text:p>1.736</text:p>
          </table:table-cell>
          <table:table-cell office:value-type="float" office:value="28.2050316470342">
            <text:p>28.21</text:p>
          </table:table-cell>
          <table:table-cell office:value-type="float" office:value="7.98385744234801">
            <text:p>7.98</text:p>
          </table:table-cell>
          <table:table-cell office:value-type="float" office:value="21.0061731253682">
            <text:p>21.01</text:p>
          </table:table-cell>
          <table:table-cell office:value-type="float" office:value="280496.740196802">
            <text:p>280497</text:p>
          </table:table-cell>
          <table:table-cell office:value-type="float" office:value="0.134529915331315">
            <text:p>0.135</text:p>
          </table:table-cell>
          <table:table-cell office:value-type="float" office:value="3.08941383518124">
            <text:p>3.09</text:p>
          </table:table-cell>
          <table:table-cell table:number-columns-repeated="5"/>
        </table:table-row>
        <table:table-row table:style-name="ro1">
          <table:table-cell office:value-type="string">
            <text:p>20231016T041655p179836</text:p>
          </table:table-cell>
          <table:table-cell table:formula="of:=1/([.D184]*0.7+[.E184]/100*0.3)" office:value-type="float" office:value="1.20921062545051">
            <text:p>1.21</text:p>
          </table:table-cell>
          <table:table-cell office:value-type="float" office:value="967.007029191309">
            <text:p>967</text:p>
          </table:table-cell>
          <table:table-cell table:formula="of:=(ABS([.C184]-[.$O$2]))/[.C184]" office:value-type="float" office:value="1.05789610615778">
            <text:p>1.058</text:p>
          </table:table-cell>
          <table:table-cell office:value-type="float" office:value="28.8195040267014">
            <text:p>28.82</text:p>
          </table:table-cell>
          <table:table-cell office:value-type="float" office:value="8.27425882829101">
            <text:p>8.27</text:p>
          </table:table-cell>
          <table:table-cell office:value-type="float" office:value="11.8557635833209">
            <text:p>11.86</text:p>
          </table:table-cell>
          <table:table-cell office:value-type="float" office:value="252712.064526123">
            <text:p>252712</text:p>
          </table:table-cell>
          <table:table-cell office:value-type="float" office:value="0.0290635490763865">
            <text:p>0.029</text:p>
          </table:table-cell>
          <table:table-cell office:value-type="float" office:value="1.7293894395912">
            <text:p>1.73</text:p>
          </table:table-cell>
          <table:table-cell table:number-columns-repeated="5"/>
        </table:table-row>
        <table:table-row table:style-name="ro1">
          <table:table-cell office:value-type="string">
            <text:p>20231016T041826p181570</text:p>
          </table:table-cell>
          <table:table-cell table:formula="of:=1/([.D185]*0.7+[.E185]/100*0.3)" office:value-type="float" office:value="0.416271973909844">
            <text:p>0.42</text:p>
          </table:table-cell>
          <table:table-cell office:value-type="float" office:value="463.918481308032">
            <text:p>464</text:p>
          </table:table-cell>
          <table:table-cell table:formula="of:=(ABS([.C185]-[.$O$2]))/[.C185]" office:value-type="float" office:value="3.28954672034004">
            <text:p>3.290</text:p>
          </table:table-cell>
          <table:table-cell office:value-type="float" office:value="33.1976272062272">
            <text:p>33.20</text:p>
          </table:table-cell>
          <table:table-cell office:value-type="float" office:value="14.3063583815029">
            <text:p>14.31</text:p>
          </table:table-cell>
          <table:table-cell office:value-type="float" office:value="29.8717812668509">
            <text:p>29.87</text:p>
          </table:table-cell>
          <table:table-cell office:value-type="float" office:value="285148.203060042">
            <text:p>285148</text:p>
          </table:table-cell>
          <table:table-cell office:value-type="float" office:value="0.258310710601074">
            <text:p>0.258</text:p>
          </table:table-cell>
          <table:table-cell office:value-type="float" office:value="98.9560386306163">
            <text:p>98.96</text:p>
          </table:table-cell>
          <table:table-cell table:number-columns-repeated="5"/>
        </table:table-row>
        <table:table-row table:style-name="ro1">
          <table:table-cell office:value-type="string">
            <text:p>20231016T041820p181468</text:p>
          </table:table-cell>
          <table:table-cell table:formula="of:=1/([.D186]*0.7+[.E186]/100*0.3)" office:value-type="float" office:value="1.12952349366164">
            <text:p>1.13</text:p>
          </table:table-cell>
          <table:table-cell office:value-type="float" office:value="911.971293995277">
            <text:p>912</text:p>
          </table:table-cell>
          <table:table-cell table:formula="of:=(ABS([.C186]-[.$O$2]))/[.C186]" office:value-type="float" office:value="1.18208622694905">
            <text:p>1.182</text:p>
          </table:table-cell>
          <table:table-cell office:value-type="float" office:value="19.289575045238">
            <text:p>19.29</text:p>
          </table:table-cell>
          <table:table-cell office:value-type="float" office:value="9.3233043295943">
            <text:p>9.32</text:p>
          </table:table-cell>
          <table:table-cell office:value-type="float" office:value="36.7339362044632">
            <text:p>36.73</text:p>
          </table:table-cell>
          <table:table-cell office:value-type="float" office:value="317400.146465769">
            <text:p>317400</text:p>
          </table:table-cell>
          <table:table-cell office:value-type="float" office:value="0.0157797161425631">
            <text:p>0.016</text:p>
          </table:table-cell>
          <table:table-cell office:value-type="float" office:value="2.43991001599956">
            <text:p>2.44</text:p>
          </table:table-cell>
          <table:table-cell table:number-columns-repeated="5"/>
        </table:table-row>
        <table:table-row table:style-name="ro1">
          <table:table-cell office:value-type="string">
            <text:p>20231016T122923p222146</text:p>
          </table:table-cell>
          <table:table-cell table:formula="of:=1/([.D187]*0.7+[.E187]/100*0.3)" office:value-type="float" office:value="0.417584830091664">
            <text:p>0.42</text:p>
          </table:table-cell>
          <table:table-cell office:value-type="float" office:value="461.321597159158">
            <text:p>461</text:p>
          </table:table-cell>
          <table:table-cell table:formula="of:=(ABS([.C187]-[.$O$2]))/[.C187]" office:value-type="float" office:value="3.31369355402938">
            <text:p>3.314</text:p>
          </table:table-cell>
          <table:table-cell office:value-type="float" office:value="25.0458397307128">
            <text:p>25.05</text:p>
          </table:table-cell>
          <table:table-cell office:value-type="float" office:value="4.93175291107514">
            <text:p>4.93</text:p>
          </table:table-cell>
          <table:table-cell office:value-type="float" office:value="34.8308239440182">
            <text:p>34.83</text:p>
          </table:table-cell>
          <table:table-cell office:value-type="float" office:value="240112.445847269">
            <text:p>240112</text:p>
          </table:table-cell>
          <table:table-cell office:value-type="float" office:value="0.34581083076343">
            <text:p>0.346</text:p>
          </table:table-cell>
          <table:table-cell office:value-type="float" office:value="51.6441233509627">
            <text:p>51.64</text:p>
          </table:table-cell>
          <table:table-cell table:number-columns-repeated="5"/>
        </table:table-row>
        <table:table-row table:style-name="ro1">
          <table:table-cell office:value-type="string">
            <text:p>20231016T122911p221913</text:p>
          </table:table-cell>
          <table:table-cell table:formula="of:=1/([.D188]*0.7+[.E188]/100*0.3)" office:value-type="float" office:value="0.666917999344661">
            <text:p>0.67</text:p>
          </table:table-cell>
          <table:table-cell office:value-type="float" office:value="665.182087397386">
            <text:p>665</text:p>
          </table:table-cell>
          <table:table-cell table:formula="of:=(ABS([.C188]-[.$O$2]))/[.C188]" office:value-type="float" office:value="1.99166203916606">
            <text:p>1.992</text:p>
          </table:table-cell>
          <table:table-cell office:value-type="float" office:value="35.0904290567721">
            <text:p>35.09</text:p>
          </table:table-cell>
          <table:table-cell office:value-type="float" office:value="11.6404142581888">
            <text:p>11.64</text:p>
          </table:table-cell>
          <table:table-cell office:value-type="float" office:value="25.3622320937504">
            <text:p>25.36</text:p>
          </table:table-cell>
          <table:table-cell office:value-type="float" office:value="385198.32373185">
            <text:p>385198</text:p>
          </table:table-cell>
          <table:table-cell office:value-type="float" office:value="0.375782467456537">
            <text:p>0.376</text:p>
          </table:table-cell>
          <table:table-cell office:value-type="float" office:value="69.3558560773663">
            <text:p>69.36</text:p>
          </table:table-cell>
          <table:table-cell table:number-columns-repeated="5"/>
        </table:table-row>
        <table:table-row table:style-name="ro1">
          <table:table-cell office:value-type="string">
            <text:p>20231016T122944p222619</text:p>
          </table:table-cell>
          <table:table-cell table:formula="of:=1/([.D189]*0.7+[.E189]/100*0.3)" office:value-type="float" office:value="0.465091019177046">
            <text:p>0.47</text:p>
          </table:table-cell>
          <table:table-cell office:value-type="float" office:value="539.066214609216">
            <text:p>539</text:p>
          </table:table-cell>
          <table:table-cell table:formula="of:=(ABS([.C189]-[.$O$2]))/[.C189]" office:value-type="float" office:value="2.69156876478079">
            <text:p>2.692</text:p>
          </table:table-cell>
          <table:table-cell office:value-type="float" office:value="88.6728782830656">
            <text:p>88.67</text:p>
          </table:table-cell>
          <table:table-cell office:value-type="float" office:value="10.6719653179191">
            <text:p>10.67</text:p>
          </table:table-cell>
          <table:table-cell office:value-type="float" office:value="29.3316629911071">
            <text:p>29.33</text:p>
          </table:table-cell>
          <table:table-cell office:value-type="float" office:value="315692.261308166">
            <text:p>315692</text:p>
          </table:table-cell>
          <table:table-cell office:value-type="float" office:value="0.0791345177383057">
            <text:p>0.079</text:p>
          </table:table-cell>
          <table:table-cell office:value-type="float" office:value="70.4106462952783">
            <text:p>70.41</text:p>
          </table:table-cell>
          <table:table-cell table:number-columns-repeated="5"/>
        </table:table-row>
        <table:table-row table:style-name="ro1">
          <table:table-cell office:value-type="string">
            <text:p>20231016T122846p221388</text:p>
          </table:table-cell>
          <table:table-cell table:formula="of:=1/([.D190]*0.7+[.E190]/100*0.3)" office:value-type="float" office:value="1.0545311780407">
            <text:p>1.05</text:p>
          </table:table-cell>
          <table:table-cell office:value-type="float" office:value="905.039888554939">
            <text:p>905</text:p>
          </table:table-cell>
          <table:table-cell table:formula="of:=(ABS([.C190]-[.$O$2]))/[.C190]" office:value-type="float" office:value="1.19879811394545">
            <text:p>1.199</text:p>
          </table:table-cell>
          <table:table-cell office:value-type="float" office:value="36.376673433692">
            <text:p>36.38</text:p>
          </table:table-cell>
          <table:table-cell office:value-type="float" office:value="11.9648531535869">
            <text:p>11.96</text:p>
          </table:table-cell>
          <table:table-cell office:value-type="float" office:value="15.904449112363">
            <text:p>15.90</text:p>
          </table:table-cell>
          <table:table-cell office:value-type="float" office:value="385198.32373185">
            <text:p>385198</text:p>
          </table:table-cell>
          <table:table-cell office:value-type="float" office:value="0.393936411002361">
            <text:p>0.394</text:p>
          </table:table-cell>
          <table:table-cell office:value-type="float" office:value="84.0184935580384">
            <text:p>84.02</text:p>
          </table:table-cell>
          <table:table-cell table:number-columns-repeated="5"/>
        </table:table-row>
        <table:table-row table:style-name="ro1">
          <table:table-cell office:value-type="string">
            <text:p>20231016T122947p222723</text:p>
          </table:table-cell>
          <table:table-cell table:formula="of:=1/([.D191]*0.7+[.E191]/100*0.3)" office:value-type="float" office:value="0.586331090119053">
            <text:p>0.59</text:p>
          </table:table-cell>
          <table:table-cell office:value-type="float" office:value="632.127167942187">
            <text:p>632</text:p>
          </table:table-cell>
          <table:table-cell table:formula="of:=(ABS([.C191]-[.$O$2]))/[.C191]" office:value-type="float" office:value="2.14810073181667">
            <text:p>2.148</text:p>
          </table:table-cell>
          <table:table-cell office:value-type="float" office:value="67.2835032142248">
            <text:p>67.28</text:p>
          </table:table-cell>
          <table:table-cell office:value-type="float" office:value="4.58312258064516">
            <text:p>4.58</text:p>
          </table:table-cell>
          <table:table-cell office:value-type="float" office:value="29.3316629911071">
            <text:p>29.33</text:p>
          </table:table-cell>
          <table:table-cell office:value-type="float" office:value="315692.261308166">
            <text:p>315692</text:p>
          </table:table-cell>
          <table:table-cell office:value-type="float" office:value="0.0791345177383057">
            <text:p>0.079</text:p>
          </table:table-cell>
          <table:table-cell office:value-type="float" office:value="70.4106462952783">
            <text:p>70.41</text:p>
          </table:table-cell>
          <table:table-cell table:number-columns-repeated="5"/>
        </table:table-row>
        <table:table-row table:style-name="ro1">
          <table:table-cell office:value-type="string">
            <text:p>20231016T122831p221075</text:p>
          </table:table-cell>
          <table:table-cell table:formula="of:=1/([.D192]*0.7+[.E192]/100*0.3)" office:value-type="float" office:value="0.706211669393852">
            <text:p>0.71</text:p>
          </table:table-cell>
          <table:table-cell office:value-type="float" office:value="853.902241311172">
            <text:p>854</text:p>
          </table:table-cell>
          <table:table-cell table:formula="of:=(ABS([.C192]-[.$O$2]))/[.C192]" office:value-type="float" office:value="1.33047754617009">
            <text:p>1.330</text:p>
          </table:table-cell>
          <table:table-cell office:value-type="float" office:value="161.55725757289">
            <text:p>161.56</text:p>
          </table:table-cell>
          <table:table-cell office:value-type="float" office:value="10.5092726396917">
            <text:p>10.51</text:p>
          </table:table-cell>
          <table:table-cell office:value-type="float" office:value="35.5190068221785">
            <text:p>35.52</text:p>
          </table:table-cell>
          <table:table-cell office:value-type="float" office:value="315252.967722052">
            <text:p>315253</text:p>
          </table:table-cell>
          <table:table-cell office:value-type="float" office:value="0.204533096937519">
            <text:p>0.205</text:p>
          </table:table-cell>
          <table:table-cell office:value-type="float" office:value="83.1088828931141">
            <text:p>83.11</text:p>
          </table:table-cell>
          <table:table-cell table:number-columns-repeated="5"/>
        </table:table-row>
        <table:table-row table:style-name="ro1">
          <table:table-cell office:value-type="string">
            <text:p>20231016T122825p220990</text:p>
          </table:table-cell>
          <table:table-cell table:formula="of:=1/([.D193]*0.7+[.E193]/100*0.3)" office:value-type="float" office:value="0.544774773223585">
            <text:p>0.54</text:p>
          </table:table-cell>
          <table:table-cell office:value-type="float" office:value="595.227620294467">
            <text:p>595</text:p>
          </table:table-cell>
          <table:table-cell table:formula="of:=(ABS([.C193]-[.$O$2]))/[.C193]" office:value-type="float" office:value="2.34325883435234">
            <text:p>2.343</text:p>
          </table:table-cell>
          <table:table-cell office:value-type="float" office:value="65.1132634185576">
            <text:p>65.11</text:p>
          </table:table-cell>
          <table:table-cell office:value-type="float" office:value="10.9207610789981">
            <text:p>10.92</text:p>
          </table:table-cell>
          <table:table-cell office:value-type="float" office:value="26.0902150618569">
            <text:p>26.09</text:p>
          </table:table-cell>
          <table:table-cell office:value-type="float" office:value="397484.404774651">
            <text:p>397484</text:p>
          </table:table-cell>
          <table:table-cell office:value-type="float" office:value="0.0198154598438836">
            <text:p>0.020</text:p>
          </table:table-cell>
          <table:table-cell office:value-type="float" office:value="63.4239505411689">
            <text:p>63.42</text:p>
          </table:table-cell>
          <table:table-cell table:number-columns-repeated="5"/>
        </table:table-row>
        <table:table-row table:style-name="ro1">
          <table:table-cell office:value-type="string">
            <text:p>20231016T122856p221567</text:p>
          </table:table-cell>
          <table:table-cell table:formula="of:=1/([.D194]*0.7+[.E194]/100*0.3)" office:value-type="float" office:value="0.615695170681269">
            <text:p>0.62</text:p>
          </table:table-cell>
          <table:table-cell office:value-type="float" office:value="641.19053272706">
            <text:p>641</text:p>
          </table:table-cell>
          <table:table-cell table:formula="of:=(ABS([.C194]-[.$O$2]))/[.C194]" office:value-type="float" office:value="2.10360165727384">
            <text:p>2.104</text:p>
          </table:table-cell>
          <table:table-cell office:value-type="float" office:value="50.553064488199">
            <text:p>50.55</text:p>
          </table:table-cell>
          <table:table-cell office:value-type="float" office:value="12.4225674373796">
            <text:p>12.42</text:p>
          </table:table-cell>
          <table:table-cell office:value-type="float" office:value="34.8308239440182">
            <text:p>34.83</text:p>
          </table:table-cell>
          <table:table-cell office:value-type="float" office:value="341690.575984337">
            <text:p>341691</text:p>
          </table:table-cell>
          <table:table-cell office:value-type="float" office:value="0.02663548876042">
            <text:p>0.027</text:p>
          </table:table-cell>
          <table:table-cell office:value-type="float" office:value="70.0073738499936">
            <text:p>70.01</text:p>
          </table:table-cell>
          <table:table-cell table:number-columns-repeated="5"/>
        </table:table-row>
        <table:table-row table:style-name="ro1">
          <table:table-cell office:value-type="string">
            <text:p>20231016T122932p222383</text:p>
          </table:table-cell>
          <table:table-cell table:formula="of:=1/([.D195]*0.7+[.E195]/100*0.3)" office:value-type="float" office:value="0.557173804717825">
            <text:p>0.56</text:p>
          </table:table-cell>
          <table:table-cell office:value-type="float" office:value="625.709689853837">
            <text:p>626</text:p>
          </table:table-cell>
          <table:table-cell table:formula="of:=(ABS([.C195]-[.$O$2]))/[.C195]" office:value-type="float" office:value="2.18038865670253">
            <text:p>2.180</text:p>
          </table:table-cell>
          <table:table-cell office:value-type="float" office:value="89.5000137002666">
            <text:p>89.50</text:p>
          </table:table-cell>
          <table:table-cell office:value-type="float" office:value="10.7580684007707">
            <text:p>10.76</text:p>
          </table:table-cell>
          <table:table-cell office:value-type="float" office:value="16.5947816292944">
            <text:p>16.59</text:p>
          </table:table-cell>
          <table:table-cell office:value-type="float" office:value="305698.556652371">
            <text:p>305699</text:p>
          </table:table-cell>
          <table:table-cell office:value-type="float" office:value="0.0904463929175482">
            <text:p>0.090</text:p>
          </table:table-cell>
          <table:table-cell office:value-type="float" office:value="74.252589639716">
            <text:p>74.25</text:p>
          </table:table-cell>
          <table:table-cell table:number-columns-repeated="5"/>
        </table:table-row>
        <table:table-row table:style-name="ro1">
          <table:table-cell office:value-type="string">
            <text:p>20231016T122843p221309</text:p>
          </table:table-cell>
          <table:table-cell table:formula="of:=1/([.D196]*0.7+[.E196]/100*0.3)" office:value-type="float" office:value="1.42634696839344">
            <text:p>1.43</text:p>
          </table:table-cell>
          <table:table-cell office:value-type="float" office:value="1241.72337666296">
            <text:p>1242</text:p>
          </table:table-cell>
          <table:table-cell table:formula="of:=(ABS([.C196]-[.$O$2]))/[.C196]" office:value-type="float" office:value="0.602611368522334">
            <text:p>0.603</text:p>
          </table:table-cell>
          <table:table-cell office:value-type="float" office:value="93.0879091363432">
            <text:p>93.09</text:p>
          </table:table-cell>
          <table:table-cell office:value-type="float" office:value="10.1875">
            <text:p>10.19</text:p>
          </table:table-cell>
          <table:table-cell office:value-type="float" office:value="26.1219831580635">
            <text:p>26.12</text:p>
          </table:table-cell>
          <table:table-cell office:value-type="float" office:value="364948.321876262">
            <text:p>364948</text:p>
          </table:table-cell>
          <table:table-cell office:value-type="float" office:value="0.392639091880265">
            <text:p>0.393</text:p>
          </table:table-cell>
          <table:table-cell office:value-type="float" office:value="90.4808133317083">
            <text:p>90.48</text:p>
          </table:table-cell>
          <table:table-cell table:number-columns-repeated="5"/>
        </table:table-row>
        <table:table-row table:style-name="ro1">
          <table:table-cell office:value-type="string">
            <text:p>20231016T122902p221705</text:p>
          </table:table-cell>
          <table:table-cell table:formula="of:=1/([.D197]*0.7+[.E197]/100*0.3)" office:value-type="float" office:value="0.383289269361992">
            <text:p>0.38</text:p>
          </table:table-cell>
          <table:table-cell office:value-type="float" office:value="460.234976055274">
            <text:p>460</text:p>
          </table:table-cell>
          <table:table-cell table:formula="of:=(ABS([.C197]-[.$O$2]))/[.C197]" office:value-type="float" office:value="3.32387824379736">
            <text:p>3.324</text:p>
          </table:table-cell>
          <table:table-cell office:value-type="float" office:value="94.093594741798">
            <text:p>94.09</text:p>
          </table:table-cell>
          <table:table-cell office:value-type="float" office:value="5.84279210925645">
            <text:p>5.84</text:p>
          </table:table-cell>
          <table:table-cell office:value-type="float" office:value="13.9222118206482">
            <text:p>13.92</text:p>
          </table:table-cell>
          <table:table-cell office:value-type="float" office:value="313587.282453716">
            <text:p>313587</text:p>
          </table:table-cell>
          <table:table-cell office:value-type="float" office:value="0.366503368926824">
            <text:p>0.367</text:p>
          </table:table-cell>
          <table:table-cell office:value-type="float" office:value="47.5495838616207">
            <text:p>47.55</text:p>
          </table:table-cell>
          <table:table-cell table:number-columns-repeated="5"/>
        </table:table-row>
        <table:table-row table:style-name="ro1">
          <table:table-cell office:value-type="string">
            <text:p>20231016T122905p221781</text:p>
          </table:table-cell>
          <table:table-cell table:formula="of:=1/([.D198]*0.7+[.E198]/100*0.3)" office:value-type="float" office:value="0.49073736305359">
            <text:p>0.49</text:p>
          </table:table-cell>
          <table:table-cell office:value-type="float" office:value="554.694981342042">
            <text:p>555</text:p>
          </table:table-cell>
          <table:table-cell table:formula="of:=(ABS([.C198]-[.$O$2]))/[.C198]" office:value-type="float" office:value="2.58755724666076">
            <text:p>2.588</text:p>
          </table:table-cell>
          <table:table-cell office:value-type="float" office:value="75.4866006295281">
            <text:p>75.49</text:p>
          </table:table-cell>
          <table:table-cell office:value-type="float" office:value="6.06336274001038">
            <text:p>6.06</text:p>
          </table:table-cell>
          <table:table-cell office:value-type="float" office:value="32.2912413696361">
            <text:p>32.29</text:p>
          </table:table-cell>
          <table:table-cell office:value-type="float" office:value="274648.717181899">
            <text:p>274649</text:p>
          </table:table-cell>
          <table:table-cell office:value-type="float" office:value="0.36827518207514">
            <text:p>0.368</text:p>
          </table:table-cell>
          <table:table-cell office:value-type="float" office:value="38.2221494807969">
            <text:p>38.22</text:p>
          </table:table-cell>
          <table:table-cell table:number-columns-repeated="5"/>
        </table:table-row>
        <table:table-row table:style-name="ro1">
          <table:table-cell office:value-type="string">
            <text:p>20231016T122819p220871</text:p>
          </table:table-cell>
          <table:table-cell table:formula="of:=1/([.D199]*0.7+[.E199]/100*0.3)" office:value-type="float" office:value="0.4627756790557">
            <text:p>0.46</text:p>
          </table:table-cell>
          <table:table-cell office:value-type="float" office:value="505.726098832459">
            <text:p>506</text:p>
          </table:table-cell>
          <table:table-cell table:formula="of:=(ABS([.C199]-[.$O$2]))/[.C199]" office:value-type="float" office:value="2.93493633133469">
            <text:p>2.935</text:p>
          </table:table-cell>
          <table:table-cell office:value-type="float" office:value="35.4729044947738">
            <text:p>35.47</text:p>
          </table:table-cell>
          <table:table-cell office:value-type="float" office:value="16.545640655106">
            <text:p>16.55</text:p>
          </table:table-cell>
          <table:table-cell office:value-type="float" office:value="35.5719889766814">
            <text:p>35.57</text:p>
          </table:table-cell>
          <table:table-cell office:value-type="float" office:value="256564.45995766">
            <text:p>256564</text:p>
          </table:table-cell>
          <table:table-cell office:value-type="float" office:value="0.0791345177383057">
            <text:p>0.079</text:p>
          </table:table-cell>
          <table:table-cell office:value-type="float" office:value="33.1962341955509">
            <text:p>33.20</text:p>
          </table:table-cell>
          <table:table-cell table:number-columns-repeated="5"/>
        </table:table-row>
        <table:table-row table:style-name="ro1">
          <table:table-cell office:value-type="string">
            <text:p>20231016T122813p220774</text:p>
          </table:table-cell>
          <table:table-cell table:formula="of:=1/([.D200]*0.7+[.E200]/100*0.3)" office:value-type="float" office:value="0.415792582896116">
            <text:p>0.42</text:p>
          </table:table-cell>
          <table:table-cell office:value-type="float" office:value="462.16101704686">
            <text:p>462</text:p>
          </table:table-cell>
          <table:table-cell table:formula="of:=(ABS([.C200]-[.$O$2]))/[.C200]" office:value-type="float" office:value="3.3058586219924">
            <text:p>3.306</text:p>
          </table:table-cell>
          <table:table-cell office:value-type="float" office:value="30.314757057701">
            <text:p>30.31</text:p>
          </table:table-cell>
          <table:table-cell office:value-type="float" office:value="7.32822791427078">
            <text:p>7.33</text:p>
          </table:table-cell>
          <table:table-cell office:value-type="float" office:value="19.6324889658933">
            <text:p>19.63</text:p>
          </table:table-cell>
          <table:table-cell office:value-type="float" office:value="236498.586650974">
            <text:p>236499</text:p>
          </table:table-cell>
          <table:table-cell office:value-type="float" office:value="0.0290635490763865">
            <text:p>0.029</text:p>
          </table:table-cell>
          <table:table-cell office:value-type="float" office:value="27.8368439053361">
            <text:p>27.84</text:p>
          </table:table-cell>
          <table:table-cell table:number-columns-repeated="5"/>
        </table:table-row>
        <table:table-row table:style-name="ro1">
          <table:table-cell office:value-type="string">
            <text:p>20231016T122917p222021</text:p>
          </table:table-cell>
          <table:table-cell table:formula="of:=1/([.D201]*0.7+[.E201]/100*0.3)" office:value-type="float" office:value="0.506091361455809">
            <text:p>0.51</text:p>
          </table:table-cell>
          <table:table-cell office:value-type="float" office:value="544.532067704337">
            <text:p>545</text:p>
          </table:table-cell>
          <table:table-cell table:formula="of:=(ABS([.C201]-[.$O$2]))/[.C201]" office:value-type="float" office:value="2.65451388086203">
            <text:p>2.655</text:p>
          </table:table-cell>
          <table:table-cell office:value-type="float" office:value="39.2560340952323">
            <text:p>39.26</text:p>
          </table:table-cell>
          <table:table-cell office:value-type="float" office:value="6.87908529798644">
            <text:p>6.88</text:p>
          </table:table-cell>
          <table:table-cell office:value-type="float" office:value="38.5913218335605">
            <text:p>38.59</text:p>
          </table:table-cell>
          <table:table-cell office:value-type="float" office:value="367648.409866279">
            <text:p>367648</text:p>
          </table:table-cell>
          <table:table-cell office:value-type="float" office:value="0.141543802258067">
            <text:p>0.142</text:p>
          </table:table-cell>
          <table:table-cell office:value-type="float" office:value="20.7663751618048">
            <text:p>20.77</text:p>
          </table:table-cell>
          <table:table-cell table:number-columns-repeated="5"/>
        </table:table-row>
        <table:table-row table:style-name="ro1">
          <table:table-cell office:value-type="string">
            <text:p>20231016T122804p220650</text:p>
          </table:table-cell>
          <table:table-cell table:formula="of:=1/([.D202]*0.7+[.E202]/100*0.3)" office:value-type="float" office:value="0.220028592365233">
            <text:p>0.22</text:p>
          </table:table-cell>
          <table:table-cell office:value-type="float" office:value="269.936705252396">
            <text:p>270</text:p>
          </table:table-cell>
          <table:table-cell table:formula="of:=(ABS([.C202]-[.$O$2]))/[.C202]" office:value-type="float" office:value="6.37209857451328">
            <text:p>6.372</text:p>
          </table:table-cell>
          <table:table-cell office:value-type="float" office:value="28.1316229048823">
            <text:p>28.13</text:p>
          </table:table-cell>
          <table:table-cell office:value-type="float" office:value="16.5225192678227">
            <text:p>16.52</text:p>
          </table:table-cell>
          <table:table-cell office:value-type="float" office:value="27.221810094152">
            <text:p>27.22</text:p>
          </table:table-cell>
          <table:table-cell office:value-type="float" office:value="234730.169633979">
            <text:p>234730</text:p>
          </table:table-cell>
          <table:table-cell office:value-type="float" office:value="0.394691290601439">
            <text:p>0.395</text:p>
          </table:table-cell>
          <table:table-cell office:value-type="float" office:value="45.6983137388958">
            <text:p>45.70</text:p>
          </table:table-cell>
          <table:table-cell table:number-columns-repeated="5"/>
        </table:table-row>
        <table:table-row table:style-name="ro1">
          <table:table-cell office:value-type="string">
            <text:p>20231016T122837p221198</text:p>
          </table:table-cell>
          <table:table-cell table:formula="of:=1/([.D203]*0.7+[.E203]/100*0.3)" office:value-type="float" office:value="0.705902131218307">
            <text:p>0.71</text:p>
          </table:table-cell>
          <table:table-cell office:value-type="float" office:value="681.05524567515">
            <text:p>681</text:p>
          </table:table-cell>
          <table:table-cell table:formula="of:=(ABS([.C203]-[.$O$2]))/[.C203]" office:value-type="float" office:value="1.92193623444931">
            <text:p>1.922</text:p>
          </table:table-cell>
          <table:table-cell office:value-type="float" office:value="23.7572032536334">
            <text:p>23.76</text:p>
          </table:table-cell>
          <table:table-cell office:value-type="float" office:value="13.7389210019268">
            <text:p>13.74</text:p>
          </table:table-cell>
          <table:table-cell office:value-type="float" office:value="28.3257373195981">
            <text:p>28.33</text:p>
          </table:table-cell>
          <table:table-cell office:value-type="float" office:value="317400.146465769">
            <text:p>317400</text:p>
          </table:table-cell>
          <table:table-cell office:value-type="float" office:value="0.13304239669892">
            <text:p>0.133</text:p>
          </table:table-cell>
          <table:table-cell office:value-type="float" office:value="81.0553448287203">
            <text:p>81.06</text:p>
          </table:table-cell>
          <table:table-cell table:number-columns-repeated="5"/>
        </table:table-row>
        <table:table-row table:style-name="ro1">
          <table:table-cell office:value-type="string">
            <text:p>20231016T122935p222455</text:p>
          </table:table-cell>
          <table:table-cell table:formula="of:=1/([.D204]*0.7+[.E204]/100*0.3)" office:value-type="float" office:value="0.395365542831614">
            <text:p>0.40</text:p>
          </table:table-cell>
          <table:table-cell office:value-type="float" office:value="442.841163402337">
            <text:p>443</text:p>
          </table:table-cell>
          <table:table-cell table:formula="of:=(ABS([.C204]-[.$O$2]))/[.C204]" office:value-type="float" office:value="3.49371053203565">
            <text:p>3.494</text:p>
          </table:table-cell>
          <table:table-cell office:value-type="float" office:value="27.9025051657354">
            <text:p>27.90</text:p>
          </table:table-cell>
          <table:table-cell office:value-type="float" office:value="16.4957851637765">
            <text:p>16.50</text:p>
          </table:table-cell>
          <table:table-cell office:value-type="float" office:value="31.1966689822321">
            <text:p>31.20</text:p>
          </table:table-cell>
          <table:table-cell office:value-type="float" office:value="317400.146465769">
            <text:p>317400</text:p>
          </table:table-cell>
          <table:table-cell office:value-type="float" office:value="0.345127585318876">
            <text:p>0.345</text:p>
          </table:table-cell>
          <table:table-cell office:value-type="float" office:value="43.7646192775402">
            <text:p>43.76</text:p>
          </table:table-cell>
          <table:table-cell table:number-columns-repeated="5"/>
        </table:table-row>
        <table:table-row table:style-name="ro1">
          <table:table-cell office:value-type="string">
            <text:p>20231016T122822p220924</text:p>
          </table:table-cell>
          <table:table-cell table:formula="of:=1/([.D205]*0.7+[.E205]/100*0.3)" office:value-type="float" office:value="0.504165086077664">
            <text:p>0.50</text:p>
          </table:table-cell>
          <table:table-cell office:value-type="float" office:value="528.071741557119">
            <text:p>528</text:p>
          </table:table-cell>
          <table:table-cell table:formula="of:=(ABS([.C205]-[.$O$2]))/[.C205]" office:value-type="float" office:value="2.7684273620325">
            <text:p>2.768</text:p>
          </table:table-cell>
          <table:table-cell office:value-type="float" office:value="15.1927130876651">
            <text:p>15.19</text:p>
          </table:table-cell>
          <table:table-cell office:value-type="float" office:value="17.531189788054">
            <text:p>17.53</text:p>
          </table:table-cell>
          <table:table-cell office:value-type="float" office:value="34.8308239440182">
            <text:p>34.83</text:p>
          </table:table-cell>
          <table:table-cell office:value-type="float" office:value="370428.739272909">
            <text:p>370429</text:p>
          </table:table-cell>
          <table:table-cell office:value-type="float" office:value="0.102412947475568">
            <text:p>0.102</text:p>
          </table:table-cell>
          <table:table-cell office:value-type="float" office:value="29.6191723583232">
            <text:p>29.62</text:p>
          </table:table-cell>
          <table:table-cell table:number-columns-repeated="5"/>
        </table:table-row>
        <table:table-row table:style-name="ro1">
          <table:table-cell office:value-type="string">
            <text:p>20231016T122920p222084</text:p>
          </table:table-cell>
          <table:table-cell table:formula="of:=1/([.D206]*0.7+[.E206]/100*0.3)" office:value-type="float" office:value="0.533756379300469">
            <text:p>0.53</text:p>
          </table:table-cell>
          <table:table-cell office:value-type="float" office:value="569.633306567393">
            <text:p>570</text:p>
          </table:table-cell>
          <table:table-cell table:formula="of:=(ABS([.C206]-[.$O$2]))/[.C206]" office:value-type="float" office:value="2.49347549916231">
            <text:p>2.493</text:p>
          </table:table-cell>
          <table:table-cell office:value-type="float" office:value="42.6936861310425">
            <text:p>42.69</text:p>
          </table:table-cell>
          <table:table-cell office:value-type="float" office:value="6.87999595264596">
            <text:p>6.88</text:p>
          </table:table-cell>
          <table:table-cell office:value-type="float" office:value="38.5913218335605">
            <text:p>38.59</text:p>
          </table:table-cell>
          <table:table-cell office:value-type="float" office:value="367648.409866279">
            <text:p>367648</text:p>
          </table:table-cell>
          <table:table-cell office:value-type="float" office:value="0.141543802258067">
            <text:p>0.142</text:p>
          </table:table-cell>
          <table:table-cell office:value-type="float" office:value="20.7663751618048">
            <text:p>20.77</text:p>
          </table:table-cell>
          <table:table-cell table:number-columns-repeated="5"/>
        </table:table-row>
        <table:table-row table:style-name="ro1">
          <table:table-cell office:value-type="string">
            <text:p>20231016T122849p221442</text:p>
          </table:table-cell>
          <table:table-cell table:formula="of:=1/([.D207]*0.7+[.E207]/100*0.3)" office:value-type="float" office:value="0.184504580682819">
            <text:p>0.18</text:p>
          </table:table-cell>
          <table:table-cell office:value-type="float" office:value="229.16517972184">
            <text:p>229</text:p>
          </table:table-cell>
          <table:table-cell table:formula="of:=(ABS([.C207]-[.$O$2]))/[.C207]" office:value-type="float" office:value="7.68369270765941">
            <text:p>7.684</text:p>
          </table:table-cell>
          <table:table-cell office:value-type="float" office:value="13.7782472864005">
            <text:p>13.78</text:p>
          </table:table-cell>
          <table:table-cell office:value-type="float" office:value="14.2772157996146">
            <text:p>14.28</text:p>
          </table:table-cell>
          <table:table-cell office:value-type="float" office:value="39.3452614318648">
            <text:p>39.35</text:p>
          </table:table-cell>
          <table:table-cell office:value-type="float" office:value="264175.29877887">
            <text:p>264175</text:p>
          </table:table-cell>
          <table:table-cell office:value-type="float" office:value="0.14131369716318">
            <text:p>0.141</text:p>
          </table:table-cell>
          <table:table-cell office:value-type="float" office:value="67.5589386489782">
            <text:p>67.56</text:p>
          </table:table-cell>
          <table:table-cell table:number-columns-repeated="5"/>
        </table:table-row>
        <table:table-row table:style-name="ro1">
          <table:table-cell office:value-type="string">
            <text:p>20231016T122807p220689</text:p>
          </table:table-cell>
          <table:table-cell table:formula="of:=1/([.D208]*0.7+[.E208]/100*0.3)" office:value-type="float" office:value="0.623825049379555">
            <text:p>0.62</text:p>
          </table:table-cell>
          <table:table-cell office:value-type="float" office:value="634.676027824465">
            <text:p>635</text:p>
          </table:table-cell>
          <table:table-cell table:formula="of:=(ABS([.C208]-[.$O$2]))/[.C208]" office:value-type="float" office:value="2.13545795454304">
            <text:p>2.135</text:p>
          </table:table-cell>
          <table:table-cell office:value-type="float" office:value="36.0643235410227">
            <text:p>36.06</text:p>
          </table:table-cell>
          <table:table-cell office:value-type="float" office:value="16.8666907514451">
            <text:p>16.87</text:p>
          </table:table-cell>
          <table:table-cell office:value-type="float" office:value="15.9143757500783">
            <text:p>15.91</text:p>
          </table:table-cell>
          <table:table-cell office:value-type="float" office:value="317400.146465769">
            <text:p>317400</text:p>
          </table:table-cell>
          <table:table-cell office:value-type="float" office:value="0.373871539034013">
            <text:p>0.374</text:p>
          </table:table-cell>
          <table:table-cell office:value-type="float" office:value="18.0704168014998">
            <text:p>18.07</text:p>
          </table:table-cell>
          <table:table-cell table:number-columns-repeated="5"/>
        </table:table-row>
        <table:table-row table:style-name="ro1">
          <table:table-cell office:value-type="string">
            <text:p>20231016T122816p220827</text:p>
          </table:table-cell>
          <table:table-cell table:formula="of:=1/([.D209]*0.7+[.E209]/100*0.3)" office:value-type="float" office:value="0.404502353528512">
            <text:p>0.40</text:p>
          </table:table-cell>
          <table:table-cell office:value-type="float" office:value="449.694378382888">
            <text:p>450</text:p>
          </table:table-cell>
          <table:table-cell table:formula="of:=(ABS([.C209]-[.$O$2]))/[.C209]" office:value-type="float" office:value="3.42522765607186">
            <text:p>3.425</text:p>
          </table:table-cell>
          <table:table-cell office:value-type="float" office:value="24.838047674024">
            <text:p>24.84</text:p>
          </table:table-cell>
          <table:table-cell office:value-type="float" office:value="17.4773603082852">
            <text:p>17.48</text:p>
          </table:table-cell>
          <table:table-cell office:value-type="float" office:value="24.5254605109654">
            <text:p>24.53</text:p>
          </table:table-cell>
          <table:table-cell office:value-type="float" office:value="385198.32373185">
            <text:p>385198</text:p>
          </table:table-cell>
          <table:table-cell office:value-type="float" office:value="0.0994130986004879">
            <text:p>0.099</text:p>
          </table:table-cell>
          <table:table-cell office:value-type="float" office:value="38.8540747341084">
            <text:p>38.85</text:p>
          </table:table-cell>
          <table:table-cell table:number-columns-repeated="5"/>
        </table:table-row>
        <table:table-row table:style-name="ro1">
          <table:table-cell office:value-type="string">
            <text:p>20231016T122852p221498</text:p>
          </table:table-cell>
          <table:table-cell table:formula="of:=1/([.D210]*0.7+[.E210]/100*0.3)" office:value-type="float" office:value="0.331087978818654">
            <text:p>0.33</text:p>
          </table:table-cell>
          <table:table-cell office:value-type="float" office:value="380.970969903234">
            <text:p>381</text:p>
          </table:table-cell>
          <table:table-cell table:formula="of:=(ABS([.C210]-[.$O$2]))/[.C210]" office:value-type="float" office:value="4.22349511435335">
            <text:p>4.223</text:p>
          </table:table-cell>
          <table:table-cell office:value-type="float" office:value="21.2995524656695">
            <text:p>21.30</text:p>
          </table:table-cell>
          <table:table-cell office:value-type="float" office:value="17.3998073217726">
            <text:p>17.40</text:p>
          </table:table-cell>
          <table:table-cell office:value-type="float" office:value="31.4739560127103">
            <text:p>31.47</text:p>
          </table:table-cell>
          <table:table-cell office:value-type="float" office:value="280467.767151077">
            <text:p>280468</text:p>
          </table:table-cell>
          <table:table-cell office:value-type="float" office:value="0.0635464150185445">
            <text:p>0.064</text:p>
          </table:table-cell>
          <table:table-cell office:value-type="float" office:value="41.8563244964277">
            <text:p>41.86</text:p>
          </table:table-cell>
          <table:table-cell table:number-columns-repeated="5"/>
        </table:table-row>
        <table:table-row table:style-name="ro1">
          <table:table-cell office:value-type="string">
            <text:p>20231016T122941p222563</text:p>
          </table:table-cell>
          <table:table-cell table:formula="of:=1/([.D211]*0.7+[.E211]/100*0.3)" office:value-type="float" office:value="0.97276621244691">
            <text:p>0.97</text:p>
          </table:table-cell>
          <table:table-cell office:value-type="float" office:value="882.435017314104">
            <text:p>882</text:p>
          </table:table-cell>
          <table:table-cell table:formula="of:=(ABS([.C211]-[.$O$2]))/[.C211]" office:value-type="float" office:value="1.25512356259051">
            <text:p>1.255</text:p>
          </table:table-cell>
          <table:table-cell office:value-type="float" office:value="49.8032457153221">
            <text:p>49.80</text:p>
          </table:table-cell>
          <table:table-cell office:value-type="float" office:value="4.4759736975215">
            <text:p>4.48</text:p>
          </table:table-cell>
          <table:table-cell office:value-type="float" office:value="29.4909557030603">
            <text:p>29.49</text:p>
          </table:table-cell>
          <table:table-cell office:value-type="float" office:value="252712.064526123">
            <text:p>252712</text:p>
          </table:table-cell>
          <table:table-cell office:value-type="float" office:value="0.0645051065790469">
            <text:p>0.065</text:p>
          </table:table-cell>
          <table:table-cell office:value-type="float" office:value="90.8964957634276">
            <text:p>90.90</text:p>
          </table:table-cell>
          <table:table-cell table:number-columns-repeated="5"/>
        </table:table-row>
        <table:table-row table:style-name="ro1">
          <table:table-cell office:value-type="string">
            <text:p>20231016T122929p222291</text:p>
          </table:table-cell>
          <table:table-cell table:formula="of:=1/([.D212]*0.7+[.E212]/100*0.3)" office:value-type="float" office:value="0.964769858103714">
            <text:p>0.96</text:p>
          </table:table-cell>
          <table:table-cell office:value-type="float" office:value="859.897968171071">
            <text:p>860</text:p>
          </table:table-cell>
          <table:table-cell table:formula="of:=(ABS([.C212]-[.$O$2]))/[.C212]" office:value-type="float" office:value="1.3142280522334">
            <text:p>1.314</text:p>
          </table:table-cell>
          <table:table-cell office:value-type="float" office:value="38.8523304382062">
            <text:p>38.85</text:p>
          </table:table-cell>
          <table:table-cell office:value-type="float" office:value="4.62771876580678">
            <text:p>4.63</text:p>
          </table:table-cell>
          <table:table-cell office:value-type="float" office:value="16.3786901468925">
            <text:p>16.38</text:p>
          </table:table-cell>
          <table:table-cell office:value-type="float" office:value="209416.817338664">
            <text:p>209417</text:p>
          </table:table-cell>
          <table:table-cell office:value-type="float" office:value="0.122500504532833">
            <text:p>0.123</text:p>
          </table:table-cell>
          <table:table-cell office:value-type="float" office:value="97.1368118642086">
            <text:p>97.14</text:p>
          </table:table-cell>
          <table:table-cell table:number-columns-repeated="5"/>
        </table:table-row>
        <table:table-row table:style-name="ro1">
          <table:table-cell office:value-type="string">
            <text:p>20231016T122908p221824</text:p>
          </table:table-cell>
          <table:table-cell table:formula="of:=1/([.D213]*0.7+[.E213]/100*0.3)" office:value-type="float" office:value="0.264017363214831">
            <text:p>0.26</text:p>
          </table:table-cell>
          <table:table-cell office:value-type="float" office:value="313.8112026617">
            <text:p>314</text:p>
          </table:table-cell>
          <table:table-cell table:formula="of:=(ABS([.C213]-[.$O$2]))/[.C213]" office:value-type="float" office:value="5.34139247777363">
            <text:p>5.341</text:p>
          </table:table-cell>
          <table:table-cell office:value-type="float" office:value="16.2183139894714">
            <text:p>16.22</text:p>
          </table:table-cell>
          <table:table-cell office:value-type="float" office:value="8.04494912409525">
            <text:p>8.04</text:p>
          </table:table-cell>
          <table:table-cell office:value-type="float" office:value="36.7339362044632">
            <text:p>36.73</text:p>
          </table:table-cell>
          <table:table-cell office:value-type="float" office:value="210814.2762812">
            <text:p>210814</text:p>
          </table:table-cell>
          <table:table-cell office:value-type="float" office:value="0.206317653816051">
            <text:p>0.206</text:p>
          </table:table-cell>
          <table:table-cell office:value-type="float" office:value="19.840235745169">
            <text:p>19.84</text:p>
          </table:table-cell>
          <table:table-cell table:number-columns-repeated="5"/>
        </table:table-row>
        <table:table-row table:style-name="ro1">
          <table:table-cell office:value-type="string">
            <text:p>20231016T122840p221257</text:p>
          </table:table-cell>
          <table:table-cell table:formula="of:=1/([.D214]*0.7+[.E214]/100*0.3)" office:value-type="float" office:value="0.757600284750625">
            <text:p>0.76</text:p>
          </table:table-cell>
          <table:table-cell office:value-type="float" office:value="738.306894343129">
            <text:p>738</text:p>
          </table:table-cell>
          <table:table-cell table:formula="of:=(ABS([.C214]-[.$O$2]))/[.C214]" office:value-type="float" office:value="1.6953561117298">
            <text:p>1.695</text:p>
          </table:table-cell>
          <table:table-cell office:value-type="float" office:value="44.4026623410754">
            <text:p>44.40</text:p>
          </table:table-cell>
          <table:table-cell office:value-type="float" office:value="10.7898411169957">
            <text:p>10.79</text:p>
          </table:table-cell>
          <table:table-cell office:value-type="float" office:value="13.7286880872133">
            <text:p>13.73</text:p>
          </table:table-cell>
          <table:table-cell office:value-type="float" office:value="394808.769918004">
            <text:p>394809</text:p>
          </table:table-cell>
          <table:table-cell office:value-type="float" office:value="0.0290635490763865">
            <text:p>0.029</text:p>
          </table:table-cell>
          <table:table-cell office:value-type="float" office:value="93.4740856634985">
            <text:p>93.47</text:p>
          </table:table-cell>
          <table:table-cell table:number-columns-repeated="5"/>
        </table:table-row>
        <table:table-row table:style-name="ro1">
          <table:table-cell office:value-type="string">
            <text:p>20231016T122938p222510</text:p>
          </table:table-cell>
          <table:table-cell table:formula="of:=1/([.D215]*0.7+[.E215]/100*0.3)" office:value-type="float" office:value="0.349230191194028">
            <text:p>0.35</text:p>
          </table:table-cell>
          <table:table-cell office:value-type="float" office:value="396.689111974132">
            <text:p>397</text:p>
          </table:table-cell>
          <table:table-cell table:formula="of:=(ABS([.C215]-[.$O$2]))/[.C215]" office:value-type="float" office:value="4.01652286370231">
            <text:p>4.017</text:p>
          </table:table-cell>
          <table:table-cell office:value-type="float" office:value="17.2916194138309">
            <text:p>17.29</text:p>
          </table:table-cell>
          <table:table-cell office:value-type="float" office:value="14.8039499036609">
            <text:p>14.80</text:p>
          </table:table-cell>
          <table:table-cell office:value-type="float" office:value="36.7339362044632">
            <text:p>36.73</text:p>
          </table:table-cell>
          <table:table-cell office:value-type="float" office:value="251780.483523281">
            <text:p>251780</text:p>
          </table:table-cell>
          <table:table-cell office:value-type="float" office:value="0.000932758319419402">
            <text:p>0.001</text:p>
          </table:table-cell>
          <table:table-cell office:value-type="float" office:value="73.7882737322697">
            <text:p>73.79</text:p>
          </table:table-cell>
          <table:table-cell table:number-columns-repeated="5"/>
        </table:table-row>
        <table:table-row table:style-name="ro1">
          <table:table-cell office:value-type="string">
            <text:p>20231016T122859p221625</text:p>
          </table:table-cell>
          <table:table-cell table:formula="of:=1/([.D216]*0.7+[.E216]/100*0.3)" office:value-type="float" office:value="0.848756003733393">
            <text:p>0.85</text:p>
          </table:table-cell>
          <table:table-cell office:value-type="float" office:value="776.51529761896">
            <text:p>777</text:p>
          </table:table-cell>
          <table:table-cell table:formula="of:=(ABS([.C216]-[.$O$2]))/[.C216]" office:value-type="float" office:value="1.562731225131">
            <text:p>1.563</text:p>
          </table:table-cell>
          <table:table-cell office:value-type="float" office:value="28.094349455452">
            <text:p>28.09</text:p>
          </table:table-cell>
          <table:table-cell office:value-type="float" office:value="17.6625722543353">
            <text:p>17.66</text:p>
          </table:table-cell>
          <table:table-cell office:value-type="float" office:value="25.3041032172817">
            <text:p>25.30</text:p>
          </table:table-cell>
          <table:table-cell office:value-type="float" office:value="334737.094447343">
            <text:p>334737</text:p>
          </table:table-cell>
          <table:table-cell office:value-type="float" office:value="0.108236277757309">
            <text:p>0.108</text:p>
          </table:table-cell>
          <table:table-cell office:value-type="float" office:value="12.9702453991209">
            <text:p>12.97</text:p>
          </table:table-cell>
          <table:table-cell table:number-columns-repeated="5"/>
        </table:table-row>
        <table:table-row table:style-name="ro1">
          <table:table-cell office:value-type="string">
            <text:p>20231016T122828p221022</text:p>
          </table:table-cell>
          <table:table-cell table:formula="of:=1/([.D217]*0.7+[.E217]/100*0.3)" office:value-type="float" office:value="0.951023016198764">
            <text:p>0.95</text:p>
          </table:table-cell>
          <table:table-cell office:value-type="float" office:value="852.229710129567">
            <text:p>852</text:p>
          </table:table-cell>
          <table:table-cell table:formula="of:=(ABS([.C217]-[.$O$2]))/[.C217]" office:value-type="float" office:value="1.33505119141816">
            <text:p>1.335</text:p>
          </table:table-cell>
          <table:table-cell office:value-type="float" office:value="38.9878094486183">
            <text:p>38.99</text:p>
          </table:table-cell>
          <table:table-cell office:value-type="float" office:value="7.59006276150628">
            <text:p>7.59</text:p>
          </table:table-cell>
          <table:table-cell office:value-type="float" office:value="25.9424479648894">
            <text:p>25.94</text:p>
          </table:table-cell>
          <table:table-cell office:value-type="float" office:value="397484.404774651">
            <text:p>397484</text:p>
          </table:table-cell>
          <table:table-cell office:value-type="float" office:value="0.00434033906291192">
            <text:p>0.004</text:p>
          </table:table-cell>
          <table:table-cell office:value-type="float" office:value="7.93558197030756">
            <text:p>7.94</text:p>
          </table:table-cell>
          <table:table-cell table:number-columns-repeated="5"/>
        </table:table-row>
        <table:table-row table:style-name="ro1">
          <table:table-cell office:value-type="string">
            <text:p>20231016T122801p220604</text:p>
          </table:table-cell>
          <table:table-cell table:formula="of:=1/([.D218]*0.7+[.E218]/100*0.3)" office:value-type="float" office:value="1.85275807285563">
            <text:p>1.85</text:p>
          </table:table-cell>
          <table:table-cell office:value-type="float" office:value="1326.57188034608">
            <text:p>1327</text:p>
          </table:table-cell>
          <table:table-cell table:formula="of:=(ABS([.C218]-[.$O$2]))/[.C218]" office:value-type="float" office:value="0.500107178120527">
            <text:p>0.500</text:p>
          </table:table-cell>
          <table:table-cell office:value-type="float" office:value="63.2202835076212">
            <text:p>63.22</text:p>
          </table:table-cell>
          <table:table-cell office:value-type="float" office:value="7.60741166631821">
            <text:p>7.61</text:p>
          </table:table-cell>
          <table:table-cell office:value-type="float" office:value="13.9222118206482">
            <text:p>13.92</text:p>
          </table:table-cell>
          <table:table-cell office:value-type="float" office:value="288246.460093867">
            <text:p>288246</text:p>
          </table:table-cell>
          <table:table-cell office:value-type="float" office:value="0.116086378523475">
            <text:p>0.116</text:p>
          </table:table-cell>
          <table:table-cell office:value-type="float" office:value="1.23707824937628">
            <text:p>1.24</text:p>
          </table:table-cell>
          <table:table-cell table:number-columns-repeated="5"/>
        </table:table-row>
        <table:table-row table:style-name="ro1">
          <table:table-cell office:value-type="string">
            <text:p>20231016T122759p220554</text:p>
          </table:table-cell>
          <table:table-cell table:formula="of:=1/([.D219]*0.7+[.E219]/100*0.3)" office:value-type="float" office:value="1.15027416133408">
            <text:p>1.15</text:p>
          </table:table-cell>
          <table:table-cell office:value-type="float" office:value="934.503704331247">
            <text:p>935</text:p>
          </table:table-cell>
          <table:table-cell table:formula="of:=(ABS([.C219]-[.$O$2]))/[.C219]" office:value-type="float" office:value="1.12947256471722">
            <text:p>1.129</text:p>
          </table:table-cell>
          <table:table-cell office:value-type="float" office:value="26.2423887142433">
            <text:p>26.24</text:p>
          </table:table-cell>
          <table:table-cell office:value-type="float" office:value="11.6148482147538">
            <text:p>11.61</text:p>
          </table:table-cell>
          <table:table-cell office:value-type="float" office:value="30.141332609669">
            <text:p>30.14</text:p>
          </table:table-cell>
          <table:table-cell office:value-type="float" office:value="256370.912012093">
            <text:p>256371</text:p>
          </table:table-cell>
          <table:table-cell office:value-type="float" office:value="0.127211577923361">
            <text:p>0.127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6T122834p221150</text:p>
          </table:table-cell>
          <table:table-cell table:formula="of:=1/([.D220]*0.7+[.E220]/100*0.3)" office:value-type="float" office:value="0.706846224925">
            <text:p>0.71</text:p>
          </table:table-cell>
          <table:table-cell office:value-type="float" office:value="692.939245374204">
            <text:p>693</text:p>
          </table:table-cell>
          <table:table-cell table:formula="of:=(ABS([.C220]-[.$O$2]))/[.C220]" office:value-type="float" office:value="1.87182464160383">
            <text:p>1.872</text:p>
          </table:table-cell>
          <table:table-cell office:value-type="float" office:value="34.8192059549938">
            <text:p>34.82</text:p>
          </table:table-cell>
          <table:table-cell office:value-type="float" office:value="19.8760838150289">
            <text:p>19.88</text:p>
          </table:table-cell>
          <table:table-cell office:value-type="float" office:value="11.1193233083928">
            <text:p>11.12</text:p>
          </table:table-cell>
          <table:table-cell office:value-type="float" office:value="379594.303920736">
            <text:p>379594</text:p>
          </table:table-cell>
          <table:table-cell office:value-type="float" office:value="0.301471175104448">
            <text:p>0.301</text:p>
          </table:table-cell>
          <table:table-cell office:value-type="float" office:value="0.636209318184244">
            <text:p>0.64</text:p>
          </table:table-cell>
          <table:table-cell table:number-columns-repeated="5"/>
        </table:table-row>
        <table:table-row table:style-name="ro1">
          <table:table-cell office:value-type="string">
            <text:p>20231016T122810p220741</text:p>
          </table:table-cell>
          <table:table-cell table:formula="of:=1/([.D221]*0.7+[.E221]/100*0.3)" office:value-type="float" office:value="0.680530793410793">
            <text:p>0.68</text:p>
          </table:table-cell>
          <table:table-cell office:value-type="float" office:value="667.374359923565">
            <text:p>667</text:p>
          </table:table-cell>
          <table:table-cell table:formula="of:=(ABS([.C221]-[.$O$2]))/[.C221]" office:value-type="float" office:value="1.98183466357311">
            <text:p>1.982</text:p>
          </table:table-cell>
          <table:table-cell office:value-type="float" office:value="27.3856521674244">
            <text:p>27.39</text:p>
          </table:table-cell>
          <table:table-cell office:value-type="float" office:value="7.9886822111606">
            <text:p>7.99</text:p>
          </table:table-cell>
          <table:table-cell office:value-type="float" office:value="21.1744925076677">
            <text:p>21.17</text:p>
          </table:table-cell>
          <table:table-cell office:value-type="float" office:value="228311.343931712">
            <text:p>228311</text:p>
          </table:table-cell>
          <table:table-cell office:value-type="float" office:value="0.297072315114097">
            <text:p>0.297</text:p>
          </table:table-cell>
          <table:table-cell office:value-type="float" office:value="1.7293894395912">
            <text:p>1.73</text:p>
          </table:table-cell>
          <table:table-cell table:number-columns-repeated="5"/>
        </table:table-row>
        <table:table-row table:style-name="ro1">
          <table:table-cell office:value-type="string">
            <text:p>20231016T122926p222237</text:p>
          </table:table-cell>
          <table:table-cell table:formula="of:=1/([.D222]*0.7+[.E222]/100*0.3)" office:value-type="float" office:value="1.77846060723757">
            <text:p>1.78</text:p>
          </table:table-cell>
          <table:table-cell office:value-type="float" office:value="1146.82842268934">
            <text:p>1147</text:p>
          </table:table-cell>
          <table:table-cell table:formula="of:=(ABS([.C222]-[.$O$2]))/[.C222]" office:value-type="float" office:value="0.73522033516871">
            <text:p>0.735</text:p>
          </table:table-cell>
          <table:table-cell office:value-type="float" office:value="15.8765989416146">
            <text:p>15.88</text:p>
          </table:table-cell>
          <table:table-cell office:value-type="float" office:value="12.1336270190896">
            <text:p>12.13</text:p>
          </table:table-cell>
          <table:table-cell office:value-type="float" office:value="36.5454635740008">
            <text:p>36.55</text:p>
          </table:table-cell>
          <table:table-cell office:value-type="float" office:value="257935.234852974">
            <text:p>257935</text:p>
          </table:table-cell>
          <table:table-cell office:value-type="float" office:value="0.00430990632104859">
            <text:p>0.004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6T122914p221949</text:p>
          </table:table-cell>
          <table:table-cell table:formula="of:=1/([.D223]*0.7+[.E223]/100*0.3)" office:value-type="float" office:value="0.931071216656697">
            <text:p>0.93</text:p>
          </table:table-cell>
          <table:table-cell office:value-type="float" office:value="814.531664057602">
            <text:p>815</text:p>
          </table:table-cell>
          <table:table-cell table:formula="of:=(ABS([.C223]-[.$O$2]))/[.C223]" office:value-type="float" office:value="1.44312171989335">
            <text:p>1.443</text:p>
          </table:table-cell>
          <table:table-cell office:value-type="float" office:value="21.2821647686249">
            <text:p>21.28</text:p>
          </table:table-cell>
          <table:table-cell office:value-type="float" office:value="14.6506981222918">
            <text:p>14.65</text:p>
          </table:table-cell>
          <table:table-cell office:value-type="float" office:value="34.3151435258135">
            <text:p>34.32</text:p>
          </table:table-cell>
          <table:table-cell office:value-type="float" office:value="291260.059439196">
            <text:p>291260</text:p>
          </table:table-cell>
          <table:table-cell office:value-type="float" office:value="0.14128592941939">
            <text:p>0.141</text:p>
          </table:table-cell>
          <table:table-cell office:value-type="float" office:value="97.4546382347262">
            <text:p>97.45</text:p>
          </table:table-cell>
          <table:table-cell table:number-columns-repeated="5"/>
        </table:table-row>
        <table:table-row table:style-name="ro1">
          <table:table-cell office:value-type="string">
            <text:p>20231016T201859p262744</text:p>
          </table:table-cell>
          <table:table-cell table:formula="of:=1/([.D224]*0.7+[.E224]/100*0.3)" office:value-type="float" office:value="0.505871097363016">
            <text:p>0.51</text:p>
          </table:table-cell>
          <table:table-cell office:value-type="float" office:value="571.39320077422">
            <text:p>571</text:p>
          </table:table-cell>
          <table:table-cell table:formula="of:=(ABS([.C224]-[.$O$2]))/[.C224]" office:value-type="float" office:value="2.48271557537544">
            <text:p>2.483</text:p>
          </table:table-cell>
          <table:table-cell office:value-type="float" office:value="79.6290885439297">
            <text:p>79.63</text:p>
          </table:table-cell>
          <table:table-cell office:value-type="float" office:value="10.4223265895954">
            <text:p>10.42</text:p>
          </table:table-cell>
          <table:table-cell office:value-type="float" office:value="13.6093587651001">
            <text:p>13.61</text:p>
          </table:table-cell>
          <table:table-cell office:value-type="float" office:value="397484.404774651">
            <text:p>397484</text:p>
          </table:table-cell>
          <table:table-cell office:value-type="float" office:value="0.219782615317317">
            <text:p>0.220</text:p>
          </table:table-cell>
          <table:table-cell office:value-type="float" office:value="58.0323997840535">
            <text:p>58.03</text:p>
          </table:table-cell>
          <table:table-cell table:number-columns-repeated="5"/>
        </table:table-row>
        <table:table-row table:style-name="ro1">
          <table:table-cell office:value-type="string">
            <text:p>20231016T201932p263419</text:p>
          </table:table-cell>
          <table:table-cell table:formula="of:=1/([.D225]*0.7+[.E225]/100*0.3)" office:value-type="float" office:value="0.378880687583437">
            <text:p>0.38</text:p>
          </table:table-cell>
          <table:table-cell office:value-type="float" office:value="445.35101605464">
            <text:p>445</text:p>
          </table:table-cell>
          <table:table-cell table:formula="of:=(ABS([.C225]-[.$O$2]))/[.C225]" office:value-type="float" office:value="3.46838544936843">
            <text:p>3.468</text:p>
          </table:table-cell>
          <table:table-cell office:value-type="float" office:value="70.4945012358148">
            <text:p>70.49</text:p>
          </table:table-cell>
          <table:table-cell office:value-type="float" office:value="10.4776011560694">
            <text:p>10.48</text:p>
          </table:table-cell>
          <table:table-cell office:value-type="float" office:value="13.9222118206482">
            <text:p>13.92</text:p>
          </table:table-cell>
          <table:table-cell office:value-type="float" office:value="313126.576584946">
            <text:p>313127</text:p>
          </table:table-cell>
          <table:table-cell office:value-type="float" office:value="0.133561524594044">
            <text:p>0.134</text:p>
          </table:table-cell>
          <table:table-cell office:value-type="float" office:value="56.511545068976">
            <text:p>56.51</text:p>
          </table:table-cell>
          <table:table-cell table:number-columns-repeated="5"/>
        </table:table-row>
        <table:table-row table:style-name="ro1">
          <table:table-cell office:value-type="string">
            <text:p>20231016T201840p262451</text:p>
          </table:table-cell>
          <table:table-cell table:formula="of:=1/([.D226]*0.7+[.E226]/100*0.3)" office:value-type="float" office:value="0.618906237232119">
            <text:p>0.62</text:p>
          </table:table-cell>
          <table:table-cell office:value-type="float" office:value="672.92651168335">
            <text:p>673</text:p>
          </table:table-cell>
          <table:table-cell table:formula="of:=(ABS([.C226]-[.$O$2]))/[.C226]" office:value-type="float" office:value="1.95723227640704">
            <text:p>1.957</text:p>
          </table:table-cell>
          <table:table-cell office:value-type="float" office:value="81.8970124746788">
            <text:p>81.90</text:p>
          </table:table-cell>
          <table:table-cell office:value-type="float" office:value="10.2696290944123">
            <text:p>10.27</text:p>
          </table:table-cell>
          <table:table-cell office:value-type="float" office:value="16.5386098431004">
            <text:p>16.54</text:p>
          </table:table-cell>
          <table:table-cell office:value-type="float" office:value="388211.136021847">
            <text:p>388211</text:p>
          </table:table-cell>
          <table:table-cell office:value-type="float" office:value="0.393936411002361">
            <text:p>0.394</text:p>
          </table:table-cell>
          <table:table-cell office:value-type="float" office:value="70.2925786657086">
            <text:p>70.29</text:p>
          </table:table-cell>
          <table:table-cell table:number-columns-repeated="5"/>
        </table:table-row>
        <table:table-row table:style-name="ro1">
          <table:table-cell office:value-type="string">
            <text:p>20231016T201923p263215</text:p>
          </table:table-cell>
          <table:table-cell table:formula="of:=1/([.D227]*0.7+[.E227]/100*0.3)" office:value-type="float" office:value="0.856883479877612">
            <text:p>0.86</text:p>
          </table:table-cell>
          <table:table-cell office:value-type="float" office:value="881.200188178411">
            <text:p>881</text:p>
          </table:table-cell>
          <table:table-cell table:formula="of:=(ABS([.C227]-[.$O$2]))/[.C227]" office:value-type="float" office:value="1.25828367571467">
            <text:p>1.258</text:p>
          </table:table-cell>
          <table:table-cell office:value-type="float" office:value="95.407080603042">
            <text:p>95.41</text:p>
          </table:table-cell>
          <table:table-cell office:value-type="float" office:value="10.7845616570328">
            <text:p>10.78</text:p>
          </table:table-cell>
          <table:table-cell office:value-type="float" office:value="10.051368557119">
            <text:p>10.05</text:p>
          </table:table-cell>
          <table:table-cell office:value-type="float" office:value="301623.33703312">
            <text:p>301623</text:p>
          </table:table-cell>
          <table:table-cell office:value-type="float" office:value="0.232337158053608">
            <text:p>0.232</text:p>
          </table:table-cell>
          <table:table-cell office:value-type="float" office:value="81.0553448287203">
            <text:p>81.06</text:p>
          </table:table-cell>
          <table:table-cell table:number-columns-repeated="5"/>
        </table:table-row>
        <table:table-row table:style-name="ro1">
          <table:table-cell office:value-type="string">
            <text:p>20231016T201905p262865</text:p>
          </table:table-cell>
          <table:table-cell table:formula="of:=1/([.D228]*0.7+[.E228]/100*0.3)" office:value-type="float" office:value="0.498608011898074">
            <text:p>0.50</text:p>
          </table:table-cell>
          <table:table-cell office:value-type="float" office:value="570.779874802584">
            <text:p>571</text:p>
          </table:table-cell>
          <table:table-cell table:formula="of:=(ABS([.C228]-[.$O$2]))/[.C228]" office:value-type="float" office:value="2.48645789357637">
            <text:p>2.486</text:p>
          </table:table-cell>
          <table:table-cell office:value-type="float" office:value="88.3543237420913">
            <text:p>88.35</text:p>
          </table:table-cell>
          <table:table-cell office:value-type="float" office:value="4.35707781038146">
            <text:p>4.36</text:p>
          </table:table-cell>
          <table:table-cell office:value-type="float" office:value="13.9222118206482">
            <text:p>13.92</text:p>
          </table:table-cell>
          <table:table-cell office:value-type="float" office:value="270575.709016166">
            <text:p>270576</text:p>
          </table:table-cell>
          <table:table-cell office:value-type="float" office:value="0.152699268112388">
            <text:p>0.153</text:p>
          </table:table-cell>
          <table:table-cell office:value-type="float" office:value="78.6527559662821">
            <text:p>78.65</text:p>
          </table:table-cell>
          <table:table-cell table:number-columns-repeated="5"/>
        </table:table-row>
        <table:table-row table:style-name="ro1">
          <table:table-cell office:value-type="string">
            <text:p>20231016T201917p263082</text:p>
          </table:table-cell>
          <table:table-cell table:formula="of:=1/([.D229]*0.7+[.E229]/100*0.3)" office:value-type="float" office:value="0.411778599872126">
            <text:p>0.41</text:p>
          </table:table-cell>
          <table:table-cell office:value-type="float" office:value="477.399607845037">
            <text:p>477</text:p>
          </table:table-cell>
          <table:table-cell table:formula="of:=(ABS([.C229]-[.$O$2]))/[.C229]" office:value-type="float" office:value="3.16841565702741">
            <text:p>3.168</text:p>
          </table:table-cell>
          <table:table-cell office:value-type="float" office:value="70.1995084108799">
            <text:p>70.20</text:p>
          </table:table-cell>
          <table:table-cell office:value-type="float" office:value="6.09445512496206">
            <text:p>6.09</text:p>
          </table:table-cell>
          <table:table-cell office:value-type="float" office:value="22.9195110572148">
            <text:p>22.92</text:p>
          </table:table-cell>
          <table:table-cell office:value-type="float" office:value="305204.384348321">
            <text:p>305204</text:p>
          </table:table-cell>
          <table:table-cell office:value-type="float" office:value="0.122500504532833">
            <text:p>0.123</text:p>
          </table:table-cell>
          <table:table-cell office:value-type="float" office:value="37.4566140167426">
            <text:p>37.46</text:p>
          </table:table-cell>
          <table:table-cell table:number-columns-repeated="5"/>
        </table:table-row>
        <table:table-row table:style-name="ro1">
          <table:table-cell office:value-type="string">
            <text:p>20231016T201953p263897</text:p>
          </table:table-cell>
          <table:table-cell table:formula="of:=1/([.D230]*0.7+[.E230]/100*0.3)" office:value-type="float" office:value="0.349412318586976">
            <text:p>0.35</text:p>
          </table:table-cell>
          <table:table-cell office:value-type="float" office:value="402.548817835502">
            <text:p>403</text:p>
          </table:table-cell>
          <table:table-cell table:formula="of:=(ABS([.C230]-[.$O$2]))/[.C230]" office:value-type="float" office:value="3.94349979885718">
            <text:p>3.943</text:p>
          </table:table-cell>
          <table:table-cell office:value-type="float" office:value="33.8328220150208">
            <text:p>33.83</text:p>
          </table:table-cell>
          <table:table-cell office:value-type="float" office:value="12.6095857418112">
            <text:p>12.61</text:p>
          </table:table-cell>
          <table:table-cell office:value-type="float" office:value="28.3257373195981">
            <text:p>28.33</text:p>
          </table:table-cell>
          <table:table-cell office:value-type="float" office:value="209486.368625643">
            <text:p>209486</text:p>
          </table:table-cell>
          <table:table-cell office:value-type="float" office:value="0.379302556949094">
            <text:p>0.379</text:p>
          </table:table-cell>
          <table:table-cell office:value-type="float" office:value="62.2826851217112">
            <text:p>62.28</text:p>
          </table:table-cell>
          <table:table-cell table:number-columns-repeated="5"/>
        </table:table-row>
        <table:table-row table:style-name="ro1">
          <table:table-cell office:value-type="string">
            <text:p>20231016T201938p263531</text:p>
          </table:table-cell>
          <table:table-cell table:formula="of:=1/([.D231]*0.7+[.E231]/100*0.3)" office:value-type="float" office:value="0.669022205403839">
            <text:p>0.67</text:p>
          </table:table-cell>
          <table:table-cell office:value-type="float" office:value="726.608619382432">
            <text:p>727</text:p>
          </table:table-cell>
          <table:table-cell table:formula="of:=(ABS([.C231]-[.$O$2]))/[.C231]" office:value-type="float" office:value="1.73875088585016">
            <text:p>1.739</text:p>
          </table:table-cell>
          <table:table-cell office:value-type="float" office:value="92.5310260707759">
            <text:p>92.53</text:p>
          </table:table-cell>
          <table:table-cell office:value-type="float" office:value="16.5602119460501">
            <text:p>16.56</text:p>
          </table:table-cell>
          <table:table-cell office:value-type="float" office:value="22.3156078869704">
            <text:p>22.32</text:p>
          </table:table-cell>
          <table:table-cell office:value-type="float" office:value="332107.005652307">
            <text:p>332107</text:p>
          </table:table-cell>
          <table:table-cell office:value-type="float" office:value="0.393936411002361">
            <text:p>0.394</text:p>
          </table:table-cell>
          <table:table-cell office:value-type="float" office:value="25.8352824462297">
            <text:p>25.84</text:p>
          </table:table-cell>
          <table:table-cell table:number-columns-repeated="5"/>
        </table:table-row>
        <table:table-row table:style-name="ro1">
          <table:table-cell office:value-type="string">
            <text:p>20231016T202017p264406</text:p>
          </table:table-cell>
          <table:table-cell table:formula="of:=1/([.D232]*0.7+[.E232]/100*0.3)" office:value-type="float" office:value="1.1699413595773">
            <text:p>1.17</text:p>
          </table:table-cell>
          <table:table-cell office:value-type="float" office:value="981.128252543215">
            <text:p>981</text:p>
          </table:table-cell>
          <table:table-cell table:formula="of:=(ABS([.C232]-[.$O$2]))/[.C232]" office:value-type="float" office:value="1.02827713384224">
            <text:p>1.028</text:p>
          </table:table-cell>
          <table:table-cell office:value-type="float" office:value="44.9832335939454">
            <text:p>44.98</text:p>
          </table:table-cell>
          <table:table-cell office:value-type="float" office:value="13.2371146435453">
            <text:p>13.24</text:p>
          </table:table-cell>
          <table:table-cell office:value-type="float" office:value="25.3041032172817">
            <text:p>25.30</text:p>
          </table:table-cell>
          <table:table-cell office:value-type="float" office:value="369888.326562551">
            <text:p>369888</text:p>
          </table:table-cell>
          <table:table-cell office:value-type="float" office:value="0.0390227975860136">
            <text:p>0.039</text:p>
          </table:table-cell>
          <table:table-cell office:value-type="float" office:value="87.6934296559528">
            <text:p>87.69</text:p>
          </table:table-cell>
          <table:table-cell table:number-columns-repeated="5"/>
        </table:table-row>
        <table:table-row table:style-name="ro1">
          <table:table-cell office:value-type="string">
            <text:p>20231016T201831p262313</text:p>
          </table:table-cell>
          <table:table-cell table:formula="of:=1/([.D233]*0.7+[.E233]/100*0.3)" office:value-type="float" office:value="0.288165723874795">
            <text:p>0.29</text:p>
          </table:table-cell>
          <table:table-cell office:value-type="float" office:value="337.12073737415">
            <text:p>337</text:p>
          </table:table-cell>
          <table:table-cell table:formula="of:=(ABS([.C233]-[.$O$2]))/[.C233]" office:value-type="float" office:value="4.90292966104728">
            <text:p>4.903</text:p>
          </table:table-cell>
          <table:table-cell office:value-type="float" office:value="12.724862432233">
            <text:p>12.72</text:p>
          </table:table-cell>
          <table:table-cell office:value-type="float" office:value="14.1287331406551">
            <text:p>14.13</text:p>
          </table:table-cell>
          <table:table-cell office:value-type="float" office:value="36.5454635740008">
            <text:p>36.55</text:p>
          </table:table-cell>
          <table:table-cell office:value-type="float" office:value="261370.036467126">
            <text:p>261370</text:p>
          </table:table-cell>
          <table:table-cell office:value-type="float" office:value="0.137359263512526">
            <text:p>0.137</text:p>
          </table:table-cell>
          <table:table-cell office:value-type="float" office:value="71.8027731775902">
            <text:p>71.80</text:p>
          </table:table-cell>
          <table:table-cell table:number-columns-repeated="5"/>
        </table:table-row>
        <table:table-row table:style-name="ro1">
          <table:table-cell office:value-type="string">
            <text:p>20231016T201853p262633</text:p>
          </table:table-cell>
          <table:table-cell table:formula="of:=1/([.D234]*0.7+[.E234]/100*0.3)" office:value-type="float" office:value="0.766679828458475">
            <text:p>0.77</text:p>
          </table:table-cell>
          <table:table-cell office:value-type="float" office:value="712.88505927017">
            <text:p>713</text:p>
          </table:table-cell>
          <table:table-cell table:formula="of:=(ABS([.C234]-[.$O$2]))/[.C234]" office:value-type="float" office:value="1.79147384858549">
            <text:p>1.791</text:p>
          </table:table-cell>
          <table:table-cell office:value-type="float" office:value="16.7645799996979">
            <text:p>16.76</text:p>
          </table:table-cell>
          <table:table-cell office:value-type="float" office:value="13.5993497109827">
            <text:p>13.60</text:p>
          </table:table-cell>
          <table:table-cell office:value-type="float" office:value="33.9610183536726">
            <text:p>33.96</text:p>
          </table:table-cell>
          <table:table-cell office:value-type="float" office:value="333439.71363405">
            <text:p>333440</text:p>
          </table:table-cell>
          <table:table-cell office:value-type="float" office:value="0.302837586853344">
            <text:p>0.303</text:p>
          </table:table-cell>
          <table:table-cell office:value-type="float" office:value="81.0553448287203">
            <text:p>81.06</text:p>
          </table:table-cell>
          <table:table-cell table:number-columns-repeated="5"/>
        </table:table-row>
        <table:table-row table:style-name="ro1">
          <table:table-cell office:value-type="string">
            <text:p>20231016T202014p264354</text:p>
          </table:table-cell>
          <table:table-cell table:formula="of:=1/([.D235]*0.7+[.E235]/100*0.3)" office:value-type="float" office:value="0.949444726998962">
            <text:p>0.95</text:p>
          </table:table-cell>
          <table:table-cell office:value-type="float" office:value="904.074367161119">
            <text:p>904</text:p>
          </table:table-cell>
          <table:table-cell table:formula="of:=(ABS([.C235]-[.$O$2]))/[.C235]" office:value-type="float" office:value="1.20114635729447">
            <text:p>1.201</text:p>
          </table:table-cell>
          <table:table-cell office:value-type="float" office:value="70.8149165377547">
            <text:p>70.81</text:p>
          </table:table-cell>
          <table:table-cell office:value-type="float" office:value="13.2017100192678">
            <text:p>13.20</text:p>
          </table:table-cell>
          <table:table-cell office:value-type="float" office:value="25.3041032172817">
            <text:p>25.30</text:p>
          </table:table-cell>
          <table:table-cell office:value-type="float" office:value="369888.326562551">
            <text:p>369888</text:p>
          </table:table-cell>
          <table:table-cell office:value-type="float" office:value="0.0390227975860136">
            <text:p>0.039</text:p>
          </table:table-cell>
          <table:table-cell office:value-type="float" office:value="87.6934296559528">
            <text:p>87.69</text:p>
          </table:table-cell>
          <table:table-cell table:number-columns-repeated="5"/>
        </table:table-row>
        <table:table-row table:style-name="ro1">
          <table:table-cell office:value-type="string">
            <text:p>20231016T201956p263951</text:p>
          </table:table-cell>
          <table:table-cell table:formula="of:=1/([.D236]*0.7+[.E236]/100*0.3)" office:value-type="float" office:value="1.4021948562388">
            <text:p>1.40</text:p>
          </table:table-cell>
          <table:table-cell office:value-type="float" office:value="1032.18720859939">
            <text:p>1032</text:p>
          </table:table-cell>
          <table:table-cell table:formula="of:=(ABS([.C236]-[.$O$2]))/[.C236]" office:value-type="float" office:value="0.927944837352033">
            <text:p>0.928</text:p>
          </table:table-cell>
          <table:table-cell office:value-type="float" office:value="21.2020854632086">
            <text:p>21.20</text:p>
          </table:table-cell>
          <table:table-cell office:value-type="float" office:value="4.63214610948093">
            <text:p>4.63</text:p>
          </table:table-cell>
          <table:table-cell office:value-type="float" office:value="19.5318708435951">
            <text:p>19.53</text:p>
          </table:table-cell>
          <table:table-cell office:value-type="float" office:value="397484.404774651">
            <text:p>397484</text:p>
          </table:table-cell>
          <table:table-cell office:value-type="float" office:value="0.114490121577779">
            <text:p>0.114</text:p>
          </table:table-cell>
          <table:table-cell office:value-type="float" office:value="94.8894209071768">
            <text:p>94.89</text:p>
          </table:table-cell>
          <table:table-cell table:number-columns-repeated="5"/>
        </table:table-row>
        <table:table-row table:style-name="ro1">
          <table:table-cell office:value-type="string">
            <text:p>20231016T201856p262699</text:p>
          </table:table-cell>
          <table:table-cell table:formula="of:=1/([.D237]*0.7+[.E237]/100*0.3)" office:value-type="float" office:value="0.454369022151931">
            <text:p>0.45</text:p>
          </table:table-cell>
          <table:table-cell office:value-type="float" office:value="488.368830276165">
            <text:p>488</text:p>
          </table:table-cell>
          <table:table-cell table:formula="of:=(ABS([.C237]-[.$O$2]))/[.C237]" office:value-type="float" office:value="3.07478912787019">
            <text:p>3.075</text:p>
          </table:table-cell>
          <table:table-cell office:value-type="float" office:value="16.167291619772">
            <text:p>16.17</text:p>
          </table:table-cell>
          <table:table-cell office:value-type="float" office:value="17.1243978805395">
            <text:p>17.12</text:p>
          </table:table-cell>
          <table:table-cell office:value-type="float" office:value="31.1753387032129">
            <text:p>31.18</text:p>
          </table:table-cell>
          <table:table-cell office:value-type="float" office:value="350610.380239188">
            <text:p>350610</text:p>
          </table:table-cell>
          <table:table-cell office:value-type="float" office:value="0.218653769751474">
            <text:p>0.219</text:p>
          </table:table-cell>
          <table:table-cell office:value-type="float" office:value="48.5789635768452">
            <text:p>48.58</text:p>
          </table:table-cell>
          <table:table-cell table:number-columns-repeated="5"/>
        </table:table-row>
        <table:table-row table:style-name="ro1">
          <table:table-cell office:value-type="string">
            <text:p>20231016T201950p263845</text:p>
          </table:table-cell>
          <table:table-cell table:formula="of:=1/([.D238]*0.7+[.E238]/100*0.3)" office:value-type="float" office:value="0.996942528621538">
            <text:p>1.00</text:p>
          </table:table-cell>
          <table:table-cell office:value-type="float" office:value="864.623448947221">
            <text:p>865</text:p>
          </table:table-cell>
          <table:table-cell table:formula="of:=(ABS([.C238]-[.$O$2]))/[.C238]" office:value-type="float" office:value="1.30157995648054">
            <text:p>1.302</text:p>
          </table:table-cell>
          <table:table-cell office:value-type="float" office:value="30.6536262142044">
            <text:p>30.65</text:p>
          </table:table-cell>
          <table:table-cell office:value-type="float" office:value="12.8512764932563">
            <text:p>12.85</text:p>
          </table:table-cell>
          <table:table-cell office:value-type="float" office:value="31.6818802751914">
            <text:p>31.68</text:p>
          </table:table-cell>
          <table:table-cell office:value-type="float" office:value="284720.168680841">
            <text:p>284720</text:p>
          </table:table-cell>
          <table:table-cell office:value-type="float" office:value="0.00434033906291192">
            <text:p>0.004</text:p>
          </table:table-cell>
          <table:table-cell office:value-type="float" office:value="91.5775980327574">
            <text:p>91.58</text:p>
          </table:table-cell>
          <table:table-cell table:number-columns-repeated="5"/>
        </table:table-row>
        <table:table-row table:style-name="ro1">
          <table:table-cell office:value-type="string">
            <text:p>20231016T202008p264226</text:p>
          </table:table-cell>
          <table:table-cell table:formula="of:=1/([.D239]*0.7+[.E239]/100*0.3)" office:value-type="float" office:value="0.269885214098055">
            <text:p>0.27</text:p>
          </table:table-cell>
          <table:table-cell office:value-type="float" office:value="324.38321468755">
            <text:p>324</text:p>
          </table:table-cell>
          <table:table-cell table:formula="of:=(ABS([.C239]-[.$O$2]))/[.C239]" office:value-type="float" office:value="5.13471939945103">
            <text:p>5.135</text:p>
          </table:table-cell>
          <table:table-cell office:value-type="float" office:value="36.9917867763391">
            <text:p>36.99</text:p>
          </table:table-cell>
          <table:table-cell office:value-type="float" office:value="17.8551300578035">
            <text:p>17.86</text:p>
          </table:table-cell>
          <table:table-cell office:value-type="float" office:value="34.3151435258135">
            <text:p>34.32</text:p>
          </table:table-cell>
          <table:table-cell office:value-type="float" office:value="200897.878964665">
            <text:p>200898</text:p>
          </table:table-cell>
          <table:table-cell office:value-type="float" office:value="0.0510039532922988">
            <text:p>0.051</text:p>
          </table:table-cell>
          <table:table-cell office:value-type="float" office:value="41.8280074783423">
            <text:p>41.83</text:p>
          </table:table-cell>
          <table:table-cell table:number-columns-repeated="5"/>
        </table:table-row>
        <table:table-row table:style-name="ro1">
          <table:table-cell office:value-type="string">
            <text:p>20231016T201847p262536</text:p>
          </table:table-cell>
          <table:table-cell table:formula="of:=1/([.D240]*0.7+[.E240]/100*0.3)" office:value-type="float" office:value="0.72297309230711">
            <text:p>0.72</text:p>
          </table:table-cell>
          <table:table-cell office:value-type="float" office:value="689.815272337701">
            <text:p>690</text:p>
          </table:table-cell>
          <table:table-cell table:formula="of:=(ABS([.C240]-[.$O$2]))/[.C240]" office:value-type="float" office:value="1.88483030138798">
            <text:p>1.885</text:p>
          </table:table-cell>
          <table:table-cell office:value-type="float" office:value="21.2653769380679">
            <text:p>21.27</text:p>
          </table:table-cell>
          <table:table-cell office:value-type="float" office:value="14.25">
            <text:p>14.25</text:p>
          </table:table-cell>
          <table:table-cell office:value-type="float" office:value="15.2743627827805">
            <text:p>15.27</text:p>
          </table:table-cell>
          <table:table-cell office:value-type="float" office:value="334737.094447343">
            <text:p>334737</text:p>
          </table:table-cell>
          <table:table-cell office:value-type="float" office:value="0.14892893023612">
            <text:p>0.149</text:p>
          </table:table-cell>
          <table:table-cell office:value-type="float" office:value="83.279513493614">
            <text:p>83.28</text:p>
          </table:table-cell>
          <table:table-cell table:number-columns-repeated="5"/>
        </table:table-row>
        <table:table-row table:style-name="ro1">
          <table:table-cell office:value-type="string">
            <text:p>20231016T201935p263489</text:p>
          </table:table-cell>
          <table:table-cell table:formula="of:=1/([.D241]*0.7+[.E241]/100*0.3)" office:value-type="float" office:value="1.21080718414742">
            <text:p>1.21</text:p>
          </table:table-cell>
          <table:table-cell office:value-type="float" office:value="960.179246855295">
            <text:p>960</text:p>
          </table:table-cell>
          <table:table-cell table:formula="of:=(ABS([.C241]-[.$O$2]))/[.C241]" office:value-type="float" office:value="1.07252969330205">
            <text:p>1.073</text:p>
          </table:table-cell>
          <table:table-cell office:value-type="float" office:value="25.0415151941157">
            <text:p>25.04</text:p>
          </table:table-cell>
          <table:table-cell office:value-type="float" office:value="5.48532834159668">
            <text:p>5.49</text:p>
          </table:table-cell>
          <table:table-cell office:value-type="float" office:value="34.6577071298844">
            <text:p>34.66</text:p>
          </table:table-cell>
          <table:table-cell office:value-type="float" office:value="275470.861812274">
            <text:p>275471</text:p>
          </table:table-cell>
          <table:table-cell office:value-type="float" office:value="0.357176662280922">
            <text:p>0.357</text:p>
          </table:table-cell>
          <table:table-cell office:value-type="float" office:value="97.4546382347262">
            <text:p>97.45</text:p>
          </table:table-cell>
          <table:table-cell table:number-columns-repeated="5"/>
        </table:table-row>
        <table:table-row table:style-name="ro1">
          <table:table-cell office:value-type="string">
            <text:p>20231016T201914p263016</text:p>
          </table:table-cell>
          <table:table-cell table:formula="of:=1/([.D242]*0.7+[.E242]/100*0.3)" office:value-type="float" office:value="0.620965816607855">
            <text:p>0.62</text:p>
          </table:table-cell>
          <table:table-cell office:value-type="float" office:value="656.027178761923">
            <text:p>656</text:p>
          </table:table-cell>
          <table:table-cell table:formula="of:=(ABS([.C242]-[.$O$2]))/[.C242]" office:value-type="float" office:value="2.03341090799865">
            <text:p>2.033</text:p>
          </table:table-cell>
          <table:table-cell office:value-type="float" office:value="62.3356559544948">
            <text:p>62.34</text:p>
          </table:table-cell>
          <table:table-cell office:value-type="float" office:value="6.91281166692802">
            <text:p>6.91</text:p>
          </table:table-cell>
          <table:table-cell office:value-type="float" office:value="39.219407062027">
            <text:p>39.22</text:p>
          </table:table-cell>
          <table:table-cell office:value-type="float" office:value="322783.229460702">
            <text:p>322783</text:p>
          </table:table-cell>
          <table:table-cell office:value-type="float" office:value="0.221969334722659">
            <text:p>0.222</text:p>
          </table:table-cell>
          <table:table-cell office:value-type="float" office:value="12.9702453991209">
            <text:p>12.97</text:p>
          </table:table-cell>
          <table:table-cell table:number-columns-repeated="5"/>
        </table:table-row>
        <table:table-row table:style-name="ro1">
          <table:table-cell office:value-type="string">
            <text:p>20231016T202005p264132</text:p>
          </table:table-cell>
          <table:table-cell table:formula="of:=1/([.D243]*0.7+[.E243]/100*0.3)" office:value-type="float" office:value="0.833118083244562">
            <text:p>0.83</text:p>
          </table:table-cell>
          <table:table-cell office:value-type="float" office:value="775.828229119439">
            <text:p>776</text:p>
          </table:table-cell>
          <table:table-cell table:formula="of:=(ABS([.C243]-[.$O$2]))/[.C243]" office:value-type="float" office:value="1.56500076345332">
            <text:p>1.565</text:p>
          </table:table-cell>
          <table:table-cell office:value-type="float" office:value="34.9365019313081">
            <text:p>34.94</text:p>
          </table:table-cell>
          <table:table-cell office:value-type="float" office:value="5.97986441363958">
            <text:p>5.98</text:p>
          </table:table-cell>
          <table:table-cell office:value-type="float" office:value="34.3151435258135">
            <text:p>34.32</text:p>
          </table:table-cell>
          <table:table-cell office:value-type="float" office:value="379337.963224928">
            <text:p>379338</text:p>
          </table:table-cell>
          <table:table-cell office:value-type="float" office:value="0.143886002644269">
            <text:p>0.144</text:p>
          </table:table-cell>
          <table:table-cell office:value-type="float" office:value="81.5910952029193">
            <text:p>81.59</text:p>
          </table:table-cell>
          <table:table-cell table:number-columns-repeated="5"/>
        </table:table-row>
        <table:table-row table:style-name="ro1">
          <table:table-cell office:value-type="string">
            <text:p>20231016T201902p262797</text:p>
          </table:table-cell>
          <table:table-cell table:formula="of:=1/([.D244]*0.7+[.E244]/100*0.3)" office:value-type="float" office:value="1.33112836809237">
            <text:p>1.33</text:p>
          </table:table-cell>
          <table:table-cell office:value-type="float" office:value="1148.50685956986">
            <text:p>1149</text:p>
          </table:table-cell>
          <table:table-cell table:formula="of:=(ABS([.C244]-[.$O$2]))/[.C244]" office:value-type="float" office:value="0.732684470639816">
            <text:p>0.733</text:p>
          </table:table-cell>
          <table:table-cell office:value-type="float" office:value="79.4544059999576">
            <text:p>79.45</text:p>
          </table:table-cell>
          <table:table-cell office:value-type="float" office:value="11.1013969171484">
            <text:p>11.10</text:p>
          </table:table-cell>
          <table:table-cell office:value-type="float" office:value="13.1972105531526">
            <text:p>13.20</text:p>
          </table:table-cell>
          <table:table-cell office:value-type="float" office:value="257935.234852974">
            <text:p>257935</text:p>
          </table:table-cell>
          <table:table-cell office:value-type="float" office:value="0.138162839358556">
            <text:p>0.138</text:p>
          </table:table-cell>
          <table:table-cell office:value-type="float" office:value="97.6970640404484">
            <text:p>97.70</text:p>
          </table:table-cell>
          <table:table-cell table:number-columns-repeated="5"/>
        </table:table-row>
        <table:table-row table:style-name="ro1">
          <table:table-cell office:value-type="string">
            <text:p>20231016T201920p263167</text:p>
          </table:table-cell>
          <table:table-cell table:formula="of:=1/([.D245]*0.7+[.E245]/100*0.3)" office:value-type="float" office:value="0.696172113678562">
            <text:p>0.70</text:p>
          </table:table-cell>
          <table:table-cell office:value-type="float" office:value="756.802458790207">
            <text:p>757</text:p>
          </table:table-cell>
          <table:table-cell table:formula="of:=(ABS([.C245]-[.$O$2]))/[.C245]" office:value-type="float" office:value="1.62948405741325">
            <text:p>1.629</text:p>
          </table:table-cell>
          <table:table-cell office:value-type="float" office:value="98.5958518186418">
            <text:p>98.60</text:p>
          </table:table-cell>
          <table:table-cell office:value-type="float" office:value="15.911006743738">
            <text:p>15.91</text:p>
          </table:table-cell>
          <table:table-cell office:value-type="float" office:value="29.5242256465366">
            <text:p>29.52</text:p>
          </table:table-cell>
          <table:table-cell office:value-type="float" office:value="238549.073129697">
            <text:p>238549</text:p>
          </table:table-cell>
          <table:table-cell office:value-type="float" office:value="0.323441750368061">
            <text:p>0.323</text:p>
          </table:table-cell>
          <table:table-cell office:value-type="float" office:value="7.93558197030756">
            <text:p>7.94</text:p>
          </table:table-cell>
          <table:table-cell table:number-columns-repeated="5"/>
        </table:table-row>
        <table:table-row table:style-name="ro1">
          <table:table-cell office:value-type="string">
            <text:p>20231016T201908p262907</text:p>
          </table:table-cell>
          <table:table-cell table:formula="of:=1/([.D246]*0.7+[.E246]/100*0.3)" office:value-type="float" office:value="1.1123541915513">
            <text:p>1.11</text:p>
          </table:table-cell>
          <table:table-cell office:value-type="float" office:value="970.978025908647">
            <text:p>971</text:p>
          </table:table-cell>
          <table:table-cell table:formula="of:=(ABS([.C246]-[.$O$2]))/[.C246]" office:value-type="float" office:value="1.04947995412949">
            <text:p>1.049</text:p>
          </table:table-cell>
          <table:table-cell office:value-type="float" office:value="54.7860873934782">
            <text:p>54.79</text:p>
          </table:table-cell>
          <table:table-cell office:value-type="float" office:value="11.2135115606936">
            <text:p>11.21</text:p>
          </table:table-cell>
          <table:table-cell office:value-type="float" office:value="22.6805794011984">
            <text:p>22.68</text:p>
          </table:table-cell>
          <table:table-cell office:value-type="float" office:value="280512.460627122">
            <text:p>280512</text:p>
          </table:table-cell>
          <table:table-cell office:value-type="float" office:value="0.0541440499722428">
            <text:p>0.054</text:p>
          </table:table-cell>
          <table:table-cell office:value-type="float" office:value="97.4546382347262">
            <text:p>97.45</text:p>
          </table:table-cell>
          <table:table-cell table:number-columns-repeated="5"/>
        </table:table-row>
        <table:table-row table:style-name="ro1">
          <table:table-cell office:value-type="string">
            <text:p>20231016T201829p262263</text:p>
          </table:table-cell>
          <table:table-cell table:formula="of:=1/([.D247]*0.7+[.E247]/100*0.3)" office:value-type="float" office:value="4.2907195245584">
            <text:p>4.29</text:p>
          </table:table-cell>
          <table:table-cell office:value-type="float" office:value="1855.92368191447">
            <text:p>1856</text:p>
          </table:table-cell>
          <table:table-cell table:formula="of:=(ABS([.C247]-[.$O$2]))/[.C247]" office:value-type="float" office:value="0.072242366101619">
            <text:p>0.072</text:p>
          </table:table-cell>
          <table:table-cell office:value-type="float" office:value="60.8304958337439">
            <text:p>60.83</text:p>
          </table:table-cell>
          <table:table-cell office:value-type="float" office:value="10.5353551143765">
            <text:p>10.54</text:p>
          </table:table-cell>
          <table:table-cell office:value-type="float" office:value="32.8024654605187">
            <text:p>32.80</text:p>
          </table:table-cell>
          <table:table-cell office:value-type="float" office:value="395114.33068206">
            <text:p>395114</text:p>
          </table:table-cell>
          <table:table-cell office:value-type="float" office:value="0.199913352662297">
            <text:p>0.200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6T202011p264307</text:p>
          </table:table-cell>
          <table:table-cell table:formula="of:=1/([.D248]*0.7+[.E248]/100*0.3)" office:value-type="float" office:value="0.569179721597493">
            <text:p>0.57</text:p>
          </table:table-cell>
          <table:table-cell office:value-type="float" office:value="583.080727802997">
            <text:p>583</text:p>
          </table:table-cell>
          <table:table-cell table:formula="of:=(ABS([.C248]-[.$O$2]))/[.C248]" office:value-type="float" office:value="2.41290648980659">
            <text:p>2.413</text:p>
          </table:table-cell>
          <table:table-cell office:value-type="float" office:value="22.6265903121849">
            <text:p>22.63</text:p>
          </table:table-cell>
          <table:table-cell office:value-type="float" office:value="18.3085260115607">
            <text:p>18.31</text:p>
          </table:table-cell>
          <table:table-cell office:value-type="float" office:value="12.244453101976">
            <text:p>12.24</text:p>
          </table:table-cell>
          <table:table-cell office:value-type="float" office:value="322053.05045661">
            <text:p>322053</text:p>
          </table:table-cell>
          <table:table-cell office:value-type="float" office:value="0.153262804859426">
            <text:p>0.153</text:p>
          </table:table-cell>
          <table:table-cell office:value-type="float" office:value="12.9702453991209">
            <text:p>12.97</text:p>
          </table:table-cell>
          <table:table-cell table:number-columns-repeated="5"/>
        </table:table-row>
        <table:table-row table:style-name="ro1">
          <table:table-cell office:value-type="string">
            <text:p>20231016T201941p263620</text:p>
          </table:table-cell>
          <table:table-cell table:formula="of:=1/([.D249]*0.7+[.E249]/100*0.3)" office:value-type="float" office:value="0.530348523194648">
            <text:p>0.53</text:p>
          </table:table-cell>
          <table:table-cell office:value-type="float" office:value="556.694649664338">
            <text:p>557</text:p>
          </table:table-cell>
          <table:table-cell table:formula="of:=(ABS([.C249]-[.$O$2]))/[.C249]" office:value-type="float" office:value="2.57467060479184">
            <text:p>2.575</text:p>
          </table:table-cell>
          <table:table-cell office:value-type="float" office:value="27.7610357425109">
            <text:p>27.76</text:p>
          </table:table-cell>
          <table:table-cell office:value-type="float" office:value="7.6430667644901">
            <text:p>7.64</text:p>
          </table:table-cell>
          <table:table-cell office:value-type="float" office:value="31.0164743037856">
            <text:p>31.02</text:p>
          </table:table-cell>
          <table:table-cell office:value-type="float" office:value="315981.032126404">
            <text:p>315981</text:p>
          </table:table-cell>
          <table:table-cell office:value-type="float" office:value="0.38190545411245">
            <text:p>0.382</text:p>
          </table:table-cell>
          <table:table-cell office:value-type="float" office:value="12.9702453991209">
            <text:p>12.97</text:p>
          </table:table-cell>
          <table:table-cell table:number-columns-repeated="5"/>
        </table:table-row>
        <table:table-row table:style-name="ro1">
          <table:table-cell office:value-type="string">
            <text:p>20231016T201944p263678</text:p>
          </table:table-cell>
          <table:table-cell table:formula="of:=1/([.D250]*0.7+[.E250]/100*0.3)" office:value-type="float" office:value="0.818910284494492">
            <text:p>0.82</text:p>
          </table:table-cell>
          <table:table-cell office:value-type="float" office:value="751.259430724739">
            <text:p>751</text:p>
          </table:table-cell>
          <table:table-cell table:formula="of:=(ABS([.C250]-[.$O$2]))/[.C250]" office:value-type="float" office:value="1.64888521676227">
            <text:p>1.649</text:p>
          </table:table-cell>
          <table:table-cell office:value-type="float" office:value="22.3051119140763">
            <text:p>22.31</text:p>
          </table:table-cell>
          <table:table-cell office:value-type="float" office:value="7.49108776331608">
            <text:p>7.49</text:p>
          </table:table-cell>
          <table:table-cell office:value-type="float" office:value="25.3041032172817">
            <text:p>25.30</text:p>
          </table:table-cell>
          <table:table-cell office:value-type="float" office:value="238276.690658097">
            <text:p>238277</text:p>
          </table:table-cell>
          <table:table-cell office:value-type="float" office:value="0.199719416365837">
            <text:p>0.200</text:p>
          </table:table-cell>
          <table:table-cell office:value-type="float" office:value="10.6308046212219">
            <text:p>10.63</text:p>
          </table:table-cell>
          <table:table-cell table:number-columns-repeated="5"/>
        </table:table-row>
        <table:table-row table:style-name="ro1">
          <table:table-cell office:value-type="string">
            <text:p>20231016T201844p262483</text:p>
          </table:table-cell>
          <table:table-cell table:formula="of:=1/([.D251]*0.7+[.E251]/100*0.3)" office:value-type="float" office:value="0.254406227813014">
            <text:p>0.25</text:p>
          </table:table-cell>
          <table:table-cell office:value-type="float" office:value="305.095650482005">
            <text:p>305</text:p>
          </table:table-cell>
          <table:table-cell table:formula="of:=(ABS([.C251]-[.$O$2]))/[.C251]" office:value-type="float" office:value="5.5225446408564">
            <text:p>5.523</text:p>
          </table:table-cell>
          <table:table-cell office:value-type="float" office:value="21.6467119477171">
            <text:p>21.65</text:p>
          </table:table-cell>
          <table:table-cell office:value-type="float" office:value="18.8815028901734">
            <text:p>18.88</text:p>
          </table:table-cell>
          <table:table-cell office:value-type="float" office:value="39.3613870489103">
            <text:p>39.36</text:p>
          </table:table-cell>
          <table:table-cell office:value-type="float" office:value="334737.094447343">
            <text:p>334737</text:p>
          </table:table-cell>
          <table:table-cell office:value-type="float" office:value="0.202233874339697">
            <text:p>0.202</text:p>
          </table:table-cell>
          <table:table-cell office:value-type="float" office:value="16.8419891490145">
            <text:p>16.84</text:p>
          </table:table-cell>
          <table:table-cell table:number-columns-repeated="5"/>
        </table:table-row>
        <table:table-row table:style-name="ro1">
          <table:table-cell office:value-type="string">
            <text:p>20231016T201947p263756</text:p>
          </table:table-cell>
          <table:table-cell table:formula="of:=1/([.D252]*0.7+[.E252]/100*0.3)" office:value-type="float" office:value="1.52554365102619">
            <text:p>1.53</text:p>
          </table:table-cell>
          <table:table-cell office:value-type="float" office:value="1236.41159408449">
            <text:p>1236</text:p>
          </table:table-cell>
          <table:table-cell table:formula="of:=(ABS([.C252]-[.$O$2]))/[.C252]" office:value-type="float" office:value="0.609496392237821">
            <text:p>0.609</text:p>
          </table:table-cell>
          <table:table-cell office:value-type="float" office:value="76.2855160331216">
            <text:p>76.29</text:p>
          </table:table-cell>
          <table:table-cell office:value-type="float" office:value="4.54062531619953">
            <text:p>4.54</text:p>
          </table:table-cell>
          <table:table-cell office:value-type="float" office:value="32.2400787333904">
            <text:p>32.24</text:p>
          </table:table-cell>
          <table:table-cell office:value-type="float" office:value="397484.404774651">
            <text:p>397484</text:p>
          </table:table-cell>
          <table:table-cell office:value-type="float" office:value="0.121183791338163">
            <text:p>0.121</text:p>
          </table:table-cell>
          <table:table-cell office:value-type="float" office:value="98.3349225659646">
            <text:p>98.33</text:p>
          </table:table-cell>
          <table:table-cell table:number-columns-repeated="5"/>
        </table:table-row>
        <table:table-row table:style-name="ro1">
          <table:table-cell office:value-type="string">
            <text:p>20231016T201926p263287</text:p>
          </table:table-cell>
          <table:table-cell table:formula="of:=1/([.D253]*0.7+[.E253]/100*0.3)" office:value-type="float" office:value="0.357726565985035">
            <text:p>0.36</text:p>
          </table:table-cell>
          <table:table-cell office:value-type="float" office:value="404.203216499314">
            <text:p>404</text:p>
          </table:table-cell>
          <table:table-cell table:formula="of:=(ABS([.C253]-[.$O$2]))/[.C253]" office:value-type="float" office:value="3.92326611657079">
            <text:p>3.923</text:p>
          </table:table-cell>
          <table:table-cell office:value-type="float" office:value="16.3816360904696">
            <text:p>16.38</text:p>
          </table:table-cell>
          <table:table-cell office:value-type="float" office:value="18.1495664739884">
            <text:p>18.15</text:p>
          </table:table-cell>
          <table:table-cell office:value-type="float" office:value="33.0977825453729">
            <text:p>33.10</text:p>
          </table:table-cell>
          <table:table-cell office:value-type="float" office:value="397484.404774651">
            <text:p>397484</text:p>
          </table:table-cell>
          <table:table-cell office:value-type="float" office:value="0.344978853553172">
            <text:p>0.345</text:p>
          </table:table-cell>
          <table:table-cell office:value-type="float" office:value="11.8000434466804">
            <text:p>11.80</text:p>
          </table:table-cell>
          <table:table-cell table:number-columns-repeated="5"/>
        </table:table-row>
        <table:table-row table:style-name="ro1">
          <table:table-cell office:value-type="string">
            <text:p>20231016T201837p262398</text:p>
          </table:table-cell>
          <table:table-cell table:formula="of:=1/([.D254]*0.7+[.E254]/100*0.3)" office:value-type="float" office:value="0.37276010008897">
            <text:p>0.37</text:p>
          </table:table-cell>
          <table:table-cell office:value-type="float" office:value="418.810734902473">
            <text:p>419</text:p>
          </table:table-cell>
          <table:table-cell table:formula="of:=(ABS([.C254]-[.$O$2]))/[.C254]" office:value-type="float" office:value="3.75154964798933">
            <text:p>3.752</text:p>
          </table:table-cell>
          <table:table-cell office:value-type="float" office:value="18.8686006573587">
            <text:p>18.87</text:p>
          </table:table-cell>
          <table:table-cell office:value-type="float" office:value="17.9255780346821">
            <text:p>17.93</text:p>
          </table:table-cell>
          <table:table-cell office:value-type="float" office:value="30.141332609669">
            <text:p>30.14</text:p>
          </table:table-cell>
          <table:table-cell office:value-type="float" office:value="296646.361879805">
            <text:p>296646</text:p>
          </table:table-cell>
          <table:table-cell office:value-type="float" office:value="0.314332252299839">
            <text:p>0.314</text:p>
          </table:table-cell>
          <table:table-cell office:value-type="float" office:value="8.16458458261456">
            <text:p>8.16</text:p>
          </table:table-cell>
          <table:table-cell table:number-columns-repeated="5"/>
        </table:table-row>
        <table:table-row table:style-name="ro1">
          <table:table-cell office:value-type="string">
            <text:p>20231016T201959p263996</text:p>
          </table:table-cell>
          <table:table-cell table:formula="of:=1/([.D255]*0.7+[.E255]/100*0.3)" office:value-type="float" office:value="1.67816693432413">
            <text:p>1.68</text:p>
          </table:table-cell>
          <table:table-cell office:value-type="float" office:value="1151.19018150547">
            <text:p>1151</text:p>
          </table:table-cell>
          <table:table-cell table:formula="of:=(ABS([.C255]-[.$O$2]))/[.C255]" office:value-type="float" office:value="0.7286457372296">
            <text:p>0.729</text:p>
          </table:table-cell>
          <table:table-cell office:value-type="float" office:value="28.6120863813341">
            <text:p>28.61</text:p>
          </table:table-cell>
          <table:table-cell office:value-type="float" office:value="18.7419315992293">
            <text:p>18.74</text:p>
          </table:table-cell>
          <table:table-cell office:value-type="float" office:value="20.7843698350562">
            <text:p>20.78</text:p>
          </table:table-cell>
          <table:table-cell office:value-type="float" office:value="357587.119581648">
            <text:p>357587</text:p>
          </table:table-cell>
          <table:table-cell office:value-type="float" office:value="0.330270177135149">
            <text:p>0.330</text:p>
          </table:table-cell>
          <table:table-cell office:value-type="float" office:value="1.23707824937628">
            <text:p>1.24</text:p>
          </table:table-cell>
          <table:table-cell table:number-columns-repeated="5"/>
        </table:table-row>
        <table:table-row table:style-name="ro1">
          <table:table-cell office:value-type="string">
            <text:p>20231016T202002p264076</text:p>
          </table:table-cell>
          <table:table-cell table:formula="of:=1/([.D256]*0.7+[.E256]/100*0.3)" office:value-type="float" office:value="0.850014120543537">
            <text:p>0.85</text:p>
          </table:table-cell>
          <table:table-cell office:value-type="float" office:value="778.26875775682">
            <text:p>778</text:p>
          </table:table-cell>
          <table:table-cell table:formula="of:=(ABS([.C256]-[.$O$2]))/[.C256]" office:value-type="float" office:value="1.55695732376013">
            <text:p>1.557</text:p>
          </table:table-cell>
          <table:table-cell office:value-type="float" office:value="28.8603059743248">
            <text:p>28.86</text:p>
          </table:table-cell>
          <table:table-cell office:value-type="float" office:value="17.1251204238921">
            <text:p>17.13</text:p>
          </table:table-cell>
          <table:table-cell office:value-type="float" office:value="13.9222118206482">
            <text:p>13.92</text:p>
          </table:table-cell>
          <table:table-cell office:value-type="float" office:value="303745.766214235">
            <text:p>303746</text:p>
          </table:table-cell>
          <table:table-cell office:value-type="float" office:value="0.0044824615266104">
            <text:p>0.004</text:p>
          </table:table-cell>
          <table:table-cell office:value-type="float" office:value="5.40925060240415">
            <text:p>5.41</text:p>
          </table:table-cell>
          <table:table-cell table:number-columns-repeated="5"/>
        </table:table-row>
        <table:table-row table:style-name="ro1">
          <table:table-cell office:value-type="string">
            <text:p>20231016T201835p262359</text:p>
          </table:table-cell>
          <table:table-cell table:formula="of:=1/([.D257]*0.7+[.E257]/100*0.3)" office:value-type="float" office:value="2.69303296861233">
            <text:p>2.69</text:p>
          </table:table-cell>
          <table:table-cell office:value-type="float" office:value="3447.60238617853">
            <text:p>3448</text:p>
          </table:table-cell>
          <table:table-cell table:formula="of:=(ABS([.C257]-[.$O$2]))/[.C257]" office:value-type="float" office:value="0.422787265730547">
            <text:p>0.423</text:p>
          </table:table-cell>
          <table:table-cell office:value-type="float" office:value="25.1258179458682">
            <text:p>25.13</text:p>
          </table:table-cell>
          <table:table-cell office:value-type="float" office:value="12.5413223140496">
            <text:p>12.54</text:p>
          </table:table-cell>
          <table:table-cell office:value-type="float" office:value="31.5264996915256">
            <text:p>31.53</text:p>
          </table:table-cell>
          <table:table-cell office:value-type="float" office:value="354397.7778356">
            <text:p>354398</text:p>
          </table:table-cell>
          <table:table-cell office:value-type="float" office:value="0.0756224428751921">
            <text:p>0.076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6T201850p262580</text:p>
          </table:table-cell>
          <table:table-cell table:formula="of:=1/([.D258]*0.7+[.E258]/100*0.3)" office:value-type="float" office:value="1.329508278628">
            <text:p>1.33</text:p>
          </table:table-cell>
          <table:table-cell office:value-type="float" office:value="1095.86784089664">
            <text:p>1096</text:p>
          </table:table-cell>
          <table:table-cell table:formula="of:=(ABS([.C258]-[.$O$2]))/[.C258]" office:value-type="float" office:value="0.81591239904602">
            <text:p>0.816</text:p>
          </table:table-cell>
          <table:table-cell office:value-type="float" office:value="60.3397013898293">
            <text:p>60.34</text:p>
          </table:table-cell>
          <table:table-cell office:value-type="float" office:value="7.63629710940359">
            <text:p>7.64</text:p>
          </table:table-cell>
          <table:table-cell office:value-type="float" office:value="15.7811317712937">
            <text:p>15.78</text:p>
          </table:table-cell>
          <table:table-cell office:value-type="float" office:value="397484.404774651">
            <text:p>397484</text:p>
          </table:table-cell>
          <table:table-cell office:value-type="float" office:value="0.346958403075277">
            <text:p>0.347</text:p>
          </table:table-cell>
          <table:table-cell office:value-type="float" office:value="5.81533720182326">
            <text:p>5.82</text:p>
          </table:table-cell>
          <table:table-cell table:number-columns-repeated="5"/>
        </table:table-row>
        <table:table-row table:style-name="ro1">
          <table:table-cell office:value-type="string">
            <text:p>20231016T201929p263354</text:p>
          </table:table-cell>
          <table:table-cell table:formula="of:=1/([.D259]*0.7+[.E259]/100*0.3)" office:value-type="float" office:value="6.21980176529121">
            <text:p>6.22</text:p>
          </table:table-cell>
          <table:table-cell office:value-type="float" office:value="1774.77223249812">
            <text:p>1775</text:p>
          </table:table-cell>
          <table:table-cell table:formula="of:=(ABS([.C259]-[.$O$2]))/[.C259]" office:value-type="float" office:value="0.12127064169746">
            <text:p>0.121</text:p>
          </table:table-cell>
          <table:table-cell office:value-type="float" office:value="25.2957930116283">
            <text:p>25.30</text:p>
          </table:table-cell>
          <table:table-cell office:value-type="float" office:value="11.9046820990887">
            <text:p>11.90</text:p>
          </table:table-cell>
          <table:table-cell office:value-type="float" office:value="30.2902450888632">
            <text:p>30.29</text:p>
          </table:table-cell>
          <table:table-cell office:value-type="float" office:value="380029.333415337">
            <text:p>380029</text:p>
          </table:table-cell>
          <table:table-cell office:value-type="float" office:value="0.120127198287268">
            <text:p>0.120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6T201911p262966</text:p>
          </table:table-cell>
          <table:table-cell table:formula="of:=1/([.D260]*0.7+[.E260]/100*0.3)" office:value-type="float" office:value="0.722642431119472">
            <text:p>0.72</text:p>
          </table:table-cell>
          <table:table-cell office:value-type="float" office:value="692.28653130228">
            <text:p>692</text:p>
          </table:table-cell>
          <table:table-cell table:formula="of:=(ABS([.C260]-[.$O$2]))/[.C260]" office:value-type="float" office:value="1.87453230710202">
            <text:p>1.875</text:p>
          </table:table-cell>
          <table:table-cell office:value-type="float" office:value="23.8792101687433">
            <text:p>23.88</text:p>
          </table:table-cell>
          <table:table-cell office:value-type="float" office:value="7.58039056966508">
            <text:p>7.58</text:p>
          </table:table-cell>
          <table:table-cell office:value-type="float" office:value="36.8096040111926">
            <text:p>36.81</text:p>
          </table:table-cell>
          <table:table-cell office:value-type="float" office:value="225809.480592353">
            <text:p>225809</text:p>
          </table:table-cell>
          <table:table-cell office:value-type="float" office:value="0.393936411002361">
            <text:p>0.394</text:p>
          </table:table-cell>
          <table:table-cell office:value-type="float" office:value="3.25068724730529">
            <text:p>3.25</text:p>
          </table:table-cell>
          <table:table-cell table:number-columns-repeated="5"/>
        </table:table-row>
        <table:table-row table:style-name="ro1">
          <table:table-cell office:value-type="string">
            <text:p>20231017T043133p305802</text:p>
          </table:table-cell>
          <table:table-cell table:formula="of:=1/([.D261]*0.7+[.E261]/100*0.3)" office:value-type="float" office:value="0.562250297096649">
            <text:p>0.56</text:p>
          </table:table-cell>
          <table:table-cell office:value-type="float" office:value="597.604357830991">
            <text:p>598</text:p>
          </table:table-cell>
          <table:table-cell table:formula="of:=(ABS([.C261]-[.$O$2]))/[.C261]" office:value-type="float" office:value="2.32996233029946">
            <text:p>2.330</text:p>
          </table:table-cell>
          <table:table-cell office:value-type="float" office:value="49.1978938467466">
            <text:p>49.20</text:p>
          </table:table-cell>
          <table:table-cell office:value-type="float" office:value="11.3878853564547">
            <text:p>11.39</text:p>
          </table:table-cell>
          <table:table-cell office:value-type="float" office:value="19.2117117889095">
            <text:p>19.21</text:p>
          </table:table-cell>
          <table:table-cell office:value-type="float" office:value="284720.168680841">
            <text:p>284720</text:p>
          </table:table-cell>
          <table:table-cell office:value-type="float" office:value="0.218714597847687">
            <text:p>0.219</text:p>
          </table:table-cell>
          <table:table-cell office:value-type="float" office:value="62.13752378943">
            <text:p>62.14</text:p>
          </table:table-cell>
          <table:table-cell table:number-columns-repeated="5"/>
        </table:table-row>
        <table:table-row table:style-name="ro1">
          <table:table-cell office:value-type="string">
            <text:p>20231017T043209p306625</text:p>
          </table:table-cell>
          <table:table-cell table:formula="of:=1/([.D262]*0.7+[.E262]/100*0.3)" office:value-type="float" office:value="0.620213387470147">
            <text:p>0.62</text:p>
          </table:table-cell>
          <table:table-cell office:value-type="float" office:value="627.619600959721">
            <text:p>628</text:p>
          </table:table-cell>
          <table:table-cell table:formula="of:=(ABS([.C262]-[.$O$2]))/[.C262]" office:value-type="float" office:value="2.17071040636239">
            <text:p>2.171</text:p>
          </table:table-cell>
          <table:table-cell office:value-type="float" office:value="30.9503380184444">
            <text:p>30.95</text:p>
          </table:table-cell>
          <table:table-cell office:value-type="float" office:value="11.7636078998073">
            <text:p>11.76</text:p>
          </table:table-cell>
          <table:table-cell office:value-type="float" office:value="31.6818802751914">
            <text:p>31.68</text:p>
          </table:table-cell>
          <table:table-cell office:value-type="float" office:value="336453.352027686">
            <text:p>336453</text:p>
          </table:table-cell>
          <table:table-cell office:value-type="float" office:value="0.244300185008608">
            <text:p>0.244</text:p>
          </table:table-cell>
          <table:table-cell office:value-type="float" office:value="69.6661391091658">
            <text:p>69.67</text:p>
          </table:table-cell>
          <table:table-cell table:number-columns-repeated="5"/>
        </table:table-row>
        <table:table-row table:style-name="ro1">
          <table:table-cell office:value-type="string">
            <text:p>20231017T043118p305540</text:p>
          </table:table-cell>
          <table:table-cell table:formula="of:=1/([.D263]*0.7+[.E263]/100*0.3)" office:value-type="float" office:value="0.500844277786003">
            <text:p>0.50</text:p>
          </table:table-cell>
          <table:table-cell office:value-type="float" office:value="580.450233848263">
            <text:p>580</text:p>
          </table:table-cell>
          <table:table-cell table:formula="of:=(ABS([.C263]-[.$O$2]))/[.C263]" office:value-type="float" office:value="2.42837315579446">
            <text:p>2.428</text:p>
          </table:table-cell>
          <table:table-cell office:value-type="float" office:value="98.9224575423503">
            <text:p>98.92</text:p>
          </table:table-cell>
          <table:table-cell office:value-type="float" office:value="14.0678863745787">
            <text:p>14.07</text:p>
          </table:table-cell>
          <table:table-cell office:value-type="float" office:value="29.4020952363738">
            <text:p>29.40</text:p>
          </table:table-cell>
          <table:table-cell office:value-type="float" office:value="389757.748149689">
            <text:p>389758</text:p>
          </table:table-cell>
          <table:table-cell office:value-type="float" office:value="0.302837586853344">
            <text:p>0.303</text:p>
          </table:table-cell>
          <table:table-cell office:value-type="float" office:value="37.2018017829667">
            <text:p>37.20</text:p>
          </table:table-cell>
          <table:table-cell table:number-columns-repeated="5"/>
        </table:table-row>
        <table:table-row table:style-name="ro1">
          <table:table-cell office:value-type="string">
            <text:p>20231017T043053p305041</text:p>
          </table:table-cell>
          <table:table-cell table:formula="of:=1/([.D264]*0.7+[.E264]/100*0.3)" office:value-type="float" office:value="0.368200307146673">
            <text:p>0.37</text:p>
          </table:table-cell>
          <table:table-cell office:value-type="float" office:value="445.38171922118">
            <text:p>445</text:p>
          </table:table-cell>
          <table:table-cell table:formula="of:=(ABS([.C264]-[.$O$2]))/[.C264]" office:value-type="float" office:value="3.46807741341479">
            <text:p>3.468</text:p>
          </table:table-cell>
          <table:table-cell office:value-type="float" office:value="96.0862694937816">
            <text:p>96.09</text:p>
          </table:table-cell>
          <table:table-cell office:value-type="float" office:value="14.0019267822736">
            <text:p>14.00</text:p>
          </table:table-cell>
          <table:table-cell office:value-type="float" office:value="39.0360149331761">
            <text:p>39.04</text:p>
          </table:table-cell>
          <table:table-cell office:value-type="float" office:value="380029.333415337">
            <text:p>380029</text:p>
          </table:table-cell>
          <table:table-cell office:value-type="float" office:value="0.325890260414268">
            <text:p>0.326</text:p>
          </table:table-cell>
          <table:table-cell office:value-type="float" office:value="41.9937189801082">
            <text:p>41.99</text:p>
          </table:table-cell>
          <table:table-cell table:number-columns-repeated="5"/>
        </table:table-row>
        <table:table-row table:style-name="ro1">
          <table:table-cell office:value-type="string">
            <text:p>20231017T043026p304603</text:p>
          </table:table-cell>
          <table:table-cell table:formula="of:=1/([.D265]*0.7+[.E265]/100*0.3)" office:value-type="float" office:value="0.641520318517739">
            <text:p>0.64</text:p>
          </table:table-cell>
          <table:table-cell office:value-type="float" office:value="749.741238726448">
            <text:p>750</text:p>
          </table:table-cell>
          <table:table-cell table:formula="of:=(ABS([.C265]-[.$O$2]))/[.C265]" office:value-type="float" office:value="1.65424908916618">
            <text:p>1.654</text:p>
          </table:table-cell>
          <table:table-cell office:value-type="float" office:value="133.607572909213">
            <text:p>133.61</text:p>
          </table:table-cell>
          <table:table-cell office:value-type="float" office:value="10.1392100192678">
            <text:p>10.14</text:p>
          </table:table-cell>
          <table:table-cell office:value-type="float" office:value="32.6982235342195">
            <text:p>32.70</text:p>
          </table:table-cell>
          <table:table-cell office:value-type="float" office:value="357587.119581648">
            <text:p>357587</text:p>
          </table:table-cell>
          <table:table-cell office:value-type="float" office:value="0.340079951704498">
            <text:p>0.340</text:p>
          </table:table-cell>
          <table:table-cell office:value-type="float" office:value="84.7794407876366">
            <text:p>84.78</text:p>
          </table:table-cell>
          <table:table-cell table:number-columns-repeated="5"/>
        </table:table-row>
        <table:table-row table:style-name="ro1">
          <table:table-cell office:value-type="string">
            <text:p>20231017T043206p306559</text:p>
          </table:table-cell>
          <table:table-cell table:formula="of:=1/([.D266]*0.7+[.E266]/100*0.3)" office:value-type="float" office:value="0.765002142257987">
            <text:p>0.77</text:p>
          </table:table-cell>
          <table:table-cell office:value-type="float" office:value="737.248441555319">
            <text:p>737</text:p>
          </table:table-cell>
          <table:table-cell table:formula="of:=(ABS([.C266]-[.$O$2]))/[.C266]" office:value-type="float" office:value="1.69922578039208">
            <text:p>1.699</text:p>
          </table:table-cell>
          <table:table-cell office:value-type="float" office:value="39.242611882634">
            <text:p>39.24</text:p>
          </table:table-cell>
          <table:table-cell office:value-type="float" office:value="5.08808479532164">
            <text:p>5.09</text:p>
          </table:table-cell>
          <table:table-cell office:value-type="float" office:value="31.6818802751914">
            <text:p>31.68</text:p>
          </table:table-cell>
          <table:table-cell office:value-type="float" office:value="336453.352027686">
            <text:p>336453</text:p>
          </table:table-cell>
          <table:table-cell office:value-type="float" office:value="0.244300185008608">
            <text:p>0.244</text:p>
          </table:table-cell>
          <table:table-cell office:value-type="float" office:value="69.6661391091658">
            <text:p>69.67</text:p>
          </table:table-cell>
          <table:table-cell table:number-columns-repeated="5"/>
        </table:table-row>
        <table:table-row table:style-name="ro1">
          <table:table-cell office:value-type="string">
            <text:p>20231017T043111p305377</text:p>
          </table:table-cell>
          <table:table-cell table:formula="of:=1/([.D267]*0.7+[.E267]/100*0.3)" office:value-type="float" office:value="0.773648873213272">
            <text:p>0.77</text:p>
          </table:table-cell>
          <table:table-cell office:value-type="float" office:value="809.461540224586">
            <text:p>809</text:p>
          </table:table-cell>
          <table:table-cell table:formula="of:=(ABS([.C267]-[.$O$2]))/[.C267]" office:value-type="float" office:value="1.45842439833259">
            <text:p>1.458</text:p>
          </table:table-cell>
          <table:table-cell office:value-type="float" office:value="90.5596550630239">
            <text:p>90.56</text:p>
          </table:table-cell>
          <table:table-cell office:value-type="float" office:value="4.54326402146432">
            <text:p>4.54</text:p>
          </table:table-cell>
          <table:table-cell office:value-type="float" office:value="19.8512616454014">
            <text:p>19.85</text:p>
          </table:table-cell>
          <table:table-cell office:value-type="float" office:value="376296.703963464">
            <text:p>376297</text:p>
          </table:table-cell>
          <table:table-cell office:value-type="float" office:value="0.121183791338163">
            <text:p>0.121</text:p>
          </table:table-cell>
          <table:table-cell office:value-type="float" office:value="79.8218942438685">
            <text:p>79.82</text:p>
          </table:table-cell>
          <table:table-cell table:number-columns-repeated="5"/>
        </table:table-row>
        <table:table-row table:style-name="ro1">
          <table:table-cell office:value-type="string">
            <text:p>20231017T043059p305148</text:p>
          </table:table-cell>
          <table:table-cell table:formula="of:=1/([.D268]*0.7+[.E268]/100*0.3)" office:value-type="float" office:value="0.505299566433683">
            <text:p>0.51</text:p>
          </table:table-cell>
          <table:table-cell office:value-type="float" office:value="532.573973181862">
            <text:p>533</text:p>
          </table:table-cell>
          <table:table-cell table:formula="of:=(ABS([.C268]-[.$O$2]))/[.C268]" office:value-type="float" office:value="2.73657012961176">
            <text:p>2.737</text:p>
          </table:table-cell>
          <table:table-cell office:value-type="float" office:value="21.1416567670675">
            <text:p>21.14</text:p>
          </table:table-cell>
          <table:table-cell office:value-type="float" office:value="6.62822593309951">
            <text:p>6.63</text:p>
          </table:table-cell>
          <table:table-cell office:value-type="float" office:value="38.1181174184219">
            <text:p>38.12</text:p>
          </table:table-cell>
          <table:table-cell office:value-type="float" office:value="305847.676679454">
            <text:p>305848</text:p>
          </table:table-cell>
          <table:table-cell office:value-type="float" office:value="0.114490121577779">
            <text:p>0.114</text:p>
          </table:table-cell>
          <table:table-cell office:value-type="float" office:value="42.8739523881495">
            <text:p>42.87</text:p>
          </table:table-cell>
          <table:table-cell table:number-columns-repeated="5"/>
        </table:table-row>
        <table:table-row table:style-name="ro1">
          <table:table-cell office:value-type="string">
            <text:p>20231017T043154p306320</text:p>
          </table:table-cell>
          <table:table-cell table:formula="of:=1/([.D269]*0.7+[.E269]/100*0.3)" office:value-type="float" office:value="0.46976473072701">
            <text:p>0.47</text:p>
          </table:table-cell>
          <table:table-cell office:value-type="float" office:value="518.777727370563">
            <text:p>519</text:p>
          </table:table-cell>
          <table:table-cell table:formula="of:=(ABS([.C269]-[.$O$2]))/[.C269]" office:value-type="float" office:value="2.83593954599085">
            <text:p>2.836</text:p>
          </table:table-cell>
          <table:table-cell office:value-type="float" office:value="47.8558248149008">
            <text:p>47.86</text:p>
          </table:table-cell>
          <table:table-cell office:value-type="float" office:value="6.95002613695766">
            <text:p>6.95</text:p>
          </table:table-cell>
          <table:table-cell office:value-type="float" office:value="32.8024654605187">
            <text:p>32.80</text:p>
          </table:table-cell>
          <table:table-cell office:value-type="float" office:value="279853.058384643">
            <text:p>279853</text:p>
          </table:table-cell>
          <table:table-cell office:value-type="float" office:value="0.23497007181575">
            <text:p>0.235</text:p>
          </table:table-cell>
          <table:table-cell office:value-type="float" office:value="30.9580649054932">
            <text:p>30.96</text:p>
          </table:table-cell>
          <table:table-cell table:number-columns-repeated="5"/>
        </table:table-row>
        <table:table-row table:style-name="ro1">
          <table:table-cell office:value-type="string">
            <text:p>20231017T043157p306367</text:p>
          </table:table-cell>
          <table:table-cell table:formula="of:=1/([.D270]*0.7+[.E270]/100*0.3)" office:value-type="float" office:value="0.263885680780363">
            <text:p>0.26</text:p>
          </table:table-cell>
          <table:table-cell office:value-type="float" office:value="315.11540925842">
            <text:p>315</text:p>
          </table:table-cell>
          <table:table-cell table:formula="of:=(ABS([.C270]-[.$O$2]))/[.C270]" office:value-type="float" office:value="5.3151465829081">
            <text:p>5.315</text:p>
          </table:table-cell>
          <table:table-cell office:value-type="float" office:value="22.9723818429396">
            <text:p>22.97</text:p>
          </table:table-cell>
          <table:table-cell office:value-type="float" office:value="13.876204238921">
            <text:p>13.88</text:p>
          </table:table-cell>
          <table:table-cell office:value-type="float" office:value="14.617193844263">
            <text:p>14.62</text:p>
          </table:table-cell>
          <table:table-cell office:value-type="float" office:value="261231.45924438">
            <text:p>261231</text:p>
          </table:table-cell>
          <table:table-cell office:value-type="float" office:value="0.114490121577779">
            <text:p>0.114</text:p>
          </table:table-cell>
          <table:table-cell office:value-type="float" office:value="52.9615354992238">
            <text:p>52.96</text:p>
          </table:table-cell>
          <table:table-cell table:number-columns-repeated="5"/>
        </table:table-row>
        <table:table-row table:style-name="ro1">
          <table:table-cell office:value-type="string">
            <text:p>20231017T043105p305245</text:p>
          </table:table-cell>
          <table:table-cell table:formula="of:=1/([.D271]*0.7+[.E271]/100*0.3)" office:value-type="float" office:value="0.823492252315194">
            <text:p>0.82</text:p>
          </table:table-cell>
          <table:table-cell office:value-type="float" office:value="865.955688848494">
            <text:p>866</text:p>
          </table:table-cell>
          <table:table-cell table:formula="of:=(ABS([.C271]-[.$O$2]))/[.C271]" office:value-type="float" office:value="1.2980390632299">
            <text:p>1.298</text:p>
          </table:table-cell>
          <table:table-cell office:value-type="float" office:value="101.904387908773">
            <text:p>101.90</text:p>
          </table:table-cell>
          <table:table-cell office:value-type="float" office:value="10.2887764932563">
            <text:p>10.29</text:p>
          </table:table-cell>
          <table:table-cell office:value-type="float" office:value="38.9015810638808">
            <text:p>38.90</text:p>
          </table:table-cell>
          <table:table-cell office:value-type="float" office:value="249877.784273192">
            <text:p>249878</text:p>
          </table:table-cell>
          <table:table-cell office:value-type="float" office:value="0.242975942228687">
            <text:p>0.243</text:p>
          </table:table-cell>
          <table:table-cell office:value-type="float" office:value="91.5775980327574">
            <text:p>91.58</text:p>
          </table:table-cell>
          <table:table-cell table:number-columns-repeated="5"/>
        </table:table-row>
        <table:table-row table:style-name="ro1">
          <table:table-cell office:value-type="string">
            <text:p>20231017T043130p305750</text:p>
          </table:table-cell>
          <table:table-cell table:formula="of:=1/([.D272]*0.7+[.E272]/100*0.3)" office:value-type="float" office:value="1.32003109269895">
            <text:p>1.32</text:p>
          </table:table-cell>
          <table:table-cell office:value-type="float" office:value="1082.92796440408">
            <text:p>1083</text:p>
          </table:table-cell>
          <table:table-cell table:formula="of:=(ABS([.C272]-[.$O$2]))/[.C272]" office:value-type="float" office:value="0.837610686408924">
            <text:p>0.838</text:p>
          </table:table-cell>
          <table:table-cell office:value-type="float" office:value="57.0768109186919">
            <text:p>57.08</text:p>
          </table:table-cell>
          <table:table-cell office:value-type="float" office:value="12.1917148362235">
            <text:p>12.19</text:p>
          </table:table-cell>
          <table:table-cell office:value-type="float" office:value="19.0658554601631">
            <text:p>19.07</text:p>
          </table:table-cell>
          <table:table-cell office:value-type="float" office:value="397484.404774651">
            <text:p>397484</text:p>
          </table:table-cell>
          <table:table-cell office:value-type="float" office:value="0.38694942843994">
            <text:p>0.387</text:p>
          </table:table-cell>
          <table:table-cell office:value-type="float" office:value="96.5572511464588">
            <text:p>96.56</text:p>
          </table:table-cell>
          <table:table-cell table:number-columns-repeated="5"/>
        </table:table-row>
        <table:table-row table:style-name="ro1">
          <table:table-cell office:value-type="string">
            <text:p>20231017T043200p306420</text:p>
          </table:table-cell>
          <table:table-cell table:formula="of:=1/([.D273]*0.7+[.E273]/100*0.3)" office:value-type="float" office:value="0.66151280619315">
            <text:p>0.66</text:p>
          </table:table-cell>
          <table:table-cell office:value-type="float" office:value="642.469523689404">
            <text:p>642</text:p>
          </table:table-cell>
          <table:table-cell table:formula="of:=(ABS([.C273]-[.$O$2]))/[.C273]" office:value-type="float" office:value="2.09742318759706">
            <text:p>2.097</text:p>
          </table:table-cell>
          <table:table-cell office:value-type="float" office:value="14.4967669606786">
            <text:p>14.50</text:p>
          </table:table-cell>
          <table:table-cell office:value-type="float" office:value="5.6331579479915">
            <text:p>5.63</text:p>
          </table:table-cell>
          <table:table-cell office:value-type="float" office:value="21.6254707914917">
            <text:p>21.63</text:p>
          </table:table-cell>
          <table:table-cell office:value-type="float" office:value="354508.487344742">
            <text:p>354508</text:p>
          </table:table-cell>
          <table:table-cell office:value-type="float" office:value="0.357176662280922">
            <text:p>0.357</text:p>
          </table:table-cell>
          <table:table-cell office:value-type="float" office:value="78.3229610477166">
            <text:p>78.32</text:p>
          </table:table-cell>
          <table:table-cell table:number-columns-repeated="5"/>
        </table:table-row>
        <table:table-row table:style-name="ro1">
          <table:table-cell office:value-type="string">
            <text:p>20231017T043023p304557</text:p>
          </table:table-cell>
          <table:table-cell table:formula="of:=1/([.D274]*0.7+[.E274]/100*0.3)" office:value-type="float" office:value="0.17180740238136">
            <text:p>0.17</text:p>
          </table:table-cell>
          <table:table-cell office:value-type="float" office:value="215.260532589313">
            <text:p>215</text:p>
          </table:table-cell>
          <table:table-cell table:formula="of:=(ABS([.C274]-[.$O$2]))/[.C274]" office:value-type="float" office:value="8.2446115228965">
            <text:p>8.245</text:p>
          </table:table-cell>
          <table:table-cell office:value-type="float" office:value="16.4143052203465">
            <text:p>16.41</text:p>
          </table:table-cell>
          <table:table-cell office:value-type="float" office:value="7.57303429527394">
            <text:p>7.57</text:p>
          </table:table-cell>
          <table:table-cell office:value-type="float" office:value="30.2902450888632">
            <text:p>30.29</text:p>
          </table:table-cell>
          <table:table-cell office:value-type="float" office:value="239494.246377371">
            <text:p>239494</text:p>
          </table:table-cell>
          <table:table-cell office:value-type="float" office:value="0.133879402107487">
            <text:p>0.134</text:p>
          </table:table-cell>
          <table:table-cell office:value-type="float" office:value="40.5916058036293">
            <text:p>40.59</text:p>
          </table:table-cell>
          <table:table-cell table:number-columns-repeated="5"/>
        </table:table-row>
        <table:table-row table:style-name="ro1">
          <table:table-cell office:value-type="string">
            <text:p>20231017T043120p305576</text:p>
          </table:table-cell>
          <table:table-cell table:formula="of:=1/([.D275]*0.7+[.E275]/100*0.3)" office:value-type="float" office:value="0.295109697838616">
            <text:p>0.30</text:p>
          </table:table-cell>
          <table:table-cell office:value-type="float" office:value="346.535588682734">
            <text:p>347</text:p>
          </table:table-cell>
          <table:table-cell table:formula="of:=(ABS([.C275]-[.$O$2]))/[.C275]" office:value-type="float" office:value="4.74255593073275">
            <text:p>4.743</text:p>
          </table:table-cell>
          <table:table-cell office:value-type="float" office:value="22.9270976835243">
            <text:p>22.93</text:p>
          </table:table-cell>
          <table:table-cell office:value-type="float" office:value="7.38621845219395">
            <text:p>7.39</text:p>
          </table:table-cell>
          <table:table-cell office:value-type="float" office:value="36.8765937827153">
            <text:p>36.88</text:p>
          </table:table-cell>
          <table:table-cell office:value-type="float" office:value="327121.763691353">
            <text:p>327122</text:p>
          </table:table-cell>
          <table:table-cell office:value-type="float" office:value="0.218653769751474">
            <text:p>0.219</text:p>
          </table:table-cell>
          <table:table-cell office:value-type="float" office:value="44.0562148483192">
            <text:p>44.06</text:p>
          </table:table-cell>
          <table:table-cell table:number-columns-repeated="5"/>
        </table:table-row>
        <table:table-row table:style-name="ro1">
          <table:table-cell office:value-type="string">
            <text:p>20231017T043136p305874</text:p>
          </table:table-cell>
          <table:table-cell table:formula="of:=1/([.D276]*0.7+[.E276]/100*0.3)" office:value-type="float" office:value="0.668641184164216">
            <text:p>0.67</text:p>
          </table:table-cell>
          <table:table-cell office:value-type="float" office:value="650.864084605059">
            <text:p>651</text:p>
          </table:table-cell>
          <table:table-cell table:formula="of:=(ABS([.C276]-[.$O$2]))/[.C276]" office:value-type="float" office:value="2.05747397508886">
            <text:p>2.057</text:p>
          </table:table-cell>
          <table:table-cell office:value-type="float" office:value="18.4462241298734">
            <text:p>18.45</text:p>
          </table:table-cell>
          <table:table-cell office:value-type="float" office:value="18.0828516377649">
            <text:p>18.08</text:p>
          </table:table-cell>
          <table:table-cell office:value-type="float" office:value="34.1788833513464">
            <text:p>34.18</text:p>
          </table:table-cell>
          <table:table-cell office:value-type="float" office:value="397484.404774651">
            <text:p>397484</text:p>
          </table:table-cell>
          <table:table-cell office:value-type="float" office:value="0.373523591795776">
            <text:p>0.374</text:p>
          </table:table-cell>
          <table:table-cell office:value-type="float" office:value="32.9618436045146">
            <text:p>32.96</text:p>
          </table:table-cell>
          <table:table-cell table:number-columns-repeated="5"/>
        </table:table-row>
        <table:table-row table:style-name="ro1">
          <table:table-cell office:value-type="string">
            <text:p>20231017T043032p304695</text:p>
          </table:table-cell>
          <table:table-cell table:formula="of:=1/([.D277]*0.7+[.E277]/100*0.3)" office:value-type="float" office:value="0.764686905869809">
            <text:p>0.76</text:p>
          </table:table-cell>
          <table:table-cell office:value-type="float" office:value="800.559852282469">
            <text:p>801</text:p>
          </table:table-cell>
          <table:table-cell table:formula="of:=(ABS([.C277]-[.$O$2]))/[.C277]" office:value-type="float" office:value="1.48576042668931">
            <text:p>1.486</text:p>
          </table:table-cell>
          <table:table-cell office:value-type="float" office:value="89.2308202413728">
            <text:p>89.23</text:p>
          </table:table-cell>
          <table:table-cell office:value-type="float" office:value="7.01479551966658">
            <text:p>7.01</text:p>
          </table:table-cell>
          <table:table-cell office:value-type="float" office:value="22.9377426976551">
            <text:p>22.94</text:p>
          </table:table-cell>
          <table:table-cell office:value-type="float" office:value="275470.861812274">
            <text:p>275471</text:p>
          </table:table-cell>
          <table:table-cell office:value-type="float" office:value="0.195693823068032">
            <text:p>0.196</text:p>
          </table:table-cell>
          <table:table-cell office:value-type="float" office:value="12.1421977568843">
            <text:p>12.14</text:p>
          </table:table-cell>
          <table:table-cell table:number-columns-repeated="5"/>
        </table:table-row>
        <table:table-row table:style-name="ro1">
          <table:table-cell office:value-type="string">
            <text:p>20231017T043041p304824</text:p>
          </table:table-cell>
          <table:table-cell table:formula="of:=1/([.D278]*0.7+[.E278]/100*0.3)" office:value-type="float" office:value="0.282593261570232">
            <text:p>0.28</text:p>
          </table:table-cell>
          <table:table-cell office:value-type="float" office:value="332.600725377639">
            <text:p>333</text:p>
          </table:table-cell>
          <table:table-cell table:formula="of:=(ABS([.C278]-[.$O$2]))/[.C278]" office:value-type="float" office:value="4.98314990967181">
            <text:p>4.983</text:p>
          </table:table-cell>
          <table:table-cell office:value-type="float" office:value="16.8166193035276">
            <text:p>16.82</text:p>
          </table:table-cell>
          <table:table-cell office:value-type="float" office:value="7.63634523929981">
            <text:p>7.64</text:p>
          </table:table-cell>
          <table:table-cell office:value-type="float" office:value="37.2639117266307">
            <text:p>37.26</text:p>
          </table:table-cell>
          <table:table-cell office:value-type="float" office:value="265375.54075085">
            <text:p>265376</text:p>
          </table:table-cell>
          <table:table-cell office:value-type="float" office:value="0.346958403075277">
            <text:p>0.347</text:p>
          </table:table-cell>
          <table:table-cell office:value-type="float" office:value="32.913470634594">
            <text:p>32.91</text:p>
          </table:table-cell>
          <table:table-cell table:number-columns-repeated="5"/>
        </table:table-row>
        <table:table-row table:style-name="ro1">
          <table:table-cell office:value-type="string">
            <text:p>20231017T043035p304727</text:p>
          </table:table-cell>
          <table:table-cell table:formula="of:=1/([.D279]*0.7+[.E279]/100*0.3)" office:value-type="float" office:value="0.232524141561647">
            <text:p>0.23</text:p>
          </table:table-cell>
          <table:table-cell office:value-type="float" office:value="282.204381516539">
            <text:p>282</text:p>
          </table:table-cell>
          <table:table-cell table:formula="of:=(ABS([.C279]-[.$O$2]))/[.C279]" office:value-type="float" office:value="6.05162687165214">
            <text:p>6.052</text:p>
          </table:table-cell>
          <table:table-cell office:value-type="float" office:value="21.4966347604032">
            <text:p>21.50</text:p>
          </table:table-cell>
          <table:table-cell office:value-type="float" office:value="17.8568159922929">
            <text:p>17.86</text:p>
          </table:table-cell>
          <table:table-cell office:value-type="float" office:value="33.4165296296238">
            <text:p>33.42</text:p>
          </table:table-cell>
          <table:table-cell office:value-type="float" office:value="284720.168680841">
            <text:p>284720</text:p>
          </table:table-cell>
          <table:table-cell office:value-type="float" office:value="0.0894032584996976">
            <text:p>0.089</text:p>
          </table:table-cell>
          <table:table-cell office:value-type="float" office:value="47.7782996931403">
            <text:p>47.78</text:p>
          </table:table-cell>
          <table:table-cell table:number-columns-repeated="5"/>
        </table:table-row>
        <table:table-row table:style-name="ro1">
          <table:table-cell office:value-type="string">
            <text:p>20231017T043114p305459</text:p>
          </table:table-cell>
          <table:table-cell table:formula="of:=1/([.D280]*0.7+[.E280]/100*0.3)" office:value-type="float" office:value="1.29144826071809">
            <text:p>1.29</text:p>
          </table:table-cell>
          <table:table-cell office:value-type="float" office:value="1038.65474624144">
            <text:p>1039</text:p>
          </table:table-cell>
          <table:table-cell table:formula="of:=(ABS([.C280]-[.$O$2]))/[.C280]" office:value-type="float" office:value="0.915939831980911">
            <text:p>0.916</text:p>
          </table:table-cell>
          <table:table-cell office:value-type="float" office:value="44.3888651155257">
            <text:p>44.39</text:p>
          </table:table-cell>
          <table:table-cell office:value-type="float" office:value="10.2262879152624">
            <text:p>10.23</text:p>
          </table:table-cell>
          <table:table-cell office:value-type="float" office:value="23.0209263710591">
            <text:p>23.02</text:p>
          </table:table-cell>
          <table:table-cell office:value-type="float" office:value="248482.422954436">
            <text:p>248482</text:p>
          </table:table-cell>
          <table:table-cell office:value-type="float" office:value="0.346958403075277">
            <text:p>0.347</text:p>
          </table:table-cell>
          <table:table-cell office:value-type="float" office:value="97.1129966730219">
            <text:p>97.11</text:p>
          </table:table-cell>
          <table:table-cell table:number-columns-repeated="5"/>
        </table:table-row>
        <table:table-row table:style-name="ro1">
          <table:table-cell office:value-type="string">
            <text:p>20231017T043142p306024</text:p>
          </table:table-cell>
          <table:table-cell table:formula="of:=1/([.D281]*0.7+[.E281]/100*0.3)" office:value-type="float" office:value="0.410746557568981">
            <text:p>0.41</text:p>
          </table:table-cell>
          <table:table-cell office:value-type="float" office:value="455.782724215537">
            <text:p>456</text:p>
          </table:table-cell>
          <table:table-cell table:formula="of:=(ABS([.C281]-[.$O$2]))/[.C281]" office:value-type="float" office:value="3.36611546307521">
            <text:p>3.366</text:p>
          </table:table-cell>
          <table:table-cell office:value-type="float" office:value="26.1034955503728">
            <text:p>26.10</text:p>
          </table:table-cell>
          <table:table-cell office:value-type="float" office:value="17.2711946050096">
            <text:p>17.27</text:p>
          </table:table-cell>
          <table:table-cell office:value-type="float" office:value="15.7811317712937">
            <text:p>15.78</text:p>
          </table:table-cell>
          <table:table-cell office:value-type="float" office:value="239552.685055334">
            <text:p>239553</text:p>
          </table:table-cell>
          <table:table-cell office:value-type="float" office:value="0.398488637462723">
            <text:p>0.398</text:p>
          </table:table-cell>
          <table:table-cell office:value-type="float" office:value="13.7707102581643">
            <text:p>13.77</text:p>
          </table:table-cell>
          <table:table-cell table:number-columns-repeated="5"/>
        </table:table-row>
        <table:table-row table:style-name="ro1">
          <table:table-cell office:value-type="string">
            <text:p>20231017T043038p304780</text:p>
          </table:table-cell>
          <table:table-cell table:formula="of:=1/([.D282]*0.7+[.E282]/100*0.3)" office:value-type="float" office:value="0.517728441999067">
            <text:p>0.52</text:p>
          </table:table-cell>
          <table:table-cell office:value-type="float" office:value="547.3983310478">
            <text:p>547</text:p>
          </table:table-cell>
          <table:table-cell table:formula="of:=(ABS([.C282]-[.$O$2]))/[.C282]" office:value-type="float" office:value="2.63537827415522">
            <text:p>2.635</text:p>
          </table:table-cell>
          <table:table-cell office:value-type="float" office:value="28.9165740099702">
            <text:p>28.92</text:p>
          </table:table-cell>
          <table:table-cell office:value-type="float" office:value="14.5873856523832">
            <text:p>14.59</text:p>
          </table:table-cell>
          <table:table-cell office:value-type="float" office:value="31.3297005693219">
            <text:p>31.33</text:p>
          </table:table-cell>
          <table:table-cell office:value-type="float" office:value="220630.039697111">
            <text:p>220630</text:p>
          </table:table-cell>
          <table:table-cell office:value-type="float" office:value="0.121183791338163">
            <text:p>0.121</text:p>
          </table:table-cell>
          <table:table-cell office:value-type="float" office:value="88.0957239462367">
            <text:p>88.10</text:p>
          </table:table-cell>
          <table:table-cell table:number-columns-repeated="5"/>
        </table:table-row>
        <table:table-row table:style-name="ro1">
          <table:table-cell office:value-type="string">
            <text:p>20231017T043021p304507</text:p>
          </table:table-cell>
          <table:table-cell table:formula="of:=1/([.D283]*0.7+[.E283]/100*0.3)" office:value-type="float" office:value="0.716616396179656">
            <text:p>0.72</text:p>
          </table:table-cell>
          <table:table-cell office:value-type="float" office:value="679.373689456989">
            <text:p>679</text:p>
          </table:table-cell>
          <table:table-cell table:formula="of:=(ABS([.C283]-[.$O$2]))/[.C283]" office:value-type="float" office:value="1.92916848397613">
            <text:p>1.929</text:p>
          </table:table-cell>
          <table:table-cell office:value-type="float" office:value="15.0095939495588">
            <text:p>15.01</text:p>
          </table:table-cell>
          <table:table-cell office:value-type="float" office:value="17.647880539499">
            <text:p>17.65</text:p>
          </table:table-cell>
          <table:table-cell office:value-type="float" office:value="21.5360758595752">
            <text:p>21.54</text:p>
          </table:table-cell>
          <table:table-cell office:value-type="float" office:value="397484.404774651">
            <text:p>397484</text:p>
          </table:table-cell>
          <table:table-cell office:value-type="float" office:value="0.321249177624953">
            <text:p>0.321</text:p>
          </table:table-cell>
          <table:table-cell office:value-type="float" office:value="13.1294017487199">
            <text:p>13.13</text:p>
          </table:table-cell>
          <table:table-cell table:number-columns-repeated="5"/>
        </table:table-row>
        <table:table-row table:style-name="ro1">
          <table:table-cell office:value-type="string">
            <text:p>20231017T043056p305097</text:p>
          </table:table-cell>
          <table:table-cell table:formula="of:=1/([.D284]*0.7+[.E284]/100*0.3)" office:value-type="float" office:value="0.438239782011734">
            <text:p>0.44</text:p>
          </table:table-cell>
          <table:table-cell office:value-type="float" office:value="490.182035091319">
            <text:p>490</text:p>
          </table:table-cell>
          <table:table-cell table:formula="of:=(ABS([.C284]-[.$O$2]))/[.C284]" office:value-type="float" office:value="3.05971630443223">
            <text:p>3.060</text:p>
          </table:table-cell>
          <table:table-cell office:value-type="float" office:value="46.6848044752713">
            <text:p>46.68</text:p>
          </table:table-cell>
          <table:table-cell office:value-type="float" office:value="6.01952848325407">
            <text:p>6.02</text:p>
          </table:table-cell>
          <table:table-cell office:value-type="float" office:value="20.7843698350562">
            <text:p>20.78</text:p>
          </table:table-cell>
          <table:table-cell office:value-type="float" office:value="276378.731233666">
            <text:p>276379</text:p>
          </table:table-cell>
          <table:table-cell office:value-type="float" office:value="0.191460969961428">
            <text:p>0.191</text:p>
          </table:table-cell>
          <table:table-cell office:value-type="float" office:value="90.4054655741103">
            <text:p>90.41</text:p>
          </table:table-cell>
          <table:table-cell table:number-columns-repeated="5"/>
        </table:table-row>
        <table:table-row table:style-name="ro1">
          <table:table-cell office:value-type="string">
            <text:p>20231017T043148p306174</text:p>
          </table:table-cell>
          <table:table-cell table:formula="of:=1/([.D285]*0.7+[.E285]/100*0.3)" office:value-type="float" office:value="0.613218276870573">
            <text:p>0.61</text:p>
          </table:table-cell>
          <table:table-cell office:value-type="float" office:value="611.610483301529">
            <text:p>612</text:p>
          </table:table-cell>
          <table:table-cell table:formula="of:=(ABS([.C285]-[.$O$2]))/[.C285]" office:value-type="float" office:value="2.25370485681965">
            <text:p>2.254</text:p>
          </table:table-cell>
          <table:table-cell office:value-type="float" office:value="17.7157656132218">
            <text:p>17.72</text:p>
          </table:table-cell>
          <table:table-cell office:value-type="float" office:value="14.3784922928709">
            <text:p>14.38</text:p>
          </table:table-cell>
          <table:table-cell office:value-type="float" office:value="30.2902450888632">
            <text:p>30.29</text:p>
          </table:table-cell>
          <table:table-cell office:value-type="float" office:value="382864.197827293">
            <text:p>382864</text:p>
          </table:table-cell>
          <table:table-cell office:value-type="float" office:value="0.214006467120146">
            <text:p>0.214</text:p>
          </table:table-cell>
          <table:table-cell office:value-type="float" office:value="95.8824005207577">
            <text:p>95.88</text:p>
          </table:table-cell>
          <table:table-cell table:number-columns-repeated="5"/>
        </table:table-row>
        <table:table-row table:style-name="ro1">
          <table:table-cell office:value-type="string">
            <text:p>20231017T043139p305978</text:p>
          </table:table-cell>
          <table:table-cell table:formula="of:=1/([.D286]*0.7+[.E286]/100*0.3)" office:value-type="float" office:value="0.853983132484593">
            <text:p>0.85</text:p>
          </table:table-cell>
          <table:table-cell office:value-type="float" office:value="859.892547260991">
            <text:p>860</text:p>
          </table:table-cell>
          <table:table-cell table:formula="of:=(ABS([.C286]-[.$O$2]))/[.C286]" office:value-type="float" office:value="1.31424264152391">
            <text:p>1.314</text:p>
          </table:table-cell>
          <table:table-cell office:value-type="float" office:value="83.6711555332257">
            <text:p>83.67</text:p>
          </table:table-cell>
          <table:table-cell office:value-type="float" office:value="16.7260356454721">
            <text:p>16.73</text:p>
          </table:table-cell>
          <table:table-cell office:value-type="float" office:value="26.3111082830237">
            <text:p>26.31</text:p>
          </table:table-cell>
          <table:table-cell office:value-type="float" office:value="209235.375757392">
            <text:p>209235</text:p>
          </table:table-cell>
          <table:table-cell office:value-type="float" office:value="0.0892001901265858">
            <text:p>0.089</text:p>
          </table:table-cell>
          <table:table-cell office:value-type="float" office:value="5.81533720182326">
            <text:p>5.82</text:p>
          </table:table-cell>
          <table:table-cell table:number-columns-repeated="5"/>
        </table:table-row>
        <table:table-row table:style-name="ro1">
          <table:table-cell office:value-type="string">
            <text:p>20231017T043102p305204</text:p>
          </table:table-cell>
          <table:table-cell table:formula="of:=1/([.D287]*0.7+[.E287]/100*0.3)" office:value-type="float" office:value="0.451155258936001">
            <text:p>0.45</text:p>
          </table:table-cell>
          <table:table-cell office:value-type="float" office:value="488.728033819028">
            <text:p>489</text:p>
          </table:table-cell>
          <table:table-cell table:formula="of:=(ABS([.C287]-[.$O$2]))/[.C287]" office:value-type="float" office:value="3.07179425425978">
            <text:p>3.072</text:p>
          </table:table-cell>
          <table:table-cell office:value-type="float" office:value="22.0919568025078">
            <text:p>22.09</text:p>
          </table:table-cell>
          <table:table-cell office:value-type="float" office:value="18.4926541425819">
            <text:p>18.49</text:p>
          </table:table-cell>
          <table:table-cell office:value-type="float" office:value="20.7920017065327">
            <text:p>20.79</text:p>
          </table:table-cell>
          <table:table-cell office:value-type="float" office:value="397484.404774651">
            <text:p>397484</text:p>
          </table:table-cell>
          <table:table-cell office:value-type="float" office:value="0.154922826061844">
            <text:p>0.155</text:p>
          </table:table-cell>
          <table:table-cell office:value-type="float" office:value="14.4087086994314">
            <text:p>14.41</text:p>
          </table:table-cell>
          <table:table-cell table:number-columns-repeated="5"/>
        </table:table-row>
        <table:table-row table:style-name="ro1">
          <table:table-cell office:value-type="string">
            <text:p>20231017T043127p305705</text:p>
          </table:table-cell>
          <table:table-cell table:formula="of:=1/([.D288]*0.7+[.E288]/100*0.3)" office:value-type="float" office:value="0.624185782358438">
            <text:p>0.62</text:p>
          </table:table-cell>
          <table:table-cell office:value-type="float" office:value="626.939839980576">
            <text:p>627</text:p>
          </table:table-cell>
          <table:table-cell table:formula="of:=(ABS([.C288]-[.$O$2]))/[.C288]" office:value-type="float" office:value="2.17414825649245">
            <text:p>2.174</text:p>
          </table:table-cell>
          <table:table-cell office:value-type="float" office:value="26.7277788681819">
            <text:p>26.73</text:p>
          </table:table-cell>
          <table:table-cell office:value-type="float" office:value="6.15187696043711">
            <text:p>6.15</text:p>
          </table:table-cell>
          <table:table-cell office:value-type="float" office:value="14.9229325332726">
            <text:p>14.92</text:p>
          </table:table-cell>
          <table:table-cell office:value-type="float" office:value="397484.404774651">
            <text:p>397484</text:p>
          </table:table-cell>
          <table:table-cell office:value-type="float" office:value="0.0428363946914705">
            <text:p>0.043</text:p>
          </table:table-cell>
          <table:table-cell office:value-type="float" office:value="77.2696314538519">
            <text:p>77.27</text:p>
          </table:table-cell>
          <table:table-cell table:number-columns-repeated="5"/>
        </table:table-row>
        <table:table-row table:style-name="ro1">
          <table:table-cell office:value-type="string">
            <text:p>20231017T043108p305299</text:p>
          </table:table-cell>
          <table:table-cell table:formula="of:=1/([.D289]*0.7+[.E289]/100*0.3)" office:value-type="float" office:value="0.568011450871968">
            <text:p>0.57</text:p>
          </table:table-cell>
          <table:table-cell office:value-type="float" office:value="639.113206109028">
            <text:p>639</text:p>
          </table:table-cell>
          <table:table-cell table:formula="of:=(ABS([.C289]-[.$O$2]))/[.C289]" office:value-type="float" office:value="2.11368937612051">
            <text:p>2.114</text:p>
          </table:table-cell>
          <table:table-cell office:value-type="float" office:value="93.6484415933346">
            <text:p>93.65</text:p>
          </table:table-cell>
          <table:table-cell office:value-type="float" office:value="7.18978941317866">
            <text:p>7.19</text:p>
          </table:table-cell>
          <table:table-cell office:value-type="float" office:value="38.6417703797662">
            <text:p>38.64</text:p>
          </table:table-cell>
          <table:table-cell office:value-type="float" office:value="213852.450226783">
            <text:p>213852</text:p>
          </table:table-cell>
          <table:table-cell office:value-type="float" office:value="0.121183791338163">
            <text:p>0.121</text:p>
          </table:table-cell>
          <table:table-cell office:value-type="float" office:value="7.04941231446815">
            <text:p>7.05</text:p>
          </table:table-cell>
          <table:table-cell table:number-columns-repeated="5"/>
        </table:table-row>
        <table:table-row table:style-name="ro1">
          <table:table-cell office:value-type="string">
            <text:p>20231017T043047p304931</text:p>
          </table:table-cell>
          <table:table-cell table:formula="of:=1/([.D290]*0.7+[.E290]/100*0.3)" office:value-type="float" office:value="3.37304116882959">
            <text:p>3.37</text:p>
          </table:table-cell>
          <table:table-cell office:value-type="float" office:value="2583.38121054454">
            <text:p>2583</text:p>
          </table:table-cell>
          <table:table-cell table:formula="of:=(ABS([.C290]-[.$O$2]))/[.C290]" office:value-type="float" office:value="0.229691695566472">
            <text:p>0.230</text:p>
          </table:table-cell>
          <table:table-cell office:value-type="float" office:value="45.2280593282351">
            <text:p>45.23</text:p>
          </table:table-cell>
          <table:table-cell office:value-type="float" office:value="11.8057501306848">
            <text:p>11.81</text:p>
          </table:table-cell>
          <table:table-cell office:value-type="float" office:value="34.841982627911">
            <text:p>34.84</text:p>
          </table:table-cell>
          <table:table-cell office:value-type="float" office:value="226273.830050022">
            <text:p>226274</text:p>
          </table:table-cell>
          <table:table-cell office:value-type="float" office:value="0.114462804777604">
            <text:p>0.114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043123p305638</text:p>
          </table:table-cell>
          <table:table-cell table:formula="of:=1/([.D291]*0.7+[.E291]/100*0.3)" office:value-type="float" office:value="3.14050568177918">
            <text:p>3.14</text:p>
          </table:table-cell>
          <table:table-cell office:value-type="float" office:value="2814.37702509068">
            <text:p>2814</text:p>
          </table:table-cell>
          <table:table-cell table:formula="of:=(ABS([.C291]-[.$O$2]))/[.C291]" office:value-type="float" office:value="0.29291634267236">
            <text:p>0.293</text:p>
          </table:table-cell>
          <table:table-cell office:value-type="float" office:value="37.7928725674005">
            <text:p>37.79</text:p>
          </table:table-cell>
          <table:table-cell office:value-type="float" office:value="11.4696472304726">
            <text:p>11.47</text:p>
          </table:table-cell>
          <table:table-cell office:value-type="float" office:value="22.3918193601294">
            <text:p>22.39</text:p>
          </table:table-cell>
          <table:table-cell office:value-type="float" office:value="323627.272005845">
            <text:p>323627</text:p>
          </table:table-cell>
          <table:table-cell office:value-type="float" office:value="0.21523676330019">
            <text:p>0.215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043029p304642</text:p>
          </table:table-cell>
          <table:table-cell table:formula="of:=1/([.D292]*0.7+[.E292]/100*0.3)" office:value-type="float" office:value="0.388737973614105">
            <text:p>0.39</text:p>
          </table:table-cell>
          <table:table-cell office:value-type="float" office:value="433.743754788347">
            <text:p>434</text:p>
          </table:table-cell>
          <table:table-cell table:formula="of:=(ABS([.C292]-[.$O$2]))/[.C292]" office:value-type="float" office:value="3.58796231192091">
            <text:p>3.588</text:p>
          </table:table-cell>
          <table:table-cell office:value-type="float" office:value="20.2844097461775">
            <text:p>20.28</text:p>
          </table:table-cell>
          <table:table-cell office:value-type="float" office:value="17.8379094412331">
            <text:p>17.84</text:p>
          </table:table-cell>
          <table:table-cell office:value-type="float" office:value="17.5486833279298">
            <text:p>17.55</text:p>
          </table:table-cell>
          <table:table-cell office:value-type="float" office:value="357587.119581648">
            <text:p>357587</text:p>
          </table:table-cell>
          <table:table-cell office:value-type="float" office:value="0.329827576342866">
            <text:p>0.330</text:p>
          </table:table-cell>
          <table:table-cell office:value-type="float" office:value="9.94448605842849">
            <text:p>9.94</text:p>
          </table:table-cell>
          <table:table-cell table:number-columns-repeated="5"/>
        </table:table-row>
        <table:table-row table:style-name="ro1">
          <table:table-cell office:value-type="string">
            <text:p>20231017T043203p306500</text:p>
          </table:table-cell>
          <table:table-cell table:formula="of:=1/([.D293]*0.7+[.E293]/100*0.3)" office:value-type="float" office:value="0.376989773669908">
            <text:p>0.38</text:p>
          </table:table-cell>
          <table:table-cell office:value-type="float" office:value="423.609857448844">
            <text:p>424</text:p>
          </table:table-cell>
          <table:table-cell table:formula="of:=(ABS([.C293]-[.$O$2]))/[.C293]" office:value-type="float" office:value="3.69771882076733">
            <text:p>3.698</text:p>
          </table:table-cell>
          <table:table-cell office:value-type="float" office:value="21.3962241196538">
            <text:p>21.40</text:p>
          </table:table-cell>
          <table:table-cell office:value-type="float" office:value="14.9712186897881">
            <text:p>14.97</text:p>
          </table:table-cell>
          <table:table-cell office:value-type="float" office:value="21.8296528844538">
            <text:p>21.83</text:p>
          </table:table-cell>
          <table:table-cell office:value-type="float" office:value="211334.020158662">
            <text:p>211334</text:p>
          </table:table-cell>
          <table:table-cell office:value-type="float" office:value="0.00434033906291192">
            <text:p>0.004</text:p>
          </table:table-cell>
          <table:table-cell office:value-type="float" office:value="80.1449256178002">
            <text:p>80.14</text:p>
          </table:table-cell>
          <table:table-cell table:number-columns-repeated="5"/>
        </table:table-row>
        <table:table-row table:style-name="ro1">
          <table:table-cell office:value-type="string">
            <text:p>20231017T043050p304986</text:p>
          </table:table-cell>
          <table:table-cell table:formula="of:=1/([.D294]*0.7+[.E294]/100*0.3)" office:value-type="float" office:value="5.1409073851763">
            <text:p>5.14</text:p>
          </table:table-cell>
          <table:table-cell office:value-type="float" office:value="1694.03742713025">
            <text:p>1694</text:p>
          </table:table-cell>
          <table:table-cell table:formula="of:=(ABS([.C294]-[.$O$2]))/[.C294]" office:value-type="float" office:value="0.174708402618423">
            <text:p>0.175</text:p>
          </table:table-cell>
          <table:table-cell office:value-type="float" office:value="24.0741027533529">
            <text:p>24.07</text:p>
          </table:table-cell>
          <table:table-cell office:value-type="float" office:value="27.3116570327553">
            <text:p>27.31</text:p>
          </table:table-cell>
          <table:table-cell office:value-type="float" office:value="27.1015313265499">
            <text:p>27.10</text:p>
          </table:table-cell>
          <table:table-cell office:value-type="float" office:value="340794.554715895">
            <text:p>340795</text:p>
          </table:table-cell>
          <table:table-cell office:value-type="float" office:value="0.0609794634480379">
            <text:p>0.061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043151p306230</text:p>
          </table:table-cell>
          <table:table-cell table:formula="of:=1/([.D295]*0.7+[.E295]/100*0.3)" office:value-type="float" office:value="2.44298766259928">
            <text:p>2.44</text:p>
          </table:table-cell>
          <table:table-cell office:value-type="float" office:value="1431.82430777018">
            <text:p>1432</text:p>
          </table:table-cell>
          <table:table-cell table:formula="of:=(ABS([.C295]-[.$O$2]))/[.C295]" office:value-type="float" office:value="0.389835323510524">
            <text:p>0.390</text:p>
          </table:table-cell>
          <table:table-cell office:value-type="float" office:value="45.4833760939809">
            <text:p>45.48</text:p>
          </table:table-cell>
          <table:table-cell office:value-type="float" office:value="27.8881262042389">
            <text:p>27.89</text:p>
          </table:table-cell>
          <table:table-cell office:value-type="float" office:value="21.3741960838431">
            <text:p>21.37</text:p>
          </table:table-cell>
          <table:table-cell office:value-type="float" office:value="243519.283164693">
            <text:p>243519</text:p>
          </table:table-cell>
          <table:table-cell office:value-type="float" office:value="0.0330724243686417">
            <text:p>0.033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043145p306083</text:p>
          </table:table-cell>
          <table:table-cell table:formula="of:=1/([.D296]*0.7+[.E296]/100*0.3)" office:value-type="float" office:value="9.60545042561681">
            <text:p>9.61</text:p>
          </table:table-cell>
          <table:table-cell office:value-type="float" office:value="2127.20697988542">
            <text:p>2127</text:p>
          </table:table-cell>
          <table:table-cell table:formula="of:=(ABS([.C296]-[.$O$2]))/[.C296]" office:value-type="float" office:value="0.0645010011638879">
            <text:p>0.065</text:p>
          </table:table-cell>
          <table:table-cell office:value-type="float" office:value="19.6522861691125">
            <text:p>19.65</text:p>
          </table:table-cell>
          <table:table-cell office:value-type="float" office:value="11.9065939825978">
            <text:p>11.91</text:p>
          </table:table-cell>
          <table:table-cell office:value-type="float" office:value="34.3543206417627">
            <text:p>34.35</text:p>
          </table:table-cell>
          <table:table-cell office:value-type="float" office:value="268417.99346274">
            <text:p>268418</text:p>
          </table:table-cell>
          <table:table-cell office:value-type="float" office:value="0.265780749707499">
            <text:p>0.266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043044p304864</text:p>
          </table:table-cell>
          <table:table-cell table:formula="of:=1/([.D297]*0.7+[.E297]/100*0.3)" office:value-type="float" office:value="0.952081194024627">
            <text:p>0.95</text:p>
          </table:table-cell>
          <table:table-cell office:value-type="float" office:value="836.76864987913">
            <text:p>837</text:p>
          </table:table-cell>
          <table:table-cell table:formula="of:=(ABS([.C297]-[.$O$2]))/[.C297]" office:value-type="float" office:value="1.37819617200938">
            <text:p>1.378</text:p>
          </table:table-cell>
          <table:table-cell office:value-type="float" office:value="28.5310890775046">
            <text:p>28.53</text:p>
          </table:table-cell>
          <table:table-cell office:value-type="float" office:value="7.83287901027469">
            <text:p>7.83</text:p>
          </table:table-cell>
          <table:table-cell office:value-type="float" office:value="21.097024144659">
            <text:p>21.10</text:p>
          </table:table-cell>
          <table:table-cell office:value-type="float" office:value="353798.134175474">
            <text:p>353798</text:p>
          </table:table-cell>
          <table:table-cell office:value-type="float" office:value="0.346958403075277">
            <text:p>0.347</text:p>
          </table:table-cell>
          <table:table-cell office:value-type="float" office:value="3.79890255282783">
            <text:p>3.80</text:p>
          </table:table-cell>
          <table:table-cell table:number-columns-repeated="5"/>
        </table:table-row>
        <table:table-row table:style-name="ro1">
          <table:table-cell office:value-type="string">
            <text:p>20231017T124752p345666</text:p>
          </table:table-cell>
          <table:table-cell table:formula="of:=1/([.D298]*0.7+[.E298]/100*0.3)" office:value-type="float" office:value="0.48212836936822">
            <text:p>0.48</text:p>
          </table:table-cell>
          <table:table-cell office:value-type="float" office:value="526.670858883375">
            <text:p>527</text:p>
          </table:table-cell>
          <table:table-cell table:formula="of:=(ABS([.C298]-[.$O$2]))/[.C298]" office:value-type="float" office:value="2.77845093654719">
            <text:p>2.778</text:p>
          </table:table-cell>
          <table:table-cell office:value-type="float" office:value="43.0735812101037">
            <text:p>43.07</text:p>
          </table:table-cell>
          <table:table-cell office:value-type="float" office:value="10.2905828516378">
            <text:p>10.29</text:p>
          </table:table-cell>
          <table:table-cell office:value-type="float" office:value="26.4637352534895">
            <text:p>26.46</text:p>
          </table:table-cell>
          <table:table-cell office:value-type="float" office:value="317026.466980246">
            <text:p>317026</text:p>
          </table:table-cell>
          <table:table-cell office:value-type="float" office:value="0.218653769751474">
            <text:p>0.219</text:p>
          </table:table-cell>
          <table:table-cell office:value-type="float" office:value="52.8767593153423">
            <text:p>52.88</text:p>
          </table:table-cell>
          <table:table-cell table:number-columns-repeated="5"/>
        </table:table-row>
        <table:table-row table:style-name="ro1">
          <table:table-cell office:value-type="string">
            <text:p>20231017T124737p345407</text:p>
          </table:table-cell>
          <table:table-cell table:formula="of:=1/([.D299]*0.7+[.E299]/100*0.3)" office:value-type="float" office:value="0.573575329070827">
            <text:p>0.57</text:p>
          </table:table-cell>
          <table:table-cell office:value-type="float" office:value="621.13900091236">
            <text:p>621</text:p>
          </table:table-cell>
          <table:table-cell table:formula="of:=(ABS([.C299]-[.$O$2]))/[.C299]" office:value-type="float" office:value="2.20379173917108">
            <text:p>2.204</text:p>
          </table:table-cell>
          <table:table-cell office:value-type="float" office:value="66.9319813014132">
            <text:p>66.93</text:p>
          </table:table-cell>
          <table:table-cell office:value-type="float" office:value="10.3062379576108">
            <text:p>10.31</text:p>
          </table:table-cell>
          <table:table-cell office:value-type="float" office:value="35.3805354468158">
            <text:p>35.38</text:p>
          </table:table-cell>
          <table:table-cell office:value-type="float" office:value="248482.422954436">
            <text:p>248482</text:p>
          </table:table-cell>
          <table:table-cell office:value-type="float" office:value="0.366888569503906">
            <text:p>0.367</text:p>
          </table:table-cell>
          <table:table-cell office:value-type="float" office:value="73.4907551143065">
            <text:p>73.49</text:p>
          </table:table-cell>
          <table:table-cell table:number-columns-repeated="5"/>
        </table:table-row>
        <table:table-row table:style-name="ro1">
          <table:table-cell office:value-type="string">
            <text:p>20231017T124743p345504</text:p>
          </table:table-cell>
          <table:table-cell table:formula="of:=1/([.D300]*0.7+[.E300]/100*0.3)" office:value-type="float" office:value="0.454013358678723">
            <text:p>0.45</text:p>
          </table:table-cell>
          <table:table-cell office:value-type="float" office:value="512.358653573726">
            <text:p>512</text:p>
          </table:table-cell>
          <table:table-cell table:formula="of:=(ABS([.C300]-[.$O$2]))/[.C300]" office:value-type="float" office:value="2.88399802778709">
            <text:p>2.884</text:p>
          </table:table-cell>
          <table:table-cell office:value-type="float" office:value="61.2599142676646">
            <text:p>61.26</text:p>
          </table:table-cell>
          <table:table-cell office:value-type="float" office:value="13.9841040462428">
            <text:p>13.98</text:p>
          </table:table-cell>
          <table:table-cell office:value-type="float" office:value="20.0401445525418">
            <text:p>20.04</text:p>
          </table:table-cell>
          <table:table-cell office:value-type="float" office:value="353798.134175474">
            <text:p>353798</text:p>
          </table:table-cell>
          <table:table-cell office:value-type="float" office:value="0.356697361194618">
            <text:p>0.357</text:p>
          </table:table-cell>
          <table:table-cell office:value-type="float" office:value="38.954802953982">
            <text:p>38.95</text:p>
          </table:table-cell>
          <table:table-cell table:number-columns-repeated="5"/>
        </table:table-row>
        <table:table-row table:style-name="ro1">
          <table:table-cell office:value-type="string">
            <text:p>20231017T124734p345358</text:p>
          </table:table-cell>
          <table:table-cell table:formula="of:=1/([.D301]*0.7+[.E301]/100*0.3)" office:value-type="float" office:value="0.543023722069859">
            <text:p>0.54</text:p>
          </table:table-cell>
          <table:table-cell office:value-type="float" office:value="574.695232316155">
            <text:p>575</text:p>
          </table:table-cell>
          <table:table-cell table:formula="of:=(ABS([.C301]-[.$O$2]))/[.C301]" office:value-type="float" office:value="2.46270490531101">
            <text:p>2.463</text:p>
          </table:table-cell>
          <table:table-cell office:value-type="float" office:value="39.2155803232742">
            <text:p>39.22</text:p>
          </table:table-cell>
          <table:table-cell office:value-type="float" office:value="11.3793352601156">
            <text:p>11.38</text:p>
          </table:table-cell>
          <table:table-cell office:value-type="float" office:value="38.0836100602181">
            <text:p>38.08</text:p>
          </table:table-cell>
          <table:table-cell office:value-type="float" office:value="238811.635149472">
            <text:p>238812</text:p>
          </table:table-cell>
          <table:table-cell office:value-type="float" office:value="0.21523676330019">
            <text:p>0.215</text:p>
          </table:table-cell>
          <table:table-cell office:value-type="float" office:value="64.3157486852782">
            <text:p>64.32</text:p>
          </table:table-cell>
          <table:table-cell table:number-columns-repeated="5"/>
        </table:table-row>
        <table:table-row table:style-name="ro1">
          <table:table-cell office:value-type="string">
            <text:p>20231017T124902p347112</text:p>
          </table:table-cell>
          <table:table-cell table:formula="of:=1/([.D302]*0.7+[.E302]/100*0.3)" office:value-type="float" office:value="0.768315296850975">
            <text:p>0.77</text:p>
          </table:table-cell>
          <table:table-cell office:value-type="float" office:value="775.395973755322">
            <text:p>775</text:p>
          </table:table-cell>
          <table:table-cell table:formula="of:=(ABS([.C302]-[.$O$2]))/[.C302]" office:value-type="float" office:value="1.56643065911502">
            <text:p>1.566</text:p>
          </table:table-cell>
          <table:table-cell office:value-type="float" office:value="68.3491768061042">
            <text:p>68.35</text:p>
          </table:table-cell>
          <table:table-cell office:value-type="float" office:value="11.7055140862027">
            <text:p>11.71</text:p>
          </table:table-cell>
          <table:table-cell office:value-type="float" office:value="34.841982627911">
            <text:p>34.84</text:p>
          </table:table-cell>
          <table:table-cell office:value-type="float" office:value="350552.810194999">
            <text:p>350553</text:p>
          </table:table-cell>
          <table:table-cell office:value-type="float" office:value="0.240228002061487">
            <text:p>0.240</text:p>
          </table:table-cell>
          <table:table-cell office:value-type="float" office:value="73.4090875603925">
            <text:p>73.41</text:p>
          </table:table-cell>
          <table:table-cell table:number-columns-repeated="5"/>
        </table:table-row>
        <table:table-row table:style-name="ro1">
          <table:table-cell office:value-type="string">
            <text:p>20231017T124807p345967</text:p>
          </table:table-cell>
          <table:table-cell table:formula="of:=1/([.D303]*0.7+[.E303]/100*0.3)" office:value-type="float" office:value="0.658863022672363">
            <text:p>0.66</text:p>
          </table:table-cell>
          <table:table-cell office:value-type="float" office:value="673.43758477906">
            <text:p>673</text:p>
          </table:table-cell>
          <table:table-cell table:formula="of:=(ABS([.C303]-[.$O$2]))/[.C303]" office:value-type="float" office:value="1.95498802706843">
            <text:p>1.955</text:p>
          </table:table-cell>
          <table:table-cell office:value-type="float" office:value="49.7581804076543">
            <text:p>49.76</text:p>
          </table:table-cell>
          <table:table-cell office:value-type="float" office:value="11.6254816955684">
            <text:p>11.63</text:p>
          </table:table-cell>
          <table:table-cell office:value-type="float" office:value="22.3918193601294">
            <text:p>22.39</text:p>
          </table:table-cell>
          <table:table-cell office:value-type="float" office:value="219213.191787859">
            <text:p>219213</text:p>
          </table:table-cell>
          <table:table-cell office:value-type="float" office:value="0.125106474696675">
            <text:p>0.125</text:p>
          </table:table-cell>
          <table:table-cell office:value-type="float" office:value="84.0890180956851">
            <text:p>84.09</text:p>
          </table:table-cell>
          <table:table-cell table:number-columns-repeated="5"/>
        </table:table-row>
        <table:table-row table:style-name="ro1">
          <table:table-cell office:value-type="string">
            <text:p>20231017T124834p346563</text:p>
          </table:table-cell>
          <table:table-cell table:formula="of:=1/([.D304]*0.7+[.E304]/100*0.3)" office:value-type="float" office:value="0.453555916713276">
            <text:p>0.45</text:p>
          </table:table-cell>
          <table:table-cell office:value-type="float" office:value="514.006344573401">
            <text:p>514</text:p>
          </table:table-cell>
          <table:table-cell table:formula="of:=(ABS([.C304]-[.$O$2]))/[.C304]" office:value-type="float" office:value="2.87154754218374">
            <text:p>2.872</text:p>
          </table:table-cell>
          <table:table-cell office:value-type="float" office:value="64.9055108966112">
            <text:p>64.91</text:p>
          </table:table-cell>
          <table:table-cell office:value-type="float" office:value="6.12084418968213">
            <text:p>6.12</text:p>
          </table:table-cell>
          <table:table-cell office:value-type="float" office:value="23.3046961083824">
            <text:p>23.30</text:p>
          </table:table-cell>
          <table:table-cell office:value-type="float" office:value="295927.556823019">
            <text:p>295928</text:p>
          </table:table-cell>
          <table:table-cell office:value-type="float" office:value="0.21523676330019">
            <text:p>0.215</text:p>
          </table:table-cell>
          <table:table-cell office:value-type="float" office:value="38.1024680701703">
            <text:p>38.10</text:p>
          </table:table-cell>
          <table:table-cell table:number-columns-repeated="5"/>
        </table:table-row>
        <table:table-row table:style-name="ro1">
          <table:table-cell office:value-type="string">
            <text:p>20231017T124819p346208</text:p>
          </table:table-cell>
          <table:table-cell table:formula="of:=1/([.D305]*0.7+[.E305]/100*0.3)" office:value-type="float" office:value="0.668322505194164">
            <text:p>0.67</text:p>
          </table:table-cell>
          <table:table-cell office:value-type="float" office:value="674.224382050243">
            <text:p>674</text:p>
          </table:table-cell>
          <table:table-cell table:formula="of:=(ABS([.C305]-[.$O$2]))/[.C305]" office:value-type="float" office:value="1.95153965501607">
            <text:p>1.952</text:p>
          </table:table-cell>
          <table:table-cell office:value-type="float" office:value="43.4019451514408">
            <text:p>43.40</text:p>
          </table:table-cell>
          <table:table-cell office:value-type="float" office:value="16.338993256262">
            <text:p>16.34</text:p>
          </table:table-cell>
          <table:table-cell office:value-type="float" office:value="19.5447389610574">
            <text:p>19.54</text:p>
          </table:table-cell>
          <table:table-cell office:value-type="float" office:value="257272.551159794">
            <text:p>257273</text:p>
          </table:table-cell>
          <table:table-cell office:value-type="float" office:value="0.218653769751474">
            <text:p>0.219</text:p>
          </table:table-cell>
          <table:table-cell office:value-type="float" office:value="29.1580362660735">
            <text:p>29.16</text:p>
          </table:table-cell>
          <table:table-cell table:number-columns-repeated="5"/>
        </table:table-row>
        <table:table-row table:style-name="ro1">
          <table:table-cell office:value-type="string">
            <text:p>20231017T124831p346482</text:p>
          </table:table-cell>
          <table:table-cell table:formula="of:=1/([.D306]*0.7+[.E306]/100*0.3)" office:value-type="float" office:value="0.878704289243378">
            <text:p>0.88</text:p>
          </table:table-cell>
          <table:table-cell office:value-type="float" office:value="848.317060796465">
            <text:p>848</text:p>
          </table:table-cell>
          <table:table-cell table:formula="of:=(ABS([.C306]-[.$O$2]))/[.C306]" office:value-type="float" office:value="1.3458210284391">
            <text:p>1.346</text:p>
          </table:table-cell>
          <table:table-cell office:value-type="float" office:value="65.321521296586">
            <text:p>65.32</text:p>
          </table:table-cell>
          <table:table-cell office:value-type="float" office:value="12.240366088632">
            <text:p>12.24</text:p>
          </table:table-cell>
          <table:table-cell office:value-type="float" office:value="34.841982627911">
            <text:p>34.84</text:p>
          </table:table-cell>
          <table:table-cell office:value-type="float" office:value="254087.148248287">
            <text:p>254087</text:p>
          </table:table-cell>
          <table:table-cell office:value-type="float" office:value="0.142771310073338">
            <text:p>0.143</text:p>
          </table:table-cell>
          <table:table-cell office:value-type="float" office:value="95.214619010418">
            <text:p>95.21</text:p>
          </table:table-cell>
          <table:table-cell table:number-columns-repeated="5"/>
        </table:table-row>
        <table:table-row table:style-name="ro1">
          <table:table-cell office:value-type="string">
            <text:p>20231017T124905p347192</text:p>
          </table:table-cell>
          <table:table-cell table:formula="of:=1/([.D307]*0.7+[.E307]/100*0.3)" office:value-type="float" office:value="1.55356079671767">
            <text:p>1.55</text:p>
          </table:table-cell>
          <table:table-cell office:value-type="float" office:value="1177.68959314565">
            <text:p>1178</text:p>
          </table:table-cell>
          <table:table-cell table:formula="of:=(ABS([.C307]-[.$O$2]))/[.C307]" office:value-type="float" office:value="0.689749159355854">
            <text:p>0.690</text:p>
          </table:table-cell>
          <table:table-cell office:value-type="float" office:value="53.6193848023268">
            <text:p>53.62</text:p>
          </table:table-cell>
          <table:table-cell office:value-type="float" office:value="10.3476637764933">
            <text:p>10.35</text:p>
          </table:table-cell>
          <table:table-cell office:value-type="float" office:value="38.5573255229058">
            <text:p>38.56</text:p>
          </table:table-cell>
          <table:table-cell office:value-type="float" office:value="367179.532377316">
            <text:p>367180</text:p>
          </table:table-cell>
          <table:table-cell office:value-type="float" office:value="0.362333228816819">
            <text:p>0.362</text:p>
          </table:table-cell>
          <table:table-cell office:value-type="float" office:value="97.1129966730219">
            <text:p>97.11</text:p>
          </table:table-cell>
          <table:table-cell table:number-columns-repeated="5"/>
        </table:table-row>
        <table:table-row table:style-name="ro1">
          <table:table-cell office:value-type="string">
            <text:p>20231017T124847p346798</text:p>
          </table:table-cell>
          <table:table-cell table:formula="of:=1/([.D308]*0.7+[.E308]/100*0.3)" office:value-type="float" office:value="0.436385955915706">
            <text:p>0.44</text:p>
          </table:table-cell>
          <table:table-cell office:value-type="float" office:value="478.680257235536">
            <text:p>479</text:p>
          </table:table-cell>
          <table:table-cell table:formula="of:=(ABS([.C308]-[.$O$2]))/[.C308]" office:value-type="float" office:value="3.1572635802709">
            <text:p>3.157</text:p>
          </table:table-cell>
          <table:table-cell office:value-type="float" office:value="27.1549833582137">
            <text:p>27.15</text:p>
          </table:table-cell>
          <table:table-cell office:value-type="float" office:value="5.59168844746472">
            <text:p>5.59</text:p>
          </table:table-cell>
          <table:table-cell office:value-type="float" office:value="21.5360758595752">
            <text:p>21.54</text:p>
          </table:table-cell>
          <table:table-cell office:value-type="float" office:value="306238.319138812">
            <text:p>306238</text:p>
          </table:table-cell>
          <table:table-cell office:value-type="float" office:value="0.380899755103972">
            <text:p>0.381</text:p>
          </table:table-cell>
          <table:table-cell office:value-type="float" office:value="60.3717210435759">
            <text:p>60.37</text:p>
          </table:table-cell>
          <table:table-cell table:number-columns-repeated="5"/>
        </table:table-row>
        <table:table-row table:style-name="ro1">
          <table:table-cell office:value-type="string">
            <text:p>20231017T124844p346745</text:p>
          </table:table-cell>
          <table:table-cell table:formula="of:=1/([.D309]*0.7+[.E309]/100*0.3)" office:value-type="float" office:value="0.494384159271656">
            <text:p>0.49</text:p>
          </table:table-cell>
          <table:table-cell office:value-type="float" office:value="524.752483267649">
            <text:p>525</text:p>
          </table:table-cell>
          <table:table-cell table:formula="of:=(ABS([.C309]-[.$O$2]))/[.C309]" office:value-type="float" office:value="2.79226409298382">
            <text:p>2.792</text:p>
          </table:table-cell>
          <table:table-cell office:value-type="float" office:value="22.7112217063854">
            <text:p>22.71</text:p>
          </table:table-cell>
          <table:table-cell office:value-type="float" office:value="12.9506262042389">
            <text:p>12.95</text:p>
          </table:table-cell>
          <table:table-cell office:value-type="float" office:value="12.2896869109971">
            <text:p>12.29</text:p>
          </table:table-cell>
          <table:table-cell office:value-type="float" office:value="355558.611584937">
            <text:p>355559</text:p>
          </table:table-cell>
          <table:table-cell office:value-type="float" office:value="0.346958403075277">
            <text:p>0.347</text:p>
          </table:table-cell>
          <table:table-cell office:value-type="float" office:value="61.5956692251416">
            <text:p>61.60</text:p>
          </table:table-cell>
          <table:table-cell table:number-columns-repeated="5"/>
        </table:table-row>
        <table:table-row table:style-name="ro1">
          <table:table-cell office:value-type="string">
            <text:p>20231017T124731p345306</text:p>
          </table:table-cell>
          <table:table-cell table:formula="of:=1/([.D310]*0.7+[.E310]/100*0.3)" office:value-type="float" office:value="0.322703929894419">
            <text:p>0.32</text:p>
          </table:table-cell>
          <table:table-cell office:value-type="float" office:value="375.410236414854">
            <text:p>375</text:p>
          </table:table-cell>
          <table:table-cell table:formula="of:=(ABS([.C310]-[.$O$2]))/[.C310]" office:value-type="float" office:value="4.30086770942738">
            <text:p>4.301</text:p>
          </table:table-cell>
          <table:table-cell office:value-type="float" office:value="29.402763246543">
            <text:p>29.40</text:p>
          </table:table-cell>
          <table:table-cell office:value-type="float" office:value="17.4123314065511">
            <text:p>17.41</text:p>
          </table:table-cell>
          <table:table-cell office:value-type="float" office:value="17.8010949183594">
            <text:p>17.80</text:p>
          </table:table-cell>
          <table:table-cell office:value-type="float" office:value="336493.66730194">
            <text:p>336494</text:p>
          </table:table-cell>
          <table:table-cell office:value-type="float" office:value="0.114462804777604">
            <text:p>0.114</text:p>
          </table:table-cell>
          <table:table-cell office:value-type="float" office:value="39.0775363840417">
            <text:p>39.08</text:p>
          </table:table-cell>
          <table:table-cell table:number-columns-repeated="5"/>
        </table:table-row>
        <table:table-row table:style-name="ro1">
          <table:table-cell office:value-type="string">
            <text:p>20231017T124859p347060</text:p>
          </table:table-cell>
          <table:table-cell table:formula="of:=1/([.D311]*0.7+[.E311]/100*0.3)" office:value-type="float" office:value="0.350137239869366">
            <text:p>0.35</text:p>
          </table:table-cell>
          <table:table-cell office:value-type="float" office:value="400.034982008094">
            <text:p>400</text:p>
          </table:table-cell>
          <table:table-cell table:formula="of:=(ABS([.C311]-[.$O$2]))/[.C311]" office:value-type="float" office:value="3.9745649493217">
            <text:p>3.975</text:p>
          </table:table-cell>
          <table:table-cell office:value-type="float" office:value="24.6091687588232">
            <text:p>24.61</text:p>
          </table:table-cell>
          <table:table-cell office:value-type="float" office:value="17.1447495183044">
            <text:p>17.14</text:p>
          </table:table-cell>
          <table:table-cell office:value-type="float" office:value="21.3741960838431">
            <text:p>21.37</text:p>
          </table:table-cell>
          <table:table-cell office:value-type="float" office:value="266213.80302554">
            <text:p>266214</text:p>
          </table:table-cell>
          <table:table-cell office:value-type="float" office:value="0.156745808071165">
            <text:p>0.157</text:p>
          </table:table-cell>
          <table:table-cell office:value-type="float" office:value="37.5141703554681">
            <text:p>37.51</text:p>
          </table:table-cell>
          <table:table-cell table:number-columns-repeated="5"/>
        </table:table-row>
        <table:table-row table:style-name="ro1">
          <table:table-cell office:value-type="string">
            <text:p>20231017T124755p345721</text:p>
          </table:table-cell>
          <table:table-cell table:formula="of:=1/([.D312]*0.7+[.E312]/100*0.3)" office:value-type="float" office:value="0.364112981580232">
            <text:p>0.36</text:p>
          </table:table-cell>
          <table:table-cell office:value-type="float" office:value="409.44865951769">
            <text:p>409</text:p>
          </table:table-cell>
          <table:table-cell table:formula="of:=(ABS([.C312]-[.$O$2]))/[.C312]" office:value-type="float" office:value="3.86019419954658">
            <text:p>3.860</text:p>
          </table:table-cell>
          <table:table-cell office:value-type="float" office:value="14.7547850826555">
            <text:p>14.75</text:p>
          </table:table-cell>
          <table:table-cell office:value-type="float" office:value="7.72394631998323">
            <text:p>7.72</text:p>
          </table:table-cell>
          <table:table-cell office:value-type="float" office:value="37.3732083150538">
            <text:p>37.37</text:p>
          </table:table-cell>
          <table:table-cell office:value-type="float" office:value="274234.967526405">
            <text:p>274235</text:p>
          </table:table-cell>
          <table:table-cell office:value-type="float" office:value="0.0609794634480379">
            <text:p>0.061</text:p>
          </table:table-cell>
          <table:table-cell office:value-type="float" office:value="42.5072918043147">
            <text:p>42.51</text:p>
          </table:table-cell>
          <table:table-cell table:number-columns-repeated="5"/>
        </table:table-row>
        <table:table-row table:style-name="ro1">
          <table:table-cell office:value-type="string">
            <text:p>20231017T124822p346237</text:p>
          </table:table-cell>
          <table:table-cell table:formula="of:=1/([.D313]*0.7+[.E313]/100*0.3)" office:value-type="float" office:value="0.288114327105765">
            <text:p>0.29</text:p>
          </table:table-cell>
          <table:table-cell office:value-type="float" office:value="339.220283266945">
            <text:p>339</text:p>
          </table:table-cell>
          <table:table-cell table:formula="of:=(ABS([.C313]-[.$O$2]))/[.C313]" office:value-type="float" office:value="4.86639448807368">
            <text:p>4.866</text:p>
          </table:table-cell>
          <table:table-cell office:value-type="float" office:value="21.4560875104783">
            <text:p>21.46</text:p>
          </table:table-cell>
          <table:table-cell office:value-type="float" office:value="7.49478903167055">
            <text:p>7.49</text:p>
          </table:table-cell>
          <table:table-cell office:value-type="float" office:value="15.699851066817">
            <text:p>15.70</text:p>
          </table:table-cell>
          <table:table-cell office:value-type="float" office:value="227239.782631077">
            <text:p>227240</text:p>
          </table:table-cell>
          <table:table-cell office:value-type="float" office:value="0.0609794634480379">
            <text:p>0.061</text:p>
          </table:table-cell>
          <table:table-cell office:value-type="float" office:value="45.9352428405744">
            <text:p>45.94</text:p>
          </table:table-cell>
          <table:table-cell table:number-columns-repeated="5"/>
        </table:table-row>
        <table:table-row table:style-name="ro1">
          <table:table-cell office:value-type="string">
            <text:p>20231017T124749p345623</text:p>
          </table:table-cell>
          <table:table-cell table:formula="of:=1/([.D314]*0.7+[.E314]/100*0.3)" office:value-type="float" office:value="0.898299648095631">
            <text:p>0.90</text:p>
          </table:table-cell>
          <table:table-cell office:value-type="float" office:value="820.247460731387">
            <text:p>820</text:p>
          </table:table-cell>
          <table:table-cell table:formula="of:=(ABS([.C314]-[.$O$2]))/[.C314]" office:value-type="float" office:value="1.42609711735722">
            <text:p>1.426</text:p>
          </table:table-cell>
          <table:table-cell office:value-type="float" office:value="38.3154341087146">
            <text:p>38.32</text:p>
          </table:table-cell>
          <table:table-cell office:value-type="float" office:value="14.0369701348748">
            <text:p>14.04</text:p>
          </table:table-cell>
          <table:table-cell office:value-type="float" office:value="28.3593672040262">
            <text:p>28.36</text:p>
          </table:table-cell>
          <table:table-cell office:value-type="float" office:value="397484.404774651">
            <text:p>397484</text:p>
          </table:table-cell>
          <table:table-cell office:value-type="float" office:value="0.0508809998404105">
            <text:p>0.051</text:p>
          </table:table-cell>
          <table:table-cell office:value-type="float" office:value="93.00164278302">
            <text:p>93.00</text:p>
          </table:table-cell>
          <table:table-cell table:number-columns-repeated="5"/>
        </table:table-row>
        <table:table-row table:style-name="ro1">
          <table:table-cell office:value-type="string">
            <text:p>20231017T124911p347353</text:p>
          </table:table-cell>
          <table:table-cell table:formula="of:=1/([.D315]*0.7+[.E315]/100*0.3)" office:value-type="float" office:value="0.407284216079069">
            <text:p>0.41</text:p>
          </table:table-cell>
          <table:table-cell office:value-type="float" office:value="488.797009360945">
            <text:p>489</text:p>
          </table:table-cell>
          <table:table-cell table:formula="of:=(ABS([.C315]-[.$O$2]))/[.C315]" office:value-type="float" office:value="3.07121967174417">
            <text:p>3.071</text:p>
          </table:table-cell>
          <table:table-cell office:value-type="float" office:value="101.811370373027">
            <text:p>101.81</text:p>
          </table:table-cell>
          <table:table-cell office:value-type="float" office:value="9.39282143571286">
            <text:p>9.39</text:p>
          </table:table-cell>
          <table:table-cell office:value-type="float" office:value="28.9140404909538">
            <text:p>28.91</text:p>
          </table:table-cell>
          <table:table-cell office:value-type="float" office:value="264456.247134135">
            <text:p>264456</text:p>
          </table:table-cell>
          <table:table-cell office:value-type="float" office:value="0.0449512648089027">
            <text:p>0.045</text:p>
          </table:table-cell>
          <table:table-cell office:value-type="float" office:value="96.5572511464588">
            <text:p>96.56</text:p>
          </table:table-cell>
          <table:table-cell table:number-columns-repeated="5"/>
        </table:table-row>
        <table:table-row table:style-name="ro1">
          <table:table-cell office:value-type="string">
            <text:p>20231017T124908p347244</text:p>
          </table:table-cell>
          <table:table-cell table:formula="of:=1/([.D316]*0.7+[.E316]/100*0.3)" office:value-type="float" office:value="0.98982723663988">
            <text:p>0.99</text:p>
          </table:table-cell>
          <table:table-cell office:value-type="float" office:value="899.173666467361">
            <text:p>899</text:p>
          </table:table-cell>
          <table:table-cell table:formula="of:=(ABS([.C316]-[.$O$2]))/[.C316]" office:value-type="float" office:value="1.21314310484451">
            <text:p>1.213</text:p>
          </table:table-cell>
          <table:table-cell office:value-type="float" office:value="53.6923795440507">
            <text:p>53.69</text:p>
          </table:table-cell>
          <table:table-cell office:value-type="float" office:value="11.3304431599229">
            <text:p>11.33</text:p>
          </table:table-cell>
          <table:table-cell office:value-type="float" office:value="28.9140404909538">
            <text:p>28.91</text:p>
          </table:table-cell>
          <table:table-cell office:value-type="float" office:value="264456.247134135">
            <text:p>264456</text:p>
          </table:table-cell>
          <table:table-cell office:value-type="float" office:value="0.0449512648089027">
            <text:p>0.045</text:p>
          </table:table-cell>
          <table:table-cell office:value-type="float" office:value="96.5572511464588">
            <text:p>96.56</text:p>
          </table:table-cell>
          <table:table-cell table:number-columns-repeated="5"/>
        </table:table-row>
        <table:table-row table:style-name="ro1">
          <table:table-cell office:value-type="string">
            <text:p>20231017T124810p346021</text:p>
          </table:table-cell>
          <table:table-cell table:formula="of:=1/([.D317]*0.7+[.E317]/100*0.3)" office:value-type="float" office:value="0.294642563374212">
            <text:p>0.29</text:p>
          </table:table-cell>
          <table:table-cell office:value-type="float" office:value="347.340615817381">
            <text:p>347</text:p>
          </table:table-cell>
          <table:table-cell table:formula="of:=(ABS([.C317]-[.$O$2]))/[.C317]" office:value-type="float" office:value="4.72924647846617">
            <text:p>4.729</text:p>
          </table:table-cell>
          <table:table-cell office:value-type="float" office:value="27.8234142953178">
            <text:p>27.82</text:p>
          </table:table-cell>
          <table:table-cell office:value-type="float" office:value="11.9912244476564">
            <text:p>11.99</text:p>
          </table:table-cell>
          <table:table-cell office:value-type="float" office:value="20.9734734777089">
            <text:p>20.97</text:p>
          </table:table-cell>
          <table:table-cell office:value-type="float" office:value="364985.083635523">
            <text:p>364985</text:p>
          </table:table-cell>
          <table:table-cell office:value-type="float" office:value="0.344171005024663">
            <text:p>0.344</text:p>
          </table:table-cell>
          <table:table-cell office:value-type="float" office:value="96.5572511464588">
            <text:p>96.56</text:p>
          </table:table-cell>
          <table:table-cell table:number-columns-repeated="5"/>
        </table:table-row>
        <table:table-row table:style-name="ro1">
          <table:table-cell office:value-type="string">
            <text:p>20231017T124722p345169</text:p>
          </table:table-cell>
          <table:table-cell table:formula="of:=1/([.D318]*0.7+[.E318]/100*0.3)" office:value-type="float" office:value="4.51220542316208">
            <text:p>4.51</text:p>
          </table:table-cell>
          <table:table-cell office:value-type="float" office:value="2130.50059525867">
            <text:p>2131</text:p>
          </table:table-cell>
          <table:table-cell table:formula="of:=(ABS([.C318]-[.$O$2]))/[.C318]" office:value-type="float" office:value="0.06594722178034">
            <text:p>0.066</text:p>
          </table:table-cell>
          <table:table-cell office:value-type="float" office:value="58.4860201402637">
            <text:p>58.49</text:p>
          </table:table-cell>
          <table:table-cell office:value-type="float" office:value="10.310759034897">
            <text:p>10.31</text:p>
          </table:table-cell>
          <table:table-cell office:value-type="float" office:value="32.4957406780748">
            <text:p>32.50</text:p>
          </table:table-cell>
          <table:table-cell office:value-type="float" office:value="279844.676246663">
            <text:p>279845</text:p>
          </table:table-cell>
          <table:table-cell office:value-type="float" office:value="0.341583388873372">
            <text:p>0.342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124828p346381</text:p>
          </table:table-cell>
          <table:table-cell table:formula="of:=1/([.D319]*0.7+[.E319]/100*0.3)" office:value-type="float" office:value="0.383342556381189">
            <text:p>0.38</text:p>
          </table:table-cell>
          <table:table-cell office:value-type="float" office:value="441.897006226619">
            <text:p>442</text:p>
          </table:table-cell>
          <table:table-cell table:formula="of:=(ABS([.C319]-[.$O$2]))/[.C319]" office:value-type="float" office:value="3.50331179428598">
            <text:p>3.503</text:p>
          </table:table-cell>
          <table:table-cell office:value-type="float" office:value="52.1048773802572">
            <text:p>52.10</text:p>
          </table:table-cell>
          <table:table-cell office:value-type="float" office:value="6.03892778764761">
            <text:p>6.04</text:p>
          </table:table-cell>
          <table:table-cell office:value-type="float" office:value="23.7488501575171">
            <text:p>23.75</text:p>
          </table:table-cell>
          <table:table-cell office:value-type="float" office:value="226273.830050022">
            <text:p>226274</text:p>
          </table:table-cell>
          <table:table-cell office:value-type="float" office:value="0.379163131590472">
            <text:p>0.379</text:p>
          </table:table-cell>
          <table:table-cell office:value-type="float" office:value="96.4307516131606">
            <text:p>96.43</text:p>
          </table:table-cell>
          <table:table-cell table:number-columns-repeated="5"/>
        </table:table-row>
        <table:table-row table:style-name="ro1">
          <table:table-cell office:value-type="string">
            <text:p>20231017T124850p346885</text:p>
          </table:table-cell>
          <table:table-cell table:formula="of:=1/([.D320]*0.7+[.E320]/100*0.3)" office:value-type="float" office:value="2.06963872927887">
            <text:p>2.07</text:p>
          </table:table-cell>
          <table:table-cell office:value-type="float" office:value="2791.45320568934">
            <text:p>2791</text:p>
          </table:table-cell>
          <table:table-cell table:formula="of:=(ABS([.C320]-[.$O$2]))/[.C320]" office:value-type="float" office:value="0.287109668919355">
            <text:p>0.287</text:p>
          </table:table-cell>
          <table:table-cell office:value-type="float" office:value="94.0664488114709">
            <text:p>94.07</text:p>
          </table:table-cell>
          <table:table-cell office:value-type="float" office:value="10.9432911919255">
            <text:p>10.94</text:p>
          </table:table-cell>
          <table:table-cell office:value-type="float" office:value="31.9574376164146">
            <text:p>31.96</text:p>
          </table:table-cell>
          <table:table-cell office:value-type="float" office:value="359647.301219883">
            <text:p>359647</text:p>
          </table:table-cell>
          <table:table-cell office:value-type="float" office:value="0.273280232280042">
            <text:p>0.273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124853p346935</text:p>
          </table:table-cell>
          <table:table-cell table:formula="of:=1/([.D321]*0.7+[.E321]/100*0.3)" office:value-type="float" office:value="0.546893724542464">
            <text:p>0.55</text:p>
          </table:table-cell>
          <table:table-cell office:value-type="float" office:value="563.332679740267">
            <text:p>563</text:p>
          </table:table-cell>
          <table:table-cell table:formula="of:=(ABS([.C321]-[.$O$2]))/[.C321]" office:value-type="float" office:value="2.53254847724708">
            <text:p>2.533</text:p>
          </table:table-cell>
          <table:table-cell office:value-type="float" office:value="18.5749626287349">
            <text:p>18.57</text:p>
          </table:table-cell>
          <table:table-cell office:value-type="float" office:value="18.8281174771305">
            <text:p>18.83</text:p>
          </table:table-cell>
          <table:table-cell office:value-type="float" office:value="25.1870814723029">
            <text:p>25.19</text:p>
          </table:table-cell>
          <table:table-cell office:value-type="float" office:value="361506.02192586">
            <text:p>361506</text:p>
          </table:table-cell>
          <table:table-cell office:value-type="float" office:value="0.0609794634480379">
            <text:p>0.061</text:p>
          </table:table-cell>
          <table:table-cell office:value-type="float" office:value="14.6609986340087">
            <text:p>14.66</text:p>
          </table:table-cell>
          <table:table-cell table:number-columns-repeated="5"/>
        </table:table-row>
        <table:table-row table:style-name="ro1">
          <table:table-cell office:value-type="string">
            <text:p>20231017T124758p345762</text:p>
          </table:table-cell>
          <table:table-cell table:formula="of:=1/([.D322]*0.7+[.E322]/100*0.3)" office:value-type="float" office:value="0.348457706839488">
            <text:p>0.35</text:p>
          </table:table-cell>
          <table:table-cell office:value-type="float" office:value="395.700607769507">
            <text:p>396</text:p>
          </table:table-cell>
          <table:table-cell table:formula="of:=(ABS([.C322]-[.$O$2]))/[.C322]" office:value-type="float" office:value="4.02905469672456">
            <text:p>4.029</text:p>
          </table:table-cell>
          <table:table-cell office:value-type="float" office:value="16.4834807933439">
            <text:p>16.48</text:p>
          </table:table-cell>
          <table:table-cell office:value-type="float" office:value="18.0121628131021">
            <text:p>18.01</text:p>
          </table:table-cell>
          <table:table-cell office:value-type="float" office:value="27.1015313265499">
            <text:p>27.10</text:p>
          </table:table-cell>
          <table:table-cell office:value-type="float" office:value="214170.633994028">
            <text:p>214171</text:p>
          </table:table-cell>
          <table:table-cell office:value-type="float" office:value="0.242682747839135">
            <text:p>0.243</text:p>
          </table:table-cell>
          <table:table-cell office:value-type="float" office:value="9.57747052460046">
            <text:p>9.58</text:p>
          </table:table-cell>
          <table:table-cell table:number-columns-repeated="5"/>
        </table:table-row>
        <table:table-row table:style-name="ro1">
          <table:table-cell office:value-type="string">
            <text:p>20231017T124740p345460</text:p>
          </table:table-cell>
          <table:table-cell table:formula="of:=1/([.D323]*0.7+[.E323]/100*0.3)" office:value-type="float" office:value="0.669667767473653">
            <text:p>0.67</text:p>
          </table:table-cell>
          <table:table-cell office:value-type="float" office:value="681.767403938719">
            <text:p>682</text:p>
          </table:table-cell>
          <table:table-cell table:formula="of:=(ABS([.C323]-[.$O$2]))/[.C323]" office:value-type="float" office:value="1.91888404828881">
            <text:p>1.919</text:p>
          </table:table-cell>
          <table:table-cell office:value-type="float" office:value="50.0196501509201">
            <text:p>50.02</text:p>
          </table:table-cell>
          <table:table-cell office:value-type="float" office:value="6.92127902155887">
            <text:p>6.92</text:p>
          </table:table-cell>
          <table:table-cell office:value-type="float" office:value="17.150211369682">
            <text:p>17.15</text:p>
          </table:table-cell>
          <table:table-cell office:value-type="float" office:value="379550.763307625">
            <text:p>379551</text:p>
          </table:table-cell>
          <table:table-cell office:value-type="float" office:value="0.346958403075277">
            <text:p>0.347</text:p>
          </table:table-cell>
          <table:table-cell office:value-type="float" office:value="3.52771622829405">
            <text:p>3.53</text:p>
          </table:table-cell>
          <table:table-cell table:number-columns-repeated="5"/>
        </table:table-row>
        <table:table-row table:style-name="ro1">
          <table:table-cell office:value-type="string">
            <text:p>20231017T124725p345220</text:p>
          </table:table-cell>
          <table:table-cell table:formula="of:=1/([.D324]*0.7+[.E324]/100*0.3)" office:value-type="float" office:value="3.36437329909645">
            <text:p>3.36</text:p>
          </table:table-cell>
          <table:table-cell office:value-type="float" office:value="1574.86523147765">
            <text:p>1575</text:p>
          </table:table-cell>
          <table:table-cell table:formula="of:=(ABS([.C324]-[.$O$2]))/[.C324]" office:value-type="float" office:value="0.263600186368227">
            <text:p>0.264</text:p>
          </table:table-cell>
          <table:table-cell office:value-type="float" office:value="37.5706821875725">
            <text:p>37.57</text:p>
          </table:table-cell>
          <table:table-cell office:value-type="float" office:value="10.8215563274405">
            <text:p>10.82</text:p>
          </table:table-cell>
          <table:table-cell office:value-type="float" office:value="20.2480459453555">
            <text:p>20.25</text:p>
          </table:table-cell>
          <table:table-cell office:value-type="float" office:value="255743.986225305">
            <text:p>255744</text:p>
          </table:table-cell>
          <table:table-cell office:value-type="float" office:value="0.0608136798613804">
            <text:p>0.061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124746p345565</text:p>
          </table:table-cell>
          <table:table-cell table:formula="of:=1/([.D325]*0.7+[.E325]/100*0.3)" office:value-type="float" office:value="0.725694639552535">
            <text:p>0.73</text:p>
          </table:table-cell>
          <table:table-cell office:value-type="float" office:value="696.302527826199">
            <text:p>696</text:p>
          </table:table-cell>
          <table:table-cell table:formula="of:=(ABS([.C325]-[.$O$2]))/[.C325]" office:value-type="float" office:value="1.85795314604504">
            <text:p>1.858</text:p>
          </table:table-cell>
          <table:table-cell office:value-type="float" office:value="25.8076193026983">
            <text:p>25.81</text:p>
          </table:table-cell>
          <table:table-cell office:value-type="float" office:value="7.93633312355779">
            <text:p>7.94</text:p>
          </table:table-cell>
          <table:table-cell office:value-type="float" office:value="27.7881103473657">
            <text:p>27.79</text:p>
          </table:table-cell>
          <table:table-cell office:value-type="float" office:value="372900.472485635">
            <text:p>372900</text:p>
          </table:table-cell>
          <table:table-cell office:value-type="float" office:value="0.164494061563676">
            <text:p>0.164</text:p>
          </table:table-cell>
          <table:table-cell office:value-type="float" office:value="13.1294017487199">
            <text:p>13.13</text:p>
          </table:table-cell>
          <table:table-cell table:number-columns-repeated="5"/>
        </table:table-row>
        <table:table-row table:style-name="ro1">
          <table:table-cell office:value-type="string">
            <text:p>20231017T124813p346080</text:p>
          </table:table-cell>
          <table:table-cell table:formula="of:=1/([.D326]*0.7+[.E326]/100*0.3)" office:value-type="float" office:value="1.96039103913674">
            <text:p>1.96</text:p>
          </table:table-cell>
          <table:table-cell office:value-type="float" office:value="1263.1374293444">
            <text:p>1263</text:p>
          </table:table-cell>
          <table:table-cell table:formula="of:=(ABS([.C326]-[.$O$2]))/[.C326]" office:value-type="float" office:value="0.575442191617154">
            <text:p>0.575</text:p>
          </table:table-cell>
          <table:table-cell office:value-type="float" office:value="35.7642590363648">
            <text:p>35.76</text:p>
          </table:table-cell>
          <table:table-cell office:value-type="float" office:value="16.7468689788054">
            <text:p>16.75</text:p>
          </table:table-cell>
          <table:table-cell office:value-type="float" office:value="38.0616346191682">
            <text:p>38.06</text:p>
          </table:table-cell>
          <table:table-cell office:value-type="float" office:value="328604.243126138">
            <text:p>328604</text:p>
          </table:table-cell>
          <table:table-cell office:value-type="float" office:value="0.346958403075277">
            <text:p>0.347</text:p>
          </table:table-cell>
          <table:table-cell office:value-type="float" office:value="4.09357989117714">
            <text:p>4.09</text:p>
          </table:table-cell>
          <table:table-cell table:number-columns-repeated="5"/>
        </table:table-row>
        <table:table-row table:style-name="ro1">
          <table:table-cell office:value-type="string">
            <text:p>20231017T124728p345266</text:p>
          </table:table-cell>
          <table:table-cell table:formula="of:=1/([.D327]*0.7+[.E327]/100*0.3)" office:value-type="float" office:value="0.466819930222771">
            <text:p>0.47</text:p>
          </table:table-cell>
          <table:table-cell office:value-type="float" office:value="504.711657482299">
            <text:p>505</text:p>
          </table:table-cell>
          <table:table-cell table:formula="of:=(ABS([.C327]-[.$O$2]))/[.C327]" office:value-type="float" office:value="2.94284532663047">
            <text:p>2.943</text:p>
          </table:table-cell>
          <table:table-cell office:value-type="float" office:value="27.3872946811757">
            <text:p>27.39</text:p>
          </table:table-cell>
          <table:table-cell office:value-type="float" office:value="17.9212427745665">
            <text:p>17.92</text:p>
          </table:table-cell>
          <table:table-cell office:value-type="float" office:value="27.1015313265499">
            <text:p>27.10</text:p>
          </table:table-cell>
          <table:table-cell office:value-type="float" office:value="228381.677961215">
            <text:p>228382</text:p>
          </table:table-cell>
          <table:table-cell office:value-type="float" office:value="0.300430439711307">
            <text:p>0.300</text:p>
          </table:table-cell>
          <table:table-cell office:value-type="float" office:value="8.09459573210779">
            <text:p>8.09</text:p>
          </table:table-cell>
          <table:table-cell table:number-columns-repeated="5"/>
        </table:table-row>
        <table:table-row table:style-name="ro1">
          <table:table-cell office:value-type="string">
            <text:p>20231017T124856p346990</text:p>
          </table:table-cell>
          <table:table-cell table:formula="of:=1/([.D328]*0.7+[.E328]/100*0.3)" office:value-type="float" office:value="4.9365421437177">
            <text:p>4.94</text:p>
          </table:table-cell>
          <table:table-cell office:value-type="float" office:value="2453.95261083785">
            <text:p>2454</text:p>
          </table:table-cell>
          <table:table-cell table:formula="of:=(ABS([.C328]-[.$O$2]))/[.C328]" office:value-type="float" office:value="0.189063394618465">
            <text:p>0.189</text:p>
          </table:table-cell>
          <table:table-cell office:value-type="float" office:value="23.4088557772715">
            <text:p>23.41</text:p>
          </table:table-cell>
          <table:table-cell office:value-type="float" office:value="12.4608490566038">
            <text:p>12.46</text:p>
          </table:table-cell>
          <table:table-cell office:value-type="float" office:value="34.3791943221147">
            <text:p>34.38</text:p>
          </table:table-cell>
          <table:table-cell office:value-type="float" office:value="310194.598347978">
            <text:p>310195</text:p>
          </table:table-cell>
          <table:table-cell office:value-type="float" office:value="0.0606507376683431">
            <text:p>0.061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124816p346132</text:p>
          </table:table-cell>
          <table:table-cell table:formula="of:=1/([.D329]*0.7+[.E329]/100*0.3)" office:value-type="float" office:value="1.13793008235517">
            <text:p>1.14</text:p>
          </table:table-cell>
          <table:table-cell office:value-type="float" office:value="917.454045922711">
            <text:p>917</text:p>
          </table:table-cell>
          <table:table-cell table:formula="of:=(ABS([.C329]-[.$O$2]))/[.C329]" office:value-type="float" office:value="1.16904596894398">
            <text:p>1.169</text:p>
          </table:table-cell>
          <table:table-cell office:value-type="float" office:value="20.1521452751683">
            <text:p>20.15</text:p>
          </table:table-cell>
          <table:table-cell office:value-type="float" office:value="8.30777294407464">
            <text:p>8.31</text:p>
          </table:table-cell>
          <table:table-cell office:value-type="float" office:value="21.097024144659">
            <text:p>21.10</text:p>
          </table:table-cell>
          <table:table-cell office:value-type="float" office:value="253094.777105464">
            <text:p>253095</text:p>
          </table:table-cell>
          <table:table-cell office:value-type="float" office:value="0.360578584354514">
            <text:p>0.361</text:p>
          </table:table-cell>
          <table:table-cell office:value-type="float" office:value="0.908045016863679">
            <text:p>0.91</text:p>
          </table:table-cell>
          <table:table-cell table:number-columns-repeated="5"/>
        </table:table-row>
        <table:table-row table:style-name="ro1">
          <table:table-cell office:value-type="string">
            <text:p>20231017T124804p345899</text:p>
          </table:table-cell>
          <table:table-cell table:formula="of:=1/([.D330]*0.7+[.E330]/100*0.3)" office:value-type="float" office:value="3.45580853857438">
            <text:p>3.46</text:p>
          </table:table-cell>
          <table:table-cell office:value-type="float" office:value="2810.4611703461">
            <text:p>2810</text:p>
          </table:table-cell>
          <table:table-cell table:formula="of:=(ABS([.C330]-[.$O$2]))/[.C330]" office:value-type="float" office:value="0.291931153151304">
            <text:p>0.292</text:p>
          </table:table-cell>
          <table:table-cell office:value-type="float" office:value="28.3386918483533">
            <text:p>28.34</text:p>
          </table:table-cell>
          <table:table-cell office:value-type="float" office:value="12.3528980190756">
            <text:p>12.35</text:p>
          </table:table-cell>
          <table:table-cell office:value-type="float" office:value="24.6362030748352">
            <text:p>24.64</text:p>
          </table:table-cell>
          <table:table-cell office:value-type="float" office:value="393142.147677698">
            <text:p>393142</text:p>
          </table:table-cell>
          <table:table-cell office:value-type="float" office:value="0.148655502292508">
            <text:p>0.149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124825p346317</text:p>
          </table:table-cell>
          <table:table-cell table:formula="of:=1/([.D331]*0.7+[.E331]/100*0.3)" office:value-type="float" office:value="15.3000797931186">
            <text:p>15.30</text:p>
          </table:table-cell>
          <table:table-cell office:value-type="float" office:value="2041.43680157598">
            <text:p>2041</text:p>
          </table:table-cell>
          <table:table-cell table:formula="of:=(ABS([.C331]-[.$O$2]))/[.C331]" office:value-type="float" office:value="0.0251963722493251">
            <text:p>0.025</text:p>
          </table:table-cell>
          <table:table-cell office:value-type="float" office:value="15.9072252287672">
            <text:p>15.91</text:p>
          </table:table-cell>
          <table:table-cell office:value-type="float" office:value="12.0704919752439">
            <text:p>12.07</text:p>
          </table:table-cell>
          <table:table-cell office:value-type="float" office:value="18.2451895049687">
            <text:p>18.25</text:p>
          </table:table-cell>
          <table:table-cell office:value-type="float" office:value="314973.438556023">
            <text:p>314973</text:p>
          </table:table-cell>
          <table:table-cell office:value-type="float" office:value="0.225948313529306">
            <text:p>0.226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124840p346674</text:p>
          </table:table-cell>
          <table:table-cell table:formula="of:=1/([.D332]*0.7+[.E332]/100*0.3)" office:value-type="float" office:value="1.02031852732353">
            <text:p>1.02</text:p>
          </table:table-cell>
          <table:table-cell office:value-type="float" office:value="862.904768958823">
            <text:p>863</text:p>
          </table:table-cell>
          <table:table-cell table:formula="of:=(ABS([.C332]-[.$O$2]))/[.C332]" office:value-type="float" office:value="1.30616410012559">
            <text:p>1.306</text:p>
          </table:table-cell>
          <table:table-cell office:value-type="float" office:value="21.9237412777804">
            <text:p>21.92</text:p>
          </table:table-cell>
          <table:table-cell office:value-type="float" office:value="8.03448818072226">
            <text:p>8.03</text:p>
          </table:table-cell>
          <table:table-cell office:value-type="float" office:value="18.109598645607">
            <text:p>18.11</text:p>
          </table:table-cell>
          <table:table-cell office:value-type="float" office:value="335832.531857246">
            <text:p>335833</text:p>
          </table:table-cell>
          <table:table-cell office:value-type="float" office:value="0.100747128287407">
            <text:p>0.101</text:p>
          </table:table-cell>
          <table:table-cell office:value-type="float" office:value="3.79890255282783">
            <text:p>3.80</text:p>
          </table:table-cell>
          <table:table-cell table:number-columns-repeated="5"/>
        </table:table-row>
        <table:table-row table:style-name="ro1">
          <table:table-cell office:value-type="string">
            <text:p>20231017T124801p345829</text:p>
          </table:table-cell>
          <table:table-cell table:formula="of:=1/([.D333]*0.7+[.E333]/100*0.3)" office:value-type="float" office:value="0.931687137010071">
            <text:p>0.93</text:p>
          </table:table-cell>
          <table:table-cell office:value-type="float" office:value="819.843187618395">
            <text:p>820</text:p>
          </table:table-cell>
          <table:table-cell table:formula="of:=(ABS([.C333]-[.$O$2]))/[.C333]" office:value-type="float" office:value="1.42729345081326">
            <text:p>1.427</text:p>
          </table:table-cell>
          <table:table-cell office:value-type="float" office:value="24.7387536903921">
            <text:p>24.74</text:p>
          </table:table-cell>
          <table:table-cell office:value-type="float" office:value="14.3501926782274">
            <text:p>14.35</text:p>
          </table:table-cell>
          <table:table-cell office:value-type="float" office:value="21.3741960838431">
            <text:p>21.37</text:p>
          </table:table-cell>
          <table:table-cell office:value-type="float" office:value="382799.616094838">
            <text:p>382800</text:p>
          </table:table-cell>
          <table:table-cell office:value-type="float" office:value="0.232496715231883">
            <text:p>0.232</text:p>
          </table:table-cell>
          <table:table-cell office:value-type="float" office:value="99.4608366083457">
            <text:p>99.46</text:p>
          </table:table-cell>
          <table:table-cell table:number-columns-repeated="5"/>
        </table:table-row>
        <table:table-row table:style-name="ro1">
          <table:table-cell office:value-type="string">
            <text:p>20231017T124837p346608</text:p>
          </table:table-cell>
          <table:table-cell table:formula="of:=1/([.D334]*0.7+[.E334]/100*0.3)" office:value-type="float" office:value="0.943066712897775">
            <text:p>0.94</text:p>
          </table:table-cell>
          <table:table-cell office:value-type="float" office:value="810.952247696615">
            <text:p>811</text:p>
          </table:table-cell>
          <table:table-cell table:formula="of:=(ABS([.C334]-[.$O$2]))/[.C334]" office:value-type="float" office:value="1.45390527697813">
            <text:p>1.454</text:p>
          </table:table-cell>
          <table:table-cell office:value-type="float" office:value="14.2122256226893">
            <text:p>14.21</text:p>
          </table:table-cell>
          <table:table-cell office:value-type="float" office:value="6.64873186514978">
            <text:p>6.65</text:p>
          </table:table-cell>
          <table:table-cell office:value-type="float" office:value="24.5301504351365">
            <text:p>24.53</text:p>
          </table:table-cell>
          <table:table-cell office:value-type="float" office:value="365026.575938856">
            <text:p>365027</text:p>
          </table:table-cell>
          <table:table-cell office:value-type="float" office:value="0.0198237550700234">
            <text:p>0.020</text:p>
          </table:table-cell>
          <table:table-cell office:value-type="float" office:value="96.5572511464588">
            <text:p>96.56</text:p>
          </table:table-cell>
          <table:table-cell table:number-columns-repeated="5"/>
        </table:table-row>
        <table:table-row table:style-name="ro1">
          <table:table-cell office:value-type="string">
            <text:p>20231017T223256p390594</text:p>
          </table:table-cell>
          <table:table-cell table:formula="of:=1/([.D335]*0.7+[.E335]/100*0.3)" office:value-type="float" office:value="0.617713093502064">
            <text:p>0.62</text:p>
          </table:table-cell>
          <table:table-cell office:value-type="float" office:value="660.169308289823">
            <text:p>660</text:p>
          </table:table-cell>
          <table:table-cell table:formula="of:=(ABS([.C335]-[.$O$2]))/[.C335]" office:value-type="float" office:value="2.01437824359803">
            <text:p>2.014</text:p>
          </table:table-cell>
          <table:table-cell office:value-type="float" office:value="69.6032564424591">
            <text:p>69.60</text:p>
          </table:table-cell>
          <table:table-cell office:value-type="float" office:value="10.2831165703276">
            <text:p>10.28</text:p>
          </table:table-cell>
          <table:table-cell office:value-type="float" office:value="29.6631972947511">
            <text:p>29.66</text:p>
          </table:table-cell>
          <table:table-cell office:value-type="float" office:value="365026.575938856">
            <text:p>365027</text:p>
          </table:table-cell>
          <table:table-cell office:value-type="float" office:value="0.22714735246686">
            <text:p>0.227</text:p>
          </table:table-cell>
          <table:table-cell office:value-type="float" office:value="66.2812775040668">
            <text:p>66.28</text:p>
          </table:table-cell>
          <table:table-cell table:number-columns-repeated="5"/>
        </table:table-row>
        <table:table-row table:style-name="ro1">
          <table:table-cell office:value-type="string">
            <text:p>20231017T223204p389539</text:p>
          </table:table-cell>
          <table:table-cell table:formula="of:=1/([.D336]*0.7+[.E336]/100*0.3)" office:value-type="float" office:value="0.554122757692423">
            <text:p>0.55</text:p>
          </table:table-cell>
          <table:table-cell office:value-type="float" office:value="604.567378982275">
            <text:p>605</text:p>
          </table:table-cell>
          <table:table-cell table:formula="of:=(ABS([.C336]-[.$O$2]))/[.C336]" office:value-type="float" office:value="2.29160994982884">
            <text:p>2.292</text:p>
          </table:table-cell>
          <table:table-cell office:value-type="float" office:value="66.8424345744528">
            <text:p>66.84</text:p>
          </table:table-cell>
          <table:table-cell office:value-type="float" office:value="10.2626445086705">
            <text:p>10.26</text:p>
          </table:table-cell>
          <table:table-cell office:value-type="float" office:value="29.4821220232179">
            <text:p>29.48</text:p>
          </table:table-cell>
          <table:table-cell office:value-type="float" office:value="314973.438556023">
            <text:p>314973</text:p>
          </table:table-cell>
          <table:table-cell office:value-type="float" office:value="0.255873394111793">
            <text:p>0.256</text:p>
          </table:table-cell>
          <table:table-cell office:value-type="float" office:value="68.3153994314516">
            <text:p>68.32</text:p>
          </table:table-cell>
          <table:table-cell table:number-columns-repeated="5"/>
        </table:table-row>
        <table:table-row table:style-name="ro1">
          <table:table-cell office:value-type="string">
            <text:p>20231017T223155p389377</text:p>
          </table:table-cell>
          <table:table-cell table:formula="of:=1/([.D337]*0.7+[.E337]/100*0.3)" office:value-type="float" office:value="0.598884681697149">
            <text:p>0.60</text:p>
          </table:table-cell>
          <table:table-cell office:value-type="float" office:value="634.905061289346">
            <text:p>635</text:p>
          </table:table-cell>
          <table:table-cell table:formula="of:=(ABS([.C337]-[.$O$2]))/[.C337]" office:value-type="float" office:value="2.1343268802406">
            <text:p>2.134</text:p>
          </table:table-cell>
          <table:table-cell office:value-type="float" office:value="58.5805755260206">
            <text:p>58.58</text:p>
          </table:table-cell>
          <table:table-cell office:value-type="float" office:value="10.3355009633911">
            <text:p>10.34</text:p>
          </table:table-cell>
          <table:table-cell office:value-type="float" office:value="38.5809560962851">
            <text:p>38.58</text:p>
          </table:table-cell>
          <table:table-cell office:value-type="float" office:value="367179.532377316">
            <text:p>367180</text:p>
          </table:table-cell>
          <table:table-cell office:value-type="float" office:value="0.314886669483112">
            <text:p>0.315</text:p>
          </table:table-cell>
          <table:table-cell office:value-type="float" office:value="57.1611775605822">
            <text:p>57.16</text:p>
          </table:table-cell>
          <table:table-cell table:number-columns-repeated="5"/>
        </table:table-row>
        <table:table-row table:style-name="ro1">
          <table:table-cell office:value-type="string">
            <text:p>20231017T223216p389762</text:p>
          </table:table-cell>
          <table:table-cell table:formula="of:=1/([.D338]*0.7+[.E338]/100*0.3)" office:value-type="float" office:value="0.360847992436889">
            <text:p>0.36</text:p>
          </table:table-cell>
          <table:table-cell office:value-type="float" office:value="432.803936097836">
            <text:p>433</text:p>
          </table:table-cell>
          <table:table-cell table:formula="of:=(ABS([.C338]-[.$O$2]))/[.C338]" office:value-type="float" office:value="3.59792491247158">
            <text:p>3.598</text:p>
          </table:table-cell>
          <table:table-cell office:value-type="float" office:value="84.2341879760905">
            <text:p>84.23</text:p>
          </table:table-cell>
          <table:table-cell office:value-type="float" office:value="5.96862421302508">
            <text:p>5.97</text:p>
          </table:table-cell>
          <table:table-cell office:value-type="float" office:value="17.1620797760083">
            <text:p>17.16</text:p>
          </table:table-cell>
          <table:table-cell office:value-type="float" office:value="399229.472634065">
            <text:p>399229</text:p>
          </table:table-cell>
          <table:table-cell office:value-type="float" office:value="0.346958403075277">
            <text:p>0.347</text:p>
          </table:table-cell>
          <table:table-cell office:value-type="float" office:value="48.6044203529993">
            <text:p>48.60</text:p>
          </table:table-cell>
          <table:table-cell table:number-columns-repeated="5"/>
        </table:table-row>
        <table:table-row table:style-name="ro1">
          <table:table-cell office:value-type="string">
            <text:p>20231017T223250p390424</text:p>
          </table:table-cell>
          <table:table-cell table:formula="of:=1/([.D339]*0.7+[.E339]/100*0.3)" office:value-type="float" office:value="0.405136544840398">
            <text:p>0.41</text:p>
          </table:table-cell>
          <table:table-cell office:value-type="float" office:value="484.641047148266">
            <text:p>485</text:p>
          </table:table-cell>
          <table:table-cell table:formula="of:=(ABS([.C339]-[.$O$2]))/[.C339]" office:value-type="float" office:value="3.10613176846987">
            <text:p>3.106</text:p>
          </table:table-cell>
          <table:table-cell office:value-type="float" office:value="98.0037938395227">
            <text:p>98.00</text:p>
          </table:table-cell>
          <table:table-cell office:value-type="float" office:value="10.7769749518304">
            <text:p>10.78</text:p>
          </table:table-cell>
          <table:table-cell office:value-type="float" office:value="26.1919871774325">
            <text:p>26.19</text:p>
          </table:table-cell>
          <table:table-cell office:value-type="float" office:value="393142.147677698">
            <text:p>393142</text:p>
          </table:table-cell>
          <table:table-cell office:value-type="float" office:value="0.0500955071351326">
            <text:p>0.050</text:p>
          </table:table-cell>
          <table:table-cell office:value-type="float" office:value="56.9386331666684">
            <text:p>56.94</text:p>
          </table:table-cell>
          <table:table-cell table:number-columns-repeated="5"/>
        </table:table-row>
        <table:table-row table:style-name="ro1">
          <table:table-cell office:value-type="string">
            <text:p>20231017T223323p391163</text:p>
          </table:table-cell>
          <table:table-cell table:formula="of:=1/([.D340]*0.7+[.E340]/100*0.3)" office:value-type="float" office:value="0.556108997775192">
            <text:p>0.56</text:p>
          </table:table-cell>
          <table:table-cell office:value-type="float" office:value="585.687920980487">
            <text:p>586</text:p>
          </table:table-cell>
          <table:table-cell table:formula="of:=(ABS([.C340]-[.$O$2]))/[.C340]" office:value-type="float" office:value="2.39771391677087">
            <text:p>2.398</text:p>
          </table:table-cell>
          <table:table-cell office:value-type="float" office:value="39.9362966742101">
            <text:p>39.94</text:p>
          </table:table-cell>
          <table:table-cell office:value-type="float" office:value="16.4456888246628">
            <text:p>16.45</text:p>
          </table:table-cell>
          <table:table-cell office:value-type="float" office:value="16.1213404062472">
            <text:p>16.12</text:p>
          </table:table-cell>
          <table:table-cell office:value-type="float" office:value="234870.501218321">
            <text:p>234871</text:p>
          </table:table-cell>
          <table:table-cell office:value-type="float" office:value="0.360578584354514">
            <text:p>0.361</text:p>
          </table:table-cell>
          <table:table-cell office:value-type="float" office:value="28.4493259071925">
            <text:p>28.45</text:p>
          </table:table-cell>
          <table:table-cell table:number-columns-repeated="5"/>
        </table:table-row>
        <table:table-row table:style-name="ro1">
          <table:table-cell office:value-type="string">
            <text:p>20231017T223235p390131</text:p>
          </table:table-cell>
          <table:table-cell table:formula="of:=1/([.D341]*0.7+[.E341]/100*0.3)" office:value-type="float" office:value="0.510881343348064">
            <text:p>0.51</text:p>
          </table:table-cell>
          <table:table-cell office:value-type="float" office:value="532.300448748497">
            <text:p>532</text:p>
          </table:table-cell>
          <table:table-cell table:formula="of:=(ABS([.C341]-[.$O$2]))/[.C341]" office:value-type="float" office:value="2.73849017914362">
            <text:p>2.738</text:p>
          </table:table-cell>
          <table:table-cell office:value-type="float" office:value="13.4861850295023">
            <text:p>13.49</text:p>
          </table:table-cell>
          <table:table-cell office:value-type="float" office:value="12.7397639691715">
            <text:p>12.74</text:p>
          </table:table-cell>
          <table:table-cell office:value-type="float" office:value="34.3543206417627">
            <text:p>34.35</text:p>
          </table:table-cell>
          <table:table-cell office:value-type="float" office:value="387894.112587126">
            <text:p>387894</text:p>
          </table:table-cell>
          <table:table-cell office:value-type="float" office:value="0.340222518717209">
            <text:p>0.340</text:p>
          </table:table-cell>
          <table:table-cell office:value-type="float" office:value="50.6231951508389">
            <text:p>50.62</text:p>
          </table:table-cell>
          <table:table-cell table:number-columns-repeated="5"/>
        </table:table-row>
        <table:table-row table:style-name="ro1">
          <table:table-cell office:value-type="string">
            <text:p>20231017T223158p389425</text:p>
          </table:table-cell>
          <table:table-cell table:formula="of:=1/([.D342]*0.7+[.E342]/100*0.3)" office:value-type="float" office:value="0.439025751606968">
            <text:p>0.44</text:p>
          </table:table-cell>
          <table:table-cell office:value-type="float" office:value="498.024241584854">
            <text:p>498</text:p>
          </table:table-cell>
          <table:table-cell table:formula="of:=(ABS([.C342]-[.$O$2]))/[.C342]" office:value-type="float" office:value="2.99578942917971">
            <text:p>2.996</text:p>
          </table:table-cell>
          <table:table-cell office:value-type="float" office:value="60.2393714175156">
            <text:p>60.24</text:p>
          </table:table-cell>
          <table:table-cell office:value-type="float" office:value="10.7720375722543">
            <text:p>10.77</text:p>
          </table:table-cell>
          <table:table-cell office:value-type="float" office:value="16.9629849829348">
            <text:p>16.96</text:p>
          </table:table-cell>
          <table:table-cell office:value-type="float" office:value="346696.44470358">
            <text:p>346696</text:p>
          </table:table-cell>
          <table:table-cell office:value-type="float" office:value="0.0198237550700234">
            <text:p>0.020</text:p>
          </table:table-cell>
          <table:table-cell office:value-type="float" office:value="73.6717245644216">
            <text:p>73.67</text:p>
          </table:table-cell>
          <table:table-cell table:number-columns-repeated="5"/>
        </table:table-row>
        <table:table-row table:style-name="ro1">
          <table:table-cell office:value-type="string">
            <text:p>20231017T223137p389110</text:p>
          </table:table-cell>
          <table:table-cell table:formula="of:=1/([.D343]*0.7+[.E343]/100*0.3)" office:value-type="float" office:value="0.485183688115074">
            <text:p>0.49</text:p>
          </table:table-cell>
          <table:table-cell office:value-type="float" office:value="527.729491652249">
            <text:p>528</text:p>
          </table:table-cell>
          <table:table-cell table:formula="of:=(ABS([.C343]-[.$O$2]))/[.C343]" office:value-type="float" office:value="2.77087131092405">
            <text:p>2.771</text:p>
          </table:table-cell>
          <table:table-cell office:value-type="float" office:value="40.4883814076579">
            <text:p>40.49</text:p>
          </table:table-cell>
          <table:table-cell office:value-type="float" office:value="16.6944845857418">
            <text:p>16.69</text:p>
          </table:table-cell>
          <table:table-cell office:value-type="float" office:value="16.0830300489389">
            <text:p>16.08</text:p>
          </table:table-cell>
          <table:table-cell office:value-type="float" office:value="279844.676246663">
            <text:p>279845</text:p>
          </table:table-cell>
          <table:table-cell office:value-type="float" office:value="0.297640536948408">
            <text:p>0.298</text:p>
          </table:table-cell>
          <table:table-cell office:value-type="float" office:value="31.9273454918053">
            <text:p>31.93</text:p>
          </table:table-cell>
          <table:table-cell table:number-columns-repeated="5"/>
        </table:table-row>
        <table:table-row table:style-name="ro1">
          <table:table-cell office:value-type="string">
            <text:p>20231017T223140p389156</text:p>
          </table:table-cell>
          <table:table-cell table:formula="of:=1/([.D344]*0.7+[.E344]/100*0.3)" office:value-type="float" office:value="0.652152145735828">
            <text:p>0.65</text:p>
          </table:table-cell>
          <table:table-cell office:value-type="float" office:value="686.248715116197">
            <text:p>686</text:p>
          </table:table-cell>
          <table:table-cell table:formula="of:=(ABS([.C344]-[.$O$2]))/[.C344]" office:value-type="float" office:value="1.89982328005241">
            <text:p>1.900</text:p>
          </table:table-cell>
          <table:table-cell office:value-type="float" office:value="67.8360721212349">
            <text:p>67.84</text:p>
          </table:table-cell>
          <table:table-cell office:value-type="float" office:value="10.5664419836302">
            <text:p>10.57</text:p>
          </table:table-cell>
          <table:table-cell office:value-type="float" office:value="29.7530971567404">
            <text:p>29.75</text:p>
          </table:table-cell>
          <table:table-cell office:value-type="float" office:value="317830.812835377">
            <text:p>317831</text:p>
          </table:table-cell>
          <table:table-cell office:value-type="float" office:value="0.0606507376683431">
            <text:p>0.061</text:p>
          </table:table-cell>
          <table:table-cell office:value-type="float" office:value="82.6925440930996">
            <text:p>82.69</text:p>
          </table:table-cell>
          <table:table-cell table:number-columns-repeated="5"/>
        </table:table-row>
        <table:table-row table:style-name="ro1">
          <table:table-cell office:value-type="string">
            <text:p>20231017T223253p390508</text:p>
          </table:table-cell>
          <table:table-cell table:formula="of:=1/([.D345]*0.7+[.E345]/100*0.3)" office:value-type="float" office:value="0.530711577972413">
            <text:p>0.53</text:p>
          </table:table-cell>
          <table:table-cell office:value-type="float" office:value="583.415897908138">
            <text:p>583</text:p>
          </table:table-cell>
          <table:table-cell table:formula="of:=(ABS([.C345]-[.$O$2]))/[.C345]" office:value-type="float" office:value="2.41094578864791">
            <text:p>2.411</text:p>
          </table:table-cell>
          <table:table-cell office:value-type="float" office:value="65.5335299505704">
            <text:p>65.53</text:p>
          </table:table-cell>
          <table:table-cell office:value-type="float" office:value="15.7664980732177">
            <text:p>15.77</text:p>
          </table:table-cell>
          <table:table-cell office:value-type="float" office:value="23.0300096388065">
            <text:p>23.03</text:p>
          </table:table-cell>
          <table:table-cell office:value-type="float" office:value="221507.742194208">
            <text:p>221508</text:p>
          </table:table-cell>
          <table:table-cell office:value-type="float" office:value="0.362333228816819">
            <text:p>0.362</text:p>
          </table:table-cell>
          <table:table-cell office:value-type="float" office:value="18.8912799939463">
            <text:p>18.89</text:p>
          </table:table-cell>
          <table:table-cell table:number-columns-repeated="5"/>
        </table:table-row>
        <table:table-row table:style-name="ro1">
          <table:table-cell office:value-type="string">
            <text:p>20231017T223146p389248</text:p>
          </table:table-cell>
          <table:table-cell table:formula="of:=1/([.D346]*0.7+[.E346]/100*0.3)" office:value-type="float" office:value="0.348145033016527">
            <text:p>0.35</text:p>
          </table:table-cell>
          <table:table-cell office:value-type="float" office:value="401.477039498215">
            <text:p>401</text:p>
          </table:table-cell>
          <table:table-cell table:formula="of:=(ABS([.C346]-[.$O$2]))/[.C346]" office:value-type="float" office:value="3.9566969072184">
            <text:p>3.957</text:p>
          </table:table-cell>
          <table:table-cell office:value-type="float" office:value="34.2260972008426">
            <text:p>34.23</text:p>
          </table:table-cell>
          <table:table-cell office:value-type="float" office:value="13.2226637764933">
            <text:p>13.22</text:p>
          </table:table-cell>
          <table:table-cell office:value-type="float" office:value="14.9321215558603">
            <text:p>14.93</text:p>
          </table:table-cell>
          <table:table-cell office:value-type="float" office:value="291996.131795621">
            <text:p>291996</text:p>
          </table:table-cell>
          <table:table-cell office:value-type="float" office:value="0.346958403075277">
            <text:p>0.347</text:p>
          </table:table-cell>
          <table:table-cell office:value-type="float" office:value="70.4326841263035">
            <text:p>70.43</text:p>
          </table:table-cell>
          <table:table-cell table:number-columns-repeated="5"/>
        </table:table-row>
        <table:table-row table:style-name="ro1">
          <table:table-cell office:value-type="string">
            <text:p>20231017T223149p389280</text:p>
          </table:table-cell>
          <table:table-cell table:formula="of:=1/([.D347]*0.7+[.E347]/100*0.3)" office:value-type="float" office:value="1.1024775068395">
            <text:p>1.10</text:p>
          </table:table-cell>
          <table:table-cell office:value-type="float" office:value="948.445190934197">
            <text:p>948</text:p>
          </table:table-cell>
          <table:table-cell table:formula="of:=(ABS([.C347]-[.$O$2]))/[.C347]" office:value-type="float" office:value="1.09817079470865">
            <text:p>1.098</text:p>
          </table:table-cell>
          <table:table-cell office:value-type="float" office:value="46.1094759061179">
            <text:p>46.11</text:p>
          </table:table-cell>
          <table:table-cell office:value-type="float" office:value="4.79186481837499">
            <text:p>4.79</text:p>
          </table:table-cell>
          <table:table-cell office:value-type="float" office:value="38.0616346191682">
            <text:p>38.06</text:p>
          </table:table-cell>
          <table:table-cell office:value-type="float" office:value="250181.926309793">
            <text:p>250182</text:p>
          </table:table-cell>
          <table:table-cell office:value-type="float" office:value="0.349097801680558">
            <text:p>0.349</text:p>
          </table:table-cell>
          <table:table-cell office:value-type="float" office:value="92.7148992430427">
            <text:p>92.71</text:p>
          </table:table-cell>
          <table:table-cell table:number-columns-repeated="5"/>
        </table:table-row>
        <table:table-row table:style-name="ro1">
          <table:table-cell office:value-type="string">
            <text:p>20231017T223320p391101</text:p>
          </table:table-cell>
          <table:table-cell table:formula="of:=1/([.D348]*0.7+[.E348]/100*0.3)" office:value-type="float" office:value="0.421118759624849">
            <text:p>0.42</text:p>
          </table:table-cell>
          <table:table-cell office:value-type="float" office:value="480.54876065669">
            <text:p>481</text:p>
          </table:table-cell>
          <table:table-cell table:formula="of:=(ABS([.C348]-[.$O$2]))/[.C348]" office:value-type="float" office:value="3.14109901621759">
            <text:p>3.141</text:p>
          </table:table-cell>
          <table:table-cell office:value-type="float" office:value="58.6192479037691">
            <text:p>58.62</text:p>
          </table:table-cell>
          <table:table-cell office:value-type="float" office:value="7.13243440995087">
            <text:p>7.13</text:p>
          </table:table-cell>
          <table:table-cell office:value-type="float" office:value="16.1213404062472">
            <text:p>16.12</text:p>
          </table:table-cell>
          <table:table-cell office:value-type="float" office:value="234870.501218321">
            <text:p>234871</text:p>
          </table:table-cell>
          <table:table-cell office:value-type="float" office:value="0.360578584354514">
            <text:p>0.361</text:p>
          </table:table-cell>
          <table:table-cell office:value-type="float" office:value="28.4493259071925">
            <text:p>28.45</text:p>
          </table:table-cell>
          <table:table-cell table:number-columns-repeated="5"/>
        </table:table-row>
        <table:table-row table:style-name="ro1">
          <table:table-cell office:value-type="string">
            <text:p>20231017T223135p389059</text:p>
          </table:table-cell>
          <table:table-cell table:formula="of:=1/([.D349]*0.7+[.E349]/100*0.3)" office:value-type="float" office:value="0.422701025646215">
            <text:p>0.42</text:p>
          </table:table-cell>
          <table:table-cell office:value-type="float" office:value="466.227933088572">
            <text:p>466</text:p>
          </table:table-cell>
          <table:table-cell table:formula="of:=(ABS([.C349]-[.$O$2]))/[.C349]" office:value-type="float" office:value="3.2682985268966">
            <text:p>3.268</text:p>
          </table:table-cell>
          <table:table-cell office:value-type="float" office:value="25.976439134174">
            <text:p>25.98</text:p>
          </table:table-cell>
          <table:table-cell office:value-type="float" office:value="12.9402697495183">
            <text:p>12.94</text:p>
          </table:table-cell>
          <table:table-cell office:value-type="float" office:value="18.2451895049687">
            <text:p>18.25</text:p>
          </table:table-cell>
          <table:table-cell office:value-type="float" office:value="284642.592935044">
            <text:p>284643</text:p>
          </table:table-cell>
          <table:table-cell office:value-type="float" office:value="0.39998198790714">
            <text:p>0.400</text:p>
          </table:table-cell>
          <table:table-cell office:value-type="float" office:value="64.2480835140317">
            <text:p>64.25</text:p>
          </table:table-cell>
          <table:table-cell table:number-columns-repeated="5"/>
        </table:table-row>
        <table:table-row table:style-name="ro1">
          <table:table-cell office:value-type="string">
            <text:p>20231017T223238p390187</text:p>
          </table:table-cell>
          <table:table-cell table:formula="of:=1/([.D350]*0.7+[.E350]/100*0.3)" office:value-type="float" office:value="0.394260613287667">
            <text:p>0.39</text:p>
          </table:table-cell>
          <table:table-cell office:value-type="float" office:value="440.105499434359">
            <text:p>440</text:p>
          </table:table-cell>
          <table:table-cell table:formula="of:=(ABS([.C350]-[.$O$2]))/[.C350]" office:value-type="float" office:value="3.52164311183938">
            <text:p>3.522</text:p>
          </table:table-cell>
          <table:table-cell office:value-type="float" office:value="23.74772584046">
            <text:p>23.75</text:p>
          </table:table-cell>
          <table:table-cell office:value-type="float" office:value="7.16876798325922">
            <text:p>7.17</text:p>
          </table:table-cell>
          <table:table-cell office:value-type="float" office:value="22.055731421702">
            <text:p>22.06</text:p>
          </table:table-cell>
          <table:table-cell office:value-type="float" office:value="279844.676246663">
            <text:p>279845</text:p>
          </table:table-cell>
          <table:table-cell office:value-type="float" office:value="0.245234775057656">
            <text:p>0.245</text:p>
          </table:table-cell>
          <table:table-cell office:value-type="float" office:value="44.492484106758">
            <text:p>44.49</text:p>
          </table:table-cell>
          <table:table-cell table:number-columns-repeated="5"/>
        </table:table-row>
        <table:table-row table:style-name="ro1">
          <table:table-cell office:value-type="string">
            <text:p>20231017T223219p389802</text:p>
          </table:table-cell>
          <table:table-cell table:formula="of:=1/([.D351]*0.7+[.E351]/100*0.3)" office:value-type="float" office:value="0.480588669598517">
            <text:p>0.48</text:p>
          </table:table-cell>
          <table:table-cell office:value-type="float" office:value="527.327257609874">
            <text:p>527</text:p>
          </table:table-cell>
          <table:table-cell table:formula="of:=(ABS([.C351]-[.$O$2]))/[.C351]" office:value-type="float" office:value="2.77374765154324">
            <text:p>2.774</text:p>
          </table:table-cell>
          <table:table-cell office:value-type="float" office:value="46.3860390881631">
            <text:p>46.39</text:p>
          </table:table-cell>
          <table:table-cell office:value-type="float" office:value="7.18131123618929">
            <text:p>7.18</text:p>
          </table:table-cell>
          <table:table-cell office:value-type="float" office:value="38.0616346191682">
            <text:p>38.06</text:p>
          </table:table-cell>
          <table:table-cell office:value-type="float" office:value="201402.442180734">
            <text:p>201402</text:p>
          </table:table-cell>
          <table:table-cell office:value-type="float" office:value="0.336792612738765">
            <text:p>0.337</text:p>
          </table:table-cell>
          <table:table-cell office:value-type="float" office:value="26.885438108675">
            <text:p>26.89</text:p>
          </table:table-cell>
          <table:table-cell table:number-columns-repeated="5"/>
        </table:table-row>
        <table:table-row table:style-name="ro1">
          <table:table-cell office:value-type="string">
            <text:p>20231017T223201p389483</text:p>
          </table:table-cell>
          <table:table-cell table:formula="of:=1/([.D352]*0.7+[.E352]/100*0.3)" office:value-type="float" office:value="0.357809476344073">
            <text:p>0.36</text:p>
          </table:table-cell>
          <table:table-cell office:value-type="float" office:value="410.492581952758">
            <text:p>410</text:p>
          </table:table-cell>
          <table:table-cell table:formula="of:=(ABS([.C352]-[.$O$2]))/[.C352]" office:value-type="float" office:value="3.84783425447874">
            <text:p>3.848</text:p>
          </table:table-cell>
          <table:table-cell office:value-type="float" office:value="33.7664880694495">
            <text:p>33.77</text:p>
          </table:table-cell>
          <table:table-cell office:value-type="float" office:value="16.8783718689788">
            <text:p>16.88</text:p>
          </table:table-cell>
          <table:table-cell office:value-type="float" office:value="11.5221749271721">
            <text:p>11.52</text:p>
          </table:table-cell>
          <table:table-cell office:value-type="float" office:value="365026.575938856">
            <text:p>365027</text:p>
          </table:table-cell>
          <table:table-cell office:value-type="float" office:value="0.205635069248013">
            <text:p>0.206</text:p>
          </table:table-cell>
          <table:table-cell office:value-type="float" office:value="38.3498610886631">
            <text:p>38.35</text:p>
          </table:table-cell>
          <table:table-cell table:number-columns-repeated="5"/>
        </table:table-row>
        <table:table-row table:style-name="ro1">
          <table:table-cell office:value-type="string">
            <text:p>20231017T223241p390258</text:p>
          </table:table-cell>
          <table:table-cell table:formula="of:=1/([.D353]*0.7+[.E353]/100*0.3)" office:value-type="float" office:value="0.446641090192052">
            <text:p>0.45</text:p>
          </table:table-cell>
          <table:table-cell office:value-type="float" office:value="482.828057853628">
            <text:p>483</text:p>
          </table:table-cell>
          <table:table-cell table:formula="of:=(ABS([.C353]-[.$O$2]))/[.C353]" office:value-type="float" office:value="3.12155003759802">
            <text:p>3.122</text:p>
          </table:table-cell>
          <table:table-cell office:value-type="float" office:value="17.949715637361">
            <text:p>17.95</text:p>
          </table:table-cell>
          <table:table-cell office:value-type="float" office:value="18.3309248554913">
            <text:p>18.33</text:p>
          </table:table-cell>
          <table:table-cell office:value-type="float" office:value="34.3791943221147">
            <text:p>34.38</text:p>
          </table:table-cell>
          <table:table-cell office:value-type="float" office:value="366267.196124433">
            <text:p>366267</text:p>
          </table:table-cell>
          <table:table-cell office:value-type="float" office:value="0.268475246916563">
            <text:p>0.268</text:p>
          </table:table-cell>
          <table:table-cell office:value-type="float" office:value="29.4714661544584">
            <text:p>29.47</text:p>
          </table:table-cell>
          <table:table-cell table:number-columns-repeated="5"/>
        </table:table-row>
        <table:table-row table:style-name="ro1">
          <table:table-cell office:value-type="string">
            <text:p>20231017T223222p389876</text:p>
          </table:table-cell>
          <table:table-cell table:formula="of:=1/([.D354]*0.7+[.E354]/100*0.3)" office:value-type="float" office:value="0.342090057044648">
            <text:p>0.34</text:p>
          </table:table-cell>
          <table:table-cell office:value-type="float" office:value="388.924961040589">
            <text:p>389</text:p>
          </table:table-cell>
          <table:table-cell table:formula="of:=(ABS([.C354]-[.$O$2]))/[.C354]" office:value-type="float" office:value="4.11666825054286">
            <text:p>4.117</text:p>
          </table:table-cell>
          <table:table-cell office:value-type="float" office:value="13.8463600874527">
            <text:p>13.85</text:p>
          </table:table-cell>
          <table:table-cell office:value-type="float" office:value="13.8517581888247">
            <text:p>13.85</text:p>
          </table:table-cell>
          <table:table-cell office:value-type="float" office:value="21.097024144659">
            <text:p>21.10</text:p>
          </table:table-cell>
          <table:table-cell office:value-type="float" office:value="353162.644919031">
            <text:p>353163</text:p>
          </table:table-cell>
          <table:table-cell office:value-type="float" office:value="0.0871495213261283">
            <text:p>0.087</text:p>
          </table:table-cell>
          <table:table-cell office:value-type="float" office:value="51.033291092242">
            <text:p>51.03</text:p>
          </table:table-cell>
          <table:table-cell table:number-columns-repeated="5"/>
        </table:table-row>
        <table:table-row table:style-name="ro1">
          <table:table-cell office:value-type="string">
            <text:p>20231017T223143p389195</text:p>
          </table:table-cell>
          <table:table-cell table:formula="of:=1/([.D355]*0.7+[.E355]/100*0.3)" office:value-type="float" office:value="0.355980968094479">
            <text:p>0.36</text:p>
          </table:table-cell>
          <table:table-cell office:value-type="float" office:value="403.43194954181">
            <text:p>403</text:p>
          </table:table-cell>
          <table:table-cell table:formula="of:=(ABS([.C355]-[.$O$2]))/[.C355]" office:value-type="float" office:value="3.93267824291086">
            <text:p>3.933</text:p>
          </table:table-cell>
          <table:table-cell office:value-type="float" office:value="18.7547239078169">
            <text:p>18.75</text:p>
          </table:table-cell>
          <table:table-cell office:value-type="float" office:value="19.3500722543353">
            <text:p>19.35</text:p>
          </table:table-cell>
          <table:table-cell office:value-type="float" office:value="18.8803768580622">
            <text:p>18.88</text:p>
          </table:table-cell>
          <table:table-cell office:value-type="float" office:value="279371.662101806">
            <text:p>279372</text:p>
          </table:table-cell>
          <table:table-cell office:value-type="float" office:value="0.0608136798613804">
            <text:p>0.061</text:p>
          </table:table-cell>
          <table:table-cell office:value-type="float" office:value="32.220742212698">
            <text:p>32.22</text:p>
          </table:table-cell>
          <table:table-cell table:number-columns-repeated="5"/>
        </table:table-row>
        <table:table-row table:style-name="ro1">
          <table:table-cell office:value-type="string">
            <text:p>20231017T223308p390860</text:p>
          </table:table-cell>
          <table:table-cell table:formula="of:=1/([.D356]*0.7+[.E356]/100*0.3)" office:value-type="float" office:value="0.198989484840599">
            <text:p>0.20</text:p>
          </table:table-cell>
          <table:table-cell office:value-type="float" office:value="246.227554660188">
            <text:p>246</text:p>
          </table:table-cell>
          <table:table-cell table:formula="of:=(ABS([.C356]-[.$O$2]))/[.C356]" office:value-type="float" office:value="7.08195493289265">
            <text:p>7.082</text:p>
          </table:table-cell>
          <table:table-cell office:value-type="float" office:value="22.674238923376">
            <text:p>22.67</text:p>
          </table:table-cell>
          <table:table-cell office:value-type="float" office:value="19.0361097737121">
            <text:p>19.04</text:p>
          </table:table-cell>
          <table:table-cell office:value-type="float" office:value="30.2788077009082">
            <text:p>30.28</text:p>
          </table:table-cell>
          <table:table-cell office:value-type="float" office:value="310194.598347978">
            <text:p>310195</text:p>
          </table:table-cell>
          <table:table-cell office:value-type="float" office:value="0.142693743393475">
            <text:p>0.143</text:p>
          </table:table-cell>
          <table:table-cell office:value-type="float" office:value="30.1000129098548">
            <text:p>30.10</text:p>
          </table:table-cell>
          <table:table-cell table:number-columns-repeated="5"/>
        </table:table-row>
        <table:table-row table:style-name="ro1">
          <table:table-cell office:value-type="string">
            <text:p>20231017T223152p389333</text:p>
          </table:table-cell>
          <table:table-cell table:formula="of:=1/([.D357]*0.7+[.E357]/100*0.3)" office:value-type="float" office:value="0.476867476915352">
            <text:p>0.48</text:p>
          </table:table-cell>
          <table:table-cell office:value-type="float" office:value="511.875757454204">
            <text:p>512</text:p>
          </table:table-cell>
          <table:table-cell table:formula="of:=(ABS([.C357]-[.$O$2]))/[.C357]" office:value-type="float" office:value="2.88766213484537">
            <text:p>2.888</text:p>
          </table:table-cell>
          <table:table-cell office:value-type="float" office:value="25.218390326507">
            <text:p>25.22</text:p>
          </table:table-cell>
          <table:table-cell office:value-type="float" office:value="18.9236512524085">
            <text:p>18.92</text:p>
          </table:table-cell>
          <table:table-cell office:value-type="float" office:value="27.3949378632698">
            <text:p>27.39</text:p>
          </table:table-cell>
          <table:table-cell office:value-type="float" office:value="393142.147677698">
            <text:p>393142</text:p>
          </table:table-cell>
          <table:table-cell office:value-type="float" office:value="0.105679284686301">
            <text:p>0.106</text:p>
          </table:table-cell>
          <table:table-cell office:value-type="float" office:value="20.4525553029825">
            <text:p>20.45</text:p>
          </table:table-cell>
          <table:table-cell table:number-columns-repeated="5"/>
        </table:table-row>
        <table:table-row table:style-name="ro1">
          <table:table-cell office:value-type="string">
            <text:p>20231017T223244p390298</text:p>
          </table:table-cell>
          <table:table-cell table:formula="of:=1/([.D358]*0.7+[.E358]/100*0.3)" office:value-type="float" office:value="0.403536746430474">
            <text:p>0.40</text:p>
          </table:table-cell>
          <table:table-cell office:value-type="float" office:value="445.890128743986">
            <text:p>446</text:p>
          </table:table-cell>
          <table:table-cell table:formula="of:=(ABS([.C358]-[.$O$2]))/[.C358]" office:value-type="float" office:value="3.46298285545268">
            <text:p>3.463</text:p>
          </table:table-cell>
          <table:table-cell office:value-type="float" office:value="18.0003565053536">
            <text:p>18.00</text:p>
          </table:table-cell>
          <table:table-cell office:value-type="float" office:value="7.83051378446115">
            <text:p>7.83</text:p>
          </table:table-cell>
          <table:table-cell office:value-type="float" office:value="34.5633256248506">
            <text:p>34.56</text:p>
          </table:table-cell>
          <table:table-cell office:value-type="float" office:value="255743.986225305">
            <text:p>255744</text:p>
          </table:table-cell>
          <table:table-cell office:value-type="float" office:value="0.0294470474696555">
            <text:p>0.029</text:p>
          </table:table-cell>
          <table:table-cell office:value-type="float" office:value="48.2976012647459">
            <text:p>48.30</text:p>
          </table:table-cell>
          <table:table-cell table:number-columns-repeated="5"/>
        </table:table-row>
        <table:table-row table:style-name="ro1">
          <table:table-cell office:value-type="string">
            <text:p>20231017T223305p390793</text:p>
          </table:table-cell>
          <table:table-cell table:formula="of:=1/([.D359]*0.7+[.E359]/100*0.3)" office:value-type="float" office:value="0.794748214254848">
            <text:p>0.79</text:p>
          </table:table-cell>
          <table:table-cell office:value-type="float" office:value="727.48740365775">
            <text:p>727</text:p>
          </table:table-cell>
          <table:table-cell table:formula="of:=(ABS([.C359]-[.$O$2]))/[.C359]" office:value-type="float" office:value="1.73544255198707">
            <text:p>1.735</text:p>
          </table:table-cell>
          <table:table-cell office:value-type="float" office:value="14.4834514827481">
            <text:p>14.48</text:p>
          </table:table-cell>
          <table:table-cell office:value-type="float" office:value="8.27691581926827">
            <text:p>8.28</text:p>
          </table:table-cell>
          <table:table-cell office:value-type="float" office:value="34.3543206417627">
            <text:p>34.35</text:p>
          </table:table-cell>
          <table:table-cell office:value-type="float" office:value="369926.254581388">
            <text:p>369926</text:p>
          </table:table-cell>
          <table:table-cell office:value-type="float" office:value="0.0747328948703806">
            <text:p>0.075</text:p>
          </table:table-cell>
          <table:table-cell office:value-type="float" office:value="11.870360442987">
            <text:p>11.87</text:p>
          </table:table-cell>
          <table:table-cell table:number-columns-repeated="5"/>
        </table:table-row>
        <table:table-row table:style-name="ro1">
          <table:table-cell office:value-type="string">
            <text:p>20231017T223207p389594</text:p>
          </table:table-cell>
          <table:table-cell table:formula="of:=1/([.D360]*0.7+[.E360]/100*0.3)" office:value-type="float" office:value="15.2057906932386">
            <text:p>15.21</text:p>
          </table:table-cell>
          <table:table-cell office:value-type="float" office:value="1983.88675965911">
            <text:p>1984</text:p>
          </table:table-cell>
          <table:table-cell table:formula="of:=(ABS([.C360]-[.$O$2]))/[.C360]" office:value-type="float" office:value="0.00308144621215191">
            <text:p>0.003</text:p>
          </table:table-cell>
          <table:table-cell office:value-type="float" office:value="21.2024690947937">
            <text:p>21.20</text:p>
          </table:table-cell>
          <table:table-cell office:value-type="float" office:value="26.9347302504817">
            <text:p>26.93</text:p>
          </table:table-cell>
          <table:table-cell office:value-type="float" office:value="20.9920198468599">
            <text:p>20.99</text:p>
          </table:table-cell>
          <table:table-cell office:value-type="float" office:value="324915.307796413">
            <text:p>324915</text:p>
          </table:table-cell>
          <table:table-cell office:value-type="float" office:value="0.364793620595752">
            <text:p>0.365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223317p391064</text:p>
          </table:table-cell>
          <table:table-cell table:formula="of:=1/([.D361]*0.7+[.E361]/100*0.3)" office:value-type="float" office:value="9.08078633666264">
            <text:p>9.08</text:p>
          </table:table-cell>
          <table:table-cell office:value-type="float" office:value="1841.3305415388">
            <text:p>1841</text:p>
          </table:table-cell>
          <table:table-cell table:formula="of:=(ABS([.C361]-[.$O$2]))/[.C361]" office:value-type="float" office:value="0.0807402338186152">
            <text:p>0.081</text:p>
          </table:table-cell>
          <table:table-cell office:value-type="float" office:value="17.8681527310544">
            <text:p>17.87</text:p>
          </table:table-cell>
          <table:table-cell office:value-type="float" office:value="11.9260928818534">
            <text:p>11.93</text:p>
          </table:table-cell>
          <table:table-cell office:value-type="float" office:value="21.6791336523579">
            <text:p>21.68</text:p>
          </table:table-cell>
          <table:table-cell office:value-type="float" office:value="225353.739167721">
            <text:p>225354</text:p>
          </table:table-cell>
          <table:table-cell office:value-type="float" office:value="0.2918905779226">
            <text:p>0.292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223247p390382</text:p>
          </table:table-cell>
          <table:table-cell table:formula="of:=1/([.D362]*0.7+[.E362]/100*0.3)" office:value-type="float" office:value="0.852696951828705">
            <text:p>0.85</text:p>
          </table:table-cell>
          <table:table-cell office:value-type="float" office:value="767.275897059518">
            <text:p>767</text:p>
          </table:table-cell>
          <table:table-cell table:formula="of:=(ABS([.C362]-[.$O$2]))/[.C362]" office:value-type="float" office:value="1.59359118099032">
            <text:p>1.594</text:p>
          </table:table-cell>
          <table:table-cell office:value-type="float" office:value="19.0785875142971">
            <text:p>19.08</text:p>
          </table:table-cell>
          <table:table-cell office:value-type="float" office:value="7.87562059054089">
            <text:p>7.88</text:p>
          </table:table-cell>
          <table:table-cell office:value-type="float" office:value="18.8023237083498">
            <text:p>18.80</text:p>
          </table:table-cell>
          <table:table-cell office:value-type="float" office:value="328604.243126138">
            <text:p>328604</text:p>
          </table:table-cell>
          <table:table-cell office:value-type="float" office:value="0.138316948554101">
            <text:p>0.138</text:p>
          </table:table-cell>
          <table:table-cell office:value-type="float" office:value="7.10851529576533">
            <text:p>7.11</text:p>
          </table:table-cell>
          <table:table-cell table:number-columns-repeated="5"/>
        </table:table-row>
        <table:table-row table:style-name="ro1">
          <table:table-cell office:value-type="string">
            <text:p>20231017T223210p389638</text:p>
          </table:table-cell>
          <table:table-cell table:formula="of:=1/([.D363]*0.7+[.E363]/100*0.3)" office:value-type="float" office:value="1.0014043080267">
            <text:p>1.00</text:p>
          </table:table-cell>
          <table:table-cell office:value-type="float" office:value="848.409580023542">
            <text:p>848</text:p>
          </table:table-cell>
          <table:table-cell table:formula="of:=(ABS([.C363]-[.$O$2]))/[.C363]" office:value-type="float" office:value="1.34556521620699">
            <text:p>1.346</text:p>
          </table:table-cell>
          <table:table-cell office:value-type="float" office:value="18.9006699813068">
            <text:p>18.90</text:p>
          </table:table-cell>
          <table:table-cell office:value-type="float" office:value="18.4933766859345">
            <text:p>18.49</text:p>
          </table:table-cell>
          <table:table-cell office:value-type="float" office:value="15.6340465032319">
            <text:p>15.63</text:p>
          </table:table-cell>
          <table:table-cell office:value-type="float" office:value="310194.598347978">
            <text:p>310195</text:p>
          </table:table-cell>
          <table:table-cell office:value-type="float" office:value="0.103347340780068">
            <text:p>0.103</text:p>
          </table:table-cell>
          <table:table-cell office:value-type="float" office:value="6.33587452764607">
            <text:p>6.34</text:p>
          </table:table-cell>
          <table:table-cell table:number-columns-repeated="5"/>
        </table:table-row>
        <table:table-row table:style-name="ro1">
          <table:table-cell office:value-type="string">
            <text:p>20231017T223232p390071</text:p>
          </table:table-cell>
          <table:table-cell table:formula="of:=1/([.D364]*0.7+[.E364]/100*0.3)" office:value-type="float" office:value="1.09398067744372">
            <text:p>1.09</text:p>
          </table:table-cell>
          <table:table-cell office:value-type="float" office:value="886.408886274564">
            <text:p>886</text:p>
          </table:table-cell>
          <table:table-cell table:formula="of:=(ABS([.C364]-[.$O$2]))/[.C364]" office:value-type="float" office:value="1.24501359453159">
            <text:p>1.245</text:p>
          </table:table-cell>
          <table:table-cell office:value-type="float" office:value="14.1944704203965">
            <text:p>14.19</text:p>
          </table:table-cell>
          <table:table-cell office:value-type="float" office:value="18.5559971098266">
            <text:p>18.56</text:p>
          </table:table-cell>
          <table:table-cell office:value-type="float" office:value="24.5301504351365">
            <text:p>24.53</text:p>
          </table:table-cell>
          <table:table-cell office:value-type="float" office:value="359865.844522581">
            <text:p>359866</text:p>
          </table:table-cell>
          <table:table-cell office:value-type="float" office:value="0.0954968909624163">
            <text:p>0.095</text:p>
          </table:table-cell>
          <table:table-cell office:value-type="float" office:value="5.56835323295092">
            <text:p>5.57</text:p>
          </table:table-cell>
          <table:table-cell table:number-columns-repeated="5"/>
        </table:table-row>
        <table:table-row table:style-name="ro1">
          <table:table-cell office:value-type="string">
            <text:p>20231017T223259p390669</text:p>
          </table:table-cell>
          <table:table-cell table:formula="of:=1/([.D365]*0.7+[.E365]/100*0.3)" office:value-type="float" office:value="9.38341333874483">
            <text:p>9.38</text:p>
          </table:table-cell>
          <table:table-cell office:value-type="float" office:value="2140.27023559524">
            <text:p>2140</text:p>
          </table:table-cell>
          <table:table-cell table:formula="of:=(ABS([.C365]-[.$O$2]))/[.C365]" office:value-type="float" office:value="0.0702108701490435">
            <text:p>0.070</text:p>
          </table:table-cell>
          <table:table-cell office:value-type="float" office:value="19.1411394308632">
            <text:p>19.14</text:p>
          </table:table-cell>
          <table:table-cell office:value-type="float" office:value="27.8239402697495">
            <text:p>27.82</text:p>
          </table:table-cell>
          <table:table-cell office:value-type="float" office:value="34.1832868878199">
            <text:p>34.18</text:p>
          </table:table-cell>
          <table:table-cell office:value-type="float" office:value="374866.054452538">
            <text:p>374866</text:p>
          </table:table-cell>
          <table:table-cell office:value-type="float" office:value="0.309304337221917">
            <text:p>0.309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7T223302p390755</text:p>
          </table:table-cell>
          <table:table-cell table:formula="of:=1/([.D366]*0.7+[.E366]/100*0.3)" office:value-type="float" office:value="0.478065546666053">
            <text:p>0.48</text:p>
          </table:table-cell>
          <table:table-cell office:value-type="float" office:value="516.569446260042">
            <text:p>517</text:p>
          </table:table-cell>
          <table:table-cell table:formula="of:=(ABS([.C366]-[.$O$2]))/[.C366]" office:value-type="float" office:value="2.85233779196114">
            <text:p>2.852</text:p>
          </table:table-cell>
          <table:table-cell office:value-type="float" office:value="31.7089725903665">
            <text:p>31.71</text:p>
          </table:table-cell>
          <table:table-cell office:value-type="float" office:value="18.051661849711">
            <text:p>18.05</text:p>
          </table:table-cell>
          <table:table-cell office:value-type="float" office:value="11.3199906633391">
            <text:p>11.32</text:p>
          </table:table-cell>
          <table:table-cell office:value-type="float" office:value="365768.317748728">
            <text:p>365768</text:p>
          </table:table-cell>
          <table:table-cell office:value-type="float" office:value="0.265780749707499">
            <text:p>0.266</text:p>
          </table:table-cell>
          <table:table-cell office:value-type="float" office:value="5.20104462544157">
            <text:p>5.20</text:p>
          </table:table-cell>
          <table:table-cell table:number-columns-repeated="5"/>
        </table:table-row>
        <table:table-row table:style-name="ro1">
          <table:table-cell office:value-type="string">
            <text:p>20231017T223225p389936</text:p>
          </table:table-cell>
          <table:table-cell table:formula="of:=1/([.D367]*0.7+[.E367]/100*0.3)" office:value-type="float" office:value="0.401284307726516">
            <text:p>0.40</text:p>
          </table:table-cell>
          <table:table-cell office:value-type="float" office:value="448.668442478857">
            <text:p>449</text:p>
          </table:table-cell>
          <table:table-cell table:formula="of:=(ABS([.C367]-[.$O$2]))/[.C367]" office:value-type="float" office:value="3.43534648660693">
            <text:p>3.435</text:p>
          </table:table-cell>
          <table:table-cell office:value-type="float" office:value="29.0854087328007">
            <text:p>29.09</text:p>
          </table:table-cell>
          <table:table-cell office:value-type="float" office:value="9.34417700231238">
            <text:p>9.34</text:p>
          </table:table-cell>
          <table:table-cell office:value-type="float" office:value="17.2855830039892">
            <text:p>17.29</text:p>
          </table:table-cell>
          <table:table-cell office:value-type="float" office:value="253094.777105464">
            <text:p>253095</text:p>
          </table:table-cell>
          <table:table-cell office:value-type="float" office:value="0.0137803434582502">
            <text:p>0.014</text:p>
          </table:table-cell>
          <table:table-cell office:value-type="float" office:value="12.9630756947989">
            <text:p>12.96</text:p>
          </table:table-cell>
          <table:table-cell table:number-columns-repeated="5"/>
        </table:table-row>
        <table:table-row table:style-name="ro1">
          <table:table-cell office:value-type="string">
            <text:p>20231017T223228p390003</text:p>
          </table:table-cell>
          <table:table-cell table:formula="of:=1/([.D368]*0.7+[.E368]/100*0.3)" office:value-type="float" office:value="0.348688779180644">
            <text:p>0.35</text:p>
          </table:table-cell>
          <table:table-cell office:value-type="float" office:value="395.684809626028">
            <text:p>396</text:p>
          </table:table-cell>
          <table:table-cell table:formula="of:=(ABS([.C368]-[.$O$2]))/[.C368]" office:value-type="float" office:value="4.02925548716616">
            <text:p>4.029</text:p>
          </table:table-cell>
          <table:table-cell office:value-type="float" office:value="15.8027035455771">
            <text:p>15.80</text:p>
          </table:table-cell>
          <table:table-cell office:value-type="float" office:value="6.53138884532957">
            <text:p>6.53</text:p>
          </table:table-cell>
          <table:table-cell office:value-type="float" office:value="14.2616633160614">
            <text:p>14.26</text:p>
          </table:table-cell>
          <table:table-cell office:value-type="float" office:value="365469.104373412">
            <text:p>365469</text:p>
          </table:table-cell>
          <table:table-cell office:value-type="float" office:value="0.0504306391621936">
            <text:p>0.050</text:p>
          </table:table-cell>
          <table:table-cell office:value-type="float" office:value="96.5572511464588">
            <text:p>96.56</text:p>
          </table:table-cell>
          <table:table-cell table:number-columns-repeated="5"/>
        </table:table-row>
        <table:table-row table:style-name="ro1">
          <table:table-cell office:value-type="string">
            <text:p>20231017T223311p390918</text:p>
          </table:table-cell>
          <table:table-cell table:formula="of:=1/([.D369]*0.7+[.E369]/100*0.3)" office:value-type="float" office:value="0.960702378958809">
            <text:p>0.96</text:p>
          </table:table-cell>
          <table:table-cell office:value-type="float" office:value="824.465033411648">
            <text:p>824</text:p>
          </table:table-cell>
          <table:table-cell table:formula="of:=(ABS([.C369]-[.$O$2]))/[.C369]" office:value-type="float" office:value="1.41368635339858">
            <text:p>1.414</text:p>
          </table:table-cell>
          <table:table-cell office:value-type="float" office:value="17.1082155139119">
            <text:p>17.11</text:p>
          </table:table-cell>
          <table:table-cell office:value-type="float" office:value="14.0016851227732">
            <text:p>14.00</text:p>
          </table:table-cell>
          <table:table-cell office:value-type="float" office:value="34.3791943221147">
            <text:p>34.38</text:p>
          </table:table-cell>
          <table:table-cell office:value-type="float" office:value="350771.430621604">
            <text:p>350771</text:p>
          </table:table-cell>
          <table:table-cell office:value-type="float" office:value="0.385742463436268">
            <text:p>0.386</text:p>
          </table:table-cell>
          <table:table-cell office:value-type="float" office:value="99.9104896989511">
            <text:p>99.91</text:p>
          </table:table-cell>
          <table:table-cell table:number-columns-repeated="5"/>
        </table:table-row>
        <table:table-row table:style-name="ro1">
          <table:table-cell office:value-type="string">
            <text:p>20231017T223314p390995</text:p>
          </table:table-cell>
          <table:table-cell table:formula="of:=1/([.D370]*0.7+[.E370]/100*0.3)" office:value-type="float" office:value="0.481090094379667">
            <text:p>0.48</text:p>
          </table:table-cell>
          <table:table-cell office:value-type="float" office:value="516.789979453946">
            <text:p>517</text:p>
          </table:table-cell>
          <table:table-cell table:formula="of:=(ABS([.C370]-[.$O$2]))/[.C370]" office:value-type="float" office:value="2.85069385846584">
            <text:p>2.851</text:p>
          </table:table-cell>
          <table:table-cell office:value-type="float" office:value="27.709013533635">
            <text:p>27.71</text:p>
          </table:table-cell>
          <table:table-cell office:value-type="float" office:value="5.88750632271118">
            <text:p>5.89</text:p>
          </table:table-cell>
          <table:table-cell office:value-type="float" office:value="34.3791943221147">
            <text:p>34.38</text:p>
          </table:table-cell>
          <table:table-cell office:value-type="float" office:value="350771.430621604">
            <text:p>350771</text:p>
          </table:table-cell>
          <table:table-cell office:value-type="float" office:value="0.385742463436268">
            <text:p>0.386</text:p>
          </table:table-cell>
          <table:table-cell office:value-type="float" office:value="99.9104896989511">
            <text:p>99.91</text:p>
          </table:table-cell>
          <table:table-cell table:number-columns-repeated="5"/>
        </table:table-row>
        <table:table-row table:style-name="ro1">
          <table:table-cell office:value-type="string">
            <text:p>20231018T080257p432283</text:p>
          </table:table-cell>
          <table:table-cell table:formula="of:=1/([.D371]*0.7+[.E371]/100*0.3)" office:value-type="float" office:value="0.45649039934953">
            <text:p>0.46</text:p>
          </table:table-cell>
          <table:table-cell office:value-type="float" office:value="497.319386432801">
            <text:p>497</text:p>
          </table:table-cell>
          <table:table-cell table:formula="of:=(ABS([.C371]-[.$O$2]))/[.C371]" office:value-type="float" office:value="3.00145269677496">
            <text:p>3.001</text:p>
          </table:table-cell>
          <table:table-cell office:value-type="float" office:value="29.8698957178653">
            <text:p>29.87</text:p>
          </table:table-cell>
          <table:table-cell office:value-type="float" office:value="4.62841015992474">
            <text:p>4.63</text:p>
          </table:table-cell>
          <table:table-cell office:value-type="float" office:value="35.1640700113444">
            <text:p>35.16</text:p>
          </table:table-cell>
          <table:table-cell office:value-type="float" office:value="277027.123131114">
            <text:p>277027</text:p>
          </table:table-cell>
          <table:table-cell office:value-type="float" office:value="0.271617065610205">
            <text:p>0.272</text:p>
          </table:table-cell>
          <table:table-cell office:value-type="float" office:value="50.6231951508389">
            <text:p>50.62</text:p>
          </table:table-cell>
          <table:table-cell table:number-columns-repeated="5"/>
        </table:table-row>
        <table:table-row table:style-name="ro1">
          <table:table-cell office:value-type="string">
            <text:p>20231018T080217p431439</text:p>
          </table:table-cell>
          <table:table-cell table:formula="of:=1/([.D372]*0.7+[.E372]/100*0.3)" office:value-type="float" office:value="0.370501278867404">
            <text:p>0.37</text:p>
          </table:table-cell>
          <table:table-cell office:value-type="float" office:value="426.181306359108">
            <text:p>426</text:p>
          </table:table-cell>
          <table:table-cell table:formula="of:=(ABS([.C372]-[.$O$2]))/[.C372]" office:value-type="float" office:value="3.66937420836378">
            <text:p>3.669</text:p>
          </table:table-cell>
          <table:table-cell office:value-type="float" office:value="43.4946894636845">
            <text:p>43.49</text:p>
          </table:table-cell>
          <table:table-cell office:value-type="float" office:value="14.4806117533719">
            <text:p>14.48</text:p>
          </table:table-cell>
          <table:table-cell office:value-type="float" office:value="23.0622068167338">
            <text:p>23.06</text:p>
          </table:table-cell>
          <table:table-cell office:value-type="float" office:value="316180.534577518">
            <text:p>316181</text:p>
          </table:table-cell>
          <table:table-cell office:value-type="float" office:value="0.103347340780068">
            <text:p>0.103</text:p>
          </table:table-cell>
          <table:table-cell office:value-type="float" office:value="39.9988305257698">
            <text:p>40.00</text:p>
          </table:table-cell>
          <table:table-cell table:number-columns-repeated="5"/>
        </table:table-row>
        <table:table-row table:style-name="ro1">
          <table:table-cell office:value-type="string">
            <text:p>20231018T080156p431060</text:p>
          </table:table-cell>
          <table:table-cell table:formula="of:=1/([.D373]*0.7+[.E373]/100*0.3)" office:value-type="float" office:value="0.476262002776912">
            <text:p>0.48</text:p>
          </table:table-cell>
          <table:table-cell office:value-type="float" office:value="509.583503560566">
            <text:p>510</text:p>
          </table:table-cell>
          <table:table-cell table:formula="of:=(ABS([.C373]-[.$O$2]))/[.C373]" office:value-type="float" office:value="2.90514996285291">
            <text:p>2.905</text:p>
          </table:table-cell>
          <table:table-cell office:value-type="float" office:value="22.0265470431428">
            <text:p>22.03</text:p>
          </table:table-cell>
          <table:table-cell office:value-type="float" office:value="14.865366088632">
            <text:p>14.87</text:p>
          </table:table-cell>
          <table:table-cell office:value-type="float" office:value="26.051644248854">
            <text:p>26.05</text:p>
          </table:table-cell>
          <table:table-cell office:value-type="float" office:value="250181.926309793">
            <text:p>250182</text:p>
          </table:table-cell>
          <table:table-cell office:value-type="float" office:value="0.0188657168077884">
            <text:p>0.019</text:p>
          </table:table-cell>
          <table:table-cell office:value-type="float" office:value="37.8579813599188">
            <text:p>37.86</text:p>
          </table:table-cell>
          <table:table-cell table:number-columns-repeated="5"/>
        </table:table-row>
        <table:table-row table:style-name="ro1">
          <table:table-cell office:value-type="string">
            <text:p>20231018T080136p430731</text:p>
          </table:table-cell>
          <table:table-cell table:formula="of:=1/([.D374]*0.7+[.E374]/100*0.3)" office:value-type="float" office:value="1.08304700497404">
            <text:p>1.08</text:p>
          </table:table-cell>
          <table:table-cell office:value-type="float" office:value="925.475819443279">
            <text:p>925</text:p>
          </table:table-cell>
          <table:table-cell table:formula="of:=(ABS([.C374]-[.$O$2]))/[.C374]" office:value-type="float" office:value="1.15024526648042">
            <text:p>1.150</text:p>
          </table:table-cell>
          <table:table-cell office:value-type="float" office:value="39.3830910444597">
            <text:p>39.38</text:p>
          </table:table-cell>
          <table:table-cell office:value-type="float" office:value="4.74562716062123">
            <text:p>4.75</text:p>
          </table:table-cell>
          <table:table-cell office:value-type="float" office:value="35.1034265769524">
            <text:p>35.10</text:p>
          </table:table-cell>
          <table:table-cell office:value-type="float" office:value="324915.307796413">
            <text:p>324915</text:p>
          </table:table-cell>
          <table:table-cell office:value-type="float" office:value="0.193847712659072">
            <text:p>0.194</text:p>
          </table:table-cell>
          <table:table-cell office:value-type="float" office:value="91.1963165183265">
            <text:p>91.20</text:p>
          </table:table-cell>
          <table:table-cell table:number-columns-repeated="5"/>
        </table:table-row>
        <table:table-row table:style-name="ro1">
          <table:table-cell office:value-type="string">
            <text:p>20231018T080153p431016</text:p>
          </table:table-cell>
          <table:table-cell table:formula="of:=1/([.D375]*0.7+[.E375]/100*0.3)" office:value-type="float" office:value="0.424486799790327">
            <text:p>0.42</text:p>
          </table:table-cell>
          <table:table-cell office:value-type="float" office:value="471.444554478682">
            <text:p>471</text:p>
          </table:table-cell>
          <table:table-cell table:formula="of:=(ABS([.C375]-[.$O$2]))/[.C375]" office:value-type="float" office:value="3.22106901245369">
            <text:p>3.221</text:p>
          </table:table-cell>
          <table:table-cell office:value-type="float" office:value="33.6791832089987">
            <text:p>33.68</text:p>
          </table:table-cell>
          <table:table-cell office:value-type="float" office:value="7.26474737447098">
            <text:p>7.26</text:p>
          </table:table-cell>
          <table:table-cell office:value-type="float" office:value="38.4143666932411">
            <text:p>38.41</text:p>
          </table:table-cell>
          <table:table-cell office:value-type="float" office:value="296361.86037498">
            <text:p>296362</text:p>
          </table:table-cell>
          <table:table-cell office:value-type="float" office:value="0.0747328948703806">
            <text:p>0.075</text:p>
          </table:table-cell>
          <table:table-cell office:value-type="float" office:value="32.5038367317784">
            <text:p>32.50</text:p>
          </table:table-cell>
          <table:table-cell table:number-columns-repeated="5"/>
        </table:table-row>
        <table:table-row table:style-name="ro1">
          <table:table-cell office:value-type="string">
            <text:p>20231018T080223p431553</text:p>
          </table:table-cell>
          <table:table-cell table:formula="of:=1/([.D376]*0.7+[.E376]/100*0.3)" office:value-type="float" office:value="0.449851742423496">
            <text:p>0.45</text:p>
          </table:table-cell>
          <table:table-cell office:value-type="float" office:value="528.295396097337">
            <text:p>528</text:p>
          </table:table-cell>
          <table:table-cell table:formula="of:=(ABS([.C376]-[.$O$2]))/[.C376]" office:value-type="float" office:value="2.76683199342768">
            <text:p>2.767</text:p>
          </table:table-cell>
          <table:table-cell office:value-type="float" office:value="95.3907347643758">
            <text:p>95.39</text:p>
          </table:table-cell>
          <table:table-cell office:value-type="float" office:value="14.4297928709056">
            <text:p>14.43</text:p>
          </table:table-cell>
          <table:table-cell office:value-type="float" office:value="39.1390218852773">
            <text:p>39.14</text:p>
          </table:table-cell>
          <table:table-cell office:value-type="float" office:value="257990.900305401">
            <text:p>257991</text:p>
          </table:table-cell>
          <table:table-cell office:value-type="float" office:value="0.0747328948703806">
            <text:p>0.075</text:p>
          </table:table-cell>
          <table:table-cell office:value-type="float" office:value="42.5506580135356">
            <text:p>42.55</text:p>
          </table:table-cell>
          <table:table-cell table:number-columns-repeated="5"/>
        </table:table-row>
        <table:table-row table:style-name="ro1">
          <table:table-cell office:value-type="string">
            <text:p>20231018T080251p432106</text:p>
          </table:table-cell>
          <table:table-cell table:formula="of:=1/([.D377]*0.7+[.E377]/100*0.3)" office:value-type="float" office:value="0.533275576769317">
            <text:p>0.53</text:p>
          </table:table-cell>
          <table:table-cell office:value-type="float" office:value="552.787573723853">
            <text:p>553</text:p>
          </table:table-cell>
          <table:table-cell table:formula="of:=(ABS([.C377]-[.$O$2]))/[.C377]" office:value-type="float" office:value="2.5999362044164">
            <text:p>2.600</text:p>
          </table:table-cell>
          <table:table-cell office:value-type="float" office:value="18.4159097734403">
            <text:p>18.42</text:p>
          </table:table-cell>
          <table:table-cell office:value-type="float" office:value="13.5812861271676">
            <text:p>13.58</text:p>
          </table:table-cell>
          <table:table-cell office:value-type="float" office:value="37.7611190797718">
            <text:p>37.76</text:p>
          </table:table-cell>
          <table:table-cell office:value-type="float" office:value="369926.254581388">
            <text:p>369926</text:p>
          </table:table-cell>
          <table:table-cell office:value-type="float" office:value="0.0533676498251925">
            <text:p>0.053</text:p>
          </table:table-cell>
          <table:table-cell office:value-type="float" office:value="60.7406601745246">
            <text:p>60.74</text:p>
          </table:table-cell>
          <table:table-cell table:number-columns-repeated="5"/>
        </table:table-row>
        <table:table-row table:style-name="ro1">
          <table:table-cell office:value-type="string">
            <text:p>20231018T080208p431278</text:p>
          </table:table-cell>
          <table:table-cell table:formula="of:=1/([.D378]*0.7+[.E378]/100*0.3)" office:value-type="float" office:value="0.269593438220207">
            <text:p>0.27</text:p>
          </table:table-cell>
          <table:table-cell office:value-type="float" office:value="320.363105957467">
            <text:p>320</text:p>
          </table:table-cell>
          <table:table-cell table:formula="of:=(ABS([.C378]-[.$O$2]))/[.C378]" office:value-type="float" office:value="5.21170154426023">
            <text:p>5.212</text:p>
          </table:table-cell>
          <table:table-cell office:value-type="float" office:value="20.3660040868312">
            <text:p>20.37</text:p>
          </table:table-cell>
          <table:table-cell office:value-type="float" office:value="13.3621146435453">
            <text:p>13.36</text:p>
          </table:table-cell>
          <table:table-cell office:value-type="float" office:value="36.2806279731785">
            <text:p>36.28</text:p>
          </table:table-cell>
          <table:table-cell office:value-type="float" office:value="314973.438556023">
            <text:p>314973</text:p>
          </table:table-cell>
          <table:table-cell office:value-type="float" office:value="0.380239102355347">
            <text:p>0.380</text:p>
          </table:table-cell>
          <table:table-cell office:value-type="float" office:value="71.4951036180673">
            <text:p>71.50</text:p>
          </table:table-cell>
          <table:table-cell table:number-columns-repeated="5"/>
        </table:table-row>
        <table:table-row table:style-name="ro1">
          <table:table-cell office:value-type="string">
            <text:p>20231018T080205p431212</text:p>
          </table:table-cell>
          <table:table-cell table:formula="of:=1/([.D379]*0.7+[.E379]/100*0.3)" office:value-type="float" office:value="0.375688191205602">
            <text:p>0.38</text:p>
          </table:table-cell>
          <table:table-cell office:value-type="float" office:value="424.225743236076">
            <text:p>424</text:p>
          </table:table-cell>
          <table:table-cell table:formula="of:=(ABS([.C379]-[.$O$2]))/[.C379]" office:value-type="float" office:value="3.69089872957708">
            <text:p>3.691</text:p>
          </table:table-cell>
          <table:table-cell office:value-type="float" office:value="26.0509054590116">
            <text:p>26.05</text:p>
          </table:table-cell>
          <table:table-cell office:value-type="float" office:value="13.4125722543353">
            <text:p>13.41</text:p>
          </table:table-cell>
          <table:table-cell office:value-type="float" office:value="20.9920198468599">
            <text:p>20.99</text:p>
          </table:table-cell>
          <table:table-cell office:value-type="float" office:value="280870.299223121">
            <text:p>280870</text:p>
          </table:table-cell>
          <table:table-cell office:value-type="float" office:value="0.370001803789813">
            <text:p>0.370</text:p>
          </table:table-cell>
          <table:table-cell office:value-type="float" office:value="77.4135060138467">
            <text:p>77.41</text:p>
          </table:table-cell>
          <table:table-cell table:number-columns-repeated="5"/>
        </table:table-row>
        <table:table-row table:style-name="ro1">
          <table:table-cell office:value-type="string">
            <text:p>20231018T080303p432396</text:p>
          </table:table-cell>
          <table:table-cell table:formula="of:=1/([.D380]*0.7+[.E380]/100*0.3)" office:value-type="float" office:value="0.228162481951274">
            <text:p>0.23</text:p>
          </table:table-cell>
          <table:table-cell office:value-type="float" office:value="276.960373417217">
            <text:p>277</text:p>
          </table:table-cell>
          <table:table-cell table:formula="of:=(ABS([.C380]-[.$O$2]))/[.C380]" office:value-type="float" office:value="6.18514340317644">
            <text:p>6.185</text:p>
          </table:table-cell>
          <table:table-cell office:value-type="float" office:value="17.7470470909056">
            <text:p>17.75</text:p>
          </table:table-cell>
          <table:table-cell office:value-type="float" office:value="16.8542870905588">
            <text:p>16.85</text:p>
          </table:table-cell>
          <table:table-cell office:value-type="float" office:value="20.9920198468599">
            <text:p>20.99</text:p>
          </table:table-cell>
          <table:table-cell office:value-type="float" office:value="239112.172626113">
            <text:p>239112</text:p>
          </table:table-cell>
          <table:table-cell office:value-type="float" office:value="0.287747997989341">
            <text:p>0.288</text:p>
          </table:table-cell>
          <table:table-cell office:value-type="float" office:value="45.7576345687853">
            <text:p>45.76</text:p>
          </table:table-cell>
          <table:table-cell table:number-columns-repeated="5"/>
        </table:table-row>
        <table:table-row table:style-name="ro1">
          <table:table-cell office:value-type="string">
            <text:p>20231018T080226p431619</text:p>
          </table:table-cell>
          <table:table-cell table:formula="of:=1/([.D381]*0.7+[.E381]/100*0.3)" office:value-type="float" office:value="0.402573367864097">
            <text:p>0.40</text:p>
          </table:table-cell>
          <table:table-cell office:value-type="float" office:value="447.876621514406">
            <text:p>448</text:p>
          </table:table-cell>
          <table:table-cell table:formula="of:=(ABS([.C381]-[.$O$2]))/[.C381]" office:value-type="float" office:value="3.44318793258556">
            <text:p>3.443</text:p>
          </table:table-cell>
          <table:table-cell office:value-type="float" office:value="24.5959029452721">
            <text:p>24.60</text:p>
          </table:table-cell>
          <table:table-cell office:value-type="float" office:value="17.2042389210019">
            <text:p>17.20</text:p>
          </table:table-cell>
          <table:table-cell office:value-type="float" office:value="38.0616346191682">
            <text:p>38.06</text:p>
          </table:table-cell>
          <table:table-cell office:value-type="float" office:value="317319.629097531">
            <text:p>317320</text:p>
          </table:table-cell>
          <table:table-cell office:value-type="float" office:value="0.116299152158312">
            <text:p>0.116</text:p>
          </table:table-cell>
          <table:table-cell office:value-type="float" office:value="31.5215931587618">
            <text:p>31.52</text:p>
          </table:table-cell>
          <table:table-cell table:number-columns-repeated="5"/>
        </table:table-row>
        <table:table-row table:style-name="ro1">
          <table:table-cell office:value-type="string">
            <text:p>20231018T080159p431100</text:p>
          </table:table-cell>
          <table:table-cell table:formula="of:=1/([.D382]*0.7+[.E382]/100*0.3)" office:value-type="float" office:value="0.38610169916552">
            <text:p>0.39</text:p>
          </table:table-cell>
          <table:table-cell office:value-type="float" office:value="431.893236493414">
            <text:p>432</text:p>
          </table:table-cell>
          <table:table-cell table:formula="of:=(ABS([.C382]-[.$O$2]))/[.C382]" office:value-type="float" office:value="3.60762019835508">
            <text:p>3.608</text:p>
          </table:table-cell>
          <table:table-cell office:value-type="float" office:value="21.5523510030578">
            <text:p>21.55</text:p>
          </table:table-cell>
          <table:table-cell office:value-type="float" office:value="5.75479610022015">
            <text:p>5.75</text:p>
          </table:table-cell>
          <table:table-cell office:value-type="float" office:value="18.151332836477">
            <text:p>18.15</text:p>
          </table:table-cell>
          <table:table-cell office:value-type="float" office:value="361305.396555306">
            <text:p>361305</text:p>
          </table:table-cell>
          <table:table-cell office:value-type="float" office:value="0.229874241300575">
            <text:p>0.230</text:p>
          </table:table-cell>
          <table:table-cell office:value-type="float" office:value="50.6231951508389">
            <text:p>50.62</text:p>
          </table:table-cell>
          <table:table-cell table:number-columns-repeated="5"/>
        </table:table-row>
        <table:table-row table:style-name="ro1">
          <table:table-cell office:value-type="string">
            <text:p>20231018T080315p432684</text:p>
          </table:table-cell>
          <table:table-cell table:formula="of:=1/([.D383]*0.7+[.E383]/100*0.3)" office:value-type="float" office:value="0.39508433008262">
            <text:p>0.40</text:p>
          </table:table-cell>
          <table:table-cell office:value-type="float" office:value="438.15147284098">
            <text:p>438</text:p>
          </table:table-cell>
          <table:table-cell table:formula="of:=(ABS([.C383]-[.$O$2]))/[.C383]" office:value-type="float" office:value="3.54180830911468">
            <text:p>3.542</text:p>
          </table:table-cell>
          <table:table-cell office:value-type="float" office:value="17.2797925904188">
            <text:p>17.28</text:p>
          </table:table-cell>
          <table:table-cell office:value-type="float" office:value="13.5959778420039">
            <text:p>13.60</text:p>
          </table:table-cell>
          <table:table-cell office:value-type="float" office:value="24.5301504351365">
            <text:p>24.53</text:p>
          </table:table-cell>
          <table:table-cell office:value-type="float" office:value="219569.118100479">
            <text:p>219569</text:p>
          </table:table-cell>
          <table:table-cell office:value-type="float" office:value="0.29409942375608">
            <text:p>0.294</text:p>
          </table:table-cell>
          <table:table-cell office:value-type="float" office:value="78.3085305032264">
            <text:p>78.31</text:p>
          </table:table-cell>
          <table:table-cell table:number-columns-repeated="5"/>
        </table:table-row>
        <table:table-row table:style-name="ro1">
          <table:table-cell office:value-type="string">
            <text:p>20231018T080306p432440</text:p>
          </table:table-cell>
          <table:table-cell table:formula="of:=1/([.D384]*0.7+[.E384]/100*0.3)" office:value-type="float" office:value="0.218516833823005">
            <text:p>0.22</text:p>
          </table:table-cell>
          <table:table-cell office:value-type="float" office:value="268.629138292499">
            <text:p>269</text:p>
          </table:table-cell>
          <table:table-cell table:formula="of:=(ABS([.C384]-[.$O$2]))/[.C384]" office:value-type="float" office:value="6.4079826658014">
            <text:p>6.408</text:p>
          </table:table-cell>
          <table:table-cell office:value-type="float" office:value="30.2395339932485">
            <text:p>30.24</text:p>
          </table:table-cell>
          <table:table-cell office:value-type="float" office:value="7.28460577023227">
            <text:p>7.28</text:p>
          </table:table-cell>
          <table:table-cell office:value-type="float" office:value="20.9920198468599">
            <text:p>20.99</text:p>
          </table:table-cell>
          <table:table-cell office:value-type="float" office:value="239112.172626113">
            <text:p>239112</text:p>
          </table:table-cell>
          <table:table-cell office:value-type="float" office:value="0.287747997989341">
            <text:p>0.288</text:p>
          </table:table-cell>
          <table:table-cell office:value-type="float" office:value="45.7576345687853">
            <text:p>45.76</text:p>
          </table:table-cell>
          <table:table-cell table:number-columns-repeated="5"/>
        </table:table-row>
        <table:table-row table:style-name="ro1">
          <table:table-cell office:value-type="string">
            <text:p>20231018T080318p432737</text:p>
          </table:table-cell>
          <table:table-cell table:formula="of:=1/([.D385]*0.7+[.E385]/100*0.3)" office:value-type="float" office:value="0.384798771364951">
            <text:p>0.38</text:p>
          </table:table-cell>
          <table:table-cell office:value-type="float" office:value="432.911233812868">
            <text:p>433</text:p>
          </table:table-cell>
          <table:table-cell table:formula="of:=(ABS([.C385]-[.$O$2]))/[.C385]" office:value-type="float" office:value="3.59678530971133">
            <text:p>3.597</text:p>
          </table:table-cell>
          <table:table-cell office:value-type="float" office:value="27.0037265288266">
            <text:p>27.00</text:p>
          </table:table-cell>
          <table:table-cell office:value-type="float" office:value="7.17030087011217">
            <text:p>7.17</text:p>
          </table:table-cell>
          <table:table-cell office:value-type="float" office:value="21.4275849974511">
            <text:p>21.43</text:p>
          </table:table-cell>
          <table:table-cell office:value-type="float" office:value="328604.243126138">
            <text:p>328604</text:p>
          </table:table-cell>
          <table:table-cell office:value-type="float" office:value="0.306670264595689">
            <text:p>0.307</text:p>
          </table:table-cell>
          <table:table-cell office:value-type="float" office:value="37.6571406560182">
            <text:p>37.66</text:p>
          </table:table-cell>
          <table:table-cell table:number-columns-repeated="5"/>
        </table:table-row>
        <table:table-row table:style-name="ro1">
          <table:table-cell office:value-type="string">
            <text:p>20231018T080138p430781</text:p>
          </table:table-cell>
          <table:table-cell table:formula="of:=1/([.D386]*0.7+[.E386]/100*0.3)" office:value-type="float" office:value="0.396990134002859">
            <text:p>0.40</text:p>
          </table:table-cell>
          <table:table-cell office:value-type="float" office:value="438.705077690264">
            <text:p>439</text:p>
          </table:table-cell>
          <table:table-cell table:formula="of:=(ABS([.C386]-[.$O$2]))/[.C386]" office:value-type="float" office:value="3.5360769710648">
            <text:p>3.536</text:p>
          </table:table-cell>
          <table:table-cell office:value-type="float" office:value="14.5668024659008">
            <text:p>14.57</text:p>
          </table:table-cell>
          <table:table-cell office:value-type="float" office:value="17.9394267822736">
            <text:p>17.94</text:p>
          </table:table-cell>
          <table:table-cell office:value-type="float" office:value="18.2451895049687">
            <text:p>18.25</text:p>
          </table:table-cell>
          <table:table-cell office:value-type="float" office:value="204289.163909364">
            <text:p>204289</text:p>
          </table:table-cell>
          <table:table-cell office:value-type="float" office:value="0.34545225498181">
            <text:p>0.345</text:p>
          </table:table-cell>
          <table:table-cell office:value-type="float" office:value="22.5925650612244">
            <text:p>22.59</text:p>
          </table:table-cell>
          <table:table-cell table:number-columns-repeated="5"/>
        </table:table-row>
        <table:table-row table:style-name="ro1">
          <table:table-cell office:value-type="string">
            <text:p>20231018T080245p432007</text:p>
          </table:table-cell>
          <table:table-cell table:formula="of:=1/([.D387]*0.7+[.E387]/100*0.3)" office:value-type="float" office:value="0.936197828460818">
            <text:p>0.94</text:p>
          </table:table-cell>
          <table:table-cell office:value-type="float" office:value="866.259217404863">
            <text:p>866</text:p>
          </table:table-cell>
          <table:table-cell table:formula="of:=(ABS([.C387]-[.$O$2]))/[.C387]" office:value-type="float" office:value="1.29723385335124">
            <text:p>1.297</text:p>
          </table:table-cell>
          <table:table-cell office:value-type="float" office:value="53.3622039717471">
            <text:p>53.36</text:p>
          </table:table-cell>
          <table:table-cell office:value-type="float" office:value="13.9083574181118">
            <text:p>13.91</text:p>
          </table:table-cell>
          <table:table-cell office:value-type="float" office:value="27.5464584383546">
            <text:p>27.55</text:p>
          </table:table-cell>
          <table:table-cell office:value-type="float" office:value="359865.844522581">
            <text:p>359866</text:p>
          </table:table-cell>
          <table:table-cell office:value-type="float" office:value="0.297718386861225">
            <text:p>0.298</text:p>
          </table:table-cell>
          <table:table-cell office:value-type="float" office:value="90.6347118815502">
            <text:p>90.63</text:p>
          </table:table-cell>
          <table:table-cell table:number-columns-repeated="5"/>
        </table:table-row>
        <table:table-row table:style-name="ro1">
          <table:table-cell office:value-type="string">
            <text:p>20231018T080248p432066</text:p>
          </table:table-cell>
          <table:table-cell table:formula="of:=1/([.D388]*0.7+[.E388]/100*0.3)" office:value-type="float" office:value="0.97091560870793">
            <text:p>0.97</text:p>
          </table:table-cell>
          <table:table-cell office:value-type="float" office:value="849.477323258056">
            <text:p>849</text:p>
          </table:table-cell>
          <table:table-cell table:formula="of:=(ABS([.C388]-[.$O$2]))/[.C388]" office:value-type="float" office:value="1.34261697812912">
            <text:p>1.343</text:p>
          </table:table-cell>
          <table:table-cell office:value-type="float" office:value="30.041249314195">
            <text:p>30.04</text:p>
          </table:table-cell>
          <table:table-cell office:value-type="float" office:value="16.6042870905588">
            <text:p>16.60</text:p>
          </table:table-cell>
          <table:table-cell office:value-type="float" office:value="28.8299695580754">
            <text:p>28.83</text:p>
          </table:table-cell>
          <table:table-cell office:value-type="float" office:value="379978.455680586">
            <text:p>379978</text:p>
          </table:table-cell>
          <table:table-cell office:value-type="float" office:value="0.138316948554101">
            <text:p>0.138</text:p>
          </table:table-cell>
          <table:table-cell office:value-type="float" office:value="17.8325239523982">
            <text:p>17.83</text:p>
          </table:table-cell>
          <table:table-cell table:number-columns-repeated="5"/>
        </table:table-row>
        <table:table-row table:style-name="ro1">
          <table:table-cell office:value-type="string">
            <text:p>20231018T080229p431674</text:p>
          </table:table-cell>
          <table:table-cell table:formula="of:=1/([.D389]*0.7+[.E389]/100*0.3)" office:value-type="float" office:value="0.270158189949297">
            <text:p>0.27</text:p>
          </table:table-cell>
          <table:table-cell office:value-type="float" office:value="321.929659189264">
            <text:p>322</text:p>
          </table:table-cell>
          <table:table-cell table:formula="of:=(ABS([.C389]-[.$O$2]))/[.C389]" office:value-type="float" office:value="5.1814745650076">
            <text:p>5.181</text:p>
          </table:table-cell>
          <table:table-cell office:value-type="float" office:value="24.8342735518961">
            <text:p>24.83</text:p>
          </table:table-cell>
          <table:table-cell office:value-type="float" office:value="14.2054431599229">
            <text:p>14.21</text:p>
          </table:table-cell>
          <table:table-cell office:value-type="float" office:value="12.4497350965979">
            <text:p>12.45</text:p>
          </table:table-cell>
          <table:table-cell office:value-type="float" office:value="202769.934974495">
            <text:p>202770</text:p>
          </table:table-cell>
          <table:table-cell office:value-type="float" office:value="0.00975321132098722">
            <text:p>0.010</text:p>
          </table:table-cell>
          <table:table-cell office:value-type="float" office:value="50.6231951508389">
            <text:p>50.62</text:p>
          </table:table-cell>
          <table:table-cell table:number-columns-repeated="5"/>
        </table:table-row>
        <table:table-row table:style-name="ro1">
          <table:table-cell office:value-type="string">
            <text:p>20231018T080312p432618</text:p>
          </table:table-cell>
          <table:table-cell table:formula="of:=1/([.D390]*0.7+[.E390]/100*0.3)" office:value-type="float" office:value="0.636907137835497">
            <text:p>0.64</text:p>
          </table:table-cell>
          <table:table-cell office:value-type="float" office:value="629.299938637469">
            <text:p>629</text:p>
          </table:table-cell>
          <table:table-cell table:formula="of:=(ABS([.C390]-[.$O$2]))/[.C390]" office:value-type="float" office:value="2.16224407125902">
            <text:p>2.162</text:p>
          </table:table-cell>
          <table:table-cell office:value-type="float" office:value="18.8389169851787">
            <text:p>18.84</text:p>
          </table:table-cell>
          <table:table-cell office:value-type="float" office:value="13.6386078998073">
            <text:p>13.64</text:p>
          </table:table-cell>
          <table:table-cell office:value-type="float" office:value="11.5966011157101">
            <text:p>11.60</text:p>
          </table:table-cell>
          <table:table-cell office:value-type="float" office:value="354586.545754199">
            <text:p>354587</text:p>
          </table:table-cell>
          <table:table-cell office:value-type="float" office:value="0.309304337221917">
            <text:p>0.309</text:p>
          </table:table-cell>
          <table:table-cell office:value-type="float" office:value="83.0711167650835">
            <text:p>83.07</text:p>
          </table:table-cell>
          <table:table-cell table:number-columns-repeated="5"/>
        </table:table-row>
        <table:table-row table:style-name="ro1">
          <table:table-cell office:value-type="string">
            <text:p>20231018T080144p430866</text:p>
          </table:table-cell>
          <table:table-cell table:formula="of:=1/([.D391]*0.7+[.E391]/100*0.3)" office:value-type="float" office:value="0.306485707150932">
            <text:p>0.31</text:p>
          </table:table-cell>
          <table:table-cell office:value-type="float" office:value="359.568836034947">
            <text:p>360</text:p>
          </table:table-cell>
          <table:table-cell table:formula="of:=(ABS([.C391]-[.$O$2]))/[.C391]" office:value-type="float" office:value="4.53440621257452">
            <text:p>4.534</text:p>
          </table:table-cell>
          <table:table-cell office:value-type="float" office:value="29.5701813236325">
            <text:p>29.57</text:p>
          </table:table-cell>
          <table:table-cell office:value-type="float" office:value="14.372591522158">
            <text:p>14.37</text:p>
          </table:table-cell>
          <table:table-cell office:value-type="float" office:value="39.6828208300314">
            <text:p>39.68</text:p>
          </table:table-cell>
          <table:table-cell office:value-type="float" office:value="335599.849440914">
            <text:p>335600</text:p>
          </table:table-cell>
          <table:table-cell office:value-type="float" office:value="0.0954968909624163">
            <text:p>0.095</text:p>
          </table:table-cell>
          <table:table-cell office:value-type="float" office:value="77.098692128233">
            <text:p>77.10</text:p>
          </table:table-cell>
          <table:table-cell table:number-columns-repeated="5"/>
        </table:table-row>
        <table:table-row table:style-name="ro1">
          <table:table-cell office:value-type="string">
            <text:p>20231018T080150p430963</text:p>
          </table:table-cell>
          <table:table-cell table:formula="of:=1/([.D392]*0.7+[.E392]/100*0.3)" office:value-type="float" office:value="0.307638563904916">
            <text:p>0.31</text:p>
          </table:table-cell>
          <table:table-cell office:value-type="float" office:value="357.784013842673">
            <text:p>358</text:p>
          </table:table-cell>
          <table:table-cell table:formula="of:=(ABS([.C392]-[.$O$2]))/[.C392]" office:value-type="float" office:value="4.56201485535085">
            <text:p>4.562</text:p>
          </table:table-cell>
          <table:table-cell office:value-type="float" office:value="19.0524563930769">
            <text:p>19.05</text:p>
          </table:table-cell>
          <table:table-cell office:value-type="float" office:value="19.079359344894">
            <text:p>19.08</text:p>
          </table:table-cell>
          <table:table-cell office:value-type="float" office:value="34.5043642354946">
            <text:p>34.50</text:p>
          </table:table-cell>
          <table:table-cell office:value-type="float" office:value="279068.539503931">
            <text:p>279069</text:p>
          </table:table-cell>
          <table:table-cell office:value-type="float" office:value="0.138316948554101">
            <text:p>0.138</text:p>
          </table:table-cell>
          <table:table-cell office:value-type="float" office:value="32.218978925862">
            <text:p>32.22</text:p>
          </table:table-cell>
          <table:table-cell table:number-columns-repeated="5"/>
        </table:table-row>
        <table:table-row table:style-name="ro1">
          <table:table-cell office:value-type="string">
            <text:p>20231018T080254p432205</text:p>
          </table:table-cell>
          <table:table-cell table:formula="of:=1/([.D393]*0.7+[.E393]/100*0.3)" office:value-type="float" office:value="0.65404817892867">
            <text:p>0.65</text:p>
          </table:table-cell>
          <table:table-cell office:value-type="float" office:value="639.415026121041">
            <text:p>639</text:p>
          </table:table-cell>
          <table:table-cell table:formula="of:=(ABS([.C393]-[.$O$2]))/[.C393]" office:value-type="float" office:value="2.11221963623872">
            <text:p>2.112</text:p>
          </table:table-cell>
          <table:table-cell office:value-type="float" office:value="16.7952027878939">
            <text:p>16.80</text:p>
          </table:table-cell>
          <table:table-cell office:value-type="float" office:value="5.79990893453405">
            <text:p>5.80</text:p>
          </table:table-cell>
          <table:table-cell office:value-type="float" office:value="11.5790209871457">
            <text:p>11.58</text:p>
          </table:table-cell>
          <table:table-cell office:value-type="float" office:value="327096.569204252">
            <text:p>327097</text:p>
          </table:table-cell>
          <table:table-cell office:value-type="float" office:value="0.349513457196608">
            <text:p>0.350</text:p>
          </table:table-cell>
          <table:table-cell office:value-type="float" office:value="92.7148992430427">
            <text:p>92.71</text:p>
          </table:table-cell>
          <table:table-cell table:number-columns-repeated="5"/>
        </table:table-row>
        <table:table-row table:style-name="ro1">
          <table:table-cell office:value-type="string">
            <text:p>20231018T080242p431947</text:p>
          </table:table-cell>
          <table:table-cell table:formula="of:=1/([.D394]*0.7+[.E394]/100*0.3)" office:value-type="float" office:value="0.588041925965485">
            <text:p>0.59</text:p>
          </table:table-cell>
          <table:table-cell office:value-type="float" office:value="594.925482169258">
            <text:p>595</text:p>
          </table:table-cell>
          <table:table-cell table:formula="of:=(ABS([.C394]-[.$O$2]))/[.C394]" office:value-type="float" office:value="2.3449567376807">
            <text:p>2.345</text:p>
          </table:table-cell>
          <table:table-cell office:value-type="float" office:value="19.6964337822796">
            <text:p>19.70</text:p>
          </table:table-cell>
          <table:table-cell office:value-type="float" office:value="14.5498314877227">
            <text:p>14.55</text:p>
          </table:table-cell>
          <table:table-cell office:value-type="float" office:value="21.6771312929778">
            <text:p>21.68</text:p>
          </table:table-cell>
          <table:table-cell office:value-type="float" office:value="272594.14211597">
            <text:p>272594</text:p>
          </table:table-cell>
          <table:table-cell office:value-type="float" office:value="0.0954968909624163">
            <text:p>0.095</text:p>
          </table:table-cell>
          <table:table-cell office:value-type="float" office:value="81.6395752228611">
            <text:p>81.64</text:p>
          </table:table-cell>
          <table:table-cell table:number-columns-repeated="5"/>
        </table:table-row>
        <table:table-row table:style-name="ro1">
          <table:table-cell office:value-type="string">
            <text:p>20231018T080211p431333</text:p>
          </table:table-cell>
          <table:table-cell table:formula="of:=1/([.D395]*0.7+[.E395]/100*0.3)" office:value-type="float" office:value="0.429643379904611">
            <text:p>0.43</text:p>
          </table:table-cell>
          <table:table-cell office:value-type="float" office:value="470.460485370376">
            <text:p>470</text:p>
          </table:table-cell>
          <table:table-cell table:formula="of:=(ABS([.C395]-[.$O$2]))/[.C395]" office:value-type="float" office:value="3.22989828451447">
            <text:p>3.230</text:p>
          </table:table-cell>
          <table:table-cell office:value-type="float" office:value="22.1943052798181">
            <text:p>22.19</text:p>
          </table:table-cell>
          <table:table-cell office:value-type="float" office:value="6.13323216995448">
            <text:p>6.13</text:p>
          </table:table-cell>
          <table:table-cell office:value-type="float" office:value="21.6791336523579">
            <text:p>21.68</text:p>
          </table:table-cell>
          <table:table-cell office:value-type="float" office:value="215343.993185467">
            <text:p>215344</text:p>
          </table:table-cell>
          <table:table-cell office:value-type="float" office:value="0.0615169942813892">
            <text:p>0.062</text:p>
          </table:table-cell>
          <table:table-cell office:value-type="float" office:value="77.6142722320474">
            <text:p>77.61</text:p>
          </table:table-cell>
          <table:table-cell table:number-columns-repeated="5"/>
        </table:table-row>
        <table:table-row table:style-name="ro1">
          <table:table-cell office:value-type="string">
            <text:p>20231018T080232p431753</text:p>
          </table:table-cell>
          <table:table-cell table:formula="of:=1/([.D396]*0.7+[.E396]/100*0.3)" office:value-type="float" office:value="0.918318954764248">
            <text:p>0.92</text:p>
          </table:table-cell>
          <table:table-cell office:value-type="float" office:value="839.75360809205">
            <text:p>840</text:p>
          </table:table-cell>
          <table:table-cell table:formula="of:=(ABS([.C396]-[.$O$2]))/[.C396]" office:value-type="float" office:value="1.36974272075038">
            <text:p>1.370</text:p>
          </table:table-cell>
          <table:table-cell office:value-type="float" office:value="43.3754549909737">
            <text:p>43.38</text:p>
          </table:table-cell>
          <table:table-cell office:value-type="float" office:value="7.11174904744507">
            <text:p>7.11</text:p>
          </table:table-cell>
          <table:table-cell office:value-type="float" office:value="26.2716055392262">
            <text:p>26.27</text:p>
          </table:table-cell>
          <table:table-cell office:value-type="float" office:value="387894.112587126">
            <text:p>387894</text:p>
          </table:table-cell>
          <table:table-cell office:value-type="float" office:value="0.133429987694787">
            <text:p>0.133</text:p>
          </table:table-cell>
          <table:table-cell office:value-type="float" office:value="9.30065641670949">
            <text:p>9.30</text:p>
          </table:table-cell>
          <table:table-cell table:number-columns-repeated="5"/>
        </table:table-row>
        <table:table-row table:style-name="ro1">
          <table:table-cell office:value-type="string">
            <text:p>20231018T080147p430918</text:p>
          </table:table-cell>
          <table:table-cell table:formula="of:=1/([.D397]*0.7+[.E397]/100*0.3)" office:value-type="float" office:value="1.01480654623025">
            <text:p>1.01</text:p>
          </table:table-cell>
          <table:table-cell office:value-type="float" office:value="1017.35562326238">
            <text:p>1017</text:p>
          </table:table-cell>
          <table:table-cell table:formula="of:=(ABS([.C397]-[.$O$2]))/[.C397]" office:value-type="float" office:value="0.956051506963334">
            <text:p>0.956</text:p>
          </table:table-cell>
          <table:table-cell office:value-type="float" office:value="105.391144657771">
            <text:p>105.39</text:p>
          </table:table-cell>
          <table:table-cell office:value-type="float" office:value="6.95960755662248">
            <text:p>6.96</text:p>
          </table:table-cell>
          <table:table-cell office:value-type="float" office:value="16.792859948663">
            <text:p>16.79</text:p>
          </table:table-cell>
          <table:table-cell office:value-type="float" office:value="228200.087461093">
            <text:p>228200</text:p>
          </table:table-cell>
          <table:table-cell office:value-type="float" office:value="0.311448135797099">
            <text:p>0.311</text:p>
          </table:table-cell>
          <table:table-cell office:value-type="float" office:value="6.33587452764607">
            <text:p>6.34</text:p>
          </table:table-cell>
          <table:table-cell table:number-columns-repeated="5"/>
        </table:table-row>
        <table:table-row table:style-name="ro1">
          <table:table-cell office:value-type="string">
            <text:p>20231018T080141p430827</text:p>
          </table:table-cell>
          <table:table-cell table:formula="of:=1/([.D398]*0.7+[.E398]/100*0.3)" office:value-type="float" office:value="0.479624264655679">
            <text:p>0.48</text:p>
          </table:table-cell>
          <table:table-cell office:value-type="float" office:value="510.826502345185">
            <text:p>511</text:p>
          </table:table-cell>
          <table:table-cell table:formula="of:=(ABS([.C398]-[.$O$2]))/[.C398]" office:value-type="float" office:value="2.89564752585073">
            <text:p>2.896</text:p>
          </table:table-cell>
          <table:table-cell office:value-type="float" office:value="19.3373795202246">
            <text:p>19.34</text:p>
          </table:table-cell>
          <table:table-cell office:value-type="float" office:value="5.99620560558535">
            <text:p>6.00</text:p>
          </table:table-cell>
          <table:table-cell office:value-type="float" office:value="11.2934516578872">
            <text:p>11.29</text:p>
          </table:table-cell>
          <table:table-cell office:value-type="float" office:value="374866.054452538">
            <text:p>374866</text:p>
          </table:table-cell>
          <table:table-cell office:value-type="float" office:value="0.220144494801259">
            <text:p>0.220</text:p>
          </table:table-cell>
          <table:table-cell office:value-type="float" office:value="94.0571148726543">
            <text:p>94.06</text:p>
          </table:table-cell>
          <table:table-cell table:number-columns-repeated="5"/>
        </table:table-row>
        <table:table-row table:style-name="ro1">
          <table:table-cell office:value-type="string">
            <text:p>20231018T080220p431479</text:p>
          </table:table-cell>
          <table:table-cell table:formula="of:=1/([.D399]*0.7+[.E399]/100*0.3)" office:value-type="float" office:value="0.799933232120909">
            <text:p>0.80</text:p>
          </table:table-cell>
          <table:table-cell office:value-type="float" office:value="738.144552400818">
            <text:p>738</text:p>
          </table:table-cell>
          <table:table-cell table:formula="of:=(ABS([.C399]-[.$O$2]))/[.C399]" office:value-type="float" office:value="1.69594890801201">
            <text:p>1.696</text:p>
          </table:table-cell>
          <table:table-cell office:value-type="float" office:value="20.9800326367775">
            <text:p>20.98</text:p>
          </table:table-cell>
          <table:table-cell office:value-type="float" office:value="7.41548927263213">
            <text:p>7.42</text:p>
          </table:table-cell>
          <table:table-cell office:value-type="float" office:value="19.969793915344">
            <text:p>19.97</text:p>
          </table:table-cell>
          <table:table-cell office:value-type="float" office:value="317298.326052025">
            <text:p>317298</text:p>
          </table:table-cell>
          <table:table-cell office:value-type="float" office:value="0.0378931008380752">
            <text:p>0.038</text:p>
          </table:table-cell>
          <table:table-cell office:value-type="float" office:value="7.10851529576533">
            <text:p>7.11</text:p>
          </table:table-cell>
          <table:table-cell table:number-columns-repeated="5"/>
        </table:table-row>
        <table:table-row table:style-name="ro1">
          <table:table-cell office:value-type="string">
            <text:p>20231018T080309p432541</text:p>
          </table:table-cell>
          <table:table-cell table:formula="of:=1/([.D400]*0.7+[.E400]/100*0.3)" office:value-type="float" office:value="1.39886956979852">
            <text:p>1.40</text:p>
          </table:table-cell>
          <table:table-cell office:value-type="float" office:value="1021.36516245199">
            <text:p>1021</text:p>
          </table:table-cell>
          <table:table-cell table:formula="of:=(ABS([.C400]-[.$O$2]))/[.C400]" office:value-type="float" office:value="0.948372700731842">
            <text:p>0.948</text:p>
          </table:table-cell>
          <table:table-cell office:value-type="float" office:value="17.000679983168">
            <text:p>17.00</text:p>
          </table:table-cell>
          <table:table-cell office:value-type="float" office:value="8.32371155662853">
            <text:p>8.32</text:p>
          </table:table-cell>
          <table:table-cell office:value-type="float" office:value="30.724470253247">
            <text:p>30.72</text:p>
          </table:table-cell>
          <table:table-cell office:value-type="float" office:value="252009.678696829">
            <text:p>252010</text:p>
          </table:table-cell>
          <table:table-cell office:value-type="float" office:value="0.309304337221917">
            <text:p>0.309</text:p>
          </table:table-cell>
          <table:table-cell office:value-type="float" office:value="0.935686247867895">
            <text:p>0.94</text:p>
          </table:table-cell>
          <table:table-cell table:number-columns-repeated="5"/>
        </table:table-row>
        <table:table-row table:style-name="ro1">
          <table:table-cell office:value-type="string">
            <text:p>20231018T080236p431796</text:p>
          </table:table-cell>
          <table:table-cell table:formula="of:=1/([.D401]*0.7+[.E401]/100*0.3)" office:value-type="float" office:value="1.89899632679883">
            <text:p>1.90</text:p>
          </table:table-cell>
          <table:table-cell office:value-type="float" office:value="1238.04857576846">
            <text:p>1238</text:p>
          </table:table-cell>
          <table:table-cell table:formula="of:=(ABS([.C401]-[.$O$2]))/[.C401]" office:value-type="float" office:value="0.60736827209288">
            <text:p>0.607</text:p>
          </table:table-cell>
          <table:table-cell office:value-type="float" office:value="33.8120572568884">
            <text:p>33.81</text:p>
          </table:table-cell>
          <table:table-cell office:value-type="float" office:value="8.57133123689727">
            <text:p>8.57</text:p>
          </table:table-cell>
          <table:table-cell office:value-type="float" office:value="18.7652425266058">
            <text:p>18.77</text:p>
          </table:table-cell>
          <table:table-cell office:value-type="float" office:value="314973.438556023">
            <text:p>314973</text:p>
          </table:table-cell>
          <table:table-cell office:value-type="float" office:value="0.345245969104116">
            <text:p>0.345</text:p>
          </table:table-cell>
          <table:table-cell office:value-type="float" office:value="0.799172801699632">
            <text:p>0.80</text:p>
          </table:table-cell>
          <table:table-cell table:number-columns-repeated="5"/>
        </table:table-row>
        <table:table-row table:style-name="ro1">
          <table:table-cell office:value-type="string">
            <text:p>20231018T080300p432343</text:p>
          </table:table-cell>
          <table:table-cell table:formula="of:=1/([.D402]*0.7+[.E402]/100*0.3)" office:value-type="float" office:value="13.5133742465265">
            <text:p>13.51</text:p>
          </table:table-cell>
          <table:table-cell office:value-type="float" office:value="1959.47534565262">
            <text:p>1959</text:p>
          </table:table-cell>
          <table:table-cell table:formula="of:=(ABS([.C402]-[.$O$2]))/[.C402]" office:value-type="float" office:value="0.0155779731626138">
            <text:p>0.016</text:p>
          </table:table-cell>
          <table:table-cell office:value-type="float" office:value="21.0320604733502">
            <text:p>21.03</text:p>
          </table:table-cell>
          <table:table-cell office:value-type="float" office:value="27.3851156069364">
            <text:p>27.39</text:p>
          </table:table-cell>
          <table:table-cell office:value-type="float" office:value="21.5004604742193">
            <text:p>21.50</text:p>
          </table:table-cell>
          <table:table-cell office:value-type="float" office:value="242287.893614967">
            <text:p>242288</text:p>
          </table:table-cell>
          <table:table-cell office:value-type="float" office:value="0.196687221433827">
            <text:p>0.197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8T080239p431876</text:p>
          </table:table-cell>
          <table:table-cell table:formula="of:=1/([.D403]*0.7+[.E403]/100*0.3)" office:value-type="float" office:value="3.62964896177178">
            <text:p>3.63</text:p>
          </table:table-cell>
          <table:table-cell office:value-type="float" office:value="2871.25627706901">
            <text:p>2871</text:p>
          </table:table-cell>
          <table:table-cell table:formula="of:=(ABS([.C403]-[.$O$2]))/[.C403]" office:value-type="float" office:value="0.306923587457891">
            <text:p>0.307</text:p>
          </table:table-cell>
          <table:table-cell office:value-type="float" office:value="20.2207418152686">
            <text:p>20.22</text:p>
          </table:table-cell>
          <table:table-cell office:value-type="float" office:value="28.4916907514451">
            <text:p>28.49</text:p>
          </table:table-cell>
          <table:table-cell office:value-type="float" office:value="34.0451777840388">
            <text:p>34.05</text:p>
          </table:table-cell>
          <table:table-cell office:value-type="float" office:value="384584.071105991">
            <text:p>384584</text:p>
          </table:table-cell>
          <table:table-cell office:value-type="float" office:value="0.00920431739832492">
            <text:p>0.009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8T080202p431166</text:p>
          </table:table-cell>
          <table:table-cell table:formula="of:=1/([.D404]*0.7+[.E404]/100*0.3)" office:value-type="float" office:value="6.36213236489851">
            <text:p>6.36</text:p>
          </table:table-cell>
          <table:table-cell office:value-type="float" office:value="2242.4726484046">
            <text:p>2242</text:p>
          </table:table-cell>
          <table:table-cell table:formula="of:=(ABS([.C404]-[.$O$2]))/[.C404]" office:value-type="float" office:value="0.112586723670508">
            <text:p>0.113</text:p>
          </table:table-cell>
          <table:table-cell office:value-type="float" office:value="26.1230996379696">
            <text:p>26.12</text:p>
          </table:table-cell>
          <table:table-cell office:value-type="float" office:value="27.8651252408478">
            <text:p>27.87</text:p>
          </table:table-cell>
          <table:table-cell office:value-type="float" office:value="24.9694157004118">
            <text:p>24.97</text:p>
          </table:table-cell>
          <table:table-cell office:value-type="float" office:value="398542.184969968">
            <text:p>398542</text:p>
          </table:table-cell>
          <table:table-cell office:value-type="float" office:value="0.229241910294178">
            <text:p>0.229</text:p>
          </table:table-cell>
          <table:table-cell office:value-type="float" office:value="0.139479064808468">
            <text:p>0.14</text:p>
          </table:table-cell>
          <table:table-cell table:number-columns-repeated="5"/>
        </table:table-row>
        <table:table-row table:style-name="ro1">
          <table:table-cell office:value-type="string">
            <text:p>20231018T080321p432794</text:p>
          </table:table-cell>
          <table:table-cell table:formula="of:=1/([.D405]*0.7+[.E405]/100*0.3)" office:value-type="float" office:value="1.15821652214967">
            <text:p>1.16</text:p>
          </table:table-cell>
          <table:table-cell office:value-type="float" office:value="938.814362289173">
            <text:p>939</text:p>
          </table:table-cell>
          <table:table-cell table:formula="of:=(ABS([.C405]-[.$O$2]))/[.C405]" office:value-type="float" office:value="1.11969488317973">
            <text:p>1.120</text:p>
          </table:table-cell>
          <table:table-cell office:value-type="float" office:value="26.5366676008687">
            <text:p>26.54</text:p>
          </table:table-cell>
          <table:table-cell office:value-type="float" office:value="7.90718029350105">
            <text:p>7.91</text:p>
          </table:table-cell>
          <table:table-cell office:value-type="float" office:value="18.8023237083498">
            <text:p>18.80</text:p>
          </table:table-cell>
          <table:table-cell office:value-type="float" office:value="316246.860801099">
            <text:p>316247</text:p>
          </table:table-cell>
          <table:table-cell office:value-type="float" office:value="0.188728595105283">
            <text:p>0.189</text:p>
          </table:table-cell>
          <table:table-cell office:value-type="float" office:value="3.59579123027807">
            <text:p>3.60</text:p>
          </table:table-cell>
          <table:table-cell table:number-columns-repeated="5"/>
        </table:table-row>
        <table:table-row table:style-name="ro1">
          <table:table-cell office:value-type="string">
            <text:p>20231018T080324p432862</text:p>
          </table:table-cell>
          <table:table-cell table:formula="of:=1/([.D406]*0.7+[.E406]/100*0.3)" office:value-type="float" office:value="1.01787387571952">
            <text:p>1.02</text:p>
          </table:table-cell>
          <table:table-cell office:value-type="float" office:value="868.119078106603">
            <text:p>868</text:p>
          </table:table-cell>
          <table:table-cell table:formula="of:=(ABS([.C406]-[.$O$2]))/[.C406]" office:value-type="float" office:value="1.29231225322252">
            <text:p>1.292</text:p>
          </table:table-cell>
          <table:table-cell office:value-type="float" office:value="25.9404708220223">
            <text:p>25.94</text:p>
          </table:table-cell>
          <table:table-cell office:value-type="float" office:value="7.89099675086469">
            <text:p>7.89</text:p>
          </table:table-cell>
          <table:table-cell office:value-type="float" office:value="18.8023237083498">
            <text:p>18.80</text:p>
          </table:table-cell>
          <table:table-cell office:value-type="float" office:value="316246.860801099">
            <text:p>316247</text:p>
          </table:table-cell>
          <table:table-cell office:value-type="float" office:value="0.188728595105283">
            <text:p>0.189</text:p>
          </table:table-cell>
          <table:table-cell office:value-type="float" office:value="3.59579123027807">
            <text:p>3.60</text:p>
          </table:table-cell>
          <table:table-cell table:number-columns-repeated="5"/>
        </table:table-row>
        <table:table-row table:style-name="ro1">
          <table:table-cell office:value-type="string">
            <text:p>20231018T080214p431386</text:p>
          </table:table-cell>
          <table:table-cell table:formula="of:=1/([.D407]*0.7+[.E407]/100*0.3)" office:value-type="float" office:value="0.630803915394713">
            <text:p>0.63</text:p>
          </table:table-cell>
          <table:table-cell office:value-type="float" office:value="647.893714678982">
            <text:p>648</text:p>
          </table:table-cell>
          <table:table-cell table:formula="of:=(ABS([.C407]-[.$O$2]))/[.C407]" office:value-type="float" office:value="2.07149144205852">
            <text:p>2.071</text:p>
          </table:table-cell>
          <table:table-cell office:value-type="float" office:value="45.078224399105">
            <text:p>45.08</text:p>
          </table:table-cell>
          <table:table-cell office:value-type="float" office:value="8.23949491774075">
            <text:p>8.24</text:p>
          </table:table-cell>
          <table:table-cell office:value-type="float" office:value="24.2804788430402">
            <text:p>24.28</text:p>
          </table:table-cell>
          <table:table-cell office:value-type="float" office:value="289192.685891365">
            <text:p>289193</text:p>
          </table:table-cell>
          <table:table-cell office:value-type="float" office:value="0.0739392909696077">
            <text:p>0.074</text:p>
          </table:table-cell>
          <table:table-cell office:value-type="float" office:value="5.56835323295092">
            <text:p>5.57</text:p>
          </table:table-cell>
          <table:table-cell table:number-columns-repeated="5"/>
        </table:table-row>
      </table:table>
      <table:table table:name="6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Tag</text:p>
          </table:table-cell>
          <table:table-cell table:style-name="Default" office:value-type="string">
            <text:p>Fitnesz [-]</text:p>
          </table:table-cell>
          <table:table-cell table:style-name="Default" office:value-type="string">
            <text:p>Vonóerő [N]</text:p>
          </table:table-cell>
          <table:table-cell table:style-name="Default" office:value-type="string">
            <text:p>Vonóerő relatív hibája [-]</text:p>
          </table:table-cell>
          <table:table-cell table:style-name="Default" office:value-type="string">
            <text:p>Felszínprofilok átlagos távolsága [mm]</text:p>
          </table:table-cell>
          <table:table-cell table:style-name="Default" office:value-type="string">
            <text:p>Koordinációs szám [-]</text:p>
          </table:table-cell>
          <table:table-cell table:style-name="Default" office:value-type="string">
            <text:p>Elemek közötti súrlódási szög [°]</text:p>
          </table:table-cell>
          <table:table-cell table:style-name="Default" office:value-type="string">
            <text:p>Normálirányú kohézió [Pa]</text:p>
          </table:table-cell>
          <table:table-cell table:style-name="Default" office:value-type="string">
            <text:p>Elemek közötti gördülési és csavarási súrlódási tényező [-]</text:p>
          </table:table-cell>
          <table:table-cell table:style-name="Default" office:value-type="string">
            <text:p>Clump paraméter [%]</text:p>
          </table:table-cell>
          <table:table-cell/>
          <table:table-cell office:value-type="string">
            <text:p>Fizikai mérés alapadatok</text:p>
          </table:table-cell>
          <table:table-cell office:value-type="string">
            <text:p>Talaj nedvességtartalma [V/V%]</text:p>
          </table:table-cell>
          <table:table-cell office:value-type="string">
            <text:p>Átlagos Sebesség [km/h]</text:p>
          </table:table-cell>
          <table:table-cell office:value-type="string">
            <text:p>Átlagos vonóerő [N]</text:p>
          </table:table-cell>
        </table:table-row>
        <table:table-row table:style-name="ro1">
          <table:table-cell office:value-type="string">
            <text:p>20231018T192651p4063</text:p>
          </table:table-cell>
          <table:table-cell table:formula="of:=1/([.D2]*0.7+[.E2]/100*0.3)" office:value-type="float" office:value="0.538430583013837">
            <text:p>0.54</text:p>
          </table:table-cell>
          <table:table-cell office:value-type="float" office:value="758.388881028785">
            <text:p>758</text:p>
          </table:table-cell>
          <table:table-cell table:formula="of:=(ABS([.C2]-[.$O$2]))/[.C2]" office:value-type="float" office:value="2.26613438298284">
            <text:p>2.266</text:p>
          </table:table-cell>
          <table:table-cell office:value-type="float" office:value="90.3185199667872">
            <text:p>90.32</text:p>
          </table:table-cell>
          <table:table-cell office:value-type="float" office:value="10.7466281310212">
            <text:p>10.75</text:p>
          </table:table-cell>
          <table:table-cell office:value-type="float" office:value="16.2556054684185">
            <text:p>16.26</text:p>
          </table:table-cell>
          <table:table-cell office:value-type="float" office:value="238413.393630631">
            <text:p>238413</text:p>
          </table:table-cell>
          <table:table-cell office:value-type="float" office:value="0.36524459113978">
            <text:p>0.365</text:p>
          </table:table-cell>
          <table:table-cell office:value-type="float" office:value="82.0288338848004">
            <text:p>82.0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8.8">
            <text:p>8.8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string">
            <text:p>20231018T192634p3765</text:p>
          </table:table-cell>
          <table:table-cell table:formula="of:=1/([.D3]*0.7+[.E3]/100*0.3)" office:value-type="float" office:value="0.495976300377672">
            <text:p>0.50</text:p>
          </table:table-cell>
          <table:table-cell office:value-type="float" office:value="749.907935272116">
            <text:p>750</text:p>
          </table:table-cell>
          <table:table-cell table:formula="of:=(ABS([.C3]-[.$O$2]))/[.C3]" office:value-type="float" office:value="2.30307212858227">
            <text:p>2.303</text:p>
          </table:table-cell>
          <table:table-cell office:value-type="float" office:value="134.691626838741">
            <text:p>134.69</text:p>
          </table:table-cell>
          <table:table-cell office:value-type="float" office:value="10.1823217726397">
            <text:p>10.18</text:p>
          </table:table-cell>
          <table:table-cell office:value-type="float" office:value="38.9142378295672">
            <text:p>38.91</text:p>
          </table:table-cell>
          <table:table-cell office:value-type="float" office:value="382347.454552627">
            <text:p>382347</text:p>
          </table:table-cell>
          <table:table-cell office:value-type="float" office:value="0.306287858699591">
            <text:p>0.306</text:p>
          </table:table-cell>
          <table:table-cell office:value-type="float" office:value="69.5480782711553">
            <text:p>69.55</text:p>
          </table:table-cell>
          <table:table-cell table:number-columns-repeated="5"/>
        </table:table-row>
        <table:table-row table:style-name="ro1">
          <table:table-cell office:value-type="string">
            <text:p>20231018T192813p5811</text:p>
          </table:table-cell>
          <table:table-cell table:formula="of:=1/([.D4]*0.7+[.E4]/100*0.3)" office:value-type="float" office:value="0.474724211497156">
            <text:p>0.47</text:p>
          </table:table-cell>
          <table:table-cell office:value-type="float" office:value="667.412600463151">
            <text:p>667</text:p>
          </table:table-cell>
          <table:table-cell table:formula="of:=(ABS([.C4]-[.$O$2]))/[.C4]" office:value-type="float" office:value="2.71134737084839">
            <text:p>2.711</text:p>
          </table:table-cell>
          <table:table-cell office:value-type="float" office:value="69.5143465740932">
            <text:p>69.51</text:p>
          </table:table-cell>
          <table:table-cell office:value-type="float" office:value="10.7563824662813">
            <text:p>10.76</text:p>
          </table:table-cell>
          <table:table-cell office:value-type="float" office:value="10.1997954237818">
            <text:p>10.20</text:p>
          </table:table-cell>
          <table:table-cell office:value-type="float" office:value="238944.118972326">
            <text:p>238944</text:p>
          </table:table-cell>
          <table:table-cell office:value-type="float" office:value="0.135526266650404">
            <text:p>0.136</text:p>
          </table:table-cell>
          <table:table-cell office:value-type="float" office:value="69.2522132527816">
            <text:p>69.25</text:p>
          </table:table-cell>
          <table:table-cell table:number-columns-repeated="5"/>
        </table:table-row>
        <table:table-row table:style-name="ro1">
          <table:table-cell office:value-type="string">
            <text:p>20231018T192654p4114</text:p>
          </table:table-cell>
          <table:table-cell table:formula="of:=1/([.D5]*0.7+[.E5]/100*0.3)" office:value-type="float" office:value="0.296081737700438">
            <text:p>0.30</text:p>
          </table:table-cell>
          <table:table-cell office:value-type="float" office:value="449.966986598195">
            <text:p>450</text:p>
          </table:table-cell>
          <table:table-cell table:formula="of:=(ABS([.C5]-[.$O$2]))/[.C5]" office:value-type="float" office:value="4.50484829726381">
            <text:p>4.505</text:p>
          </table:table-cell>
          <table:table-cell office:value-type="float" office:value="74.6839731529461">
            <text:p>74.68</text:p>
          </table:table-cell>
          <table:table-cell office:value-type="float" office:value="4.71913982984498">
            <text:p>4.72</text:p>
          </table:table-cell>
          <table:table-cell office:value-type="float" office:value="32.4513172945055">
            <text:p>32.45</text:p>
          </table:table-cell>
          <table:table-cell office:value-type="float" office:value="262941.349045724">
            <text:p>262941</text:p>
          </table:table-cell>
          <table:table-cell office:value-type="float" office:value="0.0295526238598979">
            <text:p>0.030</text:p>
          </table:table-cell>
          <table:table-cell office:value-type="float" office:value="50.5797171071057">
            <text:p>50.58</text:p>
          </table:table-cell>
          <table:table-cell table:number-columns-repeated="5"/>
        </table:table-row>
        <table:table-row table:style-name="ro1">
          <table:table-cell office:value-type="string">
            <text:p>20231018T192816p5867</text:p>
          </table:table-cell>
          <table:table-cell table:formula="of:=1/([.D6]*0.7+[.E6]/100*0.3)" office:value-type="float" office:value="0.533363578885976">
            <text:p>0.53</text:p>
          </table:table-cell>
          <table:table-cell office:value-type="float" office:value="780.273301188116">
            <text:p>780</text:p>
          </table:table-cell>
          <table:table-cell table:formula="of:=(ABS([.C6]-[.$O$2]))/[.C6]" office:value-type="float" office:value="2.17452871478275">
            <text:p>2.175</text:p>
          </table:table-cell>
          <table:table-cell office:value-type="float" office:value="117.57452455362">
            <text:p>117.57</text:p>
          </table:table-cell>
          <table:table-cell office:value-type="float" office:value="4.32915106748963">
            <text:p>4.33</text:p>
          </table:table-cell>
          <table:table-cell office:value-type="float" office:value="13.414505906475">
            <text:p>13.41</text:p>
          </table:table-cell>
          <table:table-cell office:value-type="float" office:value="352179.543937465">
            <text:p>352180</text:p>
          </table:table-cell>
          <table:table-cell office:value-type="float" office:value="0.353303881268006">
            <text:p>0.353</text:p>
          </table:table-cell>
          <table:table-cell office:value-type="float" office:value="79.9948880741287">
            <text:p>79.99</text:p>
          </table:table-cell>
          <table:table-cell table:number-columns-repeated="5"/>
        </table:table-row>
        <table:table-row table:style-name="ro1">
          <table:table-cell office:value-type="string">
            <text:p>20231018T192703p4283</text:p>
          </table:table-cell>
          <table:table-cell table:formula="of:=1/([.D7]*0.7+[.E7]/100*0.3)" office:value-type="float" office:value="0.370181251175552">
            <text:p>0.37</text:p>
          </table:table-cell>
          <table:table-cell office:value-type="float" office:value="544.779985007733">
            <text:p>545</text:p>
          </table:table-cell>
          <table:table-cell table:formula="of:=(ABS([.C7]-[.$O$2]))/[.C7]" office:value-type="float" office:value="3.54678965484541">
            <text:p>3.547</text:p>
          </table:table-cell>
          <table:table-cell office:value-type="float" office:value="72.8755416272134">
            <text:p>72.88</text:p>
          </table:table-cell>
          <table:table-cell office:value-type="float" office:value="14.2795038535645">
            <text:p>14.28</text:p>
          </table:table-cell>
          <table:table-cell office:value-type="float" office:value="32.561524151885">
            <text:p>32.56</text:p>
          </table:table-cell>
          <table:table-cell office:value-type="float" office:value="360187.367045264">
            <text:p>360187</text:p>
          </table:table-cell>
          <table:table-cell office:value-type="float" office:value="0.180251882435217">
            <text:p>0.180</text:p>
          </table:table-cell>
          <table:table-cell office:value-type="float" office:value="39.5091457961072">
            <text:p>39.51</text:p>
          </table:table-cell>
          <table:table-cell table:number-columns-repeated="5"/>
        </table:table-row>
        <table:table-row table:style-name="ro1">
          <table:table-cell office:value-type="string">
            <text:p>20231018T192807p5638</text:p>
          </table:table-cell>
          <table:table-cell table:formula="of:=1/([.D8]*0.7+[.E8]/100*0.3)" office:value-type="float" office:value="0.387774223292356">
            <text:p>0.39</text:p>
          </table:table-cell>
          <table:table-cell office:value-type="float" office:value="575.073928324087">
            <text:p>575</text:p>
          </table:table-cell>
          <table:table-cell table:formula="of:=(ABS([.C8]-[.$O$2]))/[.C8]" office:value-type="float" office:value="3.30727229665691">
            <text:p>3.307</text:p>
          </table:table-cell>
          <table:table-cell office:value-type="float" office:value="87.9098640569657">
            <text:p>87.91</text:p>
          </table:table-cell>
          <table:table-cell office:value-type="float" office:value="5.9971105722099">
            <text:p>6.00</text:p>
          </table:table-cell>
          <table:table-cell office:value-type="float" office:value="23.1170875104436">
            <text:p>23.12</text:p>
          </table:table-cell>
          <table:table-cell office:value-type="float" office:value="322323.924549904">
            <text:p>322324</text:p>
          </table:table-cell>
          <table:table-cell office:value-type="float" office:value="0.34946499552444">
            <text:p>0.349</text:p>
          </table:table-cell>
          <table:table-cell office:value-type="float" office:value="47.9116950635224">
            <text:p>47.91</text:p>
          </table:table-cell>
          <table:table-cell table:number-columns-repeated="5"/>
        </table:table-row>
        <table:table-row table:style-name="ro1">
          <table:table-cell office:value-type="string">
            <text:p>20231018T192657p4186</text:p>
          </table:table-cell>
          <table:table-cell table:formula="of:=1/([.D9]*0.7+[.E9]/100*0.3)" office:value-type="float" office:value="0.289388146594717">
            <text:p>0.29</text:p>
          </table:table-cell>
          <table:table-cell office:value-type="float" office:value="443.871963152964">
            <text:p>444</text:p>
          </table:table-cell>
          <table:table-cell table:formula="of:=(ABS([.C9]-[.$O$2]))/[.C9]" office:value-type="float" office:value="4.580438066881">
            <text:p>4.580</text:p>
          </table:table-cell>
          <table:table-cell office:value-type="float" office:value="83.0866351555796">
            <text:p>83.09</text:p>
          </table:table-cell>
          <table:table-cell office:value-type="float" office:value="6.2483009079118">
            <text:p>6.25</text:p>
          </table:table-cell>
          <table:table-cell office:value-type="float" office:value="13.3285394109668">
            <text:p>13.33</text:p>
          </table:table-cell>
          <table:table-cell office:value-type="float" office:value="281967.590488358">
            <text:p>281968</text:p>
          </table:table-cell>
          <table:table-cell office:value-type="float" office:value="0.172084327134138">
            <text:p>0.172</text:p>
          </table:table-cell>
          <table:table-cell office:value-type="float" office:value="44.7179742680654">
            <text:p>44.72</text:p>
          </table:table-cell>
          <table:table-cell table:number-columns-repeated="5"/>
        </table:table-row>
        <table:table-row table:style-name="ro1">
          <table:table-cell office:value-type="string">
            <text:p>20231018T192819p5937</text:p>
          </table:table-cell>
          <table:table-cell table:formula="of:=1/([.D10]*0.7+[.E10]/100*0.3)" office:value-type="float" office:value="0.368506564000951">
            <text:p>0.37</text:p>
          </table:table-cell>
          <table:table-cell office:value-type="float" office:value="543.401780997434">
            <text:p>543</text:p>
          </table:table-cell>
          <table:table-cell table:formula="of:=(ABS([.C10]-[.$O$2]))/[.C10]" office:value-type="float" office:value="3.55832146051008">
            <text:p>3.558</text:p>
          </table:table-cell>
          <table:table-cell office:value-type="float" office:value="74.2769487306413">
            <text:p>74.28</text:p>
          </table:table-cell>
          <table:table-cell office:value-type="float" office:value="5.95380957199231">
            <text:p>5.95</text:p>
          </table:table-cell>
          <table:table-cell office:value-type="float" office:value="22.7551429273396">
            <text:p>22.76</text:p>
          </table:table-cell>
          <table:table-cell office:value-type="float" office:value="257181.576136163">
            <text:p>257182</text:p>
          </table:table-cell>
          <table:table-cell office:value-type="float" office:value="0.350983509571752">
            <text:p>0.351</text:p>
          </table:table-cell>
          <table:table-cell office:value-type="float" office:value="38.4937766926816">
            <text:p>38.49</text:p>
          </table:table-cell>
          <table:table-cell table:number-columns-repeated="5"/>
        </table:table-row>
        <table:table-row table:style-name="ro1">
          <table:table-cell office:value-type="string">
            <text:p>20231018T192639p3842</text:p>
          </table:table-cell>
          <table:table-cell table:formula="of:=1/([.D11]*0.7+[.E11]/100*0.3)" office:value-type="float" office:value="0.31207250106017">
            <text:p>0.31</text:p>
          </table:table-cell>
          <table:table-cell office:value-type="float" office:value="473.900311569273">
            <text:p>474</text:p>
          </table:table-cell>
          <table:table-cell table:formula="of:=(ABS([.C11]-[.$O$2]))/[.C11]" office:value-type="float" office:value="4.22683766929307">
            <text:p>4.227</text:p>
          </table:table-cell>
          <table:table-cell office:value-type="float" office:value="81.8657391231051">
            <text:p>81.87</text:p>
          </table:table-cell>
          <table:table-cell office:value-type="float" office:value="14.2892581888247">
            <text:p>14.29</text:p>
          </table:table-cell>
          <table:table-cell office:value-type="float" office:value="10.9233469486166">
            <text:p>10.92</text:p>
          </table:table-cell>
          <table:table-cell office:value-type="float" office:value="381372.701515219">
            <text:p>381373</text:p>
          </table:table-cell>
          <table:table-cell office:value-type="float" office:value="0.122750888338024">
            <text:p>0.123</text:p>
          </table:table-cell>
          <table:table-cell office:value-type="float" office:value="40.4882017856804">
            <text:p>40.49</text:p>
          </table:table-cell>
          <table:table-cell table:number-columns-repeated="5"/>
        </table:table-row>
        <table:table-row table:style-name="ro1">
          <table:table-cell office:value-type="string">
            <text:p>20231018T192749p5279</text:p>
          </table:table-cell>
          <table:table-cell table:formula="of:=1/([.D12]*0.7+[.E12]/100*0.3)" office:value-type="float" office:value="0.644495552790201">
            <text:p>0.64</text:p>
          </table:table-cell>
          <table:table-cell office:value-type="float" office:value="838.940212572223">
            <text:p>839</text:p>
          </table:table-cell>
          <table:table-cell table:formula="of:=(ABS([.C12]-[.$O$2]))/[.C12]" office:value-type="float" office:value="1.95253459409869">
            <text:p>1.953</text:p>
          </table:table-cell>
          <table:table-cell office:value-type="float" office:value="61.6089569009208">
            <text:p>61.61</text:p>
          </table:table-cell>
          <table:table-cell office:value-type="float" office:value="10.6237361579201">
            <text:p>10.62</text:p>
          </table:table-cell>
          <table:table-cell office:value-type="float" office:value="19.5577366139225">
            <text:p>19.56</text:p>
          </table:table-cell>
          <table:table-cell office:value-type="float" office:value="227121.209835294">
            <text:p>227121</text:p>
          </table:table-cell>
          <table:table-cell office:value-type="float" office:value="0.277353447492202">
            <text:p>0.277</text:p>
          </table:table-cell>
          <table:table-cell office:value-type="float" office:value="89.7871933464958">
            <text:p>89.79</text:p>
          </table:table-cell>
          <table:table-cell table:number-columns-repeated="5"/>
        </table:table-row>
        <table:table-row table:style-name="ro1">
          <table:table-cell office:value-type="string">
            <text:p>20231018T192731p4845</text:p>
          </table:table-cell>
          <table:table-cell table:formula="of:=1/([.D13]*0.7+[.E13]/100*0.3)" office:value-type="float" office:value="0.443778532640783">
            <text:p>0.44</text:p>
          </table:table-cell>
          <table:table-cell office:value-type="float" office:value="650.083647847689">
            <text:p>650</text:p>
          </table:table-cell>
          <table:table-cell table:formula="of:=(ABS([.C13]-[.$O$2]))/[.C13]" office:value-type="float" office:value="2.81027888980273">
            <text:p>2.810</text:p>
          </table:table-cell>
          <table:table-cell office:value-type="float" office:value="95.3936714218246">
            <text:p>95.39</text:p>
          </table:table-cell>
          <table:table-cell office:value-type="float" office:value="5.01986891675698">
            <text:p>5.02</text:p>
          </table:table-cell>
          <table:table-cell office:value-type="float" office:value="25.4624612854307">
            <text:p>25.46</text:p>
          </table:table-cell>
          <table:table-cell office:value-type="float" office:value="218310.217546949">
            <text:p>218310</text:p>
          </table:table-cell>
          <table:table-cell office:value-type="float" office:value="0.200264899930391">
            <text:p>0.200</text:p>
          </table:table-cell>
          <table:table-cell office:value-type="float" office:value="85.4209600501673">
            <text:p>85.42</text:p>
          </table:table-cell>
          <table:table-cell table:number-columns-repeated="5"/>
        </table:table-row>
        <table:table-row table:style-name="ro1">
          <table:table-cell office:value-type="string">
            <text:p>20231018T192804p5581</text:p>
          </table:table-cell>
          <table:table-cell table:formula="of:=1/([.D14]*0.7+[.E14]/100*0.3)" office:value-type="float" office:value="0.522359093637254">
            <text:p>0.52</text:p>
          </table:table-cell>
          <table:table-cell office:value-type="float" office:value="725.003219548767">
            <text:p>725</text:p>
          </table:table-cell>
          <table:table-cell table:formula="of:=(ABS([.C14]-[.$O$2]))/[.C14]" office:value-type="float" office:value="2.41653655212959">
            <text:p>2.417</text:p>
          </table:table-cell>
          <table:table-cell office:value-type="float" office:value="74.272093175956">
            <text:p>74.27</text:p>
          </table:table-cell>
          <table:table-cell office:value-type="float" office:value="16.1032032755299">
            <text:p>16.10</text:p>
          </table:table-cell>
          <table:table-cell office:value-type="float" office:value="26.7005310308288">
            <text:p>26.70</text:p>
          </table:table-cell>
          <table:table-cell office:value-type="float" office:value="395460.06381406">
            <text:p>395460</text:p>
          </table:table-cell>
          <table:table-cell office:value-type="float" office:value="0.157870067290901">
            <text:p>0.158</text:p>
          </table:table-cell>
          <table:table-cell office:value-type="float" office:value="21.3206691927649">
            <text:p>21.32</text:p>
          </table:table-cell>
          <table:table-cell table:number-columns-repeated="5"/>
        </table:table-row>
        <table:table-row table:style-name="ro1">
          <table:table-cell office:value-type="string">
            <text:p>20231018T192706p4347</text:p>
          </table:table-cell>
          <table:table-cell table:formula="of:=1/([.D15]*0.7+[.E15]/100*0.3)" office:value-type="float" office:value="0.37676301604259">
            <text:p>0.38</text:p>
          </table:table-cell>
          <table:table-cell office:value-type="float" office:value="535.138615054163">
            <text:p>535</text:p>
          </table:table-cell>
          <table:table-cell table:formula="of:=(ABS([.C15]-[.$O$2]))/[.C15]" office:value-type="float" office:value="3.62870727381409">
            <text:p>3.629</text:p>
          </table:table-cell>
          <table:table-cell office:value-type="float" office:value="38.0310791285534">
            <text:p>38.03</text:p>
          </table:table-cell>
          <table:table-cell office:value-type="float" office:value="13.3724710982659">
            <text:p>13.37</text:p>
          </table:table-cell>
          <table:table-cell office:value-type="float" office:value="31.5230376584255">
            <text:p>31.52</text:p>
          </table:table-cell>
          <table:table-cell office:value-type="float" office:value="308977.624931029">
            <text:p>308978</text:p>
          </table:table-cell>
          <table:table-cell office:value-type="float" office:value="0.0473924179037869">
            <text:p>0.047</text:p>
          </table:table-cell>
          <table:table-cell office:value-type="float" office:value="67.7509423717584">
            <text:p>67.75</text:p>
          </table:table-cell>
          <table:table-cell table:number-columns-repeated="5"/>
        </table:table-row>
        <table:table-row table:style-name="ro1">
          <table:table-cell office:value-type="string">
            <text:p>20231018T192801p5512</text:p>
          </table:table-cell>
          <table:table-cell table:formula="of:=1/([.D16]*0.7+[.E16]/100*0.3)" office:value-type="float" office:value="0.349405831919773">
            <text:p>0.35</text:p>
          </table:table-cell>
          <table:table-cell office:value-type="float" office:value="508.000913930152">
            <text:p>508</text:p>
          </table:table-cell>
          <table:table-cell table:formula="of:=(ABS([.C16]-[.$O$2]))/[.C16]" office:value-type="float" office:value="3.87597547972242">
            <text:p>3.876</text:p>
          </table:table-cell>
          <table:table-cell office:value-type="float" office:value="49.6062070278619">
            <text:p>49.61</text:p>
          </table:table-cell>
          <table:table-cell office:value-type="float" office:value="6.25990383610327">
            <text:p>6.26</text:p>
          </table:table-cell>
          <table:table-cell office:value-type="float" office:value="39.2283068207736">
            <text:p>39.23</text:p>
          </table:table-cell>
          <table:table-cell office:value-type="float" office:value="247685.979453742">
            <text:p>247686</text:p>
          </table:table-cell>
          <table:table-cell office:value-type="float" office:value="0.0957817939130494">
            <text:p>0.096</text:p>
          </table:table-cell>
          <table:table-cell office:value-type="float" office:value="41.8440048202341">
            <text:p>41.84</text:p>
          </table:table-cell>
          <table:table-cell table:number-columns-repeated="5"/>
        </table:table-row>
        <table:table-row table:style-name="ro1">
          <table:table-cell office:value-type="string">
            <text:p>20231018T192712p4472</text:p>
          </table:table-cell>
          <table:table-cell table:formula="of:=1/([.D17]*0.7+[.E17]/100*0.3)" office:value-type="float" office:value="0.31796138294708">
            <text:p>0.32</text:p>
          </table:table-cell>
          <table:table-cell office:value-type="float" office:value="458.551528271056">
            <text:p>459</text:p>
          </table:table-cell>
          <table:table-cell table:formula="of:=(ABS([.C17]-[.$O$2]))/[.C17]" office:value-type="float" office:value="4.40179205015278">
            <text:p>4.402</text:p>
          </table:table-cell>
          <table:table-cell office:value-type="float" office:value="21.2605258470915">
            <text:p>21.26</text:p>
          </table:table-cell>
          <table:table-cell office:value-type="float" office:value="15.4721820809249">
            <text:p>15.47</text:p>
          </table:table-cell>
          <table:table-cell office:value-type="float" office:value="31.7993805954659">
            <text:p>31.80</text:p>
          </table:table-cell>
          <table:table-cell office:value-type="float" office:value="237597.287467689">
            <text:p>237597</text:p>
          </table:table-cell>
          <table:table-cell office:value-type="float" office:value="0.0804399758953379">
            <text:p>0.080</text:p>
          </table:table-cell>
          <table:table-cell office:value-type="float" office:value="41.9111641563944">
            <text:p>41.91</text:p>
          </table:table-cell>
          <table:table-cell table:number-columns-repeated="5"/>
        </table:table-row>
        <table:table-row table:style-name="ro1">
          <table:table-cell office:value-type="string">
            <text:p>20231018T192709p4396</text:p>
          </table:table-cell>
          <table:table-cell table:formula="of:=1/([.D18]*0.7+[.E18]/100*0.3)" office:value-type="float" office:value="1.12621158674247">
            <text:p>1.13</text:p>
          </table:table-cell>
          <table:table-cell office:value-type="float" office:value="1133.90238448066">
            <text:p>1134</text:p>
          </table:table-cell>
          <table:table-cell table:formula="of:=(ABS([.C18]-[.$O$2]))/[.C18]" office:value-type="float" office:value="1.18449139352899">
            <text:p>1.184</text:p>
          </table:table-cell>
          <table:table-cell office:value-type="float" office:value="19.596213395728">
            <text:p>19.60</text:p>
          </table:table-cell>
          <table:table-cell office:value-type="float" office:value="10.57454238921">
            <text:p>10.57</text:p>
          </table:table-cell>
          <table:table-cell office:value-type="float" office:value="22.733666495239">
            <text:p>22.73</text:p>
          </table:table-cell>
          <table:table-cell office:value-type="float" office:value="380134.655971425">
            <text:p>380135</text:p>
          </table:table-cell>
          <table:table-cell office:value-type="float" office:value="0.298995602418436">
            <text:p>0.299</text:p>
          </table:table-cell>
          <table:table-cell office:value-type="float" office:value="93.0580752853583">
            <text:p>93.06</text:p>
          </table:table-cell>
          <table:table-cell table:number-columns-repeated="5"/>
        </table:table-row>
        <table:table-row table:style-name="ro1">
          <table:table-cell office:value-type="string">
            <text:p>20231018T192719p4629</text:p>
          </table:table-cell>
          <table:table-cell table:formula="of:=1/([.D19]*0.7+[.E19]/100*0.3)" office:value-type="float" office:value="0.272553199721537">
            <text:p>0.27</text:p>
          </table:table-cell>
          <table:table-cell office:value-type="float" office:value="407.576345888729">
            <text:p>408</text:p>
          </table:table-cell>
          <table:table-cell table:formula="of:=(ABS([.C19]-[.$O$2]))/[.C19]" office:value-type="float" office:value="5.07738899714322">
            <text:p>5.077</text:p>
          </table:table-cell>
          <table:table-cell office:value-type="float" office:value="38.2787260742229">
            <text:p>38.28</text:p>
          </table:table-cell>
          <table:table-cell office:value-type="float" office:value="16.2672206165703">
            <text:p>16.27</text:p>
          </table:table-cell>
          <table:table-cell office:value-type="float" office:value="18.715920468461">
            <text:p>18.72</text:p>
          </table:table-cell>
          <table:table-cell office:value-type="float" office:value="293162.719287607">
            <text:p>293163</text:p>
          </table:table-cell>
          <table:table-cell office:value-type="float" office:value="0.354119551473938">
            <text:p>0.354</text:p>
          </table:table-cell>
          <table:table-cell office:value-type="float" office:value="36.0690668684613">
            <text:p>36.07</text:p>
          </table:table-cell>
          <table:table-cell table:number-columns-repeated="5"/>
        </table:table-row>
        <table:table-row table:style-name="ro1">
          <table:table-cell office:value-type="string">
            <text:p>20231018T192758p5450</text:p>
          </table:table-cell>
          <table:table-cell table:formula="of:=1/([.D20]*0.7+[.E20]/100*0.3)" office:value-type="float" office:value="0.364515345518169">
            <text:p>0.36</text:p>
          </table:table-cell>
          <table:table-cell office:value-type="float" office:value="521.132340643471">
            <text:p>521</text:p>
          </table:table-cell>
          <table:table-cell table:formula="of:=(ABS([.C20]-[.$O$2]))/[.C20]" office:value-type="float" office:value="3.75311126717162">
            <text:p>3.753</text:p>
          </table:table-cell>
          <table:table-cell office:value-type="float" office:value="38.730280536344">
            <text:p>38.73</text:p>
          </table:table-cell>
          <table:table-cell office:value-type="float" office:value="13.2986512524085">
            <text:p>13.30</text:p>
          </table:table-cell>
          <table:table-cell office:value-type="float" office:value="21.5324903753374">
            <text:p>21.53</text:p>
          </table:table-cell>
          <table:table-cell office:value-type="float" office:value="256290.144987012">
            <text:p>256290</text:p>
          </table:table-cell>
          <table:table-cell office:value-type="float" office:value="0.300057731586693">
            <text:p>0.300</text:p>
          </table:table-cell>
          <table:table-cell office:value-type="float" office:value="67.9422166275973">
            <text:p>67.94</text:p>
          </table:table-cell>
          <table:table-cell table:number-columns-repeated="5"/>
        </table:table-row>
        <table:table-row table:style-name="ro1">
          <table:table-cell office:value-type="string">
            <text:p>20231018T192648p4007</text:p>
          </table:table-cell>
          <table:table-cell table:formula="of:=1/([.D21]*0.7+[.E21]/100*0.3)" office:value-type="float" office:value="0.282169865699541">
            <text:p>0.28</text:p>
          </table:table-cell>
          <table:table-cell office:value-type="float" office:value="413.464775687608">
            <text:p>413</text:p>
          </table:table-cell>
          <table:table-cell table:formula="of:=(ABS([.C21]-[.$O$2]))/[.C21]" office:value-type="float" office:value="4.99083681525386">
            <text:p>4.991</text:p>
          </table:table-cell>
          <table:table-cell office:value-type="float" office:value="16.7929251207152">
            <text:p>16.79</text:p>
          </table:table-cell>
          <table:table-cell office:value-type="float" office:value="17.3210500963391">
            <text:p>17.32</text:p>
          </table:table-cell>
          <table:table-cell office:value-type="float" office:value="18.5907129759614">
            <text:p>18.59</text:p>
          </table:table-cell>
          <table:table-cell office:value-type="float" office:value="242379.944732511">
            <text:p>242380</text:p>
          </table:table-cell>
          <table:table-cell office:value-type="float" office:value="0.122587104848858">
            <text:p>0.123</text:p>
          </table:table-cell>
          <table:table-cell office:value-type="float" office:value="36.4616832687509">
            <text:p>36.46</text:p>
          </table:table-cell>
          <table:table-cell table:number-columns-repeated="5"/>
        </table:table-row>
        <table:table-row table:style-name="ro1">
          <table:table-cell office:value-type="string">
            <text:p>20231018T192746p5173</text:p>
          </table:table-cell>
          <table:table-cell table:formula="of:=1/([.D22]*0.7+[.E22]/100*0.3)" office:value-type="float" office:value="0.198110852970423">
            <text:p>0.20</text:p>
          </table:table-cell>
          <table:table-cell office:value-type="float" office:value="307.3756394425">
            <text:p>307</text:p>
          </table:table-cell>
          <table:table-cell table:formula="of:=(ABS([.C22]-[.$O$2]))/[.C22]" office:value-type="float" office:value="7.05854362594459">
            <text:p>7.059</text:p>
          </table:table-cell>
          <table:table-cell office:value-type="float" office:value="35.5661670519028">
            <text:p>35.57</text:p>
          </table:table-cell>
          <table:table-cell office:value-type="float" office:value="18.3500722543353">
            <text:p>18.35</text:p>
          </table:table-cell>
          <table:table-cell office:value-type="float" office:value="17.5818476242388">
            <text:p>17.58</text:p>
          </table:table-cell>
          <table:table-cell office:value-type="float" office:value="310619.921472038">
            <text:p>310620</text:p>
          </table:table-cell>
          <table:table-cell office:value-type="float" office:value="0.314408717046385">
            <text:p>0.314</text:p>
          </table:table-cell>
          <table:table-cell office:value-type="float" office:value="25.1751006701057">
            <text:p>25.18</text:p>
          </table:table-cell>
          <table:table-cell table:number-columns-repeated="5"/>
        </table:table-row>
        <table:table-row table:style-name="ro1">
          <table:table-cell office:value-type="string">
            <text:p>20231018T192810p5728</text:p>
          </table:table-cell>
          <table:table-cell table:formula="of:=1/([.D23]*0.7+[.E23]/100*0.3)" office:value-type="float" office:value="0.429795049603174">
            <text:p>0.43</text:p>
          </table:table-cell>
          <table:table-cell office:value-type="float" office:value="594.048871530218">
            <text:p>594</text:p>
          </table:table-cell>
          <table:table-cell table:formula="of:=(ABS([.C23]-[.$O$2]))/[.C23]" office:value-type="float" office:value="3.16969060747387">
            <text:p>3.170</text:p>
          </table:table-cell>
          <table:table-cell office:value-type="float" office:value="35.9689792740812">
            <text:p>35.97</text:p>
          </table:table-cell>
          <table:table-cell office:value-type="float" office:value="17.7073699421965">
            <text:p>17.71</text:p>
          </table:table-cell>
          <table:table-cell office:value-type="float" office:value="34.9170341233724">
            <text:p>34.92</text:p>
          </table:table-cell>
          <table:table-cell office:value-type="float" office:value="336680.954509879">
            <text:p>336681</text:p>
          </table:table-cell>
          <table:table-cell office:value-type="float" office:value="0.00868306787998665">
            <text:p>0.009</text:p>
          </table:table-cell>
          <table:table-cell office:value-type="float" office:value="25.5072868818859">
            <text:p>25.51</text:p>
          </table:table-cell>
          <table:table-cell table:number-columns-repeated="5"/>
        </table:table-row>
        <table:table-row table:style-name="ro1">
          <table:table-cell office:value-type="string">
            <text:p>20231018T192700p4220</text:p>
          </table:table-cell>
          <table:table-cell table:formula="of:=1/([.D24]*0.7+[.E24]/100*0.3)" office:value-type="float" office:value="0.264011544544091">
            <text:p>0.26</text:p>
          </table:table-cell>
          <table:table-cell office:value-type="float" office:value="394.905049176043">
            <text:p>395</text:p>
          </table:table-cell>
          <table:table-cell table:formula="of:=(ABS([.C24]-[.$O$2]))/[.C24]" office:value-type="float" office:value="5.272393845478">
            <text:p>5.272</text:p>
          </table:table-cell>
          <table:table-cell office:value-type="float" office:value="32.3458206239348">
            <text:p>32.35</text:p>
          </table:table-cell>
          <table:table-cell office:value-type="float" office:value="13.5173410404624">
            <text:p>13.52</text:p>
          </table:table-cell>
          <table:table-cell office:value-type="float" office:value="11.283502757116">
            <text:p>11.28</text:p>
          </table:table-cell>
          <table:table-cell office:value-type="float" office:value="222452.936722505">
            <text:p>222453</text:p>
          </table:table-cell>
          <table:table-cell office:value-type="float" office:value="0.352044292915332">
            <text:p>0.352</text:p>
          </table:table-cell>
          <table:table-cell office:value-type="float" office:value="75.4075334950777">
            <text:p>75.41</text:p>
          </table:table-cell>
          <table:table-cell table:number-columns-repeated="5"/>
        </table:table-row>
        <table:table-row table:style-name="ro1">
          <table:table-cell office:value-type="string">
            <text:p>20231018T192728p4807</text:p>
          </table:table-cell>
          <table:table-cell table:formula="of:=1/([.D25]*0.7+[.E25]/100*0.3)" office:value-type="float" office:value="0.394598449141012">
            <text:p>0.39</text:p>
          </table:table-cell>
          <table:table-cell office:value-type="float" office:value="540.119686816874">
            <text:p>540</text:p>
          </table:table-cell>
          <table:table-cell table:formula="of:=(ABS([.C25]-[.$O$2]))/[.C25]" office:value-type="float" office:value="3.58602058110098">
            <text:p>3.586</text:p>
          </table:table-cell>
          <table:table-cell office:value-type="float" office:value="8.00247111756593">
            <text:p>8.00</text:p>
          </table:table-cell>
          <table:table-cell office:value-type="float" office:value="14.5519026974952">
            <text:p>14.55</text:p>
          </table:table-cell>
          <table:table-cell office:value-type="float" office:value="30.7220373339637">
            <text:p>30.72</text:p>
          </table:table-cell>
          <table:table-cell office:value-type="float" office:value="280158.056825555">
            <text:p>280158</text:p>
          </table:table-cell>
          <table:table-cell office:value-type="float" office:value="0.0745192655406269">
            <text:p>0.075</text:p>
          </table:table-cell>
          <table:table-cell office:value-type="float" office:value="78.8157586572333">
            <text:p>78.82</text:p>
          </table:table-cell>
          <table:table-cell table:number-columns-repeated="5"/>
        </table:table-row>
        <table:table-row table:style-name="ro1">
          <table:table-cell office:value-type="string">
            <text:p>20231018T192725p4727</text:p>
          </table:table-cell>
          <table:table-cell table:formula="of:=1/([.D26]*0.7+[.E26]/100*0.3)" office:value-type="float" office:value="0.362111844530935">
            <text:p>0.36</text:p>
          </table:table-cell>
          <table:table-cell office:value-type="float" office:value="538.463751334373">
            <text:p>538</text:p>
          </table:table-cell>
          <table:table-cell table:formula="of:=(ABS([.C26]-[.$O$2]))/[.C26]" office:value-type="float" office:value="3.60012395237696">
            <text:p>3.600</text:p>
          </table:table-cell>
          <table:table-cell office:value-type="float" office:value="80.4969825999676">
            <text:p>80.50</text:p>
          </table:table-cell>
          <table:table-cell office:value-type="float" office:value="9.13508462257294">
            <text:p>9.14</text:p>
          </table:table-cell>
          <table:table-cell office:value-type="float" office:value="16.7702712325601">
            <text:p>16.77</text:p>
          </table:table-cell>
          <table:table-cell office:value-type="float" office:value="316513.675866537">
            <text:p>316514</text:p>
          </table:table-cell>
          <table:table-cell office:value-type="float" office:value="0.126772491491834">
            <text:p>0.127</text:p>
          </table:table-cell>
          <table:table-cell office:value-type="float" office:value="95.3560117125148">
            <text:p>95.36</text:p>
          </table:table-cell>
          <table:table-cell table:number-columns-repeated="5"/>
        </table:table-row>
        <table:table-row table:style-name="ro1">
          <table:table-cell office:value-type="string">
            <text:p>20231018T192740p5060</text:p>
          </table:table-cell>
          <table:table-cell table:formula="of:=1/([.D27]*0.7+[.E27]/100*0.3)" office:value-type="float" office:value="0.361456014289606">
            <text:p>0.36</text:p>
          </table:table-cell>
          <table:table-cell office:value-type="float" office:value="511.11500459763">
            <text:p>511</text:p>
          </table:table-cell>
          <table:table-cell table:formula="of:=(ABS([.C27]-[.$O$2]))/[.C27]" office:value-type="float" office:value="3.84626743045822">
            <text:p>3.846</text:p>
          </table:table-cell>
          <table:table-cell office:value-type="float" office:value="24.7337179130589">
            <text:p>24.73</text:p>
          </table:table-cell>
          <table:table-cell office:value-type="float" office:value="7.67752706668016">
            <text:p>7.68</text:p>
          </table:table-cell>
          <table:table-cell office:value-type="float" office:value="15.1755045338559">
            <text:p>15.18</text:p>
          </table:table-cell>
          <table:table-cell office:value-type="float" office:value="203249.276451461">
            <text:p>203249</text:p>
          </table:table-cell>
          <table:table-cell office:value-type="float" office:value="0.157794878425636">
            <text:p>0.158</text:p>
          </table:table-cell>
          <table:table-cell office:value-type="float" office:value="12.0932975440867">
            <text:p>12.09</text:p>
          </table:table-cell>
          <table:table-cell table:number-columns-repeated="5"/>
        </table:table-row>
        <table:table-row table:style-name="ro1">
          <table:table-cell office:value-type="string">
            <text:p>20231018T192636p3794</text:p>
          </table:table-cell>
          <table:table-cell table:formula="of:=1/([.D28]*0.7+[.E28]/100*0.3)" office:value-type="float" office:value="0.280564096098597">
            <text:p>0.28</text:p>
          </table:table-cell>
          <table:table-cell office:value-type="float" office:value="412.196414600002">
            <text:p>412</text:p>
          </table:table-cell>
          <table:table-cell table:formula="of:=(ABS([.C28]-[.$O$2]))/[.C28]" office:value-type="float" office:value="5.0092710956831">
            <text:p>5.009</text:p>
          </table:table-cell>
          <table:table-cell office:value-type="float" office:value="19.2527224903039">
            <text:p>19.25</text:p>
          </table:table-cell>
          <table:table-cell office:value-type="float" office:value="19.5779142581888">
            <text:p>19.58</text:p>
          </table:table-cell>
          <table:table-cell office:value-type="float" office:value="14.4715431295803">
            <text:p>14.47</text:p>
          </table:table-cell>
          <table:table-cell office:value-type="float" office:value="205242.880650717">
            <text:p>205243</text:p>
          </table:table-cell>
          <table:table-cell office:value-type="float" office:value="0.0612950963288787">
            <text:p>0.061</text:p>
          </table:table-cell>
          <table:table-cell office:value-type="float" office:value="12.0672466127022">
            <text:p>12.07</text:p>
          </table:table-cell>
          <table:table-cell table:number-columns-repeated="5"/>
        </table:table-row>
        <table:table-row table:style-name="ro1">
          <table:table-cell office:value-type="string">
            <text:p>20231018T192716p4524</text:p>
          </table:table-cell>
          <table:table-cell table:formula="of:=1/([.D29]*0.7+[.E29]/100*0.3)" office:value-type="float" office:value="0.665080393724496">
            <text:p>0.67</text:p>
          </table:table-cell>
          <table:table-cell office:value-type="float" office:value="828.802980747954">
            <text:p>829</text:p>
          </table:table-cell>
          <table:table-cell table:formula="of:=(ABS([.C29]-[.$O$2]))/[.C29]" office:value-type="float" office:value="1.98864755260005">
            <text:p>1.989</text:p>
          </table:table-cell>
          <table:table-cell office:value-type="float" office:value="37.1747799795447">
            <text:p>37.17</text:p>
          </table:table-cell>
          <table:table-cell office:value-type="float" office:value="6.21790591805766">
            <text:p>6.22</text:p>
          </table:table-cell>
          <table:table-cell office:value-type="float" office:value="28.1017308428007">
            <text:p>28.10</text:p>
          </table:table-cell>
          <table:table-cell office:value-type="float" office:value="368621.960478249">
            <text:p>368622</text:p>
          </table:table-cell>
          <table:table-cell office:value-type="float" office:value="0.0890875879069795">
            <text:p>0.089</text:p>
          </table:table-cell>
          <table:table-cell office:value-type="float" office:value="91.7229502561962">
            <text:p>91.72</text:p>
          </table:table-cell>
          <table:table-cell table:number-columns-repeated="5"/>
        </table:table-row>
        <table:table-row table:style-name="ro1">
          <table:table-cell office:value-type="string">
            <text:p>20231018T192642p3910</text:p>
          </table:table-cell>
          <table:table-cell table:formula="of:=1/([.D30]*0.7+[.E30]/100*0.3)" office:value-type="float" office:value="0.522569167999139">
            <text:p>0.52</text:p>
          </table:table-cell>
          <table:table-cell office:value-type="float" office:value="707.646151361536">
            <text:p>708</text:p>
          </table:table-cell>
          <table:table-cell table:formula="of:=(ABS([.C30]-[.$O$2]))/[.C30]" office:value-type="float" office:value="2.50033699078864">
            <text:p>2.500</text:p>
          </table:table-cell>
          <table:table-cell office:value-type="float" office:value="54.4621270782775">
            <text:p>54.46</text:p>
          </table:table-cell>
          <table:table-cell office:value-type="float" office:value="16.7611994219653">
            <text:p>16.76</text:p>
          </table:table-cell>
          <table:table-cell office:value-type="float" office:value="20.0817191056655">
            <text:p>20.08</text:p>
          </table:table-cell>
          <table:table-cell office:value-type="float" office:value="231328.259351181">
            <text:p>231328</text:p>
          </table:table-cell>
          <table:table-cell office:value-type="float" office:value="0.0936775215186425">
            <text:p>0.094</text:p>
          </table:table-cell>
          <table:table-cell office:value-type="float" office:value="5.11729315022698">
            <text:p>5.12</text:p>
          </table:table-cell>
          <table:table-cell table:number-columns-repeated="5"/>
        </table:table-row>
        <table:table-row table:style-name="ro1">
          <table:table-cell office:value-type="string">
            <text:p>20231018T192743p5127</text:p>
          </table:table-cell>
          <table:table-cell table:formula="of:=1/([.D31]*0.7+[.E31]/100*0.3)" office:value-type="float" office:value="0.366336405797133">
            <text:p>0.37</text:p>
          </table:table-cell>
          <table:table-cell office:value-type="float" office:value="519.170871001589">
            <text:p>519</text:p>
          </table:table-cell>
          <table:table-cell table:formula="of:=(ABS([.C31]-[.$O$2]))/[.C31]" office:value-type="float" office:value="3.77106890689254">
            <text:p>3.771</text:p>
          </table:table-cell>
          <table:table-cell office:value-type="float" office:value="29.9943976113395">
            <text:p>29.99</text:p>
          </table:table-cell>
          <table:table-cell office:value-type="float" office:value="7.96889914511984">
            <text:p>7.97</text:p>
          </table:table-cell>
          <table:table-cell office:value-type="float" office:value="15.1755045338559">
            <text:p>15.18</text:p>
          </table:table-cell>
          <table:table-cell office:value-type="float" office:value="203249.276451461">
            <text:p>203249</text:p>
          </table:table-cell>
          <table:table-cell office:value-type="float" office:value="0.157794878425636">
            <text:p>0.158</text:p>
          </table:table-cell>
          <table:table-cell office:value-type="float" office:value="12.0932975440867">
            <text:p>12.09</text:p>
          </table:table-cell>
          <table:table-cell table:number-columns-repeated="5"/>
        </table:table-row>
        <table:table-row table:style-name="ro1">
          <table:table-cell office:value-type="string">
            <text:p>20231018T192825p6058</text:p>
          </table:table-cell>
          <table:table-cell table:formula="of:=1/([.D32]*0.7+[.E32]/100*0.3)" office:value-type="float" office:value="0.546021508698113">
            <text:p>0.55</text:p>
          </table:table-cell>
          <table:table-cell office:value-type="float" office:value="711.630957919648">
            <text:p>712</text:p>
          </table:table-cell>
          <table:table-cell table:formula="of:=(ABS([.C32]-[.$O$2]))/[.C32]" office:value-type="float" office:value="2.48073671111942">
            <text:p>2.481</text:p>
          </table:table-cell>
          <table:table-cell office:value-type="float" office:value="31.6379959352462">
            <text:p>31.64</text:p>
          </table:table-cell>
          <table:table-cell office:value-type="float" office:value="8.38505084390397">
            <text:p>8.39</text:p>
          </table:table-cell>
          <table:table-cell office:value-type="float" office:value="18.4324322879841">
            <text:p>18.43</text:p>
          </table:table-cell>
          <table:table-cell office:value-type="float" office:value="315485.266228196">
            <text:p>315485</text:p>
          </table:table-cell>
          <table:table-cell office:value-type="float" office:value="0.0506878346830655">
            <text:p>0.051</text:p>
          </table:table-cell>
          <table:table-cell office:value-type="float" office:value="8.93959130973034">
            <text:p>8.94</text:p>
          </table:table-cell>
          <table:table-cell table:number-columns-repeated="5"/>
        </table:table-row>
        <table:table-row table:style-name="ro1">
          <table:table-cell office:value-type="string">
            <text:p>20231018T192645p3942</text:p>
          </table:table-cell>
          <table:table-cell table:formula="of:=1/([.D33]*0.7+[.E33]/100*0.3)" office:value-type="float" office:value="0.612987870501564">
            <text:p>0.61</text:p>
          </table:table-cell>
          <table:table-cell office:value-type="float" office:value="786.027416586276">
            <text:p>786</text:p>
          </table:table-cell>
          <table:table-cell table:formula="of:=(ABS([.C33]-[.$O$2]))/[.C33]" office:value-type="float" office:value="2.15128957048042">
            <text:p>2.151</text:p>
          </table:table-cell>
          <table:table-cell office:value-type="float" office:value="41.8169835825988">
            <text:p>41.82</text:p>
          </table:table-cell>
          <table:table-cell office:value-type="float" office:value="7.72657232704403">
            <text:p>7.73</text:p>
          </table:table-cell>
          <table:table-cell office:value-type="float" office:value="10.1633436665944">
            <text:p>10.16</text:p>
          </table:table-cell>
          <table:table-cell office:value-type="float" office:value="288635.056480619">
            <text:p>288635</text:p>
          </table:table-cell>
          <table:table-cell office:value-type="float" office:value="0.00955232956132245">
            <text:p>0.010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8T192822p5989</text:p>
          </table:table-cell>
          <table:table-cell table:formula="of:=1/([.D34]*0.7+[.E34]/100*0.3)" office:value-type="float" office:value="0.413070477828131">
            <text:p>0.41</text:p>
          </table:table-cell>
          <table:table-cell office:value-type="float" office:value="559.841049693069">
            <text:p>560</text:p>
          </table:table-cell>
          <table:table-cell table:formula="of:=(ABS([.C34]-[.$O$2]))/[.C34]" office:value-type="float" office:value="3.42447012657969">
            <text:p>3.424</text:p>
          </table:table-cell>
          <table:table-cell office:value-type="float" office:value="7.92176515535623">
            <text:p>7.92</text:p>
          </table:table-cell>
          <table:table-cell office:value-type="float" office:value="8.43524404980823">
            <text:p>8.44</text:p>
          </table:table-cell>
          <table:table-cell office:value-type="float" office:value="18.4324322879841">
            <text:p>18.43</text:p>
          </table:table-cell>
          <table:table-cell office:value-type="float" office:value="315485.266228196">
            <text:p>315485</text:p>
          </table:table-cell>
          <table:table-cell office:value-type="float" office:value="0.0506878346830655">
            <text:p>0.051</text:p>
          </table:table-cell>
          <table:table-cell office:value-type="float" office:value="8.93959130973034">
            <text:p>8.94</text:p>
          </table:table-cell>
          <table:table-cell table:number-columns-repeated="5"/>
        </table:table-row>
        <table:table-row table:style-name="ro1">
          <table:table-cell office:value-type="string">
            <text:p>20231018T192752p5335</text:p>
          </table:table-cell>
          <table:table-cell table:formula="of:=1/([.D35]*0.7+[.E35]/100*0.3)" office:value-type="float" office:value="1.9118365704906">
            <text:p>1.91</text:p>
          </table:table-cell>
          <table:table-cell office:value-type="float" office:value="1619.17644989691">
            <text:p>1619</text:p>
          </table:table-cell>
          <table:table-cell table:formula="of:=(ABS([.C35]-[.$O$2]))/[.C35]" office:value-type="float" office:value="0.529790036260536">
            <text:p>0.530</text:p>
          </table:table-cell>
          <table:table-cell office:value-type="float" office:value="50.7347451988229">
            <text:p>50.73</text:p>
          </table:table-cell>
          <table:table-cell office:value-type="float" office:value="8.80229571780492">
            <text:p>8.80</text:p>
          </table:table-cell>
          <table:table-cell office:value-type="float" office:value="27.7723909729553">
            <text:p>27.77</text:p>
          </table:table-cell>
          <table:table-cell office:value-type="float" office:value="365119.307518081">
            <text:p>365119</text:p>
          </table:table-cell>
          <table:table-cell office:value-type="float" office:value="0.146966897322052">
            <text:p>0.147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18T192737p5019</text:p>
          </table:table-cell>
          <table:table-cell table:formula="of:=1/([.D36]*0.7+[.E36]/100*0.3)" office:value-type="float" office:value="0.718605118714372">
            <text:p>0.72</text:p>
          </table:table-cell>
          <table:table-cell office:value-type="float" office:value="971.866092839898">
            <text:p>972</text:p>
          </table:table-cell>
          <table:table-cell table:formula="of:=(ABS([.C36]-[.$O$2]))/[.C36]" office:value-type="float" office:value="1.54870503071255">
            <text:p>1.549</text:p>
          </table:table-cell>
          <table:table-cell office:value-type="float" office:value="102.497111200285">
            <text:p>102.50</text:p>
          </table:table-cell>
          <table:table-cell office:value-type="float" office:value="4.51042193665891">
            <text:p>4.51</text:p>
          </table:table-cell>
          <table:table-cell office:value-type="float" office:value="32.9769515465126">
            <text:p>32.98</text:p>
          </table:table-cell>
          <table:table-cell office:value-type="float" office:value="341144.798061227">
            <text:p>341145</text:p>
          </table:table-cell>
          <table:table-cell office:value-type="float" office:value="0.0154952425704688">
            <text:p>0.015</text:p>
          </table:table-cell>
          <table:table-cell office:value-type="float" office:value="94.8057593055549">
            <text:p>94.81</text:p>
          </table:table-cell>
          <table:table-cell table:number-columns-repeated="5"/>
        </table:table-row>
        <table:table-row table:style-name="ro1">
          <table:table-cell office:value-type="string">
            <text:p>20231018T192755p5389</text:p>
          </table:table-cell>
          <table:table-cell table:formula="of:=1/([.D37]*0.7+[.E37]/100*0.3)" office:value-type="float" office:value="0.931736970016709">
            <text:p>0.93</text:p>
          </table:table-cell>
          <table:table-cell office:value-type="float" office:value="985.147527496442">
            <text:p>985</text:p>
          </table:table-cell>
          <table:table-cell table:formula="of:=(ABS([.C37]-[.$O$2]))/[.C37]" office:value-type="float" office:value="1.51434422851855">
            <text:p>1.514</text:p>
          </table:table-cell>
          <table:table-cell office:value-type="float" office:value="4.40777038547785">
            <text:p>4.41</text:p>
          </table:table-cell>
          <table:table-cell office:value-type="float" office:value="6.23158329461566">
            <text:p>6.23</text:p>
          </table:table-cell>
          <table:table-cell office:value-type="float" office:value="12.2922958001107">
            <text:p>12.29</text:p>
          </table:table-cell>
          <table:table-cell office:value-type="float" office:value="380754.083439078">
            <text:p>380754</text:p>
          </table:table-cell>
          <table:table-cell office:value-type="float" office:value="0.142977779331517">
            <text:p>0.143</text:p>
          </table:table-cell>
          <table:table-cell office:value-type="float" office:value="94.9669091391218">
            <text:p>94.97</text:p>
          </table:table-cell>
          <table:table-cell table:number-columns-repeated="5"/>
        </table:table-row>
        <table:table-row table:style-name="ro1">
          <table:table-cell office:value-type="string">
            <text:p>20231018T192722p4687</text:p>
          </table:table-cell>
          <table:table-cell table:formula="of:=1/([.D38]*0.7+[.E38]/100*0.3)" office:value-type="float" office:value="0.834311923711497">
            <text:p>0.83</text:p>
          </table:table-cell>
          <table:table-cell office:value-type="float" office:value="943.649420157685">
            <text:p>944</text:p>
          </table:table-cell>
          <table:table-cell table:formula="of:=(ABS([.C38]-[.$O$2]))/[.C38]" office:value-type="float" office:value="1.62491551108683">
            <text:p>1.625</text:p>
          </table:table-cell>
          <table:table-cell office:value-type="float" office:value="20.3838749847036">
            <text:p>20.38</text:p>
          </table:table-cell>
          <table:table-cell office:value-type="float" office:value="8.13171549871587">
            <text:p>8.13</text:p>
          </table:table-cell>
          <table:table-cell office:value-type="float" office:value="37.2998809456905">
            <text:p>37.30</text:p>
          </table:table-cell>
          <table:table-cell office:value-type="float" office:value="323228.073437185">
            <text:p>323228</text:p>
          </table:table-cell>
          <table:table-cell office:value-type="float" office:value="0.0733518963136235">
            <text:p>0.073</text:p>
          </table:table-cell>
          <table:table-cell office:value-type="float" office:value="2.98423523641391">
            <text:p>2.98</text:p>
          </table:table-cell>
          <table:table-cell table:number-columns-repeated="5"/>
        </table:table-row>
        <table:table-row table:style-name="ro1">
          <table:table-cell office:value-type="string">
            <text:p>20231018T192734p4953</text:p>
          </table:table-cell>
          <table:table-cell table:formula="of:=1/([.D39]*0.7+[.E39]/100*0.3)" office:value-type="float" office:value="0.184887589217193">
            <text:p>0.18</text:p>
          </table:table-cell>
          <table:table-cell office:value-type="float" office:value="291.421812014822">
            <text:p>291</text:p>
          </table:table-cell>
          <table:table-cell table:formula="of:=(ABS([.C39]-[.$O$2]))/[.C39]" office:value-type="float" office:value="7.49970694669216">
            <text:p>7.500</text:p>
          </table:table-cell>
          <table:table-cell office:value-type="float" office:value="52.9656679099681">
            <text:p>52.97</text:p>
          </table:table-cell>
          <table:table-cell office:value-type="float" office:value="15.1701589595376">
            <text:p>15.17</text:p>
          </table:table-cell>
          <table:table-cell office:value-type="float" office:value="23.5893915004922">
            <text:p>23.59</text:p>
          </table:table-cell>
          <table:table-cell office:value-type="float" office:value="353529.946936553">
            <text:p>353530</text:p>
          </table:table-cell>
          <table:table-cell office:value-type="float" office:value="0.0396533738770398">
            <text:p>0.040</text:p>
          </table:table-cell>
          <table:table-cell office:value-type="float" office:value="94.3951651953638">
            <text:p>94.40</text:p>
          </table:table-cell>
          <table:table-cell table:number-columns-repeated="5"/>
        </table:table-row>
        <table:table-row table:style-name="ro1">
          <table:table-cell office:value-type="string">
            <text:p>20231019T035133p48698</text:p>
          </table:table-cell>
          <table:table-cell table:formula="of:=1/([.D40]*0.7+[.E40]/100*0.3)" office:value-type="float" office:value="0.36379470349858">
            <text:p>0.36</text:p>
          </table:table-cell>
          <table:table-cell office:value-type="float" office:value="535.338139624094">
            <text:p>535</text:p>
          </table:table-cell>
          <table:table-cell table:formula="of:=(ABS([.C40]-[.$O$2]))/[.C40]" office:value-type="float" office:value="3.62698211963622">
            <text:p>3.627</text:p>
          </table:table-cell>
          <table:table-cell office:value-type="float" office:value="69.9718640762644">
            <text:p>69.97</text:p>
          </table:table-cell>
          <table:table-cell office:value-type="float" office:value="4.3777699079227">
            <text:p>4.38</text:p>
          </table:table-cell>
          <table:table-cell office:value-type="float" office:value="10.4789689949361">
            <text:p>10.48</text:p>
          </table:table-cell>
          <table:table-cell office:value-type="float" office:value="323228.073437185">
            <text:p>323228</text:p>
          </table:table-cell>
          <table:table-cell office:value-type="float" office:value="0.193805968898584">
            <text:p>0.194</text:p>
          </table:table-cell>
          <table:table-cell office:value-type="float" office:value="63.4648810587653">
            <text:p>63.46</text:p>
          </table:table-cell>
          <table:table-cell table:number-columns-repeated="5"/>
        </table:table-row>
        <table:table-row table:style-name="ro1">
          <table:table-cell office:value-type="string">
            <text:p>20231019T035236p50053</text:p>
          </table:table-cell>
          <table:table-cell table:formula="of:=1/([.D41]*0.7+[.E41]/100*0.3)" office:value-type="float" office:value="0.856440885646945">
            <text:p>0.86</text:p>
          </table:table-cell>
          <table:table-cell office:value-type="float" office:value="993.352839829639">
            <text:p>993</text:p>
          </table:table-cell>
          <table:table-cell table:formula="of:=(ABS([.C41]-[.$O$2]))/[.C41]" office:value-type="float" office:value="1.49357519370943">
            <text:p>1.494</text:p>
          </table:table-cell>
          <table:table-cell office:value-type="float" office:value="40.7067584683828">
            <text:p>40.71</text:p>
          </table:table-cell>
          <table:table-cell office:value-type="float" office:value="10.5251685934489">
            <text:p>10.53</text:p>
          </table:table-cell>
          <table:table-cell office:value-type="float" office:value="35.2521197965156">
            <text:p>35.25</text:p>
          </table:table-cell>
          <table:table-cell office:value-type="float" office:value="368621.960478249">
            <text:p>368622</text:p>
          </table:table-cell>
          <table:table-cell office:value-type="float" office:value="0.325936975349287">
            <text:p>0.326</text:p>
          </table:table-cell>
          <table:table-cell office:value-type="float" office:value="86.7674551215565">
            <text:p>86.77</text:p>
          </table:table-cell>
          <table:table-cell table:number-columns-repeated="5"/>
        </table:table-row>
        <table:table-row table:style-name="ro1">
          <table:table-cell office:value-type="string">
            <text:p>20231019T035151p49097</text:p>
          </table:table-cell>
          <table:table-cell table:formula="of:=1/([.D42]*0.7+[.E42]/100*0.3)" office:value-type="float" office:value="0.413521469866477">
            <text:p>0.41</text:p>
          </table:table-cell>
          <table:table-cell office:value-type="float" office:value="611.965627374924">
            <text:p>612</text:p>
          </table:table-cell>
          <table:table-cell table:formula="of:=(ABS([.C42]-[.$O$2]))/[.C42]" office:value-type="float" office:value="3.04761295274915">
            <text:p>3.048</text:p>
          </table:table-cell>
          <table:table-cell office:value-type="float" office:value="94.9750191322868">
            <text:p>94.98</text:p>
          </table:table-cell>
          <table:table-cell office:value-type="float" office:value="10.6711223506744">
            <text:p>10.67</text:p>
          </table:table-cell>
          <table:table-cell office:value-type="float" office:value="26.2197589894683">
            <text:p>26.22</text:p>
          </table:table-cell>
          <table:table-cell office:value-type="float" office:value="271963.65290784">
            <text:p>271964</text:p>
          </table:table-cell>
          <table:table-cell office:value-type="float" office:value="0.0804399758953379">
            <text:p>0.080</text:p>
          </table:table-cell>
          <table:table-cell office:value-type="float" office:value="71.7794865131032">
            <text:p>71.78</text:p>
          </table:table-cell>
          <table:table-cell table:number-columns-repeated="5"/>
        </table:table-row>
        <table:table-row table:style-name="ro1">
          <table:table-cell office:value-type="string">
            <text:p>20231019T035148p49004</text:p>
          </table:table-cell>
          <table:table-cell table:formula="of:=1/([.D43]*0.7+[.E43]/100*0.3)" office:value-type="float" office:value="0.406294213611948">
            <text:p>0.41</text:p>
          </table:table-cell>
          <table:table-cell office:value-type="float" office:value="588.647624869724">
            <text:p>589</text:p>
          </table:table-cell>
          <table:table-cell table:formula="of:=(ABS([.C43]-[.$O$2]))/[.C43]" office:value-type="float" office:value="3.20795038550983">
            <text:p>3.208</text:p>
          </table:table-cell>
          <table:table-cell office:value-type="float" office:value="71.9017743243102">
            <text:p>71.90</text:p>
          </table:table-cell>
          <table:table-cell office:value-type="float" office:value="10.4163053949904">
            <text:p>10.42</text:p>
          </table:table-cell>
          <table:table-cell office:value-type="float" office:value="17.1928423492719">
            <text:p>17.19</text:p>
          </table:table-cell>
          <table:table-cell office:value-type="float" office:value="237597.287467689">
            <text:p>237597</text:p>
          </table:table-cell>
          <table:table-cell office:value-type="float" office:value="0.144369668697351">
            <text:p>0.144</text:p>
          </table:table-cell>
          <table:table-cell office:value-type="float" office:value="77.3868573585156">
            <text:p>77.39</text:p>
          </table:table-cell>
          <table:table-cell table:number-columns-repeated="5"/>
        </table:table-row>
        <table:table-row table:style-name="ro1">
          <table:table-cell office:value-type="string">
            <text:p>20231019T035233p50000</text:p>
          </table:table-cell>
          <table:table-cell table:formula="of:=1/([.D44]*0.7+[.E44]/100*0.3)" office:value-type="float" office:value="0.291082959677766">
            <text:p>0.29</text:p>
          </table:table-cell>
          <table:table-cell office:value-type="float" office:value="459.662134819621">
            <text:p>460</text:p>
          </table:table-cell>
          <table:table-cell table:formula="of:=(ABS([.C44]-[.$O$2]))/[.C44]" office:value-type="float" office:value="4.38874058219308">
            <text:p>4.389</text:p>
          </table:table-cell>
          <table:table-cell office:value-type="float" office:value="121.109438549977">
            <text:p>121.11</text:p>
          </table:table-cell>
          <table:table-cell office:value-type="float" office:value="10.631021194605">
            <text:p>10.63</text:p>
          </table:table-cell>
          <table:table-cell office:value-type="float" office:value="23.2779566405088">
            <text:p>23.28</text:p>
          </table:table-cell>
          <table:table-cell office:value-type="float" office:value="340995.755139883">
            <text:p>340996</text:p>
          </table:table-cell>
          <table:table-cell office:value-type="float" office:value="0.0745192655406269">
            <text:p>0.075</text:p>
          </table:table-cell>
          <table:table-cell office:value-type="float" office:value="64.837953384222">
            <text:p>64.84</text:p>
          </table:table-cell>
          <table:table-cell table:number-columns-repeated="5"/>
        </table:table-row>
        <table:table-row table:style-name="ro1">
          <table:table-cell office:value-type="string">
            <text:p>20231019T035136p48750</text:p>
          </table:table-cell>
          <table:table-cell table:formula="of:=1/([.D45]*0.7+[.E45]/100*0.3)" office:value-type="float" office:value="0.458541316928771">
            <text:p>0.46</text:p>
          </table:table-cell>
          <table:table-cell office:value-type="float" office:value="668.752091637992">
            <text:p>669</text:p>
          </table:table-cell>
          <table:table-cell table:formula="of:=(ABS([.C45]-[.$O$2]))/[.C45]" office:value-type="float" office:value="2.70391364897719">
            <text:p>2.704</text:p>
          </table:table-cell>
          <table:table-cell office:value-type="float" office:value="96.029668645938">
            <text:p>96.03</text:p>
          </table:table-cell>
          <table:table-cell office:value-type="float" office:value="11.0526252408478">
            <text:p>11.05</text:p>
          </table:table-cell>
          <table:table-cell office:value-type="float" office:value="38.4334368614523">
            <text:p>38.43</text:p>
          </table:table-cell>
          <table:table-cell office:value-type="float" office:value="301907.997182378">
            <text:p>301908</text:p>
          </table:table-cell>
          <table:table-cell office:value-type="float" office:value="0.0382419752726403">
            <text:p>0.038</text:p>
          </table:table-cell>
          <table:table-cell office:value-type="float" office:value="78.8157586572333">
            <text:p>78.82</text:p>
          </table:table-cell>
          <table:table-cell table:number-columns-repeated="5"/>
        </table:table-row>
        <table:table-row table:style-name="ro1">
          <table:table-cell office:value-type="string">
            <text:p>20231019T035221p49736</text:p>
          </table:table-cell>
          <table:table-cell table:formula="of:=1/([.D46]*0.7+[.E46]/100*0.3)" office:value-type="float" office:value="0.324274530860673">
            <text:p>0.32</text:p>
          </table:table-cell>
          <table:table-cell office:value-type="float" office:value="490.240681892198">
            <text:p>490</text:p>
          </table:table-cell>
          <table:table-cell table:formula="of:=(ABS([.C46]-[.$O$2]))/[.C46]" office:value-type="float" office:value="4.05262025672664">
            <text:p>4.053</text:p>
          </table:table-cell>
          <table:table-cell office:value-type="float" office:value="82.3242033356657">
            <text:p>82.32</text:p>
          </table:table-cell>
          <table:table-cell office:value-type="float" office:value="6.23736640033205">
            <text:p>6.24</text:p>
          </table:table-cell>
          <table:table-cell office:value-type="float" office:value="13.5037629990901">
            <text:p>13.50</text:p>
          </table:table-cell>
          <table:table-cell office:value-type="float" office:value="243796.460425357">
            <text:p>243796</text:p>
          </table:table-cell>
          <table:table-cell office:value-type="float" office:value="0.142977779331517">
            <text:p>0.143</text:p>
          </table:table-cell>
          <table:table-cell office:value-type="float" office:value="43.1112698167672">
            <text:p>43.11</text:p>
          </table:table-cell>
          <table:table-cell table:number-columns-repeated="5"/>
        </table:table-row>
        <table:table-row table:style-name="ro1">
          <table:table-cell office:value-type="string">
            <text:p>20231019T035103p48192</text:p>
          </table:table-cell>
          <table:table-cell table:formula="of:=1/([.D47]*0.7+[.E47]/100*0.3)" office:value-type="float" office:value="0.272318479033335">
            <text:p>0.27</text:p>
          </table:table-cell>
          <table:table-cell office:value-type="float" office:value="406.17608877163">
            <text:p>406</text:p>
          </table:table-cell>
          <table:table-cell table:formula="of:=(ABS([.C47]-[.$O$2]))/[.C47]" office:value-type="float" office:value="5.09834027278912">
            <text:p>5.098</text:p>
          </table:table-cell>
          <table:table-cell office:value-type="float" office:value="34.4442434016438">
            <text:p>34.44</text:p>
          </table:table-cell>
          <table:table-cell office:value-type="float" office:value="5.83115525352849">
            <text:p>5.83</text:p>
          </table:table-cell>
          <table:table-cell office:value-type="float" office:value="37.2998809456905">
            <text:p>37.30</text:p>
          </table:table-cell>
          <table:table-cell office:value-type="float" office:value="326374.990138934">
            <text:p>326375</text:p>
          </table:table-cell>
          <table:table-cell office:value-type="float" office:value="0.164619861348108">
            <text:p>0.165</text:p>
          </table:table-cell>
          <table:table-cell office:value-type="float" office:value="51.0538860241068">
            <text:p>51.05</text:p>
          </table:table-cell>
          <table:table-cell table:number-columns-repeated="5"/>
        </table:table-row>
        <table:table-row table:style-name="ro1">
          <table:table-cell office:value-type="string">
            <text:p>20231019T035215p49609</text:p>
          </table:table-cell>
          <table:table-cell table:formula="of:=1/([.D48]*0.7+[.E48]/100*0.3)" office:value-type="float" office:value="0.455750878487095">
            <text:p>0.46</text:p>
          </table:table-cell>
          <table:table-cell office:value-type="float" office:value="633.793592962419">
            <text:p>634</text:p>
          </table:table-cell>
          <table:table-cell table:formula="of:=(ABS([.C48]-[.$O$2]))/[.C48]" office:value-type="float" office:value="2.90821243304502">
            <text:p>2.908</text:p>
          </table:table-cell>
          <table:table-cell office:value-type="float" office:value="52.8108253706067">
            <text:p>52.81</text:p>
          </table:table-cell>
          <table:table-cell office:value-type="float" office:value="12.4906069364162">
            <text:p>12.49</text:p>
          </table:table-cell>
          <table:table-cell office:value-type="float" office:value="37.9426902697094">
            <text:p>37.94</text:p>
          </table:table-cell>
          <table:table-cell office:value-type="float" office:value="237597.287467689">
            <text:p>237597</text:p>
          </table:table-cell>
          <table:table-cell office:value-type="float" office:value="0.0825249938606697">
            <text:p>0.083</text:p>
          </table:table-cell>
          <table:table-cell office:value-type="float" office:value="83.686357957601">
            <text:p>83.69</text:p>
          </table:table-cell>
          <table:table-cell table:number-columns-repeated="5"/>
        </table:table-row>
        <table:table-row table:style-name="ro1">
          <table:table-cell office:value-type="string">
            <text:p>20231019T035130p48647</text:p>
          </table:table-cell>
          <table:table-cell table:formula="of:=1/([.D49]*0.7+[.E49]/100*0.3)" office:value-type="float" office:value="0.73319902594378">
            <text:p>0.73</text:p>
          </table:table-cell>
          <table:table-cell office:value-type="float" office:value="918.10094158191">
            <text:p>918</text:p>
          </table:table-cell>
          <table:table-cell table:formula="of:=(ABS([.C49]-[.$O$2]))/[.C49]" office:value-type="float" office:value="1.69796041787308">
            <text:p>1.698</text:p>
          </table:table-cell>
          <table:table-cell office:value-type="float" office:value="58.4379540064609">
            <text:p>58.44</text:p>
          </table:table-cell>
          <table:table-cell office:value-type="float" office:value="10.5782378430429">
            <text:p>10.58</text:p>
          </table:table-cell>
          <table:table-cell office:value-type="float" office:value="22.733666495239">
            <text:p>22.73</text:p>
          </table:table-cell>
          <table:table-cell office:value-type="float" office:value="222637.019442664">
            <text:p>222637</text:p>
          </table:table-cell>
          <table:table-cell office:value-type="float" office:value="0.310505547565044">
            <text:p>0.311</text:p>
          </table:table-cell>
          <table:table-cell office:value-type="float" office:value="94.7107373166396">
            <text:p>94.71</text:p>
          </table:table-cell>
          <table:table-cell table:number-columns-repeated="5"/>
        </table:table-row>
        <table:table-row table:style-name="ro1">
          <table:table-cell office:value-type="string">
            <text:p>20231019T035218p49662</text:p>
          </table:table-cell>
          <table:table-cell table:formula="of:=1/([.D50]*0.7+[.E50]/100*0.3)" office:value-type="float" office:value="0.249687137738606">
            <text:p>0.25</text:p>
          </table:table-cell>
          <table:table-cell office:value-type="float" office:value="369.876014289542">
            <text:p>370</text:p>
          </table:table-cell>
          <table:table-cell table:formula="of:=(ABS([.C50]-[.$O$2]))/[.C50]" office:value-type="float" office:value="5.69683868189675">
            <text:p>5.697</text:p>
          </table:table-cell>
          <table:table-cell office:value-type="float" office:value="5.74166373431657">
            <text:p>5.74</text:p>
          </table:table-cell>
          <table:table-cell office:value-type="float" office:value="13.691112716763">
            <text:p>13.69</text:p>
          </table:table-cell>
          <table:table-cell office:value-type="float" office:value="36.7649671545912">
            <text:p>36.76</text:p>
          </table:table-cell>
          <table:table-cell office:value-type="float" office:value="250837.701836195">
            <text:p>250838</text:p>
          </table:table-cell>
          <table:table-cell office:value-type="float" office:value="0.146966897322052">
            <text:p>0.147</text:p>
          </table:table-cell>
          <table:table-cell office:value-type="float" office:value="57.143579807115">
            <text:p>57.14</text:p>
          </table:table-cell>
          <table:table-cell table:number-columns-repeated="5"/>
        </table:table-row>
        <table:table-row table:style-name="ro1">
          <table:table-cell office:value-type="string">
            <text:p>20231019T035121p48491</text:p>
          </table:table-cell>
          <table:table-cell table:formula="of:=1/([.D51]*0.7+[.E51]/100*0.3)" office:value-type="float" office:value="0.578684540328587">
            <text:p>0.58</text:p>
          </table:table-cell>
          <table:table-cell office:value-type="float" office:value="828.807189815219">
            <text:p>829</text:p>
          </table:table-cell>
          <table:table-cell table:formula="of:=(ABS([.C51]-[.$O$2]))/[.C51]" office:value-type="float" office:value="1.98863237486181">
            <text:p>1.989</text:p>
          </table:table-cell>
          <table:table-cell office:value-type="float" office:value="112.004853674377">
            <text:p>112.00</text:p>
          </table:table-cell>
          <table:table-cell office:value-type="float" office:value="11.7520472061657">
            <text:p>11.75</text:p>
          </table:table-cell>
          <table:table-cell office:value-type="float" office:value="31.7993805954659">
            <text:p>31.80</text:p>
          </table:table-cell>
          <table:table-cell office:value-type="float" office:value="222750.461684277">
            <text:p>222750</text:p>
          </table:table-cell>
          <table:table-cell office:value-type="float" office:value="0.142813865734207">
            <text:p>0.143</text:p>
          </table:table-cell>
          <table:table-cell office:value-type="float" office:value="95.3453122859074">
            <text:p>95.35</text:p>
          </table:table-cell>
          <table:table-cell table:number-columns-repeated="5"/>
        </table:table-row>
        <table:table-row table:style-name="ro1">
          <table:table-cell office:value-type="string">
            <text:p>20231019T035145p48963</text:p>
          </table:table-cell>
          <table:table-cell table:formula="of:=1/([.D52]*0.7+[.E52]/100*0.3)" office:value-type="float" office:value="0.335141950595401">
            <text:p>0.34</text:p>
          </table:table-cell>
          <table:table-cell office:value-type="float" office:value="485.98114329961">
            <text:p>486</text:p>
          </table:table-cell>
          <table:table-cell table:formula="of:=(ABS([.C52]-[.$O$2]))/[.C52]" office:value-type="float" office:value="4.09690557782181">
            <text:p>4.097</text:p>
          </table:table-cell>
          <table:table-cell office:value-type="float" office:value="38.6587943819863">
            <text:p>38.66</text:p>
          </table:table-cell>
          <table:table-cell office:value-type="float" office:value="13.6844005777564">
            <text:p>13.68</text:p>
          </table:table-cell>
          <table:table-cell office:value-type="float" office:value="24.2261218743869">
            <text:p>24.23</text:p>
          </table:table-cell>
          <table:table-cell office:value-type="float" office:value="242379.944732511">
            <text:p>242380</text:p>
          </table:table-cell>
          <table:table-cell office:value-type="float" office:value="0.324633187060297">
            <text:p>0.325</text:p>
          </table:table-cell>
          <table:table-cell office:value-type="float" office:value="82.3068670475063">
            <text:p>82.31</text:p>
          </table:table-cell>
          <table:table-cell table:number-columns-repeated="5"/>
        </table:table-row>
        <table:table-row table:style-name="ro1">
          <table:table-cell office:value-type="string">
            <text:p>20231019T035118p48413</text:p>
          </table:table-cell>
          <table:table-cell table:formula="of:=1/([.D53]*0.7+[.E53]/100*0.3)" office:value-type="float" office:value="0.461535562740147">
            <text:p>0.46</text:p>
          </table:table-cell>
          <table:table-cell office:value-type="float" office:value="630.075910522072">
            <text:p>630</text:p>
          </table:table-cell>
          <table:table-cell table:formula="of:=(ABS([.C53]-[.$O$2]))/[.C53]" office:value-type="float" office:value="2.93127234137168">
            <text:p>2.931</text:p>
          </table:table-cell>
          <table:table-cell office:value-type="float" office:value="38.2632120132007">
            <text:p>38.26</text:p>
          </table:table-cell>
          <table:table-cell office:value-type="float" office:value="13.6270472061657">
            <text:p>13.63</text:p>
          </table:table-cell>
          <table:table-cell office:value-type="float" office:value="18.5907129759614">
            <text:p>18.59</text:p>
          </table:table-cell>
          <table:table-cell office:value-type="float" office:value="302680.483018708">
            <text:p>302680</text:p>
          </table:table-cell>
          <table:table-cell office:value-type="float" office:value="0.327481007527272">
            <text:p>0.327</text:p>
          </table:table-cell>
          <table:table-cell office:value-type="float" office:value="82.7018297734985">
            <text:p>82.70</text:p>
          </table:table-cell>
          <table:table-cell table:number-columns-repeated="5"/>
        </table:table-row>
        <table:table-row table:style-name="ro1">
          <table:table-cell office:value-type="string">
            <text:p>20231019T035054p48056</text:p>
          </table:table-cell>
          <table:table-cell table:formula="of:=1/([.D54]*0.7+[.E54]/100*0.3)" office:value-type="float" office:value="0.509417371089489">
            <text:p>0.51</text:p>
          </table:table-cell>
          <table:table-cell office:value-type="float" office:value="678.912149346121">
            <text:p>679</text:p>
          </table:table-cell>
          <table:table-cell table:formula="of:=(ABS([.C54]-[.$O$2]))/[.C54]" office:value-type="float" office:value="2.64848383164989">
            <text:p>2.648</text:p>
          </table:table-cell>
          <table:table-cell office:value-type="float" office:value="36.3627374652712">
            <text:p>36.36</text:p>
          </table:table-cell>
          <table:table-cell office:value-type="float" office:value="17.4318400770713">
            <text:p>17.43</text:p>
          </table:table-cell>
          <table:table-cell office:value-type="float" office:value="25.3698486134355">
            <text:p>25.37</text:p>
          </table:table-cell>
          <table:table-cell office:value-type="float" office:value="380754.083439078">
            <text:p>380754</text:p>
          </table:table-cell>
          <table:table-cell office:value-type="float" office:value="0.146691486760165">
            <text:p>0.147</text:p>
          </table:table-cell>
          <table:table-cell office:value-type="float" office:value="24.5636846427064">
            <text:p>24.56</text:p>
          </table:table-cell>
          <table:table-cell table:number-columns-repeated="5"/>
        </table:table-row>
        <table:table-row table:style-name="ro1">
          <table:table-cell office:value-type="string">
            <text:p>20231019T035124p48524</text:p>
          </table:table-cell>
          <table:table-cell table:formula="of:=1/([.D55]*0.7+[.E55]/100*0.3)" office:value-type="float" office:value="0.275302385753582">
            <text:p>0.28</text:p>
          </table:table-cell>
          <table:table-cell office:value-type="float" office:value="411.340083812149">
            <text:p>411</text:p>
          </table:table-cell>
          <table:table-cell table:formula="of:=(ABS([.C55]-[.$O$2]))/[.C55]" office:value-type="float" office:value="5.02178124009718">
            <text:p>5.022</text:p>
          </table:table-cell>
          <table:table-cell office:value-type="float" office:value="39.04089027998">
            <text:p>39.04</text:p>
          </table:table-cell>
          <table:table-cell office:value-type="float" office:value="14.4106454720617">
            <text:p>14.41</text:p>
          </table:table-cell>
          <table:table-cell office:value-type="float" office:value="27.7723909729553">
            <text:p>27.77</text:p>
          </table:table-cell>
          <table:table-cell office:value-type="float" office:value="235922.389434311">
            <text:p>235922</text:p>
          </table:table-cell>
          <table:table-cell office:value-type="float" office:value="0.0219062958048333">
            <text:p>0.022</text:p>
          </table:table-cell>
          <table:table-cell office:value-type="float" office:value="59.294749369654">
            <text:p>59.29</text:p>
          </table:table-cell>
          <table:table-cell table:number-columns-repeated="5"/>
        </table:table-row>
        <table:table-row table:style-name="ro1">
          <table:table-cell office:value-type="string">
            <text:p>20231019T035224p49797</text:p>
          </table:table-cell>
          <table:table-cell table:formula="of:=1/([.D56]*0.7+[.E56]/100*0.3)" office:value-type="float" office:value="0.255547449155382">
            <text:p>0.26</text:p>
          </table:table-cell>
          <table:table-cell office:value-type="float" office:value="383.507595767469">
            <text:p>384</text:p>
          </table:table-cell>
          <table:table-cell table:formula="of:=(ABS([.C56]-[.$O$2]))/[.C56]" office:value-type="float" office:value="5.45880297375354">
            <text:p>5.459</text:p>
          </table:table-cell>
          <table:table-cell office:value-type="float" office:value="30.6685083449106">
            <text:p>30.67</text:p>
          </table:table-cell>
          <table:table-cell office:value-type="float" office:value="18.9620664739884">
            <text:p>18.96</text:p>
          </table:table-cell>
          <table:table-cell office:value-type="float" office:value="12.2922958001107">
            <text:p>12.29</text:p>
          </table:table-cell>
          <table:table-cell office:value-type="float" office:value="287646.237510346">
            <text:p>287646</text:p>
          </table:table-cell>
          <table:table-cell office:value-type="float" office:value="0.10903514466951">
            <text:p>0.109</text:p>
          </table:table-cell>
          <table:table-cell office:value-type="float" office:value="21.6884193865196">
            <text:p>21.69</text:p>
          </table:table-cell>
          <table:table-cell table:number-columns-repeated="5"/>
        </table:table-row>
        <table:table-row table:style-name="ro1">
          <table:table-cell office:value-type="string">
            <text:p>20231019T035206p49407</text:p>
          </table:table-cell>
          <table:table-cell table:formula="of:=1/([.D57]*0.7+[.E57]/100*0.3)" office:value-type="float" office:value="0.404618763613752">
            <text:p>0.40</text:p>
          </table:table-cell>
          <table:table-cell office:value-type="float" office:value="563.524051791605">
            <text:p>564</text:p>
          </table:table-cell>
          <table:table-cell table:formula="of:=(ABS([.C57]-[.$O$2]))/[.C57]" office:value-type="float" office:value="3.395553290272">
            <text:p>3.396</text:p>
          </table:table-cell>
          <table:table-cell office:value-type="float" office:value="31.5249823414868">
            <text:p>31.52</text:p>
          </table:table-cell>
          <table:table-cell office:value-type="float" office:value="5.93923909744005">
            <text:p>5.94</text:p>
          </table:table-cell>
          <table:table-cell office:value-type="float" office:value="28.1017308428007">
            <text:p>28.10</text:p>
          </table:table-cell>
          <table:table-cell office:value-type="float" office:value="324639.030638277">
            <text:p>324639</text:p>
          </table:table-cell>
          <table:table-cell office:value-type="float" office:value="0.0997887700330125">
            <text:p>0.100</text:p>
          </table:table-cell>
          <table:table-cell office:value-type="float" office:value="69.9919278990346">
            <text:p>69.99</text:p>
          </table:table-cell>
          <table:table-cell table:number-columns-repeated="5"/>
        </table:table-row>
        <table:table-row table:style-name="ro1">
          <table:table-cell office:value-type="string">
            <text:p>20231019T035230p49933</text:p>
          </table:table-cell>
          <table:table-cell table:formula="of:=1/([.D58]*0.7+[.E58]/100*0.3)" office:value-type="float" office:value="0.845564333810508">
            <text:p>0.85</text:p>
          </table:table-cell>
          <table:table-cell office:value-type="float" office:value="960.770795069988">
            <text:p>961</text:p>
          </table:table-cell>
          <table:table-cell table:formula="of:=(ABS([.C58]-[.$O$2]))/[.C58]" office:value-type="float" office:value="1.57813831635001">
            <text:p>1.578</text:p>
          </table:table-cell>
          <table:table-cell office:value-type="float" office:value="25.9817676301675">
            <text:p>25.98</text:p>
          </table:table-cell>
          <table:table-cell office:value-type="float" office:value="16.2409682080925">
            <text:p>16.24</text:p>
          </table:table-cell>
          <table:table-cell office:value-type="float" office:value="34.9823206140022">
            <text:p>34.98</text:p>
          </table:table-cell>
          <table:table-cell office:value-type="float" office:value="331472.916481389">
            <text:p>331473</text:p>
          </table:table-cell>
          <table:table-cell office:value-type="float" office:value="0.372766449760072">
            <text:p>0.373</text:p>
          </table:table-cell>
          <table:table-cell office:value-type="float" office:value="8.93959130973034">
            <text:p>8.94</text:p>
          </table:table-cell>
          <table:table-cell table:number-columns-repeated="5"/>
        </table:table-row>
        <table:table-row table:style-name="ro1">
          <table:table-cell office:value-type="string">
            <text:p>20231019T035106p48244</text:p>
          </table:table-cell>
          <table:table-cell table:formula="of:=1/([.D59]*0.7+[.E59]/100*0.3)" office:value-type="float" office:value="0.460805553787581">
            <text:p>0.46</text:p>
          </table:table-cell>
          <table:table-cell office:value-type="float" office:value="622.683034512001">
            <text:p>623</text:p>
          </table:table-cell>
          <table:table-cell table:formula="of:=(ABS([.C59]-[.$O$2]))/[.C59]" office:value-type="float" office:value="2.97794682480989">
            <text:p>2.978</text:p>
          </table:table-cell>
          <table:table-cell office:value-type="float" office:value="28.5166520863515">
            <text:p>28.52</text:p>
          </table:table-cell>
          <table:table-cell office:value-type="float" office:value="14.4090799614644">
            <text:p>14.41</text:p>
          </table:table-cell>
          <table:table-cell office:value-type="float" office:value="30.7220373339637">
            <text:p>30.72</text:p>
          </table:table-cell>
          <table:table-cell office:value-type="float" office:value="353173.372197865">
            <text:p>353173</text:p>
          </table:table-cell>
          <table:table-cell office:value-type="float" office:value="0.0725606211222688">
            <text:p>0.073</text:p>
          </table:table-cell>
          <table:table-cell office:value-type="float" office:value="75.7947343322719">
            <text:p>75.79</text:p>
          </table:table-cell>
          <table:table-cell table:number-columns-repeated="5"/>
        </table:table-row>
        <table:table-row table:style-name="ro1">
          <table:table-cell office:value-type="string">
            <text:p>20231019T035227p49880</text:p>
          </table:table-cell>
          <table:table-cell table:formula="of:=1/([.D60]*0.7+[.E60]/100*0.3)" office:value-type="float" office:value="0.231889304544592">
            <text:p>0.23</text:p>
          </table:table-cell>
          <table:table-cell office:value-type="float" office:value="351.71842685711">
            <text:p>352</text:p>
          </table:table-cell>
          <table:table-cell table:formula="of:=(ABS([.C60]-[.$O$2]))/[.C60]" office:value-type="float" office:value="6.04256533311038">
            <text:p>6.043</text:p>
          </table:table-cell>
          <table:table-cell office:value-type="float" office:value="27.5355650194997">
            <text:p>27.54</text:p>
          </table:table-cell>
          <table:table-cell office:value-type="float" office:value="7.69591011707881">
            <text:p>7.70</text:p>
          </table:table-cell>
          <table:table-cell office:value-type="float" office:value="33.8741218218256">
            <text:p>33.87</text:p>
          </table:table-cell>
          <table:table-cell office:value-type="float" office:value="260195.211452926">
            <text:p>260195</text:p>
          </table:table-cell>
          <table:table-cell office:value-type="float" office:value="0.0733518963136235">
            <text:p>0.073</text:p>
          </table:table-cell>
          <table:table-cell office:value-type="float" office:value="38.6646334877891">
            <text:p>38.66</text:p>
          </table:table-cell>
          <table:table-cell table:number-columns-repeated="5"/>
        </table:table-row>
        <table:table-row table:style-name="ro1">
          <table:table-cell office:value-type="string">
            <text:p>20231019T035115p48373</text:p>
          </table:table-cell>
          <table:table-cell table:formula="of:=1/([.D61]*0.7+[.E61]/100*0.3)" office:value-type="float" office:value="0.681442293393477">
            <text:p>0.68</text:p>
          </table:table-cell>
          <table:table-cell office:value-type="float" office:value="859.184685255922">
            <text:p>859</text:p>
          </table:table-cell>
          <table:table-cell table:formula="of:=(ABS([.C61]-[.$O$2]))/[.C61]" office:value-type="float" office:value="1.88296572611997">
            <text:p>1.883</text:p>
          </table:table-cell>
          <table:table-cell office:value-type="float" office:value="49.7998940556209">
            <text:p>49.80</text:p>
          </table:table-cell>
          <table:table-cell office:value-type="float" office:value="17.5237235067437">
            <text:p>17.52</text:p>
          </table:table-cell>
          <table:table-cell office:value-type="float" office:value="25.3672023844145">
            <text:p>25.37</text:p>
          </table:table-cell>
          <table:table-cell office:value-type="float" office:value="288635.056480619">
            <text:p>288635</text:p>
          </table:table-cell>
          <table:table-cell office:value-type="float" office:value="0.0881246052839768">
            <text:p>0.088</text:p>
          </table:table-cell>
          <table:table-cell office:value-type="float" office:value="14.9558826578064">
            <text:p>14.96</text:p>
          </table:table-cell>
          <table:table-cell table:number-columns-repeated="5"/>
        </table:table-row>
        <table:table-row table:style-name="ro1">
          <table:table-cell office:value-type="string">
            <text:p>20231019T035200p49268</text:p>
          </table:table-cell>
          <table:table-cell table:formula="of:=1/([.D62]*0.7+[.E62]/100*0.3)" office:value-type="float" office:value="0.40422919933788">
            <text:p>0.40</text:p>
          </table:table-cell>
          <table:table-cell office:value-type="float" office:value="559.160456308196">
            <text:p>559</text:p>
          </table:table-cell>
          <table:table-cell table:formula="of:=(ABS([.C62]-[.$O$2]))/[.C62]" office:value-type="float" office:value="3.42985545929724">
            <text:p>3.430</text:p>
          </table:table-cell>
          <table:table-cell office:value-type="float" office:value="24.3150764787497">
            <text:p>24.32</text:p>
          </table:table-cell>
          <table:table-cell office:value-type="float" office:value="18.3430876685934">
            <text:p>18.34</text:p>
          </table:table-cell>
          <table:table-cell office:value-type="float" office:value="37.2998809456905">
            <text:p>37.30</text:p>
          </table:table-cell>
          <table:table-cell office:value-type="float" office:value="362221.849621472">
            <text:p>362222</text:p>
          </table:table-cell>
          <table:table-cell office:value-type="float" office:value="0.150127559211336">
            <text:p>0.150</text:p>
          </table:table-cell>
          <table:table-cell office:value-type="float" office:value="14.7467483223915">
            <text:p>14.75</text:p>
          </table:table-cell>
          <table:table-cell table:number-columns-repeated="5"/>
        </table:table-row>
        <table:table-row table:style-name="ro1">
          <table:table-cell office:value-type="string">
            <text:p>20231019T035157p49219</text:p>
          </table:table-cell>
          <table:table-cell table:formula="of:=1/([.D63]*0.7+[.E63]/100*0.3)" office:value-type="float" office:value="0.445171894395613">
            <text:p>0.45</text:p>
          </table:table-cell>
          <table:table-cell office:value-type="float" office:value="634.403554149355">
            <text:p>634</text:p>
          </table:table-cell>
          <table:table-cell table:formula="of:=(ABS([.C63]-[.$O$2]))/[.C63]" office:value-type="float" office:value="2.90445479663383">
            <text:p>2.904</text:p>
          </table:table-cell>
          <table:table-cell office:value-type="float" office:value="71.0683149529038">
            <text:p>71.07</text:p>
          </table:table-cell>
          <table:table-cell office:value-type="float" office:value="6.8860785107244">
            <text:p>6.89</text:p>
          </table:table-cell>
          <table:table-cell office:value-type="float" office:value="23.5238848341553">
            <text:p>23.52</text:p>
          </table:table-cell>
          <table:table-cell office:value-type="float" office:value="305774.253730382">
            <text:p>305774</text:p>
          </table:table-cell>
          <table:table-cell office:value-type="float" office:value="0.0733518963136235">
            <text:p>0.073</text:p>
          </table:table-cell>
          <table:table-cell office:value-type="float" office:value="13.5251613658024">
            <text:p>13.53</text:p>
          </table:table-cell>
          <table:table-cell table:number-columns-repeated="5"/>
        </table:table-row>
        <table:table-row table:style-name="ro1">
          <table:table-cell office:value-type="string">
            <text:p>20231019T035112p48329</text:p>
          </table:table-cell>
          <table:table-cell table:formula="of:=1/([.D64]*0.7+[.E64]/100*0.3)" office:value-type="float" office:value="0.606150961680606">
            <text:p>0.61</text:p>
          </table:table-cell>
          <table:table-cell office:value-type="float" office:value="742.312542019667">
            <text:p>742</text:p>
          </table:table-cell>
          <table:table-cell table:formula="of:=(ABS([.C64]-[.$O$2]))/[.C64]" office:value-type="float" office:value="2.33686939097194">
            <text:p>2.337</text:p>
          </table:table-cell>
          <table:table-cell office:value-type="float" office:value="4.64848993768405">
            <text:p>4.65</text:p>
          </table:table-cell>
          <table:table-cell office:value-type="float" office:value="14.8865606936416">
            <text:p>14.89</text:p>
          </table:table-cell>
          <table:table-cell office:value-type="float" office:value="15.5890344714909">
            <text:p>15.59</text:p>
          </table:table-cell>
          <table:table-cell office:value-type="float" office:value="384826.670063701">
            <text:p>384827</text:p>
          </table:table-cell>
          <table:table-cell office:value-type="float" office:value="0.00955232956132245">
            <text:p>0.010</text:p>
          </table:table-cell>
          <table:table-cell office:value-type="float" office:value="78.057995039265">
            <text:p>78.06</text:p>
          </table:table-cell>
          <table:table-cell table:number-columns-repeated="5"/>
        </table:table-row>
        <table:table-row table:style-name="ro1">
          <table:table-cell office:value-type="string">
            <text:p>20231019T035242p50212</text:p>
          </table:table-cell>
          <table:table-cell table:formula="of:=1/([.D65]*0.7+[.E65]/100*0.3)" office:value-type="float" office:value="0.516342154515085">
            <text:p>0.52</text:p>
          </table:table-cell>
          <table:table-cell office:value-type="float" office:value="744.72118680228">
            <text:p>745</text:p>
          </table:table-cell>
          <table:table-cell table:formula="of:=(ABS([.C65]-[.$O$2]))/[.C65]" office:value-type="float" office:value="2.3260769854499">
            <text:p>2.326</text:p>
          </table:table-cell>
          <table:table-cell office:value-type="float" office:value="102.815466477496">
            <text:p>102.82</text:p>
          </table:table-cell>
          <table:table-cell office:value-type="float" office:value="6.86371211332153">
            <text:p>6.86</text:p>
          </table:table-cell>
          <table:table-cell office:value-type="float" office:value="29.7665468660004">
            <text:p>29.77</text:p>
          </table:table-cell>
          <table:table-cell office:value-type="float" office:value="341030.56671612">
            <text:p>341031</text:p>
          </table:table-cell>
          <table:table-cell office:value-type="float" office:value="0.3815945270146">
            <text:p>0.382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9T035239p50084</text:p>
          </table:table-cell>
          <table:table-cell table:formula="of:=1/([.D66]*0.7+[.E66]/100*0.3)" office:value-type="float" office:value="0.816339821590699">
            <text:p>0.82</text:p>
          </table:table-cell>
          <table:table-cell office:value-type="float" office:value="933.619484779119">
            <text:p>934</text:p>
          </table:table-cell>
          <table:table-cell table:formula="of:=(ABS([.C66]-[.$O$2]))/[.C66]" office:value-type="float" office:value="1.6531151506398">
            <text:p>1.653</text:p>
          </table:table-cell>
          <table:table-cell office:value-type="float" office:value="22.5998167007749">
            <text:p>22.60</text:p>
          </table:table-cell>
          <table:table-cell office:value-type="float" office:value="6.79831498423528">
            <text:p>6.80</text:p>
          </table:table-cell>
          <table:table-cell office:value-type="float" office:value="29.7665468660004">
            <text:p>29.77</text:p>
          </table:table-cell>
          <table:table-cell office:value-type="float" office:value="341030.56671612">
            <text:p>341031</text:p>
          </table:table-cell>
          <table:table-cell office:value-type="float" office:value="0.3815945270146">
            <text:p>0.382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9T035127p48601</text:p>
          </table:table-cell>
          <table:table-cell table:formula="of:=1/([.D67]*0.7+[.E67]/100*0.3)" office:value-type="float" office:value="0.888800789585739">
            <text:p>0.89</text:p>
          </table:table-cell>
          <table:table-cell office:value-type="float" office:value="1097.3121444141">
            <text:p>1097</text:p>
          </table:table-cell>
          <table:table-cell table:formula="of:=(ABS([.C67]-[.$O$2]))/[.C67]" office:value-type="float" office:value="1.25733398888296">
            <text:p>1.257</text:p>
          </table:table-cell>
          <table:table-cell office:value-type="float" office:value="81.6592398381978">
            <text:p>81.66</text:p>
          </table:table-cell>
          <table:table-cell office:value-type="float" office:value="7.25536581544728">
            <text:p>7.26</text:p>
          </table:table-cell>
          <table:table-cell office:value-type="float" office:value="12.8428273128172">
            <text:p>12.84</text:p>
          </table:table-cell>
          <table:table-cell office:value-type="float" office:value="272078.839127034">
            <text:p>272079</text:p>
          </table:table-cell>
          <table:table-cell office:value-type="float" office:value="0.298995602418436">
            <text:p>0.299</text:p>
          </table:table-cell>
          <table:table-cell office:value-type="float" office:value="8.02439639547897">
            <text:p>8.02</text:p>
          </table:table-cell>
          <table:table-cell table:number-columns-repeated="5"/>
        </table:table-row>
        <table:table-row table:style-name="ro1">
          <table:table-cell office:value-type="string">
            <text:p>20231019T035100p48153</text:p>
          </table:table-cell>
          <table:table-cell table:formula="of:=1/([.D68]*0.7+[.E68]/100*0.3)" office:value-type="float" office:value="0.68872386139686">
            <text:p>0.69</text:p>
          </table:table-cell>
          <table:table-cell office:value-type="float" office:value="828.96289916651">
            <text:p>829</text:p>
          </table:table-cell>
          <table:table-cell table:formula="of:=(ABS([.C68]-[.$O$2]))/[.C68]" office:value-type="float" office:value="1.9880710011154">
            <text:p>1.988</text:p>
          </table:table-cell>
          <table:table-cell office:value-type="float" office:value="20.1036761343071">
            <text:p>20.10</text:p>
          </table:table-cell>
          <table:table-cell office:value-type="float" office:value="14.5734585741811">
            <text:p>14.57</text:p>
          </table:table-cell>
          <table:table-cell office:value-type="float" office:value="18.7943653539954">
            <text:p>18.79</text:p>
          </table:table-cell>
          <table:table-cell office:value-type="float" office:value="380134.655971425">
            <text:p>380135</text:p>
          </table:table-cell>
          <table:table-cell office:value-type="float" office:value="0.151769072611759">
            <text:p>0.152</text:p>
          </table:table-cell>
          <table:table-cell office:value-type="float" office:value="94.761490492043">
            <text:p>94.76</text:p>
          </table:table-cell>
          <table:table-cell table:number-columns-repeated="5"/>
        </table:table-row>
        <table:table-row table:style-name="ro1">
          <table:table-cell office:value-type="string">
            <text:p>20231019T035203p49327</text:p>
          </table:table-cell>
          <table:table-cell table:formula="of:=1/([.D69]*0.7+[.E69]/100*0.3)" office:value-type="float" office:value="0.591076273576204">
            <text:p>0.59</text:p>
          </table:table-cell>
          <table:table-cell office:value-type="float" office:value="775.46987624673">
            <text:p>775</text:p>
          </table:table-cell>
          <table:table-cell table:formula="of:=(ABS([.C69]-[.$O$2]))/[.C69]" office:value-type="float" office:value="2.19419241916742">
            <text:p>2.194</text:p>
          </table:table-cell>
          <table:table-cell office:value-type="float" office:value="51.9647796614851">
            <text:p>51.96</text:p>
          </table:table-cell>
          <table:table-cell office:value-type="float" office:value="6.34046001045478">
            <text:p>6.34</text:p>
          </table:table-cell>
          <table:table-cell office:value-type="float" office:value="18.4324322879841">
            <text:p>18.43</text:p>
          </table:table-cell>
          <table:table-cell office:value-type="float" office:value="304000.543595127">
            <text:p>304001</text:p>
          </table:table-cell>
          <table:table-cell office:value-type="float" office:value="0.130034165772229">
            <text:p>0.130</text:p>
          </table:table-cell>
          <table:table-cell office:value-type="float" office:value="93.1233019217148">
            <text:p>93.12</text:p>
          </table:table-cell>
          <table:table-cell table:number-columns-repeated="5"/>
        </table:table-row>
        <table:table-row table:style-name="ro1">
          <table:table-cell office:value-type="string">
            <text:p>20231019T035212p49518</text:p>
          </table:table-cell>
          <table:table-cell table:formula="of:=1/([.D70]*0.7+[.E70]/100*0.3)" office:value-type="float" office:value="0.689611167190064">
            <text:p>0.69</text:p>
          </table:table-cell>
          <table:table-cell office:value-type="float" office:value="849.85685632055">
            <text:p>850</text:p>
          </table:table-cell>
          <table:table-cell table:formula="of:=(ABS([.C70]-[.$O$2]))/[.C70]" office:value-type="float" office:value="1.91460847974347">
            <text:p>1.915</text:p>
          </table:table-cell>
          <table:table-cell office:value-type="float" office:value="36.6221970221263">
            <text:p>36.62</text:p>
          </table:table-cell>
          <table:table-cell office:value-type="float" office:value="14.022869523351">
            <text:p>14.02</text:p>
          </table:table-cell>
          <table:table-cell office:value-type="float" office:value="18.5907129759614">
            <text:p>18.59</text:p>
          </table:table-cell>
          <table:table-cell office:value-type="float" office:value="278062.189770688">
            <text:p>278062</text:p>
          </table:table-cell>
          <table:table-cell office:value-type="float" office:value="0.335556815659805">
            <text:p>0.336</text:p>
          </table:table-cell>
          <table:table-cell office:value-type="float" office:value="99.400362219241">
            <text:p>99.40</text:p>
          </table:table-cell>
          <table:table-cell table:number-columns-repeated="5"/>
        </table:table-row>
        <table:table-row table:style-name="ro1">
          <table:table-cell office:value-type="string">
            <text:p>20231019T035057p48106</text:p>
          </table:table-cell>
          <table:table-cell table:formula="of:=1/([.D71]*0.7+[.E71]/100*0.3)" office:value-type="float" office:value="0.395041370152408">
            <text:p>0.40</text:p>
          </table:table-cell>
          <table:table-cell office:value-type="float" office:value="560.743396283227">
            <text:p>561</text:p>
          </table:table-cell>
          <table:table-cell table:formula="of:=(ABS([.C71]-[.$O$2]))/[.C71]" office:value-type="float" office:value="3.4173502825326">
            <text:p>3.417</text:p>
          </table:table-cell>
          <table:table-cell office:value-type="float" office:value="46.4117496074758">
            <text:p>46.41</text:p>
          </table:table-cell>
          <table:table-cell office:value-type="float" office:value="18.7407273603083">
            <text:p>18.74</text:p>
          </table:table-cell>
          <table:table-cell office:value-type="float" office:value="39.4625556094456">
            <text:p>39.46</text:p>
          </table:table-cell>
          <table:table-cell office:value-type="float" office:value="380134.655971425">
            <text:p>380135</text:p>
          </table:table-cell>
          <table:table-cell office:value-type="float" office:value="0.104150853942857">
            <text:p>0.104</text:p>
          </table:table-cell>
          <table:table-cell office:value-type="float" office:value="7.19137188009982">
            <text:p>7.19</text:p>
          </table:table-cell>
          <table:table-cell table:number-columns-repeated="5"/>
        </table:table-row>
        <table:table-row table:style-name="ro1">
          <table:table-cell office:value-type="string">
            <text:p>20231019T035139p48810</text:p>
          </table:table-cell>
          <table:table-cell table:formula="of:=1/([.D72]*0.7+[.E72]/100*0.3)" office:value-type="float" office:value="0.577597454081285">
            <text:p>0.58</text:p>
          </table:table-cell>
          <table:table-cell office:value-type="float" office:value="754.226790656718">
            <text:p>754</text:p>
          </table:table-cell>
          <table:table-cell table:formula="of:=(ABS([.C72]-[.$O$2]))/[.C72]" office:value-type="float" office:value="2.28415806848128">
            <text:p>2.284</text:p>
          </table:table-cell>
          <table:table-cell office:value-type="float" office:value="44.132974102658">
            <text:p>44.13</text:p>
          </table:table-cell>
          <table:table-cell office:value-type="float" office:value="7.73160648874935">
            <text:p>7.73</text:p>
          </table:table-cell>
          <table:table-cell office:value-type="float" office:value="30.7220373339637">
            <text:p>30.72</text:p>
          </table:table-cell>
          <table:table-cell office:value-type="float" office:value="328001.441294532">
            <text:p>328001</text:p>
          </table:table-cell>
          <table:table-cell office:value-type="float" office:value="0.269560212686037">
            <text:p>0.270</text:p>
          </table:table-cell>
          <table:table-cell office:value-type="float" office:value="6.59457885936108">
            <text:p>6.59</text:p>
          </table:table-cell>
          <table:table-cell table:number-columns-repeated="5"/>
        </table:table-row>
        <table:table-row table:style-name="ro1">
          <table:table-cell office:value-type="string">
            <text:p>20231019T035154p49156</text:p>
          </table:table-cell>
          <table:table-cell table:formula="of:=1/([.D73]*0.7+[.E73]/100*0.3)" office:value-type="float" office:value="0.355442846744093">
            <text:p>0.36</text:p>
          </table:table-cell>
          <table:table-cell office:value-type="float" office:value="501.331673158248">
            <text:p>501</text:p>
          </table:table-cell>
          <table:table-cell table:formula="of:=(ABS([.C73]-[.$O$2]))/[.C73]" office:value-type="float" office:value="3.94084082977562">
            <text:p>3.941</text:p>
          </table:table-cell>
          <table:table-cell office:value-type="float" office:value="18.2677487232929">
            <text:p>18.27</text:p>
          </table:table-cell>
          <table:table-cell office:value-type="float" office:value="6.34068345699655">
            <text:p>6.34</text:p>
          </table:table-cell>
          <table:table-cell office:value-type="float" office:value="15.6030813320075">
            <text:p>15.60</text:p>
          </table:table-cell>
          <table:table-cell office:value-type="float" office:value="346085.680139455">
            <text:p>346086</text:p>
          </table:table-cell>
          <table:table-cell office:value-type="float" office:value="0.140984479662347">
            <text:p>0.141</text:p>
          </table:table-cell>
          <table:table-cell office:value-type="float" office:value="94.9669091391218">
            <text:p>94.97</text:p>
          </table:table-cell>
          <table:table-cell table:number-columns-repeated="5"/>
        </table:table-row>
        <table:table-row table:style-name="ro1">
          <table:table-cell office:value-type="string">
            <text:p>20231019T035209p49463</text:p>
          </table:table-cell>
          <table:table-cell table:formula="of:=1/([.D74]*0.7+[.E74]/100*0.3)" office:value-type="float" office:value="0.767280596660979">
            <text:p>0.77</text:p>
          </table:table-cell>
          <table:table-cell office:value-type="float" office:value="923.411860018271">
            <text:p>923</text:p>
          </table:table-cell>
          <table:table-cell table:formula="of:=(ABS([.C74]-[.$O$2]))/[.C74]" office:value-type="float" office:value="1.68244334651603">
            <text:p>1.682</text:p>
          </table:table-cell>
          <table:table-cell office:value-type="float" office:value="41.8646086300031">
            <text:p>41.86</text:p>
          </table:table-cell>
          <table:table-cell office:value-type="float" office:value="7.69384333246005">
            <text:p>7.69</text:p>
          </table:table-cell>
          <table:table-cell office:value-type="float" office:value="12.6318728628097">
            <text:p>12.63</text:p>
          </table:table-cell>
          <table:table-cell office:value-type="float" office:value="323001.48068551">
            <text:p>323001</text:p>
          </table:table-cell>
          <table:table-cell office:value-type="float" office:value="0.33655370567573">
            <text:p>0.337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9T035142p48876</text:p>
          </table:table-cell>
          <table:table-cell table:formula="of:=1/([.D75]*0.7+[.E75]/100*0.3)" office:value-type="float" office:value="0.461021536012443">
            <text:p>0.46</text:p>
          </table:table-cell>
          <table:table-cell office:value-type="float" office:value="638.357845533462">
            <text:p>638</text:p>
          </table:table-cell>
          <table:table-cell table:formula="of:=(ABS([.C75]-[.$O$2]))/[.C75]" office:value-type="float" office:value="2.88026875103262">
            <text:p>2.880</text:p>
          </table:table-cell>
          <table:table-cell office:value-type="float" office:value="50.9693133491773">
            <text:p>50.97</text:p>
          </table:table-cell>
          <table:table-cell office:value-type="float" office:value="7.62091470201356">
            <text:p>7.62</text:p>
          </table:table-cell>
          <table:table-cell office:value-type="float" office:value="24.3843175289573">
            <text:p>24.38</text:p>
          </table:table-cell>
          <table:table-cell office:value-type="float" office:value="336353.269927133">
            <text:p>336353</text:p>
          </table:table-cell>
          <table:table-cell office:value-type="float" office:value="0.157811468030112">
            <text:p>0.158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9T035109p48276</text:p>
          </table:table-cell>
          <table:table-cell table:formula="of:=1/([.D76]*0.7+[.E76]/100*0.3)" office:value-type="float" office:value="0.995582360464058">
            <text:p>1.00</text:p>
          </table:table-cell>
          <table:table-cell office:value-type="float" office:value="1117.65258215833">
            <text:p>1118</text:p>
          </table:table-cell>
          <table:table-cell table:formula="of:=(ABS([.C76]-[.$O$2]))/[.C76]" office:value-type="float" office:value="1.21625220532896">
            <text:p>1.216</text:p>
          </table:table-cell>
          <table:table-cell office:value-type="float" office:value="51.0202326466353">
            <text:p>51.02</text:p>
          </table:table-cell>
          <table:table-cell office:value-type="float" office:value="11.3979297063072">
            <text:p>11.40</text:p>
          </table:table-cell>
          <table:table-cell office:value-type="float" office:value="38.3544954258271">
            <text:p>38.35</text:p>
          </table:table-cell>
          <table:table-cell office:value-type="float" office:value="280158.056825555">
            <text:p>280158</text:p>
          </table:table-cell>
          <table:table-cell office:value-type="float" office:value="0.034565481308706">
            <text:p>0.035</text:p>
          </table:table-cell>
          <table:table-cell office:value-type="float" office:value="99.9434431916405">
            <text:p>99.94</text:p>
          </table:table-cell>
          <table:table-cell table:number-columns-repeated="5"/>
        </table:table-row>
        <table:table-row table:style-name="ro1">
          <table:table-cell office:value-type="string">
            <text:p>20231019T130318p95213</text:p>
          </table:table-cell>
          <table:table-cell table:formula="of:=1/([.D77]*0.7+[.E77]/100*0.3)" office:value-type="float" office:value="0.27923666461621">
            <text:p>0.28</text:p>
          </table:table-cell>
          <table:table-cell office:value-type="float" office:value="426.79170420987">
            <text:p>427</text:p>
          </table:table-cell>
          <table:table-cell table:formula="of:=(ABS([.C77]-[.$O$2]))/[.C77]" office:value-type="float" office:value="4.80376791668369">
            <text:p>4.804</text:p>
          </table:table-cell>
          <table:table-cell office:value-type="float" office:value="72.8513554769007">
            <text:p>72.85</text:p>
          </table:table-cell>
          <table:table-cell office:value-type="float" office:value="4.49945812045208">
            <text:p>4.50</text:p>
          </table:table-cell>
          <table:table-cell office:value-type="float" office:value="23.1039667320389">
            <text:p>23.10</text:p>
          </table:table-cell>
          <table:table-cell office:value-type="float" office:value="217005.46818108">
            <text:p>217005</text:p>
          </table:table-cell>
          <table:table-cell office:value-type="float" office:value="0.151769072611759">
            <text:p>0.152</text:p>
          </table:table-cell>
          <table:table-cell office:value-type="float" office:value="75.157708036031">
            <text:p>75.16</text:p>
          </table:table-cell>
          <table:table-cell table:number-columns-repeated="5"/>
        </table:table-row>
        <table:table-row table:style-name="ro1">
          <table:table-cell office:value-type="string">
            <text:p>20231019T130342p95616</text:p>
          </table:table-cell>
          <table:table-cell table:formula="of:=1/([.D78]*0.7+[.E78]/100*0.3)" office:value-type="float" office:value="0.428962088205194">
            <text:p>0.43</text:p>
          </table:table-cell>
          <table:table-cell office:value-type="float" office:value="646.559290537606">
            <text:p>647</text:p>
          </table:table-cell>
          <table:table-cell table:formula="of:=(ABS([.C78]-[.$O$2]))/[.C78]" office:value-type="float" office:value="2.83104849972909">
            <text:p>2.831</text:p>
          </table:table-cell>
          <table:table-cell office:value-type="float" office:value="116.491465286562">
            <text:p>116.49</text:p>
          </table:table-cell>
          <table:table-cell office:value-type="float" office:value="10.0502167630058">
            <text:p>10.05</text:p>
          </table:table-cell>
          <table:table-cell office:value-type="float" office:value="10.8300120914197">
            <text:p>10.83</text:p>
          </table:table-cell>
          <table:table-cell office:value-type="float" office:value="384826.670063701">
            <text:p>384827</text:p>
          </table:table-cell>
          <table:table-cell office:value-type="float" office:value="0.369989971464442">
            <text:p>0.370</text:p>
          </table:table-cell>
          <table:table-cell office:value-type="float" office:value="83.5441014235957">
            <text:p>83.54</text:p>
          </table:table-cell>
          <table:table-cell table:number-columns-repeated="5"/>
        </table:table-row>
        <table:table-row table:style-name="ro1">
          <table:table-cell office:value-type="string">
            <text:p>20231019T130451p97017</text:p>
          </table:table-cell>
          <table:table-cell table:formula="of:=1/([.D79]*0.7+[.E79]/100*0.3)" office:value-type="float" office:value="0.385609380166522">
            <text:p>0.39</text:p>
          </table:table-cell>
          <table:table-cell office:value-type="float" office:value="574.437270138607">
            <text:p>574</text:p>
          </table:table-cell>
          <table:table-cell table:formula="of:=(ABS([.C79]-[.$O$2]))/[.C79]" office:value-type="float" office:value="3.31204611671927">
            <text:p>3.312</text:p>
          </table:table-cell>
          <table:table-cell office:value-type="float" office:value="91.6218763908103">
            <text:p>91.62</text:p>
          </table:table-cell>
          <table:table-cell office:value-type="float" office:value="11.0980250481696">
            <text:p>11.10</text:p>
          </table:table-cell>
          <table:table-cell office:value-type="float" office:value="38.3544954258271">
            <text:p>38.35</text:p>
          </table:table-cell>
          <table:table-cell office:value-type="float" office:value="351671.373610796">
            <text:p>351671</text:p>
          </table:table-cell>
          <table:table-cell office:value-type="float" office:value="0.0572347198203887">
            <text:p>0.057</text:p>
          </table:table-cell>
          <table:table-cell office:value-type="float" office:value="71.4566603669206">
            <text:p>71.46</text:p>
          </table:table-cell>
          <table:table-cell table:number-columns-repeated="5"/>
        </table:table-row>
        <table:table-row table:style-name="ro1">
          <table:table-cell office:value-type="string">
            <text:p>20231019T130354p95830</text:p>
          </table:table-cell>
          <table:table-cell table:formula="of:=1/([.D80]*0.7+[.E80]/100*0.3)" office:value-type="float" office:value="0.534907366683906">
            <text:p>0.53</text:p>
          </table:table-cell>
          <table:table-cell office:value-type="float" office:value="763.118821677296">
            <text:p>763</text:p>
          </table:table-cell>
          <table:table-cell table:formula="of:=(ABS([.C80]-[.$O$2]))/[.C80]" office:value-type="float" office:value="2.24589032485882">
            <text:p>2.246</text:p>
          </table:table-cell>
          <table:table-cell office:value-type="float" office:value="99.1197817510627">
            <text:p>99.12</text:p>
          </table:table-cell>
          <table:table-cell office:value-type="float" office:value="11.2084737602311">
            <text:p>11.21</text:p>
          </table:table-cell>
          <table:table-cell office:value-type="float" office:value="38.3544954258271">
            <text:p>38.35</text:p>
          </table:table-cell>
          <table:table-cell office:value-type="float" office:value="275273.233135757">
            <text:p>275273</text:p>
          </table:table-cell>
          <table:table-cell office:value-type="float" office:value="0.0401088773793887">
            <text:p>0.040</text:p>
          </table:table-cell>
          <table:table-cell office:value-type="float" office:value="84.1546930944489">
            <text:p>84.15</text:p>
          </table:table-cell>
          <table:table-cell table:number-columns-repeated="5"/>
        </table:table-row>
        <table:table-row table:style-name="ro1">
          <table:table-cell office:value-type="string">
            <text:p>20231019T130421p96418</text:p>
          </table:table-cell>
          <table:table-cell table:formula="of:=1/([.D81]*0.7+[.E81]/100*0.3)" office:value-type="float" office:value="0.531859371421401">
            <text:p>0.53</text:p>
          </table:table-cell>
          <table:table-cell office:value-type="float" office:value="797.351226039224">
            <text:p>797</text:p>
          </table:table-cell>
          <table:table-cell table:formula="of:=(ABS([.C81]-[.$O$2]))/[.C81]" office:value-type="float" office:value="2.10653563838397">
            <text:p>2.107</text:p>
          </table:table-cell>
          <table:table-cell office:value-type="float" office:value="135.207103755062">
            <text:p>135.21</text:p>
          </table:table-cell>
          <table:table-cell office:value-type="float" office:value="10.8287572254335">
            <text:p>10.83</text:p>
          </table:table-cell>
          <table:table-cell office:value-type="float" office:value="25.8669525073535">
            <text:p>25.87</text:p>
          </table:table-cell>
          <table:table-cell office:value-type="float" office:value="366496.587583338">
            <text:p>366497</text:p>
          </table:table-cell>
          <table:table-cell office:value-type="float" office:value="0.137365201076363">
            <text:p>0.137</text:p>
          </table:table-cell>
          <table:table-cell office:value-type="float" office:value="86.7674551215565">
            <text:p>86.77</text:p>
          </table:table-cell>
          <table:table-cell table:number-columns-repeated="5"/>
        </table:table-row>
        <table:table-row table:style-name="ro1">
          <table:table-cell office:value-type="string">
            <text:p>20231019T130430p96589</text:p>
          </table:table-cell>
          <table:table-cell table:formula="of:=1/([.D82]*0.7+[.E82]/100*0.3)" office:value-type="float" office:value="0.427047831967766">
            <text:p>0.43</text:p>
          </table:table-cell>
          <table:table-cell office:value-type="float" office:value="624.402418367609">
            <text:p>624</text:p>
          </table:table-cell>
          <table:table-cell table:formula="of:=(ABS([.C82]-[.$O$2]))/[.C82]" office:value-type="float" office:value="2.96699296340921">
            <text:p>2.967</text:p>
          </table:table-cell>
          <table:table-cell office:value-type="float" office:value="88.2543303074839">
            <text:p>88.25</text:p>
          </table:table-cell>
          <table:table-cell office:value-type="float" office:value="6.85088677380767">
            <text:p>6.85</text:p>
          </table:table-cell>
          <table:table-cell office:value-type="float" office:value="23.17426767007">
            <text:p>23.17</text:p>
          </table:table-cell>
          <table:table-cell office:value-type="float" office:value="210377.361990595">
            <text:p>210377</text:p>
          </table:table-cell>
          <table:table-cell office:value-type="float" office:value="0.335556815659805">
            <text:p>0.336</text:p>
          </table:table-cell>
          <table:table-cell office:value-type="float" office:value="28.5208696724529">
            <text:p>28.52</text:p>
          </table:table-cell>
          <table:table-cell table:number-columns-repeated="5"/>
        </table:table-row>
        <table:table-row table:style-name="ro1">
          <table:table-cell office:value-type="string">
            <text:p>20231019T130436p96709</text:p>
          </table:table-cell>
          <table:table-cell table:formula="of:=1/([.D83]*0.7+[.E83]/100*0.3)" office:value-type="float" office:value="0.40292660812792">
            <text:p>0.40</text:p>
          </table:table-cell>
          <table:table-cell office:value-type="float" office:value="571.876443023949">
            <text:p>572</text:p>
          </table:table-cell>
          <table:table-cell table:formula="of:=(ABS([.C83]-[.$O$2]))/[.C83]" office:value-type="float" office:value="3.33135519082094">
            <text:p>3.331</text:p>
          </table:table-cell>
          <table:table-cell office:value-type="float" office:value="49.9643074172028">
            <text:p>49.96</text:p>
          </table:table-cell>
          <table:table-cell office:value-type="float" office:value="13.5134874759152">
            <text:p>13.51</text:p>
          </table:table-cell>
          <table:table-cell office:value-type="float" office:value="27.7723909729553">
            <text:p>27.77</text:p>
          </table:table-cell>
          <table:table-cell office:value-type="float" office:value="327933.469564656">
            <text:p>327933</text:p>
          </table:table-cell>
          <table:table-cell office:value-type="float" office:value="0.248052190636771">
            <text:p>0.248</text:p>
          </table:table-cell>
          <table:table-cell office:value-type="float" office:value="71.2601280811825">
            <text:p>71.26</text:p>
          </table:table-cell>
          <table:table-cell table:number-columns-repeated="5"/>
        </table:table-row>
        <table:table-row table:style-name="ro1">
          <table:table-cell office:value-type="string">
            <text:p>20231019T130351p95784</text:p>
          </table:table-cell>
          <table:table-cell table:formula="of:=1/([.D84]*0.7+[.E84]/100*0.3)" office:value-type="float" office:value="0.527228463231563">
            <text:p>0.53</text:p>
          </table:table-cell>
          <table:table-cell office:value-type="float" office:value="726.388631883001">
            <text:p>726</text:p>
          </table:table-cell>
          <table:table-cell table:formula="of:=(ABS([.C84]-[.$O$2]))/[.C84]" office:value-type="float" office:value="2.41002032696868">
            <text:p>2.410</text:p>
          </table:table-cell>
          <table:table-cell office:value-type="float" office:value="69.8989074433917">
            <text:p>69.90</text:p>
          </table:table-cell>
          <table:table-cell office:value-type="float" office:value="6.64089851259739">
            <text:p>6.64</text:p>
          </table:table-cell>
          <table:table-cell office:value-type="float" office:value="29.796161730681">
            <text:p>29.80</text:p>
          </table:table-cell>
          <table:table-cell office:value-type="float" office:value="280158.056825555">
            <text:p>280158</text:p>
          </table:table-cell>
          <table:table-cell office:value-type="float" office:value="0.303668497007101">
            <text:p>0.304</text:p>
          </table:table-cell>
          <table:table-cell office:value-type="float" office:value="26.0718782596742">
            <text:p>26.07</text:p>
          </table:table-cell>
          <table:table-cell table:number-columns-repeated="5"/>
        </table:table-row>
        <table:table-row table:style-name="ro1">
          <table:table-cell office:value-type="string">
            <text:p>20231019T130442p96852</text:p>
          </table:table-cell>
          <table:table-cell table:formula="of:=1/([.D85]*0.7+[.E85]/100*0.3)" office:value-type="float" office:value="0.935474191930944">
            <text:p>0.94</text:p>
          </table:table-cell>
          <table:table-cell office:value-type="float" office:value="1085.4726409145">
            <text:p>1085</text:p>
          </table:table-cell>
          <table:table-cell table:formula="of:=(ABS([.C85]-[.$O$2]))/[.C85]" office:value-type="float" office:value="1.28195525767757">
            <text:p>1.282</text:p>
          </table:table-cell>
          <table:table-cell office:value-type="float" office:value="57.202632364573">
            <text:p>57.20</text:p>
          </table:table-cell>
          <table:table-cell office:value-type="float" office:value="12.2799855491329">
            <text:p>12.28</text:p>
          </table:table-cell>
          <table:table-cell office:value-type="float" office:value="28.4646562731007">
            <text:p>28.46</text:p>
          </table:table-cell>
          <table:table-cell office:value-type="float" office:value="363052.979711401">
            <text:p>363053</text:p>
          </table:table-cell>
          <table:table-cell office:value-type="float" office:value="0.372766449760072">
            <text:p>0.373</text:p>
          </table:table-cell>
          <table:table-cell office:value-type="float" office:value="92.4703096947276">
            <text:p>92.47</text:p>
          </table:table-cell>
          <table:table-cell table:number-columns-repeated="5"/>
        </table:table-row>
        <table:table-row table:style-name="ro1">
          <table:table-cell office:value-type="string">
            <text:p>20231019T130427p96508</text:p>
          </table:table-cell>
          <table:table-cell table:formula="of:=1/([.D86]*0.7+[.E86]/100*0.3)" office:value-type="float" office:value="0.361049923702129">
            <text:p>0.36</text:p>
          </table:table-cell>
          <table:table-cell office:value-type="float" office:value="511.987810840973">
            <text:p>512</text:p>
          </table:table-cell>
          <table:table-cell table:formula="of:=(ABS([.C86]-[.$O$2]))/[.C86]" office:value-type="float" office:value="3.83800580316818">
            <text:p>3.838</text:p>
          </table:table-cell>
          <table:table-cell office:value-type="float" office:value="27.6986702289705">
            <text:p>27.70</text:p>
          </table:table-cell>
          <table:table-cell office:value-type="float" office:value="13.5413053949904">
            <text:p>13.54</text:p>
          </table:table-cell>
          <table:table-cell office:value-type="float" office:value="12.6318728628097">
            <text:p>12.63</text:p>
          </table:table-cell>
          <table:table-cell office:value-type="float" office:value="225966.893349728">
            <text:p>225967</text:p>
          </table:table-cell>
          <table:table-cell office:value-type="float" office:value="0.0658444946887717">
            <text:p>0.066</text:p>
          </table:table-cell>
          <table:table-cell office:value-type="float" office:value="61.0792787770164">
            <text:p>61.08</text:p>
          </table:table-cell>
          <table:table-cell table:number-columns-repeated="5"/>
        </table:table-row>
        <table:table-row table:style-name="ro1">
          <table:table-cell office:value-type="string">
            <text:p>20231019T130415p96261</text:p>
          </table:table-cell>
          <table:table-cell table:formula="of:=1/([.D87]*0.7+[.E87]/100*0.3)" office:value-type="float" office:value="0.363439774043036">
            <text:p>0.36</text:p>
          </table:table-cell>
          <table:table-cell office:value-type="float" office:value="545.041548151807">
            <text:p>545</text:p>
          </table:table-cell>
          <table:table-cell table:formula="of:=(ABS([.C87]-[.$O$2]))/[.C87]" office:value-type="float" office:value="3.5446076696342">
            <text:p>3.545</text:p>
          </table:table-cell>
          <table:table-cell office:value-type="float" office:value="90.0873814123063">
            <text:p>90.09</text:p>
          </table:table-cell>
          <table:table-cell office:value-type="float" office:value="16.5092726396917">
            <text:p>16.51</text:p>
          </table:table-cell>
          <table:table-cell office:value-type="float" office:value="38.6233099588651">
            <text:p>38.62</text:p>
          </table:table-cell>
          <table:table-cell office:value-type="float" office:value="331472.916481389">
            <text:p>331473</text:p>
          </table:table-cell>
          <table:table-cell office:value-type="float" office:value="0.104704199909331">
            <text:p>0.105</text:p>
          </table:table-cell>
          <table:table-cell office:value-type="float" office:value="21.1878283081615">
            <text:p>21.19</text:p>
          </table:table-cell>
          <table:table-cell table:number-columns-repeated="5"/>
        </table:table-row>
        <table:table-row table:style-name="ro1">
          <table:table-cell office:value-type="string">
            <text:p>20231019T130400p95939</text:p>
          </table:table-cell>
          <table:table-cell table:formula="of:=1/([.D88]*0.7+[.E88]/100*0.3)" office:value-type="float" office:value="0.511252468009984">
            <text:p>0.51</text:p>
          </table:table-cell>
          <table:table-cell office:value-type="float" office:value="655.876165886726">
            <text:p>656</text:p>
          </table:table-cell>
          <table:table-cell table:formula="of:=(ABS([.C88]-[.$O$2]))/[.C88]" office:value-type="float" office:value="2.77662755384801">
            <text:p>2.777</text:p>
          </table:table-cell>
          <table:table-cell office:value-type="float" office:value="4.11383001568329">
            <text:p>4.11</text:p>
          </table:table-cell>
          <table:table-cell office:value-type="float" office:value="13.2444605009634">
            <text:p>13.24</text:p>
          </table:table-cell>
          <table:table-cell office:value-type="float" office:value="31.348274933966">
            <text:p>31.35</text:p>
          </table:table-cell>
          <table:table-cell office:value-type="float" office:value="321428.79931741">
            <text:p>321429</text:p>
          </table:table-cell>
          <table:table-cell office:value-type="float" office:value="0.335556815659805">
            <text:p>0.336</text:p>
          </table:table-cell>
          <table:table-cell office:value-type="float" office:value="71.8653896743222">
            <text:p>71.87</text:p>
          </table:table-cell>
          <table:table-cell table:number-columns-repeated="5"/>
        </table:table-row>
        <table:table-row table:style-name="ro1">
          <table:table-cell office:value-type="string">
            <text:p>20231019T130330p95394</text:p>
          </table:table-cell>
          <table:table-cell table:formula="of:=1/([.D89]*0.7+[.E89]/100*0.3)" office:value-type="float" office:value="0.381260373429988">
            <text:p>0.38</text:p>
          </table:table-cell>
          <table:table-cell office:value-type="float" office:value="546.757942693067">
            <text:p>547</text:p>
          </table:table-cell>
          <table:table-cell table:formula="of:=(ABS([.C89]-[.$O$2]))/[.C89]" office:value-type="float" office:value="3.53034113743184">
            <text:p>3.530</text:p>
          </table:table-cell>
          <table:table-cell office:value-type="float" office:value="50.546885850489">
            <text:p>50.55</text:p>
          </table:table-cell>
          <table:table-cell office:value-type="float" office:value="7.41122961104141">
            <text:p>7.41</text:p>
          </table:table-cell>
          <table:table-cell office:value-type="float" office:value="19.2127500585991">
            <text:p>19.21</text:p>
          </table:table-cell>
          <table:table-cell office:value-type="float" office:value="323001.48068551">
            <text:p>323001</text:p>
          </table:table-cell>
          <table:table-cell office:value-type="float" office:value="0.142347132721343">
            <text:p>0.142</text:p>
          </table:table-cell>
          <table:table-cell office:value-type="float" office:value="28.3160047228108">
            <text:p>28.32</text:p>
          </table:table-cell>
          <table:table-cell table:number-columns-repeated="5"/>
        </table:table-row>
        <table:table-row table:style-name="ro1">
          <table:table-cell office:value-type="string">
            <text:p>20231019T130433p96644</text:p>
          </table:table-cell>
          <table:table-cell table:formula="of:=1/([.D90]*0.7+[.E90]/100*0.3)" office:value-type="float" office:value="0.438324487944254">
            <text:p>0.44</text:p>
          </table:table-cell>
          <table:table-cell office:value-type="float" office:value="601.239472983987">
            <text:p>601</text:p>
          </table:table-cell>
          <table:table-cell table:formula="of:=(ABS([.C90]-[.$O$2]))/[.C90]" office:value-type="float" office:value="3.11982265187364">
            <text:p>3.120</text:p>
          </table:table-cell>
          <table:table-cell office:value-type="float" office:value="32.5130010029291">
            <text:p>32.51</text:p>
          </table:table-cell>
          <table:table-cell office:value-type="float" office:value="13.4667630057803">
            <text:p>13.47</text:p>
          </table:table-cell>
          <table:table-cell office:value-type="float" office:value="27.7723909729553">
            <text:p>27.77</text:p>
          </table:table-cell>
          <table:table-cell office:value-type="float" office:value="327933.469564656">
            <text:p>327933</text:p>
          </table:table-cell>
          <table:table-cell office:value-type="float" office:value="0.248052190636771">
            <text:p>0.248</text:p>
          </table:table-cell>
          <table:table-cell office:value-type="float" office:value="71.2601280811825">
            <text:p>71.26</text:p>
          </table:table-cell>
          <table:table-cell table:number-columns-repeated="5"/>
        </table:table-row>
        <table:table-row table:style-name="ro1">
          <table:table-cell office:value-type="string">
            <text:p>20231019T130339p95544</text:p>
          </table:table-cell>
          <table:table-cell table:formula="of:=1/([.D91]*0.7+[.E91]/100*0.3)" office:value-type="float" office:value="0.195164271878867">
            <text:p>0.20</text:p>
          </table:table-cell>
          <table:table-cell office:value-type="float" office:value="302.329899394655">
            <text:p>302</text:p>
          </table:table-cell>
          <table:table-cell table:formula="of:=(ABS([.C91]-[.$O$2]))/[.C91]" office:value-type="float" office:value="7.1930368281788">
            <text:p>7.193</text:p>
          </table:table-cell>
          <table:table-cell office:value-type="float" office:value="29.58762758274">
            <text:p>29.59</text:p>
          </table:table-cell>
          <table:table-cell office:value-type="float" office:value="17.471098265896">
            <text:p>17.47</text:p>
          </table:table-cell>
          <table:table-cell office:value-type="float" office:value="17.8455815065182">
            <text:p>17.85</text:p>
          </table:table-cell>
          <table:table-cell office:value-type="float" office:value="341030.56671612">
            <text:p>341031</text:p>
          </table:table-cell>
          <table:table-cell office:value-type="float" office:value="0.102259185748834">
            <text:p>0.102</text:p>
          </table:table-cell>
          <table:table-cell office:value-type="float" office:value="38.1585785919691">
            <text:p>38.16</text:p>
          </table:table-cell>
          <table:table-cell table:number-columns-repeated="5"/>
        </table:table-row>
        <table:table-row table:style-name="ro1">
          <table:table-cell office:value-type="string">
            <text:p>20231019T130418p96313</text:p>
          </table:table-cell>
          <table:table-cell table:formula="of:=1/([.D92]*0.7+[.E92]/100*0.3)" office:value-type="float" office:value="0.324710821841801">
            <text:p>0.32</text:p>
          </table:table-cell>
          <table:table-cell office:value-type="float" office:value="460.288843902123">
            <text:p>460</text:p>
          </table:table-cell>
          <table:table-cell table:formula="of:=(ABS([.C92]-[.$O$2]))/[.C92]" office:value-type="float" office:value="4.38140350958998">
            <text:p>4.381</text:p>
          </table:table-cell>
          <table:table-cell office:value-type="float" office:value="4.22694659305729">
            <text:p>4.23</text:p>
          </table:table-cell>
          <table:table-cell office:value-type="float" office:value="18.2969653179191">
            <text:p>18.30</text:p>
          </table:table-cell>
          <table:table-cell office:value-type="float" office:value="18.7943653539954">
            <text:p>18.79</text:p>
          </table:table-cell>
          <table:table-cell office:value-type="float" office:value="387713.351777476">
            <text:p>387713</text:p>
          </table:table-cell>
          <table:table-cell office:value-type="float" office:value="0.260046083117326">
            <text:p>0.260</text:p>
          </table:table-cell>
          <table:table-cell office:value-type="float" office:value="29.1094236309148">
            <text:p>29.11</text:p>
          </table:table-cell>
          <table:table-cell table:number-columns-repeated="5"/>
        </table:table-row>
        <table:table-row table:style-name="ro1">
          <table:table-cell office:value-type="string">
            <text:p>20231019T130439p96782</text:p>
          </table:table-cell>
          <table:table-cell table:formula="of:=1/([.D93]*0.7+[.E93]/100*0.3)" office:value-type="float" office:value="0.718944645940447">
            <text:p>0.72</text:p>
          </table:table-cell>
          <table:table-cell office:value-type="float" office:value="933.762009351078">
            <text:p>934</text:p>
          </table:table-cell>
          <table:table-cell table:formula="of:=(ABS([.C93]-[.$O$2]))/[.C93]" office:value-type="float" office:value="1.65271019295527">
            <text:p>1.653</text:p>
          </table:table-cell>
          <table:table-cell office:value-type="float" office:value="78.0101777369474">
            <text:p>78.01</text:p>
          </table:table-cell>
          <table:table-cell office:value-type="float" office:value="12.7897398843931">
            <text:p>12.79</text:p>
          </table:table-cell>
          <table:table-cell office:value-type="float" office:value="28.4345695280792">
            <text:p>28.43</text:p>
          </table:table-cell>
          <table:table-cell office:value-type="float" office:value="341030.56671612">
            <text:p>341031</text:p>
          </table:table-cell>
          <table:table-cell office:value-type="float" office:value="0.254626351274561">
            <text:p>0.255</text:p>
          </table:table-cell>
          <table:table-cell office:value-type="float" office:value="95.483923271345">
            <text:p>95.48</text:p>
          </table:table-cell>
          <table:table-cell table:number-columns-repeated="5"/>
        </table:table-row>
        <table:table-row table:style-name="ro1">
          <table:table-cell office:value-type="string">
            <text:p>20231019T130348p95706</text:p>
          </table:table-cell>
          <table:table-cell table:formula="of:=1/([.D94]*0.7+[.E94]/100*0.3)" office:value-type="float" office:value="0.773070804421012">
            <text:p>0.77</text:p>
          </table:table-cell>
          <table:table-cell office:value-type="float" office:value="975.232165389932">
            <text:p>975</text:p>
          </table:table-cell>
          <table:table-cell table:formula="of:=(ABS([.C94]-[.$O$2]))/[.C94]" office:value-type="float" office:value="1.53990802180895">
            <text:p>1.540</text:p>
          </table:table-cell>
          <table:table-cell office:value-type="float" office:value="71.8689870056098">
            <text:p>71.87</text:p>
          </table:table-cell>
          <table:table-cell office:value-type="float" office:value="11.8743379874819">
            <text:p>11.87</text:p>
          </table:table-cell>
          <table:table-cell office:value-type="float" office:value="34.9823206140022">
            <text:p>34.98</text:p>
          </table:table-cell>
          <table:table-cell office:value-type="float" office:value="280951.233094918">
            <text:p>280951</text:p>
          </table:table-cell>
          <table:table-cell office:value-type="float" office:value="0.0634142501044388">
            <text:p>0.063</text:p>
          </table:table-cell>
          <table:table-cell office:value-type="float" office:value="97.7198818710755">
            <text:p>97.72</text:p>
          </table:table-cell>
          <table:table-cell table:number-columns-repeated="5"/>
        </table:table-row>
        <table:table-row table:style-name="ro1">
          <table:table-cell office:value-type="string">
            <text:p>20231019T130403p96004</text:p>
          </table:table-cell>
          <table:table-cell table:formula="of:=1/([.D95]*0.7+[.E95]/100*0.3)" office:value-type="float" office:value="0.576877472781479">
            <text:p>0.58</text:p>
          </table:table-cell>
          <table:table-cell office:value-type="float" office:value="753.443688225848">
            <text:p>753</text:p>
          </table:table-cell>
          <table:table-cell table:formula="of:=(ABS([.C95]-[.$O$2]))/[.C95]" office:value-type="float" office:value="2.28757150495567">
            <text:p>2.288</text:p>
          </table:table-cell>
          <table:table-cell office:value-type="float" office:value="44.0567686019162">
            <text:p>44.06</text:p>
          </table:table-cell>
          <table:table-cell office:value-type="float" office:value="7.13427097035313">
            <text:p>7.13</text:p>
          </table:table-cell>
          <table:table-cell office:value-type="float" office:value="32.02473079283">
            <text:p>32.02</text:p>
          </table:table-cell>
          <table:table-cell office:value-type="float" office:value="328047.768153843">
            <text:p>328048</text:p>
          </table:table-cell>
          <table:table-cell office:value-type="float" office:value="0.0389667123358455">
            <text:p>0.039</text:p>
          </table:table-cell>
          <table:table-cell office:value-type="float" office:value="14.9558826578064">
            <text:p>14.96</text:p>
          </table:table-cell>
          <table:table-cell table:number-columns-repeated="5"/>
        </table:table-row>
        <table:table-row table:style-name="ro1">
          <table:table-cell office:value-type="string">
            <text:p>20231019T130315p95174</text:p>
          </table:table-cell>
          <table:table-cell table:formula="of:=1/([.D96]*0.7+[.E96]/100*0.3)" office:value-type="float" office:value="0.178130340235031">
            <text:p>0.18</text:p>
          </table:table-cell>
          <table:table-cell office:value-type="float" office:value="279.945268216775">
            <text:p>280</text:p>
          </table:table-cell>
          <table:table-cell table:formula="of:=(ABS([.C96]-[.$O$2]))/[.C96]" office:value-type="float" office:value="7.84815812668761">
            <text:p>7.848</text:p>
          </table:table-cell>
          <table:table-cell office:value-type="float" office:value="40.0520312712753">
            <text:p>40.05</text:p>
          </table:table-cell>
          <table:table-cell office:value-type="float" office:value="18.4517100192678">
            <text:p>18.45</text:p>
          </table:table-cell>
          <table:table-cell office:value-type="float" office:value="23.7790501892282">
            <text:p>23.78</text:p>
          </table:table-cell>
          <table:table-cell office:value-type="float" office:value="207576.322177897">
            <text:p>207576</text:p>
          </table:table-cell>
          <table:table-cell office:value-type="float" office:value="0.372766449760072">
            <text:p>0.373</text:p>
          </table:table-cell>
          <table:table-cell office:value-type="float" office:value="24.722292160514">
            <text:p>24.72</text:p>
          </table:table-cell>
          <table:table-cell table:number-columns-repeated="5"/>
        </table:table-row>
        <table:table-row table:style-name="ro1">
          <table:table-cell office:value-type="string">
            <text:p>20231019T130445p96912</text:p>
          </table:table-cell>
          <table:table-cell table:formula="of:=1/([.D97]*0.7+[.E97]/100*0.3)" office:value-type="float" office:value="0.537997133164452">
            <text:p>0.54</text:p>
          </table:table-cell>
          <table:table-cell office:value-type="float" office:value="714.646093618935">
            <text:p>715</text:p>
          </table:table-cell>
          <table:table-cell table:formula="of:=(ABS([.C97]-[.$O$2]))/[.C97]" office:value-type="float" office:value="2.46605126945645">
            <text:p>2.466</text:p>
          </table:table-cell>
          <table:table-cell office:value-type="float" office:value="44.1700251807358">
            <text:p>44.17</text:p>
          </table:table-cell>
          <table:table-cell office:value-type="float" office:value="5.98037033289487">
            <text:p>5.98</text:p>
          </table:table-cell>
          <table:table-cell office:value-type="float" office:value="18.7943653539954">
            <text:p>18.79</text:p>
          </table:table-cell>
          <table:table-cell office:value-type="float" office:value="268574.320556276">
            <text:p>268574</text:p>
          </table:table-cell>
          <table:table-cell office:value-type="float" office:value="0.155313918493965">
            <text:p>0.155</text:p>
          </table:table-cell>
          <table:table-cell office:value-type="float" office:value="83.8255112573385">
            <text:p>83.83</text:p>
          </table:table-cell>
          <table:table-cell table:number-columns-repeated="5"/>
        </table:table-row>
        <table:table-row table:style-name="ro1">
          <table:table-cell office:value-type="string">
            <text:p>20231019T130345p95669</text:p>
          </table:table-cell>
          <table:table-cell table:formula="of:=1/([.D98]*0.7+[.E98]/100*0.3)" office:value-type="float" office:value="0.474886005539774">
            <text:p>0.47</text:p>
          </table:table-cell>
          <table:table-cell office:value-type="float" office:value="644.993188836335">
            <text:p>645</text:p>
          </table:table-cell>
          <table:table-cell table:formula="of:=(ABS([.C98]-[.$O$2]))/[.C98]" office:value-type="float" office:value="2.84035063140571">
            <text:p>2.840</text:p>
          </table:table-cell>
          <table:table-cell office:value-type="float" office:value="39.1743585987005">
            <text:p>39.17</text:p>
          </table:table-cell>
          <table:table-cell office:value-type="float" office:value="14.2917669715936">
            <text:p>14.29</text:p>
          </table:table-cell>
          <table:table-cell office:value-type="float" office:value="37.3698560662486">
            <text:p>37.37</text:p>
          </table:table-cell>
          <table:table-cell office:value-type="float" office:value="331472.916481389">
            <text:p>331473</text:p>
          </table:table-cell>
          <table:table-cell office:value-type="float" office:value="0.114105160426637">
            <text:p>0.114</text:p>
          </table:table-cell>
          <table:table-cell office:value-type="float" office:value="79.3171615316749">
            <text:p>79.32</text:p>
          </table:table-cell>
          <table:table-cell table:number-columns-repeated="5"/>
        </table:table-row>
        <table:table-row table:style-name="ro1">
          <table:table-cell office:value-type="string">
            <text:p>20231019T130424p96455</text:p>
          </table:table-cell>
          <table:table-cell table:formula="of:=1/([.D99]*0.7+[.E99]/100*0.3)" office:value-type="float" office:value="0.579231324462831">
            <text:p>0.58</text:p>
          </table:table-cell>
          <table:table-cell office:value-type="float" office:value="737.828049048879">
            <text:p>738</text:p>
          </table:table-cell>
          <table:table-cell table:formula="of:=(ABS([.C99]-[.$O$2]))/[.C99]" office:value-type="float" office:value="2.3571507659448">
            <text:p>2.357</text:p>
          </table:table-cell>
          <table:table-cell office:value-type="float" office:value="25.4734772613242">
            <text:p>25.47</text:p>
          </table:table-cell>
          <table:table-cell office:value-type="float" office:value="7.25604544506984">
            <text:p>7.26</text:p>
          </table:table-cell>
          <table:table-cell office:value-type="float" office:value="35.2521197965156">
            <text:p>35.25</text:p>
          </table:table-cell>
          <table:table-cell office:value-type="float" office:value="371478.166372615">
            <text:p>371478</text:p>
          </table:table-cell>
          <table:table-cell office:value-type="float" office:value="0.101269199066415">
            <text:p>0.101</text:p>
          </table:table-cell>
          <table:table-cell office:value-type="float" office:value="9.64578140562034">
            <text:p>9.65</text:p>
          </table:table-cell>
          <table:table-cell table:number-columns-repeated="5"/>
        </table:table-row>
        <table:table-row table:style-name="ro1">
          <table:table-cell office:value-type="string">
            <text:p>20231019T130412p96196</text:p>
          </table:table-cell>
          <table:table-cell table:formula="of:=1/([.D100]*0.7+[.E100]/100*0.3)" office:value-type="float" office:value="0.423118510101571">
            <text:p>0.42</text:p>
          </table:table-cell>
          <table:table-cell office:value-type="float" office:value="628.194710985623">
            <text:p>628</text:p>
          </table:table-cell>
          <table:table-cell table:formula="of:=(ABS([.C100]-[.$O$2]))/[.C100]" office:value-type="float" office:value="2.94304497743008">
            <text:p>2.943</text:p>
          </table:table-cell>
          <table:table-cell office:value-type="float" office:value="101.090854948029">
            <text:p>101.09</text:p>
          </table:table-cell>
          <table:table-cell office:value-type="float" office:value="7.08551392087084">
            <text:p>7.09</text:p>
          </table:table-cell>
          <table:table-cell office:value-type="float" office:value="29.7665468660004">
            <text:p>29.77</text:p>
          </table:table-cell>
          <table:table-cell office:value-type="float" office:value="360523.143383076">
            <text:p>360523</text:p>
          </table:table-cell>
          <table:table-cell office:value-type="float" office:value="0.0922057392293881">
            <text:p>0.092</text:p>
          </table:table-cell>
          <table:table-cell office:value-type="float" office:value="13.333717560544">
            <text:p>13.33</text:p>
          </table:table-cell>
          <table:table-cell table:number-columns-repeated="5"/>
        </table:table-row>
        <table:table-row table:style-name="ro1">
          <table:table-cell office:value-type="string">
            <text:p>20231019T130336p95510</text:p>
          </table:table-cell>
          <table:table-cell table:formula="of:=1/([.D101]*0.7+[.E101]/100*0.3)" office:value-type="float" office:value="0.392783371506085">
            <text:p>0.39</text:p>
          </table:table-cell>
          <table:table-cell office:value-type="float" office:value="567.310964474926">
            <text:p>567</text:p>
          </table:table-cell>
          <table:table-cell table:formula="of:=(ABS([.C101]-[.$O$2]))/[.C101]" office:value-type="float" office:value="3.36621210431317">
            <text:p>3.366</text:p>
          </table:table-cell>
          <table:table-cell office:value-type="float" office:value="63.1947172634161">
            <text:p>63.19</text:p>
          </table:table-cell>
          <table:table-cell office:value-type="float" office:value="14.3312469908522">
            <text:p>14.33</text:p>
          </table:table-cell>
          <table:table-cell office:value-type="float" office:value="27.7723909729553">
            <text:p>27.77</text:p>
          </table:table-cell>
          <table:table-cell office:value-type="float" office:value="329371.162799734">
            <text:p>329371</text:p>
          </table:table-cell>
          <table:table-cell office:value-type="float" office:value="0.0695544687024219">
            <text:p>0.070</text:p>
          </table:table-cell>
          <table:table-cell office:value-type="float" office:value="72.3445023728238">
            <text:p>72.34</text:p>
          </table:table-cell>
          <table:table-cell table:number-columns-repeated="5"/>
        </table:table-row>
        <table:table-row table:style-name="ro1">
          <table:table-cell office:value-type="string">
            <text:p>20231019T130324p95297</text:p>
          </table:table-cell>
          <table:table-cell table:formula="of:=1/([.D102]*0.7+[.E102]/100*0.3)" office:value-type="float" office:value="1.02444624585479">
            <text:p>1.02</text:p>
          </table:table-cell>
          <table:table-cell office:value-type="float" office:value="1131.39410785413">
            <text:p>1131</text:p>
          </table:table-cell>
          <table:table-cell table:formula="of:=(ABS([.C102]-[.$O$2]))/[.C102]" office:value-type="float" office:value="1.18933436439582">
            <text:p>1.189</text:p>
          </table:table-cell>
          <table:table-cell office:value-type="float" office:value="47.8676856969592">
            <text:p>47.87</text:p>
          </table:table-cell>
          <table:table-cell office:value-type="float" office:value="16.4526734104046">
            <text:p>16.45</text:p>
          </table:table-cell>
          <table:table-cell office:value-type="float" office:value="34.9317557603682">
            <text:p>34.93</text:p>
          </table:table-cell>
          <table:table-cell office:value-type="float" office:value="368621.960478249">
            <text:p>368622</text:p>
          </table:table-cell>
          <table:table-cell office:value-type="float" office:value="0.373827018751716">
            <text:p>0.374</text:p>
          </table:table-cell>
          <table:table-cell office:value-type="float" office:value="7.26995678021943">
            <text:p>7.27</text:p>
          </table:table-cell>
          <table:table-cell table:number-columns-repeated="5"/>
        </table:table-row>
        <table:table-row table:style-name="ro1">
          <table:table-cell office:value-type="string">
            <text:p>20231019T130333p95434</text:p>
          </table:table-cell>
          <table:table-cell table:formula="of:=1/([.D103]*0.7+[.E103]/100*0.3)" office:value-type="float" office:value="0.374943144981988">
            <text:p>0.37</text:p>
          </table:table-cell>
          <table:table-cell office:value-type="float" office:value="536.627848324321">
            <text:p>537</text:p>
          </table:table-cell>
          <table:table-cell table:formula="of:=(ABS([.C103]-[.$O$2]))/[.C103]" office:value-type="float" office:value="3.61586182628185">
            <text:p>3.616</text:p>
          </table:table-cell>
          <table:table-cell office:value-type="float" office:value="45.3225839755397">
            <text:p>45.32</text:p>
          </table:table-cell>
          <table:table-cell office:value-type="float" office:value="7.26616486331086">
            <text:p>7.27</text:p>
          </table:table-cell>
          <table:table-cell office:value-type="float" office:value="23.0179087598772">
            <text:p>23.02</text:p>
          </table:table-cell>
          <table:table-cell office:value-type="float" office:value="288635.056480619">
            <text:p>288635</text:p>
          </table:table-cell>
          <table:table-cell office:value-type="float" office:value="0.0744354906509392">
            <text:p>0.074</text:p>
          </table:table-cell>
          <table:table-cell office:value-type="float" office:value="10.2190078198921">
            <text:p>10.22</text:p>
          </table:table-cell>
          <table:table-cell table:number-columns-repeated="5"/>
        </table:table-row>
        <table:table-row table:style-name="ro1">
          <table:table-cell office:value-type="string">
            <text:p>20231019T130327p95350</text:p>
          </table:table-cell>
          <table:table-cell table:formula="of:=1/([.D104]*0.7+[.E104]/100*0.3)" office:value-type="float" office:value="0.502416742279658">
            <text:p>0.50</text:p>
          </table:table-cell>
          <table:table-cell office:value-type="float" office:value="711.384563309378">
            <text:p>711</text:p>
          </table:table-cell>
          <table:table-cell table:formula="of:=(ABS([.C104]-[.$O$2]))/[.C104]" office:value-type="float" office:value="2.48194229640989">
            <text:p>2.482</text:p>
          </table:table-cell>
          <table:table-cell office:value-type="float" office:value="84.3399745938381">
            <text:p>84.34</text:p>
          </table:table-cell>
          <table:table-cell office:value-type="float" office:value="6.81867704280156">
            <text:p>6.82</text:p>
          </table:table-cell>
          <table:table-cell office:value-type="float" office:value="36.0041708512595">
            <text:p>36.00</text:p>
          </table:table-cell>
          <table:table-cell office:value-type="float" office:value="208668.43302512">
            <text:p>208668</text:p>
          </table:table-cell>
          <table:table-cell office:value-type="float" office:value="0.39081201659943">
            <text:p>0.391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9T130309p95063</text:p>
          </table:table-cell>
          <table:table-cell table:formula="of:=1/([.D105]*0.7+[.E105]/100*0.3)" office:value-type="float" office:value="0.728613513428572">
            <text:p>0.73</text:p>
          </table:table-cell>
          <table:table-cell office:value-type="float" office:value="878.30031456933">
            <text:p>878</text:p>
          </table:table-cell>
          <table:table-cell table:formula="of:=(ABS([.C105]-[.$O$2]))/[.C105]" office:value-type="float" office:value="1.82021987116626">
            <text:p>1.820</text:p>
          </table:table-cell>
          <table:table-cell office:value-type="float" office:value="32.7719436984049">
            <text:p>32.77</text:p>
          </table:table-cell>
          <table:table-cell office:value-type="float" office:value="13.9330443159923">
            <text:p>13.93</text:p>
          </table:table-cell>
          <table:table-cell office:value-type="float" office:value="27.7723909729553">
            <text:p>27.77</text:p>
          </table:table-cell>
          <table:table-cell office:value-type="float" office:value="356053.680142864">
            <text:p>356054</text:p>
          </table:table-cell>
          <table:table-cell office:value-type="float" office:value="0.320083342905261">
            <text:p>0.320</text:p>
          </table:table-cell>
          <table:table-cell office:value-type="float" office:value="95.6780172926164">
            <text:p>95.68</text:p>
          </table:table-cell>
          <table:table-cell table:number-columns-repeated="5"/>
        </table:table-row>
        <table:table-row table:style-name="ro1">
          <table:table-cell office:value-type="string">
            <text:p>20231019T130357p95883</text:p>
          </table:table-cell>
          <table:table-cell table:formula="of:=1/([.D106]*0.7+[.E106]/100*0.3)" office:value-type="float" office:value="0.492774684561058">
            <text:p>0.49</text:p>
          </table:table-cell>
          <table:table-cell office:value-type="float" office:value="695.182110297996">
            <text:p>695</text:p>
          </table:table-cell>
          <table:table-cell table:formula="of:=(ABS([.C106]-[.$O$2]))/[.C106]" office:value-type="float" office:value="2.56309514198835">
            <text:p>2.563</text:p>
          </table:table-cell>
          <table:table-cell office:value-type="float" office:value="78.3861425010209">
            <text:p>78.39</text:p>
          </table:table-cell>
          <table:table-cell office:value-type="float" office:value="7.31261082716178">
            <text:p>7.31</text:p>
          </table:table-cell>
          <table:table-cell office:value-type="float" office:value="10.6923909408579">
            <text:p>10.69</text:p>
          </table:table-cell>
          <table:table-cell office:value-type="float" office:value="323001.48068551">
            <text:p>323001</text:p>
          </table:table-cell>
          <table:table-cell office:value-type="float" office:value="0.0661918867082511">
            <text:p>0.066</text:p>
          </table:table-cell>
          <table:table-cell office:value-type="float" office:value="5.9772921380618">
            <text:p>5.98</text:p>
          </table:table-cell>
          <table:table-cell table:number-columns-repeated="5"/>
        </table:table-row>
        <table:table-row table:style-name="ro1">
          <table:table-cell office:value-type="string">
            <text:p>20231019T130448p96951</text:p>
          </table:table-cell>
          <table:table-cell table:formula="of:=1/([.D107]*0.7+[.E107]/100*0.3)" office:value-type="float" office:value="0.673019946590194">
            <text:p>0.67</text:p>
          </table:table-cell>
          <table:table-cell office:value-type="float" office:value="977.075731397024">
            <text:p>977</text:p>
          </table:table-cell>
          <table:table-cell table:formula="of:=(ABS([.C107]-[.$O$2]))/[.C107]" office:value-type="float" office:value="1.53511567261873">
            <text:p>1.535</text:p>
          </table:table-cell>
          <table:table-cell office:value-type="float" office:value="137.086364133969">
            <text:p>137.09</text:p>
          </table:table-cell>
          <table:table-cell office:value-type="float" office:value="10.5929672447013">
            <text:p>10.59</text:p>
          </table:table-cell>
          <table:table-cell office:value-type="float" office:value="22.9772569707351">
            <text:p>22.98</text:p>
          </table:table-cell>
          <table:table-cell office:value-type="float" office:value="384991.286198134">
            <text:p>384991</text:p>
          </table:table-cell>
          <table:table-cell office:value-type="float" office:value="0.156550813975859">
            <text:p>0.157</text:p>
          </table:table-cell>
          <table:table-cell office:value-type="float" office:value="99.9434431916405">
            <text:p>99.94</text:p>
          </table:table-cell>
          <table:table-cell table:number-columns-repeated="5"/>
        </table:table-row>
        <table:table-row table:style-name="ro1">
          <table:table-cell office:value-type="string">
            <text:p>20231019T130406p96074</text:p>
          </table:table-cell>
          <table:table-cell table:formula="of:=1/([.D108]*0.7+[.E108]/100*0.3)" office:value-type="float" office:value="0.4736383208442">
            <text:p>0.47</text:p>
          </table:table-cell>
          <table:table-cell office:value-type="float" office:value="644.474861248364">
            <text:p>644</text:p>
          </table:table-cell>
          <table:table-cell table:formula="of:=(ABS([.C108]-[.$O$2]))/[.C108]" office:value-type="float" office:value="2.84343928512896">
            <text:p>2.843</text:p>
          </table:table-cell>
          <table:table-cell office:value-type="float" office:value="40.3027173394588">
            <text:p>40.30</text:p>
          </table:table-cell>
          <table:table-cell office:value-type="float" office:value="8.97659318217521">
            <text:p>8.98</text:p>
          </table:table-cell>
          <table:table-cell office:value-type="float" office:value="33.9875632714488">
            <text:p>33.99</text:p>
          </table:table-cell>
          <table:table-cell office:value-type="float" office:value="246812.845545105">
            <text:p>246813</text:p>
          </table:table-cell>
          <table:table-cell office:value-type="float" office:value="0.0144630279608705">
            <text:p>0.014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9T130409p96124</text:p>
          </table:table-cell>
          <table:table-cell table:formula="of:=1/([.D109]*0.7+[.E109]/100*0.3)" office:value-type="float" office:value="0.687005859586327">
            <text:p>0.69</text:p>
          </table:table-cell>
          <table:table-cell office:value-type="float" office:value="856.067447769622">
            <text:p>856</text:p>
          </table:table-cell>
          <table:table-cell table:formula="of:=(ABS([.C109]-[.$O$2]))/[.C109]" office:value-type="float" office:value="1.89346360085706">
            <text:p>1.893</text:p>
          </table:table-cell>
          <table:table-cell office:value-type="float" office:value="43.3890466680493">
            <text:p>43.39</text:p>
          </table:table-cell>
          <table:table-cell office:value-type="float" office:value="9.02889809618713">
            <text:p>9.03</text:p>
          </table:table-cell>
          <table:table-cell office:value-type="float" office:value="33.9875632714488">
            <text:p>33.99</text:p>
          </table:table-cell>
          <table:table-cell office:value-type="float" office:value="246812.845545105">
            <text:p>246813</text:p>
          </table:table-cell>
          <table:table-cell office:value-type="float" office:value="0.0144630279608705">
            <text:p>0.014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9T130457p97181</text:p>
          </table:table-cell>
          <table:table-cell table:formula="of:=1/([.D110]*0.7+[.E110]/100*0.3)" office:value-type="float" office:value="0.684906302024983">
            <text:p>0.68</text:p>
          </table:table-cell>
          <table:table-cell office:value-type="float" office:value="836.22007786303">
            <text:p>836</text:p>
          </table:table-cell>
          <table:table-cell table:formula="of:=(ABS([.C110]-[.$O$2]))/[.C110]" office:value-type="float" office:value="1.96213887417054">
            <text:p>1.962</text:p>
          </table:table-cell>
          <table:table-cell office:value-type="float" office:value="28.8521722204417">
            <text:p>28.85</text:p>
          </table:table-cell>
          <table:table-cell office:value-type="float" office:value="8.11559027049696">
            <text:p>8.12</text:p>
          </table:table-cell>
          <table:table-cell office:value-type="float" office:value="27.70352764698">
            <text:p>27.70</text:p>
          </table:table-cell>
          <table:table-cell office:value-type="float" office:value="314143.81758033">
            <text:p>314144</text:p>
          </table:table-cell>
          <table:table-cell office:value-type="float" office:value="0.0869436822017985">
            <text:p>0.087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9T130454p97102</text:p>
          </table:table-cell>
          <table:table-cell table:formula="of:=1/([.D111]*0.7+[.E111]/100*0.3)" office:value-type="float" office:value="0.604690846358242">
            <text:p>0.60</text:p>
          </table:table-cell>
          <table:table-cell office:value-type="float" office:value="799.3970862516">
            <text:p>799</text:p>
          </table:table-cell>
          <table:table-cell table:formula="of:=(ABS([.C111]-[.$O$2]))/[.C111]" office:value-type="float" office:value="2.09858522454058">
            <text:p>2.099</text:p>
          </table:table-cell>
          <table:table-cell office:value-type="float" office:value="61.5759870050913">
            <text:p>61.58</text:p>
          </table:table-cell>
          <table:table-cell office:value-type="float" office:value="8.09912979660306">
            <text:p>8.10</text:p>
          </table:table-cell>
          <table:table-cell office:value-type="float" office:value="27.70352764698">
            <text:p>27.70</text:p>
          </table:table-cell>
          <table:table-cell office:value-type="float" office:value="314143.81758033">
            <text:p>314144</text:p>
          </table:table-cell>
          <table:table-cell office:value-type="float" office:value="0.0869436822017985">
            <text:p>0.087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19T130321p95265</text:p>
          </table:table-cell>
          <table:table-cell table:formula="of:=1/([.D112]*0.7+[.E112]/100*0.3)" office:value-type="float" office:value="0.379809323491916">
            <text:p>0.38</text:p>
          </table:table-cell>
          <table:table-cell office:value-type="float" office:value="538.557725250917">
            <text:p>539</text:p>
          </table:table-cell>
          <table:table-cell table:formula="of:=(ABS([.C112]-[.$O$2]))/[.C112]" office:value-type="float" office:value="3.59932126838577">
            <text:p>3.599</text:p>
          </table:table-cell>
          <table:table-cell office:value-type="float" office:value="37.7917322839259">
            <text:p>37.79</text:p>
          </table:table-cell>
          <table:table-cell office:value-type="float" office:value="15.1734104046243">
            <text:p>15.17</text:p>
          </table:table-cell>
          <table:table-cell office:value-type="float" office:value="30.9223828586954">
            <text:p>30.92</text:p>
          </table:table-cell>
          <table:table-cell office:value-type="float" office:value="280158.056825555">
            <text:p>280158</text:p>
          </table:table-cell>
          <table:table-cell office:value-type="float" office:value="0.0125753850830775">
            <text:p>0.013</text:p>
          </table:table-cell>
          <table:table-cell office:value-type="float" office:value="88.2404422916143">
            <text:p>88.24</text:p>
          </table:table-cell>
          <table:table-cell table:number-columns-repeated="5"/>
        </table:table-row>
        <table:table-row table:style-name="ro1">
          <table:table-cell office:value-type="string">
            <text:p>20231019T130312p95128</text:p>
          </table:table-cell>
          <table:table-cell table:formula="of:=1/([.D113]*0.7+[.E113]/100*0.3)" office:value-type="float" office:value="0.24787502927701">
            <text:p>0.25</text:p>
          </table:table-cell>
          <table:table-cell office:value-type="float" office:value="376.306248498887">
            <text:p>376</text:p>
          </table:table-cell>
          <table:table-cell table:formula="of:=(ABS([.C113]-[.$O$2]))/[.C113]" office:value-type="float" office:value="5.58240465015113">
            <text:p>5.582</text:p>
          </table:table-cell>
          <table:table-cell office:value-type="float" office:value="42.202581985103">
            <text:p>42.20</text:p>
          </table:table-cell>
          <table:table-cell office:value-type="float" office:value="15.2049614643545">
            <text:p>15.20</text:p>
          </table:table-cell>
          <table:table-cell office:value-type="float" office:value="33.0744207260132">
            <text:p>33.07</text:p>
          </table:table-cell>
          <table:table-cell office:value-type="float" office:value="363137.286527061">
            <text:p>363137</text:p>
          </table:table-cell>
          <table:table-cell office:value-type="float" office:value="0.00955232956132245">
            <text:p>0.010</text:p>
          </table:table-cell>
          <table:table-cell office:value-type="float" office:value="95.4523624250821">
            <text:p>95.45</text:p>
          </table:table-cell>
          <table:table-cell table:number-columns-repeated="5"/>
        </table:table-row>
        <table:table-row table:style-name="ro1">
          <table:table-cell office:value-type="string">
            <text:p>20231019T223242p141395</text:p>
          </table:table-cell>
          <table:table-cell table:formula="of:=1/([.D114]*0.7+[.E114]/100*0.3)" office:value-type="float" office:value="0.305716197693138">
            <text:p>0.31</text:p>
          </table:table-cell>
          <table:table-cell office:value-type="float" office:value="463.990786847032">
            <text:p>464</text:p>
          </table:table-cell>
          <table:table-cell table:formula="of:=(ABS([.C114]-[.$O$2]))/[.C114]" office:value-type="float" office:value="4.33846806923047">
            <text:p>4.338</text:p>
          </table:table-cell>
          <table:table-cell office:value-type="float" office:value="78.0266438647223">
            <text:p>78.03</text:p>
          </table:table-cell>
          <table:table-cell office:value-type="float" office:value="10.367774566474">
            <text:p>10.37</text:p>
          </table:table-cell>
          <table:table-cell office:value-type="float" office:value="16.5824544590985">
            <text:p>16.58</text:p>
          </table:table-cell>
          <table:table-cell office:value-type="float" office:value="324600.42779307">
            <text:p>324600</text:p>
          </table:table-cell>
          <table:table-cell office:value-type="float" office:value="0.335556815659805">
            <text:p>0.336</text:p>
          </table:table-cell>
          <table:table-cell office:value-type="float" office:value="50.0434412475907">
            <text:p>50.04</text:p>
          </table:table-cell>
          <table:table-cell table:number-columns-repeated="5"/>
        </table:table-row>
        <table:table-row table:style-name="ro1">
          <table:table-cell office:value-type="string">
            <text:p>20231019T223303p141714</text:p>
          </table:table-cell>
          <table:table-cell table:formula="of:=1/([.D115]*0.7+[.E115]/100*0.3)" office:value-type="float" office:value="0.42910262706861">
            <text:p>0.43</text:p>
          </table:table-cell>
          <table:table-cell office:value-type="float" office:value="640.451195728729">
            <text:p>640</text:p>
          </table:table-cell>
          <table:table-cell table:formula="of:=(ABS([.C115]-[.$O$2]))/[.C115]" office:value-type="float" office:value="2.8675858777679">
            <text:p>2.868</text:p>
          </table:table-cell>
          <table:table-cell office:value-type="float" office:value="107.711572792967">
            <text:p>107.71</text:p>
          </table:table-cell>
          <table:table-cell office:value-type="float" office:value="10.1993015414258">
            <text:p>10.20</text:p>
          </table:table-cell>
          <table:table-cell office:value-type="float" office:value="23.3787767695527">
            <text:p>23.38</text:p>
          </table:table-cell>
          <table:table-cell office:value-type="float" office:value="368754.278700389">
            <text:p>368754</text:p>
          </table:table-cell>
          <table:table-cell office:value-type="float" office:value="0.266484848325044">
            <text:p>0.266</text:p>
          </table:table-cell>
          <table:table-cell office:value-type="float" office:value="71.2601280811825">
            <text:p>71.26</text:p>
          </table:table-cell>
          <table:table-cell table:number-columns-repeated="5"/>
        </table:table-row>
        <table:table-row table:style-name="ro1">
          <table:table-cell office:value-type="string">
            <text:p>20231019T223357p142819</text:p>
          </table:table-cell>
          <table:table-cell table:formula="of:=1/([.D116]*0.7+[.E116]/100*0.3)" office:value-type="float" office:value="0.448037494247988">
            <text:p>0.45</text:p>
          </table:table-cell>
          <table:table-cell office:value-type="float" office:value="675.186920414466">
            <text:p>675</text:p>
          </table:table-cell>
          <table:table-cell table:formula="of:=(ABS([.C116]-[.$O$2]))/[.C116]" office:value-type="float" office:value="2.66861372030057">
            <text:p>2.669</text:p>
          </table:table-cell>
          <table:table-cell office:value-type="float" office:value="121.308818303394">
            <text:p>121.31</text:p>
          </table:table-cell>
          <table:table-cell office:value-type="float" office:value="10.5486512524085">
            <text:p>10.55</text:p>
          </table:table-cell>
          <table:table-cell office:value-type="float" office:value="32.02473079283">
            <text:p>32.02</text:p>
          </table:table-cell>
          <table:table-cell office:value-type="float" office:value="359939.074368573">
            <text:p>359939</text:p>
          </table:table-cell>
          <table:table-cell office:value-type="float" office:value="0.379161874341761">
            <text:p>0.379</text:p>
          </table:table-cell>
          <table:table-cell office:value-type="float" office:value="68.5449714324082">
            <text:p>68.54</text:p>
          </table:table-cell>
          <table:table-cell table:number-columns-repeated="5"/>
        </table:table-row>
        <table:table-row table:style-name="ro1">
          <table:table-cell office:value-type="string">
            <text:p>20231019T223422p143336</text:p>
          </table:table-cell>
          <table:table-cell table:formula="of:=1/([.D117]*0.7+[.E117]/100*0.3)" office:value-type="float" office:value="0.23244108314914">
            <text:p>0.23</text:p>
          </table:table-cell>
          <table:table-cell office:value-type="float" office:value="370.280304113439">
            <text:p>370</text:p>
          </table:table-cell>
          <table:table-cell table:formula="of:=(ABS([.C117]-[.$O$2]))/[.C117]" office:value-type="float" office:value="5.68952675171496">
            <text:p>5.690</text:p>
          </table:table-cell>
          <table:table-cell office:value-type="float" office:value="106.498912113725">
            <text:p>106.50</text:p>
          </table:table-cell>
          <table:table-cell office:value-type="float" office:value="11.1306599229287">
            <text:p>11.13</text:p>
          </table:table-cell>
          <table:table-cell office:value-type="float" office:value="35.2521197965156">
            <text:p>35.25</text:p>
          </table:table-cell>
          <table:table-cell office:value-type="float" office:value="259240.312691543">
            <text:p>259240</text:p>
          </table:table-cell>
          <table:table-cell office:value-type="float" office:value="0.0425262929233661">
            <text:p>0.043</text:p>
          </table:table-cell>
          <table:table-cell office:value-type="float" office:value="53.4744521680367">
            <text:p>53.47</text:p>
          </table:table-cell>
          <table:table-cell table:number-columns-repeated="5"/>
        </table:table-row>
        <table:table-row table:style-name="ro1">
          <table:table-cell office:value-type="string">
            <text:p>20231019T223348p142599</text:p>
          </table:table-cell>
          <table:table-cell table:formula="of:=1/([.D118]*0.7+[.E118]/100*0.3)" office:value-type="float" office:value="0.324945287722084">
            <text:p>0.32</text:p>
          </table:table-cell>
          <table:table-cell office:value-type="float" office:value="494.545544537916">
            <text:p>495</text:p>
          </table:table-cell>
          <table:table-cell table:formula="of:=(ABS([.C118]-[.$O$2]))/[.C118]" office:value-type="float" office:value="4.0086387944601">
            <text:p>4.009</text:p>
          </table:table-cell>
          <table:table-cell office:value-type="float" office:value="90.4646646931371">
            <text:p>90.46</text:p>
          </table:table-cell>
          <table:table-cell office:value-type="float" office:value="10.5077071290944">
            <text:p>10.51</text:p>
          </table:table-cell>
          <table:table-cell office:value-type="float" office:value="35.2521197965156">
            <text:p>35.25</text:p>
          </table:table-cell>
          <table:table-cell office:value-type="float" office:value="268481.266548657">
            <text:p>268481</text:p>
          </table:table-cell>
          <table:table-cell office:value-type="float" office:value="0.322430849014838">
            <text:p>0.322</text:p>
          </table:table-cell>
          <table:table-cell office:value-type="float" office:value="56.5782917098545">
            <text:p>56.58</text:p>
          </table:table-cell>
          <table:table-cell table:number-columns-repeated="5"/>
        </table:table-row>
        <table:table-row table:style-name="ro1">
          <table:table-cell office:value-type="string">
            <text:p>20231019T223404p142989</text:p>
          </table:table-cell>
          <table:table-cell table:formula="of:=1/([.D119]*0.7+[.E119]/100*0.3)" office:value-type="float" office:value="0.399999445308411">
            <text:p>0.40</text:p>
          </table:table-cell>
          <table:table-cell office:value-type="float" office:value="563.972992135273">
            <text:p>564</text:p>
          </table:table-cell>
          <table:table-cell table:formula="of:=(ABS([.C119]-[.$O$2]))/[.C119]" office:value-type="float" office:value="3.39205429079461">
            <text:p>3.392</text:p>
          </table:table-cell>
          <table:table-cell office:value-type="float" office:value="41.8551544236698">
            <text:p>41.86</text:p>
          </table:table-cell>
          <table:table-cell office:value-type="float" office:value="13.8634393063584">
            <text:p>13.86</text:p>
          </table:table-cell>
          <table:table-cell office:value-type="float" office:value="29.580527486378">
            <text:p>29.58</text:p>
          </table:table-cell>
          <table:table-cell office:value-type="float" office:value="327933.469564656">
            <text:p>327933</text:p>
          </table:table-cell>
          <table:table-cell office:value-type="float" office:value="0.398263530299169">
            <text:p>0.398</text:p>
          </table:table-cell>
          <table:table-cell office:value-type="float" office:value="34.8074345385763">
            <text:p>34.81</text:p>
          </table:table-cell>
          <table:table-cell table:number-columns-repeated="5"/>
        </table:table-row>
        <table:table-row table:style-name="ro1">
          <table:table-cell office:value-type="string">
            <text:p>20231019T223351p142669</text:p>
          </table:table-cell>
          <table:table-cell table:formula="of:=1/([.D120]*0.7+[.E120]/100*0.3)" office:value-type="float" office:value="0.414721589476249">
            <text:p>0.41</text:p>
          </table:table-cell>
          <table:table-cell office:value-type="float" office:value="632.114884558828">
            <text:p>632</text:p>
          </table:table-cell>
          <table:table-cell table:formula="of:=(ABS([.C120]-[.$O$2]))/[.C120]" office:value-type="float" office:value="2.9185914783968">
            <text:p>2.919</text:p>
          </table:table-cell>
          <table:table-cell office:value-type="float" office:value="122.747385240685">
            <text:p>122.75</text:p>
          </table:table-cell>
          <table:table-cell office:value-type="float" office:value="10.8902938342967">
            <text:p>10.89</text:p>
          </table:table-cell>
          <table:table-cell office:value-type="float" office:value="35.2521197965156">
            <text:p>35.25</text:p>
          </table:table-cell>
          <table:table-cell office:value-type="float" office:value="278516.550941528">
            <text:p>278517</text:p>
          </table:table-cell>
          <table:table-cell office:value-type="float" office:value="0.120810366492437">
            <text:p>0.121</text:p>
          </table:table-cell>
          <table:table-cell office:value-type="float" office:value="80.6719160518299">
            <text:p>80.67</text:p>
          </table:table-cell>
          <table:table-cell table:number-columns-repeated="5"/>
        </table:table-row>
        <table:table-row table:style-name="ro1">
          <table:table-cell office:value-type="string">
            <text:p>20231019T223413p143152</text:p>
          </table:table-cell>
          <table:table-cell table:formula="of:=1/([.D121]*0.7+[.E121]/100*0.3)" office:value-type="float" office:value="0.363207422406621">
            <text:p>0.36</text:p>
          </table:table-cell>
          <table:table-cell office:value-type="float" office:value="558.907066545374">
            <text:p>559</text:p>
          </table:table-cell>
          <table:table-cell table:formula="of:=(ABS([.C121]-[.$O$2]))/[.C121]" office:value-type="float" office:value="3.43186380753858">
            <text:p>3.432</text:p>
          </table:table-cell>
          <table:table-cell office:value-type="float" office:value="116.981011240309">
            <text:p>116.98</text:p>
          </table:table-cell>
          <table:table-cell office:value-type="float" office:value="14.0461223506744">
            <text:p>14.05</text:p>
          </table:table-cell>
          <table:table-cell office:value-type="float" office:value="32.5230002947903">
            <text:p>32.52</text:p>
          </table:table-cell>
          <table:table-cell office:value-type="float" office:value="351133.817456257">
            <text:p>351134</text:p>
          </table:table-cell>
          <table:table-cell office:value-type="float" office:value="0.320083342905261">
            <text:p>0.320</text:p>
          </table:table-cell>
          <table:table-cell office:value-type="float" office:value="46.4199534008143">
            <text:p>46.42</text:p>
          </table:table-cell>
          <table:table-cell table:number-columns-repeated="5"/>
        </table:table-row>
        <table:table-row table:style-name="ro1">
          <table:table-cell office:value-type="string">
            <text:p>20231019T223254p141569</text:p>
          </table:table-cell>
          <table:table-cell table:formula="of:=1/([.D122]*0.7+[.E122]/100*0.3)" office:value-type="float" office:value="0.437628428368864">
            <text:p>0.44</text:p>
          </table:table-cell>
          <table:table-cell office:value-type="float" office:value="617.315719971095">
            <text:p>617</text:p>
          </table:table-cell>
          <table:table-cell table:formula="of:=(ABS([.C122]-[.$O$2]))/[.C122]" office:value-type="float" office:value="3.01253348953431">
            <text:p>3.013</text:p>
          </table:table-cell>
          <table:table-cell office:value-type="float" office:value="58.7566890814143">
            <text:p>58.76</text:p>
          </table:table-cell>
          <table:table-cell office:value-type="float" office:value="13.4552023121387">
            <text:p>13.46</text:p>
          </table:table-cell>
          <table:table-cell office:value-type="float" office:value="21.5575508570496">
            <text:p>21.56</text:p>
          </table:table-cell>
          <table:table-cell office:value-type="float" office:value="371478.166372615">
            <text:p>371478</text:p>
          </table:table-cell>
          <table:table-cell office:value-type="float" office:value="0.249418700145779">
            <text:p>0.249</text:p>
          </table:table-cell>
          <table:table-cell office:value-type="float" office:value="66.726391689352">
            <text:p>66.73</text:p>
          </table:table-cell>
          <table:table-cell table:number-columns-repeated="5"/>
        </table:table-row>
        <table:table-row table:style-name="ro1">
          <table:table-cell office:value-type="string">
            <text:p>20231019T223312p141891</text:p>
          </table:table-cell>
          <table:table-cell table:formula="of:=1/([.D123]*0.7+[.E123]/100*0.3)" office:value-type="float" office:value="0.438569515756313">
            <text:p>0.44</text:p>
          </table:table-cell>
          <table:table-cell office:value-type="float" office:value="600.780492776642">
            <text:p>601</text:p>
          </table:table-cell>
          <table:table-cell table:formula="of:=(ABS([.C123]-[.$O$2]))/[.C123]" office:value-type="float" office:value="3.12297008604921">
            <text:p>3.123</text:p>
          </table:table-cell>
          <table:table-cell office:value-type="float" office:value="31.3537258943794">
            <text:p>31.35</text:p>
          </table:table-cell>
          <table:table-cell office:value-type="float" office:value="13.3703034682081">
            <text:p>13.37</text:p>
          </table:table-cell>
          <table:table-cell office:value-type="float" office:value="18.7891714945807">
            <text:p>18.79</text:p>
          </table:table-cell>
          <table:table-cell office:value-type="float" office:value="293108.134208787">
            <text:p>293108</text:p>
          </table:table-cell>
          <table:table-cell office:value-type="float" office:value="0.300146717642851">
            <text:p>0.300</text:p>
          </table:table-cell>
          <table:table-cell office:value-type="float" office:value="71.8653896743222">
            <text:p>71.87</text:p>
          </table:table-cell>
          <table:table-cell table:number-columns-repeated="5"/>
        </table:table-row>
        <table:table-row table:style-name="ro1">
          <table:table-cell office:value-type="string">
            <text:p>20231019T223400p142918</text:p>
          </table:table-cell>
          <table:table-cell table:formula="of:=1/([.D124]*0.7+[.E124]/100*0.3)" office:value-type="float" office:value="0.392702314535753">
            <text:p>0.39</text:p>
          </table:table-cell>
          <table:table-cell office:value-type="float" office:value="536.997296278368">
            <text:p>537</text:p>
          </table:table-cell>
          <table:table-cell table:formula="of:=(ABS([.C124]-[.$O$2]))/[.C124]" office:value-type="float" office:value="3.61268616651652">
            <text:p>3.613</text:p>
          </table:table-cell>
          <table:table-cell office:value-type="float" office:value="5.85926985646161">
            <text:p>5.86</text:p>
          </table:table-cell>
          <table:table-cell office:value-type="float" office:value="5.8955880043963">
            <text:p>5.90</text:p>
          </table:table-cell>
          <table:table-cell office:value-type="float" office:value="18.878785293848">
            <text:p>18.88</text:p>
          </table:table-cell>
          <table:table-cell office:value-type="float" office:value="249951.287005473">
            <text:p>249951</text:p>
          </table:table-cell>
          <table:table-cell office:value-type="float" office:value="0.168497216431928">
            <text:p>0.168</text:p>
          </table:table-cell>
          <table:table-cell office:value-type="float" office:value="71.2601280811825">
            <text:p>71.26</text:p>
          </table:table-cell>
          <table:table-cell table:number-columns-repeated="5"/>
        </table:table-row>
        <table:table-row table:style-name="ro1">
          <table:table-cell office:value-type="string">
            <text:p>20231019T223300p141666</text:p>
          </table:table-cell>
          <table:table-cell table:formula="of:=1/([.D125]*0.7+[.E125]/100*0.3)" office:value-type="float" office:value="0.200090959644399">
            <text:p>0.20</text:p>
          </table:table-cell>
          <table:table-cell office:value-type="float" office:value="311.87627992029">
            <text:p>312</text:p>
          </table:table-cell>
          <table:table-cell table:formula="of:=(ABS([.C125]-[.$O$2]))/[.C125]" office:value-type="float" office:value="6.94225197451078">
            <text:p>6.942</text:p>
          </table:table-cell>
          <table:table-cell office:value-type="float" office:value="46.0502201564862">
            <text:p>46.05</text:p>
          </table:table-cell>
          <table:table-cell office:value-type="float" office:value="13.6271676300578">
            <text:p>13.63</text:p>
          </table:table-cell>
          <table:table-cell office:value-type="float" office:value="30.5436867885823">
            <text:p>30.54</text:p>
          </table:table-cell>
          <table:table-cell office:value-type="float" office:value="246812.845545105">
            <text:p>246813</text:p>
          </table:table-cell>
          <table:table-cell office:value-type="float" office:value="0.170325331450706">
            <text:p>0.170</text:p>
          </table:table-cell>
          <table:table-cell office:value-type="float" office:value="59.931016483821">
            <text:p>59.93</text:p>
          </table:table-cell>
          <table:table-cell table:number-columns-repeated="5"/>
        </table:table-row>
        <table:table-row table:style-name="ro1">
          <table:table-cell office:value-type="string">
            <text:p>20231019T223318p141988</text:p>
          </table:table-cell>
          <table:table-cell table:formula="of:=1/([.D126]*0.7+[.E126]/100*0.3)" office:value-type="float" office:value="0.586720539414573">
            <text:p>0.59</text:p>
          </table:table-cell>
          <table:table-cell office:value-type="float" office:value="804.05648606914">
            <text:p>804</text:p>
          </table:table-cell>
          <table:table-cell table:formula="of:=(ABS([.C126]-[.$O$2]))/[.C126]" office:value-type="float" office:value="2.08062933751026">
            <text:p>2.081</text:p>
          </table:table-cell>
          <table:table-cell office:value-type="float" office:value="82.6494689090497">
            <text:p>82.65</text:p>
          </table:table-cell>
          <table:table-cell office:value-type="float" office:value="13.2147327876745">
            <text:p>13.21</text:p>
          </table:table-cell>
          <table:table-cell office:value-type="float" office:value="12.6348700002447">
            <text:p>12.63</text:p>
          </table:table-cell>
          <table:table-cell office:value-type="float" office:value="274845.751911587">
            <text:p>274846</text:p>
          </table:table-cell>
          <table:table-cell office:value-type="float" office:value="0.352295192796348">
            <text:p>0.352</text:p>
          </table:table-cell>
          <table:table-cell office:value-type="float" office:value="92.4703096947276">
            <text:p>92.47</text:p>
          </table:table-cell>
          <table:table-cell table:number-columns-repeated="5"/>
        </table:table-row>
        <table:table-row table:style-name="ro1">
          <table:table-cell office:value-type="string">
            <text:p>20231019T223419p143249</text:p>
          </table:table-cell>
          <table:table-cell table:formula="of:=1/([.D127]*0.7+[.E127]/100*0.3)" office:value-type="float" office:value="0.36505337883662">
            <text:p>0.37</text:p>
          </table:table-cell>
          <table:table-cell office:value-type="float" office:value="533.037565842253">
            <text:p>533</text:p>
          </table:table-cell>
          <table:table-cell table:formula="of:=(ABS([.C127]-[.$O$2]))/[.C127]" office:value-type="float" office:value="3.64695203251968">
            <text:p>3.647</text:p>
          </table:table-cell>
          <table:table-cell office:value-type="float" office:value="62.1529988011175">
            <text:p>62.15</text:p>
          </table:table-cell>
          <table:table-cell office:value-type="float" office:value="16.6510115606936">
            <text:p>16.65</text:p>
          </table:table-cell>
          <table:table-cell office:value-type="float" office:value="32.6584882345187">
            <text:p>32.66</text:p>
          </table:table-cell>
          <table:table-cell office:value-type="float" office:value="363052.979711401">
            <text:p>363053</text:p>
          </table:table-cell>
          <table:table-cell office:value-type="float" office:value="0.0263105289367808">
            <text:p>0.026</text:p>
          </table:table-cell>
          <table:table-cell office:value-type="float" office:value="24.366141006819">
            <text:p>24.37</text:p>
          </table:table-cell>
          <table:table-cell table:number-columns-repeated="5"/>
        </table:table-row>
        <table:table-row table:style-name="ro1">
          <table:table-cell office:value-type="string">
            <text:p>20231019T223345p142544</text:p>
          </table:table-cell>
          <table:table-cell table:formula="of:=1/([.D128]*0.7+[.E128]/100*0.3)" office:value-type="float" office:value="0.394511428868805">
            <text:p>0.39</text:p>
          </table:table-cell>
          <table:table-cell office:value-type="float" office:value="537.666314653275">
            <text:p>538</text:p>
          </table:table-cell>
          <table:table-cell table:formula="of:=(ABS([.C128]-[.$O$2]))/[.C128]" office:value-type="float" office:value="3.60694659957886">
            <text:p>3.607</text:p>
          </table:table-cell>
          <table:table-cell office:value-type="float" office:value="3.30606408867719">
            <text:p>3.31</text:p>
          </table:table-cell>
          <table:table-cell office:value-type="float" office:value="18.0991088631985">
            <text:p>18.10</text:p>
          </table:table-cell>
          <table:table-cell office:value-type="float" office:value="25.1436728944653">
            <text:p>25.14</text:p>
          </table:table-cell>
          <table:table-cell office:value-type="float" office:value="356053.680142864">
            <text:p>356054</text:p>
          </table:table-cell>
          <table:table-cell office:value-type="float" office:value="0.285136112324091">
            <text:p>0.285</text:p>
          </table:table-cell>
          <table:table-cell office:value-type="float" office:value="24.3658066633936">
            <text:p>24.37</text:p>
          </table:table-cell>
          <table:table-cell table:number-columns-repeated="5"/>
        </table:table-row>
        <table:table-row table:style-name="ro1">
          <table:table-cell office:value-type="string">
            <text:p>20231019T223342p142484</text:p>
          </table:table-cell>
          <table:table-cell table:formula="of:=1/([.D129]*0.7+[.E129]/100*0.3)" office:value-type="float" office:value="0.294089640158669">
            <text:p>0.29</text:p>
          </table:table-cell>
          <table:table-cell office:value-type="float" office:value="425.140725665069">
            <text:p>425</text:p>
          </table:table-cell>
          <table:table-cell table:formula="of:=(ABS([.C129]-[.$O$2]))/[.C129]" office:value-type="float" office:value="4.82630609223594">
            <text:p>4.826</text:p>
          </table:table-cell>
          <table:table-cell office:value-type="float" office:value="7.30317534436459">
            <text:p>7.30</text:p>
          </table:table-cell>
          <table:table-cell office:value-type="float" office:value="18.081767822736">
            <text:p>18.08</text:p>
          </table:table-cell>
          <table:table-cell office:value-type="float" office:value="25.1436728944653">
            <text:p>25.14</text:p>
          </table:table-cell>
          <table:table-cell office:value-type="float" office:value="356053.680142864">
            <text:p>356054</text:p>
          </table:table-cell>
          <table:table-cell office:value-type="float" office:value="0.285136112324091">
            <text:p>0.285</text:p>
          </table:table-cell>
          <table:table-cell office:value-type="float" office:value="24.3658066633936">
            <text:p>24.37</text:p>
          </table:table-cell>
          <table:table-cell table:number-columns-repeated="5"/>
        </table:table-row>
        <table:table-row table:style-name="ro1">
          <table:table-cell office:value-type="string">
            <text:p>20231019T223309p141829</text:p>
          </table:table-cell>
          <table:table-cell table:formula="of:=1/([.D130]*0.7+[.E130]/100*0.3)" office:value-type="float" office:value="0.435746784487297">
            <text:p>0.44</text:p>
          </table:table-cell>
          <table:table-cell office:value-type="float" office:value="592.955435236377">
            <text:p>593</text:p>
          </table:table-cell>
          <table:table-cell table:formula="of:=(ABS([.C130]-[.$O$2]))/[.C130]" office:value-type="float" office:value="3.17737970310123">
            <text:p>3.177</text:p>
          </table:table-cell>
          <table:table-cell office:value-type="float" office:value="23.5816679107769">
            <text:p>23.58</text:p>
          </table:table-cell>
          <table:table-cell office:value-type="float" office:value="13.9525529865125">
            <text:p>13.95</text:p>
          </table:table-cell>
          <table:table-cell office:value-type="float" office:value="27.7723909729553">
            <text:p>27.77</text:p>
          </table:table-cell>
          <table:table-cell office:value-type="float" office:value="394445.608235652">
            <text:p>394446</text:p>
          </table:table-cell>
          <table:table-cell office:value-type="float" office:value="0.117477184561308">
            <text:p>0.117</text:p>
          </table:table-cell>
          <table:table-cell office:value-type="float" office:value="67.2093166044418">
            <text:p>67.21</text:p>
          </table:table-cell>
          <table:table-cell table:number-columns-repeated="5"/>
        </table:table-row>
        <table:table-row table:style-name="ro1">
          <table:table-cell office:value-type="string">
            <text:p>20231019T223416p143210</text:p>
          </table:table-cell>
          <table:table-cell table:formula="of:=1/([.D131]*0.7+[.E131]/100*0.3)" office:value-type="float" office:value="0.547240468337261">
            <text:p>0.55</text:p>
          </table:table-cell>
          <table:table-cell office:value-type="float" office:value="744.503448384725">
            <text:p>745</text:p>
          </table:table-cell>
          <table:table-cell table:formula="of:=(ABS([.C131]-[.$O$2]))/[.C131]" office:value-type="float" office:value="2.32704973412024">
            <text:p>2.327</text:p>
          </table:table-cell>
          <table:table-cell office:value-type="float" office:value="66.1384746691417">
            <text:p>66.14</text:p>
          </table:table-cell>
          <table:table-cell office:value-type="float" office:value="16.9378612716763">
            <text:p>16.94</text:p>
          </table:table-cell>
          <table:table-cell office:value-type="float" office:value="28.4646562731007">
            <text:p>28.46</text:p>
          </table:table-cell>
          <table:table-cell office:value-type="float" office:value="327765.160487838">
            <text:p>327765</text:p>
          </table:table-cell>
          <table:table-cell office:value-type="float" office:value="0.365242274086257">
            <text:p>0.365</text:p>
          </table:table-cell>
          <table:table-cell office:value-type="float" office:value="18.1247826570746">
            <text:p>18.12</text:p>
          </table:table-cell>
          <table:table-cell table:number-columns-repeated="5"/>
        </table:table-row>
        <table:table-row table:style-name="ro1">
          <table:table-cell office:value-type="string">
            <text:p>20231019T223333p142307</text:p>
          </table:table-cell>
          <table:table-cell table:formula="of:=1/([.D132]*0.7+[.E132]/100*0.3)" office:value-type="float" office:value="0.240579869029071">
            <text:p>0.24</text:p>
          </table:table-cell>
          <table:table-cell office:value-type="float" office:value="365.460192793232">
            <text:p>365</text:p>
          </table:table-cell>
          <table:table-cell table:formula="of:=(ABS([.C132]-[.$O$2]))/[.C132]" office:value-type="float" office:value="5.77775596041844">
            <text:p>5.778</text:p>
          </table:table-cell>
          <table:table-cell office:value-type="float" office:value="37.3981962017439">
            <text:p>37.40</text:p>
          </table:table-cell>
          <table:table-cell office:value-type="float" office:value="14.435091522158">
            <text:p>14.44</text:p>
          </table:table-cell>
          <table:table-cell office:value-type="float" office:value="11.5014786254799">
            <text:p>11.50</text:p>
          </table:table-cell>
          <table:table-cell office:value-type="float" office:value="306984.431160605">
            <text:p>306984</text:p>
          </table:table-cell>
          <table:table-cell office:value-type="float" office:value="0.0538331169689049">
            <text:p>0.054</text:p>
          </table:table-cell>
          <table:table-cell office:value-type="float" office:value="71.2601280811825">
            <text:p>71.26</text:p>
          </table:table-cell>
          <table:table-cell table:number-columns-repeated="5"/>
        </table:table-row>
        <table:table-row table:style-name="ro1">
          <table:table-cell office:value-type="string">
            <text:p>20231019T223321p142043</text:p>
          </table:table-cell>
          <table:table-cell table:formula="of:=1/([.D133]*0.7+[.E133]/100*0.3)" office:value-type="float" office:value="0.37838175442295">
            <text:p>0.38</text:p>
          </table:table-cell>
          <table:table-cell office:value-type="float" office:value="520.502001006">
            <text:p>521</text:p>
          </table:table-cell>
          <table:table-cell table:formula="of:=(ABS([.C133]-[.$O$2]))/[.C133]" office:value-type="float" office:value="3.75886739188818">
            <text:p>3.759</text:p>
          </table:table-cell>
          <table:table-cell office:value-type="float" office:value="3.87546270265474">
            <text:p>3.88</text:p>
          </table:table-cell>
          <table:table-cell office:value-type="float" office:value="7.12617626226854">
            <text:p>7.13</text:p>
          </table:table-cell>
          <table:table-cell office:value-type="float" office:value="12.2750676240247">
            <text:p>12.28</text:p>
          </table:table-cell>
          <table:table-cell office:value-type="float" office:value="371478.166372615">
            <text:p>371478</text:p>
          </table:table-cell>
          <table:table-cell office:value-type="float" office:value="0.215000384421637">
            <text:p>0.215</text:p>
          </table:table-cell>
          <table:table-cell office:value-type="float" office:value="43.6561037895324">
            <text:p>43.66</text:p>
          </table:table-cell>
          <table:table-cell table:number-columns-repeated="5"/>
        </table:table-row>
        <table:table-row table:style-name="ro1">
          <table:table-cell office:value-type="string">
            <text:p>20231019T223336p142374</text:p>
          </table:table-cell>
          <table:table-cell table:formula="of:=1/([.D134]*0.7+[.E134]/100*0.3)" office:value-type="float" office:value="0.671008850572117">
            <text:p>0.67</text:p>
          </table:table-cell>
          <table:table-cell office:value-type="float" office:value="850.326906408874">
            <text:p>850</text:p>
          </table:table-cell>
          <table:table-cell table:formula="of:=(ABS([.C134]-[.$O$2]))/[.C134]" office:value-type="float" office:value="1.91299732059631">
            <text:p>1.913</text:p>
          </table:table-cell>
          <table:table-cell office:value-type="float" office:value="50.3983947180875">
            <text:p>50.40</text:p>
          </table:table-cell>
          <table:table-cell office:value-type="float" office:value="13.9078757225434">
            <text:p>13.91</text:p>
          </table:table-cell>
          <table:table-cell office:value-type="float" office:value="27.7723909729553">
            <text:p>27.77</text:p>
          </table:table-cell>
          <table:table-cell office:value-type="float" office:value="396333.637084728">
            <text:p>396334</text:p>
          </table:table-cell>
          <table:table-cell office:value-type="float" office:value="0.259779435456154">
            <text:p>0.260</text:p>
          </table:table-cell>
          <table:table-cell office:value-type="float" office:value="86.7348946482311">
            <text:p>86.73</text:p>
          </table:table-cell>
          <table:table-cell table:number-columns-repeated="5"/>
        </table:table-row>
        <table:table-row table:style-name="ro1">
          <table:table-cell office:value-type="string">
            <text:p>20231019T223407p143051</text:p>
          </table:table-cell>
          <table:table-cell table:formula="of:=1/([.D135]*0.7+[.E135]/100*0.3)" office:value-type="float" office:value="0.178967834106895">
            <text:p>0.18</text:p>
          </table:table-cell>
          <table:table-cell office:value-type="float" office:value="276.112619910367">
            <text:p>276</text:p>
          </table:table-cell>
          <table:table-cell table:formula="of:=(ABS([.C135]-[.$O$2]))/[.C135]" office:value-type="float" office:value="7.9709771353591">
            <text:p>7.971</text:p>
          </table:table-cell>
          <table:table-cell office:value-type="float" office:value="2.6374207885008">
            <text:p>2.64</text:p>
          </table:table-cell>
          <table:table-cell office:value-type="float" office:value="8.34090074975096">
            <text:p>8.34</text:p>
          </table:table-cell>
          <table:table-cell office:value-type="float" office:value="11.0612101169338">
            <text:p>11.06</text:p>
          </table:table-cell>
          <table:table-cell office:value-type="float" office:value="368621.960478249">
            <text:p>368622</text:p>
          </table:table-cell>
          <table:table-cell office:value-type="float" office:value="0.251946508523135">
            <text:p>0.252</text:p>
          </table:table-cell>
          <table:table-cell office:value-type="float" office:value="27.7275266047539">
            <text:p>27.73</text:p>
          </table:table-cell>
          <table:table-cell table:number-columns-repeated="5"/>
        </table:table-row>
        <table:table-row table:style-name="ro1">
          <table:table-cell office:value-type="string">
            <text:p>20231019T223354p142724</text:p>
          </table:table-cell>
          <table:table-cell table:formula="of:=1/([.D136]*0.7+[.E136]/100*0.3)" office:value-type="float" office:value="0.564118901751133">
            <text:p>0.56</text:p>
          </table:table-cell>
          <table:table-cell office:value-type="float" office:value="747.383531694412">
            <text:p>747</text:p>
          </table:table-cell>
          <table:table-cell table:formula="of:=(ABS([.C136]-[.$O$2]))/[.C136]" office:value-type="float" office:value="2.31422876603172">
            <text:p>2.314</text:p>
          </table:table-cell>
          <table:table-cell office:value-type="float" office:value="50.9052653062377">
            <text:p>50.91</text:p>
          </table:table-cell>
          <table:table-cell office:value-type="float" office:value="14.1119942196532">
            <text:p>14.11</text:p>
          </table:table-cell>
          <table:table-cell office:value-type="float" office:value="33.9875632714488">
            <text:p>33.99</text:p>
          </table:table-cell>
          <table:table-cell office:value-type="float" office:value="328768.437103173">
            <text:p>328768</text:p>
          </table:table-cell>
          <table:table-cell office:value-type="float" office:value="0.206721906546667">
            <text:p>0.207</text:p>
          </table:table-cell>
          <table:table-cell office:value-type="float" office:value="86.0009025320459">
            <text:p>86.00</text:p>
          </table:table-cell>
          <table:table-cell table:number-columns-repeated="5"/>
        </table:table-row>
        <table:table-row table:style-name="ro1">
          <table:table-cell office:value-type="string">
            <text:p>20231019T223330p142244</text:p>
          </table:table-cell>
          <table:table-cell table:formula="of:=1/([.D137]*0.7+[.E137]/100*0.3)" office:value-type="float" office:value="0.274449818207324">
            <text:p>0.27</text:p>
          </table:table-cell>
          <table:table-cell office:value-type="float" office:value="400.106517995233">
            <text:p>400</text:p>
          </table:table-cell>
          <table:table-cell table:formula="of:=(ABS([.C137]-[.$O$2]))/[.C137]" office:value-type="float" office:value="5.19085140729827">
            <text:p>5.191</text:p>
          </table:table-cell>
          <table:table-cell office:value-type="float" office:value="3.3524555491393">
            <text:p>3.35</text:p>
          </table:table-cell>
          <table:table-cell office:value-type="float" office:value="6.15268643124557">
            <text:p>6.15</text:p>
          </table:table-cell>
          <table:table-cell office:value-type="float" office:value="14.451165555184">
            <text:p>14.45</text:p>
          </table:table-cell>
          <table:table-cell office:value-type="float" office:value="337984.094283989">
            <text:p>337984</text:p>
          </table:table-cell>
          <table:table-cell office:value-type="float" office:value="0.0389667123358455">
            <text:p>0.039</text:p>
          </table:table-cell>
          <table:table-cell office:value-type="float" office:value="72.9108549938835">
            <text:p>72.91</text:p>
          </table:table-cell>
          <table:table-cell table:number-columns-repeated="5"/>
        </table:table-row>
        <table:table-row table:style-name="ro1">
          <table:table-cell office:value-type="string">
            <text:p>20231019T223324p142089</text:p>
          </table:table-cell>
          <table:table-cell table:formula="of:=1/([.D138]*0.7+[.E138]/100*0.3)" office:value-type="float" office:value="0.559962365311451">
            <text:p>0.56</text:p>
          </table:table-cell>
          <table:table-cell office:value-type="float" office:value="708.412639387189">
            <text:p>708</text:p>
          </table:table-cell>
          <table:table-cell table:formula="of:=(ABS([.C138]-[.$O$2]))/[.C138]" office:value-type="float" office:value="2.4965496975643">
            <text:p>2.497</text:p>
          </table:table-cell>
          <table:table-cell office:value-type="float" office:value="12.7498380193843">
            <text:p>12.75</text:p>
          </table:table-cell>
          <table:table-cell office:value-type="float" office:value="13.8264691714836">
            <text:p>13.83</text:p>
          </table:table-cell>
          <table:table-cell office:value-type="float" office:value="21.3924773035952">
            <text:p>21.39</text:p>
          </table:table-cell>
          <table:table-cell office:value-type="float" office:value="371478.166372615">
            <text:p>371478</text:p>
          </table:table-cell>
          <table:table-cell office:value-type="float" office:value="0.26743396716685">
            <text:p>0.267</text:p>
          </table:table-cell>
          <table:table-cell office:value-type="float" office:value="84.3262120214827">
            <text:p>84.33</text:p>
          </table:table-cell>
          <table:table-cell table:number-columns-repeated="5"/>
        </table:table-row>
        <table:table-row table:style-name="ro1">
          <table:table-cell office:value-type="string">
            <text:p>20231019T223425p143417</text:p>
          </table:table-cell>
          <table:table-cell table:formula="of:=1/([.D139]*0.7+[.E139]/100*0.3)" office:value-type="float" office:value="0.209099243388379">
            <text:p>0.21</text:p>
          </table:table-cell>
          <table:table-cell office:value-type="float" office:value="321.601160187691">
            <text:p>322</text:p>
          </table:table-cell>
          <table:table-cell table:formula="of:=(ABS([.C139]-[.$O$2]))/[.C139]" office:value-type="float" office:value="6.70208664220735">
            <text:p>6.702</text:p>
          </table:table-cell>
          <table:table-cell office:value-type="float" office:value="30.3191401453846">
            <text:p>30.32</text:p>
          </table:table-cell>
          <table:table-cell office:value-type="float" office:value="19.86295761079">
            <text:p>19.86</text:p>
          </table:table-cell>
          <table:table-cell office:value-type="float" office:value="36.9161687438008">
            <text:p>36.92</text:p>
          </table:table-cell>
          <table:table-cell office:value-type="float" office:value="301777.677389599">
            <text:p>301778</text:p>
          </table:table-cell>
          <table:table-cell office:value-type="float" office:value="0.0144630279608705">
            <text:p>0.014</text:p>
          </table:table-cell>
          <table:table-cell office:value-type="float" office:value="29.5873821950501">
            <text:p>29.59</text:p>
          </table:table-cell>
          <table:table-cell table:number-columns-repeated="5"/>
        </table:table-row>
        <table:table-row table:style-name="ro1">
          <table:table-cell office:value-type="string">
            <text:p>20231019T223257p141622</text:p>
          </table:table-cell>
          <table:table-cell table:formula="of:=1/([.D140]*0.7+[.E140]/100*0.3)" office:value-type="float" office:value="0.614487177238777">
            <text:p>0.61</text:p>
          </table:table-cell>
          <table:table-cell office:value-type="float" office:value="775.076138042684">
            <text:p>775</text:p>
          </table:table-cell>
          <table:table-cell table:formula="of:=(ABS([.C140]-[.$O$2]))/[.C140]" office:value-type="float" office:value="2.19581506696261">
            <text:p>2.196</text:p>
          </table:table-cell>
          <table:table-cell office:value-type="float" office:value="30.1009039136157">
            <text:p>30.10</text:p>
          </table:table-cell>
          <table:table-cell office:value-type="float" office:value="13.9043834296724">
            <text:p>13.90</text:p>
          </table:table-cell>
          <table:table-cell office:value-type="float" office:value="18.7943653539954">
            <text:p>18.79</text:p>
          </table:table-cell>
          <table:table-cell office:value-type="float" office:value="261261.329146234">
            <text:p>261261</text:p>
          </table:table-cell>
          <table:table-cell office:value-type="float" office:value="0.337842786698489">
            <text:p>0.338</text:p>
          </table:table-cell>
          <table:table-cell office:value-type="float" office:value="92.2704895990824">
            <text:p>92.27</text:p>
          </table:table-cell>
          <table:table-cell table:number-columns-repeated="5"/>
        </table:table-row>
        <table:table-row table:style-name="ro1">
          <table:table-cell office:value-type="string">
            <text:p>20231019T223339p142411</text:p>
          </table:table-cell>
          <table:table-cell table:formula="of:=1/([.D141]*0.7+[.E141]/100*0.3)" office:value-type="float" office:value="0.407543500803775">
            <text:p>0.41</text:p>
          </table:table-cell>
          <table:table-cell office:value-type="float" office:value="572.874443896679">
            <text:p>573</text:p>
          </table:table-cell>
          <table:table-cell table:formula="of:=(ABS([.C141]-[.$O$2]))/[.C141]" office:value-type="float" office:value="3.32380956488738">
            <text:p>3.324</text:p>
          </table:table-cell>
          <table:table-cell office:value-type="float" office:value="42.3530327784069">
            <text:p>42.35</text:p>
          </table:table-cell>
          <table:table-cell office:value-type="float" office:value="7.65824509906699">
            <text:p>7.66</text:p>
          </table:table-cell>
          <table:table-cell office:value-type="float" office:value="12.0198323785568">
            <text:p>12.02</text:p>
          </table:table-cell>
          <table:table-cell office:value-type="float" office:value="342635.806891578">
            <text:p>342636</text:p>
          </table:table-cell>
          <table:table-cell office:value-type="float" office:value="0.373827018751716">
            <text:p>0.374</text:p>
          </table:table-cell>
          <table:table-cell office:value-type="float" office:value="15.5678142915296">
            <text:p>15.57</text:p>
          </table:table-cell>
          <table:table-cell table:number-columns-repeated="5"/>
        </table:table-row>
        <table:table-row table:style-name="ro1">
          <table:table-cell office:value-type="string">
            <text:p>20231019T223251p141537</text:p>
          </table:table-cell>
          <table:table-cell table:formula="of:=1/([.D142]*0.7+[.E142]/100*0.3)" office:value-type="float" office:value="0.60477324444825">
            <text:p>0.60</text:p>
          </table:table-cell>
          <table:table-cell office:value-type="float" office:value="809.823008927518">
            <text:p>810</text:p>
          </table:table-cell>
          <table:table-cell table:formula="of:=(ABS([.C142]-[.$O$2]))/[.C142]" office:value-type="float" office:value="2.05869303871767">
            <text:p>2.059</text:p>
          </table:table-cell>
          <table:table-cell office:value-type="float" office:value="70.8090585110605">
            <text:p>70.81</text:p>
          </table:table-cell>
          <table:table-cell office:value-type="float" office:value="7.00088647859415">
            <text:p>7.00</text:p>
          </table:table-cell>
          <table:table-cell office:value-type="float" office:value="38.8515666528786">
            <text:p>38.85</text:p>
          </table:table-cell>
          <table:table-cell office:value-type="float" office:value="214023.062985386">
            <text:p>214023</text:p>
          </table:table-cell>
          <table:table-cell office:value-type="float" office:value="0.201357246659177">
            <text:p>0.201</text:p>
          </table:table-cell>
          <table:table-cell office:value-type="float" office:value="9.64578140562034">
            <text:p>9.65</text:p>
          </table:table-cell>
          <table:table-cell table:number-columns-repeated="5"/>
        </table:table-row>
        <table:table-row table:style-name="ro1">
          <table:table-cell office:value-type="string">
            <text:p>20231019T223245p141446</text:p>
          </table:table-cell>
          <table:table-cell table:formula="of:=1/([.D143]*0.7+[.E143]/100*0.3)" office:value-type="float" office:value="1.07950427529328">
            <text:p>1.08</text:p>
          </table:table-cell>
          <table:table-cell office:value-type="float" office:value="1257.63999168815">
            <text:p>1258</text:p>
          </table:table-cell>
          <table:table-cell table:formula="of:=(ABS([.C143]-[.$O$2]))/[.C143]" office:value-type="float" office:value="0.969562049847893">
            <text:p>0.970</text:p>
          </table:table-cell>
          <table:table-cell office:value-type="float" office:value="82.5525634119811">
            <text:p>82.55</text:p>
          </table:table-cell>
          <table:table-cell office:value-type="float" office:value="17.2614402697495">
            <text:p>17.26</text:p>
          </table:table-cell>
          <table:table-cell office:value-type="float" office:value="29.4165296459684">
            <text:p>29.42</text:p>
          </table:table-cell>
          <table:table-cell office:value-type="float" office:value="307743.551939079">
            <text:p>307744</text:p>
          </table:table-cell>
          <table:table-cell office:value-type="float" office:value="0.335556815659805">
            <text:p>0.336</text:p>
          </table:table-cell>
          <table:table-cell office:value-type="float" office:value="1.09451978472218">
            <text:p>1.09</text:p>
          </table:table-cell>
          <table:table-cell table:number-columns-repeated="5"/>
        </table:table-row>
        <table:table-row table:style-name="ro1">
          <table:table-cell office:value-type="string">
            <text:p>20231019T223315p141937</text:p>
          </table:table-cell>
          <table:table-cell table:formula="of:=1/([.D144]*0.7+[.E144]/100*0.3)" office:value-type="float" office:value="0.334249815170361">
            <text:p>0.33</text:p>
          </table:table-cell>
          <table:table-cell office:value-type="float" office:value="502.082639701874">
            <text:p>502</text:p>
          </table:table-cell>
          <table:table-cell table:formula="of:=(ABS([.C144]-[.$O$2]))/[.C144]" office:value-type="float" office:value="3.93345079899753">
            <text:p>3.933</text:p>
          </table:table-cell>
          <table:table-cell office:value-type="float" office:value="79.4529067794694">
            <text:p>79.45</text:p>
          </table:table-cell>
          <table:table-cell office:value-type="float" office:value="4.69155285786545">
            <text:p>4.69</text:p>
          </table:table-cell>
          <table:table-cell office:value-type="float" office:value="35.2677836849935">
            <text:p>35.27</text:p>
          </table:table-cell>
          <table:table-cell office:value-type="float" office:value="201112.386304785">
            <text:p>201112</text:p>
          </table:table-cell>
          <table:table-cell office:value-type="float" office:value="0.0491844880682519">
            <text:p>0.049</text:p>
          </table:table-cell>
          <table:table-cell office:value-type="float" office:value="95.6780172926164">
            <text:p>95.68</text:p>
          </table:table-cell>
          <table:table-cell table:number-columns-repeated="5"/>
        </table:table-row>
        <table:table-row table:style-name="ro1">
          <table:table-cell office:value-type="string">
            <text:p>20231019T223428p143501</text:p>
          </table:table-cell>
          <table:table-cell table:formula="of:=1/([.D145]*0.7+[.E145]/100*0.3)" office:value-type="float" office:value="0.192202318467468">
            <text:p>0.19</text:p>
          </table:table-cell>
          <table:table-cell office:value-type="float" office:value="294.176882854732">
            <text:p>294</text:p>
          </table:table-cell>
          <table:table-cell table:formula="of:=(ABS([.C145]-[.$O$2]))/[.C145]" office:value-type="float" office:value="7.42010417665338">
            <text:p>7.420</text:p>
          </table:table-cell>
          <table:table-cell office:value-type="float" office:value="2.92598236658078">
            <text:p>2.93</text:p>
          </table:table-cell>
          <table:table-cell office:value-type="float" office:value="8.67866337413965">
            <text:p>8.68</text:p>
          </table:table-cell>
          <table:table-cell office:value-type="float" office:value="36.9161687438008">
            <text:p>36.92</text:p>
          </table:table-cell>
          <table:table-cell office:value-type="float" office:value="301777.677389599">
            <text:p>301778</text:p>
          </table:table-cell>
          <table:table-cell office:value-type="float" office:value="0.0144630279608705">
            <text:p>0.014</text:p>
          </table:table-cell>
          <table:table-cell office:value-type="float" office:value="29.5873821950501">
            <text:p>29.59</text:p>
          </table:table-cell>
          <table:table-cell table:number-columns-repeated="5"/>
        </table:table-row>
        <table:table-row table:style-name="ro1">
          <table:table-cell office:value-type="string">
            <text:p>20231019T223248p141485</text:p>
          </table:table-cell>
          <table:table-cell table:formula="of:=1/([.D146]*0.7+[.E146]/100*0.3)" office:value-type="float" office:value="0.825068262505607">
            <text:p>0.83</text:p>
          </table:table-cell>
          <table:table-cell office:value-type="float" office:value="994.402230957053">
            <text:p>994</text:p>
          </table:table-cell>
          <table:table-cell table:formula="of:=(ABS([.C146]-[.$O$2]))/[.C146]" office:value-type="float" office:value="1.49094372768657">
            <text:p>1.491</text:p>
          </table:table-cell>
          <table:table-cell office:value-type="float" office:value="56.1201057275605">
            <text:p>56.12</text:p>
          </table:table-cell>
          <table:table-cell office:value-type="float" office:value="7.30159974905897">
            <text:p>7.30</text:p>
          </table:table-cell>
          <table:table-cell office:value-type="float" office:value="37.9644451864031">
            <text:p>37.96</text:p>
          </table:table-cell>
          <table:table-cell office:value-type="float" office:value="324530.219882158">
            <text:p>324530</text:p>
          </table:table-cell>
          <table:table-cell office:value-type="float" office:value="0.320083342905261">
            <text:p>0.320</text:p>
          </table:table-cell>
          <table:table-cell office:value-type="float" office:value="6.5912040051088">
            <text:p>6.59</text:p>
          </table:table-cell>
          <table:table-cell table:number-columns-repeated="5"/>
        </table:table-row>
        <table:table-row table:style-name="ro1">
          <table:table-cell office:value-type="string">
            <text:p>20231019T223240p141347</text:p>
          </table:table-cell>
          <table:table-cell table:formula="of:=1/([.D147]*0.7+[.E147]/100*0.3)" office:value-type="float" office:value="0.59137053139961">
            <text:p>0.59</text:p>
          </table:table-cell>
          <table:table-cell office:value-type="float" office:value="809.707587252351">
            <text:p>810</text:p>
          </table:table-cell>
          <table:table-cell table:formula="of:=(ABS([.C147]-[.$O$2]))/[.C147]" office:value-type="float" office:value="2.05912904732116">
            <text:p>2.059</text:p>
          </table:table-cell>
          <table:table-cell office:value-type="float" office:value="83.1989561583218">
            <text:p>83.20</text:p>
          </table:table-cell>
          <table:table-cell office:value-type="float" office:value="17.3860789980732">
            <text:p>17.39</text:p>
          </table:table-cell>
          <table:table-cell office:value-type="float" office:value="35.2278186972866">
            <text:p>35.23</text:p>
          </table:table-cell>
          <table:table-cell office:value-type="float" office:value="300004.893693883">
            <text:p>300005</text:p>
          </table:table-cell>
          <table:table-cell office:value-type="float" office:value="0.0232489494299633">
            <text:p>0.023</text:p>
          </table:table-cell>
          <table:table-cell office:value-type="float" office:value="7.26995678021943">
            <text:p>7.27</text:p>
          </table:table-cell>
          <table:table-cell table:number-columns-repeated="5"/>
        </table:table-row>
        <table:table-row table:style-name="ro1">
          <table:table-cell office:value-type="string">
            <text:p>20231019T223410p143087</text:p>
          </table:table-cell>
          <table:table-cell table:formula="of:=1/([.D148]*0.7+[.E148]/100*0.3)" office:value-type="float" office:value="0.569043951329966">
            <text:p>0.57</text:p>
          </table:table-cell>
          <table:table-cell office:value-type="float" office:value="738.292483090539">
            <text:p>738</text:p>
          </table:table-cell>
          <table:table-cell table:formula="of:=(ABS([.C148]-[.$O$2]))/[.C148]" office:value-type="float" office:value="2.35503889953088">
            <text:p>2.355</text:p>
          </table:table-cell>
          <table:table-cell office:value-type="float" office:value="36.2687575701401">
            <text:p>36.27</text:p>
          </table:table-cell>
          <table:table-cell office:value-type="float" office:value="14.0833333333333">
            <text:p>14.08</text:p>
          </table:table-cell>
          <table:table-cell office:value-type="float" office:value="33.9368851483371">
            <text:p>33.94</text:p>
          </table:table-cell>
          <table:table-cell office:value-type="float" office:value="368621.960478249">
            <text:p>368622</text:p>
          </table:table-cell>
          <table:table-cell office:value-type="float" office:value="0.300818124679614">
            <text:p>0.301</text:p>
          </table:table-cell>
          <table:table-cell office:value-type="float" office:value="95.9314255608603">
            <text:p>95.93</text:p>
          </table:table-cell>
          <table:table-cell table:number-columns-repeated="5"/>
        </table:table-row>
        <table:table-row table:style-name="ro1">
          <table:table-cell office:value-type="string">
            <text:p>20231019T223306p141785</text:p>
          </table:table-cell>
          <table:table-cell table:formula="of:=1/([.D149]*0.7+[.E149]/100*0.3)" office:value-type="float" office:value="0.665927279488538">
            <text:p>0.67</text:p>
          </table:table-cell>
          <table:table-cell office:value-type="float" office:value="820.957687299251">
            <text:p>821</text:p>
          </table:table-cell>
          <table:table-cell table:formula="of:=(ABS([.C149]-[.$O$2]))/[.C149]" office:value-type="float" office:value="2.01720787602187">
            <text:p>2.017</text:p>
          </table:table-cell>
          <table:table-cell office:value-type="float" office:value="29.8733183581095">
            <text:p>29.87</text:p>
          </table:table-cell>
          <table:table-cell office:value-type="float" office:value="8.69807954664708">
            <text:p>8.70</text:p>
          </table:table-cell>
          <table:table-cell office:value-type="float" office:value="11.3999784491748">
            <text:p>11.40</text:p>
          </table:table-cell>
          <table:table-cell office:value-type="float" office:value="207776.607279764">
            <text:p>207777</text:p>
          </table:table-cell>
          <table:table-cell office:value-type="float" office:value="0.174121768221665">
            <text:p>0.174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19T223327p142164</text:p>
          </table:table-cell>
          <table:table-cell table:formula="of:=1/([.D150]*0.7+[.E150]/100*0.3)" office:value-type="float" office:value="0.460187727582809">
            <text:p>0.46</text:p>
          </table:table-cell>
          <table:table-cell office:value-type="float" office:value="626.497887734121">
            <text:p>626</text:p>
          </table:table-cell>
          <table:table-cell table:formula="of:=(ABS([.C150]-[.$O$2]))/[.C150]" office:value-type="float" office:value="2.95372442349113">
            <text:p>2.954</text:p>
          </table:table-cell>
          <table:table-cell office:value-type="float" office:value="35.1397091851029">
            <text:p>35.14</text:p>
          </table:table-cell>
          <table:table-cell office:value-type="float" office:value="17.9234104046243">
            <text:p>17.92</text:p>
          </table:table-cell>
          <table:table-cell office:value-type="float" office:value="30.5315852239868">
            <text:p>30.53</text:p>
          </table:table-cell>
          <table:table-cell office:value-type="float" office:value="249429.419047823">
            <text:p>249429</text:p>
          </table:table-cell>
          <table:table-cell office:value-type="float" office:value="0.374091028245924">
            <text:p>0.374</text:p>
          </table:table-cell>
          <table:table-cell office:value-type="float" office:value="4.66776526374122">
            <text:p>4.67</text:p>
          </table:table-cell>
          <table:table-cell table:number-columns-repeated="5"/>
        </table:table-row>
        <table:table-row table:style-name="ro1">
          <table:table-cell office:value-type="string">
            <text:p>20231020T063634p182836</text:p>
          </table:table-cell>
          <table:table-cell table:formula="of:=1/([.D151]*0.7+[.E151]/100*0.3)" office:value-type="float" office:value="0.326851903793877">
            <text:p>0.33</text:p>
          </table:table-cell>
          <table:table-cell office:value-type="float" office:value="509.920740036883">
            <text:p>510</text:p>
          </table:table-cell>
          <table:table-cell table:formula="of:=(ABS([.C151]-[.$O$2]))/[.C151]" office:value-type="float" office:value="3.85761767568198">
            <text:p>3.858</text:p>
          </table:table-cell>
          <table:table-cell office:value-type="float" office:value="119.719075268752">
            <text:p>119.72</text:p>
          </table:table-cell>
          <table:table-cell office:value-type="float" office:value="10.1635356454721">
            <text:p>10.16</text:p>
          </table:table-cell>
          <table:table-cell office:value-type="float" office:value="16.7635376041607">
            <text:p>16.76</text:p>
          </table:table-cell>
          <table:table-cell office:value-type="float" office:value="366124.52749173">
            <text:p>366125</text:p>
          </table:table-cell>
          <table:table-cell office:value-type="float" office:value="0.337842786698489">
            <text:p>0.338</text:p>
          </table:table-cell>
          <table:table-cell office:value-type="float" office:value="64.4692598135794">
            <text:p>64.47</text:p>
          </table:table-cell>
          <table:table-cell table:number-columns-repeated="5"/>
        </table:table-row>
        <table:table-row table:style-name="ro1">
          <table:table-cell office:value-type="string">
            <text:p>20231020T063601p182115</text:p>
          </table:table-cell>
          <table:table-cell table:formula="of:=1/([.D152]*0.7+[.E152]/100*0.3)" office:value-type="float" office:value="0.295521109386378">
            <text:p>0.30</text:p>
          </table:table-cell>
          <table:table-cell office:value-type="float" office:value="462.732645118576">
            <text:p>463</text:p>
          </table:table-cell>
          <table:table-cell table:formula="of:=(ABS([.C152]-[.$O$2]))/[.C152]" office:value-type="float" office:value="4.35298303703052">
            <text:p>4.353</text:p>
          </table:table-cell>
          <table:table-cell office:value-type="float" office:value="112.254966417689">
            <text:p>112.25</text:p>
          </table:table-cell>
          <table:table-cell office:value-type="float" office:value="14.1871387283237">
            <text:p>14.19</text:p>
          </table:table-cell>
          <table:table-cell office:value-type="float" office:value="10.3657198154249">
            <text:p>10.37</text:p>
          </table:table-cell>
          <table:table-cell office:value-type="float" office:value="257287.772330501">
            <text:p>257288</text:p>
          </table:table-cell>
          <table:table-cell office:value-type="float" office:value="0.28966079465182">
            <text:p>0.290</text:p>
          </table:table-cell>
          <table:table-cell office:value-type="float" office:value="43.6561037895324">
            <text:p>43.66</text:p>
          </table:table-cell>
          <table:table-cell table:number-columns-repeated="5"/>
        </table:table-row>
        <table:table-row table:style-name="ro1">
          <table:table-cell office:value-type="string">
            <text:p>20231020T063625p182616</text:p>
          </table:table-cell>
          <table:table-cell table:formula="of:=1/([.D153]*0.7+[.E153]/100*0.3)" office:value-type="float" office:value="0.300474112939838">
            <text:p>0.30</text:p>
          </table:table-cell>
          <table:table-cell office:value-type="float" office:value="447.802615002205">
            <text:p>448</text:p>
          </table:table-cell>
          <table:table-cell table:formula="of:=(ABS([.C153]-[.$O$2]))/[.C153]" office:value-type="float" office:value="4.5314549692565">
            <text:p>4.531</text:p>
          </table:table-cell>
          <table:table-cell office:value-type="float" office:value="52.0184151543104">
            <text:p>52.02</text:p>
          </table:table-cell>
          <table:table-cell office:value-type="float" office:value="14.0863439306358">
            <text:p>14.09</text:p>
          </table:table-cell>
          <table:table-cell office:value-type="float" office:value="10.6985781229703">
            <text:p>10.70</text:p>
          </table:table-cell>
          <table:table-cell office:value-type="float" office:value="258638.21851339">
            <text:p>258638</text:p>
          </table:table-cell>
          <table:table-cell office:value-type="float" office:value="0.26743396716685">
            <text:p>0.267</text:p>
          </table:table-cell>
          <table:table-cell office:value-type="float" office:value="46.9072514709411">
            <text:p>46.91</text:p>
          </table:table-cell>
          <table:table-cell table:number-columns-repeated="5"/>
        </table:table-row>
        <table:table-row table:style-name="ro1">
          <table:table-cell office:value-type="string">
            <text:p>20231020T063531p181498</text:p>
          </table:table-cell>
          <table:table-cell table:formula="of:=1/([.D154]*0.7+[.E154]/100*0.3)" office:value-type="float" office:value="0.403517922071754">
            <text:p>0.40</text:p>
          </table:table-cell>
          <table:table-cell office:value-type="float" office:value="591.669335790092">
            <text:p>592</text:p>
          </table:table-cell>
          <table:table-cell table:formula="of:=(ABS([.C154]-[.$O$2]))/[.C154]" office:value-type="float" office:value="3.18645998730408">
            <text:p>3.186</text:p>
          </table:table-cell>
          <table:table-cell office:value-type="float" office:value="82.5608938653425">
            <text:p>82.56</text:p>
          </table:table-cell>
          <table:table-cell office:value-type="float" office:value="14.2563824662813">
            <text:p>14.26</text:p>
          </table:table-cell>
          <table:table-cell office:value-type="float" office:value="38.6484910521065">
            <text:p>38.65</text:p>
          </table:table-cell>
          <table:table-cell office:value-type="float" office:value="378488.998661751">
            <text:p>378489</text:p>
          </table:table-cell>
          <table:table-cell office:value-type="float" office:value="0.239917539353687">
            <text:p>0.240</text:p>
          </table:table-cell>
          <table:table-cell office:value-type="float" office:value="43.6561037895324">
            <text:p>43.66</text:p>
          </table:table-cell>
          <table:table-cell table:number-columns-repeated="5"/>
        </table:table-row>
        <table:table-row table:style-name="ro1">
          <table:table-cell office:value-type="string">
            <text:p>20231020T063543p181715</text:p>
          </table:table-cell>
          <table:table-cell table:formula="of:=1/([.D155]*0.7+[.E155]/100*0.3)" office:value-type="float" office:value="0.699206770195615">
            <text:p>0.70</text:p>
          </table:table-cell>
          <table:table-cell office:value-type="float" office:value="877.637188923708">
            <text:p>878</text:p>
          </table:table-cell>
          <table:table-cell table:formula="of:=(ABS([.C155]-[.$O$2]))/[.C155]" office:value-type="float" office:value="1.82235077462667">
            <text:p>1.822</text:p>
          </table:table-cell>
          <table:table-cell office:value-type="float" office:value="51.5155197303724">
            <text:p>51.52</text:p>
          </table:table-cell>
          <table:table-cell office:value-type="float" office:value="4.90858039056967">
            <text:p>4.91</text:p>
          </table:table-cell>
          <table:table-cell office:value-type="float" office:value="22.2859517529129">
            <text:p>22.29</text:p>
          </table:table-cell>
          <table:table-cell office:value-type="float" office:value="279494.660729344">
            <text:p>279495</text:p>
          </table:table-cell>
          <table:table-cell office:value-type="float" office:value="0.335556815659805">
            <text:p>0.336</text:p>
          </table:table-cell>
          <table:table-cell office:value-type="float" office:value="90.5326407220114">
            <text:p>90.53</text:p>
          </table:table-cell>
          <table:table-cell table:number-columns-repeated="5"/>
        </table:table-row>
        <table:table-row table:style-name="ro1">
          <table:table-cell office:value-type="string">
            <text:p>20231020T063457p180961</text:p>
          </table:table-cell>
          <table:table-cell table:formula="of:=1/([.D156]*0.7+[.E156]/100*0.3)" office:value-type="float" office:value="0.40766403186958">
            <text:p>0.41</text:p>
          </table:table-cell>
          <table:table-cell office:value-type="float" office:value="573.791145845188">
            <text:p>574</text:p>
          </table:table-cell>
          <table:table-cell table:formula="of:=(ABS([.C156]-[.$O$2]))/[.C156]" office:value-type="float" office:value="3.31690174715298">
            <text:p>3.317</text:p>
          </table:table-cell>
          <table:table-cell office:value-type="float" office:value="43.723031817011">
            <text:p>43.72</text:p>
          </table:table-cell>
          <table:table-cell office:value-type="float" office:value="7.20912607150324">
            <text:p>7.21</text:p>
          </table:table-cell>
          <table:table-cell office:value-type="float" office:value="38.0241255941856">
            <text:p>38.02</text:p>
          </table:table-cell>
          <table:table-cell office:value-type="float" office:value="371478.166372615">
            <text:p>371478</text:p>
          </table:table-cell>
          <table:table-cell office:value-type="float" office:value="0.376551356068094">
            <text:p>0.377</text:p>
          </table:table-cell>
          <table:table-cell office:value-type="float" office:value="27.052479361839">
            <text:p>27.05</text:p>
          </table:table-cell>
          <table:table-cell table:number-columns-repeated="5"/>
        </table:table-row>
        <table:table-row table:style-name="ro1">
          <table:table-cell office:value-type="string">
            <text:p>20231020T063628p182691</text:p>
          </table:table-cell>
          <table:table-cell table:formula="of:=1/([.D157]*0.7+[.E157]/100*0.3)" office:value-type="float" office:value="0.287726772643792">
            <text:p>0.29</text:p>
          </table:table-cell>
          <table:table-cell office:value-type="float" office:value="455.357200457476">
            <text:p>455</text:p>
          </table:table-cell>
          <table:table-cell table:formula="of:=(ABS([.C157]-[.$O$2]))/[.C157]" office:value-type="float" office:value="4.4396855864176">
            <text:p>4.440</text:p>
          </table:table-cell>
          <table:table-cell office:value-type="float" office:value="122.579852747806">
            <text:p>122.58</text:p>
          </table:table-cell>
          <table:table-cell office:value-type="float" office:value="14.8268304431599">
            <text:p>14.83</text:p>
          </table:table-cell>
          <table:table-cell office:value-type="float" office:value="29.0846881984793">
            <text:p>29.08</text:p>
          </table:table-cell>
          <table:table-cell office:value-type="float" office:value="348480.776065196">
            <text:p>348481</text:p>
          </table:table-cell>
          <table:table-cell office:value-type="float" office:value="0.0489882911568951">
            <text:p>0.049</text:p>
          </table:table-cell>
          <table:table-cell office:value-type="float" office:value="43.6561037895324">
            <text:p>43.66</text:p>
          </table:table-cell>
          <table:table-cell table:number-columns-repeated="5"/>
        </table:table-row>
        <table:table-row table:style-name="ro1">
          <table:table-cell office:value-type="string">
            <text:p>20231020T063640p182956</text:p>
          </table:table-cell>
          <table:table-cell table:formula="of:=1/([.D158]*0.7+[.E158]/100*0.3)" office:value-type="float" office:value="0.217013767407071">
            <text:p>0.22</text:p>
          </table:table-cell>
          <table:table-cell office:value-type="float" office:value="336.105685893012">
            <text:p>336</text:p>
          </table:table-cell>
          <table:table-cell table:formula="of:=(ABS([.C158]-[.$O$2]))/[.C158]" office:value-type="float" office:value="6.36970573234655">
            <text:p>6.370</text:p>
          </table:table-cell>
          <table:table-cell office:value-type="float" office:value="49.7361889543218">
            <text:p>49.74</text:p>
          </table:table-cell>
          <table:table-cell office:value-type="float" office:value="13.213993256262">
            <text:p>13.21</text:p>
          </table:table-cell>
          <table:table-cell office:value-type="float" office:value="11.32725353278">
            <text:p>11.33</text:p>
          </table:table-cell>
          <table:table-cell office:value-type="float" office:value="323981.348751924">
            <text:p>323981</text:p>
          </table:table-cell>
          <table:table-cell office:value-type="float" office:value="0.320083342905261">
            <text:p>0.320</text:p>
          </table:table-cell>
          <table:table-cell office:value-type="float" office:value="61.6150312031035">
            <text:p>61.62</text:p>
          </table:table-cell>
          <table:table-cell table:number-columns-repeated="5"/>
        </table:table-row>
        <table:table-row table:style-name="ro1">
          <table:table-cell office:value-type="string">
            <text:p>20231020T063643p183050</text:p>
          </table:table-cell>
          <table:table-cell table:formula="of:=1/([.D159]*0.7+[.E159]/100*0.3)" office:value-type="float" office:value="0.22316415521174">
            <text:p>0.22</text:p>
          </table:table-cell>
          <table:table-cell office:value-type="float" office:value="341.532291460276">
            <text:p>342</text:p>
          </table:table-cell>
          <table:table-cell table:formula="of:=(ABS([.C159]-[.$O$2]))/[.C159]" office:value-type="float" office:value="6.25260849979716">
            <text:p>6.253</text:p>
          </table:table-cell>
          <table:table-cell office:value-type="float" office:value="34.7268051314883">
            <text:p>34.73</text:p>
          </table:table-cell>
          <table:table-cell office:value-type="float" office:value="13.1936416184971">
            <text:p>13.19</text:p>
          </table:table-cell>
          <table:table-cell office:value-type="float" office:value="11.32725353278">
            <text:p>11.33</text:p>
          </table:table-cell>
          <table:table-cell office:value-type="float" office:value="323981.348751924">
            <text:p>323981</text:p>
          </table:table-cell>
          <table:table-cell office:value-type="float" office:value="0.320083342905261">
            <text:p>0.320</text:p>
          </table:table-cell>
          <table:table-cell office:value-type="float" office:value="61.6150312031035">
            <text:p>61.62</text:p>
          </table:table-cell>
          <table:table-cell table:number-columns-repeated="5"/>
        </table:table-row>
        <table:table-row table:style-name="ro1">
          <table:table-cell office:value-type="string">
            <text:p>20231020T063519p181268</text:p>
          </table:table-cell>
          <table:table-cell table:formula="of:=1/([.D160]*0.7+[.E160]/100*0.3)" office:value-type="float" office:value="0.184877626073828">
            <text:p>0.18</text:p>
          </table:table-cell>
          <table:table-cell office:value-type="float" office:value="289.22185892366">
            <text:p>289</text:p>
          </table:table-cell>
          <table:table-cell table:formula="of:=(ABS([.C160]-[.$O$2]))/[.C160]" office:value-type="float" office:value="7.56435958616047">
            <text:p>7.564</text:p>
          </table:table-cell>
          <table:table-cell office:value-type="float" office:value="37.9772110280182">
            <text:p>37.98</text:p>
          </table:table-cell>
          <table:table-cell office:value-type="float" office:value="13.1455924855491">
            <text:p>13.15</text:p>
          </table:table-cell>
          <table:table-cell office:value-type="float" office:value="14.451165555184">
            <text:p>14.45</text:p>
          </table:table-cell>
          <table:table-cell office:value-type="float" office:value="254681.281815819">
            <text:p>254681</text:p>
          </table:table-cell>
          <table:table-cell office:value-type="float" office:value="0.282667252734968">
            <text:p>0.283</text:p>
          </table:table-cell>
          <table:table-cell office:value-type="float" office:value="51.1717533154524">
            <text:p>51.17</text:p>
          </table:table-cell>
          <table:table-cell table:number-columns-repeated="5"/>
        </table:table-row>
        <table:table-row table:style-name="ro1">
          <table:table-cell office:value-type="string">
            <text:p>20231020T063534p181551</text:p>
          </table:table-cell>
          <table:table-cell table:formula="of:=1/([.D161]*0.7+[.E161]/100*0.3)" office:value-type="float" office:value="0.528941854876813">
            <text:p>0.53</text:p>
          </table:table-cell>
          <table:table-cell office:value-type="float" office:value="724.882934173986">
            <text:p>725</text:p>
          </table:table-cell>
          <table:table-cell table:formula="of:=(ABS([.C161]-[.$O$2]))/[.C161]" office:value-type="float" office:value="2.4171034841958">
            <text:p>2.417</text:p>
          </table:table-cell>
          <table:table-cell office:value-type="float" office:value="66.1981770962021">
            <text:p>66.20</text:p>
          </table:table-cell>
          <table:table-cell office:value-type="float" office:value="16.2072495183044">
            <text:p>16.21</text:p>
          </table:table-cell>
          <table:table-cell office:value-type="float" office:value="22.5128189454977">
            <text:p>22.51</text:p>
          </table:table-cell>
          <table:table-cell office:value-type="float" office:value="371478.166372615">
            <text:p>371478</text:p>
          </table:table-cell>
          <table:table-cell office:value-type="float" office:value="0.378647089663411">
            <text:p>0.379</text:p>
          </table:table-cell>
          <table:table-cell office:value-type="float" office:value="24.8983815823101">
            <text:p>24.90</text:p>
          </table:table-cell>
          <table:table-cell table:number-columns-repeated="5"/>
        </table:table-row>
        <table:table-row table:style-name="ro1">
          <table:table-cell office:value-type="string">
            <text:p>20231020T063537p181617</text:p>
          </table:table-cell>
          <table:table-cell table:formula="of:=1/([.D162]*0.7+[.E162]/100*0.3)" office:value-type="float" office:value="0.468466443391717">
            <text:p>0.47</text:p>
          </table:table-cell>
          <table:table-cell office:value-type="float" office:value="640.420404357695">
            <text:p>640</text:p>
          </table:table-cell>
          <table:table-cell table:formula="of:=(ABS([.C162]-[.$O$2]))/[.C162]" office:value-type="float" office:value="2.86777183104322">
            <text:p>2.868</text:p>
          </table:table-cell>
          <table:table-cell office:value-type="float" office:value="42.3947767849996">
            <text:p>42.39</text:p>
          </table:table-cell>
          <table:table-cell office:value-type="float" office:value="13.4450867052023">
            <text:p>13.45</text:p>
          </table:table-cell>
          <table:table-cell office:value-type="float" office:value="18.878785293848">
            <text:p>18.88</text:p>
          </table:table-cell>
          <table:table-cell office:value-type="float" office:value="351957.381656722">
            <text:p>351957</text:p>
          </table:table-cell>
          <table:table-cell office:value-type="float" office:value="0.166677982406604">
            <text:p>0.167</text:p>
          </table:table-cell>
          <table:table-cell office:value-type="float" office:value="67.0253551930361">
            <text:p>67.03</text:p>
          </table:table-cell>
          <table:table-cell table:number-columns-repeated="5"/>
        </table:table-row>
        <table:table-row table:style-name="ro1">
          <table:table-cell office:value-type="string">
            <text:p>20231020T063631p182778</text:p>
          </table:table-cell>
          <table:table-cell table:formula="of:=1/([.D163]*0.7+[.E163]/100*0.3)" office:value-type="float" office:value="0.335074357172776">
            <text:p>0.34</text:p>
          </table:table-cell>
          <table:table-cell office:value-type="float" office:value="485.392812397624">
            <text:p>485</text:p>
          </table:table-cell>
          <table:table-cell table:formula="of:=(ABS([.C163]-[.$O$2]))/[.C163]" office:value-type="float" office:value="4.10308339294256">
            <text:p>4.103</text:p>
          </table:table-cell>
          <table:table-cell office:value-type="float" office:value="37.4179421903058">
            <text:p>37.42</text:p>
          </table:table-cell>
          <table:table-cell office:value-type="float" office:value="13.455563583815">
            <text:p>13.46</text:p>
          </table:table-cell>
          <table:table-cell office:value-type="float" office:value="33.9552837329812">
            <text:p>33.96</text:p>
          </table:table-cell>
          <table:table-cell office:value-type="float" office:value="316312.398464477">
            <text:p>316312</text:p>
          </table:table-cell>
          <table:table-cell office:value-type="float" office:value="0.277317823216664">
            <text:p>0.277</text:p>
          </table:table-cell>
          <table:table-cell office:value-type="float" office:value="71.2601280811825">
            <text:p>71.26</text:p>
          </table:table-cell>
          <table:table-cell table:number-columns-repeated="5"/>
        </table:table-row>
        <table:table-row table:style-name="ro1">
          <table:table-cell office:value-type="string">
            <text:p>20231020T063616p182441</text:p>
          </table:table-cell>
          <table:table-cell table:formula="of:=1/([.D164]*0.7+[.E164]/100*0.3)" office:value-type="float" office:value="0.223489739704726">
            <text:p>0.22</text:p>
          </table:table-cell>
          <table:table-cell office:value-type="float" office:value="344.226683310229">
            <text:p>344</text:p>
          </table:table-cell>
          <table:table-cell table:formula="of:=(ABS([.C164]-[.$O$2]))/[.C164]" office:value-type="float" office:value="6.19583960249718">
            <text:p>6.196</text:p>
          </table:table-cell>
          <table:table-cell office:value-type="float" office:value="45.7968734650305">
            <text:p>45.80</text:p>
          </table:table-cell>
          <table:table-cell office:value-type="float" office:value="16.7315840154068">
            <text:p>16.73</text:p>
          </table:table-cell>
          <table:table-cell office:value-type="float" office:value="33.5395358814106">
            <text:p>33.54</text:p>
          </table:table-cell>
          <table:table-cell office:value-type="float" office:value="337984.094283989">
            <text:p>337984</text:p>
          </table:table-cell>
          <table:table-cell office:value-type="float" office:value="0.279754345206234">
            <text:p>0.280</text:p>
          </table:table-cell>
          <table:table-cell office:value-type="float" office:value="42.1036065550943">
            <text:p>42.10</text:p>
          </table:table-cell>
          <table:table-cell table:number-columns-repeated="5"/>
        </table:table-row>
        <table:table-row table:style-name="ro1">
          <table:table-cell office:value-type="string">
            <text:p>20231020T063455p180911</text:p>
          </table:table-cell>
          <table:table-cell table:formula="of:=1/([.D165]*0.7+[.E165]/100*0.3)" office:value-type="float" office:value="0.433502074364591">
            <text:p>0.43</text:p>
          </table:table-cell>
          <table:table-cell office:value-type="float" office:value="599.523825364597">
            <text:p>600</text:p>
          </table:table-cell>
          <table:table-cell table:formula="of:=(ABS([.C165]-[.$O$2]))/[.C165]" office:value-type="float" office:value="3.13161228161971">
            <text:p>3.132</text:p>
          </table:table-cell>
          <table:table-cell office:value-type="float" office:value="38.2218131569629">
            <text:p>38.22</text:p>
          </table:table-cell>
          <table:table-cell office:value-type="float" office:value="13.4489402697495">
            <text:p>13.45</text:p>
          </table:table-cell>
          <table:table-cell office:value-type="float" office:value="37.5903661717975">
            <text:p>37.59</text:p>
          </table:table-cell>
          <table:table-cell office:value-type="float" office:value="233160.089024535">
            <text:p>233160</text:p>
          </table:table-cell>
          <table:table-cell office:value-type="float" office:value="0.392116253418386">
            <text:p>0.392</text:p>
          </table:table-cell>
          <table:table-cell office:value-type="float" office:value="84.3262120214827">
            <text:p>84.33</text:p>
          </table:table-cell>
          <table:table-cell table:number-columns-repeated="5"/>
        </table:table-row>
        <table:table-row table:style-name="ro1">
          <table:table-cell office:value-type="string">
            <text:p>20231020T063607p182259</text:p>
          </table:table-cell>
          <table:table-cell table:formula="of:=1/([.D166]*0.7+[.E166]/100*0.3)" office:value-type="float" office:value="0.435484729535818">
            <text:p>0.44</text:p>
          </table:table-cell>
          <table:table-cell office:value-type="float" office:value="636.841654116278">
            <text:p>637</text:p>
          </table:table-cell>
          <table:table-cell table:formula="of:=(ABS([.C166]-[.$O$2]))/[.C166]" office:value-type="float" office:value="2.88950688760653">
            <text:p>2.890</text:p>
          </table:table-cell>
          <table:table-cell office:value-type="float" office:value="91.2123159237354">
            <text:p>91.21</text:p>
          </table:table-cell>
          <table:table-cell office:value-type="float" office:value="6.88677677365742">
            <text:p>6.89</text:p>
          </table:table-cell>
          <table:table-cell office:value-type="float" office:value="38.5625359730667">
            <text:p>38.56</text:p>
          </table:table-cell>
          <table:table-cell office:value-type="float" office:value="290592.123759759">
            <text:p>290592</text:p>
          </table:table-cell>
          <table:table-cell office:value-type="float" office:value="0.320083342905261">
            <text:p>0.320</text:p>
          </table:table-cell>
          <table:table-cell office:value-type="float" office:value="22.0698362473171">
            <text:p>22.07</text:p>
          </table:table-cell>
          <table:table-cell table:number-columns-repeated="5"/>
        </table:table-row>
        <table:table-row table:style-name="ro1">
          <table:table-cell office:value-type="string">
            <text:p>20231020T063622p182573</text:p>
          </table:table-cell>
          <table:table-cell table:formula="of:=1/([.D167]*0.7+[.E167]/100*0.3)" office:value-type="float" office:value="0.144860764649385">
            <text:p>0.14</text:p>
          </table:table-cell>
          <table:table-cell office:value-type="float" office:value="232.626011873416">
            <text:p>233</text:p>
          </table:table-cell>
          <table:table-cell table:formula="of:=(ABS([.C167]-[.$O$2]))/[.C167]" office:value-type="float" office:value="9.64799237218521">
            <text:p>9.648</text:p>
          </table:table-cell>
          <table:table-cell office:value-type="float" office:value="49.861933275768">
            <text:p>49.86</text:p>
          </table:table-cell>
          <table:table-cell office:value-type="float" office:value="5.87127489834783">
            <text:p>5.87</text:p>
          </table:table-cell>
          <table:table-cell office:value-type="float" office:value="36.3864071565615">
            <text:p>36.39</text:p>
          </table:table-cell>
          <table:table-cell office:value-type="float" office:value="233164.932581178">
            <text:p>233165</text:p>
          </table:table-cell>
          <table:table-cell office:value-type="float" office:value="0.146966897322052">
            <text:p>0.147</text:p>
          </table:table-cell>
          <table:table-cell office:value-type="float" office:value="50.4098411837744">
            <text:p>50.41</text:p>
          </table:table-cell>
          <table:table-cell table:number-columns-repeated="5"/>
        </table:table-row>
        <table:table-row table:style-name="ro1">
          <table:table-cell office:value-type="string">
            <text:p>20231020T063515p181228</text:p>
          </table:table-cell>
          <table:table-cell table:formula="of:=1/([.D168]*0.7+[.E168]/100*0.3)" office:value-type="float" office:value="0.392823491969819">
            <text:p>0.39</text:p>
          </table:table-cell>
          <table:table-cell office:value-type="float" office:value="558.931701813557">
            <text:p>559</text:p>
          </table:table-cell>
          <table:table-cell table:formula="of:=(ABS([.C168]-[.$O$2]))/[.C168]" office:value-type="float" office:value="3.43166847033889">
            <text:p>3.432</text:p>
          </table:table-cell>
          <table:table-cell office:value-type="float" office:value="47.8348901321613">
            <text:p>47.83</text:p>
          </table:table-cell>
          <table:table-cell office:value-type="float" office:value="13.4353323699422">
            <text:p>13.44</text:p>
          </table:table-cell>
          <table:table-cell office:value-type="float" office:value="18.8619475196558">
            <text:p>18.86</text:p>
          </table:table-cell>
          <table:table-cell office:value-type="float" office:value="302110.673244595">
            <text:p>302111</text:p>
          </table:table-cell>
          <table:table-cell office:value-type="float" office:value="0.255981861243575">
            <text:p>0.256</text:p>
          </table:table-cell>
          <table:table-cell office:value-type="float" office:value="72.9108549938835">
            <text:p>72.91</text:p>
          </table:table-cell>
          <table:table-cell table:number-columns-repeated="5"/>
        </table:table-row>
        <table:table-row table:style-name="ro1">
          <table:table-cell office:value-type="string">
            <text:p>20231020T063503p181047</text:p>
          </table:table-cell>
          <table:table-cell table:formula="of:=1/([.D169]*0.7+[.E169]/100*0.3)" office:value-type="float" office:value="0.217225021928114">
            <text:p>0.22</text:p>
          </table:table-cell>
          <table:table-cell office:value-type="float" office:value="332.399514281363">
            <text:p>332</text:p>
          </table:table-cell>
          <table:table-cell table:formula="of:=(ABS([.C169]-[.$O$2]))/[.C169]" office:value-type="float" office:value="6.45187611165797">
            <text:p>6.452</text:p>
          </table:table-cell>
          <table:table-cell office:value-type="float" office:value="29.0693170752745">
            <text:p>29.07</text:p>
          </table:table-cell>
          <table:table-cell office:value-type="float" office:value="18.7149566473988">
            <text:p>18.71</text:p>
          </table:table-cell>
          <table:table-cell office:value-type="float" office:value="18.7686601556632">
            <text:p>18.77</text:p>
          </table:table-cell>
          <table:table-cell office:value-type="float" office:value="225048.307016373">
            <text:p>225048</text:p>
          </table:table-cell>
          <table:table-cell office:value-type="float" office:value="0.168497216431928">
            <text:p>0.168</text:p>
          </table:table-cell>
          <table:table-cell office:value-type="float" office:value="26.9570162337124">
            <text:p>26.96</text:p>
          </table:table-cell>
          <table:table-cell table:number-columns-repeated="5"/>
        </table:table-row>
        <table:table-row table:style-name="ro1">
          <table:table-cell office:value-type="string">
            <text:p>20231020T063546p181794</text:p>
          </table:table-cell>
          <table:table-cell table:formula="of:=1/([.D170]*0.7+[.E170]/100*0.3)" office:value-type="float" office:value="0.985762988414957">
            <text:p>0.99</text:p>
          </table:table-cell>
          <table:table-cell office:value-type="float" office:value="1118.38913717756">
            <text:p>1118</text:p>
          </table:table-cell>
          <table:table-cell table:formula="of:=(ABS([.C170]-[.$O$2]))/[.C170]" office:value-type="float" office:value="1.21479261346468">
            <text:p>1.215</text:p>
          </table:table-cell>
          <table:table-cell office:value-type="float" office:value="54.695934023902">
            <text:p>54.70</text:p>
          </table:table-cell>
          <table:table-cell office:value-type="float" office:value="12.6637764932563">
            <text:p>12.66</text:p>
          </table:table-cell>
          <table:table-cell office:value-type="float" office:value="25.4122068100821">
            <text:p>25.41</text:p>
          </table:table-cell>
          <table:table-cell office:value-type="float" office:value="394855.696968206">
            <text:p>394856</text:p>
          </table:table-cell>
          <table:table-cell office:value-type="float" office:value="0.0389667123358455">
            <text:p>0.039</text:p>
          </table:table-cell>
          <table:table-cell office:value-type="float" office:value="95.0885543382069">
            <text:p>95.09</text:p>
          </table:table-cell>
          <table:table-cell table:number-columns-repeated="5"/>
        </table:table-row>
        <table:table-row table:style-name="ro1">
          <table:table-cell office:value-type="string">
            <text:p>20231020T063549p181840</text:p>
          </table:table-cell>
          <table:table-cell table:formula="of:=1/([.D171]*0.7+[.E171]/100*0.3)" office:value-type="float" office:value="0.172950861274453">
            <text:p>0.17</text:p>
          </table:table-cell>
          <table:table-cell office:value-type="float" office:value="271.541492114809">
            <text:p>272</text:p>
          </table:table-cell>
          <table:table-cell table:formula="of:=(ABS([.C171]-[.$O$2]))/[.C171]" office:value-type="float" office:value="8.12199450886391">
            <text:p>8.122</text:p>
          </table:table-cell>
          <table:table-cell office:value-type="float" office:value="32.1976580993863">
            <text:p>32.20</text:p>
          </table:table-cell>
          <table:table-cell office:value-type="float" office:value="16.6371628131021">
            <text:p>16.64</text:p>
          </table:table-cell>
          <table:table-cell office:value-type="float" office:value="11.9467340072659">
            <text:p>11.95</text:p>
          </table:table-cell>
          <table:table-cell office:value-type="float" office:value="232918.584146813">
            <text:p>232919</text:p>
          </table:table-cell>
          <table:table-cell office:value-type="float" office:value="0.300818124679614">
            <text:p>0.301</text:p>
          </table:table-cell>
          <table:table-cell office:value-type="float" office:value="40.5054651985784">
            <text:p>40.51</text:p>
          </table:table-cell>
          <table:table-cell table:number-columns-repeated="5"/>
        </table:table-row>
        <table:table-row table:style-name="ro1">
          <table:table-cell office:value-type="string">
            <text:p>20231020T063555p181958</text:p>
          </table:table-cell>
          <table:table-cell table:formula="of:=1/([.D172]*0.7+[.E172]/100*0.3)" office:value-type="float" office:value="0.248975650275485">
            <text:p>0.25</text:p>
          </table:table-cell>
          <table:table-cell office:value-type="float" office:value="369.005324251897">
            <text:p>369</text:p>
          </table:table-cell>
          <table:table-cell table:formula="of:=(ABS([.C172]-[.$O$2]))/[.C172]" office:value-type="float" office:value="5.71264027157805">
            <text:p>5.713</text:p>
          </table:table-cell>
          <table:table-cell office:value-type="float" office:value="5.86961216341526">
            <text:p>5.87</text:p>
          </table:table-cell>
          <table:table-cell office:value-type="float" office:value="18.260838150289">
            <text:p>18.26</text:p>
          </table:table-cell>
          <table:table-cell office:value-type="float" office:value="31.2519928843022">
            <text:p>31.25</text:p>
          </table:table-cell>
          <table:table-cell office:value-type="float" office:value="315059.493759866">
            <text:p>315059</text:p>
          </table:table-cell>
          <table:table-cell office:value-type="float" office:value="0.26743396716685">
            <text:p>0.267</text:p>
          </table:table-cell>
          <table:table-cell office:value-type="float" office:value="28.4545671473161">
            <text:p>28.45</text:p>
          </table:table-cell>
          <table:table-cell table:number-columns-repeated="5"/>
        </table:table-row>
        <table:table-row table:style-name="ro1">
          <table:table-cell office:value-type="string">
            <text:p>20231020T063613p182369</text:p>
          </table:table-cell>
          <table:table-cell table:formula="of:=1/([.D173]*0.7+[.E173]/100*0.3)" office:value-type="float" office:value="0.311328352124757">
            <text:p>0.31</text:p>
          </table:table-cell>
          <table:table-cell office:value-type="float" office:value="458.749555543454">
            <text:p>459</text:p>
          </table:table-cell>
          <table:table-cell table:formula="of:=(ABS([.C173]-[.$O$2]))/[.C173]" office:value-type="float" office:value="4.3994602720991">
            <text:p>4.399</text:p>
          </table:table-cell>
          <table:table-cell office:value-type="float" office:value="44.1402118727442">
            <text:p>44.14</text:p>
          </table:table-cell>
          <table:table-cell office:value-type="float" office:value="17.864161849711">
            <text:p>17.86</text:p>
          </table:table-cell>
          <table:table-cell office:value-type="float" office:value="18.1712738900246">
            <text:p>18.17</text:p>
          </table:table-cell>
          <table:table-cell office:value-type="float" office:value="337984.094283989">
            <text:p>337984</text:p>
          </table:table-cell>
          <table:table-cell office:value-type="float" office:value="0.30715239811756">
            <text:p>0.307</text:p>
          </table:table-cell>
          <table:table-cell office:value-type="float" office:value="19.4787621490415">
            <text:p>19.48</text:p>
          </table:table-cell>
          <table:table-cell table:number-columns-repeated="5"/>
        </table:table-row>
        <table:table-row table:style-name="ro1">
          <table:table-cell office:value-type="string">
            <text:p>20231020T063552p181900</text:p>
          </table:table-cell>
          <table:table-cell table:formula="of:=1/([.D174]*0.7+[.E174]/100*0.3)" office:value-type="float" office:value="0.336965211347825">
            <text:p>0.34</text:p>
          </table:table-cell>
          <table:table-cell office:value-type="float" office:value="483.864386676693">
            <text:p>484</text:p>
          </table:table-cell>
          <table:table-cell table:formula="of:=(ABS([.C174]-[.$O$2]))/[.C174]" office:value-type="float" office:value="4.1192029589379">
            <text:p>4.119</text:p>
          </table:table-cell>
          <table:table-cell office:value-type="float" office:value="28.0744441800727">
            <text:p>28.07</text:p>
          </table:table-cell>
          <table:table-cell office:value-type="float" office:value="18.2926300578035">
            <text:p>18.29</text:p>
          </table:table-cell>
          <table:table-cell office:value-type="float" office:value="31.2519928843022">
            <text:p>31.25</text:p>
          </table:table-cell>
          <table:table-cell office:value-type="float" office:value="315059.493759866">
            <text:p>315059</text:p>
          </table:table-cell>
          <table:table-cell office:value-type="float" office:value="0.26743396716685">
            <text:p>0.267</text:p>
          </table:table-cell>
          <table:table-cell office:value-type="float" office:value="28.4545671473161">
            <text:p>28.45</text:p>
          </table:table-cell>
          <table:table-cell table:number-columns-repeated="5"/>
        </table:table-row>
        <table:table-row table:style-name="ro1">
          <table:table-cell office:value-type="string">
            <text:p>20231020T063522p181333</text:p>
          </table:table-cell>
          <table:table-cell table:formula="of:=1/([.D175]*0.7+[.E175]/100*0.3)" office:value-type="float" office:value="0.227202396022922">
            <text:p>0.23</text:p>
          </table:table-cell>
          <table:table-cell office:value-type="float" office:value="345.952698727315">
            <text:p>346</text:p>
          </table:table-cell>
          <table:table-cell table:formula="of:=(ABS([.C175]-[.$O$2]))/[.C175]" office:value-type="float" office:value="6.15993836473121">
            <text:p>6.160</text:p>
          </table:table-cell>
          <table:table-cell office:value-type="float" office:value="29.8017263920586">
            <text:p>29.80</text:p>
          </table:table-cell>
          <table:table-cell office:value-type="float" office:value="8.29918613809399">
            <text:p>8.30</text:p>
          </table:table-cell>
          <table:table-cell office:value-type="float" office:value="33.9368851483371">
            <text:p>33.94</text:p>
          </table:table-cell>
          <table:table-cell office:value-type="float" office:value="261838.248890704">
            <text:p>261838</text:p>
          </table:table-cell>
          <table:table-cell office:value-type="float" office:value="0.10624964947537">
            <text:p>0.106</text:p>
          </table:table-cell>
          <table:table-cell office:value-type="float" office:value="21.45621432367">
            <text:p>21.46</text:p>
          </table:table-cell>
          <table:table-cell table:number-columns-repeated="5"/>
        </table:table-row>
        <table:table-row table:style-name="ro1">
          <table:table-cell office:value-type="string">
            <text:p>20231020T063506p181099</text:p>
          </table:table-cell>
          <table:table-cell table:formula="of:=1/([.D176]*0.7+[.E176]/100*0.3)" office:value-type="float" office:value="0.231533297284787">
            <text:p>0.23</text:p>
          </table:table-cell>
          <table:table-cell office:value-type="float" office:value="361.587626208292">
            <text:p>362</text:p>
          </table:table-cell>
          <table:table-cell table:formula="of:=(ABS([.C176]-[.$O$2]))/[.C176]" office:value-type="float" office:value="5.85034503523947">
            <text:p>5.850</text:p>
          </table:table-cell>
          <table:table-cell office:value-type="float" office:value="74.597228165117">
            <text:p>74.60</text:p>
          </table:table-cell>
          <table:table-cell office:value-type="float" office:value="13.8374277456647">
            <text:p>13.84</text:p>
          </table:table-cell>
          <table:table-cell office:value-type="float" office:value="17.3461564375648">
            <text:p>17.35</text:p>
          </table:table-cell>
          <table:table-cell office:value-type="float" office:value="382444.504211944">
            <text:p>382445</text:p>
          </table:table-cell>
          <table:table-cell office:value-type="float" office:value="0.379867284389845">
            <text:p>0.380</text:p>
          </table:table-cell>
          <table:table-cell office:value-type="float" office:value="92.2704895990824">
            <text:p>92.27</text:p>
          </table:table-cell>
          <table:table-cell table:number-columns-repeated="5"/>
        </table:table-row>
        <table:table-row table:style-name="ro1">
          <table:table-cell office:value-type="string">
            <text:p>20231020T063610p182303</text:p>
          </table:table-cell>
          <table:table-cell table:formula="of:=1/([.D177]*0.7+[.E177]/100*0.3)" office:value-type="float" office:value="0.331425051098776">
            <text:p>0.33</text:p>
          </table:table-cell>
          <table:table-cell office:value-type="float" office:value="484.881484784244">
            <text:p>485</text:p>
          </table:table-cell>
          <table:table-cell table:formula="of:=(ABS([.C177]-[.$O$2]))/[.C177]" office:value-type="float" office:value="4.10846480579101">
            <text:p>4.108</text:p>
          </table:table-cell>
          <table:table-cell office:value-type="float" office:value="47.1160212612428">
            <text:p>47.12</text:p>
          </table:table-cell>
          <table:table-cell office:value-type="float" office:value="7.39790549428311">
            <text:p>7.40</text:p>
          </table:table-cell>
          <table:table-cell office:value-type="float" office:value="12.5810544475352">
            <text:p>12.58</text:p>
          </table:table-cell>
          <table:table-cell office:value-type="float" office:value="324530.219882158">
            <text:p>324530</text:p>
          </table:table-cell>
          <table:table-cell office:value-type="float" office:value="0.398583192793966">
            <text:p>0.399</text:p>
          </table:table-cell>
          <table:table-cell office:value-type="float" office:value="20.3126514280455">
            <text:p>20.31</text:p>
          </table:table-cell>
          <table:table-cell table:number-columns-repeated="5"/>
        </table:table-row>
        <table:table-row table:style-name="ro1">
          <table:table-cell office:value-type="string">
            <text:p>20231020T063540p181662</text:p>
          </table:table-cell>
          <table:table-cell table:formula="of:=1/([.D178]*0.7+[.E178]/100*0.3)" office:value-type="float" office:value="0.289625224223769">
            <text:p>0.29</text:p>
          </table:table-cell>
          <table:table-cell office:value-type="float" office:value="428.152905287852">
            <text:p>428</text:p>
          </table:table-cell>
          <table:table-cell table:formula="of:=(ABS([.C178]-[.$O$2]))/[.C178]" office:value-type="float" office:value="4.78531634238167">
            <text:p>4.785</text:p>
          </table:table-cell>
          <table:table-cell office:value-type="float" office:value="34.3388333770481">
            <text:p>34.34</text:p>
          </table:table-cell>
          <table:table-cell office:value-type="float" office:value="17.3675337186898">
            <text:p>17.37</text:p>
          </table:table-cell>
          <table:table-cell office:value-type="float" office:value="18.7943653539954">
            <text:p>18.79</text:p>
          </table:table-cell>
          <table:table-cell office:value-type="float" office:value="248864.168389937">
            <text:p>248864</text:p>
          </table:table-cell>
          <table:table-cell office:value-type="float" office:value="0.123685293987791">
            <text:p>0.124</text:p>
          </table:table-cell>
          <table:table-cell office:value-type="float" office:value="38.3798551741317">
            <text:p>38.38</text:p>
          </table:table-cell>
          <table:table-cell table:number-columns-repeated="5"/>
        </table:table-row>
        <table:table-row table:style-name="ro1">
          <table:table-cell office:value-type="string">
            <text:p>20231020T063637p182901</text:p>
          </table:table-cell>
          <table:table-cell table:formula="of:=1/([.D179]*0.7+[.E179]/100*0.3)" office:value-type="float" office:value="0.231130944972985">
            <text:p>0.23</text:p>
          </table:table-cell>
          <table:table-cell office:value-type="float" office:value="350.904659604039">
            <text:p>351</text:p>
          </table:table-cell>
          <table:table-cell table:formula="of:=(ABS([.C179]-[.$O$2]))/[.C179]" office:value-type="float" office:value="6.05889743041614">
            <text:p>6.059</text:p>
          </table:table-cell>
          <table:table-cell office:value-type="float" office:value="28.441190904108">
            <text:p>28.44</text:p>
          </table:table-cell>
          <table:table-cell office:value-type="float" office:value="19.7398843930636">
            <text:p>19.74</text:p>
          </table:table-cell>
          <table:table-cell office:value-type="float" office:value="12.0823720042107">
            <text:p>12.08</text:p>
          </table:table-cell>
          <table:table-cell office:value-type="float" office:value="261261.329146234">
            <text:p>261261</text:p>
          </table:table-cell>
          <table:table-cell office:value-type="float" office:value="0.0204720545384815">
            <text:p>0.020</text:p>
          </table:table-cell>
          <table:table-cell office:value-type="float" office:value="21.1324780696796">
            <text:p>21.13</text:p>
          </table:table-cell>
          <table:table-cell table:number-columns-repeated="5"/>
        </table:table-row>
        <table:table-row table:style-name="ro1">
          <table:table-cell office:value-type="string">
            <text:p>20231020T063604p182188</text:p>
          </table:table-cell>
          <table:table-cell table:formula="of:=1/([.D180]*0.7+[.E180]/100*0.3)" office:value-type="float" office:value="0.517354274170675">
            <text:p>0.52</text:p>
          </table:table-cell>
          <table:table-cell office:value-type="float" office:value="692.662941412498">
            <text:p>693</text:p>
          </table:table-cell>
          <table:table-cell table:formula="of:=(ABS([.C180]-[.$O$2]))/[.C180]" office:value-type="float" office:value="2.57605388119773">
            <text:p>2.576</text:p>
          </table:table-cell>
          <table:table-cell office:value-type="float" office:value="43.2245775588496">
            <text:p>43.22</text:p>
          </table:table-cell>
          <table:table-cell office:value-type="float" office:value="14.3835500963391">
            <text:p>14.38</text:p>
          </table:table-cell>
          <table:table-cell office:value-type="float" office:value="12.0784701185141">
            <text:p>12.08</text:p>
          </table:table-cell>
          <table:table-cell office:value-type="float" office:value="371478.166372615">
            <text:p>371478</text:p>
          </table:table-cell>
          <table:table-cell office:value-type="float" office:value="0.14918177113629">
            <text:p>0.149</text:p>
          </table:table-cell>
          <table:table-cell office:value-type="float" office:value="86.601146436792">
            <text:p>86.60</text:p>
          </table:table-cell>
          <table:table-cell table:number-columns-repeated="5"/>
        </table:table-row>
        <table:table-row table:style-name="ro1">
          <table:table-cell office:value-type="string">
            <text:p>20231020T063500p181007</text:p>
          </table:table-cell>
          <table:table-cell table:formula="of:=1/([.D181]*0.7+[.E181]/100*0.3)" office:value-type="float" office:value="0.223005078961505">
            <text:p>0.22</text:p>
          </table:table-cell>
          <table:table-cell office:value-type="float" office:value="340.84922972317">
            <text:p>341</text:p>
          </table:table-cell>
          <table:table-cell table:formula="of:=(ABS([.C181]-[.$O$2]))/[.C181]" office:value-type="float" office:value="6.26714272469315">
            <text:p>6.267</text:p>
          </table:table-cell>
          <table:table-cell office:value-type="float" office:value="32.4009649954947">
            <text:p>32.40</text:p>
          </table:table-cell>
          <table:table-cell office:value-type="float" office:value="18.8806599229287">
            <text:p>18.88</text:p>
          </table:table-cell>
          <table:table-cell office:value-type="float" office:value="12.2750676240247">
            <text:p>12.28</text:p>
          </table:table-cell>
          <table:table-cell office:value-type="float" office:value="262588.955317628">
            <text:p>262589</text:p>
          </table:table-cell>
          <table:table-cell office:value-type="float" office:value="0.181852098820257">
            <text:p>0.182</text:p>
          </table:table-cell>
          <table:table-cell office:value-type="float" office:value="32.5702400824093">
            <text:p>32.57</text:p>
          </table:table-cell>
          <table:table-cell table:number-columns-repeated="5"/>
        </table:table-row>
        <table:table-row table:style-name="ro1">
          <table:table-cell office:value-type="string">
            <text:p>20231020T063528p181436</text:p>
          </table:table-cell>
          <table:table-cell table:formula="of:=1/([.D182]*0.7+[.E182]/100*0.3)" office:value-type="float" office:value="2.29789341012057">
            <text:p>2.30</text:p>
          </table:table-cell>
          <table:table-cell office:value-type="float" office:value="2011.99110304946">
            <text:p>2012</text:p>
          </table:table-cell>
          <table:table-cell table:formula="of:=(ABS([.C182]-[.$O$2]))/[.C182]" office:value-type="float" office:value="0.231118764017273">
            <text:p>0.231</text:p>
          </table:table-cell>
          <table:table-cell office:value-type="float" office:value="91.1326867004512">
            <text:p>91.13</text:p>
          </table:table-cell>
          <table:table-cell office:value-type="float" office:value="18.9301541425819">
            <text:p>18.93</text:p>
          </table:table-cell>
          <table:table-cell office:value-type="float" office:value="22.7122679097421">
            <text:p>22.71</text:p>
          </table:table-cell>
          <table:table-cell office:value-type="float" office:value="380892.341565636">
            <text:p>380892</text:p>
          </table:table-cell>
          <table:table-cell office:value-type="float" office:value="0.204394753005696">
            <text:p>0.204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20T063619p182494</text:p>
          </table:table-cell>
          <table:table-cell table:formula="of:=1/([.D183]*0.7+[.E183]/100*0.3)" office:value-type="float" office:value="2.68866834565476">
            <text:p>2.69</text:p>
          </table:table-cell>
          <table:table-cell office:value-type="float" office:value="1903.31310896174">
            <text:p>1903</text:p>
          </table:table-cell>
          <table:table-cell table:formula="of:=(ABS([.C183]-[.$O$2]))/[.C183]" office:value-type="float" office:value="0.301414879315998">
            <text:p>0.301</text:p>
          </table:table-cell>
          <table:table-cell office:value-type="float" office:value="53.6469722704842">
            <text:p>53.65</text:p>
          </table:table-cell>
          <table:table-cell office:value-type="float" office:value="8.76872384937239">
            <text:p>8.77</text:p>
          </table:table-cell>
          <table:table-cell office:value-type="float" office:value="25.3989466149743">
            <text:p>25.40</text:p>
          </table:table-cell>
          <table:table-cell office:value-type="float" office:value="382712.418379746">
            <text:p>382712</text:p>
          </table:table-cell>
          <table:table-cell office:value-type="float" office:value="0.0899947218588974">
            <text:p>0.090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20T063509p181131</text:p>
          </table:table-cell>
          <table:table-cell table:formula="of:=1/([.D184]*0.7+[.E184]/100*0.3)" office:value-type="float" office:value="0.936553646494095">
            <text:p>0.94</text:p>
          </table:table-cell>
          <table:table-cell office:value-type="float" office:value="1132.15677373966">
            <text:p>1132</text:p>
          </table:table-cell>
          <table:table-cell table:formula="of:=(ABS([.C184]-[.$O$2]))/[.C184]" office:value-type="float" office:value="1.18785954158818">
            <text:p>1.188</text:p>
          </table:table-cell>
          <table:table-cell office:value-type="float" office:value="78.7476051835356">
            <text:p>78.75</text:p>
          </table:table-cell>
          <table:table-cell office:value-type="float" office:value="16.8816233140655">
            <text:p>16.88</text:p>
          </table:table-cell>
          <table:table-cell office:value-type="float" office:value="37.9537478356408">
            <text:p>37.95</text:p>
          </table:table-cell>
          <table:table-cell office:value-type="float" office:value="349619.162057799">
            <text:p>349619</text:p>
          </table:table-cell>
          <table:table-cell office:value-type="float" office:value="0.292572356684878">
            <text:p>0.293</text:p>
          </table:table-cell>
          <table:table-cell office:value-type="float" office:value="6.5912040051088">
            <text:p>6.59</text:p>
          </table:table-cell>
          <table:table-cell table:number-columns-repeated="5"/>
        </table:table-row>
        <table:table-row table:style-name="ro1">
          <table:table-cell office:value-type="string">
            <text:p>20231020T063525p181375</text:p>
          </table:table-cell>
          <table:table-cell table:formula="of:=1/([.D185]*0.7+[.E185]/100*0.3)" office:value-type="float" office:value="0.607533310127737">
            <text:p>0.61</text:p>
          </table:table-cell>
          <table:table-cell office:value-type="float" office:value="758.275397818326">
            <text:p>758</text:p>
          </table:table-cell>
          <table:table-cell table:formula="of:=(ABS([.C185]-[.$O$2]))/[.C185]" office:value-type="float" office:value="2.26662319142452">
            <text:p>2.267</text:p>
          </table:table-cell>
          <table:table-cell office:value-type="float" office:value="19.7880161136146">
            <text:p>19.79</text:p>
          </table:table-cell>
          <table:table-cell office:value-type="float" office:value="18.950746628131">
            <text:p>18.95</text:p>
          </table:table-cell>
          <table:table-cell office:value-type="float" office:value="21.3924773035952">
            <text:p>21.39</text:p>
          </table:table-cell>
          <table:table-cell office:value-type="float" office:value="253996.241807893">
            <text:p>253996</text:p>
          </table:table-cell>
          <table:table-cell office:value-type="float" office:value="0.0740477212027082">
            <text:p>0.074</text:p>
          </table:table-cell>
          <table:table-cell office:value-type="float" office:value="9.67733940249588">
            <text:p>9.68</text:p>
          </table:table-cell>
          <table:table-cell table:number-columns-repeated="5"/>
        </table:table-row>
        <table:table-row table:style-name="ro1">
          <table:table-cell office:value-type="string">
            <text:p>20231020T063558p182052</text:p>
          </table:table-cell>
          <table:table-cell table:formula="of:=1/([.D186]*0.7+[.E186]/100*0.3)" office:value-type="float" office:value="1.69397111404146">
            <text:p>1.69</text:p>
          </table:table-cell>
          <table:table-cell office:value-type="float" office:value="1533.37326838176">
            <text:p>1533</text:p>
          </table:table-cell>
          <table:table-cell table:formula="of:=(ABS([.C186]-[.$O$2]))/[.C186]" office:value-type="float" office:value="0.615392710356881">
            <text:p>0.615</text:p>
          </table:table-cell>
          <table:table-cell office:value-type="float" office:value="53.1846470431249">
            <text:p>53.18</text:p>
          </table:table-cell>
          <table:table-cell office:value-type="float" office:value="8.37857937873116">
            <text:p>8.38</text:p>
          </table:table-cell>
          <table:table-cell office:value-type="float" office:value="34.3492889162735">
            <text:p>34.35</text:p>
          </table:table-cell>
          <table:table-cell office:value-type="float" office:value="343425.807202942">
            <text:p>343426</text:p>
          </table:table-cell>
          <table:table-cell office:value-type="float" office:value="0.358275414686434">
            <text:p>0.358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20T063512p181184</text:p>
          </table:table-cell>
          <table:table-cell table:formula="of:=1/([.D187]*0.7+[.E187]/100*0.3)" office:value-type="float" office:value="0.430625535657057">
            <text:p>0.43</text:p>
          </table:table-cell>
          <table:table-cell office:value-type="float" office:value="588.669615751989">
            <text:p>589</text:p>
          </table:table-cell>
          <table:table-cell table:formula="of:=(ABS([.C187]-[.$O$2]))/[.C187]" office:value-type="float" office:value="3.20779318945447">
            <text:p>3.208</text:p>
          </table:table-cell>
          <table:table-cell office:value-type="float" office:value="25.5826581900583">
            <text:p>25.58</text:p>
          </table:table-cell>
          <table:table-cell office:value-type="float" office:value="19.1616088631985">
            <text:p>19.16</text:p>
          </table:table-cell>
          <table:table-cell office:value-type="float" office:value="32.9895499736554">
            <text:p>32.99</text:p>
          </table:table-cell>
          <table:table-cell office:value-type="float" office:value="277693.424902614">
            <text:p>277693</text:p>
          </table:table-cell>
          <table:table-cell office:value-type="float" office:value="0.110797490393094">
            <text:p>0.111</text:p>
          </table:table-cell>
          <table:table-cell office:value-type="float" office:value="1.09451978472218">
            <text:p>1.09</text:p>
          </table:table-cell>
          <table:table-cell table:number-columns-repeated="5"/>
        </table:table-row>
        <table:table-row table:style-name="ro1">
          <table:table-cell office:value-type="string">
            <text:p>20231020T143238p217554</text:p>
          </table:table-cell>
          <table:table-cell table:formula="of:=1/([.D188]*0.7+[.E188]/100*0.3)" office:value-type="float" office:value="0.368672637944909">
            <text:p>0.37</text:p>
          </table:table-cell>
          <table:table-cell office:value-type="float" office:value="522.412564162339">
            <text:p>522</text:p>
          </table:table-cell>
          <table:table-cell table:formula="of:=(ABS([.C188]-[.$O$2]))/[.C188]" office:value-type="float" office:value="3.74146329916804">
            <text:p>3.741</text:p>
          </table:table-cell>
          <table:table-cell office:value-type="float" office:value="31.1363844784028">
            <text:p>31.14</text:p>
          </table:table-cell>
          <table:table-cell office:value-type="float" office:value="10.6119942196532">
            <text:p>10.61</text:p>
          </table:table-cell>
          <table:table-cell office:value-type="float" office:value="13.1416955419363">
            <text:p>13.14</text:p>
          </table:table-cell>
          <table:table-cell office:value-type="float" office:value="238707.672431228">
            <text:p>238708</text:p>
          </table:table-cell>
          <table:table-cell office:value-type="float" office:value="0.358275414686434">
            <text:p>0.358</text:p>
          </table:table-cell>
          <table:table-cell office:value-type="float" office:value="54.1259619061823">
            <text:p>54.13</text:p>
          </table:table-cell>
          <table:table-cell table:number-columns-repeated="5"/>
        </table:table-row>
        <table:table-row table:style-name="ro1">
          <table:table-cell office:value-type="string">
            <text:p>20231020T143235p217473</text:p>
          </table:table-cell>
          <table:table-cell table:formula="of:=1/([.D189]*0.7+[.E189]/100*0.3)" office:value-type="float" office:value="0.42394831789741">
            <text:p>0.42</text:p>
          </table:table-cell>
          <table:table-cell office:value-type="float" office:value="584.293649751238">
            <text:p>584</text:p>
          </table:table-cell>
          <table:table-cell table:formula="of:=(ABS([.C189]-[.$O$2]))/[.C189]" office:value-type="float" office:value="3.23930672711329">
            <text:p>3.239</text:p>
          </table:table-cell>
          <table:table-cell office:value-type="float" office:value="30.4211242166482">
            <text:p>30.42</text:p>
          </table:table-cell>
          <table:table-cell office:value-type="float" office:value="14.0339595375723">
            <text:p>14.03</text:p>
          </table:table-cell>
          <table:table-cell office:value-type="float" office:value="26.0807910841915">
            <text:p>26.08</text:p>
          </table:table-cell>
          <table:table-cell office:value-type="float" office:value="365119.307518081">
            <text:p>365119</text:p>
          </table:table-cell>
          <table:table-cell office:value-type="float" office:value="0.361075171782708">
            <text:p>0.361</text:p>
          </table:table-cell>
          <table:table-cell office:value-type="float" office:value="47.9118511315359">
            <text:p>47.91</text:p>
          </table:table-cell>
          <table:table-cell table:number-columns-repeated="5"/>
        </table:table-row>
        <table:table-row table:style-name="ro1">
          <table:table-cell office:value-type="string">
            <text:p>20231020T143220p217136</text:p>
          </table:table-cell>
          <table:table-cell table:formula="of:=1/([.D190]*0.7+[.E190]/100*0.3)" office:value-type="float" office:value="0.518606441563678">
            <text:p>0.52</text:p>
          </table:table-cell>
          <table:table-cell office:value-type="float" office:value="707.426971706973">
            <text:p>707</text:p>
          </table:table-cell>
          <table:table-cell table:formula="of:=(ABS([.C190]-[.$O$2]))/[.C190]" office:value-type="float" office:value="2.50142148810522">
            <text:p>2.501</text:p>
          </table:table-cell>
          <table:table-cell office:value-type="float" office:value="59.0831408140764">
            <text:p>59.08</text:p>
          </table:table-cell>
          <table:table-cell office:value-type="float" office:value="11.5916425818882">
            <text:p>11.59</text:p>
          </table:table-cell>
          <table:table-cell office:value-type="float" office:value="22.2859517529129">
            <text:p>22.29</text:p>
          </table:table-cell>
          <table:table-cell office:value-type="float" office:value="277840.741629173">
            <text:p>277841</text:p>
          </table:table-cell>
          <table:table-cell office:value-type="float" office:value="0.287813007432341">
            <text:p>0.288</text:p>
          </table:table-cell>
          <table:table-cell office:value-type="float" office:value="75.9200203561287">
            <text:p>75.92</text:p>
          </table:table-cell>
          <table:table-cell table:number-columns-repeated="5"/>
        </table:table-row>
        <table:table-row table:style-name="ro1">
          <table:table-cell office:value-type="string">
            <text:p>20231020T143208p216893</text:p>
          </table:table-cell>
          <table:table-cell table:formula="of:=1/([.D191]*0.7+[.E191]/100*0.3)" office:value-type="float" office:value="0.436978736589963">
            <text:p>0.44</text:p>
          </table:table-cell>
          <table:table-cell office:value-type="float" office:value="657.419850109088">
            <text:p>657</text:p>
          </table:table-cell>
          <table:table-cell table:formula="of:=(ABS([.C191]-[.$O$2]))/[.C191]" office:value-type="float" office:value="2.76775967380508">
            <text:p>2.768</text:p>
          </table:table-cell>
          <table:table-cell office:value-type="float" office:value="117.003032677029">
            <text:p>117.00</text:p>
          </table:table-cell>
          <table:table-cell office:value-type="float" office:value="10.7813102119461">
            <text:p>10.78</text:p>
          </table:table-cell>
          <table:table-cell office:value-type="float" office:value="22.7122679097421">
            <text:p>22.71</text:p>
          </table:table-cell>
          <table:table-cell office:value-type="float" office:value="231169.970169983">
            <text:p>231170</text:p>
          </table:table-cell>
          <table:table-cell office:value-type="float" office:value="0.149284418034366">
            <text:p>0.149</text:p>
          </table:table-cell>
          <table:table-cell office:value-type="float" office:value="80.1850479110719">
            <text:p>80.19</text:p>
          </table:table-cell>
          <table:table-cell table:number-columns-repeated="5"/>
        </table:table-row>
        <table:table-row table:style-name="ro1">
          <table:table-cell office:value-type="string">
            <text:p>20231020T143153p216588</text:p>
          </table:table-cell>
          <table:table-cell table:formula="of:=1/([.D192]*0.7+[.E192]/100*0.3)" office:value-type="float" office:value="0.456606894472226">
            <text:p>0.46</text:p>
          </table:table-cell>
          <table:table-cell office:value-type="float" office:value="617.667795677334">
            <text:p>618</text:p>
          </table:table-cell>
          <table:table-cell table:formula="of:=(ABS([.C192]-[.$O$2]))/[.C192]" office:value-type="float" office:value="3.01024631255661">
            <text:p>3.010</text:p>
          </table:table-cell>
          <table:table-cell office:value-type="float" office:value="27.6317522411245">
            <text:p>27.63</text:p>
          </table:table-cell>
          <table:table-cell office:value-type="float" office:value="11.971098265896">
            <text:p>11.97</text:p>
          </table:table-cell>
          <table:table-cell office:value-type="float" office:value="22.2859517529129">
            <text:p>22.29</text:p>
          </table:table-cell>
          <table:table-cell office:value-type="float" office:value="395167.922998627">
            <text:p>395168</text:p>
          </table:table-cell>
          <table:table-cell office:value-type="float" office:value="0.0891394247903325">
            <text:p>0.089</text:p>
          </table:table-cell>
          <table:table-cell office:value-type="float" office:value="54.2175774544793">
            <text:p>54.22</text:p>
          </table:table-cell>
          <table:table-cell table:number-columns-repeated="5"/>
        </table:table-row>
        <table:table-row table:style-name="ro1">
          <table:table-cell office:value-type="string">
            <text:p>20231020T143214p217006</text:p>
          </table:table-cell>
          <table:table-cell table:formula="of:=1/([.D193]*0.7+[.E193]/100*0.3)" office:value-type="float" office:value="0.377382355143407">
            <text:p>0.38</text:p>
          </table:table-cell>
          <table:table-cell office:value-type="float" office:value="552.352805052635">
            <text:p>552</text:p>
          </table:table-cell>
          <table:table-cell table:formula="of:=(ABS([.C193]-[.$O$2]))/[.C193]" office:value-type="float" office:value="3.48445264936051">
            <text:p>3.484</text:p>
          </table:table-cell>
          <table:table-cell office:value-type="float" office:value="70.2385223503044">
            <text:p>70.24</text:p>
          </table:table-cell>
          <table:table-cell office:value-type="float" office:value="15.9370183044316">
            <text:p>15.94</text:p>
          </table:table-cell>
          <table:table-cell office:value-type="float" office:value="13.4821209275092">
            <text:p>13.48</text:p>
          </table:table-cell>
          <table:table-cell office:value-type="float" office:value="253996.241807893">
            <text:p>253996</text:p>
          </table:table-cell>
          <table:table-cell office:value-type="float" office:value="0.365169819587801">
            <text:p>0.365</text:p>
          </table:table-cell>
          <table:table-cell office:value-type="float" office:value="29.1403686327418">
            <text:p>29.14</text:p>
          </table:table-cell>
          <table:table-cell table:number-columns-repeated="5"/>
        </table:table-row>
        <table:table-row table:style-name="ro1">
          <table:table-cell office:value-type="string">
            <text:p>20231020T143105p215782</text:p>
          </table:table-cell>
          <table:table-cell table:formula="of:=1/([.D194]*0.7+[.E194]/100*0.3)" office:value-type="float" office:value="0.334199085478322">
            <text:p>0.33</text:p>
          </table:table-cell>
          <table:table-cell office:value-type="float" office:value="497.238235060391">
            <text:p>497</text:p>
          </table:table-cell>
          <table:table-cell table:formula="of:=(ABS([.C194]-[.$O$2]))/[.C194]" office:value-type="float" office:value="3.98151554998413">
            <text:p>3.982</text:p>
          </table:table-cell>
          <table:table-cell office:value-type="float" office:value="68.3891768346954">
            <text:p>68.39</text:p>
          </table:table-cell>
          <table:table-cell office:value-type="float" office:value="6.66563694434264">
            <text:p>6.67</text:p>
          </table:table-cell>
          <table:table-cell office:value-type="float" office:value="25.3989466149743">
            <text:p>25.40</text:p>
          </table:table-cell>
          <table:table-cell office:value-type="float" office:value="322030.150442164">
            <text:p>322030</text:p>
          </table:table-cell>
          <table:table-cell office:value-type="float" office:value="0.249980650275042">
            <text:p>0.250</text:p>
          </table:table-cell>
          <table:table-cell office:value-type="float" office:value="39.9546392399155">
            <text:p>39.95</text:p>
          </table:table-cell>
          <table:table-cell table:number-columns-repeated="5"/>
        </table:table-row>
        <table:table-row table:style-name="ro1">
          <table:table-cell office:value-type="string">
            <text:p>20231020T143120p216001</text:p>
          </table:table-cell>
          <table:table-cell table:formula="of:=1/([.D195]*0.7+[.E195]/100*0.3)" office:value-type="float" office:value="0.30339349281858">
            <text:p>0.30</text:p>
          </table:table-cell>
          <table:table-cell office:value-type="float" office:value="472.074360703385">
            <text:p>472</text:p>
          </table:table-cell>
          <table:table-cell table:formula="of:=(ABS([.C195]-[.$O$2]))/[.C195]" office:value-type="float" office:value="4.24705471466254">
            <text:p>4.247</text:p>
          </table:table-cell>
          <table:table-cell office:value-type="float" office:value="107.703765867581">
            <text:p>107.70</text:p>
          </table:table-cell>
          <table:table-cell office:value-type="float" office:value="6.42041712403952">
            <text:p>6.42</text:p>
          </table:table-cell>
          <table:table-cell office:value-type="float" office:value="35.8332519691554">
            <text:p>35.83</text:p>
          </table:table-cell>
          <table:table-cell office:value-type="float" office:value="279494.660729344">
            <text:p>279495</text:p>
          </table:table-cell>
          <table:table-cell office:value-type="float" office:value="0.00149868919931179">
            <text:p>0.001</text:p>
          </table:table-cell>
          <table:table-cell office:value-type="float" office:value="38.2938617234107">
            <text:p>38.29</text:p>
          </table:table-cell>
          <table:table-cell table:number-columns-repeated="5"/>
        </table:table-row>
        <table:table-row table:style-name="ro1">
          <table:table-cell office:value-type="string">
            <text:p>20231020T143217p217079</text:p>
          </table:table-cell>
          <table:table-cell table:formula="of:=1/([.D196]*0.7+[.E196]/100*0.3)" office:value-type="float" office:value="0.5330761250437">
            <text:p>0.53</text:p>
          </table:table-cell>
          <table:table-cell office:value-type="float" office:value="713.787218500196">
            <text:p>714</text:p>
          </table:table-cell>
          <table:table-cell table:formula="of:=(ABS([.C196]-[.$O$2]))/[.C196]" office:value-type="float" office:value="2.47022184735201">
            <text:p>2.470</text:p>
          </table:table-cell>
          <table:table-cell office:value-type="float" office:value="48.9164636816165">
            <text:p>48.92</text:p>
          </table:table-cell>
          <table:table-cell office:value-type="float" office:value="12.5604236880116">
            <text:p>12.56</text:p>
          </table:table-cell>
          <table:table-cell office:value-type="float" office:value="37.803282237688">
            <text:p>37.80</text:p>
          </table:table-cell>
          <table:table-cell office:value-type="float" office:value="394855.696968206">
            <text:p>394856</text:p>
          </table:table-cell>
          <table:table-cell office:value-type="float" office:value="0.240095768873308">
            <text:p>0.240</text:p>
          </table:table-cell>
          <table:table-cell office:value-type="float" office:value="60.7020630212495">
            <text:p>60.70</text:p>
          </table:table-cell>
          <table:table-cell table:number-columns-repeated="5"/>
        </table:table-row>
        <table:table-row table:style-name="ro1">
          <table:table-cell office:value-type="string">
            <text:p>20231020T143147p216482</text:p>
          </table:table-cell>
          <table:table-cell table:formula="of:=1/([.D197]*0.7+[.E197]/100*0.3)" office:value-type="float" office:value="0.160932952825502">
            <text:p>0.16</text:p>
          </table:table-cell>
          <table:table-cell office:value-type="float" office:value="253.879534542514">
            <text:p>254</text:p>
          </table:table-cell>
          <table:table-cell table:formula="of:=(ABS([.C197]-[.$O$2]))/[.C197]" office:value-type="float" office:value="8.75659579833209">
            <text:p>8.757</text:p>
          </table:table-cell>
          <table:table-cell office:value-type="float" office:value="28.050246587693">
            <text:p>28.05</text:p>
          </table:table-cell>
          <table:table-cell office:value-type="float" office:value="12.9922928709056">
            <text:p>12.99</text:p>
          </table:table-cell>
          <table:table-cell office:value-type="float" office:value="33.3487067209614">
            <text:p>33.35</text:p>
          </table:table-cell>
          <table:table-cell office:value-type="float" office:value="253996.241807893">
            <text:p>253996</text:p>
          </table:table-cell>
          <table:table-cell office:value-type="float" office:value="0.367746825510879">
            <text:p>0.368</text:p>
          </table:table-cell>
          <table:table-cell office:value-type="float" office:value="56.4447217842901">
            <text:p>56.44</text:p>
          </table:table-cell>
          <table:table-cell table:number-columns-repeated="5"/>
        </table:table-row>
        <table:table-row table:style-name="ro1">
          <table:table-cell office:value-type="string">
            <text:p>20231020T143150p216519</text:p>
          </table:table-cell>
          <table:table-cell table:formula="of:=1/([.D198]*0.7+[.E198]/100*0.3)" office:value-type="float" office:value="0.3447532385412">
            <text:p>0.34</text:p>
          </table:table-cell>
          <table:table-cell office:value-type="float" office:value="513.218048215284">
            <text:p>513</text:p>
          </table:table-cell>
          <table:table-cell table:formula="of:=(ABS([.C198]-[.$O$2]))/[.C198]" office:value-type="float" office:value="3.82640859691854">
            <text:p>3.826</text:p>
          </table:table-cell>
          <table:table-cell office:value-type="float" office:value="74.0464602888807">
            <text:p>74.05</text:p>
          </table:table-cell>
          <table:table-cell office:value-type="float" office:value="16.0174614643545">
            <text:p>16.02</text:p>
          </table:table-cell>
          <table:table-cell office:value-type="float" office:value="32.1739180131612">
            <text:p>32.17</text:p>
          </table:table-cell>
          <table:table-cell office:value-type="float" office:value="276230.02395401">
            <text:p>276230</text:p>
          </table:table-cell>
          <table:table-cell office:value-type="float" office:value="0.335556815659805">
            <text:p>0.336</text:p>
          </table:table-cell>
          <table:table-cell office:value-type="float" office:value="24.0687693935861">
            <text:p>24.07</text:p>
          </table:table-cell>
          <table:table-cell table:number-columns-repeated="5"/>
        </table:table-row>
        <table:table-row table:style-name="ro1">
          <table:table-cell office:value-type="string">
            <text:p>20231020T143135p216246</text:p>
          </table:table-cell>
          <table:table-cell table:formula="of:=1/([.D199]*0.7+[.E199]/100*0.3)" office:value-type="float" office:value="0.699570558247093">
            <text:p>0.70</text:p>
          </table:table-cell>
          <table:table-cell office:value-type="float" office:value="917.564759990528">
            <text:p>918</text:p>
          </table:table-cell>
          <table:table-cell table:formula="of:=(ABS([.C199]-[.$O$2]))/[.C199]" office:value-type="float" office:value="1.69953697875839">
            <text:p>1.700</text:p>
          </table:table-cell>
          <table:table-cell office:value-type="float" office:value="79.9241643931711">
            <text:p>79.92</text:p>
          </table:table-cell>
          <table:table-cell office:value-type="float" office:value="12.1974951830443">
            <text:p>12.20</text:p>
          </table:table-cell>
          <table:table-cell office:value-type="float" office:value="25.3989466149743">
            <text:p>25.40</text:p>
          </table:table-cell>
          <table:table-cell office:value-type="float" office:value="342697.139578802">
            <text:p>342697</text:p>
          </table:table-cell>
          <table:table-cell office:value-type="float" office:value="0.143972886245608">
            <text:p>0.144</text:p>
          </table:table-cell>
          <table:table-cell office:value-type="float" office:value="86.8625734479638">
            <text:p>86.86</text:p>
          </table:table-cell>
          <table:table-cell table:number-columns-repeated="5"/>
        </table:table-row>
        <table:table-row table:style-name="ro1">
          <table:table-cell office:value-type="string">
            <text:p>20231020T143114p215917</text:p>
          </table:table-cell>
          <table:table-cell table:formula="of:=1/([.D200]*0.7+[.E200]/100*0.3)" office:value-type="float" office:value="0.973839317682229">
            <text:p>0.97</text:p>
          </table:table-cell>
          <table:table-cell office:value-type="float" office:value="1144.57425758979">
            <text:p>1145</text:p>
          </table:table-cell>
          <table:table-cell table:formula="of:=(ABS([.C200]-[.$O$2]))/[.C200]" office:value-type="float" office:value="1.16412345776148">
            <text:p>1.164</text:p>
          </table:table-cell>
          <table:table-cell office:value-type="float" office:value="70.6590093419414">
            <text:p>70.66</text:p>
          </table:table-cell>
          <table:table-cell office:value-type="float" office:value="11.9937379576108">
            <text:p>11.99</text:p>
          </table:table-cell>
          <table:table-cell office:value-type="float" office:value="31.6737123164324">
            <text:p>31.67</text:p>
          </table:table-cell>
          <table:table-cell office:value-type="float" office:value="265554.115379458">
            <text:p>265554</text:p>
          </table:table-cell>
          <table:table-cell office:value-type="float" office:value="0.358275414686434">
            <text:p>0.358</text:p>
          </table:table-cell>
          <table:table-cell office:value-type="float" office:value="96.0171185366042">
            <text:p>96.02</text:p>
          </table:table-cell>
          <table:table-cell table:number-columns-repeated="5"/>
        </table:table-row>
        <table:table-row table:style-name="ro1">
          <table:table-cell office:value-type="string">
            <text:p>20231020T143244p217677</text:p>
          </table:table-cell>
          <table:table-cell table:formula="of:=1/([.D201]*0.7+[.E201]/100*0.3)" office:value-type="float" office:value="0.272591234299595">
            <text:p>0.27</text:p>
          </table:table-cell>
          <table:table-cell office:value-type="float" office:value="408.358155624714">
            <text:p>408</text:p>
          </table:table-cell>
          <table:table-cell table:formula="of:=(ABS([.C201]-[.$O$2]))/[.C201]" office:value-type="float" office:value="5.06575371614812">
            <text:p>5.066</text:p>
          </table:table-cell>
          <table:table-cell office:value-type="float" office:value="40.8229797337094">
            <text:p>40.82</text:p>
          </table:table-cell>
          <table:table-cell office:value-type="float" office:value="13.3457369942197">
            <text:p>13.35</text:p>
          </table:table-cell>
          <table:table-cell office:value-type="float" office:value="21.3924773035952">
            <text:p>21.39</text:p>
          </table:table-cell>
          <table:table-cell office:value-type="float" office:value="233958.874445192">
            <text:p>233959</text:p>
          </table:table-cell>
          <table:table-cell office:value-type="float" office:value="0.261323638278078">
            <text:p>0.261</text:p>
          </table:table-cell>
          <table:table-cell office:value-type="float" office:value="61.7747461128626">
            <text:p>61.77</text:p>
          </table:table-cell>
          <table:table-cell table:number-columns-repeated="5"/>
        </table:table-row>
        <table:table-row table:style-name="ro1">
          <table:table-cell office:value-type="string">
            <text:p>20231020T143144p216419</text:p>
          </table:table-cell>
          <table:table-cell table:formula="of:=1/([.D202]*0.7+[.E202]/100*0.3)" office:value-type="float" office:value="0.401875499278434">
            <text:p>0.40</text:p>
          </table:table-cell>
          <table:table-cell office:value-type="float" office:value="565.432738579529">
            <text:p>565</text:p>
          </table:table-cell>
          <table:table-cell table:formula="of:=(ABS([.C202]-[.$O$2]))/[.C202]" office:value-type="float" office:value="3.38071556702337">
            <text:p>3.381</text:p>
          </table:table-cell>
          <table:table-cell office:value-type="float" office:value="40.6106456657884">
            <text:p>40.61</text:p>
          </table:table-cell>
          <table:table-cell office:value-type="float" office:value="13.2761194029851">
            <text:p>13.28</text:p>
          </table:table-cell>
          <table:table-cell office:value-type="float" office:value="25.0169324227912">
            <text:p>25.02</text:p>
          </table:table-cell>
          <table:table-cell office:value-type="float" office:value="253996.241807893">
            <text:p>253996</text:p>
          </table:table-cell>
          <table:table-cell office:value-type="float" office:value="0.347077388699965">
            <text:p>0.347</text:p>
          </table:table-cell>
          <table:table-cell office:value-type="float" office:value="73.0063899411068">
            <text:p>73.01</text:p>
          </table:table-cell>
          <table:table-cell table:number-columns-repeated="5"/>
        </table:table-row>
        <table:table-row table:style-name="ro1">
          <table:table-cell office:value-type="string">
            <text:p>20231020T143226p217321</text:p>
          </table:table-cell>
          <table:table-cell table:formula="of:=1/([.D203]*0.7+[.E203]/100*0.3)" office:value-type="float" office:value="0.98479317006532">
            <text:p>0.98</text:p>
          </table:table-cell>
          <table:table-cell office:value-type="float" office:value="1021.80624779264">
            <text:p>1022</text:p>
          </table:table-cell>
          <table:table-cell table:formula="of:=(ABS([.C203]-[.$O$2]))/[.C203]" office:value-type="float" office:value="1.42413863230035">
            <text:p>1.424</text:p>
          </table:table-cell>
          <table:table-cell office:value-type="float" office:value="6.18153528214279">
            <text:p>6.18</text:p>
          </table:table-cell>
          <table:table-cell office:value-type="float" office:value="12.2431358381503">
            <text:p>12.24</text:p>
          </table:table-cell>
          <table:table-cell office:value-type="float" office:value="37.9537478356408">
            <text:p>37.95</text:p>
          </table:table-cell>
          <table:table-cell office:value-type="float" office:value="370712.169005314">
            <text:p>370712</text:p>
          </table:table-cell>
          <table:table-cell office:value-type="float" office:value="0.164635898949008">
            <text:p>0.165</text:p>
          </table:table-cell>
          <table:table-cell office:value-type="float" office:value="88.7509325060712">
            <text:p>88.75</text:p>
          </table:table-cell>
          <table:table-cell table:number-columns-repeated="5"/>
        </table:table-row>
        <table:table-row table:style-name="ro1">
          <table:table-cell office:value-type="string">
            <text:p>20231020T143123p216054</text:p>
          </table:table-cell>
          <table:table-cell table:formula="of:=1/([.D204]*0.7+[.E204]/100*0.3)" office:value-type="float" office:value="0.301817461236392">
            <text:p>0.30</text:p>
          </table:table-cell>
          <table:table-cell office:value-type="float" office:value="457.112406792451">
            <text:p>457</text:p>
          </table:table-cell>
          <table:table-cell table:formula="of:=(ABS([.C204]-[.$O$2]))/[.C204]" office:value-type="float" office:value="4.41879844693138">
            <text:p>4.419</text:p>
          </table:table-cell>
          <table:table-cell office:value-type="float" office:value="73.3673365021888">
            <text:p>73.37</text:p>
          </table:table-cell>
          <table:table-cell office:value-type="float" office:value="16.115366088632">
            <text:p>16.12</text:p>
          </table:table-cell>
          <table:table-cell office:value-type="float" office:value="25.1885409674558">
            <text:p>25.19</text:p>
          </table:table-cell>
          <table:table-cell office:value-type="float" office:value="277693.424902614">
            <text:p>277693</text:p>
          </table:table-cell>
          <table:table-cell office:value-type="float" office:value="0.396964403276405">
            <text:p>0.397</text:p>
          </table:table-cell>
          <table:table-cell office:value-type="float" office:value="45.4425186691428">
            <text:p>45.44</text:p>
          </table:table-cell>
          <table:table-cell table:number-columns-repeated="5"/>
        </table:table-row>
        <table:table-row table:style-name="ro1">
          <table:table-cell office:value-type="string">
            <text:p>20231020T143156p216655</text:p>
          </table:table-cell>
          <table:table-cell table:formula="of:=1/([.D205]*0.7+[.E205]/100*0.3)" office:value-type="float" office:value="1.04359635460319">
            <text:p>1.04</text:p>
          </table:table-cell>
          <table:table-cell office:value-type="float" office:value="1182.7947133312">
            <text:p>1183</text:p>
          </table:table-cell>
          <table:table-cell table:formula="of:=(ABS([.C205]-[.$O$2]))/[.C205]" office:value-type="float" office:value="1.09419265412831">
            <text:p>1.094</text:p>
          </table:table-cell>
          <table:table-cell office:value-type="float" office:value="64.0966767012066">
            <text:p>64.10</text:p>
          </table:table-cell>
          <table:table-cell office:value-type="float" office:value="5.1839522412223">
            <text:p>5.18</text:p>
          </table:table-cell>
          <table:table-cell office:value-type="float" office:value="37.9537478356408">
            <text:p>37.95</text:p>
          </table:table-cell>
          <table:table-cell office:value-type="float" office:value="341117.722918716">
            <text:p>341118</text:p>
          </table:table-cell>
          <table:table-cell office:value-type="float" office:value="0.175231998978682">
            <text:p>0.175</text:p>
          </table:table-cell>
          <table:table-cell office:value-type="float" office:value="96.0357784726759">
            <text:p>96.04</text:p>
          </table:table-cell>
          <table:table-cell table:number-columns-repeated="5"/>
        </table:table-row>
        <table:table-row table:style-name="ro1">
          <table:table-cell office:value-type="string">
            <text:p>20231020T143211p216957</text:p>
          </table:table-cell>
          <table:table-cell table:formula="of:=1/([.D206]*0.7+[.E206]/100*0.3)" office:value-type="float" office:value="0.221674262447016">
            <text:p>0.22</text:p>
          </table:table-cell>
          <table:table-cell office:value-type="float" office:value="340.709654039946">
            <text:p>341</text:p>
          </table:table-cell>
          <table:table-cell table:formula="of:=(ABS([.C206]-[.$O$2]))/[.C206]" office:value-type="float" office:value="6.27011979446167">
            <text:p>6.270</text:p>
          </table:table-cell>
          <table:table-cell office:value-type="float" office:value="40.679919381345">
            <text:p>40.68</text:p>
          </table:table-cell>
          <table:table-cell office:value-type="float" office:value="7.30600691896425">
            <text:p>7.31</text:p>
          </table:table-cell>
          <table:table-cell office:value-type="float" office:value="14.5316632920257">
            <text:p>14.53</text:p>
          </table:table-cell>
          <table:table-cell office:value-type="float" office:value="343425.807202942">
            <text:p>343426</text:p>
          </table:table-cell>
          <table:table-cell office:value-type="float" office:value="0.250579370305106">
            <text:p>0.251</text:p>
          </table:table-cell>
          <table:table-cell office:value-type="float" office:value="35.5676050695653">
            <text:p>35.57</text:p>
          </table:table-cell>
          <table:table-cell table:number-columns-repeated="5"/>
        </table:table-row>
        <table:table-row table:style-name="ro1">
          <table:table-cell office:value-type="string">
            <text:p>20231020T143229p217361</text:p>
          </table:table-cell>
          <table:table-cell table:formula="of:=1/([.D207]*0.7+[.E207]/100*0.3)" office:value-type="float" office:value="0.19861040133701">
            <text:p>0.20</text:p>
          </table:table-cell>
          <table:table-cell office:value-type="float" office:value="307.477970474394">
            <text:p>307</text:p>
          </table:table-cell>
          <table:table-cell table:formula="of:=(ABS([.C207]-[.$O$2]))/[.C207]" office:value-type="float" office:value="7.05586168068674">
            <text:p>7.056</text:p>
          </table:table-cell>
          <table:table-cell office:value-type="float" office:value="31.9599506472189">
            <text:p>31.96</text:p>
          </table:table-cell>
          <table:table-cell office:value-type="float" office:value="8.43068450039339">
            <text:p>8.43</text:p>
          </table:table-cell>
          <table:table-cell office:value-type="float" office:value="30.4423014092276">
            <text:p>30.44</text:p>
          </table:table-cell>
          <table:table-cell office:value-type="float" office:value="314970.220131453">
            <text:p>314970</text:p>
          </table:table-cell>
          <table:table-cell office:value-type="float" office:value="0.0899947218588974">
            <text:p>0.090</text:p>
          </table:table-cell>
          <table:table-cell office:value-type="float" office:value="30.4624501659247">
            <text:p>30.46</text:p>
          </table:table-cell>
          <table:table-cell table:number-columns-repeated="5"/>
        </table:table-row>
        <table:table-row table:style-name="ro1">
          <table:table-cell office:value-type="string">
            <text:p>20231020T143129p216138</text:p>
          </table:table-cell>
          <table:table-cell table:formula="of:=1/([.D208]*0.7+[.E208]/100*0.3)" office:value-type="float" office:value="0.165315448189842">
            <text:p>0.17</text:p>
          </table:table-cell>
          <table:table-cell office:value-type="float" office:value="259.081910311614">
            <text:p>259</text:p>
          </table:table-cell>
          <table:table-cell table:formula="of:=(ABS([.C208]-[.$O$2]))/[.C208]" office:value-type="float" office:value="8.5606829400816">
            <text:p>8.561</text:p>
          </table:table-cell>
          <table:table-cell office:value-type="float" office:value="18.854467155334">
            <text:p>18.85</text:p>
          </table:table-cell>
          <table:table-cell office:value-type="float" office:value="18.102119460501">
            <text:p>18.10</text:p>
          </table:table-cell>
          <table:table-cell office:value-type="float" office:value="11.1576938235492">
            <text:p>11.16</text:p>
          </table:table-cell>
          <table:table-cell office:value-type="float" office:value="371478.166372615">
            <text:p>371478</text:p>
          </table:table-cell>
          <table:table-cell office:value-type="float" office:value="0.0480045495284479">
            <text:p>0.048</text:p>
          </table:table-cell>
          <table:table-cell office:value-type="float" office:value="41.664722562566">
            <text:p>41.66</text:p>
          </table:table-cell>
          <table:table-cell table:number-columns-repeated="5"/>
        </table:table-row>
        <table:table-row table:style-name="ro1">
          <table:table-cell office:value-type="string">
            <text:p>20231020T143232p217441</text:p>
          </table:table-cell>
          <table:table-cell table:formula="of:=1/([.D209]*0.7+[.E209]/100*0.3)" office:value-type="float" office:value="0.374848211025473">
            <text:p>0.37</text:p>
          </table:table-cell>
          <table:table-cell office:value-type="float" office:value="519.169658734738">
            <text:p>519</text:p>
          </table:table-cell>
          <table:table-cell table:formula="of:=(ABS([.C209]-[.$O$2]))/[.C209]" office:value-type="float" office:value="3.7710800473908">
            <text:p>3.771</text:p>
          </table:table-cell>
          <table:table-cell office:value-type="float" office:value="9.33015294598641">
            <text:p>9.33</text:p>
          </table:table-cell>
          <table:table-cell office:value-type="float" office:value="13.9368978805395">
            <text:p>13.94</text:p>
          </table:table-cell>
          <table:table-cell office:value-type="float" office:value="28.1746663031649">
            <text:p>28.17</text:p>
          </table:table-cell>
          <table:table-cell office:value-type="float" office:value="365119.307518081">
            <text:p>365119</text:p>
          </table:table-cell>
          <table:table-cell office:value-type="float" office:value="0.0837379414340957">
            <text:p>0.084</text:p>
          </table:table-cell>
          <table:table-cell office:value-type="float" office:value="58.9053084013725">
            <text:p>58.91</text:p>
          </table:table-cell>
          <table:table-cell table:number-columns-repeated="5"/>
        </table:table-row>
        <table:table-row table:style-name="ro1">
          <table:table-cell office:value-type="string">
            <text:p>20231020T143117p215969</text:p>
          </table:table-cell>
          <table:table-cell table:formula="of:=1/([.D210]*0.7+[.E210]/100*0.3)" office:value-type="float" office:value="0.121720691803848">
            <text:p>0.12</text:p>
          </table:table-cell>
          <table:table-cell office:value-type="float" office:value="197.939244453224">
            <text:p>198</text:p>
          </table:table-cell>
          <table:table-cell table:formula="of:=(ABS([.C210]-[.$O$2]))/[.C210]" office:value-type="float" office:value="11.5139408652505">
            <text:p>11.514</text:p>
          </table:table-cell>
          <table:table-cell office:value-type="float" office:value="51.9238114303394">
            <text:p>51.92</text:p>
          </table:table-cell>
          <table:table-cell office:value-type="float" office:value="11.9794563187383">
            <text:p>11.98</text:p>
          </table:table-cell>
          <table:table-cell office:value-type="float" office:value="20.6302975170088">
            <text:p>20.63</text:p>
          </table:table-cell>
          <table:table-cell office:value-type="float" office:value="269332.982598068">
            <text:p>269333</text:p>
          </table:table-cell>
          <table:table-cell office:value-type="float" office:value="0.38635722438465">
            <text:p>0.386</text:p>
          </table:table-cell>
          <table:table-cell office:value-type="float" office:value="95.0885543382069">
            <text:p>95.09</text:p>
          </table:table-cell>
          <table:table-cell table:number-columns-repeated="5"/>
        </table:table-row>
        <table:table-row table:style-name="ro1">
          <table:table-cell office:value-type="string">
            <text:p>20231020T143132p216204</text:p>
          </table:table-cell>
          <table:table-cell table:formula="of:=1/([.D211]*0.7+[.E211]/100*0.3)" office:value-type="float" office:value="0.244087561008719">
            <text:p>0.24</text:p>
          </table:table-cell>
          <table:table-cell office:value-type="float" office:value="374.039281463901">
            <text:p>374</text:p>
          </table:table-cell>
          <table:table-cell table:formula="of:=(ABS([.C211]-[.$O$2]))/[.C211]" office:value-type="float" office:value="5.62229910801243">
            <text:p>5.622</text:p>
          </table:table-cell>
          <table:table-cell office:value-type="float" office:value="53.7603613254428">
            <text:p>53.76</text:p>
          </table:table-cell>
          <table:table-cell office:value-type="float" office:value="14.3746387283237">
            <text:p>14.37</text:p>
          </table:table-cell>
          <table:table-cell office:value-type="float" office:value="20.7177456516805">
            <text:p>20.72</text:p>
          </table:table-cell>
          <table:table-cell office:value-type="float" office:value="363859.620824415">
            <text:p>363860</text:p>
          </table:table-cell>
          <table:table-cell office:value-type="float" office:value="0.0899947218588974">
            <text:p>0.090</text:p>
          </table:table-cell>
          <table:table-cell office:value-type="float" office:value="73.9772084598006">
            <text:p>73.98</text:p>
          </table:table-cell>
          <table:table-cell table:number-columns-repeated="5"/>
        </table:table-row>
        <table:table-row table:style-name="ro1">
          <table:table-cell office:value-type="string">
            <text:p>20231020T143111p215878</text:p>
          </table:table-cell>
          <table:table-cell table:formula="of:=1/([.D212]*0.7+[.E212]/100*0.3)" office:value-type="float" office:value="0.347824907254791">
            <text:p>0.35</text:p>
          </table:table-cell>
          <table:table-cell office:value-type="float" office:value="513.631230772864">
            <text:p>514</text:p>
          </table:table-cell>
          <table:table-cell table:formula="of:=(ABS([.C212]-[.$O$2]))/[.C212]" office:value-type="float" office:value="3.82252606850414">
            <text:p>3.823</text:p>
          </table:table-cell>
          <table:table-cell office:value-type="float" office:value="66.4138343507643">
            <text:p>66.41</text:p>
          </table:table-cell>
          <table:table-cell office:value-type="float" office:value="4.67708649468892">
            <text:p>4.68</text:p>
          </table:table-cell>
          <table:table-cell office:value-type="float" office:value="22.7122679097421">
            <text:p>22.71</text:p>
          </table:table-cell>
          <table:table-cell office:value-type="float" office:value="305015.199366277">
            <text:p>305015</text:p>
          </table:table-cell>
          <table:table-cell office:value-type="float" office:value="0.0613811080718022">
            <text:p>0.061</text:p>
          </table:table-cell>
          <table:table-cell office:value-type="float" office:value="94.6759305960488">
            <text:p>94.68</text:p>
          </table:table-cell>
          <table:table-cell table:number-columns-repeated="5"/>
        </table:table-row>
        <table:table-row table:style-name="ro1">
          <table:table-cell office:value-type="string">
            <text:p>20231020T143108p215832</text:p>
          </table:table-cell>
          <table:table-cell table:formula="of:=1/([.D213]*0.7+[.E213]/100*0.3)" office:value-type="float" office:value="0.539992303201065">
            <text:p>0.54</text:p>
          </table:table-cell>
          <table:table-cell office:value-type="float" office:value="712.140117869715">
            <text:p>712</text:p>
          </table:table-cell>
          <table:table-cell table:formula="of:=(ABS([.C213]-[.$O$2]))/[.C213]" office:value-type="float" office:value="2.47824808326999">
            <text:p>2.478</text:p>
          </table:table-cell>
          <table:table-cell office:value-type="float" office:value="39.0348629990533">
            <text:p>39.03</text:p>
          </table:table-cell>
          <table:table-cell office:value-type="float" office:value="18.6763005780347">
            <text:p>18.68</text:p>
          </table:table-cell>
          <table:table-cell office:value-type="float" office:value="31.5492843241057">
            <text:p>31.55</text:p>
          </table:table-cell>
          <table:table-cell office:value-type="float" office:value="380892.341565636">
            <text:p>380892</text:p>
          </table:table-cell>
          <table:table-cell office:value-type="float" office:value="0.0237344387663455">
            <text:p>0.024</text:p>
          </table:table-cell>
          <table:table-cell office:value-type="float" office:value="15.8756295588856">
            <text:p>15.88</text:p>
          </table:table-cell>
          <table:table-cell table:number-columns-repeated="5"/>
        </table:table-row>
        <table:table-row table:style-name="ro1">
          <table:table-cell office:value-type="string">
            <text:p>20231020T143241p217624</text:p>
          </table:table-cell>
          <table:table-cell table:formula="of:=1/([.D214]*0.7+[.E214]/100*0.3)" office:value-type="float" office:value="1.25583388130057">
            <text:p>1.26</text:p>
          </table:table-cell>
          <table:table-cell office:value-type="float" office:value="1280.41139898985">
            <text:p>1280</text:p>
          </table:table-cell>
          <table:table-cell table:formula="of:=(ABS([.C214]-[.$O$2]))/[.C214]" office:value-type="float" office:value="0.934534480053965">
            <text:p>0.935</text:p>
          </table:table-cell>
          <table:table-cell office:value-type="float" office:value="47.3698414922006">
            <text:p>47.37</text:p>
          </table:table-cell>
          <table:table-cell office:value-type="float" office:value="17.7188102119461">
            <text:p>17.72</text:p>
          </table:table-cell>
          <table:table-cell office:value-type="float" office:value="38.1176237076901">
            <text:p>38.12</text:p>
          </table:table-cell>
          <table:table-cell office:value-type="float" office:value="253996.241807893">
            <text:p>253996</text:p>
          </table:table-cell>
          <table:table-cell office:value-type="float" office:value="0.16330769601675">
            <text:p>0.163</text:p>
          </table:table-cell>
          <table:table-cell office:value-type="float" office:value="1.48713797131436">
            <text:p>1.49</text:p>
          </table:table-cell>
          <table:table-cell table:number-columns-repeated="5"/>
        </table:table-row>
        <table:table-row table:style-name="ro1">
          <table:table-cell office:value-type="string">
            <text:p>20231020T143141p216351</text:p>
          </table:table-cell>
          <table:table-cell table:formula="of:=1/([.D215]*0.7+[.E215]/100*0.3)" office:value-type="float" office:value="0.845425956788784">
            <text:p>0.85</text:p>
          </table:table-cell>
          <table:table-cell office:value-type="float" office:value="997.576990612361">
            <text:p>998</text:p>
          </table:table-cell>
          <table:table-cell table:formula="of:=(ABS([.C215]-[.$O$2]))/[.C215]" office:value-type="float" office:value="1.48301637197897">
            <text:p>1.483</text:p>
          </table:table-cell>
          <table:table-cell office:value-type="float" office:value="48.241411865768">
            <text:p>48.24</text:p>
          </table:table-cell>
          <table:table-cell office:value-type="float" office:value="14.1361994219653">
            <text:p>14.14</text:p>
          </table:table-cell>
          <table:table-cell office:value-type="float" office:value="34.3492889162735">
            <text:p>34.35</text:p>
          </table:table-cell>
          <table:table-cell office:value-type="float" office:value="373999.662197958">
            <text:p>374000</text:p>
          </table:table-cell>
          <table:table-cell office:value-type="float" office:value="0.279918560578132">
            <text:p>0.280</text:p>
          </table:table-cell>
          <table:table-cell office:value-type="float" office:value="96.4850914423985">
            <text:p>96.49</text:p>
          </table:table-cell>
          <table:table-cell table:number-columns-repeated="5"/>
        </table:table-row>
        <table:table-row table:style-name="ro1">
          <table:table-cell office:value-type="string">
            <text:p>20231020T143223p217233</text:p>
          </table:table-cell>
          <table:table-cell table:formula="of:=1/([.D216]*0.7+[.E216]/100*0.3)" office:value-type="float" office:value="0.656407853699846">
            <text:p>0.66</text:p>
          </table:table-cell>
          <table:table-cell office:value-type="float" office:value="853.750531140317">
            <text:p>854</text:p>
          </table:table-cell>
          <table:table-cell table:formula="of:=(ABS([.C216]-[.$O$2]))/[.C216]" office:value-type="float" office:value="1.90131591097411">
            <text:p>1.901</text:p>
          </table:table-cell>
          <table:table-cell office:value-type="float" office:value="64.173979565794">
            <text:p>64.17</text:p>
          </table:table-cell>
          <table:table-cell office:value-type="float" office:value="17.6063342967245">
            <text:p>17.61</text:p>
          </table:table-cell>
          <table:table-cell office:value-type="float" office:value="37.9887338526253">
            <text:p>37.99</text:p>
          </table:table-cell>
          <table:table-cell office:value-type="float" office:value="246062.599002293">
            <text:p>246063</text:p>
          </table:table-cell>
          <table:table-cell office:value-type="float" office:value="0.0576615994995746">
            <text:p>0.058</text:p>
          </table:table-cell>
          <table:table-cell office:value-type="float" office:value="6.5912040051088">
            <text:p>6.59</text:p>
          </table:table-cell>
          <table:table-cell table:number-columns-repeated="5"/>
        </table:table-row>
        <table:table-row table:style-name="ro1">
          <table:table-cell office:value-type="string">
            <text:p>20231020T143247p217730</text:p>
          </table:table-cell>
          <table:table-cell table:formula="of:=1/([.D217]*0.7+[.E217]/100*0.3)" office:value-type="float" office:value="1.67633176267007">
            <text:p>1.68</text:p>
          </table:table-cell>
          <table:table-cell office:value-type="float" office:value="1741.58877274848">
            <text:p>1742</text:p>
          </table:table-cell>
          <table:table-cell table:formula="of:=(ABS([.C217]-[.$O$2]))/[.C217]" office:value-type="float" office:value="0.422264565986455">
            <text:p>0.422</text:p>
          </table:table-cell>
          <table:table-cell office:value-type="float" office:value="100.31847678473">
            <text:p>100.32</text:p>
          </table:table-cell>
          <table:table-cell office:value-type="float" office:value="7.61065231026552">
            <text:p>7.61</text:p>
          </table:table-cell>
          <table:table-cell office:value-type="float" office:value="25.4122068100821">
            <text:p>25.41</text:p>
          </table:table-cell>
          <table:table-cell office:value-type="float" office:value="321679.823830266">
            <text:p>321680</text:p>
          </table:table-cell>
          <table:table-cell office:value-type="float" office:value="0.318756450111587">
            <text:p>0.319</text:p>
          </table:table-cell>
          <table:table-cell office:value-type="float" office:value="1.73178363255185">
            <text:p>1.73</text:p>
          </table:table-cell>
          <table:table-cell table:number-columns-repeated="5"/>
        </table:table-row>
        <table:table-row table:style-name="ro1">
          <table:table-cell office:value-type="string">
            <text:p>20231020T143159p216688</text:p>
          </table:table-cell>
          <table:table-cell table:formula="of:=1/([.D218]*0.7+[.E218]/100*0.3)" office:value-type="float" office:value="1.15281135977437">
            <text:p>1.15</text:p>
          </table:table-cell>
          <table:table-cell office:value-type="float" office:value="1189.77527883606">
            <text:p>1190</text:p>
          </table:table-cell>
          <table:table-cell table:formula="of:=(ABS([.C218]-[.$O$2]))/[.C218]" office:value-type="float" office:value="1.08190575486088">
            <text:p>1.082</text:p>
          </table:table-cell>
          <table:table-cell office:value-type="float" office:value="36.703527088371">
            <text:p>36.70</text:p>
          </table:table-cell>
          <table:table-cell office:value-type="float" office:value="17.0351637764933">
            <text:p>17.04</text:p>
          </table:table-cell>
          <table:table-cell office:value-type="float" office:value="37.9537478356408">
            <text:p>37.95</text:p>
          </table:table-cell>
          <table:table-cell office:value-type="float" office:value="315696.085687803">
            <text:p>315696</text:p>
          </table:table-cell>
          <table:table-cell office:value-type="float" office:value="0.255489428194188">
            <text:p>0.255</text:p>
          </table:table-cell>
          <table:table-cell office:value-type="float" office:value="5.37545810316167">
            <text:p>5.38</text:p>
          </table:table-cell>
          <table:table-cell table:number-columns-repeated="5"/>
        </table:table-row>
        <table:table-row table:style-name="ro1">
          <table:table-cell office:value-type="string">
            <text:p>20231020T143138p216299</text:p>
          </table:table-cell>
          <table:table-cell table:formula="of:=1/([.D219]*0.7+[.E219]/100*0.3)" office:value-type="float" office:value="0.412294639011094">
            <text:p>0.41</text:p>
          </table:table-cell>
          <table:table-cell office:value-type="float" office:value="589.728722412946">
            <text:p>590</text:p>
          </table:table-cell>
          <table:table-cell table:formula="of:=(ABS([.C219]-[.$O$2]))/[.C219]" office:value-type="float" office:value="3.20023632199065">
            <text:p>3.200</text:p>
          </table:table-cell>
          <table:table-cell office:value-type="float" office:value="61.7614988442085">
            <text:p>61.76</text:p>
          </table:table-cell>
          <table:table-cell office:value-type="float" office:value="7.84159765174547">
            <text:p>7.84</text:p>
          </table:table-cell>
          <table:table-cell office:value-type="float" office:value="20.9392773200155">
            <text:p>20.94</text:p>
          </table:table-cell>
          <table:table-cell office:value-type="float" office:value="270969.289390763">
            <text:p>270969</text:p>
          </table:table-cell>
          <table:table-cell office:value-type="float" office:value="0.204394753005696">
            <text:p>0.204</text:p>
          </table:table-cell>
          <table:table-cell office:value-type="float" office:value="6.43530343082356">
            <text:p>6.44</text:p>
          </table:table-cell>
          <table:table-cell table:number-columns-repeated="5"/>
        </table:table-row>
        <table:table-row table:style-name="ro1">
          <table:table-cell office:value-type="string">
            <text:p>20231020T143250p217798</text:p>
          </table:table-cell>
          <table:table-cell table:formula="of:=1/([.D220]*0.7+[.E220]/100*0.3)" office:value-type="float" office:value="0.630157787827269">
            <text:p>0.63</text:p>
          </table:table-cell>
          <table:table-cell office:value-type="float" office:value="959.853033460217">
            <text:p>960</text:p>
          </table:table-cell>
          <table:table-cell table:formula="of:=(ABS([.C220]-[.$O$2]))/[.C220]" office:value-type="float" office:value="1.58060339828333">
            <text:p>1.581</text:p>
          </table:table-cell>
          <table:table-cell office:value-type="float" office:value="160.160585820797">
            <text:p>160.16</text:p>
          </table:table-cell>
          <table:table-cell office:value-type="float" office:value="10.3914980732177">
            <text:p>10.39</text:p>
          </table:table-cell>
          <table:table-cell office:value-type="float" office:value="14.018104542968">
            <text:p>14.02</text:p>
          </table:table-cell>
          <table:table-cell office:value-type="float" office:value="359369.641266619">
            <text:p>359370</text:p>
          </table:table-cell>
          <table:table-cell office:value-type="float" office:value="0.110797490393094">
            <text:p>0.111</text:p>
          </table:table-cell>
          <table:table-cell office:value-type="float" office:value="98.3031438246962">
            <text:p>98.30</text:p>
          </table:table-cell>
          <table:table-cell table:number-columns-repeated="5"/>
        </table:table-row>
        <table:table-row table:style-name="ro1">
          <table:table-cell office:value-type="string">
            <text:p>20231020T143205p216814</text:p>
          </table:table-cell>
          <table:table-cell table:formula="of:=1/([.D221]*0.7+[.E221]/100*0.3)" office:value-type="float" office:value="0.939798585068834">
            <text:p>0.94</text:p>
          </table:table-cell>
          <table:table-cell office:value-type="float" office:value="1044.27540894903">
            <text:p>1044</text:p>
          </table:table-cell>
          <table:table-cell table:formula="of:=(ABS([.C221]-[.$O$2]))/[.C221]" office:value-type="float" office:value="1.37197963178399">
            <text:p>1.372</text:p>
          </table:table-cell>
          <table:table-cell office:value-type="float" office:value="34.5573473090385">
            <text:p>34.56</text:p>
          </table:table-cell>
          <table:table-cell office:value-type="float" office:value="20.1671483622351">
            <text:p>20.17</text:p>
          </table:table-cell>
          <table:table-cell office:value-type="float" office:value="21.2596330752503">
            <text:p>21.26</text:p>
          </table:table-cell>
          <table:table-cell office:value-type="float" office:value="205359.373708593">
            <text:p>205359</text:p>
          </table:table-cell>
          <table:table-cell office:value-type="float" office:value="0.0701746568432976">
            <text:p>0.070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20T143126p216098</text:p>
          </table:table-cell>
          <table:table-cell table:formula="of:=1/([.D222]*0.7+[.E222]/100*0.3)" office:value-type="float" office:value="0.60180926541258">
            <text:p>0.60</text:p>
          </table:table-cell>
          <table:table-cell office:value-type="float" office:value="772.306474807002">
            <text:p>772</text:p>
          </table:table-cell>
          <table:table-cell table:formula="of:=(ABS([.C222]-[.$O$2]))/[.C222]" office:value-type="float" office:value="2.20727597242921">
            <text:p>2.207</text:p>
          </table:table-cell>
          <table:table-cell office:value-type="float" office:value="38.8542859896465">
            <text:p>38.85</text:p>
          </table:table-cell>
          <table:table-cell office:value-type="float" office:value="7.81114421619361">
            <text:p>7.81</text:p>
          </table:table-cell>
          <table:table-cell office:value-type="float" office:value="12.1512968662505">
            <text:p>12.15</text:p>
          </table:table-cell>
          <table:table-cell office:value-type="float" office:value="381820.529738172">
            <text:p>381821</text:p>
          </table:table-cell>
          <table:table-cell office:value-type="float" office:value="0.182573127994977">
            <text:p>0.183</text:p>
          </table:table-cell>
          <table:table-cell office:value-type="float" office:value="6.5912040051088">
            <text:p>6.59</text:p>
          </table:table-cell>
          <table:table-cell table:number-columns-repeated="5"/>
        </table:table-row>
        <table:table-row table:style-name="ro1">
          <table:table-cell office:value-type="string">
            <text:p>20231020T143254p217870</text:p>
          </table:table-cell>
          <table:table-cell table:formula="of:=1/([.D223]*0.7+[.E223]/100*0.3)" office:value-type="float" office:value="0.913422660981384">
            <text:p>0.91</text:p>
          </table:table-cell>
          <table:table-cell office:value-type="float" office:value="1236.37404068877">
            <text:p>1236</text:p>
          </table:table-cell>
          <table:table-cell table:formula="of:=(ABS([.C223]-[.$O$2]))/[.C223]" office:value-type="float" office:value="1.00343902288671">
            <text:p>1.003</text:p>
          </table:table-cell>
          <table:table-cell office:value-type="float" office:value="130.792040245098">
            <text:p>130.79</text:p>
          </table:table-cell>
          <table:table-cell office:value-type="float" office:value="10.4583333333333">
            <text:p>10.46</text:p>
          </table:table-cell>
          <table:table-cell office:value-type="float" office:value="14.018104542968">
            <text:p>14.02</text:p>
          </table:table-cell>
          <table:table-cell office:value-type="float" office:value="359369.641266619">
            <text:p>359370</text:p>
          </table:table-cell>
          <table:table-cell office:value-type="float" office:value="0.110797490393094">
            <text:p>0.111</text:p>
          </table:table-cell>
          <table:table-cell office:value-type="float" office:value="98.3031438246962">
            <text:p>98.30</text:p>
          </table:table-cell>
          <table:table-cell table:number-columns-repeated="5"/>
        </table:table-row>
        <table:table-row table:style-name="ro1">
          <table:table-cell office:value-type="string">
            <text:p>20231020T143202p216786</text:p>
          </table:table-cell>
          <table:table-cell table:formula="of:=1/([.D224]*0.7+[.E224]/100*0.3)" office:value-type="float" office:value="0.408525453984574">
            <text:p>0.41</text:p>
          </table:table-cell>
          <table:table-cell office:value-type="float" office:value="565.746165556787">
            <text:p>566</text:p>
          </table:table-cell>
          <table:table-cell table:formula="of:=(ABS([.C224]-[.$O$2]))/[.C224]" office:value-type="float" office:value="3.37828862271161">
            <text:p>3.378</text:p>
          </table:table-cell>
          <table:table-cell office:value-type="float" office:value="27.6752846693317">
            <text:p>27.68</text:p>
          </table:table-cell>
          <table:table-cell office:value-type="float" office:value="14.8294797687861">
            <text:p>14.83</text:p>
          </table:table-cell>
          <table:table-cell office:value-type="float" office:value="39.6940067840922">
            <text:p>39.69</text:p>
          </table:table-cell>
          <table:table-cell office:value-type="float" office:value="282933.422477624">
            <text:p>282933</text:p>
          </table:table-cell>
          <table:table-cell office:value-type="float" office:value="0.0899947218588974">
            <text:p>0.090</text:p>
          </table:table-cell>
          <table:table-cell office:value-type="float" office:value="96.9342877078192">
            <text:p>96.93</text:p>
          </table:table-cell>
          <table:table-cell table:number-columns-repeated="5"/>
        </table:table-row>
        <table:table-row table:style-name="ro1">
          <table:table-cell office:value-type="string">
            <text:p>20231020T231214p261933</text:p>
          </table:table-cell>
          <table:table-cell table:formula="of:=1/([.D225]*0.7+[.E225]/100*0.3)" office:value-type="float" office:value="0.306210403674678">
            <text:p>0.31</text:p>
          </table:table-cell>
          <table:table-cell office:value-type="float" office:value="466.780109219071">
            <text:p>467</text:p>
          </table:table-cell>
          <table:table-cell table:formula="of:=(ABS([.C225]-[.$O$2]))/[.C225]" office:value-type="float" office:value="4.30656716316394">
            <text:p>4.307</text:p>
          </table:table-cell>
          <table:table-cell office:value-type="float" office:value="83.7104492401208">
            <text:p>83.71</text:p>
          </table:table-cell>
          <table:table-cell office:value-type="float" office:value="10.5404624277457">
            <text:p>10.54</text:p>
          </table:table-cell>
          <table:table-cell office:value-type="float" office:value="38.8031599452366">
            <text:p>38.80</text:p>
          </table:table-cell>
          <table:table-cell office:value-type="float" office:value="205904.872241929">
            <text:p>205905</text:p>
          </table:table-cell>
          <table:table-cell office:value-type="float" office:value="0.131548417204532">
            <text:p>0.132</text:p>
          </table:table-cell>
          <table:table-cell office:value-type="float" office:value="58.9053084013725">
            <text:p>58.91</text:p>
          </table:table-cell>
          <table:table-cell table:number-columns-repeated="5"/>
        </table:table-row>
        <table:table-row table:style-name="ro1">
          <table:table-cell office:value-type="string">
            <text:p>20231020T231156p261666</text:p>
          </table:table-cell>
          <table:table-cell table:formula="of:=1/([.D226]*0.7+[.E226]/100*0.3)" office:value-type="float" office:value="0.486320790752443">
            <text:p>0.49</text:p>
          </table:table-cell>
          <table:table-cell office:value-type="float" office:value="694.758752645693">
            <text:p>695</text:p>
          </table:table-cell>
          <table:table-cell table:formula="of:=(ABS([.C226]-[.$O$2]))/[.C226]" office:value-type="float" office:value="2.56526634686846">
            <text:p>2.565</text:p>
          </table:table-cell>
          <table:table-cell office:value-type="float" office:value="86.8564889676657">
            <text:p>86.86</text:p>
          </table:table-cell>
          <table:table-cell office:value-type="float" office:value="10.3205684007707">
            <text:p>10.32</text:p>
          </table:table-cell>
          <table:table-cell office:value-type="float" office:value="19.9035840650468">
            <text:p>19.90</text:p>
          </table:table-cell>
          <table:table-cell office:value-type="float" office:value="281846.567295277">
            <text:p>281847</text:p>
          </table:table-cell>
          <table:table-cell office:value-type="float" office:value="0.255489428194188">
            <text:p>0.255</text:p>
          </table:table-cell>
          <table:table-cell office:value-type="float" office:value="76.5373808047575">
            <text:p>76.54</text:p>
          </table:table-cell>
          <table:table-cell table:number-columns-repeated="5"/>
        </table:table-row>
        <table:table-row table:style-name="ro1">
          <table:table-cell office:value-type="string">
            <text:p>20231020T231217p261973</text:p>
          </table:table-cell>
          <table:table-cell table:formula="of:=1/([.D227]*0.7+[.E227]/100*0.3)" office:value-type="float" office:value="0.294419147297523">
            <text:p>0.29</text:p>
          </table:table-cell>
          <table:table-cell office:value-type="float" office:value="442.000097901636">
            <text:p>442</text:p>
          </table:table-cell>
          <table:table-cell table:formula="of:=(ABS([.C227]-[.$O$2]))/[.C227]" office:value-type="float" office:value="4.60407115690558">
            <text:p>4.604</text:p>
          </table:table-cell>
          <table:table-cell office:value-type="float" office:value="57.8894721918864">
            <text:p>57.89</text:p>
          </table:table-cell>
          <table:table-cell office:value-type="float" office:value="4.38884953961348">
            <text:p>4.39</text:p>
          </table:table-cell>
          <table:table-cell office:value-type="float" office:value="29.4294734358787">
            <text:p>29.43</text:p>
          </table:table-cell>
          <table:table-cell office:value-type="float" office:value="265554.115379458">
            <text:p>265554</text:p>
          </table:table-cell>
          <table:table-cell office:value-type="float" office:value="0.188108566822325">
            <text:p>0.188</text:p>
          </table:table-cell>
          <table:table-cell office:value-type="float" office:value="63.3854666224142">
            <text:p>63.39</text:p>
          </table:table-cell>
          <table:table-cell table:number-columns-repeated="5"/>
        </table:table-row>
        <table:table-row table:style-name="ro1">
          <table:table-cell office:value-type="string">
            <text:p>20231020T231208p261835</text:p>
          </table:table-cell>
          <table:table-cell table:formula="of:=1/([.D228]*0.7+[.E228]/100*0.3)" office:value-type="float" office:value="0.283783405520963">
            <text:p>0.28</text:p>
          </table:table-cell>
          <table:table-cell office:value-type="float" office:value="440.890514603862">
            <text:p>441</text:p>
          </table:table-cell>
          <table:table-cell table:formula="of:=(ABS([.C228]-[.$O$2]))/[.C228]" office:value-type="float" office:value="4.61817484829669">
            <text:p>4.618</text:p>
          </table:table-cell>
          <table:table-cell office:value-type="float" office:value="97.0306089953009">
            <text:p>97.03</text:p>
          </table:table-cell>
          <table:table-cell office:value-type="float" office:value="10.3945086705202">
            <text:p>10.39</text:p>
          </table:table-cell>
          <table:table-cell office:value-type="float" office:value="29.6279505169405">
            <text:p>29.63</text:p>
          </table:table-cell>
          <table:table-cell office:value-type="float" office:value="354068.970822866">
            <text:p>354069</text:p>
          </table:table-cell>
          <table:table-cell office:value-type="float" office:value="0.175231998978682">
            <text:p>0.175</text:p>
          </table:table-cell>
          <table:table-cell office:value-type="float" office:value="67.5869552974959">
            <text:p>67.59</text:p>
          </table:table-cell>
          <table:table-cell table:number-columns-repeated="5"/>
        </table:table-row>
        <table:table-row table:style-name="ro1">
          <table:table-cell office:value-type="string">
            <text:p>20231020T231250p262628</text:p>
          </table:table-cell>
          <table:table-cell table:formula="of:=1/([.D229]*0.7+[.E229]/100*0.3)" office:value-type="float" office:value="0.814649987531168">
            <text:p>0.81</text:p>
          </table:table-cell>
          <table:table-cell office:value-type="float" office:value="1007.17918840421">
            <text:p>1007</text:p>
          </table:table-cell>
          <table:table-cell table:formula="of:=(ABS([.C229]-[.$O$2]))/[.C229]" office:value-type="float" office:value="1.45934390674275">
            <text:p>1.459</text:p>
          </table:table-cell>
          <table:table-cell office:value-type="float" office:value="68.6601017885668">
            <text:p>68.66</text:p>
          </table:table-cell>
          <table:table-cell office:value-type="float" office:value="8.16048764195057">
            <text:p>8.16</text:p>
          </table:table-cell>
          <table:table-cell office:value-type="float" office:value="25.3989466149743">
            <text:p>25.40</text:p>
          </table:table-cell>
          <table:table-cell office:value-type="float" office:value="334838.399951446">
            <text:p>334838</text:p>
          </table:table-cell>
          <table:table-cell office:value-type="float" office:value="0.344738248109318">
            <text:p>0.345</text:p>
          </table:table-cell>
          <table:table-cell office:value-type="float" office:value="88.53498340676">
            <text:p>88.53</text:p>
          </table:table-cell>
          <table:table-cell table:number-columns-repeated="5"/>
        </table:table-row>
        <table:table-row table:style-name="ro1">
          <table:table-cell office:value-type="string">
            <text:p>20231020T231232p262242</text:p>
          </table:table-cell>
          <table:table-cell table:formula="of:=1/([.D230]*0.7+[.E230]/100*0.3)" office:value-type="float" office:value="0.292574884149721">
            <text:p>0.29</text:p>
          </table:table-cell>
          <table:table-cell office:value-type="float" office:value="442.421965079566">
            <text:p>442</text:p>
          </table:table-cell>
          <table:table-cell table:formula="of:=(ABS([.C230]-[.$O$2]))/[.C230]" office:value-type="float" office:value="4.59872744915486">
            <text:p>4.599</text:p>
          </table:table-cell>
          <table:table-cell office:value-type="float" office:value="66.2730554130471">
            <text:p>66.27</text:p>
          </table:table-cell>
          <table:table-cell office:value-type="float" office:value="6.24727741935484">
            <text:p>6.25</text:p>
          </table:table-cell>
          <table:table-cell office:value-type="float" office:value="38.1176237076901">
            <text:p>38.12</text:p>
          </table:table-cell>
          <table:table-cell office:value-type="float" office:value="299653.050259737">
            <text:p>299653</text:p>
          </table:table-cell>
          <table:table-cell office:value-type="float" office:value="0.389968305796385">
            <text:p>0.390</text:p>
          </table:table-cell>
          <table:table-cell office:value-type="float" office:value="38.2524818428859">
            <text:p>38.25</text:p>
          </table:table-cell>
          <table:table-cell table:number-columns-repeated="5"/>
        </table:table-row>
        <table:table-row table:style-name="ro1">
          <table:table-cell office:value-type="string">
            <text:p>20231020T231244p262507</text:p>
          </table:table-cell>
          <table:table-cell table:formula="of:=1/([.D231]*0.7+[.E231]/100*0.3)" office:value-type="float" office:value="0.305010453410171">
            <text:p>0.31</text:p>
          </table:table-cell>
          <table:table-cell office:value-type="float" office:value="458.54758446721">
            <text:p>459</text:p>
          </table:table-cell>
          <table:table-cell table:formula="of:=(ABS([.C231]-[.$O$2]))/[.C231]" office:value-type="float" office:value="4.4018385090351">
            <text:p>4.402</text:p>
          </table:table-cell>
          <table:table-cell office:value-type="float" office:value="65.7630666881615">
            <text:p>65.76</text:p>
          </table:table-cell>
          <table:table-cell office:value-type="float" office:value="4.70186178285946">
            <text:p>4.70</text:p>
          </table:table-cell>
          <table:table-cell office:value-type="float" office:value="22.7068096764884">
            <text:p>22.71</text:p>
          </table:table-cell>
          <table:table-cell office:value-type="float" office:value="373999.662197958">
            <text:p>374000</text:p>
          </table:table-cell>
          <table:table-cell office:value-type="float" office:value="0.0102318448486283">
            <text:p>0.010</text:p>
          </table:table-cell>
          <table:table-cell office:value-type="float" office:value="59.3958429851703">
            <text:p>59.40</text:p>
          </table:table-cell>
          <table:table-cell table:number-columns-repeated="5"/>
        </table:table-row>
        <table:table-row table:style-name="ro1">
          <table:table-cell office:value-type="string">
            <text:p>20231020T231323p263341</text:p>
          </table:table-cell>
          <table:table-cell table:formula="of:=1/([.D232]*0.7+[.E232]/100*0.3)" office:value-type="float" office:value="0.334811112302078">
            <text:p>0.33</text:p>
          </table:table-cell>
          <table:table-cell office:value-type="float" office:value="484.177524899279">
            <text:p>484</text:p>
          </table:table-cell>
          <table:table-cell table:formula="of:=(ABS([.C232]-[.$O$2]))/[.C232]" office:value-type="float" office:value="4.1158921523986">
            <text:p>4.116</text:p>
          </table:table-cell>
          <table:table-cell office:value-type="float" office:value="35.2113952598954">
            <text:p>35.21</text:p>
          </table:table-cell>
          <table:table-cell office:value-type="float" office:value="6.06990786528551">
            <text:p>6.07</text:p>
          </table:table-cell>
          <table:table-cell office:value-type="float" office:value="17.0903891633944">
            <text:p>17.09</text:p>
          </table:table-cell>
          <table:table-cell office:value-type="float" office:value="264988.123354912">
            <text:p>264988</text:p>
          </table:table-cell>
          <table:table-cell office:value-type="float" office:value="0.255489428194188">
            <text:p>0.255</text:p>
          </table:table-cell>
          <table:table-cell office:value-type="float" office:value="34.3978492901911">
            <text:p>34.40</text:p>
          </table:table-cell>
          <table:table-cell table:number-columns-repeated="5"/>
        </table:table-row>
        <table:table-row table:style-name="ro1">
          <table:table-cell office:value-type="string">
            <text:p>20231020T231229p262194</text:p>
          </table:table-cell>
          <table:table-cell table:formula="of:=1/([.D233]*0.7+[.E233]/100*0.3)" office:value-type="float" office:value="0.354542385787357">
            <text:p>0.35</text:p>
          </table:table-cell>
          <table:table-cell office:value-type="float" office:value="515.699279516183">
            <text:p>516</text:p>
          </table:table-cell>
          <table:table-cell table:formula="of:=(ABS([.C233]-[.$O$2]))/[.C233]" office:value-type="float" office:value="3.80318685402055">
            <text:p>3.803</text:p>
          </table:table-cell>
          <table:table-cell office:value-type="float" office:value="52.7688119260784">
            <text:p>52.77</text:p>
          </table:table-cell>
          <table:table-cell office:value-type="float" office:value="14.8782514450867">
            <text:p>14.88</text:p>
          </table:table-cell>
          <table:table-cell office:value-type="float" office:value="38.1176237076901">
            <text:p>38.12</text:p>
          </table:table-cell>
          <table:table-cell office:value-type="float" office:value="397549.265089535">
            <text:p>397549</text:p>
          </table:table-cell>
          <table:table-cell office:value-type="float" office:value="0.2581554415449">
            <text:p>0.258</text:p>
          </table:table-cell>
          <table:table-cell office:value-type="float" office:value="44.6347313154586">
            <text:p>44.63</text:p>
          </table:table-cell>
          <table:table-cell table:number-columns-repeated="5"/>
        </table:table-row>
        <table:table-row table:style-name="ro1">
          <table:table-cell office:value-type="string">
            <text:p>20231020T231311p263104</text:p>
          </table:table-cell>
          <table:table-cell table:formula="of:=1/([.D234]*0.7+[.E234]/100*0.3)" office:value-type="float" office:value="0.281646533613092">
            <text:p>0.28</text:p>
          </table:table-cell>
          <table:table-cell office:value-type="float" office:value="432.339767037292">
            <text:p>432</text:p>
          </table:table-cell>
          <table:table-cell table:formula="of:=(ABS([.C234]-[.$O$2]))/[.C234]" office:value-type="float" office:value="4.72929022230412">
            <text:p>4.729</text:p>
          </table:table-cell>
          <table:table-cell office:value-type="float" office:value="80.0154965387741">
            <text:p>80.02</text:p>
          </table:table-cell>
          <table:table-cell office:value-type="float" office:value="14.6283100625903">
            <text:p>14.63</text:p>
          </table:table-cell>
          <table:table-cell office:value-type="float" office:value="10.9271622416057">
            <text:p>10.93</text:p>
          </table:table-cell>
          <table:table-cell office:value-type="float" office:value="373999.662197958">
            <text:p>374000</text:p>
          </table:table-cell>
          <table:table-cell office:value-type="float" office:value="0.0178379394873747">
            <text:p>0.018</text:p>
          </table:table-cell>
          <table:table-cell office:value-type="float" office:value="47.918319075439">
            <text:p>47.92</text:p>
          </table:table-cell>
          <table:table-cell table:number-columns-repeated="5"/>
        </table:table-row>
        <table:table-row table:style-name="ro1">
          <table:table-cell office:value-type="string">
            <text:p>20231020T231326p263440</text:p>
          </table:table-cell>
          <table:table-cell table:formula="of:=1/([.D235]*0.7+[.E235]/100*0.3)" office:value-type="float" office:value="0.2812501578554">
            <text:p>0.28</text:p>
          </table:table-cell>
          <table:table-cell office:value-type="float" office:value="421.420940452589">
            <text:p>421</text:p>
          </table:table-cell>
          <table:table-cell table:formula="of:=(ABS([.C235]-[.$O$2]))/[.C235]" office:value-type="float" office:value="4.87773354912028">
            <text:p>4.878</text:p>
          </table:table-cell>
          <table:table-cell office:value-type="float" office:value="47.0466918561397">
            <text:p>47.05</text:p>
          </table:table-cell>
          <table:table-cell office:value-type="float" office:value="7.3191346551012">
            <text:p>7.32</text:p>
          </table:table-cell>
          <table:table-cell office:value-type="float" office:value="38.1176237076901">
            <text:p>38.12</text:p>
          </table:table-cell>
          <table:table-cell office:value-type="float" office:value="292459.823502745">
            <text:p>292460</text:p>
          </table:table-cell>
          <table:table-cell office:value-type="float" office:value="0.0934303378319393">
            <text:p>0.093</text:p>
          </table:table-cell>
          <table:table-cell office:value-type="float" office:value="27.9658700646795">
            <text:p>27.97</text:p>
          </table:table-cell>
          <table:table-cell table:number-columns-repeated="5"/>
        </table:table-row>
        <table:table-row table:style-name="ro1">
          <table:table-cell office:value-type="string">
            <text:p>20231020T231247p262575</text:p>
          </table:table-cell>
          <table:table-cell table:formula="of:=1/([.D236]*0.7+[.E236]/100*0.3)" office:value-type="float" office:value="0.469355224700975">
            <text:p>0.47</text:p>
          </table:table-cell>
          <table:table-cell office:value-type="float" office:value="631.378079972298">
            <text:p>631</text:p>
          </table:table-cell>
          <table:table-cell table:formula="of:=(ABS([.C236]-[.$O$2]))/[.C236]" office:value-type="float" office:value="2.92316439004135">
            <text:p>2.923</text:p>
          </table:table-cell>
          <table:table-cell office:value-type="float" office:value="28.122455749235">
            <text:p>28.12</text:p>
          </table:table-cell>
          <table:table-cell office:value-type="float" office:value="5.78500574292576">
            <text:p>5.79</text:p>
          </table:table-cell>
          <table:table-cell office:value-type="float" office:value="31.5159442033666">
            <text:p>31.52</text:p>
          </table:table-cell>
          <table:table-cell office:value-type="float" office:value="260284.344512288">
            <text:p>260284</text:p>
          </table:table-cell>
          <table:table-cell office:value-type="float" office:value="0.0837379414340957">
            <text:p>0.084</text:p>
          </table:table-cell>
          <table:table-cell office:value-type="float" office:value="73.8260458011457">
            <text:p>73.83</text:p>
          </table:table-cell>
          <table:table-cell table:number-columns-repeated="5"/>
        </table:table-row>
        <table:table-row table:style-name="ro1">
          <table:table-cell office:value-type="string">
            <text:p>20231020T231226p262150</text:p>
          </table:table-cell>
          <table:table-cell table:formula="of:=1/([.D237]*0.7+[.E237]/100*0.3)" office:value-type="float" office:value="0.369300267891431">
            <text:p>0.37</text:p>
          </table:table-cell>
          <table:table-cell office:value-type="float" office:value="548.582110861909">
            <text:p>549</text:p>
          </table:table-cell>
          <table:table-cell table:formula="of:=(ABS([.C237]-[.$O$2]))/[.C237]" office:value-type="float" office:value="3.51527665768802">
            <text:p>3.515</text:p>
          </table:table-cell>
          <table:table-cell office:value-type="float" office:value="82.376663794851">
            <text:p>82.38</text:p>
          </table:table-cell>
          <table:table-cell office:value-type="float" office:value="16.888246628131">
            <text:p>16.89</text:p>
          </table:table-cell>
          <table:table-cell office:value-type="float" office:value="37.9537478356408">
            <text:p>37.95</text:p>
          </table:table-cell>
          <table:table-cell office:value-type="float" office:value="251813.704000303">
            <text:p>251814</text:p>
          </table:table-cell>
          <table:table-cell office:value-type="float" office:value="0.312601603036258">
            <text:p>0.313</text:p>
          </table:table-cell>
          <table:table-cell office:value-type="float" office:value="23.3614051376926">
            <text:p>23.36</text:p>
          </table:table-cell>
          <table:table-cell table:number-columns-repeated="5"/>
        </table:table-row>
        <table:table-row table:style-name="ro1">
          <table:table-cell office:value-type="string">
            <text:p>20231020T231238p262365</text:p>
          </table:table-cell>
          <table:table-cell table:formula="of:=1/([.D238]*0.7+[.E238]/100*0.3)" office:value-type="float" office:value="0.332469901024683">
            <text:p>0.33</text:p>
          </table:table-cell>
          <table:table-cell office:value-type="float" office:value="479.998568324753">
            <text:p>480</text:p>
          </table:table-cell>
          <table:table-cell table:formula="of:=(ABS([.C238]-[.$O$2]))/[.C238]" office:value-type="float" office:value="4.16043205846425">
            <text:p>4.160</text:p>
          </table:table-cell>
          <table:table-cell office:value-type="float" office:value="31.8295436808797">
            <text:p>31.83</text:p>
          </table:table-cell>
          <table:table-cell office:value-type="float" office:value="17.3117774566474">
            <text:p>17.31</text:p>
          </table:table-cell>
          <table:table-cell office:value-type="float" office:value="34.3643914837123">
            <text:p>34.36</text:p>
          </table:table-cell>
          <table:table-cell office:value-type="float" office:value="321679.823830266">
            <text:p>321680</text:p>
          </table:table-cell>
          <table:table-cell office:value-type="float" office:value="0.139866415308972">
            <text:p>0.140</text:p>
          </table:table-cell>
          <table:table-cell office:value-type="float" office:value="41.1720529906721">
            <text:p>41.17</text:p>
          </table:table-cell>
          <table:table-cell table:number-columns-repeated="5"/>
        </table:table-row>
        <table:table-row table:style-name="ro1">
          <table:table-cell office:value-type="string">
            <text:p>20231020T231205p261803</text:p>
          </table:table-cell>
          <table:table-cell table:formula="of:=1/([.D239]*0.7+[.E239]/100*0.3)" office:value-type="float" office:value="0.188879441616008">
            <text:p>0.19</text:p>
          </table:table-cell>
          <table:table-cell office:value-type="float" office:value="290.832600313111">
            <text:p>291</text:p>
          </table:table-cell>
          <table:table-cell table:formula="of:=(ABS([.C239]-[.$O$2]))/[.C239]" office:value-type="float" office:value="7.51692691030255">
            <text:p>7.517</text:p>
          </table:table-cell>
          <table:table-cell office:value-type="float" office:value="10.8445360826003">
            <text:p>10.84</text:p>
          </table:table-cell>
          <table:table-cell office:value-type="float" office:value="7.48058074322554">
            <text:p>7.48</text:p>
          </table:table-cell>
          <table:table-cell office:value-type="float" office:value="33.2245383090899">
            <text:p>33.22</text:p>
          </table:table-cell>
          <table:table-cell office:value-type="float" office:value="321679.823830266">
            <text:p>321680</text:p>
          </table:table-cell>
          <table:table-cell office:value-type="float" office:value="0.233707838029555">
            <text:p>0.234</text:p>
          </table:table-cell>
          <table:table-cell office:value-type="float" office:value="45.9868291830142">
            <text:p>45.99</text:p>
          </table:table-cell>
          <table:table-cell table:number-columns-repeated="5"/>
        </table:table-row>
        <table:table-row table:style-name="ro1">
          <table:table-cell office:value-type="string">
            <text:p>20231020T231335p263608</text:p>
          </table:table-cell>
          <table:table-cell table:formula="of:=1/([.D240]*0.7+[.E240]/100*0.3)" office:value-type="float" office:value="0.246084947913559">
            <text:p>0.25</text:p>
          </table:table-cell>
          <table:table-cell office:value-type="float" office:value="368.911239089421">
            <text:p>369</text:p>
          </table:table-cell>
          <table:table-cell table:formula="of:=(ABS([.C240]-[.$O$2]))/[.C240]" office:value-type="float" office:value="5.71435222769018">
            <text:p>5.714</text:p>
          </table:table-cell>
          <table:table-cell office:value-type="float" office:value="21.196949691653">
            <text:p>21.20</text:p>
          </table:table-cell>
          <table:table-cell office:value-type="float" office:value="17.502408477842">
            <text:p>17.50</text:p>
          </table:table-cell>
          <table:table-cell office:value-type="float" office:value="27.5573323812056">
            <text:p>27.56</text:p>
          </table:table-cell>
          <table:table-cell office:value-type="float" office:value="321679.823830266">
            <text:p>321680</text:p>
          </table:table-cell>
          <table:table-cell office:value-type="float" office:value="0.100178042644643">
            <text:p>0.100</text:p>
          </table:table-cell>
          <table:table-cell office:value-type="float" office:value="38.8324291972716">
            <text:p>38.83</text:p>
          </table:table-cell>
          <table:table-cell table:number-columns-repeated="5"/>
        </table:table-row>
        <table:table-row table:style-name="ro1">
          <table:table-cell office:value-type="string">
            <text:p>20231020T231314p263188</text:p>
          </table:table-cell>
          <table:table-cell table:formula="of:=1/([.D241]*0.7+[.E241]/100*0.3)" office:value-type="float" office:value="0.947119426862354">
            <text:p>0.95</text:p>
          </table:table-cell>
          <table:table-cell office:value-type="float" office:value="1105.61763162404">
            <text:p>1106</text:p>
          </table:table-cell>
          <table:table-cell table:formula="of:=(ABS([.C241]-[.$O$2]))/[.C241]" office:value-type="float" office:value="1.24037671718525">
            <text:p>1.240</text:p>
          </table:table-cell>
          <table:table-cell office:value-type="float" office:value="62.5231183909558">
            <text:p>62.52</text:p>
          </table:table-cell>
          <table:table-cell office:value-type="float" office:value="4.84802185571183">
            <text:p>4.85</text:p>
          </table:table-cell>
          <table:table-cell office:value-type="float" office:value="13.1018291708593">
            <text:p>13.10</text:p>
          </table:table-cell>
          <table:table-cell office:value-type="float" office:value="347360.373514809">
            <text:p>347360</text:p>
          </table:table-cell>
          <table:table-cell office:value-type="float" office:value="0.0479986684308345">
            <text:p>0.048</text:p>
          </table:table-cell>
          <table:table-cell office:value-type="float" office:value="96.0171185366042">
            <text:p>96.02</text:p>
          </table:table-cell>
          <table:table-cell table:number-columns-repeated="5"/>
        </table:table-row>
        <table:table-row table:style-name="ro1">
          <table:table-cell office:value-type="string">
            <text:p>20231020T231259p262803</text:p>
          </table:table-cell>
          <table:table-cell table:formula="of:=1/([.D242]*0.7+[.E242]/100*0.3)" office:value-type="float" office:value="0.14918268050444">
            <text:p>0.15</text:p>
          </table:table-cell>
          <table:table-cell office:value-type="float" office:value="236.194853351211">
            <text:p>236</text:p>
          </table:table-cell>
          <table:table-cell table:formula="of:=(ABS([.C242]-[.$O$2]))/[.C242]" office:value-type="float" office:value="9.48710403658463">
            <text:p>9.487</text:p>
          </table:table-cell>
          <table:table-cell office:value-type="float" office:value="20.739388529285">
            <text:p>20.74</text:p>
          </table:table-cell>
          <table:table-cell office:value-type="float" office:value="6.3062690009435">
            <text:p>6.31</text:p>
          </table:table-cell>
          <table:table-cell office:value-type="float" office:value="29.9574110831318">
            <text:p>29.96</text:p>
          </table:table-cell>
          <table:table-cell office:value-type="float" office:value="375628.23630606">
            <text:p>375628</text:p>
          </table:table-cell>
          <table:table-cell office:value-type="float" office:value="0.0701746568432976">
            <text:p>0.070</text:p>
          </table:table-cell>
          <table:table-cell office:value-type="float" office:value="66.7735733491388">
            <text:p>66.77</text:p>
          </table:table-cell>
          <table:table-cell table:number-columns-repeated="5"/>
        </table:table-row>
        <table:table-row table:style-name="ro1">
          <table:table-cell office:value-type="string">
            <text:p>20231020T231235p262323</text:p>
          </table:table-cell>
          <table:table-cell table:formula="of:=1/([.D243]*0.7+[.E243]/100*0.3)" office:value-type="float" office:value="0.29416140515105">
            <text:p>0.29</text:p>
          </table:table-cell>
          <table:table-cell office:value-type="float" office:value="434.45646859216">
            <text:p>434</text:p>
          </table:table-cell>
          <table:table-cell table:formula="of:=(ABS([.C243]-[.$O$2]))/[.C243]" office:value-type="float" office:value="4.70137672947218">
            <text:p>4.701</text:p>
          </table:table-cell>
          <table:table-cell office:value-type="float" office:value="36.1768403567611">
            <text:p>36.18</text:p>
          </table:table-cell>
          <table:table-cell office:value-type="float" office:value="7.84012999266171">
            <text:p>7.84</text:p>
          </table:table-cell>
          <table:table-cell office:value-type="float" office:value="21.2596330752503">
            <text:p>21.26</text:p>
          </table:table-cell>
          <table:table-cell office:value-type="float" office:value="338893.464622053">
            <text:p>338893</text:p>
          </table:table-cell>
          <table:table-cell office:value-type="float" office:value="0.338734336969383">
            <text:p>0.339</text:p>
          </table:table-cell>
          <table:table-cell office:value-type="float" office:value="26.7421057140965">
            <text:p>26.74</text:p>
          </table:table-cell>
          <table:table-cell table:number-columns-repeated="5"/>
        </table:table-row>
        <table:table-row table:style-name="ro1">
          <table:table-cell office:value-type="string">
            <text:p>20231020T231305p262962</text:p>
          </table:table-cell>
          <table:table-cell table:formula="of:=1/([.D244]*0.7+[.E244]/100*0.3)" office:value-type="float" office:value="0.201063082273552">
            <text:p>0.20</text:p>
          </table:table-cell>
          <table:table-cell office:value-type="float" office:value="310.415746364677">
            <text:p>310</text:p>
          </table:table-cell>
          <table:table-cell table:formula="of:=(ABS([.C244]-[.$O$2]))/[.C244]" office:value-type="float" office:value="6.97962097286784">
            <text:p>6.980</text:p>
          </table:table-cell>
          <table:table-cell office:value-type="float" office:value="29.2762610721655">
            <text:p>29.28</text:p>
          </table:table-cell>
          <table:table-cell office:value-type="float" office:value="17.4070327552987">
            <text:p>17.41</text:p>
          </table:table-cell>
          <table:table-cell office:value-type="float" office:value="24.2073642324616">
            <text:p>24.21</text:p>
          </table:table-cell>
          <table:table-cell office:value-type="float" office:value="206655.38064938">
            <text:p>206655</text:p>
          </table:table-cell>
          <table:table-cell office:value-type="float" office:value="0.175231998978682">
            <text:p>0.175</text:p>
          </table:table-cell>
          <table:table-cell office:value-type="float" office:value="46.9153283109335">
            <text:p>46.92</text:p>
          </table:table-cell>
          <table:table-cell table:number-columns-repeated="5"/>
        </table:table-row>
        <table:table-row table:style-name="ro1">
          <table:table-cell office:value-type="string">
            <text:p>20231020T231153p261615</text:p>
          </table:table-cell>
          <table:table-cell table:formula="of:=1/([.D245]*0.7+[.E245]/100*0.3)" office:value-type="float" office:value="0.407842229530723">
            <text:p>0.41</text:p>
          </table:table-cell>
          <table:table-cell office:value-type="float" office:value="577.129123427188">
            <text:p>577</text:p>
          </table:table-cell>
          <table:table-cell table:formula="of:=(ABS([.C245]-[.$O$2]))/[.C245]" office:value-type="float" office:value="3.29193381420562">
            <text:p>3.292</text:p>
          </table:table-cell>
          <table:table-cell office:value-type="float" office:value="49.1916213875272">
            <text:p>49.19</text:p>
          </table:table-cell>
          <table:table-cell office:value-type="float" office:value="19.0567196531792">
            <text:p>19.06</text:p>
          </table:table-cell>
          <table:table-cell office:value-type="float" office:value="24.8701115341025">
            <text:p>24.87</text:p>
          </table:table-cell>
          <table:table-cell office:value-type="float" office:value="370712.169005314">
            <text:p>370712</text:p>
          </table:table-cell>
          <table:table-cell office:value-type="float" office:value="0.140966393941569">
            <text:p>0.141</text:p>
          </table:table-cell>
          <table:table-cell office:value-type="float" office:value="32.6156528424387">
            <text:p>32.62</text:p>
          </table:table-cell>
          <table:table-cell table:number-columns-repeated="5"/>
        </table:table-row>
        <table:table-row table:style-name="ro1">
          <table:table-cell office:value-type="string">
            <text:p>20231020T231253p262687</text:p>
          </table:table-cell>
          <table:table-cell table:formula="of:=1/([.D246]*0.7+[.E246]/100*0.3)" office:value-type="float" office:value="0.579477859074254">
            <text:p>0.58</text:p>
          </table:table-cell>
          <table:table-cell office:value-type="float" office:value="777.365107035981">
            <text:p>777</text:p>
          </table:table-cell>
          <table:table-cell table:formula="of:=(ABS([.C246]-[.$O$2]))/[.C246]" office:value-type="float" office:value="2.18640491781856">
            <text:p>2.186</text:p>
          </table:table-cell>
          <table:table-cell office:value-type="float" office:value="65.0693433958344">
            <text:p>65.07</text:p>
          </table:table-cell>
          <table:table-cell office:value-type="float" office:value="6.85302504017834">
            <text:p>6.85</text:p>
          </table:table-cell>
          <table:table-cell office:value-type="float" office:value="26.060181454884">
            <text:p>26.06</text:p>
          </table:table-cell>
          <table:table-cell office:value-type="float" office:value="370712.169005314">
            <text:p>370712</text:p>
          </table:table-cell>
          <table:table-cell office:value-type="float" office:value="0.387166778201611">
            <text:p>0.387</text:p>
          </table:table-cell>
          <table:table-cell office:value-type="float" office:value="8.52690667516087">
            <text:p>8.53</text:p>
          </table:table-cell>
          <table:table-cell table:number-columns-repeated="5"/>
        </table:table-row>
        <table:table-row table:style-name="ro1">
          <table:table-cell office:value-type="string">
            <text:p>20231020T231302p262883</text:p>
          </table:table-cell>
          <table:table-cell table:formula="of:=1/([.D247]*0.7+[.E247]/100*0.3)" office:value-type="float" office:value="0.175600798467771">
            <text:p>0.18</text:p>
          </table:table-cell>
          <table:table-cell office:value-type="float" office:value="275.185964857043">
            <text:p>275</text:p>
          </table:table-cell>
          <table:table-cell table:formula="of:=(ABS([.C247]-[.$O$2]))/[.C247]" office:value-type="float" office:value="8.00118580279624">
            <text:p>8.001</text:p>
          </table:table-cell>
          <table:table-cell office:value-type="float" office:value="31.3016212186481">
            <text:p>31.30</text:p>
          </table:table-cell>
          <table:table-cell office:value-type="float" office:value="14.6476396917148">
            <text:p>14.65</text:p>
          </table:table-cell>
          <table:table-cell office:value-type="float" office:value="39.3116152011351">
            <text:p>39.31</text:p>
          </table:table-cell>
          <table:table-cell office:value-type="float" office:value="321679.823830266">
            <text:p>321680</text:p>
          </table:table-cell>
          <table:table-cell office:value-type="float" office:value="0.110888308179542">
            <text:p>0.111</text:p>
          </table:table-cell>
          <table:table-cell office:value-type="float" office:value="76.1012859072734">
            <text:p>76.10</text:p>
          </table:table-cell>
          <table:table-cell table:number-columns-repeated="5"/>
        </table:table-row>
        <table:table-row table:style-name="ro1">
          <table:table-cell office:value-type="string">
            <text:p>20231020T231332p263537</text:p>
          </table:table-cell>
          <table:table-cell table:formula="of:=1/([.D248]*0.7+[.E248]/100*0.3)" office:value-type="float" office:value="0.230595100903227">
            <text:p>0.23</text:p>
          </table:table-cell>
          <table:table-cell office:value-type="float" office:value="352.639252088172">
            <text:p>353</text:p>
          </table:table-cell>
          <table:table-cell table:formula="of:=(ABS([.C248]-[.$O$2]))/[.C248]" office:value-type="float" office:value="6.02417551458697">
            <text:p>6.024</text:p>
          </table:table-cell>
          <table:table-cell office:value-type="float" office:value="39.8942380539812">
            <text:p>39.89</text:p>
          </table:table-cell>
          <table:table-cell office:value-type="float" office:value="8.47745858670581">
            <text:p>8.48</text:p>
          </table:table-cell>
          <table:table-cell office:value-type="float" office:value="21.2596330752503">
            <text:p>21.26</text:p>
          </table:table-cell>
          <table:table-cell office:value-type="float" office:value="299627.042183165">
            <text:p>299627</text:p>
          </table:table-cell>
          <table:table-cell office:value-type="float" office:value="0.0678919763000019">
            <text:p>0.068</text:p>
          </table:table-cell>
          <table:table-cell office:value-type="float" office:value="28.1715718372929">
            <text:p>28.17</text:p>
          </table:table-cell>
          <table:table-cell table:number-columns-repeated="5"/>
        </table:table-row>
        <table:table-row table:style-name="ro1">
          <table:table-cell office:value-type="string">
            <text:p>20231020T231241p262443</text:p>
          </table:table-cell>
          <table:table-cell table:formula="of:=1/([.D249]*0.7+[.E249]/100*0.3)" office:value-type="float" office:value="0.381514607384122">
            <text:p>0.38</text:p>
          </table:table-cell>
          <table:table-cell office:value-type="float" office:value="524.260029392348">
            <text:p>524</text:p>
          </table:table-cell>
          <table:table-cell table:formula="of:=(ABS([.C249]-[.$O$2]))/[.C249]" office:value-type="float" office:value="3.72475462771977">
            <text:p>3.725</text:p>
          </table:table-cell>
          <table:table-cell office:value-type="float" office:value="4.60112607344905">
            <text:p>4.60</text:p>
          </table:table-cell>
          <table:table-cell office:value-type="float" office:value="13.941112716763">
            <text:p>13.94</text:p>
          </table:table-cell>
          <table:table-cell office:value-type="float" office:value="11.2355424890339">
            <text:p>11.24</text:p>
          </table:table-cell>
          <table:table-cell office:value-type="float" office:value="344389.965372048">
            <text:p>344390</text:p>
          </table:table-cell>
          <table:table-cell office:value-type="float" office:value="0.366798631390651">
            <text:p>0.367</text:p>
          </table:table-cell>
          <table:table-cell office:value-type="float" office:value="96.4850914423985">
            <text:p>96.49</text:p>
          </table:table-cell>
          <table:table-cell table:number-columns-repeated="5"/>
        </table:table-row>
        <table:table-row table:style-name="ro1">
          <table:table-cell office:value-type="string">
            <text:p>20231020T231223p262097</text:p>
          </table:table-cell>
          <table:table-cell table:formula="of:=1/([.D250]*0.7+[.E250]/100*0.3)" office:value-type="float" office:value="0.499172180213731">
            <text:p>0.50</text:p>
          </table:table-cell>
          <table:table-cell office:value-type="float" office:value="681.643047278844">
            <text:p>682</text:p>
          </table:table-cell>
          <table:table-cell table:formula="of:=(ABS([.C250]-[.$O$2]))/[.C250]" office:value-type="float" office:value="2.63386674284777">
            <text:p>2.634</text:p>
          </table:table-cell>
          <table:table-cell office:value-type="float" office:value="53.2033501760551">
            <text:p>53.20</text:p>
          </table:table-cell>
          <table:table-cell office:value-type="float" office:value="16.984344894027">
            <text:p>16.98</text:p>
          </table:table-cell>
          <table:table-cell office:value-type="float" office:value="25.3989466149743">
            <text:p>25.40</text:p>
          </table:table-cell>
          <table:table-cell office:value-type="float" office:value="216321.180395666">
            <text:p>216321</text:p>
          </table:table-cell>
          <table:table-cell office:value-type="float" office:value="0.19459457630791">
            <text:p>0.195</text:p>
          </table:table-cell>
          <table:table-cell office:value-type="float" office:value="12.6801601339262">
            <text:p>12.68</text:p>
          </table:table-cell>
          <table:table-cell table:number-columns-repeated="5"/>
        </table:table-row>
        <table:table-row table:style-name="ro1">
          <table:table-cell office:value-type="string">
            <text:p>20231020T231308p263033</text:p>
          </table:table-cell>
          <table:table-cell table:formula="of:=1/([.D251]*0.7+[.E251]/100*0.3)" office:value-type="float" office:value="0.567016285015083">
            <text:p>0.57</text:p>
          </table:table-cell>
          <table:table-cell office:value-type="float" office:value="766.498876725517">
            <text:p>766</text:p>
          </table:table-cell>
          <table:table-cell table:formula="of:=(ABS([.C251]-[.$O$2]))/[.C251]" office:value-type="float" office:value="2.23157681663115">
            <text:p>2.232</text:p>
          </table:table-cell>
          <table:table-cell office:value-type="float" office:value="67.1713350599649">
            <text:p>67.17</text:p>
          </table:table-cell>
          <table:table-cell office:value-type="float" office:value="14.0315510597303">
            <text:p>14.03</text:p>
          </table:table-cell>
          <table:table-cell office:value-type="float" office:value="18.9455825783834">
            <text:p>18.95</text:p>
          </table:table-cell>
          <table:table-cell office:value-type="float" office:value="215668.755637892">
            <text:p>215669</text:p>
          </table:table-cell>
          <table:table-cell office:value-type="float" office:value="0.0413751924981448">
            <text:p>0.041</text:p>
          </table:table-cell>
          <table:table-cell office:value-type="float" office:value="96.4850914423985">
            <text:p>96.49</text:p>
          </table:table-cell>
          <table:table-cell table:number-columns-repeated="5"/>
        </table:table-row>
        <table:table-row table:style-name="ro1">
          <table:table-cell office:value-type="string">
            <text:p>20231020T231317p263252</text:p>
          </table:table-cell>
          <table:table-cell table:formula="of:=1/([.D252]*0.7+[.E252]/100*0.3)" office:value-type="float" office:value="2.80948592677366">
            <text:p>2.81</text:p>
          </table:table-cell>
          <table:table-cell office:value-type="float" office:value="2053.71409502263">
            <text:p>2054</text:p>
          </table:table-cell>
          <table:table-cell table:formula="of:=(ABS([.C252]-[.$O$2]))/[.C252]" office:value-type="float" office:value="0.206107513213861">
            <text:p>0.206</text:p>
          </table:table-cell>
          <table:table-cell office:value-type="float" office:value="70.5539144948641">
            <text:p>70.55</text:p>
          </table:table-cell>
          <table:table-cell office:value-type="float" office:value="8.35612016452335">
            <text:p>8.36</text:p>
          </table:table-cell>
          <table:table-cell office:value-type="float" office:value="25.5965948997198">
            <text:p>25.60</text:p>
          </table:table-cell>
          <table:table-cell office:value-type="float" office:value="326372.348306407">
            <text:p>326372</text:p>
          </table:table-cell>
          <table:table-cell office:value-type="float" office:value="0.193331144409347">
            <text:p>0.193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20T231329p263489</text:p>
          </table:table-cell>
          <table:table-cell table:formula="of:=1/([.D253]*0.7+[.E253]/100*0.3)" office:value-type="float" office:value="1.79233357340367">
            <text:p>1.79</text:p>
          </table:table-cell>
          <table:table-cell office:value-type="float" office:value="1567.10156742239">
            <text:p>1567</text:p>
          </table:table-cell>
          <table:table-cell table:formula="of:=(ABS([.C253]-[.$O$2]))/[.C253]" office:value-type="float" office:value="0.580625054235786">
            <text:p>0.581</text:p>
          </table:table-cell>
          <table:table-cell office:value-type="float" office:value="50.4981065360645">
            <text:p>50.50</text:p>
          </table:table-cell>
          <table:table-cell office:value-type="float" office:value="19.7746868978805">
            <text:p>19.77</text:p>
          </table:table-cell>
          <table:table-cell office:value-type="float" office:value="22.605036373462">
            <text:p>22.61</text:p>
          </table:table-cell>
          <table:table-cell office:value-type="float" office:value="298328.467310797">
            <text:p>298328</text:p>
          </table:table-cell>
          <table:table-cell office:value-type="float" office:value="0.0773945070926054">
            <text:p>0.077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20T231338p263651</text:p>
          </table:table-cell>
          <table:table-cell table:formula="of:=1/([.D254]*0.7+[.E254]/100*0.3)" office:value-type="float" office:value="1.5503525540279">
            <text:p>1.55</text:p>
          </table:table-cell>
          <table:table-cell office:value-type="float" office:value="1395.57631893147">
            <text:p>1396</text:p>
          </table:table-cell>
          <table:table-cell table:formula="of:=(ABS([.C254]-[.$O$2]))/[.C254]" office:value-type="float" office:value="0.774893974911044">
            <text:p>0.775</text:p>
          </table:table-cell>
          <table:table-cell office:value-type="float" office:value="34.1962655341126">
            <text:p>34.20</text:p>
          </table:table-cell>
          <table:table-cell office:value-type="float" office:value="7.46767175958717">
            <text:p>7.47</text:p>
          </table:table-cell>
          <table:table-cell office:value-type="float" office:value="37.9537478356408">
            <text:p>37.95</text:p>
          </table:table-cell>
          <table:table-cell office:value-type="float" office:value="340903.676470798">
            <text:p>340904</text:p>
          </table:table-cell>
          <table:table-cell office:value-type="float" office:value="0.0934875741539268">
            <text:p>0.093</text:p>
          </table:table-cell>
          <table:table-cell office:value-type="float" office:value="3.06902783239775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1020T231211p261889</text:p>
          </table:table-cell>
          <table:table-cell table:formula="of:=1/([.D255]*0.7+[.E255]/100*0.3)" office:value-type="float" office:value="0.824249498359265">
            <text:p>0.82</text:p>
          </table:table-cell>
          <table:table-cell office:value-type="float" office:value="1108.42995345775">
            <text:p>1108</text:p>
          </table:table-cell>
          <table:table-cell table:formula="of:=(ABS([.C255]-[.$O$2]))/[.C255]" office:value-type="float" office:value="1.23469240638345">
            <text:p>1.235</text:p>
          </table:table-cell>
          <table:table-cell office:value-type="float" office:value="116.313399021303">
            <text:p>116.31</text:p>
          </table:table-cell>
          <table:table-cell office:value-type="float" office:value="10.6070568400771">
            <text:p>10.61</text:p>
          </table:table-cell>
          <table:table-cell office:value-type="float" office:value="23.3590830569076">
            <text:p>23.36</text:p>
          </table:table-cell>
          <table:table-cell office:value-type="float" office:value="385836.998095706">
            <text:p>385837</text:p>
          </table:table-cell>
          <table:table-cell office:value-type="float" office:value="0.0635667413201703">
            <text:p>0.064</text:p>
          </table:table-cell>
          <table:table-cell office:value-type="float" office:value="96.4850914423985">
            <text:p>96.49</text:p>
          </table:table-cell>
          <table:table-cell table:number-columns-repeated="5"/>
        </table:table-row>
        <table:table-row table:style-name="ro1">
          <table:table-cell office:value-type="string">
            <text:p>20231020T231341p263761</text:p>
          </table:table-cell>
          <table:table-cell table:formula="of:=1/([.D256]*0.7+[.E256]/100*0.3)" office:value-type="float" office:value="1.92902753656635">
            <text:p>1.93</text:p>
          </table:table-cell>
          <table:table-cell office:value-type="float" office:value="1496.09736564577">
            <text:p>1496</text:p>
          </table:table-cell>
          <table:table-cell table:formula="of:=(ABS([.C256]-[.$O$2]))/[.C256]" office:value-type="float" office:value="0.655640907388963">
            <text:p>0.656</text:p>
          </table:table-cell>
          <table:table-cell office:value-type="float" office:value="19.815760827562">
            <text:p>19.82</text:p>
          </table:table-cell>
          <table:table-cell office:value-type="float" office:value="17.76204238921">
            <text:p>17.76</text:p>
          </table:table-cell>
          <table:table-cell office:value-type="float" office:value="37.9537478356408">
            <text:p>37.95</text:p>
          </table:table-cell>
          <table:table-cell office:value-type="float" office:value="340903.676470798">
            <text:p>340904</text:p>
          </table:table-cell>
          <table:table-cell office:value-type="float" office:value="0.0934875741539268">
            <text:p>0.093</text:p>
          </table:table-cell>
          <table:table-cell office:value-type="float" office:value="3.06902783239775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1020T231159p261712</text:p>
          </table:table-cell>
          <table:table-cell table:formula="of:=1/([.D257]*0.7+[.E257]/100*0.3)" office:value-type="float" office:value="0.69573737716279">
            <text:p>0.70</text:p>
          </table:table-cell>
          <table:table-cell office:value-type="float" office:value="873.688017399585">
            <text:p>874</text:p>
          </table:table-cell>
          <table:table-cell table:formula="of:=(ABS([.C257]-[.$O$2]))/[.C257]" office:value-type="float" office:value="1.83510812861147">
            <text:p>1.835</text:p>
          </table:table-cell>
          <table:table-cell office:value-type="float" office:value="50.9160890019535">
            <text:p>50.92</text:p>
          </table:table-cell>
          <table:table-cell office:value-type="float" office:value="8.04766394301278">
            <text:p>8.05</text:p>
          </table:table-cell>
          <table:table-cell office:value-type="float" office:value="27.4378074712143">
            <text:p>27.44</text:p>
          </table:table-cell>
          <table:table-cell office:value-type="float" office:value="231278.322295396">
            <text:p>231278</text:p>
          </table:table-cell>
          <table:table-cell office:value-type="float" office:value="0.307273705939823">
            <text:p>0.307</text:p>
          </table:table-cell>
          <table:table-cell office:value-type="float" office:value="1.48713797131436">
            <text:p>1.49</text:p>
          </table:table-cell>
          <table:table-cell table:number-columns-repeated="5"/>
        </table:table-row>
        <table:table-row table:style-name="ro1">
          <table:table-cell office:value-type="string">
            <text:p>20231020T231320p263309</text:p>
          </table:table-cell>
          <table:table-cell table:formula="of:=1/([.D258]*0.7+[.E258]/100*0.3)" office:value-type="float" office:value="0.802390438295296">
            <text:p>0.80</text:p>
          </table:table-cell>
          <table:table-cell office:value-type="float" office:value="903.430838498237">
            <text:p>903</text:p>
          </table:table-cell>
          <table:table-cell table:formula="of:=(ABS([.C258]-[.$O$2]))/[.C258]" office:value-type="float" office:value="1.74177047588667">
            <text:p>1.742</text:p>
          </table:table-cell>
          <table:table-cell office:value-type="float" office:value="9.01224477721596">
            <text:p>9.01</text:p>
          </table:table-cell>
          <table:table-cell office:value-type="float" office:value="7.87196016771488">
            <text:p>7.87</text:p>
          </table:table-cell>
          <table:table-cell office:value-type="float" office:value="37.2735841602088">
            <text:p>37.27</text:p>
          </table:table-cell>
          <table:table-cell office:value-type="float" office:value="341404.476528809">
            <text:p>341404</text:p>
          </table:table-cell>
          <table:table-cell office:value-type="float" office:value="0.164635898949008">
            <text:p>0.165</text:p>
          </table:table-cell>
          <table:table-cell office:value-type="float" office:value="8.6499219147829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1020T231202p261751</text:p>
          </table:table-cell>
          <table:table-cell table:formula="of:=1/([.D259]*0.7+[.E259]/100*0.3)" office:value-type="float" office:value="0.401495041911677">
            <text:p>0.40</text:p>
          </table:table-cell>
          <table:table-cell office:value-type="float" office:value="556.888572149418">
            <text:p>557</text:p>
          </table:table-cell>
          <table:table-cell table:formula="of:=(ABS([.C259]-[.$O$2]))/[.C259]" office:value-type="float" office:value="3.44792750987786">
            <text:p>3.448</text:p>
          </table:table-cell>
          <table:table-cell office:value-type="float" office:value="25.7138417714489">
            <text:p>25.71</text:p>
          </table:table-cell>
          <table:table-cell office:value-type="float" office:value="14.8373073217726">
            <text:p>14.84</text:p>
          </table:table-cell>
          <table:table-cell office:value-type="float" office:value="39.7622137684546">
            <text:p>39.76</text:p>
          </table:table-cell>
          <table:table-cell office:value-type="float" office:value="376808.675345197">
            <text:p>376809</text:p>
          </table:table-cell>
          <table:table-cell office:value-type="float" office:value="0.0701746568432976">
            <text:p>0.070</text:p>
          </table:table-cell>
          <table:table-cell office:value-type="float" office:value="91.7304789556566">
            <text:p>91.73</text:p>
          </table:table-cell>
          <table:table-cell table:number-columns-repeated="5"/>
        </table:table-row>
        <table:table-row table:style-name="ro1">
          <table:table-cell office:value-type="string">
            <text:p>20231020T231256p262759</text:p>
          </table:table-cell>
          <table:table-cell table:formula="of:=1/([.D260]*0.7+[.E260]/100*0.3)" office:value-type="float" office:value="0.499480736535574">
            <text:p>0.50</text:p>
          </table:table-cell>
          <table:table-cell office:value-type="float" office:value="664.785287432765">
            <text:p>665</text:p>
          </table:table-cell>
          <table:table-cell table:formula="of:=(ABS([.C260]-[.$O$2]))/[.C260]" office:value-type="float" office:value="2.72601507106987">
            <text:p>2.726</text:p>
          </table:table-cell>
          <table:table-cell office:value-type="float" office:value="31.2895544758887">
            <text:p>31.29</text:p>
          </table:table-cell>
          <table:table-cell office:value-type="float" office:value="7.99397956086209">
            <text:p>7.99</text:p>
          </table:table-cell>
          <table:table-cell office:value-type="float" office:value="30.3595182975664">
            <text:p>30.36</text:p>
          </table:table-cell>
          <table:table-cell office:value-type="float" office:value="202319.703288006">
            <text:p>202320</text:p>
          </table:table-cell>
          <table:table-cell office:value-type="float" office:value="0.16330769601675">
            <text:p>0.163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0T231220p262050</text:p>
          </table:table-cell>
          <table:table-cell table:formula="of:=1/([.D261]*0.7+[.E261]/100*0.3)" office:value-type="float" office:value="0.290116919991845">
            <text:p>0.29</text:p>
          </table:table-cell>
          <table:table-cell office:value-type="float" office:value="427.959583020972">
            <text:p>428</text:p>
          </table:table-cell>
          <table:table-cell table:formula="of:=(ABS([.C261]-[.$O$2]))/[.C261]" office:value-type="float" office:value="4.78792974447453">
            <text:p>4.788</text:p>
          </table:table-cell>
          <table:table-cell office:value-type="float" office:value="31.7784505384622">
            <text:p>31.78</text:p>
          </table:table-cell>
          <table:table-cell office:value-type="float" office:value="6.20971168437026">
            <text:p>6.21</text:p>
          </table:table-cell>
          <table:table-cell office:value-type="float" office:value="23.793631885945">
            <text:p>23.79</text:p>
          </table:table-cell>
          <table:table-cell office:value-type="float" office:value="278622.179820792">
            <text:p>278622</text:p>
          </table:table-cell>
          <table:table-cell office:value-type="float" office:value="0.0899947218588974">
            <text:p>0.090</text:p>
          </table:table-cell>
          <table:table-cell office:value-type="float" office:value="93.3287051521846">
            <text:p>93.33</text:p>
          </table:table-cell>
          <table:table-cell table:number-columns-repeated="5"/>
        </table:table-row>
        <table:table-row table:style-name="ro1">
          <table:table-cell office:value-type="string">
            <text:p>20231021T071240p304255</text:p>
          </table:table-cell>
          <table:table-cell table:formula="of:=1/([.D262]*0.7+[.E262]/100*0.3)" office:value-type="float" office:value="0.455495957558235">
            <text:p>0.46</text:p>
          </table:table-cell>
          <table:table-cell office:value-type="float" office:value="688.199012980586">
            <text:p>688</text:p>
          </table:table-cell>
          <table:table-cell table:formula="of:=(ABS([.C262]-[.$O$2]))/[.C262]" office:value-type="float" office:value="2.5992495677553">
            <text:p>2.599</text:p>
          </table:table-cell>
          <table:table-cell office:value-type="float" office:value="125.311489304736">
            <text:p>125.31</text:p>
          </table:table-cell>
          <table:table-cell office:value-type="float" office:value="10.1036849710983">
            <text:p>10.10</text:p>
          </table:table-cell>
          <table:table-cell office:value-type="float" office:value="26.2397364277725">
            <text:p>26.24</text:p>
          </table:table-cell>
          <table:table-cell office:value-type="float" office:value="252473.567590101">
            <text:p>252474</text:p>
          </table:table-cell>
          <table:table-cell office:value-type="float" office:value="0.394558227294205">
            <text:p>0.395</text:p>
          </table:table-cell>
          <table:table-cell office:value-type="float" office:value="73.8260458011457">
            <text:p>73.83</text:p>
          </table:table-cell>
          <table:table-cell table:number-columns-repeated="5"/>
        </table:table-row>
        <table:table-row table:style-name="ro1">
          <table:table-cell office:value-type="string">
            <text:p>20231021T071157p303499</text:p>
          </table:table-cell>
          <table:table-cell table:formula="of:=1/([.D263]*0.7+[.E263]/100*0.3)" office:value-type="float" office:value="0.314468852582586">
            <text:p>0.31</text:p>
          </table:table-cell>
          <table:table-cell office:value-type="float" office:value="487.307059998572">
            <text:p>487</text:p>
          </table:table-cell>
          <table:table-cell table:formula="of:=(ABS([.C263]-[.$O$2]))/[.C263]" office:value-type="float" office:value="4.08303737690002">
            <text:p>4.083</text:p>
          </table:table-cell>
          <table:table-cell office:value-type="float" office:value="107.279670565071">
            <text:p>107.28</text:p>
          </table:table-cell>
          <table:table-cell office:value-type="float" office:value="10.5493737957611">
            <text:p>10.55</text:p>
          </table:table-cell>
          <table:table-cell office:value-type="float" office:value="32.3614650361028">
            <text:p>32.36</text:p>
          </table:table-cell>
          <table:table-cell office:value-type="float" office:value="279729.644937509">
            <text:p>279730</text:p>
          </table:table-cell>
          <table:table-cell office:value-type="float" office:value="0.164635898949008">
            <text:p>0.165</text:p>
          </table:table-cell>
          <table:table-cell office:value-type="float" office:value="50.9895049158839">
            <text:p>50.99</text:p>
          </table:table-cell>
          <table:table-cell table:number-columns-repeated="5"/>
        </table:table-row>
        <table:table-row table:style-name="ro1">
          <table:table-cell office:value-type="string">
            <text:p>20231021T071246p304372</text:p>
          </table:table-cell>
          <table:table-cell table:formula="of:=1/([.D264]*0.7+[.E264]/100*0.3)" office:value-type="float" office:value="0.31127521937539">
            <text:p>0.31</text:p>
          </table:table-cell>
          <table:table-cell office:value-type="float" office:value="493.573961054299">
            <text:p>494</text:p>
          </table:table-cell>
          <table:table-cell table:formula="of:=(ABS([.C264]-[.$O$2]))/[.C264]" office:value-type="float" office:value="4.01849812884983">
            <text:p>4.018</text:p>
          </table:table-cell>
          <table:table-cell office:value-type="float" office:value="133.21413722717">
            <text:p>133.21</text:p>
          </table:table-cell>
          <table:table-cell office:value-type="float" office:value="4.39716129032258">
            <text:p>4.40</text:p>
          </table:table-cell>
          <table:table-cell office:value-type="float" office:value="35.5192916084186">
            <text:p>35.52</text:p>
          </table:table-cell>
          <table:table-cell office:value-type="float" office:value="202319.703288006">
            <text:p>202320</text:p>
          </table:table-cell>
          <table:table-cell office:value-type="float" office:value="0.333127355676734">
            <text:p>0.333</text:p>
          </table:table-cell>
          <table:table-cell office:value-type="float" office:value="52.4511448071798">
            <text:p>52.45</text:p>
          </table:table-cell>
          <table:table-cell table:number-columns-repeated="5"/>
        </table:table-row>
        <table:table-row table:style-name="ro1">
          <table:table-cell office:value-type="string">
            <text:p>20231021T071319p305119</text:p>
          </table:table-cell>
          <table:table-cell table:formula="of:=1/([.D265]*0.7+[.E265]/100*0.3)" office:value-type="float" office:value="0.371257015328351">
            <text:p>0.37</text:p>
          </table:table-cell>
          <table:table-cell office:value-type="float" office:value="529.006918163044">
            <text:p>529</text:p>
          </table:table-cell>
          <table:table-cell table:formula="of:=(ABS([.C265]-[.$O$2]))/[.C265]" office:value-type="float" office:value="3.68235842472776">
            <text:p>3.682</text:p>
          </table:table-cell>
          <table:table-cell office:value-type="float" office:value="38.6336325239954">
            <text:p>38.63</text:p>
          </table:table-cell>
          <table:table-cell office:value-type="float" office:value="11.7985308285164">
            <text:p>11.80</text:p>
          </table:table-cell>
          <table:table-cell office:value-type="float" office:value="28.5029297867886">
            <text:p>28.50</text:p>
          </table:table-cell>
          <table:table-cell office:value-type="float" office:value="340903.676470798">
            <text:p>340904</text:p>
          </table:table-cell>
          <table:table-cell office:value-type="float" office:value="0.249444480551978">
            <text:p>0.249</text:p>
          </table:table-cell>
          <table:table-cell office:value-type="float" office:value="52.4747520268821">
            <text:p>52.47</text:p>
          </table:table-cell>
          <table:table-cell table:number-columns-repeated="5"/>
        </table:table-row>
        <table:table-row table:style-name="ro1">
          <table:table-cell office:value-type="string">
            <text:p>20231021T071322p305186</text:p>
          </table:table-cell>
          <table:table-cell table:formula="of:=1/([.D266]*0.7+[.E266]/100*0.3)" office:value-type="float" office:value="0.2820648600957">
            <text:p>0.28</text:p>
          </table:table-cell>
          <table:table-cell office:value-type="float" office:value="440.161597753287">
            <text:p>440</text:p>
          </table:table-cell>
          <table:table-cell table:formula="of:=(ABS([.C266]-[.$O$2]))/[.C266]" office:value-type="float" office:value="4.62747866384376">
            <text:p>4.627</text:p>
          </table:table-cell>
          <table:table-cell office:value-type="float" office:value="102.016269865098">
            <text:p>102.02</text:p>
          </table:table-cell>
          <table:table-cell office:value-type="float" office:value="11.0527456647399">
            <text:p>11.05</text:p>
          </table:table-cell>
          <table:table-cell office:value-type="float" office:value="35.2184445130255">
            <text:p>35.22</text:p>
          </table:table-cell>
          <table:table-cell office:value-type="float" office:value="298328.467310797">
            <text:p>298328</text:p>
          </table:table-cell>
          <table:table-cell office:value-type="float" office:value="0.0834851679505894">
            <text:p>0.083</text:p>
          </table:table-cell>
          <table:table-cell office:value-type="float" office:value="53.7293471007783">
            <text:p>53.73</text:p>
          </table:table-cell>
          <table:table-cell table:number-columns-repeated="5"/>
        </table:table-row>
        <table:table-row table:style-name="ro1">
          <table:table-cell office:value-type="string">
            <text:p>20231021T071304p304788</text:p>
          </table:table-cell>
          <table:table-cell table:formula="of:=1/([.D267]*0.7+[.E267]/100*0.3)" office:value-type="float" office:value="0.437307768686144">
            <text:p>0.44</text:p>
          </table:table-cell>
          <table:table-cell office:value-type="float" office:value="631.171263732584">
            <text:p>631</text:p>
          </table:table-cell>
          <table:table-cell table:formula="of:=(ABS([.C267]-[.$O$2]))/[.C267]" office:value-type="float" office:value="2.92444989550326">
            <text:p>2.924</text:p>
          </table:table-cell>
          <table:table-cell office:value-type="float" office:value="79.8680369578428">
            <text:p>79.87</text:p>
          </table:table-cell>
          <table:table-cell office:value-type="float" office:value="11.1392100192678">
            <text:p>11.14</text:p>
          </table:table-cell>
          <table:table-cell office:value-type="float" office:value="13.1018291708593">
            <text:p>13.10</text:p>
          </table:table-cell>
          <table:table-cell office:value-type="float" office:value="386106.821121622">
            <text:p>386107</text:p>
          </table:table-cell>
          <table:table-cell office:value-type="float" office:value="0.107155908502143">
            <text:p>0.107</text:p>
          </table:table-cell>
          <table:table-cell office:value-type="float" office:value="57.2142007310955">
            <text:p>57.21</text:p>
          </table:table-cell>
          <table:table-cell table:number-columns-repeated="5"/>
        </table:table-row>
        <table:table-row table:style-name="ro1">
          <table:table-cell office:value-type="string">
            <text:p>20231021T071151p303414</text:p>
          </table:table-cell>
          <table:table-cell table:formula="of:=1/([.D268]*0.7+[.E268]/100*0.3)" office:value-type="float" office:value="0.395282937238615">
            <text:p>0.40</text:p>
          </table:table-cell>
          <table:table-cell office:value-type="float" office:value="610.659928085002">
            <text:p>611</text:p>
          </table:table-cell>
          <table:table-cell table:formula="of:=(ABS([.C268]-[.$O$2]))/[.C268]" office:value-type="float" office:value="3.05626746750478">
            <text:p>3.056</text:p>
          </table:table-cell>
          <table:table-cell office:value-type="float" office:value="130.14874357989">
            <text:p>130.15</text:p>
          </table:table-cell>
          <table:table-cell office:value-type="float" office:value="10.5512758786712">
            <text:p>10.55</text:p>
          </table:table-cell>
          <table:table-cell office:value-type="float" office:value="38.9920472006561">
            <text:p>38.99</text:p>
          </table:table-cell>
          <table:table-cell office:value-type="float" office:value="213376.910058088">
            <text:p>213377</text:p>
          </table:table-cell>
          <table:table-cell office:value-type="float" office:value="0.0934875741539268">
            <text:p>0.093</text:p>
          </table:table-cell>
          <table:table-cell office:value-type="float" office:value="63.2109249608913">
            <text:p>63.21</text:p>
          </table:table-cell>
          <table:table-cell table:number-columns-repeated="5"/>
        </table:table-row>
        <table:table-row table:style-name="ro1">
          <table:table-cell office:value-type="string">
            <text:p>20231021T071301p304719</text:p>
          </table:table-cell>
          <table:table-cell table:formula="of:=1/([.D269]*0.7+[.E269]/100*0.3)" office:value-type="float" office:value="0.388534846085778">
            <text:p>0.39</text:p>
          </table:table-cell>
          <table:table-cell office:value-type="float" office:value="594.264382202516">
            <text:p>594</text:p>
          </table:table-cell>
          <table:table-cell table:formula="of:=(ABS([.C269]-[.$O$2]))/[.C269]" office:value-type="float" office:value="3.16817846430493">
            <text:p>3.168</text:p>
          </table:table-cell>
          <table:table-cell office:value-type="float" office:value="118.682265776117">
            <text:p>118.68</text:p>
          </table:table-cell>
          <table:table-cell office:value-type="float" office:value="11.109344894027">
            <text:p>11.11</text:p>
          </table:table-cell>
          <table:table-cell office:value-type="float" office:value="38.2308988267698">
            <text:p>38.23</text:p>
          </table:table-cell>
          <table:table-cell office:value-type="float" office:value="347360.373514809">
            <text:p>347360</text:p>
          </table:table-cell>
          <table:table-cell office:value-type="float" office:value="0.153636790480578">
            <text:p>0.154</text:p>
          </table:table-cell>
          <table:table-cell office:value-type="float" office:value="76.0633900898626">
            <text:p>76.06</text:p>
          </table:table-cell>
          <table:table-cell table:number-columns-repeated="5"/>
        </table:table-row>
        <table:table-row table:style-name="ro1">
          <table:table-cell office:value-type="string">
            <text:p>20231021T071149p303364</text:p>
          </table:table-cell>
          <table:table-cell table:formula="of:=1/([.D270]*0.7+[.E270]/100*0.3)" office:value-type="float" office:value="0.35296884857577">
            <text:p>0.35</text:p>
          </table:table-cell>
          <table:table-cell office:value-type="float" office:value="514.930521094353">
            <text:p>515</text:p>
          </table:table-cell>
          <table:table-cell table:formula="of:=(ABS([.C270]-[.$O$2]))/[.C270]" office:value-type="float" office:value="3.81035770561001">
            <text:p>3.810</text:p>
          </table:table-cell>
          <table:table-cell office:value-type="float" office:value="55.2869371036927">
            <text:p>55.29</text:p>
          </table:table-cell>
          <table:table-cell office:value-type="float" office:value="15.2406069364162">
            <text:p>15.24</text:p>
          </table:table-cell>
          <table:table-cell office:value-type="float" office:value="13.1918246389239">
            <text:p>13.19</text:p>
          </table:table-cell>
          <table:table-cell office:value-type="float" office:value="326372.348306407">
            <text:p>326372</text:p>
          </table:table-cell>
          <table:table-cell office:value-type="float" office:value="0.00473452422429303">
            <text:p>0.005</text:p>
          </table:table-cell>
          <table:table-cell office:value-type="float" office:value="37.2741312671104">
            <text:p>37.27</text:p>
          </table:table-cell>
          <table:table-cell table:number-columns-repeated="5"/>
        </table:table-row>
        <table:table-row table:style-name="ro1">
          <table:table-cell office:value-type="string">
            <text:p>20231021T071224p303953</text:p>
          </table:table-cell>
          <table:table-cell table:formula="of:=1/([.D271]*0.7+[.E271]/100*0.3)" office:value-type="float" office:value="0.385080245206074">
            <text:p>0.39</text:p>
          </table:table-cell>
          <table:table-cell office:value-type="float" office:value="560.637584108944">
            <text:p>561</text:p>
          </table:table-cell>
          <table:table-cell table:formula="of:=(ABS([.C271]-[.$O$2]))/[.C271]" office:value-type="float" office:value="3.41818399302795">
            <text:p>3.418</text:p>
          </table:table-cell>
          <table:table-cell office:value-type="float" office:value="68.0441802648658">
            <text:p>68.04</text:p>
          </table:table-cell>
          <table:table-cell office:value-type="float" office:value="12.3400770712909">
            <text:p>12.34</text:p>
          </table:table-cell>
          <table:table-cell office:value-type="float" office:value="37.9537478356408">
            <text:p>37.95</text:p>
          </table:table-cell>
          <table:table-cell office:value-type="float" office:value="274799.033906875">
            <text:p>274799</text:p>
          </table:table-cell>
          <table:table-cell office:value-type="float" office:value="0.0536414567882953">
            <text:p>0.054</text:p>
          </table:table-cell>
          <table:table-cell office:value-type="float" office:value="65.173612046169">
            <text:p>65.17</text:p>
          </table:table-cell>
          <table:table-cell table:number-columns-repeated="5"/>
        </table:table-row>
        <table:table-row table:style-name="ro1">
          <table:table-cell office:value-type="string">
            <text:p>20231021T071255p304578</text:p>
          </table:table-cell>
          <table:table-cell table:formula="of:=1/([.D272]*0.7+[.E272]/100*0.3)" office:value-type="float" office:value="0.265026164088506">
            <text:p>0.27</text:p>
          </table:table-cell>
          <table:table-cell office:value-type="float" office:value="396.36693051991">
            <text:p>396</text:p>
          </table:table-cell>
          <table:table-cell table:formula="of:=(ABS([.C272]-[.$O$2]))/[.C272]" office:value-type="float" office:value="5.24925998935115">
            <text:p>5.249</text:p>
          </table:table-cell>
          <table:table-cell office:value-type="float" office:value="32.9101249220504">
            <text:p>32.91</text:p>
          </table:table-cell>
          <table:table-cell office:value-type="float" office:value="14.5823699421965">
            <text:p>14.58</text:p>
          </table:table-cell>
          <table:table-cell office:value-type="float" office:value="13.5642794219718">
            <text:p>13.56</text:p>
          </table:table-cell>
          <table:table-cell office:value-type="float" office:value="269640.368937008">
            <text:p>269640</text:p>
          </table:table-cell>
          <table:table-cell office:value-type="float" office:value="0.0773945070926054">
            <text:p>0.077</text:p>
          </table:table-cell>
          <table:table-cell office:value-type="float" office:value="41.1167046861181">
            <text:p>41.12</text:p>
          </table:table-cell>
          <table:table-cell table:number-columns-repeated="5"/>
        </table:table-row>
        <table:table-row table:style-name="ro1">
          <table:table-cell office:value-type="string">
            <text:p>20231021T071249p304447</text:p>
          </table:table-cell>
          <table:table-cell table:formula="of:=1/([.D273]*0.7+[.E273]/100*0.3)" office:value-type="float" office:value="0.68622936425544">
            <text:p>0.69</text:p>
          </table:table-cell>
          <table:table-cell office:value-type="float" office:value="920.88813457782">
            <text:p>921</text:p>
          </table:table-cell>
          <table:table-cell table:formula="of:=(ABS([.C273]-[.$O$2]))/[.C273]" office:value-type="float" office:value="1.68979467428536">
            <text:p>1.690</text:p>
          </table:table-cell>
          <table:table-cell office:value-type="float" office:value="91.4608158086933">
            <text:p>91.46</text:p>
          </table:table-cell>
          <table:table-cell office:value-type="float" office:value="12.6398121387283">
            <text:p>12.64</text:p>
          </table:table-cell>
          <table:table-cell office:value-type="float" office:value="25.3989466149743">
            <text:p>25.40</text:p>
          </table:table-cell>
          <table:table-cell office:value-type="float" office:value="338642.967415576">
            <text:p>338643</text:p>
          </table:table-cell>
          <table:table-cell office:value-type="float" office:value="0.00648698912076906">
            <text:p>0.006</text:p>
          </table:table-cell>
          <table:table-cell office:value-type="float" office:value="81.1665323083953">
            <text:p>81.17</text:p>
          </table:table-cell>
          <table:table-cell table:number-columns-repeated="5"/>
        </table:table-row>
        <table:table-row table:style-name="ro1">
          <table:table-cell office:value-type="string">
            <text:p>20231021T071252p304507</text:p>
          </table:table-cell>
          <table:table-cell table:formula="of:=1/([.D274]*0.7+[.E274]/100*0.3)" office:value-type="float" office:value="0.282448206214798">
            <text:p>0.28</text:p>
          </table:table-cell>
          <table:table-cell office:value-type="float" office:value="427.190004360689">
            <text:p>427</text:p>
          </table:table-cell>
          <table:table-cell table:formula="of:=(ABS([.C274]-[.$O$2]))/[.C274]" office:value-type="float" office:value="4.79835664391763">
            <text:p>4.798</text:p>
          </table:table-cell>
          <table:table-cell office:value-type="float" office:value="60.5408237379191">
            <text:p>60.54</text:p>
          </table:table-cell>
          <table:table-cell office:value-type="float" office:value="6.58321985964177">
            <text:p>6.58</text:p>
          </table:table-cell>
          <table:table-cell office:value-type="float" office:value="22.605036373462">
            <text:p>22.61</text:p>
          </table:table-cell>
          <table:table-cell office:value-type="float" office:value="218231.980506406">
            <text:p>218232</text:p>
          </table:table-cell>
          <table:table-cell office:value-type="float" office:value="0.0289656704455933">
            <text:p>0.029</text:p>
          </table:table-cell>
          <table:table-cell office:value-type="float" office:value="40.6863185070706">
            <text:p>40.69</text:p>
          </table:table-cell>
          <table:table-cell table:number-columns-repeated="5"/>
        </table:table-row>
        <table:table-row table:style-name="ro1">
          <table:table-cell office:value-type="string">
            <text:p>20231021T071328p305312</text:p>
          </table:table-cell>
          <table:table-cell table:formula="of:=1/([.D275]*0.7+[.E275]/100*0.3)" office:value-type="float" office:value="0.804039477909855">
            <text:p>0.80</text:p>
          </table:table-cell>
          <table:table-cell office:value-type="float" office:value="1022.31812545041">
            <text:p>1022</text:p>
          </table:table-cell>
          <table:table-cell table:formula="of:=(ABS([.C275]-[.$O$2]))/[.C275]" office:value-type="float" office:value="1.42292485903905">
            <text:p>1.423</text:p>
          </table:table-cell>
          <table:table-cell office:value-type="float" office:value="82.557541403719">
            <text:p>82.56</text:p>
          </table:table-cell>
          <table:table-cell office:value-type="float" office:value="11.992774566474">
            <text:p>11.99</text:p>
          </table:table-cell>
          <table:table-cell office:value-type="float" office:value="31.7058275322007">
            <text:p>31.71</text:p>
          </table:table-cell>
          <table:table-cell office:value-type="float" office:value="337261.568193309">
            <text:p>337262</text:p>
          </table:table-cell>
          <table:table-cell office:value-type="float" office:value="0.225108881242344">
            <text:p>0.225</text:p>
          </table:table-cell>
          <table:table-cell office:value-type="float" office:value="96.4850914423985">
            <text:p>96.49</text:p>
          </table:table-cell>
          <table:table-cell table:number-columns-repeated="5"/>
        </table:table-row>
        <table:table-row table:style-name="ro1">
          <table:table-cell office:value-type="string">
            <text:p>20231021T071218p303831</text:p>
          </table:table-cell>
          <table:table-cell table:formula="of:=1/([.D276]*0.7+[.E276]/100*0.3)" office:value-type="float" office:value="0.263949253105407">
            <text:p>0.26</text:p>
          </table:table-cell>
          <table:table-cell office:value-type="float" office:value="395.352875041559">
            <text:p>395</text:p>
          </table:table-cell>
          <table:table-cell table:formula="of:=(ABS([.C276]-[.$O$2]))/[.C276]" office:value-type="float" office:value="5.26528895164762">
            <text:p>5.265</text:p>
          </table:table-cell>
          <table:table-cell office:value-type="float" office:value="34.301593153937">
            <text:p>34.30</text:p>
          </table:table-cell>
          <table:table-cell office:value-type="float" office:value="13.580563583815">
            <text:p>13.58</text:p>
          </table:table-cell>
          <table:table-cell office:value-type="float" office:value="27.3301875603242">
            <text:p>27.33</text:p>
          </table:table-cell>
          <table:table-cell office:value-type="float" office:value="326372.348306407">
            <text:p>326372</text:p>
          </table:table-cell>
          <table:table-cell office:value-type="float" office:value="0.218427751192911">
            <text:p>0.218</text:p>
          </table:table-cell>
          <table:table-cell office:value-type="float" office:value="65.9338901182561">
            <text:p>65.93</text:p>
          </table:table-cell>
          <table:table-cell table:number-columns-repeated="5"/>
        </table:table-row>
        <table:table-row table:style-name="ro1">
          <table:table-cell office:value-type="string">
            <text:p>20231021T071230p304059</text:p>
          </table:table-cell>
          <table:table-cell table:formula="of:=1/([.D277]*0.7+[.E277]/100*0.3)" office:value-type="float" office:value="0.20554290218106">
            <text:p>0.21</text:p>
          </table:table-cell>
          <table:table-cell office:value-type="float" office:value="322.811652371297">
            <text:p>323</text:p>
          </table:table-cell>
          <table:table-cell table:formula="of:=(ABS([.C277]-[.$O$2]))/[.C277]" office:value-type="float" office:value="6.67320504636234">
            <text:p>6.673</text:p>
          </table:table-cell>
          <table:table-cell office:value-type="float" office:value="64.6402723746439">
            <text:p>64.64</text:p>
          </table:table-cell>
          <table:table-cell office:value-type="float" office:value="12.8760838150289">
            <text:p>12.88</text:p>
          </table:table-cell>
          <table:table-cell office:value-type="float" office:value="11.2355424890339">
            <text:p>11.24</text:p>
          </table:table-cell>
          <table:table-cell office:value-type="float" office:value="399955.794601198">
            <text:p>399956</text:p>
          </table:table-cell>
          <table:table-cell office:value-type="float" office:value="0.399279275805523">
            <text:p>0.399</text:p>
          </table:table-cell>
          <table:table-cell office:value-type="float" office:value="55.4411621524001">
            <text:p>55.44</text:p>
          </table:table-cell>
          <table:table-cell table:number-columns-repeated="5"/>
        </table:table-row>
        <table:table-row table:style-name="ro1">
          <table:table-cell office:value-type="string">
            <text:p>20231021T071331p305391</text:p>
          </table:table-cell>
          <table:table-cell table:formula="of:=1/([.D278]*0.7+[.E278]/100*0.3)" office:value-type="float" office:value="0.305909328090094">
            <text:p>0.31</text:p>
          </table:table-cell>
          <table:table-cell office:value-type="float" office:value="455.050652822275">
            <text:p>455</text:p>
          </table:table-cell>
          <table:table-cell table:formula="of:=(ABS([.C278]-[.$O$2]))/[.C278]" office:value-type="float" office:value="4.44335006364098">
            <text:p>4.443</text:p>
          </table:table-cell>
          <table:table-cell office:value-type="float" office:value="52.8658144083223">
            <text:p>52.87</text:p>
          </table:table-cell>
          <table:table-cell office:value-type="float" office:value="13.5598506743738">
            <text:p>13.56</text:p>
          </table:table-cell>
          <table:table-cell office:value-type="float" office:value="33.51590413766">
            <text:p>33.52</text:p>
          </table:table-cell>
          <table:table-cell office:value-type="float" office:value="347360.373514809">
            <text:p>347360</text:p>
          </table:table-cell>
          <table:table-cell office:value-type="float" office:value="0.204191060348241">
            <text:p>0.204</text:p>
          </table:table-cell>
          <table:table-cell office:value-type="float" office:value="63.5173580879249">
            <text:p>63.52</text:p>
          </table:table-cell>
          <table:table-cell table:number-columns-repeated="5"/>
        </table:table-row>
        <table:table-row table:style-name="ro1">
          <table:table-cell office:value-type="string">
            <text:p>20231021T071215p303799</text:p>
          </table:table-cell>
          <table:table-cell table:formula="of:=1/([.D279]*0.7+[.E279]/100*0.3)" office:value-type="float" office:value="0.383363056028823">
            <text:p>0.38</text:p>
          </table:table-cell>
          <table:table-cell office:value-type="float" office:value="548.067062937226">
            <text:p>548</text:p>
          </table:table-cell>
          <table:table-cell table:formula="of:=(ABS([.C279]-[.$O$2]))/[.C279]" office:value-type="float" office:value="3.51951990459917">
            <text:p>3.520</text:p>
          </table:table-cell>
          <table:table-cell office:value-type="float" office:value="48.2764876617281">
            <text:p>48.28</text:p>
          </table:table-cell>
          <table:table-cell office:value-type="float" office:value="7.14851121828476">
            <text:p>7.15</text:p>
          </table:table-cell>
          <table:table-cell office:value-type="float" office:value="11.9540772359217">
            <text:p>11.95</text:p>
          </table:table-cell>
          <table:table-cell office:value-type="float" office:value="382712.418379746">
            <text:p>382712</text:p>
          </table:table-cell>
          <table:table-cell office:value-type="float" office:value="0.374804461811022">
            <text:p>0.375</text:p>
          </table:table-cell>
          <table:table-cell office:value-type="float" office:value="43.0291059192549">
            <text:p>43.03</text:p>
          </table:table-cell>
          <table:table-cell table:number-columns-repeated="5"/>
        </table:table-row>
        <table:table-row table:style-name="ro1">
          <table:table-cell office:value-type="string">
            <text:p>20231021T071243p304295</text:p>
          </table:table-cell>
          <table:table-cell table:formula="of:=1/([.D280]*0.7+[.E280]/100*0.3)" office:value-type="float" office:value="0.547582180414009">
            <text:p>0.55</text:p>
          </table:table-cell>
          <table:table-cell office:value-type="float" office:value="713.763154587333">
            <text:p>714</text:p>
          </table:table-cell>
          <table:table-cell table:formula="of:=(ABS([.C280]-[.$O$2]))/[.C280]" office:value-type="float" office:value="2.47033884290664">
            <text:p>2.470</text:p>
          </table:table-cell>
          <table:table-cell office:value-type="float" office:value="32.3242373030265">
            <text:p>32.32</text:p>
          </table:table-cell>
          <table:table-cell office:value-type="float" office:value="5.54042294849742">
            <text:p>5.54</text:p>
          </table:table-cell>
          <table:table-cell office:value-type="float" office:value="31.5159442033666">
            <text:p>31.52</text:p>
          </table:table-cell>
          <table:table-cell office:value-type="float" office:value="332583.728952135">
            <text:p>332584</text:p>
          </table:table-cell>
          <table:table-cell office:value-type="float" office:value="0.140178311897217">
            <text:p>0.140</text:p>
          </table:table-cell>
          <table:table-cell office:value-type="float" office:value="76.456719509821">
            <text:p>76.46</text:p>
          </table:table-cell>
          <table:table-cell table:number-columns-repeated="5"/>
        </table:table-row>
        <table:table-row table:style-name="ro1">
          <table:table-cell office:value-type="string">
            <text:p>20231021T071206p303636</text:p>
          </table:table-cell>
          <table:table-cell table:formula="of:=1/([.D281]*0.7+[.E281]/100*0.3)" office:value-type="float" office:value="0.295513198755304">
            <text:p>0.30</text:p>
          </table:table-cell>
          <table:table-cell office:value-type="float" office:value="438.638452602953">
            <text:p>439</text:p>
          </table:table-cell>
          <table:table-cell table:formula="of:=(ABS([.C281]-[.$O$2]))/[.C281]" office:value-type="float" office:value="4.64701973869612">
            <text:p>4.647</text:p>
          </table:table-cell>
          <table:table-cell office:value-type="float" office:value="43.6765969622811">
            <text:p>43.68</text:p>
          </table:table-cell>
          <table:table-cell office:value-type="float" office:value="5.92380952380952">
            <text:p>5.92</text:p>
          </table:table-cell>
          <table:table-cell office:value-type="float" office:value="27.4378074712143">
            <text:p>27.44</text:p>
          </table:table-cell>
          <table:table-cell office:value-type="float" office:value="361953.310162673">
            <text:p>361953</text:p>
          </table:table-cell>
          <table:table-cell office:value-type="float" office:value="0.169814283284735">
            <text:p>0.170</text:p>
          </table:table-cell>
          <table:table-cell office:value-type="float" office:value="62.1303758975394">
            <text:p>62.13</text:p>
          </table:table-cell>
          <table:table-cell table:number-columns-repeated="5"/>
        </table:table-row>
        <table:table-row table:style-name="ro1">
          <table:table-cell office:value-type="string">
            <text:p>20231021T071313p304975</text:p>
          </table:table-cell>
          <table:table-cell table:formula="of:=1/([.D282]*0.7+[.E282]/100*0.3)" office:value-type="float" office:value="0.361479742942259">
            <text:p>0.36</text:p>
          </table:table-cell>
          <table:table-cell office:value-type="float" office:value="517.152806593437">
            <text:p>517</text:p>
          </table:table-cell>
          <table:table-cell table:formula="of:=(ABS([.C282]-[.$O$2]))/[.C282]" office:value-type="float" office:value="3.78968685545065">
            <text:p>3.790</text:p>
          </table:table-cell>
          <table:table-cell office:value-type="float" office:value="37.8753162650386">
            <text:p>37.88</text:p>
          </table:table-cell>
          <table:table-cell office:value-type="float" office:value="17.342605973025">
            <text:p>17.34</text:p>
          </table:table-cell>
          <table:table-cell office:value-type="float" office:value="31.2766095356964">
            <text:p>31.28</text:p>
          </table:table-cell>
          <table:table-cell office:value-type="float" office:value="293089.630115186">
            <text:p>293090</text:p>
          </table:table-cell>
          <table:table-cell office:value-type="float" office:value="0.16330769601675">
            <text:p>0.163</text:p>
          </table:table-cell>
          <table:table-cell office:value-type="float" office:value="48.9765923816901">
            <text:p>48.98</text:p>
          </table:table-cell>
          <table:table-cell table:number-columns-repeated="5"/>
        </table:table-row>
        <table:table-row table:style-name="ro1">
          <table:table-cell office:value-type="string">
            <text:p>20231021T071307p304867</text:p>
          </table:table-cell>
          <table:table-cell table:formula="of:=1/([.D283]*0.7+[.E283]/100*0.3)" office:value-type="float" office:value="0.257600668063337">
            <text:p>0.26</text:p>
          </table:table-cell>
          <table:table-cell office:value-type="float" office:value="387.458148204783">
            <text:p>387</text:p>
          </table:table-cell>
          <table:table-cell table:formula="of:=(ABS([.C283]-[.$O$2]))/[.C283]" office:value-type="float" office:value="5.39294853257502">
            <text:p>5.393</text:p>
          </table:table-cell>
          <table:table-cell office:value-type="float" office:value="35.6378457546903">
            <text:p>35.64</text:p>
          </table:table-cell>
          <table:table-cell office:value-type="float" office:value="17.0699662813102">
            <text:p>17.07</text:p>
          </table:table-cell>
          <table:table-cell office:value-type="float" office:value="27.4378074712143">
            <text:p>27.44</text:p>
          </table:table-cell>
          <table:table-cell office:value-type="float" office:value="393393.811628152">
            <text:p>393394</text:p>
          </table:table-cell>
          <table:table-cell office:value-type="float" office:value="0.150800144006675">
            <text:p>0.151</text:p>
          </table:table-cell>
          <table:table-cell office:value-type="float" office:value="34.1738639334533">
            <text:p>34.17</text:p>
          </table:table-cell>
          <table:table-cell table:number-columns-repeated="5"/>
        </table:table-row>
        <table:table-row table:style-name="ro1">
          <table:table-cell office:value-type="string">
            <text:p>20231021T071154p303460</text:p>
          </table:table-cell>
          <table:table-cell table:formula="of:=1/([.D284]*0.7+[.E284]/100*0.3)" office:value-type="float" office:value="0.414660510366639">
            <text:p>0.41</text:p>
          </table:table-cell>
          <table:table-cell office:value-type="float" office:value="583.836830642701">
            <text:p>584</text:p>
          </table:table-cell>
          <table:table-cell table:formula="of:=(ABS([.C284]-[.$O$2]))/[.C284]" office:value-type="float" office:value="3.24262374347514">
            <text:p>3.243</text:p>
          </table:table-cell>
          <table:table-cell office:value-type="float" office:value="47.2582486578797">
            <text:p>47.26</text:p>
          </table:table-cell>
          <table:table-cell office:value-type="float" office:value="18.2335019267823">
            <text:p>18.23</text:p>
          </table:table-cell>
          <table:table-cell office:value-type="float" office:value="34.6952043010353">
            <text:p>34.70</text:p>
          </table:table-cell>
          <table:table-cell office:value-type="float" office:value="313021.878343682">
            <text:p>313022</text:p>
          </table:table-cell>
          <table:table-cell office:value-type="float" office:value="0.0773945070926054">
            <text:p>0.077</text:p>
          </table:table-cell>
          <table:table-cell office:value-type="float" office:value="20.5904586253411">
            <text:p>20.59</text:p>
          </table:table-cell>
          <table:table-cell table:number-columns-repeated="5"/>
        </table:table-row>
        <table:table-row table:style-name="ro1">
          <table:table-cell office:value-type="string">
            <text:p>20231021T071258p304630</text:p>
          </table:table-cell>
          <table:table-cell table:formula="of:=1/([.D285]*0.7+[.E285]/100*0.3)" office:value-type="float" office:value="0.265673279379951">
            <text:p>0.27</text:p>
          </table:table-cell>
          <table:table-cell office:value-type="float" office:value="395.11131636928">
            <text:p>395</text:p>
          </table:table-cell>
          <table:table-cell table:formula="of:=(ABS([.C285]-[.$O$2]))/[.C285]" office:value-type="float" office:value="5.26911935289887">
            <text:p>5.269</text:p>
          </table:table-cell>
          <table:table-cell office:value-type="float" office:value="25.2127318393896">
            <text:p>25.21</text:p>
          </table:table-cell>
          <table:table-cell office:value-type="float" office:value="7.44438620400461">
            <text:p>7.44</text:p>
          </table:table-cell>
          <table:table-cell office:value-type="float" office:value="37.2735841602088">
            <text:p>37.27</text:p>
          </table:table-cell>
          <table:table-cell office:value-type="float" office:value="225272.87948908">
            <text:p>225273</text:p>
          </table:table-cell>
          <table:table-cell office:value-type="float" office:value="0.216395197382674">
            <text:p>0.216</text:p>
          </table:table-cell>
          <table:table-cell office:value-type="float" office:value="45.5326057778578">
            <text:p>45.53</text:p>
          </table:table-cell>
          <table:table-cell table:number-columns-repeated="5"/>
        </table:table-row>
        <table:table-row table:style-name="ro1">
          <table:table-cell office:value-type="string">
            <text:p>20231021T071325p305255</text:p>
          </table:table-cell>
          <table:table-cell table:formula="of:=1/([.D286]*0.7+[.E286]/100*0.3)" office:value-type="float" office:value="0.304692654448564">
            <text:p>0.30</text:p>
          </table:table-cell>
          <table:table-cell office:value-type="float" office:value="451.962643003993">
            <text:p>452</text:p>
          </table:table-cell>
          <table:table-cell table:formula="of:=(ABS([.C286]-[.$O$2]))/[.C286]" office:value-type="float" office:value="4.48054145257779">
            <text:p>4.481</text:p>
          </table:table-cell>
          <table:table-cell office:value-type="float" office:value="48.5389143948702">
            <text:p>48.54</text:p>
          </table:table-cell>
          <table:table-cell office:value-type="float" office:value="8.22866429020759">
            <text:p>8.23</text:p>
          </table:table-cell>
          <table:table-cell office:value-type="float" office:value="34.3074600558662">
            <text:p>34.31</text:p>
          </table:table-cell>
          <table:table-cell office:value-type="float" office:value="278826.109520004">
            <text:p>278826</text:p>
          </table:table-cell>
          <table:table-cell office:value-type="float" office:value="0.164635898949008">
            <text:p>0.165</text:p>
          </table:table-cell>
          <table:table-cell office:value-type="float" office:value="31.7688578522021">
            <text:p>31.77</text:p>
          </table:table-cell>
          <table:table-cell table:number-columns-repeated="5"/>
        </table:table-row>
        <table:table-row table:style-name="ro1">
          <table:table-cell office:value-type="string">
            <text:p>20231021T071209p303680</text:p>
          </table:table-cell>
          <table:table-cell table:formula="of:=1/([.D287]*0.7+[.E287]/100*0.3)" office:value-type="float" office:value="0.37990890746647">
            <text:p>0.38</text:p>
          </table:table-cell>
          <table:table-cell office:value-type="float" office:value="530.877801196339">
            <text:p>531</text:p>
          </table:table-cell>
          <table:table-cell table:formula="of:=(ABS([.C287]-[.$O$2]))/[.C287]" office:value-type="float" office:value="3.66585717921912">
            <text:p>3.666</text:p>
          </table:table-cell>
          <table:table-cell office:value-type="float" office:value="22.0366359643209">
            <text:p>22.04</text:p>
          </table:table-cell>
          <table:table-cell office:value-type="float" office:value="14.5086705202312">
            <text:p>14.51</text:p>
          </table:table-cell>
          <table:table-cell office:value-type="float" office:value="33.7221442726166">
            <text:p>33.72</text:p>
          </table:table-cell>
          <table:table-cell office:value-type="float" office:value="323607.610490418">
            <text:p>323608</text:p>
          </table:table-cell>
          <table:table-cell office:value-type="float" office:value="0.0511664544461728">
            <text:p>0.051</text:p>
          </table:table-cell>
          <table:table-cell office:value-type="float" office:value="73.8260458011457">
            <text:p>73.83</text:p>
          </table:table-cell>
          <table:table-cell table:number-columns-repeated="5"/>
        </table:table-row>
        <table:table-row table:style-name="ro1">
          <table:table-cell office:value-type="string">
            <text:p>20231021T071334p305448</text:p>
          </table:table-cell>
          <table:table-cell table:formula="of:=1/([.D288]*0.7+[.E288]/100*0.3)" office:value-type="float" office:value="0.475343560688308">
            <text:p>0.48</text:p>
          </table:table-cell>
          <table:table-cell office:value-type="float" office:value="653.677880190918">
            <text:p>654</text:p>
          </table:table-cell>
          <table:table-cell table:formula="of:=(ABS([.C288]-[.$O$2]))/[.C288]" office:value-type="float" office:value="2.78932816156568">
            <text:p>2.789</text:p>
          </table:table-cell>
          <table:table-cell office:value-type="float" office:value="50.4039462342844">
            <text:p>50.40</text:p>
          </table:table-cell>
          <table:table-cell office:value-type="float" office:value="14.4830202312139">
            <text:p>14.48</text:p>
          </table:table-cell>
          <table:table-cell office:value-type="float" office:value="34.1728750638574">
            <text:p>34.17</text:p>
          </table:table-cell>
          <table:table-cell office:value-type="float" office:value="347360.373514809">
            <text:p>347360</text:p>
          </table:table-cell>
          <table:table-cell office:value-type="float" office:value="0.0830355606361586">
            <text:p>0.083</text:p>
          </table:table-cell>
          <table:table-cell office:value-type="float" office:value="80.0713750034319">
            <text:p>80.07</text:p>
          </table:table-cell>
          <table:table-cell table:number-columns-repeated="5"/>
        </table:table-row>
        <table:table-row table:style-name="ro1">
          <table:table-cell office:value-type="string">
            <text:p>20231021T071337p305513</text:p>
          </table:table-cell>
          <table:table-cell table:formula="of:=1/([.D289]*0.7+[.E289]/100*0.3)" office:value-type="float" office:value="0.496149663662305">
            <text:p>0.50</text:p>
          </table:table-cell>
          <table:table-cell office:value-type="float" office:value="641.817803747952">
            <text:p>642</text:p>
          </table:table-cell>
          <table:table-cell table:formula="of:=(ABS([.C289]-[.$O$2]))/[.C289]" office:value-type="float" office:value="2.85935071532036">
            <text:p>2.859</text:p>
          </table:table-cell>
          <table:table-cell office:value-type="float" office:value="4.65845524626692">
            <text:p>4.66</text:p>
          </table:table-cell>
          <table:table-cell office:value-type="float" office:value="14.501204238921">
            <text:p>14.50</text:p>
          </table:table-cell>
          <table:table-cell office:value-type="float" office:value="34.1728750638574">
            <text:p>34.17</text:p>
          </table:table-cell>
          <table:table-cell office:value-type="float" office:value="347360.373514809">
            <text:p>347360</text:p>
          </table:table-cell>
          <table:table-cell office:value-type="float" office:value="0.0830355606361586">
            <text:p>0.083</text:p>
          </table:table-cell>
          <table:table-cell office:value-type="float" office:value="80.0713750034319">
            <text:p>80.07</text:p>
          </table:table-cell>
          <table:table-cell table:number-columns-repeated="5"/>
        </table:table-row>
        <table:table-row table:style-name="ro1">
          <table:table-cell office:value-type="string">
            <text:p>20231021T071203p303583</text:p>
          </table:table-cell>
          <table:table-cell table:formula="of:=1/([.D290]*0.7+[.E290]/100*0.3)" office:value-type="float" office:value="0.168899314396737">
            <text:p>0.17</text:p>
          </table:table-cell>
          <table:table-cell office:value-type="float" office:value="264.977284419747">
            <text:p>265</text:p>
          </table:table-cell>
          <table:table-cell table:formula="of:=(ABS([.C290]-[.$O$2]))/[.C290]" office:value-type="float" office:value="8.34797111165279">
            <text:p>8.348</text:p>
          </table:table-cell>
          <table:table-cell office:value-type="float" office:value="25.702456506257">
            <text:p>25.70</text:p>
          </table:table-cell>
          <table:table-cell office:value-type="float" office:value="19.996387283237">
            <text:p>20.00</text:p>
          </table:table-cell>
          <table:table-cell office:value-type="float" office:value="11.2355424890339">
            <text:p>11.24</text:p>
          </table:table-cell>
          <table:table-cell office:value-type="float" office:value="392444.619766571">
            <text:p>392445</text:p>
          </table:table-cell>
          <table:table-cell office:value-type="float" office:value="0.03322980034019">
            <text:p>0.033</text:p>
          </table:table-cell>
          <table:table-cell office:value-type="float" office:value="31.9046470091771">
            <text:p>31.90</text:p>
          </table:table-cell>
          <table:table-cell table:number-columns-repeated="5"/>
        </table:table-row>
        <table:table-row table:style-name="ro1">
          <table:table-cell office:value-type="string">
            <text:p>20231021T071200p303551</text:p>
          </table:table-cell>
          <table:table-cell table:formula="of:=1/([.D291]*0.7+[.E291]/100*0.3)" office:value-type="float" office:value="0.250904220590819">
            <text:p>0.25</text:p>
          </table:table-cell>
          <table:table-cell office:value-type="float" office:value="375.785133003233">
            <text:p>376</text:p>
          </table:table-cell>
          <table:table-cell table:formula="of:=(ABS([.C291]-[.$O$2]))/[.C291]" office:value-type="float" office:value="5.59153272031837">
            <text:p>5.592</text:p>
          </table:table-cell>
          <table:table-cell office:value-type="float" office:value="23.8372350321158">
            <text:p>23.84</text:p>
          </table:table-cell>
          <table:table-cell office:value-type="float" office:value="19.9761560693642">
            <text:p>19.98</text:p>
          </table:table-cell>
          <table:table-cell office:value-type="float" office:value="37.2735841602088">
            <text:p>37.27</text:p>
          </table:table-cell>
          <table:table-cell office:value-type="float" office:value="266678.686783901">
            <text:p>266679</text:p>
          </table:table-cell>
          <table:table-cell office:value-type="float" office:value="0.00442837478282111">
            <text:p>0.004</text:p>
          </table:table-cell>
          <table:table-cell office:value-type="float" office:value="32.2783248556231">
            <text:p>32.28</text:p>
          </table:table-cell>
          <table:table-cell table:number-columns-repeated="5"/>
        </table:table-row>
        <table:table-row table:style-name="ro1">
          <table:table-cell office:value-type="string">
            <text:p>20231021T071237p304189</text:p>
          </table:table-cell>
          <table:table-cell table:formula="of:=1/([.D292]*0.7+[.E292]/100*0.3)" office:value-type="float" office:value="0.267611038108011">
            <text:p>0.27</text:p>
          </table:table-cell>
          <table:table-cell office:value-type="float" office:value="401.049225152136">
            <text:p>401</text:p>
          </table:table-cell>
          <table:table-cell table:formula="of:=(ABS([.C292]-[.$O$2]))/[.C292]" office:value-type="float" office:value="5.17629917888599">
            <text:p>5.176</text:p>
          </table:table-cell>
          <table:table-cell office:value-type="float" office:value="37.7857386363739">
            <text:p>37.79</text:p>
          </table:table-cell>
          <table:table-cell office:value-type="float" office:value="7.68273803500961">
            <text:p>7.68</text:p>
          </table:table-cell>
          <table:table-cell office:value-type="float" office:value="27.4378074712143">
            <text:p>27.44</text:p>
          </table:table-cell>
          <table:table-cell office:value-type="float" office:value="390364.845242434">
            <text:p>390365</text:p>
          </table:table-cell>
          <table:table-cell office:value-type="float" office:value="0.000259824110180184">
            <text:p>0.000</text:p>
          </table:table-cell>
          <table:table-cell office:value-type="float" office:value="47.3627799512761">
            <text:p>47.36</text:p>
          </table:table-cell>
          <table:table-cell table:number-columns-repeated="5"/>
        </table:table-row>
        <table:table-row table:style-name="ro1">
          <table:table-cell office:value-type="string">
            <text:p>20231021T071212p303720</text:p>
          </table:table-cell>
          <table:table-cell table:formula="of:=1/([.D293]*0.7+[.E293]/100*0.3)" office:value-type="float" office:value="0.23164643332397">
            <text:p>0.23</text:p>
          </table:table-cell>
          <table:table-cell office:value-type="float" office:value="355.616637462315">
            <text:p>356</text:p>
          </table:table-cell>
          <table:table-cell table:formula="of:=(ABS([.C293]-[.$O$2]))/[.C293]" office:value-type="float" office:value="5.96536589985189">
            <text:p>5.965</text:p>
          </table:table-cell>
          <table:table-cell office:value-type="float" office:value="47.055888305834">
            <text:p>47.06</text:p>
          </table:table-cell>
          <table:table-cell office:value-type="float" office:value="14.5211946050096">
            <text:p>14.52</text:p>
          </table:table-cell>
          <table:table-cell office:value-type="float" office:value="33.2044787569838">
            <text:p>33.20</text:p>
          </table:table-cell>
          <table:table-cell office:value-type="float" office:value="224285.351582753">
            <text:p>224285</text:p>
          </table:table-cell>
          <table:table-cell office:value-type="float" office:value="0.16330769601675">
            <text:p>0.163</text:p>
          </table:table-cell>
          <table:table-cell office:value-type="float" office:value="90.8242245898425">
            <text:p>90.82</text:p>
          </table:table-cell>
          <table:table-cell table:number-columns-repeated="5"/>
        </table:table-row>
        <table:table-row table:style-name="ro1">
          <table:table-cell office:value-type="string">
            <text:p>20231021T071310p304914</text:p>
          </table:table-cell>
          <table:table-cell table:formula="of:=1/([.D294]*0.7+[.E294]/100*0.3)" office:value-type="float" office:value="2.67583671460442">
            <text:p>2.68</text:p>
          </table:table-cell>
          <table:table-cell office:value-type="float" office:value="2127.62963157264">
            <text:p>2128</text:p>
          </table:table-cell>
          <table:table-cell table:formula="of:=(ABS([.C294]-[.$O$2]))/[.C294]" office:value-type="float" office:value="0.164206384063716">
            <text:p>0.164</text:p>
          </table:table-cell>
          <table:table-cell office:value-type="float" office:value="86.2568041298037">
            <text:p>86.26</text:p>
          </table:table-cell>
          <table:table-cell office:value-type="float" office:value="7.89322725845284">
            <text:p>7.89</text:p>
          </table:table-cell>
          <table:table-cell office:value-type="float" office:value="31.825825207049">
            <text:p>31.83</text:p>
          </table:table-cell>
          <table:table-cell office:value-type="float" office:value="310566.604748562">
            <text:p>310567</text:p>
          </table:table-cell>
          <table:table-cell office:value-type="float" office:value="0.206274151137778">
            <text:p>0.206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1T071227p303996</text:p>
          </table:table-cell>
          <table:table-cell table:formula="of:=1/([.D295]*0.7+[.E295]/100*0.3)" office:value-type="float" office:value="0.482844574982138">
            <text:p>0.48</text:p>
          </table:table-cell>
          <table:table-cell office:value-type="float" office:value="655.320366139418">
            <text:p>655</text:p>
          </table:table-cell>
          <table:table-cell table:formula="of:=(ABS([.C295]-[.$O$2]))/[.C295]" office:value-type="float" office:value="2.77983064160259">
            <text:p>2.780</text:p>
          </table:table-cell>
          <table:table-cell office:value-type="float" office:value="41.7261246267416">
            <text:p>41.73</text:p>
          </table:table-cell>
          <table:table-cell office:value-type="float" office:value="17.6583574181118">
            <text:p>17.66</text:p>
          </table:table-cell>
          <table:table-cell office:value-type="float" office:value="34.1245889864686">
            <text:p>34.12</text:p>
          </table:table-cell>
          <table:table-cell office:value-type="float" office:value="252473.322501912">
            <text:p>252473</text:p>
          </table:table-cell>
          <table:table-cell office:value-type="float" office:value="0.362531223902256">
            <text:p>0.363</text:p>
          </table:table-cell>
          <table:table-cell office:value-type="float" office:value="8.6499219147829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1021T071316p305069</text:p>
          </table:table-cell>
          <table:table-cell table:formula="of:=1/([.D296]*0.7+[.E296]/100*0.3)" office:value-type="float" office:value="0.782738505557649">
            <text:p>0.78</text:p>
          </table:table-cell>
          <table:table-cell office:value-type="float" office:value="1006.52203453592">
            <text:p>1007</text:p>
          </table:table-cell>
          <table:table-cell table:formula="of:=(ABS([.C296]-[.$O$2]))/[.C296]" office:value-type="float" office:value="1.46094960170651">
            <text:p>1.461</text:p>
          </table:table-cell>
          <table:table-cell office:value-type="float" office:value="84.9670496719701">
            <text:p>84.97</text:p>
          </table:table-cell>
          <table:table-cell office:value-type="float" office:value="7.40749779323952">
            <text:p>7.41</text:p>
          </table:table-cell>
          <table:table-cell office:value-type="float" office:value="19.5980142168635">
            <text:p>19.60</text:p>
          </table:table-cell>
          <table:table-cell office:value-type="float" office:value="326372.348306407">
            <text:p>326372</text:p>
          </table:table-cell>
          <table:table-cell office:value-type="float" office:value="0.0859929839803643">
            <text:p>0.086</text:p>
          </table:table-cell>
          <table:table-cell office:value-type="float" office:value="3.96837929783815">
            <text:p>3.97</text:p>
          </table:table-cell>
          <table:table-cell table:number-columns-repeated="5"/>
        </table:table-row>
        <table:table-row table:style-name="ro1">
          <table:table-cell office:value-type="string">
            <text:p>20231021T071221p303909</text:p>
          </table:table-cell>
          <table:table-cell table:formula="of:=1/([.D297]*0.7+[.E297]/100*0.3)" office:value-type="float" office:value="0.471764894910019">
            <text:p>0.47</text:p>
          </table:table-cell>
          <table:table-cell office:value-type="float" office:value="645.179763708032">
            <text:p>645</text:p>
          </table:table-cell>
          <table:table-cell table:formula="of:=(ABS([.C297]-[.$O$2]))/[.C297]" office:value-type="float" office:value="2.83924006816949">
            <text:p>2.839</text:p>
          </table:table-cell>
          <table:table-cell office:value-type="float" office:value="44.0772836950853">
            <text:p>44.08</text:p>
          </table:table-cell>
          <table:table-cell office:value-type="float" office:value="18.3438102119461">
            <text:p>18.34</text:p>
          </table:table-cell>
          <table:table-cell office:value-type="float" office:value="39.5380705721867">
            <text:p>39.54</text:p>
          </table:table-cell>
          <table:table-cell office:value-type="float" office:value="274904.328410253">
            <text:p>274904</text:p>
          </table:table-cell>
          <table:table-cell office:value-type="float" office:value="0.146144469022796">
            <text:p>0.146</text:p>
          </table:table-cell>
          <table:table-cell office:value-type="float" office:value="3.06902783239775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1021T071233p304114</text:p>
          </table:table-cell>
          <table:table-cell table:formula="of:=1/([.D298]*0.7+[.E298]/100*0.3)" office:value-type="float" office:value="0.713982217321902">
            <text:p>0.71</text:p>
          </table:table-cell>
          <table:table-cell office:value-type="float" office:value="885.161309858117">
            <text:p>885</text:p>
          </table:table-cell>
          <table:table-cell table:formula="of:=(ABS([.C298]-[.$O$2]))/[.C298]" office:value-type="float" office:value="1.79835999654915">
            <text:p>1.798</text:p>
          </table:table-cell>
          <table:table-cell office:value-type="float" office:value="47.2477031076881">
            <text:p>47.25</text:p>
          </table:table-cell>
          <table:table-cell office:value-type="float" office:value="14.9384633911368">
            <text:p>14.94</text:p>
          </table:table-cell>
          <table:table-cell office:value-type="float" office:value="15.521839114417">
            <text:p>15.52</text:p>
          </table:table-cell>
          <table:table-cell office:value-type="float" office:value="395504.727903751">
            <text:p>395505</text:p>
          </table:table-cell>
          <table:table-cell office:value-type="float" office:value="0.0834316942456375">
            <text:p>0.083</text:p>
          </table:table-cell>
          <table:table-cell office:value-type="float" office:value="96.0171185366042">
            <text:p>96.02</text:p>
          </table:table-cell>
          <table:table-cell table:number-columns-repeated="5"/>
        </table:table-row>
        <table:table-row table:style-name="ro1">
          <table:table-cell office:value-type="string">
            <text:p>20231021T151301p344306</text:p>
          </table:table-cell>
          <table:table-cell table:formula="of:=1/([.D299]*0.7+[.E299]/100*0.3)" office:value-type="float" office:value="0.304691637494667">
            <text:p>0.30</text:p>
          </table:table-cell>
          <table:table-cell office:value-type="float" office:value="488.066703213059">
            <text:p>488</text:p>
          </table:table-cell>
          <table:table-cell table:formula="of:=(ABS([.C299]-[.$O$2]))/[.C299]" office:value-type="float" office:value="4.07512596883443">
            <text:p>4.075</text:p>
          </table:table-cell>
          <table:table-cell office:value-type="float" office:value="143.139511985511">
            <text:p>143.14</text:p>
          </table:table-cell>
          <table:table-cell office:value-type="float" office:value="4.5432156133829">
            <text:p>4.54</text:p>
          </table:table-cell>
          <table:table-cell office:value-type="float" office:value="22.9062179812645">
            <text:p>22.91</text:p>
          </table:table-cell>
          <table:table-cell office:value-type="float" office:value="300533.609264092">
            <text:p>300534</text:p>
          </table:table-cell>
          <table:table-cell office:value-type="float" office:value="0.140178311897217">
            <text:p>0.140</text:p>
          </table:table-cell>
          <table:table-cell office:value-type="float" office:value="52.6015288212605">
            <text:p>52.60</text:p>
          </table:table-cell>
          <table:table-cell table:number-columns-repeated="5"/>
        </table:table-row>
        <table:table-row table:style-name="ro1">
          <table:table-cell office:value-type="string">
            <text:p>20231021T151157p343159</text:p>
          </table:table-cell>
          <table:table-cell table:formula="of:=1/([.D300]*0.7+[.E300]/100*0.3)" office:value-type="float" office:value="0.456596677388014">
            <text:p>0.46</text:p>
          </table:table-cell>
          <table:table-cell office:value-type="float" office:value="692.314350139081">
            <text:p>692</text:p>
          </table:table-cell>
          <table:table-cell table:formula="of:=(ABS([.C300]-[.$O$2]))/[.C300]" office:value-type="float" office:value="2.57785448113619">
            <text:p>2.578</text:p>
          </table:table-cell>
          <table:table-cell office:value-type="float" office:value="128.539515000137">
            <text:p>128.54</text:p>
          </table:table-cell>
          <table:table-cell office:value-type="float" office:value="4.2260953151877">
            <text:p>4.23</text:p>
          </table:table-cell>
          <table:table-cell office:value-type="float" office:value="39.2104456360965">
            <text:p>39.21</text:p>
          </table:table-cell>
          <table:table-cell office:value-type="float" office:value="290559.886480796">
            <text:p>290560</text:p>
          </table:table-cell>
          <table:table-cell office:value-type="float" office:value="0.337087088799769">
            <text:p>0.337</text:p>
          </table:table-cell>
          <table:table-cell office:value-type="float" office:value="80.0713750034319">
            <text:p>80.07</text:p>
          </table:table-cell>
          <table:table-cell table:number-columns-repeated="5"/>
        </table:table-row>
        <table:table-row table:style-name="ro1">
          <table:table-cell office:value-type="string">
            <text:p>20231021T151155p343110</text:p>
          </table:table-cell>
          <table:table-cell table:formula="of:=1/([.D301]*0.7+[.E301]/100*0.3)" office:value-type="float" office:value="0.516974112159186">
            <text:p>0.52</text:p>
          </table:table-cell>
          <table:table-cell office:value-type="float" office:value="697.346751933444">
            <text:p>697</text:p>
          </table:table-cell>
          <table:table-cell table:formula="of:=(ABS([.C301]-[.$O$2]))/[.C301]" office:value-type="float" office:value="2.55203489961391">
            <text:p>2.552</text:p>
          </table:table-cell>
          <table:table-cell office:value-type="float" office:value="49.3028017603085">
            <text:p>49.30</text:p>
          </table:table-cell>
          <table:table-cell office:value-type="float" office:value="5.19552579674037">
            <text:p>5.20</text:p>
          </table:table-cell>
          <table:table-cell office:value-type="float" office:value="25.3989466149743">
            <text:p>25.40</text:p>
          </table:table-cell>
          <table:table-cell office:value-type="float" office:value="261312.587128586">
            <text:p>261313</text:p>
          </table:table-cell>
          <table:table-cell office:value-type="float" office:value="0.131089824663793">
            <text:p>0.131</text:p>
          </table:table-cell>
          <table:table-cell office:value-type="float" office:value="73.6408972288222">
            <text:p>73.64</text:p>
          </table:table-cell>
          <table:table-cell table:number-columns-repeated="5"/>
        </table:table-row>
        <table:table-row table:style-name="ro1">
          <table:table-cell office:value-type="string">
            <text:p>20231021T151203p343245</text:p>
          </table:table-cell>
          <table:table-cell table:formula="of:=1/([.D302]*0.7+[.E302]/100*0.3)" office:value-type="float" office:value="0.419996391261944">
            <text:p>0.42</text:p>
          </table:table-cell>
          <table:table-cell office:value-type="float" office:value="567.671154905116">
            <text:p>568</text:p>
          </table:table-cell>
          <table:table-cell table:formula="of:=(ABS([.C302]-[.$O$2]))/[.C302]" office:value-type="float" office:value="3.36344171902485">
            <text:p>3.363</text:p>
          </table:table-cell>
          <table:table-cell office:value-type="float" office:value="8.85454516983217">
            <text:p>8.85</text:p>
          </table:table-cell>
          <table:table-cell office:value-type="float" office:value="5.37077357898043">
            <text:p>5.37</text:p>
          </table:table-cell>
          <table:table-cell office:value-type="float" office:value="31.5159442033666">
            <text:p>31.52</text:p>
          </table:table-cell>
          <table:table-cell office:value-type="float" office:value="290106.818608969">
            <text:p>290107</text:p>
          </table:table-cell>
          <table:table-cell office:value-type="float" office:value="0.279721844302598">
            <text:p>0.280</text:p>
          </table:table-cell>
          <table:table-cell office:value-type="float" office:value="50.8689197572399">
            <text:p>50.87</text:p>
          </table:table-cell>
          <table:table-cell table:number-columns-repeated="5"/>
        </table:table-row>
        <table:table-row table:style-name="ro1">
          <table:table-cell office:value-type="string">
            <text:p>20231021T151258p344240</text:p>
          </table:table-cell>
          <table:table-cell table:formula="of:=1/([.D303]*0.7+[.E303]/100*0.3)" office:value-type="float" office:value="0.279789820201254">
            <text:p>0.28</text:p>
          </table:table-cell>
          <table:table-cell office:value-type="float" office:value="428.691018648703">
            <text:p>429</text:p>
          </table:table-cell>
          <table:table-cell table:formula="of:=(ABS([.C303]-[.$O$2]))/[.C303]" office:value-type="float" office:value="4.77805433808216">
            <text:p>4.778</text:p>
          </table:table-cell>
          <table:table-cell office:value-type="float" office:value="76.4911378109176">
            <text:p>76.49</text:p>
          </table:table-cell>
          <table:table-cell office:value-type="float" office:value="17.4822976878613">
            <text:p>17.48</text:p>
          </table:table-cell>
          <table:table-cell office:value-type="float" office:value="22.3209286290101">
            <text:p>22.32</text:p>
          </table:table-cell>
          <table:table-cell office:value-type="float" office:value="300011.674568953">
            <text:p>300012</text:p>
          </table:table-cell>
          <table:table-cell office:value-type="float" office:value="0.0834316942456375">
            <text:p>0.083</text:p>
          </table:table-cell>
          <table:table-cell office:value-type="float" office:value="32.9326878662935">
            <text:p>32.93</text:p>
          </table:table-cell>
          <table:table-cell table:number-columns-repeated="5"/>
        </table:table-row>
        <table:table-row table:style-name="ro1">
          <table:table-cell office:value-type="string">
            <text:p>20231021T151328p344914</text:p>
          </table:table-cell>
          <table:table-cell table:formula="of:=1/([.D304]*0.7+[.E304]/100*0.3)" office:value-type="float" office:value="0.424739303169736">
            <text:p>0.42</text:p>
          </table:table-cell>
          <table:table-cell office:value-type="float" office:value="590.848583983939">
            <text:p>591</text:p>
          </table:table-cell>
          <table:table-cell table:formula="of:=(ABS([.C304]-[.$O$2]))/[.C304]" office:value-type="float" office:value="3.1922754274847">
            <text:p>3.192</text:p>
          </table:table-cell>
          <table:table-cell office:value-type="float" office:value="39.9308557847777">
            <text:p>39.93</text:p>
          </table:table-cell>
          <table:table-cell office:value-type="float" office:value="13.2428949903661">
            <text:p>13.24</text:p>
          </table:table-cell>
          <table:table-cell office:value-type="float" office:value="34.1728750638574">
            <text:p>34.17</text:p>
          </table:table-cell>
          <table:table-cell office:value-type="float" office:value="293348.527819367">
            <text:p>293349</text:p>
          </table:table-cell>
          <table:table-cell office:value-type="float" office:value="0.336241035225641">
            <text:p>0.336</text:p>
          </table:table-cell>
          <table:table-cell office:value-type="float" office:value="70.1018014657695">
            <text:p>70.10</text:p>
          </table:table-cell>
          <table:table-cell table:number-columns-repeated="5"/>
        </table:table-row>
        <table:table-row table:style-name="ro1">
          <table:table-cell office:value-type="string">
            <text:p>20231021T151206p343297</text:p>
          </table:table-cell>
          <table:table-cell table:formula="of:=1/([.D305]*0.7+[.E305]/100*0.3)" office:value-type="float" office:value="0.343155694958364">
            <text:p>0.34</text:p>
          </table:table-cell>
          <table:table-cell office:value-type="float" office:value="522.298890672665">
            <text:p>522</text:p>
          </table:table-cell>
          <table:table-cell table:formula="of:=(ABS([.C305]-[.$O$2]))/[.C305]" office:value-type="float" office:value="3.74249523450048">
            <text:p>3.742</text:p>
          </table:table-cell>
          <table:table-cell office:value-type="float" office:value="98.1274820077359">
            <text:p>98.13</text:p>
          </table:table-cell>
          <table:table-cell office:value-type="float" office:value="7.18827095964876">
            <text:p>7.19</text:p>
          </table:table-cell>
          <table:table-cell office:value-type="float" office:value="16.9227432537639">
            <text:p>16.92</text:p>
          </table:table-cell>
          <table:table-cell office:value-type="float" office:value="249132.442291105">
            <text:p>249132</text:p>
          </table:table-cell>
          <table:table-cell office:value-type="float" office:value="0.0511664544461728">
            <text:p>0.051</text:p>
          </table:table-cell>
          <table:table-cell office:value-type="float" office:value="26.3097130710964">
            <text:p>26.31</text:p>
          </table:table-cell>
          <table:table-cell table:number-columns-repeated="5"/>
        </table:table-row>
        <table:table-row table:style-name="ro1">
          <table:table-cell office:value-type="string">
            <text:p>20231021T151215p343426</text:p>
          </table:table-cell>
          <table:table-cell table:formula="of:=1/([.D306]*0.7+[.E306]/100*0.3)" office:value-type="float" office:value="0.255785635389115">
            <text:p>0.26</text:p>
          </table:table-cell>
          <table:table-cell office:value-type="float" office:value="388.063567391708">
            <text:p>388</text:p>
          </table:table-cell>
          <table:table-cell table:formula="of:=(ABS([.C306]-[.$O$2]))/[.C306]" office:value-type="float" office:value="5.38297487354627">
            <text:p>5.383</text:p>
          </table:table-cell>
          <table:table-cell office:value-type="float" office:value="47.1470913855826">
            <text:p>47.15</text:p>
          </table:table-cell>
          <table:table-cell office:value-type="float" office:value="16.8831888246628">
            <text:p>16.88</text:p>
          </table:table-cell>
          <table:table-cell office:value-type="float" office:value="15.6596855697802">
            <text:p>15.66</text:p>
          </table:table-cell>
          <table:table-cell office:value-type="float" office:value="243101.718145888">
            <text:p>243102</text:p>
          </table:table-cell>
          <table:table-cell office:value-type="float" office:value="0.225108881242344">
            <text:p>0.225</text:p>
          </table:table-cell>
          <table:table-cell office:value-type="float" office:value="41.7899010815899">
            <text:p>41.79</text:p>
          </table:table-cell>
          <table:table-cell table:number-columns-repeated="5"/>
        </table:table-row>
        <table:table-row table:style-name="ro1">
          <table:table-cell office:value-type="string">
            <text:p>20231021T151218p343466</text:p>
          </table:table-cell>
          <table:table-cell table:formula="of:=1/([.D307]*0.7+[.E307]/100*0.3)" office:value-type="float" office:value="0.269350984210494">
            <text:p>0.27</text:p>
          </table:table-cell>
          <table:table-cell office:value-type="float" office:value="411.845064933294">
            <text:p>412</text:p>
          </table:table-cell>
          <table:table-cell table:formula="of:=(ABS([.C307]-[.$O$2]))/[.C307]" office:value-type="float" office:value="5.01439767258398">
            <text:p>5.014</text:p>
          </table:table-cell>
          <table:table-cell office:value-type="float" office:value="67.5165358767843">
            <text:p>67.52</text:p>
          </table:table-cell>
          <table:table-cell office:value-type="float" office:value="6.40279146993203">
            <text:p>6.40</text:p>
          </table:table-cell>
          <table:table-cell office:value-type="float" office:value="29.3109844769497">
            <text:p>29.31</text:p>
          </table:table-cell>
          <table:table-cell office:value-type="float" office:value="225272.87948908">
            <text:p>225273</text:p>
          </table:table-cell>
          <table:table-cell office:value-type="float" office:value="0.00799681671904229">
            <text:p>0.008</text:p>
          </table:table-cell>
          <table:table-cell office:value-type="float" office:value="45.9290657929632">
            <text:p>45.93</text:p>
          </table:table-cell>
          <table:table-cell table:number-columns-repeated="5"/>
        </table:table-row>
        <table:table-row table:style-name="ro1">
          <table:table-cell office:value-type="string">
            <text:p>20231021T151304p344362</text:p>
          </table:table-cell>
          <table:table-cell table:formula="of:=1/([.D308]*0.7+[.E308]/100*0.3)" office:value-type="float" office:value="0.415364312950334">
            <text:p>0.42</text:p>
          </table:table-cell>
          <table:table-cell office:value-type="float" office:value="574.924821608292">
            <text:p>575</text:p>
          </table:table-cell>
          <table:table-cell table:formula="of:=(ABS([.C308]-[.$O$2]))/[.C308]" office:value-type="float" office:value="3.30838938745218">
            <text:p>3.308</text:p>
          </table:table-cell>
          <table:table-cell office:value-type="float" office:value="30.5508356473218">
            <text:p>30.55</text:p>
          </table:table-cell>
          <table:table-cell office:value-type="float" office:value="13.4930154142582">
            <text:p>13.49</text:p>
          </table:table-cell>
          <table:table-cell office:value-type="float" office:value="27.4300330907157">
            <text:p>27.43</text:p>
          </table:table-cell>
          <table:table-cell office:value-type="float" office:value="330652.10940847">
            <text:p>330652</text:p>
          </table:table-cell>
          <table:table-cell office:value-type="float" office:value="0.278862118205478">
            <text:p>0.279</text:p>
          </table:table-cell>
          <table:table-cell office:value-type="float" office:value="73.8260458011457">
            <text:p>73.83</text:p>
          </table:table-cell>
          <table:table-cell table:number-columns-repeated="5"/>
        </table:table-row>
        <table:table-row table:style-name="ro1">
          <table:table-cell office:value-type="string">
            <text:p>20231021T151245p343987</text:p>
          </table:table-cell>
          <table:table-cell table:formula="of:=1/([.D309]*0.7+[.E309]/100*0.3)" office:value-type="float" office:value="0.626725911250587">
            <text:p>0.63</text:p>
          </table:table-cell>
          <table:table-cell office:value-type="float" office:value="822.897753528835">
            <text:p>823</text:p>
          </table:table-cell>
          <table:table-cell table:formula="of:=(ABS([.C309]-[.$O$2]))/[.C309]" office:value-type="float" office:value="2.01009449761878">
            <text:p>2.010</text:p>
          </table:table-cell>
          <table:table-cell office:value-type="float" office:value="62.8425621019804">
            <text:p>62.84</text:p>
          </table:table-cell>
          <table:table-cell office:value-type="float" office:value="12.480019258546">
            <text:p>12.48</text:p>
          </table:table-cell>
          <table:table-cell office:value-type="float" office:value="12.7404616628176">
            <text:p>12.74</text:p>
          </table:table-cell>
          <table:table-cell office:value-type="float" office:value="218579.069118431">
            <text:p>218579</text:p>
          </table:table-cell>
          <table:table-cell office:value-type="float" office:value="0.381143687144695">
            <text:p>0.381</text:p>
          </table:table-cell>
          <table:table-cell office:value-type="float" office:value="96.4850914423985">
            <text:p>96.49</text:p>
          </table:table-cell>
          <table:table-cell table:number-columns-repeated="5"/>
        </table:table-row>
        <table:table-row table:style-name="ro1">
          <table:table-cell office:value-type="string">
            <text:p>20231021T151255p344195</text:p>
          </table:table-cell>
          <table:table-cell table:formula="of:=1/([.D310]*0.7+[.E310]/100*0.3)" office:value-type="float" office:value="0.386845973507985">
            <text:p>0.39</text:p>
          </table:table-cell>
          <table:table-cell office:value-type="float" office:value="547.669736709526">
            <text:p>548</text:p>
          </table:table-cell>
          <table:table-cell table:formula="of:=(ABS([.C310]-[.$O$2]))/[.C310]" office:value-type="float" office:value="3.52279874889957">
            <text:p>3.523</text:p>
          </table:table-cell>
          <table:table-cell office:value-type="float" office:value="39.6830134905655">
            <text:p>39.68</text:p>
          </table:table-cell>
          <table:table-cell office:value-type="float" office:value="17.0037331406551">
            <text:p>17.00</text:p>
          </table:table-cell>
          <table:table-cell office:value-type="float" office:value="18.5825559288412">
            <text:p>18.58</text:p>
          </table:table-cell>
          <table:table-cell office:value-type="float" office:value="383578.758162279">
            <text:p>383579</text:p>
          </table:table-cell>
          <table:table-cell office:value-type="float" office:value="0.206274151137778">
            <text:p>0.206</text:p>
          </table:table-cell>
          <table:table-cell office:value-type="float" office:value="42.5033042734015">
            <text:p>42.50</text:p>
          </table:table-cell>
          <table:table-cell table:number-columns-repeated="5"/>
        </table:table-row>
        <table:table-row table:style-name="ro1">
          <table:table-cell office:value-type="string">
            <text:p>20231021T151227p343651</text:p>
          </table:table-cell>
          <table:table-cell table:formula="of:=1/([.D311]*0.7+[.E311]/100*0.3)" office:value-type="float" office:value="0.456624725924445">
            <text:p>0.46</text:p>
          </table:table-cell>
          <table:table-cell office:value-type="float" office:value="627.731494838802">
            <text:p>628</text:p>
          </table:table-cell>
          <table:table-cell table:formula="of:=(ABS([.C311]-[.$O$2]))/[.C311]" office:value-type="float" office:value="2.94595463245966">
            <text:p>2.946</text:p>
          </table:table-cell>
          <table:table-cell office:value-type="float" office:value="42.604636472487">
            <text:p>42.60</text:p>
          </table:table-cell>
          <table:table-cell office:value-type="float" office:value="5.73095214003845">
            <text:p>5.73</text:p>
          </table:table-cell>
          <table:table-cell office:value-type="float" office:value="25.0034533521654">
            <text:p>25.00</text:p>
          </table:table-cell>
          <table:table-cell office:value-type="float" office:value="297454.336078781">
            <text:p>297454</text:p>
          </table:table-cell>
          <table:table-cell office:value-type="float" office:value="0.206274151137778">
            <text:p>0.206</text:p>
          </table:table-cell>
          <table:table-cell office:value-type="float" office:value="67.7866225890906">
            <text:p>67.79</text:p>
          </table:table-cell>
          <table:table-cell table:number-columns-repeated="5"/>
        </table:table-row>
        <table:table-row table:style-name="ro1">
          <table:table-cell office:value-type="string">
            <text:p>20231021T151322p344794</text:p>
          </table:table-cell>
          <table:table-cell table:formula="of:=1/([.D312]*0.7+[.E312]/100*0.3)" office:value-type="float" office:value="0.188186522329585">
            <text:p>0.19</text:p>
          </table:table-cell>
          <table:table-cell office:value-type="float" office:value="293.511977898649">
            <text:p>294</text:p>
          </table:table-cell>
          <table:table-cell table:formula="of:=(ABS([.C312]-[.$O$2]))/[.C312]" office:value-type="float" office:value="7.43917859071264">
            <text:p>7.439</text:p>
          </table:table-cell>
          <table:table-cell office:value-type="float" office:value="35.4839375487202">
            <text:p>35.48</text:p>
          </table:table-cell>
          <table:table-cell office:value-type="float" office:value="17.2341040462428">
            <text:p>17.23</text:p>
          </table:table-cell>
          <table:table-cell office:value-type="float" office:value="27.437432416641">
            <text:p>27.44</text:p>
          </table:table-cell>
          <table:table-cell office:value-type="float" office:value="310566.604748562">
            <text:p>310567</text:p>
          </table:table-cell>
          <table:table-cell office:value-type="float" office:value="0.145948423438269">
            <text:p>0.146</text:p>
          </table:table-cell>
          <table:table-cell office:value-type="float" office:value="38.4801146250029">
            <text:p>38.48</text:p>
          </table:table-cell>
          <table:table-cell table:number-columns-repeated="5"/>
        </table:table-row>
        <table:table-row table:style-name="ro1">
          <table:table-cell office:value-type="string">
            <text:p>20231021T151230p343697</text:p>
          </table:table-cell>
          <table:table-cell table:formula="of:=1/([.D313]*0.7+[.E313]/100*0.3)" office:value-type="float" office:value="0.415427636058663">
            <text:p>0.42</text:p>
          </table:table-cell>
          <table:table-cell office:value-type="float" office:value="562.527856937863">
            <text:p>563</text:p>
          </table:table-cell>
          <table:table-cell table:formula="of:=(ABS([.C313]-[.$O$2]))/[.C313]" office:value-type="float" office:value="3.4033374871133">
            <text:p>3.403</text:p>
          </table:table-cell>
          <table:table-cell office:value-type="float" office:value="8.27395372706774">
            <text:p>8.27</text:p>
          </table:table-cell>
          <table:table-cell office:value-type="float" office:value="13.945929672447">
            <text:p>13.95</text:p>
          </table:table-cell>
          <table:table-cell office:value-type="float" office:value="34.1728750638574">
            <text:p>34.17</text:p>
          </table:table-cell>
          <table:table-cell office:value-type="float" office:value="380180.293389286">
            <text:p>380180</text:p>
          </table:table-cell>
          <table:table-cell office:value-type="float" office:value="0.0619530112992038">
            <text:p>0.062</text:p>
          </table:table-cell>
          <table:table-cell office:value-type="float" office:value="52.3736333497983">
            <text:p>52.37</text:p>
          </table:table-cell>
          <table:table-cell table:number-columns-repeated="5"/>
        </table:table-row>
        <table:table-row table:style-name="ro1">
          <table:table-cell office:value-type="string">
            <text:p>20231021T151313p344572</text:p>
          </table:table-cell>
          <table:table-cell table:formula="of:=1/([.D314]*0.7+[.E314]/100*0.3)" office:value-type="float" office:value="0.255990978959813">
            <text:p>0.26</text:p>
          </table:table-cell>
          <table:table-cell office:value-type="float" office:value="382.817875083741">
            <text:p>383</text:p>
          </table:table-cell>
          <table:table-cell table:formula="of:=(ABS([.C314]-[.$O$2]))/[.C314]" office:value-type="float" office:value="5.47043976057325">
            <text:p>5.470</text:p>
          </table:table-cell>
          <table:table-cell office:value-type="float" office:value="25.6932741996052">
            <text:p>25.69</text:p>
          </table:table-cell>
          <table:table-cell office:value-type="float" office:value="6.01630064468788">
            <text:p>6.02</text:p>
          </table:table-cell>
          <table:table-cell office:value-type="float" office:value="30.3967402680378">
            <text:p>30.40</text:p>
          </table:table-cell>
          <table:table-cell office:value-type="float" office:value="274904.328410253">
            <text:p>274904</text:p>
          </table:table-cell>
          <table:table-cell office:value-type="float" office:value="0.143664810870505">
            <text:p>0.144</text:p>
          </table:table-cell>
          <table:table-cell office:value-type="float" office:value="64.0767589488223">
            <text:p>64.08</text:p>
          </table:table-cell>
          <table:table-cell table:number-columns-repeated="5"/>
        </table:table-row>
        <table:table-row table:style-name="ro1">
          <table:table-cell office:value-type="string">
            <text:p>20231021T151316p344665</text:p>
          </table:table-cell>
          <table:table-cell table:formula="of:=1/([.D315]*0.7+[.E315]/100*0.3)" office:value-type="float" office:value="0.133248489681238">
            <text:p>0.13</text:p>
          </table:table-cell>
          <table:table-cell office:value-type="float" office:value="214.160485695563">
            <text:p>214</text:p>
          </table:table-cell>
          <table:table-cell table:formula="of:=(ABS([.C315]-[.$O$2]))/[.C315]" office:value-type="float" office:value="10.5660925588353">
            <text:p>10.566</text:p>
          </table:table-cell>
          <table:table-cell office:value-type="float" office:value="36.1702343411476">
            <text:p>36.17</text:p>
          </table:table-cell>
          <table:table-cell office:value-type="float" office:value="17.5181840077071">
            <text:p>17.52</text:p>
          </table:table-cell>
          <table:table-cell office:value-type="float" office:value="26.8009388624978">
            <text:p>26.80</text:p>
          </table:table-cell>
          <table:table-cell office:value-type="float" office:value="264078.425426498">
            <text:p>264078</text:p>
          </table:table-cell>
          <table:table-cell office:value-type="float" office:value="0.229492679956294">
            <text:p>0.229</text:p>
          </table:table-cell>
          <table:table-cell office:value-type="float" office:value="45.5326057778578">
            <text:p>45.53</text:p>
          </table:table-cell>
          <table:table-cell table:number-columns-repeated="5"/>
        </table:table-row>
        <table:table-row table:style-name="ro1">
          <table:table-cell office:value-type="string">
            <text:p>20231021T151251p344141</text:p>
          </table:table-cell>
          <table:table-cell table:formula="of:=1/([.D316]*0.7+[.E316]/100*0.3)" office:value-type="float" office:value="0.210743406855193">
            <text:p>0.21</text:p>
          </table:table-cell>
          <table:table-cell office:value-type="float" office:value="318.97091571083">
            <text:p>319</text:p>
          </table:table-cell>
          <table:table-cell table:formula="of:=(ABS([.C316]-[.$O$2]))/[.C316]" office:value-type="float" office:value="6.76559829751242">
            <text:p>6.766</text:p>
          </table:table-cell>
          <table:table-cell office:value-type="float" office:value="3.06270674034692">
            <text:p>3.06</text:p>
          </table:table-cell>
          <table:table-cell office:value-type="float" office:value="18.5152938342967">
            <text:p>18.52</text:p>
          </table:table-cell>
          <table:table-cell office:value-type="float" office:value="24.0199894929267">
            <text:p>24.02</text:p>
          </table:table-cell>
          <table:table-cell office:value-type="float" office:value="277092.084082571">
            <text:p>277092</text:p>
          </table:table-cell>
          <table:table-cell office:value-type="float" office:value="0.216395197382674">
            <text:p>0.216</text:p>
          </table:table-cell>
          <table:table-cell office:value-type="float" office:value="24.698917238583">
            <text:p>24.70</text:p>
          </table:table-cell>
          <table:table-cell table:number-columns-repeated="5"/>
        </table:table-row>
        <table:table-row table:style-name="ro1">
          <table:table-cell office:value-type="string">
            <text:p>20231021T151239p343858</text:p>
          </table:table-cell>
          <table:table-cell table:formula="of:=1/([.D317]*0.7+[.E317]/100*0.3)" office:value-type="float" office:value="0.217690955847309">
            <text:p>0.22</text:p>
          </table:table-cell>
          <table:table-cell office:value-type="float" office:value="329.187407806532">
            <text:p>329</text:p>
          </table:table-cell>
          <table:table-cell table:formula="of:=(ABS([.C317]-[.$O$2]))/[.C317]" office:value-type="float" office:value="6.52458915881669">
            <text:p>6.525</text:p>
          </table:table-cell>
          <table:table-cell office:value-type="float" office:value="8.81856365587734">
            <text:p>8.82</text:p>
          </table:table-cell>
          <table:table-cell office:value-type="float" office:value="6.20941941574448">
            <text:p>6.21</text:p>
          </table:table-cell>
          <table:table-cell office:value-type="float" office:value="33.7221442726166">
            <text:p>33.72</text:p>
          </table:table-cell>
          <table:table-cell office:value-type="float" office:value="280337.961882744">
            <text:p>280338</text:p>
          </table:table-cell>
          <table:table-cell office:value-type="float" office:value="0.0108325171364503">
            <text:p>0.011</text:p>
          </table:table-cell>
          <table:table-cell office:value-type="float" office:value="50.4459819969656">
            <text:p>50.45</text:p>
          </table:table-cell>
          <table:table-cell table:number-columns-repeated="5"/>
        </table:table-row>
        <table:table-row table:style-name="ro1">
          <table:table-cell office:value-type="string">
            <text:p>20231021T151331p344992</text:p>
          </table:table-cell>
          <table:table-cell table:formula="of:=1/([.D318]*0.7+[.E318]/100*0.3)" office:value-type="float" office:value="0.148058592532316">
            <text:p>0.15</text:p>
          </table:table-cell>
          <table:table-cell office:value-type="float" office:value="234.332324009903">
            <text:p>234</text:p>
          </table:table-cell>
          <table:table-cell table:formula="of:=(ABS([.C318]-[.$O$2]))/[.C318]" office:value-type="float" office:value="9.57045804698852">
            <text:p>9.570</text:p>
          </table:table-cell>
          <table:table-cell office:value-type="float" office:value="18.2540709787794">
            <text:p>18.25</text:p>
          </table:table-cell>
          <table:table-cell office:value-type="float" office:value="14.2946772639692">
            <text:p>14.29</text:p>
          </table:table-cell>
          <table:table-cell office:value-type="float" office:value="39.3146597745372">
            <text:p>39.31</text:p>
          </table:table-cell>
          <table:table-cell office:value-type="float" office:value="371152.716594548">
            <text:p>371153</text:p>
          </table:table-cell>
          <table:table-cell office:value-type="float" office:value="0.140178311897217">
            <text:p>0.140</text:p>
          </table:table-cell>
          <table:table-cell office:value-type="float" office:value="64.3752250766249">
            <text:p>64.38</text:p>
          </table:table-cell>
          <table:table-cell table:number-columns-repeated="5"/>
        </table:table-row>
        <table:table-row table:style-name="ro1">
          <table:table-cell office:value-type="string">
            <text:p>20231021T151334p345042</text:p>
          </table:table-cell>
          <table:table-cell table:formula="of:=1/([.D319]*0.7+[.E319]/100*0.3)" office:value-type="float" office:value="0.604065551804593">
            <text:p>0.60</text:p>
          </table:table-cell>
          <table:table-cell office:value-type="float" office:value="819.974890481279">
            <text:p>820</text:p>
          </table:table-cell>
          <table:table-cell table:formula="of:=(ABS([.C319]-[.$O$2]))/[.C319]" office:value-type="float" office:value="2.02082420907565">
            <text:p>2.021</text:p>
          </table:table-cell>
          <table:table-cell office:value-type="float" office:value="80.2908425509842">
            <text:p>80.29</text:p>
          </table:table-cell>
          <table:table-cell office:value-type="float" office:value="10.648531535869">
            <text:p>10.65</text:p>
          </table:table-cell>
          <table:table-cell office:value-type="float" office:value="29.506756007489">
            <text:p>29.51</text:p>
          </table:table-cell>
          <table:table-cell office:value-type="float" office:value="225990.076900061">
            <text:p>225990</text:p>
          </table:table-cell>
          <table:table-cell office:value-type="float" office:value="0.0511664544461728">
            <text:p>0.051</text:p>
          </table:table-cell>
          <table:table-cell office:value-type="float" office:value="90.5202085010286">
            <text:p>90.52</text:p>
          </table:table-cell>
          <table:table-cell table:number-columns-repeated="5"/>
        </table:table-row>
        <table:table-row table:style-name="ro1">
          <table:table-cell office:value-type="string">
            <text:p>20231021T151310p344483</text:p>
          </table:table-cell>
          <table:table-cell table:formula="of:=1/([.D320]*0.7+[.E320]/100*0.3)" office:value-type="float" office:value="0.260240089523144">
            <text:p>0.26</text:p>
          </table:table-cell>
          <table:table-cell office:value-type="float" office:value="390.567311613574">
            <text:p>391</text:p>
          </table:table-cell>
          <table:table-cell table:formula="of:=(ABS([.C320]-[.$O$2]))/[.C320]" office:value-type="float" office:value="5.34205660931178">
            <text:p>5.342</text:p>
          </table:table-cell>
          <table:table-cell office:value-type="float" office:value="34.3886253621858">
            <text:p>34.39</text:p>
          </table:table-cell>
          <table:table-cell office:value-type="float" office:value="18.8190028901734">
            <text:p>18.82</text:p>
          </table:table-cell>
          <table:table-cell office:value-type="float" office:value="34.1245889864686">
            <text:p>34.12</text:p>
          </table:table-cell>
          <table:table-cell office:value-type="float" office:value="204472.734763524">
            <text:p>204473</text:p>
          </table:table-cell>
          <table:table-cell office:value-type="float" office:value="0.198372073225294">
            <text:p>0.198</text:p>
          </table:table-cell>
          <table:table-cell office:value-type="float" office:value="32.8848573711799">
            <text:p>32.88</text:p>
          </table:table-cell>
          <table:table-cell table:number-columns-repeated="5"/>
        </table:table-row>
        <table:table-row table:style-name="ro1">
          <table:table-cell office:value-type="string">
            <text:p>20231021T151221p343545</text:p>
          </table:table-cell>
          <table:table-cell table:formula="of:=1/([.D321]*0.7+[.E321]/100*0.3)" office:value-type="float" office:value="0.300008115504007">
            <text:p>0.30</text:p>
          </table:table-cell>
          <table:table-cell office:value-type="float" office:value="446.173229460146">
            <text:p>446</text:p>
          </table:table-cell>
          <table:table-cell table:formula="of:=(ABS([.C321]-[.$O$2]))/[.C321]" office:value-type="float" office:value="4.55165535816007">
            <text:p>4.552</text:p>
          </table:table-cell>
          <table:table-cell office:value-type="float" office:value="49.0281375979298">
            <text:p>49.03</text:p>
          </table:table-cell>
          <table:table-cell office:value-type="float" office:value="7.95990566037736">
            <text:p>7.96</text:p>
          </table:table-cell>
          <table:table-cell office:value-type="float" office:value="36.8346340825718">
            <text:p>36.83</text:p>
          </table:table-cell>
          <table:table-cell office:value-type="float" office:value="382712.418379746">
            <text:p>382712</text:p>
          </table:table-cell>
          <table:table-cell office:value-type="float" office:value="0.242721613370036">
            <text:p>0.243</text:p>
          </table:table-cell>
          <table:table-cell office:value-type="float" office:value="24.1243712835991">
            <text:p>24.12</text:p>
          </table:table-cell>
          <table:table-cell table:number-columns-repeated="5"/>
        </table:table-row>
        <table:table-row table:style-name="ro1">
          <table:table-cell office:value-type="string">
            <text:p>20231021T151236p343816</text:p>
          </table:table-cell>
          <table:table-cell table:formula="of:=1/([.D322]*0.7+[.E322]/100*0.3)" office:value-type="float" office:value="0.320162868376468">
            <text:p>0.32</text:p>
          </table:table-cell>
          <table:table-cell office:value-type="float" office:value="463.203971759183">
            <text:p>463</text:p>
          </table:table-cell>
          <table:table-cell table:formula="of:=(ABS([.C322]-[.$O$2]))/[.C322]" office:value-type="float" office:value="4.34753618496125">
            <text:p>4.348</text:p>
          </table:table-cell>
          <table:table-cell office:value-type="float" office:value="26.7116560463166">
            <text:p>26.71</text:p>
          </table:table-cell>
          <table:table-cell office:value-type="float" office:value="8.47690778806423">
            <text:p>8.48</text:p>
          </table:table-cell>
          <table:table-cell office:value-type="float" office:value="28.088903259887">
            <text:p>28.09</text:p>
          </table:table-cell>
          <table:table-cell office:value-type="float" office:value="323607.610490418">
            <text:p>323608</text:p>
          </table:table-cell>
          <table:table-cell office:value-type="float" office:value="0.063608974268807">
            <text:p>0.064</text:p>
          </table:table-cell>
          <table:table-cell office:value-type="float" office:value="32.9291316264638">
            <text:p>32.93</text:p>
          </table:table-cell>
          <table:table-cell table:number-columns-repeated="5"/>
        </table:table-row>
        <table:table-row table:style-name="ro1">
          <table:table-cell office:value-type="string">
            <text:p>20231021T151209p343329</text:p>
          </table:table-cell>
          <table:table-cell table:formula="of:=1/([.D323]*0.7+[.E323]/100*0.3)" office:value-type="float" office:value="0.479087552680278">
            <text:p>0.48</text:p>
          </table:table-cell>
          <table:table-cell office:value-type="float" office:value="657.037211549752">
            <text:p>657</text:p>
          </table:table-cell>
          <table:table-cell table:formula="of:=(ABS([.C323]-[.$O$2]))/[.C323]" office:value-type="float" office:value="2.7699539028505">
            <text:p>2.770</text:p>
          </table:table-cell>
          <table:table-cell office:value-type="float" office:value="49.4444729046159">
            <text:p>49.44</text:p>
          </table:table-cell>
          <table:table-cell office:value-type="float" office:value="16.2586705202312">
            <text:p>16.26</text:p>
          </table:table-cell>
          <table:table-cell office:value-type="float" office:value="32.6791980954853">
            <text:p>32.68</text:p>
          </table:table-cell>
          <table:table-cell office:value-type="float" office:value="252473.322501912">
            <text:p>252473</text:p>
          </table:table-cell>
          <table:table-cell office:value-type="float" office:value="0.147727973504469">
            <text:p>0.148</text:p>
          </table:table-cell>
          <table:table-cell office:value-type="float" office:value="12.8109162064203">
            <text:p>12.81</text:p>
          </table:table-cell>
          <table:table-cell table:number-columns-repeated="5"/>
        </table:table-row>
        <table:table-row table:style-name="ro1">
          <table:table-cell office:value-type="string">
            <text:p>20231021T151340p345159</text:p>
          </table:table-cell>
          <table:table-cell table:formula="of:=1/([.D324]*0.7+[.E324]/100*0.3)" office:value-type="float" office:value="0.221400081064955">
            <text:p>0.22</text:p>
          </table:table-cell>
          <table:table-cell office:value-type="float" office:value="338.057016336434">
            <text:p>338</text:p>
          </table:table-cell>
          <table:table-cell table:formula="of:=(ABS([.C324]-[.$O$2]))/[.C324]" office:value-type="float" office:value="6.32716636632352">
            <text:p>6.327</text:p>
          </table:table-cell>
          <table:table-cell office:value-type="float" office:value="29.231241192822">
            <text:p>29.23</text:p>
          </table:table-cell>
          <table:table-cell office:value-type="float" office:value="7.76843650086483">
            <text:p>7.77</text:p>
          </table:table-cell>
          <table:table-cell office:value-type="float" office:value="14.6483223213002">
            <text:p>14.65</text:p>
          </table:table-cell>
          <table:table-cell office:value-type="float" office:value="237760.791770079">
            <text:p>237761</text:p>
          </table:table-cell>
          <table:table-cell office:value-type="float" office:value="0.362531223902256">
            <text:p>0.363</text:p>
          </table:table-cell>
          <table:table-cell office:value-type="float" office:value="18.2825804699117">
            <text:p>18.28</text:p>
          </table:table-cell>
          <table:table-cell table:number-columns-repeated="5"/>
        </table:table-row>
        <table:table-row table:style-name="ro1">
          <table:table-cell office:value-type="string">
            <text:p>20231021T151307p344441</text:p>
          </table:table-cell>
          <table:table-cell table:formula="of:=1/([.D325]*0.7+[.E325]/100*0.3)" office:value-type="float" office:value="0.660305996684477">
            <text:p>0.66</text:p>
          </table:table-cell>
          <table:table-cell office:value-type="float" office:value="841.866058537168">
            <text:p>842</text:p>
          </table:table-cell>
          <table:table-cell table:formula="of:=(ABS([.C325]-[.$O$2]))/[.C325]" office:value-type="float" office:value="1.94227326886661">
            <text:p>1.942</text:p>
          </table:table-cell>
          <table:table-cell office:value-type="float" office:value="51.6193602514733">
            <text:p>51.62</text:p>
          </table:table-cell>
          <table:table-cell office:value-type="float" office:value="7.14122316812033">
            <text:p>7.14</text:p>
          </table:table-cell>
          <table:table-cell office:value-type="float" office:value="38.5195537114107">
            <text:p>38.52</text:p>
          </table:table-cell>
          <table:table-cell office:value-type="float" office:value="209467.169626242">
            <text:p>209467</text:p>
          </table:table-cell>
          <table:table-cell office:value-type="float" office:value="0.155533671892616">
            <text:p>0.156</text:p>
          </table:table-cell>
          <table:table-cell office:value-type="float" office:value="8.6499219147829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1021T151343p345236</text:p>
          </table:table-cell>
          <table:table-cell table:formula="of:=1/([.D326]*0.7+[.E326]/100*0.3)" office:value-type="float" office:value="0.254266748959012">
            <text:p>0.25</text:p>
          </table:table-cell>
          <table:table-cell office:value-type="float" office:value="381.698032224455">
            <text:p>382</text:p>
          </table:table-cell>
          <table:table-cell table:formula="of:=(ABS([.C326]-[.$O$2]))/[.C326]" office:value-type="float" office:value="5.48942302784369">
            <text:p>5.489</text:p>
          </table:table-cell>
          <table:table-cell office:value-type="float" office:value="30.09382499363">
            <text:p>30.09</text:p>
          </table:table-cell>
          <table:table-cell office:value-type="float" office:value="17.8700626204239">
            <text:p>17.87</text:p>
          </table:table-cell>
          <table:table-cell office:value-type="float" office:value="14.6483223213002">
            <text:p>14.65</text:p>
          </table:table-cell>
          <table:table-cell office:value-type="float" office:value="237760.791770079">
            <text:p>237761</text:p>
          </table:table-cell>
          <table:table-cell office:value-type="float" office:value="0.362531223902256">
            <text:p>0.363</text:p>
          </table:table-cell>
          <table:table-cell office:value-type="float" office:value="18.2825804699117">
            <text:p>18.28</text:p>
          </table:table-cell>
          <table:table-cell table:number-columns-repeated="5"/>
        </table:table-row>
        <table:table-row table:style-name="ro1">
          <table:table-cell office:value-type="string">
            <text:p>20231021T151233p343737</text:p>
          </table:table-cell>
          <table:table-cell table:formula="of:=1/([.D327]*0.7+[.E327]/100*0.3)" office:value-type="float" office:value="0.323728437021372">
            <text:p>0.32</text:p>
          </table:table-cell>
          <table:table-cell office:value-type="float" office:value="471.482966498686">
            <text:p>471</text:p>
          </table:table-cell>
          <table:table-cell table:formula="of:=(ABS([.C327]-[.$O$2]))/[.C327]" office:value-type="float" office:value="4.25363624139941">
            <text:p>4.254</text:p>
          </table:table-cell>
          <table:table-cell office:value-type="float" office:value="37.1544865114124">
            <text:p>37.15</text:p>
          </table:table-cell>
          <table:table-cell office:value-type="float" office:value="14.5016859344894">
            <text:p>14.50</text:p>
          </table:table-cell>
          <table:table-cell office:value-type="float" office:value="15.521839114417">
            <text:p>15.52</text:p>
          </table:table-cell>
          <table:table-cell office:value-type="float" office:value="209946.007981061">
            <text:p>209946</text:p>
          </table:table-cell>
          <table:table-cell office:value-type="float" office:value="0.0510062549042093">
            <text:p>0.051</text:p>
          </table:table-cell>
          <table:table-cell office:value-type="float" office:value="73.4404566972059">
            <text:p>73.44</text:p>
          </table:table-cell>
          <table:table-cell table:number-columns-repeated="5"/>
        </table:table-row>
        <table:table-row table:style-name="ro1">
          <table:table-cell office:value-type="string">
            <text:p>20231021T151325p344844</text:p>
          </table:table-cell>
          <table:table-cell table:formula="of:=1/([.D328]*0.7+[.E328]/100*0.3)" office:value-type="float" office:value="0.357895664485737">
            <text:p>0.36</text:p>
          </table:table-cell>
          <table:table-cell office:value-type="float" office:value="515.61145162517">
            <text:p>516</text:p>
          </table:table-cell>
          <table:table-cell table:formula="of:=(ABS([.C328]-[.$O$2]))/[.C328]" office:value-type="float" office:value="3.8040050161661">
            <text:p>3.804</text:p>
          </table:table-cell>
          <table:table-cell office:value-type="float" office:value="43.7689645202757">
            <text:p>43.77</text:p>
          </table:table-cell>
          <table:table-cell office:value-type="float" office:value="17.6829238921002">
            <text:p>17.68</text:p>
          </table:table-cell>
          <table:table-cell office:value-type="float" office:value="21.734906121093">
            <text:p>21.73</text:p>
          </table:table-cell>
          <table:table-cell office:value-type="float" office:value="310566.604748562">
            <text:p>310567</text:p>
          </table:table-cell>
          <table:table-cell office:value-type="float" office:value="0.301566829190439">
            <text:p>0.302</text:p>
          </table:table-cell>
          <table:table-cell office:value-type="float" office:value="12.659647632794">
            <text:p>12.66</text:p>
          </table:table-cell>
          <table:table-cell table:number-columns-repeated="5"/>
        </table:table-row>
        <table:table-row table:style-name="ro1">
          <table:table-cell office:value-type="string">
            <text:p>20231021T151248p344065</text:p>
          </table:table-cell>
          <table:table-cell table:formula="of:=1/([.D329]*0.7+[.E329]/100*0.3)" office:value-type="float" office:value="0.437340623180147">
            <text:p>0.44</text:p>
          </table:table-cell>
          <table:table-cell office:value-type="float" office:value="601.087991309069">
            <text:p>601</text:p>
          </table:table-cell>
          <table:table-cell table:formula="of:=(ABS([.C329]-[.$O$2]))/[.C329]" office:value-type="float" office:value="3.12086089859408">
            <text:p>3.121</text:p>
          </table:table-cell>
          <table:table-cell office:value-type="float" office:value="33.9815409028472">
            <text:p>33.98</text:p>
          </table:table-cell>
          <table:table-cell office:value-type="float" office:value="14.3403179190751">
            <text:p>14.34</text:p>
          </table:table-cell>
          <table:table-cell office:value-type="float" office:value="36.4888868232334">
            <text:p>36.49</text:p>
          </table:table-cell>
          <table:table-cell office:value-type="float" office:value="337060.892949786">
            <text:p>337061</text:p>
          </table:table-cell>
          <table:table-cell office:value-type="float" office:value="0.216395197382674">
            <text:p>0.216</text:p>
          </table:table-cell>
          <table:table-cell office:value-type="float" office:value="96.255397390636">
            <text:p>96.26</text:p>
          </table:table-cell>
          <table:table-cell table:number-columns-repeated="5"/>
        </table:table-row>
        <table:table-row table:style-name="ro1">
          <table:table-cell office:value-type="string">
            <text:p>20231021T151212p343382</text:p>
          </table:table-cell>
          <table:table-cell table:formula="of:=1/([.D330]*0.7+[.E330]/100*0.3)" office:value-type="float" office:value="0.261842278486899">
            <text:p>0.26</text:p>
          </table:table-cell>
          <table:table-cell office:value-type="float" office:value="392.998137693912">
            <text:p>393</text:p>
          </table:table-cell>
          <table:table-cell table:formula="of:=(ABS([.C330]-[.$O$2]))/[.C330]" office:value-type="float" office:value="5.30282884935506">
            <text:p>5.303</text:p>
          </table:table-cell>
          <table:table-cell office:value-type="float" office:value="35.7042520956241">
            <text:p>35.70</text:p>
          </table:table-cell>
          <table:table-cell office:value-type="float" office:value="17.8722302504817">
            <text:p>17.87</text:p>
          </table:table-cell>
          <table:table-cell office:value-type="float" office:value="20.7686156198987">
            <text:p>20.77</text:p>
          </table:table-cell>
          <table:table-cell office:value-type="float" office:value="252473.322501912">
            <text:p>252473</text:p>
          </table:table-cell>
          <table:table-cell office:value-type="float" office:value="0.276800743565077">
            <text:p>0.277</text:p>
          </table:table-cell>
          <table:table-cell office:value-type="float" office:value="11.2936569920914">
            <text:p>11.29</text:p>
          </table:table-cell>
          <table:table-cell table:number-columns-repeated="5"/>
        </table:table-row>
        <table:table-row table:style-name="ro1">
          <table:table-cell office:value-type="string">
            <text:p>20231021T151242p343916</text:p>
          </table:table-cell>
          <table:table-cell table:formula="of:=1/([.D331]*0.7+[.E331]/100*0.3)" office:value-type="float" office:value="0.627660824218518">
            <text:p>0.63</text:p>
          </table:table-cell>
          <table:table-cell office:value-type="float" office:value="848.542989124753">
            <text:p>849</text:p>
          </table:table-cell>
          <table:table-cell table:formula="of:=(ABS([.C331]-[.$O$2]))/[.C331]" office:value-type="float" office:value="1.91912140191619">
            <text:p>1.919</text:p>
          </table:table-cell>
          <table:table-cell office:value-type="float" office:value="83.2773951142384">
            <text:p>83.28</text:p>
          </table:table-cell>
          <table:table-cell office:value-type="float" office:value="17.0413053949904">
            <text:p>17.04</text:p>
          </table:table-cell>
          <table:table-cell office:value-type="float" office:value="29.7159350330748">
            <text:p>29.72</text:p>
          </table:table-cell>
          <table:table-cell office:value-type="float" office:value="328059.40974778">
            <text:p>328059</text:p>
          </table:table-cell>
          <table:table-cell office:value-type="float" office:value="0.0464664253455695">
            <text:p>0.046</text:p>
          </table:table-cell>
          <table:table-cell office:value-type="float" office:value="3.06902783239775">
            <text:p>3.07</text:p>
          </table:table-cell>
          <table:table-cell table:number-columns-repeated="5"/>
        </table:table-row>
        <table:table-row table:style-name="ro1">
          <table:table-cell office:value-type="string">
            <text:p>20231021T151200p343206</text:p>
          </table:table-cell>
          <table:table-cell table:formula="of:=1/([.D332]*0.7+[.E332]/100*0.3)" office:value-type="float" office:value="0.738938160024594">
            <text:p>0.74</text:p>
          </table:table-cell>
          <table:table-cell office:value-type="float" office:value="1054.03906321842">
            <text:p>1054</text:p>
          </table:table-cell>
          <table:table-cell table:formula="of:=(ABS([.C332]-[.$O$2]))/[.C332]" office:value-type="float" office:value="1.35000778096088">
            <text:p>1.350</text:p>
          </table:table-cell>
          <table:table-cell office:value-type="float" office:value="136.095923558059">
            <text:p>136.10</text:p>
          </table:table-cell>
          <table:table-cell office:value-type="float" office:value="10.5704479768786">
            <text:p>10.57</text:p>
          </table:table-cell>
          <table:table-cell office:value-type="float" office:value="13.9369732733493">
            <text:p>13.94</text:p>
          </table:table-cell>
          <table:table-cell office:value-type="float" office:value="307777.837262433">
            <text:p>307778</text:p>
          </table:table-cell>
          <table:table-cell office:value-type="float" office:value="0.0516800670852931">
            <text:p>0.052</text:p>
          </table:table-cell>
          <table:table-cell office:value-type="float" office:value="96.0171185366042">
            <text:p>96.02</text:p>
          </table:table-cell>
          <table:table-cell table:number-columns-repeated="5"/>
        </table:table-row>
        <table:table-row table:style-name="ro1">
          <table:table-cell office:value-type="string">
            <text:p>20231021T151337p345112</text:p>
          </table:table-cell>
          <table:table-cell table:formula="of:=1/([.D333]*0.7+[.E333]/100*0.3)" office:value-type="float" office:value="0.454149154477778">
            <text:p>0.45</text:p>
          </table:table-cell>
          <table:table-cell office:value-type="float" office:value="605.764843991174">
            <text:p>606</text:p>
          </table:table-cell>
          <table:table-cell table:formula="of:=(ABS([.C333]-[.$O$2]))/[.C333]" office:value-type="float" office:value="3.08904548451493">
            <text:p>3.089</text:p>
          </table:table-cell>
          <table:table-cell office:value-type="float" office:value="13.1959756448859">
            <text:p>13.20</text:p>
          </table:table-cell>
          <table:table-cell office:value-type="float" office:value="7.77246573909405">
            <text:p>7.77</text:p>
          </table:table-cell>
          <table:table-cell office:value-type="float" office:value="20.9385853358507">
            <text:p>20.94</text:p>
          </table:table-cell>
          <table:table-cell office:value-type="float" office:value="328614.108835623">
            <text:p>328614</text:p>
          </table:table-cell>
          <table:table-cell office:value-type="float" office:value="0.229019457205611">
            <text:p>0.229</text:p>
          </table:table-cell>
          <table:table-cell office:value-type="float" office:value="8.6499219147829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1021T151319p344727</text:p>
          </table:table-cell>
          <table:table-cell table:formula="of:=1/([.D334]*0.7+[.E334]/100*0.3)" office:value-type="float" office:value="1.88273867433832">
            <text:p>1.88</text:p>
          </table:table-cell>
          <table:table-cell office:value-type="float" office:value="1581.69905526145">
            <text:p>1582</text:p>
          </table:table-cell>
          <table:table-cell table:formula="of:=(ABS([.C334]-[.$O$2]))/[.C334]" office:value-type="float" office:value="0.56603747834354">
            <text:p>0.566</text:p>
          </table:table-cell>
          <table:table-cell office:value-type="float" office:value="44.9716411063878">
            <text:p>44.97</text:p>
          </table:table-cell>
          <table:table-cell office:value-type="float" office:value="20.080563583815">
            <text:p>20.08</text:p>
          </table:table-cell>
          <table:table-cell office:value-type="float" office:value="36.7598023189165">
            <text:p>36.76</text:p>
          </table:table-cell>
          <table:table-cell office:value-type="float" office:value="348290.301450259">
            <text:p>348290</text:p>
          </table:table-cell>
          <table:table-cell office:value-type="float" office:value="0.262451480869904">
            <text:p>0.262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21T151224p343589</text:p>
          </table:table-cell>
          <table:table-cell table:formula="of:=1/([.D335]*0.7+[.E335]/100*0.3)" office:value-type="float" office:value="0.47441476966476">
            <text:p>0.47</text:p>
          </table:table-cell>
          <table:table-cell office:value-type="float" office:value="642.246289364964">
            <text:p>642</text:p>
          </table:table-cell>
          <table:table-cell table:formula="of:=(ABS([.C335]-[.$O$2]))/[.C335]" office:value-type="float" office:value="2.85677588335962">
            <text:p>2.857</text:p>
          </table:table-cell>
          <table:table-cell office:value-type="float" office:value="36.0390192986032">
            <text:p>36.04</text:p>
          </table:table-cell>
          <table:table-cell office:value-type="float" office:value="19.3393545279383">
            <text:p>19.34</text:p>
          </table:table-cell>
          <table:table-cell office:value-type="float" office:value="26.7942304138691">
            <text:p>26.79</text:p>
          </table:table-cell>
          <table:table-cell office:value-type="float" office:value="370944.833774333">
            <text:p>370945</text:p>
          </table:table-cell>
          <table:table-cell office:value-type="float" office:value="0.0962438374471353">
            <text:p>0.096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1T230521p382769</text:p>
          </table:table-cell>
          <table:table-cell table:formula="of:=1/([.D336]*0.7+[.E336]/100*0.3)" office:value-type="float" office:value="0.333835319258153">
            <text:p>0.33</text:p>
          </table:table-cell>
          <table:table-cell office:value-type="float" office:value="525.237444470415">
            <text:p>525</text:p>
          </table:table-cell>
          <table:table-cell table:formula="of:=(ABS([.C336]-[.$O$2]))/[.C336]" office:value-type="float" office:value="3.71596232537744">
            <text:p>3.716</text:p>
          </table:table-cell>
          <table:table-cell office:value-type="float" office:value="131.438430802718">
            <text:p>131.44</text:p>
          </table:table-cell>
          <table:table-cell office:value-type="float" office:value="10.1953275529865">
            <text:p>10.20</text:p>
          </table:table-cell>
          <table:table-cell office:value-type="float" office:value="13.8917379755697">
            <text:p>13.89</text:p>
          </table:table-cell>
          <table:table-cell office:value-type="float" office:value="209467.169626242">
            <text:p>209467</text:p>
          </table:table-cell>
          <table:table-cell office:value-type="float" office:value="0.27068490407349">
            <text:p>0.271</text:p>
          </table:table-cell>
          <table:table-cell office:value-type="float" office:value="70.9976274111001">
            <text:p>71.00</text:p>
          </table:table-cell>
          <table:table-cell table:number-columns-repeated="5"/>
        </table:table-row>
        <table:table-row table:style-name="ro1">
          <table:table-cell office:value-type="string">
            <text:p>20231021T230643p384381</text:p>
          </table:table-cell>
          <table:table-cell table:formula="of:=1/([.D337]*0.7+[.E337]/100*0.3)" office:value-type="float" office:value="0.348116883266588">
            <text:p>0.35</text:p>
          </table:table-cell>
          <table:table-cell office:value-type="float" office:value="528.713104921394">
            <text:p>529</text:p>
          </table:table-cell>
          <table:table-cell table:formula="of:=(ABS([.C337]-[.$O$2]))/[.C337]" office:value-type="float" office:value="3.68496047656747">
            <text:p>3.685</text:p>
          </table:table-cell>
          <table:table-cell office:value-type="float" office:value="97.7086869963692">
            <text:p>97.71</text:p>
          </table:table-cell>
          <table:table-cell office:value-type="float" office:value="4.37130322580645">
            <text:p>4.37</text:p>
          </table:table-cell>
          <table:table-cell office:value-type="float" office:value="35.8574118214139">
            <text:p>35.86</text:p>
          </table:table-cell>
          <table:table-cell office:value-type="float" office:value="364234.62213862">
            <text:p>364235</text:p>
          </table:table-cell>
          <table:table-cell office:value-type="float" office:value="0.304002923673136">
            <text:p>0.304</text:p>
          </table:table-cell>
          <table:table-cell office:value-type="float" office:value="50.8689197572399">
            <text:p>50.87</text:p>
          </table:table-cell>
          <table:table-cell table:number-columns-repeated="5"/>
        </table:table-row>
        <table:table-row table:style-name="ro1">
          <table:table-cell office:value-type="string">
            <text:p>20231021T230646p384469</text:p>
          </table:table-cell>
          <table:table-cell table:formula="of:=1/([.D338]*0.7+[.E338]/100*0.3)" office:value-type="float" office:value="0.35631615710208">
            <text:p>0.36</text:p>
          </table:table-cell>
          <table:table-cell office:value-type="float" office:value="537.866595739598">
            <text:p>538</text:p>
          </table:table-cell>
          <table:table-cell table:formula="of:=(ABS([.C338]-[.$O$2]))/[.C338]" office:value-type="float" office:value="3.60523114768631">
            <text:p>3.605</text:p>
          </table:table-cell>
          <table:table-cell office:value-type="float" office:value="94.2781874892752">
            <text:p>94.28</text:p>
          </table:table-cell>
          <table:table-cell office:value-type="float" office:value="4.27132018209408">
            <text:p>4.27</text:p>
          </table:table-cell>
          <table:table-cell office:value-type="float" office:value="35.8574118214139">
            <text:p>35.86</text:p>
          </table:table-cell>
          <table:table-cell office:value-type="float" office:value="364234.62213862">
            <text:p>364235</text:p>
          </table:table-cell>
          <table:table-cell office:value-type="float" office:value="0.304002923673136">
            <text:p>0.304</text:p>
          </table:table-cell>
          <table:table-cell office:value-type="float" office:value="50.8689197572399">
            <text:p>50.87</text:p>
          </table:table-cell>
          <table:table-cell table:number-columns-repeated="5"/>
        </table:table-row>
        <table:table-row table:style-name="ro1">
          <table:table-cell office:value-type="string">
            <text:p>20231021T230634p384194</text:p>
          </table:table-cell>
          <table:table-cell table:formula="of:=1/([.D339]*0.7+[.E339]/100*0.3)" office:value-type="float" office:value="0.33578142469475">
            <text:p>0.34</text:p>
          </table:table-cell>
          <table:table-cell office:value-type="float" office:value="510.583707619889">
            <text:p>511</text:p>
          </table:table-cell>
          <table:table-cell table:formula="of:=(ABS([.C339]-[.$O$2]))/[.C339]" office:value-type="float" office:value="3.85131030041412">
            <text:p>3.851</text:p>
          </table:table-cell>
          <table:table-cell office:value-type="float" office:value="94.0702009309691">
            <text:p>94.07</text:p>
          </table:table-cell>
          <table:table-cell office:value-type="float" office:value="10.5895953757225">
            <text:p>10.59</text:p>
          </table:table-cell>
          <table:table-cell office:value-type="float" office:value="29.5004957280141">
            <text:p>29.50</text:p>
          </table:table-cell>
          <table:table-cell office:value-type="float" office:value="396633.78727352">
            <text:p>396634</text:p>
          </table:table-cell>
          <table:table-cell office:value-type="float" office:value="0.0899947218588974">
            <text:p>0.090</text:p>
          </table:table-cell>
          <table:table-cell office:value-type="float" office:value="70.2646703022779">
            <text:p>70.26</text:p>
          </table:table-cell>
          <table:table-cell table:number-columns-repeated="5"/>
        </table:table-row>
        <table:table-row table:style-name="ro1">
          <table:table-cell office:value-type="string">
            <text:p>20231021T230543p383112</text:p>
          </table:table-cell>
          <table:table-cell table:formula="of:=1/([.D340]*0.7+[.E340]/100*0.3)" office:value-type="float" office:value="0.500715433098186">
            <text:p>0.50</text:p>
          </table:table-cell>
          <table:table-cell office:value-type="float" office:value="702.028423257301">
            <text:p>702</text:p>
          </table:table-cell>
          <table:table-cell table:formula="of:=(ABS([.C340]-[.$O$2]))/[.C340]" office:value-type="float" office:value="2.52834716934552">
            <text:p>2.528</text:p>
          </table:table-cell>
          <table:table-cell office:value-type="float" office:value="75.7664459902856">
            <text:p>75.77</text:p>
          </table:table-cell>
          <table:table-cell office:value-type="float" office:value="11.4393063583815">
            <text:p>11.44</text:p>
          </table:table-cell>
          <table:table-cell office:value-type="float" office:value="16.2201425588514">
            <text:p>16.22</text:p>
          </table:table-cell>
          <table:table-cell office:value-type="float" office:value="380180.293389286">
            <text:p>380180</text:p>
          </table:table-cell>
          <table:table-cell office:value-type="float" office:value="0.0404419396317405">
            <text:p>0.040</text:p>
          </table:table-cell>
          <table:table-cell office:value-type="float" office:value="71.637608257609">
            <text:p>71.64</text:p>
          </table:table-cell>
          <table:table-cell table:number-columns-repeated="5"/>
        </table:table-row>
        <table:table-row table:style-name="ro1">
          <table:table-cell office:value-type="string">
            <text:p>20231021T230622p383938</text:p>
          </table:table-cell>
          <table:table-cell table:formula="of:=1/([.D341]*0.7+[.E341]/100*0.3)" office:value-type="float" office:value="0.127500928006408">
            <text:p>0.13</text:p>
          </table:table-cell>
          <table:table-cell office:value-type="float" office:value="205.561142742294">
            <text:p>206</text:p>
          </table:table-cell>
          <table:table-cell table:formula="of:=(ABS([.C341]-[.$O$2]))/[.C341]" office:value-type="float" office:value="11.0499427418797">
            <text:p>11.050</text:p>
          </table:table-cell>
          <table:table-cell office:value-type="float" office:value="36.0400832904105">
            <text:p>36.04</text:p>
          </table:table-cell>
          <table:table-cell office:value-type="float" office:value="13.2374759152216">
            <text:p>13.24</text:p>
          </table:table-cell>
          <table:table-cell office:value-type="float" office:value="20.6271820824786">
            <text:p>20.63</text:p>
          </table:table-cell>
          <table:table-cell office:value-type="float" office:value="209467.169626242">
            <text:p>209467</text:p>
          </table:table-cell>
          <table:table-cell office:value-type="float" office:value="0.338554271637817">
            <text:p>0.339</text:p>
          </table:table-cell>
          <table:table-cell office:value-type="float" office:value="54.1213827050723">
            <text:p>54.12</text:p>
          </table:table-cell>
          <table:table-cell table:number-columns-repeated="5"/>
        </table:table-row>
        <table:table-row table:style-name="ro1">
          <table:table-cell office:value-type="string">
            <text:p>20231021T230640p384319</text:p>
          </table:table-cell>
          <table:table-cell table:formula="of:=1/([.D342]*0.7+[.E342]/100*0.3)" office:value-type="float" office:value="0.452323274630695">
            <text:p>0.45</text:p>
          </table:table-cell>
          <table:table-cell office:value-type="float" office:value="600.522501518894">
            <text:p>601</text:p>
          </table:table-cell>
          <table:table-cell table:formula="of:=(ABS([.C342]-[.$O$2]))/[.C342]" office:value-type="float" office:value="3.12474136062338">
            <text:p>3.125</text:p>
          </table:table-cell>
          <table:table-cell office:value-type="float" office:value="7.82974579473385">
            <text:p>7.83</text:p>
          </table:table-cell>
          <table:table-cell office:value-type="float" office:value="12.8381502890173">
            <text:p>12.84</text:p>
          </table:table-cell>
          <table:table-cell office:value-type="float" office:value="18.6404666495171">
            <text:p>18.64</text:p>
          </table:table-cell>
          <table:table-cell office:value-type="float" office:value="348290.301450259">
            <text:p>348290</text:p>
          </table:table-cell>
          <table:table-cell office:value-type="float" office:value="0.364612260708164">
            <text:p>0.365</text:p>
          </table:table-cell>
          <table:table-cell office:value-type="float" office:value="57.9527732837197">
            <text:p>57.95</text:p>
          </table:table-cell>
          <table:table-cell table:number-columns-repeated="5"/>
        </table:table-row>
        <table:table-row table:style-name="ro1">
          <table:table-cell office:value-type="string">
            <text:p>20231021T230515p382678</text:p>
          </table:table-cell>
          <table:table-cell table:formula="of:=1/([.D343]*0.7+[.E343]/100*0.3)" office:value-type="float" office:value="0.378321446528032">
            <text:p>0.38</text:p>
          </table:table-cell>
          <table:table-cell office:value-type="float" office:value="534.908664968272">
            <text:p>535</text:p>
          </table:table-cell>
          <table:table-cell table:formula="of:=(ABS([.C343]-[.$O$2]))/[.C343]" office:value-type="float" office:value="3.63069709320735">
            <text:p>3.631</text:p>
          </table:table-cell>
          <table:table-cell office:value-type="float" office:value="33.9222963331007">
            <text:p>33.92</text:p>
          </table:table-cell>
          <table:table-cell office:value-type="float" office:value="17.7243497109827">
            <text:p>17.72</text:p>
          </table:table-cell>
          <table:table-cell office:value-type="float" office:value="31.5159442033666">
            <text:p>31.52</text:p>
          </table:table-cell>
          <table:table-cell office:value-type="float" office:value="369104.260277427">
            <text:p>369104</text:p>
          </table:table-cell>
          <table:table-cell office:value-type="float" office:value="0.309278454751615">
            <text:p>0.309</text:p>
          </table:table-cell>
          <table:table-cell office:value-type="float" office:value="31.4219101575853">
            <text:p>31.42</text:p>
          </table:table-cell>
          <table:table-cell table:number-columns-repeated="5"/>
        </table:table-row>
        <table:table-row table:style-name="ro1">
          <table:table-cell office:value-type="string">
            <text:p>20231021T230555p383336</text:p>
          </table:table-cell>
          <table:table-cell table:formula="of:=1/([.D344]*0.7+[.E344]/100*0.3)" office:value-type="float" office:value="0.358839999765477">
            <text:p>0.36</text:p>
          </table:table-cell>
          <table:table-cell office:value-type="float" office:value="532.431019975032">
            <text:p>532</text:p>
          </table:table-cell>
          <table:table-cell table:formula="of:=(ABS([.C344]-[.$O$2]))/[.C344]" office:value-type="float" office:value="3.65224584419622">
            <text:p>3.652</text:p>
          </table:table-cell>
          <table:table-cell office:value-type="float" office:value="76.7284133519091">
            <text:p>76.73</text:p>
          </table:table-cell>
          <table:table-cell office:value-type="float" office:value="16.2537331406551">
            <text:p>16.25</text:p>
          </table:table-cell>
          <table:table-cell office:value-type="float" office:value="23.1485190439369">
            <text:p>23.15</text:p>
          </table:table-cell>
          <table:table-cell office:value-type="float" office:value="340609.09841572">
            <text:p>340609</text:p>
          </table:table-cell>
          <table:table-cell office:value-type="float" office:value="0.153340159222064">
            <text:p>0.153</text:p>
          </table:table-cell>
          <table:table-cell office:value-type="float" office:value="24.698917238583">
            <text:p>24.70</text:p>
          </table:table-cell>
          <table:table-cell table:number-columns-repeated="5"/>
        </table:table-row>
        <table:table-row table:style-name="ro1">
          <table:table-cell office:value-type="string">
            <text:p>20231021T230631p384135</text:p>
          </table:table-cell>
          <table:table-cell table:formula="of:=1/([.D345]*0.7+[.E345]/100*0.3)" office:value-type="float" office:value="0.229563729751168">
            <text:p>0.23</text:p>
          </table:table-cell>
          <table:table-cell office:value-type="float" office:value="352.779734796473">
            <text:p>353</text:p>
          </table:table-cell>
          <table:table-cell table:formula="of:=(ABS([.C345]-[.$O$2]))/[.C345]" office:value-type="float" office:value="6.02137837205711">
            <text:p>6.021</text:p>
          </table:table-cell>
          <table:table-cell office:value-type="float" office:value="47.0413247226259">
            <text:p>47.04</text:p>
          </table:table-cell>
          <table:table-cell office:value-type="float" office:value="13.1166907514451">
            <text:p>13.12</text:p>
          </table:table-cell>
          <table:table-cell office:value-type="float" office:value="14.8562694454522">
            <text:p>14.86</text:p>
          </table:table-cell>
          <table:table-cell office:value-type="float" office:value="303421.229123839">
            <text:p>303421</text:p>
          </table:table-cell>
          <table:table-cell office:value-type="float" office:value="0.278862118205478">
            <text:p>0.279</text:p>
          </table:table-cell>
          <table:table-cell office:value-type="float" office:value="54.6902321632487">
            <text:p>54.69</text:p>
          </table:table-cell>
          <table:table-cell table:number-columns-repeated="5"/>
        </table:table-row>
        <table:table-row table:style-name="ro1">
          <table:table-cell office:value-type="string">
            <text:p>20231021T230537p383014</text:p>
          </table:table-cell>
          <table:table-cell table:formula="of:=1/([.D346]*0.7+[.E346]/100*0.3)" office:value-type="float" office:value="0.184173709957623">
            <text:p>0.18</text:p>
          </table:table-cell>
          <table:table-cell office:value-type="float" office:value="290.206069730021">
            <text:p>290</text:p>
          </table:table-cell>
          <table:table-cell table:formula="of:=(ABS([.C346]-[.$O$2]))/[.C346]" office:value-type="float" office:value="7.53531424171919">
            <text:p>7.535</text:p>
          </table:table-cell>
          <table:table-cell office:value-type="float" office:value="51.6455439284494">
            <text:p>51.65</text:p>
          </table:table-cell>
          <table:table-cell office:value-type="float" office:value="5.67068188959883">
            <text:p>5.67</text:p>
          </table:table-cell>
          <table:table-cell office:value-type="float" office:value="36.4888868232334">
            <text:p>36.49</text:p>
          </table:table-cell>
          <table:table-cell office:value-type="float" office:value="271952.206528237">
            <text:p>271952</text:p>
          </table:table-cell>
          <table:table-cell office:value-type="float" office:value="0.352577584964015">
            <text:p>0.353</text:p>
          </table:table-cell>
          <table:table-cell office:value-type="float" office:value="56.1594268528312">
            <text:p>56.16</text:p>
          </table:table-cell>
          <table:table-cell table:number-columns-repeated="5"/>
        </table:table-row>
        <table:table-row table:style-name="ro1">
          <table:table-cell office:value-type="string">
            <text:p>20231021T230546p383184</text:p>
          </table:table-cell>
          <table:table-cell table:formula="of:=1/([.D347]*0.7+[.E347]/100*0.3)" office:value-type="float" office:value="0.35016857680856">
            <text:p>0.35</text:p>
          </table:table-cell>
          <table:table-cell office:value-type="float" office:value="502.466878082197">
            <text:p>502</text:p>
          </table:table-cell>
          <table:table-cell table:formula="of:=(ABS([.C347]-[.$O$2]))/[.C347]" office:value-type="float" office:value="3.92967816994058">
            <text:p>3.930</text:p>
          </table:table-cell>
          <table:table-cell office:value-type="float" office:value="34.9975544888">
            <text:p>35.00</text:p>
          </table:table-cell>
          <table:table-cell office:value-type="float" office:value="16.5195086705202">
            <text:p>16.52</text:p>
          </table:table-cell>
          <table:table-cell office:value-type="float" office:value="35.7315510969478">
            <text:p>35.73</text:p>
          </table:table-cell>
          <table:table-cell office:value-type="float" office:value="290106.818608969">
            <text:p>290107</text:p>
          </table:table-cell>
          <table:table-cell office:value-type="float" office:value="0.0721033911075314">
            <text:p>0.072</text:p>
          </table:table-cell>
          <table:table-cell office:value-type="float" office:value="18.7922809635691">
            <text:p>18.79</text:p>
          </table:table-cell>
          <table:table-cell table:number-columns-repeated="5"/>
        </table:table-row>
        <table:table-row table:style-name="ro1">
          <table:table-cell office:value-type="string">
            <text:p>20231021T230604p383528</text:p>
          </table:table-cell>
          <table:table-cell table:formula="of:=1/([.D348]*0.7+[.E348]/100*0.3)" office:value-type="float" office:value="0.377685126731863">
            <text:p>0.38</text:p>
          </table:table-cell>
          <table:table-cell office:value-type="float" office:value="527.217067718134">
            <text:p>527</text:p>
          </table:table-cell>
          <table:table-cell table:formula="of:=(ABS([.C348]-[.$O$2]))/[.C348]" office:value-type="float" office:value="3.69825457419424">
            <text:p>3.698</text:p>
          </table:table-cell>
          <table:table-cell office:value-type="float" office:value="19.6433264517797">
            <text:p>19.64</text:p>
          </table:table-cell>
          <table:table-cell office:value-type="float" office:value="5.90343818580834">
            <text:p>5.90</text:p>
          </table:table-cell>
          <table:table-cell office:value-type="float" office:value="37.0821221032805">
            <text:p>37.08</text:p>
          </table:table-cell>
          <table:table-cell office:value-type="float" office:value="330652.10940847">
            <text:p>330652</text:p>
          </table:table-cell>
          <table:table-cell office:value-type="float" office:value="0.17741334613897">
            <text:p>0.177</text:p>
          </table:table-cell>
          <table:table-cell office:value-type="float" office:value="64.134620678651">
            <text:p>64.13</text:p>
          </table:table-cell>
          <table:table-cell table:number-columns-repeated="5"/>
        </table:table-row>
        <table:table-row table:style-name="ro1">
          <table:table-cell office:value-type="string">
            <text:p>20231021T230540p383051</text:p>
          </table:table-cell>
          <table:table-cell table:formula="of:=1/([.D349]*0.7+[.E349]/100*0.3)" office:value-type="float" office:value="0.435586813021765">
            <text:p>0.44</text:p>
          </table:table-cell>
          <table:table-cell office:value-type="float" office:value="633.130324321436">
            <text:p>633</text:p>
          </table:table-cell>
          <table:table-cell table:formula="of:=(ABS([.C349]-[.$O$2]))/[.C349]" office:value-type="float" office:value="2.9123066844962">
            <text:p>2.912</text:p>
          </table:table-cell>
          <table:table-cell office:value-type="float" office:value="85.712978126993">
            <text:p>85.71</text:p>
          </table:table-cell>
          <table:table-cell office:value-type="float" office:value="10.7727601156069">
            <text:p>10.77</text:p>
          </table:table-cell>
          <table:table-cell office:value-type="float" office:value="17.0599582097306">
            <text:p>17.06</text:p>
          </table:table-cell>
          <table:table-cell office:value-type="float" office:value="382712.418379746">
            <text:p>382712</text:p>
          </table:table-cell>
          <table:table-cell office:value-type="float" office:value="0.000787151604999724">
            <text:p>0.001</text:p>
          </table:table-cell>
          <table:table-cell office:value-type="float" office:value="80.0991245280422">
            <text:p>80.10</text:p>
          </table:table-cell>
          <table:table-cell table:number-columns-repeated="5"/>
        </table:table-row>
        <table:table-row table:style-name="ro1">
          <table:table-cell office:value-type="string">
            <text:p>20231021T230531p382898</text:p>
          </table:table-cell>
          <table:table-cell table:formula="of:=1/([.D350]*0.7+[.E350]/100*0.3)" office:value-type="float" office:value="0.16669956763929">
            <text:p>0.17</text:p>
          </table:table-cell>
          <table:table-cell office:value-type="float" office:value="264.347164666862">
            <text:p>264</text:p>
          </table:table-cell>
          <table:table-cell table:formula="of:=(ABS([.C350]-[.$O$2]))/[.C350]" office:value-type="float" office:value="8.3702537083066">
            <text:p>8.370</text:p>
          </table:table-cell>
          <table:table-cell office:value-type="float" office:value="46.5460676463857">
            <text:p>46.55</text:p>
          </table:table-cell>
          <table:table-cell office:value-type="float" office:value="13.9719412331407">
            <text:p>13.97</text:p>
          </table:table-cell>
          <table:table-cell office:value-type="float" office:value="26.7942304138691">
            <text:p>26.79</text:p>
          </table:table-cell>
          <table:table-cell office:value-type="float" office:value="325487.843992547">
            <text:p>325488</text:p>
          </table:table-cell>
          <table:table-cell office:value-type="float" office:value="0.222617777409438">
            <text:p>0.223</text:p>
          </table:table-cell>
          <table:table-cell office:value-type="float" office:value="75.399095220365">
            <text:p>75.40</text:p>
          </table:table-cell>
          <table:table-cell table:number-columns-repeated="5"/>
        </table:table-row>
        <table:table-row table:style-name="ro1">
          <table:table-cell office:value-type="string">
            <text:p>20231021T230512p382632</text:p>
          </table:table-cell>
          <table:table-cell table:formula="of:=1/([.D351]*0.7+[.E351]/100*0.3)" office:value-type="float" office:value="0.207402672262314">
            <text:p>0.21</text:p>
          </table:table-cell>
          <table:table-cell office:value-type="float" office:value="326.703140395865">
            <text:p>327</text:p>
          </table:table-cell>
          <table:table-cell table:formula="of:=(ABS([.C351]-[.$O$2]))/[.C351]" office:value-type="float" office:value="6.58180652012903">
            <text:p>6.582</text:p>
          </table:table-cell>
          <table:table-cell office:value-type="float" office:value="71.4246946185156">
            <text:p>71.42</text:p>
          </table:table-cell>
          <table:table-cell office:value-type="float" office:value="7.30939400293563">
            <text:p>7.31</text:p>
          </table:table-cell>
          <table:table-cell office:value-type="float" office:value="36.7598023189165">
            <text:p>36.76</text:p>
          </table:table-cell>
          <table:table-cell office:value-type="float" office:value="305550.673810615">
            <text:p>305551</text:p>
          </table:table-cell>
          <table:table-cell office:value-type="float" office:value="0.22210071704273">
            <text:p>0.222</text:p>
          </table:table-cell>
          <table:table-cell office:value-type="float" office:value="34.8646977414413">
            <text:p>34.86</text:p>
          </table:table-cell>
          <table:table-cell table:number-columns-repeated="5"/>
        </table:table-row>
        <table:table-row table:style-name="ro1">
          <table:table-cell office:value-type="string">
            <text:p>20231021T230652p384627</text:p>
          </table:table-cell>
          <table:table-cell table:formula="of:=1/([.D352]*0.7+[.E352]/100*0.3)" office:value-type="float" office:value="0.568210029028509">
            <text:p>0.57</text:p>
          </table:table-cell>
          <table:table-cell office:value-type="float" office:value="779.948974346636">
            <text:p>780</text:p>
          </table:table-cell>
          <table:table-cell table:formula="of:=(ABS([.C352]-[.$O$2]))/[.C352]" office:value-type="float" office:value="2.1758487817424">
            <text:p>2.176</text:p>
          </table:table-cell>
          <table:table-cell office:value-type="float" office:value="78.9394904000669">
            <text:p>78.94</text:p>
          </table:table-cell>
          <table:table-cell office:value-type="float" office:value="16.3491088631985">
            <text:p>16.35</text:p>
          </table:table-cell>
          <table:table-cell office:value-type="float" office:value="31.9994753397663">
            <text:p>32.00</text:p>
          </table:table-cell>
          <table:table-cell office:value-type="float" office:value="370952.757380648">
            <text:p>370953</text:p>
          </table:table-cell>
          <table:table-cell office:value-type="float" office:value="0.216395197382674">
            <text:p>0.216</text:p>
          </table:table-cell>
          <table:table-cell office:value-type="float" office:value="13.9576192161464">
            <text:p>13.96</text:p>
          </table:table-cell>
          <table:table-cell table:number-columns-repeated="5"/>
        </table:table-row>
        <table:table-row table:style-name="ro1">
          <table:table-cell office:value-type="string">
            <text:p>20231021T230607p383607</text:p>
          </table:table-cell>
          <table:table-cell table:formula="of:=1/([.D353]*0.7+[.E353]/100*0.3)" office:value-type="float" office:value="0.161404812985235">
            <text:p>0.16</text:p>
          </table:table-cell>
          <table:table-cell office:value-type="float" office:value="256.294469214998">
            <text:p>256</text:p>
          </table:table-cell>
          <table:table-cell table:formula="of:=(ABS([.C353]-[.$O$2]))/[.C353]" office:value-type="float" office:value="8.66466427304023">
            <text:p>8.665</text:p>
          </table:table-cell>
          <table:table-cell office:value-type="float" office:value="43.445706506469">
            <text:p>43.45</text:p>
          </table:table-cell>
          <table:table-cell office:value-type="float" office:value="17.2191714836224">
            <text:p>17.22</text:p>
          </table:table-cell>
          <table:table-cell office:value-type="float" office:value="36.4888868232334">
            <text:p>36.49</text:p>
          </table:table-cell>
          <table:table-cell office:value-type="float" office:value="269971.197105832">
            <text:p>269971</text:p>
          </table:table-cell>
          <table:table-cell office:value-type="float" office:value="0.220165066790673">
            <text:p>0.220</text:p>
          </table:table-cell>
          <table:table-cell office:value-type="float" office:value="47.3416053660251">
            <text:p>47.34</text:p>
          </table:table-cell>
          <table:table-cell table:number-columns-repeated="5"/>
        </table:table-row>
        <table:table-row table:style-name="ro1">
          <table:table-cell office:value-type="string">
            <text:p>20231021T230619p383878</text:p>
          </table:table-cell>
          <table:table-cell table:formula="of:=1/([.D354]*0.7+[.E354]/100*0.3)" office:value-type="float" office:value="0.242499881974854">
            <text:p>0.24</text:p>
          </table:table-cell>
          <table:table-cell office:value-type="float" office:value="367.025648385048">
            <text:p>367</text:p>
          </table:table-cell>
          <table:table-cell table:formula="of:=(ABS([.C354]-[.$O$2]))/[.C354]" office:value-type="float" office:value="5.74884714705652">
            <text:p>5.749</text:p>
          </table:table-cell>
          <table:table-cell office:value-type="float" office:value="33.1734480948827">
            <text:p>33.17</text:p>
          </table:table-cell>
          <table:table-cell office:value-type="float" office:value="18.8745183044316">
            <text:p>18.87</text:p>
          </table:table-cell>
          <table:table-cell office:value-type="float" office:value="31.3174434062085">
            <text:p>31.32</text:p>
          </table:table-cell>
          <table:table-cell office:value-type="float" office:value="229330.015681933">
            <text:p>229330</text:p>
          </table:table-cell>
          <table:table-cell office:value-type="float" office:value="0.155533671892616">
            <text:p>0.156</text:p>
          </table:table-cell>
          <table:table-cell office:value-type="float" office:value="29.0639132425393">
            <text:p>29.06</text:p>
          </table:table-cell>
          <table:table-cell table:number-columns-repeated="5"/>
        </table:table-row>
        <table:table-row table:style-name="ro1">
          <table:table-cell office:value-type="string">
            <text:p>20231021T230628p384075</text:p>
          </table:table-cell>
          <table:table-cell table:formula="of:=1/([.D355]*0.7+[.E355]/100*0.3)" office:value-type="float" office:value="0.421237561315184">
            <text:p>0.42</text:p>
          </table:table-cell>
          <table:table-cell office:value-type="float" office:value="596.347699948024">
            <text:p>596</text:p>
          </table:table-cell>
          <table:table-cell table:formula="of:=(ABS([.C355]-[.$O$2]))/[.C355]" office:value-type="float" office:value="3.15361709320903">
            <text:p>3.154</text:p>
          </table:table-cell>
          <table:table-cell office:value-type="float" office:value="55.4751244685184">
            <text:p>55.48</text:p>
          </table:table-cell>
          <table:table-cell office:value-type="float" office:value="13.7652938342967">
            <text:p>13.77</text:p>
          </table:table-cell>
          <table:table-cell office:value-type="float" office:value="27.4300330907157">
            <text:p>27.43</text:p>
          </table:table-cell>
          <table:table-cell office:value-type="float" office:value="304146.832119739">
            <text:p>304147</text:p>
          </table:table-cell>
          <table:table-cell office:value-type="float" office:value="0.334799637120697">
            <text:p>0.335</text:p>
          </table:table-cell>
          <table:table-cell office:value-type="float" office:value="88.8996541740309">
            <text:p>88.90</text:p>
          </table:table-cell>
          <table:table-cell table:number-columns-repeated="5"/>
        </table:table-row>
        <table:table-row table:style-name="ro1">
          <table:table-cell office:value-type="string">
            <text:p>20231021T230649p384561</text:p>
          </table:table-cell>
          <table:table-cell table:formula="of:=1/([.D356]*0.7+[.E356]/100*0.3)" office:value-type="float" office:value="0.243686974440388">
            <text:p>0.24</text:p>
          </table:table-cell>
          <table:table-cell office:value-type="float" office:value="368.666130875308">
            <text:p>369</text:p>
          </table:table-cell>
          <table:table-cell table:formula="of:=(ABS([.C356]-[.$O$2]))/[.C356]" office:value-type="float" office:value="5.71881627454892">
            <text:p>5.719</text:p>
          </table:table-cell>
          <table:table-cell office:value-type="float" office:value="33.4845899861508">
            <text:p>33.48</text:p>
          </table:table-cell>
          <table:table-cell office:value-type="float" office:value="18.6660645472062">
            <text:p>18.67</text:p>
          </table:table-cell>
          <table:table-cell office:value-type="float" office:value="15.5237333810607">
            <text:p>15.52</text:p>
          </table:table-cell>
          <table:table-cell office:value-type="float" office:value="251311.442252931">
            <text:p>251311</text:p>
          </table:table-cell>
          <table:table-cell office:value-type="float" office:value="0.155533671892616">
            <text:p>0.156</text:p>
          </table:table-cell>
          <table:table-cell office:value-type="float" office:value="21.5101608022931">
            <text:p>21.51</text:p>
          </table:table-cell>
          <table:table-cell table:number-columns-repeated="5"/>
        </table:table-row>
        <table:table-row table:style-name="ro1">
          <table:table-cell office:value-type="string">
            <text:p>20231021T230658p384744</text:p>
          </table:table-cell>
          <table:table-cell table:formula="of:=1/([.D357]*0.7+[.E357]/100*0.3)" office:value-type="float" office:value="0.797025086284432">
            <text:p>0.80</text:p>
          </table:table-cell>
          <table:table-cell office:value-type="float" office:value="1014.29668853074">
            <text:p>1014</text:p>
          </table:table-cell>
          <table:table-cell table:formula="of:=(ABS([.C357]-[.$O$2]))/[.C357]" office:value-type="float" office:value="1.44208625346895">
            <text:p>1.442</text:p>
          </table:table-cell>
          <table:table-cell office:value-type="float" office:value="81.7350917148654">
            <text:p>81.74</text:p>
          </table:table-cell>
          <table:table-cell office:value-type="float" office:value="17.1071772639692">
            <text:p>17.11</text:p>
          </table:table-cell>
          <table:table-cell office:value-type="float" office:value="29.5461985017858">
            <text:p>29.55</text:p>
          </table:table-cell>
          <table:table-cell office:value-type="float" office:value="257402.335820772">
            <text:p>257402</text:p>
          </table:table-cell>
          <table:table-cell office:value-type="float" office:value="0.361714389125519">
            <text:p>0.362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1T230534p382951</text:p>
          </table:table-cell>
          <table:table-cell table:formula="of:=1/([.D358]*0.7+[.E358]/100*0.3)" office:value-type="float" office:value="0.305037353859108">
            <text:p>0.31</text:p>
          </table:table-cell>
          <table:table-cell office:value-type="float" office:value="447.457990065183">
            <text:p>447</text:p>
          </table:table-cell>
          <table:table-cell table:formula="of:=(ABS([.C358]-[.$O$2]))/[.C358]" office:value-type="float" office:value="4.53571520678213">
            <text:p>4.536</text:p>
          </table:table-cell>
          <table:table-cell office:value-type="float" office:value="34.428794186101">
            <text:p>34.43</text:p>
          </table:table-cell>
          <table:table-cell office:value-type="float" office:value="18.1932803468208">
            <text:p>18.19</text:p>
          </table:table-cell>
          <table:table-cell office:value-type="float" office:value="21.7503027939649">
            <text:p>21.75</text:p>
          </table:table-cell>
          <table:table-cell office:value-type="float" office:value="337060.892949786">
            <text:p>337061</text:p>
          </table:table-cell>
          <table:table-cell office:value-type="float" office:value="0.000773519883482572">
            <text:p>0.001</text:p>
          </table:table-cell>
          <table:table-cell office:value-type="float" office:value="43.7503044299182">
            <text:p>43.75</text:p>
          </table:table-cell>
          <table:table-cell table:number-columns-repeated="5"/>
        </table:table-row>
        <table:table-row table:style-name="ro1">
          <table:table-cell office:value-type="string">
            <text:p>20231021T230610p383662</text:p>
          </table:table-cell>
          <table:table-cell table:formula="of:=1/([.D359]*0.7+[.E359]/100*0.3)" office:value-type="float" office:value="0.21564789143855">
            <text:p>0.22</text:p>
          </table:table-cell>
          <table:table-cell office:value-type="float" office:value="333.434137241903">
            <text:p>333</text:p>
          </table:table-cell>
          <table:table-cell table:formula="of:=(ABS([.C359]-[.$O$2]))/[.C359]" office:value-type="float" office:value="6.42875345784695">
            <text:p>6.429</text:p>
          </table:table-cell>
          <table:table-cell office:value-type="float" office:value="45.6871467167166">
            <text:p>45.69</text:p>
          </table:table-cell>
          <table:table-cell office:value-type="float" office:value="19.251204238921">
            <text:p>19.25</text:p>
          </table:table-cell>
          <table:table-cell office:value-type="float" office:value="30.236368399073">
            <text:p>30.24</text:p>
          </table:table-cell>
          <table:table-cell office:value-type="float" office:value="320452.734421878">
            <text:p>320453</text:p>
          </table:table-cell>
          <table:table-cell office:value-type="float" office:value="0.0899947218588974">
            <text:p>0.090</text:p>
          </table:table-cell>
          <table:table-cell office:value-type="float" office:value="19.6039264419311">
            <text:p>19.60</text:p>
          </table:table-cell>
          <table:table-cell table:number-columns-repeated="5"/>
        </table:table-row>
        <table:table-row table:style-name="ro1">
          <table:table-cell office:value-type="string">
            <text:p>20231021T230637p384281</text:p>
          </table:table-cell>
          <table:table-cell table:formula="of:=1/([.D360]*0.7+[.E360]/100*0.3)" office:value-type="float" office:value="0.260928788600006">
            <text:p>0.26</text:p>
          </table:table-cell>
          <table:table-cell office:value-type="float" office:value="386.989009869741">
            <text:p>387</text:p>
          </table:table-cell>
          <table:table-cell table:formula="of:=(ABS([.C360]-[.$O$2]))/[.C360]" office:value-type="float" office:value="5.40069856462784">
            <text:p>5.401</text:p>
          </table:table-cell>
          <table:table-cell office:value-type="float" office:value="17.3247603037227">
            <text:p>17.32</text:p>
          </table:table-cell>
          <table:table-cell office:value-type="float" office:value="18.1587186897881">
            <text:p>18.16</text:p>
          </table:table-cell>
          <table:table-cell office:value-type="float" office:value="36.7598023189165">
            <text:p>36.76</text:p>
          </table:table-cell>
          <table:table-cell office:value-type="float" office:value="354774.350178815">
            <text:p>354774</text:p>
          </table:table-cell>
          <table:table-cell office:value-type="float" office:value="0.00173578554806664">
            <text:p>0.002</text:p>
          </table:table-cell>
          <table:table-cell office:value-type="float" office:value="41.9254465592372">
            <text:p>41.93</text:p>
          </table:table-cell>
          <table:table-cell table:number-columns-repeated="5"/>
        </table:table-row>
        <table:table-row table:style-name="ro1">
          <table:table-cell office:value-type="string">
            <text:p>20231021T230625p383989</text:p>
          </table:table-cell>
          <table:table-cell table:formula="of:=1/([.D361]*0.7+[.E361]/100*0.3)" office:value-type="float" office:value="1.7012758850665">
            <text:p>1.70</text:p>
          </table:table-cell>
          <table:table-cell office:value-type="float" office:value="1589.93244512388">
            <text:p>1590</text:p>
          </table:table-cell>
          <table:table-cell table:formula="of:=(ABS([.C361]-[.$O$2]))/[.C361]" office:value-type="float" office:value="0.557927827434834">
            <text:p>0.558</text:p>
          </table:table-cell>
          <table:table-cell office:value-type="float" office:value="65.7482210948963">
            <text:p>65.75</text:p>
          </table:table-cell>
          <table:table-cell office:value-type="float" office:value="17.9325626204239">
            <text:p>17.93</text:p>
          </table:table-cell>
          <table:table-cell office:value-type="float" office:value="31.852519614072">
            <text:p>31.85</text:p>
          </table:table-cell>
          <table:table-cell office:value-type="float" office:value="331606.051070045">
            <text:p>331606</text:p>
          </table:table-cell>
          <table:table-cell office:value-type="float" office:value="0.271517872924602">
            <text:p>0.272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1T230655p384673</text:p>
          </table:table-cell>
          <table:table-cell table:formula="of:=1/([.D362]*0.7+[.E362]/100*0.3)" office:value-type="float" office:value="0.712959785953661">
            <text:p>0.71</text:p>
          </table:table-cell>
          <table:table-cell office:value-type="float" office:value="940.524425341932">
            <text:p>941</text:p>
          </table:table-cell>
          <table:table-cell table:formula="of:=(ABS([.C362]-[.$O$2]))/[.C362]" office:value-type="float" office:value="1.63363707869626">
            <text:p>1.634</text:p>
          </table:table-cell>
          <table:table-cell office:value-type="float" office:value="86.3525658676877">
            <text:p>86.35</text:p>
          </table:table-cell>
          <table:table-cell office:value-type="float" office:value="17.1763005780347">
            <text:p>17.18</text:p>
          </table:table-cell>
          <table:table-cell office:value-type="float" office:value="29.5461985017858">
            <text:p>29.55</text:p>
          </table:table-cell>
          <table:table-cell office:value-type="float" office:value="257402.335820772">
            <text:p>257402</text:p>
          </table:table-cell>
          <table:table-cell office:value-type="float" office:value="0.361714389125519">
            <text:p>0.362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1T230528p382854</text:p>
          </table:table-cell>
          <table:table-cell table:formula="of:=1/([.D363]*0.7+[.E363]/100*0.3)" office:value-type="float" office:value="0.213274896640472">
            <text:p>0.21</text:p>
          </table:table-cell>
          <table:table-cell office:value-type="float" office:value="324.897501488806">
            <text:p>325</text:p>
          </table:table-cell>
          <table:table-cell table:formula="of:=(ABS([.C363]-[.$O$2]))/[.C363]" office:value-type="float" office:value="6.62394290091314">
            <text:p>6.624</text:p>
          </table:table-cell>
          <table:table-cell office:value-type="float" office:value="17.3414435133989">
            <text:p>17.34</text:p>
          </table:table-cell>
          <table:table-cell office:value-type="float" office:value="8.47184944432795">
            <text:p>8.47</text:p>
          </table:table-cell>
          <table:table-cell office:value-type="float" office:value="14.3329305850827">
            <text:p>14.33</text:p>
          </table:table-cell>
          <table:table-cell office:value-type="float" office:value="272900.972321217">
            <text:p>272901</text:p>
          </table:table-cell>
          <table:table-cell office:value-type="float" office:value="0.0962438374471353">
            <text:p>0.096</text:p>
          </table:table-cell>
          <table:table-cell office:value-type="float" office:value="16.2412821727988">
            <text:p>16.24</text:p>
          </table:table-cell>
          <table:table-cell table:number-columns-repeated="5"/>
        </table:table-row>
        <table:table-row table:style-name="ro1">
          <table:table-cell office:value-type="string">
            <text:p>20231021T230510p382582</text:p>
          </table:table-cell>
          <table:table-cell table:formula="of:=1/([.D364]*0.7+[.E364]/100*0.3)" office:value-type="float" office:value="1.32479007618795">
            <text:p>1.32</text:p>
          </table:table-cell>
          <table:table-cell office:value-type="float" office:value="1332.26568743539">
            <text:p>1332</text:p>
          </table:table-cell>
          <table:table-cell table:formula="of:=(ABS([.C364]-[.$O$2]))/[.C364]" office:value-type="float" office:value="0.859238756473735">
            <text:p>0.859</text:p>
          </table:table-cell>
          <table:table-cell office:value-type="float" office:value="51.1231475575662">
            <text:p>51.12</text:p>
          </table:table-cell>
          <table:table-cell office:value-type="float" office:value="17.2338631984586">
            <text:p>17.23</text:p>
          </table:table-cell>
          <table:table-cell office:value-type="float" office:value="25.3989466149743">
            <text:p>25.40</text:p>
          </table:table-cell>
          <table:table-cell office:value-type="float" office:value="276423.620748123">
            <text:p>276424</text:p>
          </table:table-cell>
          <table:table-cell office:value-type="float" office:value="0.26641017603669">
            <text:p>0.266</text:p>
          </table:table-cell>
          <table:table-cell office:value-type="float" office:value="2.90694311934456">
            <text:p>2.91</text:p>
          </table:table-cell>
          <table:table-cell table:number-columns-repeated="5"/>
        </table:table-row>
        <table:table-row table:style-name="ro1">
          <table:table-cell office:value-type="string">
            <text:p>20231021T230601p383472</text:p>
          </table:table-cell>
          <table:table-cell table:formula="of:=1/([.D365]*0.7+[.E365]/100*0.3)" office:value-type="float" office:value="0.344205128362825">
            <text:p>0.34</text:p>
          </table:table-cell>
          <table:table-cell office:value-type="float" office:value="482.831643500673">
            <text:p>483</text:p>
          </table:table-cell>
          <table:table-cell table:formula="of:=(ABS([.C365]-[.$O$2]))/[.C365]" office:value-type="float" office:value="4.13015257666422">
            <text:p>4.130</text:p>
          </table:table-cell>
          <table:table-cell office:value-type="float" office:value="4.71251116740647">
            <text:p>4.71</text:p>
          </table:table-cell>
          <table:table-cell office:value-type="float" office:value="19.7202552986513">
            <text:p>19.72</text:p>
          </table:table-cell>
          <table:table-cell office:value-type="float" office:value="27.4300330907157">
            <text:p>27.43</text:p>
          </table:table-cell>
          <table:table-cell office:value-type="float" office:value="343978.347942321">
            <text:p>343978</text:p>
          </table:table-cell>
          <table:table-cell office:value-type="float" office:value="0.027125369934627">
            <text:p>0.027</text:p>
          </table:table-cell>
          <table:table-cell office:value-type="float" office:value="17.2864224192397">
            <text:p>17.29</text:p>
          </table:table-cell>
          <table:table-cell table:number-columns-repeated="5"/>
        </table:table-row>
        <table:table-row table:style-name="ro1">
          <table:table-cell office:value-type="string">
            <text:p>20231021T230549p383226</text:p>
          </table:table-cell>
          <table:table-cell table:formula="of:=1/([.D366]*0.7+[.E366]/100*0.3)" office:value-type="float" office:value="0.502010944348976">
            <text:p>0.50</text:p>
          </table:table-cell>
          <table:table-cell office:value-type="float" office:value="648.818450632223">
            <text:p>649</text:p>
          </table:table-cell>
          <table:table-cell table:formula="of:=(ABS([.C366]-[.$O$2]))/[.C366]" office:value-type="float" office:value="2.81770894090074">
            <text:p>2.818</text:p>
          </table:table-cell>
          <table:table-cell office:value-type="float" office:value="6.53072851978217">
            <text:p>6.53</text:p>
          </table:table-cell>
          <table:table-cell office:value-type="float" office:value="7.7489910372661">
            <text:p>7.75</text:p>
          </table:table-cell>
          <table:table-cell office:value-type="float" office:value="18.5842676536153">
            <text:p>18.58</text:p>
          </table:table-cell>
          <table:table-cell office:value-type="float" office:value="247282.499765467">
            <text:p>247282</text:p>
          </table:table-cell>
          <table:table-cell office:value-type="float" office:value="0.23863596217033">
            <text:p>0.239</text:p>
          </table:table-cell>
          <table:table-cell office:value-type="float" office:value="8.6499219147829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1021T230552p383293</text:p>
          </table:table-cell>
          <table:table-cell table:formula="of:=1/([.D367]*0.7+[.E367]/100*0.3)" office:value-type="float" office:value="0.405298492362625">
            <text:p>0.41</text:p>
          </table:table-cell>
          <table:table-cell office:value-type="float" office:value="567.901667465118">
            <text:p>568</text:p>
          </table:table-cell>
          <table:table-cell table:formula="of:=(ABS([.C367]-[.$O$2]))/[.C367]" office:value-type="float" office:value="3.3616705882487">
            <text:p>3.362</text:p>
          </table:table-cell>
          <table:table-cell office:value-type="float" office:value="38.0493109859415">
            <text:p>38.05</text:p>
          </table:table-cell>
          <table:table-cell office:value-type="float" office:value="17.6480009633911">
            <text:p>17.65</text:p>
          </table:table-cell>
          <table:table-cell office:value-type="float" office:value="27.7129972786532">
            <text:p>27.71</text:p>
          </table:table-cell>
          <table:table-cell office:value-type="float" office:value="264190.234759671">
            <text:p>264190</text:p>
          </table:table-cell>
          <table:table-cell office:value-type="float" office:value="0.382619026073451">
            <text:p>0.383</text:p>
          </table:table-cell>
          <table:table-cell office:value-type="float" office:value="8.6499219147829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1021T230613p383746</text:p>
          </table:table-cell>
          <table:table-cell table:formula="of:=1/([.D368]*0.7+[.E368]/100*0.3)" office:value-type="float" office:value="0.449462906790295">
            <text:p>0.45</text:p>
          </table:table-cell>
          <table:table-cell office:value-type="float" office:value="604.593094995295">
            <text:p>605</text:p>
          </table:table-cell>
          <table:table-cell table:formula="of:=(ABS([.C368]-[.$O$2]))/[.C368]" office:value-type="float" office:value="3.09697037644678">
            <text:p>3.097</text:p>
          </table:table-cell>
          <table:table-cell office:value-type="float" office:value="18.9994800936258">
            <text:p>19.00</text:p>
          </table:table-cell>
          <table:table-cell office:value-type="float" office:value="14.9040221579961">
            <text:p>14.90</text:p>
          </table:table-cell>
          <table:table-cell office:value-type="float" office:value="34.1728750638574">
            <text:p>34.17</text:p>
          </table:table-cell>
          <table:table-cell office:value-type="float" office:value="274029.592157862">
            <text:p>274030</text:p>
          </table:table-cell>
          <table:table-cell office:value-type="float" office:value="0.0672847905609009">
            <text:p>0.067</text:p>
          </table:table-cell>
          <table:table-cell office:value-type="float" office:value="91.4103548492323">
            <text:p>91.41</text:p>
          </table:table-cell>
          <table:table-cell table:number-columns-repeated="5"/>
        </table:table-row>
        <table:table-row table:style-name="ro1">
          <table:table-cell office:value-type="string">
            <text:p>20231021T230616p383808</text:p>
          </table:table-cell>
          <table:table-cell table:formula="of:=1/([.D369]*0.7+[.E369]/100*0.3)" office:value-type="float" office:value="0.487467529422033">
            <text:p>0.49</text:p>
          </table:table-cell>
          <table:table-cell office:value-type="float" office:value="638.92302456289">
            <text:p>639</text:p>
          </table:table-cell>
          <table:table-cell table:formula="of:=(ABS([.C369]-[.$O$2]))/[.C369]" office:value-type="float" office:value="2.87683633986207">
            <text:p>2.877</text:p>
          </table:table-cell>
          <table:table-cell office:value-type="float" office:value="12.5444169384908">
            <text:p>12.54</text:p>
          </table:table-cell>
          <table:table-cell office:value-type="float" office:value="14.9164660568127">
            <text:p>14.92</text:p>
          </table:table-cell>
          <table:table-cell office:value-type="float" office:value="34.1728750638574">
            <text:p>34.17</text:p>
          </table:table-cell>
          <table:table-cell office:value-type="float" office:value="274029.592157862">
            <text:p>274030</text:p>
          </table:table-cell>
          <table:table-cell office:value-type="float" office:value="0.0672847905609009">
            <text:p>0.067</text:p>
          </table:table-cell>
          <table:table-cell office:value-type="float" office:value="91.4103548492323">
            <text:p>91.41</text:p>
          </table:table-cell>
          <table:table-cell table:number-columns-repeated="5"/>
        </table:table-row>
        <table:table-row table:style-name="ro1">
          <table:table-cell office:value-type="string">
            <text:p>20231021T230519p382717</text:p>
          </table:table-cell>
          <table:table-cell table:formula="of:=1/([.D370]*0.7+[.E370]/100*0.3)" office:value-type="float" office:value="0.382411426381123">
            <text:p>0.38</text:p>
          </table:table-cell>
          <table:table-cell office:value-type="float" office:value="544.387102006298">
            <text:p>544</text:p>
          </table:table-cell>
          <table:table-cell table:formula="of:=(ABS([.C370]-[.$O$2]))/[.C370]" office:value-type="float" office:value="3.55007106316664">
            <text:p>3.550</text:p>
          </table:table-cell>
          <table:table-cell office:value-type="float" office:value="43.3116265695711">
            <text:p>43.31</text:p>
          </table:table-cell>
          <table:table-cell office:value-type="float" office:value="8.12896627681334">
            <text:p>8.13</text:p>
          </table:table-cell>
          <table:table-cell office:value-type="float" office:value="11.8745352095245">
            <text:p>11.87</text:p>
          </table:table-cell>
          <table:table-cell office:value-type="float" office:value="316060.692881041">
            <text:p>316061</text:p>
          </table:table-cell>
          <table:table-cell office:value-type="float" office:value="0.0955484976899761">
            <text:p>0.096</text:p>
          </table:table-cell>
          <table:table-cell office:value-type="float" office:value="8.6499219147829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1021T230558p383403</text:p>
          </table:table-cell>
          <table:table-cell table:formula="of:=1/([.D371]*0.7+[.E371]/100*0.3)" office:value-type="float" office:value="0.648557228358121">
            <text:p>0.65</text:p>
          </table:table-cell>
          <table:table-cell office:value-type="float" office:value="806.076528405841">
            <text:p>806</text:p>
          </table:table-cell>
          <table:table-cell table:formula="of:=(ABS([.C371]-[.$O$2]))/[.C371]" office:value-type="float" office:value="2.07290922475898">
            <text:p>2.073</text:p>
          </table:table-cell>
          <table:table-cell office:value-type="float" office:value="30.2825072897039">
            <text:p>30.28</text:p>
          </table:table-cell>
          <table:table-cell office:value-type="float" office:value="8.25284344043189">
            <text:p>8.25</text:p>
          </table:table-cell>
          <table:table-cell office:value-type="float" office:value="36.6183094893755">
            <text:p>36.62</text:p>
          </table:table-cell>
          <table:table-cell office:value-type="float" office:value="244350.836627535">
            <text:p>244351</text:p>
          </table:table-cell>
          <table:table-cell office:value-type="float" office:value="0.284105464581042">
            <text:p>0.284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1T230525p382801</text:p>
          </table:table-cell>
          <table:table-cell table:formula="of:=1/([.D372]*0.7+[.E372]/100*0.3)" office:value-type="float" office:value="0.462534159364619">
            <text:p>0.46</text:p>
          </table:table-cell>
          <table:table-cell office:value-type="float" office:value="630.687459180837">
            <text:p>631</text:p>
          </table:table-cell>
          <table:table-cell table:formula="of:=(ABS([.C372]-[.$O$2]))/[.C372]" office:value-type="float" office:value="2.92746036716384">
            <text:p>2.927</text:p>
          </table:table-cell>
          <table:table-cell office:value-type="float" office:value="37.5934079276818">
            <text:p>37.59</text:p>
          </table:table-cell>
          <table:table-cell office:value-type="float" office:value="8.23111227701994">
            <text:p>8.23</text:p>
          </table:table-cell>
          <table:table-cell office:value-type="float" office:value="23.7276972951167">
            <text:p>23.73</text:p>
          </table:table-cell>
          <table:table-cell office:value-type="float" office:value="209467.169626242">
            <text:p>209467</text:p>
          </table:table-cell>
          <table:table-cell office:value-type="float" office:value="0.104527908948817">
            <text:p>0.105</text:p>
          </table:table-cell>
          <table:table-cell office:value-type="float" office:value="4.87354805049689">
            <text:p>4.87</text:p>
          </table:table-cell>
          <table:table-cell table:number-columns-repeated="5"/>
        </table:table-row>
        <table:table-row table:style-name="ro1">
          <table:table-cell office:value-type="string">
            <text:p>20231022T070817p419888</text:p>
          </table:table-cell>
          <table:table-cell table:formula="of:=1/([.D373]*0.7+[.E373]/100*0.3)" office:value-type="float" office:value="0.359280871355136">
            <text:p>0.36</text:p>
          </table:table-cell>
          <table:table-cell office:value-type="float" office:value="561.898113352762">
            <text:p>562</text:p>
          </table:table-cell>
          <table:table-cell table:formula="of:=(ABS([.C373]-[.$O$2]))/[.C373]" office:value-type="float" office:value="3.40827249840743">
            <text:p>3.408</text:p>
          </table:table-cell>
          <table:table-cell office:value-type="float" office:value="132.515655816179">
            <text:p>132.52</text:p>
          </table:table-cell>
          <table:table-cell office:value-type="float" office:value="10.2125481695568">
            <text:p>10.21</text:p>
          </table:table-cell>
          <table:table-cell office:value-type="float" office:value="35.9942538569381">
            <text:p>35.99</text:p>
          </table:table-cell>
          <table:table-cell office:value-type="float" office:value="247282.499765467">
            <text:p>247282</text:p>
          </table:table-cell>
          <table:table-cell office:value-type="float" office:value="0.260893135618033">
            <text:p>0.261</text:p>
          </table:table-cell>
          <table:table-cell office:value-type="float" office:value="71.1411006398291">
            <text:p>71.14</text:p>
          </table:table-cell>
          <table:table-cell table:number-columns-repeated="5"/>
        </table:table-row>
        <table:table-row table:style-name="ro1">
          <table:table-cell office:value-type="string">
            <text:p>20231022T070923p421332</text:p>
          </table:table-cell>
          <table:table-cell table:formula="of:=1/([.D374]*0.7+[.E374]/100*0.3)" office:value-type="float" office:value="0.463318136163639">
            <text:p>0.46</text:p>
          </table:table-cell>
          <table:table-cell office:value-type="float" office:value="684.716123669373">
            <text:p>685</text:p>
          </table:table-cell>
          <table:table-cell table:formula="of:=(ABS([.C374]-[.$O$2]))/[.C374]" office:value-type="float" office:value="2.61755757513907">
            <text:p>2.618</text:p>
          </table:table-cell>
          <table:table-cell office:value-type="float" office:value="108.68462387475">
            <text:p>108.68</text:p>
          </table:table-cell>
          <table:table-cell office:value-type="float" office:value="4.30562006502555">
            <text:p>4.31</text:p>
          </table:table-cell>
          <table:table-cell office:value-type="float" office:value="32.787655772993">
            <text:p>32.79</text:p>
          </table:table-cell>
          <table:table-cell office:value-type="float" office:value="244350.836627535">
            <text:p>244351</text:p>
          </table:table-cell>
          <table:table-cell office:value-type="float" office:value="0.391650460605965">
            <text:p>0.392</text:p>
          </table:table-cell>
          <table:table-cell office:value-type="float" office:value="72.4350638123183">
            <text:p>72.44</text:p>
          </table:table-cell>
          <table:table-cell table:number-columns-repeated="5"/>
        </table:table-row>
        <table:table-row table:style-name="ro1">
          <table:table-cell office:value-type="string">
            <text:p>20231022T070859p420770</text:p>
          </table:table-cell>
          <table:table-cell table:formula="of:=1/([.D375]*0.7+[.E375]/100*0.3)" office:value-type="float" office:value="0.307751354682256">
            <text:p>0.31</text:p>
          </table:table-cell>
          <table:table-cell office:value-type="float" office:value="463.558518898004">
            <text:p>464</text:p>
          </table:table-cell>
          <table:table-cell table:formula="of:=(ABS([.C375]-[.$O$2]))/[.C375]" office:value-type="float" office:value="4.34344618644579">
            <text:p>4.343</text:p>
          </table:table-cell>
          <table:table-cell office:value-type="float" office:value="69.6547017734249">
            <text:p>69.65</text:p>
          </table:table-cell>
          <table:table-cell office:value-type="float" office:value="4.66021627774616">
            <text:p>4.66</text:p>
          </table:table-cell>
          <table:table-cell office:value-type="float" office:value="13.1986680259263">
            <text:p>13.20</text:p>
          </table:table-cell>
          <table:table-cell office:value-type="float" office:value="308074.867923608">
            <text:p>308075</text:p>
          </table:table-cell>
          <table:table-cell office:value-type="float" office:value="0.17741334613897">
            <text:p>0.177</text:p>
          </table:table-cell>
          <table:table-cell office:value-type="float" office:value="55.7211371803559">
            <text:p>55.72</text:p>
          </table:table-cell>
          <table:table-cell table:number-columns-repeated="5"/>
        </table:table-row>
        <table:table-row table:style-name="ro1">
          <table:table-cell office:value-type="string">
            <text:p>20231022T070844p420458</text:p>
          </table:table-cell>
          <table:table-cell table:formula="of:=1/([.D376]*0.7+[.E376]/100*0.3)" office:value-type="float" office:value="0.450840633013728">
            <text:p>0.45</text:p>
          </table:table-cell>
          <table:table-cell office:value-type="float" office:value="665.195312109738">
            <text:p>665</text:p>
          </table:table-cell>
          <table:table-cell table:formula="of:=(ABS([.C376]-[.$O$2]))/[.C376]" office:value-type="float" office:value="2.72371836497754">
            <text:p>2.724</text:p>
          </table:table-cell>
          <table:table-cell office:value-type="float" office:value="103.825277673681">
            <text:p>103.83</text:p>
          </table:table-cell>
          <table:table-cell office:value-type="float" office:value="10.6731695568401">
            <text:p>10.67</text:p>
          </table:table-cell>
          <table:table-cell office:value-type="float" office:value="29.2184963042961">
            <text:p>29.22</text:p>
          </table:table-cell>
          <table:table-cell office:value-type="float" office:value="276423.620748123">
            <text:p>276424</text:p>
          </table:table-cell>
          <table:table-cell office:value-type="float" office:value="0.116344671502534">
            <text:p>0.116</text:p>
          </table:table-cell>
          <table:table-cell office:value-type="float" office:value="74.4191120774258">
            <text:p>74.42</text:p>
          </table:table-cell>
          <table:table-cell table:number-columns-repeated="5"/>
        </table:table-row>
        <table:table-row table:style-name="ro1">
          <table:table-cell office:value-type="string">
            <text:p>20231022T070749p419432</text:p>
          </table:table-cell>
          <table:table-cell table:formula="of:=1/([.D377]*0.7+[.E377]/100*0.3)" office:value-type="float" office:value="0.32031652551526">
            <text:p>0.32</text:p>
          </table:table-cell>
          <table:table-cell office:value-type="float" office:value="486.252457388324">
            <text:p>486</text:p>
          </table:table-cell>
          <table:table-cell table:formula="of:=(ABS([.C377]-[.$O$2]))/[.C377]" office:value-type="float" office:value="4.09406165945986">
            <text:p>4.094</text:p>
          </table:table-cell>
          <table:table-cell office:value-type="float" office:value="85.3562744597303">
            <text:p>85.36</text:p>
          </table:table-cell>
          <table:table-cell office:value-type="float" office:value="6.06450940545047">
            <text:p>6.06</text:p>
          </table:table-cell>
          <table:table-cell office:value-type="float" office:value="26.3875924520809">
            <text:p>26.39</text:p>
          </table:table-cell>
          <table:table-cell office:value-type="float" office:value="348290.301450259">
            <text:p>348290</text:p>
          </table:table-cell>
          <table:table-cell office:value-type="float" office:value="0.303859674485564">
            <text:p>0.304</text:p>
          </table:table-cell>
          <table:table-cell office:value-type="float" office:value="35.2886435002815">
            <text:p>35.29</text:p>
          </table:table-cell>
          <table:table-cell table:number-columns-repeated="5"/>
        </table:table-row>
        <table:table-row table:style-name="ro1">
          <table:table-cell office:value-type="string">
            <text:p>20231022T070850p420578</text:p>
          </table:table-cell>
          <table:table-cell table:formula="of:=1/([.D378]*0.7+[.E378]/100*0.3)" office:value-type="float" office:value="0.623204445178871">
            <text:p>0.62</text:p>
          </table:table-cell>
          <table:table-cell office:value-type="float" office:value="868.308505337188">
            <text:p>868</text:p>
          </table:table-cell>
          <table:table-cell table:formula="of:=(ABS([.C378]-[.$O$2]))/[.C378]" office:value-type="float" office:value="1.85267273644649">
            <text:p>1.853</text:p>
          </table:table-cell>
          <table:table-cell office:value-type="float" office:value="102.579649483696">
            <text:p>102.58</text:p>
          </table:table-cell>
          <table:table-cell office:value-type="float" office:value="10.1351156069364">
            <text:p>10.14</text:p>
          </table:table-cell>
          <table:table-cell office:value-type="float" office:value="39.0374441195191">
            <text:p>39.04</text:p>
          </table:table-cell>
          <table:table-cell office:value-type="float" office:value="348290.301450259">
            <text:p>348290</text:p>
          </table:table-cell>
          <table:table-cell office:value-type="float" office:value="0.345717708057761">
            <text:p>0.346</text:p>
          </table:table-cell>
          <table:table-cell office:value-type="float" office:value="87.8908394983849">
            <text:p>87.89</text:p>
          </table:table-cell>
          <table:table-cell table:number-columns-repeated="5"/>
        </table:table-row>
        <table:table-row table:style-name="ro1">
          <table:table-cell office:value-type="string">
            <text:p>20231022T070820p419948</text:p>
          </table:table-cell>
          <table:table-cell table:formula="of:=1/([.D379]*0.7+[.E379]/100*0.3)" office:value-type="float" office:value="0.296316474502494">
            <text:p>0.30</text:p>
          </table:table-cell>
          <table:table-cell office:value-type="float" office:value="434.012069618072">
            <text:p>434</text:p>
          </table:table-cell>
          <table:table-cell table:formula="of:=(ABS([.C379]-[.$O$2]))/[.C379]" office:value-type="float" office:value="4.70721455322601">
            <text:p>4.707</text:p>
          </table:table-cell>
          <table:table-cell office:value-type="float" office:value="26.5733286711168">
            <text:p>26.57</text:p>
          </table:table-cell>
          <table:table-cell office:value-type="float" office:value="12.8618737957611">
            <text:p>12.86</text:p>
          </table:table-cell>
          <table:table-cell office:value-type="float" office:value="18.5842676536153">
            <text:p>18.58</text:p>
          </table:table-cell>
          <table:table-cell office:value-type="float" office:value="388474.838750569">
            <text:p>388475</text:p>
          </table:table-cell>
          <table:table-cell office:value-type="float" office:value="0.293236988055587">
            <text:p>0.293</text:p>
          </table:table-cell>
          <table:table-cell office:value-type="float" office:value="50.108631683121">
            <text:p>50.11</text:p>
          </table:table-cell>
          <table:table-cell table:number-columns-repeated="5"/>
        </table:table-row>
        <table:table-row table:style-name="ro1">
          <table:table-cell office:value-type="string">
            <text:p>20231022T070829p420118</text:p>
          </table:table-cell>
          <table:table-cell table:formula="of:=1/([.D380]*0.7+[.E380]/100*0.3)" office:value-type="float" office:value="0.309107424676404">
            <text:p>0.31</text:p>
          </table:table-cell>
          <table:table-cell office:value-type="float" office:value="458.479092511198">
            <text:p>458</text:p>
          </table:table-cell>
          <table:table-cell table:formula="of:=(ABS([.C380]-[.$O$2]))/[.C380]" office:value-type="float" office:value="4.40264548691389">
            <text:p>4.403</text:p>
          </table:table-cell>
          <table:table-cell office:value-type="float" office:value="51.0898050986611">
            <text:p>51.09</text:p>
          </table:table-cell>
          <table:table-cell office:value-type="float" office:value="15.1553468208092">
            <text:p>15.16</text:p>
          </table:table-cell>
          <table:table-cell office:value-type="float" office:value="22.5223256877682">
            <text:p>22.52</text:p>
          </table:table-cell>
          <table:table-cell office:value-type="float" office:value="343978.347942321">
            <text:p>343978</text:p>
          </table:table-cell>
          <table:table-cell office:value-type="float" office:value="0.0569928606740348">
            <text:p>0.057</text:p>
          </table:table-cell>
          <table:table-cell office:value-type="float" office:value="36.7840066461511">
            <text:p>36.78</text:p>
          </table:table-cell>
          <table:table-cell table:number-columns-repeated="5"/>
        </table:table-row>
        <table:table-row table:style-name="ro1">
          <table:table-cell office:value-type="string">
            <text:p>20231022T070758p419569</text:p>
          </table:table-cell>
          <table:table-cell table:formula="of:=1/([.D381]*0.7+[.E381]/100*0.3)" office:value-type="float" office:value="0.284195219008154">
            <text:p>0.28</text:p>
          </table:table-cell>
          <table:table-cell office:value-type="float" office:value="445.332259610157">
            <text:p>445</text:p>
          </table:table-cell>
          <table:table-cell table:formula="of:=(ABS([.C381]-[.$O$2]))/[.C381]" office:value-type="float" office:value="4.56213915912663">
            <text:p>4.562</text:p>
          </table:table-cell>
          <table:table-cell office:value-type="float" office:value="108.403540461835">
            <text:p>108.40</text:p>
          </table:table-cell>
          <table:table-cell office:value-type="float" office:value="10.757225433526">
            <text:p>10.76</text:p>
          </table:table-cell>
          <table:table-cell office:value-type="float" office:value="13.9978982614534">
            <text:p>14.00</text:p>
          </table:table-cell>
          <table:table-cell office:value-type="float" office:value="284884.593410866">
            <text:p>284885</text:p>
          </table:table-cell>
          <table:table-cell office:value-type="float" office:value="0.027125369934627">
            <text:p>0.027</text:p>
          </table:table-cell>
          <table:table-cell office:value-type="float" office:value="61.5364760398363">
            <text:p>61.54</text:p>
          </table:table-cell>
          <table:table-cell table:number-columns-repeated="5"/>
        </table:table-row>
        <table:table-row table:style-name="ro1">
          <table:table-cell office:value-type="string">
            <text:p>20231022T070908p420984</text:p>
          </table:table-cell>
          <table:table-cell table:formula="of:=1/([.D382]*0.7+[.E382]/100*0.3)" office:value-type="float" office:value="0.276578091913031">
            <text:p>0.28</text:p>
          </table:table-cell>
          <table:table-cell office:value-type="float" office:value="426.034162662501">
            <text:p>426</text:p>
          </table:table-cell>
          <table:table-cell table:formula="of:=(ABS([.C382]-[.$O$2]))/[.C382]" office:value-type="float" office:value="4.81408773540597">
            <text:p>4.814</text:p>
          </table:table-cell>
          <table:table-cell office:value-type="float" office:value="81.9179849200514">
            <text:p>81.92</text:p>
          </table:table-cell>
          <table:table-cell office:value-type="float" office:value="14.7204961464355">
            <text:p>14.72</text:p>
          </table:table-cell>
          <table:table-cell office:value-type="float" office:value="26.2430422303056">
            <text:p>26.24</text:p>
          </table:table-cell>
          <table:table-cell office:value-type="float" office:value="331606.051070045">
            <text:p>331606</text:p>
          </table:table-cell>
          <table:table-cell office:value-type="float" office:value="0.0285707046267209">
            <text:p>0.029</text:p>
          </table:table-cell>
          <table:table-cell office:value-type="float" office:value="43.0817491046474">
            <text:p>43.08</text:p>
          </table:table-cell>
          <table:table-cell table:number-columns-repeated="5"/>
        </table:table-row>
        <table:table-row table:style-name="ro1">
          <table:table-cell office:value-type="string">
            <text:p>20231022T070804p419664</text:p>
          </table:table-cell>
          <table:table-cell table:formula="of:=1/([.D383]*0.7+[.E383]/100*0.3)" office:value-type="float" office:value="0.260304507828317">
            <text:p>0.26</text:p>
          </table:table-cell>
          <table:table-cell office:value-type="float" office:value="392.570434589607">
            <text:p>393</text:p>
          </table:table-cell>
          <table:table-cell table:formula="of:=(ABS([.C383]-[.$O$2]))/[.C383]" office:value-type="float" office:value="5.30969574310774">
            <text:p>5.310</text:p>
          </table:table-cell>
          <table:table-cell office:value-type="float" office:value="41.6225139315149">
            <text:p>41.62</text:p>
          </table:table-cell>
          <table:table-cell office:value-type="float" office:value="13.4152215799615">
            <text:p>13.42</text:p>
          </table:table-cell>
          <table:table-cell office:value-type="float" office:value="37.0821221032805">
            <text:p>37.08</text:p>
          </table:table-cell>
          <table:table-cell office:value-type="float" office:value="224109.693075289">
            <text:p>224110</text:p>
          </table:table-cell>
          <table:table-cell office:value-type="float" office:value="0.241905084900448">
            <text:p>0.242</text:p>
          </table:table-cell>
          <table:table-cell office:value-type="float" office:value="65.1933347013321">
            <text:p>65.19</text:p>
          </table:table-cell>
          <table:table-cell table:number-columns-repeated="5"/>
        </table:table-row>
        <table:table-row table:style-name="ro1">
          <table:table-cell office:value-type="string">
            <text:p>20231022T070743p419347</text:p>
          </table:table-cell>
          <table:table-cell table:formula="of:=1/([.D384]*0.7+[.E384]/100*0.3)" office:value-type="float" office:value="0.287892951940152">
            <text:p>0.29</text:p>
          </table:table-cell>
          <table:table-cell office:value-type="float" office:value="431.380918479269">
            <text:p>431</text:p>
          </table:table-cell>
          <table:table-cell table:formula="of:=(ABS([.C384]-[.$O$2]))/[.C384]" office:value-type="float" office:value="4.74202495727459">
            <text:p>4.742</text:p>
          </table:table-cell>
          <table:table-cell office:value-type="float" office:value="51.3652794837685">
            <text:p>51.37</text:p>
          </table:table-cell>
          <table:table-cell office:value-type="float" office:value="6.58352726904786">
            <text:p>6.58</text:p>
          </table:table-cell>
          <table:table-cell office:value-type="float" office:value="31.852519614072">
            <text:p>31.85</text:p>
          </table:table-cell>
          <table:table-cell office:value-type="float" office:value="243782.526288445">
            <text:p>243783</text:p>
          </table:table-cell>
          <table:table-cell office:value-type="float" office:value="0.00276490794012641">
            <text:p>0.003</text:p>
          </table:table-cell>
          <table:table-cell office:value-type="float" office:value="45.5708849474465">
            <text:p>45.57</text:p>
          </table:table-cell>
          <table:table-cell table:number-columns-repeated="5"/>
        </table:table-row>
        <table:table-row table:style-name="ro1">
          <table:table-cell office:value-type="string">
            <text:p>20231022T070811p419775</text:p>
          </table:table-cell>
          <table:table-cell table:formula="of:=1/([.D385]*0.7+[.E385]/100*0.3)" office:value-type="float" office:value="0.300570889998297">
            <text:p>0.30</text:p>
          </table:table-cell>
          <table:table-cell office:value-type="float" office:value="452.018951765176">
            <text:p>452</text:p>
          </table:table-cell>
          <table:table-cell table:formula="of:=(ABS([.C385]-[.$O$2]))/[.C385]" office:value-type="float" office:value="4.47985873230997">
            <text:p>4.480</text:p>
          </table:table-cell>
          <table:table-cell office:value-type="float" office:value="63.7003488421516">
            <text:p>63.70</text:p>
          </table:table-cell>
          <table:table-cell office:value-type="float" office:value="13.5893545279383">
            <text:p>13.59</text:p>
          </table:table-cell>
          <table:table-cell office:value-type="float" office:value="14.9140507501454">
            <text:p>14.91</text:p>
          </table:table-cell>
          <table:table-cell office:value-type="float" office:value="283064.539529558">
            <text:p>283065</text:p>
          </table:table-cell>
          <table:table-cell office:value-type="float" office:value="0.271517872924602">
            <text:p>0.272</text:p>
          </table:table-cell>
          <table:table-cell office:value-type="float" office:value="74.3946402563352">
            <text:p>74.39</text:p>
          </table:table-cell>
          <table:table-cell table:number-columns-repeated="5"/>
        </table:table-row>
        <table:table-row table:style-name="ro1">
          <table:table-cell office:value-type="string">
            <text:p>20231022T070808p419719</text:p>
          </table:table-cell>
          <table:table-cell table:formula="of:=1/([.D386]*0.7+[.E386]/100*0.3)" office:value-type="float" office:value="0.262879585777531">
            <text:p>0.26</text:p>
          </table:table-cell>
          <table:table-cell office:value-type="float" office:value="392.759434293921">
            <text:p>393</text:p>
          </table:table-cell>
          <table:table-cell table:formula="of:=(ABS([.C386]-[.$O$2]))/[.C386]" office:value-type="float" office:value="5.30665945543231">
            <text:p>5.307</text:p>
          </table:table-cell>
          <table:table-cell office:value-type="float" office:value="29.7871390761078">
            <text:p>29.79</text:p>
          </table:table-cell>
          <table:table-cell office:value-type="float" office:value="13.8625421280693">
            <text:p>13.86</text:p>
          </table:table-cell>
          <table:table-cell office:value-type="float" office:value="23.7276972951167">
            <text:p>23.73</text:p>
          </table:table-cell>
          <table:table-cell office:value-type="float" office:value="240920.574431401">
            <text:p>240921</text:p>
          </table:table-cell>
          <table:table-cell office:value-type="float" office:value="0.358458362278646">
            <text:p>0.358</text:p>
          </table:table-cell>
          <table:table-cell office:value-type="float" office:value="89.2220758770311">
            <text:p>89.22</text:p>
          </table:table-cell>
          <table:table-cell table:number-columns-repeated="5"/>
        </table:table-row>
        <table:table-row table:style-name="ro1">
          <table:table-cell office:value-type="string">
            <text:p>20231022T070841p420394</text:p>
          </table:table-cell>
          <table:table-cell table:formula="of:=1/([.D387]*0.7+[.E387]/100*0.3)" office:value-type="float" office:value="0.475112670263909">
            <text:p>0.48</text:p>
          </table:table-cell>
          <table:table-cell office:value-type="float" office:value="658.887139401673">
            <text:p>659</text:p>
          </table:table-cell>
          <table:table-cell table:formula="of:=(ABS([.C387]-[.$O$2]))/[.C387]" office:value-type="float" office:value="2.75936917246455">
            <text:p>2.759</text:p>
          </table:table-cell>
          <table:table-cell office:value-type="float" office:value="57.7351620004919">
            <text:p>57.74</text:p>
          </table:table-cell>
          <table:table-cell office:value-type="float" office:value="7.26121041078708">
            <text:p>7.26</text:p>
          </table:table-cell>
          <table:table-cell office:value-type="float" office:value="34.8415353036221">
            <text:p>34.84</text:p>
          </table:table-cell>
          <table:table-cell office:value-type="float" office:value="246342.440068446">
            <text:p>246342</text:p>
          </table:table-cell>
          <table:table-cell office:value-type="float" office:value="0.271517872924602">
            <text:p>0.272</text:p>
          </table:table-cell>
          <table:table-cell office:value-type="float" office:value="17.5863630534282">
            <text:p>17.59</text:p>
          </table:table-cell>
          <table:table-cell table:number-columns-repeated="5"/>
        </table:table-row>
        <table:table-row table:style-name="ro1">
          <table:table-cell office:value-type="string">
            <text:p>20231022T070847p420502</text:p>
          </table:table-cell>
          <table:table-cell table:formula="of:=1/([.D388]*0.7+[.E388]/100*0.3)" office:value-type="float" office:value="0.276978831575534">
            <text:p>0.28</text:p>
          </table:table-cell>
          <table:table-cell office:value-type="float" office:value="411.922616005852">
            <text:p>412</text:p>
          </table:table-cell>
          <table:table-cell table:formula="of:=(ABS([.C388]-[.$O$2]))/[.C388]" office:value-type="float" office:value="5.01326536527145">
            <text:p>5.013</text:p>
          </table:table-cell>
          <table:table-cell office:value-type="float" office:value="33.6994847404397">
            <text:p>33.70</text:p>
          </table:table-cell>
          <table:table-cell office:value-type="float" office:value="16.8214113680154">
            <text:p>16.82</text:p>
          </table:table-cell>
          <table:table-cell office:value-type="float" office:value="18.2079568301482">
            <text:p>18.21</text:p>
          </table:table-cell>
          <table:table-cell office:value-type="float" office:value="337103.445149272">
            <text:p>337103</text:p>
          </table:table-cell>
          <table:table-cell office:value-type="float" office:value="0.23863596217033">
            <text:p>0.239</text:p>
          </table:table-cell>
          <table:table-cell office:value-type="float" office:value="42.7931756924435">
            <text:p>42.79</text:p>
          </table:table-cell>
          <table:table-cell table:number-columns-repeated="5"/>
        </table:table-row>
        <table:table-row table:style-name="ro1">
          <table:table-cell office:value-type="string">
            <text:p>20231022T070920p421260</text:p>
          </table:table-cell>
          <table:table-cell table:formula="of:=1/([.D389]*0.7+[.E389]/100*0.3)" office:value-type="float" office:value="0.20501398898141">
            <text:p>0.21</text:p>
          </table:table-cell>
          <table:table-cell office:value-type="float" office:value="316.644393330242">
            <text:p>317</text:p>
          </table:table-cell>
          <table:table-cell table:formula="of:=(ABS([.C389]-[.$O$2]))/[.C389]" office:value-type="float" office:value="6.82265548411789">
            <text:p>6.823</text:p>
          </table:table-cell>
          <table:table-cell office:value-type="float" office:value="33.9523638237579">
            <text:p>33.95</text:p>
          </table:table-cell>
          <table:table-cell office:value-type="float" office:value="19.4690510597303">
            <text:p>19.47</text:p>
          </table:table-cell>
          <table:table-cell office:value-type="float" office:value="21.3351773656748">
            <text:p>21.34</text:p>
          </table:table-cell>
          <table:table-cell office:value-type="float" office:value="215968.395158067">
            <text:p>215968</text:p>
          </table:table-cell>
          <table:table-cell office:value-type="float" office:value="0.0672847905609009">
            <text:p>0.067</text:p>
          </table:table-cell>
          <table:table-cell office:value-type="float" office:value="26.1163156871726">
            <text:p>26.12</text:p>
          </table:table-cell>
          <table:table-cell table:number-columns-repeated="5"/>
        </table:table-row>
        <table:table-row table:style-name="ro1">
          <table:table-cell office:value-type="string">
            <text:p>20231022T070746p419393</text:p>
          </table:table-cell>
          <table:table-cell table:formula="of:=1/([.D390]*0.7+[.E390]/100*0.3)" office:value-type="float" office:value="0.46578090723358">
            <text:p>0.47</text:p>
          </table:table-cell>
          <table:table-cell office:value-type="float" office:value="682.49298705467">
            <text:p>682</text:p>
          </table:table-cell>
          <table:table-cell table:formula="of:=(ABS([.C390]-[.$O$2]))/[.C390]" office:value-type="float" office:value="2.62934132215718">
            <text:p>2.629</text:p>
          </table:table-cell>
          <table:table-cell office:value-type="float" office:value="102.131071540934">
            <text:p>102.13</text:p>
          </table:table-cell>
          <table:table-cell office:value-type="float" office:value="6.96570831155254">
            <text:p>6.97</text:p>
          </table:table-cell>
          <table:table-cell office:value-type="float" office:value="20.3680041089231">
            <text:p>20.37</text:p>
          </table:table-cell>
          <table:table-cell office:value-type="float" office:value="363064.168593604">
            <text:p>363064</text:p>
          </table:table-cell>
          <table:table-cell office:value-type="float" office:value="0.192034708195333">
            <text:p>0.192</text:p>
          </table:table-cell>
          <table:table-cell office:value-type="float" office:value="8.6499219147829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1022T070911p421057</text:p>
          </table:table-cell>
          <table:table-cell table:formula="of:=1/([.D391]*0.7+[.E391]/100*0.3)" office:value-type="float" office:value="0.261053435175653">
            <text:p>0.26</text:p>
          </table:table-cell>
          <table:table-cell office:value-type="float" office:value="389.841907889493">
            <text:p>390</text:p>
          </table:table-cell>
          <table:table-cell table:formula="of:=(ABS([.C391]-[.$O$2]))/[.C391]" office:value-type="float" office:value="5.35385767889825">
            <text:p>5.354</text:p>
          </table:table-cell>
          <table:table-cell office:value-type="float" office:value="27.6443314154927">
            <text:p>27.64</text:p>
          </table:table-cell>
          <table:table-cell office:value-type="float" office:value="18.7414499036609">
            <text:p>18.74</text:p>
          </table:table-cell>
          <table:table-cell office:value-type="float" office:value="39.3564675446351">
            <text:p>39.36</text:p>
          </table:table-cell>
          <table:table-cell office:value-type="float" office:value="290982.40288188">
            <text:p>290982</text:p>
          </table:table-cell>
          <table:table-cell office:value-type="float" office:value="0.26641017603669">
            <text:p>0.266</text:p>
          </table:table-cell>
          <table:table-cell office:value-type="float" office:value="20.3370209122237">
            <text:p>20.34</text:p>
          </table:table-cell>
          <table:table-cell table:number-columns-repeated="5"/>
        </table:table-row>
        <table:table-row table:style-name="ro1">
          <table:table-cell office:value-type="string">
            <text:p>20231022T070929p421466</text:p>
          </table:table-cell>
          <table:table-cell table:formula="of:=1/([.D392]*0.7+[.E392]/100*0.3)" office:value-type="float" office:value="0.340452055790454">
            <text:p>0.34</text:p>
          </table:table-cell>
          <table:table-cell office:value-type="float" office:value="486.069764839399">
            <text:p>486</text:p>
          </table:table-cell>
          <table:table-cell table:formula="of:=(ABS([.C392]-[.$O$2]))/[.C392]" office:value-type="float" office:value="4.09597629636235">
            <text:p>4.096</text:p>
          </table:table-cell>
          <table:table-cell office:value-type="float" office:value="23.3625794472262">
            <text:p>23.36</text:p>
          </table:table-cell>
          <table:table-cell office:value-type="float" office:value="14.6121146435453">
            <text:p>14.61</text:p>
          </table:table-cell>
          <table:table-cell office:value-type="float" office:value="36.6183094893755">
            <text:p>36.62</text:p>
          </table:table-cell>
          <table:table-cell office:value-type="float" office:value="391119.470314572">
            <text:p>391119</text:p>
          </table:table-cell>
          <table:table-cell office:value-type="float" office:value="0.0467509032540343">
            <text:p>0.047</text:p>
          </table:table-cell>
          <table:table-cell office:value-type="float" office:value="76.1317073767849">
            <text:p>76.13</text:p>
          </table:table-cell>
          <table:table-cell table:number-columns-repeated="5"/>
        </table:table-row>
        <table:table-row table:style-name="ro1">
          <table:table-cell office:value-type="string">
            <text:p>20231022T070752p419484</text:p>
          </table:table-cell>
          <table:table-cell table:formula="of:=1/([.D393]*0.7+[.E393]/100*0.3)" office:value-type="float" office:value="0.372718592147082">
            <text:p>0.37</text:p>
          </table:table-cell>
          <table:table-cell office:value-type="float" office:value="546.357069862929">
            <text:p>546</text:p>
          </table:table-cell>
          <table:table-cell table:formula="of:=(ABS([.C393]-[.$O$2]))/[.C393]" office:value-type="float" office:value="3.53366513701641">
            <text:p>3.534</text:p>
          </table:table-cell>
          <table:table-cell office:value-type="float" office:value="69.807906154939">
            <text:p>69.81</text:p>
          </table:table-cell>
          <table:table-cell office:value-type="float" office:value="17.9020953757225">
            <text:p>17.90</text:p>
          </table:table-cell>
          <table:table-cell office:value-type="float" office:value="18.6404666495171">
            <text:p>18.64</text:p>
          </table:table-cell>
          <table:table-cell office:value-type="float" office:value="360683.025365262">
            <text:p>360683</text:p>
          </table:table-cell>
          <table:table-cell office:value-type="float" office:value="0.264299067648168">
            <text:p>0.264</text:p>
          </table:table-cell>
          <table:table-cell office:value-type="float" office:value="15.5114692456795">
            <text:p>15.51</text:p>
          </table:table-cell>
          <table:table-cell table:number-columns-repeated="5"/>
        </table:table-row>
        <table:table-row table:style-name="ro1">
          <table:table-cell office:value-type="string">
            <text:p>20231022T070917p421187</text:p>
          </table:table-cell>
          <table:table-cell table:formula="of:=1/([.D394]*0.7+[.E394]/100*0.3)" office:value-type="float" office:value="0.653785881885783">
            <text:p>0.65</text:p>
          </table:table-cell>
          <table:table-cell office:value-type="float" office:value="873.213543571868">
            <text:p>873</text:p>
          </table:table-cell>
          <table:table-cell table:formula="of:=(ABS([.C394]-[.$O$2]))/[.C394]" office:value-type="float" office:value="1.83664862762878">
            <text:p>1.837</text:p>
          </table:table-cell>
          <table:table-cell office:value-type="float" office:value="81.2995735087073">
            <text:p>81.30</text:p>
          </table:table-cell>
          <table:table-cell office:value-type="float" office:value="7.19288252508361">
            <text:p>7.19</text:p>
          </table:table-cell>
          <table:table-cell office:value-type="float" office:value="10.1391542869699">
            <text:p>10.14</text:p>
          </table:table-cell>
          <table:table-cell office:value-type="float" office:value="266137.671208056">
            <text:p>266138</text:p>
          </table:table-cell>
          <table:table-cell office:value-type="float" office:value="0.138169339707302">
            <text:p>0.138</text:p>
          </table:table-cell>
          <table:table-cell office:value-type="float" office:value="8.6499219147829">
            <text:p>8.65</text:p>
          </table:table-cell>
          <table:table-cell table:number-columns-repeated="5"/>
        </table:table-row>
        <table:table-row table:style-name="ro1">
          <table:table-cell office:value-type="string">
            <text:p>20231022T070856p420704</text:p>
          </table:table-cell>
          <table:table-cell table:formula="of:=1/([.D395]*0.7+[.E395]/100*0.3)" office:value-type="float" office:value="0.201240189655497">
            <text:p>0.20</text:p>
          </table:table-cell>
          <table:table-cell office:value-type="float" office:value="312.652892966098">
            <text:p>313</text:p>
          </table:table-cell>
          <table:table-cell table:formula="of:=(ABS([.C395]-[.$O$2]))/[.C395]" office:value-type="float" office:value="6.92252384585672">
            <text:p>6.923</text:p>
          </table:table-cell>
          <table:table-cell office:value-type="float" office:value="41.139880156944">
            <text:p>41.14</text:p>
          </table:table-cell>
          <table:table-cell office:value-type="float" office:value="14.6920761078998">
            <text:p>14.69</text:p>
          </table:table-cell>
          <table:table-cell office:value-type="float" office:value="39.4528301715767">
            <text:p>39.45</text:p>
          </table:table-cell>
          <table:table-cell office:value-type="float" office:value="334386.596580562">
            <text:p>334387</text:p>
          </table:table-cell>
          <table:table-cell office:value-type="float" office:value="0.027125369934627">
            <text:p>0.027</text:p>
          </table:table-cell>
          <table:table-cell office:value-type="float" office:value="69.9340912185339">
            <text:p>69.93</text:p>
          </table:table-cell>
          <table:table-cell table:number-columns-repeated="5"/>
        </table:table-row>
        <table:table-row table:style-name="ro1">
          <table:table-cell office:value-type="string">
            <text:p>20231022T070926p421384</text:p>
          </table:table-cell>
          <table:table-cell table:formula="of:=1/([.D396]*0.7+[.E396]/100*0.3)" office:value-type="float" office:value="0.367983112882063">
            <text:p>0.37</text:p>
          </table:table-cell>
          <table:table-cell office:value-type="float" office:value="530.4336389952">
            <text:p>530</text:p>
          </table:table-cell>
          <table:table-cell table:formula="of:=(ABS([.C396]-[.$O$2]))/[.C396]" office:value-type="float" office:value="3.6697641663379">
            <text:p>3.670</text:p>
          </table:table-cell>
          <table:table-cell office:value-type="float" office:value="49.5603639172839">
            <text:p>49.56</text:p>
          </table:table-cell>
          <table:table-cell office:value-type="float" office:value="14.6022398843931">
            <text:p>14.60</text:p>
          </table:table-cell>
          <table:table-cell office:value-type="float" office:value="36.6183094893755">
            <text:p>36.62</text:p>
          </table:table-cell>
          <table:table-cell office:value-type="float" office:value="391119.470314572">
            <text:p>391119</text:p>
          </table:table-cell>
          <table:table-cell office:value-type="float" office:value="0.0467509032540343">
            <text:p>0.047</text:p>
          </table:table-cell>
          <table:table-cell office:value-type="float" office:value="76.1317073767849">
            <text:p>76.13</text:p>
          </table:table-cell>
          <table:table-cell table:number-columns-repeated="5"/>
        </table:table-row>
        <table:table-row table:style-name="ro1">
          <table:table-cell office:value-type="string">
            <text:p>20231022T070914p421124</text:p>
          </table:table-cell>
          <table:table-cell table:formula="of:=1/([.D397]*0.7+[.E397]/100*0.3)" office:value-type="float" office:value="0.168812855252862">
            <text:p>0.17</text:p>
          </table:table-cell>
          <table:table-cell office:value-type="float" office:value="262.565564398341">
            <text:p>263</text:p>
          </table:table-cell>
          <table:table-cell table:formula="of:=(ABS([.C397]-[.$O$2]))/[.C397]" office:value-type="float" office:value="8.43383419556922">
            <text:p>8.434</text:p>
          </table:table-cell>
          <table:table-cell office:value-type="float" office:value="6.67851607360638">
            <text:p>6.68</text:p>
          </table:table-cell>
          <table:table-cell office:value-type="float" office:value="18.8035886319846">
            <text:p>18.80</text:p>
          </table:table-cell>
          <table:table-cell office:value-type="float" office:value="39.3564675446351">
            <text:p>39.36</text:p>
          </table:table-cell>
          <table:table-cell office:value-type="float" office:value="290982.40288188">
            <text:p>290982</text:p>
          </table:table-cell>
          <table:table-cell office:value-type="float" office:value="0.26641017603669">
            <text:p>0.266</text:p>
          </table:table-cell>
          <table:table-cell office:value-type="float" office:value="20.3370209122237">
            <text:p>20.34</text:p>
          </table:table-cell>
          <table:table-cell table:number-columns-repeated="5"/>
        </table:table-row>
        <table:table-row table:style-name="ro1">
          <table:table-cell office:value-type="string">
            <text:p>20231022T070853p420668</text:p>
          </table:table-cell>
          <table:table-cell table:formula="of:=1/([.D398]*0.7+[.E398]/100*0.3)" office:value-type="float" office:value="1.7709446590613">
            <text:p>1.77</text:p>
          </table:table-cell>
          <table:table-cell office:value-type="float" office:value="1550.46832677821">
            <text:p>1550</text:p>
          </table:table-cell>
          <table:table-cell table:formula="of:=(ABS([.C398]-[.$O$2]))/[.C398]" office:value-type="float" office:value="0.597581812681768">
            <text:p>0.598</text:p>
          </table:table-cell>
          <table:table-cell office:value-type="float" office:value="48.7877049138899">
            <text:p>48.79</text:p>
          </table:table-cell>
          <table:table-cell office:value-type="float" office:value="7.79764767381077">
            <text:p>7.80</text:p>
          </table:table-cell>
          <table:table-cell office:value-type="float" office:value="22.390072187949">
            <text:p>22.39</text:p>
          </table:table-cell>
          <table:table-cell office:value-type="float" office:value="256732.008970952">
            <text:p>256732</text:p>
          </table:table-cell>
          <table:table-cell office:value-type="float" office:value="0.309810386579382">
            <text:p>0.310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2T070832p420175</text:p>
          </table:table-cell>
          <table:table-cell table:formula="of:=1/([.D399]*0.7+[.E399]/100*0.3)" office:value-type="float" office:value="0.279986318808363">
            <text:p>0.28</text:p>
          </table:table-cell>
          <table:table-cell office:value-type="float" office:value="417.435244438287">
            <text:p>417</text:p>
          </table:table-cell>
          <table:table-cell table:formula="of:=(ABS([.C399]-[.$O$2]))/[.C399]" office:value-type="float" office:value="4.93385449121126">
            <text:p>4.934</text:p>
          </table:table-cell>
          <table:table-cell office:value-type="float" office:value="39.3016470343451">
            <text:p>39.30</text:p>
          </table:table-cell>
          <table:table-cell office:value-type="float" office:value="12.3796345199113">
            <text:p>12.38</text:p>
          </table:table-cell>
          <table:table-cell office:value-type="float" office:value="27.4300330907157">
            <text:p>27.43</text:p>
          </table:table-cell>
          <table:table-cell office:value-type="float" office:value="333059.515561314">
            <text:p>333060</text:p>
          </table:table-cell>
          <table:table-cell office:value-type="float" office:value="0.305296147896062">
            <text:p>0.305</text:p>
          </table:table-cell>
          <table:table-cell office:value-type="float" office:value="96.1679020390184">
            <text:p>96.17</text:p>
          </table:table-cell>
          <table:table-cell table:number-columns-repeated="5"/>
        </table:table-row>
        <table:table-row table:style-name="ro1">
          <table:table-cell office:value-type="string">
            <text:p>20231022T070801p419613</text:p>
          </table:table-cell>
          <table:table-cell table:formula="of:=1/([.D400]*0.7+[.E400]/100*0.3)" office:value-type="float" office:value="0.489522714014352">
            <text:p>0.49</text:p>
          </table:table-cell>
          <table:table-cell office:value-type="float" office:value="659.863714024171">
            <text:p>660</text:p>
          </table:table-cell>
          <table:table-cell table:formula="of:=(ABS([.C400]-[.$O$2]))/[.C400]" office:value-type="float" office:value="2.75380544096605">
            <text:p>2.754</text:p>
          </table:table-cell>
          <table:table-cell office:value-type="float" office:value="38.3807731190143">
            <text:p>38.38</text:p>
          </table:table-cell>
          <table:table-cell office:value-type="float" office:value="7.7090451734619">
            <text:p>7.71</text:p>
          </table:table-cell>
          <table:table-cell office:value-type="float" office:value="37.0821221032805">
            <text:p>37.08</text:p>
          </table:table-cell>
          <table:table-cell office:value-type="float" office:value="321904.941972854">
            <text:p>321905</text:p>
          </table:table-cell>
          <table:table-cell office:value-type="float" office:value="0.294904485657039">
            <text:p>0.295</text:p>
          </table:table-cell>
          <table:table-cell office:value-type="float" office:value="8.73276674583233">
            <text:p>8.73</text:p>
          </table:table-cell>
          <table:table-cell table:number-columns-repeated="5"/>
        </table:table-row>
        <table:table-row table:style-name="ro1">
          <table:table-cell office:value-type="string">
            <text:p>20231022T070814p419830</text:p>
          </table:table-cell>
          <table:table-cell table:formula="of:=1/([.D401]*0.7+[.E401]/100*0.3)" office:value-type="float" office:value="0.749606832126914">
            <text:p>0.75</text:p>
          </table:table-cell>
          <table:table-cell office:value-type="float" office:value="975.694242018554">
            <text:p>976</text:p>
          </table:table-cell>
          <table:table-cell table:formula="of:=(ABS([.C401]-[.$O$2]))/[.C401]" office:value-type="float" office:value="1.53870515303594">
            <text:p>1.539</text:p>
          </table:table-cell>
          <table:table-cell office:value-type="float" office:value="85.6463526407442">
            <text:p>85.65</text:p>
          </table:table-cell>
          <table:table-cell office:value-type="float" office:value="7.2121069675128">
            <text:p>7.21</text:p>
          </table:table-cell>
          <table:table-cell office:value-type="float" office:value="17.0364845358547">
            <text:p>17.04</text:p>
          </table:table-cell>
          <table:table-cell office:value-type="float" office:value="216668.254963801">
            <text:p>216668</text:p>
          </table:table-cell>
          <table:table-cell office:value-type="float" office:value="0.158027278352536">
            <text:p>0.158</text:p>
          </table:table-cell>
          <table:table-cell office:value-type="float" office:value="2.90694311934456">
            <text:p>2.91</text:p>
          </table:table-cell>
          <table:table-cell table:number-columns-repeated="5"/>
        </table:table-row>
        <table:table-row table:style-name="ro1">
          <table:table-cell office:value-type="string">
            <text:p>20231022T070826p420060</text:p>
          </table:table-cell>
          <table:table-cell table:formula="of:=1/([.D402]*0.7+[.E402]/100*0.3)" office:value-type="float" office:value="0.365868184764045">
            <text:p>0.37</text:p>
          </table:table-cell>
          <table:table-cell office:value-type="float" office:value="518.929025017935">
            <text:p>519</text:p>
          </table:table-cell>
          <table:table-cell table:formula="of:=(ABS([.C402]-[.$O$2]))/[.C402]" office:value-type="float" office:value="3.77329245538808">
            <text:p>3.773</text:p>
          </table:table-cell>
          <table:table-cell office:value-type="float" office:value="30.6400306037333">
            <text:p>30.64</text:p>
          </table:table-cell>
          <table:table-cell office:value-type="float" office:value="18.817316955684">
            <text:p>18.82</text:p>
          </table:table-cell>
          <table:table-cell office:value-type="float" office:value="34.1728750638574">
            <text:p>34.17</text:p>
          </table:table-cell>
          <table:table-cell office:value-type="float" office:value="276669.360783879">
            <text:p>276669</text:p>
          </table:table-cell>
          <table:table-cell office:value-type="float" office:value="0.0913415496167302">
            <text:p>0.091</text:p>
          </table:table-cell>
          <table:table-cell office:value-type="float" office:value="13.2293071545598">
            <text:p>13.23</text:p>
          </table:table-cell>
          <table:table-cell table:number-columns-repeated="5"/>
        </table:table-row>
        <table:table-row table:style-name="ro1">
          <table:table-cell office:value-type="string">
            <text:p>20231022T070755p419516</text:p>
          </table:table-cell>
          <table:table-cell table:formula="of:=1/([.D403]*0.7+[.E403]/100*0.3)" office:value-type="float" office:value="2.64638805801444">
            <text:p>2.65</text:p>
          </table:table-cell>
          <table:table-cell office:value-type="float" office:value="2038.62843200145">
            <text:p>2039</text:p>
          </table:table-cell>
          <table:table-cell table:formula="of:=(ABS([.C403]-[.$O$2]))/[.C403]" office:value-type="float" office:value="0.215032597955172">
            <text:p>0.215</text:p>
          </table:table-cell>
          <table:table-cell office:value-type="float" office:value="75.7835708258079">
            <text:p>75.78</text:p>
          </table:table-cell>
          <table:table-cell office:value-type="float" office:value="7.85211980167965">
            <text:p>7.85</text:p>
          </table:table-cell>
          <table:table-cell office:value-type="float" office:value="37.9059624247322">
            <text:p>37.91</text:p>
          </table:table-cell>
          <table:table-cell office:value-type="float" office:value="377703.36426139">
            <text:p>377703</text:p>
          </table:table-cell>
          <table:table-cell office:value-type="float" office:value="0.310969756789861">
            <text:p>0.311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2T070905p420881</text:p>
          </table:table-cell>
          <table:table-cell table:formula="of:=1/([.D404]*0.7+[.E404]/100*0.3)" office:value-type="float" office:value="0.29912408364474">
            <text:p>0.30</text:p>
          </table:table-cell>
          <table:table-cell office:value-type="float" office:value="441.487072681988">
            <text:p>441</text:p>
          </table:table-cell>
          <table:table-cell table:formula="of:=(ABS([.C404]-[.$O$2]))/[.C404]" office:value-type="float" office:value="4.61058330644311">
            <text:p>4.611</text:p>
          </table:table-cell>
          <table:table-cell office:value-type="float" office:value="38.5619739619781">
            <text:p>38.56</text:p>
          </table:table-cell>
          <table:table-cell office:value-type="float" office:value="6.40589887640449">
            <text:p>6.41</text:p>
          </table:table-cell>
          <table:table-cell office:value-type="float" office:value="23.7276972951167">
            <text:p>23.73</text:p>
          </table:table-cell>
          <table:table-cell office:value-type="float" office:value="235574.4545921">
            <text:p>235574</text:p>
          </table:table-cell>
          <table:table-cell office:value-type="float" office:value="0.0751532472779933">
            <text:p>0.075</text:p>
          </table:table-cell>
          <table:table-cell office:value-type="float" office:value="89.6798121076833">
            <text:p>89.68</text:p>
          </table:table-cell>
          <table:table-cell table:number-columns-repeated="5"/>
        </table:table-row>
        <table:table-row table:style-name="ro1">
          <table:table-cell office:value-type="string">
            <text:p>20231022T070838p420322</text:p>
          </table:table-cell>
          <table:table-cell table:formula="of:=1/([.D405]*0.7+[.E405]/100*0.3)" office:value-type="float" office:value="2.88135813809463">
            <text:p>2.88</text:p>
          </table:table-cell>
          <table:table-cell office:value-type="float" office:value="1807.05668680527">
            <text:p>1807</text:p>
          </table:table-cell>
          <table:table-cell table:formula="of:=(ABS([.C405]-[.$O$2]))/[.C405]" office:value-type="float" office:value="0.37073729788695">
            <text:p>0.371</text:p>
          </table:table-cell>
          <table:table-cell office:value-type="float" office:value="29.1808164365105">
            <text:p>29.18</text:p>
          </table:table-cell>
          <table:table-cell office:value-type="float" office:value="8.82587273299088">
            <text:p>8.83</text:p>
          </table:table-cell>
          <table:table-cell office:value-type="float" office:value="37.3167397633612">
            <text:p>37.32</text:p>
          </table:table-cell>
          <table:table-cell office:value-type="float" office:value="380540.116132989">
            <text:p>380540</text:p>
          </table:table-cell>
          <table:table-cell office:value-type="float" office:value="0.204099697662176">
            <text:p>0.204</text:p>
          </table:table-cell>
          <table:table-cell office:value-type="float" office:value="0.632833075228589">
            <text:p>0.63</text:p>
          </table:table-cell>
          <table:table-cell table:number-columns-repeated="5"/>
        </table:table-row>
        <table:table-row table:style-name="ro1">
          <table:table-cell office:value-type="string">
            <text:p>20231022T070741p419297</text:p>
          </table:table-cell>
          <table:table-cell table:formula="of:=1/([.D406]*0.7+[.E406]/100*0.3)" office:value-type="float" office:value="1.43368587149936">
            <text:p>1.43</text:p>
          </table:table-cell>
          <table:table-cell office:value-type="float" office:value="1423.40087954372">
            <text:p>1423</text:p>
          </table:table-cell>
          <table:table-cell table:formula="of:=(ABS([.C406]-[.$O$2]))/[.C406]" office:value-type="float" office:value="0.740198446971606">
            <text:p>0.740</text:p>
          </table:table-cell>
          <table:table-cell office:value-type="float" office:value="59.787983370164">
            <text:p>59.79</text:p>
          </table:table-cell>
          <table:table-cell office:value-type="float" office:value="8.20828597995661">
            <text:p>8.21</text:p>
          </table:table-cell>
          <table:table-cell office:value-type="float" office:value="33.8104085719247">
            <text:p>33.81</text:p>
          </table:table-cell>
          <table:table-cell office:value-type="float" office:value="391295.005464091">
            <text:p>391295</text:p>
          </table:table-cell>
          <table:table-cell office:value-type="float" office:value="0.178689702250476">
            <text:p>0.179</text:p>
          </table:table-cell>
          <table:table-cell office:value-type="float" office:value="1.01855216743839">
            <text:p>1.02</text:p>
          </table:table-cell>
          <table:table-cell table:number-columns-repeated="5"/>
        </table:table-row>
        <table:table-row table:style-name="ro1">
          <table:table-cell office:value-type="string">
            <text:p>20231022T070823p420006</text:p>
          </table:table-cell>
          <table:table-cell table:formula="of:=1/([.D407]*0.7+[.E407]/100*0.3)" office:value-type="float" office:value="1.2129889263872">
            <text:p>1.21</text:p>
          </table:table-cell>
          <table:table-cell office:value-type="float" office:value="1258.44879819704">
            <text:p>1258</text:p>
          </table:table-cell>
          <table:table-cell table:formula="of:=(ABS([.C407]-[.$O$2]))/[.C407]" office:value-type="float" office:value="0.968296210023609">
            <text:p>0.968</text:p>
          </table:table-cell>
          <table:table-cell office:value-type="float" office:value="48.8674958132038">
            <text:p>48.87</text:p>
          </table:table-cell>
          <table:table-cell office:value-type="float" office:value="8.01918238993711">
            <text:p>8.02</text:p>
          </table:table-cell>
          <table:table-cell office:value-type="float" office:value="18.6404666495171">
            <text:p>18.64</text:p>
          </table:table-cell>
          <table:table-cell office:value-type="float" office:value="330419.125451706">
            <text:p>330419</text:p>
          </table:table-cell>
          <table:table-cell office:value-type="float" office:value="0.189661389649149">
            <text:p>0.190</text:p>
          </table:table-cell>
          <table:table-cell office:value-type="float" office:value="2.01597586901671">
            <text:p>2.02</text:p>
          </table:table-cell>
          <table:table-cell table:number-columns-repeated="5"/>
        </table:table-row>
        <table:table-row table:style-name="ro1">
          <table:table-cell office:value-type="string">
            <text:p>20231022T070835p420234</text:p>
          </table:table-cell>
          <table:table-cell table:formula="of:=1/([.D408]*0.7+[.E408]/100*0.3)" office:value-type="float" office:value="0.823792247637998">
            <text:p>0.82</text:p>
          </table:table-cell>
          <table:table-cell office:value-type="float" office:value="958.524727172182">
            <text:p>959</text:p>
          </table:table-cell>
          <table:table-cell table:formula="of:=(ABS([.C408]-[.$O$2]))/[.C408]" office:value-type="float" office:value="1.58417955195333">
            <text:p>1.584</text:p>
          </table:table-cell>
          <table:table-cell office:value-type="float" office:value="34.9908675849971">
            <text:p>34.99</text:p>
          </table:table-cell>
          <table:table-cell office:value-type="float" office:value="7.79782996121187">
            <text:p>7.80</text:p>
          </table:table-cell>
          <table:table-cell office:value-type="float" office:value="21.7150633437913">
            <text:p>21.72</text:p>
          </table:table-cell>
          <table:table-cell office:value-type="float" office:value="361138.033417735">
            <text:p>361138</text:p>
          </table:table-cell>
          <table:table-cell office:value-type="float" office:value="0.27046158628723">
            <text:p>0.270</text:p>
          </table:table-cell>
          <table:table-cell office:value-type="float" office:value="4.87354805049689">
            <text:p>4.87</text:p>
          </table:table-cell>
          <table:table-cell table:number-columns-repeated="5"/>
        </table:table-row>
        <table:table-row table:style-name="ro1">
          <table:table-cell office:value-type="string">
            <text:p>20231022T070902p420831</text:p>
          </table:table-cell>
          <table:table-cell table:formula="of:=1/([.D409]*0.7+[.E409]/100*0.3)" office:value-type="float" office:value="1.15472995003343">
            <text:p>1.15</text:p>
          </table:table-cell>
          <table:table-cell office:value-type="float" office:value="1190.57415434085">
            <text:p>1191</text:p>
          </table:table-cell>
          <table:table-cell table:formula="of:=(ABS([.C409]-[.$O$2]))/[.C409]" office:value-type="float" office:value="1.08050879566705">
            <text:p>1.081</text:p>
          </table:table-cell>
          <table:table-cell office:value-type="float" office:value="36.549062879572">
            <text:p>36.55</text:p>
          </table:table-cell>
          <table:table-cell office:value-type="float" office:value="7.61772741070525">
            <text:p>7.62</text:p>
          </table:table-cell>
          <table:table-cell office:value-type="float" office:value="28.0835196693824">
            <text:p>28.08</text:p>
          </table:table-cell>
          <table:table-cell office:value-type="float" office:value="399480.767436971">
            <text:p>399481</text:p>
          </table:table-cell>
          <table:table-cell office:value-type="float" office:value="0.158346230737197">
            <text:p>0.158</text:p>
          </table:table-cell>
          <table:table-cell office:value-type="float" office:value="4.87354805049689">
            <text:p>4.87</text:p>
          </table:table-cell>
          <table:table-cell table:number-columns-repeated="5"/>
        </table:table-row>
      </table:table>
      <table:table table:name="szórás" table:style-name="ta1" table:print="false">
        <table:table-column table:style-name="co1" table:default-cell-style-name="Default"/>
        <table:table-column table:style-name="co1" table:default-cell-style-name="ce1"/>
        <table:table-column table:style-name="co3" table:default-cell-style-name="ce2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office:value-type="string">
            <text:p>Tag</text:p>
          </table:table-cell>
          <table:table-cell table:style-name="Default" office:value-type="string">
            <text:p>Fitnesz [-]</text:p>
          </table:table-cell>
          <table:table-cell table:style-name="Default" office:value-type="string">
            <text:p>Vonóerő [N]</text:p>
          </table:table-cell>
          <table:table-cell table:style-name="Default" office:value-type="string">
            <text:p>Vonóerő relatív hibája [-]</text:p>
          </table:table-cell>
          <table:table-cell table:style-name="Default" office:value-type="string">
            <text:p>Felszínprofilok átlagos távolsága [mm]</text:p>
          </table:table-cell>
          <table:table-cell table:style-name="Default" office:value-type="string">
            <text:p>Koordinációs szám [-]</text:p>
          </table:table-cell>
          <table:table-cell table:style-name="Default" office:value-type="string">
            <text:p>Elemek közötti súrlódási szög [°]</text:p>
          </table:table-cell>
          <table:table-cell table:style-name="Default" office:value-type="string">
            <text:p>Normálirányú kohézió [Pa]</text:p>
          </table:table-cell>
          <table:table-cell table:style-name="Default" office:value-type="string">
            <text:p>Elemek közötti gördülési és csavarási súrlódási tényező [-]</text:p>
          </table:table-cell>
          <table:table-cell table:style-name="Default" office:value-type="string">
            <text:p>Clump paraméter [%]</text:p>
          </table:table-cell>
          <table:table-cell/>
          <table:table-cell office:value-type="string">
            <text:p>Fizikai mérés alapadatok</text:p>
          </table:table-cell>
          <table:table-cell office:value-type="string">
            <text:p>Talaj nedvességtartalma [V/V%]</text:p>
          </table:table-cell>
          <table:table-cell office:value-type="string">
            <text:p>Átlagos Sebesség [km/h]</text:p>
          </table:table-cell>
          <table:table-cell office:value-type="string">
            <text:p>Átlagos vonóerő [N]</text:p>
          </table:table-cell>
        </table:table-row>
        <table:table-row table:style-name="ro1">
          <table:table-cell office:value-type="string">
            <text:p>20230924T210630p776786</text:p>
          </table:table-cell>
          <table:table-cell table:formula="of:=1/([.D2]*0.7+[.E2]/100*0.3)" office:value-type="float" office:value="10.3963201566406">
            <text:p>10.40</text:p>
          </table:table-cell>
          <table:table-cell office:value-type="float" office:value="1871.74280192358">
            <text:p>1872</text:p>
          </table:table-cell>
          <table:table-cell table:formula="of:=(ABS([.C2]-[.$O$2]))/[.C2]" office:value-type="float" office:value="0.0150967312642422">
            <text:p>0.015</text:p>
          </table:table-cell>
          <table:table-cell office:value-type="float" office:value="28.5400561772219">
            <text:p>28.54</text:p>
          </table:table-cell>
          <table:table-cell office:value-type="float" office:value="18.161006743738">
            <text:p>18.16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2"/>
          <table:table-cell office:value-type="float" office:value="6.6">
            <text:p>6.6</text:p>
          </table:table-cell>
          <table:table-cell office:value-type="float" office:value="9.2">
            <text:p>9.2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string">
            <text:p>20230924T210620p776633</text:p>
          </table:table-cell>
          <table:table-cell table:formula="of:=1/([.D3]*0.7+[.E3]/100*0.3)" office:value-type="float" office:value="3.45255304361805">
            <text:p>3.45</text:p>
          </table:table-cell>
          <table:table-cell office:value-type="float" office:value="1485.32786974195">
            <text:p>1485</text:p>
          </table:table-cell>
          <table:table-cell table:formula="of:=(ABS([.C3]-[.$O$2]))/[.C3]" office:value-type="float" office:value="0.27917885249813">
            <text:p>0.279</text:p>
          </table:table-cell>
          <table:table-cell office:value-type="float" office:value="31.4051793031757">
            <text:p>31.41</text:p>
          </table:table-cell>
          <table:table-cell office:value-type="float" office:value="7.61459071132247">
            <text:p>7.6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17p775222</text:p>
          </table:table-cell>
          <table:table-cell table:formula="of:=1/([.D4]*0.7+[.E4]/100*0.3)" office:value-type="float" office:value="3.4867978256766">
            <text:p>3.49</text:p>
          </table:table-cell>
          <table:table-cell office:value-type="float" office:value="1456.47575215702">
            <text:p>1456</text:p>
          </table:table-cell>
          <table:table-cell table:formula="of:=(ABS([.C4]-[.$O$2]))/[.C4]" office:value-type="float" office:value="0.304518799702725">
            <text:p>0.305</text:p>
          </table:table-cell>
          <table:table-cell office:value-type="float" office:value="24.544311692195">
            <text:p>24.54</text:p>
          </table:table-cell>
          <table:table-cell office:value-type="float" office:value="7.91503747575869">
            <text:p>7.9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447p774719</text:p>
          </table:table-cell>
          <table:table-cell table:formula="of:=1/([.D5]*0.7+[.E5]/100*0.3)" office:value-type="float" office:value="2.78289973286534">
            <text:p>2.78</text:p>
          </table:table-cell>
          <table:table-cell office:value-type="float" office:value="1338.15478758014">
            <text:p>1338</text:p>
          </table:table-cell>
          <table:table-cell table:formula="of:=(ABS([.C5]-[.$O$2]))/[.C5]" office:value-type="float" office:value="0.419865637095598">
            <text:p>0.420</text:p>
          </table:table-cell>
          <table:table-cell office:value-type="float" office:value="21.8104901314147">
            <text:p>21.81</text:p>
          </table:table-cell>
          <table:table-cell office:value-type="float" office:value="18.1605681271064">
            <text:p>18.16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56p776066</text:p>
          </table:table-cell>
          <table:table-cell table:formula="of:=1/([.D6]*0.7+[.E6]/100*0.3)" office:value-type="float" office:value="3.43722478805191">
            <text:p>3.44</text:p>
          </table:table-cell>
          <table:table-cell office:value-type="float" office:value="1473.17064718749">
            <text:p>1473</text:p>
          </table:table-cell>
          <table:table-cell table:formula="of:=(ABS([.C6]-[.$O$2]))/[.C6]" office:value-type="float" office:value="0.289735173333377">
            <text:p>0.290</text:p>
          </table:table-cell>
          <table:table-cell office:value-type="float" office:value="29.3725873682008">
            <text:p>29.37</text:p>
          </table:table-cell>
          <table:table-cell office:value-type="float" office:value="7.63887483557624">
            <text:p>7.64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11p776410</text:p>
          </table:table-cell>
          <table:table-cell table:formula="of:=1/([.D7]*0.7+[.E7]/100*0.3)" office:value-type="float" office:value="4.18857660947832">
            <text:p>4.19</text:p>
          </table:table-cell>
          <table:table-cell office:value-type="float" office:value="1637.23839058551">
            <text:p>1637</text:p>
          </table:table-cell>
          <table:table-cell table:formula="of:=(ABS([.C7]-[.$O$2]))/[.C7]" office:value-type="float" office:value="0.160490745224048">
            <text:p>0.160</text:p>
          </table:table-cell>
          <table:table-cell office:value-type="float" office:value="42.1336890248662">
            <text:p>42.13</text:p>
          </table:table-cell>
          <table:table-cell office:value-type="float" office:value="7.62475968835374">
            <text:p>7.6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450p774759</text:p>
          </table:table-cell>
          <table:table-cell table:formula="of:=1/([.D8]*0.7+[.E8]/100*0.3)" office:value-type="float" office:value="2.99732267041543">
            <text:p>3.00</text:p>
          </table:table-cell>
          <table:table-cell office:value-type="float" office:value="1437.27382834417">
            <text:p>1437</text:p>
          </table:table-cell>
          <table:table-cell table:formula="of:=(ABS([.C8]-[.$O$2]))/[.C8]" office:value-type="float" office:value="0.32194712136999">
            <text:p>0.322</text:p>
          </table:table-cell>
          <table:table-cell office:value-type="float" office:value="36.0893650537955">
            <text:p>36.09</text:p>
          </table:table-cell>
          <table:table-cell office:value-type="float" office:value="18.1943641618497">
            <text:p>18.1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20p775277</text:p>
          </table:table-cell>
          <table:table-cell table:formula="of:=1/([.D9]*0.7+[.E9]/100*0.3)" office:value-type="float" office:value="2.6314064625856">
            <text:p>2.63</text:p>
          </table:table-cell>
          <table:table-cell office:value-type="float" office:value="1339.65125939231">
            <text:p>1340</text:p>
          </table:table-cell>
          <table:table-cell table:formula="of:=(ABS([.C9]-[.$O$2]))/[.C9]" office:value-type="float" office:value="0.418279560952209">
            <text:p>0.418</text:p>
          </table:table-cell>
          <table:table-cell office:value-type="float" office:value="29.076405256232">
            <text:p>29.08</text:p>
          </table:table-cell>
          <table:table-cell office:value-type="float" office:value="7.62974203338392">
            <text:p>7.6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29p775454</text:p>
          </table:table-cell>
          <table:table-cell table:formula="of:=1/([.D10]*0.7+[.E10]/100*0.3)" office:value-type="float" office:value="3.99246789580959">
            <text:p>3.99</text:p>
          </table:table-cell>
          <table:table-cell office:value-type="float" office:value="1506.72680380804">
            <text:p>1507</text:p>
          </table:table-cell>
          <table:table-cell table:formula="of:=(ABS([.C10]-[.$O$2]))/[.C10]" office:value-type="float" office:value="0.261011614844853">
            <text:p>0.261</text:p>
          </table:table-cell>
          <table:table-cell office:value-type="float" office:value="22.5878380798764">
            <text:p>22.59</text:p>
          </table:table-cell>
          <table:table-cell office:value-type="float" office:value="7.85673337502606">
            <text:p>7.86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39p777033</text:p>
          </table:table-cell>
          <table:table-cell table:formula="of:=1/([.D11]*0.7+[.E11]/100*0.3)" office:value-type="float" office:value="5.68685271339963">
            <text:p>5.69</text:p>
          </table:table-cell>
          <table:table-cell office:value-type="float" office:value="1732.10711740045">
            <text:p>1732</text:p>
          </table:table-cell>
          <table:table-cell table:formula="of:=(ABS([.C11]-[.$O$2]))/[.C11]" office:value-type="float" office:value="0.0969298497263402">
            <text:p>0.097</text:p>
          </table:table-cell>
          <table:table-cell office:value-type="float" office:value="35.9977645341491">
            <text:p>36.00</text:p>
          </table:table-cell>
          <table:table-cell office:value-type="float" office:value="7.89134650663033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220p773328</text:p>
          </table:table-cell>
          <table:table-cell table:formula="of:=1/([.D12]*0.7+[.E12]/100*0.3)" office:value-type="float" office:value="6.15759643139531">
            <text:p>6.16</text:p>
          </table:table-cell>
          <table:table-cell office:value-type="float" office:value="2119.2035252055">
            <text:p>2119</text:p>
          </table:table-cell>
          <table:table-cell table:formula="of:=(ABS([.C12]-[.$O$2]))/[.C12]" office:value-type="float" office:value="0.103436749985702">
            <text:p>0.103</text:p>
          </table:table-cell>
          <table:table-cell office:value-type="float" office:value="29.9984348526863">
            <text:p>30.00</text:p>
          </table:table-cell>
          <table:table-cell office:value-type="float" office:value="7.88023481314534">
            <text:p>7.8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23p776694</text:p>
          </table:table-cell>
          <table:table-cell table:formula="of:=1/([.D13]*0.7+[.E13]/100*0.3)" office:value-type="float" office:value="1.66371804087646">
            <text:p>1.66</text:p>
          </table:table-cell>
          <table:table-cell office:value-type="float" office:value="1157.25692934015">
            <text:p>1157</text:p>
          </table:table-cell>
          <table:table-cell table:formula="of:=(ABS([.C13]-[.$O$2]))/[.C13]" office:value-type="float" office:value="0.64181345717528">
            <text:p>0.642</text:p>
          </table:table-cell>
          <table:table-cell office:value-type="float" office:value="50.5979888597587">
            <text:p>50.60</text:p>
          </table:table-cell>
          <table:table-cell office:value-type="float" office:value="18.2015895953757">
            <text:p>18.2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08p776327</text:p>
          </table:table-cell>
          <table:table-cell table:formula="of:=1/([.D14]*0.7+[.E14]/100*0.3)" office:value-type="float" office:value="4.90826980502698">
            <text:p>4.91</text:p>
          </table:table-cell>
          <table:table-cell office:value-type="float" office:value="1604.9761773743">
            <text:p>1605</text:p>
          </table:table-cell>
          <table:table-cell table:formula="of:=(ABS([.C14]-[.$O$2]))/[.C14]" office:value-type="float" office:value="0.183818194179275">
            <text:p>0.184</text:p>
          </table:table-cell>
          <table:table-cell office:value-type="float" office:value="25.0216817848483">
            <text:p>25.02</text:p>
          </table:table-cell>
          <table:table-cell office:value-type="float" office:value="7.88852201257862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38p775688</text:p>
          </table:table-cell>
          <table:table-cell table:formula="of:=1/([.D15]*0.7+[.E15]/100*0.3)" office:value-type="float" office:value="2.92119450089383">
            <text:p>2.92</text:p>
          </table:table-cell>
          <table:table-cell office:value-type="float" office:value="1421.69071195317">
            <text:p>1422</text:p>
          </table:table-cell>
          <table:table-cell table:formula="of:=(ABS([.C15]-[.$O$2]))/[.C15]" office:value-type="float" office:value="0.336436950755422">
            <text:p>0.336</text:p>
          </table:table-cell>
          <table:table-cell office:value-type="float" office:value="35.6066169271463">
            <text:p>35.61</text:p>
          </table:table-cell>
          <table:table-cell office:value-type="float" office:value="18.2157996146435">
            <text:p>18.2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44p775813</text:p>
          </table:table-cell>
          <table:table-cell table:formula="of:=1/([.D16]*0.7+[.E16]/100*0.3)" office:value-type="float" office:value="3.95543318289465">
            <text:p>3.96</text:p>
          </table:table-cell>
          <table:table-cell office:value-type="float" office:value="1570.43787949603">
            <text:p>1570</text:p>
          </table:table-cell>
          <table:table-cell table:formula="of:=(ABS([.C16]-[.$O$2]))/[.C16]" office:value-type="float" office:value="0.209853649613781">
            <text:p>0.210</text:p>
          </table:table-cell>
          <table:table-cell office:value-type="float" office:value="35.3064184683199">
            <text:p>35.31</text:p>
          </table:table-cell>
          <table:table-cell office:value-type="float" office:value="7.87232152189819">
            <text:p>7.87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456p774841</text:p>
          </table:table-cell>
          <table:table-cell table:formula="of:=1/([.D17]*0.7+[.E17]/100*0.3)" office:value-type="float" office:value="1.91694414677931">
            <text:p>1.92</text:p>
          </table:table-cell>
          <table:table-cell office:value-type="float" office:value="1184.20410687222">
            <text:p>1184</text:p>
          </table:table-cell>
          <table:table-cell table:formula="of:=(ABS([.C17]-[.$O$2]))/[.C17]" office:value-type="float" office:value="0.604453141965853">
            <text:p>0.604</text:p>
          </table:table-cell>
          <table:table-cell office:value-type="float" office:value="32.8488028844804">
            <text:p>32.85</text:p>
          </table:table-cell>
          <table:table-cell office:value-type="float" office:value="18.1560693641619">
            <text:p>18.16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17p776560</text:p>
          </table:table-cell>
          <table:table-cell table:formula="of:=1/([.D18]*0.7+[.E18]/100*0.3)" office:value-type="float" office:value="5.07888571392144">
            <text:p>5.08</text:p>
          </table:table-cell>
          <table:table-cell office:value-type="float" office:value="1651.58462024298">
            <text:p>1652</text:p>
          </table:table-cell>
          <table:table-cell table:formula="of:=(ABS([.C18]-[.$O$2]))/[.C18]" office:value-type="float" office:value="0.150410325158195">
            <text:p>0.150</text:p>
          </table:table-cell>
          <table:table-cell office:value-type="float" office:value="30.5354514117236">
            <text:p>30.54</text:p>
          </table:table-cell>
          <table:table-cell office:value-type="float" office:value="18.1764210019268">
            <text:p>18.1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453p774804</text:p>
          </table:table-cell>
          <table:table-cell table:formula="of:=1/([.D19]*0.7+[.E19]/100*0.3)" office:value-type="float" office:value="2.82057670995955">
            <text:p>2.82</text:p>
          </table:table-cell>
          <table:table-cell office:value-type="float" office:value="1340.87422249952">
            <text:p>1341</text:p>
          </table:table-cell>
          <table:table-cell table:formula="of:=(ABS([.C19]-[.$O$2]))/[.C19]" office:value-type="float" office:value="0.416985999222369">
            <text:p>0.417</text:p>
          </table:table-cell>
          <table:table-cell office:value-type="float" office:value="20.8824080699507">
            <text:p>20.88</text:p>
          </table:table-cell>
          <table:table-cell office:value-type="float" office:value="18.1313824662813">
            <text:p>18.1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32p775523</text:p>
          </table:table-cell>
          <table:table-cell table:formula="of:=1/([.D20]*0.7+[.E20]/100*0.3)" office:value-type="float" office:value="3.9083135344335">
            <text:p>3.91</text:p>
          </table:table-cell>
          <table:table-cell office:value-type="float" office:value="1556.99795537426">
            <text:p>1557</text:p>
          </table:table-cell>
          <table:table-cell table:formula="of:=(ABS([.C20]-[.$O$2]))/[.C20]" office:value-type="float" office:value="0.2202970424218">
            <text:p>0.220</text:p>
          </table:table-cell>
          <table:table-cell office:value-type="float" office:value="33.885635304899">
            <text:p>33.89</text:p>
          </table:table-cell>
          <table:table-cell office:value-type="float" office:value="7.891928721174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33p776854</text:p>
          </table:table-cell>
          <table:table-cell table:formula="of:=1/([.D21]*0.7+[.E21]/100*0.3)" office:value-type="float" office:value="2.31084845599576">
            <text:p>2.31</text:p>
          </table:table-cell>
          <table:table-cell office:value-type="float" office:value="1267.37059305284">
            <text:p>1267</text:p>
          </table:table-cell>
          <table:table-cell table:formula="of:=(ABS([.C21]-[.$O$2]))/[.C21]" office:value-type="float" office:value="0.499166865962452">
            <text:p>0.499</text:p>
          </table:table-cell>
          <table:table-cell office:value-type="float" office:value="27.7748940300699">
            <text:p>27.77</text:p>
          </table:table-cell>
          <table:table-cell office:value-type="float" office:value="7.63002124860872">
            <text:p>7.6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459p774893</text:p>
          </table:table-cell>
          <table:table-cell table:formula="of:=1/([.D22]*0.7+[.E22]/100*0.3)" office:value-type="float" office:value="2.33257376193389">
            <text:p>2.33</text:p>
          </table:table-cell>
          <table:table-cell office:value-type="float" office:value="1334.1371870421">
            <text:p>1334</text:p>
          </table:table-cell>
          <table:table-cell table:formula="of:=(ABS([.C22]-[.$O$2]))/[.C22]" office:value-type="float" office:value="0.42414139899096">
            <text:p>0.424</text:p>
          </table:table-cell>
          <table:table-cell office:value-type="float" office:value="43.9373359408389">
            <text:p>43.94</text:p>
          </table:table-cell>
          <table:table-cell office:value-type="float" office:value="18.1700385356455">
            <text:p>18.17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05p775003</text:p>
          </table:table-cell>
          <table:table-cell table:formula="of:=1/([.D23]*0.7+[.E23]/100*0.3)" office:value-type="float" office:value="2.36931504451587">
            <text:p>2.37</text:p>
          </table:table-cell>
          <table:table-cell office:value-type="float" office:value="1336.08272506907">
            <text:p>1336</text:p>
          </table:table-cell>
          <table:table-cell table:formula="of:=(ABS([.C23]-[.$O$2]))/[.C23]" office:value-type="float" office:value="0.422067634249053">
            <text:p>0.422</text:p>
          </table:table-cell>
          <table:table-cell office:value-type="float" office:value="42.2051883382535">
            <text:p>42.21</text:p>
          </table:table-cell>
          <table:table-cell office:value-type="float" office:value="7.8491661002771">
            <text:p>7.85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02p776178</text:p>
          </table:table-cell>
          <table:table-cell table:formula="of:=1/([.D24]*0.7+[.E24]/100*0.3)" office:value-type="float" office:value="4.95153070017124">
            <text:p>4.95</text:p>
          </table:table-cell>
          <table:table-cell office:value-type="float" office:value="1618.30545331687">
            <text:p>1618</text:p>
          </table:table-cell>
          <table:table-cell table:formula="of:=(ABS([.C24]-[.$O$2]))/[.C24]" office:value-type="float" office:value="0.174067600220818">
            <text:p>0.174</text:p>
          </table:table-cell>
          <table:table-cell office:value-type="float" office:value="26.70347666479">
            <text:p>26.70</text:p>
          </table:table-cell>
          <table:table-cell office:value-type="float" office:value="18.1577552986513">
            <text:p>18.16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47p775850</text:p>
          </table:table-cell>
          <table:table-cell table:formula="of:=1/([.D25]*0.7+[.E25]/100*0.3)" office:value-type="float" office:value="3.99319745064418">
            <text:p>3.99</text:p>
          </table:table-cell>
          <table:table-cell office:value-type="float" office:value="1535.86243790767">
            <text:p>1536</text:p>
          </table:table-cell>
          <table:table-cell table:formula="of:=(ABS([.C25]-[.$O$2]))/[.C25]" office:value-type="float" office:value="0.237089958778079">
            <text:p>0.237</text:p>
          </table:table-cell>
          <table:table-cell office:value-type="float" office:value="28.1543041545499">
            <text:p>28.15</text:p>
          </table:table-cell>
          <table:table-cell office:value-type="float" office:value="7.89857427403292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53p775999</text:p>
          </table:table-cell>
          <table:table-cell table:formula="of:=1/([.D26]*0.7+[.E26]/100*0.3)" office:value-type="float" office:value="2.24160822156935">
            <text:p>2.24</text:p>
          </table:table-cell>
          <table:table-cell office:value-type="float" office:value="1297.23908423065">
            <text:p>1297</text:p>
          </table:table-cell>
          <table:table-cell table:formula="of:=(ABS([.C26]-[.$O$2]))/[.C26]" office:value-type="float" office:value="0.464649055903853">
            <text:p>0.465</text:p>
          </table:table-cell>
          <table:table-cell office:value-type="float" office:value="40.2846487166816">
            <text:p>40.28</text:p>
          </table:table-cell>
          <table:table-cell office:value-type="float" office:value="18.1952071290944">
            <text:p>18.2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50p775917</text:p>
          </table:table-cell>
          <table:table-cell table:formula="of:=1/([.D27]*0.7+[.E27]/100*0.3)" office:value-type="float" office:value="2.88825287708401">
            <text:p>2.89</text:p>
          </table:table-cell>
          <table:table-cell office:value-type="float" office:value="1410.92268017486">
            <text:p>1411</text:p>
          </table:table-cell>
          <table:table-cell table:formula="of:=(ABS([.C27]-[.$O$2]))/[.C27]" office:value-type="float" office:value="0.346636514315956">
            <text:p>0.347</text:p>
          </table:table-cell>
          <table:table-cell office:value-type="float" office:value="34.5281704764542">
            <text:p>34.53</text:p>
          </table:table-cell>
          <table:table-cell office:value-type="float" office:value="7.90847137764731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08p775061</text:p>
          </table:table-cell>
          <table:table-cell table:formula="of:=1/([.D28]*0.7+[.E28]/100*0.3)" office:value-type="float" office:value="2.79045175407014">
            <text:p>2.79</text:p>
          </table:table-cell>
          <table:table-cell office:value-type="float" office:value="1344.83332083735">
            <text:p>1345</text:p>
          </table:table-cell>
          <table:table-cell table:formula="of:=(ABS([.C28]-[.$O$2]))/[.C28]" office:value-type="float" office:value="0.412814488279469">
            <text:p>0.413</text:p>
          </table:table-cell>
          <table:table-cell office:value-type="float" office:value="23.1315903921343">
            <text:p>23.13</text:p>
          </table:table-cell>
          <table:table-cell office:value-type="float" office:value="7.86800603757872">
            <text:p>7.87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26p776734</text:p>
          </table:table-cell>
          <table:table-cell table:formula="of:=1/([.D29]*0.7+[.E29]/100*0.3)" office:value-type="float" office:value="3.76830929805327">
            <text:p>3.77</text:p>
          </table:table-cell>
          <table:table-cell office:value-type="float" office:value="1462.74315386742">
            <text:p>1463</text:p>
          </table:table-cell>
          <table:table-cell table:formula="of:=(ABS([.C29]-[.$O$2]))/[.C29]" office:value-type="float" office:value="0.298929340381115">
            <text:p>0.299</text:p>
          </table:table-cell>
          <table:table-cell office:value-type="float" office:value="18.7068199820974">
            <text:p>18.71</text:p>
          </table:table-cell>
          <table:table-cell office:value-type="float" office:value="7.63206879109762">
            <text:p>7.6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41p775739</text:p>
          </table:table-cell>
          <table:table-cell table:formula="of:=1/([.D30]*0.7+[.E30]/100*0.3)" office:value-type="float" office:value="3.46431810665302">
            <text:p>3.46</text:p>
          </table:table-cell>
          <table:table-cell office:value-type="float" office:value="1682.62194177641">
            <text:p>1683</text:p>
          </table:table-cell>
          <table:table-cell table:formula="of:=(ABS([.C30]-[.$O$2]))/[.C30]" office:value-type="float" office:value="0.129190077002143">
            <text:p>0.129</text:p>
          </table:table-cell>
          <table:table-cell office:value-type="float" office:value="66.0746802870399">
            <text:p>66.07</text:p>
          </table:table-cell>
          <table:table-cell office:value-type="float" office:value="7.83952351227632">
            <text:p>7.84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14p776505</text:p>
          </table:table-cell>
          <table:table-cell table:formula="of:=1/([.D31]*0.7+[.E31]/100*0.3)" office:value-type="float" office:value="3.51155124568123">
            <text:p>3.51</text:p>
          </table:table-cell>
          <table:table-cell office:value-type="float" office:value="1497.32900915444">
            <text:p>1497</text:p>
          </table:table-cell>
          <table:table-cell table:formula="of:=(ABS([.C31]-[.$O$2]))/[.C31]" office:value-type="float" office:value="0.268926193497682">
            <text:p>0.269</text:p>
          </table:table-cell>
          <table:table-cell office:value-type="float" office:value="32.1753644324291">
            <text:p>32.18</text:p>
          </table:table-cell>
          <table:table-cell office:value-type="float" office:value="7.8874331831045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23p775335</text:p>
          </table:table-cell>
          <table:table-cell table:formula="of:=1/([.D32]*0.7+[.E32]/100*0.3)" office:value-type="float" office:value="3.73535264134989">
            <text:p>3.74</text:p>
          </table:table-cell>
          <table:table-cell office:value-type="float" office:value="1496.60481177488">
            <text:p>1497</text:p>
          </table:table-cell>
          <table:table-cell table:formula="of:=(ABS([.C32]-[.$O$2]))/[.C32]" office:value-type="float" office:value="0.269540218667825">
            <text:p>0.270</text:p>
          </table:table-cell>
          <table:table-cell office:value-type="float" office:value="26.3447293040309">
            <text:p>26.34</text:p>
          </table:table-cell>
          <table:table-cell office:value-type="float" office:value="7.87467321970093">
            <text:p>7.87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11p775104</text:p>
          </table:table-cell>
          <table:table-cell table:formula="of:=1/([.D33]*0.7+[.E33]/100*0.3)" office:value-type="float" office:value="3.71126216526761">
            <text:p>3.71</text:p>
          </table:table-cell>
          <table:table-cell office:value-type="float" office:value="1553.42269614856">
            <text:p>1553</text:p>
          </table:table-cell>
          <table:table-cell table:formula="of:=(ABS([.C33]-[.$O$2]))/[.C33]" office:value-type="float" office:value="0.223105600755492">
            <text:p>0.223</text:p>
          </table:table-cell>
          <table:table-cell office:value-type="float" office:value="37.7587299431573">
            <text:p>37.76</text:p>
          </table:table-cell>
          <table:table-cell office:value-type="float" office:value="7.63745826166144">
            <text:p>7.64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14p775178</text:p>
          </table:table-cell>
          <table:table-cell table:formula="of:=1/([.D34]*0.7+[.E34]/100*0.3)" office:value-type="float" office:value="2.42414260549339">
            <text:p>2.42</text:p>
          </table:table-cell>
          <table:table-cell office:value-type="float" office:value="1402.89001201379">
            <text:p>1403</text:p>
          </table:table-cell>
          <table:table-cell table:formula="of:=(ABS([.C34]-[.$O$2]))/[.C34]" office:value-type="float" office:value="0.354347086178644">
            <text:p>0.354</text:p>
          </table:table-cell>
          <table:table-cell office:value-type="float" office:value="54.8246750527817">
            <text:p>54.82</text:p>
          </table:table-cell>
          <table:table-cell office:value-type="float" office:value="7.92410901467505">
            <text:p>7.9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36p776973</text:p>
          </table:table-cell>
          <table:table-cell table:formula="of:=1/([.D35]*0.7+[.E35]/100*0.3)" office:value-type="float" office:value="3.98406251948997">
            <text:p>3.98</text:p>
          </table:table-cell>
          <table:table-cell office:value-type="float" office:value="1604.30011751626">
            <text:p>1604</text:p>
          </table:table-cell>
          <table:table-cell table:formula="of:=(ABS([.C35]-[.$O$2]))/[.C35]" office:value-type="float" office:value="0.184317060913475">
            <text:p>0.184</text:p>
          </table:table-cell>
          <table:table-cell office:value-type="float" office:value="40.6593781900678">
            <text:p>40.66</text:p>
          </table:table-cell>
          <table:table-cell office:value-type="float" office:value="7.87910767462515">
            <text:p>7.8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26p775390</text:p>
          </table:table-cell>
          <table:table-cell table:formula="of:=1/([.D36]*0.7+[.E36]/100*0.3)" office:value-type="float" office:value="7.56201413397793">
            <text:p>7.56</text:p>
          </table:table-cell>
          <table:table-cell office:value-type="float" office:value="1840.53833044327">
            <text:p>1841</text:p>
          </table:table-cell>
          <table:table-cell table:formula="of:=(ABS([.C36]-[.$O$2]))/[.C36]" office:value-type="float" office:value="0.0323066727669884">
            <text:p>0.032</text:p>
          </table:table-cell>
          <table:table-cell office:value-type="float" office:value="36.5417433350693">
            <text:p>36.54</text:p>
          </table:table-cell>
          <table:table-cell office:value-type="float" office:value="7.64838611757564">
            <text:p>7.65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35p775579</text:p>
          </table:table-cell>
          <table:table-cell table:formula="of:=1/([.D37]*0.7+[.E37]/100*0.3)" office:value-type="float" office:value="3.99451010052695">
            <text:p>3.99</text:p>
          </table:table-cell>
          <table:table-cell office:value-type="float" office:value="1575.96878433247">
            <text:p>1576</text:p>
          </table:table-cell>
          <table:table-cell table:formula="of:=(ABS([.C37]-[.$O$2]))/[.C37]" office:value-type="float" office:value="0.205607635689802">
            <text:p>0.206</text:p>
          </table:table-cell>
          <table:table-cell office:value-type="float" office:value="35.4727484344123">
            <text:p>35.47</text:p>
          </table:table-cell>
          <table:table-cell office:value-type="float" office:value="7.62460791257715">
            <text:p>7.6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605p776244</text:p>
          </table:table-cell>
          <table:table-cell table:formula="of:=1/([.D38]*0.7+[.E38]/100*0.3)" office:value-type="float" office:value="2.93700835792751">
            <text:p>2.94</text:p>
          </table:table-cell>
          <table:table-cell office:value-type="float" office:value="1434.02384436628">
            <text:p>1434</text:p>
          </table:table-cell>
          <table:table-cell table:formula="of:=(ABS([.C38]-[.$O$2]))/[.C38]" office:value-type="float" office:value="0.324943101514217">
            <text:p>0.325</text:p>
          </table:table-cell>
          <table:table-cell office:value-type="float" office:value="37.6741155224967">
            <text:p>37.67</text:p>
          </table:table-cell>
          <table:table-cell office:value-type="float" office:value="7.91153039832285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4T210559p776141</text:p>
          </table:table-cell>
          <table:table-cell table:formula="of:=1/([.D39]*0.7+[.E39]/100*0.3)" office:value-type="float" office:value="2.99791483221737">
            <text:p>3.00</text:p>
          </table:table-cell>
          <table:table-cell office:value-type="float" office:value="1525.93226997168">
            <text:p>1526</text:p>
          </table:table-cell>
          <table:table-cell table:formula="of:=(ABS([.C39]-[.$O$2]))/[.C39]" office:value-type="float" office:value="0.245140454389409">
            <text:p>0.245</text:p>
          </table:table-cell>
          <table:table-cell office:value-type="float" office:value="53.9889539053936">
            <text:p>53.99</text:p>
          </table:table-cell>
          <table:table-cell office:value-type="float" office:value="7.90540823813018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42p804164</text:p>
          </table:table-cell>
          <table:table-cell table:formula="of:=1/([.D40]*0.7+[.E40]/100*0.3)" office:value-type="float" office:value="3.93304724884133">
            <text:p>3.93</text:p>
          </table:table-cell>
          <table:table-cell office:value-type="float" office:value="1515.69272435105">
            <text:p>1516</text:p>
          </table:table-cell>
          <table:table-cell table:formula="of:=(ABS([.C40]-[.$O$2]))/[.C40]" office:value-type="float" office:value="0.253552233559406">
            <text:p>0.254</text:p>
          </table:table-cell>
          <table:table-cell office:value-type="float" office:value="25.5897391725183">
            <text:p>25.59</text:p>
          </table:table-cell>
          <table:table-cell office:value-type="float" office:value="18.1427023121387">
            <text:p>18.14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38p802884</text:p>
          </table:table-cell>
          <table:table-cell table:formula="of:=1/([.D41]*0.7+[.E41]/100*0.3)" office:value-type="float" office:value="3.362841358899">
            <text:p>3.36</text:p>
          </table:table-cell>
          <table:table-cell office:value-type="float" office:value="1487.18172216362">
            <text:p>1487</text:p>
          </table:table-cell>
          <table:table-cell table:formula="of:=(ABS([.C41]-[.$O$2]))/[.C41]" office:value-type="float" office:value="0.277584286899245">
            <text:p>0.278</text:p>
          </table:table-cell>
          <table:table-cell office:value-type="float" office:value="34.3528600387481">
            <text:p>34.35</text:p>
          </table:table-cell>
          <table:table-cell office:value-type="float" office:value="18.1819605009634">
            <text:p>18.1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02p803318</text:p>
          </table:table-cell>
          <table:table-cell table:formula="of:=1/([.D42]*0.7+[.E42]/100*0.3)" office:value-type="float" office:value="4.51795818756609">
            <text:p>4.52</text:p>
          </table:table-cell>
          <table:table-cell office:value-type="float" office:value="1566.9386563244">
            <text:p>1567</text:p>
          </table:table-cell>
          <table:table-cell table:formula="of:=(ABS([.C42]-[.$O$2]))/[.C42]" office:value-type="float" office:value="0.212555445186903">
            <text:p>0.213</text:p>
          </table:table-cell>
          <table:table-cell office:value-type="float" office:value="24.1833705010326">
            <text:p>24.18</text:p>
          </table:table-cell>
          <table:table-cell office:value-type="float" office:value="18.1218689788054">
            <text:p>18.1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609p804752</text:p>
          </table:table-cell>
          <table:table-cell table:formula="of:=1/([.D43]*0.7+[.E43]/100*0.3)" office:value-type="float" office:value="5.84650210057733">
            <text:p>5.85</text:p>
          </table:table-cell>
          <table:table-cell office:value-type="float" office:value="1707.1525927871">
            <text:p>1707</text:p>
          </table:table-cell>
          <table:table-cell table:formula="of:=(ABS([.C43]-[.$O$2]))/[.C43]" office:value-type="float" office:value="0.112964364186131">
            <text:p>0.113</text:p>
          </table:table-cell>
          <table:table-cell office:value-type="float" office:value="30.6557958928232">
            <text:p>30.66</text:p>
          </table:table-cell>
          <table:table-cell office:value-type="float" office:value="18.1546242774566">
            <text:p>18.15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08p803441</text:p>
          </table:table-cell>
          <table:table-cell table:formula="of:=1/([.D44]*0.7+[.E44]/100*0.3)" office:value-type="float" office:value="3.75894463878216">
            <text:p>3.76</text:p>
          </table:table-cell>
          <table:table-cell office:value-type="float" office:value="1488.71031908053">
            <text:p>1489</text:p>
          </table:table-cell>
          <table:table-cell table:formula="of:=(ABS([.C44]-[.$O$2]))/[.C44]" office:value-type="float" office:value="0.276272472655052">
            <text:p>0.276</text:p>
          </table:table-cell>
          <table:table-cell office:value-type="float" office:value="24.2137953857182">
            <text:p>24.21</text:p>
          </table:table-cell>
          <table:table-cell office:value-type="float" office:value="18.1417389210019">
            <text:p>18.14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32p802799</text:p>
          </table:table-cell>
          <table:table-cell table:formula="of:=1/([.D45]*0.7+[.E45]/100*0.3)" office:value-type="float" office:value="2.4355348284464">
            <text:p>2.44</text:p>
          </table:table-cell>
          <table:table-cell office:value-type="float" office:value="1331.17750222932">
            <text:p>1331</text:p>
          </table:table-cell>
          <table:table-cell table:formula="of:=(ABS([.C45]-[.$O$2]))/[.C45]" office:value-type="float" office:value="0.427307775873671">
            <text:p>0.427</text:p>
          </table:table-cell>
          <table:table-cell office:value-type="float" office:value="37.1573308943096">
            <text:p>37.16</text:p>
          </table:table-cell>
          <table:table-cell office:value-type="float" office:value="18.1115125240848">
            <text:p>18.1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45p804241</text:p>
          </table:table-cell>
          <table:table-cell table:formula="of:=1/([.D46]*0.7+[.E46]/100*0.3)" office:value-type="float" office:value="2.52486801939969">
            <text:p>2.52</text:p>
          </table:table-cell>
          <table:table-cell office:value-type="float" office:value="1336.6479816533">
            <text:p>1337</text:p>
          </table:table-cell>
          <table:table-cell table:formula="of:=(ABS([.C46]-[.$O$2]))/[.C46]" office:value-type="float" office:value="0.421466254450846">
            <text:p>0.421</text:p>
          </table:table-cell>
          <table:table-cell office:value-type="float" office:value="33.6779759122182">
            <text:p>33.68</text:p>
          </table:table-cell>
          <table:table-cell office:value-type="float" office:value="7.88266959339396">
            <text:p>7.8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39p804089</text:p>
          </table:table-cell>
          <table:table-cell table:formula="of:=1/([.D47]*0.7+[.E47]/100*0.3)" office:value-type="float" office:value="2.39839773741686">
            <text:p>2.40</text:p>
          </table:table-cell>
          <table:table-cell office:value-type="float" office:value="1323.23993909621">
            <text:p>1323</text:p>
          </table:table-cell>
          <table:table-cell table:formula="of:=(ABS([.C47]-[.$O$2]))/[.C47]" office:value-type="float" office:value="0.435869598447674">
            <text:p>0.436</text:p>
          </table:table-cell>
          <table:table-cell office:value-type="float" office:value="37.2787680580036">
            <text:p>37.28</text:p>
          </table:table-cell>
          <table:table-cell office:value-type="float" office:value="18.176661849711">
            <text:p>18.1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35p802831</text:p>
          </table:table-cell>
          <table:table-cell table:formula="of:=1/([.D48]*0.7+[.E48]/100*0.3)" office:value-type="float" office:value="3.3663767170686">
            <text:p>3.37</text:p>
          </table:table-cell>
          <table:table-cell office:value-type="float" office:value="1418.54796861394">
            <text:p>1419</text:p>
          </table:table-cell>
          <table:table-cell table:formula="of:=(ABS([.C48]-[.$O$2]))/[.C48]" office:value-type="float" office:value="0.33939778001056">
            <text:p>0.339</text:p>
          </table:table-cell>
          <table:table-cell office:value-type="float" office:value="19.8256134821148">
            <text:p>19.83</text:p>
          </table:table-cell>
          <table:table-cell office:value-type="float" office:value="7.90204402515723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23p802659</text:p>
          </table:table-cell>
          <table:table-cell table:formula="of:=1/([.D49]*0.7+[.E49]/100*0.3)" office:value-type="float" office:value="4.15482456051898">
            <text:p>4.15</text:p>
          </table:table-cell>
          <table:table-cell office:value-type="float" office:value="1547.29553562355">
            <text:p>1547</text:p>
          </table:table-cell>
          <table:table-cell table:formula="of:=(ABS([.C49]-[.$O$2]))/[.C49]" office:value-type="float" office:value="0.227948996333343">
            <text:p>0.228</text:p>
          </table:table-cell>
          <table:table-cell office:value-type="float" office:value="27.0399173404892">
            <text:p>27.04</text:p>
          </table:table-cell>
          <table:table-cell office:value-type="float" office:value="18.1501685934489">
            <text:p>18.15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18p803634</text:p>
          </table:table-cell>
          <table:table-cell table:formula="of:=1/([.D50]*0.7+[.E50]/100*0.3)" office:value-type="float" office:value="2.77276610151187">
            <text:p>2.77</text:p>
          </table:table-cell>
          <table:table-cell office:value-type="float" office:value="1442.24983144746">
            <text:p>1442</text:p>
          </table:table-cell>
          <table:table-cell table:formula="of:=(ABS([.C50]-[.$O$2]))/[.C50]" office:value-type="float" office:value="0.317386182734468">
            <text:p>0.317</text:p>
          </table:table-cell>
          <table:table-cell office:value-type="float" office:value="46.1601197673524">
            <text:p>46.16</text:p>
          </table:table-cell>
          <table:table-cell office:value-type="float" office:value="18.140655105973">
            <text:p>18.14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29p802745</text:p>
          </table:table-cell>
          <table:table-cell table:formula="of:=1/([.D51]*0.7+[.E51]/100*0.3)" office:value-type="float" office:value="3.4170759424278">
            <text:p>3.42</text:p>
          </table:table-cell>
          <table:table-cell office:value-type="float" office:value="1646.53581360073">
            <text:p>1647</text:p>
          </table:table-cell>
          <table:table-cell table:formula="of:=(ABS([.C51]-[.$O$2]))/[.C51]" office:value-type="float" office:value="0.153937852007592">
            <text:p>0.154</text:p>
          </table:table-cell>
          <table:table-cell office:value-type="float" office:value="61.6304582375589">
            <text:p>61.63</text:p>
          </table:table-cell>
          <table:table-cell office:value-type="float" office:value="18.1807562620424">
            <text:p>18.1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606p804686</text:p>
          </table:table-cell>
          <table:table-cell table:formula="of:=1/([.D52]*0.7+[.E52]/100*0.3)" office:value-type="float" office:value="4.36873688624465">
            <text:p>4.37</text:p>
          </table:table-cell>
          <table:table-cell office:value-type="float" office:value="1486.28021586402">
            <text:p>1486</text:p>
          </table:table-cell>
          <table:table-cell table:formula="of:=(ABS([.C52]-[.$O$2]))/[.C52]" office:value-type="float" office:value="0.278359208257019">
            <text:p>0.278</text:p>
          </table:table-cell>
          <table:table-cell office:value-type="float" office:value="11.3492225446621">
            <text:p>11.35</text:p>
          </table:table-cell>
          <table:table-cell office:value-type="float" office:value="7.87686936584858">
            <text:p>7.8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26p802705</text:p>
          </table:table-cell>
          <table:table-cell table:formula="of:=1/([.D53]*0.7+[.E53]/100*0.3)" office:value-type="float" office:value="7.30395825513696">
            <text:p>7.30</text:p>
          </table:table-cell>
          <table:table-cell office:value-type="float" office:value="1719.6051250002">
            <text:p>1720</text:p>
          </table:table-cell>
          <table:table-cell table:formula="of:=(ABS([.C53]-[.$O$2]))/[.C53]" office:value-type="float" office:value="0.104904825170127">
            <text:p>0.105</text:p>
          </table:table-cell>
          <table:table-cell office:value-type="float" office:value="21.1595621232902">
            <text:p>21.16</text:p>
          </table:table-cell>
          <table:table-cell office:value-type="float" office:value="7.90374022976447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53p803156</text:p>
          </table:table-cell>
          <table:table-cell table:formula="of:=1/([.D54]*0.7+[.E54]/100*0.3)" office:value-type="float" office:value="2.51818549680144">
            <text:p>2.52</text:p>
          </table:table-cell>
          <table:table-cell office:value-type="float" office:value="1290.29938771292">
            <text:p>1290</text:p>
          </table:table-cell>
          <table:table-cell table:formula="of:=(ABS([.C54]-[.$O$2]))/[.C54]" office:value-type="float" office:value="0.472526467960111">
            <text:p>0.473</text:p>
          </table:table-cell>
          <table:table-cell office:value-type="float" office:value="22.1142685585619">
            <text:p>22.11</text:p>
          </table:table-cell>
          <table:table-cell office:value-type="float" office:value="18.1177178623014">
            <text:p>18.1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24p803754</text:p>
          </table:table-cell>
          <table:table-cell table:formula="of:=1/([.D55]*0.7+[.E55]/100*0.3)" office:value-type="float" office:value="4.03910189306839">
            <text:p>4.04</text:p>
          </table:table-cell>
          <table:table-cell office:value-type="float" office:value="1537.54400908117">
            <text:p>1538</text:p>
          </table:table-cell>
          <table:table-cell table:formula="of:=(ABS([.C55]-[.$O$2]))/[.C55]" office:value-type="float" office:value="0.235736986244337">
            <text:p>0.236</text:p>
          </table:table-cell>
          <table:table-cell office:value-type="float" office:value="27.5213000022179">
            <text:p>27.52</text:p>
          </table:table-cell>
          <table:table-cell office:value-type="float" office:value="18.1782273603083">
            <text:p>18.1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05p803374</text:p>
          </table:table-cell>
          <table:table-cell table:formula="of:=1/([.D56]*0.7+[.E56]/100*0.3)" office:value-type="float" office:value="8.68329293216708">
            <text:p>8.68</text:p>
          </table:table-cell>
          <table:table-cell office:value-type="float" office:value="1696.61900834479">
            <text:p>1697</text:p>
          </table:table-cell>
          <table:table-cell table:formula="of:=(ABS([.C56]-[.$O$2]))/[.C56]" office:value-type="float" office:value="0.119874285655698">
            <text:p>0.120</text:p>
          </table:table-cell>
          <table:table-cell office:value-type="float" office:value="10.417227886241">
            <text:p>10.42</text:p>
          </table:table-cell>
          <table:table-cell office:value-type="float" office:value="18.1327071290944">
            <text:p>18.1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603p804623</text:p>
          </table:table-cell>
          <table:table-cell table:formula="of:=1/([.D57]*0.7+[.E57]/100*0.3)" office:value-type="float" office:value="2.17799357608606">
            <text:p>2.18</text:p>
          </table:table-cell>
          <table:table-cell office:value-type="float" office:value="1363.19556458091">
            <text:p>1363</text:p>
          </table:table-cell>
          <table:table-cell table:formula="of:=(ABS([.C57]-[.$O$2]))/[.C57]" office:value-type="float" office:value="0.393783877652302">
            <text:p>0.394</text:p>
          </table:table-cell>
          <table:table-cell office:value-type="float" office:value="61.1631542080553">
            <text:p>61.16</text:p>
          </table:table-cell>
          <table:table-cell office:value-type="float" office:value="7.89905660377359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47p803044</text:p>
          </table:table-cell>
          <table:table-cell table:formula="of:=1/([.D58]*0.7+[.E58]/100*0.3)" office:value-type="float" office:value="1.75003059808539">
            <text:p>1.75</text:p>
          </table:table-cell>
          <table:table-cell office:value-type="float" office:value="1271.68572304856">
            <text:p>1272</text:p>
          </table:table-cell>
          <table:table-cell table:formula="of:=(ABS([.C58]-[.$O$2]))/[.C58]" office:value-type="float" office:value="0.494079838723995">
            <text:p>0.494</text:p>
          </table:table-cell>
          <table:table-cell office:value-type="float" office:value="75.1875644283031">
            <text:p>75.19</text:p>
          </table:table-cell>
          <table:table-cell office:value-type="float" office:value="7.88638978972696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21p802608</text:p>
          </table:table-cell>
          <table:table-cell table:formula="of:=1/([.D59]*0.7+[.E59]/100*0.3)" office:value-type="float" office:value="3.61615097757123">
            <text:p>3.62</text:p>
          </table:table-cell>
          <table:table-cell office:value-type="float" office:value="1518.44563779204">
            <text:p>1518</text:p>
          </table:table-cell>
          <table:table-cell table:formula="of:=(ABS([.C59]-[.$O$2]))/[.C59]" office:value-type="float" office:value="0.251279566888397">
            <text:p>0.251</text:p>
          </table:table-cell>
          <table:table-cell office:value-type="float" office:value="33.5471431958322">
            <text:p>33.55</text:p>
          </table:table-cell>
          <table:table-cell office:value-type="float" office:value="7.90563468789275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600p804563</text:p>
          </table:table-cell>
          <table:table-cell table:formula="of:=1/([.D60]*0.7+[.E60]/100*0.3)" office:value-type="float" office:value="4.95157939980048">
            <text:p>4.95</text:p>
          </table:table-cell>
          <table:table-cell office:value-type="float" office:value="1643.0223962863">
            <text:p>1643</text:p>
          </table:table-cell>
          <table:table-cell table:formula="of:=(ABS([.C60]-[.$O$2]))/[.C60]" office:value-type="float" office:value="0.156405417415212">
            <text:p>0.156</text:p>
          </table:table-cell>
          <table:table-cell office:value-type="float" office:value="30.8239905564408">
            <text:p>30.82</text:p>
          </table:table-cell>
          <table:table-cell office:value-type="float" office:value="7.61049276535465">
            <text:p>7.6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54p804454</text:p>
          </table:table-cell>
          <table:table-cell table:formula="of:=1/([.D61]*0.7+[.E61]/100*0.3)" office:value-type="float" office:value="2.85721114264877">
            <text:p>2.86</text:p>
          </table:table-cell>
          <table:table-cell office:value-type="float" office:value="1390.29479064885">
            <text:p>1390</text:p>
          </table:table-cell>
          <table:table-cell table:formula="of:=(ABS([.C61]-[.$O$2]))/[.C61]" office:value-type="float" office:value="0.36661664330431">
            <text:p>0.367</text:p>
          </table:table-cell>
          <table:table-cell office:value-type="float" office:value="31.1199949708087">
            <text:p>31.12</text:p>
          </table:table-cell>
          <table:table-cell office:value-type="float" office:value="7.91937513105473">
            <text:p>7.9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14p803575</text:p>
          </table:table-cell>
          <table:table-cell table:formula="of:=1/([.D62]*0.7+[.E62]/100*0.3)" office:value-type="float" office:value="2.81798742038995">
            <text:p>2.82</text:p>
          </table:table-cell>
          <table:table-cell office:value-type="float" office:value="1367.73727380012">
            <text:p>1368</text:p>
          </table:table-cell>
          <table:table-cell table:formula="of:=(ABS([.C62]-[.$O$2]))/[.C62]" office:value-type="float" office:value="0.389155678064576">
            <text:p>0.389</text:p>
          </table:table-cell>
          <table:table-cell office:value-type="float" office:value="27.4847378152762">
            <text:p>27.48</text:p>
          </table:table-cell>
          <table:table-cell office:value-type="float" office:value="7.63300617221491">
            <text:p>7.6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57p804523</text:p>
          </table:table-cell>
          <table:table-cell table:formula="of:=1/([.D63]*0.7+[.E63]/100*0.3)" office:value-type="float" office:value="5.31199297730579">
            <text:p>5.31</text:p>
          </table:table-cell>
          <table:table-cell office:value-type="float" office:value="1661.90744706271">
            <text:p>1662</text:p>
          </table:table-cell>
          <table:table-cell table:formula="of:=(ABS([.C63]-[.$O$2]))/[.C63]" office:value-type="float" office:value="0.143264628459364">
            <text:p>0.143</text:p>
          </table:table-cell>
          <table:table-cell office:value-type="float" office:value="29.3226736685357">
            <text:p>29.32</text:p>
          </table:table-cell>
          <table:table-cell office:value-type="float" office:value="7.63093190326824">
            <text:p>7.6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27p803820</text:p>
          </table:table-cell>
          <table:table-cell table:formula="of:=1/([.D64]*0.7+[.E64]/100*0.3)" office:value-type="float" office:value="2.33744550676532">
            <text:p>2.34</text:p>
          </table:table-cell>
          <table:table-cell office:value-type="float" office:value="1342.81124179864">
            <text:p>1343</text:p>
          </table:table-cell>
          <table:table-cell table:formula="of:=(ABS([.C64]-[.$O$2]))/[.C64]" office:value-type="float" office:value="0.414941982057753">
            <text:p>0.415</text:p>
          </table:table-cell>
          <table:table-cell office:value-type="float" office:value="45.7860242446002">
            <text:p>45.79</text:p>
          </table:table-cell>
          <table:table-cell office:value-type="float" office:value="18.120183044316">
            <text:p>18.1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44p802981</text:p>
          </table:table-cell>
          <table:table-cell table:formula="of:=1/([.D65]*0.7+[.E65]/100*0.3)" office:value-type="float" office:value="4.69237300744079">
            <text:p>4.69</text:p>
          </table:table-cell>
          <table:table-cell office:value-type="float" office:value="1590.42220860689">
            <text:p>1590</text:p>
          </table:table-cell>
          <table:table-cell table:formula="of:=(ABS([.C65]-[.$O$2]))/[.C65]" office:value-type="float" office:value="0.194651325740905">
            <text:p>0.195</text:p>
          </table:table-cell>
          <table:table-cell office:value-type="float" office:value="25.6186198816462">
            <text:p>25.62</text:p>
          </table:table-cell>
          <table:table-cell office:value-type="float" office:value="7.62759283618335">
            <text:p>7.6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59p803252</text:p>
          </table:table-cell>
          <table:table-cell table:formula="of:=1/([.D66]*0.7+[.E66]/100*0.3)" office:value-type="float" office:value="2.26126640463646">
            <text:p>2.26</text:p>
          </table:table-cell>
          <table:table-cell office:value-type="float" office:value="1297.53279232606">
            <text:p>1298</text:p>
          </table:table-cell>
          <table:table-cell table:formula="of:=(ABS([.C66]-[.$O$2]))/[.C66]" office:value-type="float" office:value="0.46431751955487">
            <text:p>0.464</text:p>
          </table:table-cell>
          <table:table-cell office:value-type="float" office:value="39.0692687099407">
            <text:p>39.07</text:p>
          </table:table-cell>
          <table:table-cell office:value-type="float" office:value="7.81846505348427">
            <text:p>7.8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48p804296</text:p>
          </table:table-cell>
          <table:table-cell table:formula="of:=1/([.D67]*0.7+[.E67]/100*0.3)" office:value-type="float" office:value="2.80287621482785">
            <text:p>2.80</text:p>
          </table:table-cell>
          <table:table-cell office:value-type="float" office:value="1417.91298183614">
            <text:p>1418</text:p>
          </table:table-cell>
          <table:table-cell table:formula="of:=(ABS([.C67]-[.$O$2]))/[.C67]" office:value-type="float" office:value="0.339997605170084">
            <text:p>0.340</text:p>
          </table:table-cell>
          <table:table-cell office:value-type="float" office:value="39.5926819503022">
            <text:p>39.59</text:p>
          </table:table-cell>
          <table:table-cell office:value-type="float" office:value="7.88668169191257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56p803199</text:p>
          </table:table-cell>
          <table:table-cell table:formula="of:=1/([.D68]*0.7+[.E68]/100*0.3)" office:value-type="float" office:value="4.36632658611469">
            <text:p>4.37</text:p>
          </table:table-cell>
          <table:table-cell office:value-type="float" office:value="1577.70722647205">
            <text:p>1578</text:p>
          </table:table-cell>
          <table:table-cell table:formula="of:=(ABS([.C68]-[.$O$2]))/[.C68]" office:value-type="float" office:value="0.204279202199407">
            <text:p>0.204</text:p>
          </table:table-cell>
          <table:table-cell office:value-type="float" office:value="28.676676263525">
            <text:p>28.68</text:p>
          </table:table-cell>
          <table:table-cell office:value-type="float" office:value="7.88048997539654">
            <text:p>7.8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36p804013</text:p>
          </table:table-cell>
          <table:table-cell table:formula="of:=1/([.D69]*0.7+[.E69]/100*0.3)" office:value-type="float" office:value="3.52254614266701">
            <text:p>3.52</text:p>
          </table:table-cell>
          <table:table-cell office:value-type="float" office:value="1526.91636416525">
            <text:p>1527</text:p>
          </table:table-cell>
          <table:table-cell table:formula="of:=(ABS([.C69]-[.$O$2]))/[.C69]" office:value-type="float" office:value="0.244337964141678">
            <text:p>0.244</text:p>
          </table:table-cell>
          <table:table-cell office:value-type="float" office:value="37.6163298491213">
            <text:p>37.62</text:p>
          </table:table-cell>
          <table:table-cell office:value-type="float" office:value="7.90578192102231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33p803953</text:p>
          </table:table-cell>
          <table:table-cell table:formula="of:=1/([.D70]*0.7+[.E70]/100*0.3)" office:value-type="float" office:value="1.835449727881">
            <text:p>1.84</text:p>
          </table:table-cell>
          <table:table-cell office:value-type="float" office:value="1168.83429180778">
            <text:p>1169</text:p>
          </table:table-cell>
          <table:table-cell table:formula="of:=(ABS([.C70]-[.$O$2]))/[.C70]" office:value-type="float" office:value="0.6255512122778">
            <text:p>0.626</text:p>
          </table:table-cell>
          <table:table-cell office:value-type="float" office:value="35.6465839357649">
            <text:p>35.65</text:p>
          </table:table-cell>
          <table:table-cell office:value-type="float" office:value="18.1150048169557">
            <text:p>18.1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11p803513</text:p>
          </table:table-cell>
          <table:table-cell table:formula="of:=1/([.D71]*0.7+[.E71]/100*0.3)" office:value-type="float" office:value="6.26482676590006">
            <text:p>6.26</text:p>
          </table:table-cell>
          <table:table-cell office:value-type="float" office:value="1754.23839623922">
            <text:p>1754</text:p>
          </table:table-cell>
          <table:table-cell table:formula="of:=(ABS([.C71]-[.$O$2]))/[.C71]" office:value-type="float" office:value="0.0830911032806415">
            <text:p>0.083</text:p>
          </table:table-cell>
          <table:table-cell office:value-type="float" office:value="33.8191869337971">
            <text:p>33.82</text:p>
          </table:table-cell>
          <table:table-cell office:value-type="float" office:value="7.60958211069513">
            <text:p>7.6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51p804348</text:p>
          </table:table-cell>
          <table:table-cell table:formula="of:=1/([.D72]*0.7+[.E72]/100*0.3)" office:value-type="float" office:value="4.29513522434934">
            <text:p>4.30</text:p>
          </table:table-cell>
          <table:table-cell office:value-type="float" office:value="1524.00859697728">
            <text:p>1524</text:p>
          </table:table-cell>
          <table:table-cell table:formula="of:=(ABS([.C72]-[.$O$2]))/[.C72]" office:value-type="float" office:value="0.246712127325569">
            <text:p>0.247</text:p>
          </table:table-cell>
          <table:table-cell office:value-type="float" office:value="20.0410171559439">
            <text:p>20.04</text:p>
          </table:table-cell>
          <table:table-cell office:value-type="float" office:value="7.61742385915208">
            <text:p>7.6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41p802928</text:p>
          </table:table-cell>
          <table:table-cell table:formula="of:=1/([.D73]*0.7+[.E73]/100*0.3)" office:value-type="float" office:value="4.37232339364961">
            <text:p>4.37</text:p>
          </table:table-cell>
          <table:table-cell office:value-type="float" office:value="1604.70068616884">
            <text:p>1605</text:p>
          </table:table-cell>
          <table:table-cell table:formula="of:=(ABS([.C73]-[.$O$2]))/[.C73]" office:value-type="float" office:value="0.184021429277366">
            <text:p>0.184</text:p>
          </table:table-cell>
          <table:table-cell office:value-type="float" office:value="33.2987842360727">
            <text:p>33.30</text:p>
          </table:table-cell>
          <table:table-cell office:value-type="float" office:value="7.62101588586462">
            <text:p>7.6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21p803695</text:p>
          </table:table-cell>
          <table:table-cell table:formula="of:=1/([.D74]*0.7+[.E74]/100*0.3)" office:value-type="float" office:value="2.35438927532238">
            <text:p>2.35</text:p>
          </table:table-cell>
          <table:table-cell office:value-type="float" office:value="1247.18665868428">
            <text:p>1247</text:p>
          </table:table-cell>
          <table:table-cell table:formula="of:=(ABS([.C74]-[.$O$2]))/[.C74]" office:value-type="float" office:value="0.523428740012666">
            <text:p>0.523</text:p>
          </table:table-cell>
          <table:table-cell office:value-type="float" office:value="19.4461600045957">
            <text:p>19.45</text:p>
          </table:table-cell>
          <table:table-cell office:value-type="float" office:value="7.89641434262948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450p803091</text:p>
          </table:table-cell>
          <table:table-cell table:formula="of:=1/([.D75]*0.7+[.E75]/100*0.3)" office:value-type="float" office:value="5.31634365452088">
            <text:p>5.32</text:p>
          </table:table-cell>
          <table:table-cell office:value-type="float" office:value="1612.49287589948">
            <text:p>1612</text:p>
          </table:table-cell>
          <table:table-cell table:formula="of:=(ABS([.C75]-[.$O$2]))/[.C75]" office:value-type="float" office:value="0.178299779427021">
            <text:p>0.178</text:p>
          </table:table-cell>
          <table:table-cell office:value-type="float" office:value="21.0964521980789">
            <text:p>21.10</text:p>
          </table:table-cell>
          <table:table-cell office:value-type="float" office:value="7.90987259476747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051530p803885</text:p>
          </table:table-cell>
          <table:table-cell table:formula="of:=1/([.D76]*0.7+[.E76]/100*0.3)" office:value-type="float" office:value="4.57409442757328">
            <text:p>4.57</text:p>
          </table:table-cell>
          <table:table-cell office:value-type="float" office:value="1605.32176064807">
            <text:p>1605</text:p>
          </table:table-cell>
          <table:table-cell table:formula="of:=(ABS([.C76]-[.$O$2]))/[.C76]" office:value-type="float" office:value="0.183563349463953">
            <text:p>0.184</text:p>
          </table:table-cell>
          <table:table-cell office:value-type="float" office:value="30.0427214468248">
            <text:p>30.04</text:p>
          </table:table-cell>
          <table:table-cell office:value-type="float" office:value="7.90176559962278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156p879302</text:p>
          </table:table-cell>
          <table:table-cell table:formula="of:=1/([.D77]*0.7+[.E77]/100*0.3)" office:value-type="float" office:value="5.24992100343494">
            <text:p>5.25</text:p>
          </table:table-cell>
          <table:table-cell office:value-type="float" office:value="1635.10074083476">
            <text:p>1635</text:p>
          </table:table-cell>
          <table:table-cell table:formula="of:=(ABS([.C77]-[.$O$2]))/[.C77]" office:value-type="float" office:value="0.162007913365633">
            <text:p>0.162</text:p>
          </table:table-cell>
          <table:table-cell office:value-type="float" office:value="25.6911724173008">
            <text:p>25.69</text:p>
          </table:table-cell>
          <table:table-cell office:value-type="float" office:value="7.77878709677419">
            <text:p>7.7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29p879919</text:p>
          </table:table-cell>
          <table:table-cell table:formula="of:=1/([.D78]*0.7+[.E78]/100*0.3)" office:value-type="float" office:value="2.60326036252528">
            <text:p>2.60</text:p>
          </table:table-cell>
          <table:table-cell office:value-type="float" office:value="1366.8652488615">
            <text:p>1367</text:p>
          </table:table-cell>
          <table:table-cell table:formula="of:=(ABS([.C78]-[.$O$2]))/[.C78]" office:value-type="float" office:value="0.390041923724787">
            <text:p>0.390</text:p>
          </table:table-cell>
          <table:table-cell office:value-type="float" office:value="37.0347799672687">
            <text:p>37.03</text:p>
          </table:table-cell>
          <table:table-cell office:value-type="float" office:value="18.2012283236994">
            <text:p>18.2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38p880133</text:p>
          </table:table-cell>
          <table:table-cell table:formula="of:=1/([.D79]*0.7+[.E79]/100*0.3)" office:value-type="float" office:value="2.82602536260291">
            <text:p>2.83</text:p>
          </table:table-cell>
          <table:table-cell office:value-type="float" office:value="1485.48238888894">
            <text:p>1485</text:p>
          </table:table-cell>
          <table:table-cell table:formula="of:=(ABS([.C79]-[.$O$2]))/[.C79]" office:value-type="float" office:value="0.27904579294346">
            <text:p>0.279</text:p>
          </table:table-cell>
          <table:table-cell office:value-type="float" office:value="52.8406036499356">
            <text:p>52.84</text:p>
          </table:table-cell>
          <table:table-cell office:value-type="float" office:value="18.0976637764933">
            <text:p>18.1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302p880657</text:p>
          </table:table-cell>
          <table:table-cell table:formula="of:=1/([.D80]*0.7+[.E80]/100*0.3)" office:value-type="float" office:value="2.42238155408379">
            <text:p>2.42</text:p>
          </table:table-cell>
          <table:table-cell office:value-type="float" office:value="1364.27465183553">
            <text:p>1364</text:p>
          </table:table-cell>
          <table:table-cell table:formula="of:=(ABS([.C80]-[.$O$2]))/[.C80]" office:value-type="float" office:value="0.392681449767971">
            <text:p>0.393</text:p>
          </table:table-cell>
          <table:table-cell office:value-type="float" office:value="45.979955697251">
            <text:p>45.98</text:p>
          </table:table-cell>
          <table:table-cell office:value-type="float" office:value="18.1823217726397">
            <text:p>18.1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32p879992</text:p>
          </table:table-cell>
          <table:table-cell table:formula="of:=1/([.D81]*0.7+[.E81]/100*0.3)" office:value-type="float" office:value="2.86155708129942">
            <text:p>2.86</text:p>
          </table:table-cell>
          <table:table-cell office:value-type="float" office:value="1342.42391922488">
            <text:p>1342</text:p>
          </table:table-cell>
          <table:table-cell table:formula="of:=(ABS([.C81]-[.$O$2]))/[.C81]" office:value-type="float" office:value="0.415350227890059">
            <text:p>0.415</text:p>
          </table:table-cell>
          <table:table-cell office:value-type="float" office:value="19.57164405483">
            <text:p>19.57</text:p>
          </table:table-cell>
          <table:table-cell office:value-type="float" office:value="18.1341522157996">
            <text:p>18.1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44p880252</text:p>
          </table:table-cell>
          <table:table-cell table:formula="of:=1/([.D82]*0.7+[.E82]/100*0.3)" office:value-type="float" office:value="3.36172142272324">
            <text:p>3.36</text:p>
          </table:table-cell>
          <table:table-cell office:value-type="float" office:value="1538.07294198855">
            <text:p>1538</text:p>
          </table:table-cell>
          <table:table-cell table:formula="of:=(ABS([.C82]-[.$O$2]))/[.C82]" office:value-type="float" office:value="0.235312024632278">
            <text:p>0.235</text:p>
          </table:table-cell>
          <table:table-cell office:value-type="float" office:value="44.2494099423818">
            <text:p>44.25</text:p>
          </table:table-cell>
          <table:table-cell office:value-type="float" office:value="7.91372795969773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23p879805</text:p>
          </table:table-cell>
          <table:table-cell table:formula="of:=1/([.D83]*0.7+[.E83]/100*0.3)" office:value-type="float" office:value="4.32202912893125">
            <text:p>4.32</text:p>
          </table:table-cell>
          <table:table-cell office:value-type="float" office:value="1571.16456727359">
            <text:p>1571</text:p>
          </table:table-cell>
          <table:table-cell table:formula="of:=(ABS([.C83]-[.$O$2]))/[.C83]" office:value-type="float" office:value="0.209294073692759">
            <text:p>0.209</text:p>
          </table:table-cell>
          <table:table-cell office:value-type="float" office:value="28.2889842516903">
            <text:p>28.29</text:p>
          </table:table-cell>
          <table:table-cell office:value-type="float" office:value="18.1453516377649">
            <text:p>18.15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50p880385</text:p>
          </table:table-cell>
          <table:table-cell table:formula="of:=1/([.D84]*0.7+[.E84]/100*0.3)" office:value-type="float" office:value="2.82170033829861">
            <text:p>2.82</text:p>
          </table:table-cell>
          <table:table-cell office:value-type="float" office:value="1393.68077067914">
            <text:p>1394</text:p>
          </table:table-cell>
          <table:table-cell table:formula="of:=(ABS([.C84]-[.$O$2]))/[.C84]" office:value-type="float" office:value="0.363296416204502">
            <text:p>0.363</text:p>
          </table:table-cell>
          <table:table-cell office:value-type="float" office:value="33.3629173648596">
            <text:p>33.36</text:p>
          </table:table-cell>
          <table:table-cell office:value-type="float" office:value="7.61509663057776">
            <text:p>7.6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314p880930</text:p>
          </table:table-cell>
          <table:table-cell table:formula="of:=1/([.D85]*0.7+[.E85]/100*0.3)" office:value-type="float" office:value="3.19127333183449">
            <text:p>3.19</text:p>
          </table:table-cell>
          <table:table-cell office:value-type="float" office:value="1436.62614288345">
            <text:p>1437</text:p>
          </table:table-cell>
          <table:table-cell table:formula="of:=(ABS([.C85]-[.$O$2]))/[.C85]" office:value-type="float" office:value="0.322543105185677">
            <text:p>0.323</text:p>
          </table:table-cell>
          <table:table-cell office:value-type="float" office:value="29.1914568238136">
            <text:p>29.19</text:p>
          </table:table-cell>
          <table:table-cell office:value-type="float" office:value="7.6252150156835">
            <text:p>7.6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153p879262</text:p>
          </table:table-cell>
          <table:table-cell table:formula="of:=1/([.D86]*0.7+[.E86]/100*0.3)" office:value-type="float" office:value="4.7050549091471">
            <text:p>4.71</text:p>
          </table:table-cell>
          <table:table-cell office:value-type="float" office:value="1659.23338939181">
            <text:p>1659</text:p>
          </table:table-cell>
          <table:table-cell table:formula="of:=(ABS([.C86]-[.$O$2]))/[.C86]" office:value-type="float" office:value="0.145107139325615">
            <text:p>0.145</text:p>
          </table:table-cell>
          <table:table-cell office:value-type="float" office:value="36.9874577672921">
            <text:p>36.99</text:p>
          </table:table-cell>
          <table:table-cell office:value-type="float" office:value="7.63186646433991">
            <text:p>7.6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08p879512</text:p>
          </table:table-cell>
          <table:table-cell table:formula="of:=1/([.D87]*0.7+[.E87]/100*0.3)" office:value-type="float" office:value="4.73898587053097">
            <text:p>4.74</text:p>
          </table:table-cell>
          <table:table-cell office:value-type="float" office:value="1569.97081557592">
            <text:p>1570</text:p>
          </table:table-cell>
          <table:table-cell table:formula="of:=(ABS([.C87]-[.$O$2]))/[.C87]" office:value-type="float" office:value="0.210213579226958">
            <text:p>0.210</text:p>
          </table:table-cell>
          <table:table-cell office:value-type="float" office:value="21.2887019180528">
            <text:p>21.29</text:p>
          </table:table-cell>
          <table:table-cell office:value-type="float" office:value="18.1589595375723">
            <text:p>18.16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308p880836</text:p>
          </table:table-cell>
          <table:table-cell table:formula="of:=1/([.D88]*0.7+[.E88]/100*0.3)" office:value-type="float" office:value="2.988069950366">
            <text:p>2.99</text:p>
          </table:table-cell>
          <table:table-cell office:value-type="float" office:value="1468.657259919">
            <text:p>1469</text:p>
          </table:table-cell>
          <table:table-cell table:formula="of:=(ABS([.C88]-[.$O$2]))/[.C88]" office:value-type="float" office:value="0.29369870823693">
            <text:p>0.294</text:p>
          </table:table-cell>
          <table:table-cell office:value-type="float" office:value="43.02503034017">
            <text:p>43.03</text:p>
          </table:table-cell>
          <table:table-cell office:value-type="float" office:value="18.1628131021195">
            <text:p>18.16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147p879165</text:p>
          </table:table-cell>
          <table:table-cell table:formula="of:=1/([.D89]*0.7+[.E89]/100*0.3)" office:value-type="float" office:value="4.22285206787364">
            <text:p>4.22</text:p>
          </table:table-cell>
          <table:table-cell office:value-type="float" office:value="1735.42254432399">
            <text:p>1735</text:p>
          </table:table-cell>
          <table:table-cell table:formula="of:=(ABS([.C89]-[.$O$2]))/[.C89]" office:value-type="float" office:value="0.0948342270960407">
            <text:p>0.095</text:p>
          </table:table-cell>
          <table:table-cell office:value-type="float" office:value="56.8076069628128">
            <text:p>56.81</text:p>
          </table:table-cell>
          <table:table-cell office:value-type="float" office:value="7.83665919866618">
            <text:p>7.84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317p881007</text:p>
          </table:table-cell>
          <table:table-cell table:formula="of:=1/([.D90]*0.7+[.E90]/100*0.3)" office:value-type="float" office:value="5.2223125562769">
            <text:p>5.22</text:p>
          </table:table-cell>
          <table:table-cell office:value-type="float" office:value="1793.30666325939">
            <text:p>1793</text:p>
          </table:table-cell>
          <table:table-cell table:formula="of:=(ABS([.C90]-[.$O$2]))/[.C90]" office:value-type="float" office:value="0.059495310493461">
            <text:p>0.059</text:p>
          </table:table-cell>
          <table:table-cell office:value-type="float" office:value="49.9464440096727">
            <text:p>49.95</text:p>
          </table:table-cell>
          <table:table-cell office:value-type="float" office:value="18.2123073217726">
            <text:p>18.2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327p881187</text:p>
          </table:table-cell>
          <table:table-cell table:formula="of:=1/([.D91]*0.7+[.E91]/100*0.3)" office:value-type="float" office:value="3.66968147385688">
            <text:p>3.67</text:p>
          </table:table-cell>
          <table:table-cell office:value-type="float" office:value="1439.5287713093">
            <text:p>1440</text:p>
          </table:table-cell>
          <table:table-cell table:formula="of:=(ABS([.C91]-[.$O$2]))/[.C91]" office:value-type="float" office:value="0.319876363618551">
            <text:p>0.320</text:p>
          </table:table-cell>
          <table:table-cell office:value-type="float" office:value="16.1965868539541">
            <text:p>16.20</text:p>
          </table:table-cell>
          <table:table-cell office:value-type="float" office:value="18.194725433526">
            <text:p>18.1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35p880065</text:p>
          </table:table-cell>
          <table:table-cell table:formula="of:=1/([.D92]*0.7+[.E92]/100*0.3)" office:value-type="float" office:value="4.06617901967983">
            <text:p>4.07</text:p>
          </table:table-cell>
          <table:table-cell office:value-type="float" office:value="1481.05876850681">
            <text:p>1481</text:p>
          </table:table-cell>
          <table:table-cell table:formula="of:=(ABS([.C92]-[.$O$2]))/[.C92]" office:value-type="float" office:value="0.282866041781423">
            <text:p>0.283</text:p>
          </table:table-cell>
          <table:table-cell office:value-type="float" office:value="15.9749668281366">
            <text:p>15.97</text:p>
          </table:table-cell>
          <table:table-cell office:value-type="float" office:value="18.1600433526012">
            <text:p>18.16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311p880878</text:p>
          </table:table-cell>
          <table:table-cell table:formula="of:=1/([.D93]*0.7+[.E93]/100*0.3)" office:value-type="float" office:value="3.42823577735314">
            <text:p>3.43</text:p>
          </table:table-cell>
          <table:table-cell office:value-type="float" office:value="1449.34616306554">
            <text:p>1449</text:p>
          </table:table-cell>
          <table:table-cell table:formula="of:=(ABS([.C93]-[.$O$2]))/[.C93]" office:value-type="float" office:value="0.310935957481181">
            <text:p>0.311</text:p>
          </table:table-cell>
          <table:table-cell office:value-type="float" office:value="24.6800176293781">
            <text:p>24.68</text:p>
          </table:table-cell>
          <table:table-cell office:value-type="float" office:value="7.90086229422524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144p879133</text:p>
          </table:table-cell>
          <table:table-cell table:formula="of:=1/([.D94]*0.7+[.E94]/100*0.3)" office:value-type="float" office:value="2.23159315324264">
            <text:p>2.23</text:p>
          </table:table-cell>
          <table:table-cell office:value-type="float" office:value="1305.41564618663">
            <text:p>1305</text:p>
          </table:table-cell>
          <table:table-cell table:formula="of:=(ABS([.C94]-[.$O$2]))/[.C94]" office:value-type="float" office:value="0.45547512437917">
            <text:p>0.455</text:p>
          </table:table-cell>
          <table:table-cell office:value-type="float" office:value="43.0925892943299">
            <text:p>43.09</text:p>
          </table:table-cell>
          <table:table-cell office:value-type="float" office:value="7.90218075068148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53p880439</text:p>
          </table:table-cell>
          <table:table-cell table:formula="of:=1/([.D95]*0.7+[.E95]/100*0.3)" office:value-type="float" office:value="2.69587269185997">
            <text:p>2.70</text:p>
          </table:table-cell>
          <table:table-cell office:value-type="float" office:value="1329.37609525024">
            <text:p>1329</text:p>
          </table:table-cell>
          <table:table-cell table:formula="of:=(ABS([.C95]-[.$O$2]))/[.C95]" office:value-type="float" office:value="0.429241887821329">
            <text:p>0.429</text:p>
          </table:table-cell>
          <table:table-cell office:value-type="float" office:value="23.4893586367105">
            <text:p>23.49</text:p>
          </table:table-cell>
          <table:table-cell office:value-type="float" office:value="7.61524840635435">
            <text:p>7.6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330p881273</text:p>
          </table:table-cell>
          <table:table-cell table:formula="of:=1/([.D96]*0.7+[.E96]/100*0.3)" office:value-type="float" office:value="11.1409936968714">
            <text:p>11.14</text:p>
          </table:table-cell>
          <table:table-cell office:value-type="float" office:value="1866.15169148489">
            <text:p>1866</text:p>
          </table:table-cell>
          <table:table-cell table:formula="of:=(ABS([.C96]-[.$O$2]))/[.C96]" office:value-type="float" office:value="0.0181380263295622">
            <text:p>0.018</text:p>
          </table:table-cell>
          <table:table-cell office:value-type="float" office:value="25.6873272843144">
            <text:p>25.69</text:p>
          </table:table-cell>
          <table:table-cell office:value-type="float" office:value="7.90811405807737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41p880191</text:p>
          </table:table-cell>
          <table:table-cell table:formula="of:=1/([.D97]*0.7+[.E97]/100*0.3)" office:value-type="float" office:value="3.69012394952468">
            <text:p>3.69</text:p>
          </table:table-cell>
          <table:table-cell office:value-type="float" office:value="1582.47576235657">
            <text:p>1582</text:p>
          </table:table-cell>
          <table:table-cell table:formula="of:=(ABS([.C97]-[.$O$2]))/[.C97]" office:value-type="float" office:value="0.200650300748103">
            <text:p>0.201</text:p>
          </table:table-cell>
          <table:table-cell office:value-type="float" office:value="43.5127988833648">
            <text:p>43.51</text:p>
          </table:table-cell>
          <table:table-cell office:value-type="float" office:value="7.63078012749165">
            <text:p>7.6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11p879560</text:p>
          </table:table-cell>
          <table:table-cell table:formula="of:=1/([.D98]*0.7+[.E98]/100*0.3)" office:value-type="float" office:value="5.28486653407557">
            <text:p>5.28</text:p>
          </table:table-cell>
          <table:table-cell office:value-type="float" office:value="1649.61780539374">
            <text:p>1650</text:p>
          </table:table-cell>
          <table:table-cell table:formula="of:=(ABS([.C98]-[.$O$2]))/[.C98]" office:value-type="float" office:value="0.151781942330877">
            <text:p>0.152</text:p>
          </table:table-cell>
          <table:table-cell office:value-type="float" office:value="27.6573925390969">
            <text:p>27.66</text:p>
          </table:table-cell>
          <table:table-cell office:value-type="float" office:value="7.88976831953035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17p879679</text:p>
          </table:table-cell>
          <table:table-cell table:formula="of:=1/([.D99]*0.7+[.E99]/100*0.3)" office:value-type="float" office:value="3.26713684606612">
            <text:p>3.27</text:p>
          </table:table-cell>
          <table:table-cell office:value-type="float" office:value="1415.23499613174">
            <text:p>1415</text:p>
          </table:table-cell>
          <table:table-cell table:formula="of:=(ABS([.C99]-[.$O$2]))/[.C99]" office:value-type="float" office:value="0.342533222534256">
            <text:p>0.343</text:p>
          </table:table-cell>
          <table:table-cell office:value-type="float" office:value="22.1017128621792">
            <text:p>22.10</text:p>
          </table:table-cell>
          <table:table-cell office:value-type="float" office:value="7.90710840847138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59p880585</text:p>
          </table:table-cell>
          <table:table-cell table:formula="of:=1/([.D100]*0.7+[.E100]/100*0.3)" office:value-type="float" office:value="3.32412630935">
            <text:p>3.32</text:p>
          </table:table-cell>
          <table:table-cell office:value-type="float" office:value="1465.53408350886">
            <text:p>1466</text:p>
          </table:table-cell>
          <table:table-cell table:formula="of:=(ABS([.C100]-[.$O$2]))/[.C100]" office:value-type="float" office:value="0.296455689007872">
            <text:p>0.296</text:p>
          </table:table-cell>
          <table:table-cell office:value-type="float" office:value="31.1039816543921">
            <text:p>31.10</text:p>
          </table:table-cell>
          <table:table-cell office:value-type="float" office:value="7.88580861544912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05p879461</text:p>
          </table:table-cell>
          <table:table-cell table:formula="of:=1/([.D101]*0.7+[.E101]/100*0.3)" office:value-type="float" office:value="2.38066144953186">
            <text:p>2.38</text:p>
          </table:table-cell>
          <table:table-cell office:value-type="float" office:value="1286.97292571255">
            <text:p>1287</text:p>
          </table:table-cell>
          <table:table-cell table:formula="of:=(ABS([.C101]-[.$O$2]))/[.C101]" office:value-type="float" office:value="0.476332533528659">
            <text:p>0.476</text:p>
          </table:table-cell>
          <table:table-cell office:value-type="float" office:value="28.8728510347245">
            <text:p>28.87</text:p>
          </table:table-cell>
          <table:table-cell office:value-type="float" office:value="7.92418451227813">
            <text:p>7.92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159p879355</text:p>
          </table:table-cell>
          <table:table-cell table:formula="of:=1/([.D102]*0.7+[.E102]/100*0.3)" office:value-type="float" office:value="4.92171252497695">
            <text:p>4.92</text:p>
          </table:table-cell>
          <table:table-cell office:value-type="float" office:value="1679.47652100255">
            <text:p>1679</text:p>
          </table:table-cell>
          <table:table-cell table:formula="of:=(ABS([.C102]-[.$O$2]))/[.C102]" office:value-type="float" office:value="0.131304889493668">
            <text:p>0.131</text:p>
          </table:table-cell>
          <table:table-cell office:value-type="float" office:value="37.0892959020989">
            <text:p>37.09</text:p>
          </table:table-cell>
          <table:table-cell office:value-type="float" office:value="18.1569123314066">
            <text:p>18.16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56p880516</text:p>
          </table:table-cell>
          <table:table-cell table:formula="of:=1/([.D103]*0.7+[.E103]/100*0.3)" office:value-type="float" office:value="2.40480451954078">
            <text:p>2.40</text:p>
          </table:table-cell>
          <table:table-cell office:value-type="float" office:value="1322.77369051477">
            <text:p>1323</text:p>
          </table:table-cell>
          <table:table-cell table:formula="of:=(ABS([.C103]-[.$O$2]))/[.C103]" office:value-type="float" office:value="0.436375710844836">
            <text:p>0.436</text:p>
          </table:table-cell>
          <table:table-cell office:value-type="float" office:value="36.7904058566951">
            <text:p>36.79</text:p>
          </table:table-cell>
          <table:table-cell office:value-type="float" office:value="7.64228629236217">
            <text:p>7.64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138p879056</text:p>
          </table:table-cell>
          <table:table-cell table:formula="of:=1/([.D104]*0.7+[.E104]/100*0.3)" office:value-type="float" office:value="3.31801096817753">
            <text:p>3.32</text:p>
          </table:table-cell>
          <table:table-cell office:value-type="float" office:value="1406.22983936985">
            <text:p>1406</text:p>
          </table:table-cell>
          <table:table-cell table:formula="of:=(ABS([.C104]-[.$O$2]))/[.C104]" office:value-type="float" office:value="0.351130481523145">
            <text:p>0.351</text:p>
          </table:table-cell>
          <table:table-cell office:value-type="float" office:value="18.5313479973858">
            <text:p>18.53</text:p>
          </table:table-cell>
          <table:table-cell office:value-type="float" office:value="18.1405346820809">
            <text:p>18.14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141p879083</text:p>
          </table:table-cell>
          <table:table-cell table:formula="of:=1/([.D105]*0.7+[.E105]/100*0.3)" office:value-type="float" office:value="5.29767634606703">
            <text:p>5.30</text:p>
          </table:table-cell>
          <table:table-cell office:value-type="float" office:value="1623.08790457691">
            <text:p>1623</text:p>
          </table:table-cell>
          <table:table-cell table:formula="of:=(ABS([.C105]-[.$O$2]))/[.C105]" office:value-type="float" office:value="0.170608193581033">
            <text:p>0.171</text:p>
          </table:table-cell>
          <table:table-cell office:value-type="float" office:value="23.1120892695451">
            <text:p>23.11</text:p>
          </table:table-cell>
          <table:table-cell office:value-type="float" office:value="7.8935534591195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150p879218</text:p>
          </table:table-cell>
          <table:table-cell table:formula="of:=1/([.D106]*0.7+[.E106]/100*0.3)" office:value-type="float" office:value="6.97482597564047">
            <text:p>6.97</text:p>
          </table:table-cell>
          <table:table-cell office:value-type="float" office:value="1734.37163239449">
            <text:p>1734</text:p>
          </table:table-cell>
          <table:table-cell table:formula="of:=(ABS([.C106]-[.$O$2]))/[.C106]" office:value-type="float" office:value="0.0954976226040101">
            <text:p>0.095</text:p>
          </table:table-cell>
          <table:table-cell office:value-type="float" office:value="25.5081389719183">
            <text:p>25.51</text:p>
          </table:table-cell>
          <table:table-cell office:value-type="float" office:value="7.81467321105658">
            <text:p>7.8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14p879637</text:p>
          </table:table-cell>
          <table:table-cell table:formula="of:=1/([.D107]*0.7+[.E107]/100*0.3)" office:value-type="float" office:value="2.32882327054404">
            <text:p>2.33</text:p>
          </table:table-cell>
          <table:table-cell office:value-type="float" office:value="1314.88717801716">
            <text:p>1315</text:p>
          </table:table-cell>
          <table:table-cell table:formula="of:=(ABS([.C107]-[.$O$2]))/[.C107]" office:value-type="float" office:value="0.444990894857752">
            <text:p>0.445</text:p>
          </table:table-cell>
          <table:table-cell office:value-type="float" office:value="39.3025951039486">
            <text:p>39.30</text:p>
          </table:table-cell>
          <table:table-cell office:value-type="float" office:value="7.89782585972614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324p881119</text:p>
          </table:table-cell>
          <table:table-cell table:formula="of:=1/([.D108]*0.7+[.E108]/100*0.3)" office:value-type="float" office:value="2.46388535221898">
            <text:p>2.46</text:p>
          </table:table-cell>
          <table:table-cell office:value-type="float" office:value="1311.14132085786">
            <text:p>1311</text:p>
          </table:table-cell>
          <table:table-cell table:formula="of:=(ABS([.C108]-[.$O$2]))/[.C108]" office:value-type="float" office:value="0.44911915273699">
            <text:p>0.449</text:p>
          </table:table-cell>
          <table:table-cell office:value-type="float" office:value="30.4932111277335">
            <text:p>30.49</text:p>
          </table:table-cell>
          <table:table-cell office:value-type="float" office:value="18.1741329479769">
            <text:p>18.17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26p879862</text:p>
          </table:table-cell>
          <table:table-cell table:formula="of:=1/([.D109]*0.7+[.E109]/100*0.3)" office:value-type="float" office:value="2.83578506657254">
            <text:p>2.84</text:p>
          </table:table-cell>
          <table:table-cell office:value-type="float" office:value="1498.23049187547">
            <text:p>1498</text:p>
          </table:table-cell>
          <table:table-cell table:formula="of:=(ABS([.C109]-[.$O$2]))/[.C109]" office:value-type="float" office:value="0.26816268278027">
            <text:p>0.268</text:p>
          </table:table-cell>
          <table:table-cell office:value-type="float" office:value="54.9740521175488">
            <text:p>54.97</text:p>
          </table:table-cell>
          <table:table-cell office:value-type="float" office:value="7.90675611929346">
            <text:p>7.91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305p880761</text:p>
          </table:table-cell>
          <table:table-cell table:formula="of:=1/([.D110]*0.7+[.E110]/100*0.3)" office:value-type="float" office:value="3.4510392510414">
            <text:p>3.45</text:p>
          </table:table-cell>
          <table:table-cell office:value-type="float" office:value="1521.80313939623">
            <text:p>1522</text:p>
          </table:table-cell>
          <table:table-cell table:formula="of:=(ABS([.C110]-[.$O$2]))/[.C110]" office:value-type="float" office:value="0.248518912080716">
            <text:p>0.249</text:p>
          </table:table-cell>
          <table:table-cell office:value-type="float" office:value="38.60151554132">
            <text:p>38.60</text:p>
          </table:table-cell>
          <table:table-cell office:value-type="float" office:value="7.92876985166938">
            <text:p>7.93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02p879395</text:p>
          </table:table-cell>
          <table:table-cell table:formula="of:=1/([.D111]*0.7+[.E111]/100*0.3)" office:value-type="float" office:value="2.75458297469493">
            <text:p>2.75</text:p>
          </table:table-cell>
          <table:table-cell office:value-type="float" office:value="1344.41507427045">
            <text:p>1344</text:p>
          </table:table-cell>
          <table:table-cell table:formula="of:=(ABS([.C111]-[.$O$2]))/[.C111]" office:value-type="float" office:value="0.413254013855088">
            <text:p>0.413</text:p>
          </table:table-cell>
          <table:table-cell office:value-type="float" office:value="24.5845163392113">
            <text:p>24.58</text:p>
          </table:table-cell>
          <table:table-cell office:value-type="float" office:value="7.8974735297201">
            <text:p>7.90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20p879741</text:p>
          </table:table-cell>
          <table:table-cell table:formula="of:=1/([.D112]*0.7+[.E112]/100*0.3)" office:value-type="float" office:value="3.77178293021361">
            <text:p>3.77</text:p>
          </table:table-cell>
          <table:table-cell office:value-type="float" office:value="1527.95367110378">
            <text:p>1528</text:p>
          </table:table-cell>
          <table:table-cell table:formula="of:=(ABS([.C112]-[.$O$2]))/[.C112]" office:value-type="float" office:value="0.24349320004412">
            <text:p>0.243</text:p>
          </table:table-cell>
          <table:table-cell office:value-type="float" office:value="31.5604547171123">
            <text:p>31.56</text:p>
          </table:table-cell>
          <table:table-cell office:value-type="float" office:value="7.88797742828779">
            <text:p>7.89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  <table:table-row table:style-name="ro1">
          <table:table-cell office:value-type="string">
            <text:p>20230925T213247p880317</text:p>
          </table:table-cell>
          <table:table-cell table:formula="of:=1/([.D113]*0.7+[.E113]/100*0.3)" office:value-type="float" office:value="6.79161577878415">
            <text:p>6.79</text:p>
          </table:table-cell>
          <table:table-cell office:value-type="float" office:value="1872.36408849986">
            <text:p>1872</text:p>
          </table:table-cell>
          <table:table-cell table:formula="of:=(ABS([.C113]-[.$O$2]))/[.C113]" office:value-type="float" office:value="0.0147599025584185">
            <text:p>0.015</text:p>
          </table:table-cell>
          <table:table-cell office:value-type="float" office:value="45.6361450799518">
            <text:p>45.64</text:p>
          </table:table-cell>
          <table:table-cell office:value-type="float" office:value="7.87892447193249">
            <text:p>7.88</text:p>
          </table:table-cell>
          <table:table-cell office:value-type="float" office:value="337683.647928071">
            <text:p>337684</text:p>
          </table:table-cell>
          <table:table-cell office:value-type="float" office:value="18.7745680709">
            <text:p>18.77</text:p>
          </table:table-cell>
          <table:table-cell office:value-type="float" office:value="0.2252215906">
            <text:p>0.225</text:p>
          </table:table-cell>
          <table:table-cell office:value-type="float" office:value="2.6864446277">
            <text:p>2.69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hu" fo:country="H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20" number:min-integer-digits="1"/>
    </number:number-style>
    <number:number-style style:name="N110">
      <number:number number:decimal-places="19" number:min-integer-digits="1"/>
    </number:number-style>
    <number:number-style style:name="N111">
      <number:number number:decimal-places="18" number:min-integer-digits="1"/>
    </number:number-style>
    <number:number-style style:name="N112">
      <number:number number:decimal-places="17" number:min-integer-digits="1"/>
    </number:number-style>
    <number:number-style style:name="N113">
      <number:number number:decimal-places="16" number:min-integer-digits="1"/>
    </number:number-style>
    <number:number-style style:name="N114">
      <number:number number:decimal-places="15" number:min-integer-digits="1"/>
    </number:number-style>
    <number:number-style style:name="N115">
      <number:number number:decimal-places="14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5">25/10/2023</text:date>, <text:time>04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bó Taddeus</meta:initial-creator>
    <meta:creation-date>2023-08-14T21:07:58</meta:creation-date>
    <dc:date>2023-10-25T04:16:57.33</dc:date>
    <meta:editing-duration>P20DT21H32M21S</meta:editing-duration>
    <meta:editing-cycles>20</meta:editing-cycles>
    <meta:generator>OpenOffice/4.1.14$Win32 OpenOffice.org_project/4114m1$Build-9811</meta:generator>
    <meta:document-statistic meta:table-count="7" meta:cell-count="21899" meta:object-count="0"/>
  </office:meta>
</office:document-meta>
</file>